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101.14pt"/>
    </style:style>
    <style:style style:name="co4" style:family="table-column">
      <style:table-column-properties fo:break-before="auto" style:column-width="102.81pt"/>
    </style:style>
    <style:style style:name="co5" style:family="table-column">
      <style:table-column-properties fo:break-before="auto" style:column-width="110.15pt"/>
    </style:style>
    <style:style style:name="co6" style:family="table-column">
      <style:table-column-properties fo:break-before="auto" style:column-width="63.3pt"/>
    </style:style>
    <style:style style:name="co7" style:family="table-column">
      <style:table-column-properties fo:break-before="auto" style:column-width="95.44pt"/>
    </style:style>
    <style:style style:name="co8" style:family="table-column">
      <style:table-column-properties fo:break-before="auto" style:column-width="79.94pt"/>
    </style:style>
    <style:style style:name="co9" style:family="table-column">
      <style:table-column-properties fo:break-before="auto" style:column-width="115.7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ext-properties fo:color="#333333" style:text-position="" style:font-name="Ubuntu" fo:font-size="6.30000019073486pt" fo:language="none" fo:country="none" style:font-name-asian="Ubuntu" style:font-size-asian="6.30000019073486pt" style:language-asian="none" style:country-asian="none" style:font-name-complex="Ubuntu" style:font-size-complex="6.30000019073486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4"/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fo:color="#333333" style:font-name="Ubuntu" fo:font-size="6.30000019073486pt" fo:language="none" fo:country="none" style:font-name-asian="Ubuntu" style:font-size-asian="6.30000019073486pt" style:language-asian="none" style:country-asian="none" style:font-name-complex="Ubuntu" style:font-size-complex="6.30000019073486pt" style:language-complex="none" style:country-complex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BC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AES-CBC-128</text:p>
          </table:table-cell>
          <table:table-cell office:value-type="string" calcext:value-type="string">
            <text:p>AES-CBC-192</text:p>
          </table:table-cell>
          <table:table-cell office:value-type="string" calcext:value-type="string">
            <text:p>AES-CBC-256</text:p>
          </table:table-cell>
          <table:table-cell table:number-columns-repeated="3"/>
          <table:table-cell office:value-type="string" calcext:value-type="string">
            <text:p>CYCLES-128</text:p>
          </table:table-cell>
          <table:table-cell office:value-type="string" calcext:value-type="string">
            <text:p>CYCLES-192</text:p>
          </table:table-cell>
          <table:table-cell office:value-type="string" calcext:value-type="string">
            <text:p>CYCLES-256</text:p>
          </table:table-cell>
          <table:table-cell table:number-columns-repeated="2"/>
          <table:table-cell office:value-type="string" calcext:value-type="string">
            <text:p>TIME-128</text:p>
          </table:table-cell>
          <table:table-cell office:value-type="string" calcext:value-type="string">
            <text:p>TIME-192</text:p>
          </table:table-cell>
          <table:table-cell office:value-type="string" calcext:value-type="string">
            <text:p>TIME-256</text:p>
          </table:table-cell>
          <table:table-cell table:number-columns-repeated="2"/>
          <table:table-cell office:value-type="string" calcext:value-type="string">
            <text:p>CYCLES-DECRYPT-128</text:p>
          </table:table-cell>
          <table:table-cell office:value-type="string" calcext:value-type="string">
            <text:p>CYCLES-DECRYPT-192</text:p>
          </table:table-cell>
          <table:table-cell table:style-name="ce1" office:value-type="string" calcext:value-type="string">
            <text:p>DECRYPT256</text:p>
          </table:table-cell>
          <table:table-cell table:number-columns-repeated="2"/>
          <table:table-cell office:value-type="string" calcext:value-type="string">
            <text:p>128-CPB</text:p>
          </table:table-cell>
          <table:table-cell office:value-type="string" calcext:value-type="string">
            <text:p>194-ENC-CPB</text:p>
          </table:table-cell>
          <table:table-cell office:value-type="string" calcext:value-type="string">
            <text:p>256-ENC-CPB</text:p>
          </table:table-cell>
          <table:table-cell/>
          <table:table-cell office:value-type="string" calcext:value-type="string">
            <text:p>128-DEC-CPB</text:p>
          </table:table-cell>
          <table:table-cell office:value-type="string" calcext:value-type="string">
            <text:p>194-Dec-CPB</text:p>
          </table:table-cell>
          <table:table-cell office:value-type="string" calcext:value-type="string">
            <text:p>256-DEC-CPB</text:p>
          </table:table-cell>
        </table:table-row>
        <table:table-row table:style-name="ro2">
          <table:table-cell table:formula="of:=512*1024" office:value-type="float" office:value="524288" calcext:value-type="float">
            <text:p>524288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1398" calcext:value-type="float">
            <text:p>0.001398</text:p>
          </table:table-cell>
          <table:table-cell table:number-columns-repeated="3"/>
          <table:table-cell office:value-type="float" office:value="2615715.966667" calcext:value-type="float">
            <text:p>2615715.966667</text:p>
          </table:table-cell>
          <table:table-cell office:value-type="float" office:value="3155264.533333" calcext:value-type="float">
            <text:p>3155264.533333</text:p>
          </table:table-cell>
          <table:table-cell office:value-type="float" office:value="2935308.3" calcext:value-type="float">
            <text:p>2935308.3</text:p>
          </table:table-cell>
          <table:table-cell table:number-columns-repeated="2"/>
          <table:table-cell table:formula="of:=[.H2]/3400000000" office:value-type="float" office:value="0.000769328225490294" calcext:value-type="float">
            <text:p>0.0007693282</text:p>
          </table:table-cell>
          <table:table-cell table:formula="of:=[.I2]/3400000000" office:value-type="float" office:value="0.000928018980392059" calcext:value-type="float">
            <text:p>0.000928019</text:p>
          </table:table-cell>
          <table:table-cell table:formula="of:=[.J2]/3400000000" office:value-type="float" office:value="0.000863325970588235" calcext:value-type="float">
            <text:p>0.000863326</text:p>
          </table:table-cell>
          <table:table-cell table:number-columns-repeated="2"/>
          <table:table-cell office:value-type="float" office:value="630605.066667" calcext:value-type="float">
            <text:p>630605.066667</text:p>
          </table:table-cell>
          <table:table-cell office:value-type="float" office:value="969877.666667" calcext:value-type="float">
            <text:p>969877.666667</text:p>
          </table:table-cell>
          <table:table-cell office:value-type="float" office:value="535837.466667" calcext:value-type="float">
            <text:p>535837.466667</text:p>
          </table:table-cell>
          <table:table-cell table:number-columns-repeated="2"/>
          <table:table-cell table:formula="of:=[.H2]/[.A2]" office:value-type="float" office:value="4.98908227284813" calcext:value-type="float">
            <text:p>4.9890822728</text:p>
          </table:table-cell>
          <table:table-cell table:formula="of:=[.I2]/[.A2]" office:value-type="float" office:value="6.01818949381447" calcext:value-type="float">
            <text:p>6.0181894938</text:p>
          </table:table-cell>
          <table:table-cell table:formula="of:=[.J2]/[.A2]" office:value-type="float" office:value="5.59865627288818" calcext:value-type="float">
            <text:p>5.5986562729</text:p>
          </table:table-cell>
          <table:table-cell/>
          <table:table-cell table:formula="of:=[.R2]/[.A2]" office:value-type="float" office:value="1.20278371175194" calcext:value-type="float">
            <text:p>1.2027837118</text:p>
          </table:table-cell>
          <table:table-cell table:formula="of:=[.S2]/[.A2]" office:value-type="float" office:value="1.84989484151268" calcext:value-type="float">
            <text:p>1.8498948415</text:p>
          </table:table-cell>
          <table:table-cell table:formula="of:=[.T2]/[.A2]" office:value-type="float" office:value="1.02202885945702" calcext:value-type="float">
            <text:p>1.0220288595</text:p>
          </table:table-cell>
        </table:table-row>
        <table:table-row table:style-name="ro2">
          <table:table-cell table:formula="of:=[.A2]+524288" office:value-type="float" office:value="1048576" calcext:value-type="float">
            <text:p>1048576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345" calcext:value-type="float">
            <text:p>0.001345</text:p>
          </table:table-cell>
          <table:table-cell table:number-columns-repeated="3"/>
          <table:table-cell office:value-type="float" office:value="2460280.3" calcext:value-type="float">
            <text:p>2460280.3</text:p>
          </table:table-cell>
          <table:table-cell office:value-type="float" office:value="2862119.466667" calcext:value-type="float">
            <text:p>2862119.466667</text:p>
          </table:table-cell>
          <table:table-cell office:value-type="float" office:value="3326026.966667" calcext:value-type="float">
            <text:p>3326026.966667</text:p>
          </table:table-cell>
          <table:table-cell table:number-columns-repeated="2"/>
          <table:table-cell table:formula="of:=[.H3]/3400000000" office:value-type="float" office:value="0.000723611852941176" calcext:value-type="float">
            <text:p>0.0007236119</text:p>
          </table:table-cell>
          <table:table-cell table:formula="of:=[.I3]/3400000000" office:value-type="float" office:value="0.000841799843137353" calcext:value-type="float">
            <text:p>0.0008417998</text:p>
          </table:table-cell>
          <table:table-cell table:formula="of:=[.J3]/3400000000" office:value-type="float" office:value="0.000978243225490294" calcext:value-type="float">
            <text:p>0.0009782432</text:p>
          </table:table-cell>
          <table:table-cell table:number-columns-repeated="2"/>
          <table:table-cell office:value-type="float" office:value="742810.4" calcext:value-type="float">
            <text:p>742810.4</text:p>
          </table:table-cell>
          <table:table-cell office:value-type="float" office:value="748338.9" calcext:value-type="float">
            <text:p>748338.9</text:p>
          </table:table-cell>
          <table:table-cell office:value-type="float" office:value="923270.633333" calcext:value-type="float">
            <text:p>923270.633333</text:p>
          </table:table-cell>
          <table:table-cell table:number-columns-repeated="2"/>
          <table:table-cell table:formula="of:=[.H3]/[.A3]" office:value-type="float" office:value="2.34630613327026" calcext:value-type="float">
            <text:p>2.3463061333</text:p>
          </table:table-cell>
          <table:table-cell table:formula="of:=[.I3]/[.A3]" office:value-type="float" office:value="2.72952982584667" calcext:value-type="float">
            <text:p>2.7295298258</text:p>
          </table:table-cell>
          <table:table-cell table:formula="of:=[.J3]/[.A3]" office:value-type="float" office:value="3.1719464937849" calcext:value-type="float">
            <text:p>3.1719464938</text:p>
          </table:table-cell>
          <table:table-cell/>
          <table:table-cell table:formula="of:=[.R3]/[.A3]" office:value-type="float" office:value="0.708399200439453" calcext:value-type="float">
            <text:p>0.7083992004</text:p>
          </table:table-cell>
          <table:table-cell table:formula="of:=[.S3]/[.A3]" office:value-type="float" office:value="0.713671588897705" calcext:value-type="float">
            <text:p>0.7136715889</text:p>
          </table:table-cell>
          <table:table-cell table:formula="of:=[.T3]/[.A3]" office:value-type="float" office:value="0.880499490101814" calcext:value-type="float">
            <text:p>0.8804994901</text:p>
          </table:table-cell>
        </table:table-row>
        <table:table-row table:style-name="ro2">
          <table:table-cell table:formula="of:=[.A3]+524288" office:value-type="float" office:value="1572864" calcext:value-type="float">
            <text:p>1572864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0.001851" calcext:value-type="float">
            <text:p>0.001851</text:p>
          </table:table-cell>
          <table:table-cell table:number-columns-repeated="3"/>
          <table:table-cell office:value-type="float" office:value="3744253.966667" calcext:value-type="float">
            <text:p>3744253.966667</text:p>
          </table:table-cell>
          <table:table-cell office:value-type="float" office:value="4320420.366667" calcext:value-type="float">
            <text:p>4320420.366667</text:p>
          </table:table-cell>
          <table:table-cell office:value-type="float" office:value="4934163.466667" calcext:value-type="float">
            <text:p>4934163.466667</text:p>
          </table:table-cell>
          <table:table-cell table:number-columns-repeated="2"/>
          <table:table-cell table:formula="of:=[.H4]/3400000000" office:value-type="float" office:value="0.00110125116666676" calcext:value-type="float">
            <text:p>0.0011012512</text:p>
          </table:table-cell>
          <table:table-cell table:formula="of:=[.I4]/3400000000" office:value-type="float" office:value="0.00127071187254912" calcext:value-type="float">
            <text:p>0.0012707119</text:p>
          </table:table-cell>
          <table:table-cell table:formula="of:=[.J4]/3400000000" office:value-type="float" office:value="0.00145122454901971" calcext:value-type="float">
            <text:p>0.0014512245</text:p>
          </table:table-cell>
          <table:table-cell table:number-columns-repeated="2"/>
          <table:table-cell office:value-type="float" office:value="964588.166667" calcext:value-type="float">
            <text:p>964588.166667</text:p>
          </table:table-cell>
          <table:table-cell office:value-type="float" office:value="1115771.2" calcext:value-type="float">
            <text:p>1115771.2</text:p>
          </table:table-cell>
          <table:table-cell office:value-type="float" office:value="1261640.033333" calcext:value-type="float">
            <text:p>1261640.033333</text:p>
          </table:table-cell>
          <table:table-cell table:number-columns-repeated="2"/>
          <table:table-cell table:formula="of:=[.H4]/[.A4]" office:value-type="float" office:value="2.38053256140836" calcext:value-type="float">
            <text:p>2.3805325614</text:p>
          </table:table-cell>
          <table:table-cell table:formula="of:=[.I4]/[.A4]" office:value-type="float" office:value="2.74684929317919" calcext:value-type="float">
            <text:p>2.7468492932</text:p>
          </table:table-cell>
          <table:table-cell table:formula="of:=[.J4]/[.A4]" office:value-type="float" office:value="3.1370566474069" calcext:value-type="float">
            <text:p>3.1370566474</text:p>
          </table:table-cell>
          <table:table-cell/>
          <table:table-cell table:formula="of:=[.R4]/[.A4]" office:value-type="float" office:value="0.613268640306473" calcext:value-type="float">
            <text:p>0.6132686403</text:p>
          </table:table-cell>
          <table:table-cell table:formula="of:=[.S4]/[.A4]" office:value-type="float" office:value="0.709388224283854" calcext:value-type="float">
            <text:p>0.7093882243</text:p>
          </table:table-cell>
          <table:table-cell table:formula="of:=[.T4]/[.A4]" office:value-type="float" office:value="0.802129130893071" calcext:value-type="float">
            <text:p>0.8021291309</text:p>
          </table:table-cell>
        </table:table-row>
        <table:table-row table:style-name="ro2">
          <table:table-cell table:formula="of:=[.A4]+524288" office:value-type="float" office:value="2097152" calcext:value-type="float">
            <text:p>2097152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2347" calcext:value-type="float">
            <text:p>0.002347</text:p>
          </table:table-cell>
          <table:table-cell table:number-columns-repeated="3"/>
          <table:table-cell office:value-type="float" office:value="4870761.133333" calcext:value-type="float">
            <text:p>4870761.133333</text:p>
          </table:table-cell>
          <table:table-cell office:value-type="float" office:value="5824616.5" calcext:value-type="float">
            <text:p>5824616.5</text:p>
          </table:table-cell>
          <table:table-cell office:value-type="float" office:value="6676215.133333" calcext:value-type="float">
            <text:p>6676215.133333</text:p>
          </table:table-cell>
          <table:table-cell table:number-columns-repeated="2"/>
          <table:table-cell table:formula="of:=[.H5]/3400000000" office:value-type="float" office:value="0.00143257680392147" calcext:value-type="float">
            <text:p>0.0014325768</text:p>
          </table:table-cell>
          <table:table-cell table:formula="of:=[.I5]/3400000000" office:value-type="float" office:value="0.0017131225" calcext:value-type="float">
            <text:p>0.0017131225</text:p>
          </table:table-cell>
          <table:table-cell table:formula="of:=[.J5]/3400000000" office:value-type="float" office:value="0.00196359268627441" calcext:value-type="float">
            <text:p>0.0019635927</text:p>
          </table:table-cell>
          <table:table-cell table:number-columns-repeated="2"/>
          <table:table-cell office:value-type="float" office:value="1296972.7" calcext:value-type="float">
            <text:p>1296972.7</text:p>
          </table:table-cell>
          <table:table-cell office:value-type="float" office:value="1481363.8" calcext:value-type="float">
            <text:p>1481363.8</text:p>
          </table:table-cell>
          <table:table-cell office:value-type="float" office:value="1698196.633333" calcext:value-type="float">
            <text:p>1698196.633333</text:p>
          </table:table-cell>
          <table:table-cell table:number-columns-repeated="2"/>
          <table:table-cell table:formula="of:=[.H5]/[.A5]" office:value-type="float" office:value="2.32255989710474" calcext:value-type="float">
            <text:p>2.3225598971</text:p>
          </table:table-cell>
          <table:table-cell table:formula="of:=[.I5]/[.A5]" office:value-type="float" office:value="2.77739357948303" calcext:value-type="float">
            <text:p>2.7773935795</text:p>
          </table:table-cell>
          <table:table-cell table:formula="of:=[.J5]/[.A5]" office:value-type="float" office:value="3.18346745173121" calcext:value-type="float">
            <text:p>3.1834674517</text:p>
          </table:table-cell>
          <table:table-cell/>
          <table:table-cell table:formula="of:=[.R5]/[.A5]" office:value-type="float" office:value="0.618444776535034" calcext:value-type="float">
            <text:p>0.6184447765</text:p>
          </table:table-cell>
          <table:table-cell table:formula="of:=[.S5]/[.A5]" office:value-type="float" office:value="0.706369304656982" calcext:value-type="float">
            <text:p>0.7063693047</text:p>
          </table:table-cell>
          <table:table-cell table:formula="of:=[.T5]/[.A5]" office:value-type="float" office:value="0.809763256708622" calcext:value-type="float">
            <text:p>0.8097632567</text:p>
          </table:table-cell>
        </table:table-row>
        <table:table-row table:style-name="ro2">
          <table:table-cell table:formula="of:=[.A5]+524288" office:value-type="float" office:value="2621440" calcext:value-type="float">
            <text:p>2621440</text:p>
          </table:table-cell>
          <table:table-cell office:value-type="float" office:value="0.002274" calcext:value-type="float">
            <text:p>0.002274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.002985" calcext:value-type="float">
            <text:p>0.002985</text:p>
          </table:table-cell>
          <table:table-cell table:number-columns-repeated="3"/>
          <table:table-cell office:value-type="float" office:value="6073439.9" calcext:value-type="float">
            <text:p>6073439.9</text:p>
          </table:table-cell>
          <table:table-cell office:value-type="float" office:value="7132090.233333" calcext:value-type="float">
            <text:p>7132090.233333</text:p>
          </table:table-cell>
          <table:table-cell office:value-type="float" office:value="8255849.133333" calcext:value-type="float">
            <text:p>8255849.133333</text:p>
          </table:table-cell>
          <table:table-cell table:number-columns-repeated="2"/>
          <table:table-cell table:formula="of:=[.H6]/3400000000" office:value-type="float" office:value="0.00178630585294118" calcext:value-type="float">
            <text:p>0.0017863059</text:p>
          </table:table-cell>
          <table:table-cell table:formula="of:=[.I6]/3400000000" office:value-type="float" office:value="0.00209767359803912" calcext:value-type="float">
            <text:p>0.0020976736</text:p>
          </table:table-cell>
          <table:table-cell table:formula="of:=[.J6]/3400000000" office:value-type="float" office:value="0.00242819092156853" calcext:value-type="float">
            <text:p>0.0024281909</text:p>
          </table:table-cell>
          <table:table-cell table:number-columns-repeated="2"/>
          <table:table-cell office:value-type="float" office:value="1570972.7" calcext:value-type="float">
            <text:p>1570972.7</text:p>
          </table:table-cell>
          <table:table-cell office:value-type="float" office:value="1777632.433333" calcext:value-type="float">
            <text:p>1777632.433333</text:p>
          </table:table-cell>
          <table:table-cell office:value-type="float" office:value="2078172.4" calcext:value-type="float">
            <text:p>2078172.4</text:p>
          </table:table-cell>
          <table:table-cell table:number-columns-repeated="2"/>
          <table:table-cell table:formula="of:=[.H6]/[.A6]" office:value-type="float" office:value="2.31683345794678" calcext:value-type="float">
            <text:p>2.3168334579</text:p>
          </table:table-cell>
          <table:table-cell table:formula="of:=[.I6]/[.A6]" office:value-type="float" office:value="2.72067651112862" calcext:value-type="float">
            <text:p>2.7206765111</text:p>
          </table:table-cell>
          <table:table-cell table:formula="of:=[.J6]/[.A6]" office:value-type="float" office:value="3.14935651143379" calcext:value-type="float">
            <text:p>3.1493565114</text:p>
          </table:table-cell>
          <table:table-cell/>
          <table:table-cell table:formula="of:=[.R6]/[.A6]" office:value-type="float" office:value="0.599278526306152" calcext:value-type="float">
            <text:p>0.5992785263</text:p>
          </table:table-cell>
          <table:table-cell table:formula="of:=[.S6]/[.A6]" office:value-type="float" office:value="0.678112958272171" calcext:value-type="float">
            <text:p>0.6781129583</text:p>
          </table:table-cell>
          <table:table-cell table:formula="of:=[.T6]/[.A6]" office:value-type="float" office:value="0.792759857177734" calcext:value-type="float">
            <text:p>0.7927598572</text:p>
          </table:table-cell>
        </table:table-row>
        <table:table-row table:style-name="ro2">
          <table:table-cell table:formula="of:=[.A6]+524288" office:value-type="float" office:value="3145728" calcext:value-type="float">
            <text:p>3145728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03589" calcext:value-type="float">
            <text:p>0.003589</text:p>
          </table:table-cell>
          <table:table-cell table:number-columns-repeated="3"/>
          <table:table-cell office:value-type="float" office:value="7312001.766667" calcext:value-type="float">
            <text:p>7312001.766667</text:p>
          </table:table-cell>
          <table:table-cell office:value-type="float" office:value="8443169.433333" calcext:value-type="float">
            <text:p>8443169.433333</text:p>
          </table:table-cell>
          <table:table-cell office:value-type="float" office:value="9872526.833333" calcext:value-type="float">
            <text:p>9872526.833333</text:p>
          </table:table-cell>
          <table:table-cell table:number-columns-repeated="2"/>
          <table:table-cell table:formula="of:=[.H7]/3400000000" office:value-type="float" office:value="0.00215058875490206" calcext:value-type="float">
            <text:p>0.0021505888</text:p>
          </table:table-cell>
          <table:table-cell table:formula="of:=[.I7]/3400000000" office:value-type="float" office:value="0.00248328512745088" calcext:value-type="float">
            <text:p>0.0024832851</text:p>
          </table:table-cell>
          <table:table-cell table:formula="of:=[.J7]/3400000000" office:value-type="float" office:value="0.002903684362745" calcext:value-type="float">
            <text:p>0.0029036844</text:p>
          </table:table-cell>
          <table:table-cell table:number-columns-repeated="2"/>
          <table:table-cell office:value-type="float" office:value="1978636.166667" calcext:value-type="float">
            <text:p>1978636.166667</text:p>
          </table:table-cell>
          <table:table-cell office:value-type="float" office:value="2160288.533333" calcext:value-type="float">
            <text:p>2160288.533333</text:p>
          </table:table-cell>
          <table:table-cell office:value-type="float" office:value="2515143.1" calcext:value-type="float">
            <text:p>2515143.1</text:p>
          </table:table-cell>
          <table:table-cell table:number-columns-repeated="2"/>
          <table:table-cell table:formula="of:=[.H7]/[.A7]" office:value-type="float" office:value="2.32442276212915" calcext:value-type="float">
            <text:p>2.3244227621</text:p>
          </table:table-cell>
          <table:table-cell table:formula="of:=[.I7]/[.A7]" office:value-type="float" office:value="2.684011279212" calcext:value-type="float">
            <text:p>2.6840112792</text:p>
          </table:table-cell>
          <table:table-cell table:formula="of:=[.J7]/[.A7]" office:value-type="float" office:value="3.1383917596604" calcext:value-type="float">
            <text:p>3.1383917597</text:p>
          </table:table-cell>
          <table:table-cell/>
          <table:table-cell table:formula="of:=[.R7]/[.A7]" office:value-type="float" office:value="0.628991497887611" calcext:value-type="float">
            <text:p>0.6289914979</text:p>
          </table:table-cell>
          <table:table-cell table:formula="of:=[.S7]/[.A7]" office:value-type="float" office:value="0.68673723008887" calcext:value-type="float">
            <text:p>0.6867372301</text:p>
          </table:table-cell>
          <table:table-cell table:formula="of:=[.T7]/[.A7]" office:value-type="float" office:value="0.799542458852132" calcext:value-type="float">
            <text:p>0.7995424589</text:p>
          </table:table-cell>
        </table:table-row>
        <table:table-row table:style-name="ro2">
          <table:table-cell table:formula="of:=[.A7]+524288" office:value-type="float" office:value="3670016" calcext:value-type="float">
            <text:p>3670016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4194" calcext:value-type="float">
            <text:p>0.004194</text:p>
          </table:table-cell>
          <table:table-cell table:number-columns-repeated="3"/>
          <table:table-cell office:value-type="float" office:value="8499808.266667" calcext:value-type="float">
            <text:p>8499808.266667</text:p>
          </table:table-cell>
          <table:table-cell office:value-type="float" office:value="9884020.1" calcext:value-type="float">
            <text:p>9884020.1</text:p>
          </table:table-cell>
          <table:table-cell office:value-type="float" office:value="11554357.466667" calcext:value-type="float">
            <text:p>11554357.466667</text:p>
          </table:table-cell>
          <table:table-cell table:number-columns-repeated="2"/>
          <table:table-cell table:formula="of:=[.H8]/3400000000" office:value-type="float" office:value="0.00249994360784323" calcext:value-type="float">
            <text:p>0.0024999436</text:p>
          </table:table-cell>
          <table:table-cell table:formula="of:=[.I8]/3400000000" office:value-type="float" office:value="0.00290706473529412" calcext:value-type="float">
            <text:p>0.0029070647</text:p>
          </table:table-cell>
          <table:table-cell table:formula="of:=[.J8]/3400000000" office:value-type="float" office:value="0.00339834043137265" calcext:value-type="float">
            <text:p>0.0033983404</text:p>
          </table:table-cell>
          <table:table-cell table:number-columns-repeated="2"/>
          <table:table-cell office:value-type="float" office:value="2196562.933333" calcext:value-type="float">
            <text:p>2196562.933333</text:p>
          </table:table-cell>
          <table:table-cell office:value-type="float" office:value="2549482.066667" calcext:value-type="float">
            <text:p>2549482.066667</text:p>
          </table:table-cell>
          <table:table-cell office:value-type="float" office:value="2914128.933333" calcext:value-type="float">
            <text:p>2914128.933333</text:p>
          </table:table-cell>
          <table:table-cell table:number-columns-repeated="2"/>
          <table:table-cell table:formula="of:=[.H8]/[.A8]" office:value-type="float" office:value="2.31601395379938" calcext:value-type="float">
            <text:p>2.3160139538</text:p>
          </table:table-cell>
          <table:table-cell table:formula="of:=[.I8]/[.A8]" office:value-type="float" office:value="2.69318174634661" calcext:value-type="float">
            <text:p>2.6931817463</text:p>
          </table:table-cell>
          <table:table-cell table:formula="of:=[.J8]/[.A8]" office:value-type="float" office:value="3.14831255958203" calcext:value-type="float">
            <text:p>3.1483125596</text:p>
          </table:table-cell>
          <table:table-cell/>
          <table:table-cell table:formula="of:=[.R8]/[.A8]" office:value-type="float" office:value="0.59851590111133" calcext:value-type="float">
            <text:p>0.5985159011</text:p>
          </table:table-cell>
          <table:table-cell table:formula="of:=[.S8]/[.A8]" office:value-type="float" office:value="0.69467873346247" calcext:value-type="float">
            <text:p>0.6946787335</text:p>
          </table:table-cell>
          <table:table-cell table:formula="of:=[.T8]/[.A8]" office:value-type="float" office:value="0.794037119547435" calcext:value-type="float">
            <text:p>0.7940371195</text:p>
          </table:table-cell>
        </table:table-row>
        <table:table-row table:style-name="ro2">
          <table:table-cell table:formula="of:=[.A8]+524288" office:value-type="float" office:value="4194304" calcext:value-type="float">
            <text:p>4194304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4117" calcext:value-type="float">
            <text:p>0.004117</text:p>
          </table:table-cell>
          <table:table-cell office:value-type="float" office:value="0.004695" calcext:value-type="float">
            <text:p>0.004695</text:p>
          </table:table-cell>
          <table:table-cell table:number-columns-repeated="3"/>
          <table:table-cell office:value-type="float" office:value="9718245.433333" calcext:value-type="float">
            <text:p>9718245.433333</text:p>
          </table:table-cell>
          <table:table-cell office:value-type="float" office:value="11298579.966667" calcext:value-type="float">
            <text:p>11298579.966667</text:p>
          </table:table-cell>
          <table:table-cell office:value-type="float" office:value="13109751.433333" calcext:value-type="float">
            <text:p>13109751.433333</text:p>
          </table:table-cell>
          <table:table-cell table:number-columns-repeated="2"/>
          <table:table-cell table:formula="of:=[.H9]/3400000000" office:value-type="float" office:value="0.00285830748039206" calcext:value-type="float">
            <text:p>0.0028583075</text:p>
          </table:table-cell>
          <table:table-cell table:formula="of:=[.I9]/3400000000" office:value-type="float" office:value="0.00332311175490206" calcext:value-type="float">
            <text:p>0.0033231118</text:p>
          </table:table-cell>
          <table:table-cell table:formula="of:=[.J9]/3400000000" office:value-type="float" office:value="0.00385580924509794" calcext:value-type="float">
            <text:p>0.0038558092</text:p>
          </table:table-cell>
          <table:table-cell table:number-columns-repeated="2"/>
          <table:table-cell office:value-type="float" office:value="2493214.766667" calcext:value-type="float">
            <text:p>2493214.766667</text:p>
          </table:table-cell>
          <table:table-cell office:value-type="float" office:value="2898505.1" calcext:value-type="float">
            <text:p>2898505.1</text:p>
          </table:table-cell>
          <table:table-cell office:value-type="float" office:value="3363340.866667" calcext:value-type="float">
            <text:p>3363340.866667</text:p>
          </table:table-cell>
          <table:table-cell table:number-columns-repeated="2"/>
          <table:table-cell table:formula="of:=[.H9]/[.A9]" office:value-type="float" office:value="2.3170102675755" calcext:value-type="float">
            <text:p>2.3170102676</text:p>
          </table:table-cell>
          <table:table-cell table:formula="of:=[.I9]/[.A9]" office:value-type="float" office:value="2.69379138151813" calcext:value-type="float">
            <text:p>2.6937913815</text:p>
          </table:table-cell>
          <table:table-cell table:formula="of:=[.J9]/[.A9]" office:value-type="float" office:value="3.12560830910993" calcext:value-type="float">
            <text:p>3.1256083091</text:p>
          </table:table-cell>
          <table:table-cell/>
          <table:table-cell table:formula="of:=[.R9]/[.A9]" office:value-type="float" office:value="0.59442872206378" calcext:value-type="float">
            <text:p>0.5944287221</text:p>
          </table:table-cell>
          <table:table-cell table:formula="of:=[.S9]/[.A9]" office:value-type="float" office:value="0.691057467460632" calcext:value-type="float">
            <text:p>0.6910574675</text:p>
          </table:table-cell>
          <table:table-cell table:formula="of:=[.T9]/[.A9]" office:value-type="float" office:value="0.801882950464964" calcext:value-type="float">
            <text:p>0.8018829505</text:p>
          </table:table-cell>
        </table:table-row>
        <table:table-row table:style-name="ro2">
          <table:table-cell table:formula="of:=[.A9]+524288" office:value-type="float" office:value="4718592" calcext:value-type="float">
            <text:p>4718592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4566" calcext:value-type="float">
            <text:p>0.004566</text:p>
          </table:table-cell>
          <table:table-cell office:value-type="float" office:value="0.005323" calcext:value-type="float">
            <text:p>0.005323</text:p>
          </table:table-cell>
          <table:table-cell table:number-columns-repeated="3"/>
          <table:table-cell office:value-type="float" office:value="10876065.3" calcext:value-type="float">
            <text:p>10876065.3</text:p>
          </table:table-cell>
          <table:table-cell office:value-type="float" office:value="12776005.433333" calcext:value-type="float">
            <text:p>12776005.433333</text:p>
          </table:table-cell>
          <table:table-cell office:value-type="float" office:value="14712734.833333" calcext:value-type="float">
            <text:p>14712734.833333</text:p>
          </table:table-cell>
          <table:table-cell table:number-columns-repeated="2"/>
          <table:table-cell table:formula="of:=[.H10]/3400000000" office:value-type="float" office:value="0.00319884273529412" calcext:value-type="float">
            <text:p>0.0031988427</text:p>
          </table:table-cell>
          <table:table-cell table:formula="of:=[.I10]/3400000000" office:value-type="float" office:value="0.00375764865686265" calcext:value-type="float">
            <text:p>0.0037576487</text:p>
          </table:table-cell>
          <table:table-cell table:formula="of:=[.J10]/3400000000" office:value-type="float" office:value="0.00432727495098029" calcext:value-type="float">
            <text:p>0.004327275</text:p>
          </table:table-cell>
          <table:table-cell table:number-columns-repeated="2"/>
          <table:table-cell office:value-type="float" office:value="2820845.866667" calcext:value-type="float">
            <text:p>2820845.866667</text:p>
          </table:table-cell>
          <table:table-cell office:value-type="float" office:value="3242676.466667" calcext:value-type="float">
            <text:p>3242676.466667</text:p>
          </table:table-cell>
          <table:table-cell office:value-type="float" office:value="3784984.766667" calcext:value-type="float">
            <text:p>3784984.766667</text:p>
          </table:table-cell>
          <table:table-cell table:number-columns-repeated="2"/>
          <table:table-cell table:formula="of:=[.H10]/[.A10]" office:value-type="float" office:value="2.30493869781494" calcext:value-type="float">
            <text:p>2.3049386978</text:p>
          </table:table-cell>
          <table:table-cell table:formula="of:=[.I10]/[.A10]" office:value-type="float" office:value="2.70758849956364" calcext:value-type="float">
            <text:p>2.7075884996</text:p>
          </table:table-cell>
          <table:table-cell table:formula="of:=[.J10]/[.A10]" office:value-type="float" office:value="3.1180349632545" calcext:value-type="float">
            <text:p>3.1180349633</text:p>
          </table:table-cell>
          <table:table-cell/>
          <table:table-cell table:formula="of:=[.R10]/[.A10]" office:value-type="float" office:value="0.597815167462455" calcext:value-type="float">
            <text:p>0.5978151675</text:p>
          </table:table-cell>
          <table:table-cell table:formula="of:=[.S10]/[.A10]" office:value-type="float" office:value="0.687212725038952" calcext:value-type="float">
            <text:p>0.687212725</text:p>
          </table:table-cell>
          <table:table-cell table:formula="of:=[.T10]/[.A10]" office:value-type="float" office:value="0.802142835546494" calcext:value-type="float">
            <text:p>0.8021428355</text:p>
          </table:table-cell>
        </table:table-row>
        <table:table-row table:style-name="ro2">
          <table:table-cell table:formula="of:=[.A10]+524288" office:value-type="float" office:value="5242880" calcext:value-type="float">
            <text:p>5242880</text:p>
          </table:table-cell>
          <table:table-cell office:value-type="float" office:value="0.004248" calcext:value-type="float">
            <text:p>0.004248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5937" calcext:value-type="float">
            <text:p>0.005937</text:p>
          </table:table-cell>
          <table:table-cell table:number-columns-repeated="3"/>
          <table:table-cell office:value-type="float" office:value="12104437.1" calcext:value-type="float">
            <text:p>12104437.1</text:p>
          </table:table-cell>
          <table:table-cell office:value-type="float" office:value="14132027.733333" calcext:value-type="float">
            <text:p>14132027.733333</text:p>
          </table:table-cell>
          <table:table-cell office:value-type="float" office:value="16358767.666667" calcext:value-type="float">
            <text:p>16358767.666667</text:p>
          </table:table-cell>
          <table:table-cell table:number-columns-repeated="2"/>
          <table:table-cell table:formula="of:=[.H11]/3400000000" office:value-type="float" office:value="0.00356012855882353" calcext:value-type="float">
            <text:p>0.0035601286</text:p>
          </table:table-cell>
          <table:table-cell table:formula="of:=[.I11]/3400000000" office:value-type="float" office:value="0.00415647874509794" calcext:value-type="float">
            <text:p>0.0041564787</text:p>
          </table:table-cell>
          <table:table-cell table:formula="of:=[.J11]/3400000000" office:value-type="float" office:value="0.00481140225490206" calcext:value-type="float">
            <text:p>0.0048114023</text:p>
          </table:table-cell>
          <table:table-cell table:number-columns-repeated="2"/>
          <table:table-cell office:value-type="float" office:value="3216728.7" calcext:value-type="float">
            <text:p>3216728.7</text:p>
          </table:table-cell>
          <table:table-cell office:value-type="float" office:value="3524231.6" calcext:value-type="float">
            <text:p>3524231.6</text:p>
          </table:table-cell>
          <table:table-cell office:value-type="float" office:value="4115446.566667" calcext:value-type="float">
            <text:p>4115446.566667</text:p>
          </table:table-cell>
          <table:table-cell table:number-columns-repeated="2"/>
          <table:table-cell table:formula="of:=[.H11]/[.A11]" office:value-type="float" office:value="2.30873815536499" calcext:value-type="float">
            <text:p>2.3087381554</text:p>
          </table:table-cell>
          <table:table-cell table:formula="of:=[.I11]/[.A11]" office:value-type="float" office:value="2.6954703776041" calcext:value-type="float">
            <text:p>2.6954703776</text:p>
          </table:table-cell>
          <table:table-cell table:formula="of:=[.J11]/[.A11]" office:value-type="float" office:value="3.12018731435146" calcext:value-type="float">
            <text:p>3.1201873144</text:p>
          </table:table-cell>
          <table:table-cell/>
          <table:table-cell table:formula="of:=[.R11]/[.A11]" office:value-type="float" office:value="0.613542308807373" calcext:value-type="float">
            <text:p>0.6135423088</text:p>
          </table:table-cell>
          <table:table-cell table:formula="of:=[.S11]/[.A11]" office:value-type="float" office:value="0.672193832397461" calcext:value-type="float">
            <text:p>0.6721938324</text:p>
          </table:table-cell>
          <table:table-cell table:formula="of:=[.T11]/[.A11]" office:value-type="float" office:value="0.78495913823452" calcext:value-type="float">
            <text:p>0.7849591382</text:p>
          </table:table-cell>
        </table:table-row>
        <table:table-row table:style-name="ro2">
          <table:table-cell table:formula="of:=[.A11]+524288" office:value-type="float" office:value="5767168" calcext:value-type="float">
            <text:p>5767168</text:p>
          </table:table-cell>
          <table:table-cell office:value-type="float" office:value="0.004665" calcext:value-type="float">
            <text:p>0.004665</text:p>
          </table:table-cell>
          <table:table-cell office:value-type="float" office:value="0.005547" calcext:value-type="float">
            <text:p>0.005547</text:p>
          </table:table-cell>
          <table:table-cell office:value-type="float" office:value="0.006621" calcext:value-type="float">
            <text:p>0.006621</text:p>
          </table:table-cell>
          <table:table-cell table:number-columns-repeated="3"/>
          <table:table-cell office:value-type="float" office:value="13300864.5" calcext:value-type="float">
            <text:p>13300864.5</text:p>
          </table:table-cell>
          <table:table-cell office:value-type="float" office:value="15618498.533333" calcext:value-type="float">
            <text:p>15618498.533333</text:p>
          </table:table-cell>
          <table:table-cell office:value-type="float" office:value="19279720.8" calcext:value-type="float">
            <text:p>19279720.8</text:p>
          </table:table-cell>
          <table:table-cell table:number-columns-repeated="2"/>
          <table:table-cell table:formula="of:=[.H12]/3400000000" office:value-type="float" office:value="0.00391201897058824" calcext:value-type="float">
            <text:p>0.003912019</text:p>
          </table:table-cell>
          <table:table-cell table:formula="of:=[.I12]/3400000000" office:value-type="float" office:value="0.00459367603921559" calcext:value-type="float">
            <text:p>0.004593676</text:p>
          </table:table-cell>
          <table:table-cell table:formula="of:=[.J12]/3400000000" office:value-type="float" office:value="0.00567050611764706" calcext:value-type="float">
            <text:p>0.0056705061</text:p>
          </table:table-cell>
          <table:table-cell table:number-columns-repeated="2"/>
          <table:table-cell office:value-type="float" office:value="3348072" calcext:value-type="float">
            <text:p>3348072</text:p>
          </table:table-cell>
          <table:table-cell office:value-type="float" office:value="3938829.3" calcext:value-type="float">
            <text:p>3938829.3</text:p>
          </table:table-cell>
          <table:table-cell office:value-type="float" office:value="4532028.366667" calcext:value-type="float">
            <text:p>4532028.366667</text:p>
          </table:table-cell>
          <table:table-cell table:number-columns-repeated="2"/>
          <table:table-cell table:formula="of:=[.H12]/[.A12]" office:value-type="float" office:value="2.30630779266357" calcext:value-type="float">
            <text:p>2.3063077927</text:p>
          </table:table-cell>
          <table:table-cell table:formula="of:=[.I12]/[.A12]" office:value-type="float" office:value="2.70817471128516" calcext:value-type="float">
            <text:p>2.7081747113</text:p>
          </table:table-cell>
          <table:table-cell table:formula="of:=[.J12]/[.A12]" office:value-type="float" office:value="3.34301355535334" calcext:value-type="float">
            <text:p>3.3430135554</text:p>
          </table:table-cell>
          <table:table-cell/>
          <table:table-cell table:formula="of:=[.R12]/[.A12]" office:value-type="float" office:value="0.580540050159801" calcext:value-type="float">
            <text:p>0.5805400502</text:p>
          </table:table-cell>
          <table:table-cell table:formula="of:=[.S12]/[.A12]" office:value-type="float" office:value="0.682974607294256" calcext:value-type="float">
            <text:p>0.6829746073</text:p>
          </table:table-cell>
          <table:table-cell table:formula="of:=[.T12]/[.A12]" office:value-type="float" office:value="0.785832555366343" calcext:value-type="float">
            <text:p>0.7858325554</text:p>
          </table:table-cell>
        </table:table-row>
        <table:table-row table:style-name="ro2">
          <table:table-cell table:formula="of:=[.A12]+524288" office:value-type="float" office:value="6291456" calcext:value-type="float">
            <text:p>6291456</text:p>
          </table:table-cell>
          <table:table-cell office:value-type="float" office:value="0.005102" calcext:value-type="float">
            <text:p>0.005102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7225" calcext:value-type="float">
            <text:p>0.007225</text:p>
          </table:table-cell>
          <table:table-cell table:number-columns-repeated="3"/>
          <table:table-cell office:value-type="float" office:value="14458996.966667" calcext:value-type="float">
            <text:p>14458996.966667</text:p>
          </table:table-cell>
          <table:table-cell office:value-type="float" office:value="16964673.833333" calcext:value-type="float">
            <text:p>16964673.833333</text:p>
          </table:table-cell>
          <table:table-cell office:value-type="float" office:value="20630313.533333" calcext:value-type="float">
            <text:p>20630313.533333</text:p>
          </table:table-cell>
          <table:table-cell table:number-columns-repeated="2"/>
          <table:table-cell table:formula="of:=[.H13]/3400000000" office:value-type="float" office:value="0.00425264616666677" calcext:value-type="float">
            <text:p>0.0042526462</text:p>
          </table:table-cell>
          <table:table-cell table:formula="of:=[.I13]/3400000000" office:value-type="float" office:value="0.00498960995098029" calcext:value-type="float">
            <text:p>0.00498961</text:p>
          </table:table-cell>
          <table:table-cell table:formula="of:=[.J13]/3400000000" office:value-type="float" office:value="0.00606773927450971" calcext:value-type="float">
            <text:p>0.0060677393</text:p>
          </table:table-cell>
          <table:table-cell table:number-columns-repeated="2"/>
          <table:table-cell office:value-type="float" office:value="3678777.7" calcext:value-type="float">
            <text:p>3678777.7</text:p>
          </table:table-cell>
          <table:table-cell office:value-type="float" office:value="4253672.466667" calcext:value-type="float">
            <text:p>4253672.466667</text:p>
          </table:table-cell>
          <table:table-cell office:value-type="float" office:value="4954053.433333" calcext:value-type="float">
            <text:p>4954053.433333</text:p>
          </table:table-cell>
          <table:table-cell table:number-columns-repeated="2"/>
          <table:table-cell table:formula="of:=[.H13]/[.A13]" office:value-type="float" office:value="2.29819567468437" calcext:value-type="float">
            <text:p>2.2981956747</text:p>
          </table:table-cell>
          <table:table-cell table:formula="of:=[.I13]/[.A13]" office:value-type="float" office:value="2.69646228684314" calcext:value-type="float">
            <text:p>2.6964622868</text:p>
          </table:table-cell>
          <table:table-cell table:formula="of:=[.J13]/[.A13]" office:value-type="float" office:value="3.27910002602466" calcext:value-type="float">
            <text:p>3.279100026</text:p>
          </table:table-cell>
          <table:table-cell/>
          <table:table-cell table:formula="of:=[.R13]/[.A13]" office:value-type="float" office:value="0.58472596804301" calcext:value-type="float">
            <text:p>0.584725968</text:p>
          </table:table-cell>
          <table:table-cell table:formula="of:=[.S13]/[.A13]" office:value-type="float" office:value="0.67610303031079" calcext:value-type="float">
            <text:p>0.6761030303</text:p>
          </table:table-cell>
          <table:table-cell table:formula="of:=[.T13]/[.A13]" office:value-type="float" office:value="0.787425586912314" calcext:value-type="float">
            <text:p>0.7874255869</text:p>
          </table:table-cell>
        </table:table-row>
        <table:table-row table:style-name="ro2">
          <table:table-cell table:formula="of:=[.A13]+524288" office:value-type="float" office:value="6815744" calcext:value-type="float">
            <text:p>6815744</text:p>
          </table:table-cell>
          <table:table-cell office:value-type="float" office:value="0.005686" calcext:value-type="float">
            <text:p>0.005686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7936" calcext:value-type="float">
            <text:p>0.007936</text:p>
          </table:table-cell>
          <table:table-cell table:number-columns-repeated="3"/>
          <table:table-cell office:value-type="float" office:value="15765983.9" calcext:value-type="float">
            <text:p>15765983.9</text:p>
          </table:table-cell>
          <table:table-cell office:value-type="float" office:value="18361223.066667" calcext:value-type="float">
            <text:p>18361223.066667</text:p>
          </table:table-cell>
          <table:table-cell office:value-type="float" office:value="21716605.333333" calcext:value-type="float">
            <text:p>21716605.333333</text:p>
          </table:table-cell>
          <table:table-cell table:number-columns-repeated="2"/>
          <table:table-cell table:formula="of:=[.H14]/3400000000" office:value-type="float" office:value="0.00463705408823529" calcext:value-type="float">
            <text:p>0.0046370541</text:p>
          </table:table-cell>
          <table:table-cell table:formula="of:=[.I14]/3400000000" office:value-type="float" office:value="0.0054003597254903" calcext:value-type="float">
            <text:p>0.0054003597</text:p>
          </table:table-cell>
          <table:table-cell table:formula="of:=[.J14]/3400000000" office:value-type="float" office:value="0.006387236862745" calcext:value-type="float">
            <text:p>0.0063872369</text:p>
          </table:table-cell>
          <table:table-cell table:number-columns-repeated="2"/>
          <table:table-cell office:value-type="float" office:value="3933485.633333" calcext:value-type="float">
            <text:p>3933485.633333</text:p>
          </table:table-cell>
          <table:table-cell office:value-type="float" office:value="4613715.766667" calcext:value-type="float">
            <text:p>4613715.766667</text:p>
          </table:table-cell>
          <table:table-cell office:value-type="float" office:value="5314006.866667" calcext:value-type="float">
            <text:p>5314006.866667</text:p>
          </table:table-cell>
          <table:table-cell table:number-columns-repeated="2"/>
          <table:table-cell table:formula="of:=[.H14]/[.A14]" office:value-type="float" office:value="2.31317137204684" calcext:value-type="float">
            <text:p>2.313171372</text:p>
          </table:table-cell>
          <table:table-cell table:formula="of:=[.I14]/[.A14]" office:value-type="float" office:value="2.69394259330559" calcext:value-type="float">
            <text:p>2.6939425933</text:p>
          </table:table-cell>
          <table:table-cell table:formula="of:=[.J14]/[.A14]" office:value-type="float" office:value="3.1862413455278" calcext:value-type="float">
            <text:p>3.1862413455</text:p>
          </table:table-cell>
          <table:table-cell/>
          <table:table-cell table:formula="of:=[.R14]/[.A14]" office:value-type="float" office:value="0.577117572686562" calcext:value-type="float">
            <text:p>0.5771175727</text:p>
          </table:table-cell>
          <table:table-cell table:formula="of:=[.S14]/[.A14]" office:value-type="float" office:value="0.676920343056752" calcext:value-type="float">
            <text:p>0.6769203431</text:p>
          </table:table-cell>
          <table:table-cell table:formula="of:=[.T14]/[.A14]" office:value-type="float" office:value="0.779666440914888" calcext:value-type="float">
            <text:p>0.7796664409</text:p>
          </table:table-cell>
        </table:table-row>
        <table:table-row table:style-name="ro2">
          <table:table-cell table:formula="of:=[.A14]+524288" office:value-type="float" office:value="7340032" calcext:value-type="float">
            <text:p>7340032</text:p>
          </table:table-cell>
          <table:table-cell office:value-type="float" office:value="0.006101" calcext:value-type="float">
            <text:p>0.006101</text:p>
          </table:table-cell>
          <table:table-cell office:value-type="float" office:value="0.007085" calcext:value-type="float">
            <text:p>0.007085</text:p>
          </table:table-cell>
          <table:table-cell office:value-type="float" office:value="0.008334" calcext:value-type="float">
            <text:p>0.008334</text:p>
          </table:table-cell>
          <table:table-cell table:number-columns-repeated="3"/>
          <table:table-cell office:value-type="float" office:value="16974923.233333" calcext:value-type="float">
            <text:p>16974923.233333</text:p>
          </table:table-cell>
          <table:table-cell office:value-type="float" office:value="19770063.5" calcext:value-type="float">
            <text:p>19770063.5</text:p>
          </table:table-cell>
          <table:table-cell office:value-type="float" office:value="23756230.333333" calcext:value-type="float">
            <text:p>23756230.333333</text:p>
          </table:table-cell>
          <table:table-cell table:number-columns-repeated="2"/>
          <table:table-cell table:formula="of:=[.H15]/3400000000" office:value-type="float" office:value="0.00499262448039206" calcext:value-type="float">
            <text:p>0.0049926245</text:p>
          </table:table-cell>
          <table:table-cell table:formula="of:=[.I15]/3400000000" office:value-type="float" office:value="0.00581472455882353" calcext:value-type="float">
            <text:p>0.0058147246</text:p>
          </table:table-cell>
          <table:table-cell table:formula="of:=[.J15]/3400000000" office:value-type="float" office:value="0.00698712656862735" calcext:value-type="float">
            <text:p>0.0069871266</text:p>
          </table:table-cell>
          <table:table-cell table:number-columns-repeated="2"/>
          <table:table-cell office:value-type="float" office:value="4306342.066667" calcext:value-type="float">
            <text:p>4306342.066667</text:p>
          </table:table-cell>
          <table:table-cell office:value-type="float" office:value="4989011.333333" calcext:value-type="float">
            <text:p>4989011.333333</text:p>
          </table:table-cell>
          <table:table-cell office:value-type="float" office:value="5849062.766667" calcext:value-type="float">
            <text:p>5849062.766667</text:p>
          </table:table-cell>
          <table:table-cell table:number-columns-repeated="2"/>
          <table:table-cell table:formula="of:=[.H15]/[.A15]" office:value-type="float" office:value="2.31264975865677" calcext:value-type="float">
            <text:p>2.3126497587</text:p>
          </table:table-cell>
          <table:table-cell table:formula="of:=[.I15]/[.A15]" office:value-type="float" office:value="2.69345739909581" calcext:value-type="float">
            <text:p>2.6934573991</text:p>
          </table:table-cell>
          <table:table-cell table:formula="of:=[.J15]/[.A15]" office:value-type="float" office:value="3.23652953193297" calcext:value-type="float">
            <text:p>3.2365295319</text:p>
          </table:table-cell>
          <table:table-cell/>
          <table:table-cell table:formula="of:=[.R15]/[.A15]" office:value-type="float" office:value="0.586692546662875" calcext:value-type="float">
            <text:p>0.5866925467</text:p>
          </table:table-cell>
          <table:table-cell table:formula="of:=[.S15]/[.A15]" office:value-type="float" office:value="0.679698853265626" calcext:value-type="float">
            <text:p>0.6796988533</text:p>
          </table:table-cell>
          <table:table-cell table:formula="of:=[.T15]/[.A15]" office:value-type="float" office:value="0.7968715622312" calcext:value-type="float">
            <text:p>0.7968715622</text:p>
          </table:table-cell>
        </table:table-row>
        <table:table-row table:style-name="ro2">
          <table:table-cell table:formula="of:=[.A15]+524288" office:value-type="float" office:value="7864320" calcext:value-type="float">
            <text:p>7864320</text:p>
          </table:table-cell>
          <table:table-cell office:value-type="float" office:value="0.006612" calcext:value-type="float">
            <text:p>0.006612</text:p>
          </table:table-cell>
          <table:table-cell office:value-type="float" office:value="0.007559" calcext:value-type="float">
            <text:p>0.007559</text:p>
          </table:table-cell>
          <table:table-cell office:value-type="float" office:value="0.008963" calcext:value-type="float">
            <text:p>0.008963</text:p>
          </table:table-cell>
          <table:table-cell table:number-columns-repeated="3"/>
          <table:table-cell office:value-type="float" office:value="18636043.7" calcext:value-type="float">
            <text:p>18636043.7</text:p>
          </table:table-cell>
          <table:table-cell office:value-type="float" office:value="21236404.6" calcext:value-type="float">
            <text:p>21236404.6</text:p>
          </table:table-cell>
          <table:table-cell office:value-type="float" office:value="25116020.6" calcext:value-type="float">
            <text:p>25116020.6</text:p>
          </table:table-cell>
          <table:table-cell table:number-columns-repeated="2"/>
          <table:table-cell table:formula="of:=[.H16]/3400000000" office:value-type="float" office:value="0.00548118932352941" calcext:value-type="float">
            <text:p>0.0054811893</text:p>
          </table:table-cell>
          <table:table-cell table:formula="of:=[.I16]/3400000000" office:value-type="float" office:value="0.00624600135294118" calcext:value-type="float">
            <text:p>0.0062460014</text:p>
          </table:table-cell>
          <table:table-cell table:formula="of:=[.J16]/3400000000" office:value-type="float" office:value="0.00738706488235294" calcext:value-type="float">
            <text:p>0.0073870649</text:p>
          </table:table-cell>
          <table:table-cell table:number-columns-repeated="2"/>
          <table:table-cell office:value-type="float" office:value="4673196.966667" calcext:value-type="float">
            <text:p>4673196.966667</text:p>
          </table:table-cell>
          <table:table-cell office:value-type="float" office:value="5349635.833333" calcext:value-type="float">
            <text:p>5349635.833333</text:p>
          </table:table-cell>
          <table:table-cell office:value-type="float" office:value="6282256.866667" calcext:value-type="float">
            <text:p>6282256.866667</text:p>
          </table:table-cell>
          <table:table-cell table:number-columns-repeated="2"/>
          <table:table-cell table:formula="of:=[.H16]/[.A16]" office:value-type="float" office:value="2.3696954981486" calcext:value-type="float">
            <text:p>2.3696954981</text:p>
          </table:table-cell>
          <table:table-cell table:formula="of:=[.I16]/[.A16]" office:value-type="float" office:value="2.70034848531087" calcext:value-type="float">
            <text:p>2.7003484853</text:p>
          </table:table-cell>
          <table:table-cell table:formula="of:=[.J16]/[.A16]" office:value-type="float" office:value="3.19366717020671" calcext:value-type="float">
            <text:p>3.1936671702</text:p>
          </table:table-cell>
          <table:table-cell/>
          <table:table-cell table:formula="of:=[.R16]/[.A16]" office:value-type="float" office:value="0.594227723015722" calcext:value-type="float">
            <text:p>0.594227723</text:p>
          </table:table-cell>
          <table:table-cell table:formula="of:=[.S16]/[.A16]" office:value-type="float" office:value="0.680241372850164" calcext:value-type="float">
            <text:p>0.6802413729</text:p>
          </table:table-cell>
          <table:table-cell table:formula="of:=[.T16]/[.A16]" office:value-type="float" office:value="0.798830269707616" calcext:value-type="float">
            <text:p>0.7988302697</text:p>
          </table:table-cell>
        </table:table-row>
        <table:table-row table:style-name="ro2">
          <table:table-cell table:formula="of:=[.A16]+524288" office:value-type="float" office:value="8388608" calcext:value-type="float">
            <text:p>8388608</text:p>
          </table:table-cell>
          <table:table-cell office:value-type="float" office:value="0.006948" calcext:value-type="float">
            <text:p>0.006948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009539" calcext:value-type="float">
            <text:p>0.009539</text:p>
          </table:table-cell>
          <table:table-cell table:number-columns-repeated="3"/>
          <table:table-cell office:value-type="float" office:value="19649844.166667" calcext:value-type="float">
            <text:p>19649844.166667</text:p>
          </table:table-cell>
          <table:table-cell office:value-type="float" office:value="22665067.733333" calcext:value-type="float">
            <text:p>22665067.733333</text:p>
          </table:table-cell>
          <table:table-cell office:value-type="float" office:value="26278817.3" calcext:value-type="float">
            <text:p>26278817.3</text:p>
          </table:table-cell>
          <table:table-cell table:number-columns-repeated="2"/>
          <table:table-cell table:formula="of:=[.H17]/3400000000" office:value-type="float" office:value="0.00577936593137265" calcext:value-type="float">
            <text:p>0.0057793659</text:p>
          </table:table-cell>
          <table:table-cell table:formula="of:=[.I17]/3400000000" office:value-type="float" office:value="0.00666619639215676" calcext:value-type="float">
            <text:p>0.0066661964</text:p>
          </table:table-cell>
          <table:table-cell table:formula="of:=[.J17]/3400000000" office:value-type="float" office:value="0.00772906391176471" calcext:value-type="float">
            <text:p>0.0077290639</text:p>
          </table:table-cell>
          <table:table-cell table:number-columns-repeated="2"/>
          <table:table-cell office:value-type="float" office:value="4876598.3" calcext:value-type="float">
            <text:p>4876598.3</text:p>
          </table:table-cell>
          <table:table-cell office:value-type="float" office:value="5742994.866667" calcext:value-type="float">
            <text:p>5742994.866667</text:p>
          </table:table-cell>
          <table:table-cell office:value-type="float" office:value="6589321.7" calcext:value-type="float">
            <text:p>6589321.7</text:p>
          </table:table-cell>
          <table:table-cell table:number-columns-repeated="2"/>
          <table:table-cell table:formula="of:=[.H17]/[.A17]" office:value-type="float" office:value="2.34244396289194" calcext:value-type="float">
            <text:p>2.3424439629</text:p>
          </table:table-cell>
          <table:table-cell table:formula="of:=[.I17]/[.A17]" office:value-type="float" office:value="2.70188662211096" calcext:value-type="float">
            <text:p>2.7018866221</text:p>
          </table:table-cell>
          <table:table-cell table:formula="of:=[.J17]/[.A17]" office:value-type="float" office:value="3.13267914056778" calcext:value-type="float">
            <text:p>3.1326791406</text:p>
          </table:table-cell>
          <table:table-cell/>
          <table:table-cell table:formula="of:=[.R17]/[.A17]" office:value-type="float" office:value="0.581335818767548" calcext:value-type="float">
            <text:p>0.5813358188</text:p>
          </table:table-cell>
          <table:table-cell table:formula="of:=[.S17]/[.A17]" office:value-type="float" office:value="0.684618337949157" calcext:value-type="float">
            <text:p>0.6846183379</text:p>
          </table:table-cell>
          <table:table-cell table:formula="of:=[.T17]/[.A17]" office:value-type="float" office:value="0.785508358478546" calcext:value-type="float">
            <text:p>0.7855083585</text:p>
          </table:table-cell>
        </table:table-row>
        <table:table-row table:style-name="ro2">
          <table:table-cell table:formula="of:=[.A17]+524288" office:value-type="float" office:value="8912896" calcext:value-type="float">
            <text:p>8912896</text:p>
          </table:table-cell>
          <table:table-cell office:value-type="float" office:value="0.007361" calcext:value-type="float">
            <text:p>0.007361</text:p>
          </table:table-cell>
          <table:table-cell office:value-type="float" office:value="0.008607" calcext:value-type="float">
            <text:p>0.008607</text:p>
          </table:table-cell>
          <table:table-cell office:value-type="float" office:value="0.01002" calcext:value-type="float">
            <text:p>0.01002</text:p>
          </table:table-cell>
          <table:table-cell table:number-columns-repeated="3"/>
          <table:table-cell office:value-type="float" office:value="21233253.733333" calcext:value-type="float">
            <text:p>21233253.733333</text:p>
          </table:table-cell>
          <table:table-cell office:value-type="float" office:value="23978488.233333" calcext:value-type="float">
            <text:p>23978488.233333</text:p>
          </table:table-cell>
          <table:table-cell office:value-type="float" office:value="27977686.7" calcext:value-type="float">
            <text:p>27977686.7</text:p>
          </table:table-cell>
          <table:table-cell table:number-columns-repeated="2"/>
          <table:table-cell table:formula="of:=[.H18]/3400000000" office:value-type="float" office:value="0.00624507462745088" calcext:value-type="float">
            <text:p>0.0062450746</text:p>
          </table:table-cell>
          <table:table-cell table:formula="of:=[.I18]/3400000000" office:value-type="float" office:value="0.00705249653921559" calcext:value-type="float">
            <text:p>0.0070524965</text:p>
          </table:table-cell>
          <table:table-cell table:formula="of:=[.J18]/3400000000" office:value-type="float" office:value="0.00822873138235294" calcext:value-type="float">
            <text:p>0.0082287314</text:p>
          </table:table-cell>
          <table:table-cell table:number-columns-repeated="2"/>
          <table:table-cell office:value-type="float" office:value="5177473.933333" calcext:value-type="float">
            <text:p>5177473.933333</text:p>
          </table:table-cell>
          <table:table-cell office:value-type="float" office:value="6049419.733333" calcext:value-type="float">
            <text:p>6049419.733333</text:p>
          </table:table-cell>
          <table:table-cell office:value-type="float" office:value="7018635.7" calcext:value-type="float">
            <text:p>7018635.7</text:p>
          </table:table-cell>
          <table:table-cell table:number-columns-repeated="2"/>
          <table:table-cell table:formula="of:=[.H18]/[.A18]" office:value-type="float" office:value="2.38230691049609" calcext:value-type="float">
            <text:p>2.3823069105</text:p>
          </table:table-cell>
          <table:table-cell table:formula="of:=[.I18]/[.A18]" office:value-type="float" office:value="2.69031392639755" calcext:value-type="float">
            <text:p>2.6903139264</text:p>
          </table:table-cell>
          <table:table-cell table:formula="of:=[.J18]/[.A18]" office:value-type="float" office:value="3.13901191038244" calcext:value-type="float">
            <text:p>3.1390119104</text:p>
          </table:table-cell>
          <table:table-cell/>
          <table:table-cell table:formula="of:=[.R18]/[.A18]" office:value-type="float" office:value="0.580896931068533" calcext:value-type="float">
            <text:p>0.5808969311</text:p>
          </table:table-cell>
          <table:table-cell table:formula="of:=[.S18]/[.A18]" office:value-type="float" office:value="0.678726615157744" calcext:value-type="float">
            <text:p>0.6787266152</text:p>
          </table:table-cell>
          <table:table-cell table:formula="of:=[.T18]/[.A18]" office:value-type="float" office:value="0.78746971803553" calcext:value-type="float">
            <text:p>0.787469718</text:p>
          </table:table-cell>
        </table:table-row>
        <table:table-row table:style-name="ro2">
          <table:table-cell table:formula="of:=[.A18]+524288" office:value-type="float" office:value="9437184" calcext:value-type="float">
            <text:p>9437184</text:p>
          </table:table-cell>
          <table:table-cell office:value-type="float" office:value="0.007752" calcext:value-type="float">
            <text:p>0.007752</text:p>
          </table:table-cell>
          <table:table-cell office:value-type="float" office:value="0.009064" calcext:value-type="float">
            <text:p>0.009064</text:p>
          </table:table-cell>
          <table:table-cell office:value-type="float" office:value="0.010735" calcext:value-type="float">
            <text:p>0.010735</text:p>
          </table:table-cell>
          <table:table-cell table:number-columns-repeated="3"/>
          <table:table-cell office:value-type="float" office:value="21920493.8" calcext:value-type="float">
            <text:p>21920493.8</text:p>
          </table:table-cell>
          <table:table-cell office:value-type="float" office:value="25437235.566667" calcext:value-type="float">
            <text:p>25437235.566667</text:p>
          </table:table-cell>
          <table:table-cell office:value-type="float" office:value="29606625.9" calcext:value-type="float">
            <text:p>29606625.9</text:p>
          </table:table-cell>
          <table:table-cell table:number-columns-repeated="2"/>
          <table:table-cell table:formula="of:=[.H19]/3400000000" office:value-type="float" office:value="0.00644720405882353" calcext:value-type="float">
            <text:p>0.0064472041</text:p>
          </table:table-cell>
          <table:table-cell table:formula="of:=[.I19]/3400000000" office:value-type="float" office:value="0.00748153987254912" calcext:value-type="float">
            <text:p>0.0074815399</text:p>
          </table:table-cell>
          <table:table-cell table:formula="of:=[.J19]/3400000000" office:value-type="float" office:value="0.00870783114705882" calcext:value-type="float">
            <text:p>0.0087078311</text:p>
          </table:table-cell>
          <table:table-cell table:number-columns-repeated="2"/>
          <table:table-cell office:value-type="float" office:value="5520692.033333" calcext:value-type="float">
            <text:p>5520692.033333</text:p>
          </table:table-cell>
          <table:table-cell office:value-type="float" office:value="6400390.066667" calcext:value-type="float">
            <text:p>6400390.066667</text:p>
          </table:table-cell>
          <table:table-cell office:value-type="float" office:value="7437547.1" calcext:value-type="float">
            <text:p>7437547.1</text:p>
          </table:table-cell>
          <table:table-cell table:number-columns-repeated="2"/>
          <table:table-cell table:formula="of:=[.H19]/[.A19]" office:value-type="float" office:value="2.32277910444472" calcext:value-type="float">
            <text:p>2.3227791044</text:p>
          </table:table-cell>
          <table:table-cell table:formula="of:=[.I19]/[.A19]" office:value-type="float" office:value="2.6954264711451" calcext:value-type="float">
            <text:p>2.6954264711</text:p>
          </table:table-cell>
          <table:table-cell table:formula="of:=[.J19]/[.A19]" office:value-type="float" office:value="3.13723096847534" calcext:value-type="float">
            <text:p>3.1372309685</text:p>
          </table:table-cell>
          <table:table-cell/>
          <table:table-cell table:formula="of:=[.R19]/[.A19]" office:value-type="float" office:value="0.584993577886475" calcext:value-type="float">
            <text:p>0.5849935779</text:p>
          </table:table-cell>
          <table:table-cell table:formula="of:=[.S19]/[.A19]" office:value-type="float" office:value="0.678209735729112" calcext:value-type="float">
            <text:p>0.6782097357</text:p>
          </table:table-cell>
          <table:table-cell table:formula="of:=[.T19]/[.A19]" office:value-type="float" office:value="0.788110849592421" calcext:value-type="float">
            <text:p>0.7881108496</text:p>
          </table:table-cell>
        </table:table-row>
        <table:table-row table:style-name="ro2">
          <table:table-cell table:formula="of:=[.A19]+524288" office:value-type="float" office:value="9961472" calcext:value-type="float">
            <text:p>9961472</text:p>
          </table:table-cell>
          <table:table-cell office:value-type="float" office:value="0.008232" calcext:value-type="float">
            <text:p>0.008232</text:p>
          </table:table-cell>
          <table:table-cell office:value-type="float" office:value="0.009844" calcext:value-type="float">
            <text:p>0.009844</text:p>
          </table:table-cell>
          <table:table-cell office:value-type="float" office:value="0.011323" calcext:value-type="float">
            <text:p>0.011323</text:p>
          </table:table-cell>
          <table:table-cell table:number-columns-repeated="3"/>
          <table:table-cell office:value-type="float" office:value="23408120.833333" calcext:value-type="float">
            <text:p>23408120.833333</text:p>
          </table:table-cell>
          <table:table-cell office:value-type="float" office:value="26892706.933333" calcext:value-type="float">
            <text:p>26892706.933333</text:p>
          </table:table-cell>
          <table:table-cell office:value-type="float" office:value="31256882.2" calcext:value-type="float">
            <text:p>31256882.2</text:p>
          </table:table-cell>
          <table:table-cell table:number-columns-repeated="2"/>
          <table:table-cell table:formula="of:=[.H20]/3400000000" office:value-type="float" office:value="0.00688474142156853" calcext:value-type="float">
            <text:p>0.0068847414</text:p>
          </table:table-cell>
          <table:table-cell table:formula="of:=[.I20]/3400000000" office:value-type="float" office:value="0.00790961968627441" calcext:value-type="float">
            <text:p>0.0079096197</text:p>
          </table:table-cell>
          <table:table-cell table:formula="of:=[.J20]/3400000000" office:value-type="float" office:value="0.00919320064705882" calcext:value-type="float">
            <text:p>0.0091932006</text:p>
          </table:table-cell>
          <table:table-cell table:number-columns-repeated="2"/>
          <table:table-cell office:value-type="float" office:value="5771609.433333" calcext:value-type="float">
            <text:p>5771609.433333</text:p>
          </table:table-cell>
          <table:table-cell office:value-type="float" office:value="6758608.466667" calcext:value-type="float">
            <text:p>6758608.466667</text:p>
          </table:table-cell>
          <table:table-cell office:value-type="float" office:value="7841590.6" calcext:value-type="float">
            <text:p>7841590.6</text:p>
          </table:table-cell>
          <table:table-cell table:number-columns-repeated="2"/>
          <table:table-cell table:formula="of:=[.H20]/[.A20]" office:value-type="float" office:value="2.34986564569303" calcext:value-type="float">
            <text:p>2.3498656457</text:p>
          </table:table-cell>
          <table:table-cell table:formula="of:=[.I20]/[.A20]" office:value-type="float" office:value="2.69967198957473" calcext:value-type="float">
            <text:p>2.6996719896</text:p>
          </table:table-cell>
          <table:table-cell table:formula="of:=[.J20]/[.A20]" office:value-type="float" office:value="3.13777744895533" calcext:value-type="float">
            <text:p>3.137777449</text:p>
          </table:table-cell>
          <table:table-cell/>
          <table:table-cell table:formula="of:=[.R20]/[.A20]" office:value-type="float" office:value="0.57939322956818" calcext:value-type="float">
            <text:p>0.5793932296</text:p>
          </table:table-cell>
          <table:table-cell table:formula="of:=[.S20]/[.A20]" office:value-type="float" office:value="0.678474874663805" calcext:value-type="float">
            <text:p>0.6784748747</text:p>
          </table:table-cell>
          <table:table-cell table:formula="of:=[.T20]/[.A20]" office:value-type="float" office:value="0.787191953157124" calcext:value-type="float">
            <text:p>0.7871919532</text:p>
          </table:table-cell>
        </table:table-row>
        <table:table-row table:style-name="ro2">
          <table:table-cell table:formula="of:=[.A20]+524288" office:value-type="float" office:value="10485760" calcext:value-type="float">
            <text:p>10485760</text:p>
          </table:table-cell>
          <table:table-cell office:value-type="float" office:value="0.008726" calcext:value-type="float">
            <text:p>0.008726</text:p>
          </table:table-cell>
          <table:table-cell office:value-type="float" office:value="0.010225" calcext:value-type="float">
            <text:p>0.010225</text:p>
          </table:table-cell>
          <table:table-cell office:value-type="float" office:value="0.011957" calcext:value-type="float">
            <text:p>0.011957</text:p>
          </table:table-cell>
          <table:table-cell table:number-columns-repeated="3"/>
          <table:table-cell office:value-type="float" office:value="24238023.666667" calcext:value-type="float">
            <text:p>24238023.666667</text:p>
          </table:table-cell>
          <table:table-cell office:value-type="float" office:value="28189493.933333" calcext:value-type="float">
            <text:p>28189493.933333</text:p>
          </table:table-cell>
          <table:table-cell office:value-type="float" office:value="32783485.5" calcext:value-type="float">
            <text:p>32783485.5</text:p>
          </table:table-cell>
          <table:table-cell table:number-columns-repeated="2"/>
          <table:table-cell table:formula="of:=[.H21]/3400000000" office:value-type="float" office:value="0.00712883049019618" calcext:value-type="float">
            <text:p>0.0071288305</text:p>
          </table:table-cell>
          <table:table-cell table:formula="of:=[.I21]/3400000000" office:value-type="float" office:value="0.00829102762745088" calcext:value-type="float">
            <text:p>0.0082910276</text:p>
          </table:table-cell>
          <table:table-cell table:formula="of:=[.J21]/3400000000" office:value-type="float" office:value="0.00964220161764706" calcext:value-type="float">
            <text:p>0.0096422016</text:p>
          </table:table-cell>
          <table:table-cell table:number-columns-repeated="2"/>
          <table:table-cell office:value-type="float" office:value="6176151.666667" calcext:value-type="float">
            <text:p>6176151.666667</text:p>
          </table:table-cell>
          <table:table-cell office:value-type="float" office:value="7174681.666667" calcext:value-type="float">
            <text:p>7174681.666667</text:p>
          </table:table-cell>
          <table:table-cell office:value-type="float" office:value="8202655.1" calcext:value-type="float">
            <text:p>8202655.1</text:p>
          </table:table-cell>
          <table:table-cell table:number-columns-repeated="2"/>
          <table:table-cell table:formula="of:=[.H21]/[.A21]" office:value-type="float" office:value="2.31151806513472" calcext:value-type="float">
            <text:p>2.3115180651</text:p>
          </table:table-cell>
          <table:table-cell table:formula="of:=[.I21]/[.A21]" office:value-type="float" office:value="2.68835963567095" calcext:value-type="float">
            <text:p>2.6883596357</text:p>
          </table:table-cell>
          <table:table-cell table:formula="of:=[.J21]/[.A21]" office:value-type="float" office:value="3.12647681236267" calcext:value-type="float">
            <text:p>3.1264768124</text:p>
          </table:table-cell>
          <table:table-cell/>
          <table:table-cell table:formula="of:=[.R21]/[.A21]" office:value-type="float" office:value="0.589003721872997" calcext:value-type="float">
            <text:p>0.5890037219</text:p>
          </table:table-cell>
          <table:table-cell table:formula="of:=[.S21]/[.A21]" office:value-type="float" office:value="0.684230963389111" calcext:value-type="float">
            <text:p>0.6842309634</text:p>
          </table:table-cell>
          <table:table-cell table:formula="of:=[.T21]/[.A21]" office:value-type="float" office:value="0.782266149520874" calcext:value-type="float">
            <text:p>0.7822661495</text:p>
          </table:table-cell>
        </table:table-row>
        <table:table-row table:style-name="ro2">
          <table:table-cell table:formula="of:=[.A21]+524288" office:value-type="float" office:value="11010048" calcext:value-type="float">
            <text:p>11010048</text:p>
          </table:table-cell>
          <table:table-cell office:value-type="float" office:value="0.009145" calcext:value-type="float">
            <text:p>0.009145</text:p>
          </table:table-cell>
          <table:table-cell office:value-type="float" office:value="0.010681" calcext:value-type="float">
            <text:p>0.010681</text:p>
          </table:table-cell>
          <table:table-cell office:value-type="float" office:value="0.012791" calcext:value-type="float">
            <text:p>0.012791</text:p>
          </table:table-cell>
          <table:table-cell table:number-columns-repeated="3"/>
          <table:table-cell office:value-type="float" office:value="25363292.366667" calcext:value-type="float">
            <text:p>25363292.366667</text:p>
          </table:table-cell>
          <table:table-cell office:value-type="float" office:value="29568940.266667" calcext:value-type="float">
            <text:p>29568940.266667</text:p>
          </table:table-cell>
          <table:table-cell office:value-type="float" office:value="34499439.933333" calcext:value-type="float">
            <text:p>34499439.933333</text:p>
          </table:table-cell>
          <table:table-cell table:number-columns-repeated="2"/>
          <table:table-cell table:formula="of:=[.H22]/3400000000" office:value-type="float" office:value="0.00745979187254912" calcext:value-type="float">
            <text:p>0.0074597919</text:p>
          </table:table-cell>
          <table:table-cell table:formula="of:=[.I22]/3400000000" office:value-type="float" office:value="0.008696747137255" calcext:value-type="float">
            <text:p>0.0086967471</text:p>
          </table:table-cell>
          <table:table-cell table:formula="of:=[.J22]/3400000000" office:value-type="float" office:value="0.0101468940980391" calcext:value-type="float">
            <text:p>0.0101468941</text:p>
          </table:table-cell>
          <table:table-cell table:number-columns-repeated="2"/>
          <table:table-cell office:value-type="float" office:value="6259287.3" calcext:value-type="float">
            <text:p>6259287.3</text:p>
          </table:table-cell>
          <table:table-cell office:value-type="float" office:value="7547237.633333" calcext:value-type="float">
            <text:p>7547237.633333</text:p>
          </table:table-cell>
          <table:table-cell office:value-type="float" office:value="8614286.966667" calcext:value-type="float">
            <text:p>8614286.966667</text:p>
          </table:table-cell>
          <table:table-cell table:number-columns-repeated="2"/>
          <table:table-cell table:formula="of:=[.H22]/[.A22]" office:value-type="float" office:value="2.30364957234219" calcext:value-type="float">
            <text:p>2.3036495723</text:p>
          </table:table-cell>
          <table:table-cell table:formula="of:=[.I22]/[.A22]" office:value-type="float" office:value="2.68563227577818" calcext:value-type="float">
            <text:p>2.6856322758</text:p>
          </table:table-cell>
          <table:table-cell table:formula="of:=[.J22]/[.A22]" office:value-type="float" office:value="3.13345045664951" calcext:value-type="float">
            <text:p>3.1334504566</text:p>
          </table:table-cell>
          <table:table-cell/>
          <table:table-cell table:formula="of:=[.R22]/[.A22]" office:value-type="float" office:value="0.568506813049316" calcext:value-type="float">
            <text:p>0.568506813</text:p>
          </table:table-cell>
          <table:table-cell table:formula="of:=[.S22]/[.A22]" office:value-type="float" office:value="0.685486351497559" calcext:value-type="float">
            <text:p>0.6854863515</text:p>
          </table:table-cell>
          <table:table-cell table:formula="of:=[.T22]/[.A22]" office:value-type="float" office:value="0.782402308025088" calcext:value-type="float">
            <text:p>0.782402308</text:p>
          </table:table-cell>
        </table:table-row>
        <table:table-row table:style-name="ro2">
          <table:table-cell table:formula="of:=[.A22]+524288" office:value-type="float" office:value="11534336" calcext:value-type="float">
            <text:p>11534336</text:p>
          </table:table-cell>
          <table:table-cell office:value-type="float" office:value="0.009735" calcext:value-type="float">
            <text:p>0.009735</text:p>
          </table:table-cell>
          <table:table-cell office:value-type="float" office:value="0.011124" calcext:value-type="float">
            <text:p>0.011124</text:p>
          </table:table-cell>
          <table:table-cell office:value-type="float" office:value="0.013101" calcext:value-type="float">
            <text:p>0.013101</text:p>
          </table:table-cell>
          <table:table-cell table:number-columns-repeated="3"/>
          <table:table-cell office:value-type="float" office:value="27162974.433333" calcext:value-type="float">
            <text:p>27162974.433333</text:p>
          </table:table-cell>
          <table:table-cell office:value-type="float" office:value="31175966.6" calcext:value-type="float">
            <text:p>31175966.6</text:p>
          </table:table-cell>
          <table:table-cell office:value-type="float" office:value="38110793.166667" calcext:value-type="float">
            <text:p>38110793.166667</text:p>
          </table:table-cell>
          <table:table-cell table:number-columns-repeated="2"/>
          <table:table-cell table:formula="of:=[.H23]/3400000000" office:value-type="float" office:value="0.00798911012745088" calcext:value-type="float">
            <text:p>0.0079891101</text:p>
          </table:table-cell>
          <table:table-cell table:formula="of:=[.I23]/3400000000" office:value-type="float" office:value="0.00916940194117647" calcext:value-type="float">
            <text:p>0.0091694019</text:p>
          </table:table-cell>
          <table:table-cell table:formula="of:=[.J23]/3400000000" office:value-type="float" office:value="0.0112090568137256" calcext:value-type="float">
            <text:p>0.0112090568</text:p>
          </table:table-cell>
          <table:table-cell table:number-columns-repeated="2"/>
          <table:table-cell office:value-type="float" office:value="6716872.866667" calcext:value-type="float">
            <text:p>6716872.866667</text:p>
          </table:table-cell>
          <table:table-cell office:value-type="float" office:value="7974947.933333" calcext:value-type="float">
            <text:p>7974947.933333</text:p>
          </table:table-cell>
          <table:table-cell office:value-type="float" office:value="9044394.2" calcext:value-type="float">
            <text:p>9044394.2</text:p>
          </table:table-cell>
          <table:table-cell table:number-columns-repeated="2"/>
          <table:table-cell table:formula="of:=[.H23]/[.A23]" office:value-type="float" office:value="2.35496646129721" calcext:value-type="float">
            <text:p>2.3549664613</text:p>
          </table:table-cell>
          <table:table-cell table:formula="of:=[.I23]/[.A23]" office:value-type="float" office:value="2.70288351232355" calcext:value-type="float">
            <text:p>2.7028835123</text:p>
          </table:table-cell>
          <table:table-cell table:formula="of:=[.J23]/[.A23]" office:value-type="float" office:value="3.3041167837201" calcext:value-type="float">
            <text:p>3.3041167837</text:p>
          </table:table-cell>
          <table:table-cell/>
          <table:table-cell table:formula="of:=[.R23]/[.A23]" office:value-type="float" office:value="0.582337194500576" calcext:value-type="float">
            <text:p>0.5823371945</text:p>
          </table:table-cell>
          <table:table-cell table:formula="of:=[.S23]/[.A23]" office:value-type="float" office:value="0.691409365336071" calcext:value-type="float">
            <text:p>0.6914093653</text:p>
          </table:table-cell>
          <table:table-cell table:formula="of:=[.T23]/[.A23]" office:value-type="float" office:value="0.784127859635786" calcext:value-type="float">
            <text:p>0.7841278596</text:p>
          </table:table-cell>
        </table:table-row>
        <table:table-row table:style-name="ro2">
          <table:table-cell table:formula="of:=[.A23]+524288" office:value-type="float" office:value="12058624" calcext:value-type="float">
            <text:p>12058624</text:p>
          </table:table-cell>
          <table:table-cell office:value-type="float" office:value="0.009915" calcext:value-type="float">
            <text:p>0.009915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0.01374" calcext:value-type="float">
            <text:p>0.01374</text:p>
          </table:table-cell>
          <table:table-cell table:number-columns-repeated="3"/>
          <table:table-cell office:value-type="float" office:value="28351923.566667" calcext:value-type="float">
            <text:p>28351923.566667</text:p>
          </table:table-cell>
          <table:table-cell office:value-type="float" office:value="32592062.166667" calcext:value-type="float">
            <text:p>32592062.166667</text:p>
          </table:table-cell>
          <table:table-cell office:value-type="float" office:value="38089487.066667" calcext:value-type="float">
            <text:p>38089487.066667</text:p>
          </table:table-cell>
          <table:table-cell table:number-columns-repeated="2"/>
          <table:table-cell table:formula="of:=[.H24]/3400000000" office:value-type="float" office:value="0.00833880104901971" calcext:value-type="float">
            <text:p>0.008338801</text:p>
          </table:table-cell>
          <table:table-cell table:formula="of:=[.I24]/3400000000" office:value-type="float" office:value="0.009585900637255" calcext:value-type="float">
            <text:p>0.0095859006</text:p>
          </table:table-cell>
          <table:table-cell table:formula="of:=[.J24]/3400000000" office:value-type="float" office:value="0.0112027903137256" calcext:value-type="float">
            <text:p>0.0112027903</text:p>
          </table:table-cell>
          <table:table-cell table:number-columns-repeated="2"/>
          <table:table-cell office:value-type="float" office:value="7116785.866667" calcext:value-type="float">
            <text:p>7116785.866667</text:p>
          </table:table-cell>
          <table:table-cell office:value-type="float" office:value="8412276.633333" calcext:value-type="float">
            <text:p>8412276.633333</text:p>
          </table:table-cell>
          <table:table-cell office:value-type="float" office:value="9496570.266667" calcext:value-type="float">
            <text:p>9496570.266667</text:p>
          </table:table-cell>
          <table:table-cell table:number-columns-repeated="2"/>
          <table:table-cell table:formula="of:=[.H24]/[.A24]" office:value-type="float" office:value="2.35117402836899" calcext:value-type="float">
            <text:p>2.3511740284</text:p>
          </table:table-cell>
          <table:table-cell table:formula="of:=[.I24]/[.A24]" office:value-type="float" office:value="2.70280109626662" calcext:value-type="float">
            <text:p>2.7028010963</text:p>
          </table:table-cell>
          <table:table-cell table:formula="of:=[.J24]/[.A24]" office:value-type="float" office:value="3.1586926557016" calcext:value-type="float">
            <text:p>3.1586926557</text:p>
          </table:table-cell>
          <table:table-cell/>
          <table:table-cell table:formula="of:=[.R24]/[.A24]" office:value-type="float" office:value="0.590182251861158" calcext:value-type="float">
            <text:p>0.5901822519</text:p>
          </table:table-cell>
          <table:table-cell table:formula="of:=[.S24]/[.A24]" office:value-type="float" office:value="0.697614971105575" calcext:value-type="float">
            <text:p>0.6976149711</text:p>
          </table:table-cell>
          <table:table-cell table:formula="of:=[.T24]/[.A24]" office:value-type="float" office:value="0.78753349193631" calcext:value-type="float">
            <text:p>0.7875334919</text:p>
          </table:table-cell>
        </table:table-row>
        <table:table-row table:style-name="ro2">
          <table:table-cell table:formula="of:=[.A24]+524288" office:value-type="float" office:value="12582912" calcext:value-type="float">
            <text:p>12582912</text:p>
          </table:table-cell>
          <table:table-cell office:value-type="float" office:value="0.01036" calcext:value-type="float">
            <text:p>0.01036</text:p>
          </table:table-cell>
          <table:table-cell office:value-type="float" office:value="0.012165" calcext:value-type="float">
            <text:p>0.012165</text:p>
          </table:table-cell>
          <table:table-cell office:value-type="float" office:value="0.014379" calcext:value-type="float">
            <text:p>0.014379</text:p>
          </table:table-cell>
          <table:table-cell table:number-columns-repeated="3"/>
          <table:table-cell office:value-type="float" office:value="29779574.666667" calcext:value-type="float">
            <text:p>29779574.666667</text:p>
          </table:table-cell>
          <table:table-cell office:value-type="float" office:value="33895139.833333" calcext:value-type="float">
            <text:p>33895139.833333</text:p>
          </table:table-cell>
          <table:table-cell office:value-type="float" office:value="39903289.133333" calcext:value-type="float">
            <text:p>39903289.133333</text:p>
          </table:table-cell>
          <table:table-cell table:number-columns-repeated="2"/>
          <table:table-cell table:formula="of:=[.H25]/3400000000" office:value-type="float" office:value="0.00875869843137265" calcext:value-type="float">
            <text:p>0.0087586984</text:p>
          </table:table-cell>
          <table:table-cell table:formula="of:=[.I25]/3400000000" office:value-type="float" office:value="0.00996915877450971" calcext:value-type="float">
            <text:p>0.0099691588</text:p>
          </table:table-cell>
          <table:table-cell table:formula="of:=[.J25]/3400000000" office:value-type="float" office:value="0.0117362615098038" calcext:value-type="float">
            <text:p>0.0117362615</text:p>
          </table:table-cell>
          <table:table-cell table:number-columns-repeated="2"/>
          <table:table-cell office:value-type="float" office:value="7408888.533333" calcext:value-type="float">
            <text:p>7408888.533333</text:p>
          </table:table-cell>
          <table:table-cell office:value-type="float" office:value="8556840.6" calcext:value-type="float">
            <text:p>8556840.6</text:p>
          </table:table-cell>
          <table:table-cell office:value-type="float" office:value="9846310.533333" calcext:value-type="float">
            <text:p>9846310.533333</text:p>
          </table:table-cell>
          <table:table-cell table:number-columns-repeated="2"/>
          <table:table-cell table:formula="of:=[.H25]/[.A25]" office:value-type="float" office:value="2.36666795942521" calcext:value-type="float">
            <text:p>2.3666679594</text:p>
          </table:table-cell>
          <table:table-cell table:formula="of:=[.I25]/[.A25]" office:value-type="float" office:value="2.69374369250401" calcext:value-type="float">
            <text:p>2.6937436925</text:p>
          </table:table-cell>
          <table:table-cell table:formula="of:=[.J25]/[.A25]" office:value-type="float" office:value="3.17122849888269" calcext:value-type="float">
            <text:p>3.1712284989</text:p>
          </table:table-cell>
          <table:table-cell/>
          <table:table-cell table:formula="of:=[.R25]/[.A25]" office:value-type="float" office:value="0.588805558946371" calcext:value-type="float">
            <text:p>0.5888055589</text:p>
          </table:table-cell>
          <table:table-cell table:formula="of:=[.S25]/[.A25]" office:value-type="float" office:value="0.68003659248352" calcext:value-type="float">
            <text:p>0.6800365925</text:p>
          </table:table-cell>
          <table:table-cell table:formula="of:=[.T25]/[.A25]" office:value-type="float" office:value="0.782514455583334" calcext:value-type="float">
            <text:p>0.7825144556</text:p>
          </table:table-cell>
        </table:table-row>
        <table:table-row table:style-name="ro2">
          <table:table-cell table:formula="of:=[.A25]+524288" office:value-type="float" office:value="13107200" calcext:value-type="float">
            <text:p>13107200</text:p>
          </table:table-cell>
          <table:table-cell office:value-type="float" office:value="0.010774" calcext:value-type="float">
            <text:p>0.010774</text:p>
          </table:table-cell>
          <table:table-cell office:value-type="float" office:value="0.012568" calcext:value-type="float">
            <text:p>0.012568</text:p>
          </table:table-cell>
          <table:table-cell office:value-type="float" office:value="0.015192" calcext:value-type="float">
            <text:p>0.015192</text:p>
          </table:table-cell>
          <table:table-cell table:number-columns-repeated="3"/>
          <table:table-cell office:value-type="float" office:value="32029056.166667" calcext:value-type="float">
            <text:p>32029056.166667</text:p>
          </table:table-cell>
          <table:table-cell office:value-type="float" office:value="35328376.133333" calcext:value-type="float">
            <text:p>35328376.133333</text:p>
          </table:table-cell>
          <table:table-cell office:value-type="float" office:value="42082672.266667" calcext:value-type="float">
            <text:p>42082672.266667</text:p>
          </table:table-cell>
          <table:table-cell table:number-columns-repeated="2"/>
          <table:table-cell table:formula="of:=[.H26]/3400000000" office:value-type="float" office:value="0.009420310637255" calcext:value-type="float">
            <text:p>0.0094203106</text:p>
          </table:table-cell>
          <table:table-cell table:formula="of:=[.I26]/3400000000" office:value-type="float" office:value="0.010390698862745" calcext:value-type="float">
            <text:p>0.0103906989</text:p>
          </table:table-cell>
          <table:table-cell table:formula="of:=[.J26]/3400000000" office:value-type="float" office:value="0.0123772565490197" calcext:value-type="float">
            <text:p>0.0123772565</text:p>
          </table:table-cell>
          <table:table-cell table:number-columns-repeated="2"/>
          <table:table-cell office:value-type="float" office:value="7749378.5" calcext:value-type="float">
            <text:p>7749378.5</text:p>
          </table:table-cell>
          <table:table-cell office:value-type="float" office:value="8923230.266667" calcext:value-type="float">
            <text:p>8923230.266667</text:p>
          </table:table-cell>
          <table:table-cell office:value-type="float" office:value="10276533.433333" calcext:value-type="float">
            <text:p>10276533.433333</text:p>
          </table:table-cell>
          <table:table-cell table:number-columns-repeated="2"/>
          <table:table-cell table:formula="of:=[.H26]/[.A26]" office:value-type="float" office:value="2.44362305959068" calcext:value-type="float">
            <text:p>2.4436230596</text:p>
          </table:table-cell>
          <table:table-cell table:formula="of:=[.I26]/[.A26]" office:value-type="float" office:value="2.69534119669594" calcext:value-type="float">
            <text:p>2.6953411967</text:p>
          </table:table-cell>
          <table:table-cell table:formula="of:=[.J26]/[.A26]" office:value-type="float" office:value="3.21065309651695" calcext:value-type="float">
            <text:p>3.2106530965</text:p>
          </table:table-cell>
          <table:table-cell/>
          <table:table-cell table:formula="of:=[.R26]/[.A26]" office:value-type="float" office:value="0.591230659484863" calcext:value-type="float">
            <text:p>0.5912306595</text:p>
          </table:table-cell>
          <table:table-cell table:formula="of:=[.S26]/[.A26]" office:value-type="float" office:value="0.680788441975937" calcext:value-type="float">
            <text:p>0.680788442</text:p>
          </table:table-cell>
          <table:table-cell table:formula="of:=[.T26]/[.A26]" office:value-type="float" office:value="0.784037279764786" calcext:value-type="float">
            <text:p>0.7840372798</text:p>
          </table:table-cell>
        </table:table-row>
        <table:table-row table:style-name="ro2">
          <table:table-cell table:formula="of:=[.A26]+524288" office:value-type="float" office:value="13631488" calcext:value-type="float">
            <text:p>13631488</text:p>
          </table:table-cell>
          <table:table-cell office:value-type="float" office:value="0.011289" calcext:value-type="float">
            <text:p>0.011289</text:p>
          </table:table-cell>
          <table:table-cell office:value-type="float" office:value="0.013163" calcext:value-type="float">
            <text:p>0.013163</text:p>
          </table:table-cell>
          <table:table-cell office:value-type="float" office:value="0.015508" calcext:value-type="float">
            <text:p>0.015508</text:p>
          </table:table-cell>
          <table:table-cell table:number-columns-repeated="3"/>
          <table:table-cell office:value-type="float" office:value="32690571.333333" calcext:value-type="float">
            <text:p>32690571.333333</text:p>
          </table:table-cell>
          <table:table-cell office:value-type="float" office:value="36674402.733333" calcext:value-type="float">
            <text:p>36674402.733333</text:p>
          </table:table-cell>
          <table:table-cell office:value-type="float" office:value="45078431.066667" calcext:value-type="float">
            <text:p>45078431.066667</text:p>
          </table:table-cell>
          <table:table-cell table:number-columns-repeated="2"/>
          <table:table-cell table:formula="of:=[.H27]/3400000000" office:value-type="float" office:value="0.00961487392156853" calcext:value-type="float">
            <text:p>0.0096148739</text:p>
          </table:table-cell>
          <table:table-cell table:formula="of:=[.I27]/3400000000" office:value-type="float" office:value="0.0107865890392156" calcext:value-type="float">
            <text:p>0.010786589</text:p>
          </table:table-cell>
          <table:table-cell table:formula="of:=[.J27]/3400000000" office:value-type="float" office:value="0.0132583620784315" calcext:value-type="float">
            <text:p>0.0132583621</text:p>
          </table:table-cell>
          <table:table-cell table:number-columns-repeated="2"/>
          <table:table-cell office:value-type="float" office:value="7958756.2" calcext:value-type="float">
            <text:p>7958756.2</text:p>
          </table:table-cell>
          <table:table-cell office:value-type="float" office:value="9269451.5" calcext:value-type="float">
            <text:p>9269451.5</text:p>
          </table:table-cell>
          <table:table-cell office:value-type="float" office:value="10563726.566667" calcext:value-type="float">
            <text:p>10563726.566667</text:p>
          </table:table-cell>
          <table:table-cell table:number-columns-repeated="2"/>
          <table:table-cell table:formula="of:=[.H27]/[.A27]" office:value-type="float" office:value="2.39816602071124" calcext:value-type="float">
            <text:p>2.3981660207</text:p>
          </table:table-cell>
          <table:table-cell table:formula="of:=[.I27]/[.A27]" office:value-type="float" office:value="2.69041815048607" calcext:value-type="float">
            <text:p>2.6904181505</text:p>
          </table:table-cell>
          <table:table-cell table:formula="of:=[.J27]/[.A27]" office:value-type="float" office:value="3.3069339947823" calcext:value-type="float">
            <text:p>3.3069339948</text:p>
          </table:table-cell>
          <table:table-cell/>
          <table:table-cell table:formula="of:=[.R27]/[.A27]" office:value-type="float" office:value="0.583850875267616" calcext:value-type="float">
            <text:p>0.5838508753</text:p>
          </table:table-cell>
          <table:table-cell table:formula="of:=[.S27]/[.A27]" office:value-type="float" office:value="0.680002909440261" calcext:value-type="float">
            <text:p>0.6800029094</text:p>
          </table:table-cell>
          <table:table-cell table:formula="of:=[.T27]/[.A27]" office:value-type="float" office:value="0.774950362474515" calcext:value-type="float">
            <text:p>0.7749503625</text:p>
          </table:table-cell>
        </table:table-row>
        <table:table-row table:style-name="ro2">
          <table:table-cell table:formula="of:=[.A27]+524288" office:value-type="float" office:value="14155776" calcext:value-type="float">
            <text:p>14155776</text:p>
          </table:table-cell>
          <table:table-cell office:value-type="float" office:value="0.012209" calcext:value-type="float">
            <text:p>0.012209</text:p>
          </table:table-cell>
          <table:table-cell office:value-type="float" office:value="0.013958" calcext:value-type="float">
            <text:p>0.013958</text:p>
          </table:table-cell>
          <table:table-cell office:value-type="float" office:value="0.01606" calcext:value-type="float">
            <text:p>0.01606</text:p>
          </table:table-cell>
          <table:table-cell table:number-columns-repeated="3"/>
          <table:table-cell office:value-type="float" office:value="32890800.866667" calcext:value-type="float">
            <text:p>32890800.866667</text:p>
          </table:table-cell>
          <table:table-cell office:value-type="float" office:value="38022178.933333" calcext:value-type="float">
            <text:p>38022178.933333</text:p>
          </table:table-cell>
          <table:table-cell office:value-type="float" office:value="44700020.466667" calcext:value-type="float">
            <text:p>44700020.466667</text:p>
          </table:table-cell>
          <table:table-cell table:number-columns-repeated="2"/>
          <table:table-cell table:formula="of:=[.H28]/3400000000" office:value-type="float" office:value="0.00967376496078441" calcext:value-type="float">
            <text:p>0.009673765</text:p>
          </table:table-cell>
          <table:table-cell table:formula="of:=[.I28]/3400000000" office:value-type="float" office:value="0.0111829938039215" calcext:value-type="float">
            <text:p>0.0111829938</text:p>
          </table:table-cell>
          <table:table-cell table:formula="of:=[.J28]/3400000000" office:value-type="float" office:value="0.0131470648431374" calcext:value-type="float">
            <text:p>0.0131470648</text:p>
          </table:table-cell>
          <table:table-cell table:number-columns-repeated="2"/>
          <table:table-cell office:value-type="float" office:value="8399103.6" calcext:value-type="float">
            <text:p>8399103.6</text:p>
          </table:table-cell>
          <table:table-cell office:value-type="float" office:value="9608001.1" calcext:value-type="float">
            <text:p>9608001.1</text:p>
          </table:table-cell>
          <table:table-cell office:value-type="float" office:value="10969938.333333" calcext:value-type="float">
            <text:p>10969938.333333</text:p>
          </table:table-cell>
          <table:table-cell table:number-columns-repeated="2"/>
          <table:table-cell table:formula="of:=[.H28]/[.A28]" office:value-type="float" office:value="2.32348978019057" calcext:value-type="float">
            <text:p>2.3234897802</text:p>
          </table:table-cell>
          <table:table-cell table:formula="of:=[.I28]/[.A28]" office:value-type="float" office:value="2.68598337055722" calcext:value-type="float">
            <text:p>2.6859833706</text:p>
          </table:table-cell>
          <table:table-cell table:formula="of:=[.J28]/[.A28]" office:value-type="float" office:value="3.15772307125141" calcext:value-type="float">
            <text:p>3.1577230713</text:p>
          </table:table-cell>
          <table:table-cell/>
          <table:table-cell table:formula="of:=[.R28]/[.A28]" office:value-type="float" office:value="0.593334028455946" calcext:value-type="float">
            <text:p>0.5933340285</text:p>
          </table:table-cell>
          <table:table-cell table:formula="of:=[.S28]/[.A28]" office:value-type="float" office:value="0.678733620820222" calcext:value-type="float">
            <text:p>0.6787336208</text:p>
          </table:table-cell>
          <table:table-cell table:formula="of:=[.T28]/[.A28]" office:value-type="float" office:value="0.774944328967412" calcext:value-type="float">
            <text:p>0.774944329</text:p>
          </table:table-cell>
        </table:table-row>
        <table:table-row table:style-name="ro2">
          <table:table-cell table:formula="of:=[.A28]+524288" office:value-type="float" office:value="14680064" calcext:value-type="float">
            <text:p>14680064</text:p>
          </table:table-cell>
          <table:table-cell office:value-type="float" office:value="0.012181" calcext:value-type="float">
            <text:p>0.012181</text:p>
          </table:table-cell>
          <table:table-cell office:value-type="float" office:value="0.014237" calcext:value-type="float">
            <text:p>0.014237</text:p>
          </table:table-cell>
          <table:table-cell office:value-type="float" office:value="0.016964" calcext:value-type="float">
            <text:p>0.016964</text:p>
          </table:table-cell>
          <table:table-cell table:number-columns-repeated="3"/>
          <table:table-cell office:value-type="float" office:value="34029061.233333" calcext:value-type="float">
            <text:p>34029061.233333</text:p>
          </table:table-cell>
          <table:table-cell office:value-type="float" office:value="39645162.833333" calcext:value-type="float">
            <text:p>39645162.833333</text:p>
          </table:table-cell>
          <table:table-cell office:value-type="float" office:value="46570398.033333" calcext:value-type="float">
            <text:p>46570398.033333</text:p>
          </table:table-cell>
          <table:table-cell table:number-columns-repeated="2"/>
          <table:table-cell table:formula="of:=[.H29]/3400000000" office:value-type="float" office:value="0.0100085474215685" calcext:value-type="float">
            <text:p>0.0100085474</text:p>
          </table:table-cell>
          <table:table-cell table:formula="of:=[.I29]/3400000000" office:value-type="float" office:value="0.0116603420098038" calcext:value-type="float">
            <text:p>0.011660342</text:p>
          </table:table-cell>
          <table:table-cell table:formula="of:=[.J29]/3400000000" office:value-type="float" office:value="0.0136971758921568" calcext:value-type="float">
            <text:p>0.0136971759</text:p>
          </table:table-cell>
          <table:table-cell table:number-columns-repeated="2"/>
          <table:table-cell office:value-type="float" office:value="8584616.366667" calcext:value-type="float">
            <text:p>8584616.366667</text:p>
          </table:table-cell>
          <table:table-cell office:value-type="float" office:value="10044308.133333" calcext:value-type="float">
            <text:p>10044308.133333</text:p>
          </table:table-cell>
          <table:table-cell office:value-type="float" office:value="11408380.5" calcext:value-type="float">
            <text:p>11408380.5</text:p>
          </table:table-cell>
          <table:table-cell table:number-columns-repeated="2"/>
          <table:table-cell table:formula="of:=[.H29]/[.A29]" office:value-type="float" office:value="2.31804583640323" calcext:value-type="float">
            <text:p>2.3180458364</text:p>
          </table:table-cell>
          <table:table-cell table:formula="of:=[.I29]/[.A29]" office:value-type="float" office:value="2.70061239742095" calcext:value-type="float">
            <text:p>2.7006123974</text:p>
          </table:table-cell>
          <table:table-cell table:formula="of:=[.J29]/[.A29]" office:value-type="float" office:value="3.17235660780042" calcext:value-type="float">
            <text:p>3.1723566078</text:p>
          </table:table-cell>
          <table:table-cell/>
          <table:table-cell table:formula="of:=[.R29]/[.A29]" office:value-type="float" office:value="0.584780581792218" calcext:value-type="float">
            <text:p>0.5847805818</text:p>
          </table:table-cell>
          <table:table-cell table:formula="of:=[.S29]/[.A29]" office:value-type="float" office:value="0.684214192345006" calcext:value-type="float">
            <text:p>0.6842141923</text:p>
          </table:table-cell>
          <table:table-cell table:formula="of:=[.T29]/[.A29]" office:value-type="float" office:value="0.777134248188564" calcext:value-type="float">
            <text:p>0.7771342482</text:p>
          </table:table-cell>
        </table:table-row>
        <table:table-row table:style-name="ro2">
          <table:table-cell table:formula="of:=[.A29]+524288" office:value-type="float" office:value="15204352" calcext:value-type="float">
            <text:p>15204352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4785" calcext:value-type="float">
            <text:p>0.014785</text:p>
          </table:table-cell>
          <table:table-cell office:value-type="float" office:value="0.017623" calcext:value-type="float">
            <text:p>0.017623</text:p>
          </table:table-cell>
          <table:table-cell table:number-columns-repeated="3"/>
          <table:table-cell office:value-type="float" office:value="36032320.166667" calcext:value-type="float">
            <text:p>36032320.166667</text:p>
          </table:table-cell>
          <table:table-cell office:value-type="float" office:value="40946069.433333" calcext:value-type="float">
            <text:p>40946069.433333</text:p>
          </table:table-cell>
          <table:table-cell office:value-type="float" office:value="48114897.4" calcext:value-type="float">
            <text:p>48114897.4</text:p>
          </table:table-cell>
          <table:table-cell table:number-columns-repeated="2"/>
          <table:table-cell table:formula="of:=[.H30]/3400000000" office:value-type="float" office:value="0.0105977412254903" calcext:value-type="float">
            <text:p>0.0105977412</text:p>
          </table:table-cell>
          <table:table-cell table:formula="of:=[.I30]/3400000000" office:value-type="float" office:value="0.0120429615980391" calcext:value-type="float">
            <text:p>0.0120429616</text:p>
          </table:table-cell>
          <table:table-cell table:formula="of:=[.J30]/3400000000" office:value-type="float" office:value="0.0141514404117647" calcext:value-type="float">
            <text:p>0.0141514404</text:p>
          </table:table-cell>
          <table:table-cell table:number-columns-repeated="2"/>
          <table:table-cell office:value-type="float" office:value="8858600.366667" calcext:value-type="float">
            <text:p>8858600.366667</text:p>
          </table:table-cell>
          <table:table-cell office:value-type="float" office:value="10296056.833333" calcext:value-type="float">
            <text:p>10296056.833333</text:p>
          </table:table-cell>
          <table:table-cell office:value-type="float" office:value="11846846.866667" calcext:value-type="float">
            <text:p>11846846.866667</text:p>
          </table:table-cell>
          <table:table-cell table:number-columns-repeated="2"/>
          <table:table-cell table:formula="of:=[.H30]/[.A30]" office:value-type="float" office:value="2.36986884851567" calcext:value-type="float">
            <text:p>2.3698688485</text:p>
          </table:table-cell>
          <table:table-cell table:formula="of:=[.I30]/[.A30]" office:value-type="float" office:value="2.69304929492115" calcext:value-type="float">
            <text:p>2.6930492949</text:p>
          </table:table-cell>
          <table:table-cell table:formula="of:=[.J30]/[.A30]" office:value-type="float" office:value="3.16454771633806" calcext:value-type="float">
            <text:p>3.1645477163</text:p>
          </table:table-cell>
          <table:table-cell/>
          <table:table-cell table:formula="of:=[.R30]/[.A30]" office:value-type="float" office:value="0.582635837861883" calcext:value-type="float">
            <text:p>0.5826358379</text:p>
          </table:table-cell>
          <table:table-cell table:formula="of:=[.S30]/[.A30]" office:value-type="float" office:value="0.677178273255776" calcext:value-type="float">
            <text:p>0.6771782733</text:p>
          </table:table-cell>
          <table:table-cell table:formula="of:=[.T30]/[.A30]" office:value-type="float" office:value="0.77917473014746" calcext:value-type="float">
            <text:p>0.7791747301</text:p>
          </table:table-cell>
        </table:table-row>
        <table:table-row table:style-name="ro2">
          <table:table-cell table:formula="of:=[.A30]+524288" office:value-type="float" office:value="15728640" calcext:value-type="float">
            <text:p>15728640</text:p>
          </table:table-cell>
          <table:table-cell office:value-type="float" office:value="0.012778" calcext:value-type="float">
            <text:p>0.012778</text:p>
          </table:table-cell>
          <table:table-cell office:value-type="float" office:value="0.015359" calcext:value-type="float">
            <text:p>0.015359</text:p>
          </table:table-cell>
          <table:table-cell office:value-type="float" office:value="0.018024" calcext:value-type="float">
            <text:p>0.018024</text:p>
          </table:table-cell>
          <table:table-cell table:number-columns-repeated="3"/>
          <table:table-cell office:value-type="float" office:value="38672616.866667" calcext:value-type="float">
            <text:p>38672616.866667</text:p>
          </table:table-cell>
          <table:table-cell office:value-type="float" office:value="42423131.533333" calcext:value-type="float">
            <text:p>42423131.533333</text:p>
          </table:table-cell>
          <table:table-cell office:value-type="float" office:value="49525467.933333" calcext:value-type="float">
            <text:p>49525467.933333</text:p>
          </table:table-cell>
          <table:table-cell table:number-columns-repeated="2"/>
          <table:table-cell table:formula="of:=[.H31]/3400000000" office:value-type="float" office:value="0.0113742990784315" calcext:value-type="float">
            <text:p>0.0113742991</text:p>
          </table:table-cell>
          <table:table-cell table:formula="of:=[.I31]/3400000000" office:value-type="float" office:value="0.0124773916274509" calcext:value-type="float">
            <text:p>0.0124773916</text:p>
          </table:table-cell>
          <table:table-cell table:formula="of:=[.J31]/3400000000" office:value-type="float" office:value="0.0145663140980391" calcext:value-type="float">
            <text:p>0.0145663141</text:p>
          </table:table-cell>
          <table:table-cell table:number-columns-repeated="2"/>
          <table:table-cell office:value-type="float" office:value="9327613.166667" calcext:value-type="float">
            <text:p>9327613.166667</text:p>
          </table:table-cell>
          <table:table-cell office:value-type="float" office:value="10626410.166667" calcext:value-type="float">
            <text:p>10626410.166667</text:p>
          </table:table-cell>
          <table:table-cell office:value-type="float" office:value="12210203.066667" calcext:value-type="float">
            <text:p>12210203.066667</text:p>
          </table:table-cell>
          <table:table-cell table:number-columns-repeated="2"/>
          <table:table-cell table:formula="of:=[.H31]/[.A31]" office:value-type="float" office:value="2.4587387635973" calcext:value-type="float">
            <text:p>2.4587387636</text:p>
          </table:table-cell>
          <table:table-cell table:formula="of:=[.I31]/[.A31]" office:value-type="float" office:value="2.69719006432425" calcext:value-type="float">
            <text:p>2.6971900643</text:p>
          </table:table-cell>
          <table:table-cell table:formula="of:=[.J31]/[.A31]" office:value-type="float" office:value="3.14874445173473" calcext:value-type="float">
            <text:p>3.1487444517</text:p>
          </table:table-cell>
          <table:table-cell/>
          <table:table-cell table:formula="of:=[.R31]/[.A31]" office:value-type="float" office:value="0.593033674028206" calcext:value-type="float">
            <text:p>0.593033674</text:p>
          </table:table-cell>
          <table:table-cell table:formula="of:=[.S31]/[.A31]" office:value-type="float" office:value="0.675608963436572" calcext:value-type="float">
            <text:p>0.6756089634</text:p>
          </table:table-cell>
          <table:table-cell table:formula="of:=[.T31]/[.A31]" office:value-type="float" office:value="0.776303804185677" calcext:value-type="float">
            <text:p>0.7763038042</text:p>
          </table:table-cell>
        </table:table-row>
        <table:table-row table:style-name="ro2">
          <table:table-cell table:formula="of:=[.A31]+524288" office:value-type="float" office:value="16252928" calcext:value-type="float">
            <text:p>16252928</text:p>
          </table:table-cell>
          <table:table-cell office:value-type="float" office:value="0.013193" calcext:value-type="float">
            <text:p>0.013193</text:p>
          </table:table-cell>
          <table:table-cell office:value-type="float" office:value="0.015668" calcext:value-type="float">
            <text:p>0.015668</text:p>
          </table:table-cell>
          <table:table-cell office:value-type="float" office:value="0.01895" calcext:value-type="float">
            <text:p>0.01895</text:p>
          </table:table-cell>
          <table:table-cell table:number-columns-repeated="3"/>
          <table:table-cell office:value-type="float" office:value="38797139.733333" calcext:value-type="float">
            <text:p>38797139.733333</text:p>
          </table:table-cell>
          <table:table-cell office:value-type="float" office:value="44937347.6" calcext:value-type="float">
            <text:p>44937347.6</text:p>
          </table:table-cell>
          <table:table-cell office:value-type="float" office:value="51584464.8" calcext:value-type="float">
            <text:p>51584464.8</text:p>
          </table:table-cell>
          <table:table-cell table:number-columns-repeated="2"/>
          <table:table-cell table:formula="of:=[.H32]/3400000000" office:value-type="float" office:value="0.0114109234509803" calcext:value-type="float">
            <text:p>0.0114109235</text:p>
          </table:table-cell>
          <table:table-cell table:formula="of:=[.I32]/3400000000" office:value-type="float" office:value="0.0132168669411765" calcext:value-type="float">
            <text:p>0.0132168669</text:p>
          </table:table-cell>
          <table:table-cell table:formula="of:=[.J32]/3400000000" office:value-type="float" office:value="0.0151719014117647" calcext:value-type="float">
            <text:p>0.0151719014</text:p>
          </table:table-cell>
          <table:table-cell table:number-columns-repeated="2"/>
          <table:table-cell office:value-type="float" office:value="9482493.833333" calcext:value-type="float">
            <text:p>9482493.833333</text:p>
          </table:table-cell>
          <table:table-cell office:value-type="float" office:value="10984180.466667" calcext:value-type="float">
            <text:p>10984180.466667</text:p>
          </table:table-cell>
          <table:table-cell office:value-type="float" office:value="12715840.633333" calcext:value-type="float">
            <text:p>12715840.633333</text:p>
          </table:table-cell>
          <table:table-cell table:number-columns-repeated="2"/>
          <table:table-cell table:formula="of:=[.H32]/[.A32]" office:value-type="float" office:value="2.38708617507768" calcext:value-type="float">
            <text:p>2.3870861751</text:p>
          </table:table-cell>
          <table:table-cell table:formula="of:=[.I32]/[.A32]" office:value-type="float" office:value="2.76487704861549" calcext:value-type="float">
            <text:p>2.7648770486</text:p>
          </table:table-cell>
          <table:table-cell table:formula="of:=[.J32]/[.A32]" office:value-type="float" office:value="3.17385672292402" calcext:value-type="float">
            <text:p>3.1738567229</text:p>
          </table:table-cell>
          <table:table-cell/>
          <table:table-cell table:formula="of:=[.R32]/[.A32]" office:value-type="float" office:value="0.583432956408408" calcext:value-type="float">
            <text:p>0.5834329564</text:p>
          </table:table-cell>
          <table:table-cell table:formula="of:=[.S32]/[.A32]" office:value-type="float" office:value="0.675827793408486" calcext:value-type="float">
            <text:p>0.6758277934</text:p>
          </table:table-cell>
          <table:table-cell table:formula="of:=[.T32]/[.A32]" office:value-type="float" office:value="0.782372298291914" calcext:value-type="float">
            <text:p>0.7823722983</text:p>
          </table:table-cell>
        </table:table-row>
        <table:table-row table:style-name="ro2">
          <table:table-cell table:formula="of:=[.A32]+524288" office:value-type="float" office:value="16777216" calcext:value-type="float">
            <text:p>16777216</text:p>
          </table:table-cell>
          <table:table-cell office:value-type="float" office:value="0.013521" calcext:value-type="float">
            <text:p>0.013521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9175" calcext:value-type="float">
            <text:p>0.019175</text:p>
          </table:table-cell>
          <table:table-cell table:number-columns-repeated="3"/>
          <table:table-cell office:value-type="float" office:value="38779562.466667" calcext:value-type="float">
            <text:p>38779562.466667</text:p>
          </table:table-cell>
          <table:table-cell office:value-type="float" office:value="46133221.166667" calcext:value-type="float">
            <text:p>46133221.166667</text:p>
          </table:table-cell>
          <table:table-cell office:value-type="float" office:value="52652002.8" calcext:value-type="float">
            <text:p>52652002.8</text:p>
          </table:table-cell>
          <table:table-cell table:number-columns-repeated="2"/>
          <table:table-cell table:formula="of:=[.H33]/3400000000" office:value-type="float" office:value="0.0114057536666668" calcext:value-type="float">
            <text:p>0.0114057537</text:p>
          </table:table-cell>
          <table:table-cell table:formula="of:=[.I33]/3400000000" office:value-type="float" office:value="0.0135685944607844" calcext:value-type="float">
            <text:p>0.0135685945</text:p>
          </table:table-cell>
          <table:table-cell table:formula="of:=[.J33]/3400000000" office:value-type="float" office:value="0.0154858831764706" calcext:value-type="float">
            <text:p>0.0154858832</text:p>
          </table:table-cell>
          <table:table-cell table:number-columns-repeated="2"/>
          <table:table-cell office:value-type="float" office:value="9966398.466667" calcext:value-type="float">
            <text:p>9966398.466667</text:p>
          </table:table-cell>
          <table:table-cell office:value-type="float" office:value="11397573.766667" calcext:value-type="float">
            <text:p>11397573.766667</text:p>
          </table:table-cell>
          <table:table-cell office:value-type="float" office:value="13161392.233333" calcext:value-type="float">
            <text:p>13161392.233333</text:p>
          </table:table-cell>
          <table:table-cell table:number-columns-repeated="2"/>
          <table:table-cell table:formula="of:=[.H33]/[.A33]" office:value-type="float" office:value="2.31144204537076" calcext:value-type="float">
            <text:p>2.3114420454</text:p>
          </table:table-cell>
          <table:table-cell table:formula="of:=[.I33]/[.A33]" office:value-type="float" office:value="2.74975425998372" calcext:value-type="float">
            <text:p>2.74975426</text:p>
          </table:table-cell>
          <table:table-cell table:formula="of:=[.J33]/[.A33]" office:value-type="float" office:value="3.13830392360687" calcext:value-type="float">
            <text:p>3.1383039236</text:p>
          </table:table-cell>
          <table:table-cell/>
          <table:table-cell table:formula="of:=[.R33]/[.A33]" office:value-type="float" office:value="0.594043640295684" calcext:value-type="float">
            <text:p>0.5940436403</text:p>
          </table:table-cell>
          <table:table-cell table:formula="of:=[.S33]/[.A33]" office:value-type="float" office:value="0.679348335663497" calcext:value-type="float">
            <text:p>0.6793483357</text:p>
          </table:table-cell>
          <table:table-cell table:formula="of:=[.T33]/[.A33]" office:value-type="float" office:value="0.784480108817399" calcext:value-type="float">
            <text:p>0.7844801088</text:p>
          </table:table-cell>
        </table:table-row>
        <table:table-row table:style-name="ro2">
          <table:table-cell table:formula="of:=[.A33]+524288" office:value-type="float" office:value="17301504" calcext:value-type="float">
            <text:p>17301504</text:p>
          </table:table-cell>
          <table:table-cell office:value-type="float" office:value="0.014041" calcext:value-type="float">
            <text:p>0.014041</text:p>
          </table:table-cell>
          <table:table-cell office:value-type="float" office:value="0.016883" calcext:value-type="float">
            <text:p>0.016883</text:p>
          </table:table-cell>
          <table:table-cell office:value-type="float" office:value="0.019707" calcext:value-type="float">
            <text:p>0.019707</text:p>
          </table:table-cell>
          <table:table-cell table:number-columns-repeated="3"/>
          <table:table-cell office:value-type="float" office:value="39904514.066667" calcext:value-type="float">
            <text:p>39904514.066667</text:p>
          </table:table-cell>
          <table:table-cell office:value-type="float" office:value="47192849.133333" calcext:value-type="float">
            <text:p>47192849.133333</text:p>
          </table:table-cell>
          <table:table-cell office:value-type="float" office:value="55808816.233333" calcext:value-type="float">
            <text:p>55808816.233333</text:p>
          </table:table-cell>
          <table:table-cell table:number-columns-repeated="2"/>
          <table:table-cell table:formula="of:=[.H34]/3400000000" office:value-type="float" office:value="0.0117366217843138" calcext:value-type="float">
            <text:p>0.0117366218</text:p>
          </table:table-cell>
          <table:table-cell table:formula="of:=[.I34]/3400000000" office:value-type="float" office:value="0.0138802497450979" calcext:value-type="float">
            <text:p>0.0138802497</text:p>
          </table:table-cell>
          <table:table-cell table:formula="of:=[.J34]/3400000000" office:value-type="float" office:value="0.0164143577156862" calcext:value-type="float">
            <text:p>0.0164143577</text:p>
          </table:table-cell>
          <table:table-cell table:number-columns-repeated="2"/>
          <table:table-cell office:value-type="float" office:value="10046982.133333" calcext:value-type="float">
            <text:p>10046982.133333</text:p>
          </table:table-cell>
          <table:table-cell office:value-type="float" office:value="11717173.4" calcext:value-type="float">
            <text:p>11717173.4</text:p>
          </table:table-cell>
          <table:table-cell office:value-type="float" office:value="13599211.3" calcext:value-type="float">
            <text:p>13599211.3</text:p>
          </table:table-cell>
          <table:table-cell table:number-columns-repeated="2"/>
          <table:table-cell table:formula="of:=[.H34]/[.A34]" office:value-type="float" office:value="2.30641879842741" calcext:value-type="float">
            <text:p>2.3064187984</text:p>
          </table:table-cell>
          <table:table-cell table:formula="of:=[.I34]/[.A34]" office:value-type="float" office:value="2.72767322039361" calcext:value-type="float">
            <text:p>2.7276732204</text:p>
          </table:table-cell>
          <table:table-cell table:formula="of:=[.J34]/[.A34]" office:value-type="float" office:value="3.22566270731914" calcext:value-type="float">
            <text:p>3.2256627073</text:p>
          </table:table-cell>
          <table:table-cell/>
          <table:table-cell table:formula="of:=[.R34]/[.A34]" office:value-type="float" office:value="0.580699928360737" calcext:value-type="float">
            <text:p>0.5806999284</text:p>
          </table:table-cell>
          <table:table-cell table:formula="of:=[.S34]/[.A34]" office:value-type="float" office:value="0.677234383785363" calcext:value-type="float">
            <text:p>0.6772343838</text:p>
          </table:table-cell>
          <table:table-cell table:formula="of:=[.T34]/[.A34]" office:value-type="float" office:value="0.7860132448601" calcext:value-type="float">
            <text:p>0.7860132449</text:p>
          </table:table-cell>
        </table:table-row>
        <table:table-row table:style-name="ro2">
          <table:table-cell table:formula="of:=[.A34]+524288" office:value-type="float" office:value="17825792" calcext:value-type="float">
            <text:p>17825792</text:p>
          </table:table-cell>
          <table:table-cell office:value-type="float" office:value="0.014418" calcext:value-type="float">
            <text:p>0.014418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20214" calcext:value-type="float">
            <text:p>0.020214</text:p>
          </table:table-cell>
          <table:table-cell table:number-columns-repeated="3"/>
          <table:table-cell office:value-type="float" office:value="40951662.5" calcext:value-type="float">
            <text:p>40951662.5</text:p>
          </table:table-cell>
          <table:table-cell office:value-type="float" office:value="48384495.1" calcext:value-type="float">
            <text:p>48384495.1</text:p>
          </table:table-cell>
          <table:table-cell office:value-type="float" office:value="56135337.5" calcext:value-type="float">
            <text:p>56135337.5</text:p>
          </table:table-cell>
          <table:table-cell table:number-columns-repeated="2"/>
          <table:table-cell table:formula="of:=[.H35]/3400000000" office:value-type="float" office:value="0.0120446066176471" calcext:value-type="float">
            <text:p>0.0120446066</text:p>
          </table:table-cell>
          <table:table-cell table:formula="of:=[.I35]/3400000000" office:value-type="float" office:value="0.0142307338529412" calcext:value-type="float">
            <text:p>0.0142307339</text:p>
          </table:table-cell>
          <table:table-cell table:formula="of:=[.J35]/3400000000" office:value-type="float" office:value="0.0165103933823529" calcext:value-type="float">
            <text:p>0.0165103934</text:p>
          </table:table-cell>
          <table:table-cell table:number-columns-repeated="2"/>
          <table:table-cell office:value-type="float" office:value="10538800.933333" calcext:value-type="float">
            <text:p>10538800.933333</text:p>
          </table:table-cell>
          <table:table-cell office:value-type="float" office:value="12148103.066667" calcext:value-type="float">
            <text:p>12148103.066667</text:p>
          </table:table-cell>
          <table:table-cell office:value-type="float" office:value="14043440.266667" calcext:value-type="float">
            <text:p>14043440.266667</text:p>
          </table:table-cell>
          <table:table-cell table:number-columns-repeated="2"/>
          <table:table-cell table:formula="of:=[.H35]/[.A35]" office:value-type="float" office:value="2.29732639649335" calcext:value-type="float">
            <text:p>2.2973263965</text:p>
          </table:table-cell>
          <table:table-cell table:formula="of:=[.I35]/[.A35]" office:value-type="float" office:value="2.71429707583259" calcext:value-type="float">
            <text:p>2.7142970758</text:p>
          </table:table-cell>
          <table:table-cell table:formula="of:=[.J35]/[.A35]" office:value-type="float" office:value="3.14910762450274" calcext:value-type="float">
            <text:p>3.1491076245</text:p>
          </table:table-cell>
          <table:table-cell/>
          <table:table-cell table:formula="of:=[.R35]/[.A35]" office:value-type="float" office:value="0.591210810343406" calcext:value-type="float">
            <text:p>0.5912108103</text:p>
          </table:table-cell>
          <table:table-cell table:formula="of:=[.S35]/[.A35]" office:value-type="float" office:value="0.681490228690372" calcext:value-type="float">
            <text:p>0.6814902287</text:p>
          </table:table-cell>
          <table:table-cell table:formula="of:=[.T35]/[.A35]" office:value-type="float" office:value="0.787815782135627" calcext:value-type="float">
            <text:p>0.7878157821</text:p>
          </table:table-cell>
        </table:table-row>
        <table:table-row table:style-name="ro2">
          <table:table-cell table:formula="of:=[.A35]+524288" office:value-type="float" office:value="18350080" calcext:value-type="float">
            <text:p>18350080</text:p>
          </table:table-cell>
          <table:table-cell office:value-type="float" office:value="0.014836" calcext:value-type="float">
            <text:p>0.014836</text:p>
          </table:table-cell>
          <table:table-cell office:value-type="float" office:value="0.017754" calcext:value-type="float">
            <text:p>0.017754</text:p>
          </table:table-cell>
          <table:table-cell office:value-type="float" office:value="0.020779" calcext:value-type="float">
            <text:p>0.020779</text:p>
          </table:table-cell>
          <table:table-cell table:number-columns-repeated="3"/>
          <table:table-cell office:value-type="float" office:value="45515531.5" calcext:value-type="float">
            <text:p>45515531.5</text:p>
          </table:table-cell>
          <table:table-cell office:value-type="float" office:value="49853999.966667" calcext:value-type="float">
            <text:p>49853999.966667</text:p>
          </table:table-cell>
          <table:table-cell office:value-type="float" office:value="57740424.9" calcext:value-type="float">
            <text:p>57740424.9</text:p>
          </table:table-cell>
          <table:table-cell table:number-columns-repeated="2"/>
          <table:table-cell table:formula="of:=[.H36]/3400000000" office:value-type="float" office:value="0.0133869210294118" calcext:value-type="float">
            <text:p>0.013386921</text:p>
          </table:table-cell>
          <table:table-cell table:formula="of:=[.I36]/3400000000" office:value-type="float" office:value="0.0146629411666668" calcext:value-type="float">
            <text:p>0.0146629412</text:p>
          </table:table-cell>
          <table:table-cell table:formula="of:=[.J36]/3400000000" office:value-type="float" office:value="0.0169824779117647" calcext:value-type="float">
            <text:p>0.0169824779</text:p>
          </table:table-cell>
          <table:table-cell table:number-columns-repeated="2"/>
          <table:table-cell office:value-type="float" office:value="10722425.066667" calcext:value-type="float">
            <text:p>10722425.066667</text:p>
          </table:table-cell>
          <table:table-cell office:value-type="float" office:value="12435554.866667" calcext:value-type="float">
            <text:p>12435554.866667</text:p>
          </table:table-cell>
          <table:table-cell office:value-type="float" office:value="14193878.566667" calcext:value-type="float">
            <text:p>14193878.566667</text:p>
          </table:table-cell>
          <table:table-cell table:number-columns-repeated="2"/>
          <table:table-cell table:formula="of:=[.H36]/[.A36]" office:value-type="float" office:value="2.48039962223598" calcext:value-type="float">
            <text:p>2.4803996222</text:p>
          </table:table-cell>
          <table:table-cell table:formula="of:=[.I36]/[.A36]" office:value-type="float" office:value="2.71682739076162" calcext:value-type="float">
            <text:p>2.7168273908</text:p>
          </table:table-cell>
          <table:table-cell table:formula="of:=[.J36]/[.A36]" office:value-type="float" office:value="3.14660344260079" calcext:value-type="float">
            <text:p>3.1466034426</text:p>
          </table:table-cell>
          <table:table-cell/>
          <table:table-cell table:formula="of:=[.R36]/[.A36]" office:value-type="float" office:value="0.584325794038337" calcext:value-type="float">
            <text:p>0.584325794</text:p>
          </table:table-cell>
          <table:table-cell table:formula="of:=[.S36]/[.A36]" office:value-type="float" office:value="0.677683959234347" calcext:value-type="float">
            <text:p>0.6776839592</text:p>
          </table:table-cell>
          <table:table-cell table:formula="of:=[.T36]/[.A36]" office:value-type="float" office:value="0.773504996526827" calcext:value-type="float">
            <text:p>0.7735049965</text:p>
          </table:table-cell>
        </table:table-row>
        <table:table-row table:style-name="ro2">
          <table:table-cell table:formula="of:=[.A36]+524288" office:value-type="float" office:value="18874368" calcext:value-type="float">
            <text:p>18874368</text:p>
          </table:table-cell>
          <table:table-cell office:value-type="float" office:value="0.015274" calcext:value-type="float">
            <text:p>0.015274</text:p>
          </table:table-cell>
          <table:table-cell office:value-type="float" office:value="0.018223" calcext:value-type="float">
            <text:p>0.018223</text:p>
          </table:table-cell>
          <table:table-cell office:value-type="float" office:value="0.021481" calcext:value-type="float">
            <text:p>0.021481</text:p>
          </table:table-cell>
          <table:table-cell table:number-columns-repeated="3"/>
          <table:table-cell office:value-type="float" office:value="48189306.133333" calcext:value-type="float">
            <text:p>48189306.133333</text:p>
          </table:table-cell>
          <table:table-cell office:value-type="float" office:value="50927736.066667" calcext:value-type="float">
            <text:p>50927736.066667</text:p>
          </table:table-cell>
          <table:table-cell office:value-type="float" office:value="59865689.933333" calcext:value-type="float">
            <text:p>59865689.933333</text:p>
          </table:table-cell>
          <table:table-cell table:number-columns-repeated="2"/>
          <table:table-cell table:formula="of:=[.H37]/3400000000" office:value-type="float" office:value="0.0141733253333332" calcext:value-type="float">
            <text:p>0.0141733253</text:p>
          </table:table-cell>
          <table:table-cell table:formula="of:=[.I37]/3400000000" office:value-type="float" office:value="0.0149787459019609" calcext:value-type="float">
            <text:p>0.0149787459</text:p>
          </table:table-cell>
          <table:table-cell table:formula="of:=[.J37]/3400000000" office:value-type="float" office:value="0.017607555862745" calcext:value-type="float">
            <text:p>0.0176075559</text:p>
          </table:table-cell>
          <table:table-cell table:number-columns-repeated="2"/>
          <table:table-cell office:value-type="float" office:value="11352644.9" calcext:value-type="float">
            <text:p>11352644.9</text:p>
          </table:table-cell>
          <table:table-cell office:value-type="float" office:value="13057622.733333" calcext:value-type="float">
            <text:p>13057622.733333</text:p>
          </table:table-cell>
          <table:table-cell office:value-type="float" office:value="14742954.066667" calcext:value-type="float">
            <text:p>14742954.066667</text:p>
          </table:table-cell>
          <table:table-cell table:number-columns-repeated="2"/>
          <table:table-cell table:formula="of:=[.H37]/[.A37]" office:value-type="float" office:value="2.55316131026655" calcext:value-type="float">
            <text:p>2.5531613103</text:p>
          </table:table-cell>
          <table:table-cell table:formula="of:=[.I37]/[.A37]" office:value-type="float" office:value="2.69824854886092" calcext:value-type="float">
            <text:p>2.6982485489</text:p>
          </table:table-cell>
          <table:table-cell table:formula="of:=[.J37]/[.A37]" office:value-type="float" office:value="3.1717983846311" calcext:value-type="float">
            <text:p>3.1717983846</text:p>
          </table:table-cell>
          <table:table-cell/>
          <table:table-cell table:formula="of:=[.R37]/[.A37]" office:value-type="float" office:value="0.601484770245022" calcext:value-type="float">
            <text:p>0.6014847702</text:p>
          </table:table-cell>
          <table:table-cell table:formula="of:=[.S37]/[.A37]" office:value-type="float" office:value="0.691817746339003" calcext:value-type="float">
            <text:p>0.6918177463</text:p>
          </table:table-cell>
          <table:table-cell table:formula="of:=[.T37]/[.A37]" office:value-type="float" office:value="0.781109813407633" calcext:value-type="float">
            <text:p>0.7811098134</text:p>
          </table:table-cell>
        </table:table-row>
        <table:table-row table:style-name="ro2">
          <table:table-cell table:formula="of:=[.A37]+524288" office:value-type="float" office:value="19398656" calcext:value-type="float">
            <text:p>19398656</text:p>
          </table:table-cell>
          <table:table-cell office:value-type="float" office:value="0.015697" calcext:value-type="float">
            <text:p>0.015697</text:p>
          </table:table-cell>
          <table:table-cell office:value-type="float" office:value="0.018747" calcext:value-type="float">
            <text:p>0.018747</text:p>
          </table:table-cell>
          <table:table-cell office:value-type="float" office:value="0.022183" calcext:value-type="float">
            <text:p>0.022183</text:p>
          </table:table-cell>
          <table:table-cell table:number-columns-repeated="3"/>
          <table:table-cell office:value-type="float" office:value="50107140.233333" calcext:value-type="float">
            <text:p>50107140.233333</text:p>
          </table:table-cell>
          <table:table-cell office:value-type="float" office:value="53785773.566667" calcext:value-type="float">
            <text:p>53785773.566667</text:p>
          </table:table-cell>
          <table:table-cell office:value-type="float" office:value="60701172.233333" calcext:value-type="float">
            <text:p>60701172.233333</text:p>
          </table:table-cell>
          <table:table-cell table:number-columns-repeated="2"/>
          <table:table-cell table:formula="of:=[.H38]/3400000000" office:value-type="float" office:value="0.0147373941862744" calcext:value-type="float">
            <text:p>0.0147373942</text:p>
          </table:table-cell>
          <table:table-cell table:formula="of:=[.I38]/3400000000" office:value-type="float" office:value="0.0158193451666668" calcext:value-type="float">
            <text:p>0.0158193452</text:p>
          </table:table-cell>
          <table:table-cell table:formula="of:=[.J38]/3400000000" office:value-type="float" office:value="0.0178532859509803" calcext:value-type="float">
            <text:p>0.017853286</text:p>
          </table:table-cell>
          <table:table-cell table:number-columns-repeated="2"/>
          <table:table-cell office:value-type="float" office:value="11216327.333333" calcext:value-type="float">
            <text:p>11216327.333333</text:p>
          </table:table-cell>
          <table:table-cell office:value-type="float" office:value="13180822.8" calcext:value-type="float">
            <text:p>13180822.8</text:p>
          </table:table-cell>
          <table:table-cell office:value-type="float" office:value="15204242.5" calcext:value-type="float">
            <text:p>15204242.5</text:p>
          </table:table-cell>
          <table:table-cell table:number-columns-repeated="2"/>
          <table:table-cell table:formula="of:=[.H38]/[.A38]" office:value-type="float" office:value="2.5830212275187" calcext:value-type="float">
            <text:p>2.5830212275</text:p>
          </table:table-cell>
          <table:table-cell table:formula="of:=[.I38]/[.A38]" office:value-type="float" office:value="2.77265463992284" calcext:value-type="float">
            <text:p>2.7726546399</text:p>
          </table:table-cell>
          <table:table-cell table:formula="of:=[.J38]/[.A38]" office:value-type="float" office:value="3.12914318565848" calcext:value-type="float">
            <text:p>3.1291431857</text:p>
          </table:table-cell>
          <table:table-cell/>
          <table:table-cell table:formula="of:=[.R38]/[.A38]" office:value-type="float" office:value="0.578201259578653" calcext:value-type="float">
            <text:p>0.5782012596</text:p>
          </table:table-cell>
          <table:table-cell table:formula="of:=[.S38]/[.A38]" office:value-type="float" office:value="0.679470928295239" calcext:value-type="float">
            <text:p>0.6794709283</text:p>
          </table:table-cell>
          <table:table-cell table:formula="of:=[.T38]/[.A38]" office:value-type="float" office:value="0.78377813906283" calcext:value-type="float">
            <text:p>0.7837781391</text:p>
          </table:table-cell>
        </table:table-row>
        <table:table-row table:style-name="ro2">
          <table:table-cell table:formula="of:=[.A38]+524288" office:value-type="float" office:value="19922944" calcext:value-type="float">
            <text:p>19922944</text:p>
          </table:table-cell>
          <table:table-cell office:value-type="float" office:value="0.016087" calcext:value-type="float">
            <text:p>0.016087</text:p>
          </table:table-cell>
          <table:table-cell office:value-type="float" office:value="0.019384" calcext:value-type="float">
            <text:p>0.019384</text:p>
          </table:table-cell>
          <table:table-cell office:value-type="float" office:value="0.022623" calcext:value-type="float">
            <text:p>0.022623</text:p>
          </table:table-cell>
          <table:table-cell table:number-columns-repeated="3"/>
          <table:table-cell office:value-type="float" office:value="50409638.066667" calcext:value-type="float">
            <text:p>50409638.066667</text:p>
          </table:table-cell>
          <table:table-cell office:value-type="float" office:value="53789589.366667" calcext:value-type="float">
            <text:p>53789589.366667</text:p>
          </table:table-cell>
          <table:table-cell office:value-type="float" office:value="62557704" calcext:value-type="float">
            <text:p>62557704</text:p>
          </table:table-cell>
          <table:table-cell table:number-columns-repeated="2"/>
          <table:table-cell table:formula="of:=[.H39]/3400000000" office:value-type="float" office:value="0.014826364137255" calcext:value-type="float">
            <text:p>0.0148263641</text:p>
          </table:table-cell>
          <table:table-cell table:formula="of:=[.I39]/3400000000" office:value-type="float" office:value="0.0158204674607844" calcext:value-type="float">
            <text:p>0.0158204675</text:p>
          </table:table-cell>
          <table:table-cell table:formula="of:=[.J39]/3400000000" office:value-type="float" office:value="0.0183993247058824" calcext:value-type="float">
            <text:p>0.0183993247</text:p>
          </table:table-cell>
          <table:table-cell table:number-columns-repeated="2"/>
          <table:table-cell office:value-type="float" office:value="11827206.466667" calcext:value-type="float">
            <text:p>11827206.466667</text:p>
          </table:table-cell>
          <table:table-cell office:value-type="float" office:value="13604384" calcext:value-type="float">
            <text:p>13604384</text:p>
          </table:table-cell>
          <table:table-cell office:value-type="float" office:value="15553154.733333" calcext:value-type="float">
            <text:p>15553154.733333</text:p>
          </table:table-cell>
          <table:table-cell table:number-columns-repeated="2"/>
          <table:table-cell table:formula="of:=[.H39]/[.A39]" office:value-type="float" office:value="2.53023037492185" calcext:value-type="float">
            <text:p>2.5302303749</text:p>
          </table:table-cell>
          <table:table-cell table:formula="of:=[.I39]/[.A39]" office:value-type="float" office:value="2.69988157205416" calcext:value-type="float">
            <text:p>2.6998815721</text:p>
          </table:table-cell>
          <table:table-cell table:formula="of:=[.J39]/[.A39]" office:value-type="float" office:value="3.13998292621813" calcext:value-type="float">
            <text:p>3.1399829262</text:p>
          </table:table-cell>
          <table:table-cell/>
          <table:table-cell table:formula="of:=[.R39]/[.A39]" office:value-type="float" office:value="0.593647528531275" calcext:value-type="float">
            <text:p>0.5936475285</text:p>
          </table:table-cell>
          <table:table-cell table:formula="of:=[.S39]/[.A39]" office:value-type="float" office:value="0.682850084806743" calcext:value-type="float">
            <text:p>0.6828500848</text:p>
          </table:table-cell>
          <table:table-cell table:formula="of:=[.T39]/[.A39]" office:value-type="float" office:value="0.780665484645894" calcext:value-type="float">
            <text:p>0.7806654846</text:p>
          </table:table-cell>
        </table:table-row>
        <table:table-row table:style-name="ro2">
          <table:table-cell table:formula="of:=[.A39]+524288" office:value-type="float" office:value="20447232" calcext:value-type="float">
            <text:p>20447232</text:p>
          </table:table-cell>
          <table:table-cell office:value-type="float" office:value="0.016527" calcext:value-type="float">
            <text:p>0.016527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348" calcext:value-type="float">
            <text:p>0.02348</text:p>
          </table:table-cell>
          <table:table-cell table:number-columns-repeated="3"/>
          <table:table-cell office:value-type="float" office:value="51461426.866667" calcext:value-type="float">
            <text:p>51461426.866667</text:p>
          </table:table-cell>
          <table:table-cell office:value-type="float" office:value="55101631.8" calcext:value-type="float">
            <text:p>55101631.8</text:p>
          </table:table-cell>
          <table:table-cell office:value-type="float" office:value="64550479.466667" calcext:value-type="float">
            <text:p>64550479.466667</text:p>
          </table:table-cell>
          <table:table-cell table:number-columns-repeated="2"/>
          <table:table-cell table:formula="of:=[.H40]/3400000000" office:value-type="float" office:value="0.0151357137843138" calcext:value-type="float">
            <text:p>0.0151357138</text:p>
          </table:table-cell>
          <table:table-cell table:formula="of:=[.I40]/3400000000" office:value-type="float" office:value="0.0162063622941176" calcext:value-type="float">
            <text:p>0.0162063623</text:p>
          </table:table-cell>
          <table:table-cell table:formula="of:=[.J40]/3400000000" office:value-type="float" office:value="0.018985435137255" calcext:value-type="float">
            <text:p>0.0189854351</text:p>
          </table:table-cell>
          <table:table-cell table:number-columns-repeated="2"/>
          <table:table-cell office:value-type="float" office:value="11769721.433333" calcext:value-type="float">
            <text:p>11769721.433333</text:p>
          </table:table-cell>
          <table:table-cell office:value-type="float" office:value="13823145.666667" calcext:value-type="float">
            <text:p>13823145.666667</text:p>
          </table:table-cell>
          <table:table-cell office:value-type="float" office:value="16367251.9" calcext:value-type="float">
            <text:p>16367251.9</text:p>
          </table:table-cell>
          <table:table-cell table:number-columns-repeated="2"/>
          <table:table-cell table:formula="of:=[.H40]/[.A40]" office:value-type="float" office:value="2.51679185068507" calcext:value-type="float">
            <text:p>2.5167918507</text:p>
          </table:table-cell>
          <table:table-cell table:formula="of:=[.I40]/[.A40]" office:value-type="float" office:value="2.69482107896071" calcext:value-type="float">
            <text:p>2.694821079</text:p>
          </table:table-cell>
          <table:table-cell table:formula="of:=[.J40]/[.A40]" office:value-type="float" office:value="3.1569299681574" calcext:value-type="float">
            <text:p>3.1569299682</text:p>
          </table:table-cell>
          <table:table-cell/>
          <table:table-cell table:formula="of:=[.R40]/[.A40]" office:value-type="float" office:value="0.575614412421838" calcext:value-type="float">
            <text:p>0.5756144124</text:p>
          </table:table-cell>
          <table:table-cell table:formula="of:=[.S40]/[.A40]" office:value-type="float" office:value="0.676039948422701" calcext:value-type="float">
            <text:p>0.6760399484</text:p>
          </table:table-cell>
          <table:table-cell table:formula="of:=[.T40]/[.A40]" office:value-type="float" office:value="0.800462962419559" calcext:value-type="float">
            <text:p>0.8004629624</text:p>
          </table:table-cell>
        </table:table-row>
        <table:table-row table:style-name="ro2">
          <table:table-cell table:formula="of:=[.A40]+524288" office:value-type="float" office:value="20971520" calcext:value-type="float">
            <text:p>20971520</text:p>
          </table:table-cell>
          <table:table-cell office:value-type="float" office:value="0.017428" calcext:value-type="float">
            <text:p>0.017428</text:p>
          </table:table-cell>
          <table:table-cell office:value-type="float" office:value="0.020186" calcext:value-type="float">
            <text:p>0.020186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52267576.033333" calcext:value-type="float">
            <text:p>52267576.033333</text:p>
          </table:table-cell>
          <table:table-cell office:value-type="float" office:value="56345975.2" calcext:value-type="float">
            <text:p>56345975.2</text:p>
          </table:table-cell>
          <table:table-cell office:value-type="float" office:value="66046082.6" calcext:value-type="float">
            <text:p>66046082.6</text:p>
          </table:table-cell>
          <table:table-cell table:number-columns-repeated="2"/>
          <table:table-cell table:formula="of:=[.H41]/3400000000" office:value-type="float" office:value="0.0153728164803921" calcext:value-type="float">
            <text:p>0.0153728165</text:p>
          </table:table-cell>
          <table:table-cell table:formula="of:=[.I41]/3400000000" office:value-type="float" office:value="0.0165723456470588" calcext:value-type="float">
            <text:p>0.0165723456</text:p>
          </table:table-cell>
          <table:table-cell table:formula="of:=[.J41]/3400000000" office:value-type="float" office:value="0.0194253184117647" calcext:value-type="float">
            <text:p>0.0194253184</text:p>
          </table:table-cell>
          <table:table-cell table:number-columns-repeated="2"/>
          <table:table-cell office:value-type="float" office:value="12291029.033333" calcext:value-type="float">
            <text:p>12291029.033333</text:p>
          </table:table-cell>
          <table:table-cell office:value-type="float" office:value="14049426.8" calcext:value-type="float">
            <text:p>14049426.8</text:p>
          </table:table-cell>
          <table:table-cell office:value-type="float" office:value="16536642.4" calcext:value-type="float">
            <text:p>16536642.4</text:p>
          </table:table-cell>
          <table:table-cell table:number-columns-repeated="2"/>
          <table:table-cell table:formula="of:=[.H41]/[.A41]" office:value-type="float" office:value="2.49231224219003" calcext:value-type="float">
            <text:p>2.4923122422</text:p>
          </table:table-cell>
          <table:table-cell table:formula="of:=[.I41]/[.A41]" office:value-type="float" office:value="2.68678546905518" calcext:value-type="float">
            <text:p>2.6867854691</text:p>
          </table:table-cell>
          <table:table-cell table:formula="of:=[.J41]/[.A41]" office:value-type="float" office:value="3.14932263374329" calcext:value-type="float">
            <text:p>3.1493226337</text:p>
          </table:table-cell>
          <table:table-cell/>
          <table:table-cell table:formula="of:=[.R41]/[.A41]" office:value-type="float" office:value="0.586081935564661" calcext:value-type="float">
            <text:p>0.5860819356</text:p>
          </table:table-cell>
          <table:table-cell table:formula="of:=[.S41]/[.A41]" office:value-type="float" office:value="0.669928874969482" calcext:value-type="float">
            <text:p>0.669928875</text:p>
          </table:table-cell>
          <table:table-cell table:formula="of:=[.T41]/[.A41]" office:value-type="float" office:value="0.78852855682373" calcext:value-type="float">
            <text:p>0.7885285568</text:p>
          </table:table-cell>
        </table:table-row>
        <table:table-row table:style-name="ro2">
          <table:table-cell table:formula="of:=[.A41]+524288" office:value-type="float" office:value="21495808" calcext:value-type="float">
            <text:p>21495808</text:p>
          </table:table-cell>
          <table:table-cell office:value-type="float" office:value="0.017806" calcext:value-type="float">
            <text:p>0.017806</text:p>
          </table:table-cell>
          <table:table-cell office:value-type="float" office:value="0.020955" calcext:value-type="float">
            <text:p>0.020955</text:p>
          </table:table-cell>
          <table:table-cell office:value-type="float" office:value="0.024435" calcext:value-type="float">
            <text:p>0.024435</text:p>
          </table:table-cell>
          <table:table-cell table:number-columns-repeated="3"/>
          <table:table-cell office:value-type="float" office:value="52302211.4" calcext:value-type="float">
            <text:p>52302211.4</text:p>
          </table:table-cell>
          <table:table-cell office:value-type="float" office:value="57876759.166667" calcext:value-type="float">
            <text:p>57876759.166667</text:p>
          </table:table-cell>
          <table:table-cell office:value-type="float" office:value="68590898.666667" calcext:value-type="float">
            <text:p>68590898.666667</text:p>
          </table:table-cell>
          <table:table-cell table:number-columns-repeated="2"/>
          <table:table-cell table:formula="of:=[.H42]/3400000000" office:value-type="float" office:value="0.0153830033529412" calcext:value-type="float">
            <text:p>0.0153830034</text:p>
          </table:table-cell>
          <table:table-cell table:formula="of:=[.I42]/3400000000" office:value-type="float" office:value="0.0170225762254903" calcext:value-type="float">
            <text:p>0.0170225762</text:p>
          </table:table-cell>
          <table:table-cell table:formula="of:=[.J42]/3400000000" office:value-type="float" office:value="0.0201737937254903" calcext:value-type="float">
            <text:p>0.0201737937</text:p>
          </table:table-cell>
          <table:table-cell table:number-columns-repeated="2"/>
          <table:table-cell office:value-type="float" office:value="12501942.166667" calcext:value-type="float">
            <text:p>12501942.166667</text:p>
          </table:table-cell>
          <table:table-cell office:value-type="float" office:value="14453449.966667" calcext:value-type="float">
            <text:p>14453449.966667</text:p>
          </table:table-cell>
          <table:table-cell office:value-type="float" office:value="17254327.033333" calcext:value-type="float">
            <text:p>17254327.033333</text:p>
          </table:table-cell>
          <table:table-cell table:number-columns-repeated="2"/>
          <table:table-cell table:formula="of:=[.H42]/[.A42]" office:value-type="float" office:value="2.43313540016733" calcext:value-type="float">
            <text:p>2.4331354002</text:p>
          </table:table-cell>
          <table:table-cell table:formula="of:=[.I42]/[.A42]" office:value-type="float" office:value="2.69246725532099" calcext:value-type="float">
            <text:p>2.6924672553</text:p>
          </table:table-cell>
          <table:table-cell table:formula="of:=[.J42]/[.A42]" office:value-type="float" office:value="3.19089650720117" calcext:value-type="float">
            <text:p>3.1908965072</text:p>
          </table:table-cell>
          <table:table-cell/>
          <table:table-cell table:formula="of:=[.R42]/[.A42]" office:value-type="float" office:value="0.581599080465689" calcext:value-type="float">
            <text:p>0.5815990805</text:p>
          </table:table-cell>
          <table:table-cell table:formula="of:=[.S42]/[.A42]" office:value-type="float" office:value="0.672384586179175" calcext:value-type="float">
            <text:p>0.6723845862</text:p>
          </table:table-cell>
          <table:table-cell table:formula="of:=[.T42]/[.A42]" office:value-type="float" office:value="0.802683343344572" calcext:value-type="float">
            <text:p>0.8026833433</text:p>
          </table:table-cell>
        </table:table-row>
        <table:table-row table:style-name="ro2">
          <table:table-cell table:formula="of:=[.A42]+524288" office:value-type="float" office:value="22020096" calcext:value-type="float">
            <text:p>22020096</text:p>
          </table:table-cell>
          <table:table-cell office:value-type="float" office:value="0.018251" calcext:value-type="float">
            <text:p>0.018251</text:p>
          </table:table-cell>
          <table:table-cell office:value-type="float" office:value="0.021273" calcext:value-type="float">
            <text:p>0.021273</text:p>
          </table:table-cell>
          <table:table-cell office:value-type="float" office:value="0.025925" calcext:value-type="float">
            <text:p>0.025925</text:p>
          </table:table-cell>
          <table:table-cell table:number-columns-repeated="3"/>
          <table:table-cell office:value-type="float" office:value="53233025.833333" calcext:value-type="float">
            <text:p>53233025.833333</text:p>
          </table:table-cell>
          <table:table-cell office:value-type="float" office:value="59494353.7" calcext:value-type="float">
            <text:p>59494353.7</text:p>
          </table:table-cell>
          <table:table-cell office:value-type="float" office:value="69451927.4" calcext:value-type="float">
            <text:p>69451927.4</text:p>
          </table:table-cell>
          <table:table-cell table:number-columns-repeated="2"/>
          <table:table-cell table:formula="of:=[.H43]/3400000000" office:value-type="float" office:value="0.0156567723039215" calcext:value-type="float">
            <text:p>0.0156567723</text:p>
          </table:table-cell>
          <table:table-cell table:formula="of:=[.I43]/3400000000" office:value-type="float" office:value="0.0174983393235294" calcext:value-type="float">
            <text:p>0.0174983393</text:p>
          </table:table-cell>
          <table:table-cell table:formula="of:=[.J43]/3400000000" office:value-type="float" office:value="0.0204270374705882" calcext:value-type="float">
            <text:p>0.0204270375</text:p>
          </table:table-cell>
          <table:table-cell table:number-columns-repeated="2"/>
          <table:table-cell office:value-type="float" office:value="12941091.933333" calcext:value-type="float">
            <text:p>12941091.933333</text:p>
          </table:table-cell>
          <table:table-cell office:value-type="float" office:value="14838959.9" calcext:value-type="float">
            <text:p>14838959.9</text:p>
          </table:table-cell>
          <table:table-cell office:value-type="float" office:value="17912896.1" calcext:value-type="float">
            <text:p>17912896.1</text:p>
          </table:table-cell>
          <table:table-cell table:number-columns-repeated="2"/>
          <table:table-cell table:formula="of:=[.H43]/[.A43]" office:value-type="float" office:value="2.41747473913524" calcext:value-type="float">
            <text:p>2.4174747391</text:p>
          </table:table-cell>
          <table:table-cell table:formula="of:=[.I43]/[.A43]" office:value-type="float" office:value="2.70182081404186" calcext:value-type="float">
            <text:p>2.701820814</text:p>
          </table:table-cell>
          <table:table-cell table:formula="of:=[.J43]/[.A43]" office:value-type="float" office:value="3.15402473268055" calcext:value-type="float">
            <text:p>3.1540247327</text:p>
          </table:table-cell>
          <table:table-cell/>
          <table:table-cell table:formula="of:=[.R43]/[.A43]" office:value-type="float" office:value="0.587694619193895" calcext:value-type="float">
            <text:p>0.5876946192</text:p>
          </table:table-cell>
          <table:table-cell table:formula="of:=[.S43]/[.A43]" office:value-type="float" office:value="0.673882616133917" calcext:value-type="float">
            <text:p>0.6738826161</text:p>
          </table:table-cell>
          <table:table-cell table:formula="of:=[.T43]/[.A43]" office:value-type="float" office:value="0.813479473477318" calcext:value-type="float">
            <text:p>0.8134794735</text:p>
          </table:table-cell>
        </table:table-row>
        <table:table-row table:style-name="ro2">
          <table:table-cell table:formula="of:=[.A43]+524288" office:value-type="float" office:value="22544384" calcext:value-type="float">
            <text:p>22544384</text:p>
          </table:table-cell>
          <table:table-cell office:value-type="float" office:value="0.018448" calcext:value-type="float">
            <text:p>0.018448</text:p>
          </table:table-cell>
          <table:table-cell office:value-type="float" office:value="0.022038" calcext:value-type="float">
            <text:p>0.022038</text:p>
          </table:table-cell>
          <table:table-cell office:value-type="float" office:value="0.025394" calcext:value-type="float">
            <text:p>0.025394</text:p>
          </table:table-cell>
          <table:table-cell table:number-columns-repeated="3"/>
          <table:table-cell office:value-type="float" office:value="56226783.833333" calcext:value-type="float">
            <text:p>56226783.833333</text:p>
          </table:table-cell>
          <table:table-cell office:value-type="float" office:value="61192902.233333" calcext:value-type="float">
            <text:p>61192902.233333</text:p>
          </table:table-cell>
          <table:table-cell office:value-type="float" office:value="70689665.466667" calcext:value-type="float">
            <text:p>70689665.466667</text:p>
          </table:table-cell>
          <table:table-cell table:number-columns-repeated="2"/>
          <table:table-cell table:formula="of:=[.H44]/3400000000" office:value-type="float" office:value="0.016537289362745" calcext:value-type="float">
            <text:p>0.0165372894</text:p>
          </table:table-cell>
          <table:table-cell table:formula="of:=[.I44]/3400000000" office:value-type="float" office:value="0.0179979124215685" calcext:value-type="float">
            <text:p>0.0179979124</text:p>
          </table:table-cell>
          <table:table-cell table:formula="of:=[.J44]/3400000000" office:value-type="float" office:value="0.0207910780784315" calcext:value-type="float">
            <text:p>0.0207910781</text:p>
          </table:table-cell>
          <table:table-cell table:number-columns-repeated="2"/>
          <table:table-cell office:value-type="float" office:value="13021466.4" calcext:value-type="float">
            <text:p>13021466.4</text:p>
          </table:table-cell>
          <table:table-cell office:value-type="float" office:value="15194968.533333" calcext:value-type="float">
            <text:p>15194968.533333</text:p>
          </table:table-cell>
          <table:table-cell office:value-type="float" office:value="18213454.4" calcext:value-type="float">
            <text:p>18213454.4</text:p>
          </table:table-cell>
          <table:table-cell table:number-columns-repeated="2"/>
          <table:table-cell table:formula="of:=[.H44]/[.A44]" office:value-type="float" office:value="2.49404835516167" calcext:value-type="float">
            <text:p>2.4940483552</text:p>
          </table:table-cell>
          <table:table-cell table:formula="of:=[.I44]/[.A44]" office:value-type="float" office:value="2.71433019564132" calcext:value-type="float">
            <text:p>2.7143301956</text:p>
          </table:table-cell>
          <table:table-cell table:formula="of:=[.J44]/[.A44]" office:value-type="float" office:value="3.13557759957722" calcext:value-type="float">
            <text:p>3.1355775996</text:p>
          </table:table-cell>
          <table:table-cell/>
          <table:table-cell table:formula="of:=[.R44]/[.A44]" office:value-type="float" office:value="0.577592468261719" calcext:value-type="float">
            <text:p>0.5775924683</text:p>
          </table:table-cell>
          <table:table-cell table:formula="of:=[.S44]/[.A44]" office:value-type="float" office:value="0.674002382736783" calcext:value-type="float">
            <text:p>0.6740023827</text:p>
          </table:table-cell>
          <table:table-cell table:formula="of:=[.T44]/[.A44]" office:value-type="float" office:value="0.807893194154251" calcext:value-type="float">
            <text:p>0.8078931942</text:p>
          </table:table-cell>
        </table:table-row>
        <table:table-row table:style-name="ro2">
          <table:table-cell table:formula="of:=[.A44]+524288" office:value-type="float" office:value="23068672" calcext:value-type="float">
            <text:p>23068672</text:p>
          </table:table-cell>
          <table:table-cell office:value-type="float" office:value="0.018825" calcext:value-type="float">
            <text:p>0.018825</text:p>
          </table:table-cell>
          <table:table-cell office:value-type="float" office:value="0.022217" calcext:value-type="float">
            <text:p>0.022217</text:p>
          </table:table-cell>
          <table:table-cell office:value-type="float" office:value="0.026218" calcext:value-type="float">
            <text:p>0.026218</text:p>
          </table:table-cell>
          <table:table-cell table:number-columns-repeated="3"/>
          <table:table-cell office:value-type="float" office:value="56199799.5" calcext:value-type="float">
            <text:p>56199799.5</text:p>
          </table:table-cell>
          <table:table-cell office:value-type="float" office:value="62289635.966667" calcext:value-type="float">
            <text:p>62289635.966667</text:p>
          </table:table-cell>
          <table:table-cell office:value-type="float" office:value="72435334.1" calcext:value-type="float">
            <text:p>72435334.1</text:p>
          </table:table-cell>
          <table:table-cell table:number-columns-repeated="2"/>
          <table:table-cell table:formula="of:=[.H45]/3400000000" office:value-type="float" office:value="0.0165293527941176" calcext:value-type="float">
            <text:p>0.0165293528</text:p>
          </table:table-cell>
          <table:table-cell table:formula="of:=[.I45]/3400000000" office:value-type="float" office:value="0.0183204811666668" calcext:value-type="float">
            <text:p>0.0183204812</text:p>
          </table:table-cell>
          <table:table-cell table:formula="of:=[.J45]/3400000000" office:value-type="float" office:value="0.0213045100294118" calcext:value-type="float">
            <text:p>0.02130451</text:p>
          </table:table-cell>
          <table:table-cell table:number-columns-repeated="2"/>
          <table:table-cell office:value-type="float" office:value="13423067.733333" calcext:value-type="float">
            <text:p>13423067.733333</text:p>
          </table:table-cell>
          <table:table-cell office:value-type="float" office:value="15781466.366667" calcext:value-type="float">
            <text:p>15781466.366667</text:p>
          </table:table-cell>
          <table:table-cell office:value-type="float" office:value="19215740.666667" calcext:value-type="float">
            <text:p>19215740.666667</text:p>
          </table:table-cell>
          <table:table-cell table:number-columns-repeated="2"/>
          <table:table-cell table:formula="of:=[.H45]/[.A45]" office:value-type="float" office:value="2.4361956986514" calcext:value-type="float">
            <text:p>2.4361956987</text:p>
          </table:table-cell>
          <table:table-cell table:formula="of:=[.I45]/[.A45]" office:value-type="float" office:value="2.7001829999866" calcext:value-type="float">
            <text:p>2.700183</text:p>
          </table:table-cell>
          <table:table-cell table:formula="of:=[.J45]/[.A45]" office:value-type="float" office:value="3.13998716961254" calcext:value-type="float">
            <text:p>3.1399871696</text:p>
          </table:table-cell>
          <table:table-cell/>
          <table:table-cell table:formula="of:=[.R45]/[.A45]" office:value-type="float" office:value="0.581874315666416" calcext:value-type="float">
            <text:p>0.5818743157</text:p>
          </table:table-cell>
          <table:table-cell table:formula="of:=[.S45]/[.A45]" office:value-type="float" office:value="0.68410814314179" calcext:value-type="float">
            <text:p>0.6841081431</text:p>
          </table:table-cell>
          <table:table-cell table:formula="of:=[.T45]/[.A45]" office:value-type="float" office:value="0.832979924751065" calcext:value-type="float">
            <text:p>0.8329799248</text:p>
          </table:table-cell>
        </table:table-row>
        <table:table-row table:style-name="ro2">
          <table:table-cell table:formula="of:=[.A45]+524288" office:value-type="float" office:value="23592960" calcext:value-type="float">
            <text:p>23592960</text:p>
          </table:table-cell>
          <table:table-cell office:value-type="float" office:value="0.019422" calcext:value-type="float">
            <text:p>0.019422</text:p>
          </table:table-cell>
          <table:table-cell office:value-type="float" office:value="0.022866" calcext:value-type="float">
            <text:p>0.022866</text:p>
          </table:table-cell>
          <table:table-cell office:value-type="float" office:value="0.026439" calcext:value-type="float">
            <text:p>0.026439</text:p>
          </table:table-cell>
          <table:table-cell table:number-columns-repeated="3"/>
          <table:table-cell office:value-type="float" office:value="54759149.4" calcext:value-type="float">
            <text:p>54759149.4</text:p>
          </table:table-cell>
          <table:table-cell office:value-type="float" office:value="66149297.1" calcext:value-type="float">
            <text:p>66149297.1</text:p>
          </table:table-cell>
          <table:table-cell office:value-type="float" office:value="73683147.133333" calcext:value-type="float">
            <text:p>73683147.133333</text:p>
          </table:table-cell>
          <table:table-cell table:number-columns-repeated="2"/>
          <table:table-cell table:formula="of:=[.H46]/3400000000" office:value-type="float" office:value="0.0161056321764706" calcext:value-type="float">
            <text:p>0.0161056322</text:p>
          </table:table-cell>
          <table:table-cell table:formula="of:=[.I46]/3400000000" office:value-type="float" office:value="0.0194556756176471" calcext:value-type="float">
            <text:p>0.0194556756</text:p>
          </table:table-cell>
          <table:table-cell table:formula="of:=[.J46]/3400000000" office:value-type="float" office:value="0.021671513862745" calcext:value-type="float">
            <text:p>0.0216715139</text:p>
          </table:table-cell>
          <table:table-cell table:number-columns-repeated="2"/>
          <table:table-cell office:value-type="float" office:value="13702069.166667" calcext:value-type="float">
            <text:p>13702069.166667</text:p>
          </table:table-cell>
          <table:table-cell office:value-type="float" office:value="16058706.1" calcext:value-type="float">
            <text:p>16058706.1</text:p>
          </table:table-cell>
          <table:table-cell office:value-type="float" office:value="18774894.966667" calcext:value-type="float">
            <text:p>18774894.966667</text:p>
          </table:table-cell>
          <table:table-cell table:number-columns-repeated="2"/>
          <table:table-cell table:formula="of:=[.H46]/[.A46]" office:value-type="float" office:value="2.32099530537923" calcext:value-type="float">
            <text:p>2.3209953054</text:p>
          </table:table-cell>
          <table:table-cell table:formula="of:=[.I46]/[.A46]" office:value-type="float" office:value="2.80377269744873" calcext:value-type="float">
            <text:p>2.8037726974</text:p>
          </table:table-cell>
          <table:table-cell table:formula="of:=[.J46]/[.A46]" office:value-type="float" office:value="3.12309888769078" calcext:value-type="float">
            <text:p>3.1230988877</text:p>
          </table:table-cell>
          <table:table-cell/>
          <table:table-cell table:formula="of:=[.R46]/[.A46]" office:value-type="float" office:value="0.580769397594325" calcext:value-type="float">
            <text:p>0.5807693976</text:p>
          </table:table-cell>
          <table:table-cell table:formula="of:=[.S46]/[.A46]" office:value-type="float" office:value="0.680656691657172" calcext:value-type="float">
            <text:p>0.6806566917</text:p>
          </table:table-cell>
          <table:table-cell table:formula="of:=[.T46]/[.A46]" office:value-type="float" office:value="0.795783783241569" calcext:value-type="float">
            <text:p>0.7957837832</text:p>
          </table:table-cell>
        </table:table-row>
        <table:table-row table:style-name="ro2">
          <table:table-cell table:formula="of:=[.A46]+524288" office:value-type="float" office:value="24117248" calcext:value-type="float">
            <text:p>24117248</text:p>
          </table:table-cell>
          <table:table-cell office:value-type="float" office:value="0.019871" calcext:value-type="float">
            <text:p>0.019871</text:p>
          </table:table-cell>
          <table:table-cell office:value-type="float" office:value="0.023264" calcext:value-type="float">
            <text:p>0.023264</text:p>
          </table:table-cell>
          <table:table-cell office:value-type="float" office:value="0.027129" calcext:value-type="float">
            <text:p>0.027129</text:p>
          </table:table-cell>
          <table:table-cell table:number-columns-repeated="3"/>
          <table:table-cell office:value-type="float" office:value="55371462.333333" calcext:value-type="float">
            <text:p>55371462.333333</text:p>
          </table:table-cell>
          <table:table-cell office:value-type="float" office:value="66803044.266667" calcext:value-type="float">
            <text:p>66803044.266667</text:p>
          </table:table-cell>
          <table:table-cell office:value-type="float" office:value="75669181.4" calcext:value-type="float">
            <text:p>75669181.4</text:p>
          </table:table-cell>
          <table:table-cell table:number-columns-repeated="2"/>
          <table:table-cell table:formula="of:=[.H47]/3400000000" office:value-type="float" office:value="0.0162857242156862" calcext:value-type="float">
            <text:p>0.0162857242</text:p>
          </table:table-cell>
          <table:table-cell table:formula="of:=[.I47]/3400000000" office:value-type="float" office:value="0.0196479541960785" calcext:value-type="float">
            <text:p>0.0196479542</text:p>
          </table:table-cell>
          <table:table-cell table:formula="of:=[.J47]/3400000000" office:value-type="float" office:value="0.0222556415882353" calcext:value-type="float">
            <text:p>0.0222556416</text:p>
          </table:table-cell>
          <table:table-cell table:number-columns-repeated="2"/>
          <table:table-cell office:value-type="float" office:value="13851264.3" calcext:value-type="float">
            <text:p>13851264.3</text:p>
          </table:table-cell>
          <table:table-cell office:value-type="float" office:value="16216296.233333" calcext:value-type="float">
            <text:p>16216296.233333</text:p>
          </table:table-cell>
          <table:table-cell office:value-type="float" office:value="19549995.133333" calcext:value-type="float">
            <text:p>19549995.133333</text:p>
          </table:table-cell>
          <table:table-cell table:number-columns-repeated="2"/>
          <table:table-cell table:formula="of:=[.H47]/[.A47]" office:value-type="float" office:value="2.29592789083286" calcext:value-type="float">
            <text:p>2.2959278908</text:p>
          </table:table-cell>
          <table:table-cell table:formula="of:=[.I47]/[.A47]" office:value-type="float" office:value="2.76992815542913" calcext:value-type="float">
            <text:p>2.7699281554</text:p>
          </table:table-cell>
          <table:table-cell table:formula="of:=[.J47]/[.A47]" office:value-type="float" office:value="3.13755455846372" calcext:value-type="float">
            <text:p>3.1375545585</text:p>
          </table:table-cell>
          <table:table-cell/>
          <table:table-cell table:formula="of:=[.R47]/[.A47]" office:value-type="float" office:value="0.574330217941948" calcext:value-type="float">
            <text:p>0.5743302179</text:p>
          </table:table-cell>
          <table:table-cell table:formula="of:=[.S47]/[.A47]" office:value-type="float" office:value="0.672394140215874" calcext:value-type="float">
            <text:p>0.6723941402</text:p>
          </table:table-cell>
          <table:table-cell table:formula="of:=[.T47]/[.A47]" office:value-type="float" office:value="0.810622967153342" calcext:value-type="float">
            <text:p>0.8106229672</text:p>
          </table:table-cell>
        </table:table-row>
        <table:table-row table:style-name="ro2">
          <table:table-cell table:formula="of:=[.A47]+524288" office:value-type="float" office:value="24641536" calcext:value-type="float">
            <text:p>24641536</text:p>
          </table:table-cell>
          <table:table-cell office:value-type="float" office:value="0.020402" calcext:value-type="float">
            <text:p>0.020402</text:p>
          </table:table-cell>
          <table:table-cell office:value-type="float" office:value="0.023738" calcext:value-type="float">
            <text:p>0.023738</text:p>
          </table:table-cell>
          <table:table-cell office:value-type="float" office:value="0.027821" calcext:value-type="float">
            <text:p>0.027821</text:p>
          </table:table-cell>
          <table:table-cell table:number-columns-repeated="3"/>
          <table:table-cell office:value-type="float" office:value="60017703.1" calcext:value-type="float">
            <text:p>60017703.1</text:p>
          </table:table-cell>
          <table:table-cell office:value-type="float" office:value="68133945.466667" calcext:value-type="float">
            <text:p>68133945.466667</text:p>
          </table:table-cell>
          <table:table-cell office:value-type="float" office:value="78133601.933333" calcext:value-type="float">
            <text:p>78133601.933333</text:p>
          </table:table-cell>
          <table:table-cell table:number-columns-repeated="2"/>
          <table:table-cell table:formula="of:=[.H48]/3400000000" office:value-type="float" office:value="0.0176522656176471" calcext:value-type="float">
            <text:p>0.0176522656</text:p>
          </table:table-cell>
          <table:table-cell table:formula="of:=[.I48]/3400000000" office:value-type="float" office:value="0.0200393957254903" calcext:value-type="float">
            <text:p>0.0200393957</text:p>
          </table:table-cell>
          <table:table-cell table:formula="of:=[.J48]/3400000000" office:value-type="float" office:value="0.0229804711568626" calcext:value-type="float">
            <text:p>0.0229804712</text:p>
          </table:table-cell>
          <table:table-cell table:number-columns-repeated="2"/>
          <table:table-cell office:value-type="float" office:value="14503541.866667" calcext:value-type="float">
            <text:p>14503541.866667</text:p>
          </table:table-cell>
          <table:table-cell office:value-type="float" office:value="16902798.566667" calcext:value-type="float">
            <text:p>16902798.566667</text:p>
          </table:table-cell>
          <table:table-cell office:value-type="float" office:value="19681824.433333" calcext:value-type="float">
            <text:p>19681824.433333</text:p>
          </table:table-cell>
          <table:table-cell table:number-columns-repeated="2"/>
          <table:table-cell table:formula="of:=[.H48]/[.A48]" office:value-type="float" office:value="2.43563157345386" calcext:value-type="float">
            <text:p>2.4356315735</text:p>
          </table:table-cell>
          <table:table-cell table:formula="of:=[.I48]/[.A48]" office:value-type="float" office:value="2.76500399433976" calcext:value-type="float">
            <text:p>2.7650039943</text:p>
          </table:table-cell>
          <table:table-cell table:formula="of:=[.J48]/[.A48]" office:value-type="float" office:value="3.17080891115444" calcext:value-type="float">
            <text:p>3.1708089112</text:p>
          </table:table-cell>
          <table:table-cell/>
          <table:table-cell table:formula="of:=[.R48]/[.A48]" office:value-type="float" office:value="0.588581079794174" calcext:value-type="float">
            <text:p>0.5885810798</text:p>
          </table:table-cell>
          <table:table-cell table:formula="of:=[.S48]/[.A48]" office:value-type="float" office:value="0.685947441209306" calcext:value-type="float">
            <text:p>0.6859474412</text:p>
          </table:table-cell>
          <table:table-cell table:formula="of:=[.T48]/[.A48]" office:value-type="float" office:value="0.798725551578156" calcext:value-type="float">
            <text:p>0.7987255516</text:p>
          </table:table-cell>
        </table:table-row>
        <table:table-row table:style-name="ro2">
          <table:table-cell table:formula="of:=[.A48]+524288" office:value-type="float" office:value="25165824" calcext:value-type="float">
            <text:p>25165824</text:p>
          </table:table-cell>
          <table:table-cell office:value-type="float" office:value="0.021017" calcext:value-type="float">
            <text:p>0.021017</text:p>
          </table:table-cell>
          <table:table-cell office:value-type="float" office:value="0.024304" calcext:value-type="float">
            <text:p>0.024304</text:p>
          </table:table-cell>
          <table:table-cell office:value-type="float" office:value="0.028272" calcext:value-type="float">
            <text:p>0.028272</text:p>
          </table:table-cell>
          <table:table-cell table:number-columns-repeated="3"/>
          <table:table-cell office:value-type="float" office:value="61610421.1" calcext:value-type="float">
            <text:p>61610421.1</text:p>
          </table:table-cell>
          <table:table-cell office:value-type="float" office:value="72484582.533333" calcext:value-type="float">
            <text:p>72484582.533333</text:p>
          </table:table-cell>
          <table:table-cell office:value-type="float" office:value="79725009.933333" calcext:value-type="float">
            <text:p>79725009.933333</text:p>
          </table:table-cell>
          <table:table-cell table:number-columns-repeated="2"/>
          <table:table-cell table:formula="of:=[.H49]/3400000000" office:value-type="float" office:value="0.0181207120882353" calcext:value-type="float">
            <text:p>0.0181207121</text:p>
          </table:table-cell>
          <table:table-cell table:formula="of:=[.I49]/3400000000" office:value-type="float" office:value="0.021318994862745" calcext:value-type="float">
            <text:p>0.0213189949</text:p>
          </table:table-cell>
          <table:table-cell table:formula="of:=[.J49]/3400000000" office:value-type="float" office:value="0.0234485323333332" calcext:value-type="float">
            <text:p>0.0234485323</text:p>
          </table:table-cell>
          <table:table-cell table:number-columns-repeated="2"/>
          <table:table-cell office:value-type="float" office:value="14627426.8" calcext:value-type="float">
            <text:p>14627426.8</text:p>
          </table:table-cell>
          <table:table-cell office:value-type="float" office:value="17001875.566667" calcext:value-type="float">
            <text:p>17001875.566667</text:p>
          </table:table-cell>
          <table:table-cell office:value-type="float" office:value="20203831" calcext:value-type="float">
            <text:p>20203831</text:p>
          </table:table-cell>
          <table:table-cell table:number-columns-repeated="2"/>
          <table:table-cell table:formula="of:=[.H49]/[.A49]" office:value-type="float" office:value="2.44817817608515" calcext:value-type="float">
            <text:p>2.4481781761</text:p>
          </table:table-cell>
          <table:table-cell table:formula="of:=[.I49]/[.A49]" office:value-type="float" office:value="2.8802785290612" calcext:value-type="float">
            <text:p>2.8802785291</text:p>
          </table:table-cell>
          <table:table-cell table:formula="of:=[.J49]/[.A49]" office:value-type="float" office:value="3.1679872645272" calcext:value-type="float">
            <text:p>3.1679872645</text:p>
          </table:table-cell>
          <table:table-cell/>
          <table:table-cell table:formula="of:=[.R49]/[.A49]" office:value-type="float" office:value="0.581241718928019" calcext:value-type="float">
            <text:p>0.5812417189</text:p>
          </table:table-cell>
          <table:table-cell table:formula="of:=[.S49]/[.A49]" office:value-type="float" office:value="0.67559383577772" calcext:value-type="float">
            <text:p>0.6755938358</text:p>
          </table:table-cell>
          <table:table-cell table:formula="of:=[.T49]/[.A49]" office:value-type="float" office:value="0.802828113238017" calcext:value-type="float">
            <text:p>0.8028281132</text:p>
          </table:table-cell>
        </table:table-row>
        <table:table-row table:style-name="ro2">
          <table:table-cell table:formula="of:=[.A49]+524288" office:value-type="float" office:value="25690112" calcext:value-type="float">
            <text:p>25690112</text:p>
          </table:table-cell>
          <table:table-cell office:value-type="float" office:value="0.021917" calcext:value-type="float">
            <text:p>0.021917</text:p>
          </table:table-cell>
          <table:table-cell office:value-type="float" office:value="0.024636" calcext:value-type="float">
            <text:p>0.024636</text:p>
          </table:table-cell>
          <table:table-cell office:value-type="float" office:value="0.028817" calcext:value-type="float">
            <text:p>0.028817</text:p>
          </table:table-cell>
          <table:table-cell table:number-columns-repeated="3"/>
          <table:table-cell office:value-type="float" office:value="58544021.166667" calcext:value-type="float">
            <text:p>58544021.166667</text:p>
          </table:table-cell>
          <table:table-cell office:value-type="float" office:value="70039150.633333" calcext:value-type="float">
            <text:p>70039150.633333</text:p>
          </table:table-cell>
          <table:table-cell office:value-type="float" office:value="82800514.533333" calcext:value-type="float">
            <text:p>82800514.533333</text:p>
          </table:table-cell>
          <table:table-cell table:number-columns-repeated="2"/>
          <table:table-cell table:formula="of:=[.H50]/3400000000" office:value-type="float" office:value="0.0172188297549021" calcext:value-type="float">
            <text:p>0.0172188298</text:p>
          </table:table-cell>
          <table:table-cell table:formula="of:=[.I50]/3400000000" office:value-type="float" office:value="0.0205997501862744" calcext:value-type="float">
            <text:p>0.0205997502</text:p>
          </table:table-cell>
          <table:table-cell table:formula="of:=[.J50]/3400000000" office:value-type="float" office:value="0.0243530925098038" calcext:value-type="float">
            <text:p>0.0243530925</text:p>
          </table:table-cell>
          <table:table-cell table:number-columns-repeated="2"/>
          <table:table-cell office:value-type="float" office:value="15090167.4" calcext:value-type="float">
            <text:p>15090167.4</text:p>
          </table:table-cell>
          <table:table-cell office:value-type="float" office:value="17560330.133333" calcext:value-type="float">
            <text:p>17560330.133333</text:p>
          </table:table-cell>
          <table:table-cell office:value-type="float" office:value="21500424.966667" calcext:value-type="float">
            <text:p>21500424.966667</text:p>
          </table:table-cell>
          <table:table-cell table:number-columns-repeated="2"/>
          <table:table-cell table:formula="of:=[.H50]/[.A50]" office:value-type="float" office:value="2.27885425982833" calcext:value-type="float">
            <text:p>2.2788542598</text:p>
          </table:table-cell>
          <table:table-cell table:formula="of:=[.I50]/[.A50]" office:value-type="float" office:value="2.72630771844564" calcext:value-type="float">
            <text:p>2.7263077184</text:p>
          </table:table-cell>
          <table:table-cell table:formula="of:=[.J50]/[.A50]" office:value-type="float" office:value="3.22304996308825" calcext:value-type="float">
            <text:p>3.2230499631</text:p>
          </table:table-cell>
          <table:table-cell/>
          <table:table-cell table:formula="of:=[.R50]/[.A50]" office:value-type="float" office:value="0.587392044067383" calcext:value-type="float">
            <text:p>0.5873920441</text:p>
          </table:table-cell>
          <table:table-cell table:formula="of:=[.S50]/[.A50]" office:value-type="float" office:value="0.683544319827528" calcext:value-type="float">
            <text:p>0.6835443198</text:p>
          </table:table-cell>
          <table:table-cell table:formula="of:=[.T50]/[.A50]" office:value-type="float" office:value="0.836914411531838" calcext:value-type="float">
            <text:p>0.8369144115</text:p>
          </table:table-cell>
        </table:table-row>
        <table:table-row table:style-name="ro2">
          <table:table-cell table:formula="of:=[.A50]+524288" office:value-type="float" office:value="26214400" calcext:value-type="float">
            <text:p>26214400</text:p>
          </table:table-cell>
          <table:table-cell office:value-type="float" office:value="0.021646" calcext:value-type="float">
            <text:p>0.021646</text:p>
          </table:table-cell>
          <table:table-cell office:value-type="float" office:value="0.025021" calcext:value-type="float">
            <text:p>0.025021</text:p>
          </table:table-cell>
          <table:table-cell office:value-type="float" office:value="0.029312" calcext:value-type="float">
            <text:p>0.029312</text:p>
          </table:table-cell>
          <table:table-cell table:number-columns-repeated="3"/>
          <table:table-cell office:value-type="float" office:value="59636498.366667" calcext:value-type="float">
            <text:p>59636498.366667</text:p>
          </table:table-cell>
          <table:table-cell office:value-type="float" office:value="73130128.3" calcext:value-type="float">
            <text:p>73130128.3</text:p>
          </table:table-cell>
          <table:table-cell office:value-type="float" office:value="83292638.533333" calcext:value-type="float">
            <text:p>83292638.533333</text:p>
          </table:table-cell>
          <table:table-cell table:number-columns-repeated="2"/>
          <table:table-cell table:formula="of:=[.H51]/3400000000" office:value-type="float" office:value="0.0175401465784315" calcext:value-type="float">
            <text:p>0.0175401466</text:p>
          </table:table-cell>
          <table:table-cell table:formula="of:=[.I51]/3400000000" office:value-type="float" office:value="0.0215088612647059" calcext:value-type="float">
            <text:p>0.0215088613</text:p>
          </table:table-cell>
          <table:table-cell table:formula="of:=[.J51]/3400000000" office:value-type="float" office:value="0.024497834862745" calcext:value-type="float">
            <text:p>0.0244978349</text:p>
          </table:table-cell>
          <table:table-cell table:number-columns-repeated="2"/>
          <table:table-cell office:value-type="float" office:value="15133794.6" calcext:value-type="float">
            <text:p>15133794.6</text:p>
          </table:table-cell>
          <table:table-cell office:value-type="float" office:value="17748580" calcext:value-type="float">
            <text:p>17748580</text:p>
          </table:table-cell>
          <table:table-cell office:value-type="float" office:value="21547469.433333" calcext:value-type="float">
            <text:p>21547469.433333</text:p>
          </table:table-cell>
          <table:table-cell table:number-columns-repeated="2"/>
          <table:table-cell table:formula="of:=[.H51]/[.A51]" office:value-type="float" office:value="2.27495187250774" calcext:value-type="float">
            <text:p>2.2749518725</text:p>
          </table:table-cell>
          <table:table-cell table:formula="of:=[.I51]/[.A51]" office:value-type="float" office:value="2.78969300460815" calcext:value-type="float">
            <text:p>2.7896930046</text:p>
          </table:table-cell>
          <table:table-cell table:formula="of:=[.J51]/[.A51]" office:value-type="float" office:value="3.17736200459797" calcext:value-type="float">
            <text:p>3.1773620046</text:p>
          </table:table-cell>
          <table:table-cell/>
          <table:table-cell table:formula="of:=[.R51]/[.A51]" office:value-type="float" office:value="0.577308448791504" calcext:value-type="float">
            <text:p>0.5773084488</text:p>
          </table:table-cell>
          <table:table-cell table:formula="of:=[.S51]/[.A51]" office:value-type="float" office:value="0.677054595947266" calcext:value-type="float">
            <text:p>0.6770545959</text:p>
          </table:table-cell>
          <table:table-cell table:formula="of:=[.T51]/[.A51]" office:value-type="float" office:value="0.821970727284736" calcext:value-type="float">
            <text:p>0.8219707273</text:p>
          </table:table-cell>
        </table:table-row>
        <table:table-row table:style-name="ro2">
          <table:table-cell table:formula="of:=[.A51]+524288" office:value-type="float" office:value="26738688" calcext:value-type="float">
            <text:p>26738688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025931" calcext:value-type="float">
            <text:p>0.025931</text:p>
          </table:table-cell>
          <table:table-cell office:value-type="float" office:value="0.029629" calcext:value-type="float">
            <text:p>0.029629</text:p>
          </table:table-cell>
          <table:table-cell table:number-columns-repeated="3"/>
          <table:table-cell office:value-type="float" office:value="61986097.9" calcext:value-type="float">
            <text:p>61986097.9</text:p>
          </table:table-cell>
          <table:table-cell office:value-type="float" office:value="82959991.3" calcext:value-type="float">
            <text:p>82959991.3</text:p>
          </table:table-cell>
          <table:table-cell office:value-type="float" office:value="84612984.2" calcext:value-type="float">
            <text:p>84612984.2</text:p>
          </table:table-cell>
          <table:table-cell table:number-columns-repeated="2"/>
          <table:table-cell table:formula="of:=[.H52]/3400000000" office:value-type="float" office:value="0.0182312052647059" calcext:value-type="float">
            <text:p>0.0182312053</text:p>
          </table:table-cell>
          <table:table-cell table:formula="of:=[.I52]/3400000000" office:value-type="float" office:value="0.0243999974411765" calcext:value-type="float">
            <text:p>0.0243999974</text:p>
          </table:table-cell>
          <table:table-cell table:formula="of:=[.J52]/3400000000" office:value-type="float" office:value="0.0248861718235294" calcext:value-type="float">
            <text:p>0.0248861718</text:p>
          </table:table-cell>
          <table:table-cell table:number-columns-repeated="2"/>
          <table:table-cell office:value-type="float" office:value="15443124.7" calcext:value-type="float">
            <text:p>15443124.7</text:p>
          </table:table-cell>
          <table:table-cell office:value-type="float" office:value="18289866.2" calcext:value-type="float">
            <text:p>18289866.2</text:p>
          </table:table-cell>
          <table:table-cell office:value-type="float" office:value="20869994.4" calcext:value-type="float">
            <text:p>20869994.4</text:p>
          </table:table-cell>
          <table:table-cell table:number-columns-repeated="2"/>
          <table:table-cell table:formula="of:=[.H52]/[.A52]" office:value-type="float" office:value="2.31821762907739" calcext:value-type="float">
            <text:p>2.3182176291</text:p>
          </table:table-cell>
          <table:table-cell table:formula="of:=[.I52]/[.A52]" office:value-type="float" office:value="3.1026201173371" calcext:value-type="float">
            <text:p>3.1026201173</text:p>
          </table:table-cell>
          <table:table-cell table:formula="of:=[.J52]/[.A52]" office:value-type="float" office:value="3.16444038690305" calcext:value-type="float">
            <text:p>3.1644403869</text:p>
          </table:table-cell>
          <table:table-cell/>
          <table:table-cell table:formula="of:=[.R52]/[.A52]" office:value-type="float" office:value="0.577557309468587" calcext:value-type="float">
            <text:p>0.5775573095</text:p>
          </table:table-cell>
          <table:table-cell table:formula="of:=[.S52]/[.A52]" office:value-type="float" office:value="0.684022574331246" calcext:value-type="float">
            <text:p>0.6840225743</text:p>
          </table:table-cell>
          <table:table-cell table:formula="of:=[.T52]/[.A52]" office:value-type="float" office:value="0.780516770306755" calcext:value-type="float">
            <text:p>0.7805167703</text:p>
          </table:table-cell>
        </table:table-row>
        <table:table-row table:style-name="ro2">
          <table:table-cell table:formula="of:=[.A52]+524288" office:value-type="float" office:value="27262976" calcext:value-type="float">
            <text:p>27262976</text:p>
          </table:table-cell>
          <table:table-cell office:value-type="float" office:value="0.022686" calcext:value-type="float">
            <text:p>0.022686</text:p>
          </table:table-cell>
          <table:table-cell office:value-type="float" office:value="0.026244" calcext:value-type="float">
            <text:p>0.026244</text:p>
          </table:table-cell>
          <table:table-cell office:value-type="float" office:value="0.030623" calcext:value-type="float">
            <text:p>0.030623</text:p>
          </table:table-cell>
          <table:table-cell table:number-columns-repeated="3"/>
          <table:table-cell office:value-type="float" office:value="67670961.766667" calcext:value-type="float">
            <text:p>67670961.766667</text:p>
          </table:table-cell>
          <table:table-cell office:value-type="float" office:value="79741974.633333" calcext:value-type="float">
            <text:p>79741974.633333</text:p>
          </table:table-cell>
          <table:table-cell office:value-type="float" office:value="87008718.1" calcext:value-type="float">
            <text:p>87008718.1</text:p>
          </table:table-cell>
          <table:table-cell table:number-columns-repeated="2"/>
          <table:table-cell table:formula="of:=[.H53]/3400000000" office:value-type="float" office:value="0.0199032240490197" calcext:value-type="float">
            <text:p>0.019903224</text:p>
          </table:table-cell>
          <table:table-cell table:formula="of:=[.I53]/3400000000" office:value-type="float" office:value="0.0234535219509803" calcext:value-type="float">
            <text:p>0.023453522</text:p>
          </table:table-cell>
          <table:table-cell table:formula="of:=[.J53]/3400000000" office:value-type="float" office:value="0.0255907994411765" calcext:value-type="float">
            <text:p>0.0255907994</text:p>
          </table:table-cell>
          <table:table-cell table:number-columns-repeated="2"/>
          <table:table-cell office:value-type="float" office:value="15941076.166667" calcext:value-type="float">
            <text:p>15941076.166667</text:p>
          </table:table-cell>
          <table:table-cell office:value-type="float" office:value="18840805.833333" calcext:value-type="float">
            <text:p>18840805.833333</text:p>
          </table:table-cell>
          <table:table-cell office:value-type="float" office:value="21189593.966667" calcext:value-type="float">
            <text:p>21189593.966667</text:p>
          </table:table-cell>
          <table:table-cell table:number-columns-repeated="2"/>
          <table:table-cell table:formula="of:=[.H53]/[.A53]" office:value-type="float" office:value="2.48215608474537" calcext:value-type="float">
            <text:p>2.4821560847</text:p>
          </table:table-cell>
          <table:table-cell table:formula="of:=[.I53]/[.A53]" office:value-type="float" office:value="2.92491819797417" calcext:value-type="float">
            <text:p>2.924918198</text:p>
          </table:table-cell>
          <table:table-cell table:formula="of:=[.J53]/[.A53]" office:value-type="float" office:value="3.19146075982314" calcext:value-type="float">
            <text:p>3.1914607598</text:p>
          </table:table-cell>
          <table:table-cell/>
          <table:table-cell table:formula="of:=[.R53]/[.A53]" office:value-type="float" office:value="0.584715189077927" calcext:value-type="float">
            <text:p>0.5847151891</text:p>
          </table:table-cell>
          <table:table-cell table:formula="of:=[.S53]/[.A53]" office:value-type="float" office:value="0.691076639371028" calcext:value-type="float">
            <text:p>0.6910766394</text:p>
          </table:table-cell>
          <table:table-cell table:formula="of:=[.T53]/[.A53]" office:value-type="float" office:value="0.777229674657198" calcext:value-type="float">
            <text:p>0.7772296747</text:p>
          </table:table-cell>
        </table:table-row>
        <table:table-row table:style-name="ro2">
          <table:table-cell table:formula="of:=[.A53]+524288" office:value-type="float" office:value="27787264" calcext:value-type="float">
            <text:p>27787264</text:p>
          </table:table-cell>
          <table:table-cell office:value-type="float" office:value="0.022854" calcext:value-type="float">
            <text:p>0.022854</text:p>
          </table:table-cell>
          <table:table-cell office:value-type="float" office:value="0.027025" calcext:value-type="float">
            <text:p>0.027025</text:p>
          </table:table-cell>
          <table:table-cell office:value-type="float" office:value="0.031184" calcext:value-type="float">
            <text:p>0.031184</text:p>
          </table:table-cell>
          <table:table-cell table:number-columns-repeated="3"/>
          <table:table-cell office:value-type="float" office:value="65870613.066667" calcext:value-type="float">
            <text:p>65870613.066667</text:p>
          </table:table-cell>
          <table:table-cell office:value-type="float" office:value="88280690.7" calcext:value-type="float">
            <text:p>88280690.7</text:p>
          </table:table-cell>
          <table:table-cell office:value-type="float" office:value="88582146.7" calcext:value-type="float">
            <text:p>88582146.7</text:p>
          </table:table-cell>
          <table:table-cell table:number-columns-repeated="2"/>
          <table:table-cell table:formula="of:=[.H54]/3400000000" office:value-type="float" office:value="0.0193737097254903" calcext:value-type="float">
            <text:p>0.0193737097</text:p>
          </table:table-cell>
          <table:table-cell table:formula="of:=[.I54]/3400000000" office:value-type="float" office:value="0.0259649090294118" calcext:value-type="float">
            <text:p>0.025964909</text:p>
          </table:table-cell>
          <table:table-cell table:formula="of:=[.J54]/3400000000" office:value-type="float" office:value="0.0260535725588235" calcext:value-type="float">
            <text:p>0.0260535726</text:p>
          </table:table-cell>
          <table:table-cell table:number-columns-repeated="2"/>
          <table:table-cell office:value-type="float" office:value="16195478.033333" calcext:value-type="float">
            <text:p>16195478.033333</text:p>
          </table:table-cell>
          <table:table-cell office:value-type="float" office:value="19207187.466667" calcext:value-type="float">
            <text:p>19207187.466667</text:p>
          </table:table-cell>
          <table:table-cell office:value-type="float" office:value="21998841.166667" calcext:value-type="float">
            <text:p>21998841.166667</text:p>
          </table:table-cell>
          <table:table-cell table:number-columns-repeated="2"/>
          <table:table-cell table:formula="of:=[.H54]/[.A54]" office:value-type="float" office:value="2.37053252406091" calcext:value-type="float">
            <text:p>2.3705325241</text:p>
          </table:table-cell>
          <table:table-cell table:formula="of:=[.I54]/[.A54]" office:value-type="float" office:value="3.177019900196" calcext:value-type="float">
            <text:p>3.1770199002</text:p>
          </table:table-cell>
          <table:table-cell table:formula="of:=[.J54]/[.A54]" office:value-type="float" office:value="3.18786861131776" calcext:value-type="float">
            <text:p>3.1878686113</text:p>
          </table:table-cell>
          <table:table-cell/>
          <table:table-cell table:formula="of:=[.R54]/[.A54]" office:value-type="float" office:value="0.582838167634388" calcext:value-type="float">
            <text:p>0.5828381676</text:p>
          </table:table-cell>
          <table:table-cell table:formula="of:=[.S54]/[.A54]" office:value-type="float" office:value="0.691222693485296" calcext:value-type="float">
            <text:p>0.6912226935</text:p>
          </table:table-cell>
          <table:table-cell table:formula="of:=[.T54]/[.A54]" office:value-type="float" office:value="0.791687917409465" calcext:value-type="float">
            <text:p>0.7916879174</text:p>
          </table:table-cell>
        </table:table-row>
        <table:table-row table:style-name="ro2">
          <table:table-cell table:formula="of:=[.A54]+524288" office:value-type="float" office:value="28311552" calcext:value-type="float">
            <text:p>28311552</text:p>
          </table:table-cell>
          <table:table-cell office:value-type="float" office:value="0.023358" calcext:value-type="float">
            <text:p>0.023358</text:p>
          </table:table-cell>
          <table:table-cell office:value-type="float" office:value="0.027237" calcext:value-type="float">
            <text:p>0.027237</text:p>
          </table:table-cell>
          <table:table-cell office:value-type="float" office:value="0.031905" calcext:value-type="float">
            <text:p>0.031905</text:p>
          </table:table-cell>
          <table:table-cell table:number-columns-repeated="3"/>
          <table:table-cell office:value-type="float" office:value="71014889.066667" calcext:value-type="float">
            <text:p>71014889.066667</text:p>
          </table:table-cell>
          <table:table-cell office:value-type="float" office:value="89706076.3" calcext:value-type="float">
            <text:p>89706076.3</text:p>
          </table:table-cell>
          <table:table-cell office:value-type="float" office:value="90159348.866667" calcext:value-type="float">
            <text:p>90159348.866667</text:p>
          </table:table-cell>
          <table:table-cell table:number-columns-repeated="2"/>
          <table:table-cell table:formula="of:=[.H55]/3400000000" office:value-type="float" office:value="0.0208867320784315" calcext:value-type="float">
            <text:p>0.0208867321</text:p>
          </table:table-cell>
          <table:table-cell table:formula="of:=[.I55]/3400000000" office:value-type="float" office:value="0.0263841400882353" calcext:value-type="float">
            <text:p>0.0263841401</text:p>
          </table:table-cell>
          <table:table-cell table:formula="of:=[.J55]/3400000000" office:value-type="float" office:value="0.0265174555490197" calcext:value-type="float">
            <text:p>0.0265174555</text:p>
          </table:table-cell>
          <table:table-cell table:number-columns-repeated="2"/>
          <table:table-cell office:value-type="float" office:value="16244631.633333" calcext:value-type="float">
            <text:p>16244631.633333</text:p>
          </table:table-cell>
          <table:table-cell office:value-type="float" office:value="19292190.133333" calcext:value-type="float">
            <text:p>19292190.133333</text:p>
          </table:table-cell>
          <table:table-cell office:value-type="float" office:value="21666922.866667" calcext:value-type="float">
            <text:p>21666922.866667</text:p>
          </table:table-cell>
          <table:table-cell table:number-columns-repeated="2"/>
          <table:table-cell table:formula="of:=[.H55]/[.A55]" office:value-type="float" office:value="2.50833614019701" calcext:value-type="float">
            <text:p>2.5083361402</text:p>
          </table:table-cell>
          <table:table-cell table:formula="of:=[.I55]/[.A55]" office:value-type="float" office:value="3.16853262936627" calcext:value-type="float">
            <text:p>3.1685326294</text:p>
          </table:table-cell>
          <table:table-cell table:formula="of:=[.J55]/[.A55]" office:value-type="float" office:value="3.18454279252042" calcext:value-type="float">
            <text:p>3.1845427925</text:p>
          </table:table-cell>
          <table:table-cell/>
          <table:table-cell table:formula="of:=[.R55]/[.A55]" office:value-type="float" office:value="0.573781035858896" calcext:value-type="float">
            <text:p>0.5737810359</text:p>
          </table:table-cell>
          <table:table-cell table:formula="of:=[.S55]/[.A55]" office:value-type="float" office:value="0.681424675458732" calcext:value-type="float">
            <text:p>0.6814246755</text:p>
          </table:table-cell>
          <table:table-cell table:formula="of:=[.T55]/[.A55]" office:value-type="float" office:value="0.76530325383317" calcext:value-type="float">
            <text:p>0.7653032538</text:p>
          </table:table-cell>
        </table:table-row>
        <table:table-row table:style-name="ro2">
          <table:table-cell table:formula="of:=[.A55]+524288" office:value-type="float" office:value="28835840" calcext:value-type="float">
            <text:p>28835840</text:p>
          </table:table-cell>
          <table:table-cell office:value-type="float" office:value="0.024699" calcext:value-type="float">
            <text:p>0.024699</text:p>
          </table:table-cell>
          <table:table-cell office:value-type="float" office:value="0.027758" calcext:value-type="float">
            <text:p>0.027758</text:p>
          </table:table-cell>
          <table:table-cell office:value-type="float" office:value="0.032222" calcext:value-type="float">
            <text:p>0.032222</text:p>
          </table:table-cell>
          <table:table-cell table:number-columns-repeated="3"/>
          <table:table-cell office:value-type="float" office:value="68288305.166667" calcext:value-type="float">
            <text:p>68288305.166667</text:p>
          </table:table-cell>
          <table:table-cell office:value-type="float" office:value="85077189.766667" calcext:value-type="float">
            <text:p>85077189.766667</text:p>
          </table:table-cell>
          <table:table-cell office:value-type="float" office:value="94597100.533333" calcext:value-type="float">
            <text:p>94597100.533333</text:p>
          </table:table-cell>
          <table:table-cell table:number-columns-repeated="2"/>
          <table:table-cell table:formula="of:=[.H56]/3400000000" office:value-type="float" office:value="0.020084795637255" calcext:value-type="float">
            <text:p>0.0200847956</text:p>
          </table:table-cell>
          <table:table-cell table:formula="of:=[.I56]/3400000000" office:value-type="float" office:value="0.0250227028725491" calcext:value-type="float">
            <text:p>0.0250227029</text:p>
          </table:table-cell>
          <table:table-cell table:formula="of:=[.J56]/3400000000" office:value-type="float" office:value="0.0278226766274509" calcext:value-type="float">
            <text:p>0.0278226766</text:p>
          </table:table-cell>
          <table:table-cell table:number-columns-repeated="2"/>
          <table:table-cell office:value-type="float" office:value="16599791.233333" calcext:value-type="float">
            <text:p>16599791.233333</text:p>
          </table:table-cell>
          <table:table-cell office:value-type="float" office:value="19621046.9" calcext:value-type="float">
            <text:p>19621046.9</text:p>
          </table:table-cell>
          <table:table-cell office:value-type="float" office:value="22266999.6" calcext:value-type="float">
            <text:p>22266999.6</text:p>
          </table:table-cell>
          <table:table-cell table:number-columns-repeated="2"/>
          <table:table-cell table:formula="of:=[.H56]/[.A56]" office:value-type="float" office:value="2.368174645395" calcext:value-type="float">
            <text:p>2.3681746454</text:p>
          </table:table-cell>
          <table:table-cell table:formula="of:=[.I56]/[.A56]" office:value-type="float" office:value="2.95039748336331" calcext:value-type="float">
            <text:p>2.9503974834</text:p>
          </table:table-cell>
          <table:table-cell table:formula="of:=[.J56]/[.A56]" office:value-type="float" office:value="3.28053909764144" calcext:value-type="float">
            <text:p>3.2805390976</text:p>
          </table:table-cell>
          <table:table-cell/>
          <table:table-cell table:formula="of:=[.R56]/[.A56]" office:value-type="float" office:value="0.575665256615829" calcext:value-type="float">
            <text:p>0.5756652566</text:p>
          </table:table-cell>
          <table:table-cell table:formula="of:=[.S56]/[.A56]" office:value-type="float" office:value="0.680439581437544" calcext:value-type="float">
            <text:p>0.6804395814</text:p>
          </table:table-cell>
          <table:table-cell table:formula="of:=[.T56]/[.A56]" office:value-type="float" office:value="0.772198749889027" calcext:value-type="float">
            <text:p>0.7721987499</text:p>
          </table:table-cell>
        </table:table-row>
        <table:table-row table:style-name="ro2">
          <table:table-cell table:formula="of:=[.A56]+524288" office:value-type="float" office:value="29360128" calcext:value-type="float">
            <text:p>29360128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28288" calcext:value-type="float">
            <text:p>0.028288</text:p>
          </table:table-cell>
          <table:table-cell office:value-type="float" office:value="0.032732" calcext:value-type="float">
            <text:p>0.032732</text:p>
          </table:table-cell>
          <table:table-cell table:number-columns-repeated="3"/>
          <table:table-cell office:value-type="float" office:value="68620000.833333" calcext:value-type="float">
            <text:p>68620000.833333</text:p>
          </table:table-cell>
          <table:table-cell office:value-type="float" office:value="86714084.033333" calcext:value-type="float">
            <text:p>86714084.033333</text:p>
          </table:table-cell>
          <table:table-cell office:value-type="float" office:value="95968175.866667" calcext:value-type="float">
            <text:p>95968175.866667</text:p>
          </table:table-cell>
          <table:table-cell table:number-columns-repeated="2"/>
          <table:table-cell table:formula="of:=[.H57]/3400000000" office:value-type="float" office:value="0.0201823531862744" calcext:value-type="float">
            <text:p>0.0201823532</text:p>
          </table:table-cell>
          <table:table-cell table:formula="of:=[.I57]/3400000000" office:value-type="float" office:value="0.025504142362745" calcext:value-type="float">
            <text:p>0.0255041424</text:p>
          </table:table-cell>
          <table:table-cell table:formula="of:=[.J57]/3400000000" office:value-type="float" office:value="0.0282259340784315" calcext:value-type="float">
            <text:p>0.0282259341</text:p>
          </table:table-cell>
          <table:table-cell table:number-columns-repeated="2"/>
          <table:table-cell office:value-type="float" office:value="17144073.033333" calcext:value-type="float">
            <text:p>17144073.033333</text:p>
          </table:table-cell>
          <table:table-cell office:value-type="float" office:value="19935617.333333" calcext:value-type="float">
            <text:p>19935617.333333</text:p>
          </table:table-cell>
          <table:table-cell office:value-type="float" office:value="22756173" calcext:value-type="float">
            <text:p>22756173</text:p>
          </table:table-cell>
          <table:table-cell table:number-columns-repeated="2"/>
          <table:table-cell table:formula="of:=[.H57]/[.A57]" office:value-type="float" office:value="2.33718329951876" calcext:value-type="float">
            <text:p>2.3371832995</text:p>
          </table:table-cell>
          <table:table-cell table:formula="of:=[.I57]/[.A57]" office:value-type="float" office:value="2.95346410047439" calcext:value-type="float">
            <text:p>2.9534641005</text:p>
          </table:table-cell>
          <table:table-cell table:formula="of:=[.J57]/[.A57]" office:value-type="float" office:value="3.26865658987137" calcext:value-type="float">
            <text:p>3.2686565899</text:p>
          </table:table-cell>
          <table:table-cell/>
          <table:table-cell table:formula="of:=[.R57]/[.A57]" office:value-type="float" office:value="0.583923647517238" calcext:value-type="float">
            <text:p>0.5839236475</text:p>
          </table:table-cell>
          <table:table-cell table:formula="of:=[.S57]/[.A57]" office:value-type="float" office:value="0.679003079732248" calcext:value-type="float">
            <text:p>0.6790030797</text:p>
          </table:table-cell>
          <table:table-cell table:formula="of:=[.T57]/[.A57]" office:value-type="float" office:value="0.775070633207049" calcext:value-type="float">
            <text:p>0.7750706332</text:p>
          </table:table-cell>
        </table:table-row>
        <table:table-row table:style-name="ro2">
          <table:table-cell table:formula="of:=[.A57]+524288" office:value-type="float" office:value="29884416" calcext:value-type="float">
            <text:p>29884416</text:p>
          </table:table-cell>
          <table:table-cell office:value-type="float" office:value="0.025255" calcext:value-type="float">
            <text:p>0.025255</text:p>
          </table:table-cell>
          <table:table-cell office:value-type="float" office:value="0.028838" calcext:value-type="float">
            <text:p>0.028838</text:p>
          </table:table-cell>
          <table:table-cell office:value-type="float" office:value="0.033411" calcext:value-type="float">
            <text:p>0.033411</text:p>
          </table:table-cell>
          <table:table-cell table:number-columns-repeated="3"/>
          <table:table-cell office:value-type="float" office:value="72344428.1" calcext:value-type="float">
            <text:p>72344428.1</text:p>
          </table:table-cell>
          <table:table-cell office:value-type="float" office:value="91990046.7" calcext:value-type="float">
            <text:p>91990046.7</text:p>
          </table:table-cell>
          <table:table-cell office:value-type="float" office:value="96970974.633333" calcext:value-type="float">
            <text:p>96970974.633333</text:p>
          </table:table-cell>
          <table:table-cell table:number-columns-repeated="2"/>
          <table:table-cell table:formula="of:=[.H58]/3400000000" office:value-type="float" office:value="0.0212777729705882" calcext:value-type="float">
            <text:p>0.021277773</text:p>
          </table:table-cell>
          <table:table-cell table:formula="of:=[.I58]/3400000000" office:value-type="float" office:value="0.0270558960882353" calcext:value-type="float">
            <text:p>0.0270558961</text:p>
          </table:table-cell>
          <table:table-cell table:formula="of:=[.J58]/3400000000" office:value-type="float" office:value="0.0285208748921568" calcext:value-type="float">
            <text:p>0.0285208749</text:p>
          </table:table-cell>
          <table:table-cell table:number-columns-repeated="2"/>
          <table:table-cell office:value-type="float" office:value="17253697.966667" calcext:value-type="float">
            <text:p>17253697.966667</text:p>
          </table:table-cell>
          <table:table-cell office:value-type="float" office:value="20213420.066667" calcext:value-type="float">
            <text:p>20213420.066667</text:p>
          </table:table-cell>
          <table:table-cell office:value-type="float" office:value="22917399.833333" calcext:value-type="float">
            <text:p>22917399.833333</text:p>
          </table:table-cell>
          <table:table-cell table:number-columns-repeated="2"/>
          <table:table-cell table:formula="of:=[.H58]/[.A58]" office:value-type="float" office:value="2.42080782505504" calcext:value-type="float">
            <text:p>2.4208078251</text:p>
          </table:table-cell>
          <table:table-cell table:formula="of:=[.I58]/[.A58]" office:value-type="float" office:value="3.07819455799304" calcext:value-type="float">
            <text:p>3.078194558</text:p>
          </table:table-cell>
          <table:table-cell table:formula="of:=[.J58]/[.A58]" office:value-type="float" office:value="3.24486764718216" calcext:value-type="float">
            <text:p>3.2448676472</text:p>
          </table:table-cell>
          <table:table-cell/>
          <table:table-cell table:formula="of:=[.R58]/[.A58]" office:value-type="float" office:value="0.57734767066109" calcext:value-type="float">
            <text:p>0.5773476707</text:p>
          </table:table-cell>
          <table:table-cell table:formula="of:=[.S58]/[.A58]" office:value-type="float" office:value="0.676386651379334" calcext:value-type="float">
            <text:p>0.6763866514</text:p>
          </table:table-cell>
          <table:table-cell table:formula="of:=[.T58]/[.A58]" office:value-type="float" office:value="0.766867916486406" calcext:value-type="float">
            <text:p>0.7668679165</text:p>
          </table:table-cell>
        </table:table-row>
        <table:table-row table:style-name="ro2">
          <table:table-cell table:formula="of:=[.A58]+524288" office:value-type="float" office:value="30408704" calcext:value-type="float">
            <text:p>30408704</text:p>
          </table:table-cell>
          <table:table-cell office:value-type="float" office:value="0.025958" calcext:value-type="float">
            <text:p>0.025958</text:p>
          </table:table-cell>
          <table:table-cell office:value-type="float" office:value="0.029219" calcext:value-type="float">
            <text:p>0.029219</text:p>
          </table:table-cell>
          <table:table-cell office:value-type="float" office:value="0.033843" calcext:value-type="float">
            <text:p>0.033843</text:p>
          </table:table-cell>
          <table:table-cell table:number-columns-repeated="3"/>
          <table:table-cell office:value-type="float" office:value="72477985.4" calcext:value-type="float">
            <text:p>72477985.4</text:p>
          </table:table-cell>
          <table:table-cell office:value-type="float" office:value="98729631.433333" calcext:value-type="float">
            <text:p>98729631.433333</text:p>
          </table:table-cell>
          <table:table-cell office:value-type="float" office:value="95270759.766667" calcext:value-type="float">
            <text:p>95270759.766667</text:p>
          </table:table-cell>
          <table:table-cell table:number-columns-repeated="2"/>
          <table:table-cell table:formula="of:=[.H59]/3400000000" office:value-type="float" office:value="0.0213170545294118" calcext:value-type="float">
            <text:p>0.0213170545</text:p>
          </table:table-cell>
          <table:table-cell table:formula="of:=[.I59]/3400000000" office:value-type="float" office:value="0.0290381268921568" calcext:value-type="float">
            <text:p>0.0290381269</text:p>
          </table:table-cell>
          <table:table-cell table:formula="of:=[.J59]/3400000000" office:value-type="float" office:value="0.0280208116960785" calcext:value-type="float">
            <text:p>0.0280208117</text:p>
          </table:table-cell>
          <table:table-cell table:number-columns-repeated="2"/>
          <table:table-cell office:value-type="float" office:value="17667741.233333" calcext:value-type="float">
            <text:p>17667741.233333</text:p>
          </table:table-cell>
          <table:table-cell office:value-type="float" office:value="20408158.133333" calcext:value-type="float">
            <text:p>20408158.133333</text:p>
          </table:table-cell>
          <table:table-cell office:value-type="float" office:value="23333023.933333" calcext:value-type="float">
            <text:p>23333023.933333</text:p>
          </table:table-cell>
          <table:table-cell table:number-columns-repeated="2"/>
          <table:table-cell table:formula="of:=[.H59]/[.A59]" office:value-type="float" office:value="2.38346183382232" calcext:value-type="float">
            <text:p>2.3834618338</text:p>
          </table:table-cell>
          <table:table-cell table:formula="of:=[.I59]/[.A59]" office:value-type="float" office:value="3.2467556471112" calcext:value-type="float">
            <text:p>3.2467556471</text:p>
          </table:table-cell>
          <table:table-cell table:formula="of:=[.J59]/[.A59]" office:value-type="float" office:value="3.13300954117173" calcext:value-type="float">
            <text:p>3.1330095412</text:p>
          </table:table-cell>
          <table:table-cell/>
          <table:table-cell table:formula="of:=[.R59]/[.A59]" office:value-type="float" office:value="0.58100934631522" calcext:value-type="float">
            <text:p>0.5810093463</text:p>
          </table:table-cell>
          <table:table-cell table:formula="of:=[.S59]/[.A59]" office:value-type="float" office:value="0.671128836445414" calcext:value-type="float">
            <text:p>0.6711288364</text:p>
          </table:table-cell>
          <table:table-cell table:formula="of:=[.T59]/[.A59]" office:value-type="float" office:value="0.767313987907311" calcext:value-type="float">
            <text:p>0.7673139879</text:p>
          </table:table-cell>
        </table:table-row>
        <table:table-row table:style-name="ro2">
          <table:table-cell table:formula="of:=[.A59]+524288" office:value-type="float" office:value="30932992" calcext:value-type="float">
            <text:p>30932992</text:p>
          </table:table-cell>
          <table:table-cell office:value-type="float" office:value="0.025735" calcext:value-type="float">
            <text:p>0.025735</text:p>
          </table:table-cell>
          <table:table-cell office:value-type="float" office:value="0.029862" calcext:value-type="float">
            <text:p>0.029862</text:p>
          </table:table-cell>
          <table:table-cell office:value-type="float" office:value="0.034573" calcext:value-type="float">
            <text:p>0.034573</text:p>
          </table:table-cell>
          <table:table-cell table:number-columns-repeated="3"/>
          <table:table-cell office:value-type="float" office:value="74839262.2" calcext:value-type="float">
            <text:p>74839262.2</text:p>
          </table:table-cell>
          <table:table-cell office:value-type="float" office:value="92327288.4" calcext:value-type="float">
            <text:p>92327288.4</text:p>
          </table:table-cell>
          <table:table-cell office:value-type="float" office:value="96466619.266667" calcext:value-type="float">
            <text:p>96466619.266667</text:p>
          </table:table-cell>
          <table:table-cell table:number-columns-repeated="2"/>
          <table:table-cell table:formula="of:=[.H60]/3400000000" office:value-type="float" office:value="0.0220115477058824" calcext:value-type="float">
            <text:p>0.0220115477</text:p>
          </table:table-cell>
          <table:table-cell table:formula="of:=[.I60]/3400000000" office:value-type="float" office:value="0.0271550848235294" calcext:value-type="float">
            <text:p>0.0271550848</text:p>
          </table:table-cell>
          <table:table-cell table:formula="of:=[.J60]/3400000000" office:value-type="float" office:value="0.0283725350784315" calcext:value-type="float">
            <text:p>0.0283725351</text:p>
          </table:table-cell>
          <table:table-cell table:number-columns-repeated="2"/>
          <table:table-cell office:value-type="float" office:value="18107608.7" calcext:value-type="float">
            <text:p>18107608.7</text:p>
          </table:table-cell>
          <table:table-cell office:value-type="float" office:value="21063136.4" calcext:value-type="float">
            <text:p>21063136.4</text:p>
          </table:table-cell>
          <table:table-cell office:value-type="float" office:value="23634739.333333" calcext:value-type="float">
            <text:p>23634739.333333</text:p>
          </table:table-cell>
          <table:table-cell table:number-columns-repeated="2"/>
          <table:table-cell table:formula="of:=[.H60]/[.A60]" office:value-type="float" office:value="2.41939939725197" calcext:value-type="float">
            <text:p>2.4193993973</text:p>
          </table:table-cell>
          <table:table-cell table:formula="of:=[.I60]/[.A60]" office:value-type="float" office:value="2.98475131018687" calcext:value-type="float">
            <text:p>2.9847513102</text:p>
          </table:table-cell>
          <table:table-cell table:formula="of:=[.J60]/[.A60]" office:value-type="float" office:value="3.11856736220883" calcext:value-type="float">
            <text:p>3.1185673622</text:p>
          </table:table-cell>
          <table:table-cell/>
          <table:table-cell table:formula="of:=[.R60]/[.A60]" office:value-type="float" office:value="0.585381740634724" calcext:value-type="float">
            <text:p>0.5853817406</text:p>
          </table:table-cell>
          <table:table-cell table:formula="of:=[.S60]/[.A60]" office:value-type="float" office:value="0.680927871445478" calcext:value-type="float">
            <text:p>0.6809278714</text:p>
          </table:table-cell>
          <table:table-cell table:formula="of:=[.T60]/[.A60]" office:value-type="float" office:value="0.764062504310382" calcext:value-type="float">
            <text:p>0.7640625043</text:p>
          </table:table-cell>
        </table:table-row>
        <table:table-row table:style-name="ro2">
          <table:table-cell table:formula="of:=[.A60]+524288" office:value-type="float" office:value="31457280" calcext:value-type="float">
            <text:p>31457280</text:p>
          </table:table-cell>
          <table:table-cell office:value-type="float" office:value="0.026199" calcext:value-type="float">
            <text:p>0.026199</text:p>
          </table:table-cell>
          <table:table-cell office:value-type="float" office:value="0.030354" calcext:value-type="float">
            <text:p>0.030354</text:p>
          </table:table-cell>
          <table:table-cell office:value-type="float" office:value="0.035061" calcext:value-type="float">
            <text:p>0.035061</text:p>
          </table:table-cell>
          <table:table-cell table:number-columns-repeated="3"/>
          <table:table-cell office:value-type="float" office:value="75795956.5" calcext:value-type="float">
            <text:p>75795956.5</text:p>
          </table:table-cell>
          <table:table-cell office:value-type="float" office:value="89408866.333333" calcext:value-type="float">
            <text:p>89408866.333333</text:p>
          </table:table-cell>
          <table:table-cell office:value-type="float" office:value="98647861.6" calcext:value-type="float">
            <text:p>98647861.6</text:p>
          </table:table-cell>
          <table:table-cell table:number-columns-repeated="2"/>
          <table:table-cell table:formula="of:=[.H61]/3400000000" office:value-type="float" office:value="0.0222929283823529" calcext:value-type="float">
            <text:p>0.0222929284</text:p>
          </table:table-cell>
          <table:table-cell table:formula="of:=[.I61]/3400000000" office:value-type="float" office:value="0.0262967253921568" calcext:value-type="float">
            <text:p>0.0262967254</text:p>
          </table:table-cell>
          <table:table-cell table:formula="of:=[.J61]/3400000000" office:value-type="float" office:value="0.0290140769411765" calcext:value-type="float">
            <text:p>0.0290140769</text:p>
          </table:table-cell>
          <table:table-cell table:number-columns-repeated="2"/>
          <table:table-cell office:value-type="float" office:value="18395761.933333" calcext:value-type="float">
            <text:p>18395761.933333</text:p>
          </table:table-cell>
          <table:table-cell office:value-type="float" office:value="21324645.133333" calcext:value-type="float">
            <text:p>21324645.133333</text:p>
          </table:table-cell>
          <table:table-cell office:value-type="float" office:value="24341558.866667" calcext:value-type="float">
            <text:p>24341558.866667</text:p>
          </table:table-cell>
          <table:table-cell table:number-columns-repeated="2"/>
          <table:table-cell table:formula="of:=[.H61]/[.A61]" office:value-type="float" office:value="2.40948856671651" calcext:value-type="float">
            <text:p>2.4094885667</text:p>
          </table:table-cell>
          <table:table-cell table:formula="of:=[.I61]/[.A61]" office:value-type="float" office:value="2.84223131603664" calcext:value-type="float">
            <text:p>2.842231316</text:p>
          </table:table-cell>
          <table:table-cell table:formula="of:=[.J61]/[.A61]" office:value-type="float" office:value="3.13593106587728" calcext:value-type="float">
            <text:p>3.1359310659</text:p>
          </table:table-cell>
          <table:table-cell/>
          <table:table-cell table:formula="of:=[.R61]/[.A61]" office:value-type="float" office:value="0.584785522884782" calcext:value-type="float">
            <text:p>0.5847855229</text:p>
          </table:table-cell>
          <table:table-cell table:formula="of:=[.S61]/[.A61]" office:value-type="float" office:value="0.677892212337907" calcext:value-type="float">
            <text:p>0.6778922123</text:p>
          </table:table-cell>
          <table:table-cell table:formula="of:=[.T61]/[.A61]" office:value-type="float" office:value="0.773797317081038" calcext:value-type="float">
            <text:p>0.7737973171</text:p>
          </table:table-cell>
        </table:table-row>
        <table:table-row table:style-name="ro2">
          <table:table-cell table:formula="of:=[.A61]+524288" office:value-type="float" office:value="31981568" calcext:value-type="float">
            <text:p>31981568</text:p>
          </table:table-cell>
          <table:table-cell office:value-type="float" office:value="0.026677" calcext:value-type="float">
            <text:p>0.026677</text:p>
          </table:table-cell>
          <table:table-cell office:value-type="float" office:value="0.030796" calcext:value-type="float">
            <text:p>0.030796</text:p>
          </table:table-cell>
          <table:table-cell office:value-type="float" office:value="0.035751" calcext:value-type="float">
            <text:p>0.035751</text:p>
          </table:table-cell>
          <table:table-cell table:number-columns-repeated="3"/>
          <table:table-cell office:value-type="float" office:value="74006211.066667" calcext:value-type="float">
            <text:p>74006211.066667</text:p>
          </table:table-cell>
          <table:table-cell office:value-type="float" office:value="94444254.633333" calcext:value-type="float">
            <text:p>94444254.633333</text:p>
          </table:table-cell>
          <table:table-cell office:value-type="float" office:value="99879180.333333" calcext:value-type="float">
            <text:p>99879180.333333</text:p>
          </table:table-cell>
          <table:table-cell table:number-columns-repeated="2"/>
          <table:table-cell table:formula="of:=[.H62]/3400000000" office:value-type="float" office:value="0.0217665326666668" calcext:value-type="float">
            <text:p>0.0217665327</text:p>
          </table:table-cell>
          <table:table-cell table:formula="of:=[.I62]/3400000000" office:value-type="float" office:value="0.0277777219509803" calcext:value-type="float">
            <text:p>0.027777722</text:p>
          </table:table-cell>
          <table:table-cell table:formula="of:=[.J62]/3400000000" office:value-type="float" office:value="0.0293762295098038" calcext:value-type="float">
            <text:p>0.0293762295</text:p>
          </table:table-cell>
          <table:table-cell table:number-columns-repeated="2"/>
          <table:table-cell office:value-type="float" office:value="18472471.233333" calcext:value-type="float">
            <text:p>18472471.233333</text:p>
          </table:table-cell>
          <table:table-cell office:value-type="float" office:value="21516203.8" calcext:value-type="float">
            <text:p>21516203.8</text:p>
          </table:table-cell>
          <table:table-cell office:value-type="float" office:value="24640574.366667" calcext:value-type="float">
            <text:p>24640574.366667</text:p>
          </table:table-cell>
          <table:table-cell table:number-columns-repeated="2"/>
          <table:table-cell table:formula="of:=[.H62]/[.A62]" office:value-type="float" office:value="2.31402697537116" calcext:value-type="float">
            <text:p>2.3140269754</text:p>
          </table:table-cell>
          <table:table-cell table:formula="of:=[.I62]/[.A62]" office:value-type="float" office:value="2.95308393363743" calcext:value-type="float">
            <text:p>2.9530839336</text:p>
          </table:table-cell>
          <table:table-cell table:formula="of:=[.J62]/[.A62]" office:value-type="float" office:value="3.12302324680682" calcext:value-type="float">
            <text:p>3.1230232468</text:p>
          </table:table-cell>
          <table:table-cell/>
          <table:table-cell table:formula="of:=[.R62]/[.A62]" office:value-type="float" office:value="0.577597422156819" calcext:value-type="float">
            <text:p>0.5775974222</text:p>
          </table:table-cell>
          <table:table-cell table:formula="of:=[.S62]/[.A62]" office:value-type="float" office:value="0.672768883626969" calcext:value-type="float">
            <text:p>0.6727688836</text:p>
          </table:table-cell>
          <table:table-cell table:formula="of:=[.T62]/[.A62]" office:value-type="float" office:value="0.770461734917656" calcext:value-type="float">
            <text:p>0.7704617349</text:p>
          </table:table-cell>
        </table:table-row>
        <table:table-row table:style-name="ro2">
          <table:table-cell table:formula="of:=[.A62]+524288" office:value-type="float" office:value="32505856" calcext:value-type="float">
            <text:p>32505856</text:p>
          </table:table-cell>
          <table:table-cell office:value-type="float" office:value="0.026927" calcext:value-type="float">
            <text:p>0.026927</text:p>
          </table:table-cell>
          <table:table-cell office:value-type="float" office:value="0.031507" calcext:value-type="float">
            <text:p>0.031507</text:p>
          </table:table-cell>
          <table:table-cell office:value-type="float" office:value="0.036882" calcext:value-type="float">
            <text:p>0.036882</text:p>
          </table:table-cell>
          <table:table-cell table:number-columns-repeated="3"/>
          <table:table-cell office:value-type="float" office:value="77263072.866667" calcext:value-type="float">
            <text:p>77263072.866667</text:p>
          </table:table-cell>
          <table:table-cell office:value-type="float" office:value="97908800.333333" calcext:value-type="float">
            <text:p>97908800.333333</text:p>
          </table:table-cell>
          <table:table-cell office:value-type="float" office:value="101358911.966667" calcext:value-type="float">
            <text:p>101358911.966667</text:p>
          </table:table-cell>
          <table:table-cell table:number-columns-repeated="2"/>
          <table:table-cell table:formula="of:=[.H63]/3400000000" office:value-type="float" office:value="0.0227244331960785" calcext:value-type="float">
            <text:p>0.0227244332</text:p>
          </table:table-cell>
          <table:table-cell table:formula="of:=[.I63]/3400000000" office:value-type="float" office:value="0.0287967059803921" calcext:value-type="float">
            <text:p>0.028796706</text:p>
          </table:table-cell>
          <table:table-cell table:formula="of:=[.J63]/3400000000" office:value-type="float" office:value="0.0298114446960785" calcext:value-type="float">
            <text:p>0.0298114447</text:p>
          </table:table-cell>
          <table:table-cell table:number-columns-repeated="2"/>
          <table:table-cell office:value-type="float" office:value="18754923.933333" calcext:value-type="float">
            <text:p>18754923.933333</text:p>
          </table:table-cell>
          <table:table-cell office:value-type="float" office:value="22030201.633333" calcext:value-type="float">
            <text:p>22030201.633333</text:p>
          </table:table-cell>
          <table:table-cell office:value-type="float" office:value="25307684.533333" calcext:value-type="float">
            <text:p>25307684.533333</text:p>
          </table:table-cell>
          <table:table-cell table:number-columns-repeated="2"/>
          <table:table-cell table:formula="of:=[.H63]/[.A63]" office:value-type="float" office:value="2.37689703869564" calcext:value-type="float">
            <text:p>2.3768970387</text:p>
          </table:table-cell>
          <table:table-cell table:formula="of:=[.I63]/[.A63]" office:value-type="float" office:value="3.01203574929185" calcext:value-type="float">
            <text:p>3.0120357493</text:p>
          </table:table-cell>
          <table:table-cell table:formula="of:=[.J63]/[.A63]" office:value-type="float" office:value="3.11817390585459" calcext:value-type="float">
            <text:p>3.1181739059</text:p>
          </table:table-cell>
          <table:table-cell/>
          <table:table-cell table:formula="of:=[.R63]/[.A63]" office:value-type="float" office:value="0.576970621334599" calcext:value-type="float">
            <text:p>0.5769706213</text:p>
          </table:table-cell>
          <table:table-cell table:formula="of:=[.S63]/[.A63]" office:value-type="float" office:value="0.677730241385829" calcext:value-type="float">
            <text:p>0.6777302414</text:p>
          </table:table-cell>
          <table:table-cell table:formula="of:=[.T63]/[.A63]" office:value-type="float" office:value="0.778557701521012" calcext:value-type="float">
            <text:p>0.7785577015</text:p>
          </table:table-cell>
        </table:table-row>
        <table:table-row table:style-name="ro2">
          <table:table-cell table:formula="of:=[.A63]+524288" office:value-type="float" office:value="33030144" calcext:value-type="float">
            <text:p>33030144</text:p>
          </table:table-cell>
          <table:table-cell office:value-type="float" office:value="0.028157" calcext:value-type="float">
            <text:p>0.028157</text:p>
          </table:table-cell>
          <table:table-cell office:value-type="float" office:value="0.031674" calcext:value-type="float">
            <text:p>0.031674</text:p>
          </table:table-cell>
          <table:table-cell office:value-type="float" office:value="0.037195" calcext:value-type="float">
            <text:p>0.037195</text:p>
          </table:table-cell>
          <table:table-cell table:number-columns-repeated="3"/>
          <table:table-cell office:value-type="float" office:value="81552677.933333" calcext:value-type="float">
            <text:p>81552677.933333</text:p>
          </table:table-cell>
          <table:table-cell office:value-type="float" office:value="101040745" calcext:value-type="float">
            <text:p>101040745</text:p>
          </table:table-cell>
          <table:table-cell office:value-type="float" office:value="103239433.366667" calcext:value-type="float">
            <text:p>103239433.366667</text:p>
          </table:table-cell>
          <table:table-cell table:number-columns-repeated="2"/>
          <table:table-cell table:formula="of:=[.H64]/3400000000" office:value-type="float" office:value="0.0239860817450979" calcext:value-type="float">
            <text:p>0.0239860817</text:p>
          </table:table-cell>
          <table:table-cell table:formula="of:=[.I64]/3400000000" office:value-type="float" office:value="0.0297178661764706" calcext:value-type="float">
            <text:p>0.0297178662</text:p>
          </table:table-cell>
          <table:table-cell table:formula="of:=[.J64]/3400000000" office:value-type="float" office:value="0.0303645392254903" calcext:value-type="float">
            <text:p>0.0303645392</text:p>
          </table:table-cell>
          <table:table-cell table:number-columns-repeated="2"/>
          <table:table-cell office:value-type="float" office:value="19688046.433333" calcext:value-type="float">
            <text:p>19688046.433333</text:p>
          </table:table-cell>
          <table:table-cell office:value-type="float" office:value="22469306.6" calcext:value-type="float">
            <text:p>22469306.6</text:p>
          </table:table-cell>
          <table:table-cell office:value-type="float" office:value="25371531.533333" calcext:value-type="float">
            <text:p>25371531.533333</text:p>
          </table:table-cell>
          <table:table-cell table:number-columns-repeated="2"/>
          <table:table-cell table:formula="of:=[.H64]/[.A64]" office:value-type="float" office:value="2.46903791679906" calcext:value-type="float">
            <text:p>2.4690379168</text:p>
          </table:table-cell>
          <table:table-cell table:formula="of:=[.I64]/[.A64]" office:value-type="float" office:value="3.05904645768423" calcext:value-type="float">
            <text:p>3.0590464577</text:p>
          </table:table-cell>
          <table:table-cell table:formula="of:=[.J64]/[.A64]" office:value-type="float" office:value="3.12561257276587" calcext:value-type="float">
            <text:p>3.1256125728</text:p>
          </table:table-cell>
          <table:table-cell/>
          <table:table-cell table:formula="of:=[.R64]/[.A64]" office:value-type="float" office:value="0.596062991228043" calcext:value-type="float">
            <text:p>0.5960629912</text:p>
          </table:table-cell>
          <table:table-cell table:formula="of:=[.S64]/[.A64]" office:value-type="float" office:value="0.680266686091347" calcext:value-type="float">
            <text:p>0.6802666861</text:p>
          </table:table-cell>
          <table:table-cell table:formula="of:=[.T64]/[.A64]" office:value-type="float" office:value="0.768132634642253" calcext:value-type="float">
            <text:p>0.7681326346</text:p>
          </table:table-cell>
        </table:table-row>
        <table:table-row table:style-name="ro2">
          <table:table-cell table:formula="of:=[.A64]+524288" office:value-type="float" office:value="33554432" calcext:value-type="float">
            <text:p>33554432</text:p>
          </table:table-cell>
          <table:table-cell office:value-type="float" office:value="0.02777" calcext:value-type="float">
            <text:p>0.02777</text:p>
          </table:table-cell>
          <table:table-cell office:value-type="float" office:value="0.032301" calcext:value-type="float">
            <text:p>0.032301</text:p>
          </table:table-cell>
          <table:table-cell office:value-type="float" office:value="0.038037" calcext:value-type="float">
            <text:p>0.038037</text:p>
          </table:table-cell>
          <table:table-cell table:number-columns-repeated="3"/>
          <table:table-cell office:value-type="float" office:value="78815743.9" calcext:value-type="float">
            <text:p>78815743.9</text:p>
          </table:table-cell>
          <table:table-cell office:value-type="float" office:value="100617553.966667" calcext:value-type="float">
            <text:p>100617553.966667</text:p>
          </table:table-cell>
          <table:table-cell office:value-type="float" office:value="105020988.433333" calcext:value-type="float">
            <text:p>105020988.433333</text:p>
          </table:table-cell>
          <table:table-cell table:number-columns-repeated="2"/>
          <table:table-cell table:formula="of:=[.H65]/3400000000" office:value-type="float" office:value="0.0231811011470588" calcext:value-type="float">
            <text:p>0.0231811011</text:p>
          </table:table-cell>
          <table:table-cell table:formula="of:=[.I65]/3400000000" office:value-type="float" office:value="0.0295933982254903" calcext:value-type="float">
            <text:p>0.0295933982</text:p>
          </table:table-cell>
          <table:table-cell table:formula="of:=[.J65]/3400000000" office:value-type="float" office:value="0.0308885260098038" calcext:value-type="float">
            <text:p>0.030888526</text:p>
          </table:table-cell>
          <table:table-cell table:number-columns-repeated="2"/>
          <table:table-cell office:value-type="float" office:value="19923158.266667" calcext:value-type="float">
            <text:p>19923158.266667</text:p>
          </table:table-cell>
          <table:table-cell office:value-type="float" office:value="22568877.1" calcext:value-type="float">
            <text:p>22568877.1</text:p>
          </table:table-cell>
          <table:table-cell office:value-type="float" office:value="25641496.533333" calcext:value-type="float">
            <text:p>25641496.533333</text:p>
          </table:table-cell>
          <table:table-cell table:number-columns-repeated="2"/>
          <table:table-cell table:formula="of:=[.H65]/[.A65]" office:value-type="float" office:value="2.34889220893383" calcext:value-type="float">
            <text:p>2.3488922089</text:p>
          </table:table-cell>
          <table:table-cell table:formula="of:=[.I65]/[.A65]" office:value-type="float" office:value="2.99863678117594" calcext:value-type="float">
            <text:p>2.9986367812</text:p>
          </table:table-cell>
          <table:table-cell table:formula="of:=[.J65]/[.A65]" office:value-type="float" office:value="3.12986935476461" calcext:value-type="float">
            <text:p>3.1298693548</text:p>
          </table:table-cell>
          <table:table-cell/>
          <table:table-cell table:formula="of:=[.R65]/[.A65]" office:value-type="float" office:value="0.593756385644287" calcext:value-type="float">
            <text:p>0.5937563856</text:p>
          </table:table-cell>
          <table:table-cell table:formula="of:=[.S65]/[.A65]" office:value-type="float" office:value="0.672604951262474" calcext:value-type="float">
            <text:p>0.6726049513</text:p>
          </table:table-cell>
          <table:table-cell table:formula="of:=[.T65]/[.A65]" office:value-type="float" office:value="0.764176146189362" calcext:value-type="float">
            <text:p>0.7641761462</text:p>
          </table:table-cell>
        </table:table-row>
        <table:table-row table:style-name="ro2">
          <table:table-cell table:formula="of:=[.A65]+524288" office:value-type="float" office:value="34078720" calcext:value-type="float">
            <text:p>34078720</text:p>
          </table:table-cell>
          <table:table-cell office:value-type="float" office:value="0.028074" calcext:value-type="float">
            <text:p>0.028074</text:p>
          </table:table-cell>
          <table:table-cell office:value-type="float" office:value="0.03275" calcext:value-type="float">
            <text:p>0.03275</text:p>
          </table:table-cell>
          <table:table-cell office:value-type="float" office:value="0.038816" calcext:value-type="float">
            <text:p>0.038816</text:p>
          </table:table-cell>
          <table:table-cell table:number-columns-repeated="3"/>
          <table:table-cell office:value-type="float" office:value="79496111.3" calcext:value-type="float">
            <text:p>79496111.3</text:p>
          </table:table-cell>
          <table:table-cell office:value-type="float" office:value="100954098.033333" calcext:value-type="float">
            <text:p>100954098.033333</text:p>
          </table:table-cell>
          <table:table-cell office:value-type="float" office:value="107256032.6" calcext:value-type="float">
            <text:p>107256032.6</text:p>
          </table:table-cell>
          <table:table-cell table:number-columns-repeated="2"/>
          <table:table-cell table:formula="of:=[.H66]/3400000000" office:value-type="float" office:value="0.0233812092058824" calcext:value-type="float">
            <text:p>0.0233812092</text:p>
          </table:table-cell>
          <table:table-cell table:formula="of:=[.I66]/3400000000" office:value-type="float" office:value="0.0296923817745097" calcext:value-type="float">
            <text:p>0.0296923818</text:p>
          </table:table-cell>
          <table:table-cell table:formula="of:=[.J66]/3400000000" office:value-type="float" office:value="0.0315458919411765" calcext:value-type="float">
            <text:p>0.0315458919</text:p>
          </table:table-cell>
          <table:table-cell table:number-columns-repeated="2"/>
          <table:table-cell office:value-type="float" office:value="19981171.3" calcext:value-type="float">
            <text:p>19981171.3</text:p>
          </table:table-cell>
          <table:table-cell office:value-type="float" office:value="23245227.866667" calcext:value-type="float">
            <text:p>23245227.866667</text:p>
          </table:table-cell>
          <table:table-cell office:value-type="float" office:value="26208359.266667" calcext:value-type="float">
            <text:p>26208359.266667</text:p>
          </table:table-cell>
          <table:table-cell table:number-columns-repeated="2"/>
          <table:table-cell table:formula="of:=[.H66]/[.A66]" office:value-type="float" office:value="2.33271998772254" calcext:value-type="float">
            <text:p>2.3327199877</text:p>
          </table:table-cell>
          <table:table-cell table:formula="of:=[.I66]/[.A66]" office:value-type="float" office:value="2.96237939785687" calcext:value-type="float">
            <text:p>2.9623793979</text:p>
          </table:table-cell>
          <table:table-cell table:formula="of:=[.J66]/[.A66]" office:value-type="float" office:value="3.14730226370004" calcext:value-type="float">
            <text:p>3.1473022637</text:p>
          </table:table-cell>
          <table:table-cell/>
          <table:table-cell table:formula="of:=[.R66]/[.A66]" office:value-type="float" office:value="0.586323996323806" calcext:value-type="float">
            <text:p>0.5863239963</text:p>
          </table:table-cell>
          <table:table-cell table:formula="of:=[.S66]/[.A66]" office:value-type="float" office:value="0.682103901398497" calcext:value-type="float">
            <text:p>0.6821039014</text:p>
          </table:table-cell>
          <table:table-cell table:formula="of:=[.T66]/[.A66]" office:value-type="float" office:value="0.769053511008248" calcext:value-type="float">
            <text:p>0.769053511</text:p>
          </table:table-cell>
        </table:table-row>
        <table:table-row table:style-name="ro2">
          <table:table-cell table:formula="of:=[.A66]+524288" office:value-type="float" office:value="34603008" calcext:value-type="float">
            <text:p>34603008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.033293" calcext:value-type="float">
            <text:p>0.033293</text:p>
          </table:table-cell>
          <table:table-cell office:value-type="float" office:value="0.039133" calcext:value-type="float">
            <text:p>0.039133</text:p>
          </table:table-cell>
          <table:table-cell table:number-columns-repeated="3"/>
          <table:table-cell office:value-type="float" office:value="79288849.233333" calcext:value-type="float">
            <text:p>79288849.233333</text:p>
          </table:table-cell>
          <table:table-cell office:value-type="float" office:value="103672912.666667" calcext:value-type="float">
            <text:p>103672912.666667</text:p>
          </table:table-cell>
          <table:table-cell office:value-type="float" office:value="108643174.633333" calcext:value-type="float">
            <text:p>108643174.633333</text:p>
          </table:table-cell>
          <table:table-cell table:number-columns-repeated="2"/>
          <table:table-cell table:formula="of:=[.H67]/3400000000" office:value-type="float" office:value="0.0233202497745097" calcext:value-type="float">
            <text:p>0.0233202498</text:p>
          </table:table-cell>
          <table:table-cell table:formula="of:=[.I67]/3400000000" office:value-type="float" office:value="0.030492033137255" calcext:value-type="float">
            <text:p>0.0304920331</text:p>
          </table:table-cell>
          <table:table-cell table:formula="of:=[.J67]/3400000000" office:value-type="float" office:value="0.0319538748921568" calcext:value-type="float">
            <text:p>0.0319538749</text:p>
          </table:table-cell>
          <table:table-cell table:number-columns-repeated="2"/>
          <table:table-cell office:value-type="float" office:value="20344823.9" calcext:value-type="float">
            <text:p>20344823.9</text:p>
          </table:table-cell>
          <table:table-cell office:value-type="float" office:value="23483894.033333" calcext:value-type="float">
            <text:p>23483894.033333</text:p>
          </table:table-cell>
          <table:table-cell office:value-type="float" office:value="26605997.933333" calcext:value-type="float">
            <text:p>26605997.933333</text:p>
          </table:table-cell>
          <table:table-cell table:number-columns-repeated="2"/>
          <table:table-cell table:formula="of:=[.H67]/[.A67]" office:value-type="float" office:value="2.29138603306779" calcext:value-type="float">
            <text:p>2.2913860331</text:p>
          </table:table-cell>
          <table:table-cell table:formula="of:=[.I67]/[.A67]" office:value-type="float" office:value="2.99606648840086" calcext:value-type="float">
            <text:p>2.9960664884</text:p>
          </table:table-cell>
          <table:table-cell table:formula="of:=[.J67]/[.A67]" office:value-type="float" office:value="3.13970319092875" calcext:value-type="float">
            <text:p>3.1397031909</text:p>
          </table:table-cell>
          <table:table-cell/>
          <table:table-cell table:formula="of:=[.R67]/[.A67]" office:value-type="float" office:value="0.587949576522365" calcext:value-type="float">
            <text:p>0.5879495765</text:p>
          </table:table-cell>
          <table:table-cell table:formula="of:=[.S67]/[.A67]" office:value-type="float" office:value="0.678666260266535" calcext:value-type="float">
            <text:p>0.6786662603</text:p>
          </table:table-cell>
          <table:table-cell table:formula="of:=[.T67]/[.A67]" office:value-type="float" office:value="0.768892633072044" calcext:value-type="float">
            <text:p>0.7688926331</text:p>
          </table:table-cell>
        </table:table-row>
        <table:table-row table:style-name="ro2">
          <table:table-cell table:formula="of:=[.A67]+524288" office:value-type="float" office:value="35127296" calcext:value-type="float">
            <text:p>35127296</text:p>
          </table:table-cell>
          <table:table-cell office:value-type="float" office:value="0.029825" calcext:value-type="float">
            <text:p>0.029825</text:p>
          </table:table-cell>
          <table:table-cell office:value-type="float" office:value="0.033835" calcext:value-type="float">
            <text:p>0.033835</text:p>
          </table:table-cell>
          <table:table-cell office:value-type="float" office:value="0.03975" calcext:value-type="float">
            <text:p>0.03975</text:p>
          </table:table-cell>
          <table:table-cell table:number-columns-repeated="3"/>
          <table:table-cell office:value-type="float" office:value="85235133.633333" calcext:value-type="float">
            <text:p>85235133.633333</text:p>
          </table:table-cell>
          <table:table-cell office:value-type="float" office:value="95337166.133333" calcext:value-type="float">
            <text:p>95337166.133333</text:p>
          </table:table-cell>
          <table:table-cell office:value-type="float" office:value="109883866.766667" calcext:value-type="float">
            <text:p>109883866.766667</text:p>
          </table:table-cell>
          <table:table-cell table:number-columns-repeated="2"/>
          <table:table-cell table:formula="of:=[.H68]/3400000000" office:value-type="float" office:value="0.0250691569509803" calcext:value-type="float">
            <text:p>0.025069157</text:p>
          </table:table-cell>
          <table:table-cell table:formula="of:=[.I68]/3400000000" office:value-type="float" office:value="0.0280403429803921" calcext:value-type="float">
            <text:p>0.028040343</text:p>
          </table:table-cell>
          <table:table-cell table:formula="of:=[.J68]/3400000000" office:value-type="float" office:value="0.0323187843431373" calcext:value-type="float">
            <text:p>0.0323187843</text:p>
          </table:table-cell>
          <table:table-cell table:number-columns-repeated="2"/>
          <table:table-cell office:value-type="float" office:value="20516935.3" calcext:value-type="float">
            <text:p>20516935.3</text:p>
          </table:table-cell>
          <table:table-cell office:value-type="float" office:value="23778939.9" calcext:value-type="float">
            <text:p>23778939.9</text:p>
          </table:table-cell>
          <table:table-cell office:value-type="float" office:value="26903674.766667" calcext:value-type="float">
            <text:p>26903674.766667</text:p>
          </table:table-cell>
          <table:table-cell table:number-columns-repeated="2"/>
          <table:table-cell table:formula="of:=[.H68]/[.A68]" office:value-type="float" office:value="2.42646441198699" calcext:value-type="float">
            <text:p>2.426464412</text:p>
          </table:table-cell>
          <table:table-cell table:formula="of:=[.I68]/[.A68]" office:value-type="float" office:value="2.71404796239748" calcext:value-type="float">
            <text:p>2.7140479624</text:p>
          </table:table-cell>
          <table:table-cell table:formula="of:=[.J68]/[.A68]" office:value-type="float" office:value="3.12816183650079" calcext:value-type="float">
            <text:p>3.1281618365</text:p>
          </table:table-cell>
          <table:table-cell/>
          <table:table-cell table:formula="of:=[.R68]/[.A68]" office:value-type="float" office:value="0.584073858118769" calcext:value-type="float">
            <text:p>0.5840738581</text:p>
          </table:table-cell>
          <table:table-cell table:formula="of:=[.S68]/[.A68]" office:value-type="float" office:value="0.676936246387994" calcext:value-type="float">
            <text:p>0.6769362464</text:p>
          </table:table-cell>
          <table:table-cell table:formula="of:=[.T68]/[.A68]" office:value-type="float" office:value="0.765890854982604" calcext:value-type="float">
            <text:p>0.765890855</text:p>
          </table:table-cell>
        </table:table-row>
        <table:table-row table:style-name="ro2">
          <table:table-cell table:formula="of:=[.A68]+524288" office:value-type="float" office:value="35651584" calcext:value-type="float">
            <text:p>35651584</text:p>
          </table:table-cell>
          <table:table-cell office:value-type="float" office:value="0.029585" calcext:value-type="float">
            <text:p>0.029585</text:p>
          </table:table-cell>
          <table:table-cell office:value-type="float" office:value="0.034216" calcext:value-type="float">
            <text:p>0.034216</text:p>
          </table:table-cell>
          <table:table-cell office:value-type="float" office:value="0.040151" calcext:value-type="float">
            <text:p>0.040151</text:p>
          </table:table-cell>
          <table:table-cell table:number-columns-repeated="3"/>
          <table:table-cell office:value-type="float" office:value="82728424.933333" calcext:value-type="float">
            <text:p>82728424.933333</text:p>
          </table:table-cell>
          <table:table-cell office:value-type="float" office:value="105628745.066667" calcext:value-type="float">
            <text:p>105628745.066667</text:p>
          </table:table-cell>
          <table:table-cell office:value-type="float" office:value="111592602.633333" calcext:value-type="float">
            <text:p>111592602.633333</text:p>
          </table:table-cell>
          <table:table-cell table:number-columns-repeated="2"/>
          <table:table-cell table:formula="of:=[.H69]/3400000000" office:value-type="float" office:value="0.0243318896862744" calcext:value-type="float">
            <text:p>0.0243318897</text:p>
          </table:table-cell>
          <table:table-cell table:formula="of:=[.I69]/3400000000" office:value-type="float" office:value="0.0310672779607844" calcext:value-type="float">
            <text:p>0.031067278</text:p>
          </table:table-cell>
          <table:table-cell table:formula="of:=[.J69]/3400000000" office:value-type="float" office:value="0.0328213537156862" calcext:value-type="float">
            <text:p>0.0328213537</text:p>
          </table:table-cell>
          <table:table-cell table:number-columns-repeated="2"/>
          <table:table-cell office:value-type="float" office:value="21015351.8" calcext:value-type="float">
            <text:p>21015351.8</text:p>
          </table:table-cell>
          <table:table-cell office:value-type="float" office:value="24159025.966667" calcext:value-type="float">
            <text:p>24159025.966667</text:p>
          </table:table-cell>
          <table:table-cell office:value-type="float" office:value="27457620.666667" calcext:value-type="float">
            <text:p>27457620.666667</text:p>
          </table:table-cell>
          <table:table-cell table:number-columns-repeated="2"/>
          <table:table-cell table:formula="of:=[.H69]/[.A69]" office:value-type="float" office:value="2.320469826343" calcext:value-type="float">
            <text:p>2.3204698263</text:p>
          </table:table-cell>
          <table:table-cell table:formula="of:=[.I69]/[.A69]" office:value-type="float" office:value="2.9628065071854" calcext:value-type="float">
            <text:p>2.9628065072</text:p>
          </table:table-cell>
          <table:table-cell table:formula="of:=[.J69]/[.A69]" office:value-type="float" office:value="3.13008820683347" calcext:value-type="float">
            <text:p>3.1300882068</text:p>
          </table:table-cell>
          <table:table-cell/>
          <table:table-cell table:formula="of:=[.R69]/[.A69]" office:value-type="float" office:value="0.589464742997113" calcext:value-type="float">
            <text:p>0.589464743</text:p>
          </table:table-cell>
          <table:table-cell table:formula="of:=[.S69]/[.A69]" office:value-type="float" office:value="0.677642428641235" calcext:value-type="float">
            <text:p>0.6776424286</text:p>
          </table:table-cell>
          <table:table-cell table:formula="of:=[.T69]/[.A69]" office:value-type="float" office:value="0.770165518218405" calcext:value-type="float">
            <text:p>0.7701655182</text:p>
          </table:table-cell>
        </table:table-row>
        <table:table-row table:style-name="ro2">
          <table:table-cell table:formula="of:=[.A69]+524288" office:value-type="float" office:value="36175872" calcext:value-type="float">
            <text:p>36175872</text:p>
          </table:table-cell>
          <table:table-cell office:value-type="float" office:value="0.029987" calcext:value-type="float">
            <text:p>0.029987</text:p>
          </table:table-cell>
          <table:table-cell office:value-type="float" office:value="0.034875" calcext:value-type="float">
            <text:p>0.034875</text:p>
          </table:table-cell>
          <table:table-cell office:value-type="float" office:value="0.040448" calcext:value-type="float">
            <text:p>0.040448</text:p>
          </table:table-cell>
          <table:table-cell table:number-columns-repeated="3"/>
          <table:table-cell office:value-type="float" office:value="85369927.366667" calcext:value-type="float">
            <text:p>85369927.366667</text:p>
          </table:table-cell>
          <table:table-cell office:value-type="float" office:value="97938022.166667" calcext:value-type="float">
            <text:p>97938022.166667</text:p>
          </table:table-cell>
          <table:table-cell office:value-type="float" office:value="113024723" calcext:value-type="float">
            <text:p>113024723</text:p>
          </table:table-cell>
          <table:table-cell table:number-columns-repeated="2"/>
          <table:table-cell table:formula="of:=[.H70]/3400000000" office:value-type="float" office:value="0.0251088021666668" calcext:value-type="float">
            <text:p>0.0251088022</text:p>
          </table:table-cell>
          <table:table-cell table:formula="of:=[.I70]/3400000000" office:value-type="float" office:value="0.028805300637255" calcext:value-type="float">
            <text:p>0.0288053006</text:p>
          </table:table-cell>
          <table:table-cell table:formula="of:=[.J70]/3400000000" office:value-type="float" office:value="0.0332425655882353" calcext:value-type="float">
            <text:p>0.0332425656</text:p>
          </table:table-cell>
          <table:table-cell table:number-columns-repeated="2"/>
          <table:table-cell office:value-type="float" office:value="21261946.4" calcext:value-type="float">
            <text:p>21261946.4</text:p>
          </table:table-cell>
          <table:table-cell office:value-type="float" office:value="24532690.566667" calcext:value-type="float">
            <text:p>24532690.566667</text:p>
          </table:table-cell>
          <table:table-cell office:value-type="float" office:value="27943730" calcext:value-type="float">
            <text:p>27943730</text:p>
          </table:table-cell>
          <table:table-cell table:number-columns-repeated="2"/>
          <table:table-cell table:formula="of:=[.H70]/[.A70]" office:value-type="float" office:value="2.35985817747992" calcext:value-type="float">
            <text:p>2.3598581775</text:p>
          </table:table-cell>
          <table:table-cell table:formula="of:=[.I70]/[.A70]" office:value-type="float" office:value="2.70727467652105" calcext:value-type="float">
            <text:p>2.7072746765</text:p>
          </table:table-cell>
          <table:table-cell table:formula="of:=[.J70]/[.A70]" office:value-type="float" office:value="3.12431233171104" calcext:value-type="float">
            <text:p>3.1243123317</text:p>
          </table:table-cell>
          <table:table-cell/>
          <table:table-cell table:formula="of:=[.R70]/[.A70]" office:value-type="float" office:value="0.587738324593807" calcext:value-type="float">
            <text:p>0.5877383246</text:p>
          </table:table-cell>
          <table:table-cell table:formula="of:=[.S70]/[.A70]" office:value-type="float" office:value="0.678150634949919" calcext:value-type="float">
            <text:p>0.6781506349</text:p>
          </table:table-cell>
          <table:table-cell table:formula="of:=[.T70]/[.A70]" office:value-type="float" office:value="0.772441090017125" calcext:value-type="float">
            <text:p>0.77244109</text:p>
          </table:table-cell>
        </table:table-row>
        <table:table-row table:style-name="ro2">
          <table:table-cell table:formula="of:=[.A70]+524288" office:value-type="float" office:value="36700160" calcext:value-type="float">
            <text:p>36700160</text:p>
          </table:table-cell>
          <table:table-cell office:value-type="float" office:value="0.030227" calcext:value-type="float">
            <text:p>0.030227</text:p>
          </table:table-cell>
          <table:table-cell office:value-type="float" office:value="0.035368" calcext:value-type="float">
            <text:p>0.035368</text:p>
          </table:table-cell>
          <table:table-cell office:value-type="float" office:value="0.040843" calcext:value-type="float">
            <text:p>0.040843</text:p>
          </table:table-cell>
          <table:table-cell table:number-columns-repeated="3"/>
          <table:table-cell office:value-type="float" office:value="90083691.766667" calcext:value-type="float">
            <text:p>90083691.766667</text:p>
          </table:table-cell>
          <table:table-cell office:value-type="float" office:value="100741893.866667" calcext:value-type="float">
            <text:p>100741893.866667</text:p>
          </table:table-cell>
          <table:table-cell office:value-type="float" office:value="114550570" calcext:value-type="float">
            <text:p>114550570</text:p>
          </table:table-cell>
          <table:table-cell table:number-columns-repeated="2"/>
          <table:table-cell table:formula="of:=[.H71]/3400000000" office:value-type="float" office:value="0.0264952034607844" calcext:value-type="float">
            <text:p>0.0264952035</text:p>
          </table:table-cell>
          <table:table-cell table:formula="of:=[.I71]/3400000000" office:value-type="float" office:value="0.0296299687843138" calcext:value-type="float">
            <text:p>0.0296299688</text:p>
          </table:table-cell>
          <table:table-cell table:formula="of:=[.J71]/3400000000" office:value-type="float" office:value="0.0336913441176471" calcext:value-type="float">
            <text:p>0.0336913441</text:p>
          </table:table-cell>
          <table:table-cell table:number-columns-repeated="2"/>
          <table:table-cell office:value-type="float" office:value="21264938.6" calcext:value-type="float">
            <text:p>21264938.6</text:p>
          </table:table-cell>
          <table:table-cell office:value-type="float" office:value="24975343.433333" calcext:value-type="float">
            <text:p>24975343.433333</text:p>
          </table:table-cell>
          <table:table-cell office:value-type="float" office:value="27832934.733333" calcext:value-type="float">
            <text:p>27832934.733333</text:p>
          </table:table-cell>
          <table:table-cell table:number-columns-repeated="2"/>
          <table:table-cell table:formula="of:=[.H71]/[.A71]" office:value-type="float" office:value="2.45458580471221" calcext:value-type="float">
            <text:p>2.4545858047</text:p>
          </table:table-cell>
          <table:table-cell table:formula="of:=[.I71]/[.A71]" office:value-type="float" office:value="2.7449987647647" calcext:value-type="float">
            <text:p>2.7449987648</text:p>
          </table:table-cell>
          <table:table-cell table:formula="of:=[.J71]/[.A71]" office:value-type="float" office:value="3.12125532967704" calcext:value-type="float">
            <text:p>3.1212553297</text:p>
          </table:table-cell>
          <table:table-cell/>
          <table:table-cell table:formula="of:=[.R71]/[.A71]" office:value-type="float" office:value="0.579423593793597" calcext:value-type="float">
            <text:p>0.5794235938</text:p>
          </table:table-cell>
          <table:table-cell table:formula="of:=[.S71]/[.A71]" office:value-type="float" office:value="0.680524102165576" calcext:value-type="float">
            <text:p>0.6805241022</text:p>
          </table:table-cell>
          <table:table-cell table:formula="of:=[.T71]/[.A71]" office:value-type="float" office:value="0.758387285868318" calcext:value-type="float">
            <text:p>0.7583872859</text:p>
          </table:table-cell>
        </table:table-row>
        <table:table-row table:style-name="ro2">
          <table:table-cell table:formula="of:=[.A71]+524288" office:value-type="float" office:value="37224448" calcext:value-type="float">
            <text:p>37224448</text:p>
          </table:table-cell>
          <table:table-cell office:value-type="float" office:value="0.030612" calcext:value-type="float">
            <text:p>0.030612</text:p>
          </table:table-cell>
          <table:table-cell office:value-type="float" office:value="0.036033" calcext:value-type="float">
            <text:p>0.036033</text:p>
          </table:table-cell>
          <table:table-cell office:value-type="float" office:value="0.041557" calcext:value-type="float">
            <text:p>0.041557</text:p>
          </table:table-cell>
          <table:table-cell table:number-columns-repeated="3"/>
          <table:table-cell office:value-type="float" office:value="88522121.933333" calcext:value-type="float">
            <text:p>88522121.933333</text:p>
          </table:table-cell>
          <table:table-cell office:value-type="float" office:value="111118309.566667" calcext:value-type="float">
            <text:p>111118309.566667</text:p>
          </table:table-cell>
          <table:table-cell office:value-type="float" office:value="115858208.666667" calcext:value-type="float">
            <text:p>115858208.666667</text:p>
          </table:table-cell>
          <table:table-cell table:number-columns-repeated="2"/>
          <table:table-cell table:formula="of:=[.H72]/3400000000" office:value-type="float" office:value="0.0260359182156862" calcext:value-type="float">
            <text:p>0.0260359182</text:p>
          </table:table-cell>
          <table:table-cell table:formula="of:=[.I72]/3400000000" office:value-type="float" office:value="0.0326818557549021" calcext:value-type="float">
            <text:p>0.0326818558</text:p>
          </table:table-cell>
          <table:table-cell table:formula="of:=[.J72]/3400000000" office:value-type="float" office:value="0.0340759437254903" calcext:value-type="float">
            <text:p>0.0340759437</text:p>
          </table:table-cell>
          <table:table-cell table:number-columns-repeated="2"/>
          <table:table-cell office:value-type="float" office:value="21577234.266667" calcext:value-type="float">
            <text:p>21577234.266667</text:p>
          </table:table-cell>
          <table:table-cell office:value-type="float" office:value="25181729.4" calcext:value-type="float">
            <text:p>25181729.4</text:p>
          </table:table-cell>
          <table:table-cell office:value-type="float" office:value="28809802.7" calcext:value-type="float">
            <text:p>28809802.7</text:p>
          </table:table-cell>
          <table:table-cell table:number-columns-repeated="2"/>
          <table:table-cell table:formula="of:=[.H72]/[.A72]" office:value-type="float" office:value="2.37806405976344" calcext:value-type="float">
            <text:p>2.3780640598</text:p>
          </table:table-cell>
          <table:table-cell table:formula="of:=[.I72]/[.A72]" office:value-type="float" office:value="2.98508951876646" calcext:value-type="float">
            <text:p>2.9850895188</text:p>
          </table:table-cell>
          <table:table-cell table:formula="of:=[.J72]/[.A72]" office:value-type="float" office:value="3.11242247747145" calcext:value-type="float">
            <text:p>3.1124224775</text:p>
          </table:table-cell>
          <table:table-cell/>
          <table:table-cell table:formula="of:=[.R72]/[.A72]" office:value-type="float" office:value="0.579652229273272" calcext:value-type="float">
            <text:p>0.5796522293</text:p>
          </table:table-cell>
          <table:table-cell table:formula="of:=[.S72]/[.A72]" office:value-type="float" office:value="0.67648362173161" calcext:value-type="float">
            <text:p>0.6764836217</text:p>
          </table:table-cell>
          <table:table-cell table:formula="of:=[.T72]/[.A72]" office:value-type="float" office:value="0.773948419597787" calcext:value-type="float">
            <text:p>0.7739484196</text:p>
          </table:table-cell>
        </table:table-row>
        <table:table-row table:style-name="ro2">
          <table:table-cell table:formula="of:=[.A72]+524288" office:value-type="float" office:value="37748736" calcext:value-type="float">
            <text:p>37748736</text:p>
          </table:table-cell>
          <table:table-cell office:value-type="float" office:value="0.031057" calcext:value-type="float">
            <text:p>0.031057</text:p>
          </table:table-cell>
          <table:table-cell office:value-type="float" office:value="0.036415" calcext:value-type="float">
            <text:p>0.036415</text:p>
          </table:table-cell>
          <table:table-cell office:value-type="float" office:value="0.04212" calcext:value-type="float">
            <text:p>0.04212</text:p>
          </table:table-cell>
          <table:table-cell table:number-columns-repeated="3"/>
          <table:table-cell office:value-type="float" office:value="89405156.466667" calcext:value-type="float">
            <text:p>89405156.466667</text:p>
          </table:table-cell>
          <table:table-cell office:value-type="float" office:value="104934316.433333" calcext:value-type="float">
            <text:p>104934316.433333</text:p>
          </table:table-cell>
          <table:table-cell office:value-type="float" office:value="117804683.966667" calcext:value-type="float">
            <text:p>117804683.966667</text:p>
          </table:table-cell>
          <table:table-cell table:number-columns-repeated="2"/>
          <table:table-cell table:formula="of:=[.H73]/3400000000" office:value-type="float" office:value="0.0262956342549021" calcext:value-type="float">
            <text:p>0.0262956343</text:p>
          </table:table-cell>
          <table:table-cell table:formula="of:=[.I73]/3400000000" office:value-type="float" office:value="0.0308630342450979" calcext:value-type="float">
            <text:p>0.0308630342</text:p>
          </table:table-cell>
          <table:table-cell table:formula="of:=[.J73]/3400000000" office:value-type="float" office:value="0.0346484364607844" calcext:value-type="float">
            <text:p>0.0346484365</text:p>
          </table:table-cell>
          <table:table-cell table:number-columns-repeated="2"/>
          <table:table-cell office:value-type="float" office:value="21881087.166667" calcext:value-type="float">
            <text:p>21881087.166667</text:p>
          </table:table-cell>
          <table:table-cell office:value-type="float" office:value="25541907.533333" calcext:value-type="float">
            <text:p>25541907.533333</text:p>
          </table:table-cell>
          <table:table-cell office:value-type="float" office:value="28878543.133333" calcext:value-type="float">
            <text:p>28878543.133333</text:p>
          </table:table-cell>
          <table:table-cell table:number-columns-repeated="2"/>
          <table:table-cell table:formula="of:=[.H73]/[.A73]" office:value-type="float" office:value="2.36842781879285" calcext:value-type="float">
            <text:p>2.3684278188</text:p>
          </table:table-cell>
          <table:table-cell table:formula="of:=[.I73]/[.A73]" office:value-type="float" office:value="2.77981006922544" calcext:value-type="float">
            <text:p>2.7798100692</text:p>
          </table:table-cell>
          <table:table-cell table:formula="of:=[.J73]/[.A73]" office:value-type="float" office:value="3.12075837364904" calcext:value-type="float">
            <text:p>3.1207583736</text:p>
          </table:table-cell>
          <table:table-cell/>
          <table:table-cell table:formula="of:=[.R73]/[.A73]" office:value-type="float" office:value="0.579650856830464" calcext:value-type="float">
            <text:p>0.5796508568</text:p>
          </table:table-cell>
          <table:table-cell table:formula="of:=[.S73]/[.A73]" office:value-type="float" office:value="0.676629477960083" calcext:value-type="float">
            <text:p>0.676629478</text:p>
          </table:table-cell>
          <table:table-cell table:formula="of:=[.T73]/[.A73]" office:value-type="float" office:value="0.765020135596938" calcext:value-type="float">
            <text:p>0.7650201356</text:p>
          </table:table-cell>
        </table:table-row>
        <table:table-row table:style-name="ro2">
          <table:table-cell table:formula="of:=[.A73]+524288" office:value-type="float" office:value="38273024" calcext:value-type="float">
            <text:p>38273024</text:p>
          </table:table-cell>
          <table:table-cell office:value-type="float" office:value="0.031765" calcext:value-type="float">
            <text:p>0.031765</text:p>
          </table:table-cell>
          <table:table-cell office:value-type="float" office:value="0.038356" calcext:value-type="float">
            <text:p>0.038356</text:p>
          </table:table-cell>
          <table:table-cell office:value-type="float" office:value="0.042951" calcext:value-type="float">
            <text:p>0.042951</text:p>
          </table:table-cell>
          <table:table-cell table:number-columns-repeated="3"/>
          <table:table-cell office:value-type="float" office:value="95268054.733333" calcext:value-type="float">
            <text:p>95268054.733333</text:p>
          </table:table-cell>
          <table:table-cell office:value-type="float" office:value="105644859.2" calcext:value-type="float">
            <text:p>105644859.2</text:p>
          </table:table-cell>
          <table:table-cell office:value-type="float" office:value="119807101.8" calcext:value-type="float">
            <text:p>119807101.8</text:p>
          </table:table-cell>
          <table:table-cell table:number-columns-repeated="2"/>
          <table:table-cell table:formula="of:=[.H74]/3400000000" office:value-type="float" office:value="0.0280200160980391" calcext:value-type="float">
            <text:p>0.0280200161</text:p>
          </table:table-cell>
          <table:table-cell table:formula="of:=[.I74]/3400000000" office:value-type="float" office:value="0.0310720174117647" calcext:value-type="float">
            <text:p>0.0310720174</text:p>
          </table:table-cell>
          <table:table-cell table:formula="of:=[.J74]/3400000000" office:value-type="float" office:value="0.0352373828823529" calcext:value-type="float">
            <text:p>0.0352373829</text:p>
          </table:table-cell>
          <table:table-cell table:number-columns-repeated="2"/>
          <table:table-cell office:value-type="float" office:value="22239835.466667" calcext:value-type="float">
            <text:p>22239835.466667</text:p>
          </table:table-cell>
          <table:table-cell office:value-type="float" office:value="25853251.433333" calcext:value-type="float">
            <text:p>25853251.433333</text:p>
          </table:table-cell>
          <table:table-cell office:value-type="float" office:value="29426074.566667" calcext:value-type="float">
            <text:p>29426074.566667</text:p>
          </table:table-cell>
          <table:table-cell table:number-columns-repeated="2"/>
          <table:table-cell table:formula="of:=[.H74]/[.A74]" office:value-type="float" office:value="2.4891697800867" calcext:value-type="float">
            <text:p>2.4891697801</text:p>
          </table:table-cell>
          <table:table-cell table:formula="of:=[.I74]/[.A74]" office:value-type="float" office:value="2.76029558573684" calcext:value-type="float">
            <text:p>2.7602955857</text:p>
          </table:table-cell>
          <table:table-cell table:formula="of:=[.J74]/[.A74]" office:value-type="float" office:value="3.13032755917066" calcext:value-type="float">
            <text:p>3.1303275592</text:p>
          </table:table-cell>
          <table:table-cell/>
          <table:table-cell table:formula="of:=[.R74]/[.A74]" office:value-type="float" office:value="0.581083832483866" calcext:value-type="float">
            <text:p>0.5810838325</text:p>
          </table:table-cell>
          <table:table-cell table:formula="of:=[.S74]/[.A74]" office:value-type="float" office:value="0.675495394179801" calcext:value-type="float">
            <text:p>0.6754953942</text:p>
          </table:table-cell>
          <table:table-cell table:formula="of:=[.T74]/[.A74]" office:value-type="float" office:value="0.768846343750287" calcext:value-type="float">
            <text:p>0.7688463438</text:p>
          </table:table-cell>
        </table:table-row>
        <table:table-row table:style-name="ro2">
          <table:table-cell table:formula="of:=[.A74]+524288" office:value-type="float" office:value="38797312" calcext:value-type="float">
            <text:p>38797312</text:p>
          </table:table-cell>
          <table:table-cell office:value-type="float" office:value="0.032788" calcext:value-type="float">
            <text:p>0.032788</text:p>
          </table:table-cell>
          <table:table-cell office:value-type="float" office:value="0.037487" calcext:value-type="float">
            <text:p>0.037487</text:p>
          </table:table-cell>
          <table:table-cell office:value-type="float" office:value="0.043478" calcext:value-type="float">
            <text:p>0.043478</text:p>
          </table:table-cell>
          <table:table-cell table:number-columns-repeated="3"/>
          <table:table-cell office:value-type="float" office:value="91441092.033333" calcext:value-type="float">
            <text:p>91441092.033333</text:p>
          </table:table-cell>
          <table:table-cell office:value-type="float" office:value="105238965.5" calcext:value-type="float">
            <text:p>105238965.5</text:p>
          </table:table-cell>
          <table:table-cell office:value-type="float" office:value="121660673.933333" calcext:value-type="float">
            <text:p>121660673.933333</text:p>
          </table:table-cell>
          <table:table-cell table:number-columns-repeated="2"/>
          <table:table-cell table:formula="of:=[.H75]/3400000000" office:value-type="float" office:value="0.0268944388333332" calcext:value-type="float">
            <text:p>0.0268944388</text:p>
          </table:table-cell>
          <table:table-cell table:formula="of:=[.I75]/3400000000" office:value-type="float" office:value="0.0309526369117647" calcext:value-type="float">
            <text:p>0.0309526369</text:p>
          </table:table-cell>
          <table:table-cell table:formula="of:=[.J75]/3400000000" office:value-type="float" office:value="0.0357825511568626" calcext:value-type="float">
            <text:p>0.0357825512</text:p>
          </table:table-cell>
          <table:table-cell table:number-columns-repeated="2"/>
          <table:table-cell office:value-type="float" office:value="22383727.666667" calcext:value-type="float">
            <text:p>22383727.666667</text:p>
          </table:table-cell>
          <table:table-cell office:value-type="float" office:value="26159065.466667" calcext:value-type="float">
            <text:p>26159065.466667</text:p>
          </table:table-cell>
          <table:table-cell office:value-type="float" office:value="29678581.666667" calcext:value-type="float">
            <text:p>29678581.666667</text:p>
          </table:table-cell>
          <table:table-cell table:number-columns-repeated="2"/>
          <table:table-cell table:formula="of:=[.H75]/[.A75]" office:value-type="float" office:value="2.35689245773864" calcext:value-type="float">
            <text:p>2.3568924577</text:p>
          </table:table-cell>
          <table:table-cell table:formula="of:=[.I75]/[.A75]" office:value-type="float" office:value="2.71253239141928" calcext:value-type="float">
            <text:p>2.7125323914</text:p>
          </table:table-cell>
          <table:table-cell table:formula="of:=[.J75]/[.A75]" office:value-type="float" office:value="3.13580162288905" calcext:value-type="float">
            <text:p>3.1358016229</text:p>
          </table:table-cell>
          <table:table-cell/>
          <table:table-cell table:formula="of:=[.R75]/[.A75]" office:value-type="float" office:value="0.57694016705763" calcext:value-type="float">
            <text:p>0.5769401671</text:p>
          </table:table-cell>
          <table:table-cell table:formula="of:=[.S75]/[.A75]" office:value-type="float" office:value="0.674249429101351" calcext:value-type="float">
            <text:p>0.6742494291</text:p>
          </table:table-cell>
          <table:table-cell table:formula="of:=[.T75]/[.A75]" office:value-type="float" office:value="0.764964894131506" calcext:value-type="float">
            <text:p>0.7649648941</text:p>
          </table:table-cell>
        </table:table-row>
        <table:table-row table:style-name="ro2">
          <table:table-cell table:formula="of:=[.A75]+524288" office:value-type="float" office:value="39321600" calcext:value-type="float">
            <text:p>39321600</text:p>
          </table:table-cell>
          <table:table-cell office:value-type="float" office:value="0.031715" calcext:value-type="float">
            <text:p>0.031715</text:p>
          </table:table-cell>
          <table:table-cell office:value-type="float" office:value="0.037935" calcext:value-type="float">
            <text:p>0.037935</text:p>
          </table:table-cell>
          <table:table-cell office:value-type="float" office:value="0.043761" calcext:value-type="float">
            <text:p>0.043761</text:p>
          </table:table-cell>
          <table:table-cell table:number-columns-repeated="3"/>
          <table:table-cell office:value-type="float" office:value="92659464.733333" calcext:value-type="float">
            <text:p>92659464.733333</text:p>
          </table:table-cell>
          <table:table-cell office:value-type="float" office:value="107053782.566667" calcext:value-type="float">
            <text:p>107053782.566667</text:p>
          </table:table-cell>
          <table:table-cell office:value-type="float" office:value="123181766.2" calcext:value-type="float">
            <text:p>123181766.2</text:p>
          </table:table-cell>
          <table:table-cell table:number-columns-repeated="2"/>
          <table:table-cell table:formula="of:=[.H76]/3400000000" office:value-type="float" office:value="0.0272527837450979" calcext:value-type="float">
            <text:p>0.0272527837</text:p>
          </table:table-cell>
          <table:table-cell table:formula="of:=[.I76]/3400000000" office:value-type="float" office:value="0.031486406637255" calcext:value-type="float">
            <text:p>0.0314864066</text:p>
          </table:table-cell>
          <table:table-cell table:formula="of:=[.J76]/3400000000" office:value-type="float" office:value="0.0362299312352941" calcext:value-type="float">
            <text:p>0.0362299312</text:p>
          </table:table-cell>
          <table:table-cell table:number-columns-repeated="2"/>
          <table:table-cell office:value-type="float" office:value="22919052.933333" calcext:value-type="float">
            <text:p>22919052.933333</text:p>
          </table:table-cell>
          <table:table-cell office:value-type="float" office:value="26776435.433333" calcext:value-type="float">
            <text:p>26776435.433333</text:p>
          </table:table-cell>
          <table:table-cell office:value-type="float" office:value="30297112.133333" calcext:value-type="float">
            <text:p>30297112.133333</text:p>
          </table:table-cell>
          <table:table-cell table:number-columns-repeated="2"/>
          <table:table-cell table:formula="of:=[.H76]/[.A76]" office:value-type="float" office:value="2.35645204501681" calcext:value-type="float">
            <text:p>2.356452045</text:p>
          </table:table-cell>
          <table:table-cell table:formula="of:=[.I76]/[.A76]" office:value-type="float" office:value="2.72251847754585" calcext:value-type="float">
            <text:p>2.7225184775</text:p>
          </table:table-cell>
          <table:table-cell table:formula="of:=[.J76]/[.A76]" office:value-type="float" office:value="3.13267431131999" calcext:value-type="float">
            <text:p>3.1326743113</text:p>
          </table:table-cell>
          <table:table-cell/>
          <table:table-cell table:formula="of:=[.R76]/[.A76]" office:value-type="float" office:value="0.582861657036667" calcext:value-type="float">
            <text:p>0.582861657</text:p>
          </table:table-cell>
          <table:table-cell table:formula="of:=[.S76]/[.A76]" office:value-type="float" office:value="0.680959966871465" calcext:value-type="float">
            <text:p>0.6809599669</text:p>
          </table:table-cell>
          <table:table-cell table:formula="of:=[.T76]/[.A76]" office:value-type="float" office:value="0.770495405409063" calcext:value-type="float">
            <text:p>0.7704954054</text:p>
          </table:table-cell>
        </table:table-row>
        <table:table-row table:style-name="ro2">
          <table:table-cell table:formula="of:=[.A76]+524288" office:value-type="float" office:value="39845888" calcext:value-type="float">
            <text:p>39845888</text:p>
          </table:table-cell>
          <table:table-cell office:value-type="float" office:value="0.032185" calcext:value-type="float">
            <text:p>0.032185</text:p>
          </table:table-cell>
          <table:table-cell office:value-type="float" office:value="0.03828" calcext:value-type="float">
            <text:p>0.03828</text:p>
          </table:table-cell>
          <table:table-cell office:value-type="float" office:value="0.044505" calcext:value-type="float">
            <text:p>0.044505</text:p>
          </table:table-cell>
          <table:table-cell table:number-columns-repeated="3"/>
          <table:table-cell office:value-type="float" office:value="99747835.566667" calcext:value-type="float">
            <text:p>99747835.566667</text:p>
          </table:table-cell>
          <table:table-cell office:value-type="float" office:value="114065937.066667" calcext:value-type="float">
            <text:p>114065937.066667</text:p>
          </table:table-cell>
          <table:table-cell office:value-type="float" office:value="124526076.166667" calcext:value-type="float">
            <text:p>124526076.166667</text:p>
          </table:table-cell>
          <table:table-cell table:number-columns-repeated="2"/>
          <table:table-cell table:formula="of:=[.H77]/3400000000" office:value-type="float" office:value="0.0293375986960785" calcext:value-type="float">
            <text:p>0.0293375987</text:p>
          </table:table-cell>
          <table:table-cell table:formula="of:=[.I77]/3400000000" office:value-type="float" office:value="0.0335488050196079" calcext:value-type="float">
            <text:p>0.033548805</text:p>
          </table:table-cell>
          <table:table-cell table:formula="of:=[.J77]/3400000000" office:value-type="float" office:value="0.0366253165196079" calcext:value-type="float">
            <text:p>0.0366253165</text:p>
          </table:table-cell>
          <table:table-cell table:number-columns-repeated="2"/>
          <table:table-cell office:value-type="float" office:value="23563013.533333" calcext:value-type="float">
            <text:p>23563013.533333</text:p>
          </table:table-cell>
          <table:table-cell office:value-type="float" office:value="26908847.1" calcext:value-type="float">
            <text:p>26908847.1</text:p>
          </table:table-cell>
          <table:table-cell office:value-type="float" office:value="30452582.2" calcext:value-type="float">
            <text:p>30452582.2</text:p>
          </table:table-cell>
          <table:table-cell table:number-columns-repeated="2"/>
          <table:table-cell table:formula="of:=[.H77]/[.A77]" office:value-type="float" office:value="2.50334076044853" calcext:value-type="float">
            <text:p>2.5033407604</text:p>
          </table:table-cell>
          <table:table-cell table:formula="of:=[.I77]/[.A77]" office:value-type="float" office:value="2.86267775150768" calcext:value-type="float">
            <text:p>2.8626777515</text:p>
          </table:table-cell>
          <table:table-cell table:formula="of:=[.J77]/[.A77]" office:value-type="float" office:value="3.1251926463947" calcext:value-type="float">
            <text:p>3.1251926464</text:p>
          </table:table-cell>
          <table:table-cell/>
          <table:table-cell table:formula="of:=[.R77]/[.A77]" office:value-type="float" office:value="0.591353705891383" calcext:value-type="float">
            <text:p>0.5913537059</text:p>
          </table:table-cell>
          <table:table-cell table:formula="of:=[.S77]/[.A77]" office:value-type="float" office:value="0.675323062194021" calcext:value-type="float">
            <text:p>0.6753230622</text:p>
          </table:table-cell>
          <table:table-cell table:formula="of:=[.T77]/[.A77]" office:value-type="float" office:value="0.764259092431319" calcext:value-type="float">
            <text:p>0.7642590924</text:p>
          </table:table-cell>
        </table:table-row>
        <table:table-row table:style-name="ro2">
          <table:table-cell table:formula="of:=[.A77]+524288" office:value-type="float" office:value="40370176" calcext:value-type="float">
            <text:p>40370176</text:p>
          </table:table-cell>
          <table:table-cell office:value-type="float" office:value="0.032788" calcext:value-type="float">
            <text:p>0.032788</text:p>
          </table:table-cell>
          <table:table-cell office:value-type="float" office:value="0.038708" calcext:value-type="float">
            <text:p>0.038708</text:p>
          </table:table-cell>
          <table:table-cell office:value-type="float" office:value="0.045251" calcext:value-type="float">
            <text:p>0.045251</text:p>
          </table:table-cell>
          <table:table-cell table:number-columns-repeated="3"/>
          <table:table-cell office:value-type="float" office:value="96572875.733333" calcext:value-type="float">
            <text:p>96572875.733333</text:p>
          </table:table-cell>
          <table:table-cell office:value-type="float" office:value="114246866.866667" calcext:value-type="float">
            <text:p>114246866.866667</text:p>
          </table:table-cell>
          <table:table-cell office:value-type="float" office:value="126329889.266667" calcext:value-type="float">
            <text:p>126329889.266667</text:p>
          </table:table-cell>
          <table:table-cell table:number-columns-repeated="2"/>
          <table:table-cell table:formula="of:=[.H78]/3400000000" office:value-type="float" office:value="0.0284037869803921" calcext:value-type="float">
            <text:p>0.028403787</text:p>
          </table:table-cell>
          <table:table-cell table:formula="of:=[.I78]/3400000000" office:value-type="float" office:value="0.0336020196666668" calcext:value-type="float">
            <text:p>0.0336020197</text:p>
          </table:table-cell>
          <table:table-cell table:formula="of:=[.J78]/3400000000" office:value-type="float" office:value="0.0371558497843138" calcext:value-type="float">
            <text:p>0.0371558498</text:p>
          </table:table-cell>
          <table:table-cell table:number-columns-repeated="2"/>
          <table:table-cell office:value-type="float" office:value="23397638.6" calcext:value-type="float">
            <text:p>23397638.6</text:p>
          </table:table-cell>
          <table:table-cell office:value-type="float" office:value="27429091.333333" calcext:value-type="float">
            <text:p>27429091.333333</text:p>
          </table:table-cell>
          <table:table-cell office:value-type="float" office:value="30887427.1" calcext:value-type="float">
            <text:p>30887427.1</text:p>
          </table:table-cell>
          <table:table-cell table:number-columns-repeated="2"/>
          <table:table-cell table:formula="of:=[.H78]/[.A78]" office:value-type="float" office:value="2.39218366878889" calcext:value-type="float">
            <text:p>2.3921836688</text:p>
          </table:table-cell>
          <table:table-cell table:formula="of:=[.I78]/[.A78]" office:value-type="float" office:value="2.82998188728895" calcext:value-type="float">
            <text:p>2.8299818873</text:p>
          </table:table-cell>
          <table:table-cell table:formula="of:=[.J78]/[.A78]" office:value-type="float" office:value="3.12928755293678" calcext:value-type="float">
            <text:p>3.1292875529</text:p>
          </table:table-cell>
          <table:table-cell/>
          <table:table-cell table:formula="of:=[.R78]/[.A78]" office:value-type="float" office:value="0.579577324607156" calcext:value-type="float">
            <text:p>0.5795773246</text:p>
          </table:table-cell>
          <table:table-cell table:formula="of:=[.S78]/[.A78]" office:value-type="float" office:value="0.679439478622362" calcext:value-type="float">
            <text:p>0.6794394786</text:p>
          </table:table-cell>
          <table:table-cell table:formula="of:=[.T78]/[.A78]" office:value-type="float" office:value="0.765105088964685" calcext:value-type="float">
            <text:p>0.765105089</text:p>
          </table:table-cell>
        </table:table-row>
        <table:table-row table:style-name="ro2">
          <table:table-cell table:formula="of:=[.A78]+524288" office:value-type="float" office:value="40894464" calcext:value-type="float">
            <text:p>40894464</text:p>
          </table:table-cell>
          <table:table-cell office:value-type="float" office:value="0.033276" calcext:value-type="float">
            <text:p>0.033276</text:p>
          </table:table-cell>
          <table:table-cell office:value-type="float" office:value="0.039347" calcext:value-type="float">
            <text:p>0.039347</text:p>
          </table:table-cell>
          <table:table-cell office:value-type="float" office:value="0.045642" calcext:value-type="float">
            <text:p>0.045642</text:p>
          </table:table-cell>
          <table:table-cell table:number-columns-repeated="3"/>
          <table:table-cell office:value-type="float" office:value="92567553.066667" calcext:value-type="float">
            <text:p>92567553.066667</text:p>
          </table:table-cell>
          <table:table-cell office:value-type="float" office:value="114731220.966667" calcext:value-type="float">
            <text:p>114731220.966667</text:p>
          </table:table-cell>
          <table:table-cell office:value-type="float" office:value="127245182" calcext:value-type="float">
            <text:p>127245182</text:p>
          </table:table-cell>
          <table:table-cell table:number-columns-repeated="2"/>
          <table:table-cell table:formula="of:=[.H79]/3400000000" office:value-type="float" office:value="0.0272257509019609" calcext:value-type="float">
            <text:p>0.0272257509</text:p>
          </table:table-cell>
          <table:table-cell table:formula="of:=[.I79]/3400000000" office:value-type="float" office:value="0.0337444767549021" calcext:value-type="float">
            <text:p>0.0337444768</text:p>
          </table:table-cell>
          <table:table-cell table:formula="of:=[.J79]/3400000000" office:value-type="float" office:value="0.0374250535294118" calcext:value-type="float">
            <text:p>0.0374250535</text:p>
          </table:table-cell>
          <table:table-cell table:number-columns-repeated="2"/>
          <table:table-cell office:value-type="float" office:value="23830402.866667" calcext:value-type="float">
            <text:p>23830402.866667</text:p>
          </table:table-cell>
          <table:table-cell office:value-type="float" office:value="28026645.566667" calcext:value-type="float">
            <text:p>28026645.566667</text:p>
          </table:table-cell>
          <table:table-cell office:value-type="float" office:value="31179925.733333" calcext:value-type="float">
            <text:p>31179925.733333</text:p>
          </table:table-cell>
          <table:table-cell table:number-columns-repeated="2"/>
          <table:table-cell table:formula="of:=[.H79]/[.A79]" office:value-type="float" office:value="2.263571740827" calcext:value-type="float">
            <text:p>2.2635717408</text:p>
          </table:table-cell>
          <table:table-cell table:formula="of:=[.I79]/[.A79]" office:value-type="float" office:value="2.80554406989335" calcext:value-type="float">
            <text:p>2.8055440699</text:p>
          </table:table-cell>
          <table:table-cell table:formula="of:=[.J79]/[.A79]" office:value-type="float" office:value="3.11155030666254" calcext:value-type="float">
            <text:p>3.1115503067</text:p>
          </table:table-cell>
          <table:table-cell/>
          <table:table-cell table:formula="of:=[.R79]/[.A79]" office:value-type="float" office:value="0.582729311886005" calcext:value-type="float">
            <text:p>0.5827293119</text:p>
          </table:table-cell>
          <table:table-cell table:formula="of:=[.S79]/[.A79]" office:value-type="float" office:value="0.685340821844908" calcext:value-type="float">
            <text:p>0.6853408218</text:p>
          </table:table-cell>
          <table:table-cell table:formula="of:=[.T79]/[.A79]" office:value-type="float" office:value="0.762448573316256" calcext:value-type="float">
            <text:p>0.7624485733</text:p>
          </table:table-cell>
        </table:table-row>
        <table:table-row table:style-name="ro2">
          <table:table-cell table:formula="of:=[.A79]+524288" office:value-type="float" office:value="41418752" calcext:value-type="float">
            <text:p>41418752</text:p>
          </table:table-cell>
          <table:table-cell office:value-type="float" office:value="0.033817" calcext:value-type="float">
            <text:p>0.033817</text:p>
          </table:table-cell>
          <table:table-cell office:value-type="float" office:value="0.03984" calcext:value-type="float">
            <text:p>0.03984</text:p>
          </table:table-cell>
          <table:table-cell office:value-type="float" office:value="0.046172" calcext:value-type="float">
            <text:p>0.046172</text:p>
          </table:table-cell>
          <table:table-cell table:number-columns-repeated="3"/>
          <table:table-cell office:value-type="float" office:value="97244149.733333" calcext:value-type="float">
            <text:p>97244149.733333</text:p>
          </table:table-cell>
          <table:table-cell office:value-type="float" office:value="113458746.5" calcext:value-type="float">
            <text:p>113458746.5</text:p>
          </table:table-cell>
          <table:table-cell office:value-type="float" office:value="129196515.666667" calcext:value-type="float">
            <text:p>129196515.666667</text:p>
          </table:table-cell>
          <table:table-cell table:number-columns-repeated="2"/>
          <table:table-cell table:formula="of:=[.H80]/3400000000" office:value-type="float" office:value="0.0286012205098038" calcext:value-type="float">
            <text:p>0.0286012205</text:p>
          </table:table-cell>
          <table:table-cell table:formula="of:=[.I80]/3400000000" office:value-type="float" office:value="0.0333702195588235" calcext:value-type="float">
            <text:p>0.0333702196</text:p>
          </table:table-cell>
          <table:table-cell table:formula="of:=[.J80]/3400000000" office:value-type="float" office:value="0.0379989751960785" calcext:value-type="float">
            <text:p>0.0379989752</text:p>
          </table:table-cell>
          <table:table-cell table:number-columns-repeated="2"/>
          <table:table-cell office:value-type="float" office:value="24255414.933333" calcext:value-type="float">
            <text:p>24255414.933333</text:p>
          </table:table-cell>
          <table:table-cell office:value-type="float" office:value="28687684.566667" calcext:value-type="float">
            <text:p>28687684.566667</text:p>
          </table:table-cell>
          <table:table-cell office:value-type="float" office:value="31703429" calcext:value-type="float">
            <text:p>31703429</text:p>
          </table:table-cell>
          <table:table-cell table:number-columns-repeated="2"/>
          <table:table-cell table:formula="of:=[.H80]/[.A80]" office:value-type="float" office:value="2.34782906383401" calcext:value-type="float">
            <text:p>2.3478290638</text:p>
          </table:table-cell>
          <table:table-cell table:formula="of:=[.I80]/[.A80]" office:value-type="float" office:value="2.73930867110627" calcext:value-type="float">
            <text:p>2.7393086711</text:p>
          </table:table-cell>
          <table:table-cell table:formula="of:=[.J80]/[.A80]" office:value-type="float" office:value="3.11927591798679" calcext:value-type="float">
            <text:p>3.119275918</text:p>
          </table:table-cell>
          <table:table-cell/>
          <table:table-cell table:formula="of:=[.R80]/[.A80]" office:value-type="float" office:value="0.585614335587248" calcext:value-type="float">
            <text:p>0.5856143356</text:p>
          </table:table-cell>
          <table:table-cell table:formula="of:=[.S80]/[.A80]" office:value-type="float" office:value="0.692625518187197" calcext:value-type="float">
            <text:p>0.6926255182</text:p>
          </table:table-cell>
          <table:table-cell table:formula="of:=[.T80]/[.A80]" office:value-type="float" office:value="0.765436607071116" calcext:value-type="float">
            <text:p>0.7654366071</text:p>
          </table:table-cell>
        </table:table-row>
        <table:table-row table:style-name="ro2">
          <table:table-cell table:formula="of:=[.A80]+524288" office:value-type="float" office:value="41943040" calcext:value-type="float">
            <text:p>41943040</text:p>
          </table:table-cell>
          <table:table-cell office:value-type="float" office:value="0.034257" calcext:value-type="float">
            <text:p>0.034257</text:p>
          </table:table-cell>
          <table:table-cell office:value-type="float" office:value="0.040258" calcext:value-type="float">
            <text:p>0.040258</text:p>
          </table:table-cell>
          <table:table-cell office:value-type="float" office:value="0.046803" calcext:value-type="float">
            <text:p>0.046803</text:p>
          </table:table-cell>
          <table:table-cell table:number-columns-repeated="3"/>
          <table:table-cell office:value-type="float" office:value="95345500.833333" calcext:value-type="float">
            <text:p>95345500.833333</text:p>
          </table:table-cell>
          <table:table-cell office:value-type="float" office:value="116142812.233333" calcext:value-type="float">
            <text:p>116142812.233333</text:p>
          </table:table-cell>
          <table:table-cell office:value-type="float" office:value="131727888.4" calcext:value-type="float">
            <text:p>131727888.4</text:p>
          </table:table-cell>
          <table:table-cell table:number-columns-repeated="2"/>
          <table:table-cell table:formula="of:=[.H81]/3400000000" office:value-type="float" office:value="0.028042794362745" calcext:value-type="float">
            <text:p>0.0280427944</text:p>
          </table:table-cell>
          <table:table-cell table:formula="of:=[.I81]/3400000000" office:value-type="float" office:value="0.0341596506568626" calcext:value-type="float">
            <text:p>0.0341596507</text:p>
          </table:table-cell>
          <table:table-cell table:formula="of:=[.J81]/3400000000" office:value-type="float" office:value="0.0387434965882353" calcext:value-type="float">
            <text:p>0.0387434966</text:p>
          </table:table-cell>
          <table:table-cell table:number-columns-repeated="2"/>
          <table:table-cell office:value-type="float" office:value="24843294.766667" calcext:value-type="float">
            <text:p>24843294.766667</text:p>
          </table:table-cell>
          <table:table-cell office:value-type="float" office:value="28510775.766667" calcext:value-type="float">
            <text:p>28510775.766667</text:p>
          </table:table-cell>
          <table:table-cell office:value-type="float" office:value="32260752.5" calcext:value-type="float">
            <text:p>32260752.5</text:p>
          </table:table-cell>
          <table:table-cell table:number-columns-repeated="2"/>
          <table:table-cell table:formula="of:=[.H81]/[.A81]" office:value-type="float" office:value="2.27321388324101" calcext:value-type="float">
            <text:p>2.2732138832</text:p>
          </table:table-cell>
          <table:table-cell table:formula="of:=[.I81]/[.A81]" office:value-type="float" office:value="2.76906042655308" calcext:value-type="float">
            <text:p>2.7690604266</text:p>
          </table:table-cell>
          <table:table-cell table:formula="of:=[.J81]/[.A81]" office:value-type="float" office:value="3.14063759803772" calcext:value-type="float">
            <text:p>3.140637598</text:p>
          </table:table-cell>
          <table:table-cell/>
          <table:table-cell table:formula="of:=[.R81]/[.A81]" office:value-type="float" office:value="0.592310303847003" calcext:value-type="float">
            <text:p>0.5923103038</text:p>
          </table:table-cell>
          <table:table-cell table:formula="of:=[.S81]/[.A81]" office:value-type="float" office:value="0.679749864737201" calcext:value-type="float">
            <text:p>0.6797498647</text:p>
          </table:table-cell>
          <table:table-cell table:formula="of:=[.T81]/[.A81]" office:value-type="float" office:value="0.769156277179718" calcext:value-type="float">
            <text:p>0.7691562772</text:p>
          </table:table-cell>
        </table:table-row>
        <table:table-row table:style-name="ro2">
          <table:table-cell table:formula="of:=[.A81]+524288" office:value-type="float" office:value="42467328" calcext:value-type="float">
            <text:p>42467328</text:p>
          </table:table-cell>
          <table:table-cell office:value-type="float" office:value="0.034714" calcext:value-type="float">
            <text:p>0.034714</text:p>
          </table:table-cell>
          <table:table-cell office:value-type="float" office:value="0.040984" calcext:value-type="float">
            <text:p>0.040984</text:p>
          </table:table-cell>
          <table:table-cell office:value-type="float" office:value="0.047386" calcext:value-type="float">
            <text:p>0.047386</text:p>
          </table:table-cell>
          <table:table-cell table:number-columns-repeated="3"/>
          <table:table-cell office:value-type="float" office:value="96473841.966667" calcext:value-type="float">
            <text:p>96473841.966667</text:p>
          </table:table-cell>
          <table:table-cell office:value-type="float" office:value="115523798.766667" calcext:value-type="float">
            <text:p>115523798.766667</text:p>
          </table:table-cell>
          <table:table-cell office:value-type="float" office:value="134401088.466667" calcext:value-type="float">
            <text:p>134401088.466667</text:p>
          </table:table-cell>
          <table:table-cell table:number-columns-repeated="2"/>
          <table:table-cell table:formula="of:=[.H82]/3400000000" office:value-type="float" office:value="0.0283746594019609" calcext:value-type="float">
            <text:p>0.0283746594</text:p>
          </table:table-cell>
          <table:table-cell table:formula="of:=[.I82]/3400000000" office:value-type="float" office:value="0.0339775878725491" calcext:value-type="float">
            <text:p>0.0339775879</text:p>
          </table:table-cell>
          <table:table-cell table:formula="of:=[.J82]/3400000000" office:value-type="float" office:value="0.0395297319019609" calcext:value-type="float">
            <text:p>0.0395297319</text:p>
          </table:table-cell>
          <table:table-cell table:number-columns-repeated="2"/>
          <table:table-cell office:value-type="float" office:value="24907980.366667" calcext:value-type="float">
            <text:p>24907980.366667</text:p>
          </table:table-cell>
          <table:table-cell office:value-type="float" office:value="29047897.2" calcext:value-type="float">
            <text:p>29047897.2</text:p>
          </table:table-cell>
          <table:table-cell office:value-type="float" office:value="32518832.066667" calcext:value-type="float">
            <text:p>32518832.066667</text:p>
          </table:table-cell>
          <table:table-cell table:number-columns-repeated="2"/>
          <table:table-cell table:formula="of:=[.H82]/[.A82]" office:value-type="float" office:value="2.27171914292952" calcext:value-type="float">
            <text:p>2.2717191429</text:p>
          </table:table-cell>
          <table:table-cell table:formula="of:=[.I82]/[.A82]" office:value-type="float" office:value="2.72029826709764" calcext:value-type="float">
            <text:p>2.7202982671</text:p>
          </table:table-cell>
          <table:table-cell table:formula="of:=[.J82]/[.A82]" office:value-type="float" office:value="3.16481151031369" calcext:value-type="float">
            <text:p>3.1648115103</text:p>
          </table:table-cell>
          <table:table-cell/>
          <table:table-cell table:formula="of:=[.R82]/[.A82]" office:value-type="float" office:value="0.586521016030653" calcext:value-type="float">
            <text:p>0.586521016</text:p>
          </table:table-cell>
          <table:table-cell table:formula="of:=[.S82]/[.A82]" office:value-type="float" office:value="0.684005765561704" calcext:value-type="float">
            <text:p>0.6840057656</text:p>
          </table:table-cell>
          <table:table-cell table:formula="of:=[.T82]/[.A82]" office:value-type="float" office:value="0.765737652876748" calcext:value-type="float">
            <text:p>0.7657376529</text:p>
          </table:table-cell>
        </table:table-row>
        <table:table-row table:style-name="ro2">
          <table:table-cell table:formula="of:=[.A82]+524288" office:value-type="float" office:value="42991616" calcext:value-type="float">
            <text:p>42991616</text:p>
          </table:table-cell>
          <table:table-cell office:value-type="float" office:value="0.035174" calcext:value-type="float">
            <text:p>0.035174</text:p>
          </table:table-cell>
          <table:table-cell office:value-type="float" office:value="0.041311" calcext:value-type="float">
            <text:p>0.041311</text:p>
          </table:table-cell>
          <table:table-cell office:value-type="float" office:value="0.048073" calcext:value-type="float">
            <text:p>0.048073</text:p>
          </table:table-cell>
          <table:table-cell table:number-columns-repeated="3"/>
          <table:table-cell office:value-type="float" office:value="98309306.7" calcext:value-type="float">
            <text:p>98309306.7</text:p>
          </table:table-cell>
          <table:table-cell office:value-type="float" office:value="118215938.333333" calcext:value-type="float">
            <text:p>118215938.333333</text:p>
          </table:table-cell>
          <table:table-cell office:value-type="float" office:value="135252507.033333" calcext:value-type="float">
            <text:p>135252507.033333</text:p>
          </table:table-cell>
          <table:table-cell table:number-columns-repeated="2"/>
          <table:table-cell table:formula="of:=[.H83]/3400000000" office:value-type="float" office:value="0.0289145019705882" calcext:value-type="float">
            <text:p>0.028914502</text:p>
          </table:table-cell>
          <table:table-cell table:formula="of:=[.I83]/3400000000" office:value-type="float" office:value="0.0347693936274509" calcext:value-type="float">
            <text:p>0.0347693936</text:p>
          </table:table-cell>
          <table:table-cell table:formula="of:=[.J83]/3400000000" office:value-type="float" office:value="0.0397801491274509" calcext:value-type="float">
            <text:p>0.0397801491</text:p>
          </table:table-cell>
          <table:table-cell table:number-columns-repeated="2"/>
          <table:table-cell office:value-type="float" office:value="25185551.533333" calcext:value-type="float">
            <text:p>25185551.533333</text:p>
          </table:table-cell>
          <table:table-cell office:value-type="float" office:value="29353717.766667" calcext:value-type="float">
            <text:p>29353717.766667</text:p>
          </table:table-cell>
          <table:table-cell office:value-type="float" office:value="32882373" calcext:value-type="float">
            <text:p>32882373</text:p>
          </table:table-cell>
          <table:table-cell table:number-columns-repeated="2"/>
          <table:table-cell table:formula="of:=[.H83]/[.A83]" office:value-type="float" office:value="2.28670880154866" calcext:value-type="float">
            <text:p>2.2867088015</text:p>
          </table:table-cell>
          <table:table-cell table:formula="of:=[.I83]/[.A83]" office:value-type="float" office:value="2.74974400435036" calcext:value-type="float">
            <text:p>2.7497440044</text:p>
          </table:table-cell>
          <table:table-cell table:formula="of:=[.J83]/[.A83]" office:value-type="float" office:value="3.14602054115233" calcext:value-type="float">
            <text:p>3.1460205412</text:p>
          </table:table-cell>
          <table:table-cell/>
          <table:table-cell table:formula="of:=[.R83]/[.A83]" office:value-type="float" office:value="0.585824722972335" calcext:value-type="float">
            <text:p>0.585824723</text:p>
          </table:table-cell>
          <table:table-cell table:formula="of:=[.S83]/[.A83]" office:value-type="float" office:value="0.682777725002638" calcext:value-type="float">
            <text:p>0.682777725</text:p>
          </table:table-cell>
          <table:table-cell table:formula="of:=[.T83]/[.A83]" office:value-type="float" office:value="0.764855477868057" calcext:value-type="float">
            <text:p>0.7648554779</text:p>
          </table:table-cell>
        </table:table-row>
        <table:table-row table:style-name="ro2">
          <table:table-cell table:formula="of:=[.A83]+524288" office:value-type="float" office:value="43515904" calcext:value-type="float">
            <text:p>43515904</text:p>
          </table:table-cell>
          <table:table-cell office:value-type="float" office:value="0.035682" calcext:value-type="float">
            <text:p>0.035682</text:p>
          </table:table-cell>
          <table:table-cell office:value-type="float" office:value="0.042106" calcext:value-type="float">
            <text:p>0.042106</text:p>
          </table:table-cell>
          <table:table-cell office:value-type="float" office:value="0.049735" calcext:value-type="float">
            <text:p>0.049735</text:p>
          </table:table-cell>
          <table:table-cell table:number-columns-repeated="3"/>
          <table:table-cell office:value-type="float" office:value="98823226.5" calcext:value-type="float">
            <text:p>98823226.5</text:p>
          </table:table-cell>
          <table:table-cell office:value-type="float" office:value="121840816.9" calcext:value-type="float">
            <text:p>121840816.9</text:p>
          </table:table-cell>
          <table:table-cell office:value-type="float" office:value="136561033.3" calcext:value-type="float">
            <text:p>136561033.3</text:p>
          </table:table-cell>
          <table:table-cell table:number-columns-repeated="2"/>
          <table:table-cell table:formula="of:=[.H84]/3400000000" office:value-type="float" office:value="0.0290656548529412" calcext:value-type="float">
            <text:p>0.0290656549</text:p>
          </table:table-cell>
          <table:table-cell table:formula="of:=[.I84]/3400000000" office:value-type="float" office:value="0.0358355343823529" calcext:value-type="float">
            <text:p>0.0358355344</text:p>
          </table:table-cell>
          <table:table-cell table:formula="of:=[.J84]/3400000000" office:value-type="float" office:value="0.0401650097941177" calcext:value-type="float">
            <text:p>0.0401650098</text:p>
          </table:table-cell>
          <table:table-cell table:number-columns-repeated="2"/>
          <table:table-cell office:value-type="float" office:value="25224592.7" calcext:value-type="float">
            <text:p>25224592.7</text:p>
          </table:table-cell>
          <table:table-cell office:value-type="float" office:value="29344167.033333" calcext:value-type="float">
            <text:p>29344167.033333</text:p>
          </table:table-cell>
          <table:table-cell office:value-type="float" office:value="33163991.8" calcext:value-type="float">
            <text:p>33163991.8</text:p>
          </table:table-cell>
          <table:table-cell table:number-columns-repeated="2"/>
          <table:table-cell table:formula="of:=[.H84]/[.A84]" office:value-type="float" office:value="2.27096802355295" calcext:value-type="float">
            <text:p>2.2709680236</text:p>
          </table:table-cell>
          <table:table-cell table:formula="of:=[.I84]/[.A84]" office:value-type="float" office:value="2.79991464499968" calcext:value-type="float">
            <text:p>2.799914645</text:p>
          </table:table-cell>
          <table:table-cell table:formula="of:=[.J84]/[.A84]" office:value-type="float" office:value="3.13818674891828" calcext:value-type="float">
            <text:p>3.1381867489</text:p>
          </table:table-cell>
          <table:table-cell/>
          <table:table-cell table:formula="of:=[.R84]/[.A84]" office:value-type="float" office:value="0.579663763850568" calcext:value-type="float">
            <text:p>0.5796637639</text:p>
          </table:table-cell>
          <table:table-cell table:formula="of:=[.S84]/[.A84]" office:value-type="float" office:value="0.674332010506618" calcext:value-type="float">
            <text:p>0.6743320105</text:p>
          </table:table-cell>
          <table:table-cell table:formula="of:=[.T84]/[.A84]" office:value-type="float" office:value="0.762111980943795" calcext:value-type="float">
            <text:p>0.7621119809</text:p>
          </table:table-cell>
        </table:table-row>
        <table:table-row table:style-name="ro2">
          <table:table-cell table:formula="of:=[.A84]+524288" office:value-type="float" office:value="44040192" calcext:value-type="float">
            <text:p>44040192</text:p>
          </table:table-cell>
          <table:table-cell office:value-type="float" office:value="0.036242" calcext:value-type="float">
            <text:p>0.036242</text:p>
          </table:table-cell>
          <table:table-cell office:value-type="float" office:value="0.042596" calcext:value-type="float">
            <text:p>0.042596</text:p>
          </table:table-cell>
          <table:table-cell office:value-type="float" office:value="0.051379" calcext:value-type="float">
            <text:p>0.051379</text:p>
          </table:table-cell>
          <table:table-cell table:number-columns-repeated="3"/>
          <table:table-cell office:value-type="float" office:value="99894021.566667" calcext:value-type="float">
            <text:p>99894021.566667</text:p>
          </table:table-cell>
          <table:table-cell office:value-type="float" office:value="123682934.033333" calcext:value-type="float">
            <text:p>123682934.033333</text:p>
          </table:table-cell>
          <table:table-cell office:value-type="float" office:value="138408558.766667" calcext:value-type="float">
            <text:p>138408558.766667</text:p>
          </table:table-cell>
          <table:table-cell table:number-columns-repeated="2"/>
          <table:table-cell table:formula="of:=[.H85]/3400000000" office:value-type="float" office:value="0.0293805945784315" calcext:value-type="float">
            <text:p>0.0293805946</text:p>
          </table:table-cell>
          <table:table-cell table:formula="of:=[.I85]/3400000000" office:value-type="float" office:value="0.0363773335392156" calcext:value-type="float">
            <text:p>0.0363773335</text:p>
          </table:table-cell>
          <table:table-cell table:formula="of:=[.J85]/3400000000" office:value-type="float" office:value="0.040708399637255" calcext:value-type="float">
            <text:p>0.0407083996</text:p>
          </table:table-cell>
          <table:table-cell table:number-columns-repeated="2"/>
          <table:table-cell office:value-type="float" office:value="26111109.766667" calcext:value-type="float">
            <text:p>26111109.766667</text:p>
          </table:table-cell>
          <table:table-cell office:value-type="float" office:value="29695335.933333" calcext:value-type="float">
            <text:p>29695335.933333</text:p>
          </table:table-cell>
          <table:table-cell office:value-type="float" office:value="33536115.333333" calcext:value-type="float">
            <text:p>33536115.333333</text:p>
          </table:table-cell>
          <table:table-cell table:number-columns-repeated="2"/>
          <table:table-cell table:formula="of:=[.H85]/[.A85]" office:value-type="float" office:value="2.26824673168244" calcext:value-type="float">
            <text:p>2.2682467317</text:p>
          </table:table-cell>
          <table:table-cell table:formula="of:=[.I85]/[.A85]" office:value-type="float" office:value="2.80841041822281" calcext:value-type="float">
            <text:p>2.8084104182</text:p>
          </table:table-cell>
          <table:table-cell table:formula="of:=[.J85]/[.A85]" office:value-type="float" office:value="3.14277827777561" calcext:value-type="float">
            <text:p>3.1427782778</text:p>
          </table:table-cell>
          <table:table-cell/>
          <table:table-cell table:formula="of:=[.R85]/[.A85]" office:value-type="float" office:value="0.592892732317493" calcext:value-type="float">
            <text:p>0.5928927323</text:p>
          </table:table-cell>
          <table:table-cell table:formula="of:=[.S85]/[.A85]" office:value-type="float" office:value="0.674278076111317" calcext:value-type="float">
            <text:p>0.6742780761</text:p>
          </table:table-cell>
          <table:table-cell table:formula="of:=[.T85]/[.A85]" office:value-type="float" office:value="0.761488853938988" calcext:value-type="float">
            <text:p>0.7614888539</text:p>
          </table:table-cell>
        </table:table-row>
        <table:table-row table:style-name="ro2">
          <table:table-cell table:formula="of:=[.A85]+524288" office:value-type="float" office:value="44564480" calcext:value-type="float">
            <text:p>44564480</text:p>
          </table:table-cell>
          <table:table-cell office:value-type="float" office:value="0.036763" calcext:value-type="float">
            <text:p>0.036763</text:p>
          </table:table-cell>
          <table:table-cell office:value-type="float" office:value="0.042785" calcext:value-type="float">
            <text:p>0.042785</text:p>
          </table:table-cell>
          <table:table-cell office:value-type="float" office:value="0.04974" calcext:value-type="float">
            <text:p>0.04974</text:p>
          </table:table-cell>
          <table:table-cell table:number-columns-repeated="3"/>
          <table:table-cell office:value-type="float" office:value="100774234.5" calcext:value-type="float">
            <text:p>100774234.5</text:p>
          </table:table-cell>
          <table:table-cell office:value-type="float" office:value="123169959.466667" calcext:value-type="float">
            <text:p>123169959.466667</text:p>
          </table:table-cell>
          <table:table-cell office:value-type="float" office:value="140570766.033333" calcext:value-type="float">
            <text:p>140570766.033333</text:p>
          </table:table-cell>
          <table:table-cell table:number-columns-repeated="2"/>
          <table:table-cell table:formula="of:=[.H86]/3400000000" office:value-type="float" office:value="0.0296394807352941" calcext:value-type="float">
            <text:p>0.0296394807</text:p>
          </table:table-cell>
          <table:table-cell table:formula="of:=[.I86]/3400000000" office:value-type="float" office:value="0.0362264586666668" calcext:value-type="float">
            <text:p>0.0362264587</text:p>
          </table:table-cell>
          <table:table-cell table:formula="of:=[.J86]/3400000000" office:value-type="float" office:value="0.0413443429509803" calcext:value-type="float">
            <text:p>0.041344343</text:p>
          </table:table-cell>
          <table:table-cell table:number-columns-repeated="2"/>
          <table:table-cell office:value-type="float" office:value="25653557.033333" calcext:value-type="float">
            <text:p>25653557.033333</text:p>
          </table:table-cell>
          <table:table-cell office:value-type="float" office:value="29984959.4" calcext:value-type="float">
            <text:p>29984959.4</text:p>
          </table:table-cell>
          <table:table-cell office:value-type="float" office:value="33945996.4" calcext:value-type="float">
            <text:p>33945996.4</text:p>
          </table:table-cell>
          <table:table-cell table:number-columns-repeated="2"/>
          <table:table-cell table:formula="of:=[.H86]/[.A86]" office:value-type="float" office:value="2.26131292230943" calcext:value-type="float">
            <text:p>2.2613129223</text:p>
          </table:table-cell>
          <table:table-cell table:formula="of:=[.I86]/[.A86]" office:value-type="float" office:value="2.76385945638022" calcext:value-type="float">
            <text:p>2.7638594564</text:p>
          </table:table-cell>
          <table:table-cell table:formula="of:=[.J86]/[.A86]" office:value-type="float" office:value="3.15432304008334" calcext:value-type="float">
            <text:p>3.1543230401</text:p>
          </table:table-cell>
          <table:table-cell/>
          <table:table-cell table:formula="of:=[.R86]/[.A86]" office:value-type="float" office:value="0.575650316874179" calcext:value-type="float">
            <text:p>0.5756503169</text:p>
          </table:table-cell>
          <table:table-cell table:formula="of:=[.S86]/[.A86]" office:value-type="float" office:value="0.672844368429745" calcext:value-type="float">
            <text:p>0.6728443684</text:p>
          </table:table-cell>
          <table:table-cell table:formula="of:=[.T86]/[.A86]" office:value-type="float" office:value="0.761727644976448" calcext:value-type="float">
            <text:p>0.761727645</text:p>
          </table:table-cell>
        </table:table-row>
        <table:table-row table:style-name="ro2">
          <table:table-cell table:formula="of:=[.A86]+524288" office:value-type="float" office:value="45088768" calcext:value-type="float">
            <text:p>45088768</text:p>
          </table:table-cell>
          <table:table-cell office:value-type="float" office:value="0.037488" calcext:value-type="float">
            <text:p>0.037488</text:p>
          </table:table-cell>
          <table:table-cell office:value-type="float" office:value="0.043348" calcext:value-type="float">
            <text:p>0.043348</text:p>
          </table:table-cell>
          <table:table-cell office:value-type="float" office:value="0.050774" calcext:value-type="float">
            <text:p>0.050774</text:p>
          </table:table-cell>
          <table:table-cell table:number-columns-repeated="3"/>
          <table:table-cell office:value-type="float" office:value="102012372.733333" calcext:value-type="float">
            <text:p>102012372.733333</text:p>
          </table:table-cell>
          <table:table-cell office:value-type="float" office:value="122525718.466667" calcext:value-type="float">
            <text:p>122525718.466667</text:p>
          </table:table-cell>
          <table:table-cell office:value-type="float" office:value="140502138.766667" calcext:value-type="float">
            <text:p>140502138.766667</text:p>
          </table:table-cell>
          <table:table-cell table:number-columns-repeated="2"/>
          <table:table-cell table:formula="of:=[.H87]/3400000000" office:value-type="float" office:value="0.0300036390392156" calcext:value-type="float">
            <text:p>0.030003639</text:p>
          </table:table-cell>
          <table:table-cell table:formula="of:=[.I87]/3400000000" office:value-type="float" office:value="0.0360369760196079" calcext:value-type="float">
            <text:p>0.036036976</text:p>
          </table:table-cell>
          <table:table-cell table:formula="of:=[.J87]/3400000000" office:value-type="float" office:value="0.0413241584607844" calcext:value-type="float">
            <text:p>0.0413241585</text:p>
          </table:table-cell>
          <table:table-cell table:number-columns-repeated="2"/>
          <table:table-cell office:value-type="float" office:value="26097629" calcext:value-type="float">
            <text:p>26097629</text:p>
          </table:table-cell>
          <table:table-cell office:value-type="float" office:value="30292544.166667" calcext:value-type="float">
            <text:p>30292544.166667</text:p>
          </table:table-cell>
          <table:table-cell office:value-type="float" office:value="34522081.666667" calcext:value-type="float">
            <text:p>34522081.666667</text:p>
          </table:table-cell>
          <table:table-cell table:number-columns-repeated="2"/>
          <table:table-cell table:formula="of:=[.H87]/[.A87]" office:value-type="float" office:value="2.26247860073118" calcext:value-type="float">
            <text:p>2.2624786007</text:p>
          </table:table-cell>
          <table:table-cell table:formula="of:=[.I87]/[.A87]" office:value-type="float" office:value="2.71743327443915" calcext:value-type="float">
            <text:p>2.7174332744</text:p>
          </table:table-cell>
          <table:table-cell table:formula="of:=[.J87]/[.A87]" office:value-type="float" office:value="3.11612281725389" calcext:value-type="float">
            <text:p>3.1161228173</text:p>
          </table:table-cell>
          <table:table-cell/>
          <table:table-cell table:formula="of:=[.R87]/[.A87]" office:value-type="float" office:value="0.578805546427882" calcext:value-type="float">
            <text:p>0.5788055464</text:p>
          </table:table-cell>
          <table:table-cell table:formula="of:=[.S87]/[.A87]" office:value-type="float" office:value="0.671842356984937" calcext:value-type="float">
            <text:p>0.671842357</text:p>
          </table:table-cell>
          <table:table-cell table:formula="of:=[.T87]/[.A87]" office:value-type="float" office:value="0.765647038008823" calcext:value-type="float">
            <text:p>0.765647038</text:p>
          </table:table-cell>
        </table:table-row>
        <table:table-row table:style-name="ro2">
          <table:table-cell table:formula="of:=[.A87]+524288" office:value-type="float" office:value="45613056" calcext:value-type="float">
            <text:p>45613056</text:p>
          </table:table-cell>
          <table:table-cell office:value-type="float" office:value="0.037952" calcext:value-type="float">
            <text:p>0.037952</text:p>
          </table:table-cell>
          <table:table-cell office:value-type="float" office:value="0.043947" calcext:value-type="float">
            <text:p>0.043947</text:p>
          </table:table-cell>
          <table:table-cell office:value-type="float" office:value="0.051689" calcext:value-type="float">
            <text:p>0.051689</text:p>
          </table:table-cell>
          <table:table-cell table:number-columns-repeated="3"/>
          <table:table-cell office:value-type="float" office:value="103512334" calcext:value-type="float">
            <text:p>103512334</text:p>
          </table:table-cell>
          <table:table-cell office:value-type="float" office:value="124234004.2" calcext:value-type="float">
            <text:p>124234004.2</text:p>
          </table:table-cell>
          <table:table-cell office:value-type="float" office:value="143757165.166667" calcext:value-type="float">
            <text:p>143757165.166667</text:p>
          </table:table-cell>
          <table:table-cell table:number-columns-repeated="2"/>
          <table:table-cell table:formula="of:=[.H88]/3400000000" office:value-type="float" office:value="0.0304448041176471" calcext:value-type="float">
            <text:p>0.0304448041</text:p>
          </table:table-cell>
          <table:table-cell table:formula="of:=[.I88]/3400000000" office:value-type="float" office:value="0.036539413" calcext:value-type="float">
            <text:p>0.036539413</text:p>
          </table:table-cell>
          <table:table-cell table:formula="of:=[.J88]/3400000000" office:value-type="float" office:value="0.0422815191666668" calcext:value-type="float">
            <text:p>0.0422815192</text:p>
          </table:table-cell>
          <table:table-cell table:number-columns-repeated="2"/>
          <table:table-cell office:value-type="float" office:value="26700098.666667" calcext:value-type="float">
            <text:p>26700098.666667</text:p>
          </table:table-cell>
          <table:table-cell office:value-type="float" office:value="30588001.3" calcext:value-type="float">
            <text:p>30588001.3</text:p>
          </table:table-cell>
          <table:table-cell office:value-type="float" office:value="34776423.533333" calcext:value-type="float">
            <text:p>34776423.533333</text:p>
          </table:table-cell>
          <table:table-cell table:number-columns-repeated="2"/>
          <table:table-cell table:formula="of:=[.H88]/[.A88]" office:value-type="float" office:value="2.26935757165668" calcext:value-type="float">
            <text:p>2.2693575717</text:p>
          </table:table-cell>
          <table:table-cell table:formula="of:=[.I88]/[.A88]" office:value-type="float" office:value="2.72365009264014" calcext:value-type="float">
            <text:p>2.7236500926</text:p>
          </table:table-cell>
          <table:table-cell table:formula="of:=[.J88]/[.A88]" office:value-type="float" office:value="3.15166703951314" calcext:value-type="float">
            <text:p>3.1516670395</text:p>
          </table:table-cell>
          <table:table-cell/>
          <table:table-cell table:formula="of:=[.R88]/[.A88]" office:value-type="float" office:value="0.585360881469266" calcext:value-type="float">
            <text:p>0.5853608815</text:p>
          </table:table-cell>
          <table:table-cell table:formula="of:=[.S88]/[.A88]" office:value-type="float" office:value="0.670597499540482" calcext:value-type="float">
            <text:p>0.6705974995</text:p>
          </table:table-cell>
          <table:table-cell table:formula="of:=[.T88]/[.A88]" office:value-type="float" office:value="0.762422573338059" calcext:value-type="float">
            <text:p>0.7624225733</text:p>
          </table:table-cell>
        </table:table-row>
        <table:table-row table:style-name="ro2">
          <table:table-cell table:formula="of:=[.A88]+524288" office:value-type="float" office:value="46137344" calcext:value-type="float">
            <text:p>46137344</text:p>
          </table:table-cell>
          <table:table-cell office:value-type="float" office:value="0.039387" calcext:value-type="float">
            <text:p>0.039387</text:p>
          </table:table-cell>
          <table:table-cell office:value-type="float" office:value="0.044316" calcext:value-type="float">
            <text:p>0.044316</text:p>
          </table:table-cell>
          <table:table-cell office:value-type="float" office:value="0.051735" calcext:value-type="float">
            <text:p>0.051735</text:p>
          </table:table-cell>
          <table:table-cell table:number-columns-repeated="3"/>
          <table:table-cell office:value-type="float" office:value="104527215.633333" calcext:value-type="float">
            <text:p>104527215.633333</text:p>
          </table:table-cell>
          <table:table-cell office:value-type="float" office:value="129216951.9" calcext:value-type="float">
            <text:p>129216951.9</text:p>
          </table:table-cell>
          <table:table-cell office:value-type="float" office:value="143741375.766667" calcext:value-type="float">
            <text:p>143741375.766667</text:p>
          </table:table-cell>
          <table:table-cell table:number-columns-repeated="2"/>
          <table:table-cell table:formula="of:=[.H89]/3400000000" office:value-type="float" office:value="0.0307432987156862" calcext:value-type="float">
            <text:p>0.0307432987</text:p>
          </table:table-cell>
          <table:table-cell table:formula="of:=[.I89]/3400000000" office:value-type="float" office:value="0.0380049858529412" calcext:value-type="float">
            <text:p>0.0380049859</text:p>
          </table:table-cell>
          <table:table-cell table:formula="of:=[.J89]/3400000000" office:value-type="float" office:value="0.0422768752254903" calcext:value-type="float">
            <text:p>0.0422768752</text:p>
          </table:table-cell>
          <table:table-cell table:number-columns-repeated="2"/>
          <table:table-cell office:value-type="float" office:value="26822416.466667" calcext:value-type="float">
            <text:p>26822416.466667</text:p>
          </table:table-cell>
          <table:table-cell office:value-type="float" office:value="31199762.066667" calcext:value-type="float">
            <text:p>31199762.066667</text:p>
          </table:table-cell>
          <table:table-cell office:value-type="float" office:value="35783071.566667" calcext:value-type="float">
            <text:p>35783071.566667</text:p>
          </table:table-cell>
          <table:table-cell table:number-columns-repeated="2"/>
          <table:table-cell table:formula="of:=[.H89]/[.A89]" office:value-type="float" office:value="2.26556638443108" calcext:value-type="float">
            <text:p>2.2655663844</text:p>
          </table:table-cell>
          <table:table-cell table:formula="of:=[.I89]/[.A89]" office:value-type="float" office:value="2.80070200616663" calcext:value-type="float">
            <text:p>2.8007020062</text:p>
          </table:table-cell>
          <table:table-cell table:formula="of:=[.J89]/[.A89]" office:value-type="float" office:value="3.11551041530841" calcext:value-type="float">
            <text:p>3.1155104153</text:p>
          </table:table-cell>
          <table:table-cell/>
          <table:table-cell table:formula="of:=[.R89]/[.A89]" office:value-type="float" office:value="0.581360220186645" calcext:value-type="float">
            <text:p>0.5813602202</text:p>
          </table:table-cell>
          <table:table-cell table:formula="of:=[.S89]/[.A89]" office:value-type="float" office:value="0.676236630931052" calcext:value-type="float">
            <text:p>0.6762366309</text:p>
          </table:table-cell>
          <table:table-cell table:formula="of:=[.T89]/[.A89]" office:value-type="float" office:value="0.775577188983115" calcext:value-type="float">
            <text:p>0.775577189</text:p>
          </table:table-cell>
        </table:table-row>
        <table:table-row table:style-name="ro2">
          <table:table-cell table:formula="of:=[.A89]+524288" office:value-type="float" office:value="46661632" calcext:value-type="float">
            <text:p>46661632</text:p>
          </table:table-cell>
          <table:table-cell office:value-type="float" office:value="0.03907" calcext:value-type="float">
            <text:p>0.03907</text:p>
          </table:table-cell>
          <table:table-cell office:value-type="float" office:value="0.044979" calcext:value-type="float">
            <text:p>0.044979</text:p>
          </table:table-cell>
          <table:table-cell office:value-type="float" office:value="0.052229" calcext:value-type="float">
            <text:p>0.052229</text:p>
          </table:table-cell>
          <table:table-cell table:number-columns-repeated="3"/>
          <table:table-cell office:value-type="float" office:value="105764463.233333" calcext:value-type="float">
            <text:p>105764463.233333</text:p>
          </table:table-cell>
          <table:table-cell office:value-type="float" office:value="130999261.566667" calcext:value-type="float">
            <text:p>130999261.566667</text:p>
          </table:table-cell>
          <table:table-cell office:value-type="float" office:value="145452060.166667" calcext:value-type="float">
            <text:p>145452060.166667</text:p>
          </table:table-cell>
          <table:table-cell table:number-columns-repeated="2"/>
          <table:table-cell table:formula="of:=[.H90]/3400000000" office:value-type="float" office:value="0.0311071950686274" calcext:value-type="float">
            <text:p>0.0311071951</text:p>
          </table:table-cell>
          <table:table-cell table:formula="of:=[.I90]/3400000000" office:value-type="float" office:value="0.0385291945784315" calcext:value-type="float">
            <text:p>0.0385291946</text:p>
          </table:table-cell>
          <table:table-cell table:formula="of:=[.J90]/3400000000" office:value-type="float" office:value="0.0427800176960785" calcext:value-type="float">
            <text:p>0.0427800177</text:p>
          </table:table-cell>
          <table:table-cell table:number-columns-repeated="2"/>
          <table:table-cell office:value-type="float" office:value="26997590.133333" calcext:value-type="float">
            <text:p>26997590.133333</text:p>
          </table:table-cell>
          <table:table-cell office:value-type="float" office:value="31370225.966667" calcext:value-type="float">
            <text:p>31370225.966667</text:p>
          </table:table-cell>
          <table:table-cell office:value-type="float" office:value="35635642.3" calcext:value-type="float">
            <text:p>35635642.3</text:p>
          </table:table-cell>
          <table:table-cell table:number-columns-repeated="2"/>
          <table:table-cell table:formula="of:=[.H90]/[.A90]" office:value-type="float" office:value="2.26662589155332" calcext:value-type="float">
            <text:p>2.2666258916</text:p>
          </table:table-cell>
          <table:table-cell table:formula="of:=[.I90]/[.A90]" office:value-type="float" office:value="2.80742991515314" calcext:value-type="float">
            <text:p>2.8074299152</text:p>
          </table:table-cell>
          <table:table-cell table:formula="of:=[.J90]/[.A90]" office:value-type="float" office:value="3.11716615841184" calcext:value-type="float">
            <text:p>3.1171661584</text:p>
          </table:table-cell>
          <table:table-cell/>
          <table:table-cell table:formula="of:=[.R90]/[.A90]" office:value-type="float" office:value="0.578582209326348" calcext:value-type="float">
            <text:p>0.5785822093</text:p>
          </table:table-cell>
          <table:table-cell table:formula="of:=[.S90]/[.A90]" office:value-type="float" office:value="0.672291658522938" calcext:value-type="float">
            <text:p>0.6722916585</text:p>
          </table:table-cell>
          <table:table-cell table:formula="of:=[.T90]/[.A90]" office:value-type="float" office:value="0.763703299104498" calcext:value-type="float">
            <text:p>0.7637032991</text:p>
          </table:table-cell>
        </table:table-row>
        <table:table-row table:style-name="ro2">
          <table:table-cell table:formula="of:=[.A90]+524288" office:value-type="float" office:value="47185920" calcext:value-type="float">
            <text:p>47185920</text:p>
          </table:table-cell>
          <table:table-cell office:value-type="float" office:value="0.038821" calcext:value-type="float">
            <text:p>0.038821</text:p>
          </table:table-cell>
          <table:table-cell office:value-type="float" office:value="0.045373" calcext:value-type="float">
            <text:p>0.045373</text:p>
          </table:table-cell>
          <table:table-cell office:value-type="float" office:value="0.052708" calcext:value-type="float">
            <text:p>0.052708</text:p>
          </table:table-cell>
          <table:table-cell table:number-columns-repeated="3"/>
          <table:table-cell office:value-type="float" office:value="106826116.733333" calcext:value-type="float">
            <text:p>106826116.733333</text:p>
          </table:table-cell>
          <table:table-cell office:value-type="float" office:value="129502431.933333" calcext:value-type="float">
            <text:p>129502431.933333</text:p>
          </table:table-cell>
          <table:table-cell office:value-type="float" office:value="147536724.3" calcext:value-type="float">
            <text:p>147536724.3</text:p>
          </table:table-cell>
          <table:table-cell table:number-columns-repeated="2"/>
          <table:table-cell table:formula="of:=[.H91]/3400000000" office:value-type="float" office:value="0.0314194460980391" calcext:value-type="float">
            <text:p>0.0314194461</text:p>
          </table:table-cell>
          <table:table-cell table:formula="of:=[.I91]/3400000000" office:value-type="float" office:value="0.0380889505686273" calcext:value-type="float">
            <text:p>0.0380889506</text:p>
          </table:table-cell>
          <table:table-cell table:formula="of:=[.J91]/3400000000" office:value-type="float" office:value="0.0433931542058824" calcext:value-type="float">
            <text:p>0.0433931542</text:p>
          </table:table-cell>
          <table:table-cell table:number-columns-repeated="2"/>
          <table:table-cell office:value-type="float" office:value="27882471.733333" calcext:value-type="float">
            <text:p>27882471.733333</text:p>
          </table:table-cell>
          <table:table-cell office:value-type="float" office:value="31771748.533333" calcext:value-type="float">
            <text:p>31771748.533333</text:p>
          </table:table-cell>
          <table:table-cell office:value-type="float" office:value="36114923.4" calcext:value-type="float">
            <text:p>36114923.4</text:p>
          </table:table-cell>
          <table:table-cell table:number-columns-repeated="2"/>
          <table:table-cell table:formula="of:=[.H91]/[.A91]" office:value-type="float" office:value="2.2639405299999" calcext:value-type="float">
            <text:p>2.26394053</text:p>
          </table:table-cell>
          <table:table-cell table:formula="of:=[.I91]/[.A91]" office:value-type="float" office:value="2.74451429437707" calcext:value-type="float">
            <text:p>2.7445142944</text:p>
          </table:table-cell>
          <table:table-cell table:formula="of:=[.J91]/[.A91]" office:value-type="float" office:value="3.12671077092489" calcext:value-type="float">
            <text:p>3.1267107709</text:p>
          </table:table-cell>
          <table:table-cell/>
          <table:table-cell table:formula="of:=[.R91]/[.A91]" office:value-type="float" office:value="0.590906603777843" calcext:value-type="float">
            <text:p>0.5909066038</text:p>
          </table:table-cell>
          <table:table-cell table:formula="of:=[.S91]/[.A91]" office:value-type="float" office:value="0.673331123634614" calcext:value-type="float">
            <text:p>0.6733311236</text:p>
          </table:table-cell>
          <table:table-cell table:formula="of:=[.T91]/[.A91]" office:value-type="float" office:value="0.765374997456868" calcext:value-type="float">
            <text:p>0.7653749975</text:p>
          </table:table-cell>
        </table:table-row>
        <table:table-row table:style-name="ro2">
          <table:table-cell table:formula="of:=[.A91]+524288" office:value-type="float" office:value="47710208" calcext:value-type="float">
            <text:p>47710208</text:p>
          </table:table-cell>
          <table:table-cell office:value-type="float" office:value="0.040581" calcext:value-type="float">
            <text:p>0.040581</text:p>
          </table:table-cell>
          <table:table-cell office:value-type="float" office:value="0.046055" calcext:value-type="float">
            <text:p>0.046055</text:p>
          </table:table-cell>
          <table:table-cell office:value-type="float" office:value="0.053523" calcext:value-type="float">
            <text:p>0.053523</text:p>
          </table:table-cell>
          <table:table-cell table:number-columns-repeated="3"/>
          <table:table-cell office:value-type="float" office:value="108213570.2" calcext:value-type="float">
            <text:p>108213570.2</text:p>
          </table:table-cell>
          <table:table-cell office:value-type="float" office:value="129805913.6" calcext:value-type="float">
            <text:p>129805913.6</text:p>
          </table:table-cell>
          <table:table-cell office:value-type="float" office:value="149501029.866667" calcext:value-type="float">
            <text:p>149501029.866667</text:p>
          </table:table-cell>
          <table:table-cell table:number-columns-repeated="2"/>
          <table:table-cell table:formula="of:=[.H92]/3400000000" office:value-type="float" office:value="0.0318275206470588" calcext:value-type="float">
            <text:p>0.0318275206</text:p>
          </table:table-cell>
          <table:table-cell table:formula="of:=[.I92]/3400000000" office:value-type="float" office:value="0.0381782098823529" calcext:value-type="float">
            <text:p>0.0381782099</text:p>
          </table:table-cell>
          <table:table-cell table:formula="of:=[.J92]/3400000000" office:value-type="float" office:value="0.043970891137255" calcext:value-type="float">
            <text:p>0.0439708911</text:p>
          </table:table-cell>
          <table:table-cell table:number-columns-repeated="2"/>
          <table:table-cell office:value-type="float" office:value="27982008.1" calcext:value-type="float">
            <text:p>27982008.1</text:p>
          </table:table-cell>
          <table:table-cell office:value-type="float" office:value="32313311.533333" calcext:value-type="float">
            <text:p>32313311.533333</text:p>
          </table:table-cell>
          <table:table-cell office:value-type="float" office:value="36534326" calcext:value-type="float">
            <text:p>36534326</text:p>
          </table:table-cell>
          <table:table-cell table:number-columns-repeated="2"/>
          <table:table-cell table:formula="of:=[.H92]/[.A92]" office:value-type="float" office:value="2.26814291398604" calcext:value-type="float">
            <text:p>2.268142914</text:p>
          </table:table-cell>
          <table:table-cell table:formula="of:=[.I92]/[.A92]" office:value-type="float" office:value="2.72071573446085" calcext:value-type="float">
            <text:p>2.7207157345</text:p>
          </table:table-cell>
          <table:table-cell table:formula="of:=[.J92]/[.A92]" office:value-type="float" office:value="3.13352291121152" calcext:value-type="float">
            <text:p>3.1335229112</text:p>
          </table:table-cell>
          <table:table-cell/>
          <table:table-cell table:formula="of:=[.R92]/[.A92]" office:value-type="float" office:value="0.586499394427289" calcext:value-type="float">
            <text:p>0.5864993944</text:p>
          </table:table-cell>
          <table:table-cell table:formula="of:=[.S92]/[.A92]" office:value-type="float" office:value="0.677282973348869" calcext:value-type="float">
            <text:p>0.6772829733</text:p>
          </table:table-cell>
          <table:table-cell table:formula="of:=[.T92]/[.A92]" office:value-type="float" office:value="0.765754909305782" calcext:value-type="float">
            <text:p>0.7657549093</text:p>
          </table:table-cell>
        </table:table-row>
        <table:table-row table:style-name="ro2">
          <table:table-cell table:formula="of:=[.A92]+524288" office:value-type="float" office:value="48234496" calcext:value-type="float">
            <text:p>48234496</text:p>
          </table:table-cell>
          <table:table-cell office:value-type="float" office:value="0.039553" calcext:value-type="float">
            <text:p>0.039553</text:p>
          </table:table-cell>
          <table:table-cell office:value-type="float" office:value="0.046351" calcext:value-type="float">
            <text:p>0.046351</text:p>
          </table:table-cell>
          <table:table-cell office:value-type="float" office:value="0.054451" calcext:value-type="float">
            <text:p>0.054451</text:p>
          </table:table-cell>
          <table:table-cell table:number-columns-repeated="3"/>
          <table:table-cell office:value-type="float" office:value="109490366.3" calcext:value-type="float">
            <text:p>109490366.3</text:p>
          </table:table-cell>
          <table:table-cell office:value-type="float" office:value="130664898.3" calcext:value-type="float">
            <text:p>130664898.3</text:p>
          </table:table-cell>
          <table:table-cell office:value-type="float" office:value="150689905.566667" calcext:value-type="float">
            <text:p>150689905.566667</text:p>
          </table:table-cell>
          <table:table-cell table:number-columns-repeated="2"/>
          <table:table-cell table:formula="of:=[.H93]/3400000000" office:value-type="float" office:value="0.0322030489117647" calcext:value-type="float">
            <text:p>0.0322030489</text:p>
          </table:table-cell>
          <table:table-cell table:formula="of:=[.I93]/3400000000" office:value-type="float" office:value="0.0384308524411765" calcext:value-type="float">
            <text:p>0.0384308524</text:p>
          </table:table-cell>
          <table:table-cell table:formula="of:=[.J93]/3400000000" office:value-type="float" office:value="0.0443205604607844" calcext:value-type="float">
            <text:p>0.0443205605</text:p>
          </table:table-cell>
          <table:table-cell table:number-columns-repeated="2"/>
          <table:table-cell office:value-type="float" office:value="28599185.8" calcext:value-type="float">
            <text:p>28599185.8</text:p>
          </table:table-cell>
          <table:table-cell office:value-type="float" office:value="32560739.433333" calcext:value-type="float">
            <text:p>32560739.433333</text:p>
          </table:table-cell>
          <table:table-cell office:value-type="float" office:value="36925416.733333" calcext:value-type="float">
            <text:p>36925416.733333</text:p>
          </table:table-cell>
          <table:table-cell table:number-columns-repeated="2"/>
          <table:table-cell table:formula="of:=[.H93]/[.A93]" office:value-type="float" office:value="2.26995978770049" calcext:value-type="float">
            <text:p>2.2699597877</text:p>
          </table:table-cell>
          <table:table-cell table:formula="of:=[.I93]/[.A93]" office:value-type="float" office:value="2.70895125140315" calcext:value-type="float">
            <text:p>2.7089512514</text:p>
          </table:table-cell>
          <table:table-cell table:formula="of:=[.J93]/[.A93]" office:value-type="float" office:value="3.12411071044812" calcext:value-type="float">
            <text:p>3.1241107104</text:p>
          </table:table-cell>
          <table:table-cell/>
          <table:table-cell table:formula="of:=[.R93]/[.A93]" office:value-type="float" office:value="0.592919760165007" calcext:value-type="float">
            <text:p>0.5929197602</text:p>
          </table:table-cell>
          <table:table-cell table:formula="of:=[.S93]/[.A93]" office:value-type="float" office:value="0.675050889581867" calcext:value-type="float">
            <text:p>0.6750508896</text:p>
          </table:table-cell>
          <table:table-cell table:formula="of:=[.T93]/[.A93]" office:value-type="float" office:value="0.765539599156027" calcext:value-type="float">
            <text:p>0.7655395992</text:p>
          </table:table-cell>
        </table:table-row>
        <table:table-row table:style-name="ro2">
          <table:table-cell table:formula="of:=[.A93]+524288" office:value-type="float" office:value="48758784" calcext:value-type="float">
            <text:p>48758784</text:p>
          </table:table-cell>
          <table:table-cell office:value-type="float" office:value="0.041109" calcext:value-type="float">
            <text:p>0.041109</text:p>
          </table:table-cell>
          <table:table-cell office:value-type="float" office:value="0.04752" calcext:value-type="float">
            <text:p>0.04752</text:p>
          </table:table-cell>
          <table:table-cell office:value-type="float" office:value="0.055154" calcext:value-type="float">
            <text:p>0.055154</text:p>
          </table:table-cell>
          <table:table-cell table:number-columns-repeated="3"/>
          <table:table-cell office:value-type="float" office:value="110668076.833333" calcext:value-type="float">
            <text:p>110668076.833333</text:p>
          </table:table-cell>
          <table:table-cell office:value-type="float" office:value="132279908.733333" calcext:value-type="float">
            <text:p>132279908.733333</text:p>
          </table:table-cell>
          <table:table-cell office:value-type="float" office:value="152060483.733333" calcext:value-type="float">
            <text:p>152060483.733333</text:p>
          </table:table-cell>
          <table:table-cell table:number-columns-repeated="2"/>
          <table:table-cell table:formula="of:=[.H94]/3400000000" office:value-type="float" office:value="0.032549434362745" calcext:value-type="float">
            <text:p>0.0325494344</text:p>
          </table:table-cell>
          <table:table-cell table:formula="of:=[.I94]/3400000000" office:value-type="float" office:value="0.0389058555098038" calcext:value-type="float">
            <text:p>0.0389058555</text:p>
          </table:table-cell>
          <table:table-cell table:formula="of:=[.J94]/3400000000" office:value-type="float" office:value="0.0447236716862744" calcext:value-type="float">
            <text:p>0.0447236717</text:p>
          </table:table-cell>
          <table:table-cell table:number-columns-repeated="2"/>
          <table:table-cell office:value-type="float" office:value="28869918.633333" calcext:value-type="float">
            <text:p>28869918.633333</text:p>
          </table:table-cell>
          <table:table-cell office:value-type="float" office:value="32993412.966667" calcext:value-type="float">
            <text:p>32993412.966667</text:p>
          </table:table-cell>
          <table:table-cell office:value-type="float" office:value="37960676.166667" calcext:value-type="float">
            <text:p>37960676.166667</text:p>
          </table:table-cell>
          <table:table-cell table:number-columns-repeated="2"/>
          <table:table-cell table:formula="of:=[.H94]/[.A94]" office:value-type="float" office:value="2.26970543058114" calcext:value-type="float">
            <text:p>2.2697054306</text:p>
          </table:table-cell>
          <table:table-cell table:formula="of:=[.I94]/[.A94]" office:value-type="float" office:value="2.71294519431274" calcext:value-type="float">
            <text:p>2.7129451943</text:p>
          </table:table-cell>
          <table:table-cell table:formula="of:=[.J94]/[.A94]" office:value-type="float" office:value="3.11862748122129" calcext:value-type="float">
            <text:p>3.1186274812</text:p>
          </table:table-cell>
          <table:table-cell/>
          <table:table-cell table:formula="of:=[.R94]/[.A94]" office:value-type="float" office:value="0.592096772416084" calcext:value-type="float">
            <text:p>0.5920967724</text:p>
          </table:table-cell>
          <table:table-cell table:formula="of:=[.S94]/[.A94]" office:value-type="float" office:value="0.676666033481618" calcext:value-type="float">
            <text:p>0.6766660335</text:p>
          </table:table-cell>
          <table:table-cell table:formula="of:=[.T94]/[.A94]" office:value-type="float" office:value="0.778540255775595" calcext:value-type="float">
            <text:p>0.7785402558</text:p>
          </table:table-cell>
        </table:table-row>
        <table:table-row table:style-name="ro2">
          <table:table-cell table:formula="of:=[.A94]+524288" office:value-type="float" office:value="49283072" calcext:value-type="float">
            <text:p>49283072</text:p>
          </table:table-cell>
          <table:table-cell office:value-type="float" office:value="0.043824" calcext:value-type="float">
            <text:p>0.043824</text:p>
          </table:table-cell>
          <table:table-cell office:value-type="float" office:value="0.04745" calcext:value-type="float">
            <text:p>0.04745</text:p>
          </table:table-cell>
          <table:table-cell office:value-type="float" office:value="0.055624" calcext:value-type="float">
            <text:p>0.055624</text:p>
          </table:table-cell>
          <table:table-cell table:number-columns-repeated="3"/>
          <table:table-cell office:value-type="float" office:value="111986598.733333" calcext:value-type="float">
            <text:p>111986598.733333</text:p>
          </table:table-cell>
          <table:table-cell office:value-type="float" office:value="133592791.766667" calcext:value-type="float">
            <text:p>133592791.766667</text:p>
          </table:table-cell>
          <table:table-cell office:value-type="float" office:value="154478759.033333" calcext:value-type="float">
            <text:p>154478759.033333</text:p>
          </table:table-cell>
          <table:table-cell table:number-columns-repeated="2"/>
          <table:table-cell table:formula="of:=[.H95]/3400000000" office:value-type="float" office:value="0.0329372349215685" calcext:value-type="float">
            <text:p>0.0329372349</text:p>
          </table:table-cell>
          <table:table-cell table:formula="of:=[.I95]/3400000000" office:value-type="float" office:value="0.0392919975784315" calcext:value-type="float">
            <text:p>0.0392919976</text:p>
          </table:table-cell>
          <table:table-cell table:formula="of:=[.J95]/3400000000" office:value-type="float" office:value="0.0454349291274509" calcext:value-type="float">
            <text:p>0.0454349291</text:p>
          </table:table-cell>
          <table:table-cell table:number-columns-repeated="2"/>
          <table:table-cell office:value-type="float" office:value="29726380.733333" calcext:value-type="float">
            <text:p>29726380.733333</text:p>
          </table:table-cell>
          <table:table-cell office:value-type="float" office:value="33319472.866667" calcext:value-type="float">
            <text:p>33319472.866667</text:p>
          </table:table-cell>
          <table:table-cell office:value-type="float" office:value="37779828.533333" calcext:value-type="float">
            <text:p>37779828.533333</text:p>
          </table:table-cell>
          <table:table-cell table:number-columns-repeated="2"/>
          <table:table-cell table:formula="of:=[.H95]/[.A95]" office:value-type="float" office:value="2.27231368071643" calcext:value-type="float">
            <text:p>2.2723136807</text:p>
          </table:table-cell>
          <table:table-cell table:formula="of:=[.I95]/[.A95]" office:value-type="float" office:value="2.71072370989103" calcext:value-type="float">
            <text:p>2.7107237099</text:p>
          </table:table-cell>
          <table:table-cell table:formula="of:=[.J95]/[.A95]" office:value-type="float" office:value="3.13451967915744" calcext:value-type="float">
            <text:p>3.1345196792</text:p>
          </table:table-cell>
          <table:table-cell/>
          <table:table-cell table:formula="of:=[.R95]/[.A95]" office:value-type="float" office:value="0.603176294150921" calcext:value-type="float">
            <text:p>0.6031762942</text:p>
          </table:table-cell>
          <table:table-cell table:formula="of:=[.S95]/[.A95]" office:value-type="float" office:value="0.676083521470963" calcext:value-type="float">
            <text:p>0.6760835215</text:p>
          </table:table-cell>
          <table:table-cell table:formula="of:=[.T95]/[.A95]" office:value-type="float" office:value="0.766588343627057" calcext:value-type="float">
            <text:p>0.7665883436</text:p>
          </table:table-cell>
        </table:table-row>
        <table:table-row table:style-name="ro2">
          <table:table-cell table:formula="of:=[.A95]+524288" office:value-type="float" office:value="49807360" calcext:value-type="float">
            <text:p>49807360</text:p>
          </table:table-cell>
          <table:table-cell office:value-type="float" office:value="0.042946" calcext:value-type="float">
            <text:p>0.042946</text:p>
          </table:table-cell>
          <table:table-cell office:value-type="float" office:value="0.048197" calcext:value-type="float">
            <text:p>0.048197</text:p>
          </table:table-cell>
          <table:table-cell office:value-type="float" office:value="0.056225" calcext:value-type="float">
            <text:p>0.056225</text:p>
          </table:table-cell>
          <table:table-cell table:number-columns-repeated="3"/>
          <table:table-cell office:value-type="float" office:value="115908716.4" calcext:value-type="float">
            <text:p>115908716.4</text:p>
          </table:table-cell>
          <table:table-cell office:value-type="float" office:value="134962735.666667" calcext:value-type="float">
            <text:p>134962735.666667</text:p>
          </table:table-cell>
          <table:table-cell office:value-type="float" office:value="155733466.9" calcext:value-type="float">
            <text:p>155733466.9</text:p>
          </table:table-cell>
          <table:table-cell table:number-columns-repeated="2"/>
          <table:table-cell table:formula="of:=[.H96]/3400000000" office:value-type="float" office:value="0.0340907989411765" calcext:value-type="float">
            <text:p>0.0340907989</text:p>
          </table:table-cell>
          <table:table-cell table:formula="of:=[.I96]/3400000000" office:value-type="float" office:value="0.0396949222549021" calcext:value-type="float">
            <text:p>0.0396949223</text:p>
          </table:table-cell>
          <table:table-cell table:formula="of:=[.J96]/3400000000" office:value-type="float" office:value="0.0458039608529412" calcext:value-type="float">
            <text:p>0.0458039609</text:p>
          </table:table-cell>
          <table:table-cell table:number-columns-repeated="2"/>
          <table:table-cell office:value-type="float" office:value="28601761.433333" calcext:value-type="float">
            <text:p>28601761.433333</text:p>
          </table:table-cell>
          <table:table-cell office:value-type="float" office:value="33857095" calcext:value-type="float">
            <text:p>33857095</text:p>
          </table:table-cell>
          <table:table-cell office:value-type="float" office:value="38059331.6" calcext:value-type="float">
            <text:p>38059331.6</text:p>
          </table:table-cell>
          <table:table-cell table:number-columns-repeated="2"/>
          <table:table-cell table:formula="of:=[.H96]/[.A96]" office:value-type="float" office:value="2.32714033427991" calcext:value-type="float">
            <text:p>2.3271403343</text:p>
          </table:table-cell>
          <table:table-cell table:formula="of:=[.I96]/[.A96]" office:value-type="float" office:value="2.70969462478371" calcext:value-type="float">
            <text:p>2.7096946248</text:p>
          </table:table-cell>
          <table:table-cell table:formula="of:=[.J96]/[.A96]" office:value-type="float" office:value="3.12671594920911" calcext:value-type="float">
            <text:p>3.1267159492</text:p>
          </table:table-cell>
          <table:table-cell/>
          <table:table-cell table:formula="of:=[.R96]/[.A96]" office:value-type="float" office:value="0.574247690167337" calcext:value-type="float">
            <text:p>0.5742476902</text:p>
          </table:table-cell>
          <table:table-cell table:formula="of:=[.S96]/[.A96]" office:value-type="float" office:value="0.679760882728978" calcext:value-type="float">
            <text:p>0.6797608827</text:p>
          </table:table-cell>
          <table:table-cell table:formula="of:=[.T96]/[.A96]" office:value-type="float" office:value="0.764130674663343" calcext:value-type="float">
            <text:p>0.7641306747</text:p>
          </table:table-cell>
        </table:table-row>
        <table:table-row table:style-name="ro2">
          <table:table-cell table:formula="of:=[.A96]+524288" office:value-type="float" office:value="50331648" calcext:value-type="float">
            <text:p>50331648</text:p>
          </table:table-cell>
          <table:table-cell office:value-type="float" office:value="0.043335" calcext:value-type="float">
            <text:p>0.043335</text:p>
          </table:table-cell>
          <table:table-cell office:value-type="float" office:value="0.048841" calcext:value-type="float">
            <text:p>0.048841</text:p>
          </table:table-cell>
          <table:table-cell office:value-type="float" office:value="0.05688" calcext:value-type="float">
            <text:p>0.05688</text:p>
          </table:table-cell>
          <table:table-cell table:number-columns-repeated="3"/>
          <table:table-cell office:value-type="float" office:value="116654040.766667" calcext:value-type="float">
            <text:p>116654040.766667</text:p>
          </table:table-cell>
          <table:table-cell office:value-type="float" office:value="135908545.866667" calcext:value-type="float">
            <text:p>135908545.866667</text:p>
          </table:table-cell>
          <table:table-cell office:value-type="float" office:value="157330197.633333" calcext:value-type="float">
            <text:p>157330197.633333</text:p>
          </table:table-cell>
          <table:table-cell table:number-columns-repeated="2"/>
          <table:table-cell table:formula="of:=[.H97]/3400000000" office:value-type="float" office:value="0.0343100119901962" calcext:value-type="float">
            <text:p>0.034310012</text:p>
          </table:table-cell>
          <table:table-cell table:formula="of:=[.I97]/3400000000" office:value-type="float" office:value="0.0399731017254903" calcext:value-type="float">
            <text:p>0.0399731017</text:p>
          </table:table-cell>
          <table:table-cell table:formula="of:=[.J97]/3400000000" office:value-type="float" office:value="0.0462735875392156" calcext:value-type="float">
            <text:p>0.0462735875</text:p>
          </table:table-cell>
          <table:table-cell table:number-columns-repeated="2"/>
          <table:table-cell office:value-type="float" office:value="28845324.933333" calcext:value-type="float">
            <text:p>28845324.933333</text:p>
          </table:table-cell>
          <table:table-cell office:value-type="float" office:value="34392421.866667" calcext:value-type="float">
            <text:p>34392421.866667</text:p>
          </table:table-cell>
          <table:table-cell office:value-type="float" office:value="38794289.8" calcext:value-type="float">
            <text:p>38794289.8</text:p>
          </table:table-cell>
          <table:table-cell table:number-columns-repeated="2"/>
          <table:table-cell table:formula="of:=[.H97]/[.A97]" office:value-type="float" office:value="2.31770755383704" calcext:value-type="float">
            <text:p>2.3177075538</text:p>
          </table:table-cell>
          <table:table-cell table:formula="of:=[.I97]/[.A97]" office:value-type="float" office:value="2.70026019944086" calcext:value-type="float">
            <text:p>2.7002601994</text:p>
          </table:table-cell>
          <table:table-cell table:formula="of:=[.J97]/[.A97]" office:value-type="float" office:value="3.12587018079227" calcext:value-type="float">
            <text:p>3.1258701808</text:p>
          </table:table-cell>
          <table:table-cell/>
          <table:table-cell table:formula="of:=[.R97]/[.A97]" office:value-type="float" office:value="0.573105115360677" calcext:value-type="float">
            <text:p>0.5731051154</text:p>
          </table:table-cell>
          <table:table-cell table:formula="of:=[.S97]/[.A97]" office:value-type="float" office:value="0.683316029442688" calcext:value-type="float">
            <text:p>0.6833160294</text:p>
          </table:table-cell>
          <table:table-cell table:formula="of:=[.T97]/[.A97]" office:value-type="float" office:value="0.770773287614187" calcext:value-type="float">
            <text:p>0.7707732876</text:p>
          </table:table-cell>
        </table:table-row>
        <table:table-row table:style-name="ro2">
          <table:table-cell table:formula="of:=[.A97]+524288" office:value-type="float" office:value="50855936" calcext:value-type="float">
            <text:p>50855936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49894" calcext:value-type="float">
            <text:p>0.049894</text:p>
          </table:table-cell>
          <table:table-cell office:value-type="float" office:value="0.057541" calcext:value-type="float">
            <text:p>0.057541</text:p>
          </table:table-cell>
          <table:table-cell table:number-columns-repeated="3"/>
          <table:table-cell office:value-type="float" office:value="118376794.2" calcext:value-type="float">
            <text:p>118376794.2</text:p>
          </table:table-cell>
          <table:table-cell office:value-type="float" office:value="137910280.666667" calcext:value-type="float">
            <text:p>137910280.666667</text:p>
          </table:table-cell>
          <table:table-cell office:value-type="float" office:value="158820949.9" calcext:value-type="float">
            <text:p>158820949.9</text:p>
          </table:table-cell>
          <table:table-cell table:number-columns-repeated="2"/>
          <table:table-cell table:formula="of:=[.H98]/3400000000" office:value-type="float" office:value="0.0348167041764706" calcext:value-type="float">
            <text:p>0.0348167042</text:p>
          </table:table-cell>
          <table:table-cell table:formula="of:=[.I98]/3400000000" office:value-type="float" office:value="0.0405618472549021" calcext:value-type="float">
            <text:p>0.0405618473</text:p>
          </table:table-cell>
          <table:table-cell table:formula="of:=[.J98]/3400000000" office:value-type="float" office:value="0.0467120440882353" calcext:value-type="float">
            <text:p>0.0467120441</text:p>
          </table:table-cell>
          <table:table-cell table:number-columns-repeated="2"/>
          <table:table-cell office:value-type="float" office:value="28921581.4" calcext:value-type="float">
            <text:p>28921581.4</text:p>
          </table:table-cell>
          <table:table-cell office:value-type="float" office:value="34591929.3" calcext:value-type="float">
            <text:p>34591929.3</text:p>
          </table:table-cell>
          <table:table-cell office:value-type="float" office:value="38921389.766667" calcext:value-type="float">
            <text:p>38921389.766667</text:p>
          </table:table-cell>
          <table:table-cell table:number-columns-repeated="2"/>
          <table:table-cell table:formula="of:=[.H98]/[.A98]" office:value-type="float" office:value="2.32768883066079" calcext:value-type="float">
            <text:p>2.3276888307</text:p>
          </table:table-cell>
          <table:table-cell table:formula="of:=[.I98]/[.A98]" office:value-type="float" office:value="2.71178335340573" calcext:value-type="float">
            <text:p>2.7117833534</text:p>
          </table:table-cell>
          <table:table-cell table:formula="of:=[.J98]/[.A98]" office:value-type="float" office:value="3.12295795519327" calcext:value-type="float">
            <text:p>3.1229579552</text:p>
          </table:table-cell>
          <table:table-cell/>
          <table:table-cell table:formula="of:=[.R98]/[.A98]" office:value-type="float" office:value="0.568696275691396" calcext:value-type="float">
            <text:p>0.5686962757</text:p>
          </table:table-cell>
          <table:table-cell table:formula="of:=[.S98]/[.A98]" office:value-type="float" office:value="0.680194526357749" calcext:value-type="float">
            <text:p>0.6801945264</text:p>
          </table:table-cell>
          <table:table-cell table:formula="of:=[.T98]/[.A98]" office:value-type="float" office:value="0.765326387202214" calcext:value-type="float">
            <text:p>0.7653263872</text:p>
          </table:table-cell>
        </table:table-row>
        <table:table-row table:style-name="ro2">
          <table:table-cell table:formula="of:=[.A98]+524288" office:value-type="float" office:value="51380224" calcext:value-type="float">
            <text:p>51380224</text:p>
          </table:table-cell>
          <table:table-cell office:value-type="float" office:value="0.044332" calcext:value-type="float">
            <text:p>0.044332</text:p>
          </table:table-cell>
          <table:table-cell office:value-type="float" office:value="0.049913" calcext:value-type="float">
            <text:p>0.049913</text:p>
          </table:table-cell>
          <table:table-cell office:value-type="float" office:value="0.058332" calcext:value-type="float">
            <text:p>0.058332</text:p>
          </table:table-cell>
          <table:table-cell table:number-columns-repeated="3"/>
          <table:table-cell office:value-type="float" office:value="122571075.8" calcext:value-type="float">
            <text:p>122571075.8</text:p>
          </table:table-cell>
          <table:table-cell office:value-type="float" office:value="138553023.6" calcext:value-type="float">
            <text:p>138553023.6</text:p>
          </table:table-cell>
          <table:table-cell office:value-type="float" office:value="160758538.533333" calcext:value-type="float">
            <text:p>160758538.533333</text:p>
          </table:table-cell>
          <table:table-cell table:number-columns-repeated="2"/>
          <table:table-cell table:formula="of:=[.H99]/3400000000" office:value-type="float" office:value="0.0360503164117647" calcext:value-type="float">
            <text:p>0.0360503164</text:p>
          </table:table-cell>
          <table:table-cell table:formula="of:=[.I99]/3400000000" office:value-type="float" office:value="0.0407508892941176" calcext:value-type="float">
            <text:p>0.0407508893</text:p>
          </table:table-cell>
          <table:table-cell table:formula="of:=[.J99]/3400000000" office:value-type="float" office:value="0.0472819230980391" calcext:value-type="float">
            <text:p>0.0472819231</text:p>
          </table:table-cell>
          <table:table-cell table:number-columns-repeated="2"/>
          <table:table-cell office:value-type="float" office:value="29851846" calcext:value-type="float">
            <text:p>29851846</text:p>
          </table:table-cell>
          <table:table-cell office:value-type="float" office:value="34969693.366667" calcext:value-type="float">
            <text:p>34969693.366667</text:p>
          </table:table-cell>
          <table:table-cell office:value-type="float" office:value="39485062.866667" calcext:value-type="float">
            <text:p>39485062.866667</text:p>
          </table:table-cell>
          <table:table-cell table:number-columns-repeated="2"/>
          <table:table-cell table:formula="of:=[.H99]/[.A99]" office:value-type="float" office:value="2.38556912091314" calcext:value-type="float">
            <text:p>2.3855691209</text:p>
          </table:table-cell>
          <table:table-cell table:formula="of:=[.I99]/[.A99]" office:value-type="float" office:value="2.69662163403569" calcext:value-type="float">
            <text:p>2.696621634</text:p>
          </table:table-cell>
          <table:table-cell table:formula="of:=[.J99]/[.A99]" office:value-type="float" office:value="3.12880182331111" calcext:value-type="float">
            <text:p>3.1288018233</text:p>
          </table:table-cell>
          <table:table-cell/>
          <table:table-cell table:formula="of:=[.R99]/[.A99]" office:value-type="float" office:value="0.580998751581932" calcext:value-type="float">
            <text:p>0.5809987516</text:p>
          </table:table-cell>
          <table:table-cell table:formula="of:=[.S99]/[.A99]" office:value-type="float" office:value="0.680606090130456" calcext:value-type="float">
            <text:p>0.6806060901</text:p>
          </table:table-cell>
          <table:table-cell table:formula="of:=[.T99]/[.A99]" office:value-type="float" office:value="0.768487557910744" calcext:value-type="float">
            <text:p>0.7684875579</text:p>
          </table:table-cell>
        </table:table-row>
        <table:table-row table:style-name="ro2">
          <table:table-cell table:formula="of:=[.A99]+524288" office:value-type="float" office:value="51904512" calcext:value-type="float">
            <text:p>51904512</text:p>
          </table:table-cell>
          <table:table-cell office:value-type="float" office:value="0.04498" calcext:value-type="float">
            <text:p>0.04498</text:p>
          </table:table-cell>
          <table:table-cell office:value-type="float" office:value="0.050583" calcext:value-type="float">
            <text:p>0.050583</text:p>
          </table:table-cell>
          <table:table-cell office:value-type="float" office:value="0.058341" calcext:value-type="float">
            <text:p>0.058341</text:p>
          </table:table-cell>
          <table:table-cell table:number-columns-repeated="3"/>
          <table:table-cell office:value-type="float" office:value="120271250.766667" calcext:value-type="float">
            <text:p>120271250.766667</text:p>
          </table:table-cell>
          <table:table-cell office:value-type="float" office:value="140147669.2" calcext:value-type="float">
            <text:p>140147669.2</text:p>
          </table:table-cell>
          <table:table-cell office:value-type="float" office:value="162407020.9" calcext:value-type="float">
            <text:p>162407020.9</text:p>
          </table:table-cell>
          <table:table-cell table:number-columns-repeated="2"/>
          <table:table-cell table:formula="of:=[.H100]/3400000000" office:value-type="float" office:value="0.0353738972843138" calcext:value-type="float">
            <text:p>0.0353738973</text:p>
          </table:table-cell>
          <table:table-cell table:formula="of:=[.I100]/3400000000" office:value-type="float" office:value="0.0412199027058824" calcext:value-type="float">
            <text:p>0.0412199027</text:p>
          </table:table-cell>
          <table:table-cell table:formula="of:=[.J100]/3400000000" office:value-type="float" office:value="0.0477667708529412" calcext:value-type="float">
            <text:p>0.0477667709</text:p>
          </table:table-cell>
          <table:table-cell table:number-columns-repeated="2"/>
          <table:table-cell office:value-type="float" office:value="30264284.266667" calcext:value-type="float">
            <text:p>30264284.266667</text:p>
          </table:table-cell>
          <table:table-cell office:value-type="float" office:value="35054279.966667" calcext:value-type="float">
            <text:p>35054279.966667</text:p>
          </table:table-cell>
          <table:table-cell office:value-type="float" office:value="39721386.833333" calcext:value-type="float">
            <text:p>39721386.833333</text:p>
          </table:table-cell>
          <table:table-cell table:number-columns-repeated="2"/>
          <table:table-cell table:formula="of:=[.H100]/[.A100]" office:value-type="float" office:value="2.31716369410557" calcext:value-type="float">
            <text:p>2.3171636941</text:p>
          </table:table-cell>
          <table:table-cell table:formula="of:=[.I100]/[.A100]" office:value-type="float" office:value="2.70010570949978" calcext:value-type="float">
            <text:p>2.7001057095</text:p>
          </table:table-cell>
          <table:table-cell table:formula="of:=[.J100]/[.A100]" office:value-type="float" office:value="3.12895766942188" calcext:value-type="float">
            <text:p>3.1289576694</text:p>
          </table:table-cell>
          <table:table-cell/>
          <table:table-cell table:formula="of:=[.R100]/[.A100]" office:value-type="float" office:value="0.583076173930062" calcext:value-type="float">
            <text:p>0.5830761739</text:p>
          </table:table-cell>
          <table:table-cell table:formula="of:=[.S100]/[.A100]" office:value-type="float" office:value="0.675360939077262" calcext:value-type="float">
            <text:p>0.6753609391</text:p>
          </table:table-cell>
          <table:table-cell table:formula="of:=[.T100]/[.A100]" office:value-type="float" office:value="0.765278109797719" calcext:value-type="float">
            <text:p>0.7652781098</text:p>
          </table:table-cell>
        </table:table-row>
        <table:table-row table:style-name="ro2">
          <table:table-cell table:formula="of:=[.A100]+524288" office:value-type="float" office:value="52428800" calcext:value-type="float">
            <text:p>52428800</text:p>
          </table:table-cell>
          <table:table-cell office:value-type="float" office:value="0.045104" calcext:value-type="float">
            <text:p>0.045104</text:p>
          </table:table-cell>
          <table:table-cell office:value-type="float" office:value="0.050621" calcext:value-type="float">
            <text:p>0.050621</text:p>
          </table:table-cell>
          <table:table-cell office:value-type="float" office:value="0.058172" calcext:value-type="float">
            <text:p>0.058172</text:p>
          </table:table-cell>
          <table:table-cell table:number-columns-repeated="3"/>
          <table:table-cell office:value-type="float" office:value="126244831.2" calcext:value-type="float">
            <text:p>126244831.2</text:p>
          </table:table-cell>
          <table:table-cell office:value-type="float" office:value="140512836.233333" calcext:value-type="float">
            <text:p>140512836.233333</text:p>
          </table:table-cell>
          <table:table-cell office:value-type="float" office:value="165853342.133333" calcext:value-type="float">
            <text:p>165853342.133333</text:p>
          </table:table-cell>
          <table:table-cell table:number-columns-repeated="2"/>
          <table:table-cell table:formula="of:=[.H101]/3400000000" office:value-type="float" office:value="0.0371308327058824" calcext:value-type="float">
            <text:p>0.0371308327</text:p>
          </table:table-cell>
          <table:table-cell table:formula="of:=[.I101]/3400000000" office:value-type="float" office:value="0.0413273047745097" calcext:value-type="float">
            <text:p>0.0413273048</text:p>
          </table:table-cell>
          <table:table-cell table:formula="of:=[.J101]/3400000000" office:value-type="float" office:value="0.0487803947450979" calcext:value-type="float">
            <text:p>0.0487803947</text:p>
          </table:table-cell>
          <table:table-cell table:number-columns-repeated="2"/>
          <table:table-cell office:value-type="float" office:value="30593855.2" calcext:value-type="float">
            <text:p>30593855.2</text:p>
          </table:table-cell>
          <table:table-cell office:value-type="float" office:value="35649634.566667" calcext:value-type="float">
            <text:p>35649634.566667</text:p>
          </table:table-cell>
          <table:table-cell office:value-type="float" office:value="40179568.933333" calcext:value-type="float">
            <text:p>40179568.933333</text:p>
          </table:table-cell>
          <table:table-cell table:number-columns-repeated="2"/>
          <table:table-cell table:formula="of:=[.H101]/[.A101]" office:value-type="float" office:value="2.40792906188965" calcext:value-type="float">
            <text:p>2.4079290619</text:p>
          </table:table-cell>
          <table:table-cell table:formula="of:=[.I101]/[.A101]" office:value-type="float" office:value="2.68006966082254" calcext:value-type="float">
            <text:p>2.6800696608</text:p>
          </table:table-cell>
          <table:table-cell table:formula="of:=[.J101]/[.A101]" office:value-type="float" office:value="3.16340145365396" calcext:value-type="float">
            <text:p>3.1634014537</text:p>
          </table:table-cell>
          <table:table-cell/>
          <table:table-cell table:formula="of:=[.R101]/[.A101]" office:value-type="float" office:value="0.583531478881836" calcext:value-type="float">
            <text:p>0.5835314789</text:p>
          </table:table-cell>
          <table:table-cell table:formula="of:=[.S101]/[.A101]" office:value-type="float" office:value="0.679962817509975" calcext:value-type="float">
            <text:p>0.6799628175</text:p>
          </table:table-cell>
          <table:table-cell table:formula="of:=[.T101]/[.A101]" office:value-type="float" office:value="0.766364458719883" calcext:value-type="float">
            <text:p>0.7663644587</text:p>
          </table:table-cell>
        </table:table-row>
        <table:table-row table:style-name="ro2">
          <table:table-cell table:formula="of:=[.A101]+524288" office:value-type="float" office:value="52953088" calcext:value-type="float">
            <text:p>52953088</text:p>
          </table:table-cell>
          <table:table-cell office:value-type="float" office:value="0.044232" calcext:value-type="float">
            <text:p>0.044232</text:p>
          </table:table-cell>
          <table:table-cell office:value-type="float" office:value="0.051437" calcext:value-type="float">
            <text:p>0.051437</text:p>
          </table:table-cell>
          <table:table-cell office:value-type="float" office:value="0.059099" calcext:value-type="float">
            <text:p>0.059099</text:p>
          </table:table-cell>
          <table:table-cell table:number-columns-repeated="3"/>
          <table:table-cell office:value-type="float" office:value="127417679.966667" calcext:value-type="float">
            <text:p>127417679.966667</text:p>
          </table:table-cell>
          <table:table-cell office:value-type="float" office:value="143614004.133333" calcext:value-type="float">
            <text:p>143614004.133333</text:p>
          </table:table-cell>
          <table:table-cell office:value-type="float" office:value="165243287.766667" calcext:value-type="float">
            <text:p>165243287.766667</text:p>
          </table:table-cell>
          <table:table-cell table:number-columns-repeated="2"/>
          <table:table-cell table:formula="of:=[.H102]/3400000000" office:value-type="float" office:value="0.0374757882254903" calcext:value-type="float">
            <text:p>0.0374757882</text:p>
          </table:table-cell>
          <table:table-cell table:formula="of:=[.I102]/3400000000" office:value-type="float" office:value="0.0422394129803921" calcext:value-type="float">
            <text:p>0.042239413</text:p>
          </table:table-cell>
          <table:table-cell table:formula="of:=[.J102]/3400000000" office:value-type="float" office:value="0.0486009669901962" calcext:value-type="float">
            <text:p>0.048600967</text:p>
          </table:table-cell>
          <table:table-cell table:number-columns-repeated="2"/>
          <table:table-cell office:value-type="float" office:value="32366933.433333" calcext:value-type="float">
            <text:p>32366933.433333</text:p>
          </table:table-cell>
          <table:table-cell office:value-type="float" office:value="37842810.366667" calcext:value-type="float">
            <text:p>37842810.366667</text:p>
          </table:table-cell>
          <table:table-cell office:value-type="float" office:value="40453838.866667" calcext:value-type="float">
            <text:p>40453838.866667</text:p>
          </table:table-cell>
          <table:table-cell table:number-columns-repeated="2"/>
          <table:table-cell table:formula="of:=[.H102]/[.A102]" office:value-type="float" office:value="2.40623700673825" calcext:value-type="float">
            <text:p>2.4062370067</text:p>
          </table:table-cell>
          <table:table-cell table:formula="of:=[.I102]/[.A102]" office:value-type="float" office:value="2.71209875679645" calcext:value-type="float">
            <text:p>2.7120987568</text:p>
          </table:table-cell>
          <table:table-cell table:formula="of:=[.J102]/[.A102]" office:value-type="float" office:value="3.12055999013064" calcext:value-type="float">
            <text:p>3.1205599901</text:p>
          </table:table-cell>
          <table:table-cell/>
          <table:table-cell table:formula="of:=[.R102]/[.A102]" office:value-type="float" office:value="0.611237883489118" calcext:value-type="float">
            <text:p>0.6112378835</text:p>
          </table:table-cell>
          <table:table-cell table:formula="of:=[.S102]/[.A102]" office:value-type="float" office:value="0.714647847669753" calcext:value-type="float">
            <text:p>0.7146478477</text:p>
          </table:table-cell>
          <table:table-cell table:formula="of:=[.T102]/[.A102]" office:value-type="float" office:value="0.763956180736183" calcext:value-type="float">
            <text:p>0.7639561807</text:p>
          </table:table-cell>
        </table:table-row>
        <table:table-row table:style-name="ro2">
          <table:table-cell table:formula="of:=[.A102]+524288" office:value-type="float" office:value="53477376" calcext:value-type="float">
            <text:p>53477376</text:p>
          </table:table-cell>
          <table:table-cell office:value-type="float" office:value="0.046065" calcext:value-type="float">
            <text:p>0.046065</text:p>
          </table:table-cell>
          <table:table-cell office:value-type="float" office:value="0.051485" calcext:value-type="float">
            <text:p>0.051485</text:p>
          </table:table-cell>
          <table:table-cell office:value-type="float" office:value="0.059448" calcext:value-type="float">
            <text:p>0.059448</text:p>
          </table:table-cell>
          <table:table-cell table:number-columns-repeated="3"/>
          <table:table-cell office:value-type="float" office:value="126260719.6" calcext:value-type="float">
            <text:p>126260719.6</text:p>
          </table:table-cell>
          <table:table-cell office:value-type="float" office:value="144546098.766667" calcext:value-type="float">
            <text:p>144546098.766667</text:p>
          </table:table-cell>
          <table:table-cell office:value-type="float" office:value="168785356.166667" calcext:value-type="float">
            <text:p>168785356.166667</text:p>
          </table:table-cell>
          <table:table-cell table:number-columns-repeated="2"/>
          <table:table-cell table:formula="of:=[.H103]/3400000000" office:value-type="float" office:value="0.0371355057647059" calcext:value-type="float">
            <text:p>0.0371355058</text:p>
          </table:table-cell>
          <table:table-cell table:formula="of:=[.I103]/3400000000" office:value-type="float" office:value="0.0425135584607844" calcext:value-type="float">
            <text:p>0.0425135585</text:p>
          </table:table-cell>
          <table:table-cell table:formula="of:=[.J103]/3400000000" office:value-type="float" office:value="0.0496427518137256" calcext:value-type="float">
            <text:p>0.0496427518</text:p>
          </table:table-cell>
          <table:table-cell table:number-columns-repeated="2"/>
          <table:table-cell office:value-type="float" office:value="34768985.733333" calcext:value-type="float">
            <text:p>34768985.733333</text:p>
          </table:table-cell>
          <table:table-cell office:value-type="float" office:value="39650743.866667" calcext:value-type="float">
            <text:p>39650743.866667</text:p>
          </table:table-cell>
          <table:table-cell office:value-type="float" office:value="41040256.466667" calcext:value-type="float">
            <text:p>41040256.466667</text:p>
          </table:table-cell>
          <table:table-cell table:number-columns-repeated="2"/>
          <table:table-cell table:formula="of:=[.H103]/[.A103]" office:value-type="float" office:value="2.36101187163708" calcext:value-type="float">
            <text:p>2.3610118716</text:p>
          </table:table-cell>
          <table:table-cell table:formula="of:=[.I103]/[.A103]" office:value-type="float" office:value="2.70293925353905" calcext:value-type="float">
            <text:p>2.7029392535</text:p>
          </table:table-cell>
          <table:table-cell table:formula="of:=[.J103]/[.A103]" office:value-type="float" office:value="3.15620116003199" calcext:value-type="float">
            <text:p>3.15620116</text:p>
          </table:table-cell>
          <table:table-cell/>
          <table:table-cell table:formula="of:=[.R103]/[.A103]" office:value-type="float" office:value="0.650162523556373" calcext:value-type="float">
            <text:p>0.6501625236</text:p>
          </table:table-cell>
          <table:table-cell table:formula="of:=[.S103]/[.A103]" office:value-type="float" office:value="0.741448942196921" calcext:value-type="float">
            <text:p>0.7414489422</text:p>
          </table:table-cell>
          <table:table-cell table:formula="of:=[.T103]/[.A103]" office:value-type="float" office:value="0.767432128058546" calcext:value-type="float">
            <text:p>0.7674321281</text:p>
          </table:table-cell>
        </table:table-row>
        <table:table-row table:style-name="ro2">
          <table:table-cell table:formula="of:=[.A103]+524288" office:value-type="float" office:value="54001664" calcext:value-type="float">
            <text:p>54001664</text:p>
          </table:table-cell>
          <table:table-cell office:value-type="float" office:value="0.046613" calcext:value-type="float">
            <text:p>0.046613</text:p>
          </table:table-cell>
          <table:table-cell office:value-type="float" office:value="0.051943" calcext:value-type="float">
            <text:p>0.051943</text:p>
          </table:table-cell>
          <table:table-cell office:value-type="float" office:value="0.060191" calcext:value-type="float">
            <text:p>0.060191</text:p>
          </table:table-cell>
          <table:table-cell table:number-columns-repeated="3"/>
          <table:table-cell office:value-type="float" office:value="131138670.7" calcext:value-type="float">
            <text:p>131138670.7</text:p>
          </table:table-cell>
          <table:table-cell office:value-type="float" office:value="147104337.666667" calcext:value-type="float">
            <text:p>147104337.666667</text:p>
          </table:table-cell>
          <table:table-cell office:value-type="float" office:value="169717945.366667" calcext:value-type="float">
            <text:p>169717945.366667</text:p>
          </table:table-cell>
          <table:table-cell table:number-columns-repeated="2"/>
          <table:table-cell table:formula="of:=[.H104]/3400000000" office:value-type="float" office:value="0.0385701972647059" calcext:value-type="float">
            <text:p>0.0385701973</text:p>
          </table:table-cell>
          <table:table-cell table:formula="of:=[.I104]/3400000000" office:value-type="float" office:value="0.0432659816666668" calcext:value-type="float">
            <text:p>0.0432659817</text:p>
          </table:table-cell>
          <table:table-cell table:formula="of:=[.J104]/3400000000" office:value-type="float" office:value="0.0499170427549021" calcext:value-type="float">
            <text:p>0.0499170428</text:p>
          </table:table-cell>
          <table:table-cell table:number-columns-repeated="2"/>
          <table:table-cell office:value-type="float" office:value="35125194.333333" calcext:value-type="float">
            <text:p>35125194.333333</text:p>
          </table:table-cell>
          <table:table-cell office:value-type="float" office:value="40720448.366667" calcext:value-type="float">
            <text:p>40720448.366667</text:p>
          </table:table-cell>
          <table:table-cell office:value-type="float" office:value="41615146.633333" calcext:value-type="float">
            <text:p>41615146.633333</text:p>
          </table:table-cell>
          <table:table-cell table:number-columns-repeated="2"/>
          <table:table-cell table:formula="of:=[.H104]/[.A104]" office:value-type="float" office:value="2.4284190705679" calcext:value-type="float">
            <text:p>2.4284190706</text:p>
          </table:table-cell>
          <table:table-cell table:formula="of:=[.I104]/[.A104]" office:value-type="float" office:value="2.72407045950782" calcext:value-type="float">
            <text:p>2.7240704595</text:p>
          </table:table-cell>
          <table:table-cell table:formula="of:=[.J104]/[.A104]" office:value-type="float" office:value="3.14282806853261" calcext:value-type="float">
            <text:p>3.1428280685</text:p>
          </table:table-cell>
          <table:table-cell/>
          <table:table-cell table:formula="of:=[.R104]/[.A104]" office:value-type="float" office:value="0.650446518339379" calcext:value-type="float">
            <text:p>0.6504465183</text:p>
          </table:table-cell>
          <table:table-cell table:formula="of:=[.S104]/[.A104]" office:value-type="float" office:value="0.754059140967712" calcext:value-type="float">
            <text:p>0.754059141</text:p>
          </table:table-cell>
          <table:table-cell table:formula="of:=[.T104]/[.A104]" office:value-type="float" office:value="0.770627116848344" calcext:value-type="float">
            <text:p>0.7706271168</text:p>
          </table:table-cell>
        </table:table-row>
        <table:table-row table:style-name="ro2">
          <table:table-cell table:formula="of:=[.A104]+524288" office:value-type="float" office:value="54525952" calcext:value-type="float">
            <text:p>54525952</text:p>
          </table:table-cell>
          <table:table-cell office:value-type="float" office:value="0.046708" calcext:value-type="float">
            <text:p>0.046708</text:p>
          </table:table-cell>
          <table:table-cell office:value-type="float" office:value="0.052736" calcext:value-type="float">
            <text:p>0.052736</text:p>
          </table:table-cell>
          <table:table-cell office:value-type="float" office:value="0.060982" calcext:value-type="float">
            <text:p>0.060982</text:p>
          </table:table-cell>
          <table:table-cell table:number-columns-repeated="3"/>
          <table:table-cell office:value-type="float" office:value="130257809.5" calcext:value-type="float">
            <text:p>130257809.5</text:p>
          </table:table-cell>
          <table:table-cell office:value-type="float" office:value="148441766.666667" calcext:value-type="float">
            <text:p>148441766.666667</text:p>
          </table:table-cell>
          <table:table-cell office:value-type="float" office:value="170477552.833333" calcext:value-type="float">
            <text:p>170477552.833333</text:p>
          </table:table-cell>
          <table:table-cell table:number-columns-repeated="2"/>
          <table:table-cell table:formula="of:=[.H105]/3400000000" office:value-type="float" office:value="0.0383111204411765" calcext:value-type="float">
            <text:p>0.0383111204</text:p>
          </table:table-cell>
          <table:table-cell table:formula="of:=[.I105]/3400000000" office:value-type="float" office:value="0.043659343137255" calcext:value-type="float">
            <text:p>0.0436593431</text:p>
          </table:table-cell>
          <table:table-cell table:formula="of:=[.J105]/3400000000" office:value-type="float" office:value="0.0501404567156862" calcext:value-type="float">
            <text:p>0.0501404567</text:p>
          </table:table-cell>
          <table:table-cell table:number-columns-repeated="2"/>
          <table:table-cell office:value-type="float" office:value="35710450.066667" calcext:value-type="float">
            <text:p>35710450.066667</text:p>
          </table:table-cell>
          <table:table-cell office:value-type="float" office:value="40969602.1" calcext:value-type="float">
            <text:p>40969602.1</text:p>
          </table:table-cell>
          <table:table-cell office:value-type="float" office:value="41942047.866667" calcext:value-type="float">
            <text:p>41942047.866667</text:p>
          </table:table-cell>
          <table:table-cell table:number-columns-repeated="2"/>
          <table:table-cell table:formula="of:=[.H105]/[.A105]" office:value-type="float" office:value="2.38891398906708" calcext:value-type="float">
            <text:p>2.3889139891</text:p>
          </table:table-cell>
          <table:table-cell table:formula="of:=[.I105]/[.A105]" office:value-type="float" office:value="2.72240577599942" calcext:value-type="float">
            <text:p>2.722405776</text:p>
          </table:table-cell>
          <table:table-cell table:formula="of:=[.J105]/[.A105]" office:value-type="float" office:value="3.12653968578729" calcext:value-type="float">
            <text:p>3.1265396858</text:p>
          </table:table-cell>
          <table:table-cell/>
          <table:table-cell table:formula="of:=[.R105]/[.A105]" office:value-type="float" office:value="0.654925751074773" calcext:value-type="float">
            <text:p>0.6549257511</text:p>
          </table:table-cell>
          <table:table-cell table:formula="of:=[.S105]/[.A105]" office:value-type="float" office:value="0.751378024541415" calcext:value-type="float">
            <text:p>0.7513780245</text:p>
          </table:table-cell>
          <table:table-cell table:formula="of:=[.T105]/[.A105]" office:value-type="float" office:value="0.769212573613882" calcext:value-type="float">
            <text:p>0.7692125736</text:p>
          </table:table-cell>
        </table:table-row>
        <table:table-row table:style-name="ro2">
          <table:table-cell table:formula="of:=[.A105]+524288" office:value-type="float" office:value="55050240" calcext:value-type="float">
            <text:p>55050240</text:p>
          </table:table-cell>
          <table:table-cell office:value-type="float" office:value="0.04611" calcext:value-type="float">
            <text:p>0.04611</text:p>
          </table:table-cell>
          <table:table-cell office:value-type="float" office:value="0.053427" calcext:value-type="float">
            <text:p>0.053427</text:p>
          </table:table-cell>
          <table:table-cell office:value-type="float" office:value="0.061734" calcext:value-type="float">
            <text:p>0.061734</text:p>
          </table:table-cell>
          <table:table-cell table:number-columns-repeated="3"/>
          <table:table-cell office:value-type="float" office:value="131719559.233333" calcext:value-type="float">
            <text:p>131719559.233333</text:p>
          </table:table-cell>
          <table:table-cell office:value-type="float" office:value="150120958" calcext:value-type="float">
            <text:p>150120958</text:p>
          </table:table-cell>
          <table:table-cell office:value-type="float" office:value="171890949.966667" calcext:value-type="float">
            <text:p>171890949.966667</text:p>
          </table:table-cell>
          <table:table-cell table:number-columns-repeated="2"/>
          <table:table-cell table:formula="of:=[.H106]/3400000000" office:value-type="float" office:value="0.0387410468333332" calcext:value-type="float">
            <text:p>0.0387410468</text:p>
          </table:table-cell>
          <table:table-cell table:formula="of:=[.I106]/3400000000" office:value-type="float" office:value="0.0441532229411765" calcext:value-type="float">
            <text:p>0.0441532229</text:p>
          </table:table-cell>
          <table:table-cell table:formula="of:=[.J106]/3400000000" office:value-type="float" office:value="0.0505561617549021" calcext:value-type="float">
            <text:p>0.0505561618</text:p>
          </table:table-cell>
          <table:table-cell table:number-columns-repeated="2"/>
          <table:table-cell office:value-type="float" office:value="36708669.066667" calcext:value-type="float">
            <text:p>36708669.066667</text:p>
          </table:table-cell>
          <table:table-cell office:value-type="float" office:value="41352725.533333" calcext:value-type="float">
            <text:p>41352725.533333</text:p>
          </table:table-cell>
          <table:table-cell office:value-type="float" office:value="43006077.533333" calcext:value-type="float">
            <text:p>43006077.533333</text:p>
          </table:table-cell>
          <table:table-cell table:number-columns-repeated="2"/>
          <table:table-cell table:formula="of:=[.H106]/[.A106]" office:value-type="float" office:value="2.39271544017488" calcext:value-type="float">
            <text:p>2.3927154402</text:p>
          </table:table-cell>
          <table:table-cell table:formula="of:=[.I106]/[.A106]" office:value-type="float" office:value="2.72698099045526" calcext:value-type="float">
            <text:p>2.7269809905</text:p>
          </table:table-cell>
          <table:table-cell table:formula="of:=[.J106]/[.A106]" office:value-type="float" office:value="3.12243779439775" calcext:value-type="float">
            <text:p>3.1224377944</text:p>
          </table:table-cell>
          <table:table-cell/>
          <table:table-cell table:formula="of:=[.R106]/[.A106]" office:value-type="float" office:value="0.666821235777846" calcext:value-type="float">
            <text:p>0.6668212358</text:p>
          </table:table-cell>
          <table:table-cell table:formula="of:=[.S106]/[.A106]" office:value-type="float" office:value="0.751181566753079" calcext:value-type="float">
            <text:p>0.7511815668</text:p>
          </table:table-cell>
          <table:table-cell table:formula="of:=[.T106]/[.A106]" office:value-type="float" office:value="0.781215077960296" calcext:value-type="float">
            <text:p>0.781215078</text:p>
          </table:table-cell>
        </table:table-row>
        <table:table-row table:style-name="ro2">
          <table:table-cell table:formula="of:=[.A106]+524288" office:value-type="float" office:value="55574528" calcext:value-type="float">
            <text:p>55574528</text:p>
          </table:table-cell>
          <table:table-cell office:value-type="float" office:value="0.046469" calcext:value-type="float">
            <text:p>0.046469</text:p>
          </table:table-cell>
          <table:table-cell office:value-type="float" office:value="0.053856" calcext:value-type="float">
            <text:p>0.053856</text:p>
          </table:table-cell>
          <table:table-cell office:value-type="float" office:value="0.061884" calcext:value-type="float">
            <text:p>0.061884</text:p>
          </table:table-cell>
          <table:table-cell table:number-columns-repeated="3"/>
          <table:table-cell office:value-type="float" office:value="131921511.8" calcext:value-type="float">
            <text:p>131921511.8</text:p>
          </table:table-cell>
          <table:table-cell office:value-type="float" office:value="150595222.1" calcext:value-type="float">
            <text:p>150595222.1</text:p>
          </table:table-cell>
          <table:table-cell office:value-type="float" office:value="173869743.066667" calcext:value-type="float">
            <text:p>173869743.066667</text:p>
          </table:table-cell>
          <table:table-cell table:number-columns-repeated="2"/>
          <table:table-cell table:formula="of:=[.H107]/3400000000" office:value-type="float" office:value="0.0388004446470588" calcext:value-type="float">
            <text:p>0.0388004446</text:p>
          </table:table-cell>
          <table:table-cell table:formula="of:=[.I107]/3400000000" office:value-type="float" office:value="0.0442927123823529" calcext:value-type="float">
            <text:p>0.0442927124</text:p>
          </table:table-cell>
          <table:table-cell table:formula="of:=[.J107]/3400000000" office:value-type="float" office:value="0.0511381597254903" calcext:value-type="float">
            <text:p>0.0511381597</text:p>
          </table:table-cell>
          <table:table-cell table:number-columns-repeated="2"/>
          <table:table-cell office:value-type="float" office:value="35845500.166667" calcext:value-type="float">
            <text:p>35845500.166667</text:p>
          </table:table-cell>
          <table:table-cell office:value-type="float" office:value="42040229.366667" calcext:value-type="float">
            <text:p>42040229.366667</text:p>
          </table:table-cell>
          <table:table-cell office:value-type="float" office:value="42452317.3" calcext:value-type="float">
            <text:p>42452317.3</text:p>
          </table:table-cell>
          <table:table-cell table:number-columns-repeated="2"/>
          <table:table-cell table:formula="of:=[.H107]/[.A107]" office:value-type="float" office:value="2.37377655821026" calcext:value-type="float">
            <text:p>2.3737765582</text:p>
          </table:table-cell>
          <table:table-cell table:formula="of:=[.I107]/[.A107]" office:value-type="float" office:value="2.70978859415594" calcext:value-type="float">
            <text:p>2.7097885942</text:p>
          </table:table-cell>
          <table:table-cell table:formula="of:=[.J107]/[.A107]" office:value-type="float" office:value="3.12858695024215" calcext:value-type="float">
            <text:p>3.1285869502</text:p>
          </table:table-cell>
          <table:table-cell/>
          <table:table-cell table:formula="of:=[.R107]/[.A107]" office:value-type="float" office:value="0.644998733352571" calcext:value-type="float">
            <text:p>0.6449987334</text:p>
          </table:table-cell>
          <table:table-cell table:formula="of:=[.S107]/[.A107]" office:value-type="float" office:value="0.756465792506002" calcext:value-type="float">
            <text:p>0.7564657925</text:p>
          </table:table-cell>
          <table:table-cell table:formula="of:=[.T107]/[.A107]" office:value-type="float" office:value="0.76388084303658" calcext:value-type="float">
            <text:p>0.763880843</text:p>
          </table:table-cell>
        </table:table-row>
        <table:table-row table:style-name="ro2">
          <table:table-cell table:formula="of:=[.A107]+524288" office:value-type="float" office:value="56098816" calcext:value-type="float">
            <text:p>56098816</text:p>
          </table:table-cell>
          <table:table-cell office:value-type="float" office:value="0.045232" calcext:value-type="float">
            <text:p>0.045232</text:p>
          </table:table-cell>
          <table:table-cell office:value-type="float" office:value="0.055486" calcext:value-type="float">
            <text:p>0.055486</text:p>
          </table:table-cell>
          <table:table-cell office:value-type="float" office:value="0.062463" calcext:value-type="float">
            <text:p>0.062463</text:p>
          </table:table-cell>
          <table:table-cell table:number-columns-repeated="3"/>
          <table:table-cell office:value-type="float" office:value="128980725.133333" calcext:value-type="float">
            <text:p>128980725.133333</text:p>
          </table:table-cell>
          <table:table-cell office:value-type="float" office:value="151209503.233333" calcext:value-type="float">
            <text:p>151209503.233333</text:p>
          </table:table-cell>
          <table:table-cell office:value-type="float" office:value="175549975.633333" calcext:value-type="float">
            <text:p>175549975.633333</text:p>
          </table:table-cell>
          <table:table-cell table:number-columns-repeated="2"/>
          <table:table-cell table:formula="of:=[.H108]/3400000000" office:value-type="float" office:value="0.0379355073921568" calcext:value-type="float">
            <text:p>0.0379355074</text:p>
          </table:table-cell>
          <table:table-cell table:formula="of:=[.I108]/3400000000" office:value-type="float" office:value="0.0444733833039215" calcext:value-type="float">
            <text:p>0.0444733833</text:p>
          </table:table-cell>
          <table:table-cell table:formula="of:=[.J108]/3400000000" office:value-type="float" office:value="0.0516323457745097" calcext:value-type="float">
            <text:p>0.0516323458</text:p>
          </table:table-cell>
          <table:table-cell table:number-columns-repeated="2"/>
          <table:table-cell office:value-type="float" office:value="36426664.866667" calcext:value-type="float">
            <text:p>36426664.866667</text:p>
          </table:table-cell>
          <table:table-cell office:value-type="float" office:value="41858009.366667" calcext:value-type="float">
            <text:p>41858009.366667</text:p>
          </table:table-cell>
          <table:table-cell office:value-type="float" office:value="43440963.9" calcext:value-type="float">
            <text:p>43440963.9</text:p>
          </table:table-cell>
          <table:table-cell table:number-columns-repeated="2"/>
          <table:table-cell table:formula="of:=[.H108]/[.A108]" office:value-type="float" office:value="2.2991701845068" calcext:value-type="float">
            <text:p>2.2991701845</text:p>
          </table:table-cell>
          <table:table-cell table:formula="of:=[.I108]/[.A108]" office:value-type="float" office:value="2.69541345103135" calcext:value-type="float">
            <text:p>2.695413451</text:p>
          </table:table-cell>
          <table:table-cell table:formula="of:=[.J108]/[.A108]" office:value-type="float" office:value="3.12929912163089" calcext:value-type="float">
            <text:p>3.1292991216</text:p>
          </table:table-cell>
          <table:table-cell/>
          <table:table-cell table:formula="of:=[.R108]/[.A108]" office:value-type="float" office:value="0.64933036851735" calcext:value-type="float">
            <text:p>0.6493303685</text:p>
          </table:table-cell>
          <table:table-cell table:formula="of:=[.S108]/[.A108]" office:value-type="float" office:value="0.746147821848272" calcext:value-type="float">
            <text:p>0.7461478218</text:p>
          </table:table-cell>
          <table:table-cell table:formula="of:=[.T108]/[.A108]" office:value-type="float" office:value="0.774365075726375" calcext:value-type="float">
            <text:p>0.7743650757</text:p>
          </table:table-cell>
        </table:table-row>
        <table:table-row table:style-name="ro2">
          <table:table-cell table:formula="of:=[.A108]+524288" office:value-type="float" office:value="56623104" calcext:value-type="float">
            <text:p>56623104</text:p>
          </table:table-cell>
          <table:table-cell office:value-type="float" office:value="0.046988" calcext:value-type="float">
            <text:p>0.046988</text:p>
          </table:table-cell>
          <table:table-cell office:value-type="float" office:value="0.056398" calcext:value-type="float">
            <text:p>0.056398</text:p>
          </table:table-cell>
          <table:table-cell office:value-type="float" office:value="0.063469" calcext:value-type="float">
            <text:p>0.063469</text:p>
          </table:table-cell>
          <table:table-cell table:number-columns-repeated="3"/>
          <table:table-cell office:value-type="float" office:value="129666984.666667" calcext:value-type="float">
            <text:p>129666984.666667</text:p>
          </table:table-cell>
          <table:table-cell office:value-type="float" office:value="152833552.5" calcext:value-type="float">
            <text:p>152833552.5</text:p>
          </table:table-cell>
          <table:table-cell office:value-type="float" office:value="176428091.266667" calcext:value-type="float">
            <text:p>176428091.266667</text:p>
          </table:table-cell>
          <table:table-cell table:number-columns-repeated="2"/>
          <table:table-cell table:formula="of:=[.H109]/3400000000" office:value-type="float" office:value="0.0381373484313726" calcext:value-type="float">
            <text:p>0.0381373484</text:p>
          </table:table-cell>
          <table:table-cell table:formula="of:=[.I109]/3400000000" office:value-type="float" office:value="0.0449510448529412" calcext:value-type="float">
            <text:p>0.0449510449</text:p>
          </table:table-cell>
          <table:table-cell table:formula="of:=[.J109]/3400000000" office:value-type="float" office:value="0.0518906150784315" calcext:value-type="float">
            <text:p>0.0518906151</text:p>
          </table:table-cell>
          <table:table-cell table:number-columns-repeated="2"/>
          <table:table-cell office:value-type="float" office:value="36766282.366667" calcext:value-type="float">
            <text:p>36766282.366667</text:p>
          </table:table-cell>
          <table:table-cell office:value-type="float" office:value="41846124.533333" calcext:value-type="float">
            <text:p>41846124.533333</text:p>
          </table:table-cell>
          <table:table-cell office:value-type="float" office:value="43736249.533333" calcext:value-type="float">
            <text:p>43736249.533333</text:p>
          </table:table-cell>
          <table:table-cell table:number-columns-repeated="2"/>
          <table:table-cell table:formula="of:=[.H109]/[.A109]" office:value-type="float" office:value="2.29000135115636" calcext:value-type="float">
            <text:p>2.2900013512</text:p>
          </table:table-cell>
          <table:table-cell table:formula="of:=[.I109]/[.A109]" office:value-type="float" office:value="2.69913766119215" calcext:value-type="float">
            <text:p>2.6991376612</text:p>
          </table:table-cell>
          <table:table-cell table:formula="of:=[.J109]/[.A109]" office:value-type="float" office:value="3.11583220988145" calcext:value-type="float">
            <text:p>3.1158322099</text:p>
          </table:table-cell>
          <table:table-cell/>
          <table:table-cell table:formula="of:=[.R109]/[.A109]" office:value-type="float" office:value="0.649315911163524" calcext:value-type="float">
            <text:p>0.6493159112</text:p>
          </table:table-cell>
          <table:table-cell table:formula="of:=[.S109]/[.A109]" office:value-type="float" office:value="0.739029152010688" calcext:value-type="float">
            <text:p>0.739029152</text:p>
          </table:table-cell>
          <table:table-cell table:formula="of:=[.T109]/[.A109]" office:value-type="float" office:value="0.772409960664343" calcext:value-type="float">
            <text:p>0.7724099607</text:p>
          </table:table-cell>
        </table:table-row>
        <table:table-row table:style-name="ro2">
          <table:table-cell table:formula="of:=[.A109]+524288" office:value-type="float" office:value="57147392" calcext:value-type="float">
            <text:p>57147392</text:p>
          </table:table-cell>
          <table:table-cell office:value-type="float" office:value="0.049429" calcext:value-type="float">
            <text:p>0.049429</text:p>
          </table:table-cell>
          <table:table-cell office:value-type="float" office:value="0.055714" calcext:value-type="float">
            <text:p>0.055714</text:p>
          </table:table-cell>
          <table:table-cell office:value-type="float" office:value="0.064048" calcext:value-type="float">
            <text:p>0.064048</text:p>
          </table:table-cell>
          <table:table-cell table:number-columns-repeated="3"/>
          <table:table-cell office:value-type="float" office:value="129641684.666667" calcext:value-type="float">
            <text:p>129641684.666667</text:p>
          </table:table-cell>
          <table:table-cell office:value-type="float" office:value="154136595.1" calcext:value-type="float">
            <text:p>154136595.1</text:p>
          </table:table-cell>
          <table:table-cell office:value-type="float" office:value="177720669.833333" calcext:value-type="float">
            <text:p>177720669.833333</text:p>
          </table:table-cell>
          <table:table-cell table:number-columns-repeated="2"/>
          <table:table-cell table:formula="of:=[.H110]/3400000000" office:value-type="float" office:value="0.0381299072549021" calcext:value-type="float">
            <text:p>0.0381299073</text:p>
          </table:table-cell>
          <table:table-cell table:formula="of:=[.I110]/3400000000" office:value-type="float" office:value="0.0453342926764706" calcext:value-type="float">
            <text:p>0.0453342927</text:p>
          </table:table-cell>
          <table:table-cell table:formula="of:=[.J110]/3400000000" office:value-type="float" office:value="0.0522707852450979" calcext:value-type="float">
            <text:p>0.0522707852</text:p>
          </table:table-cell>
          <table:table-cell table:number-columns-repeated="2"/>
          <table:table-cell office:value-type="float" office:value="36922309.8" calcext:value-type="float">
            <text:p>36922309.8</text:p>
          </table:table-cell>
          <table:table-cell office:value-type="float" office:value="42376942.6" calcext:value-type="float">
            <text:p>42376942.6</text:p>
          </table:table-cell>
          <table:table-cell office:value-type="float" office:value="44925872.4" calcext:value-type="float">
            <text:p>44925872.4</text:p>
          </table:table-cell>
          <table:table-cell table:number-columns-repeated="2"/>
          <table:table-cell table:formula="of:=[.H110]/[.A110]" office:value-type="float" office:value="2.26854944958235" calcext:value-type="float">
            <text:p>2.2685494496</text:p>
          </table:table-cell>
          <table:table-cell table:formula="of:=[.I110]/[.A110]" office:value-type="float" office:value="2.69717636633357" calcext:value-type="float">
            <text:p>2.6971763663</text:p>
          </table:table-cell>
          <table:table-cell table:formula="of:=[.J110]/[.A110]" office:value-type="float" office:value="3.10986492320302" calcext:value-type="float">
            <text:p>3.1098649232</text:p>
          </table:table-cell>
          <table:table-cell/>
          <table:table-cell table:formula="of:=[.R110]/[.A110]" office:value-type="float" office:value="0.646089147865225" calcext:value-type="float">
            <text:p>0.6460891479</text:p>
          </table:table-cell>
          <table:table-cell table:formula="of:=[.S110]/[.A110]" office:value-type="float" office:value="0.741537647072328" calcext:value-type="float">
            <text:p>0.7415376471</text:p>
          </table:table-cell>
          <table:table-cell table:formula="of:=[.T110]/[.A110]" office:value-type="float" office:value="0.786140378899531" calcext:value-type="float">
            <text:p>0.7861403789</text:p>
          </table:table-cell>
        </table:table-row>
        <table:table-row table:style-name="ro2">
          <table:table-cell table:formula="of:=[.A110]+524288" office:value-type="float" office:value="57671680" calcext:value-type="float">
            <text:p>57671680</text:p>
          </table:table-cell>
          <table:table-cell office:value-type="float" office:value="0.050431" calcext:value-type="float">
            <text:p>0.050431</text:p>
          </table:table-cell>
          <table:table-cell office:value-type="float" office:value="0.056308" calcext:value-type="float">
            <text:p>0.056308</text:p>
          </table:table-cell>
          <table:table-cell office:value-type="float" office:value="0.06456" calcext:value-type="float">
            <text:p>0.06456</text:p>
          </table:table-cell>
          <table:table-cell table:number-columns-repeated="3"/>
          <table:table-cell office:value-type="float" office:value="131186215.033333" calcext:value-type="float">
            <text:p>131186215.033333</text:p>
          </table:table-cell>
          <table:table-cell office:value-type="float" office:value="155421822.833333" calcext:value-type="float">
            <text:p>155421822.833333</text:p>
          </table:table-cell>
          <table:table-cell office:value-type="float" office:value="179626948.733333" calcext:value-type="float">
            <text:p>179626948.733333</text:p>
          </table:table-cell>
          <table:table-cell table:number-columns-repeated="2"/>
          <table:table-cell table:formula="of:=[.H111]/3400000000" office:value-type="float" office:value="0.0385841808921568" calcext:value-type="float">
            <text:p>0.0385841809</text:p>
          </table:table-cell>
          <table:table-cell table:formula="of:=[.I111]/3400000000" office:value-type="float" office:value="0.0457123008333332" calcext:value-type="float">
            <text:p>0.0457123008</text:p>
          </table:table-cell>
          <table:table-cell table:formula="of:=[.J111]/3400000000" office:value-type="float" office:value="0.0528314555098038" calcext:value-type="float">
            <text:p>0.0528314555</text:p>
          </table:table-cell>
          <table:table-cell table:number-columns-repeated="2"/>
          <table:table-cell office:value-type="float" office:value="37260036.433333" calcext:value-type="float">
            <text:p>37260036.433333</text:p>
          </table:table-cell>
          <table:table-cell office:value-type="float" office:value="43149547.6" calcext:value-type="float">
            <text:p>43149547.6</text:p>
          </table:table-cell>
          <table:table-cell office:value-type="float" office:value="45079165.8" calcext:value-type="float">
            <text:p>45079165.8</text:p>
          </table:table-cell>
          <table:table-cell table:number-columns-repeated="2"/>
          <table:table-cell table:formula="of:=[.H111]/[.A111]" office:value-type="float" office:value="2.27470770806977" calcext:value-type="float">
            <text:p>2.2747077081</text:p>
          </table:table-cell>
          <table:table-cell table:formula="of:=[.I111]/[.A111]" office:value-type="float" office:value="2.69494182991258" calcext:value-type="float">
            <text:p>2.6949418299</text:p>
          </table:table-cell>
          <table:table-cell table:formula="of:=[.J111]/[.A111]" office:value-type="float" office:value="3.11464740984367" calcext:value-type="float">
            <text:p>3.1146474098</text:p>
          </table:table-cell>
          <table:table-cell/>
          <table:table-cell table:formula="of:=[.R111]/[.A111]" office:value-type="float" office:value="0.646071632269651" calcext:value-type="float">
            <text:p>0.6460716323</text:p>
          </table:table-cell>
          <table:table-cell table:formula="of:=[.S111]/[.A111]" office:value-type="float" office:value="0.748193005648526" calcext:value-type="float">
            <text:p>0.7481930056</text:p>
          </table:table-cell>
          <table:table-cell table:formula="of:=[.T111]/[.A111]" office:value-type="float" office:value="0.781651684154164" calcext:value-type="float">
            <text:p>0.7816516842</text:p>
          </table:table-cell>
        </table:table-row>
        <table:table-row table:style-name="ro2">
          <table:table-cell table:formula="of:=[.A111]+524288" office:value-type="float" office:value="58195968" calcext:value-type="float">
            <text:p>58195968</text:p>
          </table:table-cell>
          <table:table-cell office:value-type="float" office:value="0.049727" calcext:value-type="float">
            <text:p>0.049727</text:p>
          </table:table-cell>
          <table:table-cell office:value-type="float" office:value="0.056185" calcext:value-type="float">
            <text:p>0.056185</text:p>
          </table:table-cell>
          <table:table-cell office:value-type="float" office:value="0.064834" calcext:value-type="float">
            <text:p>0.064834</text:p>
          </table:table-cell>
          <table:table-cell table:number-columns-repeated="3"/>
          <table:table-cell office:value-type="float" office:value="132364193.833333" calcext:value-type="float">
            <text:p>132364193.833333</text:p>
          </table:table-cell>
          <table:table-cell office:value-type="float" office:value="157320834.166667" calcext:value-type="float">
            <text:p>157320834.166667</text:p>
          </table:table-cell>
          <table:table-cell office:value-type="float" office:value="182069421.133333" calcext:value-type="float">
            <text:p>182069421.133333</text:p>
          </table:table-cell>
          <table:table-cell table:number-columns-repeated="2"/>
          <table:table-cell table:formula="of:=[.H112]/3400000000" office:value-type="float" office:value="0.0389306452450979" calcext:value-type="float">
            <text:p>0.0389306452</text:p>
          </table:table-cell>
          <table:table-cell table:formula="of:=[.I112]/3400000000" office:value-type="float" office:value="0.0462708335784315" calcext:value-type="float">
            <text:p>0.0462708336</text:p>
          </table:table-cell>
          <table:table-cell table:formula="of:=[.J112]/3400000000" office:value-type="float" office:value="0.0535498297450979" calcext:value-type="float">
            <text:p>0.0535498297</text:p>
          </table:table-cell>
          <table:table-cell table:number-columns-repeated="2"/>
          <table:table-cell office:value-type="float" office:value="37601721.066667" calcext:value-type="float">
            <text:p>37601721.066667</text:p>
          </table:table-cell>
          <table:table-cell office:value-type="float" office:value="43683646.5" calcext:value-type="float">
            <text:p>43683646.5</text:p>
          </table:table-cell>
          <table:table-cell office:value-type="float" office:value="45043808.866667" calcext:value-type="float">
            <text:p>45043808.866667</text:p>
          </table:table-cell>
          <table:table-cell table:number-columns-repeated="2"/>
          <table:table-cell table:formula="of:=[.H112]/[.A112]" office:value-type="float" office:value="2.27445643370573" calcext:value-type="float">
            <text:p>2.2744564337</text:p>
          </table:table-cell>
          <table:table-cell table:formula="of:=[.I112]/[.A112]" office:value-type="float" office:value="2.70329439604247" calcext:value-type="float">
            <text:p>2.703294396</text:p>
          </table:table-cell>
          <table:table-cell table:formula="of:=[.J112]/[.A112]" office:value-type="float" office:value="3.12855731059122" calcext:value-type="float">
            <text:p>3.1285573106</text:p>
          </table:table-cell>
          <table:table-cell/>
          <table:table-cell table:formula="of:=[.R112]/[.A112]" office:value-type="float" office:value="0.646122443854993" calcext:value-type="float">
            <text:p>0.6461224439</text:p>
          </table:table-cell>
          <table:table-cell table:formula="of:=[.S112]/[.A112]" office:value-type="float" office:value="0.750630120973329" calcext:value-type="float">
            <text:p>0.750630121</text:p>
          </table:table-cell>
          <table:table-cell table:formula="of:=[.T112]/[.A112]" office:value-type="float" office:value="0.774002227554098" calcext:value-type="float">
            <text:p>0.7740022276</text:p>
          </table:table-cell>
        </table:table-row>
        <table:table-row table:style-name="ro2">
          <table:table-cell table:formula="of:=[.A112]+524288" office:value-type="float" office:value="58720256" calcext:value-type="float">
            <text:p>58720256</text:p>
          </table:table-cell>
          <table:table-cell office:value-type="float" office:value="0.051147" calcext:value-type="float">
            <text:p>0.051147</text:p>
          </table:table-cell>
          <table:table-cell office:value-type="float" office:value="0.057565" calcext:value-type="float">
            <text:p>0.057565</text:p>
          </table:table-cell>
          <table:table-cell office:value-type="float" office:value="0.065606" calcext:value-type="float">
            <text:p>0.065606</text:p>
          </table:table-cell>
          <table:table-cell table:number-columns-repeated="3"/>
          <table:table-cell office:value-type="float" office:value="133659707.6" calcext:value-type="float">
            <text:p>133659707.6</text:p>
          </table:table-cell>
          <table:table-cell office:value-type="float" office:value="158848023.166667" calcext:value-type="float">
            <text:p>158848023.166667</text:p>
          </table:table-cell>
          <table:table-cell office:value-type="float" office:value="182873874.9" calcext:value-type="float">
            <text:p>182873874.9</text:p>
          </table:table-cell>
          <table:table-cell table:number-columns-repeated="2"/>
          <table:table-cell table:formula="of:=[.H113]/3400000000" office:value-type="float" office:value="0.0393116787058823" calcext:value-type="float">
            <text:p>0.0393116787</text:p>
          </table:table-cell>
          <table:table-cell table:formula="of:=[.I113]/3400000000" office:value-type="float" office:value="0.0467200068137256" calcext:value-type="float">
            <text:p>0.0467200068</text:p>
          </table:table-cell>
          <table:table-cell table:formula="of:=[.J113]/3400000000" office:value-type="float" office:value="0.0537864337941176" calcext:value-type="float">
            <text:p>0.0537864338</text:p>
          </table:table-cell>
          <table:table-cell table:number-columns-repeated="2"/>
          <table:table-cell office:value-type="float" office:value="37884299.533333" calcext:value-type="float">
            <text:p>37884299.533333</text:p>
          </table:table-cell>
          <table:table-cell office:value-type="float" office:value="44124850.733333" calcext:value-type="float">
            <text:p>44124850.733333</text:p>
          </table:table-cell>
          <table:table-cell office:value-type="float" office:value="45514909.733333" calcext:value-type="float">
            <text:p>45514909.733333</text:p>
          </table:table-cell>
          <table:table-cell table:number-columns-repeated="2"/>
          <table:table-cell table:formula="of:=[.H113]/[.A113]" office:value-type="float" office:value="2.27621125493731" calcext:value-type="float">
            <text:p>2.2762112549</text:p>
          </table:table-cell>
          <table:table-cell table:formula="of:=[.I113]/[.A113]" office:value-type="float" office:value="2.70516571260634" calcext:value-type="float">
            <text:p>2.7051657126</text:p>
          </table:table-cell>
          <table:table-cell table:formula="of:=[.J113]/[.A113]" office:value-type="float" office:value="3.11432352917535" calcext:value-type="float">
            <text:p>3.1143235292</text:p>
          </table:table-cell>
          <table:table-cell/>
          <table:table-cell table:formula="of:=[.R113]/[.A113]" office:value-type="float" office:value="0.645165776071089" calcext:value-type="float">
            <text:p>0.6451657761</text:p>
          </table:table-cell>
          <table:table-cell table:formula="of:=[.S113]/[.A113]" office:value-type="float" office:value="0.751441729636414" calcext:value-type="float">
            <text:p>0.7514417296</text:p>
          </table:table-cell>
          <table:table-cell table:formula="of:=[.T113]/[.A113]" office:value-type="float" office:value="0.775114293325509" calcext:value-type="float">
            <text:p>0.7751142933</text:p>
          </table:table-cell>
        </table:table-row>
        <table:table-row table:style-name="ro2">
          <table:table-cell table:formula="of:=[.A113]+524288" office:value-type="float" office:value="59244544" calcext:value-type="float">
            <text:p>59244544</text:p>
          </table:table-cell>
          <table:table-cell office:value-type="float" office:value="0.05453" calcext:value-type="float">
            <text:p>0.05453</text:p>
          </table:table-cell>
          <table:table-cell office:value-type="float" office:value="0.057975" calcext:value-type="float">
            <text:p>0.057975</text:p>
          </table:table-cell>
          <table:table-cell office:value-type="float" office:value="0.066363" calcext:value-type="float">
            <text:p>0.066363</text:p>
          </table:table-cell>
          <table:table-cell table:number-columns-repeated="3"/>
          <table:table-cell office:value-type="float" office:value="134751136.6" calcext:value-type="float">
            <text:p>134751136.6</text:p>
          </table:table-cell>
          <table:table-cell office:value-type="float" office:value="159321442.3" calcext:value-type="float">
            <text:p>159321442.3</text:p>
          </table:table-cell>
          <table:table-cell office:value-type="float" office:value="184947433.166667" calcext:value-type="float">
            <text:p>184947433.166667</text:p>
          </table:table-cell>
          <table:table-cell table:number-columns-repeated="2"/>
          <table:table-cell table:formula="of:=[.H114]/3400000000" office:value-type="float" office:value="0.0396326872352941" calcext:value-type="float">
            <text:p>0.0396326872</text:p>
          </table:table-cell>
          <table:table-cell table:formula="of:=[.I114]/3400000000" office:value-type="float" office:value="0.0468592477352941" calcext:value-type="float">
            <text:p>0.0468592477</text:p>
          </table:table-cell>
          <table:table-cell table:formula="of:=[.J114]/3400000000" office:value-type="float" office:value="0.0543963038725491" calcext:value-type="float">
            <text:p>0.0543963039</text:p>
          </table:table-cell>
          <table:table-cell table:number-columns-repeated="2"/>
          <table:table-cell office:value-type="float" office:value="38101972.433333" calcext:value-type="float">
            <text:p>38101972.433333</text:p>
          </table:table-cell>
          <table:table-cell office:value-type="float" office:value="44213688.933333" calcext:value-type="float">
            <text:p>44213688.933333</text:p>
          </table:table-cell>
          <table:table-cell office:value-type="float" office:value="45569970.3" calcext:value-type="float">
            <text:p>45569970.3</text:p>
          </table:table-cell>
          <table:table-cell table:number-columns-repeated="2"/>
          <table:table-cell table:formula="of:=[.H114]/[.A114]" office:value-type="float" office:value="2.2744902315393" calcext:value-type="float">
            <text:p>2.2744902315</text:p>
          </table:table-cell>
          <table:table-cell table:formula="of:=[.I114]/[.A114]" office:value-type="float" office:value="2.68921712520903" calcext:value-type="float">
            <text:p>2.6892171252</text:p>
          </table:table-cell>
          <table:table-cell table:formula="of:=[.J114]/[.A114]" office:value-type="float" office:value="3.12176313090817" calcext:value-type="float">
            <text:p>3.1217631309</text:p>
          </table:table-cell>
          <table:table-cell/>
          <table:table-cell table:formula="of:=[.R114]/[.A114]" office:value-type="float" office:value="0.64313048697502" calcext:value-type="float">
            <text:p>0.643130487</text:p>
          </table:table-cell>
          <table:table-cell table:formula="of:=[.S114]/[.A114]" office:value-type="float" office:value="0.74629131981053" calcext:value-type="float">
            <text:p>0.7462913198</text:p>
          </table:table-cell>
          <table:table-cell table:formula="of:=[.T114]/[.A114]" office:value-type="float" office:value="0.769184252646117" calcext:value-type="float">
            <text:p>0.7691842526</text:p>
          </table:table-cell>
        </table:table-row>
        <table:table-row table:style-name="ro2">
          <table:table-cell table:formula="of:=[.A114]+524288" office:value-type="float" office:value="59768832" calcext:value-type="float">
            <text:p>59768832</text:p>
          </table:table-cell>
          <table:table-cell office:value-type="float" office:value="0.052007" calcext:value-type="float">
            <text:p>0.052007</text:p>
          </table:table-cell>
          <table:table-cell office:value-type="float" office:value="0.05807" calcext:value-type="float">
            <text:p>0.05807</text:p>
          </table:table-cell>
          <table:table-cell office:value-type="float" office:value="0.067008" calcext:value-type="float">
            <text:p>0.067008</text:p>
          </table:table-cell>
          <table:table-cell table:number-columns-repeated="3"/>
          <table:table-cell office:value-type="float" office:value="135628730.533333" calcext:value-type="float">
            <text:p>135628730.533333</text:p>
          </table:table-cell>
          <table:table-cell office:value-type="float" office:value="164108536.166667" calcext:value-type="float">
            <text:p>164108536.166667</text:p>
          </table:table-cell>
          <table:table-cell office:value-type="float" office:value="186588347.533333" calcext:value-type="float">
            <text:p>186588347.533333</text:p>
          </table:table-cell>
          <table:table-cell table:number-columns-repeated="2"/>
          <table:table-cell table:formula="of:=[.H115]/3400000000" office:value-type="float" office:value="0.0398908030980391" calcext:value-type="float">
            <text:p>0.0398908031</text:p>
          </table:table-cell>
          <table:table-cell table:formula="of:=[.I115]/3400000000" office:value-type="float" office:value="0.048267216519608" calcext:value-type="float">
            <text:p>0.0482672165</text:p>
          </table:table-cell>
          <table:table-cell table:formula="of:=[.J115]/3400000000" office:value-type="float" office:value="0.0548789257450979" calcext:value-type="float">
            <text:p>0.0548789257</text:p>
          </table:table-cell>
          <table:table-cell table:number-columns-repeated="2"/>
          <table:table-cell office:value-type="float" office:value="38193743.566667" calcext:value-type="float">
            <text:p>38193743.566667</text:p>
          </table:table-cell>
          <table:table-cell office:value-type="float" office:value="44471247.733333" calcext:value-type="float">
            <text:p>44471247.733333</text:p>
          </table:table-cell>
          <table:table-cell office:value-type="float" office:value="45653275.7" calcext:value-type="float">
            <text:p>45653275.7</text:p>
          </table:table-cell>
          <table:table-cell table:number-columns-repeated="2"/>
          <table:table-cell table:formula="of:=[.H115]/[.A115]" office:value-type="float" office:value="2.26922169958638" calcext:value-type="float">
            <text:p>2.2692216996</text:p>
          </table:table-cell>
          <table:table-cell table:formula="of:=[.I115]/[.A115]" office:value-type="float" office:value="2.74572098324871" calcext:value-type="float">
            <text:p>2.7457209832</text:p>
          </table:table-cell>
          <table:table-cell table:formula="of:=[.J115]/[.A115]" office:value-type="float" office:value="3.12183359268813" calcext:value-type="float">
            <text:p>3.1218335927</text:p>
          </table:table-cell>
          <table:table-cell/>
          <table:table-cell table:formula="of:=[.R115]/[.A115]" office:value-type="float" office:value="0.63902442608661" calcext:value-type="float">
            <text:p>0.6390244261</text:p>
          </table:table-cell>
          <table:table-cell table:formula="of:=[.S115]/[.A115]" office:value-type="float" office:value="0.744054154067006" calcext:value-type="float">
            <text:p>0.7440541541</text:p>
          </table:table-cell>
          <table:table-cell table:formula="of:=[.T115]/[.A115]" office:value-type="float" office:value="0.763830815700063" calcext:value-type="float">
            <text:p>0.7638308157</text:p>
          </table:table-cell>
        </table:table-row>
        <table:table-row table:style-name="ro2">
          <table:table-cell table:formula="of:=[.A115]+524288" office:value-type="float" office:value="60293120" calcext:value-type="float">
            <text:p>60293120</text:p>
          </table:table-cell>
          <table:table-cell office:value-type="float" office:value="0.054145" calcext:value-type="float">
            <text:p>0.054145</text:p>
          </table:table-cell>
          <table:table-cell office:value-type="float" office:value="0.059105" calcext:value-type="float">
            <text:p>0.059105</text:p>
          </table:table-cell>
          <table:table-cell office:value-type="float" office:value="0.067442" calcext:value-type="float">
            <text:p>0.067442</text:p>
          </table:table-cell>
          <table:table-cell table:number-columns-repeated="3"/>
          <table:table-cell office:value-type="float" office:value="138717641.1" calcext:value-type="float">
            <text:p>138717641.1</text:p>
          </table:table-cell>
          <table:table-cell office:value-type="float" office:value="165705609.966667" calcext:value-type="float">
            <text:p>165705609.966667</text:p>
          </table:table-cell>
          <table:table-cell office:value-type="float" office:value="188367071.566667" calcext:value-type="float">
            <text:p>188367071.566667</text:p>
          </table:table-cell>
          <table:table-cell table:number-columns-repeated="2"/>
          <table:table-cell table:formula="of:=[.H116]/3400000000" office:value-type="float" office:value="0.0407993062058824" calcext:value-type="float">
            <text:p>0.0407993062</text:p>
          </table:table-cell>
          <table:table-cell table:formula="of:=[.I116]/3400000000" office:value-type="float" office:value="0.0487369441078432" calcext:value-type="float">
            <text:p>0.0487369441</text:p>
          </table:table-cell>
          <table:table-cell table:formula="of:=[.J116]/3400000000" office:value-type="float" office:value="0.0554020798725491" calcext:value-type="float">
            <text:p>0.0554020799</text:p>
          </table:table-cell>
          <table:table-cell table:number-columns-repeated="2"/>
          <table:table-cell office:value-type="float" office:value="38554060.2" calcext:value-type="float">
            <text:p>38554060.2</text:p>
          </table:table-cell>
          <table:table-cell office:value-type="float" office:value="44778421.6" calcext:value-type="float">
            <text:p>44778421.6</text:p>
          </table:table-cell>
          <table:table-cell office:value-type="float" office:value="46579453.066667" calcext:value-type="float">
            <text:p>46579453.066667</text:p>
          </table:table-cell>
          <table:table-cell table:number-columns-repeated="2"/>
          <table:table-cell table:formula="of:=[.H116]/[.A116]" office:value-type="float" office:value="2.30072089651357" calcext:value-type="float">
            <text:p>2.3007208965</text:p>
          </table:table-cell>
          <table:table-cell table:formula="of:=[.I116]/[.A116]" office:value-type="float" office:value="2.74833364016768" calcext:value-type="float">
            <text:p>2.7483336402</text:p>
          </table:table-cell>
          <table:table-cell table:formula="of:=[.J116]/[.A116]" office:value-type="float" office:value="3.12418849060501" calcext:value-type="float">
            <text:p>3.1241884906</text:p>
          </table:table-cell>
          <table:table-cell/>
          <table:table-cell table:formula="of:=[.R116]/[.A116]" office:value-type="float" office:value="0.639443774016007" calcext:value-type="float">
            <text:p>0.639443774</text:p>
          </table:table-cell>
          <table:table-cell table:formula="of:=[.S116]/[.A116]" office:value-type="float" office:value="0.742678793202276" calcext:value-type="float">
            <text:p>0.7426787932</text:p>
          </table:table-cell>
          <table:table-cell table:formula="of:=[.T116]/[.A116]" office:value-type="float" office:value="0.772550053250968" calcext:value-type="float">
            <text:p>0.7725500533</text:p>
          </table:table-cell>
        </table:table-row>
        <table:table-row table:style-name="ro2">
          <table:table-cell table:formula="of:=[.A116]+524288" office:value-type="float" office:value="60817408" calcext:value-type="float">
            <text:p>60817408</text:p>
          </table:table-cell>
          <table:table-cell office:value-type="float" office:value="0.052879" calcext:value-type="float">
            <text:p>0.052879</text:p>
          </table:table-cell>
          <table:table-cell office:value-type="float" office:value="0.059986" calcext:value-type="float">
            <text:p>0.059986</text:p>
          </table:table-cell>
          <table:table-cell office:value-type="float" office:value="0.068026" calcext:value-type="float">
            <text:p>0.068026</text:p>
          </table:table-cell>
          <table:table-cell table:number-columns-repeated="3"/>
          <table:table-cell office:value-type="float" office:value="144111107.2" calcext:value-type="float">
            <text:p>144111107.2</text:p>
          </table:table-cell>
          <table:table-cell office:value-type="float" office:value="167860083.366667" calcext:value-type="float">
            <text:p>167860083.366667</text:p>
          </table:table-cell>
          <table:table-cell office:value-type="float" office:value="190496212.066667" calcext:value-type="float">
            <text:p>190496212.066667</text:p>
          </table:table-cell>
          <table:table-cell table:number-columns-repeated="2"/>
          <table:table-cell table:formula="of:=[.H117]/3400000000" office:value-type="float" office:value="0.0423856197647059" calcext:value-type="float">
            <text:p>0.0423856198</text:p>
          </table:table-cell>
          <table:table-cell table:formula="of:=[.I117]/3400000000" office:value-type="float" office:value="0.0493706127549021" calcext:value-type="float">
            <text:p>0.0493706128</text:p>
          </table:table-cell>
          <table:table-cell table:formula="of:=[.J117]/3400000000" office:value-type="float" office:value="0.0560282976666668" calcext:value-type="float">
            <text:p>0.0560282977</text:p>
          </table:table-cell>
          <table:table-cell table:number-columns-repeated="2"/>
          <table:table-cell office:value-type="float" office:value="39552367.2" calcext:value-type="float">
            <text:p>39552367.2</text:p>
          </table:table-cell>
          <table:table-cell office:value-type="float" office:value="45436675.3" calcext:value-type="float">
            <text:p>45436675.3</text:p>
          </table:table-cell>
          <table:table-cell office:value-type="float" office:value="46995072.166667" calcext:value-type="float">
            <text:p>46995072.166667</text:p>
          </table:table-cell>
          <table:table-cell table:number-columns-repeated="2"/>
          <table:table-cell table:formula="of:=[.H117]/[.A117]" office:value-type="float" office:value="2.36957002837082" calcext:value-type="float">
            <text:p>2.3695700284</text:p>
          </table:table-cell>
          <table:table-cell table:formula="of:=[.I117]/[.A117]" office:value-type="float" office:value="2.76006638373452" calcext:value-type="float">
            <text:p>2.7600663837</text:p>
          </table:table-cell>
          <table:table-cell table:formula="of:=[.J117]/[.A117]" office:value-type="float" office:value="3.13226456587343" calcext:value-type="float">
            <text:p>3.1322645659</text:p>
          </table:table-cell>
          <table:table-cell/>
          <table:table-cell table:formula="of:=[.R117]/[.A117]" office:value-type="float" office:value="0.650346150891534" calcext:value-type="float">
            <text:p>0.6503461509</text:p>
          </table:table-cell>
          <table:table-cell table:formula="of:=[.S117]/[.A117]" office:value-type="float" office:value="0.747099832008625" calcext:value-type="float">
            <text:p>0.747099832</text:p>
          </table:table-cell>
          <table:table-cell table:formula="of:=[.T117]/[.A117]" office:value-type="float" office:value="0.772724022810492" calcext:value-type="float">
            <text:p>0.7727240228</text:p>
          </table:table-cell>
        </table:table-row>
        <table:table-row table:style-name="ro2">
          <table:table-cell table:formula="of:=[.A117]+524288" office:value-type="float" office:value="61341696" calcext:value-type="float">
            <text:p>61341696</text:p>
          </table:table-cell>
          <table:table-cell office:value-type="float" office:value="0.051517" calcext:value-type="float">
            <text:p>0.051517</text:p>
          </table:table-cell>
          <table:table-cell office:value-type="float" office:value="0.060289" calcext:value-type="float">
            <text:p>0.060289</text:p>
          </table:table-cell>
          <table:table-cell office:value-type="float" office:value="0.068476" calcext:value-type="float">
            <text:p>0.068476</text:p>
          </table:table-cell>
          <table:table-cell table:number-columns-repeated="3"/>
          <table:table-cell office:value-type="float" office:value="144226795.033333" calcext:value-type="float">
            <text:p>144226795.033333</text:p>
          </table:table-cell>
          <table:table-cell office:value-type="float" office:value="166181769.433333" calcext:value-type="float">
            <text:p>166181769.433333</text:p>
          </table:table-cell>
          <table:table-cell office:value-type="float" office:value="191692695.733333" calcext:value-type="float">
            <text:p>191692695.733333</text:p>
          </table:table-cell>
          <table:table-cell table:number-columns-repeated="2"/>
          <table:table-cell table:formula="of:=[.H118]/3400000000" office:value-type="float" office:value="0.0424196455980391" calcext:value-type="float">
            <text:p>0.0424196456</text:p>
          </table:table-cell>
          <table:table-cell table:formula="of:=[.I118]/3400000000" office:value-type="float" office:value="0.0488769910098038" calcext:value-type="float">
            <text:p>0.048876991</text:p>
          </table:table-cell>
          <table:table-cell table:formula="of:=[.J118]/3400000000" office:value-type="float" office:value="0.0563802046274509" calcext:value-type="float">
            <text:p>0.0563802046</text:p>
          </table:table-cell>
          <table:table-cell table:number-columns-repeated="2"/>
          <table:table-cell office:value-type="float" office:value="39600688.633333" calcext:value-type="float">
            <text:p>39600688.633333</text:p>
          </table:table-cell>
          <table:table-cell office:value-type="float" office:value="45967677.5" calcext:value-type="float">
            <text:p>45967677.5</text:p>
          </table:table-cell>
          <table:table-cell office:value-type="float" office:value="47646688.2" calcext:value-type="float">
            <text:p>47646688.2</text:p>
          </table:table-cell>
          <table:table-cell table:number-columns-repeated="2"/>
          <table:table-cell table:formula="of:=[.H118]/[.A118]" office:value-type="float" office:value="2.3512032506133" calcext:value-type="float">
            <text:p>2.3512032506</text:p>
          </table:table-cell>
          <table:table-cell table:formula="of:=[.I118]/[.A118]" office:value-type="float" office:value="2.70911598911991" calcext:value-type="float">
            <text:p>2.7091159891</text:p>
          </table:table-cell>
          <table:table-cell table:formula="of:=[.J118]/[.A118]" office:value-type="float" office:value="3.12499830023175" calcext:value-type="float">
            <text:p>3.1249983002</text:p>
          </table:table-cell>
          <table:table-cell/>
          <table:table-cell table:formula="of:=[.R118]/[.A118]" office:value-type="float" office:value="0.64557537883095" calcext:value-type="float">
            <text:p>0.6455753788</text:p>
          </table:table-cell>
          <table:table-cell table:formula="of:=[.S118]/[.A118]" office:value-type="float" office:value="0.74937082763411" calcext:value-type="float">
            <text:p>0.7493708276</text:p>
          </table:table-cell>
          <table:table-cell table:formula="of:=[.T118]/[.A118]" office:value-type="float" office:value="0.776742270053961" calcext:value-type="float">
            <text:p>0.7767422701</text:p>
          </table:table-cell>
        </table:table-row>
        <table:table-row table:style-name="ro2">
          <table:table-cell table:formula="of:=[.A118]+524288" office:value-type="float" office:value="61865984" calcext:value-type="float">
            <text:p>61865984</text:p>
          </table:table-cell>
          <table:table-cell office:value-type="float" office:value="0.052869" calcext:value-type="float">
            <text:p>0.052869</text:p>
          </table:table-cell>
          <table:table-cell office:value-type="float" office:value="0.06077" calcext:value-type="float">
            <text:p>0.06077</text:p>
          </table:table-cell>
          <table:table-cell office:value-type="float" office:value="0.069409" calcext:value-type="float">
            <text:p>0.069409</text:p>
          </table:table-cell>
          <table:table-cell table:number-columns-repeated="3"/>
          <table:table-cell office:value-type="float" office:value="140851250.3" calcext:value-type="float">
            <text:p>140851250.3</text:p>
          </table:table-cell>
          <table:table-cell office:value-type="float" office:value="167456677.5" calcext:value-type="float">
            <text:p>167456677.5</text:p>
          </table:table-cell>
          <table:table-cell office:value-type="float" office:value="195623220.633333" calcext:value-type="float">
            <text:p>195623220.633333</text:p>
          </table:table-cell>
          <table:table-cell table:number-columns-repeated="2"/>
          <table:table-cell table:formula="of:=[.H119]/3400000000" office:value-type="float" office:value="0.0414268383235294" calcext:value-type="float">
            <text:p>0.0414268383</text:p>
          </table:table-cell>
          <table:table-cell table:formula="of:=[.I119]/3400000000" office:value-type="float" office:value="0.0492519639705882" calcext:value-type="float">
            <text:p>0.049251964</text:p>
          </table:table-cell>
          <table:table-cell table:formula="of:=[.J119]/3400000000" office:value-type="float" office:value="0.057536241362745" calcext:value-type="float">
            <text:p>0.0575362414</text:p>
          </table:table-cell>
          <table:table-cell table:number-columns-repeated="2"/>
          <table:table-cell office:value-type="float" office:value="40126662.066667" calcext:value-type="float">
            <text:p>40126662.066667</text:p>
          </table:table-cell>
          <table:table-cell office:value-type="float" office:value="46233877.4" calcext:value-type="float">
            <text:p>46233877.4</text:p>
          </table:table-cell>
          <table:table-cell office:value-type="float" office:value="47731363.466667" calcext:value-type="float">
            <text:p>47731363.466667</text:p>
          </table:table-cell>
          <table:table-cell table:number-columns-repeated="2"/>
          <table:table-cell table:formula="of:=[.H119]/[.A119]" office:value-type="float" office:value="2.27671559059014" calcext:value-type="float">
            <text:p>2.2767155906</text:p>
          </table:table-cell>
          <table:table-cell table:formula="of:=[.I119]/[.A119]" office:value-type="float" office:value="2.70676495665211" calcext:value-type="float">
            <text:p>2.7067649567</text:p>
          </table:table-cell>
          <table:table-cell table:formula="of:=[.J119]/[.A119]" office:value-type="float" office:value="3.16204815611327" calcext:value-type="float">
            <text:p>3.1620481561</text:p>
          </table:table-cell>
          <table:table-cell/>
          <table:table-cell table:formula="of:=[.R119]/[.A119]" office:value-type="float" office:value="0.64860622061175" calcext:value-type="float">
            <text:p>0.6486062206</text:p>
          </table:table-cell>
          <table:table-cell table:formula="of:=[.S119]/[.A119]" office:value-type="float" office:value="0.747323074987379" calcext:value-type="float">
            <text:p>0.747323075</text:p>
          </table:table-cell>
          <table:table-cell table:formula="of:=[.T119]/[.A119]" office:value-type="float" office:value="0.77152839703749" calcext:value-type="float">
            <text:p>0.771528397</text:p>
          </table:table-cell>
        </table:table-row>
        <table:table-row table:style-name="ro2">
          <table:table-cell table:formula="of:=[.A119]+524288" office:value-type="float" office:value="62390272" calcext:value-type="float">
            <text:p>62390272</text:p>
          </table:table-cell>
          <table:table-cell office:value-type="float" office:value="0.052338" calcext:value-type="float">
            <text:p>0.052338</text:p>
          </table:table-cell>
          <table:table-cell office:value-type="float" office:value="0.061865" calcext:value-type="float">
            <text:p>0.061865</text:p>
          </table:table-cell>
          <table:table-cell office:value-type="float" office:value="0.070341" calcext:value-type="float">
            <text:p>0.070341</text:p>
          </table:table-cell>
          <table:table-cell table:number-columns-repeated="3"/>
          <table:table-cell office:value-type="float" office:value="142906380.266667" calcext:value-type="float">
            <text:p>142906380.266667</text:p>
          </table:table-cell>
          <table:table-cell office:value-type="float" office:value="169930631.6" calcext:value-type="float">
            <text:p>169930631.6</text:p>
          </table:table-cell>
          <table:table-cell office:value-type="float" office:value="195018498" calcext:value-type="float">
            <text:p>195018498</text:p>
          </table:table-cell>
          <table:table-cell table:number-columns-repeated="2"/>
          <table:table-cell table:formula="of:=[.H120]/3400000000" office:value-type="float" office:value="0.0420312883137256" calcext:value-type="float">
            <text:p>0.0420312883</text:p>
          </table:table-cell>
          <table:table-cell table:formula="of:=[.I120]/3400000000" office:value-type="float" office:value="0.0499795975294118" calcext:value-type="float">
            <text:p>0.0499795975</text:p>
          </table:table-cell>
          <table:table-cell table:formula="of:=[.J120]/3400000000" office:value-type="float" office:value="0.0573583817647059" calcext:value-type="float">
            <text:p>0.0573583818</text:p>
          </table:table-cell>
          <table:table-cell table:number-columns-repeated="2"/>
          <table:table-cell office:value-type="float" office:value="40347388.566667" calcext:value-type="float">
            <text:p>40347388.566667</text:p>
          </table:table-cell>
          <table:table-cell office:value-type="float" office:value="46476830.633333" calcext:value-type="float">
            <text:p>46476830.633333</text:p>
          </table:table-cell>
          <table:table-cell office:value-type="float" office:value="47833310.666667" calcext:value-type="float">
            <text:p>47833310.666667</text:p>
          </table:table-cell>
          <table:table-cell table:number-columns-repeated="2"/>
          <table:table-cell table:formula="of:=[.H120]/[.A120]" office:value-type="float" office:value="2.29052343715807" calcext:value-type="float">
            <text:p>2.2905234372</text:p>
          </table:table-cell>
          <table:table-cell table:formula="of:=[.I120]/[.A120]" office:value-type="float" office:value="2.72367191474979" calcext:value-type="float">
            <text:p>2.7236719147</text:p>
          </table:table-cell>
          <table:table-cell table:formula="of:=[.J120]/[.A120]" office:value-type="float" office:value="3.12578374397855" calcext:value-type="float">
            <text:p>3.125783744</text:p>
          </table:table-cell>
          <table:table-cell/>
          <table:table-cell table:formula="of:=[.R120]/[.A120]" office:value-type="float" office:value="0.646693583362916" calcext:value-type="float">
            <text:p>0.6466935834</text:p>
          </table:table-cell>
          <table:table-cell table:formula="of:=[.S120]/[.A120]" office:value-type="float" office:value="0.744937137528956" calcext:value-type="float">
            <text:p>0.7449371375</text:p>
          </table:table-cell>
          <table:table-cell table:formula="of:=[.T120]/[.A120]" office:value-type="float" office:value="0.766678989100528" calcext:value-type="float">
            <text:p>0.7666789891</text:p>
          </table:table-cell>
        </table:table-row>
        <table:table-row table:style-name="ro2">
          <table:table-cell table:formula="of:=[.A120]+524288" office:value-type="float" office:value="62914560" calcext:value-type="float">
            <text:p>62914560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64664" calcext:value-type="float">
            <text:p>0.064664</text:p>
          </table:table-cell>
          <table:table-cell office:value-type="float" office:value="0.071871" calcext:value-type="float">
            <text:p>0.071871</text:p>
          </table:table-cell>
          <table:table-cell table:number-columns-repeated="3"/>
          <table:table-cell office:value-type="float" office:value="143219131.8" calcext:value-type="float">
            <text:p>143219131.8</text:p>
          </table:table-cell>
          <table:table-cell office:value-type="float" office:value="173654956.466667" calcext:value-type="float">
            <text:p>173654956.466667</text:p>
          </table:table-cell>
          <table:table-cell office:value-type="float" office:value="196885530.233333" calcext:value-type="float">
            <text:p>196885530.233333</text:p>
          </table:table-cell>
          <table:table-cell table:number-columns-repeated="2"/>
          <table:table-cell table:formula="of:=[.H121]/3400000000" office:value-type="float" office:value="0.0421232740588235" calcext:value-type="float">
            <text:p>0.0421232741</text:p>
          </table:table-cell>
          <table:table-cell table:formula="of:=[.I121]/3400000000" office:value-type="float" office:value="0.0510749871960785" calcext:value-type="float">
            <text:p>0.0510749872</text:p>
          </table:table-cell>
          <table:table-cell table:formula="of:=[.J121]/3400000000" office:value-type="float" office:value="0.0579075088921568" calcext:value-type="float">
            <text:p>0.0579075089</text:p>
          </table:table-cell>
          <table:table-cell table:number-columns-repeated="2"/>
          <table:table-cell office:value-type="float" office:value="40575005.966667" calcext:value-type="float">
            <text:p>40575005.966667</text:p>
          </table:table-cell>
          <table:table-cell office:value-type="float" office:value="46974794.8" calcext:value-type="float">
            <text:p>46974794.8</text:p>
          </table:table-cell>
          <table:table-cell office:value-type="float" office:value="48448363.133333" calcext:value-type="float">
            <text:p>48448363.133333</text:p>
          </table:table-cell>
          <table:table-cell table:number-columns-repeated="2"/>
          <table:table-cell table:formula="of:=[.H121]/[.A121]" office:value-type="float" office:value="2.27640679359436" calcext:value-type="float">
            <text:p>2.2764067936</text:p>
          </table:table-cell>
          <table:table-cell table:formula="of:=[.I121]/[.A121]" office:value-type="float" office:value="2.7601711983151" calcext:value-type="float">
            <text:p>2.7601711983</text:p>
          </table:table-cell>
          <table:table-cell table:formula="of:=[.J121]/[.A121]" office:value-type="float" office:value="3.12941122425926" calcext:value-type="float">
            <text:p>3.1294112243</text:p>
          </table:table-cell>
          <table:table-cell/>
          <table:table-cell table:formula="of:=[.R121]/[.A121]" office:value-type="float" office:value="0.644922351307344" calcext:value-type="float">
            <text:p>0.6449223513</text:p>
          </table:table-cell>
          <table:table-cell table:formula="of:=[.S121]/[.A121]" office:value-type="float" office:value="0.746644255320231" calcext:value-type="float">
            <text:p>0.7466442553</text:p>
          </table:table-cell>
          <table:table-cell table:formula="of:=[.T121]/[.A121]" office:value-type="float" office:value="0.770065993203052" calcext:value-type="float">
            <text:p>0.7700659932</text:p>
          </table:table-cell>
        </table:table-row>
        <table:table-row table:style-name="ro2">
          <table:table-cell table:formula="of:=[.A121]+524288" office:value-type="float" office:value="63438848" calcext:value-type="float">
            <text:p>63438848</text:p>
          </table:table-cell>
          <table:table-cell office:value-type="float" office:value="0.053016" calcext:value-type="float">
            <text:p>0.053016</text:p>
          </table:table-cell>
          <table:table-cell office:value-type="float" office:value="0.06253" calcext:value-type="float">
            <text:p>0.06253</text:p>
          </table:table-cell>
          <table:table-cell office:value-type="float" office:value="0.070514" calcext:value-type="float">
            <text:p>0.070514</text:p>
          </table:table-cell>
          <table:table-cell table:number-columns-repeated="3"/>
          <table:table-cell office:value-type="float" office:value="144026426.533333" calcext:value-type="float">
            <text:p>144026426.533333</text:p>
          </table:table-cell>
          <table:table-cell office:value-type="float" office:value="177378643.733333" calcext:value-type="float">
            <text:p>177378643.733333</text:p>
          </table:table-cell>
          <table:table-cell office:value-type="float" office:value="198061136.9" calcext:value-type="float">
            <text:p>198061136.9</text:p>
          </table:table-cell>
          <table:table-cell table:number-columns-repeated="2"/>
          <table:table-cell table:formula="of:=[.H122]/3400000000" office:value-type="float" office:value="0.0423607136862744" calcext:value-type="float">
            <text:p>0.0423607137</text:p>
          </table:table-cell>
          <table:table-cell table:formula="of:=[.I122]/3400000000" office:value-type="float" office:value="0.0521701893333332" calcext:value-type="float">
            <text:p>0.0521701893</text:p>
          </table:table-cell>
          <table:table-cell table:formula="of:=[.J122]/3400000000" office:value-type="float" office:value="0.0582532755588235" calcext:value-type="float">
            <text:p>0.0582532756</text:p>
          </table:table-cell>
          <table:table-cell table:number-columns-repeated="2"/>
          <table:table-cell office:value-type="float" office:value="42144684.066667" calcext:value-type="float">
            <text:p>42144684.066667</text:p>
          </table:table-cell>
          <table:table-cell office:value-type="float" office:value="47328709.6" calcext:value-type="float">
            <text:p>47328709.6</text:p>
          </table:table-cell>
          <table:table-cell office:value-type="float" office:value="49039786.133333" calcext:value-type="float">
            <text:p>49039786.133333</text:p>
          </table:table-cell>
          <table:table-cell table:number-columns-repeated="2"/>
          <table:table-cell table:formula="of:=[.H122]/[.A122]" office:value-type="float" office:value="2.27031907220845" calcext:value-type="float">
            <text:p>2.2703190722</text:p>
          </table:table-cell>
          <table:table-cell table:formula="of:=[.I122]/[.A122]" office:value-type="float" office:value="2.79605713731329" calcext:value-type="float">
            <text:p>2.7960571373</text:p>
          </table:table-cell>
          <table:table-cell table:formula="of:=[.J122]/[.A122]" office:value-type="float" office:value="3.1220796585083" calcext:value-type="float">
            <text:p>3.1220796585</text:p>
          </table:table-cell>
          <table:table-cell/>
          <table:table-cell table:formula="of:=[.R122]/[.A122]" office:value-type="float" office:value="0.664335582932827" calcext:value-type="float">
            <text:p>0.6643355829</text:p>
          </table:table-cell>
          <table:table-cell table:formula="of:=[.S122]/[.A122]" office:value-type="float" office:value="0.746052475606114" calcext:value-type="float">
            <text:p>0.7460524756</text:p>
          </table:table-cell>
          <table:table-cell table:formula="of:=[.T122]/[.A122]" office:value-type="float" office:value="0.773024537477935" calcext:value-type="float">
            <text:p>0.7730245375</text:p>
          </table:table-cell>
        </table:table-row>
        <table:table-row table:style-name="ro2">
          <table:table-cell table:formula="of:=[.A122]+524288" office:value-type="float" office:value="63963136" calcext:value-type="float">
            <text:p>63963136</text:p>
          </table:table-cell>
          <table:table-cell office:value-type="float" office:value="0.054218" calcext:value-type="float">
            <text:p>0.054218</text:p>
          </table:table-cell>
          <table:table-cell office:value-type="float" office:value="0.065914" calcext:value-type="float">
            <text:p>0.065914</text:p>
          </table:table-cell>
          <table:table-cell office:value-type="float" office:value="0.071581" calcext:value-type="float">
            <text:p>0.071581</text:p>
          </table:table-cell>
          <table:table-cell table:number-columns-repeated="3"/>
          <table:table-cell office:value-type="float" office:value="145323696.266667" calcext:value-type="float">
            <text:p>145323696.266667</text:p>
          </table:table-cell>
          <table:table-cell office:value-type="float" office:value="174192106.1" calcext:value-type="float">
            <text:p>174192106.1</text:p>
          </table:table-cell>
          <table:table-cell office:value-type="float" office:value="198805568.033333" calcext:value-type="float">
            <text:p>198805568.033333</text:p>
          </table:table-cell>
          <table:table-cell table:number-columns-repeated="2"/>
          <table:table-cell table:formula="of:=[.H123]/3400000000" office:value-type="float" office:value="0.0427422636078432" calcext:value-type="float">
            <text:p>0.0427422636</text:p>
          </table:table-cell>
          <table:table-cell table:formula="of:=[.I123]/3400000000" office:value-type="float" office:value="0.0512329723823529" calcext:value-type="float">
            <text:p>0.0512329724</text:p>
          </table:table-cell>
          <table:table-cell table:formula="of:=[.J123]/3400000000" office:value-type="float" office:value="0.0584722258921568" calcext:value-type="float">
            <text:p>0.0584722259</text:p>
          </table:table-cell>
          <table:table-cell table:number-columns-repeated="2"/>
          <table:table-cell office:value-type="float" office:value="40385106.966667" calcext:value-type="float">
            <text:p>40385106.966667</text:p>
          </table:table-cell>
          <table:table-cell office:value-type="float" office:value="47742045.266667" calcext:value-type="float">
            <text:p>47742045.266667</text:p>
          </table:table-cell>
          <table:table-cell office:value-type="float" office:value="50342631.966667" calcext:value-type="float">
            <text:p>50342631.966667</text:p>
          </table:table-cell>
          <table:table-cell table:number-columns-repeated="2"/>
          <table:table-cell table:formula="of:=[.H123]/[.A123]" office:value-type="float" office:value="2.2719914212253" calcext:value-type="float">
            <text:p>2.2719914212</text:p>
          </table:table-cell>
          <table:table-cell table:formula="of:=[.I123]/[.A123]" office:value-type="float" office:value="2.72332029029971" calcext:value-type="float">
            <text:p>2.7233202903</text:p>
          </table:table-cell>
          <table:table-cell table:formula="of:=[.J123]/[.A123]" office:value-type="float" office:value="3.10812728183516" calcext:value-type="float">
            <text:p>3.1081272818</text:p>
          </table:table-cell>
          <table:table-cell/>
          <table:table-cell table:formula="of:=[.R123]/[.A123]" office:value-type="float" office:value="0.631380971793925" calcext:value-type="float">
            <text:p>0.6313809718</text:p>
          </table:table-cell>
          <table:table-cell table:formula="of:=[.S123]/[.A123]" office:value-type="float" office:value="0.746399383336474" calcext:value-type="float">
            <text:p>0.7463993833</text:p>
          </table:table-cell>
          <table:table-cell table:formula="of:=[.T123]/[.A123]" office:value-type="float" office:value="0.787056969293485" calcext:value-type="float">
            <text:p>0.7870569693</text:p>
          </table:table-cell>
        </table:table-row>
        <table:table-row table:style-name="ro2">
          <table:table-cell table:formula="of:=[.A123]+524288" office:value-type="float" office:value="64487424" calcext:value-type="float">
            <text:p>64487424</text:p>
          </table:table-cell>
          <table:table-cell office:value-type="float" office:value="0.054389" calcext:value-type="float">
            <text:p>0.054389</text:p>
          </table:table-cell>
          <table:table-cell office:value-type="float" office:value="0.064358" calcext:value-type="float">
            <text:p>0.064358</text:p>
          </table:table-cell>
          <table:table-cell office:value-type="float" office:value="0.072152" calcext:value-type="float">
            <text:p>0.072152</text:p>
          </table:table-cell>
          <table:table-cell table:number-columns-repeated="3"/>
          <table:table-cell office:value-type="float" office:value="147310152" calcext:value-type="float">
            <text:p>147310152</text:p>
          </table:table-cell>
          <table:table-cell office:value-type="float" office:value="176149147.766667" calcext:value-type="float">
            <text:p>176149147.766667</text:p>
          </table:table-cell>
          <table:table-cell office:value-type="float" office:value="201085270.133333" calcext:value-type="float">
            <text:p>201085270.133333</text:p>
          </table:table-cell>
          <table:table-cell table:number-columns-repeated="2"/>
          <table:table-cell table:formula="of:=[.H124]/3400000000" office:value-type="float" office:value="0.0433265152941176" calcext:value-type="float">
            <text:p>0.0433265153</text:p>
          </table:table-cell>
          <table:table-cell table:formula="of:=[.I124]/3400000000" office:value-type="float" office:value="0.0518085728725491" calcext:value-type="float">
            <text:p>0.0518085729</text:p>
          </table:table-cell>
          <table:table-cell table:formula="of:=[.J124]/3400000000" office:value-type="float" office:value="0.0591427265098038" calcext:value-type="float">
            <text:p>0.0591427265</text:p>
          </table:table-cell>
          <table:table-cell table:number-columns-repeated="2"/>
          <table:table-cell office:value-type="float" office:value="39460934.833333" calcext:value-type="float">
            <text:p>39460934.833333</text:p>
          </table:table-cell>
          <table:table-cell office:value-type="float" office:value="48181019.533333" calcext:value-type="float">
            <text:p>48181019.533333</text:p>
          </table:table-cell>
          <table:table-cell office:value-type="float" office:value="49694714.2" calcext:value-type="float">
            <text:p>49694714.2</text:p>
          </table:table-cell>
          <table:table-cell table:number-columns-repeated="2"/>
          <table:table-cell table:formula="of:=[.H124]/[.A124]" office:value-type="float" office:value="2.28432371558213" calcext:value-type="float">
            <text:p>2.2843237156</text:p>
          </table:table-cell>
          <table:table-cell table:formula="of:=[.I124]/[.A124]" office:value-type="float" office:value="2.73152712328325" calcext:value-type="float">
            <text:p>2.7315271233</text:p>
          </table:table-cell>
          <table:table-cell table:formula="of:=[.J124]/[.A124]" office:value-type="float" office:value="3.1182090655898" calcext:value-type="float">
            <text:p>3.1182090656</text:p>
          </table:table-cell>
          <table:table-cell/>
          <table:table-cell table:formula="of:=[.R124]/[.A124]" office:value-type="float" office:value="0.611916748811877" calcext:value-type="float">
            <text:p>0.6119167488</text:p>
          </table:table-cell>
          <table:table-cell table:formula="of:=[.S124]/[.A124]" office:value-type="float" office:value="0.747138225483049" calcext:value-type="float">
            <text:p>0.7471382255</text:p>
          </table:table-cell>
          <table:table-cell table:formula="of:=[.T124]/[.A124]" office:value-type="float" office:value="0.770610936482747" calcext:value-type="float">
            <text:p>0.7706109365</text:p>
          </table:table-cell>
        </table:table-row>
        <table:table-row table:style-name="ro2">
          <table:table-cell table:formula="of:=[.A124]+524288" office:value-type="float" office:value="65011712" calcext:value-type="float">
            <text:p>65011712</text:p>
          </table:table-cell>
          <table:table-cell office:value-type="float" office:value="0.055696" calcext:value-type="float">
            <text:p>0.055696</text:p>
          </table:table-cell>
          <table:table-cell office:value-type="float" office:value="0.066158" calcext:value-type="float">
            <text:p>0.066158</text:p>
          </table:table-cell>
          <table:table-cell office:value-type="float" office:value="0.072588" calcext:value-type="float">
            <text:p>0.072588</text:p>
          </table:table-cell>
          <table:table-cell table:number-columns-repeated="3"/>
          <table:table-cell office:value-type="float" office:value="150167799.1" calcext:value-type="float">
            <text:p>150167799.1</text:p>
          </table:table-cell>
          <table:table-cell office:value-type="float" office:value="177921786.533333" calcext:value-type="float">
            <text:p>177921786.533333</text:p>
          </table:table-cell>
          <table:table-cell office:value-type="float" office:value="203369008.033333" calcext:value-type="float">
            <text:p>203369008.033333</text:p>
          </table:table-cell>
          <table:table-cell table:number-columns-repeated="2"/>
          <table:table-cell table:formula="of:=[.H125]/3400000000" office:value-type="float" office:value="0.0441669997352941" calcext:value-type="float">
            <text:p>0.0441669997</text:p>
          </table:table-cell>
          <table:table-cell table:formula="of:=[.I125]/3400000000" office:value-type="float" office:value="0.0523299372156862" calcext:value-type="float">
            <text:p>0.0523299372</text:p>
          </table:table-cell>
          <table:table-cell table:formula="of:=[.J125]/3400000000" office:value-type="float" office:value="0.0598144141274509" calcext:value-type="float">
            <text:p>0.0598144141</text:p>
          </table:table-cell>
          <table:table-cell table:number-columns-repeated="2"/>
          <table:table-cell office:value-type="float" office:value="40043760.866667" calcext:value-type="float">
            <text:p>40043760.866667</text:p>
          </table:table-cell>
          <table:table-cell office:value-type="float" office:value="48672126.666667" calcext:value-type="float">
            <text:p>48672126.666667</text:p>
          </table:table-cell>
          <table:table-cell office:value-type="float" office:value="50524478" calcext:value-type="float">
            <text:p>50524478</text:p>
          </table:table-cell>
          <table:table-cell table:number-columns-repeated="2"/>
          <table:table-cell table:formula="of:=[.H125]/[.A125]" office:value-type="float" office:value="2.30985763149877" calcext:value-type="float">
            <text:p>2.3098576315</text:p>
          </table:table-cell>
          <table:table-cell table:formula="of:=[.I125]/[.A125]" office:value-type="float" office:value="2.73676513138637" calcext:value-type="float">
            <text:p>2.7367651314</text:p>
          </table:table-cell>
          <table:table-cell table:formula="of:=[.J125]/[.A125]" office:value-type="float" office:value="3.12819031797429" calcext:value-type="float">
            <text:p>3.128190318</text:p>
          </table:table-cell>
          <table:table-cell/>
          <table:table-cell table:formula="of:=[.R125]/[.A125]" office:value-type="float" office:value="0.615946875336355" calcext:value-type="float">
            <text:p>0.6159468753</text:p>
          </table:table-cell>
          <table:table-cell table:formula="of:=[.S125]/[.A125]" office:value-type="float" office:value="0.74866705043342" calcext:value-type="float">
            <text:p>0.7486670504</text:p>
          </table:table-cell>
          <table:table-cell table:formula="of:=[.T125]/[.A125]" office:value-type="float" office:value="0.777159629329558" calcext:value-type="float">
            <text:p>0.7771596293</text:p>
          </table:table-cell>
        </table:table-row>
        <table:table-row table:style-name="ro2">
          <table:table-cell table:formula="of:=[.A125]+524288" office:value-type="float" office:value="65536000" calcext:value-type="float">
            <text:p>65536000</text:p>
          </table:table-cell>
          <table:table-cell office:value-type="float" office:value="0.056126" calcext:value-type="float">
            <text:p>0.056126</text:p>
          </table:table-cell>
          <table:table-cell office:value-type="float" office:value="0.06517" calcext:value-type="float">
            <text:p>0.06517</text:p>
          </table:table-cell>
          <table:table-cell office:value-type="float" office:value="0.073399" calcext:value-type="float">
            <text:p>0.073399</text:p>
          </table:table-cell>
          <table:table-cell table:number-columns-repeated="3"/>
          <table:table-cell office:value-type="float" office:value="148418415.233333" calcext:value-type="float">
            <text:p>148418415.233333</text:p>
          </table:table-cell>
          <table:table-cell office:value-type="float" office:value="179507961.2" calcext:value-type="float">
            <text:p>179507961.2</text:p>
          </table:table-cell>
          <table:table-cell office:value-type="float" office:value="204908572" calcext:value-type="float">
            <text:p>204908572</text:p>
          </table:table-cell>
          <table:table-cell table:number-columns-repeated="2"/>
          <table:table-cell table:formula="of:=[.H126]/3400000000" office:value-type="float" office:value="0.0436524750686274" calcext:value-type="float">
            <text:p>0.0436524751</text:p>
          </table:table-cell>
          <table:table-cell table:formula="of:=[.I126]/3400000000" office:value-type="float" office:value="0.0527964591764706" calcext:value-type="float">
            <text:p>0.0527964592</text:p>
          </table:table-cell>
          <table:table-cell table:formula="of:=[.J126]/3400000000" office:value-type="float" office:value="0.0602672270588235" calcext:value-type="float">
            <text:p>0.0602672271</text:p>
          </table:table-cell>
          <table:table-cell table:number-columns-repeated="2"/>
          <table:table-cell office:value-type="float" office:value="44047691.466667" calcext:value-type="float">
            <text:p>44047691.466667</text:p>
          </table:table-cell>
          <table:table-cell office:value-type="float" office:value="49032382.6" calcext:value-type="float">
            <text:p>49032382.6</text:p>
          </table:table-cell>
          <table:table-cell office:value-type="float" office:value="50673571.333333" calcext:value-type="float">
            <text:p>50673571.333333</text:p>
          </table:table-cell>
          <table:table-cell table:number-columns-repeated="2"/>
          <table:table-cell table:formula="of:=[.H126]/[.A126]" office:value-type="float" office:value="2.26468529103596" calcext:value-type="float">
            <text:p>2.264685291</text:p>
          </table:table-cell>
          <table:table-cell table:formula="of:=[.I126]/[.A126]" office:value-type="float" office:value="2.73907411499023" calcext:value-type="float">
            <text:p>2.739074115</text:p>
          </table:table-cell>
          <table:table-cell table:formula="of:=[.J126]/[.A126]" office:value-type="float" office:value="3.12665667724609" calcext:value-type="float">
            <text:p>3.1266566772</text:p>
          </table:table-cell>
          <table:table-cell/>
          <table:table-cell table:formula="of:=[.R126]/[.A126]" office:value-type="float" office:value="0.672114432779953" calcext:value-type="float">
            <text:p>0.6721144328</text:p>
          </table:table-cell>
          <table:table-cell table:formula="of:=[.S126]/[.A126]" office:value-type="float" office:value="0.748174783325195" calcext:value-type="float">
            <text:p>0.7481747833</text:p>
          </table:table-cell>
          <table:table-cell table:formula="of:=[.T126]/[.A126]" office:value-type="float" office:value="0.773217336018875" calcext:value-type="float">
            <text:p>0.773217336</text:p>
          </table:table-cell>
        </table:table-row>
        <table:table-row table:style-name="ro2">
          <table:table-cell table:formula="of:=[.A126]+524288" office:value-type="float" office:value="66060288" calcext:value-type="float">
            <text:p>66060288</text:p>
          </table:table-cell>
          <table:table-cell office:value-type="float" office:value="0.053961" calcext:value-type="float">
            <text:p>0.053961</text:p>
          </table:table-cell>
          <table:table-cell office:value-type="float" office:value="0.067022" calcext:value-type="float">
            <text:p>0.067022</text:p>
          </table:table-cell>
          <table:table-cell office:value-type="float" office:value="0.074037" calcext:value-type="float">
            <text:p>0.074037</text:p>
          </table:table-cell>
          <table:table-cell table:number-columns-repeated="3"/>
          <table:table-cell office:value-type="float" office:value="151623169.166667" calcext:value-type="float">
            <text:p>151623169.166667</text:p>
          </table:table-cell>
          <table:table-cell office:value-type="float" office:value="180712370.9" calcext:value-type="float">
            <text:p>180712370.9</text:p>
          </table:table-cell>
          <table:table-cell office:value-type="float" office:value="210007967.533333" calcext:value-type="float">
            <text:p>210007967.533333</text:p>
          </table:table-cell>
          <table:table-cell table:number-columns-repeated="2"/>
          <table:table-cell table:formula="of:=[.H127]/3400000000" office:value-type="float" office:value="0.0445950497549021" calcext:value-type="float">
            <text:p>0.0445950498</text:p>
          </table:table-cell>
          <table:table-cell table:formula="of:=[.I127]/3400000000" office:value-type="float" office:value="0.0531506973235294" calcext:value-type="float">
            <text:p>0.0531506973</text:p>
          </table:table-cell>
          <table:table-cell table:formula="of:=[.J127]/3400000000" office:value-type="float" office:value="0.0617670492745097" calcext:value-type="float">
            <text:p>0.0617670493</text:p>
          </table:table-cell>
          <table:table-cell table:number-columns-repeated="2"/>
          <table:table-cell office:value-type="float" office:value="46370744.033333" calcext:value-type="float">
            <text:p>46370744.033333</text:p>
          </table:table-cell>
          <table:table-cell office:value-type="float" office:value="49854846.133333" calcext:value-type="float">
            <text:p>49854846.133333</text:p>
          </table:table-cell>
          <table:table-cell office:value-type="float" office:value="52628115.4" calcext:value-type="float">
            <text:p>52628115.4</text:p>
          </table:table-cell>
          <table:table-cell table:number-columns-repeated="2"/>
          <table:table-cell table:formula="of:=[.H127]/[.A127]" office:value-type="float" office:value="2.29522416200588" calcext:value-type="float">
            <text:p>2.295224162</text:p>
          </table:table-cell>
          <table:table-cell table:formula="of:=[.I127]/[.A127]" office:value-type="float" office:value="2.73556740927318" calcext:value-type="float">
            <text:p>2.7355674093</text:p>
          </table:table-cell>
          <table:table-cell table:formula="of:=[.J127]/[.A127]" office:value-type="float" office:value="3.17903499805107" calcext:value-type="float">
            <text:p>3.1790349981</text:p>
          </table:table-cell>
          <table:table-cell/>
          <table:table-cell table:formula="of:=[.R127]/[.A127]" office:value-type="float" office:value="0.701945835194255" calcext:value-type="float">
            <text:p>0.7019458352</text:p>
          </table:table-cell>
          <table:table-cell table:formula="of:=[.S127]/[.A127]" office:value-type="float" office:value="0.754687084218177" calcext:value-type="float">
            <text:p>0.7546870842</text:p>
          </table:table-cell>
          <table:table-cell table:formula="of:=[.T127]/[.A127]" office:value-type="float" office:value="0.796667967902289" calcext:value-type="float">
            <text:p>0.7966679679</text:p>
          </table:table-cell>
        </table:table-row>
        <table:table-row table:style-name="ro2">
          <table:table-cell table:formula="of:=[.A127]+524288" office:value-type="float" office:value="66584576" calcext:value-type="float">
            <text:p>66584576</text:p>
          </table:table-cell>
          <table:table-cell office:value-type="float" office:value="0.055464" calcext:value-type="float">
            <text:p>0.055464</text:p>
          </table:table-cell>
          <table:table-cell office:value-type="float" office:value="0.065379" calcext:value-type="float">
            <text:p>0.065379</text:p>
          </table:table-cell>
          <table:table-cell office:value-type="float" office:value="0.075298" calcext:value-type="float">
            <text:p>0.075298</text:p>
          </table:table-cell>
          <table:table-cell table:number-columns-repeated="3"/>
          <table:table-cell office:value-type="float" office:value="150930508.966667" calcext:value-type="float">
            <text:p>150930508.966667</text:p>
          </table:table-cell>
          <table:table-cell office:value-type="float" office:value="182334634.2" calcext:value-type="float">
            <text:p>182334634.2</text:p>
          </table:table-cell>
          <table:table-cell office:value-type="float" office:value="210733482.066667" calcext:value-type="float">
            <text:p>210733482.066667</text:p>
          </table:table-cell>
          <table:table-cell table:number-columns-repeated="2"/>
          <table:table-cell table:formula="of:=[.H128]/3400000000" office:value-type="float" office:value="0.0443913261666668" calcext:value-type="float">
            <text:p>0.0443913262</text:p>
          </table:table-cell>
          <table:table-cell table:formula="of:=[.I128]/3400000000" office:value-type="float" office:value="0.0536278335882353" calcext:value-type="float">
            <text:p>0.0536278336</text:p>
          </table:table-cell>
          <table:table-cell table:formula="of:=[.J128]/3400000000" office:value-type="float" office:value="0.0619804359019609" calcext:value-type="float">
            <text:p>0.0619804359</text:p>
          </table:table-cell>
          <table:table-cell table:number-columns-repeated="2"/>
          <table:table-cell office:value-type="float" office:value="46054982.133333" calcext:value-type="float">
            <text:p>46054982.133333</text:p>
          </table:table-cell>
          <table:table-cell office:value-type="float" office:value="48402758.566667" calcext:value-type="float">
            <text:p>48402758.566667</text:p>
          </table:table-cell>
          <table:table-cell office:value-type="float" office:value="53896104.533333" calcext:value-type="float">
            <text:p>53896104.533333</text:p>
          </table:table-cell>
          <table:table-cell table:number-columns-repeated="2"/>
          <table:table-cell table:formula="of:=[.H128]/[.A128]" office:value-type="float" office:value="2.26674881832494" calcext:value-type="float">
            <text:p>2.2667488183</text:p>
          </table:table-cell>
          <table:table-cell table:formula="of:=[.I128]/[.A128]" office:value-type="float" office:value="2.73839145870659" calcext:value-type="float">
            <text:p>2.7383914587</text:p>
          </table:table-cell>
          <table:table-cell table:formula="of:=[.J128]/[.A128]" office:value-type="float" office:value="3.16489936147775" calcext:value-type="float">
            <text:p>3.1648993615</text:p>
          </table:table-cell>
          <table:table-cell/>
          <table:table-cell table:formula="of:=[.R128]/[.A128]" office:value-type="float" office:value="0.691676434694621" calcext:value-type="float">
            <text:p>0.6916764347</text:p>
          </table:table-cell>
          <table:table-cell table:formula="of:=[.S128]/[.A128]" office:value-type="float" office:value="0.726936499027447" calcext:value-type="float">
            <text:p>0.726936499</text:p>
          </table:table-cell>
          <table:table-cell table:formula="of:=[.T128]/[.A128]" office:value-type="float" office:value="0.809438277917892" calcext:value-type="float">
            <text:p>0.8094382779</text:p>
          </table:table-cell>
        </table:table-row>
        <table:table-row table:style-name="ro2">
          <table:table-cell table:formula="of:=[.A128]+524288" office:value-type="float" office:value="67108864" calcext:value-type="float">
            <text:p>67108864</text:p>
          </table:table-cell>
          <table:table-cell office:value-type="float" office:value="0.057406" calcext:value-type="float">
            <text:p>0.057406</text:p>
          </table:table-cell>
          <table:table-cell office:value-type="float" office:value="0.066369" calcext:value-type="float">
            <text:p>0.066369</text:p>
          </table:table-cell>
          <table:table-cell office:value-type="float" office:value="0.077444" calcext:value-type="float">
            <text:p>0.077444</text:p>
          </table:table-cell>
          <table:table-cell table:number-columns-repeated="3"/>
          <table:table-cell office:value-type="float" office:value="151936546.266667" calcext:value-type="float">
            <text:p>151936546.266667</text:p>
          </table:table-cell>
          <table:table-cell office:value-type="float" office:value="185467741.966667" calcext:value-type="float">
            <text:p>185467741.966667</text:p>
          </table:table-cell>
          <table:table-cell office:value-type="float" office:value="211778680.333333" calcext:value-type="float">
            <text:p>211778680.333333</text:p>
          </table:table-cell>
          <table:table-cell table:number-columns-repeated="2"/>
          <table:table-cell table:formula="of:=[.H129]/3400000000" office:value-type="float" office:value="0.0446872194901962" calcext:value-type="float">
            <text:p>0.0446872195</text:p>
          </table:table-cell>
          <table:table-cell table:formula="of:=[.I129]/3400000000" office:value-type="float" office:value="0.0545493358725491" calcext:value-type="float">
            <text:p>0.0545493359</text:p>
          </table:table-cell>
          <table:table-cell table:formula="of:=[.J129]/3400000000" office:value-type="float" office:value="0.0622878471568626" calcext:value-type="float">
            <text:p>0.0622878472</text:p>
          </table:table-cell>
          <table:table-cell table:number-columns-repeated="2"/>
          <table:table-cell office:value-type="float" office:value="45563764.833333" calcext:value-type="float">
            <text:p>45563764.833333</text:p>
          </table:table-cell>
          <table:table-cell office:value-type="float" office:value="48422043.366667" calcext:value-type="float">
            <text:p>48422043.366667</text:p>
          </table:table-cell>
          <table:table-cell office:value-type="float" office:value="53087562.933333" calcext:value-type="float">
            <text:p>53087562.933333</text:p>
          </table:table-cell>
          <table:table-cell table:number-columns-repeated="2"/>
          <table:table-cell table:formula="of:=[.H129]/[.A129]" office:value-type="float" office:value="2.2640309671561" calcext:value-type="float">
            <text:p>2.2640309672</text:p>
          </table:table-cell>
          <table:table-cell table:formula="of:=[.I129]/[.A129]" office:value-type="float" office:value="2.76368471930425" calcext:value-type="float">
            <text:p>2.7636847193</text:p>
          </table:table-cell>
          <table:table-cell table:formula="of:=[.J129]/[.A129]" office:value-type="float" office:value="3.15574825306733" calcext:value-type="float">
            <text:p>3.1557482531</text:p>
          </table:table-cell>
          <table:table-cell/>
          <table:table-cell table:formula="of:=[.R129]/[.A129]" office:value-type="float" office:value="0.678953004380062" calcext:value-type="float">
            <text:p>0.6789530044</text:p>
          </table:table-cell>
          <table:table-cell table:formula="of:=[.S129]/[.A129]" office:value-type="float" office:value="0.721544673542187" calcext:value-type="float">
            <text:p>0.7215446735</text:p>
          </table:table-cell>
          <table:table-cell table:formula="of:=[.T129]/[.A129]" office:value-type="float" office:value="0.791066332658127" calcext:value-type="float">
            <text:p>0.7910663327</text:p>
          </table:table-cell>
        </table:table-row>
        <table:table-row table:style-name="ro2">
          <table:table-cell table:number-columns-repeated="22"/>
          <table:table-cell table:formula="of:=AVERAGE([.W2:.W129])" office:value-type="float" office:value="2.36858621506928" calcext:value-type="float">
            <text:p>2.3685862151</text:p>
          </table:table-cell>
          <table:table-cell table:formula="of:=AVERAGE([.X2:.X129])" office:value-type="float" office:value="2.79411529629442" calcext:value-type="float">
            <text:p>2.7941152963</text:p>
          </table:table-cell>
          <table:table-cell table:formula="of:=AVERAGE([.Y2:.Y129])" office:value-type="float" office:value="3.1697130094534" calcext:value-type="float">
            <text:p>3.1697130095</text:p>
          </table:table-cell>
          <table:table-cell/>
          <table:table-cell table:formula="of:=AVERAGE([.AA2:.AA129])" office:value-type="float" office:value="0.605616996260709" calcext:value-type="float">
            <text:p>0.6056169963</text:p>
          </table:table-cell>
          <table:table-cell table:formula="of:=AVERAGE([.AB2:.AB129])" office:value-type="float" office:value="0.703672253317338" calcext:value-type="float">
            <text:p>0.7036722533</text:p>
          </table:table-cell>
          <table:table-cell table:formula="of:=AVERAGE([.AC2:.AC129])" office:value-type="float" office:value="0.781886934158272" calcext:value-type="float">
            <text:p>0.7818869342</text:p>
          </table:table-cell>
        </table:table-row>
        <table:table-row table:style-name="ro2">
          <table:table-cell table:number-columns-repeated="22"/>
          <table:table-cell table:formula="of:=STDEV([.W2:.W129])" office:value-type="float" office:value="0.244809918182899" calcext:value-type="float">
            <text:p>0.2448099182</text:p>
          </table:table-cell>
          <table:table-cell table:formula="of:=STDEV([.X2:.X129])" office:value-type="float" office:value="0.309204822422077" calcext:value-type="float">
            <text:p>0.3092048224</text:p>
          </table:table-cell>
          <table:table-cell table:formula="of:=STDEV([.Y2:.Y129])" office:value-type="float" office:value="0.220483646697457" calcext:value-type="float">
            <text:p>0.2204836467</text:p>
          </table:table-cell>
          <table:table-cell/>
          <table:table-cell table:style-name="ce2" table:formula="of:=STDEV([.AA2:.AA129])" office:value-type="float" office:value="0.0614463588111208" calcext:value-type="float">
            <text:p>0.0614463588</text:p>
          </table:table-cell>
          <table:table-cell table:style-name="ce2" table:formula="of:=STDEV([.AB2:.AB129])" office:value-type="float" office:value="0.10583495963236" calcext:value-type="float">
            <text:p>0.1058349596</text:p>
          </table:table-cell>
          <table:table-cell table:style-name="ce2" table:formula="of:=STDEV([.AC2:.AC129])" office:value-type="float" office:value="0.0276899868205387" calcext:value-type="float">
            <text:p>0.0276899868</text:p>
          </table:table-cell>
        </table:table-row>
      </table:table>
      <table:table table:name="CTR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CYCLES-128</text:p>
          </table:table-cell>
          <table:table-cell office:value-type="string" calcext:value-type="string">
            <text:p>CYCLES-192</text:p>
          </table:table-cell>
          <table:table-cell office:value-type="string" calcext:value-type="string">
            <text:p>CYCLES-256</text:p>
          </table:table-cell>
          <table:table-cell/>
          <table:table-cell office:value-type="string" calcext:value-type="string">
            <text:p>TIME-128</text:p>
          </table:table-cell>
          <table:table-cell office:value-type="string" calcext:value-type="string">
            <text:p>TIME-192</text:p>
          </table:table-cell>
          <table:table-cell office:value-type="string" calcext:value-type="string">
            <text:p>TIME-256</text:p>
          </table:table-cell>
          <table:table-cell/>
          <table:table-cell office:value-type="string" calcext:value-type="string">
            <text:p>CTR-CPB-128</text:p>
          </table:table-cell>
          <table:table-cell office:value-type="string" calcext:value-type="string">
            <text:p>CTR-CPB-194</text:p>
          </table:table-cell>
          <table:table-cell office:value-type="string" calcext:value-type="string">
            <text:p>CTR-CPB-256</text:p>
          </table:table-cell>
          <table:table-cell/>
          <table:table-cell office:value-type="string" calcext:value-type="string">
            <text:p>RAND-128</text:p>
          </table:table-cell>
          <table:table-cell/>
          <table:table-cell office:value-type="string" calcext:value-type="string">
            <text:p>CYC-256</text:p>
          </table:table-cell>
          <table:table-cell office:value-type="string" calcext:value-type="string">
            <text:p>CYC-1rep</text:p>
          </table:table-cell>
          <table:table-cell table:number-columns-repeated="2"/>
        </table:table-row>
        <table:table-row table:style-name="ro1">
          <table:table-cell table:formula="of:=512*1024" office:value-type="float" office:value="524288" calcext:value-type="float">
            <text:p>524288</text:p>
          </table:table-cell>
          <table:table-cell office:value-type="float" office:value="579749.8" calcext:value-type="float">
            <text:p>579749.8</text:p>
          </table:table-cell>
          <table:table-cell office:value-type="float" office:value="817543.3" calcext:value-type="float">
            <text:p>817543.3</text:p>
          </table:table-cell>
          <table:table-cell office:value-type="float" office:value="1105561.933333" calcext:value-type="float">
            <text:p>1105561.933333</text:p>
          </table:table-cell>
          <table:table-cell/>
          <table:table-cell table:formula="of:=[.B2]/3400000000" office:value-type="float" office:value="0.000170514647058824" calcext:value-type="float">
            <text:p>0.0001705146</text:p>
          </table:table-cell>
          <table:table-cell table:formula="of:=[.C2]/3400000000" office:value-type="float" office:value="0.000240453911764706" calcext:value-type="float">
            <text:p>0.0002404539</text:p>
          </table:table-cell>
          <table:table-cell table:formula="of:=[.D2]/3400000000" office:value-type="float" office:value="0.000325165274509706" calcext:value-type="float">
            <text:p>0.0003251653</text:p>
          </table:table-cell>
          <table:table-cell/>
          <table:table-cell table:formula="of:=[.B2]/[.A2]" office:value-type="float" office:value="1.10578498840332" calcext:value-type="float">
            <text:p>1.1057849884</text:p>
          </table:table-cell>
          <table:table-cell table:formula="of:=[.C2]/[.A2]" office:value-type="float" office:value="1.55934009552002" calcext:value-type="float">
            <text:p>1.5593400955</text:p>
          </table:table-cell>
          <table:table-cell table:formula="of:=[.D2]/[.A2]" office:value-type="float" office:value="2.10869204203224" calcext:value-type="float">
            <text:p>2.108692042</text:p>
          </table:table-cell>
          <table:table-cell/>
          <table:table-cell office:value-type="float" office:value="296827.933333" calcext:value-type="float">
            <text:p>296827.933333</text:p>
          </table:table-cell>
          <table:table-cell/>
          <table:table-cell office:value-type="float" office:value="929205.4" calcext:value-type="float">
            <text:p>929205.4</text:p>
          </table:table-cell>
          <table:table-cell office:value-type="float" office:value="1334583" calcext:value-type="float">
            <text:p>1334583</text:p>
          </table:table-cell>
          <table:table-cell table:formula="of:=[.Q2]/[.A2]" office:value-type="float" office:value="2.5455150604248" calcext:value-type="float">
            <text:p>2.5455150604</text:p>
          </table:table-cell>
          <table:table-cell office:value-type="float" office:value="3649962" calcext:value-type="float">
            <text:p>3649962</text:p>
          </table:table-cell>
        </table:table-row>
        <table:table-row table:style-name="ro1">
          <table:table-cell table:formula="of:=[.A2]+524288" office:value-type="float" office:value="1048576" calcext:value-type="float">
            <text:p>1048576</text:p>
          </table:table-cell>
          <table:table-cell office:value-type="float" office:value="710862.966667" calcext:value-type="float">
            <text:p>710862.966667</text:p>
          </table:table-cell>
          <table:table-cell office:value-type="float" office:value="798301.133333" calcext:value-type="float">
            <text:p>798301.133333</text:p>
          </table:table-cell>
          <table:table-cell office:value-type="float" office:value="896090.7" calcext:value-type="float">
            <text:p>896090.7</text:p>
          </table:table-cell>
          <table:table-cell/>
          <table:table-cell table:formula="of:=[.B3]/3400000000" office:value-type="float" office:value="0.000209077343137353" calcext:value-type="float">
            <text:p>0.0002090773</text:p>
          </table:table-cell>
          <table:table-cell table:formula="of:=[.C3]/3400000000" office:value-type="float" office:value="0.000234794450980294" calcext:value-type="float">
            <text:p>0.0002347945</text:p>
          </table:table-cell>
          <table:table-cell table:formula="of:=[.D3]/3400000000" office:value-type="float" office:value="0.000263556088235294" calcext:value-type="float">
            <text:p>0.0002635561</text:p>
          </table:table-cell>
          <table:table-cell/>
          <table:table-cell table:formula="of:=[.B3]/[.A3]" office:value-type="float" office:value="0.67793175379467" calcext:value-type="float">
            <text:p>0.6779317538</text:p>
          </table:table-cell>
          <table:table-cell table:formula="of:=[.C3]/[.A3]" office:value-type="float" office:value="0.761319287617683" calcext:value-type="float">
            <text:p>0.7613192876</text:p>
          </table:table-cell>
          <table:table-cell table:formula="of:=[.D3]/[.A3]" office:value-type="float" office:value="0.854578685760498" calcext:value-type="float">
            <text:p>0.8545786858</text:p>
          </table:table-cell>
          <table:table-cell/>
          <table:table-cell office:value-type="float" office:value="582056.466667" calcext:value-type="float">
            <text:p>582056.466667</text:p>
          </table:table-cell>
          <table:table-cell/>
          <table:table-cell office:value-type="float" office:value="1036215.8" calcext:value-type="float">
            <text:p>1036215.8</text:p>
          </table:table-cell>
          <table:table-cell office:value-type="float" office:value="1844533" calcext:value-type="float">
            <text:p>1844533</text:p>
          </table:table-cell>
          <table:table-cell table:formula="of:=[.Q3]/[.A3]" office:value-type="float" office:value="1.75908374786377" calcext:value-type="float">
            <text:p>1.7590837479</text:p>
          </table:table-cell>
          <table:table-cell office:value-type="float" office:value="4709938" calcext:value-type="float">
            <text:p>4709938</text:p>
          </table:table-cell>
        </table:table-row>
        <table:table-row table:style-name="ro1">
          <table:table-cell table:formula="of:=[.A3]+524288" office:value-type="float" office:value="1572864" calcext:value-type="float">
            <text:p>1572864</text:p>
          </table:table-cell>
          <table:table-cell office:value-type="float" office:value="949715.666667" calcext:value-type="float">
            <text:p>949715.666667</text:p>
          </table:table-cell>
          <table:table-cell office:value-type="float" office:value="1125439.933333" calcext:value-type="float">
            <text:p>1125439.933333</text:p>
          </table:table-cell>
          <table:table-cell office:value-type="float" office:value="1271691.8" calcext:value-type="float">
            <text:p>1271691.8</text:p>
          </table:table-cell>
          <table:table-cell/>
          <table:table-cell table:formula="of:=[.B4]/3400000000" office:value-type="float" office:value="0.000279328137255" calcext:value-type="float">
            <text:p>0.0002793281</text:p>
          </table:table-cell>
          <table:table-cell table:formula="of:=[.C4]/3400000000" office:value-type="float" office:value="0.000331011745097941" calcext:value-type="float">
            <text:p>0.0003310117</text:p>
          </table:table-cell>
          <table:table-cell table:formula="of:=[.D4]/3400000000" office:value-type="float" office:value="0.000374027" calcext:value-type="float">
            <text:p>0.000374027</text:p>
          </table:table-cell>
          <table:table-cell/>
          <table:table-cell table:formula="of:=[.B4]/[.A4]" office:value-type="float" office:value="0.603812959459305" calcext:value-type="float">
            <text:p>0.6038129595</text:p>
          </table:table-cell>
          <table:table-cell table:formula="of:=[.C4]/[.A4]" office:value-type="float" office:value="0.715535439385096" calcext:value-type="float">
            <text:p>0.7155354394</text:p>
          </table:table-cell>
          <table:table-cell table:formula="of:=[.D4]/[.A4]" office:value-type="float" office:value="0.808519872029622" calcext:value-type="float">
            <text:p>0.808519872</text:p>
          </table:table-cell>
          <table:table-cell/>
          <table:table-cell office:value-type="float" office:value="901205.3" calcext:value-type="float">
            <text:p>901205.3</text:p>
          </table:table-cell>
          <table:table-cell/>
          <table:table-cell office:value-type="float" office:value="1350486.3" calcext:value-type="float">
            <text:p>1350486.3</text:p>
          </table:table-cell>
          <table:table-cell office:value-type="float" office:value="2435736" calcext:value-type="float">
            <text:p>2435736</text:p>
          </table:table-cell>
          <table:table-cell table:formula="of:=[.Q4]/[.A4]" office:value-type="float" office:value="1.54859924316406" calcext:value-type="float">
            <text:p>1.5485992432</text:p>
          </table:table-cell>
          <table:table-cell office:value-type="float" office:value="6597727" calcext:value-type="float">
            <text:p>6597727</text:p>
          </table:table-cell>
        </table:table-row>
        <table:table-row table:style-name="ro1">
          <table:table-cell table:formula="of:=[.A4]+524288" office:value-type="float" office:value="2097152" calcext:value-type="float">
            <text:p>2097152</text:p>
          </table:table-cell>
          <table:table-cell office:value-type="float" office:value="1190051.466667" calcext:value-type="float">
            <text:p>1190051.466667</text:p>
          </table:table-cell>
          <table:table-cell office:value-type="float" office:value="1443855.033333" calcext:value-type="float">
            <text:p>1443855.033333</text:p>
          </table:table-cell>
          <table:table-cell office:value-type="float" office:value="1678564.4" calcext:value-type="float">
            <text:p>1678564.4</text:p>
          </table:table-cell>
          <table:table-cell/>
          <table:table-cell table:formula="of:=[.B5]/3400000000" office:value-type="float" office:value="0.000350015137255" calcext:value-type="float">
            <text:p>0.0003500151</text:p>
          </table:table-cell>
          <table:table-cell table:formula="of:=[.C5]/3400000000" office:value-type="float" office:value="0.000424663245097941" calcext:value-type="float">
            <text:p>0.0004246632</text:p>
          </table:table-cell>
          <table:table-cell table:formula="of:=[.D5]/3400000000" office:value-type="float" office:value="0.000493695411764706" calcext:value-type="float">
            <text:p>0.0004936954</text:p>
          </table:table-cell>
          <table:table-cell/>
          <table:table-cell table:formula="of:=[.B5]/[.A5]" office:value-type="float" office:value="0.567460759480953" calcext:value-type="float">
            <text:p>0.5674607595</text:p>
          </table:table-cell>
          <table:table-cell table:formula="of:=[.C5]/[.A5]" office:value-type="float" office:value="0.688483730951786" calcext:value-type="float">
            <text:p>0.688483731</text:p>
          </table:table-cell>
          <table:table-cell table:formula="of:=[.D5]/[.A5]" office:value-type="float" office:value="0.800401878356933" calcext:value-type="float">
            <text:p>0.8004018784</text:p>
          </table:table-cell>
          <table:table-cell/>
          <table:table-cell office:value-type="float" office:value="1228423.8" calcext:value-type="float">
            <text:p>1228423.8</text:p>
          </table:table-cell>
          <table:table-cell/>
          <table:table-cell office:value-type="float" office:value="1715968.2" calcext:value-type="float">
            <text:p>1715968.2</text:p>
          </table:table-cell>
          <table:table-cell office:value-type="float" office:value="3042131" calcext:value-type="float">
            <text:p>3042131</text:p>
          </table:table-cell>
          <table:table-cell table:formula="of:=[.Q5]/[.A5]" office:value-type="float" office:value="1.45060110092163" calcext:value-type="float">
            <text:p>1.4506011009</text:p>
          </table:table-cell>
          <table:table-cell office:value-type="float" office:value="8805384" calcext:value-type="float">
            <text:p>8805384</text:p>
          </table:table-cell>
        </table:table-row>
        <table:table-row table:style-name="ro1">
          <table:table-cell table:formula="of:=[.A5]+524288" office:value-type="float" office:value="2621440" calcext:value-type="float">
            <text:p>2621440</text:p>
          </table:table-cell>
          <table:table-cell office:value-type="float" office:value="1487118.133333" calcext:value-type="float">
            <text:p>1487118.133333</text:p>
          </table:table-cell>
          <table:table-cell office:value-type="float" office:value="1795015.733333" calcext:value-type="float">
            <text:p>1795015.733333</text:p>
          </table:table-cell>
          <table:table-cell office:value-type="float" office:value="2124766.9" calcext:value-type="float">
            <text:p>2124766.9</text:p>
          </table:table-cell>
          <table:table-cell/>
          <table:table-cell table:formula="of:=[.B6]/3400000000" office:value-type="float" office:value="0.000437387686274412" calcext:value-type="float">
            <text:p>0.0004373877</text:p>
          </table:table-cell>
          <table:table-cell table:formula="of:=[.C6]/3400000000" office:value-type="float" office:value="0.000527945803921471" calcext:value-type="float">
            <text:p>0.0005279458</text:p>
          </table:table-cell>
          <table:table-cell table:formula="of:=[.D6]/3400000000" office:value-type="float" office:value="0.000624931441176471" calcext:value-type="float">
            <text:p>0.0006249314</text:p>
          </table:table-cell>
          <table:table-cell/>
          <table:table-cell table:formula="of:=[.B6]/[.A6]" office:value-type="float" office:value="0.567290547688675" calcext:value-type="float">
            <text:p>0.5672905477</text:p>
          </table:table-cell>
          <table:table-cell table:formula="of:=[.C6]/[.A6]" office:value-type="float" office:value="0.684744160969925" calcext:value-type="float">
            <text:p>0.684744161</text:p>
          </table:table-cell>
          <table:table-cell table:formula="of:=[.D6]/[.A6]" office:value-type="float" office:value="0.810534248352051" calcext:value-type="float">
            <text:p>0.8105342484</text:p>
          </table:table-cell>
          <table:table-cell/>
          <table:table-cell office:value-type="float" office:value="1556864.9" calcext:value-type="float">
            <text:p>1556864.9</text:p>
          </table:table-cell>
          <table:table-cell/>
          <table:table-cell office:value-type="float" office:value="2216749.1" calcext:value-type="float">
            <text:p>2216749.1</text:p>
          </table:table-cell>
          <table:table-cell office:value-type="float" office:value="3735392" calcext:value-type="float">
            <text:p>3735392</text:p>
          </table:table-cell>
          <table:table-cell table:formula="of:=[.Q6]/[.A6]" office:value-type="float" office:value="1.42493896484375" calcext:value-type="float">
            <text:p>1.4249389648</text:p>
          </table:table-cell>
          <table:table-cell office:value-type="float" office:value="10044692" calcext:value-type="float">
            <text:p>10044692</text:p>
          </table:table-cell>
        </table:table-row>
        <table:table-row table:style-name="ro1">
          <table:table-cell table:formula="of:=[.A6]+524288" office:value-type="float" office:value="3145728" calcext:value-type="float">
            <text:p>3145728</text:p>
          </table:table-cell>
          <table:table-cell office:value-type="float" office:value="1800378" calcext:value-type="float">
            <text:p>1800378</text:p>
          </table:table-cell>
          <table:table-cell office:value-type="float" office:value="2163924.166667" calcext:value-type="float">
            <text:p>2163924.166667</text:p>
          </table:table-cell>
          <table:table-cell office:value-type="float" office:value="2524027.133333" calcext:value-type="float">
            <text:p>2524027.133333</text:p>
          </table:table-cell>
          <table:table-cell/>
          <table:table-cell table:formula="of:=[.B7]/3400000000" office:value-type="float" office:value="0.000529522941176471" calcext:value-type="float">
            <text:p>0.0005295229</text:p>
          </table:table-cell>
          <table:table-cell table:formula="of:=[.C7]/3400000000" office:value-type="float" office:value="0.000636448284313824" calcext:value-type="float">
            <text:p>0.0006364483</text:p>
          </table:table-cell>
          <table:table-cell table:formula="of:=[.D7]/3400000000" office:value-type="float" office:value="0.000742360921568529" calcext:value-type="float">
            <text:p>0.0007423609</text:p>
          </table:table-cell>
          <table:table-cell/>
          <table:table-cell table:formula="of:=[.B7]/[.A7]" office:value-type="float" office:value="0.572324752807617" calcext:value-type="float">
            <text:p>0.5723247528</text:p>
          </table:table-cell>
          <table:table-cell table:formula="of:=[.C7]/[.A7]" office:value-type="float" office:value="0.687892966800372" calcext:value-type="float">
            <text:p>0.6878929668</text:p>
          </table:table-cell>
          <table:table-cell table:formula="of:=[.D7]/[.A7]" office:value-type="float" office:value="0.802366616990725" calcext:value-type="float">
            <text:p>0.802366617</text:p>
          </table:table-cell>
          <table:table-cell/>
          <table:table-cell office:value-type="float" office:value="1847757.133333" calcext:value-type="float">
            <text:p>1847757.133333</text:p>
          </table:table-cell>
          <table:table-cell/>
          <table:table-cell office:value-type="float" office:value="2722050.5" calcext:value-type="float">
            <text:p>2722050.5</text:p>
          </table:table-cell>
          <table:table-cell office:value-type="float" office:value="3598335" calcext:value-type="float">
            <text:p>3598335</text:p>
          </table:table-cell>
          <table:table-cell table:formula="of:=[.Q7]/[.A7]" office:value-type="float" office:value="1.14387989044189" calcext:value-type="float">
            <text:p>1.1438798904</text:p>
          </table:table-cell>
          <table:table-cell office:value-type="float" office:value="10633535" calcext:value-type="float">
            <text:p>10633535</text:p>
          </table:table-cell>
        </table:table-row>
        <table:table-row table:style-name="ro1">
          <table:table-cell table:formula="of:=[.A7]+524288" office:value-type="float" office:value="3670016" calcext:value-type="float">
            <text:p>3670016</text:p>
          </table:table-cell>
          <table:table-cell office:value-type="float" office:value="2055809.966667" calcext:value-type="float">
            <text:p>2055809.966667</text:p>
          </table:table-cell>
          <table:table-cell office:value-type="float" office:value="2431782.433333" calcext:value-type="float">
            <text:p>2431782.433333</text:p>
          </table:table-cell>
          <table:table-cell office:value-type="float" office:value="2941585.5" calcext:value-type="float">
            <text:p>2941585.5</text:p>
          </table:table-cell>
          <table:table-cell/>
          <table:table-cell table:formula="of:=[.B8]/3400000000" office:value-type="float" office:value="0.000604649990196176" calcext:value-type="float">
            <text:p>0.00060465</text:p>
          </table:table-cell>
          <table:table-cell table:formula="of:=[.C8]/3400000000" office:value-type="float" office:value="0.000715230127450882" calcext:value-type="float">
            <text:p>0.0007152301</text:p>
          </table:table-cell>
          <table:table-cell table:formula="of:=[.D8]/3400000000" office:value-type="float" office:value="0.000865172205882353" calcext:value-type="float">
            <text:p>0.0008651722</text:p>
          </table:table-cell>
          <table:table-cell/>
          <table:table-cell table:formula="of:=[.B8]/[.A8]" office:value-type="float" office:value="0.560163761320659" calcext:value-type="float">
            <text:p>0.5601637613</text:p>
          </table:table-cell>
          <table:table-cell table:formula="of:=[.C8]/[.A8]" office:value-type="float" office:value="0.662608128502165" calcext:value-type="float">
            <text:p>0.6626081285</text:p>
          </table:table-cell>
          <table:table-cell table:formula="of:=[.D8]/[.A8]" office:value-type="float" office:value="0.801518440246582" calcext:value-type="float">
            <text:p>0.8015184402</text:p>
          </table:table-cell>
          <table:table-cell/>
          <table:table-cell office:value-type="float" office:value="2051422.766667" calcext:value-type="float">
            <text:p>2051422.766667</text:p>
          </table:table-cell>
          <table:table-cell/>
          <table:table-cell office:value-type="float" office:value="3182572.8" calcext:value-type="float">
            <text:p>3182572.8</text:p>
          </table:table-cell>
          <table:table-cell office:value-type="float" office:value="4533292" calcext:value-type="float">
            <text:p>4533292</text:p>
          </table:table-cell>
          <table:table-cell table:formula="of:=[.Q8]/[.A8]" office:value-type="float" office:value="1.23522404261998" calcext:value-type="float">
            <text:p>1.2352240426</text:p>
          </table:table-cell>
          <table:table-cell office:value-type="float" office:value="13244098" calcext:value-type="float">
            <text:p>13244098</text:p>
          </table:table-cell>
        </table:table-row>
        <table:table-row table:style-name="ro1">
          <table:table-cell table:formula="of:=[.A8]+524288" office:value-type="float" office:value="4194304" calcext:value-type="float">
            <text:p>4194304</text:p>
          </table:table-cell>
          <table:table-cell office:value-type="float" office:value="2428306.266667" calcext:value-type="float">
            <text:p>2428306.266667</text:p>
          </table:table-cell>
          <table:table-cell office:value-type="float" office:value="2745238.8" calcext:value-type="float">
            <text:p>2745238.8</text:p>
          </table:table-cell>
          <table:table-cell office:value-type="float" office:value="3320169.166667" calcext:value-type="float">
            <text:p>3320169.166667</text:p>
          </table:table-cell>
          <table:table-cell/>
          <table:table-cell table:formula="of:=[.B9]/3400000000" office:value-type="float" office:value="0.000714207725490294" calcext:value-type="float">
            <text:p>0.0007142077</text:p>
          </table:table-cell>
          <table:table-cell table:formula="of:=[.C9]/3400000000" office:value-type="float" office:value="0.000807423176470588" calcext:value-type="float">
            <text:p>0.0008074232</text:p>
          </table:table-cell>
          <table:table-cell table:formula="of:=[.D9]/3400000000" office:value-type="float" office:value="0.000976520343137353" calcext:value-type="float">
            <text:p>0.0009765203</text:p>
          </table:table-cell>
          <table:table-cell/>
          <table:table-cell table:formula="of:=[.B9]/[.A9]" office:value-type="float" office:value="0.578953329722166" calcext:value-type="float">
            <text:p>0.5789533297</text:p>
          </table:table-cell>
          <table:table-cell table:formula="of:=[.C9]/[.A9]" office:value-type="float" office:value="0.654515933990478" calcext:value-type="float">
            <text:p>0.654515934</text:p>
          </table:table-cell>
          <table:table-cell table:formula="of:=[.D9]/[.A9]" office:value-type="float" office:value="0.791590015093565" calcext:value-type="float">
            <text:p>0.7915900151</text:p>
          </table:table-cell>
          <table:table-cell/>
          <table:table-cell office:value-type="float" office:value="2627367.4" calcext:value-type="float">
            <text:p>2627367.4</text:p>
          </table:table-cell>
          <table:table-cell/>
          <table:table-cell office:value-type="float" office:value="3523786.3" calcext:value-type="float">
            <text:p>3523786.3</text:p>
          </table:table-cell>
          <table:table-cell office:value-type="float" office:value="6079554" calcext:value-type="float">
            <text:p>6079554</text:p>
          </table:table-cell>
          <table:table-cell table:formula="of:=[.Q9]/[.A9]" office:value-type="float" office:value="1.44947862625122" calcext:value-type="float">
            <text:p>1.4494786263</text:p>
          </table:table-cell>
          <table:table-cell office:value-type="float" office:value="14629067" calcext:value-type="float">
            <text:p>14629067</text:p>
          </table:table-cell>
        </table:table-row>
        <table:table-row table:style-name="ro1">
          <table:table-cell table:formula="of:=[.A9]+524288" office:value-type="float" office:value="4718592" calcext:value-type="float">
            <text:p>4718592</text:p>
          </table:table-cell>
          <table:table-cell office:value-type="float" office:value="2629698.533333" calcext:value-type="float">
            <text:p>2629698.533333</text:p>
          </table:table-cell>
          <table:table-cell office:value-type="float" office:value="3176817.666667" calcext:value-type="float">
            <text:p>3176817.666667</text:p>
          </table:table-cell>
          <table:table-cell office:value-type="float" office:value="3710502.866667" calcext:value-type="float">
            <text:p>3710502.866667</text:p>
          </table:table-cell>
          <table:table-cell/>
          <table:table-cell table:formula="of:=[.B10]/3400000000" office:value-type="float" office:value="0.000773440745097941" calcext:value-type="float">
            <text:p>0.0007734407</text:p>
          </table:table-cell>
          <table:table-cell table:formula="of:=[.C10]/3400000000" office:value-type="float" office:value="0.000934358137255" calcext:value-type="float">
            <text:p>0.0009343581</text:p>
          </table:table-cell>
          <table:table-cell table:formula="of:=[.D10]/3400000000" office:value-type="float" office:value="0.00109132437254912" calcext:value-type="float">
            <text:p>0.0010913244</text:p>
          </table:table-cell>
          <table:table-cell/>
          <table:table-cell table:formula="of:=[.B10]/[.A10]" office:value-type="float" office:value="0.55730576691797" calcext:value-type="float">
            <text:p>0.5573057669</text:p>
          </table:table-cell>
          <table:table-cell table:formula="of:=[.C10]/[.A10]" office:value-type="float" office:value="0.673255425912433" calcext:value-type="float">
            <text:p>0.6732554259</text:p>
          </table:table-cell>
          <table:table-cell table:formula="of:=[.D10]/[.A10]" office:value-type="float" office:value="0.786358063309352" calcext:value-type="float">
            <text:p>0.7863580633</text:p>
          </table:table-cell>
          <table:table-cell/>
          <table:table-cell office:value-type="float" office:value="2749502.833333" calcext:value-type="float">
            <text:p>2749502.833333</text:p>
          </table:table-cell>
          <table:table-cell/>
          <table:table-cell office:value-type="float" office:value="3863492.4" calcext:value-type="float">
            <text:p>3863492.4</text:p>
          </table:table-cell>
          <table:table-cell office:value-type="float" office:value="5805558" calcext:value-type="float">
            <text:p>5805558</text:p>
          </table:table-cell>
          <table:table-cell table:formula="of:=[.Q10]/[.A10]" office:value-type="float" office:value="1.2303581237793" calcext:value-type="float">
            <text:p>1.2303581238</text:p>
          </table:table-cell>
          <table:table-cell office:value-type="float" office:value="17334782" calcext:value-type="float">
            <text:p>17334782</text:p>
          </table:table-cell>
        </table:table-row>
        <table:table-row table:style-name="ro1">
          <table:table-cell table:formula="of:=[.A10]+524288" office:value-type="float" office:value="5242880" calcext:value-type="float">
            <text:p>5242880</text:p>
          </table:table-cell>
          <table:table-cell office:value-type="float" office:value="3061410.233333" calcext:value-type="float">
            <text:p>3061410.233333</text:p>
          </table:table-cell>
          <table:table-cell office:value-type="float" office:value="3641029.933333" calcext:value-type="float">
            <text:p>3641029.933333</text:p>
          </table:table-cell>
          <table:table-cell office:value-type="float" office:value="4138990.1" calcext:value-type="float">
            <text:p>4138990.1</text:p>
          </table:table-cell>
          <table:table-cell/>
          <table:table-cell table:formula="of:=[.B11]/3400000000" office:value-type="float" office:value="0.000900414774509706" calcext:value-type="float">
            <text:p>0.0009004148</text:p>
          </table:table-cell>
          <table:table-cell table:formula="of:=[.C11]/3400000000" office:value-type="float" office:value="0.00107089115686265" calcext:value-type="float">
            <text:p>0.0010708912</text:p>
          </table:table-cell>
          <table:table-cell table:formula="of:=[.D11]/3400000000" office:value-type="float" office:value="0.00121735002941176" calcext:value-type="float">
            <text:p>0.00121735</text:p>
          </table:table-cell>
          <table:table-cell/>
          <table:table-cell table:formula="of:=[.B11]/[.A11]" office:value-type="float" office:value="0.583917662302589" calcext:value-type="float">
            <text:p>0.5839176623</text:p>
          </table:table-cell>
          <table:table-cell table:formula="of:=[.C11]/[.A11]" office:value-type="float" office:value="0.694471346537209" calcext:value-type="float">
            <text:p>0.6944713465</text:p>
          </table:table-cell>
          <table:table-cell table:formula="of:=[.D11]/[.A11]" office:value-type="float" office:value="0.789449710845947" calcext:value-type="float">
            <text:p>0.7894497108</text:p>
          </table:table-cell>
          <table:table-cell/>
          <table:table-cell office:value-type="float" office:value="3135643.566667" calcext:value-type="float">
            <text:p>3135643.566667</text:p>
          </table:table-cell>
          <table:table-cell/>
          <table:table-cell office:value-type="float" office:value="4483719.9" calcext:value-type="float">
            <text:p>4483719.9</text:p>
          </table:table-cell>
          <table:table-cell office:value-type="float" office:value="5807755" calcext:value-type="float">
            <text:p>5807755</text:p>
          </table:table-cell>
          <table:table-cell table:formula="of:=[.Q11]/[.A11]" office:value-type="float" office:value="1.107741355896" calcext:value-type="float">
            <text:p>1.1077413559</text:p>
          </table:table-cell>
          <table:table-cell office:value-type="float" office:value="18583420" calcext:value-type="float">
            <text:p>18583420</text:p>
          </table:table-cell>
        </table:table-row>
        <table:table-row table:style-name="ro1">
          <table:table-cell table:formula="of:=[.A11]+524288" office:value-type="float" office:value="5767168" calcext:value-type="float">
            <text:p>5767168</text:p>
          </table:table-cell>
          <table:table-cell office:value-type="float" office:value="3271386.433333" calcext:value-type="float">
            <text:p>3271386.433333</text:p>
          </table:table-cell>
          <table:table-cell office:value-type="float" office:value="3986222.166667" calcext:value-type="float">
            <text:p>3986222.166667</text:p>
          </table:table-cell>
          <table:table-cell office:value-type="float" office:value="4558801" calcext:value-type="float">
            <text:p>4558801</text:p>
          </table:table-cell>
          <table:table-cell/>
          <table:table-cell table:formula="of:=[.B12]/3400000000" office:value-type="float" office:value="0.000962172480392059" calcext:value-type="float">
            <text:p>0.0009621725</text:p>
          </table:table-cell>
          <table:table-cell table:formula="of:=[.C12]/3400000000" office:value-type="float" office:value="0.00117241828431382" calcext:value-type="float">
            <text:p>0.0011724183</text:p>
          </table:table-cell>
          <table:table-cell table:formula="of:=[.D12]/3400000000" office:value-type="float" office:value="0.00134082382352941" calcext:value-type="float">
            <text:p>0.0013408238</text:p>
          </table:table-cell>
          <table:table-cell/>
          <table:table-cell table:formula="of:=[.B12]/[.A12]" office:value-type="float" office:value="0.567243131001733" calcext:value-type="float">
            <text:p>0.567243131</text:p>
          </table:table-cell>
          <table:table-cell table:formula="of:=[.C12]/[.A12]" office:value-type="float" office:value="0.691192309061744" calcext:value-type="float">
            <text:p>0.6911923091</text:p>
          </table:table-cell>
          <table:table-cell table:formula="of:=[.D12]/[.A12]" office:value-type="float" office:value="0.790474804964932" calcext:value-type="float">
            <text:p>0.790474805</text:p>
          </table:table-cell>
          <table:table-cell/>
          <table:table-cell office:value-type="float" office:value="3369490.9" calcext:value-type="float">
            <text:p>3369490.9</text:p>
          </table:table-cell>
          <table:table-cell/>
          <table:table-cell office:value-type="float" office:value="5074717.4" calcext:value-type="float">
            <text:p>5074717.4</text:p>
          </table:table-cell>
          <table:table-cell office:value-type="float" office:value="6601741" calcext:value-type="float">
            <text:p>6601741</text:p>
          </table:table-cell>
          <table:table-cell table:formula="of:=[.Q12]/[.A12]" office:value-type="float" office:value="1.14471106095748" calcext:value-type="float">
            <text:p>1.144711061</text:p>
          </table:table-cell>
          <table:table-cell office:value-type="float" office:value="19758248" calcext:value-type="float">
            <text:p>19758248</text:p>
          </table:table-cell>
        </table:table-row>
        <table:table-row table:style-name="ro1">
          <table:table-cell table:formula="of:=[.A12]+524288" office:value-type="float" office:value="6291456" calcext:value-type="float">
            <text:p>6291456</text:p>
          </table:table-cell>
          <table:table-cell office:value-type="float" office:value="3606074.233333" calcext:value-type="float">
            <text:p>3606074.233333</text:p>
          </table:table-cell>
          <table:table-cell office:value-type="float" office:value="4702198.233333" calcext:value-type="float">
            <text:p>4702198.233333</text:p>
          </table:table-cell>
          <table:table-cell office:value-type="float" office:value="5025377.833333" calcext:value-type="float">
            <text:p>5025377.833333</text:p>
          </table:table-cell>
          <table:table-cell/>
          <table:table-cell table:formula="of:=[.B13]/3400000000" office:value-type="float" office:value="0.00106061006862735" calcext:value-type="float">
            <text:p>0.0010606101</text:p>
          </table:table-cell>
          <table:table-cell table:formula="of:=[.C13]/3400000000" office:value-type="float" office:value="0.00138299948039206" calcext:value-type="float">
            <text:p>0.0013829995</text:p>
          </table:table-cell>
          <table:table-cell table:formula="of:=[.D13]/3400000000" office:value-type="float" office:value="0.00147805230392147" calcext:value-type="float">
            <text:p>0.0014780523</text:p>
          </table:table-cell>
          <table:table-cell/>
          <table:table-cell table:formula="of:=[.B13]/[.A13]" office:value-type="float" office:value="0.573170063230673" calcext:value-type="float">
            <text:p>0.5731700632</text:p>
          </table:table-cell>
          <table:table-cell table:formula="of:=[.C13]/[.A13]" office:value-type="float" office:value="0.747394280963421" calcext:value-type="float">
            <text:p>0.747394281</text:p>
          </table:table-cell>
          <table:table-cell table:formula="of:=[.D13]/[.A13]" office:value-type="float" office:value="0.798762294981162" calcext:value-type="float">
            <text:p>0.798762295</text:p>
          </table:table-cell>
          <table:table-cell/>
          <table:table-cell office:value-type="float" office:value="3813634.266667" calcext:value-type="float">
            <text:p>3813634.266667</text:p>
          </table:table-cell>
          <table:table-cell/>
          <table:table-cell office:value-type="float" office:value="5423369.7" calcext:value-type="float">
            <text:p>5423369.7</text:p>
          </table:table-cell>
          <table:table-cell office:value-type="float" office:value="6495495" calcext:value-type="float">
            <text:p>6495495</text:p>
          </table:table-cell>
          <table:table-cell table:formula="of:=[.Q13]/[.A13]" office:value-type="float" office:value="1.03243112564087" calcext:value-type="float">
            <text:p>1.0324311256</text:p>
          </table:table-cell>
          <table:table-cell office:value-type="float" office:value="21890055" calcext:value-type="float">
            <text:p>21890055</text:p>
          </table:table-cell>
        </table:table-row>
        <table:table-row table:style-name="ro1">
          <table:table-cell table:formula="of:=[.A13]+524288" office:value-type="float" office:value="6815744" calcext:value-type="float">
            <text:p>6815744</text:p>
          </table:table-cell>
          <table:table-cell office:value-type="float" office:value="4078231.466667" calcext:value-type="float">
            <text:p>4078231.466667</text:p>
          </table:table-cell>
          <table:table-cell office:value-type="float" office:value="4630269.066667" calcext:value-type="float">
            <text:p>4630269.066667</text:p>
          </table:table-cell>
          <table:table-cell office:value-type="float" office:value="5443139.333333" calcext:value-type="float">
            <text:p>5443139.333333</text:p>
          </table:table-cell>
          <table:table-cell/>
          <table:table-cell table:formula="of:=[.B14]/3400000000" office:value-type="float" office:value="0.00119947984313735" calcext:value-type="float">
            <text:p>0.0011994798</text:p>
          </table:table-cell>
          <table:table-cell table:formula="of:=[.C14]/3400000000" office:value-type="float" office:value="0.00136184384313735" calcext:value-type="float">
            <text:p>0.0013618438</text:p>
          </table:table-cell>
          <table:table-cell table:formula="of:=[.D14]/3400000000" office:value-type="float" office:value="0.00160092333333324" calcext:value-type="float">
            <text:p>0.0016009233</text:p>
          </table:table-cell>
          <table:table-cell/>
          <table:table-cell table:formula="of:=[.B14]/[.A14]" office:value-type="float" office:value="0.598354554787709" calcext:value-type="float">
            <text:p>0.5983545548</text:p>
          </table:table-cell>
          <table:table-cell table:formula="of:=[.C14]/[.A14]" office:value-type="float" office:value="0.679349028758563" calcext:value-type="float">
            <text:p>0.6793490288</text:p>
          </table:table-cell>
          <table:table-cell table:formula="of:=[.D14]/[.A14]" office:value-type="float" office:value="0.798612643510818" calcext:value-type="float">
            <text:p>0.7986126435</text:p>
          </table:table-cell>
          <table:table-cell/>
          <table:table-cell office:value-type="float" office:value="3967103.966667" calcext:value-type="float">
            <text:p>3967103.966667</text:p>
          </table:table-cell>
          <table:table-cell/>
          <table:table-cell office:value-type="float" office:value="5736459.1" calcext:value-type="float">
            <text:p>5736459.1</text:p>
          </table:table-cell>
          <table:table-cell office:value-type="float" office:value="7581838" calcext:value-type="float">
            <text:p>7581838</text:p>
          </table:table-cell>
          <table:table-cell table:formula="of:=[.Q14]/[.A14]" office:value-type="float" office:value="1.11240064180814" calcext:value-type="float">
            <text:p>1.1124006418</text:p>
          </table:table-cell>
          <table:table-cell office:value-type="float" office:value="24738764" calcext:value-type="float">
            <text:p>24738764</text:p>
          </table:table-cell>
        </table:table-row>
        <table:table-row table:style-name="ro1">
          <table:table-cell table:formula="of:=[.A14]+524288" office:value-type="float" office:value="7340032" calcext:value-type="float">
            <text:p>7340032</text:p>
          </table:table-cell>
          <table:table-cell office:value-type="float" office:value="4230765.666667" calcext:value-type="float">
            <text:p>4230765.666667</text:p>
          </table:table-cell>
          <table:table-cell office:value-type="float" office:value="4880366.4" calcext:value-type="float">
            <text:p>4880366.4</text:p>
          </table:table-cell>
          <table:table-cell office:value-type="float" office:value="6022139.666667" calcext:value-type="float">
            <text:p>6022139.666667</text:p>
          </table:table-cell>
          <table:table-cell/>
          <table:table-cell table:formula="of:=[.B15]/3400000000" office:value-type="float" office:value="0.00124434284313735" calcext:value-type="float">
            <text:p>0.0012443428</text:p>
          </table:table-cell>
          <table:table-cell table:formula="of:=[.C15]/3400000000" office:value-type="float" office:value="0.00143540188235294" calcext:value-type="float">
            <text:p>0.0014354019</text:p>
          </table:table-cell>
          <table:table-cell table:formula="of:=[.D15]/3400000000" office:value-type="float" office:value="0.00177121754901971" calcext:value-type="float">
            <text:p>0.0017712175</text:p>
          </table:table-cell>
          <table:table-cell/>
          <table:table-cell table:formula="of:=[.B15]/[.A15]" office:value-type="float" office:value="0.576396079290526" calcext:value-type="float">
            <text:p>0.5763960793</text:p>
          </table:table-cell>
          <table:table-cell table:formula="of:=[.C15]/[.A15]" office:value-type="float" office:value="0.664897155761719" calcext:value-type="float">
            <text:p>0.6648971558</text:p>
          </table:table-cell>
          <table:table-cell table:formula="of:=[.D15]/[.A15]" office:value-type="float" office:value="0.820451418558802" calcext:value-type="float">
            <text:p>0.8204514186</text:p>
          </table:table-cell>
          <table:table-cell/>
          <table:table-cell office:value-type="float" office:value="4229815.833333" calcext:value-type="float">
            <text:p>4229815.833333</text:p>
          </table:table-cell>
          <table:table-cell/>
          <table:table-cell office:value-type="float" office:value="5942996.1" calcext:value-type="float">
            <text:p>5942996.1</text:p>
          </table:table-cell>
          <table:table-cell office:value-type="float" office:value="7092976" calcext:value-type="float">
            <text:p>7092976</text:p>
          </table:table-cell>
          <table:table-cell table:formula="of:=[.Q15]/[.A15]" office:value-type="float" office:value="0.966341291155134" calcext:value-type="float">
            <text:p>0.9663412912</text:p>
          </table:table-cell>
          <table:table-cell office:value-type="float" office:value="25403707" calcext:value-type="float">
            <text:p>25403707</text:p>
          </table:table-cell>
        </table:table-row>
        <table:table-row table:style-name="ro1">
          <table:table-cell table:formula="of:=[.A15]+524288" office:value-type="float" office:value="7864320" calcext:value-type="float">
            <text:p>7864320</text:p>
          </table:table-cell>
          <table:table-cell office:value-type="float" office:value="4579424.6" calcext:value-type="float">
            <text:p>4579424.6</text:p>
          </table:table-cell>
          <table:table-cell office:value-type="float" office:value="5371936.566667" calcext:value-type="float">
            <text:p>5371936.566667</text:p>
          </table:table-cell>
          <table:table-cell office:value-type="float" office:value="6139117.666667" calcext:value-type="float">
            <text:p>6139117.666667</text:p>
          </table:table-cell>
          <table:table-cell/>
          <table:table-cell table:formula="of:=[.B16]/3400000000" office:value-type="float" office:value="0.00134688958823529" calcext:value-type="float">
            <text:p>0.0013468896</text:p>
          </table:table-cell>
          <table:table-cell table:formula="of:=[.C16]/3400000000" office:value-type="float" office:value="0.00157998134313735" calcext:value-type="float">
            <text:p>0.0015799813</text:p>
          </table:table-cell>
          <table:table-cell table:formula="of:=[.D16]/3400000000" office:value-type="float" office:value="0.00180562284313735" calcext:value-type="float">
            <text:p>0.0018056228</text:p>
          </table:table-cell>
          <table:table-cell/>
          <table:table-cell table:formula="of:=[.B16]/[.A16]" office:value-type="float" office:value="0.582303949991862" calcext:value-type="float">
            <text:p>0.58230395</text:p>
          </table:table-cell>
          <table:table-cell table:formula="of:=[.C16]/[.A16]" office:value-type="float" office:value="0.683077057732518" calcext:value-type="float">
            <text:p>0.6830770577</text:p>
          </table:table-cell>
          <table:table-cell table:formula="of:=[.D16]/[.A16]" office:value-type="float" office:value="0.780629179212825" calcext:value-type="float">
            <text:p>0.7806291792</text:p>
          </table:table-cell>
          <table:table-cell/>
          <table:table-cell office:value-type="float" office:value="4673418.966667" calcext:value-type="float">
            <text:p>4673418.966667</text:p>
          </table:table-cell>
          <table:table-cell/>
          <table:table-cell office:value-type="float" office:value="6800877.5" calcext:value-type="float">
            <text:p>6800877.5</text:p>
          </table:table-cell>
          <table:table-cell office:value-type="float" office:value="7807576" calcext:value-type="float">
            <text:p>7807576</text:p>
          </table:table-cell>
          <table:table-cell table:formula="of:=[.Q16]/[.A16]" office:value-type="float" office:value="0.992784627278646" calcext:value-type="float">
            <text:p>0.9927846273</text:p>
          </table:table-cell>
          <table:table-cell office:value-type="float" office:value="26728332" calcext:value-type="float">
            <text:p>26728332</text:p>
          </table:table-cell>
        </table:table-row>
        <table:table-row table:style-name="ro1">
          <table:table-cell table:formula="of:=[.A16]+524288" office:value-type="float" office:value="8388608" calcext:value-type="float">
            <text:p>8388608</text:p>
          </table:table-cell>
          <table:table-cell office:value-type="float" office:value="4752623" calcext:value-type="float">
            <text:p>4752623</text:p>
          </table:table-cell>
          <table:table-cell office:value-type="float" office:value="5645048.733333" calcext:value-type="float">
            <text:p>5645048.733333</text:p>
          </table:table-cell>
          <table:table-cell office:value-type="float" office:value="6621827.933333" calcext:value-type="float">
            <text:p>6621827.933333</text:p>
          </table:table-cell>
          <table:table-cell/>
          <table:table-cell table:formula="of:=[.B17]/3400000000" office:value-type="float" office:value="0.00139783029411765" calcext:value-type="float">
            <text:p>0.0013978303</text:p>
          </table:table-cell>
          <table:table-cell table:formula="of:=[.C17]/3400000000" office:value-type="float" office:value="0.00166030845098029" calcext:value-type="float">
            <text:p>0.0016603085</text:p>
          </table:table-cell>
          <table:table-cell table:formula="of:=[.D17]/3400000000" office:value-type="float" office:value="0.00194759645098029" calcext:value-type="float">
            <text:p>0.0019475965</text:p>
          </table:table-cell>
          <table:table-cell/>
          <table:table-cell table:formula="of:=[.B17]/[.A17]" office:value-type="float" office:value="0.566556811332703" calcext:value-type="float">
            <text:p>0.5665568113</text:p>
          </table:table-cell>
          <table:table-cell table:formula="of:=[.C17]/[.A17]" office:value-type="float" office:value="0.672942248980165" calcext:value-type="float">
            <text:p>0.672942249</text:p>
          </table:table-cell>
          <table:table-cell table:formula="of:=[.D17]/[.A17]" office:value-type="float" office:value="0.789383403460145" calcext:value-type="float">
            <text:p>0.7893834035</text:p>
          </table:table-cell>
          <table:table-cell/>
          <table:table-cell office:value-type="float" office:value="5190804.733333" calcext:value-type="float">
            <text:p>5190804.733333</text:p>
          </table:table-cell>
          <table:table-cell/>
          <table:table-cell office:value-type="float" office:value="6910517.4" calcext:value-type="float">
            <text:p>6910517.4</text:p>
          </table:table-cell>
          <table:table-cell office:value-type="float" office:value="9509780" calcext:value-type="float">
            <text:p>9509780</text:p>
          </table:table-cell>
          <table:table-cell table:formula="of:=[.Q17]/[.A17]" office:value-type="float" office:value="1.13365411758423" calcext:value-type="float">
            <text:p>1.1336541176</text:p>
          </table:table-cell>
          <table:table-cell office:value-type="float" office:value="28888177" calcext:value-type="float">
            <text:p>28888177</text:p>
          </table:table-cell>
        </table:table-row>
        <table:table-row table:style-name="ro1">
          <table:table-cell table:formula="of:=[.A17]+524288" office:value-type="float" office:value="8912896" calcext:value-type="float">
            <text:p>8912896</text:p>
          </table:table-cell>
          <table:table-cell office:value-type="float" office:value="5281416.333333" calcext:value-type="float">
            <text:p>5281416.333333</text:p>
          </table:table-cell>
          <table:table-cell office:value-type="float" office:value="5937731.033333" calcext:value-type="float">
            <text:p>5937731.033333</text:p>
          </table:table-cell>
          <table:table-cell office:value-type="float" office:value="7028042.8" calcext:value-type="float">
            <text:p>7028042.8</text:p>
          </table:table-cell>
          <table:table-cell/>
          <table:table-cell table:formula="of:=[.B18]/3400000000" office:value-type="float" office:value="0.00155335774509794" calcext:value-type="float">
            <text:p>0.0015533577</text:p>
          </table:table-cell>
          <table:table-cell table:formula="of:=[.C18]/3400000000" office:value-type="float" office:value="0.00174639148039206" calcext:value-type="float">
            <text:p>0.0017463915</text:p>
          </table:table-cell>
          <table:table-cell table:formula="of:=[.D18]/3400000000" office:value-type="float" office:value="0.00206707141176471" calcext:value-type="float">
            <text:p>0.0020670714</text:p>
          </table:table-cell>
          <table:table-cell/>
          <table:table-cell table:formula="of:=[.B18]/[.A18]" office:value-type="float" office:value="0.592558954276253" calcext:value-type="float">
            <text:p>0.5925589543</text:p>
          </table:table-cell>
          <table:table-cell table:formula="of:=[.C18]/[.A18]" office:value-type="float" office:value="0.666195480496238" calcext:value-type="float">
            <text:p>0.6661954805</text:p>
          </table:table-cell>
          <table:table-cell table:formula="of:=[.D18]/[.A18]" office:value-type="float" office:value="0.788525166231043" calcext:value-type="float">
            <text:p>0.7885251662</text:p>
          </table:table-cell>
          <table:table-cell/>
          <table:table-cell office:value-type="float" office:value="5308411.4" calcext:value-type="float">
            <text:p>5308411.4</text:p>
          </table:table-cell>
          <table:table-cell/>
          <table:table-cell office:value-type="float" office:value="7164733.5" calcext:value-type="float">
            <text:p>7164733.5</text:p>
          </table:table-cell>
          <table:table-cell office:value-type="float" office:value="10221727" calcext:value-type="float">
            <text:p>10221727</text:p>
          </table:table-cell>
          <table:table-cell table:formula="of:=[.Q18]/[.A18]" office:value-type="float" office:value="1.14684688343721" calcext:value-type="float">
            <text:p>1.1468468834</text:p>
          </table:table-cell>
          <table:table-cell office:value-type="float" office:value="31381653" calcext:value-type="float">
            <text:p>31381653</text:p>
          </table:table-cell>
        </table:table-row>
        <table:table-row table:style-name="ro1">
          <table:table-cell table:formula="of:=[.A18]+524288" office:value-type="float" office:value="9437184" calcext:value-type="float">
            <text:p>9437184</text:p>
          </table:table-cell>
          <table:table-cell office:value-type="float" office:value="5535097.733333" calcext:value-type="float">
            <text:p>5535097.733333</text:p>
          </table:table-cell>
          <table:table-cell office:value-type="float" office:value="6498396.033333" calcext:value-type="float">
            <text:p>6498396.033333</text:p>
          </table:table-cell>
          <table:table-cell office:value-type="float" office:value="7415715.533333" calcext:value-type="float">
            <text:p>7415715.533333</text:p>
          </table:table-cell>
          <table:table-cell/>
          <table:table-cell table:formula="of:=[.B19]/3400000000" office:value-type="float" office:value="0.00162796992156853" calcext:value-type="float">
            <text:p>0.0016279699</text:p>
          </table:table-cell>
          <table:table-cell table:formula="of:=[.C19]/3400000000" office:value-type="float" office:value="0.00191129295098029" calcext:value-type="float">
            <text:p>0.001911293</text:p>
          </table:table-cell>
          <table:table-cell table:formula="of:=[.D19]/3400000000" office:value-type="float" office:value="0.00218109280392147" calcext:value-type="float">
            <text:p>0.0021810928</text:p>
          </table:table-cell>
          <table:table-cell/>
          <table:table-cell table:formula="of:=[.B19]/[.A19]" office:value-type="float" office:value="0.586520060786459" calcext:value-type="float">
            <text:p>0.5865200608</text:p>
          </table:table-cell>
          <table:table-cell table:formula="of:=[.C19]/[.A19]" office:value-type="float" office:value="0.688594821647326" calcext:value-type="float">
            <text:p>0.6885948216</text:p>
          </table:table-cell>
          <table:table-cell table:formula="of:=[.D19]/[.A19]" office:value-type="float" office:value="0.785797493546062" calcext:value-type="float">
            <text:p>0.7857974935</text:p>
          </table:table-cell>
          <table:table-cell/>
          <table:table-cell office:value-type="float" office:value="5376353.866667" calcext:value-type="float">
            <text:p>5376353.866667</text:p>
          </table:table-cell>
          <table:table-cell/>
          <table:table-cell office:value-type="float" office:value="7553119.6" calcext:value-type="float">
            <text:p>7553119.6</text:p>
          </table:table-cell>
          <table:table-cell office:value-type="float" office:value="9439903" calcext:value-type="float">
            <text:p>9439903</text:p>
          </table:table-cell>
          <table:table-cell table:formula="of:=[.Q19]/[.A19]" office:value-type="float" office:value="1.00028811560737" calcext:value-type="float">
            <text:p>1.0002881156</text:p>
          </table:table-cell>
          <table:table-cell office:value-type="float" office:value="31664753" calcext:value-type="float">
            <text:p>31664753</text:p>
          </table:table-cell>
        </table:table-row>
        <table:table-row table:style-name="ro1">
          <table:table-cell table:formula="of:=[.A19]+524288" office:value-type="float" office:value="9961472" calcext:value-type="float">
            <text:p>9961472</text:p>
          </table:table-cell>
          <table:table-cell office:value-type="float" office:value="5767332.1" calcext:value-type="float">
            <text:p>5767332.1</text:p>
          </table:table-cell>
          <table:table-cell office:value-type="float" office:value="7234869.2" calcext:value-type="float">
            <text:p>7234869.2</text:p>
          </table:table-cell>
          <table:table-cell office:value-type="float" office:value="7826583.166667" calcext:value-type="float">
            <text:p>7826583.166667</text:p>
          </table:table-cell>
          <table:table-cell/>
          <table:table-cell table:formula="of:=[.B20]/3400000000" office:value-type="float" office:value="0.00169627414705882" calcext:value-type="float">
            <text:p>0.0016962741</text:p>
          </table:table-cell>
          <table:table-cell table:formula="of:=[.C20]/3400000000" office:value-type="float" office:value="0.00212790270588235" calcext:value-type="float">
            <text:p>0.0021279027</text:p>
          </table:table-cell>
          <table:table-cell table:formula="of:=[.D20]/3400000000" office:value-type="float" office:value="0.00230193622549029" calcext:value-type="float">
            <text:p>0.0023019362</text:p>
          </table:table-cell>
          <table:table-cell/>
          <table:table-cell table:formula="of:=[.B20]/[.A20]" office:value-type="float" office:value="0.578963841890034" calcext:value-type="float">
            <text:p>0.5789638419</text:p>
          </table:table-cell>
          <table:table-cell table:formula="of:=[.C20]/[.A20]" office:value-type="float" office:value="0.726285151431435" calcext:value-type="float">
            <text:p>0.7262851514</text:p>
          </table:table-cell>
          <table:table-cell table:formula="of:=[.D20]/[.A20]" office:value-type="float" office:value="0.785685405396612" calcext:value-type="float">
            <text:p>0.7856854054</text:p>
          </table:table-cell>
          <table:table-cell/>
          <table:table-cell office:value-type="float" office:value="5812881.066667" calcext:value-type="float">
            <text:p>5812881.066667</text:p>
          </table:table-cell>
          <table:table-cell/>
          <table:table-cell office:value-type="float" office:value="8441887.8" calcext:value-type="float">
            <text:p>8441887.8</text:p>
          </table:table-cell>
          <table:table-cell office:value-type="float" office:value="9681377" calcext:value-type="float">
            <text:p>9681377</text:p>
          </table:table-cell>
          <table:table-cell table:formula="of:=[.Q20]/[.A20]" office:value-type="float" office:value="0.971882167615389" calcext:value-type="float">
            <text:p>0.9718821676</text:p>
          </table:table-cell>
          <table:table-cell office:value-type="float" office:value="33859209" calcext:value-type="float">
            <text:p>33859209</text:p>
          </table:table-cell>
        </table:table-row>
        <table:table-row table:style-name="ro1">
          <table:table-cell table:formula="of:=[.A20]+524288" office:value-type="float" office:value="10485760" calcext:value-type="float">
            <text:p>10485760</text:p>
          </table:table-cell>
          <table:table-cell office:value-type="float" office:value="6331960.9" calcext:value-type="float">
            <text:p>6331960.9</text:p>
          </table:table-cell>
          <table:table-cell office:value-type="float" office:value="7017095.433333" calcext:value-type="float">
            <text:p>7017095.433333</text:p>
          </table:table-cell>
          <table:table-cell office:value-type="float" office:value="8373406.766667" calcext:value-type="float">
            <text:p>8373406.766667</text:p>
          </table:table-cell>
          <table:table-cell/>
          <table:table-cell table:formula="of:=[.B21]/3400000000" office:value-type="float" office:value="0.00186234144117647" calcext:value-type="float">
            <text:p>0.0018623414</text:p>
          </table:table-cell>
          <table:table-cell table:formula="of:=[.C21]/3400000000" office:value-type="float" office:value="0.00206385159803912" calcext:value-type="float">
            <text:p>0.0020638516</text:p>
          </table:table-cell>
          <table:table-cell table:formula="of:=[.D21]/3400000000" office:value-type="float" office:value="0.00246276669607853" calcext:value-type="float">
            <text:p>0.0024627667</text:p>
          </table:table-cell>
          <table:table-cell/>
          <table:table-cell table:formula="of:=[.B21]/[.A21]" office:value-type="float" office:value="0.60386284828186" calcext:value-type="float">
            <text:p>0.6038628483</text:p>
          </table:table-cell>
          <table:table-cell table:formula="of:=[.C21]/[.A21]" office:value-type="float" office:value="0.669202369054127" calcext:value-type="float">
            <text:p>0.6692023691</text:p>
          </table:table-cell>
          <table:table-cell table:formula="of:=[.D21]/[.A21]" office:value-type="float" office:value="0.798550297419262" calcext:value-type="float">
            <text:p>0.7985502974</text:p>
          </table:table-cell>
          <table:table-cell/>
          <table:table-cell office:value-type="float" office:value="6108224.766667" calcext:value-type="float">
            <text:p>6108224.766667</text:p>
          </table:table-cell>
          <table:table-cell/>
          <table:table-cell office:value-type="float" office:value="8666734.4" calcext:value-type="float">
            <text:p>8666734.4</text:p>
          </table:table-cell>
          <table:table-cell office:value-type="float" office:value="10646550" calcext:value-type="float">
            <text:p>10646550</text:p>
          </table:table-cell>
          <table:table-cell table:formula="of:=[.Q21]/[.A21]" office:value-type="float" office:value="1.0153341293335" calcext:value-type="float">
            <text:p>1.0153341293</text:p>
          </table:table-cell>
          <table:table-cell office:value-type="float" office:value="36190658" calcext:value-type="float">
            <text:p>36190658</text:p>
          </table:table-cell>
        </table:table-row>
        <table:table-row table:style-name="ro1">
          <table:table-cell table:formula="of:=[.A21]+524288" office:value-type="float" office:value="11010048" calcext:value-type="float">
            <text:p>11010048</text:p>
          </table:table-cell>
          <table:table-cell office:value-type="float" office:value="6309609.566667" calcext:value-type="float">
            <text:p>6309609.566667</text:p>
          </table:table-cell>
          <table:table-cell office:value-type="float" office:value="7345643.2" calcext:value-type="float">
            <text:p>7345643.2</text:p>
          </table:table-cell>
          <table:table-cell office:value-type="float" office:value="9010304.033333" calcext:value-type="float">
            <text:p>9010304.033333</text:p>
          </table:table-cell>
          <table:table-cell/>
          <table:table-cell table:formula="of:=[.B22]/3400000000" office:value-type="float" office:value="0.00185576751960794" calcext:value-type="float">
            <text:p>0.0018557675</text:p>
          </table:table-cell>
          <table:table-cell table:formula="of:=[.C22]/3400000000" office:value-type="float" office:value="0.00216048329411765" calcext:value-type="float">
            <text:p>0.0021604833</text:p>
          </table:table-cell>
          <table:table-cell table:formula="of:=[.D22]/3400000000" office:value-type="float" office:value="0.00265008942156853" calcext:value-type="float">
            <text:p>0.0026500894</text:p>
          </table:table-cell>
          <table:table-cell/>
          <table:table-cell table:formula="of:=[.B22]/[.A22]" office:value-type="float" office:value="0.573077389550618" calcext:value-type="float">
            <text:p>0.5730773896</text:p>
          </table:table-cell>
          <table:table-cell table:formula="of:=[.C22]/[.A22]" office:value-type="float" office:value="0.667176310221354" calcext:value-type="float">
            <text:p>0.6671763102</text:p>
          </table:table-cell>
          <table:table-cell table:formula="of:=[.D22]/[.A22]" office:value-type="float" office:value="0.818371003771555" calcext:value-type="float">
            <text:p>0.8183710038</text:p>
          </table:table-cell>
          <table:table-cell/>
          <table:table-cell office:value-type="float" office:value="6435933.466667" calcext:value-type="float">
            <text:p>6435933.466667</text:p>
          </table:table-cell>
          <table:table-cell/>
          <table:table-cell office:value-type="float" office:value="9367501.1" calcext:value-type="float">
            <text:p>9367501.1</text:p>
          </table:table-cell>
          <table:table-cell office:value-type="float" office:value="11074004" calcext:value-type="float">
            <text:p>11074004</text:p>
          </table:table-cell>
          <table:table-cell table:formula="of:=[.Q22]/[.A22]" office:value-type="float" office:value="1.00580887567429" calcext:value-type="float">
            <text:p>1.0058088757</text:p>
          </table:table-cell>
          <table:table-cell office:value-type="float" office:value="37936300" calcext:value-type="float">
            <text:p>37936300</text:p>
          </table:table-cell>
        </table:table-row>
        <table:table-row table:style-name="ro1">
          <table:table-cell table:formula="of:=[.A22]+524288" office:value-type="float" office:value="11534336" calcext:value-type="float">
            <text:p>11534336</text:p>
          </table:table-cell>
          <table:table-cell office:value-type="float" office:value="6800425" calcext:value-type="float">
            <text:p>6800425</text:p>
          </table:table-cell>
          <table:table-cell office:value-type="float" office:value="7723176.666667" calcext:value-type="float">
            <text:p>7723176.666667</text:p>
          </table:table-cell>
          <table:table-cell office:value-type="float" office:value="9322205.333333" calcext:value-type="float">
            <text:p>9322205.333333</text:p>
          </table:table-cell>
          <table:table-cell/>
          <table:table-cell table:formula="of:=[.B23]/3400000000" office:value-type="float" office:value="0.002000125" calcext:value-type="float">
            <text:p>0.002000125</text:p>
          </table:table-cell>
          <table:table-cell table:formula="of:=[.C23]/3400000000" office:value-type="float" office:value="0.00227152254901971" calcext:value-type="float">
            <text:p>0.0022715225</text:p>
          </table:table-cell>
          <table:table-cell table:formula="of:=[.D23]/3400000000" office:value-type="float" office:value="0.00274182509803912" calcext:value-type="float">
            <text:p>0.0027418251</text:p>
          </table:table-cell>
          <table:table-cell/>
          <table:table-cell table:formula="of:=[.B23]/[.A23]" office:value-type="float" office:value="0.589580969376998" calcext:value-type="float">
            <text:p>0.5895809694</text:p>
          </table:table-cell>
          <table:table-cell table:formula="of:=[.C23]/[.A23]" office:value-type="float" office:value="0.66958138436985" calcext:value-type="float">
            <text:p>0.6695813844</text:p>
          </table:table-cell>
          <table:table-cell table:formula="of:=[.D23]/[.A23]" office:value-type="float" office:value="0.808213436242277" calcext:value-type="float">
            <text:p>0.8082134362</text:p>
          </table:table-cell>
          <table:table-cell/>
          <table:table-cell office:value-type="float" office:value="6666350.233333" calcext:value-type="float">
            <text:p>6666350.233333</text:p>
          </table:table-cell>
          <table:table-cell/>
          <table:table-cell office:value-type="float" office:value="9472091.4" calcext:value-type="float">
            <text:p>9472091.4</text:p>
          </table:table-cell>
          <table:table-cell office:value-type="float" office:value="10908658" calcext:value-type="float">
            <text:p>10908658</text:p>
          </table:table-cell>
          <table:table-cell table:formula="of:=[.Q23]/[.A23]" office:value-type="float" office:value="0.945755178278143" calcext:value-type="float">
            <text:p>0.9457551783</text:p>
          </table:table-cell>
          <table:table-cell office:value-type="float" office:value="40487909" calcext:value-type="float">
            <text:p>40487909</text:p>
          </table:table-cell>
        </table:table-row>
        <table:table-row table:style-name="ro1">
          <table:table-cell table:formula="of:=[.A23]+524288" office:value-type="float" office:value="12058624" calcext:value-type="float">
            <text:p>12058624</text:p>
          </table:table-cell>
          <table:table-cell office:value-type="float" office:value="7026462.733333" calcext:value-type="float">
            <text:p>7026462.733333</text:p>
          </table:table-cell>
          <table:table-cell office:value-type="float" office:value="8087606.833333" calcext:value-type="float">
            <text:p>8087606.833333</text:p>
          </table:table-cell>
          <table:table-cell office:value-type="float" office:value="9463922.933333" calcext:value-type="float">
            <text:p>9463922.933333</text:p>
          </table:table-cell>
          <table:table-cell/>
          <table:table-cell table:formula="of:=[.B24]/3400000000" office:value-type="float" office:value="0.00206660668627441" calcext:value-type="float">
            <text:p>0.0020666067</text:p>
          </table:table-cell>
          <table:table-cell table:formula="of:=[.C24]/3400000000" office:value-type="float" office:value="0.00237870789215676" calcext:value-type="float">
            <text:p>0.0023787079</text:p>
          </table:table-cell>
          <table:table-cell table:formula="of:=[.D24]/3400000000" office:value-type="float" office:value="0.00278350674509794" calcext:value-type="float">
            <text:p>0.0027835067</text:p>
          </table:table-cell>
          <table:table-cell/>
          <table:table-cell table:formula="of:=[.B24]/[.A24]" office:value-type="float" office:value="0.582691916866551" calcext:value-type="float">
            <text:p>0.5826919169</text:p>
          </table:table-cell>
          <table:table-cell table:formula="of:=[.C24]/[.A24]" office:value-type="float" office:value="0.670690688534032" calcext:value-type="float">
            <text:p>0.6706906885</text:p>
          </table:table-cell>
          <table:table-cell table:formula="of:=[.D24]/[.A24]" office:value-type="float" office:value="0.784826107301546" calcext:value-type="float">
            <text:p>0.7848261073</text:p>
          </table:table-cell>
          <table:table-cell/>
          <table:table-cell office:value-type="float" office:value="6851556.933333" calcext:value-type="float">
            <text:p>6851556.933333</text:p>
          </table:table-cell>
          <table:table-cell/>
          <table:table-cell office:value-type="float" office:value="10033027.9" calcext:value-type="float">
            <text:p>10033027.9</text:p>
          </table:table-cell>
          <table:table-cell office:value-type="float" office:value="13031113" calcext:value-type="float">
            <text:p>13031113</text:p>
          </table:table-cell>
          <table:table-cell table:formula="of:=[.Q24]/[.A24]" office:value-type="float" office:value="1.08064676367718" calcext:value-type="float">
            <text:p>1.0806467637</text:p>
          </table:table-cell>
          <table:table-cell office:value-type="float" office:value="42523608" calcext:value-type="float">
            <text:p>42523608</text:p>
          </table:table-cell>
        </table:table-row>
        <table:table-row table:style-name="ro1">
          <table:table-cell table:formula="of:=[.A24]+524288" office:value-type="float" office:value="12582912" calcext:value-type="float">
            <text:p>12582912</text:p>
          </table:table-cell>
          <table:table-cell office:value-type="float" office:value="7231581.433333" calcext:value-type="float">
            <text:p>7231581.433333</text:p>
          </table:table-cell>
          <table:table-cell office:value-type="float" office:value="8577093.366667" calcext:value-type="float">
            <text:p>8577093.366667</text:p>
          </table:table-cell>
          <table:table-cell office:value-type="float" office:value="10476540.333333" calcext:value-type="float">
            <text:p>10476540.333333</text:p>
          </table:table-cell>
          <table:table-cell/>
          <table:table-cell table:formula="of:=[.B25]/3400000000" office:value-type="float" office:value="0.00212693571568618" calcext:value-type="float">
            <text:p>0.0021269357</text:p>
          </table:table-cell>
          <table:table-cell table:formula="of:=[.C25]/3400000000" office:value-type="float" office:value="0.00252267451960794" calcext:value-type="float">
            <text:p>0.0025226745</text:p>
          </table:table-cell>
          <table:table-cell table:formula="of:=[.D25]/3400000000" office:value-type="float" office:value="0.00308133539215676" calcext:value-type="float">
            <text:p>0.0030813354</text:p>
          </table:table-cell>
          <table:table-cell/>
          <table:table-cell table:formula="of:=[.B25]/[.A25]" office:value-type="float" office:value="0.574714456664165" calcext:value-type="float">
            <text:p>0.5747144567</text:p>
          </table:table-cell>
          <table:table-cell table:formula="of:=[.C25]/[.A25]" office:value-type="float" office:value="0.681646137767394" calcext:value-type="float">
            <text:p>0.6816461378</text:p>
          </table:table-cell>
          <table:table-cell table:formula="of:=[.D25]/[.A25]" office:value-type="float" office:value="0.832600620057821" calcext:value-type="float">
            <text:p>0.8326006201</text:p>
          </table:table-cell>
          <table:table-cell/>
          <table:table-cell office:value-type="float" office:value="7607065.6" calcext:value-type="float">
            <text:p>7607065.6</text:p>
          </table:table-cell>
          <table:table-cell/>
          <table:table-cell office:value-type="float" office:value="10908226" calcext:value-type="float">
            <text:p>10908226</text:p>
          </table:table-cell>
          <table:table-cell office:value-type="float" office:value="13336378" calcext:value-type="float">
            <text:p>13336378</text:p>
          </table:table-cell>
          <table:table-cell table:formula="of:=[.Q25]/[.A25]" office:value-type="float" office:value="1.05988009770711" calcext:value-type="float">
            <text:p>1.0598800977</text:p>
          </table:table-cell>
          <table:table-cell office:value-type="float" office:value="43805699" calcext:value-type="float">
            <text:p>43805699</text:p>
          </table:table-cell>
        </table:table-row>
        <table:table-row table:style-name="ro1">
          <table:table-cell table:formula="of:=[.A25]+524288" office:value-type="float" office:value="13107200" calcext:value-type="float">
            <text:p>13107200</text:p>
          </table:table-cell>
          <table:table-cell office:value-type="float" office:value="7652835.766667" calcext:value-type="float">
            <text:p>7652835.766667</text:p>
          </table:table-cell>
          <table:table-cell office:value-type="float" office:value="8678424.433333" calcext:value-type="float">
            <text:p>8678424.433333</text:p>
          </table:table-cell>
          <table:table-cell office:value-type="float" office:value="10403293.233333" calcext:value-type="float">
            <text:p>10403293.233333</text:p>
          </table:table-cell>
          <table:table-cell/>
          <table:table-cell table:formula="of:=[.B26]/3400000000" office:value-type="float" office:value="0.00225083404901971" calcext:value-type="float">
            <text:p>0.002250834</text:p>
          </table:table-cell>
          <table:table-cell table:formula="of:=[.C26]/3400000000" office:value-type="float" office:value="0.00255247777450971" calcext:value-type="float">
            <text:p>0.0025524778</text:p>
          </table:table-cell>
          <table:table-cell table:formula="of:=[.D26]/3400000000" office:value-type="float" office:value="0.00305979212745088" calcext:value-type="float">
            <text:p>0.0030597921</text:p>
          </table:table-cell>
          <table:table-cell/>
          <table:table-cell table:formula="of:=[.B26]/[.A26]" office:value-type="float" office:value="0.583865033467636" calcext:value-type="float">
            <text:p>0.5838650335</text:p>
          </table:table-cell>
          <table:table-cell table:formula="of:=[.C26]/[.A26]" office:value-type="float" office:value="0.662111239115372" calcext:value-type="float">
            <text:p>0.6621112391</text:p>
          </table:table-cell>
          <table:table-cell table:formula="of:=[.D26]/[.A26]" office:value-type="float" office:value="0.793708285013809" calcext:value-type="float">
            <text:p>0.793708285</text:p>
          </table:table-cell>
          <table:table-cell/>
          <table:table-cell office:value-type="float" office:value="7720083.633333" calcext:value-type="float">
            <text:p>7720083.633333</text:p>
          </table:table-cell>
          <table:table-cell/>
          <table:table-cell office:value-type="float" office:value="10999863.7" calcext:value-type="float">
            <text:p>10999863.7</text:p>
          </table:table-cell>
          <table:table-cell office:value-type="float" office:value="13437244" calcext:value-type="float">
            <text:p>13437244</text:p>
          </table:table-cell>
          <table:table-cell table:formula="of:=[.Q26]/[.A26]" office:value-type="float" office:value="1.02518035888672" calcext:value-type="float">
            <text:p>1.0251803589</text:p>
          </table:table-cell>
          <table:table-cell office:value-type="float" office:value="45695076" calcext:value-type="float">
            <text:p>45695076</text:p>
          </table:table-cell>
        </table:table-row>
        <table:table-row table:style-name="ro1">
          <table:table-cell table:formula="of:=[.A26]+524288" office:value-type="float" office:value="13631488" calcext:value-type="float">
            <text:p>13631488</text:p>
          </table:table-cell>
          <table:table-cell office:value-type="float" office:value="8169797.766667" calcext:value-type="float">
            <text:p>8169797.766667</text:p>
          </table:table-cell>
          <table:table-cell office:value-type="float" office:value="9109158.633333" calcext:value-type="float">
            <text:p>9109158.633333</text:p>
          </table:table-cell>
          <table:table-cell office:value-type="float" office:value="10691628.566667" calcext:value-type="float">
            <text:p>10691628.566667</text:p>
          </table:table-cell>
          <table:table-cell/>
          <table:table-cell table:formula="of:=[.B27]/3400000000" office:value-type="float" office:value="0.00240288169607853" calcext:value-type="float">
            <text:p>0.0024028817</text:p>
          </table:table-cell>
          <table:table-cell table:formula="of:=[.C27]/3400000000" office:value-type="float" office:value="0.00267916430392147" calcext:value-type="float">
            <text:p>0.0026791643</text:p>
          </table:table-cell>
          <table:table-cell table:formula="of:=[.D27]/3400000000" office:value-type="float" office:value="0.003144596637255" calcext:value-type="float">
            <text:p>0.0031445966</text:p>
          </table:table-cell>
          <table:table-cell/>
          <table:table-cell table:formula="of:=[.B27]/[.A27]" office:value-type="float" office:value="0.599332792331035" calcext:value-type="float">
            <text:p>0.5993327923</text:p>
          </table:table-cell>
          <table:table-cell table:formula="of:=[.C27]/[.A27]" office:value-type="float" office:value="0.668243894821534" calcext:value-type="float">
            <text:p>0.6682438948</text:p>
          </table:table-cell>
          <table:table-cell table:formula="of:=[.D27]/[.A27]" office:value-type="float" office:value="0.784333197275822" calcext:value-type="float">
            <text:p>0.7843331973</text:p>
          </table:table-cell>
          <table:table-cell/>
          <table:table-cell office:value-type="float" office:value="7820651.133333" calcext:value-type="float">
            <text:p>7820651.133333</text:p>
          </table:table-cell>
          <table:table-cell/>
          <table:table-cell office:value-type="float" office:value="11580140.5" calcext:value-type="float">
            <text:p>11580140.5</text:p>
          </table:table-cell>
          <table:table-cell office:value-type="float" office:value="14454432" calcext:value-type="float">
            <text:p>14454432</text:p>
          </table:table-cell>
          <table:table-cell table:formula="of:=[.Q27]/[.A27]" office:value-type="float" office:value="1.06037081204928" calcext:value-type="float">
            <text:p>1.060370812</text:p>
          </table:table-cell>
          <table:table-cell office:value-type="float" office:value="46081664" calcext:value-type="float">
            <text:p>46081664</text:p>
          </table:table-cell>
        </table:table-row>
        <table:table-row table:style-name="ro1">
          <table:table-cell table:formula="of:=[.A27]+524288" office:value-type="float" office:value="14155776" calcext:value-type="float">
            <text:p>14155776</text:p>
          </table:table-cell>
          <table:table-cell office:value-type="float" office:value="8452618.333333" calcext:value-type="float">
            <text:p>8452618.333333</text:p>
          </table:table-cell>
          <table:table-cell office:value-type="float" office:value="9536003" calcext:value-type="float">
            <text:p>9536003</text:p>
          </table:table-cell>
          <table:table-cell office:value-type="float" office:value="11386675.666667" calcext:value-type="float">
            <text:p>11386675.666667</text:p>
          </table:table-cell>
          <table:table-cell/>
          <table:table-cell table:formula="of:=[.B28]/3400000000" office:value-type="float" office:value="0.00248606421568618" calcext:value-type="float">
            <text:p>0.0024860642</text:p>
          </table:table-cell>
          <table:table-cell table:formula="of:=[.C28]/3400000000" office:value-type="float" office:value="0.00280470676470588" calcext:value-type="float">
            <text:p>0.0028047068</text:p>
          </table:table-cell>
          <table:table-cell table:formula="of:=[.D28]/3400000000" office:value-type="float" office:value="0.00334902225490206" calcext:value-type="float">
            <text:p>0.0033490223</text:p>
          </table:table-cell>
          <table:table-cell/>
          <table:table-cell table:formula="of:=[.B28]/[.A28]" office:value-type="float" office:value="0.597114445250688" calcext:value-type="float">
            <text:p>0.5971144453</text:p>
          </table:table-cell>
          <table:table-cell table:formula="of:=[.C28]/[.A28]" office:value-type="float" office:value="0.673647492020218" calcext:value-type="float">
            <text:p>0.673647492</text:p>
          </table:table-cell>
          <table:table-cell table:formula="of:=[.D28]/[.A28]" office:value-type="float" office:value="0.804383713522099" calcext:value-type="float">
            <text:p>0.8043837135</text:p>
          </table:table-cell>
          <table:table-cell/>
          <table:table-cell office:value-type="float" office:value="8041444.566667" calcext:value-type="float">
            <text:p>8041444.566667</text:p>
          </table:table-cell>
          <table:table-cell/>
          <table:table-cell office:value-type="float" office:value="11660596" calcext:value-type="float">
            <text:p>11660596</text:p>
          </table:table-cell>
          <table:table-cell office:value-type="float" office:value="14597505" calcext:value-type="float">
            <text:p>14597505</text:p>
          </table:table-cell>
          <table:table-cell table:formula="of:=[.Q28]/[.A28]" office:value-type="float" office:value="1.03120485941569" calcext:value-type="float">
            <text:p>1.0312048594</text:p>
          </table:table-cell>
          <table:table-cell office:value-type="float" office:value="49752733" calcext:value-type="float">
            <text:p>49752733</text:p>
          </table:table-cell>
        </table:table-row>
        <table:table-row table:style-name="ro1">
          <table:table-cell table:formula="of:=[.A28]+524288" office:value-type="float" office:value="14680064" calcext:value-type="float">
            <text:p>14680064</text:p>
          </table:table-cell>
          <table:table-cell office:value-type="float" office:value="8941208.5" calcext:value-type="float">
            <text:p>8941208.5</text:p>
          </table:table-cell>
          <table:table-cell office:value-type="float" office:value="10021559.533333" calcext:value-type="float">
            <text:p>10021559.533333</text:p>
          </table:table-cell>
          <table:table-cell office:value-type="float" office:value="11719753.4" calcext:value-type="float">
            <text:p>11719753.4</text:p>
          </table:table-cell>
          <table:table-cell/>
          <table:table-cell table:formula="of:=[.B29]/3400000000" office:value-type="float" office:value="0.00262976720588235" calcext:value-type="float">
            <text:p>0.0026297672</text:p>
          </table:table-cell>
          <table:table-cell table:formula="of:=[.C29]/3400000000" office:value-type="float" office:value="0.00294751750980382" calcext:value-type="float">
            <text:p>0.0029475175</text:p>
          </table:table-cell>
          <table:table-cell table:formula="of:=[.D29]/3400000000" office:value-type="float" office:value="0.00344698629411765" calcext:value-type="float">
            <text:p>0.0034469863</text:p>
          </table:table-cell>
          <table:table-cell/>
          <table:table-cell table:formula="of:=[.B29]/[.A29]" office:value-type="float" office:value="0.609071493148804" calcext:value-type="float">
            <text:p>0.6090714931</text:p>
          </table:table-cell>
          <table:table-cell table:formula="of:=[.C29]/[.A29]" office:value-type="float" office:value="0.682664566948278" calcext:value-type="float">
            <text:p>0.6826645669</text:p>
          </table:table-cell>
          <table:table-cell table:formula="of:=[.D29]/[.A29]" office:value-type="float" office:value="0.798344843728202" calcext:value-type="float">
            <text:p>0.7983448437</text:p>
          </table:table-cell>
          <table:table-cell/>
          <table:table-cell office:value-type="float" office:value="8658383.466667" calcext:value-type="float">
            <text:p>8658383.466667</text:p>
          </table:table-cell>
          <table:table-cell/>
          <table:table-cell office:value-type="float" office:value="12296867.6" calcext:value-type="float">
            <text:p>12296867.6</text:p>
          </table:table-cell>
          <table:table-cell office:value-type="float" office:value="14456506" calcext:value-type="float">
            <text:p>14456506</text:p>
          </table:table-cell>
          <table:table-cell table:formula="of:=[.Q29]/[.A29]" office:value-type="float" office:value="0.984771319798061" calcext:value-type="float">
            <text:p>0.9847713198</text:p>
          </table:table-cell>
          <table:table-cell office:value-type="float" office:value="49381961" calcext:value-type="float">
            <text:p>49381961</text:p>
          </table:table-cell>
        </table:table-row>
        <table:table-row table:style-name="ro1">
          <table:table-cell table:formula="of:=[.A29]+524288" office:value-type="float" office:value="15204352" calcext:value-type="float">
            <text:p>15204352</text:p>
          </table:table-cell>
          <table:table-cell office:value-type="float" office:value="9188144.2" calcext:value-type="float">
            <text:p>9188144.2</text:p>
          </table:table-cell>
          <table:table-cell office:value-type="float" office:value="10562415" calcext:value-type="float">
            <text:p>10562415</text:p>
          </table:table-cell>
          <table:table-cell office:value-type="float" office:value="12113525.1" calcext:value-type="float">
            <text:p>12113525.1</text:p>
          </table:table-cell>
          <table:table-cell/>
          <table:table-cell table:formula="of:=[.B30]/3400000000" office:value-type="float" office:value="0.00270239535294118" calcext:value-type="float">
            <text:p>0.0027023954</text:p>
          </table:table-cell>
          <table:table-cell table:formula="of:=[.C30]/3400000000" office:value-type="float" office:value="0.00310659264705882" calcext:value-type="float">
            <text:p>0.0031065926</text:p>
          </table:table-cell>
          <table:table-cell table:formula="of:=[.D30]/3400000000" office:value-type="float" office:value="0.0035628015" calcext:value-type="float">
            <text:p>0.0035628015</text:p>
          </table:table-cell>
          <table:table-cell/>
          <table:table-cell table:formula="of:=[.B30]/[.A30]" office:value-type="float" office:value="0.604310147515659" calcext:value-type="float">
            <text:p>0.6043101475</text:p>
          </table:table-cell>
          <table:table-cell table:formula="of:=[.C30]/[.A30]" office:value-type="float" office:value="0.694696821015457" calcext:value-type="float">
            <text:p>0.694696821</text:p>
          </table:table-cell>
          <table:table-cell table:formula="of:=[.D30]/[.A30]" office:value-type="float" office:value="0.79671432889741" calcext:value-type="float">
            <text:p>0.7967143289</text:p>
          </table:table-cell>
          <table:table-cell/>
          <table:table-cell office:value-type="float" office:value="8918446.733333" calcext:value-type="float">
            <text:p>8918446.733333</text:p>
          </table:table-cell>
          <table:table-cell/>
          <table:table-cell office:value-type="float" office:value="12429991.6" calcext:value-type="float">
            <text:p>12429991.6</text:p>
          </table:table-cell>
          <table:table-cell office:value-type="float" office:value="15067119" calcext:value-type="float">
            <text:p>15067119</text:p>
          </table:table-cell>
          <table:table-cell table:formula="of:=[.Q30]/[.A30]" office:value-type="float" office:value="0.990974097416319" calcext:value-type="float">
            <text:p>0.9909740974</text:p>
          </table:table-cell>
          <table:table-cell office:value-type="float" office:value="52676261" calcext:value-type="float">
            <text:p>52676261</text:p>
          </table:table-cell>
        </table:table-row>
        <table:table-row table:style-name="ro1">
          <table:table-cell table:formula="of:=[.A30]+524288" office:value-type="float" office:value="15728640" calcext:value-type="float">
            <text:p>15728640</text:p>
          </table:table-cell>
          <table:table-cell office:value-type="float" office:value="9047315.9" calcext:value-type="float">
            <text:p>9047315.9</text:p>
          </table:table-cell>
          <table:table-cell office:value-type="float" office:value="11165597.733333" calcext:value-type="float">
            <text:p>11165597.733333</text:p>
          </table:table-cell>
          <table:table-cell office:value-type="float" office:value="12134763.933333" calcext:value-type="float">
            <text:p>12134763.933333</text:p>
          </table:table-cell>
          <table:table-cell/>
          <table:table-cell table:formula="of:=[.B31]/3400000000" office:value-type="float" office:value="0.00266097526470588" calcext:value-type="float">
            <text:p>0.0026609753</text:p>
          </table:table-cell>
          <table:table-cell table:formula="of:=[.C31]/3400000000" office:value-type="float" office:value="0.00328399933333324" calcext:value-type="float">
            <text:p>0.0032839993</text:p>
          </table:table-cell>
          <table:table-cell table:formula="of:=[.D31]/3400000000" office:value-type="float" office:value="0.00356904821568618" calcext:value-type="float">
            <text:p>0.0035690482</text:p>
          </table:table-cell>
          <table:table-cell/>
          <table:table-cell table:formula="of:=[.B31]/[.A31]" office:value-type="float" office:value="0.575212853749593" calcext:value-type="float">
            <text:p>0.5752128537</text:p>
          </table:table-cell>
          <table:table-cell table:formula="of:=[.C31]/[.A31]" office:value-type="float" office:value="0.709889585706902" calcext:value-type="float">
            <text:p>0.7098895857</text:p>
          </table:table-cell>
          <table:table-cell table:formula="of:=[.D31]/[.A31]" office:value-type="float" office:value="0.771507513258171" calcext:value-type="float">
            <text:p>0.7715075133</text:p>
          </table:table-cell>
          <table:table-cell/>
          <table:table-cell office:value-type="float" office:value="9200406.1" calcext:value-type="float">
            <text:p>9200406.1</text:p>
          </table:table-cell>
          <table:table-cell/>
          <table:table-cell office:value-type="float" office:value="13548760.8" calcext:value-type="float">
            <text:p>13548760.8</text:p>
          </table:table-cell>
          <table:table-cell office:value-type="float" office:value="17025229" calcext:value-type="float">
            <text:p>17025229</text:p>
          </table:table-cell>
          <table:table-cell table:formula="of:=[.Q31]/[.A31]" office:value-type="float" office:value="1.08243490854899" calcext:value-type="float">
            <text:p>1.0824349085</text:p>
          </table:table-cell>
          <table:table-cell office:value-type="float" office:value="54129096" calcext:value-type="float">
            <text:p>54129096</text:p>
          </table:table-cell>
        </table:table-row>
        <table:table-row table:style-name="ro1">
          <table:table-cell table:formula="of:=[.A31]+524288" office:value-type="float" office:value="16252928" calcext:value-type="float">
            <text:p>16252928</text:p>
          </table:table-cell>
          <table:table-cell office:value-type="float" office:value="9305252.3" calcext:value-type="float">
            <text:p>9305252.3</text:p>
          </table:table-cell>
          <table:table-cell office:value-type="float" office:value="10941353.9" calcext:value-type="float">
            <text:p>10941353.9</text:p>
          </table:table-cell>
          <table:table-cell office:value-type="float" office:value="12717957.3" calcext:value-type="float">
            <text:p>12717957.3</text:p>
          </table:table-cell>
          <table:table-cell/>
          <table:table-cell table:formula="of:=[.B32]/3400000000" office:value-type="float" office:value="0.00273683891176471" calcext:value-type="float">
            <text:p>0.0027368389</text:p>
          </table:table-cell>
          <table:table-cell table:formula="of:=[.C32]/3400000000" office:value-type="float" office:value="0.00321804526470588" calcext:value-type="float">
            <text:p>0.0032180453</text:p>
          </table:table-cell>
          <table:table-cell table:formula="of:=[.D32]/3400000000" office:value-type="float" office:value="0.00374057567647059" calcext:value-type="float">
            <text:p>0.0037405757</text:p>
          </table:table-cell>
          <table:table-cell/>
          <table:table-cell table:formula="of:=[.B32]/[.A32]" office:value-type="float" office:value="0.572527750076786" calcext:value-type="float">
            <text:p>0.5725277501</text:p>
          </table:table-cell>
          <table:table-cell table:formula="of:=[.C32]/[.A32]" office:value-type="float" office:value="0.67319278717041" calcext:value-type="float">
            <text:p>0.6731927872</text:p>
          </table:table-cell>
          <table:table-cell table:formula="of:=[.D32]/[.A32]" office:value-type="float" office:value="0.782502531236218" calcext:value-type="float">
            <text:p>0.7825025312</text:p>
          </table:table-cell>
          <table:table-cell/>
          <table:table-cell office:value-type="float" office:value="9383485.366667" calcext:value-type="float">
            <text:p>9383485.366667</text:p>
          </table:table-cell>
          <table:table-cell/>
          <table:table-cell office:value-type="float" office:value="13704194.8" calcext:value-type="float">
            <text:p>13704194.8</text:p>
          </table:table-cell>
          <table:table-cell office:value-type="float" office:value="15545439" calcext:value-type="float">
            <text:p>15545439</text:p>
          </table:table-cell>
          <table:table-cell table:formula="of:=[.Q32]/[.A32]" office:value-type="float" office:value="0.956470058810326" calcext:value-type="float">
            <text:p>0.9564700588</text:p>
          </table:table-cell>
          <table:table-cell office:value-type="float" office:value="55153812" calcext:value-type="float">
            <text:p>55153812</text:p>
          </table:table-cell>
        </table:table-row>
        <table:table-row table:style-name="ro1">
          <table:table-cell table:formula="of:=[.A32]+524288" office:value-type="float" office:value="16777216" calcext:value-type="float">
            <text:p>16777216</text:p>
          </table:table-cell>
          <table:table-cell office:value-type="float" office:value="9730797.2" calcext:value-type="float">
            <text:p>9730797.2</text:p>
          </table:table-cell>
          <table:table-cell office:value-type="float" office:value="11415317" calcext:value-type="float">
            <text:p>11415317</text:p>
          </table:table-cell>
          <table:table-cell office:value-type="float" office:value="13476485.4" calcext:value-type="float">
            <text:p>13476485.4</text:p>
          </table:table-cell>
          <table:table-cell/>
          <table:table-cell table:formula="of:=[.B33]/3400000000" office:value-type="float" office:value="0.00286199917647059" calcext:value-type="float">
            <text:p>0.0028619992</text:p>
          </table:table-cell>
          <table:table-cell table:formula="of:=[.C33]/3400000000" office:value-type="float" office:value="0.00335744617647059" calcext:value-type="float">
            <text:p>0.0033574462</text:p>
          </table:table-cell>
          <table:table-cell table:formula="of:=[.D33]/3400000000" office:value-type="float" office:value="0.00396367217647059" calcext:value-type="float">
            <text:p>0.0039636722</text:p>
          </table:table-cell>
          <table:table-cell/>
          <table:table-cell table:formula="of:=[.B33]/[.A33]" office:value-type="float" office:value="0.580000710487366" calcext:value-type="float">
            <text:p>0.5800007105</text:p>
          </table:table-cell>
          <table:table-cell table:formula="of:=[.C33]/[.A33]" office:value-type="float" office:value="0.680405914783478" calcext:value-type="float">
            <text:p>0.6804059148</text:p>
          </table:table-cell>
          <table:table-cell table:formula="of:=[.D33]/[.A33]" office:value-type="float" office:value="0.803261125087738" calcext:value-type="float">
            <text:p>0.8032611251</text:p>
          </table:table-cell>
          <table:table-cell/>
          <table:table-cell office:value-type="float" office:value="9883381.466667" calcext:value-type="float">
            <text:p>9883381.466667</text:p>
          </table:table-cell>
          <table:table-cell/>
          <table:table-cell office:value-type="float" office:value="14086345" calcext:value-type="float">
            <text:p>14086345</text:p>
          </table:table-cell>
          <table:table-cell office:value-type="float" office:value="19041815" calcext:value-type="float">
            <text:p>19041815</text:p>
          </table:table-cell>
          <table:table-cell table:formula="of:=[.Q33]/[.A33]" office:value-type="float" office:value="1.1349806189537" calcext:value-type="float">
            <text:p>1.134980619</text:p>
          </table:table-cell>
          <table:table-cell office:value-type="float" office:value="57301352" calcext:value-type="float">
            <text:p>57301352</text:p>
          </table:table-cell>
        </table:table-row>
        <table:table-row table:style-name="ro1">
          <table:table-cell table:formula="of:=[.A33]+524288" office:value-type="float" office:value="17301504" calcext:value-type="float">
            <text:p>17301504</text:p>
          </table:table-cell>
          <table:table-cell office:value-type="float" office:value="9756028.466667" calcext:value-type="float">
            <text:p>9756028.466667</text:p>
          </table:table-cell>
          <table:table-cell office:value-type="float" office:value="12202537.3" calcext:value-type="float">
            <text:p>12202537.3</text:p>
          </table:table-cell>
          <table:table-cell office:value-type="float" office:value="13905454.5" calcext:value-type="float">
            <text:p>13905454.5</text:p>
          </table:table-cell>
          <table:table-cell/>
          <table:table-cell table:formula="of:=[.B34]/3400000000" office:value-type="float" office:value="0.002869420137255" calcext:value-type="float">
            <text:p>0.0028694201</text:p>
          </table:table-cell>
          <table:table-cell table:formula="of:=[.C34]/3400000000" office:value-type="float" office:value="0.00358898155882353" calcext:value-type="float">
            <text:p>0.0035889816</text:p>
          </table:table-cell>
          <table:table-cell table:formula="of:=[.D34]/3400000000" office:value-type="float" office:value="0.00408983955882353" calcext:value-type="float">
            <text:p>0.0040898396</text:p>
          </table:table-cell>
          <table:table-cell/>
          <table:table-cell table:formula="of:=[.B34]/[.A34]" office:value-type="float" office:value="0.563883259320519" calcext:value-type="float">
            <text:p>0.5638832593</text:p>
          </table:table-cell>
          <table:table-cell table:formula="of:=[.C34]/[.A34]" office:value-type="float" office:value="0.705287661696925" calcext:value-type="float">
            <text:p>0.7052876617</text:p>
          </table:table-cell>
          <table:table-cell table:formula="of:=[.D34]/[.A34]" office:value-type="float" office:value="0.803713625127619" calcext:value-type="float">
            <text:p>0.8037136251</text:p>
          </table:table-cell>
          <table:table-cell/>
          <table:table-cell office:value-type="float" office:value="10055673.2" calcext:value-type="float">
            <text:p>10055673.2</text:p>
          </table:table-cell>
          <table:table-cell/>
          <table:table-cell office:value-type="float" office:value="14446934.1" calcext:value-type="float">
            <text:p>14446934.1</text:p>
          </table:table-cell>
          <table:table-cell office:value-type="float" office:value="17762654" calcext:value-type="float">
            <text:p>17762654</text:p>
          </table:table-cell>
          <table:table-cell table:formula="of:=[.Q34]/[.A34]" office:value-type="float" office:value="1.02665375218247" calcext:value-type="float">
            <text:p>1.0266537522</text:p>
          </table:table-cell>
          <table:table-cell office:value-type="float" office:value="60199464" calcext:value-type="float">
            <text:p>60199464</text:p>
          </table:table-cell>
        </table:table-row>
        <table:table-row table:style-name="ro1">
          <table:table-cell table:formula="of:=[.A34]+524288" office:value-type="float" office:value="17825792" calcext:value-type="float">
            <text:p>17825792</text:p>
          </table:table-cell>
          <table:table-cell office:value-type="float" office:value="10266908.833333" calcext:value-type="float">
            <text:p>10266908.833333</text:p>
          </table:table-cell>
          <table:table-cell office:value-type="float" office:value="12433555.433333" calcext:value-type="float">
            <text:p>12433555.433333</text:p>
          </table:table-cell>
          <table:table-cell office:value-type="float" office:value="13995356.366667" calcext:value-type="float">
            <text:p>13995356.366667</text:p>
          </table:table-cell>
          <table:table-cell/>
          <table:table-cell table:formula="of:=[.B35]/3400000000" office:value-type="float" office:value="0.00301967906862735" calcext:value-type="float">
            <text:p>0.0030196791</text:p>
          </table:table-cell>
          <table:table-cell table:formula="of:=[.C35]/3400000000" office:value-type="float" office:value="0.00365692806862735" calcext:value-type="float">
            <text:p>0.0036569281</text:p>
          </table:table-cell>
          <table:table-cell table:formula="of:=[.D35]/3400000000" office:value-type="float" office:value="0.00411628128431382" calcext:value-type="float">
            <text:p>0.0041162813</text:p>
          </table:table-cell>
          <table:table-cell/>
          <table:table-cell table:formula="of:=[.B35]/[.A35]" office:value-type="float" office:value="0.575958074307891" calcext:value-type="float">
            <text:p>0.5759580743</text:p>
          </table:table-cell>
          <table:table-cell table:formula="of:=[.C35]/[.A35]" office:value-type="float" office:value="0.697503675199004" calcext:value-type="float">
            <text:p>0.6975036752</text:p>
          </table:table-cell>
          <table:table-cell table:formula="of:=[.D35]/[.A35]" office:value-type="float" office:value="0.785118347990765" calcext:value-type="float">
            <text:p>0.785118348</text:p>
          </table:table-cell>
          <table:table-cell/>
          <table:table-cell office:value-type="float" office:value="10525363.733333" calcext:value-type="float">
            <text:p>10525363.733333</text:p>
          </table:table-cell>
          <table:table-cell/>
          <table:table-cell office:value-type="float" office:value="16761989.6" calcext:value-type="float">
            <text:p>16761989.6</text:p>
          </table:table-cell>
          <table:table-cell office:value-type="float" office:value="20597221" calcext:value-type="float">
            <text:p>20597221</text:p>
          </table:table-cell>
          <table:table-cell table:formula="of:=[.Q35]/[.A35]" office:value-type="float" office:value="1.15547297982609" calcext:value-type="float">
            <text:p>1.1554729798</text:p>
          </table:table-cell>
          <table:table-cell office:value-type="float" office:value="60247536" calcext:value-type="float">
            <text:p>60247536</text:p>
          </table:table-cell>
        </table:table-row>
        <table:table-row table:style-name="ro1">
          <table:table-cell table:formula="of:=[.A35]+524288" office:value-type="float" office:value="18350080" calcext:value-type="float">
            <text:p>18350080</text:p>
          </table:table-cell>
          <table:table-cell office:value-type="float" office:value="10718164.866667" calcext:value-type="float">
            <text:p>10718164.866667</text:p>
          </table:table-cell>
          <table:table-cell office:value-type="float" office:value="12682294.733333" calcext:value-type="float">
            <text:p>12682294.733333</text:p>
          </table:table-cell>
          <table:table-cell office:value-type="float" office:value="14492628.333333" calcext:value-type="float">
            <text:p>14492628.333333</text:p>
          </table:table-cell>
          <table:table-cell/>
          <table:table-cell table:formula="of:=[.B36]/3400000000" office:value-type="float" office:value="0.00315240143137265" calcext:value-type="float">
            <text:p>0.0031524014</text:p>
          </table:table-cell>
          <table:table-cell table:formula="of:=[.C36]/3400000000" office:value-type="float" office:value="0.00373008668627441" calcext:value-type="float">
            <text:p>0.0037300867</text:p>
          </table:table-cell>
          <table:table-cell table:formula="of:=[.D36]/3400000000" office:value-type="float" office:value="0.00426253774509794" calcext:value-type="float">
            <text:p>0.0042625377</text:p>
          </table:table-cell>
          <table:table-cell/>
          <table:table-cell table:formula="of:=[.B36]/[.A36]" office:value-type="float" office:value="0.584093631562751" calcext:value-type="float">
            <text:p>0.5840936316</text:p>
          </table:table-cell>
          <table:table-cell table:formula="of:=[.C36]/[.A36]" office:value-type="float" office:value="0.691130214872796" calcext:value-type="float">
            <text:p>0.6911302149</text:p>
          </table:table-cell>
          <table:table-cell table:formula="of:=[.D36]/[.A36]" office:value-type="float" office:value="0.789785566784069" calcext:value-type="float">
            <text:p>0.7897855668</text:p>
          </table:table-cell>
          <table:table-cell/>
          <table:table-cell office:value-type="float" office:value="10998784.333333" calcext:value-type="float">
            <text:p>10998784.333333</text:p>
          </table:table-cell>
          <table:table-cell/>
          <table:table-cell office:value-type="float" office:value="16056054.3" calcext:value-type="float">
            <text:p>16056054.3</text:p>
          </table:table-cell>
          <table:table-cell office:value-type="float" office:value="17123396" calcext:value-type="float">
            <text:p>17123396</text:p>
          </table:table-cell>
          <table:table-cell table:formula="of:=[.Q36]/[.A36]" office:value-type="float" office:value="0.933151027134487" calcext:value-type="float">
            <text:p>0.9331510271</text:p>
          </table:table-cell>
          <table:table-cell office:value-type="float" office:value="62808398" calcext:value-type="float">
            <text:p>62808398</text:p>
          </table:table-cell>
        </table:table-row>
        <table:table-row table:style-name="ro1">
          <table:table-cell table:formula="of:=[.A36]+524288" office:value-type="float" office:value="18874368" calcext:value-type="float">
            <text:p>18874368</text:p>
          </table:table-cell>
          <table:table-cell office:value-type="float" office:value="10854905.8" calcext:value-type="float">
            <text:p>10854905.8</text:p>
          </table:table-cell>
          <table:table-cell office:value-type="float" office:value="13269659.266667" calcext:value-type="float">
            <text:p>13269659.266667</text:p>
          </table:table-cell>
          <table:table-cell office:value-type="float" office:value="14961234.566667" calcext:value-type="float">
            <text:p>14961234.566667</text:p>
          </table:table-cell>
          <table:table-cell/>
          <table:table-cell table:formula="of:=[.B37]/3400000000" office:value-type="float" office:value="0.00319261935294118" calcext:value-type="float">
            <text:p>0.0031926194</text:p>
          </table:table-cell>
          <table:table-cell table:formula="of:=[.C37]/3400000000" office:value-type="float" office:value="0.00390284096078441" calcext:value-type="float">
            <text:p>0.003902841</text:p>
          </table:table-cell>
          <table:table-cell table:formula="of:=[.D37]/3400000000" office:value-type="float" office:value="0.00440036310784324" calcext:value-type="float">
            <text:p>0.0044003631</text:p>
          </table:table-cell>
          <table:table-cell/>
          <table:table-cell table:formula="of:=[.B37]/[.A37]" office:value-type="float" office:value="0.575113603803847" calcext:value-type="float">
            <text:p>0.5751136038</text:p>
          </table:table-cell>
          <table:table-cell table:formula="of:=[.C37]/[.A37]" office:value-type="float" office:value="0.703051846115695" calcext:value-type="float">
            <text:p>0.7030518461</text:p>
          </table:table-cell>
          <table:table-cell table:formula="of:=[.D37]/[.A37]" office:value-type="float" office:value="0.792674730442206" calcext:value-type="float">
            <text:p>0.7926747304</text:p>
          </table:table-cell>
          <table:table-cell/>
          <table:table-cell office:value-type="float" office:value="11274191.6" calcext:value-type="float">
            <text:p>11274191.6</text:p>
          </table:table-cell>
          <table:table-cell/>
          <table:table-cell office:value-type="float" office:value="15989193" calcext:value-type="float">
            <text:p>15989193</text:p>
          </table:table-cell>
          <table:table-cell office:value-type="float" office:value="18377428" calcext:value-type="float">
            <text:p>18377428</text:p>
          </table:table-cell>
          <table:table-cell table:formula="of:=[.Q37]/[.A37]" office:value-type="float" office:value="0.973671171400282" calcext:value-type="float">
            <text:p>0.9736711714</text:p>
          </table:table-cell>
          <table:table-cell office:value-type="float" office:value="65464459" calcext:value-type="float">
            <text:p>65464459</text:p>
          </table:table-cell>
        </table:table-row>
        <table:table-row table:style-name="ro1">
          <table:table-cell table:formula="of:=[.A37]+524288" office:value-type="float" office:value="19398656" calcext:value-type="float">
            <text:p>19398656</text:p>
          </table:table-cell>
          <table:table-cell office:value-type="float" office:value="11149273.566667" calcext:value-type="float">
            <text:p>11149273.566667</text:p>
          </table:table-cell>
          <table:table-cell office:value-type="float" office:value="13281690.6" calcext:value-type="float">
            <text:p>13281690.6</text:p>
          </table:table-cell>
          <table:table-cell office:value-type="float" office:value="15395657.9" calcext:value-type="float">
            <text:p>15395657.9</text:p>
          </table:table-cell>
          <table:table-cell/>
          <table:table-cell table:formula="of:=[.B38]/3400000000" office:value-type="float" office:value="0.00327919810784324" calcext:value-type="float">
            <text:p>0.0032791981</text:p>
          </table:table-cell>
          <table:table-cell table:formula="of:=[.C38]/3400000000" office:value-type="float" office:value="0.00390637958823529" calcext:value-type="float">
            <text:p>0.0039063796</text:p>
          </table:table-cell>
          <table:table-cell table:formula="of:=[.D38]/3400000000" office:value-type="float" office:value="0.00452813467647059" calcext:value-type="float">
            <text:p>0.0045281347</text:p>
          </table:table-cell>
          <table:table-cell/>
          <table:table-cell table:formula="of:=[.B38]/[.A38]" office:value-type="float" office:value="0.574744640384726" calcext:value-type="float">
            <text:p>0.5747446404</text:p>
          </table:table-cell>
          <table:table-cell table:formula="of:=[.C38]/[.A38]" office:value-type="float" office:value="0.684670659658071" calcext:value-type="float">
            <text:p>0.6846706597</text:p>
          </table:table-cell>
          <table:table-cell table:formula="of:=[.D38]/[.A38]" office:value-type="float" office:value="0.793645595859837" calcext:value-type="float">
            <text:p>0.7936455959</text:p>
          </table:table-cell>
          <table:table-cell/>
          <table:table-cell office:value-type="float" office:value="11200593.333333" calcext:value-type="float">
            <text:p>11200593.333333</text:p>
          </table:table-cell>
          <table:table-cell/>
          <table:table-cell office:value-type="float" office:value="16340289.5" calcext:value-type="float">
            <text:p>16340289.5</text:p>
          </table:table-cell>
          <table:table-cell office:value-type="float" office:value="19352467" calcext:value-type="float">
            <text:p>19352467</text:p>
          </table:table-cell>
          <table:table-cell table:formula="of:=[.Q38]/[.A38]" office:value-type="float" office:value="0.99761895875673" calcext:value-type="float">
            <text:p>0.9976189588</text:p>
          </table:table-cell>
          <table:table-cell office:value-type="float" office:value="65146824" calcext:value-type="float">
            <text:p>65146824</text:p>
          </table:table-cell>
        </table:table-row>
        <table:table-row table:style-name="ro1">
          <table:table-cell table:formula="of:=[.A38]+524288" office:value-type="float" office:value="19922944" calcext:value-type="float">
            <text:p>19922944</text:p>
          </table:table-cell>
          <table:table-cell office:value-type="float" office:value="11591193.1" calcext:value-type="float">
            <text:p>11591193.1</text:p>
          </table:table-cell>
          <table:table-cell office:value-type="float" office:value="13636987.133333" calcext:value-type="float">
            <text:p>13636987.133333</text:p>
          </table:table-cell>
          <table:table-cell office:value-type="float" office:value="15694969.366667" calcext:value-type="float">
            <text:p>15694969.366667</text:p>
          </table:table-cell>
          <table:table-cell/>
          <table:table-cell table:formula="of:=[.B39]/3400000000" office:value-type="float" office:value="0.00340917444117647" calcext:value-type="float">
            <text:p>0.0034091744</text:p>
          </table:table-cell>
          <table:table-cell table:formula="of:=[.C39]/3400000000" office:value-type="float" office:value="0.00401087856862735" calcext:value-type="float">
            <text:p>0.0040108786</text:p>
          </table:table-cell>
          <table:table-cell table:formula="of:=[.D39]/3400000000" office:value-type="float" office:value="0.00461616746078441" calcext:value-type="float">
            <text:p>0.0046161675</text:p>
          </table:table-cell>
          <table:table-cell/>
          <table:table-cell table:formula="of:=[.B39]/[.A39]" office:value-type="float" office:value="0.581801218735544" calcext:value-type="float">
            <text:p>0.5818012187</text:p>
          </table:table-cell>
          <table:table-cell table:formula="of:=[.C39]/[.A39]" office:value-type="float" office:value="0.684486546432746" calcext:value-type="float">
            <text:p>0.6844865464</text:p>
          </table:table-cell>
          <table:table-cell table:formula="of:=[.D39]/[.A39]" office:value-type="float" office:value="0.787783641145957" calcext:value-type="float">
            <text:p>0.7877836411</text:p>
          </table:table-cell>
          <table:table-cell/>
          <table:table-cell office:value-type="float" office:value="11581051.533333" calcext:value-type="float">
            <text:p>11581051.533333</text:p>
          </table:table-cell>
          <table:table-cell/>
          <table:table-cell office:value-type="float" office:value="17089539.4" calcext:value-type="float">
            <text:p>17089539.4</text:p>
          </table:table-cell>
          <table:table-cell office:value-type="float" office:value="19435194" calcext:value-type="float">
            <text:p>19435194</text:p>
          </table:table-cell>
          <table:table-cell table:formula="of:=[.Q39]/[.A39]" office:value-type="float" office:value="0.97551817643015" calcext:value-type="float">
            <text:p>0.9755181764</text:p>
          </table:table-cell>
          <table:table-cell office:value-type="float" office:value="65253587" calcext:value-type="float">
            <text:p>65253587</text:p>
          </table:table-cell>
        </table:table-row>
        <table:table-row table:style-name="ro1">
          <table:table-cell table:formula="of:=[.A39]+524288" office:value-type="float" office:value="20447232" calcext:value-type="float">
            <text:p>20447232</text:p>
          </table:table-cell>
          <table:table-cell office:value-type="float" office:value="11805626.933333" calcext:value-type="float">
            <text:p>11805626.933333</text:p>
          </table:table-cell>
          <table:table-cell office:value-type="float" office:value="14128162.7" calcext:value-type="float">
            <text:p>14128162.7</text:p>
          </table:table-cell>
          <table:table-cell office:value-type="float" office:value="16008680.133333" calcext:value-type="float">
            <text:p>16008680.133333</text:p>
          </table:table-cell>
          <table:table-cell/>
          <table:table-cell table:formula="of:=[.B40]/3400000000" office:value-type="float" office:value="0.00347224321568618" calcext:value-type="float">
            <text:p>0.0034722432</text:p>
          </table:table-cell>
          <table:table-cell table:formula="of:=[.C40]/3400000000" office:value-type="float" office:value="0.00415534197058823" calcext:value-type="float">
            <text:p>0.004155342</text:p>
          </table:table-cell>
          <table:table-cell table:formula="of:=[.D40]/3400000000" office:value-type="float" office:value="0.00470843533333324" calcext:value-type="float">
            <text:p>0.0047084353</text:p>
          </table:table-cell>
          <table:table-cell/>
          <table:table-cell table:formula="of:=[.B40]/[.A40]" office:value-type="float" office:value="0.577370420276593" calcext:value-type="float">
            <text:p>0.5773704203</text:p>
          </table:table-cell>
          <table:table-cell table:formula="of:=[.C40]/[.A40]" office:value-type="float" office:value="0.690957225897373" calcext:value-type="float">
            <text:p>0.6909572259</text:p>
          </table:table-cell>
          <table:table-cell table:formula="of:=[.D40]/[.A40]" office:value-type="float" office:value="0.782926517062701" calcext:value-type="float">
            <text:p>0.7829265171</text:p>
          </table:table-cell>
          <table:table-cell/>
          <table:table-cell office:value-type="float" office:value="11822568.866667" calcext:value-type="float">
            <text:p>11822568.866667</text:p>
          </table:table-cell>
          <table:table-cell/>
          <table:table-cell office:value-type="float" office:value="17321868.2" calcext:value-type="float">
            <text:p>17321868.2</text:p>
          </table:table-cell>
          <table:table-cell office:value-type="float" office:value="19623567" calcext:value-type="float">
            <text:p>19623567</text:p>
          </table:table-cell>
          <table:table-cell table:formula="of:=[.Q40]/[.A40]" office:value-type="float" office:value="0.959717530470628" calcext:value-type="float">
            <text:p>0.9597175305</text:p>
          </table:table-cell>
          <table:table-cell office:value-type="float" office:value="69511436" calcext:value-type="float">
            <text:p>69511436</text:p>
          </table:table-cell>
        </table:table-row>
        <table:table-row table:style-name="ro1">
          <table:table-cell table:formula="of:=[.A40]+524288" office:value-type="float" office:value="20971520" calcext:value-type="float">
            <text:p>20971520</text:p>
          </table:table-cell>
          <table:table-cell office:value-type="float" office:value="12248026.933333" calcext:value-type="float">
            <text:p>12248026.933333</text:p>
          </table:table-cell>
          <table:table-cell office:value-type="float" office:value="14735137.766667" calcext:value-type="float">
            <text:p>14735137.766667</text:p>
          </table:table-cell>
          <table:table-cell office:value-type="float" office:value="16158224.366667" calcext:value-type="float">
            <text:p>16158224.366667</text:p>
          </table:table-cell>
          <table:table-cell/>
          <table:table-cell table:formula="of:=[.B41]/3400000000" office:value-type="float" office:value="0.003602360862745" calcext:value-type="float">
            <text:p>0.0036023609</text:p>
          </table:table-cell>
          <table:table-cell table:formula="of:=[.C41]/3400000000" office:value-type="float" office:value="0.00433386404901971" calcext:value-type="float">
            <text:p>0.004333864</text:p>
          </table:table-cell>
          <table:table-cell table:formula="of:=[.D41]/3400000000" office:value-type="float" office:value="0.00475241893137265" calcext:value-type="float">
            <text:p>0.0047524189</text:p>
          </table:table-cell>
          <table:table-cell/>
          <table:table-cell table:formula="of:=[.B41]/[.A41]" office:value-type="float" office:value="0.584031435648584" calcext:value-type="float">
            <text:p>0.5840314356</text:p>
          </table:table-cell>
          <table:table-cell table:formula="of:=[.C41]/[.A41]" office:value-type="float" office:value="0.702626121838903" calcext:value-type="float">
            <text:p>0.7026261218</text:p>
          </table:table-cell>
          <table:table-cell table:formula="of:=[.D41]/[.A41]" office:value-type="float" office:value="0.770484178860998" calcext:value-type="float">
            <text:p>0.7704841789</text:p>
          </table:table-cell>
          <table:table-cell/>
          <table:table-cell office:value-type="float" office:value="12224600.033333" calcext:value-type="float">
            <text:p>12224600.033333</text:p>
          </table:table-cell>
          <table:table-cell/>
          <table:table-cell office:value-type="float" office:value="17944714.5" calcext:value-type="float">
            <text:p>17944714.5</text:p>
          </table:table-cell>
          <table:table-cell office:value-type="float" office:value="21325551" calcext:value-type="float">
            <text:p>21325551</text:p>
          </table:table-cell>
          <table:table-cell table:formula="of:=[.Q41]/[.A41]" office:value-type="float" office:value="1.01688151359558" calcext:value-type="float">
            <text:p>1.0168815136</text:p>
          </table:table-cell>
          <table:table-cell office:value-type="float" office:value="71230978" calcext:value-type="float">
            <text:p>71230978</text:p>
          </table:table-cell>
        </table:table-row>
        <table:table-row table:style-name="ro1">
          <table:table-cell table:formula="of:=[.A41]+524288" office:value-type="float" office:value="21495808" calcext:value-type="float">
            <text:p>21495808</text:p>
          </table:table-cell>
          <table:table-cell office:value-type="float" office:value="12239625.5" calcext:value-type="float">
            <text:p>12239625.5</text:p>
          </table:table-cell>
          <table:table-cell office:value-type="float" office:value="14850962.233333" calcext:value-type="float">
            <text:p>14850962.233333</text:p>
          </table:table-cell>
          <table:table-cell office:value-type="float" office:value="16951508.2" calcext:value-type="float">
            <text:p>16951508.2</text:p>
          </table:table-cell>
          <table:table-cell/>
          <table:table-cell table:formula="of:=[.B42]/3400000000" office:value-type="float" office:value="0.00359988985294118" calcext:value-type="float">
            <text:p>0.0035998899</text:p>
          </table:table-cell>
          <table:table-cell table:formula="of:=[.C42]/3400000000" office:value-type="float" office:value="0.00436793006862735" calcext:value-type="float">
            <text:p>0.0043679301</text:p>
          </table:table-cell>
          <table:table-cell table:formula="of:=[.D42]/3400000000" office:value-type="float" office:value="0.00498573770588235" calcext:value-type="float">
            <text:p>0.0049857377</text:p>
          </table:table-cell>
          <table:table-cell/>
          <table:table-cell table:formula="of:=[.B42]/[.A42]" office:value-type="float" office:value="0.569395925940537" calcext:value-type="float">
            <text:p>0.5693959259</text:p>
          </table:table-cell>
          <table:table-cell table:formula="of:=[.C42]/[.A42]" office:value-type="float" office:value="0.690877134431653" calcext:value-type="float">
            <text:p>0.6908771344</text:p>
          </table:table-cell>
          <table:table-cell table:formula="of:=[.D42]/[.A42]" office:value-type="float" office:value="0.788595999740973" calcext:value-type="float">
            <text:p>0.7885959997</text:p>
          </table:table-cell>
          <table:table-cell/>
          <table:table-cell office:value-type="float" office:value="12510168.333333" calcext:value-type="float">
            <text:p>12510168.333333</text:p>
          </table:table-cell>
          <table:table-cell/>
          <table:table-cell office:value-type="float" office:value="18364031.8" calcext:value-type="float">
            <text:p>18364031.8</text:p>
          </table:table-cell>
          <table:table-cell office:value-type="float" office:value="21289546" calcext:value-type="float">
            <text:p>21289546</text:p>
          </table:table-cell>
          <table:table-cell table:formula="of:=[.Q42]/[.A42]" office:value-type="float" office:value="0.990404547714605" calcext:value-type="float">
            <text:p>0.9904045477</text:p>
          </table:table-cell>
          <table:table-cell office:value-type="float" office:value="73873054" calcext:value-type="float">
            <text:p>73873054</text:p>
          </table:table-cell>
        </table:table-row>
        <table:table-row table:style-name="ro1">
          <table:table-cell table:formula="of:=[.A42]+524288" office:value-type="float" office:value="22020096" calcext:value-type="float">
            <text:p>22020096</text:p>
          </table:table-cell>
          <table:table-cell office:value-type="float" office:value="12579282.9" calcext:value-type="float">
            <text:p>12579282.9</text:p>
          </table:table-cell>
          <table:table-cell office:value-type="float" office:value="15126697.233333" calcext:value-type="float">
            <text:p>15126697.233333</text:p>
          </table:table-cell>
          <table:table-cell office:value-type="float" office:value="17022808.6" calcext:value-type="float">
            <text:p>17022808.6</text:p>
          </table:table-cell>
          <table:table-cell/>
          <table:table-cell table:formula="of:=[.B43]/3400000000" office:value-type="float" office:value="0.00369978908823529" calcext:value-type="float">
            <text:p>0.0036997891</text:p>
          </table:table-cell>
          <table:table-cell table:formula="of:=[.C43]/3400000000" office:value-type="float" office:value="0.00444902859803912" calcext:value-type="float">
            <text:p>0.0044490286</text:p>
          </table:table-cell>
          <table:table-cell table:formula="of:=[.D43]/3400000000" office:value-type="float" office:value="0.00500670841176471" calcext:value-type="float">
            <text:p>0.0050067084</text:p>
          </table:table-cell>
          <table:table-cell/>
          <table:table-cell table:formula="of:=[.B43]/[.A43]" office:value-type="float" office:value="0.571263762882778" calcext:value-type="float">
            <text:p>0.5712637629</text:p>
          </table:table-cell>
          <table:table-cell table:formula="of:=[.C43]/[.A43]" office:value-type="float" office:value="0.686949649689674" calcext:value-type="float">
            <text:p>0.6869496497</text:p>
          </table:table-cell>
          <table:table-cell table:formula="of:=[.D43]/[.A43]" office:value-type="float" office:value="0.773057874043783" calcext:value-type="float">
            <text:p>0.773057874</text:p>
          </table:table-cell>
          <table:table-cell/>
          <table:table-cell office:value-type="float" office:value="12758954.633333" calcext:value-type="float">
            <text:p>12758954.633333</text:p>
          </table:table-cell>
          <table:table-cell/>
          <table:table-cell office:value-type="float" office:value="19030500.8" calcext:value-type="float">
            <text:p>19030500.8</text:p>
          </table:table-cell>
          <table:table-cell office:value-type="float" office:value="23098812" calcext:value-type="float">
            <text:p>23098812</text:p>
          </table:table-cell>
          <table:table-cell table:formula="of:=[.Q43]/[.A43]" office:value-type="float" office:value="1.0489877973284" calcext:value-type="float">
            <text:p>1.0489877973</text:p>
          </table:table-cell>
          <table:table-cell office:value-type="float" office:value="73900801" calcext:value-type="float">
            <text:p>73900801</text:p>
          </table:table-cell>
        </table:table-row>
        <table:table-row table:style-name="ro1">
          <table:table-cell table:formula="of:=[.A43]+524288" office:value-type="float" office:value="22544384" calcext:value-type="float">
            <text:p>22544384</text:p>
          </table:table-cell>
          <table:table-cell office:value-type="float" office:value="13053082.133333" calcext:value-type="float">
            <text:p>13053082.133333</text:p>
          </table:table-cell>
          <table:table-cell office:value-type="float" office:value="16398758.466667" calcext:value-type="float">
            <text:p>16398758.466667</text:p>
          </table:table-cell>
          <table:table-cell office:value-type="float" office:value="17670702.6" calcext:value-type="float">
            <text:p>17670702.6</text:p>
          </table:table-cell>
          <table:table-cell/>
          <table:table-cell table:formula="of:=[.B44]/3400000000" office:value-type="float" office:value="0.00383914180392147" calcext:value-type="float">
            <text:p>0.0038391418</text:p>
          </table:table-cell>
          <table:table-cell table:formula="of:=[.C44]/3400000000" office:value-type="float" office:value="0.00482316425490206" calcext:value-type="float">
            <text:p>0.0048231643</text:p>
          </table:table-cell>
          <table:table-cell table:formula="of:=[.D44]/3400000000" office:value-type="float" office:value="0.00519726547058824" calcext:value-type="float">
            <text:p>0.0051972655</text:p>
          </table:table-cell>
          <table:table-cell/>
          <table:table-cell table:formula="of:=[.B44]/[.A44]" office:value-type="float" office:value="0.578994845604697" calcext:value-type="float">
            <text:p>0.5789948456</text:p>
          </table:table-cell>
          <table:table-cell table:formula="of:=[.C44]/[.A44]" office:value-type="float" office:value="0.727398826539993" calcext:value-type="float">
            <text:p>0.7273988265</text:p>
          </table:table-cell>
          <table:table-cell table:formula="of:=[.D44]/[.A44]" office:value-type="float" office:value="0.783818382440611" calcext:value-type="float">
            <text:p>0.7838183824</text:p>
          </table:table-cell>
          <table:table-cell/>
          <table:table-cell office:value-type="float" office:value="13022410.733333" calcext:value-type="float">
            <text:p>13022410.733333</text:p>
          </table:table-cell>
          <table:table-cell/>
          <table:table-cell office:value-type="float" office:value="19199192.7" calcext:value-type="float">
            <text:p>19199192.7</text:p>
          </table:table-cell>
          <table:table-cell office:value-type="float" office:value="21627658" calcext:value-type="float">
            <text:p>21627658</text:p>
          </table:table-cell>
          <table:table-cell table:formula="of:=[.Q44]/[.A44]" office:value-type="float" office:value="0.959336835284566" calcext:value-type="float">
            <text:p>0.9593368353</text:p>
          </table:table-cell>
          <table:table-cell office:value-type="float" office:value="75130852" calcext:value-type="float">
            <text:p>75130852</text:p>
          </table:table-cell>
        </table:table-row>
        <table:table-row table:style-name="ro1">
          <table:table-cell table:formula="of:=[.A44]+524288" office:value-type="float" office:value="23068672" calcext:value-type="float">
            <text:p>23068672</text:p>
          </table:table-cell>
          <table:table-cell office:value-type="float" office:value="13712958.8" calcext:value-type="float">
            <text:p>13712958.8</text:p>
          </table:table-cell>
          <table:table-cell office:value-type="float" office:value="15936380.766667" calcext:value-type="float">
            <text:p>15936380.766667</text:p>
          </table:table-cell>
          <table:table-cell office:value-type="float" office:value="17809111.533333" calcext:value-type="float">
            <text:p>17809111.533333</text:p>
          </table:table-cell>
          <table:table-cell/>
          <table:table-cell table:formula="of:=[.B45]/3400000000" office:value-type="float" office:value="0.00403322317647059" calcext:value-type="float">
            <text:p>0.0040332232</text:p>
          </table:table-cell>
          <table:table-cell table:formula="of:=[.C45]/3400000000" office:value-type="float" office:value="0.00468717081372559" calcext:value-type="float">
            <text:p>0.0046871708</text:p>
          </table:table-cell>
          <table:table-cell table:formula="of:=[.D45]/3400000000" office:value-type="float" office:value="0.00523797398039206" calcext:value-type="float">
            <text:p>0.005237974</text:p>
          </table:table-cell>
          <table:table-cell/>
          <table:table-cell table:formula="of:=[.B45]/[.A45]" office:value-type="float" office:value="0.59444075497714" calcext:value-type="float">
            <text:p>0.594440755</text:p>
          </table:table-cell>
          <table:table-cell table:formula="of:=[.C45]/[.A45]" office:value-type="float" office:value="0.69082350152913" calcext:value-type="float">
            <text:p>0.6908235015</text:p>
          </table:table-cell>
          <table:table-cell table:formula="of:=[.D45]/[.A45]" office:value-type="float" office:value="0.772004193970637" calcext:value-type="float">
            <text:p>0.772004194</text:p>
          </table:table-cell>
          <table:table-cell/>
          <table:table-cell office:value-type="float" office:value="13834501.133333" calcext:value-type="float">
            <text:p>13834501.133333</text:p>
          </table:table-cell>
          <table:table-cell/>
          <table:table-cell office:value-type="float" office:value="19775668.3" calcext:value-type="float">
            <text:p>19775668.3</text:p>
          </table:table-cell>
          <table:table-cell office:value-type="float" office:value="24644763" calcext:value-type="float">
            <text:p>24644763</text:p>
          </table:table-cell>
          <table:table-cell table:formula="of:=[.Q45]/[.A45]" office:value-type="float" office:value="1.0683217048645" calcext:value-type="float">
            <text:p>1.0683217049</text:p>
          </table:table-cell>
          <table:table-cell office:value-type="float" office:value="78408966" calcext:value-type="float">
            <text:p>78408966</text:p>
          </table:table-cell>
        </table:table-row>
        <table:table-row table:style-name="ro1">
          <table:table-cell table:formula="of:=[.A45]+524288" office:value-type="float" office:value="23592960" calcext:value-type="float">
            <text:p>23592960</text:p>
          </table:table-cell>
          <table:table-cell office:value-type="float" office:value="14010051.266667" calcext:value-type="float">
            <text:p>14010051.266667</text:p>
          </table:table-cell>
          <table:table-cell office:value-type="float" office:value="16181031.633333" calcext:value-type="float">
            <text:p>16181031.633333</text:p>
          </table:table-cell>
          <table:table-cell office:value-type="float" office:value="18481815.966667" calcext:value-type="float">
            <text:p>18481815.966667</text:p>
          </table:table-cell>
          <table:table-cell/>
          <table:table-cell table:formula="of:=[.B46]/3400000000" office:value-type="float" office:value="0.00412060331372559" calcext:value-type="float">
            <text:p>0.0041206033</text:p>
          </table:table-cell>
          <table:table-cell table:formula="of:=[.C46]/3400000000" office:value-type="float" office:value="0.00475912695098029" calcext:value-type="float">
            <text:p>0.004759127</text:p>
          </table:table-cell>
          <table:table-cell table:formula="of:=[.D46]/3400000000" office:value-type="float" office:value="0.00543582822549029" calcext:value-type="float">
            <text:p>0.0054358282</text:p>
          </table:table-cell>
          <table:table-cell/>
          <table:table-cell table:formula="of:=[.B46]/[.A46]" office:value-type="float" office:value="0.593823380646896" calcext:value-type="float">
            <text:p>0.5938233806</text:p>
          </table:table-cell>
          <table:table-cell table:formula="of:=[.C46]/[.A46]" office:value-type="float" office:value="0.685841523629634" calcext:value-type="float">
            <text:p>0.6858415236</text:p>
          </table:table-cell>
          <table:table-cell table:formula="of:=[.D46]/[.A46]" office:value-type="float" office:value="0.783361475909212" calcext:value-type="float">
            <text:p>0.7833614759</text:p>
          </table:table-cell>
          <table:table-cell/>
          <table:table-cell office:value-type="float" office:value="13669086.633333" calcext:value-type="float">
            <text:p>13669086.633333</text:p>
          </table:table-cell>
          <table:table-cell/>
          <table:table-cell office:value-type="float" office:value="20925897.6" calcext:value-type="float">
            <text:p>20925897.6</text:p>
          </table:table-cell>
          <table:table-cell office:value-type="float" office:value="23117667" calcext:value-type="float">
            <text:p>23117667</text:p>
          </table:table-cell>
          <table:table-cell table:formula="of:=[.Q46]/[.A46]" office:value-type="float" office:value="0.979854456583659" calcext:value-type="float">
            <text:p>0.9798544566</text:p>
          </table:table-cell>
          <table:table-cell office:value-type="float" office:value="81430580" calcext:value-type="float">
            <text:p>81430580</text:p>
          </table:table-cell>
        </table:table-row>
        <table:table-row table:style-name="ro1">
          <table:table-cell table:formula="of:=[.A46]+524288" office:value-type="float" office:value="24117248" calcext:value-type="float">
            <text:p>24117248</text:p>
          </table:table-cell>
          <table:table-cell office:value-type="float" office:value="13791243.966667" calcext:value-type="float">
            <text:p>13791243.966667</text:p>
          </table:table-cell>
          <table:table-cell office:value-type="float" office:value="16709787.666667" calcext:value-type="float">
            <text:p>16709787.666667</text:p>
          </table:table-cell>
          <table:table-cell office:value-type="float" office:value="18870329.833333" calcext:value-type="float">
            <text:p>18870329.833333</text:p>
          </table:table-cell>
          <table:table-cell/>
          <table:table-cell table:formula="of:=[.B47]/3400000000" office:value-type="float" office:value="0.00405624822549029" calcext:value-type="float">
            <text:p>0.0040562482</text:p>
          </table:table-cell>
          <table:table-cell table:formula="of:=[.C47]/3400000000" office:value-type="float" office:value="0.00491464343137265" calcext:value-type="float">
            <text:p>0.0049146434</text:p>
          </table:table-cell>
          <table:table-cell table:formula="of:=[.D47]/3400000000" office:value-type="float" office:value="0.00555009700980382" calcext:value-type="float">
            <text:p>0.005550097</text:p>
          </table:table-cell>
          <table:table-cell/>
          <table:table-cell table:formula="of:=[.B47]/[.A47]" office:value-type="float" office:value="0.571841528795781" calcext:value-type="float">
            <text:p>0.5718415288</text:p>
          </table:table-cell>
          <table:table-cell table:formula="of:=[.C47]/[.A47]" office:value-type="float" office:value="0.692856318708793" calcext:value-type="float">
            <text:p>0.6928563187</text:p>
          </table:table-cell>
          <table:table-cell table:formula="of:=[.D47]/[.A47]" office:value-type="float" office:value="0.782441256702796" calcext:value-type="float">
            <text:p>0.7824412567</text:p>
          </table:table-cell>
          <table:table-cell/>
          <table:table-cell office:value-type="float" office:value="13961334.033333" calcext:value-type="float">
            <text:p>13961334.033333</text:p>
          </table:table-cell>
          <table:table-cell/>
          <table:table-cell office:value-type="float" office:value="20351727.3" calcext:value-type="float">
            <text:p>20351727.3</text:p>
          </table:table-cell>
          <table:table-cell office:value-type="float" office:value="24818565" calcext:value-type="float">
            <text:p>24818565</text:p>
          </table:table-cell>
          <table:table-cell table:formula="of:=[.Q47]/[.A47]" office:value-type="float" office:value="1.02907947871996" calcext:value-type="float">
            <text:p>1.0290794787</text:p>
          </table:table-cell>
          <table:table-cell office:value-type="float" office:value="81479601" calcext:value-type="float">
            <text:p>81479601</text:p>
          </table:table-cell>
        </table:table-row>
        <table:table-row table:style-name="ro1">
          <table:table-cell table:formula="of:=[.A47]+524288" office:value-type="float" office:value="24641536" calcext:value-type="float">
            <text:p>24641536</text:p>
          </table:table-cell>
          <table:table-cell office:value-type="float" office:value="14297409.633333" calcext:value-type="float">
            <text:p>14297409.633333</text:p>
          </table:table-cell>
          <table:table-cell office:value-type="float" office:value="17094172" calcext:value-type="float">
            <text:p>17094172</text:p>
          </table:table-cell>
          <table:table-cell office:value-type="float" office:value="19143608.1" calcext:value-type="float">
            <text:p>19143608.1</text:p>
          </table:table-cell>
          <table:table-cell/>
          <table:table-cell table:formula="of:=[.B48]/3400000000" office:value-type="float" office:value="0.00420512048039206" calcext:value-type="float">
            <text:p>0.0042051205</text:p>
          </table:table-cell>
          <table:table-cell table:formula="of:=[.C48]/3400000000" office:value-type="float" office:value="0.00502769764705882" calcext:value-type="float">
            <text:p>0.0050276976</text:p>
          </table:table-cell>
          <table:table-cell table:formula="of:=[.D48]/3400000000" office:value-type="float" office:value="0.00563047297058824" calcext:value-type="float">
            <text:p>0.005630473</text:p>
          </table:table-cell>
          <table:table-cell/>
          <table:table-cell table:formula="of:=[.B48]/[.A48]" office:value-type="float" office:value="0.580215845040382" calcext:value-type="float">
            <text:p>0.580215845</text:p>
          </table:table-cell>
          <table:table-cell table:formula="of:=[.C48]/[.A48]" office:value-type="float" office:value="0.693713736026845" calcext:value-type="float">
            <text:p>0.693713736</text:p>
          </table:table-cell>
          <table:table-cell table:formula="of:=[.D48]/[.A48]" office:value-type="float" office:value="0.776883717800709" calcext:value-type="float">
            <text:p>0.7768837178</text:p>
          </table:table-cell>
          <table:table-cell/>
          <table:table-cell office:value-type="float" office:value="14872215.733333" calcext:value-type="float">
            <text:p>14872215.733333</text:p>
          </table:table-cell>
          <table:table-cell/>
          <table:table-cell office:value-type="float" office:value="20836054.8" calcext:value-type="float">
            <text:p>20836054.8</text:p>
          </table:table-cell>
          <table:table-cell office:value-type="float" office:value="24287088" calcext:value-type="float">
            <text:p>24287088</text:p>
          </table:table-cell>
          <table:table-cell table:formula="of:=[.Q48]/[.A48]" office:value-type="float" office:value="0.985615831740359" calcext:value-type="float">
            <text:p>0.9856158317</text:p>
          </table:table-cell>
          <table:table-cell office:value-type="float" office:value="85757758" calcext:value-type="float">
            <text:p>85757758</text:p>
          </table:table-cell>
        </table:table-row>
        <table:table-row table:style-name="ro1">
          <table:table-cell table:formula="of:=[.A48]+524288" office:value-type="float" office:value="25165824" calcext:value-type="float">
            <text:p>25165824</text:p>
          </table:table-cell>
          <table:table-cell office:value-type="float" office:value="14518832.066667" calcext:value-type="float">
            <text:p>14518832.066667</text:p>
          </table:table-cell>
          <table:table-cell office:value-type="float" office:value="17711364.4" calcext:value-type="float">
            <text:p>17711364.4</text:p>
          </table:table-cell>
          <table:table-cell office:value-type="float" office:value="20078994.1" calcext:value-type="float">
            <text:p>20078994.1</text:p>
          </table:table-cell>
          <table:table-cell/>
          <table:table-cell table:formula="of:=[.B49]/3400000000" office:value-type="float" office:value="0.00427024472549029" calcext:value-type="float">
            <text:p>0.0042702447</text:p>
          </table:table-cell>
          <table:table-cell table:formula="of:=[.C49]/3400000000" office:value-type="float" office:value="0.00520922482352941" calcext:value-type="float">
            <text:p>0.0052092248</text:p>
          </table:table-cell>
          <table:table-cell table:formula="of:=[.D49]/3400000000" office:value-type="float" office:value="0.0059055865" calcext:value-type="float">
            <text:p>0.0059055865</text:p>
          </table:table-cell>
          <table:table-cell/>
          <table:table-cell table:formula="of:=[.B49]/[.A49]" office:value-type="float" office:value="0.576926551924825" calcext:value-type="float">
            <text:p>0.5769265519</text:p>
          </table:table-cell>
          <table:table-cell table:formula="of:=[.C49]/[.A49]" office:value-type="float" office:value="0.703786389033" calcext:value-type="float">
            <text:p>0.703786389</text:p>
          </table:table-cell>
          <table:table-cell table:formula="of:=[.D49]/[.A49]" office:value-type="float" office:value="0.797867540518443" calcext:value-type="float">
            <text:p>0.7978675405</text:p>
          </table:table-cell>
          <table:table-cell/>
          <table:table-cell office:value-type="float" office:value="15536039.233333" calcext:value-type="float">
            <text:p>15536039.233333</text:p>
          </table:table-cell>
          <table:table-cell/>
          <table:table-cell office:value-type="float" office:value="21285874.9" calcext:value-type="float">
            <text:p>21285874.9</text:p>
          </table:table-cell>
          <table:table-cell office:value-type="float" office:value="24004746" calcext:value-type="float">
            <text:p>24004746</text:p>
          </table:table-cell>
          <table:table-cell table:formula="of:=[.Q49]/[.A49]" office:value-type="float" office:value="0.953862905502319" calcext:value-type="float">
            <text:p>0.9538629055</text:p>
          </table:table-cell>
          <table:table-cell office:value-type="float" office:value="84813796" calcext:value-type="float">
            <text:p>84813796</text:p>
          </table:table-cell>
        </table:table-row>
        <table:table-row table:style-name="ro1">
          <table:table-cell table:formula="of:=[.A49]+524288" office:value-type="float" office:value="25690112" calcext:value-type="float">
            <text:p>25690112</text:p>
          </table:table-cell>
          <table:table-cell office:value-type="float" office:value="14735441.333333" calcext:value-type="float">
            <text:p>14735441.333333</text:p>
          </table:table-cell>
          <table:table-cell office:value-type="float" office:value="17400398.4" calcext:value-type="float">
            <text:p>17400398.4</text:p>
          </table:table-cell>
          <table:table-cell office:value-type="float" office:value="20153894.533333" calcext:value-type="float">
            <text:p>20153894.533333</text:p>
          </table:table-cell>
          <table:table-cell/>
          <table:table-cell table:formula="of:=[.B50]/3400000000" office:value-type="float" office:value="0.00433395333333324" calcext:value-type="float">
            <text:p>0.0043339533</text:p>
          </table:table-cell>
          <table:table-cell table:formula="of:=[.C50]/3400000000" office:value-type="float" office:value="0.00511776423529412" calcext:value-type="float">
            <text:p>0.0051177642</text:p>
          </table:table-cell>
          <table:table-cell table:formula="of:=[.D50]/3400000000" office:value-type="float" office:value="0.00592761603921559" calcext:value-type="float">
            <text:p>0.005927616</text:p>
          </table:table-cell>
          <table:table-cell/>
          <table:table-cell table:formula="of:=[.B50]/[.A50]" office:value-type="float" office:value="0.573584160837173" calcext:value-type="float">
            <text:p>0.5735841608</text:p>
          </table:table-cell>
          <table:table-cell table:formula="of:=[.C50]/[.A50]" office:value-type="float" office:value="0.677318899972098" calcext:value-type="float">
            <text:p>0.6773189</text:p>
          </table:table-cell>
          <table:table-cell table:formula="of:=[.D50]/[.A50]" office:value-type="float" office:value="0.784500064979592" calcext:value-type="float">
            <text:p>0.784500065</text:p>
          </table:table-cell>
          <table:table-cell/>
          <table:table-cell office:value-type="float" office:value="15143117" calcext:value-type="float">
            <text:p>15143117</text:p>
          </table:table-cell>
          <table:table-cell/>
          <table:table-cell office:value-type="float" office:value="22365274.8" calcext:value-type="float">
            <text:p>22365274.8</text:p>
          </table:table-cell>
          <table:table-cell office:value-type="float" office:value="27223913" calcext:value-type="float">
            <text:p>27223913</text:p>
          </table:table-cell>
          <table:table-cell table:formula="of:=[.Q50]/[.A50]" office:value-type="float" office:value="1.05970394368074" calcext:value-type="float">
            <text:p>1.0597039437</text:p>
          </table:table-cell>
          <table:table-cell office:value-type="float" office:value="89156638" calcext:value-type="float">
            <text:p>89156638</text:p>
          </table:table-cell>
        </table:table-row>
        <table:table-row table:style-name="ro1">
          <table:table-cell table:formula="of:=[.A50]+524288" office:value-type="float" office:value="26214400" calcext:value-type="float">
            <text:p>26214400</text:p>
          </table:table-cell>
          <table:table-cell office:value-type="float" office:value="15380246.233333" calcext:value-type="float">
            <text:p>15380246.233333</text:p>
          </table:table-cell>
          <table:table-cell office:value-type="float" office:value="17599454.966667" calcext:value-type="float">
            <text:p>17599454.966667</text:p>
          </table:table-cell>
          <table:table-cell office:value-type="float" office:value="20301464.666667" calcext:value-type="float">
            <text:p>20301464.666667</text:p>
          </table:table-cell>
          <table:table-cell/>
          <table:table-cell table:formula="of:=[.B51]/3400000000" office:value-type="float" office:value="0.00452360183333324" calcext:value-type="float">
            <text:p>0.0045236018</text:p>
          </table:table-cell>
          <table:table-cell table:formula="of:=[.C51]/3400000000" office:value-type="float" office:value="0.00517631028431382" calcext:value-type="float">
            <text:p>0.0051763103</text:p>
          </table:table-cell>
          <table:table-cell table:formula="of:=[.D51]/3400000000" office:value-type="float" office:value="0.00597101901960794" calcext:value-type="float">
            <text:p>0.005971019</text:p>
          </table:table-cell>
          <table:table-cell/>
          <table:table-cell table:formula="of:=[.B51]/[.A51]" office:value-type="float" office:value="0.586709832509346" calcext:value-type="float">
            <text:p>0.5867098325</text:p>
          </table:table-cell>
          <table:table-cell table:formula="of:=[.C51]/[.A51]" office:value-type="float" office:value="0.671365927378349" calcext:value-type="float">
            <text:p>0.6713659274</text:p>
          </table:table-cell>
          <table:table-cell table:formula="of:=[.D51]/[.A51]" office:value-type="float" office:value="0.774439417521172" calcext:value-type="float">
            <text:p>0.7744394175</text:p>
          </table:table-cell>
          <table:table-cell/>
          <table:table-cell office:value-type="float" office:value="15216156.3" calcext:value-type="float">
            <text:p>15216156.3</text:p>
          </table:table-cell>
          <table:table-cell/>
          <table:table-cell office:value-type="float" office:value="24086337.7" calcext:value-type="float">
            <text:p>24086337.7</text:p>
          </table:table-cell>
          <table:table-cell office:value-type="float" office:value="24977285" calcext:value-type="float">
            <text:p>24977285</text:p>
          </table:table-cell>
          <table:table-cell table:formula="of:=[.Q51]/[.A51]" office:value-type="float" office:value="0.952807807922363" calcext:value-type="float">
            <text:p>0.9528078079</text:p>
          </table:table-cell>
          <table:table-cell office:value-type="float" office:value="90875524" calcext:value-type="float">
            <text:p>90875524</text:p>
          </table:table-cell>
        </table:table-row>
        <table:table-row table:style-name="ro1">
          <table:table-cell table:formula="of:=[.A51]+524288" office:value-type="float" office:value="26738688" calcext:value-type="float">
            <text:p>26738688</text:p>
          </table:table-cell>
          <table:table-cell office:value-type="float" office:value="15349345.9" calcext:value-type="float">
            <text:p>15349345.9</text:p>
          </table:table-cell>
          <table:table-cell office:value-type="float" office:value="18011285.533333" calcext:value-type="float">
            <text:p>18011285.533333</text:p>
          </table:table-cell>
          <table:table-cell office:value-type="float" office:value="20859941.366667" calcext:value-type="float">
            <text:p>20859941.366667</text:p>
          </table:table-cell>
          <table:table-cell/>
          <table:table-cell table:formula="of:=[.B52]/3400000000" office:value-type="float" office:value="0.0045145135" calcext:value-type="float">
            <text:p>0.0045145135</text:p>
          </table:table-cell>
          <table:table-cell table:formula="of:=[.C52]/3400000000" office:value-type="float" office:value="0.00529743692156853" calcext:value-type="float">
            <text:p>0.0052974369</text:p>
          </table:table-cell>
          <table:table-cell table:formula="of:=[.D52]/3400000000" office:value-type="float" office:value="0.00613527687254912" calcext:value-type="float">
            <text:p>0.0061352769</text:p>
          </table:table-cell>
          <table:table-cell/>
          <table:table-cell table:formula="of:=[.B52]/[.A52]" office:value-type="float" office:value="0.574050076802572" calcext:value-type="float">
            <text:p>0.5740500768</text:p>
          </table:table-cell>
          <table:table-cell table:formula="of:=[.C52]/[.A52]" office:value-type="float" office:value="0.67360393798428" calcext:value-type="float">
            <text:p>0.673603938</text:p>
          </table:table-cell>
          <table:table-cell table:formula="of:=[.D52]/[.A52]" office:value-type="float" office:value="0.780140796985514" calcext:value-type="float">
            <text:p>0.780140797</text:p>
          </table:table-cell>
          <table:table-cell/>
          <table:table-cell office:value-type="float" office:value="15463432" calcext:value-type="float">
            <text:p>15463432</text:p>
          </table:table-cell>
          <table:table-cell/>
          <table:table-cell office:value-type="float" office:value="23567764" calcext:value-type="float">
            <text:p>23567764</text:p>
          </table:table-cell>
          <table:table-cell office:value-type="float" office:value="27214636" calcext:value-type="float">
            <text:p>27214636</text:p>
          </table:table-cell>
          <table:table-cell table:formula="of:=[.Q52]/[.A52]" office:value-type="float" office:value="1.01779997582529" calcext:value-type="float">
            <text:p>1.0177999758</text:p>
          </table:table-cell>
          <table:table-cell office:value-type="float" office:value="92445957" calcext:value-type="float">
            <text:p>92445957</text:p>
          </table:table-cell>
        </table:table-row>
        <table:table-row table:style-name="ro1">
          <table:table-cell table:formula="of:=[.A52]+524288" office:value-type="float" office:value="27262976" calcext:value-type="float">
            <text:p>27262976</text:p>
          </table:table-cell>
          <table:table-cell office:value-type="float" office:value="16433399.2" calcext:value-type="float">
            <text:p>16433399.2</text:p>
          </table:table-cell>
          <table:table-cell office:value-type="float" office:value="18660480.5" calcext:value-type="float">
            <text:p>18660480.5</text:p>
          </table:table-cell>
          <table:table-cell office:value-type="float" office:value="21553998.833333" calcext:value-type="float">
            <text:p>21553998.833333</text:p>
          </table:table-cell>
          <table:table-cell/>
          <table:table-cell table:formula="of:=[.B53]/3400000000" office:value-type="float" office:value="0.00483335270588235" calcext:value-type="float">
            <text:p>0.0048333527</text:p>
          </table:table-cell>
          <table:table-cell table:formula="of:=[.C53]/3400000000" office:value-type="float" office:value="0.00548837661764706" calcext:value-type="float">
            <text:p>0.0054883766</text:p>
          </table:table-cell>
          <table:table-cell table:formula="of:=[.D53]/3400000000" office:value-type="float" office:value="0.00633941142156853" calcext:value-type="float">
            <text:p>0.0063394114</text:p>
          </table:table-cell>
          <table:table-cell/>
          <table:table-cell table:formula="of:=[.B53]/[.A53]" office:value-type="float" office:value="0.602773490318885" calcext:value-type="float">
            <text:p>0.6027734903</text:p>
          </table:table-cell>
          <table:table-cell table:formula="of:=[.C53]/[.A53]" office:value-type="float" office:value="0.684462345563448" calcext:value-type="float">
            <text:p>0.6844623456</text:p>
          </table:table-cell>
          <table:table-cell table:formula="of:=[.D53]/[.A53]" office:value-type="float" office:value="0.790595965507691" calcext:value-type="float">
            <text:p>0.7905959655</text:p>
          </table:table-cell>
          <table:table-cell/>
          <table:table-cell office:value-type="float" office:value="16373961.4" calcext:value-type="float">
            <text:p>16373961.4</text:p>
          </table:table-cell>
          <table:table-cell/>
          <table:table-cell office:value-type="float" office:value="23020823" calcext:value-type="float">
            <text:p>23020823</text:p>
          </table:table-cell>
          <table:table-cell office:value-type="float" office:value="26120512" calcext:value-type="float">
            <text:p>26120512</text:p>
          </table:table-cell>
          <table:table-cell table:formula="of:=[.Q53]/[.A53]" office:value-type="float" office:value="0.958094670222356" calcext:value-type="float">
            <text:p>0.9580946702</text:p>
          </table:table-cell>
          <table:table-cell office:value-type="float" office:value="91392616" calcext:value-type="float">
            <text:p>91392616</text:p>
          </table:table-cell>
        </table:table-row>
        <table:table-row table:style-name="ro1">
          <table:table-cell table:formula="of:=[.A53]+524288" office:value-type="float" office:value="27787264" calcext:value-type="float">
            <text:p>27787264</text:p>
          </table:table-cell>
          <table:table-cell office:value-type="float" office:value="16296346" calcext:value-type="float">
            <text:p>16296346</text:p>
          </table:table-cell>
          <table:table-cell office:value-type="float" office:value="18856927" calcext:value-type="float">
            <text:p>18856927</text:p>
          </table:table-cell>
          <table:table-cell office:value-type="float" office:value="22102685.266667" calcext:value-type="float">
            <text:p>22102685.266667</text:p>
          </table:table-cell>
          <table:table-cell/>
          <table:table-cell table:formula="of:=[.B54]/3400000000" office:value-type="float" office:value="0.00479304294117647" calcext:value-type="float">
            <text:p>0.0047930429</text:p>
          </table:table-cell>
          <table:table-cell table:formula="of:=[.C54]/3400000000" office:value-type="float" office:value="0.005546155" calcext:value-type="float">
            <text:p>0.005546155</text:p>
          </table:table-cell>
          <table:table-cell table:formula="of:=[.D54]/3400000000" office:value-type="float" office:value="0.00650078978431382" calcext:value-type="float">
            <text:p>0.0065007898</text:p>
          </table:table-cell>
          <table:table-cell/>
          <table:table-cell table:formula="of:=[.B54]/[.A54]" office:value-type="float" office:value="0.586468174772442" calcext:value-type="float">
            <text:p>0.5864681748</text:p>
          </table:table-cell>
          <table:table-cell table:formula="of:=[.C54]/[.A54]" office:value-type="float" office:value="0.678617621367832" calcext:value-type="float">
            <text:p>0.6786176214</text:p>
          </table:table-cell>
          <table:table-cell table:formula="of:=[.D54]/[.A54]" office:value-type="float" office:value="0.795425028770987" calcext:value-type="float">
            <text:p>0.7954250288</text:p>
          </table:table-cell>
          <table:table-cell/>
          <table:table-cell office:value-type="float" office:value="16168680.133333" calcext:value-type="float">
            <text:p>16168680.133333</text:p>
          </table:table-cell>
          <table:table-cell/>
          <table:table-cell office:value-type="float" office:value="23635887.4" calcext:value-type="float">
            <text:p>23635887.4</text:p>
          </table:table-cell>
          <table:table-cell office:value-type="float" office:value="29731360" calcext:value-type="float">
            <text:p>29731360</text:p>
          </table:table-cell>
          <table:table-cell table:formula="of:=[.Q54]/[.A54]" office:value-type="float" office:value="1.06996356316333" calcext:value-type="float">
            <text:p>1.0699635632</text:p>
          </table:table-cell>
          <table:table-cell office:value-type="float" office:value="91609168" calcext:value-type="float">
            <text:p>91609168</text:p>
          </table:table-cell>
        </table:table-row>
        <table:table-row table:style-name="ro1">
          <table:table-cell table:formula="of:=[.A54]+524288" office:value-type="float" office:value="28311552" calcext:value-type="float">
            <text:p>28311552</text:p>
          </table:table-cell>
          <table:table-cell office:value-type="float" office:value="16131280.2" calcext:value-type="float">
            <text:p>16131280.2</text:p>
          </table:table-cell>
          <table:table-cell office:value-type="float" office:value="20211847.6" calcext:value-type="float">
            <text:p>20211847.6</text:p>
          </table:table-cell>
          <table:table-cell office:value-type="float" office:value="22303858.8" calcext:value-type="float">
            <text:p>22303858.8</text:p>
          </table:table-cell>
          <table:table-cell/>
          <table:table-cell table:formula="of:=[.B55]/3400000000" office:value-type="float" office:value="0.00474449417647059" calcext:value-type="float">
            <text:p>0.0047444942</text:p>
          </table:table-cell>
          <table:table-cell table:formula="of:=[.C55]/3400000000" office:value-type="float" office:value="0.00594466105882353" calcext:value-type="float">
            <text:p>0.0059446611</text:p>
          </table:table-cell>
          <table:table-cell table:formula="of:=[.D55]/3400000000" office:value-type="float" office:value="0.00655995847058824" calcext:value-type="float">
            <text:p>0.0065599585</text:p>
          </table:table-cell>
          <table:table-cell/>
          <table:table-cell table:formula="of:=[.B55]/[.A55]" office:value-type="float" office:value="0.569777319166395" calcext:value-type="float">
            <text:p>0.5697773192</text:p>
          </table:table-cell>
          <table:table-cell table:formula="of:=[.C55]/[.A55]" office:value-type="float" office:value="0.713908146045826" calcext:value-type="float">
            <text:p>0.713908146</text:p>
          </table:table-cell>
          <table:table-cell table:formula="of:=[.D55]/[.A55]" office:value-type="float" office:value="0.787800640530057" calcext:value-type="float">
            <text:p>0.7878006405</text:p>
          </table:table-cell>
          <table:table-cell/>
          <table:table-cell office:value-type="float" office:value="16411611.9" calcext:value-type="float">
            <text:p>16411611.9</text:p>
          </table:table-cell>
          <table:table-cell/>
          <table:table-cell office:value-type="float" office:value="24063841.6" calcext:value-type="float">
            <text:p>24063841.6</text:p>
          </table:table-cell>
          <table:table-cell office:value-type="float" office:value="27247407" calcext:value-type="float">
            <text:p>27247407</text:p>
          </table:table-cell>
          <table:table-cell table:formula="of:=[.Q55]/[.A55]" office:value-type="float" office:value="0.962413046095106" calcext:value-type="float">
            <text:p>0.9624130461</text:p>
          </table:table-cell>
          <table:table-cell office:value-type="float" office:value="99114037" calcext:value-type="float">
            <text:p>99114037</text:p>
          </table:table-cell>
        </table:table-row>
        <table:table-row table:style-name="ro1">
          <table:table-cell table:formula="of:=[.A55]+524288" office:value-type="float" office:value="28835840" calcext:value-type="float">
            <text:p>28835840</text:p>
          </table:table-cell>
          <table:table-cell office:value-type="float" office:value="16833541.9" calcext:value-type="float">
            <text:p>16833541.9</text:p>
          </table:table-cell>
          <table:table-cell office:value-type="float" office:value="19766814.3" calcext:value-type="float">
            <text:p>19766814.3</text:p>
          </table:table-cell>
          <table:table-cell office:value-type="float" office:value="22617658.366667" calcext:value-type="float">
            <text:p>22617658.366667</text:p>
          </table:table-cell>
          <table:table-cell/>
          <table:table-cell table:formula="of:=[.B56]/3400000000" office:value-type="float" office:value="0.00495104173529412" calcext:value-type="float">
            <text:p>0.0049510417</text:p>
          </table:table-cell>
          <table:table-cell table:formula="of:=[.C56]/3400000000" office:value-type="float" office:value="0.00581376891176471" calcext:value-type="float">
            <text:p>0.0058137689</text:p>
          </table:table-cell>
          <table:table-cell table:formula="of:=[.D56]/3400000000" office:value-type="float" office:value="0.00665225246078441" calcext:value-type="float">
            <text:p>0.0066522525</text:p>
          </table:table-cell>
          <table:table-cell/>
          <table:table-cell table:formula="of:=[.B56]/[.A56]" office:value-type="float" office:value="0.583771511424671" calcext:value-type="float">
            <text:p>0.5837715114</text:p>
          </table:table-cell>
          <table:table-cell table:formula="of:=[.C56]/[.A56]" office:value-type="float" office:value="0.685494658730247" calcext:value-type="float">
            <text:p>0.6854946587</text:p>
          </table:table-cell>
          <table:table-cell table:formula="of:=[.D56]/[.A56]" office:value-type="float" office:value="0.784359268419682" calcext:value-type="float">
            <text:p>0.7843592684</text:p>
          </table:table-cell>
          <table:table-cell/>
          <table:table-cell office:value-type="float" office:value="16558517.233333" calcext:value-type="float">
            <text:p>16558517.233333</text:p>
          </table:table-cell>
          <table:table-cell/>
          <table:table-cell office:value-type="float" office:value="24677517.6" calcext:value-type="float">
            <text:p>24677517.6</text:p>
          </table:table-cell>
          <table:table-cell office:value-type="float" office:value="28840867" calcext:value-type="float">
            <text:p>28840867</text:p>
          </table:table-cell>
          <table:table-cell table:formula="of:=[.Q56]/[.A56]" office:value-type="float" office:value="1.00017433166504" calcext:value-type="float">
            <text:p>1.0001743317</text:p>
          </table:table-cell>
          <table:table-cell office:value-type="float" office:value="96779166" calcext:value-type="float">
            <text:p>96779166</text:p>
          </table:table-cell>
        </table:table-row>
        <table:table-row table:style-name="ro1">
          <table:table-cell table:formula="of:=[.A56]+524288" office:value-type="float" office:value="29360128" calcext:value-type="float">
            <text:p>29360128</text:p>
          </table:table-cell>
          <table:table-cell office:value-type="float" office:value="16960510.833333" calcext:value-type="float">
            <text:p>16960510.833333</text:p>
          </table:table-cell>
          <table:table-cell office:value-type="float" office:value="20535040.3" calcext:value-type="float">
            <text:p>20535040.3</text:p>
          </table:table-cell>
          <table:table-cell office:value-type="float" office:value="22786189.033333" calcext:value-type="float">
            <text:p>22786189.033333</text:p>
          </table:table-cell>
          <table:table-cell/>
          <table:table-cell table:formula="of:=[.B57]/3400000000" office:value-type="float" office:value="0.00498838553921559" calcext:value-type="float">
            <text:p>0.0049883855</text:p>
          </table:table-cell>
          <table:table-cell table:formula="of:=[.C57]/3400000000" office:value-type="float" office:value="0.00603971773529412" calcext:value-type="float">
            <text:p>0.0060397177</text:p>
          </table:table-cell>
          <table:table-cell table:formula="of:=[.D57]/3400000000" office:value-type="float" office:value="0.00670182030392147" calcext:value-type="float">
            <text:p>0.0067018203</text:p>
          </table:table-cell>
          <table:table-cell/>
          <table:table-cell table:formula="of:=[.B57]/[.A57]" office:value-type="float" office:value="0.577671556245702" calcext:value-type="float">
            <text:p>0.5776715562</text:p>
          </table:table-cell>
          <table:table-cell table:formula="of:=[.C57]/[.A57]" office:value-type="float" office:value="0.699419304302761" calcext:value-type="float">
            <text:p>0.6994193043</text:p>
          </table:table-cell>
          <table:table-cell table:formula="of:=[.D57]/[.A57]" office:value-type="float" office:value="0.776092973209551" calcext:value-type="float">
            <text:p>0.7760929732</text:p>
          </table:table-cell>
          <table:table-cell/>
          <table:table-cell office:value-type="float" office:value="17892167.833333" calcext:value-type="float">
            <text:p>17892167.833333</text:p>
          </table:table-cell>
          <table:table-cell/>
          <table:table-cell office:value-type="float" office:value="25166152.8" calcext:value-type="float">
            <text:p>25166152.8</text:p>
          </table:table-cell>
          <table:table-cell office:value-type="float" office:value="29738034" calcext:value-type="float">
            <text:p>29738034</text:p>
          </table:table-cell>
          <table:table-cell table:formula="of:=[.Q57]/[.A57]" office:value-type="float" office:value="1.01287140165057" calcext:value-type="float">
            <text:p>1.0128714017</text:p>
          </table:table-cell>
          <table:table-cell office:value-type="float" office:value="100299315" calcext:value-type="float">
            <text:p>100299315</text:p>
          </table:table-cell>
        </table:table-row>
        <table:table-row table:style-name="ro1">
          <table:table-cell table:formula="of:=[.A57]+524288" office:value-type="float" office:value="29884416" calcext:value-type="float">
            <text:p>29884416</text:p>
          </table:table-cell>
          <table:table-cell office:value-type="float" office:value="17203270.233333" calcext:value-type="float">
            <text:p>17203270.233333</text:p>
          </table:table-cell>
          <table:table-cell office:value-type="float" office:value="20408641.1" calcext:value-type="float">
            <text:p>20408641.1</text:p>
          </table:table-cell>
          <table:table-cell office:value-type="float" office:value="23683699.866667" calcext:value-type="float">
            <text:p>23683699.866667</text:p>
          </table:table-cell>
          <table:table-cell/>
          <table:table-cell table:formula="of:=[.B58]/3400000000" office:value-type="float" office:value="0.005059785362745" calcext:value-type="float">
            <text:p>0.0050597854</text:p>
          </table:table-cell>
          <table:table-cell table:formula="of:=[.C58]/3400000000" office:value-type="float" office:value="0.0060025415" calcext:value-type="float">
            <text:p>0.0060025415</text:p>
          </table:table-cell>
          <table:table-cell table:formula="of:=[.D58]/3400000000" office:value-type="float" office:value="0.00696579407843147" calcext:value-type="float">
            <text:p>0.0069657941</text:p>
          </table:table-cell>
          <table:table-cell/>
          <table:table-cell table:formula="of:=[.B58]/[.A58]" office:value-type="float" office:value="0.575660244902661" calcext:value-type="float">
            <text:p>0.5756602449</text:p>
          </table:table-cell>
          <table:table-cell table:formula="of:=[.C58]/[.A58]" office:value-type="float" office:value="0.682919187713088" calcext:value-type="float">
            <text:p>0.6829191877</text:p>
          </table:table-cell>
          <table:table-cell table:formula="of:=[.D58]/[.A58]" office:value-type="float" office:value="0.792510044923314" calcext:value-type="float">
            <text:p>0.7925100449</text:p>
          </table:table-cell>
          <table:table-cell/>
          <table:table-cell office:value-type="float" office:value="17605439.766667" calcext:value-type="float">
            <text:p>17605439.766667</text:p>
          </table:table-cell>
          <table:table-cell/>
          <table:table-cell office:value-type="float" office:value="25653735.5" calcext:value-type="float">
            <text:p>25653735.5</text:p>
          </table:table-cell>
          <table:table-cell office:value-type="float" office:value="29701666" calcext:value-type="float">
            <text:p>29701666</text:p>
          </table:table-cell>
          <table:table-cell table:formula="of:=[.Q58]/[.A58]" office:value-type="float" office:value="0.993884772585149" calcext:value-type="float">
            <text:p>0.9938847726</text:p>
          </table:table-cell>
          <table:table-cell office:value-type="float" office:value="100201499" calcext:value-type="float">
            <text:p>100201499</text:p>
          </table:table-cell>
        </table:table-row>
        <table:table-row table:style-name="ro1">
          <table:table-cell table:formula="of:=[.A58]+524288" office:value-type="float" office:value="30408704" calcext:value-type="float">
            <text:p>30408704</text:p>
          </table:table-cell>
          <table:table-cell office:value-type="float" office:value="17450442.666667" calcext:value-type="float">
            <text:p>17450442.666667</text:p>
          </table:table-cell>
          <table:table-cell office:value-type="float" office:value="21496907.366667" calcext:value-type="float">
            <text:p>21496907.366667</text:p>
          </table:table-cell>
          <table:table-cell office:value-type="float" office:value="23741349.2" calcext:value-type="float">
            <text:p>23741349.2</text:p>
          </table:table-cell>
          <table:table-cell/>
          <table:table-cell table:formula="of:=[.B59]/3400000000" office:value-type="float" office:value="0.005132483137255" calcext:value-type="float">
            <text:p>0.0051324831</text:p>
          </table:table-cell>
          <table:table-cell table:formula="of:=[.C59]/3400000000" office:value-type="float" office:value="0.00632261981372559" calcext:value-type="float">
            <text:p>0.0063226198</text:p>
          </table:table-cell>
          <table:table-cell table:formula="of:=[.D59]/3400000000" office:value-type="float" office:value="0.00698274976470588" calcext:value-type="float">
            <text:p>0.0069827498</text:p>
          </table:table-cell>
          <table:table-cell/>
          <table:table-cell table:formula="of:=[.B59]/[.A59]" office:value-type="float" office:value="0.573863413142073" calcext:value-type="float">
            <text:p>0.5738634131</text:p>
          </table:table-cell>
          <table:table-cell table:formula="of:=[.C59]/[.A59]" office:value-type="float" office:value="0.70693270475016" calcext:value-type="float">
            <text:p>0.7069327048</text:p>
          </table:table-cell>
          <table:table-cell table:formula="of:=[.D59]/[.A59]" office:value-type="float" office:value="0.780741895478347" calcext:value-type="float">
            <text:p>0.7807418955</text:p>
          </table:table-cell>
          <table:table-cell/>
          <table:table-cell office:value-type="float" office:value="17868348.933333" calcext:value-type="float">
            <text:p>17868348.933333</text:p>
          </table:table-cell>
          <table:table-cell/>
          <table:table-cell office:value-type="float" office:value="26810847" calcext:value-type="float">
            <text:p>26810847</text:p>
          </table:table-cell>
          <table:table-cell office:value-type="float" office:value="29898184" calcext:value-type="float">
            <text:p>29898184</text:p>
          </table:table-cell>
          <table:table-cell table:formula="of:=[.Q59]/[.A59]" office:value-type="float" office:value="0.983211385792699" calcext:value-type="float">
            <text:p>0.9832113858</text:p>
          </table:table-cell>
          <table:table-cell office:value-type="float" office:value="102692116" calcext:value-type="float">
            <text:p>102692116</text:p>
          </table:table-cell>
        </table:table-row>
        <table:table-row table:style-name="ro1">
          <table:table-cell table:formula="of:=[.A59]+524288" office:value-type="float" office:value="30932992" calcext:value-type="float">
            <text:p>30932992</text:p>
          </table:table-cell>
          <table:table-cell office:value-type="float" office:value="17729236.733333" calcext:value-type="float">
            <text:p>17729236.733333</text:p>
          </table:table-cell>
          <table:table-cell office:value-type="float" office:value="21427552.966667" calcext:value-type="float">
            <text:p>21427552.966667</text:p>
          </table:table-cell>
          <table:table-cell office:value-type="float" office:value="25558109.7" calcext:value-type="float">
            <text:p>25558109.7</text:p>
          </table:table-cell>
          <table:table-cell/>
          <table:table-cell table:formula="of:=[.B60]/3400000000" office:value-type="float" office:value="0.00521448139215676" calcext:value-type="float">
            <text:p>0.0052144814</text:p>
          </table:table-cell>
          <table:table-cell table:formula="of:=[.C60]/3400000000" office:value-type="float" office:value="0.00630222146078441" calcext:value-type="float">
            <text:p>0.0063022215</text:p>
          </table:table-cell>
          <table:table-cell table:formula="of:=[.D60]/3400000000" office:value-type="float" office:value="0.00751709108823529" calcext:value-type="float">
            <text:p>0.0075170911</text:p>
          </table:table-cell>
          <table:table-cell/>
          <table:table-cell table:formula="of:=[.B60]/[.A60]" office:value-type="float" office:value="0.57314975329037" calcext:value-type="float">
            <text:p>0.5731497533</text:p>
          </table:table-cell>
          <table:table-cell table:formula="of:=[.C60]/[.A60]" office:value-type="float" office:value="0.69270870941508" calcext:value-type="float">
            <text:p>0.6927087094</text:p>
          </table:table-cell>
          <table:table-cell table:formula="of:=[.D60]/[.A60]" office:value-type="float" office:value="0.826241111755371" calcext:value-type="float">
            <text:p>0.8262411118</text:p>
          </table:table-cell>
          <table:table-cell/>
          <table:table-cell office:value-type="float" office:value="18117732.033333" calcext:value-type="float">
            <text:p>18117732.033333</text:p>
          </table:table-cell>
          <table:table-cell/>
          <table:table-cell office:value-type="float" office:value="25474474.8" calcext:value-type="float">
            <text:p>25474474.8</text:p>
          </table:table-cell>
          <table:table-cell office:value-type="float" office:value="31698560" calcext:value-type="float">
            <text:p>31698560</text:p>
          </table:table-cell>
          <table:table-cell table:formula="of:=[.Q60]/[.A60]" office:value-type="float" office:value="1.02474923861229" calcext:value-type="float">
            <text:p>1.0247492386</text:p>
          </table:table-cell>
          <table:table-cell office:value-type="float" office:value="102972369" calcext:value-type="float">
            <text:p>102972369</text:p>
          </table:table-cell>
        </table:table-row>
        <table:table-row table:style-name="ro1">
          <table:table-cell table:formula="of:=[.A60]+524288" office:value-type="float" office:value="31457280" calcext:value-type="float">
            <text:p>31457280</text:p>
          </table:table-cell>
          <table:table-cell office:value-type="float" office:value="18460514.5" calcext:value-type="float">
            <text:p>18460514.5</text:p>
          </table:table-cell>
          <table:table-cell office:value-type="float" office:value="21506443.133333" calcext:value-type="float">
            <text:p>21506443.133333</text:p>
          </table:table-cell>
          <table:table-cell office:value-type="float" office:value="24135233.633333" calcext:value-type="float">
            <text:p>24135233.633333</text:p>
          </table:table-cell>
          <table:table-cell/>
          <table:table-cell table:formula="of:=[.B61]/3400000000" office:value-type="float" office:value="0.00542956308823529" calcext:value-type="float">
            <text:p>0.0054295631</text:p>
          </table:table-cell>
          <table:table-cell table:formula="of:=[.C61]/3400000000" office:value-type="float" office:value="0.00632542445098029" calcext:value-type="float">
            <text:p>0.0063254245</text:p>
          </table:table-cell>
          <table:table-cell table:formula="of:=[.D61]/3400000000" office:value-type="float" office:value="0.00709859812745088" calcext:value-type="float">
            <text:p>0.0070985981</text:p>
          </table:table-cell>
          <table:table-cell/>
          <table:table-cell table:formula="of:=[.B61]/[.A61]" office:value-type="float" office:value="0.586843951543172" calcext:value-type="float">
            <text:p>0.5868439515</text:p>
          </table:table-cell>
          <table:table-cell table:formula="of:=[.C61]/[.A61]" office:value-type="float" office:value="0.683671415117041" calcext:value-type="float">
            <text:p>0.6836714151</text:p>
          </table:table-cell>
          <table:table-cell table:formula="of:=[.D61]/[.A61]" office:value-type="float" office:value="0.767238414552466" calcext:value-type="float">
            <text:p>0.7672384146</text:p>
          </table:table-cell>
          <table:table-cell/>
          <table:table-cell office:value-type="float" office:value="19465908.633333" calcext:value-type="float">
            <text:p>19465908.633333</text:p>
          </table:table-cell>
          <table:table-cell/>
          <table:table-cell office:value-type="float" office:value="26721804.6" calcext:value-type="float">
            <text:p>26721804.6</text:p>
          </table:table-cell>
          <table:table-cell office:value-type="float" office:value="34700188" calcext:value-type="float">
            <text:p>34700188</text:p>
          </table:table-cell>
          <table:table-cell table:formula="of:=[.Q61]/[.A61]" office:value-type="float" office:value="1.10308926900228" calcext:value-type="float">
            <text:p>1.103089269</text:p>
          </table:table-cell>
          <table:table-cell office:value-type="float" office:value="104729655" calcext:value-type="float">
            <text:p>104729655</text:p>
          </table:table-cell>
        </table:table-row>
        <table:table-row table:style-name="ro1">
          <table:table-cell table:formula="of:=[.A61]+524288" office:value-type="float" office:value="31981568" calcext:value-type="float">
            <text:p>31981568</text:p>
          </table:table-cell>
          <table:table-cell office:value-type="float" office:value="18431457.133333" calcext:value-type="float">
            <text:p>18431457.133333</text:p>
          </table:table-cell>
          <table:table-cell office:value-type="float" office:value="21562252.533333" calcext:value-type="float">
            <text:p>21562252.533333</text:p>
          </table:table-cell>
          <table:table-cell office:value-type="float" office:value="24447706.566667" calcext:value-type="float">
            <text:p>24447706.566667</text:p>
          </table:table-cell>
          <table:table-cell/>
          <table:table-cell table:formula="of:=[.B62]/3400000000" office:value-type="float" office:value="0.00542101680392147" calcext:value-type="float">
            <text:p>0.0054210168</text:p>
          </table:table-cell>
          <table:table-cell table:formula="of:=[.C62]/3400000000" office:value-type="float" office:value="0.00634183898039206" calcext:value-type="float">
            <text:p>0.006341839</text:p>
          </table:table-cell>
          <table:table-cell table:formula="of:=[.D62]/3400000000" office:value-type="float" office:value="0.00719050193137265" calcext:value-type="float">
            <text:p>0.0071905019</text:p>
          </table:table-cell>
          <table:table-cell/>
          <table:table-cell table:formula="of:=[.B62]/[.A62]" office:value-type="float" office:value="0.576314992852539" calcext:value-type="float">
            <text:p>0.5763149929</text:p>
          </table:table-cell>
          <table:table-cell table:formula="of:=[.C62]/[.A62]" office:value-type="float" office:value="0.674208735898534" calcext:value-type="float">
            <text:p>0.6742087359</text:p>
          </table:table-cell>
          <table:table-cell table:formula="of:=[.D62]/[.A62]" office:value-type="float" office:value="0.76443114254645" calcext:value-type="float">
            <text:p>0.7644311425</text:p>
          </table:table-cell>
          <table:table-cell/>
          <table:table-cell office:value-type="float" office:value="18755391.133333" calcext:value-type="float">
            <text:p>18755391.133333</text:p>
          </table:table-cell>
          <table:table-cell/>
          <table:table-cell office:value-type="float" office:value="27102122.8" calcext:value-type="float">
            <text:p>27102122.8</text:p>
          </table:table-cell>
          <table:table-cell office:value-type="float" office:value="32709216" calcext:value-type="float">
            <text:p>32709216</text:p>
          </table:table-cell>
          <table:table-cell table:formula="of:=[.Q62]/[.A62]" office:value-type="float" office:value="1.0227521052126" calcext:value-type="float">
            <text:p>1.0227521052</text:p>
          </table:table-cell>
          <table:table-cell office:value-type="float" office:value="109298404" calcext:value-type="float">
            <text:p>109298404</text:p>
          </table:table-cell>
        </table:table-row>
        <table:table-row table:style-name="ro1">
          <table:table-cell table:formula="of:=[.A62]+524288" office:value-type="float" office:value="32505856" calcext:value-type="float">
            <text:p>32505856</text:p>
          </table:table-cell>
          <table:table-cell office:value-type="float" office:value="18637495.233333" calcext:value-type="float">
            <text:p>18637495.233333</text:p>
          </table:table-cell>
          <table:table-cell office:value-type="float" office:value="22050830.766667" calcext:value-type="float">
            <text:p>22050830.766667</text:p>
          </table:table-cell>
          <table:table-cell office:value-type="float" office:value="24907363.433333" calcext:value-type="float">
            <text:p>24907363.433333</text:p>
          </table:table-cell>
          <table:table-cell/>
          <table:table-cell table:formula="of:=[.B63]/3400000000" office:value-type="float" office:value="0.00548161624509794" calcext:value-type="float">
            <text:p>0.0054816162</text:p>
          </table:table-cell>
          <table:table-cell table:formula="of:=[.C63]/3400000000" office:value-type="float" office:value="0.00648553846078441" calcext:value-type="float">
            <text:p>0.0064855385</text:p>
          </table:table-cell>
          <table:table-cell table:formula="of:=[.D63]/3400000000" office:value-type="float" office:value="0.00732569512745088" calcext:value-type="float">
            <text:p>0.0073256951</text:p>
          </table:table-cell>
          <table:table-cell/>
          <table:table-cell table:formula="of:=[.B63]/[.A63]" office:value-type="float" office:value="0.573358081489471" calcext:value-type="float">
            <text:p>0.5733580815</text:p>
          </table:table-cell>
          <table:table-cell table:formula="of:=[.C63]/[.A63]" office:value-type="float" office:value="0.678364869599712" calcext:value-type="float">
            <text:p>0.6783648696</text:p>
          </table:table-cell>
          <table:table-cell table:formula="of:=[.D63]/[.A63]" office:value-type="float" office:value="0.766242348250512" calcext:value-type="float">
            <text:p>0.7662423483</text:p>
          </table:table-cell>
          <table:table-cell/>
          <table:table-cell office:value-type="float" office:value="18909647.533333" calcext:value-type="float">
            <text:p>18909647.533333</text:p>
          </table:table-cell>
          <table:table-cell/>
          <table:table-cell office:value-type="float" office:value="26331017" calcext:value-type="float">
            <text:p>26331017</text:p>
          </table:table-cell>
          <table:table-cell office:value-type="float" office:value="33655357" calcext:value-type="float">
            <text:p>33655357</text:p>
          </table:table-cell>
          <table:table-cell table:formula="of:=[.Q63]/[.A63]" office:value-type="float" office:value="1.03536288968978" calcext:value-type="float">
            <text:p>1.0353628897</text:p>
          </table:table-cell>
          <table:table-cell office:value-type="float" office:value="112128243" calcext:value-type="float">
            <text:p>112128243</text:p>
          </table:table-cell>
        </table:table-row>
        <table:table-row table:style-name="ro1">
          <table:table-cell table:formula="of:=[.A63]+524288" office:value-type="float" office:value="33030144" calcext:value-type="float">
            <text:p>33030144</text:p>
          </table:table-cell>
          <table:table-cell office:value-type="float" office:value="18938679.566667" calcext:value-type="float">
            <text:p>18938679.566667</text:p>
          </table:table-cell>
          <table:table-cell office:value-type="float" office:value="22398419.866667" calcext:value-type="float">
            <text:p>22398419.866667</text:p>
          </table:table-cell>
          <table:table-cell office:value-type="float" office:value="25649795.133333" calcext:value-type="float">
            <text:p>25649795.133333</text:p>
          </table:table-cell>
          <table:table-cell/>
          <table:table-cell table:formula="of:=[.B64]/3400000000" office:value-type="float" office:value="0.00557019987254912" calcext:value-type="float">
            <text:p>0.0055701999</text:p>
          </table:table-cell>
          <table:table-cell table:formula="of:=[.C64]/3400000000" office:value-type="float" office:value="0.00658777054901971" calcext:value-type="float">
            <text:p>0.0065877705</text:p>
          </table:table-cell>
          <table:table-cell table:formula="of:=[.D64]/3400000000" office:value-type="float" office:value="0.00754405739215677" calcext:value-type="float">
            <text:p>0.0075440574</text:p>
          </table:table-cell>
          <table:table-cell/>
          <table:table-cell table:formula="of:=[.B64]/[.A64]" office:value-type="float" office:value="0.573375628234227" calcext:value-type="float">
            <text:p>0.5733756282</text:p>
          </table:table-cell>
          <table:table-cell table:formula="of:=[.C64]/[.A64]" office:value-type="float" office:value="0.678120563648375" calcext:value-type="float">
            <text:p>0.6781205636</text:p>
          </table:table-cell>
          <table:table-cell table:formula="of:=[.D64]/[.A64]" office:value-type="float" office:value="0.77655716951561" calcext:value-type="float">
            <text:p>0.7765571695</text:p>
          </table:table-cell>
          <table:table-cell/>
          <table:table-cell office:value-type="float" office:value="18781991.966667" calcext:value-type="float">
            <text:p>18781991.966667</text:p>
          </table:table-cell>
          <table:table-cell/>
          <table:table-cell office:value-type="float" office:value="28272994.8" calcext:value-type="float">
            <text:p>28272994.8</text:p>
          </table:table-cell>
          <table:table-cell office:value-type="float" office:value="34021141" calcext:value-type="float">
            <text:p>34021141</text:p>
          </table:table-cell>
          <table:table-cell table:formula="of:=[.Q64]/[.A64]" office:value-type="float" office:value="1.03000280592177" calcext:value-type="float">
            <text:p>1.0300028059</text:p>
          </table:table-cell>
          <table:table-cell office:value-type="float" office:value="112389860" calcext:value-type="float">
            <text:p>112389860</text:p>
          </table:table-cell>
        </table:table-row>
        <table:table-row table:style-name="ro1">
          <table:table-cell table:formula="of:=[.A64]+524288" office:value-type="float" office:value="33554432" calcext:value-type="float">
            <text:p>33554432</text:p>
          </table:table-cell>
          <table:table-cell office:value-type="float" office:value="19393733.6" calcext:value-type="float">
            <text:p>19393733.6</text:p>
          </table:table-cell>
          <table:table-cell office:value-type="float" office:value="22477920.466667" calcext:value-type="float">
            <text:p>22477920.466667</text:p>
          </table:table-cell>
          <table:table-cell office:value-type="float" office:value="25889347.866667" calcext:value-type="float">
            <text:p>25889347.866667</text:p>
          </table:table-cell>
          <table:table-cell/>
          <table:table-cell table:formula="of:=[.B65]/3400000000" office:value-type="float" office:value="0.00570403929411765" calcext:value-type="float">
            <text:p>0.0057040393</text:p>
          </table:table-cell>
          <table:table-cell table:formula="of:=[.C65]/3400000000" office:value-type="float" office:value="0.00661115307843147" calcext:value-type="float">
            <text:p>0.0066111531</text:p>
          </table:table-cell>
          <table:table-cell table:formula="of:=[.D65]/3400000000" office:value-type="float" office:value="0.00761451407843147" calcext:value-type="float">
            <text:p>0.0076145141</text:p>
          </table:table-cell>
          <table:table-cell/>
          <table:table-cell table:formula="of:=[.B65]/[.A65]" office:value-type="float" office:value="0.577978301048279" calcext:value-type="float">
            <text:p>0.577978301</text:p>
          </table:table-cell>
          <table:table-cell table:formula="of:=[.C65]/[.A65]" office:value-type="float" office:value="0.669894232352585" calcext:value-type="float">
            <text:p>0.6698942324</text:p>
          </table:table-cell>
          <table:table-cell table:formula="of:=[.D65]/[.A65]" office:value-type="float" office:value="0.771562691529602" calcext:value-type="float">
            <text:p>0.7715626915</text:p>
          </table:table-cell>
          <table:table-cell/>
          <table:table-cell office:value-type="float" office:value="19706051.466667" calcext:value-type="float">
            <text:p>19706051.466667</text:p>
          </table:table-cell>
          <table:table-cell/>
          <table:table-cell office:value-type="float" office:value="27624549.8" calcext:value-type="float">
            <text:p>27624549.8</text:p>
          </table:table-cell>
          <table:table-cell office:value-type="float" office:value="35474834" calcext:value-type="float">
            <text:p>35474834</text:p>
          </table:table-cell>
          <table:table-cell table:formula="of:=[.Q65]/[.A65]" office:value-type="float" office:value="1.05723243951797" calcext:value-type="float">
            <text:p>1.0572324395</text:p>
          </table:table-cell>
          <table:table-cell office:value-type="float" office:value="117295296" calcext:value-type="float">
            <text:p>117295296</text:p>
          </table:table-cell>
        </table:table-row>
        <table:table-row table:style-name="ro1">
          <table:table-cell table:formula="of:=[.A65]+524288" office:value-type="float" office:value="34078720" calcext:value-type="float">
            <text:p>34078720</text:p>
          </table:table-cell>
          <table:table-cell office:value-type="float" office:value="19594294.733333" calcext:value-type="float">
            <text:p>19594294.733333</text:p>
          </table:table-cell>
          <table:table-cell office:value-type="float" office:value="23008991.766667" calcext:value-type="float">
            <text:p>23008991.766667</text:p>
          </table:table-cell>
          <table:table-cell office:value-type="float" office:value="26151081.6" calcext:value-type="float">
            <text:p>26151081.6</text:p>
          </table:table-cell>
          <table:table-cell/>
          <table:table-cell table:formula="of:=[.B66]/3400000000" office:value-type="float" office:value="0.005763027862745" calcext:value-type="float">
            <text:p>0.0057630279</text:p>
          </table:table-cell>
          <table:table-cell table:formula="of:=[.C66]/3400000000" office:value-type="float" office:value="0.00676735051960794" calcext:value-type="float">
            <text:p>0.0067673505</text:p>
          </table:table-cell>
          <table:table-cell table:formula="of:=[.D66]/3400000000" office:value-type="float" office:value="0.0076914945882353" calcext:value-type="float">
            <text:p>0.0076914946</text:p>
          </table:table-cell>
          <table:table-cell/>
          <table:table-cell table:formula="of:=[.B66]/[.A66]" office:value-type="float" office:value="0.574971558008429" calcext:value-type="float">
            <text:p>0.574971558</text:p>
          </table:table-cell>
          <table:table-cell table:formula="of:=[.C66]/[.A66]" office:value-type="float" office:value="0.675171830593021" calcext:value-type="float">
            <text:p>0.6751718306</text:p>
          </table:table-cell>
          <table:table-cell table:formula="of:=[.D66]/[.A66]" office:value-type="float" office:value="0.767372765174279" calcext:value-type="float">
            <text:p>0.7673727652</text:p>
          </table:table-cell>
          <table:table-cell/>
          <table:table-cell office:value-type="float" office:value="19980691.7" calcext:value-type="float">
            <text:p>19980691.7</text:p>
          </table:table-cell>
          <table:table-cell/>
          <table:table-cell office:value-type="float" office:value="28081238.8" calcext:value-type="float">
            <text:p>28081238.8</text:p>
          </table:table-cell>
          <table:table-cell office:value-type="float" office:value="36075895" calcext:value-type="float">
            <text:p>36075895</text:p>
          </table:table-cell>
          <table:table-cell table:formula="of:=[.Q66]/[.A66]" office:value-type="float" office:value="1.05860475393442" calcext:value-type="float">
            <text:p>1.0586047539</text:p>
          </table:table-cell>
          <table:table-cell office:value-type="float" office:value="113862167" calcext:value-type="float">
            <text:p>113862167</text:p>
          </table:table-cell>
        </table:table-row>
        <table:table-row table:style-name="ro1">
          <table:table-cell table:formula="of:=[.A66]+524288" office:value-type="float" office:value="34603008" calcext:value-type="float">
            <text:p>34603008</text:p>
          </table:table-cell>
          <table:table-cell office:value-type="float" office:value="19684071.966667" calcext:value-type="float">
            <text:p>19684071.966667</text:p>
          </table:table-cell>
          <table:table-cell office:value-type="float" office:value="23594448.5" calcext:value-type="float">
            <text:p>23594448.5</text:p>
          </table:table-cell>
          <table:table-cell office:value-type="float" office:value="26383574.5" calcext:value-type="float">
            <text:p>26383574.5</text:p>
          </table:table-cell>
          <table:table-cell/>
          <table:table-cell table:formula="of:=[.B67]/3400000000" office:value-type="float" office:value="0.00578943293137265" calcext:value-type="float">
            <text:p>0.0057894329</text:p>
          </table:table-cell>
          <table:table-cell table:formula="of:=[.C67]/3400000000" office:value-type="float" office:value="0.00693954367647059" calcext:value-type="float">
            <text:p>0.0069395437</text:p>
          </table:table-cell>
          <table:table-cell table:formula="of:=[.D67]/3400000000" office:value-type="float" office:value="0.00775987485294118" calcext:value-type="float">
            <text:p>0.0077598749</text:p>
          </table:table-cell>
          <table:table-cell/>
          <table:table-cell table:formula="of:=[.B67]/[.A67]" office:value-type="float" office:value="0.568854359906139" calcext:value-type="float">
            <text:p>0.5688543599</text:p>
          </table:table-cell>
          <table:table-cell table:formula="of:=[.C67]/[.A67]" office:value-type="float" office:value="0.681861198309696" calcext:value-type="float">
            <text:p>0.6818611983</text:p>
          </table:table-cell>
          <table:table-cell table:formula="of:=[.D67]/[.A67]" office:value-type="float" office:value="0.762464768958814" calcext:value-type="float">
            <text:p>0.762464769</text:p>
          </table:table-cell>
          <table:table-cell/>
          <table:table-cell office:value-type="float" office:value="19564483.533333" calcext:value-type="float">
            <text:p>19564483.533333</text:p>
          </table:table-cell>
          <table:table-cell/>
          <table:table-cell office:value-type="float" office:value="28879006.7" calcext:value-type="float">
            <text:p>28879006.7</text:p>
          </table:table-cell>
          <table:table-cell office:value-type="float" office:value="34134456" calcext:value-type="float">
            <text:p>34134456</text:p>
          </table:table-cell>
          <table:table-cell table:formula="of:=[.Q67]/[.A67]" office:value-type="float" office:value="0.986459211869673" calcext:value-type="float">
            <text:p>0.9864592119</text:p>
          </table:table-cell>
          <table:table-cell office:value-type="float" office:value="116314798" calcext:value-type="float">
            <text:p>116314798</text:p>
          </table:table-cell>
        </table:table-row>
        <table:table-row table:style-name="ro1">
          <table:table-cell table:formula="of:=[.A67]+524288" office:value-type="float" office:value="35127296" calcext:value-type="float">
            <text:p>35127296</text:p>
          </table:table-cell>
          <table:table-cell office:value-type="float" office:value="20214891.166667" calcext:value-type="float">
            <text:p>20214891.166667</text:p>
          </table:table-cell>
          <table:table-cell office:value-type="float" office:value="23830793.5" calcext:value-type="float">
            <text:p>23830793.5</text:p>
          </table:table-cell>
          <table:table-cell office:value-type="float" office:value="27043373.533333" calcext:value-type="float">
            <text:p>27043373.533333</text:p>
          </table:table-cell>
          <table:table-cell/>
          <table:table-cell table:formula="of:=[.B68]/3400000000" office:value-type="float" office:value="0.00594555622549029" calcext:value-type="float">
            <text:p>0.0059455562</text:p>
          </table:table-cell>
          <table:table-cell table:formula="of:=[.C68]/3400000000" office:value-type="float" office:value="0.00700905691176471" calcext:value-type="float">
            <text:p>0.0070090569</text:p>
          </table:table-cell>
          <table:table-cell table:formula="of:=[.D68]/3400000000" office:value-type="float" office:value="0.00795393339215677" calcext:value-type="float">
            <text:p>0.0079539334</text:p>
          </table:table-cell>
          <table:table-cell/>
          <table:table-cell table:formula="of:=[.B68]/[.A68]" office:value-type="float" office:value="0.575475298943221" calcext:value-type="float">
            <text:p>0.5754752989</text:p>
          </table:table-cell>
          <table:table-cell table:formula="of:=[.C68]/[.A68]" office:value-type="float" office:value="0.678412408971075" calcext:value-type="float">
            <text:p>0.678412409</text:p>
          </table:table-cell>
          <table:table-cell table:formula="of:=[.D68]/[.A68]" office:value-type="float" office:value="0.769867784111051" calcext:value-type="float">
            <text:p>0.7698677841</text:p>
          </table:table-cell>
          <table:table-cell/>
          <table:table-cell office:value-type="float" office:value="20341948.8" calcext:value-type="float">
            <text:p>20341948.8</text:p>
          </table:table-cell>
          <table:table-cell/>
          <table:table-cell office:value-type="float" office:value="29820917.9" calcext:value-type="float">
            <text:p>29820917.9</text:p>
          </table:table-cell>
          <table:table-cell office:value-type="float" office:value="39462906" calcext:value-type="float">
            <text:p>39462906</text:p>
          </table:table-cell>
          <table:table-cell table:formula="of:=[.Q68]/[.A68]" office:value-type="float" office:value="1.1234256687449" calcext:value-type="float">
            <text:p>1.1234256687</text:p>
          </table:table-cell>
          <table:table-cell office:value-type="float" office:value="120626762" calcext:value-type="float">
            <text:p>120626762</text:p>
          </table:table-cell>
        </table:table-row>
        <table:table-row table:style-name="ro1">
          <table:table-cell table:formula="of:=[.A68]+524288" office:value-type="float" office:value="35651584" calcext:value-type="float">
            <text:p>35651584</text:p>
          </table:table-cell>
          <table:table-cell office:value-type="float" office:value="21744995.5" calcext:value-type="float">
            <text:p>21744995.5</text:p>
          </table:table-cell>
          <table:table-cell office:value-type="float" office:value="24325686.433333" calcext:value-type="float">
            <text:p>24325686.433333</text:p>
          </table:table-cell>
          <table:table-cell office:value-type="float" office:value="27513116.4" calcext:value-type="float">
            <text:p>27513116.4</text:p>
          </table:table-cell>
          <table:table-cell/>
          <table:table-cell table:formula="of:=[.B69]/3400000000" office:value-type="float" office:value="0.00639558691176471" calcext:value-type="float">
            <text:p>0.0063955869</text:p>
          </table:table-cell>
          <table:table-cell table:formula="of:=[.C69]/3400000000" office:value-type="float" office:value="0.00715461365686265" calcext:value-type="float">
            <text:p>0.0071546137</text:p>
          </table:table-cell>
          <table:table-cell table:formula="of:=[.D69]/3400000000" office:value-type="float" office:value="0.00809209305882353" calcext:value-type="float">
            <text:p>0.0080920931</text:p>
          </table:table-cell>
          <table:table-cell/>
          <table:table-cell table:formula="of:=[.B69]/[.A69]" office:value-type="float" office:value="0.609930697609397" calcext:value-type="float">
            <text:p>0.6099306976</text:p>
          </table:table-cell>
          <table:table-cell table:formula="of:=[.C69]/[.A69]" office:value-type="float" office:value="0.682317128835931" calcext:value-type="float">
            <text:p>0.6823171288</text:p>
          </table:table-cell>
          <table:table-cell table:formula="of:=[.D69]/[.A69]" office:value-type="float" office:value="0.771722131616929" calcext:value-type="float">
            <text:p>0.7717221316</text:p>
          </table:table-cell>
          <table:table-cell/>
          <table:table-cell office:value-type="float" office:value="21152949.466667" calcext:value-type="float">
            <text:p>21152949.466667</text:p>
          </table:table-cell>
          <table:table-cell/>
          <table:table-cell office:value-type="float" office:value="29840676.6" calcext:value-type="float">
            <text:p>29840676.6</text:p>
          </table:table-cell>
          <table:table-cell office:value-type="float" office:value="34528543" calcext:value-type="float">
            <text:p>34528543</text:p>
          </table:table-cell>
          <table:table-cell table:formula="of:=[.Q69]/[.A69]" office:value-type="float" office:value="0.968499548294965" calcext:value-type="float">
            <text:p>0.9684995483</text:p>
          </table:table-cell>
          <table:table-cell office:value-type="float" office:value="121301438" calcext:value-type="float">
            <text:p>121301438</text:p>
          </table:table-cell>
        </table:table-row>
        <table:table-row table:style-name="ro1">
          <table:table-cell table:formula="of:=[.A69]+524288" office:value-type="float" office:value="36175872" calcext:value-type="float">
            <text:p>36175872</text:p>
          </table:table-cell>
          <table:table-cell office:value-type="float" office:value="20828936.133333" calcext:value-type="float">
            <text:p>20828936.133333</text:p>
          </table:table-cell>
          <table:table-cell office:value-type="float" office:value="24291049.266667" calcext:value-type="float">
            <text:p>24291049.266667</text:p>
          </table:table-cell>
          <table:table-cell office:value-type="float" office:value="28192591.333333" calcext:value-type="float">
            <text:p>28192591.333333</text:p>
          </table:table-cell>
          <table:table-cell/>
          <table:table-cell table:formula="of:=[.B70]/3400000000" office:value-type="float" office:value="0.00612615768627441" calcext:value-type="float">
            <text:p>0.0061261577</text:p>
          </table:table-cell>
          <table:table-cell table:formula="of:=[.C70]/3400000000" office:value-type="float" office:value="0.00714442625490206" calcext:value-type="float">
            <text:p>0.0071444263</text:p>
          </table:table-cell>
          <table:table-cell table:formula="of:=[.D70]/3400000000" office:value-type="float" office:value="0.00829193862745088" calcext:value-type="float">
            <text:p>0.0082919386</text:p>
          </table:table-cell>
          <table:table-cell/>
          <table:table-cell table:formula="of:=[.B70]/[.A70]" office:value-type="float" office:value="0.57576873705582" calcext:value-type="float">
            <text:p>0.5757687371</text:p>
          </table:table-cell>
          <table:table-cell table:formula="of:=[.C70]/[.A70]" office:value-type="float" office:value="0.671471008816788" calcext:value-type="float">
            <text:p>0.6714710088</text:p>
          </table:table-cell>
          <table:table-cell table:formula="of:=[.D70]/[.A70]" office:value-type="float" office:value="0.779320297609771" calcext:value-type="float">
            <text:p>0.7793202976</text:p>
          </table:table-cell>
          <table:table-cell/>
          <table:table-cell office:value-type="float" office:value="21392611.633333" calcext:value-type="float">
            <text:p>21392611.633333</text:p>
          </table:table-cell>
          <table:table-cell/>
          <table:table-cell office:value-type="float" office:value="29442679.7" calcext:value-type="float">
            <text:p>29442679.7</text:p>
          </table:table-cell>
          <table:table-cell office:value-type="float" office:value="36181554" calcext:value-type="float">
            <text:p>36181554</text:p>
          </table:table-cell>
          <table:table-cell table:formula="of:=[.Q70]/[.A70]" office:value-type="float" office:value="1.0001570660135" calcext:value-type="float">
            <text:p>1.000157066</text:p>
          </table:table-cell>
          <table:table-cell office:value-type="float" office:value="122591420" calcext:value-type="float">
            <text:p>122591420</text:p>
          </table:table-cell>
        </table:table-row>
        <table:table-row table:style-name="ro1">
          <table:table-cell table:formula="of:=[.A70]+524288" office:value-type="float" office:value="36700160" calcext:value-type="float">
            <text:p>36700160</text:p>
          </table:table-cell>
          <table:table-cell office:value-type="float" office:value="21392178.266667" calcext:value-type="float">
            <text:p>21392178.266667</text:p>
          </table:table-cell>
          <table:table-cell office:value-type="float" office:value="25084724.366667" calcext:value-type="float">
            <text:p>25084724.366667</text:p>
          </table:table-cell>
          <table:table-cell office:value-type="float" office:value="28336193.566667" calcext:value-type="float">
            <text:p>28336193.566667</text:p>
          </table:table-cell>
          <table:table-cell/>
          <table:table-cell table:formula="of:=[.B71]/3400000000" office:value-type="float" office:value="0.006291817137255" calcext:value-type="float">
            <text:p>0.0062918171</text:p>
          </table:table-cell>
          <table:table-cell table:formula="of:=[.C71]/3400000000" office:value-type="float" office:value="0.00737786010784324" calcext:value-type="float">
            <text:p>0.0073778601</text:p>
          </table:table-cell>
          <table:table-cell table:formula="of:=[.D71]/3400000000" office:value-type="float" office:value="0.00833417457843147" calcext:value-type="float">
            <text:p>0.0083341746</text:p>
          </table:table-cell>
          <table:table-cell/>
          <table:table-cell table:formula="of:=[.B71]/[.A71]" office:value-type="float" office:value="0.582890599568694" calcext:value-type="float">
            <text:p>0.5828905996</text:p>
          </table:table-cell>
          <table:table-cell table:formula="of:=[.C71]/[.A71]" office:value-type="float" office:value="0.683504496074867" calcext:value-type="float">
            <text:p>0.6835044961</text:p>
          </table:table-cell>
          <table:table-cell table:formula="of:=[.D71]/[.A71]" office:value-type="float" office:value="0.772100000835609" calcext:value-type="float">
            <text:p>0.7721000008</text:p>
          </table:table-cell>
          <table:table-cell/>
          <table:table-cell office:value-type="float" office:value="21220809.033333" calcext:value-type="float">
            <text:p>21220809.033333</text:p>
          </table:table-cell>
          <table:table-cell/>
          <table:table-cell office:value-type="float" office:value="29909172.5" calcext:value-type="float">
            <text:p>29909172.5</text:p>
          </table:table-cell>
          <table:table-cell office:value-type="float" office:value="36057074" calcext:value-type="float">
            <text:p>36057074</text:p>
          </table:table-cell>
          <table:table-cell table:formula="of:=[.Q71]/[.A71]" office:value-type="float" office:value="0.982477297101702" calcext:value-type="float">
            <text:p>0.9824772971</text:p>
          </table:table-cell>
          <table:table-cell office:value-type="float" office:value="122178821" calcext:value-type="float">
            <text:p>122178821</text:p>
          </table:table-cell>
        </table:table-row>
        <table:table-row table:style-name="ro1">
          <table:table-cell table:formula="of:=[.A71]+524288" office:value-type="float" office:value="37224448" calcext:value-type="float">
            <text:p>37224448</text:p>
          </table:table-cell>
          <table:table-cell office:value-type="float" office:value="21455291.233333" calcext:value-type="float">
            <text:p>21455291.233333</text:p>
          </table:table-cell>
          <table:table-cell office:value-type="float" office:value="25003723.466667" calcext:value-type="float">
            <text:p>25003723.466667</text:p>
          </table:table-cell>
          <table:table-cell office:value-type="float" office:value="29182297.4" calcext:value-type="float">
            <text:p>29182297.4</text:p>
          </table:table-cell>
          <table:table-cell/>
          <table:table-cell table:formula="of:=[.B72]/3400000000" office:value-type="float" office:value="0.00631037977450971" calcext:value-type="float">
            <text:p>0.0063103798</text:p>
          </table:table-cell>
          <table:table-cell table:formula="of:=[.C72]/3400000000" office:value-type="float" office:value="0.00735403631372559" calcext:value-type="float">
            <text:p>0.0073540363</text:p>
          </table:table-cell>
          <table:table-cell table:formula="of:=[.D72]/3400000000" office:value-type="float" office:value="0.00858302864705882" calcext:value-type="float">
            <text:p>0.0085830286</text:p>
          </table:table-cell>
          <table:table-cell/>
          <table:table-cell table:formula="of:=[.B72]/[.A72]" office:value-type="float" office:value="0.576376343668897" calcext:value-type="float">
            <text:p>0.5763763437</text:p>
          </table:table-cell>
          <table:table-cell table:formula="of:=[.C72]/[.A72]" office:value-type="float" office:value="0.671701658723509" calcext:value-type="float">
            <text:p>0.6717016587</text:p>
          </table:table-cell>
          <table:table-cell table:formula="of:=[.D72]/[.A72]" office:value-type="float" office:value="0.783955141524194" calcext:value-type="float">
            <text:p>0.7839551415</text:p>
          </table:table-cell>
          <table:table-cell/>
          <table:table-cell office:value-type="float" office:value="21873342.033333" calcext:value-type="float">
            <text:p>21873342.033333</text:p>
          </table:table-cell>
          <table:table-cell/>
          <table:table-cell office:value-type="float" office:value="30372511.5" calcext:value-type="float">
            <text:p>30372511.5</text:p>
          </table:table-cell>
          <table:table-cell office:value-type="float" office:value="36844143" calcext:value-type="float">
            <text:p>36844143</text:p>
          </table:table-cell>
          <table:table-cell table:formula="of:=[.Q72]/[.A72]" office:value-type="float" office:value="0.989783461664764" calcext:value-type="float">
            <text:p>0.9897834617</text:p>
          </table:table-cell>
          <table:table-cell office:value-type="float" office:value="125151668" calcext:value-type="float">
            <text:p>125151668</text:p>
          </table:table-cell>
        </table:table-row>
        <table:table-row table:style-name="ro1">
          <table:table-cell table:formula="of:=[.A72]+524288" office:value-type="float" office:value="37748736" calcext:value-type="float">
            <text:p>37748736</text:p>
          </table:table-cell>
          <table:table-cell office:value-type="float" office:value="21930649.733333" calcext:value-type="float">
            <text:p>21930649.733333</text:p>
          </table:table-cell>
          <table:table-cell office:value-type="float" office:value="25859192.266667" calcext:value-type="float">
            <text:p>25859192.266667</text:p>
          </table:table-cell>
          <table:table-cell office:value-type="float" office:value="29229376.266667" calcext:value-type="float">
            <text:p>29229376.266667</text:p>
          </table:table-cell>
          <table:table-cell/>
          <table:table-cell table:formula="of:=[.B73]/3400000000" office:value-type="float" office:value="0.00645019109803912" calcext:value-type="float">
            <text:p>0.0064501911</text:p>
          </table:table-cell>
          <table:table-cell table:formula="of:=[.C73]/3400000000" office:value-type="float" office:value="0.00760564478431382" calcext:value-type="float">
            <text:p>0.0076056448</text:p>
          </table:table-cell>
          <table:table-cell table:formula="of:=[.D73]/3400000000" office:value-type="float" office:value="0.00859687537254912" calcext:value-type="float">
            <text:p>0.0085968754</text:p>
          </table:table-cell>
          <table:table-cell/>
          <table:table-cell table:formula="of:=[.B73]/[.A73]" office:value-type="float" office:value="0.580963816466146" calcext:value-type="float">
            <text:p>0.5809638165</text:p>
          </table:table-cell>
          <table:table-cell table:formula="of:=[.C73]/[.A73]" office:value-type="float" office:value="0.68503465299254" calcext:value-type="float">
            <text:p>0.685034653</text:p>
          </table:table-cell>
          <table:table-cell table:formula="of:=[.D73]/[.A73]" office:value-type="float" office:value="0.774314039724853" calcext:value-type="float">
            <text:p>0.7743140397</text:p>
          </table:table-cell>
          <table:table-cell/>
          <table:table-cell office:value-type="float" office:value="23174146.333333" calcext:value-type="float">
            <text:p>23174146.333333</text:p>
          </table:table-cell>
          <table:table-cell/>
          <table:table-cell office:value-type="float" office:value="30817496.2" calcext:value-type="float">
            <text:p>30817496.2</text:p>
          </table:table-cell>
          <table:table-cell office:value-type="float" office:value="38715813" calcext:value-type="float">
            <text:p>38715813</text:p>
          </table:table-cell>
          <table:table-cell table:formula="of:=[.Q73]/[.A73]" office:value-type="float" office:value="1.0256187915802" calcext:value-type="float">
            <text:p>1.0256187916</text:p>
          </table:table-cell>
          <table:table-cell office:value-type="float" office:value="124724645" calcext:value-type="float">
            <text:p>124724645</text:p>
          </table:table-cell>
        </table:table-row>
        <table:table-row table:style-name="ro1">
          <table:table-cell table:formula="of:=[.A73]+524288" office:value-type="float" office:value="38273024" calcext:value-type="float">
            <text:p>38273024</text:p>
          </table:table-cell>
          <table:table-cell office:value-type="float" office:value="21844389.066667" calcext:value-type="float">
            <text:p>21844389.066667</text:p>
          </table:table-cell>
          <table:table-cell office:value-type="float" office:value="25814489.333333" calcext:value-type="float">
            <text:p>25814489.333333</text:p>
          </table:table-cell>
          <table:table-cell office:value-type="float" office:value="29463307.633333" calcext:value-type="float">
            <text:p>29463307.633333</text:p>
          </table:table-cell>
          <table:table-cell/>
          <table:table-cell table:formula="of:=[.B74]/3400000000" office:value-type="float" office:value="0.00642482031372559" calcext:value-type="float">
            <text:p>0.0064248203</text:p>
          </table:table-cell>
          <table:table-cell table:formula="of:=[.C74]/3400000000" office:value-type="float" office:value="0.007592496862745" calcext:value-type="float">
            <text:p>0.0075924969</text:p>
          </table:table-cell>
          <table:table-cell table:formula="of:=[.D74]/3400000000" office:value-type="float" office:value="0.00866567871568618" calcext:value-type="float">
            <text:p>0.0086656787</text:p>
          </table:table-cell>
          <table:table-cell/>
          <table:table-cell table:formula="of:=[.B74]/[.A74]" office:value-type="float" office:value="0.570751583848378" calcext:value-type="float">
            <text:p>0.5707515838</text:p>
          </table:table-cell>
          <table:table-cell table:formula="of:=[.C74]/[.A74]" office:value-type="float" office:value="0.674482615571035" calcext:value-type="float">
            <text:p>0.6744826156</text:p>
          </table:table-cell>
          <table:table-cell table:formula="of:=[.D74]/[.A74]" office:value-type="float" office:value="0.769819171679066" calcext:value-type="float">
            <text:p>0.7698191717</text:p>
          </table:table-cell>
          <table:table-cell/>
          <table:table-cell office:value-type="float" office:value="22631254.233333" calcext:value-type="float">
            <text:p>22631254.233333</text:p>
          </table:table-cell>
          <table:table-cell/>
          <table:table-cell office:value-type="float" office:value="32151771.6" calcext:value-type="float">
            <text:p>32151771.6</text:p>
          </table:table-cell>
          <table:table-cell office:value-type="float" office:value="37196095" calcext:value-type="float">
            <text:p>37196095</text:p>
          </table:table-cell>
          <table:table-cell table:formula="of:=[.Q74]/[.A74]" office:value-type="float" office:value="0.971861930742656" calcext:value-type="float">
            <text:p>0.9718619307</text:p>
          </table:table-cell>
          <table:table-cell office:value-type="float" office:value="129855063" calcext:value-type="float">
            <text:p>129855063</text:p>
          </table:table-cell>
        </table:table-row>
        <table:table-row table:style-name="ro1">
          <table:table-cell table:formula="of:=[.A74]+524288" office:value-type="float" office:value="38797312" calcext:value-type="float">
            <text:p>38797312</text:p>
          </table:table-cell>
          <table:table-cell office:value-type="float" office:value="22130618.133333" calcext:value-type="float">
            <text:p>22130618.133333</text:p>
          </table:table-cell>
          <table:table-cell office:value-type="float" office:value="25962454.233333" calcext:value-type="float">
            <text:p>25962454.233333</text:p>
          </table:table-cell>
          <table:table-cell office:value-type="float" office:value="29866330.466667" calcext:value-type="float">
            <text:p>29866330.466667</text:p>
          </table:table-cell>
          <table:table-cell/>
          <table:table-cell table:formula="of:=[.B75]/3400000000" office:value-type="float" office:value="0.00650900533333324" calcext:value-type="float">
            <text:p>0.0065090053</text:p>
          </table:table-cell>
          <table:table-cell table:formula="of:=[.C75]/3400000000" office:value-type="float" office:value="0.00763601595098029" calcext:value-type="float">
            <text:p>0.007636016</text:p>
          </table:table-cell>
          <table:table-cell table:formula="of:=[.D75]/3400000000" office:value-type="float" office:value="0.00878421484313735" calcext:value-type="float">
            <text:p>0.0087842148</text:p>
          </table:table-cell>
          <table:table-cell/>
          <table:table-cell table:formula="of:=[.B75]/[.A75]" office:value-type="float" office:value="0.570416273512273" calcext:value-type="float">
            <text:p>0.5704162735</text:p>
          </table:table-cell>
          <table:table-cell table:formula="of:=[.C75]/[.A75]" office:value-type="float" office:value="0.669181778194659" calcext:value-type="float">
            <text:p>0.6691817782</text:p>
          </table:table-cell>
          <table:table-cell table:formula="of:=[.D75]/[.A75]" office:value-type="float" office:value="0.769804115982752" calcext:value-type="float">
            <text:p>0.769804116</text:p>
          </table:table-cell>
          <table:table-cell/>
          <table:table-cell office:value-type="float" office:value="22144612.566667" calcext:value-type="float">
            <text:p>22144612.566667</text:p>
          </table:table-cell>
          <table:table-cell/>
          <table:table-cell office:value-type="float" office:value="32980811.6" calcext:value-type="float">
            <text:p>32980811.6</text:p>
          </table:table-cell>
          <table:table-cell office:value-type="float" office:value="38224166" calcext:value-type="float">
            <text:p>38224166</text:p>
          </table:table-cell>
          <table:table-cell table:formula="of:=[.Q75]/[.A75]" office:value-type="float" office:value="0.985227172439163" calcext:value-type="float">
            <text:p>0.9852271724</text:p>
          </table:table-cell>
          <table:table-cell office:value-type="float" office:value="128261569" calcext:value-type="float">
            <text:p>128261569</text:p>
          </table:table-cell>
        </table:table-row>
        <table:table-row table:style-name="ro1">
          <table:table-cell table:formula="of:=[.A75]+524288" office:value-type="float" office:value="39321600" calcext:value-type="float">
            <text:p>39321600</text:p>
          </table:table-cell>
          <table:table-cell office:value-type="float" office:value="22509287.966667" calcext:value-type="float">
            <text:p>22509287.966667</text:p>
          </table:table-cell>
          <table:table-cell office:value-type="float" office:value="26350236.466667" calcext:value-type="float">
            <text:p>26350236.466667</text:p>
          </table:table-cell>
          <table:table-cell office:value-type="float" office:value="30157406.7" calcext:value-type="float">
            <text:p>30157406.7</text:p>
          </table:table-cell>
          <table:table-cell/>
          <table:table-cell table:formula="of:=[.B76]/3400000000" office:value-type="float" office:value="0.00662037881372559" calcext:value-type="float">
            <text:p>0.0066203788</text:p>
          </table:table-cell>
          <table:table-cell table:formula="of:=[.C76]/3400000000" office:value-type="float" office:value="0.00775006954901971" calcext:value-type="float">
            <text:p>0.0077500695</text:p>
          </table:table-cell>
          <table:table-cell table:formula="of:=[.D76]/3400000000" office:value-type="float" office:value="0.0088698255" calcext:value-type="float">
            <text:p>0.0088698255</text:p>
          </table:table-cell>
          <table:table-cell/>
          <table:table-cell table:formula="of:=[.B76]/[.A76]" office:value-type="float" office:value="0.572440795050736" calcext:value-type="float">
            <text:p>0.5724407951</text:p>
          </table:table-cell>
          <table:table-cell table:formula="of:=[.C76]/[.A76]" office:value-type="float" office:value="0.670121166653112" calcext:value-type="float">
            <text:p>0.6701211667</text:p>
          </table:table-cell>
          <table:table-cell table:formula="of:=[.D76]/[.A76]" office:value-type="float" office:value="0.766942512512207" calcext:value-type="float">
            <text:p>0.7669425125</text:p>
          </table:table-cell>
          <table:table-cell/>
          <table:table-cell office:value-type="float" office:value="23265382.6" calcext:value-type="float">
            <text:p>23265382.6</text:p>
          </table:table-cell>
          <table:table-cell/>
          <table:table-cell office:value-type="float" office:value="34179398.8" calcext:value-type="float">
            <text:p>34179398.8</text:p>
          </table:table-cell>
          <table:table-cell office:value-type="float" office:value="43127083" calcext:value-type="float">
            <text:p>43127083</text:p>
          </table:table-cell>
          <table:table-cell table:formula="of:=[.Q76]/[.A76]" office:value-type="float" office:value="1.09677843729655" calcext:value-type="float">
            <text:p>1.0967784373</text:p>
          </table:table-cell>
          <table:table-cell office:value-type="float" office:value="133214927" calcext:value-type="float">
            <text:p>133214927</text:p>
          </table:table-cell>
        </table:table-row>
        <table:table-row table:style-name="ro1">
          <table:table-cell table:formula="of:=[.A76]+524288" office:value-type="float" office:value="39845888" calcext:value-type="float">
            <text:p>39845888</text:p>
          </table:table-cell>
          <table:table-cell office:value-type="float" office:value="22900009.466667" calcext:value-type="float">
            <text:p>22900009.466667</text:p>
          </table:table-cell>
          <table:table-cell office:value-type="float" office:value="26703767.4" calcext:value-type="float">
            <text:p>26703767.4</text:p>
          </table:table-cell>
          <table:table-cell office:value-type="float" office:value="30686678.866667" calcext:value-type="float">
            <text:p>30686678.866667</text:p>
          </table:table-cell>
          <table:table-cell/>
          <table:table-cell table:formula="of:=[.B77]/3400000000" office:value-type="float" office:value="0.00673529690196088" calcext:value-type="float">
            <text:p>0.0067352969</text:p>
          </table:table-cell>
          <table:table-cell table:formula="of:=[.C77]/3400000000" office:value-type="float" office:value="0.00785404923529412" calcext:value-type="float">
            <text:p>0.0078540492</text:p>
          </table:table-cell>
          <table:table-cell table:formula="of:=[.D77]/3400000000" office:value-type="float" office:value="0.00902549378431382" calcext:value-type="float">
            <text:p>0.0090254938</text:p>
          </table:table-cell>
          <table:table-cell/>
          <table:table-cell table:formula="of:=[.B77]/[.A77]" office:value-type="float" office:value="0.574714496679482" calcext:value-type="float">
            <text:p>0.5747144967</text:p>
          </table:table-cell>
          <table:table-cell table:formula="of:=[.C77]/[.A77]" office:value-type="float" office:value="0.670176240017539" calcext:value-type="float">
            <text:p>0.67017624</text:p>
          </table:table-cell>
          <table:table-cell table:formula="of:=[.D77]/[.A77]" office:value-type="float" office:value="0.770134144498599" calcext:value-type="float">
            <text:p>0.7701341445</text:p>
          </table:table-cell>
          <table:table-cell/>
          <table:table-cell office:value-type="float" office:value="24291823.1" calcext:value-type="float">
            <text:p>24291823.1</text:p>
          </table:table-cell>
          <table:table-cell/>
          <table:table-cell office:value-type="float" office:value="34022042.9" calcext:value-type="float">
            <text:p>34022042.9</text:p>
          </table:table-cell>
          <table:table-cell office:value-type="float" office:value="38108481" calcext:value-type="float">
            <text:p>38108481</text:p>
          </table:table-cell>
          <table:table-cell table:formula="of:=[.Q77]/[.A77]" office:value-type="float" office:value="0.956396830709357" calcext:value-type="float">
            <text:p>0.9563968307</text:p>
          </table:table-cell>
          <table:table-cell office:value-type="float" office:value="134131850" calcext:value-type="float">
            <text:p>134131850</text:p>
          </table:table-cell>
        </table:table-row>
        <table:table-row table:style-name="ro1">
          <table:table-cell table:formula="of:=[.A77]+524288" office:value-type="float" office:value="40370176" calcext:value-type="float">
            <text:p>40370176</text:p>
          </table:table-cell>
          <table:table-cell office:value-type="float" office:value="23539082.733333" calcext:value-type="float">
            <text:p>23539082.733333</text:p>
          </table:table-cell>
          <table:table-cell office:value-type="float" office:value="26991455.266667" calcext:value-type="float">
            <text:p>26991455.266667</text:p>
          </table:table-cell>
          <table:table-cell office:value-type="float" office:value="30950215.733333" calcext:value-type="float">
            <text:p>30950215.733333</text:p>
          </table:table-cell>
          <table:table-cell/>
          <table:table-cell table:formula="of:=[.B78]/3400000000" office:value-type="float" office:value="0.00692325962745088" calcext:value-type="float">
            <text:p>0.0069232596</text:p>
          </table:table-cell>
          <table:table-cell table:formula="of:=[.C78]/3400000000" office:value-type="float" office:value="0.00793866331372559" calcext:value-type="float">
            <text:p>0.0079386633</text:p>
          </table:table-cell>
          <table:table-cell table:formula="of:=[.D78]/3400000000" office:value-type="float" office:value="0.00910300462745088" calcext:value-type="float">
            <text:p>0.0091030046</text:p>
          </table:table-cell>
          <table:table-cell/>
          <table:table-cell table:formula="of:=[.B78]/[.A78]" office:value-type="float" office:value="0.583081003494585" calcext:value-type="float">
            <text:p>0.5830810035</text:p>
          </table:table-cell>
          <table:table-cell table:formula="of:=[.C78]/[.A78]" office:value-type="float" office:value="0.668598900006455" calcext:value-type="float">
            <text:p>0.6685989</text:p>
          </table:table-cell>
          <table:table-cell table:formula="of:=[.D78]/[.A78]" office:value-type="float" office:value="0.766660411223696" calcext:value-type="float">
            <text:p>0.7666604112</text:p>
          </table:table-cell>
          <table:table-cell/>
          <table:table-cell office:value-type="float" office:value="25407668" calcext:value-type="float">
            <text:p>25407668</text:p>
          </table:table-cell>
          <table:table-cell/>
          <table:table-cell office:value-type="float" office:value="34943826.4" calcext:value-type="float">
            <text:p>34943826.4</text:p>
          </table:table-cell>
          <table:table-cell office:value-type="float" office:value="42047145" calcext:value-type="float">
            <text:p>42047145</text:p>
          </table:table-cell>
          <table:table-cell table:formula="of:=[.Q78]/[.A78]" office:value-type="float" office:value="1.04153979908336" calcext:value-type="float">
            <text:p>1.0415397991</text:p>
          </table:table-cell>
          <table:table-cell office:value-type="float" office:value="135695759" calcext:value-type="float">
            <text:p>135695759</text:p>
          </table:table-cell>
        </table:table-row>
        <table:table-row table:style-name="ro1">
          <table:table-cell table:formula="of:=[.A78]+524288" office:value-type="float" office:value="40894464" calcext:value-type="float">
            <text:p>40894464</text:p>
          </table:table-cell>
          <table:table-cell office:value-type="float" office:value="23042104.5" calcext:value-type="float">
            <text:p>23042104.5</text:p>
          </table:table-cell>
          <table:table-cell office:value-type="float" office:value="27428372.3" calcext:value-type="float">
            <text:p>27428372.3</text:p>
          </table:table-cell>
          <table:table-cell office:value-type="float" office:value="31449422.933333" calcext:value-type="float">
            <text:p>31449422.933333</text:p>
          </table:table-cell>
          <table:table-cell/>
          <table:table-cell table:formula="of:=[.B79]/3400000000" office:value-type="float" office:value="0.00677708955882353" calcext:value-type="float">
            <text:p>0.0067770896</text:p>
          </table:table-cell>
          <table:table-cell table:formula="of:=[.C79]/3400000000" office:value-type="float" office:value="0.00806716832352941" calcext:value-type="float">
            <text:p>0.0080671683</text:p>
          </table:table-cell>
          <table:table-cell table:formula="of:=[.D79]/3400000000" office:value-type="float" office:value="0.00924983027450971" calcext:value-type="float">
            <text:p>0.0092498303</text:p>
          </table:table-cell>
          <table:table-cell/>
          <table:table-cell table:formula="of:=[.B79]/[.A79]" office:value-type="float" office:value="0.563452904040997" calcext:value-type="float">
            <text:p>0.563452904</text:p>
          </table:table-cell>
          <table:table-cell table:formula="of:=[.C79]/[.A79]" office:value-type="float" office:value="0.670711133418939" calcext:value-type="float">
            <text:p>0.6707111334</text:p>
          </table:table-cell>
          <table:table-cell table:formula="of:=[.D79]/[.A79]" office:value-type="float" office:value="0.769038638905574" calcext:value-type="float">
            <text:p>0.7690386389</text:p>
          </table:table-cell>
          <table:table-cell/>
          <table:table-cell office:value-type="float" office:value="25029249.833333" calcext:value-type="float">
            <text:p>25029249.833333</text:p>
          </table:table-cell>
          <table:table-cell/>
          <table:table-cell office:value-type="float" office:value="34288251.1" calcext:value-type="float">
            <text:p>34288251.1</text:p>
          </table:table-cell>
          <table:table-cell office:value-type="float" office:value="38403963" calcext:value-type="float">
            <text:p>38403963</text:p>
          </table:table-cell>
          <table:table-cell table:formula="of:=[.Q79]/[.A79]" office:value-type="float" office:value="0.939099311828613" calcext:value-type="float">
            <text:p>0.9390993118</text:p>
          </table:table-cell>
          <table:table-cell office:value-type="float" office:value="137116706" calcext:value-type="float">
            <text:p>137116706</text:p>
          </table:table-cell>
        </table:table-row>
        <table:table-row table:style-name="ro1">
          <table:table-cell table:formula="of:=[.A79]+524288" office:value-type="float" office:value="41418752" calcext:value-type="float">
            <text:p>41418752</text:p>
          </table:table-cell>
          <table:table-cell office:value-type="float" office:value="23388828.566667" calcext:value-type="float">
            <text:p>23388828.566667</text:p>
          </table:table-cell>
          <table:table-cell office:value-type="float" office:value="28546347.833333" calcext:value-type="float">
            <text:p>28546347.833333</text:p>
          </table:table-cell>
          <table:table-cell office:value-type="float" office:value="32110348.833333" calcext:value-type="float">
            <text:p>32110348.833333</text:p>
          </table:table-cell>
          <table:table-cell/>
          <table:table-cell table:formula="of:=[.B80]/3400000000" office:value-type="float" office:value="0.0068790672254903" calcext:value-type="float">
            <text:p>0.0068790672</text:p>
          </table:table-cell>
          <table:table-cell table:formula="of:=[.C80]/3400000000" office:value-type="float" office:value="0.00839598465686265" calcext:value-type="float">
            <text:p>0.0083959847</text:p>
          </table:table-cell>
          <table:table-cell table:formula="of:=[.D80]/3400000000" office:value-type="float" office:value="0.00944422024509794" calcext:value-type="float">
            <text:p>0.0094442202</text:p>
          </table:table-cell>
          <table:table-cell/>
          <table:table-cell table:formula="of:=[.B80]/[.A80]" office:value-type="float" office:value="0.564691774553396" calcext:value-type="float">
            <text:p>0.5646917746</text:p>
          </table:table-cell>
          <table:table-cell table:formula="of:=[.C80]/[.A80]" office:value-type="float" office:value="0.689213133059465" calcext:value-type="float">
            <text:p>0.6892131331</text:p>
          </table:table-cell>
          <table:table-cell table:formula="of:=[.D80]/[.A80]" office:value-type="float" office:value="0.775261138561901" calcext:value-type="float">
            <text:p>0.7752611386</text:p>
          </table:table-cell>
          <table:table-cell/>
          <table:table-cell office:value-type="float" office:value="24256272.133333" calcext:value-type="float">
            <text:p>24256272.133333</text:p>
          </table:table-cell>
          <table:table-cell/>
          <table:table-cell office:value-type="float" office:value="34163065.5" calcext:value-type="float">
            <text:p>34163065.5</text:p>
          </table:table-cell>
          <table:table-cell office:value-type="float" office:value="41501326" calcext:value-type="float">
            <text:p>41501326</text:p>
          </table:table-cell>
          <table:table-cell table:formula="of:=[.Q80]/[.A80]" office:value-type="float" office:value="1.00199363805071" calcext:value-type="float">
            <text:p>1.0019936381</text:p>
          </table:table-cell>
          <table:table-cell office:value-type="float" office:value="138496880" calcext:value-type="float">
            <text:p>138496880</text:p>
          </table:table-cell>
        </table:table-row>
        <table:table-row table:style-name="ro1">
          <table:table-cell table:formula="of:=[.A80]+524288" office:value-type="float" office:value="41943040" calcext:value-type="float">
            <text:p>41943040</text:p>
          </table:table-cell>
          <table:table-cell office:value-type="float" office:value="25088061.733333" calcext:value-type="float">
            <text:p>25088061.733333</text:p>
          </table:table-cell>
          <table:table-cell office:value-type="float" office:value="29246949.2" calcext:value-type="float">
            <text:p>29246949.2</text:p>
          </table:table-cell>
          <table:table-cell office:value-type="float" office:value="32861024.266667" calcext:value-type="float">
            <text:p>32861024.266667</text:p>
          </table:table-cell>
          <table:table-cell/>
          <table:table-cell table:formula="of:=[.B81]/3400000000" office:value-type="float" office:value="0.00737884168627441" calcext:value-type="float">
            <text:p>0.0073788417</text:p>
          </table:table-cell>
          <table:table-cell table:formula="of:=[.C81]/3400000000" office:value-type="float" office:value="0.00860204388235294" calcext:value-type="float">
            <text:p>0.0086020439</text:p>
          </table:table-cell>
          <table:table-cell table:formula="of:=[.D81]/3400000000" office:value-type="float" office:value="0.009665007137255" calcext:value-type="float">
            <text:p>0.0096650071</text:p>
          </table:table-cell>
          <table:table-cell/>
          <table:table-cell table:formula="of:=[.B81]/[.A81]" office:value-type="float" office:value="0.598146003087354" calcext:value-type="float">
            <text:p>0.5981460031</text:p>
          </table:table-cell>
          <table:table-cell table:formula="of:=[.C81]/[.A81]" office:value-type="float" office:value="0.697301607131958" calcext:value-type="float">
            <text:p>0.6973016071</text:p>
          </table:table-cell>
          <table:table-cell table:formula="of:=[.D81]/[.A81]" office:value-type="float" office:value="0.783467871348071" calcext:value-type="float">
            <text:p>0.7834678713</text:p>
          </table:table-cell>
          <table:table-cell/>
          <table:table-cell office:value-type="float" office:value="25238092.766667" calcext:value-type="float">
            <text:p>25238092.766667</text:p>
          </table:table-cell>
          <table:table-cell/>
          <table:table-cell office:value-type="float" office:value="35225421.1" calcext:value-type="float">
            <text:p>35225421.1</text:p>
          </table:table-cell>
          <table:table-cell office:value-type="float" office:value="41390554" calcext:value-type="float">
            <text:p>41390554</text:p>
          </table:table-cell>
          <table:table-cell table:formula="of:=[.Q81]/[.A81]" office:value-type="float" office:value="0.986827707290649" calcext:value-type="float">
            <text:p>0.9868277073</text:p>
          </table:table-cell>
          <table:table-cell office:value-type="float" office:value="144314703" calcext:value-type="float">
            <text:p>144314703</text:p>
          </table:table-cell>
        </table:table-row>
        <table:table-row table:style-name="ro1">
          <table:table-cell table:formula="of:=[.A81]+524288" office:value-type="float" office:value="42467328" calcext:value-type="float">
            <text:p>42467328</text:p>
          </table:table-cell>
          <table:table-cell office:value-type="float" office:value="24418649.2" calcext:value-type="float">
            <text:p>24418649.2</text:p>
          </table:table-cell>
          <table:table-cell office:value-type="float" office:value="29181839.8" calcext:value-type="float">
            <text:p>29181839.8</text:p>
          </table:table-cell>
          <table:table-cell office:value-type="float" office:value="33163250.7" calcext:value-type="float">
            <text:p>33163250.7</text:p>
          </table:table-cell>
          <table:table-cell/>
          <table:table-cell table:formula="of:=[.B82]/3400000000" office:value-type="float" office:value="0.00718195564705882" calcext:value-type="float">
            <text:p>0.0071819556</text:p>
          </table:table-cell>
          <table:table-cell table:formula="of:=[.C82]/3400000000" office:value-type="float" office:value="0.00858289405882353" calcext:value-type="float">
            <text:p>0.0085828941</text:p>
          </table:table-cell>
          <table:table-cell table:formula="of:=[.D82]/3400000000" office:value-type="float" office:value="0.00975389726470588" calcext:value-type="float">
            <text:p>0.0097538973</text:p>
          </table:table-cell>
          <table:table-cell/>
          <table:table-cell table:formula="of:=[.B82]/[.A82]" office:value-type="float" office:value="0.574998483540099" calcext:value-type="float">
            <text:p>0.5749984835</text:p>
          </table:table-cell>
          <table:table-cell table:formula="of:=[.C82]/[.A82]" office:value-type="float" office:value="0.687159780808437" calcext:value-type="float">
            <text:p>0.6871597808</text:p>
          </table:table-cell>
          <table:table-cell table:formula="of:=[.D82]/[.A82]" office:value-type="float" office:value="0.78091210965757" calcext:value-type="float">
            <text:p>0.7809121097</text:p>
          </table:table-cell>
          <table:table-cell/>
          <table:table-cell office:value-type="float" office:value="24808735.966667" calcext:value-type="float">
            <text:p>24808735.966667</text:p>
          </table:table-cell>
          <table:table-cell/>
          <table:table-cell office:value-type="float" office:value="35300433.5" calcext:value-type="float">
            <text:p>35300433.5</text:p>
          </table:table-cell>
          <table:table-cell office:value-type="float" office:value="42448264" calcext:value-type="float">
            <text:p>42448264</text:p>
          </table:table-cell>
          <table:table-cell table:formula="of:=[.Q82]/[.A82]" office:value-type="float" office:value="0.999551090193383" calcext:value-type="float">
            <text:p>0.9995510902</text:p>
          </table:table-cell>
          <table:table-cell office:value-type="float" office:value="142823356" calcext:value-type="float">
            <text:p>142823356</text:p>
          </table:table-cell>
        </table:table-row>
        <table:table-row table:style-name="ro1">
          <table:table-cell table:formula="of:=[.A82]+524288" office:value-type="float" office:value="42991616" calcext:value-type="float">
            <text:p>42991616</text:p>
          </table:table-cell>
          <table:table-cell office:value-type="float" office:value="24694577.933333" calcext:value-type="float">
            <text:p>24694577.933333</text:p>
          </table:table-cell>
          <table:table-cell office:value-type="float" office:value="29509574.9" calcext:value-type="float">
            <text:p>29509574.9</text:p>
          </table:table-cell>
          <table:table-cell office:value-type="float" office:value="33787564.366667" calcext:value-type="float">
            <text:p>33787564.366667</text:p>
          </table:table-cell>
          <table:table-cell/>
          <table:table-cell table:formula="of:=[.B83]/3400000000" office:value-type="float" office:value="0.00726311115686265" calcext:value-type="float">
            <text:p>0.0072631112</text:p>
          </table:table-cell>
          <table:table-cell table:formula="of:=[.C83]/3400000000" office:value-type="float" office:value="0.00867928673529412" calcext:value-type="float">
            <text:p>0.0086792867</text:p>
          </table:table-cell>
          <table:table-cell table:formula="of:=[.D83]/3400000000" office:value-type="float" office:value="0.00993751893137265" calcext:value-type="float">
            <text:p>0.0099375189</text:p>
          </table:table-cell>
          <table:table-cell/>
          <table:table-cell table:formula="of:=[.B83]/[.A83]" office:value-type="float" office:value="0.574404505597859" calcext:value-type="float">
            <text:p>0.5744045056</text:p>
          </table:table-cell>
          <table:table-cell table:formula="of:=[.C83]/[.A83]" office:value-type="float" office:value="0.686403016346257" calcext:value-type="float">
            <text:p>0.6864030163</text:p>
          </table:table-cell>
          <table:table-cell table:formula="of:=[.D83]/[.A83]" office:value-type="float" office:value="0.785910545132032" calcext:value-type="float">
            <text:p>0.7859105451</text:p>
          </table:table-cell>
          <table:table-cell/>
          <table:table-cell office:value-type="float" office:value="25169359.933333" calcext:value-type="float">
            <text:p>25169359.933333</text:p>
          </table:table-cell>
          <table:table-cell/>
          <table:table-cell office:value-type="float" office:value="35322421.3" calcext:value-type="float">
            <text:p>35322421.3</text:p>
          </table:table-cell>
          <table:table-cell office:value-type="float" office:value="40896626" calcext:value-type="float">
            <text:p>40896626</text:p>
          </table:table-cell>
          <table:table-cell table:formula="of:=[.Q83]/[.A83]" office:value-type="float" office:value="0.951269801070051" calcext:value-type="float">
            <text:p>0.9512698011</text:p>
          </table:table-cell>
          <table:table-cell office:value-type="float" office:value="145412552" calcext:value-type="float">
            <text:p>145412552</text:p>
          </table:table-cell>
        </table:table-row>
        <table:table-row table:style-name="ro1">
          <table:table-cell table:formula="of:=[.A83]+524288" office:value-type="float" office:value="43515904" calcext:value-type="float">
            <text:p>43515904</text:p>
          </table:table-cell>
          <table:table-cell office:value-type="float" office:value="24814473.066667" calcext:value-type="float">
            <text:p>24814473.066667</text:p>
          </table:table-cell>
          <table:table-cell office:value-type="float" office:value="30042747.866667" calcext:value-type="float">
            <text:p>30042747.866667</text:p>
          </table:table-cell>
          <table:table-cell office:value-type="float" office:value="34505034.166667" calcext:value-type="float">
            <text:p>34505034.166667</text:p>
          </table:table-cell>
          <table:table-cell/>
          <table:table-cell table:formula="of:=[.B84]/3400000000" office:value-type="float" office:value="0.00729837443137265" calcext:value-type="float">
            <text:p>0.0072983744</text:p>
          </table:table-cell>
          <table:table-cell table:formula="of:=[.C84]/3400000000" office:value-type="float" office:value="0.00883610231372559" calcext:value-type="float">
            <text:p>0.0088361023</text:p>
          </table:table-cell>
          <table:table-cell table:formula="of:=[.D84]/3400000000" office:value-type="float" office:value="0.0101485394607844" calcext:value-type="float">
            <text:p>0.0101485395</text:p>
          </table:table-cell>
          <table:table-cell/>
          <table:table-cell table:formula="of:=[.B84]/[.A84]" office:value-type="float" office:value="0.570239172020119" calcext:value-type="float">
            <text:p>0.570239172</text:p>
          </table:table-cell>
          <table:table-cell table:formula="of:=[.C84]/[.A84]" office:value-type="float" office:value="0.690385470715879" calcext:value-type="float">
            <text:p>0.6903854707</text:p>
          </table:table-cell>
          <table:table-cell table:formula="of:=[.D84]/[.A84]" office:value-type="float" office:value="0.792929274011336" calcext:value-type="float">
            <text:p>0.792929274</text:p>
          </table:table-cell>
          <table:table-cell/>
          <table:table-cell office:value-type="float" office:value="25142312.4" calcext:value-type="float">
            <text:p>25142312.4</text:p>
          </table:table-cell>
          <table:table-cell/>
          <table:table-cell office:value-type="float" office:value="37288885" calcext:value-type="float">
            <text:p>37288885</text:p>
          </table:table-cell>
          <table:table-cell office:value-type="float" office:value="43918961" calcext:value-type="float">
            <text:p>43918961</text:p>
          </table:table-cell>
          <table:table-cell table:formula="of:=[.Q84]/[.A84]" office:value-type="float" office:value="1.00926229178187" calcext:value-type="float">
            <text:p>1.0092622918</text:p>
          </table:table-cell>
          <table:table-cell office:value-type="float" office:value="145434169" calcext:value-type="float">
            <text:p>145434169</text:p>
          </table:table-cell>
        </table:table-row>
        <table:table-row table:style-name="ro1">
          <table:table-cell table:formula="of:=[.A84]+524288" office:value-type="float" office:value="44040192" calcext:value-type="float">
            <text:p>44040192</text:p>
          </table:table-cell>
          <table:table-cell office:value-type="float" office:value="26143905" calcext:value-type="float">
            <text:p>26143905</text:p>
          </table:table-cell>
          <table:table-cell office:value-type="float" office:value="30229305.766667" calcext:value-type="float">
            <text:p>30229305.766667</text:p>
          </table:table-cell>
          <table:table-cell office:value-type="float" office:value="33866791.5" calcext:value-type="float">
            <text:p>33866791.5</text:p>
          </table:table-cell>
          <table:table-cell/>
          <table:table-cell table:formula="of:=[.B85]/3400000000" office:value-type="float" office:value="0.00768938382352941" calcext:value-type="float">
            <text:p>0.0076893838</text:p>
          </table:table-cell>
          <table:table-cell table:formula="of:=[.C85]/3400000000" office:value-type="float" office:value="0.00889097228431382" calcext:value-type="float">
            <text:p>0.0088909723</text:p>
          </table:table-cell>
          <table:table-cell table:formula="of:=[.D85]/3400000000" office:value-type="float" office:value="0.00996082102941177" calcext:value-type="float">
            <text:p>0.009960821</text:p>
          </table:table-cell>
          <table:table-cell/>
          <table:table-cell table:formula="of:=[.B85]/[.A85]" office:value-type="float" office:value="0.59363739831107" calcext:value-type="float">
            <text:p>0.5936373983</text:p>
          </table:table-cell>
          <table:table-cell table:formula="of:=[.C85]/[.A85]" office:value-type="float" office:value="0.686402678868135" calcext:value-type="float">
            <text:p>0.6864026789</text:p>
          </table:table-cell>
          <table:table-cell table:formula="of:=[.D85]/[.A85]" office:value-type="float" office:value="0.768997362681797" calcext:value-type="float">
            <text:p>0.7689973627</text:p>
          </table:table-cell>
          <table:table-cell/>
          <table:table-cell office:value-type="float" office:value="26428939.466667" calcext:value-type="float">
            <text:p>26428939.466667</text:p>
          </table:table-cell>
          <table:table-cell/>
          <table:table-cell office:value-type="float" office:value="35533049.6" calcext:value-type="float">
            <text:p>35533049.6</text:p>
          </table:table-cell>
          <table:table-cell office:value-type="float" office:value="44251278" calcext:value-type="float">
            <text:p>44251278</text:p>
          </table:table-cell>
          <table:table-cell table:formula="of:=[.Q85]/[.A85]" office:value-type="float" office:value="1.00479303087507" calcext:value-type="float">
            <text:p>1.0047930309</text:p>
          </table:table-cell>
          <table:table-cell office:value-type="float" office:value="149365754" calcext:value-type="float">
            <text:p>149365754</text:p>
          </table:table-cell>
        </table:table-row>
        <table:table-row table:style-name="ro1">
          <table:table-cell table:formula="of:=[.A85]+524288" office:value-type="float" office:value="44564480" calcext:value-type="float">
            <text:p>44564480</text:p>
          </table:table-cell>
          <table:table-cell office:value-type="float" office:value="25577486.033333" calcext:value-type="float">
            <text:p>25577486.033333</text:p>
          </table:table-cell>
          <table:table-cell office:value-type="float" office:value="30397068.8" calcext:value-type="float">
            <text:p>30397068.8</text:p>
          </table:table-cell>
          <table:table-cell office:value-type="float" office:value="34234317.1" calcext:value-type="float">
            <text:p>34234317.1</text:p>
          </table:table-cell>
          <table:table-cell/>
          <table:table-cell table:formula="of:=[.B86]/3400000000" office:value-type="float" office:value="0.00752279000980382" calcext:value-type="float">
            <text:p>0.00752279</text:p>
          </table:table-cell>
          <table:table-cell table:formula="of:=[.C86]/3400000000" office:value-type="float" office:value="0.00894031435294118" calcext:value-type="float">
            <text:p>0.0089403144</text:p>
          </table:table-cell>
          <table:table-cell table:formula="of:=[.D86]/3400000000" office:value-type="float" office:value="0.0100689167941176" calcext:value-type="float">
            <text:p>0.0100689168</text:p>
          </table:table-cell>
          <table:table-cell/>
          <table:table-cell table:formula="of:=[.B86]/[.A86]" office:value-type="float" office:value="0.573943329605394" calcext:value-type="float">
            <text:p>0.5739433296</text:p>
          </table:table-cell>
          <table:table-cell table:formula="of:=[.C86]/[.A86]" office:value-type="float" office:value="0.682091854319853" calcext:value-type="float">
            <text:p>0.6820918543</text:p>
          </table:table-cell>
          <table:table-cell table:formula="of:=[.D86]/[.A86]" office:value-type="float" office:value="0.768197387246525" calcext:value-type="float">
            <text:p>0.7681973872</text:p>
          </table:table-cell>
          <table:table-cell/>
          <table:table-cell office:value-type="float" office:value="25615875.633333" calcext:value-type="float">
            <text:p>25615875.633333</text:p>
          </table:table-cell>
          <table:table-cell/>
          <table:table-cell office:value-type="float" office:value="38293075.7" calcext:value-type="float">
            <text:p>38293075.7</text:p>
          </table:table-cell>
          <table:table-cell office:value-type="float" office:value="42786123" calcext:value-type="float">
            <text:p>42786123</text:p>
          </table:table-cell>
          <table:table-cell table:formula="of:=[.Q86]/[.A86]" office:value-type="float" office:value="0.960094743616441" calcext:value-type="float">
            <text:p>0.9600947436</text:p>
          </table:table-cell>
          <table:table-cell office:value-type="float" office:value="149775132" calcext:value-type="float">
            <text:p>149775132</text:p>
          </table:table-cell>
        </table:table-row>
        <table:table-row table:style-name="ro1">
          <table:table-cell table:formula="of:=[.A86]+524288" office:value-type="float" office:value="45088768" calcext:value-type="float">
            <text:p>45088768</text:p>
          </table:table-cell>
          <table:table-cell office:value-type="float" office:value="25743084.033333" calcext:value-type="float">
            <text:p>25743084.033333</text:p>
          </table:table-cell>
          <table:table-cell office:value-type="float" office:value="30408666.933333" calcext:value-type="float">
            <text:p>30408666.933333</text:p>
          </table:table-cell>
          <table:table-cell office:value-type="float" office:value="34733941.266667" calcext:value-type="float">
            <text:p>34733941.266667</text:p>
          </table:table-cell>
          <table:table-cell/>
          <table:table-cell table:formula="of:=[.B87]/3400000000" office:value-type="float" office:value="0.00757149530392147" calcext:value-type="float">
            <text:p>0.0075714953</text:p>
          </table:table-cell>
          <table:table-cell table:formula="of:=[.C87]/3400000000" office:value-type="float" office:value="0.00894372556862735" calcext:value-type="float">
            <text:p>0.0089437256</text:p>
          </table:table-cell>
          <table:table-cell table:formula="of:=[.D87]/3400000000" office:value-type="float" office:value="0.0102158650784315" calcext:value-type="float">
            <text:p>0.0102158651</text:p>
          </table:table-cell>
          <table:table-cell/>
          <table:table-cell table:formula="of:=[.B87]/[.A87]" office:value-type="float" office:value="0.570942280643663" calcext:value-type="float">
            <text:p>0.5709422806</text:p>
          </table:table-cell>
          <table:table-cell table:formula="of:=[.C87]/[.A87]" office:value-type="float" office:value="0.674417782569109" calcext:value-type="float">
            <text:p>0.6744177826</text:p>
          </table:table-cell>
          <table:table-cell table:formula="of:=[.D87]/[.A87]" office:value-type="float" office:value="0.770345760315895" calcext:value-type="float">
            <text:p>0.7703457603</text:p>
          </table:table-cell>
          <table:table-cell/>
          <table:table-cell office:value-type="float" office:value="25999155.066667" calcext:value-type="float">
            <text:p>25999155.066667</text:p>
          </table:table-cell>
          <table:table-cell/>
          <table:table-cell office:value-type="float" office:value="38311713.6" calcext:value-type="float">
            <text:p>38311713.6</text:p>
          </table:table-cell>
          <table:table-cell office:value-type="float" office:value="43270055" calcext:value-type="float">
            <text:p>43270055</text:p>
          </table:table-cell>
          <table:table-cell table:formula="of:=[.Q87]/[.A87]" office:value-type="float" office:value="0.959663723790368" calcext:value-type="float">
            <text:p>0.9596637238</text:p>
          </table:table-cell>
          <table:table-cell office:value-type="float" office:value="149405157" calcext:value-type="float">
            <text:p>149405157</text:p>
          </table:table-cell>
        </table:table-row>
        <table:table-row table:style-name="ro1">
          <table:table-cell table:formula="of:=[.A87]+524288" office:value-type="float" office:value="45613056" calcext:value-type="float">
            <text:p>45613056</text:p>
          </table:table-cell>
          <table:table-cell office:value-type="float" office:value="26618958.033333" calcext:value-type="float">
            <text:p>26618958.033333</text:p>
          </table:table-cell>
          <table:table-cell office:value-type="float" office:value="30789882.466667" calcext:value-type="float">
            <text:p>30789882.466667</text:p>
          </table:table-cell>
          <table:table-cell office:value-type="float" office:value="35230493.766667" calcext:value-type="float">
            <text:p>35230493.766667</text:p>
          </table:table-cell>
          <table:table-cell/>
          <table:table-cell table:formula="of:=[.B88]/3400000000" office:value-type="float" office:value="0.00782910530392147" calcext:value-type="float">
            <text:p>0.0078291053</text:p>
          </table:table-cell>
          <table:table-cell table:formula="of:=[.C88]/3400000000" office:value-type="float" office:value="0.00905584778431382" calcext:value-type="float">
            <text:p>0.0090558478</text:p>
          </table:table-cell>
          <table:table-cell table:formula="of:=[.D88]/3400000000" office:value-type="float" office:value="0.0103619099313726" calcext:value-type="float">
            <text:p>0.0103619099</text:p>
          </table:table-cell>
          <table:table-cell/>
          <table:table-cell table:formula="of:=[.B88]/[.A88]" office:value-type="float" office:value="0.583581990939897" calcext:value-type="float">
            <text:p>0.5835819909</text:p>
          </table:table-cell>
          <table:table-cell table:formula="of:=[.C88]/[.A88]" office:value-type="float" office:value="0.675023450887987" calcext:value-type="float">
            <text:p>0.6750234509</text:p>
          </table:table-cell>
          <table:table-cell table:formula="of:=[.D88]/[.A88]" office:value-type="float" office:value="0.772377403668524" calcext:value-type="float">
            <text:p>0.7723774037</text:p>
          </table:table-cell>
          <table:table-cell/>
          <table:table-cell office:value-type="float" office:value="26990404.066667" calcext:value-type="float">
            <text:p>26990404.066667</text:p>
          </table:table-cell>
          <table:table-cell/>
          <table:table-cell office:value-type="float" office:value="37951053.6" calcext:value-type="float">
            <text:p>37951053.6</text:p>
          </table:table-cell>
          <table:table-cell office:value-type="float" office:value="46885230" calcext:value-type="float">
            <text:p>46885230</text:p>
          </table:table-cell>
          <table:table-cell table:formula="of:=[.Q88]/[.A88]" office:value-type="float" office:value="1.02789056712183" calcext:value-type="float">
            <text:p>1.0278905671</text:p>
          </table:table-cell>
          <table:table-cell office:value-type="float" office:value="154473885" calcext:value-type="float">
            <text:p>154473885</text:p>
          </table:table-cell>
        </table:table-row>
        <table:table-row table:style-name="ro1">
          <table:table-cell table:formula="of:=[.A88]+524288" office:value-type="float" office:value="46137344" calcext:value-type="float">
            <text:p>46137344</text:p>
          </table:table-cell>
          <table:table-cell office:value-type="float" office:value="26445358.933333" calcext:value-type="float">
            <text:p>26445358.933333</text:p>
          </table:table-cell>
          <table:table-cell office:value-type="float" office:value="30894844.8" calcext:value-type="float">
            <text:p>30894844.8</text:p>
          </table:table-cell>
          <table:table-cell office:value-type="float" office:value="35336381.566667" calcext:value-type="float">
            <text:p>35336381.566667</text:p>
          </table:table-cell>
          <table:table-cell/>
          <table:table-cell table:formula="of:=[.B89]/3400000000" office:value-type="float" office:value="0.00777804674509794" calcext:value-type="float">
            <text:p>0.0077780467</text:p>
          </table:table-cell>
          <table:table-cell table:formula="of:=[.C89]/3400000000" office:value-type="float" office:value="0.00908671905882353" calcext:value-type="float">
            <text:p>0.0090867191</text:p>
          </table:table-cell>
          <table:table-cell table:formula="of:=[.D89]/3400000000" office:value-type="float" office:value="0.0103930534019609" calcext:value-type="float">
            <text:p>0.0103930534</text:p>
          </table:table-cell>
          <table:table-cell/>
          <table:table-cell table:formula="of:=[.B89]/[.A89]" office:value-type="float" office:value="0.573187718246915" calcext:value-type="float">
            <text:p>0.5731877182</text:p>
          </table:table-cell>
          <table:table-cell table:formula="of:=[.C89]/[.A89]" office:value-type="float" office:value="0.669627727161754" calcext:value-type="float">
            <text:p>0.6696277272</text:p>
          </table:table-cell>
          <table:table-cell table:formula="of:=[.D89]/[.A89]" office:value-type="float" office:value="0.765895443974126" calcext:value-type="float">
            <text:p>0.765895444</text:p>
          </table:table-cell>
          <table:table-cell/>
          <table:table-cell office:value-type="float" office:value="27314808.166667" calcext:value-type="float">
            <text:p>27314808.166667</text:p>
          </table:table-cell>
          <table:table-cell/>
          <table:table-cell office:value-type="float" office:value="39283232.7" calcext:value-type="float">
            <text:p>39283232.7</text:p>
          </table:table-cell>
          <table:table-cell office:value-type="float" office:value="46968524" calcext:value-type="float">
            <text:p>46968524</text:p>
          </table:table-cell>
          <table:table-cell table:formula="of:=[.Q89]/[.A89]" office:value-type="float" office:value="1.01801534132524" calcext:value-type="float">
            <text:p>1.0180153413</text:p>
          </table:table-cell>
          <table:table-cell office:value-type="float" office:value="156063457" calcext:value-type="float">
            <text:p>156063457</text:p>
          </table:table-cell>
        </table:table-row>
        <table:table-row table:style-name="ro1">
          <table:table-cell table:formula="of:=[.A89]+524288" office:value-type="float" office:value="46661632" calcext:value-type="float">
            <text:p>46661632</text:p>
          </table:table-cell>
          <table:table-cell office:value-type="float" office:value="26964056.833333" calcext:value-type="float">
            <text:p>26964056.833333</text:p>
          </table:table-cell>
          <table:table-cell office:value-type="float" office:value="31170354.433333" calcext:value-type="float">
            <text:p>31170354.433333</text:p>
          </table:table-cell>
          <table:table-cell office:value-type="float" office:value="36538133.2" calcext:value-type="float">
            <text:p>36538133.2</text:p>
          </table:table-cell>
          <table:table-cell/>
          <table:table-cell table:formula="of:=[.B90]/3400000000" office:value-type="float" office:value="0.00793060495098029" calcext:value-type="float">
            <text:p>0.007930605</text:p>
          </table:table-cell>
          <table:table-cell table:formula="of:=[.C90]/3400000000" office:value-type="float" office:value="0.00916775130392147" calcext:value-type="float">
            <text:p>0.0091677513</text:p>
          </table:table-cell>
          <table:table-cell table:formula="of:=[.D90]/3400000000" office:value-type="float" office:value="0.0107465097647059" calcext:value-type="float">
            <text:p>0.0107465098</text:p>
          </table:table-cell>
          <table:table-cell/>
          <table:table-cell table:formula="of:=[.B90]/[.A90]" office:value-type="float" office:value="0.577863561080183" calcext:value-type="float">
            <text:p>0.5778635611</text:p>
          </table:table-cell>
          <table:table-cell table:formula="of:=[.C90]/[.A90]" office:value-type="float" office:value="0.668008234974143" calcext:value-type="float">
            <text:p>0.668008235</text:p>
          </table:table-cell>
          <table:table-cell table:formula="of:=[.D90]/[.A90]" office:value-type="float" office:value="0.783044476455517" calcext:value-type="float">
            <text:p>0.7830444765</text:p>
          </table:table-cell>
          <table:table-cell/>
          <table:table-cell office:value-type="float" office:value="26713531.366667" calcext:value-type="float">
            <text:p>26713531.366667</text:p>
          </table:table-cell>
          <table:table-cell/>
          <table:table-cell office:value-type="float" office:value="39382016.9" calcext:value-type="float">
            <text:p>39382016.9</text:p>
          </table:table-cell>
          <table:table-cell office:value-type="float" office:value="44209745" calcext:value-type="float">
            <text:p>44209745</text:p>
          </table:table-cell>
          <table:table-cell table:formula="of:=[.Q90]/[.A90]" office:value-type="float" office:value="0.947453895311677" calcext:value-type="float">
            <text:p>0.9474538953</text:p>
          </table:table-cell>
          <table:table-cell office:value-type="float" office:value="159127958" calcext:value-type="float">
            <text:p>159127958</text:p>
          </table:table-cell>
        </table:table-row>
        <table:table-row table:style-name="ro1">
          <table:table-cell table:formula="of:=[.A90]+524288" office:value-type="float" office:value="47185920" calcext:value-type="float">
            <text:p>47185920</text:p>
          </table:table-cell>
          <table:table-cell office:value-type="float" office:value="26771185.033333" calcext:value-type="float">
            <text:p>26771185.033333</text:p>
          </table:table-cell>
          <table:table-cell office:value-type="float" office:value="31687402.066667" calcext:value-type="float">
            <text:p>31687402.066667</text:p>
          </table:table-cell>
          <table:table-cell office:value-type="float" office:value="36509691.266667" calcext:value-type="float">
            <text:p>36509691.266667</text:p>
          </table:table-cell>
          <table:table-cell/>
          <table:table-cell table:formula="of:=[.B91]/3400000000" office:value-type="float" office:value="0.00787387795098029" calcext:value-type="float">
            <text:p>0.007873878</text:p>
          </table:table-cell>
          <table:table-cell table:formula="of:=[.C91]/3400000000" office:value-type="float" office:value="0.009319824137255" calcext:value-type="float">
            <text:p>0.0093198241</text:p>
          </table:table-cell>
          <table:table-cell table:formula="of:=[.D91]/3400000000" office:value-type="float" office:value="0.0107381444901962" calcext:value-type="float">
            <text:p>0.0107381445</text:p>
          </table:table-cell>
          <table:table-cell/>
          <table:table-cell table:formula="of:=[.B91]/[.A91]" office:value-type="float" office:value="0.567355368578868" calcext:value-type="float">
            <text:p>0.5673553686</text:p>
          </table:table-cell>
          <table:table-cell table:formula="of:=[.C91]/[.A91]" office:value-type="float" office:value="0.671543588991525" calcext:value-type="float">
            <text:p>0.671543589</text:p>
          </table:table-cell>
          <table:table-cell table:formula="of:=[.D91]/[.A91]" office:value-type="float" office:value="0.773741219132042" calcext:value-type="float">
            <text:p>0.7737412191</text:p>
          </table:table-cell>
          <table:table-cell/>
          <table:table-cell office:value-type="float" office:value="27550789.633333" calcext:value-type="float">
            <text:p>27550789.633333</text:p>
          </table:table-cell>
          <table:table-cell/>
          <table:table-cell office:value-type="float" office:value="40614496.7" calcext:value-type="float">
            <text:p>40614496.7</text:p>
          </table:table-cell>
          <table:table-cell office:value-type="float" office:value="46391636" calcext:value-type="float">
            <text:p>46391636</text:p>
          </table:table-cell>
          <table:table-cell table:formula="of:=[.Q91]/[.A91]" office:value-type="float" office:value="0.983166927761502" calcext:value-type="float">
            <text:p>0.9831669278</text:p>
          </table:table-cell>
          <table:table-cell office:value-type="float" office:value="156579474" calcext:value-type="float">
            <text:p>156579474</text:p>
          </table:table-cell>
        </table:table-row>
        <table:table-row table:style-name="ro1">
          <table:table-cell table:formula="of:=[.A91]+524288" office:value-type="float" office:value="47710208" calcext:value-type="float">
            <text:p>47710208</text:p>
          </table:table-cell>
          <table:table-cell office:value-type="float" office:value="27631948.166667" calcext:value-type="float">
            <text:p>27631948.166667</text:p>
          </table:table-cell>
          <table:table-cell office:value-type="float" office:value="32322004.466667" calcext:value-type="float">
            <text:p>32322004.466667</text:p>
          </table:table-cell>
          <table:table-cell office:value-type="float" office:value="37056201.833333" calcext:value-type="float">
            <text:p>37056201.833333</text:p>
          </table:table-cell>
          <table:table-cell/>
          <table:table-cell table:formula="of:=[.B92]/3400000000" office:value-type="float" office:value="0.00812704357843147" calcext:value-type="float">
            <text:p>0.0081270436</text:p>
          </table:table-cell>
          <table:table-cell table:formula="of:=[.C92]/3400000000" office:value-type="float" office:value="0.00950647190196088" calcext:value-type="float">
            <text:p>0.0095064719</text:p>
          </table:table-cell>
          <table:table-cell table:formula="of:=[.D92]/3400000000" office:value-type="float" office:value="0.0108988828921568" calcext:value-type="float">
            <text:p>0.0108988829</text:p>
          </table:table-cell>
          <table:table-cell/>
          <table:table-cell table:formula="of:=[.B92]/[.A92]" office:value-type="float" office:value="0.579162181952068" calcext:value-type="float">
            <text:p>0.579162182</text:p>
          </table:table-cell>
          <table:table-cell table:formula="of:=[.C92]/[.A92]" office:value-type="float" office:value="0.677465176145679" calcext:value-type="float">
            <text:p>0.6774651761</text:p>
          </table:table-cell>
          <table:table-cell table:formula="of:=[.D92]/[.A92]" office:value-type="float" office:value="0.776693361582767" calcext:value-type="float">
            <text:p>0.7766933616</text:p>
          </table:table-cell>
          <table:table-cell/>
          <table:table-cell office:value-type="float" office:value="28176445.6" calcext:value-type="float">
            <text:p>28176445.6</text:p>
          </table:table-cell>
          <table:table-cell/>
          <table:table-cell office:value-type="float" office:value="40451935.4" calcext:value-type="float">
            <text:p>40451935.4</text:p>
          </table:table-cell>
          <table:table-cell office:value-type="float" office:value="47474146" calcext:value-type="float">
            <text:p>47474146</text:p>
          </table:table-cell>
          <table:table-cell table:formula="of:=[.Q92]/[.A92]" office:value-type="float" office:value="0.995052169967484" calcext:value-type="float">
            <text:p>0.99505217</text:p>
          </table:table-cell>
          <table:table-cell office:value-type="float" office:value="161767633" calcext:value-type="float">
            <text:p>161767633</text:p>
          </table:table-cell>
        </table:table-row>
        <table:table-row table:style-name="ro1">
          <table:table-cell table:formula="of:=[.A92]+524288" office:value-type="float" office:value="48234496" calcext:value-type="float">
            <text:p>48234496</text:p>
          </table:table-cell>
          <table:table-cell office:value-type="float" office:value="27828198.9" calcext:value-type="float">
            <text:p>27828198.9</text:p>
          </table:table-cell>
          <table:table-cell office:value-type="float" office:value="33502084.033333" calcext:value-type="float">
            <text:p>33502084.033333</text:p>
          </table:table-cell>
          <table:table-cell office:value-type="float" office:value="36971474.466667" calcext:value-type="float">
            <text:p>36971474.466667</text:p>
          </table:table-cell>
          <table:table-cell/>
          <table:table-cell table:formula="of:=[.B93]/3400000000" office:value-type="float" office:value="0.00818476438235294" calcext:value-type="float">
            <text:p>0.0081847644</text:p>
          </table:table-cell>
          <table:table-cell table:formula="of:=[.C93]/3400000000" office:value-type="float" office:value="0.00985355412745088" calcext:value-type="float">
            <text:p>0.0098535541</text:p>
          </table:table-cell>
          <table:table-cell table:formula="of:=[.D93]/3400000000" office:value-type="float" office:value="0.0108739630784315" calcext:value-type="float">
            <text:p>0.0108739631</text:p>
          </table:table-cell>
          <table:table-cell/>
          <table:table-cell table:formula="of:=[.B93]/[.A93]" office:value-type="float" office:value="0.576935620929884" calcext:value-type="float">
            <text:p>0.5769356209</text:p>
          </table:table-cell>
          <table:table-cell table:formula="of:=[.C93]/[.A93]" office:value-type="float" office:value="0.694566893232035" calcext:value-type="float">
            <text:p>0.6945668932</text:p>
          </table:table-cell>
          <table:table-cell table:formula="of:=[.D93]/[.A93]" office:value-type="float" office:value="0.766494470402821" calcext:value-type="float">
            <text:p>0.7664944704</text:p>
          </table:table-cell>
          <table:table-cell/>
          <table:table-cell office:value-type="float" office:value="29459914.033333" calcext:value-type="float">
            <text:p>29459914.033333</text:p>
          </table:table-cell>
          <table:table-cell/>
          <table:table-cell office:value-type="float" office:value="40592559.5" calcext:value-type="float">
            <text:p>40592559.5</text:p>
          </table:table-cell>
          <table:table-cell office:value-type="float" office:value="50608586" calcext:value-type="float">
            <text:p>50608586</text:p>
          </table:table-cell>
          <table:table-cell table:formula="of:=[.Q93]/[.A93]" office:value-type="float" office:value="1.04921975343124" calcext:value-type="float">
            <text:p>1.0492197534</text:p>
          </table:table-cell>
          <table:table-cell office:value-type="float" office:value="161057034" calcext:value-type="float">
            <text:p>161057034</text:p>
          </table:table-cell>
        </table:table-row>
        <table:table-row table:style-name="ro1">
          <table:table-cell table:formula="of:=[.A93]+524288" office:value-type="float" office:value="48758784" calcext:value-type="float">
            <text:p>48758784</text:p>
          </table:table-cell>
          <table:table-cell office:value-type="float" office:value="27854614.666667" calcext:value-type="float">
            <text:p>27854614.666667</text:p>
          </table:table-cell>
          <table:table-cell office:value-type="float" office:value="33425897.833333" calcext:value-type="float">
            <text:p>33425897.833333</text:p>
          </table:table-cell>
          <table:table-cell office:value-type="float" office:value="37364666.433333" calcext:value-type="float">
            <text:p>37364666.433333</text:p>
          </table:table-cell>
          <table:table-cell/>
          <table:table-cell table:formula="of:=[.B94]/3400000000" office:value-type="float" office:value="0.00819253372549029" calcext:value-type="float">
            <text:p>0.0081925337</text:p>
          </table:table-cell>
          <table:table-cell table:formula="of:=[.C94]/3400000000" office:value-type="float" office:value="0.00983114642156853" calcext:value-type="float">
            <text:p>0.0098311464</text:p>
          </table:table-cell>
          <table:table-cell table:formula="of:=[.D94]/3400000000" office:value-type="float" office:value="0.0109896077745097" calcext:value-type="float">
            <text:p>0.0109896078</text:p>
          </table:table-cell>
          <table:table-cell/>
          <table:table-cell table:formula="of:=[.B94]/[.A94]" office:value-type="float" office:value="0.571273776365444" calcext:value-type="float">
            <text:p>0.5712737764</text:p>
          </table:table-cell>
          <table:table-cell table:formula="of:=[.C94]/[.A94]" office:value-type="float" office:value="0.685535919709011" calcext:value-type="float">
            <text:p>0.6855359197</text:p>
          </table:table-cell>
          <table:table-cell table:formula="of:=[.D94]/[.A94]" office:value-type="float" office:value="0.766316617603364" calcext:value-type="float">
            <text:p>0.7663166176</text:p>
          </table:table-cell>
          <table:table-cell/>
          <table:table-cell office:value-type="float" office:value="28335949.033333" calcext:value-type="float">
            <text:p>28335949.033333</text:p>
          </table:table-cell>
          <table:table-cell/>
          <table:table-cell office:value-type="float" office:value="42397830.8" calcext:value-type="float">
            <text:p>42397830.8</text:p>
          </table:table-cell>
          <table:table-cell office:value-type="float" office:value="47746419" calcext:value-type="float">
            <text:p>47746419</text:p>
          </table:table-cell>
          <table:table-cell table:formula="of:=[.Q94]/[.A94]" office:value-type="float" office:value="0.979237279584331" calcext:value-type="float">
            <text:p>0.9792372796</text:p>
          </table:table-cell>
          <table:table-cell office:value-type="float" office:value="166705132" calcext:value-type="float">
            <text:p>166705132</text:p>
          </table:table-cell>
        </table:table-row>
        <table:table-row table:style-name="ro1">
          <table:table-cell table:formula="of:=[.A94]+524288" office:value-type="float" office:value="49283072" calcext:value-type="float">
            <text:p>49283072</text:p>
          </table:table-cell>
          <table:table-cell office:value-type="float" office:value="28171582.033333" calcext:value-type="float">
            <text:p>28171582.033333</text:p>
          </table:table-cell>
          <table:table-cell office:value-type="float" office:value="33666850.866667" calcext:value-type="float">
            <text:p>33666850.866667</text:p>
          </table:table-cell>
          <table:table-cell office:value-type="float" office:value="38109763.533333" calcext:value-type="float">
            <text:p>38109763.533333</text:p>
          </table:table-cell>
          <table:table-cell/>
          <table:table-cell table:formula="of:=[.B95]/3400000000" office:value-type="float" office:value="0.00828575942156853" calcext:value-type="float">
            <text:p>0.0082857594</text:p>
          </table:table-cell>
          <table:table-cell table:formula="of:=[.C95]/3400000000" office:value-type="float" office:value="0.00990201496078441" calcext:value-type="float">
            <text:p>0.009902015</text:p>
          </table:table-cell>
          <table:table-cell table:formula="of:=[.D95]/3400000000" office:value-type="float" office:value="0.0112087539803921" calcext:value-type="float">
            <text:p>0.011208754</text:p>
          </table:table-cell>
          <table:table-cell/>
          <table:table-cell table:formula="of:=[.B95]/[.A95]" office:value-type="float" office:value="0.571627962504712" calcext:value-type="float">
            <text:p>0.5716279625</text:p>
          </table:table-cell>
          <table:table-cell table:formula="of:=[.C95]/[.A95]" office:value-type="float" office:value="0.683132148634464" calcext:value-type="float">
            <text:p>0.6831321486</text:p>
          </table:table-cell>
          <table:table-cell table:formula="of:=[.D95]/[.A95]" office:value-type="float" office:value="0.773283035873515" calcext:value-type="float">
            <text:p>0.7732830359</text:p>
          </table:table-cell>
          <table:table-cell/>
          <table:table-cell office:value-type="float" office:value="28505931.533333" calcext:value-type="float">
            <text:p>28505931.533333</text:p>
          </table:table-cell>
          <table:table-cell/>
          <table:table-cell office:value-type="float" office:value="42512426.8" calcext:value-type="float">
            <text:p>42512426.8</text:p>
          </table:table-cell>
          <table:table-cell office:value-type="float" office:value="47042501" calcext:value-type="float">
            <text:p>47042501</text:p>
          </table:table-cell>
          <table:table-cell table:formula="of:=[.Q95]/[.A95]" office:value-type="float" office:value="0.954536701770539" calcext:value-type="float">
            <text:p>0.9545367018</text:p>
          </table:table-cell>
          <table:table-cell office:value-type="float" office:value="163986460" calcext:value-type="float">
            <text:p>163986460</text:p>
          </table:table-cell>
        </table:table-row>
        <table:table-row table:style-name="ro1">
          <table:table-cell table:formula="of:=[.A95]+524288" office:value-type="float" office:value="49807360" calcext:value-type="float">
            <text:p>49807360</text:p>
          </table:table-cell>
          <table:table-cell office:value-type="float" office:value="28747560.133333" calcext:value-type="float">
            <text:p>28747560.133333</text:p>
          </table:table-cell>
          <table:table-cell office:value-type="float" office:value="34961302.533333" calcext:value-type="float">
            <text:p>34961302.533333</text:p>
          </table:table-cell>
          <table:table-cell office:value-type="float" office:value="38326915.7" calcext:value-type="float">
            <text:p>38326915.7</text:p>
          </table:table-cell>
          <table:table-cell/>
          <table:table-cell table:formula="of:=[.B96]/3400000000" office:value-type="float" office:value="0.00845516474509794" calcext:value-type="float">
            <text:p>0.0084551647</text:p>
          </table:table-cell>
          <table:table-cell table:formula="of:=[.C96]/3400000000" office:value-type="float" office:value="0.0102827360392156" calcext:value-type="float">
            <text:p>0.010282736</text:p>
          </table:table-cell>
          <table:table-cell table:formula="of:=[.D96]/3400000000" office:value-type="float" office:value="0.0112726222647059" calcext:value-type="float">
            <text:p>0.0112726223</text:p>
          </table:table-cell>
          <table:table-cell/>
          <table:table-cell table:formula="of:=[.B96]/[.A96]" office:value-type="float" office:value="0.577174942284293" calcext:value-type="float">
            <text:p>0.5771749423</text:p>
          </table:table-cell>
          <table:table-cell table:formula="of:=[.C96]/[.A96]" office:value-type="float" office:value="0.701930448297862" calcext:value-type="float">
            <text:p>0.7019304483</text:p>
          </table:table-cell>
          <table:table-cell table:formula="of:=[.D96]/[.A96]" office:value-type="float" office:value="0.769503055371736" calcext:value-type="float">
            <text:p>0.7695030554</text:p>
          </table:table-cell>
          <table:table-cell/>
          <table:table-cell office:value-type="float" office:value="28789435.3" calcext:value-type="float">
            <text:p>28789435.3</text:p>
          </table:table-cell>
          <table:table-cell/>
          <table:table-cell office:value-type="float" office:value="41940167.1" calcext:value-type="float">
            <text:p>41940167.1</text:p>
          </table:table-cell>
          <table:table-cell office:value-type="float" office:value="53229213" calcext:value-type="float">
            <text:p>53229213</text:p>
          </table:table-cell>
          <table:table-cell table:formula="of:=[.Q96]/[.A96]" office:value-type="float" office:value="1.06870175411827" calcext:value-type="float">
            <text:p>1.0687017541</text:p>
          </table:table-cell>
          <table:table-cell office:value-type="float" office:value="168918875" calcext:value-type="float">
            <text:p>168918875</text:p>
          </table:table-cell>
        </table:table-row>
        <table:table-row table:style-name="ro1">
          <table:table-cell table:formula="of:=[.A96]+524288" office:value-type="float" office:value="50331648" calcext:value-type="float">
            <text:p>50331648</text:p>
          </table:table-cell>
          <table:table-cell office:value-type="float" office:value="29142987.8" calcext:value-type="float">
            <text:p>29142987.8</text:p>
          </table:table-cell>
          <table:table-cell office:value-type="float" office:value="36062922.233333" calcext:value-type="float">
            <text:p>36062922.233333</text:p>
          </table:table-cell>
          <table:table-cell office:value-type="float" office:value="39013980.433333" calcext:value-type="float">
            <text:p>39013980.433333</text:p>
          </table:table-cell>
          <table:table-cell/>
          <table:table-cell table:formula="of:=[.B97]/3400000000" office:value-type="float" office:value="0.008571467" calcext:value-type="float">
            <text:p>0.008571467</text:p>
          </table:table-cell>
          <table:table-cell table:formula="of:=[.C97]/3400000000" office:value-type="float" office:value="0.0106067418333332" calcext:value-type="float">
            <text:p>0.0106067418</text:p>
          </table:table-cell>
          <table:table-cell table:formula="of:=[.D97]/3400000000" office:value-type="float" office:value="0.0114747001274509" calcext:value-type="float">
            <text:p>0.0114747001</text:p>
          </table:table-cell>
          <table:table-cell/>
          <table:table-cell table:formula="of:=[.B97]/[.A97]" office:value-type="float" office:value="0.579019145170848" calcext:value-type="float">
            <text:p>0.5790191452</text:p>
          </table:table-cell>
          <table:table-cell table:formula="of:=[.C97]/[.A97]" office:value-type="float" office:value="0.716505889760117" calcext:value-type="float">
            <text:p>0.7165058898</text:p>
          </table:table-cell>
          <table:table-cell table:formula="of:=[.D97]/[.A97]" office:value-type="float" office:value="0.775138148334285" calcext:value-type="float">
            <text:p>0.7751381483</text:p>
          </table:table-cell>
          <table:table-cell/>
          <table:table-cell office:value-type="float" office:value="29105172.833333" calcext:value-type="float">
            <text:p>29105172.833333</text:p>
          </table:table-cell>
          <table:table-cell/>
          <table:table-cell office:value-type="float" office:value="41231915.3" calcext:value-type="float">
            <text:p>41231915.3</text:p>
          </table:table-cell>
          <table:table-cell office:value-type="float" office:value="50743572" calcext:value-type="float">
            <text:p>50743572</text:p>
          </table:table-cell>
          <table:table-cell table:formula="of:=[.Q97]/[.A97]" office:value-type="float" office:value="1.00818419456482" calcext:value-type="float">
            <text:p>1.0081841946</text:p>
          </table:table-cell>
          <table:table-cell office:value-type="float" office:value="172017999" calcext:value-type="float">
            <text:p>172017999</text:p>
          </table:table-cell>
        </table:table-row>
        <table:table-row table:style-name="ro1">
          <table:table-cell table:formula="of:=[.A97]+524288" office:value-type="float" office:value="50855936" calcext:value-type="float">
            <text:p>50855936</text:p>
          </table:table-cell>
          <table:table-cell office:value-type="float" office:value="29481107.533333" calcext:value-type="float">
            <text:p>29481107.533333</text:p>
          </table:table-cell>
          <table:table-cell office:value-type="float" office:value="35527259.433333" calcext:value-type="float">
            <text:p>35527259.433333</text:p>
          </table:table-cell>
          <table:table-cell office:value-type="float" office:value="38885086.5" calcext:value-type="float">
            <text:p>38885086.5</text:p>
          </table:table-cell>
          <table:table-cell/>
          <table:table-cell table:formula="of:=[.B98]/3400000000" office:value-type="float" office:value="0.00867091398039206" calcext:value-type="float">
            <text:p>0.008670914</text:p>
          </table:table-cell>
          <table:table-cell table:formula="of:=[.C98]/3400000000" office:value-type="float" office:value="0.0104491939509803" calcext:value-type="float">
            <text:p>0.010449194</text:p>
          </table:table-cell>
          <table:table-cell table:formula="of:=[.D98]/3400000000" office:value-type="float" office:value="0.0114367901470588" calcext:value-type="float">
            <text:p>0.0114367901</text:p>
          </table:table-cell>
          <table:table-cell/>
          <table:table-cell table:formula="of:=[.B98]/[.A98]" office:value-type="float" office:value="0.579698455128876" calcext:value-type="float">
            <text:p>0.5796984551</text:p>
          </table:table-cell>
          <table:table-cell table:formula="of:=[.C98]/[.A98]" office:value-type="float" office:value="0.698586285646832" calcext:value-type="float">
            <text:p>0.6985862856</text:p>
          </table:table-cell>
          <table:table-cell table:formula="of:=[.D98]/[.A98]" office:value-type="float" office:value="0.764612541985266" calcext:value-type="float">
            <text:p>0.764612542</text:p>
          </table:table-cell>
          <table:table-cell/>
          <table:table-cell office:value-type="float" office:value="31341237.033333" calcext:value-type="float">
            <text:p>31341237.033333</text:p>
          </table:table-cell>
          <table:table-cell/>
          <table:table-cell office:value-type="float" office:value="42801433.8" calcext:value-type="float">
            <text:p>42801433.8</text:p>
          </table:table-cell>
          <table:table-cell office:value-type="float" office:value="49618252" calcext:value-type="float">
            <text:p>49618252</text:p>
          </table:table-cell>
          <table:table-cell table:formula="of:=[.Q98]/[.A98]" office:value-type="float" office:value="0.975662939327279" calcext:value-type="float">
            <text:p>0.9756629393</text:p>
          </table:table-cell>
          <table:table-cell office:value-type="float" office:value="174061792" calcext:value-type="float">
            <text:p>174061792</text:p>
          </table:table-cell>
        </table:table-row>
        <table:table-row table:style-name="ro1">
          <table:table-cell table:formula="of:=[.A98]+524288" office:value-type="float" office:value="51380224" calcext:value-type="float">
            <text:p>51380224</text:p>
          </table:table-cell>
          <table:table-cell office:value-type="float" office:value="29406702.266667" calcext:value-type="float">
            <text:p>29406702.266667</text:p>
          </table:table-cell>
          <table:table-cell office:value-type="float" office:value="36515230.866667" calcext:value-type="float">
            <text:p>36515230.866667</text:p>
          </table:table-cell>
          <table:table-cell office:value-type="float" office:value="39778159.666667" calcext:value-type="float">
            <text:p>39778159.666667</text:p>
          </table:table-cell>
          <table:table-cell/>
          <table:table-cell table:formula="of:=[.B99]/3400000000" office:value-type="float" office:value="0.00864903007843147" calcext:value-type="float">
            <text:p>0.0086490301</text:p>
          </table:table-cell>
          <table:table-cell table:formula="of:=[.C99]/3400000000" office:value-type="float" office:value="0.0107397737843138" calcext:value-type="float">
            <text:p>0.0107397738</text:p>
          </table:table-cell>
          <table:table-cell table:formula="of:=[.D99]/3400000000" office:value-type="float" office:value="0.0116994587254903" calcext:value-type="float">
            <text:p>0.0116994587</text:p>
          </table:table-cell>
          <table:table-cell/>
          <table:table-cell table:formula="of:=[.B99]/[.A99]" office:value-type="float" office:value="0.572335034325016" calcext:value-type="float">
            <text:p>0.5723350343</text:p>
          </table:table-cell>
          <table:table-cell table:formula="of:=[.C99]/[.A99]" office:value-type="float" office:value="0.710686486432348" calcext:value-type="float">
            <text:p>0.7106864864</text:p>
          </table:table-cell>
          <table:table-cell table:formula="of:=[.D99]/[.A99]" office:value-type="float" office:value="0.774192025061374" calcext:value-type="float">
            <text:p>0.7741920251</text:p>
          </table:table-cell>
          <table:table-cell/>
          <table:table-cell office:value-type="float" office:value="29826348.4" calcext:value-type="float">
            <text:p>29826348.4</text:p>
          </table:table-cell>
          <table:table-cell/>
          <table:table-cell office:value-type="float" office:value="43887946.7" calcext:value-type="float">
            <text:p>43887946.7</text:p>
          </table:table-cell>
          <table:table-cell office:value-type="float" office:value="48781484" calcext:value-type="float">
            <text:p>48781484</text:p>
          </table:table-cell>
          <table:table-cell table:formula="of:=[.Q99]/[.A99]" office:value-type="float" office:value="0.949421396060866" calcext:value-type="float">
            <text:p>0.9494213961</text:p>
          </table:table-cell>
          <table:table-cell office:value-type="float" office:value="175453428" calcext:value-type="float">
            <text:p>175453428</text:p>
          </table:table-cell>
        </table:table-row>
        <table:table-row table:style-name="ro1">
          <table:table-cell table:formula="of:=[.A99]+524288" office:value-type="float" office:value="51904512" calcext:value-type="float">
            <text:p>51904512</text:p>
          </table:table-cell>
          <table:table-cell office:value-type="float" office:value="30029737.166667" calcext:value-type="float">
            <text:p>30029737.166667</text:p>
          </table:table-cell>
          <table:table-cell office:value-type="float" office:value="36417060.566667" calcext:value-type="float">
            <text:p>36417060.566667</text:p>
          </table:table-cell>
          <table:table-cell office:value-type="float" office:value="40238773.633333" calcext:value-type="float">
            <text:p>40238773.633333</text:p>
          </table:table-cell>
          <table:table-cell/>
          <table:table-cell table:formula="of:=[.B100]/3400000000" office:value-type="float" office:value="0.008832275637255" calcext:value-type="float">
            <text:p>0.0088322756</text:p>
          </table:table-cell>
          <table:table-cell table:formula="of:=[.C100]/3400000000" office:value-type="float" office:value="0.0107109001666668" calcext:value-type="float">
            <text:p>0.0107109002</text:p>
          </table:table-cell>
          <table:table-cell table:formula="of:=[.D100]/3400000000" office:value-type="float" office:value="0.0118349334215685" calcext:value-type="float">
            <text:p>0.0118349334</text:p>
          </table:table-cell>
          <table:table-cell/>
          <table:table-cell table:formula="of:=[.B100]/[.A100]" office:value-type="float" office:value="0.57855735483395" calcext:value-type="float">
            <text:p>0.5785573548</text:p>
          </table:table-cell>
          <table:table-cell table:formula="of:=[.C100]/[.A100]" office:value-type="float" office:value="0.701616471544266" calcext:value-type="float">
            <text:p>0.7016164715</text:p>
          </table:table-cell>
          <table:table-cell table:formula="of:=[.D100]/[.A100]" office:value-type="float" office:value="0.775246160359489" calcext:value-type="float">
            <text:p>0.7752461604</text:p>
          </table:table-cell>
          <table:table-cell/>
          <table:table-cell office:value-type="float" office:value="30012121.666667" calcext:value-type="float">
            <text:p>30012121.666667</text:p>
          </table:table-cell>
          <table:table-cell/>
          <table:table-cell office:value-type="float" office:value="43293423.9" calcext:value-type="float">
            <text:p>43293423.9</text:p>
          </table:table-cell>
          <table:table-cell office:value-type="float" office:value="49375752" calcext:value-type="float">
            <text:p>49375752</text:p>
          </table:table-cell>
          <table:table-cell table:formula="of:=[.Q100]/[.A100]" office:value-type="float" office:value="0.951280536073627" calcext:value-type="float">
            <text:p>0.9512805361</text:p>
          </table:table-cell>
          <table:table-cell office:value-type="float" office:value="175796028" calcext:value-type="float">
            <text:p>175796028</text:p>
          </table:table-cell>
        </table:table-row>
        <table:table-row table:style-name="ro1">
          <table:table-cell table:formula="of:=[.A100]+524288" office:value-type="float" office:value="52428800" calcext:value-type="float">
            <text:p>52428800</text:p>
          </table:table-cell>
          <table:table-cell office:value-type="float" office:value="31542068.6" calcext:value-type="float">
            <text:p>31542068.6</text:p>
          </table:table-cell>
          <table:table-cell office:value-type="float" office:value="36854325.3" calcext:value-type="float">
            <text:p>36854325.3</text:p>
          </table:table-cell>
          <table:table-cell office:value-type="float" office:value="40833291.466667" calcext:value-type="float">
            <text:p>40833291.466667</text:p>
          </table:table-cell>
          <table:table-cell/>
          <table:table-cell table:formula="of:=[.B101]/3400000000" office:value-type="float" office:value="0.009277079" calcext:value-type="float">
            <text:p>0.009277079</text:p>
          </table:table-cell>
          <table:table-cell table:formula="of:=[.C101]/3400000000" office:value-type="float" office:value="0.0108395074411765" calcext:value-type="float">
            <text:p>0.0108395074</text:p>
          </table:table-cell>
          <table:table-cell table:formula="of:=[.D101]/3400000000" office:value-type="float" office:value="0.0120097916078432" calcext:value-type="float">
            <text:p>0.0120097916</text:p>
          </table:table-cell>
          <table:table-cell/>
          <table:table-cell table:formula="of:=[.B101]/[.A101]" office:value-type="float" office:value="0.601617214202881" calcext:value-type="float">
            <text:p>0.6016172142</text:p>
          </table:table-cell>
          <table:table-cell table:formula="of:=[.C101]/[.A101]" office:value-type="float" office:value="0.702940469741821" calcext:value-type="float">
            <text:p>0.7029404697</text:p>
          </table:table-cell>
          <table:table-cell table:formula="of:=[.D101]/[.A101]" office:value-type="float" office:value="0.778833226521816" calcext:value-type="float">
            <text:p>0.7788332265</text:p>
          </table:table-cell>
          <table:table-cell/>
          <table:table-cell office:value-type="float" office:value="30860923.833333" calcext:value-type="float">
            <text:p>30860923.833333</text:p>
          </table:table-cell>
          <table:table-cell/>
          <table:table-cell office:value-type="float" office:value="42310046.4" calcext:value-type="float">
            <text:p>42310046.4</text:p>
          </table:table-cell>
          <table:table-cell office:value-type="float" office:value="50992195" calcext:value-type="float">
            <text:p>50992195</text:p>
          </table:table-cell>
          <table:table-cell table:formula="of:=[.Q101]/[.A101]" office:value-type="float" office:value="0.972598934173584" calcext:value-type="float">
            <text:p>0.9725989342</text:p>
          </table:table-cell>
          <table:table-cell office:value-type="float" office:value="175246709" calcext:value-type="float">
            <text:p>175246709</text:p>
          </table:table-cell>
        </table:table-row>
        <table:table-row table:style-name="ro1">
          <table:table-cell table:formula="of:=[.A101]+524288" office:value-type="float" office:value="52953088" calcext:value-type="float">
            <text:p>52953088</text:p>
          </table:table-cell>
          <table:table-cell office:value-type="float" office:value="30006874.1" calcext:value-type="float">
            <text:p>30006874.1</text:p>
          </table:table-cell>
          <table:table-cell office:value-type="float" office:value="36355842.166667" calcext:value-type="float">
            <text:p>36355842.166667</text:p>
          </table:table-cell>
          <table:table-cell office:value-type="float" office:value="40518635.966667" calcext:value-type="float">
            <text:p>40518635.966667</text:p>
          </table:table-cell>
          <table:table-cell/>
          <table:table-cell table:formula="of:=[.B102]/3400000000" office:value-type="float" office:value="0.00882555120588235" calcext:value-type="float">
            <text:p>0.0088255512</text:p>
          </table:table-cell>
          <table:table-cell table:formula="of:=[.C102]/3400000000" office:value-type="float" office:value="0.0106928947549021" calcext:value-type="float">
            <text:p>0.0106928948</text:p>
          </table:table-cell>
          <table:table-cell table:formula="of:=[.D102]/3400000000" office:value-type="float" office:value="0.0119172458725491" calcext:value-type="float">
            <text:p>0.0119172459</text:p>
          </table:table-cell>
          <table:table-cell/>
          <table:table-cell table:formula="of:=[.B102]/[.A102]" office:value-type="float" office:value="0.566669012768434" calcext:value-type="float">
            <text:p>0.5666690128</text:p>
          </table:table-cell>
          <table:table-cell table:formula="of:=[.C102]/[.A102]" office:value-type="float" office:value="0.686566988627122" calcext:value-type="float">
            <text:p>0.6865669886</text:p>
          </table:table-cell>
          <table:table-cell table:formula="of:=[.D102]/[.A102]" office:value-type="float" office:value="0.765179850638116" calcext:value-type="float">
            <text:p>0.7651798506</text:p>
          </table:table-cell>
          <table:table-cell/>
          <table:table-cell office:value-type="float" office:value="31072845.866667" calcext:value-type="float">
            <text:p>31072845.866667</text:p>
          </table:table-cell>
          <table:table-cell/>
          <table:table-cell office:value-type="float" office:value="44442428.1" calcext:value-type="float">
            <text:p>44442428.1</text:p>
          </table:table-cell>
          <table:table-cell office:value-type="float" office:value="54306843" calcext:value-type="float">
            <text:p>54306843</text:p>
          </table:table-cell>
          <table:table-cell table:formula="of:=[.Q102]/[.A102]" office:value-type="float" office:value="1.02556517572686" calcext:value-type="float">
            <text:p>1.0255651757</text:p>
          </table:table-cell>
          <table:table-cell office:value-type="float" office:value="180311349" calcext:value-type="float">
            <text:p>180311349</text:p>
          </table:table-cell>
        </table:table-row>
        <table:table-row table:style-name="ro1">
          <table:table-cell table:formula="of:=[.A102]+524288" office:value-type="float" office:value="53477376" calcext:value-type="float">
            <text:p>53477376</text:p>
          </table:table-cell>
          <table:table-cell office:value-type="float" office:value="30581814.233333" calcext:value-type="float">
            <text:p>30581814.233333</text:p>
          </table:table-cell>
          <table:table-cell office:value-type="float" office:value="36992708.066667" calcext:value-type="float">
            <text:p>36992708.066667</text:p>
          </table:table-cell>
          <table:table-cell office:value-type="float" office:value="41487459.733333" calcext:value-type="float">
            <text:p>41487459.733333</text:p>
          </table:table-cell>
          <table:table-cell/>
          <table:table-cell table:formula="of:=[.B103]/3400000000" office:value-type="float" office:value="0.00899465124509794" calcext:value-type="float">
            <text:p>0.0089946512</text:p>
          </table:table-cell>
          <table:table-cell table:formula="of:=[.C103]/3400000000" office:value-type="float" office:value="0.0108802082549021" calcext:value-type="float">
            <text:p>0.0108802083</text:p>
          </table:table-cell>
          <table:table-cell table:formula="of:=[.D103]/3400000000" office:value-type="float" office:value="0.0122021940392156" calcext:value-type="float">
            <text:p>0.012202194</text:p>
          </table:table-cell>
          <table:table-cell/>
          <table:table-cell table:formula="of:=[.B103]/[.A103]" office:value-type="float" office:value="0.571864525165427" calcext:value-type="float">
            <text:p>0.5718645252</text:p>
          </table:table-cell>
          <table:table-cell table:formula="of:=[.C103]/[.A103]" office:value-type="float" office:value="0.691745011323424" calcext:value-type="float">
            <text:p>0.6917450113</text:p>
          </table:table-cell>
          <table:table-cell table:formula="of:=[.D103]/[.A103]" office:value-type="float" office:value="0.77579460393369" calcext:value-type="float">
            <text:p>0.7757946039</text:p>
          </table:table-cell>
          <table:table-cell/>
          <table:table-cell office:value-type="float" office:value="30720147.766667" calcext:value-type="float">
            <text:p>30720147.766667</text:p>
          </table:table-cell>
          <table:table-cell/>
          <table:table-cell office:value-type="float" office:value="45225509.2" calcext:value-type="float">
            <text:p>45225509.2</text:p>
          </table:table-cell>
          <table:table-cell office:value-type="float" office:value="51969847" calcext:value-type="float">
            <text:p>51969847</text:p>
          </table:table-cell>
          <table:table-cell table:formula="of:=[.Q103]/[.A103]" office:value-type="float" office:value="0.97180996689142" calcext:value-type="float">
            <text:p>0.9718099669</text:p>
          </table:table-cell>
          <table:table-cell office:value-type="float" office:value="183090694" calcext:value-type="float">
            <text:p>183090694</text:p>
          </table:table-cell>
        </table:table-row>
        <table:table-row table:style-name="ro1">
          <table:table-cell table:formula="of:=[.A103]+524288" office:value-type="float" office:value="54001664" calcext:value-type="float">
            <text:p>54001664</text:p>
          </table:table-cell>
          <table:table-cell office:value-type="float" office:value="31012562.3" calcext:value-type="float">
            <text:p>31012562.3</text:p>
          </table:table-cell>
          <table:table-cell office:value-type="float" office:value="36347146.5" calcext:value-type="float">
            <text:p>36347146.5</text:p>
          </table:table-cell>
          <table:table-cell office:value-type="float" office:value="41631222.466667" calcext:value-type="float">
            <text:p>41631222.466667</text:p>
          </table:table-cell>
          <table:table-cell/>
          <table:table-cell table:formula="of:=[.B104]/3400000000" office:value-type="float" office:value="0.00912134185294118" calcext:value-type="float">
            <text:p>0.0091213419</text:p>
          </table:table-cell>
          <table:table-cell table:formula="of:=[.C104]/3400000000" office:value-type="float" office:value="0.0106903372058824" calcext:value-type="float">
            <text:p>0.0106903372</text:p>
          </table:table-cell>
          <table:table-cell table:formula="of:=[.D104]/3400000000" office:value-type="float" office:value="0.0122444771960785" calcext:value-type="float">
            <text:p>0.0122444772</text:p>
          </table:table-cell>
          <table:table-cell/>
          <table:table-cell table:formula="of:=[.B104]/[.A104]" office:value-type="float" office:value="0.574289012649684" calcext:value-type="float">
            <text:p>0.5742890126</text:p>
          </table:table-cell>
          <table:table-cell table:formula="of:=[.C104]/[.A104]" office:value-type="float" office:value="0.673074564887482" calcext:value-type="float">
            <text:p>0.6730745649</text:p>
          </table:table-cell>
          <table:table-cell table:formula="of:=[.D104]/[.A104]" office:value-type="float" office:value="0.770924808292333" calcext:value-type="float">
            <text:p>0.7709248083</text:p>
          </table:table-cell>
          <table:table-cell/>
          <table:table-cell office:value-type="float" office:value="31082505.266667" calcext:value-type="float">
            <text:p>31082505.266667</text:p>
          </table:table-cell>
          <table:table-cell/>
          <table:table-cell office:value-type="float" office:value="44641447.6" calcext:value-type="float">
            <text:p>44641447.6</text:p>
          </table:table-cell>
          <table:table-cell office:value-type="float" office:value="54158959" calcext:value-type="float">
            <text:p>54158959</text:p>
          </table:table-cell>
          <table:table-cell table:formula="of:=[.Q104]/[.A104]" office:value-type="float" office:value="1.00291278061358" calcext:value-type="float">
            <text:p>1.0029127806</text:p>
          </table:table-cell>
          <table:table-cell office:value-type="float" office:value="182356321" calcext:value-type="float">
            <text:p>182356321</text:p>
          </table:table-cell>
        </table:table-row>
        <table:table-row table:style-name="ro1">
          <table:table-cell table:formula="of:=[.A104]+524288" office:value-type="float" office:value="54525952" calcext:value-type="float">
            <text:p>54525952</text:p>
          </table:table-cell>
          <table:table-cell office:value-type="float" office:value="32466249.6" calcext:value-type="float">
            <text:p>32466249.6</text:p>
          </table:table-cell>
          <table:table-cell office:value-type="float" office:value="36913596.366667" calcext:value-type="float">
            <text:p>36913596.366667</text:p>
          </table:table-cell>
          <table:table-cell office:value-type="float" office:value="42377873.833333" calcext:value-type="float">
            <text:p>42377873.833333</text:p>
          </table:table-cell>
          <table:table-cell/>
          <table:table-cell table:formula="of:=[.B105]/3400000000" office:value-type="float" office:value="0.00954889694117647" calcext:value-type="float">
            <text:p>0.0095488969</text:p>
          </table:table-cell>
          <table:table-cell table:formula="of:=[.C105]/3400000000" office:value-type="float" office:value="0.0108569401078432" calcext:value-type="float">
            <text:p>0.0108569401</text:p>
          </table:table-cell>
          <table:table-cell table:formula="of:=[.D105]/3400000000" office:value-type="float" office:value="0.0124640805392156" calcext:value-type="float">
            <text:p>0.0124640805</text:p>
          </table:table-cell>
          <table:table-cell/>
          <table:table-cell table:formula="of:=[.B105]/[.A105]" office:value-type="float" office:value="0.595427469106821" calcext:value-type="float">
            <text:p>0.5954274691</text:p>
          </table:table-cell>
          <table:table-cell table:formula="of:=[.C105]/[.A105]" office:value-type="float" office:value="0.676991322713027" calcext:value-type="float">
            <text:p>0.6769913227</text:p>
          </table:table-cell>
          <table:table-cell table:formula="of:=[.D105]/[.A105]" office:value-type="float" office:value="0.777205574206811" calcext:value-type="float">
            <text:p>0.7772055742</text:p>
          </table:table-cell>
          <table:table-cell/>
          <table:table-cell office:value-type="float" office:value="35393268.533333" calcext:value-type="float">
            <text:p>35393268.533333</text:p>
          </table:table-cell>
          <table:table-cell/>
          <table:table-cell office:value-type="float" office:value="45946382.1" calcext:value-type="float">
            <text:p>45946382.1</text:p>
          </table:table-cell>
          <table:table-cell office:value-type="float" office:value="58474333" calcext:value-type="float">
            <text:p>58474333</text:p>
          </table:table-cell>
          <table:table-cell table:formula="of:=[.Q105]/[.A105]" office:value-type="float" office:value="1.07241287598243" calcext:value-type="float">
            <text:p>1.072412876</text:p>
          </table:table-cell>
          <table:table-cell office:value-type="float" office:value="183753993" calcext:value-type="float">
            <text:p>183753993</text:p>
          </table:table-cell>
        </table:table-row>
        <table:table-row table:style-name="ro1">
          <table:table-cell table:formula="of:=[.A105]+524288" office:value-type="float" office:value="55050240" calcext:value-type="float">
            <text:p>55050240</text:p>
          </table:table-cell>
          <table:table-cell office:value-type="float" office:value="31746504.433333" calcext:value-type="float">
            <text:p>31746504.433333</text:p>
          </table:table-cell>
          <table:table-cell office:value-type="float" office:value="37848935.9" calcext:value-type="float">
            <text:p>37848935.9</text:p>
          </table:table-cell>
          <table:table-cell office:value-type="float" office:value="42880320.566667" calcext:value-type="float">
            <text:p>42880320.566667</text:p>
          </table:table-cell>
          <table:table-cell/>
          <table:table-cell table:formula="of:=[.B106]/3400000000" office:value-type="float" office:value="0.00933720718627441" calcext:value-type="float">
            <text:p>0.0093372072</text:p>
          </table:table-cell>
          <table:table-cell table:formula="of:=[.C106]/3400000000" office:value-type="float" office:value="0.0111320399705882" calcext:value-type="float">
            <text:p>0.01113204</text:p>
          </table:table-cell>
          <table:table-cell table:formula="of:=[.D106]/3400000000" office:value-type="float" office:value="0.0126118589901962" calcext:value-type="float">
            <text:p>0.012611859</text:p>
          </table:table-cell>
          <table:table-cell/>
          <table:table-cell table:formula="of:=[.B106]/[.A106]" office:value-type="float" office:value="0.576682398357083" calcext:value-type="float">
            <text:p>0.5766823984</text:p>
          </table:table-cell>
          <table:table-cell table:formula="of:=[.C106]/[.A106]" office:value-type="float" office:value="0.687534439450219" calcext:value-type="float">
            <text:p>0.6875344395</text:p>
          </table:table-cell>
          <table:table-cell table:formula="of:=[.D106]/[.A106]" office:value-type="float" office:value="0.778930674356134" calcext:value-type="float">
            <text:p>0.7789306744</text:p>
          </table:table-cell>
          <table:table-cell/>
          <table:table-cell office:value-type="float" office:value="33077017.4" calcext:value-type="float">
            <text:p>33077017.4</text:p>
          </table:table-cell>
          <table:table-cell/>
          <table:table-cell office:value-type="float" office:value="45812967.9" calcext:value-type="float">
            <text:p>45812967.9</text:p>
          </table:table-cell>
          <table:table-cell office:value-type="float" office:value="53549114" calcext:value-type="float">
            <text:p>53549114</text:p>
          </table:table-cell>
          <table:table-cell table:formula="of:=[.Q106]/[.A106]" office:value-type="float" office:value="0.972731708344959" calcext:value-type="float">
            <text:p>0.9727317083</text:p>
          </table:table-cell>
          <table:table-cell office:value-type="float" office:value="186252982" calcext:value-type="float">
            <text:p>186252982</text:p>
          </table:table-cell>
        </table:table-row>
        <table:table-row table:style-name="ro1">
          <table:table-cell table:formula="of:=[.A106]+524288" office:value-type="float" office:value="55574528" calcext:value-type="float">
            <text:p>55574528</text:p>
          </table:table-cell>
          <table:table-cell office:value-type="float" office:value="31897142.7" calcext:value-type="float">
            <text:p>31897142.7</text:p>
          </table:table-cell>
          <table:table-cell office:value-type="float" office:value="37308790.233333" calcext:value-type="float">
            <text:p>37308790.233333</text:p>
          </table:table-cell>
          <table:table-cell office:value-type="float" office:value="42619603.9" calcext:value-type="float">
            <text:p>42619603.9</text:p>
          </table:table-cell>
          <table:table-cell/>
          <table:table-cell table:formula="of:=[.B107]/3400000000" office:value-type="float" office:value="0.00938151255882353" calcext:value-type="float">
            <text:p>0.0093815126</text:p>
          </table:table-cell>
          <table:table-cell table:formula="of:=[.C107]/3400000000" office:value-type="float" office:value="0.0109731735980391" calcext:value-type="float">
            <text:p>0.0109731736</text:p>
          </table:table-cell>
          <table:table-cell table:formula="of:=[.D107]/3400000000" office:value-type="float" office:value="0.0125351776176471" calcext:value-type="float">
            <text:p>0.0125351776</text:p>
          </table:table-cell>
          <table:table-cell/>
          <table:table-cell table:formula="of:=[.B107]/[.A107]" office:value-type="float" office:value="0.573952561504436" calcext:value-type="float">
            <text:p>0.5739525615</text:p>
          </table:table-cell>
          <table:table-cell table:formula="of:=[.C107]/[.A107]" office:value-type="float" office:value="0.671328962673925" calcext:value-type="float">
            <text:p>0.6713289627</text:p>
          </table:table-cell>
          <table:table-cell table:formula="of:=[.D107]/[.A107]" office:value-type="float" office:value="0.766890973864861" calcext:value-type="float">
            <text:p>0.7668909739</text:p>
          </table:table-cell>
          <table:table-cell/>
          <table:table-cell office:value-type="float" office:value="33034605.666667" calcext:value-type="float">
            <text:p>33034605.666667</text:p>
          </table:table-cell>
          <table:table-cell/>
          <table:table-cell office:value-type="float" office:value="46111166.4" calcext:value-type="float">
            <text:p>46111166.4</text:p>
          </table:table-cell>
          <table:table-cell office:value-type="float" office:value="57533818" calcext:value-type="float">
            <text:p>57533818</text:p>
          </table:table-cell>
          <table:table-cell table:formula="of:=[.Q107]/[.A107]" office:value-type="float" office:value="1.03525518021494" calcext:value-type="float">
            <text:p>1.0352551802</text:p>
          </table:table-cell>
          <table:table-cell office:value-type="float" office:value="188476674" calcext:value-type="float">
            <text:p>188476674</text:p>
          </table:table-cell>
        </table:table-row>
        <table:table-row table:style-name="ro1">
          <table:table-cell table:formula="of:=[.A107]+524288" office:value-type="float" office:value="56098816" calcext:value-type="float">
            <text:p>56098816</text:p>
          </table:table-cell>
          <table:table-cell office:value-type="float" office:value="32389009.933333" calcext:value-type="float">
            <text:p>32389009.933333</text:p>
          </table:table-cell>
          <table:table-cell office:value-type="float" office:value="37649732.533333" calcext:value-type="float">
            <text:p>37649732.533333</text:p>
          </table:table-cell>
          <table:table-cell office:value-type="float" office:value="43011829.966667" calcext:value-type="float">
            <text:p>43011829.966667</text:p>
          </table:table-cell>
          <table:table-cell/>
          <table:table-cell table:formula="of:=[.B108]/3400000000" office:value-type="float" office:value="0.00952617939215677" calcext:value-type="float">
            <text:p>0.0095261794</text:p>
          </table:table-cell>
          <table:table-cell table:formula="of:=[.C108]/3400000000" office:value-type="float" office:value="0.0110734507450979" calcext:value-type="float">
            <text:p>0.0110734507</text:p>
          </table:table-cell>
          <table:table-cell table:formula="of:=[.D108]/3400000000" office:value-type="float" office:value="0.0126505382254903" calcext:value-type="float">
            <text:p>0.0126505382</text:p>
          </table:table-cell>
          <table:table-cell/>
          <table:table-cell table:formula="of:=[.B108]/[.A108]" office:value-type="float" office:value="0.577356390789656" calcext:value-type="float">
            <text:p>0.5773563908</text:p>
          </table:table-cell>
          <table:table-cell table:formula="of:=[.C108]/[.A108]" office:value-type="float" office:value="0.671132391338402" calcext:value-type="float">
            <text:p>0.6711323913</text:p>
          </table:table-cell>
          <table:table-cell table:formula="of:=[.D108]/[.A108]" office:value-type="float" office:value="0.76671546805314" calcext:value-type="float">
            <text:p>0.7667154681</text:p>
          </table:table-cell>
          <table:table-cell/>
          <table:table-cell office:value-type="float" office:value="32488621.7" calcext:value-type="float">
            <text:p>32488621.7</text:p>
          </table:table-cell>
          <table:table-cell/>
          <table:table-cell office:value-type="float" office:value="48390340.3" calcext:value-type="float">
            <text:p>48390340.3</text:p>
          </table:table-cell>
          <table:table-cell office:value-type="float" office:value="53452023" calcext:value-type="float">
            <text:p>53452023</text:p>
          </table:table-cell>
          <table:table-cell table:formula="of:=[.Q108]/[.A108]" office:value-type="float" office:value="0.952819093365536" calcext:value-type="float">
            <text:p>0.9528190934</text:p>
          </table:table-cell>
          <table:table-cell office:value-type="float" office:value="190164666" calcext:value-type="float">
            <text:p>190164666</text:p>
          </table:table-cell>
        </table:table-row>
        <table:table-row table:style-name="ro1">
          <table:table-cell table:formula="of:=[.A108]+524288" office:value-type="float" office:value="56623104" calcext:value-type="float">
            <text:p>56623104</text:p>
          </table:table-cell>
          <table:table-cell office:value-type="float" office:value="33350225.366667" calcext:value-type="float">
            <text:p>33350225.366667</text:p>
          </table:table-cell>
          <table:table-cell office:value-type="float" office:value="38911466.433333" calcext:value-type="float">
            <text:p>38911466.433333</text:p>
          </table:table-cell>
          <table:table-cell office:value-type="float" office:value="43835083.1" calcext:value-type="float">
            <text:p>43835083.1</text:p>
          </table:table-cell>
          <table:table-cell/>
          <table:table-cell table:formula="of:=[.B109]/3400000000" office:value-type="float" office:value="0.00980888981372559" calcext:value-type="float">
            <text:p>0.0098088898</text:p>
          </table:table-cell>
          <table:table-cell table:formula="of:=[.C109]/3400000000" office:value-type="float" office:value="0.0114445489509803" calcext:value-type="float">
            <text:p>0.011444549</text:p>
          </table:table-cell>
          <table:table-cell table:formula="of:=[.D109]/3400000000" office:value-type="float" office:value="0.0128926715" calcext:value-type="float">
            <text:p>0.0128926715</text:p>
          </table:table-cell>
          <table:table-cell/>
          <table:table-cell table:formula="of:=[.B109]/[.A109]" office:value-type="float" office:value="0.588986173676862" calcext:value-type="float">
            <text:p>0.5889861737</text:p>
          </table:table-cell>
          <table:table-cell table:formula="of:=[.C109]/[.A109]" office:value-type="float" office:value="0.687201225021733" calcext:value-type="float">
            <text:p>0.687201225</text:p>
          </table:table-cell>
          <table:table-cell table:formula="of:=[.D109]/[.A109]" office:value-type="float" office:value="0.774155424259327" calcext:value-type="float">
            <text:p>0.7741554243</text:p>
          </table:table-cell>
          <table:table-cell/>
          <table:table-cell office:value-type="float" office:value="33237759.866667" calcext:value-type="float">
            <text:p>33237759.866667</text:p>
          </table:table-cell>
          <table:table-cell/>
          <table:table-cell office:value-type="float" office:value="45662189.3" calcext:value-type="float">
            <text:p>45662189.3</text:p>
          </table:table-cell>
          <table:table-cell office:value-type="float" office:value="54391218" calcext:value-type="float">
            <text:p>54391218</text:p>
          </table:table-cell>
          <table:table-cell table:formula="of:=[.Q109]/[.A109]" office:value-type="float" office:value="0.960583474900987" calcext:value-type="float">
            <text:p>0.9605834749</text:p>
          </table:table-cell>
          <table:table-cell office:value-type="float" office:value="194862243" calcext:value-type="float">
            <text:p>194862243</text:p>
          </table:table-cell>
        </table:table-row>
        <table:table-row table:style-name="ro1">
          <table:table-cell table:formula="of:=[.A109]+524288" office:value-type="float" office:value="57147392" calcext:value-type="float">
            <text:p>57147392</text:p>
          </table:table-cell>
          <table:table-cell office:value-type="float" office:value="32576378.866667" calcext:value-type="float">
            <text:p>32576378.866667</text:p>
          </table:table-cell>
          <table:table-cell office:value-type="float" office:value="39027363.1" calcext:value-type="float">
            <text:p>39027363.1</text:p>
          </table:table-cell>
          <table:table-cell office:value-type="float" office:value="44370409.166667" calcext:value-type="float">
            <text:p>44370409.166667</text:p>
          </table:table-cell>
          <table:table-cell/>
          <table:table-cell table:formula="of:=[.B110]/3400000000" office:value-type="float" office:value="0.00958128790196088" calcext:value-type="float">
            <text:p>0.0095812879</text:p>
          </table:table-cell>
          <table:table-cell table:formula="of:=[.C110]/3400000000" office:value-type="float" office:value="0.0114786362058824" calcext:value-type="float">
            <text:p>0.0114786362</text:p>
          </table:table-cell>
          <table:table-cell table:formula="of:=[.D110]/3400000000" office:value-type="float" office:value="0.0130501203431374" calcext:value-type="float">
            <text:p>0.0130501203</text:p>
          </table:table-cell>
          <table:table-cell/>
          <table:table-cell table:formula="of:=[.B110]/[.A110]" office:value-type="float" office:value="0.570041391681829" calcext:value-type="float">
            <text:p>0.5700413917</text:p>
          </table:table-cell>
          <table:table-cell table:formula="of:=[.C110]/[.A110]" office:value-type="float" office:value="0.682924657349193" calcext:value-type="float">
            <text:p>0.6829246573</text:p>
          </table:table-cell>
          <table:table-cell table:formula="of:=[.D110]/[.A110]" office:value-type="float" office:value="0.776420543682326" calcext:value-type="float">
            <text:p>0.7764205437</text:p>
          </table:table-cell>
          <table:table-cell/>
          <table:table-cell office:value-type="float" office:value="33343487.7" calcext:value-type="float">
            <text:p>33343487.7</text:p>
          </table:table-cell>
          <table:table-cell/>
          <table:table-cell office:value-type="float" office:value="47689342.5" calcext:value-type="float">
            <text:p>47689342.5</text:p>
          </table:table-cell>
          <table:table-cell office:value-type="float" office:value="58382344" calcext:value-type="float">
            <text:p>58382344</text:p>
          </table:table-cell>
          <table:table-cell table:formula="of:=[.Q110]/[.A110]" office:value-type="float" office:value="1.02160994503476" calcext:value-type="float">
            <text:p>1.021609945</text:p>
          </table:table-cell>
          <table:table-cell office:value-type="float" office:value="194521478" calcext:value-type="float">
            <text:p>194521478</text:p>
          </table:table-cell>
        </table:table-row>
        <table:table-row table:style-name="ro1">
          <table:table-cell table:formula="of:=[.A110]+524288" office:value-type="float" office:value="57671680" calcext:value-type="float">
            <text:p>57671680</text:p>
          </table:table-cell>
          <table:table-cell office:value-type="float" office:value="33035142.133333" calcext:value-type="float">
            <text:p>33035142.133333</text:p>
          </table:table-cell>
          <table:table-cell office:value-type="float" office:value="40223024.4" calcext:value-type="float">
            <text:p>40223024.4</text:p>
          </table:table-cell>
          <table:table-cell office:value-type="float" office:value="46669655.866667" calcext:value-type="float">
            <text:p>46669655.866667</text:p>
          </table:table-cell>
          <table:table-cell/>
          <table:table-cell table:formula="of:=[.B111]/3400000000" office:value-type="float" office:value="0.00971621827450971" calcext:value-type="float">
            <text:p>0.0097162183</text:p>
          </table:table-cell>
          <table:table-cell table:formula="of:=[.C111]/3400000000" office:value-type="float" office:value="0.0118303012941176" calcext:value-type="float">
            <text:p>0.0118303013</text:p>
          </table:table-cell>
          <table:table-cell table:formula="of:=[.D111]/3400000000" office:value-type="float" office:value="0.0137263693725491" calcext:value-type="float">
            <text:p>0.0137263694</text:p>
          </table:table-cell>
          <table:table-cell/>
          <table:table-cell table:formula="of:=[.B111]/[.A111]" office:value-type="float" office:value="0.572813938025266" calcext:value-type="float">
            <text:p>0.572813938</text:p>
          </table:table-cell>
          <table:table-cell table:formula="of:=[.C111]/[.A111]" office:value-type="float" office:value="0.697448459972035" calcext:value-type="float">
            <text:p>0.69744846</text:p>
          </table:table-cell>
          <table:table-cell table:formula="of:=[.D111]/[.A111]" office:value-type="float" office:value="0.809230039191974" calcext:value-type="float">
            <text:p>0.8092300392</text:p>
          </table:table-cell>
          <table:table-cell/>
          <table:table-cell office:value-type="float" office:value="33308110.433333" calcext:value-type="float">
            <text:p>33308110.433333</text:p>
          </table:table-cell>
          <table:table-cell/>
          <table:table-cell office:value-type="float" office:value="50923377.2" calcext:value-type="float">
            <text:p>50923377.2</text:p>
          </table:table-cell>
          <table:table-cell office:value-type="float" office:value="54361190" calcext:value-type="float">
            <text:p>54361190</text:p>
          </table:table-cell>
          <table:table-cell table:formula="of:=[.Q111]/[.A111]" office:value-type="float" office:value="0.942597649314187" calcext:value-type="float">
            <text:p>0.9425976493</text:p>
          </table:table-cell>
          <table:table-cell office:value-type="float" office:value="190279975" calcext:value-type="float">
            <text:p>190279975</text:p>
          </table:table-cell>
        </table:table-row>
        <table:table-row table:style-name="ro1">
          <table:table-cell table:formula="of:=[.A111]+524288" office:value-type="float" office:value="58195968" calcext:value-type="float">
            <text:p>58195968</text:p>
          </table:table-cell>
          <table:table-cell office:value-type="float" office:value="33371190.033333" calcext:value-type="float">
            <text:p>33371190.033333</text:p>
          </table:table-cell>
          <table:table-cell office:value-type="float" office:value="43662474" calcext:value-type="float">
            <text:p>43662474</text:p>
          </table:table-cell>
          <table:table-cell office:value-type="float" office:value="46168509.5" calcext:value-type="float">
            <text:p>46168509.5</text:p>
          </table:table-cell>
          <table:table-cell/>
          <table:table-cell table:formula="of:=[.B112]/3400000000" office:value-type="float" office:value="0.00981505589215676" calcext:value-type="float">
            <text:p>0.0098150559</text:p>
          </table:table-cell>
          <table:table-cell table:formula="of:=[.C112]/3400000000" office:value-type="float" office:value="0.0128419041176471" calcext:value-type="float">
            <text:p>0.0128419041</text:p>
          </table:table-cell>
          <table:table-cell table:formula="of:=[.D112]/3400000000" office:value-type="float" office:value="0.0135789733823529" calcext:value-type="float">
            <text:p>0.0135789734</text:p>
          </table:table-cell>
          <table:table-cell/>
          <table:table-cell table:formula="of:=[.B112]/[.A112]" office:value-type="float" office:value="0.573427871039674" calcext:value-type="float">
            <text:p>0.573427871</text:p>
          </table:table-cell>
          <table:table-cell table:formula="of:=[.C112]/[.A112]" office:value-type="float" office:value="0.750266307109111" calcext:value-type="float">
            <text:p>0.7502663071</text:p>
          </table:table-cell>
          <table:table-cell table:formula="of:=[.D112]/[.A112]" office:value-type="float" office:value="0.793328319583927" calcext:value-type="float">
            <text:p>0.7933283196</text:p>
          </table:table-cell>
          <table:table-cell/>
          <table:table-cell office:value-type="float" office:value="34374519.966667" calcext:value-type="float">
            <text:p>34374519.966667</text:p>
          </table:table-cell>
          <table:table-cell/>
          <table:table-cell office:value-type="float" office:value="49546638.2" calcext:value-type="float">
            <text:p>49546638.2</text:p>
          </table:table-cell>
          <table:table-cell office:value-type="float" office:value="56266615" calcext:value-type="float">
            <text:p>56266615</text:p>
          </table:table-cell>
          <table:table-cell table:formula="of:=[.Q112]/[.A112]" office:value-type="float" office:value="0.966847308047183" calcext:value-type="float">
            <text:p>0.966847308</text:p>
          </table:table-cell>
          <table:table-cell office:value-type="float" office:value="200543261" calcext:value-type="float">
            <text:p>200543261</text:p>
          </table:table-cell>
        </table:table-row>
        <table:table-row table:style-name="ro1">
          <table:table-cell table:formula="of:=[.A112]+524288" office:value-type="float" office:value="58720256" calcext:value-type="float">
            <text:p>58720256</text:p>
          </table:table-cell>
          <table:table-cell office:value-type="float" office:value="35478946.8" calcext:value-type="float">
            <text:p>35478946.8</text:p>
          </table:table-cell>
          <table:table-cell office:value-type="float" office:value="40752657.866667" calcext:value-type="float">
            <text:p>40752657.866667</text:p>
          </table:table-cell>
          <table:table-cell office:value-type="float" office:value="47566786.533333" calcext:value-type="float">
            <text:p>47566786.533333</text:p>
          </table:table-cell>
          <table:table-cell/>
          <table:table-cell table:formula="of:=[.B113]/3400000000" office:value-type="float" office:value="0.0104349843529412" calcext:value-type="float">
            <text:p>0.0104349844</text:p>
          </table:table-cell>
          <table:table-cell table:formula="of:=[.C113]/3400000000" office:value-type="float" office:value="0.0119860758431374" calcext:value-type="float">
            <text:p>0.0119860758</text:p>
          </table:table-cell>
          <table:table-cell table:formula="of:=[.D113]/3400000000" office:value-type="float" office:value="0.0139902313333332" calcext:value-type="float">
            <text:p>0.0139902313</text:p>
          </table:table-cell>
          <table:table-cell/>
          <table:table-cell table:formula="of:=[.B113]/[.A113]" office:value-type="float" office:value="0.604202863148281" calcext:value-type="float">
            <text:p>0.6042028631</text:p>
          </table:table-cell>
          <table:table-cell table:formula="of:=[.C113]/[.A113]" office:value-type="float" office:value="0.694013627370204" calcext:value-type="float">
            <text:p>0.6940136274</text:p>
          </table:table-cell>
          <table:table-cell table:formula="of:=[.D113]/[.A113]" office:value-type="float" office:value="0.810057546978899" calcext:value-type="float">
            <text:p>0.810057547</text:p>
          </table:table-cell>
          <table:table-cell/>
          <table:table-cell office:value-type="float" office:value="35320556.233333" calcext:value-type="float">
            <text:p>35320556.233333</text:p>
          </table:table-cell>
          <table:table-cell/>
          <table:table-cell office:value-type="float" office:value="50077070.8" calcext:value-type="float">
            <text:p>50077070.8</text:p>
          </table:table-cell>
          <table:table-cell office:value-type="float" office:value="61114121" calcext:value-type="float">
            <text:p>61114121</text:p>
          </table:table-cell>
          <table:table-cell table:formula="of:=[.Q113]/[.A113]" office:value-type="float" office:value="1.04076727799007" calcext:value-type="float">
            <text:p>1.040767278</text:p>
          </table:table-cell>
          <table:table-cell office:value-type="float" office:value="200141565" calcext:value-type="float">
            <text:p>200141565</text:p>
          </table:table-cell>
        </table:table-row>
        <table:table-row table:style-name="ro1">
          <table:table-cell table:formula="of:=[.A113]+524288" office:value-type="float" office:value="59244544" calcext:value-type="float">
            <text:p>59244544</text:p>
          </table:table-cell>
          <table:table-cell office:value-type="float" office:value="33961280.1" calcext:value-type="float">
            <text:p>33961280.1</text:p>
          </table:table-cell>
          <table:table-cell office:value-type="float" office:value="40558221.733333" calcext:value-type="float">
            <text:p>40558221.733333</text:p>
          </table:table-cell>
          <table:table-cell office:value-type="float" office:value="47263250.7" calcext:value-type="float">
            <text:p>47263250.7</text:p>
          </table:table-cell>
          <table:table-cell/>
          <table:table-cell table:formula="of:=[.B114]/3400000000" office:value-type="float" office:value="0.00998861179411765" calcext:value-type="float">
            <text:p>0.0099886118</text:p>
          </table:table-cell>
          <table:table-cell table:formula="of:=[.C114]/3400000000" office:value-type="float" office:value="0.0119288887450979" calcext:value-type="float">
            <text:p>0.0119288887</text:p>
          </table:table-cell>
          <table:table-cell table:formula="of:=[.D114]/3400000000" office:value-type="float" office:value="0.0139009560882353" calcext:value-type="float">
            <text:p>0.0139009561</text:p>
          </table:table-cell>
          <table:table-cell/>
          <table:table-cell table:formula="of:=[.B114]/[.A114]" office:value-type="float" office:value="0.573238948383163" calcext:value-type="float">
            <text:p>0.5732389484</text:p>
          </table:table-cell>
          <table:table-cell table:formula="of:=[.C114]/[.A114]" office:value-type="float" office:value="0.684589989136097" calcext:value-type="float">
            <text:p>0.6845899891</text:p>
          </table:table-cell>
          <table:table-cell table:formula="of:=[.D114]/[.A114]" office:value-type="float" office:value="0.797765456680703" calcext:value-type="float">
            <text:p>0.7977654567</text:p>
          </table:table-cell>
          <table:table-cell/>
          <table:table-cell office:value-type="float" office:value="35129897.733333" calcext:value-type="float">
            <text:p>35129897.733333</text:p>
          </table:table-cell>
          <table:table-cell/>
          <table:table-cell office:value-type="float" office:value="48330365.1" calcext:value-type="float">
            <text:p>48330365.1</text:p>
          </table:table-cell>
          <table:table-cell office:value-type="float" office:value="59339620" calcext:value-type="float">
            <text:p>59339620</text:p>
          </table:table-cell>
          <table:table-cell table:formula="of:=[.Q114]/[.A114]" office:value-type="float" office:value="1.00160480600543" calcext:value-type="float">
            <text:p>1.001604806</text:p>
          </table:table-cell>
          <table:table-cell office:value-type="float" office:value="204177015" calcext:value-type="float">
            <text:p>204177015</text:p>
          </table:table-cell>
        </table:table-row>
        <table:table-row table:style-name="ro1">
          <table:table-cell table:formula="of:=[.A114]+524288" office:value-type="float" office:value="59768832" calcext:value-type="float">
            <text:p>59768832</text:p>
          </table:table-cell>
          <table:table-cell office:value-type="float" office:value="34150747.8" calcext:value-type="float">
            <text:p>34150747.8</text:p>
          </table:table-cell>
          <table:table-cell office:value-type="float" office:value="41051554.5" calcext:value-type="float">
            <text:p>41051554.5</text:p>
          </table:table-cell>
          <table:table-cell office:value-type="float" office:value="47932106.366667" calcext:value-type="float">
            <text:p>47932106.366667</text:p>
          </table:table-cell>
          <table:table-cell/>
          <table:table-cell table:formula="of:=[.B115]/3400000000" office:value-type="float" office:value="0.0100443375882353" calcext:value-type="float">
            <text:p>0.0100443376</text:p>
          </table:table-cell>
          <table:table-cell table:formula="of:=[.C115]/3400000000" office:value-type="float" office:value="0.0120739866176471" calcext:value-type="float">
            <text:p>0.0120739866</text:p>
          </table:table-cell>
          <table:table-cell table:formula="of:=[.D115]/3400000000" office:value-type="float" office:value="0.0140976783431374" calcext:value-type="float">
            <text:p>0.0140976783</text:p>
          </table:table-cell>
          <table:table-cell/>
          <table:table-cell table:formula="of:=[.B115]/[.A115]" office:value-type="float" office:value="0.571380544963636" calcext:value-type="float">
            <text:p>0.571380545</text:p>
          </table:table-cell>
          <table:table-cell table:formula="of:=[.C115]/[.A115]" office:value-type="float" office:value="0.686838827635113" calcext:value-type="float">
            <text:p>0.6868388276</text:p>
          </table:table-cell>
          <table:table-cell table:formula="of:=[.D115]/[.A115]" office:value-type="float" office:value="0.801958224090225" calcext:value-type="float">
            <text:p>0.8019582241</text:p>
          </table:table-cell>
          <table:table-cell/>
          <table:table-cell office:value-type="float" office:value="34583370.9" calcext:value-type="float">
            <text:p>34583370.9</text:p>
          </table:table-cell>
          <table:table-cell/>
          <table:table-cell office:value-type="float" office:value="50435696.6" calcext:value-type="float">
            <text:p>50435696.6</text:p>
          </table:table-cell>
          <table:table-cell office:value-type="float" office:value="56768146" calcext:value-type="float">
            <text:p>56768146</text:p>
          </table:table-cell>
          <table:table-cell table:formula="of:=[.Q115]/[.A115]" office:value-type="float" office:value="0.949795137371933" calcext:value-type="float">
            <text:p>0.9497951374</text:p>
          </table:table-cell>
          <table:table-cell office:value-type="float" office:value="199621539" calcext:value-type="float">
            <text:p>199621539</text:p>
          </table:table-cell>
        </table:table-row>
        <table:table-row table:style-name="ro1">
          <table:table-cell table:formula="of:=[.A115]+524288" office:value-type="float" office:value="60293120" calcext:value-type="float">
            <text:p>60293120</text:p>
          </table:table-cell>
          <table:table-cell office:value-type="float" office:value="36238766.766667" calcext:value-type="float">
            <text:p>36238766.766667</text:p>
          </table:table-cell>
          <table:table-cell office:value-type="float" office:value="41117982.733333" calcext:value-type="float">
            <text:p>41117982.733333</text:p>
          </table:table-cell>
          <table:table-cell office:value-type="float" office:value="47280903.333333" calcext:value-type="float">
            <text:p>47280903.333333</text:p>
          </table:table-cell>
          <table:table-cell/>
          <table:table-cell table:formula="of:=[.B116]/3400000000" office:value-type="float" office:value="0.0106584608137256" calcext:value-type="float">
            <text:p>0.0106584608</text:p>
          </table:table-cell>
          <table:table-cell table:formula="of:=[.C116]/3400000000" office:value-type="float" office:value="0.0120935243333332" calcext:value-type="float">
            <text:p>0.0120935243</text:p>
          </table:table-cell>
          <table:table-cell table:formula="of:=[.D116]/3400000000" office:value-type="float" office:value="0.0139061480392156" calcext:value-type="float">
            <text:p>0.013906148</text:p>
          </table:table-cell>
          <table:table-cell/>
          <table:table-cell table:formula="of:=[.B116]/[.A116]" office:value-type="float" office:value="0.601043149975768" calcext:value-type="float">
            <text:p>0.60104315</text:p>
          </table:table-cell>
          <table:table-cell table:formula="of:=[.C116]/[.A116]" office:value-type="float" office:value="0.68196807087331" calcext:value-type="float">
            <text:p>0.6819680709</text:p>
          </table:table-cell>
          <table:table-cell table:formula="of:=[.D116]/[.A116]" office:value-type="float" office:value="0.784184055051936" calcext:value-type="float">
            <text:p>0.7841840551</text:p>
          </table:table-cell>
          <table:table-cell/>
          <table:table-cell office:value-type="float" office:value="35367958.266667" calcext:value-type="float">
            <text:p>35367958.266667</text:p>
          </table:table-cell>
          <table:table-cell/>
          <table:table-cell office:value-type="float" office:value="49717092.9" calcext:value-type="float">
            <text:p>49717092.9</text:p>
          </table:table-cell>
          <table:table-cell office:value-type="float" office:value="57603592" calcext:value-type="float">
            <text:p>57603592</text:p>
          </table:table-cell>
          <table:table-cell table:formula="of:=[.Q116]/[.A116]" office:value-type="float" office:value="0.955392456054688" calcext:value-type="float">
            <text:p>0.9553924561</text:p>
          </table:table-cell>
          <table:table-cell office:value-type="float" office:value="207661190" calcext:value-type="float">
            <text:p>207661190</text:p>
          </table:table-cell>
        </table:table-row>
        <table:table-row table:style-name="ro1">
          <table:table-cell table:formula="of:=[.A116]+524288" office:value-type="float" office:value="60817408" calcext:value-type="float">
            <text:p>60817408</text:p>
          </table:table-cell>
          <table:table-cell office:value-type="float" office:value="36067674.9" calcext:value-type="float">
            <text:p>36067674.9</text:p>
          </table:table-cell>
          <table:table-cell office:value-type="float" office:value="42013032.833333" calcext:value-type="float">
            <text:p>42013032.833333</text:p>
          </table:table-cell>
          <table:table-cell office:value-type="float" office:value="48320307.8" calcext:value-type="float">
            <text:p>48320307.8</text:p>
          </table:table-cell>
          <table:table-cell/>
          <table:table-cell table:formula="of:=[.B117]/3400000000" office:value-type="float" office:value="0.0106081396764706" calcext:value-type="float">
            <text:p>0.0106081397</text:p>
          </table:table-cell>
          <table:table-cell table:formula="of:=[.C117]/3400000000" office:value-type="float" office:value="0.012356774362745" calcext:value-type="float">
            <text:p>0.0123567744</text:p>
          </table:table-cell>
          <table:table-cell table:formula="of:=[.D117]/3400000000" office:value-type="float" office:value="0.0142118552352941" calcext:value-type="float">
            <text:p>0.0142118552</text:p>
          </table:table-cell>
          <table:table-cell/>
          <table:table-cell table:formula="of:=[.B117]/[.A117]" office:value-type="float" office:value="0.593048538010696" calcext:value-type="float">
            <text:p>0.593048538</text:p>
          </table:table-cell>
          <table:table-cell table:formula="of:=[.C117]/[.A117]" office:value-type="float" office:value="0.690806040818658" calcext:value-type="float">
            <text:p>0.6908060408</text:p>
          </table:table-cell>
          <table:table-cell table:formula="of:=[.D117]/[.A117]" office:value-type="float" office:value="0.794514422581114" calcext:value-type="float">
            <text:p>0.7945144226</text:p>
          </table:table-cell>
          <table:table-cell/>
          <table:table-cell office:value-type="float" office:value="36076029.4" calcext:value-type="float">
            <text:p>36076029.4</text:p>
          </table:table-cell>
          <table:table-cell/>
          <table:table-cell office:value-type="float" office:value="50684846.8" calcext:value-type="float">
            <text:p>50684846.8</text:p>
          </table:table-cell>
          <table:table-cell office:value-type="float" office:value="63688934" calcext:value-type="float">
            <text:p>63688934</text:p>
          </table:table-cell>
          <table:table-cell table:formula="of:=[.Q117]/[.A117]" office:value-type="float" office:value="1.0472155275016" calcext:value-type="float">
            <text:p>1.0472155275</text:p>
          </table:table-cell>
          <table:table-cell office:value-type="float" office:value="206384709" calcext:value-type="float">
            <text:p>206384709</text:p>
          </table:table-cell>
        </table:table-row>
        <table:table-row table:style-name="ro1">
          <table:table-cell table:formula="of:=[.A117]+524288" office:value-type="float" office:value="61341696" calcext:value-type="float">
            <text:p>61341696</text:p>
          </table:table-cell>
          <table:table-cell office:value-type="float" office:value="35108691.866667" calcext:value-type="float">
            <text:p>35108691.866667</text:p>
          </table:table-cell>
          <table:table-cell office:value-type="float" office:value="41347868.666667" calcext:value-type="float">
            <text:p>41347868.666667</text:p>
          </table:table-cell>
          <table:table-cell office:value-type="float" office:value="48047687.833333" calcext:value-type="float">
            <text:p>48047687.833333</text:p>
          </table:table-cell>
          <table:table-cell/>
          <table:table-cell table:formula="of:=[.B118]/3400000000" office:value-type="float" office:value="0.0103260858431374" calcext:value-type="float">
            <text:p>0.0103260858</text:p>
          </table:table-cell>
          <table:table-cell table:formula="of:=[.C118]/3400000000" office:value-type="float" office:value="0.0121611378431374" calcext:value-type="float">
            <text:p>0.0121611378</text:p>
          </table:table-cell>
          <table:table-cell table:formula="of:=[.D118]/3400000000" office:value-type="float" office:value="0.0141316728921568" calcext:value-type="float">
            <text:p>0.0141316729</text:p>
          </table:table-cell>
          <table:table-cell/>
          <table:table-cell table:formula="of:=[.B118]/[.A118]" office:value-type="float" office:value="0.572346285741219" calcext:value-type="float">
            <text:p>0.5723462857</text:p>
          </table:table-cell>
          <table:table-cell table:formula="of:=[.C118]/[.A118]" office:value-type="float" office:value="0.674058126248531" calcext:value-type="float">
            <text:p>0.6740581262</text:p>
          </table:table-cell>
          <table:table-cell table:formula="of:=[.D118]/[.A118]" office:value-type="float" office:value="0.783279416228286" calcext:value-type="float">
            <text:p>0.7832794162</text:p>
          </table:table-cell>
          <table:table-cell/>
          <table:table-cell office:value-type="float" office:value="35719609.3" calcext:value-type="float">
            <text:p>35719609.3</text:p>
          </table:table-cell>
          <table:table-cell/>
          <table:table-cell office:value-type="float" office:value="50242022.7" calcext:value-type="float">
            <text:p>50242022.7</text:p>
          </table:table-cell>
          <table:table-cell office:value-type="float" office:value="58634568" calcext:value-type="float">
            <text:p>58634568</text:p>
          </table:table-cell>
          <table:table-cell table:formula="of:=[.Q118]/[.A118]" office:value-type="float" office:value="0.955868060772236" calcext:value-type="float">
            <text:p>0.9558680608</text:p>
          </table:table-cell>
          <table:table-cell office:value-type="float" office:value="206387354" calcext:value-type="float">
            <text:p>206387354</text:p>
          </table:table-cell>
        </table:table-row>
        <table:table-row table:style-name="ro1">
          <table:table-cell table:formula="of:=[.A118]+524288" office:value-type="float" office:value="61865984" calcext:value-type="float">
            <text:p>61865984</text:p>
          </table:table-cell>
          <table:table-cell office:value-type="float" office:value="35223251.2" calcext:value-type="float">
            <text:p>35223251.2</text:p>
          </table:table-cell>
          <table:table-cell office:value-type="float" office:value="40957285.166667" calcext:value-type="float">
            <text:p>40957285.166667</text:p>
          </table:table-cell>
          <table:table-cell office:value-type="float" office:value="49176304.033333" calcext:value-type="float">
            <text:p>49176304.033333</text:p>
          </table:table-cell>
          <table:table-cell/>
          <table:table-cell table:formula="of:=[.B119]/3400000000" office:value-type="float" office:value="0.0103597797647059" calcext:value-type="float">
            <text:p>0.0103597798</text:p>
          </table:table-cell>
          <table:table-cell table:formula="of:=[.C119]/3400000000" office:value-type="float" office:value="0.0120462603431374" calcext:value-type="float">
            <text:p>0.0120462603</text:p>
          </table:table-cell>
          <table:table-cell table:formula="of:=[.D119]/3400000000" office:value-type="float" office:value="0.0144636188333332" calcext:value-type="float">
            <text:p>0.0144636188</text:p>
          </table:table-cell>
          <table:table-cell/>
          <table:table-cell table:formula="of:=[.B119]/[.A119]" office:value-type="float" office:value="0.569347627284163" calcext:value-type="float">
            <text:p>0.5693476273</text:p>
          </table:table-cell>
          <table:table-cell table:formula="of:=[.C119]/[.A119]" office:value-type="float" office:value="0.662032388697915" calcext:value-type="float">
            <text:p>0.6620323887</text:p>
          </table:table-cell>
          <table:table-cell table:formula="of:=[.D119]/[.A119]" office:value-type="float" office:value="0.794884375124996" calcext:value-type="float">
            <text:p>0.7948843751</text:p>
          </table:table-cell>
          <table:table-cell/>
          <table:table-cell office:value-type="float" office:value="36005293.566667" calcext:value-type="float">
            <text:p>36005293.566667</text:p>
          </table:table-cell>
          <table:table-cell/>
          <table:table-cell office:value-type="float" office:value="49143403.8" calcext:value-type="float">
            <text:p>49143403.8</text:p>
          </table:table-cell>
          <table:table-cell office:value-type="float" office:value="58662628" calcext:value-type="float">
            <text:p>58662628</text:p>
          </table:table-cell>
          <table:table-cell table:formula="of:=[.Q119]/[.A119]" office:value-type="float" office:value="0.948221045025325" calcext:value-type="float">
            <text:p>0.948221045</text:p>
          </table:table-cell>
          <table:table-cell office:value-type="float" office:value="210442615" calcext:value-type="float">
            <text:p>210442615</text:p>
          </table:table-cell>
        </table:table-row>
        <table:table-row table:style-name="ro1">
          <table:table-cell table:formula="of:=[.A119]+524288" office:value-type="float" office:value="62390272" calcext:value-type="float">
            <text:p>62390272</text:p>
          </table:table-cell>
          <table:table-cell office:value-type="float" office:value="36082447" calcext:value-type="float">
            <text:p>36082447</text:p>
          </table:table-cell>
          <table:table-cell office:value-type="float" office:value="42376157.733333" calcext:value-type="float">
            <text:p>42376157.733333</text:p>
          </table:table-cell>
          <table:table-cell office:value-type="float" office:value="48488107.533333" calcext:value-type="float">
            <text:p>48488107.533333</text:p>
          </table:table-cell>
          <table:table-cell/>
          <table:table-cell table:formula="of:=[.B120]/3400000000" office:value-type="float" office:value="0.0106124844117647" calcext:value-type="float">
            <text:p>0.0106124844</text:p>
          </table:table-cell>
          <table:table-cell table:formula="of:=[.C120]/3400000000" office:value-type="float" office:value="0.0124635758039215" calcext:value-type="float">
            <text:p>0.0124635758</text:p>
          </table:table-cell>
          <table:table-cell table:formula="of:=[.D120]/3400000000" office:value-type="float" office:value="0.0142612080980391" calcext:value-type="float">
            <text:p>0.0142612081</text:p>
          </table:table-cell>
          <table:table-cell/>
          <table:table-cell table:formula="of:=[.B120]/[.A120]" office:value-type="float" office:value="0.578334503814954" calcext:value-type="float">
            <text:p>0.5783345038</text:p>
          </table:table-cell>
          <table:table-cell table:formula="of:=[.C120]/[.A120]" office:value-type="float" office:value="0.679210979130416" calcext:value-type="float">
            <text:p>0.6792109791</text:p>
          </table:table-cell>
          <table:table-cell table:formula="of:=[.D120]/[.A120]" office:value-type="float" office:value="0.777174164801413" calcext:value-type="float">
            <text:p>0.7771741648</text:p>
          </table:table-cell>
          <table:table-cell/>
          <table:table-cell office:value-type="float" office:value="36753652.666667" calcext:value-type="float">
            <text:p>36753652.666667</text:p>
          </table:table-cell>
          <table:table-cell/>
          <table:table-cell office:value-type="float" office:value="51891646" calcext:value-type="float">
            <text:p>51891646</text:p>
          </table:table-cell>
          <table:table-cell office:value-type="float" office:value="67574056" calcext:value-type="float">
            <text:p>67574056</text:p>
          </table:table-cell>
          <table:table-cell table:formula="of:=[.Q120]/[.A120]" office:value-type="float" office:value="1.08308641449744" calcext:value-type="float">
            <text:p>1.0830864145</text:p>
          </table:table-cell>
          <table:table-cell office:value-type="float" office:value="209848202" calcext:value-type="float">
            <text:p>209848202</text:p>
          </table:table-cell>
        </table:table-row>
        <table:table-row table:style-name="ro1">
          <table:table-cell table:formula="of:=[.A120]+524288" office:value-type="float" office:value="62914560" calcext:value-type="float">
            <text:p>62914560</text:p>
          </table:table-cell>
          <table:table-cell office:value-type="float" office:value="36938680.5" calcext:value-type="float">
            <text:p>36938680.5</text:p>
          </table:table-cell>
          <table:table-cell office:value-type="float" office:value="43256735.6" calcext:value-type="float">
            <text:p>43256735.6</text:p>
          </table:table-cell>
          <table:table-cell office:value-type="float" office:value="51121132.7" calcext:value-type="float">
            <text:p>51121132.7</text:p>
          </table:table-cell>
          <table:table-cell/>
          <table:table-cell table:formula="of:=[.B121]/3400000000" office:value-type="float" office:value="0.0108643177941176" calcext:value-type="float">
            <text:p>0.0108643178</text:p>
          </table:table-cell>
          <table:table-cell table:formula="of:=[.C121]/3400000000" office:value-type="float" office:value="0.0127225692941176" calcext:value-type="float">
            <text:p>0.0127225693</text:p>
          </table:table-cell>
          <table:table-cell table:formula="of:=[.D121]/3400000000" office:value-type="float" office:value="0.0150356272647059" calcext:value-type="float">
            <text:p>0.0150356273</text:p>
          </table:table-cell>
          <table:table-cell/>
          <table:table-cell table:formula="of:=[.B121]/[.A121]" office:value-type="float" office:value="0.587124514579773" calcext:value-type="float">
            <text:p>0.5871245146</text:p>
          </table:table-cell>
          <table:table-cell table:formula="of:=[.C121]/[.A121]" office:value-type="float" office:value="0.687547295888265" calcext:value-type="float">
            <text:p>0.6875472959</text:p>
          </table:table-cell>
          <table:table-cell table:formula="of:=[.D121]/[.A121]" office:value-type="float" office:value="0.812548521359762" calcext:value-type="float">
            <text:p>0.8125485214</text:p>
          </table:table-cell>
          <table:table-cell/>
          <table:table-cell office:value-type="float" office:value="35870765.3" calcext:value-type="float">
            <text:p>35870765.3</text:p>
          </table:table-cell>
          <table:table-cell/>
          <table:table-cell office:value-type="float" office:value="51519896.7" calcext:value-type="float">
            <text:p>51519896.7</text:p>
          </table:table-cell>
          <table:table-cell office:value-type="float" office:value="61598090" calcext:value-type="float">
            <text:p>61598090</text:p>
          </table:table-cell>
          <table:table-cell table:formula="of:=[.Q121]/[.A121]" office:value-type="float" office:value="0.979075272878011" calcext:value-type="float">
            <text:p>0.9790752729</text:p>
          </table:table-cell>
          <table:table-cell office:value-type="float" office:value="213356463" calcext:value-type="float">
            <text:p>213356463</text:p>
          </table:table-cell>
        </table:table-row>
        <table:table-row table:style-name="ro1">
          <table:table-cell table:formula="of:=[.A121]+524288" office:value-type="float" office:value="63438848" calcext:value-type="float">
            <text:p>63438848</text:p>
          </table:table-cell>
          <table:table-cell office:value-type="float" office:value="36457735.866667" calcext:value-type="float">
            <text:p>36457735.866667</text:p>
          </table:table-cell>
          <table:table-cell office:value-type="float" office:value="43597413.5" calcext:value-type="float">
            <text:p>43597413.5</text:p>
          </table:table-cell>
          <table:table-cell office:value-type="float" office:value="51273611.533333" calcext:value-type="float">
            <text:p>51273611.533333</text:p>
          </table:table-cell>
          <table:table-cell/>
          <table:table-cell table:formula="of:=[.B122]/3400000000" office:value-type="float" office:value="0.0107228634901962" calcext:value-type="float">
            <text:p>0.0107228635</text:p>
          </table:table-cell>
          <table:table-cell table:formula="of:=[.C122]/3400000000" office:value-type="float" office:value="0.0128227686764706" calcext:value-type="float">
            <text:p>0.0128227687</text:p>
          </table:table-cell>
          <table:table-cell table:formula="of:=[.D122]/3400000000" office:value-type="float" office:value="0.0150804739803921" calcext:value-type="float">
            <text:p>0.015080474</text:p>
          </table:table-cell>
          <table:table-cell/>
          <table:table-cell table:formula="of:=[.B122]/[.A122]" office:value-type="float" office:value="0.574691013725013" calcext:value-type="float">
            <text:p>0.5746910137</text:p>
          </table:table-cell>
          <table:table-cell table:formula="of:=[.C122]/[.A122]" office:value-type="float" office:value="0.687235264738729" calcext:value-type="float">
            <text:p>0.6872352647</text:p>
          </table:table-cell>
          <table:table-cell table:formula="of:=[.D122]/[.A122]" office:value-type="float" office:value="0.808236800474892" calcext:value-type="float">
            <text:p>0.8082368005</text:p>
          </table:table-cell>
          <table:table-cell/>
          <table:table-cell office:value-type="float" office:value="38926638.5" calcext:value-type="float">
            <text:p>38926638.5</text:p>
          </table:table-cell>
          <table:table-cell/>
          <table:table-cell office:value-type="float" office:value="54248671.1" calcext:value-type="float">
            <text:p>54248671.1</text:p>
          </table:table-cell>
          <table:table-cell office:value-type="float" office:value="60834656" calcext:value-type="float">
            <text:p>60834656</text:p>
          </table:table-cell>
          <table:table-cell table:formula="of:=[.Q122]/[.A122]" office:value-type="float" office:value="0.958949569828254" calcext:value-type="float">
            <text:p>0.9589495698</text:p>
          </table:table-cell>
          <table:table-cell office:value-type="float" office:value="212210824" calcext:value-type="float">
            <text:p>212210824</text:p>
          </table:table-cell>
        </table:table-row>
        <table:table-row table:style-name="ro1">
          <table:table-cell table:formula="of:=[.A122]+524288" office:value-type="float" office:value="63963136" calcext:value-type="float">
            <text:p>63963136</text:p>
          </table:table-cell>
          <table:table-cell office:value-type="float" office:value="36321132.233333" calcext:value-type="float">
            <text:p>36321132.233333</text:p>
          </table:table-cell>
          <table:table-cell office:value-type="float" office:value="43570327.366667" calcext:value-type="float">
            <text:p>43570327.366667</text:p>
          </table:table-cell>
          <table:table-cell office:value-type="float" office:value="51179551.766667" calcext:value-type="float">
            <text:p>51179551.766667</text:p>
          </table:table-cell>
          <table:table-cell/>
          <table:table-cell table:formula="of:=[.B123]/3400000000" office:value-type="float" office:value="0.0106826859509803" calcext:value-type="float">
            <text:p>0.010682686</text:p>
          </table:table-cell>
          <table:table-cell table:formula="of:=[.C123]/3400000000" office:value-type="float" office:value="0.0128148021666668" calcext:value-type="float">
            <text:p>0.0128148022</text:p>
          </table:table-cell>
          <table:table-cell table:formula="of:=[.D123]/3400000000" office:value-type="float" office:value="0.0150528093431374" calcext:value-type="float">
            <text:p>0.0150528093</text:p>
          </table:table-cell>
          <table:table-cell/>
          <table:table-cell table:formula="of:=[.B123]/[.A123]" office:value-type="float" office:value="0.567844769733194" calcext:value-type="float">
            <text:p>0.5678447697</text:p>
          </table:table-cell>
          <table:table-cell table:formula="of:=[.C123]/[.A123]" office:value-type="float" office:value="0.681178724049224" calcext:value-type="float">
            <text:p>0.681178724</text:p>
          </table:table-cell>
          <table:table-cell table:formula="of:=[.D123]/[.A123]" office:value-type="float" office:value="0.800141377787778" calcext:value-type="float">
            <text:p>0.8001413778</text:p>
          </table:table-cell>
          <table:table-cell/>
          <table:table-cell office:value-type="float" office:value="36884098.9" calcext:value-type="float">
            <text:p>36884098.9</text:p>
          </table:table-cell>
          <table:table-cell/>
          <table:table-cell office:value-type="float" office:value="54449545.5" calcext:value-type="float">
            <text:p>54449545.5</text:p>
          </table:table-cell>
          <table:table-cell office:value-type="float" office:value="66164245" calcext:value-type="float">
            <text:p>66164245</text:p>
          </table:table-cell>
          <table:table-cell table:formula="of:=[.Q123]/[.A123]" office:value-type="float" office:value="1.03441214952313" calcext:value-type="float">
            <text:p>1.0344121495</text:p>
          </table:table-cell>
          <table:table-cell office:value-type="float" office:value="215253887" calcext:value-type="float">
            <text:p>215253887</text:p>
          </table:table-cell>
        </table:table-row>
        <table:table-row table:style-name="ro1">
          <table:table-cell table:formula="of:=[.A123]+524288" office:value-type="float" office:value="64487424" calcext:value-type="float">
            <text:p>64487424</text:p>
          </table:table-cell>
          <table:table-cell office:value-type="float" office:value="36914695.966667" calcext:value-type="float">
            <text:p>36914695.966667</text:p>
          </table:table-cell>
          <table:table-cell office:value-type="float" office:value="44138209.766667" calcext:value-type="float">
            <text:p>44138209.766667</text:p>
          </table:table-cell>
          <table:table-cell office:value-type="float" office:value="51227161.133333" calcext:value-type="float">
            <text:p>51227161.133333</text:p>
          </table:table-cell>
          <table:table-cell/>
          <table:table-cell table:formula="of:=[.B124]/3400000000" office:value-type="float" office:value="0.0108572635196079" calcext:value-type="float">
            <text:p>0.0108572635</text:p>
          </table:table-cell>
          <table:table-cell table:formula="of:=[.C124]/3400000000" office:value-type="float" office:value="0.0129818264019609" calcext:value-type="float">
            <text:p>0.0129818264</text:p>
          </table:table-cell>
          <table:table-cell table:formula="of:=[.D124]/3400000000" office:value-type="float" office:value="0.0150668120980391" calcext:value-type="float">
            <text:p>0.0150668121</text:p>
          </table:table-cell>
          <table:table-cell/>
          <table:table-cell table:formula="of:=[.B124]/[.A124]" office:value-type="float" office:value="0.572432478721231" calcext:value-type="float">
            <text:p>0.5724324787</text:p>
          </table:table-cell>
          <table:table-cell table:formula="of:=[.C124]/[.A124]" office:value-type="float" office:value="0.68444678092068" calcext:value-type="float">
            <text:p>0.6844467809</text:p>
          </table:table-cell>
          <table:table-cell table:formula="of:=[.D124]/[.A124]" office:value-type="float" office:value="0.794374436996165" calcext:value-type="float">
            <text:p>0.794374437</text:p>
          </table:table-cell>
          <table:table-cell/>
          <table:table-cell office:value-type="float" office:value="37776747.666667" calcext:value-type="float">
            <text:p>37776747.666667</text:p>
          </table:table-cell>
          <table:table-cell/>
          <table:table-cell office:value-type="float" office:value="54874573.5" calcext:value-type="float">
            <text:p>54874573.5</text:p>
          </table:table-cell>
          <table:table-cell office:value-type="float" office:value="63610348" calcext:value-type="float">
            <text:p>63610348</text:p>
          </table:table-cell>
          <table:table-cell table:formula="of:=[.Q124]/[.A124]" office:value-type="float" office:value="0.986399270654694" calcext:value-type="float">
            <text:p>0.9863992707</text:p>
          </table:table-cell>
          <table:table-cell office:value-type="float" office:value="216850259" calcext:value-type="float">
            <text:p>216850259</text:p>
          </table:table-cell>
        </table:table-row>
        <table:table-row table:style-name="ro1">
          <table:table-cell table:formula="of:=[.A124]+524288" office:value-type="float" office:value="65011712" calcext:value-type="float">
            <text:p>65011712</text:p>
          </table:table-cell>
          <table:table-cell office:value-type="float" office:value="38438104.766667" calcext:value-type="float">
            <text:p>38438104.766667</text:p>
          </table:table-cell>
          <table:table-cell office:value-type="float" office:value="45356541.833333" calcext:value-type="float">
            <text:p>45356541.833333</text:p>
          </table:table-cell>
          <table:table-cell office:value-type="float" office:value="51673031.733333" calcext:value-type="float">
            <text:p>51673031.733333</text:p>
          </table:table-cell>
          <table:table-cell/>
          <table:table-cell table:formula="of:=[.B125]/3400000000" office:value-type="float" office:value="0.0113053249313726" calcext:value-type="float">
            <text:p>0.0113053249</text:p>
          </table:table-cell>
          <table:table-cell table:formula="of:=[.C125]/3400000000" office:value-type="float" office:value="0.013340159362745" calcext:value-type="float">
            <text:p>0.0133401594</text:p>
          </table:table-cell>
          <table:table-cell table:formula="of:=[.D125]/3400000000" office:value-type="float" office:value="0.0151979505098038" calcext:value-type="float">
            <text:p>0.0151979505</text:p>
          </table:table-cell>
          <table:table-cell/>
          <table:table-cell table:formula="of:=[.B125]/[.A125]" office:value-type="float" office:value="0.591248923988758" calcext:value-type="float">
            <text:p>0.591248924</text:p>
          </table:table-cell>
          <table:table-cell table:formula="of:=[.C125]/[.A125]" office:value-type="float" office:value="0.697667242378312" calcext:value-type="float">
            <text:p>0.6976672424</text:p>
          </table:table-cell>
          <table:table-cell table:formula="of:=[.D125]/[.A125]" office:value-type="float" office:value="0.794826503466529" calcext:value-type="float">
            <text:p>0.7948265035</text:p>
          </table:table-cell>
          <table:table-cell/>
          <table:table-cell office:value-type="float" office:value="39647297.766667" calcext:value-type="float">
            <text:p>39647297.766667</text:p>
          </table:table-cell>
          <table:table-cell/>
          <table:table-cell office:value-type="float" office:value="56200502.9" calcext:value-type="float">
            <text:p>56200502.9</text:p>
          </table:table-cell>
          <table:table-cell office:value-type="float" office:value="63000171" calcext:value-type="float">
            <text:p>63000171</text:p>
          </table:table-cell>
          <table:table-cell table:formula="of:=[.Q125]/[.A125]" office:value-type="float" office:value="0.969058790514546" calcext:value-type="float">
            <text:p>0.9690587905</text:p>
          </table:table-cell>
          <table:table-cell office:value-type="float" office:value="230683177" calcext:value-type="float">
            <text:p>230683177</text:p>
          </table:table-cell>
        </table:table-row>
        <table:table-row table:style-name="ro1">
          <table:table-cell table:formula="of:=[.A125]+524288" office:value-type="float" office:value="65536000" calcext:value-type="float">
            <text:p>65536000</text:p>
          </table:table-cell>
          <table:table-cell office:value-type="float" office:value="37456636.833333" calcext:value-type="float">
            <text:p>37456636.833333</text:p>
          </table:table-cell>
          <table:table-cell office:value-type="float" office:value="46211081.733333" calcext:value-type="float">
            <text:p>46211081.733333</text:p>
          </table:table-cell>
          <table:table-cell office:value-type="float" office:value="52157374.066667" calcext:value-type="float">
            <text:p>52157374.066667</text:p>
          </table:table-cell>
          <table:table-cell/>
          <table:table-cell table:formula="of:=[.B126]/3400000000" office:value-type="float" office:value="0.0110166578921568" calcext:value-type="float">
            <text:p>0.0110166579</text:p>
          </table:table-cell>
          <table:table-cell table:formula="of:=[.C126]/3400000000" office:value-type="float" office:value="0.0135914946274509" calcext:value-type="float">
            <text:p>0.0135914946</text:p>
          </table:table-cell>
          <table:table-cell table:formula="of:=[.D126]/3400000000" office:value-type="float" office:value="0.015340404137255" calcext:value-type="float">
            <text:p>0.0153404041</text:p>
          </table:table-cell>
          <table:table-cell/>
          <table:table-cell table:formula="of:=[.B126]/[.A126]" office:value-type="float" office:value="0.571542920430496" calcext:value-type="float">
            <text:p>0.5715429204</text:p>
          </table:table-cell>
          <table:table-cell table:formula="of:=[.C126]/[.A126]" office:value-type="float" office:value="0.705125148518875" calcext:value-type="float">
            <text:p>0.7051251485</text:p>
          </table:table-cell>
          <table:table-cell table:formula="of:=[.D126]/[.A126]" office:value-type="float" office:value="0.79585836893718" calcext:value-type="float">
            <text:p>0.7958583689</text:p>
          </table:table-cell>
          <table:table-cell/>
          <table:table-cell office:value-type="float" office:value="38583248.466667" calcext:value-type="float">
            <text:p>38583248.466667</text:p>
          </table:table-cell>
          <table:table-cell/>
          <table:table-cell office:value-type="float" office:value="55327844.2" calcext:value-type="float">
            <text:p>55327844.2</text:p>
          </table:table-cell>
          <table:table-cell office:value-type="float" office:value="68309034" calcext:value-type="float">
            <text:p>68309034</text:p>
          </table:table-cell>
          <table:table-cell table:formula="of:=[.Q126]/[.A126]" office:value-type="float" office:value="1.04231314086914" calcext:value-type="float">
            <text:p>1.0423131409</text:p>
          </table:table-cell>
          <table:table-cell office:value-type="float" office:value="222162945" calcext:value-type="float">
            <text:p>222162945</text:p>
          </table:table-cell>
        </table:table-row>
        <table:table-row table:style-name="ro1">
          <table:table-cell table:formula="of:=[.A126]+524288" office:value-type="float" office:value="66060288" calcext:value-type="float">
            <text:p>66060288</text:p>
          </table:table-cell>
          <table:table-cell office:value-type="float" office:value="37616306.333333" calcext:value-type="float">
            <text:p>37616306.333333</text:p>
          </table:table-cell>
          <table:table-cell office:value-type="float" office:value="44898768.3" calcext:value-type="float">
            <text:p>44898768.3</text:p>
          </table:table-cell>
          <table:table-cell office:value-type="float" office:value="52106677.633333" calcext:value-type="float">
            <text:p>52106677.633333</text:p>
          </table:table-cell>
          <table:table-cell/>
          <table:table-cell table:formula="of:=[.B127]/3400000000" office:value-type="float" office:value="0.0110636195098038" calcext:value-type="float">
            <text:p>0.0110636195</text:p>
          </table:table-cell>
          <table:table-cell table:formula="of:=[.C127]/3400000000" office:value-type="float" office:value="0.0132055200882353" calcext:value-type="float">
            <text:p>0.0132055201</text:p>
          </table:table-cell>
          <table:table-cell table:formula="of:=[.D127]/3400000000" office:value-type="float" office:value="0.0153254934215685" calcext:value-type="float">
            <text:p>0.0153254934</text:p>
          </table:table-cell>
          <table:table-cell/>
          <table:table-cell table:formula="of:=[.B127]/[.A127]" office:value-type="float" office:value="0.569423892510626" calcext:value-type="float">
            <text:p>0.5694238925</text:p>
          </table:table-cell>
          <table:table-cell table:formula="of:=[.C127]/[.A127]" office:value-type="float" office:value="0.679663526444208" calcext:value-type="float">
            <text:p>0.6796635264</text:p>
          </table:table-cell>
          <table:table-cell table:formula="of:=[.D127]/[.A127]" office:value-type="float" office:value="0.788774605907455" calcext:value-type="float">
            <text:p>0.7887746059</text:p>
          </table:table-cell>
          <table:table-cell/>
          <table:table-cell office:value-type="float" office:value="38541364.766667" calcext:value-type="float">
            <text:p>38541364.766667</text:p>
          </table:table-cell>
          <table:table-cell/>
          <table:table-cell office:value-type="float" office:value="55022937.1" calcext:value-type="float">
            <text:p>55022937.1</text:p>
          </table:table-cell>
          <table:table-cell office:value-type="float" office:value="68148007" calcext:value-type="float">
            <text:p>68148007</text:p>
          </table:table-cell>
          <table:table-cell table:formula="of:=[.Q127]/[.A127]" office:value-type="float" office:value="1.03160323793926" calcext:value-type="float">
            <text:p>1.0316032379</text:p>
          </table:table-cell>
          <table:table-cell office:value-type="float" office:value="223607889" calcext:value-type="float">
            <text:p>223607889</text:p>
          </table:table-cell>
        </table:table-row>
        <table:table-row table:style-name="ro1">
          <table:table-cell table:formula="of:=[.A127]+524288" office:value-type="float" office:value="66584576" calcext:value-type="float">
            <text:p>66584576</text:p>
          </table:table-cell>
          <table:table-cell office:value-type="float" office:value="37799896.033333" calcext:value-type="float">
            <text:p>37799896.033333</text:p>
          </table:table-cell>
          <table:table-cell office:value-type="float" office:value="45732589.666667" calcext:value-type="float">
            <text:p>45732589.666667</text:p>
          </table:table-cell>
          <table:table-cell office:value-type="float" office:value="51395870.833333" calcext:value-type="float">
            <text:p>51395870.833333</text:p>
          </table:table-cell>
          <table:table-cell/>
          <table:table-cell table:formula="of:=[.B128]/3400000000" office:value-type="float" office:value="0.0111176164803921" calcext:value-type="float">
            <text:p>0.0111176165</text:p>
          </table:table-cell>
          <table:table-cell table:formula="of:=[.C128]/3400000000" office:value-type="float" office:value="0.0134507616666668" calcext:value-type="float">
            <text:p>0.0134507617</text:p>
          </table:table-cell>
          <table:table-cell table:formula="of:=[.D128]/3400000000" office:value-type="float" office:value="0.0151164325980391" calcext:value-type="float">
            <text:p>0.0151164326</text:p>
          </table:table-cell>
          <table:table-cell/>
          <table:table-cell table:formula="of:=[.B128]/[.A128]" office:value-type="float" office:value="0.567697480469546" calcext:value-type="float">
            <text:p>0.5676974805</text:p>
          </table:table-cell>
          <table:table-cell table:formula="of:=[.C128]/[.A128]" office:value-type="float" office:value="0.686834585635373" calcext:value-type="float">
            <text:p>0.6868345856</text:p>
          </table:table-cell>
          <table:table-cell table:formula="of:=[.D128]/[.A128]" office:value-type="float" office:value="0.771888535166658" calcext:value-type="float">
            <text:p>0.7718885352</text:p>
          </table:table-cell>
          <table:table-cell/>
          <table:table-cell office:value-type="float" office:value="41987536.333333" calcext:value-type="float">
            <text:p>41987536.333333</text:p>
          </table:table-cell>
          <table:table-cell/>
          <table:table-cell office:value-type="float" office:value="56266093.9" calcext:value-type="float">
            <text:p>56266093.9</text:p>
          </table:table-cell>
          <table:table-cell office:value-type="float" office:value="65630488" calcext:value-type="float">
            <text:p>65630488</text:p>
          </table:table-cell>
          <table:table-cell table:formula="of:=[.Q128]/[.A128]" office:value-type="float" office:value="0.98567103588675" calcext:value-type="float">
            <text:p>0.9856710359</text:p>
          </table:table-cell>
          <table:table-cell office:value-type="float" office:value="226877054" calcext:value-type="float">
            <text:p>226877054</text:p>
          </table:table-cell>
        </table:table-row>
        <table:table-row table:style-name="ro1">
          <table:table-cell table:formula="of:=[.A128]+524288" office:value-type="float" office:value="67108864" calcext:value-type="float">
            <text:p>67108864</text:p>
          </table:table-cell>
          <table:table-cell office:value-type="float" office:value="38518427.933333" calcext:value-type="float">
            <text:p>38518427.933333</text:p>
          </table:table-cell>
          <table:table-cell office:value-type="float" office:value="46198288.333333" calcext:value-type="float">
            <text:p>46198288.333333</text:p>
          </table:table-cell>
          <table:table-cell office:value-type="float" office:value="51785358.966667" calcext:value-type="float">
            <text:p>51785358.966667</text:p>
          </table:table-cell>
          <table:table-cell/>
          <table:table-cell table:formula="of:=[.B129]/3400000000" office:value-type="float" office:value="0.0113289493921568" calcext:value-type="float">
            <text:p>0.0113289494</text:p>
          </table:table-cell>
          <table:table-cell table:formula="of:=[.C129]/3400000000" office:value-type="float" office:value="0.013587731862745" calcext:value-type="float">
            <text:p>0.0135877319</text:p>
          </table:table-cell>
          <table:table-cell table:formula="of:=[.D129]/3400000000" office:value-type="float" office:value="0.0152309879313726" calcext:value-type="float">
            <text:p>0.0152309879</text:p>
          </table:table-cell>
          <table:table-cell/>
          <table:table-cell table:formula="of:=[.B129]/[.A129]" office:value-type="float" office:value="0.573969303568199" calcext:value-type="float">
            <text:p>0.5739693036</text:p>
          </table:table-cell>
          <table:table-cell table:formula="of:=[.C129]/[.A129]" office:value-type="float" office:value="0.688408141334847" calcext:value-type="float">
            <text:p>0.6884081413</text:p>
          </table:table-cell>
          <table:table-cell table:formula="of:=[.D129]/[.A129]" office:value-type="float" office:value="0.771661981443569" calcext:value-type="float">
            <text:p>0.7716619814</text:p>
          </table:table-cell>
          <table:table-cell/>
          <table:table-cell office:value-type="float" office:value="40741680.166667" calcext:value-type="float">
            <text:p>40741680.166667</text:p>
          </table:table-cell>
          <table:table-cell/>
          <table:table-cell office:value-type="float" office:value="55922029.6" calcext:value-type="float">
            <text:p>55922029.6</text:p>
          </table:table-cell>
          <table:table-cell office:value-type="float" office:value="70230312" calcext:value-type="float">
            <text:p>70230312</text:p>
          </table:table-cell>
          <table:table-cell table:formula="of:=[.Q129]/[.A129]" office:value-type="float" office:value="1.04651319980621" calcext:value-type="float">
            <text:p>1.0465131998</text:p>
          </table:table-cell>
          <table:table-cell office:value-type="float" office:value="226835321" calcext:value-type="float">
            <text:p>226835321</text:p>
          </table:table-cell>
        </table:table-row>
        <table:table-row table:style-name="ro1">
          <table:table-cell table:number-columns-repeated="9"/>
          <table:table-cell table:formula="of:=AVERAGE([.J2:.J129])" office:value-type="float" office:value="0.58384793866607" calcext:value-type="float">
            <text:p>0.5838479387</text:p>
          </table:table-cell>
          <table:table-cell table:formula="of:=AVERAGE([.K2:.K129])" office:value-type="float" office:value="0.693119885594772" calcext:value-type="float">
            <text:p>0.6931198856</text:p>
          </table:table-cell>
          <table:table-cell table:formula="of:=AVERAGE([.L2:.L129])" office:value-type="float" office:value="0.795503934666785" calcext:value-type="float">
            <text:p>0.7955039347</text:p>
          </table:table-cell>
          <table:table-cell table:number-columns-repeated="5"/>
          <table:table-cell table:formula="of:=AVERAGE([.R2:.R129])" office:value-type="float" office:value="1.0463260455473" calcext:value-type="float">
            <text:p>1.0463260455</text:p>
          </table:table-cell>
          <table:table-cell/>
        </table:table-row>
        <table:table-row table:style-name="ro2">
          <table:table-cell table:number-columns-repeated="9"/>
          <table:table-cell table:formula="of:=STDEV([.J2:.J129])" office:value-type="float" office:value="0.0484978139226191" calcext:value-type="float">
            <text:p>0.0484978139</text:p>
          </table:table-cell>
          <table:table-cell table:formula="of:=STDEV([.K2:.K129])" office:value-type="float" office:value="0.0789836156719474" calcext:value-type="float">
            <text:p>0.0789836157</text:p>
          </table:table-cell>
          <table:table-cell table:formula="of:=STDEV([.L2:.L129])" office:value-type="float" office:value="0.118030932713145" calcext:value-type="float">
            <text:p>0.1180309327</text:p>
          </table:table-cell>
          <table:table-cell table:number-columns-repeated="7"/>
        </table:table-row>
      </table:table>
      <table:table table:name="SH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CYCLES-SHA-256</text:p>
          </table:table-cell>
          <table:table-cell office:value-type="string" calcext:value-type="string">
            <text:p>CYCLES-SHA-384</text:p>
          </table:table-cell>
          <table:table-cell office:value-type="string" calcext:value-type="string">
            <text:p>CYCLES-SHA-512</text:p>
          </table:table-cell>
          <table:table-cell table:number-columns-repeated="2"/>
          <table:table-cell office:value-type="string" calcext:value-type="string">
            <text:p>TIME-SHA-256</text:p>
          </table:table-cell>
          <table:table-cell office:value-type="string" calcext:value-type="string">
            <text:p>TIME-SHA-384</text:p>
          </table:table-cell>
          <table:table-cell office:value-type="string" calcext:value-type="string">
            <text:p>TIME-SHA-512</text:p>
          </table:table-cell>
          <table:table-cell table:number-columns-repeated="2"/>
          <table:table-cell office:value-type="string" calcext:value-type="string">
            <text:p>CPB-256</text:p>
          </table:table-cell>
          <table:table-cell office:value-type="string" calcext:value-type="string">
            <text:p>CPB-384</text:p>
          </table:table-cell>
          <table:table-cell office:value-type="string" calcext:value-type="string">
            <text:p>CPB-512</text:p>
          </table:table-cell>
        </table:table-row>
        <table:table-row table:style-name="ro1">
          <table:table-cell table:formula="of:=512*1024" office:value-type="float" office:value="524288" calcext:value-type="float">
            <text:p>524288</text:p>
          </table:table-cell>
          <table:table-cell office:value-type="float" office:value="5390043.4" calcext:value-type="float">
            <text:p>5390043.4</text:p>
          </table:table-cell>
          <table:table-cell office:value-type="float" office:value="3821945.2" calcext:value-type="float">
            <text:p>3821945.2</text:p>
          </table:table-cell>
          <table:table-cell office:value-type="float" office:value="2984215.7" calcext:value-type="float">
            <text:p>2984215.7</text:p>
          </table:table-cell>
          <table:table-cell table:number-columns-repeated="2"/>
          <table:table-cell table:formula="of:=[.B2]/3400000000" office:value-type="float" office:value="0.00158530688235294" calcext:value-type="float">
            <text:p>0.0015853069</text:p>
          </table:table-cell>
          <table:table-cell table:formula="of:=[.C2]/3400000000" office:value-type="float" office:value="0.00112410152941176" calcext:value-type="float">
            <text:p>0.0011241015</text:p>
          </table:table-cell>
          <table:table-cell table:formula="of:=[.D2]/3400000000" office:value-type="float" office:value="0.0008777105" calcext:value-type="float">
            <text:p>0.0008777105</text:p>
          </table:table-cell>
          <table:table-cell table:number-columns-repeated="2"/>
          <table:table-cell table:formula="of:=[.B2]/[.A2]" office:value-type="float" office:value="10.28069190979" calcext:value-type="float">
            <text:p>10.2806919098</text:p>
          </table:table-cell>
          <table:table-cell table:formula="of:=[.C2]/[.A2]" office:value-type="float" office:value="7.2897819519043" calcext:value-type="float">
            <text:p>7.2897819519</text:p>
          </table:table-cell>
          <table:table-cell table:formula="of:=[.D2]/[.A2]" office:value-type="float" office:value="5.6919397354126" calcext:value-type="float">
            <text:p>5.6919397354</text:p>
          </table:table-cell>
        </table:table-row>
        <table:table-row table:style-name="ro1">
          <table:table-cell table:formula="of:=[.A2]+524288" office:value-type="float" office:value="1048576" calcext:value-type="float">
            <text:p>1048576</text:p>
          </table:table-cell>
          <table:table-cell office:value-type="float" office:value="7660075.6" calcext:value-type="float">
            <text:p>7660075.6</text:p>
          </table:table-cell>
          <table:table-cell office:value-type="float" office:value="4892213.6" calcext:value-type="float">
            <text:p>4892213.6</text:p>
          </table:table-cell>
          <table:table-cell office:value-type="float" office:value="5354889.8" calcext:value-type="float">
            <text:p>5354889.8</text:p>
          </table:table-cell>
          <table:table-cell table:number-columns-repeated="2"/>
          <table:table-cell table:formula="of:=[.B3]/3400000000" office:value-type="float" office:value="0.00225296341176471" calcext:value-type="float">
            <text:p>0.0022529634</text:p>
          </table:table-cell>
          <table:table-cell table:formula="of:=[.C3]/3400000000" office:value-type="float" office:value="0.00143888635294118" calcext:value-type="float">
            <text:p>0.0014388864</text:p>
          </table:table-cell>
          <table:table-cell table:formula="of:=[.D3]/3400000000" office:value-type="float" office:value="0.00157496758823529" calcext:value-type="float">
            <text:p>0.0015749676</text:p>
          </table:table-cell>
          <table:table-cell table:number-columns-repeated="2"/>
          <table:table-cell table:formula="of:=[.B3]/[.A3]" office:value-type="float" office:value="7.3052173614502" calcext:value-type="float">
            <text:p>7.3052173615</text:p>
          </table:table-cell>
          <table:table-cell table:formula="of:=[.C3]/[.A3]" office:value-type="float" office:value="4.66557846069336" calcext:value-type="float">
            <text:p>4.6655784607</text:p>
          </table:table-cell>
          <table:table-cell table:formula="of:=[.D3]/[.A3]" office:value-type="float" office:value="5.1068208694458" calcext:value-type="float">
            <text:p>5.1068208694</text:p>
          </table:table-cell>
        </table:table-row>
        <table:table-row table:style-name="ro1">
          <table:table-cell table:formula="of:=[.A3]+524288" office:value-type="float" office:value="1572864" calcext:value-type="float">
            <text:p>1572864</text:p>
          </table:table-cell>
          <table:table-cell office:value-type="float" office:value="10263460.9" calcext:value-type="float">
            <text:p>10263460.9</text:p>
          </table:table-cell>
          <table:table-cell office:value-type="float" office:value="7269550.5" calcext:value-type="float">
            <text:p>7269550.5</text:p>
          </table:table-cell>
          <table:table-cell office:value-type="float" office:value="6964106.6" calcext:value-type="float">
            <text:p>6964106.6</text:p>
          </table:table-cell>
          <table:table-cell table:number-columns-repeated="2"/>
          <table:table-cell table:formula="of:=[.B4]/3400000000" office:value-type="float" office:value="0.00301866497058824" calcext:value-type="float">
            <text:p>0.003018665</text:p>
          </table:table-cell>
          <table:table-cell table:formula="of:=[.C4]/3400000000" office:value-type="float" office:value="0.00213810308823529" calcext:value-type="float">
            <text:p>0.0021381031</text:p>
          </table:table-cell>
          <table:table-cell table:formula="of:=[.D4]/3400000000" office:value-type="float" office:value="0.00204826664705882" calcext:value-type="float">
            <text:p>0.0020482666</text:p>
          </table:table-cell>
          <table:table-cell table:number-columns-repeated="2"/>
          <table:table-cell table:formula="of:=[.B4]/[.A4]" office:value-type="float" office:value="6.52533270517985" calcext:value-type="float">
            <text:p>6.5253327052</text:p>
          </table:table-cell>
          <table:table-cell table:formula="of:=[.C4]/[.A4]" office:value-type="float" office:value="4.62185573577881" calcext:value-type="float">
            <text:p>4.6218557358</text:p>
          </table:table-cell>
          <table:table-cell table:formula="of:=[.D4]/[.A4]" office:value-type="float" office:value="4.42765973409017" calcext:value-type="float">
            <text:p>4.4276597341</text:p>
          </table:table-cell>
        </table:table-row>
        <table:table-row table:style-name="ro1">
          <table:table-cell table:formula="of:=[.A4]+524288" office:value-type="float" office:value="2097152" calcext:value-type="float">
            <text:p>2097152</text:p>
          </table:table-cell>
          <table:table-cell office:value-type="float" office:value="13771588.8" calcext:value-type="float">
            <text:p>13771588.8</text:p>
          </table:table-cell>
          <table:table-cell office:value-type="float" office:value="9152102.2" calcext:value-type="float">
            <text:p>9152102.2</text:p>
          </table:table-cell>
          <table:table-cell office:value-type="float" office:value="8939030.8" calcext:value-type="float">
            <text:p>8939030.8</text:p>
          </table:table-cell>
          <table:table-cell table:number-columns-repeated="2"/>
          <table:table-cell table:formula="of:=[.B5]/3400000000" office:value-type="float" office:value="0.00405046729411765" calcext:value-type="float">
            <text:p>0.0040504673</text:p>
          </table:table-cell>
          <table:table-cell table:formula="of:=[.C5]/3400000000" office:value-type="float" office:value="0.00269179476470588" calcext:value-type="float">
            <text:p>0.0026917948</text:p>
          </table:table-cell>
          <table:table-cell table:formula="of:=[.D5]/3400000000" office:value-type="float" office:value="0.00262912670588235" calcext:value-type="float">
            <text:p>0.0026291267</text:p>
          </table:table-cell>
          <table:table-cell table:number-columns-repeated="2"/>
          <table:table-cell table:formula="of:=[.B5]/[.A5]" office:value-type="float" office:value="6.56680526733399" calcext:value-type="float">
            <text:p>6.5668052673</text:p>
          </table:table-cell>
          <table:table-cell table:formula="of:=[.C5]/[.A5]" office:value-type="float" office:value="4.36406240463257" calcext:value-type="float">
            <text:p>4.3640624046</text:p>
          </table:table-cell>
          <table:table-cell table:formula="of:=[.D5]/[.A5]" office:value-type="float" office:value="4.26246204376221" calcext:value-type="float">
            <text:p>4.2624620438</text:p>
          </table:table-cell>
        </table:table-row>
        <table:table-row table:style-name="ro1">
          <table:table-cell table:formula="of:=[.A5]+524288" office:value-type="float" office:value="2621440" calcext:value-type="float">
            <text:p>2621440</text:p>
          </table:table-cell>
          <table:table-cell office:value-type="float" office:value="16859478.7" calcext:value-type="float">
            <text:p>16859478.7</text:p>
          </table:table-cell>
          <table:table-cell office:value-type="float" office:value="11301915.5" calcext:value-type="float">
            <text:p>11301915.5</text:p>
          </table:table-cell>
          <table:table-cell office:value-type="float" office:value="11885248.5" calcext:value-type="float">
            <text:p>11885248.5</text:p>
          </table:table-cell>
          <table:table-cell table:number-columns-repeated="2"/>
          <table:table-cell table:formula="of:=[.B6]/3400000000" office:value-type="float" office:value="0.00495867020588235" calcext:value-type="float">
            <text:p>0.0049586702</text:p>
          </table:table-cell>
          <table:table-cell table:formula="of:=[.C6]/3400000000" office:value-type="float" office:value="0.00332409279411765" calcext:value-type="float">
            <text:p>0.0033240928</text:p>
          </table:table-cell>
          <table:table-cell table:formula="of:=[.D6]/3400000000" office:value-type="float" office:value="0.00349566132352941" calcext:value-type="float">
            <text:p>0.0034956613</text:p>
          </table:table-cell>
          <table:table-cell table:number-columns-repeated="2"/>
          <table:table-cell table:formula="of:=[.B6]/[.A6]" office:value-type="float" office:value="6.43138072967529" calcext:value-type="float">
            <text:p>6.4313807297</text:p>
          </table:table-cell>
          <table:table-cell table:formula="of:=[.C6]/[.A6]" office:value-type="float" office:value="4.31133861541748" calcext:value-type="float">
            <text:p>4.3113386154</text:p>
          </table:table-cell>
          <table:table-cell table:formula="of:=[.D6]/[.A6]" office:value-type="float" office:value="4.53386249542236" calcext:value-type="float">
            <text:p>4.5338624954</text:p>
          </table:table-cell>
        </table:table-row>
        <table:table-row table:style-name="ro1">
          <table:table-cell table:formula="of:=[.A6]+524288" office:value-type="float" office:value="3145728" calcext:value-type="float">
            <text:p>3145728</text:p>
          </table:table-cell>
          <table:table-cell office:value-type="float" office:value="20173662.4" calcext:value-type="float">
            <text:p>20173662.4</text:p>
          </table:table-cell>
          <table:table-cell office:value-type="float" office:value="14481601.6" calcext:value-type="float">
            <text:p>14481601.6</text:p>
          </table:table-cell>
          <table:table-cell office:value-type="float" office:value="13948767" calcext:value-type="float">
            <text:p>13948767</text:p>
          </table:table-cell>
          <table:table-cell table:number-columns-repeated="2"/>
          <table:table-cell table:formula="of:=[.B7]/3400000000" office:value-type="float" office:value="0.00593343011764706" calcext:value-type="float">
            <text:p>0.0059334301</text:p>
          </table:table-cell>
          <table:table-cell table:formula="of:=[.C7]/3400000000" office:value-type="float" office:value="0.00425929458823529" calcext:value-type="float">
            <text:p>0.0042592946</text:p>
          </table:table-cell>
          <table:table-cell table:formula="of:=[.D7]/3400000000" office:value-type="float" office:value="0.00410257852941176" calcext:value-type="float">
            <text:p>0.0041025785</text:p>
          </table:table-cell>
          <table:table-cell table:number-columns-repeated="2"/>
          <table:table-cell table:formula="of:=[.B7]/[.A7]" office:value-type="float" office:value="6.41303456624349" calcext:value-type="float">
            <text:p>6.4130345662</text:p>
          </table:table-cell>
          <table:table-cell table:formula="of:=[.C7]/[.A7]" office:value-type="float" office:value="4.60357716878255" calcext:value-type="float">
            <text:p>4.6035771688</text:p>
          </table:table-cell>
          <table:table-cell table:formula="of:=[.D7]/[.A7]" office:value-type="float" office:value="4.43419361114502" calcext:value-type="float">
            <text:p>4.4341936111</text:p>
          </table:table-cell>
        </table:table-row>
        <table:table-row table:style-name="ro1">
          <table:table-cell table:formula="of:=[.A7]+524288" office:value-type="float" office:value="3670016" calcext:value-type="float">
            <text:p>3670016</text:p>
          </table:table-cell>
          <table:table-cell office:value-type="float" office:value="24231270.5" calcext:value-type="float">
            <text:p>24231270.5</text:p>
          </table:table-cell>
          <table:table-cell office:value-type="float" office:value="16445610.6" calcext:value-type="float">
            <text:p>16445610.6</text:p>
          </table:table-cell>
          <table:table-cell office:value-type="float" office:value="16080827.2" calcext:value-type="float">
            <text:p>16080827.2</text:p>
          </table:table-cell>
          <table:table-cell table:number-columns-repeated="2"/>
          <table:table-cell table:formula="of:=[.B8]/3400000000" office:value-type="float" office:value="0.00712684426470588" calcext:value-type="float">
            <text:p>0.0071268443</text:p>
          </table:table-cell>
          <table:table-cell table:formula="of:=[.C8]/3400000000" office:value-type="float" office:value="0.00483694429411765" calcext:value-type="float">
            <text:p>0.0048369443</text:p>
          </table:table-cell>
          <table:table-cell table:formula="of:=[.D8]/3400000000" office:value-type="float" office:value="0.00472965505882353" calcext:value-type="float">
            <text:p>0.0047296551</text:p>
          </table:table-cell>
          <table:table-cell table:number-columns-repeated="2"/>
          <table:table-cell table:formula="of:=[.B8]/[.A8]" office:value-type="float" office:value="6.60249723706927" calcext:value-type="float">
            <text:p>6.6024972371</text:p>
          </table:table-cell>
          <table:table-cell table:formula="of:=[.C8]/[.A8]" office:value-type="float" office:value="4.48107327052525" calcext:value-type="float">
            <text:p>4.4810732705</text:p>
          </table:table-cell>
          <table:table-cell table:formula="of:=[.D8]/[.A8]" office:value-type="float" office:value="4.38167768205915" calcext:value-type="float">
            <text:p>4.3816776821</text:p>
          </table:table-cell>
        </table:table-row>
        <table:table-row table:style-name="ro1">
          <table:table-cell table:formula="of:=[.A8]+524288" office:value-type="float" office:value="4194304" calcext:value-type="float">
            <text:p>4194304</text:p>
          </table:table-cell>
          <table:table-cell office:value-type="float" office:value="27216894" calcext:value-type="float">
            <text:p>27216894</text:p>
          </table:table-cell>
          <table:table-cell office:value-type="float" office:value="18411595" calcext:value-type="float">
            <text:p>18411595</text:p>
          </table:table-cell>
          <table:table-cell office:value-type="float" office:value="18223375.9" calcext:value-type="float">
            <text:p>18223375.9</text:p>
          </table:table-cell>
          <table:table-cell table:number-columns-repeated="2"/>
          <table:table-cell table:formula="of:=[.B9]/3400000000" office:value-type="float" office:value="0.00800496882352941" calcext:value-type="float">
            <text:p>0.0080049688</text:p>
          </table:table-cell>
          <table:table-cell table:formula="of:=[.C9]/3400000000" office:value-type="float" office:value="0.005415175" calcext:value-type="float">
            <text:p>0.005415175</text:p>
          </table:table-cell>
          <table:table-cell table:formula="of:=[.D9]/3400000000" office:value-type="float" office:value="0.00535981644117647" calcext:value-type="float">
            <text:p>0.0053598164</text:p>
          </table:table-cell>
          <table:table-cell table:number-columns-repeated="2"/>
          <table:table-cell table:formula="of:=[.B9]/[.A9]" office:value-type="float" office:value="6.48901319503784" calcext:value-type="float">
            <text:p>6.489013195</text:p>
          </table:table-cell>
          <table:table-cell table:formula="of:=[.C9]/[.A9]" office:value-type="float" office:value="4.38966631889343" calcext:value-type="float">
            <text:p>4.3896663189</text:p>
          </table:table-cell>
          <table:table-cell table:formula="of:=[.D9]/[.A9]" office:value-type="float" office:value="4.34479138851166" calcext:value-type="float">
            <text:p>4.3447913885</text:p>
          </table:table-cell>
        </table:table-row>
        <table:table-row table:style-name="ro1">
          <table:table-cell table:formula="of:=[.A9]+524288" office:value-type="float" office:value="4718592" calcext:value-type="float">
            <text:p>4718592</text:p>
          </table:table-cell>
          <table:table-cell office:value-type="float" office:value="30175071.5" calcext:value-type="float">
            <text:p>30175071.5</text:p>
          </table:table-cell>
          <table:table-cell office:value-type="float" office:value="20842152.9" calcext:value-type="float">
            <text:p>20842152.9</text:p>
          </table:table-cell>
          <table:table-cell office:value-type="float" office:value="20439276.8" calcext:value-type="float">
            <text:p>20439276.8</text:p>
          </table:table-cell>
          <table:table-cell table:number-columns-repeated="2"/>
          <table:table-cell table:formula="of:=[.B10]/3400000000" office:value-type="float" office:value="0.00887502102941176" calcext:value-type="float">
            <text:p>0.008875021</text:p>
          </table:table-cell>
          <table:table-cell table:formula="of:=[.C10]/3400000000" office:value-type="float" office:value="0.00613004497058824" calcext:value-type="float">
            <text:p>0.006130045</text:p>
          </table:table-cell>
          <table:table-cell table:formula="of:=[.D10]/3400000000" office:value-type="float" office:value="0.006011552" calcext:value-type="float">
            <text:p>0.006011552</text:p>
          </table:table-cell>
          <table:table-cell table:number-columns-repeated="2"/>
          <table:table-cell table:formula="of:=[.B10]/[.A10]" office:value-type="float" office:value="6.39493126339383" calcext:value-type="float">
            <text:p>6.3949312634</text:p>
          </table:table-cell>
          <table:table-cell table:formula="of:=[.C10]/[.A10]" office:value-type="float" office:value="4.41702798207601" calcext:value-type="float">
            <text:p>4.4170279821</text:p>
          </table:table-cell>
          <table:table-cell table:formula="of:=[.D10]/[.A10]" office:value-type="float" office:value="4.33164740668403" calcext:value-type="float">
            <text:p>4.3316474067</text:p>
          </table:table-cell>
        </table:table-row>
        <table:table-row table:style-name="ro1">
          <table:table-cell table:formula="of:=[.A10]+524288" office:value-type="float" office:value="5242880" calcext:value-type="float">
            <text:p>5242880</text:p>
          </table:table-cell>
          <table:table-cell office:value-type="float" office:value="33627653.3" calcext:value-type="float">
            <text:p>33627653.3</text:p>
          </table:table-cell>
          <table:table-cell office:value-type="float" office:value="23272418.6" calcext:value-type="float">
            <text:p>23272418.6</text:p>
          </table:table-cell>
          <table:table-cell office:value-type="float" office:value="22834751.7" calcext:value-type="float">
            <text:p>22834751.7</text:p>
          </table:table-cell>
          <table:table-cell table:number-columns-repeated="2"/>
          <table:table-cell table:formula="of:=[.B11]/3400000000" office:value-type="float" office:value="0.00989048626470588" calcext:value-type="float">
            <text:p>0.0098904863</text:p>
          </table:table-cell>
          <table:table-cell table:formula="of:=[.C11]/3400000000" office:value-type="float" office:value="0.006844829" calcext:value-type="float">
            <text:p>0.006844829</text:p>
          </table:table-cell>
          <table:table-cell table:formula="of:=[.D11]/3400000000" office:value-type="float" office:value="0.00671610344117647" calcext:value-type="float">
            <text:p>0.0067161034</text:p>
          </table:table-cell>
          <table:table-cell table:number-columns-repeated="2"/>
          <table:table-cell table:formula="of:=[.B11]/[.A11]" office:value-type="float" office:value="6.41396585464477" calcext:value-type="float">
            <text:p>6.4139658546</text:p>
          </table:table-cell>
          <table:table-cell table:formula="of:=[.C11]/[.A11]" office:value-type="float" office:value="4.43886157989502" calcext:value-type="float">
            <text:p>4.4388615799</text:p>
          </table:table-cell>
          <table:table-cell table:formula="of:=[.D11]/[.A11]" office:value-type="float" office:value="4.35538324356079" calcext:value-type="float">
            <text:p>4.3553832436</text:p>
          </table:table-cell>
        </table:table-row>
        <table:table-row table:style-name="ro1">
          <table:table-cell table:formula="of:=[.A11]+524288" office:value-type="float" office:value="5767168" calcext:value-type="float">
            <text:p>5767168</text:p>
          </table:table-cell>
          <table:table-cell office:value-type="float" office:value="37046019.9" calcext:value-type="float">
            <text:p>37046019.9</text:p>
          </table:table-cell>
          <table:table-cell office:value-type="float" office:value="25495900" calcext:value-type="float">
            <text:p>25495900</text:p>
          </table:table-cell>
          <table:table-cell office:value-type="float" office:value="24876163.8" calcext:value-type="float">
            <text:p>24876163.8</text:p>
          </table:table-cell>
          <table:table-cell table:number-columns-repeated="2"/>
          <table:table-cell table:formula="of:=[.B12]/3400000000" office:value-type="float" office:value="0.0108958882058824" calcext:value-type="float">
            <text:p>0.0108958882</text:p>
          </table:table-cell>
          <table:table-cell table:formula="of:=[.C12]/3400000000" office:value-type="float" office:value="0.00749879411764706" calcext:value-type="float">
            <text:p>0.0074987941</text:p>
          </table:table-cell>
          <table:table-cell table:formula="of:=[.D12]/3400000000" office:value-type="float" office:value="0.00731651876470588" calcext:value-type="float">
            <text:p>0.0073165188</text:p>
          </table:table-cell>
          <table:table-cell table:number-columns-repeated="2"/>
          <table:table-cell table:formula="of:=[.B12]/[.A12]" office:value-type="float" office:value="6.42360685521906" calcext:value-type="float">
            <text:p>6.4236068552</text:p>
          </table:table-cell>
          <table:table-cell table:formula="of:=[.C12]/[.A12]" office:value-type="float" office:value="4.42087000066584" calcext:value-type="float">
            <text:p>4.4208700007</text:p>
          </table:table-cell>
          <table:table-cell table:formula="of:=[.D12]/[.A12]" office:value-type="float" office:value="4.31341063759544" calcext:value-type="float">
            <text:p>4.3134106376</text:p>
          </table:table-cell>
        </table:table-row>
        <table:table-row table:style-name="ro1">
          <table:table-cell table:formula="of:=[.A12]+524288" office:value-type="float" office:value="6291456" calcext:value-type="float">
            <text:p>6291456</text:p>
          </table:table-cell>
          <table:table-cell office:value-type="float" office:value="40350934.9" calcext:value-type="float">
            <text:p>40350934.9</text:p>
          </table:table-cell>
          <table:table-cell office:value-type="float" office:value="29275645.2" calcext:value-type="float">
            <text:p>29275645.2</text:p>
          </table:table-cell>
          <table:table-cell office:value-type="float" office:value="27209252.7" calcext:value-type="float">
            <text:p>27209252.7</text:p>
          </table:table-cell>
          <table:table-cell table:number-columns-repeated="2"/>
          <table:table-cell table:formula="of:=[.B13]/3400000000" office:value-type="float" office:value="0.0118679220294118" calcext:value-type="float">
            <text:p>0.011867922</text:p>
          </table:table-cell>
          <table:table-cell table:formula="of:=[.C13]/3400000000" office:value-type="float" office:value="0.00861048388235294" calcext:value-type="float">
            <text:p>0.0086104839</text:p>
          </table:table-cell>
          <table:table-cell table:formula="of:=[.D13]/3400000000" office:value-type="float" office:value="0.00800272138235294" calcext:value-type="float">
            <text:p>0.0080027214</text:p>
          </table:table-cell>
          <table:table-cell table:number-columns-repeated="2"/>
          <table:table-cell table:formula="of:=[.B13]/[.A13]" office:value-type="float" office:value="6.4136083761851" calcext:value-type="float">
            <text:p>6.4136083762</text:p>
          </table:table-cell>
          <table:table-cell table:formula="of:=[.C13]/[.A13]" office:value-type="float" office:value="4.65323848724365" calcext:value-type="float">
            <text:p>4.6532384872</text:p>
          </table:table-cell>
          <table:table-cell table:formula="of:=[.D13]/[.A13]" office:value-type="float" office:value="4.32479424476624" calcext:value-type="float">
            <text:p>4.3247942448</text:p>
          </table:table-cell>
        </table:table-row>
        <table:table-row table:style-name="ro1">
          <table:table-cell table:formula="of:=[.A13]+524288" office:value-type="float" office:value="6815744" calcext:value-type="float">
            <text:p>6815744</text:p>
          </table:table-cell>
          <table:table-cell office:value-type="float" office:value="44405270.4" calcext:value-type="float">
            <text:p>44405270.4</text:p>
          </table:table-cell>
          <table:table-cell office:value-type="float" office:value="29132389.7" calcext:value-type="float">
            <text:p>29132389.7</text:p>
          </table:table-cell>
          <table:table-cell office:value-type="float" office:value="29244170.1" calcext:value-type="float">
            <text:p>29244170.1</text:p>
          </table:table-cell>
          <table:table-cell table:number-columns-repeated="2"/>
          <table:table-cell table:formula="of:=[.B14]/3400000000" office:value-type="float" office:value="0.0130603736470588" calcext:value-type="float">
            <text:p>0.0130603736</text:p>
          </table:table-cell>
          <table:table-cell table:formula="of:=[.C14]/3400000000" office:value-type="float" office:value="0.0085683499117647" calcext:value-type="float">
            <text:p>0.0085683499</text:p>
          </table:table-cell>
          <table:table-cell table:formula="of:=[.D14]/3400000000" office:value-type="float" office:value="0.0086012265" calcext:value-type="float">
            <text:p>0.0086012265</text:p>
          </table:table-cell>
          <table:table-cell table:number-columns-repeated="2"/>
          <table:table-cell table:formula="of:=[.B14]/[.A14]" office:value-type="float" office:value="6.51510244516226" calcext:value-type="float">
            <text:p>6.5151024452</text:p>
          </table:table-cell>
          <table:table-cell table:formula="of:=[.C14]/[.A14]" office:value-type="float" office:value="4.27427874345046" calcext:value-type="float">
            <text:p>4.2742787435</text:p>
          </table:table-cell>
          <table:table-cell table:formula="of:=[.D14]/[.A14]" office:value-type="float" office:value="4.29067906599778" calcext:value-type="float">
            <text:p>4.290679066</text:p>
          </table:table-cell>
        </table:table-row>
        <table:table-row table:style-name="ro1">
          <table:table-cell table:formula="of:=[.A14]+524288" office:value-type="float" office:value="7340032" calcext:value-type="float">
            <text:p>7340032</text:p>
          </table:table-cell>
          <table:table-cell office:value-type="float" office:value="47074554.2" calcext:value-type="float">
            <text:p>47074554.2</text:p>
          </table:table-cell>
          <table:table-cell office:value-type="float" office:value="32302067.5" calcext:value-type="float">
            <text:p>32302067.5</text:p>
          </table:table-cell>
          <table:table-cell office:value-type="float" office:value="32083223" calcext:value-type="float">
            <text:p>32083223</text:p>
          </table:table-cell>
          <table:table-cell table:number-columns-repeated="2"/>
          <table:table-cell table:formula="of:=[.B15]/3400000000" office:value-type="float" office:value="0.0138454571176471" calcext:value-type="float">
            <text:p>0.0138454571</text:p>
          </table:table-cell>
          <table:table-cell table:formula="of:=[.C15]/3400000000" office:value-type="float" office:value="0.00950060808823529" calcext:value-type="float">
            <text:p>0.0095006081</text:p>
          </table:table-cell>
          <table:table-cell table:formula="of:=[.D15]/3400000000" office:value-type="float" office:value="0.00943624205882353" calcext:value-type="float">
            <text:p>0.0094362421</text:p>
          </table:table-cell>
          <table:table-cell table:number-columns-repeated="2"/>
          <table:table-cell table:formula="of:=[.B15]/[.A15]" office:value-type="float" office:value="6.413399042402" calcext:value-type="float">
            <text:p>6.4133990424</text:p>
          </table:table-cell>
          <table:table-cell table:formula="of:=[.C15]/[.A15]" office:value-type="float" office:value="4.40080744879586" calcext:value-type="float">
            <text:p>4.4008074488</text:p>
          </table:table-cell>
          <table:table-cell table:formula="of:=[.D15]/[.A15]" office:value-type="float" office:value="4.3709922518049" calcext:value-type="float">
            <text:p>4.3709922518</text:p>
          </table:table-cell>
        </table:table-row>
        <table:table-row table:style-name="ro1">
          <table:table-cell table:formula="of:=[.A15]+524288" office:value-type="float" office:value="7864320" calcext:value-type="float">
            <text:p>7864320</text:p>
          </table:table-cell>
          <table:table-cell office:value-type="float" office:value="50366729.9" calcext:value-type="float">
            <text:p>50366729.9</text:p>
          </table:table-cell>
          <table:table-cell office:value-type="float" office:value="34018449" calcext:value-type="float">
            <text:p>34018449</text:p>
          </table:table-cell>
          <table:table-cell office:value-type="float" office:value="34016586.6" calcext:value-type="float">
            <text:p>34016586.6</text:p>
          </table:table-cell>
          <table:table-cell table:number-columns-repeated="2"/>
          <table:table-cell table:formula="of:=[.B16]/3400000000" office:value-type="float" office:value="0.0148137440882353" calcext:value-type="float">
            <text:p>0.0148137441</text:p>
          </table:table-cell>
          <table:table-cell table:formula="of:=[.C16]/3400000000" office:value-type="float" office:value="0.0100054261764706" calcext:value-type="float">
            <text:p>0.0100054262</text:p>
          </table:table-cell>
          <table:table-cell table:formula="of:=[.D16]/3400000000" office:value-type="float" office:value="0.0100048784117647" calcext:value-type="float">
            <text:p>0.0100048784</text:p>
          </table:table-cell>
          <table:table-cell table:number-columns-repeated="2"/>
          <table:table-cell table:formula="of:=[.B16]/[.A16]" office:value-type="float" office:value="6.40446089426676" calcext:value-type="float">
            <text:p>6.4044608943</text:p>
          </table:table-cell>
          <table:table-cell table:formula="of:=[.C16]/[.A16]" office:value-type="float" office:value="4.32566947937012" calcext:value-type="float">
            <text:p>4.3256694794</text:p>
          </table:table-cell>
          <table:table-cell table:formula="of:=[.D16]/[.A16]" office:value-type="float" office:value="4.32543266296387" calcext:value-type="float">
            <text:p>4.325432663</text:p>
          </table:table-cell>
        </table:table-row>
        <table:table-row table:style-name="ro1">
          <table:table-cell table:formula="of:=[.A16]+524288" office:value-type="float" office:value="8388608" calcext:value-type="float">
            <text:p>8388608</text:p>
          </table:table-cell>
          <table:table-cell office:value-type="float" office:value="53488234.8" calcext:value-type="float">
            <text:p>53488234.8</text:p>
          </table:table-cell>
          <table:table-cell office:value-type="float" office:value="37107896.7" calcext:value-type="float">
            <text:p>37107896.7</text:p>
          </table:table-cell>
          <table:table-cell office:value-type="float" office:value="37015039.9" calcext:value-type="float">
            <text:p>37015039.9</text:p>
          </table:table-cell>
          <table:table-cell table:number-columns-repeated="2"/>
          <table:table-cell table:formula="of:=[.B17]/3400000000" office:value-type="float" office:value="0.0157318337647059" calcext:value-type="float">
            <text:p>0.0157318338</text:p>
          </table:table-cell>
          <table:table-cell table:formula="of:=[.C17]/3400000000" office:value-type="float" office:value="0.0109140872647059" calcext:value-type="float">
            <text:p>0.0109140873</text:p>
          </table:table-cell>
          <table:table-cell table:formula="of:=[.D17]/3400000000" office:value-type="float" office:value="0.0108867764411765" calcext:value-type="float">
            <text:p>0.0108867764</text:p>
          </table:table-cell>
          <table:table-cell table:number-columns-repeated="2"/>
          <table:table-cell table:formula="of:=[.B17]/[.A17]" office:value-type="float" office:value="6.37629446983337" calcext:value-type="float">
            <text:p>6.3762944698</text:p>
          </table:table-cell>
          <table:table-cell table:formula="of:=[.C17]/[.A17]" office:value-type="float" office:value="4.42360600233078" calcext:value-type="float">
            <text:p>4.4236060023</text:p>
          </table:table-cell>
          <table:table-cell table:formula="of:=[.D17]/[.A17]" office:value-type="float" office:value="4.41253660917282" calcext:value-type="float">
            <text:p>4.4125366092</text:p>
          </table:table-cell>
        </table:table-row>
        <table:table-row table:style-name="ro1">
          <table:table-cell table:formula="of:=[.A17]+524288" office:value-type="float" office:value="8912896" calcext:value-type="float">
            <text:p>8912896</text:p>
          </table:table-cell>
          <table:table-cell office:value-type="float" office:value="57753615.6" calcext:value-type="float">
            <text:p>57753615.6</text:p>
          </table:table-cell>
          <table:table-cell office:value-type="float" office:value="41598735.3" calcext:value-type="float">
            <text:p>41598735.3</text:p>
          </table:table-cell>
          <table:table-cell office:value-type="float" office:value="41861891.3" calcext:value-type="float">
            <text:p>41861891.3</text:p>
          </table:table-cell>
          <table:table-cell table:number-columns-repeated="2"/>
          <table:table-cell table:formula="of:=[.B18]/3400000000" office:value-type="float" office:value="0.0169863575294118" calcext:value-type="float">
            <text:p>0.0169863575</text:p>
          </table:table-cell>
          <table:table-cell table:formula="of:=[.C18]/3400000000" office:value-type="float" office:value="0.0122349221470588" calcext:value-type="float">
            <text:p>0.0122349221</text:p>
          </table:table-cell>
          <table:table-cell table:formula="of:=[.D18]/3400000000" office:value-type="float" office:value="0.0123123209705882" calcext:value-type="float">
            <text:p>0.012312321</text:p>
          </table:table-cell>
          <table:table-cell table:number-columns-repeated="2"/>
          <table:table-cell table:formula="of:=[.B18]/[.A18]" office:value-type="float" office:value="6.47978116203757" calcext:value-type="float">
            <text:p>6.479781162</text:p>
          </table:table-cell>
          <table:table-cell table:formula="of:=[.C18]/[.A18]" office:value-type="float" office:value="4.66725240595201" calcext:value-type="float">
            <text:p>4.667252406</text:p>
          </table:table-cell>
          <table:table-cell table:formula="of:=[.D18]/[.A18]" office:value-type="float" office:value="4.69677771400003" calcext:value-type="float">
            <text:p>4.696777714</text:p>
          </table:table-cell>
        </table:table-row>
        <table:table-row table:style-name="ro1">
          <table:table-cell table:formula="of:=[.A18]+524288" office:value-type="float" office:value="9437184" calcext:value-type="float">
            <text:p>9437184</text:p>
          </table:table-cell>
          <table:table-cell office:value-type="float" office:value="60304926.3" calcext:value-type="float">
            <text:p>60304926.3</text:p>
          </table:table-cell>
          <table:table-cell office:value-type="float" office:value="40701794.8" calcext:value-type="float">
            <text:p>40701794.8</text:p>
          </table:table-cell>
          <table:table-cell office:value-type="float" office:value="40211936.1" calcext:value-type="float">
            <text:p>40211936.1</text:p>
          </table:table-cell>
          <table:table-cell table:number-columns-repeated="2"/>
          <table:table-cell table:formula="of:=[.B19]/3400000000" office:value-type="float" office:value="0.0177367430294118" calcext:value-type="float">
            <text:p>0.017736743</text:p>
          </table:table-cell>
          <table:table-cell table:formula="of:=[.C19]/3400000000" office:value-type="float" office:value="0.0119711161176471" calcext:value-type="float">
            <text:p>0.0119711161</text:p>
          </table:table-cell>
          <table:table-cell table:formula="of:=[.D19]/3400000000" office:value-type="float" office:value="0.0118270400294118" calcext:value-type="float">
            <text:p>0.01182704</text:p>
          </table:table-cell>
          <table:table-cell table:number-columns-repeated="2"/>
          <table:table-cell table:formula="of:=[.B19]/[.A19]" office:value-type="float" office:value="6.39013992945353" calcext:value-type="float">
            <text:p>6.3901399295</text:p>
          </table:table-cell>
          <table:table-cell table:formula="of:=[.C19]/[.A19]" office:value-type="float" office:value="4.31291737026638" calcext:value-type="float">
            <text:p>4.3129173703</text:p>
          </table:table-cell>
          <table:table-cell table:formula="of:=[.D19]/[.A19]" office:value-type="float" office:value="4.26101007461548" calcext:value-type="float">
            <text:p>4.2610100746</text:p>
          </table:table-cell>
        </table:table-row>
        <table:table-row table:style-name="ro1">
          <table:table-cell table:formula="of:=[.A19]+524288" office:value-type="float" office:value="9961472" calcext:value-type="float">
            <text:p>9961472</text:p>
          </table:table-cell>
          <table:table-cell office:value-type="float" office:value="63691580" calcext:value-type="float">
            <text:p>63691580</text:p>
          </table:table-cell>
          <table:table-cell office:value-type="float" office:value="42862141.1" calcext:value-type="float">
            <text:p>42862141.1</text:p>
          </table:table-cell>
          <table:table-cell office:value-type="float" office:value="43024314.9" calcext:value-type="float">
            <text:p>43024314.9</text:p>
          </table:table-cell>
          <table:table-cell table:number-columns-repeated="2"/>
          <table:table-cell table:formula="of:=[.B20]/3400000000" office:value-type="float" office:value="0.0187328176470588" calcext:value-type="float">
            <text:p>0.0187328176</text:p>
          </table:table-cell>
          <table:table-cell table:formula="of:=[.C20]/3400000000" office:value-type="float" office:value="0.0126065120882353" calcext:value-type="float">
            <text:p>0.0126065121</text:p>
          </table:table-cell>
          <table:table-cell table:formula="of:=[.D20]/3400000000" office:value-type="float" office:value="0.0126542102647059" calcext:value-type="float">
            <text:p>0.0126542103</text:p>
          </table:table-cell>
          <table:table-cell table:number-columns-repeated="2"/>
          <table:table-cell table:formula="of:=[.B20]/[.A20]" office:value-type="float" office:value="6.39379200182463" calcext:value-type="float">
            <text:p>6.3937920018</text:p>
          </table:table-cell>
          <table:table-cell table:formula="of:=[.C20]/[.A20]" office:value-type="float" office:value="4.30279190665797" calcext:value-type="float">
            <text:p>4.3027919067</text:p>
          </table:table-cell>
          <table:table-cell table:formula="of:=[.D20]/[.A20]" office:value-type="float" office:value="4.3190720106426" calcext:value-type="float">
            <text:p>4.3190720106</text:p>
          </table:table-cell>
        </table:table-row>
        <table:table-row table:style-name="ro1">
          <table:table-cell table:formula="of:=[.A20]+524288" office:value-type="float" office:value="10485760" calcext:value-type="float">
            <text:p>10485760</text:p>
          </table:table-cell>
          <table:table-cell office:value-type="float" office:value="66998216.3" calcext:value-type="float">
            <text:p>66998216.3</text:p>
          </table:table-cell>
          <table:table-cell office:value-type="float" office:value="46113242.2" calcext:value-type="float">
            <text:p>46113242.2</text:p>
          </table:table-cell>
          <table:table-cell office:value-type="float" office:value="44934145.3" calcext:value-type="float">
            <text:p>44934145.3</text:p>
          </table:table-cell>
          <table:table-cell table:number-columns-repeated="2"/>
          <table:table-cell table:formula="of:=[.B21]/3400000000" office:value-type="float" office:value="0.0197053577352941" calcext:value-type="float">
            <text:p>0.0197053577</text:p>
          </table:table-cell>
          <table:table-cell table:formula="of:=[.C21]/3400000000" office:value-type="float" office:value="0.0135627182941176" calcext:value-type="float">
            <text:p>0.0135627183</text:p>
          </table:table-cell>
          <table:table-cell table:formula="of:=[.D21]/3400000000" office:value-type="float" office:value="0.0132159250882353" calcext:value-type="float">
            <text:p>0.0132159251</text:p>
          </table:table-cell>
          <table:table-cell table:number-columns-repeated="2"/>
          <table:table-cell table:formula="of:=[.B21]/[.A21]" office:value-type="float" office:value="6.38944781303406" calcext:value-type="float">
            <text:p>6.389447813</text:p>
          </table:table-cell>
          <table:table-cell table:formula="of:=[.C21]/[.A21]" office:value-type="float" office:value="4.39770147323608" calcext:value-type="float">
            <text:p>4.3977014732</text:p>
          </table:table-cell>
          <table:table-cell table:formula="of:=[.D21]/[.A21]" office:value-type="float" office:value="4.28525403022766" calcext:value-type="float">
            <text:p>4.2852540302</text:p>
          </table:table-cell>
        </table:table-row>
        <table:table-row table:style-name="ro1">
          <table:table-cell table:formula="of:=[.A21]+524288" office:value-type="float" office:value="11010048" calcext:value-type="float">
            <text:p>11010048</text:p>
          </table:table-cell>
          <table:table-cell office:value-type="float" office:value="70943010.7" calcext:value-type="float">
            <text:p>70943010.7</text:p>
          </table:table-cell>
          <table:table-cell office:value-type="float" office:value="47992596.6" calcext:value-type="float">
            <text:p>47992596.6</text:p>
          </table:table-cell>
          <table:table-cell office:value-type="float" office:value="46905274.3" calcext:value-type="float">
            <text:p>46905274.3</text:p>
          </table:table-cell>
          <table:table-cell table:number-columns-repeated="2"/>
          <table:table-cell table:formula="of:=[.B22]/3400000000" office:value-type="float" office:value="0.0208655913823529" calcext:value-type="float">
            <text:p>0.0208655914</text:p>
          </table:table-cell>
          <table:table-cell table:formula="of:=[.C22]/3400000000" office:value-type="float" office:value="0.0141154695882353" calcext:value-type="float">
            <text:p>0.0141154696</text:p>
          </table:table-cell>
          <table:table-cell table:formula="of:=[.D22]/3400000000" office:value-type="float" office:value="0.0137956689117647" calcext:value-type="float">
            <text:p>0.0137956689</text:p>
          </table:table-cell>
          <table:table-cell table:number-columns-repeated="2"/>
          <table:table-cell table:formula="of:=[.B22]/[.A22]" office:value-type="float" office:value="6.44347878410703" calcext:value-type="float">
            <text:p>6.4434787841</text:p>
          </table:table-cell>
          <table:table-cell table:formula="of:=[.C22]/[.A22]" office:value-type="float" office:value="4.35898159572056" calcext:value-type="float">
            <text:p>4.3589815957</text:p>
          </table:table-cell>
          <table:table-cell table:formula="of:=[.D22]/[.A22]" office:value-type="float" office:value="4.26022432418097" calcext:value-type="float">
            <text:p>4.2602243242</text:p>
          </table:table-cell>
        </table:table-row>
        <table:table-row table:style-name="ro1">
          <table:table-cell table:formula="of:=[.A22]+524288" office:value-type="float" office:value="11534336" calcext:value-type="float">
            <text:p>11534336</text:p>
          </table:table-cell>
          <table:table-cell office:value-type="float" office:value="74641712.1" calcext:value-type="float">
            <text:p>74641712.1</text:p>
          </table:table-cell>
          <table:table-cell office:value-type="float" office:value="50678438.6" calcext:value-type="float">
            <text:p>50678438.6</text:p>
          </table:table-cell>
          <table:table-cell office:value-type="float" office:value="49701144.1" calcext:value-type="float">
            <text:p>49701144.1</text:p>
          </table:table-cell>
          <table:table-cell table:number-columns-repeated="2"/>
          <table:table-cell table:formula="of:=[.B23]/3400000000" office:value-type="float" office:value="0.0219534447352941" calcext:value-type="float">
            <text:p>0.0219534447</text:p>
          </table:table-cell>
          <table:table-cell table:formula="of:=[.C23]/3400000000" office:value-type="float" office:value="0.0149054231176471" calcext:value-type="float">
            <text:p>0.0149054231</text:p>
          </table:table-cell>
          <table:table-cell table:formula="of:=[.D23]/3400000000" office:value-type="float" office:value="0.0146179835588235" calcext:value-type="float">
            <text:p>0.0146179836</text:p>
          </table:table-cell>
          <table:table-cell table:number-columns-repeated="2"/>
          <table:table-cell table:formula="of:=[.B23]/[.A23]" office:value-type="float" office:value="6.47126216021451" calcext:value-type="float">
            <text:p>6.4712621602</text:p>
          </table:table-cell>
          <table:table-cell table:formula="of:=[.C23]/[.A23]" office:value-type="float" office:value="4.39370229894465" calcext:value-type="float">
            <text:p>4.3937022989</text:p>
          </table:table-cell>
          <table:table-cell table:formula="of:=[.D23]/[.A23]" office:value-type="float" office:value="4.30897314765237" calcext:value-type="float">
            <text:p>4.3089731477</text:p>
          </table:table-cell>
        </table:table-row>
        <table:table-row table:style-name="ro1">
          <table:table-cell table:formula="of:=[.A23]+524288" office:value-type="float" office:value="12058624" calcext:value-type="float">
            <text:p>12058624</text:p>
          </table:table-cell>
          <table:table-cell office:value-type="float" office:value="77408762.3" calcext:value-type="float">
            <text:p>77408762.3</text:p>
          </table:table-cell>
          <table:table-cell office:value-type="float" office:value="52361236.6" calcext:value-type="float">
            <text:p>52361236.6</text:p>
          </table:table-cell>
          <table:table-cell office:value-type="float" office:value="52055806.9" calcext:value-type="float">
            <text:p>52055806.9</text:p>
          </table:table-cell>
          <table:table-cell table:number-columns-repeated="2"/>
          <table:table-cell table:formula="of:=[.B24]/3400000000" office:value-type="float" office:value="0.0227672830294118" calcext:value-type="float">
            <text:p>0.022767283</text:p>
          </table:table-cell>
          <table:table-cell table:formula="of:=[.C24]/3400000000" office:value-type="float" office:value="0.0154003637058824" calcext:value-type="float">
            <text:p>0.0154003637</text:p>
          </table:table-cell>
          <table:table-cell table:formula="of:=[.D24]/3400000000" office:value-type="float" office:value="0.0153105314411765" calcext:value-type="float">
            <text:p>0.0153105314</text:p>
          </table:table-cell>
          <table:table-cell table:number-columns-repeated="2"/>
          <table:table-cell table:formula="of:=[.B24]/[.A24]" office:value-type="float" office:value="6.41936943220056" calcext:value-type="float">
            <text:p>6.4193694322</text:p>
          </table:table-cell>
          <table:table-cell table:formula="of:=[.C24]/[.A24]" office:value-type="float" office:value="4.34222317571225" calcext:value-type="float">
            <text:p>4.3422231757</text:p>
          </table:table-cell>
          <table:table-cell table:formula="of:=[.D24]/[.A24]" office:value-type="float" office:value="4.31689444002898" calcext:value-type="float">
            <text:p>4.31689444</text:p>
          </table:table-cell>
        </table:table-row>
        <table:table-row table:style-name="ro1">
          <table:table-cell table:formula="of:=[.A24]+524288" office:value-type="float" office:value="12582912" calcext:value-type="float">
            <text:p>12582912</text:p>
          </table:table-cell>
          <table:table-cell office:value-type="float" office:value="80577266.3" calcext:value-type="float">
            <text:p>80577266.3</text:p>
          </table:table-cell>
          <table:table-cell office:value-type="float" office:value="54870029.6" calcext:value-type="float">
            <text:p>54870029.6</text:p>
          </table:table-cell>
          <table:table-cell office:value-type="float" office:value="55008672.5" calcext:value-type="float">
            <text:p>55008672.5</text:p>
          </table:table-cell>
          <table:table-cell table:number-columns-repeated="2"/>
          <table:table-cell table:formula="of:=[.B25]/3400000000" office:value-type="float" office:value="0.0236991959705882" calcext:value-type="float">
            <text:p>0.023699196</text:p>
          </table:table-cell>
          <table:table-cell table:formula="of:=[.C25]/3400000000" office:value-type="float" office:value="0.016138244" calcext:value-type="float">
            <text:p>0.016138244</text:p>
          </table:table-cell>
          <table:table-cell table:formula="of:=[.D25]/3400000000" office:value-type="float" office:value="0.0161790213235294" calcext:value-type="float">
            <text:p>0.0161790213</text:p>
          </table:table-cell>
          <table:table-cell table:number-columns-repeated="2"/>
          <table:table-cell table:formula="of:=[.B25]/[.A25]" office:value-type="float" office:value="6.40370577971141" calcext:value-type="float">
            <text:p>6.4037057797</text:p>
          </table:table-cell>
          <table:table-cell table:formula="of:=[.C25]/[.A25]" office:value-type="float" office:value="4.36067816416423" calcext:value-type="float">
            <text:p>4.3606781642</text:p>
          </table:table-cell>
          <table:table-cell table:formula="of:=[.D25]/[.A25]" office:value-type="float" office:value="4.3716965119044" calcext:value-type="float">
            <text:p>4.3716965119</text:p>
          </table:table-cell>
        </table:table-row>
        <table:table-row table:style-name="ro1">
          <table:table-cell table:formula="of:=[.A25]+524288" office:value-type="float" office:value="13107200" calcext:value-type="float">
            <text:p>13107200</text:p>
          </table:table-cell>
          <table:table-cell office:value-type="float" office:value="84095464.2" calcext:value-type="float">
            <text:p>84095464.2</text:p>
          </table:table-cell>
          <table:table-cell office:value-type="float" office:value="60159305.3" calcext:value-type="float">
            <text:p>60159305.3</text:p>
          </table:table-cell>
          <table:table-cell office:value-type="float" office:value="57661538.7" calcext:value-type="float">
            <text:p>57661538.7</text:p>
          </table:table-cell>
          <table:table-cell table:number-columns-repeated="2"/>
          <table:table-cell table:formula="of:=[.B26]/3400000000" office:value-type="float" office:value="0.0247339600588235" calcext:value-type="float">
            <text:p>0.0247339601</text:p>
          </table:table-cell>
          <table:table-cell table:formula="of:=[.C26]/3400000000" office:value-type="float" office:value="0.0176939133235294" calcext:value-type="float">
            <text:p>0.0176939133</text:p>
          </table:table-cell>
          <table:table-cell table:formula="of:=[.D26]/3400000000" office:value-type="float" office:value="0.0169592760882353" calcext:value-type="float">
            <text:p>0.0169592761</text:p>
          </table:table-cell>
          <table:table-cell table:number-columns-repeated="2"/>
          <table:table-cell table:formula="of:=[.B26]/[.A26]" office:value-type="float" office:value="6.4159747467041" calcext:value-type="float">
            <text:p>6.4159747467</text:p>
          </table:table-cell>
          <table:table-cell table:formula="of:=[.C26]/[.A26]" office:value-type="float" office:value="4.58979074859619" calcext:value-type="float">
            <text:p>4.5897907486</text:p>
          </table:table-cell>
          <table:table-cell table:formula="of:=[.D26]/[.A26]" office:value-type="float" office:value="4.3992262802124" calcext:value-type="float">
            <text:p>4.3992262802</text:p>
          </table:table-cell>
        </table:table-row>
        <table:table-row table:style-name="ro1">
          <table:table-cell table:formula="of:=[.A26]+524288" office:value-type="float" office:value="13631488" calcext:value-type="float">
            <text:p>13631488</text:p>
          </table:table-cell>
          <table:table-cell office:value-type="float" office:value="88524187.8" calcext:value-type="float">
            <text:p>88524187.8</text:p>
          </table:table-cell>
          <table:table-cell office:value-type="float" office:value="58892716.4" calcext:value-type="float">
            <text:p>58892716.4</text:p>
          </table:table-cell>
          <table:table-cell office:value-type="float" office:value="58987054.5" calcext:value-type="float">
            <text:p>58987054.5</text:p>
          </table:table-cell>
          <table:table-cell table:number-columns-repeated="2"/>
          <table:table-cell table:formula="of:=[.B27]/3400000000" office:value-type="float" office:value="0.0260365258235294" calcext:value-type="float">
            <text:p>0.0260365258</text:p>
          </table:table-cell>
          <table:table-cell table:formula="of:=[.C27]/3400000000" office:value-type="float" office:value="0.0173213871764706" calcext:value-type="float">
            <text:p>0.0173213872</text:p>
          </table:table-cell>
          <table:table-cell table:formula="of:=[.D27]/3400000000" office:value-type="float" office:value="0.0173491336764706" calcext:value-type="float">
            <text:p>0.0173491337</text:p>
          </table:table-cell>
          <table:table-cell table:number-columns-repeated="2"/>
          <table:table-cell table:formula="of:=[.B27]/[.A27]" office:value-type="float" office:value="6.49409571427565" calcext:value-type="float">
            <text:p>6.4940957143</text:p>
          </table:table-cell>
          <table:table-cell table:formula="of:=[.C27]/[.A27]" office:value-type="float" office:value="4.3203439272367" calcext:value-type="float">
            <text:p>4.3203439272</text:p>
          </table:table-cell>
          <table:table-cell table:formula="of:=[.D27]/[.A27]" office:value-type="float" office:value="4.32726452900813" calcext:value-type="float">
            <text:p>4.327264529</text:p>
          </table:table-cell>
        </table:table-row>
        <table:table-row table:style-name="ro1">
          <table:table-cell table:formula="of:=[.A27]+524288" office:value-type="float" office:value="14155776" calcext:value-type="float">
            <text:p>14155776</text:p>
          </table:table-cell>
          <table:table-cell office:value-type="float" office:value="90983581.8" calcext:value-type="float">
            <text:p>90983581.8</text:p>
          </table:table-cell>
          <table:table-cell office:value-type="float" office:value="61050286.8" calcext:value-type="float">
            <text:p>61050286.8</text:p>
          </table:table-cell>
          <table:table-cell office:value-type="float" office:value="60481224.3" calcext:value-type="float">
            <text:p>60481224.3</text:p>
          </table:table-cell>
          <table:table-cell table:number-columns-repeated="2"/>
          <table:table-cell table:formula="of:=[.B28]/3400000000" office:value-type="float" office:value="0.026759877" calcext:value-type="float">
            <text:p>0.026759877</text:p>
          </table:table-cell>
          <table:table-cell table:formula="of:=[.C28]/3400000000" office:value-type="float" office:value="0.0179559667058824" calcext:value-type="float">
            <text:p>0.0179559667</text:p>
          </table:table-cell>
          <table:table-cell table:formula="of:=[.D28]/3400000000" office:value-type="float" office:value="0.0177885953823529" calcext:value-type="float">
            <text:p>0.0177885954</text:p>
          </table:table-cell>
          <table:table-cell table:number-columns-repeated="2"/>
          <table:table-cell table:formula="of:=[.B28]/[.A28]" office:value-type="float" office:value="6.42731149461534" calcext:value-type="float">
            <text:p>6.4273114946</text:p>
          </table:table-cell>
          <table:table-cell table:formula="of:=[.C28]/[.A28]" office:value-type="float" office:value="4.31274744669596" calcext:value-type="float">
            <text:p>4.3127474467</text:p>
          </table:table-cell>
          <table:table-cell table:formula="of:=[.D28]/[.A28]" office:value-type="float" office:value="4.27254742516412" calcext:value-type="float">
            <text:p>4.2725474252</text:p>
          </table:table-cell>
        </table:table-row>
        <table:table-row table:style-name="ro1">
          <table:table-cell table:formula="of:=[.A28]+524288" office:value-type="float" office:value="14680064" calcext:value-type="float">
            <text:p>14680064</text:p>
          </table:table-cell>
          <table:table-cell office:value-type="float" office:value="94803094.4" calcext:value-type="float">
            <text:p>94803094.4</text:p>
          </table:table-cell>
          <table:table-cell office:value-type="float" office:value="64663241.9" calcext:value-type="float">
            <text:p>64663241.9</text:p>
          </table:table-cell>
          <table:table-cell office:value-type="float" office:value="63101599.1" calcext:value-type="float">
            <text:p>63101599.1</text:p>
          </table:table-cell>
          <table:table-cell table:number-columns-repeated="2"/>
          <table:table-cell table:formula="of:=[.B29]/3400000000" office:value-type="float" office:value="0.0278832630588235" calcext:value-type="float">
            <text:p>0.0278832631</text:p>
          </table:table-cell>
          <table:table-cell table:formula="of:=[.C29]/3400000000" office:value-type="float" office:value="0.0190186005588235" calcext:value-type="float">
            <text:p>0.0190186006</text:p>
          </table:table-cell>
          <table:table-cell table:formula="of:=[.D29]/3400000000" office:value-type="float" office:value="0.0185592938529412" calcext:value-type="float">
            <text:p>0.0185592939</text:p>
          </table:table-cell>
          <table:table-cell table:number-columns-repeated="2"/>
          <table:table-cell table:formula="of:=[.B29]/[.A29]" office:value-type="float" office:value="6.45794830322266" calcext:value-type="float">
            <text:p>6.4579483032</text:p>
          </table:table-cell>
          <table:table-cell table:formula="of:=[.C29]/[.A29]" office:value-type="float" office:value="4.40483378682818" calcext:value-type="float">
            <text:p>4.4048337868</text:p>
          </table:table-cell>
          <table:table-cell table:formula="of:=[.D29]/[.A29]" office:value-type="float" office:value="4.29845531327384" calcext:value-type="float">
            <text:p>4.2984553133</text:p>
          </table:table-cell>
        </table:table-row>
        <table:table-row table:style-name="ro1">
          <table:table-cell table:formula="of:=[.A29]+524288" office:value-type="float" office:value="15204352" calcext:value-type="float">
            <text:p>15204352</text:p>
          </table:table-cell>
          <table:table-cell office:value-type="float" office:value="97792467.6" calcext:value-type="float">
            <text:p>97792467.6</text:p>
          </table:table-cell>
          <table:table-cell office:value-type="float" office:value="65244198.9" calcext:value-type="float">
            <text:p>65244198.9</text:p>
          </table:table-cell>
          <table:table-cell office:value-type="float" office:value="66045962.2" calcext:value-type="float">
            <text:p>66045962.2</text:p>
          </table:table-cell>
          <table:table-cell table:number-columns-repeated="2"/>
          <table:table-cell table:formula="of:=[.B30]/3400000000" office:value-type="float" office:value="0.0287624904705882" calcext:value-type="float">
            <text:p>0.0287624905</text:p>
          </table:table-cell>
          <table:table-cell table:formula="of:=[.C30]/3400000000" office:value-type="float" office:value="0.0191894702647059" calcext:value-type="float">
            <text:p>0.0191894703</text:p>
          </table:table-cell>
          <table:table-cell table:formula="of:=[.D30]/3400000000" office:value-type="float" office:value="0.019425283" calcext:value-type="float">
            <text:p>0.019425283</text:p>
          </table:table-cell>
          <table:table-cell table:number-columns-repeated="2"/>
          <table:table-cell table:formula="of:=[.B30]/[.A30]" office:value-type="float" office:value="6.43187342676623" calcext:value-type="float">
            <text:p>6.4318734268</text:p>
          </table:table-cell>
          <table:table-cell table:formula="of:=[.C30]/[.A30]" office:value-type="float" office:value="4.29115288175386" calcext:value-type="float">
            <text:p>4.2911528818</text:p>
          </table:table-cell>
          <table:table-cell table:formula="of:=[.D30]/[.A30]" office:value-type="float" office:value="4.34388536913642" calcext:value-type="float">
            <text:p>4.3438853691</text:p>
          </table:table-cell>
        </table:table-row>
        <table:table-row table:style-name="ro1">
          <table:table-cell table:formula="of:=[.A30]+524288" office:value-type="float" office:value="15728640" calcext:value-type="float">
            <text:p>15728640</text:p>
          </table:table-cell>
          <table:table-cell office:value-type="float" office:value="101517857.9" calcext:value-type="float">
            <text:p>101517857.9</text:p>
          </table:table-cell>
          <table:table-cell office:value-type="float" office:value="67973762.1" calcext:value-type="float">
            <text:p>67973762.1</text:p>
          </table:table-cell>
          <table:table-cell office:value-type="float" office:value="68385179.2" calcext:value-type="float">
            <text:p>68385179.2</text:p>
          </table:table-cell>
          <table:table-cell table:number-columns-repeated="2"/>
          <table:table-cell table:formula="of:=[.B31]/3400000000" office:value-type="float" office:value="0.0298581935" calcext:value-type="float">
            <text:p>0.0298581935</text:p>
          </table:table-cell>
          <table:table-cell table:formula="of:=[.C31]/3400000000" office:value-type="float" office:value="0.0199922829705882" calcext:value-type="float">
            <text:p>0.019992283</text:p>
          </table:table-cell>
          <table:table-cell table:formula="of:=[.D31]/3400000000" office:value-type="float" office:value="0.020113288" calcext:value-type="float">
            <text:p>0.020113288</text:p>
          </table:table-cell>
          <table:table-cell table:number-columns-repeated="2"/>
          <table:table-cell table:formula="of:=[.B31]/[.A31]" office:value-type="float" office:value="6.45433158238729" calcext:value-type="float">
            <text:p>6.4543315824</text:p>
          </table:table-cell>
          <table:table-cell table:formula="of:=[.C31]/[.A31]" office:value-type="float" office:value="4.3216554069519" calcext:value-type="float">
            <text:p>4.321655407</text:p>
          </table:table-cell>
          <table:table-cell table:formula="of:=[.D31]/[.A31]" office:value-type="float" office:value="4.34781260172526" calcext:value-type="float">
            <text:p>4.3478126017</text:p>
          </table:table-cell>
        </table:table-row>
        <table:table-row table:style-name="ro1">
          <table:table-cell table:formula="of:=[.A31]+524288" office:value-type="float" office:value="16252928" calcext:value-type="float">
            <text:p>16252928</text:p>
          </table:table-cell>
          <table:table-cell office:value-type="float" office:value="104394421.7" calcext:value-type="float">
            <text:p>104394421.7</text:p>
          </table:table-cell>
          <table:table-cell office:value-type="float" office:value="70748354.8" calcext:value-type="float">
            <text:p>70748354.8</text:p>
          </table:table-cell>
          <table:table-cell office:value-type="float" office:value="72550816.1" calcext:value-type="float">
            <text:p>72550816.1</text:p>
          </table:table-cell>
          <table:table-cell table:number-columns-repeated="2"/>
          <table:table-cell table:formula="of:=[.B32]/3400000000" office:value-type="float" office:value="0.0307042416764706" calcext:value-type="float">
            <text:p>0.0307042417</text:p>
          </table:table-cell>
          <table:table-cell table:formula="of:=[.C32]/3400000000" office:value-type="float" office:value="0.0208083396470588" calcext:value-type="float">
            <text:p>0.0208083396</text:p>
          </table:table-cell>
          <table:table-cell table:formula="of:=[.D32]/3400000000" office:value-type="float" office:value="0.0213384753235294" calcext:value-type="float">
            <text:p>0.0213384753</text:p>
          </table:table-cell>
          <table:table-cell table:number-columns-repeated="2"/>
          <table:table-cell table:formula="of:=[.B32]/[.A32]" office:value-type="float" office:value="6.42311475815312" calcext:value-type="float">
            <text:p>6.4231147582</text:p>
          </table:table-cell>
          <table:table-cell table:formula="of:=[.C32]/[.A32]" office:value-type="float" office:value="4.35296057424238" calcext:value-type="float">
            <text:p>4.3529605742</text:p>
          </table:table-cell>
          <table:table-cell table:formula="of:=[.D32]/[.A32]" office:value-type="float" office:value="4.46386128702471" calcext:value-type="float">
            <text:p>4.463861287</text:p>
          </table:table-cell>
        </table:table-row>
        <table:table-row table:style-name="ro1">
          <table:table-cell table:formula="of:=[.A32]+524288" office:value-type="float" office:value="16777216" calcext:value-type="float">
            <text:p>16777216</text:p>
          </table:table-cell>
          <table:table-cell office:value-type="float" office:value="108310706.6" calcext:value-type="float">
            <text:p>108310706.6</text:p>
          </table:table-cell>
          <table:table-cell office:value-type="float" office:value="72026077.8" calcext:value-type="float">
            <text:p>72026077.8</text:p>
          </table:table-cell>
          <table:table-cell office:value-type="float" office:value="71572271.5" calcext:value-type="float">
            <text:p>71572271.5</text:p>
          </table:table-cell>
          <table:table-cell table:number-columns-repeated="2"/>
          <table:table-cell table:formula="of:=[.B33]/3400000000" office:value-type="float" office:value="0.0318560901764706" calcext:value-type="float">
            <text:p>0.0318560902</text:p>
          </table:table-cell>
          <table:table-cell table:formula="of:=[.C33]/3400000000" office:value-type="float" office:value="0.0211841405294118" calcext:value-type="float">
            <text:p>0.0211841405</text:p>
          </table:table-cell>
          <table:table-cell table:formula="of:=[.D33]/3400000000" office:value-type="float" office:value="0.0210506680882353" calcext:value-type="float">
            <text:p>0.0210506681</text:p>
          </table:table-cell>
          <table:table-cell table:number-columns-repeated="2"/>
          <table:table-cell table:formula="of:=[.B33]/[.A33]" office:value-type="float" office:value="6.45582119226456" calcext:value-type="float">
            <text:p>6.4558211923</text:p>
          </table:table-cell>
          <table:table-cell table:formula="of:=[.C33]/[.A33]" office:value-type="float" office:value="4.29308878183365" calcext:value-type="float">
            <text:p>4.2930887818</text:p>
          </table:table-cell>
          <table:table-cell table:formula="of:=[.D33]/[.A33]" office:value-type="float" office:value="4.26603981852531" calcext:value-type="float">
            <text:p>4.2660398185</text:p>
          </table:table-cell>
        </table:table-row>
        <table:table-row table:style-name="ro1">
          <table:table-cell table:formula="of:=[.A33]+524288" office:value-type="float" office:value="17301504" calcext:value-type="float">
            <text:p>17301504</text:p>
          </table:table-cell>
          <table:table-cell office:value-type="float" office:value="110883181.6" calcext:value-type="float">
            <text:p>110883181.6</text:p>
          </table:table-cell>
          <table:table-cell office:value-type="float" office:value="74607248.5" calcext:value-type="float">
            <text:p>74607248.5</text:p>
          </table:table-cell>
          <table:table-cell office:value-type="float" office:value="74013641.6" calcext:value-type="float">
            <text:p>74013641.6</text:p>
          </table:table-cell>
          <table:table-cell table:number-columns-repeated="2"/>
          <table:table-cell table:formula="of:=[.B34]/3400000000" office:value-type="float" office:value="0.0326127004705882" calcext:value-type="float">
            <text:p>0.0326127005</text:p>
          </table:table-cell>
          <table:table-cell table:formula="of:=[.C34]/3400000000" office:value-type="float" office:value="0.0219433083823529" calcext:value-type="float">
            <text:p>0.0219433084</text:p>
          </table:table-cell>
          <table:table-cell table:formula="of:=[.D34]/3400000000" office:value-type="float" office:value="0.0217687181176471" calcext:value-type="float">
            <text:p>0.0217687181</text:p>
          </table:table-cell>
          <table:table-cell table:number-columns-repeated="2"/>
          <table:table-cell table:formula="of:=[.B34]/[.A34]" office:value-type="float" office:value="6.40887529777758" calcext:value-type="float">
            <text:p>6.4088752978</text:p>
          </table:table-cell>
          <table:table-cell table:formula="of:=[.C34]/[.A34]" office:value-type="float" office:value="4.31218283104174" calcext:value-type="float">
            <text:p>4.312182831</text:p>
          </table:table-cell>
          <table:table-cell table:formula="of:=[.D34]/[.A34]" office:value-type="float" office:value="4.27787327621922" calcext:value-type="float">
            <text:p>4.2778732762</text:p>
          </table:table-cell>
        </table:table-row>
        <table:table-row table:style-name="ro1">
          <table:table-cell table:formula="of:=[.A34]+524288" office:value-type="float" office:value="17825792" calcext:value-type="float">
            <text:p>17825792</text:p>
          </table:table-cell>
          <table:table-cell office:value-type="float" office:value="115481507.2" calcext:value-type="float">
            <text:p>115481507.2</text:p>
          </table:table-cell>
          <table:table-cell office:value-type="float" office:value="77033050.1" calcext:value-type="float">
            <text:p>77033050.1</text:p>
          </table:table-cell>
          <table:table-cell office:value-type="float" office:value="77082754.6" calcext:value-type="float">
            <text:p>77082754.6</text:p>
          </table:table-cell>
          <table:table-cell table:number-columns-repeated="2"/>
          <table:table-cell table:formula="of:=[.B35]/3400000000" office:value-type="float" office:value="0.0339651491764706" calcext:value-type="float">
            <text:p>0.0339651492</text:p>
          </table:table-cell>
          <table:table-cell table:formula="of:=[.C35]/3400000000" office:value-type="float" office:value="0.0226567794411765" calcext:value-type="float">
            <text:p>0.0226567794</text:p>
          </table:table-cell>
          <table:table-cell table:formula="of:=[.D35]/3400000000" office:value-type="float" office:value="0.0226713984117647" calcext:value-type="float">
            <text:p>0.0226713984</text:p>
          </table:table-cell>
          <table:table-cell table:number-columns-repeated="2"/>
          <table:table-cell table:formula="of:=[.B35]/[.A35]" office:value-type="float" office:value="6.47833808450138" calcext:value-type="float">
            <text:p>6.4783380845</text:p>
          </table:table-cell>
          <table:table-cell table:formula="of:=[.C35]/[.A35]" office:value-type="float" office:value="4.32143772910623" calcext:value-type="float">
            <text:p>4.3214377291</text:p>
          </table:table-cell>
          <table:table-cell table:formula="of:=[.D35]/[.A35]" office:value-type="float" office:value="4.32422607646269" calcext:value-type="float">
            <text:p>4.3242260765</text:p>
          </table:table-cell>
        </table:table-row>
        <table:table-row table:style-name="ro1">
          <table:table-cell table:formula="of:=[.A35]+524288" office:value-type="float" office:value="18350080" calcext:value-type="float">
            <text:p>18350080</text:p>
          </table:table-cell>
          <table:table-cell office:value-type="float" office:value="117729740.2" calcext:value-type="float">
            <text:p>117729740.2</text:p>
          </table:table-cell>
          <table:table-cell office:value-type="float" office:value="78908616.8" calcext:value-type="float">
            <text:p>78908616.8</text:p>
          </table:table-cell>
          <table:table-cell office:value-type="float" office:value="78436749.4" calcext:value-type="float">
            <text:p>78436749.4</text:p>
          </table:table-cell>
          <table:table-cell table:number-columns-repeated="2"/>
          <table:table-cell table:formula="of:=[.B36]/3400000000" office:value-type="float" office:value="0.0346263941764706" calcext:value-type="float">
            <text:p>0.0346263942</text:p>
          </table:table-cell>
          <table:table-cell table:formula="of:=[.C36]/3400000000" office:value-type="float" office:value="0.0232084167058824" calcext:value-type="float">
            <text:p>0.0232084167</text:p>
          </table:table-cell>
          <table:table-cell table:formula="of:=[.D36]/3400000000" office:value-type="float" office:value="0.0230696321764706" calcext:value-type="float">
            <text:p>0.0230696322</text:p>
          </table:table-cell>
          <table:table-cell table:number-columns-repeated="2"/>
          <table:table-cell table:formula="of:=[.B36]/[.A36]" office:value-type="float" office:value="6.4157616860526" calcext:value-type="float">
            <text:p>6.4157616861</text:p>
          </table:table-cell>
          <table:table-cell table:formula="of:=[.C36]/[.A36]" office:value-type="float" office:value="4.30017835344587" calcext:value-type="float">
            <text:p>4.3001783534</text:p>
          </table:table-cell>
          <table:table-cell table:formula="of:=[.D36]/[.A36]" office:value-type="float" office:value="4.27446362086705" calcext:value-type="float">
            <text:p>4.2744636209</text:p>
          </table:table-cell>
        </table:table-row>
        <table:table-row table:style-name="ro1">
          <table:table-cell table:formula="of:=[.A36]+524288" office:value-type="float" office:value="18874368" calcext:value-type="float">
            <text:p>18874368</text:p>
          </table:table-cell>
          <table:table-cell office:value-type="float" office:value="121461819.1" calcext:value-type="float">
            <text:p>121461819.1</text:p>
          </table:table-cell>
          <table:table-cell office:value-type="float" office:value="82308604" calcext:value-type="float">
            <text:p>82308604</text:p>
          </table:table-cell>
          <table:table-cell office:value-type="float" office:value="80576450.5" calcext:value-type="float">
            <text:p>80576450.5</text:p>
          </table:table-cell>
          <table:table-cell table:number-columns-repeated="2"/>
          <table:table-cell table:formula="of:=[.B37]/3400000000" office:value-type="float" office:value="0.0357240644411765" calcext:value-type="float">
            <text:p>0.0357240644</text:p>
          </table:table-cell>
          <table:table-cell table:formula="of:=[.C37]/3400000000" office:value-type="float" office:value="0.0242084129411765" calcext:value-type="float">
            <text:p>0.0242084129</text:p>
          </table:table-cell>
          <table:table-cell table:formula="of:=[.D37]/3400000000" office:value-type="float" office:value="0.0236989560294118" calcext:value-type="float">
            <text:p>0.023698956</text:p>
          </table:table-cell>
          <table:table-cell table:number-columns-repeated="2"/>
          <table:table-cell table:formula="of:=[.B37]/[.A37]" office:value-type="float" office:value="6.43527873886956" calcext:value-type="float">
            <text:p>6.4352787389</text:p>
          </table:table-cell>
          <table:table-cell table:formula="of:=[.C37]/[.A37]" office:value-type="float" office:value="4.36086675855849" calcext:value-type="float">
            <text:p>4.3608667586</text:p>
          </table:table-cell>
          <table:table-cell table:formula="of:=[.D37]/[.A37]" office:value-type="float" office:value="4.26909396383497" calcext:value-type="float">
            <text:p>4.2690939638</text:p>
          </table:table-cell>
        </table:table-row>
        <table:table-row table:style-name="ro1">
          <table:table-cell table:formula="of:=[.A37]+524288" office:value-type="float" office:value="19398656" calcext:value-type="float">
            <text:p>19398656</text:p>
          </table:table-cell>
          <table:table-cell office:value-type="float" office:value="124423026.9" calcext:value-type="float">
            <text:p>124423026.9</text:p>
          </table:table-cell>
          <table:table-cell office:value-type="float" office:value="83524669.8" calcext:value-type="float">
            <text:p>83524669.8</text:p>
          </table:table-cell>
          <table:table-cell office:value-type="float" office:value="83079233" calcext:value-type="float">
            <text:p>83079233</text:p>
          </table:table-cell>
          <table:table-cell table:number-columns-repeated="2"/>
          <table:table-cell table:formula="of:=[.B38]/3400000000" office:value-type="float" office:value="0.0365950079117647" calcext:value-type="float">
            <text:p>0.0365950079</text:p>
          </table:table-cell>
          <table:table-cell table:formula="of:=[.C38]/3400000000" office:value-type="float" office:value="0.0245660793529412" calcext:value-type="float">
            <text:p>0.0245660794</text:p>
          </table:table-cell>
          <table:table-cell table:formula="of:=[.D38]/3400000000" office:value-type="float" office:value="0.0244350685294118" calcext:value-type="float">
            <text:p>0.0244350685</text:p>
          </table:table-cell>
          <table:table-cell table:number-columns-repeated="2"/>
          <table:table-cell table:formula="of:=[.B38]/[.A38]" office:value-type="float" office:value="6.41400243913805" calcext:value-type="float">
            <text:p>6.4140024391</text:p>
          </table:table-cell>
          <table:table-cell table:formula="of:=[.C38]/[.A38]" office:value-type="float" office:value="4.3056936418688" calcext:value-type="float">
            <text:p>4.3056936419</text:p>
          </table:table-cell>
          <table:table-cell table:formula="of:=[.D38]/[.A38]" office:value-type="float" office:value="4.28273139128814" calcext:value-type="float">
            <text:p>4.2827313913</text:p>
          </table:table-cell>
        </table:table-row>
        <table:table-row table:style-name="ro1">
          <table:table-cell table:formula="of:=[.A38]+524288" office:value-type="float" office:value="19922944" calcext:value-type="float">
            <text:p>19922944</text:p>
          </table:table-cell>
          <table:table-cell office:value-type="float" office:value="127923061.1" calcext:value-type="float">
            <text:p>127923061.1</text:p>
          </table:table-cell>
          <table:table-cell office:value-type="float" office:value="86577243.3" calcext:value-type="float">
            <text:p>86577243.3</text:p>
          </table:table-cell>
          <table:table-cell office:value-type="float" office:value="85292146.4" calcext:value-type="float">
            <text:p>85292146.4</text:p>
          </table:table-cell>
          <table:table-cell table:number-columns-repeated="2"/>
          <table:table-cell table:formula="of:=[.B39]/3400000000" office:value-type="float" office:value="0.0376244297352941" calcext:value-type="float">
            <text:p>0.0376244297</text:p>
          </table:table-cell>
          <table:table-cell table:formula="of:=[.C39]/3400000000" office:value-type="float" office:value="0.0254638950882353" calcext:value-type="float">
            <text:p>0.0254638951</text:p>
          </table:table-cell>
          <table:table-cell table:formula="of:=[.D39]/3400000000" office:value-type="float" office:value="0.0250859254117647" calcext:value-type="float">
            <text:p>0.0250859254</text:p>
          </table:table-cell>
          <table:table-cell table:number-columns-repeated="2"/>
          <table:table-cell table:formula="of:=[.B39]/[.A39]" office:value-type="float" office:value="6.42089146563881" calcext:value-type="float">
            <text:p>6.4208914656</text:p>
          </table:table-cell>
          <table:table-cell table:formula="of:=[.C39]/[.A39]" office:value-type="float" office:value="4.34560491160343" calcext:value-type="float">
            <text:p>4.3456049116</text:p>
          </table:table-cell>
          <table:table-cell table:formula="of:=[.D39]/[.A39]" office:value-type="float" office:value="4.28110154804431" calcext:value-type="float">
            <text:p>4.281101548</text:p>
          </table:table-cell>
        </table:table-row>
        <table:table-row table:style-name="ro1">
          <table:table-cell table:formula="of:=[.A39]+524288" office:value-type="float" office:value="20447232" calcext:value-type="float">
            <text:p>20447232</text:p>
          </table:table-cell>
          <table:table-cell office:value-type="float" office:value="132059541" calcext:value-type="float">
            <text:p>132059541</text:p>
          </table:table-cell>
          <table:table-cell office:value-type="float" office:value="88161767.8" calcext:value-type="float">
            <text:p>88161767.8</text:p>
          </table:table-cell>
          <table:table-cell office:value-type="float" office:value="88243034.1" calcext:value-type="float">
            <text:p>88243034.1</text:p>
          </table:table-cell>
          <table:table-cell table:number-columns-repeated="2"/>
          <table:table-cell table:formula="of:=[.B40]/3400000000" office:value-type="float" office:value="0.0388410414705882" calcext:value-type="float">
            <text:p>0.0388410415</text:p>
          </table:table-cell>
          <table:table-cell table:formula="of:=[.C40]/3400000000" office:value-type="float" office:value="0.0259299317058823" calcext:value-type="float">
            <text:p>0.0259299317</text:p>
          </table:table-cell>
          <table:table-cell table:formula="of:=[.D40]/3400000000" office:value-type="float" office:value="0.0259538335588235" calcext:value-type="float">
            <text:p>0.0259538336</text:p>
          </table:table-cell>
          <table:table-cell table:number-columns-repeated="2"/>
          <table:table-cell table:formula="of:=[.B40]/[.A40]" office:value-type="float" office:value="6.45855346092811" calcext:value-type="float">
            <text:p>6.4585534609</text:p>
          </table:table-cell>
          <table:table-cell table:formula="of:=[.C40]/[.A40]" office:value-type="float" office:value="4.31167249435034" calcext:value-type="float">
            <text:p>4.3116724944</text:p>
          </table:table-cell>
          <table:table-cell table:formula="of:=[.D40]/[.A40]" office:value-type="float" office:value="4.31564693450928" calcext:value-type="float">
            <text:p>4.3156469345</text:p>
          </table:table-cell>
        </table:table-row>
        <table:table-row table:style-name="ro1">
          <table:table-cell table:formula="of:=[.A40]+524288" office:value-type="float" office:value="20971520" calcext:value-type="float">
            <text:p>20971520</text:p>
          </table:table-cell>
          <table:table-cell office:value-type="float" office:value="134597792.5" calcext:value-type="float">
            <text:p>134597792.5</text:p>
          </table:table-cell>
          <table:table-cell office:value-type="float" office:value="91616816.1" calcext:value-type="float">
            <text:p>91616816.1</text:p>
          </table:table-cell>
          <table:table-cell office:value-type="float" office:value="90153520.4" calcext:value-type="float">
            <text:p>90153520.4</text:p>
          </table:table-cell>
          <table:table-cell table:number-columns-repeated="2"/>
          <table:table-cell table:formula="of:=[.B41]/3400000000" office:value-type="float" office:value="0.0395875860294118" calcext:value-type="float">
            <text:p>0.039587586</text:p>
          </table:table-cell>
          <table:table-cell table:formula="of:=[.C41]/3400000000" office:value-type="float" office:value="0.0269461223823529" calcext:value-type="float">
            <text:p>0.0269461224</text:p>
          </table:table-cell>
          <table:table-cell table:formula="of:=[.D41]/3400000000" office:value-type="float" office:value="0.0265157412941176" calcext:value-type="float">
            <text:p>0.0265157413</text:p>
          </table:table-cell>
          <table:table-cell table:number-columns-repeated="2"/>
          <table:table-cell table:formula="of:=[.B41]/[.A41]" office:value-type="float" office:value="6.41812288761139" calcext:value-type="float">
            <text:p>6.4181228876</text:p>
          </table:table-cell>
          <table:table-cell table:formula="of:=[.C41]/[.A41]" office:value-type="float" office:value="4.36863022327423" calcext:value-type="float">
            <text:p>4.3686302233</text:p>
          </table:table-cell>
          <table:table-cell table:formula="of:=[.D41]/[.A41]" office:value-type="float" office:value="4.29885484695435" calcext:value-type="float">
            <text:p>4.298854847</text:p>
          </table:table-cell>
        </table:table-row>
        <table:table-row table:style-name="ro1">
          <table:table-cell table:formula="of:=[.A41]+524288" office:value-type="float" office:value="21495808" calcext:value-type="float">
            <text:p>21495808</text:p>
          </table:table-cell>
          <table:table-cell office:value-type="float" office:value="138641398.8" calcext:value-type="float">
            <text:p>138641398.8</text:p>
          </table:table-cell>
          <table:table-cell office:value-type="float" office:value="92862552.4" calcext:value-type="float">
            <text:p>92862552.4</text:p>
          </table:table-cell>
          <table:table-cell office:value-type="float" office:value="92650832.6" calcext:value-type="float">
            <text:p>92650832.6</text:p>
          </table:table-cell>
          <table:table-cell table:number-columns-repeated="2"/>
          <table:table-cell table:formula="of:=[.B42]/3400000000" office:value-type="float" office:value="0.040776882" calcext:value-type="float">
            <text:p>0.040776882</text:p>
          </table:table-cell>
          <table:table-cell table:formula="of:=[.C42]/3400000000" office:value-type="float" office:value="0.0273125154117647" calcext:value-type="float">
            <text:p>0.0273125154</text:p>
          </table:table-cell>
          <table:table-cell table:formula="of:=[.D42]/3400000000" office:value-type="float" office:value="0.0272502448823529" calcext:value-type="float">
            <text:p>0.0272502449</text:p>
          </table:table-cell>
          <table:table-cell table:number-columns-repeated="2"/>
          <table:table-cell table:formula="of:=[.B42]/[.A42]" office:value-type="float" office:value="6.4496946939608" calcext:value-type="float">
            <text:p>6.449694694</text:p>
          </table:table-cell>
          <table:table-cell table:formula="of:=[.C42]/[.A42]" office:value-type="float" office:value="4.320030789259" calcext:value-type="float">
            <text:p>4.3200307893</text:p>
          </table:table-cell>
          <table:table-cell table:formula="of:=[.D42]/[.A42]" office:value-type="float" office:value="4.31018143630609" calcext:value-type="float">
            <text:p>4.3101814363</text:p>
          </table:table-cell>
        </table:table-row>
        <table:table-row table:style-name="ro1">
          <table:table-cell table:formula="of:=[.A42]+524288" office:value-type="float" office:value="22020096" calcext:value-type="float">
            <text:p>22020096</text:p>
          </table:table-cell>
          <table:table-cell office:value-type="float" office:value="140891549.4" calcext:value-type="float">
            <text:p>140891549.4</text:p>
          </table:table-cell>
          <table:table-cell office:value-type="float" office:value="96440558.8" calcext:value-type="float">
            <text:p>96440558.8</text:p>
          </table:table-cell>
          <table:table-cell office:value-type="float" office:value="94858968.1" calcext:value-type="float">
            <text:p>94858968.1</text:p>
          </table:table-cell>
          <table:table-cell table:number-columns-repeated="2"/>
          <table:table-cell table:formula="of:=[.B43]/3400000000" office:value-type="float" office:value="0.041438691" calcext:value-type="float">
            <text:p>0.041438691</text:p>
          </table:table-cell>
          <table:table-cell table:formula="of:=[.C43]/3400000000" office:value-type="float" office:value="0.0283648702352941" calcext:value-type="float">
            <text:p>0.0283648702</text:p>
          </table:table-cell>
          <table:table-cell table:formula="of:=[.D43]/3400000000" office:value-type="float" office:value="0.0278996965" calcext:value-type="float">
            <text:p>0.0278996965</text:p>
          </table:table-cell>
          <table:table-cell table:number-columns-repeated="2"/>
          <table:table-cell table:formula="of:=[.B43]/[.A43]" office:value-type="float" office:value="6.39831676483154" calcext:value-type="float">
            <text:p>6.3983167648</text:p>
          </table:table-cell>
          <table:table-cell table:formula="of:=[.C43]/[.A43]" office:value-type="float" office:value="4.37966114225842" calcext:value-type="float">
            <text:p>4.3796611423</text:p>
          </table:table-cell>
          <table:table-cell table:formula="of:=[.D43]/[.A43]" office:value-type="float" office:value="4.3078362646557" calcext:value-type="float">
            <text:p>4.3078362647</text:p>
          </table:table-cell>
        </table:table-row>
        <table:table-row table:style-name="ro1">
          <table:table-cell table:formula="of:=[.A43]+524288" office:value-type="float" office:value="22544384" calcext:value-type="float">
            <text:p>22544384</text:p>
          </table:table-cell>
          <table:table-cell office:value-type="float" office:value="144279743" calcext:value-type="float">
            <text:p>144279743</text:p>
          </table:table-cell>
          <table:table-cell office:value-type="float" office:value="97304551" calcext:value-type="float">
            <text:p>97304551</text:p>
          </table:table-cell>
          <table:table-cell office:value-type="float" office:value="97289356.7" calcext:value-type="float">
            <text:p>97289356.7</text:p>
          </table:table-cell>
          <table:table-cell table:number-columns-repeated="2"/>
          <table:table-cell table:formula="of:=[.B44]/3400000000" office:value-type="float" office:value="0.0424352185294118" calcext:value-type="float">
            <text:p>0.0424352185</text:p>
          </table:table-cell>
          <table:table-cell table:formula="of:=[.C44]/3400000000" office:value-type="float" office:value="0.0286189855882353" calcext:value-type="float">
            <text:p>0.0286189856</text:p>
          </table:table-cell>
          <table:table-cell table:formula="of:=[.D44]/3400000000" office:value-type="float" office:value="0.0286145166764706" calcext:value-type="float">
            <text:p>0.0286145167</text:p>
          </table:table-cell>
          <table:table-cell table:number-columns-repeated="2"/>
          <table:table-cell table:formula="of:=[.B44]/[.A44]" office:value-type="float" office:value="6.39980861752532" calcext:value-type="float">
            <text:p>6.3998086175</text:p>
          </table:table-cell>
          <table:table-cell table:formula="of:=[.C44]/[.A44]" office:value-type="float" office:value="4.31613261200661" calcext:value-type="float">
            <text:p>4.316132612</text:p>
          </table:table-cell>
          <table:table-cell table:formula="of:=[.D44]/[.A44]" office:value-type="float" office:value="4.31545863927797" calcext:value-type="float">
            <text:p>4.3154586393</text:p>
          </table:table-cell>
        </table:table-row>
        <table:table-row table:style-name="ro1">
          <table:table-cell table:formula="of:=[.A44]+524288" office:value-type="float" office:value="23068672" calcext:value-type="float">
            <text:p>23068672</text:p>
          </table:table-cell>
          <table:table-cell office:value-type="float" office:value="148355815.1" calcext:value-type="float">
            <text:p>148355815.1</text:p>
          </table:table-cell>
          <table:table-cell office:value-type="float" office:value="100123982.4" calcext:value-type="float">
            <text:p>100123982.4</text:p>
          </table:table-cell>
          <table:table-cell office:value-type="float" office:value="98743211.6" calcext:value-type="float">
            <text:p>98743211.6</text:p>
          </table:table-cell>
          <table:table-cell table:number-columns-repeated="2"/>
          <table:table-cell table:formula="of:=[.B45]/3400000000" office:value-type="float" office:value="0.0436340632647059" calcext:value-type="float">
            <text:p>0.0436340633</text:p>
          </table:table-cell>
          <table:table-cell table:formula="of:=[.C45]/3400000000" office:value-type="float" office:value="0.0294482301176471" calcext:value-type="float">
            <text:p>0.0294482301</text:p>
          </table:table-cell>
          <table:table-cell table:formula="of:=[.D45]/3400000000" office:value-type="float" office:value="0.0290421210588235" calcext:value-type="float">
            <text:p>0.0290421211</text:p>
          </table:table-cell>
          <table:table-cell table:number-columns-repeated="2"/>
          <table:table-cell table:formula="of:=[.B45]/[.A45]" office:value-type="float" office:value="6.43105138865384" calcext:value-type="float">
            <text:p>6.4310513887</text:p>
          </table:table-cell>
          <table:table-cell table:formula="of:=[.C45]/[.A45]" office:value-type="float" office:value="4.34025774869052" calcext:value-type="float">
            <text:p>4.3402577487</text:p>
          </table:table-cell>
          <table:table-cell table:formula="of:=[.D45]/[.A45]" office:value-type="float" office:value="4.28040294647217" calcext:value-type="float">
            <text:p>4.2804029465</text:p>
          </table:table-cell>
        </table:table-row>
        <table:table-row table:style-name="ro1">
          <table:table-cell table:formula="of:=[.A45]+524288" office:value-type="float" office:value="23592960" calcext:value-type="float">
            <text:p>23592960</text:p>
          </table:table-cell>
          <table:table-cell office:value-type="float" office:value="152038823.9" calcext:value-type="float">
            <text:p>152038823.9</text:p>
          </table:table-cell>
          <table:table-cell office:value-type="float" office:value="101450065.1" calcext:value-type="float">
            <text:p>101450065.1</text:p>
          </table:table-cell>
          <table:table-cell office:value-type="float" office:value="102111678.9" calcext:value-type="float">
            <text:p>102111678.9</text:p>
          </table:table-cell>
          <table:table-cell table:number-columns-repeated="2"/>
          <table:table-cell table:formula="of:=[.B46]/3400000000" office:value-type="float" office:value="0.0447173011470588" calcext:value-type="float">
            <text:p>0.0447173011</text:p>
          </table:table-cell>
          <table:table-cell table:formula="of:=[.C46]/3400000000" office:value-type="float" office:value="0.0298382544411765" calcext:value-type="float">
            <text:p>0.0298382544</text:p>
          </table:table-cell>
          <table:table-cell table:formula="of:=[.D46]/3400000000" office:value-type="float" office:value="0.0300328467352941" calcext:value-type="float">
            <text:p>0.0300328467</text:p>
          </table:table-cell>
          <table:table-cell table:number-columns-repeated="2"/>
          <table:table-cell table:formula="of:=[.B46]/[.A46]" office:value-type="float" office:value="6.44424539777968" calcext:value-type="float">
            <text:p>6.4442453978</text:p>
          </table:table-cell>
          <table:table-cell table:formula="of:=[.C46]/[.A46]" office:value-type="float" office:value="4.30001428816054" calcext:value-type="float">
            <text:p>4.3000142882</text:p>
          </table:table-cell>
          <table:table-cell table:formula="of:=[.D46]/[.A46]" office:value-type="float" office:value="4.32805713653564" calcext:value-type="float">
            <text:p>4.3280571365</text:p>
          </table:table-cell>
        </table:table-row>
        <table:table-row table:style-name="ro1">
          <table:table-cell table:formula="of:=[.A46]+524288" office:value-type="float" office:value="24117248" calcext:value-type="float">
            <text:p>24117248</text:p>
          </table:table-cell>
          <table:table-cell office:value-type="float" office:value="154978029.3" calcext:value-type="float">
            <text:p>154978029.3</text:p>
          </table:table-cell>
          <table:table-cell office:value-type="float" office:value="105462616.6" calcext:value-type="float">
            <text:p>105462616.6</text:p>
          </table:table-cell>
          <table:table-cell office:value-type="float" office:value="102970102" calcext:value-type="float">
            <text:p>102970102</text:p>
          </table:table-cell>
          <table:table-cell table:number-columns-repeated="2"/>
          <table:table-cell table:formula="of:=[.B47]/3400000000" office:value-type="float" office:value="0.0455817733235294" calcext:value-type="float">
            <text:p>0.0455817733</text:p>
          </table:table-cell>
          <table:table-cell table:formula="of:=[.C47]/3400000000" office:value-type="float" office:value="0.0310184166470588" calcext:value-type="float">
            <text:p>0.0310184166</text:p>
          </table:table-cell>
          <table:table-cell table:formula="of:=[.D47]/3400000000" office:value-type="float" office:value="0.0302853241176471" calcext:value-type="float">
            <text:p>0.0302853241</text:p>
          </table:table-cell>
          <table:table-cell table:number-columns-repeated="2"/>
          <table:table-cell table:formula="of:=[.B47]/[.A47]" office:value-type="float" office:value="6.42602461524632" calcext:value-type="float">
            <text:p>6.4260246152</text:p>
          </table:table-cell>
          <table:table-cell table:formula="of:=[.C47]/[.A47]" office:value-type="float" office:value="4.37291255619215" calcext:value-type="float">
            <text:p>4.3729125562</text:p>
          </table:table-cell>
          <table:table-cell table:formula="of:=[.D47]/[.A47]" office:value-type="float" office:value="4.26956267978834" calcext:value-type="float">
            <text:p>4.2695626798</text:p>
          </table:table-cell>
        </table:table-row>
        <table:table-row table:style-name="ro1">
          <table:table-cell table:formula="of:=[.A47]+524288" office:value-type="float" office:value="24641536" calcext:value-type="float">
            <text:p>24641536</text:p>
          </table:table-cell>
          <table:table-cell office:value-type="float" office:value="158723681.3" calcext:value-type="float">
            <text:p>158723681.3</text:p>
          </table:table-cell>
          <table:table-cell office:value-type="float" office:value="106223165.9" calcext:value-type="float">
            <text:p>106223165.9</text:p>
          </table:table-cell>
          <table:table-cell office:value-type="float" office:value="105400523.9" calcext:value-type="float">
            <text:p>105400523.9</text:p>
          </table:table-cell>
          <table:table-cell table:number-columns-repeated="2"/>
          <table:table-cell table:formula="of:=[.B48]/3400000000" office:value-type="float" office:value="0.0466834356764706" calcext:value-type="float">
            <text:p>0.0466834357</text:p>
          </table:table-cell>
          <table:table-cell table:formula="of:=[.C48]/3400000000" office:value-type="float" office:value="0.0312421076176471" calcext:value-type="float">
            <text:p>0.0312421076</text:p>
          </table:table-cell>
          <table:table-cell table:formula="of:=[.D48]/3400000000" office:value-type="float" office:value="0.0310001540882353" calcext:value-type="float">
            <text:p>0.0310001541</text:p>
          </table:table-cell>
          <table:table-cell table:number-columns-repeated="2"/>
          <table:table-cell table:formula="of:=[.B48]/[.A48]" office:value-type="float" office:value="6.44130630898983" calcext:value-type="float">
            <text:p>6.441306309</text:p>
          </table:table-cell>
          <table:table-cell table:formula="of:=[.C48]/[.A48]" office:value-type="float" office:value="4.31073638834852" calcext:value-type="float">
            <text:p>4.3107363883</text:p>
          </table:table-cell>
          <table:table-cell table:formula="of:=[.D48]/[.A48]" office:value-type="float" office:value="4.27735202464652" calcext:value-type="float">
            <text:p>4.2773520246</text:p>
          </table:table-cell>
        </table:table-row>
        <table:table-row table:style-name="ro1">
          <table:table-cell table:formula="of:=[.A48]+524288" office:value-type="float" office:value="25165824" calcext:value-type="float">
            <text:p>25165824</text:p>
          </table:table-cell>
          <table:table-cell office:value-type="float" office:value="162327330.6" calcext:value-type="float">
            <text:p>162327330.6</text:p>
          </table:table-cell>
          <table:table-cell office:value-type="float" office:value="108841495.6" calcext:value-type="float">
            <text:p>108841495.6</text:p>
          </table:table-cell>
          <table:table-cell office:value-type="float" office:value="107468450.9" calcext:value-type="float">
            <text:p>107468450.9</text:p>
          </table:table-cell>
          <table:table-cell table:number-columns-repeated="2"/>
          <table:table-cell table:formula="of:=[.B49]/3400000000" office:value-type="float" office:value="0.0477433325294118" calcext:value-type="float">
            <text:p>0.0477433325</text:p>
          </table:table-cell>
          <table:table-cell table:formula="of:=[.C49]/3400000000" office:value-type="float" office:value="0.0320122045882353" calcext:value-type="float">
            <text:p>0.0320122046</text:p>
          </table:table-cell>
          <table:table-cell table:formula="of:=[.D49]/3400000000" office:value-type="float" office:value="0.0316083679117647" calcext:value-type="float">
            <text:p>0.0316083679</text:p>
          </table:table-cell>
          <table:table-cell table:number-columns-repeated="2"/>
          <table:table-cell table:formula="of:=[.B49]/[.A49]" office:value-type="float" office:value="6.45030858516693" calcext:value-type="float">
            <text:p>6.4503085852</text:p>
          </table:table-cell>
          <table:table-cell table:formula="of:=[.C49]/[.A49]" office:value-type="float" office:value="4.32497245470683" calcext:value-type="float">
            <text:p>4.3249724547</text:p>
          </table:table-cell>
          <table:table-cell table:formula="of:=[.D49]/[.A49]" office:value-type="float" office:value="4.27041256030401" calcext:value-type="float">
            <text:p>4.2704125603</text:p>
          </table:table-cell>
        </table:table-row>
        <table:table-row table:style-name="ro1">
          <table:table-cell table:formula="of:=[.A49]+524288" office:value-type="float" office:value="25690112" calcext:value-type="float">
            <text:p>25690112</text:p>
          </table:table-cell>
          <table:table-cell office:value-type="float" office:value="165723927.6" calcext:value-type="float">
            <text:p>165723927.6</text:p>
          </table:table-cell>
          <table:table-cell office:value-type="float" office:value="109902446.9" calcext:value-type="float">
            <text:p>109902446.9</text:p>
          </table:table-cell>
          <table:table-cell office:value-type="float" office:value="109763225.3" calcext:value-type="float">
            <text:p>109763225.3</text:p>
          </table:table-cell>
          <table:table-cell table:number-columns-repeated="2"/>
          <table:table-cell table:formula="of:=[.B50]/3400000000" office:value-type="float" office:value="0.0487423316470588" calcext:value-type="float">
            <text:p>0.0487423316</text:p>
          </table:table-cell>
          <table:table-cell table:formula="of:=[.C50]/3400000000" office:value-type="float" office:value="0.0323242490882353" calcext:value-type="float">
            <text:p>0.0323242491</text:p>
          </table:table-cell>
          <table:table-cell table:formula="of:=[.D50]/3400000000" office:value-type="float" office:value="0.0322833015588235" calcext:value-type="float">
            <text:p>0.0322833016</text:p>
          </table:table-cell>
          <table:table-cell table:number-columns-repeated="2"/>
          <table:table-cell table:formula="of:=[.B50]/[.A50]" office:value-type="float" office:value="6.45088381086077" calcext:value-type="float">
            <text:p>6.4508838109</text:p>
          </table:table-cell>
          <table:table-cell table:formula="of:=[.C50]/[.A50]" office:value-type="float" office:value="4.27800575178497" calcext:value-type="float">
            <text:p>4.2780057518</text:p>
          </table:table-cell>
          <table:table-cell table:formula="of:=[.D50]/[.A50]" office:value-type="float" office:value="4.27258648385807" calcext:value-type="float">
            <text:p>4.2725864839</text:p>
          </table:table-cell>
        </table:table-row>
        <table:table-row table:style-name="ro1">
          <table:table-cell table:formula="of:=[.A50]+524288" office:value-type="float" office:value="26214400" calcext:value-type="float">
            <text:p>26214400</text:p>
          </table:table-cell>
          <table:table-cell office:value-type="float" office:value="168580288.6" calcext:value-type="float">
            <text:p>168580288.6</text:p>
          </table:table-cell>
          <table:table-cell office:value-type="float" office:value="112258053.4" calcext:value-type="float">
            <text:p>112258053.4</text:p>
          </table:table-cell>
          <table:table-cell office:value-type="float" office:value="112837116.1" calcext:value-type="float">
            <text:p>112837116.1</text:p>
          </table:table-cell>
          <table:table-cell table:number-columns-repeated="2"/>
          <table:table-cell table:formula="of:=[.B51]/3400000000" office:value-type="float" office:value="0.0495824378235294" calcext:value-type="float">
            <text:p>0.0495824378</text:p>
          </table:table-cell>
          <table:table-cell table:formula="of:=[.C51]/3400000000" office:value-type="float" office:value="0.0330170745294118" calcext:value-type="float">
            <text:p>0.0330170745</text:p>
          </table:table-cell>
          <table:table-cell table:formula="of:=[.D51]/3400000000" office:value-type="float" office:value="0.0331873870882353" calcext:value-type="float">
            <text:p>0.0331873871</text:p>
          </table:table-cell>
          <table:table-cell table:number-columns-repeated="2"/>
          <table:table-cell table:formula="of:=[.B51]/[.A51]" office:value-type="float" office:value="6.43082765960693" calcext:value-type="float">
            <text:p>6.4308276596</text:p>
          </table:table-cell>
          <table:table-cell table:formula="of:=[.C51]/[.A51]" office:value-type="float" office:value="4.28230489349365" calcext:value-type="float">
            <text:p>4.2823048935</text:p>
          </table:table-cell>
          <table:table-cell table:formula="of:=[.D51]/[.A51]" office:value-type="float" office:value="4.30439438247681" calcext:value-type="float">
            <text:p>4.3043943825</text:p>
          </table:table-cell>
        </table:table-row>
        <table:table-row table:style-name="ro1">
          <table:table-cell table:formula="of:=[.A51]+524288" office:value-type="float" office:value="26738688" calcext:value-type="float">
            <text:p>26738688</text:p>
          </table:table-cell>
          <table:table-cell office:value-type="float" office:value="171144167.1" calcext:value-type="float">
            <text:p>171144167.1</text:p>
          </table:table-cell>
          <table:table-cell office:value-type="float" office:value="115819937.9" calcext:value-type="float">
            <text:p>115819937.9</text:p>
          </table:table-cell>
          <table:table-cell office:value-type="float" office:value="114182993.9" calcext:value-type="float">
            <text:p>114182993.9</text:p>
          </table:table-cell>
          <table:table-cell table:number-columns-repeated="2"/>
          <table:table-cell table:formula="of:=[.B52]/3400000000" office:value-type="float" office:value="0.0503365197352941" calcext:value-type="float">
            <text:p>0.0503365197</text:p>
          </table:table-cell>
          <table:table-cell table:formula="of:=[.C52]/3400000000" office:value-type="float" office:value="0.0340646876176471" calcext:value-type="float">
            <text:p>0.0340646876</text:p>
          </table:table-cell>
          <table:table-cell table:formula="of:=[.D52]/3400000000" office:value-type="float" office:value="0.0335832335" calcext:value-type="float">
            <text:p>0.0335832335</text:p>
          </table:table-cell>
          <table:table-cell table:number-columns-repeated="2"/>
          <table:table-cell table:formula="of:=[.B52]/[.A52]" office:value-type="float" office:value="6.40061947317684" calcext:value-type="float">
            <text:p>6.4006194732</text:p>
          </table:table-cell>
          <table:table-cell table:formula="of:=[.C52]/[.A52]" office:value-type="float" office:value="4.33154902364694" calcext:value-type="float">
            <text:p>4.3315490236</text:p>
          </table:table-cell>
          <table:table-cell table:formula="of:=[.D52]/[.A52]" office:value-type="float" office:value="4.27032896677653" calcext:value-type="float">
            <text:p>4.2703289668</text:p>
          </table:table-cell>
        </table:table-row>
        <table:table-row table:style-name="ro1">
          <table:table-cell table:formula="of:=[.A52]+524288" office:value-type="float" office:value="27262976" calcext:value-type="float">
            <text:p>27262976</text:p>
          </table:table-cell>
          <table:table-cell office:value-type="float" office:value="175220819.7" calcext:value-type="float">
            <text:p>175220819.7</text:p>
          </table:table-cell>
          <table:table-cell office:value-type="float" office:value="116706754.8" calcext:value-type="float">
            <text:p>116706754.8</text:p>
          </table:table-cell>
          <table:table-cell office:value-type="float" office:value="117225856.2" calcext:value-type="float">
            <text:p>117225856.2</text:p>
          </table:table-cell>
          <table:table-cell table:number-columns-repeated="2"/>
          <table:table-cell table:formula="of:=[.B53]/3400000000" office:value-type="float" office:value="0.0515355352058823" calcext:value-type="float">
            <text:p>0.0515355352</text:p>
          </table:table-cell>
          <table:table-cell table:formula="of:=[.C53]/3400000000" office:value-type="float" office:value="0.0343255161176471" calcext:value-type="float">
            <text:p>0.0343255161</text:p>
          </table:table-cell>
          <table:table-cell table:formula="of:=[.D53]/3400000000" office:value-type="float" office:value="0.034478193" calcext:value-type="float">
            <text:p>0.034478193</text:p>
          </table:table-cell>
          <table:table-cell table:number-columns-repeated="2"/>
          <table:table-cell table:formula="of:=[.B53]/[.A53]" office:value-type="float" office:value="6.42706136336693" calcext:value-type="float">
            <text:p>6.4270613634</text:p>
          </table:table-cell>
          <table:table-cell table:formula="of:=[.C53]/[.A53]" office:value-type="float" office:value="4.28077825399546" calcext:value-type="float">
            <text:p>4.280778254</text:p>
          </table:table-cell>
          <table:table-cell table:formula="of:=[.D53]/[.A53]" office:value-type="float" office:value="4.29981877987201" calcext:value-type="float">
            <text:p>4.2998187799</text:p>
          </table:table-cell>
        </table:table-row>
        <table:table-row table:style-name="ro1">
          <table:table-cell table:formula="of:=[.A53]+524288" office:value-type="float" office:value="27787264" calcext:value-type="float">
            <text:p>27787264</text:p>
          </table:table-cell>
          <table:table-cell office:value-type="float" office:value="179057002.4" calcext:value-type="float">
            <text:p>179057002.4</text:p>
          </table:table-cell>
          <table:table-cell office:value-type="float" office:value="119436325.7" calcext:value-type="float">
            <text:p>119436325.7</text:p>
          </table:table-cell>
          <table:table-cell office:value-type="float" office:value="119290424.8" calcext:value-type="float">
            <text:p>119290424.8</text:p>
          </table:table-cell>
          <table:table-cell table:number-columns-repeated="2"/>
          <table:table-cell table:formula="of:=[.B54]/3400000000" office:value-type="float" office:value="0.0526638242352941" calcext:value-type="float">
            <text:p>0.0526638242</text:p>
          </table:table-cell>
          <table:table-cell table:formula="of:=[.C54]/3400000000" office:value-type="float" office:value="0.0351283310882353" calcext:value-type="float">
            <text:p>0.0351283311</text:p>
          </table:table-cell>
          <table:table-cell table:formula="of:=[.D54]/3400000000" office:value-type="float" office:value="0.0350854190588235" calcext:value-type="float">
            <text:p>0.0350854191</text:p>
          </table:table-cell>
          <table:table-cell table:number-columns-repeated="2"/>
          <table:table-cell table:formula="of:=[.B54]/[.A54]" office:value-type="float" office:value="6.44385148534235" calcext:value-type="float">
            <text:p>6.4438514853</text:p>
          </table:table-cell>
          <table:table-cell table:formula="of:=[.C54]/[.A54]" office:value-type="float" office:value="4.29823985909516" calcext:value-type="float">
            <text:p>4.2982398591</text:p>
          </table:table-cell>
          <table:table-cell table:formula="of:=[.D54]/[.A54]" office:value-type="float" office:value="4.29298921980948" calcext:value-type="float">
            <text:p>4.2929892198</text:p>
          </table:table-cell>
        </table:table-row>
        <table:table-row table:style-name="ro1">
          <table:table-cell table:formula="of:=[.A54]+524288" office:value-type="float" office:value="28311552" calcext:value-type="float">
            <text:p>28311552</text:p>
          </table:table-cell>
          <table:table-cell office:value-type="float" office:value="183043149.9" calcext:value-type="float">
            <text:p>183043149.9</text:p>
          </table:table-cell>
          <table:table-cell office:value-type="float" office:value="121885341" calcext:value-type="float">
            <text:p>121885341</text:p>
          </table:table-cell>
          <table:table-cell office:value-type="float" office:value="120879627.1" calcext:value-type="float">
            <text:p>120879627.1</text:p>
          </table:table-cell>
          <table:table-cell table:number-columns-repeated="2"/>
          <table:table-cell table:formula="of:=[.B55]/3400000000" office:value-type="float" office:value="0.0538362205588235" calcext:value-type="float">
            <text:p>0.0538362206</text:p>
          </table:table-cell>
          <table:table-cell table:formula="of:=[.C55]/3400000000" office:value-type="float" office:value="0.0358486297058824" calcext:value-type="float">
            <text:p>0.0358486297</text:p>
          </table:table-cell>
          <table:table-cell table:formula="of:=[.D55]/3400000000" office:value-type="float" office:value="0.0355528315" calcext:value-type="float">
            <text:p>0.0355528315</text:p>
          </table:table-cell>
          <table:table-cell table:number-columns-repeated="2"/>
          <table:table-cell table:formula="of:=[.B55]/[.A55]" office:value-type="float" office:value="6.46531669828627" calcext:value-type="float">
            <text:p>6.4653166983</text:p>
          </table:table-cell>
          <table:table-cell table:formula="of:=[.C55]/[.A55]" office:value-type="float" office:value="4.30514515770806" calcext:value-type="float">
            <text:p>4.3051451577</text:p>
          </table:table-cell>
          <table:table-cell table:formula="of:=[.D55]/[.A55]" office:value-type="float" office:value="4.26962206451981" calcext:value-type="float">
            <text:p>4.2696220645</text:p>
          </table:table-cell>
        </table:table-row>
        <table:table-row table:style-name="ro1">
          <table:table-cell table:formula="of:=[.A55]+524288" office:value-type="float" office:value="28835840" calcext:value-type="float">
            <text:p>28835840</text:p>
          </table:table-cell>
          <table:table-cell office:value-type="float" office:value="187135258.1" calcext:value-type="float">
            <text:p>187135258.1</text:p>
          </table:table-cell>
          <table:table-cell office:value-type="float" office:value="123189889.4" calcext:value-type="float">
            <text:p>123189889.4</text:p>
          </table:table-cell>
          <table:table-cell office:value-type="float" office:value="124276429.1" calcext:value-type="float">
            <text:p>124276429.1</text:p>
          </table:table-cell>
          <table:table-cell table:number-columns-repeated="2"/>
          <table:table-cell table:formula="of:=[.B56]/3400000000" office:value-type="float" office:value="0.0550397817941176" calcext:value-type="float">
            <text:p>0.0550397818</text:p>
          </table:table-cell>
          <table:table-cell table:formula="of:=[.C56]/3400000000" office:value-type="float" office:value="0.0362323204117647" calcext:value-type="float">
            <text:p>0.0362323204</text:p>
          </table:table-cell>
          <table:table-cell table:formula="of:=[.D56]/3400000000" office:value-type="float" office:value="0.0365518909117647" calcext:value-type="float">
            <text:p>0.0365518909</text:p>
          </table:table-cell>
          <table:table-cell table:number-columns-repeated="2"/>
          <table:table-cell table:formula="of:=[.B56]/[.A56]" office:value-type="float" office:value="6.48967597614635" calcext:value-type="float">
            <text:p>6.4896759761</text:p>
          </table:table-cell>
          <table:table-cell table:formula="of:=[.C56]/[.A56]" office:value-type="float" office:value="4.27211031133478" calcext:value-type="float">
            <text:p>4.2721103113</text:p>
          </table:table-cell>
          <table:table-cell table:formula="of:=[.D56]/[.A56]" office:value-type="float" office:value="4.30979049335827" calcext:value-type="float">
            <text:p>4.3097904934</text:p>
          </table:table-cell>
        </table:table-row>
        <table:table-row table:style-name="ro1">
          <table:table-cell table:formula="of:=[.A56]+524288" office:value-type="float" office:value="29360128" calcext:value-type="float">
            <text:p>29360128</text:p>
          </table:table-cell>
          <table:table-cell office:value-type="float" office:value="190482627.9" calcext:value-type="float">
            <text:p>190482627.9</text:p>
          </table:table-cell>
          <table:table-cell office:value-type="float" office:value="126296921.3" calcext:value-type="float">
            <text:p>126296921.3</text:p>
          </table:table-cell>
          <table:table-cell office:value-type="float" office:value="125329812.2" calcext:value-type="float">
            <text:p>125329812.2</text:p>
          </table:table-cell>
          <table:table-cell table:number-columns-repeated="2"/>
          <table:table-cell table:formula="of:=[.B57]/3400000000" office:value-type="float" office:value="0.0560243023235294" calcext:value-type="float">
            <text:p>0.0560243023</text:p>
          </table:table-cell>
          <table:table-cell table:formula="of:=[.C57]/3400000000" office:value-type="float" office:value="0.0371461533235294" calcext:value-type="float">
            <text:p>0.0371461533</text:p>
          </table:table-cell>
          <table:table-cell table:formula="of:=[.D57]/3400000000" office:value-type="float" office:value="0.0368617094705882" calcext:value-type="float">
            <text:p>0.0368617095</text:p>
          </table:table-cell>
          <table:table-cell table:number-columns-repeated="2"/>
          <table:table-cell table:formula="of:=[.B57]/[.A57]" office:value-type="float" office:value="6.48779964106424" calcext:value-type="float">
            <text:p>6.4877996411</text:p>
          </table:table-cell>
          <table:table-cell table:formula="of:=[.C57]/[.A57]" office:value-type="float" office:value="4.30164750303541" calcext:value-type="float">
            <text:p>4.301647503</text:p>
          </table:table-cell>
          <table:table-cell table:formula="of:=[.D57]/[.A57]" office:value-type="float" office:value="4.26870796339852" calcext:value-type="float">
            <text:p>4.2687079634</text:p>
          </table:table-cell>
        </table:table-row>
        <table:table-row table:style-name="ro1">
          <table:table-cell table:formula="of:=[.A57]+524288" office:value-type="float" office:value="29884416" calcext:value-type="float">
            <text:p>29884416</text:p>
          </table:table-cell>
          <table:table-cell office:value-type="float" office:value="192257799.5" calcext:value-type="float">
            <text:p>192257799.5</text:p>
          </table:table-cell>
          <table:table-cell office:value-type="float" office:value="128766295.1" calcext:value-type="float">
            <text:p>128766295.1</text:p>
          </table:table-cell>
          <table:table-cell office:value-type="float" office:value="127743230.2" calcext:value-type="float">
            <text:p>127743230.2</text:p>
          </table:table-cell>
          <table:table-cell table:number-columns-repeated="2"/>
          <table:table-cell table:formula="of:=[.B58]/3400000000" office:value-type="float" office:value="0.0565464116176471" calcext:value-type="float">
            <text:p>0.0565464116</text:p>
          </table:table-cell>
          <table:table-cell table:formula="of:=[.C58]/3400000000" office:value-type="float" office:value="0.0378724397352941" calcext:value-type="float">
            <text:p>0.0378724397</text:p>
          </table:table-cell>
          <table:table-cell table:formula="of:=[.D58]/3400000000" office:value-type="float" office:value="0.0375715382941176" calcext:value-type="float">
            <text:p>0.0375715383</text:p>
          </table:table-cell>
          <table:table-cell table:number-columns-repeated="2"/>
          <table:table-cell table:formula="of:=[.B58]/[.A58]" office:value-type="float" office:value="6.43337984252394" calcext:value-type="float">
            <text:p>6.4333798425</text:p>
          </table:table-cell>
          <table:table-cell table:formula="of:=[.C58]/[.A58]" office:value-type="float" office:value="4.30881082300554" calcext:value-type="float">
            <text:p>4.308810823</text:p>
          </table:table-cell>
          <table:table-cell table:formula="of:=[.D58]/[.A58]" office:value-type="float" office:value="4.27457676268461" calcext:value-type="float">
            <text:p>4.2745767627</text:p>
          </table:table-cell>
        </table:table-row>
        <table:table-row table:style-name="ro1">
          <table:table-cell table:formula="of:=[.A58]+524288" office:value-type="float" office:value="30408704" calcext:value-type="float">
            <text:p>30408704</text:p>
          </table:table-cell>
          <table:table-cell office:value-type="float" office:value="195247540.6" calcext:value-type="float">
            <text:p>195247540.6</text:p>
          </table:table-cell>
          <table:table-cell office:value-type="float" office:value="130067602" calcext:value-type="float">
            <text:p>130067602</text:p>
          </table:table-cell>
          <table:table-cell office:value-type="float" office:value="131195995.5" calcext:value-type="float">
            <text:p>131195995.5</text:p>
          </table:table-cell>
          <table:table-cell table:number-columns-repeated="2"/>
          <table:table-cell table:formula="of:=[.B59]/3400000000" office:value-type="float" office:value="0.0574257472352941" calcext:value-type="float">
            <text:p>0.0574257472</text:p>
          </table:table-cell>
          <table:table-cell table:formula="of:=[.C59]/3400000000" office:value-type="float" office:value="0.0382551770588235" calcext:value-type="float">
            <text:p>0.0382551771</text:p>
          </table:table-cell>
          <table:table-cell table:formula="of:=[.D59]/3400000000" office:value-type="float" office:value="0.0385870575" calcext:value-type="float">
            <text:p>0.0385870575</text:p>
          </table:table-cell>
          <table:table-cell table:number-columns-repeated="2"/>
          <table:table-cell table:formula="of:=[.B59]/[.A59]" office:value-type="float" office:value="6.4207780969554" calcext:value-type="float">
            <text:p>6.420778097</text:p>
          </table:table-cell>
          <table:table-cell table:formula="of:=[.C59]/[.A59]" office:value-type="float" office:value="4.27731487668794" calcext:value-type="float">
            <text:p>4.2773148767</text:p>
          </table:table-cell>
          <table:table-cell table:formula="of:=[.D59]/[.A59]" office:value-type="float" office:value="4.31442245943793" calcext:value-type="float">
            <text:p>4.3144224594</text:p>
          </table:table-cell>
        </table:table-row>
        <table:table-row table:style-name="ro1">
          <table:table-cell table:formula="of:=[.A59]+524288" office:value-type="float" office:value="30932992" calcext:value-type="float">
            <text:p>30932992</text:p>
          </table:table-cell>
          <table:table-cell office:value-type="float" office:value="198194948.4" calcext:value-type="float">
            <text:p>198194948.4</text:p>
          </table:table-cell>
          <table:table-cell office:value-type="float" office:value="133267004.9" calcext:value-type="float">
            <text:p>133267004.9</text:p>
          </table:table-cell>
          <table:table-cell office:value-type="float" office:value="132953859.4" calcext:value-type="float">
            <text:p>132953859.4</text:p>
          </table:table-cell>
          <table:table-cell table:number-columns-repeated="2"/>
          <table:table-cell table:formula="of:=[.B60]/3400000000" office:value-type="float" office:value="0.0582926318823529" calcext:value-type="float">
            <text:p>0.0582926319</text:p>
          </table:table-cell>
          <table:table-cell table:formula="of:=[.C60]/3400000000" office:value-type="float" office:value="0.0391961779117647" calcext:value-type="float">
            <text:p>0.0391961779</text:p>
          </table:table-cell>
          <table:table-cell table:formula="of:=[.D60]/3400000000" office:value-type="float" office:value="0.0391040762941176" calcext:value-type="float">
            <text:p>0.0391040763</text:p>
          </table:table-cell>
          <table:table-cell table:number-columns-repeated="2"/>
          <table:table-cell table:formula="of:=[.B60]/[.A60]" office:value-type="float" office:value="6.40723498069634" calcext:value-type="float">
            <text:p>6.4072349807</text:p>
          </table:table-cell>
          <table:table-cell table:formula="of:=[.C60]/[.A60]" office:value-type="float" office:value="4.30824812872935" calcext:value-type="float">
            <text:p>4.3082481287</text:p>
          </table:table-cell>
          <table:table-cell table:formula="of:=[.D60]/[.A60]" office:value-type="float" office:value="4.29812477887687" calcext:value-type="float">
            <text:p>4.2981247789</text:p>
          </table:table-cell>
        </table:table-row>
        <table:table-row table:style-name="ro1">
          <table:table-cell table:formula="of:=[.A60]+524288" office:value-type="float" office:value="31457280" calcext:value-type="float">
            <text:p>31457280</text:p>
          </table:table-cell>
          <table:table-cell office:value-type="float" office:value="202144935.6" calcext:value-type="float">
            <text:p>202144935.6</text:p>
          </table:table-cell>
          <table:table-cell office:value-type="float" office:value="135793956.3" calcext:value-type="float">
            <text:p>135793956.3</text:p>
          </table:table-cell>
          <table:table-cell office:value-type="float" office:value="134386487.5" calcext:value-type="float">
            <text:p>134386487.5</text:p>
          </table:table-cell>
          <table:table-cell table:number-columns-repeated="2"/>
          <table:table-cell table:formula="of:=[.B61]/3400000000" office:value-type="float" office:value="0.0594543928235294" calcext:value-type="float">
            <text:p>0.0594543928</text:p>
          </table:table-cell>
          <table:table-cell table:formula="of:=[.C61]/3400000000" office:value-type="float" office:value="0.0399393989117647" calcext:value-type="float">
            <text:p>0.0399393989</text:p>
          </table:table-cell>
          <table:table-cell table:formula="of:=[.D61]/3400000000" office:value-type="float" office:value="0.0395254375" calcext:value-type="float">
            <text:p>0.0395254375</text:p>
          </table:table-cell>
          <table:table-cell table:number-columns-repeated="2"/>
          <table:table-cell table:formula="of:=[.B61]/[.A61]" office:value-type="float" office:value="6.42601444244385" calcext:value-type="float">
            <text:p>6.4260144424</text:p>
          </table:table-cell>
          <table:table-cell table:formula="of:=[.C61]/[.A61]" office:value-type="float" office:value="4.31677361488342" calcext:value-type="float">
            <text:p>4.3167736149</text:p>
          </table:table-cell>
          <table:table-cell table:formula="of:=[.D61]/[.A61]" office:value-type="float" office:value="4.27203138669332" calcext:value-type="float">
            <text:p>4.2720313867</text:p>
          </table:table-cell>
        </table:table-row>
        <table:table-row table:style-name="ro1">
          <table:table-cell table:formula="of:=[.A61]+524288" office:value-type="float" office:value="31981568" calcext:value-type="float">
            <text:p>31981568</text:p>
          </table:table-cell>
          <table:table-cell office:value-type="float" office:value="205086783.3" calcext:value-type="float">
            <text:p>205086783.3</text:p>
          </table:table-cell>
          <table:table-cell office:value-type="float" office:value="136750674.2" calcext:value-type="float">
            <text:p>136750674.2</text:p>
          </table:table-cell>
          <table:table-cell office:value-type="float" office:value="137498084.4" calcext:value-type="float">
            <text:p>137498084.4</text:p>
          </table:table-cell>
          <table:table-cell table:number-columns-repeated="2"/>
          <table:table-cell table:formula="of:=[.B62]/3400000000" office:value-type="float" office:value="0.0603196421470588" calcext:value-type="float">
            <text:p>0.0603196421</text:p>
          </table:table-cell>
          <table:table-cell table:formula="of:=[.C62]/3400000000" office:value-type="float" office:value="0.0402207865294118" calcext:value-type="float">
            <text:p>0.0402207865</text:p>
          </table:table-cell>
          <table:table-cell table:formula="of:=[.D62]/3400000000" office:value-type="float" office:value="0.0404406130588235" calcext:value-type="float">
            <text:p>0.0404406131</text:p>
          </table:table-cell>
          <table:table-cell table:number-columns-repeated="2"/>
          <table:table-cell table:formula="of:=[.B62]/[.A62]" office:value-type="float" office:value="6.41265566778965" calcext:value-type="float">
            <text:p>6.4126556678</text:p>
          </table:table-cell>
          <table:table-cell table:formula="of:=[.C62]/[.A62]" office:value-type="float" office:value="4.27592149953373" calcext:value-type="float">
            <text:p>4.2759214995</text:p>
          </table:table-cell>
          <table:table-cell table:formula="of:=[.D62]/[.A62]" office:value-type="float" office:value="4.29929152942095" calcext:value-type="float">
            <text:p>4.2992915294</text:p>
          </table:table-cell>
        </table:table-row>
        <table:table-row table:style-name="ro1">
          <table:table-cell table:formula="of:=[.A62]+524288" office:value-type="float" office:value="32505856" calcext:value-type="float">
            <text:p>32505856</text:p>
          </table:table-cell>
          <table:table-cell office:value-type="float" office:value="208902827.1" calcext:value-type="float">
            <text:p>208902827.1</text:p>
          </table:table-cell>
          <table:table-cell office:value-type="float" office:value="138925353.2" calcext:value-type="float">
            <text:p>138925353.2</text:p>
          </table:table-cell>
          <table:table-cell office:value-type="float" office:value="139671503.1" calcext:value-type="float">
            <text:p>139671503.1</text:p>
          </table:table-cell>
          <table:table-cell table:number-columns-repeated="2"/>
          <table:table-cell table:formula="of:=[.B63]/3400000000" office:value-type="float" office:value="0.0614420079705882" calcext:value-type="float">
            <text:p>0.061442008</text:p>
          </table:table-cell>
          <table:table-cell table:formula="of:=[.C63]/3400000000" office:value-type="float" office:value="0.040860398" calcext:value-type="float">
            <text:p>0.040860398</text:p>
          </table:table-cell>
          <table:table-cell table:formula="of:=[.D63]/3400000000" office:value-type="float" office:value="0.0410798538529412" calcext:value-type="float">
            <text:p>0.0410798539</text:p>
          </table:table-cell>
          <table:table-cell table:number-columns-repeated="2"/>
          <table:table-cell table:formula="of:=[.B63]/[.A63]" office:value-type="float" office:value="6.42662131709437" calcext:value-type="float">
            <text:p>6.4266213171</text:p>
          </table:table-cell>
          <table:table-cell table:formula="of:=[.C63]/[.A63]" office:value-type="float" office:value="4.27385616917764" calcext:value-type="float">
            <text:p>4.2738561692</text:p>
          </table:table-cell>
          <table:table-cell table:formula="of:=[.D63]/[.A63]" office:value-type="float" office:value="4.29681049162342" calcext:value-type="float">
            <text:p>4.2968104916</text:p>
          </table:table-cell>
        </table:table-row>
        <table:table-row table:style-name="ro1">
          <table:table-cell table:formula="of:=[.A63]+524288" office:value-type="float" office:value="33030144" calcext:value-type="float">
            <text:p>33030144</text:p>
          </table:table-cell>
          <table:table-cell office:value-type="float" office:value="212091274.3" calcext:value-type="float">
            <text:p>212091274.3</text:p>
          </table:table-cell>
          <table:table-cell office:value-type="float" office:value="142240068.7" calcext:value-type="float">
            <text:p>142240068.7</text:p>
          </table:table-cell>
          <table:table-cell office:value-type="float" office:value="141058520.9" calcext:value-type="float">
            <text:p>141058520.9</text:p>
          </table:table-cell>
          <table:table-cell table:number-columns-repeated="2"/>
          <table:table-cell table:formula="of:=[.B64]/3400000000" office:value-type="float" office:value="0.0623797865588235" calcext:value-type="float">
            <text:p>0.0623797866</text:p>
          </table:table-cell>
          <table:table-cell table:formula="of:=[.C64]/3400000000" office:value-type="float" office:value="0.0418353143235294" calcext:value-type="float">
            <text:p>0.0418353143</text:p>
          </table:table-cell>
          <table:table-cell table:formula="of:=[.D64]/3400000000" office:value-type="float" office:value="0.0414878002647059" calcext:value-type="float">
            <text:p>0.0414878003</text:p>
          </table:table-cell>
          <table:table-cell table:number-columns-repeated="2"/>
          <table:table-cell table:formula="of:=[.B64]/[.A64]" office:value-type="float" office:value="6.42114288996136" calcext:value-type="float">
            <text:p>6.42114289</text:p>
          </table:table-cell>
          <table:table-cell table:formula="of:=[.C64]/[.A64]" office:value-type="float" office:value="4.30637143755716" calcext:value-type="float">
            <text:p>4.3063714376</text:p>
          </table:table-cell>
          <table:table-cell table:formula="of:=[.D64]/[.A64]" office:value-type="float" office:value="4.27059963468521" calcext:value-type="float">
            <text:p>4.2705996347</text:p>
          </table:table-cell>
        </table:table-row>
        <table:table-row table:style-name="ro1">
          <table:table-cell table:formula="of:=[.A64]+524288" office:value-type="float" office:value="33554432" calcext:value-type="float">
            <text:p>33554432</text:p>
          </table:table-cell>
          <table:table-cell office:value-type="float" office:value="215962908" calcext:value-type="float">
            <text:p>215962908</text:p>
          </table:table-cell>
          <table:table-cell office:value-type="float" office:value="144054601.8" calcext:value-type="float">
            <text:p>144054601.8</text:p>
          </table:table-cell>
          <table:table-cell office:value-type="float" office:value="143249910.3" calcext:value-type="float">
            <text:p>143249910.3</text:p>
          </table:table-cell>
          <table:table-cell table:number-columns-repeated="2"/>
          <table:table-cell table:formula="of:=[.B65]/3400000000" office:value-type="float" office:value="0.0635185023529412" calcext:value-type="float">
            <text:p>0.0635185024</text:p>
          </table:table-cell>
          <table:table-cell table:formula="of:=[.C65]/3400000000" office:value-type="float" office:value="0.0423690005294118" calcext:value-type="float">
            <text:p>0.0423690005</text:p>
          </table:table-cell>
          <table:table-cell table:formula="of:=[.D65]/3400000000" office:value-type="float" office:value="0.0421323265588235" calcext:value-type="float">
            <text:p>0.0421323266</text:p>
          </table:table-cell>
          <table:table-cell table:number-columns-repeated="2"/>
          <table:table-cell table:formula="of:=[.B65]/[.A65]" office:value-type="float" office:value="6.43619620800018" calcext:value-type="float">
            <text:p>6.436196208</text:p>
          </table:table-cell>
          <table:table-cell table:formula="of:=[.C65]/[.A65]" office:value-type="float" office:value="4.29316168427467" calcext:value-type="float">
            <text:p>4.2931616843</text:p>
          </table:table-cell>
          <table:table-cell table:formula="of:=[.D65]/[.A65]" office:value-type="float" office:value="4.26918000876904" calcext:value-type="float">
            <text:p>4.2691800088</text:p>
          </table:table-cell>
        </table:table-row>
        <table:table-row table:style-name="ro1">
          <table:table-cell table:formula="of:=[.A65]+524288" office:value-type="float" office:value="34078720" calcext:value-type="float">
            <text:p>34078720</text:p>
          </table:table-cell>
          <table:table-cell office:value-type="float" office:value="218704586.7" calcext:value-type="float">
            <text:p>218704586.7</text:p>
          </table:table-cell>
          <table:table-cell office:value-type="float" office:value="146206201" calcext:value-type="float">
            <text:p>146206201</text:p>
          </table:table-cell>
          <table:table-cell office:value-type="float" office:value="146747350.9" calcext:value-type="float">
            <text:p>146747350.9</text:p>
          </table:table-cell>
          <table:table-cell table:number-columns-repeated="2"/>
          <table:table-cell table:formula="of:=[.B66]/3400000000" office:value-type="float" office:value="0.0643248784411765" calcext:value-type="float">
            <text:p>0.0643248784</text:p>
          </table:table-cell>
          <table:table-cell table:formula="of:=[.C66]/3400000000" office:value-type="float" office:value="0.0430018238235294" calcext:value-type="float">
            <text:p>0.0430018238</text:p>
          </table:table-cell>
          <table:table-cell table:formula="of:=[.D66]/3400000000" office:value-type="float" office:value="0.0431609855588235" calcext:value-type="float">
            <text:p>0.0431609856</text:p>
          </table:table-cell>
          <table:table-cell table:number-columns-repeated="2"/>
          <table:table-cell table:formula="of:=[.B66]/[.A66]" office:value-type="float" office:value="6.41762914510874" calcext:value-type="float">
            <text:p>6.4176291451</text:p>
          </table:table-cell>
          <table:table-cell table:formula="of:=[.C66]/[.A66]" office:value-type="float" office:value="4.29024919363169" calcext:value-type="float">
            <text:p>4.2902491936</text:p>
          </table:table-cell>
          <table:table-cell table:formula="of:=[.D66]/[.A66]" office:value-type="float" office:value="4.3061286016611" calcext:value-type="float">
            <text:p>4.3061286017</text:p>
          </table:table-cell>
        </table:table-row>
        <table:table-row table:style-name="ro1">
          <table:table-cell table:formula="of:=[.A66]+524288" office:value-type="float" office:value="34603008" calcext:value-type="float">
            <text:p>34603008</text:p>
          </table:table-cell>
          <table:table-cell office:value-type="float" office:value="222657851.6" calcext:value-type="float">
            <text:p>222657851.6</text:p>
          </table:table-cell>
          <table:table-cell office:value-type="float" office:value="147858565.1" calcext:value-type="float">
            <text:p>147858565.1</text:p>
          </table:table-cell>
          <table:table-cell office:value-type="float" office:value="148706001.4" calcext:value-type="float">
            <text:p>148706001.4</text:p>
          </table:table-cell>
          <table:table-cell table:number-columns-repeated="2"/>
          <table:table-cell table:formula="of:=[.B67]/3400000000" office:value-type="float" office:value="0.0654876034117647" calcext:value-type="float">
            <text:p>0.0654876034</text:p>
          </table:table-cell>
          <table:table-cell table:formula="of:=[.C67]/3400000000" office:value-type="float" office:value="0.0434878132647059" calcext:value-type="float">
            <text:p>0.0434878133</text:p>
          </table:table-cell>
          <table:table-cell table:formula="of:=[.D67]/3400000000" office:value-type="float" office:value="0.0437370592352941" calcext:value-type="float">
            <text:p>0.0437370592</text:p>
          </table:table-cell>
          <table:table-cell table:number-columns-repeated="2"/>
          <table:table-cell table:formula="of:=[.B67]/[.A67]" office:value-type="float" office:value="6.43463861870043" calcext:value-type="float">
            <text:p>6.4346386187</text:p>
          </table:table-cell>
          <table:table-cell table:formula="of:=[.C67]/[.A67]" office:value-type="float" office:value="4.27299745444095" calcext:value-type="float">
            <text:p>4.2729974544</text:p>
          </table:table-cell>
          <table:table-cell table:formula="of:=[.D67]/[.A67]" office:value-type="float" office:value="4.29748770395915" calcext:value-type="float">
            <text:p>4.297487704</text:p>
          </table:table-cell>
        </table:table-row>
        <table:table-row table:style-name="ro1">
          <table:table-cell table:formula="of:=[.A67]+524288" office:value-type="float" office:value="35127296" calcext:value-type="float">
            <text:p>35127296</text:p>
          </table:table-cell>
          <table:table-cell office:value-type="float" office:value="224899706.9" calcext:value-type="float">
            <text:p>224899706.9</text:p>
          </table:table-cell>
          <table:table-cell office:value-type="float" office:value="151688021.2" calcext:value-type="float">
            <text:p>151688021.2</text:p>
          </table:table-cell>
          <table:table-cell office:value-type="float" office:value="151058975.1" calcext:value-type="float">
            <text:p>151058975.1</text:p>
          </table:table-cell>
          <table:table-cell table:number-columns-repeated="2"/>
          <table:table-cell table:formula="of:=[.B68]/3400000000" office:value-type="float" office:value="0.0661469726176471" calcext:value-type="float">
            <text:p>0.0661469726</text:p>
          </table:table-cell>
          <table:table-cell table:formula="of:=[.C68]/3400000000" office:value-type="float" office:value="0.0446141238823529" calcext:value-type="float">
            <text:p>0.0446141239</text:p>
          </table:table-cell>
          <table:table-cell table:formula="of:=[.D68]/3400000000" office:value-type="float" office:value="0.0444291103235294" calcext:value-type="float">
            <text:p>0.0444291103</text:p>
          </table:table-cell>
          <table:table-cell table:number-columns-repeated="2"/>
          <table:table-cell table:formula="of:=[.B68]/[.A68]" office:value-type="float" office:value="6.40242012650219" calcext:value-type="float">
            <text:p>6.4024201265</text:p>
          </table:table-cell>
          <table:table-cell table:formula="of:=[.C68]/[.A68]" office:value-type="float" office:value="4.31823790820677" calcext:value-type="float">
            <text:p>4.3182379082</text:p>
          </table:table-cell>
          <table:table-cell table:formula="of:=[.D68]/[.A68]" office:value-type="float" office:value="4.30033029300063" calcext:value-type="float">
            <text:p>4.300330293</text:p>
          </table:table-cell>
        </table:table-row>
        <table:table-row table:style-name="ro1">
          <table:table-cell table:formula="of:=[.A68]+524288" office:value-type="float" office:value="35651584" calcext:value-type="float">
            <text:p>35651584</text:p>
          </table:table-cell>
          <table:table-cell office:value-type="float" office:value="228303647.6" calcext:value-type="float">
            <text:p>228303647.6</text:p>
          </table:table-cell>
          <table:table-cell office:value-type="float" office:value="153545773.3" calcext:value-type="float">
            <text:p>153545773.3</text:p>
          </table:table-cell>
          <table:table-cell office:value-type="float" office:value="152332069.6" calcext:value-type="float">
            <text:p>152332069.6</text:p>
          </table:table-cell>
          <table:table-cell table:number-columns-repeated="2"/>
          <table:table-cell table:formula="of:=[.B69]/3400000000" office:value-type="float" office:value="0.0671481316470588" calcext:value-type="float">
            <text:p>0.0671481316</text:p>
          </table:table-cell>
          <table:table-cell table:formula="of:=[.C69]/3400000000" office:value-type="float" office:value="0.0451605215588235" calcext:value-type="float">
            <text:p>0.0451605216</text:p>
          </table:table-cell>
          <table:table-cell table:formula="of:=[.D69]/3400000000" office:value-type="float" office:value="0.0448035498823529" calcext:value-type="float">
            <text:p>0.0448035499</text:p>
          </table:table-cell>
          <table:table-cell table:number-columns-repeated="2"/>
          <table:table-cell table:formula="of:=[.B69]/[.A69]" office:value-type="float" office:value="6.40374485464657" calcext:value-type="float">
            <text:p>6.4037448546</text:p>
          </table:table-cell>
          <table:table-cell table:formula="of:=[.C69]/[.A69]" office:value-type="float" office:value="4.30684295261607" calcext:value-type="float">
            <text:p>4.3068429526</text:p>
          </table:table-cell>
          <table:table-cell table:formula="of:=[.D69]/[.A69]" office:value-type="float" office:value="4.27279948066263" calcext:value-type="float">
            <text:p>4.2727994807</text:p>
          </table:table-cell>
        </table:table-row>
        <table:table-row table:style-name="ro1">
          <table:table-cell table:formula="of:=[.A69]+524288" office:value-type="float" office:value="36175872" calcext:value-type="float">
            <text:p>36175872</text:p>
          </table:table-cell>
          <table:table-cell office:value-type="float" office:value="232332039.1" calcext:value-type="float">
            <text:p>232332039.1</text:p>
          </table:table-cell>
          <table:table-cell office:value-type="float" office:value="155445525.5" calcext:value-type="float">
            <text:p>155445525.5</text:p>
          </table:table-cell>
          <table:table-cell office:value-type="float" office:value="154695928.3" calcext:value-type="float">
            <text:p>154695928.3</text:p>
          </table:table-cell>
          <table:table-cell table:number-columns-repeated="2"/>
          <table:table-cell table:formula="of:=[.B70]/3400000000" office:value-type="float" office:value="0.0683329526764706" calcext:value-type="float">
            <text:p>0.0683329527</text:p>
          </table:table-cell>
          <table:table-cell table:formula="of:=[.C70]/3400000000" office:value-type="float" office:value="0.0457192722058824" calcext:value-type="float">
            <text:p>0.0457192722</text:p>
          </table:table-cell>
          <table:table-cell table:formula="of:=[.D70]/3400000000" office:value-type="float" office:value="0.0454988024411765" calcext:value-type="float">
            <text:p>0.0454988024</text:p>
          </table:table-cell>
          <table:table-cell table:number-columns-repeated="2"/>
          <table:table-cell table:formula="of:=[.B70]/[.A70]" office:value-type="float" office:value="6.42229271211486" calcext:value-type="float">
            <text:p>6.4222927121</text:p>
          </table:table-cell>
          <table:table-cell table:formula="of:=[.C70]/[.A70]" office:value-type="float" office:value="4.29693928317747" calcext:value-type="float">
            <text:p>4.2969392832</text:p>
          </table:table-cell>
          <table:table-cell table:formula="of:=[.D70]/[.A70]" office:value-type="float" office:value="4.27621836731399" calcext:value-type="float">
            <text:p>4.2762183673</text:p>
          </table:table-cell>
        </table:table-row>
        <table:table-row table:style-name="ro1">
          <table:table-cell table:formula="of:=[.A70]+524288" office:value-type="float" office:value="36700160" calcext:value-type="float">
            <text:p>36700160</text:p>
          </table:table-cell>
          <table:table-cell office:value-type="float" office:value="236724378.9" calcext:value-type="float">
            <text:p>236724378.9</text:p>
          </table:table-cell>
          <table:table-cell office:value-type="float" office:value="157632470.8" calcext:value-type="float">
            <text:p>157632470.8</text:p>
          </table:table-cell>
          <table:table-cell office:value-type="float" office:value="157588778.7" calcext:value-type="float">
            <text:p>157588778.7</text:p>
          </table:table-cell>
          <table:table-cell table:number-columns-repeated="2"/>
          <table:table-cell table:formula="of:=[.B71]/3400000000" office:value-type="float" office:value="0.0696248173235294" calcext:value-type="float">
            <text:p>0.0696248173</text:p>
          </table:table-cell>
          <table:table-cell table:formula="of:=[.C71]/3400000000" office:value-type="float" office:value="0.0463624914117647" calcext:value-type="float">
            <text:p>0.0463624914</text:p>
          </table:table-cell>
          <table:table-cell table:formula="of:=[.D71]/3400000000" office:value-type="float" office:value="0.0463496407941176" calcext:value-type="float">
            <text:p>0.0463496408</text:p>
          </table:table-cell>
          <table:table-cell table:number-columns-repeated="2"/>
          <table:table-cell table:formula="of:=[.B71]/[.A71]" office:value-type="float" office:value="6.45022743497576" calcext:value-type="float">
            <text:p>6.450227435</text:p>
          </table:table-cell>
          <table:table-cell table:formula="of:=[.C71]/[.A71]" office:value-type="float" office:value="4.2951439666748" calcext:value-type="float">
            <text:p>4.2951439667</text:p>
          </table:table-cell>
          <table:table-cell table:formula="of:=[.D71]/[.A71]" office:value-type="float" office:value="4.29395345142909" calcext:value-type="float">
            <text:p>4.2939534514</text:p>
          </table:table-cell>
        </table:table-row>
        <table:table-row table:style-name="ro1">
          <table:table-cell table:formula="of:=[.A71]+524288" office:value-type="float" office:value="37224448" calcext:value-type="float">
            <text:p>37224448</text:p>
          </table:table-cell>
          <table:table-cell office:value-type="float" office:value="240419104.4" calcext:value-type="float">
            <text:p>240419104.4</text:p>
          </table:table-cell>
          <table:table-cell office:value-type="float" office:value="159688283.4" calcext:value-type="float">
            <text:p>159688283.4</text:p>
          </table:table-cell>
          <table:table-cell office:value-type="float" office:value="159810759.2" calcext:value-type="float">
            <text:p>159810759.2</text:p>
          </table:table-cell>
          <table:table-cell table:number-columns-repeated="2"/>
          <table:table-cell table:formula="of:=[.B72]/3400000000" office:value-type="float" office:value="0.0707115012941176" calcext:value-type="float">
            <text:p>0.0707115013</text:p>
          </table:table-cell>
          <table:table-cell table:formula="of:=[.C72]/3400000000" office:value-type="float" office:value="0.0469671421764706" calcext:value-type="float">
            <text:p>0.0469671422</text:p>
          </table:table-cell>
          <table:table-cell table:formula="of:=[.D72]/3400000000" office:value-type="float" office:value="0.0470031644705882" calcext:value-type="float">
            <text:p>0.0470031645</text:p>
          </table:table-cell>
          <table:table-cell table:number-columns-repeated="2"/>
          <table:table-cell table:formula="of:=[.B72]/[.A72]" office:value-type="float" office:value="6.4586345081598" calcext:value-type="float">
            <text:p>6.4586345082</text:p>
          </table:table-cell>
          <table:table-cell table:formula="of:=[.C72]/[.A72]" office:value-type="float" office:value="4.28987646505866" calcext:value-type="float">
            <text:p>4.2898764651</text:p>
          </table:table-cell>
          <table:table-cell table:formula="of:=[.D72]/[.A72]" office:value-type="float" office:value="4.29316666294152" calcext:value-type="float">
            <text:p>4.2931666629</text:p>
          </table:table-cell>
        </table:table-row>
        <table:table-row table:style-name="ro1">
          <table:table-cell table:formula="of:=[.A72]+524288" office:value-type="float" office:value="37748736" calcext:value-type="float">
            <text:p>37748736</text:p>
          </table:table-cell>
          <table:table-cell office:value-type="float" office:value="243032015.3" calcext:value-type="float">
            <text:p>243032015.3</text:p>
          </table:table-cell>
          <table:table-cell office:value-type="float" office:value="162561651.2" calcext:value-type="float">
            <text:p>162561651.2</text:p>
          </table:table-cell>
          <table:table-cell office:value-type="float" office:value="163827199.4" calcext:value-type="float">
            <text:p>163827199.4</text:p>
          </table:table-cell>
          <table:table-cell table:number-columns-repeated="2"/>
          <table:table-cell table:formula="of:=[.B73]/3400000000" office:value-type="float" office:value="0.0714800045" calcext:value-type="float">
            <text:p>0.0714800045</text:p>
          </table:table-cell>
          <table:table-cell table:formula="of:=[.C73]/3400000000" office:value-type="float" office:value="0.0478122503529412" calcext:value-type="float">
            <text:p>0.0478122504</text:p>
          </table:table-cell>
          <table:table-cell table:formula="of:=[.D73]/3400000000" office:value-type="float" office:value="0.0481844704117647" calcext:value-type="float">
            <text:p>0.0481844704</text:p>
          </table:table-cell>
          <table:table-cell table:number-columns-repeated="2"/>
          <table:table-cell table:formula="of:=[.B73]/[.A73]" office:value-type="float" office:value="6.43814975155724" calcext:value-type="float">
            <text:p>6.4381497516</text:p>
          </table:table-cell>
          <table:table-cell table:formula="of:=[.C73]/[.A73]" office:value-type="float" office:value="4.30641309950087" calcext:value-type="float">
            <text:p>4.3064130995</text:p>
          </table:table-cell>
          <table:table-cell table:formula="of:=[.D73]/[.A73]" office:value-type="float" office:value="4.33993867768182" calcext:value-type="float">
            <text:p>4.3399386777</text:p>
          </table:table-cell>
        </table:table-row>
        <table:table-row table:style-name="ro1">
          <table:table-cell table:formula="of:=[.A73]+524288" office:value-type="float" office:value="38273024" calcext:value-type="float">
            <text:p>38273024</text:p>
          </table:table-cell>
          <table:table-cell office:value-type="float" office:value="246142911.8" calcext:value-type="float">
            <text:p>246142911.8</text:p>
          </table:table-cell>
          <table:table-cell office:value-type="float" office:value="165077361.3" calcext:value-type="float">
            <text:p>165077361.3</text:p>
          </table:table-cell>
          <table:table-cell office:value-type="float" office:value="165350535.9" calcext:value-type="float">
            <text:p>165350535.9</text:p>
          </table:table-cell>
          <table:table-cell table:number-columns-repeated="2"/>
          <table:table-cell table:formula="of:=[.B74]/3400000000" office:value-type="float" office:value="0.0723949740588235" calcext:value-type="float">
            <text:p>0.0723949741</text:p>
          </table:table-cell>
          <table:table-cell table:formula="of:=[.C74]/3400000000" office:value-type="float" office:value="0.0485521650882353" calcext:value-type="float">
            <text:p>0.0485521651</text:p>
          </table:table-cell>
          <table:table-cell table:formula="of:=[.D74]/3400000000" office:value-type="float" office:value="0.0486325105588235" calcext:value-type="float">
            <text:p>0.0486325106</text:p>
          </table:table-cell>
          <table:table-cell table:number-columns-repeated="2"/>
          <table:table-cell table:formula="of:=[.B74]/[.A74]" office:value-type="float" office:value="6.43123762052353" calcext:value-type="float">
            <text:p>6.4312376205</text:p>
          </table:table-cell>
          <table:table-cell table:formula="of:=[.C74]/[.A74]" office:value-type="float" office:value="4.31315177238151" calcext:value-type="float">
            <text:p>4.3131517724</text:p>
          </table:table-cell>
          <table:table-cell table:formula="of:=[.D74]/[.A74]" office:value-type="float" office:value="4.32028929566684" calcext:value-type="float">
            <text:p>4.3202892957</text:p>
          </table:table-cell>
        </table:table-row>
        <table:table-row table:style-name="ro1">
          <table:table-cell table:formula="of:=[.A74]+524288" office:value-type="float" office:value="38797312" calcext:value-type="float">
            <text:p>38797312</text:p>
          </table:table-cell>
          <table:table-cell office:value-type="float" office:value="249862353.5" calcext:value-type="float">
            <text:p>249862353.5</text:p>
          </table:table-cell>
          <table:table-cell office:value-type="float" office:value="168117663.8" calcext:value-type="float">
            <text:p>168117663.8</text:p>
          </table:table-cell>
          <table:table-cell office:value-type="float" office:value="166789881" calcext:value-type="float">
            <text:p>166789881</text:p>
          </table:table-cell>
          <table:table-cell table:number-columns-repeated="2"/>
          <table:table-cell table:formula="of:=[.B75]/3400000000" office:value-type="float" office:value="0.0734889275" calcext:value-type="float">
            <text:p>0.0734889275</text:p>
          </table:table-cell>
          <table:table-cell table:formula="of:=[.C75]/3400000000" office:value-type="float" office:value="0.0494463717058824" calcext:value-type="float">
            <text:p>0.0494463717</text:p>
          </table:table-cell>
          <table:table-cell table:formula="of:=[.D75]/3400000000" office:value-type="float" office:value="0.0490558473529412" calcext:value-type="float">
            <text:p>0.0490558474</text:p>
          </table:table-cell>
          <table:table-cell table:number-columns-repeated="2"/>
          <table:table-cell table:formula="of:=[.B75]/[.A75]" office:value-type="float" office:value="6.4401975451289" calcext:value-type="float">
            <text:p>6.4401975451</text:p>
          </table:table-cell>
          <table:table-cell table:formula="of:=[.C75]/[.A75]" office:value-type="float" office:value="4.33322967838597" calcext:value-type="float">
            <text:p>4.3332296784</text:p>
          </table:table-cell>
          <table:table-cell table:formula="of:=[.D75]/[.A75]" office:value-type="float" office:value="4.29900610124743" calcext:value-type="float">
            <text:p>4.2990061012</text:p>
          </table:table-cell>
        </table:table-row>
        <table:table-row table:style-name="ro1">
          <table:table-cell table:formula="of:=[.A75]+524288" office:value-type="float" office:value="39321600" calcext:value-type="float">
            <text:p>39321600</text:p>
          </table:table-cell>
          <table:table-cell office:value-type="float" office:value="251761442.3" calcext:value-type="float">
            <text:p>251761442.3</text:p>
          </table:table-cell>
          <table:table-cell office:value-type="float" office:value="170267475.1" calcext:value-type="float">
            <text:p>170267475.1</text:p>
          </table:table-cell>
          <table:table-cell office:value-type="float" office:value="168271589.6" calcext:value-type="float">
            <text:p>168271589.6</text:p>
          </table:table-cell>
          <table:table-cell table:number-columns-repeated="2"/>
          <table:table-cell table:formula="of:=[.B76]/3400000000" office:value-type="float" office:value="0.0740474830294118" calcext:value-type="float">
            <text:p>0.074047483</text:p>
          </table:table-cell>
          <table:table-cell table:formula="of:=[.C76]/3400000000" office:value-type="float" office:value="0.0500786691470588" calcext:value-type="float">
            <text:p>0.0500786691</text:p>
          </table:table-cell>
          <table:table-cell table:formula="of:=[.D76]/3400000000" office:value-type="float" office:value="0.049491644" calcext:value-type="float">
            <text:p>0.049491644</text:p>
          </table:table-cell>
          <table:table-cell table:number-columns-repeated="2"/>
          <table:table-cell table:formula="of:=[.B76]/[.A76]" office:value-type="float" office:value="6.40262457021078" calcext:value-type="float">
            <text:p>6.4026245702</text:p>
          </table:table-cell>
          <table:table-cell table:formula="of:=[.C76]/[.A76]" office:value-type="float" office:value="4.33012581125895" calcext:value-type="float">
            <text:p>4.3301258113</text:p>
          </table:table-cell>
          <table:table-cell table:formula="of:=[.D76]/[.A76]" office:value-type="float" office:value="4.27936781819661" calcext:value-type="float">
            <text:p>4.2793678182</text:p>
          </table:table-cell>
        </table:table-row>
        <table:table-row table:style-name="ro1">
          <table:table-cell table:formula="of:=[.A76]+524288" office:value-type="float" office:value="39845888" calcext:value-type="float">
            <text:p>39845888</text:p>
          </table:table-cell>
          <table:table-cell office:value-type="float" office:value="256208253.6" calcext:value-type="float">
            <text:p>256208253.6</text:p>
          </table:table-cell>
          <table:table-cell office:value-type="float" office:value="172623711.3" calcext:value-type="float">
            <text:p>172623711.3</text:p>
          </table:table-cell>
          <table:table-cell office:value-type="float" office:value="170342349" calcext:value-type="float">
            <text:p>170342349</text:p>
          </table:table-cell>
          <table:table-cell table:number-columns-repeated="2"/>
          <table:table-cell table:formula="of:=[.B77]/3400000000" office:value-type="float" office:value="0.0753553687058823" calcext:value-type="float">
            <text:p>0.0753553687</text:p>
          </table:table-cell>
          <table:table-cell table:formula="of:=[.C77]/3400000000" office:value-type="float" office:value="0.0507716797941177" calcext:value-type="float">
            <text:p>0.0507716798</text:p>
          </table:table-cell>
          <table:table-cell table:formula="of:=[.D77]/3400000000" office:value-type="float" office:value="0.0501006908823529" calcext:value-type="float">
            <text:p>0.0501006909</text:p>
          </table:table-cell>
          <table:table-cell table:number-columns-repeated="2"/>
          <table:table-cell table:formula="of:=[.B77]/[.A77]" office:value-type="float" office:value="6.42997976604261" calcext:value-type="float">
            <text:p>6.429979766</text:p>
          </table:table-cell>
          <table:table-cell table:formula="of:=[.C77]/[.A77]" office:value-type="float" office:value="4.33228420709309" calcext:value-type="float">
            <text:p>4.3322842071</text:p>
          </table:table-cell>
          <table:table-cell table:formula="of:=[.D77]/[.A77]" office:value-type="float" office:value="4.27502955888447" calcext:value-type="float">
            <text:p>4.2750295589</text:p>
          </table:table-cell>
        </table:table-row>
        <table:table-row table:style-name="ro1">
          <table:table-cell table:formula="of:=[.A77]+524288" office:value-type="float" office:value="40370176" calcext:value-type="float">
            <text:p>40370176</text:p>
          </table:table-cell>
          <table:table-cell office:value-type="float" office:value="259176721.7" calcext:value-type="float">
            <text:p>259176721.7</text:p>
          </table:table-cell>
          <table:table-cell office:value-type="float" office:value="174304995.8" calcext:value-type="float">
            <text:p>174304995.8</text:p>
          </table:table-cell>
          <table:table-cell office:value-type="float" office:value="172422989.5" calcext:value-type="float">
            <text:p>172422989.5</text:p>
          </table:table-cell>
          <table:table-cell table:number-columns-repeated="2"/>
          <table:table-cell table:formula="of:=[.B78]/3400000000" office:value-type="float" office:value="0.0762284475588235" calcext:value-type="float">
            <text:p>0.0762284476</text:p>
          </table:table-cell>
          <table:table-cell table:formula="of:=[.C78]/3400000000" office:value-type="float" office:value="0.0512661752352941" calcext:value-type="float">
            <text:p>0.0512661752</text:p>
          </table:table-cell>
          <table:table-cell table:formula="of:=[.D78]/3400000000" office:value-type="float" office:value="0.0507126439705882" calcext:value-type="float">
            <text:p>0.050712644</text:p>
          </table:table-cell>
          <table:table-cell table:number-columns-repeated="2"/>
          <table:table-cell table:formula="of:=[.B78]/[.A78]" office:value-type="float" office:value="6.42000475053663" calcext:value-type="float">
            <text:p>6.4200047505</text:p>
          </table:table-cell>
          <table:table-cell table:formula="of:=[.C78]/[.A78]" office:value-type="float" office:value="4.31766747313661" calcext:value-type="float">
            <text:p>4.3176674731</text:p>
          </table:table-cell>
          <table:table-cell table:formula="of:=[.D78]/[.A78]" office:value-type="float" office:value="4.27104874400349" calcext:value-type="float">
            <text:p>4.271048744</text:p>
          </table:table-cell>
        </table:table-row>
        <table:table-row table:style-name="ro1">
          <table:table-cell table:formula="of:=[.A78]+524288" office:value-type="float" office:value="40894464" calcext:value-type="float">
            <text:p>40894464</text:p>
          </table:table-cell>
          <table:table-cell office:value-type="float" office:value="264307075.5" calcext:value-type="float">
            <text:p>264307075.5</text:p>
          </table:table-cell>
          <table:table-cell office:value-type="float" office:value="178192676.9" calcext:value-type="float">
            <text:p>178192676.9</text:p>
          </table:table-cell>
          <table:table-cell office:value-type="float" office:value="175102889.8" calcext:value-type="float">
            <text:p>175102889.8</text:p>
          </table:table-cell>
          <table:table-cell table:number-columns-repeated="2"/>
          <table:table-cell table:formula="of:=[.B79]/3400000000" office:value-type="float" office:value="0.0777373751470588" calcext:value-type="float">
            <text:p>0.0777373751</text:p>
          </table:table-cell>
          <table:table-cell table:formula="of:=[.C79]/3400000000" office:value-type="float" office:value="0.0524096108529412" calcext:value-type="float">
            <text:p>0.0524096109</text:p>
          </table:table-cell>
          <table:table-cell table:formula="of:=[.D79]/3400000000" office:value-type="float" office:value="0.0515008499411765" calcext:value-type="float">
            <text:p>0.0515008499</text:p>
          </table:table-cell>
          <table:table-cell table:number-columns-repeated="2"/>
          <table:table-cell table:formula="of:=[.B79]/[.A79]" office:value-type="float" office:value="6.46315050125122" calcext:value-type="float">
            <text:p>6.4631505013</text:p>
          </table:table-cell>
          <table:table-cell table:formula="of:=[.C79]/[.A79]" office:value-type="float" office:value="4.35737895721044" calcext:value-type="float">
            <text:p>4.3573789572</text:p>
          </table:table-cell>
          <table:table-cell table:formula="of:=[.D79]/[.A79]" office:value-type="float" office:value="4.28182381360959" calcext:value-type="float">
            <text:p>4.2818238136</text:p>
          </table:table-cell>
        </table:table-row>
        <table:table-row table:style-name="ro1">
          <table:table-cell table:formula="of:=[.A79]+524288" office:value-type="float" office:value="41418752" calcext:value-type="float">
            <text:p>41418752</text:p>
          </table:table-cell>
          <table:table-cell office:value-type="float" office:value="266997847.2" calcext:value-type="float">
            <text:p>266997847.2</text:p>
          </table:table-cell>
          <table:table-cell office:value-type="float" office:value="178151044.5" calcext:value-type="float">
            <text:p>178151044.5</text:p>
          </table:table-cell>
          <table:table-cell office:value-type="float" office:value="178394302.9" calcext:value-type="float">
            <text:p>178394302.9</text:p>
          </table:table-cell>
          <table:table-cell table:number-columns-repeated="2"/>
          <table:table-cell table:formula="of:=[.B80]/3400000000" office:value-type="float" office:value="0.0785287785882353" calcext:value-type="float">
            <text:p>0.0785287786</text:p>
          </table:table-cell>
          <table:table-cell table:formula="of:=[.C80]/3400000000" office:value-type="float" office:value="0.0523973660294118" calcext:value-type="float">
            <text:p>0.052397366</text:p>
          </table:table-cell>
          <table:table-cell table:formula="of:=[.D80]/3400000000" office:value-type="float" office:value="0.0524689126176471" calcext:value-type="float">
            <text:p>0.0524689126</text:p>
          </table:table-cell>
          <table:table-cell table:number-columns-repeated="2"/>
          <table:table-cell table:formula="of:=[.B80]/[.A80]" office:value-type="float" office:value="6.44630352937723" calcext:value-type="float">
            <text:p>6.4463035294</text:p>
          </table:table-cell>
          <table:table-cell table:formula="of:=[.C80]/[.A80]" office:value-type="float" office:value="4.30121710330625" calcext:value-type="float">
            <text:p>4.3012171033</text:p>
          </table:table-cell>
          <table:table-cell table:formula="of:=[.D80]/[.A80]" office:value-type="float" office:value="4.30709024984625" calcext:value-type="float">
            <text:p>4.3070902498</text:p>
          </table:table-cell>
        </table:table-row>
        <table:table-row table:style-name="ro1">
          <table:table-cell table:formula="of:=[.A80]+524288" office:value-type="float" office:value="41943040" calcext:value-type="float">
            <text:p>41943040</text:p>
          </table:table-cell>
          <table:table-cell office:value-type="float" office:value="270209841.3" calcext:value-type="float">
            <text:p>270209841.3</text:p>
          </table:table-cell>
          <table:table-cell office:value-type="float" office:value="180354987.7" calcext:value-type="float">
            <text:p>180354987.7</text:p>
          </table:table-cell>
          <table:table-cell office:value-type="float" office:value="179755478.7" calcext:value-type="float">
            <text:p>179755478.7</text:p>
          </table:table-cell>
          <table:table-cell table:number-columns-repeated="2"/>
          <table:table-cell table:formula="of:=[.B81]/3400000000" office:value-type="float" office:value="0.0794734827352941" calcext:value-type="float">
            <text:p>0.0794734827</text:p>
          </table:table-cell>
          <table:table-cell table:formula="of:=[.C81]/3400000000" office:value-type="float" office:value="0.0530455846176471" calcext:value-type="float">
            <text:p>0.0530455846</text:p>
          </table:table-cell>
          <table:table-cell table:formula="of:=[.D81]/3400000000" office:value-type="float" office:value="0.0528692584411765" calcext:value-type="float">
            <text:p>0.0528692584</text:p>
          </table:table-cell>
          <table:table-cell table:number-columns-repeated="2"/>
          <table:table-cell table:formula="of:=[.B81]/[.A81]" office:value-type="float" office:value="6.44230464220047" calcext:value-type="float">
            <text:p>6.4423046422</text:p>
          </table:table-cell>
          <table:table-cell table:formula="of:=[.C81]/[.A81]" office:value-type="float" office:value="4.29999799013138" calcext:value-type="float">
            <text:p>4.2999979901</text:p>
          </table:table-cell>
          <table:table-cell table:formula="of:=[.D81]/[.A81]" office:value-type="float" office:value="4.28570458173752" calcext:value-type="float">
            <text:p>4.2857045817</text:p>
          </table:table-cell>
        </table:table-row>
        <table:table-row table:style-name="ro1">
          <table:table-cell table:formula="of:=[.A81]+524288" office:value-type="float" office:value="42467328" calcext:value-type="float">
            <text:p>42467328</text:p>
          </table:table-cell>
          <table:table-cell office:value-type="float" office:value="273058329.2" calcext:value-type="float">
            <text:p>273058329.2</text:p>
          </table:table-cell>
          <table:table-cell office:value-type="float" office:value="182709010.2" calcext:value-type="float">
            <text:p>182709010.2</text:p>
          </table:table-cell>
          <table:table-cell office:value-type="float" office:value="182778453.5" calcext:value-type="float">
            <text:p>182778453.5</text:p>
          </table:table-cell>
          <table:table-cell table:number-columns-repeated="2"/>
          <table:table-cell table:formula="of:=[.B82]/3400000000" office:value-type="float" office:value="0.0803112732941177" calcext:value-type="float">
            <text:p>0.0803112733</text:p>
          </table:table-cell>
          <table:table-cell table:formula="of:=[.C82]/3400000000" office:value-type="float" office:value="0.0537379441764706" calcext:value-type="float">
            <text:p>0.0537379442</text:p>
          </table:table-cell>
          <table:table-cell table:formula="of:=[.D82]/3400000000" office:value-type="float" office:value="0.0537583686764706" calcext:value-type="float">
            <text:p>0.0537583687</text:p>
          </table:table-cell>
          <table:table-cell table:number-columns-repeated="2"/>
          <table:table-cell table:formula="of:=[.B82]/[.A82]" office:value-type="float" office:value="6.42984482565044" calcext:value-type="float">
            <text:p>6.4298448257</text:p>
          </table:table-cell>
          <table:table-cell table:formula="of:=[.C82]/[.A82]" office:value-type="float" office:value="4.30234297293204" calcext:value-type="float">
            <text:p>4.3023429729</text:p>
          </table:table-cell>
          <table:table-cell table:formula="of:=[.D82]/[.A82]" office:value-type="float" office:value="4.30397819000998" calcext:value-type="float">
            <text:p>4.30397819</text:p>
          </table:table-cell>
        </table:table-row>
        <table:table-row table:style-name="ro1">
          <table:table-cell table:formula="of:=[.A82]+524288" office:value-type="float" office:value="42991616" calcext:value-type="float">
            <text:p>42991616</text:p>
          </table:table-cell>
          <table:table-cell office:value-type="float" office:value="276274380.5" calcext:value-type="float">
            <text:p>276274380.5</text:p>
          </table:table-cell>
          <table:table-cell office:value-type="float" office:value="184467457.4" calcext:value-type="float">
            <text:p>184467457.4</text:p>
          </table:table-cell>
          <table:table-cell office:value-type="float" office:value="185520935.5" calcext:value-type="float">
            <text:p>185520935.5</text:p>
          </table:table-cell>
          <table:table-cell table:number-columns-repeated="2"/>
          <table:table-cell table:formula="of:=[.B83]/3400000000" office:value-type="float" office:value="0.0812571707352941" calcext:value-type="float">
            <text:p>0.0812571707</text:p>
          </table:table-cell>
          <table:table-cell table:formula="of:=[.C83]/3400000000" office:value-type="float" office:value="0.0542551345294118" calcext:value-type="float">
            <text:p>0.0542551345</text:p>
          </table:table-cell>
          <table:table-cell table:formula="of:=[.D83]/3400000000" office:value-type="float" office:value="0.0545649810294118" calcext:value-type="float">
            <text:p>0.054564981</text:p>
          </table:table-cell>
          <table:table-cell table:number-columns-repeated="2"/>
          <table:table-cell table:formula="of:=[.B83]/[.A83]" office:value-type="float" office:value="6.42623856009507" calcext:value-type="float">
            <text:p>6.4262385601</text:p>
          </table:table-cell>
          <table:table-cell table:formula="of:=[.C83]/[.A83]" office:value-type="float" office:value="4.29077747158888" calcext:value-type="float">
            <text:p>4.2907774716</text:p>
          </table:table-cell>
          <table:table-cell table:formula="of:=[.D83]/[.A83]" office:value-type="float" office:value="4.31528174004904" calcext:value-type="float">
            <text:p>4.31528174</text:p>
          </table:table-cell>
        </table:table-row>
        <table:table-row table:style-name="ro1">
          <table:table-cell table:formula="of:=[.A83]+524288" office:value-type="float" office:value="43515904" calcext:value-type="float">
            <text:p>43515904</text:p>
          </table:table-cell>
          <table:table-cell office:value-type="float" office:value="280690778.2" calcext:value-type="float">
            <text:p>280690778.2</text:p>
          </table:table-cell>
          <table:table-cell office:value-type="float" office:value="186843722.1" calcext:value-type="float">
            <text:p>186843722.1</text:p>
          </table:table-cell>
          <table:table-cell office:value-type="float" office:value="186941582.7" calcext:value-type="float">
            <text:p>186941582.7</text:p>
          </table:table-cell>
          <table:table-cell table:number-columns-repeated="2"/>
          <table:table-cell table:formula="of:=[.B84]/3400000000" office:value-type="float" office:value="0.0825561112352941" calcext:value-type="float">
            <text:p>0.0825561112</text:p>
          </table:table-cell>
          <table:table-cell table:formula="of:=[.C84]/3400000000" office:value-type="float" office:value="0.0549540359117647" calcext:value-type="float">
            <text:p>0.0549540359</text:p>
          </table:table-cell>
          <table:table-cell table:formula="of:=[.D84]/3400000000" office:value-type="float" office:value="0.0549828184411765" calcext:value-type="float">
            <text:p>0.0549828184</text:p>
          </table:table-cell>
          <table:table-cell table:number-columns-repeated="2"/>
          <table:table-cell table:formula="of:=[.B84]/[.A84]" office:value-type="float" office:value="6.45030327762466" calcext:value-type="float">
            <text:p>6.4503032776</text:p>
          </table:table-cell>
          <table:table-cell table:formula="of:=[.C84]/[.A84]" office:value-type="float" office:value="4.29368816743414" calcext:value-type="float">
            <text:p>4.2936881674</text:p>
          </table:table-cell>
          <table:table-cell table:formula="of:=[.D84]/[.A84]" office:value-type="float" office:value="4.2959370142006" calcext:value-type="float">
            <text:p>4.2959370142</text:p>
          </table:table-cell>
        </table:table-row>
        <table:table-row table:style-name="ro1">
          <table:table-cell table:formula="of:=[.A84]+524288" office:value-type="float" office:value="44040192" calcext:value-type="float">
            <text:p>44040192</text:p>
          </table:table-cell>
          <table:table-cell office:value-type="float" office:value="283299607.7" calcext:value-type="float">
            <text:p>283299607.7</text:p>
          </table:table-cell>
          <table:table-cell office:value-type="float" office:value="188215652.3" calcext:value-type="float">
            <text:p>188215652.3</text:p>
          </table:table-cell>
          <table:table-cell office:value-type="float" office:value="191244220.3" calcext:value-type="float">
            <text:p>191244220.3</text:p>
          </table:table-cell>
          <table:table-cell table:number-columns-repeated="2"/>
          <table:table-cell table:formula="of:=[.B85]/3400000000" office:value-type="float" office:value="0.0833234140294118" calcext:value-type="float">
            <text:p>0.083323414</text:p>
          </table:table-cell>
          <table:table-cell table:formula="of:=[.C85]/3400000000" office:value-type="float" office:value="0.0553575447941176" calcext:value-type="float">
            <text:p>0.0553575448</text:p>
          </table:table-cell>
          <table:table-cell table:formula="of:=[.D85]/3400000000" office:value-type="float" office:value="0.0562483000882353" calcext:value-type="float">
            <text:p>0.0562483001</text:p>
          </table:table-cell>
          <table:table-cell table:number-columns-repeated="2"/>
          <table:table-cell table:formula="of:=[.B85]/[.A85]" office:value-type="float" office:value="6.43275142170134" calcext:value-type="float">
            <text:p>6.4327514217</text:p>
          </table:table-cell>
          <table:table-cell table:formula="of:=[.C85]/[.A85]" office:value-type="float" office:value="4.27372460819426" calcext:value-type="float">
            <text:p>4.2737246082</text:p>
          </table:table-cell>
          <table:table-cell table:formula="of:=[.D85]/[.A85]" office:value-type="float" office:value="4.34249288241069" calcext:value-type="float">
            <text:p>4.3424928824</text:p>
          </table:table-cell>
        </table:table-row>
        <table:table-row table:style-name="ro1">
          <table:table-cell table:formula="of:=[.A85]+524288" office:value-type="float" office:value="44564480" calcext:value-type="float">
            <text:p>44564480</text:p>
          </table:table-cell>
          <table:table-cell office:value-type="float" office:value="286235101.3" calcext:value-type="float">
            <text:p>286235101.3</text:p>
          </table:table-cell>
          <table:table-cell office:value-type="float" office:value="190581921.9" calcext:value-type="float">
            <text:p>190581921.9</text:p>
          </table:table-cell>
          <table:table-cell office:value-type="float" office:value="192520691.8" calcext:value-type="float">
            <text:p>192520691.8</text:p>
          </table:table-cell>
          <table:table-cell table:number-columns-repeated="2"/>
          <table:table-cell table:formula="of:=[.B86]/3400000000" office:value-type="float" office:value="0.0841867945" calcext:value-type="float">
            <text:p>0.0841867945</text:p>
          </table:table-cell>
          <table:table-cell table:formula="of:=[.C86]/3400000000" office:value-type="float" office:value="0.0560535064411765" calcext:value-type="float">
            <text:p>0.0560535064</text:p>
          </table:table-cell>
          <table:table-cell table:formula="of:=[.D86]/3400000000" office:value-type="float" office:value="0.0566237328823529" calcext:value-type="float">
            <text:p>0.0566237329</text:p>
          </table:table-cell>
          <table:table-cell table:number-columns-repeated="2"/>
          <table:table-cell table:formula="of:=[.B86]/[.A86]" office:value-type="float" office:value="6.42294269561768" calcext:value-type="float">
            <text:p>6.4229426956</text:p>
          </table:table-cell>
          <table:table-cell table:formula="of:=[.C86]/[.A86]" office:value-type="float" office:value="4.27654315499698" calcext:value-type="float">
            <text:p>4.276543155</text:p>
          </table:table-cell>
          <table:table-cell table:formula="of:=[.D86]/[.A86]" office:value-type="float" office:value="4.32004797991584" calcext:value-type="float">
            <text:p>4.3200479799</text:p>
          </table:table-cell>
        </table:table-row>
        <table:table-row table:style-name="ro1">
          <table:table-cell table:formula="of:=[.A86]+524288" office:value-type="float" office:value="45088768" calcext:value-type="float">
            <text:p>45088768</text:p>
          </table:table-cell>
          <table:table-cell office:value-type="float" office:value="289511579.2" calcext:value-type="float">
            <text:p>289511579.2</text:p>
          </table:table-cell>
          <table:table-cell office:value-type="float" office:value="193629526.5" calcext:value-type="float">
            <text:p>193629526.5</text:p>
          </table:table-cell>
          <table:table-cell office:value-type="float" office:value="193945972.7" calcext:value-type="float">
            <text:p>193945972.7</text:p>
          </table:table-cell>
          <table:table-cell table:number-columns-repeated="2"/>
          <table:table-cell table:formula="of:=[.B87]/3400000000" office:value-type="float" office:value="0.0851504644705882" calcext:value-type="float">
            <text:p>0.0851504645</text:p>
          </table:table-cell>
          <table:table-cell table:formula="of:=[.C87]/3400000000" office:value-type="float" office:value="0.0569498607352941" calcext:value-type="float">
            <text:p>0.0569498607</text:p>
          </table:table-cell>
          <table:table-cell table:formula="of:=[.D87]/3400000000" office:value-type="float" office:value="0.0570429331470588" calcext:value-type="float">
            <text:p>0.0570429331</text:p>
          </table:table-cell>
          <table:table-cell table:number-columns-repeated="2"/>
          <table:table-cell table:formula="of:=[.B87]/[.A87]" office:value-type="float" office:value="6.42092459035474" calcext:value-type="float">
            <text:p>6.4209245904</text:p>
          </table:table-cell>
          <table:table-cell table:formula="of:=[.C87]/[.A87]" office:value-type="float" office:value="4.2944071237431" calcext:value-type="float">
            <text:p>4.2944071237</text:p>
          </table:table-cell>
          <table:table-cell table:formula="of:=[.D87]/[.A87]" office:value-type="float" office:value="4.30142541707948" calcext:value-type="float">
            <text:p>4.3014254171</text:p>
          </table:table-cell>
        </table:table-row>
        <table:table-row table:style-name="ro1">
          <table:table-cell table:formula="of:=[.A87]+524288" office:value-type="float" office:value="45613056" calcext:value-type="float">
            <text:p>45613056</text:p>
          </table:table-cell>
          <table:table-cell office:value-type="float" office:value="293327171.4" calcext:value-type="float">
            <text:p>293327171.4</text:p>
          </table:table-cell>
          <table:table-cell office:value-type="float" office:value="195274339.9" calcext:value-type="float">
            <text:p>195274339.9</text:p>
          </table:table-cell>
          <table:table-cell office:value-type="float" office:value="198716211" calcext:value-type="float">
            <text:p>198716211</text:p>
          </table:table-cell>
          <table:table-cell table:number-columns-repeated="2"/>
          <table:table-cell table:formula="of:=[.B88]/3400000000" office:value-type="float" office:value="0.0862726974705882" calcext:value-type="float">
            <text:p>0.0862726975</text:p>
          </table:table-cell>
          <table:table-cell table:formula="of:=[.C88]/3400000000" office:value-type="float" office:value="0.0574336293823529" calcext:value-type="float">
            <text:p>0.0574336294</text:p>
          </table:table-cell>
          <table:table-cell table:formula="of:=[.D88]/3400000000" office:value-type="float" office:value="0.0584459444117647" calcext:value-type="float">
            <text:p>0.0584459444</text:p>
          </table:table-cell>
          <table:table-cell table:number-columns-repeated="2"/>
          <table:table-cell table:formula="of:=[.B88]/[.A88]" office:value-type="float" office:value="6.43077217628216" calcext:value-type="float">
            <text:p>6.4307721763</text:p>
          </table:table-cell>
          <table:table-cell table:formula="of:=[.C88]/[.A88]" office:value-type="float" office:value="4.28110626703021" calcext:value-type="float">
            <text:p>4.281106267</text:p>
          </table:table-cell>
          <table:table-cell table:formula="of:=[.D88]/[.A88]" office:value-type="float" office:value="4.3565642915923" calcext:value-type="float">
            <text:p>4.3565642916</text:p>
          </table:table-cell>
        </table:table-row>
        <table:table-row table:style-name="ro1">
          <table:table-cell table:formula="of:=[.A88]+524288" office:value-type="float" office:value="46137344" calcext:value-type="float">
            <text:p>46137344</text:p>
          </table:table-cell>
          <table:table-cell office:value-type="float" office:value="297093464" calcext:value-type="float">
            <text:p>297093464</text:p>
          </table:table-cell>
          <table:table-cell office:value-type="float" office:value="196949745" calcext:value-type="float">
            <text:p>196949745</text:p>
          </table:table-cell>
          <table:table-cell office:value-type="float" office:value="198275293.1" calcext:value-type="float">
            <text:p>198275293.1</text:p>
          </table:table-cell>
          <table:table-cell table:number-columns-repeated="2"/>
          <table:table-cell table:formula="of:=[.B89]/3400000000" office:value-type="float" office:value="0.0873804305882353" calcext:value-type="float">
            <text:p>0.0873804306</text:p>
          </table:table-cell>
          <table:table-cell table:formula="of:=[.C89]/3400000000" office:value-type="float" office:value="0.0579263955882353" calcext:value-type="float">
            <text:p>0.0579263956</text:p>
          </table:table-cell>
          <table:table-cell table:formula="of:=[.D89]/3400000000" office:value-type="float" office:value="0.0583162626764706" calcext:value-type="float">
            <text:p>0.0583162627</text:p>
          </table:table-cell>
          <table:table-cell table:number-columns-repeated="2"/>
          <table:table-cell table:formula="of:=[.B89]/[.A89]" office:value-type="float" office:value="6.43932741338556" calcext:value-type="float">
            <text:p>6.4393274134</text:p>
          </table:table-cell>
          <table:table-cell table:formula="of:=[.C89]/[.A89]" office:value-type="float" office:value="4.26877075975592" calcext:value-type="float">
            <text:p>4.2687707598</text:p>
          </table:table-cell>
          <table:table-cell table:formula="of:=[.D89]/[.A89]" office:value-type="float" office:value="4.29750124107708" calcext:value-type="float">
            <text:p>4.2975012411</text:p>
          </table:table-cell>
        </table:table-row>
        <table:table-row table:style-name="ro1">
          <table:table-cell table:formula="of:=[.A89]+524288" office:value-type="float" office:value="46661632" calcext:value-type="float">
            <text:p>46661632</text:p>
          </table:table-cell>
          <table:table-cell office:value-type="float" office:value="299618982.6" calcext:value-type="float">
            <text:p>299618982.6</text:p>
          </table:table-cell>
          <table:table-cell office:value-type="float" office:value="200091354.5" calcext:value-type="float">
            <text:p>200091354.5</text:p>
          </table:table-cell>
          <table:table-cell office:value-type="float" office:value="200963643.1" calcext:value-type="float">
            <text:p>200963643.1</text:p>
          </table:table-cell>
          <table:table-cell table:number-columns-repeated="2"/>
          <table:table-cell table:formula="of:=[.B90]/3400000000" office:value-type="float" office:value="0.0881232301764706" calcext:value-type="float">
            <text:p>0.0881232302</text:p>
          </table:table-cell>
          <table:table-cell table:formula="of:=[.C90]/3400000000" office:value-type="float" office:value="0.0588503983823529" calcext:value-type="float">
            <text:p>0.0588503984</text:p>
          </table:table-cell>
          <table:table-cell table:formula="of:=[.D90]/3400000000" office:value-type="float" office:value="0.0591069538529412" calcext:value-type="float">
            <text:p>0.0591069539</text:p>
          </table:table-cell>
          <table:table-cell table:number-columns-repeated="2"/>
          <table:table-cell table:formula="of:=[.B90]/[.A90]" office:value-type="float" office:value="6.42109951490767" calcext:value-type="float">
            <text:p>6.4210995149</text:p>
          </table:table-cell>
          <table:table-cell table:formula="of:=[.C90]/[.A90]" office:value-type="float" office:value="4.28813451059749" calcext:value-type="float">
            <text:p>4.2881345106</text:p>
          </table:table-cell>
          <table:table-cell table:formula="of:=[.D90]/[.A90]" office:value-type="float" office:value="4.30682842597533" calcext:value-type="float">
            <text:p>4.306828426</text:p>
          </table:table-cell>
        </table:table-row>
        <table:table-row table:style-name="ro1">
          <table:table-cell table:formula="of:=[.A90]+524288" office:value-type="float" office:value="47185920" calcext:value-type="float">
            <text:p>47185920</text:p>
          </table:table-cell>
          <table:table-cell office:value-type="float" office:value="302424225.6" calcext:value-type="float">
            <text:p>302424225.6</text:p>
          </table:table-cell>
          <table:table-cell office:value-type="float" office:value="202517640.4" calcext:value-type="float">
            <text:p>202517640.4</text:p>
          </table:table-cell>
          <table:table-cell office:value-type="float" office:value="203143966.6" calcext:value-type="float">
            <text:p>203143966.6</text:p>
          </table:table-cell>
          <table:table-cell table:number-columns-repeated="2"/>
          <table:table-cell table:formula="of:=[.B91]/3400000000" office:value-type="float" office:value="0.0889483016470588" calcext:value-type="float">
            <text:p>0.0889483016</text:p>
          </table:table-cell>
          <table:table-cell table:formula="of:=[.C91]/3400000000" office:value-type="float" office:value="0.0595640118823529" calcext:value-type="float">
            <text:p>0.0595640119</text:p>
          </table:table-cell>
          <table:table-cell table:formula="of:=[.D91]/3400000000" office:value-type="float" office:value="0.0597482254705882" calcext:value-type="float">
            <text:p>0.0597482255</text:p>
          </table:table-cell>
          <table:table-cell table:number-columns-repeated="2"/>
          <table:table-cell table:formula="of:=[.B91]/[.A91]" office:value-type="float" office:value="6.40920481363932" calcext:value-type="float">
            <text:p>6.4092048136</text:p>
          </table:table-cell>
          <table:table-cell table:formula="of:=[.C91]/[.A91]" office:value-type="float" office:value="4.29190827263726" calcext:value-type="float">
            <text:p>4.2919082726</text:p>
          </table:table-cell>
          <table:table-cell table:formula="of:=[.D91]/[.A91]" office:value-type="float" office:value="4.30518185509576" calcext:value-type="float">
            <text:p>4.3051818551</text:p>
          </table:table-cell>
        </table:table-row>
        <table:table-row table:style-name="ro1">
          <table:table-cell table:formula="of:=[.A91]+524288" office:value-type="float" office:value="47710208" calcext:value-type="float">
            <text:p>47710208</text:p>
          </table:table-cell>
          <table:table-cell office:value-type="float" office:value="309906974.2" calcext:value-type="float">
            <text:p>309906974.2</text:p>
          </table:table-cell>
          <table:table-cell office:value-type="float" office:value="204505523.8" calcext:value-type="float">
            <text:p>204505523.8</text:p>
          </table:table-cell>
          <table:table-cell office:value-type="float" office:value="204640334.9" calcext:value-type="float">
            <text:p>204640334.9</text:p>
          </table:table-cell>
          <table:table-cell table:number-columns-repeated="2"/>
          <table:table-cell table:formula="of:=[.B92]/3400000000" office:value-type="float" office:value="0.0911491100588235" calcext:value-type="float">
            <text:p>0.0911491101</text:p>
          </table:table-cell>
          <table:table-cell table:formula="of:=[.C92]/3400000000" office:value-type="float" office:value="0.0601486834705882" calcext:value-type="float">
            <text:p>0.0601486835</text:p>
          </table:table-cell>
          <table:table-cell table:formula="of:=[.D92]/3400000000" office:value-type="float" office:value="0.0601883337941177" calcext:value-type="float">
            <text:p>0.0601883338</text:p>
          </table:table-cell>
          <table:table-cell table:number-columns-repeated="2"/>
          <table:table-cell table:formula="of:=[.B92]/[.A92]" office:value-type="float" office:value="6.49561146746625" calcext:value-type="float">
            <text:p>6.4956114675</text:p>
          </table:table-cell>
          <table:table-cell table:formula="of:=[.C92]/[.A92]" office:value-type="float" office:value="4.28641023321466" calcext:value-type="float">
            <text:p>4.2864102332</text:p>
          </table:table-cell>
          <table:table-cell table:formula="of:=[.D92]/[.A92]" office:value-type="float" office:value="4.28923585703085" calcext:value-type="float">
            <text:p>4.289235857</text:p>
          </table:table-cell>
        </table:table-row>
        <table:table-row table:style-name="ro1">
          <table:table-cell table:formula="of:=[.A92]+524288" office:value-type="float" office:value="48234496" calcext:value-type="float">
            <text:p>48234496</text:p>
          </table:table-cell>
          <table:table-cell office:value-type="float" office:value="309059769.8" calcext:value-type="float">
            <text:p>309059769.8</text:p>
          </table:table-cell>
          <table:table-cell office:value-type="float" office:value="206927005.8" calcext:value-type="float">
            <text:p>206927005.8</text:p>
          </table:table-cell>
          <table:table-cell office:value-type="float" office:value="205975034.7" calcext:value-type="float">
            <text:p>205975034.7</text:p>
          </table:table-cell>
          <table:table-cell table:number-columns-repeated="2"/>
          <table:table-cell table:formula="of:=[.B93]/3400000000" office:value-type="float" office:value="0.0908999322941176" calcext:value-type="float">
            <text:p>0.0908999323</text:p>
          </table:table-cell>
          <table:table-cell table:formula="of:=[.C93]/3400000000" office:value-type="float" office:value="0.0608608840588235" calcext:value-type="float">
            <text:p>0.0608608841</text:p>
          </table:table-cell>
          <table:table-cell table:formula="of:=[.D93]/3400000000" office:value-type="float" office:value="0.0605808925588235" calcext:value-type="float">
            <text:p>0.0605808926</text:p>
          </table:table-cell>
          <table:table-cell table:number-columns-repeated="2"/>
          <table:table-cell table:formula="of:=[.B93]/[.A93]" office:value-type="float" office:value="6.40744271071061" calcext:value-type="float">
            <text:p>6.4074427107</text:p>
          </table:table-cell>
          <table:table-cell table:formula="of:=[.C93]/[.A93]" office:value-type="float" office:value="4.29002110439798" calcext:value-type="float">
            <text:p>4.2900211044</text:p>
          </table:table-cell>
          <table:table-cell table:formula="of:=[.D93]/[.A93]" office:value-type="float" office:value="4.2702847916147" calcext:value-type="float">
            <text:p>4.2702847916</text:p>
          </table:table-cell>
        </table:table-row>
        <table:table-row table:style-name="ro1">
          <table:table-cell table:formula="of:=[.A93]+524288" office:value-type="float" office:value="48758784" calcext:value-type="float">
            <text:p>48758784</text:p>
          </table:table-cell>
          <table:table-cell office:value-type="float" office:value="313625574.5" calcext:value-type="float">
            <text:p>313625574.5</text:p>
          </table:table-cell>
          <table:table-cell office:value-type="float" office:value="210027885.9" calcext:value-type="float">
            <text:p>210027885.9</text:p>
          </table:table-cell>
          <table:table-cell office:value-type="float" office:value="209001106" calcext:value-type="float">
            <text:p>209001106</text:p>
          </table:table-cell>
          <table:table-cell table:number-columns-repeated="2"/>
          <table:table-cell table:formula="of:=[.B94]/3400000000" office:value-type="float" office:value="0.0922428160294118" calcext:value-type="float">
            <text:p>0.092242816</text:p>
          </table:table-cell>
          <table:table-cell table:formula="of:=[.C94]/3400000000" office:value-type="float" office:value="0.0617729076176471" calcext:value-type="float">
            <text:p>0.0617729076</text:p>
          </table:table-cell>
          <table:table-cell table:formula="of:=[.D94]/3400000000" office:value-type="float" office:value="0.0614709135294118" calcext:value-type="float">
            <text:p>0.0614709135</text:p>
          </table:table-cell>
          <table:table-cell table:number-columns-repeated="2"/>
          <table:table-cell table:formula="of:=[.B94]/[.A94]" office:value-type="float" office:value="6.43218613696355" calcext:value-type="float">
            <text:p>6.432186137</text:p>
          </table:table-cell>
          <table:table-cell table:formula="of:=[.C94]/[.A94]" office:value-type="float" office:value="4.30748818305231" calcext:value-type="float">
            <text:p>4.3074881831</text:p>
          </table:table-cell>
          <table:table-cell table:formula="of:=[.D94]/[.A94]" office:value-type="float" office:value="4.28642982564947" calcext:value-type="float">
            <text:p>4.2864298256</text:p>
          </table:table-cell>
        </table:table-row>
        <table:table-row table:style-name="ro1">
          <table:table-cell table:formula="of:=[.A94]+524288" office:value-type="float" office:value="49283072" calcext:value-type="float">
            <text:p>49283072</text:p>
          </table:table-cell>
          <table:table-cell office:value-type="float" office:value="316128318.7" calcext:value-type="float">
            <text:p>316128318.7</text:p>
          </table:table-cell>
          <table:table-cell office:value-type="float" office:value="211627458.3" calcext:value-type="float">
            <text:p>211627458.3</text:p>
          </table:table-cell>
          <table:table-cell office:value-type="float" office:value="213048322.6" calcext:value-type="float">
            <text:p>213048322.6</text:p>
          </table:table-cell>
          <table:table-cell table:number-columns-repeated="2"/>
          <table:table-cell table:formula="of:=[.B95]/3400000000" office:value-type="float" office:value="0.0929789172647059" calcext:value-type="float">
            <text:p>0.0929789173</text:p>
          </table:table-cell>
          <table:table-cell table:formula="of:=[.C95]/3400000000" office:value-type="float" office:value="0.0622433700882353" calcext:value-type="float">
            <text:p>0.0622433701</text:p>
          </table:table-cell>
          <table:table-cell table:formula="of:=[.D95]/3400000000" office:value-type="float" office:value="0.0626612713529412" calcext:value-type="float">
            <text:p>0.0626612714</text:p>
          </table:table-cell>
          <table:table-cell table:number-columns-repeated="2"/>
          <table:table-cell table:formula="of:=[.B95]/[.A95]" office:value-type="float" office:value="6.41454166452935" calcext:value-type="float">
            <text:p>6.4145416645</text:p>
          </table:table-cell>
          <table:table-cell table:formula="of:=[.C95]/[.A95]" office:value-type="float" office:value="4.29412067291584" calcext:value-type="float">
            <text:p>4.2941206729</text:p>
          </table:table-cell>
          <table:table-cell table:formula="of:=[.D95]/[.A95]" office:value-type="float" office:value="4.322951349299" calcext:value-type="float">
            <text:p>4.3229513493</text:p>
          </table:table-cell>
        </table:table-row>
        <table:table-row table:style-name="ro1">
          <table:table-cell table:formula="of:=[.A95]+524288" office:value-type="float" office:value="49807360" calcext:value-type="float">
            <text:p>49807360</text:p>
          </table:table-cell>
          <table:table-cell office:value-type="float" office:value="320207577.5" calcext:value-type="float">
            <text:p>320207577.5</text:p>
          </table:table-cell>
          <table:table-cell office:value-type="float" office:value="213893189.6" calcext:value-type="float">
            <text:p>213893189.6</text:p>
          </table:table-cell>
          <table:table-cell office:value-type="float" office:value="215641666.7" calcext:value-type="float">
            <text:p>215641666.7</text:p>
          </table:table-cell>
          <table:table-cell table:number-columns-repeated="2"/>
          <table:table-cell table:formula="of:=[.B96]/3400000000" office:value-type="float" office:value="0.0941786992647059" calcext:value-type="float">
            <text:p>0.0941786993</text:p>
          </table:table-cell>
          <table:table-cell table:formula="of:=[.C96]/3400000000" office:value-type="float" office:value="0.0629097616470588" calcext:value-type="float">
            <text:p>0.0629097616</text:p>
          </table:table-cell>
          <table:table-cell table:formula="of:=[.D96]/3400000000" office:value-type="float" office:value="0.0634240196176471" calcext:value-type="float">
            <text:p>0.0634240196</text:p>
          </table:table-cell>
          <table:table-cell table:number-columns-repeated="2"/>
          <table:table-cell table:formula="of:=[.B96]/[.A96]" office:value-type="float" office:value="6.42892089642977" calcext:value-type="float">
            <text:p>6.4289208964</text:p>
          </table:table-cell>
          <table:table-cell table:formula="of:=[.C96]/[.A96]" office:value-type="float" office:value="4.29440929212068" calcext:value-type="float">
            <text:p>4.2944092921</text:p>
          </table:table-cell>
          <table:table-cell table:formula="of:=[.D96]/[.A96]" office:value-type="float" office:value="4.32951408587004" calcext:value-type="float">
            <text:p>4.3295140859</text:p>
          </table:table-cell>
        </table:table-row>
        <table:table-row table:style-name="ro1">
          <table:table-cell table:formula="of:=[.A96]+524288" office:value-type="float" office:value="50331648" calcext:value-type="float">
            <text:p>50331648</text:p>
          </table:table-cell>
          <table:table-cell office:value-type="float" office:value="323953025.5" calcext:value-type="float">
            <text:p>323953025.5</text:p>
          </table:table-cell>
          <table:table-cell office:value-type="float" office:value="217004306.2" calcext:value-type="float">
            <text:p>217004306.2</text:p>
          </table:table-cell>
          <table:table-cell office:value-type="float" office:value="216530470.9" calcext:value-type="float">
            <text:p>216530470.9</text:p>
          </table:table-cell>
          <table:table-cell table:number-columns-repeated="2"/>
          <table:table-cell table:formula="of:=[.B97]/3400000000" office:value-type="float" office:value="0.0952803016176471" calcext:value-type="float">
            <text:p>0.0952803016</text:p>
          </table:table-cell>
          <table:table-cell table:formula="of:=[.C97]/3400000000" office:value-type="float" office:value="0.0638247959411765" calcext:value-type="float">
            <text:p>0.0638247959</text:p>
          </table:table-cell>
          <table:table-cell table:formula="of:=[.D97]/3400000000" office:value-type="float" office:value="0.0636854326176471" calcext:value-type="float">
            <text:p>0.0636854326</text:p>
          </table:table-cell>
          <table:table-cell table:number-columns-repeated="2"/>
          <table:table-cell table:formula="of:=[.B97]/[.A97]" office:value-type="float" office:value="6.43636833628019" calcext:value-type="float">
            <text:p>6.4363683363</text:p>
          </table:table-cell>
          <table:table-cell table:formula="of:=[.C97]/[.A97]" office:value-type="float" office:value="4.31148819526037" calcext:value-type="float">
            <text:p>4.3114881953</text:p>
          </table:table-cell>
          <table:table-cell table:formula="of:=[.D97]/[.A97]" office:value-type="float" office:value="4.30207393368085" calcext:value-type="float">
            <text:p>4.3020739337</text:p>
          </table:table-cell>
        </table:table-row>
        <table:table-row table:style-name="ro1">
          <table:table-cell table:formula="of:=[.A97]+524288" office:value-type="float" office:value="50855936" calcext:value-type="float">
            <text:p>50855936</text:p>
          </table:table-cell>
          <table:table-cell office:value-type="float" office:value="326667001.7" calcext:value-type="float">
            <text:p>326667001.7</text:p>
          </table:table-cell>
          <table:table-cell office:value-type="float" office:value="217936282.9" calcext:value-type="float">
            <text:p>217936282.9</text:p>
          </table:table-cell>
          <table:table-cell office:value-type="float" office:value="218077977.3" calcext:value-type="float">
            <text:p>218077977.3</text:p>
          </table:table-cell>
          <table:table-cell table:number-columns-repeated="2"/>
          <table:table-cell table:formula="of:=[.B98]/3400000000" office:value-type="float" office:value="0.0960785299117647" calcext:value-type="float">
            <text:p>0.0960785299</text:p>
          </table:table-cell>
          <table:table-cell table:formula="of:=[.C98]/3400000000" office:value-type="float" office:value="0.0640989067352941" calcext:value-type="float">
            <text:p>0.0640989067</text:p>
          </table:table-cell>
          <table:table-cell table:formula="of:=[.D98]/3400000000" office:value-type="float" office:value="0.0641405815588235" calcext:value-type="float">
            <text:p>0.0641405816</text:p>
          </table:table-cell>
          <table:table-cell table:number-columns-repeated="2"/>
          <table:table-cell table:formula="of:=[.B98]/[.A98]" office:value-type="float" office:value="6.42337999048921" calcext:value-type="float">
            <text:p>6.4233799905</text:p>
          </table:table-cell>
          <table:table-cell table:formula="of:=[.C98]/[.A98]" office:value-type="float" office:value="4.2853656827789" calcext:value-type="float">
            <text:p>4.2853656828</text:p>
          </table:table-cell>
          <table:table-cell table:formula="of:=[.D98]/[.A98]" office:value-type="float" office:value="4.28815187473887" calcext:value-type="float">
            <text:p>4.2881518747</text:p>
          </table:table-cell>
        </table:table-row>
        <table:table-row table:style-name="ro1">
          <table:table-cell table:formula="of:=[.A98]+524288" office:value-type="float" office:value="51380224" calcext:value-type="float">
            <text:p>51380224</text:p>
          </table:table-cell>
          <table:table-cell office:value-type="float" office:value="331290077.1" calcext:value-type="float">
            <text:p>331290077.1</text:p>
          </table:table-cell>
          <table:table-cell office:value-type="float" office:value="220880406.7" calcext:value-type="float">
            <text:p>220880406.7</text:p>
          </table:table-cell>
          <table:table-cell office:value-type="float" office:value="221719420.8" calcext:value-type="float">
            <text:p>221719420.8</text:p>
          </table:table-cell>
          <table:table-cell table:number-columns-repeated="2"/>
          <table:table-cell table:formula="of:=[.B99]/3400000000" office:value-type="float" office:value="0.0974382579705883" calcext:value-type="float">
            <text:p>0.097438258</text:p>
          </table:table-cell>
          <table:table-cell table:formula="of:=[.C99]/3400000000" office:value-type="float" office:value="0.0649648255" calcext:value-type="float">
            <text:p>0.0649648255</text:p>
          </table:table-cell>
          <table:table-cell table:formula="of:=[.D99]/3400000000" office:value-type="float" office:value="0.0652115943529412" calcext:value-type="float">
            <text:p>0.0652115944</text:p>
          </table:table-cell>
          <table:table-cell table:number-columns-repeated="2"/>
          <table:table-cell table:formula="of:=[.B99]/[.A99]" office:value-type="float" office:value="6.44781301654115" calcext:value-type="float">
            <text:p>6.4478130165</text:p>
          </table:table-cell>
          <table:table-cell table:formula="of:=[.C99]/[.A99]" office:value-type="float" office:value="4.29893818096239" calcext:value-type="float">
            <text:p>4.298938181</text:p>
          </table:table-cell>
          <table:table-cell table:formula="of:=[.D99]/[.A99]" office:value-type="float" office:value="4.31526769521285" calcext:value-type="float">
            <text:p>4.3152676952</text:p>
          </table:table-cell>
        </table:table-row>
        <table:table-row table:style-name="ro1">
          <table:table-cell table:formula="of:=[.A99]+524288" office:value-type="float" office:value="51904512" calcext:value-type="float">
            <text:p>51904512</text:p>
          </table:table-cell>
          <table:table-cell office:value-type="float" office:value="334152820.2" calcext:value-type="float">
            <text:p>334152820.2</text:p>
          </table:table-cell>
          <table:table-cell office:value-type="float" office:value="223109429.5" calcext:value-type="float">
            <text:p>223109429.5</text:p>
          </table:table-cell>
          <table:table-cell office:value-type="float" office:value="222631609.2" calcext:value-type="float">
            <text:p>222631609.2</text:p>
          </table:table-cell>
          <table:table-cell table:number-columns-repeated="2"/>
          <table:table-cell table:formula="of:=[.B100]/3400000000" office:value-type="float" office:value="0.0982802412352941" calcext:value-type="float">
            <text:p>0.0982802412</text:p>
          </table:table-cell>
          <table:table-cell table:formula="of:=[.C100]/3400000000" office:value-type="float" office:value="0.0656204204411765" calcext:value-type="float">
            <text:p>0.0656204204</text:p>
          </table:table-cell>
          <table:table-cell table:formula="of:=[.D100]/3400000000" office:value-type="float" office:value="0.0654798850588235" calcext:value-type="float">
            <text:p>0.0654798851</text:p>
          </table:table-cell>
          <table:table-cell table:number-columns-repeated="2"/>
          <table:table-cell table:formula="of:=[.B100]/[.A100]" office:value-type="float" office:value="6.43783762382739" calcext:value-type="float">
            <text:p>6.4378376238</text:p>
          </table:table-cell>
          <table:table-cell table:formula="of:=[.C100]/[.A100]" office:value-type="float" office:value="4.29845924570103" calcext:value-type="float">
            <text:p>4.2984592457</text:p>
          </table:table-cell>
          <table:table-cell table:formula="of:=[.D100]/[.A100]" office:value-type="float" office:value="4.28925348917643" calcext:value-type="float">
            <text:p>4.2892534892</text:p>
          </table:table-cell>
        </table:table-row>
        <table:table-row table:style-name="ro1">
          <table:table-cell table:formula="of:=[.A100]+524288" office:value-type="float" office:value="52428800" calcext:value-type="float">
            <text:p>52428800</text:p>
          </table:table-cell>
          <table:table-cell office:value-type="float" office:value="338844534.1" calcext:value-type="float">
            <text:p>338844534.1</text:p>
          </table:table-cell>
          <table:table-cell office:value-type="float" office:value="225688902.2" calcext:value-type="float">
            <text:p>225688902.2</text:p>
          </table:table-cell>
          <table:table-cell office:value-type="float" office:value="225709200.3" calcext:value-type="float">
            <text:p>225709200.3</text:p>
          </table:table-cell>
          <table:table-cell table:number-columns-repeated="2"/>
          <table:table-cell table:formula="of:=[.B101]/3400000000" office:value-type="float" office:value="0.0996601570882353" calcext:value-type="float">
            <text:p>0.0996601571</text:p>
          </table:table-cell>
          <table:table-cell table:formula="of:=[.C101]/3400000000" office:value-type="float" office:value="0.0663790888823529" calcext:value-type="float">
            <text:p>0.0663790889</text:p>
          </table:table-cell>
          <table:table-cell table:formula="of:=[.D101]/3400000000" office:value-type="float" office:value="0.0663850589117647" calcext:value-type="float">
            <text:p>0.0663850589</text:p>
          </table:table-cell>
          <table:table-cell table:number-columns-repeated="2"/>
          <table:table-cell table:formula="of:=[.B101]/[.A101]" office:value-type="float" office:value="6.46294658851624" calcext:value-type="float">
            <text:p>6.4629465885</text:p>
          </table:table-cell>
          <table:table-cell table:formula="of:=[.C101]/[.A101]" office:value-type="float" office:value="4.30467419052124" calcext:value-type="float">
            <text:p>4.3046741905</text:p>
          </table:table-cell>
          <table:table-cell table:formula="of:=[.D101]/[.A101]" office:value-type="float" office:value="4.30506134605408" calcext:value-type="float">
            <text:p>4.3050613461</text:p>
          </table:table-cell>
        </table:table-row>
        <table:table-row table:style-name="ro1">
          <table:table-cell table:formula="of:=[.A101]+524288" office:value-type="float" office:value="52953088" calcext:value-type="float">
            <text:p>52953088</text:p>
          </table:table-cell>
          <table:table-cell office:value-type="float" office:value="340551339.3" calcext:value-type="float">
            <text:p>340551339.3</text:p>
          </table:table-cell>
          <table:table-cell office:value-type="float" office:value="227865442.8" calcext:value-type="float">
            <text:p>227865442.8</text:p>
          </table:table-cell>
          <table:table-cell office:value-type="float" office:value="227352228.6" calcext:value-type="float">
            <text:p>227352228.6</text:p>
          </table:table-cell>
          <table:table-cell table:number-columns-repeated="2"/>
          <table:table-cell table:formula="of:=[.B102]/3400000000" office:value-type="float" office:value="0.100162158617647" calcext:value-type="float">
            <text:p>0.1001621586</text:p>
          </table:table-cell>
          <table:table-cell table:formula="of:=[.C102]/3400000000" office:value-type="float" office:value="0.0670192478823529" calcext:value-type="float">
            <text:p>0.0670192479</text:p>
          </table:table-cell>
          <table:table-cell table:formula="of:=[.D102]/3400000000" office:value-type="float" office:value="0.0668683025294118" calcext:value-type="float">
            <text:p>0.0668683025</text:p>
          </table:table-cell>
          <table:table-cell table:number-columns-repeated="2"/>
          <table:table-cell table:formula="of:=[.B102]/[.A102]" office:value-type="float" office:value="6.43118941996357" calcext:value-type="float">
            <text:p>6.43118942</text:p>
          </table:table-cell>
          <table:table-cell table:formula="of:=[.C102]/[.A102]" office:value-type="float" office:value="4.30315683950292" calcext:value-type="float">
            <text:p>4.3031568395</text:p>
          </table:table-cell>
          <table:table-cell table:formula="of:=[.D102]/[.A102]" office:value-type="float" office:value="4.29346497412955" calcext:value-type="float">
            <text:p>4.2934649741</text:p>
          </table:table-cell>
        </table:table-row>
        <table:table-row table:style-name="ro1">
          <table:table-cell table:formula="of:=[.A102]+524288" office:value-type="float" office:value="53477376" calcext:value-type="float">
            <text:p>53477376</text:p>
          </table:table-cell>
          <table:table-cell office:value-type="float" office:value="344889259" calcext:value-type="float">
            <text:p>344889259</text:p>
          </table:table-cell>
          <table:table-cell office:value-type="float" office:value="229318860.8" calcext:value-type="float">
            <text:p>229318860.8</text:p>
          </table:table-cell>
          <table:table-cell office:value-type="float" office:value="230518783.9" calcext:value-type="float">
            <text:p>230518783.9</text:p>
          </table:table-cell>
          <table:table-cell table:number-columns-repeated="2"/>
          <table:table-cell table:formula="of:=[.B103]/3400000000" office:value-type="float" office:value="0.101438017352941" calcext:value-type="float">
            <text:p>0.1014380174</text:p>
          </table:table-cell>
          <table:table-cell table:formula="of:=[.C103]/3400000000" office:value-type="float" office:value="0.0674467237647059" calcext:value-type="float">
            <text:p>0.0674467238</text:p>
          </table:table-cell>
          <table:table-cell table:formula="of:=[.D103]/3400000000" office:value-type="float" office:value="0.0677996423235294" calcext:value-type="float">
            <text:p>0.0677996423</text:p>
          </table:table-cell>
          <table:table-cell table:number-columns-repeated="2"/>
          <table:table-cell table:formula="of:=[.B103]/[.A103]" office:value-type="float" office:value="6.44925545711143" calcext:value-type="float">
            <text:p>6.4492554571</text:p>
          </table:table-cell>
          <table:table-cell table:formula="of:=[.C103]/[.A103]" office:value-type="float" office:value="4.2881472120098" calcext:value-type="float">
            <text:p>4.288147212</text:p>
          </table:table-cell>
          <table:table-cell table:formula="of:=[.D103]/[.A103]" office:value-type="float" office:value="4.31058516969868" calcext:value-type="float">
            <text:p>4.3105851697</text:p>
          </table:table-cell>
        </table:table-row>
        <table:table-row table:style-name="ro1">
          <table:table-cell table:formula="of:=[.A103]+524288" office:value-type="float" office:value="54001664" calcext:value-type="float">
            <text:p>54001664</text:p>
          </table:table-cell>
          <table:table-cell office:value-type="float" office:value="346577663.3" calcext:value-type="float">
            <text:p>346577663.3</text:p>
          </table:table-cell>
          <table:table-cell office:value-type="float" office:value="233926893.9" calcext:value-type="float">
            <text:p>233926893.9</text:p>
          </table:table-cell>
          <table:table-cell office:value-type="float" office:value="231904537.7" calcext:value-type="float">
            <text:p>231904537.7</text:p>
          </table:table-cell>
          <table:table-cell table:number-columns-repeated="2"/>
          <table:table-cell table:formula="of:=[.B104]/3400000000" office:value-type="float" office:value="0.101934606852941" calcext:value-type="float">
            <text:p>0.1019346069</text:p>
          </table:table-cell>
          <table:table-cell table:formula="of:=[.C104]/3400000000" office:value-type="float" office:value="0.0688020276176471" calcext:value-type="float">
            <text:p>0.0688020276</text:p>
          </table:table-cell>
          <table:table-cell table:formula="of:=[.D104]/3400000000" office:value-type="float" office:value="0.0682072169705882" calcext:value-type="float">
            <text:p>0.068207217</text:p>
          </table:table-cell>
          <table:table-cell table:number-columns-repeated="2"/>
          <table:table-cell table:formula="of:=[.B104]/[.A104]" office:value-type="float" office:value="6.41790710930685" calcext:value-type="float">
            <text:p>6.4179071093</text:p>
          </table:table-cell>
          <table:table-cell table:formula="of:=[.C104]/[.A104]" office:value-type="float" office:value="4.3318460316334" calcext:value-type="float">
            <text:p>4.3318460316</text:p>
          </table:table-cell>
          <table:table-cell table:formula="of:=[.D104]/[.A104]" office:value-type="float" office:value="4.29439614490398" calcext:value-type="float">
            <text:p>4.2943961449</text:p>
          </table:table-cell>
        </table:table-row>
        <table:table-row table:style-name="ro1">
          <table:table-cell table:formula="of:=[.A104]+524288" office:value-type="float" office:value="54525952" calcext:value-type="float">
            <text:p>54525952</text:p>
          </table:table-cell>
          <table:table-cell office:value-type="float" office:value="349930366.4" calcext:value-type="float">
            <text:p>349930366.4</text:p>
          </table:table-cell>
          <table:table-cell office:value-type="float" office:value="234250006.5" calcext:value-type="float">
            <text:p>234250006.5</text:p>
          </table:table-cell>
          <table:table-cell office:value-type="float" office:value="233444763.7" calcext:value-type="float">
            <text:p>233444763.7</text:p>
          </table:table-cell>
          <table:table-cell table:number-columns-repeated="2"/>
          <table:table-cell table:formula="of:=[.B105]/3400000000" office:value-type="float" office:value="0.102920696" calcext:value-type="float">
            <text:p>0.102920696</text:p>
          </table:table-cell>
          <table:table-cell table:formula="of:=[.C105]/3400000000" office:value-type="float" office:value="0.0688970607352941" calcext:value-type="float">
            <text:p>0.0688970607</text:p>
          </table:table-cell>
          <table:table-cell table:formula="of:=[.D105]/3400000000" office:value-type="float" office:value="0.0686602246176471" calcext:value-type="float">
            <text:p>0.0686602246</text:p>
          </table:table-cell>
          <table:table-cell table:number-columns-repeated="2"/>
          <table:table-cell table:formula="of:=[.B105]/[.A105]" office:value-type="float" office:value="6.41768467242901" calcext:value-type="float">
            <text:p>6.4176846724</text:p>
          </table:table-cell>
          <table:table-cell table:formula="of:=[.C105]/[.A105]" office:value-type="float" office:value="4.29611951571244" calcext:value-type="float">
            <text:p>4.2961195157</text:p>
          </table:table-cell>
          <table:table-cell table:formula="of:=[.D105]/[.A105]" office:value-type="float" office:value="4.28135145077339" calcext:value-type="float">
            <text:p>4.2813514508</text:p>
          </table:table-cell>
        </table:table-row>
        <table:table-row table:style-name="ro1">
          <table:table-cell table:formula="of:=[.A105]+524288" office:value-type="float" office:value="55050240" calcext:value-type="float">
            <text:p>55050240</text:p>
          </table:table-cell>
          <table:table-cell office:value-type="float" office:value="354756073.1" calcext:value-type="float">
            <text:p>354756073.1</text:p>
          </table:table-cell>
          <table:table-cell office:value-type="float" office:value="236547970.1" calcext:value-type="float">
            <text:p>236547970.1</text:p>
          </table:table-cell>
          <table:table-cell office:value-type="float" office:value="236851315.2" calcext:value-type="float">
            <text:p>236851315.2</text:p>
          </table:table-cell>
          <table:table-cell table:number-columns-repeated="2"/>
          <table:table-cell table:formula="of:=[.B106]/3400000000" office:value-type="float" office:value="0.1043400215" calcext:value-type="float">
            <text:p>0.1043400215</text:p>
          </table:table-cell>
          <table:table-cell table:formula="of:=[.C106]/3400000000" office:value-type="float" office:value="0.0695729323823529" calcext:value-type="float">
            <text:p>0.0695729324</text:p>
          </table:table-cell>
          <table:table-cell table:formula="of:=[.D106]/3400000000" office:value-type="float" office:value="0.0696621515294118" calcext:value-type="float">
            <text:p>0.0696621515</text:p>
          </table:table-cell>
          <table:table-cell table:number-columns-repeated="2"/>
          <table:table-cell table:formula="of:=[.B106]/[.A106]" office:value-type="float" office:value="6.44422391437349" calcext:value-type="float">
            <text:p>6.4442239144</text:p>
          </table:table-cell>
          <table:table-cell table:formula="of:=[.C106]/[.A106]" office:value-type="float" office:value="4.29694711776007" calcext:value-type="float">
            <text:p>4.2969471178</text:p>
          </table:table-cell>
          <table:table-cell table:formula="of:=[.D106]/[.A106]" office:value-type="float" office:value="4.30245744977679" calcext:value-type="float">
            <text:p>4.3024574498</text:p>
          </table:table-cell>
        </table:table-row>
        <table:table-row table:style-name="ro1">
          <table:table-cell table:formula="of:=[.A106]+524288" office:value-type="float" office:value="55574528" calcext:value-type="float">
            <text:p>55574528</text:p>
          </table:table-cell>
          <table:table-cell office:value-type="float" office:value="357620280.7" calcext:value-type="float">
            <text:p>357620280.7</text:p>
          </table:table-cell>
          <table:table-cell office:value-type="float" office:value="238403977.1" calcext:value-type="float">
            <text:p>238403977.1</text:p>
          </table:table-cell>
          <table:table-cell office:value-type="float" office:value="239899892.8" calcext:value-type="float">
            <text:p>239899892.8</text:p>
          </table:table-cell>
          <table:table-cell table:number-columns-repeated="2"/>
          <table:table-cell table:formula="of:=[.B107]/3400000000" office:value-type="float" office:value="0.1051824355" calcext:value-type="float">
            <text:p>0.1051824355</text:p>
          </table:table-cell>
          <table:table-cell table:formula="of:=[.C107]/3400000000" office:value-type="float" office:value="0.0701188167941177" calcext:value-type="float">
            <text:p>0.0701188168</text:p>
          </table:table-cell>
          <table:table-cell table:formula="of:=[.D107]/3400000000" office:value-type="float" office:value="0.070558792" calcext:value-type="float">
            <text:p>0.070558792</text:p>
          </table:table-cell>
          <table:table-cell table:number-columns-repeated="2"/>
          <table:table-cell table:formula="of:=[.B107]/[.A107]" office:value-type="float" office:value="6.43496748546384" calcext:value-type="float">
            <text:p>6.4349674855</text:p>
          </table:table-cell>
          <table:table-cell table:formula="of:=[.C107]/[.A107]" office:value-type="float" office:value="4.2898066016863" calcext:value-type="float">
            <text:p>4.2898066017</text:p>
          </table:table-cell>
          <table:table-cell table:formula="of:=[.D107]/[.A107]" office:value-type="float" office:value="4.31672389192401" calcext:value-type="float">
            <text:p>4.3167238919</text:p>
          </table:table-cell>
        </table:table-row>
        <table:table-row table:style-name="ro1">
          <table:table-cell table:formula="of:=[.A107]+524288" office:value-type="float" office:value="56098816" calcext:value-type="float">
            <text:p>56098816</text:p>
          </table:table-cell>
          <table:table-cell office:value-type="float" office:value="362042670.6" calcext:value-type="float">
            <text:p>362042670.6</text:p>
          </table:table-cell>
          <table:table-cell office:value-type="float" office:value="243024189.5" calcext:value-type="float">
            <text:p>243024189.5</text:p>
          </table:table-cell>
          <table:table-cell office:value-type="float" office:value="240913556.6" calcext:value-type="float">
            <text:p>240913556.6</text:p>
          </table:table-cell>
          <table:table-cell table:number-columns-repeated="2"/>
          <table:table-cell table:formula="of:=[.B108]/3400000000" office:value-type="float" office:value="0.106483138411765" calcext:value-type="float">
            <text:p>0.1064831384</text:p>
          </table:table-cell>
          <table:table-cell table:formula="of:=[.C108]/3400000000" office:value-type="float" office:value="0.0714777027941177" calcext:value-type="float">
            <text:p>0.0714777028</text:p>
          </table:table-cell>
          <table:table-cell table:formula="of:=[.D108]/3400000000" office:value-type="float" office:value="0.0708569284117647" calcext:value-type="float">
            <text:p>0.0708569284</text:p>
          </table:table-cell>
          <table:table-cell table:number-columns-repeated="2"/>
          <table:table-cell table:formula="of:=[.B108]/[.A108]" office:value-type="float" office:value="6.45365974568875" calcext:value-type="float">
            <text:p>6.4536597457</text:p>
          </table:table-cell>
          <table:table-cell table:formula="of:=[.C108]/[.A108]" office:value-type="float" office:value="4.33207341666534" calcext:value-type="float">
            <text:p>4.3320734167</text:p>
          </table:table-cell>
          <table:table-cell table:formula="of:=[.D108]/[.A108]" office:value-type="float" office:value="4.29444993277576" calcext:value-type="float">
            <text:p>4.2944499328</text:p>
          </table:table-cell>
        </table:table-row>
        <table:table-row table:style-name="ro1">
          <table:table-cell table:formula="of:=[.A108]+524288" office:value-type="float" office:value="56623104" calcext:value-type="float">
            <text:p>56623104</text:p>
          </table:table-cell>
          <table:table-cell office:value-type="float" office:value="364727087.4" calcext:value-type="float">
            <text:p>364727087.4</text:p>
          </table:table-cell>
          <table:table-cell office:value-type="float" office:value="243149418.2" calcext:value-type="float">
            <text:p>243149418.2</text:p>
          </table:table-cell>
          <table:table-cell office:value-type="float" office:value="242454577.6" calcext:value-type="float">
            <text:p>242454577.6</text:p>
          </table:table-cell>
          <table:table-cell table:number-columns-repeated="2"/>
          <table:table-cell table:formula="of:=[.B109]/3400000000" office:value-type="float" office:value="0.107272672764706" calcext:value-type="float">
            <text:p>0.1072726728</text:p>
          </table:table-cell>
          <table:table-cell table:formula="of:=[.C109]/3400000000" office:value-type="float" office:value="0.0715145347647059" calcext:value-type="float">
            <text:p>0.0715145348</text:p>
          </table:table-cell>
          <table:table-cell table:formula="of:=[.D109]/3400000000" office:value-type="float" office:value="0.0713101698823529" calcext:value-type="float">
            <text:p>0.0713101699</text:p>
          </table:table-cell>
          <table:table-cell table:number-columns-repeated="2"/>
          <table:table-cell table:formula="of:=[.B109]/[.A109]" office:value-type="float" office:value="6.44131214353773" calcext:value-type="float">
            <text:p>6.4413121435</text:p>
          </table:table-cell>
          <table:table-cell table:formula="of:=[.C109]/[.A109]" office:value-type="float" office:value="4.29417324419375" calcext:value-type="float">
            <text:p>4.2941732442</text:p>
          </table:table-cell>
          <table:table-cell table:formula="of:=[.D109]/[.A109]" office:value-type="float" office:value="4.28190191763419" calcext:value-type="float">
            <text:p>4.2819019176</text:p>
          </table:table-cell>
        </table:table-row>
        <table:table-row table:style-name="ro1">
          <table:table-cell table:formula="of:=[.A109]+524288" office:value-type="float" office:value="57147392" calcext:value-type="float">
            <text:p>57147392</text:p>
          </table:table-cell>
          <table:table-cell office:value-type="float" office:value="371641956" calcext:value-type="float">
            <text:p>371641956</text:p>
          </table:table-cell>
          <table:table-cell office:value-type="float" office:value="245611959.2" calcext:value-type="float">
            <text:p>245611959.2</text:p>
          </table:table-cell>
          <table:table-cell office:value-type="float" office:value="244952234.9" calcext:value-type="float">
            <text:p>244952234.9</text:p>
          </table:table-cell>
          <table:table-cell table:number-columns-repeated="2"/>
          <table:table-cell table:formula="of:=[.B110]/3400000000" office:value-type="float" office:value="0.109306457647059" calcext:value-type="float">
            <text:p>0.1093064576</text:p>
          </table:table-cell>
          <table:table-cell table:formula="of:=[.C110]/3400000000" office:value-type="float" office:value="0.0722388115294118" calcext:value-type="float">
            <text:p>0.0722388115</text:p>
          </table:table-cell>
          <table:table-cell table:formula="of:=[.D110]/3400000000" office:value-type="float" office:value="0.0720447749705882" calcext:value-type="float">
            <text:p>0.072044775</text:p>
          </table:table-cell>
          <table:table-cell table:number-columns-repeated="2"/>
          <table:table-cell table:formula="of:=[.B110]/[.A110]" office:value-type="float" office:value="6.50321813460884" calcext:value-type="float">
            <text:p>6.5032181346</text:p>
          </table:table-cell>
          <table:table-cell table:formula="of:=[.C110]/[.A110]" office:value-type="float" office:value="4.29786820717908" calcext:value-type="float">
            <text:p>4.2978682072</text:p>
          </table:table-cell>
          <table:table-cell table:formula="of:=[.D110]/[.A110]" office:value-type="float" office:value="4.28632394808148" calcext:value-type="float">
            <text:p>4.2863239481</text:p>
          </table:table-cell>
        </table:table-row>
        <table:table-row table:style-name="ro1">
          <table:table-cell table:formula="of:=[.A110]+524288" office:value-type="float" office:value="57671680" calcext:value-type="float">
            <text:p>57671680</text:p>
          </table:table-cell>
          <table:table-cell office:value-type="float" office:value="370088852.5" calcext:value-type="float">
            <text:p>370088852.5</text:p>
          </table:table-cell>
          <table:table-cell office:value-type="float" office:value="246749359.9" calcext:value-type="float">
            <text:p>246749359.9</text:p>
          </table:table-cell>
          <table:table-cell office:value-type="float" office:value="248107571.7" calcext:value-type="float">
            <text:p>248107571.7</text:p>
          </table:table-cell>
          <table:table-cell table:number-columns-repeated="2"/>
          <table:table-cell table:formula="of:=[.B111]/3400000000" office:value-type="float" office:value="0.1088496625" calcext:value-type="float">
            <text:p>0.1088496625</text:p>
          </table:table-cell>
          <table:table-cell table:formula="of:=[.C111]/3400000000" office:value-type="float" office:value="0.0725733411470588" calcext:value-type="float">
            <text:p>0.0725733411</text:p>
          </table:table-cell>
          <table:table-cell table:formula="of:=[.D111]/3400000000" office:value-type="float" office:value="0.0729728152058823" calcext:value-type="float">
            <text:p>0.0729728152</text:p>
          </table:table-cell>
          <table:table-cell table:number-columns-repeated="2"/>
          <table:table-cell table:formula="of:=[.B111]/[.A111]" office:value-type="float" office:value="6.41716788031838" calcext:value-type="float">
            <text:p>6.4171678803</text:p>
          </table:table-cell>
          <table:table-cell table:formula="of:=[.C111]/[.A111]" office:value-type="float" office:value="4.27851867502386" calcext:value-type="float">
            <text:p>4.278518675</text:p>
          </table:table-cell>
          <table:table-cell table:formula="of:=[.D111]/[.A111]" office:value-type="float" office:value="4.30206943338568" calcext:value-type="float">
            <text:p>4.3020694334</text:p>
          </table:table-cell>
        </table:table-row>
        <table:table-row table:style-name="ro1">
          <table:table-cell table:formula="of:=[.A111]+524288" office:value-type="float" office:value="58195968" calcext:value-type="float">
            <text:p>58195968</text:p>
          </table:table-cell>
          <table:table-cell office:value-type="float" office:value="373921760" calcext:value-type="float">
            <text:p>373921760</text:p>
          </table:table-cell>
          <table:table-cell office:value-type="float" office:value="249932331.1" calcext:value-type="float">
            <text:p>249932331.1</text:p>
          </table:table-cell>
          <table:table-cell office:value-type="float" office:value="248137304.4" calcext:value-type="float">
            <text:p>248137304.4</text:p>
          </table:table-cell>
          <table:table-cell table:number-columns-repeated="2"/>
          <table:table-cell table:formula="of:=[.B112]/3400000000" office:value-type="float" office:value="0.109976988235294" calcext:value-type="float">
            <text:p>0.1099769882</text:p>
          </table:table-cell>
          <table:table-cell table:formula="of:=[.C112]/3400000000" office:value-type="float" office:value="0.0735095091470588" calcext:value-type="float">
            <text:p>0.0735095091</text:p>
          </table:table-cell>
          <table:table-cell table:formula="of:=[.D112]/3400000000" office:value-type="float" office:value="0.0729815601176471" calcext:value-type="float">
            <text:p>0.0729815601</text:p>
          </table:table-cell>
          <table:table-cell table:number-columns-repeated="2"/>
          <table:table-cell table:formula="of:=[.B112]/[.A112]" office:value-type="float" office:value="6.42521763707066" calcext:value-type="float">
            <text:p>6.4252176371</text:p>
          </table:table-cell>
          <table:table-cell table:formula="of:=[.C112]/[.A112]" office:value-type="float" office:value="4.29466747765069" calcext:value-type="float">
            <text:p>4.2946674777</text:p>
          </table:table-cell>
          <table:table-cell table:formula="of:=[.D112]/[.A112]" office:value-type="float" office:value="4.2638229576317" calcext:value-type="float">
            <text:p>4.2638229576</text:p>
          </table:table-cell>
        </table:table-row>
        <table:table-row table:style-name="ro1">
          <table:table-cell table:formula="of:=[.A112]+524288" office:value-type="float" office:value="58720256" calcext:value-type="float">
            <text:p>58720256</text:p>
          </table:table-cell>
          <table:table-cell office:value-type="float" office:value="378645849.3" calcext:value-type="float">
            <text:p>378645849.3</text:p>
          </table:table-cell>
          <table:table-cell office:value-type="float" office:value="251473435.1" calcext:value-type="float">
            <text:p>251473435.1</text:p>
          </table:table-cell>
          <table:table-cell office:value-type="float" office:value="252254753" calcext:value-type="float">
            <text:p>252254753</text:p>
          </table:table-cell>
          <table:table-cell table:number-columns-repeated="2"/>
          <table:table-cell table:formula="of:=[.B113]/3400000000" office:value-type="float" office:value="0.111366426264706" calcext:value-type="float">
            <text:p>0.1113664263</text:p>
          </table:table-cell>
          <table:table-cell table:formula="of:=[.C113]/3400000000" office:value-type="float" office:value="0.0739627750294118" calcext:value-type="float">
            <text:p>0.073962775</text:p>
          </table:table-cell>
          <table:table-cell table:formula="of:=[.D113]/3400000000" office:value-type="float" office:value="0.0741925744117647" calcext:value-type="float">
            <text:p>0.0741925744</text:p>
          </table:table-cell>
          <table:table-cell table:number-columns-repeated="2"/>
          <table:table-cell table:formula="of:=[.B113]/[.A113]" office:value-type="float" office:value="6.44830038377217" calcext:value-type="float">
            <text:p>6.4483003838</text:p>
          </table:table-cell>
          <table:table-cell table:formula="of:=[.C113]/[.A113]" office:value-type="float" office:value="4.28256707702364" calcext:value-type="float">
            <text:p>4.282567077</text:p>
          </table:table-cell>
          <table:table-cell table:formula="of:=[.D113]/[.A113]" office:value-type="float" office:value="4.29587284156254" calcext:value-type="float">
            <text:p>4.2958728416</text:p>
          </table:table-cell>
        </table:table-row>
        <table:table-row table:style-name="ro1">
          <table:table-cell table:formula="of:=[.A113]+524288" office:value-type="float" office:value="59244544" calcext:value-type="float">
            <text:p>59244544</text:p>
          </table:table-cell>
          <table:table-cell office:value-type="float" office:value="380149899.5" calcext:value-type="float">
            <text:p>380149899.5</text:p>
          </table:table-cell>
          <table:table-cell office:value-type="float" office:value="257947294.4" calcext:value-type="float">
            <text:p>257947294.4</text:p>
          </table:table-cell>
          <table:table-cell office:value-type="float" office:value="254273996.7" calcext:value-type="float">
            <text:p>254273996.7</text:p>
          </table:table-cell>
          <table:table-cell table:number-columns-repeated="2"/>
          <table:table-cell table:formula="of:=[.B114]/3400000000" office:value-type="float" office:value="0.111808793970588" calcext:value-type="float">
            <text:p>0.111808794</text:p>
          </table:table-cell>
          <table:table-cell table:formula="of:=[.C114]/3400000000" office:value-type="float" office:value="0.0758668512941176" calcext:value-type="float">
            <text:p>0.0758668513</text:p>
          </table:table-cell>
          <table:table-cell table:formula="of:=[.D114]/3400000000" office:value-type="float" office:value="0.0747864696176471" calcext:value-type="float">
            <text:p>0.0747864696</text:p>
          </table:table-cell>
          <table:table-cell table:number-columns-repeated="2"/>
          <table:table-cell table:formula="of:=[.B114]/[.A114]" office:value-type="float" office:value="6.41662292986845" calcext:value-type="float">
            <text:p>6.4166229299</text:p>
          </table:table-cell>
          <table:table-cell table:formula="of:=[.C114]/[.A114]" office:value-type="float" office:value="4.35394176381879" calcext:value-type="float">
            <text:p>4.3539417638</text:p>
          </table:table-cell>
          <table:table-cell table:formula="of:=[.D114]/[.A114]" office:value-type="float" office:value="4.29193946872137" calcext:value-type="float">
            <text:p>4.2919394687</text:p>
          </table:table-cell>
        </table:table-row>
        <table:table-row table:style-name="ro1">
          <table:table-cell table:formula="of:=[.A114]+524288" office:value-type="float" office:value="59768832" calcext:value-type="float">
            <text:p>59768832</text:p>
          </table:table-cell>
          <table:table-cell office:value-type="float" office:value="383091062.4" calcext:value-type="float">
            <text:p>383091062.4</text:p>
          </table:table-cell>
          <table:table-cell office:value-type="float" office:value="256784874.6" calcext:value-type="float">
            <text:p>256784874.6</text:p>
          </table:table-cell>
          <table:table-cell office:value-type="float" office:value="254614754.8" calcext:value-type="float">
            <text:p>254614754.8</text:p>
          </table:table-cell>
          <table:table-cell table:number-columns-repeated="2"/>
          <table:table-cell table:formula="of:=[.B115]/3400000000" office:value-type="float" office:value="0.112673841882353" calcext:value-type="float">
            <text:p>0.1126738419</text:p>
          </table:table-cell>
          <table:table-cell table:formula="of:=[.C115]/3400000000" office:value-type="float" office:value="0.0755249631176471" calcext:value-type="float">
            <text:p>0.0755249631</text:p>
          </table:table-cell>
          <table:table-cell table:formula="of:=[.D115]/3400000000" office:value-type="float" office:value="0.0748866925882353" calcext:value-type="float">
            <text:p>0.0748866926</text:p>
          </table:table-cell>
          <table:table-cell table:number-columns-repeated="2"/>
          <table:table-cell table:formula="of:=[.B115]/[.A115]" office:value-type="float" office:value="6.40954573781867" calcext:value-type="float">
            <text:p>6.4095457378</text:p>
          </table:table-cell>
          <table:table-cell table:formula="of:=[.C115]/[.A115]" office:value-type="float" office:value="4.29630069732666" calcext:value-type="float">
            <text:p>4.2963006973</text:p>
          </table:table-cell>
          <table:table-cell table:formula="of:=[.D115]/[.A115]" office:value-type="float" office:value="4.25999214440061" calcext:value-type="float">
            <text:p>4.2599921444</text:p>
          </table:table-cell>
        </table:table-row>
        <table:table-row table:style-name="ro1">
          <table:table-cell table:formula="of:=[.A115]+524288" office:value-type="float" office:value="60293120" calcext:value-type="float">
            <text:p>60293120</text:p>
          </table:table-cell>
          <table:table-cell office:value-type="float" office:value="385765565.4" calcext:value-type="float">
            <text:p>385765565.4</text:p>
          </table:table-cell>
          <table:table-cell office:value-type="float" office:value="259005908.5" calcext:value-type="float">
            <text:p>259005908.5</text:p>
          </table:table-cell>
          <table:table-cell office:value-type="float" office:value="258356066.1" calcext:value-type="float">
            <text:p>258356066.1</text:p>
          </table:table-cell>
          <table:table-cell table:number-columns-repeated="2"/>
          <table:table-cell table:formula="of:=[.B116]/3400000000" office:value-type="float" office:value="0.113460460411765" calcext:value-type="float">
            <text:p>0.1134604604</text:p>
          </table:table-cell>
          <table:table-cell table:formula="of:=[.C116]/3400000000" office:value-type="float" office:value="0.0761782083823529" calcext:value-type="float">
            <text:p>0.0761782084</text:p>
          </table:table-cell>
          <table:table-cell table:formula="of:=[.D116]/3400000000" office:value-type="float" office:value="0.0759870782647059" calcext:value-type="float">
            <text:p>0.0759870783</text:p>
          </table:table-cell>
          <table:table-cell table:number-columns-repeated="2"/>
          <table:table-cell table:formula="of:=[.B116]/[.A116]" office:value-type="float" office:value="6.39816890218984" calcext:value-type="float">
            <text:p>6.3981689022</text:p>
          </table:table-cell>
          <table:table-cell table:formula="of:=[.C116]/[.A116]" office:value-type="float" office:value="4.29577883015508" calcext:value-type="float">
            <text:p>4.2957788302</text:p>
          </table:table-cell>
          <table:table-cell table:formula="of:=[.D116]/[.A116]" office:value-type="float" office:value="4.28500077786653" calcext:value-type="float">
            <text:p>4.2850007779</text:p>
          </table:table-cell>
        </table:table-row>
        <table:table-row table:style-name="ro1">
          <table:table-cell table:formula="of:=[.A116]+524288" office:value-type="float" office:value="60817408" calcext:value-type="float">
            <text:p>60817408</text:p>
          </table:table-cell>
          <table:table-cell office:value-type="float" office:value="390354954.4" calcext:value-type="float">
            <text:p>390354954.4</text:p>
          </table:table-cell>
          <table:table-cell office:value-type="float" office:value="265770028.4" calcext:value-type="float">
            <text:p>265770028.4</text:p>
          </table:table-cell>
          <table:table-cell office:value-type="float" office:value="260849782" calcext:value-type="float">
            <text:p>260849782</text:p>
          </table:table-cell>
          <table:table-cell table:number-columns-repeated="2"/>
          <table:table-cell table:formula="of:=[.B117]/3400000000" office:value-type="float" office:value="0.114810280705882" calcext:value-type="float">
            <text:p>0.1148102807</text:p>
          </table:table-cell>
          <table:table-cell table:formula="of:=[.C117]/3400000000" office:value-type="float" office:value="0.0781676554117647" calcext:value-type="float">
            <text:p>0.0781676554</text:p>
          </table:table-cell>
          <table:table-cell table:formula="of:=[.D117]/3400000000" office:value-type="float" office:value="0.0767205241176471" calcext:value-type="float">
            <text:p>0.0767205241</text:p>
          </table:table-cell>
          <table:table-cell table:number-columns-repeated="2"/>
          <table:table-cell table:formula="of:=[.B117]/[.A117]" office:value-type="float" office:value="6.41847403953815" calcext:value-type="float">
            <text:p>6.4184740395</text:p>
          </table:table-cell>
          <table:table-cell table:formula="of:=[.C117]/[.A117]" office:value-type="float" office:value="4.36996638199379" calcext:value-type="float">
            <text:p>4.369966382</text:p>
          </table:table-cell>
          <table:table-cell table:formula="of:=[.D117]/[.A117]" office:value-type="float" office:value="4.28906444023395" calcext:value-type="float">
            <text:p>4.2890644402</text:p>
          </table:table-cell>
        </table:table-row>
        <table:table-row table:style-name="ro1">
          <table:table-cell table:formula="of:=[.A117]+524288" office:value-type="float" office:value="61341696" calcext:value-type="float">
            <text:p>61341696</text:p>
          </table:table-cell>
          <table:table-cell office:value-type="float" office:value="394327485.9" calcext:value-type="float">
            <text:p>394327485.9</text:p>
          </table:table-cell>
          <table:table-cell office:value-type="float" office:value="264520375.4" calcext:value-type="float">
            <text:p>264520375.4</text:p>
          </table:table-cell>
          <table:table-cell office:value-type="float" office:value="263865321.7" calcext:value-type="float">
            <text:p>263865321.7</text:p>
          </table:table-cell>
          <table:table-cell table:number-columns-repeated="2"/>
          <table:table-cell table:formula="of:=[.B118]/3400000000" office:value-type="float" office:value="0.115978672323529" calcext:value-type="float">
            <text:p>0.1159786723</text:p>
          </table:table-cell>
          <table:table-cell table:formula="of:=[.C118]/3400000000" office:value-type="float" office:value="0.0778001104117647" calcext:value-type="float">
            <text:p>0.0778001104</text:p>
          </table:table-cell>
          <table:table-cell table:formula="of:=[.D118]/3400000000" office:value-type="float" office:value="0.0776074475588235" calcext:value-type="float">
            <text:p>0.0776074476</text:p>
          </table:table-cell>
          <table:table-cell table:number-columns-repeated="2"/>
          <table:table-cell table:formula="of:=[.B118]/[.A118]" office:value-type="float" office:value="6.42837599240817" calcext:value-type="float">
            <text:p>6.4283759924</text:p>
          </table:table-cell>
          <table:table-cell table:formula="of:=[.C118]/[.A118]" office:value-type="float" office:value="4.31224424248068" calcext:value-type="float">
            <text:p>4.3122442425</text:p>
          </table:table-cell>
          <table:table-cell table:formula="of:=[.D118]/[.A118]" office:value-type="float" office:value="4.30156547513782" calcext:value-type="float">
            <text:p>4.3015654751</text:p>
          </table:table-cell>
        </table:table-row>
        <table:table-row table:style-name="ro1">
          <table:table-cell table:formula="of:=[.A118]+524288" office:value-type="float" office:value="61865984" calcext:value-type="float">
            <text:p>61865984</text:p>
          </table:table-cell>
          <table:table-cell office:value-type="float" office:value="397600661.4" calcext:value-type="float">
            <text:p>397600661.4</text:p>
          </table:table-cell>
          <table:table-cell office:value-type="float" office:value="264709870.3" calcext:value-type="float">
            <text:p>264709870.3</text:p>
          </table:table-cell>
          <table:table-cell office:value-type="float" office:value="266563673.5" calcext:value-type="float">
            <text:p>266563673.5</text:p>
          </table:table-cell>
          <table:table-cell table:number-columns-repeated="2"/>
          <table:table-cell table:formula="of:=[.B119]/3400000000" office:value-type="float" office:value="0.116941371" calcext:value-type="float">
            <text:p>0.116941371</text:p>
          </table:table-cell>
          <table:table-cell table:formula="of:=[.C119]/3400000000" office:value-type="float" office:value="0.0778558442058824" calcext:value-type="float">
            <text:p>0.0778558442</text:p>
          </table:table-cell>
          <table:table-cell table:formula="of:=[.D119]/3400000000" office:value-type="float" office:value="0.0784010804411765" calcext:value-type="float">
            <text:p>0.0784010804</text:p>
          </table:table-cell>
          <table:table-cell table:number-columns-repeated="2"/>
          <table:table-cell table:formula="of:=[.B119]/[.A119]" office:value-type="float" office:value="6.42680574514098" calcext:value-type="float">
            <text:p>6.4268057451</text:p>
          </table:table-cell>
          <table:table-cell table:formula="of:=[.C119]/[.A119]" office:value-type="float" office:value="4.27876278990406" calcext:value-type="float">
            <text:p>4.2787627899</text:p>
          </table:table-cell>
          <table:table-cell table:formula="of:=[.D119]/[.A119]" office:value-type="float" office:value="4.30872761192968" calcext:value-type="float">
            <text:p>4.3087276119</text:p>
          </table:table-cell>
        </table:table-row>
        <table:table-row table:style-name="ro1">
          <table:table-cell table:formula="of:=[.A119]+524288" office:value-type="float" office:value="62390272" calcext:value-type="float">
            <text:p>62390272</text:p>
          </table:table-cell>
          <table:table-cell office:value-type="float" office:value="402628123" calcext:value-type="float">
            <text:p>402628123</text:p>
          </table:table-cell>
          <table:table-cell office:value-type="float" office:value="273311645.5" calcext:value-type="float">
            <text:p>273311645.5</text:p>
          </table:table-cell>
          <table:table-cell office:value-type="float" office:value="267898487.8" calcext:value-type="float">
            <text:p>267898487.8</text:p>
          </table:table-cell>
          <table:table-cell table:number-columns-repeated="2"/>
          <table:table-cell table:formula="of:=[.B120]/3400000000" office:value-type="float" office:value="0.118420036176471" calcext:value-type="float">
            <text:p>0.1184200362</text:p>
          </table:table-cell>
          <table:table-cell table:formula="of:=[.C120]/3400000000" office:value-type="float" office:value="0.0803857780882353" calcext:value-type="float">
            <text:p>0.0803857781</text:p>
          </table:table-cell>
          <table:table-cell table:formula="of:=[.D120]/3400000000" office:value-type="float" office:value="0.0787936728823529" calcext:value-type="float">
            <text:p>0.0787936729</text:p>
          </table:table-cell>
          <table:table-cell table:number-columns-repeated="2"/>
          <table:table-cell table:formula="of:=[.B120]/[.A120]" office:value-type="float" office:value="6.45337983139423" calcext:value-type="float">
            <text:p>6.4533798314</text:p>
          </table:table-cell>
          <table:table-cell table:formula="of:=[.C120]/[.A120]" office:value-type="float" office:value="4.38067725526185" calcext:value-type="float">
            <text:p>4.3806772553</text:p>
          </table:table-cell>
          <table:table-cell table:formula="of:=[.D120]/[.A120]" office:value-type="float" office:value="4.29391440704089" calcext:value-type="float">
            <text:p>4.293914407</text:p>
          </table:table-cell>
        </table:table-row>
        <table:table-row table:style-name="ro1">
          <table:table-cell table:formula="of:=[.A120]+524288" office:value-type="float" office:value="62914560" calcext:value-type="float">
            <text:p>62914560</text:p>
          </table:table-cell>
          <table:table-cell office:value-type="float" office:value="404118513.8" calcext:value-type="float">
            <text:p>404118513.8</text:p>
          </table:table-cell>
          <table:table-cell office:value-type="float" office:value="270231249.3" calcext:value-type="float">
            <text:p>270231249.3</text:p>
          </table:table-cell>
          <table:table-cell office:value-type="float" office:value="269678769.1" calcext:value-type="float">
            <text:p>269678769.1</text:p>
          </table:table-cell>
          <table:table-cell table:number-columns-repeated="2"/>
          <table:table-cell table:formula="of:=[.B121]/3400000000" office:value-type="float" office:value="0.118858386411765" calcext:value-type="float">
            <text:p>0.1188583864</text:p>
          </table:table-cell>
          <table:table-cell table:formula="of:=[.C121]/3400000000" office:value-type="float" office:value="0.0794797792058824" calcext:value-type="float">
            <text:p>0.0794797792</text:p>
          </table:table-cell>
          <table:table-cell table:formula="of:=[.D121]/3400000000" office:value-type="float" office:value="0.0793172850294118" calcext:value-type="float">
            <text:p>0.079317285</text:p>
          </table:table-cell>
          <table:table-cell table:number-columns-repeated="2"/>
          <table:table-cell table:formula="of:=[.B121]/[.A121]" office:value-type="float" office:value="6.42329078992208" calcext:value-type="float">
            <text:p>6.4232907899</text:p>
          </table:table-cell>
          <table:table-cell table:formula="of:=[.C121]/[.A121]" office:value-type="float" office:value="4.29521003246307" calcext:value-type="float">
            <text:p>4.2952100325</text:p>
          </table:table-cell>
          <table:table-cell table:formula="of:=[.D121]/[.A121]" office:value-type="float" office:value="4.28642859617869" calcext:value-type="float">
            <text:p>4.2864285962</text:p>
          </table:table-cell>
        </table:table-row>
        <table:table-row table:style-name="ro1">
          <table:table-cell table:formula="of:=[.A121]+524288" office:value-type="float" office:value="63438848" calcext:value-type="float">
            <text:p>63438848</text:p>
          </table:table-cell>
          <table:table-cell office:value-type="float" office:value="406784727.7" calcext:value-type="float">
            <text:p>406784727.7</text:p>
          </table:table-cell>
          <table:table-cell office:value-type="float" office:value="277423426.7" calcext:value-type="float">
            <text:p>277423426.7</text:p>
          </table:table-cell>
          <table:table-cell office:value-type="float" office:value="271656532.9" calcext:value-type="float">
            <text:p>271656532.9</text:p>
          </table:table-cell>
          <table:table-cell table:number-columns-repeated="2"/>
          <table:table-cell table:formula="of:=[.B122]/3400000000" office:value-type="float" office:value="0.119642566970588" calcext:value-type="float">
            <text:p>0.119642567</text:p>
          </table:table-cell>
          <table:table-cell table:formula="of:=[.C122]/3400000000" office:value-type="float" office:value="0.0815951255" calcext:value-type="float">
            <text:p>0.0815951255</text:p>
          </table:table-cell>
          <table:table-cell table:formula="of:=[.D122]/3400000000" office:value-type="float" office:value="0.0798989802647059" calcext:value-type="float">
            <text:p>0.0798989803</text:p>
          </table:table-cell>
          <table:table-cell table:number-columns-repeated="2"/>
          <table:table-cell table:formula="of:=[.B122]/[.A122]" office:value-type="float" office:value="6.41223383659174" calcext:value-type="float">
            <text:p>6.4122338366</text:p>
          </table:table-cell>
          <table:table-cell table:formula="of:=[.C122]/[.A122]" office:value-type="float" office:value="4.37308424484631" calcext:value-type="float">
            <text:p>4.3730842448</text:p>
          </table:table-cell>
          <table:table-cell table:formula="of:=[.D122]/[.A122]" office:value-type="float" office:value="4.28217947620991" calcext:value-type="float">
            <text:p>4.2821794762</text:p>
          </table:table-cell>
        </table:table-row>
        <table:table-row table:style-name="ro1">
          <table:table-cell table:formula="of:=[.A122]+524288" office:value-type="float" office:value="63963136" calcext:value-type="float">
            <text:p>63963136</text:p>
          </table:table-cell>
          <table:table-cell office:value-type="float" office:value="409342501" calcext:value-type="float">
            <text:p>409342501</text:p>
          </table:table-cell>
          <table:table-cell office:value-type="float" office:value="279967273.8" calcext:value-type="float">
            <text:p>279967273.8</text:p>
          </table:table-cell>
          <table:table-cell office:value-type="float" office:value="273700374.6" calcext:value-type="float">
            <text:p>273700374.6</text:p>
          </table:table-cell>
          <table:table-cell table:number-columns-repeated="2"/>
          <table:table-cell table:formula="of:=[.B123]/3400000000" office:value-type="float" office:value="0.120394853235294" calcext:value-type="float">
            <text:p>0.1203948532</text:p>
          </table:table-cell>
          <table:table-cell table:formula="of:=[.C123]/3400000000" office:value-type="float" office:value="0.0823433158235294" calcext:value-type="float">
            <text:p>0.0823433158</text:p>
          </table:table-cell>
          <table:table-cell table:formula="of:=[.D123]/3400000000" office:value-type="float" office:value="0.0805001101764706" calcext:value-type="float">
            <text:p>0.0805001102</text:p>
          </table:table-cell>
          <table:table-cell table:number-columns-repeated="2"/>
          <table:table-cell table:formula="of:=[.B123]/[.A123]" office:value-type="float" office:value="6.39966278388852" calcext:value-type="float">
            <text:p>6.3996627839</text:p>
          </table:table-cell>
          <table:table-cell table:formula="of:=[.C123]/[.A123]" office:value-type="float" office:value="4.37700981077601" calcext:value-type="float">
            <text:p>4.3770098108</text:p>
          </table:table-cell>
          <table:table-cell table:formula="of:=[.D123]/[.A123]" office:value-type="float" office:value="4.27903307617688" calcext:value-type="float">
            <text:p>4.2790330762</text:p>
          </table:table-cell>
        </table:table-row>
        <table:table-row table:style-name="ro1">
          <table:table-cell table:formula="of:=[.A123]+524288" office:value-type="float" office:value="64487424" calcext:value-type="float">
            <text:p>64487424</text:p>
          </table:table-cell>
          <table:table-cell office:value-type="float" office:value="412655357" calcext:value-type="float">
            <text:p>412655357</text:p>
          </table:table-cell>
          <table:table-cell office:value-type="float" office:value="276793209.1" calcext:value-type="float">
            <text:p>276793209.1</text:p>
          </table:table-cell>
          <table:table-cell office:value-type="float" office:value="276360893" calcext:value-type="float">
            <text:p>276360893</text:p>
          </table:table-cell>
          <table:table-cell table:number-columns-repeated="2"/>
          <table:table-cell table:formula="of:=[.B124]/3400000000" office:value-type="float" office:value="0.121369222647059" calcext:value-type="float">
            <text:p>0.1213692226</text:p>
          </table:table-cell>
          <table:table-cell table:formula="of:=[.C124]/3400000000" office:value-type="float" office:value="0.081409767382353" calcext:value-type="float">
            <text:p>0.0814097674</text:p>
          </table:table-cell>
          <table:table-cell table:formula="of:=[.D124]/3400000000" office:value-type="float" office:value="0.0812826155882353" calcext:value-type="float">
            <text:p>0.0812826156</text:p>
          </table:table-cell>
          <table:table-cell table:number-columns-repeated="2"/>
          <table:table-cell table:formula="of:=[.B124]/[.A124]" office:value-type="float" office:value="6.39900513005451" calcext:value-type="float">
            <text:p>6.3990051301</text:p>
          </table:table-cell>
          <table:table-cell table:formula="of:=[.C124]/[.A124]" office:value-type="float" office:value="4.29220446299731" calcext:value-type="float">
            <text:p>4.292204463</text:p>
          </table:table-cell>
          <table:table-cell table:formula="of:=[.D124]/[.A124]" office:value-type="float" office:value="4.28550058070237" calcext:value-type="float">
            <text:p>4.2855005807</text:p>
          </table:table-cell>
        </table:table-row>
        <table:table-row table:style-name="ro1">
          <table:table-cell table:formula="of:=[.A124]+524288" office:value-type="float" office:value="65011712" calcext:value-type="float">
            <text:p>65011712</text:p>
          </table:table-cell>
          <table:table-cell office:value-type="float" office:value="415933623.2" calcext:value-type="float">
            <text:p>415933623.2</text:p>
          </table:table-cell>
          <table:table-cell office:value-type="float" office:value="278740969.1" calcext:value-type="float">
            <text:p>278740969.1</text:p>
          </table:table-cell>
          <table:table-cell office:value-type="float" office:value="279327519.2" calcext:value-type="float">
            <text:p>279327519.2</text:p>
          </table:table-cell>
          <table:table-cell table:number-columns-repeated="2"/>
          <table:table-cell table:formula="of:=[.B125]/3400000000" office:value-type="float" office:value="0.122333418588235" calcext:value-type="float">
            <text:p>0.1223334186</text:p>
          </table:table-cell>
          <table:table-cell table:formula="of:=[.C125]/3400000000" office:value-type="float" office:value="0.0819826379705883" calcext:value-type="float">
            <text:p>0.081982638</text:p>
          </table:table-cell>
          <table:table-cell table:formula="of:=[.D125]/3400000000" office:value-type="float" office:value="0.0821551527058823" calcext:value-type="float">
            <text:p>0.0821551527</text:p>
          </table:table-cell>
          <table:table-cell table:number-columns-repeated="2"/>
          <table:table-cell table:formula="of:=[.B125]/[.A125]" office:value-type="float" office:value="6.39782602863927" calcext:value-type="float">
            <text:p>6.3978260286</text:p>
          </table:table-cell>
          <table:table-cell table:formula="of:=[.C125]/[.A125]" office:value-type="float" office:value="4.28755005098158" calcext:value-type="float">
            <text:p>4.287550051</text:p>
          </table:table-cell>
          <table:table-cell table:formula="of:=[.D125]/[.A125]" office:value-type="float" office:value="4.29657227300829" calcext:value-type="float">
            <text:p>4.296572273</text:p>
          </table:table-cell>
        </table:table-row>
        <table:table-row table:style-name="ro1">
          <table:table-cell table:formula="of:=[.A125]+524288" office:value-type="float" office:value="65536000" calcext:value-type="float">
            <text:p>65536000</text:p>
          </table:table-cell>
          <table:table-cell office:value-type="float" office:value="426902591.4" calcext:value-type="float">
            <text:p>426902591.4</text:p>
          </table:table-cell>
          <table:table-cell office:value-type="float" office:value="287130180.7" calcext:value-type="float">
            <text:p>287130180.7</text:p>
          </table:table-cell>
          <table:table-cell office:value-type="float" office:value="280987098.4" calcext:value-type="float">
            <text:p>280987098.4</text:p>
          </table:table-cell>
          <table:table-cell table:number-columns-repeated="2"/>
          <table:table-cell table:formula="of:=[.B126]/3400000000" office:value-type="float" office:value="0.125559585705882" calcext:value-type="float">
            <text:p>0.1255595857</text:p>
          </table:table-cell>
          <table:table-cell table:formula="of:=[.C126]/3400000000" office:value-type="float" office:value="0.0844500531470588" calcext:value-type="float">
            <text:p>0.0844500531</text:p>
          </table:table-cell>
          <table:table-cell table:formula="of:=[.D126]/3400000000" office:value-type="float" office:value="0.0826432642352941" calcext:value-type="float">
            <text:p>0.0826432642</text:p>
          </table:table-cell>
          <table:table-cell table:number-columns-repeated="2"/>
          <table:table-cell table:formula="of:=[.B126]/[.A126]" office:value-type="float" office:value="6.51401659240723" calcext:value-type="float">
            <text:p>6.5140165924</text:p>
          </table:table-cell>
          <table:table-cell table:formula="of:=[.C126]/[.A126]" office:value-type="float" office:value="4.38125886077881" calcext:value-type="float">
            <text:p>4.3812588608</text:p>
          </table:table-cell>
          <table:table-cell table:formula="of:=[.D126]/[.A126]" office:value-type="float" office:value="4.28752286376953" calcext:value-type="float">
            <text:p>4.2875228638</text:p>
          </table:table-cell>
        </table:table-row>
        <table:table-row table:style-name="ro1">
          <table:table-cell table:formula="of:=[.A126]+524288" office:value-type="float" office:value="66060288" calcext:value-type="float">
            <text:p>66060288</text:p>
          </table:table-cell>
          <table:table-cell office:value-type="float" office:value="423104399" calcext:value-type="float">
            <text:p>423104399</text:p>
          </table:table-cell>
          <table:table-cell office:value-type="float" office:value="289429405.4" calcext:value-type="float">
            <text:p>289429405.4</text:p>
          </table:table-cell>
          <table:table-cell office:value-type="float" office:value="282869780.3" calcext:value-type="float">
            <text:p>282869780.3</text:p>
          </table:table-cell>
          <table:table-cell table:number-columns-repeated="2"/>
          <table:table-cell table:formula="of:=[.B127]/3400000000" office:value-type="float" office:value="0.124442470294118" calcext:value-type="float">
            <text:p>0.1244424703</text:p>
          </table:table-cell>
          <table:table-cell table:formula="of:=[.C127]/3400000000" office:value-type="float" office:value="0.0851262957058824" calcext:value-type="float">
            <text:p>0.0851262957</text:p>
          </table:table-cell>
          <table:table-cell table:formula="of:=[.D127]/3400000000" office:value-type="float" office:value="0.0831969942058824" calcext:value-type="float">
            <text:p>0.0831969942</text:p>
          </table:table-cell>
          <table:table-cell table:number-columns-repeated="2"/>
          <table:table-cell table:formula="of:=[.B127]/[.A127]" office:value-type="float" office:value="6.40482219817146" calcext:value-type="float">
            <text:p>6.4048221982</text:p>
          </table:table-cell>
          <table:table-cell table:formula="of:=[.C127]/[.A127]" office:value-type="float" office:value="4.38129191020178" calcext:value-type="float">
            <text:p>4.3812919102</text:p>
          </table:table-cell>
          <table:table-cell table:formula="of:=[.D127]/[.A127]" office:value-type="float" office:value="4.28199435491411" calcext:value-type="float">
            <text:p>4.2819943549</text:p>
          </table:table-cell>
        </table:table-row>
        <table:table-row table:style-name="ro1">
          <table:table-cell table:formula="of:=[.A127]+524288" office:value-type="float" office:value="66584576" calcext:value-type="float">
            <text:p>66584576</text:p>
          </table:table-cell>
          <table:table-cell office:value-type="float" office:value="426269098.2" calcext:value-type="float">
            <text:p>426269098.2</text:p>
          </table:table-cell>
          <table:table-cell office:value-type="float" office:value="285923465.3" calcext:value-type="float">
            <text:p>285923465.3</text:p>
          </table:table-cell>
          <table:table-cell office:value-type="float" office:value="285608461" calcext:value-type="float">
            <text:p>285608461</text:p>
          </table:table-cell>
          <table:table-cell table:number-columns-repeated="2"/>
          <table:table-cell table:formula="of:=[.B128]/3400000000" office:value-type="float" office:value="0.125373264176471" calcext:value-type="float">
            <text:p>0.1253732642</text:p>
          </table:table-cell>
          <table:table-cell table:formula="of:=[.C128]/3400000000" office:value-type="float" office:value="0.0840951368529412" calcext:value-type="float">
            <text:p>0.0840951369</text:p>
          </table:table-cell>
          <table:table-cell table:formula="of:=[.D128]/3400000000" office:value-type="float" office:value="0.0840024885294118" calcext:value-type="float">
            <text:p>0.0840024885</text:p>
          </table:table-cell>
          <table:table-cell table:number-columns-repeated="2"/>
          <table:table-cell table:formula="of:=[.B128]/[.A128]" office:value-type="float" office:value="6.40191954064557" calcext:value-type="float">
            <text:p>6.4019195406</text:p>
          </table:table-cell>
          <table:table-cell table:formula="of:=[.C128]/[.A128]" office:value-type="float" office:value="4.29413961125171" calcext:value-type="float">
            <text:p>4.2941396113</text:p>
          </table:table-cell>
          <table:table-cell table:formula="of:=[.D128]/[.A128]" office:value-type="float" office:value="4.28940872132309" calcext:value-type="float">
            <text:p>4.2894087213</text:p>
          </table:table-cell>
        </table:table-row>
        <table:table-row table:style-name="ro1">
          <table:table-cell table:formula="of:=[.A128]+524288" office:value-type="float" office:value="67108864" calcext:value-type="float">
            <text:p>67108864</text:p>
          </table:table-cell>
          <table:table-cell office:value-type="float" office:value="429841914.4" calcext:value-type="float">
            <text:p>429841914.4</text:p>
          </table:table-cell>
          <table:table-cell office:value-type="float" office:value="288616530.9" calcext:value-type="float">
            <text:p>288616530.9</text:p>
          </table:table-cell>
          <table:table-cell office:value-type="float" office:value="292422452" calcext:value-type="float">
            <text:p>292422452</text:p>
          </table:table-cell>
          <table:table-cell table:number-columns-repeated="2"/>
          <table:table-cell table:formula="of:=[.B129]/3400000000" office:value-type="float" office:value="0.126424092470588" calcext:value-type="float">
            <text:p>0.1264240925</text:p>
          </table:table-cell>
          <table:table-cell table:formula="of:=[.C129]/3400000000" office:value-type="float" office:value="0.0848872149705882" calcext:value-type="float">
            <text:p>0.084887215</text:p>
          </table:table-cell>
          <table:table-cell table:formula="of:=[.D129]/3400000000" office:value-type="float" office:value="0.0860066035294118" calcext:value-type="float">
            <text:p>0.0860066035</text:p>
          </table:table-cell>
          <table:table-cell table:number-columns-repeated="2"/>
          <table:table-cell table:formula="of:=[.B129]/[.A129]" office:value-type="float" office:value="6.40514365434647" calcext:value-type="float">
            <text:p>6.4051436543</text:p>
          </table:table-cell>
          <table:table-cell table:formula="of:=[.C129]/[.A129]" office:value-type="float" office:value="4.30072145015001" calcext:value-type="float">
            <text:p>4.3007214502</text:p>
          </table:table-cell>
          <table:table-cell table:formula="of:=[.D129]/[.A129]" office:value-type="float" office:value="4.35743409395218" calcext:value-type="float">
            <text:p>4.357434094</text:p>
          </table:table-cell>
        </table:table-row>
        <table:table-row table:style-name="ro1">
          <table:table-cell table:number-columns-repeated="11"/>
          <table:table-cell table:formula="of:=AVERAGE([.L2:.L129])" office:value-type="float" office:value="6.47155332777005" calcext:value-type="float">
            <text:p>6.4715533278</text:p>
          </table:table-cell>
          <table:table-cell table:formula="of:=AVERAGE([.M2:.M129])" office:value-type="float" office:value="4.35746800721516" calcext:value-type="float">
            <text:p>4.3574680072</text:p>
          </table:table-cell>
          <table:table-cell table:formula="of:=AVERAGE([.N2:.N129])" office:value-type="float" office:value="4.32622151932472" calcext:value-type="float">
            <text:p>4.3262215193</text:p>
          </table:table-cell>
        </table:table-row>
        <table:table-row table:style-name="ro1">
          <table:table-cell table:number-columns-repeated="11"/>
          <table:table-cell table:style-name="ce3" table:formula="of:=STDEV([.L2:.L129])" office:value-type="float" office:value="0.3495392565978" calcext:value-type="float">
            <text:p>0.3495392566</text:p>
          </table:table-cell>
          <table:table-cell table:style-name="ce3" table:formula="of:=STDEV([.M2:.M129])" office:value-type="float" office:value="0.272592127192041" calcext:value-type="float">
            <text:p>0.2725921272</text:p>
          </table:table-cell>
          <table:table-cell table:style-name="ce3" table:formula="of:=STDEV([.N2:.N129])" office:value-type="float" office:value="0.15038785771188" calcext:value-type="float">
            <text:p>0.1503878577</text:p>
          </table:table-cell>
        </table:table-row>
      </table:table>
      <table:table table:name="CCM" table:style-name="ta1"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YCLES-CCM-128</text:p>
          </table:table-cell>
          <table:table-cell office:value-type="string" calcext:value-type="string">
            <text:p>CYCLES-CCM-192</text:p>
          </table:table-cell>
          <table:table-cell office:value-type="string" calcext:value-type="string">
            <text:p>CYCLES-CCM-256</text:p>
          </table:table-cell>
          <table:table-cell/>
          <table:table-cell office:value-type="string" calcext:value-type="string">
            <text:p>TIME-CCM-128</text:p>
          </table:table-cell>
          <table:table-cell office:value-type="string" calcext:value-type="string">
            <text:p>TIME-CCM-192</text:p>
          </table:table-cell>
          <table:table-cell office:value-type="string" calcext:value-type="string">
            <text:p>TIME-CCM-256</text:p>
          </table:table-cell>
          <table:table-cell table:number-columns-repeated="2"/>
          <table:table-cell office:value-type="string" calcext:value-type="string">
            <text:p>CYCLES-DECRYPT-CCM-128</text:p>
          </table:table-cell>
          <table:table-cell office:value-type="string" calcext:value-type="string">
            <text:p>CYCLES-DECRYPT-192</text:p>
          </table:table-cell>
          <table:table-cell office:value-type="string" calcext:value-type="string">
            <text:p>CYCLES-DECRYPT-CCM-256</text:p>
          </table:table-cell>
          <table:table-cell/>
          <table:table-cell office:value-type="string" calcext:value-type="string">
            <text:p>DECRYPT-CCM-128</text:p>
          </table:table-cell>
          <table:table-cell office:value-type="string" calcext:value-type="string">
            <text:p>DECRYPT-CCM-192</text:p>
          </table:table-cell>
          <table:table-cell office:value-type="string" calcext:value-type="string">
            <text:p>DECRYPT-CCM-256</text:p>
          </table:table-cell>
        </table:table-row>
        <table:table-row table:style-name="ro1">
          <table:table-cell/>
          <table:table-cell office:value-type="float" office:value="2247240.8" calcext:value-type="float">
            <text:p>2247240.8</text:p>
          </table:table-cell>
          <table:table-cell office:value-type="float" office:value="2921665.1" calcext:value-type="float">
            <text:p>2921665.1</text:p>
          </table:table-cell>
          <table:table-cell office:value-type="float" office:value="2827727.4" calcext:value-type="float">
            <text:p>2827727.4</text:p>
          </table:table-cell>
          <table:table-cell/>
          <table:table-cell table:formula="of:=[.B2]/3400000000" office:value-type="float" office:value="0.000660953176470588" calcext:value-type="float">
            <text:p>0.0006609532</text:p>
          </table:table-cell>
          <table:table-cell table:formula="of:=[.C2]/3400000000" office:value-type="float" office:value="0.000859313264705882" calcext:value-type="float">
            <text:p>0.0008593133</text:p>
          </table:table-cell>
          <table:table-cell table:formula="of:=[.D2]/3400000000" office:value-type="float" office:value="0.000831684529411765" calcext:value-type="float">
            <text:p>0.0008316845</text:p>
          </table:table-cell>
          <table:table-cell table:number-columns-repeated="2"/>
          <table:table-cell office:value-type="float" office:value="2559904.9" calcext:value-type="float">
            <text:p>2559904.9</text:p>
          </table:table-cell>
          <table:table-cell office:value-type="float" office:value="2277604.7" calcext:value-type="float">
            <text:p>2277604.7</text:p>
          </table:table-cell>
          <table:table-cell office:value-type="float" office:value="2546046.7" calcext:value-type="float">
            <text:p>2546046.7</text:p>
          </table:table-cell>
          <table:table-cell/>
          <table:table-cell table:formula="of:=[.K2]/3400000000" office:value-type="float" office:value="0.000752913205882353" calcext:value-type="float">
            <text:p>0.0007529132</text:p>
          </table:table-cell>
          <table:table-cell table:formula="of:=[.L2]/3400000000" office:value-type="float" office:value="0.000669883735294118" calcext:value-type="float">
            <text:p>0.0006698837</text:p>
          </table:table-cell>
          <table:table-cell table:formula="of:=[.M2]/3400000000" office:value-type="float" office:value="0.000748837264705882" calcext:value-type="float">
            <text:p>0.0007488373</text:p>
          </table:table-cell>
        </table:table-row>
        <table:table-row table:style-name="ro1">
          <table:table-cell/>
          <table:table-cell office:value-type="float" office:value="2888629.7" calcext:value-type="float">
            <text:p>2888629.7</text:p>
          </table:table-cell>
          <table:table-cell office:value-type="float" office:value="3422504.8" calcext:value-type="float">
            <text:p>3422504.8</text:p>
          </table:table-cell>
          <table:table-cell office:value-type="float" office:value="4177202.9" calcext:value-type="float">
            <text:p>4177202.9</text:p>
          </table:table-cell>
          <table:table-cell/>
          <table:table-cell table:formula="of:=[.B3]/3400000000" office:value-type="float" office:value="0.000849596970588235" calcext:value-type="float">
            <text:p>0.000849597</text:p>
          </table:table-cell>
          <table:table-cell table:formula="of:=[.C3]/3400000000" office:value-type="float" office:value="0.00100661905882353" calcext:value-type="float">
            <text:p>0.0010066191</text:p>
          </table:table-cell>
          <table:table-cell table:formula="of:=[.D3]/3400000000" office:value-type="float" office:value="0.00122858908823529" calcext:value-type="float">
            <text:p>0.0012285891</text:p>
          </table:table-cell>
          <table:table-cell table:number-columns-repeated="2"/>
          <table:table-cell office:value-type="float" office:value="3334884.5" calcext:value-type="float">
            <text:p>3334884.5</text:p>
          </table:table-cell>
          <table:table-cell office:value-type="float" office:value="3358256.9" calcext:value-type="float">
            <text:p>3358256.9</text:p>
          </table:table-cell>
          <table:table-cell office:value-type="float" office:value="3657434.3" calcext:value-type="float">
            <text:p>3657434.3</text:p>
          </table:table-cell>
          <table:table-cell/>
          <table:table-cell table:formula="of:=[.K3]/3400000000" office:value-type="float" office:value="0.000980848382352941" calcext:value-type="float">
            <text:p>0.0009808484</text:p>
          </table:table-cell>
          <table:table-cell table:formula="of:=[.L3]/3400000000" office:value-type="float" office:value="0.000987722617647059" calcext:value-type="float">
            <text:p>0.0009877226</text:p>
          </table:table-cell>
          <table:table-cell table:formula="of:=[.M3]/3400000000" office:value-type="float" office:value="0.00107571597058824" calcext:value-type="float">
            <text:p>0.001075716</text:p>
          </table:table-cell>
        </table:table-row>
        <table:table-row table:style-name="ro1">
          <table:table-cell/>
          <table:table-cell office:value-type="float" office:value="3878135.8" calcext:value-type="float">
            <text:p>3878135.8</text:p>
          </table:table-cell>
          <table:table-cell office:value-type="float" office:value="4558104.7" calcext:value-type="float">
            <text:p>4558104.7</text:p>
          </table:table-cell>
          <table:table-cell office:value-type="float" office:value="5666082.8" calcext:value-type="float">
            <text:p>5666082.8</text:p>
          </table:table-cell>
          <table:table-cell/>
          <table:table-cell table:formula="of:=[.B4]/3400000000" office:value-type="float" office:value="0.00114062817647059" calcext:value-type="float">
            <text:p>0.0011406282</text:p>
          </table:table-cell>
          <table:table-cell table:formula="of:=[.C4]/3400000000" office:value-type="float" office:value="0.00134061902941176" calcext:value-type="float">
            <text:p>0.001340619</text:p>
          </table:table-cell>
          <table:table-cell table:formula="of:=[.D4]/3400000000" office:value-type="float" office:value="0.00166649494117647" calcext:value-type="float">
            <text:p>0.0016664949</text:p>
          </table:table-cell>
          <table:table-cell table:number-columns-repeated="2"/>
          <table:table-cell office:value-type="float" office:value="4308919.4" calcext:value-type="float">
            <text:p>4308919.4</text:p>
          </table:table-cell>
          <table:table-cell office:value-type="float" office:value="4533185.7" calcext:value-type="float">
            <text:p>4533185.7</text:p>
          </table:table-cell>
          <table:table-cell office:value-type="float" office:value="4979268.6" calcext:value-type="float">
            <text:p>4979268.6</text:p>
          </table:table-cell>
          <table:table-cell/>
          <table:table-cell table:formula="of:=[.K4]/3400000000" office:value-type="float" office:value="0.00126732923529412" calcext:value-type="float">
            <text:p>0.0012673292</text:p>
          </table:table-cell>
          <table:table-cell table:formula="of:=[.L4]/3400000000" office:value-type="float" office:value="0.00133328991176471" calcext:value-type="float">
            <text:p>0.0013332899</text:p>
          </table:table-cell>
          <table:table-cell table:formula="of:=[.M4]/3400000000" office:value-type="float" office:value="0.00146449076470588" calcext:value-type="float">
            <text:p>0.0014644908</text:p>
          </table:table-cell>
        </table:table-row>
        <table:table-row table:style-name="ro1">
          <table:table-cell/>
          <table:table-cell office:value-type="float" office:value="4904881.5" calcext:value-type="float">
            <text:p>4904881.5</text:p>
          </table:table-cell>
          <table:table-cell office:value-type="float" office:value="5660096.9" calcext:value-type="float">
            <text:p>5660096.9</text:p>
          </table:table-cell>
          <table:table-cell office:value-type="float" office:value="6762459.1" calcext:value-type="float">
            <text:p>6762459.1</text:p>
          </table:table-cell>
          <table:table-cell/>
          <table:table-cell table:formula="of:=[.B5]/3400000000" office:value-type="float" office:value="0.00144261220588235" calcext:value-type="float">
            <text:p>0.0014426122</text:p>
          </table:table-cell>
          <table:table-cell table:formula="of:=[.C5]/3400000000" office:value-type="float" office:value="0.00166473438235294" calcext:value-type="float">
            <text:p>0.0016647344</text:p>
          </table:table-cell>
          <table:table-cell table:formula="of:=[.D5]/3400000000" office:value-type="float" office:value="0.00198895855882353" calcext:value-type="float">
            <text:p>0.0019889586</text:p>
          </table:table-cell>
          <table:table-cell table:number-columns-repeated="2"/>
          <table:table-cell office:value-type="float" office:value="5647383" calcext:value-type="float">
            <text:p>5647383</text:p>
          </table:table-cell>
          <table:table-cell office:value-type="float" office:value="5985889" calcext:value-type="float">
            <text:p>5985889</text:p>
          </table:table-cell>
          <table:table-cell office:value-type="float" office:value="6590206.2" calcext:value-type="float">
            <text:p>6590206.2</text:p>
          </table:table-cell>
          <table:table-cell/>
          <table:table-cell table:formula="of:=[.K5]/3400000000" office:value-type="float" office:value="0.001660995" calcext:value-type="float">
            <text:p>0.001660995</text:p>
          </table:table-cell>
          <table:table-cell table:formula="of:=[.L5]/3400000000" office:value-type="float" office:value="0.00176055558823529" calcext:value-type="float">
            <text:p>0.0017605556</text:p>
          </table:table-cell>
          <table:table-cell table:formula="of:=[.M5]/3400000000" office:value-type="float" office:value="0.00193829594117647" calcext:value-type="float">
            <text:p>0.0019382959</text:p>
          </table:table-cell>
        </table:table-row>
        <table:table-row table:style-name="ro1">
          <table:table-cell/>
          <table:table-cell office:value-type="float" office:value="6033793.7" calcext:value-type="float">
            <text:p>6033793.7</text:p>
          </table:table-cell>
          <table:table-cell office:value-type="float" office:value="7222933.1" calcext:value-type="float">
            <text:p>7222933.1</text:p>
          </table:table-cell>
          <table:table-cell office:value-type="float" office:value="8377409.6" calcext:value-type="float">
            <text:p>8377409.6</text:p>
          </table:table-cell>
          <table:table-cell/>
          <table:table-cell table:formula="of:=[.B6]/3400000000" office:value-type="float" office:value="0.00177464520588235" calcext:value-type="float">
            <text:p>0.0017746452</text:p>
          </table:table-cell>
          <table:table-cell table:formula="of:=[.C6]/3400000000" office:value-type="float" office:value="0.00212439208823529" calcext:value-type="float">
            <text:p>0.0021243921</text:p>
          </table:table-cell>
          <table:table-cell table:formula="of:=[.D6]/3400000000" office:value-type="float" office:value="0.002463944" calcext:value-type="float">
            <text:p>0.002463944</text:p>
          </table:table-cell>
          <table:table-cell table:number-columns-repeated="2"/>
          <table:table-cell office:value-type="float" office:value="7190781.6" calcext:value-type="float">
            <text:p>7190781.6</text:p>
          </table:table-cell>
          <table:table-cell office:value-type="float" office:value="7285814.3" calcext:value-type="float">
            <text:p>7285814.3</text:p>
          </table:table-cell>
          <table:table-cell office:value-type="float" office:value="8388835.5" calcext:value-type="float">
            <text:p>8388835.5</text:p>
          </table:table-cell>
          <table:table-cell/>
          <table:table-cell table:formula="of:=[.K6]/3400000000" office:value-type="float" office:value="0.00211493576470588" calcext:value-type="float">
            <text:p>0.0021149358</text:p>
          </table:table-cell>
          <table:table-cell table:formula="of:=[.L6]/3400000000" office:value-type="float" office:value="0.00214288655882353" calcext:value-type="float">
            <text:p>0.0021428866</text:p>
          </table:table-cell>
          <table:table-cell table:formula="of:=[.M6]/3400000000" office:value-type="float" office:value="0.00246730455882353" calcext:value-type="float">
            <text:p>0.0024673046</text:p>
          </table:table-cell>
        </table:table-row>
        <table:table-row table:style-name="ro1">
          <table:table-cell/>
          <table:table-cell office:value-type="float" office:value="7438940.2" calcext:value-type="float">
            <text:p>7438940.2</text:p>
          </table:table-cell>
          <table:table-cell office:value-type="float" office:value="8514138.3" calcext:value-type="float">
            <text:p>8514138.3</text:p>
          </table:table-cell>
          <table:table-cell office:value-type="float" office:value="9729610.1" calcext:value-type="float">
            <text:p>9729610.1</text:p>
          </table:table-cell>
          <table:table-cell/>
          <table:table-cell table:formula="of:=[.B7]/3400000000" office:value-type="float" office:value="0.00218792358823529" calcext:value-type="float">
            <text:p>0.0021879236</text:p>
          </table:table-cell>
          <table:table-cell table:formula="of:=[.C7]/3400000000" office:value-type="float" office:value="0.00250415832352941" calcext:value-type="float">
            <text:p>0.0025041583</text:p>
          </table:table-cell>
          <table:table-cell table:formula="of:=[.D7]/3400000000" office:value-type="float" office:value="0.00286165002941176" calcext:value-type="float">
            <text:p>0.00286165</text:p>
          </table:table-cell>
          <table:table-cell table:number-columns-repeated="2"/>
          <table:table-cell office:value-type="float" office:value="8557388.4" calcext:value-type="float">
            <text:p>8557388.4</text:p>
          </table:table-cell>
          <table:table-cell office:value-type="float" office:value="8754194.6" calcext:value-type="float">
            <text:p>8754194.6</text:p>
          </table:table-cell>
          <table:table-cell office:value-type="float" office:value="9987753.2" calcext:value-type="float">
            <text:p>9987753.2</text:p>
          </table:table-cell>
          <table:table-cell/>
          <table:table-cell table:formula="of:=[.K7]/3400000000" office:value-type="float" office:value="0.00251687894117647" calcext:value-type="float">
            <text:p>0.0025168789</text:p>
          </table:table-cell>
          <table:table-cell table:formula="of:=[.L7]/3400000000" office:value-type="float" office:value="0.00257476311764706" calcext:value-type="float">
            <text:p>0.0025747631</text:p>
          </table:table-cell>
          <table:table-cell table:formula="of:=[.M7]/3400000000" office:value-type="float" office:value="0.00293757447058824" calcext:value-type="float">
            <text:p>0.0029375745</text:p>
          </table:table-cell>
        </table:table-row>
        <table:table-row table:style-name="ro1">
          <table:table-cell/>
          <table:table-cell office:value-type="float" office:value="8418236.5" calcext:value-type="float">
            <text:p>8418236.5</text:p>
          </table:table-cell>
          <table:table-cell office:value-type="float" office:value="9843040.4" calcext:value-type="float">
            <text:p>9843040.4</text:p>
          </table:table-cell>
          <table:table-cell office:value-type="float" office:value="11665722.6" calcext:value-type="float">
            <text:p>11665722.6</text:p>
          </table:table-cell>
          <table:table-cell/>
          <table:table-cell table:formula="of:=[.B8]/3400000000" office:value-type="float" office:value="0.00247595191176471" calcext:value-type="float">
            <text:p>0.0024759519</text:p>
          </table:table-cell>
          <table:table-cell table:formula="of:=[.C8]/3400000000" office:value-type="float" office:value="0.00289501188235294" calcext:value-type="float">
            <text:p>0.0028950119</text:p>
          </table:table-cell>
          <table:table-cell table:formula="of:=[.D8]/3400000000" office:value-type="float" office:value="0.00343109488235294" calcext:value-type="float">
            <text:p>0.0034310949</text:p>
          </table:table-cell>
          <table:table-cell table:number-columns-repeated="2"/>
          <table:table-cell office:value-type="float" office:value="9881213.9" calcext:value-type="float">
            <text:p>9881213.9</text:p>
          </table:table-cell>
          <table:table-cell office:value-type="float" office:value="10082435.7" calcext:value-type="float">
            <text:p>10082435.7</text:p>
          </table:table-cell>
          <table:table-cell office:value-type="float" office:value="11405417.1" calcext:value-type="float">
            <text:p>11405417.1</text:p>
          </table:table-cell>
          <table:table-cell/>
          <table:table-cell table:formula="of:=[.K8]/3400000000" office:value-type="float" office:value="0.00290623938235294" calcext:value-type="float">
            <text:p>0.0029062394</text:p>
          </table:table-cell>
          <table:table-cell table:formula="of:=[.L8]/3400000000" office:value-type="float" office:value="0.00296542226470588" calcext:value-type="float">
            <text:p>0.0029654223</text:p>
          </table:table-cell>
          <table:table-cell table:formula="of:=[.M8]/3400000000" office:value-type="float" office:value="0.00335453444117647" calcext:value-type="float">
            <text:p>0.0033545344</text:p>
          </table:table-cell>
        </table:table-row>
        <table:table-row table:style-name="ro1">
          <table:table-cell/>
          <table:table-cell office:value-type="float" office:value="9694685.9" calcext:value-type="float">
            <text:p>9694685.9</text:p>
          </table:table-cell>
          <table:table-cell office:value-type="float" office:value="11437684.8" calcext:value-type="float">
            <text:p>11437684.8</text:p>
          </table:table-cell>
          <table:table-cell office:value-type="float" office:value="13277463.8" calcext:value-type="float">
            <text:p>13277463.8</text:p>
          </table:table-cell>
          <table:table-cell/>
          <table:table-cell table:formula="of:=[.B9]/3400000000" office:value-type="float" office:value="0.00285137820588235" calcext:value-type="float">
            <text:p>0.0028513782</text:p>
          </table:table-cell>
          <table:table-cell table:formula="of:=[.C9]/3400000000" office:value-type="float" office:value="0.00336402494117647" calcext:value-type="float">
            <text:p>0.0033640249</text:p>
          </table:table-cell>
          <table:table-cell table:formula="of:=[.D9]/3400000000" office:value-type="float" office:value="0.00390513641176471" calcext:value-type="float">
            <text:p>0.0039051364</text:p>
          </table:table-cell>
          <table:table-cell table:number-columns-repeated="2"/>
          <table:table-cell office:value-type="float" office:value="11725367.3" calcext:value-type="float">
            <text:p>11725367.3</text:p>
          </table:table-cell>
          <table:table-cell office:value-type="float" office:value="11471755.4" calcext:value-type="float">
            <text:p>11471755.4</text:p>
          </table:table-cell>
          <table:table-cell office:value-type="float" office:value="13088040.9" calcext:value-type="float">
            <text:p>13088040.9</text:p>
          </table:table-cell>
          <table:table-cell/>
          <table:table-cell table:formula="of:=[.K9]/3400000000" office:value-type="float" office:value="0.00344863744117647" calcext:value-type="float">
            <text:p>0.0034486374</text:p>
          </table:table-cell>
          <table:table-cell table:formula="of:=[.L9]/3400000000" office:value-type="float" office:value="0.00337404570588235" calcext:value-type="float">
            <text:p>0.0033740457</text:p>
          </table:table-cell>
          <table:table-cell table:formula="of:=[.M9]/3400000000" office:value-type="float" office:value="0.00384942379411765" calcext:value-type="float">
            <text:p>0.0038494238</text:p>
          </table:table-cell>
        </table:table-row>
        <table:table-row table:style-name="ro1">
          <table:table-cell/>
          <table:table-cell office:value-type="float" office:value="10813184.3" calcext:value-type="float">
            <text:p>10813184.3</text:p>
          </table:table-cell>
          <table:table-cell office:value-type="float" office:value="13080815.7" calcext:value-type="float">
            <text:p>13080815.7</text:p>
          </table:table-cell>
          <table:table-cell office:value-type="float" office:value="14673648.8" calcext:value-type="float">
            <text:p>14673648.8</text:p>
          </table:table-cell>
          <table:table-cell/>
          <table:table-cell table:formula="of:=[.B10]/3400000000" office:value-type="float" office:value="0.00318034832352941" calcext:value-type="float">
            <text:p>0.0031803483</text:p>
          </table:table-cell>
          <table:table-cell table:formula="of:=[.C10]/3400000000" office:value-type="float" office:value="0.00384729873529412" calcext:value-type="float">
            <text:p>0.0038472987</text:p>
          </table:table-cell>
          <table:table-cell table:formula="of:=[.D10]/3400000000" office:value-type="float" office:value="0.00431577905882353" calcext:value-type="float">
            <text:p>0.0043157791</text:p>
          </table:table-cell>
          <table:table-cell table:number-columns-repeated="2"/>
          <table:table-cell office:value-type="float" office:value="12681640.3" calcext:value-type="float">
            <text:p>12681640.3</text:p>
          </table:table-cell>
          <table:table-cell office:value-type="float" office:value="12848436.1" calcext:value-type="float">
            <text:p>12848436.1</text:p>
          </table:table-cell>
          <table:table-cell office:value-type="float" office:value="14838057.9" calcext:value-type="float">
            <text:p>14838057.9</text:p>
          </table:table-cell>
          <table:table-cell/>
          <table:table-cell table:formula="of:=[.K10]/3400000000" office:value-type="float" office:value="0.00372989420588235" calcext:value-type="float">
            <text:p>0.0037298942</text:p>
          </table:table-cell>
          <table:table-cell table:formula="of:=[.L10]/3400000000" office:value-type="float" office:value="0.00377895179411765" calcext:value-type="float">
            <text:p>0.0037789518</text:p>
          </table:table-cell>
          <table:table-cell table:formula="of:=[.M10]/3400000000" office:value-type="float" office:value="0.00436413467647059" calcext:value-type="float">
            <text:p>0.0043641347</text:p>
          </table:table-cell>
        </table:table-row>
        <table:table-row table:style-name="ro1">
          <table:table-cell/>
          <table:table-cell office:value-type="float" office:value="12158375.3" calcext:value-type="float">
            <text:p>12158375.3</text:p>
          </table:table-cell>
          <table:table-cell office:value-type="float" office:value="14057985.5" calcext:value-type="float">
            <text:p>14057985.5</text:p>
          </table:table-cell>
          <table:table-cell office:value-type="float" office:value="16126806.8" calcext:value-type="float">
            <text:p>16126806.8</text:p>
          </table:table-cell>
          <table:table-cell/>
          <table:table-cell table:formula="of:=[.B11]/3400000000" office:value-type="float" office:value="0.00357599273529412" calcext:value-type="float">
            <text:p>0.0035759927</text:p>
          </table:table-cell>
          <table:table-cell table:formula="of:=[.C11]/3400000000" office:value-type="float" office:value="0.00413470161764706" calcext:value-type="float">
            <text:p>0.0041347016</text:p>
          </table:table-cell>
          <table:table-cell table:formula="of:=[.D11]/3400000000" office:value-type="float" office:value="0.00474317847058824" calcext:value-type="float">
            <text:p>0.0047431785</text:p>
          </table:table-cell>
          <table:table-cell table:number-columns-repeated="2"/>
          <table:table-cell office:value-type="float" office:value="14060479.9" calcext:value-type="float">
            <text:p>14060479.9</text:p>
          </table:table-cell>
          <table:table-cell office:value-type="float" office:value="14420826.3" calcext:value-type="float">
            <text:p>14420826.3</text:p>
          </table:table-cell>
          <table:table-cell office:value-type="float" office:value="16407902.4" calcext:value-type="float">
            <text:p>16407902.4</text:p>
          </table:table-cell>
          <table:table-cell/>
          <table:table-cell table:formula="of:=[.K11]/3400000000" office:value-type="float" office:value="0.00413543526470588" calcext:value-type="float">
            <text:p>0.0041354353</text:p>
          </table:table-cell>
          <table:table-cell table:formula="of:=[.L11]/3400000000" office:value-type="float" office:value="0.0042414195" calcext:value-type="float">
            <text:p>0.0042414195</text:p>
          </table:table-cell>
          <table:table-cell table:formula="of:=[.M11]/3400000000" office:value-type="float" office:value="0.00482585364705882" calcext:value-type="float">
            <text:p>0.0048258536</text:p>
          </table:table-cell>
        </table:table-row>
        <table:table-row table:style-name="ro1">
          <table:table-cell/>
          <table:table-cell office:value-type="float" office:value="13337527.4" calcext:value-type="float">
            <text:p>13337527.4</text:p>
          </table:table-cell>
          <table:table-cell office:value-type="float" office:value="15570663.6" calcext:value-type="float">
            <text:p>15570663.6</text:p>
          </table:table-cell>
          <table:table-cell office:value-type="float" office:value="18045759" calcext:value-type="float">
            <text:p>18045759</text:p>
          </table:table-cell>
          <table:table-cell/>
          <table:table-cell table:formula="of:=[.B12]/3400000000" office:value-type="float" office:value="0.00392280217647059" calcext:value-type="float">
            <text:p>0.0039228022</text:p>
          </table:table-cell>
          <table:table-cell table:formula="of:=[.C12]/3400000000" office:value-type="float" office:value="0.00457960694117647" calcext:value-type="float">
            <text:p>0.0045796069</text:p>
          </table:table-cell>
          <table:table-cell table:formula="of:=[.D12]/3400000000" office:value-type="float" office:value="0.00530757617647059" calcext:value-type="float">
            <text:p>0.0053075762</text:p>
          </table:table-cell>
          <table:table-cell table:number-columns-repeated="2"/>
          <table:table-cell office:value-type="float" office:value="15476256.2" calcext:value-type="float">
            <text:p>15476256.2</text:p>
          </table:table-cell>
          <table:table-cell office:value-type="float" office:value="15373376.9" calcext:value-type="float">
            <text:p>15373376.9</text:p>
          </table:table-cell>
          <table:table-cell office:value-type="float" office:value="17879816.4" calcext:value-type="float">
            <text:p>17879816.4</text:p>
          </table:table-cell>
          <table:table-cell/>
          <table:table-cell table:formula="of:=[.K12]/3400000000" office:value-type="float" office:value="0.00455184005882353" calcext:value-type="float">
            <text:p>0.0045518401</text:p>
          </table:table-cell>
          <table:table-cell table:formula="of:=[.L12]/3400000000" office:value-type="float" office:value="0.00452158144117647" calcext:value-type="float">
            <text:p>0.0045215814</text:p>
          </table:table-cell>
          <table:table-cell table:formula="of:=[.M12]/3400000000" office:value-type="float" office:value="0.00525876952941176" calcext:value-type="float">
            <text:p>0.0052587695</text:p>
          </table:table-cell>
        </table:table-row>
        <table:table-row table:style-name="ro1">
          <table:table-cell/>
          <table:table-cell office:value-type="float" office:value="14581644.6" calcext:value-type="float">
            <text:p>14581644.6</text:p>
          </table:table-cell>
          <table:table-cell office:value-type="float" office:value="16902347.8" calcext:value-type="float">
            <text:p>16902347.8</text:p>
          </table:table-cell>
          <table:table-cell office:value-type="float" office:value="19646529.4" calcext:value-type="float">
            <text:p>19646529.4</text:p>
          </table:table-cell>
          <table:table-cell/>
          <table:table-cell table:formula="of:=[.B13]/3400000000" office:value-type="float" office:value="0.004288719" calcext:value-type="float">
            <text:p>0.004288719</text:p>
          </table:table-cell>
          <table:table-cell table:formula="of:=[.C13]/3400000000" office:value-type="float" office:value="0.00497127876470588" calcext:value-type="float">
            <text:p>0.0049712788</text:p>
          </table:table-cell>
          <table:table-cell table:formula="of:=[.D13]/3400000000" office:value-type="float" office:value="0.005778391" calcext:value-type="float">
            <text:p>0.005778391</text:p>
          </table:table-cell>
          <table:table-cell table:number-columns-repeated="2"/>
          <table:table-cell office:value-type="float" office:value="16969173" calcext:value-type="float">
            <text:p>16969173</text:p>
          </table:table-cell>
          <table:table-cell office:value-type="float" office:value="17101358.5" calcext:value-type="float">
            <text:p>17101358.5</text:p>
          </table:table-cell>
          <table:table-cell office:value-type="float" office:value="19470956" calcext:value-type="float">
            <text:p>19470956</text:p>
          </table:table-cell>
          <table:table-cell/>
          <table:table-cell table:formula="of:=[.K13]/3400000000" office:value-type="float" office:value="0.00499093323529412" calcext:value-type="float">
            <text:p>0.0049909332</text:p>
          </table:table-cell>
          <table:table-cell table:formula="of:=[.L13]/3400000000" office:value-type="float" office:value="0.00502981132352941" calcext:value-type="float">
            <text:p>0.0050298113</text:p>
          </table:table-cell>
          <table:table-cell table:formula="of:=[.M13]/3400000000" office:value-type="float" office:value="0.00572675176470588" calcext:value-type="float">
            <text:p>0.0057267518</text:p>
          </table:table-cell>
        </table:table-row>
        <table:table-row table:style-name="ro1">
          <table:table-cell/>
          <table:table-cell office:value-type="float" office:value="15772139.5" calcext:value-type="float">
            <text:p>15772139.5</text:p>
          </table:table-cell>
          <table:table-cell office:value-type="float" office:value="18302514.2" calcext:value-type="float">
            <text:p>18302514.2</text:p>
          </table:table-cell>
          <table:table-cell office:value-type="float" office:value="21155754.1" calcext:value-type="float">
            <text:p>21155754.1</text:p>
          </table:table-cell>
          <table:table-cell/>
          <table:table-cell table:formula="of:=[.B14]/3400000000" office:value-type="float" office:value="0.00463886455882353" calcext:value-type="float">
            <text:p>0.0046388646</text:p>
          </table:table-cell>
          <table:table-cell table:formula="of:=[.C14]/3400000000" office:value-type="float" office:value="0.00538309241176471" calcext:value-type="float">
            <text:p>0.0053830924</text:p>
          </table:table-cell>
          <table:table-cell table:formula="of:=[.D14]/3400000000" office:value-type="float" office:value="0.00622228061764706" calcext:value-type="float">
            <text:p>0.0062222806</text:p>
          </table:table-cell>
          <table:table-cell table:number-columns-repeated="2"/>
          <table:table-cell office:value-type="float" office:value="18265358.1" calcext:value-type="float">
            <text:p>18265358.1</text:p>
          </table:table-cell>
          <table:table-cell office:value-type="float" office:value="18412739.2" calcext:value-type="float">
            <text:p>18412739.2</text:p>
          </table:table-cell>
          <table:table-cell office:value-type="float" office:value="21284676.8" calcext:value-type="float">
            <text:p>21284676.8</text:p>
          </table:table-cell>
          <table:table-cell/>
          <table:table-cell table:formula="of:=[.K14]/3400000000" office:value-type="float" office:value="0.00537216414705882" calcext:value-type="float">
            <text:p>0.0053721641</text:p>
          </table:table-cell>
          <table:table-cell table:formula="of:=[.L14]/3400000000" office:value-type="float" office:value="0.00541551152941176" calcext:value-type="float">
            <text:p>0.0054155115</text:p>
          </table:table-cell>
          <table:table-cell table:formula="of:=[.M14]/3400000000" office:value-type="float" office:value="0.00626019905882353" calcext:value-type="float">
            <text:p>0.0062601991</text:p>
          </table:table-cell>
        </table:table-row>
        <table:table-row table:style-name="ro1">
          <table:table-cell/>
          <table:table-cell office:value-type="float" office:value="16988299.5" calcext:value-type="float">
            <text:p>16988299.5</text:p>
          </table:table-cell>
          <table:table-cell office:value-type="float" office:value="19673818.4" calcext:value-type="float">
            <text:p>19673818.4</text:p>
          </table:table-cell>
          <table:table-cell office:value-type="float" office:value="22593997.4" calcext:value-type="float">
            <text:p>22593997.4</text:p>
          </table:table-cell>
          <table:table-cell/>
          <table:table-cell table:formula="of:=[.B15]/3400000000" office:value-type="float" office:value="0.00499655867647059" calcext:value-type="float">
            <text:p>0.0049965587</text:p>
          </table:table-cell>
          <table:table-cell table:formula="of:=[.C15]/3400000000" office:value-type="float" office:value="0.00578641717647059" calcext:value-type="float">
            <text:p>0.0057864172</text:p>
          </table:table-cell>
          <table:table-cell table:formula="of:=[.D15]/3400000000" office:value-type="float" office:value="0.00664529335294118" calcext:value-type="float">
            <text:p>0.0066452934</text:p>
          </table:table-cell>
          <table:table-cell table:number-columns-repeated="2"/>
          <table:table-cell office:value-type="float" office:value="19692947.5" calcext:value-type="float">
            <text:p>19692947.5</text:p>
          </table:table-cell>
          <table:table-cell office:value-type="float" office:value="20401007.5" calcext:value-type="float">
            <text:p>20401007.5</text:p>
          </table:table-cell>
          <table:table-cell office:value-type="float" office:value="22511412.2" calcext:value-type="float">
            <text:p>22511412.2</text:p>
          </table:table-cell>
          <table:table-cell/>
          <table:table-cell table:formula="of:=[.K15]/3400000000" office:value-type="float" office:value="0.00579204338235294" calcext:value-type="float">
            <text:p>0.0057920434</text:p>
          </table:table-cell>
          <table:table-cell table:formula="of:=[.L15]/3400000000" office:value-type="float" office:value="0.00600029632352941" calcext:value-type="float">
            <text:p>0.0060002963</text:p>
          </table:table-cell>
          <table:table-cell table:formula="of:=[.M15]/3400000000" office:value-type="float" office:value="0.00662100358823529" calcext:value-type="float">
            <text:p>0.0066210036</text:p>
          </table:table-cell>
        </table:table-row>
        <table:table-row table:style-name="ro1">
          <table:table-cell/>
          <table:table-cell office:value-type="float" office:value="17765502" calcext:value-type="float">
            <text:p>17765502</text:p>
          </table:table-cell>
          <table:table-cell office:value-type="float" office:value="20935769.8" calcext:value-type="float">
            <text:p>20935769.8</text:p>
          </table:table-cell>
          <table:table-cell office:value-type="float" office:value="24366464.2" calcext:value-type="float">
            <text:p>24366464.2</text:p>
          </table:table-cell>
          <table:table-cell/>
          <table:table-cell table:formula="of:=[.B16]/3400000000" office:value-type="float" office:value="0.00522514764705882" calcext:value-type="float">
            <text:p>0.0052251476</text:p>
          </table:table-cell>
          <table:table-cell table:formula="of:=[.C16]/3400000000" office:value-type="float" office:value="0.00615757935294118" calcext:value-type="float">
            <text:p>0.0061575794</text:p>
          </table:table-cell>
          <table:table-cell table:formula="of:=[.D16]/3400000000" office:value-type="float" office:value="0.00716660711764706" calcext:value-type="float">
            <text:p>0.0071666071</text:p>
          </table:table-cell>
          <table:table-cell table:number-columns-repeated="2"/>
          <table:table-cell office:value-type="float" office:value="20967943.9" calcext:value-type="float">
            <text:p>20967943.9</text:p>
          </table:table-cell>
          <table:table-cell office:value-type="float" office:value="21502011.2" calcext:value-type="float">
            <text:p>21502011.2</text:p>
          </table:table-cell>
          <table:table-cell office:value-type="float" office:value="24920636.7" calcext:value-type="float">
            <text:p>24920636.7</text:p>
          </table:table-cell>
          <table:table-cell/>
          <table:table-cell table:formula="of:=[.K16]/3400000000" office:value-type="float" office:value="0.00616704232352941" calcext:value-type="float">
            <text:p>0.0061670423</text:p>
          </table:table-cell>
          <table:table-cell table:formula="of:=[.L16]/3400000000" office:value-type="float" office:value="0.00632412094117647" calcext:value-type="float">
            <text:p>0.0063241209</text:p>
          </table:table-cell>
          <table:table-cell table:formula="of:=[.M16]/3400000000" office:value-type="float" office:value="0.00732959902941176" calcext:value-type="float">
            <text:p>0.007329599</text:p>
          </table:table-cell>
        </table:table-row>
        <table:table-row table:style-name="ro1">
          <table:table-cell/>
          <table:table-cell office:value-type="float" office:value="19107757.5" calcext:value-type="float">
            <text:p>19107757.5</text:p>
          </table:table-cell>
          <table:table-cell office:value-type="float" office:value="22525966.8" calcext:value-type="float">
            <text:p>22525966.8</text:p>
          </table:table-cell>
          <table:table-cell office:value-type="float" office:value="25870974.9" calcext:value-type="float">
            <text:p>25870974.9</text:p>
          </table:table-cell>
          <table:table-cell/>
          <table:table-cell table:formula="of:=[.B17]/3400000000" office:value-type="float" office:value="0.00561992867647059" calcext:value-type="float">
            <text:p>0.0056199287</text:p>
          </table:table-cell>
          <table:table-cell table:formula="of:=[.C17]/3400000000" office:value-type="float" office:value="0.00662528435294118" calcext:value-type="float">
            <text:p>0.0066252844</text:p>
          </table:table-cell>
          <table:table-cell table:formula="of:=[.D17]/3400000000" office:value-type="float" office:value="0.00760911026470588" calcext:value-type="float">
            <text:p>0.0076091103</text:p>
          </table:table-cell>
          <table:table-cell table:number-columns-repeated="2"/>
          <table:table-cell office:value-type="float" office:value="22435602" calcext:value-type="float">
            <text:p>22435602</text:p>
          </table:table-cell>
          <table:table-cell office:value-type="float" office:value="22962556.8" calcext:value-type="float">
            <text:p>22962556.8</text:p>
          </table:table-cell>
          <table:table-cell office:value-type="float" office:value="26018676.9" calcext:value-type="float">
            <text:p>26018676.9</text:p>
          </table:table-cell>
          <table:table-cell/>
          <table:table-cell table:formula="of:=[.K17]/3400000000" office:value-type="float" office:value="0.00659870647058824" calcext:value-type="float">
            <text:p>0.0065987065</text:p>
          </table:table-cell>
          <table:table-cell table:formula="of:=[.L17]/3400000000" office:value-type="float" office:value="0.00675369317647059" calcext:value-type="float">
            <text:p>0.0067536932</text:p>
          </table:table-cell>
          <table:table-cell table:formula="of:=[.M17]/3400000000" office:value-type="float" office:value="0.00765255202941176" calcext:value-type="float">
            <text:p>0.007652552</text:p>
          </table:table-cell>
        </table:table-row>
        <table:table-row table:style-name="ro1">
          <table:table-cell/>
          <table:table-cell office:value-type="float" office:value="20347734.6" calcext:value-type="float">
            <text:p>20347734.6</text:p>
          </table:table-cell>
          <table:table-cell office:value-type="float" office:value="23930015.3" calcext:value-type="float">
            <text:p>23930015.3</text:p>
          </table:table-cell>
          <table:table-cell office:value-type="float" office:value="27628988.3" calcext:value-type="float">
            <text:p>27628988.3</text:p>
          </table:table-cell>
          <table:table-cell/>
          <table:table-cell table:formula="of:=[.B18]/3400000000" office:value-type="float" office:value="0.00598462782352941" calcext:value-type="float">
            <text:p>0.0059846278</text:p>
          </table:table-cell>
          <table:table-cell table:formula="of:=[.C18]/3400000000" office:value-type="float" office:value="0.00703823979411765" calcext:value-type="float">
            <text:p>0.0070382398</text:p>
          </table:table-cell>
          <table:table-cell table:formula="of:=[.D18]/3400000000" office:value-type="float" office:value="0.00812617302941177" calcext:value-type="float">
            <text:p>0.008126173</text:p>
          </table:table-cell>
          <table:table-cell table:number-columns-repeated="2"/>
          <table:table-cell office:value-type="float" office:value="23825102" calcext:value-type="float">
            <text:p>23825102</text:p>
          </table:table-cell>
          <table:table-cell office:value-type="float" office:value="24792691.9" calcext:value-type="float">
            <text:p>24792691.9</text:p>
          </table:table-cell>
          <table:table-cell office:value-type="float" office:value="27646644.7" calcext:value-type="float">
            <text:p>27646644.7</text:p>
          </table:table-cell>
          <table:table-cell/>
          <table:table-cell table:formula="of:=[.K18]/3400000000" office:value-type="float" office:value="0.00700738294117647" calcext:value-type="float">
            <text:p>0.0070073829</text:p>
          </table:table-cell>
          <table:table-cell table:formula="of:=[.L18]/3400000000" office:value-type="float" office:value="0.00729196820588235" calcext:value-type="float">
            <text:p>0.0072919682</text:p>
          </table:table-cell>
          <table:table-cell table:formula="of:=[.M18]/3400000000" office:value-type="float" office:value="0.00813136608823529" calcext:value-type="float">
            <text:p>0.0081313661</text:p>
          </table:table-cell>
        </table:table-row>
        <table:table-row table:style-name="ro1">
          <table:table-cell/>
          <table:table-cell office:value-type="float" office:value="21374770.3" calcext:value-type="float">
            <text:p>21374770.3</text:p>
          </table:table-cell>
          <table:table-cell office:value-type="float" office:value="25070902.9" calcext:value-type="float">
            <text:p>25070902.9</text:p>
          </table:table-cell>
          <table:table-cell office:value-type="float" office:value="29810798.6" calcext:value-type="float">
            <text:p>29810798.6</text:p>
          </table:table-cell>
          <table:table-cell/>
          <table:table-cell table:formula="of:=[.B19]/3400000000" office:value-type="float" office:value="0.00628669714705882" calcext:value-type="float">
            <text:p>0.0062866971</text:p>
          </table:table-cell>
          <table:table-cell table:formula="of:=[.C19]/3400000000" office:value-type="float" office:value="0.00737379497058824" calcext:value-type="float">
            <text:p>0.007373795</text:p>
          </table:table-cell>
          <table:table-cell table:formula="of:=[.D19]/3400000000" office:value-type="float" office:value="0.00876788194117647" calcext:value-type="float">
            <text:p>0.0087678819</text:p>
          </table:table-cell>
          <table:table-cell table:number-columns-repeated="2"/>
          <table:table-cell office:value-type="float" office:value="25244443.2" calcext:value-type="float">
            <text:p>25244443.2</text:p>
          </table:table-cell>
          <table:table-cell office:value-type="float" office:value="25609404.2" calcext:value-type="float">
            <text:p>25609404.2</text:p>
          </table:table-cell>
          <table:table-cell office:value-type="float" office:value="29312017.8" calcext:value-type="float">
            <text:p>29312017.8</text:p>
          </table:table-cell>
          <table:table-cell/>
          <table:table-cell table:formula="of:=[.K19]/3400000000" office:value-type="float" office:value="0.00742483623529412" calcext:value-type="float">
            <text:p>0.0074248362</text:p>
          </table:table-cell>
          <table:table-cell table:formula="of:=[.L19]/3400000000" office:value-type="float" office:value="0.00753217770588235" calcext:value-type="float">
            <text:p>0.0075321777</text:p>
          </table:table-cell>
          <table:table-cell table:formula="of:=[.M19]/3400000000" office:value-type="float" office:value="0.00862118170588235" calcext:value-type="float">
            <text:p>0.0086211817</text:p>
          </table:table-cell>
        </table:table-row>
        <table:table-row table:style-name="ro1">
          <table:table-cell/>
          <table:table-cell office:value-type="float" office:value="22672814.9" calcext:value-type="float">
            <text:p>22672814.9</text:p>
          </table:table-cell>
          <table:table-cell office:value-type="float" office:value="26437984.8" calcext:value-type="float">
            <text:p>26437984.8</text:p>
          </table:table-cell>
          <table:table-cell office:value-type="float" office:value="30754704" calcext:value-type="float">
            <text:p>30754704</text:p>
          </table:table-cell>
          <table:table-cell/>
          <table:table-cell table:formula="of:=[.B20]/3400000000" office:value-type="float" office:value="0.00666847497058823" calcext:value-type="float">
            <text:p>0.006668475</text:p>
          </table:table-cell>
          <table:table-cell table:formula="of:=[.C20]/3400000000" office:value-type="float" office:value="0.00777587788235294" calcext:value-type="float">
            <text:p>0.0077758779</text:p>
          </table:table-cell>
          <table:table-cell table:formula="of:=[.D20]/3400000000" office:value-type="float" office:value="0.00904550117647059" calcext:value-type="float">
            <text:p>0.0090455012</text:p>
          </table:table-cell>
          <table:table-cell table:number-columns-repeated="2"/>
          <table:table-cell office:value-type="float" office:value="26575219.8" calcext:value-type="float">
            <text:p>26575219.8</text:p>
          </table:table-cell>
          <table:table-cell office:value-type="float" office:value="27098559" calcext:value-type="float">
            <text:p>27098559</text:p>
          </table:table-cell>
          <table:table-cell office:value-type="float" office:value="31107375.1" calcext:value-type="float">
            <text:p>31107375.1</text:p>
          </table:table-cell>
          <table:table-cell/>
          <table:table-cell table:formula="of:=[.K20]/3400000000" office:value-type="float" office:value="0.00781624111764706" calcext:value-type="float">
            <text:p>0.0078162411</text:p>
          </table:table-cell>
          <table:table-cell table:formula="of:=[.L20]/3400000000" office:value-type="float" office:value="0.00797016441176471" calcext:value-type="float">
            <text:p>0.0079701644</text:p>
          </table:table-cell>
          <table:table-cell table:formula="of:=[.M20]/3400000000" office:value-type="float" office:value="0.00914922797058824" calcext:value-type="float">
            <text:p>0.009149228</text:p>
          </table:table-cell>
        </table:table-row>
        <table:table-row table:style-name="ro1">
          <table:table-cell/>
          <table:table-cell office:value-type="float" office:value="23827269.4" calcext:value-type="float">
            <text:p>23827269.4</text:p>
          </table:table-cell>
          <table:table-cell office:value-type="float" office:value="27920562.2" calcext:value-type="float">
            <text:p>27920562.2</text:p>
          </table:table-cell>
          <table:table-cell office:value-type="float" office:value="32599116.5" calcext:value-type="float">
            <text:p>32599116.5</text:p>
          </table:table-cell>
          <table:table-cell/>
          <table:table-cell table:formula="of:=[.B21]/3400000000" office:value-type="float" office:value="0.00700802041176471" calcext:value-type="float">
            <text:p>0.0070080204</text:p>
          </table:table-cell>
          <table:table-cell table:formula="of:=[.C21]/3400000000" office:value-type="float" office:value="0.00821193005882353" calcext:value-type="float">
            <text:p>0.0082119301</text:p>
          </table:table-cell>
          <table:table-cell table:formula="of:=[.D21]/3400000000" office:value-type="float" office:value="0.00958797544117647" calcext:value-type="float">
            <text:p>0.0095879754</text:p>
          </table:table-cell>
          <table:table-cell table:number-columns-repeated="2"/>
          <table:table-cell office:value-type="float" office:value="28076503.7" calcext:value-type="float">
            <text:p>28076503.7</text:p>
          </table:table-cell>
          <table:table-cell office:value-type="float" office:value="29190685.9" calcext:value-type="float">
            <text:p>29190685.9</text:p>
          </table:table-cell>
          <table:table-cell office:value-type="float" office:value="32670032.5" calcext:value-type="float">
            <text:p>32670032.5</text:p>
          </table:table-cell>
          <table:table-cell/>
          <table:table-cell table:formula="of:=[.K21]/3400000000" office:value-type="float" office:value="0.00825779520588235" calcext:value-type="float">
            <text:p>0.0082577952</text:p>
          </table:table-cell>
          <table:table-cell table:formula="of:=[.L21]/3400000000" office:value-type="float" office:value="0.00858549585294118" calcext:value-type="float">
            <text:p>0.0085854959</text:p>
          </table:table-cell>
          <table:table-cell table:formula="of:=[.M21]/3400000000" office:value-type="float" office:value="0.0096088330882353" calcext:value-type="float">
            <text:p>0.0096088331</text:p>
          </table:table-cell>
        </table:table-row>
        <table:table-row table:style-name="ro1">
          <table:table-cell/>
          <table:table-cell office:value-type="float" office:value="25809230.3" calcext:value-type="float">
            <text:p>25809230.3</text:p>
          </table:table-cell>
          <table:table-cell office:value-type="float" office:value="29318920.7" calcext:value-type="float">
            <text:p>29318920.7</text:p>
          </table:table-cell>
          <table:table-cell office:value-type="float" office:value="34100900.3" calcext:value-type="float">
            <text:p>34100900.3</text:p>
          </table:table-cell>
          <table:table-cell/>
          <table:table-cell table:formula="of:=[.B22]/3400000000" office:value-type="float" office:value="0.00759095008823529" calcext:value-type="float">
            <text:p>0.0075909501</text:p>
          </table:table-cell>
          <table:table-cell table:formula="of:=[.C22]/3400000000" office:value-type="float" office:value="0.00862321197058824" calcext:value-type="float">
            <text:p>0.008623212</text:p>
          </table:table-cell>
          <table:table-cell table:formula="of:=[.D22]/3400000000" office:value-type="float" office:value="0.0100296765588235" calcext:value-type="float">
            <text:p>0.0100296766</text:p>
          </table:table-cell>
          <table:table-cell table:number-columns-repeated="2"/>
          <table:table-cell office:value-type="float" office:value="29110229" calcext:value-type="float">
            <text:p>29110229</text:p>
          </table:table-cell>
          <table:table-cell office:value-type="float" office:value="29359942.4" calcext:value-type="float">
            <text:p>29359942.4</text:p>
          </table:table-cell>
          <table:table-cell office:value-type="float" office:value="33957834.6" calcext:value-type="float">
            <text:p>33957834.6</text:p>
          </table:table-cell>
          <table:table-cell/>
          <table:table-cell table:formula="of:=[.K22]/3400000000" office:value-type="float" office:value="0.00856183205882353" calcext:value-type="float">
            <text:p>0.0085618321</text:p>
          </table:table-cell>
          <table:table-cell table:formula="of:=[.L22]/3400000000" office:value-type="float" office:value="0.00863527717647059" calcext:value-type="float">
            <text:p>0.0086352772</text:p>
          </table:table-cell>
          <table:table-cell table:formula="of:=[.M22]/3400000000" office:value-type="float" office:value="0.00998759841176471" calcext:value-type="float">
            <text:p>0.0099875984</text:p>
          </table:table-cell>
        </table:table-row>
        <table:table-row table:style-name="ro1">
          <table:table-cell/>
          <table:table-cell office:value-type="float" office:value="26255769.2" calcext:value-type="float">
            <text:p>26255769.2</text:p>
          </table:table-cell>
          <table:table-cell office:value-type="float" office:value="30920382.5" calcext:value-type="float">
            <text:p>30920382.5</text:p>
          </table:table-cell>
          <table:table-cell office:value-type="float" office:value="35803914.6" calcext:value-type="float">
            <text:p>35803914.6</text:p>
          </table:table-cell>
          <table:table-cell/>
          <table:table-cell table:formula="of:=[.B23]/3400000000" office:value-type="float" office:value="0.00772228505882353" calcext:value-type="float">
            <text:p>0.0077222851</text:p>
          </table:table-cell>
          <table:table-cell table:formula="of:=[.C23]/3400000000" office:value-type="float" office:value="0.00909423014705882" calcext:value-type="float">
            <text:p>0.0090942301</text:p>
          </table:table-cell>
          <table:table-cell table:formula="of:=[.D23]/3400000000" office:value-type="float" office:value="0.0105305631176471" calcext:value-type="float">
            <text:p>0.0105305631</text:p>
          </table:table-cell>
          <table:table-cell table:number-columns-repeated="2"/>
          <table:table-cell office:value-type="float" office:value="31231292.9" calcext:value-type="float">
            <text:p>31231292.9</text:p>
          </table:table-cell>
          <table:table-cell office:value-type="float" office:value="31214375.1" calcext:value-type="float">
            <text:p>31214375.1</text:p>
          </table:table-cell>
          <table:table-cell office:value-type="float" office:value="35946558.5" calcext:value-type="float">
            <text:p>35946558.5</text:p>
          </table:table-cell>
          <table:table-cell/>
          <table:table-cell table:formula="of:=[.K23]/3400000000" office:value-type="float" office:value="0.00918567438235294" calcext:value-type="float">
            <text:p>0.0091856744</text:p>
          </table:table-cell>
          <table:table-cell table:formula="of:=[.L23]/3400000000" office:value-type="float" office:value="0.00918069855882353" calcext:value-type="float">
            <text:p>0.0091806986</text:p>
          </table:table-cell>
          <table:table-cell table:formula="of:=[.M23]/3400000000" office:value-type="float" office:value="0.0105725172058824" calcext:value-type="float">
            <text:p>0.0105725172</text:p>
          </table:table-cell>
        </table:table-row>
        <table:table-row table:style-name="ro1">
          <table:table-cell/>
          <table:table-cell office:value-type="float" office:value="27400335.2" calcext:value-type="float">
            <text:p>27400335.2</text:p>
          </table:table-cell>
          <table:table-cell office:value-type="float" office:value="32972274.2" calcext:value-type="float">
            <text:p>32972274.2</text:p>
          </table:table-cell>
          <table:table-cell office:value-type="float" office:value="38582005.5" calcext:value-type="float">
            <text:p>38582005.5</text:p>
          </table:table-cell>
          <table:table-cell/>
          <table:table-cell table:formula="of:=[.B24]/3400000000" office:value-type="float" office:value="0.00805892211764706" calcext:value-type="float">
            <text:p>0.0080589221</text:p>
          </table:table-cell>
          <table:table-cell table:formula="of:=[.C24]/3400000000" office:value-type="float" office:value="0.00969772770588235" calcext:value-type="float">
            <text:p>0.0096977277</text:p>
          </table:table-cell>
          <table:table-cell table:formula="of:=[.D24]/3400000000" office:value-type="float" office:value="0.0113476486764706" calcext:value-type="float">
            <text:p>0.0113476487</text:p>
          </table:table-cell>
          <table:table-cell table:number-columns-repeated="2"/>
          <table:table-cell office:value-type="float" office:value="32083120.3" calcext:value-type="float">
            <text:p>32083120.3</text:p>
          </table:table-cell>
          <table:table-cell office:value-type="float" office:value="34006945.8" calcext:value-type="float">
            <text:p>34006945.8</text:p>
          </table:table-cell>
          <table:table-cell office:value-type="float" office:value="37580510.3" calcext:value-type="float">
            <text:p>37580510.3</text:p>
          </table:table-cell>
          <table:table-cell/>
          <table:table-cell table:formula="of:=[.K24]/3400000000" office:value-type="float" office:value="0.00943621185294118" calcext:value-type="float">
            <text:p>0.0094362119</text:p>
          </table:table-cell>
          <table:table-cell table:formula="of:=[.L24]/3400000000" office:value-type="float" office:value="0.0100020428823529" calcext:value-type="float">
            <text:p>0.0100020429</text:p>
          </table:table-cell>
          <table:table-cell table:formula="of:=[.M24]/3400000000" office:value-type="float" office:value="0.0110530912647059" calcext:value-type="float">
            <text:p>0.0110530913</text:p>
          </table:table-cell>
        </table:table-row>
        <table:table-row table:style-name="ro1">
          <table:table-cell/>
          <table:table-cell office:value-type="float" office:value="28518527.9" calcext:value-type="float">
            <text:p>28518527.9</text:p>
          </table:table-cell>
          <table:table-cell office:value-type="float" office:value="33512665.2" calcext:value-type="float">
            <text:p>33512665.2</text:p>
          </table:table-cell>
          <table:table-cell office:value-type="float" office:value="39033459.3" calcext:value-type="float">
            <text:p>39033459.3</text:p>
          </table:table-cell>
          <table:table-cell/>
          <table:table-cell table:formula="of:=[.B25]/3400000000" office:value-type="float" office:value="0.00838780232352941" calcext:value-type="float">
            <text:p>0.0083878023</text:p>
          </table:table-cell>
          <table:table-cell table:formula="of:=[.C25]/3400000000" office:value-type="float" office:value="0.00985666623529412" calcext:value-type="float">
            <text:p>0.0098566662</text:p>
          </table:table-cell>
          <table:table-cell table:formula="of:=[.D25]/3400000000" office:value-type="float" office:value="0.0114804292058824" calcext:value-type="float">
            <text:p>0.0114804292</text:p>
          </table:table-cell>
          <table:table-cell table:number-columns-repeated="2"/>
          <table:table-cell office:value-type="float" office:value="33713258.3" calcext:value-type="float">
            <text:p>33713258.3</text:p>
          </table:table-cell>
          <table:table-cell office:value-type="float" office:value="33823985.2" calcext:value-type="float">
            <text:p>33823985.2</text:p>
          </table:table-cell>
          <table:table-cell office:value-type="float" office:value="39530089.2" calcext:value-type="float">
            <text:p>39530089.2</text:p>
          </table:table-cell>
          <table:table-cell/>
          <table:table-cell table:formula="of:=[.K25]/3400000000" office:value-type="float" office:value="0.00991566420588235" calcext:value-type="float">
            <text:p>0.0099156642</text:p>
          </table:table-cell>
          <table:table-cell table:formula="of:=[.L25]/3400000000" office:value-type="float" office:value="0.00994823094117647" calcext:value-type="float">
            <text:p>0.0099482309</text:p>
          </table:table-cell>
          <table:table-cell table:formula="of:=[.M25]/3400000000" office:value-type="float" office:value="0.0116264968235294" calcext:value-type="float">
            <text:p>0.0116264968</text:p>
          </table:table-cell>
        </table:table-row>
        <table:table-row table:style-name="ro1">
          <table:table-cell/>
          <table:table-cell office:value-type="float" office:value="29691836.2" calcext:value-type="float">
            <text:p>29691836.2</text:p>
          </table:table-cell>
          <table:table-cell office:value-type="float" office:value="34925817.9" calcext:value-type="float">
            <text:p>34925817.9</text:p>
          </table:table-cell>
          <table:table-cell office:value-type="float" office:value="40548289.3" calcext:value-type="float">
            <text:p>40548289.3</text:p>
          </table:table-cell>
          <table:table-cell/>
          <table:table-cell table:formula="of:=[.B26]/3400000000" office:value-type="float" office:value="0.008732893" calcext:value-type="float">
            <text:p>0.008732893</text:p>
          </table:table-cell>
          <table:table-cell table:formula="of:=[.C26]/3400000000" office:value-type="float" office:value="0.0102722993823529" calcext:value-type="float">
            <text:p>0.0102722994</text:p>
          </table:table-cell>
          <table:table-cell table:formula="of:=[.D26]/3400000000" office:value-type="float" office:value="0.0119259674411765" calcext:value-type="float">
            <text:p>0.0119259674</text:p>
          </table:table-cell>
          <table:table-cell table:number-columns-repeated="2"/>
          <table:table-cell office:value-type="float" office:value="35606912" calcext:value-type="float">
            <text:p>35606912</text:p>
          </table:table-cell>
          <table:table-cell office:value-type="float" office:value="35469485.5" calcext:value-type="float">
            <text:p>35469485.5</text:p>
          </table:table-cell>
          <table:table-cell office:value-type="float" office:value="40795564.3" calcext:value-type="float">
            <text:p>40795564.3</text:p>
          </table:table-cell>
          <table:table-cell/>
          <table:table-cell table:formula="of:=[.K26]/3400000000" office:value-type="float" office:value="0.0104726211764706" calcext:value-type="float">
            <text:p>0.0104726212</text:p>
          </table:table-cell>
          <table:table-cell table:formula="of:=[.L26]/3400000000" office:value-type="float" office:value="0.0104322016176471" calcext:value-type="float">
            <text:p>0.0104322016</text:p>
          </table:table-cell>
          <table:table-cell table:formula="of:=[.M26]/3400000000" office:value-type="float" office:value="0.0119986953823529" calcext:value-type="float">
            <text:p>0.0119986954</text:p>
          </table:table-cell>
        </table:table-row>
        <table:table-row table:style-name="ro1">
          <table:table-cell/>
          <table:table-cell office:value-type="float" office:value="31265310" calcext:value-type="float">
            <text:p>31265310</text:p>
          </table:table-cell>
          <table:table-cell office:value-type="float" office:value="36160441.3" calcext:value-type="float">
            <text:p>36160441.3</text:p>
          </table:table-cell>
          <table:table-cell office:value-type="float" office:value="42362602.3" calcext:value-type="float">
            <text:p>42362602.3</text:p>
          </table:table-cell>
          <table:table-cell/>
          <table:table-cell table:formula="of:=[.B27]/3400000000" office:value-type="float" office:value="0.00919567941176471" calcext:value-type="float">
            <text:p>0.0091956794</text:p>
          </table:table-cell>
          <table:table-cell table:formula="of:=[.C27]/3400000000" office:value-type="float" office:value="0.0106354239117647" calcext:value-type="float">
            <text:p>0.0106354239</text:p>
          </table:table-cell>
          <table:table-cell table:formula="of:=[.D27]/3400000000" office:value-type="float" office:value="0.0124595889117647" calcext:value-type="float">
            <text:p>0.0124595889</text:p>
          </table:table-cell>
          <table:table-cell table:number-columns-repeated="2"/>
          <table:table-cell office:value-type="float" office:value="36732188.9" calcext:value-type="float">
            <text:p>36732188.9</text:p>
          </table:table-cell>
          <table:table-cell office:value-type="float" office:value="36845998" calcext:value-type="float">
            <text:p>36845998</text:p>
          </table:table-cell>
          <table:table-cell office:value-type="float" office:value="42330269.9" calcext:value-type="float">
            <text:p>42330269.9</text:p>
          </table:table-cell>
          <table:table-cell/>
          <table:table-cell table:formula="of:=[.K27]/3400000000" office:value-type="float" office:value="0.0108035849705882" calcext:value-type="float">
            <text:p>0.010803585</text:p>
          </table:table-cell>
          <table:table-cell table:formula="of:=[.L27]/3400000000" office:value-type="float" office:value="0.0108370582352941" calcext:value-type="float">
            <text:p>0.0108370582</text:p>
          </table:table-cell>
          <table:table-cell table:formula="of:=[.M27]/3400000000" office:value-type="float" office:value="0.0124500793823529" calcext:value-type="float">
            <text:p>0.0124500794</text:p>
          </table:table-cell>
        </table:table-row>
        <table:table-row table:style-name="ro1">
          <table:table-cell/>
          <table:table-cell office:value-type="float" office:value="32039862.8" calcext:value-type="float">
            <text:p>32039862.8</text:p>
          </table:table-cell>
          <table:table-cell office:value-type="float" office:value="38072587.1" calcext:value-type="float">
            <text:p>38072587.1</text:p>
          </table:table-cell>
          <table:table-cell office:value-type="float" office:value="45250478" calcext:value-type="float">
            <text:p>45250478</text:p>
          </table:table-cell>
          <table:table-cell/>
          <table:table-cell table:formula="of:=[.B28]/3400000000" office:value-type="float" office:value="0.00942348905882353" calcext:value-type="float">
            <text:p>0.0094234891</text:p>
          </table:table-cell>
          <table:table-cell table:formula="of:=[.C28]/3400000000" office:value-type="float" office:value="0.0111978197352941" calcext:value-type="float">
            <text:p>0.0111978197</text:p>
          </table:table-cell>
          <table:table-cell table:formula="of:=[.D28]/3400000000" office:value-type="float" office:value="0.0133089641176471" calcext:value-type="float">
            <text:p>0.0133089641</text:p>
          </table:table-cell>
          <table:table-cell table:number-columns-repeated="2"/>
          <table:table-cell office:value-type="float" office:value="38090296.1" calcext:value-type="float">
            <text:p>38090296.1</text:p>
          </table:table-cell>
          <table:table-cell office:value-type="float" office:value="38419914.1" calcext:value-type="float">
            <text:p>38419914.1</text:p>
          </table:table-cell>
          <table:table-cell office:value-type="float" office:value="44624778.1" calcext:value-type="float">
            <text:p>44624778.1</text:p>
          </table:table-cell>
          <table:table-cell/>
          <table:table-cell table:formula="of:=[.K28]/3400000000" office:value-type="float" office:value="0.0112030282647059" calcext:value-type="float">
            <text:p>0.0112030283</text:p>
          </table:table-cell>
          <table:table-cell table:formula="of:=[.L28]/3400000000" office:value-type="float" office:value="0.0112999747352941" calcext:value-type="float">
            <text:p>0.0112999747</text:p>
          </table:table-cell>
          <table:table-cell table:formula="of:=[.M28]/3400000000" office:value-type="float" office:value="0.0131249347352941" calcext:value-type="float">
            <text:p>0.0131249347</text:p>
          </table:table-cell>
        </table:table-row>
        <table:table-row table:style-name="ro1">
          <table:table-cell/>
          <table:table-cell office:value-type="float" office:value="33483567" calcext:value-type="float">
            <text:p>33483567</text:p>
          </table:table-cell>
          <table:table-cell office:value-type="float" office:value="39312345.7" calcext:value-type="float">
            <text:p>39312345.7</text:p>
          </table:table-cell>
          <table:table-cell office:value-type="float" office:value="45677319.7" calcext:value-type="float">
            <text:p>45677319.7</text:p>
          </table:table-cell>
          <table:table-cell/>
          <table:table-cell table:formula="of:=[.B29]/3400000000" office:value-type="float" office:value="0.00984810794117647" calcext:value-type="float">
            <text:p>0.0098481079</text:p>
          </table:table-cell>
          <table:table-cell table:formula="of:=[.C29]/3400000000" office:value-type="float" office:value="0.0115624546176471" calcext:value-type="float">
            <text:p>0.0115624546</text:p>
          </table:table-cell>
          <table:table-cell table:formula="of:=[.D29]/3400000000" office:value-type="float" office:value="0.0134345057941176" calcext:value-type="float">
            <text:p>0.0134345058</text:p>
          </table:table-cell>
          <table:table-cell table:number-columns-repeated="2"/>
          <table:table-cell office:value-type="float" office:value="40176485.3" calcext:value-type="float">
            <text:p>40176485.3</text:p>
          </table:table-cell>
          <table:table-cell office:value-type="float" office:value="40182234.9" calcext:value-type="float">
            <text:p>40182234.9</text:p>
          </table:table-cell>
          <table:table-cell office:value-type="float" office:value="45783488.9" calcext:value-type="float">
            <text:p>45783488.9</text:p>
          </table:table-cell>
          <table:table-cell/>
          <table:table-cell table:formula="of:=[.K29]/3400000000" office:value-type="float" office:value="0.0118166133235294" calcext:value-type="float">
            <text:p>0.0118166133</text:p>
          </table:table-cell>
          <table:table-cell table:formula="of:=[.L29]/3400000000" office:value-type="float" office:value="0.0118183043823529" calcext:value-type="float">
            <text:p>0.0118183044</text:p>
          </table:table-cell>
          <table:table-cell table:formula="of:=[.M29]/3400000000" office:value-type="float" office:value="0.0134657320294118" calcext:value-type="float">
            <text:p>0.013465732</text:p>
          </table:table-cell>
        </table:table-row>
        <table:table-row table:style-name="ro1">
          <table:table-cell/>
          <table:table-cell office:value-type="float" office:value="34557891.2" calcext:value-type="float">
            <text:p>34557891.2</text:p>
          </table:table-cell>
          <table:table-cell office:value-type="float" office:value="40317228.6" calcext:value-type="float">
            <text:p>40317228.6</text:p>
          </table:table-cell>
          <table:table-cell office:value-type="float" office:value="47413871.5" calcext:value-type="float">
            <text:p>47413871.5</text:p>
          </table:table-cell>
          <table:table-cell/>
          <table:table-cell table:formula="of:=[.B30]/3400000000" office:value-type="float" office:value="0.0101640856470588" calcext:value-type="float">
            <text:p>0.0101640856</text:p>
          </table:table-cell>
          <table:table-cell table:formula="of:=[.C30]/3400000000" office:value-type="float" office:value="0.0118580084117647" calcext:value-type="float">
            <text:p>0.0118580084</text:p>
          </table:table-cell>
          <table:table-cell table:formula="of:=[.D30]/3400000000" office:value-type="float" office:value="0.0139452563235294" calcext:value-type="float">
            <text:p>0.0139452563</text:p>
          </table:table-cell>
          <table:table-cell table:number-columns-repeated="2"/>
          <table:table-cell office:value-type="float" office:value="40549523.7" calcext:value-type="float">
            <text:p>40549523.7</text:p>
          </table:table-cell>
          <table:table-cell office:value-type="float" office:value="40810974.4" calcext:value-type="float">
            <text:p>40810974.4</text:p>
          </table:table-cell>
          <table:table-cell office:value-type="float" office:value="47540888.4" calcext:value-type="float">
            <text:p>47540888.4</text:p>
          </table:table-cell>
          <table:table-cell/>
          <table:table-cell table:formula="of:=[.K30]/3400000000" office:value-type="float" office:value="0.0119263305" calcext:value-type="float">
            <text:p>0.0119263305</text:p>
          </table:table-cell>
          <table:table-cell table:formula="of:=[.L30]/3400000000" office:value-type="float" office:value="0.0120032277647059" calcext:value-type="float">
            <text:p>0.0120032278</text:p>
          </table:table-cell>
          <table:table-cell table:formula="of:=[.M30]/3400000000" office:value-type="float" office:value="0.0139826142352941" calcext:value-type="float">
            <text:p>0.0139826142</text:p>
          </table:table-cell>
        </table:table-row>
        <table:table-row table:style-name="ro1">
          <table:table-cell/>
          <table:table-cell office:value-type="float" office:value="35587599.9" calcext:value-type="float">
            <text:p>35587599.9</text:p>
          </table:table-cell>
          <table:table-cell office:value-type="float" office:value="41856316.7" calcext:value-type="float">
            <text:p>41856316.7</text:p>
          </table:table-cell>
          <table:table-cell office:value-type="float" office:value="48956314.2" calcext:value-type="float">
            <text:p>48956314.2</text:p>
          </table:table-cell>
          <table:table-cell/>
          <table:table-cell table:formula="of:=[.B31]/3400000000" office:value-type="float" office:value="0.0104669411470588" calcext:value-type="float">
            <text:p>0.0104669411</text:p>
          </table:table-cell>
          <table:table-cell table:formula="of:=[.C31]/3400000000" office:value-type="float" office:value="0.0123106813823529" calcext:value-type="float">
            <text:p>0.0123106814</text:p>
          </table:table-cell>
          <table:table-cell table:formula="of:=[.D31]/3400000000" office:value-type="float" office:value="0.0143989159411765" calcext:value-type="float">
            <text:p>0.0143989159</text:p>
          </table:table-cell>
          <table:table-cell table:number-columns-repeated="2"/>
          <table:table-cell office:value-type="float" office:value="43156830.9" calcext:value-type="float">
            <text:p>43156830.9</text:p>
          </table:table-cell>
          <table:table-cell office:value-type="float" office:value="42202405.1" calcext:value-type="float">
            <text:p>42202405.1</text:p>
          </table:table-cell>
          <table:table-cell office:value-type="float" office:value="48543634" calcext:value-type="float">
            <text:p>48543634</text:p>
          </table:table-cell>
          <table:table-cell/>
          <table:table-cell table:formula="of:=[.K31]/3400000000" office:value-type="float" office:value="0.0126931855588235" calcext:value-type="float">
            <text:p>0.0126931856</text:p>
          </table:table-cell>
          <table:table-cell table:formula="of:=[.L31]/3400000000" office:value-type="float" office:value="0.0124124720882353" calcext:value-type="float">
            <text:p>0.0124124721</text:p>
          </table:table-cell>
          <table:table-cell table:formula="of:=[.M31]/3400000000" office:value-type="float" office:value="0.0142775394117647" calcext:value-type="float">
            <text:p>0.0142775394</text:p>
          </table:table-cell>
        </table:table-row>
        <table:table-row table:style-name="ro1">
          <table:table-cell/>
          <table:table-cell office:value-type="float" office:value="36696400.4" calcext:value-type="float">
            <text:p>36696400.4</text:p>
          </table:table-cell>
          <table:table-cell office:value-type="float" office:value="44209875.9" calcext:value-type="float">
            <text:p>44209875.9</text:p>
          </table:table-cell>
          <table:table-cell office:value-type="float" office:value="50480964.6" calcext:value-type="float">
            <text:p>50480964.6</text:p>
          </table:table-cell>
          <table:table-cell/>
          <table:table-cell table:formula="of:=[.B32]/3400000000" office:value-type="float" office:value="0.0107930589411765" calcext:value-type="float">
            <text:p>0.0107930589</text:p>
          </table:table-cell>
          <table:table-cell table:formula="of:=[.C32]/3400000000" office:value-type="float" office:value="0.0130029046764706" calcext:value-type="float">
            <text:p>0.0130029047</text:p>
          </table:table-cell>
          <table:table-cell table:formula="of:=[.D32]/3400000000" office:value-type="float" office:value="0.0148473425294118" calcext:value-type="float">
            <text:p>0.0148473425</text:p>
          </table:table-cell>
          <table:table-cell table:number-columns-repeated="2"/>
          <table:table-cell office:value-type="float" office:value="43618928.6" calcext:value-type="float">
            <text:p>43618928.6</text:p>
          </table:table-cell>
          <table:table-cell office:value-type="float" office:value="43378542.5" calcext:value-type="float">
            <text:p>43378542.5</text:p>
          </table:table-cell>
          <table:table-cell office:value-type="float" office:value="50777250" calcext:value-type="float">
            <text:p>50777250</text:p>
          </table:table-cell>
          <table:table-cell/>
          <table:table-cell table:formula="of:=[.K32]/3400000000" office:value-type="float" office:value="0.0128290966470588" calcext:value-type="float">
            <text:p>0.0128290966</text:p>
          </table:table-cell>
          <table:table-cell table:formula="of:=[.L32]/3400000000" office:value-type="float" office:value="0.0127583948529412" calcext:value-type="float">
            <text:p>0.0127583949</text:p>
          </table:table-cell>
          <table:table-cell table:formula="of:=[.M32]/3400000000" office:value-type="float" office:value="0.0149344852941176" calcext:value-type="float">
            <text:p>0.0149344853</text:p>
          </table:table-cell>
        </table:table-row>
        <table:table-row table:style-name="ro1">
          <table:table-cell/>
          <table:table-cell office:value-type="float" office:value="38251628.5" calcext:value-type="float">
            <text:p>38251628.5</text:p>
          </table:table-cell>
          <table:table-cell office:value-type="float" office:value="44648756.4" calcext:value-type="float">
            <text:p>44648756.4</text:p>
          </table:table-cell>
          <table:table-cell office:value-type="float" office:value="51983430.9" calcext:value-type="float">
            <text:p>51983430.9</text:p>
          </table:table-cell>
          <table:table-cell/>
          <table:table-cell table:formula="of:=[.B33]/3400000000" office:value-type="float" office:value="0.0112504789705882" calcext:value-type="float">
            <text:p>0.011250479</text:p>
          </table:table-cell>
          <table:table-cell table:formula="of:=[.C33]/3400000000" office:value-type="float" office:value="0.0131319871764706" calcext:value-type="float">
            <text:p>0.0131319872</text:p>
          </table:table-cell>
          <table:table-cell table:formula="of:=[.D33]/3400000000" office:value-type="float" office:value="0.0152892443823529" calcext:value-type="float">
            <text:p>0.0152892444</text:p>
          </table:table-cell>
          <table:table-cell table:number-columns-repeated="2"/>
          <table:table-cell office:value-type="float" office:value="45457749.7" calcext:value-type="float">
            <text:p>45457749.7</text:p>
          </table:table-cell>
          <table:table-cell office:value-type="float" office:value="44562147.4" calcext:value-type="float">
            <text:p>44562147.4</text:p>
          </table:table-cell>
          <table:table-cell office:value-type="float" office:value="51788423.9" calcext:value-type="float">
            <text:p>51788423.9</text:p>
          </table:table-cell>
          <table:table-cell/>
          <table:table-cell table:formula="of:=[.K33]/3400000000" office:value-type="float" office:value="0.0133699263823529" calcext:value-type="float">
            <text:p>0.0133699264</text:p>
          </table:table-cell>
          <table:table-cell table:formula="of:=[.L33]/3400000000" office:value-type="float" office:value="0.0131065139411765" calcext:value-type="float">
            <text:p>0.0131065139</text:p>
          </table:table-cell>
          <table:table-cell table:formula="of:=[.M33]/3400000000" office:value-type="float" office:value="0.0152318893823529" calcext:value-type="float">
            <text:p>0.0152318894</text:p>
          </table:table-cell>
        </table:table-row>
        <table:table-row table:style-name="ro1">
          <table:table-cell/>
          <table:table-cell office:value-type="float" office:value="39516754.9" calcext:value-type="float">
            <text:p>39516754.9</text:p>
          </table:table-cell>
          <table:table-cell office:value-type="float" office:value="46258516" calcext:value-type="float">
            <text:p>46258516</text:p>
          </table:table-cell>
          <table:table-cell office:value-type="float" office:value="53882257.9" calcext:value-type="float">
            <text:p>53882257.9</text:p>
          </table:table-cell>
          <table:table-cell/>
          <table:table-cell table:formula="of:=[.B34]/3400000000" office:value-type="float" office:value="0.0116225749705882" calcext:value-type="float">
            <text:p>0.011622575</text:p>
          </table:table-cell>
          <table:table-cell table:formula="of:=[.C34]/3400000000" office:value-type="float" office:value="0.0136054458823529" calcext:value-type="float">
            <text:p>0.0136054459</text:p>
          </table:table-cell>
          <table:table-cell table:formula="of:=[.D34]/3400000000" office:value-type="float" office:value="0.0158477229117647" calcext:value-type="float">
            <text:p>0.0158477229</text:p>
          </table:table-cell>
          <table:table-cell table:number-columns-repeated="2"/>
          <table:table-cell office:value-type="float" office:value="46338940.1" calcext:value-type="float">
            <text:p>46338940.1</text:p>
          </table:table-cell>
          <table:table-cell office:value-type="float" office:value="46135776.7" calcext:value-type="float">
            <text:p>46135776.7</text:p>
          </table:table-cell>
          <table:table-cell office:value-type="float" office:value="53982365.2" calcext:value-type="float">
            <text:p>53982365.2</text:p>
          </table:table-cell>
          <table:table-cell/>
          <table:table-cell table:formula="of:=[.K34]/3400000000" office:value-type="float" office:value="0.0136291000294118" calcext:value-type="float">
            <text:p>0.0136291</text:p>
          </table:table-cell>
          <table:table-cell table:formula="of:=[.L34]/3400000000" office:value-type="float" office:value="0.0135693460882353" calcext:value-type="float">
            <text:p>0.0135693461</text:p>
          </table:table-cell>
          <table:table-cell table:formula="of:=[.M34]/3400000000" office:value-type="float" office:value="0.0158771662352941" calcext:value-type="float">
            <text:p>0.0158771662</text:p>
          </table:table-cell>
        </table:table-row>
        <table:table-row table:style-name="ro1">
          <table:table-cell/>
          <table:table-cell office:value-type="float" office:value="41353322.4" calcext:value-type="float">
            <text:p>41353322.4</text:p>
          </table:table-cell>
          <table:table-cell office:value-type="float" office:value="47646975.1" calcext:value-type="float">
            <text:p>47646975.1</text:p>
          </table:table-cell>
          <table:table-cell office:value-type="float" office:value="55098935.6" calcext:value-type="float">
            <text:p>55098935.6</text:p>
          </table:table-cell>
          <table:table-cell/>
          <table:table-cell table:formula="of:=[.B35]/3400000000" office:value-type="float" office:value="0.0121627418823529" calcext:value-type="float">
            <text:p>0.0121627419</text:p>
          </table:table-cell>
          <table:table-cell table:formula="of:=[.C35]/3400000000" office:value-type="float" office:value="0.0140138162058824" calcext:value-type="float">
            <text:p>0.0140138162</text:p>
          </table:table-cell>
          <table:table-cell table:formula="of:=[.D35]/3400000000" office:value-type="float" office:value="0.0162055692941176" calcext:value-type="float">
            <text:p>0.0162055693</text:p>
          </table:table-cell>
          <table:table-cell table:number-columns-repeated="2"/>
          <table:table-cell office:value-type="float" office:value="47521113.7" calcext:value-type="float">
            <text:p>47521113.7</text:p>
          </table:table-cell>
          <table:table-cell office:value-type="float" office:value="47640352.1" calcext:value-type="float">
            <text:p>47640352.1</text:p>
          </table:table-cell>
          <table:table-cell office:value-type="float" office:value="54774195.6" calcext:value-type="float">
            <text:p>54774195.6</text:p>
          </table:table-cell>
          <table:table-cell/>
          <table:table-cell table:formula="of:=[.K35]/3400000000" office:value-type="float" office:value="0.0139767981470588" calcext:value-type="float">
            <text:p>0.0139767981</text:p>
          </table:table-cell>
          <table:table-cell table:formula="of:=[.L35]/3400000000" office:value-type="float" office:value="0.0140118682647059" calcext:value-type="float">
            <text:p>0.0140118683</text:p>
          </table:table-cell>
          <table:table-cell table:formula="of:=[.M35]/3400000000" office:value-type="float" office:value="0.0161100575294118" calcext:value-type="float">
            <text:p>0.0161100575</text:p>
          </table:table-cell>
        </table:table-row>
        <table:table-row table:style-name="ro1">
          <table:table-cell/>
          <table:table-cell office:value-type="float" office:value="41551110.3" calcext:value-type="float">
            <text:p>41551110.3</text:p>
          </table:table-cell>
          <table:table-cell office:value-type="float" office:value="48853731.3" calcext:value-type="float">
            <text:p>48853731.3</text:p>
          </table:table-cell>
          <table:table-cell office:value-type="float" office:value="56850566.4" calcext:value-type="float">
            <text:p>56850566.4</text:p>
          </table:table-cell>
          <table:table-cell/>
          <table:table-cell table:formula="of:=[.B36]/3400000000" office:value-type="float" office:value="0.0122209147941176" calcext:value-type="float">
            <text:p>0.0122209148</text:p>
          </table:table-cell>
          <table:table-cell table:formula="of:=[.C36]/3400000000" office:value-type="float" office:value="0.0143687445" calcext:value-type="float">
            <text:p>0.0143687445</text:p>
          </table:table-cell>
          <table:table-cell table:formula="of:=[.D36]/3400000000" office:value-type="float" office:value="0.0167207548235294" calcext:value-type="float">
            <text:p>0.0167207548</text:p>
          </table:table-cell>
          <table:table-cell table:number-columns-repeated="2"/>
          <table:table-cell office:value-type="float" office:value="49095134.6" calcext:value-type="float">
            <text:p>49095134.6</text:p>
          </table:table-cell>
          <table:table-cell office:value-type="float" office:value="49047637.6" calcext:value-type="float">
            <text:p>49047637.6</text:p>
          </table:table-cell>
          <table:table-cell office:value-type="float" office:value="56832341.5" calcext:value-type="float">
            <text:p>56832341.5</text:p>
          </table:table-cell>
          <table:table-cell/>
          <table:table-cell table:formula="of:=[.K36]/3400000000" office:value-type="float" office:value="0.0144397454705882" calcext:value-type="float">
            <text:p>0.0144397455</text:p>
          </table:table-cell>
          <table:table-cell table:formula="of:=[.L36]/3400000000" office:value-type="float" office:value="0.0144257757647059" calcext:value-type="float">
            <text:p>0.0144257758</text:p>
          </table:table-cell>
          <table:table-cell table:formula="of:=[.M36]/3400000000" office:value-type="float" office:value="0.0167153945588235" calcext:value-type="float">
            <text:p>0.0167153946</text:p>
          </table:table-cell>
        </table:table-row>
        <table:table-row table:style-name="ro1">
          <table:table-cell/>
          <table:table-cell office:value-type="float" office:value="43102148.8" calcext:value-type="float">
            <text:p>43102148.8</text:p>
          </table:table-cell>
          <table:table-cell office:value-type="float" office:value="50320642.3" calcext:value-type="float">
            <text:p>50320642.3</text:p>
          </table:table-cell>
          <table:table-cell office:value-type="float" office:value="58767315.7" calcext:value-type="float">
            <text:p>58767315.7</text:p>
          </table:table-cell>
          <table:table-cell/>
          <table:table-cell table:formula="of:=[.B37]/3400000000" office:value-type="float" office:value="0.0126771025882353" calcext:value-type="float">
            <text:p>0.0126771026</text:p>
          </table:table-cell>
          <table:table-cell table:formula="of:=[.C37]/3400000000" office:value-type="float" office:value="0.0148001889117647" calcext:value-type="float">
            <text:p>0.0148001889</text:p>
          </table:table-cell>
          <table:table-cell table:formula="of:=[.D37]/3400000000" office:value-type="float" office:value="0.0172845046176471" calcext:value-type="float">
            <text:p>0.0172845046</text:p>
          </table:table-cell>
          <table:table-cell table:number-columns-repeated="2"/>
          <table:table-cell office:value-type="float" office:value="50452080.4" calcext:value-type="float">
            <text:p>50452080.4</text:p>
          </table:table-cell>
          <table:table-cell office:value-type="float" office:value="50799309.8" calcext:value-type="float">
            <text:p>50799309.8</text:p>
          </table:table-cell>
          <table:table-cell office:value-type="float" office:value="58178791.5" calcext:value-type="float">
            <text:p>58178791.5</text:p>
          </table:table-cell>
          <table:table-cell/>
          <table:table-cell table:formula="of:=[.K37]/3400000000" office:value-type="float" office:value="0.0148388471764706" calcext:value-type="float">
            <text:p>0.0148388472</text:p>
          </table:table-cell>
          <table:table-cell table:formula="of:=[.L37]/3400000000" office:value-type="float" office:value="0.0149409734705882" calcext:value-type="float">
            <text:p>0.0149409735</text:p>
          </table:table-cell>
          <table:table-cell table:formula="of:=[.M37]/3400000000" office:value-type="float" office:value="0.0171114092647059" calcext:value-type="float">
            <text:p>0.0171114093</text:p>
          </table:table-cell>
        </table:table-row>
        <table:table-row table:style-name="ro1">
          <table:table-cell/>
          <table:table-cell office:value-type="float" office:value="44040800" calcext:value-type="float">
            <text:p>44040800</text:p>
          </table:table-cell>
          <table:table-cell office:value-type="float" office:value="51517301.1" calcext:value-type="float">
            <text:p>51517301.1</text:p>
          </table:table-cell>
          <table:table-cell office:value-type="float" office:value="59984858.6" calcext:value-type="float">
            <text:p>59984858.6</text:p>
          </table:table-cell>
          <table:table-cell/>
          <table:table-cell table:formula="of:=[.B38]/3400000000" office:value-type="float" office:value="0.0129531764705882" calcext:value-type="float">
            <text:p>0.0129531765</text:p>
          </table:table-cell>
          <table:table-cell table:formula="of:=[.C38]/3400000000" office:value-type="float" office:value="0.0151521473823529" calcext:value-type="float">
            <text:p>0.0151521474</text:p>
          </table:table-cell>
          <table:table-cell table:formula="of:=[.D38]/3400000000" office:value-type="float" office:value="0.0176426054705882" calcext:value-type="float">
            <text:p>0.0176426055</text:p>
          </table:table-cell>
          <table:table-cell table:number-columns-repeated="2"/>
          <table:table-cell office:value-type="float" office:value="51998484.5" calcext:value-type="float">
            <text:p>51998484.5</text:p>
          </table:table-cell>
          <table:table-cell office:value-type="float" office:value="52310321.1" calcext:value-type="float">
            <text:p>52310321.1</text:p>
          </table:table-cell>
          <table:table-cell office:value-type="float" office:value="60217777.9" calcext:value-type="float">
            <text:p>60217777.9</text:p>
          </table:table-cell>
          <table:table-cell/>
          <table:table-cell table:formula="of:=[.K38]/3400000000" office:value-type="float" office:value="0.0152936719117647" calcext:value-type="float">
            <text:p>0.0152936719</text:p>
          </table:table-cell>
          <table:table-cell table:formula="of:=[.L38]/3400000000" office:value-type="float" office:value="0.0153853885588235" calcext:value-type="float">
            <text:p>0.0153853886</text:p>
          </table:table-cell>
          <table:table-cell table:formula="of:=[.M38]/3400000000" office:value-type="float" office:value="0.0177111111470588" calcext:value-type="float">
            <text:p>0.0177111111</text:p>
          </table:table-cell>
        </table:table-row>
        <table:table-row table:style-name="ro1">
          <table:table-cell/>
          <table:table-cell office:value-type="float" office:value="45071289.3" calcext:value-type="float">
            <text:p>45071289.3</text:p>
          </table:table-cell>
          <table:table-cell office:value-type="float" office:value="53156564.3" calcext:value-type="float">
            <text:p>53156564.3</text:p>
          </table:table-cell>
          <table:table-cell office:value-type="float" office:value="62177086.1" calcext:value-type="float">
            <text:p>62177086.1</text:p>
          </table:table-cell>
          <table:table-cell/>
          <table:table-cell table:formula="of:=[.B39]/3400000000" office:value-type="float" office:value="0.0132562615588235" calcext:value-type="float">
            <text:p>0.0132562616</text:p>
          </table:table-cell>
          <table:table-cell table:formula="of:=[.C39]/3400000000" office:value-type="float" office:value="0.0156342836176471" calcext:value-type="float">
            <text:p>0.0156342836</text:p>
          </table:table-cell>
          <table:table-cell table:formula="of:=[.D39]/3400000000" office:value-type="float" office:value="0.0182873782647059" calcext:value-type="float">
            <text:p>0.0182873783</text:p>
          </table:table-cell>
          <table:table-cell table:number-columns-repeated="2"/>
          <table:table-cell office:value-type="float" office:value="53181645.9" calcext:value-type="float">
            <text:p>53181645.9</text:p>
          </table:table-cell>
          <table:table-cell office:value-type="float" office:value="53216588.7" calcext:value-type="float">
            <text:p>53216588.7</text:p>
          </table:table-cell>
          <table:table-cell office:value-type="float" office:value="61277567.1" calcext:value-type="float">
            <text:p>61277567.1</text:p>
          </table:table-cell>
          <table:table-cell/>
          <table:table-cell table:formula="of:=[.K39]/3400000000" office:value-type="float" office:value="0.0156416605588235" calcext:value-type="float">
            <text:p>0.0156416606</text:p>
          </table:table-cell>
          <table:table-cell table:formula="of:=[.L39]/3400000000" office:value-type="float" office:value="0.0156519378529412" calcext:value-type="float">
            <text:p>0.0156519379</text:p>
          </table:table-cell>
          <table:table-cell table:formula="of:=[.M39]/3400000000" office:value-type="float" office:value="0.0180228138529412" calcext:value-type="float">
            <text:p>0.0180228139</text:p>
          </table:table-cell>
        </table:table-row>
        <table:table-row table:style-name="ro1">
          <table:table-cell/>
          <table:table-cell office:value-type="float" office:value="46234268.7" calcext:value-type="float">
            <text:p>46234268.7</text:p>
          </table:table-cell>
          <table:table-cell office:value-type="float" office:value="54398998.4" calcext:value-type="float">
            <text:p>54398998.4</text:p>
          </table:table-cell>
          <table:table-cell office:value-type="float" office:value="64174888.7" calcext:value-type="float">
            <text:p>64174888.7</text:p>
          </table:table-cell>
          <table:table-cell/>
          <table:table-cell table:formula="of:=[.B40]/3400000000" office:value-type="float" office:value="0.0135983143235294" calcext:value-type="float">
            <text:p>0.0135983143</text:p>
          </table:table-cell>
          <table:table-cell table:formula="of:=[.C40]/3400000000" office:value-type="float" office:value="0.0159997054117647" calcext:value-type="float">
            <text:p>0.0159997054</text:p>
          </table:table-cell>
          <table:table-cell table:formula="of:=[.D40]/3400000000" office:value-type="float" office:value="0.0188749672647059" calcext:value-type="float">
            <text:p>0.0188749673</text:p>
          </table:table-cell>
          <table:table-cell table:number-columns-repeated="2"/>
          <table:table-cell office:value-type="float" office:value="54400282.4" calcext:value-type="float">
            <text:p>54400282.4</text:p>
          </table:table-cell>
          <table:table-cell office:value-type="float" office:value="54912835.7" calcext:value-type="float">
            <text:p>54912835.7</text:p>
          </table:table-cell>
          <table:table-cell office:value-type="float" office:value="62960282.6" calcext:value-type="float">
            <text:p>62960282.6</text:p>
          </table:table-cell>
          <table:table-cell/>
          <table:table-cell table:formula="of:=[.K40]/3400000000" office:value-type="float" office:value="0.0160000830588235" calcext:value-type="float">
            <text:p>0.0160000831</text:p>
          </table:table-cell>
          <table:table-cell table:formula="of:=[.L40]/3400000000" office:value-type="float" office:value="0.0161508340294118" calcext:value-type="float">
            <text:p>0.016150834</text:p>
          </table:table-cell>
          <table:table-cell table:formula="of:=[.M40]/3400000000" office:value-type="float" office:value="0.0185177301764706" calcext:value-type="float">
            <text:p>0.0185177302</text:p>
          </table:table-cell>
        </table:table-row>
        <table:table-row table:style-name="ro1">
          <table:table-cell/>
          <table:table-cell office:value-type="float" office:value="47367183" calcext:value-type="float">
            <text:p>47367183</text:p>
          </table:table-cell>
          <table:table-cell office:value-type="float" office:value="55796974.4" calcext:value-type="float">
            <text:p>55796974.4</text:p>
          </table:table-cell>
          <table:table-cell office:value-type="float" office:value="64802308.1" calcext:value-type="float">
            <text:p>64802308.1</text:p>
          </table:table-cell>
          <table:table-cell/>
          <table:table-cell table:formula="of:=[.B41]/3400000000" office:value-type="float" office:value="0.0139315244117647" calcext:value-type="float">
            <text:p>0.0139315244</text:p>
          </table:table-cell>
          <table:table-cell table:formula="of:=[.C41]/3400000000" office:value-type="float" office:value="0.0164108748235294" calcext:value-type="float">
            <text:p>0.0164108748</text:p>
          </table:table-cell>
          <table:table-cell table:formula="of:=[.D41]/3400000000" office:value-type="float" office:value="0.0190595023823529" calcext:value-type="float">
            <text:p>0.0190595024</text:p>
          </table:table-cell>
          <table:table-cell table:number-columns-repeated="2"/>
          <table:table-cell office:value-type="float" office:value="56343065.6" calcext:value-type="float">
            <text:p>56343065.6</text:p>
          </table:table-cell>
          <table:table-cell office:value-type="float" office:value="56158776" calcext:value-type="float">
            <text:p>56158776</text:p>
          </table:table-cell>
          <table:table-cell office:value-type="float" office:value="64931922.4" calcext:value-type="float">
            <text:p>64931922.4</text:p>
          </table:table-cell>
          <table:table-cell/>
          <table:table-cell table:formula="of:=[.K41]/3400000000" office:value-type="float" office:value="0.0165714898823529" calcext:value-type="float">
            <text:p>0.0165714899</text:p>
          </table:table-cell>
          <table:table-cell table:formula="of:=[.L41]/3400000000" office:value-type="float" office:value="0.0165172870588235" calcext:value-type="float">
            <text:p>0.0165172871</text:p>
          </table:table-cell>
          <table:table-cell table:formula="of:=[.M41]/3400000000" office:value-type="float" office:value="0.0190976242352941" calcext:value-type="float">
            <text:p>0.0190976242</text:p>
          </table:table-cell>
        </table:table-row>
        <table:table-row table:style-name="ro1">
          <table:table-cell/>
          <table:table-cell office:value-type="float" office:value="48766519.1" calcext:value-type="float">
            <text:p>48766519.1</text:p>
          </table:table-cell>
          <table:table-cell office:value-type="float" office:value="57071653.9" calcext:value-type="float">
            <text:p>57071653.9</text:p>
          </table:table-cell>
          <table:table-cell office:value-type="float" office:value="66528365.3" calcext:value-type="float">
            <text:p>66528365.3</text:p>
          </table:table-cell>
          <table:table-cell/>
          <table:table-cell table:formula="of:=[.B42]/3400000000" office:value-type="float" office:value="0.0143430938529412" calcext:value-type="float">
            <text:p>0.0143430939</text:p>
          </table:table-cell>
          <table:table-cell table:formula="of:=[.C42]/3400000000" office:value-type="float" office:value="0.0167857805588235" calcext:value-type="float">
            <text:p>0.0167857806</text:p>
          </table:table-cell>
          <table:table-cell table:formula="of:=[.D42]/3400000000" office:value-type="float" office:value="0.0195671662647059" calcext:value-type="float">
            <text:p>0.0195671663</text:p>
          </table:table-cell>
          <table:table-cell table:number-columns-repeated="2"/>
          <table:table-cell office:value-type="float" office:value="57305957.5" calcext:value-type="float">
            <text:p>57305957.5</text:p>
          </table:table-cell>
          <table:table-cell office:value-type="float" office:value="57693938.3" calcext:value-type="float">
            <text:p>57693938.3</text:p>
          </table:table-cell>
          <table:table-cell office:value-type="float" office:value="66527299.6" calcext:value-type="float">
            <text:p>66527299.6</text:p>
          </table:table-cell>
          <table:table-cell/>
          <table:table-cell table:formula="of:=[.K42]/3400000000" office:value-type="float" office:value="0.0168546933823529" calcext:value-type="float">
            <text:p>0.0168546934</text:p>
          </table:table-cell>
          <table:table-cell table:formula="of:=[.L42]/3400000000" office:value-type="float" office:value="0.0169688053823529" calcext:value-type="float">
            <text:p>0.0169688054</text:p>
          </table:table-cell>
          <table:table-cell table:formula="of:=[.M42]/3400000000" office:value-type="float" office:value="0.0195668528235294" calcext:value-type="float">
            <text:p>0.0195668528</text:p>
          </table:table-cell>
        </table:table-row>
        <table:table-row table:style-name="ro1">
          <table:table-cell/>
          <table:table-cell office:value-type="float" office:value="50122998.6" calcext:value-type="float">
            <text:p>50122998.6</text:p>
          </table:table-cell>
          <table:table-cell office:value-type="float" office:value="58546560.4" calcext:value-type="float">
            <text:p>58546560.4</text:p>
          </table:table-cell>
          <table:table-cell office:value-type="float" office:value="68722571.4" calcext:value-type="float">
            <text:p>68722571.4</text:p>
          </table:table-cell>
          <table:table-cell/>
          <table:table-cell table:formula="of:=[.B43]/3400000000" office:value-type="float" office:value="0.0147420584117647" calcext:value-type="float">
            <text:p>0.0147420584</text:p>
          </table:table-cell>
          <table:table-cell table:formula="of:=[.C43]/3400000000" office:value-type="float" office:value="0.0172195765882353" calcext:value-type="float">
            <text:p>0.0172195766</text:p>
          </table:table-cell>
          <table:table-cell table:formula="of:=[.D43]/3400000000" office:value-type="float" office:value="0.020212521" calcext:value-type="float">
            <text:p>0.020212521</text:p>
          </table:table-cell>
          <table:table-cell table:number-columns-repeated="2"/>
          <table:table-cell office:value-type="float" office:value="59220622.8" calcext:value-type="float">
            <text:p>59220622.8</text:p>
          </table:table-cell>
          <table:table-cell office:value-type="float" office:value="59041801.7" calcext:value-type="float">
            <text:p>59041801.7</text:p>
          </table:table-cell>
          <table:table-cell office:value-type="float" office:value="68573587.6" calcext:value-type="float">
            <text:p>68573587.6</text:p>
          </table:table-cell>
          <table:table-cell/>
          <table:table-cell table:formula="of:=[.K43]/3400000000" office:value-type="float" office:value="0.0174178302352941" calcext:value-type="float">
            <text:p>0.0174178302</text:p>
          </table:table-cell>
          <table:table-cell table:formula="of:=[.L43]/3400000000" office:value-type="float" office:value="0.0173652357941176" calcext:value-type="float">
            <text:p>0.0173652358</text:p>
          </table:table-cell>
          <table:table-cell table:formula="of:=[.M43]/3400000000" office:value-type="float" office:value="0.0201687022352941" calcext:value-type="float">
            <text:p>0.0201687022</text:p>
          </table:table-cell>
        </table:table-row>
        <table:table-row table:style-name="ro1">
          <table:table-cell/>
          <table:table-cell office:value-type="float" office:value="51595506.7" calcext:value-type="float">
            <text:p>51595506.7</text:p>
          </table:table-cell>
          <table:table-cell office:value-type="float" office:value="60794557.8" calcext:value-type="float">
            <text:p>60794557.8</text:p>
          </table:table-cell>
          <table:table-cell office:value-type="float" office:value="69857106" calcext:value-type="float">
            <text:p>69857106</text:p>
          </table:table-cell>
          <table:table-cell/>
          <table:table-cell table:formula="of:=[.B44]/3400000000" office:value-type="float" office:value="0.0151751490294118" calcext:value-type="float">
            <text:p>0.015175149</text:p>
          </table:table-cell>
          <table:table-cell table:formula="of:=[.C44]/3400000000" office:value-type="float" office:value="0.0178807522941176" calcext:value-type="float">
            <text:p>0.0178807523</text:p>
          </table:table-cell>
          <table:table-cell table:formula="of:=[.D44]/3400000000" office:value-type="float" office:value="0.0205462076470588" calcext:value-type="float">
            <text:p>0.0205462076</text:p>
          </table:table-cell>
          <table:table-cell table:number-columns-repeated="2"/>
          <table:table-cell office:value-type="float" office:value="60080414.9" calcext:value-type="float">
            <text:p>60080414.9</text:p>
          </table:table-cell>
          <table:table-cell office:value-type="float" office:value="60267721.7" calcext:value-type="float">
            <text:p>60267721.7</text:p>
          </table:table-cell>
          <table:table-cell office:value-type="float" office:value="70458091.1" calcext:value-type="float">
            <text:p>70458091.1</text:p>
          </table:table-cell>
          <table:table-cell/>
          <table:table-cell table:formula="of:=[.K44]/3400000000" office:value-type="float" office:value="0.0176707102647059" calcext:value-type="float">
            <text:p>0.0176707103</text:p>
          </table:table-cell>
          <table:table-cell table:formula="of:=[.L44]/3400000000" office:value-type="float" office:value="0.0177258005" calcext:value-type="float">
            <text:p>0.0177258005</text:p>
          </table:table-cell>
          <table:table-cell table:formula="of:=[.M44]/3400000000" office:value-type="float" office:value="0.0207229679705882" calcext:value-type="float">
            <text:p>0.020722968</text:p>
          </table:table-cell>
        </table:table-row>
        <table:table-row table:style-name="ro1">
          <table:table-cell/>
          <table:table-cell office:value-type="float" office:value="52064125.2" calcext:value-type="float">
            <text:p>52064125.2</text:p>
          </table:table-cell>
          <table:table-cell office:value-type="float" office:value="61540325.6" calcext:value-type="float">
            <text:p>61540325.6</text:p>
          </table:table-cell>
          <table:table-cell office:value-type="float" office:value="72572096.4" calcext:value-type="float">
            <text:p>72572096.4</text:p>
          </table:table-cell>
          <table:table-cell/>
          <table:table-cell table:formula="of:=[.B45]/3400000000" office:value-type="float" office:value="0.015312978" calcext:value-type="float">
            <text:p>0.015312978</text:p>
          </table:table-cell>
          <table:table-cell table:formula="of:=[.C45]/3400000000" office:value-type="float" office:value="0.0181000957647059" calcext:value-type="float">
            <text:p>0.0181000958</text:p>
          </table:table-cell>
          <table:table-cell table:formula="of:=[.D45]/3400000000" office:value-type="float" office:value="0.0213447342352941" calcext:value-type="float">
            <text:p>0.0213447342</text:p>
          </table:table-cell>
          <table:table-cell table:number-columns-repeated="2"/>
          <table:table-cell office:value-type="float" office:value="61821881.6" calcext:value-type="float">
            <text:p>61821881.6</text:p>
          </table:table-cell>
          <table:table-cell office:value-type="float" office:value="62201734.7" calcext:value-type="float">
            <text:p>62201734.7</text:p>
          </table:table-cell>
          <table:table-cell office:value-type="float" office:value="71171840.5" calcext:value-type="float">
            <text:p>71171840.5</text:p>
          </table:table-cell>
          <table:table-cell/>
          <table:table-cell table:formula="of:=[.K45]/3400000000" office:value-type="float" office:value="0.0181829063529412" calcext:value-type="float">
            <text:p>0.0181829064</text:p>
          </table:table-cell>
          <table:table-cell table:formula="of:=[.L45]/3400000000" office:value-type="float" office:value="0.0182946278529412" calcext:value-type="float">
            <text:p>0.0182946279</text:p>
          </table:table-cell>
          <table:table-cell table:formula="of:=[.M45]/3400000000" office:value-type="float" office:value="0.0209328942647059" calcext:value-type="float">
            <text:p>0.0209328943</text:p>
          </table:table-cell>
        </table:table-row>
        <table:table-row table:style-name="ro1">
          <table:table-cell/>
          <table:table-cell office:value-type="float" office:value="53574129.4" calcext:value-type="float">
            <text:p>53574129.4</text:p>
          </table:table-cell>
          <table:table-cell office:value-type="float" office:value="62796865" calcext:value-type="float">
            <text:p>62796865</text:p>
          </table:table-cell>
          <table:table-cell office:value-type="float" office:value="73021453.6" calcext:value-type="float">
            <text:p>73021453.6</text:p>
          </table:table-cell>
          <table:table-cell/>
          <table:table-cell table:formula="of:=[.B46]/3400000000" office:value-type="float" office:value="0.0157570968823529" calcext:value-type="float">
            <text:p>0.0157570969</text:p>
          </table:table-cell>
          <table:table-cell table:formula="of:=[.C46]/3400000000" office:value-type="float" office:value="0.0184696661764706" calcext:value-type="float">
            <text:p>0.0184696662</text:p>
          </table:table-cell>
          <table:table-cell table:formula="of:=[.D46]/3400000000" office:value-type="float" office:value="0.0214768981176471" calcext:value-type="float">
            <text:p>0.0214768981</text:p>
          </table:table-cell>
          <table:table-cell table:number-columns-repeated="2"/>
          <table:table-cell office:value-type="float" office:value="63048808.3" calcext:value-type="float">
            <text:p>63048808.3</text:p>
          </table:table-cell>
          <table:table-cell office:value-type="float" office:value="62923028.7" calcext:value-type="float">
            <text:p>62923028.7</text:p>
          </table:table-cell>
          <table:table-cell office:value-type="float" office:value="73088438" calcext:value-type="float">
            <text:p>73088438</text:p>
          </table:table-cell>
          <table:table-cell/>
          <table:table-cell table:formula="of:=[.K46]/3400000000" office:value-type="float" office:value="0.0185437671470588" calcext:value-type="float">
            <text:p>0.0185437671</text:p>
          </table:table-cell>
          <table:table-cell table:formula="of:=[.L46]/3400000000" office:value-type="float" office:value="0.0185067731470588" calcext:value-type="float">
            <text:p>0.0185067731</text:p>
          </table:table-cell>
          <table:table-cell table:formula="of:=[.M46]/3400000000" office:value-type="float" office:value="0.0214965994117647" calcext:value-type="float">
            <text:p>0.0214965994</text:p>
          </table:table-cell>
        </table:table-row>
        <table:table-row table:style-name="ro1">
          <table:table-cell/>
          <table:table-cell office:value-type="float" office:value="55451718.8" calcext:value-type="float">
            <text:p>55451718.8</text:p>
          </table:table-cell>
          <table:table-cell office:value-type="float" office:value="64121911.9" calcext:value-type="float">
            <text:p>64121911.9</text:p>
          </table:table-cell>
          <table:table-cell office:value-type="float" office:value="74949020.1" calcext:value-type="float">
            <text:p>74949020.1</text:p>
          </table:table-cell>
          <table:table-cell/>
          <table:table-cell table:formula="of:=[.B47]/3400000000" office:value-type="float" office:value="0.0163093290588235" calcext:value-type="float">
            <text:p>0.0163093291</text:p>
          </table:table-cell>
          <table:table-cell table:formula="of:=[.C47]/3400000000" office:value-type="float" office:value="0.0188593858529412" calcext:value-type="float">
            <text:p>0.0188593859</text:p>
          </table:table-cell>
          <table:table-cell table:formula="of:=[.D47]/3400000000" office:value-type="float" office:value="0.0220438294411765" calcext:value-type="float">
            <text:p>0.0220438294</text:p>
          </table:table-cell>
          <table:table-cell table:number-columns-repeated="2"/>
          <table:table-cell office:value-type="float" office:value="64169315.1" calcext:value-type="float">
            <text:p>64169315.1</text:p>
          </table:table-cell>
          <table:table-cell office:value-type="float" office:value="64217678.4" calcext:value-type="float">
            <text:p>64217678.4</text:p>
          </table:table-cell>
          <table:table-cell office:value-type="float" office:value="75191547.7" calcext:value-type="float">
            <text:p>75191547.7</text:p>
          </table:table-cell>
          <table:table-cell/>
          <table:table-cell table:formula="of:=[.K47]/3400000000" office:value-type="float" office:value="0.0188733279705882" calcext:value-type="float">
            <text:p>0.018873328</text:p>
          </table:table-cell>
          <table:table-cell table:formula="of:=[.L47]/3400000000" office:value-type="float" office:value="0.0188875524705882" calcext:value-type="float">
            <text:p>0.0188875525</text:p>
          </table:table-cell>
          <table:table-cell table:formula="of:=[.M47]/3400000000" office:value-type="float" office:value="0.0221151610882353" calcext:value-type="float">
            <text:p>0.0221151611</text:p>
          </table:table-cell>
        </table:table-row>
        <table:table-row table:style-name="ro1">
          <table:table-cell/>
          <table:table-cell office:value-type="float" office:value="55929462.1" calcext:value-type="float">
            <text:p>55929462.1</text:p>
          </table:table-cell>
          <table:table-cell office:value-type="float" office:value="65496570.4" calcext:value-type="float">
            <text:p>65496570.4</text:p>
          </table:table-cell>
          <table:table-cell office:value-type="float" office:value="76140988.1" calcext:value-type="float">
            <text:p>76140988.1</text:p>
          </table:table-cell>
          <table:table-cell/>
          <table:table-cell table:formula="of:=[.B48]/3400000000" office:value-type="float" office:value="0.0164498417941176" calcext:value-type="float">
            <text:p>0.0164498418</text:p>
          </table:table-cell>
          <table:table-cell table:formula="of:=[.C48]/3400000000" office:value-type="float" office:value="0.0192636971764706" calcext:value-type="float">
            <text:p>0.0192636972</text:p>
          </table:table-cell>
          <table:table-cell table:formula="of:=[.D48]/3400000000" office:value-type="float" office:value="0.0223944082647059" calcext:value-type="float">
            <text:p>0.0223944083</text:p>
          </table:table-cell>
          <table:table-cell table:number-columns-repeated="2"/>
          <table:table-cell office:value-type="float" office:value="66007395.8" calcext:value-type="float">
            <text:p>66007395.8</text:p>
          </table:table-cell>
          <table:table-cell office:value-type="float" office:value="66126155.7" calcext:value-type="float">
            <text:p>66126155.7</text:p>
          </table:table-cell>
          <table:table-cell office:value-type="float" office:value="75685737" calcext:value-type="float">
            <text:p>75685737</text:p>
          </table:table-cell>
          <table:table-cell/>
          <table:table-cell table:formula="of:=[.K48]/3400000000" office:value-type="float" office:value="0.0194139399411765" calcext:value-type="float">
            <text:p>0.0194139399</text:p>
          </table:table-cell>
          <table:table-cell table:formula="of:=[.L48]/3400000000" office:value-type="float" office:value="0.0194488693235294" calcext:value-type="float">
            <text:p>0.0194488693</text:p>
          </table:table-cell>
          <table:table-cell table:formula="of:=[.M48]/3400000000" office:value-type="float" office:value="0.0222605108823529" calcext:value-type="float">
            <text:p>0.0222605109</text:p>
          </table:table-cell>
        </table:table-row>
        <table:table-row table:style-name="ro1">
          <table:table-cell/>
          <table:table-cell office:value-type="float" office:value="57195490.5" calcext:value-type="float">
            <text:p>57195490.5</text:p>
          </table:table-cell>
          <table:table-cell office:value-type="float" office:value="68055184.1" calcext:value-type="float">
            <text:p>68055184.1</text:p>
          </table:table-cell>
          <table:table-cell office:value-type="float" office:value="78318628.4" calcext:value-type="float">
            <text:p>78318628.4</text:p>
          </table:table-cell>
          <table:table-cell/>
          <table:table-cell table:formula="of:=[.B49]/3400000000" office:value-type="float" office:value="0.0168222030882353" calcext:value-type="float">
            <text:p>0.0168222031</text:p>
          </table:table-cell>
          <table:table-cell table:formula="of:=[.C49]/3400000000" office:value-type="float" office:value="0.0200162306176471" calcext:value-type="float">
            <text:p>0.0200162306</text:p>
          </table:table-cell>
          <table:table-cell table:formula="of:=[.D49]/3400000000" office:value-type="float" office:value="0.0230348907058824" calcext:value-type="float">
            <text:p>0.0230348907</text:p>
          </table:table-cell>
          <table:table-cell table:number-columns-repeated="2"/>
          <table:table-cell office:value-type="float" office:value="67250278.1" calcext:value-type="float">
            <text:p>67250278.1</text:p>
          </table:table-cell>
          <table:table-cell office:value-type="float" office:value="67165906.5" calcext:value-type="float">
            <text:p>67165906.5</text:p>
          </table:table-cell>
          <table:table-cell office:value-type="float" office:value="77667194.1" calcext:value-type="float">
            <text:p>77667194.1</text:p>
          </table:table-cell>
          <table:table-cell/>
          <table:table-cell table:formula="of:=[.K49]/3400000000" office:value-type="float" office:value="0.0197794935588235" calcext:value-type="float">
            <text:p>0.0197794936</text:p>
          </table:table-cell>
          <table:table-cell table:formula="of:=[.L49]/3400000000" office:value-type="float" office:value="0.0197546783823529" calcext:value-type="float">
            <text:p>0.0197546784</text:p>
          </table:table-cell>
          <table:table-cell table:formula="of:=[.M49]/3400000000" office:value-type="float" office:value="0.0228432923823529" calcext:value-type="float">
            <text:p>0.0228432924</text:p>
          </table:table-cell>
        </table:table-row>
        <table:table-row table:style-name="ro1">
          <table:table-cell/>
          <table:table-cell office:value-type="float" office:value="58641020.1" calcext:value-type="float">
            <text:p>58641020.1</text:p>
          </table:table-cell>
          <table:table-cell office:value-type="float" office:value="68263767.6" calcext:value-type="float">
            <text:p>68263767.6</text:p>
          </table:table-cell>
          <table:table-cell office:value-type="float" office:value="79583433.5" calcext:value-type="float">
            <text:p>79583433.5</text:p>
          </table:table-cell>
          <table:table-cell/>
          <table:table-cell table:formula="of:=[.B50]/3400000000" office:value-type="float" office:value="0.0172473588529412" calcext:value-type="float">
            <text:p>0.0172473589</text:p>
          </table:table-cell>
          <table:table-cell table:formula="of:=[.C50]/3400000000" office:value-type="float" office:value="0.0200775787058823" calcext:value-type="float">
            <text:p>0.0200775787</text:p>
          </table:table-cell>
          <table:table-cell table:formula="of:=[.D50]/3400000000" office:value-type="float" office:value="0.0234068922058823" calcext:value-type="float">
            <text:p>0.0234068922</text:p>
          </table:table-cell>
          <table:table-cell table:number-columns-repeated="2"/>
          <table:table-cell office:value-type="float" office:value="68898579.8" calcext:value-type="float">
            <text:p>68898579.8</text:p>
          </table:table-cell>
          <table:table-cell office:value-type="float" office:value="68494489" calcext:value-type="float">
            <text:p>68494489</text:p>
          </table:table-cell>
          <table:table-cell office:value-type="float" office:value="79661660.9" calcext:value-type="float">
            <text:p>79661660.9</text:p>
          </table:table-cell>
          <table:table-cell/>
          <table:table-cell table:formula="of:=[.K50]/3400000000" office:value-type="float" office:value="0.0202642881764706" calcext:value-type="float">
            <text:p>0.0202642882</text:p>
          </table:table-cell>
          <table:table-cell table:formula="of:=[.L50]/3400000000" office:value-type="float" office:value="0.0201454379411765" calcext:value-type="float">
            <text:p>0.0201454379</text:p>
          </table:table-cell>
          <table:table-cell table:formula="of:=[.M50]/3400000000" office:value-type="float" office:value="0.0234299002647059" calcext:value-type="float">
            <text:p>0.0234299003</text:p>
          </table:table-cell>
        </table:table-row>
        <table:table-row table:style-name="ro1">
          <table:table-cell/>
          <table:table-cell office:value-type="float" office:value="59529780.8" calcext:value-type="float">
            <text:p>59529780.8</text:p>
          </table:table-cell>
          <table:table-cell office:value-type="float" office:value="70723957" calcext:value-type="float">
            <text:p>70723957</text:p>
          </table:table-cell>
          <table:table-cell office:value-type="float" office:value="81370753.5" calcext:value-type="float">
            <text:p>81370753.5</text:p>
          </table:table-cell>
          <table:table-cell/>
          <table:table-cell table:formula="of:=[.B51]/3400000000" office:value-type="float" office:value="0.0175087590588235" calcext:value-type="float">
            <text:p>0.0175087591</text:p>
          </table:table-cell>
          <table:table-cell table:formula="of:=[.C51]/3400000000" office:value-type="float" office:value="0.0208011638235294" calcext:value-type="float">
            <text:p>0.0208011638</text:p>
          </table:table-cell>
          <table:table-cell table:formula="of:=[.D51]/3400000000" office:value-type="float" office:value="0.0239325745588235" calcext:value-type="float">
            <text:p>0.0239325746</text:p>
          </table:table-cell>
          <table:table-cell table:number-columns-repeated="2"/>
          <table:table-cell office:value-type="float" office:value="70434534.9" calcext:value-type="float">
            <text:p>70434534.9</text:p>
          </table:table-cell>
          <table:table-cell office:value-type="float" office:value="70141819.2" calcext:value-type="float">
            <text:p>70141819.2</text:p>
          </table:table-cell>
          <table:table-cell office:value-type="float" office:value="81109263.2" calcext:value-type="float">
            <text:p>81109263.2</text:p>
          </table:table-cell>
          <table:table-cell/>
          <table:table-cell table:formula="of:=[.K51]/3400000000" office:value-type="float" office:value="0.0207160396764706" calcext:value-type="float">
            <text:p>0.0207160397</text:p>
          </table:table-cell>
          <table:table-cell table:formula="of:=[.L51]/3400000000" office:value-type="float" office:value="0.0206299468235294" calcext:value-type="float">
            <text:p>0.0206299468</text:p>
          </table:table-cell>
          <table:table-cell table:formula="of:=[.M51]/3400000000" office:value-type="float" office:value="0.0238556656470588" calcext:value-type="float">
            <text:p>0.0238556656</text:p>
          </table:table-cell>
        </table:table-row>
        <table:table-row table:style-name="ro1">
          <table:table-cell/>
          <table:table-cell office:value-type="float" office:value="61506815.4" calcext:value-type="float">
            <text:p>61506815.4</text:p>
          </table:table-cell>
          <table:table-cell office:value-type="float" office:value="70919236.4" calcext:value-type="float">
            <text:p>70919236.4</text:p>
          </table:table-cell>
          <table:table-cell office:value-type="float" office:value="82913593.4" calcext:value-type="float">
            <text:p>82913593.4</text:p>
          </table:table-cell>
          <table:table-cell/>
          <table:table-cell table:formula="of:=[.B52]/3400000000" office:value-type="float" office:value="0.0180902398235294" calcext:value-type="float">
            <text:p>0.0180902398</text:p>
          </table:table-cell>
          <table:table-cell table:formula="of:=[.C52]/3400000000" office:value-type="float" office:value="0.0208585989411765" calcext:value-type="float">
            <text:p>0.0208585989</text:p>
          </table:table-cell>
          <table:table-cell table:formula="of:=[.D52]/3400000000" office:value-type="float" office:value="0.024386351" calcext:value-type="float">
            <text:p>0.024386351</text:p>
          </table:table-cell>
          <table:table-cell table:number-columns-repeated="2"/>
          <table:table-cell office:value-type="float" office:value="71797519" calcext:value-type="float">
            <text:p>71797519</text:p>
          </table:table-cell>
          <table:table-cell office:value-type="float" office:value="71070104" calcext:value-type="float">
            <text:p>71070104</text:p>
          </table:table-cell>
          <table:table-cell office:value-type="float" office:value="82688062.8" calcext:value-type="float">
            <text:p>82688062.8</text:p>
          </table:table-cell>
          <table:table-cell/>
          <table:table-cell table:formula="of:=[.K52]/3400000000" office:value-type="float" office:value="0.0211169173529412" calcext:value-type="float">
            <text:p>0.0211169174</text:p>
          </table:table-cell>
          <table:table-cell table:formula="of:=[.L52]/3400000000" office:value-type="float" office:value="0.0209029717647059" calcext:value-type="float">
            <text:p>0.0209029718</text:p>
          </table:table-cell>
          <table:table-cell table:formula="of:=[.M52]/3400000000" office:value-type="float" office:value="0.0243200184705882" calcext:value-type="float">
            <text:p>0.0243200185</text:p>
          </table:table-cell>
        </table:table-row>
        <table:table-row table:style-name="ro1">
          <table:table-cell/>
          <table:table-cell office:value-type="float" office:value="61810204.8" calcext:value-type="float">
            <text:p>61810204.8</text:p>
          </table:table-cell>
          <table:table-cell office:value-type="float" office:value="72568719.2" calcext:value-type="float">
            <text:p>72568719.2</text:p>
          </table:table-cell>
          <table:table-cell office:value-type="float" office:value="84771231.4" calcext:value-type="float">
            <text:p>84771231.4</text:p>
          </table:table-cell>
          <table:table-cell/>
          <table:table-cell table:formula="of:=[.B53]/3400000000" office:value-type="float" office:value="0.018179472" calcext:value-type="float">
            <text:p>0.018179472</text:p>
          </table:table-cell>
          <table:table-cell table:formula="of:=[.C53]/3400000000" office:value-type="float" office:value="0.0213437409411765" calcext:value-type="float">
            <text:p>0.0213437409</text:p>
          </table:table-cell>
          <table:table-cell table:formula="of:=[.D53]/3400000000" office:value-type="float" office:value="0.0249327151176471" calcext:value-type="float">
            <text:p>0.0249327151</text:p>
          </table:table-cell>
          <table:table-cell table:number-columns-repeated="2"/>
          <table:table-cell office:value-type="float" office:value="72980833.2" calcext:value-type="float">
            <text:p>72980833.2</text:p>
          </table:table-cell>
          <table:table-cell office:value-type="float" office:value="72350778.7" calcext:value-type="float">
            <text:p>72350778.7</text:p>
          </table:table-cell>
          <table:table-cell office:value-type="float" office:value="84109038.1" calcext:value-type="float">
            <text:p>84109038.1</text:p>
          </table:table-cell>
          <table:table-cell/>
          <table:table-cell table:formula="of:=[.K53]/3400000000" office:value-type="float" office:value="0.0214649509411765" calcext:value-type="float">
            <text:p>0.0214649509</text:p>
          </table:table-cell>
          <table:table-cell table:formula="of:=[.L53]/3400000000" office:value-type="float" office:value="0.0212796407941176" calcext:value-type="float">
            <text:p>0.0212796408</text:p>
          </table:table-cell>
          <table:table-cell table:formula="of:=[.M53]/3400000000" office:value-type="float" office:value="0.0247379523823529" calcext:value-type="float">
            <text:p>0.0247379524</text:p>
          </table:table-cell>
        </table:table-row>
        <table:table-row table:style-name="ro1">
          <table:table-cell/>
          <table:table-cell office:value-type="float" office:value="63056938.9" calcext:value-type="float">
            <text:p>63056938.9</text:p>
          </table:table-cell>
          <table:table-cell office:value-type="float" office:value="73802638.9" calcext:value-type="float">
            <text:p>73802638.9</text:p>
          </table:table-cell>
          <table:table-cell office:value-type="float" office:value="86063873.2" calcext:value-type="float">
            <text:p>86063873.2</text:p>
          </table:table-cell>
          <table:table-cell/>
          <table:table-cell table:formula="of:=[.B54]/3400000000" office:value-type="float" office:value="0.0185461585" calcext:value-type="float">
            <text:p>0.0185461585</text:p>
          </table:table-cell>
          <table:table-cell table:formula="of:=[.C54]/3400000000" office:value-type="float" office:value="0.0217066585" calcext:value-type="float">
            <text:p>0.0217066585</text:p>
          </table:table-cell>
          <table:table-cell table:formula="of:=[.D54]/3400000000" office:value-type="float" office:value="0.0253129038823529" calcext:value-type="float">
            <text:p>0.0253129039</text:p>
          </table:table-cell>
          <table:table-cell table:number-columns-repeated="2"/>
          <table:table-cell office:value-type="float" office:value="74241287.2" calcext:value-type="float">
            <text:p>74241287.2</text:p>
          </table:table-cell>
          <table:table-cell office:value-type="float" office:value="74763554.1" calcext:value-type="float">
            <text:p>74763554.1</text:p>
          </table:table-cell>
          <table:table-cell office:value-type="float" office:value="85402995.2" calcext:value-type="float">
            <text:p>85402995.2</text:p>
          </table:table-cell>
          <table:table-cell/>
          <table:table-cell table:formula="of:=[.K54]/3400000000" office:value-type="float" office:value="0.0218356727058824" calcext:value-type="float">
            <text:p>0.0218356727</text:p>
          </table:table-cell>
          <table:table-cell table:formula="of:=[.L54]/3400000000" office:value-type="float" office:value="0.0219892806176471" calcext:value-type="float">
            <text:p>0.0219892806</text:p>
          </table:table-cell>
          <table:table-cell table:formula="of:=[.M54]/3400000000" office:value-type="float" office:value="0.025118528" calcext:value-type="float">
            <text:p>0.025118528</text:p>
          </table:table-cell>
        </table:table-row>
        <table:table-row table:style-name="ro1">
          <table:table-cell/>
          <table:table-cell office:value-type="float" office:value="64466906.3" calcext:value-type="float">
            <text:p>64466906.3</text:p>
          </table:table-cell>
          <table:table-cell office:value-type="float" office:value="75326306.2" calcext:value-type="float">
            <text:p>75326306.2</text:p>
          </table:table-cell>
          <table:table-cell office:value-type="float" office:value="88008194.2" calcext:value-type="float">
            <text:p>88008194.2</text:p>
          </table:table-cell>
          <table:table-cell/>
          <table:table-cell table:formula="of:=[.B55]/3400000000" office:value-type="float" office:value="0.0189608547941176" calcext:value-type="float">
            <text:p>0.0189608548</text:p>
          </table:table-cell>
          <table:table-cell table:formula="of:=[.C55]/3400000000" office:value-type="float" office:value="0.0221547959411765" calcext:value-type="float">
            <text:p>0.0221547959</text:p>
          </table:table-cell>
          <table:table-cell table:formula="of:=[.D55]/3400000000" office:value-type="float" office:value="0.025884763" calcext:value-type="float">
            <text:p>0.025884763</text:p>
          </table:table-cell>
          <table:table-cell table:number-columns-repeated="2"/>
          <table:table-cell office:value-type="float" office:value="75673425.1" calcext:value-type="float">
            <text:p>75673425.1</text:p>
          </table:table-cell>
          <table:table-cell office:value-type="float" office:value="76207073" calcext:value-type="float">
            <text:p>76207073</text:p>
          </table:table-cell>
          <table:table-cell office:value-type="float" office:value="87991102" calcext:value-type="float">
            <text:p>87991102</text:p>
          </table:table-cell>
          <table:table-cell/>
          <table:table-cell table:formula="of:=[.K55]/3400000000" office:value-type="float" office:value="0.0222568897352941" calcext:value-type="float">
            <text:p>0.0222568897</text:p>
          </table:table-cell>
          <table:table-cell table:formula="of:=[.L55]/3400000000" office:value-type="float" office:value="0.022413845" calcext:value-type="float">
            <text:p>0.022413845</text:p>
          </table:table-cell>
          <table:table-cell table:formula="of:=[.M55]/3400000000" office:value-type="float" office:value="0.0258797358823529" calcext:value-type="float">
            <text:p>0.0258797359</text:p>
          </table:table-cell>
        </table:table-row>
        <table:table-row table:style-name="ro1">
          <table:table-cell/>
          <table:table-cell office:value-type="float" office:value="65335168.9" calcext:value-type="float">
            <text:p>65335168.9</text:p>
          </table:table-cell>
          <table:table-cell office:value-type="float" office:value="76415192.2" calcext:value-type="float">
            <text:p>76415192.2</text:p>
          </table:table-cell>
          <table:table-cell office:value-type="float" office:value="89537346.5" calcext:value-type="float">
            <text:p>89537346.5</text:p>
          </table:table-cell>
          <table:table-cell/>
          <table:table-cell table:formula="of:=[.B56]/3400000000" office:value-type="float" office:value="0.0192162261470588" calcext:value-type="float">
            <text:p>0.0192162261</text:p>
          </table:table-cell>
          <table:table-cell table:formula="of:=[.C56]/3400000000" office:value-type="float" office:value="0.0224750565294118" calcext:value-type="float">
            <text:p>0.0224750565</text:p>
          </table:table-cell>
          <table:table-cell table:formula="of:=[.D56]/3400000000" office:value-type="float" office:value="0.0263345136764706" calcext:value-type="float">
            <text:p>0.0263345137</text:p>
          </table:table-cell>
          <table:table-cell table:number-columns-repeated="2"/>
          <table:table-cell office:value-type="float" office:value="77370411.9" calcext:value-type="float">
            <text:p>77370411.9</text:p>
          </table:table-cell>
          <table:table-cell office:value-type="float" office:value="77036088.4" calcext:value-type="float">
            <text:p>77036088.4</text:p>
          </table:table-cell>
          <table:table-cell office:value-type="float" office:value="89175057.5" calcext:value-type="float">
            <text:p>89175057.5</text:p>
          </table:table-cell>
          <table:table-cell/>
          <table:table-cell table:formula="of:=[.K56]/3400000000" office:value-type="float" office:value="0.0227560035" calcext:value-type="float">
            <text:p>0.0227560035</text:p>
          </table:table-cell>
          <table:table-cell table:formula="of:=[.L56]/3400000000" office:value-type="float" office:value="0.0226576730588235" calcext:value-type="float">
            <text:p>0.0226576731</text:p>
          </table:table-cell>
          <table:table-cell table:formula="of:=[.M56]/3400000000" office:value-type="float" office:value="0.0262279580882353" calcext:value-type="float">
            <text:p>0.0262279581</text:p>
          </table:table-cell>
        </table:table-row>
        <table:table-row table:style-name="ro1">
          <table:table-cell/>
          <table:table-cell office:value-type="float" office:value="66708305.2" calcext:value-type="float">
            <text:p>66708305.2</text:p>
          </table:table-cell>
          <table:table-cell office:value-type="float" office:value="77797762.7" calcext:value-type="float">
            <text:p>77797762.7</text:p>
          </table:table-cell>
          <table:table-cell office:value-type="float" office:value="92073870.9" calcext:value-type="float">
            <text:p>92073870.9</text:p>
          </table:table-cell>
          <table:table-cell/>
          <table:table-cell table:formula="of:=[.B57]/3400000000" office:value-type="float" office:value="0.0196200897647059" calcext:value-type="float">
            <text:p>0.0196200898</text:p>
          </table:table-cell>
          <table:table-cell table:formula="of:=[.C57]/3400000000" office:value-type="float" office:value="0.0228816949117647" calcext:value-type="float">
            <text:p>0.0228816949</text:p>
          </table:table-cell>
          <table:table-cell table:formula="of:=[.D57]/3400000000" office:value-type="float" office:value="0.0270805502647059" calcext:value-type="float">
            <text:p>0.0270805503</text:p>
          </table:table-cell>
          <table:table-cell table:number-columns-repeated="2"/>
          <table:table-cell office:value-type="float" office:value="78175397.1" calcext:value-type="float">
            <text:p>78175397.1</text:p>
          </table:table-cell>
          <table:table-cell office:value-type="float" office:value="78226613" calcext:value-type="float">
            <text:p>78226613</text:p>
          </table:table-cell>
          <table:table-cell office:value-type="float" office:value="91881081.8" calcext:value-type="float">
            <text:p>91881081.8</text:p>
          </table:table-cell>
          <table:table-cell/>
          <table:table-cell table:formula="of:=[.K57]/3400000000" office:value-type="float" office:value="0.0229927638529412" calcext:value-type="float">
            <text:p>0.0229927639</text:p>
          </table:table-cell>
          <table:table-cell table:formula="of:=[.L57]/3400000000" office:value-type="float" office:value="0.0230078273529412" calcext:value-type="float">
            <text:p>0.0230078274</text:p>
          </table:table-cell>
          <table:table-cell table:formula="of:=[.M57]/3400000000" office:value-type="float" office:value="0.0270238475882353" calcext:value-type="float">
            <text:p>0.0270238476</text:p>
          </table:table-cell>
        </table:table-row>
        <table:table-row table:style-name="ro1">
          <table:table-cell/>
          <table:table-cell office:value-type="float" office:value="67839811.5" calcext:value-type="float">
            <text:p>67839811.5</text:p>
          </table:table-cell>
          <table:table-cell office:value-type="float" office:value="79255947.5" calcext:value-type="float">
            <text:p>79255947.5</text:p>
          </table:table-cell>
          <table:table-cell office:value-type="float" office:value="92574450.8" calcext:value-type="float">
            <text:p>92574450.8</text:p>
          </table:table-cell>
          <table:table-cell/>
          <table:table-cell table:formula="of:=[.B58]/3400000000" office:value-type="float" office:value="0.0199528857352941" calcext:value-type="float">
            <text:p>0.0199528857</text:p>
          </table:table-cell>
          <table:table-cell table:formula="of:=[.C58]/3400000000" office:value-type="float" office:value="0.0233105727941176" calcext:value-type="float">
            <text:p>0.0233105728</text:p>
          </table:table-cell>
          <table:table-cell table:formula="of:=[.D58]/3400000000" office:value-type="float" office:value="0.0272277796470588" calcext:value-type="float">
            <text:p>0.0272277796</text:p>
          </table:table-cell>
          <table:table-cell table:number-columns-repeated="2"/>
          <table:table-cell office:value-type="float" office:value="79430195.6" calcext:value-type="float">
            <text:p>79430195.6</text:p>
          </table:table-cell>
          <table:table-cell office:value-type="float" office:value="79908992" calcext:value-type="float">
            <text:p>79908992</text:p>
          </table:table-cell>
          <table:table-cell office:value-type="float" office:value="92836145.6" calcext:value-type="float">
            <text:p>92836145.6</text:p>
          </table:table-cell>
          <table:table-cell/>
          <table:table-cell table:formula="of:=[.K58]/3400000000" office:value-type="float" office:value="0.0233618222352941" calcext:value-type="float">
            <text:p>0.0233618222</text:p>
          </table:table-cell>
          <table:table-cell table:formula="of:=[.L58]/3400000000" office:value-type="float" office:value="0.0235026447058824" calcext:value-type="float">
            <text:p>0.0235026447</text:p>
          </table:table-cell>
          <table:table-cell table:formula="of:=[.M58]/3400000000" office:value-type="float" office:value="0.0273047487058824" calcext:value-type="float">
            <text:p>0.0273047487</text:p>
          </table:table-cell>
        </table:table-row>
        <table:table-row table:style-name="ro1">
          <table:table-cell/>
          <table:table-cell office:value-type="float" office:value="70253891.7" calcext:value-type="float">
            <text:p>70253891.7</text:p>
          </table:table-cell>
          <table:table-cell office:value-type="float" office:value="81068798.7" calcext:value-type="float">
            <text:p>81068798.7</text:p>
          </table:table-cell>
          <table:table-cell office:value-type="float" office:value="95379075.3" calcext:value-type="float">
            <text:p>95379075.3</text:p>
          </table:table-cell>
          <table:table-cell/>
          <table:table-cell table:formula="of:=[.B59]/3400000000" office:value-type="float" office:value="0.0206629093235294" calcext:value-type="float">
            <text:p>0.0206629093</text:p>
          </table:table-cell>
          <table:table-cell table:formula="of:=[.C59]/3400000000" office:value-type="float" office:value="0.0238437643235294" calcext:value-type="float">
            <text:p>0.0238437643</text:p>
          </table:table-cell>
          <table:table-cell table:formula="of:=[.D59]/3400000000" office:value-type="float" office:value="0.0280526692058823" calcext:value-type="float">
            <text:p>0.0280526692</text:p>
          </table:table-cell>
          <table:table-cell table:number-columns-repeated="2"/>
          <table:table-cell office:value-type="float" office:value="81246066" calcext:value-type="float">
            <text:p>81246066</text:p>
          </table:table-cell>
          <table:table-cell office:value-type="float" office:value="81412871.1" calcext:value-type="float">
            <text:p>81412871.1</text:p>
          </table:table-cell>
          <table:table-cell office:value-type="float" office:value="94042895.9" calcext:value-type="float">
            <text:p>94042895.9</text:p>
          </table:table-cell>
          <table:table-cell/>
          <table:table-cell table:formula="of:=[.K59]/3400000000" office:value-type="float" office:value="0.0238959017647059" calcext:value-type="float">
            <text:p>0.0238959018</text:p>
          </table:table-cell>
          <table:table-cell table:formula="of:=[.L59]/3400000000" office:value-type="float" office:value="0.0239449620882353" calcext:value-type="float">
            <text:p>0.0239449621</text:p>
          </table:table-cell>
          <table:table-cell table:formula="of:=[.M59]/3400000000" office:value-type="float" office:value="0.0276596752647059" calcext:value-type="float">
            <text:p>0.0276596753</text:p>
          </table:table-cell>
        </table:table-row>
        <table:table-row table:style-name="ro1">
          <table:table-cell/>
          <table:table-cell office:value-type="float" office:value="70735100.8" calcext:value-type="float">
            <text:p>70735100.8</text:p>
          </table:table-cell>
          <table:table-cell office:value-type="float" office:value="82279987.7" calcext:value-type="float">
            <text:p>82279987.7</text:p>
          </table:table-cell>
          <table:table-cell office:value-type="float" office:value="96199166.3" calcext:value-type="float">
            <text:p>96199166.3</text:p>
          </table:table-cell>
          <table:table-cell/>
          <table:table-cell table:formula="of:=[.B60]/3400000000" office:value-type="float" office:value="0.0208044414117647" calcext:value-type="float">
            <text:p>0.0208044414</text:p>
          </table:table-cell>
          <table:table-cell table:formula="of:=[.C60]/3400000000" office:value-type="float" office:value="0.0241999963823529" calcext:value-type="float">
            <text:p>0.0241999964</text:p>
          </table:table-cell>
          <table:table-cell table:formula="of:=[.D60]/3400000000" office:value-type="float" office:value="0.0282938724411765" calcext:value-type="float">
            <text:p>0.0282938724</text:p>
          </table:table-cell>
          <table:table-cell table:number-columns-repeated="2"/>
          <table:table-cell office:value-type="float" office:value="82759588.9" calcext:value-type="float">
            <text:p>82759588.9</text:p>
          </table:table-cell>
          <table:table-cell office:value-type="float" office:value="82772064.4" calcext:value-type="float">
            <text:p>82772064.4</text:p>
          </table:table-cell>
          <table:table-cell office:value-type="float" office:value="95785162.9" calcext:value-type="float">
            <text:p>95785162.9</text:p>
          </table:table-cell>
          <table:table-cell/>
          <table:table-cell table:formula="of:=[.K60]/3400000000" office:value-type="float" office:value="0.0243410555588235" calcext:value-type="float">
            <text:p>0.0243410556</text:p>
          </table:table-cell>
          <table:table-cell table:formula="of:=[.L60]/3400000000" office:value-type="float" office:value="0.0243447248235294" calcext:value-type="float">
            <text:p>0.0243447248</text:p>
          </table:table-cell>
          <table:table-cell table:formula="of:=[.M60]/3400000000" office:value-type="float" office:value="0.0281721067352941" calcext:value-type="float">
            <text:p>0.0281721067</text:p>
          </table:table-cell>
        </table:table-row>
        <table:table-row table:style-name="ro1">
          <table:table-cell/>
          <table:table-cell office:value-type="float" office:value="72742780.2" calcext:value-type="float">
            <text:p>72742780.2</text:p>
          </table:table-cell>
          <table:table-cell office:value-type="float" office:value="83635681.4" calcext:value-type="float">
            <text:p>83635681.4</text:p>
          </table:table-cell>
          <table:table-cell office:value-type="float" office:value="98357716.7" calcext:value-type="float">
            <text:p>98357716.7</text:p>
          </table:table-cell>
          <table:table-cell/>
          <table:table-cell table:formula="of:=[.B61]/3400000000" office:value-type="float" office:value="0.0213949353529412" calcext:value-type="float">
            <text:p>0.0213949354</text:p>
          </table:table-cell>
          <table:table-cell table:formula="of:=[.C61]/3400000000" office:value-type="float" office:value="0.0245987298235294" calcext:value-type="float">
            <text:p>0.0245987298</text:p>
          </table:table-cell>
          <table:table-cell table:formula="of:=[.D61]/3400000000" office:value-type="float" office:value="0.0289287402058824" calcext:value-type="float">
            <text:p>0.0289287402</text:p>
          </table:table-cell>
          <table:table-cell table:number-columns-repeated="2"/>
          <table:table-cell office:value-type="float" office:value="84309672.5" calcext:value-type="float">
            <text:p>84309672.5</text:p>
          </table:table-cell>
          <table:table-cell office:value-type="float" office:value="84000384.4" calcext:value-type="float">
            <text:p>84000384.4</text:p>
          </table:table-cell>
          <table:table-cell office:value-type="float" office:value="97149956.4" calcext:value-type="float">
            <text:p>97149956.4</text:p>
          </table:table-cell>
          <table:table-cell/>
          <table:table-cell table:formula="of:=[.K61]/3400000000" office:value-type="float" office:value="0.0247969625" calcext:value-type="float">
            <text:p>0.0247969625</text:p>
          </table:table-cell>
          <table:table-cell table:formula="of:=[.L61]/3400000000" office:value-type="float" office:value="0.0247059954117647" calcext:value-type="float">
            <text:p>0.0247059954</text:p>
          </table:table-cell>
          <table:table-cell table:formula="of:=[.M61]/3400000000" office:value-type="float" office:value="0.0285735165882353" calcext:value-type="float">
            <text:p>0.0285735166</text:p>
          </table:table-cell>
        </table:table-row>
        <table:table-row table:style-name="ro1">
          <table:table-cell/>
          <table:table-cell office:value-type="float" office:value="72919838.1" calcext:value-type="float">
            <text:p>72919838.1</text:p>
          </table:table-cell>
          <table:table-cell office:value-type="float" office:value="85283581.4" calcext:value-type="float">
            <text:p>85283581.4</text:p>
          </table:table-cell>
          <table:table-cell office:value-type="float" office:value="99104978.2" calcext:value-type="float">
            <text:p>99104978.2</text:p>
          </table:table-cell>
          <table:table-cell/>
          <table:table-cell table:formula="of:=[.B62]/3400000000" office:value-type="float" office:value="0.0214470112058823" calcext:value-type="float">
            <text:p>0.0214470112</text:p>
          </table:table-cell>
          <table:table-cell table:formula="of:=[.C62]/3400000000" office:value-type="float" office:value="0.0250834062941176" calcext:value-type="float">
            <text:p>0.0250834063</text:p>
          </table:table-cell>
          <table:table-cell table:formula="of:=[.D62]/3400000000" office:value-type="float" office:value="0.029148523" calcext:value-type="float">
            <text:p>0.029148523</text:p>
          </table:table-cell>
          <table:table-cell table:number-columns-repeated="2"/>
          <table:table-cell office:value-type="float" office:value="85062173.3" calcext:value-type="float">
            <text:p>85062173.3</text:p>
          </table:table-cell>
          <table:table-cell office:value-type="float" office:value="85373052.4" calcext:value-type="float">
            <text:p>85373052.4</text:p>
          </table:table-cell>
          <table:table-cell office:value-type="float" office:value="98712484.5" calcext:value-type="float">
            <text:p>98712484.5</text:p>
          </table:table-cell>
          <table:table-cell/>
          <table:table-cell table:formula="of:=[.K62]/3400000000" office:value-type="float" office:value="0.0250182862647059" calcext:value-type="float">
            <text:p>0.0250182863</text:p>
          </table:table-cell>
          <table:table-cell table:formula="of:=[.L62]/3400000000" office:value-type="float" office:value="0.0251097212941176" calcext:value-type="float">
            <text:p>0.0251097213</text:p>
          </table:table-cell>
          <table:table-cell table:formula="of:=[.M62]/3400000000" office:value-type="float" office:value="0.0290330836764706" calcext:value-type="float">
            <text:p>0.0290330837</text:p>
          </table:table-cell>
        </table:table-row>
        <table:table-row table:style-name="ro1">
          <table:table-cell/>
          <table:table-cell office:value-type="float" office:value="74445919.2" calcext:value-type="float">
            <text:p>74445919.2</text:p>
          </table:table-cell>
          <table:table-cell office:value-type="float" office:value="87104582.7" calcext:value-type="float">
            <text:p>87104582.7</text:p>
          </table:table-cell>
          <table:table-cell office:value-type="float" office:value="100757261.3" calcext:value-type="float">
            <text:p>100757261.3</text:p>
          </table:table-cell>
          <table:table-cell/>
          <table:table-cell table:formula="of:=[.B63]/3400000000" office:value-type="float" office:value="0.0218958585882353" calcext:value-type="float">
            <text:p>0.0218958586</text:p>
          </table:table-cell>
          <table:table-cell table:formula="of:=[.C63]/3400000000" office:value-type="float" office:value="0.0256189949117647" calcext:value-type="float">
            <text:p>0.0256189949</text:p>
          </table:table-cell>
          <table:table-cell table:formula="of:=[.D63]/3400000000" office:value-type="float" office:value="0.0296344886176471" calcext:value-type="float">
            <text:p>0.0296344886</text:p>
          </table:table-cell>
          <table:table-cell table:number-columns-repeated="2"/>
          <table:table-cell office:value-type="float" office:value="86615318.2" calcext:value-type="float">
            <text:p>86615318.2</text:p>
          </table:table-cell>
          <table:table-cell office:value-type="float" office:value="87165046.3" calcext:value-type="float">
            <text:p>87165046.3</text:p>
          </table:table-cell>
          <table:table-cell office:value-type="float" office:value="100114020.7" calcext:value-type="float">
            <text:p>100114020.7</text:p>
          </table:table-cell>
          <table:table-cell/>
          <table:table-cell table:formula="of:=[.K63]/3400000000" office:value-type="float" office:value="0.0254750935882353" calcext:value-type="float">
            <text:p>0.0254750936</text:p>
          </table:table-cell>
          <table:table-cell table:formula="of:=[.L63]/3400000000" office:value-type="float" office:value="0.0256367783235294" calcext:value-type="float">
            <text:p>0.0256367783</text:p>
          </table:table-cell>
          <table:table-cell table:formula="of:=[.M63]/3400000000" office:value-type="float" office:value="0.0294453002058824" calcext:value-type="float">
            <text:p>0.0294453002</text:p>
          </table:table-cell>
        </table:table-row>
        <table:table-row table:style-name="ro1">
          <table:table-cell/>
          <table:table-cell office:value-type="float" office:value="74778051.2" calcext:value-type="float">
            <text:p>74778051.2</text:p>
          </table:table-cell>
          <table:table-cell office:value-type="float" office:value="87681518.7" calcext:value-type="float">
            <text:p>87681518.7</text:p>
          </table:table-cell>
          <table:table-cell office:value-type="float" office:value="103384058.5" calcext:value-type="float">
            <text:p>103384058.5</text:p>
          </table:table-cell>
          <table:table-cell/>
          <table:table-cell table:formula="of:=[.B64]/3400000000" office:value-type="float" office:value="0.0219935444705882" calcext:value-type="float">
            <text:p>0.0219935445</text:p>
          </table:table-cell>
          <table:table-cell table:formula="of:=[.C64]/3400000000" office:value-type="float" office:value="0.0257886819705882" calcext:value-type="float">
            <text:p>0.025788682</text:p>
          </table:table-cell>
          <table:table-cell table:formula="of:=[.D64]/3400000000" office:value-type="float" office:value="0.0304070760294118" calcext:value-type="float">
            <text:p>0.030407076</text:p>
          </table:table-cell>
          <table:table-cell table:number-columns-repeated="2"/>
          <table:table-cell office:value-type="float" office:value="88082193" calcext:value-type="float">
            <text:p>88082193</text:p>
          </table:table-cell>
          <table:table-cell office:value-type="float" office:value="88142806.9" calcext:value-type="float">
            <text:p>88142806.9</text:p>
          </table:table-cell>
          <table:table-cell office:value-type="float" office:value="102301711.6" calcext:value-type="float">
            <text:p>102301711.6</text:p>
          </table:table-cell>
          <table:table-cell/>
          <table:table-cell table:formula="of:=[.K64]/3400000000" office:value-type="float" office:value="0.0259065273529412" calcext:value-type="float">
            <text:p>0.0259065274</text:p>
          </table:table-cell>
          <table:table-cell table:formula="of:=[.L64]/3400000000" office:value-type="float" office:value="0.0259243549705882" calcext:value-type="float">
            <text:p>0.025924355</text:p>
          </table:table-cell>
          <table:table-cell table:formula="of:=[.M64]/3400000000" office:value-type="float" office:value="0.0300887387058824" calcext:value-type="float">
            <text:p>0.0300887387</text:p>
          </table:table-cell>
        </table:table-row>
        <table:table-row table:style-name="ro1">
          <table:table-cell/>
          <table:table-cell office:value-type="float" office:value="76650337.7" calcext:value-type="float">
            <text:p>76650337.7</text:p>
          </table:table-cell>
          <table:table-cell office:value-type="float" office:value="89746422.5" calcext:value-type="float">
            <text:p>89746422.5</text:p>
          </table:table-cell>
          <table:table-cell office:value-type="float" office:value="103780192.5" calcext:value-type="float">
            <text:p>103780192.5</text:p>
          </table:table-cell>
          <table:table-cell/>
          <table:table-cell table:formula="of:=[.B65]/3400000000" office:value-type="float" office:value="0.0225442169705882" calcext:value-type="float">
            <text:p>0.022544217</text:p>
          </table:table-cell>
          <table:table-cell table:formula="of:=[.C65]/3400000000" office:value-type="float" office:value="0.0263960066176471" calcext:value-type="float">
            <text:p>0.0263960066</text:p>
          </table:table-cell>
          <table:table-cell table:formula="of:=[.D65]/3400000000" office:value-type="float" office:value="0.0305235860294118" calcext:value-type="float">
            <text:p>0.030523586</text:p>
          </table:table-cell>
          <table:table-cell table:number-columns-repeated="2"/>
          <table:table-cell office:value-type="float" office:value="89379589.8" calcext:value-type="float">
            <text:p>89379589.8</text:p>
          </table:table-cell>
          <table:table-cell office:value-type="float" office:value="89493644.7" calcext:value-type="float">
            <text:p>89493644.7</text:p>
          </table:table-cell>
          <table:table-cell office:value-type="float" office:value="104285148.7" calcext:value-type="float">
            <text:p>104285148.7</text:p>
          </table:table-cell>
          <table:table-cell/>
          <table:table-cell table:formula="of:=[.K65]/3400000000" office:value-type="float" office:value="0.0262881146470588" calcext:value-type="float">
            <text:p>0.0262881146</text:p>
          </table:table-cell>
          <table:table-cell table:formula="of:=[.L65]/3400000000" office:value-type="float" office:value="0.0263216602058824" calcext:value-type="float">
            <text:p>0.0263216602</text:p>
          </table:table-cell>
          <table:table-cell table:formula="of:=[.M65]/3400000000" office:value-type="float" office:value="0.0306721025588235" calcext:value-type="float">
            <text:p>0.0306721026</text:p>
          </table:table-cell>
        </table:table-row>
        <table:table-row table:style-name="ro1">
          <table:table-cell/>
          <table:table-cell office:value-type="float" office:value="77852964.6" calcext:value-type="float">
            <text:p>77852964.6</text:p>
          </table:table-cell>
          <table:table-cell office:value-type="float" office:value="90513318.4" calcext:value-type="float">
            <text:p>90513318.4</text:p>
          </table:table-cell>
          <table:table-cell office:value-type="float" office:value="105518384.4" calcext:value-type="float">
            <text:p>105518384.4</text:p>
          </table:table-cell>
          <table:table-cell/>
          <table:table-cell table:formula="of:=[.B66]/3400000000" office:value-type="float" office:value="0.0228979307647059" calcext:value-type="float">
            <text:p>0.0228979308</text:p>
          </table:table-cell>
          <table:table-cell table:formula="of:=[.C66]/3400000000" office:value-type="float" office:value="0.0266215642352941" calcext:value-type="float">
            <text:p>0.0266215642</text:p>
          </table:table-cell>
          <table:table-cell table:formula="of:=[.D66]/3400000000" office:value-type="float" office:value="0.0310348189411765" calcext:value-type="float">
            <text:p>0.0310348189</text:p>
          </table:table-cell>
          <table:table-cell table:number-columns-repeated="2"/>
          <table:table-cell office:value-type="float" office:value="91318662.6" calcext:value-type="float">
            <text:p>91318662.6</text:p>
          </table:table-cell>
          <table:table-cell office:value-type="float" office:value="91255546.1" calcext:value-type="float">
            <text:p>91255546.1</text:p>
          </table:table-cell>
          <table:table-cell office:value-type="float" office:value="106164435.5" calcext:value-type="float">
            <text:p>106164435.5</text:p>
          </table:table-cell>
          <table:table-cell/>
          <table:table-cell table:formula="of:=[.K66]/3400000000" office:value-type="float" office:value="0.0268584301764706" calcext:value-type="float">
            <text:p>0.0268584302</text:p>
          </table:table-cell>
          <table:table-cell table:formula="of:=[.L66]/3400000000" office:value-type="float" office:value="0.0268398665" calcext:value-type="float">
            <text:p>0.0268398665</text:p>
          </table:table-cell>
          <table:table-cell table:formula="of:=[.M66]/3400000000" office:value-type="float" office:value="0.0312248339705882" calcext:value-type="float">
            <text:p>0.031224834</text:p>
          </table:table-cell>
        </table:table-row>
        <table:table-row table:style-name="ro1">
          <table:table-cell/>
          <table:table-cell office:value-type="float" office:value="78495226.2" calcext:value-type="float">
            <text:p>78495226.2</text:p>
          </table:table-cell>
          <table:table-cell office:value-type="float" office:value="92932592.4" calcext:value-type="float">
            <text:p>92932592.4</text:p>
          </table:table-cell>
          <table:table-cell office:value-type="float" office:value="108226453.6" calcext:value-type="float">
            <text:p>108226453.6</text:p>
          </table:table-cell>
          <table:table-cell/>
          <table:table-cell table:formula="of:=[.B67]/3400000000" office:value-type="float" office:value="0.0230868312352941" calcext:value-type="float">
            <text:p>0.0230868312</text:p>
          </table:table-cell>
          <table:table-cell table:formula="of:=[.C67]/3400000000" office:value-type="float" office:value="0.0273331154117647" calcext:value-type="float">
            <text:p>0.0273331154</text:p>
          </table:table-cell>
          <table:table-cell table:formula="of:=[.D67]/3400000000" office:value-type="float" office:value="0.0318313098823529" calcext:value-type="float">
            <text:p>0.0318313099</text:p>
          </table:table-cell>
          <table:table-cell table:number-columns-repeated="2"/>
          <table:table-cell office:value-type="float" office:value="92438967.5" calcext:value-type="float">
            <text:p>92438967.5</text:p>
          </table:table-cell>
          <table:table-cell office:value-type="float" office:value="92481560.2" calcext:value-type="float">
            <text:p>92481560.2</text:p>
          </table:table-cell>
          <table:table-cell office:value-type="float" office:value="108153916.1" calcext:value-type="float">
            <text:p>108153916.1</text:p>
          </table:table-cell>
          <table:table-cell/>
          <table:table-cell table:formula="of:=[.K67]/3400000000" office:value-type="float" office:value="0.0271879316176471" calcext:value-type="float">
            <text:p>0.0271879316</text:p>
          </table:table-cell>
          <table:table-cell table:formula="of:=[.L67]/3400000000" office:value-type="float" office:value="0.0272004588823529" calcext:value-type="float">
            <text:p>0.0272004589</text:p>
          </table:table-cell>
          <table:table-cell table:formula="of:=[.M67]/3400000000" office:value-type="float" office:value="0.0318099753235294" calcext:value-type="float">
            <text:p>0.0318099753</text:p>
          </table:table-cell>
        </table:table-row>
        <table:table-row table:style-name="ro1">
          <table:table-cell/>
          <table:table-cell office:value-type="float" office:value="79794401.5" calcext:value-type="float">
            <text:p>79794401.5</text:p>
          </table:table-cell>
          <table:table-cell office:value-type="float" office:value="93365101.5" calcext:value-type="float">
            <text:p>93365101.5</text:p>
          </table:table-cell>
          <table:table-cell office:value-type="float" office:value="108696006.1" calcext:value-type="float">
            <text:p>108696006.1</text:p>
          </table:table-cell>
          <table:table-cell/>
          <table:table-cell table:formula="of:=[.B68]/3400000000" office:value-type="float" office:value="0.0234689416176471" calcext:value-type="float">
            <text:p>0.0234689416</text:p>
          </table:table-cell>
          <table:table-cell table:formula="of:=[.C68]/3400000000" office:value-type="float" office:value="0.0274603239705882" calcext:value-type="float">
            <text:p>0.027460324</text:p>
          </table:table-cell>
          <table:table-cell table:formula="of:=[.D68]/3400000000" office:value-type="float" office:value="0.0319694135588235" calcext:value-type="float">
            <text:p>0.0319694136</text:p>
          </table:table-cell>
          <table:table-cell table:number-columns-repeated="2"/>
          <table:table-cell office:value-type="float" office:value="94005358" calcext:value-type="float">
            <text:p>94005358</text:p>
          </table:table-cell>
          <table:table-cell office:value-type="float" office:value="94215357.6" calcext:value-type="float">
            <text:p>94215357.6</text:p>
          </table:table-cell>
          <table:table-cell office:value-type="float" office:value="108502131" calcext:value-type="float">
            <text:p>108502131</text:p>
          </table:table-cell>
          <table:table-cell/>
          <table:table-cell table:formula="of:=[.K68]/3400000000" office:value-type="float" office:value="0.0276486347058824" calcext:value-type="float">
            <text:p>0.0276486347</text:p>
          </table:table-cell>
          <table:table-cell table:formula="of:=[.L68]/3400000000" office:value-type="float" office:value="0.0277103992941176" calcext:value-type="float">
            <text:p>0.0277103993</text:p>
          </table:table-cell>
          <table:table-cell table:formula="of:=[.M68]/3400000000" office:value-type="float" office:value="0.0319123914705882" calcext:value-type="float">
            <text:p>0.0319123915</text:p>
          </table:table-cell>
        </table:table-row>
        <table:table-row table:style-name="ro1">
          <table:table-cell/>
          <table:table-cell office:value-type="float" office:value="80851686.2" calcext:value-type="float">
            <text:p>80851686.2</text:p>
          </table:table-cell>
          <table:table-cell office:value-type="float" office:value="94738193.8" calcext:value-type="float">
            <text:p>94738193.8</text:p>
          </table:table-cell>
          <table:table-cell office:value-type="float" office:value="111132652.1" calcext:value-type="float">
            <text:p>111132652.1</text:p>
          </table:table-cell>
          <table:table-cell/>
          <table:table-cell table:formula="of:=[.B69]/3400000000" office:value-type="float" office:value="0.0237799077058824" calcext:value-type="float">
            <text:p>0.0237799077</text:p>
          </table:table-cell>
          <table:table-cell table:formula="of:=[.C69]/3400000000" office:value-type="float" office:value="0.0278641746470588" calcext:value-type="float">
            <text:p>0.0278641746</text:p>
          </table:table-cell>
          <table:table-cell table:formula="of:=[.D69]/3400000000" office:value-type="float" office:value="0.0326860741470588" calcext:value-type="float">
            <text:p>0.0326860741</text:p>
          </table:table-cell>
          <table:table-cell table:number-columns-repeated="2"/>
          <table:table-cell office:value-type="float" office:value="95464420.7" calcext:value-type="float">
            <text:p>95464420.7</text:p>
          </table:table-cell>
          <table:table-cell office:value-type="float" office:value="95686171" calcext:value-type="float">
            <text:p>95686171</text:p>
          </table:table-cell>
          <table:table-cell office:value-type="float" office:value="110248431" calcext:value-type="float">
            <text:p>110248431</text:p>
          </table:table-cell>
          <table:table-cell/>
          <table:table-cell table:formula="of:=[.K69]/3400000000" office:value-type="float" office:value="0.0280777707941176" calcext:value-type="float">
            <text:p>0.0280777708</text:p>
          </table:table-cell>
          <table:table-cell table:formula="of:=[.L69]/3400000000" office:value-type="float" office:value="0.0281429914705882" calcext:value-type="float">
            <text:p>0.0281429915</text:p>
          </table:table-cell>
          <table:table-cell table:formula="of:=[.M69]/3400000000" office:value-type="float" office:value="0.0324260091176471" calcext:value-type="float">
            <text:p>0.0324260091</text:p>
          </table:table-cell>
        </table:table-row>
        <table:table-row table:style-name="ro1">
          <table:table-cell/>
          <table:table-cell office:value-type="float" office:value="82337389" calcext:value-type="float">
            <text:p>82337389</text:p>
          </table:table-cell>
          <table:table-cell office:value-type="float" office:value="97288663.6" calcext:value-type="float">
            <text:p>97288663.6</text:p>
          </table:table-cell>
          <table:table-cell office:value-type="float" office:value="113418097.2" calcext:value-type="float">
            <text:p>113418097.2</text:p>
          </table:table-cell>
          <table:table-cell/>
          <table:table-cell table:formula="of:=[.B70]/3400000000" office:value-type="float" office:value="0.0242168791176471" calcext:value-type="float">
            <text:p>0.0242168791</text:p>
          </table:table-cell>
          <table:table-cell table:formula="of:=[.C70]/3400000000" office:value-type="float" office:value="0.0286143128235294" calcext:value-type="float">
            <text:p>0.0286143128</text:p>
          </table:table-cell>
          <table:table-cell table:formula="of:=[.D70]/3400000000" office:value-type="float" office:value="0.0333582638823529" calcext:value-type="float">
            <text:p>0.0333582639</text:p>
          </table:table-cell>
          <table:table-cell table:number-columns-repeated="2"/>
          <table:table-cell office:value-type="float" office:value="97106006.9" calcext:value-type="float">
            <text:p>97106006.9</text:p>
          </table:table-cell>
          <table:table-cell office:value-type="float" office:value="96804220.3" calcext:value-type="float">
            <text:p>96804220.3</text:p>
          </table:table-cell>
          <table:table-cell office:value-type="float" office:value="111897339.7" calcext:value-type="float">
            <text:p>111897339.7</text:p>
          </table:table-cell>
          <table:table-cell/>
          <table:table-cell table:formula="of:=[.K70]/3400000000" office:value-type="float" office:value="0.0285605902647059" calcext:value-type="float">
            <text:p>0.0285605903</text:p>
          </table:table-cell>
          <table:table-cell table:formula="of:=[.L70]/3400000000" office:value-type="float" office:value="0.0284718295" calcext:value-type="float">
            <text:p>0.0284718295</text:p>
          </table:table-cell>
          <table:table-cell table:formula="of:=[.M70]/3400000000" office:value-type="float" office:value="0.0329109822647059" calcext:value-type="float">
            <text:p>0.0329109823</text:p>
          </table:table-cell>
        </table:table-row>
        <table:table-row table:style-name="ro1">
          <table:table-cell/>
          <table:table-cell office:value-type="float" office:value="82956951.7" calcext:value-type="float">
            <text:p>82956951.7</text:p>
          </table:table-cell>
          <table:table-cell office:value-type="float" office:value="97633127.1" calcext:value-type="float">
            <text:p>97633127.1</text:p>
          </table:table-cell>
          <table:table-cell office:value-type="float" office:value="114164491.4" calcext:value-type="float">
            <text:p>114164491.4</text:p>
          </table:table-cell>
          <table:table-cell/>
          <table:table-cell table:formula="of:=[.B71]/3400000000" office:value-type="float" office:value="0.0243991034411765" calcext:value-type="float">
            <text:p>0.0243991034</text:p>
          </table:table-cell>
          <table:table-cell table:formula="of:=[.C71]/3400000000" office:value-type="float" office:value="0.0287156256176471" calcext:value-type="float">
            <text:p>0.0287156256</text:p>
          </table:table-cell>
          <table:table-cell table:formula="of:=[.D71]/3400000000" office:value-type="float" office:value="0.0335777915882353" calcext:value-type="float">
            <text:p>0.0335777916</text:p>
          </table:table-cell>
          <table:table-cell table:number-columns-repeated="2"/>
          <table:table-cell office:value-type="float" office:value="98285983.1" calcext:value-type="float">
            <text:p>98285983.1</text:p>
          </table:table-cell>
          <table:table-cell office:value-type="float" office:value="97810564.6" calcext:value-type="float">
            <text:p>97810564.6</text:p>
          </table:table-cell>
          <table:table-cell office:value-type="float" office:value="113737511.2" calcext:value-type="float">
            <text:p>113737511.2</text:p>
          </table:table-cell>
          <table:table-cell/>
          <table:table-cell table:formula="of:=[.K71]/3400000000" office:value-type="float" office:value="0.0289076420882353" calcext:value-type="float">
            <text:p>0.0289076421</text:p>
          </table:table-cell>
          <table:table-cell table:formula="of:=[.L71]/3400000000" office:value-type="float" office:value="0.0287678131176471" calcext:value-type="float">
            <text:p>0.0287678131</text:p>
          </table:table-cell>
          <table:table-cell table:formula="of:=[.M71]/3400000000" office:value-type="float" office:value="0.0334522091764706" calcext:value-type="float">
            <text:p>0.0334522092</text:p>
          </table:table-cell>
        </table:table-row>
        <table:table-row table:style-name="ro1">
          <table:table-cell/>
          <table:table-cell office:value-type="float" office:value="85078634" calcext:value-type="float">
            <text:p>85078634</text:p>
          </table:table-cell>
          <table:table-cell office:value-type="float" office:value="99383083" calcext:value-type="float">
            <text:p>99383083</text:p>
          </table:table-cell>
          <table:table-cell office:value-type="float" office:value="115422430.1" calcext:value-type="float">
            <text:p>115422430.1</text:p>
          </table:table-cell>
          <table:table-cell/>
          <table:table-cell table:formula="of:=[.B72]/3400000000" office:value-type="float" office:value="0.0250231276470588" calcext:value-type="float">
            <text:p>0.0250231276</text:p>
          </table:table-cell>
          <table:table-cell table:formula="of:=[.C72]/3400000000" office:value-type="float" office:value="0.0292303185294118" calcext:value-type="float">
            <text:p>0.0292303185</text:p>
          </table:table-cell>
          <table:table-cell table:formula="of:=[.D72]/3400000000" office:value-type="float" office:value="0.0339477735588235" calcext:value-type="float">
            <text:p>0.0339477736</text:p>
          </table:table-cell>
          <table:table-cell table:number-columns-repeated="2"/>
          <table:table-cell office:value-type="float" office:value="100302590.9" calcext:value-type="float">
            <text:p>100302590.9</text:p>
          </table:table-cell>
          <table:table-cell office:value-type="float" office:value="99180602.4" calcext:value-type="float">
            <text:p>99180602.4</text:p>
          </table:table-cell>
          <table:table-cell office:value-type="float" office:value="115572237.6" calcext:value-type="float">
            <text:p>115572237.6</text:p>
          </table:table-cell>
          <table:table-cell/>
          <table:table-cell table:formula="of:=[.K72]/3400000000" office:value-type="float" office:value="0.0295007620294118" calcext:value-type="float">
            <text:p>0.029500762</text:p>
          </table:table-cell>
          <table:table-cell table:formula="of:=[.L72]/3400000000" office:value-type="float" office:value="0.0291707654117647" calcext:value-type="float">
            <text:p>0.0291707654</text:p>
          </table:table-cell>
          <table:table-cell table:formula="of:=[.M72]/3400000000" office:value-type="float" office:value="0.0339918345882353" calcext:value-type="float">
            <text:p>0.0339918346</text:p>
          </table:table-cell>
        </table:table-row>
        <table:table-row table:style-name="ro1">
          <table:table-cell/>
          <table:table-cell office:value-type="float" office:value="85571265.1" calcext:value-type="float">
            <text:p>85571265.1</text:p>
          </table:table-cell>
          <table:table-cell office:value-type="float" office:value="100902476.6" calcext:value-type="float">
            <text:p>100902476.6</text:p>
          </table:table-cell>
          <table:table-cell office:value-type="float" office:value="118197693.9" calcext:value-type="float">
            <text:p>118197693.9</text:p>
          </table:table-cell>
          <table:table-cell/>
          <table:table-cell table:formula="of:=[.B73]/3400000000" office:value-type="float" office:value="0.0251680191470588" calcext:value-type="float">
            <text:p>0.0251680191</text:p>
          </table:table-cell>
          <table:table-cell table:formula="of:=[.C73]/3400000000" office:value-type="float" office:value="0.029677199" calcext:value-type="float">
            <text:p>0.029677199</text:p>
          </table:table-cell>
          <table:table-cell table:formula="of:=[.D73]/3400000000" office:value-type="float" office:value="0.0347640276176471" calcext:value-type="float">
            <text:p>0.0347640276</text:p>
          </table:table-cell>
          <table:table-cell table:number-columns-repeated="2"/>
          <table:table-cell office:value-type="float" office:value="101338533.7" calcext:value-type="float">
            <text:p>101338533.7</text:p>
          </table:table-cell>
          <table:table-cell office:value-type="float" office:value="100534205.7" calcext:value-type="float">
            <text:p>100534205.7</text:p>
          </table:table-cell>
          <table:table-cell office:value-type="float" office:value="117218234.4" calcext:value-type="float">
            <text:p>117218234.4</text:p>
          </table:table-cell>
          <table:table-cell/>
          <table:table-cell table:formula="of:=[.K73]/3400000000" office:value-type="float" office:value="0.0298054510882353" calcext:value-type="float">
            <text:p>0.0298054511</text:p>
          </table:table-cell>
          <table:table-cell table:formula="of:=[.L73]/3400000000" office:value-type="float" office:value="0.0295688840294118" calcext:value-type="float">
            <text:p>0.029568884</text:p>
          </table:table-cell>
          <table:table-cell table:formula="of:=[.M73]/3400000000" office:value-type="float" office:value="0.0344759512941176" calcext:value-type="float">
            <text:p>0.0344759513</text:p>
          </table:table-cell>
        </table:table-row>
        <table:table-row table:style-name="ro1">
          <table:table-cell/>
          <table:table-cell office:value-type="float" office:value="86793162.7" calcext:value-type="float">
            <text:p>86793162.7</text:p>
          </table:table-cell>
          <table:table-cell office:value-type="float" office:value="101778692.3" calcext:value-type="float">
            <text:p>101778692.3</text:p>
          </table:table-cell>
          <table:table-cell office:value-type="float" office:value="118482709.9" calcext:value-type="float">
            <text:p>118482709.9</text:p>
          </table:table-cell>
          <table:table-cell/>
          <table:table-cell table:formula="of:=[.B74]/3400000000" office:value-type="float" office:value="0.0255274007941176" calcext:value-type="float">
            <text:p>0.0255274008</text:p>
          </table:table-cell>
          <table:table-cell table:formula="of:=[.C74]/3400000000" office:value-type="float" office:value="0.0299349095" calcext:value-type="float">
            <text:p>0.0299349095</text:p>
          </table:table-cell>
          <table:table-cell table:formula="of:=[.D74]/3400000000" office:value-type="float" office:value="0.0348478558529412" calcext:value-type="float">
            <text:p>0.0348478559</text:p>
          </table:table-cell>
          <table:table-cell table:number-columns-repeated="2"/>
          <table:table-cell office:value-type="float" office:value="102953969.8" calcext:value-type="float">
            <text:p>102953969.8</text:p>
          </table:table-cell>
          <table:table-cell office:value-type="float" office:value="102110992.9" calcext:value-type="float">
            <text:p>102110992.9</text:p>
          </table:table-cell>
          <table:table-cell office:value-type="float" office:value="118887753" calcext:value-type="float">
            <text:p>118887753</text:p>
          </table:table-cell>
          <table:table-cell/>
          <table:table-cell table:formula="of:=[.K74]/3400000000" office:value-type="float" office:value="0.0302805793529412" calcext:value-type="float">
            <text:p>0.0302805794</text:p>
          </table:table-cell>
          <table:table-cell table:formula="of:=[.L74]/3400000000" office:value-type="float" office:value="0.0300326449705882" calcext:value-type="float">
            <text:p>0.030032645</text:p>
          </table:table-cell>
          <table:table-cell table:formula="of:=[.M74]/3400000000" office:value-type="float" office:value="0.0349669861764706" calcext:value-type="float">
            <text:p>0.0349669862</text:p>
          </table:table-cell>
        </table:table-row>
        <table:table-row table:style-name="ro1">
          <table:table-cell/>
          <table:table-cell office:value-type="float" office:value="87954083.5" calcext:value-type="float">
            <text:p>87954083.5</text:p>
          </table:table-cell>
          <table:table-cell office:value-type="float" office:value="104159762.6" calcext:value-type="float">
            <text:p>104159762.6</text:p>
          </table:table-cell>
          <table:table-cell office:value-type="float" office:value="119921970" calcext:value-type="float">
            <text:p>119921970</text:p>
          </table:table-cell>
          <table:table-cell/>
          <table:table-cell table:formula="of:=[.B75]/3400000000" office:value-type="float" office:value="0.0258688480882353" calcext:value-type="float">
            <text:p>0.0258688481</text:p>
          </table:table-cell>
          <table:table-cell table:formula="of:=[.C75]/3400000000" office:value-type="float" office:value="0.0306352242941176" calcext:value-type="float">
            <text:p>0.0306352243</text:p>
          </table:table-cell>
          <table:table-cell table:formula="of:=[.D75]/3400000000" office:value-type="float" office:value="0.0352711676470588" calcext:value-type="float">
            <text:p>0.0352711676</text:p>
          </table:table-cell>
          <table:table-cell table:number-columns-repeated="2"/>
          <table:table-cell office:value-type="float" office:value="103996006.1" calcext:value-type="float">
            <text:p>103996006.1</text:p>
          </table:table-cell>
          <table:table-cell office:value-type="float" office:value="103995144.6" calcext:value-type="float">
            <text:p>103995144.6</text:p>
          </table:table-cell>
          <table:table-cell office:value-type="float" office:value="121378060.2" calcext:value-type="float">
            <text:p>121378060.2</text:p>
          </table:table-cell>
          <table:table-cell/>
          <table:table-cell table:formula="of:=[.K75]/3400000000" office:value-type="float" office:value="0.0305870606176471" calcext:value-type="float">
            <text:p>0.0305870606</text:p>
          </table:table-cell>
          <table:table-cell table:formula="of:=[.L75]/3400000000" office:value-type="float" office:value="0.0305868072352941" calcext:value-type="float">
            <text:p>0.0305868072</text:p>
          </table:table-cell>
          <table:table-cell table:formula="of:=[.M75]/3400000000" office:value-type="float" office:value="0.0356994294705882" calcext:value-type="float">
            <text:p>0.0356994295</text:p>
          </table:table-cell>
        </table:table-row>
        <table:table-row table:style-name="ro1">
          <table:table-cell/>
          <table:table-cell office:value-type="float" office:value="89219478.8" calcext:value-type="float">
            <text:p>89219478.8</text:p>
          </table:table-cell>
          <table:table-cell office:value-type="float" office:value="105713709.1" calcext:value-type="float">
            <text:p>105713709.1</text:p>
          </table:table-cell>
          <table:table-cell office:value-type="float" office:value="122961960.9" calcext:value-type="float">
            <text:p>122961960.9</text:p>
          </table:table-cell>
          <table:table-cell/>
          <table:table-cell table:formula="of:=[.B76]/3400000000" office:value-type="float" office:value="0.0262410231764706" calcext:value-type="float">
            <text:p>0.0262410232</text:p>
          </table:table-cell>
          <table:table-cell table:formula="of:=[.C76]/3400000000" office:value-type="float" office:value="0.0310922673823529" calcext:value-type="float">
            <text:p>0.0310922674</text:p>
          </table:table-cell>
          <table:table-cell table:formula="of:=[.D76]/3400000000" office:value-type="float" office:value="0.0361652826176471" calcext:value-type="float">
            <text:p>0.0361652826</text:p>
          </table:table-cell>
          <table:table-cell table:number-columns-repeated="2"/>
          <table:table-cell office:value-type="float" office:value="105371042.3" calcext:value-type="float">
            <text:p>105371042.3</text:p>
          </table:table-cell>
          <table:table-cell office:value-type="float" office:value="105531775.1" calcext:value-type="float">
            <text:p>105531775.1</text:p>
          </table:table-cell>
          <table:table-cell office:value-type="float" office:value="121782318.3" calcext:value-type="float">
            <text:p>121782318.3</text:p>
          </table:table-cell>
          <table:table-cell/>
          <table:table-cell table:formula="of:=[.K76]/3400000000" office:value-type="float" office:value="0.0309914830294118" calcext:value-type="float">
            <text:p>0.030991483</text:p>
          </table:table-cell>
          <table:table-cell table:formula="of:=[.L76]/3400000000" office:value-type="float" office:value="0.0310387573823529" calcext:value-type="float">
            <text:p>0.0310387574</text:p>
          </table:table-cell>
          <table:table-cell table:formula="of:=[.M76]/3400000000" office:value-type="float" office:value="0.0358183289117647" calcext:value-type="float">
            <text:p>0.0358183289</text:p>
          </table:table-cell>
        </table:table-row>
        <table:table-row table:style-name="ro1">
          <table:table-cell/>
          <table:table-cell office:value-type="float" office:value="90855601.4" calcext:value-type="float">
            <text:p>90855601.4</text:p>
          </table:table-cell>
          <table:table-cell office:value-type="float" office:value="106141331.2" calcext:value-type="float">
            <text:p>106141331.2</text:p>
          </table:table-cell>
          <table:table-cell office:value-type="float" office:value="124691068.3" calcext:value-type="float">
            <text:p>124691068.3</text:p>
          </table:table-cell>
          <table:table-cell/>
          <table:table-cell table:formula="of:=[.B77]/3400000000" office:value-type="float" office:value="0.0267222357058824" calcext:value-type="float">
            <text:p>0.0267222357</text:p>
          </table:table-cell>
          <table:table-cell table:formula="of:=[.C77]/3400000000" office:value-type="float" office:value="0.0312180385882353" calcext:value-type="float">
            <text:p>0.0312180386</text:p>
          </table:table-cell>
          <table:table-cell table:formula="of:=[.D77]/3400000000" office:value-type="float" office:value="0.0366738436176471" calcext:value-type="float">
            <text:p>0.0366738436</text:p>
          </table:table-cell>
          <table:table-cell table:number-columns-repeated="2"/>
          <table:table-cell office:value-type="float" office:value="106728291.2" calcext:value-type="float">
            <text:p>106728291.2</text:p>
          </table:table-cell>
          <table:table-cell office:value-type="float" office:value="106874733" calcext:value-type="float">
            <text:p>106874733</text:p>
          </table:table-cell>
          <table:table-cell office:value-type="float" office:value="123196091.9" calcext:value-type="float">
            <text:p>123196091.9</text:p>
          </table:table-cell>
          <table:table-cell/>
          <table:table-cell table:formula="of:=[.K77]/3400000000" office:value-type="float" office:value="0.0313906738823529" calcext:value-type="float">
            <text:p>0.0313906739</text:p>
          </table:table-cell>
          <table:table-cell table:formula="of:=[.L77]/3400000000" office:value-type="float" office:value="0.031433745" calcext:value-type="float">
            <text:p>0.031433745</text:p>
          </table:table-cell>
          <table:table-cell table:formula="of:=[.M77]/3400000000" office:value-type="float" office:value="0.0362341446764706" calcext:value-type="float">
            <text:p>0.0362341447</text:p>
          </table:table-cell>
        </table:table-row>
        <table:table-row table:style-name="ro1">
          <table:table-cell/>
          <table:table-cell office:value-type="float" office:value="91961533.8" calcext:value-type="float">
            <text:p>91961533.8</text:p>
          </table:table-cell>
          <table:table-cell office:value-type="float" office:value="107489264.8" calcext:value-type="float">
            <text:p>107489264.8</text:p>
          </table:table-cell>
          <table:table-cell office:value-type="float" office:value="127415833.2" calcext:value-type="float">
            <text:p>127415833.2</text:p>
          </table:table-cell>
          <table:table-cell/>
          <table:table-cell table:formula="of:=[.B78]/3400000000" office:value-type="float" office:value="0.0270475099411765" calcext:value-type="float">
            <text:p>0.0270475099</text:p>
          </table:table-cell>
          <table:table-cell table:formula="of:=[.C78]/3400000000" office:value-type="float" office:value="0.0316144896470588" calcext:value-type="float">
            <text:p>0.0316144896</text:p>
          </table:table-cell>
          <table:table-cell table:formula="of:=[.D78]/3400000000" office:value-type="float" office:value="0.0374752450588235" calcext:value-type="float">
            <text:p>0.0374752451</text:p>
          </table:table-cell>
          <table:table-cell table:number-columns-repeated="2"/>
          <table:table-cell office:value-type="float" office:value="108077362.4" calcext:value-type="float">
            <text:p>108077362.4</text:p>
          </table:table-cell>
          <table:table-cell office:value-type="float" office:value="109314283.1" calcext:value-type="float">
            <text:p>109314283.1</text:p>
          </table:table-cell>
          <table:table-cell office:value-type="float" office:value="125074683.9" calcext:value-type="float">
            <text:p>125074683.9</text:p>
          </table:table-cell>
          <table:table-cell/>
          <table:table-cell table:formula="of:=[.K78]/3400000000" office:value-type="float" office:value="0.0317874595294118" calcext:value-type="float">
            <text:p>0.0317874595</text:p>
          </table:table-cell>
          <table:table-cell table:formula="of:=[.L78]/3400000000" office:value-type="float" office:value="0.0321512597352941" calcext:value-type="float">
            <text:p>0.0321512597</text:p>
          </table:table-cell>
          <table:table-cell table:formula="of:=[.M78]/3400000000" office:value-type="float" office:value="0.0367866717352941" calcext:value-type="float">
            <text:p>0.0367866717</text:p>
          </table:table-cell>
        </table:table-row>
        <table:table-row table:style-name="ro1">
          <table:table-cell/>
          <table:table-cell office:value-type="float" office:value="93605668.5" calcext:value-type="float">
            <text:p>93605668.5</text:p>
          </table:table-cell>
          <table:table-cell office:value-type="float" office:value="109646948.2" calcext:value-type="float">
            <text:p>109646948.2</text:p>
          </table:table-cell>
          <table:table-cell office:value-type="float" office:value="128048070.5" calcext:value-type="float">
            <text:p>128048070.5</text:p>
          </table:table-cell>
          <table:table-cell/>
          <table:table-cell table:formula="of:=[.B79]/3400000000" office:value-type="float" office:value="0.0275310789705882" calcext:value-type="float">
            <text:p>0.027531079</text:p>
          </table:table-cell>
          <table:table-cell table:formula="of:=[.C79]/3400000000" office:value-type="float" office:value="0.0322491024117647" calcext:value-type="float">
            <text:p>0.0322491024</text:p>
          </table:table-cell>
          <table:table-cell table:formula="of:=[.D79]/3400000000" office:value-type="float" office:value="0.0376611972058823" calcext:value-type="float">
            <text:p>0.0376611972</text:p>
          </table:table-cell>
          <table:table-cell table:number-columns-repeated="2"/>
          <table:table-cell office:value-type="float" office:value="109413045.9" calcext:value-type="float">
            <text:p>109413045.9</text:p>
          </table:table-cell>
          <table:table-cell office:value-type="float" office:value="109945670.9" calcext:value-type="float">
            <text:p>109945670.9</text:p>
          </table:table-cell>
          <table:table-cell office:value-type="float" office:value="126355792.7" calcext:value-type="float">
            <text:p>126355792.7</text:p>
          </table:table-cell>
          <table:table-cell/>
          <table:table-cell table:formula="of:=[.K79]/3400000000" office:value-type="float" office:value="0.0321803076176471" calcext:value-type="float">
            <text:p>0.0321803076</text:p>
          </table:table-cell>
          <table:table-cell table:formula="of:=[.L79]/3400000000" office:value-type="float" office:value="0.0323369620294118" calcext:value-type="float">
            <text:p>0.032336962</text:p>
          </table:table-cell>
          <table:table-cell table:formula="of:=[.M79]/3400000000" office:value-type="float" office:value="0.0371634684411765" calcext:value-type="float">
            <text:p>0.0371634684</text:p>
          </table:table-cell>
        </table:table-row>
        <table:table-row table:style-name="ro1">
          <table:table-cell/>
          <table:table-cell office:value-type="float" office:value="94621669.7" calcext:value-type="float">
            <text:p>94621669.7</text:p>
          </table:table-cell>
          <table:table-cell office:value-type="float" office:value="110054252.2" calcext:value-type="float">
            <text:p>110054252.2</text:p>
          </table:table-cell>
          <table:table-cell office:value-type="float" office:value="131113481.4" calcext:value-type="float">
            <text:p>131113481.4</text:p>
          </table:table-cell>
          <table:table-cell/>
          <table:table-cell table:formula="of:=[.B80]/3400000000" office:value-type="float" office:value="0.0278299028529412" calcext:value-type="float">
            <text:p>0.0278299029</text:p>
          </table:table-cell>
          <table:table-cell table:formula="of:=[.C80]/3400000000" office:value-type="float" office:value="0.0323688977058824" calcext:value-type="float">
            <text:p>0.0323688977</text:p>
          </table:table-cell>
          <table:table-cell table:formula="of:=[.D80]/3400000000" office:value-type="float" office:value="0.0385627886470588" calcext:value-type="float">
            <text:p>0.0385627886</text:p>
          </table:table-cell>
          <table:table-cell table:number-columns-repeated="2"/>
          <table:table-cell office:value-type="float" office:value="111052656.7" calcext:value-type="float">
            <text:p>111052656.7</text:p>
          </table:table-cell>
          <table:table-cell office:value-type="float" office:value="110778971" calcext:value-type="float">
            <text:p>110778971</text:p>
          </table:table-cell>
          <table:table-cell office:value-type="float" office:value="128128216.5" calcext:value-type="float">
            <text:p>128128216.5</text:p>
          </table:table-cell>
          <table:table-cell/>
          <table:table-cell table:formula="of:=[.K80]/3400000000" office:value-type="float" office:value="0.0326625460882353" calcext:value-type="float">
            <text:p>0.0326625461</text:p>
          </table:table-cell>
          <table:table-cell table:formula="of:=[.L80]/3400000000" office:value-type="float" office:value="0.0325820502941176" calcext:value-type="float">
            <text:p>0.0325820503</text:p>
          </table:table-cell>
          <table:table-cell table:formula="of:=[.M80]/3400000000" office:value-type="float" office:value="0.0376847695588235" calcext:value-type="float">
            <text:p>0.0376847696</text:p>
          </table:table-cell>
        </table:table-row>
        <table:table-row table:style-name="ro1">
          <table:table-cell/>
          <table:table-cell office:value-type="float" office:value="94908887.7" calcext:value-type="float">
            <text:p>94908887.7</text:p>
          </table:table-cell>
          <table:table-cell office:value-type="float" office:value="111293230.9" calcext:value-type="float">
            <text:p>111293230.9</text:p>
          </table:table-cell>
          <table:table-cell office:value-type="float" office:value="133159652.1" calcext:value-type="float">
            <text:p>133159652.1</text:p>
          </table:table-cell>
          <table:table-cell/>
          <table:table-cell table:formula="of:=[.B81]/3400000000" office:value-type="float" office:value="0.0279143787352941" calcext:value-type="float">
            <text:p>0.0279143787</text:p>
          </table:table-cell>
          <table:table-cell table:formula="of:=[.C81]/3400000000" office:value-type="float" office:value="0.0327333032058824" calcext:value-type="float">
            <text:p>0.0327333032</text:p>
          </table:table-cell>
          <table:table-cell table:formula="of:=[.D81]/3400000000" office:value-type="float" office:value="0.0391646035588235" calcext:value-type="float">
            <text:p>0.0391646036</text:p>
          </table:table-cell>
          <table:table-cell table:number-columns-repeated="2"/>
          <table:table-cell office:value-type="float" office:value="112140689.4" calcext:value-type="float">
            <text:p>112140689.4</text:p>
          </table:table-cell>
          <table:table-cell office:value-type="float" office:value="112293080.2" calcext:value-type="float">
            <text:p>112293080.2</text:p>
          </table:table-cell>
          <table:table-cell office:value-type="float" office:value="129697690.2" calcext:value-type="float">
            <text:p>129697690.2</text:p>
          </table:table-cell>
          <table:table-cell/>
          <table:table-cell table:formula="of:=[.K81]/3400000000" office:value-type="float" office:value="0.0329825557058824" calcext:value-type="float">
            <text:p>0.0329825557</text:p>
          </table:table-cell>
          <table:table-cell table:formula="of:=[.L81]/3400000000" office:value-type="float" office:value="0.0330273765294118" calcext:value-type="float">
            <text:p>0.0330273765</text:p>
          </table:table-cell>
          <table:table-cell table:formula="of:=[.M81]/3400000000" office:value-type="float" office:value="0.0381463794705882" calcext:value-type="float">
            <text:p>0.0381463795</text:p>
          </table:table-cell>
        </table:table-row>
        <table:table-row table:style-name="ro1">
          <table:table-cell/>
          <table:table-cell office:value-type="float" office:value="96394931.3" calcext:value-type="float">
            <text:p>96394931.3</text:p>
          </table:table-cell>
          <table:table-cell office:value-type="float" office:value="113622391.6" calcext:value-type="float">
            <text:p>113622391.6</text:p>
          </table:table-cell>
          <table:table-cell office:value-type="float" office:value="132455872.5" calcext:value-type="float">
            <text:p>132455872.5</text:p>
          </table:table-cell>
          <table:table-cell/>
          <table:table-cell table:formula="of:=[.B82]/3400000000" office:value-type="float" office:value="0.0283514503823529" calcext:value-type="float">
            <text:p>0.0283514504</text:p>
          </table:table-cell>
          <table:table-cell table:formula="of:=[.C82]/3400000000" office:value-type="float" office:value="0.0334183504705882" calcext:value-type="float">
            <text:p>0.0334183505</text:p>
          </table:table-cell>
          <table:table-cell table:formula="of:=[.D82]/3400000000" office:value-type="float" office:value="0.0389576095588235" calcext:value-type="float">
            <text:p>0.0389576096</text:p>
          </table:table-cell>
          <table:table-cell table:number-columns-repeated="2"/>
          <table:table-cell office:value-type="float" office:value="114131259.9" calcext:value-type="float">
            <text:p>114131259.9</text:p>
          </table:table-cell>
          <table:table-cell office:value-type="float" office:value="113513568.6" calcext:value-type="float">
            <text:p>113513568.6</text:p>
          </table:table-cell>
          <table:table-cell office:value-type="float" office:value="130609024.4" calcext:value-type="float">
            <text:p>130609024.4</text:p>
          </table:table-cell>
          <table:table-cell/>
          <table:table-cell table:formula="of:=[.K82]/3400000000" office:value-type="float" office:value="0.0335680176176471" calcext:value-type="float">
            <text:p>0.0335680176</text:p>
          </table:table-cell>
          <table:table-cell table:formula="of:=[.L82]/3400000000" office:value-type="float" office:value="0.0333863437058823" calcext:value-type="float">
            <text:p>0.0333863437</text:p>
          </table:table-cell>
          <table:table-cell table:formula="of:=[.M82]/3400000000" office:value-type="float" office:value="0.0384144189411765" calcext:value-type="float">
            <text:p>0.0384144189</text:p>
          </table:table-cell>
        </table:table-row>
        <table:table-row table:style-name="ro1">
          <table:table-cell/>
          <table:table-cell office:value-type="float" office:value="98346847.3" calcext:value-type="float">
            <text:p>98346847.3</text:p>
          </table:table-cell>
          <table:table-cell office:value-type="float" office:value="114434893.3" calcext:value-type="float">
            <text:p>114434893.3</text:p>
          </table:table-cell>
          <table:table-cell office:value-type="float" office:value="133135801.1" calcext:value-type="float">
            <text:p>133135801.1</text:p>
          </table:table-cell>
          <table:table-cell/>
          <table:table-cell table:formula="of:=[.B83]/3400000000" office:value-type="float" office:value="0.0289255433235294" calcext:value-type="float">
            <text:p>0.0289255433</text:p>
          </table:table-cell>
          <table:table-cell table:formula="of:=[.C83]/3400000000" office:value-type="float" office:value="0.0336573215588235" calcext:value-type="float">
            <text:p>0.0336573216</text:p>
          </table:table-cell>
          <table:table-cell table:formula="of:=[.D83]/3400000000" office:value-type="float" office:value="0.0391575885588235" calcext:value-type="float">
            <text:p>0.0391575886</text:p>
          </table:table-cell>
          <table:table-cell table:number-columns-repeated="2"/>
          <table:table-cell office:value-type="float" office:value="115492538.1" calcext:value-type="float">
            <text:p>115492538.1</text:p>
          </table:table-cell>
          <table:table-cell office:value-type="float" office:value="114948938.5" calcext:value-type="float">
            <text:p>114948938.5</text:p>
          </table:table-cell>
          <table:table-cell office:value-type="float" office:value="134207066.8" calcext:value-type="float">
            <text:p>134207066.8</text:p>
          </table:table-cell>
          <table:table-cell/>
          <table:table-cell table:formula="of:=[.K83]/3400000000" office:value-type="float" office:value="0.0339683935588235" calcext:value-type="float">
            <text:p>0.0339683936</text:p>
          </table:table-cell>
          <table:table-cell table:formula="of:=[.L83]/3400000000" office:value-type="float" office:value="0.0338085113235294" calcext:value-type="float">
            <text:p>0.0338085113</text:p>
          </table:table-cell>
          <table:table-cell table:formula="of:=[.M83]/3400000000" office:value-type="float" office:value="0.0394726667058823" calcext:value-type="float">
            <text:p>0.0394726667</text:p>
          </table:table-cell>
        </table:table-row>
        <table:table-row table:style-name="ro1">
          <table:table-cell/>
          <table:table-cell office:value-type="float" office:value="98594178.9" calcext:value-type="float">
            <text:p>98594178.9</text:p>
          </table:table-cell>
          <table:table-cell office:value-type="float" office:value="115529838.2" calcext:value-type="float">
            <text:p>115529838.2</text:p>
          </table:table-cell>
          <table:table-cell office:value-type="float" office:value="135982181.7" calcext:value-type="float">
            <text:p>135982181.7</text:p>
          </table:table-cell>
          <table:table-cell/>
          <table:table-cell table:formula="of:=[.B84]/3400000000" office:value-type="float" office:value="0.0289982879117647" calcext:value-type="float">
            <text:p>0.0289982879</text:p>
          </table:table-cell>
          <table:table-cell table:formula="of:=[.C84]/3400000000" office:value-type="float" office:value="0.0339793641764706" calcext:value-type="float">
            <text:p>0.0339793642</text:p>
          </table:table-cell>
          <table:table-cell table:formula="of:=[.D84]/3400000000" office:value-type="float" office:value="0.0399947593235294" calcext:value-type="float">
            <text:p>0.0399947593</text:p>
          </table:table-cell>
          <table:table-cell table:number-columns-repeated="2"/>
          <table:table-cell office:value-type="float" office:value="116557235.8" calcext:value-type="float">
            <text:p>116557235.8</text:p>
          </table:table-cell>
          <table:table-cell office:value-type="float" office:value="116153899.6" calcext:value-type="float">
            <text:p>116153899.6</text:p>
          </table:table-cell>
          <table:table-cell office:value-type="float" office:value="135149707" calcext:value-type="float">
            <text:p>135149707</text:p>
          </table:table-cell>
          <table:table-cell/>
          <table:table-cell table:formula="of:=[.K84]/3400000000" office:value-type="float" office:value="0.0342815399411765" calcext:value-type="float">
            <text:p>0.0342815399</text:p>
          </table:table-cell>
          <table:table-cell table:formula="of:=[.L84]/3400000000" office:value-type="float" office:value="0.0341629116470588" calcext:value-type="float">
            <text:p>0.0341629116</text:p>
          </table:table-cell>
          <table:table-cell table:formula="of:=[.M84]/3400000000" office:value-type="float" office:value="0.0397499138235294" calcext:value-type="float">
            <text:p>0.0397499138</text:p>
          </table:table-cell>
        </table:table-row>
        <table:table-row table:style-name="ro1">
          <table:table-cell/>
          <table:table-cell office:value-type="float" office:value="100565017.3" calcext:value-type="float">
            <text:p>100565017.3</text:p>
          </table:table-cell>
          <table:table-cell office:value-type="float" office:value="116989011.6" calcext:value-type="float">
            <text:p>116989011.6</text:p>
          </table:table-cell>
          <table:table-cell office:value-type="float" office:value="139013570.9" calcext:value-type="float">
            <text:p>139013570.9</text:p>
          </table:table-cell>
          <table:table-cell/>
          <table:table-cell table:formula="of:=[.B85]/3400000000" office:value-type="float" office:value="0.0295779462647059" calcext:value-type="float">
            <text:p>0.0295779463</text:p>
          </table:table-cell>
          <table:table-cell table:formula="of:=[.C85]/3400000000" office:value-type="float" office:value="0.0344085328235294" calcext:value-type="float">
            <text:p>0.0344085328</text:p>
          </table:table-cell>
          <table:table-cell table:formula="of:=[.D85]/3400000000" office:value-type="float" office:value="0.0408863443823529" calcext:value-type="float">
            <text:p>0.0408863444</text:p>
          </table:table-cell>
          <table:table-cell table:number-columns-repeated="2"/>
          <table:table-cell office:value-type="float" office:value="117705410.1" calcext:value-type="float">
            <text:p>117705410.1</text:p>
          </table:table-cell>
          <table:table-cell office:value-type="float" office:value="117446449.6" calcext:value-type="float">
            <text:p>117446449.6</text:p>
          </table:table-cell>
          <table:table-cell office:value-type="float" office:value="136134240.6" calcext:value-type="float">
            <text:p>136134240.6</text:p>
          </table:table-cell>
          <table:table-cell/>
          <table:table-cell table:formula="of:=[.K85]/3400000000" office:value-type="float" office:value="0.0346192382647059" calcext:value-type="float">
            <text:p>0.0346192383</text:p>
          </table:table-cell>
          <table:table-cell table:formula="of:=[.L85]/3400000000" office:value-type="float" office:value="0.0345430734117647" calcext:value-type="float">
            <text:p>0.0345430734</text:p>
          </table:table-cell>
          <table:table-cell table:formula="of:=[.M85]/3400000000" office:value-type="float" office:value="0.0400394825294118" calcext:value-type="float">
            <text:p>0.0400394825</text:p>
          </table:table-cell>
        </table:table-row>
        <table:table-row table:style-name="ro1">
          <table:table-cell/>
          <table:table-cell office:value-type="float" office:value="102303440.1" calcext:value-type="float">
            <text:p>102303440.1</text:p>
          </table:table-cell>
          <table:table-cell office:value-type="float" office:value="119104240.8" calcext:value-type="float">
            <text:p>119104240.8</text:p>
          </table:table-cell>
          <table:table-cell office:value-type="float" office:value="140993214.6" calcext:value-type="float">
            <text:p>140993214.6</text:p>
          </table:table-cell>
          <table:table-cell/>
          <table:table-cell table:formula="of:=[.B86]/3400000000" office:value-type="float" office:value="0.0300892470882353" calcext:value-type="float">
            <text:p>0.0300892471</text:p>
          </table:table-cell>
          <table:table-cell table:formula="of:=[.C86]/3400000000" office:value-type="float" office:value="0.0350306590588235" calcext:value-type="float">
            <text:p>0.0350306591</text:p>
          </table:table-cell>
          <table:table-cell table:formula="of:=[.D86]/3400000000" office:value-type="float" office:value="0.0414685925294118" calcext:value-type="float">
            <text:p>0.0414685925</text:p>
          </table:table-cell>
          <table:table-cell table:number-columns-repeated="2"/>
          <table:table-cell office:value-type="float" office:value="119281185.1" calcext:value-type="float">
            <text:p>119281185.1</text:p>
          </table:table-cell>
          <table:table-cell office:value-type="float" office:value="119046545.4" calcext:value-type="float">
            <text:p>119046545.4</text:p>
          </table:table-cell>
          <table:table-cell office:value-type="float" office:value="138028430.4" calcext:value-type="float">
            <text:p>138028430.4</text:p>
          </table:table-cell>
          <table:table-cell/>
          <table:table-cell table:formula="of:=[.K86]/3400000000" office:value-type="float" office:value="0.0350827015" calcext:value-type="float">
            <text:p>0.0350827015</text:p>
          </table:table-cell>
          <table:table-cell table:formula="of:=[.L86]/3400000000" office:value-type="float" office:value="0.0350136898235294" calcext:value-type="float">
            <text:p>0.0350136898</text:p>
          </table:table-cell>
          <table:table-cell table:formula="of:=[.M86]/3400000000" office:value-type="float" office:value="0.0405965971764706" calcext:value-type="float">
            <text:p>0.0405965972</text:p>
          </table:table-cell>
        </table:table-row>
        <table:table-row table:style-name="ro1">
          <table:table-cell/>
          <table:table-cell office:value-type="float" office:value="102062561" calcext:value-type="float">
            <text:p>102062561</text:p>
          </table:table-cell>
          <table:table-cell office:value-type="float" office:value="120256512.7" calcext:value-type="float">
            <text:p>120256512.7</text:p>
          </table:table-cell>
          <table:table-cell office:value-type="float" office:value="144186148.7" calcext:value-type="float">
            <text:p>144186148.7</text:p>
          </table:table-cell>
          <table:table-cell/>
          <table:table-cell table:formula="of:=[.B87]/3400000000" office:value-type="float" office:value="0.0300184002941176" calcext:value-type="float">
            <text:p>0.0300184003</text:p>
          </table:table-cell>
          <table:table-cell table:formula="of:=[.C87]/3400000000" office:value-type="float" office:value="0.0353695625588235" calcext:value-type="float">
            <text:p>0.0353695626</text:p>
          </table:table-cell>
          <table:table-cell table:formula="of:=[.D87]/3400000000" office:value-type="float" office:value="0.0424076907941176" calcext:value-type="float">
            <text:p>0.0424076908</text:p>
          </table:table-cell>
          <table:table-cell table:number-columns-repeated="2"/>
          <table:table-cell office:value-type="float" office:value="120971051.8" calcext:value-type="float">
            <text:p>120971051.8</text:p>
          </table:table-cell>
          <table:table-cell office:value-type="float" office:value="122324875.6" calcext:value-type="float">
            <text:p>122324875.6</text:p>
          </table:table-cell>
          <table:table-cell office:value-type="float" office:value="140254443.3" calcext:value-type="float">
            <text:p>140254443.3</text:p>
          </table:table-cell>
          <table:table-cell/>
          <table:table-cell table:formula="of:=[.K87]/3400000000" office:value-type="float" office:value="0.0355797211176471" calcext:value-type="float">
            <text:p>0.0355797211</text:p>
          </table:table-cell>
          <table:table-cell table:formula="of:=[.L87]/3400000000" office:value-type="float" office:value="0.0359779045882353" calcext:value-type="float">
            <text:p>0.0359779046</text:p>
          </table:table-cell>
          <table:table-cell table:formula="of:=[.M87]/3400000000" office:value-type="float" office:value="0.0412513068529412" calcext:value-type="float">
            <text:p>0.0412513069</text:p>
          </table:table-cell>
        </table:table-row>
        <table:table-row table:style-name="ro1">
          <table:table-cell/>
          <table:table-cell office:value-type="float" office:value="103155950.7" calcext:value-type="float">
            <text:p>103155950.7</text:p>
          </table:table-cell>
          <table:table-cell office:value-type="float" office:value="121028258.8" calcext:value-type="float">
            <text:p>121028258.8</text:p>
          </table:table-cell>
          <table:table-cell office:value-type="float" office:value="146549905.7" calcext:value-type="float">
            <text:p>146549905.7</text:p>
          </table:table-cell>
          <table:table-cell/>
          <table:table-cell table:formula="of:=[.B88]/3400000000" office:value-type="float" office:value="0.0303399855" calcext:value-type="float">
            <text:p>0.0303399855</text:p>
          </table:table-cell>
          <table:table-cell table:formula="of:=[.C88]/3400000000" office:value-type="float" office:value="0.0355965467058824" calcext:value-type="float">
            <text:p>0.0355965467</text:p>
          </table:table-cell>
          <table:table-cell table:formula="of:=[.D88]/3400000000" office:value-type="float" office:value="0.0431029134411765" calcext:value-type="float">
            <text:p>0.0431029134</text:p>
          </table:table-cell>
          <table:table-cell table:number-columns-repeated="2"/>
          <table:table-cell office:value-type="float" office:value="122019701.1" calcext:value-type="float">
            <text:p>122019701.1</text:p>
          </table:table-cell>
          <table:table-cell office:value-type="float" office:value="123329095.2" calcext:value-type="float">
            <text:p>123329095.2</text:p>
          </table:table-cell>
          <table:table-cell office:value-type="float" office:value="140702376.7" calcext:value-type="float">
            <text:p>140702376.7</text:p>
          </table:table-cell>
          <table:table-cell/>
          <table:table-cell table:formula="of:=[.K88]/3400000000" office:value-type="float" office:value="0.0358881473823529" calcext:value-type="float">
            <text:p>0.0358881474</text:p>
          </table:table-cell>
          <table:table-cell table:formula="of:=[.L88]/3400000000" office:value-type="float" office:value="0.0362732632941176" calcext:value-type="float">
            <text:p>0.0362732633</text:p>
          </table:table-cell>
          <table:table-cell table:formula="of:=[.M88]/3400000000" office:value-type="float" office:value="0.0413830519705882" calcext:value-type="float">
            <text:p>0.041383052</text:p>
          </table:table-cell>
        </table:table-row>
        <table:table-row table:style-name="ro1">
          <table:table-cell/>
          <table:table-cell office:value-type="float" office:value="105951414.2" calcext:value-type="float">
            <text:p>105951414.2</text:p>
          </table:table-cell>
          <table:table-cell office:value-type="float" office:value="122539191.3" calcext:value-type="float">
            <text:p>122539191.3</text:p>
          </table:table-cell>
          <table:table-cell office:value-type="float" office:value="144229695.9" calcext:value-type="float">
            <text:p>144229695.9</text:p>
          </table:table-cell>
          <table:table-cell/>
          <table:table-cell table:formula="of:=[.B89]/3400000000" office:value-type="float" office:value="0.0311621806470588" calcext:value-type="float">
            <text:p>0.0311621806</text:p>
          </table:table-cell>
          <table:table-cell table:formula="of:=[.C89]/3400000000" office:value-type="float" office:value="0.0360409386176471" calcext:value-type="float">
            <text:p>0.0360409386</text:p>
          </table:table-cell>
          <table:table-cell table:formula="of:=[.D89]/3400000000" office:value-type="float" office:value="0.0424204987941176" calcext:value-type="float">
            <text:p>0.0424204988</text:p>
          </table:table-cell>
          <table:table-cell table:number-columns-repeated="2"/>
          <table:table-cell office:value-type="float" office:value="123568684.4" calcext:value-type="float">
            <text:p>123568684.4</text:p>
          </table:table-cell>
          <table:table-cell office:value-type="float" office:value="127240829.8" calcext:value-type="float">
            <text:p>127240829.8</text:p>
          </table:table-cell>
          <table:table-cell office:value-type="float" office:value="143141138.5" calcext:value-type="float">
            <text:p>143141138.5</text:p>
          </table:table-cell>
          <table:table-cell/>
          <table:table-cell table:formula="of:=[.K89]/3400000000" office:value-type="float" office:value="0.0363437307058824" calcext:value-type="float">
            <text:p>0.0363437307</text:p>
          </table:table-cell>
          <table:table-cell table:formula="of:=[.L89]/3400000000" office:value-type="float" office:value="0.0374237734705882" calcext:value-type="float">
            <text:p>0.0374237735</text:p>
          </table:table-cell>
          <table:table-cell table:formula="of:=[.M89]/3400000000" office:value-type="float" office:value="0.0421003348529412" calcext:value-type="float">
            <text:p>0.0421003349</text:p>
          </table:table-cell>
        </table:table-row>
        <table:table-row table:style-name="ro1">
          <table:table-cell/>
          <table:table-cell office:value-type="float" office:value="106272724.9" calcext:value-type="float">
            <text:p>106272724.9</text:p>
          </table:table-cell>
          <table:table-cell office:value-type="float" office:value="124789892.9" calcext:value-type="float">
            <text:p>124789892.9</text:p>
          </table:table-cell>
          <table:table-cell office:value-type="float" office:value="144803863.6" calcext:value-type="float">
            <text:p>144803863.6</text:p>
          </table:table-cell>
          <table:table-cell/>
          <table:table-cell table:formula="of:=[.B90]/3400000000" office:value-type="float" office:value="0.0312566837941176" calcext:value-type="float">
            <text:p>0.0312566838</text:p>
          </table:table-cell>
          <table:table-cell table:formula="of:=[.C90]/3400000000" office:value-type="float" office:value="0.0367029096764706" calcext:value-type="float">
            <text:p>0.0367029097</text:p>
          </table:table-cell>
          <table:table-cell table:formula="of:=[.D90]/3400000000" office:value-type="float" office:value="0.0425893716470588" calcext:value-type="float">
            <text:p>0.0425893716</text:p>
          </table:table-cell>
          <table:table-cell table:number-columns-repeated="2"/>
          <table:table-cell office:value-type="float" office:value="124812959.9" calcext:value-type="float">
            <text:p>124812959.9</text:p>
          </table:table-cell>
          <table:table-cell office:value-type="float" office:value="126672830.4" calcext:value-type="float">
            <text:p>126672830.4</text:p>
          </table:table-cell>
          <table:table-cell office:value-type="float" office:value="143759467.8" calcext:value-type="float">
            <text:p>143759467.8</text:p>
          </table:table-cell>
          <table:table-cell/>
          <table:table-cell table:formula="of:=[.K90]/3400000000" office:value-type="float" office:value="0.0367096940882353" calcext:value-type="float">
            <text:p>0.0367096941</text:p>
          </table:table-cell>
          <table:table-cell table:formula="of:=[.L90]/3400000000" office:value-type="float" office:value="0.0372567148235294" calcext:value-type="float">
            <text:p>0.0372567148</text:p>
          </table:table-cell>
          <table:table-cell table:formula="of:=[.M90]/3400000000" office:value-type="float" office:value="0.0422821964117647" calcext:value-type="float">
            <text:p>0.0422821964</text:p>
          </table:table-cell>
        </table:table-row>
        <table:table-row table:style-name="ro1">
          <table:table-cell/>
          <table:table-cell office:value-type="float" office:value="107018441" calcext:value-type="float">
            <text:p>107018441</text:p>
          </table:table-cell>
          <table:table-cell office:value-type="float" office:value="126621092.3" calcext:value-type="float">
            <text:p>126621092.3</text:p>
          </table:table-cell>
          <table:table-cell office:value-type="float" office:value="145890554.2" calcext:value-type="float">
            <text:p>145890554.2</text:p>
          </table:table-cell>
          <table:table-cell/>
          <table:table-cell table:formula="of:=[.B91]/3400000000" office:value-type="float" office:value="0.0314760120588235" calcext:value-type="float">
            <text:p>0.0314760121</text:p>
          </table:table-cell>
          <table:table-cell table:formula="of:=[.C91]/3400000000" office:value-type="float" office:value="0.0372414977352941" calcext:value-type="float">
            <text:p>0.0372414977</text:p>
          </table:table-cell>
          <table:table-cell table:formula="of:=[.D91]/3400000000" office:value-type="float" office:value="0.0429089865294118" calcext:value-type="float">
            <text:p>0.0429089865</text:p>
          </table:table-cell>
          <table:table-cell table:number-columns-repeated="2"/>
          <table:table-cell office:value-type="float" office:value="126360541" calcext:value-type="float">
            <text:p>126360541</text:p>
          </table:table-cell>
          <table:table-cell office:value-type="float" office:value="127748598.1" calcext:value-type="float">
            <text:p>127748598.1</text:p>
          </table:table-cell>
          <table:table-cell office:value-type="float" office:value="146999601.2" calcext:value-type="float">
            <text:p>146999601.2</text:p>
          </table:table-cell>
          <table:table-cell/>
          <table:table-cell table:formula="of:=[.K91]/3400000000" office:value-type="float" office:value="0.037164865" calcext:value-type="float">
            <text:p>0.037164865</text:p>
          </table:table-cell>
          <table:table-cell table:formula="of:=[.L91]/3400000000" office:value-type="float" office:value="0.0375731170882353" calcext:value-type="float">
            <text:p>0.0375731171</text:p>
          </table:table-cell>
          <table:table-cell table:formula="of:=[.M91]/3400000000" office:value-type="float" office:value="0.0432351768235294" calcext:value-type="float">
            <text:p>0.0432351768</text:p>
          </table:table-cell>
        </table:table-row>
        <table:table-row table:style-name="ro1">
          <table:table-cell/>
          <table:table-cell office:value-type="float" office:value="108260183.4" calcext:value-type="float">
            <text:p>108260183.4</text:p>
          </table:table-cell>
          <table:table-cell office:value-type="float" office:value="126588096.6" calcext:value-type="float">
            <text:p>126588096.6</text:p>
          </table:table-cell>
          <table:table-cell office:value-type="float" office:value="147459134.1" calcext:value-type="float">
            <text:p>147459134.1</text:p>
          </table:table-cell>
          <table:table-cell/>
          <table:table-cell table:formula="of:=[.B92]/3400000000" office:value-type="float" office:value="0.0318412304117647" calcext:value-type="float">
            <text:p>0.0318412304</text:p>
          </table:table-cell>
          <table:table-cell table:formula="of:=[.C92]/3400000000" office:value-type="float" office:value="0.0372317931176471" calcext:value-type="float">
            <text:p>0.0372317931</text:p>
          </table:table-cell>
          <table:table-cell table:formula="of:=[.D92]/3400000000" office:value-type="float" office:value="0.0433703335588235" calcext:value-type="float">
            <text:p>0.0433703336</text:p>
          </table:table-cell>
          <table:table-cell table:number-columns-repeated="2"/>
          <table:table-cell office:value-type="float" office:value="127305883.4" calcext:value-type="float">
            <text:p>127305883.4</text:p>
          </table:table-cell>
          <table:table-cell office:value-type="float" office:value="129099713.9" calcext:value-type="float">
            <text:p>129099713.9</text:p>
          </table:table-cell>
          <table:table-cell office:value-type="float" office:value="148329223.6" calcext:value-type="float">
            <text:p>148329223.6</text:p>
          </table:table-cell>
          <table:table-cell/>
          <table:table-cell table:formula="of:=[.K92]/3400000000" office:value-type="float" office:value="0.0374429068823529" calcext:value-type="float">
            <text:p>0.0374429069</text:p>
          </table:table-cell>
          <table:table-cell table:formula="of:=[.L92]/3400000000" office:value-type="float" office:value="0.0379705040882353" calcext:value-type="float">
            <text:p>0.0379705041</text:p>
          </table:table-cell>
          <table:table-cell table:formula="of:=[.M92]/3400000000" office:value-type="float" office:value="0.0436262422352941" calcext:value-type="float">
            <text:p>0.0436262422</text:p>
          </table:table-cell>
        </table:table-row>
        <table:table-row table:style-name="ro1">
          <table:table-cell/>
          <table:table-cell office:value-type="float" office:value="109812110.2" calcext:value-type="float">
            <text:p>109812110.2</text:p>
          </table:table-cell>
          <table:table-cell office:value-type="float" office:value="128317401.1" calcext:value-type="float">
            <text:p>128317401.1</text:p>
          </table:table-cell>
          <table:table-cell office:value-type="float" office:value="150554435.6" calcext:value-type="float">
            <text:p>150554435.6</text:p>
          </table:table-cell>
          <table:table-cell/>
          <table:table-cell table:formula="of:=[.B93]/3400000000" office:value-type="float" office:value="0.0322976794705882" calcext:value-type="float">
            <text:p>0.0322976795</text:p>
          </table:table-cell>
          <table:table-cell table:formula="of:=[.C93]/3400000000" office:value-type="float" office:value="0.0377404120882353" calcext:value-type="float">
            <text:p>0.0377404121</text:p>
          </table:table-cell>
          <table:table-cell table:formula="of:=[.D93]/3400000000" office:value-type="float" office:value="0.0442807163529412" calcext:value-type="float">
            <text:p>0.0442807164</text:p>
          </table:table-cell>
          <table:table-cell table:number-columns-repeated="2"/>
          <table:table-cell office:value-type="float" office:value="129324574.5" calcext:value-type="float">
            <text:p>129324574.5</text:p>
          </table:table-cell>
          <table:table-cell office:value-type="float" office:value="129121058.6" calcext:value-type="float">
            <text:p>129121058.6</text:p>
          </table:table-cell>
          <table:table-cell office:value-type="float" office:value="149953464.7" calcext:value-type="float">
            <text:p>149953464.7</text:p>
          </table:table-cell>
          <table:table-cell/>
          <table:table-cell table:formula="of:=[.K93]/3400000000" office:value-type="float" office:value="0.0380366395588235" calcext:value-type="float">
            <text:p>0.0380366396</text:p>
          </table:table-cell>
          <table:table-cell table:formula="of:=[.L93]/3400000000" office:value-type="float" office:value="0.0379767819411765" calcext:value-type="float">
            <text:p>0.0379767819</text:p>
          </table:table-cell>
          <table:table-cell table:formula="of:=[.M93]/3400000000" office:value-type="float" office:value="0.0441039602058823" calcext:value-type="float">
            <text:p>0.0441039602</text:p>
          </table:table-cell>
        </table:table-row>
        <table:table-row table:style-name="ro1">
          <table:table-cell/>
          <table:table-cell office:value-type="float" office:value="112659983.6" calcext:value-type="float">
            <text:p>112659983.6</text:p>
          </table:table-cell>
          <table:table-cell office:value-type="float" office:value="129641091" calcext:value-type="float">
            <text:p>129641091</text:p>
          </table:table-cell>
          <table:table-cell office:value-type="float" office:value="152236745.3" calcext:value-type="float">
            <text:p>152236745.3</text:p>
          </table:table-cell>
          <table:table-cell/>
          <table:table-cell table:formula="of:=[.B94]/3400000000" office:value-type="float" office:value="0.0331352892941176" calcext:value-type="float">
            <text:p>0.0331352893</text:p>
          </table:table-cell>
          <table:table-cell table:formula="of:=[.C94]/3400000000" office:value-type="float" office:value="0.0381297326470588" calcext:value-type="float">
            <text:p>0.0381297326</text:p>
          </table:table-cell>
          <table:table-cell table:formula="of:=[.D94]/3400000000" office:value-type="float" office:value="0.0447755133235294" calcext:value-type="float">
            <text:p>0.0447755133</text:p>
          </table:table-cell>
          <table:table-cell table:number-columns-repeated="2"/>
          <table:table-cell office:value-type="float" office:value="130947654.7" calcext:value-type="float">
            <text:p>130947654.7</text:p>
          </table:table-cell>
          <table:table-cell office:value-type="float" office:value="131061116.7" calcext:value-type="float">
            <text:p>131061116.7</text:p>
          </table:table-cell>
          <table:table-cell office:value-type="float" office:value="149963361.9" calcext:value-type="float">
            <text:p>149963361.9</text:p>
          </table:table-cell>
          <table:table-cell/>
          <table:table-cell table:formula="of:=[.K94]/3400000000" office:value-type="float" office:value="0.0385140160882353" calcext:value-type="float">
            <text:p>0.0385140161</text:p>
          </table:table-cell>
          <table:table-cell table:formula="of:=[.L94]/3400000000" office:value-type="float" office:value="0.0385473872647059" calcext:value-type="float">
            <text:p>0.0385473873</text:p>
          </table:table-cell>
          <table:table-cell table:formula="of:=[.M94]/3400000000" office:value-type="float" office:value="0.0441068711470588" calcext:value-type="float">
            <text:p>0.0441068711</text:p>
          </table:table-cell>
        </table:table-row>
        <table:table-row table:style-name="ro1">
          <table:table-cell/>
          <table:table-cell office:value-type="float" office:value="111918088.2" calcext:value-type="float">
            <text:p>111918088.2</text:p>
          </table:table-cell>
          <table:table-cell office:value-type="float" office:value="132096708.1" calcext:value-type="float">
            <text:p>132096708.1</text:p>
          </table:table-cell>
          <table:table-cell office:value-type="float" office:value="153686077.1" calcext:value-type="float">
            <text:p>153686077.1</text:p>
          </table:table-cell>
          <table:table-cell/>
          <table:table-cell table:formula="of:=[.B95]/3400000000" office:value-type="float" office:value="0.0329170847647059" calcext:value-type="float">
            <text:p>0.0329170848</text:p>
          </table:table-cell>
          <table:table-cell table:formula="of:=[.C95]/3400000000" office:value-type="float" office:value="0.0388519729705882" calcext:value-type="float">
            <text:p>0.038851973</text:p>
          </table:table-cell>
          <table:table-cell table:formula="of:=[.D95]/3400000000" office:value-type="float" office:value="0.0452017873823529" calcext:value-type="float">
            <text:p>0.0452017874</text:p>
          </table:table-cell>
          <table:table-cell table:number-columns-repeated="2"/>
          <table:table-cell office:value-type="float" office:value="132725401" calcext:value-type="float">
            <text:p>132725401</text:p>
          </table:table-cell>
          <table:table-cell office:value-type="float" office:value="132081428.9" calcext:value-type="float">
            <text:p>132081428.9</text:p>
          </table:table-cell>
          <table:table-cell office:value-type="float" office:value="152592988.4" calcext:value-type="float">
            <text:p>152592988.4</text:p>
          </table:table-cell>
          <table:table-cell/>
          <table:table-cell table:formula="of:=[.K95]/3400000000" office:value-type="float" office:value="0.0390368826470588" calcext:value-type="float">
            <text:p>0.0390368826</text:p>
          </table:table-cell>
          <table:table-cell table:formula="of:=[.L95]/3400000000" office:value-type="float" office:value="0.0388474790882353" calcext:value-type="float">
            <text:p>0.0388474791</text:p>
          </table:table-cell>
          <table:table-cell table:formula="of:=[.M95]/3400000000" office:value-type="float" office:value="0.0448802907058824" calcext:value-type="float">
            <text:p>0.0448802907</text:p>
          </table:table-cell>
        </table:table-row>
        <table:table-row table:style-name="ro1">
          <table:table-cell/>
          <table:table-cell office:value-type="float" office:value="113066285.5" calcext:value-type="float">
            <text:p>113066285.5</text:p>
          </table:table-cell>
          <table:table-cell office:value-type="float" office:value="133401541.4" calcext:value-type="float">
            <text:p>133401541.4</text:p>
          </table:table-cell>
          <table:table-cell office:value-type="float" office:value="154575195" calcext:value-type="float">
            <text:p>154575195</text:p>
          </table:table-cell>
          <table:table-cell/>
          <table:table-cell table:formula="of:=[.B96]/3400000000" office:value-type="float" office:value="0.0332547898529412" calcext:value-type="float">
            <text:p>0.0332547899</text:p>
          </table:table-cell>
          <table:table-cell table:formula="of:=[.C96]/3400000000" office:value-type="float" office:value="0.0392357474705882" calcext:value-type="float">
            <text:p>0.0392357475</text:p>
          </table:table-cell>
          <table:table-cell table:formula="of:=[.D96]/3400000000" office:value-type="float" office:value="0.0454632926470588" calcext:value-type="float">
            <text:p>0.0454632926</text:p>
          </table:table-cell>
          <table:table-cell table:number-columns-repeated="2"/>
          <table:table-cell office:value-type="float" office:value="133981710.6" calcext:value-type="float">
            <text:p>133981710.6</text:p>
          </table:table-cell>
          <table:table-cell office:value-type="float" office:value="133783015.2" calcext:value-type="float">
            <text:p>133783015.2</text:p>
          </table:table-cell>
          <table:table-cell office:value-type="float" office:value="153857919.7" calcext:value-type="float">
            <text:p>153857919.7</text:p>
          </table:table-cell>
          <table:table-cell/>
          <table:table-cell table:formula="of:=[.K96]/3400000000" office:value-type="float" office:value="0.0394063854705882" calcext:value-type="float">
            <text:p>0.0394063855</text:p>
          </table:table-cell>
          <table:table-cell table:formula="of:=[.L96]/3400000000" office:value-type="float" office:value="0.0393479456470588" calcext:value-type="float">
            <text:p>0.0393479456</text:p>
          </table:table-cell>
          <table:table-cell table:formula="of:=[.M96]/3400000000" office:value-type="float" office:value="0.0452523293235294" calcext:value-type="float">
            <text:p>0.0452523293</text:p>
          </table:table-cell>
        </table:table-row>
        <table:table-row table:style-name="ro1">
          <table:table-cell/>
          <table:table-cell office:value-type="float" office:value="114973843" calcext:value-type="float">
            <text:p>114973843</text:p>
          </table:table-cell>
          <table:table-cell office:value-type="float" office:value="135461687.4" calcext:value-type="float">
            <text:p>135461687.4</text:p>
          </table:table-cell>
          <table:table-cell office:value-type="float" office:value="156308070" calcext:value-type="float">
            <text:p>156308070</text:p>
          </table:table-cell>
          <table:table-cell/>
          <table:table-cell table:formula="of:=[.B97]/3400000000" office:value-type="float" office:value="0.0338158361764706" calcext:value-type="float">
            <text:p>0.0338158362</text:p>
          </table:table-cell>
          <table:table-cell table:formula="of:=[.C97]/3400000000" office:value-type="float" office:value="0.0398416727647059" calcext:value-type="float">
            <text:p>0.0398416728</text:p>
          </table:table-cell>
          <table:table-cell table:formula="of:=[.D97]/3400000000" office:value-type="float" office:value="0.0459729617647059" calcext:value-type="float">
            <text:p>0.0459729618</text:p>
          </table:table-cell>
          <table:table-cell table:number-columns-repeated="2"/>
          <table:table-cell office:value-type="float" office:value="134466030.8" calcext:value-type="float">
            <text:p>134466030.8</text:p>
          </table:table-cell>
          <table:table-cell office:value-type="float" office:value="134874429.9" calcext:value-type="float">
            <text:p>134874429.9</text:p>
          </table:table-cell>
          <table:table-cell office:value-type="float" office:value="156210262.3" calcext:value-type="float">
            <text:p>156210262.3</text:p>
          </table:table-cell>
          <table:table-cell/>
          <table:table-cell table:formula="of:=[.K97]/3400000000" office:value-type="float" office:value="0.0395488325882353" calcext:value-type="float">
            <text:p>0.0395488326</text:p>
          </table:table-cell>
          <table:table-cell table:formula="of:=[.L97]/3400000000" office:value-type="float" office:value="0.0396689499705882" calcext:value-type="float">
            <text:p>0.03966895</text:p>
          </table:table-cell>
          <table:table-cell table:formula="of:=[.M97]/3400000000" office:value-type="float" office:value="0.0459441947941177" calcext:value-type="float">
            <text:p>0.0459441948</text:p>
          </table:table-cell>
        </table:table-row>
        <table:table-row table:style-name="ro1">
          <table:table-cell/>
          <table:table-cell office:value-type="float" office:value="116399896.1" calcext:value-type="float">
            <text:p>116399896.1</text:p>
          </table:table-cell>
          <table:table-cell office:value-type="float" office:value="134901505.2" calcext:value-type="float">
            <text:p>134901505.2</text:p>
          </table:table-cell>
          <table:table-cell office:value-type="float" office:value="158976294.1" calcext:value-type="float">
            <text:p>158976294.1</text:p>
          </table:table-cell>
          <table:table-cell/>
          <table:table-cell table:formula="of:=[.B98]/3400000000" office:value-type="float" office:value="0.0342352635588235" calcext:value-type="float">
            <text:p>0.0342352636</text:p>
          </table:table-cell>
          <table:table-cell table:formula="of:=[.C98]/3400000000" office:value-type="float" office:value="0.0396769132941176" calcext:value-type="float">
            <text:p>0.0396769133</text:p>
          </table:table-cell>
          <table:table-cell table:formula="of:=[.D98]/3400000000" office:value-type="float" office:value="0.0467577335588235" calcext:value-type="float">
            <text:p>0.0467577336</text:p>
          </table:table-cell>
          <table:table-cell table:number-columns-repeated="2"/>
          <table:table-cell office:value-type="float" office:value="135883537.5" calcext:value-type="float">
            <text:p>135883537.5</text:p>
          </table:table-cell>
          <table:table-cell office:value-type="float" office:value="135307656.4" calcext:value-type="float">
            <text:p>135307656.4</text:p>
          </table:table-cell>
          <table:table-cell office:value-type="float" office:value="157385169.1" calcext:value-type="float">
            <text:p>157385169.1</text:p>
          </table:table-cell>
          <table:table-cell/>
          <table:table-cell table:formula="of:=[.K98]/3400000000" office:value-type="float" office:value="0.0399657463235294" calcext:value-type="float">
            <text:p>0.0399657463</text:p>
          </table:table-cell>
          <table:table-cell table:formula="of:=[.L98]/3400000000" office:value-type="float" office:value="0.0397963695294118" calcext:value-type="float">
            <text:p>0.0397963695</text:p>
          </table:table-cell>
          <table:table-cell table:formula="of:=[.M98]/3400000000" office:value-type="float" office:value="0.0462897556176471" calcext:value-type="float">
            <text:p>0.0462897556</text:p>
          </table:table-cell>
        </table:table-row>
        <table:table-row table:style-name="ro1">
          <table:table-cell/>
          <table:table-cell office:value-type="float" office:value="116792371.5" calcext:value-type="float">
            <text:p>116792371.5</text:p>
          </table:table-cell>
          <table:table-cell office:value-type="float" office:value="136605019" calcext:value-type="float">
            <text:p>136605019</text:p>
          </table:table-cell>
          <table:table-cell office:value-type="float" office:value="159826175.5" calcext:value-type="float">
            <text:p>159826175.5</text:p>
          </table:table-cell>
          <table:table-cell/>
          <table:table-cell table:formula="of:=[.B99]/3400000000" office:value-type="float" office:value="0.0343506975" calcext:value-type="float">
            <text:p>0.0343506975</text:p>
          </table:table-cell>
          <table:table-cell table:formula="of:=[.C99]/3400000000" office:value-type="float" office:value="0.0401779467647059" calcext:value-type="float">
            <text:p>0.0401779468</text:p>
          </table:table-cell>
          <table:table-cell table:formula="of:=[.D99]/3400000000" office:value-type="float" office:value="0.0470076986764706" calcext:value-type="float">
            <text:p>0.0470076987</text:p>
          </table:table-cell>
          <table:table-cell table:number-columns-repeated="2"/>
          <table:table-cell office:value-type="float" office:value="138685223.9" calcext:value-type="float">
            <text:p>138685223.9</text:p>
          </table:table-cell>
          <table:table-cell office:value-type="float" office:value="137808787.5" calcext:value-type="float">
            <text:p>137808787.5</text:p>
          </table:table-cell>
          <table:table-cell office:value-type="float" office:value="159157352.1" calcext:value-type="float">
            <text:p>159157352.1</text:p>
          </table:table-cell>
          <table:table-cell/>
          <table:table-cell table:formula="of:=[.K99]/3400000000" office:value-type="float" office:value="0.0407897717352941" calcext:value-type="float">
            <text:p>0.0407897717</text:p>
          </table:table-cell>
          <table:table-cell table:formula="of:=[.L99]/3400000000" office:value-type="float" office:value="0.0405319963235294" calcext:value-type="float">
            <text:p>0.0405319963</text:p>
          </table:table-cell>
          <table:table-cell table:formula="of:=[.M99]/3400000000" office:value-type="float" office:value="0.0468109859117647" calcext:value-type="float">
            <text:p>0.0468109859</text:p>
          </table:table-cell>
        </table:table-row>
        <table:table-row table:style-name="ro1">
          <table:table-cell/>
          <table:table-cell office:value-type="float" office:value="117903606.1" calcext:value-type="float">
            <text:p>117903606.1</text:p>
          </table:table-cell>
          <table:table-cell office:value-type="float" office:value="138155026.4" calcext:value-type="float">
            <text:p>138155026.4</text:p>
          </table:table-cell>
          <table:table-cell office:value-type="float" office:value="161772628.5" calcext:value-type="float">
            <text:p>161772628.5</text:p>
          </table:table-cell>
          <table:table-cell/>
          <table:table-cell table:formula="of:=[.B100]/3400000000" office:value-type="float" office:value="0.0346775312058823" calcext:value-type="float">
            <text:p>0.0346775312</text:p>
          </table:table-cell>
          <table:table-cell table:formula="of:=[.C100]/3400000000" office:value-type="float" office:value="0.0406338312941177" calcext:value-type="float">
            <text:p>0.0406338313</text:p>
          </table:table-cell>
          <table:table-cell table:formula="of:=[.D100]/3400000000" office:value-type="float" office:value="0.0475801848529412" calcext:value-type="float">
            <text:p>0.0475801849</text:p>
          </table:table-cell>
          <table:table-cell table:number-columns-repeated="2"/>
          <table:table-cell office:value-type="float" office:value="137544597.7" calcext:value-type="float">
            <text:p>137544597.7</text:p>
          </table:table-cell>
          <table:table-cell office:value-type="float" office:value="138186495.8" calcext:value-type="float">
            <text:p>138186495.8</text:p>
          </table:table-cell>
          <table:table-cell office:value-type="float" office:value="160073512.2" calcext:value-type="float">
            <text:p>160073512.2</text:p>
          </table:table-cell>
          <table:table-cell/>
          <table:table-cell table:formula="of:=[.K100]/3400000000" office:value-type="float" office:value="0.0404542934411765" calcext:value-type="float">
            <text:p>0.0404542934</text:p>
          </table:table-cell>
          <table:table-cell table:formula="of:=[.L100]/3400000000" office:value-type="float" office:value="0.040643087" calcext:value-type="float">
            <text:p>0.040643087</text:p>
          </table:table-cell>
          <table:table-cell table:formula="of:=[.M100]/3400000000" office:value-type="float" office:value="0.0470804447647059" calcext:value-type="float">
            <text:p>0.0470804448</text:p>
          </table:table-cell>
        </table:table-row>
        <table:table-row table:style-name="ro1">
          <table:table-cell/>
          <table:table-cell office:value-type="float" office:value="118710017.1" calcext:value-type="float">
            <text:p>118710017.1</text:p>
          </table:table-cell>
          <table:table-cell office:value-type="float" office:value="139114787.5" calcext:value-type="float">
            <text:p>139114787.5</text:p>
          </table:table-cell>
          <table:table-cell office:value-type="float" office:value="163372291" calcext:value-type="float">
            <text:p>163372291</text:p>
          </table:table-cell>
          <table:table-cell/>
          <table:table-cell table:formula="of:=[.B101]/3400000000" office:value-type="float" office:value="0.0349147109117647" calcext:value-type="float">
            <text:p>0.0349147109</text:p>
          </table:table-cell>
          <table:table-cell table:formula="of:=[.C101]/3400000000" office:value-type="float" office:value="0.0409161139705882" calcext:value-type="float">
            <text:p>0.040916114</text:p>
          </table:table-cell>
          <table:table-cell table:formula="of:=[.D101]/3400000000" office:value-type="float" office:value="0.0480506738235294" calcext:value-type="float">
            <text:p>0.0480506738</text:p>
          </table:table-cell>
          <table:table-cell table:number-columns-repeated="2"/>
          <table:table-cell office:value-type="float" office:value="139506985.5" calcext:value-type="float">
            <text:p>139506985.5</text:p>
          </table:table-cell>
          <table:table-cell office:value-type="float" office:value="141449020.3" calcext:value-type="float">
            <text:p>141449020.3</text:p>
          </table:table-cell>
          <table:table-cell office:value-type="float" office:value="161879583.9" calcext:value-type="float">
            <text:p>161879583.9</text:p>
          </table:table-cell>
          <table:table-cell/>
          <table:table-cell table:formula="of:=[.K101]/3400000000" office:value-type="float" office:value="0.0410314663235294" calcext:value-type="float">
            <text:p>0.0410314663</text:p>
          </table:table-cell>
          <table:table-cell table:formula="of:=[.L101]/3400000000" office:value-type="float" office:value="0.0416026530294118" calcext:value-type="float">
            <text:p>0.041602653</text:p>
          </table:table-cell>
          <table:table-cell table:formula="of:=[.M101]/3400000000" office:value-type="float" office:value="0.0476116423235294" calcext:value-type="float">
            <text:p>0.0476116423</text:p>
          </table:table-cell>
        </table:table-row>
        <table:table-row table:style-name="ro1">
          <table:table-cell/>
          <table:table-cell office:value-type="float" office:value="121182567.8" calcext:value-type="float">
            <text:p>121182567.8</text:p>
          </table:table-cell>
          <table:table-cell office:value-type="float" office:value="141316539.8" calcext:value-type="float">
            <text:p>141316539.8</text:p>
          </table:table-cell>
          <table:table-cell office:value-type="float" office:value="164780647.7" calcext:value-type="float">
            <text:p>164780647.7</text:p>
          </table:table-cell>
          <table:table-cell/>
          <table:table-cell table:formula="of:=[.B102]/3400000000" office:value-type="float" office:value="0.0356419317058824" calcext:value-type="float">
            <text:p>0.0356419317</text:p>
          </table:table-cell>
          <table:table-cell table:formula="of:=[.C102]/3400000000" office:value-type="float" office:value="0.0415636881764706" calcext:value-type="float">
            <text:p>0.0415636882</text:p>
          </table:table-cell>
          <table:table-cell table:formula="of:=[.D102]/3400000000" office:value-type="float" office:value="0.0484648963823529" calcext:value-type="float">
            <text:p>0.0484648964</text:p>
          </table:table-cell>
          <table:table-cell table:number-columns-repeated="2"/>
          <table:table-cell office:value-type="float" office:value="140836123" calcext:value-type="float">
            <text:p>140836123</text:p>
          </table:table-cell>
          <table:table-cell office:value-type="float" office:value="141071186.7" calcext:value-type="float">
            <text:p>141071186.7</text:p>
          </table:table-cell>
          <table:table-cell office:value-type="float" office:value="164129166.4" calcext:value-type="float">
            <text:p>164129166.4</text:p>
          </table:table-cell>
          <table:table-cell/>
          <table:table-cell table:formula="of:=[.K102]/3400000000" office:value-type="float" office:value="0.0414223891176471" calcext:value-type="float">
            <text:p>0.0414223891</text:p>
          </table:table-cell>
          <table:table-cell table:formula="of:=[.L102]/3400000000" office:value-type="float" office:value="0.0414915255" calcext:value-type="float">
            <text:p>0.0414915255</text:p>
          </table:table-cell>
          <table:table-cell table:formula="of:=[.M102]/3400000000" office:value-type="float" office:value="0.0482732842352941" calcext:value-type="float">
            <text:p>0.0482732842</text:p>
          </table:table-cell>
        </table:table-row>
        <table:table-row table:style-name="ro1">
          <table:table-cell/>
          <table:table-cell office:value-type="float" office:value="122331265.5" calcext:value-type="float">
            <text:p>122331265.5</text:p>
          </table:table-cell>
          <table:table-cell office:value-type="float" office:value="142974570.6" calcext:value-type="float">
            <text:p>142974570.6</text:p>
          </table:table-cell>
          <table:table-cell office:value-type="float" office:value="166163382.7" calcext:value-type="float">
            <text:p>166163382.7</text:p>
          </table:table-cell>
          <table:table-cell/>
          <table:table-cell table:formula="of:=[.B103]/3400000000" office:value-type="float" office:value="0.0359797839705882" calcext:value-type="float">
            <text:p>0.035979784</text:p>
          </table:table-cell>
          <table:table-cell table:formula="of:=[.C103]/3400000000" office:value-type="float" office:value="0.0420513442941176" calcext:value-type="float">
            <text:p>0.0420513443</text:p>
          </table:table-cell>
          <table:table-cell table:formula="of:=[.D103]/3400000000" office:value-type="float" office:value="0.0488715831470588" calcext:value-type="float">
            <text:p>0.0488715831</text:p>
          </table:table-cell>
          <table:table-cell table:number-columns-repeated="2"/>
          <table:table-cell office:value-type="float" office:value="141747795" calcext:value-type="float">
            <text:p>141747795</text:p>
          </table:table-cell>
          <table:table-cell office:value-type="float" office:value="143579531.4" calcext:value-type="float">
            <text:p>143579531.4</text:p>
          </table:table-cell>
          <table:table-cell office:value-type="float" office:value="166131122.2" calcext:value-type="float">
            <text:p>166131122.2</text:p>
          </table:table-cell>
          <table:table-cell/>
          <table:table-cell table:formula="of:=[.K103]/3400000000" office:value-type="float" office:value="0.0416905279411765" calcext:value-type="float">
            <text:p>0.0416905279</text:p>
          </table:table-cell>
          <table:table-cell table:formula="of:=[.L103]/3400000000" office:value-type="float" office:value="0.0422292739411765" calcext:value-type="float">
            <text:p>0.0422292739</text:p>
          </table:table-cell>
          <table:table-cell table:formula="of:=[.M103]/3400000000" office:value-type="float" office:value="0.0488620947647059" calcext:value-type="float">
            <text:p>0.0488620948</text:p>
          </table:table-cell>
        </table:table-row>
        <table:table-row table:style-name="ro1">
          <table:table-cell/>
          <table:table-cell office:value-type="float" office:value="123627610.8" calcext:value-type="float">
            <text:p>123627610.8</text:p>
          </table:table-cell>
          <table:table-cell office:value-type="float" office:value="144415089" calcext:value-type="float">
            <text:p>144415089</text:p>
          </table:table-cell>
          <table:table-cell office:value-type="float" office:value="167877976.9" calcext:value-type="float">
            <text:p>167877976.9</text:p>
          </table:table-cell>
          <table:table-cell/>
          <table:table-cell table:formula="of:=[.B104]/3400000000" office:value-type="float" office:value="0.036361062" calcext:value-type="float">
            <text:p>0.036361062</text:p>
          </table:table-cell>
          <table:table-cell table:formula="of:=[.C104]/3400000000" office:value-type="float" office:value="0.0424750261764706" calcext:value-type="float">
            <text:p>0.0424750262</text:p>
          </table:table-cell>
          <table:table-cell table:formula="of:=[.D104]/3400000000" office:value-type="float" office:value="0.0493758755588235" calcext:value-type="float">
            <text:p>0.0493758756</text:p>
          </table:table-cell>
          <table:table-cell table:number-columns-repeated="2"/>
          <table:table-cell office:value-type="float" office:value="144146061.6" calcext:value-type="float">
            <text:p>144146061.6</text:p>
          </table:table-cell>
          <table:table-cell office:value-type="float" office:value="146674746.3" calcext:value-type="float">
            <text:p>146674746.3</text:p>
          </table:table-cell>
          <table:table-cell office:value-type="float" office:value="167157407.6" calcext:value-type="float">
            <text:p>167157407.6</text:p>
          </table:table-cell>
          <table:table-cell/>
          <table:table-cell table:formula="of:=[.K104]/3400000000" office:value-type="float" office:value="0.0423959004705882" calcext:value-type="float">
            <text:p>0.0423959005</text:p>
          </table:table-cell>
          <table:table-cell table:formula="of:=[.L104]/3400000000" office:value-type="float" office:value="0.0431396312647059" calcext:value-type="float">
            <text:p>0.0431396313</text:p>
          </table:table-cell>
          <table:table-cell table:formula="of:=[.M104]/3400000000" office:value-type="float" office:value="0.0491639434117647" calcext:value-type="float">
            <text:p>0.0491639434</text:p>
          </table:table-cell>
        </table:table-row>
        <table:table-row table:style-name="ro1">
          <table:table-cell/>
          <table:table-cell office:value-type="float" office:value="123522456" calcext:value-type="float">
            <text:p>123522456</text:p>
          </table:table-cell>
          <table:table-cell office:value-type="float" office:value="145981489.2" calcext:value-type="float">
            <text:p>145981489.2</text:p>
          </table:table-cell>
          <table:table-cell office:value-type="float" office:value="170547054.5" calcext:value-type="float">
            <text:p>170547054.5</text:p>
          </table:table-cell>
          <table:table-cell/>
          <table:table-cell table:formula="of:=[.B105]/3400000000" office:value-type="float" office:value="0.0363301341176471" calcext:value-type="float">
            <text:p>0.0363301341</text:p>
          </table:table-cell>
          <table:table-cell table:formula="of:=[.C105]/3400000000" office:value-type="float" office:value="0.0429357321176471" calcext:value-type="float">
            <text:p>0.0429357321</text:p>
          </table:table-cell>
          <table:table-cell table:formula="of:=[.D105]/3400000000" office:value-type="float" office:value="0.0501608983823529" calcext:value-type="float">
            <text:p>0.0501608984</text:p>
          </table:table-cell>
          <table:table-cell table:number-columns-repeated="2"/>
          <table:table-cell office:value-type="float" office:value="146072006.9" calcext:value-type="float">
            <text:p>146072006.9</text:p>
          </table:table-cell>
          <table:table-cell office:value-type="float" office:value="146779594.3" calcext:value-type="float">
            <text:p>146779594.3</text:p>
          </table:table-cell>
          <table:table-cell office:value-type="float" office:value="169796604" calcext:value-type="float">
            <text:p>169796604</text:p>
          </table:table-cell>
          <table:table-cell/>
          <table:table-cell table:formula="of:=[.K105]/3400000000" office:value-type="float" office:value="0.0429623549705882" calcext:value-type="float">
            <text:p>0.042962355</text:p>
          </table:table-cell>
          <table:table-cell table:formula="of:=[.L105]/3400000000" office:value-type="float" office:value="0.0431704689117647" calcext:value-type="float">
            <text:p>0.0431704689</text:p>
          </table:table-cell>
          <table:table-cell table:formula="of:=[.M105]/3400000000" office:value-type="float" office:value="0.0499401776470588" calcext:value-type="float">
            <text:p>0.0499401776</text:p>
          </table:table-cell>
        </table:table-row>
        <table:table-row table:style-name="ro1">
          <table:table-cell/>
          <table:table-cell office:value-type="float" office:value="125202617.6" calcext:value-type="float">
            <text:p>125202617.6</text:p>
          </table:table-cell>
          <table:table-cell office:value-type="float" office:value="147230586.6" calcext:value-type="float">
            <text:p>147230586.6</text:p>
          </table:table-cell>
          <table:table-cell office:value-type="float" office:value="171401824.4" calcext:value-type="float">
            <text:p>171401824.4</text:p>
          </table:table-cell>
          <table:table-cell/>
          <table:table-cell table:formula="of:=[.B106]/3400000000" office:value-type="float" office:value="0.0368242992941176" calcext:value-type="float">
            <text:p>0.0368242993</text:p>
          </table:table-cell>
          <table:table-cell table:formula="of:=[.C106]/3400000000" office:value-type="float" office:value="0.0433031137058824" calcext:value-type="float">
            <text:p>0.0433031137</text:p>
          </table:table-cell>
          <table:table-cell table:formula="of:=[.D106]/3400000000" office:value-type="float" office:value="0.0504123012941176" calcext:value-type="float">
            <text:p>0.0504123013</text:p>
          </table:table-cell>
          <table:table-cell table:number-columns-repeated="2"/>
          <table:table-cell office:value-type="float" office:value="147652164.8" calcext:value-type="float">
            <text:p>147652164.8</text:p>
          </table:table-cell>
          <table:table-cell office:value-type="float" office:value="146887837.8" calcext:value-type="float">
            <text:p>146887837.8</text:p>
          </table:table-cell>
          <table:table-cell office:value-type="float" office:value="170631458.7" calcext:value-type="float">
            <text:p>170631458.7</text:p>
          </table:table-cell>
          <table:table-cell/>
          <table:table-cell table:formula="of:=[.K106]/3400000000" office:value-type="float" office:value="0.0434271072941177" calcext:value-type="float">
            <text:p>0.0434271073</text:p>
          </table:table-cell>
          <table:table-cell table:formula="of:=[.L106]/3400000000" office:value-type="float" office:value="0.0432023052352941" calcext:value-type="float">
            <text:p>0.0432023052</text:p>
          </table:table-cell>
          <table:table-cell table:formula="of:=[.M106]/3400000000" office:value-type="float" office:value="0.0501857231470588" calcext:value-type="float">
            <text:p>0.0501857231</text:p>
          </table:table-cell>
        </table:table-row>
        <table:table-row table:style-name="ro1">
          <table:table-cell/>
          <table:table-cell office:value-type="float" office:value="125445579.4" calcext:value-type="float">
            <text:p>125445579.4</text:p>
          </table:table-cell>
          <table:table-cell office:value-type="float" office:value="148429539.7" calcext:value-type="float">
            <text:p>148429539.7</text:p>
          </table:table-cell>
          <table:table-cell office:value-type="float" office:value="173276274.1" calcext:value-type="float">
            <text:p>173276274.1</text:p>
          </table:table-cell>
          <table:table-cell/>
          <table:table-cell table:formula="of:=[.B107]/3400000000" office:value-type="float" office:value="0.0368957586470588" calcext:value-type="float">
            <text:p>0.0368957586</text:p>
          </table:table-cell>
          <table:table-cell table:formula="of:=[.C107]/3400000000" office:value-type="float" office:value="0.0436557469705882" calcext:value-type="float">
            <text:p>0.043655747</text:p>
          </table:table-cell>
          <table:table-cell table:formula="of:=[.D107]/3400000000" office:value-type="float" office:value="0.0509636100294118" calcext:value-type="float">
            <text:p>0.05096361</text:p>
          </table:table-cell>
          <table:table-cell table:number-columns-repeated="2"/>
          <table:table-cell office:value-type="float" office:value="148574765.6" calcext:value-type="float">
            <text:p>148574765.6</text:p>
          </table:table-cell>
          <table:table-cell office:value-type="float" office:value="149499173.8" calcext:value-type="float">
            <text:p>149499173.8</text:p>
          </table:table-cell>
          <table:table-cell office:value-type="float" office:value="172700632.1" calcext:value-type="float">
            <text:p>172700632.1</text:p>
          </table:table-cell>
          <table:table-cell/>
          <table:table-cell table:formula="of:=[.K107]/3400000000" office:value-type="float" office:value="0.0436984604705882" calcext:value-type="float">
            <text:p>0.0436984605</text:p>
          </table:table-cell>
          <table:table-cell table:formula="of:=[.L107]/3400000000" office:value-type="float" office:value="0.0439703452352941" calcext:value-type="float">
            <text:p>0.0439703452</text:p>
          </table:table-cell>
          <table:table-cell table:formula="of:=[.M107]/3400000000" office:value-type="float" office:value="0.0507943035588235" calcext:value-type="float">
            <text:p>0.0507943036</text:p>
          </table:table-cell>
        </table:table-row>
        <table:table-row table:style-name="ro1">
          <table:table-cell/>
          <table:table-cell office:value-type="float" office:value="127073410.5" calcext:value-type="float">
            <text:p>127073410.5</text:p>
          </table:table-cell>
          <table:table-cell office:value-type="float" office:value="150912085.9" calcext:value-type="float">
            <text:p>150912085.9</text:p>
          </table:table-cell>
          <table:table-cell office:value-type="float" office:value="175320998.4" calcext:value-type="float">
            <text:p>175320998.4</text:p>
          </table:table-cell>
          <table:table-cell/>
          <table:table-cell table:formula="of:=[.B108]/3400000000" office:value-type="float" office:value="0.0373745325" calcext:value-type="float">
            <text:p>0.0373745325</text:p>
          </table:table-cell>
          <table:table-cell table:formula="of:=[.C108]/3400000000" office:value-type="float" office:value="0.0443859076176471" calcext:value-type="float">
            <text:p>0.0443859076</text:p>
          </table:table-cell>
          <table:table-cell table:formula="of:=[.D108]/3400000000" office:value-type="float" office:value="0.0515649995294118" calcext:value-type="float">
            <text:p>0.0515649995</text:p>
          </table:table-cell>
          <table:table-cell table:number-columns-repeated="2"/>
          <table:table-cell office:value-type="float" office:value="149329365.1" calcext:value-type="float">
            <text:p>149329365.1</text:p>
          </table:table-cell>
          <table:table-cell office:value-type="float" office:value="150622609.6" calcext:value-type="float">
            <text:p>150622609.6</text:p>
          </table:table-cell>
          <table:table-cell office:value-type="float" office:value="173902427.8" calcext:value-type="float">
            <text:p>173902427.8</text:p>
          </table:table-cell>
          <table:table-cell/>
          <table:table-cell table:formula="of:=[.K108]/3400000000" office:value-type="float" office:value="0.0439204015" calcext:value-type="float">
            <text:p>0.0439204015</text:p>
          </table:table-cell>
          <table:table-cell table:formula="of:=[.L108]/3400000000" office:value-type="float" office:value="0.0443007675294118" calcext:value-type="float">
            <text:p>0.0443007675</text:p>
          </table:table-cell>
          <table:table-cell table:formula="of:=[.M108]/3400000000" office:value-type="float" office:value="0.0511477728823529" calcext:value-type="float">
            <text:p>0.0511477729</text:p>
          </table:table-cell>
        </table:table-row>
        <table:table-row table:style-name="ro1">
          <table:table-cell/>
          <table:table-cell office:value-type="float" office:value="129504811.6" calcext:value-type="float">
            <text:p>129504811.6</text:p>
          </table:table-cell>
          <table:table-cell office:value-type="float" office:value="151177168.7" calcext:value-type="float">
            <text:p>151177168.7</text:p>
          </table:table-cell>
          <table:table-cell office:value-type="float" office:value="176828392" calcext:value-type="float">
            <text:p>176828392</text:p>
          </table:table-cell>
          <table:table-cell/>
          <table:table-cell table:formula="of:=[.B109]/3400000000" office:value-type="float" office:value="0.0380896504705882" calcext:value-type="float">
            <text:p>0.0380896505</text:p>
          </table:table-cell>
          <table:table-cell table:formula="of:=[.C109]/3400000000" office:value-type="float" office:value="0.0444638731470588" calcext:value-type="float">
            <text:p>0.0444638731</text:p>
          </table:table-cell>
          <table:table-cell table:formula="of:=[.D109]/3400000000" office:value-type="float" office:value="0.0520083505882353" calcext:value-type="float">
            <text:p>0.0520083506</text:p>
          </table:table-cell>
          <table:table-cell table:number-columns-repeated="2"/>
          <table:table-cell office:value-type="float" office:value="151006349.9" calcext:value-type="float">
            <text:p>151006349.9</text:p>
          </table:table-cell>
          <table:table-cell office:value-type="float" office:value="150956643.9" calcext:value-type="float">
            <text:p>150956643.9</text:p>
          </table:table-cell>
          <table:table-cell office:value-type="float" office:value="175617931.8" calcext:value-type="float">
            <text:p>175617931.8</text:p>
          </table:table-cell>
          <table:table-cell/>
          <table:table-cell table:formula="of:=[.K109]/3400000000" office:value-type="float" office:value="0.0444136323235294" calcext:value-type="float">
            <text:p>0.0444136323</text:p>
          </table:table-cell>
          <table:table-cell table:formula="of:=[.L109]/3400000000" office:value-type="float" office:value="0.0443990129117647" calcext:value-type="float">
            <text:p>0.0443990129</text:p>
          </table:table-cell>
          <table:table-cell table:formula="of:=[.M109]/3400000000" office:value-type="float" office:value="0.0516523328823529" calcext:value-type="float">
            <text:p>0.0516523329</text:p>
          </table:table-cell>
        </table:table-row>
        <table:table-row table:style-name="ro1">
          <table:table-cell/>
          <table:table-cell office:value-type="float" office:value="130488632" calcext:value-type="float">
            <text:p>130488632</text:p>
          </table:table-cell>
          <table:table-cell office:value-type="float" office:value="152225669.8" calcext:value-type="float">
            <text:p>152225669.8</text:p>
          </table:table-cell>
          <table:table-cell office:value-type="float" office:value="178505762.8" calcext:value-type="float">
            <text:p>178505762.8</text:p>
          </table:table-cell>
          <table:table-cell/>
          <table:table-cell table:formula="of:=[.B110]/3400000000" office:value-type="float" office:value="0.0383790094117647" calcext:value-type="float">
            <text:p>0.0383790094</text:p>
          </table:table-cell>
          <table:table-cell table:formula="of:=[.C110]/3400000000" office:value-type="float" office:value="0.0447722558235294" calcext:value-type="float">
            <text:p>0.0447722558</text:p>
          </table:table-cell>
          <table:table-cell table:formula="of:=[.D110]/3400000000" office:value-type="float" office:value="0.0525016949411765" calcext:value-type="float">
            <text:p>0.0525016949</text:p>
          </table:table-cell>
          <table:table-cell table:number-columns-repeated="2"/>
          <table:table-cell office:value-type="float" office:value="152736585.5" calcext:value-type="float">
            <text:p>152736585.5</text:p>
          </table:table-cell>
          <table:table-cell office:value-type="float" office:value="153431720.2" calcext:value-type="float">
            <text:p>153431720.2</text:p>
          </table:table-cell>
          <table:table-cell office:value-type="float" office:value="176815677.9" calcext:value-type="float">
            <text:p>176815677.9</text:p>
          </table:table-cell>
          <table:table-cell/>
          <table:table-cell table:formula="of:=[.K110]/3400000000" office:value-type="float" office:value="0.0449225251470588" calcext:value-type="float">
            <text:p>0.0449225251</text:p>
          </table:table-cell>
          <table:table-cell table:formula="of:=[.L110]/3400000000" office:value-type="float" office:value="0.0451269765294118" calcext:value-type="float">
            <text:p>0.0451269765</text:p>
          </table:table-cell>
          <table:table-cell table:formula="of:=[.M110]/3400000000" office:value-type="float" office:value="0.0520046111470588" calcext:value-type="float">
            <text:p>0.0520046111</text:p>
          </table:table-cell>
        </table:table-row>
        <table:table-row table:style-name="ro1">
          <table:table-cell/>
          <table:table-cell office:value-type="float" office:value="131063973.8" calcext:value-type="float">
            <text:p>131063973.8</text:p>
          </table:table-cell>
          <table:table-cell office:value-type="float" office:value="153658148.9" calcext:value-type="float">
            <text:p>153658148.9</text:p>
          </table:table-cell>
          <table:table-cell office:value-type="float" office:value="179524760.3" calcext:value-type="float">
            <text:p>179524760.3</text:p>
          </table:table-cell>
          <table:table-cell/>
          <table:table-cell table:formula="of:=[.B111]/3400000000" office:value-type="float" office:value="0.0385482275882353" calcext:value-type="float">
            <text:p>0.0385482276</text:p>
          </table:table-cell>
          <table:table-cell table:formula="of:=[.C111]/3400000000" office:value-type="float" office:value="0.0451935732058824" calcext:value-type="float">
            <text:p>0.0451935732</text:p>
          </table:table-cell>
          <table:table-cell table:formula="of:=[.D111]/3400000000" office:value-type="float" office:value="0.0528014000882353" calcext:value-type="float">
            <text:p>0.0528014001</text:p>
          </table:table-cell>
          <table:table-cell table:number-columns-repeated="2"/>
          <table:table-cell office:value-type="float" office:value="154265307.8" calcext:value-type="float">
            <text:p>154265307.8</text:p>
          </table:table-cell>
          <table:table-cell office:value-type="float" office:value="154611164.9" calcext:value-type="float">
            <text:p>154611164.9</text:p>
          </table:table-cell>
          <table:table-cell office:value-type="float" office:value="179344012.6" calcext:value-type="float">
            <text:p>179344012.6</text:p>
          </table:table-cell>
          <table:table-cell/>
          <table:table-cell table:formula="of:=[.K111]/3400000000" office:value-type="float" office:value="0.0453721493529412" calcext:value-type="float">
            <text:p>0.0453721494</text:p>
          </table:table-cell>
          <table:table-cell table:formula="of:=[.L111]/3400000000" office:value-type="float" office:value="0.0454738720294118" calcext:value-type="float">
            <text:p>0.045473872</text:p>
          </table:table-cell>
          <table:table-cell table:formula="of:=[.M111]/3400000000" office:value-type="float" office:value="0.052748239" calcext:value-type="float">
            <text:p>0.052748239</text:p>
          </table:table-cell>
        </table:table-row>
        <table:table-row table:style-name="ro1">
          <table:table-cell/>
          <table:table-cell office:value-type="float" office:value="132327193.4" calcext:value-type="float">
            <text:p>132327193.4</text:p>
          </table:table-cell>
          <table:table-cell office:value-type="float" office:value="154448651.7" calcext:value-type="float">
            <text:p>154448651.7</text:p>
          </table:table-cell>
          <table:table-cell office:value-type="float" office:value="180413315.8" calcext:value-type="float">
            <text:p>180413315.8</text:p>
          </table:table-cell>
          <table:table-cell/>
          <table:table-cell table:formula="of:=[.B112]/3400000000" office:value-type="float" office:value="0.0389197627647059" calcext:value-type="float">
            <text:p>0.0389197628</text:p>
          </table:table-cell>
          <table:table-cell table:formula="of:=[.C112]/3400000000" office:value-type="float" office:value="0.0454260740294118" calcext:value-type="float">
            <text:p>0.045426074</text:p>
          </table:table-cell>
          <table:table-cell table:formula="of:=[.D112]/3400000000" office:value-type="float" office:value="0.0530627399411765" calcext:value-type="float">
            <text:p>0.0530627399</text:p>
          </table:table-cell>
          <table:table-cell table:number-columns-repeated="2"/>
          <table:table-cell office:value-type="float" office:value="156457901.3" calcext:value-type="float">
            <text:p>156457901.3</text:p>
          </table:table-cell>
          <table:table-cell office:value-type="float" office:value="157107640.4" calcext:value-type="float">
            <text:p>157107640.4</text:p>
          </table:table-cell>
          <table:table-cell office:value-type="float" office:value="179555367.5" calcext:value-type="float">
            <text:p>179555367.5</text:p>
          </table:table-cell>
          <table:table-cell/>
          <table:table-cell table:formula="of:=[.K112]/3400000000" office:value-type="float" office:value="0.0460170297941176" calcext:value-type="float">
            <text:p>0.0460170298</text:p>
          </table:table-cell>
          <table:table-cell table:formula="of:=[.L112]/3400000000" office:value-type="float" office:value="0.0462081295294118" calcext:value-type="float">
            <text:p>0.0462081295</text:p>
          </table:table-cell>
          <table:table-cell table:formula="of:=[.M112]/3400000000" office:value-type="float" office:value="0.0528104022058824" calcext:value-type="float">
            <text:p>0.0528104022</text:p>
          </table:table-cell>
        </table:table-row>
        <table:table-row table:style-name="ro1">
          <table:table-cell/>
          <table:table-cell office:value-type="float" office:value="133945204.3" calcext:value-type="float">
            <text:p>133945204.3</text:p>
          </table:table-cell>
          <table:table-cell office:value-type="float" office:value="155690909.8" calcext:value-type="float">
            <text:p>155690909.8</text:p>
          </table:table-cell>
          <table:table-cell office:value-type="float" office:value="182942093.9" calcext:value-type="float">
            <text:p>182942093.9</text:p>
          </table:table-cell>
          <table:table-cell/>
          <table:table-cell table:formula="of:=[.B113]/3400000000" office:value-type="float" office:value="0.0393956483235294" calcext:value-type="float">
            <text:p>0.0393956483</text:p>
          </table:table-cell>
          <table:table-cell table:formula="of:=[.C113]/3400000000" office:value-type="float" office:value="0.0457914440588235" calcext:value-type="float">
            <text:p>0.0457914441</text:p>
          </table:table-cell>
          <table:table-cell table:formula="of:=[.D113]/3400000000" office:value-type="float" office:value="0.0538064982058824" calcext:value-type="float">
            <text:p>0.0538064982</text:p>
          </table:table-cell>
          <table:table-cell table:number-columns-repeated="2"/>
          <table:table-cell office:value-type="float" office:value="156589597.3" calcext:value-type="float">
            <text:p>156589597.3</text:p>
          </table:table-cell>
          <table:table-cell office:value-type="float" office:value="157137182" calcext:value-type="float">
            <text:p>157137182</text:p>
          </table:table-cell>
          <table:table-cell office:value-type="float" office:value="181326239.6" calcext:value-type="float">
            <text:p>181326239.6</text:p>
          </table:table-cell>
          <table:table-cell/>
          <table:table-cell table:formula="of:=[.K113]/3400000000" office:value-type="float" office:value="0.0460557639117647" calcext:value-type="float">
            <text:p>0.0460557639</text:p>
          </table:table-cell>
          <table:table-cell table:formula="of:=[.L113]/3400000000" office:value-type="float" office:value="0.0462168182352941" calcext:value-type="float">
            <text:p>0.0462168182</text:p>
          </table:table-cell>
          <table:table-cell table:formula="of:=[.M113]/3400000000" office:value-type="float" office:value="0.0533312469411765" calcext:value-type="float">
            <text:p>0.0533312469</text:p>
          </table:table-cell>
        </table:table-row>
        <table:table-row table:style-name="ro1">
          <table:table-cell/>
          <table:table-cell office:value-type="float" office:value="134566352.1" calcext:value-type="float">
            <text:p>134566352.1</text:p>
          </table:table-cell>
          <table:table-cell office:value-type="float" office:value="159266706.1" calcext:value-type="float">
            <text:p>159266706.1</text:p>
          </table:table-cell>
          <table:table-cell office:value-type="float" office:value="184082823.1" calcext:value-type="float">
            <text:p>184082823.1</text:p>
          </table:table-cell>
          <table:table-cell/>
          <table:table-cell table:formula="of:=[.B114]/3400000000" office:value-type="float" office:value="0.0395783388529412" calcext:value-type="float">
            <text:p>0.0395783389</text:p>
          </table:table-cell>
          <table:table-cell table:formula="of:=[.C114]/3400000000" office:value-type="float" office:value="0.0468431488529412" calcext:value-type="float">
            <text:p>0.0468431489</text:p>
          </table:table-cell>
          <table:table-cell table:formula="of:=[.D114]/3400000000" office:value-type="float" office:value="0.0541420067941176" calcext:value-type="float">
            <text:p>0.0541420068</text:p>
          </table:table-cell>
          <table:table-cell table:number-columns-repeated="2"/>
          <table:table-cell office:value-type="float" office:value="158536499" calcext:value-type="float">
            <text:p>158536499</text:p>
          </table:table-cell>
          <table:table-cell office:value-type="float" office:value="158378765.2" calcext:value-type="float">
            <text:p>158378765.2</text:p>
          </table:table-cell>
          <table:table-cell office:value-type="float" office:value="182531982.1" calcext:value-type="float">
            <text:p>182531982.1</text:p>
          </table:table-cell>
          <table:table-cell/>
          <table:table-cell table:formula="of:=[.K114]/3400000000" office:value-type="float" office:value="0.0466283820588235" calcext:value-type="float">
            <text:p>0.0466283821</text:p>
          </table:table-cell>
          <table:table-cell table:formula="of:=[.L114]/3400000000" office:value-type="float" office:value="0.0465819897647059" calcext:value-type="float">
            <text:p>0.0465819898</text:p>
          </table:table-cell>
          <table:table-cell table:formula="of:=[.M114]/3400000000" office:value-type="float" office:value="0.0536858770882353" calcext:value-type="float">
            <text:p>0.0536858771</text:p>
          </table:table-cell>
        </table:table-row>
        <table:table-row table:style-name="ro1">
          <table:table-cell/>
          <table:table-cell office:value-type="float" office:value="135258418.3" calcext:value-type="float">
            <text:p>135258418.3</text:p>
          </table:table-cell>
          <table:table-cell office:value-type="float" office:value="158931857.1" calcext:value-type="float">
            <text:p>158931857.1</text:p>
          </table:table-cell>
          <table:table-cell office:value-type="float" office:value="185720305.1" calcext:value-type="float">
            <text:p>185720305.1</text:p>
          </table:table-cell>
          <table:table-cell/>
          <table:table-cell table:formula="of:=[.B115]/3400000000" office:value-type="float" office:value="0.0397818877352941" calcext:value-type="float">
            <text:p>0.0397818877</text:p>
          </table:table-cell>
          <table:table-cell table:formula="of:=[.C115]/3400000000" office:value-type="float" office:value="0.0467446638529412" calcext:value-type="float">
            <text:p>0.0467446639</text:p>
          </table:table-cell>
          <table:table-cell table:formula="of:=[.D115]/3400000000" office:value-type="float" office:value="0.0546236191470588" calcext:value-type="float">
            <text:p>0.0546236191</text:p>
          </table:table-cell>
          <table:table-cell table:number-columns-repeated="2"/>
          <table:table-cell office:value-type="float" office:value="161003144.4" calcext:value-type="float">
            <text:p>161003144.4</text:p>
          </table:table-cell>
          <table:table-cell office:value-type="float" office:value="160445082.9" calcext:value-type="float">
            <text:p>160445082.9</text:p>
          </table:table-cell>
          <table:table-cell office:value-type="float" office:value="184547464.9" calcext:value-type="float">
            <text:p>184547464.9</text:p>
          </table:table-cell>
          <table:table-cell/>
          <table:table-cell table:formula="of:=[.K115]/3400000000" office:value-type="float" office:value="0.047353866" calcext:value-type="float">
            <text:p>0.047353866</text:p>
          </table:table-cell>
          <table:table-cell table:formula="of:=[.L115]/3400000000" office:value-type="float" office:value="0.0471897302647059" calcext:value-type="float">
            <text:p>0.0471897303</text:p>
          </table:table-cell>
          <table:table-cell table:formula="of:=[.M115]/3400000000" office:value-type="float" office:value="0.0542786661470588" calcext:value-type="float">
            <text:p>0.0542786661</text:p>
          </table:table-cell>
        </table:table-row>
        <table:table-row table:style-name="ro1">
          <table:table-cell/>
          <table:table-cell office:value-type="float" office:value="136651894.4" calcext:value-type="float">
            <text:p>136651894.4</text:p>
          </table:table-cell>
          <table:table-cell office:value-type="float" office:value="161206189.9" calcext:value-type="float">
            <text:p>161206189.9</text:p>
          </table:table-cell>
          <table:table-cell office:value-type="float" office:value="186622606.3" calcext:value-type="float">
            <text:p>186622606.3</text:p>
          </table:table-cell>
          <table:table-cell/>
          <table:table-cell table:formula="of:=[.B116]/3400000000" office:value-type="float" office:value="0.0401917336470588" calcext:value-type="float">
            <text:p>0.0401917336</text:p>
          </table:table-cell>
          <table:table-cell table:formula="of:=[.C116]/3400000000" office:value-type="float" office:value="0.0474135852647059" calcext:value-type="float">
            <text:p>0.0474135853</text:p>
          </table:table-cell>
          <table:table-cell table:formula="of:=[.D116]/3400000000" office:value-type="float" office:value="0.0548890018529412" calcext:value-type="float">
            <text:p>0.0548890019</text:p>
          </table:table-cell>
          <table:table-cell table:number-columns-repeated="2"/>
          <table:table-cell office:value-type="float" office:value="161070481.3" calcext:value-type="float">
            <text:p>161070481.3</text:p>
          </table:table-cell>
          <table:table-cell office:value-type="float" office:value="161684200.6" calcext:value-type="float">
            <text:p>161684200.6</text:p>
          </table:table-cell>
          <table:table-cell office:value-type="float" office:value="186549231.6" calcext:value-type="float">
            <text:p>186549231.6</text:p>
          </table:table-cell>
          <table:table-cell/>
          <table:table-cell table:formula="of:=[.K116]/3400000000" office:value-type="float" office:value="0.0473736709705882" calcext:value-type="float">
            <text:p>0.047373671</text:p>
          </table:table-cell>
          <table:table-cell table:formula="of:=[.L116]/3400000000" office:value-type="float" office:value="0.0475541766470588" calcext:value-type="float">
            <text:p>0.0475541766</text:p>
          </table:table-cell>
          <table:table-cell table:formula="of:=[.M116]/3400000000" office:value-type="float" office:value="0.0548674210588235" calcext:value-type="float">
            <text:p>0.0548674211</text:p>
          </table:table-cell>
        </table:table-row>
        <table:table-row table:style-name="ro1">
          <table:table-cell/>
          <table:table-cell office:value-type="float" office:value="137772517.7" calcext:value-type="float">
            <text:p>137772517.7</text:p>
          </table:table-cell>
          <table:table-cell office:value-type="float" office:value="163314046.3" calcext:value-type="float">
            <text:p>163314046.3</text:p>
          </table:table-cell>
          <table:table-cell office:value-type="float" office:value="189477048.9" calcext:value-type="float">
            <text:p>189477048.9</text:p>
          </table:table-cell>
          <table:table-cell/>
          <table:table-cell table:formula="of:=[.B117]/3400000000" office:value-type="float" office:value="0.0405213287352941" calcext:value-type="float">
            <text:p>0.0405213287</text:p>
          </table:table-cell>
          <table:table-cell table:formula="of:=[.C117]/3400000000" office:value-type="float" office:value="0.0480335430294118" calcext:value-type="float">
            <text:p>0.048033543</text:p>
          </table:table-cell>
          <table:table-cell table:formula="of:=[.D117]/3400000000" office:value-type="float" office:value="0.0557285437941176" calcext:value-type="float">
            <text:p>0.0557285438</text:p>
          </table:table-cell>
          <table:table-cell table:number-columns-repeated="2"/>
          <table:table-cell office:value-type="float" office:value="162447471.6" calcext:value-type="float">
            <text:p>162447471.6</text:p>
          </table:table-cell>
          <table:table-cell office:value-type="float" office:value="162886291.8" calcext:value-type="float">
            <text:p>162886291.8</text:p>
          </table:table-cell>
          <table:table-cell office:value-type="float" office:value="188206921.6" calcext:value-type="float">
            <text:p>188206921.6</text:p>
          </table:table-cell>
          <table:table-cell/>
          <table:table-cell table:formula="of:=[.K117]/3400000000" office:value-type="float" office:value="0.0477786681176471" calcext:value-type="float">
            <text:p>0.0477786681</text:p>
          </table:table-cell>
          <table:table-cell table:formula="of:=[.L117]/3400000000" office:value-type="float" office:value="0.0479077328823529" calcext:value-type="float">
            <text:p>0.0479077329</text:p>
          </table:table-cell>
          <table:table-cell table:formula="of:=[.M117]/3400000000" office:value-type="float" office:value="0.0553549769411765" calcext:value-type="float">
            <text:p>0.0553549769</text:p>
          </table:table-cell>
        </table:table-row>
        <table:table-row table:style-name="ro1">
          <table:table-cell/>
          <table:table-cell office:value-type="float" office:value="138991905.1" calcext:value-type="float">
            <text:p>138991905.1</text:p>
          </table:table-cell>
          <table:table-cell office:value-type="float" office:value="163510879.6" calcext:value-type="float">
            <text:p>163510879.6</text:p>
          </table:table-cell>
          <table:table-cell office:value-type="float" office:value="191338596.6" calcext:value-type="float">
            <text:p>191338596.6</text:p>
          </table:table-cell>
          <table:table-cell/>
          <table:table-cell table:formula="of:=[.B118]/3400000000" office:value-type="float" office:value="0.0408799720882353" calcext:value-type="float">
            <text:p>0.0408799721</text:p>
          </table:table-cell>
          <table:table-cell table:formula="of:=[.C118]/3400000000" office:value-type="float" office:value="0.0480914351764706" calcext:value-type="float">
            <text:p>0.0480914352</text:p>
          </table:table-cell>
          <table:table-cell table:formula="of:=[.D118]/3400000000" office:value-type="float" office:value="0.0562760578235294" calcext:value-type="float">
            <text:p>0.0562760578</text:p>
          </table:table-cell>
          <table:table-cell table:number-columns-repeated="2"/>
          <table:table-cell office:value-type="float" office:value="164878197" calcext:value-type="float">
            <text:p>164878197</text:p>
          </table:table-cell>
          <table:table-cell office:value-type="float" office:value="164263465.1" calcext:value-type="float">
            <text:p>164263465.1</text:p>
          </table:table-cell>
          <table:table-cell office:value-type="float" office:value="190009556.7" calcext:value-type="float">
            <text:p>190009556.7</text:p>
          </table:table-cell>
          <table:table-cell/>
          <table:table-cell table:formula="of:=[.K118]/3400000000" office:value-type="float" office:value="0.0484935873529412" calcext:value-type="float">
            <text:p>0.0484935874</text:p>
          </table:table-cell>
          <table:table-cell table:formula="of:=[.L118]/3400000000" office:value-type="float" office:value="0.0483127838529412" calcext:value-type="float">
            <text:p>0.0483127839</text:p>
          </table:table-cell>
          <table:table-cell table:formula="of:=[.M118]/3400000000" office:value-type="float" office:value="0.0558851637352941" calcext:value-type="float">
            <text:p>0.0558851637</text:p>
          </table:table-cell>
        </table:table-row>
        <table:table-row table:style-name="ro1">
          <table:table-cell/>
          <table:table-cell office:value-type="float" office:value="140353227.2" calcext:value-type="float">
            <text:p>140353227.2</text:p>
          </table:table-cell>
          <table:table-cell office:value-type="float" office:value="164500227.3" calcext:value-type="float">
            <text:p>164500227.3</text:p>
          </table:table-cell>
          <table:table-cell office:value-type="float" office:value="192472829.9" calcext:value-type="float">
            <text:p>192472829.9</text:p>
          </table:table-cell>
          <table:table-cell/>
          <table:table-cell table:formula="of:=[.B119]/3400000000" office:value-type="float" office:value="0.0412803609411765" calcext:value-type="float">
            <text:p>0.0412803609</text:p>
          </table:table-cell>
          <table:table-cell table:formula="of:=[.C119]/3400000000" office:value-type="float" office:value="0.0483824197941177" calcext:value-type="float">
            <text:p>0.0483824198</text:p>
          </table:table-cell>
          <table:table-cell table:formula="of:=[.D119]/3400000000" office:value-type="float" office:value="0.0566096558529412" calcext:value-type="float">
            <text:p>0.0566096559</text:p>
          </table:table-cell>
          <table:table-cell table:number-columns-repeated="2"/>
          <table:table-cell office:value-type="float" office:value="165735032" calcext:value-type="float">
            <text:p>165735032</text:p>
          </table:table-cell>
          <table:table-cell office:value-type="float" office:value="165459889.2" calcext:value-type="float">
            <text:p>165459889.2</text:p>
          </table:table-cell>
          <table:table-cell office:value-type="float" office:value="192574858.7" calcext:value-type="float">
            <text:p>192574858.7</text:p>
          </table:table-cell>
          <table:table-cell/>
          <table:table-cell table:formula="of:=[.K119]/3400000000" office:value-type="float" office:value="0.0487455976470588" calcext:value-type="float">
            <text:p>0.0487455976</text:p>
          </table:table-cell>
          <table:table-cell table:formula="of:=[.L119]/3400000000" office:value-type="float" office:value="0.0486646732941176" calcext:value-type="float">
            <text:p>0.0486646733</text:p>
          </table:table-cell>
          <table:table-cell table:formula="of:=[.M119]/3400000000" office:value-type="float" office:value="0.0566396643235294" calcext:value-type="float">
            <text:p>0.0566396643</text:p>
          </table:table-cell>
        </table:table-row>
        <table:table-row table:style-name="ro1">
          <table:table-cell/>
          <table:table-cell office:value-type="float" office:value="141764196.6" calcext:value-type="float">
            <text:p>141764196.6</text:p>
          </table:table-cell>
          <table:table-cell office:value-type="float" office:value="166574959.9" calcext:value-type="float">
            <text:p>166574959.9</text:p>
          </table:table-cell>
          <table:table-cell office:value-type="float" office:value="193827448.4" calcext:value-type="float">
            <text:p>193827448.4</text:p>
          </table:table-cell>
          <table:table-cell/>
          <table:table-cell table:formula="of:=[.B120]/3400000000" office:value-type="float" office:value="0.0416953519411765" calcext:value-type="float">
            <text:p>0.0416953519</text:p>
          </table:table-cell>
          <table:table-cell table:formula="of:=[.C120]/3400000000" office:value-type="float" office:value="0.0489926352647059" calcext:value-type="float">
            <text:p>0.0489926353</text:p>
          </table:table-cell>
          <table:table-cell table:formula="of:=[.D120]/3400000000" office:value-type="float" office:value="0.0570080730588235" calcext:value-type="float">
            <text:p>0.0570080731</text:p>
          </table:table-cell>
          <table:table-cell table:number-columns-repeated="2"/>
          <table:table-cell office:value-type="float" office:value="166174056.6" calcext:value-type="float">
            <text:p>166174056.6</text:p>
          </table:table-cell>
          <table:table-cell office:value-type="float" office:value="166845975.4" calcext:value-type="float">
            <text:p>166845975.4</text:p>
          </table:table-cell>
          <table:table-cell office:value-type="float" office:value="198265243.8" calcext:value-type="float">
            <text:p>198265243.8</text:p>
          </table:table-cell>
          <table:table-cell/>
          <table:table-cell table:formula="of:=[.K120]/3400000000" office:value-type="float" office:value="0.0488747225294118" calcext:value-type="float">
            <text:p>0.0488747225</text:p>
          </table:table-cell>
          <table:table-cell table:formula="of:=[.L120]/3400000000" office:value-type="float" office:value="0.0490723457058824" calcext:value-type="float">
            <text:p>0.0490723457</text:p>
          </table:table-cell>
          <table:table-cell table:formula="of:=[.M120]/3400000000" office:value-type="float" office:value="0.058313307" calcext:value-type="float">
            <text:p>0.058313307</text:p>
          </table:table-cell>
        </table:table-row>
        <table:table-row table:style-name="ro1">
          <table:table-cell/>
          <table:table-cell office:value-type="float" office:value="142458547.4" calcext:value-type="float">
            <text:p>142458547.4</text:p>
          </table:table-cell>
          <table:table-cell office:value-type="float" office:value="167941141.1" calcext:value-type="float">
            <text:p>167941141.1</text:p>
          </table:table-cell>
          <table:table-cell office:value-type="float" office:value="195613172.7" calcext:value-type="float">
            <text:p>195613172.7</text:p>
          </table:table-cell>
          <table:table-cell/>
          <table:table-cell table:formula="of:=[.B121]/3400000000" office:value-type="float" office:value="0.0418995727647059" calcext:value-type="float">
            <text:p>0.0418995728</text:p>
          </table:table-cell>
          <table:table-cell table:formula="of:=[.C121]/3400000000" office:value-type="float" office:value="0.0493944532647059" calcext:value-type="float">
            <text:p>0.0493944533</text:p>
          </table:table-cell>
          <table:table-cell table:formula="of:=[.D121]/3400000000" office:value-type="float" office:value="0.0575332860882353" calcext:value-type="float">
            <text:p>0.0575332861</text:p>
          </table:table-cell>
          <table:table-cell table:number-columns-repeated="2"/>
          <table:table-cell office:value-type="float" office:value="170152834.7" calcext:value-type="float">
            <text:p>170152834.7</text:p>
          </table:table-cell>
          <table:table-cell office:value-type="float" office:value="168606240.2" calcext:value-type="float">
            <text:p>168606240.2</text:p>
          </table:table-cell>
          <table:table-cell office:value-type="float" office:value="199880324.4" calcext:value-type="float">
            <text:p>199880324.4</text:p>
          </table:table-cell>
          <table:table-cell/>
          <table:table-cell table:formula="of:=[.K121]/3400000000" office:value-type="float" office:value="0.0500449513823529" calcext:value-type="float">
            <text:p>0.0500449514</text:p>
          </table:table-cell>
          <table:table-cell table:formula="of:=[.L121]/3400000000" office:value-type="float" office:value="0.0495900706470588" calcext:value-type="float">
            <text:p>0.0495900706</text:p>
          </table:table-cell>
          <table:table-cell table:formula="of:=[.M121]/3400000000" office:value-type="float" office:value="0.0587883307058824" calcext:value-type="float">
            <text:p>0.0587883307</text:p>
          </table:table-cell>
        </table:table-row>
        <table:table-row table:style-name="ro1">
          <table:table-cell/>
          <table:table-cell office:value-type="float" office:value="143697879.6" calcext:value-type="float">
            <text:p>143697879.6</text:p>
          </table:table-cell>
          <table:table-cell office:value-type="float" office:value="169468074.7" calcext:value-type="float">
            <text:p>169468074.7</text:p>
          </table:table-cell>
          <table:table-cell office:value-type="float" office:value="196627451.5" calcext:value-type="float">
            <text:p>196627451.5</text:p>
          </table:table-cell>
          <table:table-cell/>
          <table:table-cell table:formula="of:=[.B122]/3400000000" office:value-type="float" office:value="0.0422640822352941" calcext:value-type="float">
            <text:p>0.0422640822</text:p>
          </table:table-cell>
          <table:table-cell table:formula="of:=[.C122]/3400000000" office:value-type="float" office:value="0.0498435513823529" calcext:value-type="float">
            <text:p>0.0498435514</text:p>
          </table:table-cell>
          <table:table-cell table:formula="of:=[.D122]/3400000000" office:value-type="float" office:value="0.0578316033823529" calcext:value-type="float">
            <text:p>0.0578316034</text:p>
          </table:table-cell>
          <table:table-cell table:number-columns-repeated="2"/>
          <table:table-cell office:value-type="float" office:value="169046338.7" calcext:value-type="float">
            <text:p>169046338.7</text:p>
          </table:table-cell>
          <table:table-cell office:value-type="float" office:value="169954004.2" calcext:value-type="float">
            <text:p>169954004.2</text:p>
          </table:table-cell>
          <table:table-cell office:value-type="float" office:value="201183378.5" calcext:value-type="float">
            <text:p>201183378.5</text:p>
          </table:table-cell>
          <table:table-cell/>
          <table:table-cell table:formula="of:=[.K122]/3400000000" office:value-type="float" office:value="0.0497195113823529" calcext:value-type="float">
            <text:p>0.0497195114</text:p>
          </table:table-cell>
          <table:table-cell table:formula="of:=[.L122]/3400000000" office:value-type="float" office:value="0.0499864718235294" calcext:value-type="float">
            <text:p>0.0499864718</text:p>
          </table:table-cell>
          <table:table-cell table:formula="of:=[.M122]/3400000000" office:value-type="float" office:value="0.0591715819117647" calcext:value-type="float">
            <text:p>0.0591715819</text:p>
          </table:table-cell>
        </table:table-row>
        <table:table-row table:style-name="ro1">
          <table:table-cell/>
          <table:table-cell office:value-type="float" office:value="144543971.2" calcext:value-type="float">
            <text:p>144543971.2</text:p>
          </table:table-cell>
          <table:table-cell office:value-type="float" office:value="171180396.8" calcext:value-type="float">
            <text:p>171180396.8</text:p>
          </table:table-cell>
          <table:table-cell office:value-type="float" office:value="198797000.8" calcext:value-type="float">
            <text:p>198797000.8</text:p>
          </table:table-cell>
          <table:table-cell/>
          <table:table-cell table:formula="of:=[.B123]/3400000000" office:value-type="float" office:value="0.0425129327058824" calcext:value-type="float">
            <text:p>0.0425129327</text:p>
          </table:table-cell>
          <table:table-cell table:formula="of:=[.C123]/3400000000" office:value-type="float" office:value="0.0503471755294118" calcext:value-type="float">
            <text:p>0.0503471755</text:p>
          </table:table-cell>
          <table:table-cell table:formula="of:=[.D123]/3400000000" office:value-type="float" office:value="0.0584697061176471" calcext:value-type="float">
            <text:p>0.0584697061</text:p>
          </table:table-cell>
          <table:table-cell table:number-columns-repeated="2"/>
          <table:table-cell office:value-type="float" office:value="172262786.5" calcext:value-type="float">
            <text:p>172262786.5</text:p>
          </table:table-cell>
          <table:table-cell office:value-type="float" office:value="185411787.2" calcext:value-type="float">
            <text:p>185411787.2</text:p>
          </table:table-cell>
          <table:table-cell office:value-type="float" office:value="200166833.8" calcext:value-type="float">
            <text:p>200166833.8</text:p>
          </table:table-cell>
          <table:table-cell/>
          <table:table-cell table:formula="of:=[.K123]/3400000000" office:value-type="float" office:value="0.0506655254411765" calcext:value-type="float">
            <text:p>0.0506655254</text:p>
          </table:table-cell>
          <table:table-cell table:formula="of:=[.L123]/3400000000" office:value-type="float" office:value="0.0545328785882353" calcext:value-type="float">
            <text:p>0.0545328786</text:p>
          </table:table-cell>
          <table:table-cell table:formula="of:=[.M123]/3400000000" office:value-type="float" office:value="0.0588725981764706" calcext:value-type="float">
            <text:p>0.0588725982</text:p>
          </table:table-cell>
        </table:table-row>
        <table:table-row table:style-name="ro1">
          <table:table-cell/>
          <table:table-cell office:value-type="float" office:value="145955283.8" calcext:value-type="float">
            <text:p>145955283.8</text:p>
          </table:table-cell>
          <table:table-cell office:value-type="float" office:value="171976036.3" calcext:value-type="float">
            <text:p>171976036.3</text:p>
          </table:table-cell>
          <table:table-cell office:value-type="float" office:value="200527970.4" calcext:value-type="float">
            <text:p>200527970.4</text:p>
          </table:table-cell>
          <table:table-cell/>
          <table:table-cell table:formula="of:=[.B124]/3400000000" office:value-type="float" office:value="0.0429280246470588" calcext:value-type="float">
            <text:p>0.0429280246</text:p>
          </table:table-cell>
          <table:table-cell table:formula="of:=[.C124]/3400000000" office:value-type="float" office:value="0.0505811871470588" calcext:value-type="float">
            <text:p>0.0505811871</text:p>
          </table:table-cell>
          <table:table-cell table:formula="of:=[.D124]/3400000000" office:value-type="float" office:value="0.0589788148235294" calcext:value-type="float">
            <text:p>0.0589788148</text:p>
          </table:table-cell>
          <table:table-cell table:number-columns-repeated="2"/>
          <table:table-cell office:value-type="float" office:value="173295605.7" calcext:value-type="float">
            <text:p>173295605.7</text:p>
          </table:table-cell>
          <table:table-cell office:value-type="float" office:value="186349552.2" calcext:value-type="float">
            <text:p>186349552.2</text:p>
          </table:table-cell>
          <table:table-cell office:value-type="float" office:value="200375875.2" calcext:value-type="float">
            <text:p>200375875.2</text:p>
          </table:table-cell>
          <table:table-cell/>
          <table:table-cell table:formula="of:=[.K124]/3400000000" office:value-type="float" office:value="0.0509692957941176" calcext:value-type="float">
            <text:p>0.0509692958</text:p>
          </table:table-cell>
          <table:table-cell table:formula="of:=[.L124]/3400000000" office:value-type="float" office:value="0.0548086918235294" calcext:value-type="float">
            <text:p>0.0548086918</text:p>
          </table:table-cell>
          <table:table-cell table:formula="of:=[.M124]/3400000000" office:value-type="float" office:value="0.0589340809411765" calcext:value-type="float">
            <text:p>0.0589340809</text:p>
          </table:table-cell>
        </table:table-row>
        <table:table-row table:style-name="ro1">
          <table:table-cell/>
          <table:table-cell office:value-type="float" office:value="147269348.8" calcext:value-type="float">
            <text:p>147269348.8</text:p>
          </table:table-cell>
          <table:table-cell office:value-type="float" office:value="174060245.7" calcext:value-type="float">
            <text:p>174060245.7</text:p>
          </table:table-cell>
          <table:table-cell office:value-type="float" office:value="202586106.9" calcext:value-type="float">
            <text:p>202586106.9</text:p>
          </table:table-cell>
          <table:table-cell/>
          <table:table-cell table:formula="of:=[.B125]/3400000000" office:value-type="float" office:value="0.0433145143529412" calcext:value-type="float">
            <text:p>0.0433145144</text:p>
          </table:table-cell>
          <table:table-cell table:formula="of:=[.C125]/3400000000" office:value-type="float" office:value="0.0511941899117647" calcext:value-type="float">
            <text:p>0.0511941899</text:p>
          </table:table-cell>
          <table:table-cell table:formula="of:=[.D125]/3400000000" office:value-type="float" office:value="0.0595841490882353" calcext:value-type="float">
            <text:p>0.0595841491</text:p>
          </table:table-cell>
          <table:table-cell table:number-columns-repeated="2"/>
          <table:table-cell office:value-type="float" office:value="174407075.3" calcext:value-type="float">
            <text:p>174407075.3</text:p>
          </table:table-cell>
          <table:table-cell office:value-type="float" office:value="188144218.8" calcext:value-type="float">
            <text:p>188144218.8</text:p>
          </table:table-cell>
          <table:table-cell office:value-type="float" office:value="203054222.2" calcext:value-type="float">
            <text:p>203054222.2</text:p>
          </table:table-cell>
          <table:table-cell/>
          <table:table-cell table:formula="of:=[.K125]/3400000000" office:value-type="float" office:value="0.0512961986176471" calcext:value-type="float">
            <text:p>0.0512961986</text:p>
          </table:table-cell>
          <table:table-cell table:formula="of:=[.L125]/3400000000" office:value-type="float" office:value="0.0553365349411765" calcext:value-type="float">
            <text:p>0.0553365349</text:p>
          </table:table-cell>
          <table:table-cell table:formula="of:=[.M125]/3400000000" office:value-type="float" office:value="0.0597218300588235" calcext:value-type="float">
            <text:p>0.0597218301</text:p>
          </table:table-cell>
        </table:table-row>
        <table:table-row table:style-name="ro1">
          <table:table-cell/>
          <table:table-cell office:value-type="float" office:value="148510709.7" calcext:value-type="float">
            <text:p>148510709.7</text:p>
          </table:table-cell>
          <table:table-cell office:value-type="float" office:value="173888443.1" calcext:value-type="float">
            <text:p>173888443.1</text:p>
          </table:table-cell>
          <table:table-cell office:value-type="float" office:value="203903027.6" calcext:value-type="float">
            <text:p>203903027.6</text:p>
          </table:table-cell>
          <table:table-cell/>
          <table:table-cell table:formula="of:=[.B126]/3400000000" office:value-type="float" office:value="0.0436796205" calcext:value-type="float">
            <text:p>0.0436796205</text:p>
          </table:table-cell>
          <table:table-cell table:formula="of:=[.C126]/3400000000" office:value-type="float" office:value="0.0511436597352941" calcext:value-type="float">
            <text:p>0.0511436597</text:p>
          </table:table-cell>
          <table:table-cell table:formula="of:=[.D126]/3400000000" office:value-type="float" office:value="0.0599714787058824" calcext:value-type="float">
            <text:p>0.0599714787</text:p>
          </table:table-cell>
          <table:table-cell table:number-columns-repeated="2"/>
          <table:table-cell office:value-type="float" office:value="175513878.5" calcext:value-type="float">
            <text:p>175513878.5</text:p>
          </table:table-cell>
          <table:table-cell office:value-type="float" office:value="188517870.9" calcext:value-type="float">
            <text:p>188517870.9</text:p>
          </table:table-cell>
          <table:table-cell office:value-type="float" office:value="210117225.6" calcext:value-type="float">
            <text:p>210117225.6</text:p>
          </table:table-cell>
          <table:table-cell/>
          <table:table-cell table:formula="of:=[.K126]/3400000000" office:value-type="float" office:value="0.0516217289705882" calcext:value-type="float">
            <text:p>0.051621729</text:p>
          </table:table-cell>
          <table:table-cell table:formula="of:=[.L126]/3400000000" office:value-type="float" office:value="0.0554464326176471" calcext:value-type="float">
            <text:p>0.0554464326</text:p>
          </table:table-cell>
          <table:table-cell table:formula="of:=[.M126]/3400000000" office:value-type="float" office:value="0.061799184" calcext:value-type="float">
            <text:p>0.061799184</text:p>
          </table:table-cell>
        </table:table-row>
        <table:table-row table:style-name="ro1">
          <table:table-cell/>
          <table:table-cell office:value-type="float" office:value="149742633.4" calcext:value-type="float">
            <text:p>149742633.4</text:p>
          </table:table-cell>
          <table:table-cell office:value-type="float" office:value="175640939.8" calcext:value-type="float">
            <text:p>175640939.8</text:p>
          </table:table-cell>
          <table:table-cell office:value-type="float" office:value="205392722.1" calcext:value-type="float">
            <text:p>205392722.1</text:p>
          </table:table-cell>
          <table:table-cell/>
          <table:table-cell table:formula="of:=[.B127]/3400000000" office:value-type="float" office:value="0.044041951" calcext:value-type="float">
            <text:p>0.044041951</text:p>
          </table:table-cell>
          <table:table-cell table:formula="of:=[.C127]/3400000000" office:value-type="float" office:value="0.0516590999411765" calcext:value-type="float">
            <text:p>0.0516590999</text:p>
          </table:table-cell>
          <table:table-cell table:formula="of:=[.D127]/3400000000" office:value-type="float" office:value="0.0604096241470588" calcext:value-type="float">
            <text:p>0.0604096241</text:p>
          </table:table-cell>
          <table:table-cell table:number-columns-repeated="2"/>
          <table:table-cell office:value-type="float" office:value="193558274.5" calcext:value-type="float">
            <text:p>193558274.5</text:p>
          </table:table-cell>
          <table:table-cell office:value-type="float" office:value="190620831.8" calcext:value-type="float">
            <text:p>190620831.8</text:p>
          </table:table-cell>
          <table:table-cell office:value-type="float" office:value="228834236.6" calcext:value-type="float">
            <text:p>228834236.6</text:p>
          </table:table-cell>
          <table:table-cell/>
          <table:table-cell table:formula="of:=[.K127]/3400000000" office:value-type="float" office:value="0.0569289042647059" calcext:value-type="float">
            <text:p>0.0569289043</text:p>
          </table:table-cell>
          <table:table-cell table:formula="of:=[.L127]/3400000000" office:value-type="float" office:value="0.0560649505294118" calcext:value-type="float">
            <text:p>0.0560649505</text:p>
          </table:table-cell>
          <table:table-cell table:formula="of:=[.M127]/3400000000" office:value-type="float" office:value="0.0673041872352941" calcext:value-type="float">
            <text:p>0.0673041872</text:p>
          </table:table-cell>
        </table:table-row>
        <table:table-row table:style-name="ro1">
          <table:table-cell/>
          <table:table-cell office:value-type="float" office:value="150506003.7" calcext:value-type="float">
            <text:p>150506003.7</text:p>
          </table:table-cell>
          <table:table-cell office:value-type="float" office:value="176598412.9" calcext:value-type="float">
            <text:p>176598412.9</text:p>
          </table:table-cell>
          <table:table-cell office:value-type="float" office:value="206816323.1" calcext:value-type="float">
            <text:p>206816323.1</text:p>
          </table:table-cell>
          <table:table-cell/>
          <table:table-cell table:formula="of:=[.B128]/3400000000" office:value-type="float" office:value="0.0442664716764706" calcext:value-type="float">
            <text:p>0.0442664717</text:p>
          </table:table-cell>
          <table:table-cell table:formula="of:=[.C128]/3400000000" office:value-type="float" office:value="0.0519407096764706" calcext:value-type="float">
            <text:p>0.0519407097</text:p>
          </table:table-cell>
          <table:table-cell table:formula="of:=[.D128]/3400000000" office:value-type="float" office:value="0.0608283303235294" calcext:value-type="float">
            <text:p>0.0608283303</text:p>
          </table:table-cell>
          <table:table-cell table:number-columns-repeated="2"/>
          <table:table-cell office:value-type="float" office:value="211273078.9" calcext:value-type="float">
            <text:p>211273078.9</text:p>
          </table:table-cell>
          <table:table-cell office:value-type="float" office:value="195851575.5" calcext:value-type="float">
            <text:p>195851575.5</text:p>
          </table:table-cell>
          <table:table-cell office:value-type="float" office:value="213964503.1" calcext:value-type="float">
            <text:p>213964503.1</text:p>
          </table:table-cell>
          <table:table-cell/>
          <table:table-cell table:formula="of:=[.K128]/3400000000" office:value-type="float" office:value="0.0621391408529412" calcext:value-type="float">
            <text:p>0.0621391409</text:p>
          </table:table-cell>
          <table:table-cell table:formula="of:=[.L128]/3400000000" office:value-type="float" office:value="0.0576034045588235" calcext:value-type="float">
            <text:p>0.0576034046</text:p>
          </table:table-cell>
          <table:table-cell table:formula="of:=[.M128]/3400000000" office:value-type="float" office:value="0.0629307362058824" calcext:value-type="float">
            <text:p>0.0629307362</text:p>
          </table:table-cell>
        </table:table-row>
        <table:table-row table:style-name="ro1">
          <table:table-cell/>
          <table:table-cell office:value-type="float" office:value="151534450" calcext:value-type="float">
            <text:p>151534450</text:p>
          </table:table-cell>
          <table:table-cell office:value-type="float" office:value="178980266.9" calcext:value-type="float">
            <text:p>178980266.9</text:p>
          </table:table-cell>
          <table:table-cell office:value-type="float" office:value="208962547" calcext:value-type="float">
            <text:p>208962547</text:p>
          </table:table-cell>
          <table:table-cell/>
          <table:table-cell table:formula="of:=[.B129]/3400000000" office:value-type="float" office:value="0.0445689558823529" calcext:value-type="float">
            <text:p>0.0445689559</text:p>
          </table:table-cell>
          <table:table-cell table:formula="of:=[.C129]/3400000000" office:value-type="float" office:value="0.0526412549705882" calcext:value-type="float">
            <text:p>0.052641255</text:p>
          </table:table-cell>
          <table:table-cell table:formula="of:=[.D129]/3400000000" office:value-type="float" office:value="0.0614595726470588" calcext:value-type="float">
            <text:p>0.0614595726</text:p>
          </table:table-cell>
          <table:table-cell table:number-columns-repeated="2"/>
          <table:table-cell office:value-type="float" office:value="206002095.1" calcext:value-type="float">
            <text:p>206002095.1</text:p>
          </table:table-cell>
          <table:table-cell office:value-type="float" office:value="191017331.5" calcext:value-type="float">
            <text:p>191017331.5</text:p>
          </table:table-cell>
          <table:table-cell office:value-type="float" office:value="224835947.8" calcext:value-type="float">
            <text:p>224835947.8</text:p>
          </table:table-cell>
          <table:table-cell/>
          <table:table-cell table:formula="of:=[.K129]/3400000000" office:value-type="float" office:value="0.0605888515" calcext:value-type="float">
            <text:p>0.0605888515</text:p>
          </table:table-cell>
          <table:table-cell table:formula="of:=[.L129]/3400000000" office:value-type="float" office:value="0.0561815680882353" calcext:value-type="float">
            <text:p>0.0561815681</text:p>
          </table:table-cell>
          <table:table-cell table:formula="of:=[.M129]/3400000000" office:value-type="float" office:value="0.0661282199411765" calcext:value-type="float">
            <text:p>0.0661282199</text:p>
          </table:table-cell>
        </table:table-row>
      </table:table>
      <table:table table:name="GCM" table:style-name="ta1">
        <table:table-column table:style-name="co1" table:number-columns-repeated="26" table:default-cell-style-name="Default"/>
        <table:table-row table:style-name="ro2">
          <table:table-cell office:value-type="string" calcext:value-type="string">
            <text:p>bytes</text:p>
          </table:table-cell>
          <table:table-cell office:value-type="string" calcext:value-type="string">
            <text:p>CYCLES-GCM-128</text:p>
          </table:table-cell>
          <table:table-cell office:value-type="string" calcext:value-type="string">
            <text:p>CYCLES-GCM-192</text:p>
          </table:table-cell>
          <table:table-cell office:value-type="string" calcext:value-type="string">
            <text:p>CYCLES-GCM-256</text:p>
          </table:table-cell>
          <table:table-cell/>
          <table:table-cell office:value-type="string" calcext:value-type="string">
            <text:p>TIME-GCM-128</text:p>
          </table:table-cell>
          <table:table-cell office:value-type="string" calcext:value-type="string">
            <text:p>TIME-GCM-192</text:p>
          </table:table-cell>
          <table:table-cell office:value-type="string" calcext:value-type="string">
            <text:p>TIME-GCM-256</text:p>
          </table:table-cell>
          <table:table-cell table:number-columns-repeated="2"/>
          <table:table-cell office:value-type="string" calcext:value-type="string">
            <text:p>CYCLES-DECRYPT-GCM-128</text:p>
          </table:table-cell>
          <table:table-cell office:value-type="string" calcext:value-type="string">
            <text:p>CYCLES-DECRYPT-GCM-192</text:p>
          </table:table-cell>
          <table:table-cell office:value-type="string" calcext:value-type="string">
            <text:p>CYCLES-DECRYPT-GCM-256</text:p>
          </table:table-cell>
          <table:table-cell/>
          <table:table-cell office:value-type="string" calcext:value-type="string">
            <text:p>TIME-DECRYPT-GCM-128</text:p>
          </table:table-cell>
          <table:table-cell office:value-type="string" calcext:value-type="string">
            <text:p>TIME-DECRYPT-GCM-192</text:p>
          </table:table-cell>
          <table:table-cell office:value-type="string" calcext:value-type="string">
            <text:p>TIME-DECRYPT-GCM-256</text:p>
          </table:table-cell>
          <table:table-cell table:number-columns-repeated="2"/>
          <table:table-cell office:value-type="string" calcext:value-type="string">
            <text:p>CPB-128</text:p>
          </table:table-cell>
          <table:table-cell office:value-type="string" calcext:value-type="string">
            <text:p>CPB-194</text:p>
          </table:table-cell>
          <table:table-cell office:value-type="string" calcext:value-type="string">
            <text:p>CPB-256</text:p>
          </table:table-cell>
          <table:table-cell/>
          <table:table-cell office:value-type="string" calcext:value-type="string">
            <text:p>CPB-DEC-128</text:p>
          </table:table-cell>
          <table:table-cell office:value-type="string" calcext:value-type="string">
            <text:p>CPB-DEC-194</text:p>
          </table:table-cell>
          <table:table-cell office:value-type="string" calcext:value-type="string">
            <text:p>CPB-DEC-256</text:p>
          </table:table-cell>
        </table:table-row>
        <table:table-row table:style-name="ro2">
          <table:table-cell table:formula="of:=512*1024" office:value-type="float" office:value="524288" calcext:value-type="float">
            <text:p>524288</text:p>
          </table:table-cell>
          <table:table-cell office:value-type="float" office:value="682009.4" calcext:value-type="float">
            <text:p>682009.4</text:p>
          </table:table-cell>
          <table:table-cell office:value-type="float" office:value="861005.9" calcext:value-type="float">
            <text:p>861005.9</text:p>
          </table:table-cell>
          <table:table-cell office:value-type="float" office:value="928568.2" calcext:value-type="float">
            <text:p>928568.2</text:p>
          </table:table-cell>
          <table:table-cell/>
          <table:table-cell table:formula="of:=[.B2]/3400000000" office:value-type="float" office:value="0.000200591" calcext:value-type="float">
            <text:p>0.000200591</text:p>
          </table:table-cell>
          <table:table-cell table:formula="of:=[.C2]/3400000000" office:value-type="float" office:value="0.000253237029411765" calcext:value-type="float">
            <text:p>0.000253237</text:p>
          </table:table-cell>
          <table:table-cell table:formula="of:=[.D2]/3400000000" office:value-type="float" office:value="0.000273108294117647" calcext:value-type="float">
            <text:p>0.0002731083</text:p>
          </table:table-cell>
          <table:table-cell table:number-columns-repeated="2"/>
          <table:table-cell office:value-type="float" office:value="821723.4" calcext:value-type="float">
            <text:p>821723.4</text:p>
          </table:table-cell>
          <table:table-cell office:value-type="float" office:value="454734.8" calcext:value-type="float">
            <text:p>454734.8</text:p>
          </table:table-cell>
          <table:table-cell office:value-type="float" office:value="944993.7" calcext:value-type="float">
            <text:p>944993.7</text:p>
          </table:table-cell>
          <table:table-cell/>
          <table:table-cell table:formula="of:=[.K2]/3400000000" office:value-type="float" office:value="0.000241683352941176" calcext:value-type="float">
            <text:p>0.0002416834</text:p>
          </table:table-cell>
          <table:table-cell table:formula="of:=[.L2]/3400000000" office:value-type="float" office:value="0.000133745529411765" calcext:value-type="float">
            <text:p>0.0001337455</text:p>
          </table:table-cell>
          <table:table-cell table:formula="of:=[.M2]/3400000000" office:value-type="float" office:value="0.000277939323529412" calcext:value-type="float">
            <text:p>0.0002779393</text:p>
          </table:table-cell>
          <table:table-cell table:number-columns-repeated="2"/>
          <table:table-cell table:formula="of:=[.B2]/[.A2]" office:value-type="float" office:value="1.30082969665527" calcext:value-type="float">
            <text:p>1.3008296967</text:p>
          </table:table-cell>
          <table:table-cell table:formula="of:=[.C2]/[.A2]" office:value-type="float" office:value="1.6422384262085" calcext:value-type="float">
            <text:p>1.6422384262</text:p>
          </table:table-cell>
          <table:table-cell table:formula="of:=[.D2]/[.A2]" office:value-type="float" office:value="1.77110328674316" calcext:value-type="float">
            <text:p>1.7711032867</text:p>
          </table:table-cell>
          <table:table-cell/>
          <table:table-cell table:formula="of:=[.K2]/[.A2]" office:value-type="float" office:value="1.56731300354004" calcext:value-type="float">
            <text:p>1.5673130035</text:p>
          </table:table-cell>
          <table:table-cell table:formula="of:=[.L2]/[.A2]" office:value-type="float" office:value="0.867337799072266" calcext:value-type="float">
            <text:p>0.8673377991</text:p>
          </table:table-cell>
          <table:table-cell table:formula="of:=[.M2]/[.A2]" office:value-type="float" office:value="1.80243244171143" calcext:value-type="float">
            <text:p>1.8024324417</text:p>
          </table:table-cell>
        </table:table-row>
        <table:table-row table:style-name="ro2">
          <table:table-cell table:formula="of:=[.A2]+524288" office:value-type="float" office:value="1048576" calcext:value-type="float">
            <text:p>1048576</text:p>
          </table:table-cell>
          <table:table-cell office:value-type="float" office:value="755112.5" calcext:value-type="float">
            <text:p>755112.5</text:p>
          </table:table-cell>
          <table:table-cell office:value-type="float" office:value="896276.6" calcext:value-type="float">
            <text:p>896276.6</text:p>
          </table:table-cell>
          <table:table-cell office:value-type="float" office:value="999234.1" calcext:value-type="float">
            <text:p>999234.1</text:p>
          </table:table-cell>
          <table:table-cell/>
          <table:table-cell table:formula="of:=[.B3]/3400000000" office:value-type="float" office:value="0.000222091911764706" calcext:value-type="float">
            <text:p>0.0002220919</text:p>
          </table:table-cell>
          <table:table-cell table:formula="of:=[.C3]/3400000000" office:value-type="float" office:value="0.000263610764705882" calcext:value-type="float">
            <text:p>0.0002636108</text:p>
          </table:table-cell>
          <table:table-cell table:formula="of:=[.D3]/3400000000" office:value-type="float" office:value="0.000293892382352941" calcext:value-type="float">
            <text:p>0.0002938924</text:p>
          </table:table-cell>
          <table:table-cell table:number-columns-repeated="2"/>
          <table:table-cell office:value-type="float" office:value="865313.8" calcext:value-type="float">
            <text:p>865313.8</text:p>
          </table:table-cell>
          <table:table-cell office:value-type="float" office:value="912951.8" calcext:value-type="float">
            <text:p>912951.8</text:p>
          </table:table-cell>
          <table:table-cell office:value-type="float" office:value="1076287.3" calcext:value-type="float">
            <text:p>1076287.3</text:p>
          </table:table-cell>
          <table:table-cell/>
          <table:table-cell table:formula="of:=[.K3]/3400000000" office:value-type="float" office:value="0.000254504058823529" calcext:value-type="float">
            <text:p>0.0002545041</text:p>
          </table:table-cell>
          <table:table-cell table:formula="of:=[.L3]/3400000000" office:value-type="float" office:value="0.000268515235294118" calcext:value-type="float">
            <text:p>0.0002685152</text:p>
          </table:table-cell>
          <table:table-cell table:formula="of:=[.M3]/3400000000" office:value-type="float" office:value="0.000316555088235294" calcext:value-type="float">
            <text:p>0.0003165551</text:p>
          </table:table-cell>
          <table:table-cell table:number-columns-repeated="2"/>
          <table:table-cell table:formula="of:=[.B3]/[.A3]" office:value-type="float" office:value="0.720131397247314" calcext:value-type="float">
            <text:p>0.7201313972</text:p>
          </table:table-cell>
          <table:table-cell table:formula="of:=[.C3]/[.A3]" office:value-type="float" office:value="0.854755973815918" calcext:value-type="float">
            <text:p>0.8547559738</text:p>
          </table:table-cell>
          <table:table-cell table:formula="of:=[.D3]/[.A3]" office:value-type="float" office:value="0.952943897247314" calcext:value-type="float">
            <text:p>0.9529438972</text:p>
          </table:table-cell>
          <table:table-cell/>
          <table:table-cell table:formula="of:=[.K3]/[.A3]" office:value-type="float" office:value="0.825227546691895" calcext:value-type="float">
            <text:p>0.8252275467</text:p>
          </table:table-cell>
          <table:table-cell table:formula="of:=[.L3]/[.A3]" office:value-type="float" office:value="0.870658683776856" calcext:value-type="float">
            <text:p>0.8706586838</text:p>
          </table:table-cell>
          <table:table-cell table:formula="of:=[.M3]/[.A3]" office:value-type="float" office:value="1.02642755508423" calcext:value-type="float">
            <text:p>1.0264275551</text:p>
          </table:table-cell>
        </table:table-row>
        <table:table-row table:style-name="ro2">
          <table:table-cell table:formula="of:=[.A3]+524288" office:value-type="float" office:value="1572864" calcext:value-type="float">
            <text:p>1572864</text:p>
          </table:table-cell>
          <table:table-cell office:value-type="float" office:value="1403545.8" calcext:value-type="float">
            <text:p>1403545.8</text:p>
          </table:table-cell>
          <table:table-cell office:value-type="float" office:value="1460171.3" calcext:value-type="float">
            <text:p>1460171.3</text:p>
          </table:table-cell>
          <table:table-cell office:value-type="float" office:value="1389724.6" calcext:value-type="float">
            <text:p>1389724.6</text:p>
          </table:table-cell>
          <table:table-cell/>
          <table:table-cell table:formula="of:=[.B4]/3400000000" office:value-type="float" office:value="0.000412807588235294" calcext:value-type="float">
            <text:p>0.0004128076</text:p>
          </table:table-cell>
          <table:table-cell table:formula="of:=[.C4]/3400000000" office:value-type="float" office:value="0.000429462147058824" calcext:value-type="float">
            <text:p>0.0004294621</text:p>
          </table:table-cell>
          <table:table-cell table:formula="of:=[.D4]/3400000000" office:value-type="float" office:value="0.000408742529411765" calcext:value-type="float">
            <text:p>0.0004087425</text:p>
          </table:table-cell>
          <table:table-cell table:number-columns-repeated="2"/>
          <table:table-cell office:value-type="float" office:value="1050976.9" calcext:value-type="float">
            <text:p>1050976.9</text:p>
          </table:table-cell>
          <table:table-cell office:value-type="float" office:value="1119332.4" calcext:value-type="float">
            <text:p>1119332.4</text:p>
          </table:table-cell>
          <table:table-cell office:value-type="float" office:value="1398512.5" calcext:value-type="float">
            <text:p>1398512.5</text:p>
          </table:table-cell>
          <table:table-cell/>
          <table:table-cell table:formula="of:=[.K4]/3400000000" office:value-type="float" office:value="0.000309110852941176" calcext:value-type="float">
            <text:p>0.0003091109</text:p>
          </table:table-cell>
          <table:table-cell table:formula="of:=[.L4]/3400000000" office:value-type="float" office:value="0.000329215411764706" calcext:value-type="float">
            <text:p>0.0003292154</text:p>
          </table:table-cell>
          <table:table-cell table:formula="of:=[.M4]/3400000000" office:value-type="float" office:value="0.000411327205882353" calcext:value-type="float">
            <text:p>0.0004113272</text:p>
          </table:table-cell>
          <table:table-cell table:number-columns-repeated="2"/>
          <table:table-cell table:formula="of:=[.B4]/[.A4]" office:value-type="float" office:value="0.892350387573242" calcext:value-type="float">
            <text:p>0.8923503876</text:p>
          </table:table-cell>
          <table:table-cell table:formula="of:=[.C4]/[.A4]" office:value-type="float" office:value="0.928351910909017" calcext:value-type="float">
            <text:p>0.9283519109</text:p>
          </table:table-cell>
          <table:table-cell table:formula="of:=[.D4]/[.A4]" office:value-type="float" office:value="0.8835631052653" calcext:value-type="float">
            <text:p>0.8835631053</text:p>
          </table:table-cell>
          <table:table-cell/>
          <table:table-cell table:formula="of:=[.K4]/[.A4]" office:value-type="float" office:value="0.668193117777506" calcext:value-type="float">
            <text:p>0.6681931178</text:p>
          </table:table-cell>
          <table:table-cell table:formula="of:=[.L4]/[.A4]" office:value-type="float" office:value="0.711652374267578" calcext:value-type="float">
            <text:p>0.7116523743</text:p>
          </table:table-cell>
          <table:table-cell table:formula="of:=[.M4]/[.A4]" office:value-type="float" office:value="0.889150301615397" calcext:value-type="float">
            <text:p>0.8891503016</text:p>
          </table:table-cell>
        </table:table-row>
        <table:table-row table:style-name="ro2">
          <table:table-cell table:formula="of:=[.A4]+524288" office:value-type="float" office:value="2097152" calcext:value-type="float">
            <text:p>2097152</text:p>
          </table:table-cell>
          <table:table-cell office:value-type="float" office:value="1318223.7" calcext:value-type="float">
            <text:p>1318223.7</text:p>
          </table:table-cell>
          <table:table-cell office:value-type="float" office:value="1550667.2" calcext:value-type="float">
            <text:p>1550667.2</text:p>
          </table:table-cell>
          <table:table-cell office:value-type="float" office:value="1881798.9" calcext:value-type="float">
            <text:p>1881798.9</text:p>
          </table:table-cell>
          <table:table-cell/>
          <table:table-cell table:formula="of:=[.B5]/3400000000" office:value-type="float" office:value="0.000387712852941176" calcext:value-type="float">
            <text:p>0.0003877129</text:p>
          </table:table-cell>
          <table:table-cell table:formula="of:=[.C5]/3400000000" office:value-type="float" office:value="0.000456078588235294" calcext:value-type="float">
            <text:p>0.0004560786</text:p>
          </table:table-cell>
          <table:table-cell table:formula="of:=[.D5]/3400000000" office:value-type="float" office:value="0.000553470264705882" calcext:value-type="float">
            <text:p>0.0005534703</text:p>
          </table:table-cell>
          <table:table-cell table:number-columns-repeated="2"/>
          <table:table-cell office:value-type="float" office:value="1576651.9" calcext:value-type="float">
            <text:p>1576651.9</text:p>
          </table:table-cell>
          <table:table-cell office:value-type="float" office:value="1577454.4" calcext:value-type="float">
            <text:p>1577454.4</text:p>
          </table:table-cell>
          <table:table-cell office:value-type="float" office:value="1808058" calcext:value-type="float">
            <text:p>1808058</text:p>
          </table:table-cell>
          <table:table-cell/>
          <table:table-cell table:formula="of:=[.K5]/3400000000" office:value-type="float" office:value="0.000463721147058824" calcext:value-type="float">
            <text:p>0.0004637211</text:p>
          </table:table-cell>
          <table:table-cell table:formula="of:=[.L5]/3400000000" office:value-type="float" office:value="0.000463957176470588" calcext:value-type="float">
            <text:p>0.0004639572</text:p>
          </table:table-cell>
          <table:table-cell table:formula="of:=[.M5]/3400000000" office:value-type="float" office:value="0.000531781764705882" calcext:value-type="float">
            <text:p>0.0005317818</text:p>
          </table:table-cell>
          <table:table-cell table:number-columns-repeated="2"/>
          <table:table-cell table:formula="of:=[.B5]/[.A5]" office:value-type="float" office:value="0.628578042984009" calcext:value-type="float">
            <text:p>0.628578043</text:p>
          </table:table-cell>
          <table:table-cell table:formula="of:=[.C5]/[.A5]" office:value-type="float" office:value="0.739415740966797" calcext:value-type="float">
            <text:p>0.739415741</text:p>
          </table:table-cell>
          <table:table-cell table:formula="of:=[.D5]/[.A5]" office:value-type="float" office:value="0.897311639785766" calcext:value-type="float">
            <text:p>0.8973116398</text:p>
          </table:table-cell>
          <table:table-cell/>
          <table:table-cell table:formula="of:=[.K5]/[.A5]" office:value-type="float" office:value="0.751806211471558" calcext:value-type="float">
            <text:p>0.7518062115</text:p>
          </table:table-cell>
          <table:table-cell table:formula="of:=[.L5]/[.A5]" office:value-type="float" office:value="0.752188873291016" calcext:value-type="float">
            <text:p>0.7521888733</text:p>
          </table:table-cell>
          <table:table-cell table:formula="of:=[.M5]/[.A5]" office:value-type="float" office:value="0.862149238586426" calcext:value-type="float">
            <text:p>0.8621492386</text:p>
          </table:table-cell>
        </table:table-row>
        <table:table-row table:style-name="ro2">
          <table:table-cell table:formula="of:=[.A5]+524288" office:value-type="float" office:value="2621440" calcext:value-type="float">
            <text:p>2621440</text:p>
          </table:table-cell>
          <table:table-cell office:value-type="float" office:value="1515653.6" calcext:value-type="float">
            <text:p>1515653.6</text:p>
          </table:table-cell>
          <table:table-cell office:value-type="float" office:value="1856425" calcext:value-type="float">
            <text:p>1856425</text:p>
          </table:table-cell>
          <table:table-cell office:value-type="float" office:value="2126568.9" calcext:value-type="float">
            <text:p>2126568.9</text:p>
          </table:table-cell>
          <table:table-cell/>
          <table:table-cell table:formula="of:=[.B6]/3400000000" office:value-type="float" office:value="0.000445780470588235" calcext:value-type="float">
            <text:p>0.0004457805</text:p>
          </table:table-cell>
          <table:table-cell table:formula="of:=[.C6]/3400000000" office:value-type="float" office:value="0.000546007352941176" calcext:value-type="float">
            <text:p>0.0005460074</text:p>
          </table:table-cell>
          <table:table-cell table:formula="of:=[.D6]/3400000000" office:value-type="float" office:value="0.000625461441176471" calcext:value-type="float">
            <text:p>0.0006254614</text:p>
          </table:table-cell>
          <table:table-cell table:number-columns-repeated="2"/>
          <table:table-cell office:value-type="float" office:value="1842964.3" calcext:value-type="float">
            <text:p>1842964.3</text:p>
          </table:table-cell>
          <table:table-cell office:value-type="float" office:value="2183931.9" calcext:value-type="float">
            <text:p>2183931.9</text:p>
          </table:table-cell>
          <table:table-cell office:value-type="float" office:value="2196585.8" calcext:value-type="float">
            <text:p>2196585.8</text:p>
          </table:table-cell>
          <table:table-cell/>
          <table:table-cell table:formula="of:=[.K6]/3400000000" office:value-type="float" office:value="0.000542048323529412" calcext:value-type="float">
            <text:p>0.0005420483</text:p>
          </table:table-cell>
          <table:table-cell table:formula="of:=[.L6]/3400000000" office:value-type="float" office:value="0.000642332911764706" calcext:value-type="float">
            <text:p>0.0006423329</text:p>
          </table:table-cell>
          <table:table-cell table:formula="of:=[.M6]/3400000000" office:value-type="float" office:value="0.000646054647058823" calcext:value-type="float">
            <text:p>0.0006460546</text:p>
          </table:table-cell>
          <table:table-cell table:number-columns-repeated="2"/>
          <table:table-cell table:formula="of:=[.B6]/[.A6]" office:value-type="float" office:value="0.578175964355469" calcext:value-type="float">
            <text:p>0.5781759644</text:p>
          </table:table-cell>
          <table:table-cell table:formula="of:=[.C6]/[.A6]" office:value-type="float" office:value="0.708169937133789" calcext:value-type="float">
            <text:p>0.7081699371</text:p>
          </table:table-cell>
          <table:table-cell table:formula="of:=[.D6]/[.A6]" office:value-type="float" office:value="0.811221656799316" calcext:value-type="float">
            <text:p>0.8112216568</text:p>
          </table:table-cell>
          <table:table-cell/>
          <table:table-cell table:formula="of:=[.K6]/[.A6]" office:value-type="float" office:value="0.703035087585449" calcext:value-type="float">
            <text:p>0.7030350876</text:p>
          </table:table-cell>
          <table:table-cell table:formula="of:=[.L6]/[.A6]" office:value-type="float" office:value="0.833103904724121" calcext:value-type="float">
            <text:p>0.8331039047</text:p>
          </table:table-cell>
          <table:table-cell table:formula="of:=[.M6]/[.A6]" office:value-type="float" office:value="0.83793098449707" calcext:value-type="float">
            <text:p>0.8379309845</text:p>
          </table:table-cell>
        </table:table-row>
        <table:table-row table:style-name="ro2">
          <table:table-cell table:formula="of:=[.A6]+524288" office:value-type="float" office:value="3145728" calcext:value-type="float">
            <text:p>3145728</text:p>
          </table:table-cell>
          <table:table-cell office:value-type="float" office:value="1847759.4" calcext:value-type="float">
            <text:p>1847759.4</text:p>
          </table:table-cell>
          <table:table-cell office:value-type="float" office:value="2253677.3" calcext:value-type="float">
            <text:p>2253677.3</text:p>
          </table:table-cell>
          <table:table-cell office:value-type="float" office:value="2650073.7" calcext:value-type="float">
            <text:p>2650073.7</text:p>
          </table:table-cell>
          <table:table-cell/>
          <table:table-cell table:formula="of:=[.B7]/3400000000" office:value-type="float" office:value="0.000543458647058824" calcext:value-type="float">
            <text:p>0.0005434586</text:p>
          </table:table-cell>
          <table:table-cell table:formula="of:=[.C7]/3400000000" office:value-type="float" office:value="0.000662846264705882" calcext:value-type="float">
            <text:p>0.0006628463</text:p>
          </table:table-cell>
          <table:table-cell table:formula="of:=[.D7]/3400000000" office:value-type="float" office:value="0.000779433441176471" calcext:value-type="float">
            <text:p>0.0007794334</text:p>
          </table:table-cell>
          <table:table-cell table:number-columns-repeated="2"/>
          <table:table-cell office:value-type="float" office:value="1934574.4" calcext:value-type="float">
            <text:p>1934574.4</text:p>
          </table:table-cell>
          <table:table-cell office:value-type="float" office:value="2216231.4" calcext:value-type="float">
            <text:p>2216231.4</text:p>
          </table:table-cell>
          <table:table-cell office:value-type="float" office:value="2444442.4" calcext:value-type="float">
            <text:p>2444442.4</text:p>
          </table:table-cell>
          <table:table-cell/>
          <table:table-cell table:formula="of:=[.K7]/3400000000" office:value-type="float" office:value="0.000568992470588235" calcext:value-type="float">
            <text:p>0.0005689925</text:p>
          </table:table-cell>
          <table:table-cell table:formula="of:=[.L7]/3400000000" office:value-type="float" office:value="0.000651832764705882" calcext:value-type="float">
            <text:p>0.0006518328</text:p>
          </table:table-cell>
          <table:table-cell table:formula="of:=[.M7]/3400000000" office:value-type="float" office:value="0.000718953647058824" calcext:value-type="float">
            <text:p>0.0007189536</text:p>
          </table:table-cell>
          <table:table-cell table:number-columns-repeated="2"/>
          <table:table-cell table:formula="of:=[.B7]/[.A7]" office:value-type="float" office:value="0.587386894226074" calcext:value-type="float">
            <text:p>0.5873868942</text:p>
          </table:table-cell>
          <table:table-cell table:formula="of:=[.C7]/[.A7]" office:value-type="float" office:value="0.716424719492594" calcext:value-type="float">
            <text:p>0.7164247195</text:p>
          </table:table-cell>
          <table:table-cell table:formula="of:=[.D7]/[.A7]" office:value-type="float" office:value="0.842435741424561" calcext:value-type="float">
            <text:p>0.8424357414</text:p>
          </table:table-cell>
          <table:table-cell/>
          <table:table-cell table:formula="of:=[.K7]/[.A7]" office:value-type="float" office:value="0.614984639485677" calcext:value-type="float">
            <text:p>0.6149846395</text:p>
          </table:table-cell>
          <table:table-cell table:formula="of:=[.L7]/[.A7]" office:value-type="float" office:value="0.704520988464355" calcext:value-type="float">
            <text:p>0.7045209885</text:p>
          </table:table-cell>
          <table:table-cell table:formula="of:=[.M7]/[.A7]" office:value-type="float" office:value="0.777067311604818" calcext:value-type="float">
            <text:p>0.7770673116</text:p>
          </table:table-cell>
        </table:table-row>
        <table:table-row table:style-name="ro2">
          <table:table-cell table:formula="of:=[.A7]+524288" office:value-type="float" office:value="3670016" calcext:value-type="float">
            <text:p>3670016</text:p>
          </table:table-cell>
          <table:table-cell office:value-type="float" office:value="2160841.8" calcext:value-type="float">
            <text:p>2160841.8</text:p>
          </table:table-cell>
          <table:table-cell office:value-type="float" office:value="2741197.3" calcext:value-type="float">
            <text:p>2741197.3</text:p>
          </table:table-cell>
          <table:table-cell office:value-type="float" office:value="3355710.9" calcext:value-type="float">
            <text:p>3355710.9</text:p>
          </table:table-cell>
          <table:table-cell/>
          <table:table-cell table:formula="of:=[.B8]/3400000000" office:value-type="float" office:value="0.000635541705882353" calcext:value-type="float">
            <text:p>0.0006355417</text:p>
          </table:table-cell>
          <table:table-cell table:formula="of:=[.C8]/3400000000" office:value-type="float" office:value="0.0008062345" calcext:value-type="float">
            <text:p>0.0008062345</text:p>
          </table:table-cell>
          <table:table-cell table:formula="of:=[.D8]/3400000000" office:value-type="float" office:value="0.000986973794117647" calcext:value-type="float">
            <text:p>0.0009869738</text:p>
          </table:table-cell>
          <table:table-cell table:number-columns-repeated="2"/>
          <table:table-cell office:value-type="float" office:value="2267893.2" calcext:value-type="float">
            <text:p>2267893.2</text:p>
          </table:table-cell>
          <table:table-cell office:value-type="float" office:value="2647091.7" calcext:value-type="float">
            <text:p>2647091.7</text:p>
          </table:table-cell>
          <table:table-cell office:value-type="float" office:value="3096300" calcext:value-type="float">
            <text:p>3096300</text:p>
          </table:table-cell>
          <table:table-cell/>
          <table:table-cell table:formula="of:=[.K8]/3400000000" office:value-type="float" office:value="0.000667027411764706" calcext:value-type="float">
            <text:p>0.0006670274</text:p>
          </table:table-cell>
          <table:table-cell table:formula="of:=[.L8]/3400000000" office:value-type="float" office:value="0.000778556382352941" calcext:value-type="float">
            <text:p>0.0007785564</text:p>
          </table:table-cell>
          <table:table-cell table:formula="of:=[.M8]/3400000000" office:value-type="float" office:value="0.000910676470588235" calcext:value-type="float">
            <text:p>0.0009106765</text:p>
          </table:table-cell>
          <table:table-cell table:number-columns-repeated="2"/>
          <table:table-cell table:formula="of:=[.B8]/[.A8]" office:value-type="float" office:value="0.588782664707729" calcext:value-type="float">
            <text:p>0.5887826647</text:p>
          </table:table-cell>
          <table:table-cell table:formula="of:=[.C8]/[.A8]" office:value-type="float" office:value="0.746916988917759" calcext:value-type="float">
            <text:p>0.7469169889</text:p>
          </table:table-cell>
          <table:table-cell table:formula="of:=[.D8]/[.A8]" office:value-type="float" office:value="0.914358656747" calcext:value-type="float">
            <text:p>0.9143586567</text:p>
          </table:table-cell>
          <table:table-cell/>
          <table:table-cell table:formula="of:=[.K8]/[.A8]" office:value-type="float" office:value="0.617951856340681" calcext:value-type="float">
            <text:p>0.6179518563</text:p>
          </table:table-cell>
          <table:table-cell table:formula="of:=[.L8]/[.A8]" office:value-type="float" office:value="0.721275247846331" calcext:value-type="float">
            <text:p>0.7212752478</text:p>
          </table:table-cell>
          <table:table-cell table:formula="of:=[.M8]/[.A8]" office:value-type="float" office:value="0.843674795968192" calcext:value-type="float">
            <text:p>0.843674796</text:p>
          </table:table-cell>
        </table:table-row>
        <table:table-row table:style-name="ro2">
          <table:table-cell table:formula="of:=[.A8]+524288" office:value-type="float" office:value="4194304" calcext:value-type="float">
            <text:p>4194304</text:p>
          </table:table-cell>
          <table:table-cell office:value-type="float" office:value="2489575.6" calcext:value-type="float">
            <text:p>2489575.6</text:p>
          </table:table-cell>
          <table:table-cell office:value-type="float" office:value="2921537.7" calcext:value-type="float">
            <text:p>2921537.7</text:p>
          </table:table-cell>
          <table:table-cell office:value-type="float" office:value="3295687.1" calcext:value-type="float">
            <text:p>3295687.1</text:p>
          </table:table-cell>
          <table:table-cell/>
          <table:table-cell table:formula="of:=[.B9]/3400000000" office:value-type="float" office:value="0.000732228117647059" calcext:value-type="float">
            <text:p>0.0007322281</text:p>
          </table:table-cell>
          <table:table-cell table:formula="of:=[.C9]/3400000000" office:value-type="float" office:value="0.000859275794117647" calcext:value-type="float">
            <text:p>0.0008592758</text:p>
          </table:table-cell>
          <table:table-cell table:formula="of:=[.D9]/3400000000" office:value-type="float" office:value="0.000969319735294118" calcext:value-type="float">
            <text:p>0.0009693197</text:p>
          </table:table-cell>
          <table:table-cell table:number-columns-repeated="2"/>
          <table:table-cell office:value-type="float" office:value="2704474.4" calcext:value-type="float">
            <text:p>2704474.4</text:p>
          </table:table-cell>
          <table:table-cell office:value-type="float" office:value="3074669.2" calcext:value-type="float">
            <text:p>3074669.2</text:p>
          </table:table-cell>
          <table:table-cell office:value-type="float" office:value="3291443.8" calcext:value-type="float">
            <text:p>3291443.8</text:p>
          </table:table-cell>
          <table:table-cell/>
          <table:table-cell table:formula="of:=[.K9]/3400000000" office:value-type="float" office:value="0.000795433647058824" calcext:value-type="float">
            <text:p>0.0007954336</text:p>
          </table:table-cell>
          <table:table-cell table:formula="of:=[.L9]/3400000000" office:value-type="float" office:value="0.000904314470588235" calcext:value-type="float">
            <text:p>0.0009043145</text:p>
          </table:table-cell>
          <table:table-cell table:formula="of:=[.M9]/3400000000" office:value-type="float" office:value="0.000968071705882353" calcext:value-type="float">
            <text:p>0.0009680717</text:p>
          </table:table-cell>
          <table:table-cell table:number-columns-repeated="2"/>
          <table:table-cell table:formula="of:=[.B9]/[.A9]" office:value-type="float" office:value="0.59356107711792" calcext:value-type="float">
            <text:p>0.5935610771</text:p>
          </table:table-cell>
          <table:table-cell table:formula="of:=[.C9]/[.A9]" office:value-type="float" office:value="0.696548867225647" calcext:value-type="float">
            <text:p>0.6965488672</text:p>
          </table:table-cell>
          <table:table-cell table:formula="of:=[.D9]/[.A9]" office:value-type="float" office:value="0.785753035545349" calcext:value-type="float">
            <text:p>0.7857530355</text:p>
          </table:table-cell>
          <table:table-cell/>
          <table:table-cell table:formula="of:=[.K9]/[.A9]" office:value-type="float" office:value="0.644796943664551" calcext:value-type="float">
            <text:p>0.6447969437</text:p>
          </table:table-cell>
          <table:table-cell table:formula="of:=[.L9]/[.A9]" office:value-type="float" office:value="0.733058261871338" calcext:value-type="float">
            <text:p>0.7330582619</text:p>
          </table:table-cell>
          <table:table-cell table:formula="of:=[.M9]/[.A9]" office:value-type="float" office:value="0.784741353988647" calcext:value-type="float">
            <text:p>0.784741354</text:p>
          </table:table-cell>
        </table:table-row>
        <table:table-row table:style-name="ro2">
          <table:table-cell table:formula="of:=[.A9]+524288" office:value-type="float" office:value="4718592" calcext:value-type="float">
            <text:p>4718592</text:p>
          </table:table-cell>
          <table:table-cell office:value-type="float" office:value="3204854.9" calcext:value-type="float">
            <text:p>3204854.9</text:p>
          </table:table-cell>
          <table:table-cell office:value-type="float" office:value="3580957.5" calcext:value-type="float">
            <text:p>3580957.5</text:p>
          </table:table-cell>
          <table:table-cell office:value-type="float" office:value="3719855.4" calcext:value-type="float">
            <text:p>3719855.4</text:p>
          </table:table-cell>
          <table:table-cell/>
          <table:table-cell table:formula="of:=[.B10]/3400000000" office:value-type="float" office:value="0.000942604382352941" calcext:value-type="float">
            <text:p>0.0009426044</text:p>
          </table:table-cell>
          <table:table-cell table:formula="of:=[.C10]/3400000000" office:value-type="float" office:value="0.00105322279411765" calcext:value-type="float">
            <text:p>0.0010532228</text:p>
          </table:table-cell>
          <table:table-cell table:formula="of:=[.D10]/3400000000" office:value-type="float" office:value="0.00109407511764706" calcext:value-type="float">
            <text:p>0.0010940751</text:p>
          </table:table-cell>
          <table:table-cell table:number-columns-repeated="2"/>
          <table:table-cell office:value-type="float" office:value="2812229" calcext:value-type="float">
            <text:p>2812229</text:p>
          </table:table-cell>
          <table:table-cell office:value-type="float" office:value="3598732.2" calcext:value-type="float">
            <text:p>3598732.2</text:p>
          </table:table-cell>
          <table:table-cell office:value-type="float" office:value="3921656.3" calcext:value-type="float">
            <text:p>3921656.3</text:p>
          </table:table-cell>
          <table:table-cell/>
          <table:table-cell table:formula="of:=[.K10]/3400000000" office:value-type="float" office:value="0.000827126176470588" calcext:value-type="float">
            <text:p>0.0008271262</text:p>
          </table:table-cell>
          <table:table-cell table:formula="of:=[.L10]/3400000000" office:value-type="float" office:value="0.00105845064705882" calcext:value-type="float">
            <text:p>0.0010584506</text:p>
          </table:table-cell>
          <table:table-cell table:formula="of:=[.M10]/3400000000" office:value-type="float" office:value="0.00115342832352941" calcext:value-type="float">
            <text:p>0.0011534283</text:p>
          </table:table-cell>
          <table:table-cell table:number-columns-repeated="2"/>
          <table:table-cell table:formula="of:=[.B10]/[.A10]" office:value-type="float" office:value="0.679197290208605" calcext:value-type="float">
            <text:p>0.6791972902</text:p>
          </table:table-cell>
          <table:table-cell table:formula="of:=[.C10]/[.A10]" office:value-type="float" office:value="0.758903821309408" calcext:value-type="float">
            <text:p>0.7589038213</text:p>
          </table:table-cell>
          <table:table-cell table:formula="of:=[.D10]/[.A10]" office:value-type="float" office:value="0.788340123494466" calcext:value-type="float">
            <text:p>0.7883401235</text:p>
          </table:table-cell>
          <table:table-cell/>
          <table:table-cell table:formula="of:=[.K10]/[.A10]" office:value-type="float" office:value="0.595989015367296" calcext:value-type="float">
            <text:p>0.5959890154</text:p>
          </table:table-cell>
          <table:table-cell table:formula="of:=[.L10]/[.A10]" office:value-type="float" office:value="0.762670771280925" calcext:value-type="float">
            <text:p>0.7626707713</text:p>
          </table:table-cell>
          <table:table-cell table:formula="of:=[.M10]/[.A10]" office:value-type="float" office:value="0.831107309129503" calcext:value-type="float">
            <text:p>0.8311073091</text:p>
          </table:table-cell>
        </table:table-row>
        <table:table-row table:style-name="ro2">
          <table:table-cell table:formula="of:=[.A10]+524288" office:value-type="float" office:value="5242880" calcext:value-type="float">
            <text:p>5242880</text:p>
          </table:table-cell>
          <table:table-cell office:value-type="float" office:value="3136557.1" calcext:value-type="float">
            <text:p>3136557.1</text:p>
          </table:table-cell>
          <table:table-cell office:value-type="float" office:value="3574695" calcext:value-type="float">
            <text:p>3574695</text:p>
          </table:table-cell>
          <table:table-cell office:value-type="float" office:value="4141164.4" calcext:value-type="float">
            <text:p>4141164.4</text:p>
          </table:table-cell>
          <table:table-cell/>
          <table:table-cell table:formula="of:=[.B11]/3400000000" office:value-type="float" office:value="0.000922516794117647" calcext:value-type="float">
            <text:p>0.0009225168</text:p>
          </table:table-cell>
          <table:table-cell table:formula="of:=[.C11]/3400000000" office:value-type="float" office:value="0.00105138088235294" calcext:value-type="float">
            <text:p>0.0010513809</text:p>
          </table:table-cell>
          <table:table-cell table:formula="of:=[.D11]/3400000000" office:value-type="float" office:value="0.00121798952941176" calcext:value-type="float">
            <text:p>0.0012179895</text:p>
          </table:table-cell>
          <table:table-cell table:number-columns-repeated="2"/>
          <table:table-cell office:value-type="float" office:value="3481748.4" calcext:value-type="float">
            <text:p>3481748.4</text:p>
          </table:table-cell>
          <table:table-cell office:value-type="float" office:value="3559776.8" calcext:value-type="float">
            <text:p>3559776.8</text:p>
          </table:table-cell>
          <table:table-cell office:value-type="float" office:value="4395345.6" calcext:value-type="float">
            <text:p>4395345.6</text:p>
          </table:table-cell>
          <table:table-cell/>
          <table:table-cell table:formula="of:=[.K11]/3400000000" office:value-type="float" office:value="0.00102404364705882" calcext:value-type="float">
            <text:p>0.0010240436</text:p>
          </table:table-cell>
          <table:table-cell table:formula="of:=[.L11]/3400000000" office:value-type="float" office:value="0.00104699317647059" calcext:value-type="float">
            <text:p>0.0010469932</text:p>
          </table:table-cell>
          <table:table-cell table:formula="of:=[.M11]/3400000000" office:value-type="float" office:value="0.00129274870588235" calcext:value-type="float">
            <text:p>0.0012927487</text:p>
          </table:table-cell>
          <table:table-cell table:number-columns-repeated="2"/>
          <table:table-cell table:formula="of:=[.B11]/[.A11]" office:value-type="float" office:value="0.598250789642334" calcext:value-type="float">
            <text:p>0.5982507896</text:p>
          </table:table-cell>
          <table:table-cell table:formula="of:=[.C11]/[.A11]" office:value-type="float" office:value="0.681818962097168" calcext:value-type="float">
            <text:p>0.6818189621</text:p>
          </table:table-cell>
          <table:table-cell table:formula="of:=[.D11]/[.A11]" office:value-type="float" office:value="0.78986442565918" calcext:value-type="float">
            <text:p>0.7898644257</text:p>
          </table:table-cell>
          <table:table-cell/>
          <table:table-cell table:formula="of:=[.K11]/[.A11]" office:value-type="float" office:value="0.664090805053711" calcext:value-type="float">
            <text:p>0.6640908051</text:p>
          </table:table-cell>
          <table:table-cell table:formula="of:=[.L11]/[.A11]" office:value-type="float" office:value="0.678973541259766" calcext:value-type="float">
            <text:p>0.6789735413</text:p>
          </table:table-cell>
          <table:table-cell table:formula="of:=[.M11]/[.A11]" office:value-type="float" office:value="0.838345642089844" calcext:value-type="float">
            <text:p>0.8383456421</text:p>
          </table:table-cell>
        </table:table-row>
        <table:table-row table:style-name="ro2">
          <table:table-cell table:formula="of:=[.A11]+524288" office:value-type="float" office:value="5767168" calcext:value-type="float">
            <text:p>5767168</text:p>
          </table:table-cell>
          <table:table-cell office:value-type="float" office:value="3511164.9" calcext:value-type="float">
            <text:p>3511164.9</text:p>
          </table:table-cell>
          <table:table-cell office:value-type="float" office:value="3967014.1" calcext:value-type="float">
            <text:p>3967014.1</text:p>
          </table:table-cell>
          <table:table-cell office:value-type="float" office:value="4533552.4" calcext:value-type="float">
            <text:p>4533552.4</text:p>
          </table:table-cell>
          <table:table-cell/>
          <table:table-cell table:formula="of:=[.B12]/3400000000" office:value-type="float" office:value="0.00103269555882353" calcext:value-type="float">
            <text:p>0.0010326956</text:p>
          </table:table-cell>
          <table:table-cell table:formula="of:=[.C12]/3400000000" office:value-type="float" office:value="0.00116676885294118" calcext:value-type="float">
            <text:p>0.0011667689</text:p>
          </table:table-cell>
          <table:table-cell table:formula="of:=[.D12]/3400000000" office:value-type="float" office:value="0.00133339776470588" calcext:value-type="float">
            <text:p>0.0013333978</text:p>
          </table:table-cell>
          <table:table-cell table:number-columns-repeated="2"/>
          <table:table-cell office:value-type="float" office:value="3435573.7" calcext:value-type="float">
            <text:p>3435573.7</text:p>
          </table:table-cell>
          <table:table-cell office:value-type="float" office:value="3915309.2" calcext:value-type="float">
            <text:p>3915309.2</text:p>
          </table:table-cell>
          <table:table-cell office:value-type="float" office:value="4737045.8" calcext:value-type="float">
            <text:p>4737045.8</text:p>
          </table:table-cell>
          <table:table-cell/>
          <table:table-cell table:formula="of:=[.K12]/3400000000" office:value-type="float" office:value="0.00101046285294118" calcext:value-type="float">
            <text:p>0.0010104629</text:p>
          </table:table-cell>
          <table:table-cell table:formula="of:=[.L12]/3400000000" office:value-type="float" office:value="0.00115156152941176" calcext:value-type="float">
            <text:p>0.0011515615</text:p>
          </table:table-cell>
          <table:table-cell table:formula="of:=[.M12]/3400000000" office:value-type="float" office:value="0.00139324876470588" calcext:value-type="float">
            <text:p>0.0013932488</text:p>
          </table:table-cell>
          <table:table-cell table:number-columns-repeated="2"/>
          <table:table-cell table:formula="of:=[.B12]/[.A12]" office:value-type="float" office:value="0.608819597417658" calcext:value-type="float">
            <text:p>0.6088195974</text:p>
          </table:table-cell>
          <table:table-cell table:formula="of:=[.C12]/[.A12]" office:value-type="float" office:value="0.687861719998446" calcext:value-type="float">
            <text:p>0.68786172</text:p>
          </table:table-cell>
          <table:table-cell table:formula="of:=[.D12]/[.A12]" office:value-type="float" office:value="0.786096815629439" calcext:value-type="float">
            <text:p>0.7860968156</text:p>
          </table:table-cell>
          <table:table-cell/>
          <table:table-cell table:formula="of:=[.K12]/[.A12]" office:value-type="float" office:value="0.595712436329235" calcext:value-type="float">
            <text:p>0.5957124363</text:p>
          </table:table-cell>
          <table:table-cell table:formula="of:=[.L12]/[.A12]" office:value-type="float" office:value="0.678896331787109" calcext:value-type="float">
            <text:p>0.6788963318</text:p>
          </table:table-cell>
          <table:table-cell table:formula="of:=[.M12]/[.A12]" office:value-type="float" office:value="0.82138162092729" calcext:value-type="float">
            <text:p>0.8213816209</text:p>
          </table:table-cell>
        </table:table-row>
        <table:table-row table:style-name="ro2">
          <table:table-cell table:formula="of:=[.A12]+524288" office:value-type="float" office:value="6291456" calcext:value-type="float">
            <text:p>6291456</text:p>
          </table:table-cell>
          <table:table-cell office:value-type="float" office:value="3805281.3" calcext:value-type="float">
            <text:p>3805281.3</text:p>
          </table:table-cell>
          <table:table-cell office:value-type="float" office:value="4373709" calcext:value-type="float">
            <text:p>4373709</text:p>
          </table:table-cell>
          <table:table-cell office:value-type="float" office:value="5709609.9" calcext:value-type="float">
            <text:p>5709609.9</text:p>
          </table:table-cell>
          <table:table-cell/>
          <table:table-cell table:formula="of:=[.B13]/3400000000" office:value-type="float" office:value="0.00111920038235294" calcext:value-type="float">
            <text:p>0.0011192004</text:p>
          </table:table-cell>
          <table:table-cell table:formula="of:=[.C13]/3400000000" office:value-type="float" office:value="0.001286385" calcext:value-type="float">
            <text:p>0.001286385</text:p>
          </table:table-cell>
          <table:table-cell table:formula="of:=[.D13]/3400000000" office:value-type="float" office:value="0.00167929702941176" calcext:value-type="float">
            <text:p>0.001679297</text:p>
          </table:table-cell>
          <table:table-cell table:number-columns-repeated="2"/>
          <table:table-cell office:value-type="float" office:value="4194114.3" calcext:value-type="float">
            <text:p>4194114.3</text:p>
          </table:table-cell>
          <table:table-cell office:value-type="float" office:value="4293548.1" calcext:value-type="float">
            <text:p>4293548.1</text:p>
          </table:table-cell>
          <table:table-cell office:value-type="float" office:value="5675070.5" calcext:value-type="float">
            <text:p>5675070.5</text:p>
          </table:table-cell>
          <table:table-cell/>
          <table:table-cell table:formula="of:=[.K13]/3400000000" office:value-type="float" office:value="0.00123356302941176" calcext:value-type="float">
            <text:p>0.001233563</text:p>
          </table:table-cell>
          <table:table-cell table:formula="of:=[.L13]/3400000000" office:value-type="float" office:value="0.00126280826470588" calcext:value-type="float">
            <text:p>0.0012628083</text:p>
          </table:table-cell>
          <table:table-cell table:formula="of:=[.M13]/3400000000" office:value-type="float" office:value="0.00166913838235294" calcext:value-type="float">
            <text:p>0.0016691384</text:p>
          </table:table-cell>
          <table:table-cell table:number-columns-repeated="2"/>
          <table:table-cell table:formula="of:=[.B13]/[.A13]" office:value-type="float" office:value="0.604833173751831" calcext:value-type="float">
            <text:p>0.6048331738</text:p>
          </table:table-cell>
          <table:table-cell table:formula="of:=[.C13]/[.A13]" office:value-type="float" office:value="0.695182323455811" calcext:value-type="float">
            <text:p>0.6951823235</text:p>
          </table:table-cell>
          <table:table-cell table:formula="of:=[.D13]/[.A13]" office:value-type="float" office:value="0.90751805305481" calcext:value-type="float">
            <text:p>0.9075180531</text:p>
          </table:table-cell>
          <table:table-cell/>
          <table:table-cell table:formula="of:=[.K13]/[.A13]" office:value-type="float" office:value="0.666636514663696" calcext:value-type="float">
            <text:p>0.6666365147</text:p>
          </table:table-cell>
          <table:table-cell table:formula="of:=[.L13]/[.A13]" office:value-type="float" office:value="0.682441091537476" calcext:value-type="float">
            <text:p>0.6824410915</text:p>
          </table:table-cell>
          <table:table-cell table:formula="of:=[.M13]/[.A13]" office:value-type="float" office:value="0.902028163274129" calcext:value-type="float">
            <text:p>0.9020281633</text:p>
          </table:table-cell>
        </table:table-row>
        <table:table-row table:style-name="ro2">
          <table:table-cell table:formula="of:=[.A13]+524288" office:value-type="float" office:value="6815744" calcext:value-type="float">
            <text:p>6815744</text:p>
          </table:table-cell>
          <table:table-cell office:value-type="float" office:value="3938246.7" calcext:value-type="float">
            <text:p>3938246.7</text:p>
          </table:table-cell>
          <table:table-cell office:value-type="float" office:value="4755208.2" calcext:value-type="float">
            <text:p>4755208.2</text:p>
          </table:table-cell>
          <table:table-cell office:value-type="float" office:value="5250620" calcext:value-type="float">
            <text:p>5250620</text:p>
          </table:table-cell>
          <table:table-cell/>
          <table:table-cell table:formula="of:=[.B14]/3400000000" office:value-type="float" office:value="0.00115830785294118" calcext:value-type="float">
            <text:p>0.0011583079</text:p>
          </table:table-cell>
          <table:table-cell table:formula="of:=[.C14]/3400000000" office:value-type="float" office:value="0.00139859064705882" calcext:value-type="float">
            <text:p>0.0013985906</text:p>
          </table:table-cell>
          <table:table-cell table:formula="of:=[.D14]/3400000000" office:value-type="float" office:value="0.0015443" calcext:value-type="float">
            <text:p>0.0015443</text:p>
          </table:table-cell>
          <table:table-cell table:number-columns-repeated="2"/>
          <table:table-cell office:value-type="float" office:value="4367230.7" calcext:value-type="float">
            <text:p>4367230.7</text:p>
          </table:table-cell>
          <table:table-cell office:value-type="float" office:value="4971509.3" calcext:value-type="float">
            <text:p>4971509.3</text:p>
          </table:table-cell>
          <table:table-cell office:value-type="float" office:value="5633637.6" calcext:value-type="float">
            <text:p>5633637.6</text:p>
          </table:table-cell>
          <table:table-cell/>
          <table:table-cell table:formula="of:=[.K14]/3400000000" office:value-type="float" office:value="0.00128447961764706" calcext:value-type="float">
            <text:p>0.0012844796</text:p>
          </table:table-cell>
          <table:table-cell table:formula="of:=[.L14]/3400000000" office:value-type="float" office:value="0.00146220861764706" calcext:value-type="float">
            <text:p>0.0014622086</text:p>
          </table:table-cell>
          <table:table-cell table:formula="of:=[.M14]/3400000000" office:value-type="float" office:value="0.00165695223529412" calcext:value-type="float">
            <text:p>0.0016569522</text:p>
          </table:table-cell>
          <table:table-cell table:number-columns-repeated="2"/>
          <table:table-cell table:formula="of:=[.B14]/[.A14]" office:value-type="float" office:value="0.577816112224872" calcext:value-type="float">
            <text:p>0.5778161122</text:p>
          </table:table-cell>
          <table:table-cell table:formula="of:=[.C14]/[.A14]" office:value-type="float" office:value="0.697679989154522" calcext:value-type="float">
            <text:p>0.6976799892</text:p>
          </table:table-cell>
          <table:table-cell table:formula="of:=[.D14]/[.A14]" office:value-type="float" office:value="0.770366375262921" calcext:value-type="float">
            <text:p>0.7703663753</text:p>
          </table:table-cell>
          <table:table-cell/>
          <table:table-cell table:formula="of:=[.K14]/[.A14]" office:value-type="float" office:value="0.640756269601675" calcext:value-type="float">
            <text:p>0.6407562696</text:p>
          </table:table-cell>
          <table:table-cell table:formula="of:=[.L14]/[.A14]" office:value-type="float" office:value="0.729415497413048" calcext:value-type="float">
            <text:p>0.7294154974</text:p>
          </table:table-cell>
          <table:table-cell table:formula="of:=[.M14]/[.A14]" office:value-type="float" office:value="0.826562382624699" calcext:value-type="float">
            <text:p>0.8265623826</text:p>
          </table:table-cell>
        </table:table-row>
        <table:table-row table:style-name="ro2">
          <table:table-cell table:formula="of:=[.A14]+524288" office:value-type="float" office:value="7340032" calcext:value-type="float">
            <text:p>7340032</text:p>
          </table:table-cell>
          <table:table-cell office:value-type="float" office:value="4441238.6" calcext:value-type="float">
            <text:p>4441238.6</text:p>
          </table:table-cell>
          <table:table-cell office:value-type="float" office:value="5303434" calcext:value-type="float">
            <text:p>5303434</text:p>
          </table:table-cell>
          <table:table-cell office:value-type="float" office:value="5703913.3" calcext:value-type="float">
            <text:p>5703913.3</text:p>
          </table:table-cell>
          <table:table-cell/>
          <table:table-cell table:formula="of:=[.B15]/3400000000" office:value-type="float" office:value="0.00130624664705882" calcext:value-type="float">
            <text:p>0.0013062466</text:p>
          </table:table-cell>
          <table:table-cell table:formula="of:=[.C15]/3400000000" office:value-type="float" office:value="0.00155983352941176" calcext:value-type="float">
            <text:p>0.0015598335</text:p>
          </table:table-cell>
          <table:table-cell table:formula="of:=[.D15]/3400000000" office:value-type="float" office:value="0.00167762155882353" calcext:value-type="float">
            <text:p>0.0016776216</text:p>
          </table:table-cell>
          <table:table-cell table:number-columns-repeated="2"/>
          <table:table-cell office:value-type="float" office:value="4317785.9" calcext:value-type="float">
            <text:p>4317785.9</text:p>
          </table:table-cell>
          <table:table-cell office:value-type="float" office:value="5547220.6" calcext:value-type="float">
            <text:p>5547220.6</text:p>
          </table:table-cell>
          <table:table-cell office:value-type="float" office:value="5868463.3" calcext:value-type="float">
            <text:p>5868463.3</text:p>
          </table:table-cell>
          <table:table-cell/>
          <table:table-cell table:formula="of:=[.K15]/3400000000" office:value-type="float" office:value="0.00126993702941176" calcext:value-type="float">
            <text:p>0.001269937</text:p>
          </table:table-cell>
          <table:table-cell table:formula="of:=[.L15]/3400000000" office:value-type="float" office:value="0.00163153547058824" calcext:value-type="float">
            <text:p>0.0016315355</text:p>
          </table:table-cell>
          <table:table-cell table:formula="of:=[.M15]/3400000000" office:value-type="float" office:value="0.00172601861764706" calcext:value-type="float">
            <text:p>0.0017260186</text:p>
          </table:table-cell>
          <table:table-cell table:number-columns-repeated="2"/>
          <table:table-cell table:formula="of:=[.B15]/[.A15]" office:value-type="float" office:value="0.605070740836007" calcext:value-type="float">
            <text:p>0.6050707408</text:p>
          </table:table-cell>
          <table:table-cell table:formula="of:=[.C15]/[.A15]" office:value-type="float" office:value="0.72253554207938" calcext:value-type="float">
            <text:p>0.7225355421</text:p>
          </table:table-cell>
          <table:table-cell table:formula="of:=[.D15]/[.A15]" office:value-type="float" office:value="0.777096516745431" calcext:value-type="float">
            <text:p>0.7770965167</text:p>
          </table:table-cell>
          <table:table-cell/>
          <table:table-cell table:formula="of:=[.K15]/[.A15]" office:value-type="float" office:value="0.588251645224435" calcext:value-type="float">
            <text:p>0.5882516452</text:p>
          </table:table-cell>
          <table:table-cell table:formula="of:=[.L15]/[.A15]" office:value-type="float" office:value="0.75574883052281" calcext:value-type="float">
            <text:p>0.7557488305</text:p>
          </table:table-cell>
          <table:table-cell table:formula="of:=[.M15]/[.A15]" office:value-type="float" office:value="0.799514675140381" calcext:value-type="float">
            <text:p>0.7995146751</text:p>
          </table:table-cell>
        </table:table-row>
        <table:table-row table:style-name="ro2">
          <table:table-cell table:formula="of:=[.A15]+524288" office:value-type="float" office:value="7864320" calcext:value-type="float">
            <text:p>7864320</text:p>
          </table:table-cell>
          <table:table-cell office:value-type="float" office:value="5205178.4" calcext:value-type="float">
            <text:p>5205178.4</text:p>
          </table:table-cell>
          <table:table-cell office:value-type="float" office:value="5643200.2" calcext:value-type="float">
            <text:p>5643200.2</text:p>
          </table:table-cell>
          <table:table-cell office:value-type="float" office:value="6139916.5" calcext:value-type="float">
            <text:p>6139916.5</text:p>
          </table:table-cell>
          <table:table-cell/>
          <table:table-cell table:formula="of:=[.B16]/3400000000" office:value-type="float" office:value="0.00153093482352941" calcext:value-type="float">
            <text:p>0.0015309348</text:p>
          </table:table-cell>
          <table:table-cell table:formula="of:=[.C16]/3400000000" office:value-type="float" office:value="0.00165976476470588" calcext:value-type="float">
            <text:p>0.0016597648</text:p>
          </table:table-cell>
          <table:table-cell table:formula="of:=[.D16]/3400000000" office:value-type="float" office:value="0.00180585779411765" calcext:value-type="float">
            <text:p>0.0018058578</text:p>
          </table:table-cell>
          <table:table-cell table:number-columns-repeated="2"/>
          <table:table-cell office:value-type="float" office:value="4645352.6" calcext:value-type="float">
            <text:p>4645352.6</text:p>
          </table:table-cell>
          <table:table-cell office:value-type="float" office:value="5631185.8" calcext:value-type="float">
            <text:p>5631185.8</text:p>
          </table:table-cell>
          <table:table-cell office:value-type="float" office:value="6366939.3" calcext:value-type="float">
            <text:p>6366939.3</text:p>
          </table:table-cell>
          <table:table-cell/>
          <table:table-cell table:formula="of:=[.K16]/3400000000" office:value-type="float" office:value="0.00136628017647059" calcext:value-type="float">
            <text:p>0.0013662802</text:p>
          </table:table-cell>
          <table:table-cell table:formula="of:=[.L16]/3400000000" office:value-type="float" office:value="0.00165623111764706" calcext:value-type="float">
            <text:p>0.0016562311</text:p>
          </table:table-cell>
          <table:table-cell table:formula="of:=[.M16]/3400000000" office:value-type="float" office:value="0.00187262920588235" calcext:value-type="float">
            <text:p>0.0018726292</text:p>
          </table:table-cell>
          <table:table-cell table:number-columns-repeated="2"/>
          <table:table-cell table:formula="of:=[.B16]/[.A16]" office:value-type="float" office:value="0.66187266031901" calcext:value-type="float">
            <text:p>0.6618726603</text:p>
          </table:table-cell>
          <table:table-cell table:formula="of:=[.C16]/[.A16]" office:value-type="float" office:value="0.717570012410482" calcext:value-type="float">
            <text:p>0.7175700124</text:p>
          </table:table-cell>
          <table:table-cell table:formula="of:=[.D16]/[.A16]" office:value-type="float" office:value="0.780730756123861" calcext:value-type="float">
            <text:p>0.7807307561</text:p>
          </table:table-cell>
          <table:table-cell/>
          <table:table-cell table:formula="of:=[.K16]/[.A16]" office:value-type="float" office:value="0.590687128702799" calcext:value-type="float">
            <text:p>0.5906871287</text:p>
          </table:table-cell>
          <table:table-cell table:formula="of:=[.L16]/[.A16]" office:value-type="float" office:value="0.716042302449544" calcext:value-type="float">
            <text:p>0.7160423024</text:p>
          </table:table-cell>
          <table:table-cell table:formula="of:=[.M16]/[.A16]" office:value-type="float" office:value="0.809598197937012" calcext:value-type="float">
            <text:p>0.8095981979</text:p>
          </table:table-cell>
        </table:table-row>
        <table:table-row table:style-name="ro2">
          <table:table-cell table:formula="of:=[.A16]+524288" office:value-type="float" office:value="8388608" calcext:value-type="float">
            <text:p>8388608</text:p>
          </table:table-cell>
          <table:table-cell office:value-type="float" office:value="4942163.7" calcext:value-type="float">
            <text:p>4942163.7</text:p>
          </table:table-cell>
          <table:table-cell office:value-type="float" office:value="6364874.4" calcext:value-type="float">
            <text:p>6364874.4</text:p>
          </table:table-cell>
          <table:table-cell office:value-type="float" office:value="6532677.5" calcext:value-type="float">
            <text:p>6532677.5</text:p>
          </table:table-cell>
          <table:table-cell/>
          <table:table-cell table:formula="of:=[.B17]/3400000000" office:value-type="float" office:value="0.00145357755882353" calcext:value-type="float">
            <text:p>0.0014535776</text:p>
          </table:table-cell>
          <table:table-cell table:formula="of:=[.C17]/3400000000" office:value-type="float" office:value="0.00187202188235294" calcext:value-type="float">
            <text:p>0.0018720219</text:p>
          </table:table-cell>
          <table:table-cell table:formula="of:=[.D17]/3400000000" office:value-type="float" office:value="0.00192137573529412" calcext:value-type="float">
            <text:p>0.0019213757</text:p>
          </table:table-cell>
          <table:table-cell table:number-columns-repeated="2"/>
          <table:table-cell office:value-type="float" office:value="4991499.9" calcext:value-type="float">
            <text:p>4991499.9</text:p>
          </table:table-cell>
          <table:table-cell office:value-type="float" office:value="5934597.7" calcext:value-type="float">
            <text:p>5934597.7</text:p>
          </table:table-cell>
          <table:table-cell office:value-type="float" office:value="7076337.6" calcext:value-type="float">
            <text:p>7076337.6</text:p>
          </table:table-cell>
          <table:table-cell/>
          <table:table-cell table:formula="of:=[.K17]/3400000000" office:value-type="float" office:value="0.00146808820588235" calcext:value-type="float">
            <text:p>0.0014680882</text:p>
          </table:table-cell>
          <table:table-cell table:formula="of:=[.L17]/3400000000" office:value-type="float" office:value="0.00174546991176471" calcext:value-type="float">
            <text:p>0.0017454699</text:p>
          </table:table-cell>
          <table:table-cell table:formula="of:=[.M17]/3400000000" office:value-type="float" office:value="0.00208127576470588" calcext:value-type="float">
            <text:p>0.0020812758</text:p>
          </table:table-cell>
          <table:table-cell table:number-columns-repeated="2"/>
          <table:table-cell table:formula="of:=[.B17]/[.A17]" office:value-type="float" office:value="0.58915182352066" calcext:value-type="float">
            <text:p>0.5891518235</text:p>
          </table:table-cell>
          <table:table-cell table:formula="of:=[.C17]/[.A17]" office:value-type="float" office:value="0.758752155303955" calcext:value-type="float">
            <text:p>0.7587521553</text:p>
          </table:table-cell>
          <table:table-cell table:formula="of:=[.D17]/[.A17]" office:value-type="float" office:value="0.778755843639374" calcext:value-type="float">
            <text:p>0.7787558436</text:p>
          </table:table-cell>
          <table:table-cell/>
          <table:table-cell table:formula="of:=[.K17]/[.A17]" office:value-type="float" office:value="0.595033156871796" calcext:value-type="float">
            <text:p>0.5950331569</text:p>
          </table:table-cell>
          <table:table-cell table:formula="of:=[.L17]/[.A17]" office:value-type="float" office:value="0.7074591755867" calcext:value-type="float">
            <text:p>0.7074591756</text:p>
          </table:table-cell>
          <table:table-cell table:formula="of:=[.M17]/[.A17]" office:value-type="float" office:value="0.84356517791748" calcext:value-type="float">
            <text:p>0.8435651779</text:p>
          </table:table-cell>
        </table:table-row>
        <table:table-row table:style-name="ro2">
          <table:table-cell table:formula="of:=[.A17]+524288" office:value-type="float" office:value="8912896" calcext:value-type="float">
            <text:p>8912896</text:p>
          </table:table-cell>
          <table:table-cell office:value-type="float" office:value="5251044.5" calcext:value-type="float">
            <text:p>5251044.5</text:p>
          </table:table-cell>
          <table:table-cell office:value-type="float" office:value="6174666.1" calcext:value-type="float">
            <text:p>6174666.1</text:p>
          </table:table-cell>
          <table:table-cell office:value-type="float" office:value="6976809" calcext:value-type="float">
            <text:p>6976809</text:p>
          </table:table-cell>
          <table:table-cell/>
          <table:table-cell table:formula="of:=[.B18]/3400000000" office:value-type="float" office:value="0.00154442485294118" calcext:value-type="float">
            <text:p>0.0015444249</text:p>
          </table:table-cell>
          <table:table-cell table:formula="of:=[.C18]/3400000000" office:value-type="float" office:value="0.00181607826470588" calcext:value-type="float">
            <text:p>0.0018160783</text:p>
          </table:table-cell>
          <table:table-cell table:formula="of:=[.D18]/3400000000" office:value-type="float" office:value="0.00205200264705882" calcext:value-type="float">
            <text:p>0.0020520026</text:p>
          </table:table-cell>
          <table:table-cell table:number-columns-repeated="2"/>
          <table:table-cell office:value-type="float" office:value="5238082.3" calcext:value-type="float">
            <text:p>5238082.3</text:p>
          </table:table-cell>
          <table:table-cell office:value-type="float" office:value="6053790.2" calcext:value-type="float">
            <text:p>6053790.2</text:p>
          </table:table-cell>
          <table:table-cell office:value-type="float" office:value="7179711.9" calcext:value-type="float">
            <text:p>7179711.9</text:p>
          </table:table-cell>
          <table:table-cell/>
          <table:table-cell table:formula="of:=[.K18]/3400000000" office:value-type="float" office:value="0.00154061244117647" calcext:value-type="float">
            <text:p>0.0015406124</text:p>
          </table:table-cell>
          <table:table-cell table:formula="of:=[.L18]/3400000000" office:value-type="float" office:value="0.00178052652941176" calcext:value-type="float">
            <text:p>0.0017805265</text:p>
          </table:table-cell>
          <table:table-cell table:formula="of:=[.M18]/3400000000" office:value-type="float" office:value="0.00211167997058824" calcext:value-type="float">
            <text:p>0.00211168</text:p>
          </table:table-cell>
          <table:table-cell table:number-columns-repeated="2"/>
          <table:table-cell table:formula="of:=[.B18]/[.A18]" office:value-type="float" office:value="0.5891513263478" calcext:value-type="float">
            <text:p>0.5891513263</text:p>
          </table:table-cell>
          <table:table-cell table:formula="of:=[.C18]/[.A18]" office:value-type="float" office:value="0.692778879053452" calcext:value-type="float">
            <text:p>0.6927788791</text:p>
          </table:table-cell>
          <table:table-cell table:formula="of:=[.D18]/[.A18]" office:value-type="float" office:value="0.782776888679056" calcext:value-type="float">
            <text:p>0.7827768887</text:p>
          </table:table-cell>
          <table:table-cell/>
          <table:table-cell table:formula="of:=[.K18]/[.A18]" office:value-type="float" office:value="0.587697006674374" calcext:value-type="float">
            <text:p>0.5876970067</text:p>
          </table:table-cell>
          <table:table-cell table:formula="of:=[.L18]/[.A18]" office:value-type="float" office:value="0.679216968311983" calcext:value-type="float">
            <text:p>0.6792169683</text:p>
          </table:table-cell>
          <table:table-cell table:formula="of:=[.M18]/[.A18]" office:value-type="float" office:value="0.805541980967802" calcext:value-type="float">
            <text:p>0.805541981</text:p>
          </table:table-cell>
        </table:table-row>
        <table:table-row table:style-name="ro2">
          <table:table-cell table:formula="of:=[.A18]+524288" office:value-type="float" office:value="9437184" calcext:value-type="float">
            <text:p>9437184</text:p>
          </table:table-cell>
          <table:table-cell office:value-type="float" office:value="5507088.4" calcext:value-type="float">
            <text:p>5507088.4</text:p>
          </table:table-cell>
          <table:table-cell office:value-type="float" office:value="6460071.4" calcext:value-type="float">
            <text:p>6460071.4</text:p>
          </table:table-cell>
          <table:table-cell office:value-type="float" office:value="7357537.8" calcext:value-type="float">
            <text:p>7357537.8</text:p>
          </table:table-cell>
          <table:table-cell/>
          <table:table-cell table:formula="of:=[.B19]/3400000000" office:value-type="float" office:value="0.00161973188235294" calcext:value-type="float">
            <text:p>0.0016197319</text:p>
          </table:table-cell>
          <table:table-cell table:formula="of:=[.C19]/3400000000" office:value-type="float" office:value="0.001900021" calcext:value-type="float">
            <text:p>0.001900021</text:p>
          </table:table-cell>
          <table:table-cell table:formula="of:=[.D19]/3400000000" office:value-type="float" office:value="0.00216398170588235" calcext:value-type="float">
            <text:p>0.0021639817</text:p>
          </table:table-cell>
          <table:table-cell table:number-columns-repeated="2"/>
          <table:table-cell office:value-type="float" office:value="5978875.7" calcext:value-type="float">
            <text:p>5978875.7</text:p>
          </table:table-cell>
          <table:table-cell office:value-type="float" office:value="6377078.3" calcext:value-type="float">
            <text:p>6377078.3</text:p>
          </table:table-cell>
          <table:table-cell office:value-type="float" office:value="7310379.8" calcext:value-type="float">
            <text:p>7310379.8</text:p>
          </table:table-cell>
          <table:table-cell/>
          <table:table-cell table:formula="of:=[.K19]/3400000000" office:value-type="float" office:value="0.00175849285294118" calcext:value-type="float">
            <text:p>0.0017584929</text:p>
          </table:table-cell>
          <table:table-cell table:formula="of:=[.L19]/3400000000" office:value-type="float" office:value="0.00187561126470588" calcext:value-type="float">
            <text:p>0.0018756113</text:p>
          </table:table-cell>
          <table:table-cell table:formula="of:=[.M19]/3400000000" office:value-type="float" office:value="0.00215011170588235" calcext:value-type="float">
            <text:p>0.0021501117</text:p>
          </table:table-cell>
          <table:table-cell table:number-columns-repeated="2"/>
          <table:table-cell table:formula="of:=[.B19]/[.A19]" office:value-type="float" office:value="0.583552085028754" calcext:value-type="float">
            <text:p>0.583552085</text:p>
          </table:table-cell>
          <table:table-cell table:formula="of:=[.C19]/[.A19]" office:value-type="float" office:value="0.684533797370063" calcext:value-type="float">
            <text:p>0.6845337974</text:p>
          </table:table-cell>
          <table:table-cell table:formula="of:=[.D19]/[.A19]" office:value-type="float" office:value="0.779632759094238" calcext:value-type="float">
            <text:p>0.7796327591</text:p>
          </table:table-cell>
          <table:table-cell/>
          <table:table-cell table:formula="of:=[.K19]/[.A19]" office:value-type="float" office:value="0.633544466230604" calcext:value-type="float">
            <text:p>0.6335444662</text:p>
          </table:table-cell>
          <table:table-cell table:formula="of:=[.L19]/[.A19]" office:value-type="float" office:value="0.675739532046848" calcext:value-type="float">
            <text:p>0.675739532</text:p>
          </table:table-cell>
          <table:table-cell table:formula="of:=[.M19]/[.A19]" office:value-type="float" office:value="0.774635717603895" calcext:value-type="float">
            <text:p>0.7746357176</text:p>
          </table:table-cell>
        </table:table-row>
        <table:table-row table:style-name="ro2">
          <table:table-cell table:formula="of:=[.A19]+524288" office:value-type="float" office:value="9961472" calcext:value-type="float">
            <text:p>9961472</text:p>
          </table:table-cell>
          <table:table-cell office:value-type="float" office:value="5866298.2" calcext:value-type="float">
            <text:p>5866298.2</text:p>
          </table:table-cell>
          <table:table-cell office:value-type="float" office:value="6951681.4" calcext:value-type="float">
            <text:p>6951681.4</text:p>
          </table:table-cell>
          <table:table-cell office:value-type="float" office:value="7819731.3" calcext:value-type="float">
            <text:p>7819731.3</text:p>
          </table:table-cell>
          <table:table-cell/>
          <table:table-cell table:formula="of:=[.B20]/3400000000" office:value-type="float" office:value="0.00172538182352941" calcext:value-type="float">
            <text:p>0.0017253818</text:p>
          </table:table-cell>
          <table:table-cell table:formula="of:=[.C20]/3400000000" office:value-type="float" office:value="0.00204461217647059" calcext:value-type="float">
            <text:p>0.0020446122</text:p>
          </table:table-cell>
          <table:table-cell table:formula="of:=[.D20]/3400000000" office:value-type="float" office:value="0.00229992097058824" calcext:value-type="float">
            <text:p>0.002299921</text:p>
          </table:table-cell>
          <table:table-cell table:number-columns-repeated="2"/>
          <table:table-cell office:value-type="float" office:value="6483342.5" calcext:value-type="float">
            <text:p>6483342.5</text:p>
          </table:table-cell>
          <table:table-cell office:value-type="float" office:value="6907413.8" calcext:value-type="float">
            <text:p>6907413.8</text:p>
          </table:table-cell>
          <table:table-cell office:value-type="float" office:value="8047302.6" calcext:value-type="float">
            <text:p>8047302.6</text:p>
          </table:table-cell>
          <table:table-cell/>
          <table:table-cell table:formula="of:=[.K20]/3400000000" office:value-type="float" office:value="0.00190686544117647" calcext:value-type="float">
            <text:p>0.0019068654</text:p>
          </table:table-cell>
          <table:table-cell table:formula="of:=[.L20]/3400000000" office:value-type="float" office:value="0.00203159229411765" calcext:value-type="float">
            <text:p>0.0020315923</text:p>
          </table:table-cell>
          <table:table-cell table:formula="of:=[.M20]/3400000000" office:value-type="float" office:value="0.00236685370588235" calcext:value-type="float">
            <text:p>0.0023668537</text:p>
          </table:table-cell>
          <table:table-cell table:number-columns-repeated="2"/>
          <table:table-cell table:formula="of:=[.B20]/[.A20]" office:value-type="float" office:value="0.588898729023181" calcext:value-type="float">
            <text:p>0.588898729</text:p>
          </table:table-cell>
          <table:table-cell table:formula="of:=[.C20]/[.A20]" office:value-type="float" office:value="0.69785684284411" calcext:value-type="float">
            <text:p>0.6978568428</text:p>
          </table:table-cell>
          <table:table-cell table:formula="of:=[.D20]/[.A20]" office:value-type="float" office:value="0.784997568632427" calcext:value-type="float">
            <text:p>0.7849975686</text:p>
          </table:table-cell>
          <table:table-cell/>
          <table:table-cell table:formula="of:=[.K20]/[.A20]" office:value-type="float" office:value="0.65084181333843" calcext:value-type="float">
            <text:p>0.6508418133</text:p>
          </table:table-cell>
          <table:table-cell table:formula="of:=[.L20]/[.A20]" office:value-type="float" office:value="0.693412961457905" calcext:value-type="float">
            <text:p>0.6934129615</text:p>
          </table:table-cell>
          <table:table-cell table:formula="of:=[.M20]/[.A20]" office:value-type="float" office:value="0.807842716417814" calcext:value-type="float">
            <text:p>0.8078427164</text:p>
          </table:table-cell>
        </table:table-row>
        <table:table-row table:style-name="ro2">
          <table:table-cell table:formula="of:=[.A20]+524288" office:value-type="float" office:value="10485760" calcext:value-type="float">
            <text:p>10485760</text:p>
          </table:table-cell>
          <table:table-cell office:value-type="float" office:value="6143584" calcext:value-type="float">
            <text:p>6143584</text:p>
          </table:table-cell>
          <table:table-cell office:value-type="float" office:value="7814335.9" calcext:value-type="float">
            <text:p>7814335.9</text:p>
          </table:table-cell>
          <table:table-cell office:value-type="float" office:value="8093923.8" calcext:value-type="float">
            <text:p>8093923.8</text:p>
          </table:table-cell>
          <table:table-cell/>
          <table:table-cell table:formula="of:=[.B21]/3400000000" office:value-type="float" office:value="0.00180693647058824" calcext:value-type="float">
            <text:p>0.0018069365</text:p>
          </table:table-cell>
          <table:table-cell table:formula="of:=[.C21]/3400000000" office:value-type="float" office:value="0.00229833408823529" calcext:value-type="float">
            <text:p>0.0022983341</text:p>
          </table:table-cell>
          <table:table-cell table:formula="of:=[.D21]/3400000000" office:value-type="float" office:value="0.00238056582352941" calcext:value-type="float">
            <text:p>0.0023805658</text:p>
          </table:table-cell>
          <table:table-cell table:number-columns-repeated="2"/>
          <table:table-cell office:value-type="float" office:value="7090040" calcext:value-type="float">
            <text:p>7090040</text:p>
          </table:table-cell>
          <table:table-cell office:value-type="float" office:value="7184326.4" calcext:value-type="float">
            <text:p>7184326.4</text:p>
          </table:table-cell>
          <table:table-cell office:value-type="float" office:value="8494932.3" calcext:value-type="float">
            <text:p>8494932.3</text:p>
          </table:table-cell>
          <table:table-cell/>
          <table:table-cell table:formula="of:=[.K21]/3400000000" office:value-type="float" office:value="0.00208530588235294" calcext:value-type="float">
            <text:p>0.0020853059</text:p>
          </table:table-cell>
          <table:table-cell table:formula="of:=[.L21]/3400000000" office:value-type="float" office:value="0.00211303717647059" calcext:value-type="float">
            <text:p>0.0021130372</text:p>
          </table:table-cell>
          <table:table-cell table:formula="of:=[.M21]/3400000000" office:value-type="float" office:value="0.0024985095" calcext:value-type="float">
            <text:p>0.0024985095</text:p>
          </table:table-cell>
          <table:table-cell table:number-columns-repeated="2"/>
          <table:table-cell table:formula="of:=[.B21]/[.A21]" office:value-type="float" office:value="0.585897827148438" calcext:value-type="float">
            <text:p>0.5858978271</text:p>
          </table:table-cell>
          <table:table-cell table:formula="of:=[.C21]/[.A21]" office:value-type="float" office:value="0.745233144760132" calcext:value-type="float">
            <text:p>0.7452331448</text:p>
          </table:table-cell>
          <table:table-cell table:formula="of:=[.D21]/[.A21]" office:value-type="float" office:value="0.771896724700928" calcext:value-type="float">
            <text:p>0.7718967247</text:p>
          </table:table-cell>
          <table:table-cell/>
          <table:table-cell table:formula="of:=[.K21]/[.A21]" office:value-type="float" office:value="0.676158905029297" calcext:value-type="float">
            <text:p>0.676158905</text:p>
          </table:table-cell>
          <table:table-cell table:formula="of:=[.L21]/[.A21]" office:value-type="float" office:value="0.685150756835937" calcext:value-type="float">
            <text:p>0.6851507568</text:p>
          </table:table-cell>
          <table:table-cell table:formula="of:=[.M21]/[.A21]" office:value-type="float" office:value="0.810139875411987" calcext:value-type="float">
            <text:p>0.8101398754</text:p>
          </table:table-cell>
        </table:table-row>
        <table:table-row table:style-name="ro2">
          <table:table-cell table:formula="of:=[.A21]+524288" office:value-type="float" office:value="11010048" calcext:value-type="float">
            <text:p>11010048</text:p>
          </table:table-cell>
          <table:table-cell office:value-type="float" office:value="6479587.8" calcext:value-type="float">
            <text:p>6479587.8</text:p>
          </table:table-cell>
          <table:table-cell office:value-type="float" office:value="8017596.1" calcext:value-type="float">
            <text:p>8017596.1</text:p>
          </table:table-cell>
          <table:table-cell office:value-type="float" office:value="9058610.6" calcext:value-type="float">
            <text:p>9058610.6</text:p>
          </table:table-cell>
          <table:table-cell/>
          <table:table-cell table:formula="of:=[.B22]/3400000000" office:value-type="float" office:value="0.00190576111764706" calcext:value-type="float">
            <text:p>0.0019057611</text:p>
          </table:table-cell>
          <table:table-cell table:formula="of:=[.C22]/3400000000" office:value-type="float" office:value="0.0023581165" calcext:value-type="float">
            <text:p>0.0023581165</text:p>
          </table:table-cell>
          <table:table-cell table:formula="of:=[.D22]/3400000000" office:value-type="float" office:value="0.00266429723529412" calcext:value-type="float">
            <text:p>0.0026642972</text:p>
          </table:table-cell>
          <table:table-cell table:number-columns-repeated="2"/>
          <table:table-cell office:value-type="float" office:value="6709355.1" calcext:value-type="float">
            <text:p>6709355.1</text:p>
          </table:table-cell>
          <table:table-cell office:value-type="float" office:value="7420920.1" calcext:value-type="float">
            <text:p>7420920.1</text:p>
          </table:table-cell>
          <table:table-cell office:value-type="float" office:value="8860354.1" calcext:value-type="float">
            <text:p>8860354.1</text:p>
          </table:table-cell>
          <table:table-cell/>
          <table:table-cell table:formula="of:=[.K22]/3400000000" office:value-type="float" office:value="0.00197333973529412" calcext:value-type="float">
            <text:p>0.0019733397</text:p>
          </table:table-cell>
          <table:table-cell table:formula="of:=[.L22]/3400000000" office:value-type="float" office:value="0.00218262355882353" calcext:value-type="float">
            <text:p>0.0021826236</text:p>
          </table:table-cell>
          <table:table-cell table:formula="of:=[.M22]/3400000000" office:value-type="float" office:value="0.0026059865" calcext:value-type="float">
            <text:p>0.0026059865</text:p>
          </table:table-cell>
          <table:table-cell table:number-columns-repeated="2"/>
          <table:table-cell table:formula="of:=[.B22]/[.A22]" office:value-type="float" office:value="0.588515853881836" calcext:value-type="float">
            <text:p>0.5885158539</text:p>
          </table:table-cell>
          <table:table-cell table:formula="of:=[.C22]/[.A22]" office:value-type="float" office:value="0.728207188560849" calcext:value-type="float">
            <text:p>0.7282071886</text:p>
          </table:table-cell>
          <table:table-cell table:formula="of:=[.D22]/[.A22]" office:value-type="float" office:value="0.822758502051944" calcext:value-type="float">
            <text:p>0.8227585021</text:p>
          </table:table-cell>
          <table:table-cell/>
          <table:table-cell table:formula="of:=[.K22]/[.A22]" office:value-type="float" office:value="0.609384727478027" calcext:value-type="float">
            <text:p>0.6093847275</text:p>
          </table:table-cell>
          <table:table-cell table:formula="of:=[.L22]/[.A22]" office:value-type="float" office:value="0.674013419378371" calcext:value-type="float">
            <text:p>0.6740134194</text:p>
          </table:table-cell>
          <table:table-cell table:formula="of:=[.M22]/[.A22]" office:value-type="float" office:value="0.804751632327125" calcext:value-type="float">
            <text:p>0.8047516323</text:p>
          </table:table-cell>
        </table:table-row>
        <table:table-row table:style-name="ro2">
          <table:table-cell table:formula="of:=[.A22]+524288" office:value-type="float" office:value="11534336" calcext:value-type="float">
            <text:p>11534336</text:p>
          </table:table-cell>
          <table:table-cell office:value-type="float" office:value="7413465.4" calcext:value-type="float">
            <text:p>7413465.4</text:p>
          </table:table-cell>
          <table:table-cell office:value-type="float" office:value="7966485" calcext:value-type="float">
            <text:p>7966485</text:p>
          </table:table-cell>
          <table:table-cell office:value-type="float" office:value="9621236.9" calcext:value-type="float">
            <text:p>9621236.9</text:p>
          </table:table-cell>
          <table:table-cell/>
          <table:table-cell table:formula="of:=[.B23]/3400000000" office:value-type="float" office:value="0.002180431" calcext:value-type="float">
            <text:p>0.002180431</text:p>
          </table:table-cell>
          <table:table-cell table:formula="of:=[.C23]/3400000000" office:value-type="float" office:value="0.00234308382352941" calcext:value-type="float">
            <text:p>0.0023430838</text:p>
          </table:table-cell>
          <table:table-cell table:formula="of:=[.D23]/3400000000" office:value-type="float" office:value="0.00282977555882353" calcext:value-type="float">
            <text:p>0.0028297756</text:p>
          </table:table-cell>
          <table:table-cell table:number-columns-repeated="2"/>
          <table:table-cell office:value-type="float" office:value="7068792.8" calcext:value-type="float">
            <text:p>7068792.8</text:p>
          </table:table-cell>
          <table:table-cell office:value-type="float" office:value="8358298.7" calcext:value-type="float">
            <text:p>8358298.7</text:p>
          </table:table-cell>
          <table:table-cell office:value-type="float" office:value="9013801.2" calcext:value-type="float">
            <text:p>9013801.2</text:p>
          </table:table-cell>
          <table:table-cell/>
          <table:table-cell table:formula="of:=[.K23]/3400000000" office:value-type="float" office:value="0.00207905670588235" calcext:value-type="float">
            <text:p>0.0020790567</text:p>
          </table:table-cell>
          <table:table-cell table:formula="of:=[.L23]/3400000000" office:value-type="float" office:value="0.00245832314705882" calcext:value-type="float">
            <text:p>0.0024583231</text:p>
          </table:table-cell>
          <table:table-cell table:formula="of:=[.M23]/3400000000" office:value-type="float" office:value="0.002651118" calcext:value-type="float">
            <text:p>0.002651118</text:p>
          </table:table-cell>
          <table:table-cell table:number-columns-repeated="2"/>
          <table:table-cell table:formula="of:=[.B23]/[.A23]" office:value-type="float" office:value="0.642730140686035" calcext:value-type="float">
            <text:p>0.6427301407</text:p>
          </table:table-cell>
          <table:table-cell table:formula="of:=[.C23]/[.A23]" office:value-type="float" office:value="0.690675648775968" calcext:value-type="float">
            <text:p>0.6906756488</text:p>
          </table:table-cell>
          <table:table-cell table:formula="of:=[.D23]/[.A23]" office:value-type="float" office:value="0.834138774871826" calcext:value-type="float">
            <text:p>0.8341387749</text:p>
          </table:table-cell>
          <table:table-cell/>
          <table:table-cell table:formula="of:=[.K23]/[.A23]" office:value-type="float" office:value="0.612847831032493" calcext:value-type="float">
            <text:p>0.612847831</text:p>
          </table:table-cell>
          <table:table-cell table:formula="of:=[.L23]/[.A23]" office:value-type="float" office:value="0.724644981731068" calcext:value-type="float">
            <text:p>0.7246449817</text:p>
          </table:table-cell>
          <table:table-cell table:formula="of:=[.M23]/[.A23]" office:value-type="float" office:value="0.781475517966531" calcext:value-type="float">
            <text:p>0.781475518</text:p>
          </table:table-cell>
        </table:table-row>
        <table:table-row table:style-name="ro2">
          <table:table-cell table:formula="of:=[.A23]+524288" office:value-type="float" office:value="12058624" calcext:value-type="float">
            <text:p>12058624</text:p>
          </table:table-cell>
          <table:table-cell office:value-type="float" office:value="7037407.8" calcext:value-type="float">
            <text:p>7037407.8</text:p>
          </table:table-cell>
          <table:table-cell office:value-type="float" office:value="8316148.7" calcext:value-type="float">
            <text:p>8316148.7</text:p>
          </table:table-cell>
          <table:table-cell office:value-type="float" office:value="9490566" calcext:value-type="float">
            <text:p>9490566</text:p>
          </table:table-cell>
          <table:table-cell/>
          <table:table-cell table:formula="of:=[.B24]/3400000000" office:value-type="float" office:value="0.00206982582352941" calcext:value-type="float">
            <text:p>0.0020698258</text:p>
          </table:table-cell>
          <table:table-cell table:formula="of:=[.C24]/3400000000" office:value-type="float" office:value="0.00244592608823529" calcext:value-type="float">
            <text:p>0.0024459261</text:p>
          </table:table-cell>
          <table:table-cell table:formula="of:=[.D24]/3400000000" office:value-type="float" office:value="0.00279134294117647" calcext:value-type="float">
            <text:p>0.0027913429</text:p>
          </table:table-cell>
          <table:table-cell table:number-columns-repeated="2"/>
          <table:table-cell office:value-type="float" office:value="7184677.1" calcext:value-type="float">
            <text:p>7184677.1</text:p>
          </table:table-cell>
          <table:table-cell office:value-type="float" office:value="8274891.6" calcext:value-type="float">
            <text:p>8274891.6</text:p>
          </table:table-cell>
          <table:table-cell office:value-type="float" office:value="9593956.9" calcext:value-type="float">
            <text:p>9593956.9</text:p>
          </table:table-cell>
          <table:table-cell/>
          <table:table-cell table:formula="of:=[.K24]/3400000000" office:value-type="float" office:value="0.00211314032352941" calcext:value-type="float">
            <text:p>0.0021131403</text:p>
          </table:table-cell>
          <table:table-cell table:formula="of:=[.L24]/3400000000" office:value-type="float" office:value="0.00243379164705882" calcext:value-type="float">
            <text:p>0.0024337916</text:p>
          </table:table-cell>
          <table:table-cell table:formula="of:=[.M24]/3400000000" office:value-type="float" office:value="0.00282175202941176" calcext:value-type="float">
            <text:p>0.002821752</text:p>
          </table:table-cell>
          <table:table-cell table:number-columns-repeated="2"/>
          <table:table-cell table:formula="of:=[.B24]/[.A24]" office:value-type="float" office:value="0.58359957155974" calcext:value-type="float">
            <text:p>0.5835995716</text:p>
          </table:table-cell>
          <table:table-cell table:formula="of:=[.C24]/[.A24]" office:value-type="float" office:value="0.689643254487411" calcext:value-type="float">
            <text:p>0.6896432545</text:p>
          </table:table-cell>
          <table:table-cell table:formula="of:=[.D24]/[.A24]" office:value-type="float" office:value="0.78703556890073" calcext:value-type="float">
            <text:p>0.7870355689</text:p>
          </table:table-cell>
          <table:table-cell/>
          <table:table-cell table:formula="of:=[.K24]/[.A24]" office:value-type="float" office:value="0.595812349734099" calcext:value-type="float">
            <text:p>0.5958123497</text:p>
          </table:table-cell>
          <table:table-cell table:formula="of:=[.L24]/[.A24]" office:value-type="float" office:value="0.686221877388332" calcext:value-type="float">
            <text:p>0.6862218774</text:p>
          </table:table-cell>
          <table:table-cell table:formula="of:=[.M24]/[.A24]" office:value-type="float" office:value="0.795609590281611" calcext:value-type="float">
            <text:p>0.7956095903</text:p>
          </table:table-cell>
        </table:table-row>
        <table:table-row table:style-name="ro2">
          <table:table-cell table:formula="of:=[.A24]+524288" office:value-type="float" office:value="12582912" calcext:value-type="float">
            <text:p>12582912</text:p>
          </table:table-cell>
          <table:table-cell office:value-type="float" office:value="7407907.8" calcext:value-type="float">
            <text:p>7407907.8</text:p>
          </table:table-cell>
          <table:table-cell office:value-type="float" office:value="9396416.8" calcext:value-type="float">
            <text:p>9396416.8</text:p>
          </table:table-cell>
          <table:table-cell office:value-type="float" office:value="10290104.3" calcext:value-type="float">
            <text:p>10290104.3</text:p>
          </table:table-cell>
          <table:table-cell/>
          <table:table-cell table:formula="of:=[.B25]/3400000000" office:value-type="float" office:value="0.00217879641176471" calcext:value-type="float">
            <text:p>0.0021787964</text:p>
          </table:table-cell>
          <table:table-cell table:formula="of:=[.C25]/3400000000" office:value-type="float" office:value="0.002763652" calcext:value-type="float">
            <text:p>0.002763652</text:p>
          </table:table-cell>
          <table:table-cell table:formula="of:=[.D25]/3400000000" office:value-type="float" office:value="0.00302650126470588" calcext:value-type="float">
            <text:p>0.0030265013</text:p>
          </table:table-cell>
          <table:table-cell table:number-columns-repeated="2"/>
          <table:table-cell office:value-type="float" office:value="7922573.6" calcext:value-type="float">
            <text:p>7922573.6</text:p>
          </table:table-cell>
          <table:table-cell office:value-type="float" office:value="8550296.2" calcext:value-type="float">
            <text:p>8550296.2</text:p>
          </table:table-cell>
          <table:table-cell office:value-type="float" office:value="9820825.5" calcext:value-type="float">
            <text:p>9820825.5</text:p>
          </table:table-cell>
          <table:table-cell/>
          <table:table-cell table:formula="of:=[.K25]/3400000000" office:value-type="float" office:value="0.00233016870588235" calcext:value-type="float">
            <text:p>0.0023301687</text:p>
          </table:table-cell>
          <table:table-cell table:formula="of:=[.L25]/3400000000" office:value-type="float" office:value="0.002514793" calcext:value-type="float">
            <text:p>0.002514793</text:p>
          </table:table-cell>
          <table:table-cell table:formula="of:=[.M25]/3400000000" office:value-type="float" office:value="0.00288847808823529" calcext:value-type="float">
            <text:p>0.0028884781</text:p>
          </table:table-cell>
          <table:table-cell table:number-columns-repeated="2"/>
          <table:table-cell table:formula="of:=[.B25]/[.A25]" office:value-type="float" office:value="0.588727617263794" calcext:value-type="float">
            <text:p>0.5887276173</text:p>
          </table:table-cell>
          <table:table-cell table:formula="of:=[.C25]/[.A25]" office:value-type="float" office:value="0.746760114034017" calcext:value-type="float">
            <text:p>0.746760114</text:p>
          </table:table-cell>
          <table:table-cell table:formula="of:=[.D25]/[.A25]" office:value-type="float" office:value="0.817784015337626" calcext:value-type="float">
            <text:p>0.8177840153</text:p>
          </table:table-cell>
          <table:table-cell/>
          <table:table-cell table:formula="of:=[.K25]/[.A25]" office:value-type="float" office:value="0.62962958017985" calcext:value-type="float">
            <text:p>0.6296295802</text:p>
          </table:table-cell>
          <table:table-cell table:formula="of:=[.L25]/[.A25]" office:value-type="float" office:value="0.679516490300496" calcext:value-type="float">
            <text:p>0.6795164903</text:p>
          </table:table-cell>
          <table:table-cell table:formula="of:=[.M25]/[.A25]" office:value-type="float" office:value="0.780489087104797" calcext:value-type="float">
            <text:p>0.7804890871</text:p>
          </table:table-cell>
        </table:table-row>
        <table:table-row table:style-name="ro2">
          <table:table-cell table:formula="of:=[.A25]+524288" office:value-type="float" office:value="13107200" calcext:value-type="float">
            <text:p>13107200</text:p>
          </table:table-cell>
          <table:table-cell office:value-type="float" office:value="7895522.9" calcext:value-type="float">
            <text:p>7895522.9</text:p>
          </table:table-cell>
          <table:table-cell office:value-type="float" office:value="9094938.3" calcext:value-type="float">
            <text:p>9094938.3</text:p>
          </table:table-cell>
          <table:table-cell office:value-type="float" office:value="10350108.3" calcext:value-type="float">
            <text:p>10350108.3</text:p>
          </table:table-cell>
          <table:table-cell/>
          <table:table-cell table:formula="of:=[.B26]/3400000000" office:value-type="float" office:value="0.00232221261764706" calcext:value-type="float">
            <text:p>0.0023222126</text:p>
          </table:table-cell>
          <table:table-cell table:formula="of:=[.C26]/3400000000" office:value-type="float" office:value="0.00267498185294118" calcext:value-type="float">
            <text:p>0.0026749819</text:p>
          </table:table-cell>
          <table:table-cell table:formula="of:=[.D26]/3400000000" office:value-type="float" office:value="0.0030441495" calcext:value-type="float">
            <text:p>0.0030441495</text:p>
          </table:table-cell>
          <table:table-cell table:number-columns-repeated="2"/>
          <table:table-cell office:value-type="float" office:value="7896382.7" calcext:value-type="float">
            <text:p>7896382.7</text:p>
          </table:table-cell>
          <table:table-cell office:value-type="float" office:value="9161993.5" calcext:value-type="float">
            <text:p>9161993.5</text:p>
          </table:table-cell>
          <table:table-cell office:value-type="float" office:value="10276423.5" calcext:value-type="float">
            <text:p>10276423.5</text:p>
          </table:table-cell>
          <table:table-cell/>
          <table:table-cell table:formula="of:=[.K26]/3400000000" office:value-type="float" office:value="0.0023224655" calcext:value-type="float">
            <text:p>0.0023224655</text:p>
          </table:table-cell>
          <table:table-cell table:formula="of:=[.L26]/3400000000" office:value-type="float" office:value="0.00269470397058824" calcext:value-type="float">
            <text:p>0.002694704</text:p>
          </table:table-cell>
          <table:table-cell table:formula="of:=[.M26]/3400000000" office:value-type="float" office:value="0.0030224775" calcext:value-type="float">
            <text:p>0.0030224775</text:p>
          </table:table-cell>
          <table:table-cell table:number-columns-repeated="2"/>
          <table:table-cell table:formula="of:=[.B26]/[.A26]" office:value-type="float" office:value="0.602380592346191" calcext:value-type="float">
            <text:p>0.6023805923</text:p>
          </table:table-cell>
          <table:table-cell table:formula="of:=[.C26]/[.A26]" office:value-type="float" office:value="0.693888725280762" calcext:value-type="float">
            <text:p>0.6938887253</text:p>
          </table:table-cell>
          <table:table-cell table:formula="of:=[.D26]/[.A26]" office:value-type="float" office:value="0.789650596618652" calcext:value-type="float">
            <text:p>0.7896505966</text:p>
          </table:table-cell>
          <table:table-cell/>
          <table:table-cell table:formula="of:=[.K26]/[.A26]" office:value-type="float" office:value="0.602446189880371" calcext:value-type="float">
            <text:p>0.6024461899</text:p>
          </table:table-cell>
          <table:table-cell table:formula="of:=[.L26]/[.A26]" office:value-type="float" office:value="0.69900463104248" calcext:value-type="float">
            <text:p>0.699004631</text:p>
          </table:table-cell>
          <table:table-cell table:formula="of:=[.M26]/[.A26]" office:value-type="float" office:value="0.78402889251709" calcext:value-type="float">
            <text:p>0.7840288925</text:p>
          </table:table-cell>
        </table:table-row>
        <table:table-row table:style-name="ro2">
          <table:table-cell table:formula="of:=[.A26]+524288" office:value-type="float" office:value="13631488" calcext:value-type="float">
            <text:p>13631488</text:p>
          </table:table-cell>
          <table:table-cell office:value-type="float" office:value="8825678.6" calcext:value-type="float">
            <text:p>8825678.6</text:p>
          </table:table-cell>
          <table:table-cell office:value-type="float" office:value="9207874.4" calcext:value-type="float">
            <text:p>9207874.4</text:p>
          </table:table-cell>
          <table:table-cell office:value-type="float" office:value="10521782.8" calcext:value-type="float">
            <text:p>10521782.8</text:p>
          </table:table-cell>
          <table:table-cell/>
          <table:table-cell table:formula="of:=[.B27]/3400000000" office:value-type="float" office:value="0.00259578782352941" calcext:value-type="float">
            <text:p>0.0025957878</text:p>
          </table:table-cell>
          <table:table-cell table:formula="of:=[.C27]/3400000000" office:value-type="float" office:value="0.00270819835294118" calcext:value-type="float">
            <text:p>0.0027081984</text:p>
          </table:table-cell>
          <table:table-cell table:formula="of:=[.D27]/3400000000" office:value-type="float" office:value="0.003094642" calcext:value-type="float">
            <text:p>0.003094642</text:p>
          </table:table-cell>
          <table:table-cell table:number-columns-repeated="2"/>
          <table:table-cell office:value-type="float" office:value="8121710.1" calcext:value-type="float">
            <text:p>8121710.1</text:p>
          </table:table-cell>
          <table:table-cell office:value-type="float" office:value="9884437.9" calcext:value-type="float">
            <text:p>9884437.9</text:p>
          </table:table-cell>
          <table:table-cell office:value-type="float" office:value="11160482.5" calcext:value-type="float">
            <text:p>11160482.5</text:p>
          </table:table-cell>
          <table:table-cell/>
          <table:table-cell table:formula="of:=[.K27]/3400000000" office:value-type="float" office:value="0.00238873826470588" calcext:value-type="float">
            <text:p>0.0023887383</text:p>
          </table:table-cell>
          <table:table-cell table:formula="of:=[.L27]/3400000000" office:value-type="float" office:value="0.00290718761764706" calcext:value-type="float">
            <text:p>0.0029071876</text:p>
          </table:table-cell>
          <table:table-cell table:formula="of:=[.M27]/3400000000" office:value-type="float" office:value="0.00328249485294118" calcext:value-type="float">
            <text:p>0.0032824949</text:p>
          </table:table-cell>
          <table:table-cell table:number-columns-repeated="2"/>
          <table:table-cell table:formula="of:=[.B27]/[.A27]" office:value-type="float" office:value="0.647447923513559" calcext:value-type="float">
            <text:p>0.6474479235</text:p>
          </table:table-cell>
          <table:table-cell table:formula="of:=[.C27]/[.A27]" office:value-type="float" office:value="0.675485640305739" calcext:value-type="float">
            <text:p>0.6754856403</text:p>
          </table:table-cell>
          <table:table-cell table:formula="of:=[.D27]/[.A27]" office:value-type="float" office:value="0.771873386089618" calcext:value-type="float">
            <text:p>0.7718733861</text:p>
          </table:table-cell>
          <table:table-cell/>
          <table:table-cell table:formula="of:=[.K27]/[.A27]" office:value-type="float" office:value="0.595805102128249" calcext:value-type="float">
            <text:p>0.5958051021</text:p>
          </table:table-cell>
          <table:table-cell table:formula="of:=[.L27]/[.A27]" office:value-type="float" office:value="0.725118042872502" calcext:value-type="float">
            <text:p>0.7251180429</text:p>
          </table:table-cell>
          <table:table-cell table:formula="of:=[.M27]/[.A27]" office:value-type="float" office:value="0.818728116842417" calcext:value-type="float">
            <text:p>0.8187281168</text:p>
          </table:table-cell>
        </table:table-row>
        <table:table-row table:style-name="ro2">
          <table:table-cell table:formula="of:=[.A27]+524288" office:value-type="float" office:value="14155776" calcext:value-type="float">
            <text:p>14155776</text:p>
          </table:table-cell>
          <table:table-cell office:value-type="float" office:value="8218815.6" calcext:value-type="float">
            <text:p>8218815.6</text:p>
          </table:table-cell>
          <table:table-cell office:value-type="float" office:value="10192552.1" calcext:value-type="float">
            <text:p>10192552.1</text:p>
          </table:table-cell>
          <table:table-cell office:value-type="float" office:value="11035279.2" calcext:value-type="float">
            <text:p>11035279.2</text:p>
          </table:table-cell>
          <table:table-cell/>
          <table:table-cell table:formula="of:=[.B28]/3400000000" office:value-type="float" office:value="0.00241729870588235" calcext:value-type="float">
            <text:p>0.0024172987</text:p>
          </table:table-cell>
          <table:table-cell table:formula="of:=[.C28]/3400000000" office:value-type="float" office:value="0.00299780944117647" calcext:value-type="float">
            <text:p>0.0029978094</text:p>
          </table:table-cell>
          <table:table-cell table:formula="of:=[.D28]/3400000000" office:value-type="float" office:value="0.00324567035294118" calcext:value-type="float">
            <text:p>0.0032456704</text:p>
          </table:table-cell>
          <table:table-cell table:number-columns-repeated="2"/>
          <table:table-cell office:value-type="float" office:value="8613795.2" calcext:value-type="float">
            <text:p>8613795.2</text:p>
          </table:table-cell>
          <table:table-cell office:value-type="float" office:value="9898361.6" calcext:value-type="float">
            <text:p>9898361.6</text:p>
          </table:table-cell>
          <table:table-cell office:value-type="float" office:value="11029921.1" calcext:value-type="float">
            <text:p>11029921.1</text:p>
          </table:table-cell>
          <table:table-cell/>
          <table:table-cell table:formula="of:=[.K28]/3400000000" office:value-type="float" office:value="0.00253346917647059" calcext:value-type="float">
            <text:p>0.0025334692</text:p>
          </table:table-cell>
          <table:table-cell table:formula="of:=[.L28]/3400000000" office:value-type="float" office:value="0.00291128282352941" calcext:value-type="float">
            <text:p>0.0029112828</text:p>
          </table:table-cell>
          <table:table-cell table:formula="of:=[.M28]/3400000000" office:value-type="float" office:value="0.00324409444117647" calcext:value-type="float">
            <text:p>0.0032440944</text:p>
          </table:table-cell>
          <table:table-cell table:number-columns-repeated="2"/>
          <table:table-cell table:formula="of:=[.B28]/[.A28]" office:value-type="float" office:value="0.580598025851779" calcext:value-type="float">
            <text:p>0.5805980259</text:p>
          </table:table-cell>
          <table:table-cell table:formula="of:=[.C28]/[.A28]" office:value-type="float" office:value="0.720027789363155" calcext:value-type="float">
            <text:p>0.7200277894</text:p>
          </table:table-cell>
          <table:table-cell table:formula="of:=[.D28]/[.A28]" office:value-type="float" office:value="0.779560173882378" calcext:value-type="float">
            <text:p>0.7795601739</text:p>
          </table:table-cell>
          <table:table-cell/>
          <table:table-cell table:formula="of:=[.K28]/[.A28]" office:value-type="float" office:value="0.608500388816551" calcext:value-type="float">
            <text:p>0.6085003888</text:p>
          </table:table-cell>
          <table:table-cell table:formula="of:=[.L28]/[.A28]" office:value-type="float" office:value="0.699245424623843" calcext:value-type="float">
            <text:p>0.6992454246</text:p>
          </table:table-cell>
          <table:table-cell table:formula="of:=[.M28]/[.A28]" office:value-type="float" office:value="0.779181664078324" calcext:value-type="float">
            <text:p>0.7791816641</text:p>
          </table:table-cell>
        </table:table-row>
        <table:table-row table:style-name="ro2">
          <table:table-cell table:formula="of:=[.A28]+524288" office:value-type="float" office:value="14680064" calcext:value-type="float">
            <text:p>14680064</text:p>
          </table:table-cell>
          <table:table-cell office:value-type="float" office:value="9508807.2" calcext:value-type="float">
            <text:p>9508807.2</text:p>
          </table:table-cell>
          <table:table-cell office:value-type="float" office:value="10196865.6" calcext:value-type="float">
            <text:p>10196865.6</text:p>
          </table:table-cell>
          <table:table-cell office:value-type="float" office:value="12071378.5" calcext:value-type="float">
            <text:p>12071378.5</text:p>
          </table:table-cell>
          <table:table-cell/>
          <table:table-cell table:formula="of:=[.B29]/3400000000" office:value-type="float" office:value="0.002796708" calcext:value-type="float">
            <text:p>0.002796708</text:p>
          </table:table-cell>
          <table:table-cell table:formula="of:=[.C29]/3400000000" office:value-type="float" office:value="0.00299907811764706" calcext:value-type="float">
            <text:p>0.0029990781</text:p>
          </table:table-cell>
          <table:table-cell table:formula="of:=[.D29]/3400000000" office:value-type="float" office:value="0.00355040544117647" calcext:value-type="float">
            <text:p>0.0035504054</text:p>
          </table:table-cell>
          <table:table-cell table:number-columns-repeated="2"/>
          <table:table-cell office:value-type="float" office:value="8922716.8" calcext:value-type="float">
            <text:p>8922716.8</text:p>
          </table:table-cell>
          <table:table-cell office:value-type="float" office:value="10160525.7" calcext:value-type="float">
            <text:p>10160525.7</text:p>
          </table:table-cell>
          <table:table-cell office:value-type="float" office:value="11786287.3" calcext:value-type="float">
            <text:p>11786287.3</text:p>
          </table:table-cell>
          <table:table-cell/>
          <table:table-cell table:formula="of:=[.K29]/3400000000" office:value-type="float" office:value="0.00262432847058824" calcext:value-type="float">
            <text:p>0.0026243285</text:p>
          </table:table-cell>
          <table:table-cell table:formula="of:=[.L29]/3400000000" office:value-type="float" office:value="0.00298838991176471" calcext:value-type="float">
            <text:p>0.0029883899</text:p>
          </table:table-cell>
          <table:table-cell table:formula="of:=[.M29]/3400000000" office:value-type="float" office:value="0.00346655508823529" calcext:value-type="float">
            <text:p>0.0034665551</text:p>
          </table:table-cell>
          <table:table-cell table:number-columns-repeated="2"/>
          <table:table-cell table:formula="of:=[.B29]/[.A29]" office:value-type="float" office:value="0.647736086164202" calcext:value-type="float">
            <text:p>0.6477360862</text:p>
          </table:table-cell>
          <table:table-cell table:formula="of:=[.C29]/[.A29]" office:value-type="float" office:value="0.694606345040458" calcext:value-type="float">
            <text:p>0.694606345</text:p>
          </table:table-cell>
          <table:table-cell table:formula="of:=[.D29]/[.A29]" office:value-type="float" office:value="0.822297402790615" calcext:value-type="float">
            <text:p>0.8222974028</text:p>
          </table:table-cell>
          <table:table-cell/>
          <table:table-cell table:formula="of:=[.K29]/[.A29]" office:value-type="float" office:value="0.607811846051897" calcext:value-type="float">
            <text:p>0.6078118461</text:p>
          </table:table-cell>
          <table:table-cell table:formula="of:=[.L29]/[.A29]" office:value-type="float" office:value="0.692130885805402" calcext:value-type="float">
            <text:p>0.6921308858</text:p>
          </table:table-cell>
          <table:table-cell table:formula="of:=[.M29]/[.A29]" office:value-type="float" office:value="0.802877105985369" calcext:value-type="float">
            <text:p>0.802877106</text:p>
          </table:table-cell>
        </table:table-row>
        <table:table-row table:style-name="ro2">
          <table:table-cell table:formula="of:=[.A29]+524288" office:value-type="float" office:value="15204352" calcext:value-type="float">
            <text:p>15204352</text:p>
          </table:table-cell>
          <table:table-cell office:value-type="float" office:value="8906197.6" calcext:value-type="float">
            <text:p>8906197.6</text:p>
          </table:table-cell>
          <table:table-cell office:value-type="float" office:value="10774244.6" calcext:value-type="float">
            <text:p>10774244.6</text:p>
          </table:table-cell>
          <table:table-cell office:value-type="float" office:value="11637014.1" calcext:value-type="float">
            <text:p>11637014.1</text:p>
          </table:table-cell>
          <table:table-cell/>
          <table:table-cell table:formula="of:=[.B30]/3400000000" office:value-type="float" office:value="0.00261946988235294" calcext:value-type="float">
            <text:p>0.0026194699</text:p>
          </table:table-cell>
          <table:table-cell table:formula="of:=[.C30]/3400000000" office:value-type="float" office:value="0.00316889547058823" calcext:value-type="float">
            <text:p>0.0031688955</text:p>
          </table:table-cell>
          <table:table-cell table:formula="of:=[.D30]/3400000000" office:value-type="float" office:value="0.00342265120588235" calcext:value-type="float">
            <text:p>0.0034226512</text:p>
          </table:table-cell>
          <table:table-cell table:number-columns-repeated="2"/>
          <table:table-cell office:value-type="float" office:value="9089114" calcext:value-type="float">
            <text:p>9089114</text:p>
          </table:table-cell>
          <table:table-cell office:value-type="float" office:value="11034184.7" calcext:value-type="float">
            <text:p>11034184.7</text:p>
          </table:table-cell>
          <table:table-cell office:value-type="float" office:value="11905986.7" calcext:value-type="float">
            <text:p>11905986.7</text:p>
          </table:table-cell>
          <table:table-cell/>
          <table:table-cell table:formula="of:=[.K30]/3400000000" office:value-type="float" office:value="0.00267326882352941" calcext:value-type="float">
            <text:p>0.0026732688</text:p>
          </table:table-cell>
          <table:table-cell table:formula="of:=[.L30]/3400000000" office:value-type="float" office:value="0.00324534844117647" calcext:value-type="float">
            <text:p>0.0032453484</text:p>
          </table:table-cell>
          <table:table-cell table:formula="of:=[.M30]/3400000000" office:value-type="float" office:value="0.00350176079411765" calcext:value-type="float">
            <text:p>0.0035017608</text:p>
          </table:table-cell>
          <table:table-cell table:number-columns-repeated="2"/>
          <table:table-cell table:formula="of:=[.B30]/[.A30]" office:value-type="float" office:value="0.58576633847993" calcext:value-type="float">
            <text:p>0.5857663385</text:p>
          </table:table-cell>
          <table:table-cell table:formula="of:=[.C30]/[.A30]" office:value-type="float" office:value="0.708628989910257" calcext:value-type="float">
            <text:p>0.7086289899</text:p>
          </table:table-cell>
          <table:table-cell table:formula="of:=[.D30]/[.A30]" office:value-type="float" office:value="0.765373894263958" calcext:value-type="float">
            <text:p>0.7653738943</text:p>
          </table:table-cell>
          <table:table-cell/>
          <table:table-cell table:formula="of:=[.K30]/[.A30]" office:value-type="float" office:value="0.597796867633688" calcext:value-type="float">
            <text:p>0.5977968676</text:p>
          </table:table-cell>
          <table:table-cell table:formula="of:=[.L30]/[.A30]" office:value-type="float" office:value="0.725725417301573" calcext:value-type="float">
            <text:p>0.7257254173</text:p>
          </table:table-cell>
          <table:table-cell table:formula="of:=[.M30]/[.A30]" office:value-type="float" office:value="0.783064394983752" calcext:value-type="float">
            <text:p>0.783064395</text:p>
          </table:table-cell>
        </table:table-row>
        <table:table-row table:style-name="ro2">
          <table:table-cell table:formula="of:=[.A30]+524288" office:value-type="float" office:value="15728640" calcext:value-type="float">
            <text:p>15728640</text:p>
          </table:table-cell>
          <table:table-cell office:value-type="float" office:value="9934796.5" calcext:value-type="float">
            <text:p>9934796.5</text:p>
          </table:table-cell>
          <table:table-cell office:value-type="float" office:value="11191069.1" calcext:value-type="float">
            <text:p>11191069.1</text:p>
          </table:table-cell>
          <table:table-cell office:value-type="float" office:value="12111970" calcext:value-type="float">
            <text:p>12111970</text:p>
          </table:table-cell>
          <table:table-cell/>
          <table:table-cell table:formula="of:=[.B31]/3400000000" office:value-type="float" office:value="0.00292199897058823" calcext:value-type="float">
            <text:p>0.002921999</text:p>
          </table:table-cell>
          <table:table-cell table:formula="of:=[.C31]/3400000000" office:value-type="float" office:value="0.00329149091176471" calcext:value-type="float">
            <text:p>0.0032914909</text:p>
          </table:table-cell>
          <table:table-cell table:formula="of:=[.D31]/3400000000" office:value-type="float" office:value="0.00356234411764706" calcext:value-type="float">
            <text:p>0.0035623441</text:p>
          </table:table-cell>
          <table:table-cell table:number-columns-repeated="2"/>
          <table:table-cell office:value-type="float" office:value="9608867.1" calcext:value-type="float">
            <text:p>9608867.1</text:p>
          </table:table-cell>
          <table:table-cell office:value-type="float" office:value="10783852.3" calcext:value-type="float">
            <text:p>10783852.3</text:p>
          </table:table-cell>
          <table:table-cell office:value-type="float" office:value="12319798.6" calcext:value-type="float">
            <text:p>12319798.6</text:p>
          </table:table-cell>
          <table:table-cell/>
          <table:table-cell table:formula="of:=[.K31]/3400000000" office:value-type="float" office:value="0.00282613738235294" calcext:value-type="float">
            <text:p>0.0028261374</text:p>
          </table:table-cell>
          <table:table-cell table:formula="of:=[.L31]/3400000000" office:value-type="float" office:value="0.00317172126470588" calcext:value-type="float">
            <text:p>0.0031717213</text:p>
          </table:table-cell>
          <table:table-cell table:formula="of:=[.M31]/3400000000" office:value-type="float" office:value="0.00362347017647059" calcext:value-type="float">
            <text:p>0.0036234702</text:p>
          </table:table-cell>
          <table:table-cell table:number-columns-repeated="2"/>
          <table:table-cell table:formula="of:=[.B31]/[.A31]" office:value-type="float" office:value="0.63163735071818" calcext:value-type="float">
            <text:p>0.6316373507</text:p>
          </table:table-cell>
          <table:table-cell table:formula="of:=[.C31]/[.A31]" office:value-type="float" office:value="0.711509011586507" calcext:value-type="float">
            <text:p>0.7115090116</text:p>
          </table:table-cell>
          <table:table-cell table:formula="of:=[.D31]/[.A31]" office:value-type="float" office:value="0.770058314005534" calcext:value-type="float">
            <text:p>0.770058314</text:p>
          </table:table-cell>
          <table:table-cell/>
          <table:table-cell table:formula="of:=[.K31]/[.A31]" office:value-type="float" office:value="0.6109153175354" calcext:value-type="float">
            <text:p>0.6109153175</text:p>
          </table:table-cell>
          <table:table-cell table:formula="of:=[.L31]/[.A31]" office:value-type="float" office:value="0.685618864695231" calcext:value-type="float">
            <text:p>0.6856188647</text:p>
          </table:table-cell>
          <table:table-cell table:formula="of:=[.M31]/[.A31]" office:value-type="float" office:value="0.783271700541178" calcext:value-type="float">
            <text:p>0.7832717005</text:p>
          </table:table-cell>
        </table:table-row>
        <table:table-row table:style-name="ro2">
          <table:table-cell table:formula="of:=[.A31]+524288" office:value-type="float" office:value="16252928" calcext:value-type="float">
            <text:p>16252928</text:p>
          </table:table-cell>
          <table:table-cell office:value-type="float" office:value="9542127.9" calcext:value-type="float">
            <text:p>9542127.9</text:p>
          </table:table-cell>
          <table:table-cell office:value-type="float" office:value="11073564.9" calcext:value-type="float">
            <text:p>11073564.9</text:p>
          </table:table-cell>
          <table:table-cell office:value-type="float" office:value="13271089.4" calcext:value-type="float">
            <text:p>13271089.4</text:p>
          </table:table-cell>
          <table:table-cell/>
          <table:table-cell table:formula="of:=[.B32]/3400000000" office:value-type="float" office:value="0.00280650820588235" calcext:value-type="float">
            <text:p>0.0028065082</text:p>
          </table:table-cell>
          <table:table-cell table:formula="of:=[.C32]/3400000000" office:value-type="float" office:value="0.00325693085294118" calcext:value-type="float">
            <text:p>0.0032569309</text:p>
          </table:table-cell>
          <table:table-cell table:formula="of:=[.D32]/3400000000" office:value-type="float" office:value="0.00390326158823529" calcext:value-type="float">
            <text:p>0.0039032616</text:p>
          </table:table-cell>
          <table:table-cell table:number-columns-repeated="2"/>
          <table:table-cell office:value-type="float" office:value="9694214.5" calcext:value-type="float">
            <text:p>9694214.5</text:p>
          </table:table-cell>
          <table:table-cell office:value-type="float" office:value="11221239.3" calcext:value-type="float">
            <text:p>11221239.3</text:p>
          </table:table-cell>
          <table:table-cell office:value-type="float" office:value="13752025" calcext:value-type="float">
            <text:p>13752025</text:p>
          </table:table-cell>
          <table:table-cell/>
          <table:table-cell table:formula="of:=[.K32]/3400000000" office:value-type="float" office:value="0.00285123955882353" calcext:value-type="float">
            <text:p>0.0028512396</text:p>
          </table:table-cell>
          <table:table-cell table:formula="of:=[.L32]/3400000000" office:value-type="float" office:value="0.0033003645" calcext:value-type="float">
            <text:p>0.0033003645</text:p>
          </table:table-cell>
          <table:table-cell table:formula="of:=[.M32]/3400000000" office:value-type="float" office:value="0.00404471323529412" calcext:value-type="float">
            <text:p>0.0040447132</text:p>
          </table:table-cell>
          <table:table-cell table:number-columns-repeated="2"/>
          <table:table-cell table:formula="of:=[.B32]/[.A32]" office:value-type="float" office:value="0.587102084006033" calcext:value-type="float">
            <text:p>0.587102084</text:p>
          </table:table-cell>
          <table:table-cell table:formula="of:=[.C32]/[.A32]" office:value-type="float" office:value="0.681327382979855" calcext:value-type="float">
            <text:p>0.681327383</text:p>
          </table:table-cell>
          <table:table-cell table:formula="of:=[.D32]/[.A32]" office:value-type="float" office:value="0.816535297516854" calcext:value-type="float">
            <text:p>0.8165352975</text:p>
          </table:table-cell>
          <table:table-cell/>
          <table:table-cell table:formula="of:=[.K32]/[.A32]" office:value-type="float" office:value="0.596459573315036" calcext:value-type="float">
            <text:p>0.5964595733</text:p>
          </table:table-cell>
          <table:table-cell table:formula="of:=[.L32]/[.A32]" office:value-type="float" office:value="0.690413401203771" calcext:value-type="float">
            <text:p>0.6904134012</text:p>
          </table:table-cell>
          <table:table-cell table:formula="of:=[.M32]/[.A32]" office:value-type="float" office:value="0.846126002650107" calcext:value-type="float">
            <text:p>0.8461260027</text:p>
          </table:table-cell>
        </table:table-row>
        <table:table-row table:style-name="ro2">
          <table:table-cell table:formula="of:=[.A32]+524288" office:value-type="float" office:value="16777216" calcext:value-type="float">
            <text:p>16777216</text:p>
          </table:table-cell>
          <table:table-cell office:value-type="float" office:value="9990770.2" calcext:value-type="float">
            <text:p>9990770.2</text:p>
          </table:table-cell>
          <table:table-cell office:value-type="float" office:value="11646080.7" calcext:value-type="float">
            <text:p>11646080.7</text:p>
          </table:table-cell>
          <table:table-cell office:value-type="float" office:value="13279035.5" calcext:value-type="float">
            <text:p>13279035.5</text:p>
          </table:table-cell>
          <table:table-cell/>
          <table:table-cell table:formula="of:=[.B33]/3400000000" office:value-type="float" office:value="0.00293846182352941" calcext:value-type="float">
            <text:p>0.0029384618</text:p>
          </table:table-cell>
          <table:table-cell table:formula="of:=[.C33]/3400000000" office:value-type="float" office:value="0.00342531785294118" calcext:value-type="float">
            <text:p>0.0034253179</text:p>
          </table:table-cell>
          <table:table-cell table:formula="of:=[.D33]/3400000000" office:value-type="float" office:value="0.00390559867647059" calcext:value-type="float">
            <text:p>0.0039055987</text:p>
          </table:table-cell>
          <table:table-cell table:number-columns-repeated="2"/>
          <table:table-cell office:value-type="float" office:value="10951926.1" calcext:value-type="float">
            <text:p>10951926.1</text:p>
          </table:table-cell>
          <table:table-cell office:value-type="float" office:value="11879476" calcext:value-type="float">
            <text:p>11879476</text:p>
          </table:table-cell>
          <table:table-cell office:value-type="float" office:value="13254714" calcext:value-type="float">
            <text:p>13254714</text:p>
          </table:table-cell>
          <table:table-cell/>
          <table:table-cell table:formula="of:=[.K33]/3400000000" office:value-type="float" office:value="0.00322115473529412" calcext:value-type="float">
            <text:p>0.0032211547</text:p>
          </table:table-cell>
          <table:table-cell table:formula="of:=[.L33]/3400000000" office:value-type="float" office:value="0.00349396352941176" calcext:value-type="float">
            <text:p>0.0034939635</text:p>
          </table:table-cell>
          <table:table-cell table:formula="of:=[.M33]/3400000000" office:value-type="float" office:value="0.00389844529411765" calcext:value-type="float">
            <text:p>0.0038984453</text:p>
          </table:table-cell>
          <table:table-cell table:number-columns-repeated="2"/>
          <table:table-cell table:formula="of:=[.B33]/[.A33]" office:value-type="float" office:value="0.595496308803558" calcext:value-type="float">
            <text:p>0.5954963088</text:p>
          </table:table-cell>
          <table:table-cell table:formula="of:=[.C33]/[.A33]" office:value-type="float" office:value="0.694160503149033" calcext:value-type="float">
            <text:p>0.6941605031</text:p>
          </table:table-cell>
          <table:table-cell table:formula="of:=[.D33]/[.A33]" office:value-type="float" office:value="0.791492193937302" calcext:value-type="float">
            <text:p>0.7914921939</text:p>
          </table:table-cell>
          <table:table-cell/>
          <table:table-cell table:formula="of:=[.K33]/[.A33]" office:value-type="float" office:value="0.652785664796829" calcext:value-type="float">
            <text:p>0.6527856648</text:p>
          </table:table-cell>
          <table:table-cell table:formula="of:=[.L33]/[.A33]" office:value-type="float" office:value="0.708071947097778" calcext:value-type="float">
            <text:p>0.7080719471</text:p>
          </table:table-cell>
          <table:table-cell table:formula="of:=[.M33]/[.A33]" office:value-type="float" office:value="0.790042519569397" calcext:value-type="float">
            <text:p>0.7900425196</text:p>
          </table:table-cell>
        </table:table-row>
        <table:table-row table:style-name="ro2">
          <table:table-cell table:formula="of:=[.A33]+524288" office:value-type="float" office:value="17301504" calcext:value-type="float">
            <text:p>17301504</text:p>
          </table:table-cell>
          <table:table-cell office:value-type="float" office:value="10874665.8" calcext:value-type="float">
            <text:p>10874665.8</text:p>
          </table:table-cell>
          <table:table-cell office:value-type="float" office:value="12278221.7" calcext:value-type="float">
            <text:p>12278221.7</text:p>
          </table:table-cell>
          <table:table-cell office:value-type="float" office:value="13828767.6" calcext:value-type="float">
            <text:p>13828767.6</text:p>
          </table:table-cell>
          <table:table-cell/>
          <table:table-cell table:formula="of:=[.B34]/3400000000" office:value-type="float" office:value="0.00319843111764706" calcext:value-type="float">
            <text:p>0.0031984311</text:p>
          </table:table-cell>
          <table:table-cell table:formula="of:=[.C34]/3400000000" office:value-type="float" office:value="0.00361124167647059" calcext:value-type="float">
            <text:p>0.0036112417</text:p>
          </table:table-cell>
          <table:table-cell table:formula="of:=[.D34]/3400000000" office:value-type="float" office:value="0.00406728458823529" calcext:value-type="float">
            <text:p>0.0040672846</text:p>
          </table:table-cell>
          <table:table-cell table:number-columns-repeated="2"/>
          <table:table-cell office:value-type="float" office:value="10370261.8" calcext:value-type="float">
            <text:p>10370261.8</text:p>
          </table:table-cell>
          <table:table-cell office:value-type="float" office:value="12025947.7" calcext:value-type="float">
            <text:p>12025947.7</text:p>
          </table:table-cell>
          <table:table-cell office:value-type="float" office:value="13630886.3" calcext:value-type="float">
            <text:p>13630886.3</text:p>
          </table:table-cell>
          <table:table-cell/>
          <table:table-cell table:formula="of:=[.K34]/3400000000" office:value-type="float" office:value="0.003050077" calcext:value-type="float">
            <text:p>0.003050077</text:p>
          </table:table-cell>
          <table:table-cell table:formula="of:=[.L34]/3400000000" office:value-type="float" office:value="0.00353704344117647" calcext:value-type="float">
            <text:p>0.0035370434</text:p>
          </table:table-cell>
          <table:table-cell table:formula="of:=[.M34]/3400000000" office:value-type="float" office:value="0.00400908420588235" calcext:value-type="float">
            <text:p>0.0040090842</text:p>
          </table:table-cell>
          <table:table-cell table:number-columns-repeated="2"/>
          <table:table-cell table:formula="of:=[.B34]/[.A34]" office:value-type="float" office:value="0.628538755937056" calcext:value-type="float">
            <text:p>0.6285387559</text:p>
          </table:table-cell>
          <table:table-cell table:formula="of:=[.C34]/[.A34]" office:value-type="float" office:value="0.709662102207993" calcext:value-type="float">
            <text:p>0.7096621022</text:p>
          </table:table-cell>
          <table:table-cell table:formula="of:=[.D34]/[.A34]" office:value-type="float" office:value="0.799281241677024" calcext:value-type="float">
            <text:p>0.7992812417</text:p>
          </table:table-cell>
          <table:table-cell/>
          <table:table-cell table:formula="of:=[.K34]/[.A34]" office:value-type="float" office:value="0.59938498988296" calcext:value-type="float">
            <text:p>0.5993849899</text:p>
          </table:table-cell>
          <table:table-cell table:formula="of:=[.L34]/[.A34]" office:value-type="float" office:value="0.695081057693019" calcext:value-type="float">
            <text:p>0.6950810577</text:p>
          </table:table-cell>
          <table:table-cell table:formula="of:=[.M34]/[.A34]" office:value-type="float" office:value="0.787844010555383" calcext:value-type="float">
            <text:p>0.7878440106</text:p>
          </table:table-cell>
        </table:table-row>
        <table:table-row table:style-name="ro2">
          <table:table-cell table:formula="of:=[.A34]+524288" office:value-type="float" office:value="17825792" calcext:value-type="float">
            <text:p>17825792</text:p>
          </table:table-cell>
          <table:table-cell office:value-type="float" office:value="10953910.6" calcext:value-type="float">
            <text:p>10953910.6</text:p>
          </table:table-cell>
          <table:table-cell office:value-type="float" office:value="12608885.4" calcext:value-type="float">
            <text:p>12608885.4</text:p>
          </table:table-cell>
          <table:table-cell office:value-type="float" office:value="13705127.3" calcext:value-type="float">
            <text:p>13705127.3</text:p>
          </table:table-cell>
          <table:table-cell/>
          <table:table-cell table:formula="of:=[.B35]/3400000000" office:value-type="float" office:value="0.00322173841176471" calcext:value-type="float">
            <text:p>0.0032217384</text:p>
          </table:table-cell>
          <table:table-cell table:formula="of:=[.C35]/3400000000" office:value-type="float" office:value="0.00370849570588235" calcext:value-type="float">
            <text:p>0.0037084957</text:p>
          </table:table-cell>
          <table:table-cell table:formula="of:=[.D35]/3400000000" office:value-type="float" office:value="0.00403091979411765" calcext:value-type="float">
            <text:p>0.0040309198</text:p>
          </table:table-cell>
          <table:table-cell table:number-columns-repeated="2"/>
          <table:table-cell office:value-type="float" office:value="10646709" calcext:value-type="float">
            <text:p>10646709</text:p>
          </table:table-cell>
          <table:table-cell office:value-type="float" office:value="12313372.2" calcext:value-type="float">
            <text:p>12313372.2</text:p>
          </table:table-cell>
          <table:table-cell office:value-type="float" office:value="13897238" calcext:value-type="float">
            <text:p>13897238</text:p>
          </table:table-cell>
          <table:table-cell/>
          <table:table-cell table:formula="of:=[.K35]/3400000000" office:value-type="float" office:value="0.003131385" calcext:value-type="float">
            <text:p>0.003131385</text:p>
          </table:table-cell>
          <table:table-cell table:formula="of:=[.L35]/3400000000" office:value-type="float" office:value="0.00362158005882353" calcext:value-type="float">
            <text:p>0.0036215801</text:p>
          </table:table-cell>
          <table:table-cell table:formula="of:=[.M35]/3400000000" office:value-type="float" office:value="0.00408742294117647" calcext:value-type="float">
            <text:p>0.0040874229</text:p>
          </table:table-cell>
          <table:table-cell table:number-columns-repeated="2"/>
          <table:table-cell table:formula="of:=[.B35]/[.A35]" office:value-type="float" office:value="0.614497835495893" calcext:value-type="float">
            <text:p>0.6144978355</text:p>
          </table:table-cell>
          <table:table-cell table:formula="of:=[.C35]/[.A35]" office:value-type="float" office:value="0.707339421440573" calcext:value-type="float">
            <text:p>0.7073394214</text:p>
          </table:table-cell>
          <table:table-cell table:formula="of:=[.D35]/[.A35]" office:value-type="float" office:value="0.768836935828714" calcext:value-type="float">
            <text:p>0.7688369358</text:p>
          </table:table-cell>
          <table:table-cell/>
          <table:table-cell table:formula="of:=[.K35]/[.A35]" office:value-type="float" office:value="0.597264289855957" calcext:value-type="float">
            <text:p>0.5972642899</text:p>
          </table:table-cell>
          <table:table-cell table:formula="of:=[.L35]/[.A35]" office:value-type="float" office:value="0.690761577381807" calcext:value-type="float">
            <text:p>0.6907615774</text:p>
          </table:table-cell>
          <table:table-cell table:formula="of:=[.M35]/[.A35]" office:value-type="float" office:value="0.779614055857939" calcext:value-type="float">
            <text:p>0.7796140559</text:p>
          </table:table-cell>
        </table:table-row>
        <table:table-row table:style-name="ro2">
          <table:table-cell table:formula="of:=[.A35]+524288" office:value-type="float" office:value="18350080" calcext:value-type="float">
            <text:p>18350080</text:p>
          </table:table-cell>
          <table:table-cell office:value-type="float" office:value="10607893.5" calcext:value-type="float">
            <text:p>10607893.5</text:p>
          </table:table-cell>
          <table:table-cell office:value-type="float" office:value="12587891.1" calcext:value-type="float">
            <text:p>12587891.1</text:p>
          </table:table-cell>
          <table:table-cell office:value-type="float" office:value="14145976.4" calcext:value-type="float">
            <text:p>14145976.4</text:p>
          </table:table-cell>
          <table:table-cell/>
          <table:table-cell table:formula="of:=[.B36]/3400000000" office:value-type="float" office:value="0.00311996867647059" calcext:value-type="float">
            <text:p>0.0031199687</text:p>
          </table:table-cell>
          <table:table-cell table:formula="of:=[.C36]/3400000000" office:value-type="float" office:value="0.00370232091176471" calcext:value-type="float">
            <text:p>0.0037023209</text:p>
          </table:table-cell>
          <table:table-cell table:formula="of:=[.D36]/3400000000" office:value-type="float" office:value="0.00416058129411765" calcext:value-type="float">
            <text:p>0.0041605813</text:p>
          </table:table-cell>
          <table:table-cell table:number-columns-repeated="2"/>
          <table:table-cell office:value-type="float" office:value="10921021.4" calcext:value-type="float">
            <text:p>10921021.4</text:p>
          </table:table-cell>
          <table:table-cell office:value-type="float" office:value="12553984.1" calcext:value-type="float">
            <text:p>12553984.1</text:p>
          </table:table-cell>
          <table:table-cell office:value-type="float" office:value="14376027.2" calcext:value-type="float">
            <text:p>14376027.2</text:p>
          </table:table-cell>
          <table:table-cell/>
          <table:table-cell table:formula="of:=[.K36]/3400000000" office:value-type="float" office:value="0.00321206511764706" calcext:value-type="float">
            <text:p>0.0032120651</text:p>
          </table:table-cell>
          <table:table-cell table:formula="of:=[.L36]/3400000000" office:value-type="float" office:value="0.00369234826470588" calcext:value-type="float">
            <text:p>0.0036923483</text:p>
          </table:table-cell>
          <table:table-cell table:formula="of:=[.M36]/3400000000" office:value-type="float" office:value="0.00422824329411765" calcext:value-type="float">
            <text:p>0.0042282433</text:p>
          </table:table-cell>
          <table:table-cell table:number-columns-repeated="2"/>
          <table:table-cell table:formula="of:=[.B36]/[.A36]" office:value-type="float" office:value="0.578084318978446" calcext:value-type="float">
            <text:p>0.578084319</text:p>
          </table:table-cell>
          <table:table-cell table:formula="of:=[.C36]/[.A36]" office:value-type="float" office:value="0.68598562513079" calcext:value-type="float">
            <text:p>0.6859856251</text:p>
          </table:table-cell>
          <table:table-cell table:formula="of:=[.D36]/[.A36]" office:value-type="float" office:value="0.770894535609654" calcext:value-type="float">
            <text:p>0.7708945356</text:p>
          </table:table-cell>
          <table:table-cell/>
          <table:table-cell table:formula="of:=[.K36]/[.A36]" office:value-type="float" office:value="0.595148435320173" calcext:value-type="float">
            <text:p>0.5951484353</text:p>
          </table:table-cell>
          <table:table-cell table:formula="of:=[.L36]/[.A36]" office:value-type="float" office:value="0.684137840270996" calcext:value-type="float">
            <text:p>0.6841378403</text:p>
          </table:table-cell>
          <table:table-cell table:formula="of:=[.M36]/[.A36]" office:value-type="float" office:value="0.783431309291295" calcext:value-type="float">
            <text:p>0.7834313093</text:p>
          </table:table-cell>
        </table:table-row>
        <table:table-row table:style-name="ro2">
          <table:table-cell table:formula="of:=[.A36]+524288" office:value-type="float" office:value="18874368" calcext:value-type="float">
            <text:p>18874368</text:p>
          </table:table-cell>
          <table:table-cell office:value-type="float" office:value="11200863.7" calcext:value-type="float">
            <text:p>11200863.7</text:p>
          </table:table-cell>
          <table:table-cell office:value-type="float" office:value="13348730.2" calcext:value-type="float">
            <text:p>13348730.2</text:p>
          </table:table-cell>
          <table:table-cell office:value-type="float" office:value="14461897" calcext:value-type="float">
            <text:p>14461897</text:p>
          </table:table-cell>
          <table:table-cell/>
          <table:table-cell table:formula="of:=[.B37]/3400000000" office:value-type="float" office:value="0.00329437167647059" calcext:value-type="float">
            <text:p>0.0032943717</text:p>
          </table:table-cell>
          <table:table-cell table:formula="of:=[.C37]/3400000000" office:value-type="float" office:value="0.00392609711764706" calcext:value-type="float">
            <text:p>0.0039260971</text:p>
          </table:table-cell>
          <table:table-cell table:formula="of:=[.D37]/3400000000" office:value-type="float" office:value="0.00425349911764706" calcext:value-type="float">
            <text:p>0.0042534991</text:p>
          </table:table-cell>
          <table:table-cell table:number-columns-repeated="2"/>
          <table:table-cell office:value-type="float" office:value="11361217.7" calcext:value-type="float">
            <text:p>11361217.7</text:p>
          </table:table-cell>
          <table:table-cell office:value-type="float" office:value="13392944.7" calcext:value-type="float">
            <text:p>13392944.7</text:p>
          </table:table-cell>
          <table:table-cell office:value-type="float" office:value="14822911.7" calcext:value-type="float">
            <text:p>14822911.7</text:p>
          </table:table-cell>
          <table:table-cell/>
          <table:table-cell table:formula="of:=[.K37]/3400000000" office:value-type="float" office:value="0.00334153461764706" calcext:value-type="float">
            <text:p>0.0033415346</text:p>
          </table:table-cell>
          <table:table-cell table:formula="of:=[.L37]/3400000000" office:value-type="float" office:value="0.00393910138235294" calcext:value-type="float">
            <text:p>0.0039391014</text:p>
          </table:table-cell>
          <table:table-cell table:formula="of:=[.M37]/3400000000" office:value-type="float" office:value="0.00435967991176471" calcext:value-type="float">
            <text:p>0.0043596799</text:p>
          </table:table-cell>
          <table:table-cell table:number-columns-repeated="2"/>
          <table:table-cell table:formula="of:=[.B37]/[.A37]" office:value-type="float" office:value="0.593443112903171" calcext:value-type="float">
            <text:p>0.5934431129</text:p>
          </table:table-cell>
          <table:table-cell table:formula="of:=[.C37]/[.A37]" office:value-type="float" office:value="0.707241174909804" calcext:value-type="float">
            <text:p>0.7072411749</text:p>
          </table:table-cell>
          <table:table-cell table:formula="of:=[.D37]/[.A37]" office:value-type="float" office:value="0.766218874189589" calcext:value-type="float">
            <text:p>0.7662188742</text:p>
          </table:table-cell>
          <table:table-cell/>
          <table:table-cell table:formula="of:=[.K37]/[.A37]" office:value-type="float" office:value="0.601938973532783" calcext:value-type="float">
            <text:p>0.6019389735</text:p>
          </table:table-cell>
          <table:table-cell table:formula="of:=[.L37]/[.A37]" office:value-type="float" office:value="0.709583743413289" calcext:value-type="float">
            <text:p>0.7095837434</text:p>
          </table:table-cell>
          <table:table-cell table:formula="of:=[.M37]/[.A37]" office:value-type="float" office:value="0.785346121258206" calcext:value-type="float">
            <text:p>0.7853461213</text:p>
          </table:table-cell>
        </table:table-row>
        <table:table-row table:style-name="ro2">
          <table:table-cell table:formula="of:=[.A37]+524288" office:value-type="float" office:value="19398656" calcext:value-type="float">
            <text:p>19398656</text:p>
          </table:table-cell>
          <table:table-cell office:value-type="float" office:value="11448097.2" calcext:value-type="float">
            <text:p>11448097.2</text:p>
          </table:table-cell>
          <table:table-cell office:value-type="float" office:value="13425191.8" calcext:value-type="float">
            <text:p>13425191.8</text:p>
          </table:table-cell>
          <table:table-cell office:value-type="float" office:value="15303581.8" calcext:value-type="float">
            <text:p>15303581.8</text:p>
          </table:table-cell>
          <table:table-cell/>
          <table:table-cell table:formula="of:=[.B38]/3400000000" office:value-type="float" office:value="0.00336708741176471" calcext:value-type="float">
            <text:p>0.0033670874</text:p>
          </table:table-cell>
          <table:table-cell table:formula="of:=[.C38]/3400000000" office:value-type="float" office:value="0.00394858582352941" calcext:value-type="float">
            <text:p>0.0039485858</text:p>
          </table:table-cell>
          <table:table-cell table:formula="of:=[.D38]/3400000000" office:value-type="float" office:value="0.00450105347058824" calcext:value-type="float">
            <text:p>0.0045010535</text:p>
          </table:table-cell>
          <table:table-cell table:number-columns-repeated="2"/>
          <table:table-cell office:value-type="float" office:value="11540806.2" calcext:value-type="float">
            <text:p>11540806.2</text:p>
          </table:table-cell>
          <table:table-cell office:value-type="float" office:value="13849947.5" calcext:value-type="float">
            <text:p>13849947.5</text:p>
          </table:table-cell>
          <table:table-cell office:value-type="float" office:value="15321554" calcext:value-type="float">
            <text:p>15321554</text:p>
          </table:table-cell>
          <table:table-cell/>
          <table:table-cell table:formula="of:=[.K38]/3400000000" office:value-type="float" office:value="0.00339435476470588" calcext:value-type="float">
            <text:p>0.0033943548</text:p>
          </table:table-cell>
          <table:table-cell table:formula="of:=[.L38]/3400000000" office:value-type="float" office:value="0.00407351397058824" calcext:value-type="float">
            <text:p>0.004073514</text:p>
          </table:table-cell>
          <table:table-cell table:formula="of:=[.M38]/3400000000" office:value-type="float" office:value="0.00450633941176471" calcext:value-type="float">
            <text:p>0.0045063394</text:p>
          </table:table-cell>
          <table:table-cell table:number-columns-repeated="2"/>
          <table:table-cell table:formula="of:=[.B38]/[.A38]" office:value-type="float" office:value="0.590148987641206" calcext:value-type="float">
            <text:p>0.5901489876</text:p>
          </table:table-cell>
          <table:table-cell table:formula="of:=[.C38]/[.A38]" office:value-type="float" office:value="0.692068141215556" calcext:value-type="float">
            <text:p>0.6920681412</text:p>
          </table:table-cell>
          <table:table-cell table:formula="of:=[.D38]/[.A38]" office:value-type="float" office:value="0.788899076307142" calcext:value-type="float">
            <text:p>0.7888990763</text:p>
          </table:table-cell>
          <table:table-cell/>
          <table:table-cell table:formula="of:=[.K38]/[.A38]" office:value-type="float" office:value="0.594928133165514" calcext:value-type="float">
            <text:p>0.5949281332</text:p>
          </table:table-cell>
          <table:table-cell table:formula="of:=[.L38]/[.A38]" office:value-type="float" office:value="0.713964281855403" calcext:value-type="float">
            <text:p>0.7139642819</text:p>
          </table:table-cell>
          <table:table-cell table:formula="of:=[.M38]/[.A38]" office:value-type="float" office:value="0.789825542553051" calcext:value-type="float">
            <text:p>0.7898255426</text:p>
          </table:table-cell>
        </table:table-row>
        <table:table-row table:style-name="ro2">
          <table:table-cell table:formula="of:=[.A38]+524288" office:value-type="float" office:value="19922944" calcext:value-type="float">
            <text:p>19922944</text:p>
          </table:table-cell>
          <table:table-cell office:value-type="float" office:value="11649119.2" calcext:value-type="float">
            <text:p>11649119.2</text:p>
          </table:table-cell>
          <table:table-cell office:value-type="float" office:value="14060508.6" calcext:value-type="float">
            <text:p>14060508.6</text:p>
          </table:table-cell>
          <table:table-cell office:value-type="float" office:value="16102689.7" calcext:value-type="float">
            <text:p>16102689.7</text:p>
          </table:table-cell>
          <table:table-cell/>
          <table:table-cell table:formula="of:=[.B39]/3400000000" office:value-type="float" office:value="0.00342621152941176" calcext:value-type="float">
            <text:p>0.0034262115</text:p>
          </table:table-cell>
          <table:table-cell table:formula="of:=[.C39]/3400000000" office:value-type="float" office:value="0.00413544370588235" calcext:value-type="float">
            <text:p>0.0041354437</text:p>
          </table:table-cell>
          <table:table-cell table:formula="of:=[.D39]/3400000000" office:value-type="float" office:value="0.00473608520588235" calcext:value-type="float">
            <text:p>0.0047360852</text:p>
          </table:table-cell>
          <table:table-cell table:number-columns-repeated="2"/>
          <table:table-cell office:value-type="float" office:value="11979535" calcext:value-type="float">
            <text:p>11979535</text:p>
          </table:table-cell>
          <table:table-cell office:value-type="float" office:value="13639780.6" calcext:value-type="float">
            <text:p>13639780.6</text:p>
          </table:table-cell>
          <table:table-cell office:value-type="float" office:value="15666178.5" calcext:value-type="float">
            <text:p>15666178.5</text:p>
          </table:table-cell>
          <table:table-cell/>
          <table:table-cell table:formula="of:=[.K39]/3400000000" office:value-type="float" office:value="0.00352339264705882" calcext:value-type="float">
            <text:p>0.0035233926</text:p>
          </table:table-cell>
          <table:table-cell table:formula="of:=[.L39]/3400000000" office:value-type="float" office:value="0.00401170017647059" calcext:value-type="float">
            <text:p>0.0040117002</text:p>
          </table:table-cell>
          <table:table-cell table:formula="of:=[.M39]/3400000000" office:value-type="float" office:value="0.00460769955882353" calcext:value-type="float">
            <text:p>0.0046076996</text:p>
          </table:table-cell>
          <table:table-cell table:number-columns-repeated="2"/>
          <table:table-cell table:formula="of:=[.B39]/[.A39]" office:value-type="float" office:value="0.58470872577868" calcext:value-type="float">
            <text:p>0.5847087258</text:p>
          </table:table-cell>
          <table:table-cell table:formula="of:=[.C39]/[.A39]" office:value-type="float" office:value="0.705744522496274" calcext:value-type="float">
            <text:p>0.7057445225</text:p>
          </table:table-cell>
          <table:table-cell table:formula="of:=[.D39]/[.A39]" office:value-type="float" office:value="0.808248504839445" calcext:value-type="float">
            <text:p>0.8082485048</text:p>
          </table:table-cell>
          <table:table-cell/>
          <table:table-cell table:formula="of:=[.K39]/[.A39]" office:value-type="float" office:value="0.601293413262618" calcext:value-type="float">
            <text:p>0.6012934133</text:p>
          </table:table-cell>
          <table:table-cell table:formula="of:=[.L39]/[.A39]" office:value-type="float" office:value="0.684626759980854" calcext:value-type="float">
            <text:p>0.68462676</text:p>
          </table:table-cell>
          <table:table-cell table:formula="of:=[.M39]/[.A39]" office:value-type="float" office:value="0.786338530088726" calcext:value-type="float">
            <text:p>0.7863385301</text:p>
          </table:table-cell>
        </table:table-row>
        <table:table-row table:style-name="ro2">
          <table:table-cell table:formula="of:=[.A39]+524288" office:value-type="float" office:value="20447232" calcext:value-type="float">
            <text:p>20447232</text:p>
          </table:table-cell>
          <table:table-cell office:value-type="float" office:value="11851078.1" calcext:value-type="float">
            <text:p>11851078.1</text:p>
          </table:table-cell>
          <table:table-cell office:value-type="float" office:value="14517813.1" calcext:value-type="float">
            <text:p>14517813.1</text:p>
          </table:table-cell>
          <table:table-cell office:value-type="float" office:value="16518713.1" calcext:value-type="float">
            <text:p>16518713.1</text:p>
          </table:table-cell>
          <table:table-cell/>
          <table:table-cell table:formula="of:=[.B40]/3400000000" office:value-type="float" office:value="0.00348561120588235" calcext:value-type="float">
            <text:p>0.0034856112</text:p>
          </table:table-cell>
          <table:table-cell table:formula="of:=[.C40]/3400000000" office:value-type="float" office:value="0.00426994502941176" calcext:value-type="float">
            <text:p>0.004269945</text:p>
          </table:table-cell>
          <table:table-cell table:formula="of:=[.D40]/3400000000" office:value-type="float" office:value="0.00485844502941177" calcext:value-type="float">
            <text:p>0.004858445</text:p>
          </table:table-cell>
          <table:table-cell table:number-columns-repeated="2"/>
          <table:table-cell office:value-type="float" office:value="12074832.9" calcext:value-type="float">
            <text:p>12074832.9</text:p>
          </table:table-cell>
          <table:table-cell office:value-type="float" office:value="14021039.1" calcext:value-type="float">
            <text:p>14021039.1</text:p>
          </table:table-cell>
          <table:table-cell office:value-type="float" office:value="16781411.1" calcext:value-type="float">
            <text:p>16781411.1</text:p>
          </table:table-cell>
          <table:table-cell/>
          <table:table-cell table:formula="of:=[.K40]/3400000000" office:value-type="float" office:value="0.00355142144117647" calcext:value-type="float">
            <text:p>0.0035514214</text:p>
          </table:table-cell>
          <table:table-cell table:formula="of:=[.L40]/3400000000" office:value-type="float" office:value="0.00412383502941177" calcext:value-type="float">
            <text:p>0.004123835</text:p>
          </table:table-cell>
          <table:table-cell table:formula="of:=[.M40]/3400000000" office:value-type="float" office:value="0.00493570914705882" calcext:value-type="float">
            <text:p>0.0049357091</text:p>
          </table:table-cell>
          <table:table-cell table:number-columns-repeated="2"/>
          <table:table-cell table:formula="of:=[.B40]/[.A40]" office:value-type="float" office:value="0.579593272086902" calcext:value-type="float">
            <text:p>0.5795932721</text:p>
          </table:table-cell>
          <table:table-cell table:formula="of:=[.C40]/[.A40]" office:value-type="float" office:value="0.710013614556728" calcext:value-type="float">
            <text:p>0.7100136146</text:p>
          </table:table-cell>
          <table:table-cell table:formula="of:=[.D40]/[.A40]" office:value-type="float" office:value="0.80787038069505" calcext:value-type="float">
            <text:p>0.8078703807</text:p>
          </table:table-cell>
          <table:table-cell/>
          <table:table-cell table:formula="of:=[.K40]/[.A40]" office:value-type="float" office:value="0.590536308288574" calcext:value-type="float">
            <text:p>0.5905363083</text:p>
          </table:table-cell>
          <table:table-cell table:formula="of:=[.L40]/[.A40]" office:value-type="float" office:value="0.685718198922964" calcext:value-type="float">
            <text:p>0.6857181989</text:p>
          </table:table-cell>
          <table:table-cell table:formula="of:=[.M40]/[.A40]" office:value-type="float" office:value="0.820717987647423" calcext:value-type="float">
            <text:p>0.8207179876</text:p>
          </table:table-cell>
        </table:table-row>
        <table:table-row table:style-name="ro2">
          <table:table-cell table:formula="of:=[.A40]+524288" office:value-type="float" office:value="20971520" calcext:value-type="float">
            <text:p>20971520</text:p>
          </table:table-cell>
          <table:table-cell office:value-type="float" office:value="12889081.6" calcext:value-type="float">
            <text:p>12889081.6</text:p>
          </table:table-cell>
          <table:table-cell office:value-type="float" office:value="14983206.7" calcext:value-type="float">
            <text:p>14983206.7</text:p>
          </table:table-cell>
          <table:table-cell office:value-type="float" office:value="16162164" calcext:value-type="float">
            <text:p>16162164</text:p>
          </table:table-cell>
          <table:table-cell/>
          <table:table-cell table:formula="of:=[.B41]/3400000000" office:value-type="float" office:value="0.00379090635294118" calcext:value-type="float">
            <text:p>0.0037909064</text:p>
          </table:table-cell>
          <table:table-cell table:formula="of:=[.C41]/3400000000" office:value-type="float" office:value="0.0044068255" calcext:value-type="float">
            <text:p>0.0044068255</text:p>
          </table:table-cell>
          <table:table-cell table:formula="of:=[.D41]/3400000000" office:value-type="float" office:value="0.00475357764705882" calcext:value-type="float">
            <text:p>0.0047535776</text:p>
          </table:table-cell>
          <table:table-cell table:number-columns-repeated="2"/>
          <table:table-cell office:value-type="float" office:value="12440626.3" calcext:value-type="float">
            <text:p>12440626.3</text:p>
          </table:table-cell>
          <table:table-cell office:value-type="float" office:value="14535950.6" calcext:value-type="float">
            <text:p>14535950.6</text:p>
          </table:table-cell>
          <table:table-cell office:value-type="float" office:value="16609950.8" calcext:value-type="float">
            <text:p>16609950.8</text:p>
          </table:table-cell>
          <table:table-cell/>
          <table:table-cell table:formula="of:=[.K41]/3400000000" office:value-type="float" office:value="0.00365900773529412" calcext:value-type="float">
            <text:p>0.0036590077</text:p>
          </table:table-cell>
          <table:table-cell table:formula="of:=[.L41]/3400000000" office:value-type="float" office:value="0.00427527958823529" calcext:value-type="float">
            <text:p>0.0042752796</text:p>
          </table:table-cell>
          <table:table-cell table:formula="of:=[.M41]/3400000000" office:value-type="float" office:value="0.00488527964705882" calcext:value-type="float">
            <text:p>0.0048852796</text:p>
          </table:table-cell>
          <table:table-cell table:number-columns-repeated="2"/>
          <table:table-cell table:formula="of:=[.B41]/[.A41]" office:value-type="float" office:value="0.614599304199219" calcext:value-type="float">
            <text:p>0.6145993042</text:p>
          </table:table-cell>
          <table:table-cell table:formula="of:=[.C41]/[.A41]" office:value-type="float" office:value="0.714454970359802" calcext:value-type="float">
            <text:p>0.7144549704</text:p>
          </table:table-cell>
          <table:table-cell table:formula="of:=[.D41]/[.A41]" office:value-type="float" office:value="0.770672035217285" calcext:value-type="float">
            <text:p>0.7706720352</text:p>
          </table:table-cell>
          <table:table-cell/>
          <table:table-cell table:formula="of:=[.K41]/[.A41]" office:value-type="float" office:value="0.593215289115906" calcext:value-type="float">
            <text:p>0.5932152891</text:p>
          </table:table-cell>
          <table:table-cell table:formula="of:=[.L41]/[.A41]" office:value-type="float" office:value="0.693128137588501" calcext:value-type="float">
            <text:p>0.6931281376</text:p>
          </table:table-cell>
          <table:table-cell table:formula="of:=[.M41]/[.A41]" office:value-type="float" office:value="0.792024173736572" calcext:value-type="float">
            <text:p>0.7920241737</text:p>
          </table:table-cell>
        </table:table-row>
        <table:table-row table:style-name="ro2">
          <table:table-cell table:formula="of:=[.A41]+524288" office:value-type="float" office:value="21495808" calcext:value-type="float">
            <text:p>21495808</text:p>
          </table:table-cell>
          <table:table-cell office:value-type="float" office:value="12887400.9" calcext:value-type="float">
            <text:p>12887400.9</text:p>
          </table:table-cell>
          <table:table-cell office:value-type="float" office:value="14435290.8" calcext:value-type="float">
            <text:p>14435290.8</text:p>
          </table:table-cell>
          <table:table-cell office:value-type="float" office:value="16461588.1" calcext:value-type="float">
            <text:p>16461588.1</text:p>
          </table:table-cell>
          <table:table-cell/>
          <table:table-cell table:formula="of:=[.B42]/3400000000" office:value-type="float" office:value="0.00379041202941176" calcext:value-type="float">
            <text:p>0.003790412</text:p>
          </table:table-cell>
          <table:table-cell table:formula="of:=[.C42]/3400000000" office:value-type="float" office:value="0.00424567376470588" calcext:value-type="float">
            <text:p>0.0042456738</text:p>
          </table:table-cell>
          <table:table-cell table:formula="of:=[.D42]/3400000000" office:value-type="float" office:value="0.00484164355882353" calcext:value-type="float">
            <text:p>0.0048416436</text:p>
          </table:table-cell>
          <table:table-cell table:number-columns-repeated="2"/>
          <table:table-cell office:value-type="float" office:value="12809949.5" calcext:value-type="float">
            <text:p>12809949.5</text:p>
          </table:table-cell>
          <table:table-cell office:value-type="float" office:value="14750031.6" calcext:value-type="float">
            <text:p>14750031.6</text:p>
          </table:table-cell>
          <table:table-cell office:value-type="float" office:value="17126910.6" calcext:value-type="float">
            <text:p>17126910.6</text:p>
          </table:table-cell>
          <table:table-cell/>
          <table:table-cell table:formula="of:=[.K42]/3400000000" office:value-type="float" office:value="0.00376763220588235" calcext:value-type="float">
            <text:p>0.0037676322</text:p>
          </table:table-cell>
          <table:table-cell table:formula="of:=[.L42]/3400000000" office:value-type="float" office:value="0.00433824458823529" calcext:value-type="float">
            <text:p>0.0043382446</text:p>
          </table:table-cell>
          <table:table-cell table:formula="of:=[.M42]/3400000000" office:value-type="float" office:value="0.00503732664705882" calcext:value-type="float">
            <text:p>0.0050373266</text:p>
          </table:table-cell>
          <table:table-cell table:number-columns-repeated="2"/>
          <table:table-cell table:formula="of:=[.B42]/[.A42]" office:value-type="float" office:value="0.599530889929795" calcext:value-type="float">
            <text:p>0.5995308899</text:p>
          </table:table-cell>
          <table:table-cell table:formula="of:=[.C42]/[.A42]" office:value-type="float" office:value="0.671539809064167" calcext:value-type="float">
            <text:p>0.6715398091</text:p>
          </table:table-cell>
          <table:table-cell table:formula="of:=[.D42]/[.A42]" office:value-type="float" office:value="0.765804574547744" calcext:value-type="float">
            <text:p>0.7658045745</text:p>
          </table:table-cell>
          <table:table-cell/>
          <table:table-cell table:formula="of:=[.K42]/[.A42]" office:value-type="float" office:value="0.595927796712736" calcext:value-type="float">
            <text:p>0.5959277967</text:p>
          </table:table-cell>
          <table:table-cell table:formula="of:=[.L42]/[.A42]" office:value-type="float" office:value="0.686181770882955" calcext:value-type="float">
            <text:p>0.6861817709</text:p>
          </table:table-cell>
          <table:table-cell table:formula="of:=[.M42]/[.A42]" office:value-type="float" office:value="0.796755841883217" calcext:value-type="float">
            <text:p>0.7967558419</text:p>
          </table:table-cell>
        </table:table-row>
        <table:table-row table:style-name="ro2">
          <table:table-cell table:formula="of:=[.A42]+524288" office:value-type="float" office:value="22020096" calcext:value-type="float">
            <text:p>22020096</text:p>
          </table:table-cell>
          <table:table-cell office:value-type="float" office:value="13994781" calcext:value-type="float">
            <text:p>13994781</text:p>
          </table:table-cell>
          <table:table-cell office:value-type="float" office:value="14862632.1" calcext:value-type="float">
            <text:p>14862632.1</text:p>
          </table:table-cell>
          <table:table-cell office:value-type="float" office:value="18186279" calcext:value-type="float">
            <text:p>18186279</text:p>
          </table:table-cell>
          <table:table-cell/>
          <table:table-cell table:formula="of:=[.B43]/3400000000" office:value-type="float" office:value="0.00411611205882353" calcext:value-type="float">
            <text:p>0.0041161121</text:p>
          </table:table-cell>
          <table:table-cell table:formula="of:=[.C43]/3400000000" office:value-type="float" office:value="0.00437136238235294" calcext:value-type="float">
            <text:p>0.0043713624</text:p>
          </table:table-cell>
          <table:table-cell table:formula="of:=[.D43]/3400000000" office:value-type="float" office:value="0.00534890558823529" calcext:value-type="float">
            <text:p>0.0053489056</text:p>
          </table:table-cell>
          <table:table-cell table:number-columns-repeated="2"/>
          <table:table-cell office:value-type="float" office:value="13064946" calcext:value-type="float">
            <text:p>13064946</text:p>
          </table:table-cell>
          <table:table-cell office:value-type="float" office:value="15116764.5" calcext:value-type="float">
            <text:p>15116764.5</text:p>
          </table:table-cell>
          <table:table-cell office:value-type="float" office:value="17198523.9" calcext:value-type="float">
            <text:p>17198523.9</text:p>
          </table:table-cell>
          <table:table-cell/>
          <table:table-cell table:formula="of:=[.K43]/3400000000" office:value-type="float" office:value="0.00384263117647059" calcext:value-type="float">
            <text:p>0.0038426312</text:p>
          </table:table-cell>
          <table:table-cell table:formula="of:=[.L43]/3400000000" office:value-type="float" office:value="0.00444610720588235" calcext:value-type="float">
            <text:p>0.0044461072</text:p>
          </table:table-cell>
          <table:table-cell table:formula="of:=[.M43]/3400000000" office:value-type="float" office:value="0.00505838938235294" calcext:value-type="float">
            <text:p>0.0050583894</text:p>
          </table:table-cell>
          <table:table-cell table:number-columns-repeated="2"/>
          <table:table-cell table:formula="of:=[.B43]/[.A43]" office:value-type="float" office:value="0.635545866830008" calcext:value-type="float">
            <text:p>0.6355458668</text:p>
          </table:table-cell>
          <table:table-cell table:formula="of:=[.C43]/[.A43]" office:value-type="float" office:value="0.674957643236433" calcext:value-type="float">
            <text:p>0.6749576432</text:p>
          </table:table-cell>
          <table:table-cell table:formula="of:=[.D43]/[.A43]" office:value-type="float" office:value="0.825894628252302" calcext:value-type="float">
            <text:p>0.8258946283</text:p>
          </table:table-cell>
          <table:table-cell/>
          <table:table-cell table:formula="of:=[.K43]/[.A43]" office:value-type="float" office:value="0.59331921168736" calcext:value-type="float">
            <text:p>0.5933192117</text:p>
          </table:table-cell>
          <table:table-cell table:formula="of:=[.L43]/[.A43]" office:value-type="float" office:value="0.686498573848179" calcext:value-type="float">
            <text:p>0.6864985738</text:p>
          </table:table-cell>
          <table:table-cell table:formula="of:=[.M43]/[.A43]" office:value-type="float" office:value="0.781037643977574" calcext:value-type="float">
            <text:p>0.781037644</text:p>
          </table:table-cell>
        </table:table-row>
        <table:table-row table:style-name="ro2">
          <table:table-cell table:formula="of:=[.A43]+524288" office:value-type="float" office:value="22544384" calcext:value-type="float">
            <text:p>22544384</text:p>
          </table:table-cell>
          <table:table-cell office:value-type="float" office:value="13189709.9" calcext:value-type="float">
            <text:p>13189709.9</text:p>
          </table:table-cell>
          <table:table-cell office:value-type="float" office:value="15692586.1" calcext:value-type="float">
            <text:p>15692586.1</text:p>
          </table:table-cell>
          <table:table-cell office:value-type="float" office:value="17322030" calcext:value-type="float">
            <text:p>17322030</text:p>
          </table:table-cell>
          <table:table-cell/>
          <table:table-cell table:formula="of:=[.B44]/3400000000" office:value-type="float" office:value="0.00387932644117647" calcext:value-type="float">
            <text:p>0.0038793264</text:p>
          </table:table-cell>
          <table:table-cell table:formula="of:=[.C44]/3400000000" office:value-type="float" office:value="0.0046154665" calcext:value-type="float">
            <text:p>0.0046154665</text:p>
          </table:table-cell>
          <table:table-cell table:formula="of:=[.D44]/3400000000" office:value-type="float" office:value="0.00509471470588235" calcext:value-type="float">
            <text:p>0.0050947147</text:p>
          </table:table-cell>
          <table:table-cell table:number-columns-repeated="2"/>
          <table:table-cell office:value-type="float" office:value="13266521.4" calcext:value-type="float">
            <text:p>13266521.4</text:p>
          </table:table-cell>
          <table:table-cell office:value-type="float" office:value="15443972.5" calcext:value-type="float">
            <text:p>15443972.5</text:p>
          </table:table-cell>
          <table:table-cell office:value-type="float" office:value="17487651.5" calcext:value-type="float">
            <text:p>17487651.5</text:p>
          </table:table-cell>
          <table:table-cell/>
          <table:table-cell table:formula="of:=[.K44]/3400000000" office:value-type="float" office:value="0.00390191805882353" calcext:value-type="float">
            <text:p>0.0039019181</text:p>
          </table:table-cell>
          <table:table-cell table:formula="of:=[.L44]/3400000000" office:value-type="float" office:value="0.00454234485294118" calcext:value-type="float">
            <text:p>0.0045423449</text:p>
          </table:table-cell>
          <table:table-cell table:formula="of:=[.M44]/3400000000" office:value-type="float" office:value="0.00514342691176471" calcext:value-type="float">
            <text:p>0.0051434269</text:p>
          </table:table-cell>
          <table:table-cell table:number-columns-repeated="2"/>
          <table:table-cell table:formula="of:=[.B44]/[.A44]" office:value-type="float" office:value="0.585055235929267" calcext:value-type="float">
            <text:p>0.5850552359</text:p>
          </table:table-cell>
          <table:table-cell table:formula="of:=[.C44]/[.A44]" office:value-type="float" office:value="0.69607517774715" calcext:value-type="float">
            <text:p>0.6960751777</text:p>
          </table:table-cell>
          <table:table-cell table:formula="of:=[.D44]/[.A44]" office:value-type="float" office:value="0.768352331117142" calcext:value-type="float">
            <text:p>0.7683523311</text:p>
          </table:table-cell>
          <table:table-cell/>
          <table:table-cell table:formula="of:=[.K44]/[.A44]" office:value-type="float" office:value="0.588462359406227" calcext:value-type="float">
            <text:p>0.5884623594</text:p>
          </table:table-cell>
          <table:table-cell table:formula="of:=[.L44]/[.A44]" office:value-type="float" office:value="0.685047437978345" calcext:value-type="float">
            <text:p>0.685047438</text:p>
          </table:table-cell>
          <table:table-cell table:formula="of:=[.M44]/[.A44]" office:value-type="float" office:value="0.775698794875034" calcext:value-type="float">
            <text:p>0.7756987949</text:p>
          </table:table-cell>
        </table:table-row>
        <table:table-row table:style-name="ro2">
          <table:table-cell table:formula="of:=[.A44]+524288" office:value-type="float" office:value="23068672" calcext:value-type="float">
            <text:p>23068672</text:p>
          </table:table-cell>
          <table:table-cell office:value-type="float" office:value="13590910.5" calcext:value-type="float">
            <text:p>13590910.5</text:p>
          </table:table-cell>
          <table:table-cell office:value-type="float" office:value="16016557.2" calcext:value-type="float">
            <text:p>16016557.2</text:p>
          </table:table-cell>
          <table:table-cell office:value-type="float" office:value="18309815.1" calcext:value-type="float">
            <text:p>18309815.1</text:p>
          </table:table-cell>
          <table:table-cell/>
          <table:table-cell table:formula="of:=[.B45]/3400000000" office:value-type="float" office:value="0.00399732661764706" calcext:value-type="float">
            <text:p>0.0039973266</text:p>
          </table:table-cell>
          <table:table-cell table:formula="of:=[.C45]/3400000000" office:value-type="float" office:value="0.00471075211764706" calcext:value-type="float">
            <text:p>0.0047107521</text:p>
          </table:table-cell>
          <table:table-cell table:formula="of:=[.D45]/3400000000" office:value-type="float" office:value="0.00538523973529412" calcext:value-type="float">
            <text:p>0.0053852397</text:p>
          </table:table-cell>
          <table:table-cell table:number-columns-repeated="2"/>
          <table:table-cell office:value-type="float" office:value="14402288.5" calcext:value-type="float">
            <text:p>14402288.5</text:p>
          </table:table-cell>
          <table:table-cell office:value-type="float" office:value="15996383.3" calcext:value-type="float">
            <text:p>15996383.3</text:p>
          </table:table-cell>
          <table:table-cell office:value-type="float" office:value="17947622.2" calcext:value-type="float">
            <text:p>17947622.2</text:p>
          </table:table-cell>
          <table:table-cell/>
          <table:table-cell table:formula="of:=[.K45]/3400000000" office:value-type="float" office:value="0.00423596720588235" calcext:value-type="float">
            <text:p>0.0042359672</text:p>
          </table:table-cell>
          <table:table-cell table:formula="of:=[.L45]/3400000000" office:value-type="float" office:value="0.00470481861764706" calcext:value-type="float">
            <text:p>0.0047048186</text:p>
          </table:table-cell>
          <table:table-cell table:formula="of:=[.M45]/3400000000" office:value-type="float" office:value="0.00527871241176471" calcext:value-type="float">
            <text:p>0.0052787124</text:p>
          </table:table-cell>
          <table:table-cell table:number-columns-repeated="2"/>
          <table:table-cell table:formula="of:=[.B45]/[.A45]" office:value-type="float" office:value="0.589150103655728" calcext:value-type="float">
            <text:p>0.5891501037</text:p>
          </table:table-cell>
          <table:table-cell table:formula="of:=[.C45]/[.A45]" office:value-type="float" office:value="0.694299056313255" calcext:value-type="float">
            <text:p>0.6942990563</text:p>
          </table:table-cell>
          <table:table-cell table:formula="of:=[.D45]/[.A45]" office:value-type="float" office:value="0.793709109046243" calcext:value-type="float">
            <text:p>0.793709109</text:p>
          </table:table-cell>
          <table:table-cell/>
          <table:table-cell table:formula="of:=[.K45]/[.A45]" office:value-type="float" office:value="0.624322392723777" calcext:value-type="float">
            <text:p>0.6243223927</text:p>
          </table:table-cell>
          <table:table-cell table:formula="of:=[.L45]/[.A45]" office:value-type="float" office:value="0.693424541299993" calcext:value-type="float">
            <text:p>0.6934245413</text:p>
          </table:table-cell>
          <table:table-cell table:formula="of:=[.M45]/[.A45]" office:value-type="float" office:value="0.778008469668302" calcext:value-type="float">
            <text:p>0.7780084697</text:p>
          </table:table-cell>
        </table:table-row>
        <table:table-row table:style-name="ro2">
          <table:table-cell table:formula="of:=[.A45]+524288" office:value-type="float" office:value="23592960" calcext:value-type="float">
            <text:p>23592960</text:p>
          </table:table-cell>
          <table:table-cell office:value-type="float" office:value="14456438.5" calcext:value-type="float">
            <text:p>14456438.5</text:p>
          </table:table-cell>
          <table:table-cell office:value-type="float" office:value="16997169.1" calcext:value-type="float">
            <text:p>16997169.1</text:p>
          </table:table-cell>
          <table:table-cell office:value-type="float" office:value="18172958.4" calcext:value-type="float">
            <text:p>18172958.4</text:p>
          </table:table-cell>
          <table:table-cell/>
          <table:table-cell table:formula="of:=[.B46]/3400000000" office:value-type="float" office:value="0.00425189367647059" calcext:value-type="float">
            <text:p>0.0042518937</text:p>
          </table:table-cell>
          <table:table-cell table:formula="of:=[.C46]/3400000000" office:value-type="float" office:value="0.00499916738235294" calcext:value-type="float">
            <text:p>0.0049991674</text:p>
          </table:table-cell>
          <table:table-cell table:formula="of:=[.D46]/3400000000" office:value-type="float" office:value="0.00534498776470588" calcext:value-type="float">
            <text:p>0.0053449878</text:p>
          </table:table-cell>
          <table:table-cell table:number-columns-repeated="2"/>
          <table:table-cell office:value-type="float" office:value="13940176.7" calcext:value-type="float">
            <text:p>13940176.7</text:p>
          </table:table-cell>
          <table:table-cell office:value-type="float" office:value="16696654.4" calcext:value-type="float">
            <text:p>16696654.4</text:p>
          </table:table-cell>
          <table:table-cell office:value-type="float" office:value="18402159.1" calcext:value-type="float">
            <text:p>18402159.1</text:p>
          </table:table-cell>
          <table:table-cell/>
          <table:table-cell table:formula="of:=[.K46]/3400000000" office:value-type="float" office:value="0.00410005197058824" calcext:value-type="float">
            <text:p>0.004100052</text:p>
          </table:table-cell>
          <table:table-cell table:formula="of:=[.L46]/3400000000" office:value-type="float" office:value="0.00491078070588235" calcext:value-type="float">
            <text:p>0.0049107807</text:p>
          </table:table-cell>
          <table:table-cell table:formula="of:=[.M46]/3400000000" office:value-type="float" office:value="0.00541239973529412" calcext:value-type="float">
            <text:p>0.0054123997</text:p>
          </table:table-cell>
          <table:table-cell table:number-columns-repeated="2"/>
          <table:table-cell table:formula="of:=[.B46]/[.A46]" office:value-type="float" office:value="0.612743737962511" calcext:value-type="float">
            <text:p>0.612743738</text:p>
          </table:table-cell>
          <table:table-cell table:formula="of:=[.C46]/[.A46]" office:value-type="float" office:value="0.720433938768175" calcext:value-type="float">
            <text:p>0.7204339388</text:p>
          </table:table-cell>
          <table:table-cell table:formula="of:=[.D46]/[.A46]" office:value-type="float" office:value="0.770270385742187" calcext:value-type="float">
            <text:p>0.7702703857</text:p>
          </table:table-cell>
          <table:table-cell/>
          <table:table-cell table:formula="of:=[.K46]/[.A46]" office:value-type="float" office:value="0.590861710442437" calcext:value-type="float">
            <text:p>0.5908617104</text:p>
          </table:table-cell>
          <table:table-cell table:formula="of:=[.L46]/[.A46]" office:value-type="float" office:value="0.707696465386285" calcext:value-type="float">
            <text:p>0.7076964654</text:p>
          </table:table-cell>
          <table:table-cell table:formula="of:=[.M46]/[.A46]" office:value-type="float" office:value="0.779985177781847" calcext:value-type="float">
            <text:p>0.7799851778</text:p>
          </table:table-cell>
        </table:table-row>
        <table:table-row table:style-name="ro2">
          <table:table-cell table:formula="of:=[.A46]+524288" office:value-type="float" office:value="24117248" calcext:value-type="float">
            <text:p>24117248</text:p>
          </table:table-cell>
          <table:table-cell office:value-type="float" office:value="14698158.2" calcext:value-type="float">
            <text:p>14698158.2</text:p>
          </table:table-cell>
          <table:table-cell office:value-type="float" office:value="16776380.5" calcext:value-type="float">
            <text:p>16776380.5</text:p>
          </table:table-cell>
          <table:table-cell office:value-type="float" office:value="19676226.6" calcext:value-type="float">
            <text:p>19676226.6</text:p>
          </table:table-cell>
          <table:table-cell/>
          <table:table-cell table:formula="of:=[.B47]/3400000000" office:value-type="float" office:value="0.00432298770588235" calcext:value-type="float">
            <text:p>0.0043229877</text:p>
          </table:table-cell>
          <table:table-cell table:formula="of:=[.C47]/3400000000" office:value-type="float" office:value="0.00493422955882353" calcext:value-type="float">
            <text:p>0.0049342296</text:p>
          </table:table-cell>
          <table:table-cell table:formula="of:=[.D47]/3400000000" office:value-type="float" office:value="0.00578712547058824" calcext:value-type="float">
            <text:p>0.0057871255</text:p>
          </table:table-cell>
          <table:table-cell table:number-columns-repeated="2"/>
          <table:table-cell office:value-type="float" office:value="14521762.4" calcext:value-type="float">
            <text:p>14521762.4</text:p>
          </table:table-cell>
          <table:table-cell office:value-type="float" office:value="16579261.3" calcext:value-type="float">
            <text:p>16579261.3</text:p>
          </table:table-cell>
          <table:table-cell office:value-type="float" office:value="19043088.7" calcext:value-type="float">
            <text:p>19043088.7</text:p>
          </table:table-cell>
          <table:table-cell/>
          <table:table-cell table:formula="of:=[.K47]/3400000000" office:value-type="float" office:value="0.00427110658823529" calcext:value-type="float">
            <text:p>0.0042711066</text:p>
          </table:table-cell>
          <table:table-cell table:formula="of:=[.L47]/3400000000" office:value-type="float" office:value="0.00487625332352941" calcext:value-type="float">
            <text:p>0.0048762533</text:p>
          </table:table-cell>
          <table:table-cell table:formula="of:=[.M47]/3400000000" office:value-type="float" office:value="0.00560090844117647" calcext:value-type="float">
            <text:p>0.0056009084</text:p>
          </table:table-cell>
          <table:table-cell table:number-columns-repeated="2"/>
          <table:table-cell table:formula="of:=[.B47]/[.A47]" office:value-type="float" office:value="0.60944591190504" calcext:value-type="float">
            <text:p>0.6094459119</text:p>
          </table:table-cell>
          <table:table-cell table:formula="of:=[.C47]/[.A47]" office:value-type="float" office:value="0.695617530656897" calcext:value-type="float">
            <text:p>0.6956175307</text:p>
          </table:table-cell>
          <table:table-cell table:formula="of:=[.D47]/[.A47]" office:value-type="float" office:value="0.815857041400412" calcext:value-type="float">
            <text:p>0.8158570414</text:p>
          </table:table-cell>
          <table:table-cell/>
          <table:table-cell table:formula="of:=[.K47]/[.A47]" office:value-type="float" office:value="0.602131818688434" calcext:value-type="float">
            <text:p>0.6021318187</text:p>
          </table:table-cell>
          <table:table-cell table:formula="of:=[.L47]/[.A47]" office:value-type="float" office:value="0.687444160295569" calcext:value-type="float">
            <text:p>0.6874441603</text:p>
          </table:table-cell>
          <table:table-cell table:formula="of:=[.M47]/[.A47]" office:value-type="float" office:value="0.789604547749395" calcext:value-type="float">
            <text:p>0.7896045477</text:p>
          </table:table-cell>
        </table:table-row>
        <table:table-row table:style-name="ro2">
          <table:table-cell table:formula="of:=[.A47]+524288" office:value-type="float" office:value="24641536" calcext:value-type="float">
            <text:p>24641536</text:p>
          </table:table-cell>
          <table:table-cell office:value-type="float" office:value="15069869.6" calcext:value-type="float">
            <text:p>15069869.6</text:p>
          </table:table-cell>
          <table:table-cell office:value-type="float" office:value="17190735.5" calcext:value-type="float">
            <text:p>17190735.5</text:p>
          </table:table-cell>
          <table:table-cell office:value-type="float" office:value="18975799.3" calcext:value-type="float">
            <text:p>18975799.3</text:p>
          </table:table-cell>
          <table:table-cell/>
          <table:table-cell table:formula="of:=[.B48]/3400000000" office:value-type="float" office:value="0.00443231458823529" calcext:value-type="float">
            <text:p>0.0044323146</text:p>
          </table:table-cell>
          <table:table-cell table:formula="of:=[.C48]/3400000000" office:value-type="float" office:value="0.00505609867647059" calcext:value-type="float">
            <text:p>0.0050560987</text:p>
          </table:table-cell>
          <table:table-cell table:formula="of:=[.D48]/3400000000" office:value-type="float" office:value="0.00558111744117647" calcext:value-type="float">
            <text:p>0.0055811174</text:p>
          </table:table-cell>
          <table:table-cell table:number-columns-repeated="2"/>
          <table:table-cell office:value-type="float" office:value="14956120.1" calcext:value-type="float">
            <text:p>14956120.1</text:p>
          </table:table-cell>
          <table:table-cell office:value-type="float" office:value="16984817.7" calcext:value-type="float">
            <text:p>16984817.7</text:p>
          </table:table-cell>
          <table:table-cell office:value-type="float" office:value="19270013.8" calcext:value-type="float">
            <text:p>19270013.8</text:p>
          </table:table-cell>
          <table:table-cell/>
          <table:table-cell table:formula="of:=[.K48]/3400000000" office:value-type="float" office:value="0.00439885885294118" calcext:value-type="float">
            <text:p>0.0043988589</text:p>
          </table:table-cell>
          <table:table-cell table:formula="of:=[.L48]/3400000000" office:value-type="float" office:value="0.00499553461764706" calcext:value-type="float">
            <text:p>0.0049955346</text:p>
          </table:table-cell>
          <table:table-cell table:formula="of:=[.M48]/3400000000" office:value-type="float" office:value="0.00566765111764706" calcext:value-type="float">
            <text:p>0.0056676511</text:p>
          </table:table-cell>
          <table:table-cell table:number-columns-repeated="2"/>
          <table:table-cell table:formula="of:=[.B48]/[.A48]" office:value-type="float" office:value="0.611563727196227" calcext:value-type="float">
            <text:p>0.6115637272</text:p>
          </table:table-cell>
          <table:table-cell table:formula="of:=[.C48]/[.A48]" office:value-type="float" office:value="0.69763246495673" calcext:value-type="float">
            <text:p>0.697632465</text:p>
          </table:table-cell>
          <table:table-cell table:formula="of:=[.D48]/[.A48]" office:value-type="float" office:value="0.770073720242115" calcext:value-type="float">
            <text:p>0.7700737202</text:p>
          </table:table-cell>
          <table:table-cell/>
          <table:table-cell table:formula="of:=[.K48]/[.A48]" office:value-type="float" office:value="0.606947557976905" calcext:value-type="float">
            <text:p>0.606947558</text:p>
          </table:table-cell>
          <table:table-cell table:formula="of:=[.L48]/[.A48]" office:value-type="float" office:value="0.689275932312012" calcext:value-type="float">
            <text:p>0.6892759323</text:p>
          </table:table-cell>
          <table:table-cell table:formula="of:=[.M48]/[.A48]" office:value-type="float" office:value="0.782013499483149" calcext:value-type="float">
            <text:p>0.7820134995</text:p>
          </table:table-cell>
        </table:table-row>
        <table:table-row table:style-name="ro2">
          <table:table-cell table:formula="of:=[.A48]+524288" office:value-type="float" office:value="25165824" calcext:value-type="float">
            <text:p>25165824</text:p>
          </table:table-cell>
          <table:table-cell office:value-type="float" office:value="14861965.2" calcext:value-type="float">
            <text:p>14861965.2</text:p>
          </table:table-cell>
          <table:table-cell office:value-type="float" office:value="17326136.2" calcext:value-type="float">
            <text:p>17326136.2</text:p>
          </table:table-cell>
          <table:table-cell office:value-type="float" office:value="19740509.6" calcext:value-type="float">
            <text:p>19740509.6</text:p>
          </table:table-cell>
          <table:table-cell/>
          <table:table-cell table:formula="of:=[.B49]/3400000000" office:value-type="float" office:value="0.00437116623529412" calcext:value-type="float">
            <text:p>0.0043711662</text:p>
          </table:table-cell>
          <table:table-cell table:formula="of:=[.C49]/3400000000" office:value-type="float" office:value="0.00509592241176471" calcext:value-type="float">
            <text:p>0.0050959224</text:p>
          </table:table-cell>
          <table:table-cell table:formula="of:=[.D49]/3400000000" office:value-type="float" office:value="0.00580603223529412" calcext:value-type="float">
            <text:p>0.0058060322</text:p>
          </table:table-cell>
          <table:table-cell table:number-columns-repeated="2"/>
          <table:table-cell office:value-type="float" office:value="14863426.4" calcext:value-type="float">
            <text:p>14863426.4</text:p>
          </table:table-cell>
          <table:table-cell office:value-type="float" office:value="18322873.6" calcext:value-type="float">
            <text:p>18322873.6</text:p>
          </table:table-cell>
          <table:table-cell office:value-type="float" office:value="19566133.9" calcext:value-type="float">
            <text:p>19566133.9</text:p>
          </table:table-cell>
          <table:table-cell/>
          <table:table-cell table:formula="of:=[.K49]/3400000000" office:value-type="float" office:value="0.004371596" calcext:value-type="float">
            <text:p>0.004371596</text:p>
          </table:table-cell>
          <table:table-cell table:formula="of:=[.L49]/3400000000" office:value-type="float" office:value="0.00538908047058824" calcext:value-type="float">
            <text:p>0.0053890805</text:p>
          </table:table-cell>
          <table:table-cell table:formula="of:=[.M49]/3400000000" office:value-type="float" office:value="0.00575474526470588" calcext:value-type="float">
            <text:p>0.0057547453</text:p>
          </table:table-cell>
          <table:table-cell table:number-columns-repeated="2"/>
          <table:table-cell table:formula="of:=[.B49]/[.A49]" office:value-type="float" office:value="0.590561437606811" calcext:value-type="float">
            <text:p>0.5905614376</text:p>
          </table:table-cell>
          <table:table-cell table:formula="of:=[.C49]/[.A49]" office:value-type="float" office:value="0.688478795687358" calcext:value-type="float">
            <text:p>0.6884787957</text:p>
          </table:table-cell>
          <table:table-cell table:formula="of:=[.D49]/[.A49]" office:value-type="float" office:value="0.784417374928792" calcext:value-type="float">
            <text:p>0.7844173749</text:p>
          </table:table-cell>
          <table:table-cell/>
          <table:table-cell table:formula="of:=[.K49]/[.A49]" office:value-type="float" office:value="0.590619500478109" calcext:value-type="float">
            <text:p>0.5906195005</text:p>
          </table:table-cell>
          <table:table-cell table:formula="of:=[.L49]/[.A49]" office:value-type="float" office:value="0.728085581461589" calcext:value-type="float">
            <text:p>0.7280855815</text:p>
          </table:table-cell>
          <table:table-cell table:formula="of:=[.M49]/[.A49]" office:value-type="float" office:value="0.777488307158152" calcext:value-type="float">
            <text:p>0.7774883072</text:p>
          </table:table-cell>
        </table:table-row>
        <table:table-row table:style-name="ro2">
          <table:table-cell table:formula="of:=[.A49]+524288" office:value-type="float" office:value="25690112" calcext:value-type="float">
            <text:p>25690112</text:p>
          </table:table-cell>
          <table:table-cell office:value-type="float" office:value="15677932.1" calcext:value-type="float">
            <text:p>15677932.1</text:p>
          </table:table-cell>
          <table:table-cell office:value-type="float" office:value="17849585.1" calcext:value-type="float">
            <text:p>17849585.1</text:p>
          </table:table-cell>
          <table:table-cell office:value-type="float" office:value="20122304.5" calcext:value-type="float">
            <text:p>20122304.5</text:p>
          </table:table-cell>
          <table:table-cell/>
          <table:table-cell table:formula="of:=[.B50]/3400000000" office:value-type="float" office:value="0.0046111565" calcext:value-type="float">
            <text:p>0.0046111565</text:p>
          </table:table-cell>
          <table:table-cell table:formula="of:=[.C50]/3400000000" office:value-type="float" office:value="0.00524987797058824" calcext:value-type="float">
            <text:p>0.005249878</text:p>
          </table:table-cell>
          <table:table-cell table:formula="of:=[.D50]/3400000000" office:value-type="float" office:value="0.00591832485294118" calcext:value-type="float">
            <text:p>0.0059183249</text:p>
          </table:table-cell>
          <table:table-cell table:number-columns-repeated="2"/>
          <table:table-cell office:value-type="float" office:value="15709641.6" calcext:value-type="float">
            <text:p>15709641.6</text:p>
          </table:table-cell>
          <table:table-cell office:value-type="float" office:value="18307485.9" calcext:value-type="float">
            <text:p>18307485.9</text:p>
          </table:table-cell>
          <table:table-cell office:value-type="float" office:value="20593149.6" calcext:value-type="float">
            <text:p>20593149.6</text:p>
          </table:table-cell>
          <table:table-cell/>
          <table:table-cell table:formula="of:=[.K50]/3400000000" office:value-type="float" office:value="0.00462048282352941" calcext:value-type="float">
            <text:p>0.0046204828</text:p>
          </table:table-cell>
          <table:table-cell table:formula="of:=[.L50]/3400000000" office:value-type="float" office:value="0.00538455467647059" calcext:value-type="float">
            <text:p>0.0053845547</text:p>
          </table:table-cell>
          <table:table-cell table:formula="of:=[.M50]/3400000000" office:value-type="float" office:value="0.00605680870588235" calcext:value-type="float">
            <text:p>0.0060568087</text:p>
          </table:table-cell>
          <table:table-cell table:number-columns-repeated="2"/>
          <table:table-cell table:formula="of:=[.B50]/[.A50]" office:value-type="float" office:value="0.610271068495147" calcext:value-type="float">
            <text:p>0.6102710685</text:p>
          </table:table-cell>
          <table:table-cell table:formula="of:=[.C50]/[.A50]" office:value-type="float" office:value="0.694803708913375" calcext:value-type="float">
            <text:p>0.6948037089</text:p>
          </table:table-cell>
          <table:table-cell table:formula="of:=[.D50]/[.A50]" office:value-type="float" office:value="0.78327040769616" calcext:value-type="float">
            <text:p>0.7832704077</text:p>
          </table:table-cell>
          <table:table-cell/>
          <table:table-cell table:formula="of:=[.K50]/[.A50]" office:value-type="float" office:value="0.611505376076212" calcext:value-type="float">
            <text:p>0.6115053761</text:p>
          </table:table-cell>
          <table:table-cell table:formula="of:=[.L50]/[.A50]" office:value-type="float" office:value="0.712627718399982" calcext:value-type="float">
            <text:p>0.7126277184</text:p>
          </table:table-cell>
          <table:table-cell table:formula="of:=[.M50]/[.A50]" office:value-type="float" office:value="0.801598280303332" calcext:value-type="float">
            <text:p>0.8015982803</text:p>
          </table:table-cell>
        </table:table-row>
        <table:table-row table:style-name="ro2">
          <table:table-cell table:formula="of:=[.A50]+524288" office:value-type="float" office:value="26214400" calcext:value-type="float">
            <text:p>26214400</text:p>
          </table:table-cell>
          <table:table-cell office:value-type="float" office:value="16062160.7" calcext:value-type="float">
            <text:p>16062160.7</text:p>
          </table:table-cell>
          <table:table-cell office:value-type="float" office:value="17941947.2" calcext:value-type="float">
            <text:p>17941947.2</text:p>
          </table:table-cell>
          <table:table-cell office:value-type="float" office:value="20527602.2" calcext:value-type="float">
            <text:p>20527602.2</text:p>
          </table:table-cell>
          <table:table-cell/>
          <table:table-cell table:formula="of:=[.B51]/3400000000" office:value-type="float" office:value="0.00472416491176471" calcext:value-type="float">
            <text:p>0.0047241649</text:p>
          </table:table-cell>
          <table:table-cell table:formula="of:=[.C51]/3400000000" office:value-type="float" office:value="0.00527704329411765" calcext:value-type="float">
            <text:p>0.0052770433</text:p>
          </table:table-cell>
          <table:table-cell table:formula="of:=[.D51]/3400000000" office:value-type="float" office:value="0.00603753005882353" calcext:value-type="float">
            <text:p>0.0060375301</text:p>
          </table:table-cell>
          <table:table-cell table:number-columns-repeated="2"/>
          <table:table-cell office:value-type="float" office:value="16097644.4" calcext:value-type="float">
            <text:p>16097644.4</text:p>
          </table:table-cell>
          <table:table-cell office:value-type="float" office:value="17922982.8" calcext:value-type="float">
            <text:p>17922982.8</text:p>
          </table:table-cell>
          <table:table-cell office:value-type="float" office:value="20814774.7" calcext:value-type="float">
            <text:p>20814774.7</text:p>
          </table:table-cell>
          <table:table-cell/>
          <table:table-cell table:formula="of:=[.K51]/3400000000" office:value-type="float" office:value="0.00473460129411765" calcext:value-type="float">
            <text:p>0.0047346013</text:p>
          </table:table-cell>
          <table:table-cell table:formula="of:=[.L51]/3400000000" office:value-type="float" office:value="0.00527146552941176" calcext:value-type="float">
            <text:p>0.0052714655</text:p>
          </table:table-cell>
          <table:table-cell table:formula="of:=[.M51]/3400000000" office:value-type="float" office:value="0.00612199255882353" calcext:value-type="float">
            <text:p>0.0061219926</text:p>
          </table:table-cell>
          <table:table-cell table:number-columns-repeated="2"/>
          <table:table-cell table:formula="of:=[.B51]/[.A51]" office:value-type="float" office:value="0.612722805023193" calcext:value-type="float">
            <text:p>0.612722805</text:p>
          </table:table-cell>
          <table:table-cell table:formula="of:=[.C51]/[.A51]" office:value-type="float" office:value="0.684430969238281" calcext:value-type="float">
            <text:p>0.6844309692</text:p>
          </table:table-cell>
          <table:table-cell table:formula="of:=[.D51]/[.A51]" office:value-type="float" office:value="0.783065879821777" calcext:value-type="float">
            <text:p>0.7830658798</text:p>
          </table:table-cell>
          <table:table-cell/>
          <table:table-cell table:formula="of:=[.K51]/[.A51]" office:value-type="float" office:value="0.614076400756836" calcext:value-type="float">
            <text:p>0.6140764008</text:p>
          </table:table-cell>
          <table:table-cell table:formula="of:=[.L51]/[.A51]" office:value-type="float" office:value="0.683707534790039" calcext:value-type="float">
            <text:p>0.6837075348</text:p>
          </table:table-cell>
          <table:table-cell table:formula="of:=[.M51]/[.A51]" office:value-type="float" office:value="0.794020641326904" calcext:value-type="float">
            <text:p>0.7940206413</text:p>
          </table:table-cell>
        </table:table-row>
        <table:table-row table:style-name="ro2">
          <table:table-cell table:formula="of:=[.A51]+524288" office:value-type="float" office:value="26738688" calcext:value-type="float">
            <text:p>26738688</text:p>
          </table:table-cell>
          <table:table-cell office:value-type="float" office:value="16138565.8" calcext:value-type="float">
            <text:p>16138565.8</text:p>
          </table:table-cell>
          <table:table-cell office:value-type="float" office:value="18184291.7" calcext:value-type="float">
            <text:p>18184291.7</text:p>
          </table:table-cell>
          <table:table-cell office:value-type="float" office:value="20621990.7" calcext:value-type="float">
            <text:p>20621990.7</text:p>
          </table:table-cell>
          <table:table-cell/>
          <table:table-cell table:formula="of:=[.B52]/3400000000" office:value-type="float" office:value="0.004746637" calcext:value-type="float">
            <text:p>0.004746637</text:p>
          </table:table-cell>
          <table:table-cell table:formula="of:=[.C52]/3400000000" office:value-type="float" office:value="0.00534832108823529" calcext:value-type="float">
            <text:p>0.0053483211</text:p>
          </table:table-cell>
          <table:table-cell table:formula="of:=[.D52]/3400000000" office:value-type="float" office:value="0.00606529138235294" calcext:value-type="float">
            <text:p>0.0060652914</text:p>
          </table:table-cell>
          <table:table-cell table:number-columns-repeated="2"/>
          <table:table-cell office:value-type="float" office:value="15872881.8" calcext:value-type="float">
            <text:p>15872881.8</text:p>
          </table:table-cell>
          <table:table-cell office:value-type="float" office:value="19076834" calcext:value-type="float">
            <text:p>19076834</text:p>
          </table:table-cell>
          <table:table-cell office:value-type="float" office:value="20952208.7" calcext:value-type="float">
            <text:p>20952208.7</text:p>
          </table:table-cell>
          <table:table-cell/>
          <table:table-cell table:formula="of:=[.K52]/3400000000" office:value-type="float" office:value="0.00466849464705882" calcext:value-type="float">
            <text:p>0.0046684946</text:p>
          </table:table-cell>
          <table:table-cell table:formula="of:=[.L52]/3400000000" office:value-type="float" office:value="0.00561083352941176" calcext:value-type="float">
            <text:p>0.0056108335</text:p>
          </table:table-cell>
          <table:table-cell table:formula="of:=[.M52]/3400000000" office:value-type="float" office:value="0.00616241432352941" calcext:value-type="float">
            <text:p>0.0061624143</text:p>
          </table:table-cell>
          <table:table-cell table:number-columns-repeated="2"/>
          <table:table-cell table:formula="of:=[.B52]/[.A52]" office:value-type="float" office:value="0.603566106160482" calcext:value-type="float">
            <text:p>0.6035661062</text:p>
          </table:table-cell>
          <table:table-cell table:formula="of:=[.C52]/[.A52]" office:value-type="float" office:value="0.680074194365857" calcext:value-type="float">
            <text:p>0.6800741944</text:p>
          </table:table-cell>
          <table:table-cell table:formula="of:=[.D52]/[.A52]" office:value-type="float" office:value="0.771241681716021" calcext:value-type="float">
            <text:p>0.7712416817</text:p>
          </table:table-cell>
          <table:table-cell/>
          <table:table-cell table:formula="of:=[.K52]/[.A52]" office:value-type="float" office:value="0.593629792157341" calcext:value-type="float">
            <text:p>0.5936297922</text:p>
          </table:table-cell>
          <table:table-cell table:formula="of:=[.L52]/[.A52]" office:value-type="float" office:value="0.713454377417471" calcext:value-type="float">
            <text:p>0.7134543774</text:p>
          </table:table-cell>
          <table:table-cell table:formula="of:=[.M52]/[.A52]" office:value-type="float" office:value="0.783591502320533" calcext:value-type="float">
            <text:p>0.7835915023</text:p>
          </table:table-cell>
        </table:table-row>
        <table:table-row table:style-name="ro2">
          <table:table-cell table:formula="of:=[.A52]+524288" office:value-type="float" office:value="27262976" calcext:value-type="float">
            <text:p>27262976</text:p>
          </table:table-cell>
          <table:table-cell office:value-type="float" office:value="17054421" calcext:value-type="float">
            <text:p>17054421</text:p>
          </table:table-cell>
          <table:table-cell office:value-type="float" office:value="19032860.2" calcext:value-type="float">
            <text:p>19032860.2</text:p>
          </table:table-cell>
          <table:table-cell office:value-type="float" office:value="21021218.3" calcext:value-type="float">
            <text:p>21021218.3</text:p>
          </table:table-cell>
          <table:table-cell/>
          <table:table-cell table:formula="of:=[.B53]/3400000000" office:value-type="float" office:value="0.00501600617647059" calcext:value-type="float">
            <text:p>0.0050160062</text:p>
          </table:table-cell>
          <table:table-cell table:formula="of:=[.C53]/3400000000" office:value-type="float" office:value="0.00559790005882353" calcext:value-type="float">
            <text:p>0.0055979001</text:p>
          </table:table-cell>
          <table:table-cell table:formula="of:=[.D53]/3400000000" office:value-type="float" office:value="0.00618271126470588" calcext:value-type="float">
            <text:p>0.0061827113</text:p>
          </table:table-cell>
          <table:table-cell table:number-columns-repeated="2"/>
          <table:table-cell office:value-type="float" office:value="16232062" calcext:value-type="float">
            <text:p>16232062</text:p>
          </table:table-cell>
          <table:table-cell office:value-type="float" office:value="18752289.3" calcext:value-type="float">
            <text:p>18752289.3</text:p>
          </table:table-cell>
          <table:table-cell office:value-type="float" office:value="21202005.6" calcext:value-type="float">
            <text:p>21202005.6</text:p>
          </table:table-cell>
          <table:table-cell/>
          <table:table-cell table:formula="of:=[.K53]/3400000000" office:value-type="float" office:value="0.00477413588235294" calcext:value-type="float">
            <text:p>0.0047741359</text:p>
          </table:table-cell>
          <table:table-cell table:formula="of:=[.L53]/3400000000" office:value-type="float" office:value="0.00551537920588235" calcext:value-type="float">
            <text:p>0.0055153792</text:p>
          </table:table-cell>
          <table:table-cell table:formula="of:=[.M53]/3400000000" office:value-type="float" office:value="0.006235884" calcext:value-type="float">
            <text:p>0.006235884</text:p>
          </table:table-cell>
          <table:table-cell table:number-columns-repeated="2"/>
          <table:table-cell table:formula="of:=[.B53]/[.A53]" office:value-type="float" office:value="0.625552434187669" calcext:value-type="float">
            <text:p>0.6255524342</text:p>
          </table:table-cell>
          <table:table-cell table:formula="of:=[.C53]/[.A53]" office:value-type="float" office:value="0.698121151557335" calcext:value-type="float">
            <text:p>0.6981211516</text:p>
          </table:table-cell>
          <table:table-cell table:formula="of:=[.D53]/[.A53]" office:value-type="float" office:value="0.771053692010733" calcext:value-type="float">
            <text:p>0.771053692</text:p>
          </table:table-cell>
          <table:table-cell/>
          <table:table-cell table:formula="of:=[.K53]/[.A53]" office:value-type="float" office:value="0.595388485835149" calcext:value-type="float">
            <text:p>0.5953884858</text:p>
          </table:table-cell>
          <table:table-cell table:formula="of:=[.L53]/[.A53]" office:value-type="float" office:value="0.687829872278067" calcext:value-type="float">
            <text:p>0.6878298723</text:p>
          </table:table-cell>
          <table:table-cell table:formula="of:=[.M53]/[.A53]" office:value-type="float" office:value="0.777684930654672" calcext:value-type="float">
            <text:p>0.7776849307</text:p>
          </table:table-cell>
        </table:table-row>
        <table:table-row table:style-name="ro2">
          <table:table-cell table:formula="of:=[.A53]+524288" office:value-type="float" office:value="27787264" calcext:value-type="float">
            <text:p>27787264</text:p>
          </table:table-cell>
          <table:table-cell office:value-type="float" office:value="16162265.9" calcext:value-type="float">
            <text:p>16162265.9</text:p>
          </table:table-cell>
          <table:table-cell office:value-type="float" office:value="19402936.7" calcext:value-type="float">
            <text:p>19402936.7</text:p>
          </table:table-cell>
          <table:table-cell office:value-type="float" office:value="22403142.5" calcext:value-type="float">
            <text:p>22403142.5</text:p>
          </table:table-cell>
          <table:table-cell/>
          <table:table-cell table:formula="of:=[.B54]/3400000000" office:value-type="float" office:value="0.00475360761764706" calcext:value-type="float">
            <text:p>0.0047536076</text:p>
          </table:table-cell>
          <table:table-cell table:formula="of:=[.C54]/3400000000" office:value-type="float" office:value="0.00570674608823529" calcext:value-type="float">
            <text:p>0.0057067461</text:p>
          </table:table-cell>
          <table:table-cell table:formula="of:=[.D54]/3400000000" office:value-type="float" office:value="0.00658915955882353" calcext:value-type="float">
            <text:p>0.0065891596</text:p>
          </table:table-cell>
          <table:table-cell table:number-columns-repeated="2"/>
          <table:table-cell office:value-type="float" office:value="16395742.7" calcext:value-type="float">
            <text:p>16395742.7</text:p>
          </table:table-cell>
          <table:table-cell office:value-type="float" office:value="19088440.3" calcext:value-type="float">
            <text:p>19088440.3</text:p>
          </table:table-cell>
          <table:table-cell office:value-type="float" office:value="21896170.3" calcext:value-type="float">
            <text:p>21896170.3</text:p>
          </table:table-cell>
          <table:table-cell/>
          <table:table-cell table:formula="of:=[.K54]/3400000000" office:value-type="float" office:value="0.00482227726470588" calcext:value-type="float">
            <text:p>0.0048222773</text:p>
          </table:table-cell>
          <table:table-cell table:formula="of:=[.L54]/3400000000" office:value-type="float" office:value="0.00561424714705882" calcext:value-type="float">
            <text:p>0.0056142471</text:p>
          </table:table-cell>
          <table:table-cell table:formula="of:=[.M54]/3400000000" office:value-type="float" office:value="0.00644005008823529" calcext:value-type="float">
            <text:p>0.0064400501</text:p>
          </table:table-cell>
          <table:table-cell table:number-columns-repeated="2"/>
          <table:table-cell table:formula="of:=[.B54]/[.A54]" office:value-type="float" office:value="0.581642939009756" calcext:value-type="float">
            <text:p>0.581642939</text:p>
          </table:table-cell>
          <table:table-cell table:formula="of:=[.C54]/[.A54]" office:value-type="float" office:value="0.698267260137594" calcext:value-type="float">
            <text:p>0.6982672601</text:p>
          </table:table-cell>
          <table:table-cell table:formula="of:=[.D54]/[.A54]" office:value-type="float" office:value="0.806237796567521" calcext:value-type="float">
            <text:p>0.8062377966</text:p>
          </table:table-cell>
          <table:table-cell/>
          <table:table-cell table:formula="of:=[.K54]/[.A54]" office:value-type="float" office:value="0.590045234392274" calcext:value-type="float">
            <text:p>0.5900452344</text:p>
          </table:table-cell>
          <table:table-cell table:formula="of:=[.L54]/[.A54]" office:value-type="float" office:value="0.686949254881661" calcext:value-type="float">
            <text:p>0.6869492549</text:p>
          </table:table-cell>
          <table:table-cell table:formula="of:=[.M54]/[.A54]" office:value-type="float" office:value="0.787993028028956" calcext:value-type="float">
            <text:p>0.787993028</text:p>
          </table:table-cell>
        </table:table-row>
        <table:table-row table:style-name="ro2">
          <table:table-cell table:formula="of:=[.A54]+524288" office:value-type="float" office:value="28311552" calcext:value-type="float">
            <text:p>28311552</text:p>
          </table:table-cell>
          <table:table-cell office:value-type="float" office:value="16520814.2" calcext:value-type="float">
            <text:p>16520814.2</text:p>
          </table:table-cell>
          <table:table-cell office:value-type="float" office:value="19616144.4" calcext:value-type="float">
            <text:p>19616144.4</text:p>
          </table:table-cell>
          <table:table-cell office:value-type="float" office:value="21961968.8" calcext:value-type="float">
            <text:p>21961968.8</text:p>
          </table:table-cell>
          <table:table-cell/>
          <table:table-cell table:formula="of:=[.B55]/3400000000" office:value-type="float" office:value="0.004859063" calcext:value-type="float">
            <text:p>0.004859063</text:p>
          </table:table-cell>
          <table:table-cell table:formula="of:=[.C55]/3400000000" office:value-type="float" office:value="0.00576945423529412" calcext:value-type="float">
            <text:p>0.0057694542</text:p>
          </table:table-cell>
          <table:table-cell table:formula="of:=[.D55]/3400000000" office:value-type="float" office:value="0.00645940258823529" calcext:value-type="float">
            <text:p>0.0064594026</text:p>
          </table:table-cell>
          <table:table-cell table:number-columns-repeated="2"/>
          <table:table-cell office:value-type="float" office:value="17356370.4" calcext:value-type="float">
            <text:p>17356370.4</text:p>
          </table:table-cell>
          <table:table-cell office:value-type="float" office:value="19730586.4" calcext:value-type="float">
            <text:p>19730586.4</text:p>
          </table:table-cell>
          <table:table-cell office:value-type="float" office:value="23170251.3" calcext:value-type="float">
            <text:p>23170251.3</text:p>
          </table:table-cell>
          <table:table-cell/>
          <table:table-cell table:formula="of:=[.K55]/3400000000" office:value-type="float" office:value="0.00510481482352941" calcext:value-type="float">
            <text:p>0.0051048148</text:p>
          </table:table-cell>
          <table:table-cell table:formula="of:=[.L55]/3400000000" office:value-type="float" office:value="0.00580311364705882" calcext:value-type="float">
            <text:p>0.0058031136</text:p>
          </table:table-cell>
          <table:table-cell table:formula="of:=[.M55]/3400000000" office:value-type="float" office:value="0.00681477979411765" calcext:value-type="float">
            <text:p>0.0068147798</text:p>
          </table:table-cell>
          <table:table-cell table:number-columns-repeated="2"/>
          <table:table-cell table:formula="of:=[.B55]/[.A55]" office:value-type="float" office:value="0.583536155135543" calcext:value-type="float">
            <text:p>0.5835361551</text:p>
          </table:table-cell>
          <table:table-cell table:formula="of:=[.C55]/[.A55]" office:value-type="float" office:value="0.692867151896159" calcext:value-type="float">
            <text:p>0.6928671519</text:p>
          </table:table-cell>
          <table:table-cell table:formula="of:=[.D55]/[.A55]" office:value-type="float" office:value="0.775724651195385" calcext:value-type="float">
            <text:p>0.7757246512</text:p>
          </table:table-cell>
          <table:table-cell/>
          <table:table-cell table:formula="of:=[.K55]/[.A55]" office:value-type="float" office:value="0.613049062093099" calcext:value-type="float">
            <text:p>0.6130490621</text:p>
          </table:table-cell>
          <table:table-cell table:formula="of:=[.L55]/[.A55]" office:value-type="float" office:value="0.696909388789424" calcext:value-type="float">
            <text:p>0.6969093888</text:p>
          </table:table-cell>
          <table:table-cell table:formula="of:=[.M55]/[.A55]" office:value-type="float" office:value="0.818402724795871" calcext:value-type="float">
            <text:p>0.8184027248</text:p>
          </table:table-cell>
        </table:table-row>
        <table:table-row table:style-name="ro2">
          <table:table-cell table:formula="of:=[.A55]+524288" office:value-type="float" office:value="28835840" calcext:value-type="float">
            <text:p>28835840</text:p>
          </table:table-cell>
          <table:table-cell office:value-type="float" office:value="17441622.3" calcext:value-type="float">
            <text:p>17441622.3</text:p>
          </table:table-cell>
          <table:table-cell office:value-type="float" office:value="20241703.9" calcext:value-type="float">
            <text:p>20241703.9</text:p>
          </table:table-cell>
          <table:table-cell office:value-type="float" office:value="22143570.2" calcext:value-type="float">
            <text:p>22143570.2</text:p>
          </table:table-cell>
          <table:table-cell/>
          <table:table-cell table:formula="of:=[.B56]/3400000000" office:value-type="float" office:value="0.00512988891176471" calcext:value-type="float">
            <text:p>0.0051298889</text:p>
          </table:table-cell>
          <table:table-cell table:formula="of:=[.C56]/3400000000" office:value-type="float" office:value="0.00595344232352941" calcext:value-type="float">
            <text:p>0.0059534423</text:p>
          </table:table-cell>
          <table:table-cell table:formula="of:=[.D56]/3400000000" office:value-type="float" office:value="0.00651281476470588" calcext:value-type="float">
            <text:p>0.0065128148</text:p>
          </table:table-cell>
          <table:table-cell table:number-columns-repeated="2"/>
          <table:table-cell office:value-type="float" office:value="17216750.1" calcext:value-type="float">
            <text:p>17216750.1</text:p>
          </table:table-cell>
          <table:table-cell office:value-type="float" office:value="19712358.6" calcext:value-type="float">
            <text:p>19712358.6</text:p>
          </table:table-cell>
          <table:table-cell office:value-type="float" office:value="22486542.8" calcext:value-type="float">
            <text:p>22486542.8</text:p>
          </table:table-cell>
          <table:table-cell/>
          <table:table-cell table:formula="of:=[.K56]/3400000000" office:value-type="float" office:value="0.00506375002941177" calcext:value-type="float">
            <text:p>0.00506375</text:p>
          </table:table-cell>
          <table:table-cell table:formula="of:=[.L56]/3400000000" office:value-type="float" office:value="0.00579775252941177" calcext:value-type="float">
            <text:p>0.0057977525</text:p>
          </table:table-cell>
          <table:table-cell table:formula="of:=[.M56]/3400000000" office:value-type="float" office:value="0.00661368905882353" calcext:value-type="float">
            <text:p>0.0066136891</text:p>
          </table:table-cell>
          <table:table-cell table:number-columns-repeated="2"/>
          <table:table-cell table:formula="of:=[.B56]/[.A56]" office:value-type="float" office:value="0.604859171780673" calcext:value-type="float">
            <text:p>0.6048591718</text:p>
          </table:table-cell>
          <table:table-cell table:formula="of:=[.C56]/[.A56]" office:value-type="float" office:value="0.701963386535645" calcext:value-type="float">
            <text:p>0.7019633865</text:p>
          </table:table-cell>
          <table:table-cell table:formula="of:=[.D56]/[.A56]" office:value-type="float" office:value="0.767918333573775" calcext:value-type="float">
            <text:p>0.7679183336</text:p>
          </table:table-cell>
          <table:table-cell/>
          <table:table-cell table:formula="of:=[.K56]/[.A56]" office:value-type="float" office:value="0.597060813903809" calcext:value-type="float">
            <text:p>0.5970608139</text:p>
          </table:table-cell>
          <table:table-cell table:formula="of:=[.L56]/[.A56]" office:value-type="float" office:value="0.683606185913086" calcext:value-type="float">
            <text:p>0.6836061859</text:p>
          </table:table-cell>
          <table:table-cell table:formula="of:=[.M56]/[.A56]" office:value-type="float" office:value="0.779812303022905" calcext:value-type="float">
            <text:p>0.779812303</text:p>
          </table:table-cell>
        </table:table-row>
        <table:table-row table:style-name="ro2">
          <table:table-cell table:formula="of:=[.A56]+524288" office:value-type="float" office:value="29360128" calcext:value-type="float">
            <text:p>29360128</text:p>
          </table:table-cell>
          <table:table-cell office:value-type="float" office:value="18354645" calcext:value-type="float">
            <text:p>18354645</text:p>
          </table:table-cell>
          <table:table-cell office:value-type="float" office:value="20689384.9" calcext:value-type="float">
            <text:p>20689384.9</text:p>
          </table:table-cell>
          <table:table-cell office:value-type="float" office:value="22743462.3" calcext:value-type="float">
            <text:p>22743462.3</text:p>
          </table:table-cell>
          <table:table-cell/>
          <table:table-cell table:formula="of:=[.B57]/3400000000" office:value-type="float" office:value="0.005398425" calcext:value-type="float">
            <text:p>0.005398425</text:p>
          </table:table-cell>
          <table:table-cell table:formula="of:=[.C57]/3400000000" office:value-type="float" office:value="0.00608511320588235" calcext:value-type="float">
            <text:p>0.0060851132</text:p>
          </table:table-cell>
          <table:table-cell table:formula="of:=[.D57]/3400000000" office:value-type="float" office:value="0.00668925361764706" calcext:value-type="float">
            <text:p>0.0066892536</text:p>
          </table:table-cell>
          <table:table-cell table:number-columns-repeated="2"/>
          <table:table-cell office:value-type="float" office:value="18312508.5" calcext:value-type="float">
            <text:p>18312508.5</text:p>
          </table:table-cell>
          <table:table-cell office:value-type="float" office:value="20482736" calcext:value-type="float">
            <text:p>20482736</text:p>
          </table:table-cell>
          <table:table-cell office:value-type="float" office:value="22972209.3" calcext:value-type="float">
            <text:p>22972209.3</text:p>
          </table:table-cell>
          <table:table-cell/>
          <table:table-cell table:formula="of:=[.K57]/3400000000" office:value-type="float" office:value="0.00538603191176471" calcext:value-type="float">
            <text:p>0.0053860319</text:p>
          </table:table-cell>
          <table:table-cell table:formula="of:=[.L57]/3400000000" office:value-type="float" office:value="0.00602433411764706" calcext:value-type="float">
            <text:p>0.0060243341</text:p>
          </table:table-cell>
          <table:table-cell table:formula="of:=[.M57]/3400000000" office:value-type="float" office:value="0.00675653214705882" calcext:value-type="float">
            <text:p>0.0067565321</text:p>
          </table:table-cell>
          <table:table-cell table:number-columns-repeated="2"/>
          <table:table-cell table:formula="of:=[.B57]/[.A57]" office:value-type="float" office:value="0.625155482973371" calcext:value-type="float">
            <text:p>0.625155483</text:p>
          </table:table-cell>
          <table:table-cell table:formula="of:=[.C57]/[.A57]" office:value-type="float" office:value="0.704676250049046" calcext:value-type="float">
            <text:p>0.70467625</text:p>
          </table:table-cell>
          <table:table-cell table:formula="of:=[.D57]/[.A57]" office:value-type="float" office:value="0.774637709345136" calcext:value-type="float">
            <text:p>0.7746377093</text:p>
          </table:table-cell>
          <table:table-cell/>
          <table:table-cell table:formula="of:=[.K57]/[.A57]" office:value-type="float" office:value="0.623720322336469" calcext:value-type="float">
            <text:p>0.6237203223</text:p>
          </table:table-cell>
          <table:table-cell table:formula="of:=[.L57]/[.A57]" office:value-type="float" office:value="0.697637830461775" calcext:value-type="float">
            <text:p>0.6976378305</text:p>
          </table:table-cell>
          <table:table-cell table:formula="of:=[.M57]/[.A57]" office:value-type="float" office:value="0.782428785732814" calcext:value-type="float">
            <text:p>0.7824287857</text:p>
          </table:table-cell>
        </table:table-row>
        <table:table-row table:style-name="ro2">
          <table:table-cell table:formula="of:=[.A57]+524288" office:value-type="float" office:value="29884416" calcext:value-type="float">
            <text:p>29884416</text:p>
          </table:table-cell>
          <table:table-cell office:value-type="float" office:value="18557343" calcext:value-type="float">
            <text:p>18557343</text:p>
          </table:table-cell>
          <table:table-cell office:value-type="float" office:value="20746511.9" calcext:value-type="float">
            <text:p>20746511.9</text:p>
          </table:table-cell>
          <table:table-cell office:value-type="float" office:value="23299990.3" calcext:value-type="float">
            <text:p>23299990.3</text:p>
          </table:table-cell>
          <table:table-cell/>
          <table:table-cell table:formula="of:=[.B58]/3400000000" office:value-type="float" office:value="0.00545804205882353" calcext:value-type="float">
            <text:p>0.0054580421</text:p>
          </table:table-cell>
          <table:table-cell table:formula="of:=[.C58]/3400000000" office:value-type="float" office:value="0.00610191526470588" calcext:value-type="float">
            <text:p>0.0061019153</text:p>
          </table:table-cell>
          <table:table-cell table:formula="of:=[.D58]/3400000000" office:value-type="float" office:value="0.00685293832352941" calcext:value-type="float">
            <text:p>0.0068529383</text:p>
          </table:table-cell>
          <table:table-cell table:number-columns-repeated="2"/>
          <table:table-cell office:value-type="float" office:value="17829096.8" calcext:value-type="float">
            <text:p>17829096.8</text:p>
          </table:table-cell>
          <table:table-cell office:value-type="float" office:value="20522537.1" calcext:value-type="float">
            <text:p>20522537.1</text:p>
          </table:table-cell>
          <table:table-cell office:value-type="float" office:value="23056004.4" calcext:value-type="float">
            <text:p>23056004.4</text:p>
          </table:table-cell>
          <table:table-cell/>
          <table:table-cell table:formula="of:=[.K58]/3400000000" office:value-type="float" office:value="0.005243852" calcext:value-type="float">
            <text:p>0.005243852</text:p>
          </table:table-cell>
          <table:table-cell table:formula="of:=[.L58]/3400000000" office:value-type="float" office:value="0.00603604032352941" calcext:value-type="float">
            <text:p>0.0060360403</text:p>
          </table:table-cell>
          <table:table-cell table:formula="of:=[.M58]/3400000000" office:value-type="float" office:value="0.00678117776470588" calcext:value-type="float">
            <text:p>0.0067811778</text:p>
          </table:table-cell>
          <table:table-cell table:number-columns-repeated="2"/>
          <table:table-cell table:formula="of:=[.B58]/[.A58]" office:value-type="float" office:value="0.620970575433028" calcext:value-type="float">
            <text:p>0.6209705754</text:p>
          </table:table-cell>
          <table:table-cell table:formula="of:=[.C58]/[.A58]" office:value-type="float" office:value="0.694225107159531" calcext:value-type="float">
            <text:p>0.6942251072</text:p>
          </table:table-cell>
          <table:table-cell table:formula="of:=[.D58]/[.A58]" office:value-type="float" office:value="0.779670256899114" calcext:value-type="float">
            <text:p>0.7796702569</text:p>
          </table:table-cell>
          <table:table-cell/>
          <table:table-cell table:formula="of:=[.K58]/[.A58]" office:value-type="float" office:value="0.59660181413617" calcext:value-type="float">
            <text:p>0.5966018141</text:p>
          </table:table-cell>
          <table:table-cell table:formula="of:=[.L58]/[.A58]" office:value-type="float" office:value="0.686730404904014" calcext:value-type="float">
            <text:p>0.6867304049</text:p>
          </table:table-cell>
          <table:table-cell table:formula="of:=[.M58]/[.A58]" office:value-type="float" office:value="0.771505938078228" calcext:value-type="float">
            <text:p>0.7715059381</text:p>
          </table:table-cell>
        </table:table-row>
        <table:table-row table:style-name="ro2">
          <table:table-cell table:formula="of:=[.A58]+524288" office:value-type="float" office:value="30408704" calcext:value-type="float">
            <text:p>30408704</text:p>
          </table:table-cell>
          <table:table-cell office:value-type="float" office:value="18461184.7" calcext:value-type="float">
            <text:p>18461184.7</text:p>
          </table:table-cell>
          <table:table-cell office:value-type="float" office:value="21162604.9" calcext:value-type="float">
            <text:p>21162604.9</text:p>
          </table:table-cell>
          <table:table-cell office:value-type="float" office:value="23692915.8" calcext:value-type="float">
            <text:p>23692915.8</text:p>
          </table:table-cell>
          <table:table-cell/>
          <table:table-cell table:formula="of:=[.B59]/3400000000" office:value-type="float" office:value="0.00542976020588235" calcext:value-type="float">
            <text:p>0.0054297602</text:p>
          </table:table-cell>
          <table:table-cell table:formula="of:=[.C59]/3400000000" office:value-type="float" office:value="0.00622429555882353" calcext:value-type="float">
            <text:p>0.0062242956</text:p>
          </table:table-cell>
          <table:table-cell table:formula="of:=[.D59]/3400000000" office:value-type="float" office:value="0.00696850464705882" calcext:value-type="float">
            <text:p>0.0069685046</text:p>
          </table:table-cell>
          <table:table-cell table:number-columns-repeated="2"/>
          <table:table-cell office:value-type="float" office:value="17789950.4" calcext:value-type="float">
            <text:p>17789950.4</text:p>
          </table:table-cell>
          <table:table-cell office:value-type="float" office:value="21048317" calcext:value-type="float">
            <text:p>21048317</text:p>
          </table:table-cell>
          <table:table-cell office:value-type="float" office:value="23621810.4" calcext:value-type="float">
            <text:p>23621810.4</text:p>
          </table:table-cell>
          <table:table-cell/>
          <table:table-cell table:formula="of:=[.K59]/3400000000" office:value-type="float" office:value="0.00523233835294118" calcext:value-type="float">
            <text:p>0.0052323384</text:p>
          </table:table-cell>
          <table:table-cell table:formula="of:=[.L59]/3400000000" office:value-type="float" office:value="0.00619068147058824" calcext:value-type="float">
            <text:p>0.0061906815</text:p>
          </table:table-cell>
          <table:table-cell table:formula="of:=[.M59]/3400000000" office:value-type="float" office:value="0.00694759129411765" calcext:value-type="float">
            <text:p>0.0069475913</text:p>
          </table:table-cell>
          <table:table-cell table:number-columns-repeated="2"/>
          <table:table-cell table:formula="of:=[.B59]/[.A59]" office:value-type="float" office:value="0.607101989614552" calcext:value-type="float">
            <text:p>0.6071019896</text:p>
          </table:table-cell>
          <table:table-cell table:formula="of:=[.C59]/[.A59]" office:value-type="float" office:value="0.695939060737347" calcext:value-type="float">
            <text:p>0.6959390607</text:p>
          </table:table-cell>
          <table:table-cell table:formula="of:=[.D59]/[.A59]" office:value-type="float" office:value="0.779149147559857" calcext:value-type="float">
            <text:p>0.7791491476</text:p>
          </table:table-cell>
          <table:table-cell/>
          <table:table-cell table:formula="of:=[.K59]/[.A59]" office:value-type="float" office:value="0.585028234021417" calcext:value-type="float">
            <text:p>0.585028234</text:p>
          </table:table-cell>
          <table:table-cell table:formula="of:=[.L59]/[.A59]" office:value-type="float" office:value="0.692180666430243" calcext:value-type="float">
            <text:p>0.6921806664</text:p>
          </table:table-cell>
          <table:table-cell table:formula="of:=[.M59]/[.A59]" office:value-type="float" office:value="0.776810823637864" calcext:value-type="float">
            <text:p>0.7768108236</text:p>
          </table:table-cell>
        </table:table-row>
        <table:table-row table:style-name="ro2">
          <table:table-cell table:formula="of:=[.A59]+524288" office:value-type="float" office:value="30932992" calcext:value-type="float">
            <text:p>30932992</text:p>
          </table:table-cell>
          <table:table-cell office:value-type="float" office:value="18712877" calcext:value-type="float">
            <text:p>18712877</text:p>
          </table:table-cell>
          <table:table-cell office:value-type="float" office:value="21753181.1" calcext:value-type="float">
            <text:p>21753181.1</text:p>
          </table:table-cell>
          <table:table-cell office:value-type="float" office:value="24009136.2" calcext:value-type="float">
            <text:p>24009136.2</text:p>
          </table:table-cell>
          <table:table-cell/>
          <table:table-cell table:formula="of:=[.B60]/3400000000" office:value-type="float" office:value="0.00550378735294118" calcext:value-type="float">
            <text:p>0.0055037874</text:p>
          </table:table-cell>
          <table:table-cell table:formula="of:=[.C60]/3400000000" office:value-type="float" office:value="0.00639799444117647" calcext:value-type="float">
            <text:p>0.0063979944</text:p>
          </table:table-cell>
          <table:table-cell table:formula="of:=[.D60]/3400000000" office:value-type="float" office:value="0.00706151064705882" calcext:value-type="float">
            <text:p>0.0070615106</text:p>
          </table:table-cell>
          <table:table-cell table:number-columns-repeated="2"/>
          <table:table-cell office:value-type="float" office:value="20246133.5" calcext:value-type="float">
            <text:p>20246133.5</text:p>
          </table:table-cell>
          <table:table-cell office:value-type="float" office:value="22092055.7" calcext:value-type="float">
            <text:p>22092055.7</text:p>
          </table:table-cell>
          <table:table-cell office:value-type="float" office:value="24613078.3" calcext:value-type="float">
            <text:p>24613078.3</text:p>
          </table:table-cell>
          <table:table-cell/>
          <table:table-cell table:formula="of:=[.K60]/3400000000" office:value-type="float" office:value="0.00595474514705882" calcext:value-type="float">
            <text:p>0.0059547451</text:p>
          </table:table-cell>
          <table:table-cell table:formula="of:=[.L60]/3400000000" office:value-type="float" office:value="0.00649766344117647" calcext:value-type="float">
            <text:p>0.0064976634</text:p>
          </table:table-cell>
          <table:table-cell table:formula="of:=[.M60]/3400000000" office:value-type="float" office:value="0.00723914067647059" calcext:value-type="float">
            <text:p>0.0072391407</text:p>
          </table:table-cell>
          <table:table-cell table:number-columns-repeated="2"/>
          <table:table-cell table:formula="of:=[.B60]/[.A60]" office:value-type="float" office:value="0.604948819693872" calcext:value-type="float">
            <text:p>0.6049488197</text:p>
          </table:table-cell>
          <table:table-cell table:formula="of:=[.C60]/[.A60]" office:value-type="float" office:value="0.703235597125554" calcext:value-type="float">
            <text:p>0.7032355971</text:p>
          </table:table-cell>
          <table:table-cell table:formula="of:=[.D60]/[.A60]" office:value-type="float" office:value="0.776165984848798" calcext:value-type="float">
            <text:p>0.7761659848</text:p>
          </table:table-cell>
          <table:table-cell/>
          <table:table-cell table:formula="of:=[.K60]/[.A60]" office:value-type="float" office:value="0.65451584832143" calcext:value-type="float">
            <text:p>0.6545158483</text:p>
          </table:table-cell>
          <table:table-cell table:formula="of:=[.L60]/[.A60]" office:value-type="float" office:value="0.714190715854451" calcext:value-type="float">
            <text:p>0.7141907159</text:p>
          </table:table-cell>
          <table:table-cell table:formula="of:=[.M60]/[.A60]" office:value-type="float" office:value="0.795690190590034" calcext:value-type="float">
            <text:p>0.7956901906</text:p>
          </table:table-cell>
        </table:table-row>
        <table:table-row table:style-name="ro2">
          <table:table-cell table:formula="of:=[.A60]+524288" office:value-type="float" office:value="31457280" calcext:value-type="float">
            <text:p>31457280</text:p>
          </table:table-cell>
          <table:table-cell office:value-type="float" office:value="18459398" calcext:value-type="float">
            <text:p>18459398</text:p>
          </table:table-cell>
          <table:table-cell office:value-type="float" office:value="21938079.6" calcext:value-type="float">
            <text:p>21938079.6</text:p>
          </table:table-cell>
          <table:table-cell office:value-type="float" office:value="24199794.5" calcext:value-type="float">
            <text:p>24199794.5</text:p>
          </table:table-cell>
          <table:table-cell/>
          <table:table-cell table:formula="of:=[.B61]/3400000000" office:value-type="float" office:value="0.00542923470588235" calcext:value-type="float">
            <text:p>0.0054292347</text:p>
          </table:table-cell>
          <table:table-cell table:formula="of:=[.C61]/3400000000" office:value-type="float" office:value="0.00645237635294118" calcext:value-type="float">
            <text:p>0.0064523764</text:p>
          </table:table-cell>
          <table:table-cell table:formula="of:=[.D61]/3400000000" office:value-type="float" office:value="0.00711758661764706" calcext:value-type="float">
            <text:p>0.0071175866</text:p>
          </table:table-cell>
          <table:table-cell table:number-columns-repeated="2"/>
          <table:table-cell office:value-type="float" office:value="19185893" calcext:value-type="float">
            <text:p>19185893</text:p>
          </table:table-cell>
          <table:table-cell office:value-type="float" office:value="21866998.2" calcext:value-type="float">
            <text:p>21866998.2</text:p>
          </table:table-cell>
          <table:table-cell office:value-type="float" office:value="24596464.9" calcext:value-type="float">
            <text:p>24596464.9</text:p>
          </table:table-cell>
          <table:table-cell/>
          <table:table-cell table:formula="of:=[.K61]/3400000000" office:value-type="float" office:value="0.00564290970588235" calcext:value-type="float">
            <text:p>0.0056429097</text:p>
          </table:table-cell>
          <table:table-cell table:formula="of:=[.L61]/3400000000" office:value-type="float" office:value="0.00643147005882353" calcext:value-type="float">
            <text:p>0.0064314701</text:p>
          </table:table-cell>
          <table:table-cell table:formula="of:=[.M61]/3400000000" office:value-type="float" office:value="0.00723425438235294" calcext:value-type="float">
            <text:p>0.0072342544</text:p>
          </table:table-cell>
          <table:table-cell table:number-columns-repeated="2"/>
          <table:table-cell table:formula="of:=[.B61]/[.A61]" office:value-type="float" office:value="0.58680845896403" calcext:value-type="float">
            <text:p>0.586808459</text:p>
          </table:table-cell>
          <table:table-cell table:formula="of:=[.C61]/[.A61]" office:value-type="float" office:value="0.697392768859863" calcext:value-type="float">
            <text:p>0.6973927689</text:p>
          </table:table-cell>
          <table:table-cell table:formula="of:=[.D61]/[.A61]" office:value-type="float" office:value="0.769290749231974" calcext:value-type="float">
            <text:p>0.7692907492</text:p>
          </table:table-cell>
          <table:table-cell/>
          <table:table-cell table:formula="of:=[.K61]/[.A61]" office:value-type="float" office:value="0.609903113047282" calcext:value-type="float">
            <text:p>0.609903113</text:p>
          </table:table-cell>
          <table:table-cell table:formula="of:=[.L61]/[.A61]" office:value-type="float" office:value="0.695133152008057" calcext:value-type="float">
            <text:p>0.695133152</text:p>
          </table:table-cell>
          <table:table-cell table:formula="of:=[.M61]/[.A61]" office:value-type="float" office:value="0.781900561650594" calcext:value-type="float">
            <text:p>0.7819005617</text:p>
          </table:table-cell>
        </table:table-row>
        <table:table-row table:style-name="ro2">
          <table:table-cell table:formula="of:=[.A61]+524288" office:value-type="float" office:value="31981568" calcext:value-type="float">
            <text:p>31981568</text:p>
          </table:table-cell>
          <table:table-cell office:value-type="float" office:value="18590774.5" calcext:value-type="float">
            <text:p>18590774.5</text:p>
          </table:table-cell>
          <table:table-cell office:value-type="float" office:value="21950347.7" calcext:value-type="float">
            <text:p>21950347.7</text:p>
          </table:table-cell>
          <table:table-cell office:value-type="float" office:value="25117003.2" calcext:value-type="float">
            <text:p>25117003.2</text:p>
          </table:table-cell>
          <table:table-cell/>
          <table:table-cell table:formula="of:=[.B62]/3400000000" office:value-type="float" office:value="0.00546787485294118" calcext:value-type="float">
            <text:p>0.0054678749</text:p>
          </table:table-cell>
          <table:table-cell table:formula="of:=[.C62]/3400000000" office:value-type="float" office:value="0.00645598461764706" calcext:value-type="float">
            <text:p>0.0064559846</text:p>
          </table:table-cell>
          <table:table-cell table:formula="of:=[.D62]/3400000000" office:value-type="float" office:value="0.00738735388235294" calcext:value-type="float">
            <text:p>0.0073873539</text:p>
          </table:table-cell>
          <table:table-cell table:number-columns-repeated="2"/>
          <table:table-cell office:value-type="float" office:value="19525930.1" calcext:value-type="float">
            <text:p>19525930.1</text:p>
          </table:table-cell>
          <table:table-cell office:value-type="float" office:value="21899916" calcext:value-type="float">
            <text:p>21899916</text:p>
          </table:table-cell>
          <table:table-cell office:value-type="float" office:value="24850961.9" calcext:value-type="float">
            <text:p>24850961.9</text:p>
          </table:table-cell>
          <table:table-cell/>
          <table:table-cell table:formula="of:=[.K62]/3400000000" office:value-type="float" office:value="0.00574292061764706" calcext:value-type="float">
            <text:p>0.0057429206</text:p>
          </table:table-cell>
          <table:table-cell table:formula="of:=[.L62]/3400000000" office:value-type="float" office:value="0.00644115176470588" calcext:value-type="float">
            <text:p>0.0064411518</text:p>
          </table:table-cell>
          <table:table-cell table:formula="of:=[.M62]/3400000000" office:value-type="float" office:value="0.00730910644117647" calcext:value-type="float">
            <text:p>0.0073091064</text:p>
          </table:table-cell>
          <table:table-cell table:number-columns-repeated="2"/>
          <table:table-cell table:formula="of:=[.B62]/[.A62]" office:value-type="float" office:value="0.581296529926237" calcext:value-type="float">
            <text:p>0.5812965299</text:p>
          </table:table-cell>
          <table:table-cell table:formula="of:=[.C62]/[.A62]" office:value-type="float" office:value="0.686343699595967" calcext:value-type="float">
            <text:p>0.6863436996</text:p>
          </table:table-cell>
          <table:table-cell table:formula="of:=[.D62]/[.A62]" office:value-type="float" office:value="0.785358716620774" calcext:value-type="float">
            <text:p>0.7853587166</text:p>
          </table:table-cell>
          <table:table-cell/>
          <table:table-cell table:formula="of:=[.K62]/[.A62]" office:value-type="float" office:value="0.610536984928319" calcext:value-type="float">
            <text:p>0.6105369849</text:p>
          </table:table-cell>
          <table:table-cell table:formula="of:=[.L62]/[.A62]" office:value-type="float" office:value="0.68476680067719" calcext:value-type="float">
            <text:p>0.6847668007</text:p>
          </table:table-cell>
          <table:table-cell table:formula="of:=[.M62]/[.A62]" office:value-type="float" office:value="0.777040134492468" calcext:value-type="float">
            <text:p>0.7770401345</text:p>
          </table:table-cell>
        </table:table-row>
        <table:table-row table:style-name="ro2">
          <table:table-cell table:formula="of:=[.A62]+524288" office:value-type="float" office:value="32505856" calcext:value-type="float">
            <text:p>32505856</text:p>
          </table:table-cell>
          <table:table-cell office:value-type="float" office:value="19386762.8" calcext:value-type="float">
            <text:p>19386762.8</text:p>
          </table:table-cell>
          <table:table-cell office:value-type="float" office:value="22810195.7" calcext:value-type="float">
            <text:p>22810195.7</text:p>
          </table:table-cell>
          <table:table-cell office:value-type="float" office:value="25505141.1" calcext:value-type="float">
            <text:p>25505141.1</text:p>
          </table:table-cell>
          <table:table-cell/>
          <table:table-cell table:formula="of:=[.B63]/3400000000" office:value-type="float" office:value="0.00570198905882353" calcext:value-type="float">
            <text:p>0.0057019891</text:p>
          </table:table-cell>
          <table:table-cell table:formula="of:=[.C63]/3400000000" office:value-type="float" office:value="0.00670888108823529" calcext:value-type="float">
            <text:p>0.0067088811</text:p>
          </table:table-cell>
          <table:table-cell table:formula="of:=[.D63]/3400000000" office:value-type="float" office:value="0.00750151208823529" calcext:value-type="float">
            <text:p>0.0075015121</text:p>
          </table:table-cell>
          <table:table-cell table:number-columns-repeated="2"/>
          <table:table-cell office:value-type="float" office:value="20053172.5" calcext:value-type="float">
            <text:p>20053172.5</text:p>
          </table:table-cell>
          <table:table-cell office:value-type="float" office:value="22227856.5" calcext:value-type="float">
            <text:p>22227856.5</text:p>
          </table:table-cell>
          <table:table-cell office:value-type="float" office:value="25516450" calcext:value-type="float">
            <text:p>25516450</text:p>
          </table:table-cell>
          <table:table-cell/>
          <table:table-cell table:formula="of:=[.K63]/3400000000" office:value-type="float" office:value="0.00589799191176471" calcext:value-type="float">
            <text:p>0.0058979919</text:p>
          </table:table-cell>
          <table:table-cell table:formula="of:=[.L63]/3400000000" office:value-type="float" office:value="0.00653760485294118" calcext:value-type="float">
            <text:p>0.0065376049</text:p>
          </table:table-cell>
          <table:table-cell table:formula="of:=[.M63]/3400000000" office:value-type="float" office:value="0.00750483823529412" calcext:value-type="float">
            <text:p>0.0075048382</text:p>
          </table:table-cell>
          <table:table-cell table:number-columns-repeated="2"/>
          <table:table-cell table:formula="of:=[.B63]/[.A63]" office:value-type="float" office:value="0.596408314858713" calcext:value-type="float">
            <text:p>0.5964083149</text:p>
          </table:table-cell>
          <table:table-cell table:formula="of:=[.C63]/[.A63]" office:value-type="float" office:value="0.701725735202912" calcext:value-type="float">
            <text:p>0.7017257352</text:p>
          </table:table-cell>
          <table:table-cell table:formula="of:=[.D63]/[.A63]" office:value-type="float" office:value="0.78463219365766" calcext:value-type="float">
            <text:p>0.7846321937</text:p>
          </table:table-cell>
          <table:table-cell/>
          <table:table-cell table:formula="of:=[.K63]/[.A63]" office:value-type="float" office:value="0.616909534700455" calcext:value-type="float">
            <text:p>0.6169095347</text:p>
          </table:table-cell>
          <table:table-cell table:formula="of:=[.L63]/[.A63]" office:value-type="float" office:value="0.683810833961733" calcext:value-type="float">
            <text:p>0.683810834</text:p>
          </table:table-cell>
          <table:table-cell table:formula="of:=[.M63]/[.A63]" office:value-type="float" office:value="0.784980097124653" calcext:value-type="float">
            <text:p>0.7849800971</text:p>
          </table:table-cell>
        </table:table-row>
        <table:table-row table:style-name="ro2">
          <table:table-cell table:formula="of:=[.A63]+524288" office:value-type="float" office:value="33030144" calcext:value-type="float">
            <text:p>33030144</text:p>
          </table:table-cell>
          <table:table-cell office:value-type="float" office:value="19767477.8" calcext:value-type="float">
            <text:p>19767477.8</text:p>
          </table:table-cell>
          <table:table-cell office:value-type="float" office:value="22770937.8" calcext:value-type="float">
            <text:p>22770937.8</text:p>
          </table:table-cell>
          <table:table-cell office:value-type="float" office:value="25825764.9" calcext:value-type="float">
            <text:p>25825764.9</text:p>
          </table:table-cell>
          <table:table-cell/>
          <table:table-cell table:formula="of:=[.B64]/3400000000" office:value-type="float" office:value="0.00581396405882353" calcext:value-type="float">
            <text:p>0.0058139641</text:p>
          </table:table-cell>
          <table:table-cell table:formula="of:=[.C64]/3400000000" office:value-type="float" office:value="0.00669733464705882" calcext:value-type="float">
            <text:p>0.0066973346</text:p>
          </table:table-cell>
          <table:table-cell table:formula="of:=[.D64]/3400000000" office:value-type="float" office:value="0.00759581320588235" calcext:value-type="float">
            <text:p>0.0075958132</text:p>
          </table:table-cell>
          <table:table-cell table:number-columns-repeated="2"/>
          <table:table-cell office:value-type="float" office:value="19606162.2" calcext:value-type="float">
            <text:p>19606162.2</text:p>
          </table:table-cell>
          <table:table-cell office:value-type="float" office:value="22416749.9" calcext:value-type="float">
            <text:p>22416749.9</text:p>
          </table:table-cell>
          <table:table-cell office:value-type="float" office:value="26029334.7" calcext:value-type="float">
            <text:p>26029334.7</text:p>
          </table:table-cell>
          <table:table-cell/>
          <table:table-cell table:formula="of:=[.K64]/3400000000" office:value-type="float" office:value="0.00576651829411765" calcext:value-type="float">
            <text:p>0.0057665183</text:p>
          </table:table-cell>
          <table:table-cell table:formula="of:=[.L64]/3400000000" office:value-type="float" office:value="0.00659316173529412" calcext:value-type="float">
            <text:p>0.0065931617</text:p>
          </table:table-cell>
          <table:table-cell table:formula="of:=[.M64]/3400000000" office:value-type="float" office:value="0.00765568667647059" calcext:value-type="float">
            <text:p>0.0076556867</text:p>
          </table:table-cell>
          <table:table-cell table:number-columns-repeated="2"/>
          <table:table-cell table:formula="of:=[.B64]/[.A64]" office:value-type="float" office:value="0.598467805650499" calcext:value-type="float">
            <text:p>0.5984678057</text:p>
          </table:table-cell>
          <table:table-cell table:formula="of:=[.C64]/[.A64]" office:value-type="float" office:value="0.689398683820452" calcext:value-type="float">
            <text:p>0.6893986838</text:p>
          </table:table-cell>
          <table:table-cell table:formula="of:=[.D64]/[.A64]" office:value-type="float" office:value="0.781884720211937" calcext:value-type="float">
            <text:p>0.7818847202</text:p>
          </table:table-cell>
          <table:table-cell/>
          <table:table-cell table:formula="of:=[.K64]/[.A64]" office:value-type="float" office:value="0.593583915347145" calcext:value-type="float">
            <text:p>0.5935839153</text:p>
          </table:table-cell>
          <table:table-cell table:formula="of:=[.L64]/[.A64]" office:value-type="float" office:value="0.678675512283567" calcext:value-type="float">
            <text:p>0.6786755123</text:p>
          </table:table-cell>
          <table:table-cell table:formula="of:=[.M64]/[.A64]" office:value-type="float" office:value="0.788047872270857" calcext:value-type="float">
            <text:p>0.7880478723</text:p>
          </table:table-cell>
        </table:table-row>
        <table:table-row table:style-name="ro2">
          <table:table-cell table:formula="of:=[.A64]+524288" office:value-type="float" office:value="33554432" calcext:value-type="float">
            <text:p>33554432</text:p>
          </table:table-cell>
          <table:table-cell office:value-type="float" office:value="20928967.1" calcext:value-type="float">
            <text:p>20928967.1</text:p>
          </table:table-cell>
          <table:table-cell office:value-type="float" office:value="23466478" calcext:value-type="float">
            <text:p>23466478</text:p>
          </table:table-cell>
          <table:table-cell office:value-type="float" office:value="26155285" calcext:value-type="float">
            <text:p>26155285</text:p>
          </table:table-cell>
          <table:table-cell/>
          <table:table-cell table:formula="of:=[.B65]/3400000000" office:value-type="float" office:value="0.00615557855882353" calcext:value-type="float">
            <text:p>0.0061555786</text:p>
          </table:table-cell>
          <table:table-cell table:formula="of:=[.C65]/3400000000" office:value-type="float" office:value="0.00690190529411765" calcext:value-type="float">
            <text:p>0.0069019053</text:p>
          </table:table-cell>
          <table:table-cell table:formula="of:=[.D65]/3400000000" office:value-type="float" office:value="0.00769273088235294" calcext:value-type="float">
            <text:p>0.0076927309</text:p>
          </table:table-cell>
          <table:table-cell table:number-columns-repeated="2"/>
          <table:table-cell office:value-type="float" office:value="21789457.7" calcext:value-type="float">
            <text:p>21789457.7</text:p>
          </table:table-cell>
          <table:table-cell office:value-type="float" office:value="24878827.7" calcext:value-type="float">
            <text:p>24878827.7</text:p>
          </table:table-cell>
          <table:table-cell office:value-type="float" office:value="26062740.5" calcext:value-type="float">
            <text:p>26062740.5</text:p>
          </table:table-cell>
          <table:table-cell/>
          <table:table-cell table:formula="of:=[.K65]/3400000000" office:value-type="float" office:value="0.00640866402941176" calcext:value-type="float">
            <text:p>0.006408664</text:p>
          </table:table-cell>
          <table:table-cell table:formula="of:=[.L65]/3400000000" office:value-type="float" office:value="0.00731730226470588" calcext:value-type="float">
            <text:p>0.0073173023</text:p>
          </table:table-cell>
          <table:table-cell table:formula="of:=[.M65]/3400000000" office:value-type="float" office:value="0.00766551191176471" calcext:value-type="float">
            <text:p>0.0076655119</text:p>
          </table:table-cell>
          <table:table-cell table:number-columns-repeated="2"/>
          <table:table-cell table:formula="of:=[.B65]/[.A65]" office:value-type="float" office:value="0.623731824755669" calcext:value-type="float">
            <text:p>0.6237318248</text:p>
          </table:table-cell>
          <table:table-cell table:formula="of:=[.C65]/[.A65]" office:value-type="float" office:value="0.69935554265976" calcext:value-type="float">
            <text:p>0.6993555427</text:p>
          </table:table-cell>
          <table:table-cell table:formula="of:=[.D65]/[.A65]" office:value-type="float" office:value="0.779488235712051" calcext:value-type="float">
            <text:p>0.7794882357</text:p>
          </table:table-cell>
          <table:table-cell/>
          <table:table-cell table:formula="of:=[.K65]/[.A65]" office:value-type="float" office:value="0.64937644302845" calcext:value-type="float">
            <text:p>0.649376443</text:p>
          </table:table-cell>
          <table:table-cell table:formula="of:=[.L65]/[.A65]" office:value-type="float" office:value="0.741446843743324" calcext:value-type="float">
            <text:p>0.7414468437</text:p>
          </table:table-cell>
          <table:table-cell table:formula="of:=[.M65]/[.A65]" office:value-type="float" office:value="0.776730194687843" calcext:value-type="float">
            <text:p>0.7767301947</text:p>
          </table:table-cell>
        </table:table-row>
        <table:table-row table:style-name="ro2">
          <table:table-cell table:formula="of:=[.A65]+524288" office:value-type="float" office:value="34078720" calcext:value-type="float">
            <text:p>34078720</text:p>
          </table:table-cell>
          <table:table-cell office:value-type="float" office:value="19797192.4" calcext:value-type="float">
            <text:p>19797192.4</text:p>
          </table:table-cell>
          <table:table-cell office:value-type="float" office:value="23959726.2" calcext:value-type="float">
            <text:p>23959726.2</text:p>
          </table:table-cell>
          <table:table-cell office:value-type="float" office:value="27044263.9" calcext:value-type="float">
            <text:p>27044263.9</text:p>
          </table:table-cell>
          <table:table-cell/>
          <table:table-cell table:formula="of:=[.B66]/3400000000" office:value-type="float" office:value="0.00582270364705882" calcext:value-type="float">
            <text:p>0.0058227036</text:p>
          </table:table-cell>
          <table:table-cell table:formula="of:=[.C66]/3400000000" office:value-type="float" office:value="0.00704697829411765" calcext:value-type="float">
            <text:p>0.0070469783</text:p>
          </table:table-cell>
          <table:table-cell table:formula="of:=[.D66]/3400000000" office:value-type="float" office:value="0.00795419526470588" calcext:value-type="float">
            <text:p>0.0079541953</text:p>
          </table:table-cell>
          <table:table-cell table:number-columns-repeated="2"/>
          <table:table-cell office:value-type="float" office:value="20211259.5" calcext:value-type="float">
            <text:p>20211259.5</text:p>
          </table:table-cell>
          <table:table-cell office:value-type="float" office:value="23656864.2" calcext:value-type="float">
            <text:p>23656864.2</text:p>
          </table:table-cell>
          <table:table-cell office:value-type="float" office:value="26477971.3" calcext:value-type="float">
            <text:p>26477971.3</text:p>
          </table:table-cell>
          <table:table-cell/>
          <table:table-cell table:formula="of:=[.K66]/3400000000" office:value-type="float" office:value="0.00594448808823529" calcext:value-type="float">
            <text:p>0.0059444881</text:p>
          </table:table-cell>
          <table:table-cell table:formula="of:=[.L66]/3400000000" office:value-type="float" office:value="0.00695790123529412" calcext:value-type="float">
            <text:p>0.0069579012</text:p>
          </table:table-cell>
          <table:table-cell table:formula="of:=[.M66]/3400000000" office:value-type="float" office:value="0.00778763861764706" calcext:value-type="float">
            <text:p>0.0077876386</text:p>
          </table:table-cell>
          <table:table-cell table:number-columns-repeated="2"/>
          <table:table-cell table:formula="of:=[.B66]/[.A66]" office:value-type="float" office:value="0.5809253516564" calcext:value-type="float">
            <text:p>0.5809253517</text:p>
          </table:table-cell>
          <table:table-cell table:formula="of:=[.C66]/[.A66]" office:value-type="float" office:value="0.70307001554049" calcext:value-type="float">
            <text:p>0.7030700155</text:p>
          </table:table-cell>
          <table:table-cell table:formula="of:=[.D66]/[.A66]" office:value-type="float" office:value="0.79358215038593" calcext:value-type="float">
            <text:p>0.7935821504</text:p>
          </table:table-cell>
          <table:table-cell/>
          <table:table-cell table:formula="of:=[.K66]/[.A66]" office:value-type="float" office:value="0.593075664226825" calcext:value-type="float">
            <text:p>0.5930756642</text:p>
          </table:table-cell>
          <table:table-cell table:formula="of:=[.L66]/[.A66]" office:value-type="float" office:value="0.694182885976938" calcext:value-type="float">
            <text:p>0.694182886</text:p>
          </table:table-cell>
          <table:table-cell table:formula="of:=[.M66]/[.A66]" office:value-type="float" office:value="0.776964959364671" calcext:value-type="float">
            <text:p>0.7769649594</text:p>
          </table:table-cell>
        </table:table-row>
        <table:table-row table:style-name="ro2">
          <table:table-cell table:formula="of:=[.A66]+524288" office:value-type="float" office:value="34603008" calcext:value-type="float">
            <text:p>34603008</text:p>
          </table:table-cell>
          <table:table-cell office:value-type="float" office:value="20978859.5" calcext:value-type="float">
            <text:p>20978859.5</text:p>
          </table:table-cell>
          <table:table-cell office:value-type="float" office:value="23920770.8" calcext:value-type="float">
            <text:p>23920770.8</text:p>
          </table:table-cell>
          <table:table-cell office:value-type="float" office:value="26676028.3" calcext:value-type="float">
            <text:p>26676028.3</text:p>
          </table:table-cell>
          <table:table-cell/>
          <table:table-cell table:formula="of:=[.B67]/3400000000" office:value-type="float" office:value="0.00617025279411765" calcext:value-type="float">
            <text:p>0.0061702528</text:p>
          </table:table-cell>
          <table:table-cell table:formula="of:=[.C67]/3400000000" office:value-type="float" office:value="0.00703552082352941" calcext:value-type="float">
            <text:p>0.0070355208</text:p>
          </table:table-cell>
          <table:table-cell table:formula="of:=[.D67]/3400000000" office:value-type="float" office:value="0.00784589067647059" calcext:value-type="float">
            <text:p>0.0078458907</text:p>
          </table:table-cell>
          <table:table-cell table:number-columns-repeated="2"/>
          <table:table-cell office:value-type="float" office:value="20392597.2" calcext:value-type="float">
            <text:p>20392597.2</text:p>
          </table:table-cell>
          <table:table-cell office:value-type="float" office:value="24384930.6" calcext:value-type="float">
            <text:p>24384930.6</text:p>
          </table:table-cell>
          <table:table-cell office:value-type="float" office:value="27930182.7" calcext:value-type="float">
            <text:p>27930182.7</text:p>
          </table:table-cell>
          <table:table-cell/>
          <table:table-cell table:formula="of:=[.K67]/3400000000" office:value-type="float" office:value="0.00599782270588235" calcext:value-type="float">
            <text:p>0.0059978227</text:p>
          </table:table-cell>
          <table:table-cell table:formula="of:=[.L67]/3400000000" office:value-type="float" office:value="0.00717203841176471" calcext:value-type="float">
            <text:p>0.0071720384</text:p>
          </table:table-cell>
          <table:table-cell table:formula="of:=[.M67]/3400000000" office:value-type="float" office:value="0.00821475961764706" calcext:value-type="float">
            <text:p>0.0082147596</text:p>
          </table:table-cell>
          <table:table-cell table:number-columns-repeated="2"/>
          <table:table-cell table:formula="of:=[.B67]/[.A67]" office:value-type="float" office:value="0.606272711898341" calcext:value-type="float">
            <text:p>0.6062727119</text:p>
          </table:table-cell>
          <table:table-cell table:formula="of:=[.C67]/[.A67]" office:value-type="float" office:value="0.691291658806078" calcext:value-type="float">
            <text:p>0.6912916588</text:p>
          </table:table-cell>
          <table:table-cell table:formula="of:=[.D67]/[.A67]" office:value-type="float" office:value="0.770916456164736" calcext:value-type="float">
            <text:p>0.7709164562</text:p>
          </table:table-cell>
          <table:table-cell/>
          <table:table-cell table:formula="of:=[.K67]/[.A67]" office:value-type="float" office:value="0.589330187710849" calcext:value-type="float">
            <text:p>0.5893301877</text:p>
          </table:table-cell>
          <table:table-cell table:formula="of:=[.L67]/[.A67]" office:value-type="float" office:value="0.704705515774814" calcext:value-type="float">
            <text:p>0.7047055158</text:p>
          </table:table-cell>
          <table:table-cell table:formula="of:=[.M67]/[.A67]" office:value-type="float" office:value="0.807160542228005" calcext:value-type="float">
            <text:p>0.8071605422</text:p>
          </table:table-cell>
        </table:table-row>
        <table:table-row table:style-name="ro2">
          <table:table-cell table:formula="of:=[.A67]+524288" office:value-type="float" office:value="35127296" calcext:value-type="float">
            <text:p>35127296</text:p>
          </table:table-cell>
          <table:table-cell office:value-type="float" office:value="20512638.9" calcext:value-type="float">
            <text:p>20512638.9</text:p>
          </table:table-cell>
          <table:table-cell office:value-type="float" office:value="24278337.3" calcext:value-type="float">
            <text:p>24278337.3</text:p>
          </table:table-cell>
          <table:table-cell office:value-type="float" office:value="27327049.7" calcext:value-type="float">
            <text:p>27327049.7</text:p>
          </table:table-cell>
          <table:table-cell/>
          <table:table-cell table:formula="of:=[.B68]/3400000000" office:value-type="float" office:value="0.00603312908823529" calcext:value-type="float">
            <text:p>0.0060331291</text:p>
          </table:table-cell>
          <table:table-cell table:formula="of:=[.C68]/3400000000" office:value-type="float" office:value="0.00714068744117647" calcext:value-type="float">
            <text:p>0.0071406874</text:p>
          </table:table-cell>
          <table:table-cell table:formula="of:=[.D68]/3400000000" office:value-type="float" office:value="0.00803736755882353" calcext:value-type="float">
            <text:p>0.0080373676</text:p>
          </table:table-cell>
          <table:table-cell table:number-columns-repeated="2"/>
          <table:table-cell office:value-type="float" office:value="20692503.8" calcext:value-type="float">
            <text:p>20692503.8</text:p>
          </table:table-cell>
          <table:table-cell office:value-type="float" office:value="24297040.9" calcext:value-type="float">
            <text:p>24297040.9</text:p>
          </table:table-cell>
          <table:table-cell office:value-type="float" office:value="27504751.6" calcext:value-type="float">
            <text:p>27504751.6</text:p>
          </table:table-cell>
          <table:table-cell/>
          <table:table-cell table:formula="of:=[.K68]/3400000000" office:value-type="float" office:value="0.00608603052941176" calcext:value-type="float">
            <text:p>0.0060860305</text:p>
          </table:table-cell>
          <table:table-cell table:formula="of:=[.L68]/3400000000" office:value-type="float" office:value="0.0071461885" calcext:value-type="float">
            <text:p>0.0071461885</text:p>
          </table:table-cell>
          <table:table-cell table:formula="of:=[.M68]/3400000000" office:value-type="float" office:value="0.00808963282352941" calcext:value-type="float">
            <text:p>0.0080896328</text:p>
          </table:table-cell>
          <table:table-cell table:number-columns-repeated="2"/>
          <table:table-cell table:formula="of:=[.B68]/[.A68]" office:value-type="float" office:value="0.583951548675993" calcext:value-type="float">
            <text:p>0.5839515487</text:p>
          </table:table-cell>
          <table:table-cell table:formula="of:=[.C68]/[.A68]" office:value-type="float" office:value="0.691153036658444" calcext:value-type="float">
            <text:p>0.6911530367</text:p>
          </table:table-cell>
          <table:table-cell table:formula="of:=[.D68]/[.A68]" office:value-type="float" office:value="0.777943446031257" calcext:value-type="float">
            <text:p>0.777943446</text:p>
          </table:table-cell>
          <table:table-cell/>
          <table:table-cell table:formula="of:=[.K68]/[.A68]" office:value-type="float" office:value="0.589071922871604" calcext:value-type="float">
            <text:p>0.5890719229</text:p>
          </table:table-cell>
          <table:table-cell table:formula="of:=[.L68]/[.A68]" office:value-type="float" office:value="0.691685488686633" calcext:value-type="float">
            <text:p>0.6916854887</text:p>
          </table:table-cell>
          <table:table-cell table:formula="of:=[.M68]/[.A68]" office:value-type="float" office:value="0.783002244180708" calcext:value-type="float">
            <text:p>0.7830022442</text:p>
          </table:table-cell>
        </table:table-row>
        <table:table-row table:style-name="ro2">
          <table:table-cell table:formula="of:=[.A68]+524288" office:value-type="float" office:value="35651584" calcext:value-type="float">
            <text:p>35651584</text:p>
          </table:table-cell>
          <table:table-cell office:value-type="float" office:value="21593759.2" calcext:value-type="float">
            <text:p>21593759.2</text:p>
          </table:table-cell>
          <table:table-cell office:value-type="float" office:value="24894731.6" calcext:value-type="float">
            <text:p>24894731.6</text:p>
          </table:table-cell>
          <table:table-cell office:value-type="float" office:value="27748615.9" calcext:value-type="float">
            <text:p>27748615.9</text:p>
          </table:table-cell>
          <table:table-cell/>
          <table:table-cell table:formula="of:=[.B69]/3400000000" office:value-type="float" office:value="0.00635110564705882" calcext:value-type="float">
            <text:p>0.0063511056</text:p>
          </table:table-cell>
          <table:table-cell table:formula="of:=[.C69]/3400000000" office:value-type="float" office:value="0.00732197988235294" calcext:value-type="float">
            <text:p>0.0073219799</text:p>
          </table:table-cell>
          <table:table-cell table:formula="of:=[.D69]/3400000000" office:value-type="float" office:value="0.00816135761764706" calcext:value-type="float">
            <text:p>0.0081613576</text:p>
          </table:table-cell>
          <table:table-cell table:number-columns-repeated="2"/>
          <table:table-cell office:value-type="float" office:value="21288285.9" calcext:value-type="float">
            <text:p>21288285.9</text:p>
          </table:table-cell>
          <table:table-cell office:value-type="float" office:value="24455997.8" calcext:value-type="float">
            <text:p>24455997.8</text:p>
          </table:table-cell>
          <table:table-cell office:value-type="float" office:value="29122285.7" calcext:value-type="float">
            <text:p>29122285.7</text:p>
          </table:table-cell>
          <table:table-cell/>
          <table:table-cell table:formula="of:=[.K69]/3400000000" office:value-type="float" office:value="0.00626126055882353" calcext:value-type="float">
            <text:p>0.0062612606</text:p>
          </table:table-cell>
          <table:table-cell table:formula="of:=[.L69]/3400000000" office:value-type="float" office:value="0.00719294052941176" calcext:value-type="float">
            <text:p>0.0071929405</text:p>
          </table:table-cell>
          <table:table-cell table:formula="of:=[.M69]/3400000000" office:value-type="float" office:value="0.00856537814705882" calcext:value-type="float">
            <text:p>0.0085653781</text:p>
          </table:table-cell>
          <table:table-cell table:number-columns-repeated="2"/>
          <table:table-cell table:formula="of:=[.B69]/[.A69]" office:value-type="float" office:value="0.60568863363827" calcext:value-type="float">
            <text:p>0.6056886336</text:p>
          </table:table-cell>
          <table:table-cell table:formula="of:=[.C69]/[.A69]" office:value-type="float" office:value="0.698278415904326" calcext:value-type="float">
            <text:p>0.6982784159</text:p>
          </table:table-cell>
          <table:table-cell table:formula="of:=[.D69]/[.A69]" office:value-type="float" office:value="0.77832771469565" calcext:value-type="float">
            <text:p>0.7783277147</text:p>
          </table:table-cell>
          <table:table-cell/>
          <table:table-cell table:formula="of:=[.K69]/[.A69]" office:value-type="float" office:value="0.597120338327744" calcext:value-type="float">
            <text:p>0.5971203383</text:p>
          </table:table-cell>
          <table:table-cell table:formula="of:=[.L69]/[.A69]" office:value-type="float" office:value="0.685972264233757" calcext:value-type="float">
            <text:p>0.6859722642</text:p>
          </table:table-cell>
          <table:table-cell table:formula="of:=[.M69]/[.A69]" office:value-type="float" office:value="0.816858114915735" calcext:value-type="float">
            <text:p>0.8168581149</text:p>
          </table:table-cell>
        </table:table-row>
        <table:table-row table:style-name="ro2">
          <table:table-cell table:formula="of:=[.A69]+524288" office:value-type="float" office:value="36175872" calcext:value-type="float">
            <text:p>36175872</text:p>
          </table:table-cell>
          <table:table-cell office:value-type="float" office:value="22392637.4" calcext:value-type="float">
            <text:p>22392637.4</text:p>
          </table:table-cell>
          <table:table-cell office:value-type="float" office:value="25297229.2" calcext:value-type="float">
            <text:p>25297229.2</text:p>
          </table:table-cell>
          <table:table-cell office:value-type="float" office:value="28185090.3" calcext:value-type="float">
            <text:p>28185090.3</text:p>
          </table:table-cell>
          <table:table-cell/>
          <table:table-cell table:formula="of:=[.B70]/3400000000" office:value-type="float" office:value="0.00658606982352941" calcext:value-type="float">
            <text:p>0.0065860698</text:p>
          </table:table-cell>
          <table:table-cell table:formula="of:=[.C70]/3400000000" office:value-type="float" office:value="0.00744036152941176" calcext:value-type="float">
            <text:p>0.0074403615</text:p>
          </table:table-cell>
          <table:table-cell table:formula="of:=[.D70]/3400000000" office:value-type="float" office:value="0.00828973244117647" calcext:value-type="float">
            <text:p>0.0082897324</text:p>
          </table:table-cell>
          <table:table-cell table:number-columns-repeated="2"/>
          <table:table-cell office:value-type="float" office:value="21773131.1" calcext:value-type="float">
            <text:p>21773131.1</text:p>
          </table:table-cell>
          <table:table-cell office:value-type="float" office:value="24779210.3" calcext:value-type="float">
            <text:p>24779210.3</text:p>
          </table:table-cell>
          <table:table-cell office:value-type="float" office:value="28410006.9" calcext:value-type="float">
            <text:p>28410006.9</text:p>
          </table:table-cell>
          <table:table-cell/>
          <table:table-cell table:formula="of:=[.K70]/3400000000" office:value-type="float" office:value="0.0064038620882353" calcext:value-type="float">
            <text:p>0.0064038621</text:p>
          </table:table-cell>
          <table:table-cell table:formula="of:=[.L70]/3400000000" office:value-type="float" office:value="0.00728800302941177" calcext:value-type="float">
            <text:p>0.007288003</text:p>
          </table:table-cell>
          <table:table-cell table:formula="of:=[.M70]/3400000000" office:value-type="float" office:value="0.00835588438235294" calcext:value-type="float">
            <text:p>0.0083558844</text:p>
          </table:table-cell>
          <table:table-cell table:number-columns-repeated="2"/>
          <table:table-cell table:formula="of:=[.B70]/[.A70]" office:value-type="float" office:value="0.618993714926899" calcext:value-type="float">
            <text:p>0.6189937149</text:p>
          </table:table-cell>
          <table:table-cell table:formula="of:=[.C70]/[.A70]" office:value-type="float" office:value="0.699284572877746" calcext:value-type="float">
            <text:p>0.6992845729</text:p>
          </table:table-cell>
          <table:table-cell table:formula="of:=[.D70]/[.A70]" office:value-type="float" office:value="0.779112948542056" calcext:value-type="float">
            <text:p>0.7791129485</text:p>
          </table:table-cell>
          <table:table-cell/>
          <table:table-cell table:formula="of:=[.K70]/[.A70]" office:value-type="float" office:value="0.601868867183077" calcext:value-type="float">
            <text:p>0.6018688672</text:p>
          </table:table-cell>
          <table:table-cell table:formula="of:=[.L70]/[.A70]" office:value-type="float" office:value="0.684965114317079" calcext:value-type="float">
            <text:p>0.6849651143</text:p>
          </table:table-cell>
          <table:table-cell table:formula="of:=[.M70]/[.A70]" office:value-type="float" office:value="0.785330258245053" calcext:value-type="float">
            <text:p>0.7853302582</text:p>
          </table:table-cell>
        </table:table-row>
        <table:table-row table:style-name="ro2">
          <table:table-cell table:formula="of:=[.A70]+524288" office:value-type="float" office:value="36700160" calcext:value-type="float">
            <text:p>36700160</text:p>
          </table:table-cell>
          <table:table-cell office:value-type="float" office:value="21917997.5" calcext:value-type="float">
            <text:p>21917997.5</text:p>
          </table:table-cell>
          <table:table-cell office:value-type="float" office:value="24833737.6" calcext:value-type="float">
            <text:p>24833737.6</text:p>
          </table:table-cell>
          <table:table-cell office:value-type="float" office:value="28563685.1" calcext:value-type="float">
            <text:p>28563685.1</text:p>
          </table:table-cell>
          <table:table-cell/>
          <table:table-cell table:formula="of:=[.B71]/3400000000" office:value-type="float" office:value="0.00644646985294118" calcext:value-type="float">
            <text:p>0.0064464699</text:p>
          </table:table-cell>
          <table:table-cell table:formula="of:=[.C71]/3400000000" office:value-type="float" office:value="0.00730404047058824" calcext:value-type="float">
            <text:p>0.0073040405</text:p>
          </table:table-cell>
          <table:table-cell table:formula="of:=[.D71]/3400000000" office:value-type="float" office:value="0.00840108385294118" calcext:value-type="float">
            <text:p>0.0084010839</text:p>
          </table:table-cell>
          <table:table-cell table:number-columns-repeated="2"/>
          <table:table-cell office:value-type="float" office:value="21722171.5" calcext:value-type="float">
            <text:p>21722171.5</text:p>
          </table:table-cell>
          <table:table-cell office:value-type="float" office:value="25019561" calcext:value-type="float">
            <text:p>25019561</text:p>
          </table:table-cell>
          <table:table-cell office:value-type="float" office:value="29774519.2" calcext:value-type="float">
            <text:p>29774519.2</text:p>
          </table:table-cell>
          <table:table-cell/>
          <table:table-cell table:formula="of:=[.K71]/3400000000" office:value-type="float" office:value="0.00638887397058824" calcext:value-type="float">
            <text:p>0.006388874</text:p>
          </table:table-cell>
          <table:table-cell table:formula="of:=[.L71]/3400000000" office:value-type="float" office:value="0.00735869441176471" calcext:value-type="float">
            <text:p>0.0073586944</text:p>
          </table:table-cell>
          <table:table-cell table:formula="of:=[.M71]/3400000000" office:value-type="float" office:value="0.00875721152941177" calcext:value-type="float">
            <text:p>0.0087572115</text:p>
          </table:table-cell>
          <table:table-cell table:number-columns-repeated="2"/>
          <table:table-cell table:formula="of:=[.B71]/[.A71]" office:value-type="float" office:value="0.597218036651611" calcext:value-type="float">
            <text:p>0.5972180367</text:p>
          </table:table-cell>
          <table:table-cell table:formula="of:=[.C71]/[.A71]" office:value-type="float" office:value="0.676665649414062" calcext:value-type="float">
            <text:p>0.6766656494</text:p>
          </table:table-cell>
          <table:table-cell table:formula="of:=[.D71]/[.A71]" office:value-type="float" office:value="0.778298653193883" calcext:value-type="float">
            <text:p>0.7782986532</text:p>
          </table:table-cell>
          <table:table-cell/>
          <table:table-cell table:formula="of:=[.K71]/[.A71]" office:value-type="float" office:value="0.591882201603481" calcext:value-type="float">
            <text:p>0.5918822016</text:p>
          </table:table-cell>
          <table:table-cell table:formula="of:=[.L71]/[.A71]" office:value-type="float" office:value="0.681728935241699" calcext:value-type="float">
            <text:p>0.6817289352</text:p>
          </table:table-cell>
          <table:table-cell table:formula="of:=[.M71]/[.A71]" office:value-type="float" office:value="0.811291264125279" calcext:value-type="float">
            <text:p>0.8112912641</text:p>
          </table:table-cell>
        </table:table-row>
        <table:table-row table:style-name="ro2">
          <table:table-cell table:formula="of:=[.A71]+524288" office:value-type="float" office:value="37224448" calcext:value-type="float">
            <text:p>37224448</text:p>
          </table:table-cell>
          <table:table-cell office:value-type="float" office:value="22226914.4" calcext:value-type="float">
            <text:p>22226914.4</text:p>
          </table:table-cell>
          <table:table-cell office:value-type="float" office:value="25889658" calcext:value-type="float">
            <text:p>25889658</text:p>
          </table:table-cell>
          <table:table-cell office:value-type="float" office:value="28981215.5" calcext:value-type="float">
            <text:p>28981215.5</text:p>
          </table:table-cell>
          <table:table-cell/>
          <table:table-cell table:formula="of:=[.B72]/3400000000" office:value-type="float" office:value="0.00653732776470588" calcext:value-type="float">
            <text:p>0.0065373278</text:p>
          </table:table-cell>
          <table:table-cell table:formula="of:=[.C72]/3400000000" office:value-type="float" office:value="0.00761460529411765" calcext:value-type="float">
            <text:p>0.0076146053</text:p>
          </table:table-cell>
          <table:table-cell table:formula="of:=[.D72]/3400000000" office:value-type="float" office:value="0.00852388691176471" calcext:value-type="float">
            <text:p>0.0085238869</text:p>
          </table:table-cell>
          <table:table-cell table:number-columns-repeated="2"/>
          <table:table-cell office:value-type="float" office:value="24309529.3" calcext:value-type="float">
            <text:p>24309529.3</text:p>
          </table:table-cell>
          <table:table-cell office:value-type="float" office:value="25409972" calcext:value-type="float">
            <text:p>25409972</text:p>
          </table:table-cell>
          <table:table-cell office:value-type="float" office:value="29518901.9" calcext:value-type="float">
            <text:p>29518901.9</text:p>
          </table:table-cell>
          <table:table-cell/>
          <table:table-cell table:formula="of:=[.K72]/3400000000" office:value-type="float" office:value="0.00714986155882353" calcext:value-type="float">
            <text:p>0.0071498616</text:p>
          </table:table-cell>
          <table:table-cell table:formula="of:=[.L72]/3400000000" office:value-type="float" office:value="0.00747352117647059" calcext:value-type="float">
            <text:p>0.0074735212</text:p>
          </table:table-cell>
          <table:table-cell table:formula="of:=[.M72]/3400000000" office:value-type="float" office:value="0.00868202997058824" calcext:value-type="float">
            <text:p>0.00868203</text:p>
          </table:table-cell>
          <table:table-cell table:number-columns-repeated="2"/>
          <table:table-cell table:formula="of:=[.B72]/[.A72]" office:value-type="float" office:value="0.597105278767331" calcext:value-type="float">
            <text:p>0.5971052788</text:p>
          </table:table-cell>
          <table:table-cell table:formula="of:=[.C72]/[.A72]" office:value-type="float" office:value="0.695501461834975" calcext:value-type="float">
            <text:p>0.6955014618</text:p>
          </table:table-cell>
          <table:table-cell table:formula="of:=[.D72]/[.A72]" office:value-type="float" office:value="0.778553264241823" calcext:value-type="float">
            <text:p>0.7785532642</text:p>
          </table:table-cell>
          <table:table-cell/>
          <table:table-cell table:formula="of:=[.K72]/[.A72]" office:value-type="float" office:value="0.653052781333386" calcext:value-type="float">
            <text:p>0.6530527813</text:p>
          </table:table-cell>
          <table:table-cell table:formula="of:=[.L72]/[.A72]" office:value-type="float" office:value="0.682615145831041" calcext:value-type="float">
            <text:p>0.6826151458</text:p>
          </table:table-cell>
          <table:table-cell table:formula="of:=[.M72]/[.A72]" office:value-type="float" office:value="0.792997706775934" calcext:value-type="float">
            <text:p>0.7929977068</text:p>
          </table:table-cell>
        </table:table-row>
        <table:table-row table:style-name="ro2">
          <table:table-cell table:formula="of:=[.A72]+524288" office:value-type="float" office:value="37748736" calcext:value-type="float">
            <text:p>37748736</text:p>
          </table:table-cell>
          <table:table-cell office:value-type="float" office:value="23186722.1" calcext:value-type="float">
            <text:p>23186722.1</text:p>
          </table:table-cell>
          <table:table-cell office:value-type="float" office:value="26330500.4" calcext:value-type="float">
            <text:p>26330500.4</text:p>
          </table:table-cell>
          <table:table-cell office:value-type="float" office:value="29369215.2" calcext:value-type="float">
            <text:p>29369215.2</text:p>
          </table:table-cell>
          <table:table-cell/>
          <table:table-cell table:formula="of:=[.B73]/3400000000" office:value-type="float" office:value="0.00681962414705882" calcext:value-type="float">
            <text:p>0.0068196241</text:p>
          </table:table-cell>
          <table:table-cell table:formula="of:=[.C73]/3400000000" office:value-type="float" office:value="0.00774426482352941" calcext:value-type="float">
            <text:p>0.0077442648</text:p>
          </table:table-cell>
          <table:table-cell table:formula="of:=[.D73]/3400000000" office:value-type="float" office:value="0.00863800447058823" calcext:value-type="float">
            <text:p>0.0086380045</text:p>
          </table:table-cell>
          <table:table-cell table:number-columns-repeated="2"/>
          <table:table-cell office:value-type="float" office:value="22177918.9" calcext:value-type="float">
            <text:p>22177918.9</text:p>
          </table:table-cell>
          <table:table-cell office:value-type="float" office:value="26083833.9" calcext:value-type="float">
            <text:p>26083833.9</text:p>
          </table:table-cell>
          <table:table-cell office:value-type="float" office:value="29607913.1" calcext:value-type="float">
            <text:p>29607913.1</text:p>
          </table:table-cell>
          <table:table-cell/>
          <table:table-cell table:formula="of:=[.K73]/3400000000" office:value-type="float" office:value="0.00652291732352941" calcext:value-type="float">
            <text:p>0.0065229173</text:p>
          </table:table-cell>
          <table:table-cell table:formula="of:=[.L73]/3400000000" office:value-type="float" office:value="0.00767171585294118" calcext:value-type="float">
            <text:p>0.0076717159</text:p>
          </table:table-cell>
          <table:table-cell table:formula="of:=[.M73]/3400000000" office:value-type="float" office:value="0.00870820973529412" calcext:value-type="float">
            <text:p>0.0087082097</text:p>
          </table:table-cell>
          <table:table-cell table:number-columns-repeated="2"/>
          <table:table-cell table:formula="of:=[.B73]/[.A73]" office:value-type="float" office:value="0.614238370789422" calcext:value-type="float">
            <text:p>0.6142383708</text:p>
          </table:table-cell>
          <table:table-cell table:formula="of:=[.C73]/[.A73]" office:value-type="float" office:value="0.697520054711236" calcext:value-type="float">
            <text:p>0.6975200547</text:p>
          </table:table-cell>
          <table:table-cell table:formula="of:=[.D73]/[.A73]" office:value-type="float" office:value="0.778018506368001" calcext:value-type="float">
            <text:p>0.7780185064</text:p>
          </table:table-cell>
          <table:table-cell/>
          <table:table-cell table:formula="of:=[.K73]/[.A73]" office:value-type="float" office:value="0.58751421239641" calcext:value-type="float">
            <text:p>0.5875142124</text:p>
          </table:table-cell>
          <table:table-cell table:formula="of:=[.L73]/[.A73]" office:value-type="float" office:value="0.690985623995463" calcext:value-type="float">
            <text:p>0.690985624</text:p>
          </table:table-cell>
          <table:table-cell table:formula="of:=[.M73]/[.A73]" office:value-type="float" office:value="0.784341841273838" calcext:value-type="float">
            <text:p>0.7843418413</text:p>
          </table:table-cell>
        </table:table-row>
        <table:table-row table:style-name="ro2">
          <table:table-cell table:formula="of:=[.A73]+524288" office:value-type="float" office:value="38273024" calcext:value-type="float">
            <text:p>38273024</text:p>
          </table:table-cell>
          <table:table-cell office:value-type="float" office:value="22700680.3" calcext:value-type="float">
            <text:p>22700680.3</text:p>
          </table:table-cell>
          <table:table-cell office:value-type="float" office:value="26690763" calcext:value-type="float">
            <text:p>26690763</text:p>
          </table:table-cell>
          <table:table-cell office:value-type="float" office:value="29790141.6" calcext:value-type="float">
            <text:p>29790141.6</text:p>
          </table:table-cell>
          <table:table-cell/>
          <table:table-cell table:formula="of:=[.B74]/3400000000" office:value-type="float" office:value="0.00667667067647059" calcext:value-type="float">
            <text:p>0.0066766707</text:p>
          </table:table-cell>
          <table:table-cell table:formula="of:=[.C74]/3400000000" office:value-type="float" office:value="0.00785022441176471" calcext:value-type="float">
            <text:p>0.0078502244</text:p>
          </table:table-cell>
          <table:table-cell table:formula="of:=[.D74]/3400000000" office:value-type="float" office:value="0.00876180635294118" calcext:value-type="float">
            <text:p>0.0087618064</text:p>
          </table:table-cell>
          <table:table-cell table:number-columns-repeated="2"/>
          <table:table-cell office:value-type="float" office:value="23656809.4" calcext:value-type="float">
            <text:p>23656809.4</text:p>
          </table:table-cell>
          <table:table-cell office:value-type="float" office:value="26083813.6" calcext:value-type="float">
            <text:p>26083813.6</text:p>
          </table:table-cell>
          <table:table-cell office:value-type="float" office:value="29784727.2" calcext:value-type="float">
            <text:p>29784727.2</text:p>
          </table:table-cell>
          <table:table-cell/>
          <table:table-cell table:formula="of:=[.K74]/3400000000" office:value-type="float" office:value="0.00695788511764706" calcext:value-type="float">
            <text:p>0.0069578851</text:p>
          </table:table-cell>
          <table:table-cell table:formula="of:=[.L74]/3400000000" office:value-type="float" office:value="0.00767170988235294" calcext:value-type="float">
            <text:p>0.0076717099</text:p>
          </table:table-cell>
          <table:table-cell table:formula="of:=[.M74]/3400000000" office:value-type="float" office:value="0.00876021388235294" calcext:value-type="float">
            <text:p>0.0087602139</text:p>
          </table:table-cell>
          <table:table-cell table:number-columns-repeated="2"/>
          <table:table-cell table:formula="of:=[.B74]/[.A74]" office:value-type="float" office:value="0.593124815535872" calcext:value-type="float">
            <text:p>0.5931248155</text:p>
          </table:table-cell>
          <table:table-cell table:formula="of:=[.C74]/[.A74]" office:value-type="float" office:value="0.697377949544828" calcext:value-type="float">
            <text:p>0.6973779495</text:p>
          </table:table-cell>
          <table:table-cell table:formula="of:=[.D74]/[.A74]" office:value-type="float" office:value="0.778358710302066" calcext:value-type="float">
            <text:p>0.7783587103</text:p>
          </table:table-cell>
          <table:table-cell/>
          <table:table-cell table:formula="of:=[.K74]/[.A74]" office:value-type="float" office:value="0.61810661733967" calcext:value-type="float">
            <text:p>0.6181066173</text:p>
          </table:table-cell>
          <table:table-cell table:formula="of:=[.L74]/[.A74]" office:value-type="float" office:value="0.681519537102686" calcext:value-type="float">
            <text:p>0.6815195371</text:p>
          </table:table-cell>
          <table:table-cell table:formula="of:=[.M74]/[.A74]" office:value-type="float" office:value="0.77821724251525" calcext:value-type="float">
            <text:p>0.7782172425</text:p>
          </table:table-cell>
        </table:table-row>
        <table:table-row table:style-name="ro2">
          <table:table-cell table:formula="of:=[.A74]+524288" office:value-type="float" office:value="38797312" calcext:value-type="float">
            <text:p>38797312</text:p>
          </table:table-cell>
          <table:table-cell office:value-type="float" office:value="27709405" calcext:value-type="float">
            <text:p>27709405</text:p>
          </table:table-cell>
          <table:table-cell office:value-type="float" office:value="26816017.2" calcext:value-type="float">
            <text:p>26816017.2</text:p>
          </table:table-cell>
          <table:table-cell office:value-type="float" office:value="32302185.7" calcext:value-type="float">
            <text:p>32302185.7</text:p>
          </table:table-cell>
          <table:table-cell/>
          <table:table-cell table:formula="of:=[.B75]/3400000000" office:value-type="float" office:value="0.008149825" calcext:value-type="float">
            <text:p>0.008149825</text:p>
          </table:table-cell>
          <table:table-cell table:formula="of:=[.C75]/3400000000" office:value-type="float" office:value="0.00788706388235294" calcext:value-type="float">
            <text:p>0.0078870639</text:p>
          </table:table-cell>
          <table:table-cell table:formula="of:=[.D75]/3400000000" office:value-type="float" office:value="0.00950064285294118" calcext:value-type="float">
            <text:p>0.0095006429</text:p>
          </table:table-cell>
          <table:table-cell table:number-columns-repeated="2"/>
          <table:table-cell office:value-type="float" office:value="23173753.1" calcext:value-type="float">
            <text:p>23173753.1</text:p>
          </table:table-cell>
          <table:table-cell office:value-type="float" office:value="26658105.5" calcext:value-type="float">
            <text:p>26658105.5</text:p>
          </table:table-cell>
          <table:table-cell office:value-type="float" office:value="31560839.1" calcext:value-type="float">
            <text:p>31560839.1</text:p>
          </table:table-cell>
          <table:table-cell/>
          <table:table-cell table:formula="of:=[.K75]/3400000000" office:value-type="float" office:value="0.00681580973529412" calcext:value-type="float">
            <text:p>0.0068158097</text:p>
          </table:table-cell>
          <table:table-cell table:formula="of:=[.L75]/3400000000" office:value-type="float" office:value="0.00784061926470588" calcext:value-type="float">
            <text:p>0.0078406193</text:p>
          </table:table-cell>
          <table:table-cell table:formula="of:=[.M75]/3400000000" office:value-type="float" office:value="0.00928259973529412" calcext:value-type="float">
            <text:p>0.0092825997</text:p>
          </table:table-cell>
          <table:table-cell table:number-columns-repeated="2"/>
          <table:table-cell table:formula="of:=[.B75]/[.A75]" office:value-type="float" office:value="0.714209401929701" calcext:value-type="float">
            <text:p>0.7142094019</text:p>
          </table:table-cell>
          <table:table-cell table:formula="of:=[.C75]/[.A75]" office:value-type="float" office:value="0.691182347890493" calcext:value-type="float">
            <text:p>0.6911823479</text:p>
          </table:table-cell>
          <table:table-cell table:formula="of:=[.D75]/[.A75]" office:value-type="float" office:value="0.83258823961825" calcext:value-type="float">
            <text:p>0.8325882396</text:p>
          </table:table-cell>
          <table:table-cell/>
          <table:table-cell table:formula="of:=[.K75]/[.A75]" office:value-type="float" office:value="0.597303058005668" calcext:value-type="float">
            <text:p>0.597303058</text:p>
          </table:table-cell>
          <table:table-cell table:formula="of:=[.L75]/[.A75]" office:value-type="float" office:value="0.687112176740492" calcext:value-type="float">
            <text:p>0.6871121767</text:p>
          </table:table-cell>
          <table:table-cell table:formula="of:=[.M75]/[.A75]" office:value-type="float" office:value="0.813480044700004" calcext:value-type="float">
            <text:p>0.8134800447</text:p>
          </table:table-cell>
        </table:table-row>
        <table:table-row table:style-name="ro2">
          <table:table-cell table:formula="of:=[.A75]+524288" office:value-type="float" office:value="39321600" calcext:value-type="float">
            <text:p>39321600</text:p>
          </table:table-cell>
          <table:table-cell office:value-type="float" office:value="22856311.4" calcext:value-type="float">
            <text:p>22856311.4</text:p>
          </table:table-cell>
          <table:table-cell office:value-type="float" office:value="27297217" calcext:value-type="float">
            <text:p>27297217</text:p>
          </table:table-cell>
          <table:table-cell office:value-type="float" office:value="32182905.1" calcext:value-type="float">
            <text:p>32182905.1</text:p>
          </table:table-cell>
          <table:table-cell/>
          <table:table-cell table:formula="of:=[.B76]/3400000000" office:value-type="float" office:value="0.00672244452941176" calcext:value-type="float">
            <text:p>0.0067224445</text:p>
          </table:table-cell>
          <table:table-cell table:formula="of:=[.C76]/3400000000" office:value-type="float" office:value="0.00802859323529412" calcext:value-type="float">
            <text:p>0.0080285932</text:p>
          </table:table-cell>
          <table:table-cell table:formula="of:=[.D76]/3400000000" office:value-type="float" office:value="0.00946556032352941" calcext:value-type="float">
            <text:p>0.0094655603</text:p>
          </table:table-cell>
          <table:table-cell table:number-columns-repeated="2"/>
          <table:table-cell office:value-type="float" office:value="24411649.9" calcext:value-type="float">
            <text:p>24411649.9</text:p>
          </table:table-cell>
          <table:table-cell office:value-type="float" office:value="26885691.9" calcext:value-type="float">
            <text:p>26885691.9</text:p>
          </table:table-cell>
          <table:table-cell office:value-type="float" office:value="30669470.8" calcext:value-type="float">
            <text:p>30669470.8</text:p>
          </table:table-cell>
          <table:table-cell/>
          <table:table-cell table:formula="of:=[.K76]/3400000000" office:value-type="float" office:value="0.00717989702941176" calcext:value-type="float">
            <text:p>0.007179897</text:p>
          </table:table-cell>
          <table:table-cell table:formula="of:=[.L76]/3400000000" office:value-type="float" office:value="0.00790755644117647" calcext:value-type="float">
            <text:p>0.0079075564</text:p>
          </table:table-cell>
          <table:table-cell table:formula="of:=[.M76]/3400000000" office:value-type="float" office:value="0.00902043258823529" calcext:value-type="float">
            <text:p>0.0090204326</text:p>
          </table:table-cell>
          <table:table-cell table:number-columns-repeated="2"/>
          <table:table-cell table:formula="of:=[.B76]/[.A76]" office:value-type="float" office:value="0.581266057332357" calcext:value-type="float">
            <text:p>0.5812660573</text:p>
          </table:table-cell>
          <table:table-cell table:formula="of:=[.C76]/[.A76]" office:value-type="float" office:value="0.694204126993815" calcext:value-type="float">
            <text:p>0.694204127</text:p>
          </table:table-cell>
          <table:table-cell table:formula="of:=[.D76]/[.A76]" office:value-type="float" office:value="0.818453600565592" calcext:value-type="float">
            <text:p>0.8184536006</text:p>
          </table:table-cell>
          <table:table-cell/>
          <table:table-cell table:formula="of:=[.K76]/[.A76]" office:value-type="float" office:value="0.620820360819499" calcext:value-type="float">
            <text:p>0.6208203608</text:p>
          </table:table-cell>
          <table:table-cell table:formula="of:=[.L76]/[.A76]" office:value-type="float" office:value="0.683738502502441" calcext:value-type="float">
            <text:p>0.6837385025</text:p>
          </table:table-cell>
          <table:table-cell table:formula="of:=[.M76]/[.A76]" office:value-type="float" office:value="0.779964975992839" calcext:value-type="float">
            <text:p>0.779964976</text:p>
          </table:table-cell>
        </table:table-row>
        <table:table-row table:style-name="ro2">
          <table:table-cell table:formula="of:=[.A76]+524288" office:value-type="float" office:value="39845888" calcext:value-type="float">
            <text:p>39845888</text:p>
          </table:table-cell>
          <table:table-cell office:value-type="float" office:value="23807818.6" calcext:value-type="float">
            <text:p>23807818.6</text:p>
          </table:table-cell>
          <table:table-cell office:value-type="float" office:value="28060055.9" calcext:value-type="float">
            <text:p>28060055.9</text:p>
          </table:table-cell>
          <table:table-cell office:value-type="float" office:value="31362128.5" calcext:value-type="float">
            <text:p>31362128.5</text:p>
          </table:table-cell>
          <table:table-cell/>
          <table:table-cell table:formula="of:=[.B77]/3400000000" office:value-type="float" office:value="0.0070022995882353" calcext:value-type="float">
            <text:p>0.0070022996</text:p>
          </table:table-cell>
          <table:table-cell table:formula="of:=[.C77]/3400000000" office:value-type="float" office:value="0.00825295761764706" calcext:value-type="float">
            <text:p>0.0082529576</text:p>
          </table:table-cell>
          <table:table-cell table:formula="of:=[.D77]/3400000000" office:value-type="float" office:value="0.00922415544117647" calcext:value-type="float">
            <text:p>0.0092241554</text:p>
          </table:table-cell>
          <table:table-cell table:number-columns-repeated="2"/>
          <table:table-cell office:value-type="float" office:value="24216421.1" calcext:value-type="float">
            <text:p>24216421.1</text:p>
          </table:table-cell>
          <table:table-cell office:value-type="float" office:value="27859839.4" calcext:value-type="float">
            <text:p>27859839.4</text:p>
          </table:table-cell>
          <table:table-cell office:value-type="float" office:value="31770836.8" calcext:value-type="float">
            <text:p>31770836.8</text:p>
          </table:table-cell>
          <table:table-cell/>
          <table:table-cell table:formula="of:=[.K77]/3400000000" office:value-type="float" office:value="0.00712247679411765" calcext:value-type="float">
            <text:p>0.0071224768</text:p>
          </table:table-cell>
          <table:table-cell table:formula="of:=[.L77]/3400000000" office:value-type="float" office:value="0.00819407041176471" calcext:value-type="float">
            <text:p>0.0081940704</text:p>
          </table:table-cell>
          <table:table-cell table:formula="of:=[.M77]/3400000000" office:value-type="float" office:value="0.00934436376470588" calcext:value-type="float">
            <text:p>0.0093443638</text:p>
          </table:table-cell>
          <table:table-cell table:number-columns-repeated="2"/>
          <table:table-cell table:formula="of:=[.B77]/[.A77]" office:value-type="float" office:value="0.597497503381026" calcext:value-type="float">
            <text:p>0.5974975034</text:p>
          </table:table-cell>
          <table:table-cell table:formula="of:=[.C77]/[.A77]" office:value-type="float" office:value="0.704214595493517" calcext:value-type="float">
            <text:p>0.7042145955</text:p>
          </table:table-cell>
          <table:table-cell table:formula="of:=[.D77]/[.A77]" office:value-type="float" office:value="0.787085696270591" calcext:value-type="float">
            <text:p>0.7870856963</text:p>
          </table:table-cell>
          <table:table-cell/>
          <table:table-cell table:formula="of:=[.K77]/[.A77]" office:value-type="float" office:value="0.607752074693379" calcext:value-type="float">
            <text:p>0.6077520747</text:p>
          </table:table-cell>
          <table:table-cell table:formula="of:=[.L77]/[.A77]" office:value-type="float" office:value="0.699189823552182" calcext:value-type="float">
            <text:p>0.6991898236</text:p>
          </table:table-cell>
          <table:table-cell table:formula="of:=[.M77]/[.A77]" office:value-type="float" office:value="0.797342922813014" calcext:value-type="float">
            <text:p>0.7973429228</text:p>
          </table:table-cell>
        </table:table-row>
        <table:table-row table:style-name="ro2">
          <table:table-cell table:formula="of:=[.A77]+524288" office:value-type="float" office:value="40370176" calcext:value-type="float">
            <text:p>40370176</text:p>
          </table:table-cell>
          <table:table-cell office:value-type="float" office:value="23747607.9" calcext:value-type="float">
            <text:p>23747607.9</text:p>
          </table:table-cell>
          <table:table-cell office:value-type="float" office:value="27730501.9" calcext:value-type="float">
            <text:p>27730501.9</text:p>
          </table:table-cell>
          <table:table-cell office:value-type="float" office:value="32200556" calcext:value-type="float">
            <text:p>32200556</text:p>
          </table:table-cell>
          <table:table-cell/>
          <table:table-cell table:formula="of:=[.B78]/3400000000" office:value-type="float" office:value="0.00698459055882353" calcext:value-type="float">
            <text:p>0.0069845906</text:p>
          </table:table-cell>
          <table:table-cell table:formula="of:=[.C78]/3400000000" office:value-type="float" office:value="0.00815602997058824" calcext:value-type="float">
            <text:p>0.00815603</text:p>
          </table:table-cell>
          <table:table-cell table:formula="of:=[.D78]/3400000000" office:value-type="float" office:value="0.00947075176470588" calcext:value-type="float">
            <text:p>0.0094707518</text:p>
          </table:table-cell>
          <table:table-cell table:number-columns-repeated="2"/>
          <table:table-cell office:value-type="float" office:value="24057282.2" calcext:value-type="float">
            <text:p>24057282.2</text:p>
          </table:table-cell>
          <table:table-cell office:value-type="float" office:value="27720608" calcext:value-type="float">
            <text:p>27720608</text:p>
          </table:table-cell>
          <table:table-cell office:value-type="float" office:value="31324188.4" calcext:value-type="float">
            <text:p>31324188.4</text:p>
          </table:table-cell>
          <table:table-cell/>
          <table:table-cell table:formula="of:=[.K78]/3400000000" office:value-type="float" office:value="0.00707567123529412" calcext:value-type="float">
            <text:p>0.0070756712</text:p>
          </table:table-cell>
          <table:table-cell table:formula="of:=[.L78]/3400000000" office:value-type="float" office:value="0.00815312" calcext:value-type="float">
            <text:p>0.00815312</text:p>
          </table:table-cell>
          <table:table-cell table:formula="of:=[.M78]/3400000000" office:value-type="float" office:value="0.00921299658823529" calcext:value-type="float">
            <text:p>0.0092129966</text:p>
          </table:table-cell>
          <table:table-cell table:number-columns-repeated="2"/>
          <table:table-cell table:formula="of:=[.B78]/[.A78]" office:value-type="float" office:value="0.588246330657563" calcext:value-type="float">
            <text:p>0.5882463307</text:p>
          </table:table-cell>
          <table:table-cell table:formula="of:=[.C78]/[.A78]" office:value-type="float" office:value="0.68690564787233" calcext:value-type="float">
            <text:p>0.6869056479</text:p>
          </table:table-cell>
          <table:table-cell table:formula="of:=[.D78]/[.A78]" office:value-type="float" office:value="0.797632291719511" calcext:value-type="float">
            <text:p>0.7976322917</text:p>
          </table:table-cell>
          <table:table-cell/>
          <table:table-cell table:formula="of:=[.K78]/[.A78]" office:value-type="float" office:value="0.595917198874734" calcext:value-type="float">
            <text:p>0.5959171989</text:p>
          </table:table-cell>
          <table:table-cell table:formula="of:=[.L78]/[.A78]" office:value-type="float" office:value="0.686660568435471" calcext:value-type="float">
            <text:p>0.6866605684</text:p>
          </table:table-cell>
          <table:table-cell table:formula="of:=[.M78]/[.A78]" office:value-type="float" office:value="0.775923998944171" calcext:value-type="float">
            <text:p>0.7759239989</text:p>
          </table:table-cell>
        </table:table-row>
        <table:table-row table:style-name="ro2">
          <table:table-cell table:formula="of:=[.A78]+524288" office:value-type="float" office:value="40894464" calcext:value-type="float">
            <text:p>40894464</text:p>
          </table:table-cell>
          <table:table-cell office:value-type="float" office:value="23840075.5" calcext:value-type="float">
            <text:p>23840075.5</text:p>
          </table:table-cell>
          <table:table-cell office:value-type="float" office:value="28165839.2" calcext:value-type="float">
            <text:p>28165839.2</text:p>
          </table:table-cell>
          <table:table-cell office:value-type="float" office:value="34373527.6" calcext:value-type="float">
            <text:p>34373527.6</text:p>
          </table:table-cell>
          <table:table-cell/>
          <table:table-cell table:formula="of:=[.B79]/3400000000" office:value-type="float" office:value="0.00701178691176471" calcext:value-type="float">
            <text:p>0.0070117869</text:p>
          </table:table-cell>
          <table:table-cell table:formula="of:=[.C79]/3400000000" office:value-type="float" office:value="0.00828407035294118" calcext:value-type="float">
            <text:p>0.0082840704</text:p>
          </table:table-cell>
          <table:table-cell table:formula="of:=[.D79]/3400000000" office:value-type="float" office:value="0.0101098610588235" calcext:value-type="float">
            <text:p>0.0101098611</text:p>
          </table:table-cell>
          <table:table-cell table:number-columns-repeated="2"/>
          <table:table-cell office:value-type="float" office:value="23939174.4" calcext:value-type="float">
            <text:p>23939174.4</text:p>
          </table:table-cell>
          <table:table-cell office:value-type="float" office:value="28560451.4" calcext:value-type="float">
            <text:p>28560451.4</text:p>
          </table:table-cell>
          <table:table-cell office:value-type="float" office:value="31826855" calcext:value-type="float">
            <text:p>31826855</text:p>
          </table:table-cell>
          <table:table-cell/>
          <table:table-cell table:formula="of:=[.K79]/3400000000" office:value-type="float" office:value="0.00704093364705882" calcext:value-type="float">
            <text:p>0.0070409336</text:p>
          </table:table-cell>
          <table:table-cell table:formula="of:=[.L79]/3400000000" office:value-type="float" office:value="0.00840013276470588" calcext:value-type="float">
            <text:p>0.0084001328</text:p>
          </table:table-cell>
          <table:table-cell table:formula="of:=[.M79]/3400000000" office:value-type="float" office:value="0.00936083970588235" calcext:value-type="float">
            <text:p>0.0093608397</text:p>
          </table:table-cell>
          <table:table-cell table:number-columns-repeated="2"/>
          <table:table-cell table:formula="of:=[.B79]/[.A79]" office:value-type="float" office:value="0.582965838603484" calcext:value-type="float">
            <text:p>0.5829658386</text:p>
          </table:table-cell>
          <table:table-cell table:formula="of:=[.C79]/[.A79]" office:value-type="float" office:value="0.688744549873548" calcext:value-type="float">
            <text:p>0.6887445499</text:p>
          </table:table-cell>
          <table:table-cell table:formula="of:=[.D79]/[.A79]" office:value-type="float" office:value="0.840542318882086" calcext:value-type="float">
            <text:p>0.8405423189</text:p>
          </table:table-cell>
          <table:table-cell/>
          <table:table-cell table:formula="of:=[.K79]/[.A79]" office:value-type="float" office:value="0.585389122596154" calcext:value-type="float">
            <text:p>0.5853891226</text:p>
          </table:table-cell>
          <table:table-cell table:formula="of:=[.L79]/[.A79]" office:value-type="float" office:value="0.69839407602946" calcext:value-type="float">
            <text:p>0.698394076</text:p>
          </table:table-cell>
          <table:table-cell table:formula="of:=[.M79]/[.A79]" office:value-type="float" office:value="0.778268056038098" calcext:value-type="float">
            <text:p>0.778268056</text:p>
          </table:table-cell>
        </table:table-row>
        <table:table-row table:style-name="ro2">
          <table:table-cell table:formula="of:=[.A79]+524288" office:value-type="float" office:value="41418752" calcext:value-type="float">
            <text:p>41418752</text:p>
          </table:table-cell>
          <table:table-cell office:value-type="float" office:value="24464738.4" calcext:value-type="float">
            <text:p>24464738.4</text:p>
          </table:table-cell>
          <table:table-cell office:value-type="float" office:value="28769967.3" calcext:value-type="float">
            <text:p>28769967.3</text:p>
          </table:table-cell>
          <table:table-cell office:value-type="float" office:value="34010954.7" calcext:value-type="float">
            <text:p>34010954.7</text:p>
          </table:table-cell>
          <table:table-cell/>
          <table:table-cell table:formula="of:=[.B80]/3400000000" office:value-type="float" office:value="0.00719551129411765" calcext:value-type="float">
            <text:p>0.0071955113</text:p>
          </table:table-cell>
          <table:table-cell table:formula="of:=[.C80]/3400000000" office:value-type="float" office:value="0.00846175508823529" calcext:value-type="float">
            <text:p>0.0084617551</text:p>
          </table:table-cell>
          <table:table-cell table:formula="of:=[.D80]/3400000000" office:value-type="float" office:value="0.0100032219705882" calcext:value-type="float">
            <text:p>0.010003222</text:p>
          </table:table-cell>
          <table:table-cell table:number-columns-repeated="2"/>
          <table:table-cell office:value-type="float" office:value="24724817.6" calcext:value-type="float">
            <text:p>24724817.6</text:p>
          </table:table-cell>
          <table:table-cell office:value-type="float" office:value="28461701.7" calcext:value-type="float">
            <text:p>28461701.7</text:p>
          </table:table-cell>
          <table:table-cell office:value-type="float" office:value="32361807.3" calcext:value-type="float">
            <text:p>32361807.3</text:p>
          </table:table-cell>
          <table:table-cell/>
          <table:table-cell table:formula="of:=[.K80]/3400000000" office:value-type="float" office:value="0.00727200517647059" calcext:value-type="float">
            <text:p>0.0072720052</text:p>
          </table:table-cell>
          <table:table-cell table:formula="of:=[.L80]/3400000000" office:value-type="float" office:value="0.00837108873529412" calcext:value-type="float">
            <text:p>0.0083710887</text:p>
          </table:table-cell>
          <table:table-cell table:formula="of:=[.M80]/3400000000" office:value-type="float" office:value="0.00951817861764706" calcext:value-type="float">
            <text:p>0.0095181786</text:p>
          </table:table-cell>
          <table:table-cell table:number-columns-repeated="2"/>
          <table:table-cell table:formula="of:=[.B80]/[.A80]" office:value-type="float" office:value="0.590668168852601" calcext:value-type="float">
            <text:p>0.5906681689</text:p>
          </table:table-cell>
          <table:table-cell table:formula="of:=[.C80]/[.A80]" office:value-type="float" office:value="0.694612123996397" calcext:value-type="float">
            <text:p>0.694612124</text:p>
          </table:table-cell>
          <table:table-cell table:formula="of:=[.D80]/[.A80]" office:value-type="float" office:value="0.821148708198644" calcext:value-type="float">
            <text:p>0.8211487082</text:p>
          </table:table-cell>
          <table:table-cell/>
          <table:table-cell table:formula="of:=[.K80]/[.A80]" office:value-type="float" office:value="0.59694743096074" calcext:value-type="float">
            <text:p>0.596947431</text:p>
          </table:table-cell>
          <table:table-cell table:formula="of:=[.L80]/[.A80]" office:value-type="float" office:value="0.687169466139395" calcext:value-type="float">
            <text:p>0.6871694661</text:p>
          </table:table-cell>
          <table:table-cell table:formula="of:=[.M80]/[.A80]" office:value-type="float" office:value="0.781332264670843" calcext:value-type="float">
            <text:p>0.7813322647</text:p>
          </table:table-cell>
        </table:table-row>
        <table:table-row table:style-name="ro2">
          <table:table-cell table:formula="of:=[.A80]+524288" office:value-type="float" office:value="41943040" calcext:value-type="float">
            <text:p>41943040</text:p>
          </table:table-cell>
          <table:table-cell office:value-type="float" office:value="25431062.2" calcext:value-type="float">
            <text:p>25431062.2</text:p>
          </table:table-cell>
          <table:table-cell office:value-type="float" office:value="29774570.2" calcext:value-type="float">
            <text:p>29774570.2</text:p>
          </table:table-cell>
          <table:table-cell office:value-type="float" office:value="33507015.2" calcext:value-type="float">
            <text:p>33507015.2</text:p>
          </table:table-cell>
          <table:table-cell/>
          <table:table-cell table:formula="of:=[.B81]/3400000000" office:value-type="float" office:value="0.00747972417647059" calcext:value-type="float">
            <text:p>0.0074797242</text:p>
          </table:table-cell>
          <table:table-cell table:formula="of:=[.C81]/3400000000" office:value-type="float" office:value="0.00875722652941176" calcext:value-type="float">
            <text:p>0.0087572265</text:p>
          </table:table-cell>
          <table:table-cell table:formula="of:=[.D81]/3400000000" office:value-type="float" office:value="0.00985500447058824" calcext:value-type="float">
            <text:p>0.0098550045</text:p>
          </table:table-cell>
          <table:table-cell table:number-columns-repeated="2"/>
          <table:table-cell office:value-type="float" office:value="24732942" calcext:value-type="float">
            <text:p>24732942</text:p>
          </table:table-cell>
          <table:table-cell office:value-type="float" office:value="28594752.1" calcext:value-type="float">
            <text:p>28594752.1</text:p>
          </table:table-cell>
          <table:table-cell office:value-type="float" office:value="32585427.1" calcext:value-type="float">
            <text:p>32585427.1</text:p>
          </table:table-cell>
          <table:table-cell/>
          <table:table-cell table:formula="of:=[.K81]/3400000000" office:value-type="float" office:value="0.00727439470588235" calcext:value-type="float">
            <text:p>0.0072743947</text:p>
          </table:table-cell>
          <table:table-cell table:formula="of:=[.L81]/3400000000" office:value-type="float" office:value="0.00841022120588235" calcext:value-type="float">
            <text:p>0.0084102212</text:p>
          </table:table-cell>
          <table:table-cell table:formula="of:=[.M81]/3400000000" office:value-type="float" office:value="0.00958394914705882" calcext:value-type="float">
            <text:p>0.0095839491</text:p>
          </table:table-cell>
          <table:table-cell table:number-columns-repeated="2"/>
          <table:table-cell table:formula="of:=[.B81]/[.A81]" office:value-type="float" office:value="0.606323771476746" calcext:value-type="float">
            <text:p>0.6063237715</text:p>
          </table:table-cell>
          <table:table-cell table:formula="of:=[.C81]/[.A81]" office:value-type="float" office:value="0.709881072044373" calcext:value-type="float">
            <text:p>0.709881072</text:p>
          </table:table-cell>
          <table:table-cell table:formula="of:=[.D81]/[.A81]" office:value-type="float" office:value="0.798869495391846" calcext:value-type="float">
            <text:p>0.7988694954</text:p>
          </table:table-cell>
          <table:table-cell/>
          <table:table-cell table:formula="of:=[.K81]/[.A81]" office:value-type="float" office:value="0.589679288864136" calcext:value-type="float">
            <text:p>0.5896792889</text:p>
          </table:table-cell>
          <table:table-cell table:formula="of:=[.L81]/[.A81]" office:value-type="float" office:value="0.681752016544342" calcext:value-type="float">
            <text:p>0.6817520165</text:p>
          </table:table-cell>
          <table:table-cell table:formula="of:=[.M81]/[.A81]" office:value-type="float" office:value="0.776897122859955" calcext:value-type="float">
            <text:p>0.7768971229</text:p>
          </table:table-cell>
        </table:table-row>
        <table:table-row table:style-name="ro2">
          <table:table-cell table:formula="of:=[.A81]+524288" office:value-type="float" office:value="42467328" calcext:value-type="float">
            <text:p>42467328</text:p>
          </table:table-cell>
          <table:table-cell office:value-type="float" office:value="25324151.1" calcext:value-type="float">
            <text:p>25324151.1</text:p>
          </table:table-cell>
          <table:table-cell office:value-type="float" office:value="29497118.8" calcext:value-type="float">
            <text:p>29497118.8</text:p>
          </table:table-cell>
          <table:table-cell office:value-type="float" office:value="37435202.1" calcext:value-type="float">
            <text:p>37435202.1</text:p>
          </table:table-cell>
          <table:table-cell/>
          <table:table-cell table:formula="of:=[.B82]/3400000000" office:value-type="float" office:value="0.00744827973529412" calcext:value-type="float">
            <text:p>0.0074482797</text:p>
          </table:table-cell>
          <table:table-cell table:formula="of:=[.C82]/3400000000" office:value-type="float" office:value="0.00867562317647059" calcext:value-type="float">
            <text:p>0.0086756232</text:p>
          </table:table-cell>
          <table:table-cell table:formula="of:=[.D82]/3400000000" office:value-type="float" office:value="0.0110103535588235" calcext:value-type="float">
            <text:p>0.0110103536</text:p>
          </table:table-cell>
          <table:table-cell table:number-columns-repeated="2"/>
          <table:table-cell office:value-type="float" office:value="25706105.4" calcext:value-type="float">
            <text:p>25706105.4</text:p>
          </table:table-cell>
          <table:table-cell office:value-type="float" office:value="28822765.3" calcext:value-type="float">
            <text:p>28822765.3</text:p>
          </table:table-cell>
          <table:table-cell office:value-type="float" office:value="33477465.4" calcext:value-type="float">
            <text:p>33477465.4</text:p>
          </table:table-cell>
          <table:table-cell/>
          <table:table-cell table:formula="of:=[.K82]/3400000000" office:value-type="float" office:value="0.00756061923529412" calcext:value-type="float">
            <text:p>0.0075606192</text:p>
          </table:table-cell>
          <table:table-cell table:formula="of:=[.L82]/3400000000" office:value-type="float" office:value="0.00847728391176471" calcext:value-type="float">
            <text:p>0.0084772839</text:p>
          </table:table-cell>
          <table:table-cell table:formula="of:=[.M82]/3400000000" office:value-type="float" office:value="0.00984631335294118" calcext:value-type="float">
            <text:p>0.0098463134</text:p>
          </table:table-cell>
          <table:table-cell table:number-columns-repeated="2"/>
          <table:table-cell table:formula="of:=[.B82]/[.A82]" office:value-type="float" office:value="0.596320802194101" calcext:value-type="float">
            <text:p>0.5963208022</text:p>
          </table:table-cell>
          <table:table-cell table:formula="of:=[.C82]/[.A82]" office:value-type="float" office:value="0.694583817470221" calcext:value-type="float">
            <text:p>0.6945838175</text:p>
          </table:table-cell>
          <table:table-cell table:formula="of:=[.D82]/[.A82]" office:value-type="float" office:value="0.881505944993761" calcext:value-type="float">
            <text:p>0.881505945</text:p>
          </table:table-cell>
          <table:table-cell/>
          <table:table-cell table:formula="of:=[.K82]/[.A82]" office:value-type="float" office:value="0.605314876415111" calcext:value-type="float">
            <text:p>0.6053148764</text:p>
          </table:table-cell>
          <table:table-cell table:formula="of:=[.L82]/[.A82]" office:value-type="float" office:value="0.678704468997908" calcext:value-type="float">
            <text:p>0.678704469</text:p>
          </table:table-cell>
          <table:table-cell table:formula="of:=[.M82]/[.A82]" office:value-type="float" office:value="0.788311084700219" calcext:value-type="float">
            <text:p>0.7883110847</text:p>
          </table:table-cell>
        </table:table-row>
        <table:table-row table:style-name="ro2">
          <table:table-cell table:formula="of:=[.A82]+524288" office:value-type="float" office:value="42991616" calcext:value-type="float">
            <text:p>42991616</text:p>
          </table:table-cell>
          <table:table-cell office:value-type="float" office:value="25652125.7" calcext:value-type="float">
            <text:p>25652125.7</text:p>
          </table:table-cell>
          <table:table-cell office:value-type="float" office:value="29709718" calcext:value-type="float">
            <text:p>29709718</text:p>
          </table:table-cell>
          <table:table-cell office:value-type="float" office:value="33486033.3" calcext:value-type="float">
            <text:p>33486033.3</text:p>
          </table:table-cell>
          <table:table-cell/>
          <table:table-cell table:formula="of:=[.B83]/3400000000" office:value-type="float" office:value="0.00754474285294118" calcext:value-type="float">
            <text:p>0.0075447429</text:p>
          </table:table-cell>
          <table:table-cell table:formula="of:=[.C83]/3400000000" office:value-type="float" office:value="0.00873815235294118" calcext:value-type="float">
            <text:p>0.0087381524</text:p>
          </table:table-cell>
          <table:table-cell table:formula="of:=[.D83]/3400000000" office:value-type="float" office:value="0.00984883332352941" calcext:value-type="float">
            <text:p>0.0098488333</text:p>
          </table:table-cell>
          <table:table-cell table:number-columns-repeated="2"/>
          <table:table-cell office:value-type="float" office:value="25219027.8" calcext:value-type="float">
            <text:p>25219027.8</text:p>
          </table:table-cell>
          <table:table-cell office:value-type="float" office:value="29628266.5" calcext:value-type="float">
            <text:p>29628266.5</text:p>
          </table:table-cell>
          <table:table-cell office:value-type="float" office:value="33238896.2" calcext:value-type="float">
            <text:p>33238896.2</text:p>
          </table:table-cell>
          <table:table-cell/>
          <table:table-cell table:formula="of:=[.K83]/3400000000" office:value-type="float" office:value="0.00741736111764706" calcext:value-type="float">
            <text:p>0.0074173611</text:p>
          </table:table-cell>
          <table:table-cell table:formula="of:=[.L83]/3400000000" office:value-type="float" office:value="0.00871419602941177" calcext:value-type="float">
            <text:p>0.008714196</text:p>
          </table:table-cell>
          <table:table-cell table:formula="of:=[.M83]/3400000000" office:value-type="float" office:value="0.00977614594117647" calcext:value-type="float">
            <text:p>0.0097761459</text:p>
          </table:table-cell>
          <table:table-cell table:number-columns-repeated="2"/>
          <table:table-cell table:formula="of:=[.B83]/[.A83]" office:value-type="float" office:value="0.596677401007675" calcext:value-type="float">
            <text:p>0.596677401</text:p>
          </table:table-cell>
          <table:table-cell table:formula="of:=[.C83]/[.A83]" office:value-type="float" office:value="0.691058414738353" calcext:value-type="float">
            <text:p>0.6910584147</text:p>
          </table:table-cell>
          <table:table-cell table:formula="of:=[.D83]/[.A83]" office:value-type="float" office:value="0.778896827232547" calcext:value-type="float">
            <text:p>0.7788968272</text:p>
          </table:table-cell>
          <table:table-cell/>
          <table:table-cell table:formula="of:=[.K83]/[.A83]" office:value-type="float" office:value="0.586603392624274" calcext:value-type="float">
            <text:p>0.5866033926</text:p>
          </table:table-cell>
          <table:table-cell table:formula="of:=[.L83]/[.A83]" office:value-type="float" office:value="0.689163824407066" calcext:value-type="float">
            <text:p>0.6891638244</text:p>
          </table:table-cell>
          <table:table-cell table:formula="of:=[.M83]/[.A83]" office:value-type="float" office:value="0.773148331991056" calcext:value-type="float">
            <text:p>0.773148332</text:p>
          </table:table-cell>
        </table:table-row>
        <table:table-row table:style-name="ro2">
          <table:table-cell table:formula="of:=[.A83]+524288" office:value-type="float" office:value="43515904" calcext:value-type="float">
            <text:p>43515904</text:p>
          </table:table-cell>
          <table:table-cell office:value-type="float" office:value="25367855.3" calcext:value-type="float">
            <text:p>25367855.3</text:p>
          </table:table-cell>
          <table:table-cell office:value-type="float" office:value="30206675.2" calcext:value-type="float">
            <text:p>30206675.2</text:p>
          </table:table-cell>
          <table:table-cell office:value-type="float" office:value="34145163" calcext:value-type="float">
            <text:p>34145163</text:p>
          </table:table-cell>
          <table:table-cell/>
          <table:table-cell table:formula="of:=[.B84]/3400000000" office:value-type="float" office:value="0.00746113391176471" calcext:value-type="float">
            <text:p>0.0074611339</text:p>
          </table:table-cell>
          <table:table-cell table:formula="of:=[.C84]/3400000000" office:value-type="float" office:value="0.00888431623529412" calcext:value-type="float">
            <text:p>0.0088843162</text:p>
          </table:table-cell>
          <table:table-cell table:formula="of:=[.D84]/3400000000" office:value-type="float" office:value="0.010042695" calcext:value-type="float">
            <text:p>0.010042695</text:p>
          </table:table-cell>
          <table:table-cell table:number-columns-repeated="2"/>
          <table:table-cell office:value-type="float" office:value="27113649.5" calcext:value-type="float">
            <text:p>27113649.5</text:p>
          </table:table-cell>
          <table:table-cell office:value-type="float" office:value="30179357.2" calcext:value-type="float">
            <text:p>30179357.2</text:p>
          </table:table-cell>
          <table:table-cell office:value-type="float" office:value="34840945.4" calcext:value-type="float">
            <text:p>34840945.4</text:p>
          </table:table-cell>
          <table:table-cell/>
          <table:table-cell table:formula="of:=[.K84]/3400000000" office:value-type="float" office:value="0.00797460279411765" calcext:value-type="float">
            <text:p>0.0079746028</text:p>
          </table:table-cell>
          <table:table-cell table:formula="of:=[.L84]/3400000000" office:value-type="float" office:value="0.00887628152941177" calcext:value-type="float">
            <text:p>0.0088762815</text:p>
          </table:table-cell>
          <table:table-cell table:formula="of:=[.M84]/3400000000" office:value-type="float" office:value="0.0102473368823529" calcext:value-type="float">
            <text:p>0.0102473369</text:p>
          </table:table-cell>
          <table:table-cell table:number-columns-repeated="2"/>
          <table:table-cell table:formula="of:=[.B84]/[.A84]" office:value-type="float" office:value="0.582955953299281" calcext:value-type="float">
            <text:p>0.5829559533</text:p>
          </table:table-cell>
          <table:table-cell table:formula="of:=[.C84]/[.A84]" office:value-type="float" office:value="0.694152537885919" calcext:value-type="float">
            <text:p>0.6941525379</text:p>
          </table:table-cell>
          <table:table-cell table:formula="of:=[.D84]/[.A84]" office:value-type="float" office:value="0.784659397171204" calcext:value-type="float">
            <text:p>0.7846593972</text:p>
          </table:table-cell>
          <table:table-cell/>
          <table:table-cell table:formula="of:=[.K84]/[.A84]" office:value-type="float" office:value="0.623074485594968" calcext:value-type="float">
            <text:p>0.6230744856</text:p>
          </table:table-cell>
          <table:table-cell table:formula="of:=[.L84]/[.A84]" office:value-type="float" office:value="0.693524767404579" calcext:value-type="float">
            <text:p>0.6935247674</text:p>
          </table:table-cell>
          <table:table-cell table:formula="of:=[.M84]/[.A84]" office:value-type="float" office:value="0.800648549091385" calcext:value-type="float">
            <text:p>0.8006485491</text:p>
          </table:table-cell>
        </table:table-row>
        <table:table-row table:style-name="ro2">
          <table:table-cell table:formula="of:=[.A84]+524288" office:value-type="float" office:value="44040192" calcext:value-type="float">
            <text:p>44040192</text:p>
          </table:table-cell>
          <table:table-cell office:value-type="float" office:value="27808960.2" calcext:value-type="float">
            <text:p>27808960.2</text:p>
          </table:table-cell>
          <table:table-cell office:value-type="float" office:value="32017010.7" calcext:value-type="float">
            <text:p>32017010.7</text:p>
          </table:table-cell>
          <table:table-cell office:value-type="float" office:value="34990912.9" calcext:value-type="float">
            <text:p>34990912.9</text:p>
          </table:table-cell>
          <table:table-cell/>
          <table:table-cell table:formula="of:=[.B85]/3400000000" office:value-type="float" office:value="0.00817910594117647" calcext:value-type="float">
            <text:p>0.0081791059</text:p>
          </table:table-cell>
          <table:table-cell table:formula="of:=[.C85]/3400000000" office:value-type="float" office:value="0.00941676785294118" calcext:value-type="float">
            <text:p>0.0094167679</text:p>
          </table:table-cell>
          <table:table-cell table:formula="of:=[.D85]/3400000000" office:value-type="float" office:value="0.0102914449705882" calcext:value-type="float">
            <text:p>0.010291445</text:p>
          </table:table-cell>
          <table:table-cell table:number-columns-repeated="2"/>
          <table:table-cell office:value-type="float" office:value="27071372.6" calcext:value-type="float">
            <text:p>27071372.6</text:p>
          </table:table-cell>
          <table:table-cell office:value-type="float" office:value="31417572.6" calcext:value-type="float">
            <text:p>31417572.6</text:p>
          </table:table-cell>
          <table:table-cell office:value-type="float" office:value="34366500.8" calcext:value-type="float">
            <text:p>34366500.8</text:p>
          </table:table-cell>
          <table:table-cell/>
          <table:table-cell table:formula="of:=[.K85]/3400000000" office:value-type="float" office:value="0.00796216841176471" calcext:value-type="float">
            <text:p>0.0079621684</text:p>
          </table:table-cell>
          <table:table-cell table:formula="of:=[.L85]/3400000000" office:value-type="float" office:value="0.00924046252941177" calcext:value-type="float">
            <text:p>0.0092404625</text:p>
          </table:table-cell>
          <table:table-cell table:formula="of:=[.M85]/3400000000" office:value-type="float" office:value="0.0101077943529412" calcext:value-type="float">
            <text:p>0.0101077944</text:p>
          </table:table-cell>
          <table:table-cell table:number-columns-repeated="2"/>
          <table:table-cell table:formula="of:=[.B85]/[.A85]" office:value-type="float" office:value="0.631445026397705" calcext:value-type="float">
            <text:p>0.6314450264</text:p>
          </table:table-cell>
          <table:table-cell table:formula="of:=[.C85]/[.A85]" office:value-type="float" office:value="0.726995256968907" calcext:value-type="float">
            <text:p>0.726995257</text:p>
          </table:table-cell>
          <table:table-cell table:formula="of:=[.D85]/[.A85]" office:value-type="float" office:value="0.794522260484241" calcext:value-type="float">
            <text:p>0.7945222605</text:p>
          </table:table-cell>
          <table:table-cell/>
          <table:table-cell table:formula="of:=[.K85]/[.A85]" office:value-type="float" office:value="0.614696970440092" calcext:value-type="float">
            <text:p>0.6146969704</text:p>
          </table:table-cell>
          <table:table-cell table:formula="of:=[.L85]/[.A85]" office:value-type="float" office:value="0.713384096963065" calcext:value-type="float">
            <text:p>0.713384097</text:p>
          </table:table-cell>
          <table:table-cell table:formula="of:=[.M85]/[.A85]" office:value-type="float" office:value="0.780344027564639" calcext:value-type="float">
            <text:p>0.7803440276</text:p>
          </table:table-cell>
        </table:table-row>
        <table:table-row table:style-name="ro2">
          <table:table-cell table:formula="of:=[.A85]+524288" office:value-type="float" office:value="44564480" calcext:value-type="float">
            <text:p>44564480</text:p>
          </table:table-cell>
          <table:table-cell office:value-type="float" office:value="26459142.1" calcext:value-type="float">
            <text:p>26459142.1</text:p>
          </table:table-cell>
          <table:table-cell office:value-type="float" office:value="30779610.6" calcext:value-type="float">
            <text:p>30779610.6</text:p>
          </table:table-cell>
          <table:table-cell office:value-type="float" office:value="34650874.2" calcext:value-type="float">
            <text:p>34650874.2</text:p>
          </table:table-cell>
          <table:table-cell/>
          <table:table-cell table:formula="of:=[.B86]/3400000000" office:value-type="float" office:value="0.00778210061764706" calcext:value-type="float">
            <text:p>0.0077821006</text:p>
          </table:table-cell>
          <table:table-cell table:formula="of:=[.C86]/3400000000" office:value-type="float" office:value="0.00905282664705882" calcext:value-type="float">
            <text:p>0.0090528266</text:p>
          </table:table-cell>
          <table:table-cell table:formula="of:=[.D86]/3400000000" office:value-type="float" office:value="0.0101914335882353" calcext:value-type="float">
            <text:p>0.0101914336</text:p>
          </table:table-cell>
          <table:table-cell table:number-columns-repeated="2"/>
          <table:table-cell office:value-type="float" office:value="27389925.2" calcext:value-type="float">
            <text:p>27389925.2</text:p>
          </table:table-cell>
          <table:table-cell office:value-type="float" office:value="30928880.5" calcext:value-type="float">
            <text:p>30928880.5</text:p>
          </table:table-cell>
          <table:table-cell office:value-type="float" office:value="34240651.5" calcext:value-type="float">
            <text:p>34240651.5</text:p>
          </table:table-cell>
          <table:table-cell/>
          <table:table-cell table:formula="of:=[.K86]/3400000000" office:value-type="float" office:value="0.00805586035294118" calcext:value-type="float">
            <text:p>0.0080558604</text:p>
          </table:table-cell>
          <table:table-cell table:formula="of:=[.L86]/3400000000" office:value-type="float" office:value="0.00909672955882353" calcext:value-type="float">
            <text:p>0.0090967296</text:p>
          </table:table-cell>
          <table:table-cell table:formula="of:=[.M86]/3400000000" office:value-type="float" office:value="0.0100707798529412" calcext:value-type="float">
            <text:p>0.0100707799</text:p>
          </table:table-cell>
          <table:table-cell table:number-columns-repeated="2"/>
          <table:table-cell table:formula="of:=[.B86]/[.A86]" office:value-type="float" office:value="0.593727158939137" calcext:value-type="float">
            <text:p>0.5937271589</text:p>
          </table:table-cell>
          <table:table-cell table:formula="of:=[.C86]/[.A86]" office:value-type="float" office:value="0.690675861134249" calcext:value-type="float">
            <text:p>0.6906758611</text:p>
          </table:table-cell>
          <table:table-cell table:formula="of:=[.D86]/[.A86]" office:value-type="float" office:value="0.777544676836799" calcext:value-type="float">
            <text:p>0.7775446768</text:p>
          </table:table-cell>
          <table:table-cell/>
          <table:table-cell table:formula="of:=[.K86]/[.A86]" office:value-type="float" office:value="0.614613369212431" calcext:value-type="float">
            <text:p>0.6146133692</text:p>
          </table:table-cell>
          <table:table-cell table:formula="of:=[.L86]/[.A86]" office:value-type="float" office:value="0.694025387483485" calcext:value-type="float">
            <text:p>0.6940253875</text:p>
          </table:table-cell>
          <table:table-cell table:formula="of:=[.M86]/[.A86]" office:value-type="float" office:value="0.768339527354521" calcext:value-type="float">
            <text:p>0.7683395274</text:p>
          </table:table-cell>
        </table:table-row>
        <table:table-row table:style-name="ro2">
          <table:table-cell table:formula="of:=[.A86]+524288" office:value-type="float" office:value="45088768" calcext:value-type="float">
            <text:p>45088768</text:p>
          </table:table-cell>
          <table:table-cell office:value-type="float" office:value="27064068.5" calcext:value-type="float">
            <text:p>27064068.5</text:p>
          </table:table-cell>
          <table:table-cell office:value-type="float" office:value="31032097" calcext:value-type="float">
            <text:p>31032097</text:p>
          </table:table-cell>
          <table:table-cell office:value-type="float" office:value="36989514.6" calcext:value-type="float">
            <text:p>36989514.6</text:p>
          </table:table-cell>
          <table:table-cell/>
          <table:table-cell table:formula="of:=[.B87]/3400000000" office:value-type="float" office:value="0.00796002014705882" calcext:value-type="float">
            <text:p>0.0079600201</text:p>
          </table:table-cell>
          <table:table-cell table:formula="of:=[.C87]/3400000000" office:value-type="float" office:value="0.00912708735294118" calcext:value-type="float">
            <text:p>0.0091270874</text:p>
          </table:table-cell>
          <table:table-cell table:formula="of:=[.D87]/3400000000" office:value-type="float" office:value="0.010879269" calcext:value-type="float">
            <text:p>0.010879269</text:p>
          </table:table-cell>
          <table:table-cell table:number-columns-repeated="2"/>
          <table:table-cell office:value-type="float" office:value="26757596.3" calcext:value-type="float">
            <text:p>26757596.3</text:p>
          </table:table-cell>
          <table:table-cell office:value-type="float" office:value="30568856" calcext:value-type="float">
            <text:p>30568856</text:p>
          </table:table-cell>
          <table:table-cell office:value-type="float" office:value="34911105.5" calcext:value-type="float">
            <text:p>34911105.5</text:p>
          </table:table-cell>
          <table:table-cell/>
          <table:table-cell table:formula="of:=[.K87]/3400000000" office:value-type="float" office:value="0.00786988126470588" calcext:value-type="float">
            <text:p>0.0078698813</text:p>
          </table:table-cell>
          <table:table-cell table:formula="of:=[.L87]/3400000000" office:value-type="float" office:value="0.00899084" calcext:value-type="float">
            <text:p>0.00899084</text:p>
          </table:table-cell>
          <table:table-cell table:formula="of:=[.M87]/3400000000" office:value-type="float" office:value="0.0102679722058824" calcext:value-type="float">
            <text:p>0.0102679722</text:p>
          </table:table-cell>
          <table:table-cell table:number-columns-repeated="2"/>
          <table:table-cell table:formula="of:=[.B87]/[.A87]" office:value-type="float" office:value="0.600239698276963" calcext:value-type="float">
            <text:p>0.6002396983</text:p>
          </table:table-cell>
          <table:table-cell table:formula="of:=[.C87]/[.A87]" office:value-type="float" office:value="0.688244509142499" calcext:value-type="float">
            <text:p>0.6882445091</text:p>
          </table:table-cell>
          <table:table-cell table:formula="of:=[.D87]/[.A87]" office:value-type="float" office:value="0.820370931403581" calcext:value-type="float">
            <text:p>0.8203709314</text:p>
          </table:table-cell>
          <table:table-cell/>
          <table:table-cell table:formula="of:=[.K87]/[.A87]" office:value-type="float" office:value="0.593442613025044" calcext:value-type="float">
            <text:p>0.593442613</text:p>
          </table:table-cell>
          <table:table-cell table:formula="of:=[.L87]/[.A87]" office:value-type="float" office:value="0.677970531374909" calcext:value-type="float">
            <text:p>0.6779705314</text:p>
          </table:table-cell>
          <table:table-cell table:formula="of:=[.M87]/[.A87]" office:value-type="float" office:value="0.774274992388348" calcext:value-type="float">
            <text:p>0.7742749924</text:p>
          </table:table-cell>
        </table:table-row>
        <table:table-row table:style-name="ro2">
          <table:table-cell table:formula="of:=[.A87]+524288" office:value-type="float" office:value="45613056" calcext:value-type="float">
            <text:p>45613056</text:p>
          </table:table-cell>
          <table:table-cell office:value-type="float" office:value="27160692.5" calcext:value-type="float">
            <text:p>27160692.5</text:p>
          </table:table-cell>
          <table:table-cell office:value-type="float" office:value="31478641.5" calcext:value-type="float">
            <text:p>31478641.5</text:p>
          </table:table-cell>
          <table:table-cell office:value-type="float" office:value="35777653.6" calcext:value-type="float">
            <text:p>35777653.6</text:p>
          </table:table-cell>
          <table:table-cell/>
          <table:table-cell table:formula="of:=[.B88]/3400000000" office:value-type="float" office:value="0.00798843897058824" calcext:value-type="float">
            <text:p>0.007988439</text:p>
          </table:table-cell>
          <table:table-cell table:formula="of:=[.C88]/3400000000" office:value-type="float" office:value="0.00925842397058823" calcext:value-type="float">
            <text:p>0.009258424</text:p>
          </table:table-cell>
          <table:table-cell table:formula="of:=[.D88]/3400000000" office:value-type="float" office:value="0.0105228392941176" calcext:value-type="float">
            <text:p>0.0105228393</text:p>
          </table:table-cell>
          <table:table-cell table:number-columns-repeated="2"/>
          <table:table-cell office:value-type="float" office:value="27595525.8" calcext:value-type="float">
            <text:p>27595525.8</text:p>
          </table:table-cell>
          <table:table-cell office:value-type="float" office:value="31398771.6" calcext:value-type="float">
            <text:p>31398771.6</text:p>
          </table:table-cell>
          <table:table-cell office:value-type="float" office:value="35459935.6" calcext:value-type="float">
            <text:p>35459935.6</text:p>
          </table:table-cell>
          <table:table-cell/>
          <table:table-cell table:formula="of:=[.K88]/3400000000" office:value-type="float" office:value="0.00811633111764706" calcext:value-type="float">
            <text:p>0.0081163311</text:p>
          </table:table-cell>
          <table:table-cell table:formula="of:=[.L88]/3400000000" office:value-type="float" office:value="0.00923493282352941" calcext:value-type="float">
            <text:p>0.0092349328</text:p>
          </table:table-cell>
          <table:table-cell table:formula="of:=[.M88]/3400000000" office:value-type="float" office:value="0.0104293928235294" calcext:value-type="float">
            <text:p>0.0104293928</text:p>
          </table:table-cell>
          <table:table-cell table:number-columns-repeated="2"/>
          <table:table-cell table:formula="of:=[.B88]/[.A88]" office:value-type="float" office:value="0.595458732254204" calcext:value-type="float">
            <text:p>0.5954587323</text:p>
          </table:table-cell>
          <table:table-cell table:formula="of:=[.C88]/[.A88]" office:value-type="float" office:value="0.690123492273791" calcext:value-type="float">
            <text:p>0.6901234923</text:p>
          </table:table-cell>
          <table:table-cell table:formula="of:=[.D88]/[.A88]" office:value-type="float" office:value="0.784373088266658" calcext:value-type="float">
            <text:p>0.7843730883</text:p>
          </table:table-cell>
          <table:table-cell/>
          <table:table-cell table:formula="of:=[.K88]/[.A88]" office:value-type="float" office:value="0.604991820762897" calcext:value-type="float">
            <text:p>0.6049918208</text:p>
          </table:table-cell>
          <table:table-cell table:formula="of:=[.L88]/[.A88]" office:value-type="float" office:value="0.688372460727034" calcext:value-type="float">
            <text:p>0.6883724607</text:p>
          </table:table-cell>
          <table:table-cell table:formula="of:=[.M88]/[.A88]" office:value-type="float" office:value="0.777407582600911" calcext:value-type="float">
            <text:p>0.7774075826</text:p>
          </table:table-cell>
        </table:table-row>
        <table:table-row table:style-name="ro2">
          <table:table-cell table:formula="of:=[.A88]+524288" office:value-type="float" office:value="46137344" calcext:value-type="float">
            <text:p>46137344</text:p>
          </table:table-cell>
          <table:table-cell office:value-type="float" office:value="28049519.3" calcext:value-type="float">
            <text:p>28049519.3</text:p>
          </table:table-cell>
          <table:table-cell office:value-type="float" office:value="32503449.2" calcext:value-type="float">
            <text:p>32503449.2</text:p>
          </table:table-cell>
          <table:table-cell office:value-type="float" office:value="38234912.7" calcext:value-type="float">
            <text:p>38234912.7</text:p>
          </table:table-cell>
          <table:table-cell/>
          <table:table-cell table:formula="of:=[.B89]/3400000000" office:value-type="float" office:value="0.00824985861764706" calcext:value-type="float">
            <text:p>0.0082498586</text:p>
          </table:table-cell>
          <table:table-cell table:formula="of:=[.C89]/3400000000" office:value-type="float" office:value="0.009559838" calcext:value-type="float">
            <text:p>0.009559838</text:p>
          </table:table-cell>
          <table:table-cell table:formula="of:=[.D89]/3400000000" office:value-type="float" office:value="0.0112455625588235" calcext:value-type="float">
            <text:p>0.0112455626</text:p>
          </table:table-cell>
          <table:table-cell table:number-columns-repeated="2"/>
          <table:table-cell office:value-type="float" office:value="27098182.6" calcext:value-type="float">
            <text:p>27098182.6</text:p>
          </table:table-cell>
          <table:table-cell office:value-type="float" office:value="31722159.9" calcext:value-type="float">
            <text:p>31722159.9</text:p>
          </table:table-cell>
          <table:table-cell office:value-type="float" office:value="36684162.3" calcext:value-type="float">
            <text:p>36684162.3</text:p>
          </table:table-cell>
          <table:table-cell/>
          <table:table-cell table:formula="of:=[.K89]/3400000000" office:value-type="float" office:value="0.00797005370588235" calcext:value-type="float">
            <text:p>0.0079700537</text:p>
          </table:table-cell>
          <table:table-cell table:formula="of:=[.L89]/3400000000" office:value-type="float" office:value="0.00933004702941176" calcext:value-type="float">
            <text:p>0.009330047</text:p>
          </table:table-cell>
          <table:table-cell table:formula="of:=[.M89]/3400000000" office:value-type="float" office:value="0.0107894595" calcext:value-type="float">
            <text:p>0.0107894595</text:p>
          </table:table-cell>
          <table:table-cell table:number-columns-repeated="2"/>
          <table:table-cell table:formula="of:=[.B89]/[.A89]" office:value-type="float" office:value="0.607956957817078" calcext:value-type="float">
            <text:p>0.6079569578</text:p>
          </table:table-cell>
          <table:table-cell table:formula="of:=[.C89]/[.A89]" office:value-type="float" office:value="0.704493288560347" calcext:value-type="float">
            <text:p>0.7044932886</text:p>
          </table:table-cell>
          <table:table-cell table:formula="of:=[.D89]/[.A89]" office:value-type="float" office:value="0.828719414364208" calcext:value-type="float">
            <text:p>0.8287194144</text:p>
          </table:table-cell>
          <table:table-cell/>
          <table:table-cell table:formula="of:=[.K89]/[.A89]" office:value-type="float" office:value="0.587337290156971" calcext:value-type="float">
            <text:p>0.5873372902</text:p>
          </table:table-cell>
          <table:table-cell table:formula="of:=[.L89]/[.A89]" office:value-type="float" office:value="0.687559299035506" calcext:value-type="float">
            <text:p>0.687559299</text:p>
          </table:table-cell>
          <table:table-cell table:formula="of:=[.M89]/[.A89]" office:value-type="float" office:value="0.795107804645191" calcext:value-type="float">
            <text:p>0.7951078046</text:p>
          </table:table-cell>
        </table:table-row>
        <table:table-row table:style-name="ro2">
          <table:table-cell table:formula="of:=[.A89]+524288" office:value-type="float" office:value="46661632" calcext:value-type="float">
            <text:p>46661632</text:p>
          </table:table-cell>
          <table:table-cell office:value-type="float" office:value="27689348.3" calcext:value-type="float">
            <text:p>27689348.3</text:p>
          </table:table-cell>
          <table:table-cell office:value-type="float" office:value="31813923.7" calcext:value-type="float">
            <text:p>31813923.7</text:p>
          </table:table-cell>
          <table:table-cell office:value-type="float" office:value="36970885.1" calcext:value-type="float">
            <text:p>36970885.1</text:p>
          </table:table-cell>
          <table:table-cell/>
          <table:table-cell table:formula="of:=[.B90]/3400000000" office:value-type="float" office:value="0.00814392597058824" calcext:value-type="float">
            <text:p>0.008143926</text:p>
          </table:table-cell>
          <table:table-cell table:formula="of:=[.C90]/3400000000" office:value-type="float" office:value="0.00935703638235294" calcext:value-type="float">
            <text:p>0.0093570364</text:p>
          </table:table-cell>
          <table:table-cell table:formula="of:=[.D90]/3400000000" office:value-type="float" office:value="0.0108737897352941" calcext:value-type="float">
            <text:p>0.0108737897</text:p>
          </table:table-cell>
          <table:table-cell table:number-columns-repeated="2"/>
          <table:table-cell office:value-type="float" office:value="28061658.6" calcext:value-type="float">
            <text:p>28061658.6</text:p>
          </table:table-cell>
          <table:table-cell office:value-type="float" office:value="32515586.6" calcext:value-type="float">
            <text:p>32515586.6</text:p>
          </table:table-cell>
          <table:table-cell office:value-type="float" office:value="36235118.8" calcext:value-type="float">
            <text:p>36235118.8</text:p>
          </table:table-cell>
          <table:table-cell/>
          <table:table-cell table:formula="of:=[.K90]/3400000000" office:value-type="float" office:value="0.008253429" calcext:value-type="float">
            <text:p>0.008253429</text:p>
          </table:table-cell>
          <table:table-cell table:formula="of:=[.L90]/3400000000" office:value-type="float" office:value="0.00956340782352941" calcext:value-type="float">
            <text:p>0.0095634078</text:p>
          </table:table-cell>
          <table:table-cell table:formula="of:=[.M90]/3400000000" office:value-type="float" office:value="0.0106573878823529" calcext:value-type="float">
            <text:p>0.0106573879</text:p>
          </table:table-cell>
          <table:table-cell table:number-columns-repeated="2"/>
          <table:table-cell table:formula="of:=[.B90]/[.A90]" office:value-type="float" office:value="0.593407198016563" calcext:value-type="float">
            <text:p>0.593407198</text:p>
          </table:table-cell>
          <table:table-cell table:formula="of:=[.C90]/[.A90]" office:value-type="float" office:value="0.681800492961755" calcext:value-type="float">
            <text:p>0.681800493</text:p>
          </table:table-cell>
          <table:table-cell table:formula="of:=[.D90]/[.A90]" office:value-type="float" office:value="0.792318732015203" calcext:value-type="float">
            <text:p>0.792318732</text:p>
          </table:table-cell>
          <table:table-cell/>
          <table:table-cell table:formula="of:=[.K90]/[.A90]" office:value-type="float" office:value="0.601386136687204" calcext:value-type="float">
            <text:p>0.6013861367</text:p>
          </table:table-cell>
          <table:table-cell table:formula="of:=[.L90]/[.A90]" office:value-type="float" office:value="0.696837748838275" calcext:value-type="float">
            <text:p>0.6968377488</text:p>
          </table:table-cell>
          <table:table-cell table:formula="of:=[.M90]/[.A90]" office:value-type="float" office:value="0.776550610145826" calcext:value-type="float">
            <text:p>0.7765506101</text:p>
          </table:table-cell>
        </table:table-row>
        <table:table-row table:style-name="ro2">
          <table:table-cell table:formula="of:=[.A90]+524288" office:value-type="float" office:value="47185920" calcext:value-type="float">
            <text:p>47185920</text:p>
          </table:table-cell>
          <table:table-cell office:value-type="float" office:value="28025718.7" calcext:value-type="float">
            <text:p>28025718.7</text:p>
          </table:table-cell>
          <table:table-cell office:value-type="float" office:value="32808326.1" calcext:value-type="float">
            <text:p>32808326.1</text:p>
          </table:table-cell>
          <table:table-cell office:value-type="float" office:value="39014400.6" calcext:value-type="float">
            <text:p>39014400.6</text:p>
          </table:table-cell>
          <table:table-cell/>
          <table:table-cell table:formula="of:=[.B91]/3400000000" office:value-type="float" office:value="0.00824285844117647" calcext:value-type="float">
            <text:p>0.0082428584</text:p>
          </table:table-cell>
          <table:table-cell table:formula="of:=[.C91]/3400000000" office:value-type="float" office:value="0.00964950767647059" calcext:value-type="float">
            <text:p>0.0096495077</text:p>
          </table:table-cell>
          <table:table-cell table:formula="of:=[.D91]/3400000000" office:value-type="float" office:value="0.0114748237058824" calcext:value-type="float">
            <text:p>0.0114748237</text:p>
          </table:table-cell>
          <table:table-cell table:number-columns-repeated="2"/>
          <table:table-cell office:value-type="float" office:value="27478820.4" calcext:value-type="float">
            <text:p>27478820.4</text:p>
          </table:table-cell>
          <table:table-cell office:value-type="float" office:value="32264914.1" calcext:value-type="float">
            <text:p>32264914.1</text:p>
          </table:table-cell>
          <table:table-cell office:value-type="float" office:value="36323921.8" calcext:value-type="float">
            <text:p>36323921.8</text:p>
          </table:table-cell>
          <table:table-cell/>
          <table:table-cell table:formula="of:=[.K91]/3400000000" office:value-type="float" office:value="0.008082006" calcext:value-type="float">
            <text:p>0.008082006</text:p>
          </table:table-cell>
          <table:table-cell table:formula="of:=[.L91]/3400000000" office:value-type="float" office:value="0.00948968061764706" calcext:value-type="float">
            <text:p>0.0094896806</text:p>
          </table:table-cell>
          <table:table-cell table:formula="of:=[.M91]/3400000000" office:value-type="float" office:value="0.0106835064117647" calcext:value-type="float">
            <text:p>0.0106835064</text:p>
          </table:table-cell>
          <table:table-cell table:number-columns-repeated="2"/>
          <table:table-cell table:formula="of:=[.B91]/[.A91]" office:value-type="float" office:value="0.593942402733697" calcext:value-type="float">
            <text:p>0.5939424027</text:p>
          </table:table-cell>
          <table:table-cell table:formula="of:=[.C91]/[.A91]" office:value-type="float" office:value="0.695299065907796" calcext:value-type="float">
            <text:p>0.6952990659</text:p>
          </table:table-cell>
          <table:table-cell table:formula="of:=[.D91]/[.A91]" office:value-type="float" office:value="0.826822929382324" calcext:value-type="float">
            <text:p>0.8268229294</text:p>
          </table:table-cell>
          <table:table-cell/>
          <table:table-cell table:formula="of:=[.K91]/[.A91]" office:value-type="float" office:value="0.582352116902669" calcext:value-type="float">
            <text:p>0.5823521169</text:p>
          </table:table-cell>
          <table:table-cell table:formula="of:=[.L91]/[.A91]" office:value-type="float" office:value="0.683782664404975" calcext:value-type="float">
            <text:p>0.6837826644</text:p>
          </table:table-cell>
          <table:table-cell table:formula="of:=[.M91]/[.A91]" office:value-type="float" office:value="0.769804250929091" calcext:value-type="float">
            <text:p>0.7698042509</text:p>
          </table:table-cell>
        </table:table-row>
        <table:table-row table:style-name="ro2">
          <table:table-cell table:formula="of:=[.A91]+524288" office:value-type="float" office:value="47710208" calcext:value-type="float">
            <text:p>47710208</text:p>
          </table:table-cell>
          <table:table-cell office:value-type="float" office:value="28709362.9" calcext:value-type="float">
            <text:p>28709362.9</text:p>
          </table:table-cell>
          <table:table-cell office:value-type="float" office:value="32959862.4" calcext:value-type="float">
            <text:p>32959862.4</text:p>
          </table:table-cell>
          <table:table-cell office:value-type="float" office:value="37620385.6" calcext:value-type="float">
            <text:p>37620385.6</text:p>
          </table:table-cell>
          <table:table-cell/>
          <table:table-cell table:formula="of:=[.B92]/3400000000" office:value-type="float" office:value="0.00844393026470588" calcext:value-type="float">
            <text:p>0.0084439303</text:p>
          </table:table-cell>
          <table:table-cell table:formula="of:=[.C92]/3400000000" office:value-type="float" office:value="0.00969407717647059" calcext:value-type="float">
            <text:p>0.0096940772</text:p>
          </table:table-cell>
          <table:table-cell table:formula="of:=[.D92]/3400000000" office:value-type="float" office:value="0.0110648192941176" calcext:value-type="float">
            <text:p>0.0110648193</text:p>
          </table:table-cell>
          <table:table-cell table:number-columns-repeated="2"/>
          <table:table-cell office:value-type="float" office:value="28450919.6" calcext:value-type="float">
            <text:p>28450919.6</text:p>
          </table:table-cell>
          <table:table-cell office:value-type="float" office:value="32815261.7" calcext:value-type="float">
            <text:p>32815261.7</text:p>
          </table:table-cell>
          <table:table-cell office:value-type="float" office:value="38032309.7" calcext:value-type="float">
            <text:p>38032309.7</text:p>
          </table:table-cell>
          <table:table-cell/>
          <table:table-cell table:formula="of:=[.K92]/3400000000" office:value-type="float" office:value="0.00836791752941176" calcext:value-type="float">
            <text:p>0.0083679175</text:p>
          </table:table-cell>
          <table:table-cell table:formula="of:=[.L92]/3400000000" office:value-type="float" office:value="0.00965154755882353" calcext:value-type="float">
            <text:p>0.0096515476</text:p>
          </table:table-cell>
          <table:table-cell table:formula="of:=[.M92]/3400000000" office:value-type="float" office:value="0.0111859734411765" calcext:value-type="float">
            <text:p>0.0111859734</text:p>
          </table:table-cell>
          <table:table-cell table:number-columns-repeated="2"/>
          <table:table-cell table:formula="of:=[.B92]/[.A92]" office:value-type="float" office:value="0.601744660178384" calcext:value-type="float">
            <text:p>0.6017446602</text:p>
          </table:table-cell>
          <table:table-cell table:formula="of:=[.C92]/[.A92]" office:value-type="float" office:value="0.690834598750859" calcext:value-type="float">
            <text:p>0.6908345988</text:p>
          </table:table-cell>
          <table:table-cell table:formula="of:=[.D92]/[.A92]" office:value-type="float" office:value="0.788518582857572" calcext:value-type="float">
            <text:p>0.7885185829</text:p>
          </table:table-cell>
          <table:table-cell/>
          <table:table-cell table:formula="of:=[.K92]/[.A92]" office:value-type="float" office:value="0.596327720893608" calcext:value-type="float">
            <text:p>0.5963277209</text:p>
          </table:table-cell>
          <table:table-cell table:formula="of:=[.L92]/[.A92]" office:value-type="float" office:value="0.687803786141532" calcext:value-type="float">
            <text:p>0.6878037861</text:p>
          </table:table-cell>
          <table:table-cell table:formula="of:=[.M92]/[.A92]" office:value-type="float" office:value="0.797152460538424" calcext:value-type="float">
            <text:p>0.7971524605</text:p>
          </table:table-cell>
        </table:table-row>
        <table:table-row table:style-name="ro2">
          <table:table-cell table:formula="of:=[.A92]+524288" office:value-type="float" office:value="48234496" calcext:value-type="float">
            <text:p>48234496</text:p>
          </table:table-cell>
          <table:table-cell office:value-type="float" office:value="29323987" calcext:value-type="float">
            <text:p>29323987</text:p>
          </table:table-cell>
          <table:table-cell office:value-type="float" office:value="33782199.5" calcext:value-type="float">
            <text:p>33782199.5</text:p>
          </table:table-cell>
          <table:table-cell office:value-type="float" office:value="39582771.1" calcext:value-type="float">
            <text:p>39582771.1</text:p>
          </table:table-cell>
          <table:table-cell/>
          <table:table-cell table:formula="of:=[.B93]/3400000000" office:value-type="float" office:value="0.00862470205882353" calcext:value-type="float">
            <text:p>0.0086247021</text:p>
          </table:table-cell>
          <table:table-cell table:formula="of:=[.C93]/3400000000" office:value-type="float" office:value="0.00993594102941177" calcext:value-type="float">
            <text:p>0.009935941</text:p>
          </table:table-cell>
          <table:table-cell table:formula="of:=[.D93]/3400000000" office:value-type="float" office:value="0.0116419915" calcext:value-type="float">
            <text:p>0.0116419915</text:p>
          </table:table-cell>
          <table:table-cell table:number-columns-repeated="2"/>
          <table:table-cell office:value-type="float" office:value="31640010.3" calcext:value-type="float">
            <text:p>31640010.3</text:p>
          </table:table-cell>
          <table:table-cell office:value-type="float" office:value="33396817.9" calcext:value-type="float">
            <text:p>33396817.9</text:p>
          </table:table-cell>
          <table:table-cell office:value-type="float" office:value="38613893.3" calcext:value-type="float">
            <text:p>38613893.3</text:p>
          </table:table-cell>
          <table:table-cell/>
          <table:table-cell table:formula="of:=[.K93]/3400000000" office:value-type="float" office:value="0.00930588538235294" calcext:value-type="float">
            <text:p>0.0093058854</text:p>
          </table:table-cell>
          <table:table-cell table:formula="of:=[.L93]/3400000000" office:value-type="float" office:value="0.0098225935" calcext:value-type="float">
            <text:p>0.0098225935</text:p>
          </table:table-cell>
          <table:table-cell table:formula="of:=[.M93]/3400000000" office:value-type="float" office:value="0.0113570274411765" calcext:value-type="float">
            <text:p>0.0113570274</text:p>
          </table:table-cell>
          <table:table-cell table:number-columns-repeated="2"/>
          <table:table-cell table:formula="of:=[.B93]/[.A93]" office:value-type="float" office:value="0.607946375141973" calcext:value-type="float">
            <text:p>0.6079463751</text:p>
          </table:table-cell>
          <table:table-cell table:formula="of:=[.C93]/[.A93]" office:value-type="float" office:value="0.700374261192653" calcext:value-type="float">
            <text:p>0.7003742612</text:p>
          </table:table-cell>
          <table:table-cell table:formula="of:=[.D93]/[.A93]" office:value-type="float" office:value="0.820632003701252" calcext:value-type="float">
            <text:p>0.8206320037</text:p>
          </table:table-cell>
          <table:table-cell/>
          <table:table-cell table:formula="of:=[.K93]/[.A93]" office:value-type="float" office:value="0.655962286824765" calcext:value-type="float">
            <text:p>0.6559622868</text:p>
          </table:table-cell>
          <table:table-cell table:formula="of:=[.L93]/[.A93]" office:value-type="float" office:value="0.692384510454924" calcext:value-type="float">
            <text:p>0.6923845105</text:p>
          </table:table-cell>
          <table:table-cell table:formula="of:=[.M93]/[.A93]" office:value-type="float" office:value="0.800545180362204" calcext:value-type="float">
            <text:p>0.8005451804</text:p>
          </table:table-cell>
        </table:table-row>
        <table:table-row table:style-name="ro2">
          <table:table-cell table:formula="of:=[.A93]+524288" office:value-type="float" office:value="48758784" calcext:value-type="float">
            <text:p>48758784</text:p>
          </table:table-cell>
          <table:table-cell office:value-type="float" office:value="28962773.4" calcext:value-type="float">
            <text:p>28962773.4</text:p>
          </table:table-cell>
          <table:table-cell office:value-type="float" office:value="33890606.6" calcext:value-type="float">
            <text:p>33890606.6</text:p>
          </table:table-cell>
          <table:table-cell office:value-type="float" office:value="38497776.7" calcext:value-type="float">
            <text:p>38497776.7</text:p>
          </table:table-cell>
          <table:table-cell/>
          <table:table-cell table:formula="of:=[.B94]/3400000000" office:value-type="float" office:value="0.00851846276470588" calcext:value-type="float">
            <text:p>0.0085184628</text:p>
          </table:table-cell>
          <table:table-cell table:formula="of:=[.C94]/3400000000" office:value-type="float" office:value="0.00996782547058824" calcext:value-type="float">
            <text:p>0.0099678255</text:p>
          </table:table-cell>
          <table:table-cell table:formula="of:=[.D94]/3400000000" office:value-type="float" office:value="0.0113228755" calcext:value-type="float">
            <text:p>0.0113228755</text:p>
          </table:table-cell>
          <table:table-cell table:number-columns-repeated="2"/>
          <table:table-cell office:value-type="float" office:value="28707576.3" calcext:value-type="float">
            <text:p>28707576.3</text:p>
          </table:table-cell>
          <table:table-cell office:value-type="float" office:value="33076888.8" calcext:value-type="float">
            <text:p>33076888.8</text:p>
          </table:table-cell>
          <table:table-cell office:value-type="float" office:value="37877775.2" calcext:value-type="float">
            <text:p>37877775.2</text:p>
          </table:table-cell>
          <table:table-cell/>
          <table:table-cell table:formula="of:=[.K94]/3400000000" office:value-type="float" office:value="0.00844340479411765" calcext:value-type="float">
            <text:p>0.0084434048</text:p>
          </table:table-cell>
          <table:table-cell table:formula="of:=[.L94]/3400000000" office:value-type="float" office:value="0.00972849670588235" calcext:value-type="float">
            <text:p>0.0097284967</text:p>
          </table:table-cell>
          <table:table-cell table:formula="of:=[.M94]/3400000000" office:value-type="float" office:value="0.0111405221176471" calcext:value-type="float">
            <text:p>0.0111405221</text:p>
          </table:table-cell>
          <table:table-cell table:number-columns-repeated="2"/>
          <table:table-cell table:formula="of:=[.B94]/[.A94]" office:value-type="float" office:value="0.594001142440304" calcext:value-type="float">
            <text:p>0.5940011424</text:p>
          </table:table-cell>
          <table:table-cell table:formula="of:=[.C94]/[.A94]" office:value-type="float" office:value="0.695066689932218" calcext:value-type="float">
            <text:p>0.6950666899</text:p>
          </table:table-cell>
          <table:table-cell table:formula="of:=[.D94]/[.A94]" office:value-type="float" office:value="0.789555717796408" calcext:value-type="float">
            <text:p>0.7895557178</text:p>
          </table:table-cell>
          <table:table-cell/>
          <table:table-cell table:formula="of:=[.K94]/[.A94]" office:value-type="float" office:value="0.588767273195328" calcext:value-type="float">
            <text:p>0.5887672732</text:p>
          </table:table-cell>
          <table:table-cell table:formula="of:=[.L94]/[.A94]" office:value-type="float" office:value="0.678378049788936" calcext:value-type="float">
            <text:p>0.6783780498</text:p>
          </table:table-cell>
          <table:table-cell table:formula="of:=[.M94]/[.A94]" office:value-type="float" office:value="0.776840029480637" calcext:value-type="float">
            <text:p>0.7768400295</text:p>
          </table:table-cell>
        </table:table-row>
        <table:table-row table:style-name="ro2">
          <table:table-cell table:formula="of:=[.A94]+524288" office:value-type="float" office:value="49283072" calcext:value-type="float">
            <text:p>49283072</text:p>
          </table:table-cell>
          <table:table-cell office:value-type="float" office:value="29548688.6" calcext:value-type="float">
            <text:p>29548688.6</text:p>
          </table:table-cell>
          <table:table-cell office:value-type="float" office:value="33809745.7" calcext:value-type="float">
            <text:p>33809745.7</text:p>
          </table:table-cell>
          <table:table-cell office:value-type="float" office:value="39272044.5" calcext:value-type="float">
            <text:p>39272044.5</text:p>
          </table:table-cell>
          <table:table-cell/>
          <table:table-cell table:formula="of:=[.B95]/3400000000" office:value-type="float" office:value="0.00869079076470588" calcext:value-type="float">
            <text:p>0.0086907908</text:p>
          </table:table-cell>
          <table:table-cell table:formula="of:=[.C95]/3400000000" office:value-type="float" office:value="0.00994404285294118" calcext:value-type="float">
            <text:p>0.0099440429</text:p>
          </table:table-cell>
          <table:table-cell table:formula="of:=[.D95]/3400000000" office:value-type="float" office:value="0.0115506013235294" calcext:value-type="float">
            <text:p>0.0115506013</text:p>
          </table:table-cell>
          <table:table-cell table:number-columns-repeated="2"/>
          <table:table-cell office:value-type="float" office:value="29541946" calcext:value-type="float">
            <text:p>29541946</text:p>
          </table:table-cell>
          <table:table-cell office:value-type="float" office:value="34300071.1" calcext:value-type="float">
            <text:p>34300071.1</text:p>
          </table:table-cell>
          <table:table-cell office:value-type="float" office:value="39576829.3" calcext:value-type="float">
            <text:p>39576829.3</text:p>
          </table:table-cell>
          <table:table-cell/>
          <table:table-cell table:formula="of:=[.K95]/3400000000" office:value-type="float" office:value="0.00868880764705882" calcext:value-type="float">
            <text:p>0.0086888076</text:p>
          </table:table-cell>
          <table:table-cell table:formula="of:=[.L95]/3400000000" office:value-type="float" office:value="0.0100882562058824" calcext:value-type="float">
            <text:p>0.0100882562</text:p>
          </table:table-cell>
          <table:table-cell table:formula="of:=[.M95]/3400000000" office:value-type="float" office:value="0.0116402439117647" calcext:value-type="float">
            <text:p>0.0116402439</text:p>
          </table:table-cell>
          <table:table-cell table:number-columns-repeated="2"/>
          <table:table-cell table:formula="of:=[.B95]/[.A95]" office:value-type="float" office:value="0.59957075321928" calcext:value-type="float">
            <text:p>0.5995707532</text:p>
          </table:table-cell>
          <table:table-cell table:formula="of:=[.C95]/[.A95]" office:value-type="float" office:value="0.686031619538652" calcext:value-type="float">
            <text:p>0.6860316195</text:p>
          </table:table-cell>
          <table:table-cell table:formula="of:=[.D95]/[.A95]" office:value-type="float" office:value="0.796866812604539" calcext:value-type="float">
            <text:p>0.7968668126</text:p>
          </table:table-cell>
          <table:table-cell/>
          <table:table-cell table:formula="of:=[.K95]/[.A95]" office:value-type="float" office:value="0.599433939507667" calcext:value-type="float">
            <text:p>0.5994339395</text:p>
          </table:table-cell>
          <table:table-cell table:formula="of:=[.L95]/[.A95]" office:value-type="float" office:value="0.69598078423358" calcext:value-type="float">
            <text:p>0.6959807842</text:p>
          </table:table-cell>
          <table:table-cell table:formula="of:=[.M95]/[.A95]" office:value-type="float" office:value="0.803051183578816" calcext:value-type="float">
            <text:p>0.8030511836</text:p>
          </table:table-cell>
        </table:table-row>
        <table:table-row table:style-name="ro2">
          <table:table-cell table:formula="of:=[.A95]+524288" office:value-type="float" office:value="49807360" calcext:value-type="float">
            <text:p>49807360</text:p>
          </table:table-cell>
          <table:table-cell office:value-type="float" office:value="29484532.8" calcext:value-type="float">
            <text:p>29484532.8</text:p>
          </table:table-cell>
          <table:table-cell office:value-type="float" office:value="34589762" calcext:value-type="float">
            <text:p>34589762</text:p>
          </table:table-cell>
          <table:table-cell office:value-type="float" office:value="39582287.4" calcext:value-type="float">
            <text:p>39582287.4</text:p>
          </table:table-cell>
          <table:table-cell/>
          <table:table-cell table:formula="of:=[.B96]/3400000000" office:value-type="float" office:value="0.00867192141176471" calcext:value-type="float">
            <text:p>0.0086719214</text:p>
          </table:table-cell>
          <table:table-cell table:formula="of:=[.C96]/3400000000" office:value-type="float" office:value="0.0101734594117647" calcext:value-type="float">
            <text:p>0.0101734594</text:p>
          </table:table-cell>
          <table:table-cell table:formula="of:=[.D96]/3400000000" office:value-type="float" office:value="0.0116418492352941" calcext:value-type="float">
            <text:p>0.0116418492</text:p>
          </table:table-cell>
          <table:table-cell table:number-columns-repeated="2"/>
          <table:table-cell office:value-type="float" office:value="29862805.2" calcext:value-type="float">
            <text:p>29862805.2</text:p>
          </table:table-cell>
          <table:table-cell office:value-type="float" office:value="34121502.8" calcext:value-type="float">
            <text:p>34121502.8</text:p>
          </table:table-cell>
          <table:table-cell office:value-type="float" office:value="38540764.1" calcext:value-type="float">
            <text:p>38540764.1</text:p>
          </table:table-cell>
          <table:table-cell/>
          <table:table-cell table:formula="of:=[.K96]/3400000000" office:value-type="float" office:value="0.008783178" calcext:value-type="float">
            <text:p>0.008783178</text:p>
          </table:table-cell>
          <table:table-cell table:formula="of:=[.L96]/3400000000" office:value-type="float" office:value="0.0100357361176471" calcext:value-type="float">
            <text:p>0.0100357361</text:p>
          </table:table-cell>
          <table:table-cell table:formula="of:=[.M96]/3400000000" office:value-type="float" office:value="0.0113355188529412" calcext:value-type="float">
            <text:p>0.0113355189</text:p>
          </table:table-cell>
          <table:table-cell table:number-columns-repeated="2"/>
          <table:table-cell table:formula="of:=[.B96]/[.A96]" office:value-type="float" office:value="0.591971403423109" calcext:value-type="float">
            <text:p>0.5919714034</text:p>
          </table:table-cell>
          <table:table-cell table:formula="of:=[.C96]/[.A96]" office:value-type="float" office:value="0.694470897473787" calcext:value-type="float">
            <text:p>0.6944708975</text:p>
          </table:table-cell>
          <table:table-cell table:formula="of:=[.D96]/[.A96]" office:value-type="float" office:value="0.794707597431384" calcext:value-type="float">
            <text:p>0.7947075974</text:p>
          </table:table-cell>
          <table:table-cell/>
          <table:table-cell table:formula="of:=[.K96]/[.A96]" office:value-type="float" office:value="0.599566112317537" calcext:value-type="float">
            <text:p>0.5995661123</text:p>
          </table:table-cell>
          <table:table-cell table:formula="of:=[.L96]/[.A96]" office:value-type="float" office:value="0.685069491737767" calcext:value-type="float">
            <text:p>0.6850694917</text:p>
          </table:table-cell>
          <table:table-cell table:formula="of:=[.M96]/[.A96]" office:value-type="float" office:value="0.773796565407201" calcext:value-type="float">
            <text:p>0.7737965654</text:p>
          </table:table-cell>
        </table:table-row>
        <table:table-row table:style-name="ro2">
          <table:table-cell table:formula="of:=[.A96]+524288" office:value-type="float" office:value="50331648" calcext:value-type="float">
            <text:p>50331648</text:p>
          </table:table-cell>
          <table:table-cell office:value-type="float" office:value="30212793.7" calcext:value-type="float">
            <text:p>30212793.7</text:p>
          </table:table-cell>
          <table:table-cell office:value-type="float" office:value="35272863" calcext:value-type="float">
            <text:p>35272863</text:p>
          </table:table-cell>
          <table:table-cell office:value-type="float" office:value="39519635.4" calcext:value-type="float">
            <text:p>39519635.4</text:p>
          </table:table-cell>
          <table:table-cell/>
          <table:table-cell table:formula="of:=[.B97]/3400000000" office:value-type="float" office:value="0.00888611579411765" calcext:value-type="float">
            <text:p>0.0088861158</text:p>
          </table:table-cell>
          <table:table-cell table:formula="of:=[.C97]/3400000000" office:value-type="float" office:value="0.0103743714705882" calcext:value-type="float">
            <text:p>0.0103743715</text:p>
          </table:table-cell>
          <table:table-cell table:formula="of:=[.D97]/3400000000" office:value-type="float" office:value="0.0116234221764706" calcext:value-type="float">
            <text:p>0.0116234222</text:p>
          </table:table-cell>
          <table:table-cell table:number-columns-repeated="2"/>
          <table:table-cell office:value-type="float" office:value="29709065.1" calcext:value-type="float">
            <text:p>29709065.1</text:p>
          </table:table-cell>
          <table:table-cell office:value-type="float" office:value="34873328.3" calcext:value-type="float">
            <text:p>34873328.3</text:p>
          </table:table-cell>
          <table:table-cell office:value-type="float" office:value="39030660.6" calcext:value-type="float">
            <text:p>39030660.6</text:p>
          </table:table-cell>
          <table:table-cell/>
          <table:table-cell table:formula="of:=[.K97]/3400000000" office:value-type="float" office:value="0.00873796032352941" calcext:value-type="float">
            <text:p>0.0087379603</text:p>
          </table:table-cell>
          <table:table-cell table:formula="of:=[.L97]/3400000000" office:value-type="float" office:value="0.0102568612647059" calcext:value-type="float">
            <text:p>0.0102568613</text:p>
          </table:table-cell>
          <table:table-cell table:formula="of:=[.M97]/3400000000" office:value-type="float" office:value="0.0114796060588235" calcext:value-type="float">
            <text:p>0.0114796061</text:p>
          </table:table-cell>
          <table:table-cell table:number-columns-repeated="2"/>
          <table:table-cell table:formula="of:=[.B97]/[.A97]" office:value-type="float" office:value="0.60027427872022" calcext:value-type="float">
            <text:p>0.6002742787</text:p>
          </table:table-cell>
          <table:table-cell table:formula="of:=[.C97]/[.A97]" office:value-type="float" office:value="0.700808823108673" calcext:value-type="float">
            <text:p>0.7008088231</text:p>
          </table:table-cell>
          <table:table-cell table:formula="of:=[.D97]/[.A97]" office:value-type="float" office:value="0.785184609889984" calcext:value-type="float">
            <text:p>0.7851846099</text:p>
          </table:table-cell>
          <table:table-cell/>
          <table:table-cell table:formula="of:=[.K97]/[.A97]" office:value-type="float" office:value="0.590266090631485" calcext:value-type="float">
            <text:p>0.5902660906</text:p>
          </table:table-cell>
          <table:table-cell table:formula="of:=[.L97]/[.A97]" office:value-type="float" office:value="0.692870781819026" calcext:value-type="float">
            <text:p>0.6928707818</text:p>
          </table:table-cell>
          <table:table-cell table:formula="of:=[.M97]/[.A97]" office:value-type="float" office:value="0.775469553470612" calcext:value-type="float">
            <text:p>0.7754695535</text:p>
          </table:table-cell>
        </table:table-row>
        <table:table-row table:style-name="ro2">
          <table:table-cell table:formula="of:=[.A97]+524288" office:value-type="float" office:value="50855936" calcext:value-type="float">
            <text:p>50855936</text:p>
          </table:table-cell>
          <table:table-cell office:value-type="float" office:value="29884943.2" calcext:value-type="float">
            <text:p>29884943.2</text:p>
          </table:table-cell>
          <table:table-cell office:value-type="float" office:value="35387897.6" calcext:value-type="float">
            <text:p>35387897.6</text:p>
          </table:table-cell>
          <table:table-cell office:value-type="float" office:value="46241985.4" calcext:value-type="float">
            <text:p>46241985.4</text:p>
          </table:table-cell>
          <table:table-cell/>
          <table:table-cell table:formula="of:=[.B98]/3400000000" office:value-type="float" office:value="0.00878968917647059" calcext:value-type="float">
            <text:p>0.0087896892</text:p>
          </table:table-cell>
          <table:table-cell table:formula="of:=[.C98]/3400000000" office:value-type="float" office:value="0.0104082051764706" calcext:value-type="float">
            <text:p>0.0104082052</text:p>
          </table:table-cell>
          <table:table-cell table:formula="of:=[.D98]/3400000000" office:value-type="float" office:value="0.0136005839411765" calcext:value-type="float">
            <text:p>0.0136005839</text:p>
          </table:table-cell>
          <table:table-cell table:number-columns-repeated="2"/>
          <table:table-cell office:value-type="float" office:value="30917356.8" calcext:value-type="float">
            <text:p>30917356.8</text:p>
          </table:table-cell>
          <table:table-cell office:value-type="float" office:value="35399362.2" calcext:value-type="float">
            <text:p>35399362.2</text:p>
          </table:table-cell>
          <table:table-cell office:value-type="float" office:value="40519596.3" calcext:value-type="float">
            <text:p>40519596.3</text:p>
          </table:table-cell>
          <table:table-cell/>
          <table:table-cell table:formula="of:=[.K98]/3400000000" office:value-type="float" office:value="0.00909334023529412" calcext:value-type="float">
            <text:p>0.0090933402</text:p>
          </table:table-cell>
          <table:table-cell table:formula="of:=[.L98]/3400000000" office:value-type="float" office:value="0.0104115771176471" calcext:value-type="float">
            <text:p>0.0104115771</text:p>
          </table:table-cell>
          <table:table-cell table:formula="of:=[.M98]/3400000000" office:value-type="float" office:value="0.0119175283235294" calcext:value-type="float">
            <text:p>0.0119175283</text:p>
          </table:table-cell>
          <table:table-cell table:number-columns-repeated="2"/>
          <table:table-cell table:formula="of:=[.B98]/[.A98]" office:value-type="float" office:value="0.587639232517518" calcext:value-type="float">
            <text:p>0.5876392325</text:p>
          </table:table-cell>
          <table:table-cell table:formula="of:=[.C98]/[.A98]" office:value-type="float" office:value="0.695845959850193" calcext:value-type="float">
            <text:p>0.6958459599</text:p>
          </table:table-cell>
          <table:table-cell table:formula="of:=[.D98]/[.A98]" office:value-type="float" office:value="0.909274099290985" calcext:value-type="float">
            <text:p>0.9092740993</text:p>
          </table:table-cell>
          <table:table-cell/>
          <table:table-cell table:formula="of:=[.K98]/[.A98]" office:value-type="float" office:value="0.607939981676869" calcext:value-type="float">
            <text:p>0.6079399817</text:p>
          </table:table-cell>
          <table:table-cell table:formula="of:=[.L98]/[.A98]" office:value-type="float" office:value="0.696071392727881" calcext:value-type="float">
            <text:p>0.6960713927</text:p>
          </table:table-cell>
          <table:table-cell table:formula="of:=[.M98]/[.A98]" office:value-type="float" office:value="0.796752542318757" calcext:value-type="float">
            <text:p>0.7967525423</text:p>
          </table:table-cell>
        </table:table-row>
        <table:table-row table:style-name="ro2">
          <table:table-cell table:formula="of:=[.A98]+524288" office:value-type="float" office:value="51380224" calcext:value-type="float">
            <text:p>51380224</text:p>
          </table:table-cell>
          <table:table-cell office:value-type="float" office:value="30440651.4" calcext:value-type="float">
            <text:p>30440651.4</text:p>
          </table:table-cell>
          <table:table-cell office:value-type="float" office:value="35325878.8" calcext:value-type="float">
            <text:p>35325878.8</text:p>
          </table:table-cell>
          <table:table-cell office:value-type="float" office:value="42680827" calcext:value-type="float">
            <text:p>42680827</text:p>
          </table:table-cell>
          <table:table-cell/>
          <table:table-cell table:formula="of:=[.B99]/3400000000" office:value-type="float" office:value="0.00895313276470588" calcext:value-type="float">
            <text:p>0.0089531328</text:p>
          </table:table-cell>
          <table:table-cell table:formula="of:=[.C99]/3400000000" office:value-type="float" office:value="0.0103899643529412" calcext:value-type="float">
            <text:p>0.0103899644</text:p>
          </table:table-cell>
          <table:table-cell table:formula="of:=[.D99]/3400000000" office:value-type="float" office:value="0.0125531844117647" calcext:value-type="float">
            <text:p>0.0125531844</text:p>
          </table:table-cell>
          <table:table-cell table:number-columns-repeated="2"/>
          <table:table-cell office:value-type="float" office:value="30649943.8" calcext:value-type="float">
            <text:p>30649943.8</text:p>
          </table:table-cell>
          <table:table-cell office:value-type="float" office:value="36043946.2" calcext:value-type="float">
            <text:p>36043946.2</text:p>
          </table:table-cell>
          <table:table-cell office:value-type="float" office:value="40155675.9" calcext:value-type="float">
            <text:p>40155675.9</text:p>
          </table:table-cell>
          <table:table-cell/>
          <table:table-cell table:formula="of:=[.K99]/3400000000" office:value-type="float" office:value="0.00901468935294118" calcext:value-type="float">
            <text:p>0.0090146894</text:p>
          </table:table-cell>
          <table:table-cell table:formula="of:=[.L99]/3400000000" office:value-type="float" office:value="0.0106011606470588" calcext:value-type="float">
            <text:p>0.0106011606</text:p>
          </table:table-cell>
          <table:table-cell table:formula="of:=[.M99]/3400000000" office:value-type="float" office:value="0.0118104929117647" calcext:value-type="float">
            <text:p>0.0118104929</text:p>
          </table:table-cell>
          <table:table-cell table:number-columns-repeated="2"/>
          <table:table-cell table:formula="of:=[.B99]/[.A99]" office:value-type="float" office:value="0.59245851867053" calcext:value-type="float">
            <text:p>0.5924585187</text:p>
          </table:table-cell>
          <table:table-cell table:formula="of:=[.C99]/[.A99]" office:value-type="float" office:value="0.687538435021225" calcext:value-type="float">
            <text:p>0.687538435</text:p>
          </table:table-cell>
          <table:table-cell table:formula="of:=[.D99]/[.A99]" office:value-type="float" office:value="0.830685888017927" calcext:value-type="float">
            <text:p>0.830685888</text:p>
          </table:table-cell>
          <table:table-cell/>
          <table:table-cell table:formula="of:=[.K99]/[.A99]" office:value-type="float" office:value="0.596531922476632" calcext:value-type="float">
            <text:p>0.5965319225</text:p>
          </table:table-cell>
          <table:table-cell table:formula="of:=[.L99]/[.A99]" office:value-type="float" office:value="0.701513994956503" calcext:value-type="float">
            <text:p>0.701513995</text:p>
          </table:table-cell>
          <table:table-cell table:formula="of:=[.M99]/[.A99]" office:value-type="float" office:value="0.78153952579109" calcext:value-type="float">
            <text:p>0.7815395258</text:p>
          </table:table-cell>
        </table:table-row>
        <table:table-row table:style-name="ro2">
          <table:table-cell table:formula="of:=[.A99]+524288" office:value-type="float" office:value="51904512" calcext:value-type="float">
            <text:p>51904512</text:p>
          </table:table-cell>
          <table:table-cell office:value-type="float" office:value="30792219.7" calcext:value-type="float">
            <text:p>30792219.7</text:p>
          </table:table-cell>
          <table:table-cell office:value-type="float" office:value="35970311.1" calcext:value-type="float">
            <text:p>35970311.1</text:p>
          </table:table-cell>
          <table:table-cell office:value-type="float" office:value="40135662" calcext:value-type="float">
            <text:p>40135662</text:p>
          </table:table-cell>
          <table:table-cell/>
          <table:table-cell table:formula="of:=[.B100]/3400000000" office:value-type="float" office:value="0.00905653520588235" calcext:value-type="float">
            <text:p>0.0090565352</text:p>
          </table:table-cell>
          <table:table-cell table:formula="of:=[.C100]/3400000000" office:value-type="float" office:value="0.0105795032647059" calcext:value-type="float">
            <text:p>0.0105795033</text:p>
          </table:table-cell>
          <table:table-cell table:formula="of:=[.D100]/3400000000" office:value-type="float" office:value="0.0118046064705882" calcext:value-type="float">
            <text:p>0.0118046065</text:p>
          </table:table-cell>
          <table:table-cell table:number-columns-repeated="2"/>
          <table:table-cell office:value-type="float" office:value="30633426.5" calcext:value-type="float">
            <text:p>30633426.5</text:p>
          </table:table-cell>
          <table:table-cell office:value-type="float" office:value="36167593.8" calcext:value-type="float">
            <text:p>36167593.8</text:p>
          </table:table-cell>
          <table:table-cell office:value-type="float" office:value="40294141.6" calcext:value-type="float">
            <text:p>40294141.6</text:p>
          </table:table-cell>
          <table:table-cell/>
          <table:table-cell table:formula="of:=[.K100]/3400000000" office:value-type="float" office:value="0.00900983132352941" calcext:value-type="float">
            <text:p>0.0090098313</text:p>
          </table:table-cell>
          <table:table-cell table:formula="of:=[.L100]/3400000000" office:value-type="float" office:value="0.0106375275882353" calcext:value-type="float">
            <text:p>0.0106375276</text:p>
          </table:table-cell>
          <table:table-cell table:formula="of:=[.M100]/3400000000" office:value-type="float" office:value="0.0118512181176471" calcext:value-type="float">
            <text:p>0.0118512181</text:p>
          </table:table-cell>
          <table:table-cell table:number-columns-repeated="2"/>
          <table:table-cell table:formula="of:=[.B100]/[.A100]" office:value-type="float" office:value="0.593247456020779" calcext:value-type="float">
            <text:p>0.593247456</text:p>
          </table:table-cell>
          <table:table-cell table:formula="of:=[.C100]/[.A100]" office:value-type="float" office:value="0.693009330287124" calcext:value-type="float">
            <text:p>0.6930093303</text:p>
          </table:table-cell>
          <table:table-cell table:formula="of:=[.D100]/[.A100]" office:value-type="float" office:value="0.773259596391158" calcext:value-type="float">
            <text:p>0.7732595964</text:p>
          </table:table-cell>
          <table:table-cell/>
          <table:table-cell table:formula="of:=[.K100]/[.A100]" office:value-type="float" office:value="0.590188122758962" calcext:value-type="float">
            <text:p>0.5901881228</text:p>
          </table:table-cell>
          <table:table-cell table:formula="of:=[.L100]/[.A100]" office:value-type="float" office:value="0.696810207944928" calcext:value-type="float">
            <text:p>0.6968102079</text:p>
          </table:table-cell>
          <table:table-cell table:formula="of:=[.M100]/[.A100]" office:value-type="float" office:value="0.776312887789023" calcext:value-type="float">
            <text:p>0.7763128878</text:p>
          </table:table-cell>
        </table:table-row>
        <table:table-row table:style-name="ro2">
          <table:table-cell table:formula="of:=[.A100]+524288" office:value-type="float" office:value="52428800" calcext:value-type="float">
            <text:p>52428800</text:p>
          </table:table-cell>
          <table:table-cell office:value-type="float" office:value="31525475.6" calcext:value-type="float">
            <text:p>31525475.6</text:p>
          </table:table-cell>
          <table:table-cell office:value-type="float" office:value="36705267.3" calcext:value-type="float">
            <text:p>36705267.3</text:p>
          </table:table-cell>
          <table:table-cell office:value-type="float" office:value="40747876.2" calcext:value-type="float">
            <text:p>40747876.2</text:p>
          </table:table-cell>
          <table:table-cell/>
          <table:table-cell table:formula="of:=[.B101]/3400000000" office:value-type="float" office:value="0.00927219870588235" calcext:value-type="float">
            <text:p>0.0092721987</text:p>
          </table:table-cell>
          <table:table-cell table:formula="of:=[.C101]/3400000000" office:value-type="float" office:value="0.0107956668529412" calcext:value-type="float">
            <text:p>0.0107956669</text:p>
          </table:table-cell>
          <table:table-cell table:formula="of:=[.D101]/3400000000" office:value-type="float" office:value="0.0119846694705882" calcext:value-type="float">
            <text:p>0.0119846695</text:p>
          </table:table-cell>
          <table:table-cell table:number-columns-repeated="2"/>
          <table:table-cell office:value-type="float" office:value="32309233.7" calcext:value-type="float">
            <text:p>32309233.7</text:p>
          </table:table-cell>
          <table:table-cell office:value-type="float" office:value="36486313.6" calcext:value-type="float">
            <text:p>36486313.6</text:p>
          </table:table-cell>
          <table:table-cell office:value-type="float" office:value="42906606.7" calcext:value-type="float">
            <text:p>42906606.7</text:p>
          </table:table-cell>
          <table:table-cell/>
          <table:table-cell table:formula="of:=[.K101]/3400000000" office:value-type="float" office:value="0.00950271579411765" calcext:value-type="float">
            <text:p>0.0095027158</text:p>
          </table:table-cell>
          <table:table-cell table:formula="of:=[.L101]/3400000000" office:value-type="float" office:value="0.0107312687058824" calcext:value-type="float">
            <text:p>0.0107312687</text:p>
          </table:table-cell>
          <table:table-cell table:formula="of:=[.M101]/3400000000" office:value-type="float" office:value="0.0126195902058824" calcext:value-type="float">
            <text:p>0.0126195902</text:p>
          </table:table-cell>
          <table:table-cell table:number-columns-repeated="2"/>
          <table:table-cell table:formula="of:=[.B101]/[.A101]" office:value-type="float" office:value="0.601300727844238" calcext:value-type="float">
            <text:p>0.6013007278</text:p>
          </table:table-cell>
          <table:table-cell table:formula="of:=[.C101]/[.A101]" office:value-type="float" office:value="0.700097414016724" calcext:value-type="float">
            <text:p>0.700097414</text:p>
          </table:table-cell>
          <table:table-cell table:formula="of:=[.D101]/[.A101]" office:value-type="float" office:value="0.77720405960083" calcext:value-type="float">
            <text:p>0.7772040596</text:p>
          </table:table-cell>
          <table:table-cell/>
          <table:table-cell table:formula="of:=[.K101]/[.A101]" office:value-type="float" office:value="0.616249727249145" calcext:value-type="float">
            <text:p>0.6162497272</text:p>
          </table:table-cell>
          <table:table-cell table:formula="of:=[.L101]/[.A101]" office:value-type="float" office:value="0.695921203613281" calcext:value-type="float">
            <text:p>0.6959212036</text:p>
          </table:table-cell>
          <table:table-cell table:formula="of:=[.M101]/[.A101]" office:value-type="float" office:value="0.818378576278687" calcext:value-type="float">
            <text:p>0.8183785763</text:p>
          </table:table-cell>
        </table:table-row>
        <table:table-row table:style-name="ro2">
          <table:table-cell table:formula="of:=[.A101]+524288" office:value-type="float" office:value="52953088" calcext:value-type="float">
            <text:p>52953088</text:p>
          </table:table-cell>
          <table:table-cell office:value-type="float" office:value="31438567.2" calcext:value-type="float">
            <text:p>31438567.2</text:p>
          </table:table-cell>
          <table:table-cell office:value-type="float" office:value="36646428.7" calcext:value-type="float">
            <text:p>36646428.7</text:p>
          </table:table-cell>
          <table:table-cell office:value-type="float" office:value="44226960" calcext:value-type="float">
            <text:p>44226960</text:p>
          </table:table-cell>
          <table:table-cell/>
          <table:table-cell table:formula="of:=[.B102]/3400000000" office:value-type="float" office:value="0.00924663741176471" calcext:value-type="float">
            <text:p>0.0092466374</text:p>
          </table:table-cell>
          <table:table-cell table:formula="of:=[.C102]/3400000000" office:value-type="float" office:value="0.0107783613823529" calcext:value-type="float">
            <text:p>0.0107783614</text:p>
          </table:table-cell>
          <table:table-cell table:formula="of:=[.D102]/3400000000" office:value-type="float" office:value="0.0130079294117647" calcext:value-type="float">
            <text:p>0.0130079294</text:p>
          </table:table-cell>
          <table:table-cell table:number-columns-repeated="2"/>
          <table:table-cell office:value-type="float" office:value="31557828.2" calcext:value-type="float">
            <text:p>31557828.2</text:p>
          </table:table-cell>
          <table:table-cell office:value-type="float" office:value="36320142.5" calcext:value-type="float">
            <text:p>36320142.5</text:p>
          </table:table-cell>
          <table:table-cell office:value-type="float" office:value="41448589.7" calcext:value-type="float">
            <text:p>41448589.7</text:p>
          </table:table-cell>
          <table:table-cell/>
          <table:table-cell table:formula="of:=[.K102]/3400000000" office:value-type="float" office:value="0.00928171417647059" calcext:value-type="float">
            <text:p>0.0092817142</text:p>
          </table:table-cell>
          <table:table-cell table:formula="of:=[.L102]/3400000000" office:value-type="float" office:value="0.0106823948529412" calcext:value-type="float">
            <text:p>0.0106823949</text:p>
          </table:table-cell>
          <table:table-cell table:formula="of:=[.M102]/3400000000" office:value-type="float" office:value="0.0121907616764706" calcext:value-type="float">
            <text:p>0.0121907617</text:p>
          </table:table-cell>
          <table:table-cell table:number-columns-repeated="2"/>
          <table:table-cell table:formula="of:=[.B102]/[.A102]" office:value-type="float" office:value="0.593706021450534" calcext:value-type="float">
            <text:p>0.5937060215</text:p>
          </table:table-cell>
          <table:table-cell table:formula="of:=[.C102]/[.A102]" office:value-type="float" office:value="0.692054610677285" calcext:value-type="float">
            <text:p>0.6920546107</text:p>
          </table:table-cell>
          <table:table-cell table:formula="of:=[.D102]/[.A102]" office:value-type="float" office:value="0.835210214747061" calcext:value-type="float">
            <text:p>0.8352102147</text:p>
          </table:table-cell>
          <table:table-cell/>
          <table:table-cell table:formula="of:=[.K102]/[.A102]" office:value-type="float" office:value="0.595958222493087" calcext:value-type="float">
            <text:p>0.5959582225</text:p>
          </table:table-cell>
          <table:table-cell table:formula="of:=[.L102]/[.A102]" office:value-type="float" office:value="0.685892813276536" calcext:value-type="float">
            <text:p>0.6858928133</text:p>
          </table:table-cell>
          <table:table-cell table:formula="of:=[.M102]/[.A102]" office:value-type="float" office:value="0.782741692042587" calcext:value-type="float">
            <text:p>0.782741692</text:p>
          </table:table-cell>
        </table:table-row>
        <table:table-row table:style-name="ro2">
          <table:table-cell table:formula="of:=[.A102]+524288" office:value-type="float" office:value="53477376" calcext:value-type="float">
            <text:p>53477376</text:p>
          </table:table-cell>
          <table:table-cell office:value-type="float" office:value="31496655" calcext:value-type="float">
            <text:p>31496655</text:p>
          </table:table-cell>
          <table:table-cell office:value-type="float" office:value="37182891.6" calcext:value-type="float">
            <text:p>37182891.6</text:p>
          </table:table-cell>
          <table:table-cell office:value-type="float" office:value="43238000.1" calcext:value-type="float">
            <text:p>43238000.1</text:p>
          </table:table-cell>
          <table:table-cell/>
          <table:table-cell table:formula="of:=[.B103]/3400000000" office:value-type="float" office:value="0.00926372205882353" calcext:value-type="float">
            <text:p>0.0092637221</text:p>
          </table:table-cell>
          <table:table-cell table:formula="of:=[.C103]/3400000000" office:value-type="float" office:value="0.0109361445882353" calcext:value-type="float">
            <text:p>0.0109361446</text:p>
          </table:table-cell>
          <table:table-cell table:formula="of:=[.D103]/3400000000" office:value-type="float" office:value="0.0127170588529412" calcext:value-type="float">
            <text:p>0.0127170589</text:p>
          </table:table-cell>
          <table:table-cell table:number-columns-repeated="2"/>
          <table:table-cell office:value-type="float" office:value="31683397.1" calcext:value-type="float">
            <text:p>31683397.1</text:p>
          </table:table-cell>
          <table:table-cell office:value-type="float" office:value="36265711.5" calcext:value-type="float">
            <text:p>36265711.5</text:p>
          </table:table-cell>
          <table:table-cell office:value-type="float" office:value="42191361.1" calcext:value-type="float">
            <text:p>42191361.1</text:p>
          </table:table-cell>
          <table:table-cell/>
          <table:table-cell table:formula="of:=[.K103]/3400000000" office:value-type="float" office:value="0.00931864620588235" calcext:value-type="float">
            <text:p>0.0093186462</text:p>
          </table:table-cell>
          <table:table-cell table:formula="of:=[.L103]/3400000000" office:value-type="float" office:value="0.0106663857352941" calcext:value-type="float">
            <text:p>0.0106663857</text:p>
          </table:table-cell>
          <table:table-cell table:formula="of:=[.M103]/3400000000" office:value-type="float" office:value="0.0124092238529412" calcext:value-type="float">
            <text:p>0.0124092239</text:p>
          </table:table-cell>
          <table:table-cell table:number-columns-repeated="2"/>
          <table:table-cell table:formula="of:=[.B103]/[.A103]" office:value-type="float" office:value="0.588971586788402" calcext:value-type="float">
            <text:p>0.5889715868</text:p>
          </table:table-cell>
          <table:table-cell table:formula="of:=[.C103]/[.A103]" office:value-type="float" office:value="0.695301347620347" calcext:value-type="float">
            <text:p>0.6953013476</text:p>
          </table:table-cell>
          <table:table-cell table:formula="of:=[.D103]/[.A103]" office:value-type="float" office:value="0.808528827218448" calcext:value-type="float">
            <text:p>0.8085288272</text:p>
          </table:table-cell>
          <table:table-cell/>
          <table:table-cell table:formula="of:=[.K103]/[.A103]" office:value-type="float" office:value="0.592463570015103" calcext:value-type="float">
            <text:p>0.59246357</text:p>
          </table:table-cell>
          <table:table-cell table:formula="of:=[.L103]/[.A103]" office:value-type="float" office:value="0.678150541642133" calcext:value-type="float">
            <text:p>0.6781505416</text:p>
          </table:table-cell>
          <table:table-cell table:formula="of:=[.M103]/[.A103]" office:value-type="float" office:value="0.788957205005721" calcext:value-type="float">
            <text:p>0.788957205</text:p>
          </table:table-cell>
        </table:table-row>
        <table:table-row table:style-name="ro2">
          <table:table-cell table:formula="of:=[.A103]+524288" office:value-type="float" office:value="54001664" calcext:value-type="float">
            <text:p>54001664</text:p>
          </table:table-cell>
          <table:table-cell office:value-type="float" office:value="32774960.6" calcext:value-type="float">
            <text:p>32774960.6</text:p>
          </table:table-cell>
          <table:table-cell office:value-type="float" office:value="37193459.1" calcext:value-type="float">
            <text:p>37193459.1</text:p>
          </table:table-cell>
          <table:table-cell office:value-type="float" office:value="41572950.8" calcext:value-type="float">
            <text:p>41572950.8</text:p>
          </table:table-cell>
          <table:table-cell/>
          <table:table-cell table:formula="of:=[.B104]/3400000000" office:value-type="float" office:value="0.00963969429411765" calcext:value-type="float">
            <text:p>0.0096396943</text:p>
          </table:table-cell>
          <table:table-cell table:formula="of:=[.C104]/3400000000" office:value-type="float" office:value="0.0109392526764706" calcext:value-type="float">
            <text:p>0.0109392527</text:p>
          </table:table-cell>
          <table:table-cell table:formula="of:=[.D104]/3400000000" office:value-type="float" office:value="0.0122273384705882" calcext:value-type="float">
            <text:p>0.0122273385</text:p>
          </table:table-cell>
          <table:table-cell table:number-columns-repeated="2"/>
          <table:table-cell office:value-type="float" office:value="31838567.1" calcext:value-type="float">
            <text:p>31838567.1</text:p>
          </table:table-cell>
          <table:table-cell office:value-type="float" office:value="38286830.4" calcext:value-type="float">
            <text:p>38286830.4</text:p>
          </table:table-cell>
          <table:table-cell office:value-type="float" office:value="42412310.7" calcext:value-type="float">
            <text:p>42412310.7</text:p>
          </table:table-cell>
          <table:table-cell/>
          <table:table-cell table:formula="of:=[.K104]/3400000000" office:value-type="float" office:value="0.00936428444117647" calcext:value-type="float">
            <text:p>0.0093642844</text:p>
          </table:table-cell>
          <table:table-cell table:formula="of:=[.L104]/3400000000" office:value-type="float" office:value="0.0112608324705882" calcext:value-type="float">
            <text:p>0.0112608325</text:p>
          </table:table-cell>
          <table:table-cell table:formula="of:=[.M104]/3400000000" office:value-type="float" office:value="0.0124742090294118" calcext:value-type="float">
            <text:p>0.012474209</text:p>
          </table:table-cell>
          <table:table-cell table:number-columns-repeated="2"/>
          <table:table-cell table:formula="of:=[.B104]/[.A104]" office:value-type="float" office:value="0.606925012532947" calcext:value-type="float">
            <text:p>0.6069250125</text:p>
          </table:table-cell>
          <table:table-cell table:formula="of:=[.C104]/[.A104]" office:value-type="float" office:value="0.688746537514103" calcext:value-type="float">
            <text:p>0.6887465375</text:p>
          </table:table-cell>
          <table:table-cell table:formula="of:=[.D104]/[.A104]" office:value-type="float" office:value="0.76984573660545" calcext:value-type="float">
            <text:p>0.7698457366</text:p>
          </table:table-cell>
          <table:table-cell/>
          <table:table-cell table:formula="of:=[.K104]/[.A104]" office:value-type="float" office:value="0.589584926494117" calcext:value-type="float">
            <text:p>0.5895849265</text:p>
          </table:table-cell>
          <table:table-cell table:formula="of:=[.L104]/[.A104]" office:value-type="float" office:value="0.708993530273437" calcext:value-type="float">
            <text:p>0.7089935303</text:p>
          </table:table-cell>
          <table:table-cell table:formula="of:=[.M104]/[.A104]" office:value-type="float" office:value="0.785388959495767" calcext:value-type="float">
            <text:p>0.7853889595</text:p>
          </table:table-cell>
        </table:table-row>
        <table:table-row table:style-name="ro2">
          <table:table-cell table:formula="of:=[.A104]+524288" office:value-type="float" office:value="54525952" calcext:value-type="float">
            <text:p>54525952</text:p>
          </table:table-cell>
          <table:table-cell office:value-type="float" office:value="33837579.1" calcext:value-type="float">
            <text:p>33837579.1</text:p>
          </table:table-cell>
          <table:table-cell office:value-type="float" office:value="38663457.5" calcext:value-type="float">
            <text:p>38663457.5</text:p>
          </table:table-cell>
          <table:table-cell office:value-type="float" office:value="43119736.1" calcext:value-type="float">
            <text:p>43119736.1</text:p>
          </table:table-cell>
          <table:table-cell/>
          <table:table-cell table:formula="of:=[.B105]/3400000000" office:value-type="float" office:value="0.00995222914705882" calcext:value-type="float">
            <text:p>0.0099522291</text:p>
          </table:table-cell>
          <table:table-cell table:formula="of:=[.C105]/3400000000" office:value-type="float" office:value="0.0113716051470588" calcext:value-type="float">
            <text:p>0.0113716051</text:p>
          </table:table-cell>
          <table:table-cell table:formula="of:=[.D105]/3400000000" office:value-type="float" office:value="0.0126822753235294" calcext:value-type="float">
            <text:p>0.0126822753</text:p>
          </table:table-cell>
          <table:table-cell table:number-columns-repeated="2"/>
          <table:table-cell office:value-type="float" office:value="32454419.2" calcext:value-type="float">
            <text:p>32454419.2</text:p>
          </table:table-cell>
          <table:table-cell office:value-type="float" office:value="37312185" calcext:value-type="float">
            <text:p>37312185</text:p>
          </table:table-cell>
          <table:table-cell office:value-type="float" office:value="43339346.2" calcext:value-type="float">
            <text:p>43339346.2</text:p>
          </table:table-cell>
          <table:table-cell/>
          <table:table-cell table:formula="of:=[.K105]/3400000000" office:value-type="float" office:value="0.00954541741176471" calcext:value-type="float">
            <text:p>0.0095454174</text:p>
          </table:table-cell>
          <table:table-cell table:formula="of:=[.L105]/3400000000" office:value-type="float" office:value="0.0109741720588235" calcext:value-type="float">
            <text:p>0.0109741721</text:p>
          </table:table-cell>
          <table:table-cell table:formula="of:=[.M105]/3400000000" office:value-type="float" office:value="0.0127468665294118" calcext:value-type="float">
            <text:p>0.0127468665</text:p>
          </table:table-cell>
          <table:table-cell table:number-columns-repeated="2"/>
          <table:table-cell table:formula="of:=[.B105]/[.A105]" office:value-type="float" office:value="0.620577502250671" calcext:value-type="float">
            <text:p>0.6205775023</text:p>
          </table:table-cell>
          <table:table-cell table:formula="of:=[.C105]/[.A105]" office:value-type="float" office:value="0.709083584638742" calcext:value-type="float">
            <text:p>0.7090835846</text:p>
          </table:table-cell>
          <table:table-cell table:formula="of:=[.D105]/[.A105]" office:value-type="float" office:value="0.790811247092027" calcext:value-type="float">
            <text:p>0.7908112471</text:p>
          </table:table-cell>
          <table:table-cell/>
          <table:table-cell table:formula="of:=[.K105]/[.A105]" office:value-type="float" office:value="0.595210500863882" calcext:value-type="float">
            <text:p>0.5952105009</text:p>
          </table:table-cell>
          <table:table-cell table:formula="of:=[.L105]/[.A105]" office:value-type="float" office:value="0.684301394682664" calcext:value-type="float">
            <text:p>0.6843013947</text:p>
          </table:table-cell>
          <table:table-cell table:formula="of:=[.M105]/[.A105]" office:value-type="float" office:value="0.794838872322669" calcext:value-type="float">
            <text:p>0.7948388723</text:p>
          </table:table-cell>
        </table:table-row>
        <table:table-row table:style-name="ro2">
          <table:table-cell table:formula="of:=[.A105]+524288" office:value-type="float" office:value="55050240" calcext:value-type="float">
            <text:p>55050240</text:p>
          </table:table-cell>
          <table:table-cell office:value-type="float" office:value="32936529.2" calcext:value-type="float">
            <text:p>32936529.2</text:p>
          </table:table-cell>
          <table:table-cell office:value-type="float" office:value="37707611.7" calcext:value-type="float">
            <text:p>37707611.7</text:p>
          </table:table-cell>
          <table:table-cell office:value-type="float" office:value="43786091.8" calcext:value-type="float">
            <text:p>43786091.8</text:p>
          </table:table-cell>
          <table:table-cell/>
          <table:table-cell table:formula="of:=[.B106]/3400000000" office:value-type="float" office:value="0.00968721447058823" calcext:value-type="float">
            <text:p>0.0096872145</text:p>
          </table:table-cell>
          <table:table-cell table:formula="of:=[.C106]/3400000000" office:value-type="float" office:value="0.0110904740294118" calcext:value-type="float">
            <text:p>0.011090474</text:p>
          </table:table-cell>
          <table:table-cell table:formula="of:=[.D106]/3400000000" office:value-type="float" office:value="0.0128782622941176" calcext:value-type="float">
            <text:p>0.0128782623</text:p>
          </table:table-cell>
          <table:table-cell table:number-columns-repeated="2"/>
          <table:table-cell office:value-type="float" office:value="32735555.3" calcext:value-type="float">
            <text:p>32735555.3</text:p>
          </table:table-cell>
          <table:table-cell office:value-type="float" office:value="37680599.3" calcext:value-type="float">
            <text:p>37680599.3</text:p>
          </table:table-cell>
          <table:table-cell office:value-type="float" office:value="42881619.9" calcext:value-type="float">
            <text:p>42881619.9</text:p>
          </table:table-cell>
          <table:table-cell/>
          <table:table-cell table:formula="of:=[.K106]/3400000000" office:value-type="float" office:value="0.0096281045" calcext:value-type="float">
            <text:p>0.0096281045</text:p>
          </table:table-cell>
          <table:table-cell table:formula="of:=[.L106]/3400000000" office:value-type="float" office:value="0.0110825292058824" calcext:value-type="float">
            <text:p>0.0110825292</text:p>
          </table:table-cell>
          <table:table-cell table:formula="of:=[.M106]/3400000000" office:value-type="float" office:value="0.0126122411470588" calcext:value-type="float">
            <text:p>0.0126122411</text:p>
          </table:table-cell>
          <table:table-cell table:number-columns-repeated="2"/>
          <table:table-cell table:formula="of:=[.B106]/[.A106]" office:value-type="float" office:value="0.598299466087705" calcext:value-type="float">
            <text:p>0.5982994661</text:p>
          </table:table-cell>
          <table:table-cell table:formula="of:=[.C106]/[.A106]" office:value-type="float" office:value="0.684967253548758" calcext:value-type="float">
            <text:p>0.6849672535</text:p>
          </table:table-cell>
          <table:table-cell table:formula="of:=[.D106]/[.A106]" office:value-type="float" office:value="0.795384212675549" calcext:value-type="float">
            <text:p>0.7953842127</text:p>
          </table:table-cell>
          <table:table-cell/>
          <table:table-cell table:formula="of:=[.K106]/[.A106]" office:value-type="float" office:value="0.594648729960124" calcext:value-type="float">
            <text:p>0.59464873</text:p>
          </table:table-cell>
          <table:table-cell table:formula="of:=[.L106]/[.A106]" office:value-type="float" office:value="0.684476567222958" calcext:value-type="float">
            <text:p>0.6844765672</text:p>
          </table:table-cell>
          <table:table-cell table:formula="of:=[.M106]/[.A106]" office:value-type="float" office:value="0.778954277038574" calcext:value-type="float">
            <text:p>0.778954277</text:p>
          </table:table-cell>
        </table:table-row>
        <table:table-row table:style-name="ro2">
          <table:table-cell table:formula="of:=[.A106]+524288" office:value-type="float" office:value="55574528" calcext:value-type="float">
            <text:p>55574528</text:p>
          </table:table-cell>
          <table:table-cell office:value-type="float" office:value="33669342.6" calcext:value-type="float">
            <text:p>33669342.6</text:p>
          </table:table-cell>
          <table:table-cell office:value-type="float" office:value="38092405.9" calcext:value-type="float">
            <text:p>38092405.9</text:p>
          </table:table-cell>
          <table:table-cell office:value-type="float" office:value="43241409.2" calcext:value-type="float">
            <text:p>43241409.2</text:p>
          </table:table-cell>
          <table:table-cell/>
          <table:table-cell table:formula="of:=[.B107]/3400000000" office:value-type="float" office:value="0.00990274782352941" calcext:value-type="float">
            <text:p>0.0099027478</text:p>
          </table:table-cell>
          <table:table-cell table:formula="of:=[.C107]/3400000000" office:value-type="float" office:value="0.0112036487941176" calcext:value-type="float">
            <text:p>0.0112036488</text:p>
          </table:table-cell>
          <table:table-cell table:formula="of:=[.D107]/3400000000" office:value-type="float" office:value="0.0127180615294118" calcext:value-type="float">
            <text:p>0.0127180615</text:p>
          </table:table-cell>
          <table:table-cell table:number-columns-repeated="2"/>
          <table:table-cell office:value-type="float" office:value="32918542.4" calcext:value-type="float">
            <text:p>32918542.4</text:p>
          </table:table-cell>
          <table:table-cell office:value-type="float" office:value="39474416.3" calcext:value-type="float">
            <text:p>39474416.3</text:p>
          </table:table-cell>
          <table:table-cell office:value-type="float" office:value="42930993.4" calcext:value-type="float">
            <text:p>42930993.4</text:p>
          </table:table-cell>
          <table:table-cell/>
          <table:table-cell table:formula="of:=[.K107]/3400000000" office:value-type="float" office:value="0.00968192423529412" calcext:value-type="float">
            <text:p>0.0096819242</text:p>
          </table:table-cell>
          <table:table-cell table:formula="of:=[.L107]/3400000000" office:value-type="float" office:value="0.0116101224411765" calcext:value-type="float">
            <text:p>0.0116101224</text:p>
          </table:table-cell>
          <table:table-cell table:formula="of:=[.M107]/3400000000" office:value-type="float" office:value="0.0126267627647059" calcext:value-type="float">
            <text:p>0.0126267628</text:p>
          </table:table-cell>
          <table:table-cell table:number-columns-repeated="2"/>
          <table:table-cell table:formula="of:=[.B107]/[.A107]" office:value-type="float" office:value="0.605841269583072" calcext:value-type="float">
            <text:p>0.6058412696</text:p>
          </table:table-cell>
          <table:table-cell table:formula="of:=[.C107]/[.A107]" office:value-type="float" office:value="0.685429229376451" calcext:value-type="float">
            <text:p>0.6854292294</text:p>
          </table:table-cell>
          <table:table-cell table:formula="of:=[.D107]/[.A107]" office:value-type="float" office:value="0.778079648287791" calcext:value-type="float">
            <text:p>0.7780796483</text:p>
          </table:table-cell>
          <table:table-cell/>
          <table:table-cell table:formula="of:=[.K107]/[.A107]" office:value-type="float" office:value="0.59233147963038" calcext:value-type="float">
            <text:p>0.5923314796</text:p>
          </table:table-cell>
          <table:table-cell table:formula="of:=[.L107]/[.A107]" office:value-type="float" office:value="0.710296924159212" calcext:value-type="float">
            <text:p>0.7102969242</text:p>
          </table:table-cell>
          <table:table-cell table:formula="of:=[.M107]/[.A107]" office:value-type="float" office:value="0.772494071384646" calcext:value-type="float">
            <text:p>0.7724940714</text:p>
          </table:table-cell>
        </table:table-row>
        <table:table-row table:style-name="ro2">
          <table:table-cell table:formula="of:=[.A107]+524288" office:value-type="float" office:value="56098816" calcext:value-type="float">
            <text:p>56098816</text:p>
          </table:table-cell>
          <table:table-cell office:value-type="float" office:value="33240255.6" calcext:value-type="float">
            <text:p>33240255.6</text:p>
          </table:table-cell>
          <table:table-cell office:value-type="float" office:value="39201537.8" calcext:value-type="float">
            <text:p>39201537.8</text:p>
          </table:table-cell>
          <table:table-cell office:value-type="float" office:value="43187515" calcext:value-type="float">
            <text:p>43187515</text:p>
          </table:table-cell>
          <table:table-cell/>
          <table:table-cell table:formula="of:=[.B108]/3400000000" office:value-type="float" office:value="0.00977654576470588" calcext:value-type="float">
            <text:p>0.0097765458</text:p>
          </table:table-cell>
          <table:table-cell table:formula="of:=[.C108]/3400000000" office:value-type="float" office:value="0.0115298640588235" calcext:value-type="float">
            <text:p>0.0115298641</text:p>
          </table:table-cell>
          <table:table-cell table:formula="of:=[.D108]/3400000000" office:value-type="float" office:value="0.0127022102941176" calcext:value-type="float">
            <text:p>0.0127022103</text:p>
          </table:table-cell>
          <table:table-cell table:number-columns-repeated="2"/>
          <table:table-cell office:value-type="float" office:value="33212259.7" calcext:value-type="float">
            <text:p>33212259.7</text:p>
          </table:table-cell>
          <table:table-cell office:value-type="float" office:value="38550404.7" calcext:value-type="float">
            <text:p>38550404.7</text:p>
          </table:table-cell>
          <table:table-cell office:value-type="float" office:value="43608947.4" calcext:value-type="float">
            <text:p>43608947.4</text:p>
          </table:table-cell>
          <table:table-cell/>
          <table:table-cell table:formula="of:=[.K108]/3400000000" office:value-type="float" office:value="0.00976831167647059" calcext:value-type="float">
            <text:p>0.0097683117</text:p>
          </table:table-cell>
          <table:table-cell table:formula="of:=[.L108]/3400000000" office:value-type="float" office:value="0.0113383543235294" calcext:value-type="float">
            <text:p>0.0113383543</text:p>
          </table:table-cell>
          <table:table-cell table:formula="of:=[.M108]/3400000000" office:value-type="float" office:value="0.012826161" calcext:value-type="float">
            <text:p>0.012826161</text:p>
          </table:table-cell>
          <table:table-cell table:number-columns-repeated="2"/>
          <table:table-cell table:formula="of:=[.B108]/[.A108]" office:value-type="float" office:value="0.592530430588767" calcext:value-type="float">
            <text:p>0.5925304306</text:p>
          </table:table-cell>
          <table:table-cell table:formula="of:=[.C108]/[.A108]" office:value-type="float" office:value="0.698794388102594" calcext:value-type="float">
            <text:p>0.6987943881</text:p>
          </table:table-cell>
          <table:table-cell table:formula="of:=[.D108]/[.A108]" office:value-type="float" office:value="0.769847174671209" calcext:value-type="float">
            <text:p>0.7698471747</text:p>
          </table:table-cell>
          <table:table-cell/>
          <table:table-cell table:formula="of:=[.K108]/[.A108]" office:value-type="float" office:value="0.592031384405689" calcext:value-type="float">
            <text:p>0.5920313844</text:p>
          </table:table-cell>
          <table:table-cell table:formula="of:=[.L108]/[.A108]" office:value-type="float" office:value="0.687187492513211" calcext:value-type="float">
            <text:p>0.6871874925</text:p>
          </table:table-cell>
          <table:table-cell table:formula="of:=[.M108]/[.A108]" office:value-type="float" office:value="0.777359497212918" calcext:value-type="float">
            <text:p>0.7773594972</text:p>
          </table:table-cell>
        </table:table-row>
        <table:table-row table:style-name="ro2">
          <table:table-cell table:formula="of:=[.A108]+524288" office:value-type="float" office:value="56623104" calcext:value-type="float">
            <text:p>56623104</text:p>
          </table:table-cell>
          <table:table-cell office:value-type="float" office:value="34100556.7" calcext:value-type="float">
            <text:p>34100556.7</text:p>
          </table:table-cell>
          <table:table-cell office:value-type="float" office:value="39771805.3" calcext:value-type="float">
            <text:p>39771805.3</text:p>
          </table:table-cell>
          <table:table-cell office:value-type="float" office:value="43434960.2" calcext:value-type="float">
            <text:p>43434960.2</text:p>
          </table:table-cell>
          <table:table-cell/>
          <table:table-cell table:formula="of:=[.B109]/3400000000" office:value-type="float" office:value="0.0100295755" calcext:value-type="float">
            <text:p>0.0100295755</text:p>
          </table:table-cell>
          <table:table-cell table:formula="of:=[.C109]/3400000000" office:value-type="float" office:value="0.0116975897941176" calcext:value-type="float">
            <text:p>0.0116975898</text:p>
          </table:table-cell>
          <table:table-cell table:formula="of:=[.D109]/3400000000" office:value-type="float" office:value="0.0127749882941176" calcext:value-type="float">
            <text:p>0.0127749883</text:p>
          </table:table-cell>
          <table:table-cell table:number-columns-repeated="2"/>
          <table:table-cell office:value-type="float" office:value="35439504.7" calcext:value-type="float">
            <text:p>35439504.7</text:p>
          </table:table-cell>
          <table:table-cell office:value-type="float" office:value="39011173.6" calcext:value-type="float">
            <text:p>39011173.6</text:p>
          </table:table-cell>
          <table:table-cell office:value-type="float" office:value="44892799.7" calcext:value-type="float">
            <text:p>44892799.7</text:p>
          </table:table-cell>
          <table:table-cell/>
          <table:table-cell table:formula="of:=[.K109]/3400000000" office:value-type="float" office:value="0.0104233837352941" calcext:value-type="float">
            <text:p>0.0104233837</text:p>
          </table:table-cell>
          <table:table-cell table:formula="of:=[.L109]/3400000000" office:value-type="float" office:value="0.0114738745882353" calcext:value-type="float">
            <text:p>0.0114738746</text:p>
          </table:table-cell>
          <table:table-cell table:formula="of:=[.M109]/3400000000" office:value-type="float" office:value="0.0132037646176471" calcext:value-type="float">
            <text:p>0.0132037646</text:p>
          </table:table-cell>
          <table:table-cell table:number-columns-repeated="2"/>
          <table:table-cell table:formula="of:=[.B109]/[.A109]" office:value-type="float" office:value="0.602237501850835" calcext:value-type="float">
            <text:p>0.6022375019</text:p>
          </table:table-cell>
          <table:table-cell table:formula="of:=[.C109]/[.A109]" office:value-type="float" office:value="0.702395356142962" calcext:value-type="float">
            <text:p>0.7023953561</text:p>
          </table:table-cell>
          <table:table-cell table:formula="of:=[.D109]/[.A109]" office:value-type="float" office:value="0.767088999571624" calcext:value-type="float">
            <text:p>0.7670889996</text:p>
          </table:table-cell>
          <table:table-cell/>
          <table:table-cell table:formula="of:=[.K109]/[.A109]" office:value-type="float" office:value="0.625884174417566" calcext:value-type="float">
            <text:p>0.6258841744</text:p>
          </table:table-cell>
          <table:table-cell table:formula="of:=[.L109]/[.A109]" office:value-type="float" office:value="0.688962116947881" calcext:value-type="float">
            <text:p>0.6889621169</text:p>
          </table:table-cell>
          <table:table-cell table:formula="of:=[.M109]/[.A109]" office:value-type="float" office:value="0.792835371582596" calcext:value-type="float">
            <text:p>0.7928353716</text:p>
          </table:table-cell>
        </table:table-row>
        <table:table-row table:style-name="ro2">
          <table:table-cell table:formula="of:=[.A109]+524288" office:value-type="float" office:value="57147392" calcext:value-type="float">
            <text:p>57147392</text:p>
          </table:table-cell>
          <table:table-cell office:value-type="float" office:value="33792847.2" calcext:value-type="float">
            <text:p>33792847.2</text:p>
          </table:table-cell>
          <table:table-cell office:value-type="float" office:value="39786723.5" calcext:value-type="float">
            <text:p>39786723.5</text:p>
          </table:table-cell>
          <table:table-cell office:value-type="float" office:value="43978280.3" calcext:value-type="float">
            <text:p>43978280.3</text:p>
          </table:table-cell>
          <table:table-cell/>
          <table:table-cell table:formula="of:=[.B110]/3400000000" office:value-type="float" office:value="0.00993907270588236" calcext:value-type="float">
            <text:p>0.0099390727</text:p>
          </table:table-cell>
          <table:table-cell table:formula="of:=[.C110]/3400000000" office:value-type="float" office:value="0.0117019775" calcext:value-type="float">
            <text:p>0.0117019775</text:p>
          </table:table-cell>
          <table:table-cell table:formula="of:=[.D110]/3400000000" office:value-type="float" office:value="0.0129347883235294" calcext:value-type="float">
            <text:p>0.0129347883</text:p>
          </table:table-cell>
          <table:table-cell table:number-columns-repeated="2"/>
          <table:table-cell office:value-type="float" office:value="34254953.6" calcext:value-type="float">
            <text:p>34254953.6</text:p>
          </table:table-cell>
          <table:table-cell office:value-type="float" office:value="39238686.6" calcext:value-type="float">
            <text:p>39238686.6</text:p>
          </table:table-cell>
          <table:table-cell office:value-type="float" office:value="44423191.7" calcext:value-type="float">
            <text:p>44423191.7</text:p>
          </table:table-cell>
          <table:table-cell/>
          <table:table-cell table:formula="of:=[.K110]/3400000000" office:value-type="float" office:value="0.0100749863529412" calcext:value-type="float">
            <text:p>0.0100749864</text:p>
          </table:table-cell>
          <table:table-cell table:formula="of:=[.L110]/3400000000" office:value-type="float" office:value="0.0115407901764706" calcext:value-type="float">
            <text:p>0.0115407902</text:p>
          </table:table-cell>
          <table:table-cell table:formula="of:=[.M110]/3400000000" office:value-type="float" office:value="0.0130656446176471" calcext:value-type="float">
            <text:p>0.0130656446</text:p>
          </table:table-cell>
          <table:table-cell table:number-columns-repeated="2"/>
          <table:table-cell table:formula="of:=[.B110]/[.A110]" office:value-type="float" office:value="0.591327898217998" calcext:value-type="float">
            <text:p>0.5913278982</text:p>
          </table:table-cell>
          <table:table-cell table:formula="of:=[.C110]/[.A110]" office:value-type="float" office:value="0.696212409833156" calcext:value-type="float">
            <text:p>0.6962124098</text:p>
          </table:table-cell>
          <table:table-cell table:formula="of:=[.D110]/[.A110]" office:value-type="float" office:value="0.769558833061008" calcext:value-type="float">
            <text:p>0.7695588331</text:p>
          </table:table-cell>
          <table:table-cell/>
          <table:table-cell table:formula="of:=[.K110]/[.A110]" office:value-type="float" office:value="0.599414118495556" calcext:value-type="float">
            <text:p>0.5994141185</text:p>
          </table:table-cell>
          <table:table-cell table:formula="of:=[.L110]/[.A110]" office:value-type="float" office:value="0.686622525136405" calcext:value-type="float">
            <text:p>0.6866225251</text:p>
          </table:table-cell>
          <table:table-cell table:formula="of:=[.M110]/[.A110]" office:value-type="float" office:value="0.777344164717088" calcext:value-type="float">
            <text:p>0.7773441647</text:p>
          </table:table-cell>
        </table:table-row>
        <table:table-row table:style-name="ro2">
          <table:table-cell table:formula="of:=[.A110]+524288" office:value-type="float" office:value="57671680" calcext:value-type="float">
            <text:p>57671680</text:p>
          </table:table-cell>
          <table:table-cell office:value-type="float" office:value="34022299.2" calcext:value-type="float">
            <text:p>34022299.2</text:p>
          </table:table-cell>
          <table:table-cell office:value-type="float" office:value="39678541" calcext:value-type="float">
            <text:p>39678541</text:p>
          </table:table-cell>
          <table:table-cell office:value-type="float" office:value="44828395.8" calcext:value-type="float">
            <text:p>44828395.8</text:p>
          </table:table-cell>
          <table:table-cell/>
          <table:table-cell table:formula="of:=[.B111]/3400000000" office:value-type="float" office:value="0.0100065585882353" calcext:value-type="float">
            <text:p>0.0100065586</text:p>
          </table:table-cell>
          <table:table-cell table:formula="of:=[.C111]/3400000000" office:value-type="float" office:value="0.0116701591176471" calcext:value-type="float">
            <text:p>0.0116701591</text:p>
          </table:table-cell>
          <table:table-cell table:formula="of:=[.D111]/3400000000" office:value-type="float" office:value="0.0131848222941176" calcext:value-type="float">
            <text:p>0.0131848223</text:p>
          </table:table-cell>
          <table:table-cell table:number-columns-repeated="2"/>
          <table:table-cell office:value-type="float" office:value="34391504.9" calcext:value-type="float">
            <text:p>34391504.9</text:p>
          </table:table-cell>
          <table:table-cell office:value-type="float" office:value="39775611.2" calcext:value-type="float">
            <text:p>39775611.2</text:p>
          </table:table-cell>
          <table:table-cell office:value-type="float" office:value="44853568.1" calcext:value-type="float">
            <text:p>44853568.1</text:p>
          </table:table-cell>
          <table:table-cell/>
          <table:table-cell table:formula="of:=[.K111]/3400000000" office:value-type="float" office:value="0.0101151485" calcext:value-type="float">
            <text:p>0.0101151485</text:p>
          </table:table-cell>
          <table:table-cell table:formula="of:=[.L111]/3400000000" office:value-type="float" office:value="0.0116987091764706" calcext:value-type="float">
            <text:p>0.0116987092</text:p>
          </table:table-cell>
          <table:table-cell table:formula="of:=[.M111]/3400000000" office:value-type="float" office:value="0.0131922259117647" calcext:value-type="float">
            <text:p>0.0131922259</text:p>
          </table:table-cell>
          <table:table-cell table:number-columns-repeated="2"/>
          <table:table-cell table:formula="of:=[.B111]/[.A111]" office:value-type="float" office:value="0.589930780584162" calcext:value-type="float">
            <text:p>0.5899307806</text:p>
          </table:table-cell>
          <table:table-cell table:formula="of:=[.C111]/[.A111]" office:value-type="float" office:value="0.688007372075861" calcext:value-type="float">
            <text:p>0.6880073721</text:p>
          </table:table-cell>
          <table:table-cell table:formula="of:=[.D111]/[.A111]" office:value-type="float" office:value="0.777303449457342" calcext:value-type="float">
            <text:p>0.7773034495</text:p>
          </table:table-cell>
          <table:table-cell/>
          <table:table-cell table:formula="of:=[.K111]/[.A111]" office:value-type="float" office:value="0.59633263501254" calcext:value-type="float">
            <text:p>0.596332635</text:p>
          </table:table-cell>
          <table:table-cell table:formula="of:=[.L111]/[.A111]" office:value-type="float" office:value="0.68969052401456" calcext:value-type="float">
            <text:p>0.689690524</text:p>
          </table:table-cell>
          <table:table-cell table:formula="of:=[.M111]/[.A111]" office:value-type="float" office:value="0.777739925384522" calcext:value-type="float">
            <text:p>0.7777399254</text:p>
          </table:table-cell>
        </table:table-row>
        <table:table-row table:style-name="ro2">
          <table:table-cell table:formula="of:=[.A111]+524288" office:value-type="float" office:value="58195968" calcext:value-type="float">
            <text:p>58195968</text:p>
          </table:table-cell>
          <table:table-cell office:value-type="float" office:value="34612498.2" calcext:value-type="float">
            <text:p>34612498.2</text:p>
          </table:table-cell>
          <table:table-cell office:value-type="float" office:value="40020762.5" calcext:value-type="float">
            <text:p>40020762.5</text:p>
          </table:table-cell>
          <table:table-cell office:value-type="float" office:value="45493430" calcext:value-type="float">
            <text:p>45493430</text:p>
          </table:table-cell>
          <table:table-cell/>
          <table:table-cell table:formula="of:=[.B112]/3400000000" office:value-type="float" office:value="0.0101801465294118" calcext:value-type="float">
            <text:p>0.0101801465</text:p>
          </table:table-cell>
          <table:table-cell table:formula="of:=[.C112]/3400000000" office:value-type="float" office:value="0.0117708125" calcext:value-type="float">
            <text:p>0.0117708125</text:p>
          </table:table-cell>
          <table:table-cell table:formula="of:=[.D112]/3400000000" office:value-type="float" office:value="0.0133804205882353" calcext:value-type="float">
            <text:p>0.0133804206</text:p>
          </table:table-cell>
          <table:table-cell table:number-columns-repeated="2"/>
          <table:table-cell office:value-type="float" office:value="34349937.6" calcext:value-type="float">
            <text:p>34349937.6</text:p>
          </table:table-cell>
          <table:table-cell office:value-type="float" office:value="39957279.6" calcext:value-type="float">
            <text:p>39957279.6</text:p>
          </table:table-cell>
          <table:table-cell office:value-type="float" office:value="45367180.4" calcext:value-type="float">
            <text:p>45367180.4</text:p>
          </table:table-cell>
          <table:table-cell/>
          <table:table-cell table:formula="of:=[.K112]/3400000000" office:value-type="float" office:value="0.0101029228235294" calcext:value-type="float">
            <text:p>0.0101029228</text:p>
          </table:table-cell>
          <table:table-cell table:formula="of:=[.L112]/3400000000" office:value-type="float" office:value="0.0117521410588235" calcext:value-type="float">
            <text:p>0.0117521411</text:p>
          </table:table-cell>
          <table:table-cell table:formula="of:=[.M112]/3400000000" office:value-type="float" office:value="0.0133432883529412" calcext:value-type="float">
            <text:p>0.0133432884</text:p>
          </table:table-cell>
          <table:table-cell table:number-columns-repeated="2"/>
          <table:table-cell table:formula="of:=[.B112]/[.A112]" office:value-type="float" office:value="0.594757667747704" calcext:value-type="float">
            <text:p>0.5947576677</text:p>
          </table:table-cell>
          <table:table-cell table:formula="of:=[.C112]/[.A112]" office:value-type="float" office:value="0.687689609355755" calcext:value-type="float">
            <text:p>0.6876896094</text:p>
          </table:table-cell>
          <table:table-cell table:formula="of:=[.D112]/[.A112]" office:value-type="float" office:value="0.781728211823884" calcext:value-type="float">
            <text:p>0.7817282118</text:p>
          </table:table-cell>
          <table:table-cell/>
          <table:table-cell table:formula="of:=[.K112]/[.A112]" office:value-type="float" office:value="0.590246004671664" calcext:value-type="float">
            <text:p>0.5902460047</text:p>
          </table:table-cell>
          <table:table-cell table:formula="of:=[.L112]/[.A112]" office:value-type="float" office:value="0.686598762306007" calcext:value-type="float">
            <text:p>0.6865987623</text:p>
          </table:table-cell>
          <table:table-cell table:formula="of:=[.M112]/[.A112]" office:value-type="float" office:value="0.779558824418901" calcext:value-type="float">
            <text:p>0.7795588244</text:p>
          </table:table-cell>
        </table:table-row>
        <table:table-row table:style-name="ro2">
          <table:table-cell table:formula="of:=[.A112]+524288" office:value-type="float" office:value="58720256" calcext:value-type="float">
            <text:p>58720256</text:p>
          </table:table-cell>
          <table:table-cell office:value-type="float" office:value="35135356.7" calcext:value-type="float">
            <text:p>35135356.7</text:p>
          </table:table-cell>
          <table:table-cell office:value-type="float" office:value="41033760.2" calcext:value-type="float">
            <text:p>41033760.2</text:p>
          </table:table-cell>
          <table:table-cell office:value-type="float" office:value="45341430.6" calcext:value-type="float">
            <text:p>45341430.6</text:p>
          </table:table-cell>
          <table:table-cell/>
          <table:table-cell table:formula="of:=[.B113]/3400000000" office:value-type="float" office:value="0.0103339284411765" calcext:value-type="float">
            <text:p>0.0103339284</text:p>
          </table:table-cell>
          <table:table-cell table:formula="of:=[.C113]/3400000000" office:value-type="float" office:value="0.012068753" calcext:value-type="float">
            <text:p>0.012068753</text:p>
          </table:table-cell>
          <table:table-cell table:formula="of:=[.D113]/3400000000" office:value-type="float" office:value="0.0133357148823529" calcext:value-type="float">
            <text:p>0.0133357149</text:p>
          </table:table-cell>
          <table:table-cell table:number-columns-repeated="2"/>
          <table:table-cell office:value-type="float" office:value="35833846.5" calcext:value-type="float">
            <text:p>35833846.5</text:p>
          </table:table-cell>
          <table:table-cell office:value-type="float" office:value="40175993.3" calcext:value-type="float">
            <text:p>40175993.3</text:p>
          </table:table-cell>
          <table:table-cell office:value-type="float" office:value="46590460.2" calcext:value-type="float">
            <text:p>46590460.2</text:p>
          </table:table-cell>
          <table:table-cell/>
          <table:table-cell table:formula="of:=[.K113]/3400000000" office:value-type="float" office:value="0.0105393666176471" calcext:value-type="float">
            <text:p>0.0105393666</text:p>
          </table:table-cell>
          <table:table-cell table:formula="of:=[.L113]/3400000000" office:value-type="float" office:value="0.0118164686176471" calcext:value-type="float">
            <text:p>0.0118164686</text:p>
          </table:table-cell>
          <table:table-cell table:formula="of:=[.M113]/3400000000" office:value-type="float" office:value="0.0137030765294118" calcext:value-type="float">
            <text:p>0.0137030765</text:p>
          </table:table-cell>
          <table:table-cell table:number-columns-repeated="2"/>
          <table:table-cell table:formula="of:=[.B113]/[.A113]" office:value-type="float" office:value="0.598351558617183" calcext:value-type="float">
            <text:p>0.5983515586</text:p>
          </table:table-cell>
          <table:table-cell table:formula="of:=[.C113]/[.A113]" office:value-type="float" office:value="0.698800771577018" calcext:value-type="float">
            <text:p>0.6988007716</text:p>
          </table:table-cell>
          <table:table-cell table:formula="of:=[.D113]/[.A113]" office:value-type="float" office:value="0.772159961291722" calcext:value-type="float">
            <text:p>0.7721599613</text:p>
          </table:table-cell>
          <table:table-cell/>
          <table:table-cell table:formula="of:=[.K113]/[.A113]" office:value-type="float" office:value="0.610246769019536" calcext:value-type="float">
            <text:p>0.610246769</text:p>
          </table:table-cell>
          <table:table-cell table:formula="of:=[.L113]/[.A113]" office:value-type="float" office:value="0.684193088327135" calcext:value-type="float">
            <text:p>0.6841930883</text:p>
          </table:table-cell>
          <table:table-cell table:formula="of:=[.M113]/[.A113]" office:value-type="float" office:value="0.793430808612279" calcext:value-type="float">
            <text:p>0.7934308086</text:p>
          </table:table-cell>
        </table:table-row>
        <table:table-row table:style-name="ro2">
          <table:table-cell table:formula="of:=[.A113]+524288" office:value-type="float" office:value="59244544" calcext:value-type="float">
            <text:p>59244544</text:p>
          </table:table-cell>
          <table:table-cell office:value-type="float" office:value="34965375.7" calcext:value-type="float">
            <text:p>34965375.7</text:p>
          </table:table-cell>
          <table:table-cell office:value-type="float" office:value="40673074.8" calcext:value-type="float">
            <text:p>40673074.8</text:p>
          </table:table-cell>
          <table:table-cell office:value-type="float" office:value="45249720.5" calcext:value-type="float">
            <text:p>45249720.5</text:p>
          </table:table-cell>
          <table:table-cell/>
          <table:table-cell table:formula="of:=[.B114]/3400000000" office:value-type="float" office:value="0.0102839340294118" calcext:value-type="float">
            <text:p>0.010283934</text:p>
          </table:table-cell>
          <table:table-cell table:formula="of:=[.C114]/3400000000" office:value-type="float" office:value="0.0119626690588235" calcext:value-type="float">
            <text:p>0.0119626691</text:p>
          </table:table-cell>
          <table:table-cell table:formula="of:=[.D114]/3400000000" office:value-type="float" office:value="0.0133087413235294" calcext:value-type="float">
            <text:p>0.0133087413</text:p>
          </table:table-cell>
          <table:table-cell table:number-columns-repeated="2"/>
          <table:table-cell office:value-type="float" office:value="35470560.6" calcext:value-type="float">
            <text:p>35470560.6</text:p>
          </table:table-cell>
          <table:table-cell office:value-type="float" office:value="40319092.5" calcext:value-type="float">
            <text:p>40319092.5</text:p>
          </table:table-cell>
          <table:table-cell office:value-type="float" office:value="45687430.6" calcext:value-type="float">
            <text:p>45687430.6</text:p>
          </table:table-cell>
          <table:table-cell/>
          <table:table-cell table:formula="of:=[.K114]/3400000000" office:value-type="float" office:value="0.0104325178235294" calcext:value-type="float">
            <text:p>0.0104325178</text:p>
          </table:table-cell>
          <table:table-cell table:formula="of:=[.L114]/3400000000" office:value-type="float" office:value="0.0118585566176471" calcext:value-type="float">
            <text:p>0.0118585566</text:p>
          </table:table-cell>
          <table:table-cell table:formula="of:=[.M114]/3400000000" office:value-type="float" office:value="0.0134374795882353" calcext:value-type="float">
            <text:p>0.0134374796</text:p>
          </table:table-cell>
          <table:table-cell table:number-columns-repeated="2"/>
          <table:table-cell table:formula="of:=[.B114]/[.A114]" office:value-type="float" office:value="0.590187270240446" calcext:value-type="float">
            <text:p>0.5901872702</text:p>
          </table:table-cell>
          <table:table-cell table:formula="of:=[.C114]/[.A114]" office:value-type="float" office:value="0.686528616035934" calcext:value-type="float">
            <text:p>0.686528616</text:p>
          </table:table-cell>
          <table:table-cell table:formula="of:=[.D114]/[.A114]" office:value-type="float" office:value="0.763778694963033" calcext:value-type="float">
            <text:p>0.763778695</text:p>
          </table:table-cell>
          <table:table-cell/>
          <table:table-cell table:formula="of:=[.K114]/[.A114]" office:value-type="float" office:value="0.598714382880557" calcext:value-type="float">
            <text:p>0.5987143829</text:p>
          </table:table-cell>
          <table:table-cell table:formula="of:=[.L114]/[.A114]" office:value-type="float" office:value="0.680553681027573" calcext:value-type="float">
            <text:p>0.680553681</text:p>
          </table:table-cell>
          <table:table-cell table:formula="of:=[.M114]/[.A114]" office:value-type="float" office:value="0.771166887536513" calcext:value-type="float">
            <text:p>0.7711668875</text:p>
          </table:table-cell>
        </table:table-row>
        <table:table-row table:style-name="ro2">
          <table:table-cell table:formula="of:=[.A114]+524288" office:value-type="float" office:value="59768832" calcext:value-type="float">
            <text:p>59768832</text:p>
          </table:table-cell>
          <table:table-cell office:value-type="float" office:value="35321390" calcext:value-type="float">
            <text:p>35321390</text:p>
          </table:table-cell>
          <table:table-cell office:value-type="float" office:value="41639022.8" calcext:value-type="float">
            <text:p>41639022.8</text:p>
          </table:table-cell>
          <table:table-cell office:value-type="float" office:value="45887340.3" calcext:value-type="float">
            <text:p>45887340.3</text:p>
          </table:table-cell>
          <table:table-cell/>
          <table:table-cell table:formula="of:=[.B115]/3400000000" office:value-type="float" office:value="0.0103886441176471" calcext:value-type="float">
            <text:p>0.0103886441</text:p>
          </table:table-cell>
          <table:table-cell table:formula="of:=[.C115]/3400000000" office:value-type="float" office:value="0.0122467714117647" calcext:value-type="float">
            <text:p>0.0122467714</text:p>
          </table:table-cell>
          <table:table-cell table:formula="of:=[.D115]/3400000000" office:value-type="float" office:value="0.0134962765588235" calcext:value-type="float">
            <text:p>0.0134962766</text:p>
          </table:table-cell>
          <table:table-cell table:number-columns-repeated="2"/>
          <table:table-cell office:value-type="float" office:value="34840552.1" calcext:value-type="float">
            <text:p>34840552.1</text:p>
          </table:table-cell>
          <table:table-cell office:value-type="float" office:value="41839788.4" calcext:value-type="float">
            <text:p>41839788.4</text:p>
          </table:table-cell>
          <table:table-cell office:value-type="float" office:value="46096069.4" calcext:value-type="float">
            <text:p>46096069.4</text:p>
          </table:table-cell>
          <table:table-cell/>
          <table:table-cell table:formula="of:=[.K115]/3400000000" office:value-type="float" office:value="0.0102472212058824" calcext:value-type="float">
            <text:p>0.0102472212</text:p>
          </table:table-cell>
          <table:table-cell table:formula="of:=[.L115]/3400000000" office:value-type="float" office:value="0.0123058201176471" calcext:value-type="float">
            <text:p>0.0123058201</text:p>
          </table:table-cell>
          <table:table-cell table:formula="of:=[.M115]/3400000000" office:value-type="float" office:value="0.0135576674705882" calcext:value-type="float">
            <text:p>0.0135576675</text:p>
          </table:table-cell>
          <table:table-cell table:number-columns-repeated="2"/>
          <table:table-cell table:formula="of:=[.B115]/[.A115]" office:value-type="float" office:value="0.590966709873132" calcext:value-type="float">
            <text:p>0.5909667099</text:p>
          </table:table-cell>
          <table:table-cell table:formula="of:=[.C115]/[.A115]" office:value-type="float" office:value="0.696667835168671" calcext:value-type="float">
            <text:p>0.6966678352</text:p>
          </table:table-cell>
          <table:table-cell table:formula="of:=[.D115]/[.A115]" office:value-type="float" office:value="0.767746980566727" calcext:value-type="float">
            <text:p>0.7677469806</text:p>
          </table:table-cell>
          <table:table-cell/>
          <table:table-cell table:formula="of:=[.K115]/[.A115]" office:value-type="float" office:value="0.582921749248839" calcext:value-type="float">
            <text:p>0.5829217492</text:p>
          </table:table-cell>
          <table:table-cell table:formula="of:=[.L115]/[.A115]" office:value-type="float" office:value="0.700026870192143" calcext:value-type="float">
            <text:p>0.7000268702</text:p>
          </table:table-cell>
          <table:table-cell table:formula="of:=[.M115]/[.A115]" office:value-type="float" office:value="0.771239253930878" calcext:value-type="float">
            <text:p>0.7712392539</text:p>
          </table:table-cell>
        </table:table-row>
        <table:table-row table:style-name="ro2">
          <table:table-cell table:formula="of:=[.A115]+524288" office:value-type="float" office:value="60293120" calcext:value-type="float">
            <text:p>60293120</text:p>
          </table:table-cell>
          <table:table-cell office:value-type="float" office:value="35683240.5" calcext:value-type="float">
            <text:p>35683240.5</text:p>
          </table:table-cell>
          <table:table-cell office:value-type="float" office:value="41895671.5" calcext:value-type="float">
            <text:p>41895671.5</text:p>
          </table:table-cell>
          <table:table-cell office:value-type="float" office:value="46368247.1" calcext:value-type="float">
            <text:p>46368247.1</text:p>
          </table:table-cell>
          <table:table-cell/>
          <table:table-cell table:formula="of:=[.B116]/3400000000" office:value-type="float" office:value="0.0104950707352941" calcext:value-type="float">
            <text:p>0.0104950707</text:p>
          </table:table-cell>
          <table:table-cell table:formula="of:=[.C116]/3400000000" office:value-type="float" office:value="0.0123222563235294" calcext:value-type="float">
            <text:p>0.0123222563</text:p>
          </table:table-cell>
          <table:table-cell table:formula="of:=[.D116]/3400000000" office:value-type="float" office:value="0.0136377197352941" calcext:value-type="float">
            <text:p>0.0136377197</text:p>
          </table:table-cell>
          <table:table-cell table:number-columns-repeated="2"/>
          <table:table-cell office:value-type="float" office:value="37187440.2" calcext:value-type="float">
            <text:p>37187440.2</text:p>
          </table:table-cell>
          <table:table-cell office:value-type="float" office:value="41277474.7" calcext:value-type="float">
            <text:p>41277474.7</text:p>
          </table:table-cell>
          <table:table-cell office:value-type="float" office:value="46554476.2" calcext:value-type="float">
            <text:p>46554476.2</text:p>
          </table:table-cell>
          <table:table-cell/>
          <table:table-cell table:formula="of:=[.K116]/3400000000" office:value-type="float" office:value="0.0109374824117647" calcext:value-type="float">
            <text:p>0.0109374824</text:p>
          </table:table-cell>
          <table:table-cell table:formula="of:=[.L116]/3400000000" office:value-type="float" office:value="0.0121404337352941" calcext:value-type="float">
            <text:p>0.0121404337</text:p>
          </table:table-cell>
          <table:table-cell table:formula="of:=[.M116]/3400000000" office:value-type="float" office:value="0.013692493" calcext:value-type="float">
            <text:p>0.013692493</text:p>
          </table:table-cell>
          <table:table-cell table:number-columns-repeated="2"/>
          <table:table-cell table:formula="of:=[.B116]/[.A116]" office:value-type="float" office:value="0.591829391147779" calcext:value-type="float">
            <text:p>0.5918293911</text:p>
          </table:table-cell>
          <table:table-cell table:formula="of:=[.C116]/[.A116]" office:value-type="float" office:value="0.694866537011188" calcext:value-type="float">
            <text:p>0.694866537</text:p>
          </table:table-cell>
          <table:table-cell table:formula="of:=[.D116]/[.A116]" office:value-type="float" office:value="0.769047067061715" calcext:value-type="float">
            <text:p>0.7690470671</text:p>
          </table:table-cell>
          <table:table-cell/>
          <table:table-cell table:formula="of:=[.K116]/[.A116]" office:value-type="float" office:value="0.616777506289275" calcext:value-type="float">
            <text:p>0.6167775063</text:p>
          </table:table-cell>
          <table:table-cell table:formula="of:=[.L116]/[.A116]" office:value-type="float" office:value="0.684613347260848" calcext:value-type="float">
            <text:p>0.6846133473</text:p>
          </table:table-cell>
          <table:table-cell table:formula="of:=[.M116]/[.A116]" office:value-type="float" office:value="0.772135795924975" calcext:value-type="float">
            <text:p>0.7721357959</text:p>
          </table:table-cell>
        </table:table-row>
        <table:table-row table:style-name="ro2">
          <table:table-cell table:formula="of:=[.A116]+524288" office:value-type="float" office:value="60817408" calcext:value-type="float">
            <text:p>60817408</text:p>
          </table:table-cell>
          <table:table-cell office:value-type="float" office:value="36281901.5" calcext:value-type="float">
            <text:p>36281901.5</text:p>
          </table:table-cell>
          <table:table-cell office:value-type="float" office:value="41919349.7" calcext:value-type="float">
            <text:p>41919349.7</text:p>
          </table:table-cell>
          <table:table-cell office:value-type="float" office:value="46816009" calcext:value-type="float">
            <text:p>46816009</text:p>
          </table:table-cell>
          <table:table-cell/>
          <table:table-cell table:formula="of:=[.B117]/3400000000" office:value-type="float" office:value="0.0106711475" calcext:value-type="float">
            <text:p>0.0106711475</text:p>
          </table:table-cell>
          <table:table-cell table:formula="of:=[.C117]/3400000000" office:value-type="float" office:value="0.0123292205" calcext:value-type="float">
            <text:p>0.0123292205</text:p>
          </table:table-cell>
          <table:table-cell table:formula="of:=[.D117]/3400000000" office:value-type="float" office:value="0.0137694144117647" calcext:value-type="float">
            <text:p>0.0137694144</text:p>
          </table:table-cell>
          <table:table-cell table:number-columns-repeated="2"/>
          <table:table-cell office:value-type="float" office:value="39136797.6" calcext:value-type="float">
            <text:p>39136797.6</text:p>
          </table:table-cell>
          <table:table-cell office:value-type="float" office:value="42120169.9" calcext:value-type="float">
            <text:p>42120169.9</text:p>
          </table:table-cell>
          <table:table-cell office:value-type="float" office:value="47796411.2" calcext:value-type="float">
            <text:p>47796411.2</text:p>
          </table:table-cell>
          <table:table-cell/>
          <table:table-cell table:formula="of:=[.K117]/3400000000" office:value-type="float" office:value="0.0115108228235294" calcext:value-type="float">
            <text:p>0.0115108228</text:p>
          </table:table-cell>
          <table:table-cell table:formula="of:=[.L117]/3400000000" office:value-type="float" office:value="0.0123882852647059" calcext:value-type="float">
            <text:p>0.0123882853</text:p>
          </table:table-cell>
          <table:table-cell table:formula="of:=[.M117]/3400000000" office:value-type="float" office:value="0.014057768" calcext:value-type="float">
            <text:p>0.014057768</text:p>
          </table:table-cell>
          <table:table-cell table:number-columns-repeated="2"/>
          <table:table-cell table:formula="of:=[.B117]/[.A117]" office:value-type="float" office:value="0.596570993291921" calcext:value-type="float">
            <text:p>0.5965709933</text:p>
          </table:table-cell>
          <table:table-cell table:formula="of:=[.C117]/[.A117]" office:value-type="float" office:value="0.689265640850725" calcext:value-type="float">
            <text:p>0.6892656409</text:p>
          </table:table-cell>
          <table:table-cell table:formula="of:=[.D117]/[.A117]" office:value-type="float" office:value="0.769779747930066" calcext:value-type="float">
            <text:p>0.7697797479</text:p>
          </table:table-cell>
          <table:table-cell/>
          <table:table-cell table:formula="of:=[.K117]/[.A117]" office:value-type="float" office:value="0.643513080991548" calcext:value-type="float">
            <text:p>0.643513081</text:p>
          </table:table-cell>
          <table:table-cell table:formula="of:=[.L117]/[.A117]" office:value-type="float" office:value="0.69256765924651" calcext:value-type="float">
            <text:p>0.6925676592</text:p>
          </table:table-cell>
          <table:table-cell table:formula="of:=[.M117]/[.A117]" office:value-type="float" office:value="0.785900168583311" calcext:value-type="float">
            <text:p>0.7859001686</text:p>
          </table:table-cell>
        </table:table-row>
        <table:table-row table:style-name="ro2">
          <table:table-cell table:formula="of:=[.A117]+524288" office:value-type="float" office:value="61341696" calcext:value-type="float">
            <text:p>61341696</text:p>
          </table:table-cell>
          <table:table-cell office:value-type="float" office:value="36094715.7" calcext:value-type="float">
            <text:p>36094715.7</text:p>
          </table:table-cell>
          <table:table-cell office:value-type="float" office:value="42316033.2" calcext:value-type="float">
            <text:p>42316033.2</text:p>
          </table:table-cell>
          <table:table-cell office:value-type="float" office:value="47168420.1" calcext:value-type="float">
            <text:p>47168420.1</text:p>
          </table:table-cell>
          <table:table-cell/>
          <table:table-cell table:formula="of:=[.B118]/3400000000" office:value-type="float" office:value="0.0106160928529412" calcext:value-type="float">
            <text:p>0.0106160929</text:p>
          </table:table-cell>
          <table:table-cell table:formula="of:=[.C118]/3400000000" office:value-type="float" office:value="0.0124458921176471" calcext:value-type="float">
            <text:p>0.0124458921</text:p>
          </table:table-cell>
          <table:table-cell table:formula="of:=[.D118]/3400000000" office:value-type="float" office:value="0.0138730647352941" calcext:value-type="float">
            <text:p>0.0138730647</text:p>
          </table:table-cell>
          <table:table-cell table:number-columns-repeated="2"/>
          <table:table-cell office:value-type="float" office:value="36462299.6" calcext:value-type="float">
            <text:p>36462299.6</text:p>
          </table:table-cell>
          <table:table-cell office:value-type="float" office:value="41970064.2" calcext:value-type="float">
            <text:p>41970064.2</text:p>
          </table:table-cell>
          <table:table-cell office:value-type="float" office:value="48119059" calcext:value-type="float">
            <text:p>48119059</text:p>
          </table:table-cell>
          <table:table-cell/>
          <table:table-cell table:formula="of:=[.K118]/3400000000" office:value-type="float" office:value="0.0107242057647059" calcext:value-type="float">
            <text:p>0.0107242058</text:p>
          </table:table-cell>
          <table:table-cell table:formula="of:=[.L118]/3400000000" office:value-type="float" office:value="0.0123441365294118" calcext:value-type="float">
            <text:p>0.0123441365</text:p>
          </table:table-cell>
          <table:table-cell table:formula="of:=[.M118]/3400000000" office:value-type="float" office:value="0.0141526644117647" calcext:value-type="float">
            <text:p>0.0141526644</text:p>
          </table:table-cell>
          <table:table-cell table:number-columns-repeated="2"/>
          <table:table-cell table:formula="of:=[.B118]/[.A118]" office:value-type="float" office:value="0.588420569591033" calcext:value-type="float">
            <text:p>0.5884205696</text:p>
          </table:table-cell>
          <table:table-cell table:formula="of:=[.C118]/[.A118]" office:value-type="float" office:value="0.68984126555614" calcext:value-type="float">
            <text:p>0.6898412656</text:p>
          </table:table-cell>
          <table:table-cell table:formula="of:=[.D118]/[.A118]" office:value-type="float" office:value="0.768945483672313" calcext:value-type="float">
            <text:p>0.7689454837</text:p>
          </table:table-cell>
          <table:table-cell/>
          <table:table-cell table:formula="of:=[.K118]/[.A118]" office:value-type="float" office:value="0.594412968301366" calcext:value-type="float">
            <text:p>0.5944129683</text:p>
          </table:table-cell>
          <table:table-cell table:formula="of:=[.L118]/[.A118]" office:value-type="float" office:value="0.684201235648913" calcext:value-type="float">
            <text:p>0.6842012356</text:p>
          </table:table-cell>
          <table:table-cell table:formula="of:=[.M118]/[.A118]" office:value-type="float" office:value="0.784442917913453" calcext:value-type="float">
            <text:p>0.7844429179</text:p>
          </table:table-cell>
        </table:table-row>
        <table:table-row table:style-name="ro2">
          <table:table-cell table:formula="of:=[.A118]+524288" office:value-type="float" office:value="61865984" calcext:value-type="float">
            <text:p>61865984</text:p>
          </table:table-cell>
          <table:table-cell office:value-type="float" office:value="36786516.7" calcext:value-type="float">
            <text:p>36786516.7</text:p>
          </table:table-cell>
          <table:table-cell office:value-type="float" office:value="43075675.1" calcext:value-type="float">
            <text:p>43075675.1</text:p>
          </table:table-cell>
          <table:table-cell office:value-type="float" office:value="47497803.8" calcext:value-type="float">
            <text:p>47497803.8</text:p>
          </table:table-cell>
          <table:table-cell/>
          <table:table-cell table:formula="of:=[.B119]/3400000000" office:value-type="float" office:value="0.0108195637352941" calcext:value-type="float">
            <text:p>0.0108195637</text:p>
          </table:table-cell>
          <table:table-cell table:formula="of:=[.C119]/3400000000" office:value-type="float" office:value="0.0126693162058824" calcext:value-type="float">
            <text:p>0.0126693162</text:p>
          </table:table-cell>
          <table:table-cell table:formula="of:=[.D119]/3400000000" office:value-type="float" office:value="0.0139699422941176" calcext:value-type="float">
            <text:p>0.0139699423</text:p>
          </table:table-cell>
          <table:table-cell table:number-columns-repeated="2"/>
          <table:table-cell office:value-type="float" office:value="35688459.3" calcext:value-type="float">
            <text:p>35688459.3</text:p>
          </table:table-cell>
          <table:table-cell office:value-type="float" office:value="43443626.3" calcext:value-type="float">
            <text:p>43443626.3</text:p>
          </table:table-cell>
          <table:table-cell office:value-type="float" office:value="49078684.3" calcext:value-type="float">
            <text:p>49078684.3</text:p>
          </table:table-cell>
          <table:table-cell/>
          <table:table-cell table:formula="of:=[.K119]/3400000000" office:value-type="float" office:value="0.0104966056764706" calcext:value-type="float">
            <text:p>0.0104966057</text:p>
          </table:table-cell>
          <table:table-cell table:formula="of:=[.L119]/3400000000" office:value-type="float" office:value="0.0127775371470588" calcext:value-type="float">
            <text:p>0.0127775371</text:p>
          </table:table-cell>
          <table:table-cell table:formula="of:=[.M119]/3400000000" office:value-type="float" office:value="0.0144349071470588" calcext:value-type="float">
            <text:p>0.0144349071</text:p>
          </table:table-cell>
          <table:table-cell table:number-columns-repeated="2"/>
          <table:table-cell table:formula="of:=[.B119]/[.A119]" office:value-type="float" office:value="0.59461620621762" calcext:value-type="float">
            <text:p>0.5946162062</text:p>
          </table:table-cell>
          <table:table-cell table:formula="of:=[.C119]/[.A119]" office:value-type="float" office:value="0.696273983131021" calcext:value-type="float">
            <text:p>0.6962739831</text:p>
          </table:table-cell>
          <table:table-cell table:formula="of:=[.D119]/[.A119]" office:value-type="float" office:value="0.767753145250223" calcext:value-type="float">
            <text:p>0.7677531453</text:p>
          </table:table-cell>
          <table:table-cell/>
          <table:table-cell table:formula="of:=[.K119]/[.A119]" office:value-type="float" office:value="0.576867237737623" calcext:value-type="float">
            <text:p>0.5768672377</text:p>
          </table:table-cell>
          <table:table-cell table:formula="of:=[.L119]/[.A119]" office:value-type="float" office:value="0.702221535828154" calcext:value-type="float">
            <text:p>0.7022215358</text:p>
          </table:table-cell>
          <table:table-cell table:formula="of:=[.M119]/[.A119]" office:value-type="float" office:value="0.793306452541028" calcext:value-type="float">
            <text:p>0.7933064525</text:p>
          </table:table-cell>
        </table:table-row>
        <table:table-row table:style-name="ro2">
          <table:table-cell table:formula="of:=[.A119]+524288" office:value-type="float" office:value="62390272" calcext:value-type="float">
            <text:p>62390272</text:p>
          </table:table-cell>
          <table:table-cell office:value-type="float" office:value="37030342.4" calcext:value-type="float">
            <text:p>37030342.4</text:p>
          </table:table-cell>
          <table:table-cell office:value-type="float" office:value="42875358" calcext:value-type="float">
            <text:p>42875358</text:p>
          </table:table-cell>
          <table:table-cell office:value-type="float" office:value="48128481.4" calcext:value-type="float">
            <text:p>48128481.4</text:p>
          </table:table-cell>
          <table:table-cell/>
          <table:table-cell table:formula="of:=[.B120]/3400000000" office:value-type="float" office:value="0.0108912771764706" calcext:value-type="float">
            <text:p>0.0108912772</text:p>
          </table:table-cell>
          <table:table-cell table:formula="of:=[.C120]/3400000000" office:value-type="float" office:value="0.0126103994117647" calcext:value-type="float">
            <text:p>0.0126103994</text:p>
          </table:table-cell>
          <table:table-cell table:formula="of:=[.D120]/3400000000" office:value-type="float" office:value="0.0141554357058824" calcext:value-type="float">
            <text:p>0.0141554357</text:p>
          </table:table-cell>
          <table:table-cell table:number-columns-repeated="2"/>
          <table:table-cell office:value-type="float" office:value="36721921" calcext:value-type="float">
            <text:p>36721921</text:p>
          </table:table-cell>
          <table:table-cell office:value-type="float" office:value="43161071" calcext:value-type="float">
            <text:p>43161071</text:p>
          </table:table-cell>
          <table:table-cell office:value-type="float" office:value="49547069.7" calcext:value-type="float">
            <text:p>49547069.7</text:p>
          </table:table-cell>
          <table:table-cell/>
          <table:table-cell table:formula="of:=[.K120]/3400000000" office:value-type="float" office:value="0.010800565" calcext:value-type="float">
            <text:p>0.010800565</text:p>
          </table:table-cell>
          <table:table-cell table:formula="of:=[.L120]/3400000000" office:value-type="float" office:value="0.0126944326470588" calcext:value-type="float">
            <text:p>0.0126944326</text:p>
          </table:table-cell>
          <table:table-cell table:formula="of:=[.M120]/3400000000" office:value-type="float" office:value="0.0145726675588235" calcext:value-type="float">
            <text:p>0.0145726676</text:p>
          </table:table-cell>
          <table:table-cell table:number-columns-repeated="2"/>
          <table:table-cell table:formula="of:=[.B120]/[.A120]" office:value-type="float" office:value="0.593527503774947" calcext:value-type="float">
            <text:p>0.5935275038</text:p>
          </table:table-cell>
          <table:table-cell table:formula="of:=[.C120]/[.A120]" office:value-type="float" office:value="0.687212230778542" calcext:value-type="float">
            <text:p>0.6872122308</text:p>
          </table:table-cell>
          <table:table-cell table:formula="of:=[.D120]/[.A120]" office:value-type="float" office:value="0.771410026870856" calcext:value-type="float">
            <text:p>0.7714100269</text:p>
          </table:table-cell>
          <table:table-cell/>
          <table:table-cell table:formula="of:=[.K120]/[.A120]" office:value-type="float" office:value="0.588584082467215" calcext:value-type="float">
            <text:p>0.5885840825</text:p>
          </table:table-cell>
          <table:table-cell table:formula="of:=[.L120]/[.A120]" office:value-type="float" office:value="0.691791678677086" calcext:value-type="float">
            <text:p>0.6917916787</text:p>
          </table:table-cell>
          <table:table-cell table:formula="of:=[.M120]/[.A120]" office:value-type="float" office:value="0.794147358421518" calcext:value-type="float">
            <text:p>0.7941473584</text:p>
          </table:table-cell>
        </table:table-row>
        <table:table-row table:style-name="ro2">
          <table:table-cell table:formula="of:=[.A120]+524288" office:value-type="float" office:value="62914560" calcext:value-type="float">
            <text:p>62914560</text:p>
          </table:table-cell>
          <table:table-cell office:value-type="float" office:value="38197377.7" calcext:value-type="float">
            <text:p>38197377.7</text:p>
          </table:table-cell>
          <table:table-cell office:value-type="float" office:value="44111700.5" calcext:value-type="float">
            <text:p>44111700.5</text:p>
          </table:table-cell>
          <table:table-cell office:value-type="float" office:value="48301833.3" calcext:value-type="float">
            <text:p>48301833.3</text:p>
          </table:table-cell>
          <table:table-cell/>
          <table:table-cell table:formula="of:=[.B121]/3400000000" office:value-type="float" office:value="0.0112345228529412" calcext:value-type="float">
            <text:p>0.0112345229</text:p>
          </table:table-cell>
          <table:table-cell table:formula="of:=[.C121]/3400000000" office:value-type="float" office:value="0.0129740295588235" calcext:value-type="float">
            <text:p>0.0129740296</text:p>
          </table:table-cell>
          <table:table-cell table:formula="of:=[.D121]/3400000000" office:value-type="float" office:value="0.0142064215588235" calcext:value-type="float">
            <text:p>0.0142064216</text:p>
          </table:table-cell>
          <table:table-cell table:number-columns-repeated="2"/>
          <table:table-cell office:value-type="float" office:value="38706269.2" calcext:value-type="float">
            <text:p>38706269.2</text:p>
          </table:table-cell>
          <table:table-cell office:value-type="float" office:value="43155445.5" calcext:value-type="float">
            <text:p>43155445.5</text:p>
          </table:table-cell>
          <table:table-cell office:value-type="float" office:value="48885320.7" calcext:value-type="float">
            <text:p>48885320.7</text:p>
          </table:table-cell>
          <table:table-cell/>
          <table:table-cell table:formula="of:=[.K121]/3400000000" office:value-type="float" office:value="0.0113841968235294" calcext:value-type="float">
            <text:p>0.0113841968</text:p>
          </table:table-cell>
          <table:table-cell table:formula="of:=[.L121]/3400000000" office:value-type="float" office:value="0.0126927780882353" calcext:value-type="float">
            <text:p>0.0126927781</text:p>
          </table:table-cell>
          <table:table-cell table:formula="of:=[.M121]/3400000000" office:value-type="float" office:value="0.0143780355" calcext:value-type="float">
            <text:p>0.0143780355</text:p>
          </table:table-cell>
          <table:table-cell table:number-columns-repeated="2"/>
          <table:table-cell table:formula="of:=[.B121]/[.A121]" office:value-type="float" office:value="0.607130967775981" calcext:value-type="float">
            <text:p>0.6071309678</text:p>
          </table:table-cell>
          <table:table-cell table:formula="of:=[.C121]/[.A121]" office:value-type="float" office:value="0.701136596997579" calcext:value-type="float">
            <text:p>0.701136597</text:p>
          </table:table-cell>
          <table:table-cell table:formula="of:=[.D121]/[.A121]" office:value-type="float" office:value="0.767736964225769" calcext:value-type="float">
            <text:p>0.7677369642</text:p>
          </table:table-cell>
          <table:table-cell/>
          <table:table-cell table:formula="of:=[.K121]/[.A121]" office:value-type="float" office:value="0.615219580332438" calcext:value-type="float">
            <text:p>0.6152195803</text:p>
          </table:table-cell>
          <table:table-cell table:formula="of:=[.L121]/[.A121]" office:value-type="float" office:value="0.685937333106995" calcext:value-type="float">
            <text:p>0.6859373331</text:p>
          </table:table-cell>
          <table:table-cell table:formula="of:=[.M121]/[.A121]" office:value-type="float" office:value="0.777011246681213" calcext:value-type="float">
            <text:p>0.7770112467</text:p>
          </table:table-cell>
        </table:table-row>
        <table:table-row table:style-name="ro2">
          <table:table-cell table:formula="of:=[.A121]+524288" office:value-type="float" office:value="63438848" calcext:value-type="float">
            <text:p>63438848</text:p>
          </table:table-cell>
          <table:table-cell office:value-type="float" office:value="38562782.5" calcext:value-type="float">
            <text:p>38562782.5</text:p>
          </table:table-cell>
          <table:table-cell office:value-type="float" office:value="44200203.5" calcext:value-type="float">
            <text:p>44200203.5</text:p>
          </table:table-cell>
          <table:table-cell office:value-type="float" office:value="48450608" calcext:value-type="float">
            <text:p>48450608</text:p>
          </table:table-cell>
          <table:table-cell/>
          <table:table-cell table:formula="of:=[.B122]/3400000000" office:value-type="float" office:value="0.0113419948529412" calcext:value-type="float">
            <text:p>0.0113419949</text:p>
          </table:table-cell>
          <table:table-cell table:formula="of:=[.C122]/3400000000" office:value-type="float" office:value="0.0130000598529412" calcext:value-type="float">
            <text:p>0.0130000599</text:p>
          </table:table-cell>
          <table:table-cell table:formula="of:=[.D122]/3400000000" office:value-type="float" office:value="0.0142501788235294" calcext:value-type="float">
            <text:p>0.0142501788</text:p>
          </table:table-cell>
          <table:table-cell table:number-columns-repeated="2"/>
          <table:table-cell office:value-type="float" office:value="37634997.2" calcext:value-type="float">
            <text:p>37634997.2</text:p>
          </table:table-cell>
          <table:table-cell office:value-type="float" office:value="43531447.2" calcext:value-type="float">
            <text:p>43531447.2</text:p>
          </table:table-cell>
          <table:table-cell office:value-type="float" office:value="49564611.9" calcext:value-type="float">
            <text:p>49564611.9</text:p>
          </table:table-cell>
          <table:table-cell/>
          <table:table-cell table:formula="of:=[.K122]/3400000000" office:value-type="float" office:value="0.0110691168235294" calcext:value-type="float">
            <text:p>0.0110691168</text:p>
          </table:table-cell>
          <table:table-cell table:formula="of:=[.L122]/3400000000" office:value-type="float" office:value="0.0128033668235294" calcext:value-type="float">
            <text:p>0.0128033668</text:p>
          </table:table-cell>
          <table:table-cell table:formula="of:=[.M122]/3400000000" office:value-type="float" office:value="0.0145778270294118" calcext:value-type="float">
            <text:p>0.014577827</text:p>
          </table:table-cell>
          <table:table-cell table:number-columns-repeated="2"/>
          <table:table-cell table:formula="of:=[.B122]/[.A122]" office:value-type="float" office:value="0.607873309742321" calcext:value-type="float">
            <text:p>0.6078733097</text:p>
          </table:table-cell>
          <table:table-cell table:formula="of:=[.C122]/[.A122]" office:value-type="float" office:value="0.696737171204622" calcext:value-type="float">
            <text:p>0.6967371712</text:p>
          </table:table-cell>
          <table:table-cell table:formula="of:=[.D122]/[.A122]" office:value-type="float" office:value="0.763737197749871" calcext:value-type="float">
            <text:p>0.7637371977</text:p>
          </table:table-cell>
          <table:table-cell/>
          <table:table-cell table:formula="of:=[.K122]/[.A122]" office:value-type="float" office:value="0.59324843351506" calcext:value-type="float">
            <text:p>0.5932484335</text:p>
          </table:table-cell>
          <table:table-cell table:formula="of:=[.L122]/[.A122]" office:value-type="float" office:value="0.686195423977434" calcext:value-type="float">
            <text:p>0.686195424</text:p>
          </table:table-cell>
          <table:table-cell table:formula="of:=[.M122]/[.A122]" office:value-type="float" office:value="0.781297477217745" calcext:value-type="float">
            <text:p>0.7812974772</text:p>
          </table:table-cell>
        </table:table-row>
        <table:table-row table:style-name="ro2">
          <table:table-cell table:formula="of:=[.A122]+524288" office:value-type="float" office:value="63963136" calcext:value-type="float">
            <text:p>63963136</text:p>
          </table:table-cell>
          <table:table-cell office:value-type="float" office:value="38078493.7" calcext:value-type="float">
            <text:p>38078493.7</text:p>
          </table:table-cell>
          <table:table-cell office:value-type="float" office:value="44682032.5" calcext:value-type="float">
            <text:p>44682032.5</text:p>
          </table:table-cell>
          <table:table-cell office:value-type="float" office:value="49350362.1" calcext:value-type="float">
            <text:p>49350362.1</text:p>
          </table:table-cell>
          <table:table-cell/>
          <table:table-cell table:formula="of:=[.B123]/3400000000" office:value-type="float" office:value="0.0111995569705882" calcext:value-type="float">
            <text:p>0.011199557</text:p>
          </table:table-cell>
          <table:table-cell table:formula="of:=[.C123]/3400000000" office:value-type="float" office:value="0.0131417742647059" calcext:value-type="float">
            <text:p>0.0131417743</text:p>
          </table:table-cell>
          <table:table-cell table:formula="of:=[.D123]/3400000000" office:value-type="float" office:value="0.0145148123823529" calcext:value-type="float">
            <text:p>0.0145148124</text:p>
          </table:table-cell>
          <table:table-cell table:number-columns-repeated="2"/>
          <table:table-cell office:value-type="float" office:value="52314778.8" calcext:value-type="float">
            <text:p>52314778.8</text:p>
          </table:table-cell>
          <table:table-cell office:value-type="float" office:value="58273466.2" calcext:value-type="float">
            <text:p>58273466.2</text:p>
          </table:table-cell>
          <table:table-cell office:value-type="float" office:value="62360749.7" calcext:value-type="float">
            <text:p>62360749.7</text:p>
          </table:table-cell>
          <table:table-cell/>
          <table:table-cell table:formula="of:=[.K123]/3400000000" office:value-type="float" office:value="0.0153866996470588" calcext:value-type="float">
            <text:p>0.0153866996</text:p>
          </table:table-cell>
          <table:table-cell table:formula="of:=[.L123]/3400000000" office:value-type="float" office:value="0.0171392547647059" calcext:value-type="float">
            <text:p>0.0171392548</text:p>
          </table:table-cell>
          <table:table-cell table:formula="of:=[.M123]/3400000000" office:value-type="float" office:value="0.0183413969705882" calcext:value-type="float">
            <text:p>0.018341397</text:p>
          </table:table-cell>
          <table:table-cell table:number-columns-repeated="2"/>
          <table:table-cell table:formula="of:=[.B123]/[.A123]" office:value-type="float" office:value="0.595319368018479" calcext:value-type="float">
            <text:p>0.595319368</text:p>
          </table:table-cell>
          <table:table-cell table:formula="of:=[.C123]/[.A123]" office:value-type="float" office:value="0.698559127870153" calcext:value-type="float">
            <text:p>0.6985591279</text:p>
          </table:table-cell>
          <table:table-cell table:formula="of:=[.D123]/[.A123]" office:value-type="float" office:value="0.771543817051122" calcext:value-type="float">
            <text:p>0.7715438171</text:p>
          </table:table-cell>
          <table:table-cell/>
          <table:table-cell table:formula="of:=[.K123]/[.A123]" office:value-type="float" office:value="0.817889523115314" calcext:value-type="float">
            <text:p>0.8178895231</text:p>
          </table:table-cell>
          <table:table-cell table:formula="of:=[.L123]/[.A123]" office:value-type="float" office:value="0.911047672834553" calcext:value-type="float">
            <text:p>0.9110476728</text:p>
          </table:table-cell>
          <table:table-cell table:formula="of:=[.M123]/[.A123]" office:value-type="float" office:value="0.974948284274242" calcext:value-type="float">
            <text:p>0.9749482843</text:p>
          </table:table-cell>
        </table:table-row>
        <table:table-row table:style-name="ro2">
          <table:table-cell table:formula="of:=[.A123]+524288" office:value-type="float" office:value="64487424" calcext:value-type="float">
            <text:p>64487424</text:p>
          </table:table-cell>
          <table:table-cell office:value-type="float" office:value="38141943.5" calcext:value-type="float">
            <text:p>38141943.5</text:p>
          </table:table-cell>
          <table:table-cell office:value-type="float" office:value="44268499.5" calcext:value-type="float">
            <text:p>44268499.5</text:p>
          </table:table-cell>
          <table:table-cell office:value-type="float" office:value="49409184.3" calcext:value-type="float">
            <text:p>49409184.3</text:p>
          </table:table-cell>
          <table:table-cell/>
          <table:table-cell table:formula="of:=[.B124]/3400000000" office:value-type="float" office:value="0.0112182186764706" calcext:value-type="float">
            <text:p>0.0112182187</text:p>
          </table:table-cell>
          <table:table-cell table:formula="of:=[.C124]/3400000000" office:value-type="float" office:value="0.0130201469117647" calcext:value-type="float">
            <text:p>0.0130201469</text:p>
          </table:table-cell>
          <table:table-cell table:formula="of:=[.D124]/3400000000" office:value-type="float" office:value="0.0145321130294118" calcext:value-type="float">
            <text:p>0.014532113</text:p>
          </table:table-cell>
          <table:table-cell table:number-columns-repeated="2"/>
          <table:table-cell office:value-type="float" office:value="53189048.3" calcext:value-type="float">
            <text:p>53189048.3</text:p>
          </table:table-cell>
          <table:table-cell office:value-type="float" office:value="59440858.5" calcext:value-type="float">
            <text:p>59440858.5</text:p>
          </table:table-cell>
          <table:table-cell office:value-type="float" office:value="63387091.6" calcext:value-type="float">
            <text:p>63387091.6</text:p>
          </table:table-cell>
          <table:table-cell/>
          <table:table-cell table:formula="of:=[.K124]/3400000000" office:value-type="float" office:value="0.0156438377352941" calcext:value-type="float">
            <text:p>0.0156438377</text:p>
          </table:table-cell>
          <table:table-cell table:formula="of:=[.L124]/3400000000" office:value-type="float" office:value="0.0174826054411765" calcext:value-type="float">
            <text:p>0.0174826054</text:p>
          </table:table-cell>
          <table:table-cell table:formula="of:=[.M124]/3400000000" office:value-type="float" office:value="0.0186432622352941" calcext:value-type="float">
            <text:p>0.0186432622</text:p>
          </table:table-cell>
          <table:table-cell table:number-columns-repeated="2"/>
          <table:table-cell table:formula="of:=[.B124]/[.A124]" office:value-type="float" office:value="0.591463282825501" calcext:value-type="float">
            <text:p>0.5914632828</text:p>
          </table:table-cell>
          <table:table-cell table:formula="of:=[.C124]/[.A124]" office:value-type="float" office:value="0.686467170715332" calcext:value-type="float">
            <text:p>0.6864671707</text:p>
          </table:table-cell>
          <table:table-cell table:formula="of:=[.D124]/[.A124]" office:value-type="float" office:value="0.766183253032405" calcext:value-type="float">
            <text:p>0.766183253</text:p>
          </table:table-cell>
          <table:table-cell/>
          <table:table-cell table:formula="of:=[.K124]/[.A124]" office:value-type="float" office:value="0.824797224029293" calcext:value-type="float">
            <text:p>0.824797224</text:p>
          </table:table-cell>
          <table:table-cell table:formula="of:=[.L124]/[.A124]" office:value-type="float" office:value="0.921743416204685" calcext:value-type="float">
            <text:p>0.9217434162</text:p>
          </table:table-cell>
          <table:table-cell table:formula="of:=[.M124]/[.A124]" office:value-type="float" office:value="0.982937256107485" calcext:value-type="float">
            <text:p>0.9829372561</text:p>
          </table:table-cell>
        </table:table-row>
        <table:table-row table:style-name="ro2">
          <table:table-cell table:formula="of:=[.A124]+524288" office:value-type="float" office:value="65011712" calcext:value-type="float">
            <text:p>65011712</text:p>
          </table:table-cell>
          <table:table-cell office:value-type="float" office:value="39835647.3" calcext:value-type="float">
            <text:p>39835647.3</text:p>
          </table:table-cell>
          <table:table-cell office:value-type="float" office:value="45443603.6" calcext:value-type="float">
            <text:p>45443603.6</text:p>
          </table:table-cell>
          <table:table-cell office:value-type="float" office:value="49909958.8" calcext:value-type="float">
            <text:p>49909958.8</text:p>
          </table:table-cell>
          <table:table-cell/>
          <table:table-cell table:formula="of:=[.B125]/3400000000" office:value-type="float" office:value="0.0117163668529412" calcext:value-type="float">
            <text:p>0.0117163669</text:p>
          </table:table-cell>
          <table:table-cell table:formula="of:=[.C125]/3400000000" office:value-type="float" office:value="0.0133657657647059" calcext:value-type="float">
            <text:p>0.0133657658</text:p>
          </table:table-cell>
          <table:table-cell table:formula="of:=[.D125]/3400000000" office:value-type="float" office:value="0.0146793996470588" calcext:value-type="float">
            <text:p>0.0146793996</text:p>
          </table:table-cell>
          <table:table-cell table:number-columns-repeated="2"/>
          <table:table-cell office:value-type="float" office:value="54195567.3" calcext:value-type="float">
            <text:p>54195567.3</text:p>
          </table:table-cell>
          <table:table-cell office:value-type="float" office:value="59758960.1" calcext:value-type="float">
            <text:p>59758960.1</text:p>
          </table:table-cell>
          <table:table-cell office:value-type="float" office:value="63628446.2" calcext:value-type="float">
            <text:p>63628446.2</text:p>
          </table:table-cell>
          <table:table-cell/>
          <table:table-cell table:formula="of:=[.K125]/3400000000" office:value-type="float" office:value="0.0159398727352941" calcext:value-type="float">
            <text:p>0.0159398727</text:p>
          </table:table-cell>
          <table:table-cell table:formula="of:=[.L125]/3400000000" office:value-type="float" office:value="0.0175761647352941" calcext:value-type="float">
            <text:p>0.0175761647</text:p>
          </table:table-cell>
          <table:table-cell table:formula="of:=[.M125]/3400000000" office:value-type="float" office:value="0.0187142488823529" calcext:value-type="float">
            <text:p>0.0187142489</text:p>
          </table:table-cell>
          <table:table-cell table:number-columns-repeated="2"/>
          <table:table-cell table:formula="of:=[.B125]/[.A125]" office:value-type="float" office:value="0.612745704958516" calcext:value-type="float">
            <text:p>0.612745705</text:p>
          </table:table-cell>
          <table:table-cell table:formula="of:=[.C125]/[.A125]" office:value-type="float" office:value="0.699006412875268" calcext:value-type="float">
            <text:p>0.6990064129</text:p>
          </table:table-cell>
          <table:table-cell table:formula="of:=[.D125]/[.A125]" office:value-type="float" office:value="0.767707190975066" calcext:value-type="float">
            <text:p>0.767707191</text:p>
          </table:table-cell>
          <table:table-cell/>
          <table:table-cell table:formula="of:=[.K125]/[.A125]" office:value-type="float" office:value="0.833627751565749" calcext:value-type="float">
            <text:p>0.8336277516</text:p>
          </table:table-cell>
          <table:table-cell table:formula="of:=[.L125]/[.A125]" office:value-type="float" office:value="0.91920299068574" calcext:value-type="float">
            <text:p>0.9192029907</text:p>
          </table:table-cell>
          <table:table-cell table:formula="of:=[.M125]/[.A125]" office:value-type="float" office:value="0.97872282151253" calcext:value-type="float">
            <text:p>0.9787228215</text:p>
          </table:table-cell>
        </table:table-row>
        <table:table-row table:style-name="ro2">
          <table:table-cell table:formula="of:=[.A125]+524288" office:value-type="float" office:value="65536000" calcext:value-type="float">
            <text:p>65536000</text:p>
          </table:table-cell>
          <table:table-cell office:value-type="float" office:value="38708175.9" calcext:value-type="float">
            <text:p>38708175.9</text:p>
          </table:table-cell>
          <table:table-cell office:value-type="float" office:value="45712736.3" calcext:value-type="float">
            <text:p>45712736.3</text:p>
          </table:table-cell>
          <table:table-cell office:value-type="float" office:value="50323190.4" calcext:value-type="float">
            <text:p>50323190.4</text:p>
          </table:table-cell>
          <table:table-cell/>
          <table:table-cell table:formula="of:=[.B126]/3400000000" office:value-type="float" office:value="0.0113847576176471" calcext:value-type="float">
            <text:p>0.0113847576</text:p>
          </table:table-cell>
          <table:table-cell table:formula="of:=[.C126]/3400000000" office:value-type="float" office:value="0.0134449224411765" calcext:value-type="float">
            <text:p>0.0134449224</text:p>
          </table:table-cell>
          <table:table-cell table:formula="of:=[.D126]/3400000000" office:value-type="float" office:value="0.0148009383529412" calcext:value-type="float">
            <text:p>0.0148009384</text:p>
          </table:table-cell>
          <table:table-cell table:number-columns-repeated="2"/>
          <table:table-cell office:value-type="float" office:value="54156910.4" calcext:value-type="float">
            <text:p>54156910.4</text:p>
          </table:table-cell>
          <table:table-cell office:value-type="float" office:value="60092668.1" calcext:value-type="float">
            <text:p>60092668.1</text:p>
          </table:table-cell>
          <table:table-cell office:value-type="float" office:value="64262247.2" calcext:value-type="float">
            <text:p>64262247.2</text:p>
          </table:table-cell>
          <table:table-cell/>
          <table:table-cell table:formula="of:=[.K126]/3400000000" office:value-type="float" office:value="0.0159285030588235" calcext:value-type="float">
            <text:p>0.0159285031</text:p>
          </table:table-cell>
          <table:table-cell table:formula="of:=[.L126]/3400000000" office:value-type="float" office:value="0.0176743141470588" calcext:value-type="float">
            <text:p>0.0176743141</text:p>
          </table:table-cell>
          <table:table-cell table:formula="of:=[.M126]/3400000000" office:value-type="float" office:value="0.0189006609411765" calcext:value-type="float">
            <text:p>0.0189006609</text:p>
          </table:table-cell>
          <table:table-cell table:number-columns-repeated="2"/>
          <table:table-cell table:formula="of:=[.B126]/[.A126]" office:value-type="float" office:value="0.590639891052246" calcext:value-type="float">
            <text:p>0.5906398911</text:p>
          </table:table-cell>
          <table:table-cell table:formula="of:=[.C126]/[.A126]" office:value-type="float" office:value="0.697521000671387" calcext:value-type="float">
            <text:p>0.6975210007</text:p>
          </table:table-cell>
          <table:table-cell table:formula="of:=[.D126]/[.A126]" office:value-type="float" office:value="0.767870947265625" calcext:value-type="float">
            <text:p>0.7678709473</text:p>
          </table:table-cell>
          <table:table-cell/>
          <table:table-cell table:formula="of:=[.K126]/[.A126]" office:value-type="float" office:value="0.826368872070312" calcext:value-type="float">
            <text:p>0.8263688721</text:p>
          </table:table-cell>
          <table:table-cell table:formula="of:=[.L126]/[.A126]" office:value-type="float" office:value="0.916941346740723" calcext:value-type="float">
            <text:p>0.9169413467</text:p>
          </table:table-cell>
          <table:table-cell table:formula="of:=[.M126]/[.A126]" office:value-type="float" office:value="0.980564074707031" calcext:value-type="float">
            <text:p>0.9805640747</text:p>
          </table:table-cell>
        </table:table-row>
        <table:table-row table:style-name="ro2">
          <table:table-cell table:formula="of:=[.A126]+524288" office:value-type="float" office:value="66060288" calcext:value-type="float">
            <text:p>66060288</text:p>
          </table:table-cell>
          <table:table-cell office:value-type="float" office:value="39821429.8" calcext:value-type="float">
            <text:p>39821429.8</text:p>
          </table:table-cell>
          <table:table-cell office:value-type="float" office:value="45473141.2" calcext:value-type="float">
            <text:p>45473141.2</text:p>
          </table:table-cell>
          <table:table-cell office:value-type="float" office:value="50742117.3" calcext:value-type="float">
            <text:p>50742117.3</text:p>
          </table:table-cell>
          <table:table-cell/>
          <table:table-cell table:formula="of:=[.B127]/3400000000" office:value-type="float" office:value="0.0117121852352941" calcext:value-type="float">
            <text:p>0.0117121852</text:p>
          </table:table-cell>
          <table:table-cell table:formula="of:=[.C127]/3400000000" office:value-type="float" office:value="0.0133744532941176" calcext:value-type="float">
            <text:p>0.0133744533</text:p>
          </table:table-cell>
          <table:table-cell table:formula="of:=[.D127]/3400000000" office:value-type="float" office:value="0.0149241521470588" calcext:value-type="float">
            <text:p>0.0149241521</text:p>
          </table:table-cell>
          <table:table-cell table:number-columns-repeated="2"/>
          <table:table-cell office:value-type="float" office:value="54806287.4" calcext:value-type="float">
            <text:p>54806287.4</text:p>
          </table:table-cell>
          <table:table-cell office:value-type="float" office:value="59360012.5" calcext:value-type="float">
            <text:p>59360012.5</text:p>
          </table:table-cell>
          <table:table-cell office:value-type="float" office:value="64253333.7" calcext:value-type="float">
            <text:p>64253333.7</text:p>
          </table:table-cell>
          <table:table-cell/>
          <table:table-cell table:formula="of:=[.K127]/3400000000" office:value-type="float" office:value="0.0161194962941176" calcext:value-type="float">
            <text:p>0.0161194963</text:p>
          </table:table-cell>
          <table:table-cell table:formula="of:=[.L127]/3400000000" office:value-type="float" office:value="0.0174588272058824" calcext:value-type="float">
            <text:p>0.0174588272</text:p>
          </table:table-cell>
          <table:table-cell table:formula="of:=[.M127]/3400000000" office:value-type="float" office:value="0.0188980393235294" calcext:value-type="float">
            <text:p>0.0188980393</text:p>
          </table:table-cell>
          <table:table-cell table:number-columns-repeated="2"/>
          <table:table-cell table:formula="of:=[.B127]/[.A127]" office:value-type="float" office:value="0.602804362584674" calcext:value-type="float">
            <text:p>0.6028043626</text:p>
          </table:table-cell>
          <table:table-cell table:formula="of:=[.C127]/[.A127]" office:value-type="float" office:value="0.68835820394849" calcext:value-type="float">
            <text:p>0.6883582039</text:p>
          </table:table-cell>
          <table:table-cell table:formula="of:=[.D127]/[.A127]" office:value-type="float" office:value="0.768118317921956" calcext:value-type="float">
            <text:p>0.7681183179</text:p>
          </table:table-cell>
          <table:table-cell/>
          <table:table-cell table:formula="of:=[.K127]/[.A127]" office:value-type="float" office:value="0.829640455094595" calcext:value-type="float">
            <text:p>0.8296404551</text:p>
          </table:table-cell>
          <table:table-cell table:formula="of:=[.L127]/[.A127]" office:value-type="float" office:value="0.89857332290165" calcext:value-type="float">
            <text:p>0.8985733229</text:p>
          </table:table-cell>
          <table:table-cell table:formula="of:=[.M127]/[.A127]" office:value-type="float" office:value="0.97264689036778" calcext:value-type="float">
            <text:p>0.9726468904</text:p>
          </table:table-cell>
        </table:table-row>
        <table:table-row table:style-name="ro2">
          <table:table-cell table:formula="of:=[.A127]+524288" office:value-type="float" office:value="66584576" calcext:value-type="float">
            <text:p>66584576</text:p>
          </table:table-cell>
          <table:table-cell office:value-type="float" office:value="39635037.1" calcext:value-type="float">
            <text:p>39635037.1</text:p>
          </table:table-cell>
          <table:table-cell office:value-type="float" office:value="45981983.2" calcext:value-type="float">
            <text:p>45981983.2</text:p>
          </table:table-cell>
          <table:table-cell office:value-type="float" office:value="51073539.3" calcext:value-type="float">
            <text:p>51073539.3</text:p>
          </table:table-cell>
          <table:table-cell/>
          <table:table-cell table:formula="of:=[.B128]/3400000000" office:value-type="float" office:value="0.0116573638529412" calcext:value-type="float">
            <text:p>0.0116573639</text:p>
          </table:table-cell>
          <table:table-cell table:formula="of:=[.C128]/3400000000" office:value-type="float" office:value="0.0135241127058824" calcext:value-type="float">
            <text:p>0.0135241127</text:p>
          </table:table-cell>
          <table:table-cell table:formula="of:=[.D128]/3400000000" office:value-type="float" office:value="0.0150216292058824" calcext:value-type="float">
            <text:p>0.0150216292</text:p>
          </table:table-cell>
          <table:table-cell table:number-columns-repeated="2"/>
          <table:table-cell office:value-type="float" office:value="60718795.1" calcext:value-type="float">
            <text:p>60718795.1</text:p>
          </table:table-cell>
          <table:table-cell office:value-type="float" office:value="61429335.9" calcext:value-type="float">
            <text:p>61429335.9</text:p>
          </table:table-cell>
          <table:table-cell office:value-type="float" office:value="65287496.7" calcext:value-type="float">
            <text:p>65287496.7</text:p>
          </table:table-cell>
          <table:table-cell/>
          <table:table-cell table:formula="of:=[.K128]/3400000000" office:value-type="float" office:value="0.0178584691470588" calcext:value-type="float">
            <text:p>0.0178584691</text:p>
          </table:table-cell>
          <table:table-cell table:formula="of:=[.L128]/3400000000" office:value-type="float" office:value="0.0180674517352941" calcext:value-type="float">
            <text:p>0.0180674517</text:p>
          </table:table-cell>
          <table:table-cell table:formula="of:=[.M128]/3400000000" office:value-type="float" office:value="0.0192022049117647" calcext:value-type="float">
            <text:p>0.0192022049</text:p>
          </table:table-cell>
          <table:table-cell table:number-columns-repeated="2"/>
          <table:table-cell table:formula="of:=[.B128]/[.A128]" office:value-type="float" office:value="0.595258534048486" calcext:value-type="float">
            <text:p>0.595258534</text:p>
          </table:table-cell>
          <table:table-cell table:formula="of:=[.C128]/[.A128]" office:value-type="float" office:value="0.690580100712814" calcext:value-type="float">
            <text:p>0.6905801007</text:p>
          </table:table-cell>
          <table:table-cell table:formula="of:=[.D128]/[.A128]" office:value-type="float" office:value="0.767047601234256" calcext:value-type="float">
            <text:p>0.7670476012</text:p>
          </table:table-cell>
          <table:table-cell/>
          <table:table-cell table:formula="of:=[.K128]/[.A128]" office:value-type="float" office:value="0.911904809606357" calcext:value-type="float">
            <text:p>0.9119048096</text:p>
          </table:table-cell>
          <table:table-cell table:formula="of:=[.L128]/[.A128]" office:value-type="float" office:value="0.922576061759408" calcext:value-type="float">
            <text:p>0.9225760618</text:p>
          </table:table-cell>
          <table:table-cell table:formula="of:=[.M128]/[.A128]" office:value-type="float" office:value="0.980519823389729" calcext:value-type="float">
            <text:p>0.9805198234</text:p>
          </table:table-cell>
        </table:table-row>
        <table:table-row table:style-name="ro2">
          <table:table-cell table:formula="of:=[.A128]+524288" office:value-type="float" office:value="67108864" calcext:value-type="float">
            <text:p>67108864</text:p>
          </table:table-cell>
          <table:table-cell office:value-type="float" office:value="40032502.1" calcext:value-type="float">
            <text:p>40032502.1</text:p>
          </table:table-cell>
          <table:table-cell office:value-type="float" office:value="46862573.5" calcext:value-type="float">
            <text:p>46862573.5</text:p>
          </table:table-cell>
          <table:table-cell office:value-type="float" office:value="51709407.7" calcext:value-type="float">
            <text:p>51709407.7</text:p>
          </table:table-cell>
          <table:table-cell/>
          <table:table-cell table:formula="of:=[.B129]/3400000000" office:value-type="float" office:value="0.0117742653235294" calcext:value-type="float">
            <text:p>0.0117742653</text:p>
          </table:table-cell>
          <table:table-cell table:formula="of:=[.C129]/3400000000" office:value-type="float" office:value="0.0137831098529412" calcext:value-type="float">
            <text:p>0.0137831099</text:p>
          </table:table-cell>
          <table:table-cell table:formula="of:=[.D129]/3400000000" office:value-type="float" office:value="0.0152086493235294" calcext:value-type="float">
            <text:p>0.0152086493</text:p>
          </table:table-cell>
          <table:table-cell table:number-columns-repeated="2"/>
          <table:table-cell office:value-type="float" office:value="51820348.4" calcext:value-type="float">
            <text:p>51820348.4</text:p>
          </table:table-cell>
          <table:table-cell office:value-type="float" office:value="62709170.5" calcext:value-type="float">
            <text:p>62709170.5</text:p>
          </table:table-cell>
          <table:table-cell office:value-type="float" office:value="66369461.1" calcext:value-type="float">
            <text:p>66369461.1</text:p>
          </table:table-cell>
          <table:table-cell/>
          <table:table-cell table:formula="of:=[.K129]/3400000000" office:value-type="float" office:value="0.0152412789411765" calcext:value-type="float">
            <text:p>0.0152412789</text:p>
          </table:table-cell>
          <table:table-cell table:formula="of:=[.L129]/3400000000" office:value-type="float" office:value="0.0184438736764706" calcext:value-type="float">
            <text:p>0.0184438737</text:p>
          </table:table-cell>
          <table:table-cell table:formula="of:=[.M129]/3400000000" office:value-type="float" office:value="0.0195204297352941" calcext:value-type="float">
            <text:p>0.0195204297</text:p>
          </table:table-cell>
          <table:table-cell table:number-columns-repeated="2"/>
          <table:table-cell table:formula="of:=[.B129]/[.A129]" office:value-type="float" office:value="0.596530766785145" calcext:value-type="float">
            <text:p>0.5965307668</text:p>
          </table:table-cell>
          <table:table-cell table:formula="of:=[.C129]/[.A129]" office:value-type="float" office:value="0.698306761682034" calcext:value-type="float">
            <text:p>0.6983067617</text:p>
          </table:table-cell>
          <table:table-cell table:formula="of:=[.D129]/[.A129]" office:value-type="float" office:value="0.770530219376087" calcext:value-type="float">
            <text:p>0.7705302194</text:p>
          </table:table-cell>
          <table:table-cell/>
          <table:table-cell table:formula="of:=[.K129]/[.A129]" office:value-type="float" office:value="0.772183364629745" calcext:value-type="float">
            <text:p>0.7721833646</text:p>
          </table:table-cell>
          <table:table-cell table:formula="of:=[.L129]/[.A129]" office:value-type="float" office:value="0.934439457952976" calcext:value-type="float">
            <text:p>0.934439458</text:p>
          </table:table-cell>
          <table:table-cell table:formula="of:=[.M129]/[.A129]" office:value-type="float" office:value="0.988982038199902" calcext:value-type="float">
            <text:p>0.9889820382</text:p>
          </table:table-cell>
        </table:table-row>
        <table:table-row table:style-name="ro2">
          <table:table-cell table:number-columns-repeated="19"/>
          <table:table-cell table:formula="of:=AVERAGE([.T2:.T129])" office:value-type="float" office:value="0.609989225167375" calcext:value-type="float">
            <text:p>0.6099892252</text:p>
          </table:table-cell>
          <table:table-cell table:formula="of:=AVERAGE([.U2:.U129])" office:value-type="float" office:value="0.708976701374444" calcext:value-type="float">
            <text:p>0.7089767014</text:p>
          </table:table-cell>
          <table:table-cell table:formula="of:=AVERAGE([.V2:.V129])" office:value-type="float" office:value="0.800929308115665" calcext:value-type="float">
            <text:p>0.8009293081</text:p>
          </table:table-cell>
          <table:table-cell/>
          <table:table-cell table:formula="of:=AVERAGE([.X2:.X129])" office:value-type="float" office:value="0.629617481862227" calcext:value-type="float">
            <text:p>0.6296174819</text:p>
          </table:table-cell>
          <table:table-cell table:formula="of:=AVERAGE([.Y2:.Y129])" office:value-type="float" office:value="0.711293033900916" calcext:value-type="float">
            <text:p>0.7112930339</text:p>
          </table:table-cell>
          <table:table-cell table:formula="of:=AVERAGE([.Z2:.Z129])" office:value-type="float" office:value="0.812829819783025" calcext:value-type="float">
            <text:p>0.8128298198</text:p>
          </table:table-cell>
        </table:table-row>
        <table:table-row table:style-name="ro2">
          <table:table-cell table:number-columns-repeated="19"/>
          <table:table-cell table:style-name="ce2" table:formula="of:=STDEV([.T2:.T129])" office:value-type="float" office:value="0.0702988224630043" calcext:value-type="float">
            <text:p>0.0702988225</text:p>
          </table:table-cell>
          <table:table-cell table:style-name="ce2" table:formula="of:=STDEV([.U2:.U129])" office:value-type="float" office:value="0.0879610643949245" calcext:value-type="float">
            <text:p>0.0879610644</text:p>
          </table:table-cell>
          <table:table-cell table:style-name="ce2" table:formula="of:=STDEV([.V2:.V129])" office:value-type="float" office:value="0.0928299511022525" calcext:value-type="float">
            <text:p>0.0928299511</text:p>
          </table:table-cell>
          <table:table-cell/>
          <table:table-cell table:style-name="ce2" table:formula="of:=STDEV([.X2:.X129])" office:value-type="float" office:value="0.10295677276228" calcext:value-type="float">
            <text:p>0.1029567728</text:p>
          </table:table-cell>
          <table:table-cell table:style-name="ce2" table:formula="of:=STDEV([.Y2:.Y129])" office:value-type="float" office:value="0.0579556255438758" calcext:value-type="float">
            <text:p>0.0579556255</text:p>
          </table:table-cell>
          <table:table-cell table:style-name="ce2" table:formula="of:=STDEV([.Z2:.Z129])" office:value-type="float" office:value="0.102312985837389" calcext:value-type="float">
            <text:p>0.1023129858</text:p>
          </table:table-cell>
        </table:table-row>
      </table:table>
      <table:table table:name="RSA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23" table:default-cell-style-name="Default"/>
        <table:table-row table:style-name="ro2">
          <table:table-cell office:value-type="string" calcext:value-type="string">
            <text:p>bytes</text:p>
          </table:table-cell>
          <table:table-cell office:value-type="string" calcext:value-type="string">
            <text:p>CYC-RSA-2048</text:p>
          </table:table-cell>
          <table:table-cell office:value-type="string" calcext:value-type="string">
            <text:p>CYC-RSA-3072</text:p>
          </table:table-cell>
          <table:table-cell office:value-type="string" calcext:value-type="string">
            <text:p>CYC-RSA-7680</text:p>
          </table:table-cell>
          <table:table-cell office:value-type="string" calcext:value-type="string">
            <text:p>CYC-RSA-15360</text:p>
          </table:table-cell>
          <table:table-cell/>
          <table:table-cell office:value-type="string" calcext:value-type="string">
            <text:p>TIME-RSA-SIGN-3072</text:p>
          </table:table-cell>
          <table:table-cell office:value-type="string" calcext:value-type="string">
            <text:p>TIME-RSA-SIGN-7680</text:p>
          </table:table-cell>
          <table:table-cell office:value-type="string" calcext:value-type="string">
            <text:p>TIME-RSA-SIGN-15360</text:p>
          </table:table-cell>
          <table:table-cell table:number-columns-repeated="2"/>
          <table:table-cell office:value-type="string" calcext:value-type="string">
            <text:p>CYC-RSA-VER-3072</text:p>
          </table:table-cell>
          <table:table-cell office:value-type="string" calcext:value-type="string">
            <text:p>CYC-RSA-VER-7680</text:p>
          </table:table-cell>
          <table:table-cell office:value-type="string" calcext:value-type="string">
            <text:p>CYC-RSA-VER-15360</text:p>
          </table:table-cell>
          <table:table-cell/>
          <table:table-cell office:value-type="string" calcext:value-type="string">
            <text:p>TIME-RSA-VERIF-3072</text:p>
          </table:table-cell>
          <table:table-cell office:value-type="string" calcext:value-type="string">
            <text:p>TIME-RSA-VERIF-7680</text:p>
          </table:table-cell>
          <table:table-cell office:value-type="string" calcext:value-type="string">
            <text:p>TIME-RSA-VERIF-15360</text:p>
          </table:table-cell>
          <table:table-cell table:number-columns-repeated="3"/>
          <table:table-cell office:value-type="string" calcext:value-type="string">
            <text:p>HASH-512</text:p>
          </table:table-cell>
          <table:table-cell table:number-columns-repeated="2"/>
          <table:table-cell office:value-type="string" calcext:value-type="string">
            <text:p>SIGN-ONLY1-</text:p>
          </table:table-cell>
          <table:table-cell office:value-type="string" calcext:value-type="string">
            <text:p>SIGN-ONLY2</text:p>
          </table:table-cell>
          <table:table-cell office:value-type="string" calcext:value-type="string">
            <text:p>SIGN-15360</text:p>
          </table:table-cell>
          <table:table-cell/>
          <table:table-cell office:value-type="string" calcext:value-type="string">
            <text:p>VER-ONLY-1</text:p>
          </table:table-cell>
          <table:table-cell office:value-type="string" calcext:value-type="string">
            <text:p>VER-ONLY-2</text:p>
          </table:table-cell>
          <table:table-cell office:value-type="string" calcext:value-type="string">
            <text:p>VER-ONLY-3</text:p>
          </table:table-cell>
          <table:table-cell table:number-columns-repeated="3"/>
          <table:table-cell office:value-type="string" calcext:value-type="string">
            <text:p>CPB-SIGN-1</text:p>
          </table:table-cell>
          <table:table-cell office:value-type="string" calcext:value-type="string">
            <text:p>CPB-SIGN-2</text:p>
          </table:table-cell>
          <table:table-cell office:value-type="string" calcext:value-type="string">
            <text:p>CPB-SIGN-3</text:p>
          </table:table-cell>
          <table:table-cell/>
          <table:table-cell office:value-type="string" calcext:value-type="string">
            <text:p>MC_OP_1</text:p>
          </table:table-cell>
        </table:table-row>
        <table:table-row table:style-name="ro2">
          <table:table-cell table:formula="of:=512*1024" office:value-type="float" office:value="524288" calcext:value-type="float">
            <text:p>524288</text:p>
          </table:table-cell>
          <table:table-cell office:value-type="float" office:value="5277761.1" calcext:value-type="float">
            <text:p>5277761.1</text:p>
          </table:table-cell>
          <table:table-cell office:value-type="float" office:value="8747215.3" calcext:value-type="float">
            <text:p>8747215.3</text:p>
          </table:table-cell>
          <table:table-cell office:value-type="float" office:value="122856322" calcext:value-type="float">
            <text:p>122856322</text:p>
          </table:table-cell>
          <table:table-cell office:value-type="float" office:value="630696300" calcext:value-type="float">
            <text:p>630696300</text:p>
          </table:table-cell>
          <table:table-cell/>
          <table:table-cell table:formula="of:=[.C2]/3400000000" office:value-type="float" office:value="0.00257271038235294" calcext:value-type="float">
            <text:p>0.0025727104</text:p>
          </table:table-cell>
          <table:table-cell table:formula="of:=[.D2]/3400000000" office:value-type="float" office:value="0.0361342123529412" calcext:value-type="float">
            <text:p>0.0361342124</text:p>
          </table:table-cell>
          <table:table-cell table:formula="of:=[.E2]/3400000000" office:value-type="float" office:value="0.185498911764706" calcext:value-type="float">
            <text:p>0.1854989118</text:p>
          </table:table-cell>
          <table:table-cell table:number-columns-repeated="2"/>
          <table:table-cell office:value-type="float" office:value="9185865" calcext:value-type="float">
            <text:p>9185865</text:p>
          </table:table-cell>
          <table:table-cell office:value-type="float" office:value="114834257.666667" calcext:value-type="float">
            <text:p>114834257.666667</text:p>
          </table:table-cell>
          <table:table-cell office:value-type="float" office:value="599407313" calcext:value-type="float">
            <text:p>599407313</text:p>
          </table:table-cell>
          <table:table-cell/>
          <table:table-cell table:formula="of:=[.L2]/3400000000" office:value-type="float" office:value="0.002701725" calcext:value-type="float">
            <text:p>0.002701725</text:p>
          </table:table-cell>
          <table:table-cell table:formula="of:=[.M2]/3400000000" office:value-type="float" office:value="0.0337747816666668" calcext:value-type="float">
            <text:p>0.0337747817</text:p>
          </table:table-cell>
          <table:table-cell table:formula="of:=[.N2]/3400000000" office:value-type="float" office:value="0.176296268529412" calcext:value-type="float">
            <text:p>0.1762962685</text:p>
          </table:table-cell>
          <table:table-cell table:number-columns-repeated="3"/>
          <table:table-cell office:value-type="float" office:value="0.0008777105" calcext:value-type="float">
            <text:p>0.0008777105</text:p>
          </table:table-cell>
          <table:table-cell table:number-columns-repeated="2"/>
          <table:table-cell table:formula="of:=[.G2]-[.V2]" office:value-type="float" office:value="0.00169499988235294" calcext:value-type="float">
            <text:p>0.0016949999</text:p>
          </table:table-cell>
          <table:table-cell table:formula="of:=[.H2]-[.V2]" office:value-type="float" office:value="0.0352565018529412" calcext:value-type="float">
            <text:p>0.0352565019</text:p>
          </table:table-cell>
          <table:table-cell table:formula="of:=[.I2]-[.V2]" office:value-type="float" office:value="0.184621201264706" calcext:value-type="float">
            <text:p>0.1846212013</text:p>
          </table:table-cell>
          <table:table-cell/>
          <table:table-cell table:formula="of:=[.P2]-[.V2]" office:value-type="float" office:value="0.0018240145" calcext:value-type="float">
            <text:p>0.0018240145</text:p>
          </table:table-cell>
          <table:table-cell table:formula="of:=[.Q2]-[.V2]" office:value-type="float" office:value="0.0328970711666668" calcext:value-type="float">
            <text:p>0.0328970712</text:p>
          </table:table-cell>
          <table:table-cell table:formula="of:=[.R2]-[.V2]" office:value-type="float" office:value="0.175418558029412" calcext:value-type="float">
            <text:p>0.175418558</text:p>
          </table:table-cell>
          <table:table-cell table:number-columns-repeated="3"/>
          <table:table-cell table:formula="of:=[.C2]/[.A2]" office:value-type="float" office:value="16.6839891433716" calcext:value-type="float">
            <text:p>16.6839891434</text:p>
          </table:table-cell>
          <table:table-cell table:formula="of:=[.D2]/[.A2]" office:value-type="float" office:value="234.329837799072" calcext:value-type="float">
            <text:p>234.3298377991</text:p>
          </table:table-cell>
          <table:table-cell table:formula="of:=[.E2]/[.A2]" office:value-type="float" office:value="1202.9577255249" calcext:value-type="float">
            <text:p>1202.9577255249</text:p>
          </table:table-cell>
          <table:table-cell/>
          <table:table-cell table:formula="of:=[.C2]/1000000" office:value-type="float" office:value="8.7472153" calcext:value-type="float">
            <text:p>8.7472153</text:p>
          </table:table-cell>
        </table:table-row>
        <table:table-row table:style-name="ro2">
          <table:table-cell table:formula="of:=[.A2]+524288" office:value-type="float" office:value="1048576" calcext:value-type="float">
            <text:p>1048576</text:p>
          </table:table-cell>
          <table:table-cell office:value-type="float" office:value="8668963.9" calcext:value-type="float">
            <text:p>8668963.9</text:p>
          </table:table-cell>
          <table:table-cell office:value-type="float" office:value="12097377.9" calcext:value-type="float">
            <text:p>12097377.9</text:p>
          </table:table-cell>
          <table:table-cell office:value-type="float" office:value="116689990.666667" calcext:value-type="float">
            <text:p>116689990.666667</text:p>
          </table:table-cell>
          <table:table-cell office:value-type="float" office:value="592498522.666667" calcext:value-type="float">
            <text:p>592498522.666667</text:p>
          </table:table-cell>
          <table:table-cell/>
          <table:table-cell table:formula="of:=[.C3]/3400000000" office:value-type="float" office:value="0.00355805232352941" calcext:value-type="float">
            <text:p>0.0035580523</text:p>
          </table:table-cell>
          <table:table-cell table:formula="of:=[.D3]/3400000000" office:value-type="float" office:value="0.0343205854901962" calcext:value-type="float">
            <text:p>0.0343205855</text:p>
          </table:table-cell>
          <table:table-cell table:formula="of:=[.E3]/3400000000" office:value-type="float" office:value="0.174264271372549" calcext:value-type="float">
            <text:p>0.1742642714</text:p>
          </table:table-cell>
          <table:table-cell table:number-columns-repeated="2"/>
          <table:table-cell office:value-type="float" office:value="12086948.666667" calcext:value-type="float">
            <text:p>12086948.666667</text:p>
          </table:table-cell>
          <table:table-cell office:value-type="float" office:value="116460848.333333" calcext:value-type="float">
            <text:p>116460848.333333</text:p>
          </table:table-cell>
          <table:table-cell office:value-type="float" office:value="585893888" calcext:value-type="float">
            <text:p>585893888</text:p>
          </table:table-cell>
          <table:table-cell/>
          <table:table-cell table:formula="of:=[.L3]/3400000000" office:value-type="float" office:value="0.00355498490196088" calcext:value-type="float">
            <text:p>0.0035549849</text:p>
          </table:table-cell>
          <table:table-cell table:formula="of:=[.M3]/3400000000" office:value-type="float" office:value="0.0342531906862744" calcext:value-type="float">
            <text:p>0.0342531907</text:p>
          </table:table-cell>
          <table:table-cell table:formula="of:=[.N3]/3400000000" office:value-type="float" office:value="0.172321731764706" calcext:value-type="float">
            <text:p>0.1723217318</text:p>
          </table:table-cell>
          <table:table-cell table:number-columns-repeated="3"/>
          <table:table-cell office:value-type="float" office:value="0.0015749676" calcext:value-type="float">
            <text:p>0.0015749676</text:p>
          </table:table-cell>
          <table:table-cell table:number-columns-repeated="2"/>
          <table:table-cell table:formula="of:=[.G3]-[.V3]" office:value-type="float" office:value="0.00198308472352941" calcext:value-type="float">
            <text:p>0.0019830847</text:p>
          </table:table-cell>
          <table:table-cell table:formula="of:=[.H3]-[.V3]" office:value-type="float" office:value="0.0327456178901962" calcext:value-type="float">
            <text:p>0.0327456179</text:p>
          </table:table-cell>
          <table:table-cell table:formula="of:=[.I3]-[.V3]" office:value-type="float" office:value="0.172689303772549" calcext:value-type="float">
            <text:p>0.1726893038</text:p>
          </table:table-cell>
          <table:table-cell/>
          <table:table-cell table:formula="of:=[.P3]-[.V3]" office:value-type="float" office:value="0.00198001730196088" calcext:value-type="float">
            <text:p>0.0019800173</text:p>
          </table:table-cell>
          <table:table-cell table:formula="of:=[.Q3]-[.V3]" office:value-type="float" office:value="0.0326782230862744" calcext:value-type="float">
            <text:p>0.0326782231</text:p>
          </table:table-cell>
          <table:table-cell table:formula="of:=[.R3]-[.V3]" office:value-type="float" office:value="0.170746764164706" calcext:value-type="float">
            <text:p>0.1707467642</text:p>
          </table:table-cell>
          <table:table-cell table:number-columns-repeated="3"/>
          <table:table-cell table:formula="of:=[.C3]/[.A3]" office:value-type="float" office:value="11.5369585990906" calcext:value-type="float">
            <text:p>11.5369585991</text:p>
          </table:table-cell>
          <table:table-cell table:formula="of:=[.D3]/[.A3]" office:value-type="float" office:value="111.284247080485" calcext:value-type="float">
            <text:p>111.2842470805</text:p>
          </table:table-cell>
          <table:table-cell table:formula="of:=[.E3]/[.A3]" office:value-type="float" office:value="565.050623575847" calcext:value-type="float">
            <text:p>565.0506235758</text:p>
          </table:table-cell>
          <table:table-cell/>
          <table:table-cell table:formula="of:=[.C3]/1000000" office:value-type="float" office:value="12.0973779" calcext:value-type="float">
            <text:p>12.0973779</text:p>
          </table:table-cell>
        </table:table-row>
        <table:table-row table:style-name="ro2">
          <table:table-cell table:formula="of:=[.A3]+524288" office:value-type="float" office:value="1572864" calcext:value-type="float">
            <text:p>1572864</text:p>
          </table:table-cell>
          <table:table-cell office:value-type="float" office:value="12228585.6" calcext:value-type="float">
            <text:p>12228585.6</text:p>
          </table:table-cell>
          <table:table-cell office:value-type="float" office:value="15401224" calcext:value-type="float">
            <text:p>15401224</text:p>
          </table:table-cell>
          <table:table-cell office:value-type="float" office:value="118970351.666667" calcext:value-type="float">
            <text:p>118970351.666667</text:p>
          </table:table-cell>
          <table:table-cell office:value-type="float" office:value="582408976" calcext:value-type="float">
            <text:p>582408976</text:p>
          </table:table-cell>
          <table:table-cell/>
          <table:table-cell table:formula="of:=[.C4]/3400000000" office:value-type="float" office:value="0.00452977176470588" calcext:value-type="float">
            <text:p>0.0045297718</text:p>
          </table:table-cell>
          <table:table-cell table:formula="of:=[.D4]/3400000000" office:value-type="float" office:value="0.0349912799019609" calcext:value-type="float">
            <text:p>0.0349912799</text:p>
          </table:table-cell>
          <table:table-cell table:formula="of:=[.E4]/3400000000" office:value-type="float" office:value="0.171296757647059" calcext:value-type="float">
            <text:p>0.1712967576</text:p>
          </table:table-cell>
          <table:table-cell table:number-columns-repeated="2"/>
          <table:table-cell office:value-type="float" office:value="16176452.333333" calcext:value-type="float">
            <text:p>16176452.333333</text:p>
          </table:table-cell>
          <table:table-cell office:value-type="float" office:value="118530896.666667" calcext:value-type="float">
            <text:p>118530896.666667</text:p>
          </table:table-cell>
          <table:table-cell office:value-type="float" office:value="578054716.333333" calcext:value-type="float">
            <text:p>578054716.333333</text:p>
          </table:table-cell>
          <table:table-cell/>
          <table:table-cell table:formula="of:=[.L4]/3400000000" office:value-type="float" office:value="0.00475778009803912" calcext:value-type="float">
            <text:p>0.0047577801</text:p>
          </table:table-cell>
          <table:table-cell table:formula="of:=[.M4]/3400000000" office:value-type="float" office:value="0.0348620284313726" calcext:value-type="float">
            <text:p>0.0348620284</text:p>
          </table:table-cell>
          <table:table-cell table:formula="of:=[.N4]/3400000000" office:value-type="float" office:value="0.170016093039216" calcext:value-type="float">
            <text:p>0.170016093</text:p>
          </table:table-cell>
          <table:table-cell table:number-columns-repeated="3"/>
          <table:table-cell office:value-type="float" office:value="0.0020482666" calcext:value-type="float">
            <text:p>0.0020482666</text:p>
          </table:table-cell>
          <table:table-cell table:number-columns-repeated="2"/>
          <table:table-cell table:formula="of:=[.G4]-[.V4]" office:value-type="float" office:value="0.00248150516470588" calcext:value-type="float">
            <text:p>0.0024815052</text:p>
          </table:table-cell>
          <table:table-cell table:formula="of:=[.H4]-[.V4]" office:value-type="float" office:value="0.0329430133019609" calcext:value-type="float">
            <text:p>0.0329430133</text:p>
          </table:table-cell>
          <table:table-cell table:formula="of:=[.I4]-[.V4]" office:value-type="float" office:value="0.169248491047059" calcext:value-type="float">
            <text:p>0.169248491</text:p>
          </table:table-cell>
          <table:table-cell/>
          <table:table-cell table:formula="of:=[.P4]-[.V4]" office:value-type="float" office:value="0.00270951349803912" calcext:value-type="float">
            <text:p>0.0027095135</text:p>
          </table:table-cell>
          <table:table-cell table:formula="of:=[.Q4]-[.V4]" office:value-type="float" office:value="0.0328137618313726" calcext:value-type="float">
            <text:p>0.0328137618</text:p>
          </table:table-cell>
          <table:table-cell table:formula="of:=[.R4]-[.V4]" office:value-type="float" office:value="0.167967826439216" calcext:value-type="float">
            <text:p>0.1679678264</text:p>
          </table:table-cell>
          <table:table-cell table:number-columns-repeated="3"/>
          <table:table-cell table:formula="of:=[.C4]/[.A4]" office:value-type="float" office:value="9.79183451334635" calcext:value-type="float">
            <text:p>9.7918345133</text:p>
          </table:table-cell>
          <table:table-cell table:formula="of:=[.D4]/[.A4]" office:value-type="float" office:value="75.6393125322132" calcext:value-type="float">
            <text:p>75.6393125322</text:p>
          </table:table-cell>
          <table:table-cell table:formula="of:=[.E4]/[.A4]" office:value-type="float" office:value="370.285654703776" calcext:value-type="float">
            <text:p>370.2856547038</text:p>
          </table:table-cell>
          <table:table-cell/>
          <table:table-cell table:formula="of:=[.C4]/1000000" office:value-type="float" office:value="15.401224" calcext:value-type="float">
            <text:p>15.401224</text:p>
          </table:table-cell>
        </table:table-row>
        <table:table-row table:style-name="ro2">
          <table:table-cell table:formula="of:=[.A4]+524288" office:value-type="float" office:value="2097152" calcext:value-type="float">
            <text:p>2097152</text:p>
          </table:table-cell>
          <table:table-cell office:value-type="float" office:value="15717203.7" calcext:value-type="float">
            <text:p>15717203.7</text:p>
          </table:table-cell>
          <table:table-cell office:value-type="float" office:value="19694813.8" calcext:value-type="float">
            <text:p>19694813.8</text:p>
          </table:table-cell>
          <table:table-cell office:value-type="float" office:value="122165883.666667" calcext:value-type="float">
            <text:p>122165883.666667</text:p>
          </table:table-cell>
          <table:table-cell office:value-type="float" office:value="566767558.333333" calcext:value-type="float">
            <text:p>566767558.333333</text:p>
          </table:table-cell>
          <table:table-cell/>
          <table:table-cell table:formula="of:=[.C5]/3400000000" office:value-type="float" office:value="0.00579259229411765" calcext:value-type="float">
            <text:p>0.0057925923</text:p>
          </table:table-cell>
          <table:table-cell table:formula="of:=[.D5]/3400000000" office:value-type="float" office:value="0.0359311422549021" calcext:value-type="float">
            <text:p>0.0359311423</text:p>
          </table:table-cell>
          <table:table-cell table:formula="of:=[.E5]/3400000000" office:value-type="float" office:value="0.166696340686274" calcext:value-type="float">
            <text:p>0.1666963407</text:p>
          </table:table-cell>
          <table:table-cell table:number-columns-repeated="2"/>
          <table:table-cell office:value-type="float" office:value="19435674.666667" calcext:value-type="float">
            <text:p>19435674.666667</text:p>
          </table:table-cell>
          <table:table-cell office:value-type="float" office:value="123894423.333333" calcext:value-type="float">
            <text:p>123894423.333333</text:p>
          </table:table-cell>
          <table:table-cell office:value-type="float" office:value="585427132" calcext:value-type="float">
            <text:p>585427132</text:p>
          </table:table-cell>
          <table:table-cell/>
          <table:table-cell table:formula="of:=[.L5]/3400000000" office:value-type="float" office:value="0.00571637490196088" calcext:value-type="float">
            <text:p>0.0057163749</text:p>
          </table:table-cell>
          <table:table-cell table:formula="of:=[.M5]/3400000000" office:value-type="float" office:value="0.0364395362745097" calcext:value-type="float">
            <text:p>0.0364395363</text:p>
          </table:table-cell>
          <table:table-cell table:formula="of:=[.N5]/3400000000" office:value-type="float" office:value="0.172184450588235" calcext:value-type="float">
            <text:p>0.1721844506</text:p>
          </table:table-cell>
          <table:table-cell table:number-columns-repeated="3"/>
          <table:table-cell office:value-type="float" office:value="0.0026291267" calcext:value-type="float">
            <text:p>0.0026291267</text:p>
          </table:table-cell>
          <table:table-cell table:number-columns-repeated="2"/>
          <table:table-cell table:formula="of:=[.G5]-[.V5]" office:value-type="float" office:value="0.00316346559411765" calcext:value-type="float">
            <text:p>0.0031634656</text:p>
          </table:table-cell>
          <table:table-cell table:formula="of:=[.H5]-[.V5]" office:value-type="float" office:value="0.0333020155549021" calcext:value-type="float">
            <text:p>0.0333020156</text:p>
          </table:table-cell>
          <table:table-cell table:formula="of:=[.I5]-[.V5]" office:value-type="float" office:value="0.164067213986274" calcext:value-type="float">
            <text:p>0.164067214</text:p>
          </table:table-cell>
          <table:table-cell/>
          <table:table-cell table:formula="of:=[.P5]-[.V5]" office:value-type="float" office:value="0.00308724820196088" calcext:value-type="float">
            <text:p>0.0030872482</text:p>
          </table:table-cell>
          <table:table-cell table:formula="of:=[.Q5]-[.V5]" office:value-type="float" office:value="0.0338104095745097" calcext:value-type="float">
            <text:p>0.0338104096</text:p>
          </table:table-cell>
          <table:table-cell table:formula="of:=[.R5]-[.V5]" office:value-type="float" office:value="0.169555323888235" calcext:value-type="float">
            <text:p>0.1695553239</text:p>
          </table:table-cell>
          <table:table-cell table:number-columns-repeated="3"/>
          <table:table-cell table:formula="of:=[.C5]/[.A5]" office:value-type="float" office:value="9.39121904373169" calcext:value-type="float">
            <text:p>9.3912190437</text:p>
          </table:table-cell>
          <table:table-cell table:formula="of:=[.D5]/[.A5]" office:value-type="float" office:value="58.2532327969871" calcext:value-type="float">
            <text:p>58.253232797</text:p>
          </table:table-cell>
          <table:table-cell table:formula="of:=[.E5]/[.A5]" office:value-type="float" office:value="270.25583187739" calcext:value-type="float">
            <text:p>270.2558318774</text:p>
          </table:table-cell>
          <table:table-cell/>
          <table:table-cell table:formula="of:=[.C5]/1000000" office:value-type="float" office:value="19.6948138" calcext:value-type="float">
            <text:p>19.6948138</text:p>
          </table:table-cell>
        </table:table-row>
        <table:table-row table:style-name="ro2">
          <table:table-cell table:formula="of:=[.A5]+524288" office:value-type="float" office:value="2621440" calcext:value-type="float">
            <text:p>2621440</text:p>
          </table:table-cell>
          <table:table-cell office:value-type="float" office:value="19111957.7" calcext:value-type="float">
            <text:p>19111957.7</text:p>
          </table:table-cell>
          <table:table-cell office:value-type="float" office:value="22023134" calcext:value-type="float">
            <text:p>22023134</text:p>
          </table:table-cell>
          <table:table-cell office:value-type="float" office:value="126583112" calcext:value-type="float">
            <text:p>126583112</text:p>
          </table:table-cell>
          <table:table-cell office:value-type="float" office:value="576905385.666667" calcext:value-type="float">
            <text:p>576905385.666667</text:p>
          </table:table-cell>
          <table:table-cell/>
          <table:table-cell table:formula="of:=[.C6]/3400000000" office:value-type="float" office:value="0.00647739235294118" calcext:value-type="float">
            <text:p>0.0064773924</text:p>
          </table:table-cell>
          <table:table-cell table:formula="of:=[.D6]/3400000000" office:value-type="float" office:value="0.0372303270588235" calcext:value-type="float">
            <text:p>0.0372303271</text:p>
          </table:table-cell>
          <table:table-cell table:formula="of:=[.E6]/3400000000" office:value-type="float" office:value="0.169678054607843" calcext:value-type="float">
            <text:p>0.1696780546</text:p>
          </table:table-cell>
          <table:table-cell table:number-columns-repeated="2"/>
          <table:table-cell office:value-type="float" office:value="22660322" calcext:value-type="float">
            <text:p>22660322</text:p>
          </table:table-cell>
          <table:table-cell office:value-type="float" office:value="124828689.666667" calcext:value-type="float">
            <text:p>124828689.666667</text:p>
          </table:table-cell>
          <table:table-cell office:value-type="float" office:value="572816266.333333" calcext:value-type="float">
            <text:p>572816266.333333</text:p>
          </table:table-cell>
          <table:table-cell/>
          <table:table-cell table:formula="of:=[.L6]/3400000000" office:value-type="float" office:value="0.00666480058823529" calcext:value-type="float">
            <text:p>0.0066648006</text:p>
          </table:table-cell>
          <table:table-cell table:formula="of:=[.M6]/3400000000" office:value-type="float" office:value="0.0367143204901962" calcext:value-type="float">
            <text:p>0.0367143205</text:p>
          </table:table-cell>
          <table:table-cell table:formula="of:=[.N6]/3400000000" office:value-type="float" office:value="0.16847537245098" calcext:value-type="float">
            <text:p>0.1684753725</text:p>
          </table:table-cell>
          <table:table-cell table:number-columns-repeated="3"/>
          <table:table-cell office:value-type="float" office:value="0.0034956613" calcext:value-type="float">
            <text:p>0.0034956613</text:p>
          </table:table-cell>
          <table:table-cell table:number-columns-repeated="2"/>
          <table:table-cell table:formula="of:=[.G6]-[.V6]" office:value-type="float" office:value="0.00298173105294118" calcext:value-type="float">
            <text:p>0.0029817311</text:p>
          </table:table-cell>
          <table:table-cell table:formula="of:=[.H6]-[.V6]" office:value-type="float" office:value="0.0337346657588235" calcext:value-type="float">
            <text:p>0.0337346658</text:p>
          </table:table-cell>
          <table:table-cell table:formula="of:=[.I6]-[.V6]" office:value-type="float" office:value="0.166182393307843" calcext:value-type="float">
            <text:p>0.1661823933</text:p>
          </table:table-cell>
          <table:table-cell/>
          <table:table-cell table:formula="of:=[.P6]-[.V6]" office:value-type="float" office:value="0.00316913928823529" calcext:value-type="float">
            <text:p>0.0031691393</text:p>
          </table:table-cell>
          <table:table-cell table:formula="of:=[.Q6]-[.V6]" office:value-type="float" office:value="0.0332186591901962" calcext:value-type="float">
            <text:p>0.0332186592</text:p>
          </table:table-cell>
          <table:table-cell table:formula="of:=[.R6]-[.V6]" office:value-type="float" office:value="0.16497971115098" calcext:value-type="float">
            <text:p>0.1649797112</text:p>
          </table:table-cell>
          <table:table-cell table:number-columns-repeated="3"/>
          <table:table-cell table:formula="of:=[.C6]/[.A6]" office:value-type="float" office:value="8.4011589050293" calcext:value-type="float">
            <text:p>8.401158905</text:p>
          </table:table-cell>
          <table:table-cell table:formula="of:=[.D6]/[.A6]" office:value-type="float" office:value="48.2876251220703" calcext:value-type="float">
            <text:p>48.2876251221</text:p>
          </table:table-cell>
          <table:table-cell table:formula="of:=[.E6]/[.A6]" office:value-type="float" office:value="220.071939722697" calcext:value-type="float">
            <text:p>220.0719397227</text:p>
          </table:table-cell>
          <table:table-cell/>
          <table:table-cell table:formula="of:=[.C6]/1000000" office:value-type="float" office:value="22.023134" calcext:value-type="float">
            <text:p>22.023134</text:p>
          </table:table-cell>
        </table:table-row>
        <table:table-row table:style-name="ro2">
          <table:table-cell table:formula="of:=[.A6]+524288" office:value-type="float" office:value="3145728" calcext:value-type="float">
            <text:p>3145728</text:p>
          </table:table-cell>
          <table:table-cell office:value-type="float" office:value="22210771.8" calcext:value-type="float">
            <text:p>22210771.8</text:p>
          </table:table-cell>
          <table:table-cell office:value-type="float" office:value="25678496.2" calcext:value-type="float">
            <text:p>25678496.2</text:p>
          </table:table-cell>
          <table:table-cell office:value-type="float" office:value="129609139.333333" calcext:value-type="float">
            <text:p>129609139.333333</text:p>
          </table:table-cell>
          <table:table-cell office:value-type="float" office:value="570510457.333333" calcext:value-type="float">
            <text:p>570510457.333333</text:p>
          </table:table-cell>
          <table:table-cell/>
          <table:table-cell table:formula="of:=[.C7]/3400000000" office:value-type="float" office:value="0.00755249888235294" calcext:value-type="float">
            <text:p>0.0075524989</text:p>
          </table:table-cell>
          <table:table-cell table:formula="of:=[.D7]/3400000000" office:value-type="float" office:value="0.0381203350980391" calcext:value-type="float">
            <text:p>0.0381203351</text:p>
          </table:table-cell>
          <table:table-cell table:formula="of:=[.E7]/3400000000" office:value-type="float" office:value="0.167797193333333" calcext:value-type="float">
            <text:p>0.1677971933</text:p>
          </table:table-cell>
          <table:table-cell table:number-columns-repeated="2"/>
          <table:table-cell office:value-type="float" office:value="25659494" calcext:value-type="float">
            <text:p>25659494</text:p>
          </table:table-cell>
          <table:table-cell office:value-type="float" office:value="127643109.666667" calcext:value-type="float">
            <text:p>127643109.666667</text:p>
          </table:table-cell>
          <table:table-cell office:value-type="float" office:value="585626401.666667" calcext:value-type="float">
            <text:p>585626401.666667</text:p>
          </table:table-cell>
          <table:table-cell/>
          <table:table-cell table:formula="of:=[.L7]/3400000000" office:value-type="float" office:value="0.00754691" calcext:value-type="float">
            <text:p>0.00754691</text:p>
          </table:table-cell>
          <table:table-cell table:formula="of:=[.M7]/3400000000" office:value-type="float" office:value="0.0375420910784315" calcext:value-type="float">
            <text:p>0.0375420911</text:p>
          </table:table-cell>
          <table:table-cell table:formula="of:=[.N7]/3400000000" office:value-type="float" office:value="0.172243059313726" calcext:value-type="float">
            <text:p>0.1722430593</text:p>
          </table:table-cell>
          <table:table-cell table:number-columns-repeated="3"/>
          <table:table-cell office:value-type="float" office:value="0.0041025785" calcext:value-type="float">
            <text:p>0.0041025785</text:p>
          </table:table-cell>
          <table:table-cell table:number-columns-repeated="2"/>
          <table:table-cell table:formula="of:=[.G7]-[.V7]" office:value-type="float" office:value="0.00344992038235294" calcext:value-type="float">
            <text:p>0.0034499204</text:p>
          </table:table-cell>
          <table:table-cell table:formula="of:=[.H7]-[.V7]" office:value-type="float" office:value="0.0340177565980391" calcext:value-type="float">
            <text:p>0.0340177566</text:p>
          </table:table-cell>
          <table:table-cell table:formula="of:=[.I7]-[.V7]" office:value-type="float" office:value="0.163694614833333" calcext:value-type="float">
            <text:p>0.1636946148</text:p>
          </table:table-cell>
          <table:table-cell/>
          <table:table-cell table:formula="of:=[.P7]-[.V7]" office:value-type="float" office:value="0.0034443315" calcext:value-type="float">
            <text:p>0.0034443315</text:p>
          </table:table-cell>
          <table:table-cell table:formula="of:=[.Q7]-[.V7]" office:value-type="float" office:value="0.0334395125784315" calcext:value-type="float">
            <text:p>0.0334395126</text:p>
          </table:table-cell>
          <table:table-cell table:formula="of:=[.R7]-[.V7]" office:value-type="float" office:value="0.168140480813726" calcext:value-type="float">
            <text:p>0.1681404808</text:p>
          </table:table-cell>
          <table:table-cell table:number-columns-repeated="3"/>
          <table:table-cell table:formula="of:=[.C7]/[.A7]" office:value-type="float" office:value="8.16297410329183" calcext:value-type="float">
            <text:p>8.1629741033</text:p>
          </table:table-cell>
          <table:table-cell table:formula="of:=[.D7]/[.A7]" office:value-type="float" office:value="41.2016357845729" calcext:value-type="float">
            <text:p>41.2016357846</text:p>
          </table:table-cell>
          <table:table-cell table:formula="of:=[.E7]/[.A7]" office:value-type="float" office:value="181.360390133328" calcext:value-type="float">
            <text:p>181.3603901333</text:p>
          </table:table-cell>
          <table:table-cell/>
          <table:table-cell table:formula="of:=[.C7]/1000000" office:value-type="float" office:value="25.6784962" calcext:value-type="float">
            <text:p>25.6784962</text:p>
          </table:table-cell>
        </table:table-row>
        <table:table-row table:style-name="ro2">
          <table:table-cell table:formula="of:=[.A7]+524288" office:value-type="float" office:value="3670016" calcext:value-type="float">
            <text:p>3670016</text:p>
          </table:table-cell>
          <table:table-cell office:value-type="float" office:value="25631375.8" calcext:value-type="float">
            <text:p>25631375.8</text:p>
          </table:table-cell>
          <table:table-cell office:value-type="float" office:value="29465047.7" calcext:value-type="float">
            <text:p>29465047.7</text:p>
          </table:table-cell>
          <table:table-cell office:value-type="float" office:value="138278615" calcext:value-type="float">
            <text:p>138278615</text:p>
          </table:table-cell>
          <table:table-cell office:value-type="float" office:value="579987929" calcext:value-type="float">
            <text:p>579987929</text:p>
          </table:table-cell>
          <table:table-cell/>
          <table:table-cell table:formula="of:=[.C8]/3400000000" office:value-type="float" office:value="0.0086661905" calcext:value-type="float">
            <text:p>0.0086661905</text:p>
          </table:table-cell>
          <table:table-cell table:formula="of:=[.D8]/3400000000" office:value-type="float" office:value="0.0406701808823529" calcext:value-type="float">
            <text:p>0.0406701809</text:p>
          </table:table-cell>
          <table:table-cell table:formula="of:=[.E8]/3400000000" office:value-type="float" office:value="0.170584685" calcext:value-type="float">
            <text:p>0.170584685</text:p>
          </table:table-cell>
          <table:table-cell table:number-columns-repeated="2"/>
          <table:table-cell office:value-type="float" office:value="28915536.333333" calcext:value-type="float">
            <text:p>28915536.333333</text:p>
          </table:table-cell>
          <table:table-cell office:value-type="float" office:value="131882375.333333" calcext:value-type="float">
            <text:p>131882375.333333</text:p>
          </table:table-cell>
          <table:table-cell office:value-type="float" office:value="601615886.333333" calcext:value-type="float">
            <text:p>601615886.333333</text:p>
          </table:table-cell>
          <table:table-cell/>
          <table:table-cell table:formula="of:=[.L8]/3400000000" office:value-type="float" office:value="0.00850456950980382" calcext:value-type="float">
            <text:p>0.0085045695</text:p>
          </table:table-cell>
          <table:table-cell table:formula="of:=[.M8]/3400000000" office:value-type="float" office:value="0.0387889339215685" calcext:value-type="float">
            <text:p>0.0387889339</text:p>
          </table:table-cell>
          <table:table-cell table:formula="of:=[.N8]/3400000000" office:value-type="float" office:value="0.176945848921569" calcext:value-type="float">
            <text:p>0.1769458489</text:p>
          </table:table-cell>
          <table:table-cell table:number-columns-repeated="3"/>
          <table:table-cell office:value-type="float" office:value="0.0047296551" calcext:value-type="float">
            <text:p>0.0047296551</text:p>
          </table:table-cell>
          <table:table-cell table:number-columns-repeated="2"/>
          <table:table-cell table:formula="of:=[.G8]-[.V8]" office:value-type="float" office:value="0.0039365354" calcext:value-type="float">
            <text:p>0.0039365354</text:p>
          </table:table-cell>
          <table:table-cell table:formula="of:=[.H8]-[.V8]" office:value-type="float" office:value="0.0359405257823529" calcext:value-type="float">
            <text:p>0.0359405258</text:p>
          </table:table-cell>
          <table:table-cell table:formula="of:=[.I8]-[.V8]" office:value-type="float" office:value="0.1658550299" calcext:value-type="float">
            <text:p>0.1658550299</text:p>
          </table:table-cell>
          <table:table-cell/>
          <table:table-cell table:formula="of:=[.P8]-[.V8]" office:value-type="float" office:value="0.00377491440980382" calcext:value-type="float">
            <text:p>0.0037749144</text:p>
          </table:table-cell>
          <table:table-cell table:formula="of:=[.Q8]-[.V8]" office:value-type="float" office:value="0.0340592788215685" calcext:value-type="float">
            <text:p>0.0340592788</text:p>
          </table:table-cell>
          <table:table-cell table:formula="of:=[.R8]-[.V8]" office:value-type="float" office:value="0.172216193821569" calcext:value-type="float">
            <text:p>0.1722161938</text:p>
          </table:table-cell>
          <table:table-cell table:number-columns-repeated="3"/>
          <table:table-cell table:formula="of:=[.C8]/[.A8]" office:value-type="float" office:value="8.02858834947859" calcext:value-type="float">
            <text:p>8.0285883495</text:p>
          </table:table-cell>
          <table:table-cell table:formula="of:=[.D8]/[.A8]" office:value-type="float" office:value="37.6779324667794" calcext:value-type="float">
            <text:p>37.6779324668</text:p>
          </table:table-cell>
          <table:table-cell table:formula="of:=[.E8]/[.A8]" office:value-type="float" office:value="158.034169060843" calcext:value-type="float">
            <text:p>158.0341690608</text:p>
          </table:table-cell>
          <table:table-cell/>
          <table:table-cell table:formula="of:=[.C8]/1000000" office:value-type="float" office:value="29.4650477" calcext:value-type="float">
            <text:p>29.4650477</text:p>
          </table:table-cell>
        </table:table-row>
        <table:table-row table:style-name="ro2">
          <table:table-cell table:formula="of:=[.A8]+524288" office:value-type="float" office:value="4194304" calcext:value-type="float">
            <text:p>4194304</text:p>
          </table:table-cell>
          <table:table-cell office:value-type="float" office:value="29838579.4" calcext:value-type="float">
            <text:p>29838579.4</text:p>
          </table:table-cell>
          <table:table-cell office:value-type="float" office:value="32146181.8" calcext:value-type="float">
            <text:p>32146181.8</text:p>
          </table:table-cell>
          <table:table-cell office:value-type="float" office:value="140693767.333333" calcext:value-type="float">
            <text:p>140693767.333333</text:p>
          </table:table-cell>
          <table:table-cell office:value-type="float" office:value="594608281" calcext:value-type="float">
            <text:p>594608281</text:p>
          </table:table-cell>
          <table:table-cell/>
          <table:table-cell table:formula="of:=[.C9]/3400000000" office:value-type="float" office:value="0.00945475935294118" calcext:value-type="float">
            <text:p>0.0094547594</text:p>
          </table:table-cell>
          <table:table-cell table:formula="of:=[.D9]/3400000000" office:value-type="float" office:value="0.0413805198039215" calcext:value-type="float">
            <text:p>0.0413805198</text:p>
          </table:table-cell>
          <table:table-cell table:formula="of:=[.E9]/3400000000" office:value-type="float" office:value="0.174884788529412" calcext:value-type="float">
            <text:p>0.1748847885</text:p>
          </table:table-cell>
          <table:table-cell table:number-columns-repeated="2"/>
          <table:table-cell office:value-type="float" office:value="32269181" calcext:value-type="float">
            <text:p>32269181</text:p>
          </table:table-cell>
          <table:table-cell office:value-type="float" office:value="135335769" calcext:value-type="float">
            <text:p>135335769</text:p>
          </table:table-cell>
          <table:table-cell office:value-type="float" office:value="600829976.333333" calcext:value-type="float">
            <text:p>600829976.333333</text:p>
          </table:table-cell>
          <table:table-cell/>
          <table:table-cell table:formula="of:=[.L9]/3400000000" office:value-type="float" office:value="0.00949093558823529" calcext:value-type="float">
            <text:p>0.0094909356</text:p>
          </table:table-cell>
          <table:table-cell table:formula="of:=[.M9]/3400000000" office:value-type="float" office:value="0.0398046379411765" calcext:value-type="float">
            <text:p>0.0398046379</text:p>
          </table:table-cell>
          <table:table-cell table:formula="of:=[.N9]/3400000000" office:value-type="float" office:value="0.176714698921569" calcext:value-type="float">
            <text:p>0.1767146989</text:p>
          </table:table-cell>
          <table:table-cell table:number-columns-repeated="3"/>
          <table:table-cell office:value-type="float" office:value="0.0053598164" calcext:value-type="float">
            <text:p>0.0053598164</text:p>
          </table:table-cell>
          <table:table-cell table:number-columns-repeated="2"/>
          <table:table-cell table:formula="of:=[.G9]-[.V9]" office:value-type="float" office:value="0.00409494295294118" calcext:value-type="float">
            <text:p>0.004094943</text:p>
          </table:table-cell>
          <table:table-cell table:formula="of:=[.H9]-[.V9]" office:value-type="float" office:value="0.0360207034039215" calcext:value-type="float">
            <text:p>0.0360207034</text:p>
          </table:table-cell>
          <table:table-cell table:formula="of:=[.I9]-[.V9]" office:value-type="float" office:value="0.169524972129412" calcext:value-type="float">
            <text:p>0.1695249721</text:p>
          </table:table-cell>
          <table:table-cell/>
          <table:table-cell table:formula="of:=[.P9]-[.V9]" office:value-type="float" office:value="0.00413111918823529" calcext:value-type="float">
            <text:p>0.0041311192</text:p>
          </table:table-cell>
          <table:table-cell table:formula="of:=[.Q9]-[.V9]" office:value-type="float" office:value="0.0344448215411765" calcext:value-type="float">
            <text:p>0.0344448215</text:p>
          </table:table-cell>
          <table:table-cell table:formula="of:=[.R9]-[.V9]" office:value-type="float" office:value="0.171354882521569" calcext:value-type="float">
            <text:p>0.1713548825</text:p>
          </table:table-cell>
          <table:table-cell table:number-columns-repeated="3"/>
          <table:table-cell table:formula="of:=[.C9]/[.A9]" office:value-type="float" office:value="7.66424698829651" calcext:value-type="float">
            <text:p>7.6642469883</text:p>
          </table:table-cell>
          <table:table-cell table:formula="of:=[.D9]/[.A9]" office:value-type="float" office:value="33.5440080960591" calcext:value-type="float">
            <text:p>33.5440080961</text:p>
          </table:table-cell>
          <table:table-cell table:formula="of:=[.E9]/[.A9]" office:value-type="float" office:value="141.765661478043" calcext:value-type="float">
            <text:p>141.765661478</text:p>
          </table:table-cell>
          <table:table-cell/>
          <table:table-cell table:formula="of:=[.C9]/1000000" office:value-type="float" office:value="32.1461818" calcext:value-type="float">
            <text:p>32.1461818</text:p>
          </table:table-cell>
        </table:table-row>
        <table:table-row table:style-name="ro2">
          <table:table-cell table:formula="of:=[.A9]+524288" office:value-type="float" office:value="4718592" calcext:value-type="float">
            <text:p>4718592</text:p>
          </table:table-cell>
          <table:table-cell office:value-type="float" office:value="32346223.6" calcext:value-type="float">
            <text:p>32346223.6</text:p>
          </table:table-cell>
          <table:table-cell office:value-type="float" office:value="35701387" calcext:value-type="float">
            <text:p>35701387</text:p>
          </table:table-cell>
          <table:table-cell office:value-type="float" office:value="138268797.666667" calcext:value-type="float">
            <text:p>138268797.666667</text:p>
          </table:table-cell>
          <table:table-cell office:value-type="float" office:value="596605145.333333" calcext:value-type="float">
            <text:p>596605145.333333</text:p>
          </table:table-cell>
          <table:table-cell/>
          <table:table-cell table:formula="of:=[.C10]/3400000000" office:value-type="float" office:value="0.0105004079411765" calcext:value-type="float">
            <text:p>0.0105004079</text:p>
          </table:table-cell>
          <table:table-cell table:formula="of:=[.D10]/3400000000" office:value-type="float" office:value="0.0406672934313727" calcext:value-type="float">
            <text:p>0.0406672934</text:p>
          </table:table-cell>
          <table:table-cell table:formula="of:=[.E10]/3400000000" office:value-type="float" office:value="0.175472101568627" calcext:value-type="float">
            <text:p>0.1754721016</text:p>
          </table:table-cell>
          <table:table-cell table:number-columns-repeated="2"/>
          <table:table-cell office:value-type="float" office:value="35231866.333333" calcext:value-type="float">
            <text:p>35231866.333333</text:p>
          </table:table-cell>
          <table:table-cell office:value-type="float" office:value="139227233.333333" calcext:value-type="float">
            <text:p>139227233.333333</text:p>
          </table:table-cell>
          <table:table-cell office:value-type="float" office:value="594491524" calcext:value-type="float">
            <text:p>594491524</text:p>
          </table:table-cell>
          <table:table-cell/>
          <table:table-cell table:formula="of:=[.L10]/3400000000" office:value-type="float" office:value="0.0103623136274509" calcext:value-type="float">
            <text:p>0.0103623136</text:p>
          </table:table-cell>
          <table:table-cell table:formula="of:=[.M10]/3400000000" office:value-type="float" office:value="0.0409491862745097" calcext:value-type="float">
            <text:p>0.0409491863</text:p>
          </table:table-cell>
          <table:table-cell table:formula="of:=[.N10]/3400000000" office:value-type="float" office:value="0.174850448235294" calcext:value-type="float">
            <text:p>0.1748504482</text:p>
          </table:table-cell>
          <table:table-cell table:number-columns-repeated="3"/>
          <table:table-cell office:value-type="float" office:value="0.006011552" calcext:value-type="float">
            <text:p>0.006011552</text:p>
          </table:table-cell>
          <table:table-cell table:number-columns-repeated="2"/>
          <table:table-cell table:formula="of:=[.G10]-[.V10]" office:value-type="float" office:value="0.00448885594117647" calcext:value-type="float">
            <text:p>0.0044888559</text:p>
          </table:table-cell>
          <table:table-cell table:formula="of:=[.H10]-[.V10]" office:value-type="float" office:value="0.0346557414313726" calcext:value-type="float">
            <text:p>0.0346557414</text:p>
          </table:table-cell>
          <table:table-cell table:formula="of:=[.I10]-[.V10]" office:value-type="float" office:value="0.169460549568627" calcext:value-type="float">
            <text:p>0.1694605496</text:p>
          </table:table-cell>
          <table:table-cell/>
          <table:table-cell table:formula="of:=[.P10]-[.V10]" office:value-type="float" office:value="0.00435076162745088" calcext:value-type="float">
            <text:p>0.0043507616</text:p>
          </table:table-cell>
          <table:table-cell table:formula="of:=[.Q10]-[.V10]" office:value-type="float" office:value="0.0349376342745097" calcext:value-type="float">
            <text:p>0.0349376343</text:p>
          </table:table-cell>
          <table:table-cell table:formula="of:=[.R10]-[.V10]" office:value-type="float" office:value="0.168838896235294" calcext:value-type="float">
            <text:p>0.1688388962</text:p>
          </table:table-cell>
          <table:table-cell table:number-columns-repeated="3"/>
          <table:table-cell table:formula="of:=[.C10]/[.A10]" office:value-type="float" office:value="7.56611018710666" calcext:value-type="float">
            <text:p>7.5661101871</text:p>
          </table:table-cell>
          <table:table-cell table:formula="of:=[.D10]/[.A10]" office:value-type="float" office:value="29.3029780211273" calcext:value-type="float">
            <text:p>29.3029780211</text:p>
          </table:table-cell>
          <table:table-cell table:formula="of:=[.E10]/[.A10]" office:value-type="float" office:value="126.43711203116" calcext:value-type="float">
            <text:p>126.4371120312</text:p>
          </table:table-cell>
          <table:table-cell/>
          <table:table-cell table:formula="of:=[.C10]/1000000" office:value-type="float" office:value="35.701387" calcext:value-type="float">
            <text:p>35.701387</text:p>
          </table:table-cell>
        </table:table-row>
        <table:table-row table:style-name="ro2">
          <table:table-cell table:formula="of:=[.A10]+524288" office:value-type="float" office:value="5242880" calcext:value-type="float">
            <text:p>5242880</text:p>
          </table:table-cell>
          <table:table-cell office:value-type="float" office:value="35508087" calcext:value-type="float">
            <text:p>35508087</text:p>
          </table:table-cell>
          <table:table-cell office:value-type="float" office:value="38930710.4" calcext:value-type="float">
            <text:p>38930710.4</text:p>
          </table:table-cell>
          <table:table-cell office:value-type="float" office:value="142249776.333333" calcext:value-type="float">
            <text:p>142249776.333333</text:p>
          </table:table-cell>
          <table:table-cell office:value-type="float" office:value="588044032" calcext:value-type="float">
            <text:p>588044032</text:p>
          </table:table-cell>
          <table:table-cell/>
          <table:table-cell table:formula="of:=[.C11]/3400000000" office:value-type="float" office:value="0.0114502089411765" calcext:value-type="float">
            <text:p>0.0114502089</text:p>
          </table:table-cell>
          <table:table-cell table:formula="of:=[.D11]/3400000000" office:value-type="float" office:value="0.0418381695098038" calcext:value-type="float">
            <text:p>0.0418381695</text:p>
          </table:table-cell>
          <table:table-cell table:formula="of:=[.E11]/3400000000" office:value-type="float" office:value="0.172954127058824" calcext:value-type="float">
            <text:p>0.1729541271</text:p>
          </table:table-cell>
          <table:table-cell table:number-columns-repeated="2"/>
          <table:table-cell office:value-type="float" office:value="38705505" calcext:value-type="float">
            <text:p>38705505</text:p>
          </table:table-cell>
          <table:table-cell office:value-type="float" office:value="141108538" calcext:value-type="float">
            <text:p>141108538</text:p>
          </table:table-cell>
          <table:table-cell office:value-type="float" office:value="588640275" calcext:value-type="float">
            <text:p>588640275</text:p>
          </table:table-cell>
          <table:table-cell/>
          <table:table-cell table:formula="of:=[.L11]/3400000000" office:value-type="float" office:value="0.0113839720588235" calcext:value-type="float">
            <text:p>0.0113839721</text:p>
          </table:table-cell>
          <table:table-cell table:formula="of:=[.M11]/3400000000" office:value-type="float" office:value="0.0415025111764706" calcext:value-type="float">
            <text:p>0.0415025112</text:p>
          </table:table-cell>
          <table:table-cell table:formula="of:=[.N11]/3400000000" office:value-type="float" office:value="0.173129492647059" calcext:value-type="float">
            <text:p>0.1731294926</text:p>
          </table:table-cell>
          <table:table-cell table:number-columns-repeated="3"/>
          <table:table-cell office:value-type="float" office:value="0.0067161034" calcext:value-type="float">
            <text:p>0.0067161034</text:p>
          </table:table-cell>
          <table:table-cell table:number-columns-repeated="2"/>
          <table:table-cell table:formula="of:=[.G11]-[.V11]" office:value-type="float" office:value="0.00473410554117647" calcext:value-type="float">
            <text:p>0.0047341055</text:p>
          </table:table-cell>
          <table:table-cell table:formula="of:=[.H11]-[.V11]" office:value-type="float" office:value="0.0351220661098038" calcext:value-type="float">
            <text:p>0.0351220661</text:p>
          </table:table-cell>
          <table:table-cell table:formula="of:=[.I11]-[.V11]" office:value-type="float" office:value="0.166238023658824" calcext:value-type="float">
            <text:p>0.1662380237</text:p>
          </table:table-cell>
          <table:table-cell/>
          <table:table-cell table:formula="of:=[.P11]-[.V11]" office:value-type="float" office:value="0.00466786865882353" calcext:value-type="float">
            <text:p>0.0046678687</text:p>
          </table:table-cell>
          <table:table-cell table:formula="of:=[.Q11]-[.V11]" office:value-type="float" office:value="0.0347864077764706" calcext:value-type="float">
            <text:p>0.0347864078</text:p>
          </table:table-cell>
          <table:table-cell table:formula="of:=[.R11]-[.V11]" office:value-type="float" office:value="0.166413389247059" calcext:value-type="float">
            <text:p>0.1664133892</text:p>
          </table:table-cell>
          <table:table-cell table:number-columns-repeated="3"/>
          <table:table-cell table:formula="of:=[.C11]/[.A11]" office:value-type="float" office:value="7.42544372558594" calcext:value-type="float">
            <text:p>7.4254437256</text:p>
          </table:table-cell>
          <table:table-cell table:formula="of:=[.D11]/[.A11]" office:value-type="float" office:value="27.1319916407267" calcext:value-type="float">
            <text:p>27.1319916407</text:p>
          </table:table-cell>
          <table:table-cell table:formula="of:=[.E11]/[.A11]" office:value-type="float" office:value="112.160498046875" calcext:value-type="float">
            <text:p>112.1604980469</text:p>
          </table:table-cell>
          <table:table-cell/>
          <table:table-cell table:formula="of:=[.C11]/1000000" office:value-type="float" office:value="38.9307104" calcext:value-type="float">
            <text:p>38.9307104</text:p>
          </table:table-cell>
        </table:table-row>
        <table:table-row table:style-name="ro2">
          <table:table-cell table:formula="of:=[.A11]+524288" office:value-type="float" office:value="5767168" calcext:value-type="float">
            <text:p>5767168</text:p>
          </table:table-cell>
          <table:table-cell office:value-type="float" office:value="39885367.2" calcext:value-type="float">
            <text:p>39885367.2</text:p>
          </table:table-cell>
          <table:table-cell office:value-type="float" office:value="42369584.1" calcext:value-type="float">
            <text:p>42369584.1</text:p>
          </table:table-cell>
          <table:table-cell office:value-type="float" office:value="149426885.333333" calcext:value-type="float">
            <text:p>149426885.333333</text:p>
          </table:table-cell>
          <table:table-cell office:value-type="float" office:value="604037098.333333" calcext:value-type="float">
            <text:p>604037098.333333</text:p>
          </table:table-cell>
          <table:table-cell/>
          <table:table-cell table:formula="of:=[.C12]/3400000000" office:value-type="float" office:value="0.0124616423823529" calcext:value-type="float">
            <text:p>0.0124616424</text:p>
          </table:table-cell>
          <table:table-cell table:formula="of:=[.D12]/3400000000" office:value-type="float" office:value="0.0439490839215685" calcext:value-type="float">
            <text:p>0.0439490839</text:p>
          </table:table-cell>
          <table:table-cell table:formula="of:=[.E12]/3400000000" office:value-type="float" office:value="0.177657970098039" calcext:value-type="float">
            <text:p>0.1776579701</text:p>
          </table:table-cell>
          <table:table-cell table:number-columns-repeated="2"/>
          <table:table-cell office:value-type="float" office:value="42515976" calcext:value-type="float">
            <text:p>42515976</text:p>
          </table:table-cell>
          <table:table-cell office:value-type="float" office:value="149720037" calcext:value-type="float">
            <text:p>149720037</text:p>
          </table:table-cell>
          <table:table-cell office:value-type="float" office:value="612881273.333333" calcext:value-type="float">
            <text:p>612881273.333333</text:p>
          </table:table-cell>
          <table:table-cell/>
          <table:table-cell table:formula="of:=[.L12]/3400000000" office:value-type="float" office:value="0.0125046988235294" calcext:value-type="float">
            <text:p>0.0125046988</text:p>
          </table:table-cell>
          <table:table-cell table:formula="of:=[.M12]/3400000000" office:value-type="float" office:value="0.044035305" calcext:value-type="float">
            <text:p>0.044035305</text:p>
          </table:table-cell>
          <table:table-cell table:formula="of:=[.N12]/3400000000" office:value-type="float" office:value="0.180259198039216" calcext:value-type="float">
            <text:p>0.180259198</text:p>
          </table:table-cell>
          <table:table-cell table:number-columns-repeated="3"/>
          <table:table-cell office:value-type="float" office:value="0.0073165188" calcext:value-type="float">
            <text:p>0.0073165188</text:p>
          </table:table-cell>
          <table:table-cell table:number-columns-repeated="2"/>
          <table:table-cell table:formula="of:=[.G12]-[.V12]" office:value-type="float" office:value="0.00514512358235294" calcext:value-type="float">
            <text:p>0.0051451236</text:p>
          </table:table-cell>
          <table:table-cell table:formula="of:=[.H12]-[.V12]" office:value-type="float" office:value="0.0366325651215685" calcext:value-type="float">
            <text:p>0.0366325651</text:p>
          </table:table-cell>
          <table:table-cell table:formula="of:=[.I12]-[.V12]" office:value-type="float" office:value="0.170341451298039" calcext:value-type="float">
            <text:p>0.1703414513</text:p>
          </table:table-cell>
          <table:table-cell/>
          <table:table-cell table:formula="of:=[.P12]-[.V12]" office:value-type="float" office:value="0.00518818002352941" calcext:value-type="float">
            <text:p>0.00518818</text:p>
          </table:table-cell>
          <table:table-cell table:formula="of:=[.Q12]-[.V12]" office:value-type="float" office:value="0.0367187862" calcext:value-type="float">
            <text:p>0.0367187862</text:p>
          </table:table-cell>
          <table:table-cell table:formula="of:=[.R12]-[.V12]" office:value-type="float" office:value="0.172942679239216" calcext:value-type="float">
            <text:p>0.1729426792</text:p>
          </table:table-cell>
          <table:table-cell table:number-columns-repeated="3"/>
          <table:table-cell table:formula="of:=[.C12]/[.A12]" office:value-type="float" office:value="7.34668802781539" calcext:value-type="float">
            <text:p>7.3466880278</text:p>
          </table:table-cell>
          <table:table-cell table:formula="of:=[.D12]/[.A12]" office:value-type="float" office:value="25.9099241314512" calcext:value-type="float">
            <text:p>25.9099241315</text:p>
          </table:table-cell>
          <table:table-cell table:formula="of:=[.E12]/[.A12]" office:value-type="float" office:value="104.737212152192" calcext:value-type="float">
            <text:p>104.7372121522</text:p>
          </table:table-cell>
          <table:table-cell/>
          <table:table-cell table:formula="of:=[.C12]/1000000" office:value-type="float" office:value="42.3695841" calcext:value-type="float">
            <text:p>42.3695841</text:p>
          </table:table-cell>
        </table:table-row>
        <table:table-row table:style-name="ro2">
          <table:table-cell table:formula="of:=[.A12]+524288" office:value-type="float" office:value="6291456" calcext:value-type="float">
            <text:p>6291456</text:p>
          </table:table-cell>
          <table:table-cell office:value-type="float" office:value="42835122.9" calcext:value-type="float">
            <text:p>42835122.9</text:p>
          </table:table-cell>
          <table:table-cell office:value-type="float" office:value="45473118.1" calcext:value-type="float">
            <text:p>45473118.1</text:p>
          </table:table-cell>
          <table:table-cell office:value-type="float" office:value="149524177.666667" calcext:value-type="float">
            <text:p>149524177.666667</text:p>
          </table:table-cell>
          <table:table-cell office:value-type="float" office:value="584303634" calcext:value-type="float">
            <text:p>584303634</text:p>
          </table:table-cell>
          <table:table-cell/>
          <table:table-cell table:formula="of:=[.C13]/3400000000" office:value-type="float" office:value="0.0133744465" calcext:value-type="float">
            <text:p>0.0133744465</text:p>
          </table:table-cell>
          <table:table-cell table:formula="of:=[.D13]/3400000000" office:value-type="float" office:value="0.0439776993137256" calcext:value-type="float">
            <text:p>0.0439776993</text:p>
          </table:table-cell>
          <table:table-cell table:formula="of:=[.E13]/3400000000" office:value-type="float" office:value="0.17185401" calcext:value-type="float">
            <text:p>0.17185401</text:p>
          </table:table-cell>
          <table:table-cell table:number-columns-repeated="2"/>
          <table:table-cell office:value-type="float" office:value="45620537.333333" calcext:value-type="float">
            <text:p>45620537.333333</text:p>
          </table:table-cell>
          <table:table-cell office:value-type="float" office:value="147787950" calcext:value-type="float">
            <text:p>147787950</text:p>
          </table:table-cell>
          <table:table-cell office:value-type="float" office:value="594520117.666667" calcext:value-type="float">
            <text:p>594520117.666667</text:p>
          </table:table-cell>
          <table:table-cell/>
          <table:table-cell table:formula="of:=[.L13]/3400000000" office:value-type="float" office:value="0.0134178050980391" calcext:value-type="float">
            <text:p>0.0134178051</text:p>
          </table:table-cell>
          <table:table-cell table:formula="of:=[.M13]/3400000000" office:value-type="float" office:value="0.0434670441176471" calcext:value-type="float">
            <text:p>0.0434670441</text:p>
          </table:table-cell>
          <table:table-cell table:formula="of:=[.N13]/3400000000" office:value-type="float" office:value="0.174858858137255" calcext:value-type="float">
            <text:p>0.1748588581</text:p>
          </table:table-cell>
          <table:table-cell table:number-columns-repeated="3"/>
          <table:table-cell office:value-type="float" office:value="0.0080027214" calcext:value-type="float">
            <text:p>0.0080027214</text:p>
          </table:table-cell>
          <table:table-cell table:number-columns-repeated="2"/>
          <table:table-cell table:formula="of:=[.G13]-[.V13]" office:value-type="float" office:value="0.0053717251" calcext:value-type="float">
            <text:p>0.0053717251</text:p>
          </table:table-cell>
          <table:table-cell table:formula="of:=[.H13]-[.V13]" office:value-type="float" office:value="0.0359749779137256" calcext:value-type="float">
            <text:p>0.0359749779</text:p>
          </table:table-cell>
          <table:table-cell table:formula="of:=[.I13]-[.V13]" office:value-type="float" office:value="0.1638512886" calcext:value-type="float">
            <text:p>0.1638512886</text:p>
          </table:table-cell>
          <table:table-cell/>
          <table:table-cell table:formula="of:=[.P13]-[.V13]" office:value-type="float" office:value="0.00541508369803912" calcext:value-type="float">
            <text:p>0.0054150837</text:p>
          </table:table-cell>
          <table:table-cell table:formula="of:=[.Q13]-[.V13]" office:value-type="float" office:value="0.0354643227176471" calcext:value-type="float">
            <text:p>0.0354643227</text:p>
          </table:table-cell>
          <table:table-cell table:formula="of:=[.R13]-[.V13]" office:value-type="float" office:value="0.166856136737255" calcext:value-type="float">
            <text:p>0.1668561367</text:p>
          </table:table-cell>
          <table:table-cell table:number-columns-repeated="3"/>
          <table:table-cell table:formula="of:=[.C13]/[.A13]" office:value-type="float" office:value="7.22775746981303" calcext:value-type="float">
            <text:p>7.2277574698</text:p>
          </table:table-cell>
          <table:table-cell table:formula="of:=[.D13]/[.A13]" office:value-type="float" office:value="23.7662279870776" calcext:value-type="float">
            <text:p>23.7662279871</text:p>
          </table:table-cell>
          <table:table-cell table:formula="of:=[.E13]/[.A13]" office:value-type="float" office:value="92.872561454773" calcext:value-type="float">
            <text:p>92.8725614548</text:p>
          </table:table-cell>
          <table:table-cell/>
          <table:table-cell table:formula="of:=[.C13]/1000000" office:value-type="float" office:value="45.4731181" calcext:value-type="float">
            <text:p>45.4731181</text:p>
          </table:table-cell>
        </table:table-row>
        <table:table-row table:style-name="ro2">
          <table:table-cell table:formula="of:=[.A13]+524288" office:value-type="float" office:value="6815744" calcext:value-type="float">
            <text:p>6815744</text:p>
          </table:table-cell>
          <table:table-cell office:value-type="float" office:value="46036820.7" calcext:value-type="float">
            <text:p>46036820.7</text:p>
          </table:table-cell>
          <table:table-cell office:value-type="float" office:value="49196267.2" calcext:value-type="float">
            <text:p>49196267.2</text:p>
          </table:table-cell>
          <table:table-cell office:value-type="float" office:value="151306754" calcext:value-type="float">
            <text:p>151306754</text:p>
          </table:table-cell>
          <table:table-cell office:value-type="float" office:value="594805497" calcext:value-type="float">
            <text:p>594805497</text:p>
          </table:table-cell>
          <table:table-cell/>
          <table:table-cell table:formula="of:=[.C14]/3400000000" office:value-type="float" office:value="0.0144694903529412" calcext:value-type="float">
            <text:p>0.0144694904</text:p>
          </table:table-cell>
          <table:table-cell table:formula="of:=[.D14]/3400000000" office:value-type="float" office:value="0.0445019864705882" calcext:value-type="float">
            <text:p>0.0445019865</text:p>
          </table:table-cell>
          <table:table-cell table:formula="of:=[.E14]/3400000000" office:value-type="float" office:value="0.174942793235294" calcext:value-type="float">
            <text:p>0.1749427932</text:p>
          </table:table-cell>
          <table:table-cell table:number-columns-repeated="2"/>
          <table:table-cell office:value-type="float" office:value="49865285.666667" calcext:value-type="float">
            <text:p>49865285.666667</text:p>
          </table:table-cell>
          <table:table-cell office:value-type="float" office:value="158243358.333333" calcext:value-type="float">
            <text:p>158243358.333333</text:p>
          </table:table-cell>
          <table:table-cell office:value-type="float" office:value="615360592.333333" calcext:value-type="float">
            <text:p>615360592.333333</text:p>
          </table:table-cell>
          <table:table-cell/>
          <table:table-cell table:formula="of:=[.L14]/3400000000" office:value-type="float" office:value="0.0146662604901962" calcext:value-type="float">
            <text:p>0.0146662605</text:p>
          </table:table-cell>
          <table:table-cell table:formula="of:=[.M14]/3400000000" office:value-type="float" office:value="0.0465421642156862" calcext:value-type="float">
            <text:p>0.0465421642</text:p>
          </table:table-cell>
          <table:table-cell table:formula="of:=[.N14]/3400000000" office:value-type="float" office:value="0.180988409509804" calcext:value-type="float">
            <text:p>0.1809884095</text:p>
          </table:table-cell>
          <table:table-cell table:number-columns-repeated="3"/>
          <table:table-cell office:value-type="float" office:value="0.0086012265" calcext:value-type="float">
            <text:p>0.0086012265</text:p>
          </table:table-cell>
          <table:table-cell table:number-columns-repeated="2"/>
          <table:table-cell table:formula="of:=[.G14]-[.V14]" office:value-type="float" office:value="0.00586826385294118" calcext:value-type="float">
            <text:p>0.0058682639</text:p>
          </table:table-cell>
          <table:table-cell table:formula="of:=[.H14]-[.V14]" office:value-type="float" office:value="0.0359007599705882" calcext:value-type="float">
            <text:p>0.03590076</text:p>
          </table:table-cell>
          <table:table-cell table:formula="of:=[.I14]-[.V14]" office:value-type="float" office:value="0.166341566735294" calcext:value-type="float">
            <text:p>0.1663415667</text:p>
          </table:table-cell>
          <table:table-cell/>
          <table:table-cell table:formula="of:=[.P14]-[.V14]" office:value-type="float" office:value="0.00606503399019618" calcext:value-type="float">
            <text:p>0.006065034</text:p>
          </table:table-cell>
          <table:table-cell table:formula="of:=[.Q14]-[.V14]" office:value-type="float" office:value="0.0379409377156862" calcext:value-type="float">
            <text:p>0.0379409377</text:p>
          </table:table-cell>
          <table:table-cell table:formula="of:=[.R14]-[.V14]" office:value-type="float" office:value="0.172387183009804" calcext:value-type="float">
            <text:p>0.172387183</text:p>
          </table:table-cell>
          <table:table-cell table:number-columns-repeated="3"/>
          <table:table-cell table:formula="of:=[.C14]/[.A14]" office:value-type="float" office:value="7.21803330641527" calcext:value-type="float">
            <text:p>7.2180333064</text:p>
          </table:table-cell>
          <table:table-cell table:formula="of:=[.D14]/[.A14]" office:value-type="float" office:value="22.1995946443998" calcext:value-type="float">
            <text:p>22.1995946444</text:p>
          </table:table-cell>
          <table:table-cell table:formula="of:=[.E14]/[.A14]" office:value-type="float" office:value="87.2693424224854" calcext:value-type="float">
            <text:p>87.2693424225</text:p>
          </table:table-cell>
          <table:table-cell/>
          <table:table-cell table:formula="of:=[.C14]/1000000" office:value-type="float" office:value="49.1962672" calcext:value-type="float">
            <text:p>49.1962672</text:p>
          </table:table-cell>
        </table:table-row>
        <table:table-row table:style-name="ro2">
          <table:table-cell table:formula="of:=[.A14]+524288" office:value-type="float" office:value="7340032" calcext:value-type="float">
            <text:p>7340032</text:p>
          </table:table-cell>
          <table:table-cell office:value-type="float" office:value="50128228.4" calcext:value-type="float">
            <text:p>50128228.4</text:p>
          </table:table-cell>
          <table:table-cell office:value-type="float" office:value="51846776.4" calcext:value-type="float">
            <text:p>51846776.4</text:p>
          </table:table-cell>
          <table:table-cell office:value-type="float" office:value="159030785" calcext:value-type="float">
            <text:p>159030785</text:p>
          </table:table-cell>
          <table:table-cell office:value-type="float" office:value="603914086.333333" calcext:value-type="float">
            <text:p>603914086.333333</text:p>
          </table:table-cell>
          <table:table-cell/>
          <table:table-cell table:formula="of:=[.C15]/3400000000" office:value-type="float" office:value="0.0152490518823529" calcext:value-type="float">
            <text:p>0.0152490519</text:p>
          </table:table-cell>
          <table:table-cell table:formula="of:=[.D15]/3400000000" office:value-type="float" office:value="0.0467737602941176" calcext:value-type="float">
            <text:p>0.0467737603</text:p>
          </table:table-cell>
          <table:table-cell table:formula="of:=[.E15]/3400000000" office:value-type="float" office:value="0.177621790098039" calcext:value-type="float">
            <text:p>0.1776217901</text:p>
          </table:table-cell>
          <table:table-cell table:number-columns-repeated="2"/>
          <table:table-cell office:value-type="float" office:value="52992280.666667" calcext:value-type="float">
            <text:p>52992280.666667</text:p>
          </table:table-cell>
          <table:table-cell office:value-type="float" office:value="154161231.666667" calcext:value-type="float">
            <text:p>154161231.666667</text:p>
          </table:table-cell>
          <table:table-cell office:value-type="float" office:value="622442869.666667" calcext:value-type="float">
            <text:p>622442869.666667</text:p>
          </table:table-cell>
          <table:table-cell/>
          <table:table-cell table:formula="of:=[.L15]/3400000000" office:value-type="float" office:value="0.0155859649019609" calcext:value-type="float">
            <text:p>0.0155859649</text:p>
          </table:table-cell>
          <table:table-cell table:formula="of:=[.M15]/3400000000" office:value-type="float" office:value="0.0453415387254903" calcext:value-type="float">
            <text:p>0.0453415387</text:p>
          </table:table-cell>
          <table:table-cell table:formula="of:=[.N15]/3400000000" office:value-type="float" office:value="0.183071432254902" calcext:value-type="float">
            <text:p>0.1830714323</text:p>
          </table:table-cell>
          <table:table-cell table:number-columns-repeated="3"/>
          <table:table-cell office:value-type="float" office:value="0.0094362421" calcext:value-type="float">
            <text:p>0.0094362421</text:p>
          </table:table-cell>
          <table:table-cell table:number-columns-repeated="2"/>
          <table:table-cell table:formula="of:=[.G15]-[.V15]" office:value-type="float" office:value="0.00581280978235294" calcext:value-type="float">
            <text:p>0.0058128098</text:p>
          </table:table-cell>
          <table:table-cell table:formula="of:=[.H15]-[.V15]" office:value-type="float" office:value="0.0373375181941176" calcext:value-type="float">
            <text:p>0.0373375182</text:p>
          </table:table-cell>
          <table:table-cell table:formula="of:=[.I15]-[.V15]" office:value-type="float" office:value="0.168185547998039" calcext:value-type="float">
            <text:p>0.168185548</text:p>
          </table:table-cell>
          <table:table-cell/>
          <table:table-cell table:formula="of:=[.P15]-[.V15]" office:value-type="float" office:value="0.00614972280196088" calcext:value-type="float">
            <text:p>0.0061497228</text:p>
          </table:table-cell>
          <table:table-cell table:formula="of:=[.Q15]-[.V15]" office:value-type="float" office:value="0.0359052966254903" calcext:value-type="float">
            <text:p>0.0359052966</text:p>
          </table:table-cell>
          <table:table-cell table:formula="of:=[.R15]-[.V15]" office:value-type="float" office:value="0.173635190154902" calcext:value-type="float">
            <text:p>0.1736351902</text:p>
          </table:table-cell>
          <table:table-cell table:number-columns-repeated="3"/>
          <table:table-cell table:formula="of:=[.C15]/[.A15]" office:value-type="float" office:value="7.06356272016253" calcext:value-type="float">
            <text:p>7.0635627202</text:p>
          </table:table-cell>
          <table:table-cell table:formula="of:=[.D15]/[.A15]" office:value-type="float" office:value="21.666225024632" calcext:value-type="float">
            <text:p>21.6662250246</text:p>
          </table:table-cell>
          <table:table-cell table:formula="of:=[.E15]/[.A15]" office:value-type="float" office:value="82.2767647788638" calcext:value-type="float">
            <text:p>82.2767647789</text:p>
          </table:table-cell>
          <table:table-cell/>
          <table:table-cell table:formula="of:=[.C15]/1000000" office:value-type="float" office:value="51.8467764" calcext:value-type="float">
            <text:p>51.8467764</text:p>
          </table:table-cell>
        </table:table-row>
        <table:table-row table:style-name="ro2">
          <table:table-cell table:formula="of:=[.A15]+524288" office:value-type="float" office:value="7864320" calcext:value-type="float">
            <text:p>7864320</text:p>
          </table:table-cell>
          <table:table-cell office:value-type="float" office:value="54057215.7" calcext:value-type="float">
            <text:p>54057215.7</text:p>
          </table:table-cell>
          <table:table-cell office:value-type="float" office:value="55803077.4" calcext:value-type="float">
            <text:p>55803077.4</text:p>
          </table:table-cell>
          <table:table-cell office:value-type="float" office:value="166671896" calcext:value-type="float">
            <text:p>166671896</text:p>
          </table:table-cell>
          <table:table-cell office:value-type="float" office:value="607920860.666667" calcext:value-type="float">
            <text:p>607920860.666667</text:p>
          </table:table-cell>
          <table:table-cell/>
          <table:table-cell table:formula="of:=[.C16]/3400000000" office:value-type="float" office:value="0.0164126698235294" calcext:value-type="float">
            <text:p>0.0164126698</text:p>
          </table:table-cell>
          <table:table-cell table:formula="of:=[.D16]/3400000000" office:value-type="float" office:value="0.0490211458823529" calcext:value-type="float">
            <text:p>0.0490211459</text:p>
          </table:table-cell>
          <table:table-cell table:formula="of:=[.E16]/3400000000" office:value-type="float" office:value="0.178800253137255" calcext:value-type="float">
            <text:p>0.1788002531</text:p>
          </table:table-cell>
          <table:table-cell table:number-columns-repeated="2"/>
          <table:table-cell office:value-type="float" office:value="55790541.333333" calcext:value-type="float">
            <text:p>55790541.333333</text:p>
          </table:table-cell>
          <table:table-cell office:value-type="float" office:value="159167900.666667" calcext:value-type="float">
            <text:p>159167900.666667</text:p>
          </table:table-cell>
          <table:table-cell office:value-type="float" office:value="614638366.333333" calcext:value-type="float">
            <text:p>614638366.333333</text:p>
          </table:table-cell>
          <table:table-cell/>
          <table:table-cell table:formula="of:=[.L16]/3400000000" office:value-type="float" office:value="0.0164089827450979" calcext:value-type="float">
            <text:p>0.0164089827</text:p>
          </table:table-cell>
          <table:table-cell table:formula="of:=[.M16]/3400000000" office:value-type="float" office:value="0.0468140884313727" calcext:value-type="float">
            <text:p>0.0468140884</text:p>
          </table:table-cell>
          <table:table-cell table:formula="of:=[.N16]/3400000000" office:value-type="float" office:value="0.180775990098039" calcext:value-type="float">
            <text:p>0.1807759901</text:p>
          </table:table-cell>
          <table:table-cell table:number-columns-repeated="3"/>
          <table:table-cell office:value-type="float" office:value="0.0100048784" calcext:value-type="float">
            <text:p>0.0100048784</text:p>
          </table:table-cell>
          <table:table-cell table:number-columns-repeated="2"/>
          <table:table-cell table:formula="of:=[.G16]-[.V16]" office:value-type="float" office:value="0.00640779142352941" calcext:value-type="float">
            <text:p>0.0064077914</text:p>
          </table:table-cell>
          <table:table-cell table:formula="of:=[.H16]-[.V16]" office:value-type="float" office:value="0.0390162674823529" calcext:value-type="float">
            <text:p>0.0390162675</text:p>
          </table:table-cell>
          <table:table-cell table:formula="of:=[.I16]-[.V16]" office:value-type="float" office:value="0.168795374737255" calcext:value-type="float">
            <text:p>0.1687953747</text:p>
          </table:table-cell>
          <table:table-cell/>
          <table:table-cell table:formula="of:=[.P16]-[.V16]" office:value-type="float" office:value="0.00640410434509794" calcext:value-type="float">
            <text:p>0.0064041043</text:p>
          </table:table-cell>
          <table:table-cell table:formula="of:=[.Q16]-[.V16]" office:value-type="float" office:value="0.0368092100313726" calcext:value-type="float">
            <text:p>0.03680921</text:p>
          </table:table-cell>
          <table:table-cell table:formula="of:=[.R16]-[.V16]" office:value-type="float" office:value="0.170771111698039" calcext:value-type="float">
            <text:p>0.1707711117</text:p>
          </table:table-cell>
          <table:table-cell table:number-columns-repeated="3"/>
          <table:table-cell table:formula="of:=[.C16]/[.A16]" office:value-type="float" office:value="7.09572822570801" calcext:value-type="float">
            <text:p>7.0957282257</text:p>
          </table:table-cell>
          <table:table-cell table:formula="of:=[.D16]/[.A16]" office:value-type="float" office:value="21.1934275309245" calcext:value-type="float">
            <text:p>21.1934275309</text:p>
          </table:table-cell>
          <table:table-cell table:formula="of:=[.E16]/[.A16]" office:value-type="float" office:value="77.301134830051" calcext:value-type="float">
            <text:p>77.3011348301</text:p>
          </table:table-cell>
          <table:table-cell/>
          <table:table-cell table:formula="of:=[.C16]/1000000" office:value-type="float" office:value="55.8030774" calcext:value-type="float">
            <text:p>55.8030774</text:p>
          </table:table-cell>
        </table:table-row>
        <table:table-row table:style-name="ro2">
          <table:table-cell table:formula="of:=[.A16]+524288" office:value-type="float" office:value="8388608" calcext:value-type="float">
            <text:p>8388608</text:p>
          </table:table-cell>
          <table:table-cell office:value-type="float" office:value="56661735.9" calcext:value-type="float">
            <text:p>56661735.9</text:p>
          </table:table-cell>
          <table:table-cell office:value-type="float" office:value="59393795" calcext:value-type="float">
            <text:p>59393795</text:p>
          </table:table-cell>
          <table:table-cell office:value-type="float" office:value="161440494" calcext:value-type="float">
            <text:p>161440494</text:p>
          </table:table-cell>
          <table:table-cell office:value-type="float" office:value="601898963" calcext:value-type="float">
            <text:p>601898963</text:p>
          </table:table-cell>
          <table:table-cell/>
          <table:table-cell table:formula="of:=[.C17]/3400000000" office:value-type="float" office:value="0.0174687632352941" calcext:value-type="float">
            <text:p>0.0174687632</text:p>
          </table:table-cell>
          <table:table-cell table:formula="of:=[.D17]/3400000000" office:value-type="float" office:value="0.0474824982352941" calcext:value-type="float">
            <text:p>0.0474824982</text:p>
          </table:table-cell>
          <table:table-cell table:formula="of:=[.E17]/3400000000" office:value-type="float" office:value="0.177029106764706" calcext:value-type="float">
            <text:p>0.1770291068</text:p>
          </table:table-cell>
          <table:table-cell table:number-columns-repeated="2"/>
          <table:table-cell office:value-type="float" office:value="59937442.666667" calcext:value-type="float">
            <text:p>59937442.666667</text:p>
          </table:table-cell>
          <table:table-cell office:value-type="float" office:value="161990025.333333" calcext:value-type="float">
            <text:p>161990025.333333</text:p>
          </table:table-cell>
          <table:table-cell office:value-type="float" office:value="616101027" calcext:value-type="float">
            <text:p>616101027</text:p>
          </table:table-cell>
          <table:table-cell/>
          <table:table-cell table:formula="of:=[.L17]/3400000000" office:value-type="float" office:value="0.0176286596078432" calcext:value-type="float">
            <text:p>0.0176286596</text:p>
          </table:table-cell>
          <table:table-cell table:formula="of:=[.M17]/3400000000" office:value-type="float" office:value="0.0476441250980391" calcext:value-type="float">
            <text:p>0.0476441251</text:p>
          </table:table-cell>
          <table:table-cell table:formula="of:=[.N17]/3400000000" office:value-type="float" office:value="0.181206184411765" calcext:value-type="float">
            <text:p>0.1812061844</text:p>
          </table:table-cell>
          <table:table-cell table:number-columns-repeated="3"/>
          <table:table-cell office:value-type="float" office:value="0.0108867764" calcext:value-type="float">
            <text:p>0.0108867764</text:p>
          </table:table-cell>
          <table:table-cell table:number-columns-repeated="2"/>
          <table:table-cell table:formula="of:=[.G17]-[.V17]" office:value-type="float" office:value="0.00658198683529412" calcext:value-type="float">
            <text:p>0.0065819868</text:p>
          </table:table-cell>
          <table:table-cell table:formula="of:=[.H17]-[.V17]" office:value-type="float" office:value="0.0365957218352941" calcext:value-type="float">
            <text:p>0.0365957218</text:p>
          </table:table-cell>
          <table:table-cell table:formula="of:=[.I17]-[.V17]" office:value-type="float" office:value="0.166142330364706" calcext:value-type="float">
            <text:p>0.1661423304</text:p>
          </table:table-cell>
          <table:table-cell/>
          <table:table-cell table:formula="of:=[.P17]-[.V17]" office:value-type="float" office:value="0.00674188320784324" calcext:value-type="float">
            <text:p>0.0067418832</text:p>
          </table:table-cell>
          <table:table-cell table:formula="of:=[.Q17]-[.V17]" office:value-type="float" office:value="0.0367573486980391" calcext:value-type="float">
            <text:p>0.0367573487</text:p>
          </table:table-cell>
          <table:table-cell table:formula="of:=[.R17]-[.V17]" office:value-type="float" office:value="0.170319408011765" calcext:value-type="float">
            <text:p>0.170319408</text:p>
          </table:table-cell>
          <table:table-cell table:number-columns-repeated="3"/>
          <table:table-cell table:formula="of:=[.C17]/[.A17]" office:value-type="float" office:value="7.08029210567474" calcext:value-type="float">
            <text:p>7.0802921057</text:p>
          </table:table-cell>
          <table:table-cell table:formula="of:=[.D17]/[.A17]" office:value-type="float" office:value="19.2452065944672" calcext:value-type="float">
            <text:p>19.2452065945</text:p>
          </table:table-cell>
          <table:table-cell table:formula="of:=[.E17]/[.A17]" office:value-type="float" office:value="71.751947760582" calcext:value-type="float">
            <text:p>71.7519477606</text:p>
          </table:table-cell>
          <table:table-cell/>
          <table:table-cell table:formula="of:=[.C17]/1000000" office:value-type="float" office:value="59.393795" calcext:value-type="float">
            <text:p>59.393795</text:p>
          </table:table-cell>
        </table:table-row>
        <table:table-row table:style-name="ro2">
          <table:table-cell table:formula="of:=[.A17]+524288" office:value-type="float" office:value="8912896" calcext:value-type="float">
            <text:p>8912896</text:p>
          </table:table-cell>
          <table:table-cell office:value-type="float" office:value="60454498.8" calcext:value-type="float">
            <text:p>60454498.8</text:p>
          </table:table-cell>
          <table:table-cell office:value-type="float" office:value="62601369.5" calcext:value-type="float">
            <text:p>62601369.5</text:p>
          </table:table-cell>
          <table:table-cell office:value-type="float" office:value="173699187" calcext:value-type="float">
            <text:p>173699187</text:p>
          </table:table-cell>
          <table:table-cell office:value-type="float" office:value="603622607.333333" calcext:value-type="float">
            <text:p>603622607.333333</text:p>
          </table:table-cell>
          <table:table-cell/>
          <table:table-cell table:formula="of:=[.C18]/3400000000" office:value-type="float" office:value="0.0184121675" calcext:value-type="float">
            <text:p>0.0184121675</text:p>
          </table:table-cell>
          <table:table-cell table:formula="of:=[.D18]/3400000000" office:value-type="float" office:value="0.0510879961764706" calcext:value-type="float">
            <text:p>0.0510879962</text:p>
          </table:table-cell>
          <table:table-cell table:formula="of:=[.E18]/3400000000" office:value-type="float" office:value="0.177536060980392" calcext:value-type="float">
            <text:p>0.177536061</text:p>
          </table:table-cell>
          <table:table-cell table:number-columns-repeated="2"/>
          <table:table-cell office:value-type="float" office:value="62006077" calcext:value-type="float">
            <text:p>62006077</text:p>
          </table:table-cell>
          <table:table-cell office:value-type="float" office:value="165471458.666667" calcext:value-type="float">
            <text:p>165471458.666667</text:p>
          </table:table-cell>
          <table:table-cell office:value-type="float" office:value="612881702.333333" calcext:value-type="float">
            <text:p>612881702.333333</text:p>
          </table:table-cell>
          <table:table-cell/>
          <table:table-cell table:formula="of:=[.L18]/3400000000" office:value-type="float" office:value="0.0182370814705882" calcext:value-type="float">
            <text:p>0.0182370815</text:p>
          </table:table-cell>
          <table:table-cell table:formula="of:=[.M18]/3400000000" office:value-type="float" office:value="0.0486680760784315" calcext:value-type="float">
            <text:p>0.0486680761</text:p>
          </table:table-cell>
          <table:table-cell table:formula="of:=[.N18]/3400000000" office:value-type="float" office:value="0.180259324215686" calcext:value-type="float">
            <text:p>0.1802593242</text:p>
          </table:table-cell>
          <table:table-cell table:number-columns-repeated="3"/>
          <table:table-cell office:value-type="float" office:value="0.012312321" calcext:value-type="float">
            <text:p>0.012312321</text:p>
          </table:table-cell>
          <table:table-cell table:number-columns-repeated="2"/>
          <table:table-cell table:formula="of:=[.G18]-[.V18]" office:value-type="float" office:value="0.0060998465" calcext:value-type="float">
            <text:p>0.0060998465</text:p>
          </table:table-cell>
          <table:table-cell table:formula="of:=[.H18]-[.V18]" office:value-type="float" office:value="0.0387756751764706" calcext:value-type="float">
            <text:p>0.0387756752</text:p>
          </table:table-cell>
          <table:table-cell table:formula="of:=[.I18]-[.V18]" office:value-type="float" office:value="0.165223739980392" calcext:value-type="float">
            <text:p>0.16522374</text:p>
          </table:table-cell>
          <table:table-cell/>
          <table:table-cell table:formula="of:=[.P18]-[.V18]" office:value-type="float" office:value="0.00592476047058823" calcext:value-type="float">
            <text:p>0.0059247605</text:p>
          </table:table-cell>
          <table:table-cell table:formula="of:=[.Q18]-[.V18]" office:value-type="float" office:value="0.0363557550784315" calcext:value-type="float">
            <text:p>0.0363557551</text:p>
          </table:table-cell>
          <table:table-cell table:formula="of:=[.R18]-[.V18]" office:value-type="float" office:value="0.167947003215686" calcext:value-type="float">
            <text:p>0.1679470032</text:p>
          </table:table-cell>
          <table:table-cell table:number-columns-repeated="3"/>
          <table:table-cell table:formula="of:=[.C18]/[.A18]" office:value-type="float" office:value="7.02368450164795" calcext:value-type="float">
            <text:p>7.0236845016</text:p>
          </table:table-cell>
          <table:table-cell table:formula="of:=[.D18]/[.A18]" office:value-type="float" office:value="19.4885239320643" calcext:value-type="float">
            <text:p>19.4885239321</text:p>
          </table:table-cell>
          <table:table-cell table:formula="of:=[.E18]/[.A18]" office:value-type="float" office:value="67.7246326371735" calcext:value-type="float">
            <text:p>67.7246326372</text:p>
          </table:table-cell>
          <table:table-cell/>
          <table:table-cell table:formula="of:=[.C18]/1000000" office:value-type="float" office:value="62.6013695" calcext:value-type="float">
            <text:p>62.6013695</text:p>
          </table:table-cell>
        </table:table-row>
        <table:table-row table:style-name="ro2">
          <table:table-cell table:formula="of:=[.A18]+524288" office:value-type="float" office:value="9437184" calcext:value-type="float">
            <text:p>9437184</text:p>
          </table:table-cell>
          <table:table-cell office:value-type="float" office:value="64048719.1" calcext:value-type="float">
            <text:p>64048719.1</text:p>
          </table:table-cell>
          <table:table-cell office:value-type="float" office:value="65719732.1" calcext:value-type="float">
            <text:p>65719732.1</text:p>
          </table:table-cell>
          <table:table-cell office:value-type="float" office:value="170084466.666667" calcext:value-type="float">
            <text:p>170084466.666667</text:p>
          </table:table-cell>
          <table:table-cell office:value-type="float" office:value="608617698.666667" calcext:value-type="float">
            <text:p>608617698.666667</text:p>
          </table:table-cell>
          <table:table-cell/>
          <table:table-cell table:formula="of:=[.C19]/3400000000" office:value-type="float" office:value="0.0193293329705882" calcext:value-type="float">
            <text:p>0.019329333</text:p>
          </table:table-cell>
          <table:table-cell table:formula="of:=[.D19]/3400000000" office:value-type="float" office:value="0.050024843137255" calcext:value-type="float">
            <text:p>0.0500248431</text:p>
          </table:table-cell>
          <table:table-cell table:formula="of:=[.E19]/3400000000" office:value-type="float" office:value="0.179005205490196" calcext:value-type="float">
            <text:p>0.1790052055</text:p>
          </table:table-cell>
          <table:table-cell table:number-columns-repeated="2"/>
          <table:table-cell office:value-type="float" office:value="65404967.666667" calcext:value-type="float">
            <text:p>65404967.666667</text:p>
          </table:table-cell>
          <table:table-cell office:value-type="float" office:value="171331094.666667" calcext:value-type="float">
            <text:p>171331094.666667</text:p>
          </table:table-cell>
          <table:table-cell office:value-type="float" office:value="626447804.333333" calcext:value-type="float">
            <text:p>626447804.333333</text:p>
          </table:table-cell>
          <table:table-cell/>
          <table:table-cell table:formula="of:=[.L19]/3400000000" office:value-type="float" office:value="0.0192367551960785" calcext:value-type="float">
            <text:p>0.0192367552</text:p>
          </table:table-cell>
          <table:table-cell table:formula="of:=[.M19]/3400000000" office:value-type="float" office:value="0.0503914984313727" calcext:value-type="float">
            <text:p>0.0503914984</text:p>
          </table:table-cell>
          <table:table-cell table:formula="of:=[.N19]/3400000000" office:value-type="float" office:value="0.184249354215686" calcext:value-type="float">
            <text:p>0.1842493542</text:p>
          </table:table-cell>
          <table:table-cell table:number-columns-repeated="3"/>
          <table:table-cell office:value-type="float" office:value="0.01182704" calcext:value-type="float">
            <text:p>0.01182704</text:p>
          </table:table-cell>
          <table:table-cell table:number-columns-repeated="2"/>
          <table:table-cell table:formula="of:=[.G19]-[.V19]" office:value-type="float" office:value="0.00750229297058824" calcext:value-type="float">
            <text:p>0.007502293</text:p>
          </table:table-cell>
          <table:table-cell table:formula="of:=[.H19]-[.V19]" office:value-type="float" office:value="0.038197803137255" calcext:value-type="float">
            <text:p>0.0381978031</text:p>
          </table:table-cell>
          <table:table-cell table:formula="of:=[.I19]-[.V19]" office:value-type="float" office:value="0.167178165490196" calcext:value-type="float">
            <text:p>0.1671781655</text:p>
          </table:table-cell>
          <table:table-cell/>
          <table:table-cell table:formula="of:=[.P19]-[.V19]" office:value-type="float" office:value="0.00740971519607853" calcext:value-type="float">
            <text:p>0.0074097152</text:p>
          </table:table-cell>
          <table:table-cell table:formula="of:=[.Q19]-[.V19]" office:value-type="float" office:value="0.0385644584313727" calcext:value-type="float">
            <text:p>0.0385644584</text:p>
          </table:table-cell>
          <table:table-cell table:formula="of:=[.R19]-[.V19]" office:value-type="float" office:value="0.172422314215686" calcext:value-type="float">
            <text:p>0.1724223142</text:p>
          </table:table-cell>
          <table:table-cell table:number-columns-repeated="3"/>
          <table:table-cell table:formula="of:=[.C19]/[.A19]" office:value-type="float" office:value="6.96391339831882" calcext:value-type="float">
            <text:p>6.9639133983</text:p>
          </table:table-cell>
          <table:table-cell table:formula="of:=[.D19]/[.A19]" office:value-type="float" office:value="18.0227986088506" calcext:value-type="float">
            <text:p>18.0227986089</text:p>
          </table:table-cell>
          <table:table-cell table:formula="of:=[.E19]/[.A19]" office:value-type="float" office:value="64.4914519698532" calcext:value-type="float">
            <text:p>64.4914519699</text:p>
          </table:table-cell>
          <table:table-cell/>
          <table:table-cell table:formula="of:=[.C19]/1000000" office:value-type="float" office:value="65.7197321" calcext:value-type="float">
            <text:p>65.7197321</text:p>
          </table:table-cell>
        </table:table-row>
        <table:table-row table:style-name="ro2">
          <table:table-cell table:formula="of:=[.A19]+524288" office:value-type="float" office:value="9961472" calcext:value-type="float">
            <text:p>9961472</text:p>
          </table:table-cell>
          <table:table-cell office:value-type="float" office:value="67558050.4" calcext:value-type="float">
            <text:p>67558050.4</text:p>
          </table:table-cell>
          <table:table-cell office:value-type="float" office:value="69180377.6" calcext:value-type="float">
            <text:p>69180377.6</text:p>
          </table:table-cell>
          <table:table-cell office:value-type="float" office:value="171885897.666667" calcext:value-type="float">
            <text:p>171885897.666667</text:p>
          </table:table-cell>
          <table:table-cell office:value-type="float" office:value="623067734.666667" calcext:value-type="float">
            <text:p>623067734.666667</text:p>
          </table:table-cell>
          <table:table-cell/>
          <table:table-cell table:formula="of:=[.C20]/3400000000" office:value-type="float" office:value="0.0203471698823529" calcext:value-type="float">
            <text:p>0.0203471699</text:p>
          </table:table-cell>
          <table:table-cell table:formula="of:=[.D20]/3400000000" office:value-type="float" office:value="0.0505546757843138" calcext:value-type="float">
            <text:p>0.0505546758</text:p>
          </table:table-cell>
          <table:table-cell table:formula="of:=[.E20]/3400000000" office:value-type="float" office:value="0.183255216078431" calcext:value-type="float">
            <text:p>0.1832552161</text:p>
          </table:table-cell>
          <table:table-cell table:number-columns-repeated="2"/>
          <table:table-cell office:value-type="float" office:value="70636657.666667" calcext:value-type="float">
            <text:p>70636657.666667</text:p>
          </table:table-cell>
          <table:table-cell office:value-type="float" office:value="172620269" calcext:value-type="float">
            <text:p>172620269</text:p>
          </table:table-cell>
          <table:table-cell office:value-type="float" office:value="639516179.666667" calcext:value-type="float">
            <text:p>639516179.666667</text:p>
          </table:table-cell>
          <table:table-cell/>
          <table:table-cell table:formula="of:=[.L20]/3400000000" office:value-type="float" office:value="0.0207754875490197" calcext:value-type="float">
            <text:p>0.0207754875</text:p>
          </table:table-cell>
          <table:table-cell table:formula="of:=[.M20]/3400000000" office:value-type="float" office:value="0.0507706673529412" calcext:value-type="float">
            <text:p>0.0507706674</text:p>
          </table:table-cell>
          <table:table-cell table:formula="of:=[.N20]/3400000000" office:value-type="float" office:value="0.188092994019608" calcext:value-type="float">
            <text:p>0.188092994</text:p>
          </table:table-cell>
          <table:table-cell table:number-columns-repeated="3"/>
          <table:table-cell office:value-type="float" office:value="0.0126542103" calcext:value-type="float">
            <text:p>0.0126542103</text:p>
          </table:table-cell>
          <table:table-cell table:number-columns-repeated="2"/>
          <table:table-cell table:formula="of:=[.G20]-[.V20]" office:value-type="float" office:value="0.00769295958235294" calcext:value-type="float">
            <text:p>0.0076929596</text:p>
          </table:table-cell>
          <table:table-cell table:formula="of:=[.H20]-[.V20]" office:value-type="float" office:value="0.0379004654843138" calcext:value-type="float">
            <text:p>0.0379004655</text:p>
          </table:table-cell>
          <table:table-cell table:formula="of:=[.I20]-[.V20]" office:value-type="float" office:value="0.170601005778431" calcext:value-type="float">
            <text:p>0.1706010058</text:p>
          </table:table-cell>
          <table:table-cell/>
          <table:table-cell table:formula="of:=[.P20]-[.V20]" office:value-type="float" office:value="0.00812127724901971" calcext:value-type="float">
            <text:p>0.0081212772</text:p>
          </table:table-cell>
          <table:table-cell table:formula="of:=[.Q20]-[.V20]" office:value-type="float" office:value="0.0381164570529412" calcext:value-type="float">
            <text:p>0.0381164571</text:p>
          </table:table-cell>
          <table:table-cell table:formula="of:=[.R20]-[.V20]" office:value-type="float" office:value="0.175438783719608" calcext:value-type="float">
            <text:p>0.1754387837</text:p>
          </table:table-cell>
          <table:table-cell table:number-columns-repeated="3"/>
          <table:table-cell table:formula="of:=[.C20]/[.A20]" office:value-type="float" office:value="6.94479466488487" calcext:value-type="float">
            <text:p>6.9447946649</text:p>
          </table:table-cell>
          <table:table-cell table:formula="of:=[.D20]/[.A20]" office:value-type="float" office:value="17.2550701007509" calcext:value-type="float">
            <text:p>17.2550701008</text:p>
          </table:table-cell>
          <table:table-cell table:formula="of:=[.E20]/[.A20]" office:value-type="float" office:value="62.5477574666341" calcext:value-type="float">
            <text:p>62.5477574666</text:p>
          </table:table-cell>
          <table:table-cell/>
          <table:table-cell table:formula="of:=[.C20]/1000000" office:value-type="float" office:value="69.1803776" calcext:value-type="float">
            <text:p>69.1803776</text:p>
          </table:table-cell>
        </table:table-row>
        <table:table-row table:style-name="ro2">
          <table:table-cell table:formula="of:=[.A20]+524288" office:value-type="float" office:value="10485760" calcext:value-type="float">
            <text:p>10485760</text:p>
          </table:table-cell>
          <table:table-cell office:value-type="float" office:value="71344637.6" calcext:value-type="float">
            <text:p>71344637.6</text:p>
          </table:table-cell>
          <table:table-cell office:value-type="float" office:value="72570080.1" calcext:value-type="float">
            <text:p>72570080.1</text:p>
          </table:table-cell>
          <table:table-cell office:value-type="float" office:value="179710369.333333" calcext:value-type="float">
            <text:p>179710369.333333</text:p>
          </table:table-cell>
          <table:table-cell office:value-type="float" office:value="635181379.333333" calcext:value-type="float">
            <text:p>635181379.333333</text:p>
          </table:table-cell>
          <table:table-cell/>
          <table:table-cell table:formula="of:=[.C21]/3400000000" office:value-type="float" office:value="0.0213441412058823" calcext:value-type="float">
            <text:p>0.0213441412</text:p>
          </table:table-cell>
          <table:table-cell table:formula="of:=[.D21]/3400000000" office:value-type="float" office:value="0.0528559909803921" calcext:value-type="float">
            <text:p>0.052855991</text:p>
          </table:table-cell>
          <table:table-cell table:formula="of:=[.E21]/3400000000" office:value-type="float" office:value="0.186818052745098" calcext:value-type="float">
            <text:p>0.1868180527</text:p>
          </table:table-cell>
          <table:table-cell table:number-columns-repeated="2"/>
          <table:table-cell office:value-type="float" office:value="72146318" calcext:value-type="float">
            <text:p>72146318</text:p>
          </table:table-cell>
          <table:table-cell office:value-type="float" office:value="193219810" calcext:value-type="float">
            <text:p>193219810</text:p>
          </table:table-cell>
          <table:table-cell office:value-type="float" office:value="640189397.666667" calcext:value-type="float">
            <text:p>640189397.666667</text:p>
          </table:table-cell>
          <table:table-cell/>
          <table:table-cell table:formula="of:=[.L21]/3400000000" office:value-type="float" office:value="0.0212195052941176" calcext:value-type="float">
            <text:p>0.0212195053</text:p>
          </table:table-cell>
          <table:table-cell table:formula="of:=[.M21]/3400000000" office:value-type="float" office:value="0.0568293558823529" calcext:value-type="float">
            <text:p>0.0568293559</text:p>
          </table:table-cell>
          <table:table-cell table:formula="of:=[.N21]/3400000000" office:value-type="float" office:value="0.188290999313726" calcext:value-type="float">
            <text:p>0.1882909993</text:p>
          </table:table-cell>
          <table:table-cell table:number-columns-repeated="3"/>
          <table:table-cell office:value-type="float" office:value="0.0132159251" calcext:value-type="float">
            <text:p>0.0132159251</text:p>
          </table:table-cell>
          <table:table-cell table:number-columns-repeated="2"/>
          <table:table-cell table:formula="of:=[.G21]-[.V21]" office:value-type="float" office:value="0.00812821610588235" calcext:value-type="float">
            <text:p>0.0081282161</text:p>
          </table:table-cell>
          <table:table-cell table:formula="of:=[.H21]-[.V21]" office:value-type="float" office:value="0.0396400658803921" calcext:value-type="float">
            <text:p>0.0396400659</text:p>
          </table:table-cell>
          <table:table-cell table:formula="of:=[.I21]-[.V21]" office:value-type="float" office:value="0.173602127645098" calcext:value-type="float">
            <text:p>0.1736021276</text:p>
          </table:table-cell>
          <table:table-cell/>
          <table:table-cell table:formula="of:=[.P21]-[.V21]" office:value-type="float" office:value="0.00800358019411765" calcext:value-type="float">
            <text:p>0.0080035802</text:p>
          </table:table-cell>
          <table:table-cell table:formula="of:=[.Q21]-[.V21]" office:value-type="float" office:value="0.0436134307823529" calcext:value-type="float">
            <text:p>0.0436134308</text:p>
          </table:table-cell>
          <table:table-cell table:formula="of:=[.R21]-[.V21]" office:value-type="float" office:value="0.175075074213726" calcext:value-type="float">
            <text:p>0.1750750742</text:p>
          </table:table-cell>
          <table:table-cell table:number-columns-repeated="3"/>
          <table:table-cell table:formula="of:=[.C21]/[.A21]" office:value-type="float" office:value="6.92082215309143" calcext:value-type="float">
            <text:p>6.9208221531</text:p>
          </table:table-cell>
          <table:table-cell table:formula="of:=[.D21]/[.A21]" office:value-type="float" office:value="17.1385163625081" calcext:value-type="float">
            <text:p>17.1385163625</text:p>
          </table:table-cell>
          <table:table-cell table:formula="of:=[.E21]/[.A21]" office:value-type="float" office:value="60.5756167729695" calcext:value-type="float">
            <text:p>60.575616773</text:p>
          </table:table-cell>
          <table:table-cell/>
          <table:table-cell table:formula="of:=[.C21]/1000000" office:value-type="float" office:value="72.5700801" calcext:value-type="float">
            <text:p>72.5700801</text:p>
          </table:table-cell>
        </table:table-row>
        <table:table-row table:style-name="ro2">
          <table:table-cell table:formula="of:=[.A21]+524288" office:value-type="float" office:value="11010048" calcext:value-type="float">
            <text:p>11010048</text:p>
          </table:table-cell>
          <table:table-cell office:value-type="float" office:value="73425167.2" calcext:value-type="float">
            <text:p>73425167.2</text:p>
          </table:table-cell>
          <table:table-cell office:value-type="float" office:value="76105411.4" calcext:value-type="float">
            <text:p>76105411.4</text:p>
          </table:table-cell>
          <table:table-cell office:value-type="float" office:value="183039148" calcext:value-type="float">
            <text:p>183039148</text:p>
          </table:table-cell>
          <table:table-cell office:value-type="float" office:value="635522072" calcext:value-type="float">
            <text:p>635522072</text:p>
          </table:table-cell>
          <table:table-cell/>
          <table:table-cell table:formula="of:=[.C22]/3400000000" office:value-type="float" office:value="0.0223839445294118" calcext:value-type="float">
            <text:p>0.0223839445</text:p>
          </table:table-cell>
          <table:table-cell table:formula="of:=[.D22]/3400000000" office:value-type="float" office:value="0.0538350435294118" calcext:value-type="float">
            <text:p>0.0538350435</text:p>
          </table:table-cell>
          <table:table-cell table:formula="of:=[.E22]/3400000000" office:value-type="float" office:value="0.186918256470588" calcext:value-type="float">
            <text:p>0.1869182565</text:p>
          </table:table-cell>
          <table:table-cell table:number-columns-repeated="2"/>
          <table:table-cell office:value-type="float" office:value="76560245.666667" calcext:value-type="float">
            <text:p>76560245.666667</text:p>
          </table:table-cell>
          <table:table-cell office:value-type="float" office:value="199913121.333333" calcext:value-type="float">
            <text:p>199913121.333333</text:p>
          </table:table-cell>
          <table:table-cell office:value-type="float" office:value="632438668.666667" calcext:value-type="float">
            <text:p>632438668.666667</text:p>
          </table:table-cell>
          <table:table-cell/>
          <table:table-cell table:formula="of:=[.L22]/3400000000" office:value-type="float" office:value="0.0225177193137256" calcext:value-type="float">
            <text:p>0.0225177193</text:p>
          </table:table-cell>
          <table:table-cell table:formula="of:=[.M22]/3400000000" office:value-type="float" office:value="0.058797976862745" calcext:value-type="float">
            <text:p>0.0587979769</text:p>
          </table:table-cell>
          <table:table-cell table:formula="of:=[.N22]/3400000000" office:value-type="float" office:value="0.186011373137255" calcext:value-type="float">
            <text:p>0.1860113731</text:p>
          </table:table-cell>
          <table:table-cell table:number-columns-repeated="3"/>
          <table:table-cell office:value-type="float" office:value="0.0137956689" calcext:value-type="float">
            <text:p>0.0137956689</text:p>
          </table:table-cell>
          <table:table-cell table:number-columns-repeated="2"/>
          <table:table-cell table:formula="of:=[.G22]-[.V22]" office:value-type="float" office:value="0.00858827562941177" calcext:value-type="float">
            <text:p>0.0085882756</text:p>
          </table:table-cell>
          <table:table-cell table:formula="of:=[.H22]-[.V22]" office:value-type="float" office:value="0.0400393746294118" calcext:value-type="float">
            <text:p>0.0400393746</text:p>
          </table:table-cell>
          <table:table-cell table:formula="of:=[.I22]-[.V22]" office:value-type="float" office:value="0.173122587570588" calcext:value-type="float">
            <text:p>0.1731225876</text:p>
          </table:table-cell>
          <table:table-cell/>
          <table:table-cell table:formula="of:=[.P22]-[.V22]" office:value-type="float" office:value="0.00872205041372559" calcext:value-type="float">
            <text:p>0.0087220504</text:p>
          </table:table-cell>
          <table:table-cell table:formula="of:=[.Q22]-[.V22]" office:value-type="float" office:value="0.045002307962745" calcext:value-type="float">
            <text:p>0.045002308</text:p>
          </table:table-cell>
          <table:table-cell table:formula="of:=[.R22]-[.V22]" office:value-type="float" office:value="0.172215704237255" calcext:value-type="float">
            <text:p>0.1722157042</text:p>
          </table:table-cell>
          <table:table-cell table:number-columns-repeated="3"/>
          <table:table-cell table:formula="of:=[.C22]/[.A22]" office:value-type="float" office:value="6.91235963730585" calcext:value-type="float">
            <text:p>6.9123596373</text:p>
          </table:table-cell>
          <table:table-cell table:formula="of:=[.D22]/[.A22]" office:value-type="float" office:value="16.6247366042364" calcext:value-type="float">
            <text:p>16.6247366042</text:p>
          </table:table-cell>
          <table:table-cell table:formula="of:=[.E22]/[.A22]" office:value-type="float" office:value="57.7220073881603" calcext:value-type="float">
            <text:p>57.7220073882</text:p>
          </table:table-cell>
          <table:table-cell/>
          <table:table-cell table:formula="of:=[.C22]/1000000" office:value-type="float" office:value="76.1054114" calcext:value-type="float">
            <text:p>76.1054114</text:p>
          </table:table-cell>
        </table:table-row>
        <table:table-row table:style-name="ro2">
          <table:table-cell table:formula="of:=[.A22]+524288" office:value-type="float" office:value="11534336" calcext:value-type="float">
            <text:p>11534336</text:p>
          </table:table-cell>
          <table:table-cell office:value-type="float" office:value="76894052.7" calcext:value-type="float">
            <text:p>76894052.7</text:p>
          </table:table-cell>
          <table:table-cell office:value-type="float" office:value="79136433.9" calcext:value-type="float">
            <text:p>79136433.9</text:p>
          </table:table-cell>
          <table:table-cell office:value-type="float" office:value="185023232.666667" calcext:value-type="float">
            <text:p>185023232.666667</text:p>
          </table:table-cell>
          <table:table-cell office:value-type="float" office:value="639631395.666667" calcext:value-type="float">
            <text:p>639631395.666667</text:p>
          </table:table-cell>
          <table:table-cell/>
          <table:table-cell table:formula="of:=[.C23]/3400000000" office:value-type="float" office:value="0.0232754217352941" calcext:value-type="float">
            <text:p>0.0232754217</text:p>
          </table:table-cell>
          <table:table-cell table:formula="of:=[.D23]/3400000000" office:value-type="float" office:value="0.0544185978431374" calcext:value-type="float">
            <text:p>0.0544185978</text:p>
          </table:table-cell>
          <table:table-cell table:formula="of:=[.E23]/3400000000" office:value-type="float" office:value="0.188126881078431" calcext:value-type="float">
            <text:p>0.1881268811</text:p>
          </table:table-cell>
          <table:table-cell table:number-columns-repeated="2"/>
          <table:table-cell office:value-type="float" office:value="79925981" calcext:value-type="float">
            <text:p>79925981</text:p>
          </table:table-cell>
          <table:table-cell office:value-type="float" office:value="187244573.666667" calcext:value-type="float">
            <text:p>187244573.666667</text:p>
          </table:table-cell>
          <table:table-cell office:value-type="float" office:value="632479079.333333" calcext:value-type="float">
            <text:p>632479079.333333</text:p>
          </table:table-cell>
          <table:table-cell/>
          <table:table-cell table:formula="of:=[.L23]/3400000000" office:value-type="float" office:value="0.0235076414705882" calcext:value-type="float">
            <text:p>0.0235076415</text:p>
          </table:table-cell>
          <table:table-cell table:formula="of:=[.M23]/3400000000" office:value-type="float" office:value="0.0550719334313726" calcext:value-type="float">
            <text:p>0.0550719334</text:p>
          </table:table-cell>
          <table:table-cell table:formula="of:=[.N23]/3400000000" office:value-type="float" office:value="0.186023258627451" calcext:value-type="float">
            <text:p>0.1860232586</text:p>
          </table:table-cell>
          <table:table-cell table:number-columns-repeated="3"/>
          <table:table-cell office:value-type="float" office:value="0.0146179836" calcext:value-type="float">
            <text:p>0.0146179836</text:p>
          </table:table-cell>
          <table:table-cell table:number-columns-repeated="2"/>
          <table:table-cell table:formula="of:=[.G23]-[.V23]" office:value-type="float" office:value="0.00865743813529412" calcext:value-type="float">
            <text:p>0.0086574381</text:p>
          </table:table-cell>
          <table:table-cell table:formula="of:=[.H23]-[.V23]" office:value-type="float" office:value="0.0398006142431374" calcext:value-type="float">
            <text:p>0.0398006142</text:p>
          </table:table-cell>
          <table:table-cell table:formula="of:=[.I23]-[.V23]" office:value-type="float" office:value="0.173508897478431" calcext:value-type="float">
            <text:p>0.1735088975</text:p>
          </table:table-cell>
          <table:table-cell/>
          <table:table-cell table:formula="of:=[.P23]-[.V23]" office:value-type="float" office:value="0.00888965787058823" calcext:value-type="float">
            <text:p>0.0088896579</text:p>
          </table:table-cell>
          <table:table-cell table:formula="of:=[.Q23]-[.V23]" office:value-type="float" office:value="0.0404539498313727" calcext:value-type="float">
            <text:p>0.0404539498</text:p>
          </table:table-cell>
          <table:table-cell table:formula="of:=[.R23]-[.V23]" office:value-type="float" office:value="0.171405275027451" calcext:value-type="float">
            <text:p>0.171405275</text:p>
          </table:table-cell>
          <table:table-cell table:number-columns-repeated="3"/>
          <table:table-cell table:formula="of:=[.C23]/[.A23]" office:value-type="float" office:value="6.86094404567372" calcext:value-type="float">
            <text:p>6.8609440457</text:p>
          </table:table-cell>
          <table:table-cell table:formula="of:=[.D23]/[.A23]" office:value-type="float" office:value="16.0410822666053" calcext:value-type="float">
            <text:p>16.0410822666</text:p>
          </table:table-cell>
          <table:table-cell table:formula="of:=[.E23]/[.A23]" office:value-type="float" office:value="55.4545485467622" calcext:value-type="float">
            <text:p>55.4545485468</text:p>
          </table:table-cell>
          <table:table-cell/>
          <table:table-cell table:formula="of:=[.C23]/1000000" office:value-type="float" office:value="79.1364339" calcext:value-type="float">
            <text:p>79.1364339</text:p>
          </table:table-cell>
        </table:table-row>
        <table:table-row table:style-name="ro2">
          <table:table-cell table:formula="of:=[.A23]+524288" office:value-type="float" office:value="12058624" calcext:value-type="float">
            <text:p>12058624</text:p>
          </table:table-cell>
          <table:table-cell office:value-type="float" office:value="81183988.1" calcext:value-type="float">
            <text:p>81183988.1</text:p>
          </table:table-cell>
          <table:table-cell office:value-type="float" office:value="82789346.3" calcext:value-type="float">
            <text:p>82789346.3</text:p>
          </table:table-cell>
          <table:table-cell office:value-type="float" office:value="187032043.333333" calcext:value-type="float">
            <text:p>187032043.333333</text:p>
          </table:table-cell>
          <table:table-cell office:value-type="float" office:value="620802231.666667" calcext:value-type="float">
            <text:p>620802231.666667</text:p>
          </table:table-cell>
          <table:table-cell/>
          <table:table-cell table:formula="of:=[.C24]/3400000000" office:value-type="float" office:value="0.0243498077352941" calcext:value-type="float">
            <text:p>0.0243498077</text:p>
          </table:table-cell>
          <table:table-cell table:formula="of:=[.D24]/3400000000" office:value-type="float" office:value="0.0550094245098038" calcext:value-type="float">
            <text:p>0.0550094245</text:p>
          </table:table-cell>
          <table:table-cell table:formula="of:=[.E24]/3400000000" office:value-type="float" office:value="0.182588891666667" calcext:value-type="float">
            <text:p>0.1825888917</text:p>
          </table:table-cell>
          <table:table-cell table:number-columns-repeated="2"/>
          <table:table-cell office:value-type="float" office:value="84250677" calcext:value-type="float">
            <text:p>84250677</text:p>
          </table:table-cell>
          <table:table-cell office:value-type="float" office:value="184880739.666667" calcext:value-type="float">
            <text:p>184880739.666667</text:p>
          </table:table-cell>
          <table:table-cell office:value-type="float" office:value="639746274.333333" calcext:value-type="float">
            <text:p>639746274.333333</text:p>
          </table:table-cell>
          <table:table-cell/>
          <table:table-cell table:formula="of:=[.L24]/3400000000" office:value-type="float" office:value="0.0247796108823529" calcext:value-type="float">
            <text:p>0.0247796109</text:p>
          </table:table-cell>
          <table:table-cell table:formula="of:=[.M24]/3400000000" office:value-type="float" office:value="0.054376688137255" calcext:value-type="float">
            <text:p>0.0543766881</text:p>
          </table:table-cell>
          <table:table-cell table:formula="of:=[.N24]/3400000000" office:value-type="float" office:value="0.188160668921569" calcext:value-type="float">
            <text:p>0.1881606689</text:p>
          </table:table-cell>
          <table:table-cell table:number-columns-repeated="3"/>
          <table:table-cell office:value-type="float" office:value="0.0153105314" calcext:value-type="float">
            <text:p>0.0153105314</text:p>
          </table:table-cell>
          <table:table-cell table:number-columns-repeated="2"/>
          <table:table-cell table:formula="of:=[.G24]-[.V24]" office:value-type="float" office:value="0.00903927633529412" calcext:value-type="float">
            <text:p>0.0090392763</text:p>
          </table:table-cell>
          <table:table-cell table:formula="of:=[.H24]-[.V24]" office:value-type="float" office:value="0.0396988931098038" calcext:value-type="float">
            <text:p>0.0396988931</text:p>
          </table:table-cell>
          <table:table-cell table:formula="of:=[.I24]-[.V24]" office:value-type="float" office:value="0.167278360266667" calcext:value-type="float">
            <text:p>0.1672783603</text:p>
          </table:table-cell>
          <table:table-cell/>
          <table:table-cell table:formula="of:=[.P24]-[.V24]" office:value-type="float" office:value="0.00946907948235294" calcext:value-type="float">
            <text:p>0.0094690795</text:p>
          </table:table-cell>
          <table:table-cell table:formula="of:=[.Q24]-[.V24]" office:value-type="float" office:value="0.039066156737255" calcext:value-type="float">
            <text:p>0.0390661567</text:p>
          </table:table-cell>
          <table:table-cell table:formula="of:=[.R24]-[.V24]" office:value-type="float" office:value="0.172850137521569" calcext:value-type="float">
            <text:p>0.1728501375</text:p>
          </table:table-cell>
          <table:table-cell table:number-columns-repeated="3"/>
          <table:table-cell table:formula="of:=[.C24]/[.A24]" office:value-type="float" office:value="6.86557158594546" calcext:value-type="float">
            <text:p>6.8655715859</text:p>
          </table:table-cell>
          <table:table-cell table:formula="of:=[.D24]/[.A24]" office:value-type="float" office:value="15.5102309627809" calcext:value-type="float">
            <text:p>15.5102309628</text:p>
          </table:table-cell>
          <table:table-cell table:formula="of:=[.E24]/[.A24]" office:value-type="float" office:value="51.4820125137551" calcext:value-type="float">
            <text:p>51.4820125138</text:p>
          </table:table-cell>
          <table:table-cell/>
          <table:table-cell table:formula="of:=[.C24]/1000000" office:value-type="float" office:value="82.7893463" calcext:value-type="float">
            <text:p>82.7893463</text:p>
          </table:table-cell>
        </table:table-row>
        <table:table-row table:style-name="ro2">
          <table:table-cell table:formula="of:=[.A24]+524288" office:value-type="float" office:value="12582912" calcext:value-type="float">
            <text:p>12582912</text:p>
          </table:table-cell>
          <table:table-cell office:value-type="float" office:value="88515450.6" calcext:value-type="float">
            <text:p>88515450.6</text:p>
          </table:table-cell>
          <table:table-cell office:value-type="float" office:value="85876779.3" calcext:value-type="float">
            <text:p>85876779.3</text:p>
          </table:table-cell>
          <table:table-cell office:value-type="float" office:value="189307071" calcext:value-type="float">
            <text:p>189307071</text:p>
          </table:table-cell>
          <table:table-cell office:value-type="float" office:value="633576505.333333" calcext:value-type="float">
            <text:p>633576505.333333</text:p>
          </table:table-cell>
          <table:table-cell/>
          <table:table-cell table:formula="of:=[.C25]/3400000000" office:value-type="float" office:value="0.0252578762647059" calcext:value-type="float">
            <text:p>0.0252578763</text:p>
          </table:table-cell>
          <table:table-cell table:formula="of:=[.D25]/3400000000" office:value-type="float" office:value="0.0556785502941176" calcext:value-type="float">
            <text:p>0.0556785503</text:p>
          </table:table-cell>
          <table:table-cell table:formula="of:=[.E25]/3400000000" office:value-type="float" office:value="0.186346030980392" calcext:value-type="float">
            <text:p>0.186346031</text:p>
          </table:table-cell>
          <table:table-cell table:number-columns-repeated="2"/>
          <table:table-cell office:value-type="float" office:value="85538382.666667" calcext:value-type="float">
            <text:p>85538382.666667</text:p>
          </table:table-cell>
          <table:table-cell office:value-type="float" office:value="190417877" calcext:value-type="float">
            <text:p>190417877</text:p>
          </table:table-cell>
          <table:table-cell office:value-type="float" office:value="633016578.666667" calcext:value-type="float">
            <text:p>633016578.666667</text:p>
          </table:table-cell>
          <table:table-cell/>
          <table:table-cell table:formula="of:=[.L25]/3400000000" office:value-type="float" office:value="0.0251583478431374" calcext:value-type="float">
            <text:p>0.0251583478</text:p>
          </table:table-cell>
          <table:table-cell table:formula="of:=[.M25]/3400000000" office:value-type="float" office:value="0.0560052579411765" calcext:value-type="float">
            <text:p>0.0560052579</text:p>
          </table:table-cell>
          <table:table-cell table:formula="of:=[.N25]/3400000000" office:value-type="float" office:value="0.186181346666667" calcext:value-type="float">
            <text:p>0.1861813467</text:p>
          </table:table-cell>
          <table:table-cell table:number-columns-repeated="3"/>
          <table:table-cell office:value-type="float" office:value="0.0161790213" calcext:value-type="float">
            <text:p>0.0161790213</text:p>
          </table:table-cell>
          <table:table-cell table:number-columns-repeated="2"/>
          <table:table-cell table:formula="of:=[.G25]-[.V25]" office:value-type="float" office:value="0.00907885496470588" calcext:value-type="float">
            <text:p>0.009078855</text:p>
          </table:table-cell>
          <table:table-cell table:formula="of:=[.H25]-[.V25]" office:value-type="float" office:value="0.0394995289941176" calcext:value-type="float">
            <text:p>0.039499529</text:p>
          </table:table-cell>
          <table:table-cell table:formula="of:=[.I25]-[.V25]" office:value-type="float" office:value="0.170167009680392" calcext:value-type="float">
            <text:p>0.1701670097</text:p>
          </table:table-cell>
          <table:table-cell/>
          <table:table-cell table:formula="of:=[.P25]-[.V25]" office:value-type="float" office:value="0.00897932654313735" calcext:value-type="float">
            <text:p>0.0089793265</text:p>
          </table:table-cell>
          <table:table-cell table:formula="of:=[.Q25]-[.V25]" office:value-type="float" office:value="0.0398262366411765" calcext:value-type="float">
            <text:p>0.0398262366</text:p>
          </table:table-cell>
          <table:table-cell table:formula="of:=[.R25]-[.V25]" office:value-type="float" office:value="0.170002325366667" calcext:value-type="float">
            <text:p>0.1700023254</text:p>
          </table:table-cell>
          <table:table-cell table:number-columns-repeated="3"/>
          <table:table-cell table:formula="of:=[.C25]/[.A25]" office:value-type="float" office:value="6.82487323284149" calcext:value-type="float">
            <text:p>6.8248732328</text:p>
          </table:table-cell>
          <table:table-cell table:formula="of:=[.D25]/[.A25]" office:value-type="float" office:value="15.0447742938995" calcext:value-type="float">
            <text:p>15.0447742939</text:p>
          </table:table-cell>
          <table:table-cell table:formula="of:=[.E25]/[.A25]" office:value-type="float" office:value="50.3521367179023" calcext:value-type="float">
            <text:p>50.3521367179</text:p>
          </table:table-cell>
          <table:table-cell/>
          <table:table-cell table:formula="of:=[.C25]/1000000" office:value-type="float" office:value="85.8767793" calcext:value-type="float">
            <text:p>85.8767793</text:p>
          </table:table-cell>
        </table:table-row>
        <table:table-row table:style-name="ro2">
          <table:table-cell table:formula="of:=[.A25]+524288" office:value-type="float" office:value="13107200" calcext:value-type="float">
            <text:p>13107200</text:p>
          </table:table-cell>
          <table:table-cell office:value-type="float" office:value="87217471.4" calcext:value-type="float">
            <text:p>87217471.4</text:p>
          </table:table-cell>
          <table:table-cell office:value-type="float" office:value="89266421" calcext:value-type="float">
            <text:p>89266421</text:p>
          </table:table-cell>
          <table:table-cell office:value-type="float" office:value="191822823.333333" calcext:value-type="float">
            <text:p>191822823.333333</text:p>
          </table:table-cell>
          <table:table-cell office:value-type="float" office:value="623560930.666667" calcext:value-type="float">
            <text:p>623560930.666667</text:p>
          </table:table-cell>
          <table:table-cell/>
          <table:table-cell table:formula="of:=[.C26]/3400000000" office:value-type="float" office:value="0.0262548297058824" calcext:value-type="float">
            <text:p>0.0262548297</text:p>
          </table:table-cell>
          <table:table-cell table:formula="of:=[.D26]/3400000000" office:value-type="float" office:value="0.0564184774509803" calcext:value-type="float">
            <text:p>0.0564184775</text:p>
          </table:table-cell>
          <table:table-cell table:formula="of:=[.E26]/3400000000" office:value-type="float" office:value="0.18340027372549" calcext:value-type="float">
            <text:p>0.1834002737</text:p>
          </table:table-cell>
          <table:table-cell table:number-columns-repeated="2"/>
          <table:table-cell office:value-type="float" office:value="90009658.333333" calcext:value-type="float">
            <text:p>90009658.333333</text:p>
          </table:table-cell>
          <table:table-cell office:value-type="float" office:value="206083541.333333" calcext:value-type="float">
            <text:p>206083541.333333</text:p>
          </table:table-cell>
          <table:table-cell office:value-type="float" office:value="655336825" calcext:value-type="float">
            <text:p>655336825</text:p>
          </table:table-cell>
          <table:table-cell/>
          <table:table-cell table:formula="of:=[.L26]/3400000000" office:value-type="float" office:value="0.0264734289215685" calcext:value-type="float">
            <text:p>0.0264734289</text:p>
          </table:table-cell>
          <table:table-cell table:formula="of:=[.M26]/3400000000" office:value-type="float" office:value="0.0606128062745097" calcext:value-type="float">
            <text:p>0.0606128063</text:p>
          </table:table-cell>
          <table:table-cell table:formula="of:=[.N26]/3400000000" office:value-type="float" office:value="0.192746125" calcext:value-type="float">
            <text:p>0.192746125</text:p>
          </table:table-cell>
          <table:table-cell table:number-columns-repeated="3"/>
          <table:table-cell office:value-type="float" office:value="0.0169592761" calcext:value-type="float">
            <text:p>0.0169592761</text:p>
          </table:table-cell>
          <table:table-cell table:number-columns-repeated="2"/>
          <table:table-cell table:formula="of:=[.G26]-[.V26]" office:value-type="float" office:value="0.00929555360588235" calcext:value-type="float">
            <text:p>0.0092955536</text:p>
          </table:table-cell>
          <table:table-cell table:formula="of:=[.H26]-[.V26]" office:value-type="float" office:value="0.0394592013509803" calcext:value-type="float">
            <text:p>0.0394592014</text:p>
          </table:table-cell>
          <table:table-cell table:formula="of:=[.I26]-[.V26]" office:value-type="float" office:value="0.16644099762549" calcext:value-type="float">
            <text:p>0.1664409976</text:p>
          </table:table-cell>
          <table:table-cell/>
          <table:table-cell table:formula="of:=[.P26]-[.V26]" office:value-type="float" office:value="0.00951415282156853" calcext:value-type="float">
            <text:p>0.0095141528</text:p>
          </table:table-cell>
          <table:table-cell table:formula="of:=[.Q26]-[.V26]" office:value-type="float" office:value="0.0436535301745097" calcext:value-type="float">
            <text:p>0.0436535302</text:p>
          </table:table-cell>
          <table:table-cell table:formula="of:=[.R26]-[.V26]" office:value-type="float" office:value="0.1757868489" calcext:value-type="float">
            <text:p>0.1757868489</text:p>
          </table:table-cell>
          <table:table-cell table:number-columns-repeated="3"/>
          <table:table-cell table:formula="of:=[.C26]/[.A26]" office:value-type="float" office:value="6.8104874420166" calcext:value-type="float">
            <text:p>6.810487442</text:p>
          </table:table-cell>
          <table:table-cell table:formula="of:=[.D26]/[.A26]" office:value-type="float" office:value="14.6349199930827" calcext:value-type="float">
            <text:p>14.6349199931</text:p>
          </table:table-cell>
          <table:table-cell table:formula="of:=[.E26]/[.A26]" office:value-type="float" office:value="47.5739235432943" calcext:value-type="float">
            <text:p>47.5739235433</text:p>
          </table:table-cell>
          <table:table-cell/>
          <table:table-cell table:formula="of:=[.C26]/1000000" office:value-type="float" office:value="89.266421" calcext:value-type="float">
            <text:p>89.266421</text:p>
          </table:table-cell>
        </table:table-row>
        <table:table-row table:style-name="ro2">
          <table:table-cell table:formula="of:=[.A26]+524288" office:value-type="float" office:value="13631488" calcext:value-type="float">
            <text:p>13631488</text:p>
          </table:table-cell>
          <table:table-cell office:value-type="float" office:value="93015835.6" calcext:value-type="float">
            <text:p>93015835.6</text:p>
          </table:table-cell>
          <table:table-cell office:value-type="float" office:value="92944519.7" calcext:value-type="float">
            <text:p>92944519.7</text:p>
          </table:table-cell>
          <table:table-cell office:value-type="float" office:value="208643841.666667" calcext:value-type="float">
            <text:p>208643841.666667</text:p>
          </table:table-cell>
          <table:table-cell office:value-type="float" office:value="648074616.333333" calcext:value-type="float">
            <text:p>648074616.333333</text:p>
          </table:table-cell>
          <table:table-cell/>
          <table:table-cell table:formula="of:=[.C27]/3400000000" office:value-type="float" office:value="0.0273366234411765" calcext:value-type="float">
            <text:p>0.0273366234</text:p>
          </table:table-cell>
          <table:table-cell table:formula="of:=[.D27]/3400000000" office:value-type="float" office:value="0.0613658357843138" calcext:value-type="float">
            <text:p>0.0613658358</text:p>
          </table:table-cell>
          <table:table-cell table:formula="of:=[.E27]/3400000000" office:value-type="float" office:value="0.19061018127451" calcext:value-type="float">
            <text:p>0.1906101813</text:p>
          </table:table-cell>
          <table:table-cell table:number-columns-repeated="2"/>
          <table:table-cell office:value-type="float" office:value="91840287.333333" calcext:value-type="float">
            <text:p>91840287.333333</text:p>
          </table:table-cell>
          <table:table-cell office:value-type="float" office:value="215773983" calcext:value-type="float">
            <text:p>215773983</text:p>
          </table:table-cell>
          <table:table-cell office:value-type="float" office:value="659395743" calcext:value-type="float">
            <text:p>659395743</text:p>
          </table:table-cell>
          <table:table-cell/>
          <table:table-cell table:formula="of:=[.L27]/3400000000" office:value-type="float" office:value="0.0270118492156862" calcext:value-type="float">
            <text:p>0.0270118492</text:p>
          </table:table-cell>
          <table:table-cell table:formula="of:=[.M27]/3400000000" office:value-type="float" office:value="0.0634629361764706" calcext:value-type="float">
            <text:p>0.0634629362</text:p>
          </table:table-cell>
          <table:table-cell table:formula="of:=[.N27]/3400000000" office:value-type="float" office:value="0.193939924411765" calcext:value-type="float">
            <text:p>0.1939399244</text:p>
          </table:table-cell>
          <table:table-cell table:number-columns-repeated="3"/>
          <table:table-cell office:value-type="float" office:value="0.0173491337" calcext:value-type="float">
            <text:p>0.0173491337</text:p>
          </table:table-cell>
          <table:table-cell table:number-columns-repeated="2"/>
          <table:table-cell table:formula="of:=[.G27]-[.V27]" office:value-type="float" office:value="0.00998748974117647" calcext:value-type="float">
            <text:p>0.0099874897</text:p>
          </table:table-cell>
          <table:table-cell table:formula="of:=[.H27]-[.V27]" office:value-type="float" office:value="0.0440167020843138" calcext:value-type="float">
            <text:p>0.0440167021</text:p>
          </table:table-cell>
          <table:table-cell table:formula="of:=[.I27]-[.V27]" office:value-type="float" office:value="0.17326104757451" calcext:value-type="float">
            <text:p>0.1732610476</text:p>
          </table:table-cell>
          <table:table-cell/>
          <table:table-cell table:formula="of:=[.P27]-[.V27]" office:value-type="float" office:value="0.00966271551568618" calcext:value-type="float">
            <text:p>0.0096627155</text:p>
          </table:table-cell>
          <table:table-cell table:formula="of:=[.Q27]-[.V27]" office:value-type="float" office:value="0.0461138024764706" calcext:value-type="float">
            <text:p>0.0461138025</text:p>
          </table:table-cell>
          <table:table-cell table:formula="of:=[.R27]-[.V27]" office:value-type="float" office:value="0.176590790711765" calcext:value-type="float">
            <text:p>0.1765907907</text:p>
          </table:table-cell>
          <table:table-cell table:number-columns-repeated="3"/>
          <table:table-cell table:formula="of:=[.C27]/[.A27]" office:value-type="float" office:value="6.81836932989267" calcext:value-type="float">
            <text:p>6.8183693299</text:p>
          </table:table-cell>
          <table:table-cell table:formula="of:=[.D27]/[.A27]" office:value-type="float" office:value="15.3060210056794" calcext:value-type="float">
            <text:p>15.3060210057</text:p>
          </table:table-cell>
          <table:table-cell table:formula="of:=[.E27]/[.A27]" office:value-type="float" office:value="47.5424705163026" calcext:value-type="float">
            <text:p>47.5424705163</text:p>
          </table:table-cell>
          <table:table-cell/>
          <table:table-cell table:formula="of:=[.C27]/1000000" office:value-type="float" office:value="92.9445197" calcext:value-type="float">
            <text:p>92.9445197</text:p>
          </table:table-cell>
        </table:table-row>
        <table:table-row table:style-name="ro2">
          <table:table-cell table:formula="of:=[.A27]+524288" office:value-type="float" office:value="14155776" calcext:value-type="float">
            <text:p>14155776</text:p>
          </table:table-cell>
          <table:table-cell office:value-type="float" office:value="97256598.3" calcext:value-type="float">
            <text:p>97256598.3</text:p>
          </table:table-cell>
          <table:table-cell office:value-type="float" office:value="95851735.4" calcext:value-type="float">
            <text:p>95851735.4</text:p>
          </table:table-cell>
          <table:table-cell office:value-type="float" office:value="197796872.666667" calcext:value-type="float">
            <text:p>197796872.666667</text:p>
          </table:table-cell>
          <table:table-cell office:value-type="float" office:value="649904368.333333" calcext:value-type="float">
            <text:p>649904368.333333</text:p>
          </table:table-cell>
          <table:table-cell/>
          <table:table-cell table:formula="of:=[.C28]/3400000000" office:value-type="float" office:value="0.0281916868823529" calcext:value-type="float">
            <text:p>0.0281916869</text:p>
          </table:table-cell>
          <table:table-cell table:formula="of:=[.D28]/3400000000" office:value-type="float" office:value="0.0581755507843138" calcext:value-type="float">
            <text:p>0.0581755508</text:p>
          </table:table-cell>
          <table:table-cell table:formula="of:=[.E28]/3400000000" office:value-type="float" office:value="0.191148343627451" calcext:value-type="float">
            <text:p>0.1911483436</text:p>
          </table:table-cell>
          <table:table-cell table:number-columns-repeated="2"/>
          <table:table-cell office:value-type="float" office:value="95494555" calcext:value-type="float">
            <text:p>95494555</text:p>
          </table:table-cell>
          <table:table-cell office:value-type="float" office:value="207324899.666667" calcext:value-type="float">
            <text:p>207324899.666667</text:p>
          </table:table-cell>
          <table:table-cell office:value-type="float" office:value="658989936.666667" calcext:value-type="float">
            <text:p>658989936.666667</text:p>
          </table:table-cell>
          <table:table-cell/>
          <table:table-cell table:formula="of:=[.L28]/3400000000" office:value-type="float" office:value="0.0280866338235294" calcext:value-type="float">
            <text:p>0.0280866338</text:p>
          </table:table-cell>
          <table:table-cell table:formula="of:=[.M28]/3400000000" office:value-type="float" office:value="0.0609779116666668" calcext:value-type="float">
            <text:p>0.0609779117</text:p>
          </table:table-cell>
          <table:table-cell table:formula="of:=[.N28]/3400000000" office:value-type="float" office:value="0.193820569607843" calcext:value-type="float">
            <text:p>0.1938205696</text:p>
          </table:table-cell>
          <table:table-cell table:number-columns-repeated="3"/>
          <table:table-cell office:value-type="float" office:value="0.0177885954" calcext:value-type="float">
            <text:p>0.0177885954</text:p>
          </table:table-cell>
          <table:table-cell table:number-columns-repeated="2"/>
          <table:table-cell table:formula="of:=[.G28]-[.V28]" office:value-type="float" office:value="0.0104030914823529" calcext:value-type="float">
            <text:p>0.0104030915</text:p>
          </table:table-cell>
          <table:table-cell table:formula="of:=[.H28]-[.V28]" office:value-type="float" office:value="0.0403869553843138" calcext:value-type="float">
            <text:p>0.0403869554</text:p>
          </table:table-cell>
          <table:table-cell table:formula="of:=[.I28]-[.V28]" office:value-type="float" office:value="0.173359748227451" calcext:value-type="float">
            <text:p>0.1733597482</text:p>
          </table:table-cell>
          <table:table-cell/>
          <table:table-cell table:formula="of:=[.P28]-[.V28]" office:value-type="float" office:value="0.0102980384235294" calcext:value-type="float">
            <text:p>0.0102980384</text:p>
          </table:table-cell>
          <table:table-cell table:formula="of:=[.Q28]-[.V28]" office:value-type="float" office:value="0.0431893162666668" calcext:value-type="float">
            <text:p>0.0431893163</text:p>
          </table:table-cell>
          <table:table-cell table:formula="of:=[.R28]-[.V28]" office:value-type="float" office:value="0.176031974207843" calcext:value-type="float">
            <text:p>0.1760319742</text:p>
          </table:table-cell>
          <table:table-cell table:number-columns-repeated="3"/>
          <table:table-cell table:formula="of:=[.C28]/[.A28]" office:value-type="float" office:value="6.77121023955169" calcext:value-type="float">
            <text:p>6.7712102396</text:p>
          </table:table-cell>
          <table:table-cell table:formula="of:=[.D28]/[.A28]" office:value-type="float" office:value="13.9728738761243" calcext:value-type="float">
            <text:p>13.9728738761</text:p>
          </table:table-cell>
          <table:table-cell table:formula="of:=[.E28]/[.A28]" office:value-type="float" office:value="45.9108966073872" calcext:value-type="float">
            <text:p>45.9108966074</text:p>
          </table:table-cell>
          <table:table-cell/>
          <table:table-cell table:formula="of:=[.C28]/1000000" office:value-type="float" office:value="95.8517354" calcext:value-type="float">
            <text:p>95.8517354</text:p>
          </table:table-cell>
        </table:table-row>
        <table:table-row table:style-name="ro2">
          <table:table-cell table:formula="of:=[.A28]+524288" office:value-type="float" office:value="14680064" calcext:value-type="float">
            <text:p>14680064</text:p>
          </table:table-cell>
          <table:table-cell office:value-type="float" office:value="96980826.2" calcext:value-type="float">
            <text:p>96980826.2</text:p>
          </table:table-cell>
          <table:table-cell office:value-type="float" office:value="99545389.6" calcext:value-type="float">
            <text:p>99545389.6</text:p>
          </table:table-cell>
          <table:table-cell office:value-type="float" office:value="215448925" calcext:value-type="float">
            <text:p>215448925</text:p>
          </table:table-cell>
          <table:table-cell office:value-type="float" office:value="644004250" calcext:value-type="float">
            <text:p>644004250</text:p>
          </table:table-cell>
          <table:table-cell/>
          <table:table-cell table:formula="of:=[.C29]/3400000000" office:value-type="float" office:value="0.0292780557647059" calcext:value-type="float">
            <text:p>0.0292780558</text:p>
          </table:table-cell>
          <table:table-cell table:formula="of:=[.D29]/3400000000" office:value-type="float" office:value="0.0633673308823529" calcext:value-type="float">
            <text:p>0.0633673309</text:p>
          </table:table-cell>
          <table:table-cell table:formula="of:=[.E29]/3400000000" office:value-type="float" office:value="0.189413014705882" calcext:value-type="float">
            <text:p>0.1894130147</text:p>
          </table:table-cell>
          <table:table-cell table:number-columns-repeated="2"/>
          <table:table-cell office:value-type="float" office:value="101236360" calcext:value-type="float">
            <text:p>101236360</text:p>
          </table:table-cell>
          <table:table-cell office:value-type="float" office:value="202508779" calcext:value-type="float">
            <text:p>202508779</text:p>
          </table:table-cell>
          <table:table-cell office:value-type="float" office:value="662631953" calcext:value-type="float">
            <text:p>662631953</text:p>
          </table:table-cell>
          <table:table-cell/>
          <table:table-cell table:formula="of:=[.L29]/3400000000" office:value-type="float" office:value="0.0297754" calcext:value-type="float">
            <text:p>0.0297754</text:p>
          </table:table-cell>
          <table:table-cell table:formula="of:=[.M29]/3400000000" office:value-type="float" office:value="0.0595614055882353" calcext:value-type="float">
            <text:p>0.0595614056</text:p>
          </table:table-cell>
          <table:table-cell table:formula="of:=[.N29]/3400000000" office:value-type="float" office:value="0.194891750882353" calcext:value-type="float">
            <text:p>0.1948917509</text:p>
          </table:table-cell>
          <table:table-cell table:number-columns-repeated="3"/>
          <table:table-cell office:value-type="float" office:value="0.0185592939" calcext:value-type="float">
            <text:p>0.0185592939</text:p>
          </table:table-cell>
          <table:table-cell table:number-columns-repeated="2"/>
          <table:table-cell table:formula="of:=[.G29]-[.V29]" office:value-type="float" office:value="0.0107187618647059" calcext:value-type="float">
            <text:p>0.0107187619</text:p>
          </table:table-cell>
          <table:table-cell table:formula="of:=[.H29]-[.V29]" office:value-type="float" office:value="0.0448080369823529" calcext:value-type="float">
            <text:p>0.044808037</text:p>
          </table:table-cell>
          <table:table-cell table:formula="of:=[.I29]-[.V29]" office:value-type="float" office:value="0.170853720805882" calcext:value-type="float">
            <text:p>0.1708537208</text:p>
          </table:table-cell>
          <table:table-cell/>
          <table:table-cell table:formula="of:=[.P29]-[.V29]" office:value-type="float" office:value="0.0112161061" calcext:value-type="float">
            <text:p>0.0112161061</text:p>
          </table:table-cell>
          <table:table-cell table:formula="of:=[.Q29]-[.V29]" office:value-type="float" office:value="0.0410021116882353" calcext:value-type="float">
            <text:p>0.0410021117</text:p>
          </table:table-cell>
          <table:table-cell table:formula="of:=[.R29]-[.V29]" office:value-type="float" office:value="0.176332456982353" calcext:value-type="float">
            <text:p>0.176332457</text:p>
          </table:table-cell>
          <table:table-cell table:number-columns-repeated="3"/>
          <table:table-cell table:formula="of:=[.C29]/[.A29]" office:value-type="float" office:value="6.78099152701242" calcext:value-type="float">
            <text:p>6.780991527</text:p>
          </table:table-cell>
          <table:table-cell table:formula="of:=[.D29]/[.A29]" office:value-type="float" office:value="14.6762933049883" calcext:value-type="float">
            <text:p>14.676293305</text:p>
          </table:table-cell>
          <table:table-cell table:formula="of:=[.E29]/[.A29]" office:value-type="float" office:value="43.8693080629621" calcext:value-type="float">
            <text:p>43.869308063</text:p>
          </table:table-cell>
          <table:table-cell/>
          <table:table-cell table:formula="of:=[.C29]/1000000" office:value-type="float" office:value="99.5453896" calcext:value-type="float">
            <text:p>99.5453896</text:p>
          </table:table-cell>
        </table:table-row>
        <table:table-row table:style-name="ro2">
          <table:table-cell table:formula="of:=[.A29]+524288" office:value-type="float" office:value="15204352" calcext:value-type="float">
            <text:p>15204352</text:p>
          </table:table-cell>
          <table:table-cell office:value-type="float" office:value="106565040" calcext:value-type="float">
            <text:p>106565040</text:p>
          </table:table-cell>
          <table:table-cell office:value-type="float" office:value="102816628.2" calcext:value-type="float">
            <text:p>102816628.2</text:p>
          </table:table-cell>
          <table:table-cell office:value-type="float" office:value="205649671.666667" calcext:value-type="float">
            <text:p>205649671.666667</text:p>
          </table:table-cell>
          <table:table-cell office:value-type="float" office:value="643206824.666667" calcext:value-type="float">
            <text:p>643206824.666667</text:p>
          </table:table-cell>
          <table:table-cell/>
          <table:table-cell table:formula="of:=[.C30]/3400000000" office:value-type="float" office:value="0.0302401847647059" calcext:value-type="float">
            <text:p>0.0302401848</text:p>
          </table:table-cell>
          <table:table-cell table:formula="of:=[.D30]/3400000000" office:value-type="float" office:value="0.0604851975490197" calcext:value-type="float">
            <text:p>0.0604851975</text:p>
          </table:table-cell>
          <table:table-cell table:formula="of:=[.E30]/3400000000" office:value-type="float" office:value="0.189178477843137" calcext:value-type="float">
            <text:p>0.1891784778</text:p>
          </table:table-cell>
          <table:table-cell table:number-columns-repeated="2"/>
          <table:table-cell office:value-type="float" office:value="102133242.666667" calcext:value-type="float">
            <text:p>102133242.666667</text:p>
          </table:table-cell>
          <table:table-cell office:value-type="float" office:value="204890344" calcext:value-type="float">
            <text:p>204890344</text:p>
          </table:table-cell>
          <table:table-cell office:value-type="float" office:value="649785500.666667" calcext:value-type="float">
            <text:p>649785500.666667</text:p>
          </table:table-cell>
          <table:table-cell/>
          <table:table-cell table:formula="of:=[.L30]/3400000000" office:value-type="float" office:value="0.0300391890196079" calcext:value-type="float">
            <text:p>0.030039189</text:p>
          </table:table-cell>
          <table:table-cell table:formula="of:=[.M30]/3400000000" office:value-type="float" office:value="0.0602618658823529" calcext:value-type="float">
            <text:p>0.0602618659</text:p>
          </table:table-cell>
          <table:table-cell table:formula="of:=[.N30]/3400000000" office:value-type="float" office:value="0.19111338254902" calcext:value-type="float">
            <text:p>0.1911133825</text:p>
          </table:table-cell>
          <table:table-cell table:number-columns-repeated="3"/>
          <table:table-cell office:value-type="float" office:value="0.019425283" calcext:value-type="float">
            <text:p>0.019425283</text:p>
          </table:table-cell>
          <table:table-cell table:number-columns-repeated="2"/>
          <table:table-cell table:formula="of:=[.G30]-[.V30]" office:value-type="float" office:value="0.0108149017647059" calcext:value-type="float">
            <text:p>0.0108149018</text:p>
          </table:table-cell>
          <table:table-cell table:formula="of:=[.H30]-[.V30]" office:value-type="float" office:value="0.0410599145490197" calcext:value-type="float">
            <text:p>0.0410599145</text:p>
          </table:table-cell>
          <table:table-cell table:formula="of:=[.I30]-[.V30]" office:value-type="float" office:value="0.169753194843137" calcext:value-type="float">
            <text:p>0.1697531948</text:p>
          </table:table-cell>
          <table:table-cell/>
          <table:table-cell table:formula="of:=[.P30]-[.V30]" office:value-type="float" office:value="0.0106139060196079" calcext:value-type="float">
            <text:p>0.010613906</text:p>
          </table:table-cell>
          <table:table-cell table:formula="of:=[.Q30]-[.V30]" office:value-type="float" office:value="0.0408365828823529" calcext:value-type="float">
            <text:p>0.0408365829</text:p>
          </table:table-cell>
          <table:table-cell table:formula="of:=[.R30]-[.V30]" office:value-type="float" office:value="0.17168809954902" calcext:value-type="float">
            <text:p>0.1716880995</text:p>
          </table:table-cell>
          <table:table-cell table:number-columns-repeated="3"/>
          <table:table-cell table:formula="of:=[.C30]/[.A30]" office:value-type="float" office:value="6.76231569750556" calcext:value-type="float">
            <text:p>6.7623156975</text:p>
          </table:table-cell>
          <table:table-cell table:formula="of:=[.D30]/[.A30]" office:value-type="float" office:value="13.5257110376468" calcext:value-type="float">
            <text:p>13.5257110376</text:p>
          </table:table-cell>
          <table:table-cell table:formula="of:=[.E30]/[.A30]" office:value-type="float" office:value="42.3041261256426" calcext:value-type="float">
            <text:p>42.3041261256</text:p>
          </table:table-cell>
          <table:table-cell/>
          <table:table-cell table:formula="of:=[.C30]/1000000" office:value-type="float" office:value="102.8166282" calcext:value-type="float">
            <text:p>102.8166282</text:p>
          </table:table-cell>
        </table:table-row>
        <table:table-row table:style-name="ro2">
          <table:table-cell table:formula="of:=[.A30]+524288" office:value-type="float" office:value="15728640" calcext:value-type="float">
            <text:p>15728640</text:p>
          </table:table-cell>
          <table:table-cell office:value-type="float" office:value="105138218.1" calcext:value-type="float">
            <text:p>105138218.1</text:p>
          </table:table-cell>
          <table:table-cell office:value-type="float" office:value="106460435.6" calcext:value-type="float">
            <text:p>106460435.6</text:p>
          </table:table-cell>
          <table:table-cell office:value-type="float" office:value="210726586" calcext:value-type="float">
            <text:p>210726586</text:p>
          </table:table-cell>
          <table:table-cell office:value-type="float" office:value="635359177.666667" calcext:value-type="float">
            <text:p>635359177.666667</text:p>
          </table:table-cell>
          <table:table-cell/>
          <table:table-cell table:formula="of:=[.C31]/3400000000" office:value-type="float" office:value="0.0313118928235294" calcext:value-type="float">
            <text:p>0.0313118928</text:p>
          </table:table-cell>
          <table:table-cell table:formula="of:=[.D31]/3400000000" office:value-type="float" office:value="0.0619784076470588" calcext:value-type="float">
            <text:p>0.0619784076</text:p>
          </table:table-cell>
          <table:table-cell table:formula="of:=[.E31]/3400000000" office:value-type="float" office:value="0.186870346372549" calcext:value-type="float">
            <text:p>0.1868703464</text:p>
          </table:table-cell>
          <table:table-cell table:number-columns-repeated="2"/>
          <table:table-cell office:value-type="float" office:value="106611895.333333" calcext:value-type="float">
            <text:p>106611895.333333</text:p>
          </table:table-cell>
          <table:table-cell office:value-type="float" office:value="208491762.666667" calcext:value-type="float">
            <text:p>208491762.666667</text:p>
          </table:table-cell>
          <table:table-cell office:value-type="float" office:value="661562168.333333" calcext:value-type="float">
            <text:p>661562168.333333</text:p>
          </table:table-cell>
          <table:table-cell/>
          <table:table-cell table:formula="of:=[.L31]/3400000000" office:value-type="float" office:value="0.0313564398039215" calcext:value-type="float">
            <text:p>0.0313564398</text:p>
          </table:table-cell>
          <table:table-cell table:formula="of:=[.M31]/3400000000" office:value-type="float" office:value="0.0613211066666668" calcext:value-type="float">
            <text:p>0.0613211067</text:p>
          </table:table-cell>
          <table:table-cell table:formula="of:=[.N31]/3400000000" office:value-type="float" office:value="0.194577108333333" calcext:value-type="float">
            <text:p>0.1945771083</text:p>
          </table:table-cell>
          <table:table-cell table:number-columns-repeated="3"/>
          <table:table-cell office:value-type="float" office:value="0.020113288" calcext:value-type="float">
            <text:p>0.020113288</text:p>
          </table:table-cell>
          <table:table-cell table:number-columns-repeated="2"/>
          <table:table-cell table:formula="of:=[.G31]-[.V31]" office:value-type="float" office:value="0.0111986048235294" calcext:value-type="float">
            <text:p>0.0111986048</text:p>
          </table:table-cell>
          <table:table-cell table:formula="of:=[.H31]-[.V31]" office:value-type="float" office:value="0.0418651196470588" calcext:value-type="float">
            <text:p>0.0418651196</text:p>
          </table:table-cell>
          <table:table-cell table:formula="of:=[.I31]-[.V31]" office:value-type="float" office:value="0.166757058372549" calcext:value-type="float">
            <text:p>0.1667570584</text:p>
          </table:table-cell>
          <table:table-cell/>
          <table:table-cell table:formula="of:=[.P31]-[.V31]" office:value-type="float" office:value="0.0112431518039215" calcext:value-type="float">
            <text:p>0.0112431518</text:p>
          </table:table-cell>
          <table:table-cell table:formula="of:=[.Q31]-[.V31]" office:value-type="float" office:value="0.0412078186666668" calcext:value-type="float">
            <text:p>0.0412078187</text:p>
          </table:table-cell>
          <table:table-cell table:formula="of:=[.R31]-[.V31]" office:value-type="float" office:value="0.174463820333333" calcext:value-type="float">
            <text:p>0.1744638203</text:p>
          </table:table-cell>
          <table:table-cell table:number-columns-repeated="3"/>
          <table:table-cell table:formula="of:=[.C31]/[.A31]" office:value-type="float" office:value="6.76857220967611" calcext:value-type="float">
            <text:p>6.7685722097</text:p>
          </table:table-cell>
          <table:table-cell table:formula="of:=[.D31]/[.A31]" office:value-type="float" office:value="13.3976355234782" calcext:value-type="float">
            <text:p>13.3976355235</text:p>
          </table:table-cell>
          <table:table-cell table:formula="of:=[.E31]/[.A31]" office:value-type="float" office:value="40.3950486289131" calcext:value-type="float">
            <text:p>40.3950486289</text:p>
          </table:table-cell>
          <table:table-cell/>
          <table:table-cell table:formula="of:=[.C31]/1000000" office:value-type="float" office:value="106.4604356" calcext:value-type="float">
            <text:p>106.4604356</text:p>
          </table:table-cell>
        </table:table-row>
        <table:table-row table:style-name="ro2">
          <table:table-cell table:formula="of:=[.A31]+524288" office:value-type="float" office:value="16252928" calcext:value-type="float">
            <text:p>16252928</text:p>
          </table:table-cell>
          <table:table-cell office:value-type="float" office:value="108164106.1" calcext:value-type="float">
            <text:p>108164106.1</text:p>
          </table:table-cell>
          <table:table-cell office:value-type="float" office:value="110063559.1" calcext:value-type="float">
            <text:p>110063559.1</text:p>
          </table:table-cell>
          <table:table-cell office:value-type="float" office:value="212769011.666667" calcext:value-type="float">
            <text:p>212769011.666667</text:p>
          </table:table-cell>
          <table:table-cell office:value-type="float" office:value="647516861.333333" calcext:value-type="float">
            <text:p>647516861.333333</text:p>
          </table:table-cell>
          <table:table-cell/>
          <table:table-cell table:formula="of:=[.C32]/3400000000" office:value-type="float" office:value="0.0323716350294118" calcext:value-type="float">
            <text:p>0.032371635</text:p>
          </table:table-cell>
          <table:table-cell table:formula="of:=[.D32]/3400000000" office:value-type="float" office:value="0.0625791210784315" calcext:value-type="float">
            <text:p>0.0625791211</text:p>
          </table:table-cell>
          <table:table-cell table:formula="of:=[.E32]/3400000000" office:value-type="float" office:value="0.190446135686274" calcext:value-type="float">
            <text:p>0.1904461357</text:p>
          </table:table-cell>
          <table:table-cell table:number-columns-repeated="2"/>
          <table:table-cell office:value-type="float" office:value="110863656.666667" calcext:value-type="float">
            <text:p>110863656.666667</text:p>
          </table:table-cell>
          <table:table-cell office:value-type="float" office:value="211196056.333333" calcext:value-type="float">
            <text:p>211196056.333333</text:p>
          </table:table-cell>
          <table:table-cell office:value-type="float" office:value="671022514" calcext:value-type="float">
            <text:p>671022514</text:p>
          </table:table-cell>
          <table:table-cell/>
          <table:table-cell table:formula="of:=[.L32]/3400000000" office:value-type="float" office:value="0.0326069578431373" calcext:value-type="float">
            <text:p>0.0326069578</text:p>
          </table:table-cell>
          <table:table-cell table:formula="of:=[.M32]/3400000000" office:value-type="float" office:value="0.0621164871568626" calcext:value-type="float">
            <text:p>0.0621164872</text:p>
          </table:table-cell>
          <table:table-cell table:formula="of:=[.N32]/3400000000" office:value-type="float" office:value="0.197359562941176" calcext:value-type="float">
            <text:p>0.1973595629</text:p>
          </table:table-cell>
          <table:table-cell table:number-columns-repeated="3"/>
          <table:table-cell office:value-type="float" office:value="0.0213384753" calcext:value-type="float">
            <text:p>0.0213384753</text:p>
          </table:table-cell>
          <table:table-cell table:number-columns-repeated="2"/>
          <table:table-cell table:formula="of:=[.G32]-[.V32]" office:value-type="float" office:value="0.0110331597294118" calcext:value-type="float">
            <text:p>0.0110331597</text:p>
          </table:table-cell>
          <table:table-cell table:formula="of:=[.H32]-[.V32]" office:value-type="float" office:value="0.0412406457784315" calcext:value-type="float">
            <text:p>0.0412406458</text:p>
          </table:table-cell>
          <table:table-cell table:formula="of:=[.I32]-[.V32]" office:value-type="float" office:value="0.169107660386274" calcext:value-type="float">
            <text:p>0.1691076604</text:p>
          </table:table-cell>
          <table:table-cell/>
          <table:table-cell table:formula="of:=[.P32]-[.V32]" office:value-type="float" office:value="0.0112684825431374" calcext:value-type="float">
            <text:p>0.0112684825</text:p>
          </table:table-cell>
          <table:table-cell table:formula="of:=[.Q32]-[.V32]" office:value-type="float" office:value="0.0407780118568626" calcext:value-type="float">
            <text:p>0.0407780119</text:p>
          </table:table-cell>
          <table:table-cell table:formula="of:=[.R32]-[.V32]" office:value-type="float" office:value="0.176021087641176" calcext:value-type="float">
            <text:p>0.1760210876</text:p>
          </table:table-cell>
          <table:table-cell table:number-columns-repeated="3"/>
          <table:table-cell table:formula="of:=[.C32]/[.A32]" office:value-type="float" office:value="6.77192190231815" calcext:value-type="float">
            <text:p>6.7719219023</text:p>
          </table:table-cell>
          <table:table-cell table:formula="of:=[.D32]/[.A32]" office:value-type="float" office:value="13.0911188228156" calcext:value-type="float">
            <text:p>13.0911188228</text:p>
          </table:table-cell>
          <table:table-cell table:formula="of:=[.E32]/[.A32]" office:value-type="float" office:value="39.8400129092637" calcext:value-type="float">
            <text:p>39.8400129093</text:p>
          </table:table-cell>
          <table:table-cell/>
          <table:table-cell table:formula="of:=[.C32]/1000000" office:value-type="float" office:value="110.0635591" calcext:value-type="float">
            <text:p>110.0635591</text:p>
          </table:table-cell>
        </table:table-row>
        <table:table-row table:style-name="ro2">
          <table:table-cell table:formula="of:=[.A32]+524288" office:value-type="float" office:value="16777216" calcext:value-type="float">
            <text:p>16777216</text:p>
          </table:table-cell>
          <table:table-cell office:value-type="float" office:value="111379209.5" calcext:value-type="float">
            <text:p>111379209.5</text:p>
          </table:table-cell>
          <table:table-cell office:value-type="float" office:value="112960578.6" calcext:value-type="float">
            <text:p>112960578.6</text:p>
          </table:table-cell>
          <table:table-cell office:value-type="float" office:value="216535200.333333" calcext:value-type="float">
            <text:p>216535200.333333</text:p>
          </table:table-cell>
          <table:table-cell office:value-type="float" office:value="660485549.666667" calcext:value-type="float">
            <text:p>660485549.666667</text:p>
          </table:table-cell>
          <table:table-cell/>
          <table:table-cell table:formula="of:=[.C33]/3400000000" office:value-type="float" office:value="0.0332236995882353" calcext:value-type="float">
            <text:p>0.0332236996</text:p>
          </table:table-cell>
          <table:table-cell table:formula="of:=[.D33]/3400000000" office:value-type="float" office:value="0.0636868236274509" calcext:value-type="float">
            <text:p>0.0636868236</text:p>
          </table:table-cell>
          <table:table-cell table:formula="of:=[.E33]/3400000000" office:value-type="float" office:value="0.194260455784314" calcext:value-type="float">
            <text:p>0.1942604558</text:p>
          </table:table-cell>
          <table:table-cell table:number-columns-repeated="2"/>
          <table:table-cell office:value-type="float" office:value="112153240.333333" calcext:value-type="float">
            <text:p>112153240.333333</text:p>
          </table:table-cell>
          <table:table-cell office:value-type="float" office:value="215660072.666667" calcext:value-type="float">
            <text:p>215660072.666667</text:p>
          </table:table-cell>
          <table:table-cell office:value-type="float" office:value="684199286" calcext:value-type="float">
            <text:p>684199286</text:p>
          </table:table-cell>
          <table:table-cell/>
          <table:table-cell table:formula="of:=[.L33]/3400000000" office:value-type="float" office:value="0.0329862471568626" calcext:value-type="float">
            <text:p>0.0329862472</text:p>
          </table:table-cell>
          <table:table-cell table:formula="of:=[.M33]/3400000000" office:value-type="float" office:value="0.063429433137255" calcext:value-type="float">
            <text:p>0.0634294331</text:p>
          </table:table-cell>
          <table:table-cell table:formula="of:=[.N33]/3400000000" office:value-type="float" office:value="0.201235084117647" calcext:value-type="float">
            <text:p>0.2012350841</text:p>
          </table:table-cell>
          <table:table-cell table:number-columns-repeated="3"/>
          <table:table-cell office:value-type="float" office:value="0.0210506681" calcext:value-type="float">
            <text:p>0.0210506681</text:p>
          </table:table-cell>
          <table:table-cell table:number-columns-repeated="2"/>
          <table:table-cell table:formula="of:=[.G33]-[.V33]" office:value-type="float" office:value="0.0121730314882353" calcext:value-type="float">
            <text:p>0.0121730315</text:p>
          </table:table-cell>
          <table:table-cell table:formula="of:=[.H33]-[.V33]" office:value-type="float" office:value="0.0426361555274509" calcext:value-type="float">
            <text:p>0.0426361555</text:p>
          </table:table-cell>
          <table:table-cell table:formula="of:=[.I33]-[.V33]" office:value-type="float" office:value="0.173209787684314" calcext:value-type="float">
            <text:p>0.1732097877</text:p>
          </table:table-cell>
          <table:table-cell/>
          <table:table-cell table:formula="of:=[.P33]-[.V33]" office:value-type="float" office:value="0.0119355790568626" calcext:value-type="float">
            <text:p>0.0119355791</text:p>
          </table:table-cell>
          <table:table-cell table:formula="of:=[.Q33]-[.V33]" office:value-type="float" office:value="0.042378765037255" calcext:value-type="float">
            <text:p>0.042378765</text:p>
          </table:table-cell>
          <table:table-cell table:formula="of:=[.R33]-[.V33]" office:value-type="float" office:value="0.180184416017647" calcext:value-type="float">
            <text:p>0.180184416</text:p>
          </table:table-cell>
          <table:table-cell table:number-columns-repeated="3"/>
          <table:table-cell table:formula="of:=[.C33]/[.A33]" office:value-type="float" office:value="6.73297516107559" calcext:value-type="float">
            <text:p>6.7329751611</text:p>
          </table:table-cell>
          <table:table-cell table:formula="of:=[.D33]/[.A33]" office:value-type="float" office:value="12.9065036972364" calcext:value-type="float">
            <text:p>12.9065036972</text:p>
          </table:table-cell>
          <table:table-cell table:formula="of:=[.E33]/[.A33]" office:value-type="float" office:value="39.3680065671603" calcext:value-type="float">
            <text:p>39.3680065672</text:p>
          </table:table-cell>
          <table:table-cell/>
          <table:table-cell table:formula="of:=[.C33]/1000000" office:value-type="float" office:value="112.9605786" calcext:value-type="float">
            <text:p>112.9605786</text:p>
          </table:table-cell>
        </table:table-row>
        <table:table-row table:style-name="ro2">
          <table:table-cell table:formula="of:=[.A33]+524288" office:value-type="float" office:value="17301504" calcext:value-type="float">
            <text:p>17301504</text:p>
          </table:table-cell>
          <table:table-cell office:value-type="float" office:value="113285242.3" calcext:value-type="float">
            <text:p>113285242.3</text:p>
          </table:table-cell>
          <table:table-cell office:value-type="float" office:value="116560254.6" calcext:value-type="float">
            <text:p>116560254.6</text:p>
          </table:table-cell>
          <table:table-cell office:value-type="float" office:value="223593976.666667" calcext:value-type="float">
            <text:p>223593976.666667</text:p>
          </table:table-cell>
          <table:table-cell office:value-type="float" office:value="662228234.333333" calcext:value-type="float">
            <text:p>662228234.333333</text:p>
          </table:table-cell>
          <table:table-cell/>
          <table:table-cell table:formula="of:=[.C34]/3400000000" office:value-type="float" office:value="0.0342824278235294" calcext:value-type="float">
            <text:p>0.0342824278</text:p>
          </table:table-cell>
          <table:table-cell table:formula="of:=[.D34]/3400000000" office:value-type="float" office:value="0.0657629343137256" calcext:value-type="float">
            <text:p>0.0657629343</text:p>
          </table:table-cell>
          <table:table-cell table:formula="of:=[.E34]/3400000000" office:value-type="float" office:value="0.194773010098039" calcext:value-type="float">
            <text:p>0.1947730101</text:p>
          </table:table-cell>
          <table:table-cell table:number-columns-repeated="2"/>
          <table:table-cell office:value-type="float" office:value="115983533" calcext:value-type="float">
            <text:p>115983533</text:p>
          </table:table-cell>
          <table:table-cell office:value-type="float" office:value="224430394.666667" calcext:value-type="float">
            <text:p>224430394.666667</text:p>
          </table:table-cell>
          <table:table-cell office:value-type="float" office:value="688661432.666667" calcext:value-type="float">
            <text:p>688661432.666667</text:p>
          </table:table-cell>
          <table:table-cell/>
          <table:table-cell table:formula="of:=[.L34]/3400000000" office:value-type="float" office:value="0.0341128038235294" calcext:value-type="float">
            <text:p>0.0341128038</text:p>
          </table:table-cell>
          <table:table-cell table:formula="of:=[.M34]/3400000000" office:value-type="float" office:value="0.0660089396078432" calcext:value-type="float">
            <text:p>0.0660089396</text:p>
          </table:table-cell>
          <table:table-cell table:formula="of:=[.N34]/3400000000" office:value-type="float" office:value="0.202547480196078" calcext:value-type="float">
            <text:p>0.2025474802</text:p>
          </table:table-cell>
          <table:table-cell table:number-columns-repeated="3"/>
          <table:table-cell office:value-type="float" office:value="0.0217687181" calcext:value-type="float">
            <text:p>0.0217687181</text:p>
          </table:table-cell>
          <table:table-cell table:number-columns-repeated="2"/>
          <table:table-cell table:formula="of:=[.G34]-[.V34]" office:value-type="float" office:value="0.0125137097235294" calcext:value-type="float">
            <text:p>0.0125137097</text:p>
          </table:table-cell>
          <table:table-cell table:formula="of:=[.H34]-[.V34]" office:value-type="float" office:value="0.0439942162137256" calcext:value-type="float">
            <text:p>0.0439942162</text:p>
          </table:table-cell>
          <table:table-cell table:formula="of:=[.I34]-[.V34]" office:value-type="float" office:value="0.173004291998039" calcext:value-type="float">
            <text:p>0.173004292</text:p>
          </table:table-cell>
          <table:table-cell/>
          <table:table-cell table:formula="of:=[.P34]-[.V34]" office:value-type="float" office:value="0.0123440857235294" calcext:value-type="float">
            <text:p>0.0123440857</text:p>
          </table:table-cell>
          <table:table-cell table:formula="of:=[.Q34]-[.V34]" office:value-type="float" office:value="0.0442402215078432" calcext:value-type="float">
            <text:p>0.0442402215</text:p>
          </table:table-cell>
          <table:table-cell table:formula="of:=[.R34]-[.V34]" office:value-type="float" office:value="0.180778762096079" calcext:value-type="float">
            <text:p>0.1807787621</text:p>
          </table:table-cell>
          <table:table-cell table:number-columns-repeated="3"/>
          <table:table-cell table:formula="of:=[.C34]/[.A34]" office:value-type="float" office:value="6.73700128035112" calcext:value-type="float">
            <text:p>6.7370012804</text:p>
          </table:table-cell>
          <table:table-cell table:formula="of:=[.D34]/[.A34]" office:value-type="float" office:value="12.9233838090993" calcext:value-type="float">
            <text:p>12.9233838091</text:p>
          </table:table-cell>
          <table:table-cell table:formula="of:=[.E34]/[.A34]" office:value-type="float" office:value="38.2757611322884" calcext:value-type="float">
            <text:p>38.2757611323</text:p>
          </table:table-cell>
          <table:table-cell/>
          <table:table-cell table:formula="of:=[.C34]/1000000" office:value-type="float" office:value="116.5602546" calcext:value-type="float">
            <text:p>116.5602546</text:p>
          </table:table-cell>
        </table:table-row>
        <table:table-row table:style-name="ro2">
          <table:table-cell table:formula="of:=[.A34]+524288" office:value-type="float" office:value="17825792" calcext:value-type="float">
            <text:p>17825792</text:p>
          </table:table-cell>
          <table:table-cell office:value-type="float" office:value="118233613.7" calcext:value-type="float">
            <text:p>118233613.7</text:p>
          </table:table-cell>
          <table:table-cell office:value-type="float" office:value="119451547" calcext:value-type="float">
            <text:p>119451547</text:p>
          </table:table-cell>
          <table:table-cell office:value-type="float" office:value="222263121.333333" calcext:value-type="float">
            <text:p>222263121.333333</text:p>
          </table:table-cell>
          <table:table-cell office:value-type="float" office:value="644117008.666667" calcext:value-type="float">
            <text:p>644117008.666667</text:p>
          </table:table-cell>
          <table:table-cell/>
          <table:table-cell table:formula="of:=[.C35]/3400000000" office:value-type="float" office:value="0.0351328079411765" calcext:value-type="float">
            <text:p>0.0351328079</text:p>
          </table:table-cell>
          <table:table-cell table:formula="of:=[.D35]/3400000000" office:value-type="float" office:value="0.0653715062745097" calcext:value-type="float">
            <text:p>0.0653715063</text:p>
          </table:table-cell>
          <table:table-cell table:formula="of:=[.E35]/3400000000" office:value-type="float" office:value="0.189446179019608" calcext:value-type="float">
            <text:p>0.189446179</text:p>
          </table:table-cell>
          <table:table-cell table:number-columns-repeated="2"/>
          <table:table-cell office:value-type="float" office:value="121531974.333333" calcext:value-type="float">
            <text:p>121531974.333333</text:p>
          </table:table-cell>
          <table:table-cell office:value-type="float" office:value="241018379" calcext:value-type="float">
            <text:p>241018379</text:p>
          </table:table-cell>
          <table:table-cell office:value-type="float" office:value="671764906.666667" calcext:value-type="float">
            <text:p>671764906.666667</text:p>
          </table:table-cell>
          <table:table-cell/>
          <table:table-cell table:formula="of:=[.L35]/3400000000" office:value-type="float" office:value="0.0357446983333332" calcext:value-type="float">
            <text:p>0.0357446983</text:p>
          </table:table-cell>
          <table:table-cell table:formula="of:=[.M35]/3400000000" office:value-type="float" office:value="0.0708877585294118" calcext:value-type="float">
            <text:p>0.0708877585</text:p>
          </table:table-cell>
          <table:table-cell table:formula="of:=[.N35]/3400000000" office:value-type="float" office:value="0.19757791372549" calcext:value-type="float">
            <text:p>0.1975779137</text:p>
          </table:table-cell>
          <table:table-cell table:number-columns-repeated="3"/>
          <table:table-cell office:value-type="float" office:value="0.0226713984" calcext:value-type="float">
            <text:p>0.0226713984</text:p>
          </table:table-cell>
          <table:table-cell table:number-columns-repeated="2"/>
          <table:table-cell table:formula="of:=[.G35]-[.V35]" office:value-type="float" office:value="0.0124614095411765" calcext:value-type="float">
            <text:p>0.0124614095</text:p>
          </table:table-cell>
          <table:table-cell table:formula="of:=[.H35]-[.V35]" office:value-type="float" office:value="0.0427001078745097" calcext:value-type="float">
            <text:p>0.0427001079</text:p>
          </table:table-cell>
          <table:table-cell table:formula="of:=[.I35]-[.V35]" office:value-type="float" office:value="0.166774780619608" calcext:value-type="float">
            <text:p>0.1667747806</text:p>
          </table:table-cell>
          <table:table-cell/>
          <table:table-cell table:formula="of:=[.P35]-[.V35]" office:value-type="float" office:value="0.0130732999333332" calcext:value-type="float">
            <text:p>0.0130732999</text:p>
          </table:table-cell>
          <table:table-cell table:formula="of:=[.Q35]-[.V35]" office:value-type="float" office:value="0.0482163601294118" calcext:value-type="float">
            <text:p>0.0482163601</text:p>
          </table:table-cell>
          <table:table-cell table:formula="of:=[.R35]-[.V35]" office:value-type="float" office:value="0.17490651532549" calcext:value-type="float">
            <text:p>0.1749065153</text:p>
          </table:table-cell>
          <table:table-cell table:number-columns-repeated="3"/>
          <table:table-cell table:formula="of:=[.C35]/[.A35]" office:value-type="float" office:value="6.70105131934671" calcext:value-type="float">
            <text:p>6.7010513193</text:p>
          </table:table-cell>
          <table:table-cell table:formula="of:=[.D35]/[.A35]" office:value-type="float" office:value="12.468625311758" calcext:value-type="float">
            <text:p>12.4686253118</text:p>
          </table:table-cell>
          <table:table-cell table:formula="of:=[.E35]/[.A35]" office:value-type="float" office:value="36.1339910544601" calcext:value-type="float">
            <text:p>36.1339910545</text:p>
          </table:table-cell>
          <table:table-cell/>
          <table:table-cell table:formula="of:=[.C35]/1000000" office:value-type="float" office:value="119.451547" calcext:value-type="float">
            <text:p>119.451547</text:p>
          </table:table-cell>
        </table:table-row>
        <table:table-row table:style-name="ro2">
          <table:table-cell table:formula="of:=[.A35]+524288" office:value-type="float" office:value="18350080" calcext:value-type="float">
            <text:p>18350080</text:p>
          </table:table-cell>
          <table:table-cell office:value-type="float" office:value="124247122.4" calcext:value-type="float">
            <text:p>124247122.4</text:p>
          </table:table-cell>
          <table:table-cell office:value-type="float" office:value="124836883.3" calcext:value-type="float">
            <text:p>124836883.3</text:p>
          </table:table-cell>
          <table:table-cell office:value-type="float" office:value="226748838.666667" calcext:value-type="float">
            <text:p>226748838.666667</text:p>
          </table:table-cell>
          <table:table-cell office:value-type="float" office:value="635179138" calcext:value-type="float">
            <text:p>635179138</text:p>
          </table:table-cell>
          <table:table-cell/>
          <table:table-cell table:formula="of:=[.C36]/3400000000" office:value-type="float" office:value="0.0367167303823529" calcext:value-type="float">
            <text:p>0.0367167304</text:p>
          </table:table-cell>
          <table:table-cell table:formula="of:=[.D36]/3400000000" office:value-type="float" office:value="0.0666908349019609" calcext:value-type="float">
            <text:p>0.0666908349</text:p>
          </table:table-cell>
          <table:table-cell table:formula="of:=[.E36]/3400000000" office:value-type="float" office:value="0.186817393529412" calcext:value-type="float">
            <text:p>0.1868173935</text:p>
          </table:table-cell>
          <table:table-cell table:number-columns-repeated="2"/>
          <table:table-cell office:value-type="float" office:value="126345758.333333" calcext:value-type="float">
            <text:p>126345758.333333</text:p>
          </table:table-cell>
          <table:table-cell office:value-type="float" office:value="226301244" calcext:value-type="float">
            <text:p>226301244</text:p>
          </table:table-cell>
          <table:table-cell office:value-type="float" office:value="714470295" calcext:value-type="float">
            <text:p>714470295</text:p>
          </table:table-cell>
          <table:table-cell/>
          <table:table-cell table:formula="of:=[.L36]/3400000000" office:value-type="float" office:value="0.0371605171568626" calcext:value-type="float">
            <text:p>0.0371605172</text:p>
          </table:table-cell>
          <table:table-cell table:formula="of:=[.M36]/3400000000" office:value-type="float" office:value="0.0665591894117647" calcext:value-type="float">
            <text:p>0.0665591894</text:p>
          </table:table-cell>
          <table:table-cell table:formula="of:=[.N36]/3400000000" office:value-type="float" office:value="0.210138322058823" calcext:value-type="float">
            <text:p>0.2101383221</text:p>
          </table:table-cell>
          <table:table-cell table:number-columns-repeated="3"/>
          <table:table-cell office:value-type="float" office:value="0.0230696322" calcext:value-type="float">
            <text:p>0.0230696322</text:p>
          </table:table-cell>
          <table:table-cell table:number-columns-repeated="2"/>
          <table:table-cell table:formula="of:=[.G36]-[.V36]" office:value-type="float" office:value="0.0136470981823529" calcext:value-type="float">
            <text:p>0.0136470982</text:p>
          </table:table-cell>
          <table:table-cell table:formula="of:=[.H36]-[.V36]" office:value-type="float" office:value="0.0436212027019609" calcext:value-type="float">
            <text:p>0.0436212027</text:p>
          </table:table-cell>
          <table:table-cell table:formula="of:=[.I36]-[.V36]" office:value-type="float" office:value="0.163747761329412" calcext:value-type="float">
            <text:p>0.1637477613</text:p>
          </table:table-cell>
          <table:table-cell/>
          <table:table-cell table:formula="of:=[.P36]-[.V36]" office:value-type="float" office:value="0.0140908849568626" calcext:value-type="float">
            <text:p>0.014090885</text:p>
          </table:table-cell>
          <table:table-cell table:formula="of:=[.Q36]-[.V36]" office:value-type="float" office:value="0.0434895572117647" calcext:value-type="float">
            <text:p>0.0434895572</text:p>
          </table:table-cell>
          <table:table-cell table:formula="of:=[.R36]-[.V36]" office:value-type="float" office:value="0.187068689858824" calcext:value-type="float">
            <text:p>0.1870686899</text:p>
          </table:table-cell>
          <table:table-cell table:number-columns-repeated="3"/>
          <table:table-cell table:formula="of:=[.C36]/[.A36]" office:value-type="float" office:value="6.8030702481951" calcext:value-type="float">
            <text:p>6.8030702482</text:p>
          </table:table-cell>
          <table:table-cell table:formula="of:=[.D36]/[.A36]" office:value-type="float" office:value="12.3568310692197" calcext:value-type="float">
            <text:p>12.3568310692</text:p>
          </table:table-cell>
          <table:table-cell table:formula="of:=[.E36]/[.A36]" office:value-type="float" office:value="34.6145160130092" calcext:value-type="float">
            <text:p>34.614516013</text:p>
          </table:table-cell>
          <table:table-cell/>
          <table:table-cell table:formula="of:=[.C36]/1000000" office:value-type="float" office:value="124.8368833" calcext:value-type="float">
            <text:p>124.8368833</text:p>
          </table:table-cell>
        </table:table-row>
        <table:table-row table:style-name="ro2">
          <table:table-cell table:formula="of:=[.A36]+524288" office:value-type="float" office:value="18874368" calcext:value-type="float">
            <text:p>18874368</text:p>
          </table:table-cell>
          <table:table-cell office:value-type="float" office:value="127850964.1" calcext:value-type="float">
            <text:p>127850964.1</text:p>
          </table:table-cell>
          <table:table-cell office:value-type="float" office:value="125643475.2" calcext:value-type="float">
            <text:p>125643475.2</text:p>
          </table:table-cell>
          <table:table-cell office:value-type="float" office:value="229850304.666667" calcext:value-type="float">
            <text:p>229850304.666667</text:p>
          </table:table-cell>
          <table:table-cell office:value-type="float" office:value="645482809.666667" calcext:value-type="float">
            <text:p>645482809.666667</text:p>
          </table:table-cell>
          <table:table-cell/>
          <table:table-cell table:formula="of:=[.C37]/3400000000" office:value-type="float" office:value="0.0369539632941176" calcext:value-type="float">
            <text:p>0.0369539633</text:p>
          </table:table-cell>
          <table:table-cell table:formula="of:=[.D37]/3400000000" office:value-type="float" office:value="0.0676030307843138" calcext:value-type="float">
            <text:p>0.0676030308</text:p>
          </table:table-cell>
          <table:table-cell table:formula="of:=[.E37]/3400000000" office:value-type="float" office:value="0.189847885196079" calcext:value-type="float">
            <text:p>0.1898478852</text:p>
          </table:table-cell>
          <table:table-cell table:number-columns-repeated="2"/>
          <table:table-cell office:value-type="float" office:value="129419403.333333" calcext:value-type="float">
            <text:p>129419403.333333</text:p>
          </table:table-cell>
          <table:table-cell office:value-type="float" office:value="228470272.333333" calcext:value-type="float">
            <text:p>228470272.333333</text:p>
          </table:table-cell>
          <table:table-cell office:value-type="float" office:value="676199914" calcext:value-type="float">
            <text:p>676199914</text:p>
          </table:table-cell>
          <table:table-cell/>
          <table:table-cell table:formula="of:=[.L37]/3400000000" office:value-type="float" office:value="0.0380645303921568" calcext:value-type="float">
            <text:p>0.0380645304</text:p>
          </table:table-cell>
          <table:table-cell table:formula="of:=[.M37]/3400000000" office:value-type="float" office:value="0.0671971389215685" calcext:value-type="float">
            <text:p>0.0671971389</text:p>
          </table:table-cell>
          <table:table-cell table:formula="of:=[.N37]/3400000000" office:value-type="float" office:value="0.198882327647059" calcext:value-type="float">
            <text:p>0.1988823276</text:p>
          </table:table-cell>
          <table:table-cell table:number-columns-repeated="3"/>
          <table:table-cell office:value-type="float" office:value="0.023698956" calcext:value-type="float">
            <text:p>0.023698956</text:p>
          </table:table-cell>
          <table:table-cell table:number-columns-repeated="2"/>
          <table:table-cell table:formula="of:=[.G37]-[.V37]" office:value-type="float" office:value="0.0132550072941176" calcext:value-type="float">
            <text:p>0.0132550073</text:p>
          </table:table-cell>
          <table:table-cell table:formula="of:=[.H37]-[.V37]" office:value-type="float" office:value="0.0439040747843138" calcext:value-type="float">
            <text:p>0.0439040748</text:p>
          </table:table-cell>
          <table:table-cell table:formula="of:=[.I37]-[.V37]" office:value-type="float" office:value="0.166148929196079" calcext:value-type="float">
            <text:p>0.1661489292</text:p>
          </table:table-cell>
          <table:table-cell/>
          <table:table-cell table:formula="of:=[.P37]-[.V37]" office:value-type="float" office:value="0.0143655743921568" calcext:value-type="float">
            <text:p>0.0143655744</text:p>
          </table:table-cell>
          <table:table-cell table:formula="of:=[.Q37]-[.V37]" office:value-type="float" office:value="0.0434981829215685" calcext:value-type="float">
            <text:p>0.0434981829</text:p>
          </table:table-cell>
          <table:table-cell table:formula="of:=[.R37]-[.V37]" office:value-type="float" office:value="0.175183371647059" calcext:value-type="float">
            <text:p>0.1751833716</text:p>
          </table:table-cell>
          <table:table-cell table:number-columns-repeated="3"/>
          <table:table-cell table:formula="of:=[.C37]/[.A37]" office:value-type="float" office:value="6.65683085123698" calcext:value-type="float">
            <text:p>6.6568308512</text:p>
          </table:table-cell>
          <table:table-cell table:formula="of:=[.D37]/[.A37]" office:value-type="float" office:value="12.177907343264" calcext:value-type="float">
            <text:p>12.1779073433</text:p>
          </table:table-cell>
          <table:table-cell table:formula="of:=[.E37]/[.A37]" office:value-type="float" office:value="34.1989098478247" calcext:value-type="float">
            <text:p>34.1989098478</text:p>
          </table:table-cell>
          <table:table-cell/>
          <table:table-cell table:formula="of:=[.C37]/1000000" office:value-type="float" office:value="125.6434752" calcext:value-type="float">
            <text:p>125.6434752</text:p>
          </table:table-cell>
        </table:table-row>
        <table:table-row table:style-name="ro2">
          <table:table-cell table:formula="of:=[.A37]+524288" office:value-type="float" office:value="19398656" calcext:value-type="float">
            <text:p>19398656</text:p>
          </table:table-cell>
          <table:table-cell office:value-type="float" office:value="133233556.1" calcext:value-type="float">
            <text:p>133233556.1</text:p>
          </table:table-cell>
          <table:table-cell office:value-type="float" office:value="129576148.9" calcext:value-type="float">
            <text:p>129576148.9</text:p>
          </table:table-cell>
          <table:table-cell office:value-type="float" office:value="233058947.333333" calcext:value-type="float">
            <text:p>233058947.333333</text:p>
          </table:table-cell>
          <table:table-cell office:value-type="float" office:value="639458083.666667" calcext:value-type="float">
            <text:p>639458083.666667</text:p>
          </table:table-cell>
          <table:table-cell/>
          <table:table-cell table:formula="of:=[.C38]/3400000000" office:value-type="float" office:value="0.0381106320294118" calcext:value-type="float">
            <text:p>0.038110632</text:p>
          </table:table-cell>
          <table:table-cell table:formula="of:=[.D38]/3400000000" office:value-type="float" office:value="0.0685467492156862" calcext:value-type="float">
            <text:p>0.0685467492</text:p>
          </table:table-cell>
          <table:table-cell table:formula="of:=[.E38]/3400000000" office:value-type="float" office:value="0.188075906960784" calcext:value-type="float">
            <text:p>0.188075907</text:p>
          </table:table-cell>
          <table:table-cell table:number-columns-repeated="2"/>
          <table:table-cell office:value-type="float" office:value="129477576.666667" calcext:value-type="float">
            <text:p>129477576.666667</text:p>
          </table:table-cell>
          <table:table-cell office:value-type="float" office:value="232498129.333333" calcext:value-type="float">
            <text:p>232498129.333333</text:p>
          </table:table-cell>
          <table:table-cell office:value-type="float" office:value="699094609.666667" calcext:value-type="float">
            <text:p>699094609.666667</text:p>
          </table:table-cell>
          <table:table-cell/>
          <table:table-cell table:formula="of:=[.L38]/3400000000" office:value-type="float" office:value="0.0380816401960785" calcext:value-type="float">
            <text:p>0.0380816402</text:p>
          </table:table-cell>
          <table:table-cell table:formula="of:=[.M38]/3400000000" office:value-type="float" office:value="0.0683818027450979" calcext:value-type="float">
            <text:p>0.0683818027</text:p>
          </table:table-cell>
          <table:table-cell table:formula="of:=[.N38]/3400000000" office:value-type="float" office:value="0.205616061666667" calcext:value-type="float">
            <text:p>0.2056160617</text:p>
          </table:table-cell>
          <table:table-cell table:number-columns-repeated="3"/>
          <table:table-cell office:value-type="float" office:value="0.0244350685" calcext:value-type="float">
            <text:p>0.0244350685</text:p>
          </table:table-cell>
          <table:table-cell table:number-columns-repeated="2"/>
          <table:table-cell table:formula="of:=[.G38]-[.V38]" office:value-type="float" office:value="0.0136755635294118" calcext:value-type="float">
            <text:p>0.0136755635</text:p>
          </table:table-cell>
          <table:table-cell table:formula="of:=[.H38]-[.V38]" office:value-type="float" office:value="0.0441116807156862" calcext:value-type="float">
            <text:p>0.0441116807</text:p>
          </table:table-cell>
          <table:table-cell table:formula="of:=[.I38]-[.V38]" office:value-type="float" office:value="0.163640838460784" calcext:value-type="float">
            <text:p>0.1636408385</text:p>
          </table:table-cell>
          <table:table-cell/>
          <table:table-cell table:formula="of:=[.P38]-[.V38]" office:value-type="float" office:value="0.0136465716960785" calcext:value-type="float">
            <text:p>0.0136465717</text:p>
          </table:table-cell>
          <table:table-cell table:formula="of:=[.Q38]-[.V38]" office:value-type="float" office:value="0.0439467342450979" calcext:value-type="float">
            <text:p>0.0439467342</text:p>
          </table:table-cell>
          <table:table-cell table:formula="of:=[.R38]-[.V38]" office:value-type="float" office:value="0.181180993166667" calcext:value-type="float">
            <text:p>0.1811809932</text:p>
          </table:table-cell>
          <table:table-cell table:number-columns-repeated="3"/>
          <table:table-cell table:formula="of:=[.C38]/[.A38]" office:value-type="float" office:value="6.67964568782497" calcext:value-type="float">
            <text:p>6.6796456878</text:p>
          </table:table-cell>
          <table:table-cell table:formula="of:=[.D38]/[.A38]" office:value-type="float" office:value="12.014180123269" calcext:value-type="float">
            <text:p>12.0141801233</text:p>
          </table:table-cell>
          <table:table-cell table:formula="of:=[.E38]/[.A38]" office:value-type="float" office:value="32.9640405843924" calcext:value-type="float">
            <text:p>32.9640405844</text:p>
          </table:table-cell>
          <table:table-cell/>
          <table:table-cell table:formula="of:=[.C38]/1000000" office:value-type="float" office:value="129.5761489" calcext:value-type="float">
            <text:p>129.5761489</text:p>
          </table:table-cell>
        </table:table-row>
        <table:table-row table:style-name="ro2">
          <table:table-cell table:formula="of:=[.A38]+524288" office:value-type="float" office:value="19922944" calcext:value-type="float">
            <text:p>19922944</text:p>
          </table:table-cell>
          <table:table-cell office:value-type="float" office:value="136632719.9" calcext:value-type="float">
            <text:p>136632719.9</text:p>
          </table:table-cell>
          <table:table-cell office:value-type="float" office:value="134099658" calcext:value-type="float">
            <text:p>134099658</text:p>
          </table:table-cell>
          <table:table-cell office:value-type="float" office:value="237460954.666667" calcext:value-type="float">
            <text:p>237460954.666667</text:p>
          </table:table-cell>
          <table:table-cell office:value-type="float" office:value="661835388.333333" calcext:value-type="float">
            <text:p>661835388.333333</text:p>
          </table:table-cell>
          <table:table-cell/>
          <table:table-cell table:formula="of:=[.C39]/3400000000" office:value-type="float" office:value="0.0394410758823529" calcext:value-type="float">
            <text:p>0.0394410759</text:p>
          </table:table-cell>
          <table:table-cell table:formula="of:=[.D39]/3400000000" office:value-type="float" office:value="0.0698414572549021" calcext:value-type="float">
            <text:p>0.0698414573</text:p>
          </table:table-cell>
          <table:table-cell table:formula="of:=[.E39]/3400000000" office:value-type="float" office:value="0.194657467156863" calcext:value-type="float">
            <text:p>0.1946574672</text:p>
          </table:table-cell>
          <table:table-cell table:number-columns-repeated="2"/>
          <table:table-cell office:value-type="float" office:value="132058644" calcext:value-type="float">
            <text:p>132058644</text:p>
          </table:table-cell>
          <table:table-cell office:value-type="float" office:value="234998561" calcext:value-type="float">
            <text:p>234998561</text:p>
          </table:table-cell>
          <table:table-cell office:value-type="float" office:value="703162088" calcext:value-type="float">
            <text:p>703162088</text:p>
          </table:table-cell>
          <table:table-cell/>
          <table:table-cell table:formula="of:=[.L39]/3400000000" office:value-type="float" office:value="0.0388407776470588" calcext:value-type="float">
            <text:p>0.0388407776</text:p>
          </table:table-cell>
          <table:table-cell table:formula="of:=[.M39]/3400000000" office:value-type="float" office:value="0.0691172238235294" calcext:value-type="float">
            <text:p>0.0691172238</text:p>
          </table:table-cell>
          <table:table-cell table:formula="of:=[.N39]/3400000000" office:value-type="float" office:value="0.206812378823529" calcext:value-type="float">
            <text:p>0.2068123788</text:p>
          </table:table-cell>
          <table:table-cell table:number-columns-repeated="3"/>
          <table:table-cell office:value-type="float" office:value="0.0250859254" calcext:value-type="float">
            <text:p>0.0250859254</text:p>
          </table:table-cell>
          <table:table-cell table:number-columns-repeated="2"/>
          <table:table-cell table:formula="of:=[.G39]-[.V39]" office:value-type="float" office:value="0.0143551504823529" calcext:value-type="float">
            <text:p>0.0143551505</text:p>
          </table:table-cell>
          <table:table-cell table:formula="of:=[.H39]-[.V39]" office:value-type="float" office:value="0.0447555318549021" calcext:value-type="float">
            <text:p>0.0447555319</text:p>
          </table:table-cell>
          <table:table-cell table:formula="of:=[.I39]-[.V39]" office:value-type="float" office:value="0.169571541756863" calcext:value-type="float">
            <text:p>0.1695715418</text:p>
          </table:table-cell>
          <table:table-cell/>
          <table:table-cell table:formula="of:=[.P39]-[.V39]" office:value-type="float" office:value="0.0137548522470588" calcext:value-type="float">
            <text:p>0.0137548522</text:p>
          </table:table-cell>
          <table:table-cell table:formula="of:=[.Q39]-[.V39]" office:value-type="float" office:value="0.0440312984235294" calcext:value-type="float">
            <text:p>0.0440312984</text:p>
          </table:table-cell>
          <table:table-cell table:formula="of:=[.R39]-[.V39]" office:value-type="float" office:value="0.181726453423529" calcext:value-type="float">
            <text:p>0.1817264534</text:p>
          </table:table-cell>
          <table:table-cell table:number-columns-repeated="3"/>
          <table:table-cell table:formula="of:=[.C39]/[.A39]" office:value-type="float" office:value="6.73091577228747" calcext:value-type="float">
            <text:p>6.7309157723</text:p>
          </table:table-cell>
          <table:table-cell table:formula="of:=[.D39]/[.A39]" office:value-type="float" office:value="11.9189691376268" calcext:value-type="float">
            <text:p>11.9189691376</text:p>
          </table:table-cell>
          <table:table-cell table:formula="of:=[.E39]/[.A39]" office:value-type="float" office:value="33.219758502224" calcext:value-type="float">
            <text:p>33.2197585022</text:p>
          </table:table-cell>
          <table:table-cell/>
          <table:table-cell table:formula="of:=[.C39]/1000000" office:value-type="float" office:value="134.099658" calcext:value-type="float">
            <text:p>134.099658</text:p>
          </table:table-cell>
        </table:table-row>
        <table:table-row table:style-name="ro2">
          <table:table-cell table:formula="of:=[.A39]+524288" office:value-type="float" office:value="20447232" calcext:value-type="float">
            <text:p>20447232</text:p>
          </table:table-cell>
          <table:table-cell office:value-type="float" office:value="142778129.9" calcext:value-type="float">
            <text:p>142778129.9</text:p>
          </table:table-cell>
          <table:table-cell office:value-type="float" office:value="137808554" calcext:value-type="float">
            <text:p>137808554</text:p>
          </table:table-cell>
          <table:table-cell office:value-type="float" office:value="242513089.333333" calcext:value-type="float">
            <text:p>242513089.333333</text:p>
          </table:table-cell>
          <table:table-cell office:value-type="float" office:value="665239606" calcext:value-type="float">
            <text:p>665239606</text:p>
          </table:table-cell>
          <table:table-cell/>
          <table:table-cell table:formula="of:=[.C40]/3400000000" office:value-type="float" office:value="0.0405319276470588" calcext:value-type="float">
            <text:p>0.0405319276</text:p>
          </table:table-cell>
          <table:table-cell table:formula="of:=[.D40]/3400000000" office:value-type="float" office:value="0.0713273792156862" calcext:value-type="float">
            <text:p>0.0713273792</text:p>
          </table:table-cell>
          <table:table-cell table:formula="of:=[.E40]/3400000000" office:value-type="float" office:value="0.195658707647059" calcext:value-type="float">
            <text:p>0.1956587076</text:p>
          </table:table-cell>
          <table:table-cell table:number-columns-repeated="2"/>
          <table:table-cell office:value-type="float" office:value="135405625.333333" calcext:value-type="float">
            <text:p>135405625.333333</text:p>
          </table:table-cell>
          <table:table-cell office:value-type="float" office:value="238996782" calcext:value-type="float">
            <text:p>238996782</text:p>
          </table:table-cell>
          <table:table-cell office:value-type="float" office:value="694300999.333333" calcext:value-type="float">
            <text:p>694300999.333333</text:p>
          </table:table-cell>
          <table:table-cell/>
          <table:table-cell table:formula="of:=[.L40]/3400000000" office:value-type="float" office:value="0.0398251839215685" calcext:value-type="float">
            <text:p>0.0398251839</text:p>
          </table:table-cell>
          <table:table-cell table:formula="of:=[.M40]/3400000000" office:value-type="float" office:value="0.0702931711764706" calcext:value-type="float">
            <text:p>0.0702931712</text:p>
          </table:table-cell>
          <table:table-cell table:formula="of:=[.N40]/3400000000" office:value-type="float" office:value="0.20420617627451" calcext:value-type="float">
            <text:p>0.2042061763</text:p>
          </table:table-cell>
          <table:table-cell table:number-columns-repeated="3"/>
          <table:table-cell office:value-type="float" office:value="0.0259538336" calcext:value-type="float">
            <text:p>0.0259538336</text:p>
          </table:table-cell>
          <table:table-cell table:number-columns-repeated="2"/>
          <table:table-cell table:formula="of:=[.G40]-[.V40]" office:value-type="float" office:value="0.0145780940470588" calcext:value-type="float">
            <text:p>0.014578094</text:p>
          </table:table-cell>
          <table:table-cell table:formula="of:=[.H40]-[.V40]" office:value-type="float" office:value="0.0453735456156862" calcext:value-type="float">
            <text:p>0.0453735456</text:p>
          </table:table-cell>
          <table:table-cell table:formula="of:=[.I40]-[.V40]" office:value-type="float" office:value="0.169704874047059" calcext:value-type="float">
            <text:p>0.169704874</text:p>
          </table:table-cell>
          <table:table-cell/>
          <table:table-cell table:formula="of:=[.P40]-[.V40]" office:value-type="float" office:value="0.0138713503215685" calcext:value-type="float">
            <text:p>0.0138713503</text:p>
          </table:table-cell>
          <table:table-cell table:formula="of:=[.Q40]-[.V40]" office:value-type="float" office:value="0.0443393375764706" calcext:value-type="float">
            <text:p>0.0443393376</text:p>
          </table:table-cell>
          <table:table-cell table:formula="of:=[.R40]-[.V40]" office:value-type="float" office:value="0.17825234267451" calcext:value-type="float">
            <text:p>0.1782523427</text:p>
          </table:table-cell>
          <table:table-cell table:number-columns-repeated="3"/>
          <table:table-cell table:formula="of:=[.C40]/[.A40]" office:value-type="float" office:value="6.73971684773763" calcext:value-type="float">
            <text:p>6.7397168477</text:p>
          </table:table-cell>
          <table:table-cell table:formula="of:=[.D40]/[.A40]" office:value-type="float" office:value="11.8604361379248" calcext:value-type="float">
            <text:p>11.8604361379</text:p>
          </table:table-cell>
          <table:table-cell table:formula="of:=[.E40]/[.A40]" office:value-type="float" office:value="32.5344577691494" calcext:value-type="float">
            <text:p>32.5344577691</text:p>
          </table:table-cell>
          <table:table-cell/>
          <table:table-cell table:formula="of:=[.C40]/1000000" office:value-type="float" office:value="137.808554" calcext:value-type="float">
            <text:p>137.808554</text:p>
          </table:table-cell>
        </table:table-row>
        <table:table-row table:style-name="ro2">
          <table:table-cell table:formula="of:=[.A40]+524288" office:value-type="float" office:value="20971520" calcext:value-type="float">
            <text:p>20971520</text:p>
          </table:table-cell>
          <table:table-cell office:value-type="float" office:value="138503666.4" calcext:value-type="float">
            <text:p>138503666.4</text:p>
          </table:table-cell>
          <table:table-cell office:value-type="float" office:value="144330176.3" calcext:value-type="float">
            <text:p>144330176.3</text:p>
          </table:table-cell>
          <table:table-cell office:value-type="float" office:value="244743629" calcext:value-type="float">
            <text:p>244743629</text:p>
          </table:table-cell>
          <table:table-cell office:value-type="float" office:value="670913091.333333" calcext:value-type="float">
            <text:p>670913091.333333</text:p>
          </table:table-cell>
          <table:table-cell/>
          <table:table-cell table:formula="of:=[.C41]/3400000000" office:value-type="float" office:value="0.0424500518529412" calcext:value-type="float">
            <text:p>0.0424500519</text:p>
          </table:table-cell>
          <table:table-cell table:formula="of:=[.D41]/3400000000" office:value-type="float" office:value="0.0719834202941177" calcext:value-type="float">
            <text:p>0.0719834203</text:p>
          </table:table-cell>
          <table:table-cell table:formula="of:=[.E41]/3400000000" office:value-type="float" office:value="0.197327379803921" calcext:value-type="float">
            <text:p>0.1973273798</text:p>
          </table:table-cell>
          <table:table-cell table:number-columns-repeated="2"/>
          <table:table-cell office:value-type="float" office:value="139203589" calcext:value-type="float">
            <text:p>139203589</text:p>
          </table:table-cell>
          <table:table-cell office:value-type="float" office:value="243295085" calcext:value-type="float">
            <text:p>243295085</text:p>
          </table:table-cell>
          <table:table-cell office:value-type="float" office:value="696376796" calcext:value-type="float">
            <text:p>696376796</text:p>
          </table:table-cell>
          <table:table-cell/>
          <table:table-cell table:formula="of:=[.L41]/3400000000" office:value-type="float" office:value="0.0409422320588235" calcext:value-type="float">
            <text:p>0.0409422321</text:p>
          </table:table-cell>
          <table:table-cell table:formula="of:=[.M41]/3400000000" office:value-type="float" office:value="0.0715573779411765" calcext:value-type="float">
            <text:p>0.0715573779</text:p>
          </table:table-cell>
          <table:table-cell table:formula="of:=[.N41]/3400000000" office:value-type="float" office:value="0.204816704705882" calcext:value-type="float">
            <text:p>0.2048167047</text:p>
          </table:table-cell>
          <table:table-cell table:number-columns-repeated="3"/>
          <table:table-cell office:value-type="float" office:value="0.0265157413" calcext:value-type="float">
            <text:p>0.0265157413</text:p>
          </table:table-cell>
          <table:table-cell table:number-columns-repeated="2"/>
          <table:table-cell table:formula="of:=[.G41]-[.V41]" office:value-type="float" office:value="0.0159343105529412" calcext:value-type="float">
            <text:p>0.0159343106</text:p>
          </table:table-cell>
          <table:table-cell table:formula="of:=[.H41]-[.V41]" office:value-type="float" office:value="0.0454676789941177" calcext:value-type="float">
            <text:p>0.045467679</text:p>
          </table:table-cell>
          <table:table-cell table:formula="of:=[.I41]-[.V41]" office:value-type="float" office:value="0.170811638503921" calcext:value-type="float">
            <text:p>0.1708116385</text:p>
          </table:table-cell>
          <table:table-cell/>
          <table:table-cell table:formula="of:=[.P41]-[.V41]" office:value-type="float" office:value="0.0144264907588235" calcext:value-type="float">
            <text:p>0.0144264908</text:p>
          </table:table-cell>
          <table:table-cell table:formula="of:=[.Q41]-[.V41]" office:value-type="float" office:value="0.0450416366411765" calcext:value-type="float">
            <text:p>0.0450416366</text:p>
          </table:table-cell>
          <table:table-cell table:formula="of:=[.R41]-[.V41]" office:value-type="float" office:value="0.178300963405882" calcext:value-type="float">
            <text:p>0.1783009634</text:p>
          </table:table-cell>
          <table:table-cell table:number-columns-repeated="3"/>
          <table:table-cell table:formula="of:=[.C41]/[.A41]" office:value-type="float" office:value="6.8821991109848" calcext:value-type="float">
            <text:p>6.882199111</text:p>
          </table:table-cell>
          <table:table-cell table:formula="of:=[.D41]/[.A41]" office:value-type="float" office:value="11.670285654068" calcext:value-type="float">
            <text:p>11.6702856541</text:p>
          </table:table-cell>
          <table:table-cell table:formula="of:=[.E41]/[.A41]" office:value-type="float" office:value="31.991629187266" calcext:value-type="float">
            <text:p>31.9916291873</text:p>
          </table:table-cell>
          <table:table-cell/>
          <table:table-cell table:formula="of:=[.C41]/1000000" office:value-type="float" office:value="144.3301763" calcext:value-type="float">
            <text:p>144.3301763</text:p>
          </table:table-cell>
        </table:table-row>
        <table:table-row table:style-name="ro2">
          <table:table-cell table:formula="of:=[.A41]+524288" office:value-type="float" office:value="21495808" calcext:value-type="float">
            <text:p>21495808</text:p>
          </table:table-cell>
          <table:table-cell office:value-type="float" office:value="146937008.4" calcext:value-type="float">
            <text:p>146937008.4</text:p>
          </table:table-cell>
          <table:table-cell office:value-type="float" office:value="144863827.3" calcext:value-type="float">
            <text:p>144863827.3</text:p>
          </table:table-cell>
          <table:table-cell office:value-type="float" office:value="248397734.666667" calcext:value-type="float">
            <text:p>248397734.666667</text:p>
          </table:table-cell>
          <table:table-cell office:value-type="float" office:value="660429304.666667" calcext:value-type="float">
            <text:p>660429304.666667</text:p>
          </table:table-cell>
          <table:table-cell/>
          <table:table-cell table:formula="of:=[.C42]/3400000000" office:value-type="float" office:value="0.0426070080294118" calcext:value-type="float">
            <text:p>0.042607008</text:p>
          </table:table-cell>
          <table:table-cell table:formula="of:=[.D42]/3400000000" office:value-type="float" office:value="0.0730581572549021" calcext:value-type="float">
            <text:p>0.0730581573</text:p>
          </table:table-cell>
          <table:table-cell table:formula="of:=[.E42]/3400000000" office:value-type="float" office:value="0.194243913137255" calcext:value-type="float">
            <text:p>0.1942439131</text:p>
          </table:table-cell>
          <table:table-cell table:number-columns-repeated="2"/>
          <table:table-cell office:value-type="float" office:value="145439877.333333" calcext:value-type="float">
            <text:p>145439877.333333</text:p>
          </table:table-cell>
          <table:table-cell office:value-type="float" office:value="247229799" calcext:value-type="float">
            <text:p>247229799</text:p>
          </table:table-cell>
          <table:table-cell office:value-type="float" office:value="691376170.666667" calcext:value-type="float">
            <text:p>691376170.666667</text:p>
          </table:table-cell>
          <table:table-cell/>
          <table:table-cell table:formula="of:=[.L42]/3400000000" office:value-type="float" office:value="0.0427764345098038" calcext:value-type="float">
            <text:p>0.0427764345</text:p>
          </table:table-cell>
          <table:table-cell table:formula="of:=[.M42]/3400000000" office:value-type="float" office:value="0.0727146467647059" calcext:value-type="float">
            <text:p>0.0727146468</text:p>
          </table:table-cell>
          <table:table-cell table:formula="of:=[.N42]/3400000000" office:value-type="float" office:value="0.20334593254902" calcext:value-type="float">
            <text:p>0.2033459325</text:p>
          </table:table-cell>
          <table:table-cell table:number-columns-repeated="3"/>
          <table:table-cell office:value-type="float" office:value="0.0272502449" calcext:value-type="float">
            <text:p>0.0272502449</text:p>
          </table:table-cell>
          <table:table-cell table:number-columns-repeated="2"/>
          <table:table-cell table:formula="of:=[.G42]-[.V42]" office:value-type="float" office:value="0.0153567631294118" calcext:value-type="float">
            <text:p>0.0153567631</text:p>
          </table:table-cell>
          <table:table-cell table:formula="of:=[.H42]-[.V42]" office:value-type="float" office:value="0.0458079123549021" calcext:value-type="float">
            <text:p>0.0458079124</text:p>
          </table:table-cell>
          <table:table-cell table:formula="of:=[.I42]-[.V42]" office:value-type="float" office:value="0.166993668237255" calcext:value-type="float">
            <text:p>0.1669936682</text:p>
          </table:table-cell>
          <table:table-cell/>
          <table:table-cell table:formula="of:=[.P42]-[.V42]" office:value-type="float" office:value="0.0155261896098038" calcext:value-type="float">
            <text:p>0.0155261896</text:p>
          </table:table-cell>
          <table:table-cell table:formula="of:=[.Q42]-[.V42]" office:value-type="float" office:value="0.0454644018647059" calcext:value-type="float">
            <text:p>0.0454644019</text:p>
          </table:table-cell>
          <table:table-cell table:formula="of:=[.R42]-[.V42]" office:value-type="float" office:value="0.17609568764902" calcext:value-type="float">
            <text:p>0.1760956876</text:p>
          </table:table-cell>
          <table:table-cell table:number-columns-repeated="3"/>
          <table:table-cell table:formula="of:=[.C42]/[.A42]" office:value-type="float" office:value="6.73916641328393" calcext:value-type="float">
            <text:p>6.7391664133</text:p>
          </table:table-cell>
          <table:table-cell table:formula="of:=[.D42]/[.A42]" office:value-type="float" office:value="11.5556360880534" calcext:value-type="float">
            <text:p>11.5556360881</text:p>
          </table:table-cell>
          <table:table-cell table:formula="of:=[.E42]/[.A42]" office:value-type="float" office:value="30.7236324713482" calcext:value-type="float">
            <text:p>30.7236324713</text:p>
          </table:table-cell>
          <table:table-cell/>
          <table:table-cell table:formula="of:=[.C42]/1000000" office:value-type="float" office:value="144.8638273" calcext:value-type="float">
            <text:p>144.8638273</text:p>
          </table:table-cell>
        </table:table-row>
        <table:table-row table:style-name="ro2">
          <table:table-cell table:formula="of:=[.A42]+524288" office:value-type="float" office:value="22020096" calcext:value-type="float">
            <text:p>22020096</text:p>
          </table:table-cell>
          <table:table-cell office:value-type="float" office:value="149232500.8" calcext:value-type="float">
            <text:p>149232500.8</text:p>
          </table:table-cell>
          <table:table-cell office:value-type="float" office:value="148561958.8" calcext:value-type="float">
            <text:p>148561958.8</text:p>
          </table:table-cell>
          <table:table-cell office:value-type="float" office:value="249366163" calcext:value-type="float">
            <text:p>249366163</text:p>
          </table:table-cell>
          <table:table-cell office:value-type="float" office:value="670004892.333333" calcext:value-type="float">
            <text:p>670004892.333333</text:p>
          </table:table-cell>
          <table:table-cell/>
          <table:table-cell table:formula="of:=[.C43]/3400000000" office:value-type="float" office:value="0.0436946937647059" calcext:value-type="float">
            <text:p>0.0436946938</text:p>
          </table:table-cell>
          <table:table-cell table:formula="of:=[.D43]/3400000000" office:value-type="float" office:value="0.0733429891176471" calcext:value-type="float">
            <text:p>0.0733429891</text:p>
          </table:table-cell>
          <table:table-cell table:formula="of:=[.E43]/3400000000" office:value-type="float" office:value="0.19706026245098" calcext:value-type="float">
            <text:p>0.1970602625</text:p>
          </table:table-cell>
          <table:table-cell table:number-columns-repeated="2"/>
          <table:table-cell office:value-type="float" office:value="146422756" calcext:value-type="float">
            <text:p>146422756</text:p>
          </table:table-cell>
          <table:table-cell office:value-type="float" office:value="250445836" calcext:value-type="float">
            <text:p>250445836</text:p>
          </table:table-cell>
          <table:table-cell office:value-type="float" office:value="705340296" calcext:value-type="float">
            <text:p>705340296</text:p>
          </table:table-cell>
          <table:table-cell/>
          <table:table-cell table:formula="of:=[.L43]/3400000000" office:value-type="float" office:value="0.0430655164705882" calcext:value-type="float">
            <text:p>0.0430655165</text:p>
          </table:table-cell>
          <table:table-cell table:formula="of:=[.M43]/3400000000" office:value-type="float" office:value="0.07366054" calcext:value-type="float">
            <text:p>0.07366054</text:p>
          </table:table-cell>
          <table:table-cell table:formula="of:=[.N43]/3400000000" office:value-type="float" office:value="0.207453028235294" calcext:value-type="float">
            <text:p>0.2074530282</text:p>
          </table:table-cell>
          <table:table-cell table:number-columns-repeated="3"/>
          <table:table-cell office:value-type="float" office:value="0.0278996965" calcext:value-type="float">
            <text:p>0.0278996965</text:p>
          </table:table-cell>
          <table:table-cell table:number-columns-repeated="2"/>
          <table:table-cell table:formula="of:=[.G43]-[.V43]" office:value-type="float" office:value="0.0157949972647059" calcext:value-type="float">
            <text:p>0.0157949973</text:p>
          </table:table-cell>
          <table:table-cell table:formula="of:=[.H43]-[.V43]" office:value-type="float" office:value="0.0454432926176471" calcext:value-type="float">
            <text:p>0.0454432926</text:p>
          </table:table-cell>
          <table:table-cell table:formula="of:=[.I43]-[.V43]" office:value-type="float" office:value="0.16916056595098" calcext:value-type="float">
            <text:p>0.169160566</text:p>
          </table:table-cell>
          <table:table-cell/>
          <table:table-cell table:formula="of:=[.P43]-[.V43]" office:value-type="float" office:value="0.0151658199705882" calcext:value-type="float">
            <text:p>0.01516582</text:p>
          </table:table-cell>
          <table:table-cell table:formula="of:=[.Q43]-[.V43]" office:value-type="float" office:value="0.0457608435" calcext:value-type="float">
            <text:p>0.0457608435</text:p>
          </table:table-cell>
          <table:table-cell table:formula="of:=[.R43]-[.V43]" office:value-type="float" office:value="0.179553331735294" calcext:value-type="float">
            <text:p>0.1795533317</text:p>
          </table:table-cell>
          <table:table-cell table:number-columns-repeated="3"/>
          <table:table-cell table:formula="of:=[.C43]/[.A43]" office:value-type="float" office:value="6.74665354774112" calcext:value-type="float">
            <text:p>6.7466535477</text:p>
          </table:table-cell>
          <table:table-cell table:formula="of:=[.D43]/[.A43]" office:value-type="float" office:value="11.3244811920893" calcext:value-type="float">
            <text:p>11.3244811921</text:p>
          </table:table-cell>
          <table:table-cell table:formula="of:=[.E43]/[.A43]" office:value-type="float" office:value="30.4269741754683" calcext:value-type="float">
            <text:p>30.4269741755</text:p>
          </table:table-cell>
          <table:table-cell/>
          <table:table-cell table:formula="of:=[.C43]/1000000" office:value-type="float" office:value="148.5619588" calcext:value-type="float">
            <text:p>148.5619588</text:p>
          </table:table-cell>
        </table:table-row>
        <table:table-row table:style-name="ro2">
          <table:table-cell table:formula="of:=[.A43]+524288" office:value-type="float" office:value="22544384" calcext:value-type="float">
            <text:p>22544384</text:p>
          </table:table-cell>
          <table:table-cell office:value-type="float" office:value="151457481.6" calcext:value-type="float">
            <text:p>151457481.6</text:p>
          </table:table-cell>
          <table:table-cell office:value-type="float" office:value="151197758.1" calcext:value-type="float">
            <text:p>151197758.1</text:p>
          </table:table-cell>
          <table:table-cell office:value-type="float" office:value="257297049.666667" calcext:value-type="float">
            <text:p>257297049.666667</text:p>
          </table:table-cell>
          <table:table-cell office:value-type="float" office:value="665522369" calcext:value-type="float">
            <text:p>665522369</text:p>
          </table:table-cell>
          <table:table-cell/>
          <table:table-cell table:formula="of:=[.C44]/3400000000" office:value-type="float" office:value="0.0444699288529412" calcext:value-type="float">
            <text:p>0.0444699289</text:p>
          </table:table-cell>
          <table:table-cell table:formula="of:=[.D44]/3400000000" office:value-type="float" office:value="0.0756756028431374" calcext:value-type="float">
            <text:p>0.0756756028</text:p>
          </table:table-cell>
          <table:table-cell table:formula="of:=[.E44]/3400000000" office:value-type="float" office:value="0.195741873235294" calcext:value-type="float">
            <text:p>0.1957418732</text:p>
          </table:table-cell>
          <table:table-cell table:number-columns-repeated="2"/>
          <table:table-cell office:value-type="float" office:value="151028861.666667" calcext:value-type="float">
            <text:p>151028861.666667</text:p>
          </table:table-cell>
          <table:table-cell office:value-type="float" office:value="256414322.666667" calcext:value-type="float">
            <text:p>256414322.666667</text:p>
          </table:table-cell>
          <table:table-cell office:value-type="float" office:value="721136274" calcext:value-type="float">
            <text:p>721136274</text:p>
          </table:table-cell>
          <table:table-cell/>
          <table:table-cell table:formula="of:=[.L44]/3400000000" office:value-type="float" office:value="0.0444202534313727" calcext:value-type="float">
            <text:p>0.0444202534</text:p>
          </table:table-cell>
          <table:table-cell table:formula="of:=[.M44]/3400000000" office:value-type="float" office:value="0.0754159772549021" calcext:value-type="float">
            <text:p>0.0754159773</text:p>
          </table:table-cell>
          <table:table-cell table:formula="of:=[.N44]/3400000000" office:value-type="float" office:value="0.212098904117647" calcext:value-type="float">
            <text:p>0.2120989041</text:p>
          </table:table-cell>
          <table:table-cell table:number-columns-repeated="3"/>
          <table:table-cell office:value-type="float" office:value="0.0286145167" calcext:value-type="float">
            <text:p>0.0286145167</text:p>
          </table:table-cell>
          <table:table-cell table:number-columns-repeated="2"/>
          <table:table-cell table:formula="of:=[.G44]-[.V44]" office:value-type="float" office:value="0.0158554121529412" calcext:value-type="float">
            <text:p>0.0158554122</text:p>
          </table:table-cell>
          <table:table-cell table:formula="of:=[.H44]-[.V44]" office:value-type="float" office:value="0.0470610861431374" calcext:value-type="float">
            <text:p>0.0470610861</text:p>
          </table:table-cell>
          <table:table-cell table:formula="of:=[.I44]-[.V44]" office:value-type="float" office:value="0.167127356535294" calcext:value-type="float">
            <text:p>0.1671273565</text:p>
          </table:table-cell>
          <table:table-cell/>
          <table:table-cell table:formula="of:=[.P44]-[.V44]" office:value-type="float" office:value="0.0158057367313727" calcext:value-type="float">
            <text:p>0.0158057367</text:p>
          </table:table-cell>
          <table:table-cell table:formula="of:=[.Q44]-[.V44]" office:value-type="float" office:value="0.0468014605549021" calcext:value-type="float">
            <text:p>0.0468014606</text:p>
          </table:table-cell>
          <table:table-cell table:formula="of:=[.R44]-[.V44]" office:value-type="float" office:value="0.183484387417647" calcext:value-type="float">
            <text:p>0.1834843874</text:p>
          </table:table-cell>
          <table:table-cell table:number-columns-repeated="3"/>
          <table:table-cell table:formula="of:=[.C44]/[.A44]" office:value-type="float" office:value="6.70667063247326" calcext:value-type="float">
            <text:p>6.7066706325</text:p>
          </table:table-cell>
          <table:table-cell table:formula="of:=[.D44]/[.A44]" office:value-type="float" office:value="11.4129110676374" calcext:value-type="float">
            <text:p>11.4129110676</text:p>
          </table:table-cell>
          <table:table-cell table:formula="of:=[.E44]/[.A44]" office:value-type="float" office:value="29.5205390841462" calcext:value-type="float">
            <text:p>29.5205390841</text:p>
          </table:table-cell>
          <table:table-cell/>
          <table:table-cell table:formula="of:=[.C44]/1000000" office:value-type="float" office:value="151.1977581" calcext:value-type="float">
            <text:p>151.1977581</text:p>
          </table:table-cell>
        </table:table-row>
        <table:table-row table:style-name="ro2">
          <table:table-cell table:formula="of:=[.A44]+524288" office:value-type="float" office:value="23068672" calcext:value-type="float">
            <text:p>23068672</text:p>
          </table:table-cell>
          <table:table-cell office:value-type="float" office:value="158948617.7" calcext:value-type="float">
            <text:p>158948617.7</text:p>
          </table:table-cell>
          <table:table-cell office:value-type="float" office:value="154588581.9" calcext:value-type="float">
            <text:p>154588581.9</text:p>
          </table:table-cell>
          <table:table-cell office:value-type="float" office:value="256151428" calcext:value-type="float">
            <text:p>256151428</text:p>
          </table:table-cell>
          <table:table-cell office:value-type="float" office:value="665692327.333333" calcext:value-type="float">
            <text:p>665692327.333333</text:p>
          </table:table-cell>
          <table:table-cell/>
          <table:table-cell table:formula="of:=[.C45]/3400000000" office:value-type="float" office:value="0.0454672299705882" calcext:value-type="float">
            <text:p>0.04546723</text:p>
          </table:table-cell>
          <table:table-cell table:formula="of:=[.D45]/3400000000" office:value-type="float" office:value="0.0753386552941177" calcext:value-type="float">
            <text:p>0.0753386553</text:p>
          </table:table-cell>
          <table:table-cell table:formula="of:=[.E45]/3400000000" office:value-type="float" office:value="0.195791860980392" calcext:value-type="float">
            <text:p>0.195791861</text:p>
          </table:table-cell>
          <table:table-cell table:number-columns-repeated="2"/>
          <table:table-cell office:value-type="float" office:value="152136817.333333" calcext:value-type="float">
            <text:p>152136817.333333</text:p>
          </table:table-cell>
          <table:table-cell office:value-type="float" office:value="258342008.333333" calcext:value-type="float">
            <text:p>258342008.333333</text:p>
          </table:table-cell>
          <table:table-cell office:value-type="float" office:value="722802666" calcext:value-type="float">
            <text:p>722802666</text:p>
          </table:table-cell>
          <table:table-cell/>
          <table:table-cell table:formula="of:=[.L45]/3400000000" office:value-type="float" office:value="0.0447461227450979" calcext:value-type="float">
            <text:p>0.0447461227</text:p>
          </table:table-cell>
          <table:table-cell table:formula="of:=[.M45]/3400000000" office:value-type="float" office:value="0.0759829436274509" calcext:value-type="float">
            <text:p>0.0759829436</text:p>
          </table:table-cell>
          <table:table-cell table:formula="of:=[.N45]/3400000000" office:value-type="float" office:value="0.212589019411765" calcext:value-type="float">
            <text:p>0.2125890194</text:p>
          </table:table-cell>
          <table:table-cell table:number-columns-repeated="3"/>
          <table:table-cell office:value-type="float" office:value="0.0290421211" calcext:value-type="float">
            <text:p>0.0290421211</text:p>
          </table:table-cell>
          <table:table-cell table:number-columns-repeated="2"/>
          <table:table-cell table:formula="of:=[.G45]-[.V45]" office:value-type="float" office:value="0.0164251088705882" calcext:value-type="float">
            <text:p>0.0164251089</text:p>
          </table:table-cell>
          <table:table-cell table:formula="of:=[.H45]-[.V45]" office:value-type="float" office:value="0.0462965341941177" calcext:value-type="float">
            <text:p>0.0462965342</text:p>
          </table:table-cell>
          <table:table-cell table:formula="of:=[.I45]-[.V45]" office:value-type="float" office:value="0.166749739880392" calcext:value-type="float">
            <text:p>0.1667497399</text:p>
          </table:table-cell>
          <table:table-cell/>
          <table:table-cell table:formula="of:=[.P45]-[.V45]" office:value-type="float" office:value="0.0157040016450979" calcext:value-type="float">
            <text:p>0.0157040016</text:p>
          </table:table-cell>
          <table:table-cell table:formula="of:=[.Q45]-[.V45]" office:value-type="float" office:value="0.0469408225274509" calcext:value-type="float">
            <text:p>0.0469408225</text:p>
          </table:table-cell>
          <table:table-cell table:formula="of:=[.R45]-[.V45]" office:value-type="float" office:value="0.183546898311765" calcext:value-type="float">
            <text:p>0.1835468983</text:p>
          </table:table-cell>
          <table:table-cell table:number-columns-repeated="3"/>
          <table:table-cell table:formula="of:=[.C45]/[.A45]" office:value-type="float" office:value="6.701234553077" calcext:value-type="float">
            <text:p>6.7012345531</text:p>
          </table:table-cell>
          <table:table-cell table:formula="of:=[.D45]/[.A45]" office:value-type="float" office:value="11.1038653633811" calcext:value-type="float">
            <text:p>11.1038653634</text:p>
          </table:table-cell>
          <table:table-cell table:formula="of:=[.E45]/[.A45]" office:value-type="float" office:value="28.8569852366592" calcext:value-type="float">
            <text:p>28.8569852367</text:p>
          </table:table-cell>
          <table:table-cell/>
          <table:table-cell table:formula="of:=[.C45]/1000000" office:value-type="float" office:value="154.5885819" calcext:value-type="float">
            <text:p>154.5885819</text:p>
          </table:table-cell>
        </table:table-row>
        <table:table-row table:style-name="ro2">
          <table:table-cell table:formula="of:=[.A45]+524288" office:value-type="float" office:value="23592960" calcext:value-type="float">
            <text:p>23592960</text:p>
          </table:table-cell>
          <table:table-cell office:value-type="float" office:value="159485523.3" calcext:value-type="float">
            <text:p>159485523.3</text:p>
          </table:table-cell>
          <table:table-cell office:value-type="float" office:value="156805206.3" calcext:value-type="float">
            <text:p>156805206.3</text:p>
          </table:table-cell>
          <table:table-cell office:value-type="float" office:value="259328557.666667" calcext:value-type="float">
            <text:p>259328557.666667</text:p>
          </table:table-cell>
          <table:table-cell office:value-type="float" office:value="674534880.333333" calcext:value-type="float">
            <text:p>674534880.333333</text:p>
          </table:table-cell>
          <table:table-cell/>
          <table:table-cell table:formula="of:=[.C46]/3400000000" office:value-type="float" office:value="0.0461191783235294" calcext:value-type="float">
            <text:p>0.0461191783</text:p>
          </table:table-cell>
          <table:table-cell table:formula="of:=[.D46]/3400000000" office:value-type="float" office:value="0.0762731051960785" calcext:value-type="float">
            <text:p>0.0762731052</text:p>
          </table:table-cell>
          <table:table-cell table:formula="of:=[.E46]/3400000000" office:value-type="float" office:value="0.198392611862745" calcext:value-type="float">
            <text:p>0.1983926119</text:p>
          </table:table-cell>
          <table:table-cell table:number-columns-repeated="2"/>
          <table:table-cell office:value-type="float" office:value="156951695.333333" calcext:value-type="float">
            <text:p>156951695.333333</text:p>
          </table:table-cell>
          <table:table-cell office:value-type="float" office:value="259788309.666667" calcext:value-type="float">
            <text:p>259788309.666667</text:p>
          </table:table-cell>
          <table:table-cell office:value-type="float" office:value="721677634" calcext:value-type="float">
            <text:p>721677634</text:p>
          </table:table-cell>
          <table:table-cell/>
          <table:table-cell table:formula="of:=[.L46]/3400000000" office:value-type="float" office:value="0.0461622633333332" calcext:value-type="float">
            <text:p>0.0461622633</text:p>
          </table:table-cell>
          <table:table-cell table:formula="of:=[.M46]/3400000000" office:value-type="float" office:value="0.0764083263725491" calcext:value-type="float">
            <text:p>0.0764083264</text:p>
          </table:table-cell>
          <table:table-cell table:formula="of:=[.N46]/3400000000" office:value-type="float" office:value="0.212258127647059" calcext:value-type="float">
            <text:p>0.2122581276</text:p>
          </table:table-cell>
          <table:table-cell table:number-columns-repeated="3"/>
          <table:table-cell office:value-type="float" office:value="0.0300328467" calcext:value-type="float">
            <text:p>0.0300328467</text:p>
          </table:table-cell>
          <table:table-cell table:number-columns-repeated="2"/>
          <table:table-cell table:formula="of:=[.G46]-[.V46]" office:value-type="float" office:value="0.0160863316235294" calcext:value-type="float">
            <text:p>0.0160863316</text:p>
          </table:table-cell>
          <table:table-cell table:formula="of:=[.H46]-[.V46]" office:value-type="float" office:value="0.0462402584960785" calcext:value-type="float">
            <text:p>0.0462402585</text:p>
          </table:table-cell>
          <table:table-cell table:formula="of:=[.I46]-[.V46]" office:value-type="float" office:value="0.168359765162745" calcext:value-type="float">
            <text:p>0.1683597652</text:p>
          </table:table-cell>
          <table:table-cell/>
          <table:table-cell table:formula="of:=[.P46]-[.V46]" office:value-type="float" office:value="0.0161294166333332" calcext:value-type="float">
            <text:p>0.0161294166</text:p>
          </table:table-cell>
          <table:table-cell table:formula="of:=[.Q46]-[.V46]" office:value-type="float" office:value="0.0463754796725491" calcext:value-type="float">
            <text:p>0.0463754797</text:p>
          </table:table-cell>
          <table:table-cell table:formula="of:=[.R46]-[.V46]" office:value-type="float" office:value="0.182225280947059" calcext:value-type="float">
            <text:p>0.1822252809</text:p>
          </table:table-cell>
          <table:table-cell table:number-columns-repeated="3"/>
          <table:table-cell table:formula="of:=[.C46]/[.A46]" office:value-type="float" office:value="6.64627101898193" calcext:value-type="float">
            <text:p>6.646271019</text:p>
          </table:table-cell>
          <table:table-cell table:formula="of:=[.D46]/[.A46]" office:value-type="float" office:value="10.9917771092168" calcext:value-type="float">
            <text:p>10.9917771092</text:p>
          </table:table-cell>
          <table:table-cell table:formula="of:=[.E46]/[.A46]" office:value-type="float" office:value="28.5905151508472" calcext:value-type="float">
            <text:p>28.5905151508</text:p>
          </table:table-cell>
          <table:table-cell/>
          <table:table-cell table:formula="of:=[.C46]/1000000" office:value-type="float" office:value="156.8052063" calcext:value-type="float">
            <text:p>156.8052063</text:p>
          </table:table-cell>
        </table:table-row>
        <table:table-row table:style-name="ro2">
          <table:table-cell table:formula="of:=[.A46]+524288" office:value-type="float" office:value="24117248" calcext:value-type="float">
            <text:p>24117248</text:p>
          </table:table-cell>
          <table:table-cell office:value-type="float" office:value="161551520.8" calcext:value-type="float">
            <text:p>161551520.8</text:p>
          </table:table-cell>
          <table:table-cell office:value-type="float" office:value="160398168.3" calcext:value-type="float">
            <text:p>160398168.3</text:p>
          </table:table-cell>
          <table:table-cell office:value-type="float" office:value="267101518" calcext:value-type="float">
            <text:p>267101518</text:p>
          </table:table-cell>
          <table:table-cell office:value-type="float" office:value="676799429.333333" calcext:value-type="float">
            <text:p>676799429.333333</text:p>
          </table:table-cell>
          <table:table-cell/>
          <table:table-cell table:formula="of:=[.C47]/3400000000" office:value-type="float" office:value="0.0471759318529412" calcext:value-type="float">
            <text:p>0.0471759319</text:p>
          </table:table-cell>
          <table:table-cell table:formula="of:=[.D47]/3400000000" office:value-type="float" office:value="0.07855927" calcext:value-type="float">
            <text:p>0.07855927</text:p>
          </table:table-cell>
          <table:table-cell table:formula="of:=[.E47]/3400000000" office:value-type="float" office:value="0.199058655686274" calcext:value-type="float">
            <text:p>0.1990586557</text:p>
          </table:table-cell>
          <table:table-cell table:number-columns-repeated="2"/>
          <table:table-cell office:value-type="float" office:value="159233653.333333" calcext:value-type="float">
            <text:p>159233653.333333</text:p>
          </table:table-cell>
          <table:table-cell office:value-type="float" office:value="264684658" calcext:value-type="float">
            <text:p>264684658</text:p>
          </table:table-cell>
          <table:table-cell office:value-type="float" office:value="709534952.333333" calcext:value-type="float">
            <text:p>709534952.333333</text:p>
          </table:table-cell>
          <table:table-cell/>
          <table:table-cell table:formula="of:=[.L47]/3400000000" office:value-type="float" office:value="0.0468334274509803" calcext:value-type="float">
            <text:p>0.0468334275</text:p>
          </table:table-cell>
          <table:table-cell table:formula="of:=[.M47]/3400000000" office:value-type="float" office:value="0.0778484288235294" calcext:value-type="float">
            <text:p>0.0778484288</text:p>
          </table:table-cell>
          <table:table-cell table:formula="of:=[.N47]/3400000000" office:value-type="float" office:value="0.208686750686274" calcext:value-type="float">
            <text:p>0.2086867507</text:p>
          </table:table-cell>
          <table:table-cell table:number-columns-repeated="3"/>
          <table:table-cell office:value-type="float" office:value="0.0302853241" calcext:value-type="float">
            <text:p>0.0302853241</text:p>
          </table:table-cell>
          <table:table-cell table:number-columns-repeated="2"/>
          <table:table-cell table:formula="of:=[.G47]-[.V47]" office:value-type="float" office:value="0.0168906077529412" calcext:value-type="float">
            <text:p>0.0168906078</text:p>
          </table:table-cell>
          <table:table-cell table:formula="of:=[.H47]-[.V47]" office:value-type="float" office:value="0.0482739459" calcext:value-type="float">
            <text:p>0.0482739459</text:p>
          </table:table-cell>
          <table:table-cell table:formula="of:=[.I47]-[.V47]" office:value-type="float" office:value="0.168773331586274" calcext:value-type="float">
            <text:p>0.1687733316</text:p>
          </table:table-cell>
          <table:table-cell/>
          <table:table-cell table:formula="of:=[.P47]-[.V47]" office:value-type="float" office:value="0.0165481033509803" calcext:value-type="float">
            <text:p>0.0165481034</text:p>
          </table:table-cell>
          <table:table-cell table:formula="of:=[.Q47]-[.V47]" office:value-type="float" office:value="0.0475631047235294" calcext:value-type="float">
            <text:p>0.0475631047</text:p>
          </table:table-cell>
          <table:table-cell table:formula="of:=[.R47]-[.V47]" office:value-type="float" office:value="0.178401426586274" calcext:value-type="float">
            <text:p>0.1784014266</text:p>
          </table:table-cell>
          <table:table-cell table:number-columns-repeated="3"/>
          <table:table-cell table:formula="of:=[.C47]/[.A47]" office:value-type="float" office:value="6.65076580462249" calcext:value-type="float">
            <text:p>6.6507658046</text:p>
          </table:table-cell>
          <table:table-cell table:formula="of:=[.D47]/[.A47]" office:value-type="float" office:value="11.0751242430314" calcext:value-type="float">
            <text:p>11.075124243</text:p>
          </table:table-cell>
          <table:table-cell table:formula="of:=[.E47]/[.A47]" office:value-type="float" office:value="28.0628797005916" calcext:value-type="float">
            <text:p>28.0628797006</text:p>
          </table:table-cell>
          <table:table-cell/>
          <table:table-cell table:formula="of:=[.C47]/1000000" office:value-type="float" office:value="160.3981683" calcext:value-type="float">
            <text:p>160.3981683</text:p>
          </table:table-cell>
        </table:table-row>
        <table:table-row table:style-name="ro2">
          <table:table-cell table:formula="of:=[.A47]+524288" office:value-type="float" office:value="24641536" calcext:value-type="float">
            <text:p>24641536</text:p>
          </table:table-cell>
          <table:table-cell office:value-type="float" office:value="162610170.7" calcext:value-type="float">
            <text:p>162610170.7</text:p>
          </table:table-cell>
          <table:table-cell office:value-type="float" office:value="164297271.9" calcext:value-type="float">
            <text:p>164297271.9</text:p>
          </table:table-cell>
          <table:table-cell office:value-type="float" office:value="269729523.666667" calcext:value-type="float">
            <text:p>269729523.666667</text:p>
          </table:table-cell>
          <table:table-cell office:value-type="float" office:value="661701564.333333" calcext:value-type="float">
            <text:p>661701564.333333</text:p>
          </table:table-cell>
          <table:table-cell/>
          <table:table-cell table:formula="of:=[.C48]/3400000000" office:value-type="float" office:value="0.0483227270294118" calcext:value-type="float">
            <text:p>0.048322727</text:p>
          </table:table-cell>
          <table:table-cell table:formula="of:=[.D48]/3400000000" office:value-type="float" office:value="0.0793322128431374" calcext:value-type="float">
            <text:p>0.0793322128</text:p>
          </table:table-cell>
          <table:table-cell table:formula="of:=[.E48]/3400000000" office:value-type="float" office:value="0.194618107156863" calcext:value-type="float">
            <text:p>0.1946181072</text:p>
          </table:table-cell>
          <table:table-cell table:number-columns-repeated="2"/>
          <table:table-cell office:value-type="float" office:value="162438870.333333" calcext:value-type="float">
            <text:p>162438870.333333</text:p>
          </table:table-cell>
          <table:table-cell office:value-type="float" office:value="267343596.666667" calcext:value-type="float">
            <text:p>267343596.666667</text:p>
          </table:table-cell>
          <table:table-cell office:value-type="float" office:value="724372075" calcext:value-type="float">
            <text:p>724372075</text:p>
          </table:table-cell>
          <table:table-cell/>
          <table:table-cell table:formula="of:=[.L48]/3400000000" office:value-type="float" office:value="0.0477761383333332" calcext:value-type="float">
            <text:p>0.0477761383</text:p>
          </table:table-cell>
          <table:table-cell table:formula="of:=[.M48]/3400000000" office:value-type="float" office:value="0.0786304696078432" calcext:value-type="float">
            <text:p>0.0786304696</text:p>
          </table:table-cell>
          <table:table-cell table:formula="of:=[.N48]/3400000000" office:value-type="float" office:value="0.213050610294118" calcext:value-type="float">
            <text:p>0.2130506103</text:p>
          </table:table-cell>
          <table:table-cell table:number-columns-repeated="3"/>
          <table:table-cell office:value-type="float" office:value="0.0310001541" calcext:value-type="float">
            <text:p>0.0310001541</text:p>
          </table:table-cell>
          <table:table-cell table:number-columns-repeated="2"/>
          <table:table-cell table:formula="of:=[.G48]-[.V48]" office:value-type="float" office:value="0.0173225729294118" calcext:value-type="float">
            <text:p>0.0173225729</text:p>
          </table:table-cell>
          <table:table-cell table:formula="of:=[.H48]-[.V48]" office:value-type="float" office:value="0.0483320587431374" calcext:value-type="float">
            <text:p>0.0483320587</text:p>
          </table:table-cell>
          <table:table-cell table:formula="of:=[.I48]-[.V48]" office:value-type="float" office:value="0.163617953056863" calcext:value-type="float">
            <text:p>0.1636179531</text:p>
          </table:table-cell>
          <table:table-cell/>
          <table:table-cell table:formula="of:=[.P48]-[.V48]" office:value-type="float" office:value="0.0167759842333332" calcext:value-type="float">
            <text:p>0.0167759842</text:p>
          </table:table-cell>
          <table:table-cell table:formula="of:=[.Q48]-[.V48]" office:value-type="float" office:value="0.0476303155078432" calcext:value-type="float">
            <text:p>0.0476303155</text:p>
          </table:table-cell>
          <table:table-cell table:formula="of:=[.R48]-[.V48]" office:value-type="float" office:value="0.182050456194118" calcext:value-type="float">
            <text:p>0.1820504562</text:p>
          </table:table-cell>
          <table:table-cell table:number-columns-repeated="3"/>
          <table:table-cell table:formula="of:=[.C48]/[.A48]" office:value-type="float" office:value="6.66749312624018" calcext:value-type="float">
            <text:p>6.6674931262</text:p>
          </table:table-cell>
          <table:table-cell table:formula="of:=[.D48]/[.A48]" office:value-type="float" office:value="10.9461327275486" calcext:value-type="float">
            <text:p>10.9461327275</text:p>
          </table:table-cell>
          <table:table-cell table:formula="of:=[.E48]/[.A48]" office:value-type="float" office:value="26.8530973204484" calcext:value-type="float">
            <text:p>26.8530973204</text:p>
          </table:table-cell>
          <table:table-cell/>
          <table:table-cell table:formula="of:=[.C48]/1000000" office:value-type="float" office:value="164.2972719" calcext:value-type="float">
            <text:p>164.2972719</text:p>
          </table:table-cell>
        </table:table-row>
        <table:table-row table:style-name="ro2">
          <table:table-cell table:formula="of:=[.A48]+524288" office:value-type="float" office:value="25165824" calcext:value-type="float">
            <text:p>25165824</text:p>
          </table:table-cell>
          <table:table-cell office:value-type="float" office:value="169553243.6" calcext:value-type="float">
            <text:p>169553243.6</text:p>
          </table:table-cell>
          <table:table-cell office:value-type="float" office:value="167216272.3" calcext:value-type="float">
            <text:p>167216272.3</text:p>
          </table:table-cell>
          <table:table-cell office:value-type="float" office:value="271350216.333333" calcext:value-type="float">
            <text:p>271350216.333333</text:p>
          </table:table-cell>
          <table:table-cell office:value-type="float" office:value="673316966" calcext:value-type="float">
            <text:p>673316966</text:p>
          </table:table-cell>
          <table:table-cell/>
          <table:table-cell table:formula="of:=[.C49]/3400000000" office:value-type="float" office:value="0.0491812565588235" calcext:value-type="float">
            <text:p>0.0491812566</text:p>
          </table:table-cell>
          <table:table-cell table:formula="of:=[.D49]/3400000000" office:value-type="float" office:value="0.0798088871568627" calcext:value-type="float">
            <text:p>0.0798088872</text:p>
          </table:table-cell>
          <table:table-cell table:formula="of:=[.E49]/3400000000" office:value-type="float" office:value="0.198034401764706" calcext:value-type="float">
            <text:p>0.1980344018</text:p>
          </table:table-cell>
          <table:table-cell table:number-columns-repeated="2"/>
          <table:table-cell office:value-type="float" office:value="167888296.666667" calcext:value-type="float">
            <text:p>167888296.666667</text:p>
          </table:table-cell>
          <table:table-cell office:value-type="float" office:value="278852067.666667" calcext:value-type="float">
            <text:p>278852067.666667</text:p>
          </table:table-cell>
          <table:table-cell office:value-type="float" office:value="719382307.666667" calcext:value-type="float">
            <text:p>719382307.666667</text:p>
          </table:table-cell>
          <table:table-cell/>
          <table:table-cell table:formula="of:=[.L49]/3400000000" office:value-type="float" office:value="0.0493789107843138" calcext:value-type="float">
            <text:p>0.0493789108</text:p>
          </table:table-cell>
          <table:table-cell table:formula="of:=[.M49]/3400000000" office:value-type="float" office:value="0.0820153140196079" calcext:value-type="float">
            <text:p>0.082015314</text:p>
          </table:table-cell>
          <table:table-cell table:formula="of:=[.N49]/3400000000" office:value-type="float" office:value="0.211583031666667" calcext:value-type="float">
            <text:p>0.2115830317</text:p>
          </table:table-cell>
          <table:table-cell table:number-columns-repeated="3"/>
          <table:table-cell office:value-type="float" office:value="0.0316083679" calcext:value-type="float">
            <text:p>0.0316083679</text:p>
          </table:table-cell>
          <table:table-cell table:number-columns-repeated="2"/>
          <table:table-cell table:formula="of:=[.G49]-[.V49]" office:value-type="float" office:value="0.0175728886588235" calcext:value-type="float">
            <text:p>0.0175728887</text:p>
          </table:table-cell>
          <table:table-cell table:formula="of:=[.H49]-[.V49]" office:value-type="float" office:value="0.0482005192568627" calcext:value-type="float">
            <text:p>0.0482005193</text:p>
          </table:table-cell>
          <table:table-cell table:formula="of:=[.I49]-[.V49]" office:value-type="float" office:value="0.166426033864706" calcext:value-type="float">
            <text:p>0.1664260339</text:p>
          </table:table-cell>
          <table:table-cell/>
          <table:table-cell table:formula="of:=[.P49]-[.V49]" office:value-type="float" office:value="0.0177705428843138" calcext:value-type="float">
            <text:p>0.0177705429</text:p>
          </table:table-cell>
          <table:table-cell table:formula="of:=[.Q49]-[.V49]" office:value-type="float" office:value="0.0504069461196079" calcext:value-type="float">
            <text:p>0.0504069461</text:p>
          </table:table-cell>
          <table:table-cell table:formula="of:=[.R49]-[.V49]" office:value-type="float" office:value="0.179974663766667" calcext:value-type="float">
            <text:p>0.1799746638</text:p>
          </table:table-cell>
          <table:table-cell table:number-columns-repeated="3"/>
          <table:table-cell table:formula="of:=[.C49]/[.A49]" office:value-type="float" office:value="6.64457767407099" calcext:value-type="float">
            <text:p>6.6445776741</text:p>
          </table:table-cell>
          <table:table-cell table:formula="of:=[.D49]/[.A49]" office:value-type="float" office:value="10.7824888361825" calcext:value-type="float">
            <text:p>10.7824888362</text:p>
          </table:table-cell>
          <table:table-cell table:formula="of:=[.E49]/[.A49]" office:value-type="float" office:value="26.7552123864492" calcext:value-type="float">
            <text:p>26.7552123864</text:p>
          </table:table-cell>
          <table:table-cell/>
          <table:table-cell table:formula="of:=[.C49]/1000000" office:value-type="float" office:value="167.2162723" calcext:value-type="float">
            <text:p>167.2162723</text:p>
          </table:table-cell>
        </table:table-row>
        <table:table-row table:style-name="ro2">
          <table:table-cell table:formula="of:=[.A49]+524288" office:value-type="float" office:value="25690112" calcext:value-type="float">
            <text:p>25690112</text:p>
          </table:table-cell>
          <table:table-cell office:value-type="float" office:value="168672426.7" calcext:value-type="float">
            <text:p>168672426.7</text:p>
          </table:table-cell>
          <table:table-cell office:value-type="float" office:value="169910564.4" calcext:value-type="float">
            <text:p>169910564.4</text:p>
          </table:table-cell>
          <table:table-cell office:value-type="float" office:value="278410245.333333" calcext:value-type="float">
            <text:p>278410245.333333</text:p>
          </table:table-cell>
          <table:table-cell office:value-type="float" office:value="667126929.333333" calcext:value-type="float">
            <text:p>667126929.333333</text:p>
          </table:table-cell>
          <table:table-cell/>
          <table:table-cell table:formula="of:=[.C50]/3400000000" office:value-type="float" office:value="0.0499736954117647" calcext:value-type="float">
            <text:p>0.0499736954</text:p>
          </table:table-cell>
          <table:table-cell table:formula="of:=[.D50]/3400000000" office:value-type="float" office:value="0.0818853662745097" calcext:value-type="float">
            <text:p>0.0818853663</text:p>
          </table:table-cell>
          <table:table-cell table:formula="of:=[.E50]/3400000000" office:value-type="float" office:value="0.196213802745098" calcext:value-type="float">
            <text:p>0.1962138027</text:p>
          </table:table-cell>
          <table:table-cell table:number-columns-repeated="2"/>
          <table:table-cell office:value-type="float" office:value="171975028.666667" calcext:value-type="float">
            <text:p>171975028.666667</text:p>
          </table:table-cell>
          <table:table-cell office:value-type="float" office:value="274257496" calcext:value-type="float">
            <text:p>274257496</text:p>
          </table:table-cell>
          <table:table-cell office:value-type="float" office:value="739563214.333333" calcext:value-type="float">
            <text:p>739563214.333333</text:p>
          </table:table-cell>
          <table:table-cell/>
          <table:table-cell table:formula="of:=[.L50]/3400000000" office:value-type="float" office:value="0.0505808907843138" calcext:value-type="float">
            <text:p>0.0505808908</text:p>
          </table:table-cell>
          <table:table-cell table:formula="of:=[.M50]/3400000000" office:value-type="float" office:value="0.0806639694117647" calcext:value-type="float">
            <text:p>0.0806639694</text:p>
          </table:table-cell>
          <table:table-cell table:formula="of:=[.N50]/3400000000" office:value-type="float" office:value="0.21751859245098" calcext:value-type="float">
            <text:p>0.2175185925</text:p>
          </table:table-cell>
          <table:table-cell table:number-columns-repeated="3"/>
          <table:table-cell office:value-type="float" office:value="0.0322833016" calcext:value-type="float">
            <text:p>0.0322833016</text:p>
          </table:table-cell>
          <table:table-cell table:number-columns-repeated="2"/>
          <table:table-cell table:formula="of:=[.G50]-[.V50]" office:value-type="float" office:value="0.0176903938117647" calcext:value-type="float">
            <text:p>0.0176903938</text:p>
          </table:table-cell>
          <table:table-cell table:formula="of:=[.H50]-[.V50]" office:value-type="float" office:value="0.0496020646745097" calcext:value-type="float">
            <text:p>0.0496020647</text:p>
          </table:table-cell>
          <table:table-cell table:formula="of:=[.I50]-[.V50]" office:value-type="float" office:value="0.163930501145098" calcext:value-type="float">
            <text:p>0.1639305011</text:p>
          </table:table-cell>
          <table:table-cell/>
          <table:table-cell table:formula="of:=[.P50]-[.V50]" office:value-type="float" office:value="0.0182975891843138" calcext:value-type="float">
            <text:p>0.0182975892</text:p>
          </table:table-cell>
          <table:table-cell table:formula="of:=[.Q50]-[.V50]" office:value-type="float" office:value="0.0483806678117647" calcext:value-type="float">
            <text:p>0.0483806678</text:p>
          </table:table-cell>
          <table:table-cell table:formula="of:=[.R50]-[.V50]" office:value-type="float" office:value="0.18523529085098" calcext:value-type="float">
            <text:p>0.1852352909</text:p>
          </table:table-cell>
          <table:table-cell table:number-columns-repeated="3"/>
          <table:table-cell table:formula="of:=[.C50]/[.A50]" office:value-type="float" office:value="6.61385066752531" calcext:value-type="float">
            <text:p>6.6138506675</text:p>
          </table:table-cell>
          <table:table-cell table:formula="of:=[.D50]/[.A50]" office:value-type="float" office:value="10.8372530775005" calcext:value-type="float">
            <text:p>10.8372530775</text:p>
          </table:table-cell>
          <table:table-cell table:formula="of:=[.E50]/[.A50]" office:value-type="float" office:value="25.9682374811497" calcext:value-type="float">
            <text:p>25.9682374811</text:p>
          </table:table-cell>
          <table:table-cell/>
          <table:table-cell table:formula="of:=[.C50]/1000000" office:value-type="float" office:value="169.9105644" calcext:value-type="float">
            <text:p>169.9105644</text:p>
          </table:table-cell>
        </table:table-row>
        <table:table-row table:style-name="ro2">
          <table:table-cell table:formula="of:=[.A50]+524288" office:value-type="float" office:value="26214400" calcext:value-type="float">
            <text:p>26214400</text:p>
          </table:table-cell>
          <table:table-cell office:value-type="float" office:value="178884680.1" calcext:value-type="float">
            <text:p>178884680.1</text:p>
          </table:table-cell>
          <table:table-cell office:value-type="float" office:value="172715229.1" calcext:value-type="float">
            <text:p>172715229.1</text:p>
          </table:table-cell>
          <table:table-cell office:value-type="float" office:value="280818752.333333" calcext:value-type="float">
            <text:p>280818752.333333</text:p>
          </table:table-cell>
          <table:table-cell office:value-type="float" office:value="687642526" calcext:value-type="float">
            <text:p>687642526</text:p>
          </table:table-cell>
          <table:table-cell/>
          <table:table-cell table:formula="of:=[.C51]/3400000000" office:value-type="float" office:value="0.0507985967941177" calcext:value-type="float">
            <text:p>0.0507985968</text:p>
          </table:table-cell>
          <table:table-cell table:formula="of:=[.D51]/3400000000" office:value-type="float" office:value="0.0825937506862744" calcext:value-type="float">
            <text:p>0.0825937507</text:p>
          </table:table-cell>
          <table:table-cell table:formula="of:=[.E51]/3400000000" office:value-type="float" office:value="0.202247801764706" calcext:value-type="float">
            <text:p>0.2022478018</text:p>
          </table:table-cell>
          <table:table-cell table:number-columns-repeated="2"/>
          <table:table-cell office:value-type="float" office:value="173871946.666667" calcext:value-type="float">
            <text:p>173871946.666667</text:p>
          </table:table-cell>
          <table:table-cell office:value-type="float" office:value="285260388.666667" calcext:value-type="float">
            <text:p>285260388.666667</text:p>
          </table:table-cell>
          <table:table-cell office:value-type="float" office:value="747662285.333333" calcext:value-type="float">
            <text:p>747662285.333333</text:p>
          </table:table-cell>
          <table:table-cell/>
          <table:table-cell table:formula="of:=[.L51]/3400000000" office:value-type="float" office:value="0.0511388078431374" calcext:value-type="float">
            <text:p>0.0511388078</text:p>
          </table:table-cell>
          <table:table-cell table:formula="of:=[.M51]/3400000000" office:value-type="float" office:value="0.0839001143137256" calcext:value-type="float">
            <text:p>0.0839001143</text:p>
          </table:table-cell>
          <table:table-cell table:formula="of:=[.N51]/3400000000" office:value-type="float" office:value="0.219900672156863" calcext:value-type="float">
            <text:p>0.2199006722</text:p>
          </table:table-cell>
          <table:table-cell table:number-columns-repeated="3"/>
          <table:table-cell office:value-type="float" office:value="0.0331873871" calcext:value-type="float">
            <text:p>0.0331873871</text:p>
          </table:table-cell>
          <table:table-cell table:number-columns-repeated="2"/>
          <table:table-cell table:formula="of:=[.G51]-[.V51]" office:value-type="float" office:value="0.0176112096941176" calcext:value-type="float">
            <text:p>0.0176112097</text:p>
          </table:table-cell>
          <table:table-cell table:formula="of:=[.H51]-[.V51]" office:value-type="float" office:value="0.0494063635862744" calcext:value-type="float">
            <text:p>0.0494063636</text:p>
          </table:table-cell>
          <table:table-cell table:formula="of:=[.I51]-[.V51]" office:value-type="float" office:value="0.169060414664706" calcext:value-type="float">
            <text:p>0.1690604147</text:p>
          </table:table-cell>
          <table:table-cell/>
          <table:table-cell table:formula="of:=[.P51]-[.V51]" office:value-type="float" office:value="0.0179514207431374" calcext:value-type="float">
            <text:p>0.0179514207</text:p>
          </table:table-cell>
          <table:table-cell table:formula="of:=[.Q51]-[.V51]" office:value-type="float" office:value="0.0507127272137256" calcext:value-type="float">
            <text:p>0.0507127272</text:p>
          </table:table-cell>
          <table:table-cell table:formula="of:=[.R51]-[.V51]" office:value-type="float" office:value="0.186713285056863" calcext:value-type="float">
            <text:p>0.1867132851</text:p>
          </table:table-cell>
          <table:table-cell table:number-columns-repeated="3"/>
          <table:table-cell table:formula="of:=[.C51]/[.A51]" office:value-type="float" office:value="6.58856312179565" calcext:value-type="float">
            <text:p>6.5885631218</text:p>
          </table:table-cell>
          <table:table-cell table:formula="of:=[.D51]/[.A51]" office:value-type="float" office:value="10.7123852666219" calcext:value-type="float">
            <text:p>10.7123852666</text:p>
          </table:table-cell>
          <table:table-cell table:formula="of:=[.E51]/[.A51]" office:value-type="float" office:value="26.2314806365967" calcext:value-type="float">
            <text:p>26.2314806366</text:p>
          </table:table-cell>
          <table:table-cell/>
          <table:table-cell table:formula="of:=[.C51]/1000000" office:value-type="float" office:value="172.7152291" calcext:value-type="float">
            <text:p>172.7152291</text:p>
          </table:table-cell>
        </table:table-row>
        <table:table-row table:style-name="ro2">
          <table:table-cell table:formula="of:=[.A51]+524288" office:value-type="float" office:value="26738688" calcext:value-type="float">
            <text:p>26738688</text:p>
          </table:table-cell>
          <table:table-cell office:value-type="float" office:value="180712578.4" calcext:value-type="float">
            <text:p>180712578.4</text:p>
          </table:table-cell>
          <table:table-cell office:value-type="float" office:value="178690347.5" calcext:value-type="float">
            <text:p>178690347.5</text:p>
          </table:table-cell>
          <table:table-cell office:value-type="float" office:value="282387426" calcext:value-type="float">
            <text:p>282387426</text:p>
          </table:table-cell>
          <table:table-cell office:value-type="float" office:value="690966720.666667" calcext:value-type="float">
            <text:p>690966720.666667</text:p>
          </table:table-cell>
          <table:table-cell/>
          <table:table-cell table:formula="of:=[.C52]/3400000000" office:value-type="float" office:value="0.0525559845588235" calcext:value-type="float">
            <text:p>0.0525559846</text:p>
          </table:table-cell>
          <table:table-cell table:formula="of:=[.D52]/3400000000" office:value-type="float" office:value="0.0830551252941176" calcext:value-type="float">
            <text:p>0.0830551253</text:p>
          </table:table-cell>
          <table:table-cell table:formula="of:=[.E52]/3400000000" office:value-type="float" office:value="0.203225506078431" calcext:value-type="float">
            <text:p>0.2032255061</text:p>
          </table:table-cell>
          <table:table-cell table:number-columns-repeated="2"/>
          <table:table-cell office:value-type="float" office:value="175469336" calcext:value-type="float">
            <text:p>175469336</text:p>
          </table:table-cell>
          <table:table-cell office:value-type="float" office:value="281250796.333333" calcext:value-type="float">
            <text:p>281250796.333333</text:p>
          </table:table-cell>
          <table:table-cell office:value-type="float" office:value="750856518.333333" calcext:value-type="float">
            <text:p>750856518.333333</text:p>
          </table:table-cell>
          <table:table-cell/>
          <table:table-cell table:formula="of:=[.L52]/3400000000" office:value-type="float" office:value="0.0516086282352941" calcext:value-type="float">
            <text:p>0.0516086282</text:p>
          </table:table-cell>
          <table:table-cell table:formula="of:=[.M52]/3400000000" office:value-type="float" office:value="0.0827208224509803" calcext:value-type="float">
            <text:p>0.0827208225</text:p>
          </table:table-cell>
          <table:table-cell table:formula="of:=[.N52]/3400000000" office:value-type="float" office:value="0.22084015245098" calcext:value-type="float">
            <text:p>0.2208401525</text:p>
          </table:table-cell>
          <table:table-cell table:number-columns-repeated="3"/>
          <table:table-cell office:value-type="float" office:value="0.0335832335" calcext:value-type="float">
            <text:p>0.0335832335</text:p>
          </table:table-cell>
          <table:table-cell table:number-columns-repeated="2"/>
          <table:table-cell table:formula="of:=[.G52]-[.V52]" office:value-type="float" office:value="0.0189727510588235" calcext:value-type="float">
            <text:p>0.0189727511</text:p>
          </table:table-cell>
          <table:table-cell table:formula="of:=[.H52]-[.V52]" office:value-type="float" office:value="0.0494718917941176" calcext:value-type="float">
            <text:p>0.0494718918</text:p>
          </table:table-cell>
          <table:table-cell table:formula="of:=[.I52]-[.V52]" office:value-type="float" office:value="0.169642272578431" calcext:value-type="float">
            <text:p>0.1696422726</text:p>
          </table:table-cell>
          <table:table-cell/>
          <table:table-cell table:formula="of:=[.P52]-[.V52]" office:value-type="float" office:value="0.0180253947352941" calcext:value-type="float">
            <text:p>0.0180253947</text:p>
          </table:table-cell>
          <table:table-cell table:formula="of:=[.Q52]-[.V52]" office:value-type="float" office:value="0.0491375889509803" calcext:value-type="float">
            <text:p>0.049137589</text:p>
          </table:table-cell>
          <table:table-cell table:formula="of:=[.R52]-[.V52]" office:value-type="float" office:value="0.18725691895098" calcext:value-type="float">
            <text:p>0.187256919</text:p>
          </table:table-cell>
          <table:table-cell table:number-columns-repeated="3"/>
          <table:table-cell table:formula="of:=[.C52]/[.A52]" office:value-type="float" office:value="6.6828390196258" calcext:value-type="float">
            <text:p>6.6828390196</text:p>
          </table:table-cell>
          <table:table-cell table:formula="of:=[.D52]/[.A52]" office:value-type="float" office:value="10.5610053118537" calcext:value-type="float">
            <text:p>10.5610053119</text:p>
          </table:table-cell>
          <table:table-cell table:formula="of:=[.E52]/[.A52]" office:value-type="float" office:value="25.8414594114216" calcext:value-type="float">
            <text:p>25.8414594114</text:p>
          </table:table-cell>
          <table:table-cell/>
          <table:table-cell table:formula="of:=[.C52]/1000000" office:value-type="float" office:value="178.6903475" calcext:value-type="float">
            <text:p>178.6903475</text:p>
          </table:table-cell>
        </table:table-row>
        <table:table-row table:style-name="ro2">
          <table:table-cell table:formula="of:=[.A52]+524288" office:value-type="float" office:value="27262976" calcext:value-type="float">
            <text:p>27262976</text:p>
          </table:table-cell>
          <table:table-cell office:value-type="float" office:value="181897120.3" calcext:value-type="float">
            <text:p>181897120.3</text:p>
          </table:table-cell>
          <table:table-cell office:value-type="float" office:value="180517630.7" calcext:value-type="float">
            <text:p>180517630.7</text:p>
          </table:table-cell>
          <table:table-cell office:value-type="float" office:value="286757575.666667" calcext:value-type="float">
            <text:p>286757575.666667</text:p>
          </table:table-cell>
          <table:table-cell office:value-type="float" office:value="682145040" calcext:value-type="float">
            <text:p>682145040</text:p>
          </table:table-cell>
          <table:table-cell/>
          <table:table-cell table:formula="of:=[.C53]/3400000000" office:value-type="float" office:value="0.0530934207941176" calcext:value-type="float">
            <text:p>0.0530934208</text:p>
          </table:table-cell>
          <table:table-cell table:formula="of:=[.D53]/3400000000" office:value-type="float" office:value="0.0843404634313726" calcext:value-type="float">
            <text:p>0.0843404634</text:p>
          </table:table-cell>
          <table:table-cell table:formula="of:=[.E53]/3400000000" office:value-type="float" office:value="0.200630894117647" calcext:value-type="float">
            <text:p>0.2006308941</text:p>
          </table:table-cell>
          <table:table-cell table:number-columns-repeated="2"/>
          <table:table-cell office:value-type="float" office:value="178413337.333333" calcext:value-type="float">
            <text:p>178413337.333333</text:p>
          </table:table-cell>
          <table:table-cell office:value-type="float" office:value="286394720" calcext:value-type="float">
            <text:p>286394720</text:p>
          </table:table-cell>
          <table:table-cell office:value-type="float" office:value="749176222.333333" calcext:value-type="float">
            <text:p>749176222.333333</text:p>
          </table:table-cell>
          <table:table-cell/>
          <table:table-cell table:formula="of:=[.L53]/3400000000" office:value-type="float" office:value="0.0524745109803921" calcext:value-type="float">
            <text:p>0.052474511</text:p>
          </table:table-cell>
          <table:table-cell table:formula="of:=[.M53]/3400000000" office:value-type="float" office:value="0.0842337411764706" calcext:value-type="float">
            <text:p>0.0842337412</text:p>
          </table:table-cell>
          <table:table-cell table:formula="of:=[.N53]/3400000000" office:value-type="float" office:value="0.220345947745098" calcext:value-type="float">
            <text:p>0.2203459477</text:p>
          </table:table-cell>
          <table:table-cell table:number-columns-repeated="3"/>
          <table:table-cell office:value-type="float" office:value="0.034478193" calcext:value-type="float">
            <text:p>0.034478193</text:p>
          </table:table-cell>
          <table:table-cell table:number-columns-repeated="2"/>
          <table:table-cell table:formula="of:=[.G53]-[.V53]" office:value-type="float" office:value="0.0186152277941176" calcext:value-type="float">
            <text:p>0.0186152278</text:p>
          </table:table-cell>
          <table:table-cell table:formula="of:=[.H53]-[.V53]" office:value-type="float" office:value="0.0498622704313726" calcext:value-type="float">
            <text:p>0.0498622704</text:p>
          </table:table-cell>
          <table:table-cell table:formula="of:=[.I53]-[.V53]" office:value-type="float" office:value="0.166152701117647" calcext:value-type="float">
            <text:p>0.1661527011</text:p>
          </table:table-cell>
          <table:table-cell/>
          <table:table-cell table:formula="of:=[.P53]-[.V53]" office:value-type="float" office:value="0.0179963179803921" calcext:value-type="float">
            <text:p>0.017996318</text:p>
          </table:table-cell>
          <table:table-cell table:formula="of:=[.Q53]-[.V53]" office:value-type="float" office:value="0.0497555481764706" calcext:value-type="float">
            <text:p>0.0497555482</text:p>
          </table:table-cell>
          <table:table-cell table:formula="of:=[.R53]-[.V53]" office:value-type="float" office:value="0.185867754745098" calcext:value-type="float">
            <text:p>0.1858677547</text:p>
          </table:table-cell>
          <table:table-cell table:number-columns-repeated="3"/>
          <table:table-cell table:formula="of:=[.C53]/[.A53]" office:value-type="float" office:value="6.62134723296532" calcext:value-type="float">
            <text:p>6.621347233</text:p>
          </table:table-cell>
          <table:table-cell table:formula="of:=[.D53]/[.A53]" office:value-type="float" office:value="10.5182051903162" calcext:value-type="float">
            <text:p>10.5182051903</text:p>
          </table:table-cell>
          <table:table-cell table:formula="of:=[.E53]/[.A53]" office:value-type="float" office:value="25.0209309504582" calcext:value-type="float">
            <text:p>25.0209309505</text:p>
          </table:table-cell>
          <table:table-cell/>
          <table:table-cell table:formula="of:=[.C53]/1000000" office:value-type="float" office:value="180.5176307" calcext:value-type="float">
            <text:p>180.5176307</text:p>
          </table:table-cell>
        </table:table-row>
        <table:table-row table:style-name="ro2">
          <table:table-cell table:formula="of:=[.A53]+524288" office:value-type="float" office:value="27787264" calcext:value-type="float">
            <text:p>27787264</text:p>
          </table:table-cell>
          <table:table-cell office:value-type="float" office:value="183665685.6" calcext:value-type="float">
            <text:p>183665685.6</text:p>
          </table:table-cell>
          <table:table-cell office:value-type="float" office:value="183052131.9" calcext:value-type="float">
            <text:p>183052131.9</text:p>
          </table:table-cell>
          <table:table-cell office:value-type="float" office:value="288104583.333333" calcext:value-type="float">
            <text:p>288104583.333333</text:p>
          </table:table-cell>
          <table:table-cell office:value-type="float" office:value="683627917.666667" calcext:value-type="float">
            <text:p>683627917.666667</text:p>
          </table:table-cell>
          <table:table-cell/>
          <table:table-cell table:formula="of:=[.C54]/3400000000" office:value-type="float" office:value="0.0538388623235294" calcext:value-type="float">
            <text:p>0.0538388623</text:p>
          </table:table-cell>
          <table:table-cell table:formula="of:=[.D54]/3400000000" office:value-type="float" office:value="0.0847366421568627" calcext:value-type="float">
            <text:p>0.0847366422</text:p>
          </table:table-cell>
          <table:table-cell table:formula="of:=[.E54]/3400000000" office:value-type="float" office:value="0.201067034607843" calcext:value-type="float">
            <text:p>0.2010670346</text:p>
          </table:table-cell>
          <table:table-cell table:number-columns-repeated="2"/>
          <table:table-cell office:value-type="float" office:value="181991459.666667" calcext:value-type="float">
            <text:p>181991459.666667</text:p>
          </table:table-cell>
          <table:table-cell office:value-type="float" office:value="284836576" calcext:value-type="float">
            <text:p>284836576</text:p>
          </table:table-cell>
          <table:table-cell office:value-type="float" office:value="738739699.333333" calcext:value-type="float">
            <text:p>738739699.333333</text:p>
          </table:table-cell>
          <table:table-cell/>
          <table:table-cell table:formula="of:=[.L54]/3400000000" office:value-type="float" office:value="0.0535268999019609" calcext:value-type="float">
            <text:p>0.0535268999</text:p>
          </table:table-cell>
          <table:table-cell table:formula="of:=[.M54]/3400000000" office:value-type="float" office:value="0.0837754635294118" calcext:value-type="float">
            <text:p>0.0837754635</text:p>
          </table:table-cell>
          <table:table-cell table:formula="of:=[.N54]/3400000000" office:value-type="float" office:value="0.217276382156863" calcext:value-type="float">
            <text:p>0.2172763822</text:p>
          </table:table-cell>
          <table:table-cell table:number-columns-repeated="3"/>
          <table:table-cell office:value-type="float" office:value="0.0350854191" calcext:value-type="float">
            <text:p>0.0350854191</text:p>
          </table:table-cell>
          <table:table-cell table:number-columns-repeated="2"/>
          <table:table-cell table:formula="of:=[.G54]-[.V54]" office:value-type="float" office:value="0.0187534432235294" calcext:value-type="float">
            <text:p>0.0187534432</text:p>
          </table:table-cell>
          <table:table-cell table:formula="of:=[.H54]-[.V54]" office:value-type="float" office:value="0.0496512230568627" calcext:value-type="float">
            <text:p>0.0496512231</text:p>
          </table:table-cell>
          <table:table-cell table:formula="of:=[.I54]-[.V54]" office:value-type="float" office:value="0.165981615507843" calcext:value-type="float">
            <text:p>0.1659816155</text:p>
          </table:table-cell>
          <table:table-cell/>
          <table:table-cell table:formula="of:=[.P54]-[.V54]" office:value-type="float" office:value="0.0184414808019609" calcext:value-type="float">
            <text:p>0.0184414808</text:p>
          </table:table-cell>
          <table:table-cell table:formula="of:=[.Q54]-[.V54]" office:value-type="float" office:value="0.0486900444294118" calcext:value-type="float">
            <text:p>0.0486900444</text:p>
          </table:table-cell>
          <table:table-cell table:formula="of:=[.R54]-[.V54]" office:value-type="float" office:value="0.182190963056863" calcext:value-type="float">
            <text:p>0.1821909631</text:p>
          </table:table-cell>
          <table:table-cell table:number-columns-repeated="3"/>
          <table:table-cell table:formula="of:=[.C54]/[.A54]" office:value-type="float" office:value="6.5876270474128" calcext:value-type="float">
            <text:p>6.5876270474</text:p>
          </table:table-cell>
          <table:table-cell table:formula="of:=[.D54]/[.A54]" office:value-type="float" office:value="10.3682242099594" calcext:value-type="float">
            <text:p>10.36822421</text:p>
          </table:table-cell>
          <table:table-cell table:formula="of:=[.E54]/[.A54]" office:value-type="float" office:value="24.6022032851693" calcext:value-type="float">
            <text:p>24.6022032852</text:p>
          </table:table-cell>
          <table:table-cell/>
          <table:table-cell table:formula="of:=[.C54]/1000000" office:value-type="float" office:value="183.0521319" calcext:value-type="float">
            <text:p>183.0521319</text:p>
          </table:table-cell>
        </table:table-row>
        <table:table-row table:style-name="ro2">
          <table:table-cell table:formula="of:=[.A54]+524288" office:value-type="float" office:value="28311552" calcext:value-type="float">
            <text:p>28311552</text:p>
          </table:table-cell>
          <table:table-cell office:value-type="float" office:value="192279724.4" calcext:value-type="float">
            <text:p>192279724.4</text:p>
          </table:table-cell>
          <table:table-cell office:value-type="float" office:value="187187709.4" calcext:value-type="float">
            <text:p>187187709.4</text:p>
          </table:table-cell>
          <table:table-cell office:value-type="float" office:value="295053269" calcext:value-type="float">
            <text:p>295053269</text:p>
          </table:table-cell>
          <table:table-cell office:value-type="float" office:value="688870233.666667" calcext:value-type="float">
            <text:p>688870233.666667</text:p>
          </table:table-cell>
          <table:table-cell/>
          <table:table-cell table:formula="of:=[.C55]/3400000000" office:value-type="float" office:value="0.0550552086470588" calcext:value-type="float">
            <text:p>0.0550552086</text:p>
          </table:table-cell>
          <table:table-cell table:formula="of:=[.D55]/3400000000" office:value-type="float" office:value="0.0867803732352941" calcext:value-type="float">
            <text:p>0.0867803732</text:p>
          </table:table-cell>
          <table:table-cell table:formula="of:=[.E55]/3400000000" office:value-type="float" office:value="0.202608892254902" calcext:value-type="float">
            <text:p>0.2026088923</text:p>
          </table:table-cell>
          <table:table-cell table:number-columns-repeated="2"/>
          <table:table-cell office:value-type="float" office:value="189504907.666667" calcext:value-type="float">
            <text:p>189504907.666667</text:p>
          </table:table-cell>
          <table:table-cell office:value-type="float" office:value="299176749.666667" calcext:value-type="float">
            <text:p>299176749.666667</text:p>
          </table:table-cell>
          <table:table-cell office:value-type="float" office:value="771124122.666667" calcext:value-type="float">
            <text:p>771124122.666667</text:p>
          </table:table-cell>
          <table:table-cell/>
          <table:table-cell table:formula="of:=[.L55]/3400000000" office:value-type="float" office:value="0.0557367375490197" calcext:value-type="float">
            <text:p>0.0557367375</text:p>
          </table:table-cell>
          <table:table-cell table:formula="of:=[.M55]/3400000000" office:value-type="float" office:value="0.0879931616666668" calcext:value-type="float">
            <text:p>0.0879931617</text:p>
          </table:table-cell>
          <table:table-cell table:formula="of:=[.N55]/3400000000" office:value-type="float" office:value="0.22680121254902" calcext:value-type="float">
            <text:p>0.2268012125</text:p>
          </table:table-cell>
          <table:table-cell table:number-columns-repeated="3"/>
          <table:table-cell office:value-type="float" office:value="0.0355528315" calcext:value-type="float">
            <text:p>0.0355528315</text:p>
          </table:table-cell>
          <table:table-cell table:number-columns-repeated="2"/>
          <table:table-cell table:formula="of:=[.G55]-[.V55]" office:value-type="float" office:value="0.0195023771470588" calcext:value-type="float">
            <text:p>0.0195023771</text:p>
          </table:table-cell>
          <table:table-cell table:formula="of:=[.H55]-[.V55]" office:value-type="float" office:value="0.0512275417352941" calcext:value-type="float">
            <text:p>0.0512275417</text:p>
          </table:table-cell>
          <table:table-cell table:formula="of:=[.I55]-[.V55]" office:value-type="float" office:value="0.167056060754902" calcext:value-type="float">
            <text:p>0.1670560608</text:p>
          </table:table-cell>
          <table:table-cell/>
          <table:table-cell table:formula="of:=[.P55]-[.V55]" office:value-type="float" office:value="0.0201839060490197" calcext:value-type="float">
            <text:p>0.020183906</text:p>
          </table:table-cell>
          <table:table-cell table:formula="of:=[.Q55]-[.V55]" office:value-type="float" office:value="0.0524403301666668" calcext:value-type="float">
            <text:p>0.0524403302</text:p>
          </table:table-cell>
          <table:table-cell table:formula="of:=[.R55]-[.V55]" office:value-type="float" office:value="0.19124838104902" calcext:value-type="float">
            <text:p>0.191248381</text:p>
          </table:table-cell>
          <table:table-cell table:number-columns-repeated="3"/>
          <table:table-cell table:formula="of:=[.C55]/[.A55]" office:value-type="float" office:value="6.61170780747025" calcext:value-type="float">
            <text:p>6.6117078075</text:p>
          </table:table-cell>
          <table:table-cell table:formula="of:=[.D55]/[.A55]" office:value-type="float" office:value="10.4216564672965" calcext:value-type="float">
            <text:p>10.4216564673</text:p>
          </table:table-cell>
          <table:table-cell table:formula="of:=[.E55]/[.A55]" office:value-type="float" office:value="24.3317721920249" calcext:value-type="float">
            <text:p>24.331772192</text:p>
          </table:table-cell>
          <table:table-cell/>
          <table:table-cell table:formula="of:=[.C55]/1000000" office:value-type="float" office:value="187.1877094" calcext:value-type="float">
            <text:p>187.1877094</text:p>
          </table:table-cell>
        </table:table-row>
        <table:table-row table:style-name="ro2">
          <table:table-cell table:formula="of:=[.A55]+524288" office:value-type="float" office:value="28835840" calcext:value-type="float">
            <text:p>28835840</text:p>
          </table:table-cell>
          <table:table-cell office:value-type="float" office:value="195247955.9" calcext:value-type="float">
            <text:p>195247955.9</text:p>
          </table:table-cell>
          <table:table-cell office:value-type="float" office:value="190237310.4" calcext:value-type="float">
            <text:p>190237310.4</text:p>
          </table:table-cell>
          <table:table-cell office:value-type="float" office:value="294486451.333333" calcext:value-type="float">
            <text:p>294486451.333333</text:p>
          </table:table-cell>
          <table:table-cell office:value-type="float" office:value="690049308.333333" calcext:value-type="float">
            <text:p>690049308.333333</text:p>
          </table:table-cell>
          <table:table-cell/>
          <table:table-cell table:formula="of:=[.C56]/3400000000" office:value-type="float" office:value="0.0559521501176471" calcext:value-type="float">
            <text:p>0.0559521501</text:p>
          </table:table-cell>
          <table:table-cell table:formula="of:=[.D56]/3400000000" office:value-type="float" office:value="0.0866136621568626" calcext:value-type="float">
            <text:p>0.0866136622</text:p>
          </table:table-cell>
          <table:table-cell table:formula="of:=[.E56]/3400000000" office:value-type="float" office:value="0.202955678921569" calcext:value-type="float">
            <text:p>0.2029556789</text:p>
          </table:table-cell>
          <table:table-cell table:number-columns-repeated="2"/>
          <table:table-cell office:value-type="float" office:value="191311192.666667" calcext:value-type="float">
            <text:p>191311192.666667</text:p>
          </table:table-cell>
          <table:table-cell office:value-type="float" office:value="294311609" calcext:value-type="float">
            <text:p>294311609</text:p>
          </table:table-cell>
          <table:table-cell office:value-type="float" office:value="747922621" calcext:value-type="float">
            <text:p>747922621</text:p>
          </table:table-cell>
          <table:table-cell/>
          <table:table-cell table:formula="of:=[.L56]/3400000000" office:value-type="float" office:value="0.0562679978431374" calcext:value-type="float">
            <text:p>0.0562679978</text:p>
          </table:table-cell>
          <table:table-cell table:formula="of:=[.M56]/3400000000" office:value-type="float" office:value="0.0865622379411765" calcext:value-type="float">
            <text:p>0.0865622379</text:p>
          </table:table-cell>
          <table:table-cell table:formula="of:=[.N56]/3400000000" office:value-type="float" office:value="0.219977241470588" calcext:value-type="float">
            <text:p>0.2199772415</text:p>
          </table:table-cell>
          <table:table-cell table:number-columns-repeated="3"/>
          <table:table-cell office:value-type="float" office:value="0.0365518909" calcext:value-type="float">
            <text:p>0.0365518909</text:p>
          </table:table-cell>
          <table:table-cell table:number-columns-repeated="2"/>
          <table:table-cell table:formula="of:=[.G56]-[.V56]" office:value-type="float" office:value="0.0194002592176471" calcext:value-type="float">
            <text:p>0.0194002592</text:p>
          </table:table-cell>
          <table:table-cell table:formula="of:=[.H56]-[.V56]" office:value-type="float" office:value="0.0500617712568627" calcext:value-type="float">
            <text:p>0.0500617713</text:p>
          </table:table-cell>
          <table:table-cell table:formula="of:=[.I56]-[.V56]" office:value-type="float" office:value="0.166403788021569" calcext:value-type="float">
            <text:p>0.166403788</text:p>
          </table:table-cell>
          <table:table-cell/>
          <table:table-cell table:formula="of:=[.P56]-[.V56]" office:value-type="float" office:value="0.0197161069431374" calcext:value-type="float">
            <text:p>0.0197161069</text:p>
          </table:table-cell>
          <table:table-cell table:formula="of:=[.Q56]-[.V56]" office:value-type="float" office:value="0.0500103470411765" calcext:value-type="float">
            <text:p>0.050010347</text:p>
          </table:table-cell>
          <table:table-cell table:formula="of:=[.R56]-[.V56]" office:value-type="float" office:value="0.183425350570588" calcext:value-type="float">
            <text:p>0.1834253506</text:p>
          </table:table-cell>
          <table:table-cell table:number-columns-repeated="3"/>
          <table:table-cell table:formula="of:=[.C56]/[.A56]" office:value-type="float" office:value="6.59725225275213" calcext:value-type="float">
            <text:p>6.5972522528</text:p>
          </table:table-cell>
          <table:table-cell table:formula="of:=[.D56]/[.A56]" office:value-type="float" office:value="10.2125150969534" calcext:value-type="float">
            <text:p>10.212515097</text:p>
          </table:table-cell>
          <table:table-cell table:formula="of:=[.E56]/[.A56]" office:value-type="float" office:value="23.9302655422326" calcext:value-type="float">
            <text:p>23.9302655422</text:p>
          </table:table-cell>
          <table:table-cell/>
          <table:table-cell table:formula="of:=[.C56]/1000000" office:value-type="float" office:value="190.2373104" calcext:value-type="float">
            <text:p>190.2373104</text:p>
          </table:table-cell>
        </table:table-row>
        <table:table-row table:style-name="ro2">
          <table:table-cell table:formula="of:=[.A56]+524288" office:value-type="float" office:value="29360128" calcext:value-type="float">
            <text:p>29360128</text:p>
          </table:table-cell>
          <table:table-cell office:value-type="float" office:value="198084042.9" calcext:value-type="float">
            <text:p>198084042.9</text:p>
          </table:table-cell>
          <table:table-cell office:value-type="float" office:value="193655762.7" calcext:value-type="float">
            <text:p>193655762.7</text:p>
          </table:table-cell>
          <table:table-cell office:value-type="float" office:value="298110039" calcext:value-type="float">
            <text:p>298110039</text:p>
          </table:table-cell>
          <table:table-cell office:value-type="float" office:value="689897040.666667" calcext:value-type="float">
            <text:p>689897040.666667</text:p>
          </table:table-cell>
          <table:table-cell/>
          <table:table-cell table:formula="of:=[.C57]/3400000000" office:value-type="float" office:value="0.0569575772647059" calcext:value-type="float">
            <text:p>0.0569575773</text:p>
          </table:table-cell>
          <table:table-cell table:formula="of:=[.D57]/3400000000" office:value-type="float" office:value="0.0876794232352941" calcext:value-type="float">
            <text:p>0.0876794232</text:p>
          </table:table-cell>
          <table:table-cell table:formula="of:=[.E57]/3400000000" office:value-type="float" office:value="0.202910894313726" calcext:value-type="float">
            <text:p>0.2029108943</text:p>
          </table:table-cell>
          <table:table-cell table:number-columns-repeated="2"/>
          <table:table-cell office:value-type="float" office:value="192852683.333333" calcext:value-type="float">
            <text:p>192852683.333333</text:p>
          </table:table-cell>
          <table:table-cell office:value-type="float" office:value="296319900" calcext:value-type="float">
            <text:p>296319900</text:p>
          </table:table-cell>
          <table:table-cell office:value-type="float" office:value="762776576" calcext:value-type="float">
            <text:p>762776576</text:p>
          </table:table-cell>
          <table:table-cell/>
          <table:table-cell table:formula="of:=[.L57]/3400000000" office:value-type="float" office:value="0.0567213774509803" calcext:value-type="float">
            <text:p>0.0567213775</text:p>
          </table:table-cell>
          <table:table-cell table:formula="of:=[.M57]/3400000000" office:value-type="float" office:value="0.0871529117647059" calcext:value-type="float">
            <text:p>0.0871529118</text:p>
          </table:table-cell>
          <table:table-cell table:formula="of:=[.N57]/3400000000" office:value-type="float" office:value="0.224346051764706" calcext:value-type="float">
            <text:p>0.2243460518</text:p>
          </table:table-cell>
          <table:table-cell table:number-columns-repeated="3"/>
          <table:table-cell office:value-type="float" office:value="0.0368617095" calcext:value-type="float">
            <text:p>0.0368617095</text:p>
          </table:table-cell>
          <table:table-cell table:number-columns-repeated="2"/>
          <table:table-cell table:formula="of:=[.G57]-[.V57]" office:value-type="float" office:value="0.0200958677647059" calcext:value-type="float">
            <text:p>0.0200958678</text:p>
          </table:table-cell>
          <table:table-cell table:formula="of:=[.H57]-[.V57]" office:value-type="float" office:value="0.0508177137352941" calcext:value-type="float">
            <text:p>0.0508177137</text:p>
          </table:table-cell>
          <table:table-cell table:formula="of:=[.I57]-[.V57]" office:value-type="float" office:value="0.166049184813726" calcext:value-type="float">
            <text:p>0.1660491848</text:p>
          </table:table-cell>
          <table:table-cell/>
          <table:table-cell table:formula="of:=[.P57]-[.V57]" office:value-type="float" office:value="0.0198596679509803" calcext:value-type="float">
            <text:p>0.019859668</text:p>
          </table:table-cell>
          <table:table-cell table:formula="of:=[.Q57]-[.V57]" office:value-type="float" office:value="0.0502912022647059" calcext:value-type="float">
            <text:p>0.0502912023</text:p>
          </table:table-cell>
          <table:table-cell table:formula="of:=[.R57]-[.V57]" office:value-type="float" office:value="0.187484342264706" calcext:value-type="float">
            <text:p>0.1874843423</text:p>
          </table:table-cell>
          <table:table-cell table:number-columns-repeated="3"/>
          <table:table-cell table:formula="of:=[.C57]/[.A57]" office:value-type="float" office:value="6.59587596825191" calcext:value-type="float">
            <text:p>6.5958759683</text:p>
          </table:table-cell>
          <table:table-cell table:formula="of:=[.D57]/[.A57]" office:value-type="float" office:value="10.1535674163273" calcext:value-type="float">
            <text:p>10.1535674163</text:p>
          </table:table-cell>
          <table:table-cell table:formula="of:=[.E57]/[.A57]" office:value-type="float" office:value="23.4977531660171" calcext:value-type="float">
            <text:p>23.497753166</text:p>
          </table:table-cell>
          <table:table-cell/>
          <table:table-cell table:formula="of:=[.C57]/1000000" office:value-type="float" office:value="193.6557627" calcext:value-type="float">
            <text:p>193.6557627</text:p>
          </table:table-cell>
        </table:table-row>
        <table:table-row table:style-name="ro2">
          <table:table-cell table:formula="of:=[.A57]+524288" office:value-type="float" office:value="29884416" calcext:value-type="float">
            <text:p>29884416</text:p>
          </table:table-cell>
          <table:table-cell office:value-type="float" office:value="197736822.1" calcext:value-type="float">
            <text:p>197736822.1</text:p>
          </table:table-cell>
          <table:table-cell office:value-type="float" office:value="196820841.9" calcext:value-type="float">
            <text:p>196820841.9</text:p>
          </table:table-cell>
          <table:table-cell office:value-type="float" office:value="302459304" calcext:value-type="float">
            <text:p>302459304</text:p>
          </table:table-cell>
          <table:table-cell office:value-type="float" office:value="707585111.666667" calcext:value-type="float">
            <text:p>707585111.666667</text:p>
          </table:table-cell>
          <table:table-cell/>
          <table:table-cell table:formula="of:=[.C58]/3400000000" office:value-type="float" office:value="0.0578884829117647" calcext:value-type="float">
            <text:p>0.0578884829</text:p>
          </table:table-cell>
          <table:table-cell table:formula="of:=[.D58]/3400000000" office:value-type="float" office:value="0.0889586188235294" calcext:value-type="float">
            <text:p>0.0889586188</text:p>
          </table:table-cell>
          <table:table-cell table:formula="of:=[.E58]/3400000000" office:value-type="float" office:value="0.208113268137255" calcext:value-type="float">
            <text:p>0.2081132681</text:p>
          </table:table-cell>
          <table:table-cell table:number-columns-repeated="2"/>
          <table:table-cell office:value-type="float" office:value="198446744" calcext:value-type="float">
            <text:p>198446744</text:p>
          </table:table-cell>
          <table:table-cell office:value-type="float" office:value="311442400.333333" calcext:value-type="float">
            <text:p>311442400.333333</text:p>
          </table:table-cell>
          <table:table-cell office:value-type="float" office:value="767556938" calcext:value-type="float">
            <text:p>767556938</text:p>
          </table:table-cell>
          <table:table-cell/>
          <table:table-cell table:formula="of:=[.L58]/3400000000" office:value-type="float" office:value="0.0583666894117647" calcext:value-type="float">
            <text:p>0.0583666894</text:p>
          </table:table-cell>
          <table:table-cell table:formula="of:=[.M58]/3400000000" office:value-type="float" office:value="0.0916007059803921" calcext:value-type="float">
            <text:p>0.091600706</text:p>
          </table:table-cell>
          <table:table-cell table:formula="of:=[.N58]/3400000000" office:value-type="float" office:value="0.225752040588235" calcext:value-type="float">
            <text:p>0.2257520406</text:p>
          </table:table-cell>
          <table:table-cell table:number-columns-repeated="3"/>
          <table:table-cell office:value-type="float" office:value="0.0375715383" calcext:value-type="float">
            <text:p>0.0375715383</text:p>
          </table:table-cell>
          <table:table-cell table:number-columns-repeated="2"/>
          <table:table-cell table:formula="of:=[.G58]-[.V58]" office:value-type="float" office:value="0.0203169446117647" calcext:value-type="float">
            <text:p>0.0203169446</text:p>
          </table:table-cell>
          <table:table-cell table:formula="of:=[.H58]-[.V58]" office:value-type="float" office:value="0.0513870805235294" calcext:value-type="float">
            <text:p>0.0513870805</text:p>
          </table:table-cell>
          <table:table-cell table:formula="of:=[.I58]-[.V58]" office:value-type="float" office:value="0.170541729837255" calcext:value-type="float">
            <text:p>0.1705417298</text:p>
          </table:table-cell>
          <table:table-cell/>
          <table:table-cell table:formula="of:=[.P58]-[.V58]" office:value-type="float" office:value="0.0207951511117647" calcext:value-type="float">
            <text:p>0.0207951511</text:p>
          </table:table-cell>
          <table:table-cell table:formula="of:=[.Q58]-[.V58]" office:value-type="float" office:value="0.0540291676803921" calcext:value-type="float">
            <text:p>0.0540291677</text:p>
          </table:table-cell>
          <table:table-cell table:formula="of:=[.R58]-[.V58]" office:value-type="float" office:value="0.188180502288235" calcext:value-type="float">
            <text:p>0.1881805023</text:p>
          </table:table-cell>
          <table:table-cell table:number-columns-repeated="3"/>
          <table:table-cell table:formula="of:=[.C58]/[.A58]" office:value-type="float" office:value="6.58606953871878" calcext:value-type="float">
            <text:p>6.5860695387</text:p>
          </table:table-cell>
          <table:table-cell table:formula="of:=[.D58]/[.A58]" office:value-type="float" office:value="10.1209708765933" calcext:value-type="float">
            <text:p>10.1209708766</text:p>
          </table:table-cell>
          <table:table-cell table:formula="of:=[.E58]/[.A58]" office:value-type="float" office:value="23.6773946550157" calcext:value-type="float">
            <text:p>23.677394655</text:p>
          </table:table-cell>
          <table:table-cell/>
          <table:table-cell table:formula="of:=[.C58]/1000000" office:value-type="float" office:value="196.8208419" calcext:value-type="float">
            <text:p>196.8208419</text:p>
          </table:table-cell>
        </table:table-row>
        <table:table-row table:style-name="ro2">
          <table:table-cell table:formula="of:=[.A58]+524288" office:value-type="float" office:value="30408704" calcext:value-type="float">
            <text:p>30408704</text:p>
          </table:table-cell>
          <table:table-cell office:value-type="float" office:value="201176776" calcext:value-type="float">
            <text:p>201176776</text:p>
          </table:table-cell>
          <table:table-cell office:value-type="float" office:value="201647384" calcext:value-type="float">
            <text:p>201647384</text:p>
          </table:table-cell>
          <table:table-cell office:value-type="float" office:value="321150918" calcext:value-type="float">
            <text:p>321150918</text:p>
          </table:table-cell>
          <table:table-cell office:value-type="float" office:value="709280740.666667" calcext:value-type="float">
            <text:p>709280740.666667</text:p>
          </table:table-cell>
          <table:table-cell/>
          <table:table-cell table:formula="of:=[.C59]/3400000000" office:value-type="float" office:value="0.0593080541176471" calcext:value-type="float">
            <text:p>0.0593080541</text:p>
          </table:table-cell>
          <table:table-cell table:formula="of:=[.D59]/3400000000" office:value-type="float" office:value="0.0944561523529412" calcext:value-type="float">
            <text:p>0.0944561524</text:p>
          </table:table-cell>
          <table:table-cell table:formula="of:=[.E59]/3400000000" office:value-type="float" office:value="0.20861198254902" calcext:value-type="float">
            <text:p>0.2086119825</text:p>
          </table:table-cell>
          <table:table-cell table:number-columns-repeated="2"/>
          <table:table-cell office:value-type="float" office:value="199997083" calcext:value-type="float">
            <text:p>199997083</text:p>
          </table:table-cell>
          <table:table-cell office:value-type="float" office:value="304408801.666667" calcext:value-type="float">
            <text:p>304408801.666667</text:p>
          </table:table-cell>
          <table:table-cell office:value-type="float" office:value="755083144.333333" calcext:value-type="float">
            <text:p>755083144.333333</text:p>
          </table:table-cell>
          <table:table-cell/>
          <table:table-cell table:formula="of:=[.L59]/3400000000" office:value-type="float" office:value="0.0588226714705882" calcext:value-type="float">
            <text:p>0.0588226715</text:p>
          </table:table-cell>
          <table:table-cell table:formula="of:=[.M59]/3400000000" office:value-type="float" office:value="0.0895320004901962" calcext:value-type="float">
            <text:p>0.0895320005</text:p>
          </table:table-cell>
          <table:table-cell table:formula="of:=[.N59]/3400000000" office:value-type="float" office:value="0.222083277745098" calcext:value-type="float">
            <text:p>0.2220832777</text:p>
          </table:table-cell>
          <table:table-cell table:number-columns-repeated="3"/>
          <table:table-cell office:value-type="float" office:value="0.0385870575" calcext:value-type="float">
            <text:p>0.0385870575</text:p>
          </table:table-cell>
          <table:table-cell table:number-columns-repeated="2"/>
          <table:table-cell table:formula="of:=[.G59]-[.V59]" office:value-type="float" office:value="0.0207209966176471" calcext:value-type="float">
            <text:p>0.0207209966</text:p>
          </table:table-cell>
          <table:table-cell table:formula="of:=[.H59]-[.V59]" office:value-type="float" office:value="0.0558690948529412" calcext:value-type="float">
            <text:p>0.0558690949</text:p>
          </table:table-cell>
          <table:table-cell table:formula="of:=[.I59]-[.V59]" office:value-type="float" office:value="0.17002492504902" calcext:value-type="float">
            <text:p>0.170024925</text:p>
          </table:table-cell>
          <table:table-cell/>
          <table:table-cell table:formula="of:=[.P59]-[.V59]" office:value-type="float" office:value="0.0202356139705882" calcext:value-type="float">
            <text:p>0.020235614</text:p>
          </table:table-cell>
          <table:table-cell table:formula="of:=[.Q59]-[.V59]" office:value-type="float" office:value="0.0509449429901962" calcext:value-type="float">
            <text:p>0.050944943</text:p>
          </table:table-cell>
          <table:table-cell table:formula="of:=[.R59]-[.V59]" office:value-type="float" office:value="0.183496220245098" calcext:value-type="float">
            <text:p>0.1834962202</text:p>
          </table:table-cell>
          <table:table-cell table:number-columns-repeated="3"/>
          <table:table-cell table:formula="of:=[.C59]/[.A59]" office:value-type="float" office:value="6.63123900314857" calcext:value-type="float">
            <text:p>6.6312390031</text:p>
          </table:table-cell>
          <table:table-cell table:formula="of:=[.D59]/[.A59]" office:value-type="float" office:value="10.5611511098927" calcext:value-type="float">
            <text:p>10.5611511099</text:p>
          </table:table-cell>
          <table:table-cell table:formula="of:=[.E59]/[.A59]" office:value-type="float" office:value="23.3249250170828" calcext:value-type="float">
            <text:p>23.3249250171</text:p>
          </table:table-cell>
          <table:table-cell/>
          <table:table-cell table:formula="of:=[.C59]/1000000" office:value-type="float" office:value="201.647384" calcext:value-type="float">
            <text:p>201.647384</text:p>
          </table:table-cell>
        </table:table-row>
        <table:table-row table:style-name="ro2">
          <table:table-cell table:formula="of:=[.A59]+524288" office:value-type="float" office:value="30932992" calcext:value-type="float">
            <text:p>30932992</text:p>
          </table:table-cell>
          <table:table-cell office:value-type="float" office:value="205134657.5" calcext:value-type="float">
            <text:p>205134657.5</text:p>
          </table:table-cell>
          <table:table-cell office:value-type="float" office:value="204264678.1" calcext:value-type="float">
            <text:p>204264678.1</text:p>
          </table:table-cell>
          <table:table-cell office:value-type="float" office:value="305782482.666667" calcext:value-type="float">
            <text:p>305782482.666667</text:p>
          </table:table-cell>
          <table:table-cell office:value-type="float" office:value="686981277.333333" calcext:value-type="float">
            <text:p>686981277.333333</text:p>
          </table:table-cell>
          <table:table-cell/>
          <table:table-cell table:formula="of:=[.C60]/3400000000" office:value-type="float" office:value="0.0600778465" calcext:value-type="float">
            <text:p>0.0600778465</text:p>
          </table:table-cell>
          <table:table-cell table:formula="of:=[.D60]/3400000000" office:value-type="float" office:value="0.0899360243137256" calcext:value-type="float">
            <text:p>0.0899360243</text:p>
          </table:table-cell>
          <table:table-cell table:formula="of:=[.E60]/3400000000" office:value-type="float" office:value="0.202053316862745" calcext:value-type="float">
            <text:p>0.2020533169</text:p>
          </table:table-cell>
          <table:table-cell table:number-columns-repeated="2"/>
          <table:table-cell office:value-type="float" office:value="204363512" calcext:value-type="float">
            <text:p>204363512</text:p>
          </table:table-cell>
          <table:table-cell office:value-type="float" office:value="306823186.333333" calcext:value-type="float">
            <text:p>306823186.333333</text:p>
          </table:table-cell>
          <table:table-cell office:value-type="float" office:value="763448524.333333" calcext:value-type="float">
            <text:p>763448524.333333</text:p>
          </table:table-cell>
          <table:table-cell/>
          <table:table-cell table:formula="of:=[.L60]/3400000000" office:value-type="float" office:value="0.0601069152941176" calcext:value-type="float">
            <text:p>0.0601069153</text:p>
          </table:table-cell>
          <table:table-cell table:formula="of:=[.M60]/3400000000" office:value-type="float" office:value="0.0902421136274509" calcext:value-type="float">
            <text:p>0.0902421136</text:p>
          </table:table-cell>
          <table:table-cell table:formula="of:=[.N60]/3400000000" office:value-type="float" office:value="0.224543683627451" calcext:value-type="float">
            <text:p>0.2245436836</text:p>
          </table:table-cell>
          <table:table-cell table:number-columns-repeated="3"/>
          <table:table-cell office:value-type="float" office:value="0.0391040763" calcext:value-type="float">
            <text:p>0.0391040763</text:p>
          </table:table-cell>
          <table:table-cell table:number-columns-repeated="2"/>
          <table:table-cell table:formula="of:=[.G60]-[.V60]" office:value-type="float" office:value="0.0209737702" calcext:value-type="float">
            <text:p>0.0209737702</text:p>
          </table:table-cell>
          <table:table-cell table:formula="of:=[.H60]-[.V60]" office:value-type="float" office:value="0.0508319480137256" calcext:value-type="float">
            <text:p>0.050831948</text:p>
          </table:table-cell>
          <table:table-cell table:formula="of:=[.I60]-[.V60]" office:value-type="float" office:value="0.162949240562745" calcext:value-type="float">
            <text:p>0.1629492406</text:p>
          </table:table-cell>
          <table:table-cell/>
          <table:table-cell table:formula="of:=[.P60]-[.V60]" office:value-type="float" office:value="0.0210028389941176" calcext:value-type="float">
            <text:p>0.021002839</text:p>
          </table:table-cell>
          <table:table-cell table:formula="of:=[.Q60]-[.V60]" office:value-type="float" office:value="0.0511380373274509" calcext:value-type="float">
            <text:p>0.0511380373</text:p>
          </table:table-cell>
          <table:table-cell table:formula="of:=[.R60]-[.V60]" office:value-type="float" office:value="0.185439607327451" calcext:value-type="float">
            <text:p>0.1854396073</text:p>
          </table:table-cell>
          <table:table-cell table:number-columns-repeated="3"/>
          <table:table-cell table:formula="of:=[.C60]/[.A60]" office:value-type="float" office:value="6.60345685603255" calcext:value-type="float">
            <text:p>6.603456856</text:p>
          </table:table-cell>
          <table:table-cell table:formula="of:=[.D60]/[.A60]" office:value-type="float" office:value="9.88531864834372" calcext:value-type="float">
            <text:p>9.8853186483</text:p>
          </table:table-cell>
          <table:table-cell table:formula="of:=[.E60]/[.A60]" office:value-type="float" office:value="22.208691526941" calcext:value-type="float">
            <text:p>22.2086915269</text:p>
          </table:table-cell>
          <table:table-cell/>
          <table:table-cell table:formula="of:=[.C60]/1000000" office:value-type="float" office:value="204.2646781" calcext:value-type="float">
            <text:p>204.2646781</text:p>
          </table:table-cell>
        </table:table-row>
        <table:table-row table:style-name="ro2">
          <table:table-cell table:formula="of:=[.A60]+524288" office:value-type="float" office:value="31457280" calcext:value-type="float">
            <text:p>31457280</text:p>
          </table:table-cell>
          <table:table-cell office:value-type="float" office:value="212788496.6" calcext:value-type="float">
            <text:p>212788496.6</text:p>
          </table:table-cell>
          <table:table-cell office:value-type="float" office:value="206898748.6" calcext:value-type="float">
            <text:p>206898748.6</text:p>
          </table:table-cell>
          <table:table-cell office:value-type="float" office:value="311026560" calcext:value-type="float">
            <text:p>311026560</text:p>
          </table:table-cell>
          <table:table-cell office:value-type="float" office:value="701038707.666667" calcext:value-type="float">
            <text:p>701038707.666667</text:p>
          </table:table-cell>
          <table:table-cell/>
          <table:table-cell table:formula="of:=[.C61]/3400000000" office:value-type="float" office:value="0.0608525731176471" calcext:value-type="float">
            <text:p>0.0608525731</text:p>
          </table:table-cell>
          <table:table-cell table:formula="of:=[.D61]/3400000000" office:value-type="float" office:value="0.0914784" calcext:value-type="float">
            <text:p>0.0914784</text:p>
          </table:table-cell>
          <table:table-cell table:formula="of:=[.E61]/3400000000" office:value-type="float" office:value="0.206187855196079" calcext:value-type="float">
            <text:p>0.2061878552</text:p>
          </table:table-cell>
          <table:table-cell table:number-columns-repeated="2"/>
          <table:table-cell office:value-type="float" office:value="209755423.333333" calcext:value-type="float">
            <text:p>209755423.333333</text:p>
          </table:table-cell>
          <table:table-cell office:value-type="float" office:value="310479406" calcext:value-type="float">
            <text:p>310479406</text:p>
          </table:table-cell>
          <table:table-cell office:value-type="float" office:value="755994029" calcext:value-type="float">
            <text:p>755994029</text:p>
          </table:table-cell>
          <table:table-cell/>
          <table:table-cell table:formula="of:=[.L61]/3400000000" office:value-type="float" office:value="0.0616927715686273" calcext:value-type="float">
            <text:p>0.0616927716</text:p>
          </table:table-cell>
          <table:table-cell table:formula="of:=[.M61]/3400000000" office:value-type="float" office:value="0.0913174723529412" calcext:value-type="float">
            <text:p>0.0913174724</text:p>
          </table:table-cell>
          <table:table-cell table:formula="of:=[.N61]/3400000000" office:value-type="float" office:value="0.222351185" calcext:value-type="float">
            <text:p>0.222351185</text:p>
          </table:table-cell>
          <table:table-cell table:number-columns-repeated="3"/>
          <table:table-cell office:value-type="float" office:value="0.0395254375" calcext:value-type="float">
            <text:p>0.0395254375</text:p>
          </table:table-cell>
          <table:table-cell table:number-columns-repeated="2"/>
          <table:table-cell table:formula="of:=[.G61]-[.V61]" office:value-type="float" office:value="0.0213271356176471" calcext:value-type="float">
            <text:p>0.0213271356</text:p>
          </table:table-cell>
          <table:table-cell table:formula="of:=[.H61]-[.V61]" office:value-type="float" office:value="0.0519529625" calcext:value-type="float">
            <text:p>0.0519529625</text:p>
          </table:table-cell>
          <table:table-cell table:formula="of:=[.I61]-[.V61]" office:value-type="float" office:value="0.166662417696079" calcext:value-type="float">
            <text:p>0.1666624177</text:p>
          </table:table-cell>
          <table:table-cell/>
          <table:table-cell table:formula="of:=[.P61]-[.V61]" office:value-type="float" office:value="0.0221673340686273" calcext:value-type="float">
            <text:p>0.0221673341</text:p>
          </table:table-cell>
          <table:table-cell table:formula="of:=[.Q61]-[.V61]" office:value-type="float" office:value="0.0517920348529412" calcext:value-type="float">
            <text:p>0.0517920349</text:p>
          </table:table-cell>
          <table:table-cell table:formula="of:=[.R61]-[.V61]" office:value-type="float" office:value="0.1828257475" calcext:value-type="float">
            <text:p>0.1828257475</text:p>
          </table:table-cell>
          <table:table-cell table:number-columns-repeated="3"/>
          <table:table-cell table:formula="of:=[.C61]/[.A61]" office:value-type="float" office:value="6.57713408788045" calcext:value-type="float">
            <text:p>6.5771340879</text:p>
          </table:table-cell>
          <table:table-cell table:formula="of:=[.D61]/[.A61]" office:value-type="float" office:value="9.88726806640625" calcext:value-type="float">
            <text:p>9.8872680664</text:p>
          </table:table-cell>
          <table:table-cell table:formula="of:=[.E61]/[.A61]" office:value-type="float" office:value="22.285420343611" calcext:value-type="float">
            <text:p>22.2854203436</text:p>
          </table:table-cell>
          <table:table-cell/>
          <table:table-cell table:formula="of:=[.C61]/1000000" office:value-type="float" office:value="206.8987486" calcext:value-type="float">
            <text:p>206.8987486</text:p>
          </table:table-cell>
        </table:table-row>
        <table:table-row table:style-name="ro2">
          <table:table-cell table:formula="of:=[.A61]+524288" office:value-type="float" office:value="31981568" calcext:value-type="float">
            <text:p>31981568</text:p>
          </table:table-cell>
          <table:table-cell office:value-type="float" office:value="208839000.2" calcext:value-type="float">
            <text:p>208839000.2</text:p>
          </table:table-cell>
          <table:table-cell office:value-type="float" office:value="211201172.2" calcext:value-type="float">
            <text:p>211201172.2</text:p>
          </table:table-cell>
          <table:table-cell office:value-type="float" office:value="315167862" calcext:value-type="float">
            <text:p>315167862</text:p>
          </table:table-cell>
          <table:table-cell office:value-type="float" office:value="695586688.666667" calcext:value-type="float">
            <text:p>695586688.666667</text:p>
          </table:table-cell>
          <table:table-cell/>
          <table:table-cell table:formula="of:=[.C62]/3400000000" office:value-type="float" office:value="0.0621179918235294" calcext:value-type="float">
            <text:p>0.0621179918</text:p>
          </table:table-cell>
          <table:table-cell table:formula="of:=[.D62]/3400000000" office:value-type="float" office:value="0.09269643" calcext:value-type="float">
            <text:p>0.09269643</text:p>
          </table:table-cell>
          <table:table-cell table:formula="of:=[.E62]/3400000000" office:value-type="float" office:value="0.204584320196078" calcext:value-type="float">
            <text:p>0.2045843202</text:p>
          </table:table-cell>
          <table:table-cell table:number-columns-repeated="2"/>
          <table:table-cell office:value-type="float" office:value="210820629.333333" calcext:value-type="float">
            <text:p>210820629.333333</text:p>
          </table:table-cell>
          <table:table-cell office:value-type="float" office:value="313586592" calcext:value-type="float">
            <text:p>313586592</text:p>
          </table:table-cell>
          <table:table-cell office:value-type="float" office:value="771626268.333333" calcext:value-type="float">
            <text:p>771626268.333333</text:p>
          </table:table-cell>
          <table:table-cell/>
          <table:table-cell table:formula="of:=[.L62]/3400000000" office:value-type="float" office:value="0.0620060674509803" calcext:value-type="float">
            <text:p>0.0620060675</text:p>
          </table:table-cell>
          <table:table-cell table:formula="of:=[.M62]/3400000000" office:value-type="float" office:value="0.0922313505882353" calcext:value-type="float">
            <text:p>0.0922313506</text:p>
          </table:table-cell>
          <table:table-cell table:formula="of:=[.N62]/3400000000" office:value-type="float" office:value="0.22694890245098" calcext:value-type="float">
            <text:p>0.2269489025</text:p>
          </table:table-cell>
          <table:table-cell table:number-columns-repeated="3"/>
          <table:table-cell office:value-type="float" office:value="0.0404406131" calcext:value-type="float">
            <text:p>0.0404406131</text:p>
          </table:table-cell>
          <table:table-cell table:number-columns-repeated="2"/>
          <table:table-cell table:formula="of:=[.G62]-[.V62]" office:value-type="float" office:value="0.0216773787235294" calcext:value-type="float">
            <text:p>0.0216773787</text:p>
          </table:table-cell>
          <table:table-cell table:formula="of:=[.H62]-[.V62]" office:value-type="float" office:value="0.0522558169" calcext:value-type="float">
            <text:p>0.0522558169</text:p>
          </table:table-cell>
          <table:table-cell table:formula="of:=[.I62]-[.V62]" office:value-type="float" office:value="0.164143707096079" calcext:value-type="float">
            <text:p>0.1641437071</text:p>
          </table:table-cell>
          <table:table-cell/>
          <table:table-cell table:formula="of:=[.P62]-[.V62]" office:value-type="float" office:value="0.0215654543509803" calcext:value-type="float">
            <text:p>0.0215654544</text:p>
          </table:table-cell>
          <table:table-cell table:formula="of:=[.Q62]-[.V62]" office:value-type="float" office:value="0.0517907374882353" calcext:value-type="float">
            <text:p>0.0517907375</text:p>
          </table:table-cell>
          <table:table-cell table:formula="of:=[.R62]-[.V62]" office:value-type="float" office:value="0.18650828935098" calcext:value-type="float">
            <text:p>0.1865082894</text:p>
          </table:table-cell>
          <table:table-cell table:number-columns-repeated="3"/>
          <table:table-cell table:formula="of:=[.C62]/[.A62]" office:value-type="float" office:value="6.60384044334537" calcext:value-type="float">
            <text:p>6.6038404433</text:p>
          </table:table-cell>
          <table:table-cell table:formula="of:=[.D62]/[.A62]" office:value-type="float" office:value="9.85467197855965" calcext:value-type="float">
            <text:p>9.8546719786</text:p>
          </table:table-cell>
          <table:table-cell table:formula="of:=[.E62]/[.A62]" office:value-type="float" office:value="21.7496117972285" calcext:value-type="float">
            <text:p>21.7496117972</text:p>
          </table:table-cell>
          <table:table-cell/>
          <table:table-cell table:formula="of:=[.C62]/1000000" office:value-type="float" office:value="211.2011722" calcext:value-type="float">
            <text:p>211.2011722</text:p>
          </table:table-cell>
        </table:table-row>
        <table:table-row table:style-name="ro2">
          <table:table-cell table:formula="of:=[.A62]+524288" office:value-type="float" office:value="32505856" calcext:value-type="float">
            <text:p>32505856</text:p>
          </table:table-cell>
          <table:table-cell office:value-type="float" office:value="219984343" calcext:value-type="float">
            <text:p>219984343</text:p>
          </table:table-cell>
          <table:table-cell office:value-type="float" office:value="213697372.8" calcext:value-type="float">
            <text:p>213697372.8</text:p>
          </table:table-cell>
          <table:table-cell office:value-type="float" office:value="316377114.333333" calcext:value-type="float">
            <text:p>316377114.333333</text:p>
          </table:table-cell>
          <table:table-cell office:value-type="float" office:value="712803626.333333" calcext:value-type="float">
            <text:p>712803626.333333</text:p>
          </table:table-cell>
          <table:table-cell/>
          <table:table-cell table:formula="of:=[.C63]/3400000000" office:value-type="float" office:value="0.0628521684705882" calcext:value-type="float">
            <text:p>0.0628521685</text:p>
          </table:table-cell>
          <table:table-cell table:formula="of:=[.D63]/3400000000" office:value-type="float" office:value="0.0930520924509803" calcext:value-type="float">
            <text:p>0.0930520925</text:p>
          </table:table-cell>
          <table:table-cell table:formula="of:=[.E63]/3400000000" office:value-type="float" office:value="0.209648125392157" calcext:value-type="float">
            <text:p>0.2096481254</text:p>
          </table:table-cell>
          <table:table-cell table:number-columns-repeated="2"/>
          <table:table-cell office:value-type="float" office:value="212710531.333333" calcext:value-type="float">
            <text:p>212710531.333333</text:p>
          </table:table-cell>
          <table:table-cell office:value-type="float" office:value="315850187" calcext:value-type="float">
            <text:p>315850187</text:p>
          </table:table-cell>
          <table:table-cell office:value-type="float" office:value="783323988" calcext:value-type="float">
            <text:p>783323988</text:p>
          </table:table-cell>
          <table:table-cell/>
          <table:table-cell table:formula="of:=[.L63]/3400000000" office:value-type="float" office:value="0.0625619209803921" calcext:value-type="float">
            <text:p>0.062561921</text:p>
          </table:table-cell>
          <table:table-cell table:formula="of:=[.M63]/3400000000" office:value-type="float" office:value="0.0928971138235294" calcext:value-type="float">
            <text:p>0.0928971138</text:p>
          </table:table-cell>
          <table:table-cell table:formula="of:=[.N63]/3400000000" office:value-type="float" office:value="0.230389408235294" calcext:value-type="float">
            <text:p>0.2303894082</text:p>
          </table:table-cell>
          <table:table-cell table:number-columns-repeated="3"/>
          <table:table-cell office:value-type="float" office:value="0.0410798539" calcext:value-type="float">
            <text:p>0.0410798539</text:p>
          </table:table-cell>
          <table:table-cell table:number-columns-repeated="2"/>
          <table:table-cell table:formula="of:=[.G63]-[.V63]" office:value-type="float" office:value="0.0217723145705882" calcext:value-type="float">
            <text:p>0.0217723146</text:p>
          </table:table-cell>
          <table:table-cell table:formula="of:=[.H63]-[.V63]" office:value-type="float" office:value="0.0519722385509803" calcext:value-type="float">
            <text:p>0.0519722386</text:p>
          </table:table-cell>
          <table:table-cell table:formula="of:=[.I63]-[.V63]" office:value-type="float" office:value="0.168568271492157" calcext:value-type="float">
            <text:p>0.1685682715</text:p>
          </table:table-cell>
          <table:table-cell/>
          <table:table-cell table:formula="of:=[.P63]-[.V63]" office:value-type="float" office:value="0.021482067080392" calcext:value-type="float">
            <text:p>0.0214820671</text:p>
          </table:table-cell>
          <table:table-cell table:formula="of:=[.Q63]-[.V63]" office:value-type="float" office:value="0.0518172599235294" calcext:value-type="float">
            <text:p>0.0518172599</text:p>
          </table:table-cell>
          <table:table-cell table:formula="of:=[.R63]-[.V63]" office:value-type="float" office:value="0.189309554335294" calcext:value-type="float">
            <text:p>0.1893095543</text:p>
          </table:table-cell>
          <table:table-cell table:number-columns-repeated="3"/>
          <table:table-cell table:formula="of:=[.C63]/[.A63]" office:value-type="float" office:value="6.57411922331779" calcext:value-type="float">
            <text:p>6.5741192233</text:p>
          </table:table-cell>
          <table:table-cell table:formula="of:=[.D63]/[.A63]" office:value-type="float" office:value="9.7329267173685" calcext:value-type="float">
            <text:p>9.7329267174</text:p>
          </table:table-cell>
          <table:table-cell table:formula="of:=[.E63]/[.A63]" office:value-type="float" office:value="21.9284680992044" calcext:value-type="float">
            <text:p>21.9284680992</text:p>
          </table:table-cell>
          <table:table-cell/>
          <table:table-cell table:formula="of:=[.C63]/1000000" office:value-type="float" office:value="213.6973728" calcext:value-type="float">
            <text:p>213.6973728</text:p>
          </table:table-cell>
        </table:table-row>
        <table:table-row table:style-name="ro2">
          <table:table-cell table:formula="of:=[.A63]+524288" office:value-type="float" office:value="33030144" calcext:value-type="float">
            <text:p>33030144</text:p>
          </table:table-cell>
          <table:table-cell office:value-type="float" office:value="220874894" calcext:value-type="float">
            <text:p>220874894</text:p>
          </table:table-cell>
          <table:table-cell office:value-type="float" office:value="217686934.3" calcext:value-type="float">
            <text:p>217686934.3</text:p>
          </table:table-cell>
          <table:table-cell office:value-type="float" office:value="324560887.333333" calcext:value-type="float">
            <text:p>324560887.333333</text:p>
          </table:table-cell>
          <table:table-cell office:value-type="float" office:value="716818370.333333" calcext:value-type="float">
            <text:p>716818370.333333</text:p>
          </table:table-cell>
          <table:table-cell/>
          <table:table-cell table:formula="of:=[.C64]/3400000000" office:value-type="float" office:value="0.0640255689117647" calcext:value-type="float">
            <text:p>0.0640255689</text:p>
          </table:table-cell>
          <table:table-cell table:formula="of:=[.D64]/3400000000" office:value-type="float" office:value="0.0954590845098038" calcext:value-type="float">
            <text:p>0.0954590845</text:p>
          </table:table-cell>
          <table:table-cell table:formula="of:=[.E64]/3400000000" office:value-type="float" office:value="0.21082893245098" calcext:value-type="float">
            <text:p>0.2108289325</text:p>
          </table:table-cell>
          <table:table-cell table:number-columns-repeated="2"/>
          <table:table-cell office:value-type="float" office:value="220972548" calcext:value-type="float">
            <text:p>220972548</text:p>
          </table:table-cell>
          <table:table-cell office:value-type="float" office:value="320844787.666667" calcext:value-type="float">
            <text:p>320844787.666667</text:p>
          </table:table-cell>
          <table:table-cell office:value-type="float" office:value="787065386.333333" calcext:value-type="float">
            <text:p>787065386.333333</text:p>
          </table:table-cell>
          <table:table-cell/>
          <table:table-cell table:formula="of:=[.L64]/3400000000" office:value-type="float" office:value="0.0649919258823529" calcext:value-type="float">
            <text:p>0.0649919259</text:p>
          </table:table-cell>
          <table:table-cell table:formula="of:=[.M64]/3400000000" office:value-type="float" office:value="0.0943661140196079" calcext:value-type="float">
            <text:p>0.094366114</text:p>
          </table:table-cell>
          <table:table-cell table:formula="of:=[.N64]/3400000000" office:value-type="float" office:value="0.231489819509804" calcext:value-type="float">
            <text:p>0.2314898195</text:p>
          </table:table-cell>
          <table:table-cell table:number-columns-repeated="3"/>
          <table:table-cell office:value-type="float" office:value="0.0414878003" calcext:value-type="float">
            <text:p>0.0414878003</text:p>
          </table:table-cell>
          <table:table-cell table:number-columns-repeated="2"/>
          <table:table-cell table:formula="of:=[.G64]-[.V64]" office:value-type="float" office:value="0.0225377686117647" calcext:value-type="float">
            <text:p>0.0225377686</text:p>
          </table:table-cell>
          <table:table-cell table:formula="of:=[.H64]-[.V64]" office:value-type="float" office:value="0.0539712842098038" calcext:value-type="float">
            <text:p>0.0539712842</text:p>
          </table:table-cell>
          <table:table-cell table:formula="of:=[.I64]-[.V64]" office:value-type="float" office:value="0.16934113215098" calcext:value-type="float">
            <text:p>0.1693411322</text:p>
          </table:table-cell>
          <table:table-cell/>
          <table:table-cell table:formula="of:=[.P64]-[.V64]" office:value-type="float" office:value="0.0235041255823529" calcext:value-type="float">
            <text:p>0.0235041256</text:p>
          </table:table-cell>
          <table:table-cell table:formula="of:=[.Q64]-[.V64]" office:value-type="float" office:value="0.0528783137196079" calcext:value-type="float">
            <text:p>0.0528783137</text:p>
          </table:table-cell>
          <table:table-cell table:formula="of:=[.R64]-[.V64]" office:value-type="float" office:value="0.190002019209804" calcext:value-type="float">
            <text:p>0.1900020192</text:p>
          </table:table-cell>
          <table:table-cell table:number-columns-repeated="3"/>
          <table:table-cell table:formula="of:=[.C64]/[.A64]" office:value-type="float" office:value="6.59055359552777" calcext:value-type="float">
            <text:p>6.5905535955</text:p>
          </table:table-cell>
          <table:table-cell table:formula="of:=[.D64]/[.A64]" office:value-type="float" office:value="9.82620261459753" calcext:value-type="float">
            <text:p>9.8262026146</text:p>
          </table:table-cell>
          <table:table-cell table:formula="of:=[.E64]/[.A64]" office:value-type="float" office:value="21.7019450576217" calcext:value-type="float">
            <text:p>21.7019450576</text:p>
          </table:table-cell>
          <table:table-cell/>
          <table:table-cell table:formula="of:=[.C64]/1000000" office:value-type="float" office:value="217.6869343" calcext:value-type="float">
            <text:p>217.6869343</text:p>
          </table:table-cell>
        </table:table-row>
        <table:table-row table:style-name="ro2">
          <table:table-cell table:formula="of:=[.A64]+524288" office:value-type="float" office:value="33554432" calcext:value-type="float">
            <text:p>33554432</text:p>
          </table:table-cell>
          <table:table-cell office:value-type="float" office:value="219754478.7" calcext:value-type="float">
            <text:p>219754478.7</text:p>
          </table:table-cell>
          <table:table-cell office:value-type="float" office:value="221036126.5" calcext:value-type="float">
            <text:p>221036126.5</text:p>
          </table:table-cell>
          <table:table-cell office:value-type="float" office:value="333774233.333333" calcext:value-type="float">
            <text:p>333774233.333333</text:p>
          </table:table-cell>
          <table:table-cell office:value-type="float" office:value="720929768" calcext:value-type="float">
            <text:p>720929768</text:p>
          </table:table-cell>
          <table:table-cell/>
          <table:table-cell table:formula="of:=[.C65]/3400000000" office:value-type="float" office:value="0.0650106254411765" calcext:value-type="float">
            <text:p>0.0650106254</text:p>
          </table:table-cell>
          <table:table-cell table:formula="of:=[.D65]/3400000000" office:value-type="float" office:value="0.0981688921568627" calcext:value-type="float">
            <text:p>0.0981688922</text:p>
          </table:table-cell>
          <table:table-cell table:formula="of:=[.E65]/3400000000" office:value-type="float" office:value="0.212038167058824" calcext:value-type="float">
            <text:p>0.2120381671</text:p>
          </table:table-cell>
          <table:table-cell table:number-columns-repeated="2"/>
          <table:table-cell office:value-type="float" office:value="221033590" calcext:value-type="float">
            <text:p>221033590</text:p>
          </table:table-cell>
          <table:table-cell office:value-type="float" office:value="334049181" calcext:value-type="float">
            <text:p>334049181</text:p>
          </table:table-cell>
          <table:table-cell office:value-type="float" office:value="779493906.666667" calcext:value-type="float">
            <text:p>779493906.666667</text:p>
          </table:table-cell>
          <table:table-cell/>
          <table:table-cell table:formula="of:=[.L65]/3400000000" office:value-type="float" office:value="0.0650098794117647" calcext:value-type="float">
            <text:p>0.0650098794</text:p>
          </table:table-cell>
          <table:table-cell table:formula="of:=[.M65]/3400000000" office:value-type="float" office:value="0.0982497591176471" calcext:value-type="float">
            <text:p>0.0982497591</text:p>
          </table:table-cell>
          <table:table-cell table:formula="of:=[.N65]/3400000000" office:value-type="float" office:value="0.22926291372549" calcext:value-type="float">
            <text:p>0.2292629137</text:p>
          </table:table-cell>
          <table:table-cell table:number-columns-repeated="3"/>
          <table:table-cell office:value-type="float" office:value="0.0421323266" calcext:value-type="float">
            <text:p>0.0421323266</text:p>
          </table:table-cell>
          <table:table-cell table:number-columns-repeated="2"/>
          <table:table-cell table:formula="of:=[.G65]-[.V65]" office:value-type="float" office:value="0.0228782988411765" calcext:value-type="float">
            <text:p>0.0228782988</text:p>
          </table:table-cell>
          <table:table-cell table:formula="of:=[.H65]-[.V65]" office:value-type="float" office:value="0.0560365655568627" calcext:value-type="float">
            <text:p>0.0560365656</text:p>
          </table:table-cell>
          <table:table-cell table:formula="of:=[.I65]-[.V65]" office:value-type="float" office:value="0.169905840458824" calcext:value-type="float">
            <text:p>0.1699058405</text:p>
          </table:table-cell>
          <table:table-cell/>
          <table:table-cell table:formula="of:=[.P65]-[.V65]" office:value-type="float" office:value="0.0228775528117647" calcext:value-type="float">
            <text:p>0.0228775528</text:p>
          </table:table-cell>
          <table:table-cell table:formula="of:=[.Q65]-[.V65]" office:value-type="float" office:value="0.0561174325176471" calcext:value-type="float">
            <text:p>0.0561174325</text:p>
          </table:table-cell>
          <table:table-cell table:formula="of:=[.R65]-[.V65]" office:value-type="float" office:value="0.18713058712549" calcext:value-type="float">
            <text:p>0.1871305871</text:p>
          </table:table-cell>
          <table:table-cell table:number-columns-repeated="3"/>
          <table:table-cell table:formula="of:=[.C65]/[.A65]" office:value-type="float" office:value="6.5873899012804" calcext:value-type="float">
            <text:p>6.5873899013</text:p>
          </table:table-cell>
          <table:table-cell table:formula="of:=[.D65]/[.A65]" office:value-type="float" office:value="9.94724730650583" calcext:value-type="float">
            <text:p>9.9472473065</text:p>
          </table:table-cell>
          <table:table-cell table:formula="of:=[.E65]/[.A65]" office:value-type="float" office:value="21.4853813648224" calcext:value-type="float">
            <text:p>21.4853813648</text:p>
          </table:table-cell>
          <table:table-cell/>
          <table:table-cell table:formula="of:=[.C65]/1000000" office:value-type="float" office:value="221.0361265" calcext:value-type="float">
            <text:p>221.0361265</text:p>
          </table:table-cell>
        </table:table-row>
        <table:table-row table:style-name="ro2">
          <table:table-cell table:formula="of:=[.A65]+524288" office:value-type="float" office:value="34078720" calcext:value-type="float">
            <text:p>34078720</text:p>
          </table:table-cell>
          <table:table-cell office:value-type="float" office:value="227011399.5" calcext:value-type="float">
            <text:p>227011399.5</text:p>
          </table:table-cell>
          <table:table-cell office:value-type="float" office:value="223387105.8" calcext:value-type="float">
            <text:p>223387105.8</text:p>
          </table:table-cell>
          <table:table-cell office:value-type="float" office:value="349432865.333333" calcext:value-type="float">
            <text:p>349432865.333333</text:p>
          </table:table-cell>
          <table:table-cell office:value-type="float" office:value="727019115.333333" calcext:value-type="float">
            <text:p>727019115.333333</text:p>
          </table:table-cell>
          <table:table-cell/>
          <table:table-cell table:formula="of:=[.C66]/3400000000" office:value-type="float" office:value="0.0657020899411765" calcext:value-type="float">
            <text:p>0.0657020899</text:p>
          </table:table-cell>
          <table:table-cell table:formula="of:=[.D66]/3400000000" office:value-type="float" office:value="0.102774372156863" calcext:value-type="float">
            <text:p>0.1027743722</text:p>
          </table:table-cell>
          <table:table-cell table:formula="of:=[.E66]/3400000000" office:value-type="float" office:value="0.213829151568627" calcext:value-type="float">
            <text:p>0.2138291516</text:p>
          </table:table-cell>
          <table:table-cell table:number-columns-repeated="2"/>
          <table:table-cell office:value-type="float" office:value="224215525.666667" calcext:value-type="float">
            <text:p>224215525.666667</text:p>
          </table:table-cell>
          <table:table-cell office:value-type="float" office:value="331632327.333333" calcext:value-type="float">
            <text:p>331632327.333333</text:p>
          </table:table-cell>
          <table:table-cell office:value-type="float" office:value="792902749.333333" calcext:value-type="float">
            <text:p>792902749.333333</text:p>
          </table:table-cell>
          <table:table-cell/>
          <table:table-cell table:formula="of:=[.L66]/3400000000" office:value-type="float" office:value="0.0659457428431374" calcext:value-type="float">
            <text:p>0.0659457428</text:p>
          </table:table-cell>
          <table:table-cell table:formula="of:=[.M66]/3400000000" office:value-type="float" office:value="0.0975389198039215" calcext:value-type="float">
            <text:p>0.0975389198</text:p>
          </table:table-cell>
          <table:table-cell table:formula="of:=[.N66]/3400000000" office:value-type="float" office:value="0.233206690980392" calcext:value-type="float">
            <text:p>0.233206691</text:p>
          </table:table-cell>
          <table:table-cell table:number-columns-repeated="3"/>
          <table:table-cell office:value-type="float" office:value="0.0431609856" calcext:value-type="float">
            <text:p>0.0431609856</text:p>
          </table:table-cell>
          <table:table-cell table:number-columns-repeated="2"/>
          <table:table-cell table:formula="of:=[.G66]-[.V66]" office:value-type="float" office:value="0.0225411043411765" calcext:value-type="float">
            <text:p>0.0225411043</text:p>
          </table:table-cell>
          <table:table-cell table:formula="of:=[.H66]-[.V66]" office:value-type="float" office:value="0.0596133865568627" calcext:value-type="float">
            <text:p>0.0596133866</text:p>
          </table:table-cell>
          <table:table-cell table:formula="of:=[.I66]-[.V66]" office:value-type="float" office:value="0.170668165968627" calcext:value-type="float">
            <text:p>0.170668166</text:p>
          </table:table-cell>
          <table:table-cell/>
          <table:table-cell table:formula="of:=[.P66]-[.V66]" office:value-type="float" office:value="0.0227847572431374" calcext:value-type="float">
            <text:p>0.0227847572</text:p>
          </table:table-cell>
          <table:table-cell table:formula="of:=[.Q66]-[.V66]" office:value-type="float" office:value="0.0543779342039215" calcext:value-type="float">
            <text:p>0.0543779342</text:p>
          </table:table-cell>
          <table:table-cell table:formula="of:=[.R66]-[.V66]" office:value-type="float" office:value="0.190045705380392" calcext:value-type="float">
            <text:p>0.1900457054</text:p>
          </table:table-cell>
          <table:table-cell table:number-columns-repeated="3"/>
          <table:table-cell table:formula="of:=[.C66]/[.A66]" office:value-type="float" office:value="6.5550321667011" calcext:value-type="float">
            <text:p>6.5550321667</text:p>
          </table:table-cell>
          <table:table-cell table:formula="of:=[.D66]/[.A66]" office:value-type="float" office:value="10.253696891589" calcext:value-type="float">
            <text:p>10.2536968916</text:p>
          </table:table-cell>
          <table:table-cell table:formula="of:=[.E66]/[.A66]" office:value-type="float" office:value="21.3335217793782" calcext:value-type="float">
            <text:p>21.3335217794</text:p>
          </table:table-cell>
          <table:table-cell/>
          <table:table-cell table:formula="of:=[.C66]/1000000" office:value-type="float" office:value="223.3871058" calcext:value-type="float">
            <text:p>223.3871058</text:p>
          </table:table-cell>
        </table:table-row>
        <table:table-row table:style-name="ro2">
          <table:table-cell table:formula="of:=[.A66]+524288" office:value-type="float" office:value="34603008" calcext:value-type="float">
            <text:p>34603008</text:p>
          </table:table-cell>
          <table:table-cell office:value-type="float" office:value="227344663.3" calcext:value-type="float">
            <text:p>227344663.3</text:p>
          </table:table-cell>
          <table:table-cell office:value-type="float" office:value="227603552.3" calcext:value-type="float">
            <text:p>227603552.3</text:p>
          </table:table-cell>
          <table:table-cell office:value-type="float" office:value="331026327.666667" calcext:value-type="float">
            <text:p>331026327.666667</text:p>
          </table:table-cell>
          <table:table-cell office:value-type="float" office:value="704052341.666667" calcext:value-type="float">
            <text:p>704052341.666667</text:p>
          </table:table-cell>
          <table:table-cell/>
          <table:table-cell table:formula="of:=[.C67]/3400000000" office:value-type="float" office:value="0.0669422212647059" calcext:value-type="float">
            <text:p>0.0669422213</text:p>
          </table:table-cell>
          <table:table-cell table:formula="of:=[.D67]/3400000000" office:value-type="float" office:value="0.0973606846078432" calcext:value-type="float">
            <text:p>0.0973606846</text:p>
          </table:table-cell>
          <table:table-cell table:formula="of:=[.E67]/3400000000" office:value-type="float" office:value="0.207074218137255" calcext:value-type="float">
            <text:p>0.2070742181</text:p>
          </table:table-cell>
          <table:table-cell table:number-columns-repeated="2"/>
          <table:table-cell office:value-type="float" office:value="226054756.333333" calcext:value-type="float">
            <text:p>226054756.333333</text:p>
          </table:table-cell>
          <table:table-cell office:value-type="float" office:value="332430875.333333" calcext:value-type="float">
            <text:p>332430875.333333</text:p>
          </table:table-cell>
          <table:table-cell office:value-type="float" office:value="785636080.333333" calcext:value-type="float">
            <text:p>785636080.333333</text:p>
          </table:table-cell>
          <table:table-cell/>
          <table:table-cell table:formula="of:=[.L67]/3400000000" office:value-type="float" office:value="0.0664866930392156" calcext:value-type="float">
            <text:p>0.066486693</text:p>
          </table:table-cell>
          <table:table-cell table:formula="of:=[.M67]/3400000000" office:value-type="float" office:value="0.097773786862745" calcext:value-type="float">
            <text:p>0.0977737869</text:p>
          </table:table-cell>
          <table:table-cell table:formula="of:=[.N67]/3400000000" office:value-type="float" office:value="0.231069435392157" calcext:value-type="float">
            <text:p>0.2310694354</text:p>
          </table:table-cell>
          <table:table-cell table:number-columns-repeated="3"/>
          <table:table-cell office:value-type="float" office:value="0.0437370592" calcext:value-type="float">
            <text:p>0.0437370592</text:p>
          </table:table-cell>
          <table:table-cell table:number-columns-repeated="2"/>
          <table:table-cell table:formula="of:=[.G67]-[.V67]" office:value-type="float" office:value="0.0232051620647059" calcext:value-type="float">
            <text:p>0.0232051621</text:p>
          </table:table-cell>
          <table:table-cell table:formula="of:=[.H67]-[.V67]" office:value-type="float" office:value="0.0536236254078432" calcext:value-type="float">
            <text:p>0.0536236254</text:p>
          </table:table-cell>
          <table:table-cell table:formula="of:=[.I67]-[.V67]" office:value-type="float" office:value="0.163337158937255" calcext:value-type="float">
            <text:p>0.1633371589</text:p>
          </table:table-cell>
          <table:table-cell/>
          <table:table-cell table:formula="of:=[.P67]-[.V67]" office:value-type="float" office:value="0.0227496338392156" calcext:value-type="float">
            <text:p>0.0227496338</text:p>
          </table:table-cell>
          <table:table-cell table:formula="of:=[.Q67]-[.V67]" office:value-type="float" office:value="0.054036727662745" calcext:value-type="float">
            <text:p>0.0540367277</text:p>
          </table:table-cell>
          <table:table-cell table:formula="of:=[.R67]-[.V67]" office:value-type="float" office:value="0.187332376192157" calcext:value-type="float">
            <text:p>0.1873323762</text:p>
          </table:table-cell>
          <table:table-cell table:number-columns-repeated="3"/>
          <table:table-cell table:formula="of:=[.C67]/[.A67]" office:value-type="float" office:value="6.57756551973748" calcext:value-type="float">
            <text:p>6.5775655197</text:p>
          </table:table-cell>
          <table:table-cell table:formula="of:=[.D67]/[.A67]" office:value-type="float" office:value="9.56640323484788" calcext:value-type="float">
            <text:p>9.5664032348</text:p>
          </table:table-cell>
          <table:table-cell table:formula="of:=[.E67]/[.A67]" office:value-type="float" office:value="20.346564716763" calcext:value-type="float">
            <text:p>20.3465647168</text:p>
          </table:table-cell>
          <table:table-cell/>
          <table:table-cell table:formula="of:=[.C67]/1000000" office:value-type="float" office:value="227.6035523" calcext:value-type="float">
            <text:p>227.6035523</text:p>
          </table:table-cell>
        </table:table-row>
        <table:table-row table:style-name="ro2">
          <table:table-cell table:formula="of:=[.A67]+524288" office:value-type="float" office:value="35127296" calcext:value-type="float">
            <text:p>35127296</text:p>
          </table:table-cell>
          <table:table-cell office:value-type="float" office:value="229987501.4" calcext:value-type="float">
            <text:p>229987501.4</text:p>
          </table:table-cell>
          <table:table-cell office:value-type="float" office:value="234743187" calcext:value-type="float">
            <text:p>234743187</text:p>
          </table:table-cell>
          <table:table-cell office:value-type="float" office:value="335763381.333333" calcext:value-type="float">
            <text:p>335763381.333333</text:p>
          </table:table-cell>
          <table:table-cell office:value-type="float" office:value="719953089.666667" calcext:value-type="float">
            <text:p>719953089.666667</text:p>
          </table:table-cell>
          <table:table-cell/>
          <table:table-cell table:formula="of:=[.C68]/3400000000" office:value-type="float" office:value="0.0690421138235294" calcext:value-type="float">
            <text:p>0.0690421138</text:p>
          </table:table-cell>
          <table:table-cell table:formula="of:=[.D68]/3400000000" office:value-type="float" office:value="0.0987539356862744" calcext:value-type="float">
            <text:p>0.0987539357</text:p>
          </table:table-cell>
          <table:table-cell table:formula="of:=[.E68]/3400000000" office:value-type="float" office:value="0.21175090872549" calcext:value-type="float">
            <text:p>0.2117509087</text:p>
          </table:table-cell>
          <table:table-cell table:number-columns-repeated="2"/>
          <table:table-cell office:value-type="float" office:value="230042041.333333" calcext:value-type="float">
            <text:p>230042041.333333</text:p>
          </table:table-cell>
          <table:table-cell office:value-type="float" office:value="331720771" calcext:value-type="float">
            <text:p>331720771</text:p>
          </table:table-cell>
          <table:table-cell office:value-type="float" office:value="793682138.666667" calcext:value-type="float">
            <text:p>793682138.666667</text:p>
          </table:table-cell>
          <table:table-cell/>
          <table:table-cell table:formula="of:=[.L68]/3400000000" office:value-type="float" office:value="0.0676594239215685" calcext:value-type="float">
            <text:p>0.0676594239</text:p>
          </table:table-cell>
          <table:table-cell table:formula="of:=[.M68]/3400000000" office:value-type="float" office:value="0.0975649326470588" calcext:value-type="float">
            <text:p>0.0975649326</text:p>
          </table:table-cell>
          <table:table-cell table:formula="of:=[.N68]/3400000000" office:value-type="float" office:value="0.233435923137255" calcext:value-type="float">
            <text:p>0.2334359231</text:p>
          </table:table-cell>
          <table:table-cell table:number-columns-repeated="3"/>
          <table:table-cell office:value-type="float" office:value="0.0444291103" calcext:value-type="float">
            <text:p>0.0444291103</text:p>
          </table:table-cell>
          <table:table-cell table:number-columns-repeated="2"/>
          <table:table-cell table:formula="of:=[.G68]-[.V68]" office:value-type="float" office:value="0.0246130035235294" calcext:value-type="float">
            <text:p>0.0246130035</text:p>
          </table:table-cell>
          <table:table-cell table:formula="of:=[.H68]-[.V68]" office:value-type="float" office:value="0.0543248253862744" calcext:value-type="float">
            <text:p>0.0543248254</text:p>
          </table:table-cell>
          <table:table-cell table:formula="of:=[.I68]-[.V68]" office:value-type="float" office:value="0.16732179842549" calcext:value-type="float">
            <text:p>0.1673217984</text:p>
          </table:table-cell>
          <table:table-cell/>
          <table:table-cell table:formula="of:=[.P68]-[.V68]" office:value-type="float" office:value="0.0232303136215685" calcext:value-type="float">
            <text:p>0.0232303136</text:p>
          </table:table-cell>
          <table:table-cell table:formula="of:=[.Q68]-[.V68]" office:value-type="float" office:value="0.0531358223470588" calcext:value-type="float">
            <text:p>0.0531358223</text:p>
          </table:table-cell>
          <table:table-cell table:formula="of:=[.R68]-[.V68]" office:value-type="float" office:value="0.189006812837255" calcext:value-type="float">
            <text:p>0.1890068128</text:p>
          </table:table-cell>
          <table:table-cell table:number-columns-repeated="3"/>
          <table:table-cell table:formula="of:=[.C68]/[.A68]" office:value-type="float" office:value="6.68264323561939" calcext:value-type="float">
            <text:p>6.6826432356</text:p>
          </table:table-cell>
          <table:table-cell table:formula="of:=[.D68]/[.A68]" office:value-type="float" office:value="9.55847501991992" calcext:value-type="float">
            <text:p>9.5584750199</text:p>
          </table:table-cell>
          <table:table-cell table:formula="of:=[.E68]/[.A68]" office:value-type="float" office:value="20.4955453920127" calcext:value-type="float">
            <text:p>20.495545392</text:p>
          </table:table-cell>
          <table:table-cell/>
          <table:table-cell table:formula="of:=[.C68]/1000000" office:value-type="float" office:value="234.743187" calcext:value-type="float">
            <text:p>234.743187</text:p>
          </table:table-cell>
        </table:table-row>
        <table:table-row table:style-name="ro2">
          <table:table-cell table:formula="of:=[.A68]+524288" office:value-type="float" office:value="35651584" calcext:value-type="float">
            <text:p>35651584</text:p>
          </table:table-cell>
          <table:table-cell office:value-type="float" office:value="236283871.8" calcext:value-type="float">
            <text:p>236283871.8</text:p>
          </table:table-cell>
          <table:table-cell office:value-type="float" office:value="233372102.9" calcext:value-type="float">
            <text:p>233372102.9</text:p>
          </table:table-cell>
          <table:table-cell office:value-type="float" office:value="340957866.333333" calcext:value-type="float">
            <text:p>340957866.333333</text:p>
          </table:table-cell>
          <table:table-cell office:value-type="float" office:value="721277800" calcext:value-type="float">
            <text:p>721277800</text:p>
          </table:table-cell>
          <table:table-cell/>
          <table:table-cell table:formula="of:=[.C69]/3400000000" office:value-type="float" office:value="0.0686388537941177" calcext:value-type="float">
            <text:p>0.0686388538</text:p>
          </table:table-cell>
          <table:table-cell table:formula="of:=[.D69]/3400000000" office:value-type="float" office:value="0.100281725392157" calcext:value-type="float">
            <text:p>0.1002817254</text:p>
          </table:table-cell>
          <table:table-cell table:formula="of:=[.E69]/3400000000" office:value-type="float" office:value="0.212140529411765" calcext:value-type="float">
            <text:p>0.2121405294</text:p>
          </table:table-cell>
          <table:table-cell table:number-columns-repeated="2"/>
          <table:table-cell office:value-type="float" office:value="234272705" calcext:value-type="float">
            <text:p>234272705</text:p>
          </table:table-cell>
          <table:table-cell office:value-type="float" office:value="335165883.666667" calcext:value-type="float">
            <text:p>335165883.666667</text:p>
          </table:table-cell>
          <table:table-cell office:value-type="float" office:value="803087089" calcext:value-type="float">
            <text:p>803087089</text:p>
          </table:table-cell>
          <table:table-cell/>
          <table:table-cell table:formula="of:=[.L69]/3400000000" office:value-type="float" office:value="0.0689037367647059" calcext:value-type="float">
            <text:p>0.0689037368</text:p>
          </table:table-cell>
          <table:table-cell table:formula="of:=[.M69]/3400000000" office:value-type="float" office:value="0.0985782010784315" calcext:value-type="float">
            <text:p>0.0985782011</text:p>
          </table:table-cell>
          <table:table-cell table:formula="of:=[.N69]/3400000000" office:value-type="float" office:value="0.236202085" calcext:value-type="float">
            <text:p>0.236202085</text:p>
          </table:table-cell>
          <table:table-cell table:number-columns-repeated="3"/>
          <table:table-cell office:value-type="float" office:value="0.0448035499" calcext:value-type="float">
            <text:p>0.0448035499</text:p>
          </table:table-cell>
          <table:table-cell table:number-columns-repeated="2"/>
          <table:table-cell table:formula="of:=[.G69]-[.V69]" office:value-type="float" office:value="0.0238353038941176" calcext:value-type="float">
            <text:p>0.0238353039</text:p>
          </table:table-cell>
          <table:table-cell table:formula="of:=[.H69]-[.V69]" office:value-type="float" office:value="0.0554781754921568" calcext:value-type="float">
            <text:p>0.0554781755</text:p>
          </table:table-cell>
          <table:table-cell table:formula="of:=[.I69]-[.V69]" office:value-type="float" office:value="0.167336979511765" calcext:value-type="float">
            <text:p>0.1673369795</text:p>
          </table:table-cell>
          <table:table-cell/>
          <table:table-cell table:formula="of:=[.P69]-[.V69]" office:value-type="float" office:value="0.0241001868647059" calcext:value-type="float">
            <text:p>0.0241001869</text:p>
          </table:table-cell>
          <table:table-cell table:formula="of:=[.Q69]-[.V69]" office:value-type="float" office:value="0.0537746511784315" calcext:value-type="float">
            <text:p>0.0537746512</text:p>
          </table:table-cell>
          <table:table-cell table:formula="of:=[.R69]-[.V69]" office:value-type="float" office:value="0.1913985351" calcext:value-type="float">
            <text:p>0.1913985351</text:p>
          </table:table-cell>
          <table:table-cell table:number-columns-repeated="3"/>
          <table:table-cell table:formula="of:=[.C69]/[.A69]" office:value-type="float" office:value="6.54591119710137" calcext:value-type="float">
            <text:p>6.5459111971</text:p>
          </table:table-cell>
          <table:table-cell table:formula="of:=[.D69]/[.A69]" office:value-type="float" office:value="9.56361059114044" calcext:value-type="float">
            <text:p>9.5636105911</text:p>
          </table:table-cell>
          <table:table-cell table:formula="of:=[.E69]/[.A69]" office:value-type="float" office:value="20.2312974368825" calcext:value-type="float">
            <text:p>20.2312974369</text:p>
          </table:table-cell>
          <table:table-cell/>
          <table:table-cell table:formula="of:=[.C69]/1000000" office:value-type="float" office:value="233.3721029" calcext:value-type="float">
            <text:p>233.3721029</text:p>
          </table:table-cell>
        </table:table-row>
        <table:table-row table:style-name="ro2">
          <table:table-cell table:formula="of:=[.A69]+524288" office:value-type="float" office:value="36175872" calcext:value-type="float">
            <text:p>36175872</text:p>
          </table:table-cell>
          <table:table-cell office:value-type="float" office:value="240083174" calcext:value-type="float">
            <text:p>240083174</text:p>
          </table:table-cell>
          <table:table-cell office:value-type="float" office:value="240852568.7" calcext:value-type="float">
            <text:p>240852568.7</text:p>
          </table:table-cell>
          <table:table-cell office:value-type="float" office:value="340994707.333333" calcext:value-type="float">
            <text:p>340994707.333333</text:p>
          </table:table-cell>
          <table:table-cell office:value-type="float" office:value="728890145" calcext:value-type="float">
            <text:p>728890145</text:p>
          </table:table-cell>
          <table:table-cell/>
          <table:table-cell table:formula="of:=[.C70]/3400000000" office:value-type="float" office:value="0.0708389907941176" calcext:value-type="float">
            <text:p>0.0708389908</text:p>
          </table:table-cell>
          <table:table-cell table:formula="of:=[.D70]/3400000000" office:value-type="float" office:value="0.100292560980392" calcext:value-type="float">
            <text:p>0.100292561</text:p>
          </table:table-cell>
          <table:table-cell table:formula="of:=[.E70]/3400000000" office:value-type="float" office:value="0.214379454411765" calcext:value-type="float">
            <text:p>0.2143794544</text:p>
          </table:table-cell>
          <table:table-cell table:number-columns-repeated="2"/>
          <table:table-cell office:value-type="float" office:value="237586761" calcext:value-type="float">
            <text:p>237586761</text:p>
          </table:table-cell>
          <table:table-cell office:value-type="float" office:value="344447895.666667" calcext:value-type="float">
            <text:p>344447895.666667</text:p>
          </table:table-cell>
          <table:table-cell office:value-type="float" office:value="806317482" calcext:value-type="float">
            <text:p>806317482</text:p>
          </table:table-cell>
          <table:table-cell/>
          <table:table-cell table:formula="of:=[.L70]/3400000000" office:value-type="float" office:value="0.0698784591176471" calcext:value-type="float">
            <text:p>0.0698784591</text:p>
          </table:table-cell>
          <table:table-cell table:formula="of:=[.M70]/3400000000" office:value-type="float" office:value="0.101308204607843" calcext:value-type="float">
            <text:p>0.1013082046</text:p>
          </table:table-cell>
          <table:table-cell table:formula="of:=[.N70]/3400000000" office:value-type="float" office:value="0.237152200588235" calcext:value-type="float">
            <text:p>0.2371522006</text:p>
          </table:table-cell>
          <table:table-cell table:number-columns-repeated="3"/>
          <table:table-cell office:value-type="float" office:value="0.0454988024" calcext:value-type="float">
            <text:p>0.0454988024</text:p>
          </table:table-cell>
          <table:table-cell table:number-columns-repeated="2"/>
          <table:table-cell table:formula="of:=[.G70]-[.V70]" office:value-type="float" office:value="0.0253401883941176" calcext:value-type="float">
            <text:p>0.0253401884</text:p>
          </table:table-cell>
          <table:table-cell table:formula="of:=[.H70]-[.V70]" office:value-type="float" office:value="0.0547937585803921" calcext:value-type="float">
            <text:p>0.0547937586</text:p>
          </table:table-cell>
          <table:table-cell table:formula="of:=[.I70]-[.V70]" office:value-type="float" office:value="0.168880652011765" calcext:value-type="float">
            <text:p>0.168880652</text:p>
          </table:table-cell>
          <table:table-cell/>
          <table:table-cell table:formula="of:=[.P70]-[.V70]" office:value-type="float" office:value="0.0243796567176471" calcext:value-type="float">
            <text:p>0.0243796567</text:p>
          </table:table-cell>
          <table:table-cell table:formula="of:=[.Q70]-[.V70]" office:value-type="float" office:value="0.0558094022078432" calcext:value-type="float">
            <text:p>0.0558094022</text:p>
          </table:table-cell>
          <table:table-cell table:formula="of:=[.R70]-[.V70]" office:value-type="float" office:value="0.191653398188235" calcext:value-type="float">
            <text:p>0.1916533982</text:p>
          </table:table-cell>
          <table:table-cell table:number-columns-repeated="3"/>
          <table:table-cell table:formula="of:=[.C70]/[.A70]" office:value-type="float" office:value="6.65782344375832" calcext:value-type="float">
            <text:p>6.6578234438</text:p>
          </table:table-cell>
          <table:table-cell table:formula="of:=[.D70]/[.A70]" office:value-type="float" office:value="9.42602592505118" calcext:value-type="float">
            <text:p>9.4260259251</text:p>
          </table:table-cell>
          <table:table-cell table:formula="of:=[.E70]/[.A70]" office:value-type="float" office:value="20.1485162541486" calcext:value-type="float">
            <text:p>20.1485162541</text:p>
          </table:table-cell>
          <table:table-cell/>
          <table:table-cell table:formula="of:=[.C70]/1000000" office:value-type="float" office:value="240.8525687" calcext:value-type="float">
            <text:p>240.8525687</text:p>
          </table:table-cell>
        </table:table-row>
        <table:table-row table:style-name="ro2">
          <table:table-cell table:formula="of:=[.A70]+524288" office:value-type="float" office:value="36700160" calcext:value-type="float">
            <text:p>36700160</text:p>
          </table:table-cell>
          <table:table-cell office:value-type="float" office:value="245098621.6" calcext:value-type="float">
            <text:p>245098621.6</text:p>
          </table:table-cell>
          <table:table-cell office:value-type="float" office:value="242397963.9" calcext:value-type="float">
            <text:p>242397963.9</text:p>
          </table:table-cell>
          <table:table-cell office:value-type="float" office:value="343342647" calcext:value-type="float">
            <text:p>343342647</text:p>
          </table:table-cell>
          <table:table-cell office:value-type="float" office:value="734227998" calcext:value-type="float">
            <text:p>734227998</text:p>
          </table:table-cell>
          <table:table-cell/>
          <table:table-cell table:formula="of:=[.C71]/3400000000" office:value-type="float" office:value="0.0712935187941176" calcext:value-type="float">
            <text:p>0.0712935188</text:p>
          </table:table-cell>
          <table:table-cell table:formula="of:=[.D71]/3400000000" office:value-type="float" office:value="0.100983131470588" calcext:value-type="float">
            <text:p>0.1009831315</text:p>
          </table:table-cell>
          <table:table-cell table:formula="of:=[.E71]/3400000000" office:value-type="float" office:value="0.215949411176471" calcext:value-type="float">
            <text:p>0.2159494112</text:p>
          </table:table-cell>
          <table:table-cell table:number-columns-repeated="2"/>
          <table:table-cell office:value-type="float" office:value="239678765" calcext:value-type="float">
            <text:p>239678765</text:p>
          </table:table-cell>
          <table:table-cell office:value-type="float" office:value="344318249" calcext:value-type="float">
            <text:p>344318249</text:p>
          </table:table-cell>
          <table:table-cell office:value-type="float" office:value="801492924.666667" calcext:value-type="float">
            <text:p>801492924.666667</text:p>
          </table:table-cell>
          <table:table-cell/>
          <table:table-cell table:formula="of:=[.L71]/3400000000" office:value-type="float" office:value="0.0704937544117647" calcext:value-type="float">
            <text:p>0.0704937544</text:p>
          </table:table-cell>
          <table:table-cell table:formula="of:=[.M71]/3400000000" office:value-type="float" office:value="0.101270073235294" calcext:value-type="float">
            <text:p>0.1012700732</text:p>
          </table:table-cell>
          <table:table-cell table:formula="of:=[.N71]/3400000000" office:value-type="float" office:value="0.235733213137255" calcext:value-type="float">
            <text:p>0.2357332131</text:p>
          </table:table-cell>
          <table:table-cell table:number-columns-repeated="3"/>
          <table:table-cell office:value-type="float" office:value="0.0463496408" calcext:value-type="float">
            <text:p>0.0463496408</text:p>
          </table:table-cell>
          <table:table-cell table:number-columns-repeated="2"/>
          <table:table-cell table:formula="of:=[.G71]-[.V71]" office:value-type="float" office:value="0.0249438779941176" calcext:value-type="float">
            <text:p>0.024943878</text:p>
          </table:table-cell>
          <table:table-cell table:formula="of:=[.H71]-[.V71]" office:value-type="float" office:value="0.0546334906705882" calcext:value-type="float">
            <text:p>0.0546334907</text:p>
          </table:table-cell>
          <table:table-cell table:formula="of:=[.I71]-[.V71]" office:value-type="float" office:value="0.169599770376471" calcext:value-type="float">
            <text:p>0.1695997704</text:p>
          </table:table-cell>
          <table:table-cell/>
          <table:table-cell table:formula="of:=[.P71]-[.V71]" office:value-type="float" office:value="0.0241441136117647" calcext:value-type="float">
            <text:p>0.0241441136</text:p>
          </table:table-cell>
          <table:table-cell table:formula="of:=[.Q71]-[.V71]" office:value-type="float" office:value="0.0549204324352941" calcext:value-type="float">
            <text:p>0.0549204324</text:p>
          </table:table-cell>
          <table:table-cell table:formula="of:=[.R71]-[.V71]" office:value-type="float" office:value="0.189383572337255" calcext:value-type="float">
            <text:p>0.1893835723</text:p>
          </table:table-cell>
          <table:table-cell table:number-columns-repeated="3"/>
          <table:table-cell table:formula="of:=[.C71]/[.A71]" office:value-type="float" office:value="6.60482035773141" calcext:value-type="float">
            <text:p>6.6048203577</text:p>
          </table:table-cell>
          <table:table-cell table:formula="of:=[.D71]/[.A71]" office:value-type="float" office:value="9.35534469059535" calcext:value-type="float">
            <text:p>9.3553446906</text:p>
          </table:table-cell>
          <table:table-cell table:formula="of:=[.E71]/[.A71]" office:value-type="float" office:value="20.0061252593994" calcext:value-type="float">
            <text:p>20.0061252594</text:p>
          </table:table-cell>
          <table:table-cell/>
          <table:table-cell table:formula="of:=[.C71]/1000000" office:value-type="float" office:value="242.3979639" calcext:value-type="float">
            <text:p>242.3979639</text:p>
          </table:table-cell>
        </table:table-row>
        <table:table-row table:style-name="ro2">
          <table:table-cell table:formula="of:=[.A71]+524288" office:value-type="float" office:value="37224448" calcext:value-type="float">
            <text:p>37224448</text:p>
          </table:table-cell>
          <table:table-cell office:value-type="float" office:value="242159354" calcext:value-type="float">
            <text:p>242159354</text:p>
          </table:table-cell>
          <table:table-cell office:value-type="float" office:value="244787888.5" calcext:value-type="float">
            <text:p>244787888.5</text:p>
          </table:table-cell>
          <table:table-cell office:value-type="float" office:value="346521437.333333" calcext:value-type="float">
            <text:p>346521437.333333</text:p>
          </table:table-cell>
          <table:table-cell office:value-type="float" office:value="717187124.666667" calcext:value-type="float">
            <text:p>717187124.666667</text:p>
          </table:table-cell>
          <table:table-cell/>
          <table:table-cell table:formula="of:=[.C72]/3400000000" office:value-type="float" office:value="0.0719964377941176" calcext:value-type="float">
            <text:p>0.0719964378</text:p>
          </table:table-cell>
          <table:table-cell table:formula="of:=[.D72]/3400000000" office:value-type="float" office:value="0.101918069803921" calcext:value-type="float">
            <text:p>0.1019180698</text:p>
          </table:table-cell>
          <table:table-cell table:formula="of:=[.E72]/3400000000" office:value-type="float" office:value="0.210937389607843" calcext:value-type="float">
            <text:p>0.2109373896</text:p>
          </table:table-cell>
          <table:table-cell table:number-columns-repeated="2"/>
          <table:table-cell office:value-type="float" office:value="243434081.333333" calcext:value-type="float">
            <text:p>243434081.333333</text:p>
          </table:table-cell>
          <table:table-cell office:value-type="float" office:value="359431002.333333" calcext:value-type="float">
            <text:p>359431002.333333</text:p>
          </table:table-cell>
          <table:table-cell office:value-type="float" office:value="804073045" calcext:value-type="float">
            <text:p>804073045</text:p>
          </table:table-cell>
          <table:table-cell/>
          <table:table-cell table:formula="of:=[.L72]/3400000000" office:value-type="float" office:value="0.0715982592156862" calcext:value-type="float">
            <text:p>0.0715982592</text:p>
          </table:table-cell>
          <table:table-cell table:formula="of:=[.M72]/3400000000" office:value-type="float" office:value="0.105715000686274" calcext:value-type="float">
            <text:p>0.1057150007</text:p>
          </table:table-cell>
          <table:table-cell table:formula="of:=[.N72]/3400000000" office:value-type="float" office:value="0.236492072058823" calcext:value-type="float">
            <text:p>0.2364920721</text:p>
          </table:table-cell>
          <table:table-cell table:number-columns-repeated="3"/>
          <table:table-cell office:value-type="float" office:value="0.0470031645" calcext:value-type="float">
            <text:p>0.0470031645</text:p>
          </table:table-cell>
          <table:table-cell table:number-columns-repeated="2"/>
          <table:table-cell table:formula="of:=[.G72]-[.V72]" office:value-type="float" office:value="0.0249932732941176" calcext:value-type="float">
            <text:p>0.0249932733</text:p>
          </table:table-cell>
          <table:table-cell table:formula="of:=[.H72]-[.V72]" office:value-type="float" office:value="0.0549149053039215" calcext:value-type="float">
            <text:p>0.0549149053</text:p>
          </table:table-cell>
          <table:table-cell table:formula="of:=[.I72]-[.V72]" office:value-type="float" office:value="0.163934225107843" calcext:value-type="float">
            <text:p>0.1639342251</text:p>
          </table:table-cell>
          <table:table-cell/>
          <table:table-cell table:formula="of:=[.P72]-[.V72]" office:value-type="float" office:value="0.0245950947156862" calcext:value-type="float">
            <text:p>0.0245950947</text:p>
          </table:table-cell>
          <table:table-cell table:formula="of:=[.Q72]-[.V72]" office:value-type="float" office:value="0.0587118361862744" calcext:value-type="float">
            <text:p>0.0587118362</text:p>
          </table:table-cell>
          <table:table-cell table:formula="of:=[.R72]-[.V72]" office:value-type="float" office:value="0.189488907558824" calcext:value-type="float">
            <text:p>0.1894889076</text:p>
          </table:table-cell>
          <table:table-cell table:number-columns-repeated="3"/>
          <table:table-cell table:formula="of:=[.C72]/[.A72]" office:value-type="float" office:value="6.57599780928921" calcext:value-type="float">
            <text:p>6.5759978093</text:p>
          </table:table-cell>
          <table:table-cell table:formula="of:=[.D72]/[.A72]" office:value-type="float" office:value="9.30897450335148" calcext:value-type="float">
            <text:p>9.3089745034</text:p>
          </table:table-cell>
          <table:table-cell table:formula="of:=[.E72]/[.A72]" office:value-type="float" office:value="19.2665617141366" calcext:value-type="float">
            <text:p>19.2665617141</text:p>
          </table:table-cell>
          <table:table-cell/>
          <table:table-cell table:formula="of:=[.C72]/1000000" office:value-type="float" office:value="244.7878885" calcext:value-type="float">
            <text:p>244.7878885</text:p>
          </table:table-cell>
        </table:table-row>
        <table:table-row table:style-name="ro2">
          <table:table-cell table:formula="of:=[.A72]+524288" office:value-type="float" office:value="37748736" calcext:value-type="float">
            <text:p>37748736</text:p>
          </table:table-cell>
          <table:table-cell office:value-type="float" office:value="252634227.9" calcext:value-type="float">
            <text:p>252634227.9</text:p>
          </table:table-cell>
          <table:table-cell office:value-type="float" office:value="247670387.5" calcext:value-type="float">
            <text:p>247670387.5</text:p>
          </table:table-cell>
          <table:table-cell office:value-type="float" office:value="353663270.666667" calcext:value-type="float">
            <text:p>353663270.666667</text:p>
          </table:table-cell>
          <table:table-cell office:value-type="float" office:value="733833107" calcext:value-type="float">
            <text:p>733833107</text:p>
          </table:table-cell>
          <table:table-cell/>
          <table:table-cell table:formula="of:=[.C73]/3400000000" office:value-type="float" office:value="0.0728442316176471" calcext:value-type="float">
            <text:p>0.0728442316</text:p>
          </table:table-cell>
          <table:table-cell table:formula="of:=[.D73]/3400000000" office:value-type="float" office:value="0.104018609019608" calcext:value-type="float">
            <text:p>0.104018609</text:p>
          </table:table-cell>
          <table:table-cell table:formula="of:=[.E73]/3400000000" office:value-type="float" office:value="0.215833266764706" calcext:value-type="float">
            <text:p>0.2158332668</text:p>
          </table:table-cell>
          <table:table-cell table:number-columns-repeated="2"/>
          <table:table-cell office:value-type="float" office:value="246466202.666667" calcext:value-type="float">
            <text:p>246466202.666667</text:p>
          </table:table-cell>
          <table:table-cell office:value-type="float" office:value="348992850.333333" calcext:value-type="float">
            <text:p>348992850.333333</text:p>
          </table:table-cell>
          <table:table-cell office:value-type="float" office:value="795501455.333333" calcext:value-type="float">
            <text:p>795501455.333333</text:p>
          </table:table-cell>
          <table:table-cell/>
          <table:table-cell table:formula="of:=[.L73]/3400000000" office:value-type="float" office:value="0.0724900596078432" calcext:value-type="float">
            <text:p>0.0724900596</text:p>
          </table:table-cell>
          <table:table-cell table:formula="of:=[.M73]/3400000000" office:value-type="float" office:value="0.102644955980392" calcext:value-type="float">
            <text:p>0.102644956</text:p>
          </table:table-cell>
          <table:table-cell table:formula="of:=[.N73]/3400000000" office:value-type="float" office:value="0.23397101627451" calcext:value-type="float">
            <text:p>0.2339710163</text:p>
          </table:table-cell>
          <table:table-cell table:number-columns-repeated="3"/>
          <table:table-cell office:value-type="float" office:value="0.0481844704" calcext:value-type="float">
            <text:p>0.0481844704</text:p>
          </table:table-cell>
          <table:table-cell table:number-columns-repeated="2"/>
          <table:table-cell table:formula="of:=[.G73]-[.V73]" office:value-type="float" office:value="0.0246597612176471" calcext:value-type="float">
            <text:p>0.0246597612</text:p>
          </table:table-cell>
          <table:table-cell table:formula="of:=[.H73]-[.V73]" office:value-type="float" office:value="0.0558341386196079" calcext:value-type="float">
            <text:p>0.0558341386</text:p>
          </table:table-cell>
          <table:table-cell table:formula="of:=[.I73]-[.V73]" office:value-type="float" office:value="0.167648796364706" calcext:value-type="float">
            <text:p>0.1676487964</text:p>
          </table:table-cell>
          <table:table-cell/>
          <table:table-cell table:formula="of:=[.P73]-[.V73]" office:value-type="float" office:value="0.0243055892078432" calcext:value-type="float">
            <text:p>0.0243055892</text:p>
          </table:table-cell>
          <table:table-cell table:formula="of:=[.Q73]-[.V73]" office:value-type="float" office:value="0.0544604855803921" calcext:value-type="float">
            <text:p>0.0544604856</text:p>
          </table:table-cell>
          <table:table-cell table:formula="of:=[.R73]-[.V73]" office:value-type="float" office:value="0.18578654587451" calcext:value-type="float">
            <text:p>0.1857865459</text:p>
          </table:table-cell>
          <table:table-cell table:number-columns-repeated="3"/>
          <table:table-cell table:formula="of:=[.C73]/[.A73]" office:value-type="float" office:value="6.56102465258704" calcext:value-type="float">
            <text:p>6.5610246526</text:p>
          </table:table-cell>
          <table:table-cell table:formula="of:=[.D73]/[.A73]" office:value-type="float" office:value="9.36887716363978" calcext:value-type="float">
            <text:p>9.3688771636</text:p>
          </table:table-cell>
          <table:table-cell table:formula="of:=[.E73]/[.A73]" office:value-type="float" office:value="19.4399385187361" calcext:value-type="float">
            <text:p>19.4399385187</text:p>
          </table:table-cell>
          <table:table-cell/>
          <table:table-cell table:formula="of:=[.C73]/1000000" office:value-type="float" office:value="247.6703875" calcext:value-type="float">
            <text:p>247.6703875</text:p>
          </table:table-cell>
        </table:table-row>
        <table:table-row table:style-name="ro2">
          <table:table-cell table:formula="of:=[.A73]+524288" office:value-type="float" office:value="38273024" calcext:value-type="float">
            <text:p>38273024</text:p>
          </table:table-cell>
          <table:table-cell office:value-type="float" office:value="253497387.2" calcext:value-type="float">
            <text:p>253497387.2</text:p>
          </table:table-cell>
          <table:table-cell office:value-type="float" office:value="250973169.3" calcext:value-type="float">
            <text:p>250973169.3</text:p>
          </table:table-cell>
          <table:table-cell office:value-type="float" office:value="354092764.333333" calcext:value-type="float">
            <text:p>354092764.333333</text:p>
          </table:table-cell>
          <table:table-cell office:value-type="float" office:value="743633618.666667" calcext:value-type="float">
            <text:p>743633618.666667</text:p>
          </table:table-cell>
          <table:table-cell/>
          <table:table-cell table:formula="of:=[.C74]/3400000000" office:value-type="float" office:value="0.0738156380294118" calcext:value-type="float">
            <text:p>0.073815638</text:p>
          </table:table-cell>
          <table:table-cell table:formula="of:=[.D74]/3400000000" office:value-type="float" office:value="0.104144930686274" calcext:value-type="float">
            <text:p>0.1041449307</text:p>
          </table:table-cell>
          <table:table-cell table:formula="of:=[.E74]/3400000000" office:value-type="float" office:value="0.218715770196078" calcext:value-type="float">
            <text:p>0.2187157702</text:p>
          </table:table-cell>
          <table:table-cell table:number-columns-repeated="2"/>
          <table:table-cell office:value-type="float" office:value="250276204" calcext:value-type="float">
            <text:p>250276204</text:p>
          </table:table-cell>
          <table:table-cell office:value-type="float" office:value="353516820.666667" calcext:value-type="float">
            <text:p>353516820.666667</text:p>
          </table:table-cell>
          <table:table-cell office:value-type="float" office:value="810517933" calcext:value-type="float">
            <text:p>810517933</text:p>
          </table:table-cell>
          <table:table-cell/>
          <table:table-cell table:formula="of:=[.L74]/3400000000" office:value-type="float" office:value="0.0736106482352941" calcext:value-type="float">
            <text:p>0.0736106482</text:p>
          </table:table-cell>
          <table:table-cell table:formula="of:=[.M74]/3400000000" office:value-type="float" office:value="0.103975535490196" calcext:value-type="float">
            <text:p>0.1039755355</text:p>
          </table:table-cell>
          <table:table-cell table:formula="of:=[.N74]/3400000000" office:value-type="float" office:value="0.238387627352941" calcext:value-type="float">
            <text:p>0.2383876274</text:p>
          </table:table-cell>
          <table:table-cell table:number-columns-repeated="3"/>
          <table:table-cell office:value-type="float" office:value="0.0486325106" calcext:value-type="float">
            <text:p>0.0486325106</text:p>
          </table:table-cell>
          <table:table-cell table:number-columns-repeated="2"/>
          <table:table-cell table:formula="of:=[.G74]-[.V74]" office:value-type="float" office:value="0.0251831274294118" calcext:value-type="float">
            <text:p>0.0251831274</text:p>
          </table:table-cell>
          <table:table-cell table:formula="of:=[.H74]-[.V74]" office:value-type="float" office:value="0.0555124200862744" calcext:value-type="float">
            <text:p>0.0555124201</text:p>
          </table:table-cell>
          <table:table-cell table:formula="of:=[.I74]-[.V74]" office:value-type="float" office:value="0.170083259596079" calcext:value-type="float">
            <text:p>0.1700832596</text:p>
          </table:table-cell>
          <table:table-cell/>
          <table:table-cell table:formula="of:=[.P74]-[.V74]" office:value-type="float" office:value="0.0249781376352941" calcext:value-type="float">
            <text:p>0.0249781376</text:p>
          </table:table-cell>
          <table:table-cell table:formula="of:=[.Q74]-[.V74]" office:value-type="float" office:value="0.0553430248901962" calcext:value-type="float">
            <text:p>0.0553430249</text:p>
          </table:table-cell>
          <table:table-cell table:formula="of:=[.R74]-[.V74]" office:value-type="float" office:value="0.189755116752941" calcext:value-type="float">
            <text:p>0.1897551168</text:p>
          </table:table-cell>
          <table:table-cell table:number-columns-repeated="3"/>
          <table:table-cell table:formula="of:=[.C74]/[.A74]" office:value-type="float" office:value="6.55744289502706" calcext:value-type="float">
            <text:p>6.557442895</text:p>
          </table:table-cell>
          <table:table-cell table:formula="of:=[.D74]/[.A74]" office:value-type="float" office:value="9.25175821835591" calcext:value-type="float">
            <text:p>9.2517582184</text:p>
          </table:table-cell>
          <table:table-cell table:formula="of:=[.E74]/[.A74]" office:value-type="float" office:value="19.4297063818805" calcext:value-type="float">
            <text:p>19.4297063819</text:p>
          </table:table-cell>
          <table:table-cell/>
          <table:table-cell table:formula="of:=[.C74]/1000000" office:value-type="float" office:value="250.9731693" calcext:value-type="float">
            <text:p>250.9731693</text:p>
          </table:table-cell>
        </table:table-row>
        <table:table-row table:style-name="ro2">
          <table:table-cell table:formula="of:=[.A74]+524288" office:value-type="float" office:value="38797312" calcext:value-type="float">
            <text:p>38797312</text:p>
          </table:table-cell>
          <table:table-cell office:value-type="float" office:value="255400059.7" calcext:value-type="float">
            <text:p>255400059.7</text:p>
          </table:table-cell>
          <table:table-cell office:value-type="float" office:value="254261602.1" calcext:value-type="float">
            <text:p>254261602.1</text:p>
          </table:table-cell>
          <table:table-cell office:value-type="float" office:value="360027447" calcext:value-type="float">
            <text:p>360027447</text:p>
          </table:table-cell>
          <table:table-cell office:value-type="float" office:value="772311930.666667" calcext:value-type="float">
            <text:p>772311930.666667</text:p>
          </table:table-cell>
          <table:table-cell/>
          <table:table-cell table:formula="of:=[.C75]/3400000000" office:value-type="float" office:value="0.0747828241470588" calcext:value-type="float">
            <text:p>0.0747828241</text:p>
          </table:table-cell>
          <table:table-cell table:formula="of:=[.D75]/3400000000" office:value-type="float" office:value="0.105890425588235" calcext:value-type="float">
            <text:p>0.1058904256</text:p>
          </table:table-cell>
          <table:table-cell table:formula="of:=[.E75]/3400000000" office:value-type="float" office:value="0.227150567843137" calcext:value-type="float">
            <text:p>0.2271505678</text:p>
          </table:table-cell>
          <table:table-cell table:number-columns-repeated="2"/>
          <table:table-cell office:value-type="float" office:value="253584342.666667" calcext:value-type="float">
            <text:p>253584342.666667</text:p>
          </table:table-cell>
          <table:table-cell office:value-type="float" office:value="356966452" calcext:value-type="float">
            <text:p>356966452</text:p>
          </table:table-cell>
          <table:table-cell office:value-type="float" office:value="820489143" calcext:value-type="float">
            <text:p>820489143</text:p>
          </table:table-cell>
          <table:table-cell/>
          <table:table-cell table:formula="of:=[.L75]/3400000000" office:value-type="float" office:value="0.0745836301960785" calcext:value-type="float">
            <text:p>0.0745836302</text:p>
          </table:table-cell>
          <table:table-cell table:formula="of:=[.M75]/3400000000" office:value-type="float" office:value="0.104990132941176" calcext:value-type="float">
            <text:p>0.1049901329</text:p>
          </table:table-cell>
          <table:table-cell table:formula="of:=[.N75]/3400000000" office:value-type="float" office:value="0.241320336176471" calcext:value-type="float">
            <text:p>0.2413203362</text:p>
          </table:table-cell>
          <table:table-cell table:number-columns-repeated="3"/>
          <table:table-cell office:value-type="float" office:value="0.0490558474" calcext:value-type="float">
            <text:p>0.0490558474</text:p>
          </table:table-cell>
          <table:table-cell table:number-columns-repeated="2"/>
          <table:table-cell table:formula="of:=[.G75]-[.V75]" office:value-type="float" office:value="0.0257269767470588" calcext:value-type="float">
            <text:p>0.0257269767</text:p>
          </table:table-cell>
          <table:table-cell table:formula="of:=[.H75]-[.V75]" office:value-type="float" office:value="0.0568345781882353" calcext:value-type="float">
            <text:p>0.0568345782</text:p>
          </table:table-cell>
          <table:table-cell table:formula="of:=[.I75]-[.V75]" office:value-type="float" office:value="0.178094720443137" calcext:value-type="float">
            <text:p>0.1780947204</text:p>
          </table:table-cell>
          <table:table-cell/>
          <table:table-cell table:formula="of:=[.P75]-[.V75]" office:value-type="float" office:value="0.0255277827960785" calcext:value-type="float">
            <text:p>0.0255277828</text:p>
          </table:table-cell>
          <table:table-cell table:formula="of:=[.Q75]-[.V75]" office:value-type="float" office:value="0.0559342855411765" calcext:value-type="float">
            <text:p>0.0559342855</text:p>
          </table:table-cell>
          <table:table-cell table:formula="of:=[.R75]-[.V75]" office:value-type="float" office:value="0.192264488776471" calcext:value-type="float">
            <text:p>0.1922644888</text:p>
          </table:table-cell>
          <table:table-cell table:number-columns-repeated="3"/>
          <table:table-cell table:formula="of:=[.C75]/[.A75]" office:value-type="float" office:value="6.55358809651555" calcext:value-type="float">
            <text:p>6.5535880965</text:p>
          </table:table-cell>
          <table:table-cell table:formula="of:=[.D75]/[.A75]" office:value-type="float" office:value="9.27970079473547" calcext:value-type="float">
            <text:p>9.2797007947</text:p>
          </table:table-cell>
          <table:table-cell table:formula="of:=[.E75]/[.A75]" office:value-type="float" office:value="19.906325744079" calcext:value-type="float">
            <text:p>19.9063257441</text:p>
          </table:table-cell>
          <table:table-cell/>
          <table:table-cell table:formula="of:=[.C75]/1000000" office:value-type="float" office:value="254.2616021" calcext:value-type="float">
            <text:p>254.2616021</text:p>
          </table:table-cell>
        </table:table-row>
        <table:table-row table:style-name="ro2">
          <table:table-cell table:formula="of:=[.A75]+524288" office:value-type="float" office:value="39321600" calcext:value-type="float">
            <text:p>39321600</text:p>
          </table:table-cell>
          <table:table-cell office:value-type="float" office:value="258991499" calcext:value-type="float">
            <text:p>258991499</text:p>
          </table:table-cell>
          <table:table-cell office:value-type="float" office:value="257666142" calcext:value-type="float">
            <text:p>257666142</text:p>
          </table:table-cell>
          <table:table-cell office:value-type="float" office:value="370206611.666667" calcext:value-type="float">
            <text:p>370206611.666667</text:p>
          </table:table-cell>
          <table:table-cell office:value-type="float" office:value="806901740.666667" calcext:value-type="float">
            <text:p>806901740.666667</text:p>
          </table:table-cell>
          <table:table-cell/>
          <table:table-cell table:formula="of:=[.C76]/3400000000" office:value-type="float" office:value="0.0757841594117647" calcext:value-type="float">
            <text:p>0.0757841594</text:p>
          </table:table-cell>
          <table:table-cell table:formula="of:=[.D76]/3400000000" office:value-type="float" office:value="0.10888429754902" calcext:value-type="float">
            <text:p>0.1088842975</text:p>
          </table:table-cell>
          <table:table-cell table:formula="of:=[.E76]/3400000000" office:value-type="float" office:value="0.237324041372549" calcext:value-type="float">
            <text:p>0.2373240414</text:p>
          </table:table-cell>
          <table:table-cell table:number-columns-repeated="2"/>
          <table:table-cell office:value-type="float" office:value="257941622.666667" calcext:value-type="float">
            <text:p>257941622.666667</text:p>
          </table:table-cell>
          <table:table-cell office:value-type="float" office:value="364156696.333333" calcext:value-type="float">
            <text:p>364156696.333333</text:p>
          </table:table-cell>
          <table:table-cell office:value-type="float" office:value="836453590.333333" calcext:value-type="float">
            <text:p>836453590.333333</text:p>
          </table:table-cell>
          <table:table-cell/>
          <table:table-cell table:formula="of:=[.L76]/3400000000" office:value-type="float" office:value="0.075865183137255" calcext:value-type="float">
            <text:p>0.0758651831</text:p>
          </table:table-cell>
          <table:table-cell table:formula="of:=[.M76]/3400000000" office:value-type="float" office:value="0.107104910686274" calcext:value-type="float">
            <text:p>0.1071049107</text:p>
          </table:table-cell>
          <table:table-cell table:formula="of:=[.N76]/3400000000" office:value-type="float" office:value="0.246015761862745" calcext:value-type="float">
            <text:p>0.2460157619</text:p>
          </table:table-cell>
          <table:table-cell table:number-columns-repeated="3"/>
          <table:table-cell office:value-type="float" office:value="0.049491644" calcext:value-type="float">
            <text:p>0.049491644</text:p>
          </table:table-cell>
          <table:table-cell table:number-columns-repeated="2"/>
          <table:table-cell table:formula="of:=[.G76]-[.V76]" office:value-type="float" office:value="0.0262925154117647" calcext:value-type="float">
            <text:p>0.0262925154</text:p>
          </table:table-cell>
          <table:table-cell table:formula="of:=[.H76]-[.V76]" office:value-type="float" office:value="0.0593926535490197" calcext:value-type="float">
            <text:p>0.0593926535</text:p>
          </table:table-cell>
          <table:table-cell table:formula="of:=[.I76]-[.V76]" office:value-type="float" office:value="0.187832397372549" calcext:value-type="float">
            <text:p>0.1878323974</text:p>
          </table:table-cell>
          <table:table-cell/>
          <table:table-cell table:formula="of:=[.P76]-[.V76]" office:value-type="float" office:value="0.026373539137255" calcext:value-type="float">
            <text:p>0.0263735391</text:p>
          </table:table-cell>
          <table:table-cell table:formula="of:=[.Q76]-[.V76]" office:value-type="float" office:value="0.0576132666862744" calcext:value-type="float">
            <text:p>0.0576132667</text:p>
          </table:table-cell>
          <table:table-cell table:formula="of:=[.R76]-[.V76]" office:value-type="float" office:value="0.196524117862745" calcext:value-type="float">
            <text:p>0.1965241179</text:p>
          </table:table-cell>
          <table:table-cell table:number-columns-repeated="3"/>
          <table:table-cell table:formula="of:=[.C76]/[.A76]" office:value-type="float" office:value="6.55278884887695" calcext:value-type="float">
            <text:p>6.5527888489</text:p>
          </table:table-cell>
          <table:table-cell table:formula="of:=[.D76]/[.A76]" office:value-type="float" office:value="9.41484099494087" calcext:value-type="float">
            <text:p>9.4148409949</text:p>
          </table:table-cell>
          <table:table-cell table:formula="of:=[.E76]/[.A76]" office:value-type="float" office:value="20.5205724249946" calcext:value-type="float">
            <text:p>20.520572425</text:p>
          </table:table-cell>
          <table:table-cell/>
          <table:table-cell table:formula="of:=[.C76]/1000000" office:value-type="float" office:value="257.666142" calcext:value-type="float">
            <text:p>257.666142</text:p>
          </table:table-cell>
        </table:table-row>
        <table:table-row table:style-name="ro2">
          <table:table-cell table:formula="of:=[.A76]+524288" office:value-type="float" office:value="39845888" calcext:value-type="float">
            <text:p>39845888</text:p>
          </table:table-cell>
          <table:table-cell office:value-type="float" office:value="263260817.9" calcext:value-type="float">
            <text:p>263260817.9</text:p>
          </table:table-cell>
          <table:table-cell office:value-type="float" office:value="262835942.9" calcext:value-type="float">
            <text:p>262835942.9</text:p>
          </table:table-cell>
          <table:table-cell office:value-type="float" office:value="365809380" calcext:value-type="float">
            <text:p>365809380</text:p>
          </table:table-cell>
          <table:table-cell office:value-type="float" office:value="908673155" calcext:value-type="float">
            <text:p>908673155</text:p>
          </table:table-cell>
          <table:table-cell/>
          <table:table-cell table:formula="of:=[.C77]/3400000000" office:value-type="float" office:value="0.0773046890882353" calcext:value-type="float">
            <text:p>0.0773046891</text:p>
          </table:table-cell>
          <table:table-cell table:formula="of:=[.D77]/3400000000" office:value-type="float" office:value="0.107590994117647" calcext:value-type="float">
            <text:p>0.1075909941</text:p>
          </table:table-cell>
          <table:table-cell table:formula="of:=[.E77]/3400000000" office:value-type="float" office:value="0.267256810294118" calcext:value-type="float">
            <text:p>0.2672568103</text:p>
          </table:table-cell>
          <table:table-cell table:number-columns-repeated="2"/>
          <table:table-cell office:value-type="float" office:value="260780982.666667" calcext:value-type="float">
            <text:p>260780982.666667</text:p>
          </table:table-cell>
          <table:table-cell office:value-type="float" office:value="365713295.666667" calcext:value-type="float">
            <text:p>365713295.666667</text:p>
          </table:table-cell>
          <table:table-cell office:value-type="float" office:value="819002053" calcext:value-type="float">
            <text:p>819002053</text:p>
          </table:table-cell>
          <table:table-cell/>
          <table:table-cell table:formula="of:=[.L77]/3400000000" office:value-type="float" office:value="0.0767002890196079" calcext:value-type="float">
            <text:p>0.076700289</text:p>
          </table:table-cell>
          <table:table-cell table:formula="of:=[.M77]/3400000000" office:value-type="float" office:value="0.107562734019608" calcext:value-type="float">
            <text:p>0.107562734</text:p>
          </table:table-cell>
          <table:table-cell table:formula="of:=[.N77]/3400000000" office:value-type="float" office:value="0.240882956764706" calcext:value-type="float">
            <text:p>0.2408829568</text:p>
          </table:table-cell>
          <table:table-cell table:number-columns-repeated="3"/>
          <table:table-cell office:value-type="float" office:value="0.0501006909" calcext:value-type="float">
            <text:p>0.0501006909</text:p>
          </table:table-cell>
          <table:table-cell table:number-columns-repeated="2"/>
          <table:table-cell table:formula="of:=[.G77]-[.V77]" office:value-type="float" office:value="0.0272039981882353" calcext:value-type="float">
            <text:p>0.0272039982</text:p>
          </table:table-cell>
          <table:table-cell table:formula="of:=[.H77]-[.V77]" office:value-type="float" office:value="0.0574903032176471" calcext:value-type="float">
            <text:p>0.0574903032</text:p>
          </table:table-cell>
          <table:table-cell table:formula="of:=[.I77]-[.V77]" office:value-type="float" office:value="0.217156119394118" calcext:value-type="float">
            <text:p>0.2171561194</text:p>
          </table:table-cell>
          <table:table-cell/>
          <table:table-cell table:formula="of:=[.P77]-[.V77]" office:value-type="float" office:value="0.0265995981196079" calcext:value-type="float">
            <text:p>0.0265995981</text:p>
          </table:table-cell>
          <table:table-cell table:formula="of:=[.Q77]-[.V77]" office:value-type="float" office:value="0.0574620431196079" calcext:value-type="float">
            <text:p>0.0574620431</text:p>
          </table:table-cell>
          <table:table-cell table:formula="of:=[.R77]-[.V77]" office:value-type="float" office:value="0.190782265864706" calcext:value-type="float">
            <text:p>0.1907822659</text:p>
          </table:table-cell>
          <table:table-cell table:number-columns-repeated="3"/>
          <table:table-cell table:formula="of:=[.C77]/[.A77]" office:value-type="float" office:value="6.59631284663552" calcext:value-type="float">
            <text:p>6.5963128466</text:p>
          </table:table-cell>
          <table:table-cell table:formula="of:=[.D77]/[.A77]" office:value-type="float" office:value="9.180605537013" calcext:value-type="float">
            <text:p>9.180605537</text:p>
          </table:table-cell>
          <table:table-cell table:formula="of:=[.E77]/[.A77]" office:value-type="float" office:value="22.8046907876667" calcext:value-type="float">
            <text:p>22.8046907877</text:p>
          </table:table-cell>
          <table:table-cell/>
          <table:table-cell table:formula="of:=[.C77]/1000000" office:value-type="float" office:value="262.8359429" calcext:value-type="float">
            <text:p>262.8359429</text:p>
          </table:table-cell>
        </table:table-row>
        <table:table-row table:style-name="ro2">
          <table:table-cell table:formula="of:=[.A77]+524288" office:value-type="float" office:value="40370176" calcext:value-type="float">
            <text:p>40370176</text:p>
          </table:table-cell>
          <table:table-cell office:value-type="float" office:value="266854585.2" calcext:value-type="float">
            <text:p>266854585.2</text:p>
          </table:table-cell>
          <table:table-cell office:value-type="float" office:value="264586914.7" calcext:value-type="float">
            <text:p>264586914.7</text:p>
          </table:table-cell>
          <table:table-cell office:value-type="float" office:value="368431363.666667" calcext:value-type="float">
            <text:p>368431363.666667</text:p>
          </table:table-cell>
          <table:table-cell office:value-type="float" office:value="798033051.333333" calcext:value-type="float">
            <text:p>798033051.333333</text:p>
          </table:table-cell>
          <table:table-cell/>
          <table:table-cell table:formula="of:=[.C78]/3400000000" office:value-type="float" office:value="0.0778196807941177" calcext:value-type="float">
            <text:p>0.0778196808</text:p>
          </table:table-cell>
          <table:table-cell table:formula="of:=[.D78]/3400000000" office:value-type="float" office:value="0.108362165784314" calcext:value-type="float">
            <text:p>0.1083621658</text:p>
          </table:table-cell>
          <table:table-cell table:formula="of:=[.E78]/3400000000" office:value-type="float" office:value="0.234715603333333" calcext:value-type="float">
            <text:p>0.2347156033</text:p>
          </table:table-cell>
          <table:table-cell table:number-columns-repeated="2"/>
          <table:table-cell office:value-type="float" office:value="266351415.333333" calcext:value-type="float">
            <text:p>266351415.333333</text:p>
          </table:table-cell>
          <table:table-cell office:value-type="float" office:value="369613140.333333" calcext:value-type="float">
            <text:p>369613140.333333</text:p>
          </table:table-cell>
          <table:table-cell office:value-type="float" office:value="815338918" calcext:value-type="float">
            <text:p>815338918</text:p>
          </table:table-cell>
          <table:table-cell/>
          <table:table-cell table:formula="of:=[.L78]/3400000000" office:value-type="float" office:value="0.0783386515686273" calcext:value-type="float">
            <text:p>0.0783386516</text:p>
          </table:table-cell>
          <table:table-cell table:formula="of:=[.M78]/3400000000" office:value-type="float" office:value="0.108709747156863" calcext:value-type="float">
            <text:p>0.1087097472</text:p>
          </table:table-cell>
          <table:table-cell table:formula="of:=[.N78]/3400000000" office:value-type="float" office:value="0.239805564117647" calcext:value-type="float">
            <text:p>0.2398055641</text:p>
          </table:table-cell>
          <table:table-cell table:number-columns-repeated="3"/>
          <table:table-cell office:value-type="float" office:value="0.050712644" calcext:value-type="float">
            <text:p>0.050712644</text:p>
          </table:table-cell>
          <table:table-cell table:number-columns-repeated="2"/>
          <table:table-cell table:formula="of:=[.G78]-[.V78]" office:value-type="float" office:value="0.0271070367941176" calcext:value-type="float">
            <text:p>0.0271070368</text:p>
          </table:table-cell>
          <table:table-cell table:formula="of:=[.H78]-[.V78]" office:value-type="float" office:value="0.0576495217843138" calcext:value-type="float">
            <text:p>0.0576495218</text:p>
          </table:table-cell>
          <table:table-cell table:formula="of:=[.I78]-[.V78]" office:value-type="float" office:value="0.184002959333333" calcext:value-type="float">
            <text:p>0.1840029593</text:p>
          </table:table-cell>
          <table:table-cell/>
          <table:table-cell table:formula="of:=[.P78]-[.V78]" office:value-type="float" office:value="0.0276260075686273" calcext:value-type="float">
            <text:p>0.0276260076</text:p>
          </table:table-cell>
          <table:table-cell table:formula="of:=[.Q78]-[.V78]" office:value-type="float" office:value="0.0579971031568627" calcext:value-type="float">
            <text:p>0.0579971032</text:p>
          </table:table-cell>
          <table:table-cell table:formula="of:=[.R78]-[.V78]" office:value-type="float" office:value="0.189092920117647" calcext:value-type="float">
            <text:p>0.1890929201</text:p>
          </table:table-cell>
          <table:table-cell table:number-columns-repeated="3"/>
          <table:table-cell table:formula="of:=[.C78]/[.A78]" office:value-type="float" office:value="6.55401935081977" calcext:value-type="float">
            <text:p>6.5540193508</text:p>
          </table:table-cell>
          <table:table-cell table:formula="of:=[.D78]/[.A78]" office:value-type="float" office:value="9.12632542564756" calcext:value-type="float">
            <text:p>9.1263254256</text:p>
          </table:table-cell>
          <table:table-cell table:formula="of:=[.E78]/[.A78]" office:value-type="float" office:value="19.7678863558418" calcext:value-type="float">
            <text:p>19.7678863558</text:p>
          </table:table-cell>
          <table:table-cell/>
          <table:table-cell table:formula="of:=[.C78]/1000000" office:value-type="float" office:value="264.5869147" calcext:value-type="float">
            <text:p>264.5869147</text:p>
          </table:table-cell>
        </table:table-row>
        <table:table-row table:style-name="ro2">
          <table:table-cell table:formula="of:=[.A78]+524288" office:value-type="float" office:value="40894464" calcext:value-type="float">
            <text:p>40894464</text:p>
          </table:table-cell>
          <table:table-cell office:value-type="float" office:value="269238862.8" calcext:value-type="float">
            <text:p>269238862.8</text:p>
          </table:table-cell>
          <table:table-cell office:value-type="float" office:value="268416960" calcext:value-type="float">
            <text:p>268416960</text:p>
          </table:table-cell>
          <table:table-cell office:value-type="float" office:value="372277262.666667" calcext:value-type="float">
            <text:p>372277262.666667</text:p>
          </table:table-cell>
          <table:table-cell office:value-type="float" office:value="810017509.333333" calcext:value-type="float">
            <text:p>810017509.333333</text:p>
          </table:table-cell>
          <table:table-cell/>
          <table:table-cell table:formula="of:=[.C79]/3400000000" office:value-type="float" office:value="0.0789461647058824" calcext:value-type="float">
            <text:p>0.0789461647</text:p>
          </table:table-cell>
          <table:table-cell table:formula="of:=[.D79]/3400000000" office:value-type="float" office:value="0.10949331254902" calcext:value-type="float">
            <text:p>0.1094933125</text:p>
          </table:table-cell>
          <table:table-cell table:formula="of:=[.E79]/3400000000" office:value-type="float" office:value="0.238240443921569" calcext:value-type="float">
            <text:p>0.2382404439</text:p>
          </table:table-cell>
          <table:table-cell table:number-columns-repeated="2"/>
          <table:table-cell office:value-type="float" office:value="268892976.666667" calcext:value-type="float">
            <text:p>268892976.666667</text:p>
          </table:table-cell>
          <table:table-cell office:value-type="float" office:value="376214148" calcext:value-type="float">
            <text:p>376214148</text:p>
          </table:table-cell>
          <table:table-cell office:value-type="float" office:value="832890000" calcext:value-type="float">
            <text:p>832890000</text:p>
          </table:table-cell>
          <table:table-cell/>
          <table:table-cell table:formula="of:=[.L79]/3400000000" office:value-type="float" office:value="0.0790861696078432" calcext:value-type="float">
            <text:p>0.0790861696</text:p>
          </table:table-cell>
          <table:table-cell table:formula="of:=[.M79]/3400000000" office:value-type="float" office:value="0.11065122" calcext:value-type="float">
            <text:p>0.11065122</text:p>
          </table:table-cell>
          <table:table-cell table:formula="of:=[.N79]/3400000000" office:value-type="float" office:value="0.244967647058824" calcext:value-type="float">
            <text:p>0.2449676471</text:p>
          </table:table-cell>
          <table:table-cell table:number-columns-repeated="3"/>
          <table:table-cell office:value-type="float" office:value="0.0515008499" calcext:value-type="float">
            <text:p>0.0515008499</text:p>
          </table:table-cell>
          <table:table-cell table:number-columns-repeated="2"/>
          <table:table-cell table:formula="of:=[.G79]-[.V79]" office:value-type="float" office:value="0.0274453148058824" calcext:value-type="float">
            <text:p>0.0274453148</text:p>
          </table:table-cell>
          <table:table-cell table:formula="of:=[.H79]-[.V79]" office:value-type="float" office:value="0.0579924626490197" calcext:value-type="float">
            <text:p>0.0579924626</text:p>
          </table:table-cell>
          <table:table-cell table:formula="of:=[.I79]-[.V79]" office:value-type="float" office:value="0.186739594021569" calcext:value-type="float">
            <text:p>0.186739594</text:p>
          </table:table-cell>
          <table:table-cell/>
          <table:table-cell table:formula="of:=[.P79]-[.V79]" office:value-type="float" office:value="0.0275853197078432" calcext:value-type="float">
            <text:p>0.0275853197</text:p>
          </table:table-cell>
          <table:table-cell table:formula="of:=[.Q79]-[.V79]" office:value-type="float" office:value="0.0591503701" calcext:value-type="float">
            <text:p>0.0591503701</text:p>
          </table:table-cell>
          <table:table-cell table:formula="of:=[.R79]-[.V79]" office:value-type="float" office:value="0.193466797158824" calcext:value-type="float">
            <text:p>0.1934667972</text:p>
          </table:table-cell>
          <table:table-cell table:number-columns-repeated="3"/>
          <table:table-cell table:formula="of:=[.C79]/[.A79]" office:value-type="float" office:value="6.56365027794471" calcext:value-type="float">
            <text:p>6.5636502779</text:p>
          </table:table-cell>
          <table:table-cell table:formula="of:=[.D79]/[.A79]" office:value-type="float" office:value="9.10336574326214" calcext:value-type="float">
            <text:p>9.1033657433</text:p>
          </table:table-cell>
          <table:table-cell table:formula="of:=[.E79]/[.A79]" office:value-type="float" office:value="19.8075101151426" calcext:value-type="float">
            <text:p>19.8075101151</text:p>
          </table:table-cell>
          <table:table-cell/>
          <table:table-cell table:formula="of:=[.C79]/1000000" office:value-type="float" office:value="268.41696" calcext:value-type="float">
            <text:p>268.41696</text:p>
          </table:table-cell>
        </table:table-row>
        <table:table-row table:style-name="ro2">
          <table:table-cell table:formula="of:=[.A79]+524288" office:value-type="float" office:value="41418752" calcext:value-type="float">
            <text:p>41418752</text:p>
          </table:table-cell>
          <table:table-cell office:value-type="float" office:value="272691450.9" calcext:value-type="float">
            <text:p>272691450.9</text:p>
          </table:table-cell>
          <table:table-cell office:value-type="float" office:value="277715741.3" calcext:value-type="float">
            <text:p>277715741.3</text:p>
          </table:table-cell>
          <table:table-cell office:value-type="float" office:value="381423144.333333" calcext:value-type="float">
            <text:p>381423144.333333</text:p>
          </table:table-cell>
          <table:table-cell office:value-type="float" office:value="781230046" calcext:value-type="float">
            <text:p>781230046</text:p>
          </table:table-cell>
          <table:table-cell/>
          <table:table-cell table:formula="of:=[.C80]/3400000000" office:value-type="float" office:value="0.0816811003823529" calcext:value-type="float">
            <text:p>0.0816811004</text:p>
          </table:table-cell>
          <table:table-cell table:formula="of:=[.D80]/3400000000" office:value-type="float" office:value="0.112183277745098" calcext:value-type="float">
            <text:p>0.1121832777</text:p>
          </table:table-cell>
          <table:table-cell table:formula="of:=[.E80]/3400000000" office:value-type="float" office:value="0.229773542941176" calcext:value-type="float">
            <text:p>0.2297735429</text:p>
          </table:table-cell>
          <table:table-cell table:number-columns-repeated="2"/>
          <table:table-cell office:value-type="float" office:value="272118693" calcext:value-type="float">
            <text:p>272118693</text:p>
          </table:table-cell>
          <table:table-cell office:value-type="float" office:value="376529531.666667" calcext:value-type="float">
            <text:p>376529531.666667</text:p>
          </table:table-cell>
          <table:table-cell office:value-type="float" office:value="840895726.333333" calcext:value-type="float">
            <text:p>840895726.333333</text:p>
          </table:table-cell>
          <table:table-cell/>
          <table:table-cell table:formula="of:=[.L80]/3400000000" office:value-type="float" office:value="0.0800349097058824" calcext:value-type="float">
            <text:p>0.0800349097</text:p>
          </table:table-cell>
          <table:table-cell table:formula="of:=[.M80]/3400000000" office:value-type="float" office:value="0.110743979901961" calcext:value-type="float">
            <text:p>0.1107439799</text:p>
          </table:table-cell>
          <table:table-cell table:formula="of:=[.N80]/3400000000" office:value-type="float" office:value="0.24732227245098" calcext:value-type="float">
            <text:p>0.2473222725</text:p>
          </table:table-cell>
          <table:table-cell table:number-columns-repeated="3"/>
          <table:table-cell office:value-type="float" office:value="0.0524689126" calcext:value-type="float">
            <text:p>0.0524689126</text:p>
          </table:table-cell>
          <table:table-cell table:number-columns-repeated="2"/>
          <table:table-cell table:formula="of:=[.G80]-[.V80]" office:value-type="float" office:value="0.0292121877823529" calcext:value-type="float">
            <text:p>0.0292121878</text:p>
          </table:table-cell>
          <table:table-cell table:formula="of:=[.H80]-[.V80]" office:value-type="float" office:value="0.0597143651450979" calcext:value-type="float">
            <text:p>0.0597143651</text:p>
          </table:table-cell>
          <table:table-cell table:formula="of:=[.I80]-[.V80]" office:value-type="float" office:value="0.177304630341176" calcext:value-type="float">
            <text:p>0.1773046303</text:p>
          </table:table-cell>
          <table:table-cell/>
          <table:table-cell table:formula="of:=[.P80]-[.V80]" office:value-type="float" office:value="0.0275659971058824" calcext:value-type="float">
            <text:p>0.0275659971</text:p>
          </table:table-cell>
          <table:table-cell table:formula="of:=[.Q80]-[.V80]" office:value-type="float" office:value="0.0582750673019609" calcext:value-type="float">
            <text:p>0.0582750673</text:p>
          </table:table-cell>
          <table:table-cell table:formula="of:=[.R80]-[.V80]" office:value-type="float" office:value="0.19485335985098" calcext:value-type="float">
            <text:p>0.1948533599</text:p>
          </table:table-cell>
          <table:table-cell table:number-columns-repeated="3"/>
          <table:table-cell table:formula="of:=[.C80]/[.A80]" office:value-type="float" office:value="6.70507265163373" calcext:value-type="float">
            <text:p>6.7050726516</text:p>
          </table:table-cell>
          <table:table-cell table:formula="of:=[.D80]/[.A80]" office:value-type="float" office:value="9.20894826414212" calcext:value-type="float">
            <text:p>9.2089482641</text:p>
          </table:table-cell>
          <table:table-cell table:formula="of:=[.E80]/[.A80]" office:value-type="float" office:value="18.8617475968373" calcext:value-type="float">
            <text:p>18.8617475968</text:p>
          </table:table-cell>
          <table:table-cell/>
          <table:table-cell table:formula="of:=[.C80]/1000000" office:value-type="float" office:value="277.7157413" calcext:value-type="float">
            <text:p>277.7157413</text:p>
          </table:table-cell>
        </table:table-row>
        <table:table-row table:style-name="ro2">
          <table:table-cell table:formula="of:=[.A80]+524288" office:value-type="float" office:value="41943040" calcext:value-type="float">
            <text:p>41943040</text:p>
          </table:table-cell>
          <table:table-cell office:value-type="float" office:value="275016276.2" calcext:value-type="float">
            <text:p>275016276.2</text:p>
          </table:table-cell>
          <table:table-cell office:value-type="float" office:value="291496194.6" calcext:value-type="float">
            <text:p>291496194.6</text:p>
          </table:table-cell>
          <table:table-cell office:value-type="float" office:value="381859823.666667" calcext:value-type="float">
            <text:p>381859823.666667</text:p>
          </table:table-cell>
          <table:table-cell office:value-type="float" office:value="808843761" calcext:value-type="float">
            <text:p>808843761</text:p>
          </table:table-cell>
          <table:table-cell/>
          <table:table-cell table:formula="of:=[.C81]/3400000000" office:value-type="float" office:value="0.085734174882353" calcext:value-type="float">
            <text:p>0.0857341749</text:p>
          </table:table-cell>
          <table:table-cell table:formula="of:=[.D81]/3400000000" office:value-type="float" office:value="0.112311712843137" calcext:value-type="float">
            <text:p>0.1123117128</text:p>
          </table:table-cell>
          <table:table-cell table:formula="of:=[.E81]/3400000000" office:value-type="float" office:value="0.237895223823529" calcext:value-type="float">
            <text:p>0.2378952238</text:p>
          </table:table-cell>
          <table:table-cell table:number-columns-repeated="2"/>
          <table:table-cell office:value-type="float" office:value="276279139.333333" calcext:value-type="float">
            <text:p>276279139.333333</text:p>
          </table:table-cell>
          <table:table-cell office:value-type="float" office:value="379484751" calcext:value-type="float">
            <text:p>379484751</text:p>
          </table:table-cell>
          <table:table-cell office:value-type="float" office:value="877786717.333333" calcext:value-type="float">
            <text:p>877786717.333333</text:p>
          </table:table-cell>
          <table:table-cell/>
          <table:table-cell table:formula="of:=[.L81]/3400000000" office:value-type="float" office:value="0.0812585703921568" calcext:value-type="float">
            <text:p>0.0812585704</text:p>
          </table:table-cell>
          <table:table-cell table:formula="of:=[.M81]/3400000000" office:value-type="float" office:value="0.111613162058824" calcext:value-type="float">
            <text:p>0.1116131621</text:p>
          </table:table-cell>
          <table:table-cell table:formula="of:=[.N81]/3400000000" office:value-type="float" office:value="0.258172563921568" calcext:value-type="float">
            <text:p>0.2581725639</text:p>
          </table:table-cell>
          <table:table-cell table:number-columns-repeated="3"/>
          <table:table-cell office:value-type="float" office:value="0.0528692584" calcext:value-type="float">
            <text:p>0.0528692584</text:p>
          </table:table-cell>
          <table:table-cell table:number-columns-repeated="2"/>
          <table:table-cell table:formula="of:=[.G81]-[.V81]" office:value-type="float" office:value="0.0328649164823529" calcext:value-type="float">
            <text:p>0.0328649165</text:p>
          </table:table-cell>
          <table:table-cell table:formula="of:=[.H81]-[.V81]" office:value-type="float" office:value="0.0594424544431374" calcext:value-type="float">
            <text:p>0.0594424544</text:p>
          </table:table-cell>
          <table:table-cell table:formula="of:=[.I81]-[.V81]" office:value-type="float" office:value="0.185025965423529" calcext:value-type="float">
            <text:p>0.1850259654</text:p>
          </table:table-cell>
          <table:table-cell/>
          <table:table-cell table:formula="of:=[.P81]-[.V81]" office:value-type="float" office:value="0.0283893119921568" calcext:value-type="float">
            <text:p>0.028389312</text:p>
          </table:table-cell>
          <table:table-cell table:formula="of:=[.Q81]-[.V81]" office:value-type="float" office:value="0.0587439036588235" calcext:value-type="float">
            <text:p>0.0587439037</text:p>
          </table:table-cell>
          <table:table-cell table:formula="of:=[.R81]-[.V81]" office:value-type="float" office:value="0.205303305521568" calcext:value-type="float">
            <text:p>0.2053033055</text:p>
          </table:table-cell>
          <table:table-cell table:number-columns-repeated="3"/>
          <table:table-cell table:formula="of:=[.C81]/[.A81]" office:value-type="float" office:value="6.94981085300446" calcext:value-type="float">
            <text:p>6.949810853</text:p>
          </table:table-cell>
          <table:table-cell table:formula="of:=[.D81]/[.A81]" office:value-type="float" office:value="9.104247657458" calcext:value-type="float">
            <text:p>9.1042476575</text:p>
          </table:table-cell>
          <table:table-cell table:formula="of:=[.E81]/[.A81]" office:value-type="float" office:value="19.2843380212784" calcext:value-type="float">
            <text:p>19.2843380213</text:p>
          </table:table-cell>
          <table:table-cell/>
          <table:table-cell table:formula="of:=[.C81]/1000000" office:value-type="float" office:value="291.4961946" calcext:value-type="float">
            <text:p>291.4961946</text:p>
          </table:table-cell>
        </table:table-row>
        <table:table-row table:style-name="ro2">
          <table:table-cell table:formula="of:=[.A81]+524288" office:value-type="float" office:value="42467328" calcext:value-type="float">
            <text:p>42467328</text:p>
          </table:table-cell>
          <table:table-cell office:value-type="float" office:value="278412583.1" calcext:value-type="float">
            <text:p>278412583.1</text:p>
          </table:table-cell>
          <table:table-cell office:value-type="float" office:value="289472102.4" calcext:value-type="float">
            <text:p>289472102.4</text:p>
          </table:table-cell>
          <table:table-cell office:value-type="float" office:value="381905908.666667" calcext:value-type="float">
            <text:p>381905908.666667</text:p>
          </table:table-cell>
          <table:table-cell office:value-type="float" office:value="792117790.666667" calcext:value-type="float">
            <text:p>792117790.666667</text:p>
          </table:table-cell>
          <table:table-cell/>
          <table:table-cell table:formula="of:=[.C82]/3400000000" office:value-type="float" office:value="0.0851388536470588" calcext:value-type="float">
            <text:p>0.0851388536</text:p>
          </table:table-cell>
          <table:table-cell table:formula="of:=[.D82]/3400000000" office:value-type="float" office:value="0.112325267254902" calcext:value-type="float">
            <text:p>0.1123252673</text:p>
          </table:table-cell>
          <table:table-cell table:formula="of:=[.E82]/3400000000" office:value-type="float" office:value="0.232975820784314" calcext:value-type="float">
            <text:p>0.2329758208</text:p>
          </table:table-cell>
          <table:table-cell table:number-columns-repeated="2"/>
          <table:table-cell office:value-type="float" office:value="279325797.333333" calcext:value-type="float">
            <text:p>279325797.333333</text:p>
          </table:table-cell>
          <table:table-cell office:value-type="float" office:value="383149504" calcext:value-type="float">
            <text:p>383149504</text:p>
          </table:table-cell>
          <table:table-cell office:value-type="float" office:value="862649467" calcext:value-type="float">
            <text:p>862649467</text:p>
          </table:table-cell>
          <table:table-cell/>
          <table:table-cell table:formula="of:=[.L82]/3400000000" office:value-type="float" office:value="0.0821546462745097" calcext:value-type="float">
            <text:p>0.0821546463</text:p>
          </table:table-cell>
          <table:table-cell table:formula="of:=[.M82]/3400000000" office:value-type="float" office:value="0.112691030588235" calcext:value-type="float">
            <text:p>0.1126910306</text:p>
          </table:table-cell>
          <table:table-cell table:formula="of:=[.N82]/3400000000" office:value-type="float" office:value="0.253720431470588" calcext:value-type="float">
            <text:p>0.2537204315</text:p>
          </table:table-cell>
          <table:table-cell table:number-columns-repeated="3"/>
          <table:table-cell office:value-type="float" office:value="0.0537583687" calcext:value-type="float">
            <text:p>0.0537583687</text:p>
          </table:table-cell>
          <table:table-cell table:number-columns-repeated="2"/>
          <table:table-cell table:formula="of:=[.G82]-[.V82]" office:value-type="float" office:value="0.0313804849470588" calcext:value-type="float">
            <text:p>0.0313804849</text:p>
          </table:table-cell>
          <table:table-cell table:formula="of:=[.H82]-[.V82]" office:value-type="float" office:value="0.058566898554902" calcext:value-type="float">
            <text:p>0.0585668986</text:p>
          </table:table-cell>
          <table:table-cell table:formula="of:=[.I82]-[.V82]" office:value-type="float" office:value="0.179217452084314" calcext:value-type="float">
            <text:p>0.1792174521</text:p>
          </table:table-cell>
          <table:table-cell/>
          <table:table-cell table:formula="of:=[.P82]-[.V82]" office:value-type="float" office:value="0.0283962775745097" calcext:value-type="float">
            <text:p>0.0283962776</text:p>
          </table:table-cell>
          <table:table-cell table:formula="of:=[.Q82]-[.V82]" office:value-type="float" office:value="0.0589326618882353" calcext:value-type="float">
            <text:p>0.0589326619</text:p>
          </table:table-cell>
          <table:table-cell table:formula="of:=[.R82]-[.V82]" office:value-type="float" office:value="0.199962062770588" calcext:value-type="float">
            <text:p>0.1999620628</text:p>
          </table:table-cell>
          <table:table-cell table:number-columns-repeated="3"/>
          <table:table-cell table:formula="of:=[.C82]/[.A82]" office:value-type="float" office:value="6.81634837962963" calcext:value-type="float">
            <text:p>6.8163483796</text:p>
          </table:table-cell>
          <table:table-cell table:formula="of:=[.D82]/[.A82]" office:value-type="float" office:value="8.99293472541213" calcext:value-type="float">
            <text:p>8.9929347254</text:p>
          </table:table-cell>
          <table:table-cell table:formula="of:=[.E82]/[.A82]" office:value-type="float" office:value="18.6524047537596" calcext:value-type="float">
            <text:p>18.6524047538</text:p>
          </table:table-cell>
          <table:table-cell/>
          <table:table-cell table:formula="of:=[.C82]/1000000" office:value-type="float" office:value="289.4721024" calcext:value-type="float">
            <text:p>289.4721024</text:p>
          </table:table-cell>
        </table:table-row>
        <table:table-row table:style-name="ro2">
          <table:table-cell table:formula="of:=[.A82]+524288" office:value-type="float" office:value="42991616" calcext:value-type="float">
            <text:p>42991616</text:p>
          </table:table-cell>
          <table:table-cell office:value-type="float" office:value="283484995.4" calcext:value-type="float">
            <text:p>283484995.4</text:p>
          </table:table-cell>
          <table:table-cell office:value-type="float" office:value="293282157" calcext:value-type="float">
            <text:p>293282157</text:p>
          </table:table-cell>
          <table:table-cell office:value-type="float" office:value="386138500.333333" calcext:value-type="float">
            <text:p>386138500.333333</text:p>
          </table:table-cell>
          <table:table-cell office:value-type="float" office:value="826761054.333333" calcext:value-type="float">
            <text:p>826761054.333333</text:p>
          </table:table-cell>
          <table:table-cell/>
          <table:table-cell table:formula="of:=[.C83]/3400000000" office:value-type="float" office:value="0.0862594579411765" calcext:value-type="float">
            <text:p>0.0862594579</text:p>
          </table:table-cell>
          <table:table-cell table:formula="of:=[.D83]/3400000000" office:value-type="float" office:value="0.113570147156863" calcext:value-type="float">
            <text:p>0.1135701472</text:p>
          </table:table-cell>
          <table:table-cell table:formula="of:=[.E83]/3400000000" office:value-type="float" office:value="0.243165015980392" calcext:value-type="float">
            <text:p>0.243165016</text:p>
          </table:table-cell>
          <table:table-cell table:number-columns-repeated="2"/>
          <table:table-cell office:value-type="float" office:value="281546286" calcext:value-type="float">
            <text:p>281546286</text:p>
          </table:table-cell>
          <table:table-cell office:value-type="float" office:value="384235173" calcext:value-type="float">
            <text:p>384235173</text:p>
          </table:table-cell>
          <table:table-cell office:value-type="float" office:value="854595450" calcext:value-type="float">
            <text:p>854595450</text:p>
          </table:table-cell>
          <table:table-cell/>
          <table:table-cell table:formula="of:=[.L83]/3400000000" office:value-type="float" office:value="0.0828077311764706" calcext:value-type="float">
            <text:p>0.0828077312</text:p>
          </table:table-cell>
          <table:table-cell table:formula="of:=[.M83]/3400000000" office:value-type="float" office:value="0.113010345" calcext:value-type="float">
            <text:p>0.113010345</text:p>
          </table:table-cell>
          <table:table-cell table:formula="of:=[.N83]/3400000000" office:value-type="float" office:value="0.251351602941176" calcext:value-type="float">
            <text:p>0.2513516029</text:p>
          </table:table-cell>
          <table:table-cell table:number-columns-repeated="3"/>
          <table:table-cell office:value-type="float" office:value="0.054564981" calcext:value-type="float">
            <text:p>0.054564981</text:p>
          </table:table-cell>
          <table:table-cell table:number-columns-repeated="2"/>
          <table:table-cell table:formula="of:=[.G83]-[.V83]" office:value-type="float" office:value="0.0316944769411765" calcext:value-type="float">
            <text:p>0.0316944769</text:p>
          </table:table-cell>
          <table:table-cell table:formula="of:=[.H83]-[.V83]" office:value-type="float" office:value="0.0590051661568627" calcext:value-type="float">
            <text:p>0.0590051662</text:p>
          </table:table-cell>
          <table:table-cell table:formula="of:=[.I83]-[.V83]" office:value-type="float" office:value="0.188600034980392" calcext:value-type="float">
            <text:p>0.188600035</text:p>
          </table:table-cell>
          <table:table-cell/>
          <table:table-cell table:formula="of:=[.P83]-[.V83]" office:value-type="float" office:value="0.0282427501764706" calcext:value-type="float">
            <text:p>0.0282427502</text:p>
          </table:table-cell>
          <table:table-cell table:formula="of:=[.Q83]-[.V83]" office:value-type="float" office:value="0.058445364" calcext:value-type="float">
            <text:p>0.058445364</text:p>
          </table:table-cell>
          <table:table-cell table:formula="of:=[.R83]-[.V83]" office:value-type="float" office:value="0.196786621941176" calcext:value-type="float">
            <text:p>0.1967866219</text:p>
          </table:table-cell>
          <table:table-cell table:number-columns-repeated="3"/>
          <table:table-cell table:formula="of:=[.C83]/[.A83]" office:value-type="float" office:value="6.82184538027135" calcext:value-type="float">
            <text:p>6.8218453803</text:p>
          </table:table-cell>
          <table:table-cell table:formula="of:=[.D83]/[.A83]" office:value-type="float" office:value="8.9817163498421" calcext:value-type="float">
            <text:p>8.9817163498</text:p>
          </table:table-cell>
          <table:table-cell table:formula="of:=[.E83]/[.A83]" office:value-type="float" office:value="19.2307508127476" calcext:value-type="float">
            <text:p>19.2307508127</text:p>
          </table:table-cell>
          <table:table-cell/>
          <table:table-cell table:formula="of:=[.C83]/1000000" office:value-type="float" office:value="293.282157" calcext:value-type="float">
            <text:p>293.282157</text:p>
          </table:table-cell>
        </table:table-row>
        <table:table-row table:style-name="ro2">
          <table:table-cell table:formula="of:=[.A83]+524288" office:value-type="float" office:value="43515904" calcext:value-type="float">
            <text:p>43515904</text:p>
          </table:table-cell>
          <table:table-cell office:value-type="float" office:value="286706147.3" calcext:value-type="float">
            <text:p>286706147.3</text:p>
          </table:table-cell>
          <table:table-cell office:value-type="float" office:value="294473148.2" calcext:value-type="float">
            <text:p>294473148.2</text:p>
          </table:table-cell>
          <table:table-cell office:value-type="float" office:value="395446205.333333" calcext:value-type="float">
            <text:p>395446205.333333</text:p>
          </table:table-cell>
          <table:table-cell office:value-type="float" office:value="789006575.333333" calcext:value-type="float">
            <text:p>789006575.333333</text:p>
          </table:table-cell>
          <table:table-cell/>
          <table:table-cell table:formula="of:=[.C84]/3400000000" office:value-type="float" office:value="0.0866097494705882" calcext:value-type="float">
            <text:p>0.0866097495</text:p>
          </table:table-cell>
          <table:table-cell table:formula="of:=[.D84]/3400000000" office:value-type="float" office:value="0.11630770745098" calcext:value-type="float">
            <text:p>0.1163077075</text:p>
          </table:table-cell>
          <table:table-cell table:formula="of:=[.E84]/3400000000" office:value-type="float" office:value="0.23206075745098" calcext:value-type="float">
            <text:p>0.2320607575</text:p>
          </table:table-cell>
          <table:table-cell table:number-columns-repeated="2"/>
          <table:table-cell office:value-type="float" office:value="285340441.666667" calcext:value-type="float">
            <text:p>285340441.666667</text:p>
          </table:table-cell>
          <table:table-cell office:value-type="float" office:value="389338179" calcext:value-type="float">
            <text:p>389338179</text:p>
          </table:table-cell>
          <table:table-cell office:value-type="float" office:value="843666191.333333" calcext:value-type="float">
            <text:p>843666191.333333</text:p>
          </table:table-cell>
          <table:table-cell/>
          <table:table-cell table:formula="of:=[.L84]/3400000000" office:value-type="float" office:value="0.0839236593137256" calcext:value-type="float">
            <text:p>0.0839236593</text:p>
          </table:table-cell>
          <table:table-cell table:formula="of:=[.M84]/3400000000" office:value-type="float" office:value="0.114511229117647" calcext:value-type="float">
            <text:p>0.1145112291</text:p>
          </table:table-cell>
          <table:table-cell table:formula="of:=[.N84]/3400000000" office:value-type="float" office:value="0.248137115098039" calcext:value-type="float">
            <text:p>0.2481371151</text:p>
          </table:table-cell>
          <table:table-cell table:number-columns-repeated="3"/>
          <table:table-cell office:value-type="float" office:value="0.0549828184" calcext:value-type="float">
            <text:p>0.0549828184</text:p>
          </table:table-cell>
          <table:table-cell table:number-columns-repeated="2"/>
          <table:table-cell table:formula="of:=[.G84]-[.V84]" office:value-type="float" office:value="0.0316269310705882" calcext:value-type="float">
            <text:p>0.0316269311</text:p>
          </table:table-cell>
          <table:table-cell table:formula="of:=[.H84]-[.V84]" office:value-type="float" office:value="0.0613248890509803" calcext:value-type="float">
            <text:p>0.0613248891</text:p>
          </table:table-cell>
          <table:table-cell table:formula="of:=[.I84]-[.V84]" office:value-type="float" office:value="0.17707793905098" calcext:value-type="float">
            <text:p>0.1770779391</text:p>
          </table:table-cell>
          <table:table-cell/>
          <table:table-cell table:formula="of:=[.P84]-[.V84]" office:value-type="float" office:value="0.0289408409137256" calcext:value-type="float">
            <text:p>0.0289408409</text:p>
          </table:table-cell>
          <table:table-cell table:formula="of:=[.Q84]-[.V84]" office:value-type="float" office:value="0.0595284107176471" calcext:value-type="float">
            <text:p>0.0595284107</text:p>
          </table:table-cell>
          <table:table-cell table:formula="of:=[.R84]-[.V84]" office:value-type="float" office:value="0.193154296698039" calcext:value-type="float">
            <text:p>0.1931542967</text:p>
          </table:table-cell>
          <table:table-cell table:number-columns-repeated="3"/>
          <table:table-cell table:formula="of:=[.C84]/[.A84]" office:value-type="float" office:value="6.76702357372606" calcext:value-type="float">
            <text:p>6.7670235737</text:p>
          </table:table-cell>
          <table:table-cell table:formula="of:=[.D84]/[.A84]" office:value-type="float" office:value="9.08739492883643" calcext:value-type="float">
            <text:p>9.0873949288</text:p>
          </table:table-cell>
          <table:table-cell table:formula="of:=[.E84]/[.A84]" office:value-type="float" office:value="18.1314531655675" calcext:value-type="float">
            <text:p>18.1314531656</text:p>
          </table:table-cell>
          <table:table-cell/>
          <table:table-cell table:formula="of:=[.C84]/1000000" office:value-type="float" office:value="294.4731482" calcext:value-type="float">
            <text:p>294.4731482</text:p>
          </table:table-cell>
        </table:table-row>
        <table:table-row table:style-name="ro2">
          <table:table-cell table:formula="of:=[.A84]+524288" office:value-type="float" office:value="44040192" calcext:value-type="float">
            <text:p>44040192</text:p>
          </table:table-cell>
          <table:table-cell office:value-type="float" office:value="294745602" calcext:value-type="float">
            <text:p>294745602</text:p>
          </table:table-cell>
          <table:table-cell office:value-type="float" office:value="311331484.9" calcext:value-type="float">
            <text:p>311331484.9</text:p>
          </table:table-cell>
          <table:table-cell office:value-type="float" office:value="397134984.666667" calcext:value-type="float">
            <text:p>397134984.666667</text:p>
          </table:table-cell>
          <table:table-cell office:value-type="float" office:value="761823337" calcext:value-type="float">
            <text:p>761823337</text:p>
          </table:table-cell>
          <table:table-cell/>
          <table:table-cell table:formula="of:=[.C85]/3400000000" office:value-type="float" office:value="0.0915680837941176" calcext:value-type="float">
            <text:p>0.0915680838</text:p>
          </table:table-cell>
          <table:table-cell table:formula="of:=[.D85]/3400000000" office:value-type="float" office:value="0.116804407254902" calcext:value-type="float">
            <text:p>0.1168044073</text:p>
          </table:table-cell>
          <table:table-cell table:formula="of:=[.E85]/3400000000" office:value-type="float" office:value="0.224065687352941" calcext:value-type="float">
            <text:p>0.2240656874</text:p>
          </table:table-cell>
          <table:table-cell table:number-columns-repeated="2"/>
          <table:table-cell office:value-type="float" office:value="286977691.666667" calcext:value-type="float">
            <text:p>286977691.666667</text:p>
          </table:table-cell>
          <table:table-cell office:value-type="float" office:value="392196179.666667" calcext:value-type="float">
            <text:p>392196179.666667</text:p>
          </table:table-cell>
          <table:table-cell office:value-type="float" office:value="836743737" calcext:value-type="float">
            <text:p>836743737</text:p>
          </table:table-cell>
          <table:table-cell/>
          <table:table-cell table:formula="of:=[.L85]/3400000000" office:value-type="float" office:value="0.0844052034313726" calcext:value-type="float">
            <text:p>0.0844052034</text:p>
          </table:table-cell>
          <table:table-cell table:formula="of:=[.M85]/3400000000" office:value-type="float" office:value="0.11535181754902" calcext:value-type="float">
            <text:p>0.1153518175</text:p>
          </table:table-cell>
          <table:table-cell table:formula="of:=[.N85]/3400000000" office:value-type="float" office:value="0.246101099117647" calcext:value-type="float">
            <text:p>0.2461010991</text:p>
          </table:table-cell>
          <table:table-cell table:number-columns-repeated="3"/>
          <table:table-cell office:value-type="float" office:value="0.0562483001" calcext:value-type="float">
            <text:p>0.0562483001</text:p>
          </table:table-cell>
          <table:table-cell table:number-columns-repeated="2"/>
          <table:table-cell table:formula="of:=[.G85]-[.V85]" office:value-type="float" office:value="0.0353197836941176" calcext:value-type="float">
            <text:p>0.0353197837</text:p>
          </table:table-cell>
          <table:table-cell table:formula="of:=[.H85]-[.V85]" office:value-type="float" office:value="0.0605561071549021" calcext:value-type="float">
            <text:p>0.0605561072</text:p>
          </table:table-cell>
          <table:table-cell table:formula="of:=[.I85]-[.V85]" office:value-type="float" office:value="0.167817387252941" calcext:value-type="float">
            <text:p>0.1678173873</text:p>
          </table:table-cell>
          <table:table-cell/>
          <table:table-cell table:formula="of:=[.P85]-[.V85]" office:value-type="float" office:value="0.0281569033313726" calcext:value-type="float">
            <text:p>0.0281569033</text:p>
          </table:table-cell>
          <table:table-cell table:formula="of:=[.Q85]-[.V85]" office:value-type="float" office:value="0.0591035174490197" calcext:value-type="float">
            <text:p>0.0591035174</text:p>
          </table:table-cell>
          <table:table-cell table:formula="of:=[.R85]-[.V85]" office:value-type="float" office:value="0.189852799017647" calcext:value-type="float">
            <text:p>0.189852799</text:p>
          </table:table-cell>
          <table:table-cell table:number-columns-repeated="3"/>
          <table:table-cell table:formula="of:=[.C85]/[.A85]" office:value-type="float" office:value="7.06925811994643" calcext:value-type="float">
            <text:p>7.0692581199</text:p>
          </table:table-cell>
          <table:table-cell table:formula="of:=[.D85]/[.A85]" office:value-type="float" office:value="9.01755797673786" calcext:value-type="float">
            <text:p>9.0175579767</text:p>
          </table:table-cell>
          <table:table-cell table:formula="of:=[.E85]/[.A85]" office:value-type="float" office:value="17.2983654794239" calcext:value-type="float">
            <text:p>17.2983654794</text:p>
          </table:table-cell>
          <table:table-cell/>
          <table:table-cell table:formula="of:=[.C85]/1000000" office:value-type="float" office:value="311.3314849" calcext:value-type="float">
            <text:p>311.3314849</text:p>
          </table:table-cell>
        </table:table-row>
        <table:table-row table:style-name="ro2">
          <table:table-cell table:formula="of:=[.A85]+524288" office:value-type="float" office:value="44564480" calcext:value-type="float">
            <text:p>44564480</text:p>
          </table:table-cell>
          <table:table-cell office:value-type="float" office:value="298506745.5" calcext:value-type="float">
            <text:p>298506745.5</text:p>
          </table:table-cell>
          <table:table-cell office:value-type="float" office:value="333729889.4" calcext:value-type="float">
            <text:p>333729889.4</text:p>
          </table:table-cell>
          <table:table-cell office:value-type="float" office:value="395533440.333333" calcext:value-type="float">
            <text:p>395533440.333333</text:p>
          </table:table-cell>
          <table:table-cell office:value-type="float" office:value="835798002.333333" calcext:value-type="float">
            <text:p>835798002.333333</text:p>
          </table:table-cell>
          <table:table-cell/>
          <table:table-cell table:formula="of:=[.C86]/3400000000" office:value-type="float" office:value="0.0981558498235294" calcext:value-type="float">
            <text:p>0.0981558498</text:p>
          </table:table-cell>
          <table:table-cell table:formula="of:=[.D86]/3400000000" office:value-type="float" office:value="0.116333364803921" calcext:value-type="float">
            <text:p>0.1163333648</text:p>
          </table:table-cell>
          <table:table-cell table:formula="of:=[.E86]/3400000000" office:value-type="float" office:value="0.245822941862745" calcext:value-type="float">
            <text:p>0.2458229419</text:p>
          </table:table-cell>
          <table:table-cell table:number-columns-repeated="2"/>
          <table:table-cell office:value-type="float" office:value="289031773" calcext:value-type="float">
            <text:p>289031773</text:p>
          </table:table-cell>
          <table:table-cell office:value-type="float" office:value="394118137" calcext:value-type="float">
            <text:p>394118137</text:p>
          </table:table-cell>
          <table:table-cell office:value-type="float" office:value="848781806" calcext:value-type="float">
            <text:p>848781806</text:p>
          </table:table-cell>
          <table:table-cell/>
          <table:table-cell table:formula="of:=[.L86]/3400000000" office:value-type="float" office:value="0.085009345" calcext:value-type="float">
            <text:p>0.085009345</text:p>
          </table:table-cell>
          <table:table-cell table:formula="of:=[.M86]/3400000000" office:value-type="float" office:value="0.115917099117647" calcext:value-type="float">
            <text:p>0.1159170991</text:p>
          </table:table-cell>
          <table:table-cell table:formula="of:=[.N86]/3400000000" office:value-type="float" office:value="0.249641707647059" calcext:value-type="float">
            <text:p>0.2496417076</text:p>
          </table:table-cell>
          <table:table-cell table:number-columns-repeated="3"/>
          <table:table-cell office:value-type="float" office:value="0.0566237329" calcext:value-type="float">
            <text:p>0.0566237329</text:p>
          </table:table-cell>
          <table:table-cell table:number-columns-repeated="2"/>
          <table:table-cell table:formula="of:=[.G86]-[.V86]" office:value-type="float" office:value="0.0415321169235294" calcext:value-type="float">
            <text:p>0.0415321169</text:p>
          </table:table-cell>
          <table:table-cell table:formula="of:=[.H86]-[.V86]" office:value-type="float" office:value="0.0597096319039215" calcext:value-type="float">
            <text:p>0.0597096319</text:p>
          </table:table-cell>
          <table:table-cell table:formula="of:=[.I86]-[.V86]" office:value-type="float" office:value="0.189199208962745" calcext:value-type="float">
            <text:p>0.189199209</text:p>
          </table:table-cell>
          <table:table-cell/>
          <table:table-cell table:formula="of:=[.P86]-[.V86]" office:value-type="float" office:value="0.0283856121" calcext:value-type="float">
            <text:p>0.0283856121</text:p>
          </table:table-cell>
          <table:table-cell table:formula="of:=[.Q86]-[.V86]" office:value-type="float" office:value="0.0592933662176471" calcext:value-type="float">
            <text:p>0.0592933662</text:p>
          </table:table-cell>
          <table:table-cell table:formula="of:=[.R86]-[.V86]" office:value-type="float" office:value="0.193017974747059" calcext:value-type="float">
            <text:p>0.1930179747</text:p>
          </table:table-cell>
          <table:table-cell table:number-columns-repeated="3"/>
          <table:table-cell table:formula="of:=[.C86]/[.A86]" office:value-type="float" office:value="7.48869703853832" calcext:value-type="float">
            <text:p>7.4886970385</text:p>
          </table:table-cell>
          <table:table-cell table:formula="of:=[.D86]/[.A86]" office:value-type="float" office:value="8.8755313723695" calcext:value-type="float">
            <text:p>8.8755313724</text:p>
          </table:table-cell>
          <table:table-cell table:formula="of:=[.E86]/[.A86]" office:value-type="float" office:value="18.7548020830341" calcext:value-type="float">
            <text:p>18.754802083</text:p>
          </table:table-cell>
          <table:table-cell/>
          <table:table-cell table:formula="of:=[.C86]/1000000" office:value-type="float" office:value="333.7298894" calcext:value-type="float">
            <text:p>333.7298894</text:p>
          </table:table-cell>
        </table:table-row>
        <table:table-row table:style-name="ro2">
          <table:table-cell table:formula="of:=[.A86]+524288" office:value-type="float" office:value="45088768" calcext:value-type="float">
            <text:p>45088768</text:p>
          </table:table-cell>
          <table:table-cell office:value-type="float" office:value="303822027.5" calcext:value-type="float">
            <text:p>303822027.5</text:p>
          </table:table-cell>
          <table:table-cell office:value-type="float" office:value="348055048.9" calcext:value-type="float">
            <text:p>348055048.9</text:p>
          </table:table-cell>
          <table:table-cell office:value-type="float" office:value="405789294" calcext:value-type="float">
            <text:p>405789294</text:p>
          </table:table-cell>
          <table:table-cell office:value-type="float" office:value="838969225.333333" calcext:value-type="float">
            <text:p>838969225.333333</text:p>
          </table:table-cell>
          <table:table-cell/>
          <table:table-cell table:formula="of:=[.C87]/3400000000" office:value-type="float" office:value="0.102369132029412" calcext:value-type="float">
            <text:p>0.102369132</text:p>
          </table:table-cell>
          <table:table-cell table:formula="of:=[.D87]/3400000000" office:value-type="float" office:value="0.119349792352941" calcext:value-type="float">
            <text:p>0.1193497924</text:p>
          </table:table-cell>
          <table:table-cell table:formula="of:=[.E87]/3400000000" office:value-type="float" office:value="0.246755654509804" calcext:value-type="float">
            <text:p>0.2467556545</text:p>
          </table:table-cell>
          <table:table-cell table:number-columns-repeated="2"/>
          <table:table-cell office:value-type="float" office:value="299114285" calcext:value-type="float">
            <text:p>299114285</text:p>
          </table:table-cell>
          <table:table-cell office:value-type="float" office:value="402831757.666667" calcext:value-type="float">
            <text:p>402831757.666667</text:p>
          </table:table-cell>
          <table:table-cell office:value-type="float" office:value="872816406.666667" calcext:value-type="float">
            <text:p>872816406.666667</text:p>
          </table:table-cell>
          <table:table-cell/>
          <table:table-cell table:formula="of:=[.L87]/3400000000" office:value-type="float" office:value="0.0879747897058824" calcext:value-type="float">
            <text:p>0.0879747897</text:p>
          </table:table-cell>
          <table:table-cell table:formula="of:=[.M87]/3400000000" office:value-type="float" office:value="0.11847992872549" calcext:value-type="float">
            <text:p>0.1184799287</text:p>
          </table:table-cell>
          <table:table-cell table:formula="of:=[.N87]/3400000000" office:value-type="float" office:value="0.256710707843137" calcext:value-type="float">
            <text:p>0.2567107078</text:p>
          </table:table-cell>
          <table:table-cell table:number-columns-repeated="3"/>
          <table:table-cell office:value-type="float" office:value="0.0570429331" calcext:value-type="float">
            <text:p>0.0570429331</text:p>
          </table:table-cell>
          <table:table-cell table:number-columns-repeated="2"/>
          <table:table-cell table:formula="of:=[.G87]-[.V87]" office:value-type="float" office:value="0.0453261989294118" calcext:value-type="float">
            <text:p>0.0453261989</text:p>
          </table:table-cell>
          <table:table-cell table:formula="of:=[.H87]-[.V87]" office:value-type="float" office:value="0.0623068592529412" calcext:value-type="float">
            <text:p>0.0623068593</text:p>
          </table:table-cell>
          <table:table-cell table:formula="of:=[.I87]-[.V87]" office:value-type="float" office:value="0.189712721409804" calcext:value-type="float">
            <text:p>0.1897127214</text:p>
          </table:table-cell>
          <table:table-cell/>
          <table:table-cell table:formula="of:=[.P87]-[.V87]" office:value-type="float" office:value="0.0309318566058823" calcext:value-type="float">
            <text:p>0.0309318566</text:p>
          </table:table-cell>
          <table:table-cell table:formula="of:=[.Q87]-[.V87]" office:value-type="float" office:value="0.0614369956254903" calcext:value-type="float">
            <text:p>0.0614369956</text:p>
          </table:table-cell>
          <table:table-cell table:formula="of:=[.R87]-[.V87]" office:value-type="float" office:value="0.199667774743137" calcext:value-type="float">
            <text:p>0.1996677747</text:p>
          </table:table-cell>
          <table:table-cell table:number-columns-repeated="3"/>
          <table:table-cell table:formula="of:=[.C87]/[.A87]" office:value-type="float" office:value="7.71932932166166" calcext:value-type="float">
            <text:p>7.7193293217</text:p>
          </table:table-cell>
          <table:table-cell table:formula="of:=[.D87]/[.A87]" office:value-type="float" office:value="8.99978668745174" calcext:value-type="float">
            <text:p>8.9997866875</text:p>
          </table:table-cell>
          <table:table-cell table:formula="of:=[.E87]/[.A87]" office:value-type="float" office:value="18.6070558710616" calcext:value-type="float">
            <text:p>18.6070558711</text:p>
          </table:table-cell>
          <table:table-cell/>
          <table:table-cell table:formula="of:=[.C87]/1000000" office:value-type="float" office:value="348.0550489" calcext:value-type="float">
            <text:p>348.0550489</text:p>
          </table:table-cell>
        </table:table-row>
        <table:table-row table:style-name="ro2">
          <table:table-cell table:formula="of:=[.A87]+524288" office:value-type="float" office:value="45613056" calcext:value-type="float">
            <text:p>45613056</text:p>
          </table:table-cell>
          <table:table-cell office:value-type="float" office:value="300564121.8" calcext:value-type="float">
            <text:p>300564121.8</text:p>
          </table:table-cell>
          <table:table-cell office:value-type="float" office:value="312843164.5" calcext:value-type="float">
            <text:p>312843164.5</text:p>
          </table:table-cell>
          <table:table-cell office:value-type="float" office:value="404070717.666667" calcext:value-type="float">
            <text:p>404070717.666667</text:p>
          </table:table-cell>
          <table:table-cell office:value-type="float" office:value="813257950" calcext:value-type="float">
            <text:p>813257950</text:p>
          </table:table-cell>
          <table:table-cell/>
          <table:table-cell table:formula="of:=[.C88]/3400000000" office:value-type="float" office:value="0.0920126954411765" calcext:value-type="float">
            <text:p>0.0920126954</text:p>
          </table:table-cell>
          <table:table-cell table:formula="of:=[.D88]/3400000000" office:value-type="float" office:value="0.11884432872549" calcext:value-type="float">
            <text:p>0.1188443287</text:p>
          </table:table-cell>
          <table:table-cell table:formula="of:=[.E88]/3400000000" office:value-type="float" office:value="0.239193514705882" calcext:value-type="float">
            <text:p>0.2391935147</text:p>
          </table:table-cell>
          <table:table-cell table:number-columns-repeated="2"/>
          <table:table-cell office:value-type="float" office:value="301670412.666667" calcext:value-type="float">
            <text:p>301670412.666667</text:p>
          </table:table-cell>
          <table:table-cell office:value-type="float" office:value="400491079" calcext:value-type="float">
            <text:p>400491079</text:p>
          </table:table-cell>
          <table:table-cell office:value-type="float" office:value="865512427.333333" calcext:value-type="float">
            <text:p>865512427.333333</text:p>
          </table:table-cell>
          <table:table-cell/>
          <table:table-cell table:formula="of:=[.L88]/3400000000" office:value-type="float" office:value="0.0887265919607844" calcext:value-type="float">
            <text:p>0.088726592</text:p>
          </table:table-cell>
          <table:table-cell table:formula="of:=[.M88]/3400000000" office:value-type="float" office:value="0.117791493823529" calcext:value-type="float">
            <text:p>0.1177914938</text:p>
          </table:table-cell>
          <table:table-cell table:formula="of:=[.N88]/3400000000" office:value-type="float" office:value="0.254562478627451" calcext:value-type="float">
            <text:p>0.2545624786</text:p>
          </table:table-cell>
          <table:table-cell table:number-columns-repeated="3"/>
          <table:table-cell office:value-type="float" office:value="0.0584459444" calcext:value-type="float">
            <text:p>0.0584459444</text:p>
          </table:table-cell>
          <table:table-cell table:number-columns-repeated="2"/>
          <table:table-cell table:formula="of:=[.G88]-[.V88]" office:value-type="float" office:value="0.0335667510411765" calcext:value-type="float">
            <text:p>0.033566751</text:p>
          </table:table-cell>
          <table:table-cell table:formula="of:=[.H88]-[.V88]" office:value-type="float" office:value="0.0603983843254903" calcext:value-type="float">
            <text:p>0.0603983843</text:p>
          </table:table-cell>
          <table:table-cell table:formula="of:=[.I88]-[.V88]" office:value-type="float" office:value="0.180747570305882" calcext:value-type="float">
            <text:p>0.1807475703</text:p>
          </table:table-cell>
          <table:table-cell/>
          <table:table-cell table:formula="of:=[.P88]-[.V88]" office:value-type="float" office:value="0.0302806475607844" calcext:value-type="float">
            <text:p>0.0302806476</text:p>
          </table:table-cell>
          <table:table-cell table:formula="of:=[.Q88]-[.V88]" office:value-type="float" office:value="0.0593455494235294" calcext:value-type="float">
            <text:p>0.0593455494</text:p>
          </table:table-cell>
          <table:table-cell table:formula="of:=[.R88]-[.V88]" office:value-type="float" office:value="0.196116534227451" calcext:value-type="float">
            <text:p>0.1961165342</text:p>
          </table:table-cell>
          <table:table-cell table:number-columns-repeated="3"/>
          <table:table-cell table:formula="of:=[.C88]/[.A88]" office:value-type="float" office:value="6.85863197808978" calcext:value-type="float">
            <text:p>6.8586319781</text:p>
          </table:table-cell>
          <table:table-cell table:formula="of:=[.D88]/[.A88]" office:value-type="float" office:value="8.85866357357567" calcext:value-type="float">
            <text:p>8.8586635736</text:p>
          </table:table-cell>
          <table:table-cell table:formula="of:=[.E88]/[.A88]" office:value-type="float" office:value="17.8294992994988" calcext:value-type="float">
            <text:p>17.8294992995</text:p>
          </table:table-cell>
          <table:table-cell/>
          <table:table-cell table:formula="of:=[.C88]/1000000" office:value-type="float" office:value="312.8431645" calcext:value-type="float">
            <text:p>312.8431645</text:p>
          </table:table-cell>
        </table:table-row>
        <table:table-row table:style-name="ro2">
          <table:table-cell table:formula="of:=[.A88]+524288" office:value-type="float" office:value="46137344" calcext:value-type="float">
            <text:p>46137344</text:p>
          </table:table-cell>
          <table:table-cell office:value-type="float" office:value="304497824.3" calcext:value-type="float">
            <text:p>304497824.3</text:p>
          </table:table-cell>
          <table:table-cell office:value-type="float" office:value="306123618.4" calcext:value-type="float">
            <text:p>306123618.4</text:p>
          </table:table-cell>
          <table:table-cell office:value-type="float" office:value="412314953" calcext:value-type="float">
            <text:p>412314953</text:p>
          </table:table-cell>
          <table:table-cell office:value-type="float" office:value="858910840.333333" calcext:value-type="float">
            <text:p>858910840.333333</text:p>
          </table:table-cell>
          <table:table-cell/>
          <table:table-cell table:formula="of:=[.C89]/3400000000" office:value-type="float" office:value="0.0900363583529412" calcext:value-type="float">
            <text:p>0.0900363584</text:p>
          </table:table-cell>
          <table:table-cell table:formula="of:=[.D89]/3400000000" office:value-type="float" office:value="0.121269103823529" calcext:value-type="float">
            <text:p>0.1212691038</text:p>
          </table:table-cell>
          <table:table-cell table:formula="of:=[.E89]/3400000000" office:value-type="float" office:value="0.252620835392157" calcext:value-type="float">
            <text:p>0.2526208354</text:p>
          </table:table-cell>
          <table:table-cell table:number-columns-repeated="2"/>
          <table:table-cell office:value-type="float" office:value="305108974.666667" calcext:value-type="float">
            <text:p>305108974.666667</text:p>
          </table:table-cell>
          <table:table-cell office:value-type="float" office:value="403108315.666667" calcext:value-type="float">
            <text:p>403108315.666667</text:p>
          </table:table-cell>
          <table:table-cell office:value-type="float" office:value="870456706.666667" calcext:value-type="float">
            <text:p>870456706.666667</text:p>
          </table:table-cell>
          <table:table-cell/>
          <table:table-cell table:formula="of:=[.L89]/3400000000" office:value-type="float" office:value="0.0897379337254903" calcext:value-type="float">
            <text:p>0.0897379337</text:p>
          </table:table-cell>
          <table:table-cell table:formula="of:=[.M89]/3400000000" office:value-type="float" office:value="0.118561269313726" calcext:value-type="float">
            <text:p>0.1185612693</text:p>
          </table:table-cell>
          <table:table-cell table:formula="of:=[.N89]/3400000000" office:value-type="float" office:value="0.256016678431373" calcext:value-type="float">
            <text:p>0.2560166784</text:p>
          </table:table-cell>
          <table:table-cell table:number-columns-repeated="3"/>
          <table:table-cell office:value-type="float" office:value="0.0583162627" calcext:value-type="float">
            <text:p>0.0583162627</text:p>
          </table:table-cell>
          <table:table-cell table:number-columns-repeated="2"/>
          <table:table-cell table:formula="of:=[.G89]-[.V89]" office:value-type="float" office:value="0.0317200956529412" calcext:value-type="float">
            <text:p>0.0317200957</text:p>
          </table:table-cell>
          <table:table-cell table:formula="of:=[.H89]-[.V89]" office:value-type="float" office:value="0.0629528411235294" calcext:value-type="float">
            <text:p>0.0629528411</text:p>
          </table:table-cell>
          <table:table-cell table:formula="of:=[.I89]-[.V89]" office:value-type="float" office:value="0.194304572692157" calcext:value-type="float">
            <text:p>0.1943045727</text:p>
          </table:table-cell>
          <table:table-cell/>
          <table:table-cell table:formula="of:=[.P89]-[.V89]" office:value-type="float" office:value="0.0314216710254903" calcext:value-type="float">
            <text:p>0.031421671</text:p>
          </table:table-cell>
          <table:table-cell table:formula="of:=[.Q89]-[.V89]" office:value-type="float" office:value="0.0602450066137256" calcext:value-type="float">
            <text:p>0.0602450066</text:p>
          </table:table-cell>
          <table:table-cell table:formula="of:=[.R89]-[.V89]" office:value-type="float" office:value="0.197700415731373" calcext:value-type="float">
            <text:p>0.1977004157</text:p>
          </table:table-cell>
          <table:table-cell table:number-columns-repeated="3"/>
          <table:table-cell table:formula="of:=[.C89]/[.A89]" office:value-type="float" office:value="6.63505073894154" calcext:value-type="float">
            <text:p>6.6350507389</text:p>
          </table:table-cell>
          <table:table-cell table:formula="of:=[.D89]/[.A89]" office:value-type="float" office:value="8.93668593059887" calcext:value-type="float">
            <text:p>8.9366859306</text:p>
          </table:table-cell>
          <table:table-cell table:formula="of:=[.E89]/[.A89]" office:value-type="float" office:value="18.6163911024729" calcext:value-type="float">
            <text:p>18.6163911025</text:p>
          </table:table-cell>
          <table:table-cell/>
          <table:table-cell table:formula="of:=[.C89]/1000000" office:value-type="float" office:value="306.1236184" calcext:value-type="float">
            <text:p>306.1236184</text:p>
          </table:table-cell>
        </table:table-row>
        <table:table-row table:style-name="ro2">
          <table:table-cell table:formula="of:=[.A89]+524288" office:value-type="float" office:value="46661632" calcext:value-type="float">
            <text:p>46661632</text:p>
          </table:table-cell>
          <table:table-cell office:value-type="float" office:value="307775351" calcext:value-type="float">
            <text:p>307775351</text:p>
          </table:table-cell>
          <table:table-cell office:value-type="float" office:value="343628629.4" calcext:value-type="float">
            <text:p>343628629.4</text:p>
          </table:table-cell>
          <table:table-cell office:value-type="float" office:value="410965626.333333" calcext:value-type="float">
            <text:p>410965626.333333</text:p>
          </table:table-cell>
          <table:table-cell office:value-type="float" office:value="803435890.333333" calcext:value-type="float">
            <text:p>803435890.333333</text:p>
          </table:table-cell>
          <table:table-cell/>
          <table:table-cell table:formula="of:=[.C90]/3400000000" office:value-type="float" office:value="0.101067243941176" calcext:value-type="float">
            <text:p>0.1010672439</text:p>
          </table:table-cell>
          <table:table-cell table:formula="of:=[.D90]/3400000000" office:value-type="float" office:value="0.120872243039216" calcext:value-type="float">
            <text:p>0.120872243</text:p>
          </table:table-cell>
          <table:table-cell table:formula="of:=[.E90]/3400000000" office:value-type="float" office:value="0.236304673627451" calcext:value-type="float">
            <text:p>0.2363046736</text:p>
          </table:table-cell>
          <table:table-cell table:number-columns-repeated="2"/>
          <table:table-cell office:value-type="float" office:value="308297429" calcext:value-type="float">
            <text:p>308297429</text:p>
          </table:table-cell>
          <table:table-cell office:value-type="float" office:value="407182420.333333" calcext:value-type="float">
            <text:p>407182420.333333</text:p>
          </table:table-cell>
          <table:table-cell office:value-type="float" office:value="855910102.666667" calcext:value-type="float">
            <text:p>855910102.666667</text:p>
          </table:table-cell>
          <table:table-cell/>
          <table:table-cell table:formula="of:=[.L90]/3400000000" office:value-type="float" office:value="0.0906757144117647" calcext:value-type="float">
            <text:p>0.0906757144</text:p>
          </table:table-cell>
          <table:table-cell table:formula="of:=[.M90]/3400000000" office:value-type="float" office:value="0.119759535392157" calcext:value-type="float">
            <text:p>0.1197595354</text:p>
          </table:table-cell>
          <table:table-cell table:formula="of:=[.N90]/3400000000" office:value-type="float" office:value="0.251738265490196" calcext:value-type="float">
            <text:p>0.2517382655</text:p>
          </table:table-cell>
          <table:table-cell table:number-columns-repeated="3"/>
          <table:table-cell office:value-type="float" office:value="0.0591069539" calcext:value-type="float">
            <text:p>0.0591069539</text:p>
          </table:table-cell>
          <table:table-cell table:number-columns-repeated="2"/>
          <table:table-cell table:formula="of:=[.G90]-[.V90]" office:value-type="float" office:value="0.0419602900411765" calcext:value-type="float">
            <text:p>0.04196029</text:p>
          </table:table-cell>
          <table:table-cell table:formula="of:=[.H90]-[.V90]" office:value-type="float" office:value="0.0617652891392156" calcext:value-type="float">
            <text:p>0.0617652891</text:p>
          </table:table-cell>
          <table:table-cell table:formula="of:=[.I90]-[.V90]" office:value-type="float" office:value="0.177197719727451" calcext:value-type="float">
            <text:p>0.1771977197</text:p>
          </table:table-cell>
          <table:table-cell/>
          <table:table-cell table:formula="of:=[.P90]-[.V90]" office:value-type="float" office:value="0.0315687605117647" calcext:value-type="float">
            <text:p>0.0315687605</text:p>
          </table:table-cell>
          <table:table-cell table:formula="of:=[.Q90]-[.V90]" office:value-type="float" office:value="0.0606525814921568" calcext:value-type="float">
            <text:p>0.0606525815</text:p>
          </table:table-cell>
          <table:table-cell table:formula="of:=[.R90]-[.V90]" office:value-type="float" office:value="0.192631311590196" calcext:value-type="float">
            <text:p>0.1926313116</text:p>
          </table:table-cell>
          <table:table-cell table:number-columns-repeated="3"/>
          <table:table-cell table:formula="of:=[.C90]/[.A90]" office:value-type="float" office:value="7.36426512900363" calcext:value-type="float">
            <text:p>7.364265129</text:p>
          </table:table-cell>
          <table:table-cell table:formula="of:=[.D90]/[.A90]" office:value-type="float" office:value="8.80735646651478" calcext:value-type="float">
            <text:p>8.8073564665</text:p>
          </table:table-cell>
          <table:table-cell table:formula="of:=[.E90]/[.A90]" office:value-type="float" office:value="17.2183409773009" calcext:value-type="float">
            <text:p>17.2183409773</text:p>
          </table:table-cell>
          <table:table-cell/>
          <table:table-cell table:formula="of:=[.C90]/1000000" office:value-type="float" office:value="343.6286294" calcext:value-type="float">
            <text:p>343.6286294</text:p>
          </table:table-cell>
        </table:table-row>
        <table:table-row table:style-name="ro2">
          <table:table-cell table:formula="of:=[.A90]+524288" office:value-type="float" office:value="47185920" calcext:value-type="float">
            <text:p>47185920</text:p>
          </table:table-cell>
          <table:table-cell office:value-type="float" office:value="311960252.3" calcext:value-type="float">
            <text:p>311960252.3</text:p>
          </table:table-cell>
          <table:table-cell office:value-type="float" office:value="355439922.9" calcext:value-type="float">
            <text:p>355439922.9</text:p>
          </table:table-cell>
          <table:table-cell office:value-type="float" office:value="414424619.666667" calcext:value-type="float">
            <text:p>414424619.666667</text:p>
          </table:table-cell>
          <table:table-cell office:value-type="float" office:value="912706130" calcext:value-type="float">
            <text:p>912706130</text:p>
          </table:table-cell>
          <table:table-cell/>
          <table:table-cell table:formula="of:=[.C91]/3400000000" office:value-type="float" office:value="0.104541153794118" calcext:value-type="float">
            <text:p>0.1045411538</text:p>
          </table:table-cell>
          <table:table-cell table:formula="of:=[.D91]/3400000000" office:value-type="float" office:value="0.121889594019608" calcext:value-type="float">
            <text:p>0.121889594</text:p>
          </table:table-cell>
          <table:table-cell table:formula="of:=[.E91]/3400000000" office:value-type="float" office:value="0.268442979411765" calcext:value-type="float">
            <text:p>0.2684429794</text:p>
          </table:table-cell>
          <table:table-cell table:number-columns-repeated="2"/>
          <table:table-cell office:value-type="float" office:value="310460522.666667" calcext:value-type="float">
            <text:p>310460522.666667</text:p>
          </table:table-cell>
          <table:table-cell office:value-type="float" office:value="412670508.666667" calcext:value-type="float">
            <text:p>412670508.666667</text:p>
          </table:table-cell>
          <table:table-cell office:value-type="float" office:value="868634626" calcext:value-type="float">
            <text:p>868634626</text:p>
          </table:table-cell>
          <table:table-cell/>
          <table:table-cell table:formula="of:=[.L91]/3400000000" office:value-type="float" office:value="0.0913119184313726" calcext:value-type="float">
            <text:p>0.0913119184</text:p>
          </table:table-cell>
          <table:table-cell table:formula="of:=[.M91]/3400000000" office:value-type="float" office:value="0.121373679019608" calcext:value-type="float">
            <text:p>0.121373679</text:p>
          </table:table-cell>
          <table:table-cell table:formula="of:=[.N91]/3400000000" office:value-type="float" office:value="0.255480772352941" calcext:value-type="float">
            <text:p>0.2554807724</text:p>
          </table:table-cell>
          <table:table-cell table:number-columns-repeated="3"/>
          <table:table-cell office:value-type="float" office:value="0.0597482255" calcext:value-type="float">
            <text:p>0.0597482255</text:p>
          </table:table-cell>
          <table:table-cell table:number-columns-repeated="2"/>
          <table:table-cell table:formula="of:=[.G91]-[.V91]" office:value-type="float" office:value="0.0447929282941176" calcext:value-type="float">
            <text:p>0.0447929283</text:p>
          </table:table-cell>
          <table:table-cell table:formula="of:=[.H91]-[.V91]" office:value-type="float" office:value="0.0621413685196079" calcext:value-type="float">
            <text:p>0.0621413685</text:p>
          </table:table-cell>
          <table:table-cell table:formula="of:=[.I91]-[.V91]" office:value-type="float" office:value="0.208694753911765" calcext:value-type="float">
            <text:p>0.2086947539</text:p>
          </table:table-cell>
          <table:table-cell/>
          <table:table-cell table:formula="of:=[.P91]-[.V91]" office:value-type="float" office:value="0.0315636929313726" calcext:value-type="float">
            <text:p>0.0315636929</text:p>
          </table:table-cell>
          <table:table-cell table:formula="of:=[.Q91]-[.V91]" office:value-type="float" office:value="0.0616254535196079" calcext:value-type="float">
            <text:p>0.0616254535</text:p>
          </table:table-cell>
          <table:table-cell table:formula="of:=[.R91]-[.V91]" office:value-type="float" office:value="0.195732546852941" calcext:value-type="float">
            <text:p>0.1957325469</text:p>
          </table:table-cell>
          <table:table-cell table:number-columns-repeated="3"/>
          <table:table-cell table:formula="of:=[.C91]/[.A91]" office:value-type="float" office:value="7.53275389989217" calcext:value-type="float">
            <text:p>7.5327538999</text:p>
          </table:table-cell>
          <table:table-cell table:formula="of:=[.D91]/[.A91]" office:value-type="float" office:value="8.78280257472286" calcext:value-type="float">
            <text:p>8.7828025747</text:p>
          </table:table-cell>
          <table:table-cell table:formula="of:=[.E91]/[.A91]" office:value-type="float" office:value="19.3427643246121" calcext:value-type="float">
            <text:p>19.3427643246</text:p>
          </table:table-cell>
          <table:table-cell/>
          <table:table-cell table:formula="of:=[.C91]/1000000" office:value-type="float" office:value="355.4399229" calcext:value-type="float">
            <text:p>355.4399229</text:p>
          </table:table-cell>
        </table:table-row>
        <table:table-row table:style-name="ro2">
          <table:table-cell table:formula="of:=[.A91]+524288" office:value-type="float" office:value="47710208" calcext:value-type="float">
            <text:p>47710208</text:p>
          </table:table-cell>
          <table:table-cell office:value-type="float" office:value="315316959" calcext:value-type="float">
            <text:p>315316959</text:p>
          </table:table-cell>
          <table:table-cell office:value-type="float" office:value="348470928.6" calcext:value-type="float">
            <text:p>348470928.6</text:p>
          </table:table-cell>
          <table:table-cell office:value-type="float" office:value="417398045.666667" calcext:value-type="float">
            <text:p>417398045.666667</text:p>
          </table:table-cell>
          <table:table-cell office:value-type="float" office:value="825356482.666667" calcext:value-type="float">
            <text:p>825356482.666667</text:p>
          </table:table-cell>
          <table:table-cell/>
          <table:table-cell table:formula="of:=[.C92]/3400000000" office:value-type="float" office:value="0.102491449588235" calcext:value-type="float">
            <text:p>0.1024914496</text:p>
          </table:table-cell>
          <table:table-cell table:formula="of:=[.D92]/3400000000" office:value-type="float" office:value="0.122764131078431" calcext:value-type="float">
            <text:p>0.1227641311</text:p>
          </table:table-cell>
          <table:table-cell table:formula="of:=[.E92]/3400000000" office:value-type="float" office:value="0.242751906666667" calcext:value-type="float">
            <text:p>0.2427519067</text:p>
          </table:table-cell>
          <table:table-cell table:number-columns-repeated="2"/>
          <table:table-cell office:value-type="float" office:value="314602772" calcext:value-type="float">
            <text:p>314602772</text:p>
          </table:table-cell>
          <table:table-cell office:value-type="float" office:value="412251702.333333" calcext:value-type="float">
            <text:p>412251702.333333</text:p>
          </table:table-cell>
          <table:table-cell office:value-type="float" office:value="858920305" calcext:value-type="float">
            <text:p>858920305</text:p>
          </table:table-cell>
          <table:table-cell/>
          <table:table-cell table:formula="of:=[.L92]/3400000000" office:value-type="float" office:value="0.0925302270588235" calcext:value-type="float">
            <text:p>0.0925302271</text:p>
          </table:table-cell>
          <table:table-cell table:formula="of:=[.M92]/3400000000" office:value-type="float" office:value="0.121250500686274" calcext:value-type="float">
            <text:p>0.1212505007</text:p>
          </table:table-cell>
          <table:table-cell table:formula="of:=[.N92]/3400000000" office:value-type="float" office:value="0.252623619117647" calcext:value-type="float">
            <text:p>0.2526236191</text:p>
          </table:table-cell>
          <table:table-cell table:number-columns-repeated="3"/>
          <table:table-cell office:value-type="float" office:value="0.0601883338" calcext:value-type="float">
            <text:p>0.0601883338</text:p>
          </table:table-cell>
          <table:table-cell table:number-columns-repeated="2"/>
          <table:table-cell table:formula="of:=[.G92]-[.V92]" office:value-type="float" office:value="0.0423031157882353" calcext:value-type="float">
            <text:p>0.0423031158</text:p>
          </table:table-cell>
          <table:table-cell table:formula="of:=[.H92]-[.V92]" office:value-type="float" office:value="0.0625757972784315" calcext:value-type="float">
            <text:p>0.0625757973</text:p>
          </table:table-cell>
          <table:table-cell table:formula="of:=[.I92]-[.V92]" office:value-type="float" office:value="0.182563572866667" calcext:value-type="float">
            <text:p>0.1825635729</text:p>
          </table:table-cell>
          <table:table-cell/>
          <table:table-cell table:formula="of:=[.P92]-[.V92]" office:value-type="float" office:value="0.0323418932588235" calcext:value-type="float">
            <text:p>0.0323418933</text:p>
          </table:table-cell>
          <table:table-cell table:formula="of:=[.Q92]-[.V92]" office:value-type="float" office:value="0.0610621668862744" calcext:value-type="float">
            <text:p>0.0610621669</text:p>
          </table:table-cell>
          <table:table-cell table:formula="of:=[.R92]-[.V92]" office:value-type="float" office:value="0.192435285317647" calcext:value-type="float">
            <text:p>0.1924352853</text:p>
          </table:table-cell>
          <table:table-cell table:number-columns-repeated="3"/>
          <table:table-cell table:formula="of:=[.C92]/[.A92]" office:value-type="float" office:value="7.30390713450673" calcext:value-type="float">
            <text:p>7.3039071345</text:p>
          </table:table-cell>
          <table:table-cell table:formula="of:=[.D92]/[.A92]" office:value-type="float" office:value="8.74861089825194" calcext:value-type="float">
            <text:p>8.7486108983</text:p>
          </table:table-cell>
          <table:table-cell table:formula="of:=[.E92]/[.A92]" office:value-type="float" office:value="17.2993687779912" calcext:value-type="float">
            <text:p>17.299368778</text:p>
          </table:table-cell>
          <table:table-cell/>
          <table:table-cell table:formula="of:=[.C92]/1000000" office:value-type="float" office:value="348.4709286" calcext:value-type="float">
            <text:p>348.4709286</text:p>
          </table:table-cell>
        </table:table-row>
        <table:table-row table:style-name="ro2">
          <table:table-cell table:formula="of:=[.A92]+524288" office:value-type="float" office:value="48234496" calcext:value-type="float">
            <text:p>48234496</text:p>
          </table:table-cell>
          <table:table-cell office:value-type="float" office:value="317689027.2" calcext:value-type="float">
            <text:p>317689027.2</text:p>
          </table:table-cell>
          <table:table-cell office:value-type="float" office:value="326511972.4" calcext:value-type="float">
            <text:p>326511972.4</text:p>
          </table:table-cell>
          <table:table-cell office:value-type="float" office:value="420289819.333333" calcext:value-type="float">
            <text:p>420289819.333333</text:p>
          </table:table-cell>
          <table:table-cell office:value-type="float" office:value="859207480.333333" calcext:value-type="float">
            <text:p>859207480.333333</text:p>
          </table:table-cell>
          <table:table-cell/>
          <table:table-cell table:formula="of:=[.C93]/3400000000" office:value-type="float" office:value="0.0960329330588235" calcext:value-type="float">
            <text:p>0.0960329331</text:p>
          </table:table-cell>
          <table:table-cell table:formula="of:=[.D93]/3400000000" office:value-type="float" office:value="0.123614652745098" calcext:value-type="float">
            <text:p>0.1236146527</text:p>
          </table:table-cell>
          <table:table-cell table:formula="of:=[.E93]/3400000000" office:value-type="float" office:value="0.25270808245098" calcext:value-type="float">
            <text:p>0.2527080825</text:p>
          </table:table-cell>
          <table:table-cell table:number-columns-repeated="2"/>
          <table:table-cell office:value-type="float" office:value="318120112.666667" calcext:value-type="float">
            <text:p>318120112.666667</text:p>
          </table:table-cell>
          <table:table-cell office:value-type="float" office:value="418178964.666667" calcext:value-type="float">
            <text:p>418178964.666667</text:p>
          </table:table-cell>
          <table:table-cell office:value-type="float" office:value="879048765.666667" calcext:value-type="float">
            <text:p>879048765.666667</text:p>
          </table:table-cell>
          <table:table-cell/>
          <table:table-cell table:formula="of:=[.L93]/3400000000" office:value-type="float" office:value="0.0935647390196079" calcext:value-type="float">
            <text:p>0.093564739</text:p>
          </table:table-cell>
          <table:table-cell table:formula="of:=[.M93]/3400000000" office:value-type="float" office:value="0.122993813137255" calcext:value-type="float">
            <text:p>0.1229938131</text:p>
          </table:table-cell>
          <table:table-cell table:formula="of:=[.N93]/3400000000" office:value-type="float" office:value="0.258543754607843" calcext:value-type="float">
            <text:p>0.2585437546</text:p>
          </table:table-cell>
          <table:table-cell table:number-columns-repeated="3"/>
          <table:table-cell office:value-type="float" office:value="0.0605808926" calcext:value-type="float">
            <text:p>0.0605808926</text:p>
          </table:table-cell>
          <table:table-cell table:number-columns-repeated="2"/>
          <table:table-cell table:formula="of:=[.G93]-[.V93]" office:value-type="float" office:value="0.0354520404588235" calcext:value-type="float">
            <text:p>0.0354520405</text:p>
          </table:table-cell>
          <table:table-cell table:formula="of:=[.H93]-[.V93]" office:value-type="float" office:value="0.0630337601450979" calcext:value-type="float">
            <text:p>0.0630337601</text:p>
          </table:table-cell>
          <table:table-cell table:formula="of:=[.I93]-[.V93]" office:value-type="float" office:value="0.19212718985098" calcext:value-type="float">
            <text:p>0.1921271899</text:p>
          </table:table-cell>
          <table:table-cell/>
          <table:table-cell table:formula="of:=[.P93]-[.V93]" office:value-type="float" office:value="0.0329838464196079" calcext:value-type="float">
            <text:p>0.0329838464</text:p>
          </table:table-cell>
          <table:table-cell table:formula="of:=[.Q93]-[.V93]" office:value-type="float" office:value="0.062412920537255" calcext:value-type="float">
            <text:p>0.0624129205</text:p>
          </table:table-cell>
          <table:table-cell table:formula="of:=[.R93]-[.V93]" office:value-type="float" office:value="0.197962862007843" calcext:value-type="float">
            <text:p>0.197962862</text:p>
          </table:table-cell>
          <table:table-cell table:number-columns-repeated="3"/>
          <table:table-cell table:formula="of:=[.C93]/[.A93]" office:value-type="float" office:value="6.7692626538484" calcext:value-type="float">
            <text:p>6.7692626538</text:p>
          </table:table-cell>
          <table:table-cell table:formula="of:=[.D93]/[.A93]" office:value-type="float" office:value="8.71346969880919" calcext:value-type="float">
            <text:p>8.7134696988</text:p>
          </table:table-cell>
          <table:table-cell table:formula="of:=[.E93]/[.A93]" office:value-type="float" office:value="17.8131327490876" calcext:value-type="float">
            <text:p>17.8131327491</text:p>
          </table:table-cell>
          <table:table-cell/>
          <table:table-cell table:formula="of:=[.C93]/1000000" office:value-type="float" office:value="326.5119724" calcext:value-type="float">
            <text:p>326.5119724</text:p>
          </table:table-cell>
        </table:table-row>
        <table:table-row table:style-name="ro2">
          <table:table-cell table:formula="of:=[.A93]+524288" office:value-type="float" office:value="48758784" calcext:value-type="float">
            <text:p>48758784</text:p>
          </table:table-cell>
          <table:table-cell office:value-type="float" office:value="320866503" calcext:value-type="float">
            <text:p>320866503</text:p>
          </table:table-cell>
          <table:table-cell office:value-type="float" office:value="333427657.1" calcext:value-type="float">
            <text:p>333427657.1</text:p>
          </table:table-cell>
          <table:table-cell office:value-type="float" office:value="434477729" calcext:value-type="float">
            <text:p>434477729</text:p>
          </table:table-cell>
          <table:table-cell office:value-type="float" office:value="846860434" calcext:value-type="float">
            <text:p>846860434</text:p>
          </table:table-cell>
          <table:table-cell/>
          <table:table-cell table:formula="of:=[.C94]/3400000000" office:value-type="float" office:value="0.0980669579705882" calcext:value-type="float">
            <text:p>0.098066958</text:p>
          </table:table-cell>
          <table:table-cell table:formula="of:=[.D94]/3400000000" office:value-type="float" office:value="0.127787567352941" calcext:value-type="float">
            <text:p>0.1277875674</text:p>
          </table:table-cell>
          <table:table-cell table:formula="of:=[.E94]/3400000000" office:value-type="float" office:value="0.249076598235294" calcext:value-type="float">
            <text:p>0.2490765982</text:p>
          </table:table-cell>
          <table:table-cell table:number-columns-repeated="2"/>
          <table:table-cell office:value-type="float" office:value="320932102.666667" calcext:value-type="float">
            <text:p>320932102.666667</text:p>
          </table:table-cell>
          <table:table-cell office:value-type="float" office:value="420642417.333333" calcext:value-type="float">
            <text:p>420642417.333333</text:p>
          </table:table-cell>
          <table:table-cell office:value-type="float" office:value="887702797.666667" calcext:value-type="float">
            <text:p>887702797.666667</text:p>
          </table:table-cell>
          <table:table-cell/>
          <table:table-cell table:formula="of:=[.L94]/3400000000" office:value-type="float" office:value="0.0943917949019609" calcext:value-type="float">
            <text:p>0.0943917949</text:p>
          </table:table-cell>
          <table:table-cell table:formula="of:=[.M94]/3400000000" office:value-type="float" office:value="0.123718358039216" calcext:value-type="float">
            <text:p>0.123718358</text:p>
          </table:table-cell>
          <table:table-cell table:formula="of:=[.N94]/3400000000" office:value-type="float" office:value="0.261089058137255" calcext:value-type="float">
            <text:p>0.2610890581</text:p>
          </table:table-cell>
          <table:table-cell table:number-columns-repeated="3"/>
          <table:table-cell office:value-type="float" office:value="0.0614709135" calcext:value-type="float">
            <text:p>0.0614709135</text:p>
          </table:table-cell>
          <table:table-cell table:number-columns-repeated="2"/>
          <table:table-cell table:formula="of:=[.G94]-[.V94]" office:value-type="float" office:value="0.0365960444705882" calcext:value-type="float">
            <text:p>0.0365960445</text:p>
          </table:table-cell>
          <table:table-cell table:formula="of:=[.H94]-[.V94]" office:value-type="float" office:value="0.0663166538529412" calcext:value-type="float">
            <text:p>0.0663166539</text:p>
          </table:table-cell>
          <table:table-cell table:formula="of:=[.I94]-[.V94]" office:value-type="float" office:value="0.187605684735294" calcext:value-type="float">
            <text:p>0.1876056847</text:p>
          </table:table-cell>
          <table:table-cell/>
          <table:table-cell table:formula="of:=[.P94]-[.V94]" office:value-type="float" office:value="0.0329208814019609" calcext:value-type="float">
            <text:p>0.0329208814</text:p>
          </table:table-cell>
          <table:table-cell table:formula="of:=[.Q94]-[.V94]" office:value-type="float" office:value="0.0622474445392156" calcext:value-type="float">
            <text:p>0.0622474445</text:p>
          </table:table-cell>
          <table:table-cell table:formula="of:=[.R94]-[.V94]" office:value-type="float" office:value="0.199618144637255" calcext:value-type="float">
            <text:p>0.1996181446</text:p>
          </table:table-cell>
          <table:table-cell table:number-columns-repeated="3"/>
          <table:table-cell table:formula="of:=[.C94]/[.A94]" office:value-type="float" office:value="6.83830952593075" calcext:value-type="float">
            <text:p>6.8383095259</text:p>
          </table:table-cell>
          <table:table-cell table:formula="of:=[.D94]/[.A94]" office:value-type="float" office:value="8.91075809027559" calcext:value-type="float">
            <text:p>8.9107580903</text:p>
          </table:table-cell>
          <table:table-cell table:formula="of:=[.E94]/[.A94]" office:value-type="float" office:value="17.3683665696011" calcext:value-type="float">
            <text:p>17.3683665696</text:p>
          </table:table-cell>
          <table:table-cell/>
          <table:table-cell table:formula="of:=[.C94]/1000000" office:value-type="float" office:value="333.4276571" calcext:value-type="float">
            <text:p>333.4276571</text:p>
          </table:table-cell>
        </table:table-row>
        <table:table-row table:style-name="ro2">
          <table:table-cell table:formula="of:=[.A94]+524288" office:value-type="float" office:value="49283072" calcext:value-type="float">
            <text:p>49283072</text:p>
          </table:table-cell>
          <table:table-cell office:value-type="float" office:value="324024553.8" calcext:value-type="float">
            <text:p>324024553.8</text:p>
          </table:table-cell>
          <table:table-cell office:value-type="float" office:value="322301544.3" calcext:value-type="float">
            <text:p>322301544.3</text:p>
          </table:table-cell>
          <table:table-cell office:value-type="float" office:value="423928822.333333" calcext:value-type="float">
            <text:p>423928822.333333</text:p>
          </table:table-cell>
          <table:table-cell office:value-type="float" office:value="834318934.333333" calcext:value-type="float">
            <text:p>834318934.333333</text:p>
          </table:table-cell>
          <table:table-cell/>
          <table:table-cell table:formula="of:=[.C95]/3400000000" office:value-type="float" office:value="0.0947945718529412" calcext:value-type="float">
            <text:p>0.0947945719</text:p>
          </table:table-cell>
          <table:table-cell table:formula="of:=[.D95]/3400000000" office:value-type="float" office:value="0.124684947745098" calcext:value-type="float">
            <text:p>0.1246849477</text:p>
          </table:table-cell>
          <table:table-cell table:formula="of:=[.E95]/3400000000" office:value-type="float" office:value="0.245387921862745" calcext:value-type="float">
            <text:p>0.2453879219</text:p>
          </table:table-cell>
          <table:table-cell table:number-columns-repeated="2"/>
          <table:table-cell office:value-type="float" office:value="319762964.333333" calcext:value-type="float">
            <text:p>319762964.333333</text:p>
          </table:table-cell>
          <table:table-cell office:value-type="float" office:value="425480000.666667" calcext:value-type="float">
            <text:p>425480000.666667</text:p>
          </table:table-cell>
          <table:table-cell office:value-type="float" office:value="884492029" calcext:value-type="float">
            <text:p>884492029</text:p>
          </table:table-cell>
          <table:table-cell/>
          <table:table-cell table:formula="of:=[.L95]/3400000000" office:value-type="float" office:value="0.0940479306862744" calcext:value-type="float">
            <text:p>0.0940479307</text:p>
          </table:table-cell>
          <table:table-cell table:formula="of:=[.M95]/3400000000" office:value-type="float" office:value="0.125141176666667" calcext:value-type="float">
            <text:p>0.1251411767</text:p>
          </table:table-cell>
          <table:table-cell table:formula="of:=[.N95]/3400000000" office:value-type="float" office:value="0.260144714411765" calcext:value-type="float">
            <text:p>0.2601447144</text:p>
          </table:table-cell>
          <table:table-cell table:number-columns-repeated="3"/>
          <table:table-cell office:value-type="float" office:value="0.0626612714" calcext:value-type="float">
            <text:p>0.0626612714</text:p>
          </table:table-cell>
          <table:table-cell table:number-columns-repeated="2"/>
          <table:table-cell table:formula="of:=[.G95]-[.V95]" office:value-type="float" office:value="0.0321333004529412" calcext:value-type="float">
            <text:p>0.0321333005</text:p>
          </table:table-cell>
          <table:table-cell table:formula="of:=[.H95]-[.V95]" office:value-type="float" office:value="0.0620236763450979" calcext:value-type="float">
            <text:p>0.0620236763</text:p>
          </table:table-cell>
          <table:table-cell table:formula="of:=[.I95]-[.V95]" office:value-type="float" office:value="0.182726650462745" calcext:value-type="float">
            <text:p>0.1827266505</text:p>
          </table:table-cell>
          <table:table-cell/>
          <table:table-cell table:formula="of:=[.P95]-[.V95]" office:value-type="float" office:value="0.0313866592862744" calcext:value-type="float">
            <text:p>0.0313866593</text:p>
          </table:table-cell>
          <table:table-cell table:formula="of:=[.Q95]-[.V95]" office:value-type="float" office:value="0.0624799052666668" calcext:value-type="float">
            <text:p>0.0624799053</text:p>
          </table:table-cell>
          <table:table-cell table:formula="of:=[.R95]-[.V95]" office:value-type="float" office:value="0.197483443011765" calcext:value-type="float">
            <text:p>0.197483443</text:p>
          </table:table-cell>
          <table:table-cell table:number-columns-repeated="3"/>
          <table:table-cell table:formula="of:=[.C95]/[.A95]" office:value-type="float" office:value="6.53980223270173" calcext:value-type="float">
            <text:p>6.5398022327</text:p>
          </table:table-cell>
          <table:table-cell table:formula="of:=[.D95]/[.A95]" office:value-type="float" office:value="8.60191552858825" calcext:value-type="float">
            <text:p>8.6019155286</text:p>
          </table:table-cell>
          <table:table-cell table:formula="of:=[.E95]/[.A95]" office:value-type="float" office:value="16.9291178588326" calcext:value-type="float">
            <text:p>16.9291178588</text:p>
          </table:table-cell>
          <table:table-cell/>
          <table:table-cell table:formula="of:=[.C95]/1000000" office:value-type="float" office:value="322.3015443" calcext:value-type="float">
            <text:p>322.3015443</text:p>
          </table:table-cell>
        </table:table-row>
        <table:table-row table:style-name="ro2">
          <table:table-cell table:formula="of:=[.A95]+524288" office:value-type="float" office:value="49807360" calcext:value-type="float">
            <text:p>49807360</text:p>
          </table:table-cell>
          <table:table-cell office:value-type="float" office:value="328223161.8" calcext:value-type="float">
            <text:p>328223161.8</text:p>
          </table:table-cell>
          <table:table-cell office:value-type="float" office:value="363553262.6" calcext:value-type="float">
            <text:p>363553262.6</text:p>
          </table:table-cell>
          <table:table-cell office:value-type="float" office:value="428325009.333333" calcext:value-type="float">
            <text:p>428325009.333333</text:p>
          </table:table-cell>
          <table:table-cell office:value-type="float" office:value="793901688.333333" calcext:value-type="float">
            <text:p>793901688.333333</text:p>
          </table:table-cell>
          <table:table-cell/>
          <table:table-cell table:formula="of:=[.C96]/3400000000" office:value-type="float" office:value="0.106927430176471" calcext:value-type="float">
            <text:p>0.1069274302</text:p>
          </table:table-cell>
          <table:table-cell table:formula="of:=[.D96]/3400000000" office:value-type="float" office:value="0.125977943921569" calcext:value-type="float">
            <text:p>0.1259779439</text:p>
          </table:table-cell>
          <table:table-cell table:formula="of:=[.E96]/3400000000" office:value-type="float" office:value="0.233500496568627" calcext:value-type="float">
            <text:p>0.2335004966</text:p>
          </table:table-cell>
          <table:table-cell table:number-columns-repeated="2"/>
          <table:table-cell office:value-type="float" office:value="322813490.333333" calcext:value-type="float">
            <text:p>322813490.333333</text:p>
          </table:table-cell>
          <table:table-cell office:value-type="float" office:value="429230470" calcext:value-type="float">
            <text:p>429230470</text:p>
          </table:table-cell>
          <table:table-cell office:value-type="float" office:value="879840925" calcext:value-type="float">
            <text:p>879840925</text:p>
          </table:table-cell>
          <table:table-cell/>
          <table:table-cell table:formula="of:=[.L96]/3400000000" office:value-type="float" office:value="0.0949451442156862" calcext:value-type="float">
            <text:p>0.0949451442</text:p>
          </table:table-cell>
          <table:table-cell table:formula="of:=[.M96]/3400000000" office:value-type="float" office:value="0.126244255882353" calcext:value-type="float">
            <text:p>0.1262442559</text:p>
          </table:table-cell>
          <table:table-cell table:formula="of:=[.N96]/3400000000" office:value-type="float" office:value="0.258776742647059" calcext:value-type="float">
            <text:p>0.2587767426</text:p>
          </table:table-cell>
          <table:table-cell table:number-columns-repeated="3"/>
          <table:table-cell office:value-type="float" office:value="0.0634240196" calcext:value-type="float">
            <text:p>0.0634240196</text:p>
          </table:table-cell>
          <table:table-cell table:number-columns-repeated="2"/>
          <table:table-cell table:formula="of:=[.G96]-[.V96]" office:value-type="float" office:value="0.0435034105764706" calcext:value-type="float">
            <text:p>0.0435034106</text:p>
          </table:table-cell>
          <table:table-cell table:formula="of:=[.H96]-[.V96]" office:value-type="float" office:value="0.0625539243215685" calcext:value-type="float">
            <text:p>0.0625539243</text:p>
          </table:table-cell>
          <table:table-cell table:formula="of:=[.I96]-[.V96]" office:value-type="float" office:value="0.170076476968627" calcext:value-type="float">
            <text:p>0.170076477</text:p>
          </table:table-cell>
          <table:table-cell/>
          <table:table-cell table:formula="of:=[.P96]-[.V96]" office:value-type="float" office:value="0.0315211246156862" calcext:value-type="float">
            <text:p>0.0315211246</text:p>
          </table:table-cell>
          <table:table-cell table:formula="of:=[.Q96]-[.V96]" office:value-type="float" office:value="0.0628202362823529" calcext:value-type="float">
            <text:p>0.0628202363</text:p>
          </table:table-cell>
          <table:table-cell table:formula="of:=[.R96]-[.V96]" office:value-type="float" office:value="0.195352723047059" calcext:value-type="float">
            <text:p>0.195352723</text:p>
          </table:table-cell>
          <table:table-cell table:number-columns-repeated="3"/>
          <table:table-cell table:formula="of:=[.C96]/[.A96]" office:value-type="float" office:value="7.29918756183825" calcext:value-type="float">
            <text:p>7.2991875618</text:p>
          </table:table-cell>
          <table:table-cell table:formula="of:=[.D96]/[.A96]" office:value-type="float" office:value="8.59963285211931" calcext:value-type="float">
            <text:p>8.5996328521</text:p>
          </table:table-cell>
          <table:table-cell table:formula="of:=[.E96]/[.A96]" office:value-type="float" office:value="15.9394452613697" calcext:value-type="float">
            <text:p>15.9394452614</text:p>
          </table:table-cell>
          <table:table-cell/>
          <table:table-cell table:formula="of:=[.C96]/1000000" office:value-type="float" office:value="363.5532626" calcext:value-type="float">
            <text:p>363.5532626</text:p>
          </table:table-cell>
        </table:table-row>
        <table:table-row table:style-name="ro2">
          <table:table-cell table:formula="of:=[.A96]+524288" office:value-type="float" office:value="50331648" calcext:value-type="float">
            <text:p>50331648</text:p>
          </table:table-cell>
          <table:table-cell office:value-type="float" office:value="328385941.8" calcext:value-type="float">
            <text:p>328385941.8</text:p>
          </table:table-cell>
          <table:table-cell office:value-type="float" office:value="331553014.9" calcext:value-type="float">
            <text:p>331553014.9</text:p>
          </table:table-cell>
          <table:table-cell office:value-type="float" office:value="434923228.666667" calcext:value-type="float">
            <text:p>434923228.666667</text:p>
          </table:table-cell>
          <table:table-cell office:value-type="float" office:value="811639410.666667" calcext:value-type="float">
            <text:p>811639410.666667</text:p>
          </table:table-cell>
          <table:table-cell/>
          <table:table-cell table:formula="of:=[.C97]/3400000000" office:value-type="float" office:value="0.0975155926176471" calcext:value-type="float">
            <text:p>0.0975155926</text:p>
          </table:table-cell>
          <table:table-cell table:formula="of:=[.D97]/3400000000" office:value-type="float" office:value="0.127918596666667" calcext:value-type="float">
            <text:p>0.1279185967</text:p>
          </table:table-cell>
          <table:table-cell table:formula="of:=[.E97]/3400000000" office:value-type="float" office:value="0.23871747372549" calcext:value-type="float">
            <text:p>0.2387174737</text:p>
          </table:table-cell>
          <table:table-cell table:number-columns-repeated="2"/>
          <table:table-cell office:value-type="float" office:value="333848546.666667" calcext:value-type="float">
            <text:p>333848546.666667</text:p>
          </table:table-cell>
          <table:table-cell office:value-type="float" office:value="431897926.666667" calcext:value-type="float">
            <text:p>431897926.666667</text:p>
          </table:table-cell>
          <table:table-cell office:value-type="float" office:value="875043815.666667" calcext:value-type="float">
            <text:p>875043815.666667</text:p>
          </table:table-cell>
          <table:table-cell/>
          <table:table-cell table:formula="of:=[.L97]/3400000000" office:value-type="float" office:value="0.0981907490196079" calcext:value-type="float">
            <text:p>0.098190749</text:p>
          </table:table-cell>
          <table:table-cell table:formula="of:=[.M97]/3400000000" office:value-type="float" office:value="0.127028801960784" calcext:value-type="float">
            <text:p>0.127028802</text:p>
          </table:table-cell>
          <table:table-cell table:formula="of:=[.N97]/3400000000" office:value-type="float" office:value="0.257365828137255" calcext:value-type="float">
            <text:p>0.2573658281</text:p>
          </table:table-cell>
          <table:table-cell table:number-columns-repeated="3"/>
          <table:table-cell office:value-type="float" office:value="0.0636854326" calcext:value-type="float">
            <text:p>0.0636854326</text:p>
          </table:table-cell>
          <table:table-cell table:number-columns-repeated="2"/>
          <table:table-cell table:formula="of:=[.G97]-[.V97]" office:value-type="float" office:value="0.033830160017647" calcext:value-type="float">
            <text:p>0.03383016</text:p>
          </table:table-cell>
          <table:table-cell table:formula="of:=[.H97]-[.V97]" office:value-type="float" office:value="0.0642331640666668" calcext:value-type="float">
            <text:p>0.0642331641</text:p>
          </table:table-cell>
          <table:table-cell table:formula="of:=[.I97]-[.V97]" office:value-type="float" office:value="0.17503204112549" calcext:value-type="float">
            <text:p>0.1750320411</text:p>
          </table:table-cell>
          <table:table-cell/>
          <table:table-cell table:formula="of:=[.P97]-[.V97]" office:value-type="float" office:value="0.0345053164196079" calcext:value-type="float">
            <text:p>0.0345053164</text:p>
          </table:table-cell>
          <table:table-cell table:formula="of:=[.Q97]-[.V97]" office:value-type="float" office:value="0.0633433693607844" calcext:value-type="float">
            <text:p>0.0633433694</text:p>
          </table:table-cell>
          <table:table-cell table:formula="of:=[.R97]-[.V97]" office:value-type="float" office:value="0.193680395537255" calcext:value-type="float">
            <text:p>0.1936803955</text:p>
          </table:table-cell>
          <table:table-cell table:number-columns-repeated="3"/>
          <table:table-cell table:formula="of:=[.C97]/[.A97]" office:value-type="float" office:value="6.5873665591081" calcext:value-type="float">
            <text:p>6.5873665591</text:p>
          </table:table-cell>
          <table:table-cell table:formula="of:=[.D97]/[.A97]" office:value-type="float" office:value="8.64114818308089" calcext:value-type="float">
            <text:p>8.6411481831</text:p>
          </table:table-cell>
          <table:table-cell table:formula="of:=[.E97]/[.A97]" office:value-type="float" office:value="16.1258262528314" calcext:value-type="float">
            <text:p>16.1258262528</text:p>
          </table:table-cell>
          <table:table-cell/>
          <table:table-cell table:formula="of:=[.C97]/1000000" office:value-type="float" office:value="331.5530149" calcext:value-type="float">
            <text:p>331.5530149</text:p>
          </table:table-cell>
        </table:table-row>
        <table:table-row table:style-name="ro2">
          <table:table-cell table:formula="of:=[.A97]+524288" office:value-type="float" office:value="50855936" calcext:value-type="float">
            <text:p>50855936</text:p>
          </table:table-cell>
          <table:table-cell office:value-type="float" office:value="330548583.3" calcext:value-type="float">
            <text:p>330548583.3</text:p>
          </table:table-cell>
          <table:table-cell office:value-type="float" office:value="334006329" calcext:value-type="float">
            <text:p>334006329</text:p>
          </table:table-cell>
          <table:table-cell office:value-type="float" office:value="438188864.666667" calcext:value-type="float">
            <text:p>438188864.666667</text:p>
          </table:table-cell>
          <table:table-cell office:value-type="float" office:value="856494781.333333" calcext:value-type="float">
            <text:p>856494781.333333</text:p>
          </table:table-cell>
          <table:table-cell/>
          <table:table-cell table:formula="of:=[.C98]/3400000000" office:value-type="float" office:value="0.0982371555882353" calcext:value-type="float">
            <text:p>0.0982371556</text:p>
          </table:table-cell>
          <table:table-cell table:formula="of:=[.D98]/3400000000" office:value-type="float" office:value="0.128879077843137" calcext:value-type="float">
            <text:p>0.1288790778</text:p>
          </table:table-cell>
          <table:table-cell table:formula="of:=[.E98]/3400000000" office:value-type="float" office:value="0.251910229803921" calcext:value-type="float">
            <text:p>0.2519102298</text:p>
          </table:table-cell>
          <table:table-cell table:number-columns-repeated="2"/>
          <table:table-cell office:value-type="float" office:value="336245228.333333" calcext:value-type="float">
            <text:p>336245228.333333</text:p>
          </table:table-cell>
          <table:table-cell office:value-type="float" office:value="438227085.333333" calcext:value-type="float">
            <text:p>438227085.333333</text:p>
          </table:table-cell>
          <table:table-cell office:value-type="float" office:value="907118133" calcext:value-type="float">
            <text:p>907118133</text:p>
          </table:table-cell>
          <table:table-cell/>
          <table:table-cell table:formula="of:=[.L98]/3400000000" office:value-type="float" office:value="0.0988956553921568" calcext:value-type="float">
            <text:p>0.0988956554</text:p>
          </table:table-cell>
          <table:table-cell table:formula="of:=[.M98]/3400000000" office:value-type="float" office:value="0.128890319215686" calcext:value-type="float">
            <text:p>0.1288903192</text:p>
          </table:table-cell>
          <table:table-cell table:formula="of:=[.N98]/3400000000" office:value-type="float" office:value="0.266799450882353" calcext:value-type="float">
            <text:p>0.2667994509</text:p>
          </table:table-cell>
          <table:table-cell table:number-columns-repeated="3"/>
          <table:table-cell office:value-type="float" office:value="0.0641405816" calcext:value-type="float">
            <text:p>0.0641405816</text:p>
          </table:table-cell>
          <table:table-cell table:number-columns-repeated="2"/>
          <table:table-cell table:formula="of:=[.G98]-[.V98]" office:value-type="float" office:value="0.0340965739882353" calcext:value-type="float">
            <text:p>0.034096574</text:p>
          </table:table-cell>
          <table:table-cell table:formula="of:=[.H98]-[.V98]" office:value-type="float" office:value="0.0647384962431373" calcext:value-type="float">
            <text:p>0.0647384962</text:p>
          </table:table-cell>
          <table:table-cell table:formula="of:=[.I98]-[.V98]" office:value-type="float" office:value="0.187769648203921" calcext:value-type="float">
            <text:p>0.1877696482</text:p>
          </table:table-cell>
          <table:table-cell/>
          <table:table-cell table:formula="of:=[.P98]-[.V98]" office:value-type="float" office:value="0.0347550737921568" calcext:value-type="float">
            <text:p>0.0347550738</text:p>
          </table:table-cell>
          <table:table-cell table:formula="of:=[.Q98]-[.V98]" office:value-type="float" office:value="0.0647497376156862" calcext:value-type="float">
            <text:p>0.0647497376</text:p>
          </table:table-cell>
          <table:table-cell table:formula="of:=[.R98]-[.V98]" office:value-type="float" office:value="0.202658869282353" calcext:value-type="float">
            <text:p>0.2026588693</text:p>
          </table:table-cell>
          <table:table-cell table:number-columns-repeated="3"/>
          <table:table-cell table:formula="of:=[.C98]/[.A98]" office:value-type="float" office:value="6.56769603060693" calcext:value-type="float">
            <text:p>6.5676960306</text:p>
          </table:table-cell>
          <table:table-cell table:formula="of:=[.D98]/[.A98]" office:value-type="float" office:value="8.61627764882092" calcext:value-type="float">
            <text:p>8.6162776488</text:p>
          </table:table-cell>
          <table:table-cell table:formula="of:=[.E98]/[.A98]" office:value-type="float" office:value="16.8415891771874" calcext:value-type="float">
            <text:p>16.8415891772</text:p>
          </table:table-cell>
          <table:table-cell/>
          <table:table-cell table:formula="of:=[.C98]/1000000" office:value-type="float" office:value="334.006329" calcext:value-type="float">
            <text:p>334.006329</text:p>
          </table:table-cell>
        </table:table-row>
        <table:table-row table:style-name="ro2">
          <table:table-cell table:formula="of:=[.A98]+524288" office:value-type="float" office:value="51380224" calcext:value-type="float">
            <text:p>51380224</text:p>
          </table:table-cell>
          <table:table-cell office:value-type="float" office:value="336339825.9" calcext:value-type="float">
            <text:p>336339825.9</text:p>
          </table:table-cell>
          <table:table-cell office:value-type="float" office:value="341499447.1" calcext:value-type="float">
            <text:p>341499447.1</text:p>
          </table:table-cell>
          <table:table-cell office:value-type="float" office:value="436593397.666667" calcext:value-type="float">
            <text:p>436593397.666667</text:p>
          </table:table-cell>
          <table:table-cell office:value-type="float" office:value="798819542.333333" calcext:value-type="float">
            <text:p>798819542.333333</text:p>
          </table:table-cell>
          <table:table-cell/>
          <table:table-cell table:formula="of:=[.C99]/3400000000" office:value-type="float" office:value="0.100441013852941" calcext:value-type="float">
            <text:p>0.1004410139</text:p>
          </table:table-cell>
          <table:table-cell table:formula="of:=[.D99]/3400000000" office:value-type="float" office:value="0.128409822843137" calcext:value-type="float">
            <text:p>0.1284098228</text:p>
          </table:table-cell>
          <table:table-cell table:formula="of:=[.E99]/3400000000" office:value-type="float" office:value="0.234946924215686" calcext:value-type="float">
            <text:p>0.2349469242</text:p>
          </table:table-cell>
          <table:table-cell table:number-columns-repeated="2"/>
          <table:table-cell office:value-type="float" office:value="335310891.333333" calcext:value-type="float">
            <text:p>335310891.333333</text:p>
          </table:table-cell>
          <table:table-cell office:value-type="float" office:value="438833035" calcext:value-type="float">
            <text:p>438833035</text:p>
          </table:table-cell>
          <table:table-cell office:value-type="float" office:value="888477847.333333" calcext:value-type="float">
            <text:p>888477847.333333</text:p>
          </table:table-cell>
          <table:table-cell/>
          <table:table-cell table:formula="of:=[.L99]/3400000000" office:value-type="float" office:value="0.0986208503921568" calcext:value-type="float">
            <text:p>0.0986208504</text:p>
          </table:table-cell>
          <table:table-cell table:formula="of:=[.M99]/3400000000" office:value-type="float" office:value="0.129068539705882" calcext:value-type="float">
            <text:p>0.1290685397</text:p>
          </table:table-cell>
          <table:table-cell table:formula="of:=[.N99]/3400000000" office:value-type="float" office:value="0.261317013921568" calcext:value-type="float">
            <text:p>0.2613170139</text:p>
          </table:table-cell>
          <table:table-cell table:number-columns-repeated="3"/>
          <table:table-cell office:value-type="float" office:value="0.0652115944" calcext:value-type="float">
            <text:p>0.0652115944</text:p>
          </table:table-cell>
          <table:table-cell table:number-columns-repeated="2"/>
          <table:table-cell table:formula="of:=[.G99]-[.V99]" office:value-type="float" office:value="0.0352294194529412" calcext:value-type="float">
            <text:p>0.0352294195</text:p>
          </table:table-cell>
          <table:table-cell table:formula="of:=[.H99]-[.V99]" office:value-type="float" office:value="0.0631982284431373" calcext:value-type="float">
            <text:p>0.0631982284</text:p>
          </table:table-cell>
          <table:table-cell table:formula="of:=[.I99]-[.V99]" office:value-type="float" office:value="0.169735329815686" calcext:value-type="float">
            <text:p>0.1697353298</text:p>
          </table:table-cell>
          <table:table-cell/>
          <table:table-cell table:formula="of:=[.P99]-[.V99]" office:value-type="float" office:value="0.0334092559921568" calcext:value-type="float">
            <text:p>0.033409256</text:p>
          </table:table-cell>
          <table:table-cell table:formula="of:=[.Q99]-[.V99]" office:value-type="float" office:value="0.0638569453058824" calcext:value-type="float">
            <text:p>0.0638569453</text:p>
          </table:table-cell>
          <table:table-cell table:formula="of:=[.R99]-[.V99]" office:value-type="float" office:value="0.196105419521569" calcext:value-type="float">
            <text:p>0.1961054195</text:p>
          </table:table-cell>
          <table:table-cell table:number-columns-repeated="3"/>
          <table:table-cell table:formula="of:=[.C99]/[.A99]" office:value-type="float" office:value="6.64651534216745" calcext:value-type="float">
            <text:p>6.6465153422</text:p>
          </table:table-cell>
          <table:table-cell table:formula="of:=[.D99]/[.A99]" office:value-type="float" office:value="8.49730428708654" calcext:value-type="float">
            <text:p>8.4973042871</text:p>
          </table:table-cell>
          <table:table-cell table:formula="of:=[.E99]/[.A99]" office:value-type="float" office:value="15.5472179789121" calcext:value-type="float">
            <text:p>15.5472179789</text:p>
          </table:table-cell>
          <table:table-cell/>
          <table:table-cell table:formula="of:=[.C99]/1000000" office:value-type="float" office:value="341.4994471" calcext:value-type="float">
            <text:p>341.4994471</text:p>
          </table:table-cell>
        </table:table-row>
        <table:table-row table:style-name="ro2">
          <table:table-cell table:formula="of:=[.A99]+524288" office:value-type="float" office:value="51904512" calcext:value-type="float">
            <text:p>51904512</text:p>
          </table:table-cell>
          <table:table-cell office:value-type="float" office:value="336848885" calcext:value-type="float">
            <text:p>336848885</text:p>
          </table:table-cell>
          <table:table-cell office:value-type="float" office:value="343073659.3" calcext:value-type="float">
            <text:p>343073659.3</text:p>
          </table:table-cell>
          <table:table-cell office:value-type="float" office:value="442687448" calcext:value-type="float">
            <text:p>442687448</text:p>
          </table:table-cell>
          <table:table-cell office:value-type="float" office:value="826573911" calcext:value-type="float">
            <text:p>826573911</text:p>
          </table:table-cell>
          <table:table-cell/>
          <table:table-cell table:formula="of:=[.C100]/3400000000" office:value-type="float" office:value="0.100904017441176" calcext:value-type="float">
            <text:p>0.1009040174</text:p>
          </table:table-cell>
          <table:table-cell table:formula="of:=[.D100]/3400000000" office:value-type="float" office:value="0.130202190588235" calcext:value-type="float">
            <text:p>0.1302021906</text:p>
          </table:table-cell>
          <table:table-cell table:formula="of:=[.E100]/3400000000" office:value-type="float" office:value="0.243109973823529" calcext:value-type="float">
            <text:p>0.2431099738</text:p>
          </table:table-cell>
          <table:table-cell table:number-columns-repeated="2"/>
          <table:table-cell office:value-type="float" office:value="338825905.333333" calcext:value-type="float">
            <text:p>338825905.333333</text:p>
          </table:table-cell>
          <table:table-cell office:value-type="float" office:value="445000783.666667" calcext:value-type="float">
            <text:p>445000783.666667</text:p>
          </table:table-cell>
          <table:table-cell office:value-type="float" office:value="908238384.666667" calcext:value-type="float">
            <text:p>908238384.666667</text:p>
          </table:table-cell>
          <table:table-cell/>
          <table:table-cell table:formula="of:=[.L100]/3400000000" office:value-type="float" office:value="0.0996546780392156" calcext:value-type="float">
            <text:p>0.099654678</text:p>
          </table:table-cell>
          <table:table-cell table:formula="of:=[.M100]/3400000000" office:value-type="float" office:value="0.130882583431373" calcext:value-type="float">
            <text:p>0.1308825834</text:p>
          </table:table-cell>
          <table:table-cell table:formula="of:=[.N100]/3400000000" office:value-type="float" office:value="0.267128936666667" calcext:value-type="float">
            <text:p>0.2671289367</text:p>
          </table:table-cell>
          <table:table-cell table:number-columns-repeated="3"/>
          <table:table-cell office:value-type="float" office:value="0.0654798851" calcext:value-type="float">
            <text:p>0.0654798851</text:p>
          </table:table-cell>
          <table:table-cell table:number-columns-repeated="2"/>
          <table:table-cell table:formula="of:=[.G100]-[.V100]" office:value-type="float" office:value="0.0354241323411765" calcext:value-type="float">
            <text:p>0.0354241323</text:p>
          </table:table-cell>
          <table:table-cell table:formula="of:=[.H100]-[.V100]" office:value-type="float" office:value="0.0647223054882353" calcext:value-type="float">
            <text:p>0.0647223055</text:p>
          </table:table-cell>
          <table:table-cell table:formula="of:=[.I100]-[.V100]" office:value-type="float" office:value="0.177630088723529" calcext:value-type="float">
            <text:p>0.1776300887</text:p>
          </table:table-cell>
          <table:table-cell/>
          <table:table-cell table:formula="of:=[.P100]-[.V100]" office:value-type="float" office:value="0.0341747929392156" calcext:value-type="float">
            <text:p>0.0341747929</text:p>
          </table:table-cell>
          <table:table-cell table:formula="of:=[.Q100]-[.V100]" office:value-type="float" office:value="0.0654026983313726" calcext:value-type="float">
            <text:p>0.0654026983</text:p>
          </table:table-cell>
          <table:table-cell table:formula="of:=[.R100]-[.V100]" office:value-type="float" office:value="0.201649051566667" calcext:value-type="float">
            <text:p>0.2016490516</text:p>
          </table:table-cell>
          <table:table-cell table:number-columns-repeated="3"/>
          <table:table-cell table:formula="of:=[.C100]/[.A100]" office:value-type="float" office:value="6.6097078284832" calcext:value-type="float">
            <text:p>6.6097078285</text:p>
          </table:table-cell>
          <table:table-cell table:formula="of:=[.D100]/[.A100]" office:value-type="float" office:value="8.52888180511166" calcext:value-type="float">
            <text:p>8.5288818051</text:p>
          </table:table-cell>
          <table:table-cell table:formula="of:=[.E100]/[.A100]" office:value-type="float" office:value="15.9248951420639" calcext:value-type="float">
            <text:p>15.9248951421</text:p>
          </table:table-cell>
          <table:table-cell/>
          <table:table-cell table:formula="of:=[.C100]/1000000" office:value-type="float" office:value="343.0736593" calcext:value-type="float">
            <text:p>343.0736593</text:p>
          </table:table-cell>
        </table:table-row>
        <table:table-row table:style-name="ro2">
          <table:table-cell table:formula="of:=[.A100]+524288" office:value-type="float" office:value="52428800" calcext:value-type="float">
            <text:p>52428800</text:p>
          </table:table-cell>
          <table:table-cell office:value-type="float" office:value="341566724.2" calcext:value-type="float">
            <text:p>341566724.2</text:p>
          </table:table-cell>
          <table:table-cell office:value-type="float" office:value="344355253.8" calcext:value-type="float">
            <text:p>344355253.8</text:p>
          </table:table-cell>
          <table:table-cell office:value-type="float" office:value="454192376.333333" calcext:value-type="float">
            <text:p>454192376.333333</text:p>
          </table:table-cell>
          <table:table-cell office:value-type="float" office:value="803449193.333333" calcext:value-type="float">
            <text:p>803449193.333333</text:p>
          </table:table-cell>
          <table:table-cell/>
          <table:table-cell table:formula="of:=[.C101]/3400000000" office:value-type="float" office:value="0.101280957" calcext:value-type="float">
            <text:p>0.101280957</text:p>
          </table:table-cell>
          <table:table-cell table:formula="of:=[.D101]/3400000000" office:value-type="float" office:value="0.133585993039216" calcext:value-type="float">
            <text:p>0.133585993</text:p>
          </table:table-cell>
          <table:table-cell table:formula="of:=[.E101]/3400000000" office:value-type="float" office:value="0.23630858627451" calcext:value-type="float">
            <text:p>0.2363085863</text:p>
          </table:table-cell>
          <table:table-cell table:number-columns-repeated="2"/>
          <table:table-cell office:value-type="float" office:value="340952912.333333" calcext:value-type="float">
            <text:p>340952912.333333</text:p>
          </table:table-cell>
          <table:table-cell office:value-type="float" office:value="445668901.666667" calcext:value-type="float">
            <text:p>445668901.666667</text:p>
          </table:table-cell>
          <table:table-cell office:value-type="float" office:value="909428618.666667" calcext:value-type="float">
            <text:p>909428618.666667</text:p>
          </table:table-cell>
          <table:table-cell/>
          <table:table-cell table:formula="of:=[.L101]/3400000000" office:value-type="float" office:value="0.100280268333333" calcext:value-type="float">
            <text:p>0.1002802683</text:p>
          </table:table-cell>
          <table:table-cell table:formula="of:=[.M101]/3400000000" office:value-type="float" office:value="0.13107908872549" calcext:value-type="float">
            <text:p>0.1310790887</text:p>
          </table:table-cell>
          <table:table-cell table:formula="of:=[.N101]/3400000000" office:value-type="float" office:value="0.267479005490196" calcext:value-type="float">
            <text:p>0.2674790055</text:p>
          </table:table-cell>
          <table:table-cell table:number-columns-repeated="3"/>
          <table:table-cell office:value-type="float" office:value="0.0663850589" calcext:value-type="float">
            <text:p>0.0663850589</text:p>
          </table:table-cell>
          <table:table-cell table:number-columns-repeated="2"/>
          <table:table-cell table:formula="of:=[.G101]-[.V101]" office:value-type="float" office:value="0.0348958981" calcext:value-type="float">
            <text:p>0.0348958981</text:p>
          </table:table-cell>
          <table:table-cell table:formula="of:=[.H101]-[.V101]" office:value-type="float" office:value="0.0672009341392156" calcext:value-type="float">
            <text:p>0.0672009341</text:p>
          </table:table-cell>
          <table:table-cell table:formula="of:=[.I101]-[.V101]" office:value-type="float" office:value="0.16992352737451" calcext:value-type="float">
            <text:p>0.1699235274</text:p>
          </table:table-cell>
          <table:table-cell/>
          <table:table-cell table:formula="of:=[.P101]-[.V101]" office:value-type="float" office:value="0.0338952094333332" calcext:value-type="float">
            <text:p>0.0338952094</text:p>
          </table:table-cell>
          <table:table-cell table:formula="of:=[.Q101]-[.V101]" office:value-type="float" office:value="0.0646940298254903" calcext:value-type="float">
            <text:p>0.0646940298</text:p>
          </table:table-cell>
          <table:table-cell table:formula="of:=[.R101]-[.V101]" office:value-type="float" office:value="0.201093946590196" calcext:value-type="float">
            <text:p>0.2010939466</text:p>
          </table:table-cell>
          <table:table-cell table:number-columns-repeated="3"/>
          <table:table-cell table:formula="of:=[.C101]/[.A101]" office:value-type="float" office:value="6.56805522537232" calcext:value-type="float">
            <text:p>6.5680552254</text:p>
          </table:table-cell>
          <table:table-cell table:formula="of:=[.D101]/[.A101]" office:value-type="float" office:value="8.66303208033243" calcext:value-type="float">
            <text:p>8.6630320803</text:p>
          </table:table-cell>
          <table:table-cell table:formula="of:=[.E101]/[.A101]" office:value-type="float" office:value="15.3245772043864" calcext:value-type="float">
            <text:p>15.3245772044</text:p>
          </table:table-cell>
          <table:table-cell/>
          <table:table-cell table:formula="of:=[.C101]/1000000" office:value-type="float" office:value="344.3552538" calcext:value-type="float">
            <text:p>344.3552538</text:p>
          </table:table-cell>
        </table:table-row>
        <table:table-row table:style-name="ro2">
          <table:table-cell table:formula="of:=[.A101]+524288" office:value-type="float" office:value="52953088" calcext:value-type="float">
            <text:p>52953088</text:p>
          </table:table-cell>
          <table:table-cell office:value-type="float" office:value="343205995.8" calcext:value-type="float">
            <text:p>343205995.8</text:p>
          </table:table-cell>
          <table:table-cell office:value-type="float" office:value="352672959.8" calcext:value-type="float">
            <text:p>352672959.8</text:p>
          </table:table-cell>
          <table:table-cell office:value-type="float" office:value="449103728.333333" calcext:value-type="float">
            <text:p>449103728.333333</text:p>
          </table:table-cell>
          <table:table-cell office:value-type="float" office:value="803973003.333333" calcext:value-type="float">
            <text:p>803973003.333333</text:p>
          </table:table-cell>
          <table:table-cell/>
          <table:table-cell table:formula="of:=[.C102]/3400000000" office:value-type="float" office:value="0.103727341117647" calcext:value-type="float">
            <text:p>0.1037273411</text:p>
          </table:table-cell>
          <table:table-cell table:formula="of:=[.D102]/3400000000" office:value-type="float" office:value="0.132089331862745" calcext:value-type="float">
            <text:p>0.1320893319</text:p>
          </table:table-cell>
          <table:table-cell table:formula="of:=[.E102]/3400000000" office:value-type="float" office:value="0.236462648039216" calcext:value-type="float">
            <text:p>0.236462648</text:p>
          </table:table-cell>
          <table:table-cell table:number-columns-repeated="2"/>
          <table:table-cell office:value-type="float" office:value="344949615.666667" calcext:value-type="float">
            <text:p>344949615.666667</text:p>
          </table:table-cell>
          <table:table-cell office:value-type="float" office:value="450065182.333333" calcext:value-type="float">
            <text:p>450065182.333333</text:p>
          </table:table-cell>
          <table:table-cell office:value-type="float" office:value="892422761.666667" calcext:value-type="float">
            <text:p>892422761.666667</text:p>
          </table:table-cell>
          <table:table-cell/>
          <table:table-cell table:formula="of:=[.L102]/3400000000" office:value-type="float" office:value="0.101455769313726" calcext:value-type="float">
            <text:p>0.1014557693</text:p>
          </table:table-cell>
          <table:table-cell table:formula="of:=[.M102]/3400000000" office:value-type="float" office:value="0.13237211245098" calcext:value-type="float">
            <text:p>0.1323721125</text:p>
          </table:table-cell>
          <table:table-cell table:formula="of:=[.N102]/3400000000" office:value-type="float" office:value="0.262477282843137" calcext:value-type="float">
            <text:p>0.2624772828</text:p>
          </table:table-cell>
          <table:table-cell table:number-columns-repeated="3"/>
          <table:table-cell office:value-type="float" office:value="0.0668683025" calcext:value-type="float">
            <text:p>0.0668683025</text:p>
          </table:table-cell>
          <table:table-cell table:number-columns-repeated="2"/>
          <table:table-cell table:formula="of:=[.G102]-[.V102]" office:value-type="float" office:value="0.0368590386176471" calcext:value-type="float">
            <text:p>0.0368590386</text:p>
          </table:table-cell>
          <table:table-cell table:formula="of:=[.H102]-[.V102]" office:value-type="float" office:value="0.065221029362745" calcext:value-type="float">
            <text:p>0.0652210294</text:p>
          </table:table-cell>
          <table:table-cell table:formula="of:=[.I102]-[.V102]" office:value-type="float" office:value="0.169594345539216" calcext:value-type="float">
            <text:p>0.1695943455</text:p>
          </table:table-cell>
          <table:table-cell/>
          <table:table-cell table:formula="of:=[.P102]-[.V102]" office:value-type="float" office:value="0.0345874668137256" calcext:value-type="float">
            <text:p>0.0345874668</text:p>
          </table:table-cell>
          <table:table-cell table:formula="of:=[.Q102]-[.V102]" office:value-type="float" office:value="0.0655038099509803" calcext:value-type="float">
            <text:p>0.06550381</text:p>
          </table:table-cell>
          <table:table-cell table:formula="of:=[.R102]-[.V102]" office:value-type="float" office:value="0.195608980343137" calcext:value-type="float">
            <text:p>0.1956089803</text:p>
          </table:table-cell>
          <table:table-cell table:number-columns-repeated="3"/>
          <table:table-cell table:formula="of:=[.C102]/[.A102]" office:value-type="float" office:value="6.66010185846008" calcext:value-type="float">
            <text:p>6.6601018585</text:p>
          </table:table-cell>
          <table:table-cell table:formula="of:=[.D102]/[.A102]" office:value-type="float" office:value="8.48116220027306" calcext:value-type="float">
            <text:p>8.4811622003</text:p>
          </table:table-cell>
          <table:table-cell table:formula="of:=[.E102]/[.A102]" office:value-type="float" office:value="15.1827406804554" calcext:value-type="float">
            <text:p>15.1827406805</text:p>
          </table:table-cell>
          <table:table-cell/>
          <table:table-cell table:formula="of:=[.C102]/1000000" office:value-type="float" office:value="352.6729598" calcext:value-type="float">
            <text:p>352.6729598</text:p>
          </table:table-cell>
        </table:table-row>
        <table:table-row table:style-name="ro2">
          <table:table-cell table:formula="of:=[.A102]+524288" office:value-type="float" office:value="53477376" calcext:value-type="float">
            <text:p>53477376</text:p>
          </table:table-cell>
          <table:table-cell office:value-type="float" office:value="349684881.3" calcext:value-type="float">
            <text:p>349684881.3</text:p>
          </table:table-cell>
          <table:table-cell office:value-type="float" office:value="349870538.7" calcext:value-type="float">
            <text:p>349870538.7</text:p>
          </table:table-cell>
          <table:table-cell office:value-type="float" office:value="452007949" calcext:value-type="float">
            <text:p>452007949</text:p>
          </table:table-cell>
          <table:table-cell office:value-type="float" office:value="786515254" calcext:value-type="float">
            <text:p>786515254</text:p>
          </table:table-cell>
          <table:table-cell/>
          <table:table-cell table:formula="of:=[.C103]/3400000000" office:value-type="float" office:value="0.102903099617647" calcext:value-type="float">
            <text:p>0.1029030996</text:p>
          </table:table-cell>
          <table:table-cell table:formula="of:=[.D103]/3400000000" office:value-type="float" office:value="0.132943514411765" calcext:value-type="float">
            <text:p>0.1329435144</text:p>
          </table:table-cell>
          <table:table-cell table:formula="of:=[.E103]/3400000000" office:value-type="float" office:value="0.231328015882353" calcext:value-type="float">
            <text:p>0.2313280159</text:p>
          </table:table-cell>
          <table:table-cell table:number-columns-repeated="2"/>
          <table:table-cell office:value-type="float" office:value="347688628.666667" calcext:value-type="float">
            <text:p>347688628.666667</text:p>
          </table:table-cell>
          <table:table-cell office:value-type="float" office:value="451790655.333333" calcext:value-type="float">
            <text:p>451790655.333333</text:p>
          </table:table-cell>
          <table:table-cell office:value-type="float" office:value="911186454" calcext:value-type="float">
            <text:p>911186454</text:p>
          </table:table-cell>
          <table:table-cell/>
          <table:table-cell table:formula="of:=[.L103]/3400000000" office:value-type="float" office:value="0.102261361372549" calcext:value-type="float">
            <text:p>0.1022613614</text:p>
          </table:table-cell>
          <table:table-cell table:formula="of:=[.M103]/3400000000" office:value-type="float" office:value="0.132879604509804" calcext:value-type="float">
            <text:p>0.1328796045</text:p>
          </table:table-cell>
          <table:table-cell table:formula="of:=[.N103]/3400000000" office:value-type="float" office:value="0.267996015882353" calcext:value-type="float">
            <text:p>0.2679960159</text:p>
          </table:table-cell>
          <table:table-cell table:number-columns-repeated="3"/>
          <table:table-cell office:value-type="float" office:value="0.0677996423" calcext:value-type="float">
            <text:p>0.0677996423</text:p>
          </table:table-cell>
          <table:table-cell table:number-columns-repeated="2"/>
          <table:table-cell table:formula="of:=[.G103]-[.V103]" office:value-type="float" office:value="0.0351034573176471" calcext:value-type="float">
            <text:p>0.0351034573</text:p>
          </table:table-cell>
          <table:table-cell table:formula="of:=[.H103]-[.V103]" office:value-type="float" office:value="0.0651438721117647" calcext:value-type="float">
            <text:p>0.0651438721</text:p>
          </table:table-cell>
          <table:table-cell table:formula="of:=[.I103]-[.V103]" office:value-type="float" office:value="0.163528373582353" calcext:value-type="float">
            <text:p>0.1635283736</text:p>
          </table:table-cell>
          <table:table-cell/>
          <table:table-cell table:formula="of:=[.P103]-[.V103]" office:value-type="float" office:value="0.0344617190725491" calcext:value-type="float">
            <text:p>0.0344617191</text:p>
          </table:table-cell>
          <table:table-cell table:formula="of:=[.Q103]-[.V103]" office:value-type="float" office:value="0.0650799622098038" calcext:value-type="float">
            <text:p>0.0650799622</text:p>
          </table:table-cell>
          <table:table-cell table:formula="of:=[.R103]-[.V103]" office:value-type="float" office:value="0.200196373582353" calcext:value-type="float">
            <text:p>0.2001963736</text:p>
          </table:table-cell>
          <table:table-cell table:number-columns-repeated="3"/>
          <table:table-cell table:formula="of:=[.C103]/[.A103]" office:value-type="float" office:value="6.54240287892959" calcext:value-type="float">
            <text:p>6.5424028789</text:p>
          </table:table-cell>
          <table:table-cell table:formula="of:=[.D103]/[.A103]" office:value-type="float" office:value="8.45232101515228" calcext:value-type="float">
            <text:p>8.4523210152</text:p>
          </table:table-cell>
          <table:table-cell table:formula="of:=[.E103]/[.A103]" office:value-type="float" office:value="14.7074391608145" calcext:value-type="float">
            <text:p>14.7074391608</text:p>
          </table:table-cell>
          <table:table-cell/>
          <table:table-cell table:formula="of:=[.C103]/1000000" office:value-type="float" office:value="349.8705387" calcext:value-type="float">
            <text:p>349.8705387</text:p>
          </table:table-cell>
        </table:table-row>
        <table:table-row table:style-name="ro2">
          <table:table-cell table:formula="of:=[.A103]+524288" office:value-type="float" office:value="54001664" calcext:value-type="float">
            <text:p>54001664</text:p>
          </table:table-cell>
          <table:table-cell office:value-type="float" office:value="349993297.8" calcext:value-type="float">
            <text:p>349993297.8</text:p>
          </table:table-cell>
          <table:table-cell office:value-type="float" office:value="350816516" calcext:value-type="float">
            <text:p>350816516</text:p>
          </table:table-cell>
          <table:table-cell office:value-type="float" office:value="456967307.666667" calcext:value-type="float">
            <text:p>456967307.666667</text:p>
          </table:table-cell>
          <table:table-cell office:value-type="float" office:value="830166844" calcext:value-type="float">
            <text:p>830166844</text:p>
          </table:table-cell>
          <table:table-cell/>
          <table:table-cell table:formula="of:=[.C104]/3400000000" office:value-type="float" office:value="0.103181328235294" calcext:value-type="float">
            <text:p>0.1031813282</text:p>
          </table:table-cell>
          <table:table-cell table:formula="of:=[.D104]/3400000000" office:value-type="float" office:value="0.134402149313726" calcext:value-type="float">
            <text:p>0.1344021493</text:p>
          </table:table-cell>
          <table:table-cell table:formula="of:=[.E104]/3400000000" office:value-type="float" office:value="0.244166718823529" calcext:value-type="float">
            <text:p>0.2441667188</text:p>
          </table:table-cell>
          <table:table-cell table:number-columns-repeated="2"/>
          <table:table-cell office:value-type="float" office:value="352073408.333333" calcext:value-type="float">
            <text:p>352073408.333333</text:p>
          </table:table-cell>
          <table:table-cell office:value-type="float" office:value="456566953.666667" calcext:value-type="float">
            <text:p>456566953.666667</text:p>
          </table:table-cell>
          <table:table-cell office:value-type="float" office:value="895739774.666667" calcext:value-type="float">
            <text:p>895739774.666667</text:p>
          </table:table-cell>
          <table:table-cell/>
          <table:table-cell table:formula="of:=[.L104]/3400000000" office:value-type="float" office:value="0.10355100245098" calcext:value-type="float">
            <text:p>0.1035510025</text:p>
          </table:table-cell>
          <table:table-cell table:formula="of:=[.M104]/3400000000" office:value-type="float" office:value="0.134284398137255" calcext:value-type="float">
            <text:p>0.1342843981</text:p>
          </table:table-cell>
          <table:table-cell table:formula="of:=[.N104]/3400000000" office:value-type="float" office:value="0.263452874901961" calcext:value-type="float">
            <text:p>0.2634528749</text:p>
          </table:table-cell>
          <table:table-cell table:number-columns-repeated="3"/>
          <table:table-cell office:value-type="float" office:value="0.068207217" calcext:value-type="float">
            <text:p>0.068207217</text:p>
          </table:table-cell>
          <table:table-cell table:number-columns-repeated="2"/>
          <table:table-cell table:formula="of:=[.G104]-[.V104]" office:value-type="float" office:value="0.0349741112352941" calcext:value-type="float">
            <text:p>0.0349741112</text:p>
          </table:table-cell>
          <table:table-cell table:formula="of:=[.H104]-[.V104]" office:value-type="float" office:value="0.0661949323137256" calcext:value-type="float">
            <text:p>0.0661949323</text:p>
          </table:table-cell>
          <table:table-cell table:formula="of:=[.I104]-[.V104]" office:value-type="float" office:value="0.175959501823529" calcext:value-type="float">
            <text:p>0.1759595018</text:p>
          </table:table-cell>
          <table:table-cell/>
          <table:table-cell table:formula="of:=[.P104]-[.V104]" office:value-type="float" office:value="0.0353437854509803" calcext:value-type="float">
            <text:p>0.0353437855</text:p>
          </table:table-cell>
          <table:table-cell table:formula="of:=[.Q104]-[.V104]" office:value-type="float" office:value="0.066077181137255" calcext:value-type="float">
            <text:p>0.0660771811</text:p>
          </table:table-cell>
          <table:table-cell table:formula="of:=[.R104]-[.V104]" office:value-type="float" office:value="0.195245657901961" calcext:value-type="float">
            <text:p>0.1952456579</text:p>
          </table:table-cell>
          <table:table-cell table:number-columns-repeated="3"/>
          <table:table-cell table:formula="of:=[.C104]/[.A104]" office:value-type="float" office:value="6.4964019627247" calcext:value-type="float">
            <text:p>6.4964019627</text:p>
          </table:table-cell>
          <table:table-cell table:formula="of:=[.D104]/[.A104]" office:value-type="float" office:value="8.46209679143715" calcext:value-type="float">
            <text:p>8.4620967914</text:p>
          </table:table-cell>
          <table:table-cell table:formula="of:=[.E104]/[.A104]" office:value-type="float" office:value="15.3729863583463" calcext:value-type="float">
            <text:p>15.3729863583</text:p>
          </table:table-cell>
          <table:table-cell/>
          <table:table-cell table:formula="of:=[.C104]/1000000" office:value-type="float" office:value="350.816516" calcext:value-type="float">
            <text:p>350.816516</text:p>
          </table:table-cell>
        </table:table-row>
        <table:table-row table:style-name="ro2">
          <table:table-cell table:formula="of:=[.A104]+524288" office:value-type="float" office:value="54525952" calcext:value-type="float">
            <text:p>54525952</text:p>
          </table:table-cell>
          <table:table-cell office:value-type="float" office:value="356509376.3" calcext:value-type="float">
            <text:p>356509376.3</text:p>
          </table:table-cell>
          <table:table-cell office:value-type="float" office:value="354482101" calcext:value-type="float">
            <text:p>354482101</text:p>
          </table:table-cell>
          <table:table-cell office:value-type="float" office:value="458816693.666667" calcext:value-type="float">
            <text:p>458816693.666667</text:p>
          </table:table-cell>
          <table:table-cell office:value-type="float" office:value="791277261.666667" calcext:value-type="float">
            <text:p>791277261.666667</text:p>
          </table:table-cell>
          <table:table-cell/>
          <table:table-cell table:formula="of:=[.C105]/3400000000" office:value-type="float" office:value="0.104259441470588" calcext:value-type="float">
            <text:p>0.1042594415</text:p>
          </table:table-cell>
          <table:table-cell table:formula="of:=[.D105]/3400000000" office:value-type="float" office:value="0.134946086372549" calcext:value-type="float">
            <text:p>0.1349460864</text:p>
          </table:table-cell>
          <table:table-cell table:formula="of:=[.E105]/3400000000" office:value-type="float" office:value="0.232728606372549" calcext:value-type="float">
            <text:p>0.2327286064</text:p>
          </table:table-cell>
          <table:table-cell table:number-columns-repeated="2"/>
          <table:table-cell office:value-type="float" office:value="353026171" calcext:value-type="float">
            <text:p>353026171</text:p>
          </table:table-cell>
          <table:table-cell office:value-type="float" office:value="457437855" calcext:value-type="float">
            <text:p>457437855</text:p>
          </table:table-cell>
          <table:table-cell office:value-type="float" office:value="928206010.666667" calcext:value-type="float">
            <text:p>928206010.666667</text:p>
          </table:table-cell>
          <table:table-cell/>
          <table:table-cell table:formula="of:=[.L105]/3400000000" office:value-type="float" office:value="0.103831226764706" calcext:value-type="float">
            <text:p>0.1038312268</text:p>
          </table:table-cell>
          <table:table-cell table:formula="of:=[.M105]/3400000000" office:value-type="float" office:value="0.134540545588235" calcext:value-type="float">
            <text:p>0.1345405456</text:p>
          </table:table-cell>
          <table:table-cell table:formula="of:=[.N105]/3400000000" office:value-type="float" office:value="0.273001767843137" calcext:value-type="float">
            <text:p>0.2730017678</text:p>
          </table:table-cell>
          <table:table-cell table:number-columns-repeated="3"/>
          <table:table-cell office:value-type="float" office:value="0.0686602246" calcext:value-type="float">
            <text:p>0.0686602246</text:p>
          </table:table-cell>
          <table:table-cell table:number-columns-repeated="2"/>
          <table:table-cell table:formula="of:=[.G105]-[.V105]" office:value-type="float" office:value="0.0355992168705882" calcext:value-type="float">
            <text:p>0.0355992169</text:p>
          </table:table-cell>
          <table:table-cell table:formula="of:=[.H105]-[.V105]" office:value-type="float" office:value="0.0662858617725491" calcext:value-type="float">
            <text:p>0.0662858618</text:p>
          </table:table-cell>
          <table:table-cell table:formula="of:=[.I105]-[.V105]" office:value-type="float" office:value="0.164068381772549" calcext:value-type="float">
            <text:p>0.1640683818</text:p>
          </table:table-cell>
          <table:table-cell/>
          <table:table-cell table:formula="of:=[.P105]-[.V105]" office:value-type="float" office:value="0.0351710021647059" calcext:value-type="float">
            <text:p>0.0351710022</text:p>
          </table:table-cell>
          <table:table-cell table:formula="of:=[.Q105]-[.V105]" office:value-type="float" office:value="0.0658803209882353" calcext:value-type="float">
            <text:p>0.065880321</text:p>
          </table:table-cell>
          <table:table-cell table:formula="of:=[.R105]-[.V105]" office:value-type="float" office:value="0.204341543243137" calcext:value-type="float">
            <text:p>0.2043415432</text:p>
          </table:table-cell>
          <table:table-cell table:number-columns-repeated="3"/>
          <table:table-cell table:formula="of:=[.C105]/[.A105]" office:value-type="float" office:value="6.50116298748897" calcext:value-type="float">
            <text:p>6.5011629875</text:p>
          </table:table-cell>
          <table:table-cell table:formula="of:=[.D105]/[.A105]" office:value-type="float" office:value="8.4146480132372" calcext:value-type="float">
            <text:p>8.4146480132</text:p>
          </table:table-cell>
          <table:table-cell table:formula="of:=[.E105]/[.A105]" office:value-type="float" office:value="14.5119384924571" calcext:value-type="float">
            <text:p>14.5119384925</text:p>
          </table:table-cell>
          <table:table-cell/>
          <table:table-cell table:formula="of:=[.C105]/1000000" office:value-type="float" office:value="354.482101" calcext:value-type="float">
            <text:p>354.482101</text:p>
          </table:table-cell>
        </table:table-row>
        <table:table-row table:style-name="ro2">
          <table:table-cell table:formula="of:=[.A105]+524288" office:value-type="float" office:value="55050240" calcext:value-type="float">
            <text:p>55050240</text:p>
          </table:table-cell>
          <table:table-cell office:value-type="float" office:value="358381717.4" calcext:value-type="float">
            <text:p>358381717.4</text:p>
          </table:table-cell>
          <table:table-cell office:value-type="float" office:value="358892933.1" calcext:value-type="float">
            <text:p>358892933.1</text:p>
          </table:table-cell>
          <table:table-cell office:value-type="float" office:value="468186863.666667" calcext:value-type="float">
            <text:p>468186863.666667</text:p>
          </table:table-cell>
          <table:table-cell office:value-type="float" office:value="812243260" calcext:value-type="float">
            <text:p>812243260</text:p>
          </table:table-cell>
          <table:table-cell/>
          <table:table-cell table:formula="of:=[.C106]/3400000000" office:value-type="float" office:value="0.105556745029412" calcext:value-type="float">
            <text:p>0.105556745</text:p>
          </table:table-cell>
          <table:table-cell table:formula="of:=[.D106]/3400000000" office:value-type="float" office:value="0.13770201872549" calcext:value-type="float">
            <text:p>0.1377020187</text:p>
          </table:table-cell>
          <table:table-cell table:formula="of:=[.E106]/3400000000" office:value-type="float" office:value="0.238895076470588" calcext:value-type="float">
            <text:p>0.2388950765</text:p>
          </table:table-cell>
          <table:table-cell table:number-columns-repeated="2"/>
          <table:table-cell office:value-type="float" office:value="360996714.333333" calcext:value-type="float">
            <text:p>360996714.333333</text:p>
          </table:table-cell>
          <table:table-cell office:value-type="float" office:value="463818797.333333" calcext:value-type="float">
            <text:p>463818797.333333</text:p>
          </table:table-cell>
          <table:table-cell office:value-type="float" office:value="921732530.666667" calcext:value-type="float">
            <text:p>921732530.666667</text:p>
          </table:table-cell>
          <table:table-cell/>
          <table:table-cell table:formula="of:=[.L106]/3400000000" office:value-type="float" office:value="0.106175504215686" calcext:value-type="float">
            <text:p>0.1061755042</text:p>
          </table:table-cell>
          <table:table-cell table:formula="of:=[.M106]/3400000000" office:value-type="float" office:value="0.136417293333333" calcext:value-type="float">
            <text:p>0.1364172933</text:p>
          </table:table-cell>
          <table:table-cell table:formula="of:=[.N106]/3400000000" office:value-type="float" office:value="0.271097803137255" calcext:value-type="float">
            <text:p>0.2710978031</text:p>
          </table:table-cell>
          <table:table-cell table:number-columns-repeated="3"/>
          <table:table-cell office:value-type="float" office:value="0.0696621515" calcext:value-type="float">
            <text:p>0.0696621515</text:p>
          </table:table-cell>
          <table:table-cell table:number-columns-repeated="2"/>
          <table:table-cell table:formula="of:=[.G106]-[.V106]" office:value-type="float" office:value="0.0358945935294118" calcext:value-type="float">
            <text:p>0.0358945935</text:p>
          </table:table-cell>
          <table:table-cell table:formula="of:=[.H106]-[.V106]" office:value-type="float" office:value="0.0680398672254903" calcext:value-type="float">
            <text:p>0.0680398672</text:p>
          </table:table-cell>
          <table:table-cell table:formula="of:=[.I106]-[.V106]" office:value-type="float" office:value="0.169232924970588" calcext:value-type="float">
            <text:p>0.169232925</text:p>
          </table:table-cell>
          <table:table-cell/>
          <table:table-cell table:formula="of:=[.P106]-[.V106]" office:value-type="float" office:value="0.0365133527156862" calcext:value-type="float">
            <text:p>0.0365133527</text:p>
          </table:table-cell>
          <table:table-cell table:formula="of:=[.Q106]-[.V106]" office:value-type="float" office:value="0.0667551418333332" calcext:value-type="float">
            <text:p>0.0667551418</text:p>
          </table:table-cell>
          <table:table-cell table:formula="of:=[.R106]-[.V106]" office:value-type="float" office:value="0.201435651637255" calcext:value-type="float">
            <text:p>0.2014356516</text:p>
          </table:table-cell>
          <table:table-cell table:number-columns-repeated="3"/>
          <table:table-cell table:formula="of:=[.C106]/[.A106]" office:value-type="float" office:value="6.51937090737479" calcext:value-type="float">
            <text:p>6.5193709074</text:p>
          </table:table-cell>
          <table:table-cell table:formula="of:=[.D106]/[.A106]" office:value-type="float" office:value="8.50471975538466" calcext:value-type="float">
            <text:p>8.5047197554</text:p>
          </table:table-cell>
          <table:table-cell table:formula="of:=[.E106]/[.A106]" office:value-type="float" office:value="14.7545816330683" calcext:value-type="float">
            <text:p>14.7545816331</text:p>
          </table:table-cell>
          <table:table-cell/>
          <table:table-cell table:formula="of:=[.C106]/1000000" office:value-type="float" office:value="358.8929331" calcext:value-type="float">
            <text:p>358.8929331</text:p>
          </table:table-cell>
        </table:table-row>
        <table:table-row table:style-name="ro2">
          <table:table-cell table:formula="of:=[.A106]+524288" office:value-type="float" office:value="55574528" calcext:value-type="float">
            <text:p>55574528</text:p>
          </table:table-cell>
          <table:table-cell office:value-type="float" office:value="364029459.8" calcext:value-type="float">
            <text:p>364029459.8</text:p>
          </table:table-cell>
          <table:table-cell office:value-type="float" office:value="371548840.4" calcext:value-type="float">
            <text:p>371548840.4</text:p>
          </table:table-cell>
          <table:table-cell office:value-type="float" office:value="492388168" calcext:value-type="float">
            <text:p>492388168</text:p>
          </table:table-cell>
          <table:table-cell office:value-type="float" office:value="813935475" calcext:value-type="float">
            <text:p>813935475</text:p>
          </table:table-cell>
          <table:table-cell/>
          <table:table-cell table:formula="of:=[.C107]/3400000000" office:value-type="float" office:value="0.109279070705882" calcext:value-type="float">
            <text:p>0.1092790707</text:p>
          </table:table-cell>
          <table:table-cell table:formula="of:=[.D107]/3400000000" office:value-type="float" office:value="0.144820049411765" calcext:value-type="float">
            <text:p>0.1448200494</text:p>
          </table:table-cell>
          <table:table-cell table:formula="of:=[.E107]/3400000000" office:value-type="float" office:value="0.239392786764706" calcext:value-type="float">
            <text:p>0.2393927868</text:p>
          </table:table-cell>
          <table:table-cell table:number-columns-repeated="2"/>
          <table:table-cell office:value-type="float" office:value="361957709.333333" calcext:value-type="float">
            <text:p>361957709.333333</text:p>
          </table:table-cell>
          <table:table-cell office:value-type="float" office:value="466826105" calcext:value-type="float">
            <text:p>466826105</text:p>
          </table:table-cell>
          <table:table-cell office:value-type="float" office:value="921550726.333333" calcext:value-type="float">
            <text:p>921550726.333333</text:p>
          </table:table-cell>
          <table:table-cell/>
          <table:table-cell table:formula="of:=[.L107]/3400000000" office:value-type="float" office:value="0.106458149803921" calcext:value-type="float">
            <text:p>0.1064581498</text:p>
          </table:table-cell>
          <table:table-cell table:formula="of:=[.M107]/3400000000" office:value-type="float" office:value="0.137301795588235" calcext:value-type="float">
            <text:p>0.1373017956</text:p>
          </table:table-cell>
          <table:table-cell table:formula="of:=[.N107]/3400000000" office:value-type="float" office:value="0.27104433127451" calcext:value-type="float">
            <text:p>0.2710443313</text:p>
          </table:table-cell>
          <table:table-cell table:number-columns-repeated="3"/>
          <table:table-cell office:value-type="float" office:value="0.070558792" calcext:value-type="float">
            <text:p>0.070558792</text:p>
          </table:table-cell>
          <table:table-cell table:number-columns-repeated="2"/>
          <table:table-cell table:formula="of:=[.G107]-[.V107]" office:value-type="float" office:value="0.0387202787058823" calcext:value-type="float">
            <text:p>0.0387202787</text:p>
          </table:table-cell>
          <table:table-cell table:formula="of:=[.H107]-[.V107]" office:value-type="float" office:value="0.0742612574117647" calcext:value-type="float">
            <text:p>0.0742612574</text:p>
          </table:table-cell>
          <table:table-cell table:formula="of:=[.I107]-[.V107]" office:value-type="float" office:value="0.168833994764706" calcext:value-type="float">
            <text:p>0.1688339948</text:p>
          </table:table-cell>
          <table:table-cell/>
          <table:table-cell table:formula="of:=[.P107]-[.V107]" office:value-type="float" office:value="0.0358993578039215" calcext:value-type="float">
            <text:p>0.0358993578</text:p>
          </table:table-cell>
          <table:table-cell table:formula="of:=[.Q107]-[.V107]" office:value-type="float" office:value="0.0667430035882353" calcext:value-type="float">
            <text:p>0.0667430036</text:p>
          </table:table-cell>
          <table:table-cell table:formula="of:=[.R107]-[.V107]" office:value-type="float" office:value="0.20048553927451" calcext:value-type="float">
            <text:p>0.2004855393</text:p>
          </table:table-cell>
          <table:table-cell table:number-columns-repeated="3"/>
          <table:table-cell table:formula="of:=[.C107]/[.A107]" office:value-type="float" office:value="6.68559596943405" calcext:value-type="float">
            <text:p>6.6855959694</text:p>
          </table:table-cell>
          <table:table-cell table:formula="of:=[.D107]/[.A107]" office:value-type="float" office:value="8.85996131177219" calcext:value-type="float">
            <text:p>8.8599613118</text:p>
          </table:table-cell>
          <table:table-cell table:formula="of:=[.E107]/[.A107]" office:value-type="float" office:value="14.6458369381023" calcext:value-type="float">
            <text:p>14.6458369381</text:p>
          </table:table-cell>
          <table:table-cell/>
          <table:table-cell table:formula="of:=[.C107]/1000000" office:value-type="float" office:value="371.5488404" calcext:value-type="float">
            <text:p>371.5488404</text:p>
          </table:table-cell>
        </table:table-row>
        <table:table-row table:style-name="ro2">
          <table:table-cell table:formula="of:=[.A107]+524288" office:value-type="float" office:value="56098816" calcext:value-type="float">
            <text:p>56098816</text:p>
          </table:table-cell>
          <table:table-cell office:value-type="float" office:value="365009524.4" calcext:value-type="float">
            <text:p>365009524.4</text:p>
          </table:table-cell>
          <table:table-cell office:value-type="float" office:value="365267742.7" calcext:value-type="float">
            <text:p>365267742.7</text:p>
          </table:table-cell>
          <table:table-cell office:value-type="float" office:value="475660080.333333" calcext:value-type="float">
            <text:p>475660080.333333</text:p>
          </table:table-cell>
          <table:table-cell office:value-type="float" office:value="817173488.666667" calcext:value-type="float">
            <text:p>817173488.666667</text:p>
          </table:table-cell>
          <table:table-cell/>
          <table:table-cell table:formula="of:=[.C108]/3400000000" office:value-type="float" office:value="0.107431689029412" calcext:value-type="float">
            <text:p>0.107431689</text:p>
          </table:table-cell>
          <table:table-cell table:formula="of:=[.D108]/3400000000" office:value-type="float" office:value="0.139900023627451" calcext:value-type="float">
            <text:p>0.1399000236</text:p>
          </table:table-cell>
          <table:table-cell table:formula="of:=[.E108]/3400000000" office:value-type="float" office:value="0.24034514372549" calcext:value-type="float">
            <text:p>0.2403451437</text:p>
          </table:table-cell>
          <table:table-cell table:number-columns-repeated="2"/>
          <table:table-cell office:value-type="float" office:value="365216919.333333" calcext:value-type="float">
            <text:p>365216919.333333</text:p>
          </table:table-cell>
          <table:table-cell office:value-type="float" office:value="474320583.666667" calcext:value-type="float">
            <text:p>474320583.666667</text:p>
          </table:table-cell>
          <table:table-cell office:value-type="float" office:value="921612723.333333" calcext:value-type="float">
            <text:p>921612723.333333</text:p>
          </table:table-cell>
          <table:table-cell/>
          <table:table-cell table:formula="of:=[.L108]/3400000000" office:value-type="float" office:value="0.107416740980392" calcext:value-type="float">
            <text:p>0.107416741</text:p>
          </table:table-cell>
          <table:table-cell table:formula="of:=[.M108]/3400000000" office:value-type="float" office:value="0.139506054019608" calcext:value-type="float">
            <text:p>0.139506054</text:p>
          </table:table-cell>
          <table:table-cell table:formula="of:=[.N108]/3400000000" office:value-type="float" office:value="0.271062565686274" calcext:value-type="float">
            <text:p>0.2710625657</text:p>
          </table:table-cell>
          <table:table-cell table:number-columns-repeated="3"/>
          <table:table-cell office:value-type="float" office:value="0.0708569284" calcext:value-type="float">
            <text:p>0.0708569284</text:p>
          </table:table-cell>
          <table:table-cell table:number-columns-repeated="2"/>
          <table:table-cell table:formula="of:=[.G108]-[.V108]" office:value-type="float" office:value="0.0365747606294118" calcext:value-type="float">
            <text:p>0.0365747606</text:p>
          </table:table-cell>
          <table:table-cell table:formula="of:=[.H108]-[.V108]" office:value-type="float" office:value="0.0690430952274509" calcext:value-type="float">
            <text:p>0.0690430952</text:p>
          </table:table-cell>
          <table:table-cell table:formula="of:=[.I108]-[.V108]" office:value-type="float" office:value="0.16948821532549" calcext:value-type="float">
            <text:p>0.1694882153</text:p>
          </table:table-cell>
          <table:table-cell/>
          <table:table-cell table:formula="of:=[.P108]-[.V108]" office:value-type="float" office:value="0.0365598125803921" calcext:value-type="float">
            <text:p>0.0365598126</text:p>
          </table:table-cell>
          <table:table-cell table:formula="of:=[.Q108]-[.V108]" office:value-type="float" office:value="0.0686491256196079" calcext:value-type="float">
            <text:p>0.0686491256</text:p>
          </table:table-cell>
          <table:table-cell table:formula="of:=[.R108]-[.V108]" office:value-type="float" office:value="0.200205637286274" calcext:value-type="float">
            <text:p>0.2002056373</text:p>
          </table:table-cell>
          <table:table-cell table:number-columns-repeated="3"/>
          <table:table-cell table:formula="of:=[.C108]/[.A108]" office:value-type="float" office:value="6.5111488752276" calcext:value-type="float">
            <text:p>6.5111488752</text:p>
          </table:table-cell>
          <table:table-cell table:formula="of:=[.D108]/[.A108]" office:value-type="float" office:value="8.47896826081558" calcext:value-type="float">
            <text:p>8.4789682608</text:p>
          </table:table-cell>
          <table:table-cell table:formula="of:=[.E108]/[.A108]" office:value-type="float" office:value="14.5666797792429" calcext:value-type="float">
            <text:p>14.5666797792</text:p>
          </table:table-cell>
          <table:table-cell/>
          <table:table-cell table:formula="of:=[.C108]/1000000" office:value-type="float" office:value="365.2677427" calcext:value-type="float">
            <text:p>365.2677427</text:p>
          </table:table-cell>
        </table:table-row>
        <table:table-row table:style-name="ro2">
          <table:table-cell table:formula="of:=[.A108]+524288" office:value-type="float" office:value="56623104" calcext:value-type="float">
            <text:p>56623104</text:p>
          </table:table-cell>
          <table:table-cell office:value-type="float" office:value="370617955" calcext:value-type="float">
            <text:p>370617955</text:p>
          </table:table-cell>
          <table:table-cell office:value-type="float" office:value="367882471.4" calcext:value-type="float">
            <text:p>367882471.4</text:p>
          </table:table-cell>
          <table:table-cell office:value-type="float" office:value="471318407.333333" calcext:value-type="float">
            <text:p>471318407.333333</text:p>
          </table:table-cell>
          <table:table-cell office:value-type="float" office:value="809381199.333333" calcext:value-type="float">
            <text:p>809381199.333333</text:p>
          </table:table-cell>
          <table:table-cell/>
          <table:table-cell table:formula="of:=[.C109]/3400000000" office:value-type="float" office:value="0.108200726882353" calcext:value-type="float">
            <text:p>0.1082007269</text:p>
          </table:table-cell>
          <table:table-cell table:formula="of:=[.D109]/3400000000" office:value-type="float" office:value="0.138623060980392" calcext:value-type="float">
            <text:p>0.138623061</text:p>
          </table:table-cell>
          <table:table-cell table:formula="of:=[.E109]/3400000000" office:value-type="float" office:value="0.238053293921569" calcext:value-type="float">
            <text:p>0.2380532939</text:p>
          </table:table-cell>
          <table:table-cell table:number-columns-repeated="2"/>
          <table:table-cell office:value-type="float" office:value="369409235" calcext:value-type="float">
            <text:p>369409235</text:p>
          </table:table-cell>
          <table:table-cell office:value-type="float" office:value="472833581" calcext:value-type="float">
            <text:p>472833581</text:p>
          </table:table-cell>
          <table:table-cell office:value-type="float" office:value="917351709.666667" calcext:value-type="float">
            <text:p>917351709.666667</text:p>
          </table:table-cell>
          <table:table-cell/>
          <table:table-cell table:formula="of:=[.L109]/3400000000" office:value-type="float" office:value="0.108649775" calcext:value-type="float">
            <text:p>0.108649775</text:p>
          </table:table-cell>
          <table:table-cell table:formula="of:=[.M109]/3400000000" office:value-type="float" office:value="0.139068700294118" calcext:value-type="float">
            <text:p>0.1390687003</text:p>
          </table:table-cell>
          <table:table-cell table:formula="of:=[.N109]/3400000000" office:value-type="float" office:value="0.269809326372549" calcext:value-type="float">
            <text:p>0.2698093264</text:p>
          </table:table-cell>
          <table:table-cell table:number-columns-repeated="3"/>
          <table:table-cell office:value-type="float" office:value="0.0713101699" calcext:value-type="float">
            <text:p>0.0713101699</text:p>
          </table:table-cell>
          <table:table-cell table:number-columns-repeated="2"/>
          <table:table-cell table:formula="of:=[.G109]-[.V109]" office:value-type="float" office:value="0.0368905569823529" calcext:value-type="float">
            <text:p>0.036890557</text:p>
          </table:table-cell>
          <table:table-cell table:formula="of:=[.H109]-[.V109]" office:value-type="float" office:value="0.0673128910803921" calcext:value-type="float">
            <text:p>0.0673128911</text:p>
          </table:table-cell>
          <table:table-cell table:formula="of:=[.I109]-[.V109]" office:value-type="float" office:value="0.166743124021569" calcext:value-type="float">
            <text:p>0.166743124</text:p>
          </table:table-cell>
          <table:table-cell/>
          <table:table-cell table:formula="of:=[.P109]-[.V109]" office:value-type="float" office:value="0.0373396051" calcext:value-type="float">
            <text:p>0.0373396051</text:p>
          </table:table-cell>
          <table:table-cell table:formula="of:=[.Q109]-[.V109]" office:value-type="float" office:value="0.0677585303941176" calcext:value-type="float">
            <text:p>0.0677585304</text:p>
          </table:table-cell>
          <table:table-cell table:formula="of:=[.R109]-[.V109]" office:value-type="float" office:value="0.198499156472549" calcext:value-type="float">
            <text:p>0.1984991565</text:p>
          </table:table-cell>
          <table:table-cell table:number-columns-repeated="3"/>
          <table:table-cell table:formula="of:=[.C109]/[.A109]" office:value-type="float" office:value="6.49703823018957" calcext:value-type="float">
            <text:p>6.4970382302</text:p>
          </table:table-cell>
          <table:table-cell table:formula="of:=[.D109]/[.A109]" office:value-type="float" office:value="8.3237825911722" calcext:value-type="float">
            <text:p>8.3237825912</text:p>
          </table:table-cell>
          <table:table-cell table:formula="of:=[.E109]/[.A109]" office:value-type="float" office:value="14.2941863330794" calcext:value-type="float">
            <text:p>14.2941863331</text:p>
          </table:table-cell>
          <table:table-cell/>
          <table:table-cell table:formula="of:=[.C109]/1000000" office:value-type="float" office:value="367.8824714" calcext:value-type="float">
            <text:p>367.8824714</text:p>
          </table:table-cell>
        </table:table-row>
        <table:table-row table:style-name="ro2">
          <table:table-cell table:formula="of:=[.A109]+524288" office:value-type="float" office:value="57147392" calcext:value-type="float">
            <text:p>57147392</text:p>
          </table:table-cell>
          <table:table-cell office:value-type="float" office:value="370597368.2" calcext:value-type="float">
            <text:p>370597368.2</text:p>
          </table:table-cell>
          <table:table-cell office:value-type="float" office:value="401412095.5" calcext:value-type="float">
            <text:p>401412095.5</text:p>
          </table:table-cell>
          <table:table-cell office:value-type="float" office:value="474878179.666667" calcext:value-type="float">
            <text:p>474878179.666667</text:p>
          </table:table-cell>
          <table:table-cell office:value-type="float" office:value="799560897.666667" calcext:value-type="float">
            <text:p>799560897.666667</text:p>
          </table:table-cell>
          <table:table-cell/>
          <table:table-cell table:formula="of:=[.C110]/3400000000" office:value-type="float" office:value="0.118062381029412" calcext:value-type="float">
            <text:p>0.118062381</text:p>
          </table:table-cell>
          <table:table-cell table:formula="of:=[.D110]/3400000000" office:value-type="float" office:value="0.139670052843137" calcext:value-type="float">
            <text:p>0.1396700528</text:p>
          </table:table-cell>
          <table:table-cell table:formula="of:=[.E110]/3400000000" office:value-type="float" office:value="0.235164969901961" calcext:value-type="float">
            <text:p>0.2351649699</text:p>
          </table:table-cell>
          <table:table-cell table:number-columns-repeated="2"/>
          <table:table-cell office:value-type="float" office:value="373055197.333333" calcext:value-type="float">
            <text:p>373055197.333333</text:p>
          </table:table-cell>
          <table:table-cell office:value-type="float" office:value="474929862.333333" calcext:value-type="float">
            <text:p>474929862.333333</text:p>
          </table:table-cell>
          <table:table-cell office:value-type="float" office:value="931326372.333333" calcext:value-type="float">
            <text:p>931326372.333333</text:p>
          </table:table-cell>
          <table:table-cell/>
          <table:table-cell table:formula="of:=[.L110]/3400000000" office:value-type="float" office:value="0.109722116862745" calcext:value-type="float">
            <text:p>0.1097221169</text:p>
          </table:table-cell>
          <table:table-cell table:formula="of:=[.M110]/3400000000" office:value-type="float" office:value="0.139685253627451" calcext:value-type="float">
            <text:p>0.1396852536</text:p>
          </table:table-cell>
          <table:table-cell table:formula="of:=[.N110]/3400000000" office:value-type="float" office:value="0.27391952127451" calcext:value-type="float">
            <text:p>0.2739195213</text:p>
          </table:table-cell>
          <table:table-cell table:number-columns-repeated="3"/>
          <table:table-cell office:value-type="float" office:value="0.072044775" calcext:value-type="float">
            <text:p>0.072044775</text:p>
          </table:table-cell>
          <table:table-cell table:number-columns-repeated="2"/>
          <table:table-cell table:formula="of:=[.G110]-[.V110]" office:value-type="float" office:value="0.0460176060294118" calcext:value-type="float">
            <text:p>0.046017606</text:p>
          </table:table-cell>
          <table:table-cell table:formula="of:=[.H110]-[.V110]" office:value-type="float" office:value="0.0676252778431373" calcext:value-type="float">
            <text:p>0.0676252778</text:p>
          </table:table-cell>
          <table:table-cell table:formula="of:=[.I110]-[.V110]" office:value-type="float" office:value="0.163120194901961" calcext:value-type="float">
            <text:p>0.1631201949</text:p>
          </table:table-cell>
          <table:table-cell/>
          <table:table-cell table:formula="of:=[.P110]-[.V110]" office:value-type="float" office:value="0.037677341862745" calcext:value-type="float">
            <text:p>0.0376773419</text:p>
          </table:table-cell>
          <table:table-cell table:formula="of:=[.Q110]-[.V110]" office:value-type="float" office:value="0.0676404786274509" calcext:value-type="float">
            <text:p>0.0676404786</text:p>
          </table:table-cell>
          <table:table-cell table:formula="of:=[.R110]-[.V110]" office:value-type="float" office:value="0.20187474627451" calcext:value-type="float">
            <text:p>0.2018747463</text:p>
          </table:table-cell>
          <table:table-cell table:number-columns-repeated="3"/>
          <table:table-cell table:formula="of:=[.C110]/[.A110]" office:value-type="float" office:value="7.02415423436996" calcext:value-type="float">
            <text:p>7.0241542344</text:p>
          </table:table-cell>
          <table:table-cell table:formula="of:=[.D110]/[.A110]" office:value-type="float" office:value="8.30970868568538" calcext:value-type="float">
            <text:p>8.3097086857</text:p>
          </table:table-cell>
          <table:table-cell table:formula="of:=[.E110]/[.A110]" office:value-type="float" office:value="13.9912053671087" calcext:value-type="float">
            <text:p>13.9912053671</text:p>
          </table:table-cell>
          <table:table-cell/>
          <table:table-cell table:formula="of:=[.C110]/1000000" office:value-type="float" office:value="401.4120955" calcext:value-type="float">
            <text:p>401.4120955</text:p>
          </table:table-cell>
        </table:table-row>
        <table:table-row table:style-name="ro2">
          <table:table-cell table:formula="of:=[.A110]+524288" office:value-type="float" office:value="57671680" calcext:value-type="float">
            <text:p>57671680</text:p>
          </table:table-cell>
          <table:table-cell office:value-type="float" office:value="377172960.9" calcext:value-type="float">
            <text:p>377172960.9</text:p>
          </table:table-cell>
          <table:table-cell office:value-type="float" office:value="393006150" calcext:value-type="float">
            <text:p>393006150</text:p>
          </table:table-cell>
          <table:table-cell office:value-type="float" office:value="476842162" calcext:value-type="float">
            <text:p>476842162</text:p>
          </table:table-cell>
          <table:table-cell office:value-type="float" office:value="814113236" calcext:value-type="float">
            <text:p>814113236</text:p>
          </table:table-cell>
          <table:table-cell/>
          <table:table-cell table:formula="of:=[.C111]/3400000000" office:value-type="float" office:value="0.115590044117647" calcext:value-type="float">
            <text:p>0.1155900441</text:p>
          </table:table-cell>
          <table:table-cell table:formula="of:=[.D111]/3400000000" office:value-type="float" office:value="0.140247694705882" calcext:value-type="float">
            <text:p>0.1402476947</text:p>
          </table:table-cell>
          <table:table-cell table:formula="of:=[.E111]/3400000000" office:value-type="float" office:value="0.239445069411765" calcext:value-type="float">
            <text:p>0.2394450694</text:p>
          </table:table-cell>
          <table:table-cell table:number-columns-repeated="2"/>
          <table:table-cell office:value-type="float" office:value="377281913" calcext:value-type="float">
            <text:p>377281913</text:p>
          </table:table-cell>
          <table:table-cell office:value-type="float" office:value="482115530.666667" calcext:value-type="float">
            <text:p>482115530.666667</text:p>
          </table:table-cell>
          <table:table-cell office:value-type="float" office:value="925364104" calcext:value-type="float">
            <text:p>925364104</text:p>
          </table:table-cell>
          <table:table-cell/>
          <table:table-cell table:formula="of:=[.L111]/3400000000" office:value-type="float" office:value="0.110965268529412" calcext:value-type="float">
            <text:p>0.1109652685</text:p>
          </table:table-cell>
          <table:table-cell table:formula="of:=[.M111]/3400000000" office:value-type="float" office:value="0.141798685490196" calcext:value-type="float">
            <text:p>0.1417986855</text:p>
          </table:table-cell>
          <table:table-cell table:formula="of:=[.N111]/3400000000" office:value-type="float" office:value="0.272165912941176" calcext:value-type="float">
            <text:p>0.2721659129</text:p>
          </table:table-cell>
          <table:table-cell table:number-columns-repeated="3"/>
          <table:table-cell office:value-type="float" office:value="0.0729728152" calcext:value-type="float">
            <text:p>0.0729728152</text:p>
          </table:table-cell>
          <table:table-cell table:number-columns-repeated="2"/>
          <table:table-cell table:formula="of:=[.G111]-[.V111]" office:value-type="float" office:value="0.0426172289176471" calcext:value-type="float">
            <text:p>0.0426172289</text:p>
          </table:table-cell>
          <table:table-cell table:formula="of:=[.H111]-[.V111]" office:value-type="float" office:value="0.0672748795058824" calcext:value-type="float">
            <text:p>0.0672748795</text:p>
          </table:table-cell>
          <table:table-cell table:formula="of:=[.I111]-[.V111]" office:value-type="float" office:value="0.166472254211765" calcext:value-type="float">
            <text:p>0.1664722542</text:p>
          </table:table-cell>
          <table:table-cell/>
          <table:table-cell table:formula="of:=[.P111]-[.V111]" office:value-type="float" office:value="0.0379924533294118" calcext:value-type="float">
            <text:p>0.0379924533</text:p>
          </table:table-cell>
          <table:table-cell table:formula="of:=[.Q111]-[.V111]" office:value-type="float" office:value="0.0688258702901962" calcext:value-type="float">
            <text:p>0.0688258703</text:p>
          </table:table-cell>
          <table:table-cell table:formula="of:=[.R111]-[.V111]" office:value-type="float" office:value="0.199193097741176" calcext:value-type="float">
            <text:p>0.1991930977</text:p>
          </table:table-cell>
          <table:table-cell table:number-columns-repeated="3"/>
          <table:table-cell table:formula="of:=[.C111]/[.A111]" office:value-type="float" office:value="6.8145431171764" calcext:value-type="float">
            <text:p>6.8145431172</text:p>
          </table:table-cell>
          <table:table-cell table:formula="of:=[.D111]/[.A111]" office:value-type="float" office:value="8.26822041598233" calcext:value-type="float">
            <text:p>8.268220416</text:p>
          </table:table-cell>
          <table:table-cell table:formula="of:=[.E111]/[.A111]" office:value-type="float" office:value="14.1163433421742" calcext:value-type="float">
            <text:p>14.1163433422</text:p>
          </table:table-cell>
          <table:table-cell/>
          <table:table-cell table:formula="of:=[.C111]/1000000" office:value-type="float" office:value="393.00615" calcext:value-type="float">
            <text:p>393.00615</text:p>
          </table:table-cell>
        </table:table-row>
        <table:table-row table:style-name="ro2">
          <table:table-cell table:formula="of:=[.A111]+524288" office:value-type="float" office:value="58195968" calcext:value-type="float">
            <text:p>58195968</text:p>
          </table:table-cell>
          <table:table-cell office:value-type="float" office:value="377043629.2" calcext:value-type="float">
            <text:p>377043629.2</text:p>
          </table:table-cell>
          <table:table-cell office:value-type="float" office:value="390691300.2" calcext:value-type="float">
            <text:p>390691300.2</text:p>
          </table:table-cell>
          <table:table-cell office:value-type="float" office:value="483556511.666667" calcext:value-type="float">
            <text:p>483556511.666667</text:p>
          </table:table-cell>
          <table:table-cell office:value-type="float" office:value="838416549.333333" calcext:value-type="float">
            <text:p>838416549.333333</text:p>
          </table:table-cell>
          <table:table-cell/>
          <table:table-cell table:formula="of:=[.C112]/3400000000" office:value-type="float" office:value="0.114909205941176" calcext:value-type="float">
            <text:p>0.1149092059</text:p>
          </table:table-cell>
          <table:table-cell table:formula="of:=[.D112]/3400000000" office:value-type="float" office:value="0.142222503431373" calcext:value-type="float">
            <text:p>0.1422225034</text:p>
          </table:table-cell>
          <table:table-cell table:formula="of:=[.E112]/3400000000" office:value-type="float" office:value="0.246593102745098" calcext:value-type="float">
            <text:p>0.2465931027</text:p>
          </table:table-cell>
          <table:table-cell table:number-columns-repeated="2"/>
          <table:table-cell office:value-type="float" office:value="376990122" calcext:value-type="float">
            <text:p>376990122</text:p>
          </table:table-cell>
          <table:table-cell office:value-type="float" office:value="480741021.666667" calcext:value-type="float">
            <text:p>480741021.666667</text:p>
          </table:table-cell>
          <table:table-cell office:value-type="float" office:value="945751947" calcext:value-type="float">
            <text:p>945751947</text:p>
          </table:table-cell>
          <table:table-cell/>
          <table:table-cell table:formula="of:=[.L112]/3400000000" office:value-type="float" office:value="0.110879447647059" calcext:value-type="float">
            <text:p>0.1108794476</text:p>
          </table:table-cell>
          <table:table-cell table:formula="of:=[.M112]/3400000000" office:value-type="float" office:value="0.141394418137255" calcext:value-type="float">
            <text:p>0.1413944181</text:p>
          </table:table-cell>
          <table:table-cell table:formula="of:=[.N112]/3400000000" office:value-type="float" office:value="0.278162337352941" calcext:value-type="float">
            <text:p>0.2781623374</text:p>
          </table:table-cell>
          <table:table-cell table:number-columns-repeated="3"/>
          <table:table-cell office:value-type="float" office:value="0.0729815601" calcext:value-type="float">
            <text:p>0.0729815601</text:p>
          </table:table-cell>
          <table:table-cell table:number-columns-repeated="2"/>
          <table:table-cell table:formula="of:=[.G112]-[.V112]" office:value-type="float" office:value="0.0419276458411765" calcext:value-type="float">
            <text:p>0.0419276458</text:p>
          </table:table-cell>
          <table:table-cell table:formula="of:=[.H112]-[.V112]" office:value-type="float" office:value="0.0692409433313726" calcext:value-type="float">
            <text:p>0.0692409433</text:p>
          </table:table-cell>
          <table:table-cell table:formula="of:=[.I112]-[.V112]" office:value-type="float" office:value="0.173611542645098" calcext:value-type="float">
            <text:p>0.1736115426</text:p>
          </table:table-cell>
          <table:table-cell/>
          <table:table-cell table:formula="of:=[.P112]-[.V112]" office:value-type="float" office:value="0.0378978875470588" calcext:value-type="float">
            <text:p>0.0378978875</text:p>
          </table:table-cell>
          <table:table-cell table:formula="of:=[.Q112]-[.V112]" office:value-type="float" office:value="0.068412858037255" calcext:value-type="float">
            <text:p>0.068412858</text:p>
          </table:table-cell>
          <table:table-cell table:formula="of:=[.R112]-[.V112]" office:value-type="float" office:value="0.205180777252941" calcext:value-type="float">
            <text:p>0.2051807773</text:p>
          </table:table-cell>
          <table:table-cell table:number-columns-repeated="3"/>
          <table:table-cell table:formula="of:=[.C112]/[.A112]" office:value-type="float" office:value="6.7133740296235" calcext:value-type="float">
            <text:p>6.7133740296</text:p>
          </table:table-cell>
          <table:table-cell table:formula="of:=[.D112]/[.A112]" office:value-type="float" office:value="8.3091067695045" calcext:value-type="float">
            <text:p>8.3091067695</text:p>
          </table:table-cell>
          <table:table-cell table:formula="of:=[.E112]/[.A112]" office:value-type="float" office:value="14.4067807125974" calcext:value-type="float">
            <text:p>14.4067807126</text:p>
          </table:table-cell>
          <table:table-cell/>
          <table:table-cell table:formula="of:=[.C112]/1000000" office:value-type="float" office:value="390.6913002" calcext:value-type="float">
            <text:p>390.6913002</text:p>
          </table:table-cell>
        </table:table-row>
        <table:table-row table:style-name="ro2">
          <table:table-cell table:formula="of:=[.A112]+524288" office:value-type="float" office:value="58720256" calcext:value-type="float">
            <text:p>58720256</text:p>
          </table:table-cell>
          <table:table-cell office:value-type="float" office:value="383149538.7" calcext:value-type="float">
            <text:p>383149538.7</text:p>
          </table:table-cell>
          <table:table-cell office:value-type="float" office:value="401812226.2" calcext:value-type="float">
            <text:p>401812226.2</text:p>
          </table:table-cell>
          <table:table-cell office:value-type="float" office:value="484802970.333333" calcext:value-type="float">
            <text:p>484802970.333333</text:p>
          </table:table-cell>
          <table:table-cell office:value-type="float" office:value="833852368.666667" calcext:value-type="float">
            <text:p>833852368.666667</text:p>
          </table:table-cell>
          <table:table-cell/>
          <table:table-cell table:formula="of:=[.C113]/3400000000" office:value-type="float" office:value="0.118180066529412" calcext:value-type="float">
            <text:p>0.1181800665</text:p>
          </table:table-cell>
          <table:table-cell table:formula="of:=[.D113]/3400000000" office:value-type="float" office:value="0.142589108921569" calcext:value-type="float">
            <text:p>0.1425891089</text:p>
          </table:table-cell>
          <table:table-cell table:formula="of:=[.E113]/3400000000" office:value-type="float" office:value="0.245250696666667" calcext:value-type="float">
            <text:p>0.2452506967</text:p>
          </table:table-cell>
          <table:table-cell table:number-columns-repeated="2"/>
          <table:table-cell office:value-type="float" office:value="383370657" calcext:value-type="float">
            <text:p>383370657</text:p>
          </table:table-cell>
          <table:table-cell office:value-type="float" office:value="485500920.333333" calcext:value-type="float">
            <text:p>485500920.333333</text:p>
          </table:table-cell>
          <table:table-cell office:value-type="float" office:value="945779950" calcext:value-type="float">
            <text:p>945779950</text:p>
          </table:table-cell>
          <table:table-cell/>
          <table:table-cell table:formula="of:=[.L113]/3400000000" office:value-type="float" office:value="0.112756075588235" calcext:value-type="float">
            <text:p>0.1127560756</text:p>
          </table:table-cell>
          <table:table-cell table:formula="of:=[.M113]/3400000000" office:value-type="float" office:value="0.142794388333333" calcext:value-type="float">
            <text:p>0.1427943883</text:p>
          </table:table-cell>
          <table:table-cell table:formula="of:=[.N113]/3400000000" office:value-type="float" office:value="0.278170573529412" calcext:value-type="float">
            <text:p>0.2781705735</text:p>
          </table:table-cell>
          <table:table-cell table:number-columns-repeated="3"/>
          <table:table-cell office:value-type="float" office:value="0.0741925744" calcext:value-type="float">
            <text:p>0.0741925744</text:p>
          </table:table-cell>
          <table:table-cell table:number-columns-repeated="2"/>
          <table:table-cell table:formula="of:=[.G113]-[.V113]" office:value-type="float" office:value="0.0439874921294118" calcext:value-type="float">
            <text:p>0.0439874921</text:p>
          </table:table-cell>
          <table:table-cell table:formula="of:=[.H113]-[.V113]" office:value-type="float" office:value="0.0683965345215685" calcext:value-type="float">
            <text:p>0.0683965345</text:p>
          </table:table-cell>
          <table:table-cell table:formula="of:=[.I113]-[.V113]" office:value-type="float" office:value="0.171058122266667" calcext:value-type="float">
            <text:p>0.1710581223</text:p>
          </table:table-cell>
          <table:table-cell/>
          <table:table-cell table:formula="of:=[.P113]-[.V113]" office:value-type="float" office:value="0.0385635011882353" calcext:value-type="float">
            <text:p>0.0385635012</text:p>
          </table:table-cell>
          <table:table-cell table:formula="of:=[.Q113]-[.V113]" office:value-type="float" office:value="0.0686018139333332" calcext:value-type="float">
            <text:p>0.0686018139</text:p>
          </table:table-cell>
          <table:table-cell table:formula="of:=[.R113]-[.V113]" office:value-type="float" office:value="0.203977999129412" calcext:value-type="float">
            <text:p>0.2039779991</text:p>
          </table:table-cell>
          <table:table-cell table:number-columns-repeated="3"/>
          <table:table-cell table:formula="of:=[.C113]/[.A113]" office:value-type="float" office:value="6.84282143115997" calcext:value-type="float">
            <text:p>6.8428214312</text:p>
          </table:table-cell>
          <table:table-cell table:formula="of:=[.D113]/[.A113]" office:value-type="float" office:value="8.25614538079216" calcext:value-type="float">
            <text:p>8.2561453808</text:p>
          </table:table-cell>
          <table:table-cell table:formula="of:=[.E113]/[.A113]" office:value-type="float" office:value="14.2004212084271" calcext:value-type="float">
            <text:p>14.2004212084</text:p>
          </table:table-cell>
          <table:table-cell/>
          <table:table-cell table:formula="of:=[.C113]/1000000" office:value-type="float" office:value="401.8122262" calcext:value-type="float">
            <text:p>401.8122262</text:p>
          </table:table-cell>
        </table:table-row>
        <table:table-row table:style-name="ro2">
          <table:table-cell table:formula="of:=[.A113]+524288" office:value-type="float" office:value="59244544" calcext:value-type="float">
            <text:p>59244544</text:p>
          </table:table-cell>
          <table:table-cell office:value-type="float" office:value="384300388.7" calcext:value-type="float">
            <text:p>384300388.7</text:p>
          </table:table-cell>
          <table:table-cell office:value-type="float" office:value="396460542.8" calcext:value-type="float">
            <text:p>396460542.8</text:p>
          </table:table-cell>
          <table:table-cell office:value-type="float" office:value="486004516.333333" calcext:value-type="float">
            <text:p>486004516.333333</text:p>
          </table:table-cell>
          <table:table-cell office:value-type="float" office:value="864994261.333333" calcext:value-type="float">
            <text:p>864994261.333333</text:p>
          </table:table-cell>
          <table:table-cell/>
          <table:table-cell table:formula="of:=[.C114]/3400000000" office:value-type="float" office:value="0.116606042" calcext:value-type="float">
            <text:p>0.116606042</text:p>
          </table:table-cell>
          <table:table-cell table:formula="of:=[.D114]/3400000000" office:value-type="float" office:value="0.142942504803921" calcext:value-type="float">
            <text:p>0.1429425048</text:p>
          </table:table-cell>
          <table:table-cell table:formula="of:=[.E114]/3400000000" office:value-type="float" office:value="0.254410076862745" calcext:value-type="float">
            <text:p>0.2544100769</text:p>
          </table:table-cell>
          <table:table-cell table:number-columns-repeated="2"/>
          <table:table-cell office:value-type="float" office:value="388878417.333333" calcext:value-type="float">
            <text:p>388878417.333333</text:p>
          </table:table-cell>
          <table:table-cell office:value-type="float" office:value="489617347.666667" calcext:value-type="float">
            <text:p>489617347.666667</text:p>
          </table:table-cell>
          <table:table-cell office:value-type="float" office:value="926562900.333333" calcext:value-type="float">
            <text:p>926562900.333333</text:p>
          </table:table-cell>
          <table:table-cell/>
          <table:table-cell table:formula="of:=[.L114]/3400000000" office:value-type="float" office:value="0.114376005098039" calcext:value-type="float">
            <text:p>0.1143760051</text:p>
          </table:table-cell>
          <table:table-cell table:formula="of:=[.M114]/3400000000" office:value-type="float" office:value="0.144005102254902" calcext:value-type="float">
            <text:p>0.1440051023</text:p>
          </table:table-cell>
          <table:table-cell table:formula="of:=[.N114]/3400000000" office:value-type="float" office:value="0.272518500098039" calcext:value-type="float">
            <text:p>0.2725185001</text:p>
          </table:table-cell>
          <table:table-cell table:number-columns-repeated="3"/>
          <table:table-cell office:value-type="float" office:value="0.0747864696" calcext:value-type="float">
            <text:p>0.0747864696</text:p>
          </table:table-cell>
          <table:table-cell table:number-columns-repeated="2"/>
          <table:table-cell table:formula="of:=[.G114]-[.V114]" office:value-type="float" office:value="0.0418195724" calcext:value-type="float">
            <text:p>0.0418195724</text:p>
          </table:table-cell>
          <table:table-cell table:formula="of:=[.H114]-[.V114]" office:value-type="float" office:value="0.0681560352039215" calcext:value-type="float">
            <text:p>0.0681560352</text:p>
          </table:table-cell>
          <table:table-cell table:formula="of:=[.I114]-[.V114]" office:value-type="float" office:value="0.179623607262745" calcext:value-type="float">
            <text:p>0.1796236073</text:p>
          </table:table-cell>
          <table:table-cell/>
          <table:table-cell table:formula="of:=[.P114]-[.V114]" office:value-type="float" office:value="0.0395895354980391" calcext:value-type="float">
            <text:p>0.0395895355</text:p>
          </table:table-cell>
          <table:table-cell table:formula="of:=[.Q114]-[.V114]" office:value-type="float" office:value="0.0692186326549021" calcext:value-type="float">
            <text:p>0.0692186327</text:p>
          </table:table-cell>
          <table:table-cell table:formula="of:=[.R114]-[.V114]" office:value-type="float" office:value="0.197732030498039" calcext:value-type="float">
            <text:p>0.1977320305</text:p>
          </table:table-cell>
          <table:table-cell table:number-columns-repeated="3"/>
          <table:table-cell table:formula="of:=[.C114]/[.A114]" office:value-type="float" office:value="6.69193340065205" calcext:value-type="float">
            <text:p>6.6919334007</text:p>
          </table:table-cell>
          <table:table-cell table:formula="of:=[.D114]/[.A114]" office:value-type="float" office:value="8.20336327229277" calcext:value-type="float">
            <text:p>8.2033632723</text:p>
          </table:table-cell>
          <table:table-cell table:formula="of:=[.E114]/[.A114]" office:value-type="float" office:value="14.6004037322548" calcext:value-type="float">
            <text:p>14.6004037323</text:p>
          </table:table-cell>
          <table:table-cell/>
          <table:table-cell table:formula="of:=[.C114]/1000000" office:value-type="float" office:value="396.4605428" calcext:value-type="float">
            <text:p>396.4605428</text:p>
          </table:table-cell>
        </table:table-row>
        <table:table-row table:style-name="ro2">
          <table:table-cell table:formula="of:=[.A114]+524288" office:value-type="float" office:value="59768832" calcext:value-type="float">
            <text:p>59768832</text:p>
          </table:table-cell>
          <table:table-cell office:value-type="float" office:value="390063032.2" calcext:value-type="float">
            <text:p>390063032.2</text:p>
          </table:table-cell>
          <table:table-cell office:value-type="float" office:value="398093699.5" calcext:value-type="float">
            <text:p>398093699.5</text:p>
          </table:table-cell>
          <table:table-cell office:value-type="float" office:value="490334561" calcext:value-type="float">
            <text:p>490334561</text:p>
          </table:table-cell>
          <table:table-cell office:value-type="float" office:value="845048154.666667" calcext:value-type="float">
            <text:p>845048154.666667</text:p>
          </table:table-cell>
          <table:table-cell/>
          <table:table-cell table:formula="of:=[.C115]/3400000000" office:value-type="float" office:value="0.117086382205882" calcext:value-type="float">
            <text:p>0.1170863822</text:p>
          </table:table-cell>
          <table:table-cell table:formula="of:=[.D115]/3400000000" office:value-type="float" office:value="0.144216047352941" calcext:value-type="float">
            <text:p>0.1442160474</text:p>
          </table:table-cell>
          <table:table-cell table:formula="of:=[.E115]/3400000000" office:value-type="float" office:value="0.248543574901961" calcext:value-type="float">
            <text:p>0.2485435749</text:p>
          </table:table-cell>
          <table:table-cell table:number-columns-repeated="2"/>
          <table:table-cell office:value-type="float" office:value="394608674.666667" calcext:value-type="float">
            <text:p>394608674.666667</text:p>
          </table:table-cell>
          <table:table-cell office:value-type="float" office:value="491388573.666667" calcext:value-type="float">
            <text:p>491388573.666667</text:p>
          </table:table-cell>
          <table:table-cell office:value-type="float" office:value="949277876" calcext:value-type="float">
            <text:p>949277876</text:p>
          </table:table-cell>
          <table:table-cell/>
          <table:table-cell table:formula="of:=[.L115]/3400000000" office:value-type="float" office:value="0.116061374901961" calcext:value-type="float">
            <text:p>0.1160613749</text:p>
          </table:table-cell>
          <table:table-cell table:formula="of:=[.M115]/3400000000" office:value-type="float" office:value="0.144526051078431" calcext:value-type="float">
            <text:p>0.1445260511</text:p>
          </table:table-cell>
          <table:table-cell table:formula="of:=[.N115]/3400000000" office:value-type="float" office:value="0.279199375294118" calcext:value-type="float">
            <text:p>0.2791993753</text:p>
          </table:table-cell>
          <table:table-cell table:number-columns-repeated="3"/>
          <table:table-cell office:value-type="float" office:value="0.0748866926" calcext:value-type="float">
            <text:p>0.0748866926</text:p>
          </table:table-cell>
          <table:table-cell table:number-columns-repeated="2"/>
          <table:table-cell table:formula="of:=[.G115]-[.V115]" office:value-type="float" office:value="0.0421996896058824" calcext:value-type="float">
            <text:p>0.0421996896</text:p>
          </table:table-cell>
          <table:table-cell table:formula="of:=[.H115]-[.V115]" office:value-type="float" office:value="0.0693293547529412" calcext:value-type="float">
            <text:p>0.0693293548</text:p>
          </table:table-cell>
          <table:table-cell table:formula="of:=[.I115]-[.V115]" office:value-type="float" office:value="0.173656882301961" calcext:value-type="float">
            <text:p>0.1736568823</text:p>
          </table:table-cell>
          <table:table-cell/>
          <table:table-cell table:formula="of:=[.P115]-[.V115]" office:value-type="float" office:value="0.0411746823019609" calcext:value-type="float">
            <text:p>0.0411746823</text:p>
          </table:table-cell>
          <table:table-cell table:formula="of:=[.Q115]-[.V115]" office:value-type="float" office:value="0.0696393584784315" calcext:value-type="float">
            <text:p>0.0696393585</text:p>
          </table:table-cell>
          <table:table-cell table:formula="of:=[.R115]-[.V115]" office:value-type="float" office:value="0.204312682694118" calcext:value-type="float">
            <text:p>0.2043126827</text:p>
          </table:table-cell>
          <table:table-cell table:number-columns-repeated="3"/>
          <table:table-cell table:formula="of:=[.C115]/[.A115]" office:value-type="float" office:value="6.66055678484733" calcext:value-type="float">
            <text:p>6.6605567848</text:p>
          </table:table-cell>
          <table:table-cell table:formula="of:=[.D115]/[.A115]" office:value-type="float" office:value="8.20385047845673" calcext:value-type="float">
            <text:p>8.2038504785</text:p>
          </table:table-cell>
          <table:table-cell table:formula="of:=[.E115]/[.A115]" office:value-type="float" office:value="14.1386091444227" calcext:value-type="float">
            <text:p>14.1386091444</text:p>
          </table:table-cell>
          <table:table-cell/>
          <table:table-cell table:formula="of:=[.C115]/1000000" office:value-type="float" office:value="398.0936995" calcext:value-type="float">
            <text:p>398.0936995</text:p>
          </table:table-cell>
        </table:table-row>
        <table:table-row table:style-name="ro2">
          <table:table-cell table:formula="of:=[.A115]+524288" office:value-type="float" office:value="60293120" calcext:value-type="float">
            <text:p>60293120</text:p>
          </table:table-cell>
          <table:table-cell office:value-type="float" office:value="390982392.6" calcext:value-type="float">
            <text:p>390982392.6</text:p>
          </table:table-cell>
          <table:table-cell office:value-type="float" office:value="407715542.3" calcext:value-type="float">
            <text:p>407715542.3</text:p>
          </table:table-cell>
          <table:table-cell office:value-type="float" office:value="495070322.666667" calcext:value-type="float">
            <text:p>495070322.666667</text:p>
          </table:table-cell>
          <table:table-cell office:value-type="float" office:value="825329151.333333" calcext:value-type="float">
            <text:p>825329151.333333</text:p>
          </table:table-cell>
          <table:table-cell/>
          <table:table-cell table:formula="of:=[.C116]/3400000000" office:value-type="float" office:value="0.119916335970588" calcext:value-type="float">
            <text:p>0.119916336</text:p>
          </table:table-cell>
          <table:table-cell table:formula="of:=[.D116]/3400000000" office:value-type="float" office:value="0.145608918431373" calcext:value-type="float">
            <text:p>0.1456089184</text:p>
          </table:table-cell>
          <table:table-cell table:formula="of:=[.E116]/3400000000" office:value-type="float" office:value="0.242743868039216" calcext:value-type="float">
            <text:p>0.242743868</text:p>
          </table:table-cell>
          <table:table-cell table:number-columns-repeated="2"/>
          <table:table-cell office:value-type="float" office:value="389612745" calcext:value-type="float">
            <text:p>389612745</text:p>
          </table:table-cell>
          <table:table-cell office:value-type="float" office:value="494626954.666667" calcext:value-type="float">
            <text:p>494626954.666667</text:p>
          </table:table-cell>
          <table:table-cell office:value-type="float" office:value="940386337.666667" calcext:value-type="float">
            <text:p>940386337.666667</text:p>
          </table:table-cell>
          <table:table-cell/>
          <table:table-cell table:formula="of:=[.L116]/3400000000" office:value-type="float" office:value="0.114591983823529" calcext:value-type="float">
            <text:p>0.1145919838</text:p>
          </table:table-cell>
          <table:table-cell table:formula="of:=[.M116]/3400000000" office:value-type="float" office:value="0.145478516078431" calcext:value-type="float">
            <text:p>0.1454785161</text:p>
          </table:table-cell>
          <table:table-cell table:formula="of:=[.N116]/3400000000" office:value-type="float" office:value="0.276584216960784" calcext:value-type="float">
            <text:p>0.276584217</text:p>
          </table:table-cell>
          <table:table-cell table:number-columns-repeated="3"/>
          <table:table-cell office:value-type="float" office:value="0.0759870783" calcext:value-type="float">
            <text:p>0.0759870783</text:p>
          </table:table-cell>
          <table:table-cell table:number-columns-repeated="2"/>
          <table:table-cell table:formula="of:=[.G116]-[.V116]" office:value-type="float" office:value="0.0439292576705882" calcext:value-type="float">
            <text:p>0.0439292577</text:p>
          </table:table-cell>
          <table:table-cell table:formula="of:=[.H116]-[.V116]" office:value-type="float" office:value="0.0696218401313726" calcext:value-type="float">
            <text:p>0.0696218401</text:p>
          </table:table-cell>
          <table:table-cell table:formula="of:=[.I116]-[.V116]" office:value-type="float" office:value="0.166756789739216" calcext:value-type="float">
            <text:p>0.1667567897</text:p>
          </table:table-cell>
          <table:table-cell/>
          <table:table-cell table:formula="of:=[.P116]-[.V116]" office:value-type="float" office:value="0.0386049055235294" calcext:value-type="float">
            <text:p>0.0386049055</text:p>
          </table:table-cell>
          <table:table-cell table:formula="of:=[.Q116]-[.V116]" office:value-type="float" office:value="0.0694914377784315" calcext:value-type="float">
            <text:p>0.0694914378</text:p>
          </table:table-cell>
          <table:table-cell table:formula="of:=[.R116]-[.V116]" office:value-type="float" office:value="0.200597138660784" calcext:value-type="float">
            <text:p>0.2005971387</text:p>
          </table:table-cell>
          <table:table-cell table:number-columns-repeated="3"/>
          <table:table-cell table:formula="of:=[.C116]/[.A116]" office:value-type="float" office:value="6.76222332332445" calcext:value-type="float">
            <text:p>6.7622233233</text:p>
          </table:table-cell>
          <table:table-cell table:formula="of:=[.D116]/[.A116]" office:value-type="float" office:value="8.21105828768966" calcext:value-type="float">
            <text:p>8.2110582877</text:p>
          </table:table-cell>
          <table:table-cell table:formula="of:=[.E116]/[.A116]" office:value-type="float" office:value="13.6886124210081" calcext:value-type="float">
            <text:p>13.688612421</text:p>
          </table:table-cell>
          <table:table-cell/>
          <table:table-cell table:formula="of:=[.C116]/1000000" office:value-type="float" office:value="407.7155423" calcext:value-type="float">
            <text:p>407.7155423</text:p>
          </table:table-cell>
        </table:table-row>
        <table:table-row table:style-name="ro2">
          <table:table-cell table:formula="of:=[.A116]+524288" office:value-type="float" office:value="60817408" calcext:value-type="float">
            <text:p>60817408</text:p>
          </table:table-cell>
          <table:table-cell office:value-type="float" office:value="397210066.9" calcext:value-type="float">
            <text:p>397210066.9</text:p>
          </table:table-cell>
          <table:table-cell office:value-type="float" office:value="401592900.6" calcext:value-type="float">
            <text:p>401592900.6</text:p>
          </table:table-cell>
          <table:table-cell office:value-type="float" office:value="500315277.333333" calcext:value-type="float">
            <text:p>500315277.333333</text:p>
          </table:table-cell>
          <table:table-cell office:value-type="float" office:value="819992533.666667" calcext:value-type="float">
            <text:p>819992533.666667</text:p>
          </table:table-cell>
          <table:table-cell/>
          <table:table-cell table:formula="of:=[.C117]/3400000000" office:value-type="float" office:value="0.118115559" calcext:value-type="float">
            <text:p>0.118115559</text:p>
          </table:table-cell>
          <table:table-cell table:formula="of:=[.D117]/3400000000" office:value-type="float" office:value="0.147151552156863" calcext:value-type="float">
            <text:p>0.1471515522</text:p>
          </table:table-cell>
          <table:table-cell table:formula="of:=[.E117]/3400000000" office:value-type="float" office:value="0.241174274607843" calcext:value-type="float">
            <text:p>0.2411742746</text:p>
          </table:table-cell>
          <table:table-cell table:number-columns-repeated="2"/>
          <table:table-cell office:value-type="float" office:value="395132468.666667" calcext:value-type="float">
            <text:p>395132468.666667</text:p>
          </table:table-cell>
          <table:table-cell office:value-type="float" office:value="498318360.333333" calcext:value-type="float">
            <text:p>498318360.333333</text:p>
          </table:table-cell>
          <table:table-cell office:value-type="float" office:value="951203325.666667" calcext:value-type="float">
            <text:p>951203325.666667</text:p>
          </table:table-cell>
          <table:table-cell/>
          <table:table-cell table:formula="of:=[.L117]/3400000000" office:value-type="float" office:value="0.116215431960784" calcext:value-type="float">
            <text:p>0.116215432</text:p>
          </table:table-cell>
          <table:table-cell table:formula="of:=[.M117]/3400000000" office:value-type="float" office:value="0.146564223627451" calcext:value-type="float">
            <text:p>0.1465642236</text:p>
          </table:table-cell>
          <table:table-cell table:formula="of:=[.N117]/3400000000" office:value-type="float" office:value="0.279765684019608" calcext:value-type="float">
            <text:p>0.279765684</text:p>
          </table:table-cell>
          <table:table-cell table:number-columns-repeated="3"/>
          <table:table-cell office:value-type="float" office:value="0.0767205241" calcext:value-type="float">
            <text:p>0.0767205241</text:p>
          </table:table-cell>
          <table:table-cell table:number-columns-repeated="2"/>
          <table:table-cell table:formula="of:=[.G117]-[.V117]" office:value-type="float" office:value="0.0413950349" calcext:value-type="float">
            <text:p>0.0413950349</text:p>
          </table:table-cell>
          <table:table-cell table:formula="of:=[.H117]-[.V117]" office:value-type="float" office:value="0.0704310280568626" calcext:value-type="float">
            <text:p>0.0704310281</text:p>
          </table:table-cell>
          <table:table-cell table:formula="of:=[.I117]-[.V117]" office:value-type="float" office:value="0.164453750507843" calcext:value-type="float">
            <text:p>0.1644537505</text:p>
          </table:table-cell>
          <table:table-cell/>
          <table:table-cell table:formula="of:=[.P117]-[.V117]" office:value-type="float" office:value="0.0394949078607844" calcext:value-type="float">
            <text:p>0.0394949079</text:p>
          </table:table-cell>
          <table:table-cell table:formula="of:=[.Q117]-[.V117]" office:value-type="float" office:value="0.0698436995274509" calcext:value-type="float">
            <text:p>0.0698436995</text:p>
          </table:table-cell>
          <table:table-cell table:formula="of:=[.R117]-[.V117]" office:value-type="float" office:value="0.203045159919608" calcext:value-type="float">
            <text:p>0.2030451599</text:p>
          </table:table-cell>
          <table:table-cell table:number-columns-repeated="3"/>
          <table:table-cell table:formula="of:=[.C117]/[.A117]" office:value-type="float" office:value="6.60325577505704" calcext:value-type="float">
            <text:p>6.6032557751</text:p>
          </table:table-cell>
          <table:table-cell table:formula="of:=[.D117]/[.A117]" office:value-type="float" office:value="8.22651431204258" calcext:value-type="float">
            <text:p>8.226514312</text:p>
          </table:table-cell>
          <table:table-cell table:formula="of:=[.E117]/[.A117]" office:value-type="float" office:value="13.4828589483239" calcext:value-type="float">
            <text:p>13.4828589483</text:p>
          </table:table-cell>
          <table:table-cell/>
          <table:table-cell table:formula="of:=[.C117]/1000000" office:value-type="float" office:value="401.5929006" calcext:value-type="float">
            <text:p>401.5929006</text:p>
          </table:table-cell>
        </table:table-row>
        <table:table-row table:style-name="ro2">
          <table:table-cell table:formula="of:=[.A117]+524288" office:value-type="float" office:value="61341696" calcext:value-type="float">
            <text:p>61341696</text:p>
          </table:table-cell>
          <table:table-cell office:value-type="float" office:value="398717921.7" calcext:value-type="float">
            <text:p>398717921.7</text:p>
          </table:table-cell>
          <table:table-cell office:value-type="float" office:value="417308397.7" calcext:value-type="float">
            <text:p>417308397.7</text:p>
          </table:table-cell>
          <table:table-cell office:value-type="float" office:value="505259197.333333" calcext:value-type="float">
            <text:p>505259197.333333</text:p>
          </table:table-cell>
          <table:table-cell office:value-type="float" office:value="849224641.333333" calcext:value-type="float">
            <text:p>849224641.333333</text:p>
          </table:table-cell>
          <table:table-cell/>
          <table:table-cell table:formula="of:=[.C118]/3400000000" office:value-type="float" office:value="0.122737764029412" calcext:value-type="float">
            <text:p>0.122737764</text:p>
          </table:table-cell>
          <table:table-cell table:formula="of:=[.D118]/3400000000" office:value-type="float" office:value="0.14860564627451" calcext:value-type="float">
            <text:p>0.1486056463</text:p>
          </table:table-cell>
          <table:table-cell table:formula="of:=[.E118]/3400000000" office:value-type="float" office:value="0.249771953333333" calcext:value-type="float">
            <text:p>0.2497719533</text:p>
          </table:table-cell>
          <table:table-cell table:number-columns-repeated="2"/>
          <table:table-cell office:value-type="float" office:value="400698879.333333" calcext:value-type="float">
            <text:p>400698879.333333</text:p>
          </table:table-cell>
          <table:table-cell office:value-type="float" office:value="505396281.333333" calcext:value-type="float">
            <text:p>505396281.333333</text:p>
          </table:table-cell>
          <table:table-cell office:value-type="float" office:value="960956871" calcext:value-type="float">
            <text:p>960956871</text:p>
          </table:table-cell>
          <table:table-cell/>
          <table:table-cell table:formula="of:=[.L118]/3400000000" office:value-type="float" office:value="0.117852611568627" calcext:value-type="float">
            <text:p>0.1178526116</text:p>
          </table:table-cell>
          <table:table-cell table:formula="of:=[.M118]/3400000000" office:value-type="float" office:value="0.148645965098039" calcext:value-type="float">
            <text:p>0.1486459651</text:p>
          </table:table-cell>
          <table:table-cell table:formula="of:=[.N118]/3400000000" office:value-type="float" office:value="0.282634373823529" calcext:value-type="float">
            <text:p>0.2826343738</text:p>
          </table:table-cell>
          <table:table-cell table:number-columns-repeated="3"/>
          <table:table-cell office:value-type="float" office:value="0.0776074476" calcext:value-type="float">
            <text:p>0.0776074476</text:p>
          </table:table-cell>
          <table:table-cell table:number-columns-repeated="2"/>
          <table:table-cell table:formula="of:=[.G118]-[.V118]" office:value-type="float" office:value="0.0451303164294118" calcext:value-type="float">
            <text:p>0.0451303164</text:p>
          </table:table-cell>
          <table:table-cell table:formula="of:=[.H118]-[.V118]" office:value-type="float" office:value="0.0709981986745097" calcext:value-type="float">
            <text:p>0.0709981987</text:p>
          </table:table-cell>
          <table:table-cell table:formula="of:=[.I118]-[.V118]" office:value-type="float" office:value="0.172164505733333" calcext:value-type="float">
            <text:p>0.1721645057</text:p>
          </table:table-cell>
          <table:table-cell/>
          <table:table-cell table:formula="of:=[.P118]-[.V118]" office:value-type="float" office:value="0.0402451639686274" calcext:value-type="float">
            <text:p>0.040245164</text:p>
          </table:table-cell>
          <table:table-cell table:formula="of:=[.Q118]-[.V118]" office:value-type="float" office:value="0.0710385174980391" calcext:value-type="float">
            <text:p>0.0710385175</text:p>
          </table:table-cell>
          <table:table-cell table:formula="of:=[.R118]-[.V118]" office:value-type="float" office:value="0.205026926223529" calcext:value-type="float">
            <text:p>0.2050269262</text:p>
          </table:table-cell>
          <table:table-cell table:number-columns-repeated="3"/>
          <table:table-cell table:formula="of:=[.C118]/[.A118]" office:value-type="float" office:value="6.80301369072026" calcext:value-type="float">
            <text:p>6.8030136907</text:p>
          </table:table-cell>
          <table:table-cell table:formula="of:=[.D118]/[.A118]" office:value-type="float" office:value="8.23679862606559" calcext:value-type="float">
            <text:p>8.2367986261</text:p>
          </table:table-cell>
          <table:table-cell table:formula="of:=[.E118]/[.A118]" office:value-type="float" office:value="13.8441663128019" calcext:value-type="float">
            <text:p>13.8441663128</text:p>
          </table:table-cell>
          <table:table-cell/>
          <table:table-cell table:formula="of:=[.C118]/1000000" office:value-type="float" office:value="417.3083977" calcext:value-type="float">
            <text:p>417.3083977</text:p>
          </table:table-cell>
        </table:table-row>
        <table:table-row table:style-name="ro2">
          <table:table-cell table:formula="of:=[.A118]+524288" office:value-type="float" office:value="61865984" calcext:value-type="float">
            <text:p>61865984</text:p>
          </table:table-cell>
          <table:table-cell office:value-type="float" office:value="404639659" calcext:value-type="float">
            <text:p>404639659</text:p>
          </table:table-cell>
          <table:table-cell office:value-type="float" office:value="418203986.2" calcext:value-type="float">
            <text:p>418203986.2</text:p>
          </table:table-cell>
          <table:table-cell office:value-type="float" office:value="509928149" calcext:value-type="float">
            <text:p>509928149</text:p>
          </table:table-cell>
          <table:table-cell office:value-type="float" office:value="868800063.333333" calcext:value-type="float">
            <text:p>868800063.333333</text:p>
          </table:table-cell>
          <table:table-cell/>
          <table:table-cell table:formula="of:=[.C119]/3400000000" office:value-type="float" office:value="0.123001172411765" calcext:value-type="float">
            <text:p>0.1230011724</text:p>
          </table:table-cell>
          <table:table-cell table:formula="of:=[.D119]/3400000000" office:value-type="float" office:value="0.149978867352941" calcext:value-type="float">
            <text:p>0.1499788674</text:p>
          </table:table-cell>
          <table:table-cell table:formula="of:=[.E119]/3400000000" office:value-type="float" office:value="0.255529430392157" calcext:value-type="float">
            <text:p>0.2555294304</text:p>
          </table:table-cell>
          <table:table-cell table:number-columns-repeated="2"/>
          <table:table-cell office:value-type="float" office:value="401053205" calcext:value-type="float">
            <text:p>401053205</text:p>
          </table:table-cell>
          <table:table-cell office:value-type="float" office:value="510394906" calcext:value-type="float">
            <text:p>510394906</text:p>
          </table:table-cell>
          <table:table-cell office:value-type="float" office:value="972756933" calcext:value-type="float">
            <text:p>972756933</text:p>
          </table:table-cell>
          <table:table-cell/>
          <table:table-cell table:formula="of:=[.L119]/3400000000" office:value-type="float" office:value="0.117956825" calcext:value-type="float">
            <text:p>0.117956825</text:p>
          </table:table-cell>
          <table:table-cell table:formula="of:=[.M119]/3400000000" office:value-type="float" office:value="0.150116148823529" calcext:value-type="float">
            <text:p>0.1501161488</text:p>
          </table:table-cell>
          <table:table-cell table:formula="of:=[.N119]/3400000000" office:value-type="float" office:value="0.286104980294118" calcext:value-type="float">
            <text:p>0.2861049803</text:p>
          </table:table-cell>
          <table:table-cell table:number-columns-repeated="3"/>
          <table:table-cell office:value-type="float" office:value="0.0784010804" calcext:value-type="float">
            <text:p>0.0784010804</text:p>
          </table:table-cell>
          <table:table-cell table:number-columns-repeated="2"/>
          <table:table-cell table:formula="of:=[.G119]-[.V119]" office:value-type="float" office:value="0.0446000920117647" calcext:value-type="float">
            <text:p>0.044600092</text:p>
          </table:table-cell>
          <table:table-cell table:formula="of:=[.H119]-[.V119]" office:value-type="float" office:value="0.0715777869529412" calcext:value-type="float">
            <text:p>0.071577787</text:p>
          </table:table-cell>
          <table:table-cell table:formula="of:=[.I119]-[.V119]" office:value-type="float" office:value="0.177128349992157" calcext:value-type="float">
            <text:p>0.17712835</text:p>
          </table:table-cell>
          <table:table-cell/>
          <table:table-cell table:formula="of:=[.P119]-[.V119]" office:value-type="float" office:value="0.0395557446" calcext:value-type="float">
            <text:p>0.0395557446</text:p>
          </table:table-cell>
          <table:table-cell table:formula="of:=[.Q119]-[.V119]" office:value-type="float" office:value="0.0717150684235294" calcext:value-type="float">
            <text:p>0.0717150684</text:p>
          </table:table-cell>
          <table:table-cell table:formula="of:=[.R119]-[.V119]" office:value-type="float" office:value="0.207703899894118" calcext:value-type="float">
            <text:p>0.2077038999</text:p>
          </table:table-cell>
          <table:table-cell table:number-columns-repeated="3"/>
          <table:table-cell table:formula="of:=[.C119]/[.A119]" office:value-type="float" office:value="6.75983729928227" calcext:value-type="float">
            <text:p>6.7598372993</text:p>
          </table:table-cell>
          <table:table-cell table:formula="of:=[.D119]/[.A119]" office:value-type="float" office:value="8.24246404938779" calcext:value-type="float">
            <text:p>8.2424640494</text:p>
          </table:table-cell>
          <table:table-cell table:formula="of:=[.E119]/[.A119]" office:value-type="float" office:value="14.0432594320868" calcext:value-type="float">
            <text:p>14.0432594321</text:p>
          </table:table-cell>
          <table:table-cell/>
          <table:table-cell table:formula="of:=[.C119]/1000000" office:value-type="float" office:value="418.2039862" calcext:value-type="float">
            <text:p>418.2039862</text:p>
          </table:table-cell>
        </table:table-row>
        <table:table-row table:style-name="ro2">
          <table:table-cell table:formula="of:=[.A119]+524288" office:value-type="float" office:value="62390272" calcext:value-type="float">
            <text:p>62390272</text:p>
          </table:table-cell>
          <table:table-cell office:value-type="float" office:value="405271678.4" calcext:value-type="float">
            <text:p>405271678.4</text:p>
          </table:table-cell>
          <table:table-cell office:value-type="float" office:value="423033020.6" calcext:value-type="float">
            <text:p>423033020.6</text:p>
          </table:table-cell>
          <table:table-cell office:value-type="float" office:value="508556287" calcext:value-type="float">
            <text:p>508556287</text:p>
          </table:table-cell>
          <table:table-cell office:value-type="float" office:value="837536674" calcext:value-type="float">
            <text:p>837536674</text:p>
          </table:table-cell>
          <table:table-cell/>
          <table:table-cell table:formula="of:=[.C120]/3400000000" office:value-type="float" office:value="0.124421476647059" calcext:value-type="float">
            <text:p>0.1244214766</text:p>
          </table:table-cell>
          <table:table-cell table:formula="of:=[.D120]/3400000000" office:value-type="float" office:value="0.149575378529412" calcext:value-type="float">
            <text:p>0.1495753785</text:p>
          </table:table-cell>
          <table:table-cell table:formula="of:=[.E120]/3400000000" office:value-type="float" office:value="0.246334315882353" calcext:value-type="float">
            <text:p>0.2463343159</text:p>
          </table:table-cell>
          <table:table-cell table:number-columns-repeated="2"/>
          <table:table-cell office:value-type="float" office:value="405689001" calcext:value-type="float">
            <text:p>405689001</text:p>
          </table:table-cell>
          <table:table-cell office:value-type="float" office:value="509029192" calcext:value-type="float">
            <text:p>509029192</text:p>
          </table:table-cell>
          <table:table-cell office:value-type="float" office:value="964544396.333333" calcext:value-type="float">
            <text:p>964544396.333333</text:p>
          </table:table-cell>
          <table:table-cell/>
          <table:table-cell table:formula="of:=[.L120]/3400000000" office:value-type="float" office:value="0.119320294411765" calcext:value-type="float">
            <text:p>0.1193202944</text:p>
          </table:table-cell>
          <table:table-cell table:formula="of:=[.M120]/3400000000" office:value-type="float" office:value="0.149714468235294" calcext:value-type="float">
            <text:p>0.1497144682</text:p>
          </table:table-cell>
          <table:table-cell table:formula="of:=[.N120]/3400000000" office:value-type="float" office:value="0.283689528333333" calcext:value-type="float">
            <text:p>0.2836895283</text:p>
          </table:table-cell>
          <table:table-cell table:number-columns-repeated="3"/>
          <table:table-cell office:value-type="float" office:value="0.0787936729" calcext:value-type="float">
            <text:p>0.0787936729</text:p>
          </table:table-cell>
          <table:table-cell table:number-columns-repeated="2"/>
          <table:table-cell table:formula="of:=[.G120]-[.V120]" office:value-type="float" office:value="0.0456278037470588" calcext:value-type="float">
            <text:p>0.0456278037</text:p>
          </table:table-cell>
          <table:table-cell table:formula="of:=[.H120]-[.V120]" office:value-type="float" office:value="0.0707817056294118" calcext:value-type="float">
            <text:p>0.0707817056</text:p>
          </table:table-cell>
          <table:table-cell table:formula="of:=[.I120]-[.V120]" office:value-type="float" office:value="0.167540642982353" calcext:value-type="float">
            <text:p>0.167540643</text:p>
          </table:table-cell>
          <table:table-cell/>
          <table:table-cell table:formula="of:=[.P120]-[.V120]" office:value-type="float" office:value="0.0405266215117647" calcext:value-type="float">
            <text:p>0.0405266215</text:p>
          </table:table-cell>
          <table:table-cell table:formula="of:=[.Q120]-[.V120]" office:value-type="float" office:value="0.0709207953352941" calcext:value-type="float">
            <text:p>0.0709207953</text:p>
          </table:table-cell>
          <table:table-cell table:formula="of:=[.R120]-[.V120]" office:value-type="float" office:value="0.204895855433333" calcext:value-type="float">
            <text:p>0.2048958554</text:p>
          </table:table-cell>
          <table:table-cell table:number-columns-repeated="3"/>
          <table:table-cell table:formula="of:=[.C120]/[.A120]" office:value-type="float" office:value="6.78043238215086" calcext:value-type="float">
            <text:p>6.7804323822</text:p>
          </table:table-cell>
          <table:table-cell table:formula="of:=[.D120]/[.A120]" office:value-type="float" office:value="8.15121124972816" calcext:value-type="float">
            <text:p>8.1512112497</text:p>
          </table:table-cell>
          <table:table-cell table:formula="of:=[.E120]/[.A120]" office:value-type="float" office:value="13.4241548746574" calcext:value-type="float">
            <text:p>13.4241548747</text:p>
          </table:table-cell>
          <table:table-cell/>
          <table:table-cell table:formula="of:=[.C120]/1000000" office:value-type="float" office:value="423.0330206" calcext:value-type="float">
            <text:p>423.0330206</text:p>
          </table:table-cell>
        </table:table-row>
        <table:table-row table:style-name="ro2">
          <table:table-cell table:formula="of:=[.A120]+524288" office:value-type="float" office:value="62914560" calcext:value-type="float">
            <text:p>62914560</text:p>
          </table:table-cell>
          <table:table-cell office:value-type="float" office:value="413903567.6" calcext:value-type="float">
            <text:p>413903567.6</text:p>
          </table:table-cell>
          <table:table-cell office:value-type="float" office:value="438202391.4" calcext:value-type="float">
            <text:p>438202391.4</text:p>
          </table:table-cell>
          <table:table-cell office:value-type="float" office:value="517070564" calcext:value-type="float">
            <text:p>517070564</text:p>
          </table:table-cell>
          <table:table-cell office:value-type="float" office:value="838527150.666667" calcext:value-type="float">
            <text:p>838527150.666667</text:p>
          </table:table-cell>
          <table:table-cell/>
          <table:table-cell table:formula="of:=[.C121]/3400000000" office:value-type="float" office:value="0.128883056294118" calcext:value-type="float">
            <text:p>0.1288830563</text:p>
          </table:table-cell>
          <table:table-cell table:formula="of:=[.D121]/3400000000" office:value-type="float" office:value="0.152079577647059" calcext:value-type="float">
            <text:p>0.1520795776</text:p>
          </table:table-cell>
          <table:table-cell table:formula="of:=[.E121]/3400000000" office:value-type="float" office:value="0.24662563254902" calcext:value-type="float">
            <text:p>0.2466256325</text:p>
          </table:table-cell>
          <table:table-cell table:number-columns-repeated="2"/>
          <table:table-cell office:value-type="float" office:value="412888937.666667" calcext:value-type="float">
            <text:p>412888937.666667</text:p>
          </table:table-cell>
          <table:table-cell office:value-type="float" office:value="510120705" calcext:value-type="float">
            <text:p>510120705</text:p>
          </table:table-cell>
          <table:table-cell office:value-type="float" office:value="963409815.333333" calcext:value-type="float">
            <text:p>963409815.333333</text:p>
          </table:table-cell>
          <table:table-cell/>
          <table:table-cell table:formula="of:=[.L121]/3400000000" office:value-type="float" office:value="0.121437922843137" calcext:value-type="float">
            <text:p>0.1214379228</text:p>
          </table:table-cell>
          <table:table-cell table:formula="of:=[.M121]/3400000000" office:value-type="float" office:value="0.150035501470588" calcext:value-type="float">
            <text:p>0.1500355015</text:p>
          </table:table-cell>
          <table:table-cell table:formula="of:=[.N121]/3400000000" office:value-type="float" office:value="0.283355828039216" calcext:value-type="float">
            <text:p>0.283355828</text:p>
          </table:table-cell>
          <table:table-cell table:number-columns-repeated="3"/>
          <table:table-cell office:value-type="float" office:value="0.079317285" calcext:value-type="float">
            <text:p>0.079317285</text:p>
          </table:table-cell>
          <table:table-cell table:number-columns-repeated="2"/>
          <table:table-cell table:formula="of:=[.G121]-[.V121]" office:value-type="float" office:value="0.0495657712941176" calcext:value-type="float">
            <text:p>0.0495657713</text:p>
          </table:table-cell>
          <table:table-cell table:formula="of:=[.H121]-[.V121]" office:value-type="float" office:value="0.0727622926470588" calcext:value-type="float">
            <text:p>0.0727622926</text:p>
          </table:table-cell>
          <table:table-cell table:formula="of:=[.I121]-[.V121]" office:value-type="float" office:value="0.16730834754902" calcext:value-type="float">
            <text:p>0.1673083475</text:p>
          </table:table-cell>
          <table:table-cell/>
          <table:table-cell table:formula="of:=[.P121]-[.V121]" office:value-type="float" office:value="0.0421206378431374" calcext:value-type="float">
            <text:p>0.0421206378</text:p>
          </table:table-cell>
          <table:table-cell table:formula="of:=[.Q121]-[.V121]" office:value-type="float" office:value="0.0707182164705882" calcext:value-type="float">
            <text:p>0.0707182165</text:p>
          </table:table-cell>
          <table:table-cell table:formula="of:=[.R121]-[.V121]" office:value-type="float" office:value="0.204038543039216" calcext:value-type="float">
            <text:p>0.204038543</text:p>
          </table:table-cell>
          <table:table-cell table:number-columns-repeated="3"/>
          <table:table-cell table:formula="of:=[.C121]/[.A121]" office:value-type="float" office:value="6.96503943443298" calcext:value-type="float">
            <text:p>6.9650394344</text:p>
          </table:table-cell>
          <table:table-cell table:formula="of:=[.D121]/[.A121]" office:value-type="float" office:value="8.21861527760824" calcext:value-type="float">
            <text:p>8.2186152776</text:p>
          </table:table-cell>
          <table:table-cell table:formula="of:=[.E121]/[.A121]" office:value-type="float" office:value="13.3280301200019" calcext:value-type="float">
            <text:p>13.32803012</text:p>
          </table:table-cell>
          <table:table-cell/>
          <table:table-cell table:formula="of:=[.C121]/1000000" office:value-type="float" office:value="438.2023914" calcext:value-type="float">
            <text:p>438.2023914</text:p>
          </table:table-cell>
        </table:table-row>
        <table:table-row table:style-name="ro2">
          <table:table-cell table:formula="of:=[.A121]+524288" office:value-type="float" office:value="63438848" calcext:value-type="float">
            <text:p>63438848</text:p>
          </table:table-cell>
          <table:table-cell office:value-type="float" office:value="416447780.4" calcext:value-type="float">
            <text:p>416447780.4</text:p>
          </table:table-cell>
          <table:table-cell office:value-type="float" office:value="492153242.7" calcext:value-type="float">
            <text:p>492153242.7</text:p>
          </table:table-cell>
          <table:table-cell office:value-type="float" office:value="518223105.333333" calcext:value-type="float">
            <text:p>518223105.333333</text:p>
          </table:table-cell>
          <table:table-cell office:value-type="float" office:value="845182566" calcext:value-type="float">
            <text:p>845182566</text:p>
          </table:table-cell>
          <table:table-cell/>
          <table:table-cell table:formula="of:=[.C122]/3400000000" office:value-type="float" office:value="0.144750953735294" calcext:value-type="float">
            <text:p>0.1447509537</text:p>
          </table:table-cell>
          <table:table-cell table:formula="of:=[.D122]/3400000000" office:value-type="float" office:value="0.152418560392157" calcext:value-type="float">
            <text:p>0.1524185604</text:p>
          </table:table-cell>
          <table:table-cell table:formula="of:=[.E122]/3400000000" office:value-type="float" office:value="0.248583107647059" calcext:value-type="float">
            <text:p>0.2485831076</text:p>
          </table:table-cell>
          <table:table-cell table:number-columns-repeated="2"/>
          <table:table-cell office:value-type="float" office:value="410675067.666667" calcext:value-type="float">
            <text:p>410675067.666667</text:p>
          </table:table-cell>
          <table:table-cell office:value-type="float" office:value="515867910.666667" calcext:value-type="float">
            <text:p>515867910.666667</text:p>
          </table:table-cell>
          <table:table-cell office:value-type="float" office:value="974670005" calcext:value-type="float">
            <text:p>974670005</text:p>
          </table:table-cell>
          <table:table-cell/>
          <table:table-cell table:formula="of:=[.L122]/3400000000" office:value-type="float" office:value="0.120786784607843" calcext:value-type="float">
            <text:p>0.1207867846</text:p>
          </table:table-cell>
          <table:table-cell table:formula="of:=[.M122]/3400000000" office:value-type="float" office:value="0.151725856078431" calcext:value-type="float">
            <text:p>0.1517258561</text:p>
          </table:table-cell>
          <table:table-cell table:formula="of:=[.N122]/3400000000" office:value-type="float" office:value="0.286667648529412" calcext:value-type="float">
            <text:p>0.2866676485</text:p>
          </table:table-cell>
          <table:table-cell table:number-columns-repeated="3"/>
          <table:table-cell office:value-type="float" office:value="0.0798989803" calcext:value-type="float">
            <text:p>0.0798989803</text:p>
          </table:table-cell>
          <table:table-cell table:number-columns-repeated="2"/>
          <table:table-cell table:formula="of:=[.G122]-[.V122]" office:value-type="float" office:value="0.0648519734352941" calcext:value-type="float">
            <text:p>0.0648519734</text:p>
          </table:table-cell>
          <table:table-cell table:formula="of:=[.H122]-[.V122]" office:value-type="float" office:value="0.0725195800921568" calcext:value-type="float">
            <text:p>0.0725195801</text:p>
          </table:table-cell>
          <table:table-cell table:formula="of:=[.I122]-[.V122]" office:value-type="float" office:value="0.168684127347059" calcext:value-type="float">
            <text:p>0.1686841273</text:p>
          </table:table-cell>
          <table:table-cell/>
          <table:table-cell table:formula="of:=[.P122]-[.V122]" office:value-type="float" office:value="0.0408878043078432" calcext:value-type="float">
            <text:p>0.0408878043</text:p>
          </table:table-cell>
          <table:table-cell table:formula="of:=[.Q122]-[.V122]" office:value-type="float" office:value="0.0718268757784315" calcext:value-type="float">
            <text:p>0.0718268758</text:p>
          </table:table-cell>
          <table:table-cell table:formula="of:=[.R122]-[.V122]" office:value-type="float" office:value="0.206768668229412" calcext:value-type="float">
            <text:p>0.2067686682</text:p>
          </table:table-cell>
          <table:table-cell table:number-columns-repeated="3"/>
          <table:table-cell table:formula="of:=[.C122]/[.A122]" office:value-type="float" office:value="7.75791582312466" calcext:value-type="float">
            <text:p>7.7579158231</text:p>
          </table:table-cell>
          <table:table-cell table:formula="of:=[.D122]/[.A122]" office:value-type="float" office:value="8.16886059049075" calcext:value-type="float">
            <text:p>8.1688605905</text:p>
          </table:table-cell>
          <table:table-cell table:formula="of:=[.E122]/[.A122]" office:value-type="float" office:value="13.3227918325377" calcext:value-type="float">
            <text:p>13.3227918325</text:p>
          </table:table-cell>
          <table:table-cell/>
          <table:table-cell table:formula="of:=[.C122]/1000000" office:value-type="float" office:value="492.1532427" calcext:value-type="float">
            <text:p>492.1532427</text:p>
          </table:table-cell>
        </table:table-row>
        <table:table-row table:style-name="ro2">
          <table:table-cell table:formula="of:=[.A122]+524288" office:value-type="float" office:value="63963136" calcext:value-type="float">
            <text:p>63963136</text:p>
          </table:table-cell>
          <table:table-cell office:value-type="float" office:value="421162896.8" calcext:value-type="float">
            <text:p>421162896.8</text:p>
          </table:table-cell>
          <table:table-cell office:value-type="float" office:value="436029116.5" calcext:value-type="float">
            <text:p>436029116.5</text:p>
          </table:table-cell>
          <table:table-cell office:value-type="float" office:value="526131593" calcext:value-type="float">
            <text:p>526131593</text:p>
          </table:table-cell>
          <table:table-cell office:value-type="float" office:value="840065447.666667" calcext:value-type="float">
            <text:p>840065447.666667</text:p>
          </table:table-cell>
          <table:table-cell/>
          <table:table-cell table:formula="of:=[.C123]/3400000000" office:value-type="float" office:value="0.128243857794118" calcext:value-type="float">
            <text:p>0.1282438578</text:p>
          </table:table-cell>
          <table:table-cell table:formula="of:=[.D123]/3400000000" office:value-type="float" office:value="0.154744586176471" calcext:value-type="float">
            <text:p>0.1547445862</text:p>
          </table:table-cell>
          <table:table-cell table:formula="of:=[.E123]/3400000000" office:value-type="float" office:value="0.247078072843137" calcext:value-type="float">
            <text:p>0.2470780728</text:p>
          </table:table-cell>
          <table:table-cell table:number-columns-repeated="2"/>
          <table:table-cell office:value-type="float" office:value="423073352.333333" calcext:value-type="float">
            <text:p>423073352.333333</text:p>
          </table:table-cell>
          <table:table-cell office:value-type="float" office:value="519371479.333333" calcext:value-type="float">
            <text:p>519371479.333333</text:p>
          </table:table-cell>
          <table:table-cell office:value-type="float" office:value="979348009.666667" calcext:value-type="float">
            <text:p>979348009.666667</text:p>
          </table:table-cell>
          <table:table-cell/>
          <table:table-cell table:formula="of:=[.L123]/3400000000" office:value-type="float" office:value="0.124433338921569" calcext:value-type="float">
            <text:p>0.1244333389</text:p>
          </table:table-cell>
          <table:table-cell table:formula="of:=[.M123]/3400000000" office:value-type="float" office:value="0.15275631745098" calcext:value-type="float">
            <text:p>0.1527563175</text:p>
          </table:table-cell>
          <table:table-cell table:formula="of:=[.N123]/3400000000" office:value-type="float" office:value="0.288043532254902" calcext:value-type="float">
            <text:p>0.2880435323</text:p>
          </table:table-cell>
          <table:table-cell table:number-columns-repeated="3"/>
          <table:table-cell office:value-type="float" office:value="0.0805001102" calcext:value-type="float">
            <text:p>0.0805001102</text:p>
          </table:table-cell>
          <table:table-cell table:number-columns-repeated="2"/>
          <table:table-cell table:formula="of:=[.G123]-[.V123]" office:value-type="float" office:value="0.0477437475941176" calcext:value-type="float">
            <text:p>0.0477437476</text:p>
          </table:table-cell>
          <table:table-cell table:formula="of:=[.H123]-[.V123]" office:value-type="float" office:value="0.0742444759764706" calcext:value-type="float">
            <text:p>0.074244476</text:p>
          </table:table-cell>
          <table:table-cell table:formula="of:=[.I123]-[.V123]" office:value-type="float" office:value="0.166577962643137" calcext:value-type="float">
            <text:p>0.1665779626</text:p>
          </table:table-cell>
          <table:table-cell/>
          <table:table-cell table:formula="of:=[.P123]-[.V123]" office:value-type="float" office:value="0.0439332287215685" calcext:value-type="float">
            <text:p>0.0439332287</text:p>
          </table:table-cell>
          <table:table-cell table:formula="of:=[.Q123]-[.V123]" office:value-type="float" office:value="0.0722562072509803" calcext:value-type="float">
            <text:p>0.0722562073</text:p>
          </table:table-cell>
          <table:table-cell table:formula="of:=[.R123]-[.V123]" office:value-type="float" office:value="0.207543422054902" calcext:value-type="float">
            <text:p>0.2075434221</text:p>
          </table:table-cell>
          <table:table-cell table:number-columns-repeated="3"/>
          <table:table-cell table:formula="of:=[.C123]/[.A123]" office:value-type="float" office:value="6.81688146903867" calcext:value-type="float">
            <text:p>6.816881469</text:p>
          </table:table-cell>
          <table:table-cell table:formula="of:=[.D123]/[.A123]" office:value-type="float" office:value="8.2255440540001" calcext:value-type="float">
            <text:p>8.225544054</text:p>
          </table:table-cell>
          <table:table-cell table:formula="of:=[.E123]/[.A123]" office:value-type="float" office:value="13.1335875662298" calcext:value-type="float">
            <text:p>13.1335875662</text:p>
          </table:table-cell>
          <table:table-cell/>
          <table:table-cell table:formula="of:=[.C123]/1000000" office:value-type="float" office:value="436.0291165" calcext:value-type="float">
            <text:p>436.0291165</text:p>
          </table:table-cell>
        </table:table-row>
        <table:table-row table:style-name="ro2">
          <table:table-cell table:formula="of:=[.A123]+524288" office:value-type="float" office:value="64487424" calcext:value-type="float">
            <text:p>64487424</text:p>
          </table:table-cell>
          <table:table-cell office:value-type="float" office:value="422409053.5" calcext:value-type="float">
            <text:p>422409053.5</text:p>
          </table:table-cell>
          <table:table-cell office:value-type="float" office:value="438091102.8" calcext:value-type="float">
            <text:p>438091102.8</text:p>
          </table:table-cell>
          <table:table-cell office:value-type="float" office:value="523932305" calcext:value-type="float">
            <text:p>523932305</text:p>
          </table:table-cell>
          <table:table-cell office:value-type="float" office:value="872267524.333333" calcext:value-type="float">
            <text:p>872267524.333333</text:p>
          </table:table-cell>
          <table:table-cell/>
          <table:table-cell table:formula="of:=[.C124]/3400000000" office:value-type="float" office:value="0.128850324352941" calcext:value-type="float">
            <text:p>0.1288503244</text:p>
          </table:table-cell>
          <table:table-cell table:formula="of:=[.D124]/3400000000" office:value-type="float" office:value="0.154097736764706" calcext:value-type="float">
            <text:p>0.1540977368</text:p>
          </table:table-cell>
          <table:table-cell table:formula="of:=[.E124]/3400000000" office:value-type="float" office:value="0.256549271862745" calcext:value-type="float">
            <text:p>0.2565492719</text:p>
          </table:table-cell>
          <table:table-cell table:number-columns-repeated="2"/>
          <table:table-cell office:value-type="float" office:value="415656890.666667" calcext:value-type="float">
            <text:p>415656890.666667</text:p>
          </table:table-cell>
          <table:table-cell office:value-type="float" office:value="521110971" calcext:value-type="float">
            <text:p>521110971</text:p>
          </table:table-cell>
          <table:table-cell office:value-type="float" office:value="991126371.666667" calcext:value-type="float">
            <text:p>991126371.666667</text:p>
          </table:table-cell>
          <table:table-cell/>
          <table:table-cell table:formula="of:=[.L124]/3400000000" office:value-type="float" office:value="0.122252026666667" calcext:value-type="float">
            <text:p>0.1222520267</text:p>
          </table:table-cell>
          <table:table-cell table:formula="of:=[.M124]/3400000000" office:value-type="float" office:value="0.153267932647059" calcext:value-type="float">
            <text:p>0.1532679326</text:p>
          </table:table-cell>
          <table:table-cell table:formula="of:=[.N124]/3400000000" office:value-type="float" office:value="0.291507756372549" calcext:value-type="float">
            <text:p>0.2915077564</text:p>
          </table:table-cell>
          <table:table-cell table:number-columns-repeated="3"/>
          <table:table-cell office:value-type="float" office:value="0.0812826156" calcext:value-type="float">
            <text:p>0.0812826156</text:p>
          </table:table-cell>
          <table:table-cell table:number-columns-repeated="2"/>
          <table:table-cell table:formula="of:=[.G124]-[.V124]" office:value-type="float" office:value="0.0475677087529412" calcext:value-type="float">
            <text:p>0.0475677088</text:p>
          </table:table-cell>
          <table:table-cell table:formula="of:=[.H124]-[.V124]" office:value-type="float" office:value="0.0728151211647059" calcext:value-type="float">
            <text:p>0.0728151212</text:p>
          </table:table-cell>
          <table:table-cell table:formula="of:=[.I124]-[.V124]" office:value-type="float" office:value="0.175266656262745" calcext:value-type="float">
            <text:p>0.1752666563</text:p>
          </table:table-cell>
          <table:table-cell/>
          <table:table-cell table:formula="of:=[.P124]-[.V124]" office:value-type="float" office:value="0.0409694110666668" calcext:value-type="float">
            <text:p>0.0409694111</text:p>
          </table:table-cell>
          <table:table-cell table:formula="of:=[.Q124]-[.V124]" office:value-type="float" office:value="0.0719853170470588" calcext:value-type="float">
            <text:p>0.071985317</text:p>
          </table:table-cell>
          <table:table-cell table:formula="of:=[.R124]-[.V124]" office:value-type="float" office:value="0.210225140772549" calcext:value-type="float">
            <text:p>0.2102251408</text:p>
          </table:table-cell>
          <table:table-cell table:number-columns-repeated="3"/>
          <table:table-cell table:formula="of:=[.C124]/[.A124]" office:value-type="float" office:value="6.79343468270651" calcext:value-type="float">
            <text:p>6.7934346827</text:p>
          </table:table-cell>
          <table:table-cell table:formula="of:=[.D124]/[.A124]" office:value-type="float" office:value="8.1245655742118" calcext:value-type="float">
            <text:p>8.1245655742</text:p>
          </table:table-cell>
          <table:table-cell table:formula="of:=[.E124]/[.A124]" office:value-type="float" office:value="13.5261647966173" calcext:value-type="float">
            <text:p>13.5261647966</text:p>
          </table:table-cell>
          <table:table-cell/>
          <table:table-cell table:formula="of:=[.C124]/1000000" office:value-type="float" office:value="438.0911028" calcext:value-type="float">
            <text:p>438.0911028</text:p>
          </table:table-cell>
        </table:table-row>
        <table:table-row table:style-name="ro2">
          <table:table-cell table:formula="of:=[.A124]+524288" office:value-type="float" office:value="65011712" calcext:value-type="float">
            <text:p>65011712</text:p>
          </table:table-cell>
          <table:table-cell office:value-type="float" office:value="428696442.7" calcext:value-type="float">
            <text:p>428696442.7</text:p>
          </table:table-cell>
          <table:table-cell office:value-type="float" office:value="436585230.2" calcext:value-type="float">
            <text:p>436585230.2</text:p>
          </table:table-cell>
          <table:table-cell office:value-type="float" office:value="555279506.666667" calcext:value-type="float">
            <text:p>555279506.666667</text:p>
          </table:table-cell>
          <table:table-cell office:value-type="float" office:value="854617100.333333" calcext:value-type="float">
            <text:p>854617100.333333</text:p>
          </table:table-cell>
          <table:table-cell/>
          <table:table-cell table:formula="of:=[.C125]/3400000000" office:value-type="float" office:value="0.128407420647059" calcext:value-type="float">
            <text:p>0.1284074206</text:p>
          </table:table-cell>
          <table:table-cell table:formula="of:=[.D125]/3400000000" office:value-type="float" office:value="0.163317501960784" calcext:value-type="float">
            <text:p>0.163317502</text:p>
          </table:table-cell>
          <table:table-cell table:formula="of:=[.E125]/3400000000" office:value-type="float" office:value="0.251357970686274" calcext:value-type="float">
            <text:p>0.2513579707</text:p>
          </table:table-cell>
          <table:table-cell table:number-columns-repeated="2"/>
          <table:table-cell office:value-type="float" office:value="423531291.666667" calcext:value-type="float">
            <text:p>423531291.666667</text:p>
          </table:table-cell>
          <table:table-cell office:value-type="float" office:value="527932687.333333" calcext:value-type="float">
            <text:p>527932687.333333</text:p>
          </table:table-cell>
          <table:table-cell office:value-type="float" office:value="991328701.666667" calcext:value-type="float">
            <text:p>991328701.666667</text:p>
          </table:table-cell>
          <table:table-cell/>
          <table:table-cell table:formula="of:=[.L125]/3400000000" office:value-type="float" office:value="0.124568026960784" calcext:value-type="float">
            <text:p>0.124568027</text:p>
          </table:table-cell>
          <table:table-cell table:formula="of:=[.M125]/3400000000" office:value-type="float" office:value="0.155274319803921" calcext:value-type="float">
            <text:p>0.1552743198</text:p>
          </table:table-cell>
          <table:table-cell table:formula="of:=[.N125]/3400000000" office:value-type="float" office:value="0.291567265196078" calcext:value-type="float">
            <text:p>0.2915672652</text:p>
          </table:table-cell>
          <table:table-cell table:number-columns-repeated="3"/>
          <table:table-cell office:value-type="float" office:value="0.0821551527" calcext:value-type="float">
            <text:p>0.0821551527</text:p>
          </table:table-cell>
          <table:table-cell table:number-columns-repeated="2"/>
          <table:table-cell table:formula="of:=[.G125]-[.V125]" office:value-type="float" office:value="0.0462522679470588" calcext:value-type="float">
            <text:p>0.0462522679</text:p>
          </table:table-cell>
          <table:table-cell table:formula="of:=[.H125]-[.V125]" office:value-type="float" office:value="0.0811623492607844" calcext:value-type="float">
            <text:p>0.0811623493</text:p>
          </table:table-cell>
          <table:table-cell table:formula="of:=[.I125]-[.V125]" office:value-type="float" office:value="0.169202817986274" calcext:value-type="float">
            <text:p>0.169202818</text:p>
          </table:table-cell>
          <table:table-cell/>
          <table:table-cell table:formula="of:=[.P125]-[.V125]" office:value-type="float" office:value="0.0424128742607844" calcext:value-type="float">
            <text:p>0.0424128743</text:p>
          </table:table-cell>
          <table:table-cell table:formula="of:=[.Q125]-[.V125]" office:value-type="float" office:value="0.0731191671039215" calcext:value-type="float">
            <text:p>0.0731191671</text:p>
          </table:table-cell>
          <table:table-cell table:formula="of:=[.R125]-[.V125]" office:value-type="float" office:value="0.209412112496078" calcext:value-type="float">
            <text:p>0.2094121125</text:p>
          </table:table-cell>
          <table:table-cell table:number-columns-repeated="3"/>
          <table:table-cell table:formula="of:=[.C125]/[.A125]" office:value-type="float" office:value="6.71548582200081" calcext:value-type="float">
            <text:p>6.715485822</text:p>
          </table:table-cell>
          <table:table-cell table:formula="of:=[.D125]/[.A125]" office:value-type="float" office:value="8.5412226441086" calcext:value-type="float">
            <text:p>8.5412226441</text:p>
          </table:table-cell>
          <table:table-cell table:formula="of:=[.E125]/[.A125]" office:value-type="float" office:value="13.1455867572497" calcext:value-type="float">
            <text:p>13.1455867572</text:p>
          </table:table-cell>
          <table:table-cell/>
          <table:table-cell table:formula="of:=[.C125]/1000000" office:value-type="float" office:value="436.5852302" calcext:value-type="float">
            <text:p>436.5852302</text:p>
          </table:table-cell>
        </table:table-row>
        <table:table-row table:style-name="ro2">
          <table:table-cell table:formula="of:=[.A125]+524288" office:value-type="float" office:value="65536000" calcext:value-type="float">
            <text:p>65536000</text:p>
          </table:table-cell>
          <table:table-cell office:value-type="float" office:value="433166874.3" calcext:value-type="float">
            <text:p>433166874.3</text:p>
          </table:table-cell>
          <table:table-cell office:value-type="float" office:value="440738443.7" calcext:value-type="float">
            <text:p>440738443.7</text:p>
          </table:table-cell>
          <table:table-cell office:value-type="float" office:value="542374027.333333" calcext:value-type="float">
            <text:p>542374027.333333</text:p>
          </table:table-cell>
          <table:table-cell office:value-type="float" office:value="859267069.333333" calcext:value-type="float">
            <text:p>859267069.333333</text:p>
          </table:table-cell>
          <table:table-cell/>
          <table:table-cell table:formula="of:=[.C126]/3400000000" office:value-type="float" office:value="0.129628954029412" calcext:value-type="float">
            <text:p>0.129628954</text:p>
          </table:table-cell>
          <table:table-cell table:formula="of:=[.D126]/3400000000" office:value-type="float" office:value="0.159521772745098" calcext:value-type="float">
            <text:p>0.1595217727</text:p>
          </table:table-cell>
          <table:table-cell table:formula="of:=[.E126]/3400000000" office:value-type="float" office:value="0.252725608627451" calcext:value-type="float">
            <text:p>0.2527256086</text:p>
          </table:table-cell>
          <table:table-cell table:number-columns-repeated="2"/>
          <table:table-cell office:value-type="float" office:value="425229792" calcext:value-type="float">
            <text:p>425229792</text:p>
          </table:table-cell>
          <table:table-cell office:value-type="float" office:value="531792500" calcext:value-type="float">
            <text:p>531792500</text:p>
          </table:table-cell>
          <table:table-cell office:value-type="float" office:value="972123117.666667" calcext:value-type="float">
            <text:p>972123117.666667</text:p>
          </table:table-cell>
          <table:table-cell/>
          <table:table-cell table:formula="of:=[.L126]/3400000000" office:value-type="float" office:value="0.125067585882353" calcext:value-type="float">
            <text:p>0.1250675859</text:p>
          </table:table-cell>
          <table:table-cell table:formula="of:=[.M126]/3400000000" office:value-type="float" office:value="0.156409558823529" calcext:value-type="float">
            <text:p>0.1564095588</text:p>
          </table:table-cell>
          <table:table-cell table:formula="of:=[.N126]/3400000000" office:value-type="float" office:value="0.285918564019608" calcext:value-type="float">
            <text:p>0.285918564</text:p>
          </table:table-cell>
          <table:table-cell table:number-columns-repeated="3"/>
          <table:table-cell office:value-type="float" office:value="0.0826432642" calcext:value-type="float">
            <text:p>0.0826432642</text:p>
          </table:table-cell>
          <table:table-cell table:number-columns-repeated="2"/>
          <table:table-cell table:formula="of:=[.G126]-[.V126]" office:value-type="float" office:value="0.0469856898294118" calcext:value-type="float">
            <text:p>0.0469856898</text:p>
          </table:table-cell>
          <table:table-cell table:formula="of:=[.H126]-[.V126]" office:value-type="float" office:value="0.0768785085450979" calcext:value-type="float">
            <text:p>0.0768785085</text:p>
          </table:table-cell>
          <table:table-cell table:formula="of:=[.I126]-[.V126]" office:value-type="float" office:value="0.170082344427451" calcext:value-type="float">
            <text:p>0.1700823444</text:p>
          </table:table-cell>
          <table:table-cell/>
          <table:table-cell table:formula="of:=[.P126]-[.V126]" office:value-type="float" office:value="0.042424321682353" calcext:value-type="float">
            <text:p>0.0424243217</text:p>
          </table:table-cell>
          <table:table-cell table:formula="of:=[.Q126]-[.V126]" office:value-type="float" office:value="0.0737662946235294" calcext:value-type="float">
            <text:p>0.0737662946</text:p>
          </table:table-cell>
          <table:table-cell table:formula="of:=[.R126]-[.V126]" office:value-type="float" office:value="0.203275299819608" calcext:value-type="float">
            <text:p>0.2032752998</text:p>
          </table:table-cell>
          <table:table-cell table:number-columns-repeated="3"/>
          <table:table-cell table:formula="of:=[.C126]/[.A126]" office:value-type="float" office:value="6.72513494415283" calcext:value-type="float">
            <text:p>6.7251349442</text:p>
          </table:table-cell>
          <table:table-cell table:formula="of:=[.D126]/[.A126]" office:value-type="float" office:value="8.27597087605794" calcext:value-type="float">
            <text:p>8.2759708761</text:p>
          </table:table-cell>
          <table:table-cell table:formula="of:=[.E126]/[.A126]" office:value-type="float" office:value="13.1113749593099" calcext:value-type="float">
            <text:p>13.1113749593</text:p>
          </table:table-cell>
          <table:table-cell/>
          <table:table-cell table:formula="of:=[.C126]/1000000" office:value-type="float" office:value="440.7384437" calcext:value-type="float">
            <text:p>440.7384437</text:p>
          </table:table-cell>
        </table:table-row>
        <table:table-row table:style-name="ro2">
          <table:table-cell table:formula="of:=[.A126]+524288" office:value-type="float" office:value="66060288" calcext:value-type="float">
            <text:p>66060288</text:p>
          </table:table-cell>
          <table:table-cell office:value-type="float" office:value="434226414.1" calcext:value-type="float">
            <text:p>434226414.1</text:p>
          </table:table-cell>
          <table:table-cell office:value-type="float" office:value="435992342.2" calcext:value-type="float">
            <text:p>435992342.2</text:p>
          </table:table-cell>
          <table:table-cell office:value-type="float" office:value="535290891.333333" calcext:value-type="float">
            <text:p>535290891.333333</text:p>
          </table:table-cell>
          <table:table-cell office:value-type="float" office:value="843728428" calcext:value-type="float">
            <text:p>843728428</text:p>
          </table:table-cell>
          <table:table-cell/>
          <table:table-cell table:formula="of:=[.C127]/3400000000" office:value-type="float" office:value="0.128233041823529" calcext:value-type="float">
            <text:p>0.1282330418</text:p>
          </table:table-cell>
          <table:table-cell table:formula="of:=[.D127]/3400000000" office:value-type="float" office:value="0.15743849745098" calcext:value-type="float">
            <text:p>0.1574384975</text:p>
          </table:table-cell>
          <table:table-cell table:formula="of:=[.E127]/3400000000" office:value-type="float" office:value="0.24815542" calcext:value-type="float">
            <text:p>0.24815542</text:p>
          </table:table-cell>
          <table:table-cell table:number-columns-repeated="2"/>
          <table:table-cell office:value-type="float" office:value="431579898" calcext:value-type="float">
            <text:p>431579898</text:p>
          </table:table-cell>
          <table:table-cell office:value-type="float" office:value="532752342.666667" calcext:value-type="float">
            <text:p>532752342.666667</text:p>
          </table:table-cell>
          <table:table-cell office:value-type="float" office:value="987107616.333333" calcext:value-type="float">
            <text:p>987107616.333333</text:p>
          </table:table-cell>
          <table:table-cell/>
          <table:table-cell table:formula="of:=[.L127]/3400000000" office:value-type="float" office:value="0.126935264117647" calcext:value-type="float">
            <text:p>0.1269352641</text:p>
          </table:table-cell>
          <table:table-cell table:formula="of:=[.M127]/3400000000" office:value-type="float" office:value="0.156691865490196" calcext:value-type="float">
            <text:p>0.1566918655</text:p>
          </table:table-cell>
          <table:table-cell table:formula="of:=[.N127]/3400000000" office:value-type="float" office:value="0.290325769509804" calcext:value-type="float">
            <text:p>0.2903257695</text:p>
          </table:table-cell>
          <table:table-cell table:number-columns-repeated="3"/>
          <table:table-cell office:value-type="float" office:value="0.0831969942" calcext:value-type="float">
            <text:p>0.0831969942</text:p>
          </table:table-cell>
          <table:table-cell table:number-columns-repeated="2"/>
          <table:table-cell table:formula="of:=[.G127]-[.V127]" office:value-type="float" office:value="0.0450360476235294" calcext:value-type="float">
            <text:p>0.0450360476</text:p>
          </table:table-cell>
          <table:table-cell table:formula="of:=[.H127]-[.V127]" office:value-type="float" office:value="0.0742415032509803" calcext:value-type="float">
            <text:p>0.0742415033</text:p>
          </table:table-cell>
          <table:table-cell table:formula="of:=[.I127]-[.V127]" office:value-type="float" office:value="0.1649584258" calcext:value-type="float">
            <text:p>0.1649584258</text:p>
          </table:table-cell>
          <table:table-cell/>
          <table:table-cell table:formula="of:=[.P127]-[.V127]" office:value-type="float" office:value="0.0437382699176471" calcext:value-type="float">
            <text:p>0.0437382699</text:p>
          </table:table-cell>
          <table:table-cell table:formula="of:=[.Q127]-[.V127]" office:value-type="float" office:value="0.0734948712901962" calcext:value-type="float">
            <text:p>0.0734948713</text:p>
          </table:table-cell>
          <table:table-cell table:formula="of:=[.R127]-[.V127]" office:value-type="float" office:value="0.207128775309804" calcext:value-type="float">
            <text:p>0.2071287753</text:p>
          </table:table-cell>
          <table:table-cell table:number-columns-repeated="3"/>
          <table:table-cell table:formula="of:=[.C127]/[.A127]" office:value-type="float" office:value="6.59991585564992" calcext:value-type="float">
            <text:p>6.5999158556</text:p>
          </table:table-cell>
          <table:table-cell table:formula="of:=[.D127]/[.A127]" office:value-type="float" office:value="8.10306626779061" calcext:value-type="float">
            <text:p>8.1030662678</text:p>
          </table:table-cell>
          <table:table-cell table:formula="of:=[.E127]/[.A127]" office:value-type="float" office:value="12.7720973302448" calcext:value-type="float">
            <text:p>12.7720973302</text:p>
          </table:table-cell>
          <table:table-cell/>
          <table:table-cell table:formula="of:=[.C127]/1000000" office:value-type="float" office:value="435.9923422" calcext:value-type="float">
            <text:p>435.9923422</text:p>
          </table:table-cell>
        </table:table-row>
        <table:table-row table:style-name="ro2">
          <table:table-cell table:formula="of:=[.A127]+524288" office:value-type="float" office:value="66584576" calcext:value-type="float">
            <text:p>66584576</text:p>
          </table:table-cell>
          <table:table-cell office:value-type="float" office:value="447519351.6" calcext:value-type="float">
            <text:p>447519351.6</text:p>
          </table:table-cell>
          <table:table-cell office:value-type="float" office:value="452922815.1" calcext:value-type="float">
            <text:p>452922815.1</text:p>
          </table:table-cell>
          <table:table-cell office:value-type="float" office:value="536590254" calcext:value-type="float">
            <text:p>536590254</text:p>
          </table:table-cell>
          <table:table-cell office:value-type="float" office:value="910065630" calcext:value-type="float">
            <text:p>910065630</text:p>
          </table:table-cell>
          <table:table-cell/>
          <table:table-cell table:formula="of:=[.C128]/3400000000" office:value-type="float" office:value="0.133212592676471" calcext:value-type="float">
            <text:p>0.1332125927</text:p>
          </table:table-cell>
          <table:table-cell table:formula="of:=[.D128]/3400000000" office:value-type="float" office:value="0.157820662941176" calcext:value-type="float">
            <text:p>0.1578206629</text:p>
          </table:table-cell>
          <table:table-cell table:formula="of:=[.E128]/3400000000" office:value-type="float" office:value="0.267666361764706" calcext:value-type="float">
            <text:p>0.2676663618</text:p>
          </table:table-cell>
          <table:table-cell table:number-columns-repeated="2"/>
          <table:table-cell office:value-type="float" office:value="433338166.333333" calcext:value-type="float">
            <text:p>433338166.333333</text:p>
          </table:table-cell>
          <table:table-cell office:value-type="float" office:value="536125094.666667" calcext:value-type="float">
            <text:p>536125094.666667</text:p>
          </table:table-cell>
          <table:table-cell office:value-type="float" office:value="980784471.666667" calcext:value-type="float">
            <text:p>980784471.666667</text:p>
          </table:table-cell>
          <table:table-cell/>
          <table:table-cell table:formula="of:=[.L128]/3400000000" office:value-type="float" office:value="0.127452401862745" calcext:value-type="float">
            <text:p>0.1274524019</text:p>
          </table:table-cell>
          <table:table-cell table:formula="of:=[.M128]/3400000000" office:value-type="float" office:value="0.157683851372549" calcext:value-type="float">
            <text:p>0.1576838514</text:p>
          </table:table-cell>
          <table:table-cell table:formula="of:=[.N128]/3400000000" office:value-type="float" office:value="0.288466021078431" calcext:value-type="float">
            <text:p>0.2884660211</text:p>
          </table:table-cell>
          <table:table-cell table:number-columns-repeated="3"/>
          <table:table-cell office:value-type="float" office:value="0.0840024885" calcext:value-type="float">
            <text:p>0.0840024885</text:p>
          </table:table-cell>
          <table:table-cell table:number-columns-repeated="2"/>
          <table:table-cell table:formula="of:=[.G128]-[.V128]" office:value-type="float" office:value="0.0492101041764706" calcext:value-type="float">
            <text:p>0.0492101042</text:p>
          </table:table-cell>
          <table:table-cell table:formula="of:=[.H128]-[.V128]" office:value-type="float" office:value="0.0738181744411765" calcext:value-type="float">
            <text:p>0.0738181744</text:p>
          </table:table-cell>
          <table:table-cell table:formula="of:=[.I128]-[.V128]" office:value-type="float" office:value="0.183663873264706" calcext:value-type="float">
            <text:p>0.1836638733</text:p>
          </table:table-cell>
          <table:table-cell/>
          <table:table-cell table:formula="of:=[.P128]-[.V128]" office:value-type="float" office:value="0.043449913362745" calcext:value-type="float">
            <text:p>0.0434499134</text:p>
          </table:table-cell>
          <table:table-cell table:formula="of:=[.Q128]-[.V128]" office:value-type="float" office:value="0.0736813628725491" calcext:value-type="float">
            <text:p>0.0736813629</text:p>
          </table:table-cell>
          <table:table-cell table:formula="of:=[.R128]-[.V128]" office:value-type="float" office:value="0.204463532578431" calcext:value-type="float">
            <text:p>0.2044635326</text:p>
          </table:table-cell>
          <table:table-cell table:number-columns-repeated="3"/>
          <table:table-cell table:formula="of:=[.C128]/[.A128]" office:value-type="float" office:value="6.80221820591003" calcext:value-type="float">
            <text:p>6.8022182059</text:p>
          </table:table-cell>
          <table:table-cell table:formula="of:=[.D128]/[.A128]" office:value-type="float" office:value="8.05877706572765" calcext:value-type="float">
            <text:p>8.0587770657</text:p>
          </table:table-cell>
          <table:table-cell table:formula="of:=[.E128]/[.A128]" office:value-type="float" office:value="13.6678144500012" calcext:value-type="float">
            <text:p>13.66781445</text:p>
          </table:table-cell>
          <table:table-cell/>
          <table:table-cell table:formula="of:=[.C128]/1000000" office:value-type="float" office:value="452.9228151" calcext:value-type="float">
            <text:p>452.9228151</text:p>
          </table:table-cell>
        </table:table-row>
        <table:table-row table:style-name="ro2">
          <table:table-cell table:formula="of:=[.A128]+524288" office:value-type="float" office:value="67108864" calcext:value-type="float">
            <text:p>67108864</text:p>
          </table:table-cell>
          <table:table-cell office:value-type="float" office:value="442902914" calcext:value-type="float">
            <text:p>442902914</text:p>
          </table:table-cell>
          <table:table-cell office:value-type="float" office:value="448598429.4" calcext:value-type="float">
            <text:p>448598429.4</text:p>
          </table:table-cell>
          <table:table-cell office:value-type="float" office:value="551565564" calcext:value-type="float">
            <text:p>551565564</text:p>
          </table:table-cell>
          <table:table-cell office:value-type="float" office:value="994895758.666667" calcext:value-type="float">
            <text:p>994895758.666667</text:p>
          </table:table-cell>
          <table:table-cell/>
          <table:table-cell table:formula="of:=[.C129]/3400000000" office:value-type="float" office:value="0.131940714529412" calcext:value-type="float">
            <text:p>0.1319407145</text:p>
          </table:table-cell>
          <table:table-cell table:formula="of:=[.D129]/3400000000" office:value-type="float" office:value="0.162225165882353" calcext:value-type="float">
            <text:p>0.1622251659</text:p>
          </table:table-cell>
          <table:table-cell table:formula="of:=[.E129]/3400000000" office:value-type="float" office:value="0.292616399607843" calcext:value-type="float">
            <text:p>0.2926163996</text:p>
          </table:table-cell>
          <table:table-cell table:number-columns-repeated="2"/>
          <table:table-cell office:value-type="float" office:value="433828806.666667" calcext:value-type="float">
            <text:p>433828806.666667</text:p>
          </table:table-cell>
          <table:table-cell office:value-type="float" office:value="540347879" calcext:value-type="float">
            <text:p>540347879</text:p>
          </table:table-cell>
          <table:table-cell office:value-type="float" office:value="1021961013" calcext:value-type="float">
            <text:p>1021961013</text:p>
          </table:table-cell>
          <table:table-cell/>
          <table:table-cell table:formula="of:=[.L129]/3400000000" office:value-type="float" office:value="0.127596707843137" calcext:value-type="float">
            <text:p>0.1275967078</text:p>
          </table:table-cell>
          <table:table-cell table:formula="of:=[.M129]/3400000000" office:value-type="float" office:value="0.158925846764706" calcext:value-type="float">
            <text:p>0.1589258468</text:p>
          </table:table-cell>
          <table:table-cell table:formula="of:=[.N129]/3400000000" office:value-type="float" office:value="0.300576768529412" calcext:value-type="float">
            <text:p>0.3005767685</text:p>
          </table:table-cell>
          <table:table-cell table:number-columns-repeated="3"/>
          <table:table-cell office:value-type="float" office:value="0.0860066035" calcext:value-type="float">
            <text:p>0.0860066035</text:p>
          </table:table-cell>
          <table:table-cell table:number-columns-repeated="2"/>
          <table:table-cell table:formula="of:=[.G129]-[.V129]" office:value-type="float" office:value="0.0459341110294118" calcext:value-type="float">
            <text:p>0.045934111</text:p>
          </table:table-cell>
          <table:table-cell table:formula="of:=[.H129]-[.V129]" office:value-type="float" office:value="0.0762185623823529" calcext:value-type="float">
            <text:p>0.0762185624</text:p>
          </table:table-cell>
          <table:table-cell table:formula="of:=[.I129]-[.V129]" office:value-type="float" office:value="0.206609796107843" calcext:value-type="float">
            <text:p>0.2066097961</text:p>
          </table:table-cell>
          <table:table-cell/>
          <table:table-cell table:formula="of:=[.P129]-[.V129]" office:value-type="float" office:value="0.0415901043431373" calcext:value-type="float">
            <text:p>0.0415901043</text:p>
          </table:table-cell>
          <table:table-cell table:formula="of:=[.Q129]-[.V129]" office:value-type="float" office:value="0.0729192432647059" calcext:value-type="float">
            <text:p>0.0729192433</text:p>
          </table:table-cell>
          <table:table-cell table:formula="of:=[.R129]-[.V129]" office:value-type="float" office:value="0.214570165029412" calcext:value-type="float">
            <text:p>0.214570165</text:p>
          </table:table-cell>
          <table:table-cell table:number-columns-repeated="3"/>
          <table:table-cell table:formula="of:=[.C129]/[.A129]" office:value-type="float" office:value="6.68463750779629" calcext:value-type="float">
            <text:p>6.6846375078</text:p>
          </table:table-cell>
          <table:table-cell table:formula="of:=[.D129]/[.A129]" office:value-type="float" office:value="8.2189673781395" calcext:value-type="float">
            <text:p>8.2189673781</text:p>
          </table:table-cell>
          <table:table-cell table:formula="of:=[.E129]/[.A129]" office:value-type="float" office:value="14.8251020709674" calcext:value-type="float">
            <text:p>14.825102071</text:p>
          </table:table-cell>
          <table:table-cell/>
          <table:table-cell table:formula="of:=[.C129]/1000000" office:value-type="float" office:value="448.5984294" calcext:value-type="float">
            <text:p>448.5984294</text:p>
          </table:table-cell>
        </table:table-row>
        <table:table-row table:style-name="ro2">
          <table:table-cell table:number-columns-repeated="24"/>
          <table:table-cell table:formula="of:=AVERAGE([.Y2:.Y129])" office:value-type="float" office:value="0.0245605222029412" calcext:value-type="float">
            <text:p>0.0245605222</text:p>
          </table:table-cell>
          <table:table-cell table:formula="of:=AVERAGE([.Z2:.Z129])" office:value-type="float" office:value="0.0539402300582568" calcext:value-type="float">
            <text:p>0.0539402301</text:p>
          </table:table-cell>
          <table:table-cell table:formula="of:=AVERAGE([.AA2:.AA129])" office:value-type="float" office:value="0.17221724964542" calcext:value-type="float">
            <text:p>0.1722172496</text:p>
          </table:table-cell>
          <table:table-cell table:number-columns-repeated="7"/>
          <table:table-cell table:formula="of:=AVERAGE([.AI2:.AI129])" office:value-type="float" office:value="6.98149275420654" calcext:value-type="float">
            <text:p>6.9814927542</text:p>
          </table:table-cell>
          <table:table-cell table:formula="of:=AVERAGE([.AJ2:.AJ129])" office:value-type="float" office:value="15.5149857478398" calcext:value-type="float">
            <text:p>15.5149857478</text:p>
          </table:table-cell>
          <table:table-cell table:formula="of:=AVERAGE([.AK2:.AK129])" office:value-type="float" office:value="51.7695573028643" calcext:value-type="float">
            <text:p>51.7695573029</text:p>
          </table:table-cell>
          <table:table-cell table:number-columns-repeated="2"/>
        </table:table-row>
        <table:table-row table:style-name="ro2">
          <table:table-cell table:number-columns-repeated="24"/>
          <table:table-cell table:style-name="ce2" table:formula="of:=STDEV([.Y2:.Y129])" office:value-type="float" office:value="0.0144493146930281" calcext:value-type="float">
            <text:p>0.0144493147</text:p>
          </table:table-cell>
          <table:table-cell table:style-name="ce2" table:formula="of:=STDEV([.Z2:.Z129])" office:value-type="float" office:value="0.0124956065629448" calcext:value-type="float">
            <text:p>0.0124956066</text:p>
          </table:table-cell>
          <table:table-cell table:style-name="ce2" table:formula="of:=STDEV([.AA2:.AA129])" office:value-type="float" office:value="0.00922700572944837" calcext:value-type="float">
            <text:p>0.0092270057</text:p>
          </table:table-cell>
          <table:table-cell table:number-columns-repeated="7"/>
          <table:table-cell table:style-name="ce2" table:formula="of:=STDEV([.AI2:.AI129])" office:value-type="float" office:value="1.07420046215482" calcext:value-type="float">
            <text:p>1.0742004622</text:p>
          </table:table-cell>
          <table:table-cell table:style-name="ce2" table:formula="of:=STDEV([.AJ2:.AJ129])" office:value-type="float" office:value="23.373863209381" calcext:value-type="float">
            <text:p>23.3738632094</text:p>
          </table:table-cell>
          <table:table-cell table:style-name="ce2" table:formula="of:=STDEV([.AK2:.AK129])" office:value-type="float" office:value="122.945753963875" calcext:value-type="float">
            <text:p>122.9457539639</text:p>
          </table:table-cell>
          <table:table-cell table:number-columns-repeated="2"/>
        </table:table-row>
      </table:table>
      <table:table table:name="ECC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14" table:default-cell-style-name="Default"/>
        <table:table-row table:style-name="ro2">
          <table:table-cell office:value-type="string" calcext:value-type="string">
            <text:p>bytes</text:p>
          </table:table-cell>
          <table:table-cell office:value-type="string" calcext:value-type="string">
            <text:p>CYC-ECC-283</text:p>
          </table:table-cell>
          <table:table-cell office:value-type="string" calcext:value-type="string">
            <text:p>CYC-ECC-409</text:p>
          </table:table-cell>
          <table:table-cell office:value-type="string" calcext:value-type="string">
            <text:p>CYC-ECC-571</text:p>
          </table:table-cell>
          <table:table-cell/>
          <table:table-cell office:value-type="string" calcext:value-type="string">
            <text:p>TIME-ECC-283</text:p>
          </table:table-cell>
          <table:table-cell office:value-type="string" calcext:value-type="string">
            <text:p>TIME-ECC-409</text:p>
          </table:table-cell>
          <table:table-cell office:value-type="string" calcext:value-type="string">
            <text:p>TIME-ECC-571</text:p>
          </table:table-cell>
          <table:table-cell/>
          <table:table-cell office:value-type="string" calcext:value-type="string">
            <text:p>HASH-512</text:p>
          </table:table-cell>
          <table:table-cell/>
          <table:table-cell office:value-type="string" calcext:value-type="string">
            <text:p>SIGN-ONLY-571</text:p>
          </table:table-cell>
          <table:table-cell/>
          <table:table-cell office:value-type="string" calcext:value-type="string">
            <text:p>ECC-SIG-1</text:p>
          </table:table-cell>
          <table:table-cell office:value-type="string" calcext:value-type="string">
            <text:p>ECC-SIG-2</text:p>
          </table:table-cell>
          <table:table-cell office:value-type="string" calcext:value-type="string">
            <text:p>ECC-SIG-3</text:p>
          </table:table-cell>
        </table:table-row>
        <table:table-row table:style-name="ro2">
          <table:table-cell table:formula="of:=512*1024" office:value-type="float" office:value="524288" calcext:value-type="float">
            <text:p>524288</text:p>
          </table:table-cell>
          <table:table-cell office:value-type="float" office:value="9186884" calcext:value-type="float">
            <text:p>9186884</text:p>
          </table:table-cell>
          <table:table-cell office:value-type="float" office:value="8218096" calcext:value-type="float">
            <text:p>8218096</text:p>
          </table:table-cell>
          <table:table-cell office:value-type="float" office:value="13766775.666667" calcext:value-type="float">
            <text:p>13766775.666667</text:p>
          </table:table-cell>
          <table:table-cell/>
          <table:table-cell table:formula="of:=[.B2]/3400000000" office:value-type="float" office:value="0.00270202470588235" calcext:value-type="float">
            <text:p>0.0027020247</text:p>
          </table:table-cell>
          <table:table-cell table:formula="of:=[.C2]/3400000000" office:value-type="float" office:value="0.00241708705882353" calcext:value-type="float">
            <text:p>0.0024170871</text:p>
          </table:table-cell>
          <table:table-cell table:formula="of:=[.D2]/3400000000" office:value-type="float" office:value="0.00404905166666677" calcext:value-type="float">
            <text:p>0.0040490517</text:p>
          </table:table-cell>
          <table:table-cell/>
          <table:table-cell office:value-type="float" office:value="0.0008777105" calcext:value-type="float">
            <text:p>0.0008777105</text:p>
          </table:table-cell>
          <table:table-cell/>
          <table:table-cell table:formula="of:=[.H2]-[.J2]" office:value-type="float" office:value="0.00317134116666676" calcext:value-type="float">
            <text:p>0.0031713412</text:p>
          </table:table-cell>
          <table:table-cell/>
          <table:table-cell table:formula="of:=[.B2]/[.A2]" office:value-type="float" office:value="17.522590637207" calcext:value-type="float">
            <text:p>17.5225906372</text:p>
          </table:table-cell>
          <table:table-cell table:formula="of:=[.C2]/[.A2]" office:value-type="float" office:value="15.6747741699219" calcext:value-type="float">
            <text:p>15.6747741699</text:p>
          </table:table-cell>
          <table:table-cell table:formula="of:=[.D2]/[.A2]" office:value-type="float" office:value="26.2580407460537" calcext:value-type="float">
            <text:p>26.2580407461</text:p>
          </table:table-cell>
        </table:table-row>
        <table:table-row table:style-name="ro2">
          <table:table-cell table:formula="of:=[.A2]+524288" office:value-type="float" office:value="1048576" calcext:value-type="float">
            <text:p>1048576</text:p>
          </table:table-cell>
          <table:table-cell office:value-type="float" office:value="10229177" calcext:value-type="float">
            <text:p>10229177</text:p>
          </table:table-cell>
          <table:table-cell office:value-type="float" office:value="8263809.333333" calcext:value-type="float">
            <text:p>8263809.333333</text:p>
          </table:table-cell>
          <table:table-cell office:value-type="float" office:value="11337287.666667" calcext:value-type="float">
            <text:p>11337287.666667</text:p>
          </table:table-cell>
          <table:table-cell/>
          <table:table-cell table:formula="of:=[.B3]/3400000000" office:value-type="float" office:value="0.00300858147058823" calcext:value-type="float">
            <text:p>0.0030085815</text:p>
          </table:table-cell>
          <table:table-cell table:formula="of:=[.C3]/3400000000" office:value-type="float" office:value="0.00243053215686265" calcext:value-type="float">
            <text:p>0.0024305322</text:p>
          </table:table-cell>
          <table:table-cell table:formula="of:=[.D3]/3400000000" office:value-type="float" office:value="0.00333449637254912" calcext:value-type="float">
            <text:p>0.0033344964</text:p>
          </table:table-cell>
          <table:table-cell/>
          <table:table-cell office:value-type="float" office:value="0.0015749676" calcext:value-type="float">
            <text:p>0.0015749676</text:p>
          </table:table-cell>
          <table:table-cell/>
          <table:table-cell table:formula="of:=[.H3]-[.J3]" office:value-type="float" office:value="0.00175952877254912" calcext:value-type="float">
            <text:p>0.0017595288</text:p>
          </table:table-cell>
          <table:table-cell/>
          <table:table-cell table:formula="of:=[.B3]/[.A3]" office:value-type="float" office:value="9.75530338287354" calcext:value-type="float">
            <text:p>9.7553033829</text:p>
          </table:table-cell>
          <table:table-cell table:formula="of:=[.C3]/[.A3]" office:value-type="float" office:value="7.88098271687794" calcext:value-type="float">
            <text:p>7.8809827169</text:p>
          </table:table-cell>
          <table:table-cell table:formula="of:=[.D3]/[.A3]" office:value-type="float" office:value="10.8120800654097" calcext:value-type="float">
            <text:p>10.8120800654</text:p>
          </table:table-cell>
        </table:table-row>
        <table:table-row table:style-name="ro2">
          <table:table-cell table:formula="of:=[.A3]+524288" office:value-type="float" office:value="1572864" calcext:value-type="float">
            <text:p>1572864</text:p>
          </table:table-cell>
          <table:table-cell office:value-type="float" office:value="11790324.333333" calcext:value-type="float">
            <text:p>11790324.333333</text:p>
          </table:table-cell>
          <table:table-cell office:value-type="float" office:value="10667919" calcext:value-type="float">
            <text:p>10667919</text:p>
          </table:table-cell>
          <table:table-cell office:value-type="float" office:value="12256873.666667" calcext:value-type="float">
            <text:p>12256873.666667</text:p>
          </table:table-cell>
          <table:table-cell/>
          <table:table-cell table:formula="of:=[.B4]/3400000000" office:value-type="float" office:value="0.00346774245098029" calcext:value-type="float">
            <text:p>0.0034677425</text:p>
          </table:table-cell>
          <table:table-cell table:formula="of:=[.C4]/3400000000" office:value-type="float" office:value="0.00313762323529412" calcext:value-type="float">
            <text:p>0.0031376232</text:p>
          </table:table-cell>
          <table:table-cell table:formula="of:=[.D4]/3400000000" office:value-type="float" office:value="0.00360496284313735" calcext:value-type="float">
            <text:p>0.0036049628</text:p>
          </table:table-cell>
          <table:table-cell/>
          <table:table-cell office:value-type="float" office:value="0.0020482666" calcext:value-type="float">
            <text:p>0.0020482666</text:p>
          </table:table-cell>
          <table:table-cell/>
          <table:table-cell table:formula="of:=[.H4]-[.J4]" office:value-type="float" office:value="0.00155669624313735" calcext:value-type="float">
            <text:p>0.0015566962</text:p>
          </table:table-cell>
          <table:table-cell/>
          <table:table-cell table:formula="of:=[.B4]/[.A4]" office:value-type="float" office:value="7.49608633253288" calcext:value-type="float">
            <text:p>7.4960863325</text:p>
          </table:table-cell>
          <table:table-cell table:formula="of:=[.C4]/[.A4]" office:value-type="float" office:value="6.78248023986816" calcext:value-type="float">
            <text:p>6.7824802399</text:p>
          </table:table-cell>
          <table:table-cell table:formula="of:=[.D4]/[.A4]" office:value-type="float" office:value="7.79271041022428" calcext:value-type="float">
            <text:p>7.7927104102</text:p>
          </table:table-cell>
        </table:table-row>
        <table:table-row table:style-name="ro2">
          <table:table-cell table:formula="of:=[.A4]+524288" office:value-type="float" office:value="2097152" calcext:value-type="float">
            <text:p>2097152</text:p>
          </table:table-cell>
          <table:table-cell office:value-type="float" office:value="14769333" calcext:value-type="float">
            <text:p>14769333</text:p>
          </table:table-cell>
          <table:table-cell office:value-type="float" office:value="11961678" calcext:value-type="float">
            <text:p>11961678</text:p>
          </table:table-cell>
          <table:table-cell office:value-type="float" office:value="13813265.333333" calcext:value-type="float">
            <text:p>13813265.333333</text:p>
          </table:table-cell>
          <table:table-cell/>
          <table:table-cell table:formula="of:=[.B5]/3400000000" office:value-type="float" office:value="0.00434392147058824" calcext:value-type="float">
            <text:p>0.0043439215</text:p>
          </table:table-cell>
          <table:table-cell table:formula="of:=[.C5]/3400000000" office:value-type="float" office:value="0.00351814058823529" calcext:value-type="float">
            <text:p>0.0035181406</text:p>
          </table:table-cell>
          <table:table-cell table:formula="of:=[.D5]/3400000000" office:value-type="float" office:value="0.00406272509803912" calcext:value-type="float">
            <text:p>0.0040627251</text:p>
          </table:table-cell>
          <table:table-cell/>
          <table:table-cell office:value-type="float" office:value="0.0026291267" calcext:value-type="float">
            <text:p>0.0026291267</text:p>
          </table:table-cell>
          <table:table-cell/>
          <table:table-cell table:formula="of:=[.H5]-[.J5]" office:value-type="float" office:value="0.00143359839803912" calcext:value-type="float">
            <text:p>0.0014335984</text:p>
          </table:table-cell>
          <table:table-cell/>
          <table:table-cell table:formula="of:=[.B5]/[.A5]" office:value-type="float" office:value="7.04256677627564" calcext:value-type="float">
            <text:p>7.0425667763</text:p>
          </table:table-cell>
          <table:table-cell table:formula="of:=[.C5]/[.A5]" office:value-type="float" office:value="5.70377254486084" calcext:value-type="float">
            <text:p>5.7037725449</text:p>
          </table:table-cell>
          <table:table-cell table:formula="of:=[.D5]/[.A5]" office:value-type="float" office:value="6.58667818705225" calcext:value-type="float">
            <text:p>6.5866781871</text:p>
          </table:table-cell>
        </table:table-row>
        <table:table-row table:style-name="ro2">
          <table:table-cell table:formula="of:=[.A5]+524288" office:value-type="float" office:value="2621440" calcext:value-type="float">
            <text:p>2621440</text:p>
          </table:table-cell>
          <table:table-cell office:value-type="float" office:value="18761213.666667" calcext:value-type="float">
            <text:p>18761213.666667</text:p>
          </table:table-cell>
          <table:table-cell office:value-type="float" office:value="15472152" calcext:value-type="float">
            <text:p>15472152</text:p>
          </table:table-cell>
          <table:table-cell office:value-type="float" office:value="16865045" calcext:value-type="float">
            <text:p>16865045</text:p>
          </table:table-cell>
          <table:table-cell/>
          <table:table-cell table:formula="of:=[.B6]/3400000000" office:value-type="float" office:value="0.00551800401960794" calcext:value-type="float">
            <text:p>0.005518004</text:p>
          </table:table-cell>
          <table:table-cell table:formula="of:=[.C6]/3400000000" office:value-type="float" office:value="0.00455063294117647" calcext:value-type="float">
            <text:p>0.0045506329</text:p>
          </table:table-cell>
          <table:table-cell table:formula="of:=[.D6]/3400000000" office:value-type="float" office:value="0.00496030735294118" calcext:value-type="float">
            <text:p>0.0049603074</text:p>
          </table:table-cell>
          <table:table-cell/>
          <table:table-cell office:value-type="float" office:value="0.0034956613" calcext:value-type="float">
            <text:p>0.0034956613</text:p>
          </table:table-cell>
          <table:table-cell/>
          <table:table-cell table:formula="of:=[.H6]-[.J6]" office:value-type="float" office:value="0.00146464605294118" calcext:value-type="float">
            <text:p>0.0014646461</text:p>
          </table:table-cell>
          <table:table-cell/>
          <table:table-cell table:formula="of:=[.B6]/[.A6]" office:value-type="float" office:value="7.1568350474041" calcext:value-type="float">
            <text:p>7.1568350474</text:p>
          </table:table-cell>
          <table:table-cell table:formula="of:=[.C6]/[.A6]" office:value-type="float" office:value="5.90215759277344" calcext:value-type="float">
            <text:p>5.9021575928</text:p>
          </table:table-cell>
          <table:table-cell table:formula="of:=[.D6]/[.A6]" office:value-type="float" office:value="6.43350410461426" calcext:value-type="float">
            <text:p>6.4335041046</text:p>
          </table:table-cell>
        </table:table-row>
        <table:table-row table:style-name="ro2">
          <table:table-cell table:formula="of:=[.A6]+524288" office:value-type="float" office:value="3145728" calcext:value-type="float">
            <text:p>3145728</text:p>
          </table:table-cell>
          <table:table-cell office:value-type="float" office:value="21395888" calcext:value-type="float">
            <text:p>21395888</text:p>
          </table:table-cell>
          <table:table-cell office:value-type="float" office:value="16071298.666667" calcext:value-type="float">
            <text:p>16071298.666667</text:p>
          </table:table-cell>
          <table:table-cell office:value-type="float" office:value="18925862.666667" calcext:value-type="float">
            <text:p>18925862.666667</text:p>
          </table:table-cell>
          <table:table-cell/>
          <table:table-cell table:formula="of:=[.B7]/3400000000" office:value-type="float" office:value="0.00629290823529412" calcext:value-type="float">
            <text:p>0.0062929082</text:p>
          </table:table-cell>
          <table:table-cell table:formula="of:=[.C7]/3400000000" office:value-type="float" office:value="0.00472685254901971" calcext:value-type="float">
            <text:p>0.0047268525</text:p>
          </table:table-cell>
          <table:table-cell table:formula="of:=[.D7]/3400000000" office:value-type="float" office:value="0.00556643019607853" calcext:value-type="float">
            <text:p>0.0055664302</text:p>
          </table:table-cell>
          <table:table-cell/>
          <table:table-cell office:value-type="float" office:value="0.0041025785" calcext:value-type="float">
            <text:p>0.0041025785</text:p>
          </table:table-cell>
          <table:table-cell/>
          <table:table-cell table:formula="of:=[.H7]-[.J7]" office:value-type="float" office:value="0.00146385169607853" calcext:value-type="float">
            <text:p>0.0014638517</text:p>
          </table:table-cell>
          <table:table-cell/>
          <table:table-cell table:formula="of:=[.B7]/[.A7]" office:value-type="float" office:value="6.80156962076823" calcext:value-type="float">
            <text:p>6.8015696208</text:p>
          </table:table-cell>
          <table:table-cell table:formula="of:=[.C7]/[.A7]" office:value-type="float" office:value="5.10892825656478" calcext:value-type="float">
            <text:p>5.1089282566</text:p>
          </table:table-cell>
          <table:table-cell table:formula="of:=[.D7]/[.A7]" office:value-type="float" office:value="6.01636971367741" calcext:value-type="float">
            <text:p>6.0163697137</text:p>
          </table:table-cell>
        </table:table-row>
        <table:table-row table:style-name="ro2">
          <table:table-cell table:formula="of:=[.A7]+524288" office:value-type="float" office:value="3670016" calcext:value-type="float">
            <text:p>3670016</text:p>
          </table:table-cell>
          <table:table-cell office:value-type="float" office:value="26397731" calcext:value-type="float">
            <text:p>26397731</text:p>
          </table:table-cell>
          <table:table-cell office:value-type="float" office:value="18461774.333333" calcext:value-type="float">
            <text:p>18461774.333333</text:p>
          </table:table-cell>
          <table:table-cell office:value-type="float" office:value="21173506.666667" calcext:value-type="float">
            <text:p>21173506.666667</text:p>
          </table:table-cell>
          <table:table-cell/>
          <table:table-cell table:formula="of:=[.B8]/3400000000" office:value-type="float" office:value="0.00776403852941176" calcext:value-type="float">
            <text:p>0.0077640385</text:p>
          </table:table-cell>
          <table:table-cell table:formula="of:=[.C8]/3400000000" office:value-type="float" office:value="0.00542993362745088" calcext:value-type="float">
            <text:p>0.0054299336</text:p>
          </table:table-cell>
          <table:table-cell table:formula="of:=[.D8]/3400000000" office:value-type="float" office:value="0.00622750196078441" calcext:value-type="float">
            <text:p>0.006227502</text:p>
          </table:table-cell>
          <table:table-cell/>
          <table:table-cell office:value-type="float" office:value="0.0047296551" calcext:value-type="float">
            <text:p>0.0047296551</text:p>
          </table:table-cell>
          <table:table-cell/>
          <table:table-cell table:formula="of:=[.H8]-[.J8]" office:value-type="float" office:value="0.00149784686078441" calcext:value-type="float">
            <text:p>0.0014978469</text:p>
          </table:table-cell>
          <table:table-cell/>
          <table:table-cell table:formula="of:=[.B8]/[.A8]" office:value-type="float" office:value="7.19281087602888" calcext:value-type="float">
            <text:p>7.192810876</text:p>
          </table:table-cell>
          <table:table-cell table:formula="of:=[.C8]/[.A8]" office:value-type="float" office:value="5.03043429056794" calcext:value-type="float">
            <text:p>5.0304342906</text:p>
          </table:table-cell>
          <table:table-cell table:formula="of:=[.D8]/[.A8]" office:value-type="float" office:value="5.76932271321624" calcext:value-type="float">
            <text:p>5.7693227132</text:p>
          </table:table-cell>
        </table:table-row>
        <table:table-row table:style-name="ro2">
          <table:table-cell table:formula="of:=[.A8]+524288" office:value-type="float" office:value="4194304" calcext:value-type="float">
            <text:p>4194304</text:p>
          </table:table-cell>
          <table:table-cell office:value-type="float" office:value="28222584.666667" calcext:value-type="float">
            <text:p>28222584.666667</text:p>
          </table:table-cell>
          <table:table-cell office:value-type="float" office:value="20106537.333333" calcext:value-type="float">
            <text:p>20106537.333333</text:p>
          </table:table-cell>
          <table:table-cell office:value-type="float" office:value="22882793" calcext:value-type="float">
            <text:p>22882793</text:p>
          </table:table-cell>
          <table:table-cell/>
          <table:table-cell table:formula="of:=[.B9]/3400000000" office:value-type="float" office:value="0.00830076019607853" calcext:value-type="float">
            <text:p>0.0083007602</text:p>
          </table:table-cell>
          <table:table-cell table:formula="of:=[.C9]/3400000000" office:value-type="float" office:value="0.00591368745098029" calcext:value-type="float">
            <text:p>0.0059136875</text:p>
          </table:table-cell>
          <table:table-cell table:formula="of:=[.D9]/3400000000" office:value-type="float" office:value="0.00673023323529412" calcext:value-type="float">
            <text:p>0.0067302332</text:p>
          </table:table-cell>
          <table:table-cell/>
          <table:table-cell office:value-type="float" office:value="0.0053598164" calcext:value-type="float">
            <text:p>0.0053598164</text:p>
          </table:table-cell>
          <table:table-cell/>
          <table:table-cell table:formula="of:=[.H9]-[.J9]" office:value-type="float" office:value="0.00137041683529412" calcext:value-type="float">
            <text:p>0.0013704168</text:p>
          </table:table-cell>
          <table:table-cell/>
          <table:table-cell table:formula="of:=[.B9]/[.A9]" office:value-type="float" office:value="6.72878853480029" calcext:value-type="float">
            <text:p>6.7287885348</text:p>
          </table:table-cell>
          <table:table-cell table:formula="of:=[.C9]/[.A9]" office:value-type="float" office:value="4.79377206166577" calcext:value-type="float">
            <text:p>4.7937720617</text:p>
          </table:table-cell>
          <table:table-cell table:formula="of:=[.D9]/[.A9]" office:value-type="float" office:value="5.45568299293518" calcext:value-type="float">
            <text:p>5.4556829929</text:p>
          </table:table-cell>
        </table:table-row>
        <table:table-row table:style-name="ro2">
          <table:table-cell table:formula="of:=[.A9]+524288" office:value-type="float" office:value="4718592" calcext:value-type="float">
            <text:p>4718592</text:p>
          </table:table-cell>
          <table:table-cell office:value-type="float" office:value="31370428" calcext:value-type="float">
            <text:p>31370428</text:p>
          </table:table-cell>
          <table:table-cell office:value-type="float" office:value="24227592.666667" calcext:value-type="float">
            <text:p>24227592.666667</text:p>
          </table:table-cell>
          <table:table-cell office:value-type="float" office:value="25074532" calcext:value-type="float">
            <text:p>25074532</text:p>
          </table:table-cell>
          <table:table-cell/>
          <table:table-cell table:formula="of:=[.B10]/3400000000" office:value-type="float" office:value="0.00922659647058824" calcext:value-type="float">
            <text:p>0.0092265965</text:p>
          </table:table-cell>
          <table:table-cell table:formula="of:=[.C10]/3400000000" office:value-type="float" office:value="0.00712576254901971" calcext:value-type="float">
            <text:p>0.0071257625</text:p>
          </table:table-cell>
          <table:table-cell table:formula="of:=[.D10]/3400000000" office:value-type="float" office:value="0.00737486235294118" calcext:value-type="float">
            <text:p>0.0073748624</text:p>
          </table:table-cell>
          <table:table-cell/>
          <table:table-cell office:value-type="float" office:value="0.006011552" calcext:value-type="float">
            <text:p>0.006011552</text:p>
          </table:table-cell>
          <table:table-cell/>
          <table:table-cell table:formula="of:=[.H10]-[.J10]" office:value-type="float" office:value="0.00136331035294118" calcext:value-type="float">
            <text:p>0.0013633104</text:p>
          </table:table-cell>
          <table:table-cell/>
          <table:table-cell table:formula="of:=[.B10]/[.A10]" office:value-type="float" office:value="6.64826032850477" calcext:value-type="float">
            <text:p>6.6482603285</text:p>
          </table:table-cell>
          <table:table-cell table:formula="of:=[.C10]/[.A10]" office:value-type="float" office:value="5.13449619434505" calcext:value-type="float">
            <text:p>5.1344961943</text:p>
          </table:table-cell>
          <table:table-cell table:formula="of:=[.D10]/[.A10]" office:value-type="float" office:value="5.31398603651259" calcext:value-type="float">
            <text:p>5.3139860365</text:p>
          </table:table-cell>
        </table:table-row>
        <table:table-row table:style-name="ro2">
          <table:table-cell table:formula="of:=[.A10]+524288" office:value-type="float" office:value="5242880" calcext:value-type="float">
            <text:p>5242880</text:p>
          </table:table-cell>
          <table:table-cell office:value-type="float" office:value="35444003.333333" calcext:value-type="float">
            <text:p>35444003.333333</text:p>
          </table:table-cell>
          <table:table-cell office:value-type="float" office:value="24604759.666667" calcext:value-type="float">
            <text:p>24604759.666667</text:p>
          </table:table-cell>
          <table:table-cell office:value-type="float" office:value="28183366.666667" calcext:value-type="float">
            <text:p>28183366.666667</text:p>
          </table:table-cell>
          <table:table-cell/>
          <table:table-cell table:formula="of:=[.B11]/3400000000" office:value-type="float" office:value="0.010424706862745" calcext:value-type="float">
            <text:p>0.0104247069</text:p>
          </table:table-cell>
          <table:table-cell table:formula="of:=[.C11]/3400000000" office:value-type="float" office:value="0.00723669401960794" calcext:value-type="float">
            <text:p>0.007236694</text:p>
          </table:table-cell>
          <table:table-cell table:formula="of:=[.D11]/3400000000" office:value-type="float" office:value="0.00828922549019618" calcext:value-type="float">
            <text:p>0.0082892255</text:p>
          </table:table-cell>
          <table:table-cell/>
          <table:table-cell office:value-type="float" office:value="0.0067161034" calcext:value-type="float">
            <text:p>0.0067161034</text:p>
          </table:table-cell>
          <table:table-cell/>
          <table:table-cell table:formula="of:=[.H11]-[.J11]" office:value-type="float" office:value="0.00157312209019618" calcext:value-type="float">
            <text:p>0.0015731221</text:p>
          </table:table-cell>
          <table:table-cell/>
          <table:table-cell table:formula="of:=[.B11]/[.A11]" office:value-type="float" office:value="6.76040712992344" calcext:value-type="float">
            <text:p>6.7604071299</text:p>
          </table:table-cell>
          <table:table-cell table:formula="of:=[.C11]/[.A11]" office:value-type="float" office:value="4.69298547108974" calcext:value-type="float">
            <text:p>4.6929854711</text:p>
          </table:table-cell>
          <table:table-cell table:formula="of:=[.D11]/[.A11]" office:value-type="float" office:value="5.37555058797207" calcext:value-type="float">
            <text:p>5.375550588</text:p>
          </table:table-cell>
        </table:table-row>
        <table:table-row table:style-name="ro2">
          <table:table-cell table:formula="of:=[.A11]+524288" office:value-type="float" office:value="5767168" calcext:value-type="float">
            <text:p>5767168</text:p>
          </table:table-cell>
          <table:table-cell office:value-type="float" office:value="39131686.666667" calcext:value-type="float">
            <text:p>39131686.666667</text:p>
          </table:table-cell>
          <table:table-cell office:value-type="float" office:value="26846961" calcext:value-type="float">
            <text:p>26846961</text:p>
          </table:table-cell>
          <table:table-cell office:value-type="float" office:value="29494955.666667" calcext:value-type="float">
            <text:p>29494955.666667</text:p>
          </table:table-cell>
          <table:table-cell/>
          <table:table-cell table:formula="of:=[.B12]/3400000000" office:value-type="float" office:value="0.0115093196078432" calcext:value-type="float">
            <text:p>0.0115093196</text:p>
          </table:table-cell>
          <table:table-cell table:formula="of:=[.C12]/3400000000" office:value-type="float" office:value="0.007896165" calcext:value-type="float">
            <text:p>0.007896165</text:p>
          </table:table-cell>
          <table:table-cell table:formula="of:=[.D12]/3400000000" office:value-type="float" office:value="0.00867498696078441" calcext:value-type="float">
            <text:p>0.008674987</text:p>
          </table:table-cell>
          <table:table-cell/>
          <table:table-cell office:value-type="float" office:value="0.0073165188" calcext:value-type="float">
            <text:p>0.0073165188</text:p>
          </table:table-cell>
          <table:table-cell/>
          <table:table-cell table:formula="of:=[.H12]-[.J12]" office:value-type="float" office:value="0.00135846816078441" calcext:value-type="float">
            <text:p>0.0013584682</text:p>
          </table:table-cell>
          <table:table-cell/>
          <table:table-cell table:formula="of:=[.B12]/[.A12]" office:value-type="float" office:value="6.78525173302859" calcext:value-type="float">
            <text:p>6.785251733</text:p>
          </table:table-cell>
          <table:table-cell table:formula="of:=[.C12]/[.A12]" office:value-type="float" office:value="4.65513766895641" calcext:value-type="float">
            <text:p>4.655137669</text:p>
          </table:table-cell>
          <table:table-cell table:formula="of:=[.D12]/[.A12]" office:value-type="float" office:value="5.11428757869842" calcext:value-type="float">
            <text:p>5.1142875787</text:p>
          </table:table-cell>
        </table:table-row>
        <table:table-row table:style-name="ro2">
          <table:table-cell table:formula="of:=[.A12]+524288" office:value-type="float" office:value="6291456" calcext:value-type="float">
            <text:p>6291456</text:p>
          </table:table-cell>
          <table:table-cell office:value-type="float" office:value="43021133.333333" calcext:value-type="float">
            <text:p>43021133.333333</text:p>
          </table:table-cell>
          <table:table-cell office:value-type="float" office:value="29203089.666667" calcext:value-type="float">
            <text:p>29203089.666667</text:p>
          </table:table-cell>
          <table:table-cell office:value-type="float" office:value="32189209.333333" calcext:value-type="float">
            <text:p>32189209.333333</text:p>
          </table:table-cell>
          <table:table-cell/>
          <table:table-cell table:formula="of:=[.B13]/3400000000" office:value-type="float" office:value="0.0126532745098038" calcext:value-type="float">
            <text:p>0.0126532745</text:p>
          </table:table-cell>
          <table:table-cell table:formula="of:=[.C13]/3400000000" office:value-type="float" office:value="0.00858914401960794" calcext:value-type="float">
            <text:p>0.008589144</text:p>
          </table:table-cell>
          <table:table-cell table:formula="of:=[.D13]/3400000000" office:value-type="float" office:value="0.00946741450980382" calcext:value-type="float">
            <text:p>0.0094674145</text:p>
          </table:table-cell>
          <table:table-cell/>
          <table:table-cell office:value-type="float" office:value="0.0080027214" calcext:value-type="float">
            <text:p>0.0080027214</text:p>
          </table:table-cell>
          <table:table-cell/>
          <table:table-cell table:formula="of:=[.H13]-[.J13]" office:value-type="float" office:value="0.00146469310980382" calcext:value-type="float">
            <text:p>0.0014646931</text:p>
          </table:table-cell>
          <table:table-cell/>
          <table:table-cell table:formula="of:=[.B13]/[.A13]" office:value-type="float" office:value="6.83802498711475" calcext:value-type="float">
            <text:p>6.8380249871</text:p>
          </table:table-cell>
          <table:table-cell table:formula="of:=[.C13]/[.A13]" office:value-type="float" office:value="4.64170609580151" calcext:value-type="float">
            <text:p>4.6417060958</text:p>
          </table:table-cell>
          <table:table-cell table:formula="of:=[.D13]/[.A13]" office:value-type="float" office:value="5.11633703443734" calcext:value-type="float">
            <text:p>5.1163370344</text:p>
          </table:table-cell>
        </table:table-row>
        <table:table-row table:style-name="ro2">
          <table:table-cell table:formula="of:=[.A13]+524288" office:value-type="float" office:value="6815744" calcext:value-type="float">
            <text:p>6815744</text:p>
          </table:table-cell>
          <table:table-cell office:value-type="float" office:value="45899144" calcext:value-type="float">
            <text:p>45899144</text:p>
          </table:table-cell>
          <table:table-cell office:value-type="float" office:value="33037933.666667" calcext:value-type="float">
            <text:p>33037933.666667</text:p>
          </table:table-cell>
          <table:table-cell office:value-type="float" office:value="34029789" calcext:value-type="float">
            <text:p>34029789</text:p>
          </table:table-cell>
          <table:table-cell/>
          <table:table-cell table:formula="of:=[.B14]/3400000000" office:value-type="float" office:value="0.0134997482352941" calcext:value-type="float">
            <text:p>0.0134997482</text:p>
          </table:table-cell>
          <table:table-cell table:formula="of:=[.C14]/3400000000" office:value-type="float" office:value="0.00971703931372559" calcext:value-type="float">
            <text:p>0.0097170393</text:p>
          </table:table-cell>
          <table:table-cell table:formula="of:=[.D14]/3400000000" office:value-type="float" office:value="0.0100087614705882" calcext:value-type="float">
            <text:p>0.0100087615</text:p>
          </table:table-cell>
          <table:table-cell/>
          <table:table-cell office:value-type="float" office:value="0.0086012265" calcext:value-type="float">
            <text:p>0.0086012265</text:p>
          </table:table-cell>
          <table:table-cell/>
          <table:table-cell table:formula="of:=[.H14]-[.J14]" office:value-type="float" office:value="0.00140753497058824" calcext:value-type="float">
            <text:p>0.001407535</text:p>
          </table:table-cell>
          <table:table-cell/>
          <table:table-cell table:formula="of:=[.B14]/[.A14]" office:value-type="float" office:value="6.73428227351262" calcext:value-type="float">
            <text:p>6.7342822735</text:p>
          </table:table-cell>
          <table:table-cell table:formula="of:=[.C14]/[.A14]" office:value-type="float" office:value="4.84729673923595" calcext:value-type="float">
            <text:p>4.8472967392</text:p>
          </table:table-cell>
          <table:table-cell table:formula="of:=[.D14]/[.A14]" office:value-type="float" office:value="4.99282088646522" calcext:value-type="float">
            <text:p>4.9928208865</text:p>
          </table:table-cell>
        </table:table-row>
        <table:table-row table:style-name="ro2">
          <table:table-cell table:formula="of:=[.A14]+524288" office:value-type="float" office:value="7340032" calcext:value-type="float">
            <text:p>7340032</text:p>
          </table:table-cell>
          <table:table-cell office:value-type="float" office:value="49362046" calcext:value-type="float">
            <text:p>49362046</text:p>
          </table:table-cell>
          <table:table-cell office:value-type="float" office:value="34443876" calcext:value-type="float">
            <text:p>34443876</text:p>
          </table:table-cell>
          <table:table-cell office:value-type="float" office:value="37674044.333333" calcext:value-type="float">
            <text:p>37674044.333333</text:p>
          </table:table-cell>
          <table:table-cell/>
          <table:table-cell table:formula="of:=[.B15]/3400000000" office:value-type="float" office:value="0.0145182488235294" calcext:value-type="float">
            <text:p>0.0145182488</text:p>
          </table:table-cell>
          <table:table-cell table:formula="of:=[.C15]/3400000000" office:value-type="float" office:value="0.0101305517647059" calcext:value-type="float">
            <text:p>0.0101305518</text:p>
          </table:table-cell>
          <table:table-cell table:formula="of:=[.D15]/3400000000" office:value-type="float" office:value="0.0110806012745097" calcext:value-type="float">
            <text:p>0.0110806013</text:p>
          </table:table-cell>
          <table:table-cell/>
          <table:table-cell office:value-type="float" office:value="0.0094362421" calcext:value-type="float">
            <text:p>0.0094362421</text:p>
          </table:table-cell>
          <table:table-cell/>
          <table:table-cell table:formula="of:=[.H15]-[.J15]" office:value-type="float" office:value="0.00164435917450971" calcext:value-type="float">
            <text:p>0.0016443592</text:p>
          </table:table-cell>
          <table:table-cell/>
          <table:table-cell table:formula="of:=[.B15]/[.A15]" office:value-type="float" office:value="6.72504506792341" calcext:value-type="float">
            <text:p>6.7250450679</text:p>
          </table:table-cell>
          <table:table-cell table:formula="of:=[.C15]/[.A15]" office:value-type="float" office:value="4.69260569981166" calcext:value-type="float">
            <text:p>4.6926056998</text:p>
          </table:table-cell>
          <table:table-cell table:formula="of:=[.D15]/[.A15]" office:value-type="float" office:value="5.13268121083573" calcext:value-type="float">
            <text:p>5.1326812108</text:p>
          </table:table-cell>
        </table:table-row>
        <table:table-row table:style-name="ro2">
          <table:table-cell table:formula="of:=[.A15]+524288" office:value-type="float" office:value="7864320" calcext:value-type="float">
            <text:p>7864320</text:p>
          </table:table-cell>
          <table:table-cell office:value-type="float" office:value="52360925.333333" calcext:value-type="float">
            <text:p>52360925.333333</text:p>
          </table:table-cell>
          <table:table-cell office:value-type="float" office:value="38143605" calcext:value-type="float">
            <text:p>38143605</text:p>
          </table:table-cell>
          <table:table-cell office:value-type="float" office:value="38634728" calcext:value-type="float">
            <text:p>38634728</text:p>
          </table:table-cell>
          <table:table-cell/>
          <table:table-cell table:formula="of:=[.B16]/3400000000" office:value-type="float" office:value="0.0154002721568626" calcext:value-type="float">
            <text:p>0.0154002722</text:p>
          </table:table-cell>
          <table:table-cell table:formula="of:=[.C16]/3400000000" office:value-type="float" office:value="0.0112187073529412" calcext:value-type="float">
            <text:p>0.0112187074</text:p>
          </table:table-cell>
          <table:table-cell table:formula="of:=[.D16]/3400000000" office:value-type="float" office:value="0.0113631552941176" calcext:value-type="float">
            <text:p>0.0113631553</text:p>
          </table:table-cell>
          <table:table-cell/>
          <table:table-cell office:value-type="float" office:value="0.0100048784" calcext:value-type="float">
            <text:p>0.0100048784</text:p>
          </table:table-cell>
          <table:table-cell/>
          <table:table-cell table:formula="of:=[.H16]-[.J16]" office:value-type="float" office:value="0.00135827689411765" calcext:value-type="float">
            <text:p>0.0013582769</text:p>
          </table:table-cell>
          <table:table-cell/>
          <table:table-cell table:formula="of:=[.B16]/[.A16]" office:value-type="float" office:value="6.65803595648867" calcext:value-type="float">
            <text:p>6.6580359565</text:p>
          </table:table-cell>
          <table:table-cell table:formula="of:=[.C16]/[.A16]" office:value-type="float" office:value="4.85021018981934" calcext:value-type="float">
            <text:p>4.8502101898</text:p>
          </table:table-cell>
          <table:table-cell table:formula="of:=[.D16]/[.A16]" office:value-type="float" office:value="4.91265970865885" calcext:value-type="float">
            <text:p>4.9126597087</text:p>
          </table:table-cell>
        </table:table-row>
        <table:table-row table:style-name="ro2">
          <table:table-cell table:formula="of:=[.A16]+524288" office:value-type="float" office:value="8388608" calcext:value-type="float">
            <text:p>8388608</text:p>
          </table:table-cell>
          <table:table-cell office:value-type="float" office:value="54950369.666667" calcext:value-type="float">
            <text:p>54950369.666667</text:p>
          </table:table-cell>
          <table:table-cell office:value-type="float" office:value="38926637.333333" calcext:value-type="float">
            <text:p>38926637.333333</text:p>
          </table:table-cell>
          <table:table-cell office:value-type="float" office:value="40639200" calcext:value-type="float">
            <text:p>40639200</text:p>
          </table:table-cell>
          <table:table-cell/>
          <table:table-cell table:formula="of:=[.B17]/3400000000" office:value-type="float" office:value="0.0161618734313726" calcext:value-type="float">
            <text:p>0.0161618734</text:p>
          </table:table-cell>
          <table:table-cell table:formula="of:=[.C17]/3400000000" office:value-type="float" office:value="0.0114490109803921" calcext:value-type="float">
            <text:p>0.011449011</text:p>
          </table:table-cell>
          <table:table-cell table:formula="of:=[.D17]/3400000000" office:value-type="float" office:value="0.0119527058823529" calcext:value-type="float">
            <text:p>0.0119527059</text:p>
          </table:table-cell>
          <table:table-cell/>
          <table:table-cell office:value-type="float" office:value="0.0108867764" calcext:value-type="float">
            <text:p>0.0108867764</text:p>
          </table:table-cell>
          <table:table-cell/>
          <table:table-cell table:formula="of:=[.H17]-[.J17]" office:value-type="float" office:value="0.00106592948235294" calcext:value-type="float">
            <text:p>0.0010659295</text:p>
          </table:table-cell>
          <table:table-cell/>
          <table:table-cell table:formula="of:=[.B17]/[.A17]" office:value-type="float" office:value="6.55059452851617" calcext:value-type="float">
            <text:p>6.5505945285</text:p>
          </table:table-cell>
          <table:table-cell table:formula="of:=[.C17]/[.A17]" office:value-type="float" office:value="4.64041678110755" calcext:value-type="float">
            <text:p>4.6404167811</text:p>
          </table:table-cell>
          <table:table-cell table:formula="of:=[.D17]/[.A17]" office:value-type="float" office:value="4.84457015991211" calcext:value-type="float">
            <text:p>4.8445701599</text:p>
          </table:table-cell>
        </table:table-row>
        <table:table-row table:style-name="ro2">
          <table:table-cell table:formula="of:=[.A17]+524288" office:value-type="float" office:value="8912896" calcext:value-type="float">
            <text:p>8912896</text:p>
          </table:table-cell>
          <table:table-cell office:value-type="float" office:value="58871587.666667" calcext:value-type="float">
            <text:p>58871587.666667</text:p>
          </table:table-cell>
          <table:table-cell office:value-type="float" office:value="41288189" calcext:value-type="float">
            <text:p>41288189</text:p>
          </table:table-cell>
          <table:table-cell office:value-type="float" office:value="42863838.666667" calcext:value-type="float">
            <text:p>42863838.666667</text:p>
          </table:table-cell>
          <table:table-cell/>
          <table:table-cell table:formula="of:=[.B18]/3400000000" office:value-type="float" office:value="0.0173151728431374" calcext:value-type="float">
            <text:p>0.0173151728</text:p>
          </table:table-cell>
          <table:table-cell table:formula="of:=[.C18]/3400000000" office:value-type="float" office:value="0.012143585" calcext:value-type="float">
            <text:p>0.012143585</text:p>
          </table:table-cell>
          <table:table-cell table:formula="of:=[.D18]/3400000000" office:value-type="float" office:value="0.0126070113725491" calcext:value-type="float">
            <text:p>0.0126070114</text:p>
          </table:table-cell>
          <table:table-cell/>
          <table:table-cell office:value-type="float" office:value="0.012312321" calcext:value-type="float">
            <text:p>0.012312321</text:p>
          </table:table-cell>
          <table:table-cell/>
          <table:table-cell table:formula="of:=[.H18]-[.J18]" office:value-type="float" office:value="0.000294690372549117" calcext:value-type="float">
            <text:p>0.0002946904</text:p>
          </table:table-cell>
          <table:table-cell/>
          <table:table-cell table:formula="of:=[.B18]/[.A18]" office:value-type="float" office:value="6.60521424985403" calcext:value-type="float">
            <text:p>6.6052142499</text:p>
          </table:table-cell>
          <table:table-cell table:formula="of:=[.C18]/[.A18]" office:value-type="float" office:value="4.63241004943848" calcext:value-type="float">
            <text:p>4.6324100494</text:p>
          </table:table-cell>
          <table:table-cell table:formula="of:=[.D18]/[.A18]" office:value-type="float" office:value="4.80919318105664" calcext:value-type="float">
            <text:p>4.8091931811</text:p>
          </table:table-cell>
        </table:table-row>
        <table:table-row table:style-name="ro2">
          <table:table-cell table:formula="of:=[.A18]+524288" office:value-type="float" office:value="9437184" calcext:value-type="float">
            <text:p>9437184</text:p>
          </table:table-cell>
          <table:table-cell office:value-type="float" office:value="62476757" calcext:value-type="float">
            <text:p>62476757</text:p>
          </table:table-cell>
          <table:table-cell office:value-type="float" office:value="43633846.333333" calcext:value-type="float">
            <text:p>43633846.333333</text:p>
          </table:table-cell>
          <table:table-cell office:value-type="float" office:value="45290605.666667" calcext:value-type="float">
            <text:p>45290605.666667</text:p>
          </table:table-cell>
          <table:table-cell/>
          <table:table-cell table:formula="of:=[.B19]/3400000000" office:value-type="float" office:value="0.0183755167647059" calcext:value-type="float">
            <text:p>0.0183755168</text:p>
          </table:table-cell>
          <table:table-cell table:formula="of:=[.C19]/3400000000" office:value-type="float" office:value="0.0128334842156862" calcext:value-type="float">
            <text:p>0.0128334842</text:p>
          </table:table-cell>
          <table:table-cell table:formula="of:=[.D19]/3400000000" office:value-type="float" office:value="0.0133207663725491" calcext:value-type="float">
            <text:p>0.0133207664</text:p>
          </table:table-cell>
          <table:table-cell/>
          <table:table-cell office:value-type="float" office:value="0.01182704" calcext:value-type="float">
            <text:p>0.01182704</text:p>
          </table:table-cell>
          <table:table-cell/>
          <table:table-cell table:formula="of:=[.H19]-[.J19]" office:value-type="float" office:value="0.00149372637254912" calcext:value-type="float">
            <text:p>0.0014937264</text:p>
          </table:table-cell>
          <table:table-cell/>
          <table:table-cell table:formula="of:=[.B19]/[.A19]" office:value-type="float" office:value="6.62027539147271" calcext:value-type="float">
            <text:p>6.6202753915</text:p>
          </table:table-cell>
          <table:table-cell table:formula="of:=[.C19]/[.A19]" office:value-type="float" office:value="4.62360873045741" calcext:value-type="float">
            <text:p>4.6236087305</text:p>
          </table:table-cell>
          <table:table-cell table:formula="of:=[.D19]/[.A19]" office:value-type="float" office:value="4.79916526653152" calcext:value-type="float">
            <text:p>4.7991652665</text:p>
          </table:table-cell>
        </table:table-row>
        <table:table-row table:style-name="ro2">
          <table:table-cell table:formula="of:=[.A19]+524288" office:value-type="float" office:value="9961472" calcext:value-type="float">
            <text:p>9961472</text:p>
          </table:table-cell>
          <table:table-cell office:value-type="float" office:value="64483372.333333" calcext:value-type="float">
            <text:p>64483372.333333</text:p>
          </table:table-cell>
          <table:table-cell office:value-type="float" office:value="44485837.666667" calcext:value-type="float">
            <text:p>44485837.666667</text:p>
          </table:table-cell>
          <table:table-cell office:value-type="float" office:value="48274227" calcext:value-type="float">
            <text:p>48274227</text:p>
          </table:table-cell>
          <table:table-cell/>
          <table:table-cell table:formula="of:=[.B20]/3400000000" office:value-type="float" office:value="0.0189656977450979" calcext:value-type="float">
            <text:p>0.0189656977</text:p>
          </table:table-cell>
          <table:table-cell table:formula="of:=[.C20]/3400000000" office:value-type="float" office:value="0.0130840699019609" calcext:value-type="float">
            <text:p>0.0130840699</text:p>
          </table:table-cell>
          <table:table-cell table:formula="of:=[.D20]/3400000000" office:value-type="float" office:value="0.0141983020588235" calcext:value-type="float">
            <text:p>0.0141983021</text:p>
          </table:table-cell>
          <table:table-cell/>
          <table:table-cell office:value-type="float" office:value="0.0126542103" calcext:value-type="float">
            <text:p>0.0126542103</text:p>
          </table:table-cell>
          <table:table-cell/>
          <table:table-cell table:formula="of:=[.H20]-[.J20]" office:value-type="float" office:value="0.00154409175882353" calcext:value-type="float">
            <text:p>0.0015440918</text:p>
          </table:table-cell>
          <table:table-cell/>
          <table:table-cell table:formula="of:=[.B20]/[.A20]" office:value-type="float" office:value="6.4732774767959" calcext:value-type="float">
            <text:p>6.4732774768</text:p>
          </table:table-cell>
          <table:table-cell table:formula="of:=[.C20]/[.A20]" office:value-type="float" office:value="4.46578956068611" calcext:value-type="float">
            <text:p>4.4657895607</text:p>
          </table:table-cell>
          <table:table-cell table:formula="of:=[.D20]/[.A20]" office:value-type="float" office:value="4.84609372992265" calcext:value-type="float">
            <text:p>4.8460937299</text:p>
          </table:table-cell>
        </table:table-row>
        <table:table-row table:style-name="ro2">
          <table:table-cell table:formula="of:=[.A20]+524288" office:value-type="float" office:value="10485760" calcext:value-type="float">
            <text:p>10485760</text:p>
          </table:table-cell>
          <table:table-cell office:value-type="float" office:value="68960455.333333" calcext:value-type="float">
            <text:p>68960455.333333</text:p>
          </table:table-cell>
          <table:table-cell office:value-type="float" office:value="46658812.333333" calcext:value-type="float">
            <text:p>46658812.333333</text:p>
          </table:table-cell>
          <table:table-cell office:value-type="float" office:value="50998300.666667" calcext:value-type="float">
            <text:p>50998300.666667</text:p>
          </table:table-cell>
          <table:table-cell/>
          <table:table-cell table:formula="of:=[.B21]/3400000000" office:value-type="float" office:value="0.020282486862745" calcext:value-type="float">
            <text:p>0.0202824869</text:p>
          </table:table-cell>
          <table:table-cell table:formula="of:=[.C21]/3400000000" office:value-type="float" office:value="0.0137231800980391" calcext:value-type="float">
            <text:p>0.0137231801</text:p>
          </table:table-cell>
          <table:table-cell table:formula="of:=[.D21]/3400000000" office:value-type="float" office:value="0.0149995001960785" calcext:value-type="float">
            <text:p>0.0149995002</text:p>
          </table:table-cell>
          <table:table-cell/>
          <table:table-cell office:value-type="float" office:value="0.0132159251" calcext:value-type="float">
            <text:p>0.0132159251</text:p>
          </table:table-cell>
          <table:table-cell/>
          <table:table-cell table:formula="of:=[.H21]-[.J21]" office:value-type="float" office:value="0.00178357509607853" calcext:value-type="float">
            <text:p>0.0017835751</text:p>
          </table:table-cell>
          <table:table-cell/>
          <table:table-cell table:formula="of:=[.B21]/[.A21]" office:value-type="float" office:value="6.57658150990801" calcext:value-type="float">
            <text:p>6.5765815099</text:p>
          </table:table-cell>
          <table:table-cell table:formula="of:=[.C21]/[.A21]" office:value-type="float" office:value="4.44973109563189" calcext:value-type="float">
            <text:p>4.4497310956</text:p>
          </table:table-cell>
          <table:table-cell table:formula="of:=[.D21]/[.A21]" office:value-type="float" office:value="4.86357695261641" calcext:value-type="float">
            <text:p>4.8635769526</text:p>
          </table:table-cell>
        </table:table-row>
        <table:table-row table:style-name="ro2">
          <table:table-cell table:formula="of:=[.A21]+524288" office:value-type="float" office:value="11010048" calcext:value-type="float">
            <text:p>11010048</text:p>
          </table:table-cell>
          <table:table-cell office:value-type="float" office:value="71897657.333333" calcext:value-type="float">
            <text:p>71897657.333333</text:p>
          </table:table-cell>
          <table:table-cell office:value-type="float" office:value="50403890.333333" calcext:value-type="float">
            <text:p>50403890.333333</text:p>
          </table:table-cell>
          <table:table-cell office:value-type="float" office:value="51537342.333333" calcext:value-type="float">
            <text:p>51537342.333333</text:p>
          </table:table-cell>
          <table:table-cell/>
          <table:table-cell table:formula="of:=[.B22]/3400000000" office:value-type="float" office:value="0.0211463698039215" calcext:value-type="float">
            <text:p>0.0211463698</text:p>
          </table:table-cell>
          <table:table-cell table:formula="of:=[.C22]/3400000000" office:value-type="float" office:value="0.0148246736274509" calcext:value-type="float">
            <text:p>0.0148246736</text:p>
          </table:table-cell>
          <table:table-cell table:formula="of:=[.D22]/3400000000" office:value-type="float" office:value="0.015158041862745" calcext:value-type="float">
            <text:p>0.0151580419</text:p>
          </table:table-cell>
          <table:table-cell/>
          <table:table-cell office:value-type="float" office:value="0.0137956689" calcext:value-type="float">
            <text:p>0.0137956689</text:p>
          </table:table-cell>
          <table:table-cell/>
          <table:table-cell table:formula="of:=[.H22]-[.J22]" office:value-type="float" office:value="0.001362372962745" calcext:value-type="float">
            <text:p>0.001362373</text:p>
          </table:table-cell>
          <table:table-cell/>
          <table:table-cell table:formula="of:=[.B22]/[.A22]" office:value-type="float" office:value="6.53018563891211" calcext:value-type="float">
            <text:p>6.5301856389</text:p>
          </table:table-cell>
          <table:table-cell table:formula="of:=[.C22]/[.A22]" office:value-type="float" office:value="4.57799006265304" calcext:value-type="float">
            <text:p>4.5779900627</text:p>
          </table:table-cell>
          <table:table-cell table:formula="of:=[.D22]/[.A22]" office:value-type="float" office:value="4.68093711610821" calcext:value-type="float">
            <text:p>4.6809371161</text:p>
          </table:table-cell>
        </table:table-row>
        <table:table-row table:style-name="ro2">
          <table:table-cell table:formula="of:=[.A22]+524288" office:value-type="float" office:value="11534336" calcext:value-type="float">
            <text:p>11534336</text:p>
          </table:table-cell>
          <table:table-cell office:value-type="float" office:value="75718672" calcext:value-type="float">
            <text:p>75718672</text:p>
          </table:table-cell>
          <table:table-cell office:value-type="float" office:value="51543161.333333" calcext:value-type="float">
            <text:p>51543161.333333</text:p>
          </table:table-cell>
          <table:table-cell office:value-type="float" office:value="55619141.666667" calcext:value-type="float">
            <text:p>55619141.666667</text:p>
          </table:table-cell>
          <table:table-cell/>
          <table:table-cell table:formula="of:=[.B23]/3400000000" office:value-type="float" office:value="0.0222701976470588" calcext:value-type="float">
            <text:p>0.0222701976</text:p>
          </table:table-cell>
          <table:table-cell table:formula="of:=[.C23]/3400000000" office:value-type="float" office:value="0.0151597533333332" calcext:value-type="float">
            <text:p>0.0151597533</text:p>
          </table:table-cell>
          <table:table-cell table:formula="of:=[.D23]/3400000000" office:value-type="float" office:value="0.0163585710784315" calcext:value-type="float">
            <text:p>0.0163585711</text:p>
          </table:table-cell>
          <table:table-cell/>
          <table:table-cell office:value-type="float" office:value="0.0146179836" calcext:value-type="float">
            <text:p>0.0146179836</text:p>
          </table:table-cell>
          <table:table-cell/>
          <table:table-cell table:formula="of:=[.H23]-[.J23]" office:value-type="float" office:value="0.00174058747843147" calcext:value-type="float">
            <text:p>0.0017405875</text:p>
          </table:table-cell>
          <table:table-cell/>
          <table:table-cell table:formula="of:=[.B23]/[.A23]" office:value-type="float" office:value="6.56463206898082" calcext:value-type="float">
            <text:p>6.564632069</text:p>
          </table:table-cell>
          <table:table-cell table:formula="of:=[.C23]/[.A23]" office:value-type="float" office:value="4.46867174090758" calcext:value-type="float">
            <text:p>4.4686717409</text:p>
          </table:table-cell>
          <table:table-cell table:formula="of:=[.D23]/[.A23]" office:value-type="float" office:value="4.82204971891464" calcext:value-type="float">
            <text:p>4.8220497189</text:p>
          </table:table-cell>
        </table:table-row>
        <table:table-row table:style-name="ro2">
          <table:table-cell table:formula="of:=[.A23]+524288" office:value-type="float" office:value="12058624" calcext:value-type="float">
            <text:p>12058624</text:p>
          </table:table-cell>
          <table:table-cell office:value-type="float" office:value="79071285.333333" calcext:value-type="float">
            <text:p>79071285.333333</text:p>
          </table:table-cell>
          <table:table-cell office:value-type="float" office:value="56274920" calcext:value-type="float">
            <text:p>56274920</text:p>
          </table:table-cell>
          <table:table-cell office:value-type="float" office:value="56185664.333333" calcext:value-type="float">
            <text:p>56185664.333333</text:p>
          </table:table-cell>
          <table:table-cell/>
          <table:table-cell table:formula="of:=[.B24]/3400000000" office:value-type="float" office:value="0.0232562603921568" calcext:value-type="float">
            <text:p>0.0232562604</text:p>
          </table:table-cell>
          <table:table-cell table:formula="of:=[.C24]/3400000000" office:value-type="float" office:value="0.0165514470588235" calcext:value-type="float">
            <text:p>0.0165514471</text:p>
          </table:table-cell>
          <table:table-cell table:formula="of:=[.D24]/3400000000" office:value-type="float" office:value="0.0165251953921568" calcext:value-type="float">
            <text:p>0.0165251954</text:p>
          </table:table-cell>
          <table:table-cell/>
          <table:table-cell office:value-type="float" office:value="0.0153105314" calcext:value-type="float">
            <text:p>0.0153105314</text:p>
          </table:table-cell>
          <table:table-cell/>
          <table:table-cell table:formula="of:=[.H24]-[.J24]" office:value-type="float" office:value="0.00121466399215676" calcext:value-type="float">
            <text:p>0.001214664</text:p>
          </table:table-cell>
          <table:table-cell/>
          <table:table-cell table:formula="of:=[.B24]/[.A24]" office:value-type="float" office:value="6.55723947718521" calcext:value-type="float">
            <text:p>6.5572394772</text:p>
          </table:table-cell>
          <table:table-cell table:formula="of:=[.C24]/[.A24]" office:value-type="float" office:value="4.66677790102751" calcext:value-type="float">
            <text:p>4.666777901</text:p>
          </table:table-cell>
          <table:table-cell table:formula="of:=[.D24]/[.A24]" office:value-type="float" office:value="4.65937608912368" calcext:value-type="float">
            <text:p>4.6593760891</text:p>
          </table:table-cell>
        </table:table-row>
        <table:table-row table:style-name="ro2">
          <table:table-cell table:formula="of:=[.A24]+524288" office:value-type="float" office:value="12582912" calcext:value-type="float">
            <text:p>12582912</text:p>
          </table:table-cell>
          <table:table-cell office:value-type="float" office:value="82365433" calcext:value-type="float">
            <text:p>82365433</text:p>
          </table:table-cell>
          <table:table-cell office:value-type="float" office:value="56601839.666667" calcext:value-type="float">
            <text:p>56601839.666667</text:p>
          </table:table-cell>
          <table:table-cell office:value-type="float" office:value="59682435.666667" calcext:value-type="float">
            <text:p>59682435.666667</text:p>
          </table:table-cell>
          <table:table-cell/>
          <table:table-cell table:formula="of:=[.B25]/3400000000" office:value-type="float" office:value="0.0242251273529412" calcext:value-type="float">
            <text:p>0.0242251274</text:p>
          </table:table-cell>
          <table:table-cell table:formula="of:=[.C25]/3400000000" office:value-type="float" office:value="0.0166475999019609" calcext:value-type="float">
            <text:p>0.0166475999</text:p>
          </table:table-cell>
          <table:table-cell table:formula="of:=[.D25]/3400000000" office:value-type="float" office:value="0.0175536575490197" calcext:value-type="float">
            <text:p>0.0175536575</text:p>
          </table:table-cell>
          <table:table-cell/>
          <table:table-cell office:value-type="float" office:value="0.0161790213" calcext:value-type="float">
            <text:p>0.0161790213</text:p>
          </table:table-cell>
          <table:table-cell/>
          <table:table-cell table:formula="of:=[.H25]-[.J25]" office:value-type="float" office:value="0.0013746362490197" calcext:value-type="float">
            <text:p>0.0013746362</text:p>
          </table:table-cell>
          <table:table-cell/>
          <table:table-cell table:formula="of:=[.B25]/[.A25]" office:value-type="float" office:value="6.54581650098165" calcext:value-type="float">
            <text:p>6.545816501</text:p>
          </table:table-cell>
          <table:table-cell table:formula="of:=[.C25]/[.A25]" office:value-type="float" office:value="4.4983100626204" calcext:value-type="float">
            <text:p>4.4983100626</text:p>
          </table:table-cell>
          <table:table-cell table:formula="of:=[.D25]/[.A25]" office:value-type="float" office:value="4.74313383632239" calcext:value-type="float">
            <text:p>4.7431338363</text:p>
          </table:table-cell>
        </table:table-row>
        <table:table-row table:style-name="ro2">
          <table:table-cell table:formula="of:=[.A25]+524288" office:value-type="float" office:value="13107200" calcext:value-type="float">
            <text:p>13107200</text:p>
          </table:table-cell>
          <table:table-cell office:value-type="float" office:value="85715479" calcext:value-type="float">
            <text:p>85715479</text:p>
          </table:table-cell>
          <table:table-cell office:value-type="float" office:value="59020579" calcext:value-type="float">
            <text:p>59020579</text:p>
          </table:table-cell>
          <table:table-cell office:value-type="float" office:value="60589945.666667" calcext:value-type="float">
            <text:p>60589945.666667</text:p>
          </table:table-cell>
          <table:table-cell/>
          <table:table-cell table:formula="of:=[.B26]/3400000000" office:value-type="float" office:value="0.025210435" calcext:value-type="float">
            <text:p>0.025210435</text:p>
          </table:table-cell>
          <table:table-cell table:formula="of:=[.C26]/3400000000" office:value-type="float" office:value="0.0173589938235294" calcext:value-type="float">
            <text:p>0.0173589938</text:p>
          </table:table-cell>
          <table:table-cell table:formula="of:=[.D26]/3400000000" office:value-type="float" office:value="0.0178205722549021" calcext:value-type="float">
            <text:p>0.0178205723</text:p>
          </table:table-cell>
          <table:table-cell/>
          <table:table-cell office:value-type="float" office:value="0.0169592761" calcext:value-type="float">
            <text:p>0.0169592761</text:p>
          </table:table-cell>
          <table:table-cell/>
          <table:table-cell table:formula="of:=[.H26]-[.J26]" office:value-type="float" office:value="0.000861296154902057" calcext:value-type="float">
            <text:p>0.0008612962</text:p>
          </table:table-cell>
          <table:table-cell/>
          <table:table-cell table:formula="of:=[.B26]/[.A26]" office:value-type="float" office:value="6.53957206726074" calcext:value-type="float">
            <text:p>6.5395720673</text:p>
          </table:table-cell>
          <table:table-cell table:formula="of:=[.C26]/[.A26]" office:value-type="float" office:value="4.50291282653809" calcext:value-type="float">
            <text:p>4.5029128265</text:p>
          </table:table-cell>
          <table:table-cell table:formula="of:=[.D26]/[.A26]" office:value-type="float" office:value="4.62264600118004" calcext:value-type="float">
            <text:p>4.6226460012</text:p>
          </table:table-cell>
        </table:table-row>
        <table:table-row table:style-name="ro2">
          <table:table-cell table:formula="of:=[.A26]+524288" office:value-type="float" office:value="13631488" calcext:value-type="float">
            <text:p>13631488</text:p>
          </table:table-cell>
          <table:table-cell office:value-type="float" office:value="88986837.666667" calcext:value-type="float">
            <text:p>88986837.666667</text:p>
          </table:table-cell>
          <table:table-cell office:value-type="float" office:value="60077488.333333" calcext:value-type="float">
            <text:p>60077488.333333</text:p>
          </table:table-cell>
          <table:table-cell office:value-type="float" office:value="64387434" calcext:value-type="float">
            <text:p>64387434</text:p>
          </table:table-cell>
          <table:table-cell/>
          <table:table-cell table:formula="of:=[.B27]/3400000000" office:value-type="float" office:value="0.0261725993137256" calcext:value-type="float">
            <text:p>0.0261725993</text:p>
          </table:table-cell>
          <table:table-cell table:formula="of:=[.C27]/3400000000" office:value-type="float" office:value="0.0176698495098038" calcext:value-type="float">
            <text:p>0.0176698495</text:p>
          </table:table-cell>
          <table:table-cell table:formula="of:=[.D27]/3400000000" office:value-type="float" office:value="0.0189374805882353" calcext:value-type="float">
            <text:p>0.0189374806</text:p>
          </table:table-cell>
          <table:table-cell/>
          <table:table-cell office:value-type="float" office:value="0.0173491337" calcext:value-type="float">
            <text:p>0.0173491337</text:p>
          </table:table-cell>
          <table:table-cell/>
          <table:table-cell table:formula="of:=[.H27]-[.J27]" office:value-type="float" office:value="0.00158834688823529" calcext:value-type="float">
            <text:p>0.0015883469</text:p>
          </table:table-cell>
          <table:table-cell/>
          <table:table-cell table:formula="of:=[.B27]/[.A27]" office:value-type="float" office:value="6.52803550622405" calcext:value-type="float">
            <text:p>6.5280355062</text:p>
          </table:table-cell>
          <table:table-cell table:formula="of:=[.C27]/[.A27]" office:value-type="float" office:value="4.40725827828429" calcext:value-type="float">
            <text:p>4.4072582783</text:p>
          </table:table-cell>
          <table:table-cell table:formula="of:=[.D27]/[.A27]" office:value-type="float" office:value="4.72343400808481" calcext:value-type="float">
            <text:p>4.7234340081</text:p>
          </table:table-cell>
        </table:table-row>
        <table:table-row table:style-name="ro2">
          <table:table-cell table:formula="of:=[.A27]+524288" office:value-type="float" office:value="14155776" calcext:value-type="float">
            <text:p>14155776</text:p>
          </table:table-cell>
          <table:table-cell office:value-type="float" office:value="92689338" calcext:value-type="float">
            <text:p>92689338</text:p>
          </table:table-cell>
          <table:table-cell office:value-type="float" office:value="63425872.333333" calcext:value-type="float">
            <text:p>63425872.333333</text:p>
          </table:table-cell>
          <table:table-cell office:value-type="float" office:value="66353008.333333" calcext:value-type="float">
            <text:p>66353008.333333</text:p>
          </table:table-cell>
          <table:table-cell/>
          <table:table-cell table:formula="of:=[.B28]/3400000000" office:value-type="float" office:value="0.02726157" calcext:value-type="float">
            <text:p>0.02726157</text:p>
          </table:table-cell>
          <table:table-cell table:formula="of:=[.C28]/3400000000" office:value-type="float" office:value="0.0186546683333332" calcext:value-type="float">
            <text:p>0.0186546683</text:p>
          </table:table-cell>
          <table:table-cell table:formula="of:=[.D28]/3400000000" office:value-type="float" office:value="0.0195155906862744" calcext:value-type="float">
            <text:p>0.0195155907</text:p>
          </table:table-cell>
          <table:table-cell/>
          <table:table-cell office:value-type="float" office:value="0.0177885954" calcext:value-type="float">
            <text:p>0.0177885954</text:p>
          </table:table-cell>
          <table:table-cell/>
          <table:table-cell table:formula="of:=[.H28]-[.J28]" office:value-type="float" office:value="0.00172699528627441" calcext:value-type="float">
            <text:p>0.0017269953</text:p>
          </table:table-cell>
          <table:table-cell/>
          <table:table-cell table:formula="of:=[.B28]/[.A28]" office:value-type="float" office:value="6.54781044854058" calcext:value-type="float">
            <text:p>6.5478104485</text:p>
          </table:table-cell>
          <table:table-cell table:formula="of:=[.C28]/[.A28]" office:value-type="float" office:value="4.48056484740455" calcext:value-type="float">
            <text:p>4.4805648474</text:p>
          </table:table-cell>
          <table:table-cell table:formula="of:=[.D28]/[.A28]" office:value-type="float" office:value="4.68734517509552" calcext:value-type="float">
            <text:p>4.6873451751</text:p>
          </table:table-cell>
        </table:table-row>
        <table:table-row table:style-name="ro2">
          <table:table-cell table:formula="of:=[.A28]+524288" office:value-type="float" office:value="14680064" calcext:value-type="float">
            <text:p>14680064</text:p>
          </table:table-cell>
          <table:table-cell office:value-type="float" office:value="96981020.333333" calcext:value-type="float">
            <text:p>96981020.333333</text:p>
          </table:table-cell>
          <table:table-cell office:value-type="float" office:value="65931108" calcext:value-type="float">
            <text:p>65931108</text:p>
          </table:table-cell>
          <table:table-cell office:value-type="float" office:value="68778215.666667" calcext:value-type="float">
            <text:p>68778215.666667</text:p>
          </table:table-cell>
          <table:table-cell/>
          <table:table-cell table:formula="of:=[.B29]/3400000000" office:value-type="float" office:value="0.0285238295098038" calcext:value-type="float">
            <text:p>0.0285238295</text:p>
          </table:table-cell>
          <table:table-cell table:formula="of:=[.C29]/3400000000" office:value-type="float" office:value="0.0193915023529412" calcext:value-type="float">
            <text:p>0.0193915024</text:p>
          </table:table-cell>
          <table:table-cell table:formula="of:=[.D29]/3400000000" office:value-type="float" office:value="0.0202288869607844" calcext:value-type="float">
            <text:p>0.020228887</text:p>
          </table:table-cell>
          <table:table-cell/>
          <table:table-cell office:value-type="float" office:value="0.0185592939" calcext:value-type="float">
            <text:p>0.0185592939</text:p>
          </table:table-cell>
          <table:table-cell/>
          <table:table-cell table:formula="of:=[.H29]-[.J29]" office:value-type="float" office:value="0.00166959306078441" calcext:value-type="float">
            <text:p>0.0016695931</text:p>
          </table:table-cell>
          <table:table-cell/>
          <table:table-cell table:formula="of:=[.B29]/[.A29]" office:value-type="float" office:value="6.60630773362657" calcext:value-type="float">
            <text:p>6.6063077336</text:p>
          </table:table-cell>
          <table:table-cell table:formula="of:=[.C29]/[.A29]" office:value-type="float" office:value="4.49120031084333" calcext:value-type="float">
            <text:p>4.4912003108</text:p>
          </table:table-cell>
          <table:table-cell table:formula="of:=[.D29]/[.A29]" office:value-type="float" office:value="4.68514412925359" calcext:value-type="float">
            <text:p>4.6851441293</text:p>
          </table:table-cell>
        </table:table-row>
        <table:table-row table:style-name="ro2">
          <table:table-cell table:formula="of:=[.A29]+524288" office:value-type="float" office:value="15204352" calcext:value-type="float">
            <text:p>15204352</text:p>
          </table:table-cell>
          <table:table-cell office:value-type="float" office:value="99935294.666667" calcext:value-type="float">
            <text:p>99935294.666667</text:p>
          </table:table-cell>
          <table:table-cell office:value-type="float" office:value="69520721.666667" calcext:value-type="float">
            <text:p>69520721.666667</text:p>
          </table:table-cell>
          <table:table-cell office:value-type="float" office:value="70230879.666667" calcext:value-type="float">
            <text:p>70230879.666667</text:p>
          </table:table-cell>
          <table:table-cell/>
          <table:table-cell table:formula="of:=[.B30]/3400000000" office:value-type="float" office:value="0.0293927337254903" calcext:value-type="float">
            <text:p>0.0293927337</text:p>
          </table:table-cell>
          <table:table-cell table:formula="of:=[.C30]/3400000000" office:value-type="float" office:value="0.0204472710784315" calcext:value-type="float">
            <text:p>0.0204472711</text:p>
          </table:table-cell>
          <table:table-cell table:formula="of:=[.D30]/3400000000" office:value-type="float" office:value="0.0206561410784315" calcext:value-type="float">
            <text:p>0.0206561411</text:p>
          </table:table-cell>
          <table:table-cell/>
          <table:table-cell office:value-type="float" office:value="0.019425283" calcext:value-type="float">
            <text:p>0.019425283</text:p>
          </table:table-cell>
          <table:table-cell/>
          <table:table-cell table:formula="of:=[.H30]-[.J30]" office:value-type="float" office:value="0.00123085807843147" calcext:value-type="float">
            <text:p>0.0012308581</text:p>
          </table:table-cell>
          <table:table-cell/>
          <table:table-cell table:formula="of:=[.B30]/[.A30]" office:value-type="float" office:value="6.5728085397304" calcext:value-type="float">
            <text:p>6.5728085397</text:p>
          </table:table-cell>
          <table:table-cell table:formula="of:=[.C30]/[.A30]" office:value-type="float" office:value="4.57242253182951" calcext:value-type="float">
            <text:p>4.5724225318</text:p>
          </table:table-cell>
          <table:table-cell table:formula="of:=[.D30]/[.A30]" office:value-type="float" office:value="4.61913007977367" calcext:value-type="float">
            <text:p>4.6191300798</text:p>
          </table:table-cell>
        </table:table-row>
        <table:table-row table:style-name="ro2">
          <table:table-cell table:formula="of:=[.A30]+524288" office:value-type="float" office:value="15728640" calcext:value-type="float">
            <text:p>15728640</text:p>
          </table:table-cell>
          <table:table-cell office:value-type="float" office:value="103907934.333333" calcext:value-type="float">
            <text:p>103907934.333333</text:p>
          </table:table-cell>
          <table:table-cell office:value-type="float" office:value="70030043.333333" calcext:value-type="float">
            <text:p>70030043.333333</text:p>
          </table:table-cell>
          <table:table-cell office:value-type="float" office:value="72557012" calcext:value-type="float">
            <text:p>72557012</text:p>
          </table:table-cell>
          <table:table-cell/>
          <table:table-cell table:formula="of:=[.B31]/3400000000" office:value-type="float" office:value="0.0305611571568626" calcext:value-type="float">
            <text:p>0.0305611572</text:p>
          </table:table-cell>
          <table:table-cell table:formula="of:=[.C31]/3400000000" office:value-type="float" office:value="0.0205970715686274" calcext:value-type="float">
            <text:p>0.0205970716</text:p>
          </table:table-cell>
          <table:table-cell table:formula="of:=[.D31]/3400000000" office:value-type="float" office:value="0.0213402976470588" calcext:value-type="float">
            <text:p>0.0213402976</text:p>
          </table:table-cell>
          <table:table-cell/>
          <table:table-cell office:value-type="float" office:value="0.020113288" calcext:value-type="float">
            <text:p>0.020113288</text:p>
          </table:table-cell>
          <table:table-cell/>
          <table:table-cell table:formula="of:=[.H31]-[.J31]" office:value-type="float" office:value="0.00122700964705882" calcext:value-type="float">
            <text:p>0.0012270096</text:p>
          </table:table-cell>
          <table:table-cell/>
          <table:table-cell table:formula="of:=[.B31]/[.A31]" office:value-type="float" office:value="6.60628854963512" calcext:value-type="float">
            <text:p>6.6062885496</text:p>
          </table:table-cell>
          <table:table-cell table:formula="of:=[.C31]/[.A31]" office:value-type="float" office:value="4.45239024692109" calcext:value-type="float">
            <text:p>4.4523902469</text:p>
          </table:table-cell>
          <table:table-cell table:formula="of:=[.D31]/[.A31]" office:value-type="float" office:value="4.61305058797201" calcext:value-type="float">
            <text:p>4.613050588</text:p>
          </table:table-cell>
        </table:table-row>
        <table:table-row table:style-name="ro2">
          <table:table-cell table:formula="of:=[.A31]+524288" office:value-type="float" office:value="16252928" calcext:value-type="float">
            <text:p>16252928</text:p>
          </table:table-cell>
          <table:table-cell office:value-type="float" office:value="108711955.666667" calcext:value-type="float">
            <text:p>108711955.666667</text:p>
          </table:table-cell>
          <table:table-cell office:value-type="float" office:value="71962854" calcext:value-type="float">
            <text:p>71962854</text:p>
          </table:table-cell>
          <table:table-cell office:value-type="float" office:value="74675486.333333" calcext:value-type="float">
            <text:p>74675486.333333</text:p>
          </table:table-cell>
          <table:table-cell/>
          <table:table-cell table:formula="of:=[.B32]/3400000000" office:value-type="float" office:value="0.0319741046078432" calcext:value-type="float">
            <text:p>0.0319741046</text:p>
          </table:table-cell>
          <table:table-cell table:formula="of:=[.C32]/3400000000" office:value-type="float" office:value="0.0211655452941176" calcext:value-type="float">
            <text:p>0.0211655453</text:p>
          </table:table-cell>
          <table:table-cell table:formula="of:=[.D32]/3400000000" office:value-type="float" office:value="0.0219633783333332" calcext:value-type="float">
            <text:p>0.0219633783</text:p>
          </table:table-cell>
          <table:table-cell/>
          <table:table-cell office:value-type="float" office:value="0.0213384753" calcext:value-type="float">
            <text:p>0.0213384753</text:p>
          </table:table-cell>
          <table:table-cell/>
          <table:table-cell table:formula="of:=[.H32]-[.J32]" office:value-type="float" office:value="0.000624903033333235" calcext:value-type="float">
            <text:p>0.000624903</text:p>
          </table:table-cell>
          <table:table-cell/>
          <table:table-cell table:formula="of:=[.B32]/[.A32]" office:value-type="float" office:value="6.68876129068356" calcext:value-type="float">
            <text:p>6.6887612907</text:p>
          </table:table-cell>
          <table:table-cell table:formula="of:=[.C32]/[.A32]" office:value-type="float" office:value="4.42768552226405" calcext:value-type="float">
            <text:p>4.4276855223</text:p>
          </table:table-cell>
          <table:table-cell table:formula="of:=[.D32]/[.A32]" office:value-type="float" office:value="4.59458666975778" calcext:value-type="float">
            <text:p>4.5945866698</text:p>
          </table:table-cell>
        </table:table-row>
        <table:table-row table:style-name="ro2">
          <table:table-cell table:formula="of:=[.A32]+524288" office:value-type="float" office:value="16777216" calcext:value-type="float">
            <text:p>16777216</text:p>
          </table:table-cell>
          <table:table-cell office:value-type="float" office:value="112232350.333333" calcext:value-type="float">
            <text:p>112232350.333333</text:p>
          </table:table-cell>
          <table:table-cell office:value-type="float" office:value="74280580" calcext:value-type="float">
            <text:p>74280580</text:p>
          </table:table-cell>
          <table:table-cell office:value-type="float" office:value="76344356.333333" calcext:value-type="float">
            <text:p>76344356.333333</text:p>
          </table:table-cell>
          <table:table-cell/>
          <table:table-cell table:formula="of:=[.B33]/3400000000" office:value-type="float" office:value="0.0330095148039215" calcext:value-type="float">
            <text:p>0.0330095148</text:p>
          </table:table-cell>
          <table:table-cell table:formula="of:=[.C33]/3400000000" office:value-type="float" office:value="0.0218472294117647" calcext:value-type="float">
            <text:p>0.0218472294</text:p>
          </table:table-cell>
          <table:table-cell table:formula="of:=[.D33]/3400000000" office:value-type="float" office:value="0.0224542224509803" calcext:value-type="float">
            <text:p>0.0224542225</text:p>
          </table:table-cell>
          <table:table-cell/>
          <table:table-cell office:value-type="float" office:value="0.0210506681" calcext:value-type="float">
            <text:p>0.0210506681</text:p>
          </table:table-cell>
          <table:table-cell/>
          <table:table-cell table:formula="of:=[.H33]-[.J33]" office:value-type="float" office:value="0.00140355435098029" calcext:value-type="float">
            <text:p>0.0014035544</text:p>
          </table:table-cell>
          <table:table-cell/>
          <table:table-cell table:formula="of:=[.B33]/[.A33]" office:value-type="float" office:value="6.68956937392551" calcext:value-type="float">
            <text:p>6.6895693739</text:p>
          </table:table-cell>
          <table:table-cell table:formula="of:=[.C33]/[.A33]" office:value-type="float" office:value="4.42746758460999" calcext:value-type="float">
            <text:p>4.4274675846</text:p>
          </table:table-cell>
          <table:table-cell table:formula="of:=[.D33]/[.A33]" office:value-type="float" office:value="4.55047823985416" calcext:value-type="float">
            <text:p>4.5504782399</text:p>
          </table:table-cell>
        </table:table-row>
        <table:table-row table:style-name="ro2">
          <table:table-cell table:formula="of:=[.A33]+524288" office:value-type="float" office:value="17301504" calcext:value-type="float">
            <text:p>17301504</text:p>
          </table:table-cell>
          <table:table-cell office:value-type="float" office:value="113976212.333333" calcext:value-type="float">
            <text:p>113976212.333333</text:p>
          </table:table-cell>
          <table:table-cell office:value-type="float" office:value="76665963.333333" calcext:value-type="float">
            <text:p>76665963.333333</text:p>
          </table:table-cell>
          <table:table-cell office:value-type="float" office:value="80212934.666667" calcext:value-type="float">
            <text:p>80212934.666667</text:p>
          </table:table-cell>
          <table:table-cell/>
          <table:table-cell table:formula="of:=[.B34]/3400000000" office:value-type="float" office:value="0.0335224153921568" calcext:value-type="float">
            <text:p>0.0335224154</text:p>
          </table:table-cell>
          <table:table-cell table:formula="of:=[.C34]/3400000000" office:value-type="float" office:value="0.0225488127450979" calcext:value-type="float">
            <text:p>0.0225488127</text:p>
          </table:table-cell>
          <table:table-cell table:formula="of:=[.D34]/3400000000" office:value-type="float" office:value="0.0235920396078432" calcext:value-type="float">
            <text:p>0.0235920396</text:p>
          </table:table-cell>
          <table:table-cell/>
          <table:table-cell office:value-type="float" office:value="0.0217687181" calcext:value-type="float">
            <text:p>0.0217687181</text:p>
          </table:table-cell>
          <table:table-cell/>
          <table:table-cell table:formula="of:=[.H34]-[.J34]" office:value-type="float" office:value="0.00182332150784324" calcext:value-type="float">
            <text:p>0.0018233215</text:p>
          </table:table-cell>
          <table:table-cell/>
          <table:table-cell table:formula="of:=[.B34]/[.A34]" office:value-type="float" office:value="6.58764765961" calcext:value-type="float">
            <text:p>6.5876476596</text:p>
          </table:table-cell>
          <table:table-cell table:formula="of:=[.C34]/[.A34]" office:value-type="float" office:value="4.43117334385109" calcext:value-type="float">
            <text:p>4.4311733439</text:p>
          </table:table-cell>
          <table:table-cell table:formula="of:=[.D34]/[.A34]" office:value-type="float" office:value="4.63618276576805" calcext:value-type="float">
            <text:p>4.6361827658</text:p>
          </table:table-cell>
        </table:table-row>
        <table:table-row table:style-name="ro2">
          <table:table-cell table:formula="of:=[.A34]+524288" office:value-type="float" office:value="17825792" calcext:value-type="float">
            <text:p>17825792</text:p>
          </table:table-cell>
          <table:table-cell office:value-type="float" office:value="116201009" calcext:value-type="float">
            <text:p>116201009</text:p>
          </table:table-cell>
          <table:table-cell office:value-type="float" office:value="80042221" calcext:value-type="float">
            <text:p>80042221</text:p>
          </table:table-cell>
          <table:table-cell office:value-type="float" office:value="81723086.333333" calcext:value-type="float">
            <text:p>81723086.333333</text:p>
          </table:table-cell>
          <table:table-cell/>
          <table:table-cell table:formula="of:=[.B35]/3400000000" office:value-type="float" office:value="0.0341767673529412" calcext:value-type="float">
            <text:p>0.0341767674</text:p>
          </table:table-cell>
          <table:table-cell table:formula="of:=[.C35]/3400000000" office:value-type="float" office:value="0.0235418297058824" calcext:value-type="float">
            <text:p>0.0235418297</text:p>
          </table:table-cell>
          <table:table-cell table:formula="of:=[.D35]/3400000000" office:value-type="float" office:value="0.024036201862745" calcext:value-type="float">
            <text:p>0.0240362019</text:p>
          </table:table-cell>
          <table:table-cell/>
          <table:table-cell office:value-type="float" office:value="0.0226713984" calcext:value-type="float">
            <text:p>0.0226713984</text:p>
          </table:table-cell>
          <table:table-cell/>
          <table:table-cell table:formula="of:=[.H35]-[.J35]" office:value-type="float" office:value="0.001364803462745" calcext:value-type="float">
            <text:p>0.0013648035</text:p>
          </table:table-cell>
          <table:table-cell/>
          <table:table-cell table:formula="of:=[.B35]/[.A35]" office:value-type="float" office:value="6.51870104845832" calcext:value-type="float">
            <text:p>6.5187010485</text:p>
          </table:table-cell>
          <table:table-cell table:formula="of:=[.C35]/[.A35]" office:value-type="float" office:value="4.49024767034194" calcext:value-type="float">
            <text:p>4.4902476703</text:p>
          </table:table-cell>
          <table:table-cell table:formula="of:=[.D35]/[.A35]" office:value-type="float" office:value="4.58454167609119" calcext:value-type="float">
            <text:p>4.5845416761</text:p>
          </table:table-cell>
        </table:table-row>
        <table:table-row table:style-name="ro2">
          <table:table-cell table:formula="of:=[.A35]+524288" office:value-type="float" office:value="18350080" calcext:value-type="float">
            <text:p>18350080</text:p>
          </table:table-cell>
          <table:table-cell office:value-type="float" office:value="121841649" calcext:value-type="float">
            <text:p>121841649</text:p>
          </table:table-cell>
          <table:table-cell office:value-type="float" office:value="82050070.666667" calcext:value-type="float">
            <text:p>82050070.666667</text:p>
          </table:table-cell>
          <table:table-cell office:value-type="float" office:value="84530533.333333" calcext:value-type="float">
            <text:p>84530533.333333</text:p>
          </table:table-cell>
          <table:table-cell/>
          <table:table-cell table:formula="of:=[.B36]/3400000000" office:value-type="float" office:value="0.0358357791176471" calcext:value-type="float">
            <text:p>0.0358357791</text:p>
          </table:table-cell>
          <table:table-cell table:formula="of:=[.C36]/3400000000" office:value-type="float" office:value="0.0241323737254903" calcext:value-type="float">
            <text:p>0.0241323737</text:p>
          </table:table-cell>
          <table:table-cell table:formula="of:=[.D36]/3400000000" office:value-type="float" office:value="0.0248619215686274" calcext:value-type="float">
            <text:p>0.0248619216</text:p>
          </table:table-cell>
          <table:table-cell/>
          <table:table-cell office:value-type="float" office:value="0.0230696322" calcext:value-type="float">
            <text:p>0.0230696322</text:p>
          </table:table-cell>
          <table:table-cell/>
          <table:table-cell table:formula="of:=[.H36]-[.J36]" office:value-type="float" office:value="0.00179228936862735" calcext:value-type="float">
            <text:p>0.0017922894</text:p>
          </table:table-cell>
          <table:table-cell/>
          <table:table-cell table:formula="of:=[.B36]/[.A36]" office:value-type="float" office:value="6.63984293256487" calcext:value-type="float">
            <text:p>6.6398429326</text:p>
          </table:table-cell>
          <table:table-cell table:formula="of:=[.C36]/[.A36]" office:value-type="float" office:value="4.47137400309247" calcext:value-type="float">
            <text:p>4.4713740031</text:p>
          </table:table-cell>
          <table:table-cell table:formula="of:=[.D36]/[.A36]" office:value-type="float" office:value="4.60654849097841" calcext:value-type="float">
            <text:p>4.606548491</text:p>
          </table:table-cell>
        </table:table-row>
        <table:table-row table:style-name="ro2">
          <table:table-cell table:formula="of:=[.A36]+524288" office:value-type="float" office:value="18874368" calcext:value-type="float">
            <text:p>18874368</text:p>
          </table:table-cell>
          <table:table-cell office:value-type="float" office:value="124881924.666667" calcext:value-type="float">
            <text:p>124881924.666667</text:p>
          </table:table-cell>
          <table:table-cell office:value-type="float" office:value="83514276" calcext:value-type="float">
            <text:p>83514276</text:p>
          </table:table-cell>
          <table:table-cell office:value-type="float" office:value="86124062" calcext:value-type="float">
            <text:p>86124062</text:p>
          </table:table-cell>
          <table:table-cell/>
          <table:table-cell table:formula="of:=[.B37]/3400000000" office:value-type="float" office:value="0.0367299778431374" calcext:value-type="float">
            <text:p>0.0367299778</text:p>
          </table:table-cell>
          <table:table-cell table:formula="of:=[.C37]/3400000000" office:value-type="float" office:value="0.0245630223529412" calcext:value-type="float">
            <text:p>0.0245630224</text:p>
          </table:table-cell>
          <table:table-cell table:formula="of:=[.D37]/3400000000" office:value-type="float" office:value="0.0253306064705882" calcext:value-type="float">
            <text:p>0.0253306065</text:p>
          </table:table-cell>
          <table:table-cell/>
          <table:table-cell office:value-type="float" office:value="0.023698956" calcext:value-type="float">
            <text:p>0.023698956</text:p>
          </table:table-cell>
          <table:table-cell/>
          <table:table-cell table:formula="of:=[.H37]-[.J37]" office:value-type="float" office:value="0.00163165047058823" calcext:value-type="float">
            <text:p>0.0016316505</text:p>
          </table:table-cell>
          <table:table-cell/>
          <table:table-cell table:formula="of:=[.B37]/[.A37]" office:value-type="float" office:value="6.61648245211003" calcext:value-type="float">
            <text:p>6.6164824521</text:p>
          </table:table-cell>
          <table:table-cell table:formula="of:=[.C37]/[.A37]" office:value-type="float" office:value="4.42474555969238" calcext:value-type="float">
            <text:p>4.4247455597</text:p>
          </table:table-cell>
          <table:table-cell table:formula="of:=[.D37]/[.A37]" office:value-type="float" office:value="4.56301699744331" calcext:value-type="float">
            <text:p>4.5630169974</text:p>
          </table:table-cell>
        </table:table-row>
        <table:table-row table:style-name="ro2">
          <table:table-cell table:formula="of:=[.A37]+524288" office:value-type="float" office:value="19398656" calcext:value-type="float">
            <text:p>19398656</text:p>
          </table:table-cell>
          <table:table-cell office:value-type="float" office:value="126183323.333333" calcext:value-type="float">
            <text:p>126183323.333333</text:p>
          </table:table-cell>
          <table:table-cell office:value-type="float" office:value="86230386" calcext:value-type="float">
            <text:p>86230386</text:p>
          </table:table-cell>
          <table:table-cell office:value-type="float" office:value="88839060.333333" calcext:value-type="float">
            <text:p>88839060.333333</text:p>
          </table:table-cell>
          <table:table-cell/>
          <table:table-cell table:formula="of:=[.B38]/3400000000" office:value-type="float" office:value="0.0371127421568626" calcext:value-type="float">
            <text:p>0.0371127422</text:p>
          </table:table-cell>
          <table:table-cell table:formula="of:=[.C38]/3400000000" office:value-type="float" office:value="0.0253618782352941" calcext:value-type="float">
            <text:p>0.0253618782</text:p>
          </table:table-cell>
          <table:table-cell table:formula="of:=[.D38]/3400000000" office:value-type="float" office:value="0.0261291353921568" calcext:value-type="float">
            <text:p>0.0261291354</text:p>
          </table:table-cell>
          <table:table-cell/>
          <table:table-cell office:value-type="float" office:value="0.0244350685" calcext:value-type="float">
            <text:p>0.0244350685</text:p>
          </table:table-cell>
          <table:table-cell/>
          <table:table-cell table:formula="of:=[.H38]-[.J38]" office:value-type="float" office:value="0.00169406689215676" calcext:value-type="float">
            <text:p>0.0016940669</text:p>
          </table:table-cell>
          <table:table-cell/>
          <table:table-cell table:formula="of:=[.B38]/[.A38]" office:value-type="float" office:value="6.50474565523163" calcext:value-type="float">
            <text:p>6.5047456552</text:p>
          </table:table-cell>
          <table:table-cell table:formula="of:=[.C38]/[.A38]" office:value-type="float" office:value="4.44517321199984" calcext:value-type="float">
            <text:p>4.445173212</text:p>
          </table:table-cell>
          <table:table-cell table:formula="of:=[.D38]/[.A38]" office:value-type="float" office:value="4.57965027749" calcext:value-type="float">
            <text:p>4.5796502775</text:p>
          </table:table-cell>
        </table:table-row>
        <table:table-row table:style-name="ro2">
          <table:table-cell table:formula="of:=[.A38]+524288" office:value-type="float" office:value="19922944" calcext:value-type="float">
            <text:p>19922944</text:p>
          </table:table-cell>
          <table:table-cell office:value-type="float" office:value="129625171.666667" calcext:value-type="float">
            <text:p>129625171.666667</text:p>
          </table:table-cell>
          <table:table-cell office:value-type="float" office:value="89896078.666667" calcext:value-type="float">
            <text:p>89896078.666667</text:p>
          </table:table-cell>
          <table:table-cell office:value-type="float" office:value="90751675.666667" calcext:value-type="float">
            <text:p>90751675.666667</text:p>
          </table:table-cell>
          <table:table-cell/>
          <table:table-cell table:formula="of:=[.B39]/3400000000" office:value-type="float" office:value="0.0381250504901962" calcext:value-type="float">
            <text:p>0.0381250505</text:p>
          </table:table-cell>
          <table:table-cell table:formula="of:=[.C39]/3400000000" office:value-type="float" office:value="0.026440023137255" calcext:value-type="float">
            <text:p>0.0264400231</text:p>
          </table:table-cell>
          <table:table-cell table:formula="of:=[.D39]/3400000000" office:value-type="float" office:value="0.0266916693137256" calcext:value-type="float">
            <text:p>0.0266916693</text:p>
          </table:table-cell>
          <table:table-cell/>
          <table:table-cell office:value-type="float" office:value="0.0250859254" calcext:value-type="float">
            <text:p>0.0250859254</text:p>
          </table:table-cell>
          <table:table-cell/>
          <table:table-cell table:formula="of:=[.H39]-[.J39]" office:value-type="float" office:value="0.00160574391372559" calcext:value-type="float">
            <text:p>0.0016057439</text:p>
          </table:table-cell>
          <table:table-cell/>
          <table:table-cell table:formula="of:=[.B39]/[.A39]" office:value-type="float" office:value="6.50632615675008" calcext:value-type="float">
            <text:p>6.5063261568</text:p>
          </table:table-cell>
          <table:table-cell table:formula="of:=[.C39]/[.A39]" office:value-type="float" office:value="4.5121884931598" calcext:value-type="float">
            <text:p>4.5121884932</text:p>
          </table:table-cell>
          <table:table-cell table:formula="of:=[.D39]/[.A39]" office:value-type="float" office:value="4.55513380284897" calcext:value-type="float">
            <text:p>4.5551338028</text:p>
          </table:table-cell>
        </table:table-row>
        <table:table-row table:style-name="ro2">
          <table:table-cell table:formula="of:=[.A39]+524288" office:value-type="float" office:value="20447232" calcext:value-type="float">
            <text:p>20447232</text:p>
          </table:table-cell>
          <table:table-cell office:value-type="float" office:value="133746931.666667" calcext:value-type="float">
            <text:p>133746931.666667</text:p>
          </table:table-cell>
          <table:table-cell office:value-type="float" office:value="89849283.333333" calcext:value-type="float">
            <text:p>89849283.333333</text:p>
          </table:table-cell>
          <table:table-cell office:value-type="float" office:value="92877709.333333" calcext:value-type="float">
            <text:p>92877709.333333</text:p>
          </table:table-cell>
          <table:table-cell/>
          <table:table-cell table:formula="of:=[.B40]/3400000000" office:value-type="float" office:value="0.0393373328431374" calcext:value-type="float">
            <text:p>0.0393373328</text:p>
          </table:table-cell>
          <table:table-cell table:formula="of:=[.C40]/3400000000" office:value-type="float" office:value="0.0264262598039215" calcext:value-type="float">
            <text:p>0.0264262598</text:p>
          </table:table-cell>
          <table:table-cell table:formula="of:=[.D40]/3400000000" office:value-type="float" office:value="0.0273169733333332" calcext:value-type="float">
            <text:p>0.0273169733</text:p>
          </table:table-cell>
          <table:table-cell/>
          <table:table-cell office:value-type="float" office:value="0.0259538336" calcext:value-type="float">
            <text:p>0.0259538336</text:p>
          </table:table-cell>
          <table:table-cell/>
          <table:table-cell table:formula="of:=[.H40]-[.J40]" office:value-type="float" office:value="0.00136313973333323" calcext:value-type="float">
            <text:p>0.0013631397</text:p>
          </table:table-cell>
          <table:table-cell/>
          <table:table-cell table:formula="of:=[.B40]/[.A40]" office:value-type="float" office:value="6.54107762198165" calcext:value-type="float">
            <text:p>6.541077622</text:p>
          </table:table-cell>
          <table:table-cell table:formula="of:=[.C40]/[.A40]" office:value-type="float" office:value="4.39420276217989" calcext:value-type="float">
            <text:p>4.3942027622</text:p>
          </table:table-cell>
          <table:table-cell table:formula="of:=[.D40]/[.A40]" office:value-type="float" office:value="4.54231210040229" calcext:value-type="float">
            <text:p>4.5423121004</text:p>
          </table:table-cell>
        </table:table-row>
        <table:table-row table:style-name="ro2">
          <table:table-cell table:formula="of:=[.A40]+524288" office:value-type="float" office:value="20971520" calcext:value-type="float">
            <text:p>20971520</text:p>
          </table:table-cell>
          <table:table-cell office:value-type="float" office:value="135991627.666667" calcext:value-type="float">
            <text:p>135991627.666667</text:p>
          </table:table-cell>
          <table:table-cell office:value-type="float" office:value="93311297.666667" calcext:value-type="float">
            <text:p>93311297.666667</text:p>
          </table:table-cell>
          <table:table-cell office:value-type="float" office:value="96442746" calcext:value-type="float">
            <text:p>96442746</text:p>
          </table:table-cell>
          <table:table-cell/>
          <table:table-cell table:formula="of:=[.B41]/3400000000" office:value-type="float" office:value="0.0399975375490197" calcext:value-type="float">
            <text:p>0.0399975375</text:p>
          </table:table-cell>
          <table:table-cell table:formula="of:=[.C41]/3400000000" office:value-type="float" office:value="0.0274444993137256" calcext:value-type="float">
            <text:p>0.0274444993</text:p>
          </table:table-cell>
          <table:table-cell table:formula="of:=[.D41]/3400000000" office:value-type="float" office:value="0.0283655135294118" calcext:value-type="float">
            <text:p>0.0283655135</text:p>
          </table:table-cell>
          <table:table-cell/>
          <table:table-cell office:value-type="float" office:value="0.0265157413" calcext:value-type="float">
            <text:p>0.0265157413</text:p>
          </table:table-cell>
          <table:table-cell/>
          <table:table-cell table:formula="of:=[.H41]-[.J41]" office:value-type="float" office:value="0.00184977222941177" calcext:value-type="float">
            <text:p>0.0018497722</text:p>
          </table:table-cell>
          <table:table-cell/>
          <table:table-cell table:formula="of:=[.B41]/[.A41]" office:value-type="float" office:value="6.4845861275991" calcext:value-type="float">
            <text:p>6.4845861276</text:p>
          </table:table-cell>
          <table:table-cell table:formula="of:=[.C41]/[.A41]" office:value-type="float" office:value="4.44942940076194" calcext:value-type="float">
            <text:p>4.4494294008</text:p>
          </table:table-cell>
          <table:table-cell table:formula="of:=[.D41]/[.A41]" office:value-type="float" office:value="4.59874849319458" calcext:value-type="float">
            <text:p>4.5987484932</text:p>
          </table:table-cell>
        </table:table-row>
        <table:table-row table:style-name="ro2">
          <table:table-cell table:formula="of:=[.A41]+524288" office:value-type="float" office:value="21495808" calcext:value-type="float">
            <text:p>21495808</text:p>
          </table:table-cell>
          <table:table-cell office:value-type="float" office:value="139660144.666667" calcext:value-type="float">
            <text:p>139660144.666667</text:p>
          </table:table-cell>
          <table:table-cell office:value-type="float" office:value="94363200.666667" calcext:value-type="float">
            <text:p>94363200.666667</text:p>
          </table:table-cell>
          <table:table-cell office:value-type="float" office:value="98086714.666667" calcext:value-type="float">
            <text:p>98086714.666667</text:p>
          </table:table-cell>
          <table:table-cell/>
          <table:table-cell table:formula="of:=[.B42]/3400000000" office:value-type="float" office:value="0.041076513137255" calcext:value-type="float">
            <text:p>0.0410765131</text:p>
          </table:table-cell>
          <table:table-cell table:formula="of:=[.C42]/3400000000" office:value-type="float" office:value="0.0277538825490197" calcext:value-type="float">
            <text:p>0.0277538825</text:p>
          </table:table-cell>
          <table:table-cell table:formula="of:=[.D42]/3400000000" office:value-type="float" office:value="0.0288490337254903" calcext:value-type="float">
            <text:p>0.0288490337</text:p>
          </table:table-cell>
          <table:table-cell/>
          <table:table-cell office:value-type="float" office:value="0.0272502449" calcext:value-type="float">
            <text:p>0.0272502449</text:p>
          </table:table-cell>
          <table:table-cell/>
          <table:table-cell table:formula="of:=[.H42]-[.J42]" office:value-type="float" office:value="0.00159878882549029" calcext:value-type="float">
            <text:p>0.0015987888</text:p>
          </table:table-cell>
          <table:table-cell/>
          <table:table-cell table:formula="of:=[.B42]/[.A42]" office:value-type="float" office:value="6.49708746313081" calcext:value-type="float">
            <text:p>6.4970874631</text:p>
          </table:table-cell>
          <table:table-cell table:formula="of:=[.C42]/[.A42]" office:value-type="float" office:value="4.389841994619" calcext:value-type="float">
            <text:p>4.3898419946</text:p>
          </table:table-cell>
          <table:table-cell table:formula="of:=[.D42]/[.A42]" office:value-type="float" office:value="4.563062466257" calcext:value-type="float">
            <text:p>4.5630624663</text:p>
          </table:table-cell>
        </table:table-row>
        <table:table-row table:style-name="ro2">
          <table:table-cell table:formula="of:=[.A42]+524288" office:value-type="float" office:value="22020096" calcext:value-type="float">
            <text:p>22020096</text:p>
          </table:table-cell>
          <table:table-cell office:value-type="float" office:value="143121211.666667" calcext:value-type="float">
            <text:p>143121211.666667</text:p>
          </table:table-cell>
          <table:table-cell office:value-type="float" office:value="98535724" calcext:value-type="float">
            <text:p>98535724</text:p>
          </table:table-cell>
          <table:table-cell office:value-type="float" office:value="100252011.333333" calcext:value-type="float">
            <text:p>100252011.333333</text:p>
          </table:table-cell>
          <table:table-cell/>
          <table:table-cell table:formula="of:=[.B43]/3400000000" office:value-type="float" office:value="0.0420944740196079" calcext:value-type="float">
            <text:p>0.042094474</text:p>
          </table:table-cell>
          <table:table-cell table:formula="of:=[.C43]/3400000000" office:value-type="float" office:value="0.0289810952941176" calcext:value-type="float">
            <text:p>0.0289810953</text:p>
          </table:table-cell>
          <table:table-cell table:formula="of:=[.D43]/3400000000" office:value-type="float" office:value="0.0294858856862744" calcext:value-type="float">
            <text:p>0.0294858857</text:p>
          </table:table-cell>
          <table:table-cell/>
          <table:table-cell office:value-type="float" office:value="0.0278996965" calcext:value-type="float">
            <text:p>0.0278996965</text:p>
          </table:table-cell>
          <table:table-cell/>
          <table:table-cell table:formula="of:=[.H43]-[.J43]" office:value-type="float" office:value="0.00158618918627441" calcext:value-type="float">
            <text:p>0.0015861892</text:p>
          </table:table-cell>
          <table:table-cell/>
          <table:table-cell table:formula="of:=[.B43]/[.A43]" office:value-type="float" office:value="6.49957255711633" calcext:value-type="float">
            <text:p>6.4995725571</text:p>
          </table:table-cell>
          <table:table-cell table:formula="of:=[.C43]/[.A43]" office:value-type="float" office:value="4.47480901082357" calcext:value-type="float">
            <text:p>4.4748090108</text:p>
          </table:table-cell>
          <table:table-cell table:formula="of:=[.D43]/[.A43]" office:value-type="float" office:value="4.55275087507943" calcext:value-type="float">
            <text:p>4.5527508751</text:p>
          </table:table-cell>
        </table:table-row>
        <table:table-row table:style-name="ro2">
          <table:table-cell table:formula="of:=[.A43]+524288" office:value-type="float" office:value="22544384" calcext:value-type="float">
            <text:p>22544384</text:p>
          </table:table-cell>
          <table:table-cell office:value-type="float" office:value="146218909.333333" calcext:value-type="float">
            <text:p>146218909.333333</text:p>
          </table:table-cell>
          <table:table-cell office:value-type="float" office:value="98553072.333333" calcext:value-type="float">
            <text:p>98553072.333333</text:p>
          </table:table-cell>
          <table:table-cell office:value-type="float" office:value="102258928.666667" calcext:value-type="float">
            <text:p>102258928.666667</text:p>
          </table:table-cell>
          <table:table-cell/>
          <table:table-cell table:formula="of:=[.B44]/3400000000" office:value-type="float" office:value="0.0430055615686273" calcext:value-type="float">
            <text:p>0.0430055616</text:p>
          </table:table-cell>
          <table:table-cell table:formula="of:=[.C44]/3400000000" office:value-type="float" office:value="0.0289861977450979" calcext:value-type="float">
            <text:p>0.0289861977</text:p>
          </table:table-cell>
          <table:table-cell table:formula="of:=[.D44]/3400000000" office:value-type="float" office:value="0.0300761554901962" calcext:value-type="float">
            <text:p>0.0300761555</text:p>
          </table:table-cell>
          <table:table-cell/>
          <table:table-cell office:value-type="float" office:value="0.0286145167" calcext:value-type="float">
            <text:p>0.0286145167</text:p>
          </table:table-cell>
          <table:table-cell/>
          <table:table-cell table:formula="of:=[.H44]-[.J44]" office:value-type="float" office:value="0.00146163879019617" calcext:value-type="float">
            <text:p>0.0014616388</text:p>
          </table:table-cell>
          <table:table-cell/>
          <table:table-cell table:formula="of:=[.B44]/[.A44]" office:value-type="float" office:value="6.48582411182018" calcext:value-type="float">
            <text:p>6.4858241118</text:p>
          </table:table-cell>
          <table:table-cell table:formula="of:=[.C44]/[.A44]" office:value-type="float" office:value="4.37151320405707" calcext:value-type="float">
            <text:p>4.3715132041</text:p>
          </table:table-cell>
          <table:table-cell table:formula="of:=[.D44]/[.A44]" office:value-type="float" office:value="4.53589366942415" calcext:value-type="float">
            <text:p>4.5358936694</text:p>
          </table:table-cell>
        </table:table-row>
        <table:table-row table:style-name="ro2">
          <table:table-cell table:formula="of:=[.A44]+524288" office:value-type="float" office:value="23068672" calcext:value-type="float">
            <text:p>23068672</text:p>
          </table:table-cell>
          <table:table-cell office:value-type="float" office:value="150260965.333333" calcext:value-type="float">
            <text:p>150260965.333333</text:p>
          </table:table-cell>
          <table:table-cell office:value-type="float" office:value="101258026.333333" calcext:value-type="float">
            <text:p>101258026.333333</text:p>
          </table:table-cell>
          <table:table-cell office:value-type="float" office:value="110778259.333333" calcext:value-type="float">
            <text:p>110778259.333333</text:p>
          </table:table-cell>
          <table:table-cell/>
          <table:table-cell table:formula="of:=[.B45]/3400000000" office:value-type="float" office:value="0.0441944015686274" calcext:value-type="float">
            <text:p>0.0441944016</text:p>
          </table:table-cell>
          <table:table-cell table:formula="of:=[.C45]/3400000000" office:value-type="float" office:value="0.0297817724509803" calcext:value-type="float">
            <text:p>0.0297817725</text:p>
          </table:table-cell>
          <table:table-cell table:formula="of:=[.D45]/3400000000" office:value-type="float" office:value="0.0325818409803921" calcext:value-type="float">
            <text:p>0.032581841</text:p>
          </table:table-cell>
          <table:table-cell/>
          <table:table-cell office:value-type="float" office:value="0.0290421211" calcext:value-type="float">
            <text:p>0.0290421211</text:p>
          </table:table-cell>
          <table:table-cell/>
          <table:table-cell table:formula="of:=[.H45]-[.J45]" office:value-type="float" office:value="0.00353971988039206" calcext:value-type="float">
            <text:p>0.0035397199</text:p>
          </table:table-cell>
          <table:table-cell/>
          <table:table-cell table:formula="of:=[.B45]/[.A45]" office:value-type="float" office:value="6.51363742712771" calcext:value-type="float">
            <text:p>6.5136374271</text:p>
          </table:table-cell>
          <table:table-cell table:formula="of:=[.C45]/[.A45]" office:value-type="float" office:value="4.3894172292767" calcext:value-type="float">
            <text:p>4.3894172293</text:p>
          </table:table-cell>
          <table:table-cell table:formula="of:=[.D45]/[.A45]" office:value-type="float" office:value="4.80210821556321" calcext:value-type="float">
            <text:p>4.8021082156</text:p>
          </table:table-cell>
        </table:table-row>
        <table:table-row table:style-name="ro2">
          <table:table-cell table:formula="of:=[.A45]+524288" office:value-type="float" office:value="23592960" calcext:value-type="float">
            <text:p>23592960</text:p>
          </table:table-cell>
          <table:table-cell office:value-type="float" office:value="155579862.666667" calcext:value-type="float">
            <text:p>155579862.666667</text:p>
          </table:table-cell>
          <table:table-cell office:value-type="float" office:value="103794925.333333" calcext:value-type="float">
            <text:p>103794925.333333</text:p>
          </table:table-cell>
          <table:table-cell office:value-type="float" office:value="108008108" calcext:value-type="float">
            <text:p>108008108</text:p>
          </table:table-cell>
          <table:table-cell/>
          <table:table-cell table:formula="of:=[.B46]/3400000000" office:value-type="float" office:value="0.045758783137255" calcext:value-type="float">
            <text:p>0.0457587831</text:p>
          </table:table-cell>
          <table:table-cell table:formula="of:=[.C46]/3400000000" office:value-type="float" office:value="0.0305279192156862" calcext:value-type="float">
            <text:p>0.0305279192</text:p>
          </table:table-cell>
          <table:table-cell table:formula="of:=[.D46]/3400000000" office:value-type="float" office:value="0.0317670905882353" calcext:value-type="float">
            <text:p>0.0317670906</text:p>
          </table:table-cell>
          <table:table-cell/>
          <table:table-cell office:value-type="float" office:value="0.0300328467" calcext:value-type="float">
            <text:p>0.0300328467</text:p>
          </table:table-cell>
          <table:table-cell/>
          <table:table-cell table:formula="of:=[.H46]-[.J46]" office:value-type="float" office:value="0.00173424388823529" calcext:value-type="float">
            <text:p>0.0017342439</text:p>
          </table:table-cell>
          <table:table-cell/>
          <table:table-cell table:formula="of:=[.B46]/[.A46]" office:value-type="float" office:value="6.59433418556497" calcext:value-type="float">
            <text:p>6.5943341856</text:p>
          </table:table-cell>
          <table:table-cell table:formula="of:=[.C46]/[.A46]" office:value-type="float" office:value="4.39940242060907" calcext:value-type="float">
            <text:p>4.3994024206</text:p>
          </table:table-cell>
          <table:table-cell table:formula="of:=[.D46]/[.A46]" office:value-type="float" office:value="4.57798038058811" calcext:value-type="float">
            <text:p>4.5779803806</text:p>
          </table:table-cell>
        </table:table-row>
        <table:table-row table:style-name="ro2">
          <table:table-cell table:formula="of:=[.A46]+524288" office:value-type="float" office:value="24117248" calcext:value-type="float">
            <text:p>24117248</text:p>
          </table:table-cell>
          <table:table-cell office:value-type="float" office:value="157529038.666667" calcext:value-type="float">
            <text:p>157529038.666667</text:p>
          </table:table-cell>
          <table:table-cell office:value-type="float" office:value="105469079.333333" calcext:value-type="float">
            <text:p>105469079.333333</text:p>
          </table:table-cell>
          <table:table-cell office:value-type="float" office:value="108558321.666667" calcext:value-type="float">
            <text:p>108558321.666667</text:p>
          </table:table-cell>
          <table:table-cell/>
          <table:table-cell table:formula="of:=[.B47]/3400000000" office:value-type="float" office:value="0.0463320701960785" calcext:value-type="float">
            <text:p>0.0463320702</text:p>
          </table:table-cell>
          <table:table-cell table:formula="of:=[.C47]/3400000000" office:value-type="float" office:value="0.0310203174509803" calcext:value-type="float">
            <text:p>0.0310203175</text:p>
          </table:table-cell>
          <table:table-cell table:formula="of:=[.D47]/3400000000" office:value-type="float" office:value="0.031928918137255" calcext:value-type="float">
            <text:p>0.0319289181</text:p>
          </table:table-cell>
          <table:table-cell/>
          <table:table-cell office:value-type="float" office:value="0.0302853241" calcext:value-type="float">
            <text:p>0.0302853241</text:p>
          </table:table-cell>
          <table:table-cell/>
          <table:table-cell table:formula="of:=[.H47]-[.J47]" office:value-type="float" office:value="0.001643594037255" calcext:value-type="float">
            <text:p>0.001643594</text:p>
          </table:table-cell>
          <table:table-cell/>
          <table:table-cell table:formula="of:=[.B47]/[.A47]" office:value-type="float" office:value="6.53179992454641" calcext:value-type="float">
            <text:p>6.5317999245</text:p>
          </table:table-cell>
          <table:table-cell table:formula="of:=[.C47]/[.A47]" office:value-type="float" office:value="4.37318052761795" calcext:value-type="float">
            <text:p>4.3731805276</text:p>
          </table:table-cell>
          <table:table-cell table:formula="of:=[.D47]/[.A47]" office:value-type="float" office:value="4.50127318285515" calcext:value-type="float">
            <text:p>4.5012731829</text:p>
          </table:table-cell>
        </table:table-row>
        <table:table-row table:style-name="ro2">
          <table:table-cell table:formula="of:=[.A47]+524288" office:value-type="float" office:value="24641536" calcext:value-type="float">
            <text:p>24641536</text:p>
          </table:table-cell>
          <table:table-cell office:value-type="float" office:value="160598940" calcext:value-type="float">
            <text:p>160598940</text:p>
          </table:table-cell>
          <table:table-cell office:value-type="float" office:value="108381816.666667" calcext:value-type="float">
            <text:p>108381816.666667</text:p>
          </table:table-cell>
          <table:table-cell office:value-type="float" office:value="112001348" calcext:value-type="float">
            <text:p>112001348</text:p>
          </table:table-cell>
          <table:table-cell/>
          <table:table-cell table:formula="of:=[.B48]/3400000000" office:value-type="float" office:value="0.0472349823529412" calcext:value-type="float">
            <text:p>0.0472349824</text:p>
          </table:table-cell>
          <table:table-cell table:formula="of:=[.C48]/3400000000" office:value-type="float" office:value="0.0318770049019609" calcext:value-type="float">
            <text:p>0.0318770049</text:p>
          </table:table-cell>
          <table:table-cell table:formula="of:=[.D48]/3400000000" office:value-type="float" office:value="0.0329415729411765" calcext:value-type="float">
            <text:p>0.0329415729</text:p>
          </table:table-cell>
          <table:table-cell/>
          <table:table-cell office:value-type="float" office:value="0.0310001541" calcext:value-type="float">
            <text:p>0.0310001541</text:p>
          </table:table-cell>
          <table:table-cell/>
          <table:table-cell table:formula="of:=[.H48]-[.J48]" office:value-type="float" office:value="0.00194141884117647" calcext:value-type="float">
            <text:p>0.0019414188</text:p>
          </table:table-cell>
          <table:table-cell/>
          <table:table-cell table:formula="of:=[.B48]/[.A48]" office:value-type="float" office:value="6.51740784340716" calcext:value-type="float">
            <text:p>6.5174078434</text:p>
          </table:table-cell>
          <table:table-cell table:formula="of:=[.C48]/[.A48]" office:value-type="float" office:value="4.39833850725324" calcext:value-type="float">
            <text:p>4.3983385073</text:p>
          </table:table-cell>
          <table:table-cell table:formula="of:=[.D48]/[.A48]" office:value-type="float" office:value="4.54522591448845" calcext:value-type="float">
            <text:p>4.5452259145</text:p>
          </table:table-cell>
        </table:table-row>
        <table:table-row table:style-name="ro2">
          <table:table-cell table:formula="of:=[.A48]+524288" office:value-type="float" office:value="25165824" calcext:value-type="float">
            <text:p>25165824</text:p>
          </table:table-cell>
          <table:table-cell office:value-type="float" office:value="164813712" calcext:value-type="float">
            <text:p>164813712</text:p>
          </table:table-cell>
          <table:table-cell office:value-type="float" office:value="110274043.666667" calcext:value-type="float">
            <text:p>110274043.666667</text:p>
          </table:table-cell>
          <table:table-cell office:value-type="float" office:value="113536236.666667" calcext:value-type="float">
            <text:p>113536236.666667</text:p>
          </table:table-cell>
          <table:table-cell/>
          <table:table-cell table:formula="of:=[.B49]/3400000000" office:value-type="float" office:value="0.0484746211764706" calcext:value-type="float">
            <text:p>0.0484746212</text:p>
          </table:table-cell>
          <table:table-cell table:formula="of:=[.C49]/3400000000" office:value-type="float" office:value="0.0324335422549021" calcext:value-type="float">
            <text:p>0.0324335423</text:p>
          </table:table-cell>
          <table:table-cell table:formula="of:=[.D49]/3400000000" office:value-type="float" office:value="0.0333930107843138" calcext:value-type="float">
            <text:p>0.0333930108</text:p>
          </table:table-cell>
          <table:table-cell/>
          <table:table-cell office:value-type="float" office:value="0.0316083679" calcext:value-type="float">
            <text:p>0.0316083679</text:p>
          </table:table-cell>
          <table:table-cell/>
          <table:table-cell table:formula="of:=[.H49]-[.J49]" office:value-type="float" office:value="0.00178464288431382" calcext:value-type="float">
            <text:p>0.0017846429</text:p>
          </table:table-cell>
          <table:table-cell/>
          <table:table-cell table:formula="of:=[.B49]/[.A49]" office:value-type="float" office:value="6.54910850524902" calcext:value-type="float">
            <text:p>6.5491085052</text:p>
          </table:table-cell>
          <table:table-cell table:formula="of:=[.C49]/[.A49]" office:value-type="float" office:value="4.38189680046507" calcext:value-type="float">
            <text:p>4.3818968005</text:p>
          </table:table-cell>
          <table:table-cell table:formula="of:=[.D49]/[.A49]" office:value-type="float" office:value="4.51152470376758" calcext:value-type="float">
            <text:p>4.5115247038</text:p>
          </table:table-cell>
        </table:table-row>
        <table:table-row table:style-name="ro2">
          <table:table-cell table:formula="of:=[.A49]+524288" office:value-type="float" office:value="25690112" calcext:value-type="float">
            <text:p>25690112</text:p>
          </table:table-cell>
          <table:table-cell office:value-type="float" office:value="167049231.666667" calcext:value-type="float">
            <text:p>167049231.666667</text:p>
          </table:table-cell>
          <table:table-cell office:value-type="float" office:value="114366346" calcext:value-type="float">
            <text:p>114366346</text:p>
          </table:table-cell>
          <table:table-cell office:value-type="float" office:value="115322606.333333" calcext:value-type="float">
            <text:p>115322606.333333</text:p>
          </table:table-cell>
          <table:table-cell/>
          <table:table-cell table:formula="of:=[.B50]/3400000000" office:value-type="float" office:value="0.0491321269607844" calcext:value-type="float">
            <text:p>0.049132127</text:p>
          </table:table-cell>
          <table:table-cell table:formula="of:=[.C50]/3400000000" office:value-type="float" office:value="0.0336371605882353" calcext:value-type="float">
            <text:p>0.0336371606</text:p>
          </table:table-cell>
          <table:table-cell table:formula="of:=[.D50]/3400000000" office:value-type="float" office:value="0.0339184136274509" calcext:value-type="float">
            <text:p>0.0339184136</text:p>
          </table:table-cell>
          <table:table-cell/>
          <table:table-cell office:value-type="float" office:value="0.0322833016" calcext:value-type="float">
            <text:p>0.0322833016</text:p>
          </table:table-cell>
          <table:table-cell/>
          <table:table-cell table:formula="of:=[.H50]-[.J50]" office:value-type="float" office:value="0.00163511202745088" calcext:value-type="float">
            <text:p>0.001635112</text:p>
          </table:table-cell>
          <table:table-cell/>
          <table:table-cell table:formula="of:=[.B50]/[.A50]" office:value-type="float" office:value="6.50247191085298" calcext:value-type="float">
            <text:p>6.5024719109</text:p>
          </table:table-cell>
          <table:table-cell table:formula="of:=[.C50]/[.A50]" office:value-type="float" office:value="4.45176517720125" calcext:value-type="float">
            <text:p>4.4517651772</text:p>
          </table:table-cell>
          <table:table-cell table:formula="of:=[.D50]/[.A50]" office:value-type="float" office:value="4.48898807188279" calcext:value-type="float">
            <text:p>4.4889880719</text:p>
          </table:table-cell>
        </table:table-row>
        <table:table-row table:style-name="ro2">
          <table:table-cell table:formula="of:=[.A50]+524288" office:value-type="float" office:value="26214400" calcext:value-type="float">
            <text:p>26214400</text:p>
          </table:table-cell>
          <table:table-cell office:value-type="float" office:value="170727036" calcext:value-type="float">
            <text:p>170727036</text:p>
          </table:table-cell>
          <table:table-cell office:value-type="float" office:value="114557979.333333" calcext:value-type="float">
            <text:p>114557979.333333</text:p>
          </table:table-cell>
          <table:table-cell office:value-type="float" office:value="117923139.666667" calcext:value-type="float">
            <text:p>117923139.666667</text:p>
          </table:table-cell>
          <table:table-cell/>
          <table:table-cell table:formula="of:=[.B51]/3400000000" office:value-type="float" office:value="0.0502138341176471" calcext:value-type="float">
            <text:p>0.0502138341</text:p>
          </table:table-cell>
          <table:table-cell table:formula="of:=[.C51]/3400000000" office:value-type="float" office:value="0.0336935233333332" calcext:value-type="float">
            <text:p>0.0336935233</text:p>
          </table:table-cell>
          <table:table-cell table:formula="of:=[.D51]/3400000000" office:value-type="float" office:value="0.0346832763725491" calcext:value-type="float">
            <text:p>0.0346832764</text:p>
          </table:table-cell>
          <table:table-cell/>
          <table:table-cell office:value-type="float" office:value="0.0331873871" calcext:value-type="float">
            <text:p>0.0331873871</text:p>
          </table:table-cell>
          <table:table-cell/>
          <table:table-cell table:formula="of:=[.H51]-[.J51]" office:value-type="float" office:value="0.00149588927254912" calcext:value-type="float">
            <text:p>0.0014958893</text:p>
          </table:table-cell>
          <table:table-cell/>
          <table:table-cell table:formula="of:=[.B51]/[.A51]" office:value-type="float" office:value="6.51271957397461" calcext:value-type="float">
            <text:p>6.512719574</text:p>
          </table:table-cell>
          <table:table-cell table:formula="of:=[.C51]/[.A51]" office:value-type="float" office:value="4.37004010518391" calcext:value-type="float">
            <text:p>4.3700401052</text:p>
          </table:table-cell>
          <table:table-cell table:formula="of:=[.D51]/[.A51]" office:value-type="float" office:value="4.4984107844035" calcext:value-type="float">
            <text:p>4.4984107844</text:p>
          </table:table-cell>
        </table:table-row>
        <table:table-row table:style-name="ro2">
          <table:table-cell table:formula="of:=[.A51]+524288" office:value-type="float" office:value="26738688" calcext:value-type="float">
            <text:p>26738688</text:p>
          </table:table-cell>
          <table:table-cell office:value-type="float" office:value="177823713.333333" calcext:value-type="float">
            <text:p>177823713.333333</text:p>
          </table:table-cell>
          <table:table-cell office:value-type="float" office:value="117976185" calcext:value-type="float">
            <text:p>117976185</text:p>
          </table:table-cell>
          <table:table-cell office:value-type="float" office:value="119860915.666667" calcext:value-type="float">
            <text:p>119860915.666667</text:p>
          </table:table-cell>
          <table:table-cell/>
          <table:table-cell table:formula="of:=[.B52]/3400000000" office:value-type="float" office:value="0.0523010921568626" calcext:value-type="float">
            <text:p>0.0523010922</text:p>
          </table:table-cell>
          <table:table-cell table:formula="of:=[.C52]/3400000000" office:value-type="float" office:value="0.0346988779411765" calcext:value-type="float">
            <text:p>0.0346988779</text:p>
          </table:table-cell>
          <table:table-cell table:formula="of:=[.D52]/3400000000" office:value-type="float" office:value="0.0352532104901962" calcext:value-type="float">
            <text:p>0.0352532105</text:p>
          </table:table-cell>
          <table:table-cell/>
          <table:table-cell office:value-type="float" office:value="0.0335832335" calcext:value-type="float">
            <text:p>0.0335832335</text:p>
          </table:table-cell>
          <table:table-cell/>
          <table:table-cell table:formula="of:=[.H52]-[.J52]" office:value-type="float" office:value="0.00166997699019617" calcext:value-type="float">
            <text:p>0.001669977</text:p>
          </table:table-cell>
          <table:table-cell/>
          <table:table-cell table:formula="of:=[.B52]/[.A52]" office:value-type="float" office:value="6.65042777466617" calcext:value-type="float">
            <text:p>6.6504277747</text:p>
          </table:table-cell>
          <table:table-cell table:formula="of:=[.C52]/[.A52]" office:value-type="float" office:value="4.41219049341538" calcext:value-type="float">
            <text:p>4.4121904934</text:p>
          </table:table-cell>
          <table:table-cell table:formula="of:=[.D52]/[.A52]" office:value-type="float" office:value="4.48267752204846" calcext:value-type="float">
            <text:p>4.482677522</text:p>
          </table:table-cell>
        </table:table-row>
        <table:table-row table:style-name="ro2">
          <table:table-cell table:formula="of:=[.A52]+524288" office:value-type="float" office:value="27262976" calcext:value-type="float">
            <text:p>27262976</text:p>
          </table:table-cell>
          <table:table-cell office:value-type="float" office:value="177098230" calcext:value-type="float">
            <text:p>177098230</text:p>
          </table:table-cell>
          <table:table-cell office:value-type="float" office:value="120678607" calcext:value-type="float">
            <text:p>120678607</text:p>
          </table:table-cell>
          <table:table-cell office:value-type="float" office:value="123333397.666667" calcext:value-type="float">
            <text:p>123333397.666667</text:p>
          </table:table-cell>
          <table:table-cell/>
          <table:table-cell table:formula="of:=[.B53]/3400000000" office:value-type="float" office:value="0.0520877147058824" calcext:value-type="float">
            <text:p>0.0520877147</text:p>
          </table:table-cell>
          <table:table-cell table:formula="of:=[.C53]/3400000000" office:value-type="float" office:value="0.0354937079411765" calcext:value-type="float">
            <text:p>0.0354937079</text:p>
          </table:table-cell>
          <table:table-cell table:formula="of:=[.D53]/3400000000" office:value-type="float" office:value="0.0362745287254903" calcext:value-type="float">
            <text:p>0.0362745287</text:p>
          </table:table-cell>
          <table:table-cell/>
          <table:table-cell office:value-type="float" office:value="0.034478193" calcext:value-type="float">
            <text:p>0.034478193</text:p>
          </table:table-cell>
          <table:table-cell/>
          <table:table-cell table:formula="of:=[.H53]-[.J53]" office:value-type="float" office:value="0.00179633572549029" calcext:value-type="float">
            <text:p>0.0017963357</text:p>
          </table:table-cell>
          <table:table-cell/>
          <table:table-cell table:formula="of:=[.B53]/[.A53]" office:value-type="float" office:value="6.49592436276949" calcext:value-type="float">
            <text:p>6.4959243628</text:p>
          </table:table-cell>
          <table:table-cell table:formula="of:=[.C53]/[.A53]" office:value-type="float" office:value="4.42646492444552" calcext:value-type="float">
            <text:p>4.4264649244</text:p>
          </table:table-cell>
          <table:table-cell table:formula="of:=[.D53]/[.A53]" office:value-type="float" office:value="4.52384206576226" calcext:value-type="float">
            <text:p>4.5238420658</text:p>
          </table:table-cell>
        </table:table-row>
        <table:table-row table:style-name="ro2">
          <table:table-cell table:formula="of:=[.A53]+524288" office:value-type="float" office:value="27787264" calcext:value-type="float">
            <text:p>27787264</text:p>
          </table:table-cell>
          <table:table-cell office:value-type="float" office:value="181519221.333333" calcext:value-type="float">
            <text:p>181519221.333333</text:p>
          </table:table-cell>
          <table:table-cell office:value-type="float" office:value="121357957.333333" calcext:value-type="float">
            <text:p>121357957.333333</text:p>
          </table:table-cell>
          <table:table-cell office:value-type="float" office:value="124534196.333333" calcext:value-type="float">
            <text:p>124534196.333333</text:p>
          </table:table-cell>
          <table:table-cell/>
          <table:table-cell table:formula="of:=[.B54]/3400000000" office:value-type="float" office:value="0.0533880062745097" calcext:value-type="float">
            <text:p>0.0533880063</text:p>
          </table:table-cell>
          <table:table-cell table:formula="of:=[.C54]/3400000000" office:value-type="float" office:value="0.035693516862745" calcext:value-type="float">
            <text:p>0.0356935169</text:p>
          </table:table-cell>
          <table:table-cell table:formula="of:=[.D54]/3400000000" office:value-type="float" office:value="0.0366277048039215" calcext:value-type="float">
            <text:p>0.0366277048</text:p>
          </table:table-cell>
          <table:table-cell/>
          <table:table-cell office:value-type="float" office:value="0.0350854191" calcext:value-type="float">
            <text:p>0.0350854191</text:p>
          </table:table-cell>
          <table:table-cell/>
          <table:table-cell table:formula="of:=[.H54]-[.J54]" office:value-type="float" office:value="0.00154228570392147" calcext:value-type="float">
            <text:p>0.0015422857</text:p>
          </table:table-cell>
          <table:table-cell/>
          <table:table-cell table:formula="of:=[.B54]/[.A54]" office:value-type="float" office:value="6.53246110640231" calcext:value-type="float">
            <text:p>6.5324611064</text:p>
          </table:table-cell>
          <table:table-cell table:formula="of:=[.C54]/[.A54]" office:value-type="float" office:value="4.36739498114435" calcext:value-type="float">
            <text:p>4.3673949811</text:p>
          </table:table-cell>
          <table:table-cell table:formula="of:=[.D54]/[.A54]" office:value-type="float" office:value="4.48170054933559" calcext:value-type="float">
            <text:p>4.4817005493</text:p>
          </table:table-cell>
        </table:table-row>
        <table:table-row table:style-name="ro2">
          <table:table-cell table:formula="of:=[.A54]+524288" office:value-type="float" office:value="28311552" calcext:value-type="float">
            <text:p>28311552</text:p>
          </table:table-cell>
          <table:table-cell office:value-type="float" office:value="183831973.666667" calcext:value-type="float">
            <text:p>183831973.666667</text:p>
          </table:table-cell>
          <table:table-cell office:value-type="float" office:value="124849519" calcext:value-type="float">
            <text:p>124849519</text:p>
          </table:table-cell>
          <table:table-cell office:value-type="float" office:value="126490783.666667" calcext:value-type="float">
            <text:p>126490783.666667</text:p>
          </table:table-cell>
          <table:table-cell/>
          <table:table-cell table:formula="of:=[.B55]/3400000000" office:value-type="float" office:value="0.0540682275490197" calcext:value-type="float">
            <text:p>0.0540682275</text:p>
          </table:table-cell>
          <table:table-cell table:formula="of:=[.C55]/3400000000" office:value-type="float" office:value="0.0367204467647059" calcext:value-type="float">
            <text:p>0.0367204468</text:p>
          </table:table-cell>
          <table:table-cell table:formula="of:=[.D55]/3400000000" office:value-type="float" office:value="0.0372031716666668" calcext:value-type="float">
            <text:p>0.0372031717</text:p>
          </table:table-cell>
          <table:table-cell/>
          <table:table-cell office:value-type="float" office:value="0.0355528315" calcext:value-type="float">
            <text:p>0.0355528315</text:p>
          </table:table-cell>
          <table:table-cell/>
          <table:table-cell table:formula="of:=[.H55]-[.J55]" office:value-type="float" office:value="0.00165034016666676" calcext:value-type="float">
            <text:p>0.0016503402</text:p>
          </table:table-cell>
          <table:table-cell/>
          <table:table-cell table:formula="of:=[.B55]/[.A55]" office:value-type="float" office:value="6.49317895630261" calcext:value-type="float">
            <text:p>6.4931789563</text:p>
          </table:table-cell>
          <table:table-cell table:formula="of:=[.C55]/[.A55]" office:value-type="float" office:value="4.40984369207312" calcext:value-type="float">
            <text:p>4.4098436921</text:p>
          </table:table-cell>
          <table:table-cell table:formula="of:=[.D55]/[.A55]" office:value-type="float" office:value="4.46781524611109" calcext:value-type="float">
            <text:p>4.4678152461</text:p>
          </table:table-cell>
        </table:table-row>
        <table:table-row table:style-name="ro2">
          <table:table-cell table:formula="of:=[.A55]+524288" office:value-type="float" office:value="28835840" calcext:value-type="float">
            <text:p>28835840</text:p>
          </table:table-cell>
          <table:table-cell office:value-type="float" office:value="187269778.666667" calcext:value-type="float">
            <text:p>187269778.666667</text:p>
          </table:table-cell>
          <table:table-cell office:value-type="float" office:value="127963521" calcext:value-type="float">
            <text:p>127963521</text:p>
          </table:table-cell>
          <table:table-cell office:value-type="float" office:value="129963272.666667" calcext:value-type="float">
            <text:p>129963272.666667</text:p>
          </table:table-cell>
          <table:table-cell/>
          <table:table-cell table:formula="of:=[.B56]/3400000000" office:value-type="float" office:value="0.0550793466666668" calcext:value-type="float">
            <text:p>0.0550793467</text:p>
          </table:table-cell>
          <table:table-cell table:formula="of:=[.C56]/3400000000" office:value-type="float" office:value="0.0376363297058824" calcext:value-type="float">
            <text:p>0.0376363297</text:p>
          </table:table-cell>
          <table:table-cell table:formula="of:=[.D56]/3400000000" office:value-type="float" office:value="0.0382244919607844" calcext:value-type="float">
            <text:p>0.038224492</text:p>
          </table:table-cell>
          <table:table-cell/>
          <table:table-cell office:value-type="float" office:value="0.0365518909" calcext:value-type="float">
            <text:p>0.0365518909</text:p>
          </table:table-cell>
          <table:table-cell/>
          <table:table-cell table:formula="of:=[.H56]-[.J56]" office:value-type="float" office:value="0.00167260106078441" calcext:value-type="float">
            <text:p>0.0016726011</text:p>
          </table:table-cell>
          <table:table-cell/>
          <table:table-cell table:formula="of:=[.B56]/[.A56]" office:value-type="float" office:value="6.49434102376303" calcext:value-type="float">
            <text:p>6.4943410238</text:p>
          </table:table-cell>
          <table:table-cell table:formula="of:=[.C56]/[.A56]" office:value-type="float" office:value="4.43765539689498" calcext:value-type="float">
            <text:p>4.4376553969</text:p>
          </table:table-cell>
          <table:table-cell table:formula="of:=[.D56]/[.A56]" office:value-type="float" office:value="4.50700491702919" calcext:value-type="float">
            <text:p>4.507004917</text:p>
          </table:table-cell>
        </table:table-row>
        <table:table-row table:style-name="ro2">
          <table:table-cell table:formula="of:=[.A56]+524288" office:value-type="float" office:value="29360128" calcext:value-type="float">
            <text:p>29360128</text:p>
          </table:table-cell>
          <table:table-cell office:value-type="float" office:value="192895810" calcext:value-type="float">
            <text:p>192895810</text:p>
          </table:table-cell>
          <table:table-cell office:value-type="float" office:value="130774447.333333" calcext:value-type="float">
            <text:p>130774447.333333</text:p>
          </table:table-cell>
          <table:table-cell office:value-type="float" office:value="131083564.333333" calcext:value-type="float">
            <text:p>131083564.333333</text:p>
          </table:table-cell>
          <table:table-cell/>
          <table:table-cell table:formula="of:=[.B57]/3400000000" office:value-type="float" office:value="0.0567340617647059" calcext:value-type="float">
            <text:p>0.0567340618</text:p>
          </table:table-cell>
          <table:table-cell table:formula="of:=[.C57]/3400000000" office:value-type="float" office:value="0.0384630727450979" calcext:value-type="float">
            <text:p>0.0384630727</text:p>
          </table:table-cell>
          <table:table-cell table:formula="of:=[.D57]/3400000000" office:value-type="float" office:value="0.0385539895098038" calcext:value-type="float">
            <text:p>0.0385539895</text:p>
          </table:table-cell>
          <table:table-cell/>
          <table:table-cell office:value-type="float" office:value="0.0368617095" calcext:value-type="float">
            <text:p>0.0368617095</text:p>
          </table:table-cell>
          <table:table-cell/>
          <table:table-cell table:formula="of:=[.H57]-[.J57]" office:value-type="float" office:value="0.00169228000980382" calcext:value-type="float">
            <text:p>0.00169228</text:p>
          </table:table-cell>
          <table:table-cell/>
          <table:table-cell table:formula="of:=[.B57]/[.A57]" office:value-type="float" office:value="6.56999213354928" calcext:value-type="float">
            <text:p>6.5699921335</text:p>
          </table:table-cell>
          <table:table-cell table:formula="of:=[.C57]/[.A57]" office:value-type="float" office:value="4.45415113085791" calcext:value-type="float">
            <text:p>4.4541511309</text:p>
          </table:table-cell>
          <table:table-cell table:formula="of:=[.D57]/[.A57]" office:value-type="float" office:value="4.46467959313164" calcext:value-type="float">
            <text:p>4.4646795931</text:p>
          </table:table-cell>
        </table:table-row>
        <table:table-row table:style-name="ro2">
          <table:table-cell table:formula="of:=[.A57]+524288" office:value-type="float" office:value="29884416" calcext:value-type="float">
            <text:p>29884416</text:p>
          </table:table-cell>
          <table:table-cell office:value-type="float" office:value="194196234.333333" calcext:value-type="float">
            <text:p>194196234.333333</text:p>
          </table:table-cell>
          <table:table-cell office:value-type="float" office:value="133003400" calcext:value-type="float">
            <text:p>133003400</text:p>
          </table:table-cell>
          <table:table-cell office:value-type="float" office:value="135432238.333333" calcext:value-type="float">
            <text:p>135432238.333333</text:p>
          </table:table-cell>
          <table:table-cell/>
          <table:table-cell table:formula="of:=[.B58]/3400000000" office:value-type="float" office:value="0.0571165395098038" calcext:value-type="float">
            <text:p>0.0571165395</text:p>
          </table:table-cell>
          <table:table-cell table:formula="of:=[.C58]/3400000000" office:value-type="float" office:value="0.0391186470588235" calcext:value-type="float">
            <text:p>0.0391186471</text:p>
          </table:table-cell>
          <table:table-cell table:formula="of:=[.D58]/3400000000" office:value-type="float" office:value="0.0398330112745097" calcext:value-type="float">
            <text:p>0.0398330113</text:p>
          </table:table-cell>
          <table:table-cell/>
          <table:table-cell office:value-type="float" office:value="0.0375715383" calcext:value-type="float">
            <text:p>0.0375715383</text:p>
          </table:table-cell>
          <table:table-cell/>
          <table:table-cell table:formula="of:=[.H58]-[.J58]" office:value-type="float" office:value="0.0022614729745097" calcext:value-type="float">
            <text:p>0.002261473</text:p>
          </table:table-cell>
          <table:table-cell/>
          <table:table-cell table:formula="of:=[.B58]/[.A58]" office:value-type="float" office:value="6.49824424654419" calcext:value-type="float">
            <text:p>6.4982442465</text:p>
          </table:table-cell>
          <table:table-cell table:formula="of:=[.C58]/[.A58]" office:value-type="float" office:value="4.450593914902" calcext:value-type="float">
            <text:p>4.4505939149</text:p>
          </table:table-cell>
          <table:table-cell table:formula="of:=[.D58]/[.A58]" office:value-type="float" office:value="4.53186832673367" calcext:value-type="float">
            <text:p>4.5318683267</text:p>
          </table:table-cell>
        </table:table-row>
        <table:table-row table:style-name="ro2">
          <table:table-cell table:formula="of:=[.A58]+524288" office:value-type="float" office:value="30408704" calcext:value-type="float">
            <text:p>30408704</text:p>
          </table:table-cell>
          <table:table-cell office:value-type="float" office:value="200285283.333333" calcext:value-type="float">
            <text:p>200285283.333333</text:p>
          </table:table-cell>
          <table:table-cell office:value-type="float" office:value="138848666.333333" calcext:value-type="float">
            <text:p>138848666.333333</text:p>
          </table:table-cell>
          <table:table-cell office:value-type="float" office:value="136580190.333333" calcext:value-type="float">
            <text:p>136580190.333333</text:p>
          </table:table-cell>
          <table:table-cell/>
          <table:table-cell table:formula="of:=[.B59]/3400000000" office:value-type="float" office:value="0.0589074362745097" calcext:value-type="float">
            <text:p>0.0589074363</text:p>
          </table:table-cell>
          <table:table-cell table:formula="of:=[.C59]/3400000000" office:value-type="float" office:value="0.0408378430392156" calcext:value-type="float">
            <text:p>0.040837843</text:p>
          </table:table-cell>
          <table:table-cell table:formula="of:=[.D59]/3400000000" office:value-type="float" office:value="0.0401706442156862" calcext:value-type="float">
            <text:p>0.0401706442</text:p>
          </table:table-cell>
          <table:table-cell/>
          <table:table-cell office:value-type="float" office:value="0.0385870575" calcext:value-type="float">
            <text:p>0.0385870575</text:p>
          </table:table-cell>
          <table:table-cell/>
          <table:table-cell table:formula="of:=[.H59]-[.J59]" office:value-type="float" office:value="0.00158358671568618" calcext:value-type="float">
            <text:p>0.0015835867</text:p>
          </table:table-cell>
          <table:table-cell/>
          <table:table-cell table:formula="of:=[.B59]/[.A59]" office:value-type="float" office:value="6.58644588514305" calcext:value-type="float">
            <text:p>6.5864458851</text:p>
          </table:table-cell>
          <table:table-cell table:formula="of:=[.C59]/[.A59]" office:value-type="float" office:value="4.56608299825382" calcext:value-type="float">
            <text:p>4.5660829983</text:p>
          </table:table-cell>
          <table:table-cell table:formula="of:=[.D59]/[.A59]" office:value-type="float" office:value="4.49148343623368" calcext:value-type="float">
            <text:p>4.4914834362</text:p>
          </table:table-cell>
        </table:table-row>
        <table:table-row table:style-name="ro2">
          <table:table-cell table:formula="of:=[.A59]+524288" office:value-type="float" office:value="30932992" calcext:value-type="float">
            <text:p>30932992</text:p>
          </table:table-cell>
          <table:table-cell office:value-type="float" office:value="199741225" calcext:value-type="float">
            <text:p>199741225</text:p>
          </table:table-cell>
          <table:table-cell office:value-type="float" office:value="141950780.333333" calcext:value-type="float">
            <text:p>141950780.333333</text:p>
          </table:table-cell>
          <table:table-cell office:value-type="float" office:value="137351444.666667" calcext:value-type="float">
            <text:p>137351444.666667</text:p>
          </table:table-cell>
          <table:table-cell/>
          <table:table-cell table:formula="of:=[.B60]/3400000000" office:value-type="float" office:value="0.0587474191176471" calcext:value-type="float">
            <text:p>0.0587474191</text:p>
          </table:table-cell>
          <table:table-cell table:formula="of:=[.C60]/3400000000" office:value-type="float" office:value="0.0417502295098038" calcext:value-type="float">
            <text:p>0.0417502295</text:p>
          </table:table-cell>
          <table:table-cell table:formula="of:=[.D60]/3400000000" office:value-type="float" office:value="0.0403974837254903" calcext:value-type="float">
            <text:p>0.0403974837</text:p>
          </table:table-cell>
          <table:table-cell/>
          <table:table-cell office:value-type="float" office:value="0.0391040763" calcext:value-type="float">
            <text:p>0.0391040763</text:p>
          </table:table-cell>
          <table:table-cell/>
          <table:table-cell table:formula="of:=[.H60]-[.J60]" office:value-type="float" office:value="0.0012934074254903" calcext:value-type="float">
            <text:p>0.0012934074</text:p>
          </table:table-cell>
          <table:table-cell/>
          <table:table-cell table:formula="of:=[.B60]/[.A60]" office:value-type="float" office:value="6.45722292237363" calcext:value-type="float">
            <text:p>6.4572229224</text:p>
          </table:table-cell>
          <table:table-cell table:formula="of:=[.C60]/[.A60]" office:value-type="float" office:value="4.58897672534661" calcext:value-type="float">
            <text:p>4.5889767253</text:p>
          </table:table-cell>
          <table:table-cell table:formula="of:=[.D60]/[.A60]" office:value-type="float" office:value="4.4402896644032" calcext:value-type="float">
            <text:p>4.4402896644</text:p>
          </table:table-cell>
        </table:table-row>
        <table:table-row table:style-name="ro2">
          <table:table-cell table:formula="of:=[.A60]+524288" office:value-type="float" office:value="31457280" calcext:value-type="float">
            <text:p>31457280</text:p>
          </table:table-cell>
          <table:table-cell office:value-type="float" office:value="202535730" calcext:value-type="float">
            <text:p>202535730</text:p>
          </table:table-cell>
          <table:table-cell office:value-type="float" office:value="146848510.666667" calcext:value-type="float">
            <text:p>146848510.666667</text:p>
          </table:table-cell>
          <table:table-cell office:value-type="float" office:value="139597458" calcext:value-type="float">
            <text:p>139597458</text:p>
          </table:table-cell>
          <table:table-cell/>
          <table:table-cell table:formula="of:=[.B61]/3400000000" office:value-type="float" office:value="0.0595693323529412" calcext:value-type="float">
            <text:p>0.0595693324</text:p>
          </table:table-cell>
          <table:table-cell table:formula="of:=[.C61]/3400000000" office:value-type="float" office:value="0.0431907384313727" calcext:value-type="float">
            <text:p>0.0431907384</text:p>
          </table:table-cell>
          <table:table-cell table:formula="of:=[.D61]/3400000000" office:value-type="float" office:value="0.0410580758823529" calcext:value-type="float">
            <text:p>0.0410580759</text:p>
          </table:table-cell>
          <table:table-cell/>
          <table:table-cell office:value-type="float" office:value="0.0395254375" calcext:value-type="float">
            <text:p>0.0395254375</text:p>
          </table:table-cell>
          <table:table-cell/>
          <table:table-cell table:formula="of:=[.H61]-[.J61]" office:value-type="float" office:value="0.00153263838235294" calcext:value-type="float">
            <text:p>0.0015326384</text:p>
          </table:table-cell>
          <table:table-cell/>
          <table:table-cell table:formula="of:=[.B61]/[.A61]" office:value-type="float" office:value="6.43843746185303" calcext:value-type="float">
            <text:p>6.4384374619</text:p>
          </table:table-cell>
          <table:table-cell table:formula="of:=[.C61]/[.A61]" office:value-type="float" office:value="4.66818843417699" calcext:value-type="float">
            <text:p>4.6681884342</text:p>
          </table:table-cell>
          <table:table-cell table:formula="of:=[.D61]/[.A61]" office:value-type="float" office:value="4.43768367767334" calcext:value-type="float">
            <text:p>4.4376836777</text:p>
          </table:table-cell>
        </table:table-row>
        <table:table-row table:style-name="ro2">
          <table:table-cell table:formula="of:=[.A61]+524288" office:value-type="float" office:value="31981568" calcext:value-type="float">
            <text:p>31981568</text:p>
          </table:table-cell>
          <table:table-cell office:value-type="float" office:value="206012347.666667" calcext:value-type="float">
            <text:p>206012347.666667</text:p>
          </table:table-cell>
          <table:table-cell office:value-type="float" office:value="142187328.666667" calcext:value-type="float">
            <text:p>142187328.666667</text:p>
          </table:table-cell>
          <table:table-cell office:value-type="float" office:value="142083292.666667" calcext:value-type="float">
            <text:p>142083292.666667</text:p>
          </table:table-cell>
          <table:table-cell/>
          <table:table-cell table:formula="of:=[.B62]/3400000000" office:value-type="float" office:value="0.0605918669607844" calcext:value-type="float">
            <text:p>0.060591867</text:p>
          </table:table-cell>
          <table:table-cell table:formula="of:=[.C62]/3400000000" office:value-type="float" office:value="0.0418198025490197" calcext:value-type="float">
            <text:p>0.0418198025</text:p>
          </table:table-cell>
          <table:table-cell table:formula="of:=[.D62]/3400000000" office:value-type="float" office:value="0.0417892037254903" calcext:value-type="float">
            <text:p>0.0417892037</text:p>
          </table:table-cell>
          <table:table-cell/>
          <table:table-cell office:value-type="float" office:value="0.0404406131" calcext:value-type="float">
            <text:p>0.0404406131</text:p>
          </table:table-cell>
          <table:table-cell/>
          <table:table-cell table:formula="of:=[.H62]-[.J62]" office:value-type="float" office:value="0.0013485906254903" calcext:value-type="float">
            <text:p>0.0013485906</text:p>
          </table:table-cell>
          <table:table-cell/>
          <table:table-cell table:formula="of:=[.B62]/[.A62]" office:value-type="float" office:value="6.44159622400837" calcext:value-type="float">
            <text:p>6.441596224</text:p>
          </table:table-cell>
          <table:table-cell table:formula="of:=[.C62]/[.A62]" office:value-type="float" office:value="4.4459148677972" calcext:value-type="float">
            <text:p>4.4459148678</text:p>
          </table:table-cell>
          <table:table-cell table:formula="of:=[.D62]/[.A62]" office:value-type="float" office:value="4.44266186906993" calcext:value-type="float">
            <text:p>4.4426618691</text:p>
          </table:table-cell>
        </table:table-row>
        <table:table-row table:style-name="ro2">
          <table:table-cell table:formula="of:=[.A62]+524288" office:value-type="float" office:value="32505856" calcext:value-type="float">
            <text:p>32505856</text:p>
          </table:table-cell>
          <table:table-cell office:value-type="float" office:value="208886288.333333" calcext:value-type="float">
            <text:p>208886288.333333</text:p>
          </table:table-cell>
          <table:table-cell office:value-type="float" office:value="144849542" calcext:value-type="float">
            <text:p>144849542</text:p>
          </table:table-cell>
          <table:table-cell office:value-type="float" office:value="144824208.666667" calcext:value-type="float">
            <text:p>144824208.666667</text:p>
          </table:table-cell>
          <table:table-cell/>
          <table:table-cell table:formula="of:=[.B63]/3400000000" office:value-type="float" office:value="0.0614371436274509" calcext:value-type="float">
            <text:p>0.0614371436</text:p>
          </table:table-cell>
          <table:table-cell table:formula="of:=[.C63]/3400000000" office:value-type="float" office:value="0.0426028064705882" calcext:value-type="float">
            <text:p>0.0426028065</text:p>
          </table:table-cell>
          <table:table-cell table:formula="of:=[.D63]/3400000000" office:value-type="float" office:value="0.0425953554901962" calcext:value-type="float">
            <text:p>0.0425953555</text:p>
          </table:table-cell>
          <table:table-cell/>
          <table:table-cell office:value-type="float" office:value="0.0410798539" calcext:value-type="float">
            <text:p>0.0410798539</text:p>
          </table:table-cell>
          <table:table-cell/>
          <table:table-cell table:formula="of:=[.H63]-[.J63]" office:value-type="float" office:value="0.00151550159019618" calcext:value-type="float">
            <text:p>0.0015155016</text:p>
          </table:table-cell>
          <table:table-cell/>
          <table:table-cell table:formula="of:=[.B63]/[.A63]" office:value-type="float" office:value="6.42611252364291" calcext:value-type="float">
            <text:p>6.4261125236</text:p>
          </table:table-cell>
          <table:table-cell table:formula="of:=[.C63]/[.A63]" office:value-type="float" office:value="4.45610606285834" calcext:value-type="float">
            <text:p>4.4561060629</text:p>
          </table:table-cell>
          <table:table-cell table:formula="of:=[.D63]/[.A63]" office:value-type="float" office:value="4.45532671610515" calcext:value-type="float">
            <text:p>4.4553267161</text:p>
          </table:table-cell>
        </table:table-row>
        <table:table-row table:style-name="ro2">
          <table:table-cell table:formula="of:=[.A63]+524288" office:value-type="float" office:value="33030144" calcext:value-type="float">
            <text:p>33030144</text:p>
          </table:table-cell>
          <table:table-cell office:value-type="float" office:value="212541181" calcext:value-type="float">
            <text:p>212541181</text:p>
          </table:table-cell>
          <table:table-cell office:value-type="float" office:value="146872508" calcext:value-type="float">
            <text:p>146872508</text:p>
          </table:table-cell>
          <table:table-cell office:value-type="float" office:value="147029600.333333" calcext:value-type="float">
            <text:p>147029600.333333</text:p>
          </table:table-cell>
          <table:table-cell/>
          <table:table-cell table:formula="of:=[.B64]/3400000000" office:value-type="float" office:value="0.0625121120588235" calcext:value-type="float">
            <text:p>0.0625121121</text:p>
          </table:table-cell>
          <table:table-cell table:formula="of:=[.C64]/3400000000" office:value-type="float" office:value="0.0431977964705882" calcext:value-type="float">
            <text:p>0.0431977965</text:p>
          </table:table-cell>
          <table:table-cell table:formula="of:=[.D64]/3400000000" office:value-type="float" office:value="0.0432440000980391" calcext:value-type="float">
            <text:p>0.0432440001</text:p>
          </table:table-cell>
          <table:table-cell/>
          <table:table-cell office:value-type="float" office:value="0.0414878003" calcext:value-type="float">
            <text:p>0.0414878003</text:p>
          </table:table-cell>
          <table:table-cell/>
          <table:table-cell table:formula="of:=[.H64]-[.J64]" office:value-type="float" office:value="0.00175619979803911" calcext:value-type="float">
            <text:p>0.0017561998</text:p>
          </table:table-cell>
          <table:table-cell/>
          <table:table-cell table:formula="of:=[.B64]/[.A64]" office:value-type="float" office:value="6.43476398407467" calcext:value-type="float">
            <text:p>6.4347639841</text:p>
          </table:table-cell>
          <table:table-cell table:formula="of:=[.C64]/[.A64]" office:value-type="float" office:value="4.44662027510386" calcext:value-type="float">
            <text:p>4.4466202751</text:p>
          </table:table-cell>
          <table:table-cell table:formula="of:=[.D64]/[.A64]" office:value-type="float" office:value="4.45137630442462" calcext:value-type="float">
            <text:p>4.4513763044</text:p>
          </table:table-cell>
        </table:table-row>
        <table:table-row table:style-name="ro2">
          <table:table-cell table:formula="of:=[.A64]+524288" office:value-type="float" office:value="33554432" calcext:value-type="float">
            <text:p>33554432</text:p>
          </table:table-cell>
          <table:table-cell office:value-type="float" office:value="216825763" calcext:value-type="float">
            <text:p>216825763</text:p>
          </table:table-cell>
          <table:table-cell office:value-type="float" office:value="157734960.666667" calcext:value-type="float">
            <text:p>157734960.666667</text:p>
          </table:table-cell>
          <table:table-cell office:value-type="float" office:value="150036382.666667" calcext:value-type="float">
            <text:p>150036382.666667</text:p>
          </table:table-cell>
          <table:table-cell/>
          <table:table-cell table:formula="of:=[.B65]/3400000000" office:value-type="float" office:value="0.0637722832352941" calcext:value-type="float">
            <text:p>0.0637722832</text:p>
          </table:table-cell>
          <table:table-cell table:formula="of:=[.C65]/3400000000" office:value-type="float" office:value="0.0463926354901962" calcext:value-type="float">
            <text:p>0.0463926355</text:p>
          </table:table-cell>
          <table:table-cell table:formula="of:=[.D65]/3400000000" office:value-type="float" office:value="0.0441283478431374" calcext:value-type="float">
            <text:p>0.0441283478</text:p>
          </table:table-cell>
          <table:table-cell/>
          <table:table-cell office:value-type="float" office:value="0.0421323266" calcext:value-type="float">
            <text:p>0.0421323266</text:p>
          </table:table-cell>
          <table:table-cell/>
          <table:table-cell table:formula="of:=[.H65]-[.J65]" office:value-type="float" office:value="0.00199602124313736" calcext:value-type="float">
            <text:p>0.0019960212</text:p>
          </table:table-cell>
          <table:table-cell/>
          <table:table-cell table:formula="of:=[.B65]/[.A65]" office:value-type="float" office:value="6.46191129088402" calcext:value-type="float">
            <text:p>6.4619112909</text:p>
          </table:table-cell>
          <table:table-cell table:formula="of:=[.C65]/[.A65]" office:value-type="float" office:value="4.70086814959845" calcext:value-type="float">
            <text:p>4.7008681496</text:p>
          </table:table-cell>
          <table:table-cell table:formula="of:=[.D65]/[.A65]" office:value-type="float" office:value="4.47143264611563" calcext:value-type="float">
            <text:p>4.4714326461</text:p>
          </table:table-cell>
        </table:table-row>
        <table:table-row table:style-name="ro2">
          <table:table-cell table:formula="of:=[.A65]+524288" office:value-type="float" office:value="34078720" calcext:value-type="float">
            <text:p>34078720</text:p>
          </table:table-cell>
          <table:table-cell office:value-type="float" office:value="219307948.333333" calcext:value-type="float">
            <text:p>219307948.333333</text:p>
          </table:table-cell>
          <table:table-cell office:value-type="float" office:value="152152894.333333" calcext:value-type="float">
            <text:p>152152894.333333</text:p>
          </table:table-cell>
          <table:table-cell office:value-type="float" office:value="152744311.333333" calcext:value-type="float">
            <text:p>152744311.333333</text:p>
          </table:table-cell>
          <table:table-cell/>
          <table:table-cell table:formula="of:=[.B66]/3400000000" office:value-type="float" office:value="0.0645023377450979" calcext:value-type="float">
            <text:p>0.0645023377</text:p>
          </table:table-cell>
          <table:table-cell table:formula="of:=[.C66]/3400000000" office:value-type="float" office:value="0.0447508512745097" calcext:value-type="float">
            <text:p>0.0447508513</text:p>
          </table:table-cell>
          <table:table-cell table:formula="of:=[.D66]/3400000000" office:value-type="float" office:value="0.0449247974509803" calcext:value-type="float">
            <text:p>0.0449247975</text:p>
          </table:table-cell>
          <table:table-cell/>
          <table:table-cell office:value-type="float" office:value="0.0431609856" calcext:value-type="float">
            <text:p>0.0431609856</text:p>
          </table:table-cell>
          <table:table-cell/>
          <table:table-cell table:formula="of:=[.H66]-[.J66]" office:value-type="float" office:value="0.00176381185098029" calcext:value-type="float">
            <text:p>0.0017638119</text:p>
          </table:table-cell>
          <table:table-cell/>
          <table:table-cell table:formula="of:=[.B66]/[.A66]" office:value-type="float" office:value="6.43533408336149" calcext:value-type="float">
            <text:p>6.4353340834</text:p>
          </table:table-cell>
          <table:table-cell table:formula="of:=[.C66]/[.A66]" office:value-type="float" office:value="4.46474792284842" calcext:value-type="float">
            <text:p>4.4647479228</text:p>
          </table:table-cell>
          <table:table-cell table:formula="of:=[.D66]/[.A66]" office:value-type="float" office:value="4.48210235986953" calcext:value-type="float">
            <text:p>4.4821023599</text:p>
          </table:table-cell>
        </table:table-row>
        <table:table-row table:style-name="ro2">
          <table:table-cell table:formula="of:=[.A66]+524288" office:value-type="float" office:value="34603008" calcext:value-type="float">
            <text:p>34603008</text:p>
          </table:table-cell>
          <table:table-cell office:value-type="float" office:value="222331881" calcext:value-type="float">
            <text:p>222331881</text:p>
          </table:table-cell>
          <table:table-cell office:value-type="float" office:value="161154429.333333" calcext:value-type="float">
            <text:p>161154429.333333</text:p>
          </table:table-cell>
          <table:table-cell office:value-type="float" office:value="153585594.666667" calcext:value-type="float">
            <text:p>153585594.666667</text:p>
          </table:table-cell>
          <table:table-cell/>
          <table:table-cell table:formula="of:=[.B67]/3400000000" office:value-type="float" office:value="0.0653917297058823" calcext:value-type="float">
            <text:p>0.0653917297</text:p>
          </table:table-cell>
          <table:table-cell table:formula="of:=[.C67]/3400000000" office:value-type="float" office:value="0.0473983615686274" calcext:value-type="float">
            <text:p>0.0473983616</text:p>
          </table:table-cell>
          <table:table-cell table:formula="of:=[.D67]/3400000000" office:value-type="float" office:value="0.0451722337254903" calcext:value-type="float">
            <text:p>0.0451722337</text:p>
          </table:table-cell>
          <table:table-cell/>
          <table:table-cell office:value-type="float" office:value="0.0437370592" calcext:value-type="float">
            <text:p>0.0437370592</text:p>
          </table:table-cell>
          <table:table-cell/>
          <table:table-cell table:formula="of:=[.H67]-[.J67]" office:value-type="float" office:value="0.00143517452549029" calcext:value-type="float">
            <text:p>0.0014351745</text:p>
          </table:table-cell>
          <table:table-cell/>
          <table:table-cell table:formula="of:=[.B67]/[.A67]" office:value-type="float" office:value="6.42521832206033" calcext:value-type="float">
            <text:p>6.4252183221</text:p>
          </table:table-cell>
          <table:table-cell table:formula="of:=[.C67]/[.A67]" office:value-type="float" office:value="4.65723758273654" calcext:value-type="float">
            <text:p>4.6572375827</text:p>
          </table:table-cell>
          <table:table-cell table:formula="of:=[.D67]/[.A67]" office:value-type="float" office:value="4.43850415162367" calcext:value-type="float">
            <text:p>4.4385041516</text:p>
          </table:table-cell>
        </table:table-row>
        <table:table-row table:style-name="ro2">
          <table:table-cell table:formula="of:=[.A67]+524288" office:value-type="float" office:value="35127296" calcext:value-type="float">
            <text:p>35127296</text:p>
          </table:table-cell>
          <table:table-cell office:value-type="float" office:value="225720639.333333" calcext:value-type="float">
            <text:p>225720639.333333</text:p>
          </table:table-cell>
          <table:table-cell office:value-type="float" office:value="162033955.666667" calcext:value-type="float">
            <text:p>162033955.666667</text:p>
          </table:table-cell>
          <table:table-cell office:value-type="float" office:value="158363789.333333" calcext:value-type="float">
            <text:p>158363789.333333</text:p>
          </table:table-cell>
          <table:table-cell/>
          <table:table-cell table:formula="of:=[.B68]/3400000000" office:value-type="float" office:value="0.0663884233333332" calcext:value-type="float">
            <text:p>0.0663884233</text:p>
          </table:table-cell>
          <table:table-cell table:formula="of:=[.C68]/3400000000" office:value-type="float" office:value="0.0476570457843138" calcext:value-type="float">
            <text:p>0.0476570458</text:p>
          </table:table-cell>
          <table:table-cell table:formula="of:=[.D68]/3400000000" office:value-type="float" office:value="0.0465775850980391" calcext:value-type="float">
            <text:p>0.0465775851</text:p>
          </table:table-cell>
          <table:table-cell/>
          <table:table-cell office:value-type="float" office:value="0.0444291103" calcext:value-type="float">
            <text:p>0.0444291103</text:p>
          </table:table-cell>
          <table:table-cell/>
          <table:table-cell table:formula="of:=[.H68]-[.J68]" office:value-type="float" office:value="0.00214847479803911" calcext:value-type="float">
            <text:p>0.0021484748</text:p>
          </table:table-cell>
          <table:table-cell/>
          <table:table-cell table:formula="of:=[.B68]/[.A68]" office:value-type="float" office:value="6.42579034074621" calcext:value-type="float">
            <text:p>6.4257903407</text:p>
          </table:table-cell>
          <table:table-cell table:formula="of:=[.C68]/[.A68]" office:value-type="float" office:value="4.61276483298535" calcext:value-type="float">
            <text:p>4.612764833</text:p>
          </table:table-cell>
          <table:table-cell table:formula="of:=[.D68]/[.A68]" office:value-type="float" office:value="4.50828294137223" calcext:value-type="float">
            <text:p>4.5082829414</text:p>
          </table:table-cell>
        </table:table-row>
        <table:table-row table:style-name="ro2">
          <table:table-cell table:formula="of:=[.A68]+524288" office:value-type="float" office:value="35651584" calcext:value-type="float">
            <text:p>35651584</text:p>
          </table:table-cell>
          <table:table-cell office:value-type="float" office:value="229426515.666667" calcext:value-type="float">
            <text:p>229426515.666667</text:p>
          </table:table-cell>
          <table:table-cell office:value-type="float" office:value="157924317.666667" calcext:value-type="float">
            <text:p>157924317.666667</text:p>
          </table:table-cell>
          <table:table-cell office:value-type="float" office:value="157481768.333333" calcext:value-type="float">
            <text:p>157481768.333333</text:p>
          </table:table-cell>
          <table:table-cell/>
          <table:table-cell table:formula="of:=[.B69]/3400000000" office:value-type="float" office:value="0.0674783869607844" calcext:value-type="float">
            <text:p>0.067478387</text:p>
          </table:table-cell>
          <table:table-cell table:formula="of:=[.C69]/3400000000" office:value-type="float" office:value="0.0464483287254903" calcext:value-type="float">
            <text:p>0.0464483287</text:p>
          </table:table-cell>
          <table:table-cell table:formula="of:=[.D69]/3400000000" office:value-type="float" office:value="0.0463181671568626" calcext:value-type="float">
            <text:p>0.0463181672</text:p>
          </table:table-cell>
          <table:table-cell/>
          <table:table-cell office:value-type="float" office:value="0.0448035499" calcext:value-type="float">
            <text:p>0.0448035499</text:p>
          </table:table-cell>
          <table:table-cell/>
          <table:table-cell table:formula="of:=[.H69]-[.J69]" office:value-type="float" office:value="0.00151461725686264" calcext:value-type="float">
            <text:p>0.0015146173</text:p>
          </table:table-cell>
          <table:table-cell/>
          <table:table-cell table:formula="of:=[.B69]/[.A69]" office:value-type="float" office:value="6.43524045570225" calcext:value-type="float">
            <text:p>6.4352404557</text:p>
          </table:table-cell>
          <table:table-cell table:formula="of:=[.C69]/[.A69]" office:value-type="float" office:value="4.42965781454948" calcext:value-type="float">
            <text:p>4.4296578145</text:p>
          </table:table-cell>
          <table:table-cell table:formula="of:=[.D69]/[.A69]" office:value-type="float" office:value="4.41724464005114" calcext:value-type="float">
            <text:p>4.4172446401</text:p>
          </table:table-cell>
        </table:table-row>
        <table:table-row table:style-name="ro2">
          <table:table-cell table:formula="of:=[.A69]+524288" office:value-type="float" office:value="36175872" calcext:value-type="float">
            <text:p>36175872</text:p>
          </table:table-cell>
          <table:table-cell office:value-type="float" office:value="251262905.333333" calcext:value-type="float">
            <text:p>251262905.333333</text:p>
          </table:table-cell>
          <table:table-cell office:value-type="float" office:value="166314140.666667" calcext:value-type="float">
            <text:p>166314140.666667</text:p>
          </table:table-cell>
          <table:table-cell office:value-type="float" office:value="160373855.666667" calcext:value-type="float">
            <text:p>160373855.666667</text:p>
          </table:table-cell>
          <table:table-cell/>
          <table:table-cell table:formula="of:=[.B70]/3400000000" office:value-type="float" office:value="0.0739008545098038" calcext:value-type="float">
            <text:p>0.0739008545</text:p>
          </table:table-cell>
          <table:table-cell table:formula="of:=[.C70]/3400000000" office:value-type="float" office:value="0.0489159237254903" calcext:value-type="float">
            <text:p>0.0489159237</text:p>
          </table:table-cell>
          <table:table-cell table:formula="of:=[.D70]/3400000000" office:value-type="float" office:value="0.0471687810784315" calcext:value-type="float">
            <text:p>0.0471687811</text:p>
          </table:table-cell>
          <table:table-cell/>
          <table:table-cell office:value-type="float" office:value="0.0454988024" calcext:value-type="float">
            <text:p>0.0454988024</text:p>
          </table:table-cell>
          <table:table-cell/>
          <table:table-cell table:formula="of:=[.H70]-[.J70]" office:value-type="float" office:value="0.00166997867843147" calcext:value-type="float">
            <text:p>0.0016699787</text:p>
          </table:table-cell>
          <table:table-cell/>
          <table:table-cell table:formula="of:=[.B70]/[.A70]" office:value-type="float" office:value="6.94559360817434" calcext:value-type="float">
            <text:p>6.9455936082</text:p>
          </table:table-cell>
          <table:table-cell table:formula="of:=[.C70]/[.A70]" office:value-type="float" office:value="4.59737751910077" calcext:value-type="float">
            <text:p>4.5973775191</text:p>
          </table:table-cell>
          <table:table-cell table:formula="of:=[.D70]/[.A70]" office:value-type="float" office:value="4.43317180209691" calcext:value-type="float">
            <text:p>4.4331718021</text:p>
          </table:table-cell>
        </table:table-row>
        <table:table-row table:style-name="ro2">
          <table:table-cell table:formula="of:=[.A70]+524288" office:value-type="float" office:value="36700160" calcext:value-type="float">
            <text:p>36700160</text:p>
          </table:table-cell>
          <table:table-cell office:value-type="float" office:value="268769102.666667" calcext:value-type="float">
            <text:p>268769102.666667</text:p>
          </table:table-cell>
          <table:table-cell office:value-type="float" office:value="161516146.666667" calcext:value-type="float">
            <text:p>161516146.666667</text:p>
          </table:table-cell>
          <table:table-cell office:value-type="float" office:value="163904453.333333" calcext:value-type="float">
            <text:p>163904453.333333</text:p>
          </table:table-cell>
          <table:table-cell/>
          <table:table-cell table:formula="of:=[.B71]/3400000000" office:value-type="float" office:value="0.0790497360784315" calcext:value-type="float">
            <text:p>0.0790497361</text:p>
          </table:table-cell>
          <table:table-cell table:formula="of:=[.C71]/3400000000" office:value-type="float" office:value="0.0475047490196079" calcext:value-type="float">
            <text:p>0.047504749</text:p>
          </table:table-cell>
          <table:table-cell table:formula="of:=[.D71]/3400000000" office:value-type="float" office:value="0.0482071921568626" calcext:value-type="float">
            <text:p>0.0482071922</text:p>
          </table:table-cell>
          <table:table-cell/>
          <table:table-cell office:value-type="float" office:value="0.0463496408" calcext:value-type="float">
            <text:p>0.0463496408</text:p>
          </table:table-cell>
          <table:table-cell/>
          <table:table-cell table:formula="of:=[.H71]-[.J71]" office:value-type="float" office:value="0.00185755135686264" calcext:value-type="float">
            <text:p>0.0018575514</text:p>
          </table:table-cell>
          <table:table-cell/>
          <table:table-cell table:formula="of:=[.B71]/[.A71]" office:value-type="float" office:value="7.32337686447871" calcext:value-type="float">
            <text:p>7.3233768645</text:p>
          </table:table-cell>
          <table:table-cell table:formula="of:=[.C71]/[.A71]" office:value-type="float" office:value="4.40096573602587" calcext:value-type="float">
            <text:p>4.400965736</text:p>
          </table:table-cell>
          <table:table-cell table:formula="of:=[.D71]/[.A71]" office:value-type="float" office:value="4.4660419282459" calcext:value-type="float">
            <text:p>4.4660419282</text:p>
          </table:table-cell>
        </table:table-row>
        <table:table-row table:style-name="ro2">
          <table:table-cell table:formula="of:=[.A71]+524288" office:value-type="float" office:value="37224448" calcext:value-type="float">
            <text:p>37224448</text:p>
          </table:table-cell>
          <table:table-cell office:value-type="float" office:value="241405718.333333" calcext:value-type="float">
            <text:p>241405718.333333</text:p>
          </table:table-cell>
          <table:table-cell office:value-type="float" office:value="172032630" calcext:value-type="float">
            <text:p>172032630</text:p>
          </table:table-cell>
          <table:table-cell office:value-type="float" office:value="167308996.333333" calcext:value-type="float">
            <text:p>167308996.333333</text:p>
          </table:table-cell>
          <table:table-cell/>
          <table:table-cell table:formula="of:=[.B72]/3400000000" office:value-type="float" office:value="0.071001681862745" calcext:value-type="float">
            <text:p>0.0710016819</text:p>
          </table:table-cell>
          <table:table-cell table:formula="of:=[.C72]/3400000000" office:value-type="float" office:value="0.0505978323529412" calcext:value-type="float">
            <text:p>0.0505978324</text:p>
          </table:table-cell>
          <table:table-cell table:formula="of:=[.D72]/3400000000" office:value-type="float" office:value="0.0492085283333332" calcext:value-type="float">
            <text:p>0.0492085283</text:p>
          </table:table-cell>
          <table:table-cell/>
          <table:table-cell office:value-type="float" office:value="0.0470031645" calcext:value-type="float">
            <text:p>0.0470031645</text:p>
          </table:table-cell>
          <table:table-cell/>
          <table:table-cell table:formula="of:=[.H72]-[.J72]" office:value-type="float" office:value="0.00220536383333323" calcext:value-type="float">
            <text:p>0.0022053638</text:p>
          </table:table-cell>
          <table:table-cell/>
          <table:table-cell table:formula="of:=[.B72]/[.A72]" office:value-type="float" office:value="6.48513896924228" calcext:value-type="float">
            <text:p>6.4851389692</text:p>
          </table:table-cell>
          <table:table-cell table:formula="of:=[.C72]/[.A72]" office:value-type="float" office:value="4.62149579760055" calcext:value-type="float">
            <text:p>4.6214957976</text:p>
          </table:table-cell>
          <table:table-cell table:formula="of:=[.D72]/[.A72]" office:value-type="float" office:value="4.49459979455795" calcext:value-type="float">
            <text:p>4.4945997946</text:p>
          </table:table-cell>
        </table:table-row>
        <table:table-row table:style-name="ro2">
          <table:table-cell table:formula="of:=[.A72]+524288" office:value-type="float" office:value="37748736" calcext:value-type="float">
            <text:p>37748736</text:p>
          </table:table-cell>
          <table:table-cell office:value-type="float" office:value="250342573.333333" calcext:value-type="float">
            <text:p>250342573.333333</text:p>
          </table:table-cell>
          <table:table-cell office:value-type="float" office:value="167367308" calcext:value-type="float">
            <text:p>167367308</text:p>
          </table:table-cell>
          <table:table-cell office:value-type="float" office:value="169133509" calcext:value-type="float">
            <text:p>169133509</text:p>
          </table:table-cell>
          <table:table-cell/>
          <table:table-cell table:formula="of:=[.B73]/3400000000" office:value-type="float" office:value="0.0736301686274509" calcext:value-type="float">
            <text:p>0.0736301686</text:p>
          </table:table-cell>
          <table:table-cell table:formula="of:=[.C73]/3400000000" office:value-type="float" office:value="0.0492256788235294" calcext:value-type="float">
            <text:p>0.0492256788</text:p>
          </table:table-cell>
          <table:table-cell table:formula="of:=[.D73]/3400000000" office:value-type="float" office:value="0.0497451497058824" calcext:value-type="float">
            <text:p>0.0497451497</text:p>
          </table:table-cell>
          <table:table-cell/>
          <table:table-cell office:value-type="float" office:value="0.0481844704" calcext:value-type="float">
            <text:p>0.0481844704</text:p>
          </table:table-cell>
          <table:table-cell/>
          <table:table-cell table:formula="of:=[.H73]-[.J73]" office:value-type="float" office:value="0.00156067930588236" calcext:value-type="float">
            <text:p>0.0015606793</text:p>
          </table:table-cell>
          <table:table-cell/>
          <table:table-cell table:formula="of:=[.B73]/[.A73]" office:value-type="float" office:value="6.63181340252911" calcext:value-type="float">
            <text:p>6.6318134025</text:p>
          </table:table-cell>
          <table:table-cell table:formula="of:=[.C73]/[.A73]" office:value-type="float" office:value="4.43371952904595" calcext:value-type="float">
            <text:p>4.433719529</text:p>
          </table:table-cell>
          <table:table-cell table:formula="of:=[.D73]/[.A73]" office:value-type="float" office:value="4.48050787713793" calcext:value-type="float">
            <text:p>4.4805078771</text:p>
          </table:table-cell>
        </table:table-row>
        <table:table-row table:style-name="ro2">
          <table:table-cell table:formula="of:=[.A73]+524288" office:value-type="float" office:value="38273024" calcext:value-type="float">
            <text:p>38273024</text:p>
          </table:table-cell>
          <table:table-cell office:value-type="float" office:value="246087147.666667" calcext:value-type="float">
            <text:p>246087147.666667</text:p>
          </table:table-cell>
          <table:table-cell office:value-type="float" office:value="169992868.666667" calcext:value-type="float">
            <text:p>169992868.666667</text:p>
          </table:table-cell>
          <table:table-cell office:value-type="float" office:value="171960769.333333" calcext:value-type="float">
            <text:p>171960769.333333</text:p>
          </table:table-cell>
          <table:table-cell/>
          <table:table-cell table:formula="of:=[.B74]/3400000000" office:value-type="float" office:value="0.0723785728431374" calcext:value-type="float">
            <text:p>0.0723785728</text:p>
          </table:table-cell>
          <table:table-cell table:formula="of:=[.C74]/3400000000" office:value-type="float" office:value="0.0499979025490197" calcext:value-type="float">
            <text:p>0.0499979025</text:p>
          </table:table-cell>
          <table:table-cell table:formula="of:=[.D74]/3400000000" office:value-type="float" office:value="0.050576696862745" calcext:value-type="float">
            <text:p>0.0505766969</text:p>
          </table:table-cell>
          <table:table-cell/>
          <table:table-cell office:value-type="float" office:value="0.0486325106" calcext:value-type="float">
            <text:p>0.0486325106</text:p>
          </table:table-cell>
          <table:table-cell/>
          <table:table-cell table:formula="of:=[.H74]-[.J74]" office:value-type="float" office:value="0.00194418626274499" calcext:value-type="float">
            <text:p>0.0019441863</text:p>
          </table:table-cell>
          <table:table-cell/>
          <table:table-cell table:formula="of:=[.B74]/[.A74]" office:value-type="float" office:value="6.42978061170884" calcext:value-type="float">
            <text:p>6.4297806117</text:p>
          </table:table-cell>
          <table:table-cell table:formula="of:=[.C74]/[.A74]" office:value-type="float" office:value="4.44158446081154" calcext:value-type="float">
            <text:p>4.4415844608</text:p>
          </table:table-cell>
          <table:table-cell table:formula="of:=[.D74]/[.A74]" office:value-type="float" office:value="4.49300189431943" calcext:value-type="float">
            <text:p>4.4930018943</text:p>
          </table:table-cell>
        </table:table-row>
        <table:table-row table:style-name="ro2">
          <table:table-cell table:formula="of:=[.A74]+524288" office:value-type="float" office:value="38797312" calcext:value-type="float">
            <text:p>38797312</text:p>
          </table:table-cell>
          <table:table-cell office:value-type="float" office:value="253045686.333333" calcext:value-type="float">
            <text:p>253045686.333333</text:p>
          </table:table-cell>
          <table:table-cell office:value-type="float" office:value="169875641" calcext:value-type="float">
            <text:p>169875641</text:p>
          </table:table-cell>
          <table:table-cell office:value-type="float" office:value="172261125.666667" calcext:value-type="float">
            <text:p>172261125.666667</text:p>
          </table:table-cell>
          <table:table-cell/>
          <table:table-cell table:formula="of:=[.B75]/3400000000" office:value-type="float" office:value="0.074425201862745" calcext:value-type="float">
            <text:p>0.0744252019</text:p>
          </table:table-cell>
          <table:table-cell table:formula="of:=[.C75]/3400000000" office:value-type="float" office:value="0.0499634238235294" calcext:value-type="float">
            <text:p>0.0499634238</text:p>
          </table:table-cell>
          <table:table-cell table:formula="of:=[.D75]/3400000000" office:value-type="float" office:value="0.0506650369607844" calcext:value-type="float">
            <text:p>0.050665037</text:p>
          </table:table-cell>
          <table:table-cell/>
          <table:table-cell office:value-type="float" office:value="0.0490558474" calcext:value-type="float">
            <text:p>0.0490558474</text:p>
          </table:table-cell>
          <table:table-cell/>
          <table:table-cell table:formula="of:=[.H75]-[.J75]" office:value-type="float" office:value="0.00160918956078441" calcext:value-type="float">
            <text:p>0.0016091896</text:p>
          </table:table-cell>
          <table:table-cell/>
          <table:table-cell table:formula="of:=[.B75]/[.A75]" office:value-type="float" office:value="6.52224789009437" calcext:value-type="float">
            <text:p>6.5222478901</text:p>
          </table:table-cell>
          <table:table-cell table:formula="of:=[.C75]/[.A75]" office:value-type="float" office:value="4.37854150823645" calcext:value-type="float">
            <text:p>4.3785415082</text:p>
          </table:table-cell>
          <table:table-cell table:formula="of:=[.D75]/[.A75]" office:value-type="float" office:value="4.44002733144675" calcext:value-type="float">
            <text:p>4.4400273314</text:p>
          </table:table-cell>
        </table:table-row>
        <table:table-row table:style-name="ro2">
          <table:table-cell table:formula="of:=[.A75]+524288" office:value-type="float" office:value="39321600" calcext:value-type="float">
            <text:p>39321600</text:p>
          </table:table-cell>
          <table:table-cell office:value-type="float" office:value="253243415.666667" calcext:value-type="float">
            <text:p>253243415.666667</text:p>
          </table:table-cell>
          <table:table-cell office:value-type="float" office:value="173804952.333333" calcext:value-type="float">
            <text:p>173804952.333333</text:p>
          </table:table-cell>
          <table:table-cell office:value-type="float" office:value="174542680.333333" calcext:value-type="float">
            <text:p>174542680.333333</text:p>
          </table:table-cell>
          <table:table-cell/>
          <table:table-cell table:formula="of:=[.B76]/3400000000" office:value-type="float" office:value="0.0744833575490197" calcext:value-type="float">
            <text:p>0.0744833575</text:p>
          </table:table-cell>
          <table:table-cell table:formula="of:=[.C76]/3400000000" office:value-type="float" office:value="0.0511191036274509" calcext:value-type="float">
            <text:p>0.0511191036</text:p>
          </table:table-cell>
          <table:table-cell table:formula="of:=[.D76]/3400000000" office:value-type="float" office:value="0.0513360824509803" calcext:value-type="float">
            <text:p>0.0513360825</text:p>
          </table:table-cell>
          <table:table-cell/>
          <table:table-cell office:value-type="float" office:value="0.049491644" calcext:value-type="float">
            <text:p>0.049491644</text:p>
          </table:table-cell>
          <table:table-cell/>
          <table:table-cell table:formula="of:=[.H76]-[.J76]" office:value-type="float" office:value="0.00184443845098029" calcext:value-type="float">
            <text:p>0.0018444385</text:p>
          </table:table-cell>
          <table:table-cell/>
          <table:table-cell table:formula="of:=[.B76]/[.A76]" office:value-type="float" office:value="6.44031310187447" calcext:value-type="float">
            <text:p>6.4403131019</text:p>
          </table:table-cell>
          <table:table-cell table:formula="of:=[.C76]/[.A76]" office:value-type="float" office:value="4.42008850945366" calcext:value-type="float">
            <text:p>4.4200885095</text:p>
          </table:table-cell>
          <table:table-cell table:formula="of:=[.D76]/[.A76]" office:value-type="float" office:value="4.43884990268283" calcext:value-type="float">
            <text:p>4.4388499027</text:p>
          </table:table-cell>
        </table:table-row>
        <table:table-row table:style-name="ro2">
          <table:table-cell table:formula="of:=[.A76]+524288" office:value-type="float" office:value="39845888" calcext:value-type="float">
            <text:p>39845888</text:p>
          </table:table-cell>
          <table:table-cell office:value-type="float" office:value="259919873.333333" calcext:value-type="float">
            <text:p>259919873.333333</text:p>
          </table:table-cell>
          <table:table-cell office:value-type="float" office:value="176260145.666667" calcext:value-type="float">
            <text:p>176260145.666667</text:p>
          </table:table-cell>
          <table:table-cell office:value-type="float" office:value="179691878.666667" calcext:value-type="float">
            <text:p>179691878.666667</text:p>
          </table:table-cell>
          <table:table-cell/>
          <table:table-cell table:formula="of:=[.B77]/3400000000" office:value-type="float" office:value="0.0764470215686273" calcext:value-type="float">
            <text:p>0.0764470216</text:p>
          </table:table-cell>
          <table:table-cell table:formula="of:=[.C77]/3400000000" office:value-type="float" office:value="0.0518412193137256" calcext:value-type="float">
            <text:p>0.0518412193</text:p>
          </table:table-cell>
          <table:table-cell table:formula="of:=[.D77]/3400000000" office:value-type="float" office:value="0.0528505525490197" calcext:value-type="float">
            <text:p>0.0528505525</text:p>
          </table:table-cell>
          <table:table-cell/>
          <table:table-cell office:value-type="float" office:value="0.0501006909" calcext:value-type="float">
            <text:p>0.0501006909</text:p>
          </table:table-cell>
          <table:table-cell/>
          <table:table-cell table:formula="of:=[.H77]-[.J77]" office:value-type="float" office:value="0.00274986164901971" calcext:value-type="float">
            <text:p>0.0027498616</text:p>
          </table:table-cell>
          <table:table-cell/>
          <table:table-cell table:formula="of:=[.B77]/[.A77]" office:value-type="float" office:value="6.52312914530435" calcext:value-type="float">
            <text:p>6.5231291453</text:p>
          </table:table-cell>
          <table:table-cell table:formula="of:=[.C77]/[.A77]" office:value-type="float" office:value="4.42354668232434" calcext:value-type="float">
            <text:p>4.4235466823</text:p>
          </table:table-cell>
          <table:table-cell table:formula="of:=[.D77]/[.A77]" office:value-type="float" office:value="4.50967183029443" calcext:value-type="float">
            <text:p>4.5096718303</text:p>
          </table:table-cell>
        </table:table-row>
        <table:table-row table:style-name="ro2">
          <table:table-cell table:formula="of:=[.A77]+524288" office:value-type="float" office:value="40370176" calcext:value-type="float">
            <text:p>40370176</text:p>
          </table:table-cell>
          <table:table-cell office:value-type="float" office:value="260815345" calcext:value-type="float">
            <text:p>260815345</text:p>
          </table:table-cell>
          <table:table-cell office:value-type="float" office:value="192565990.666667" calcext:value-type="float">
            <text:p>192565990.666667</text:p>
          </table:table-cell>
          <table:table-cell office:value-type="float" office:value="179762576.666667" calcext:value-type="float">
            <text:p>179762576.666667</text:p>
          </table:table-cell>
          <table:table-cell/>
          <table:table-cell table:formula="of:=[.B78]/3400000000" office:value-type="float" office:value="0.0767103955882353" calcext:value-type="float">
            <text:p>0.0767103956</text:p>
          </table:table-cell>
          <table:table-cell table:formula="of:=[.C78]/3400000000" office:value-type="float" office:value="0.0566370560784315" calcext:value-type="float">
            <text:p>0.0566370561</text:p>
          </table:table-cell>
          <table:table-cell table:formula="of:=[.D78]/3400000000" office:value-type="float" office:value="0.0528713460784315" calcext:value-type="float">
            <text:p>0.0528713461</text:p>
          </table:table-cell>
          <table:table-cell/>
          <table:table-cell office:value-type="float" office:value="0.050712644" calcext:value-type="float">
            <text:p>0.050712644</text:p>
          </table:table-cell>
          <table:table-cell/>
          <table:table-cell table:formula="of:=[.H78]-[.J78]" office:value-type="float" office:value="0.00215870207843147" calcext:value-type="float">
            <text:p>0.0021587021</text:p>
          </table:table-cell>
          <table:table-cell/>
          <table:table-cell table:formula="of:=[.B78]/[.A78]" office:value-type="float" office:value="6.46059469743209" calcext:value-type="float">
            <text:p>6.4605946974</text:p>
          </table:table-cell>
          <table:table-cell table:formula="of:=[.C78]/[.A78]" office:value-type="float" office:value="4.77000622109418" calcext:value-type="float">
            <text:p>4.7700062211</text:p>
          </table:table-cell>
          <table:table-cell table:formula="of:=[.D78]/[.A78]" office:value-type="float" office:value="4.45285590696129" calcext:value-type="float">
            <text:p>4.452855907</text:p>
          </table:table-cell>
        </table:table-row>
        <table:table-row table:style-name="ro2">
          <table:table-cell table:formula="of:=[.A78]+524288" office:value-type="float" office:value="40894464" calcext:value-type="float">
            <text:p>40894464</text:p>
          </table:table-cell>
          <table:table-cell office:value-type="float" office:value="263564195.666667" calcext:value-type="float">
            <text:p>263564195.666667</text:p>
          </table:table-cell>
          <table:table-cell office:value-type="float" office:value="177021931.333333" calcext:value-type="float">
            <text:p>177021931.333333</text:p>
          </table:table-cell>
          <table:table-cell office:value-type="float" office:value="181870752.666667" calcext:value-type="float">
            <text:p>181870752.666667</text:p>
          </table:table-cell>
          <table:table-cell/>
          <table:table-cell table:formula="of:=[.B79]/3400000000" office:value-type="float" office:value="0.0775188810784315" calcext:value-type="float">
            <text:p>0.0775188811</text:p>
          </table:table-cell>
          <table:table-cell table:formula="of:=[.C79]/3400000000" office:value-type="float" office:value="0.0520652739215685" calcext:value-type="float">
            <text:p>0.0520652739</text:p>
          </table:table-cell>
          <table:table-cell table:formula="of:=[.D79]/3400000000" office:value-type="float" office:value="0.0534913978431374" calcext:value-type="float">
            <text:p>0.0534913978</text:p>
          </table:table-cell>
          <table:table-cell/>
          <table:table-cell office:value-type="float" office:value="0.0515008499" calcext:value-type="float">
            <text:p>0.0515008499</text:p>
          </table:table-cell>
          <table:table-cell/>
          <table:table-cell table:formula="of:=[.H79]-[.J79]" office:value-type="float" office:value="0.00199054794313736" calcext:value-type="float">
            <text:p>0.0019905479</text:p>
          </table:table-cell>
          <table:table-cell/>
          <table:table-cell table:formula="of:=[.B79]/[.A79]" office:value-type="float" office:value="6.44498472132235" calcext:value-type="float">
            <text:p>6.4449847213</text:p>
          </table:table-cell>
          <table:table-cell table:formula="of:=[.C79]/[.A79]" office:value-type="float" office:value="4.32875049623668" calcext:value-type="float">
            <text:p>4.3287504962</text:p>
          </table:table-cell>
          <table:table-cell table:formula="of:=[.D79]/[.A79]" office:value-type="float" office:value="4.44731963394036" calcext:value-type="float">
            <text:p>4.4473196339</text:p>
          </table:table-cell>
        </table:table-row>
        <table:table-row table:style-name="ro2">
          <table:table-cell table:formula="of:=[.A79]+524288" office:value-type="float" office:value="41418752" calcext:value-type="float">
            <text:p>41418752</text:p>
          </table:table-cell>
          <table:table-cell office:value-type="float" office:value="268859232" calcext:value-type="float">
            <text:p>268859232</text:p>
          </table:table-cell>
          <table:table-cell office:value-type="float" office:value="180204379.666667" calcext:value-type="float">
            <text:p>180204379.666667</text:p>
          </table:table-cell>
          <table:table-cell office:value-type="float" office:value="182025677" calcext:value-type="float">
            <text:p>182025677</text:p>
          </table:table-cell>
          <table:table-cell/>
          <table:table-cell table:formula="of:=[.B80]/3400000000" office:value-type="float" office:value="0.0790762447058824" calcext:value-type="float">
            <text:p>0.0790762447</text:p>
          </table:table-cell>
          <table:table-cell table:formula="of:=[.C80]/3400000000" office:value-type="float" office:value="0.053001288137255" calcext:value-type="float">
            <text:p>0.0530012881</text:p>
          </table:table-cell>
          <table:table-cell table:formula="of:=[.D80]/3400000000" office:value-type="float" office:value="0.0535369638235294" calcext:value-type="float">
            <text:p>0.0535369638</text:p>
          </table:table-cell>
          <table:table-cell/>
          <table:table-cell office:value-type="float" office:value="0.0524689126" calcext:value-type="float">
            <text:p>0.0524689126</text:p>
          </table:table-cell>
          <table:table-cell/>
          <table:table-cell table:formula="of:=[.H80]-[.J80]" office:value-type="float" office:value="0.00106805122352941" calcext:value-type="float">
            <text:p>0.0010680512</text:p>
          </table:table-cell>
          <table:table-cell/>
          <table:table-cell table:formula="of:=[.B80]/[.A80]" office:value-type="float" office:value="6.49124415916733" calcext:value-type="float">
            <text:p>6.4912441592</text:p>
          </table:table-cell>
          <table:table-cell table:formula="of:=[.C80]/[.A80]" office:value-type="float" office:value="4.3507921162537" calcext:value-type="float">
            <text:p>4.3507921163</text:p>
          </table:table-cell>
          <table:table-cell table:formula="of:=[.D80]/[.A80]" office:value-type="float" office:value="4.39476488813569" calcext:value-type="float">
            <text:p>4.3947648881</text:p>
          </table:table-cell>
        </table:table-row>
        <table:table-row table:style-name="ro2">
          <table:table-cell table:formula="of:=[.A80]+524288" office:value-type="float" office:value="41943040" calcext:value-type="float">
            <text:p>41943040</text:p>
          </table:table-cell>
          <table:table-cell office:value-type="float" office:value="271205536" calcext:value-type="float">
            <text:p>271205536</text:p>
          </table:table-cell>
          <table:table-cell office:value-type="float" office:value="189426158.666667" calcext:value-type="float">
            <text:p>189426158.666667</text:p>
          </table:table-cell>
          <table:table-cell office:value-type="float" office:value="187237107.666667" calcext:value-type="float">
            <text:p>187237107.666667</text:p>
          </table:table-cell>
          <table:table-cell/>
          <table:table-cell table:formula="of:=[.B81]/3400000000" office:value-type="float" office:value="0.0797663341176471" calcext:value-type="float">
            <text:p>0.0797663341</text:p>
          </table:table-cell>
          <table:table-cell table:formula="of:=[.C81]/3400000000" office:value-type="float" office:value="0.0557135760784315" calcext:value-type="float">
            <text:p>0.0557135761</text:p>
          </table:table-cell>
          <table:table-cell table:formula="of:=[.D81]/3400000000" office:value-type="float" office:value="0.0550697375490197" calcext:value-type="float">
            <text:p>0.0550697375</text:p>
          </table:table-cell>
          <table:table-cell/>
          <table:table-cell office:value-type="float" office:value="0.0528692584" calcext:value-type="float">
            <text:p>0.0528692584</text:p>
          </table:table-cell>
          <table:table-cell/>
          <table:table-cell table:formula="of:=[.H81]-[.J81]" office:value-type="float" office:value="0.00220047914901971" calcext:value-type="float">
            <text:p>0.0022004791</text:p>
          </table:table-cell>
          <table:table-cell/>
          <table:table-cell table:formula="of:=[.B81]/[.A81]" office:value-type="float" office:value="6.46604385375977" calcext:value-type="float">
            <text:p>6.4660438538</text:p>
          </table:table-cell>
          <table:table-cell table:formula="of:=[.C81]/[.A81]" office:value-type="float" office:value="4.51627155939739" calcext:value-type="float">
            <text:p>4.5162715594</text:p>
          </table:table-cell>
          <table:table-cell table:formula="of:=[.D81]/[.A81]" office:value-type="float" office:value="4.4640805164973" calcext:value-type="float">
            <text:p>4.4640805165</text:p>
          </table:table-cell>
        </table:table-row>
        <table:table-row table:style-name="ro2">
          <table:table-cell table:formula="of:=[.A81]+524288" office:value-type="float" office:value="42467328" calcext:value-type="float">
            <text:p>42467328</text:p>
          </table:table-cell>
          <table:table-cell office:value-type="float" office:value="279302002.333333" calcext:value-type="float">
            <text:p>279302002.333333</text:p>
          </table:table-cell>
          <table:table-cell office:value-type="float" office:value="189452876.666667" calcext:value-type="float">
            <text:p>189452876.666667</text:p>
          </table:table-cell>
          <table:table-cell office:value-type="float" office:value="188237869.666667" calcext:value-type="float">
            <text:p>188237869.666667</text:p>
          </table:table-cell>
          <table:table-cell/>
          <table:table-cell table:formula="of:=[.B82]/3400000000" office:value-type="float" office:value="0.0821476477450979" calcext:value-type="float">
            <text:p>0.0821476477</text:p>
          </table:table-cell>
          <table:table-cell table:formula="of:=[.C82]/3400000000" office:value-type="float" office:value="0.0557214343137256" calcext:value-type="float">
            <text:p>0.0557214343</text:p>
          </table:table-cell>
          <table:table-cell table:formula="of:=[.D82]/3400000000" office:value-type="float" office:value="0.0553640793137256" calcext:value-type="float">
            <text:p>0.0553640793</text:p>
          </table:table-cell>
          <table:table-cell/>
          <table:table-cell office:value-type="float" office:value="0.0537583687" calcext:value-type="float">
            <text:p>0.0537583687</text:p>
          </table:table-cell>
          <table:table-cell/>
          <table:table-cell table:formula="of:=[.H82]-[.J82]" office:value-type="float" office:value="0.00160571061372559" calcext:value-type="float">
            <text:p>0.0016057106</text:p>
          </table:table-cell>
          <table:table-cell/>
          <table:table-cell table:formula="of:=[.B82]/[.A82]" office:value-type="float" office:value="6.57686780607749" calcext:value-type="float">
            <text:p>6.5768678061</text:p>
          </table:table-cell>
          <table:table-cell table:formula="of:=[.C82]/[.A82]" office:value-type="float" office:value="4.46114426287114" calcext:value-type="float">
            <text:p>4.4611442629</text:p>
          </table:table-cell>
          <table:table-cell table:formula="of:=[.D82]/[.A82]" office:value-type="float" office:value="4.43253386854636" calcext:value-type="float">
            <text:p>4.4325338685</text:p>
          </table:table-cell>
        </table:table-row>
        <table:table-row table:style-name="ro2">
          <table:table-cell table:formula="of:=[.A82]+524288" office:value-type="float" office:value="42991616" calcext:value-type="float">
            <text:p>42991616</text:p>
          </table:table-cell>
          <table:table-cell office:value-type="float" office:value="276658476.666667" calcext:value-type="float">
            <text:p>276658476.666667</text:p>
          </table:table-cell>
          <table:table-cell office:value-type="float" office:value="186486226.666667" calcext:value-type="float">
            <text:p>186486226.666667</text:p>
          </table:table-cell>
          <table:table-cell office:value-type="float" office:value="192272613" calcext:value-type="float">
            <text:p>192272613</text:p>
          </table:table-cell>
          <table:table-cell/>
          <table:table-cell table:formula="of:=[.B83]/3400000000" office:value-type="float" office:value="0.0813701401960785" calcext:value-type="float">
            <text:p>0.0813701402</text:p>
          </table:table-cell>
          <table:table-cell table:formula="of:=[.C83]/3400000000" office:value-type="float" office:value="0.0548488901960785" calcext:value-type="float">
            <text:p>0.0548488902</text:p>
          </table:table-cell>
          <table:table-cell table:formula="of:=[.D83]/3400000000" office:value-type="float" office:value="0.0565507685294118" calcext:value-type="float">
            <text:p>0.0565507685</text:p>
          </table:table-cell>
          <table:table-cell/>
          <table:table-cell office:value-type="float" office:value="0.054564981" calcext:value-type="float">
            <text:p>0.054564981</text:p>
          </table:table-cell>
          <table:table-cell/>
          <table:table-cell table:formula="of:=[.H83]-[.J83]" office:value-type="float" office:value="0.00198578752941176" calcext:value-type="float">
            <text:p>0.0019857875</text:p>
          </table:table-cell>
          <table:table-cell/>
          <table:table-cell table:formula="of:=[.B83]/[.A83]" office:value-type="float" office:value="6.43517277105069" calcext:value-type="float">
            <text:p>6.4351727711</text:p>
          </table:table-cell>
          <table:table-cell table:formula="of:=[.C83]/[.A83]" office:value-type="float" office:value="4.3377347496467" calcext:value-type="float">
            <text:p>4.3377347496</text:p>
          </table:table-cell>
          <table:table-cell table:formula="of:=[.D83]/[.A83]" office:value-type="float" office:value="4.47232811625411" calcext:value-type="float">
            <text:p>4.4723281163</text:p>
          </table:table-cell>
        </table:table-row>
        <table:table-row table:style-name="ro2">
          <table:table-cell table:formula="of:=[.A83]+524288" office:value-type="float" office:value="43515904" calcext:value-type="float">
            <text:p>43515904</text:p>
          </table:table-cell>
          <table:table-cell office:value-type="float" office:value="279801956.333333" calcext:value-type="float">
            <text:p>279801956.333333</text:p>
          </table:table-cell>
          <table:table-cell office:value-type="float" office:value="188898626.333333" calcext:value-type="float">
            <text:p>188898626.333333</text:p>
          </table:table-cell>
          <table:table-cell office:value-type="float" office:value="192421510" calcext:value-type="float">
            <text:p>192421510</text:p>
          </table:table-cell>
          <table:table-cell/>
          <table:table-cell table:formula="of:=[.B84]/3400000000" office:value-type="float" office:value="0.0822946930392156" calcext:value-type="float">
            <text:p>0.082294693</text:p>
          </table:table-cell>
          <table:table-cell table:formula="of:=[.C84]/3400000000" office:value-type="float" office:value="0.0555584195098038" calcext:value-type="float">
            <text:p>0.0555584195</text:p>
          </table:table-cell>
          <table:table-cell table:formula="of:=[.D84]/3400000000" office:value-type="float" office:value="0.0565945617647059" calcext:value-type="float">
            <text:p>0.0565945618</text:p>
          </table:table-cell>
          <table:table-cell/>
          <table:table-cell office:value-type="float" office:value="0.0549828184" calcext:value-type="float">
            <text:p>0.0549828184</text:p>
          </table:table-cell>
          <table:table-cell/>
          <table:table-cell table:formula="of:=[.H84]-[.J84]" office:value-type="float" office:value="0.00161174336470588" calcext:value-type="float">
            <text:p>0.0016117434</text:p>
          </table:table-cell>
          <table:table-cell/>
          <table:table-cell table:formula="of:=[.B84]/[.A84]" office:value-type="float" office:value="6.42987805868248" calcext:value-type="float">
            <text:p>6.4298780587</text:p>
          </table:table-cell>
          <table:table-cell table:formula="of:=[.C84]/[.A84]" office:value-type="float" office:value="4.34091008044629" calcext:value-type="float">
            <text:p>4.3409100804</text:p>
          </table:table-cell>
          <table:table-cell table:formula="of:=[.D84]/[.A84]" office:value-type="float" office:value="4.42186631352068" calcext:value-type="float">
            <text:p>4.4218663135</text:p>
          </table:table-cell>
        </table:table-row>
        <table:table-row table:style-name="ro2">
          <table:table-cell table:formula="of:=[.A84]+524288" office:value-type="float" office:value="44040192" calcext:value-type="float">
            <text:p>44040192</text:p>
          </table:table-cell>
          <table:table-cell office:value-type="float" office:value="287169407.333333" calcext:value-type="float">
            <text:p>287169407.333333</text:p>
          </table:table-cell>
          <table:table-cell office:value-type="float" office:value="208169946.666667" calcext:value-type="float">
            <text:p>208169946.666667</text:p>
          </table:table-cell>
          <table:table-cell office:value-type="float" office:value="196795302.333333" calcext:value-type="float">
            <text:p>196795302.333333</text:p>
          </table:table-cell>
          <table:table-cell/>
          <table:table-cell table:formula="of:=[.B85]/3400000000" office:value-type="float" office:value="0.0844615903921568" calcext:value-type="float">
            <text:p>0.0844615904</text:p>
          </table:table-cell>
          <table:table-cell table:formula="of:=[.C85]/3400000000" office:value-type="float" office:value="0.0612264549019609" calcext:value-type="float">
            <text:p>0.0612264549</text:p>
          </table:table-cell>
          <table:table-cell table:formula="of:=[.D85]/3400000000" office:value-type="float" office:value="0.0578809712745097" calcext:value-type="float">
            <text:p>0.0578809713</text:p>
          </table:table-cell>
          <table:table-cell/>
          <table:table-cell office:value-type="float" office:value="0.0562483001" calcext:value-type="float">
            <text:p>0.0562483001</text:p>
          </table:table-cell>
          <table:table-cell/>
          <table:table-cell table:formula="of:=[.H85]-[.J85]" office:value-type="float" office:value="0.0016326711745097" calcext:value-type="float">
            <text:p>0.0016326712</text:p>
          </table:table-cell>
          <table:table-cell/>
          <table:table-cell table:formula="of:=[.B85]/[.A85]" office:value-type="float" office:value="6.52062114836677" calcext:value-type="float">
            <text:p>6.5206211484</text:p>
          </table:table-cell>
          <table:table-cell table:formula="of:=[.C85]/[.A85]" office:value-type="float" office:value="4.72681741865855" calcext:value-type="float">
            <text:p>4.7268174187</text:p>
          </table:table-cell>
          <table:table-cell table:formula="of:=[.D85]/[.A85]" office:value-type="float" office:value="4.46853870058816" calcext:value-type="float">
            <text:p>4.4685387006</text:p>
          </table:table-cell>
        </table:table-row>
        <table:table-row table:style-name="ro2">
          <table:table-cell table:formula="of:=[.A85]+524288" office:value-type="float" office:value="44564480" calcext:value-type="float">
            <text:p>44564480</text:p>
          </table:table-cell>
          <table:table-cell office:value-type="float" office:value="287516340.666667" calcext:value-type="float">
            <text:p>287516340.666667</text:p>
          </table:table-cell>
          <table:table-cell office:value-type="float" office:value="209034481.666667" calcext:value-type="float">
            <text:p>209034481.666667</text:p>
          </table:table-cell>
          <table:table-cell office:value-type="float" office:value="195719754.333333" calcext:value-type="float">
            <text:p>195719754.333333</text:p>
          </table:table-cell>
          <table:table-cell/>
          <table:table-cell table:formula="of:=[.B86]/3400000000" office:value-type="float" office:value="0.0845636296078432" calcext:value-type="float">
            <text:p>0.0845636296</text:p>
          </table:table-cell>
          <table:table-cell table:formula="of:=[.C86]/3400000000" office:value-type="float" office:value="0.0614807299019609" calcext:value-type="float">
            <text:p>0.0614807299</text:p>
          </table:table-cell>
          <table:table-cell table:formula="of:=[.D86]/3400000000" office:value-type="float" office:value="0.0575646336274509" calcext:value-type="float">
            <text:p>0.0575646336</text:p>
          </table:table-cell>
          <table:table-cell/>
          <table:table-cell office:value-type="float" office:value="0.0566237329" calcext:value-type="float">
            <text:p>0.0566237329</text:p>
          </table:table-cell>
          <table:table-cell/>
          <table:table-cell table:formula="of:=[.H86]-[.J86]" office:value-type="float" office:value="0.000940900727450879" calcext:value-type="float">
            <text:p>0.0009409007</text:p>
          </table:table-cell>
          <table:table-cell/>
          <table:table-cell table:formula="of:=[.B86]/[.A86]" office:value-type="float" office:value="6.4516929327273" calcext:value-type="float">
            <text:p>6.4516929327</text:p>
          </table:table-cell>
          <table:table-cell table:formula="of:=[.C86]/[.A86]" office:value-type="float" office:value="4.69060744491279" calcext:value-type="float">
            <text:p>4.6906074449</text:p>
          </table:table-cell>
          <table:table-cell table:formula="of:=[.D86]/[.A86]" office:value-type="float" office:value="4.39183300990684" calcext:value-type="float">
            <text:p>4.3918330099</text:p>
          </table:table-cell>
        </table:table-row>
        <table:table-row table:style-name="ro2">
          <table:table-cell table:formula="of:=[.A86]+524288" office:value-type="float" office:value="45088768" calcext:value-type="float">
            <text:p>45088768</text:p>
          </table:table-cell>
          <table:table-cell office:value-type="float" office:value="292987520.666667" calcext:value-type="float">
            <text:p>292987520.666667</text:p>
          </table:table-cell>
          <table:table-cell office:value-type="float" office:value="195230990.666667" calcext:value-type="float">
            <text:p>195230990.666667</text:p>
          </table:table-cell>
          <table:table-cell office:value-type="float" office:value="197803063.333333" calcext:value-type="float">
            <text:p>197803063.333333</text:p>
          </table:table-cell>
          <table:table-cell/>
          <table:table-cell table:formula="of:=[.B87]/3400000000" office:value-type="float" office:value="0.0861728001960785" calcext:value-type="float">
            <text:p>0.0861728002</text:p>
          </table:table-cell>
          <table:table-cell table:formula="of:=[.C87]/3400000000" office:value-type="float" office:value="0.0574208796078432" calcext:value-type="float">
            <text:p>0.0574208796</text:p>
          </table:table-cell>
          <table:table-cell table:formula="of:=[.D87]/3400000000" office:value-type="float" office:value="0.0581773715686274" calcext:value-type="float">
            <text:p>0.0581773716</text:p>
          </table:table-cell>
          <table:table-cell/>
          <table:table-cell office:value-type="float" office:value="0.0570429331" calcext:value-type="float">
            <text:p>0.0570429331</text:p>
          </table:table-cell>
          <table:table-cell/>
          <table:table-cell table:formula="of:=[.H87]-[.J87]" office:value-type="float" office:value="0.00113443846862735" calcext:value-type="float">
            <text:p>0.0011344385</text:p>
          </table:table-cell>
          <table:table-cell/>
          <table:table-cell table:formula="of:=[.B87]/[.A87]" office:value-type="float" office:value="6.49801566249641" calcext:value-type="float">
            <text:p>6.4980156625</text:p>
          </table:table-cell>
          <table:table-cell table:formula="of:=[.C87]/[.A87]" office:value-type="float" office:value="4.32992515268253" calcext:value-type="float">
            <text:p>4.3299251527</text:p>
          </table:table-cell>
          <table:table-cell table:formula="of:=[.D87]/[.A87]" office:value-type="float" office:value="4.38696979552276" calcext:value-type="float">
            <text:p>4.3869697955</text:p>
          </table:table-cell>
        </table:table-row>
        <table:table-row table:style-name="ro2">
          <table:table-cell table:formula="of:=[.A87]+524288" office:value-type="float" office:value="45613056" calcext:value-type="float">
            <text:p>45613056</text:p>
          </table:table-cell>
          <table:table-cell office:value-type="float" office:value="295028609" calcext:value-type="float">
            <text:p>295028609</text:p>
          </table:table-cell>
          <table:table-cell office:value-type="float" office:value="199958457.333333" calcext:value-type="float">
            <text:p>199958457.333333</text:p>
          </table:table-cell>
          <table:table-cell office:value-type="float" office:value="200682039.333333" calcext:value-type="float">
            <text:p>200682039.333333</text:p>
          </table:table-cell>
          <table:table-cell/>
          <table:table-cell table:formula="of:=[.B88]/3400000000" office:value-type="float" office:value="0.0867731202941176" calcext:value-type="float">
            <text:p>0.0867731203</text:p>
          </table:table-cell>
          <table:table-cell table:formula="of:=[.C88]/3400000000" office:value-type="float" office:value="0.0588113109803921" calcext:value-type="float">
            <text:p>0.058811311</text:p>
          </table:table-cell>
          <table:table-cell table:formula="of:=[.D88]/3400000000" office:value-type="float" office:value="0.0590241292156862" calcext:value-type="float">
            <text:p>0.0590241292</text:p>
          </table:table-cell>
          <table:table-cell/>
          <table:table-cell office:value-type="float" office:value="0.0584459444" calcext:value-type="float">
            <text:p>0.0584459444</text:p>
          </table:table-cell>
          <table:table-cell/>
          <table:table-cell table:formula="of:=[.H88]-[.J88]" office:value-type="float" office:value="0.000578184815686167" calcext:value-type="float">
            <text:p>0.0005781848</text:p>
          </table:table-cell>
          <table:table-cell/>
          <table:table-cell table:formula="of:=[.B88]/[.A88]" office:value-type="float" office:value="6.46807372433016" calcext:value-type="float">
            <text:p>6.4680737243</text:p>
          </table:table-cell>
          <table:table-cell table:formula="of:=[.C88]/[.A88]" office:value-type="float" office:value="4.38379873809229" calcext:value-type="float">
            <text:p>4.3837987381</text:p>
          </table:table-cell>
          <table:table-cell table:formula="of:=[.D88]/[.A88]" office:value-type="float" office:value="4.39966222244204" calcext:value-type="float">
            <text:p>4.3996622224</text:p>
          </table:table-cell>
        </table:table-row>
        <table:table-row table:style-name="ro2">
          <table:table-cell table:formula="of:=[.A88]+524288" office:value-type="float" office:value="46137344" calcext:value-type="float">
            <text:p>46137344</text:p>
          </table:table-cell>
          <table:table-cell office:value-type="float" office:value="297047457.333333" calcext:value-type="float">
            <text:p>297047457.333333</text:p>
          </table:table-cell>
          <table:table-cell office:value-type="float" office:value="218297153" calcext:value-type="float">
            <text:p>218297153</text:p>
          </table:table-cell>
          <table:table-cell office:value-type="float" office:value="202480498" calcext:value-type="float">
            <text:p>202480498</text:p>
          </table:table-cell>
          <table:table-cell/>
          <table:table-cell table:formula="of:=[.B89]/3400000000" office:value-type="float" office:value="0.0873668992156862" calcext:value-type="float">
            <text:p>0.0873668992</text:p>
          </table:table-cell>
          <table:table-cell table:formula="of:=[.C89]/3400000000" office:value-type="float" office:value="0.064205045" calcext:value-type="float">
            <text:p>0.064205045</text:p>
          </table:table-cell>
          <table:table-cell table:formula="of:=[.D89]/3400000000" office:value-type="float" office:value="0.0595530876470588" calcext:value-type="float">
            <text:p>0.0595530876</text:p>
          </table:table-cell>
          <table:table-cell/>
          <table:table-cell office:value-type="float" office:value="0.0583162627" calcext:value-type="float">
            <text:p>0.0583162627</text:p>
          </table:table-cell>
          <table:table-cell/>
          <table:table-cell table:formula="of:=[.H89]-[.J89]" office:value-type="float" office:value="0.00123682494705882" calcext:value-type="float">
            <text:p>0.0012368249</text:p>
          </table:table-cell>
          <table:table-cell/>
          <table:table-cell table:formula="of:=[.B89]/[.A89]" office:value-type="float" office:value="6.43833024574048" calcext:value-type="float">
            <text:p>6.4383302457</text:p>
          </table:table-cell>
          <table:table-cell table:formula="of:=[.C89]/[.A89]" office:value-type="float" office:value="4.73146336728876" calcext:value-type="float">
            <text:p>4.7314633673</text:p>
          </table:table-cell>
          <table:table-cell table:formula="of:=[.D89]/[.A89]" office:value-type="float" office:value="4.38864660263062" calcext:value-type="float">
            <text:p>4.3886466026</text:p>
          </table:table-cell>
        </table:table-row>
        <table:table-row table:style-name="ro2">
          <table:table-cell table:formula="of:=[.A89]+524288" office:value-type="float" office:value="46661632" calcext:value-type="float">
            <text:p>46661632</text:p>
          </table:table-cell>
          <table:table-cell office:value-type="float" office:value="303354186.666667" calcext:value-type="float">
            <text:p>303354186.666667</text:p>
          </table:table-cell>
          <table:table-cell office:value-type="float" office:value="201831401.666667" calcext:value-type="float">
            <text:p>201831401.666667</text:p>
          </table:table-cell>
          <table:table-cell office:value-type="float" office:value="206175948.333333" calcext:value-type="float">
            <text:p>206175948.333333</text:p>
          </table:table-cell>
          <table:table-cell/>
          <table:table-cell table:formula="of:=[.B90]/3400000000" office:value-type="float" office:value="0.0892218196078432" calcext:value-type="float">
            <text:p>0.0892218196</text:p>
          </table:table-cell>
          <table:table-cell table:formula="of:=[.C90]/3400000000" office:value-type="float" office:value="0.0593621769607844" calcext:value-type="float">
            <text:p>0.059362177</text:p>
          </table:table-cell>
          <table:table-cell table:formula="of:=[.D90]/3400000000" office:value-type="float" office:value="0.0606399848039215" calcext:value-type="float">
            <text:p>0.0606399848</text:p>
          </table:table-cell>
          <table:table-cell/>
          <table:table-cell office:value-type="float" office:value="0.0591069539" calcext:value-type="float">
            <text:p>0.0591069539</text:p>
          </table:table-cell>
          <table:table-cell/>
          <table:table-cell table:formula="of:=[.H90]-[.J90]" office:value-type="float" office:value="0.00153303090392146" calcext:value-type="float">
            <text:p>0.0015330309</text:p>
          </table:table-cell>
          <table:table-cell/>
          <table:table-cell table:formula="of:=[.B90]/[.A90]" office:value-type="float" office:value="6.50114823816422" calcext:value-type="float">
            <text:p>6.5011482382</text:p>
          </table:table-cell>
          <table:table-cell table:formula="of:=[.C90]/[.A90]" office:value-type="float" office:value="4.32542525873649" calcext:value-type="float">
            <text:p>4.3254252587</text:p>
          </table:table-cell>
          <table:table-cell table:formula="of:=[.D90]/[.A90]" office:value-type="float" office:value="4.41853273227419" calcext:value-type="float">
            <text:p>4.4185327323</text:p>
          </table:table-cell>
        </table:table-row>
        <table:table-row table:style-name="ro2">
          <table:table-cell table:formula="of:=[.A90]+524288" office:value-type="float" office:value="47185920" calcext:value-type="float">
            <text:p>47185920</text:p>
          </table:table-cell>
          <table:table-cell office:value-type="float" office:value="303654331" calcext:value-type="float">
            <text:p>303654331</text:p>
          </table:table-cell>
          <table:table-cell office:value-type="float" office:value="214014483.666667" calcext:value-type="float">
            <text:p>214014483.666667</text:p>
          </table:table-cell>
          <table:table-cell office:value-type="float" office:value="209965777.666667" calcext:value-type="float">
            <text:p>209965777.666667</text:p>
          </table:table-cell>
          <table:table-cell/>
          <table:table-cell table:formula="of:=[.B91]/3400000000" office:value-type="float" office:value="0.0893100973529412" calcext:value-type="float">
            <text:p>0.0893100974</text:p>
          </table:table-cell>
          <table:table-cell table:formula="of:=[.C91]/3400000000" office:value-type="float" office:value="0.0629454363725491" calcext:value-type="float">
            <text:p>0.0629454364</text:p>
          </table:table-cell>
          <table:table-cell table:formula="of:=[.D91]/3400000000" office:value-type="float" office:value="0.0617546404901962" calcext:value-type="float">
            <text:p>0.0617546405</text:p>
          </table:table-cell>
          <table:table-cell/>
          <table:table-cell office:value-type="float" office:value="0.0597482255" calcext:value-type="float">
            <text:p>0.0597482255</text:p>
          </table:table-cell>
          <table:table-cell/>
          <table:table-cell table:formula="of:=[.H91]-[.J91]" office:value-type="float" office:value="0.00200641499019618" calcext:value-type="float">
            <text:p>0.002006415</text:p>
          </table:table-cell>
          <table:table-cell/>
          <table:table-cell table:formula="of:=[.B91]/[.A91]" office:value-type="float" office:value="6.43527414533827" calcext:value-type="float">
            <text:p>6.4352741453</text:p>
          </table:table-cell>
          <table:table-cell table:formula="of:=[.C91]/[.A91]" office:value-type="float" office:value="4.53555814248545" calcext:value-type="float">
            <text:p>4.5355581425</text:p>
          </table:table-cell>
          <table:table-cell table:formula="of:=[.D91]/[.A91]" office:value-type="float" office:value="4.44975487744367" calcext:value-type="float">
            <text:p>4.4497548774</text:p>
          </table:table-cell>
        </table:table-row>
        <table:table-row table:style-name="ro2">
          <table:table-cell table:formula="of:=[.A91]+524288" office:value-type="float" office:value="47710208" calcext:value-type="float">
            <text:p>47710208</text:p>
          </table:table-cell>
          <table:table-cell office:value-type="float" office:value="306669824.666667" calcext:value-type="float">
            <text:p>306669824.666667</text:p>
          </table:table-cell>
          <table:table-cell office:value-type="float" office:value="211816530.666667" calcext:value-type="float">
            <text:p>211816530.666667</text:p>
          </table:table-cell>
          <table:table-cell office:value-type="float" office:value="210622829.666667" calcext:value-type="float">
            <text:p>210622829.666667</text:p>
          </table:table-cell>
          <table:table-cell/>
          <table:table-cell table:formula="of:=[.B92]/3400000000" office:value-type="float" office:value="0.0901970072549021" calcext:value-type="float">
            <text:p>0.0901970073</text:p>
          </table:table-cell>
          <table:table-cell table:formula="of:=[.C92]/3400000000" office:value-type="float" office:value="0.0622989796078432" calcext:value-type="float">
            <text:p>0.0622989796</text:p>
          </table:table-cell>
          <table:table-cell table:formula="of:=[.D92]/3400000000" office:value-type="float" office:value="0.0619478910784315" calcext:value-type="float">
            <text:p>0.0619478911</text:p>
          </table:table-cell>
          <table:table-cell/>
          <table:table-cell office:value-type="float" office:value="0.0601883338" calcext:value-type="float">
            <text:p>0.0601883338</text:p>
          </table:table-cell>
          <table:table-cell/>
          <table:table-cell table:formula="of:=[.H92]-[.J92]" office:value-type="float" office:value="0.00175955727843147" calcext:value-type="float">
            <text:p>0.0017595573</text:p>
          </table:table-cell>
          <table:table-cell/>
          <table:table-cell table:formula="of:=[.B92]/[.A92]" office:value-type="float" office:value="6.42776121761337" calcext:value-type="float">
            <text:p>6.4277612176</text:p>
          </table:table-cell>
          <table:table-cell table:formula="of:=[.C92]/[.A92]" office:value-type="float" office:value="4.43964802389181" calcext:value-type="float">
            <text:p>4.4396480239</text:p>
          </table:table-cell>
          <table:table-cell table:formula="of:=[.D92]/[.A92]" office:value-type="float" office:value="4.41462820004195" calcext:value-type="float">
            <text:p>4.4146282</text:p>
          </table:table-cell>
        </table:table-row>
        <table:table-row table:style-name="ro2">
          <table:table-cell table:formula="of:=[.A92]+524288" office:value-type="float" office:value="48234496" calcext:value-type="float">
            <text:p>48234496</text:p>
          </table:table-cell>
          <table:table-cell office:value-type="float" office:value="312404099.333333" calcext:value-type="float">
            <text:p>312404099.333333</text:p>
          </table:table-cell>
          <table:table-cell office:value-type="float" office:value="211520835.333333" calcext:value-type="float">
            <text:p>211520835.333333</text:p>
          </table:table-cell>
          <table:table-cell office:value-type="float" office:value="211259108" calcext:value-type="float">
            <text:p>211259108</text:p>
          </table:table-cell>
          <table:table-cell/>
          <table:table-cell table:formula="of:=[.B93]/3400000000" office:value-type="float" office:value="0.0918835586274509" calcext:value-type="float">
            <text:p>0.0918835586</text:p>
          </table:table-cell>
          <table:table-cell table:formula="of:=[.C93]/3400000000" office:value-type="float" office:value="0.0622120103921568" calcext:value-type="float">
            <text:p>0.0622120104</text:p>
          </table:table-cell>
          <table:table-cell table:formula="of:=[.D93]/3400000000" office:value-type="float" office:value="0.0621350317647059" calcext:value-type="float">
            <text:p>0.0621350318</text:p>
          </table:table-cell>
          <table:table-cell/>
          <table:table-cell office:value-type="float" office:value="0.0605808926" calcext:value-type="float">
            <text:p>0.0605808926</text:p>
          </table:table-cell>
          <table:table-cell/>
          <table:table-cell table:formula="of:=[.H93]-[.J93]" office:value-type="float" office:value="0.00155413916470588" calcext:value-type="float">
            <text:p>0.0015541392</text:p>
          </table:table-cell>
          <table:table-cell/>
          <table:table-cell table:formula="of:=[.B93]/[.A93]" office:value-type="float" office:value="6.47677751900493" calcext:value-type="float">
            <text:p>6.476777519</text:p>
          </table:table-cell>
          <table:table-cell table:formula="of:=[.C93]/[.A93]" office:value-type="float" office:value="4.38526060961294" calcext:value-type="float">
            <text:p>4.3852606096</text:p>
          </table:table-cell>
          <table:table-cell table:formula="of:=[.D93]/[.A93]" office:value-type="float" office:value="4.37983446535857" calcext:value-type="float">
            <text:p>4.3798344654</text:p>
          </table:table-cell>
        </table:table-row>
        <table:table-row table:style-name="ro2">
          <table:table-cell table:formula="of:=[.A93]+524288" office:value-type="float" office:value="48758784" calcext:value-type="float">
            <text:p>48758784</text:p>
          </table:table-cell>
          <table:table-cell office:value-type="float" office:value="317064999" calcext:value-type="float">
            <text:p>317064999</text:p>
          </table:table-cell>
          <table:table-cell office:value-type="float" office:value="211933209.333333" calcext:value-type="float">
            <text:p>211933209.333333</text:p>
          </table:table-cell>
          <table:table-cell office:value-type="float" office:value="229909394.333333" calcext:value-type="float">
            <text:p>229909394.333333</text:p>
          </table:table-cell>
          <table:table-cell/>
          <table:table-cell table:formula="of:=[.B94]/3400000000" office:value-type="float" office:value="0.0932544114705882" calcext:value-type="float">
            <text:p>0.0932544115</text:p>
          </table:table-cell>
          <table:table-cell table:formula="of:=[.C94]/3400000000" office:value-type="float" office:value="0.062333296862745" calcext:value-type="float">
            <text:p>0.0623332969</text:p>
          </table:table-cell>
          <table:table-cell table:formula="of:=[.D94]/3400000000" office:value-type="float" office:value="0.0676204100980391" calcext:value-type="float">
            <text:p>0.0676204101</text:p>
          </table:table-cell>
          <table:table-cell/>
          <table:table-cell office:value-type="float" office:value="0.0614709135" calcext:value-type="float">
            <text:p>0.0614709135</text:p>
          </table:table-cell>
          <table:table-cell/>
          <table:table-cell table:formula="of:=[.H94]-[.J94]" office:value-type="float" office:value="0.00614949659803911" calcext:value-type="float">
            <text:p>0.0061494966</text:p>
          </table:table-cell>
          <table:table-cell/>
          <table:table-cell table:formula="of:=[.B94]/[.A94]" office:value-type="float" office:value="6.50272572425104" calcext:value-type="float">
            <text:p>6.5027257243</text:p>
          </table:table-cell>
          <table:table-cell table:formula="of:=[.C94]/[.A94]" office:value-type="float" office:value="4.34656469967202" calcext:value-type="float">
            <text:p>4.3465646997</text:p>
          </table:table-cell>
          <table:table-cell table:formula="of:=[.D94]/[.A94]" office:value-type="float" office:value="4.71524052637024" calcext:value-type="float">
            <text:p>4.7152405264</text:p>
          </table:table-cell>
        </table:table-row>
        <table:table-row table:style-name="ro2">
          <table:table-cell table:formula="of:=[.A94]+524288" office:value-type="float" office:value="49283072" calcext:value-type="float">
            <text:p>49283072</text:p>
          </table:table-cell>
          <table:table-cell office:value-type="float" office:value="317573499.333333" calcext:value-type="float">
            <text:p>317573499.333333</text:p>
          </table:table-cell>
          <table:table-cell office:value-type="float" office:value="214886758.666667" calcext:value-type="float">
            <text:p>214886758.666667</text:p>
          </table:table-cell>
          <table:table-cell office:value-type="float" office:value="235778178.333333" calcext:value-type="float">
            <text:p>235778178.333333</text:p>
          </table:table-cell>
          <table:table-cell/>
          <table:table-cell table:formula="of:=[.B95]/3400000000" office:value-type="float" office:value="0.0934039703921568" calcext:value-type="float">
            <text:p>0.0934039704</text:p>
          </table:table-cell>
          <table:table-cell table:formula="of:=[.C95]/3400000000" office:value-type="float" office:value="0.0632019878431374" calcext:value-type="float">
            <text:p>0.0632019878</text:p>
          </table:table-cell>
          <table:table-cell table:formula="of:=[.D95]/3400000000" office:value-type="float" office:value="0.0693465230392156" calcext:value-type="float">
            <text:p>0.069346523</text:p>
          </table:table-cell>
          <table:table-cell/>
          <table:table-cell office:value-type="float" office:value="0.0626612714" calcext:value-type="float">
            <text:p>0.0626612714</text:p>
          </table:table-cell>
          <table:table-cell/>
          <table:table-cell table:formula="of:=[.H95]-[.J95]" office:value-type="float" office:value="0.00668525163921559" calcext:value-type="float">
            <text:p>0.0066852516</text:p>
          </table:table-cell>
          <table:table-cell/>
          <table:table-cell table:formula="of:=[.B95]/[.A95]" office:value-type="float" office:value="6.44386574224377" calcext:value-type="float">
            <text:p>6.4438657422</text:p>
          </table:table-cell>
          <table:table-cell table:formula="of:=[.C95]/[.A95]" office:value-type="float" office:value="4.3602549505572" calcext:value-type="float">
            <text:p>4.3602549506</text:p>
          </table:table-cell>
          <table:table-cell table:formula="of:=[.D95]/[.A95]" office:value-type="float" office:value="4.78416155416069" calcext:value-type="float">
            <text:p>4.7841615542</text:p>
          </table:table-cell>
        </table:table-row>
        <table:table-row table:style-name="ro2">
          <table:table-cell table:formula="of:=[.A95]+524288" office:value-type="float" office:value="49807360" calcext:value-type="float">
            <text:p>49807360</text:p>
          </table:table-cell>
          <table:table-cell office:value-type="float" office:value="319814584.666667" calcext:value-type="float">
            <text:p>319814584.666667</text:p>
          </table:table-cell>
          <table:table-cell office:value-type="float" office:value="216959000.333333" calcext:value-type="float">
            <text:p>216959000.333333</text:p>
          </table:table-cell>
          <table:table-cell office:value-type="float" office:value="218725166" calcext:value-type="float">
            <text:p>218725166</text:p>
          </table:table-cell>
          <table:table-cell/>
          <table:table-cell table:formula="of:=[.B96]/3400000000" office:value-type="float" office:value="0.094063113137255" calcext:value-type="float">
            <text:p>0.0940631131</text:p>
          </table:table-cell>
          <table:table-cell table:formula="of:=[.C96]/3400000000" office:value-type="float" office:value="0.0638114706862744" calcext:value-type="float">
            <text:p>0.0638114707</text:p>
          </table:table-cell>
          <table:table-cell table:formula="of:=[.D96]/3400000000" office:value-type="float" office:value="0.0643309311764706" calcext:value-type="float">
            <text:p>0.0643309312</text:p>
          </table:table-cell>
          <table:table-cell/>
          <table:table-cell office:value-type="float" office:value="0.0634240196" calcext:value-type="float">
            <text:p>0.0634240196</text:p>
          </table:table-cell>
          <table:table-cell/>
          <table:table-cell table:formula="of:=[.H96]-[.J96]" office:value-type="float" office:value="0.000906911576470576" calcext:value-type="float">
            <text:p>0.0009069116</text:p>
          </table:table-cell>
          <table:table-cell/>
          <table:table-cell table:formula="of:=[.B96]/[.A96]" office:value-type="float" office:value="6.42103064018384" calcext:value-type="float">
            <text:p>6.4210306402</text:p>
          </table:table-cell>
          <table:table-cell table:formula="of:=[.C96]/[.A96]" office:value-type="float" office:value="4.35596265960157" calcext:value-type="float">
            <text:p>4.3559626596</text:p>
          </table:table-cell>
          <table:table-cell table:formula="of:=[.D96]/[.A96]" office:value-type="float" office:value="4.39142259296618" calcext:value-type="float">
            <text:p>4.391422593</text:p>
          </table:table-cell>
        </table:table-row>
        <table:table-row table:style-name="ro2">
          <table:table-cell table:formula="of:=[.A96]+524288" office:value-type="float" office:value="50331648" calcext:value-type="float">
            <text:p>50331648</text:p>
          </table:table-cell>
          <table:table-cell office:value-type="float" office:value="330823897.333333" calcext:value-type="float">
            <text:p>330823897.333333</text:p>
          </table:table-cell>
          <table:table-cell office:value-type="float" office:value="218674266" calcext:value-type="float">
            <text:p>218674266</text:p>
          </table:table-cell>
          <table:table-cell office:value-type="float" office:value="228849533.333333" calcext:value-type="float">
            <text:p>228849533.333333</text:p>
          </table:table-cell>
          <table:table-cell/>
          <table:table-cell table:formula="of:=[.B97]/3400000000" office:value-type="float" office:value="0.0973011462745097" calcext:value-type="float">
            <text:p>0.0973011463</text:p>
          </table:table-cell>
          <table:table-cell table:formula="of:=[.C97]/3400000000" office:value-type="float" office:value="0.0643159605882353" calcext:value-type="float">
            <text:p>0.0643159606</text:p>
          </table:table-cell>
          <table:table-cell table:formula="of:=[.D97]/3400000000" office:value-type="float" office:value="0.0673086862745097" calcext:value-type="float">
            <text:p>0.0673086863</text:p>
          </table:table-cell>
          <table:table-cell/>
          <table:table-cell office:value-type="float" office:value="0.0636854326" calcext:value-type="float">
            <text:p>0.0636854326</text:p>
          </table:table-cell>
          <table:table-cell/>
          <table:table-cell table:formula="of:=[.H97]-[.J97]" office:value-type="float" office:value="0.00362325367450969" calcext:value-type="float">
            <text:p>0.0036232537</text:p>
          </table:table-cell>
          <table:table-cell/>
          <table:table-cell table:formula="of:=[.B97]/[.A97]" office:value-type="float" office:value="6.57288029458787" calcext:value-type="float">
            <text:p>6.5728802946</text:p>
          </table:table-cell>
          <table:table-cell table:formula="of:=[.C97]/[.A97]" office:value-type="float" office:value="4.34466731548309" calcext:value-type="float">
            <text:p>4.3446673155</text:p>
          </table:table-cell>
          <table:table-cell table:formula="of:=[.D97]/[.A97]" office:value-type="float" office:value="4.54683171378241" calcext:value-type="float">
            <text:p>4.5468317138</text:p>
          </table:table-cell>
        </table:table-row>
        <table:table-row table:style-name="ro2">
          <table:table-cell table:formula="of:=[.A97]+524288" office:value-type="float" office:value="50855936" calcext:value-type="float">
            <text:p>50855936</text:p>
          </table:table-cell>
          <table:table-cell office:value-type="float" office:value="327028576.666667" calcext:value-type="float">
            <text:p>327028576.666667</text:p>
          </table:table-cell>
          <table:table-cell office:value-type="float" office:value="226116296.333333" calcext:value-type="float">
            <text:p>226116296.333333</text:p>
          </table:table-cell>
          <table:table-cell office:value-type="float" office:value="246133412" calcext:value-type="float">
            <text:p>246133412</text:p>
          </table:table-cell>
          <table:table-cell/>
          <table:table-cell table:formula="of:=[.B98]/3400000000" office:value-type="float" office:value="0.0961848754901962" calcext:value-type="float">
            <text:p>0.0961848755</text:p>
          </table:table-cell>
          <table:table-cell table:formula="of:=[.C98]/3400000000" office:value-type="float" office:value="0.0665047930392156" calcext:value-type="float">
            <text:p>0.066504793</text:p>
          </table:table-cell>
          <table:table-cell table:formula="of:=[.D98]/3400000000" office:value-type="float" office:value="0.07239218" calcext:value-type="float">
            <text:p>0.07239218</text:p>
          </table:table-cell>
          <table:table-cell/>
          <table:table-cell office:value-type="float" office:value="0.0641405816" calcext:value-type="float">
            <text:p>0.0641405816</text:p>
          </table:table-cell>
          <table:table-cell/>
          <table:table-cell table:formula="of:=[.H98]-[.J98]" office:value-type="float" office:value="0.0082515984" calcext:value-type="float">
            <text:p>0.0082515984</text:p>
          </table:table-cell>
          <table:table-cell/>
          <table:table-cell table:formula="of:=[.B98]/[.A98]" office:value-type="float" office:value="6.43048977933799" calcext:value-type="float">
            <text:p>6.4304897793</text:p>
          </table:table-cell>
          <table:table-cell table:formula="of:=[.C98]/[.A98]" office:value-type="float" office:value="4.44621246049494" calcext:value-type="float">
            <text:p>4.4462124605</text:p>
          </table:table-cell>
          <table:table-cell table:formula="of:=[.D98]/[.A98]" office:value-type="float" office:value="4.83981677183171" calcext:value-type="float">
            <text:p>4.8398167718</text:p>
          </table:table-cell>
        </table:table-row>
        <table:table-row table:style-name="ro2">
          <table:table-cell table:formula="of:=[.A98]+524288" office:value-type="float" office:value="51380224" calcext:value-type="float">
            <text:p>51380224</text:p>
          </table:table-cell>
          <table:table-cell office:value-type="float" office:value="330357961.666667" calcext:value-type="float">
            <text:p>330357961.666667</text:p>
          </table:table-cell>
          <table:table-cell office:value-type="float" office:value="226364319" calcext:value-type="float">
            <text:p>226364319</text:p>
          </table:table-cell>
          <table:table-cell office:value-type="float" office:value="224650436" calcext:value-type="float">
            <text:p>224650436</text:p>
          </table:table-cell>
          <table:table-cell/>
          <table:table-cell table:formula="of:=[.B99]/3400000000" office:value-type="float" office:value="0.0971641063725491" calcext:value-type="float">
            <text:p>0.0971641064</text:p>
          </table:table-cell>
          <table:table-cell table:formula="of:=[.C99]/3400000000" office:value-type="float" office:value="0.0665777408823529" calcext:value-type="float">
            <text:p>0.0665777409</text:p>
          </table:table-cell>
          <table:table-cell table:formula="of:=[.D99]/3400000000" office:value-type="float" office:value="0.0660736576470588" calcext:value-type="float">
            <text:p>0.0660736576</text:p>
          </table:table-cell>
          <table:table-cell/>
          <table:table-cell office:value-type="float" office:value="0.0652115944" calcext:value-type="float">
            <text:p>0.0652115944</text:p>
          </table:table-cell>
          <table:table-cell/>
          <table:table-cell table:formula="of:=[.H99]-[.J99]" office:value-type="float" office:value="0.000862063247058814" calcext:value-type="float">
            <text:p>0.0008620632</text:p>
          </table:table-cell>
          <table:table-cell/>
          <table:table-cell table:formula="of:=[.B99]/[.A99]" office:value-type="float" office:value="6.4296714951392" calcext:value-type="float">
            <text:p>6.4296714951</text:p>
          </table:table-cell>
          <table:table-cell table:formula="of:=[.C99]/[.A99]" office:value-type="float" office:value="4.40567014655288" calcext:value-type="float">
            <text:p>4.4056701466</text:p>
          </table:table-cell>
          <table:table-cell table:formula="of:=[.D99]/[.A99]" office:value-type="float" office:value="4.37231328536053" calcext:value-type="float">
            <text:p>4.3723132854</text:p>
          </table:table-cell>
        </table:table-row>
        <table:table-row table:style-name="ro2">
          <table:table-cell table:formula="of:=[.A99]+524288" office:value-type="float" office:value="51904512" calcext:value-type="float">
            <text:p>51904512</text:p>
          </table:table-cell>
          <table:table-cell office:value-type="float" office:value="333858053" calcext:value-type="float">
            <text:p>333858053</text:p>
          </table:table-cell>
          <table:table-cell office:value-type="float" office:value="225376313.333333" calcext:value-type="float">
            <text:p>225376313.333333</text:p>
          </table:table-cell>
          <table:table-cell office:value-type="float" office:value="230040869.333333" calcext:value-type="float">
            <text:p>230040869.333333</text:p>
          </table:table-cell>
          <table:table-cell/>
          <table:table-cell table:formula="of:=[.B100]/3400000000" office:value-type="float" office:value="0.098193545" calcext:value-type="float">
            <text:p>0.098193545</text:p>
          </table:table-cell>
          <table:table-cell table:formula="of:=[.C100]/3400000000" office:value-type="float" office:value="0.0662871509803921" calcext:value-type="float">
            <text:p>0.066287151</text:p>
          </table:table-cell>
          <table:table-cell table:formula="of:=[.D100]/3400000000" office:value-type="float" office:value="0.0676590792156862" calcext:value-type="float">
            <text:p>0.0676590792</text:p>
          </table:table-cell>
          <table:table-cell/>
          <table:table-cell office:value-type="float" office:value="0.0654798851" calcext:value-type="float">
            <text:p>0.0654798851</text:p>
          </table:table-cell>
          <table:table-cell/>
          <table:table-cell table:formula="of:=[.H100]-[.J100]" office:value-type="float" office:value="0.00217919411568618" calcext:value-type="float">
            <text:p>0.0021791941</text:p>
          </table:table-cell>
          <table:table-cell/>
          <table:table-cell table:formula="of:=[.B100]/[.A100]" office:value-type="float" office:value="6.43215859538377" calcext:value-type="float">
            <text:p>6.4321585954</text:p>
          </table:table-cell>
          <table:table-cell table:formula="of:=[.C100]/[.A100]" office:value-type="float" office:value="4.34213336469348" calcext:value-type="float">
            <text:p>4.3421333647</text:p>
          </table:table-cell>
          <table:table-cell table:formula="of:=[.D100]/[.A100]" office:value-type="float" office:value="4.43200139003971" calcext:value-type="float">
            <text:p>4.43200139</text:p>
          </table:table-cell>
        </table:table-row>
        <table:table-row table:style-name="ro2">
          <table:table-cell table:formula="of:=[.A100]+524288" office:value-type="float" office:value="52428800" calcext:value-type="float">
            <text:p>52428800</text:p>
          </table:table-cell>
          <table:table-cell office:value-type="float" office:value="340894389.333333" calcext:value-type="float">
            <text:p>340894389.333333</text:p>
          </table:table-cell>
          <table:table-cell office:value-type="float" office:value="228302684" calcext:value-type="float">
            <text:p>228302684</text:p>
          </table:table-cell>
          <table:table-cell office:value-type="float" office:value="229906865.333333" calcext:value-type="float">
            <text:p>229906865.333333</text:p>
          </table:table-cell>
          <table:table-cell/>
          <table:table-cell table:formula="of:=[.B101]/3400000000" office:value-type="float" office:value="0.100263055686274" calcext:value-type="float">
            <text:p>0.1002630557</text:p>
          </table:table-cell>
          <table:table-cell table:formula="of:=[.C101]/3400000000" office:value-type="float" office:value="0.0671478482352941" calcext:value-type="float">
            <text:p>0.0671478482</text:p>
          </table:table-cell>
          <table:table-cell table:formula="of:=[.D101]/3400000000" office:value-type="float" office:value="0.0676196662745097" calcext:value-type="float">
            <text:p>0.0676196663</text:p>
          </table:table-cell>
          <table:table-cell/>
          <table:table-cell office:value-type="float" office:value="0.0663850589" calcext:value-type="float">
            <text:p>0.0663850589</text:p>
          </table:table-cell>
          <table:table-cell/>
          <table:table-cell table:formula="of:=[.H101]-[.J101]" office:value-type="float" office:value="0.0012346073745097" calcext:value-type="float">
            <text:p>0.0012346074</text:p>
          </table:table-cell>
          <table:table-cell/>
          <table:table-cell table:formula="of:=[.B101]/[.A101]" office:value-type="float" office:value="6.50204447428385" calcext:value-type="float">
            <text:p>6.5020444743</text:p>
          </table:table-cell>
          <table:table-cell table:formula="of:=[.C101]/[.A101]" office:value-type="float" office:value="4.35452812194824" calcext:value-type="float">
            <text:p>4.3545281219</text:p>
          </table:table-cell>
          <table:table-cell table:formula="of:=[.D101]/[.A101]" office:value-type="float" office:value="4.3851254526774" calcext:value-type="float">
            <text:p>4.3851254527</text:p>
          </table:table-cell>
        </table:table-row>
        <table:table-row table:style-name="ro2">
          <table:table-cell table:formula="of:=[.A101]+524288" office:value-type="float" office:value="52953088" calcext:value-type="float">
            <text:p>52953088</text:p>
          </table:table-cell>
          <table:table-cell office:value-type="float" office:value="341635748.333333" calcext:value-type="float">
            <text:p>341635748.333333</text:p>
          </table:table-cell>
          <table:table-cell office:value-type="float" office:value="250211233.666667" calcext:value-type="float">
            <text:p>250211233.666667</text:p>
          </table:table-cell>
          <table:table-cell office:value-type="float" office:value="232359285.333333" calcext:value-type="float">
            <text:p>232359285.333333</text:p>
          </table:table-cell>
          <table:table-cell/>
          <table:table-cell table:formula="of:=[.B102]/3400000000" office:value-type="float" office:value="0.10048110245098" calcext:value-type="float">
            <text:p>0.1004811025</text:p>
          </table:table-cell>
          <table:table-cell table:formula="of:=[.C102]/3400000000" office:value-type="float" office:value="0.0735915393137256" calcext:value-type="float">
            <text:p>0.0735915393</text:p>
          </table:table-cell>
          <table:table-cell table:formula="of:=[.D102]/3400000000" office:value-type="float" office:value="0.0683409662745097" calcext:value-type="float">
            <text:p>0.0683409663</text:p>
          </table:table-cell>
          <table:table-cell/>
          <table:table-cell office:value-type="float" office:value="0.0668683025" calcext:value-type="float">
            <text:p>0.0668683025</text:p>
          </table:table-cell>
          <table:table-cell/>
          <table:table-cell table:formula="of:=[.H102]-[.J102]" office:value-type="float" office:value="0.00147266377450969" calcext:value-type="float">
            <text:p>0.0014726638</text:p>
          </table:table-cell>
          <table:table-cell/>
          <table:table-cell table:formula="of:=[.B102]/[.A102]" office:value-type="float" office:value="6.45166809409364" calcext:value-type="float">
            <text:p>6.4516680941</text:p>
          </table:table-cell>
          <table:table-cell table:formula="of:=[.C102]/[.A102]" office:value-type="float" office:value="4.72514905394501" calcext:value-type="float">
            <text:p>4.7251490539</text:p>
          </table:table-cell>
          <table:table-cell table:formula="of:=[.D102]/[.A102]" office:value-type="float" office:value="4.38802143764181" calcext:value-type="float">
            <text:p>4.3880214376</text:p>
          </table:table-cell>
        </table:table-row>
        <table:table-row table:style-name="ro2">
          <table:table-cell table:formula="of:=[.A102]+524288" office:value-type="float" office:value="53477376" calcext:value-type="float">
            <text:p>53477376</text:p>
          </table:table-cell>
          <table:table-cell office:value-type="float" office:value="343721470.333333" calcext:value-type="float">
            <text:p>343721470.333333</text:p>
          </table:table-cell>
          <table:table-cell office:value-type="float" office:value="231688414" calcext:value-type="float">
            <text:p>231688414</text:p>
          </table:table-cell>
          <table:table-cell office:value-type="float" office:value="237296784.666667" calcext:value-type="float">
            <text:p>237296784.666667</text:p>
          </table:table-cell>
          <table:table-cell/>
          <table:table-cell table:formula="of:=[.B103]/3400000000" office:value-type="float" office:value="0.101094550098039" calcext:value-type="float">
            <text:p>0.1010945501</text:p>
          </table:table-cell>
          <table:table-cell table:formula="of:=[.C103]/3400000000" office:value-type="float" office:value="0.0681436511764706" calcext:value-type="float">
            <text:p>0.0681436512</text:p>
          </table:table-cell>
          <table:table-cell table:formula="of:=[.D103]/3400000000" office:value-type="float" office:value="0.0697931719607844" calcext:value-type="float">
            <text:p>0.069793172</text:p>
          </table:table-cell>
          <table:table-cell/>
          <table:table-cell office:value-type="float" office:value="0.0677996423" calcext:value-type="float">
            <text:p>0.0677996423</text:p>
          </table:table-cell>
          <table:table-cell/>
          <table:table-cell table:formula="of:=[.H103]-[.J103]" office:value-type="float" office:value="0.00199352966078441" calcext:value-type="float">
            <text:p>0.0019935297</text:p>
          </table:table-cell>
          <table:table-cell/>
          <table:table-cell table:formula="of:=[.B103]/[.A103]" office:value-type="float" office:value="6.42741839714299" calcext:value-type="float">
            <text:p>6.4274183971</text:p>
          </table:table-cell>
          <table:table-cell table:formula="of:=[.C103]/[.A103]" office:value-type="float" office:value="4.3324566635431" calcext:value-type="float">
            <text:p>4.3324566635</text:p>
          </table:table-cell>
          <table:table-cell table:formula="of:=[.D103]/[.A103]" office:value-type="float" office:value="4.437330370635" calcext:value-type="float">
            <text:p>4.4373303706</text:p>
          </table:table-cell>
        </table:table-row>
        <table:table-row table:style-name="ro2">
          <table:table-cell table:formula="of:=[.A103]+524288" office:value-type="float" office:value="54001664" calcext:value-type="float">
            <text:p>54001664</text:p>
          </table:table-cell>
          <table:table-cell office:value-type="float" office:value="347422678" calcext:value-type="float">
            <text:p>347422678</text:p>
          </table:table-cell>
          <table:table-cell office:value-type="float" office:value="237347352.333333" calcext:value-type="float">
            <text:p>237347352.333333</text:p>
          </table:table-cell>
          <table:table-cell office:value-type="float" office:value="259727644" calcext:value-type="float">
            <text:p>259727644</text:p>
          </table:table-cell>
          <table:table-cell/>
          <table:table-cell table:formula="of:=[.B104]/3400000000" office:value-type="float" office:value="0.102183140588235" calcext:value-type="float">
            <text:p>0.1021831406</text:p>
          </table:table-cell>
          <table:table-cell table:formula="of:=[.C104]/3400000000" office:value-type="float" office:value="0.0698080448039215" calcext:value-type="float">
            <text:p>0.0698080448</text:p>
          </table:table-cell>
          <table:table-cell table:formula="of:=[.D104]/3400000000" office:value-type="float" office:value="0.0763904835294118" calcext:value-type="float">
            <text:p>0.0763904835</text:p>
          </table:table-cell>
          <table:table-cell/>
          <table:table-cell office:value-type="float" office:value="0.068207217" calcext:value-type="float">
            <text:p>0.068207217</text:p>
          </table:table-cell>
          <table:table-cell/>
          <table:table-cell table:formula="of:=[.H104]-[.J104]" office:value-type="float" office:value="0.00818326652941176" calcext:value-type="float">
            <text:p>0.0081832665</text:p>
          </table:table-cell>
          <table:table-cell/>
          <table:table-cell table:formula="of:=[.B104]/[.A104]" office:value-type="float" office:value="6.43355504748891" calcext:value-type="float">
            <text:p>6.4335550475</text:p>
          </table:table-cell>
          <table:table-cell table:formula="of:=[.C104]/[.A104]" office:value-type="float" office:value="4.3951859026665" calcext:value-type="float">
            <text:p>4.3951859027</text:p>
          </table:table-cell>
          <table:table-cell table:formula="of:=[.D104]/[.A104]" office:value-type="float" office:value="4.8096229775438" calcext:value-type="float">
            <text:p>4.8096229775</text:p>
          </table:table-cell>
        </table:table-row>
        <table:table-row table:style-name="ro2">
          <table:table-cell table:formula="of:=[.A104]+524288" office:value-type="float" office:value="54525952" calcext:value-type="float">
            <text:p>54525952</text:p>
          </table:table-cell>
          <table:table-cell office:value-type="float" office:value="353748840.666667" calcext:value-type="float">
            <text:p>353748840.666667</text:p>
          </table:table-cell>
          <table:table-cell office:value-type="float" office:value="236993032.666667" calcext:value-type="float">
            <text:p>236993032.666667</text:p>
          </table:table-cell>
          <table:table-cell office:value-type="float" office:value="238993550.333333" calcext:value-type="float">
            <text:p>238993550.333333</text:p>
          </table:table-cell>
          <table:table-cell/>
          <table:table-cell table:formula="of:=[.B105]/3400000000" office:value-type="float" office:value="0.104043776666667" calcext:value-type="float">
            <text:p>0.1040437767</text:p>
          </table:table-cell>
          <table:table-cell table:formula="of:=[.C105]/3400000000" office:value-type="float" office:value="0.069703833137255" calcext:value-type="float">
            <text:p>0.0697038331</text:p>
          </table:table-cell>
          <table:table-cell table:formula="of:=[.D105]/3400000000" office:value-type="float" office:value="0.0702922206862744" calcext:value-type="float">
            <text:p>0.0702922207</text:p>
          </table:table-cell>
          <table:table-cell/>
          <table:table-cell office:value-type="float" office:value="0.0686602246" calcext:value-type="float">
            <text:p>0.0686602246</text:p>
          </table:table-cell>
          <table:table-cell/>
          <table:table-cell table:formula="of:=[.H105]-[.J105]" office:value-type="float" office:value="0.0016319960862744" calcext:value-type="float">
            <text:p>0.0016319961</text:p>
          </table:table-cell>
          <table:table-cell/>
          <table:table-cell table:formula="of:=[.B105]/[.A105]" office:value-type="float" office:value="6.48771507312091" calcext:value-type="float">
            <text:p>6.4877150731</text:p>
          </table:table-cell>
          <table:table-cell table:formula="of:=[.C105]/[.A105]" office:value-type="float" office:value="4.34642631579669" calcext:value-type="float">
            <text:p>4.3464263158</text:p>
          </table:table-cell>
          <table:table-cell table:formula="of:=[.D105]/[.A105]" office:value-type="float" office:value="4.383115591147" calcext:value-type="float">
            <text:p>4.3831155911</text:p>
          </table:table-cell>
        </table:table-row>
        <table:table-row table:style-name="ro2">
          <table:table-cell table:formula="of:=[.A105]+524288" office:value-type="float" office:value="55050240" calcext:value-type="float">
            <text:p>55050240</text:p>
          </table:table-cell>
          <table:table-cell office:value-type="float" office:value="353845536.333333" calcext:value-type="float">
            <text:p>353845536.333333</text:p>
          </table:table-cell>
          <table:table-cell office:value-type="float" office:value="239418084.333333" calcext:value-type="float">
            <text:p>239418084.333333</text:p>
          </table:table-cell>
          <table:table-cell office:value-type="float" office:value="239884828.666667" calcext:value-type="float">
            <text:p>239884828.666667</text:p>
          </table:table-cell>
          <table:table-cell/>
          <table:table-cell table:formula="of:=[.B106]/3400000000" office:value-type="float" office:value="0.104072216568627" calcext:value-type="float">
            <text:p>0.1040722166</text:p>
          </table:table-cell>
          <table:table-cell table:formula="of:=[.C106]/3400000000" office:value-type="float" office:value="0.0704170836274509" calcext:value-type="float">
            <text:p>0.0704170836</text:p>
          </table:table-cell>
          <table:table-cell table:formula="of:=[.D106]/3400000000" office:value-type="float" office:value="0.0705543613725491" calcext:value-type="float">
            <text:p>0.0705543614</text:p>
          </table:table-cell>
          <table:table-cell/>
          <table:table-cell office:value-type="float" office:value="0.0696621515" calcext:value-type="float">
            <text:p>0.0696621515</text:p>
          </table:table-cell>
          <table:table-cell/>
          <table:table-cell table:formula="of:=[.H106]-[.J106]" office:value-type="float" office:value="0.000892209872549121" calcext:value-type="float">
            <text:p>0.0008922099</text:p>
          </table:table-cell>
          <table:table-cell/>
          <table:table-cell table:formula="of:=[.B106]/[.A106]" office:value-type="float" office:value="6.42768380906846" calcext:value-type="float">
            <text:p>6.4276838091</text:p>
          </table:table-cell>
          <table:table-cell table:formula="of:=[.C106]/[.A106]" office:value-type="float" office:value="4.34908338879781" calcext:value-type="float">
            <text:p>4.3490833888</text:p>
          </table:table-cell>
          <table:table-cell table:formula="of:=[.D106]/[.A106]" office:value-type="float" office:value="4.35756190466503" calcext:value-type="float">
            <text:p>4.3575619047</text:p>
          </table:table-cell>
        </table:table-row>
        <table:table-row table:style-name="ro2">
          <table:table-cell table:formula="of:=[.A106]+524288" office:value-type="float" office:value="55574528" calcext:value-type="float">
            <text:p>55574528</text:p>
          </table:table-cell>
          <table:table-cell office:value-type="float" office:value="357762007.333333" calcext:value-type="float">
            <text:p>357762007.333333</text:p>
          </table:table-cell>
          <table:table-cell office:value-type="float" office:value="242566309" calcext:value-type="float">
            <text:p>242566309</text:p>
          </table:table-cell>
          <table:table-cell office:value-type="float" office:value="244099877" calcext:value-type="float">
            <text:p>244099877</text:p>
          </table:table-cell>
          <table:table-cell/>
          <table:table-cell table:formula="of:=[.B107]/3400000000" office:value-type="float" office:value="0.105224119803921" calcext:value-type="float">
            <text:p>0.1052241198</text:p>
          </table:table-cell>
          <table:table-cell table:formula="of:=[.C107]/3400000000" office:value-type="float" office:value="0.0713430320588235" calcext:value-type="float">
            <text:p>0.0713430321</text:p>
          </table:table-cell>
          <table:table-cell table:formula="of:=[.D107]/3400000000" office:value-type="float" office:value="0.0717940814705882" calcext:value-type="float">
            <text:p>0.0717940815</text:p>
          </table:table-cell>
          <table:table-cell/>
          <table:table-cell office:value-type="float" office:value="0.070558792" calcext:value-type="float">
            <text:p>0.070558792</text:p>
          </table:table-cell>
          <table:table-cell/>
          <table:table-cell table:formula="of:=[.H107]-[.J107]" office:value-type="float" office:value="0.00123528947058822" calcext:value-type="float">
            <text:p>0.0012352895</text:p>
          </table:table-cell>
          <table:table-cell/>
          <table:table-cell table:formula="of:=[.B107]/[.A107]" office:value-type="float" office:value="6.43751769395744" calcext:value-type="float">
            <text:p>6.437517694</text:p>
          </table:table-cell>
          <table:table-cell table:formula="of:=[.C107]/[.A107]" office:value-type="float" office:value="4.36470299846721" calcext:value-type="float">
            <text:p>4.3647029985</text:p>
          </table:table-cell>
          <table:table-cell table:formula="of:=[.D107]/[.A107]" office:value-type="float" office:value="4.39229779873254" calcext:value-type="float">
            <text:p>4.3922977987</text:p>
          </table:table-cell>
        </table:table-row>
        <table:table-row table:style-name="ro2">
          <table:table-cell table:formula="of:=[.A107]+524288" office:value-type="float" office:value="56098816" calcext:value-type="float">
            <text:p>56098816</text:p>
          </table:table-cell>
          <table:table-cell office:value-type="float" office:value="360983337" calcext:value-type="float">
            <text:p>360983337</text:p>
          </table:table-cell>
          <table:table-cell office:value-type="float" office:value="243539484.333333" calcext:value-type="float">
            <text:p>243539484.333333</text:p>
          </table:table-cell>
          <table:table-cell office:value-type="float" office:value="244885840.666667" calcext:value-type="float">
            <text:p>244885840.666667</text:p>
          </table:table-cell>
          <table:table-cell/>
          <table:table-cell table:formula="of:=[.B108]/3400000000" office:value-type="float" office:value="0.106171569705882" calcext:value-type="float">
            <text:p>0.1061715697</text:p>
          </table:table-cell>
          <table:table-cell table:formula="of:=[.C108]/3400000000" office:value-type="float" office:value="0.0716292600980391" calcext:value-type="float">
            <text:p>0.0716292601</text:p>
          </table:table-cell>
          <table:table-cell table:formula="of:=[.D108]/3400000000" office:value-type="float" office:value="0.0720252472549021" calcext:value-type="float">
            <text:p>0.0720252473</text:p>
          </table:table-cell>
          <table:table-cell/>
          <table:table-cell office:value-type="float" office:value="0.0708569284" calcext:value-type="float">
            <text:p>0.0708569284</text:p>
          </table:table-cell>
          <table:table-cell/>
          <table:table-cell table:formula="of:=[.H108]-[.J108]" office:value-type="float" office:value="0.00116831885490205" calcext:value-type="float">
            <text:p>0.0011683189</text:p>
          </table:table-cell>
          <table:table-cell/>
          <table:table-cell table:formula="of:=[.B108]/[.A108]" office:value-type="float" office:value="6.43477639528078" calcext:value-type="float">
            <text:p>6.4347763953</text:p>
          </table:table-cell>
          <table:table-cell table:formula="of:=[.C108]/[.A108]" office:value-type="float" office:value="4.34125890167331" calcext:value-type="float">
            <text:p>4.3412589017</text:p>
          </table:table-cell>
          <table:table-cell table:formula="of:=[.D108]/[.A108]" office:value-type="float" office:value="4.36525862981969" calcext:value-type="float">
            <text:p>4.3652586298</text:p>
          </table:table-cell>
        </table:table-row>
        <table:table-row table:style-name="ro2">
          <table:table-cell table:formula="of:=[.A108]+524288" office:value-type="float" office:value="56623104" calcext:value-type="float">
            <text:p>56623104</text:p>
          </table:table-cell>
          <table:table-cell office:value-type="float" office:value="366663524.666667" calcext:value-type="float">
            <text:p>366663524.666667</text:p>
          </table:table-cell>
          <table:table-cell office:value-type="float" office:value="245273926.333333" calcext:value-type="float">
            <text:p>245273926.333333</text:p>
          </table:table-cell>
          <table:table-cell office:value-type="float" office:value="260547124.666667" calcext:value-type="float">
            <text:p>260547124.666667</text:p>
          </table:table-cell>
          <table:table-cell/>
          <table:table-cell table:formula="of:=[.B109]/3400000000" office:value-type="float" office:value="0.107842213137255" calcext:value-type="float">
            <text:p>0.1078422131</text:p>
          </table:table-cell>
          <table:table-cell table:formula="of:=[.C109]/3400000000" office:value-type="float" office:value="0.0721393900980391" calcext:value-type="float">
            <text:p>0.0721393901</text:p>
          </table:table-cell>
          <table:table-cell table:formula="of:=[.D109]/3400000000" office:value-type="float" office:value="0.0766315072549021" calcext:value-type="float">
            <text:p>0.0766315073</text:p>
          </table:table-cell>
          <table:table-cell/>
          <table:table-cell office:value-type="float" office:value="0.0713101699" calcext:value-type="float">
            <text:p>0.0713101699</text:p>
          </table:table-cell>
          <table:table-cell/>
          <table:table-cell table:formula="of:=[.H109]-[.J109]" office:value-type="float" office:value="0.00532133735490206" calcext:value-type="float">
            <text:p>0.0053213374</text:p>
          </table:table-cell>
          <table:table-cell/>
          <table:table-cell table:formula="of:=[.B109]/[.A109]" office:value-type="float" office:value="6.47551085625166" calcext:value-type="float">
            <text:p>6.4755108563</text:p>
          </table:table-cell>
          <table:table-cell table:formula="of:=[.C109]/[.A109]" office:value-type="float" office:value="4.33169340792997" calcext:value-type="float">
            <text:p>4.3316934079</text:p>
          </table:table-cell>
          <table:table-cell table:formula="of:=[.D109]/[.A109]" office:value-type="float" office:value="4.60142779644625" calcext:value-type="float">
            <text:p>4.6014277964</text:p>
          </table:table-cell>
        </table:table-row>
        <table:table-row table:style-name="ro2">
          <table:table-cell table:formula="of:=[.A109]+524288" office:value-type="float" office:value="57147392" calcext:value-type="float">
            <text:p>57147392</text:p>
          </table:table-cell>
          <table:table-cell office:value-type="float" office:value="371830706.333333" calcext:value-type="float">
            <text:p>371830706.333333</text:p>
          </table:table-cell>
          <table:table-cell office:value-type="float" office:value="249361915" calcext:value-type="float">
            <text:p>249361915</text:p>
          </table:table-cell>
          <table:table-cell office:value-type="float" office:value="251728084.333333" calcext:value-type="float">
            <text:p>251728084.333333</text:p>
          </table:table-cell>
          <table:table-cell/>
          <table:table-cell table:formula="of:=[.B110]/3400000000" office:value-type="float" office:value="0.10936197245098" calcext:value-type="float">
            <text:p>0.1093619725</text:p>
          </table:table-cell>
          <table:table-cell table:formula="of:=[.C110]/3400000000" office:value-type="float" office:value="0.0733417397058824" calcext:value-type="float">
            <text:p>0.0733417397</text:p>
          </table:table-cell>
          <table:table-cell table:formula="of:=[.D110]/3400000000" office:value-type="float" office:value="0.074037671862745" calcext:value-type="float">
            <text:p>0.0740376719</text:p>
          </table:table-cell>
          <table:table-cell/>
          <table:table-cell office:value-type="float" office:value="0.072044775" calcext:value-type="float">
            <text:p>0.072044775</text:p>
          </table:table-cell>
          <table:table-cell/>
          <table:table-cell table:formula="of:=[.H110]-[.J110]" office:value-type="float" office:value="0.00199289686274499" calcext:value-type="float">
            <text:p>0.0019928969</text:p>
          </table:table-cell>
          <table:table-cell/>
          <table:table-cell table:formula="of:=[.B110]/[.A110]" office:value-type="float" office:value="6.5065210033265" calcext:value-type="float">
            <text:p>6.5065210033</text:p>
          </table:table-cell>
          <table:table-cell table:formula="of:=[.C110]/[.A110]" office:value-type="float" office:value="4.36348722615373" calcext:value-type="float">
            <text:p>4.3634872262</text:p>
          </table:table-cell>
          <table:table-cell table:formula="of:=[.D110]/[.A110]" office:value-type="float" office:value="4.40489190361186" calcext:value-type="float">
            <text:p>4.4048919036</text:p>
          </table:table-cell>
        </table:table-row>
        <table:table-row table:style-name="ro2">
          <table:table-cell table:formula="of:=[.A110]+524288" office:value-type="float" office:value="57671680" calcext:value-type="float">
            <text:p>57671680</text:p>
          </table:table-cell>
          <table:table-cell office:value-type="float" office:value="371128107.666667" calcext:value-type="float">
            <text:p>371128107.666667</text:p>
          </table:table-cell>
          <table:table-cell office:value-type="float" office:value="250734932" calcext:value-type="float">
            <text:p>250734932</text:p>
          </table:table-cell>
          <table:table-cell office:value-type="float" office:value="251764871" calcext:value-type="float">
            <text:p>251764871</text:p>
          </table:table-cell>
          <table:table-cell/>
          <table:table-cell table:formula="of:=[.B111]/3400000000" office:value-type="float" office:value="0.109155325784314" calcext:value-type="float">
            <text:p>0.1091553258</text:p>
          </table:table-cell>
          <table:table-cell table:formula="of:=[.C111]/3400000000" office:value-type="float" office:value="0.0737455682352941" calcext:value-type="float">
            <text:p>0.0737455682</text:p>
          </table:table-cell>
          <table:table-cell table:formula="of:=[.D111]/3400000000" office:value-type="float" office:value="0.0740484914705882" calcext:value-type="float">
            <text:p>0.0740484915</text:p>
          </table:table-cell>
          <table:table-cell/>
          <table:table-cell office:value-type="float" office:value="0.0729728152" calcext:value-type="float">
            <text:p>0.0729728152</text:p>
          </table:table-cell>
          <table:table-cell/>
          <table:table-cell table:formula="of:=[.H111]-[.J111]" office:value-type="float" office:value="0.00107567627058823" calcext:value-type="float">
            <text:p>0.0010756763</text:p>
          </table:table-cell>
          <table:table-cell/>
          <table:table-cell table:formula="of:=[.B111]/[.A111]" office:value-type="float" office:value="6.4351880796028" calcext:value-type="float">
            <text:p>6.4351880796</text:p>
          </table:table-cell>
          <table:table-cell table:formula="of:=[.C111]/[.A111]" office:value-type="float" office:value="4.34762663407759" calcext:value-type="float">
            <text:p>4.3476266341</text:p>
          </table:table-cell>
          <table:table-cell table:formula="of:=[.D111]/[.A111]" office:value-type="float" office:value="4.36548529538241" calcext:value-type="float">
            <text:p>4.3654852954</text:p>
          </table:table-cell>
        </table:table-row>
        <table:table-row table:style-name="ro2">
          <table:table-cell table:formula="of:=[.A111]+524288" office:value-type="float" office:value="58195968" calcext:value-type="float">
            <text:p>58195968</text:p>
          </table:table-cell>
          <table:table-cell office:value-type="float" office:value="373973354.666667" calcext:value-type="float">
            <text:p>373973354.666667</text:p>
          </table:table-cell>
          <table:table-cell office:value-type="float" office:value="253318117" calcext:value-type="float">
            <text:p>253318117</text:p>
          </table:table-cell>
          <table:table-cell office:value-type="float" office:value="264617335.666667" calcext:value-type="float">
            <text:p>264617335.666667</text:p>
          </table:table-cell>
          <table:table-cell/>
          <table:table-cell table:formula="of:=[.B112]/3400000000" office:value-type="float" office:value="0.109992163137255" calcext:value-type="float">
            <text:p>0.1099921631</text:p>
          </table:table-cell>
          <table:table-cell table:formula="of:=[.C112]/3400000000" office:value-type="float" office:value="0.0745053285294118" calcext:value-type="float">
            <text:p>0.0745053285</text:p>
          </table:table-cell>
          <table:table-cell table:formula="of:=[.D112]/3400000000" office:value-type="float" office:value="0.077828628137255" calcext:value-type="float">
            <text:p>0.0778286281</text:p>
          </table:table-cell>
          <table:table-cell/>
          <table:table-cell office:value-type="float" office:value="0.0729815601" calcext:value-type="float">
            <text:p>0.0729815601</text:p>
          </table:table-cell>
          <table:table-cell/>
          <table:table-cell table:formula="of:=[.H112]-[.J112]" office:value-type="float" office:value="0.004847068037255" calcext:value-type="float">
            <text:p>0.004847068</text:p>
          </table:table-cell>
          <table:table-cell/>
          <table:table-cell table:formula="of:=[.B112]/[.A112]" office:value-type="float" office:value="6.42610420479073" calcext:value-type="float">
            <text:p>6.4261042048</text:p>
          </table:table-cell>
          <table:table-cell table:formula="of:=[.C112]/[.A112]" office:value-type="float" office:value="4.35284652366295" calcext:value-type="float">
            <text:p>4.3528465237</text:p>
          </table:table-cell>
          <table:table-cell table:formula="of:=[.D112]/[.A112]" office:value-type="float" office:value="4.54700462524598" calcext:value-type="float">
            <text:p>4.5470046252</text:p>
          </table:table-cell>
        </table:table-row>
        <table:table-row table:style-name="ro2">
          <table:table-cell table:formula="of:=[.A112]+524288" office:value-type="float" office:value="58720256" calcext:value-type="float">
            <text:p>58720256</text:p>
          </table:table-cell>
          <table:table-cell office:value-type="float" office:value="378146914" calcext:value-type="float">
            <text:p>378146914</text:p>
          </table:table-cell>
          <table:table-cell office:value-type="float" office:value="268472766.666667" calcext:value-type="float">
            <text:p>268472766.666667</text:p>
          </table:table-cell>
          <table:table-cell office:value-type="float" office:value="258905864.333333" calcext:value-type="float">
            <text:p>258905864.333333</text:p>
          </table:table-cell>
          <table:table-cell/>
          <table:table-cell table:formula="of:=[.B113]/3400000000" office:value-type="float" office:value="0.111219680588235" calcext:value-type="float">
            <text:p>0.1112196806</text:p>
          </table:table-cell>
          <table:table-cell table:formula="of:=[.C113]/3400000000" office:value-type="float" office:value="0.0789625784313726" calcext:value-type="float">
            <text:p>0.0789625784</text:p>
          </table:table-cell>
          <table:table-cell table:formula="of:=[.D113]/3400000000" office:value-type="float" office:value="0.0761487836274509" calcext:value-type="float">
            <text:p>0.0761487836</text:p>
          </table:table-cell>
          <table:table-cell/>
          <table:table-cell office:value-type="float" office:value="0.0741925744" calcext:value-type="float">
            <text:p>0.0741925744</text:p>
          </table:table-cell>
          <table:table-cell/>
          <table:table-cell table:formula="of:=[.H113]-[.J113]" office:value-type="float" office:value="0.00195620922745088" calcext:value-type="float">
            <text:p>0.0019562092</text:p>
          </table:table-cell>
          <table:table-cell/>
          <table:table-cell table:formula="of:=[.B113]/[.A113]" office:value-type="float" office:value="6.43980356625148" calcext:value-type="float">
            <text:p>6.4398035663</text:p>
          </table:table-cell>
          <table:table-cell table:formula="of:=[.C113]/[.A113]" office:value-type="float" office:value="4.57206396829515" calcext:value-type="float">
            <text:p>4.5720639683</text:p>
          </table:table-cell>
          <table:table-cell table:formula="of:=[.D113]/[.A113]" office:value-type="float" office:value="4.40914059252965" calcext:value-type="float">
            <text:p>4.4091405925</text:p>
          </table:table-cell>
        </table:table-row>
        <table:table-row table:style-name="ro2">
          <table:table-cell table:formula="of:=[.A113]+524288" office:value-type="float" office:value="59244544" calcext:value-type="float">
            <text:p>59244544</text:p>
          </table:table-cell>
          <table:table-cell office:value-type="float" office:value="381465706" calcext:value-type="float">
            <text:p>381465706</text:p>
          </table:table-cell>
          <table:table-cell office:value-type="float" office:value="258974643.333333" calcext:value-type="float">
            <text:p>258974643.333333</text:p>
          </table:table-cell>
          <table:table-cell office:value-type="float" office:value="258914426.333333" calcext:value-type="float">
            <text:p>258914426.333333</text:p>
          </table:table-cell>
          <table:table-cell/>
          <table:table-cell table:formula="of:=[.B114]/3400000000" office:value-type="float" office:value="0.112195795882353" calcext:value-type="float">
            <text:p>0.1121957959</text:p>
          </table:table-cell>
          <table:table-cell table:formula="of:=[.C114]/3400000000" office:value-type="float" office:value="0.0761690127450979" calcext:value-type="float">
            <text:p>0.0761690127</text:p>
          </table:table-cell>
          <table:table-cell table:formula="of:=[.D114]/3400000000" office:value-type="float" office:value="0.076151301862745" calcext:value-type="float">
            <text:p>0.0761513019</text:p>
          </table:table-cell>
          <table:table-cell/>
          <table:table-cell office:value-type="float" office:value="0.0747864696" calcext:value-type="float">
            <text:p>0.0747864696</text:p>
          </table:table-cell>
          <table:table-cell/>
          <table:table-cell table:formula="of:=[.H114]-[.J114]" office:value-type="float" office:value="0.00136483226274499" calcext:value-type="float">
            <text:p>0.0013648323</text:p>
          </table:table-cell>
          <table:table-cell/>
          <table:table-cell table:formula="of:=[.B114]/[.A114]" office:value-type="float" office:value="6.43883267968102" calcext:value-type="float">
            <text:p>6.4388326797</text:p>
          </table:table-cell>
          <table:table-cell table:formula="of:=[.C114]/[.A114]" office:value-type="float" office:value="4.37128258314104" calcext:value-type="float">
            <text:p>4.3712825831</text:p>
          </table:table-cell>
          <table:table-cell table:formula="of:=[.D114]/[.A114]" office:value-type="float" office:value="4.37026616887005" calcext:value-type="float">
            <text:p>4.3702661689</text:p>
          </table:table-cell>
        </table:table-row>
        <table:table-row table:style-name="ro2">
          <table:table-cell table:formula="of:=[.A114]+524288" office:value-type="float" office:value="59768832" calcext:value-type="float">
            <text:p>59768832</text:p>
          </table:table-cell>
          <table:table-cell office:value-type="float" office:value="385286632" calcext:value-type="float">
            <text:p>385286632</text:p>
          </table:table-cell>
          <table:table-cell office:value-type="float" office:value="257405492.666667" calcext:value-type="float">
            <text:p>257405492.666667</text:p>
          </table:table-cell>
          <table:table-cell office:value-type="float" office:value="262033528.666667" calcext:value-type="float">
            <text:p>262033528.666667</text:p>
          </table:table-cell>
          <table:table-cell/>
          <table:table-cell table:formula="of:=[.B115]/3400000000" office:value-type="float" office:value="0.113319597647059" calcext:value-type="float">
            <text:p>0.1133195976</text:p>
          </table:table-cell>
          <table:table-cell table:formula="of:=[.C115]/3400000000" office:value-type="float" office:value="0.0757074978431374" calcext:value-type="float">
            <text:p>0.0757074978</text:p>
          </table:table-cell>
          <table:table-cell table:formula="of:=[.D115]/3400000000" office:value-type="float" office:value="0.0770686849019609" calcext:value-type="float">
            <text:p>0.0770686849</text:p>
          </table:table-cell>
          <table:table-cell/>
          <table:table-cell office:value-type="float" office:value="0.0748866926" calcext:value-type="float">
            <text:p>0.0748866926</text:p>
          </table:table-cell>
          <table:table-cell/>
          <table:table-cell table:formula="of:=[.H115]-[.J115]" office:value-type="float" office:value="0.00218199230196089" calcext:value-type="float">
            <text:p>0.0021819923</text:p>
          </table:table-cell>
          <table:table-cell/>
          <table:table-cell table:formula="of:=[.B115]/[.A115]" office:value-type="float" office:value="6.4462800946152" calcext:value-type="float">
            <text:p>6.4462800946</text:p>
          </table:table-cell>
          <table:table-cell table:formula="of:=[.C115]/[.A115]" office:value-type="float" office:value="4.30668433786136" calcext:value-type="float">
            <text:p>4.3066843379</text:p>
          </table:table-cell>
          <table:table-cell table:formula="of:=[.D115]/[.A115]" office:value-type="float" office:value="4.38411660222283" calcext:value-type="float">
            <text:p>4.3841166022</text:p>
          </table:table-cell>
        </table:table-row>
        <table:table-row table:style-name="ro2">
          <table:table-cell table:formula="of:=[.A115]+524288" office:value-type="float" office:value="60293120" calcext:value-type="float">
            <text:p>60293120</text:p>
          </table:table-cell>
          <table:table-cell office:value-type="float" office:value="391383192.666667" calcext:value-type="float">
            <text:p>391383192.666667</text:p>
          </table:table-cell>
          <table:table-cell office:value-type="float" office:value="273028527.333333" calcext:value-type="float">
            <text:p>273028527.333333</text:p>
          </table:table-cell>
          <table:table-cell office:value-type="float" office:value="264800225.666667" calcext:value-type="float">
            <text:p>264800225.666667</text:p>
          </table:table-cell>
          <table:table-cell/>
          <table:table-cell table:formula="of:=[.B116]/3400000000" office:value-type="float" office:value="0.11511270372549" calcext:value-type="float">
            <text:p>0.1151127037</text:p>
          </table:table-cell>
          <table:table-cell table:formula="of:=[.C116]/3400000000" office:value-type="float" office:value="0.0803025080392156" calcext:value-type="float">
            <text:p>0.080302508</text:p>
          </table:table-cell>
          <table:table-cell table:formula="of:=[.D116]/3400000000" office:value-type="float" office:value="0.0778824193137256" calcext:value-type="float">
            <text:p>0.0778824193</text:p>
          </table:table-cell>
          <table:table-cell/>
          <table:table-cell office:value-type="float" office:value="0.0759870783" calcext:value-type="float">
            <text:p>0.0759870783</text:p>
          </table:table-cell>
          <table:table-cell/>
          <table:table-cell table:formula="of:=[.H116]-[.J116]" office:value-type="float" office:value="0.0018953410137256" calcext:value-type="float">
            <text:p>0.001895341</text:p>
          </table:table-cell>
          <table:table-cell/>
          <table:table-cell table:formula="of:=[.B116]/[.A116]" office:value-type="float" office:value="6.49134084729181" calcext:value-type="float">
            <text:p>6.4913408473</text:p>
          </table:table-cell>
          <table:table-cell table:formula="of:=[.C116]/[.A116]" office:value-type="float" office:value="4.52835294198298" calcext:value-type="float">
            <text:p>4.528352942</text:p>
          </table:table-cell>
          <table:table-cell table:formula="of:=[.D116]/[.A116]" office:value-type="float" office:value="4.39188129038051" calcext:value-type="float">
            <text:p>4.3918812904</text:p>
          </table:table-cell>
        </table:table-row>
        <table:table-row table:style-name="ro2">
          <table:table-cell table:formula="of:=[.A116]+524288" office:value-type="float" office:value="60817408" calcext:value-type="float">
            <text:p>60817408</text:p>
          </table:table-cell>
          <table:table-cell office:value-type="float" office:value="393754114.333333" calcext:value-type="float">
            <text:p>393754114.333333</text:p>
          </table:table-cell>
          <table:table-cell office:value-type="float" office:value="276849446.666667" calcext:value-type="float">
            <text:p>276849446.666667</text:p>
          </table:table-cell>
          <table:table-cell office:value-type="float" office:value="269558203.333333" calcext:value-type="float">
            <text:p>269558203.333333</text:p>
          </table:table-cell>
          <table:table-cell/>
          <table:table-cell table:formula="of:=[.B117]/3400000000" office:value-type="float" office:value="0.115810033627451" calcext:value-type="float">
            <text:p>0.1158100336</text:p>
          </table:table-cell>
          <table:table-cell table:formula="of:=[.C117]/3400000000" office:value-type="float" office:value="0.0814263078431373" calcext:value-type="float">
            <text:p>0.0814263078</text:p>
          </table:table-cell>
          <table:table-cell table:formula="of:=[.D117]/3400000000" office:value-type="float" office:value="0.0792818245098038" calcext:value-type="float">
            <text:p>0.0792818245</text:p>
          </table:table-cell>
          <table:table-cell/>
          <table:table-cell office:value-type="float" office:value="0.0767205241" calcext:value-type="float">
            <text:p>0.0767205241</text:p>
          </table:table-cell>
          <table:table-cell/>
          <table:table-cell table:formula="of:=[.H117]-[.J117]" office:value-type="float" office:value="0.00256130040980382" calcext:value-type="float">
            <text:p>0.0025613004</text:p>
          </table:table-cell>
          <table:table-cell/>
          <table:table-cell table:formula="of:=[.B117]/[.A117]" office:value-type="float" office:value="6.4743652727412" calcext:value-type="float">
            <text:p>6.4743652727</text:p>
          </table:table-cell>
          <table:table-cell table:formula="of:=[.C117]/[.A117]" office:value-type="float" office:value="4.55214149650487" calcext:value-type="float">
            <text:p>4.5521414965</text:p>
          </table:table-cell>
          <table:table-cell table:formula="of:=[.D117]/[.A117]" office:value-type="float" office:value="4.43225405682092" calcext:value-type="float">
            <text:p>4.4322540568</text:p>
          </table:table-cell>
        </table:table-row>
        <table:table-row table:style-name="ro2">
          <table:table-cell table:formula="of:=[.A117]+524288" office:value-type="float" office:value="61341696" calcext:value-type="float">
            <text:p>61341696</text:p>
          </table:table-cell>
          <table:table-cell office:value-type="float" office:value="394303713" calcext:value-type="float">
            <text:p>394303713</text:p>
          </table:table-cell>
          <table:table-cell office:value-type="float" office:value="266971915.333333" calcext:value-type="float">
            <text:p>266971915.333333</text:p>
          </table:table-cell>
          <table:table-cell office:value-type="float" office:value="268722731.333333" calcext:value-type="float">
            <text:p>268722731.333333</text:p>
          </table:table-cell>
          <table:table-cell/>
          <table:table-cell table:formula="of:=[.B118]/3400000000" office:value-type="float" office:value="0.115971680294118" calcext:value-type="float">
            <text:p>0.1159716803</text:p>
          </table:table-cell>
          <table:table-cell table:formula="of:=[.C118]/3400000000" office:value-type="float" office:value="0.0785211515686274" calcext:value-type="float">
            <text:p>0.0785211516</text:p>
          </table:table-cell>
          <table:table-cell table:formula="of:=[.D118]/3400000000" office:value-type="float" office:value="0.0790360974509803" calcext:value-type="float">
            <text:p>0.0790360975</text:p>
          </table:table-cell>
          <table:table-cell/>
          <table:table-cell office:value-type="float" office:value="0.0776074476" calcext:value-type="float">
            <text:p>0.0776074476</text:p>
          </table:table-cell>
          <table:table-cell/>
          <table:table-cell table:formula="of:=[.H118]-[.J118]" office:value-type="float" office:value="0.00142864985098029" calcext:value-type="float">
            <text:p>0.0014286499</text:p>
          </table:table-cell>
          <table:table-cell/>
          <table:table-cell table:formula="of:=[.B118]/[.A118]" office:value-type="float" office:value="6.42798844361917" calcext:value-type="float">
            <text:p>6.4279884436</text:p>
          </table:table-cell>
          <table:table-cell table:formula="of:=[.C118]/[.A118]" office:value-type="float" office:value="4.35220955308006" calcext:value-type="float">
            <text:p>4.3522095531</text:p>
          </table:table-cell>
          <table:table-cell table:formula="of:=[.D118]/[.A118]" office:value-type="float" office:value="4.38075157448097" calcext:value-type="float">
            <text:p>4.3807515745</text:p>
          </table:table-cell>
        </table:table-row>
        <table:table-row table:style-name="ro2">
          <table:table-cell table:formula="of:=[.A118]+524288" office:value-type="float" office:value="61865984" calcext:value-type="float">
            <text:p>61865984</text:p>
          </table:table-cell>
          <table:table-cell office:value-type="float" office:value="399009279" calcext:value-type="float">
            <text:p>399009279</text:p>
          </table:table-cell>
          <table:table-cell office:value-type="float" office:value="292665333.666667" calcext:value-type="float">
            <text:p>292665333.666667</text:p>
          </table:table-cell>
          <table:table-cell office:value-type="float" office:value="269725455.333333" calcext:value-type="float">
            <text:p>269725455.333333</text:p>
          </table:table-cell>
          <table:table-cell/>
          <table:table-cell table:formula="of:=[.B119]/3400000000" office:value-type="float" office:value="0.117355670294118" calcext:value-type="float">
            <text:p>0.1173556703</text:p>
          </table:table-cell>
          <table:table-cell table:formula="of:=[.C119]/3400000000" office:value-type="float" office:value="0.0860780393137256" calcext:value-type="float">
            <text:p>0.0860780393</text:p>
          </table:table-cell>
          <table:table-cell table:formula="of:=[.D119]/3400000000" office:value-type="float" office:value="0.0793310162745097" calcext:value-type="float">
            <text:p>0.0793310163</text:p>
          </table:table-cell>
          <table:table-cell/>
          <table:table-cell office:value-type="float" office:value="0.0784010804" calcext:value-type="float">
            <text:p>0.0784010804</text:p>
          </table:table-cell>
          <table:table-cell/>
          <table:table-cell table:formula="of:=[.H119]-[.J119]" office:value-type="float" office:value="0.000929935874509707" calcext:value-type="float">
            <text:p>0.0009299359</text:p>
          </table:table-cell>
          <table:table-cell/>
          <table:table-cell table:formula="of:=[.B119]/[.A119]" office:value-type="float" office:value="6.44957459983179" calcext:value-type="float">
            <text:p>6.4495745998</text:p>
          </table:table-cell>
          <table:table-cell table:formula="of:=[.C119]/[.A119]" office:value-type="float" office:value="4.7306341020401" calcext:value-type="float">
            <text:p>4.730634102</text:p>
          </table:table-cell>
          <table:table-cell table:formula="of:=[.D119]/[.A119]" office:value-type="float" office:value="4.35983456326069" calcext:value-type="float">
            <text:p>4.3598345633</text:p>
          </table:table-cell>
        </table:table-row>
        <table:table-row table:style-name="ro2">
          <table:table-cell table:formula="of:=[.A119]+524288" office:value-type="float" office:value="62390272" calcext:value-type="float">
            <text:p>62390272</text:p>
          </table:table-cell>
          <table:table-cell office:value-type="float" office:value="401598357.666667" calcext:value-type="float">
            <text:p>401598357.666667</text:p>
          </table:table-cell>
          <table:table-cell office:value-type="float" office:value="269402621" calcext:value-type="float">
            <text:p>269402621</text:p>
          </table:table-cell>
          <table:table-cell office:value-type="float" office:value="284073068.333333" calcext:value-type="float">
            <text:p>284073068.333333</text:p>
          </table:table-cell>
          <table:table-cell/>
          <table:table-cell table:formula="of:=[.B120]/3400000000" office:value-type="float" office:value="0.118117164019608" calcext:value-type="float">
            <text:p>0.118117164</text:p>
          </table:table-cell>
          <table:table-cell table:formula="of:=[.C120]/3400000000" office:value-type="float" office:value="0.079236065" calcext:value-type="float">
            <text:p>0.079236065</text:p>
          </table:table-cell>
          <table:table-cell table:formula="of:=[.D120]/3400000000" office:value-type="float" office:value="0.0835509024509803" calcext:value-type="float">
            <text:p>0.0835509025</text:p>
          </table:table-cell>
          <table:table-cell/>
          <table:table-cell office:value-type="float" office:value="0.0787936729" calcext:value-type="float">
            <text:p>0.0787936729</text:p>
          </table:table-cell>
          <table:table-cell/>
          <table:table-cell table:formula="of:=[.H120]-[.J120]" office:value-type="float" office:value="0.0047572295509803" calcext:value-type="float">
            <text:p>0.0047572296</text:p>
          </table:table-cell>
          <table:table-cell/>
          <table:table-cell table:formula="of:=[.B120]/[.A120]" office:value-type="float" office:value="6.43687460869969" calcext:value-type="float">
            <text:p>6.4368746087</text:p>
          </table:table-cell>
          <table:table-cell table:formula="of:=[.C120]/[.A120]" office:value-type="float" office:value="4.3180228642055" calcext:value-type="float">
            <text:p>4.3180228642</text:p>
          </table:table-cell>
          <table:table-cell table:formula="of:=[.D120]/[.A120]" office:value-type="float" office:value="4.55316284457508" calcext:value-type="float">
            <text:p>4.5531628446</text:p>
          </table:table-cell>
        </table:table-row>
        <table:table-row table:style-name="ro2">
          <table:table-cell table:formula="of:=[.A120]+524288" office:value-type="float" office:value="62914560" calcext:value-type="float">
            <text:p>62914560</text:p>
          </table:table-cell>
          <table:table-cell office:value-type="float" office:value="405334363.666667" calcext:value-type="float">
            <text:p>405334363.666667</text:p>
          </table:table-cell>
          <table:table-cell office:value-type="float" office:value="272335991.333333" calcext:value-type="float">
            <text:p>272335991.333333</text:p>
          </table:table-cell>
          <table:table-cell office:value-type="float" office:value="286753206.333333" calcext:value-type="float">
            <text:p>286753206.333333</text:p>
          </table:table-cell>
          <table:table-cell/>
          <table:table-cell table:formula="of:=[.B121]/3400000000" office:value-type="float" office:value="0.119215989313726" calcext:value-type="float">
            <text:p>0.1192159893</text:p>
          </table:table-cell>
          <table:table-cell table:formula="of:=[.C121]/3400000000" office:value-type="float" office:value="0.0800988209803921" calcext:value-type="float">
            <text:p>0.080098821</text:p>
          </table:table-cell>
          <table:table-cell table:formula="of:=[.D121]/3400000000" office:value-type="float" office:value="0.0843391783333332" calcext:value-type="float">
            <text:p>0.0843391783</text:p>
          </table:table-cell>
          <table:table-cell/>
          <table:table-cell office:value-type="float" office:value="0.079317285" calcext:value-type="float">
            <text:p>0.079317285</text:p>
          </table:table-cell>
          <table:table-cell/>
          <table:table-cell table:formula="of:=[.H121]-[.J121]" office:value-type="float" office:value="0.00502189333333324" calcext:value-type="float">
            <text:p>0.0050218933</text:p>
          </table:table-cell>
          <table:table-cell/>
          <table:table-cell table:formula="of:=[.B121]/[.A121]" office:value-type="float" office:value="6.44261620309618" calcext:value-type="float">
            <text:p>6.4426162031</text:p>
          </table:table-cell>
          <table:table-cell table:formula="of:=[.C121]/[.A121]" office:value-type="float" office:value="4.32866400612725" calcext:value-type="float">
            <text:p>4.3286640061</text:p>
          </table:table-cell>
          <table:table-cell table:formula="of:=[.D121]/[.A121]" office:value-type="float" office:value="4.5578194671207" calcext:value-type="float">
            <text:p>4.5578194671</text:p>
          </table:table-cell>
        </table:table-row>
        <table:table-row table:style-name="ro2">
          <table:table-cell table:formula="of:=[.A121]+524288" office:value-type="float" office:value="63438848" calcext:value-type="float">
            <text:p>63438848</text:p>
          </table:table-cell>
          <table:table-cell office:value-type="float" office:value="407852616.333333" calcext:value-type="float">
            <text:p>407852616.333333</text:p>
          </table:table-cell>
          <table:table-cell office:value-type="float" office:value="275576019.666667" calcext:value-type="float">
            <text:p>275576019.666667</text:p>
          </table:table-cell>
          <table:table-cell office:value-type="float" office:value="277484058.333333" calcext:value-type="float">
            <text:p>277484058.333333</text:p>
          </table:table-cell>
          <table:table-cell/>
          <table:table-cell table:formula="of:=[.B122]/3400000000" office:value-type="float" office:value="0.119956651862745" calcext:value-type="float">
            <text:p>0.1199566519</text:p>
          </table:table-cell>
          <table:table-cell table:formula="of:=[.C122]/3400000000" office:value-type="float" office:value="0.0810517704901962" calcext:value-type="float">
            <text:p>0.0810517705</text:p>
          </table:table-cell>
          <table:table-cell table:formula="of:=[.D122]/3400000000" office:value-type="float" office:value="0.0816129583333332" calcext:value-type="float">
            <text:p>0.0816129583</text:p>
          </table:table-cell>
          <table:table-cell/>
          <table:table-cell office:value-type="float" office:value="0.0798989803" calcext:value-type="float">
            <text:p>0.0798989803</text:p>
          </table:table-cell>
          <table:table-cell/>
          <table:table-cell table:formula="of:=[.H122]-[.J122]" office:value-type="float" office:value="0.00171397803333323" calcext:value-type="float">
            <text:p>0.001713978</text:p>
          </table:table-cell>
          <table:table-cell/>
          <table:table-cell table:formula="of:=[.B122]/[.A122]" office:value-type="float" office:value="6.42906719134202" calcext:value-type="float">
            <text:p>6.4290671913</text:p>
          </table:table-cell>
          <table:table-cell table:formula="of:=[.C122]/[.A122]" office:value-type="float" office:value="4.34396317642254" calcext:value-type="float">
            <text:p>4.3439631764</text:p>
          </table:table-cell>
          <table:table-cell table:formula="of:=[.D122]/[.A122]" office:value-type="float" office:value="4.37403999412683" calcext:value-type="float">
            <text:p>4.3740399941</text:p>
          </table:table-cell>
        </table:table-row>
        <table:table-row table:style-name="ro2">
          <table:table-cell table:formula="of:=[.A122]+524288" office:value-type="float" office:value="63963136" calcext:value-type="float">
            <text:p>63963136</text:p>
          </table:table-cell>
          <table:table-cell office:value-type="float" office:value="411575531" calcext:value-type="float">
            <text:p>411575531</text:p>
          </table:table-cell>
          <table:table-cell office:value-type="float" office:value="278152839" calcext:value-type="float">
            <text:p>278152839</text:p>
          </table:table-cell>
          <table:table-cell office:value-type="float" office:value="279307070.666667" calcext:value-type="float">
            <text:p>279307070.666667</text:p>
          </table:table-cell>
          <table:table-cell/>
          <table:table-cell table:formula="of:=[.B123]/3400000000" office:value-type="float" office:value="0.121051626764706" calcext:value-type="float">
            <text:p>0.1210516268</text:p>
          </table:table-cell>
          <table:table-cell table:formula="of:=[.C123]/3400000000" office:value-type="float" office:value="0.0818096585294118" calcext:value-type="float">
            <text:p>0.0818096585</text:p>
          </table:table-cell>
          <table:table-cell table:formula="of:=[.D123]/3400000000" office:value-type="float" office:value="0.0821491384313726" calcext:value-type="float">
            <text:p>0.0821491384</text:p>
          </table:table-cell>
          <table:table-cell/>
          <table:table-cell office:value-type="float" office:value="0.0805001102" calcext:value-type="float">
            <text:p>0.0805001102</text:p>
          </table:table-cell>
          <table:table-cell/>
          <table:table-cell table:formula="of:=[.H123]-[.J123]" office:value-type="float" office:value="0.00164902823137264" calcext:value-type="float">
            <text:p>0.0016490282</text:p>
          </table:table-cell>
          <table:table-cell/>
          <table:table-cell table:formula="of:=[.B123]/[.A123]" office:value-type="float" office:value="6.43457398649122" calcext:value-type="float">
            <text:p>6.4345739865</text:p>
          </table:table-cell>
          <table:table-cell table:formula="of:=[.C123]/[.A123]" office:value-type="float" office:value="4.34864292770136" calcext:value-type="float">
            <text:p>4.3486429277</text:p>
          </table:table-cell>
          <table:table-cell table:formula="of:=[.D123]/[.A123]" office:value-type="float" office:value="4.36668819156501" calcext:value-type="float">
            <text:p>4.3666881916</text:p>
          </table:table-cell>
        </table:table-row>
        <table:table-row table:style-name="ro2">
          <table:table-cell table:formula="of:=[.A123]+524288" office:value-type="float" office:value="64487424" calcext:value-type="float">
            <text:p>64487424</text:p>
          </table:table-cell>
          <table:table-cell office:value-type="float" office:value="415323769.333333" calcext:value-type="float">
            <text:p>415323769.333333</text:p>
          </table:table-cell>
          <table:table-cell office:value-type="float" office:value="304833320" calcext:value-type="float">
            <text:p>304833320</text:p>
          </table:table-cell>
          <table:table-cell office:value-type="float" office:value="281498294.333333" calcext:value-type="float">
            <text:p>281498294.333333</text:p>
          </table:table-cell>
          <table:table-cell/>
          <table:table-cell table:formula="of:=[.B124]/3400000000" office:value-type="float" office:value="0.122154049803921" calcext:value-type="float">
            <text:p>0.1221540498</text:p>
          </table:table-cell>
          <table:table-cell table:formula="of:=[.C124]/3400000000" office:value-type="float" office:value="0.0896568588235294" calcext:value-type="float">
            <text:p>0.0896568588</text:p>
          </table:table-cell>
          <table:table-cell table:formula="of:=[.D124]/3400000000" office:value-type="float" office:value="0.0827936159803921" calcext:value-type="float">
            <text:p>0.082793616</text:p>
          </table:table-cell>
          <table:table-cell/>
          <table:table-cell office:value-type="float" office:value="0.0812826156" calcext:value-type="float">
            <text:p>0.0812826156</text:p>
          </table:table-cell>
          <table:table-cell/>
          <table:table-cell table:formula="of:=[.H124]-[.J124]" office:value-type="float" office:value="0.00151100038039206" calcext:value-type="float">
            <text:p>0.0015110004</text:p>
          </table:table-cell>
          <table:table-cell/>
          <table:table-cell table:formula="of:=[.B124]/[.A124]" office:value-type="float" office:value="6.44038393180867" calcext:value-type="float">
            <text:p>6.4403839318</text:p>
          </table:table-cell>
          <table:table-cell table:formula="of:=[.C124]/[.A124]" office:value-type="float" office:value="4.7270196433959" calcext:value-type="float">
            <text:p>4.7270196434</text:p>
          </table:table-cell>
          <table:table-cell table:formula="of:=[.D124]/[.A124]" office:value-type="float" office:value="4.36516574663198" calcext:value-type="float">
            <text:p>4.3651657466</text:p>
          </table:table-cell>
        </table:table-row>
        <table:table-row table:style-name="ro2">
          <table:table-cell table:formula="of:=[.A124]+524288" office:value-type="float" office:value="65011712" calcext:value-type="float">
            <text:p>65011712</text:p>
          </table:table-cell>
          <table:table-cell office:value-type="float" office:value="420007795.333333" calcext:value-type="float">
            <text:p>420007795.333333</text:p>
          </table:table-cell>
          <table:table-cell office:value-type="float" office:value="280531447.666667" calcext:value-type="float">
            <text:p>280531447.666667</text:p>
          </table:table-cell>
          <table:table-cell office:value-type="float" office:value="285869825.666667" calcext:value-type="float">
            <text:p>285869825.666667</text:p>
          </table:table-cell>
          <table:table-cell/>
          <table:table-cell table:formula="of:=[.B125]/3400000000" office:value-type="float" office:value="0.123531704509804" calcext:value-type="float">
            <text:p>0.1235317045</text:p>
          </table:table-cell>
          <table:table-cell table:formula="of:=[.C125]/3400000000" office:value-type="float" office:value="0.0825092493137256" calcext:value-type="float">
            <text:p>0.0825092493</text:p>
          </table:table-cell>
          <table:table-cell table:formula="of:=[.D125]/3400000000" office:value-type="float" office:value="0.0840793604901962" calcext:value-type="float">
            <text:p>0.0840793605</text:p>
          </table:table-cell>
          <table:table-cell/>
          <table:table-cell office:value-type="float" office:value="0.0821551527" calcext:value-type="float">
            <text:p>0.0821551527</text:p>
          </table:table-cell>
          <table:table-cell/>
          <table:table-cell table:formula="of:=[.H125]-[.J125]" office:value-type="float" office:value="0.00192420779019617" calcext:value-type="float">
            <text:p>0.0019242078</text:p>
          </table:table-cell>
          <table:table-cell/>
          <table:table-cell table:formula="of:=[.B125]/[.A125]" office:value-type="float" office:value="6.46049430806149" calcext:value-type="float">
            <text:p>6.4604943081</text:p>
          </table:table-cell>
          <table:table-cell table:formula="of:=[.C125]/[.A125]" office:value-type="float" office:value="4.31509091264459" calcext:value-type="float">
            <text:p>4.3150909126</text:p>
          </table:table-cell>
          <table:table-cell table:formula="of:=[.D125]/[.A125]" office:value-type="float" office:value="4.39720500925536" calcext:value-type="float">
            <text:p>4.3972050093</text:p>
          </table:table-cell>
        </table:table-row>
        <table:table-row table:style-name="ro2">
          <table:table-cell table:formula="of:=[.A125]+524288" office:value-type="float" office:value="65536000" calcext:value-type="float">
            <text:p>65536000</text:p>
          </table:table-cell>
          <table:table-cell office:value-type="float" office:value="424024800.666667" calcext:value-type="float">
            <text:p>424024800.666667</text:p>
          </table:table-cell>
          <table:table-cell office:value-type="float" office:value="283655832.666667" calcext:value-type="float">
            <text:p>283655832.666667</text:p>
          </table:table-cell>
          <table:table-cell office:value-type="float" office:value="288226154" calcext:value-type="float">
            <text:p>288226154</text:p>
          </table:table-cell>
          <table:table-cell/>
          <table:table-cell table:formula="of:=[.B126]/3400000000" office:value-type="float" office:value="0.124713176666667" calcext:value-type="float">
            <text:p>0.1247131767</text:p>
          </table:table-cell>
          <table:table-cell table:formula="of:=[.C126]/3400000000" office:value-type="float" office:value="0.0834281860784315" calcext:value-type="float">
            <text:p>0.0834281861</text:p>
          </table:table-cell>
          <table:table-cell table:formula="of:=[.D126]/3400000000" office:value-type="float" office:value="0.0847723982352941" calcext:value-type="float">
            <text:p>0.0847723982</text:p>
          </table:table-cell>
          <table:table-cell/>
          <table:table-cell office:value-type="float" office:value="0.0826432642" calcext:value-type="float">
            <text:p>0.0826432642</text:p>
          </table:table-cell>
          <table:table-cell/>
          <table:table-cell table:formula="of:=[.H126]-[.J126]" office:value-type="float" office:value="0.00212913403529412" calcext:value-type="float">
            <text:p>0.002129134</text:p>
          </table:table-cell>
          <table:table-cell/>
          <table:table-cell table:formula="of:=[.B126]/[.A126]" office:value-type="float" office:value="6.47010499064128" calcext:value-type="float">
            <text:p>6.4701049906</text:p>
          </table:table-cell>
          <table:table-cell table:formula="of:=[.C126]/[.A126]" office:value-type="float" office:value="4.32824451700847" calcext:value-type="float">
            <text:p>4.328244517</text:p>
          </table:table-cell>
          <table:table-cell table:formula="of:=[.D126]/[.A126]" office:value-type="float" office:value="4.39798208618164" calcext:value-type="float">
            <text:p>4.3979820862</text:p>
          </table:table-cell>
        </table:table-row>
        <table:table-row table:style-name="ro2">
          <table:table-cell table:formula="of:=[.A126]+524288" office:value-type="float" office:value="66060288" calcext:value-type="float">
            <text:p>66060288</text:p>
          </table:table-cell>
          <table:table-cell office:value-type="float" office:value="428262965" calcext:value-type="float">
            <text:p>428262965</text:p>
          </table:table-cell>
          <table:table-cell office:value-type="float" office:value="287396883.333333" calcext:value-type="float">
            <text:p>287396883.333333</text:p>
          </table:table-cell>
          <table:table-cell office:value-type="float" office:value="287410697" calcext:value-type="float">
            <text:p>287410697</text:p>
          </table:table-cell>
          <table:table-cell/>
          <table:table-cell table:formula="of:=[.B127]/3400000000" office:value-type="float" office:value="0.125959695588235" calcext:value-type="float">
            <text:p>0.1259596956</text:p>
          </table:table-cell>
          <table:table-cell table:formula="of:=[.C127]/3400000000" office:value-type="float" office:value="0.0845284950980391" calcext:value-type="float">
            <text:p>0.0845284951</text:p>
          </table:table-cell>
          <table:table-cell table:formula="of:=[.D127]/3400000000" office:value-type="float" office:value="0.0845325579411765" calcext:value-type="float">
            <text:p>0.0845325579</text:p>
          </table:table-cell>
          <table:table-cell/>
          <table:table-cell office:value-type="float" office:value="0.0831969942" calcext:value-type="float">
            <text:p>0.0831969942</text:p>
          </table:table-cell>
          <table:table-cell/>
          <table:table-cell table:formula="of:=[.H127]-[.J127]" office:value-type="float" office:value="0.00133556374117647" calcext:value-type="float">
            <text:p>0.0013355637</text:p>
          </table:table-cell>
          <table:table-cell/>
          <table:table-cell table:formula="of:=[.B127]/[.A127]" office:value-type="float" office:value="6.48291095854744" calcext:value-type="float">
            <text:p>6.4829109585</text:p>
          </table:table-cell>
          <table:table-cell table:formula="of:=[.C127]/[.A127]" office:value-type="float" office:value="4.3505242261937" calcext:value-type="float">
            <text:p>4.3505242262</text:p>
          </table:table-cell>
          <table:table-cell table:formula="of:=[.D127]/[.A127]" office:value-type="float" office:value="4.35073333316379" calcext:value-type="float">
            <text:p>4.3507333332</text:p>
          </table:table-cell>
        </table:table-row>
        <table:table-row table:style-name="ro2">
          <table:table-cell table:formula="of:=[.A127]+524288" office:value-type="float" office:value="66584576" calcext:value-type="float">
            <text:p>66584576</text:p>
          </table:table-cell>
          <table:table-cell office:value-type="float" office:value="428393524" calcext:value-type="float">
            <text:p>428393524</text:p>
          </table:table-cell>
          <table:table-cell office:value-type="float" office:value="297089168.666667" calcext:value-type="float">
            <text:p>297089168.666667</text:p>
          </table:table-cell>
          <table:table-cell office:value-type="float" office:value="317841864.666667" calcext:value-type="float">
            <text:p>317841864.666667</text:p>
          </table:table-cell>
          <table:table-cell/>
          <table:table-cell table:formula="of:=[.B128]/3400000000" office:value-type="float" office:value="0.125998095294118" calcext:value-type="float">
            <text:p>0.1259980953</text:p>
          </table:table-cell>
          <table:table-cell table:formula="of:=[.C128]/3400000000" office:value-type="float" office:value="0.0873791672549021" calcext:value-type="float">
            <text:p>0.0873791673</text:p>
          </table:table-cell>
          <table:table-cell table:formula="of:=[.D128]/3400000000" office:value-type="float" office:value="0.0934829013725491" calcext:value-type="float">
            <text:p>0.0934829014</text:p>
          </table:table-cell>
          <table:table-cell/>
          <table:table-cell office:value-type="float" office:value="0.0840024885" calcext:value-type="float">
            <text:p>0.0840024885</text:p>
          </table:table-cell>
          <table:table-cell/>
          <table:table-cell table:formula="of:=[.H128]-[.J128]" office:value-type="float" office:value="0.00948041287254911" calcext:value-type="float">
            <text:p>0.0094804129</text:p>
          </table:table-cell>
          <table:table-cell/>
          <table:table-cell table:formula="of:=[.B128]/[.A128]" office:value-type="float" office:value="6.43382521501676" calcext:value-type="float">
            <text:p>6.433825215</text:p>
          </table:table-cell>
          <table:table-cell table:formula="of:=[.C128]/[.A128]" office:value-type="float" office:value="4.46183165102181" calcext:value-type="float">
            <text:p>4.461831651</text:p>
          </table:table-cell>
          <table:table-cell table:formula="of:=[.D128]/[.A128]" office:value-type="float" office:value="4.77350587419325" calcext:value-type="float">
            <text:p>4.7735058742</text:p>
          </table:table-cell>
        </table:table-row>
        <table:table-row table:style-name="ro2">
          <table:table-cell table:formula="of:=[.A128]+524288" office:value-type="float" office:value="67108864" calcext:value-type="float">
            <text:p>67108864</text:p>
          </table:table-cell>
          <table:table-cell office:value-type="float" office:value="433126762.666667" calcext:value-type="float">
            <text:p>433126762.666667</text:p>
          </table:table-cell>
          <table:table-cell office:value-type="float" office:value="316502501.666667" calcext:value-type="float">
            <text:p>316502501.666667</text:p>
          </table:table-cell>
          <table:table-cell office:value-type="float" office:value="292283520" calcext:value-type="float">
            <text:p>292283520</text:p>
          </table:table-cell>
          <table:table-cell/>
          <table:table-cell table:formula="of:=[.B129]/3400000000" office:value-type="float" office:value="0.127390224313726" calcext:value-type="float">
            <text:p>0.1273902243</text:p>
          </table:table-cell>
          <table:table-cell table:formula="of:=[.C129]/3400000000" office:value-type="float" office:value="0.0930889710784315" calcext:value-type="float">
            <text:p>0.0930889711</text:p>
          </table:table-cell>
          <table:table-cell table:formula="of:=[.D129]/3400000000" office:value-type="float" office:value="0.0859657411764706" calcext:value-type="float">
            <text:p>0.0859657412</text:p>
          </table:table-cell>
          <table:table-cell/>
          <table:table-cell office:value-type="float" office:value="0.0860066035" calcext:value-type="float">
            <text:p>0.0860066035</text:p>
          </table:table-cell>
          <table:table-cell/>
          <table:table-cell table:formula="of:=[.H129]-[.J129]" office:value-type="float" office:value="-0.0000408623235294142" calcext:value-type="float">
            <text:p>-4.08623235294142E-05</text:p>
          </table:table-cell>
          <table:table-cell/>
          <table:table-cell table:formula="of:=[.B129]/[.A129]" office:value-type="float" office:value="6.4540917078654" calcext:value-type="float">
            <text:p>6.4540917079</text:p>
          </table:table-cell>
          <table:table-cell table:formula="of:=[.C129]/[.A129]" office:value-type="float" office:value="4.71625479559104" calcext:value-type="float">
            <text:p>4.7162547956</text:p>
          </table:table-cell>
          <table:table-cell table:formula="of:=[.D129]/[.A129]" office:value-type="float" office:value="4.3553638458252" calcext:value-type="float">
            <text:p>4.3553638458</text:p>
          </table:table-cell>
        </table:table-row>
        <table:table-row table:style-name="ro2">
          <table:table-cell table:number-columns-repeated="11"/>
          <table:table-cell table:formula="of:=AVERAGE([.L2:.L129])" office:value-type="float" office:value="0.00195124041058517" calcext:value-type="float">
            <text:p>0.0019512404</text:p>
          </table:table-cell>
          <table:table-cell office:value-type="string" calcext:value-type="string">
            <text:p>Avg for sign</text:p>
          </table:table-cell>
          <table:table-cell table:formula="of:=AVERAGE([.N2:.N129])" office:value-type="float" office:value="6.65711229524517" calcext:value-type="float">
            <text:p>6.6571122952</text:p>
          </table:table-cell>
          <table:table-cell table:formula="of:=AVERAGE([.O2:.O129])" office:value-type="float" office:value="4.64078530868283" calcext:value-type="float">
            <text:p>4.6407853087</text:p>
          </table:table-cell>
          <table:table-cell table:formula="of:=AVERAGE([.P2:.P129])" office:value-type="float" office:value="4.85363138659355" calcext:value-type="float">
            <text:p>4.8536313866</text:p>
          </table:table-cell>
        </table:table-row>
      </table:table>
      <table:table table:name="RSA-correct" table:style-name="ta1">
        <table:table-column table:style-name="co1" table:number-columns-repeated="6" table:default-cell-style-name="Default"/>
        <table:table-column table:style-name="co1" table:number-columns-repeated="3" table:default-cell-style-name="ce6"/>
        <table:table-column table:style-name="co1" table:number-columns-repeated="9" table:default-cell-style-name="Default"/>
        <table:table-row table:style-name="ro2">
          <table:table-cell table:number-columns-repeated="2"/>
          <table:table-cell office:value-type="string" calcext:value-type="string">
            <text:p>CYC-SIG-1</text:p>
          </table:table-cell>
          <table:table-cell office:value-type="string" calcext:value-type="string">
            <text:p>CYC-SIG-2</text:p>
          </table:table-cell>
          <table:table-cell office:value-type="string" calcext:value-type="string">
            <text:p>CYC-SIG-3</text:p>
          </table:table-cell>
          <table:table-cell/>
          <table:table-cell table:style-name="Default" office:value-type="string" calcext:value-type="string">
            <text:p>TIME-SIG-1</text:p>
          </table:table-cell>
          <table:table-cell table:style-name="Default" office:value-type="string" calcext:value-type="string">
            <text:p>TIME-SIG-2</text:p>
          </table:table-cell>
          <table:table-cell table:style-name="Default" office:value-type="string" calcext:value-type="string">
            <text:p>TIME-SIG-3</text:p>
          </table:table-cell>
          <table:table-cell table:number-columns-repeated="2"/>
          <table:table-cell office:value-type="string" calcext:value-type="string">
            <text:p>CYC-VER-1</text:p>
          </table:table-cell>
          <table:table-cell office:value-type="string" calcext:value-type="string">
            <text:p>CYC-VER-2</text:p>
          </table:table-cell>
          <table:table-cell office:value-type="string" calcext:value-type="string">
            <text:p>CYC-VER-3</text:p>
          </table:table-cell>
          <table:table-cell/>
          <table:table-cell office:value-type="string" calcext:value-type="string">
            <text:p>TIME-VER-1</text:p>
          </table:table-cell>
          <table:table-cell office:value-type="string" calcext:value-type="string">
            <text:p>TIME-VER-2</text:p>
          </table:table-cell>
          <table:table-cell office:value-type="string" calcext:value-type="string">
            <text:p>TIME-VER-3</text:p>
          </table:table-cell>
        </table:table-row>
        <table:table-row table:style-name="ro2">
          <table:table-cell table:number-columns-repeated="2"/>
          <table:table-cell office:value-type="float" office:value="11626467" calcext:value-type="float">
            <text:p>11626467</text:p>
          </table:table-cell>
          <table:table-cell office:value-type="float" office:value="127860618" calcext:value-type="float">
            <text:p>127860618</text:p>
          </table:table-cell>
          <table:table-cell office:value-type="float" office:value="630747389.333333" calcext:value-type="float">
            <text:p>630747389.333333</text:p>
          </table:table-cell>
          <table:table-cell/>
          <table:table-cell table:formula="of:=[.C2]/3400000000" office:value-type="float" office:value="0.00341954911764706" calcext:value-type="float">
            <text:p>0.0034195491</text:p>
          </table:table-cell>
          <table:table-cell table:formula="of:=[.D2]/3400000000" office:value-type="float" office:value="0.0376060641176471" calcext:value-type="float">
            <text:p>0.0376060641</text:p>
          </table:table-cell>
          <table:table-cell table:formula="of:=[.E2]/3400000000" office:value-type="float" office:value="0.185513938039216" calcext:value-type="float">
            <text:p>0.185513938</text:p>
          </table:table-cell>
          <table:table-cell table:number-columns-repeated="2"/>
          <table:table-cell office:value-type="float" office:value="251625.333333" calcext:value-type="float">
            <text:p>251625.333333</text:p>
          </table:table-cell>
          <table:table-cell office:value-type="float" office:value="659528" calcext:value-type="float">
            <text:p>659528</text:p>
          </table:table-cell>
          <table:table-cell office:value-type="float" office:value="2785526.333333" calcext:value-type="float">
            <text:p>2785526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431778.666667" calcext:value-type="float">
            <text:p>6431778.666667</text:p>
          </table:table-cell>
          <table:table-cell office:value-type="float" office:value="116784837" calcext:value-type="float">
            <text:p>116784837</text:p>
          </table:table-cell>
          <table:table-cell office:value-type="float" office:value="608009310.666667" calcext:value-type="float">
            <text:p>608009310.666667</text:p>
          </table:table-cell>
          <table:table-cell/>
          <table:table-cell table:formula="of:=[.C3]/3400000000" office:value-type="float" office:value="0.00189169960784324" calcext:value-type="float">
            <text:p>0.0018916996</text:p>
          </table:table-cell>
          <table:table-cell table:formula="of:=[.D3]/3400000000" office:value-type="float" office:value="0.0343484814705882" calcext:value-type="float">
            <text:p>0.0343484815</text:p>
          </table:table-cell>
          <table:table-cell table:formula="of:=[.E3]/3400000000" office:value-type="float" office:value="0.178826267843137" calcext:value-type="float">
            <text:p>0.1788262678</text:p>
          </table:table-cell>
          <table:table-cell table:number-columns-repeated="2"/>
          <table:table-cell office:value-type="float" office:value="138486" calcext:value-type="float">
            <text:p>138486</text:p>
          </table:table-cell>
          <table:table-cell office:value-type="float" office:value="678253" calcext:value-type="float">
            <text:p>678253</text:p>
          </table:table-cell>
          <table:table-cell office:value-type="float" office:value="2599775.666667" calcext:value-type="float">
            <text:p>2599775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996091.333333" calcext:value-type="float">
            <text:p>5996091.333333</text:p>
          </table:table-cell>
          <table:table-cell office:value-type="float" office:value="114683010.333333" calcext:value-type="float">
            <text:p>114683010.333333</text:p>
          </table:table-cell>
          <table:table-cell office:value-type="float" office:value="606445086.333333" calcext:value-type="float">
            <text:p>606445086.333333</text:p>
          </table:table-cell>
          <table:table-cell/>
          <table:table-cell table:formula="of:=[.C4]/3400000000" office:value-type="float" office:value="0.00176355627450971" calcext:value-type="float">
            <text:p>0.0017635563</text:p>
          </table:table-cell>
          <table:table-cell table:formula="of:=[.D4]/3400000000" office:value-type="float" office:value="0.0337302971568626" calcext:value-type="float">
            <text:p>0.0337302972</text:p>
          </table:table-cell>
          <table:table-cell table:formula="of:=[.E4]/3400000000" office:value-type="float" office:value="0.178366201862745" calcext:value-type="float">
            <text:p>0.1783662019</text:p>
          </table:table-cell>
          <table:table-cell table:number-columns-repeated="2"/>
          <table:table-cell office:value-type="float" office:value="115363.666667" calcext:value-type="float">
            <text:p>115363.666667</text:p>
          </table:table-cell>
          <table:table-cell office:value-type="float" office:value="610785" calcext:value-type="float">
            <text:p>610785</text:p>
          </table:table-cell>
          <table:table-cell office:value-type="float" office:value="2315549" calcext:value-type="float">
            <text:p>231554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341860.666667" calcext:value-type="float">
            <text:p>6341860.666667</text:p>
          </table:table-cell>
          <table:table-cell office:value-type="float" office:value="116338963.666667" calcext:value-type="float">
            <text:p>116338963.666667</text:p>
          </table:table-cell>
          <table:table-cell office:value-type="float" office:value="605279396.666667" calcext:value-type="float">
            <text:p>605279396.666667</text:p>
          </table:table-cell>
          <table:table-cell/>
          <table:table-cell table:formula="of:=[.C5]/3400000000" office:value-type="float" office:value="0.001865253137255" calcext:value-type="float">
            <text:p>0.0018652531</text:p>
          </table:table-cell>
          <table:table-cell table:formula="of:=[.D5]/3400000000" office:value-type="float" office:value="0.0342173422549021" calcext:value-type="float">
            <text:p>0.0342173423</text:p>
          </table:table-cell>
          <table:table-cell table:formula="of:=[.E5]/3400000000" office:value-type="float" office:value="0.178023351960784" calcext:value-type="float">
            <text:p>0.178023352</text:p>
          </table:table-cell>
          <table:table-cell table:number-columns-repeated="2"/>
          <table:table-cell office:value-type="float" office:value="113583.666667" calcext:value-type="float">
            <text:p>113583.666667</text:p>
          </table:table-cell>
          <table:table-cell office:value-type="float" office:value="647701.333333" calcext:value-type="float">
            <text:p>647701.333333</text:p>
          </table:table-cell>
          <table:table-cell office:value-type="float" office:value="2469237.333333" calcext:value-type="float">
            <text:p>2469237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778801.666667" calcext:value-type="float">
            <text:p>5778801.666667</text:p>
          </table:table-cell>
          <table:table-cell office:value-type="float" office:value="113543713" calcext:value-type="float">
            <text:p>113543713</text:p>
          </table:table-cell>
          <table:table-cell office:value-type="float" office:value="611328582.333333" calcext:value-type="float">
            <text:p>611328582.333333</text:p>
          </table:table-cell>
          <table:table-cell/>
          <table:table-cell table:formula="of:=[.C6]/3400000000" office:value-type="float" office:value="0.00169964754901971" calcext:value-type="float">
            <text:p>0.0016996475</text:p>
          </table:table-cell>
          <table:table-cell table:formula="of:=[.D6]/3400000000" office:value-type="float" office:value="0.0333952097058824" calcext:value-type="float">
            <text:p>0.0333952097</text:p>
          </table:table-cell>
          <table:table-cell table:formula="of:=[.E6]/3400000000" office:value-type="float" office:value="0.179802524215686" calcext:value-type="float">
            <text:p>0.1798025242</text:p>
          </table:table-cell>
          <table:table-cell table:number-columns-repeated="2"/>
          <table:table-cell office:value-type="float" office:value="112715" calcext:value-type="float">
            <text:p>112715</text:p>
          </table:table-cell>
          <table:table-cell office:value-type="float" office:value="647246.666667" calcext:value-type="float">
            <text:p>647246.666667</text:p>
          </table:table-cell>
          <table:table-cell office:value-type="float" office:value="2686333" calcext:value-type="float">
            <text:p>2686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60156" calcext:value-type="float">
            <text:p>5460156</text:p>
          </table:table-cell>
          <table:table-cell office:value-type="float" office:value="114813693.333333" calcext:value-type="float">
            <text:p>114813693.333333</text:p>
          </table:table-cell>
          <table:table-cell office:value-type="float" office:value="608730813.666667" calcext:value-type="float">
            <text:p>608730813.666667</text:p>
          </table:table-cell>
          <table:table-cell/>
          <table:table-cell table:formula="of:=[.C7]/3400000000" office:value-type="float" office:value="0.00160592823529412" calcext:value-type="float">
            <text:p>0.0016059282</text:p>
          </table:table-cell>
          <table:table-cell table:formula="of:=[.D7]/3400000000" office:value-type="float" office:value="0.0337687333333332" calcext:value-type="float">
            <text:p>0.0337687333</text:p>
          </table:table-cell>
          <table:table-cell table:formula="of:=[.E7]/3400000000" office:value-type="float" office:value="0.179038474607843" calcext:value-type="float">
            <text:p>0.1790384746</text:p>
          </table:table-cell>
          <table:table-cell table:number-columns-repeated="2"/>
          <table:table-cell office:value-type="float" office:value="109470" calcext:value-type="float">
            <text:p>109470</text:p>
          </table:table-cell>
          <table:table-cell office:value-type="float" office:value="711104.666667" calcext:value-type="float">
            <text:p>711104.666667</text:p>
          </table:table-cell>
          <table:table-cell office:value-type="float" office:value="2505674.666667" calcext:value-type="float">
            <text:p>2505674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50092.666667" calcext:value-type="float">
            <text:p>5450092.666667</text:p>
          </table:table-cell>
          <table:table-cell office:value-type="float" office:value="114269329.666667" calcext:value-type="float">
            <text:p>114269329.666667</text:p>
          </table:table-cell>
          <table:table-cell office:value-type="float" office:value="604377555.666667" calcext:value-type="float">
            <text:p>604377555.666667</text:p>
          </table:table-cell>
          <table:table-cell/>
          <table:table-cell table:formula="of:=[.C8]/3400000000" office:value-type="float" office:value="0.00160296843137265" calcext:value-type="float">
            <text:p>0.0016029684</text:p>
          </table:table-cell>
          <table:table-cell table:formula="of:=[.D8]/3400000000" office:value-type="float" office:value="0.0336086263725491" calcext:value-type="float">
            <text:p>0.0336086264</text:p>
          </table:table-cell>
          <table:table-cell table:formula="of:=[.E8]/3400000000" office:value-type="float" office:value="0.177758104607843" calcext:value-type="float">
            <text:p>0.1777581046</text:p>
          </table:table-cell>
          <table:table-cell table:number-columns-repeated="2"/>
          <table:table-cell office:value-type="float" office:value="109321" calcext:value-type="float">
            <text:p>109321</text:p>
          </table:table-cell>
          <table:table-cell office:value-type="float" office:value="643610" calcext:value-type="float">
            <text:p>643610</text:p>
          </table:table-cell>
          <table:table-cell office:value-type="float" office:value="2297054.666667" calcext:value-type="float">
            <text:p>2297054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979731.333333" calcext:value-type="float">
            <text:p>5979731.333333</text:p>
          </table:table-cell>
          <table:table-cell office:value-type="float" office:value="114582570.666667" calcext:value-type="float">
            <text:p>114582570.666667</text:p>
          </table:table-cell>
          <table:table-cell office:value-type="float" office:value="604048183.666667" calcext:value-type="float">
            <text:p>604048183.666667</text:p>
          </table:table-cell>
          <table:table-cell/>
          <table:table-cell table:formula="of:=[.C9]/3400000000" office:value-type="float" office:value="0.00175874450980382" calcext:value-type="float">
            <text:p>0.0017587445</text:p>
          </table:table-cell>
          <table:table-cell table:formula="of:=[.D9]/3400000000" office:value-type="float" office:value="0.0337007560784315" calcext:value-type="float">
            <text:p>0.0337007561</text:p>
          </table:table-cell>
          <table:table-cell table:formula="of:=[.E9]/3400000000" office:value-type="float" office:value="0.177661230490196" calcext:value-type="float">
            <text:p>0.1776612305</text:p>
          </table:table-cell>
          <table:table-cell table:number-columns-repeated="2"/>
          <table:table-cell office:value-type="float" office:value="140870.666667" calcext:value-type="float">
            <text:p>140870.666667</text:p>
          </table:table-cell>
          <table:table-cell office:value-type="float" office:value="609547.666667" calcext:value-type="float">
            <text:p>609547.666667</text:p>
          </table:table-cell>
          <table:table-cell office:value-type="float" office:value="2347424" calcext:value-type="float">
            <text:p>234742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757706.666667" calcext:value-type="float">
            <text:p>5757706.666667</text:p>
          </table:table-cell>
          <table:table-cell office:value-type="float" office:value="119246690" calcext:value-type="float">
            <text:p>119246690</text:p>
          </table:table-cell>
          <table:table-cell office:value-type="float" office:value="604363556.333333" calcext:value-type="float">
            <text:p>604363556.333333</text:p>
          </table:table-cell>
          <table:table-cell/>
          <table:table-cell table:formula="of:=[.C10]/3400000000" office:value-type="float" office:value="0.001693443137255" calcext:value-type="float">
            <text:p>0.0016934431</text:p>
          </table:table-cell>
          <table:table-cell table:formula="of:=[.D10]/3400000000" office:value-type="float" office:value="0.0350725558823529" calcext:value-type="float">
            <text:p>0.0350725559</text:p>
          </table:table-cell>
          <table:table-cell table:formula="of:=[.E10]/3400000000" office:value-type="float" office:value="0.177753987156863" calcext:value-type="float">
            <text:p>0.1777539872</text:p>
          </table:table-cell>
          <table:table-cell table:number-columns-repeated="2"/>
          <table:table-cell office:value-type="float" office:value="109357" calcext:value-type="float">
            <text:p>109357</text:p>
          </table:table-cell>
          <table:table-cell office:value-type="float" office:value="611882.666667" calcext:value-type="float">
            <text:p>611882.666667</text:p>
          </table:table-cell>
          <table:table-cell office:value-type="float" office:value="2489465" calcext:value-type="float">
            <text:p>248946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39196" calcext:value-type="float">
            <text:p>5539196</text:p>
          </table:table-cell>
          <table:table-cell office:value-type="float" office:value="113563877.333333" calcext:value-type="float">
            <text:p>113563877.333333</text:p>
          </table:table-cell>
          <table:table-cell office:value-type="float" office:value="605792726.666667" calcext:value-type="float">
            <text:p>605792726.666667</text:p>
          </table:table-cell>
          <table:table-cell/>
          <table:table-cell table:formula="of:=[.C11]/3400000000" office:value-type="float" office:value="0.00162917529411765" calcext:value-type="float">
            <text:p>0.0016291753</text:p>
          </table:table-cell>
          <table:table-cell table:formula="of:=[.D11]/3400000000" office:value-type="float" office:value="0.0334011403921568" calcext:value-type="float">
            <text:p>0.0334011404</text:p>
          </table:table-cell>
          <table:table-cell table:formula="of:=[.E11]/3400000000" office:value-type="float" office:value="0.178174331372549" calcext:value-type="float">
            <text:p>0.1781743314</text:p>
          </table:table-cell>
          <table:table-cell table:number-columns-repeated="2"/>
          <table:table-cell office:value-type="float" office:value="109871.666667" calcext:value-type="float">
            <text:p>109871.666667</text:p>
          </table:table-cell>
          <table:table-cell office:value-type="float" office:value="609880" calcext:value-type="float">
            <text:p>609880</text:p>
          </table:table-cell>
          <table:table-cell office:value-type="float" office:value="2342311" calcext:value-type="float">
            <text:p>234231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392439" calcext:value-type="float">
            <text:p>6392439</text:p>
          </table:table-cell>
          <table:table-cell office:value-type="float" office:value="117605724" calcext:value-type="float">
            <text:p>117605724</text:p>
          </table:table-cell>
          <table:table-cell office:value-type="float" office:value="636597712.666667" calcext:value-type="float">
            <text:p>636597712.666667</text:p>
          </table:table-cell>
          <table:table-cell/>
          <table:table-cell table:formula="of:=[.C12]/3400000000" office:value-type="float" office:value="0.00188012911764706" calcext:value-type="float">
            <text:p>0.0018801291</text:p>
          </table:table-cell>
          <table:table-cell table:formula="of:=[.D12]/3400000000" office:value-type="float" office:value="0.0345899188235294" calcext:value-type="float">
            <text:p>0.0345899188</text:p>
          </table:table-cell>
          <table:table-cell table:formula="of:=[.E12]/3400000000" office:value-type="float" office:value="0.187234621372549" calcext:value-type="float">
            <text:p>0.1872346214</text:p>
          </table:table-cell>
          <table:table-cell table:number-columns-repeated="2"/>
          <table:table-cell office:value-type="float" office:value="110763.333333" calcext:value-type="float">
            <text:p>110763.333333</text:p>
          </table:table-cell>
          <table:table-cell office:value-type="float" office:value="611932" calcext:value-type="float">
            <text:p>611932</text:p>
          </table:table-cell>
          <table:table-cell office:value-type="float" office:value="2410595" calcext:value-type="float">
            <text:p>241059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612502" calcext:value-type="float">
            <text:p>5612502</text:p>
          </table:table-cell>
          <table:table-cell office:value-type="float" office:value="113877180" calcext:value-type="float">
            <text:p>113877180</text:p>
          </table:table-cell>
          <table:table-cell office:value-type="float" office:value="663649979" calcext:value-type="float">
            <text:p>663649979</text:p>
          </table:table-cell>
          <table:table-cell/>
          <table:table-cell table:formula="of:=[.C13]/3400000000" office:value-type="float" office:value="0.00165073588235294" calcext:value-type="float">
            <text:p>0.0016507359</text:p>
          </table:table-cell>
          <table:table-cell table:formula="of:=[.D13]/3400000000" office:value-type="float" office:value="0.0334932882352941" calcext:value-type="float">
            <text:p>0.0334932882</text:p>
          </table:table-cell>
          <table:table-cell table:formula="of:=[.E13]/3400000000" office:value-type="float" office:value="0.195191170294118" calcext:value-type="float">
            <text:p>0.1951911703</text:p>
          </table:table-cell>
          <table:table-cell table:number-columns-repeated="2"/>
          <table:table-cell office:value-type="float" office:value="109308.333333" calcext:value-type="float">
            <text:p>109308.333333</text:p>
          </table:table-cell>
          <table:table-cell office:value-type="float" office:value="646985.666667" calcext:value-type="float">
            <text:p>646985.666667</text:p>
          </table:table-cell>
          <table:table-cell office:value-type="float" office:value="2412259.666667" calcext:value-type="float">
            <text:p>2412259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86594.666667" calcext:value-type="float">
            <text:p>5286594.666667</text:p>
          </table:table-cell>
          <table:table-cell office:value-type="float" office:value="114182661.333333" calcext:value-type="float">
            <text:p>114182661.333333</text:p>
          </table:table-cell>
          <table:table-cell office:value-type="float" office:value="623853468.333333" calcext:value-type="float">
            <text:p>623853468.333333</text:p>
          </table:table-cell>
          <table:table-cell/>
          <table:table-cell table:formula="of:=[.C14]/3400000000" office:value-type="float" office:value="0.00155488078431382" calcext:value-type="float">
            <text:p>0.0015548808</text:p>
          </table:table-cell>
          <table:table-cell table:formula="of:=[.D14]/3400000000" office:value-type="float" office:value="0.0335831356862744" calcext:value-type="float">
            <text:p>0.0335831357</text:p>
          </table:table-cell>
          <table:table-cell table:formula="of:=[.E14]/3400000000" office:value-type="float" office:value="0.183486314215686" calcext:value-type="float">
            <text:p>0.1834863142</text:p>
          </table:table-cell>
          <table:table-cell table:number-columns-repeated="2"/>
          <table:table-cell office:value-type="float" office:value="109700.333333" calcext:value-type="float">
            <text:p>109700.333333</text:p>
          </table:table-cell>
          <table:table-cell office:value-type="float" office:value="610098.666667" calcext:value-type="float">
            <text:p>610098.666667</text:p>
          </table:table-cell>
          <table:table-cell office:value-type="float" office:value="2405681" calcext:value-type="float">
            <text:p>240568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653382" calcext:value-type="float">
            <text:p>5653382</text:p>
          </table:table-cell>
          <table:table-cell office:value-type="float" office:value="115920910.333333" calcext:value-type="float">
            <text:p>115920910.333333</text:p>
          </table:table-cell>
          <table:table-cell office:value-type="float" office:value="616663042" calcext:value-type="float">
            <text:p>616663042</text:p>
          </table:table-cell>
          <table:table-cell/>
          <table:table-cell table:formula="of:=[.C15]/3400000000" office:value-type="float" office:value="0.00166275941176471" calcext:value-type="float">
            <text:p>0.0016627594</text:p>
          </table:table-cell>
          <table:table-cell table:formula="of:=[.D15]/3400000000" office:value-type="float" office:value="0.0340943853921568" calcext:value-type="float">
            <text:p>0.0340943854</text:p>
          </table:table-cell>
          <table:table-cell table:formula="of:=[.E15]/3400000000" office:value-type="float" office:value="0.181371482941176" calcext:value-type="float">
            <text:p>0.1813714829</text:p>
          </table:table-cell>
          <table:table-cell table:number-columns-repeated="2"/>
          <table:table-cell office:value-type="float" office:value="113114.666667" calcext:value-type="float">
            <text:p>113114.666667</text:p>
          </table:table-cell>
          <table:table-cell office:value-type="float" office:value="612923.666667" calcext:value-type="float">
            <text:p>612923.666667</text:p>
          </table:table-cell>
          <table:table-cell office:value-type="float" office:value="2578453.333333" calcext:value-type="float">
            <text:p>2578453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3516" calcext:value-type="float">
            <text:p>5153516</text:p>
          </table:table-cell>
          <table:table-cell office:value-type="float" office:value="112800259.666667" calcext:value-type="float">
            <text:p>112800259.666667</text:p>
          </table:table-cell>
          <table:table-cell office:value-type="float" office:value="605327670" calcext:value-type="float">
            <text:p>605327670</text:p>
          </table:table-cell>
          <table:table-cell/>
          <table:table-cell table:formula="of:=[.C16]/3400000000" office:value-type="float" office:value="0.00151574" calcext:value-type="float">
            <text:p>0.00151574</text:p>
          </table:table-cell>
          <table:table-cell table:formula="of:=[.D16]/3400000000" office:value-type="float" office:value="0.0331765469607844" calcext:value-type="float">
            <text:p>0.033176547</text:p>
          </table:table-cell>
          <table:table-cell table:formula="of:=[.E16]/3400000000" office:value-type="float" office:value="0.17803755" calcext:value-type="float">
            <text:p>0.17803755</text:p>
          </table:table-cell>
          <table:table-cell table:number-columns-repeated="2"/>
          <table:table-cell office:value-type="float" office:value="110709.666667" calcext:value-type="float">
            <text:p>110709.666667</text:p>
          </table:table-cell>
          <table:table-cell office:value-type="float" office:value="673894.333333" calcext:value-type="float">
            <text:p>673894.333333</text:p>
          </table:table-cell>
          <table:table-cell office:value-type="float" office:value="2500349.333333" calcext:value-type="float">
            <text:p>2500349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316820" calcext:value-type="float">
            <text:p>5316820</text:p>
          </table:table-cell>
          <table:table-cell office:value-type="float" office:value="113826800" calcext:value-type="float">
            <text:p>113826800</text:p>
          </table:table-cell>
          <table:table-cell office:value-type="float" office:value="608167188.333333" calcext:value-type="float">
            <text:p>608167188.333333</text:p>
          </table:table-cell>
          <table:table-cell/>
          <table:table-cell table:formula="of:=[.C17]/3400000000" office:value-type="float" office:value="0.00156377058823529" calcext:value-type="float">
            <text:p>0.0015637706</text:p>
          </table:table-cell>
          <table:table-cell table:formula="of:=[.D17]/3400000000" office:value-type="float" office:value="0.0334784705882353" calcext:value-type="float">
            <text:p>0.0334784706</text:p>
          </table:table-cell>
          <table:table-cell table:formula="of:=[.E17]/3400000000" office:value-type="float" office:value="0.17887270245098" calcext:value-type="float">
            <text:p>0.1788727025</text:p>
          </table:table-cell>
          <table:table-cell table:number-columns-repeated="2"/>
          <table:table-cell office:value-type="float" office:value="110083.333333" calcext:value-type="float">
            <text:p>110083.333333</text:p>
          </table:table-cell>
          <table:table-cell office:value-type="float" office:value="691807.666667" calcext:value-type="float">
            <text:p>691807.666667</text:p>
          </table:table-cell>
          <table:table-cell office:value-type="float" office:value="2543732" calcext:value-type="float">
            <text:p>25437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947101.333333" calcext:value-type="float">
            <text:p>5947101.333333</text:p>
          </table:table-cell>
          <table:table-cell office:value-type="float" office:value="112654252.666667" calcext:value-type="float">
            <text:p>112654252.666667</text:p>
          </table:table-cell>
          <table:table-cell office:value-type="float" office:value="609396922" calcext:value-type="float">
            <text:p>609396922</text:p>
          </table:table-cell>
          <table:table-cell/>
          <table:table-cell table:formula="of:=[.C18]/3400000000" office:value-type="float" office:value="0.00174914745098029" calcext:value-type="float">
            <text:p>0.0017491475</text:p>
          </table:table-cell>
          <table:table-cell table:formula="of:=[.D18]/3400000000" office:value-type="float" office:value="0.0331336037254903" calcext:value-type="float">
            <text:p>0.0331336037</text:p>
          </table:table-cell>
          <table:table-cell table:formula="of:=[.E18]/3400000000" office:value-type="float" office:value="0.179234388823529" calcext:value-type="float">
            <text:p>0.1792343888</text:p>
          </table:table-cell>
          <table:table-cell table:number-columns-repeated="2"/>
          <table:table-cell office:value-type="float" office:value="109999.666667" calcext:value-type="float">
            <text:p>109999.666667</text:p>
          </table:table-cell>
          <table:table-cell office:value-type="float" office:value="612537" calcext:value-type="float">
            <text:p>612537</text:p>
          </table:table-cell>
          <table:table-cell office:value-type="float" office:value="2641644" calcext:value-type="float">
            <text:p>26416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726828.333333" calcext:value-type="float">
            <text:p>5726828.333333</text:p>
          </table:table-cell>
          <table:table-cell office:value-type="float" office:value="113946185" calcext:value-type="float">
            <text:p>113946185</text:p>
          </table:table-cell>
          <table:table-cell office:value-type="float" office:value="606091675" calcext:value-type="float">
            <text:p>606091675</text:p>
          </table:table-cell>
          <table:table-cell/>
          <table:table-cell table:formula="of:=[.C19]/3400000000" office:value-type="float" office:value="0.00168436127450971" calcext:value-type="float">
            <text:p>0.0016843613</text:p>
          </table:table-cell>
          <table:table-cell table:formula="of:=[.D19]/3400000000" office:value-type="float" office:value="0.0335135838235294" calcext:value-type="float">
            <text:p>0.0335135838</text:p>
          </table:table-cell>
          <table:table-cell table:formula="of:=[.E19]/3400000000" office:value-type="float" office:value="0.178262257352941" calcext:value-type="float">
            <text:p>0.1782622574</text:p>
          </table:table-cell>
          <table:table-cell table:number-columns-repeated="2"/>
          <table:table-cell office:value-type="float" office:value="112739.666667" calcext:value-type="float">
            <text:p>112739.666667</text:p>
          </table:table-cell>
          <table:table-cell office:value-type="float" office:value="613100.666667" calcext:value-type="float">
            <text:p>613100.666667</text:p>
          </table:table-cell>
          <table:table-cell office:value-type="float" office:value="2350594" calcext:value-type="float">
            <text:p>235059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35947" calcext:value-type="float">
            <text:p>5235947</text:p>
          </table:table-cell>
          <table:table-cell office:value-type="float" office:value="114693750.666667" calcext:value-type="float">
            <text:p>114693750.666667</text:p>
          </table:table-cell>
          <table:table-cell office:value-type="float" office:value="609021778.666667" calcext:value-type="float">
            <text:p>609021778.666667</text:p>
          </table:table-cell>
          <table:table-cell/>
          <table:table-cell table:formula="of:=[.C20]/3400000000" office:value-type="float" office:value="0.00153998441176471" calcext:value-type="float">
            <text:p>0.0015399844</text:p>
          </table:table-cell>
          <table:table-cell table:formula="of:=[.D20]/3400000000" office:value-type="float" office:value="0.0337334560784315" calcext:value-type="float">
            <text:p>0.0337334561</text:p>
          </table:table-cell>
          <table:table-cell table:formula="of:=[.E20]/3400000000" office:value-type="float" office:value="0.17912405254902" calcext:value-type="float">
            <text:p>0.1791240525</text:p>
          </table:table-cell>
          <table:table-cell table:number-columns-repeated="2"/>
          <table:table-cell office:value-type="float" office:value="110094" calcext:value-type="float">
            <text:p>110094</text:p>
          </table:table-cell>
          <table:table-cell office:value-type="float" office:value="609917.666667" calcext:value-type="float">
            <text:p>609917.666667</text:p>
          </table:table-cell>
          <table:table-cell office:value-type="float" office:value="2455990.333333" calcext:value-type="float">
            <text:p>2455990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342162" calcext:value-type="float">
            <text:p>6342162</text:p>
          </table:table-cell>
          <table:table-cell office:value-type="float" office:value="113479835.666667" calcext:value-type="float">
            <text:p>113479835.666667</text:p>
          </table:table-cell>
          <table:table-cell office:value-type="float" office:value="614299597.333333" calcext:value-type="float">
            <text:p>614299597.333333</text:p>
          </table:table-cell>
          <table:table-cell/>
          <table:table-cell table:formula="of:=[.C21]/3400000000" office:value-type="float" office:value="0.00186534176470588" calcext:value-type="float">
            <text:p>0.0018653418</text:p>
          </table:table-cell>
          <table:table-cell table:formula="of:=[.D21]/3400000000" office:value-type="float" office:value="0.0333764222549021" calcext:value-type="float">
            <text:p>0.0333764223</text:p>
          </table:table-cell>
          <table:table-cell table:formula="of:=[.E21]/3400000000" office:value-type="float" office:value="0.180676352156863" calcext:value-type="float">
            <text:p>0.1806763522</text:p>
          </table:table-cell>
          <table:table-cell table:number-columns-repeated="2"/>
          <table:table-cell office:value-type="float" office:value="109961.333333" calcext:value-type="float">
            <text:p>109961.333333</text:p>
          </table:table-cell>
          <table:table-cell office:value-type="float" office:value="613347" calcext:value-type="float">
            <text:p>613347</text:p>
          </table:table-cell>
          <table:table-cell office:value-type="float" office:value="2559286.333333" calcext:value-type="float">
            <text:p>2559286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850454" calcext:value-type="float">
            <text:p>5850454</text:p>
          </table:table-cell>
          <table:table-cell office:value-type="float" office:value="115081558" calcext:value-type="float">
            <text:p>115081558</text:p>
          </table:table-cell>
          <table:table-cell office:value-type="float" office:value="603743198.333333" calcext:value-type="float">
            <text:p>603743198.333333</text:p>
          </table:table-cell>
          <table:table-cell/>
          <table:table-cell table:formula="of:=[.C22]/3400000000" office:value-type="float" office:value="0.00172072176470588" calcext:value-type="float">
            <text:p>0.0017207218</text:p>
          </table:table-cell>
          <table:table-cell table:formula="of:=[.D22]/3400000000" office:value-type="float" office:value="0.0338475170588235" calcext:value-type="float">
            <text:p>0.0338475171</text:p>
          </table:table-cell>
          <table:table-cell table:formula="of:=[.E22]/3400000000" office:value-type="float" office:value="0.177571528921569" calcext:value-type="float">
            <text:p>0.1775715289</text:p>
          </table:table-cell>
          <table:table-cell table:number-columns-repeated="2"/>
          <table:table-cell office:value-type="float" office:value="139692" calcext:value-type="float">
            <text:p>139692</text:p>
          </table:table-cell>
          <table:table-cell office:value-type="float" office:value="649409" calcext:value-type="float">
            <text:p>649409</text:p>
          </table:table-cell>
          <table:table-cell office:value-type="float" office:value="3387725" calcext:value-type="float">
            <text:p>33877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785407.333333" calcext:value-type="float">
            <text:p>6785407.333333</text:p>
          </table:table-cell>
          <table:table-cell office:value-type="float" office:value="119978188" calcext:value-type="float">
            <text:p>119978188</text:p>
          </table:table-cell>
          <table:table-cell office:value-type="float" office:value="626540364.333333" calcext:value-type="float">
            <text:p>626540364.333333</text:p>
          </table:table-cell>
          <table:table-cell/>
          <table:table-cell table:formula="of:=[.C23]/3400000000" office:value-type="float" office:value="0.00199570803921559" calcext:value-type="float">
            <text:p>0.001995708</text:p>
          </table:table-cell>
          <table:table-cell table:formula="of:=[.D23]/3400000000" office:value-type="float" office:value="0.0352877023529412" calcext:value-type="float">
            <text:p>0.0352877024</text:p>
          </table:table-cell>
          <table:table-cell table:formula="of:=[.E23]/3400000000" office:value-type="float" office:value="0.184276577745098" calcext:value-type="float">
            <text:p>0.1842765777</text:p>
          </table:table-cell>
          <table:table-cell table:number-columns-repeated="2"/>
          <table:table-cell office:value-type="float" office:value="128424.333333" calcext:value-type="float">
            <text:p>128424.333333</text:p>
          </table:table-cell>
          <table:table-cell office:value-type="float" office:value="635835" calcext:value-type="float">
            <text:p>635835</text:p>
          </table:table-cell>
          <table:table-cell office:value-type="float" office:value="2396157.666667" calcext:value-type="float">
            <text:p>2396157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61328.333333" calcext:value-type="float">
            <text:p>5261328.333333</text:p>
          </table:table-cell>
          <table:table-cell office:value-type="float" office:value="115336035.333333" calcext:value-type="float">
            <text:p>115336035.333333</text:p>
          </table:table-cell>
          <table:table-cell office:value-type="float" office:value="619395475.666667" calcext:value-type="float">
            <text:p>619395475.666667</text:p>
          </table:table-cell>
          <table:table-cell/>
          <table:table-cell table:formula="of:=[.C24]/3400000000" office:value-type="float" office:value="0.00154744950980382" calcext:value-type="float">
            <text:p>0.0015474495</text:p>
          </table:table-cell>
          <table:table-cell table:formula="of:=[.D24]/3400000000" office:value-type="float" office:value="0.0339223633333332" calcext:value-type="float">
            <text:p>0.0339223633</text:p>
          </table:table-cell>
          <table:table-cell table:formula="of:=[.E24]/3400000000" office:value-type="float" office:value="0.182175139901961" calcext:value-type="float">
            <text:p>0.1821751399</text:p>
          </table:table-cell>
          <table:table-cell table:number-columns-repeated="2"/>
          <table:table-cell office:value-type="float" office:value="109052" calcext:value-type="float">
            <text:p>109052</text:p>
          </table:table-cell>
          <table:table-cell office:value-type="float" office:value="613226.666667" calcext:value-type="float">
            <text:p>613226.666667</text:p>
          </table:table-cell>
          <table:table-cell office:value-type="float" office:value="2470802.333333" calcext:value-type="float">
            <text:p>2470802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86036" calcext:value-type="float">
            <text:p>5186036</text:p>
          </table:table-cell>
          <table:table-cell office:value-type="float" office:value="113119759" calcext:value-type="float">
            <text:p>113119759</text:p>
          </table:table-cell>
          <table:table-cell office:value-type="float" office:value="611585553.333333" calcext:value-type="float">
            <text:p>611585553.333333</text:p>
          </table:table-cell>
          <table:table-cell/>
          <table:table-cell table:formula="of:=[.C25]/3400000000" office:value-type="float" office:value="0.00152530470588235" calcext:value-type="float">
            <text:p>0.0015253047</text:p>
          </table:table-cell>
          <table:table-cell table:formula="of:=[.D25]/3400000000" office:value-type="float" office:value="0.0332705173529412" calcext:value-type="float">
            <text:p>0.0332705174</text:p>
          </table:table-cell>
          <table:table-cell table:formula="of:=[.E25]/3400000000" office:value-type="float" office:value="0.179878103921569" calcext:value-type="float">
            <text:p>0.1798781039</text:p>
          </table:table-cell>
          <table:table-cell table:number-columns-repeated="2"/>
          <table:table-cell office:value-type="float" office:value="110089" calcext:value-type="float">
            <text:p>110089</text:p>
          </table:table-cell>
          <table:table-cell office:value-type="float" office:value="611661" calcext:value-type="float">
            <text:p>611661</text:p>
          </table:table-cell>
          <table:table-cell office:value-type="float" office:value="2499237.666667" calcext:value-type="float">
            <text:p>2499237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43306.333333" calcext:value-type="float">
            <text:p>5143306.333333</text:p>
          </table:table-cell>
          <table:table-cell office:value-type="float" office:value="114084774" calcext:value-type="float">
            <text:p>114084774</text:p>
          </table:table-cell>
          <table:table-cell office:value-type="float" office:value="614305936.666667" calcext:value-type="float">
            <text:p>614305936.666667</text:p>
          </table:table-cell>
          <table:table-cell/>
          <table:table-cell table:formula="of:=[.C26]/3400000000" office:value-type="float" office:value="0.00151273715686265" calcext:value-type="float">
            <text:p>0.0015127372</text:p>
          </table:table-cell>
          <table:table-cell table:formula="of:=[.D26]/3400000000" office:value-type="float" office:value="0.0335543452941176" calcext:value-type="float">
            <text:p>0.0335543453</text:p>
          </table:table-cell>
          <table:table-cell table:formula="of:=[.E26]/3400000000" office:value-type="float" office:value="0.180678216666667" calcext:value-type="float">
            <text:p>0.1806782167</text:p>
          </table:table-cell>
          <table:table-cell table:number-columns-repeated="2"/>
          <table:table-cell office:value-type="float" office:value="109090.666667" calcext:value-type="float">
            <text:p>109090.666667</text:p>
          </table:table-cell>
          <table:table-cell office:value-type="float" office:value="607528.333333" calcext:value-type="float">
            <text:p>607528.333333</text:p>
          </table:table-cell>
          <table:table-cell office:value-type="float" office:value="2347428.333333" calcext:value-type="float">
            <text:p>2347428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9614.666667" calcext:value-type="float">
            <text:p>5059614.666667</text:p>
          </table:table-cell>
          <table:table-cell office:value-type="float" office:value="113276747" calcext:value-type="float">
            <text:p>113276747</text:p>
          </table:table-cell>
          <table:table-cell office:value-type="float" office:value="625071798" calcext:value-type="float">
            <text:p>625071798</text:p>
          </table:table-cell>
          <table:table-cell/>
          <table:table-cell table:formula="of:=[.C27]/3400000000" office:value-type="float" office:value="0.00148812196078441" calcext:value-type="float">
            <text:p>0.001488122</text:p>
          </table:table-cell>
          <table:table-cell table:formula="of:=[.D27]/3400000000" office:value-type="float" office:value="0.0333166902941176" calcext:value-type="float">
            <text:p>0.0333166903</text:p>
          </table:table-cell>
          <table:table-cell table:formula="of:=[.E27]/3400000000" office:value-type="float" office:value="0.183844646470588" calcext:value-type="float">
            <text:p>0.1838446465</text:p>
          </table:table-cell>
          <table:table-cell table:number-columns-repeated="2"/>
          <table:table-cell office:value-type="float" office:value="124927.333333" calcext:value-type="float">
            <text:p>124927.333333</text:p>
          </table:table-cell>
          <table:table-cell office:value-type="float" office:value="667432.666667" calcext:value-type="float">
            <text:p>667432.666667</text:p>
          </table:table-cell>
          <table:table-cell office:value-type="float" office:value="2521809.333333" calcext:value-type="float">
            <text:p>2521809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726621.666667" calcext:value-type="float">
            <text:p>5726621.666667</text:p>
          </table:table-cell>
          <table:table-cell office:value-type="float" office:value="116498720" calcext:value-type="float">
            <text:p>116498720</text:p>
          </table:table-cell>
          <table:table-cell office:value-type="float" office:value="619646570.333333" calcext:value-type="float">
            <text:p>619646570.333333</text:p>
          </table:table-cell>
          <table:table-cell/>
          <table:table-cell table:formula="of:=[.C28]/3400000000" office:value-type="float" office:value="0.00168430049019618" calcext:value-type="float">
            <text:p>0.0016843005</text:p>
          </table:table-cell>
          <table:table-cell table:formula="of:=[.D28]/3400000000" office:value-type="float" office:value="0.0342643294117647" calcext:value-type="float">
            <text:p>0.0342643294</text:p>
          </table:table-cell>
          <table:table-cell table:formula="of:=[.E28]/3400000000" office:value-type="float" office:value="0.18224899127451" calcext:value-type="float">
            <text:p>0.1822489913</text:p>
          </table:table-cell>
          <table:table-cell table:number-columns-repeated="2"/>
          <table:table-cell office:value-type="float" office:value="110137.333333" calcext:value-type="float">
            <text:p>110137.333333</text:p>
          </table:table-cell>
          <table:table-cell office:value-type="float" office:value="611972.666667" calcext:value-type="float">
            <text:p>611972.666667</text:p>
          </table:table-cell>
          <table:table-cell office:value-type="float" office:value="2339529" calcext:value-type="float">
            <text:p>233952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47247" calcext:value-type="float">
            <text:p>5447247</text:p>
          </table:table-cell>
          <table:table-cell office:value-type="float" office:value="114054592" calcext:value-type="float">
            <text:p>114054592</text:p>
          </table:table-cell>
          <table:table-cell office:value-type="float" office:value="689401754.666667" calcext:value-type="float">
            <text:p>689401754.666667</text:p>
          </table:table-cell>
          <table:table-cell/>
          <table:table-cell table:formula="of:=[.C29]/3400000000" office:value-type="float" office:value="0.00160213147058824" calcext:value-type="float">
            <text:p>0.0016021315</text:p>
          </table:table-cell>
          <table:table-cell table:formula="of:=[.D29]/3400000000" office:value-type="float" office:value="0.0335454682352941" calcext:value-type="float">
            <text:p>0.0335454682</text:p>
          </table:table-cell>
          <table:table-cell table:formula="of:=[.E29]/3400000000" office:value-type="float" office:value="0.202765221960784" calcext:value-type="float">
            <text:p>0.202765222</text:p>
          </table:table-cell>
          <table:table-cell table:number-columns-repeated="2"/>
          <table:table-cell office:value-type="float" office:value="109588.333333" calcext:value-type="float">
            <text:p>109588.333333</text:p>
          </table:table-cell>
          <table:table-cell office:value-type="float" office:value="666180" calcext:value-type="float">
            <text:p>666180</text:p>
          </table:table-cell>
          <table:table-cell office:value-type="float" office:value="2540838" calcext:value-type="float">
            <text:p>254083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645821.333333" calcext:value-type="float">
            <text:p>5645821.333333</text:p>
          </table:table-cell>
          <table:table-cell office:value-type="float" office:value="114538212" calcext:value-type="float">
            <text:p>114538212</text:p>
          </table:table-cell>
          <table:table-cell office:value-type="float" office:value="613761382.666667" calcext:value-type="float">
            <text:p>613761382.666667</text:p>
          </table:table-cell>
          <table:table-cell/>
          <table:table-cell table:formula="of:=[.C30]/3400000000" office:value-type="float" office:value="0.00166053568627441" calcext:value-type="float">
            <text:p>0.0016605357</text:p>
          </table:table-cell>
          <table:table-cell table:formula="of:=[.D30]/3400000000" office:value-type="float" office:value="0.0336877094117647" calcext:value-type="float">
            <text:p>0.0336877094</text:p>
          </table:table-cell>
          <table:table-cell table:formula="of:=[.E30]/3400000000" office:value-type="float" office:value="0.18051805372549" calcext:value-type="float">
            <text:p>0.1805180537</text:p>
          </table:table-cell>
          <table:table-cell table:number-columns-repeated="2"/>
          <table:table-cell office:value-type="float" office:value="109927.666667" calcext:value-type="float">
            <text:p>109927.666667</text:p>
          </table:table-cell>
          <table:table-cell office:value-type="float" office:value="645415.666667" calcext:value-type="float">
            <text:p>645415.666667</text:p>
          </table:table-cell>
          <table:table-cell office:value-type="float" office:value="2440910.333333" calcext:value-type="float">
            <text:p>2440910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386013.333333" calcext:value-type="float">
            <text:p>5386013.333333</text:p>
          </table:table-cell>
          <table:table-cell office:value-type="float" office:value="116468386" calcext:value-type="float">
            <text:p>116468386</text:p>
          </table:table-cell>
          <table:table-cell office:value-type="float" office:value="628569673.666667" calcext:value-type="float">
            <text:p>628569673.666667</text:p>
          </table:table-cell>
          <table:table-cell/>
          <table:table-cell table:formula="of:=[.C31]/3400000000" office:value-type="float" office:value="0.00158412156862735" calcext:value-type="float">
            <text:p>0.0015841216</text:p>
          </table:table-cell>
          <table:table-cell table:formula="of:=[.D31]/3400000000" office:value-type="float" office:value="0.0342554076470588" calcext:value-type="float">
            <text:p>0.0342554076</text:p>
          </table:table-cell>
          <table:table-cell table:formula="of:=[.E31]/3400000000" office:value-type="float" office:value="0.184873433431373" calcext:value-type="float">
            <text:p>0.1848734334</text:p>
          </table:table-cell>
          <table:table-cell table:number-columns-repeated="2"/>
          <table:table-cell office:value-type="float" office:value="110268.333333" calcext:value-type="float">
            <text:p>110268.333333</text:p>
          </table:table-cell>
          <table:table-cell office:value-type="float" office:value="612099.666667" calcext:value-type="float">
            <text:p>612099.666667</text:p>
          </table:table-cell>
          <table:table-cell office:value-type="float" office:value="3128342" calcext:value-type="float">
            <text:p>312834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59348" calcext:value-type="float">
            <text:p>5259348</text:p>
          </table:table-cell>
          <table:table-cell office:value-type="float" office:value="115078768.333333" calcext:value-type="float">
            <text:p>115078768.333333</text:p>
          </table:table-cell>
          <table:table-cell office:value-type="float" office:value="607177054.333333" calcext:value-type="float">
            <text:p>607177054.333333</text:p>
          </table:table-cell>
          <table:table-cell/>
          <table:table-cell table:formula="of:=[.C32]/3400000000" office:value-type="float" office:value="0.00154686705882353" calcext:value-type="float">
            <text:p>0.0015468671</text:p>
          </table:table-cell>
          <table:table-cell table:formula="of:=[.D32]/3400000000" office:value-type="float" office:value="0.0338466965686274" calcext:value-type="float">
            <text:p>0.0338466966</text:p>
          </table:table-cell>
          <table:table-cell table:formula="of:=[.E32]/3400000000" office:value-type="float" office:value="0.178581486568627" calcext:value-type="float">
            <text:p>0.1785814866</text:p>
          </table:table-cell>
          <table:table-cell table:number-columns-repeated="2"/>
          <table:table-cell office:value-type="float" office:value="109823.333333" calcext:value-type="float">
            <text:p>109823.333333</text:p>
          </table:table-cell>
          <table:table-cell office:value-type="float" office:value="611438" calcext:value-type="float">
            <text:p>611438</text:p>
          </table:table-cell>
          <table:table-cell office:value-type="float" office:value="2484506" calcext:value-type="float">
            <text:p>248450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330701.666667" calcext:value-type="float">
            <text:p>5330701.666667</text:p>
          </table:table-cell>
          <table:table-cell office:value-type="float" office:value="117999465.333333" calcext:value-type="float">
            <text:p>117999465.333333</text:p>
          </table:table-cell>
          <table:table-cell office:value-type="float" office:value="595947627.333333" calcext:value-type="float">
            <text:p>595947627.333333</text:p>
          </table:table-cell>
          <table:table-cell/>
          <table:table-cell table:formula="of:=[.C33]/3400000000" office:value-type="float" office:value="0.00156785343137265" calcext:value-type="float">
            <text:p>0.0015678534</text:p>
          </table:table-cell>
          <table:table-cell table:formula="of:=[.D33]/3400000000" office:value-type="float" office:value="0.0347057250980391" calcext:value-type="float">
            <text:p>0.0347057251</text:p>
          </table:table-cell>
          <table:table-cell table:formula="of:=[.E33]/3400000000" office:value-type="float" office:value="0.175278713921569" calcext:value-type="float">
            <text:p>0.1752787139</text:p>
          </table:table-cell>
          <table:table-cell table:number-columns-repeated="2"/>
          <table:table-cell office:value-type="float" office:value="109857" calcext:value-type="float">
            <text:p>109857</text:p>
          </table:table-cell>
          <table:table-cell office:value-type="float" office:value="644744.333333" calcext:value-type="float">
            <text:p>644744.333333</text:p>
          </table:table-cell>
          <table:table-cell office:value-type="float" office:value="2413809" calcext:value-type="float">
            <text:p>24138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330894" calcext:value-type="float">
            <text:p>6330894</text:p>
          </table:table-cell>
          <table:table-cell office:value-type="float" office:value="118895578.666667" calcext:value-type="float">
            <text:p>118895578.666667</text:p>
          </table:table-cell>
          <table:table-cell office:value-type="float" office:value="618679660.666667" calcext:value-type="float">
            <text:p>618679660.666667</text:p>
          </table:table-cell>
          <table:table-cell/>
          <table:table-cell table:formula="of:=[.C34]/3400000000" office:value-type="float" office:value="0.00186202764705882" calcext:value-type="float">
            <text:p>0.0018620276</text:p>
          </table:table-cell>
          <table:table-cell table:formula="of:=[.D34]/3400000000" office:value-type="float" office:value="0.0349692878431374" calcext:value-type="float">
            <text:p>0.0349692878</text:p>
          </table:table-cell>
          <table:table-cell table:formula="of:=[.E34]/3400000000" office:value-type="float" office:value="0.181964606078431" calcext:value-type="float">
            <text:p>0.1819646061</text:p>
          </table:table-cell>
          <table:table-cell table:number-columns-repeated="2"/>
          <table:table-cell office:value-type="float" office:value="110010" calcext:value-type="float">
            <text:p>110010</text:p>
          </table:table-cell>
          <table:table-cell office:value-type="float" office:value="740435" calcext:value-type="float">
            <text:p>740435</text:p>
          </table:table-cell>
          <table:table-cell office:value-type="float" office:value="2629751.666667" calcext:value-type="float">
            <text:p>2629751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88841.333333" calcext:value-type="float">
            <text:p>5188841.333333</text:p>
          </table:table-cell>
          <table:table-cell office:value-type="float" office:value="116493384.666667" calcext:value-type="float">
            <text:p>116493384.666667</text:p>
          </table:table-cell>
          <table:table-cell office:value-type="float" office:value="612072317" calcext:value-type="float">
            <text:p>612072317</text:p>
          </table:table-cell>
          <table:table-cell/>
          <table:table-cell table:formula="of:=[.C35]/3400000000" office:value-type="float" office:value="0.00152612980392147" calcext:value-type="float">
            <text:p>0.0015261298</text:p>
          </table:table-cell>
          <table:table-cell table:formula="of:=[.D35]/3400000000" office:value-type="float" office:value="0.0342627601960785" calcext:value-type="float">
            <text:p>0.0342627602</text:p>
          </table:table-cell>
          <table:table-cell table:formula="of:=[.E35]/3400000000" office:value-type="float" office:value="0.180021269705882" calcext:value-type="float">
            <text:p>0.1800212697</text:p>
          </table:table-cell>
          <table:table-cell table:number-columns-repeated="2"/>
          <table:table-cell office:value-type="float" office:value="111715.666667" calcext:value-type="float">
            <text:p>111715.666667</text:p>
          </table:table-cell>
          <table:table-cell office:value-type="float" office:value="610878" calcext:value-type="float">
            <text:p>610878</text:p>
          </table:table-cell>
          <table:table-cell office:value-type="float" office:value="2922300.333333" calcext:value-type="float">
            <text:p>2922300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14052.333333" calcext:value-type="float">
            <text:p>5514052.333333</text:p>
          </table:table-cell>
          <table:table-cell office:value-type="float" office:value="114781481.666667" calcext:value-type="float">
            <text:p>114781481.666667</text:p>
          </table:table-cell>
          <table:table-cell office:value-type="float" office:value="607343832.333333" calcext:value-type="float">
            <text:p>607343832.333333</text:p>
          </table:table-cell>
          <table:table-cell/>
          <table:table-cell table:formula="of:=[.C36]/3400000000" office:value-type="float" office:value="0.00162178009803912" calcext:value-type="float">
            <text:p>0.0016217801</text:p>
          </table:table-cell>
          <table:table-cell table:formula="of:=[.D36]/3400000000" office:value-type="float" office:value="0.0337592593137256" calcext:value-type="float">
            <text:p>0.0337592593</text:p>
          </table:table-cell>
          <table:table-cell table:formula="of:=[.E36]/3400000000" office:value-type="float" office:value="0.178630538921569" calcext:value-type="float">
            <text:p>0.1786305389</text:p>
          </table:table-cell>
          <table:table-cell table:number-columns-repeated="2"/>
          <table:table-cell office:value-type="float" office:value="110584.333333" calcext:value-type="float">
            <text:p>110584.333333</text:p>
          </table:table-cell>
          <table:table-cell office:value-type="float" office:value="653276.333333" calcext:value-type="float">
            <text:p>653276.333333</text:p>
          </table:table-cell>
          <table:table-cell office:value-type="float" office:value="2331251.333333" calcext:value-type="float">
            <text:p>2331251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766052" calcext:value-type="float">
            <text:p>5766052</text:p>
          </table:table-cell>
          <table:table-cell office:value-type="float" office:value="116279626" calcext:value-type="float">
            <text:p>116279626</text:p>
          </table:table-cell>
          <table:table-cell office:value-type="float" office:value="606232771" calcext:value-type="float">
            <text:p>606232771</text:p>
          </table:table-cell>
          <table:table-cell/>
          <table:table-cell table:formula="of:=[.C37]/3400000000" office:value-type="float" office:value="0.00169589764705882" calcext:value-type="float">
            <text:p>0.0016958976</text:p>
          </table:table-cell>
          <table:table-cell table:formula="of:=[.D37]/3400000000" office:value-type="float" office:value="0.03419989" calcext:value-type="float">
            <text:p>0.03419989</text:p>
          </table:table-cell>
          <table:table-cell table:formula="of:=[.E37]/3400000000" office:value-type="float" office:value="0.178303756176471" calcext:value-type="float">
            <text:p>0.1783037562</text:p>
          </table:table-cell>
          <table:table-cell table:number-columns-repeated="2"/>
          <table:table-cell office:value-type="float" office:value="114340" calcext:value-type="float">
            <text:p>114340</text:p>
          </table:table-cell>
          <table:table-cell office:value-type="float" office:value="644924.666667" calcext:value-type="float">
            <text:p>644924.666667</text:p>
          </table:table-cell>
          <table:table-cell office:value-type="float" office:value="2386799.333333" calcext:value-type="float">
            <text:p>2386799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41942.333333" calcext:value-type="float">
            <text:p>5541942.333333</text:p>
          </table:table-cell>
          <table:table-cell office:value-type="float" office:value="115314116" calcext:value-type="float">
            <text:p>115314116</text:p>
          </table:table-cell>
          <table:table-cell office:value-type="float" office:value="601270407" calcext:value-type="float">
            <text:p>601270407</text:p>
          </table:table-cell>
          <table:table-cell/>
          <table:table-cell table:formula="of:=[.C38]/3400000000" office:value-type="float" office:value="0.00162998303921559" calcext:value-type="float">
            <text:p>0.001629983</text:p>
          </table:table-cell>
          <table:table-cell table:formula="of:=[.D38]/3400000000" office:value-type="float" office:value="0.0339159164705882" calcext:value-type="float">
            <text:p>0.0339159165</text:p>
          </table:table-cell>
          <table:table-cell table:formula="of:=[.E38]/3400000000" office:value-type="float" office:value="0.176844237352941" calcext:value-type="float">
            <text:p>0.1768442374</text:p>
          </table:table-cell>
          <table:table-cell table:number-columns-repeated="2"/>
          <table:table-cell office:value-type="float" office:value="109945" calcext:value-type="float">
            <text:p>109945</text:p>
          </table:table-cell>
          <table:table-cell office:value-type="float" office:value="616839.333333" calcext:value-type="float">
            <text:p>616839.333333</text:p>
          </table:table-cell>
          <table:table-cell office:value-type="float" office:value="2899414.666667" calcext:value-type="float">
            <text:p>2899414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661806.666667" calcext:value-type="float">
            <text:p>5661806.666667</text:p>
          </table:table-cell>
          <table:table-cell office:value-type="float" office:value="116941124.666667" calcext:value-type="float">
            <text:p>116941124.666667</text:p>
          </table:table-cell>
          <table:table-cell office:value-type="float" office:value="607690085.666667" calcext:value-type="float">
            <text:p>607690085.666667</text:p>
          </table:table-cell>
          <table:table-cell/>
          <table:table-cell table:formula="of:=[.C39]/3400000000" office:value-type="float" office:value="0.00166523725490206" calcext:value-type="float">
            <text:p>0.0016652373</text:p>
          </table:table-cell>
          <table:table-cell table:formula="of:=[.D39]/3400000000" office:value-type="float" office:value="0.0343944484313726" calcext:value-type="float">
            <text:p>0.0343944484</text:p>
          </table:table-cell>
          <table:table-cell table:formula="of:=[.E39]/3400000000" office:value-type="float" office:value="0.178732378137255" calcext:value-type="float">
            <text:p>0.1787323781</text:p>
          </table:table-cell>
          <table:table-cell table:number-columns-repeated="2"/>
          <table:table-cell office:value-type="float" office:value="109688" calcext:value-type="float">
            <text:p>109688</text:p>
          </table:table-cell>
          <table:table-cell office:value-type="float" office:value="615833" calcext:value-type="float">
            <text:p>615833</text:p>
          </table:table-cell>
          <table:table-cell office:value-type="float" office:value="2668797" calcext:value-type="float">
            <text:p>266879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14855.333333" calcext:value-type="float">
            <text:p>5114855.333333</text:p>
          </table:table-cell>
          <table:table-cell office:value-type="float" office:value="118795009" calcext:value-type="float">
            <text:p>118795009</text:p>
          </table:table-cell>
          <table:table-cell office:value-type="float" office:value="607316402.333333" calcext:value-type="float">
            <text:p>607316402.333333</text:p>
          </table:table-cell>
          <table:table-cell/>
          <table:table-cell table:formula="of:=[.C40]/3400000000" office:value-type="float" office:value="0.00150436921568618" calcext:value-type="float">
            <text:p>0.0015043692</text:p>
          </table:table-cell>
          <table:table-cell table:formula="of:=[.D40]/3400000000" office:value-type="float" office:value="0.0349397085294118" calcext:value-type="float">
            <text:p>0.0349397085</text:p>
          </table:table-cell>
          <table:table-cell table:formula="of:=[.E40]/3400000000" office:value-type="float" office:value="0.17862247127451" calcext:value-type="float">
            <text:p>0.1786224713</text:p>
          </table:table-cell>
          <table:table-cell table:number-columns-repeated="2"/>
          <table:table-cell office:value-type="float" office:value="109889.666667" calcext:value-type="float">
            <text:p>109889.666667</text:p>
          </table:table-cell>
          <table:table-cell office:value-type="float" office:value="718941.333333" calcext:value-type="float">
            <text:p>718941.333333</text:p>
          </table:table-cell>
          <table:table-cell office:value-type="float" office:value="2696407.666667" calcext:value-type="float">
            <text:p>2696407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717310.333333" calcext:value-type="float">
            <text:p>5717310.333333</text:p>
          </table:table-cell>
          <table:table-cell office:value-type="float" office:value="113774982" calcext:value-type="float">
            <text:p>113774982</text:p>
          </table:table-cell>
          <table:table-cell office:value-type="float" office:value="616961024" calcext:value-type="float">
            <text:p>616961024</text:p>
          </table:table-cell>
          <table:table-cell/>
          <table:table-cell table:formula="of:=[.C41]/3400000000" office:value-type="float" office:value="0.001681561862745" calcext:value-type="float">
            <text:p>0.0016815619</text:p>
          </table:table-cell>
          <table:table-cell table:formula="of:=[.D41]/3400000000" office:value-type="float" office:value="0.03346323" calcext:value-type="float">
            <text:p>0.03346323</text:p>
          </table:table-cell>
          <table:table-cell table:formula="of:=[.E41]/3400000000" office:value-type="float" office:value="0.181459124705882" calcext:value-type="float">
            <text:p>0.1814591247</text:p>
          </table:table-cell>
          <table:table-cell table:number-columns-repeated="2"/>
          <table:table-cell office:value-type="float" office:value="111809.333333" calcext:value-type="float">
            <text:p>111809.333333</text:p>
          </table:table-cell>
          <table:table-cell office:value-type="float" office:value="654791.666667" calcext:value-type="float">
            <text:p>654791.666667</text:p>
          </table:table-cell>
          <table:table-cell office:value-type="float" office:value="2609182" calcext:value-type="float">
            <text:p>26091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20455.666667" calcext:value-type="float">
            <text:p>5220455.666667</text:p>
          </table:table-cell>
          <table:table-cell office:value-type="float" office:value="115353050.666667" calcext:value-type="float">
            <text:p>115353050.666667</text:p>
          </table:table-cell>
          <table:table-cell office:value-type="float" office:value="617413102" calcext:value-type="float">
            <text:p>617413102</text:p>
          </table:table-cell>
          <table:table-cell/>
          <table:table-cell table:formula="of:=[.C42]/3400000000" office:value-type="float" office:value="0.001535428137255" calcext:value-type="float">
            <text:p>0.0015354281</text:p>
          </table:table-cell>
          <table:table-cell table:formula="of:=[.D42]/3400000000" office:value-type="float" office:value="0.0339273678431373" calcext:value-type="float">
            <text:p>0.0339273678</text:p>
          </table:table-cell>
          <table:table-cell table:formula="of:=[.E42]/3400000000" office:value-type="float" office:value="0.181592088823529" calcext:value-type="float">
            <text:p>0.1815920888</text:p>
          </table:table-cell>
          <table:table-cell table:number-columns-repeated="2"/>
          <table:table-cell office:value-type="float" office:value="109797" calcext:value-type="float">
            <text:p>109797</text:p>
          </table:table-cell>
          <table:table-cell office:value-type="float" office:value="622559.666667" calcext:value-type="float">
            <text:p>622559.666667</text:p>
          </table:table-cell>
          <table:table-cell office:value-type="float" office:value="2589859.666667" calcext:value-type="float">
            <text:p>2589859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753546.666667" calcext:value-type="float">
            <text:p>5753546.666667</text:p>
          </table:table-cell>
          <table:table-cell office:value-type="float" office:value="116641376" calcext:value-type="float">
            <text:p>116641376</text:p>
          </table:table-cell>
          <table:table-cell office:value-type="float" office:value="603940746.666667" calcext:value-type="float">
            <text:p>603940746.666667</text:p>
          </table:table-cell>
          <table:table-cell/>
          <table:table-cell table:formula="of:=[.C43]/3400000000" office:value-type="float" office:value="0.00169221960784324" calcext:value-type="float">
            <text:p>0.0016922196</text:p>
          </table:table-cell>
          <table:table-cell table:formula="of:=[.D43]/3400000000" office:value-type="float" office:value="0.0343062870588235" calcext:value-type="float">
            <text:p>0.0343062871</text:p>
          </table:table-cell>
          <table:table-cell table:formula="of:=[.E43]/3400000000" office:value-type="float" office:value="0.177629631372549" calcext:value-type="float">
            <text:p>0.1776296314</text:p>
          </table:table-cell>
          <table:table-cell table:number-columns-repeated="2"/>
          <table:table-cell office:value-type="float" office:value="110138.666667" calcext:value-type="float">
            <text:p>110138.666667</text:p>
          </table:table-cell>
          <table:table-cell office:value-type="float" office:value="623846" calcext:value-type="float">
            <text:p>623846</text:p>
          </table:table-cell>
          <table:table-cell office:value-type="float" office:value="2586131.333333" calcext:value-type="float">
            <text:p>2586131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258160.333333" calcext:value-type="float">
            <text:p>6258160.333333</text:p>
          </table:table-cell>
          <table:table-cell office:value-type="float" office:value="120476762.666667" calcext:value-type="float">
            <text:p>120476762.666667</text:p>
          </table:table-cell>
          <table:table-cell office:value-type="float" office:value="626405447.333333" calcext:value-type="float">
            <text:p>626405447.333333</text:p>
          </table:table-cell>
          <table:table-cell/>
          <table:table-cell table:formula="of:=[.C44]/3400000000" office:value-type="float" office:value="0.00184063539215676" calcext:value-type="float">
            <text:p>0.0018406354</text:p>
          </table:table-cell>
          <table:table-cell table:formula="of:=[.D44]/3400000000" office:value-type="float" office:value="0.0354343419607844" calcext:value-type="float">
            <text:p>0.035434342</text:p>
          </table:table-cell>
          <table:table-cell table:formula="of:=[.E44]/3400000000" office:value-type="float" office:value="0.18423689627451" calcext:value-type="float">
            <text:p>0.1842368963</text:p>
          </table:table-cell>
          <table:table-cell table:number-columns-repeated="2"/>
          <table:table-cell office:value-type="float" office:value="110783" calcext:value-type="float">
            <text:p>110783</text:p>
          </table:table-cell>
          <table:table-cell office:value-type="float" office:value="648123.333333" calcext:value-type="float">
            <text:p>648123.333333</text:p>
          </table:table-cell>
          <table:table-cell office:value-type="float" office:value="3215161.666667" calcext:value-type="float">
            <text:p>3215161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21710.666667" calcext:value-type="float">
            <text:p>5421710.666667</text:p>
          </table:table-cell>
          <table:table-cell office:value-type="float" office:value="116338657.333333" calcext:value-type="float">
            <text:p>116338657.333333</text:p>
          </table:table-cell>
          <table:table-cell office:value-type="float" office:value="608212744.333333" calcext:value-type="float">
            <text:p>608212744.333333</text:p>
          </table:table-cell>
          <table:table-cell/>
          <table:table-cell table:formula="of:=[.C45]/3400000000" office:value-type="float" office:value="0.00159462078431382" calcext:value-type="float">
            <text:p>0.0015946208</text:p>
          </table:table-cell>
          <table:table-cell table:formula="of:=[.D45]/3400000000" office:value-type="float" office:value="0.0342172521568626" calcext:value-type="float">
            <text:p>0.0342172522</text:p>
          </table:table-cell>
          <table:table-cell table:formula="of:=[.E45]/3400000000" office:value-type="float" office:value="0.17888610127451" calcext:value-type="float">
            <text:p>0.1788861013</text:p>
          </table:table-cell>
          <table:table-cell table:number-columns-repeated="2"/>
          <table:table-cell office:value-type="float" office:value="109853" calcext:value-type="float">
            <text:p>109853</text:p>
          </table:table-cell>
          <table:table-cell office:value-type="float" office:value="606702.666667" calcext:value-type="float">
            <text:p>606702.666667</text:p>
          </table:table-cell>
          <table:table-cell office:value-type="float" office:value="2498840" calcext:value-type="float">
            <text:p>249884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347529" calcext:value-type="float">
            <text:p>5347529</text:p>
          </table:table-cell>
          <table:table-cell office:value-type="float" office:value="115543751.333333" calcext:value-type="float">
            <text:p>115543751.333333</text:p>
          </table:table-cell>
          <table:table-cell office:value-type="float" office:value="600153765.666667" calcext:value-type="float">
            <text:p>600153765.666667</text:p>
          </table:table-cell>
          <table:table-cell/>
          <table:table-cell table:formula="of:=[.C46]/3400000000" office:value-type="float" office:value="0.00157280264705882" calcext:value-type="float">
            <text:p>0.0015728026</text:p>
          </table:table-cell>
          <table:table-cell table:formula="of:=[.D46]/3400000000" office:value-type="float" office:value="0.0339834562745097" calcext:value-type="float">
            <text:p>0.0339834563</text:p>
          </table:table-cell>
          <table:table-cell table:formula="of:=[.E46]/3400000000" office:value-type="float" office:value="0.176515813431373" calcext:value-type="float">
            <text:p>0.1765158134</text:p>
          </table:table-cell>
          <table:table-cell table:number-columns-repeated="2"/>
          <table:table-cell office:value-type="float" office:value="128357" calcext:value-type="float">
            <text:p>128357</text:p>
          </table:table-cell>
          <table:table-cell office:value-type="float" office:value="607685.333333" calcext:value-type="float">
            <text:p>607685.333333</text:p>
          </table:table-cell>
          <table:table-cell office:value-type="float" office:value="2575480" calcext:value-type="float">
            <text:p>257548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63075.333333" calcext:value-type="float">
            <text:p>5563075.333333</text:p>
          </table:table-cell>
          <table:table-cell office:value-type="float" office:value="114869158.333333" calcext:value-type="float">
            <text:p>114869158.333333</text:p>
          </table:table-cell>
          <table:table-cell office:value-type="float" office:value="608755532" calcext:value-type="float">
            <text:p>608755532</text:p>
          </table:table-cell>
          <table:table-cell/>
          <table:table-cell table:formula="of:=[.C47]/3400000000" office:value-type="float" office:value="0.00163619862745088" calcext:value-type="float">
            <text:p>0.0016361986</text:p>
          </table:table-cell>
          <table:table-cell table:formula="of:=[.D47]/3400000000" office:value-type="float" office:value="0.0337850465686274" calcext:value-type="float">
            <text:p>0.0337850466</text:p>
          </table:table-cell>
          <table:table-cell table:formula="of:=[.E47]/3400000000" office:value-type="float" office:value="0.179045744705882" calcext:value-type="float">
            <text:p>0.1790457447</text:p>
          </table:table-cell>
          <table:table-cell table:number-columns-repeated="2"/>
          <table:table-cell office:value-type="float" office:value="109716.333333" calcext:value-type="float">
            <text:p>109716.333333</text:p>
          </table:table-cell>
          <table:table-cell office:value-type="float" office:value="626981.333333" calcext:value-type="float">
            <text:p>626981.333333</text:p>
          </table:table-cell>
          <table:table-cell office:value-type="float" office:value="2394328" calcext:value-type="float">
            <text:p>239432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83980.333333" calcext:value-type="float">
            <text:p>5283980.333333</text:p>
          </table:table-cell>
          <table:table-cell office:value-type="float" office:value="116842317" calcext:value-type="float">
            <text:p>116842317</text:p>
          </table:table-cell>
          <table:table-cell office:value-type="float" office:value="598377457.333333" calcext:value-type="float">
            <text:p>598377457.333333</text:p>
          </table:table-cell>
          <table:table-cell/>
          <table:table-cell table:formula="of:=[.C48]/3400000000" office:value-type="float" office:value="0.001554111862745" calcext:value-type="float">
            <text:p>0.0015541119</text:p>
          </table:table-cell>
          <table:table-cell table:formula="of:=[.D48]/3400000000" office:value-type="float" office:value="0.0343653873529412" calcext:value-type="float">
            <text:p>0.0343653874</text:p>
          </table:table-cell>
          <table:table-cell table:formula="of:=[.E48]/3400000000" office:value-type="float" office:value="0.175993369803921" calcext:value-type="float">
            <text:p>0.1759933698</text:p>
          </table:table-cell>
          <table:table-cell table:number-columns-repeated="2"/>
          <table:table-cell office:value-type="float" office:value="112872.333333" calcext:value-type="float">
            <text:p>112872.333333</text:p>
          </table:table-cell>
          <table:table-cell office:value-type="float" office:value="626499" calcext:value-type="float">
            <text:p>626499</text:p>
          </table:table-cell>
          <table:table-cell office:value-type="float" office:value="2303758.333333" calcext:value-type="float">
            <text:p>2303758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93845" calcext:value-type="float">
            <text:p>5293845</text:p>
          </table:table-cell>
          <table:table-cell office:value-type="float" office:value="140675138.333333" calcext:value-type="float">
            <text:p>140675138.333333</text:p>
          </table:table-cell>
          <table:table-cell office:value-type="float" office:value="622381150" calcext:value-type="float">
            <text:p>622381150</text:p>
          </table:table-cell>
          <table:table-cell/>
          <table:table-cell table:formula="of:=[.C49]/3400000000" office:value-type="float" office:value="0.00155701323529412" calcext:value-type="float">
            <text:p>0.0015570132</text:p>
          </table:table-cell>
          <table:table-cell table:formula="of:=[.D49]/3400000000" office:value-type="float" office:value="0.0413750406862744" calcext:value-type="float">
            <text:p>0.0413750407</text:p>
          </table:table-cell>
          <table:table-cell table:formula="of:=[.E49]/3400000000" office:value-type="float" office:value="0.183053279411765" calcext:value-type="float">
            <text:p>0.1830532794</text:p>
          </table:table-cell>
          <table:table-cell table:number-columns-repeated="2"/>
          <table:table-cell office:value-type="float" office:value="111090" calcext:value-type="float">
            <text:p>111090</text:p>
          </table:table-cell>
          <table:table-cell office:value-type="float" office:value="608810.666667" calcext:value-type="float">
            <text:p>608810.666667</text:p>
          </table:table-cell>
          <table:table-cell office:value-type="float" office:value="2588345.666667" calcext:value-type="float">
            <text:p>2588345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365233" calcext:value-type="float">
            <text:p>5365233</text:p>
          </table:table-cell>
          <table:table-cell office:value-type="float" office:value="119932071" calcext:value-type="float">
            <text:p>119932071</text:p>
          </table:table-cell>
          <table:table-cell office:value-type="float" office:value="647117541.666667" calcext:value-type="float">
            <text:p>647117541.666667</text:p>
          </table:table-cell>
          <table:table-cell/>
          <table:table-cell table:formula="of:=[.C50]/3400000000" office:value-type="float" office:value="0.00157800970588235" calcext:value-type="float">
            <text:p>0.0015780097</text:p>
          </table:table-cell>
          <table:table-cell table:formula="of:=[.D50]/3400000000" office:value-type="float" office:value="0.0352741385294118" calcext:value-type="float">
            <text:p>0.0352741385</text:p>
          </table:table-cell>
          <table:table-cell table:formula="of:=[.E50]/3400000000" office:value-type="float" office:value="0.19032868872549" calcext:value-type="float">
            <text:p>0.1903286887</text:p>
          </table:table-cell>
          <table:table-cell table:number-columns-repeated="2"/>
          <table:table-cell office:value-type="float" office:value="110244.333333" calcext:value-type="float">
            <text:p>110244.333333</text:p>
          </table:table-cell>
          <table:table-cell office:value-type="float" office:value="645748" calcext:value-type="float">
            <text:p>645748</text:p>
          </table:table-cell>
          <table:table-cell office:value-type="float" office:value="2415963" calcext:value-type="float">
            <text:p>241596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6346.666667" calcext:value-type="float">
            <text:p>5166346.666667</text:p>
          </table:table-cell>
          <table:table-cell office:value-type="float" office:value="115867693.333333" calcext:value-type="float">
            <text:p>115867693.333333</text:p>
          </table:table-cell>
          <table:table-cell office:value-type="float" office:value="612053444" calcext:value-type="float">
            <text:p>612053444</text:p>
          </table:table-cell>
          <table:table-cell/>
          <table:table-cell table:formula="of:=[.C51]/3400000000" office:value-type="float" office:value="0.00151951372549029" calcext:value-type="float">
            <text:p>0.0015195137</text:p>
          </table:table-cell>
          <table:table-cell table:formula="of:=[.D51]/3400000000" office:value-type="float" office:value="0.0340787333333332" calcext:value-type="float">
            <text:p>0.0340787333</text:p>
          </table:table-cell>
          <table:table-cell table:formula="of:=[.E51]/3400000000" office:value-type="float" office:value="0.180015718823529" calcext:value-type="float">
            <text:p>0.1800157188</text:p>
          </table:table-cell>
          <table:table-cell table:number-columns-repeated="2"/>
          <table:table-cell office:value-type="float" office:value="111295.333333" calcext:value-type="float">
            <text:p>111295.333333</text:p>
          </table:table-cell>
          <table:table-cell office:value-type="float" office:value="611168.666667" calcext:value-type="float">
            <text:p>611168.666667</text:p>
          </table:table-cell>
          <table:table-cell office:value-type="float" office:value="2623079.333333" calcext:value-type="float">
            <text:p>2623079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474595.666667" calcext:value-type="float">
            <text:p>6474595.666667</text:p>
          </table:table-cell>
          <table:table-cell office:value-type="float" office:value="115316096.333333" calcext:value-type="float">
            <text:p>115316096.333333</text:p>
          </table:table-cell>
          <table:table-cell office:value-type="float" office:value="631599537" calcext:value-type="float">
            <text:p>631599537</text:p>
          </table:table-cell>
          <table:table-cell/>
          <table:table-cell table:formula="of:=[.C52]/3400000000" office:value-type="float" office:value="0.00190429284313735" calcext:value-type="float">
            <text:p>0.0019042928</text:p>
          </table:table-cell>
          <table:table-cell table:formula="of:=[.D52]/3400000000" office:value-type="float" office:value="0.0339164989215685" calcext:value-type="float">
            <text:p>0.0339164989</text:p>
          </table:table-cell>
          <table:table-cell table:formula="of:=[.E52]/3400000000" office:value-type="float" office:value="0.185764569705882" calcext:value-type="float">
            <text:p>0.1857645697</text:p>
          </table:table-cell>
          <table:table-cell table:number-columns-repeated="2"/>
          <table:table-cell office:value-type="float" office:value="109635.333333" calcext:value-type="float">
            <text:p>109635.333333</text:p>
          </table:table-cell>
          <table:table-cell office:value-type="float" office:value="610498.666667" calcext:value-type="float">
            <text:p>610498.666667</text:p>
          </table:table-cell>
          <table:table-cell office:value-type="float" office:value="2564407.666667" calcext:value-type="float">
            <text:p>2564407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75869.333333" calcext:value-type="float">
            <text:p>5575869.333333</text:p>
          </table:table-cell>
          <table:table-cell office:value-type="float" office:value="115237484" calcext:value-type="float">
            <text:p>115237484</text:p>
          </table:table-cell>
          <table:table-cell office:value-type="float" office:value="640979828" calcext:value-type="float">
            <text:p>640979828</text:p>
          </table:table-cell>
          <table:table-cell/>
          <table:table-cell table:formula="of:=[.C53]/3400000000" office:value-type="float" office:value="0.00163996156862735" calcext:value-type="float">
            <text:p>0.0016399616</text:p>
          </table:table-cell>
          <table:table-cell table:formula="of:=[.D53]/3400000000" office:value-type="float" office:value="0.0338933776470588" calcext:value-type="float">
            <text:p>0.0338933776</text:p>
          </table:table-cell>
          <table:table-cell table:formula="of:=[.E53]/3400000000" office:value-type="float" office:value="0.188523478823529" calcext:value-type="float">
            <text:p>0.1885234788</text:p>
          </table:table-cell>
          <table:table-cell table:number-columns-repeated="2"/>
          <table:table-cell office:value-type="float" office:value="115421" calcext:value-type="float">
            <text:p>115421</text:p>
          </table:table-cell>
          <table:table-cell office:value-type="float" office:value="611040" calcext:value-type="float">
            <text:p>611040</text:p>
          </table:table-cell>
          <table:table-cell office:value-type="float" office:value="2382912.333333" calcext:value-type="float">
            <text:p>2382912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742514" calcext:value-type="float">
            <text:p>5742514</text:p>
          </table:table-cell>
          <table:table-cell office:value-type="float" office:value="123163327" calcext:value-type="float">
            <text:p>123163327</text:p>
          </table:table-cell>
          <table:table-cell office:value-type="float" office:value="619247035" calcext:value-type="float">
            <text:p>619247035</text:p>
          </table:table-cell>
          <table:table-cell/>
          <table:table-cell table:formula="of:=[.C54]/3400000000" office:value-type="float" office:value="0.00168897470588235" calcext:value-type="float">
            <text:p>0.0016889747</text:p>
          </table:table-cell>
          <table:table-cell table:formula="of:=[.D54]/3400000000" office:value-type="float" office:value="0.0362245079411765" calcext:value-type="float">
            <text:p>0.0362245079</text:p>
          </table:table-cell>
          <table:table-cell table:formula="of:=[.E54]/3400000000" office:value-type="float" office:value="0.182131480882353" calcext:value-type="float">
            <text:p>0.1821314809</text:p>
          </table:table-cell>
          <table:table-cell table:number-columns-repeated="2"/>
          <table:table-cell office:value-type="float" office:value="110142" calcext:value-type="float">
            <text:p>110142</text:p>
          </table:table-cell>
          <table:table-cell office:value-type="float" office:value="608810" calcext:value-type="float">
            <text:p>608810</text:p>
          </table:table-cell>
          <table:table-cell office:value-type="float" office:value="2585661.333333" calcext:value-type="float">
            <text:p>2585661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979505.666667" calcext:value-type="float">
            <text:p>5979505.666667</text:p>
          </table:table-cell>
          <table:table-cell office:value-type="float" office:value="119297956" calcext:value-type="float">
            <text:p>119297956</text:p>
          </table:table-cell>
          <table:table-cell office:value-type="float" office:value="623648935" calcext:value-type="float">
            <text:p>623648935</text:p>
          </table:table-cell>
          <table:table-cell/>
          <table:table-cell table:formula="of:=[.C55]/3400000000" office:value-type="float" office:value="0.001758678137255" calcext:value-type="float">
            <text:p>0.0017586781</text:p>
          </table:table-cell>
          <table:table-cell table:formula="of:=[.D55]/3400000000" office:value-type="float" office:value="0.0350876341176471" calcext:value-type="float">
            <text:p>0.0350876341</text:p>
          </table:table-cell>
          <table:table-cell table:formula="of:=[.E55]/3400000000" office:value-type="float" office:value="0.183426157352941" calcext:value-type="float">
            <text:p>0.1834261574</text:p>
          </table:table-cell>
          <table:table-cell table:number-columns-repeated="2"/>
          <table:table-cell office:value-type="float" office:value="111425.333333" calcext:value-type="float">
            <text:p>111425.333333</text:p>
          </table:table-cell>
          <table:table-cell office:value-type="float" office:value="611751.666667" calcext:value-type="float">
            <text:p>611751.666667</text:p>
          </table:table-cell>
          <table:table-cell office:value-type="float" office:value="2469254" calcext:value-type="float">
            <text:p>246925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651469" calcext:value-type="float">
            <text:p>5651469</text:p>
          </table:table-cell>
          <table:table-cell office:value-type="float" office:value="113501033.666667" calcext:value-type="float">
            <text:p>113501033.666667</text:p>
          </table:table-cell>
          <table:table-cell office:value-type="float" office:value="607038912.666667" calcext:value-type="float">
            <text:p>607038912.666667</text:p>
          </table:table-cell>
          <table:table-cell/>
          <table:table-cell table:formula="of:=[.C56]/3400000000" office:value-type="float" office:value="0.00166219676470588" calcext:value-type="float">
            <text:p>0.0016621968</text:p>
          </table:table-cell>
          <table:table-cell table:formula="of:=[.D56]/3400000000" office:value-type="float" office:value="0.0333826569607844" calcext:value-type="float">
            <text:p>0.033382657</text:p>
          </table:table-cell>
          <table:table-cell table:formula="of:=[.E56]/3400000000" office:value-type="float" office:value="0.178540856666667" calcext:value-type="float">
            <text:p>0.1785408567</text:p>
          </table:table-cell>
          <table:table-cell table:number-columns-repeated="2"/>
          <table:table-cell office:value-type="float" office:value="110319.666667" calcext:value-type="float">
            <text:p>110319.666667</text:p>
          </table:table-cell>
          <table:table-cell office:value-type="float" office:value="609123.333333" calcext:value-type="float">
            <text:p>609123.333333</text:p>
          </table:table-cell>
          <table:table-cell office:value-type="float" office:value="2377298" calcext:value-type="float">
            <text:p>237729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85177.333333" calcext:value-type="float">
            <text:p>5585177.333333</text:p>
          </table:table-cell>
          <table:table-cell office:value-type="float" office:value="115549660.666667" calcext:value-type="float">
            <text:p>115549660.666667</text:p>
          </table:table-cell>
          <table:table-cell office:value-type="float" office:value="601978329" calcext:value-type="float">
            <text:p>601978329</text:p>
          </table:table-cell>
          <table:table-cell/>
          <table:table-cell table:formula="of:=[.C57]/3400000000" office:value-type="float" office:value="0.00164269921568618" calcext:value-type="float">
            <text:p>0.0016426992</text:p>
          </table:table-cell>
          <table:table-cell table:formula="of:=[.D57]/3400000000" office:value-type="float" office:value="0.0339851943137256" calcext:value-type="float">
            <text:p>0.0339851943</text:p>
          </table:table-cell>
          <table:table-cell table:formula="of:=[.E57]/3400000000" office:value-type="float" office:value="0.177052449705882" calcext:value-type="float">
            <text:p>0.1770524497</text:p>
          </table:table-cell>
          <table:table-cell table:number-columns-repeated="2"/>
          <table:table-cell office:value-type="float" office:value="108795.333333" calcext:value-type="float">
            <text:p>108795.333333</text:p>
          </table:table-cell>
          <table:table-cell office:value-type="float" office:value="642232.666667" calcext:value-type="float">
            <text:p>642232.666667</text:p>
          </table:table-cell>
          <table:table-cell office:value-type="float" office:value="2451352.333333" calcext:value-type="float">
            <text:p>2451352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49215" calcext:value-type="float">
            <text:p>5549215</text:p>
          </table:table-cell>
          <table:table-cell office:value-type="float" office:value="114144969" calcext:value-type="float">
            <text:p>114144969</text:p>
          </table:table-cell>
          <table:table-cell office:value-type="float" office:value="603091223" calcext:value-type="float">
            <text:p>603091223</text:p>
          </table:table-cell>
          <table:table-cell/>
          <table:table-cell table:formula="of:=[.C58]/3400000000" office:value-type="float" office:value="0.00163212205882353" calcext:value-type="float">
            <text:p>0.0016321221</text:p>
          </table:table-cell>
          <table:table-cell table:formula="of:=[.D58]/3400000000" office:value-type="float" office:value="0.0335720497058823" calcext:value-type="float">
            <text:p>0.0335720497</text:p>
          </table:table-cell>
          <table:table-cell table:formula="of:=[.E58]/3400000000" office:value-type="float" office:value="0.177379771470588" calcext:value-type="float">
            <text:p>0.1773797715</text:p>
          </table:table-cell>
          <table:table-cell table:number-columns-repeated="2"/>
          <table:table-cell office:value-type="float" office:value="111685.666667" calcext:value-type="float">
            <text:p>111685.666667</text:p>
          </table:table-cell>
          <table:table-cell office:value-type="float" office:value="623139" calcext:value-type="float">
            <text:p>623139</text:p>
          </table:table-cell>
          <table:table-cell office:value-type="float" office:value="2350286.333333" calcext:value-type="float">
            <text:p>2350286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858447.666667" calcext:value-type="float">
            <text:p>5858447.666667</text:p>
          </table:table-cell>
          <table:table-cell office:value-type="float" office:value="113098064" calcext:value-type="float">
            <text:p>113098064</text:p>
          </table:table-cell>
          <table:table-cell office:value-type="float" office:value="610632849.333333" calcext:value-type="float">
            <text:p>610632849.333333</text:p>
          </table:table-cell>
          <table:table-cell/>
          <table:table-cell table:formula="of:=[.C59]/3400000000" office:value-type="float" office:value="0.00172307284313735" calcext:value-type="float">
            <text:p>0.0017230728</text:p>
          </table:table-cell>
          <table:table-cell table:formula="of:=[.D59]/3400000000" office:value-type="float" office:value="0.0332641364705882" calcext:value-type="float">
            <text:p>0.0332641365</text:p>
          </table:table-cell>
          <table:table-cell table:formula="of:=[.E59]/3400000000" office:value-type="float" office:value="0.179597896862745" calcext:value-type="float">
            <text:p>0.1795978969</text:p>
          </table:table-cell>
          <table:table-cell table:number-columns-repeated="2"/>
          <table:table-cell office:value-type="float" office:value="123239.333333" calcext:value-type="float">
            <text:p>123239.333333</text:p>
          </table:table-cell>
          <table:table-cell office:value-type="float" office:value="607701.666667" calcext:value-type="float">
            <text:p>607701.666667</text:p>
          </table:table-cell>
          <table:table-cell office:value-type="float" office:value="2413653.333333" calcext:value-type="float">
            <text:p>2413653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671621.666667" calcext:value-type="float">
            <text:p>5671621.666667</text:p>
          </table:table-cell>
          <table:table-cell office:value-type="float" office:value="114411796.333333" calcext:value-type="float">
            <text:p>114411796.333333</text:p>
          </table:table-cell>
          <table:table-cell office:value-type="float" office:value="607099864.333333" calcext:value-type="float">
            <text:p>607099864.333333</text:p>
          </table:table-cell>
          <table:table-cell/>
          <table:table-cell table:formula="of:=[.C60]/3400000000" office:value-type="float" office:value="0.00166812401960794" calcext:value-type="float">
            <text:p>0.001668124</text:p>
          </table:table-cell>
          <table:table-cell table:formula="of:=[.D60]/3400000000" office:value-type="float" office:value="0.0336505283333332" calcext:value-type="float">
            <text:p>0.0336505283</text:p>
          </table:table-cell>
          <table:table-cell table:formula="of:=[.E60]/3400000000" office:value-type="float" office:value="0.178558783627451" calcext:value-type="float">
            <text:p>0.1785587836</text:p>
          </table:table-cell>
          <table:table-cell table:number-columns-repeated="2"/>
          <table:table-cell office:value-type="float" office:value="109648" calcext:value-type="float">
            <text:p>109648</text:p>
          </table:table-cell>
          <table:table-cell office:value-type="float" office:value="615052" calcext:value-type="float">
            <text:p>615052</text:p>
          </table:table-cell>
          <table:table-cell office:value-type="float" office:value="2619793.333333" calcext:value-type="float">
            <text:p>2619793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81048" calcext:value-type="float">
            <text:p>5481048</text:p>
          </table:table-cell>
          <table:table-cell office:value-type="float" office:value="115384131.333333" calcext:value-type="float">
            <text:p>115384131.333333</text:p>
          </table:table-cell>
          <table:table-cell office:value-type="float" office:value="609198933.666667" calcext:value-type="float">
            <text:p>609198933.666667</text:p>
          </table:table-cell>
          <table:table-cell/>
          <table:table-cell table:formula="of:=[.C61]/3400000000" office:value-type="float" office:value="0.00161207294117647" calcext:value-type="float">
            <text:p>0.0016120729</text:p>
          </table:table-cell>
          <table:table-cell table:formula="of:=[.D61]/3400000000" office:value-type="float" office:value="0.0339365092156862" calcext:value-type="float">
            <text:p>0.0339365092</text:p>
          </table:table-cell>
          <table:table-cell table:formula="of:=[.E61]/3400000000" office:value-type="float" office:value="0.179176156960784" calcext:value-type="float">
            <text:p>0.179176157</text:p>
          </table:table-cell>
          <table:table-cell table:number-columns-repeated="2"/>
          <table:table-cell office:value-type="float" office:value="111453.666667" calcext:value-type="float">
            <text:p>111453.666667</text:p>
          </table:table-cell>
          <table:table-cell office:value-type="float" office:value="629604.666667" calcext:value-type="float">
            <text:p>629604.666667</text:p>
          </table:table-cell>
          <table:table-cell office:value-type="float" office:value="2441888" calcext:value-type="float">
            <text:p>244188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58787.666667" calcext:value-type="float">
            <text:p>5558787.666667</text:p>
          </table:table-cell>
          <table:table-cell office:value-type="float" office:value="114483119.333333" calcext:value-type="float">
            <text:p>114483119.333333</text:p>
          </table:table-cell>
          <table:table-cell office:value-type="float" office:value="610446585.666667" calcext:value-type="float">
            <text:p>610446585.666667</text:p>
          </table:table-cell>
          <table:table-cell/>
          <table:table-cell table:formula="of:=[.C62]/3400000000" office:value-type="float" office:value="0.00163493754901971" calcext:value-type="float">
            <text:p>0.0016349375</text:p>
          </table:table-cell>
          <table:table-cell table:formula="of:=[.D62]/3400000000" office:value-type="float" office:value="0.0336715056862744" calcext:value-type="float">
            <text:p>0.0336715057</text:p>
          </table:table-cell>
          <table:table-cell table:formula="of:=[.E62]/3400000000" office:value-type="float" office:value="0.179543113431373" calcext:value-type="float">
            <text:p>0.1795431134</text:p>
          </table:table-cell>
          <table:table-cell table:number-columns-repeated="2"/>
          <table:table-cell office:value-type="float" office:value="109569.666667" calcext:value-type="float">
            <text:p>109569.666667</text:p>
          </table:table-cell>
          <table:table-cell office:value-type="float" office:value="625853" calcext:value-type="float">
            <text:p>625853</text:p>
          </table:table-cell>
          <table:table-cell office:value-type="float" office:value="2412716" calcext:value-type="float">
            <text:p>241271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35844.333333" calcext:value-type="float">
            <text:p>5135844.333333</text:p>
          </table:table-cell>
          <table:table-cell office:value-type="float" office:value="113480842.333333" calcext:value-type="float">
            <text:p>113480842.333333</text:p>
          </table:table-cell>
          <table:table-cell office:value-type="float" office:value="609166400.333333" calcext:value-type="float">
            <text:p>609166400.333333</text:p>
          </table:table-cell>
          <table:table-cell/>
          <table:table-cell table:formula="of:=[.C63]/3400000000" office:value-type="float" office:value="0.00151054245098029" calcext:value-type="float">
            <text:p>0.0015105425</text:p>
          </table:table-cell>
          <table:table-cell table:formula="of:=[.D63]/3400000000" office:value-type="float" office:value="0.0333767183333332" calcext:value-type="float">
            <text:p>0.0333767183</text:p>
          </table:table-cell>
          <table:table-cell table:formula="of:=[.E63]/3400000000" office:value-type="float" office:value="0.179166588333333" calcext:value-type="float">
            <text:p>0.1791665883</text:p>
          </table:table-cell>
          <table:table-cell table:number-columns-repeated="2"/>
          <table:table-cell office:value-type="float" office:value="109298.333333" calcext:value-type="float">
            <text:p>109298.333333</text:p>
          </table:table-cell>
          <table:table-cell office:value-type="float" office:value="609175" calcext:value-type="float">
            <text:p>609175</text:p>
          </table:table-cell>
          <table:table-cell office:value-type="float" office:value="2536934.333333" calcext:value-type="float">
            <text:p>2536934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31557" calcext:value-type="float">
            <text:p>5431557</text:p>
          </table:table-cell>
          <table:table-cell office:value-type="float" office:value="114820182" calcext:value-type="float">
            <text:p>114820182</text:p>
          </table:table-cell>
          <table:table-cell office:value-type="float" office:value="613883412" calcext:value-type="float">
            <text:p>613883412</text:p>
          </table:table-cell>
          <table:table-cell/>
          <table:table-cell table:formula="of:=[.C64]/3400000000" office:value-type="float" office:value="0.00159751676470588" calcext:value-type="float">
            <text:p>0.0015975168</text:p>
          </table:table-cell>
          <table:table-cell table:formula="of:=[.D64]/3400000000" office:value-type="float" office:value="0.0337706417647059" calcext:value-type="float">
            <text:p>0.0337706418</text:p>
          </table:table-cell>
          <table:table-cell table:formula="of:=[.E64]/3400000000" office:value-type="float" office:value="0.180553944705882" calcext:value-type="float">
            <text:p>0.1805539447</text:p>
          </table:table-cell>
          <table:table-cell table:number-columns-repeated="2"/>
          <table:table-cell office:value-type="float" office:value="111871.666667" calcext:value-type="float">
            <text:p>111871.666667</text:p>
          </table:table-cell>
          <table:table-cell office:value-type="float" office:value="611146" calcext:value-type="float">
            <text:p>611146</text:p>
          </table:table-cell>
          <table:table-cell office:value-type="float" office:value="2360166.333333" calcext:value-type="float">
            <text:p>2360166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902928.666667" calcext:value-type="float">
            <text:p>5902928.666667</text:p>
          </table:table-cell>
          <table:table-cell office:value-type="float" office:value="114126856.666667" calcext:value-type="float">
            <text:p>114126856.666667</text:p>
          </table:table-cell>
          <table:table-cell office:value-type="float" office:value="609665231.333333" calcext:value-type="float">
            <text:p>609665231.333333</text:p>
          </table:table-cell>
          <table:table-cell/>
          <table:table-cell table:formula="of:=[.C65]/3400000000" office:value-type="float" office:value="0.00173615549019618" calcext:value-type="float">
            <text:p>0.0017361555</text:p>
          </table:table-cell>
          <table:table-cell table:formula="of:=[.D65]/3400000000" office:value-type="float" office:value="0.0335667225490197" calcext:value-type="float">
            <text:p>0.0335667225</text:p>
          </table:table-cell>
          <table:table-cell table:formula="of:=[.E65]/3400000000" office:value-type="float" office:value="0.179313303333333" calcext:value-type="float">
            <text:p>0.1793133033</text:p>
          </table:table-cell>
          <table:table-cell table:number-columns-repeated="2"/>
          <table:table-cell office:value-type="float" office:value="109811" calcext:value-type="float">
            <text:p>109811</text:p>
          </table:table-cell>
          <table:table-cell office:value-type="float" office:value="643511.333333" calcext:value-type="float">
            <text:p>643511.333333</text:p>
          </table:table-cell>
          <table:table-cell office:value-type="float" office:value="2837317" calcext:value-type="float">
            <text:p>28373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102339" calcext:value-type="float">
            <text:p>7102339</text:p>
          </table:table-cell>
          <table:table-cell office:value-type="float" office:value="117974549.666667" calcext:value-type="float">
            <text:p>117974549.666667</text:p>
          </table:table-cell>
          <table:table-cell office:value-type="float" office:value="666230570" calcext:value-type="float">
            <text:p>666230570</text:p>
          </table:table-cell>
          <table:table-cell/>
          <table:table-cell table:formula="of:=[.C66]/3400000000" office:value-type="float" office:value="0.00208892323529412" calcext:value-type="float">
            <text:p>0.0020889232</text:p>
          </table:table-cell>
          <table:table-cell table:formula="of:=[.D66]/3400000000" office:value-type="float" office:value="0.0346983969607844" calcext:value-type="float">
            <text:p>0.034698397</text:p>
          </table:table-cell>
          <table:table-cell table:formula="of:=[.E66]/3400000000" office:value-type="float" office:value="0.195950167647059" calcext:value-type="float">
            <text:p>0.1959501676</text:p>
          </table:table-cell>
          <table:table-cell table:number-columns-repeated="2"/>
          <table:table-cell office:value-type="float" office:value="109313.666667" calcext:value-type="float">
            <text:p>109313.666667</text:p>
          </table:table-cell>
          <table:table-cell office:value-type="float" office:value="613952" calcext:value-type="float">
            <text:p>613952</text:p>
          </table:table-cell>
          <table:table-cell office:value-type="float" office:value="2445898" calcext:value-type="float">
            <text:p>244589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24332" calcext:value-type="float">
            <text:p>5524332</text:p>
          </table:table-cell>
          <table:table-cell office:value-type="float" office:value="113962091.666667" calcext:value-type="float">
            <text:p>113962091.666667</text:p>
          </table:table-cell>
          <table:table-cell office:value-type="float" office:value="616998120" calcext:value-type="float">
            <text:p>616998120</text:p>
          </table:table-cell>
          <table:table-cell/>
          <table:table-cell table:formula="of:=[.C67]/3400000000" office:value-type="float" office:value="0.00162480352941176" calcext:value-type="float">
            <text:p>0.0016248035</text:p>
          </table:table-cell>
          <table:table-cell table:formula="of:=[.D67]/3400000000" office:value-type="float" office:value="0.0335182622549021" calcext:value-type="float">
            <text:p>0.0335182623</text:p>
          </table:table-cell>
          <table:table-cell table:formula="of:=[.E67]/3400000000" office:value-type="float" office:value="0.181470035294118" calcext:value-type="float">
            <text:p>0.1814700353</text:p>
          </table:table-cell>
          <table:table-cell table:number-columns-repeated="2"/>
          <table:table-cell office:value-type="float" office:value="109392.333333" calcext:value-type="float">
            <text:p>109392.333333</text:p>
          </table:table-cell>
          <table:table-cell office:value-type="float" office:value="612345.333333" calcext:value-type="float">
            <text:p>612345.333333</text:p>
          </table:table-cell>
          <table:table-cell office:value-type="float" office:value="2376533.666667" calcext:value-type="float">
            <text:p>2376533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663488.666667" calcext:value-type="float">
            <text:p>5663488.666667</text:p>
          </table:table-cell>
          <table:table-cell office:value-type="float" office:value="125213876.666667" calcext:value-type="float">
            <text:p>125213876.666667</text:p>
          </table:table-cell>
          <table:table-cell office:value-type="float" office:value="606708947.333333" calcext:value-type="float">
            <text:p>606708947.333333</text:p>
          </table:table-cell>
          <table:table-cell/>
          <table:table-cell table:formula="of:=[.C68]/3400000000" office:value-type="float" office:value="0.00166573196078441" calcext:value-type="float">
            <text:p>0.001665732</text:p>
          </table:table-cell>
          <table:table-cell table:formula="of:=[.D68]/3400000000" office:value-type="float" office:value="0.0368276107843138" calcext:value-type="float">
            <text:p>0.0368276108</text:p>
          </table:table-cell>
          <table:table-cell table:formula="of:=[.E68]/3400000000" office:value-type="float" office:value="0.178443808039216" calcext:value-type="float">
            <text:p>0.178443808</text:p>
          </table:table-cell>
          <table:table-cell table:number-columns-repeated="2"/>
          <table:table-cell office:value-type="float" office:value="109865.333333" calcext:value-type="float">
            <text:p>109865.333333</text:p>
          </table:table-cell>
          <table:table-cell office:value-type="float" office:value="643972.333333" calcext:value-type="float">
            <text:p>643972.333333</text:p>
          </table:table-cell>
          <table:table-cell office:value-type="float" office:value="2530447.666667" calcext:value-type="float">
            <text:p>2530447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24304" calcext:value-type="float">
            <text:p>5224304</text:p>
          </table:table-cell>
          <table:table-cell office:value-type="float" office:value="117462031" calcext:value-type="float">
            <text:p>117462031</text:p>
          </table:table-cell>
          <table:table-cell office:value-type="float" office:value="623530813.333333" calcext:value-type="float">
            <text:p>623530813.333333</text:p>
          </table:table-cell>
          <table:table-cell/>
          <table:table-cell table:formula="of:=[.C69]/3400000000" office:value-type="float" office:value="0.00153656" calcext:value-type="float">
            <text:p>0.00153656</text:p>
          </table:table-cell>
          <table:table-cell table:formula="of:=[.D69]/3400000000" office:value-type="float" office:value="0.0345476561764706" calcext:value-type="float">
            <text:p>0.0345476562</text:p>
          </table:table-cell>
          <table:table-cell table:formula="of:=[.E69]/3400000000" office:value-type="float" office:value="0.183391415686274" calcext:value-type="float">
            <text:p>0.1833914157</text:p>
          </table:table-cell>
          <table:table-cell table:number-columns-repeated="2"/>
          <table:table-cell office:value-type="float" office:value="109176.666667" calcext:value-type="float">
            <text:p>109176.666667</text:p>
          </table:table-cell>
          <table:table-cell office:value-type="float" office:value="635083" calcext:value-type="float">
            <text:p>635083</text:p>
          </table:table-cell>
          <table:table-cell office:value-type="float" office:value="2363074" calcext:value-type="float">
            <text:p>236307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29324.666667" calcext:value-type="float">
            <text:p>5429324.666667</text:p>
          </table:table-cell>
          <table:table-cell office:value-type="float" office:value="115315845" calcext:value-type="float">
            <text:p>115315845</text:p>
          </table:table-cell>
          <table:table-cell office:value-type="float" office:value="609156925" calcext:value-type="float">
            <text:p>609156925</text:p>
          </table:table-cell>
          <table:table-cell/>
          <table:table-cell table:formula="of:=[.C70]/3400000000" office:value-type="float" office:value="0.00159686019607853" calcext:value-type="float">
            <text:p>0.0015968602</text:p>
          </table:table-cell>
          <table:table-cell table:formula="of:=[.D70]/3400000000" office:value-type="float" office:value="0.033916425" calcext:value-type="float">
            <text:p>0.033916425</text:p>
          </table:table-cell>
          <table:table-cell table:formula="of:=[.E70]/3400000000" office:value-type="float" office:value="0.179163801470588" calcext:value-type="float">
            <text:p>0.1791638015</text:p>
          </table:table-cell>
          <table:table-cell table:number-columns-repeated="2"/>
          <table:table-cell office:value-type="float" office:value="109040.333333" calcext:value-type="float">
            <text:p>109040.333333</text:p>
          </table:table-cell>
          <table:table-cell office:value-type="float" office:value="616983" calcext:value-type="float">
            <text:p>616983</text:p>
          </table:table-cell>
          <table:table-cell office:value-type="float" office:value="2554811" calcext:value-type="float">
            <text:p>255481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26222.666667" calcext:value-type="float">
            <text:p>5426222.666667</text:p>
          </table:table-cell>
          <table:table-cell office:value-type="float" office:value="115089521" calcext:value-type="float">
            <text:p>115089521</text:p>
          </table:table-cell>
          <table:table-cell office:value-type="float" office:value="603901846.333333" calcext:value-type="float">
            <text:p>603901846.333333</text:p>
          </table:table-cell>
          <table:table-cell/>
          <table:table-cell table:formula="of:=[.C71]/3400000000" office:value-type="float" office:value="0.00159594784313735" calcext:value-type="float">
            <text:p>0.0015959478</text:p>
          </table:table-cell>
          <table:table-cell table:formula="of:=[.D71]/3400000000" office:value-type="float" office:value="0.0338498591176471" calcext:value-type="float">
            <text:p>0.0338498591</text:p>
          </table:table-cell>
          <table:table-cell table:formula="of:=[.E71]/3400000000" office:value-type="float" office:value="0.177618190098039" calcext:value-type="float">
            <text:p>0.1776181901</text:p>
          </table:table-cell>
          <table:table-cell table:number-columns-repeated="2"/>
          <table:table-cell office:value-type="float" office:value="109501" calcext:value-type="float">
            <text:p>109501</text:p>
          </table:table-cell>
          <table:table-cell office:value-type="float" office:value="667538.333333" calcext:value-type="float">
            <text:p>667538.333333</text:p>
          </table:table-cell>
          <table:table-cell office:value-type="float" office:value="2435835" calcext:value-type="float">
            <text:p>243583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056677.333333" calcext:value-type="float">
            <text:p>6056677.333333</text:p>
          </table:table-cell>
          <table:table-cell office:value-type="float" office:value="119875190.333333" calcext:value-type="float">
            <text:p>119875190.333333</text:p>
          </table:table-cell>
          <table:table-cell office:value-type="float" office:value="609015982" calcext:value-type="float">
            <text:p>609015982</text:p>
          </table:table-cell>
          <table:table-cell/>
          <table:table-cell table:formula="of:=[.C72]/3400000000" office:value-type="float" office:value="0.00178137568627441" calcext:value-type="float">
            <text:p>0.0017813757</text:p>
          </table:table-cell>
          <table:table-cell table:formula="of:=[.D72]/3400000000" office:value-type="float" office:value="0.0352574089215685" calcext:value-type="float">
            <text:p>0.0352574089</text:p>
          </table:table-cell>
          <table:table-cell table:formula="of:=[.E72]/3400000000" office:value-type="float" office:value="0.179122347647059" calcext:value-type="float">
            <text:p>0.1791223476</text:p>
          </table:table-cell>
          <table:table-cell table:number-columns-repeated="2"/>
          <table:table-cell office:value-type="float" office:value="115674.333333" calcext:value-type="float">
            <text:p>115674.333333</text:p>
          </table:table-cell>
          <table:table-cell office:value-type="float" office:value="615037.666667" calcext:value-type="float">
            <text:p>615037.666667</text:p>
          </table:table-cell>
          <table:table-cell office:value-type="float" office:value="3148250.666667" calcext:value-type="float">
            <text:p>3148250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707219" calcext:value-type="float">
            <text:p>5707219</text:p>
          </table:table-cell>
          <table:table-cell office:value-type="float" office:value="118038224" calcext:value-type="float">
            <text:p>118038224</text:p>
          </table:table-cell>
          <table:table-cell office:value-type="float" office:value="616252089.666667" calcext:value-type="float">
            <text:p>616252089.666667</text:p>
          </table:table-cell>
          <table:table-cell/>
          <table:table-cell table:formula="of:=[.C73]/3400000000" office:value-type="float" office:value="0.00167859382352941" calcext:value-type="float">
            <text:p>0.0016785938</text:p>
          </table:table-cell>
          <table:table-cell table:formula="of:=[.D73]/3400000000" office:value-type="float" office:value="0.0347171247058824" calcext:value-type="float">
            <text:p>0.0347171247</text:p>
          </table:table-cell>
          <table:table-cell table:formula="of:=[.E73]/3400000000" office:value-type="float" office:value="0.181250614607843" calcext:value-type="float">
            <text:p>0.1812506146</text:p>
          </table:table-cell>
          <table:table-cell table:number-columns-repeated="2"/>
          <table:table-cell office:value-type="float" office:value="109627" calcext:value-type="float">
            <text:p>109627</text:p>
          </table:table-cell>
          <table:table-cell office:value-type="float" office:value="623430.666667" calcext:value-type="float">
            <text:p>623430.666667</text:p>
          </table:table-cell>
          <table:table-cell office:value-type="float" office:value="2451572" calcext:value-type="float">
            <text:p>245157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24278.333333" calcext:value-type="float">
            <text:p>5524278.333333</text:p>
          </table:table-cell>
          <table:table-cell office:value-type="float" office:value="118894702.333333" calcext:value-type="float">
            <text:p>118894702.333333</text:p>
          </table:table-cell>
          <table:table-cell office:value-type="float" office:value="621470407.333333" calcext:value-type="float">
            <text:p>621470407.333333</text:p>
          </table:table-cell>
          <table:table-cell/>
          <table:table-cell table:formula="of:=[.C74]/3400000000" office:value-type="float" office:value="0.00162478774509794" calcext:value-type="float">
            <text:p>0.0016247877</text:p>
          </table:table-cell>
          <table:table-cell table:formula="of:=[.D74]/3400000000" office:value-type="float" office:value="0.0349690300980391" calcext:value-type="float">
            <text:p>0.0349690301</text:p>
          </table:table-cell>
          <table:table-cell table:formula="of:=[.E74]/3400000000" office:value-type="float" office:value="0.182785413921569" calcext:value-type="float">
            <text:p>0.1827854139</text:p>
          </table:table-cell>
          <table:table-cell table:number-columns-repeated="2"/>
          <table:table-cell office:value-type="float" office:value="109656.333333" calcext:value-type="float">
            <text:p>109656.333333</text:p>
          </table:table-cell>
          <table:table-cell office:value-type="float" office:value="610113" calcext:value-type="float">
            <text:p>610113</text:p>
          </table:table-cell>
          <table:table-cell office:value-type="float" office:value="2444918.333333" calcext:value-type="float">
            <text:p>2444918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14320.333333" calcext:value-type="float">
            <text:p>5514320.333333</text:p>
          </table:table-cell>
          <table:table-cell office:value-type="float" office:value="117944079" calcext:value-type="float">
            <text:p>117944079</text:p>
          </table:table-cell>
          <table:table-cell office:value-type="float" office:value="612395292.666667" calcext:value-type="float">
            <text:p>612395292.666667</text:p>
          </table:table-cell>
          <table:table-cell/>
          <table:table-cell table:formula="of:=[.C75]/3400000000" office:value-type="float" office:value="0.00162185892156853" calcext:value-type="float">
            <text:p>0.0016218589</text:p>
          </table:table-cell>
          <table:table-cell table:formula="of:=[.D75]/3400000000" office:value-type="float" office:value="0.034689435" calcext:value-type="float">
            <text:p>0.034689435</text:p>
          </table:table-cell>
          <table:table-cell table:formula="of:=[.E75]/3400000000" office:value-type="float" office:value="0.18011626254902" calcext:value-type="float">
            <text:p>0.1801162625</text:p>
          </table:table-cell>
          <table:table-cell table:number-columns-repeated="2"/>
          <table:table-cell office:value-type="float" office:value="112174" calcext:value-type="float">
            <text:p>112174</text:p>
          </table:table-cell>
          <table:table-cell office:value-type="float" office:value="610330.333333" calcext:value-type="float">
            <text:p>610330.333333</text:p>
          </table:table-cell>
          <table:table-cell office:value-type="float" office:value="2452063.666667" calcext:value-type="float">
            <text:p>2452063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132830" calcext:value-type="float">
            <text:p>6132830</text:p>
          </table:table-cell>
          <table:table-cell office:value-type="float" office:value="118644300.666667" calcext:value-type="float">
            <text:p>118644300.666667</text:p>
          </table:table-cell>
          <table:table-cell office:value-type="float" office:value="631315739.666667" calcext:value-type="float">
            <text:p>631315739.666667</text:p>
          </table:table-cell>
          <table:table-cell/>
          <table:table-cell table:formula="of:=[.C76]/3400000000" office:value-type="float" office:value="0.00180377352941176" calcext:value-type="float">
            <text:p>0.0018037735</text:p>
          </table:table-cell>
          <table:table-cell table:formula="of:=[.D76]/3400000000" office:value-type="float" office:value="0.0348953825490197" calcext:value-type="float">
            <text:p>0.0348953825</text:p>
          </table:table-cell>
          <table:table-cell table:formula="of:=[.E76]/3400000000" office:value-type="float" office:value="0.185681099901961" calcext:value-type="float">
            <text:p>0.1856810999</text:p>
          </table:table-cell>
          <table:table-cell table:number-columns-repeated="2"/>
          <table:table-cell office:value-type="float" office:value="123890" calcext:value-type="float">
            <text:p>123890</text:p>
          </table:table-cell>
          <table:table-cell office:value-type="float" office:value="719114.333333" calcext:value-type="float">
            <text:p>719114.333333</text:p>
          </table:table-cell>
          <table:table-cell office:value-type="float" office:value="2395630.333333" calcext:value-type="float">
            <text:p>2395630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057349.666667" calcext:value-type="float">
            <text:p>5057349.666667</text:p>
          </table:table-cell>
          <table:table-cell office:value-type="float" office:value="115683356" calcext:value-type="float">
            <text:p>115683356</text:p>
          </table:table-cell>
          <table:table-cell office:value-type="float" office:value="622136706" calcext:value-type="float">
            <text:p>622136706</text:p>
          </table:table-cell>
          <table:table-cell/>
          <table:table-cell table:formula="of:=[.C77]/3400000000" office:value-type="float" office:value="0.00148745578431382" calcext:value-type="float">
            <text:p>0.0014874558</text:p>
          </table:table-cell>
          <table:table-cell table:formula="of:=[.D77]/3400000000" office:value-type="float" office:value="0.0340245164705882" calcext:value-type="float">
            <text:p>0.0340245165</text:p>
          </table:table-cell>
          <table:table-cell table:formula="of:=[.E77]/3400000000" office:value-type="float" office:value="0.182981384117647" calcext:value-type="float">
            <text:p>0.1829813841</text:p>
          </table:table-cell>
          <table:table-cell table:number-columns-repeated="2"/>
          <table:table-cell office:value-type="float" office:value="109606" calcext:value-type="float">
            <text:p>109606</text:p>
          </table:table-cell>
          <table:table-cell office:value-type="float" office:value="643340" calcext:value-type="float">
            <text:p>643340</text:p>
          </table:table-cell>
          <table:table-cell office:value-type="float" office:value="2771036" calcext:value-type="float">
            <text:p>277103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062144.666667" calcext:value-type="float">
            <text:p>6062144.666667</text:p>
          </table:table-cell>
          <table:table-cell office:value-type="float" office:value="113571468.333333" calcext:value-type="float">
            <text:p>113571468.333333</text:p>
          </table:table-cell>
          <table:table-cell office:value-type="float" office:value="610577490" calcext:value-type="float">
            <text:p>610577490</text:p>
          </table:table-cell>
          <table:table-cell/>
          <table:table-cell table:formula="of:=[.C78]/3400000000" office:value-type="float" office:value="0.00178298372549029" calcext:value-type="float">
            <text:p>0.0017829837</text:p>
          </table:table-cell>
          <table:table-cell table:formula="of:=[.D78]/3400000000" office:value-type="float" office:value="0.0334033730392156" calcext:value-type="float">
            <text:p>0.033403373</text:p>
          </table:table-cell>
          <table:table-cell table:formula="of:=[.E78]/3400000000" office:value-type="float" office:value="0.179581614705882" calcext:value-type="float">
            <text:p>0.1795816147</text:p>
          </table:table-cell>
          <table:table-cell table:number-columns-repeated="2"/>
          <table:table-cell office:value-type="float" office:value="109595" calcext:value-type="float">
            <text:p>109595</text:p>
          </table:table-cell>
          <table:table-cell office:value-type="float" office:value="720530" calcext:value-type="float">
            <text:p>720530</text:p>
          </table:table-cell>
          <table:table-cell office:value-type="float" office:value="2396817.333333" calcext:value-type="float">
            <text:p>2396817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24591" calcext:value-type="float">
            <text:p>5124591</text:p>
          </table:table-cell>
          <table:table-cell office:value-type="float" office:value="115385089.666667" calcext:value-type="float">
            <text:p>115385089.666667</text:p>
          </table:table-cell>
          <table:table-cell office:value-type="float" office:value="616074565.666667" calcext:value-type="float">
            <text:p>616074565.666667</text:p>
          </table:table-cell>
          <table:table-cell/>
          <table:table-cell table:formula="of:=[.C79]/3400000000" office:value-type="float" office:value="0.00150723264705882" calcext:value-type="float">
            <text:p>0.0015072326</text:p>
          </table:table-cell>
          <table:table-cell table:formula="of:=[.D79]/3400000000" office:value-type="float" office:value="0.0339367910784315" calcext:value-type="float">
            <text:p>0.0339367911</text:p>
          </table:table-cell>
          <table:table-cell table:formula="of:=[.E79]/3400000000" office:value-type="float" office:value="0.181198401666667" calcext:value-type="float">
            <text:p>0.1811984017</text:p>
          </table:table-cell>
          <table:table-cell table:number-columns-repeated="2"/>
          <table:table-cell office:value-type="float" office:value="109216.666667" calcext:value-type="float">
            <text:p>109216.666667</text:p>
          </table:table-cell>
          <table:table-cell office:value-type="float" office:value="646125.333333" calcext:value-type="float">
            <text:p>646125.333333</text:p>
          </table:table-cell>
          <table:table-cell office:value-type="float" office:value="2566509.333333" calcext:value-type="float">
            <text:p>2566509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90432" calcext:value-type="float">
            <text:p>5190432</text:p>
          </table:table-cell>
          <table:table-cell office:value-type="float" office:value="113782591" calcext:value-type="float">
            <text:p>113782591</text:p>
          </table:table-cell>
          <table:table-cell office:value-type="float" office:value="612606546" calcext:value-type="float">
            <text:p>612606546</text:p>
          </table:table-cell>
          <table:table-cell/>
          <table:table-cell table:formula="of:=[.C80]/3400000000" office:value-type="float" office:value="0.00152659764705882" calcext:value-type="float">
            <text:p>0.0015265976</text:p>
          </table:table-cell>
          <table:table-cell table:formula="of:=[.D80]/3400000000" office:value-type="float" office:value="0.0334654679411765" calcext:value-type="float">
            <text:p>0.0334654679</text:p>
          </table:table-cell>
          <table:table-cell table:formula="of:=[.E80]/3400000000" office:value-type="float" office:value="0.180178395882353" calcext:value-type="float">
            <text:p>0.1801783959</text:p>
          </table:table-cell>
          <table:table-cell table:number-columns-repeated="2"/>
          <table:table-cell office:value-type="float" office:value="109043" calcext:value-type="float">
            <text:p>109043</text:p>
          </table:table-cell>
          <table:table-cell office:value-type="float" office:value="654024.666667" calcext:value-type="float">
            <text:p>654024.666667</text:p>
          </table:table-cell>
          <table:table-cell office:value-type="float" office:value="2996237.333333" calcext:value-type="float">
            <text:p>2996237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4156.333333" calcext:value-type="float">
            <text:p>5154156.333333</text:p>
          </table:table-cell>
          <table:table-cell office:value-type="float" office:value="115982327.333333" calcext:value-type="float">
            <text:p>115982327.333333</text:p>
          </table:table-cell>
          <table:table-cell office:value-type="float" office:value="616433135.333333" calcext:value-type="float">
            <text:p>616433135.333333</text:p>
          </table:table-cell>
          <table:table-cell/>
          <table:table-cell table:formula="of:=[.C81]/3400000000" office:value-type="float" office:value="0.00151592833333324" calcext:value-type="float">
            <text:p>0.0015159283</text:p>
          </table:table-cell>
          <table:table-cell table:formula="of:=[.D81]/3400000000" office:value-type="float" office:value="0.0341124492156862" calcext:value-type="float">
            <text:p>0.0341124492</text:p>
          </table:table-cell>
          <table:table-cell table:formula="of:=[.E81]/3400000000" office:value-type="float" office:value="0.181303863333333" calcext:value-type="float">
            <text:p>0.1813038633</text:p>
          </table:table-cell>
          <table:table-cell table:number-columns-repeated="2"/>
          <table:table-cell office:value-type="float" office:value="109858.333333" calcext:value-type="float">
            <text:p>109858.333333</text:p>
          </table:table-cell>
          <table:table-cell office:value-type="float" office:value="611595.666667" calcext:value-type="float">
            <text:p>611595.666667</text:p>
          </table:table-cell>
          <table:table-cell office:value-type="float" office:value="2625145" calcext:value-type="float">
            <text:p>262514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92249.666667" calcext:value-type="float">
            <text:p>5592249.666667</text:p>
          </table:table-cell>
          <table:table-cell office:value-type="float" office:value="116742267.333333" calcext:value-type="float">
            <text:p>116742267.333333</text:p>
          </table:table-cell>
          <table:table-cell office:value-type="float" office:value="615174736.666667" calcext:value-type="float">
            <text:p>615174736.666667</text:p>
          </table:table-cell>
          <table:table-cell/>
          <table:table-cell table:formula="of:=[.C82]/3400000000" office:value-type="float" office:value="0.00164477931372559" calcext:value-type="float">
            <text:p>0.0016447793</text:p>
          </table:table-cell>
          <table:table-cell table:formula="of:=[.D82]/3400000000" office:value-type="float" office:value="0.0343359609803921" calcext:value-type="float">
            <text:p>0.034335961</text:p>
          </table:table-cell>
          <table:table-cell table:formula="of:=[.E82]/3400000000" office:value-type="float" office:value="0.180933746078431" calcext:value-type="float">
            <text:p>0.1809337461</text:p>
          </table:table-cell>
          <table:table-cell table:number-columns-repeated="2"/>
          <table:table-cell office:value-type="float" office:value="109092" calcext:value-type="float">
            <text:p>109092</text:p>
          </table:table-cell>
          <table:table-cell office:value-type="float" office:value="616144.333333" calcext:value-type="float">
            <text:p>616144.333333</text:p>
          </table:table-cell>
          <table:table-cell office:value-type="float" office:value="2583703" calcext:value-type="float">
            <text:p>258370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704359.333333" calcext:value-type="float">
            <text:p>5704359.333333</text:p>
          </table:table-cell>
          <table:table-cell office:value-type="float" office:value="115658894.333333" calcext:value-type="float">
            <text:p>115658894.333333</text:p>
          </table:table-cell>
          <table:table-cell office:value-type="float" office:value="616787772.666667" calcext:value-type="float">
            <text:p>616787772.666667</text:p>
          </table:table-cell>
          <table:table-cell/>
          <table:table-cell table:formula="of:=[.C83]/3400000000" office:value-type="float" office:value="0.00167775274509794" calcext:value-type="float">
            <text:p>0.0016777527</text:p>
          </table:table-cell>
          <table:table-cell table:formula="of:=[.D83]/3400000000" office:value-type="float" office:value="0.034017321862745" calcext:value-type="float">
            <text:p>0.0340173219</text:p>
          </table:table-cell>
          <table:table-cell table:formula="of:=[.E83]/3400000000" office:value-type="float" office:value="0.181408168431373" calcext:value-type="float">
            <text:p>0.1814081684</text:p>
          </table:table-cell>
          <table:table-cell table:number-columns-repeated="2"/>
          <table:table-cell office:value-type="float" office:value="109318.666667" calcext:value-type="float">
            <text:p>109318.666667</text:p>
          </table:table-cell>
          <table:table-cell office:value-type="float" office:value="662791" calcext:value-type="float">
            <text:p>662791</text:p>
          </table:table-cell>
          <table:table-cell office:value-type="float" office:value="2337545.666667" calcext:value-type="float">
            <text:p>2337545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660778.666667" calcext:value-type="float">
            <text:p>5660778.666667</text:p>
          </table:table-cell>
          <table:table-cell office:value-type="float" office:value="113410294.333333" calcext:value-type="float">
            <text:p>113410294.333333</text:p>
          </table:table-cell>
          <table:table-cell office:value-type="float" office:value="616768991.333333" calcext:value-type="float">
            <text:p>616768991.333333</text:p>
          </table:table-cell>
          <table:table-cell/>
          <table:table-cell table:formula="of:=[.C84]/3400000000" office:value-type="float" office:value="0.00166493490196088" calcext:value-type="float">
            <text:p>0.0016649349</text:p>
          </table:table-cell>
          <table:table-cell table:formula="of:=[.D84]/3400000000" office:value-type="float" office:value="0.0333559689215685" calcext:value-type="float">
            <text:p>0.0333559689</text:p>
          </table:table-cell>
          <table:table-cell table:formula="of:=[.E84]/3400000000" office:value-type="float" office:value="0.181402644509804" calcext:value-type="float">
            <text:p>0.1814026445</text:p>
          </table:table-cell>
          <table:table-cell table:number-columns-repeated="2"/>
          <table:table-cell office:value-type="float" office:value="118875.333333" calcext:value-type="float">
            <text:p>118875.333333</text:p>
          </table:table-cell>
          <table:table-cell office:value-type="float" office:value="613207.666667" calcext:value-type="float">
            <text:p>613207.666667</text:p>
          </table:table-cell>
          <table:table-cell office:value-type="float" office:value="2504051.666667" calcext:value-type="float">
            <text:p>2504051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97957.333333" calcext:value-type="float">
            <text:p>5197957.333333</text:p>
          </table:table-cell>
          <table:table-cell office:value-type="float" office:value="121566281.666667" calcext:value-type="float">
            <text:p>121566281.666667</text:p>
          </table:table-cell>
          <table:table-cell office:value-type="float" office:value="605479103.666667" calcext:value-type="float">
            <text:p>605479103.666667</text:p>
          </table:table-cell>
          <table:table-cell/>
          <table:table-cell table:formula="of:=[.C85]/3400000000" office:value-type="float" office:value="0.00152881098039206" calcext:value-type="float">
            <text:p>0.001528811</text:p>
          </table:table-cell>
          <table:table-cell table:formula="of:=[.D85]/3400000000" office:value-type="float" office:value="0.0357547887254903" calcext:value-type="float">
            <text:p>0.0357547887</text:p>
          </table:table-cell>
          <table:table-cell table:formula="of:=[.E85]/3400000000" office:value-type="float" office:value="0.178082089313726" calcext:value-type="float">
            <text:p>0.1780820893</text:p>
          </table:table-cell>
          <table:table-cell table:number-columns-repeated="2"/>
          <table:table-cell office:value-type="float" office:value="108792.333333" calcext:value-type="float">
            <text:p>108792.333333</text:p>
          </table:table-cell>
          <table:table-cell office:value-type="float" office:value="610364.333333" calcext:value-type="float">
            <text:p>610364.333333</text:p>
          </table:table-cell>
          <table:table-cell office:value-type="float" office:value="2473227.333333" calcext:value-type="float">
            <text:p>2473227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20225" calcext:value-type="float">
            <text:p>5520225</text:p>
          </table:table-cell>
          <table:table-cell office:value-type="float" office:value="128703297.666667" calcext:value-type="float">
            <text:p>128703297.666667</text:p>
          </table:table-cell>
          <table:table-cell office:value-type="float" office:value="610629142" calcext:value-type="float">
            <text:p>610629142</text:p>
          </table:table-cell>
          <table:table-cell/>
          <table:table-cell table:formula="of:=[.C86]/3400000000" office:value-type="float" office:value="0.00162359558823529" calcext:value-type="float">
            <text:p>0.0016235956</text:p>
          </table:table-cell>
          <table:table-cell table:formula="of:=[.D86]/3400000000" office:value-type="float" office:value="0.0378539110784315" calcext:value-type="float">
            <text:p>0.0378539111</text:p>
          </table:table-cell>
          <table:table-cell table:formula="of:=[.E86]/3400000000" office:value-type="float" office:value="0.179596806470588" calcext:value-type="float">
            <text:p>0.1795968065</text:p>
          </table:table-cell>
          <table:table-cell table:number-columns-repeated="2"/>
          <table:table-cell office:value-type="float" office:value="112340.666667" calcext:value-type="float">
            <text:p>112340.666667</text:p>
          </table:table-cell>
          <table:table-cell office:value-type="float" office:value="669166.666667" calcext:value-type="float">
            <text:p>669166.666667</text:p>
          </table:table-cell>
          <table:table-cell office:value-type="float" office:value="2748937" calcext:value-type="float">
            <text:p>274893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908700" calcext:value-type="float">
            <text:p>6908700</text:p>
          </table:table-cell>
          <table:table-cell office:value-type="float" office:value="126928102.333333" calcext:value-type="float">
            <text:p>126928102.333333</text:p>
          </table:table-cell>
          <table:table-cell office:value-type="float" office:value="628265197.333333" calcext:value-type="float">
            <text:p>628265197.333333</text:p>
          </table:table-cell>
          <table:table-cell/>
          <table:table-cell table:formula="of:=[.C87]/3400000000" office:value-type="float" office:value="0.00203197058823529" calcext:value-type="float">
            <text:p>0.0020319706</text:p>
          </table:table-cell>
          <table:table-cell table:formula="of:=[.D87]/3400000000" office:value-type="float" office:value="0.0373317948039215" calcext:value-type="float">
            <text:p>0.0373317948</text:p>
          </table:table-cell>
          <table:table-cell table:formula="of:=[.E87]/3400000000" office:value-type="float" office:value="0.184783881568627" calcext:value-type="float">
            <text:p>0.1847838816</text:p>
          </table:table-cell>
          <table:table-cell table:number-columns-repeated="2"/>
          <table:table-cell office:value-type="float" office:value="119013.666667" calcext:value-type="float">
            <text:p>119013.666667</text:p>
          </table:table-cell>
          <table:table-cell office:value-type="float" office:value="668526.666667" calcext:value-type="float">
            <text:p>668526.666667</text:p>
          </table:table-cell>
          <table:table-cell office:value-type="float" office:value="2434422.666667" calcext:value-type="float">
            <text:p>2434422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12385.666667" calcext:value-type="float">
            <text:p>5212385.666667</text:p>
          </table:table-cell>
          <table:table-cell office:value-type="float" office:value="122266833" calcext:value-type="float">
            <text:p>122266833</text:p>
          </table:table-cell>
          <table:table-cell office:value-type="float" office:value="608805069" calcext:value-type="float">
            <text:p>608805069</text:p>
          </table:table-cell>
          <table:table-cell/>
          <table:table-cell table:formula="of:=[.C88]/3400000000" office:value-type="float" office:value="0.00153305460784324" calcext:value-type="float">
            <text:p>0.0015330546</text:p>
          </table:table-cell>
          <table:table-cell table:formula="of:=[.D88]/3400000000" office:value-type="float" office:value="0.0359608332352941" calcext:value-type="float">
            <text:p>0.0359608332</text:p>
          </table:table-cell>
          <table:table-cell table:formula="of:=[.E88]/3400000000" office:value-type="float" office:value="0.179060314411765" calcext:value-type="float">
            <text:p>0.1790603144</text:p>
          </table:table-cell>
          <table:table-cell table:number-columns-repeated="2"/>
          <table:table-cell office:value-type="float" office:value="127491.333333" calcext:value-type="float">
            <text:p>127491.333333</text:p>
          </table:table-cell>
          <table:table-cell office:value-type="float" office:value="624258.333333" calcext:value-type="float">
            <text:p>624258.333333</text:p>
          </table:table-cell>
          <table:table-cell office:value-type="float" office:value="2615203" calcext:value-type="float">
            <text:p>261520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56676.333333" calcext:value-type="float">
            <text:p>5456676.333333</text:p>
          </table:table-cell>
          <table:table-cell office:value-type="float" office:value="114632111.333333" calcext:value-type="float">
            <text:p>114632111.333333</text:p>
          </table:table-cell>
          <table:table-cell office:value-type="float" office:value="604847242.666667" calcext:value-type="float">
            <text:p>604847242.666667</text:p>
          </table:table-cell>
          <table:table-cell/>
          <table:table-cell table:formula="of:=[.C89]/3400000000" office:value-type="float" office:value="0.00160490480392147" calcext:value-type="float">
            <text:p>0.0016049048</text:p>
          </table:table-cell>
          <table:table-cell table:formula="of:=[.D89]/3400000000" office:value-type="float" office:value="0.033715326862745" calcext:value-type="float">
            <text:p>0.0337153269</text:p>
          </table:table-cell>
          <table:table-cell table:formula="of:=[.E89]/3400000000" office:value-type="float" office:value="0.177896247843137" calcext:value-type="float">
            <text:p>0.1778962478</text:p>
          </table:table-cell>
          <table:table-cell table:number-columns-repeated="2"/>
          <table:table-cell office:value-type="float" office:value="114237" calcext:value-type="float">
            <text:p>114237</text:p>
          </table:table-cell>
          <table:table-cell office:value-type="float" office:value="609039.666667" calcext:value-type="float">
            <text:p>609039.666667</text:p>
          </table:table-cell>
          <table:table-cell office:value-type="float" office:value="2413311" calcext:value-type="float">
            <text:p>241331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360172.666667" calcext:value-type="float">
            <text:p>5360172.666667</text:p>
          </table:table-cell>
          <table:table-cell office:value-type="float" office:value="114147497" calcext:value-type="float">
            <text:p>114147497</text:p>
          </table:table-cell>
          <table:table-cell office:value-type="float" office:value="614588387.333333" calcext:value-type="float">
            <text:p>614588387.333333</text:p>
          </table:table-cell>
          <table:table-cell/>
          <table:table-cell table:formula="of:=[.C90]/3400000000" office:value-type="float" office:value="0.00157652137254912" calcext:value-type="float">
            <text:p>0.0015765214</text:p>
          </table:table-cell>
          <table:table-cell table:formula="of:=[.D90]/3400000000" office:value-type="float" office:value="0.0335727932352941" calcext:value-type="float">
            <text:p>0.0335727932</text:p>
          </table:table-cell>
          <table:table-cell table:formula="of:=[.E90]/3400000000" office:value-type="float" office:value="0.180761290392157" calcext:value-type="float">
            <text:p>0.1807612904</text:p>
          </table:table-cell>
          <table:table-cell table:number-columns-repeated="2"/>
          <table:table-cell office:value-type="float" office:value="110163.333333" calcext:value-type="float">
            <text:p>110163.333333</text:p>
          </table:table-cell>
          <table:table-cell office:value-type="float" office:value="611631.666667" calcext:value-type="float">
            <text:p>611631.666667</text:p>
          </table:table-cell>
          <table:table-cell office:value-type="float" office:value="2452225" calcext:value-type="float">
            <text:p>24522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84436.666667" calcext:value-type="float">
            <text:p>5484436.666667</text:p>
          </table:table-cell>
          <table:table-cell office:value-type="float" office:value="113854803" calcext:value-type="float">
            <text:p>113854803</text:p>
          </table:table-cell>
          <table:table-cell office:value-type="float" office:value="607828376.666667" calcext:value-type="float">
            <text:p>607828376.666667</text:p>
          </table:table-cell>
          <table:table-cell/>
          <table:table-cell table:formula="of:=[.C91]/3400000000" office:value-type="float" office:value="0.00161306960784324" calcext:value-type="float">
            <text:p>0.0016130696</text:p>
          </table:table-cell>
          <table:table-cell table:formula="of:=[.D91]/3400000000" office:value-type="float" office:value="0.0334867067647059" calcext:value-type="float">
            <text:p>0.0334867068</text:p>
          </table:table-cell>
          <table:table-cell table:formula="of:=[.E91]/3400000000" office:value-type="float" office:value="0.178773051960784" calcext:value-type="float">
            <text:p>0.178773052</text:p>
          </table:table-cell>
          <table:table-cell table:number-columns-repeated="2"/>
          <table:table-cell office:value-type="float" office:value="111297.333333" calcext:value-type="float">
            <text:p>111297.333333</text:p>
          </table:table-cell>
          <table:table-cell office:value-type="float" office:value="643239.333333" calcext:value-type="float">
            <text:p>643239.333333</text:p>
          </table:table-cell>
          <table:table-cell office:value-type="float" office:value="2435856" calcext:value-type="float">
            <text:p>24358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068356" calcext:value-type="float">
            <text:p>6068356</text:p>
          </table:table-cell>
          <table:table-cell office:value-type="float" office:value="115531522.333333" calcext:value-type="float">
            <text:p>115531522.333333</text:p>
          </table:table-cell>
          <table:table-cell office:value-type="float" office:value="607496508.666667" calcext:value-type="float">
            <text:p>607496508.666667</text:p>
          </table:table-cell>
          <table:table-cell/>
          <table:table-cell table:formula="of:=[.C92]/3400000000" office:value-type="float" office:value="0.00178481058823529" calcext:value-type="float">
            <text:p>0.0017848106</text:p>
          </table:table-cell>
          <table:table-cell table:formula="of:=[.D92]/3400000000" office:value-type="float" office:value="0.0339798595098038" calcext:value-type="float">
            <text:p>0.0339798595</text:p>
          </table:table-cell>
          <table:table-cell table:formula="of:=[.E92]/3400000000" office:value-type="float" office:value="0.17867544372549" calcext:value-type="float">
            <text:p>0.1786754437</text:p>
          </table:table-cell>
          <table:table-cell table:number-columns-repeated="2"/>
          <table:table-cell office:value-type="float" office:value="110004" calcext:value-type="float">
            <text:p>110004</text:p>
          </table:table-cell>
          <table:table-cell office:value-type="float" office:value="609928.666667" calcext:value-type="float">
            <text:p>609928.666667</text:p>
          </table:table-cell>
          <table:table-cell office:value-type="float" office:value="2441214.333333" calcext:value-type="float">
            <text:p>2441214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5217.333333" calcext:value-type="float">
            <text:p>5165217.333333</text:p>
          </table:table-cell>
          <table:table-cell office:value-type="float" office:value="115713888" calcext:value-type="float">
            <text:p>115713888</text:p>
          </table:table-cell>
          <table:table-cell office:value-type="float" office:value="605327435" calcext:value-type="float">
            <text:p>605327435</text:p>
          </table:table-cell>
          <table:table-cell/>
          <table:table-cell table:formula="of:=[.C93]/3400000000" office:value-type="float" office:value="0.00151918156862735" calcext:value-type="float">
            <text:p>0.0015191816</text:p>
          </table:table-cell>
          <table:table-cell table:formula="of:=[.D93]/3400000000" office:value-type="float" office:value="0.0340334964705882" calcext:value-type="float">
            <text:p>0.0340334965</text:p>
          </table:table-cell>
          <table:table-cell table:formula="of:=[.E93]/3400000000" office:value-type="float" office:value="0.178037480882353" calcext:value-type="float">
            <text:p>0.1780374809</text:p>
          </table:table-cell>
          <table:table-cell table:number-columns-repeated="2"/>
          <table:table-cell office:value-type="float" office:value="133180.333333" calcext:value-type="float">
            <text:p>133180.333333</text:p>
          </table:table-cell>
          <table:table-cell office:value-type="float" office:value="607377" calcext:value-type="float">
            <text:p>607377</text:p>
          </table:table-cell>
          <table:table-cell office:value-type="float" office:value="2438522" calcext:value-type="float">
            <text:p>243852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28658.666667" calcext:value-type="float">
            <text:p>5428658.666667</text:p>
          </table:table-cell>
          <table:table-cell office:value-type="float" office:value="115319264.333333" calcext:value-type="float">
            <text:p>115319264.333333</text:p>
          </table:table-cell>
          <table:table-cell office:value-type="float" office:value="615545734.333333" calcext:value-type="float">
            <text:p>615545734.333333</text:p>
          </table:table-cell>
          <table:table-cell/>
          <table:table-cell table:formula="of:=[.C94]/3400000000" office:value-type="float" office:value="0.00159666431372559" calcext:value-type="float">
            <text:p>0.0015966643</text:p>
          </table:table-cell>
          <table:table-cell table:formula="of:=[.D94]/3400000000" office:value-type="float" office:value="0.0339174306862744" calcext:value-type="float">
            <text:p>0.0339174307</text:p>
          </table:table-cell>
          <table:table-cell table:formula="of:=[.E94]/3400000000" office:value-type="float" office:value="0.181042863039216" calcext:value-type="float">
            <text:p>0.181042863</text:p>
          </table:table-cell>
          <table:table-cell table:number-columns-repeated="2"/>
          <table:table-cell office:value-type="float" office:value="110133.666667" calcext:value-type="float">
            <text:p>110133.666667</text:p>
          </table:table-cell>
          <table:table-cell office:value-type="float" office:value="608377.333333" calcext:value-type="float">
            <text:p>608377.333333</text:p>
          </table:table-cell>
          <table:table-cell office:value-type="float" office:value="2870159" calcext:value-type="float">
            <text:p>28701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98485" calcext:value-type="float">
            <text:p>5598485</text:p>
          </table:table-cell>
          <table:table-cell office:value-type="float" office:value="114431876.666667" calcext:value-type="float">
            <text:p>114431876.666667</text:p>
          </table:table-cell>
          <table:table-cell office:value-type="float" office:value="608177776.666667" calcext:value-type="float">
            <text:p>608177776.666667</text:p>
          </table:table-cell>
          <table:table-cell/>
          <table:table-cell table:formula="of:=[.C95]/3400000000" office:value-type="float" office:value="0.00164661323529412" calcext:value-type="float">
            <text:p>0.0016466132</text:p>
          </table:table-cell>
          <table:table-cell table:formula="of:=[.D95]/3400000000" office:value-type="float" office:value="0.0336564343137256" calcext:value-type="float">
            <text:p>0.0336564343</text:p>
          </table:table-cell>
          <table:table-cell table:formula="of:=[.E95]/3400000000" office:value-type="float" office:value="0.178875816666667" calcext:value-type="float">
            <text:p>0.1788758167</text:p>
          </table:table-cell>
          <table:table-cell table:number-columns-repeated="2"/>
          <table:table-cell office:value-type="float" office:value="141329.666667" calcext:value-type="float">
            <text:p>141329.666667</text:p>
          </table:table-cell>
          <table:table-cell office:value-type="float" office:value="608971" calcext:value-type="float">
            <text:p>608971</text:p>
          </table:table-cell>
          <table:table-cell office:value-type="float" office:value="2674214.666667" calcext:value-type="float">
            <text:p>2674214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330951.666667" calcext:value-type="float">
            <text:p>5330951.666667</text:p>
          </table:table-cell>
          <table:table-cell office:value-type="float" office:value="115571374" calcext:value-type="float">
            <text:p>115571374</text:p>
          </table:table-cell>
          <table:table-cell office:value-type="float" office:value="607706680" calcext:value-type="float">
            <text:p>607706680</text:p>
          </table:table-cell>
          <table:table-cell/>
          <table:table-cell table:formula="of:=[.C96]/3400000000" office:value-type="float" office:value="0.00156792696078441" calcext:value-type="float">
            <text:p>0.001567927</text:p>
          </table:table-cell>
          <table:table-cell table:formula="of:=[.D96]/3400000000" office:value-type="float" office:value="0.0339915805882353" calcext:value-type="float">
            <text:p>0.0339915806</text:p>
          </table:table-cell>
          <table:table-cell table:formula="of:=[.E96]/3400000000" office:value-type="float" office:value="0.178737258823529" calcext:value-type="float">
            <text:p>0.1787372588</text:p>
          </table:table-cell>
          <table:table-cell table:number-columns-repeated="2"/>
          <table:table-cell office:value-type="float" office:value="123636.333333" calcext:value-type="float">
            <text:p>123636.333333</text:p>
          </table:table-cell>
          <table:table-cell office:value-type="float" office:value="609171.333333" calcext:value-type="float">
            <text:p>609171.333333</text:p>
          </table:table-cell>
          <table:table-cell office:value-type="float" office:value="2540683.333333" calcext:value-type="float">
            <text:p>2540683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836462.333333" calcext:value-type="float">
            <text:p>5836462.333333</text:p>
          </table:table-cell>
          <table:table-cell office:value-type="float" office:value="116684896" calcext:value-type="float">
            <text:p>116684896</text:p>
          </table:table-cell>
          <table:table-cell office:value-type="float" office:value="604998213.333333" calcext:value-type="float">
            <text:p>604998213.333333</text:p>
          </table:table-cell>
          <table:table-cell/>
          <table:table-cell table:formula="of:=[.C97]/3400000000" office:value-type="float" office:value="0.00171660656862735" calcext:value-type="float">
            <text:p>0.0017166066</text:p>
          </table:table-cell>
          <table:table-cell table:formula="of:=[.D97]/3400000000" office:value-type="float" office:value="0.0343190870588235" calcext:value-type="float">
            <text:p>0.0343190871</text:p>
          </table:table-cell>
          <table:table-cell table:formula="of:=[.E97]/3400000000" office:value-type="float" office:value="0.177940650980392" calcext:value-type="float">
            <text:p>0.177940651</text:p>
          </table:table-cell>
          <table:table-cell table:number-columns-repeated="2"/>
          <table:table-cell office:value-type="float" office:value="140118" calcext:value-type="float">
            <text:p>140118</text:p>
          </table:table-cell>
          <table:table-cell office:value-type="float" office:value="607617" calcext:value-type="float">
            <text:p>607617</text:p>
          </table:table-cell>
          <table:table-cell office:value-type="float" office:value="2605219.666667" calcext:value-type="float">
            <text:p>2605219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297546" calcext:value-type="float">
            <text:p>6297546</text:p>
          </table:table-cell>
          <table:table-cell office:value-type="float" office:value="120222625" calcext:value-type="float">
            <text:p>120222625</text:p>
          </table:table-cell>
          <table:table-cell office:value-type="float" office:value="623243735.333333" calcext:value-type="float">
            <text:p>623243735.333333</text:p>
          </table:table-cell>
          <table:table-cell/>
          <table:table-cell table:formula="of:=[.C98]/3400000000" office:value-type="float" office:value="0.00185221941176471" calcext:value-type="float">
            <text:p>0.0018522194</text:p>
          </table:table-cell>
          <table:table-cell table:formula="of:=[.D98]/3400000000" office:value-type="float" office:value="0.0353595955882353" calcext:value-type="float">
            <text:p>0.0353595956</text:p>
          </table:table-cell>
          <table:table-cell table:formula="of:=[.E98]/3400000000" office:value-type="float" office:value="0.183306980980392" calcext:value-type="float">
            <text:p>0.183306981</text:p>
          </table:table-cell>
          <table:table-cell table:number-columns-repeated="2"/>
          <table:table-cell office:value-type="float" office:value="129500" calcext:value-type="float">
            <text:p>129500</text:p>
          </table:table-cell>
          <table:table-cell office:value-type="float" office:value="685905.333333" calcext:value-type="float">
            <text:p>685905.333333</text:p>
          </table:table-cell>
          <table:table-cell office:value-type="float" office:value="2339630" calcext:value-type="float">
            <text:p>233963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376767.333333" calcext:value-type="float">
            <text:p>5376767.333333</text:p>
          </table:table-cell>
          <table:table-cell office:value-type="float" office:value="119120273" calcext:value-type="float">
            <text:p>119120273</text:p>
          </table:table-cell>
          <table:table-cell office:value-type="float" office:value="609896887.666667" calcext:value-type="float">
            <text:p>609896887.666667</text:p>
          </table:table-cell>
          <table:table-cell/>
          <table:table-cell table:formula="of:=[.C99]/3400000000" office:value-type="float" office:value="0.00158140215686265" calcext:value-type="float">
            <text:p>0.0015814022</text:p>
          </table:table-cell>
          <table:table-cell table:formula="of:=[.D99]/3400000000" office:value-type="float" office:value="0.0350353744117647" calcext:value-type="float">
            <text:p>0.0350353744</text:p>
          </table:table-cell>
          <table:table-cell table:formula="of:=[.E99]/3400000000" office:value-type="float" office:value="0.17938143754902" calcext:value-type="float">
            <text:p>0.1793814375</text:p>
          </table:table-cell>
          <table:table-cell table:number-columns-repeated="2"/>
          <table:table-cell office:value-type="float" office:value="110876.666667" calcext:value-type="float">
            <text:p>110876.666667</text:p>
          </table:table-cell>
          <table:table-cell office:value-type="float" office:value="626969.333333" calcext:value-type="float">
            <text:p>626969.333333</text:p>
          </table:table-cell>
          <table:table-cell office:value-type="float" office:value="2614402" calcext:value-type="float">
            <text:p>261440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323557" calcext:value-type="float">
            <text:p>5323557</text:p>
          </table:table-cell>
          <table:table-cell office:value-type="float" office:value="114555626" calcext:value-type="float">
            <text:p>114555626</text:p>
          </table:table-cell>
          <table:table-cell office:value-type="float" office:value="603334762.333333" calcext:value-type="float">
            <text:p>603334762.333333</text:p>
          </table:table-cell>
          <table:table-cell/>
          <table:table-cell table:formula="of:=[.C100]/3400000000" office:value-type="float" office:value="0.00156575205882353" calcext:value-type="float">
            <text:p>0.0015657521</text:p>
          </table:table-cell>
          <table:table-cell table:formula="of:=[.D100]/3400000000" office:value-type="float" office:value="0.0336928311764706" calcext:value-type="float">
            <text:p>0.0336928312</text:p>
          </table:table-cell>
          <table:table-cell table:formula="of:=[.E100]/3400000000" office:value-type="float" office:value="0.177451400686274" calcext:value-type="float">
            <text:p>0.1774514007</text:p>
          </table:table-cell>
          <table:table-cell table:number-columns-repeated="2"/>
          <table:table-cell office:value-type="float" office:value="109595.333333" calcext:value-type="float">
            <text:p>109595.333333</text:p>
          </table:table-cell>
          <table:table-cell office:value-type="float" office:value="627696.333333" calcext:value-type="float">
            <text:p>627696.333333</text:p>
          </table:table-cell>
          <table:table-cell office:value-type="float" office:value="2626896" calcext:value-type="float">
            <text:p>262689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59772.666667" calcext:value-type="float">
            <text:p>5159772.666667</text:p>
          </table:table-cell>
          <table:table-cell office:value-type="float" office:value="119329541" calcext:value-type="float">
            <text:p>119329541</text:p>
          </table:table-cell>
          <table:table-cell office:value-type="float" office:value="608950511.333333" calcext:value-type="float">
            <text:p>608950511.333333</text:p>
          </table:table-cell>
          <table:table-cell/>
          <table:table-cell table:formula="of:=[.C101]/3400000000" office:value-type="float" office:value="0.00151758019607853" calcext:value-type="float">
            <text:p>0.0015175802</text:p>
          </table:table-cell>
          <table:table-cell table:formula="of:=[.D101]/3400000000" office:value-type="float" office:value="0.0350969238235294" calcext:value-type="float">
            <text:p>0.0350969238</text:p>
          </table:table-cell>
          <table:table-cell table:formula="of:=[.E101]/3400000000" office:value-type="float" office:value="0.179103091568627" calcext:value-type="float">
            <text:p>0.1791030916</text:p>
          </table:table-cell>
          <table:table-cell table:number-columns-repeated="2"/>
          <table:table-cell office:value-type="float" office:value="113385" calcext:value-type="float">
            <text:p>113385</text:p>
          </table:table-cell>
          <table:table-cell office:value-type="float" office:value="610878.333333" calcext:value-type="float">
            <text:p>610878.333333</text:p>
          </table:table-cell>
          <table:table-cell office:value-type="float" office:value="2593946.333333" calcext:value-type="float">
            <text:p>2593946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964463" calcext:value-type="float">
            <text:p>5964463</text:p>
          </table:table-cell>
          <table:table-cell office:value-type="float" office:value="114961732.666667" calcext:value-type="float">
            <text:p>114961732.666667</text:p>
          </table:table-cell>
          <table:table-cell office:value-type="float" office:value="605757779.333333" calcext:value-type="float">
            <text:p>605757779.333333</text:p>
          </table:table-cell>
          <table:table-cell/>
          <table:table-cell table:formula="of:=[.C102]/3400000000" office:value-type="float" office:value="0.00175425382352941" calcext:value-type="float">
            <text:p>0.0017542538</text:p>
          </table:table-cell>
          <table:table-cell table:formula="of:=[.D102]/3400000000" office:value-type="float" office:value="0.0338122743137256" calcext:value-type="float">
            <text:p>0.0338122743</text:p>
          </table:table-cell>
          <table:table-cell table:formula="of:=[.E102]/3400000000" office:value-type="float" office:value="0.178164052745098" calcext:value-type="float">
            <text:p>0.1781640527</text:p>
          </table:table-cell>
          <table:table-cell table:number-columns-repeated="2"/>
          <table:table-cell office:value-type="float" office:value="110012.666667" calcext:value-type="float">
            <text:p>110012.666667</text:p>
          </table:table-cell>
          <table:table-cell office:value-type="float" office:value="615193" calcext:value-type="float">
            <text:p>615193</text:p>
          </table:table-cell>
          <table:table-cell office:value-type="float" office:value="2430126.333333" calcext:value-type="float">
            <text:p>2430126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77704" calcext:value-type="float">
            <text:p>5477704</text:p>
          </table:table-cell>
          <table:table-cell office:value-type="float" office:value="114249504.666667" calcext:value-type="float">
            <text:p>114249504.666667</text:p>
          </table:table-cell>
          <table:table-cell office:value-type="float" office:value="605054058" calcext:value-type="float">
            <text:p>605054058</text:p>
          </table:table-cell>
          <table:table-cell/>
          <table:table-cell table:formula="of:=[.C103]/3400000000" office:value-type="float" office:value="0.00161108941176471" calcext:value-type="float">
            <text:p>0.0016110894</text:p>
          </table:table-cell>
          <table:table-cell table:formula="of:=[.D103]/3400000000" office:value-type="float" office:value="0.0336027954901962" calcext:value-type="float">
            <text:p>0.0336027955</text:p>
          </table:table-cell>
          <table:table-cell table:formula="of:=[.E103]/3400000000" office:value-type="float" office:value="0.177957075882353" calcext:value-type="float">
            <text:p>0.1779570759</text:p>
          </table:table-cell>
          <table:table-cell table:number-columns-repeated="2"/>
          <table:table-cell office:value-type="float" office:value="110769.333333" calcext:value-type="float">
            <text:p>110769.333333</text:p>
          </table:table-cell>
          <table:table-cell office:value-type="float" office:value="634504.666667" calcext:value-type="float">
            <text:p>634504.666667</text:p>
          </table:table-cell>
          <table:table-cell office:value-type="float" office:value="2757475.666667" calcext:value-type="float">
            <text:p>2757475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72494" calcext:value-type="float">
            <text:p>5172494</text:p>
          </table:table-cell>
          <table:table-cell office:value-type="float" office:value="113925737.333333" calcext:value-type="float">
            <text:p>113925737.333333</text:p>
          </table:table-cell>
          <table:table-cell office:value-type="float" office:value="615923347.333333" calcext:value-type="float">
            <text:p>615923347.333333</text:p>
          </table:table-cell>
          <table:table-cell/>
          <table:table-cell table:formula="of:=[.C104]/3400000000" office:value-type="float" office:value="0.00152132176470588" calcext:value-type="float">
            <text:p>0.0015213218</text:p>
          </table:table-cell>
          <table:table-cell table:formula="of:=[.D104]/3400000000" office:value-type="float" office:value="0.0335075698039215" calcext:value-type="float">
            <text:p>0.0335075698</text:p>
          </table:table-cell>
          <table:table-cell table:formula="of:=[.E104]/3400000000" office:value-type="float" office:value="0.181153925686274" calcext:value-type="float">
            <text:p>0.1811539257</text:p>
          </table:table-cell>
          <table:table-cell table:number-columns-repeated="2"/>
          <table:table-cell office:value-type="float" office:value="109556" calcext:value-type="float">
            <text:p>109556</text:p>
          </table:table-cell>
          <table:table-cell office:value-type="float" office:value="641313.333333" calcext:value-type="float">
            <text:p>641313.333333</text:p>
          </table:table-cell>
          <table:table-cell office:value-type="float" office:value="2742612.666667" calcext:value-type="float">
            <text:p>2742612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62181.333333" calcext:value-type="float">
            <text:p>5562181.333333</text:p>
          </table:table-cell>
          <table:table-cell office:value-type="float" office:value="114927474" calcext:value-type="float">
            <text:p>114927474</text:p>
          </table:table-cell>
          <table:table-cell office:value-type="float" office:value="611751983.666667" calcext:value-type="float">
            <text:p>611751983.666667</text:p>
          </table:table-cell>
          <table:table-cell/>
          <table:table-cell table:formula="of:=[.C105]/3400000000" office:value-type="float" office:value="0.00163593568627441" calcext:value-type="float">
            <text:p>0.0016359357</text:p>
          </table:table-cell>
          <table:table-cell table:formula="of:=[.D105]/3400000000" office:value-type="float" office:value="0.0338021982352941" calcext:value-type="float">
            <text:p>0.0338021982</text:p>
          </table:table-cell>
          <table:table-cell table:formula="of:=[.E105]/3400000000" office:value-type="float" office:value="0.179927054019608" calcext:value-type="float">
            <text:p>0.179927054</text:p>
          </table:table-cell>
          <table:table-cell table:number-columns-repeated="2"/>
          <table:table-cell office:value-type="float" office:value="109473.666667" calcext:value-type="float">
            <text:p>109473.666667</text:p>
          </table:table-cell>
          <table:table-cell office:value-type="float" office:value="624345" calcext:value-type="float">
            <text:p>624345</text:p>
          </table:table-cell>
          <table:table-cell office:value-type="float" office:value="2464890" calcext:value-type="float">
            <text:p>246489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06135.666667" calcext:value-type="float">
            <text:p>5106135.666667</text:p>
          </table:table-cell>
          <table:table-cell office:value-type="float" office:value="114308219.666667" calcext:value-type="float">
            <text:p>114308219.666667</text:p>
          </table:table-cell>
          <table:table-cell office:value-type="float" office:value="605333104.666667" calcext:value-type="float">
            <text:p>605333104.666667</text:p>
          </table:table-cell>
          <table:table-cell/>
          <table:table-cell table:formula="of:=[.C106]/3400000000" office:value-type="float" office:value="0.00150180460784324" calcext:value-type="float">
            <text:p>0.0015018046</text:p>
          </table:table-cell>
          <table:table-cell table:formula="of:=[.D106]/3400000000" office:value-type="float" office:value="0.0336200646078432" calcext:value-type="float">
            <text:p>0.0336200646</text:p>
          </table:table-cell>
          <table:table-cell table:formula="of:=[.E106]/3400000000" office:value-type="float" office:value="0.178039148431373" calcext:value-type="float">
            <text:p>0.1780391484</text:p>
          </table:table-cell>
          <table:table-cell table:number-columns-repeated="2"/>
          <table:table-cell office:value-type="float" office:value="109735" calcext:value-type="float">
            <text:p>109735</text:p>
          </table:table-cell>
          <table:table-cell office:value-type="float" office:value="607474" calcext:value-type="float">
            <text:p>607474</text:p>
          </table:table-cell>
          <table:table-cell office:value-type="float" office:value="2509289.333333" calcext:value-type="float">
            <text:p>2509289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81571.666667" calcext:value-type="float">
            <text:p>5181571.666667</text:p>
          </table:table-cell>
          <table:table-cell office:value-type="float" office:value="115934487.666667" calcext:value-type="float">
            <text:p>115934487.666667</text:p>
          </table:table-cell>
          <table:table-cell office:value-type="float" office:value="611630747.666667" calcext:value-type="float">
            <text:p>611630747.666667</text:p>
          </table:table-cell>
          <table:table-cell/>
          <table:table-cell table:formula="of:=[.C107]/3400000000" office:value-type="float" office:value="0.00152399166666676" calcext:value-type="float">
            <text:p>0.0015239917</text:p>
          </table:table-cell>
          <table:table-cell table:formula="of:=[.D107]/3400000000" office:value-type="float" office:value="0.0340983787254903" calcext:value-type="float">
            <text:p>0.0340983787</text:p>
          </table:table-cell>
          <table:table-cell table:formula="of:=[.E107]/3400000000" office:value-type="float" office:value="0.179891396372549" calcext:value-type="float">
            <text:p>0.1798913964</text:p>
          </table:table-cell>
          <table:table-cell table:number-columns-repeated="2"/>
          <table:table-cell office:value-type="float" office:value="115057" calcext:value-type="float">
            <text:p>115057</text:p>
          </table:table-cell>
          <table:table-cell office:value-type="float" office:value="638774.333333" calcext:value-type="float">
            <text:p>638774.333333</text:p>
          </table:table-cell>
          <table:table-cell office:value-type="float" office:value="2967176" calcext:value-type="float">
            <text:p>296717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023539.333333" calcext:value-type="float">
            <text:p>6023539.333333</text:p>
          </table:table-cell>
          <table:table-cell office:value-type="float" office:value="119027010" calcext:value-type="float">
            <text:p>119027010</text:p>
          </table:table-cell>
          <table:table-cell office:value-type="float" office:value="627887598.666667" calcext:value-type="float">
            <text:p>627887598.666667</text:p>
          </table:table-cell>
          <table:table-cell/>
          <table:table-cell table:formula="of:=[.C108]/3400000000" office:value-type="float" office:value="0.00177162921568618" calcext:value-type="float">
            <text:p>0.0017716292</text:p>
          </table:table-cell>
          <table:table-cell table:formula="of:=[.D108]/3400000000" office:value-type="float" office:value="0.0350079441176471" calcext:value-type="float">
            <text:p>0.0350079441</text:p>
          </table:table-cell>
          <table:table-cell table:formula="of:=[.E108]/3400000000" office:value-type="float" office:value="0.184672823137255" calcext:value-type="float">
            <text:p>0.1846728231</text:p>
          </table:table-cell>
          <table:table-cell table:number-columns-repeated="2"/>
          <table:table-cell office:value-type="float" office:value="110322.666667" calcext:value-type="float">
            <text:p>110322.666667</text:p>
          </table:table-cell>
          <table:table-cell office:value-type="float" office:value="622508" calcext:value-type="float">
            <text:p>622508</text:p>
          </table:table-cell>
          <table:table-cell office:value-type="float" office:value="2477437.333333" calcext:value-type="float">
            <text:p>2477437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839534" calcext:value-type="float">
            <text:p>5839534</text:p>
          </table:table-cell>
          <table:table-cell office:value-type="float" office:value="116060859.333333" calcext:value-type="float">
            <text:p>116060859.333333</text:p>
          </table:table-cell>
          <table:table-cell office:value-type="float" office:value="616013609.666667" calcext:value-type="float">
            <text:p>616013609.666667</text:p>
          </table:table-cell>
          <table:table-cell/>
          <table:table-cell table:formula="of:=[.C109]/3400000000" office:value-type="float" office:value="0.00171751" calcext:value-type="float">
            <text:p>0.00171751</text:p>
          </table:table-cell>
          <table:table-cell table:formula="of:=[.D109]/3400000000" office:value-type="float" office:value="0.034135546862745" calcext:value-type="float">
            <text:p>0.0341355469</text:p>
          </table:table-cell>
          <table:table-cell table:formula="of:=[.E109]/3400000000" office:value-type="float" office:value="0.181180473431373" calcext:value-type="float">
            <text:p>0.1811804734</text:p>
          </table:table-cell>
          <table:table-cell table:number-columns-repeated="2"/>
          <table:table-cell office:value-type="float" office:value="109995.666667" calcext:value-type="float">
            <text:p>109995.666667</text:p>
          </table:table-cell>
          <table:table-cell office:value-type="float" office:value="637279.666667" calcext:value-type="float">
            <text:p>637279.666667</text:p>
          </table:table-cell>
          <table:table-cell office:value-type="float" office:value="2571523.666667" calcext:value-type="float">
            <text:p>2571523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386078" calcext:value-type="float">
            <text:p>5386078</text:p>
          </table:table-cell>
          <table:table-cell office:value-type="float" office:value="115023610.333333" calcext:value-type="float">
            <text:p>115023610.333333</text:p>
          </table:table-cell>
          <table:table-cell office:value-type="float" office:value="609522780" calcext:value-type="float">
            <text:p>609522780</text:p>
          </table:table-cell>
          <table:table-cell/>
          <table:table-cell table:formula="of:=[.C110]/3400000000" office:value-type="float" office:value="0.00158414058823529" calcext:value-type="float">
            <text:p>0.0015841406</text:p>
          </table:table-cell>
          <table:table-cell table:formula="of:=[.D110]/3400000000" office:value-type="float" office:value="0.0338304736274509" calcext:value-type="float">
            <text:p>0.0338304736</text:p>
          </table:table-cell>
          <table:table-cell table:formula="of:=[.E110]/3400000000" office:value-type="float" office:value="0.179271405882353" calcext:value-type="float">
            <text:p>0.1792714059</text:p>
          </table:table-cell>
          <table:table-cell table:number-columns-repeated="2"/>
          <table:table-cell office:value-type="float" office:value="109971" calcext:value-type="float">
            <text:p>109971</text:p>
          </table:table-cell>
          <table:table-cell office:value-type="float" office:value="652446.666667" calcext:value-type="float">
            <text:p>652446.666667</text:p>
          </table:table-cell>
          <table:table-cell office:value-type="float" office:value="2382657.333333" calcext:value-type="float">
            <text:p>2382657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714825" calcext:value-type="float">
            <text:p>5714825</text:p>
          </table:table-cell>
          <table:table-cell office:value-type="float" office:value="116049429.333333" calcext:value-type="float">
            <text:p>116049429.333333</text:p>
          </table:table-cell>
          <table:table-cell office:value-type="float" office:value="615717205.333333" calcext:value-type="float">
            <text:p>615717205.333333</text:p>
          </table:table-cell>
          <table:table-cell/>
          <table:table-cell table:formula="of:=[.C111]/3400000000" office:value-type="float" office:value="0.00168083088235294" calcext:value-type="float">
            <text:p>0.0016808309</text:p>
          </table:table-cell>
          <table:table-cell table:formula="of:=[.D111]/3400000000" office:value-type="float" office:value="0.0341321850980391" calcext:value-type="float">
            <text:p>0.0341321851</text:p>
          </table:table-cell>
          <table:table-cell table:formula="of:=[.E111]/3400000000" office:value-type="float" office:value="0.181093295686274" calcext:value-type="float">
            <text:p>0.1810932957</text:p>
          </table:table-cell>
          <table:table-cell table:number-columns-repeated="2"/>
          <table:table-cell office:value-type="float" office:value="122293.666667" calcext:value-type="float">
            <text:p>122293.666667</text:p>
          </table:table-cell>
          <table:table-cell office:value-type="float" office:value="609708.333333" calcext:value-type="float">
            <text:p>609708.333333</text:p>
          </table:table-cell>
          <table:table-cell office:value-type="float" office:value="2559900" calcext:value-type="float">
            <text:p>25599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43463.333333" calcext:value-type="float">
            <text:p>5243463.333333</text:p>
          </table:table-cell>
          <table:table-cell office:value-type="float" office:value="114837668.666667" calcext:value-type="float">
            <text:p>114837668.666667</text:p>
          </table:table-cell>
          <table:table-cell office:value-type="float" office:value="614996002" calcext:value-type="float">
            <text:p>614996002</text:p>
          </table:table-cell>
          <table:table-cell/>
          <table:table-cell table:formula="of:=[.C112]/3400000000" office:value-type="float" office:value="0.00154219509803912" calcext:value-type="float">
            <text:p>0.0015421951</text:p>
          </table:table-cell>
          <table:table-cell table:formula="of:=[.D112]/3400000000" office:value-type="float" office:value="0.0337757849019609" calcext:value-type="float">
            <text:p>0.0337757849</text:p>
          </table:table-cell>
          <table:table-cell table:formula="of:=[.E112]/3400000000" office:value-type="float" office:value="0.180881177058824" calcext:value-type="float">
            <text:p>0.1808811771</text:p>
          </table:table-cell>
          <table:table-cell table:number-columns-repeated="2"/>
          <table:table-cell office:value-type="float" office:value="110186" calcext:value-type="float">
            <text:p>110186</text:p>
          </table:table-cell>
          <table:table-cell office:value-type="float" office:value="621864.666667" calcext:value-type="float">
            <text:p>621864.666667</text:p>
          </table:table-cell>
          <table:table-cell office:value-type="float" office:value="2387852.333333" calcext:value-type="float">
            <text:p>2387852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17592.333333" calcext:value-type="float">
            <text:p>5217592.333333</text:p>
          </table:table-cell>
          <table:table-cell office:value-type="float" office:value="114348982" calcext:value-type="float">
            <text:p>114348982</text:p>
          </table:table-cell>
          <table:table-cell office:value-type="float" office:value="605802750" calcext:value-type="float">
            <text:p>605802750</text:p>
          </table:table-cell>
          <table:table-cell/>
          <table:table-cell table:formula="of:=[.C113]/3400000000" office:value-type="float" office:value="0.00153458598039206" calcext:value-type="float">
            <text:p>0.001534586</text:p>
          </table:table-cell>
          <table:table-cell table:formula="of:=[.D113]/3400000000" office:value-type="float" office:value="0.0336320535294118" calcext:value-type="float">
            <text:p>0.0336320535</text:p>
          </table:table-cell>
          <table:table-cell table:formula="of:=[.E113]/3400000000" office:value-type="float" office:value="0.178177279411765" calcext:value-type="float">
            <text:p>0.1781772794</text:p>
          </table:table-cell>
          <table:table-cell table:number-columns-repeated="2"/>
          <table:table-cell office:value-type="float" office:value="110180.333333" calcext:value-type="float">
            <text:p>110180.333333</text:p>
          </table:table-cell>
          <table:table-cell office:value-type="float" office:value="611898.666667" calcext:value-type="float">
            <text:p>611898.666667</text:p>
          </table:table-cell>
          <table:table-cell office:value-type="float" office:value="2907574.333333" calcext:value-type="float">
            <text:p>2907574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68215" calcext:value-type="float">
            <text:p>5468215</text:p>
          </table:table-cell>
          <table:table-cell office:value-type="float" office:value="121634032" calcext:value-type="float">
            <text:p>121634032</text:p>
          </table:table-cell>
          <table:table-cell office:value-type="float" office:value="607864408.333333" calcext:value-type="float">
            <text:p>607864408.333333</text:p>
          </table:table-cell>
          <table:table-cell/>
          <table:table-cell table:formula="of:=[.C114]/3400000000" office:value-type="float" office:value="0.00160829852941176" calcext:value-type="float">
            <text:p>0.0016082985</text:p>
          </table:table-cell>
          <table:table-cell table:formula="of:=[.D114]/3400000000" office:value-type="float" office:value="0.0357747152941176" calcext:value-type="float">
            <text:p>0.0357747153</text:p>
          </table:table-cell>
          <table:table-cell table:formula="of:=[.E114]/3400000000" office:value-type="float" office:value="0.178783649509804" calcext:value-type="float">
            <text:p>0.1787836495</text:p>
          </table:table-cell>
          <table:table-cell table:number-columns-repeated="2"/>
          <table:table-cell office:value-type="float" office:value="110282.333333" calcext:value-type="float">
            <text:p>110282.333333</text:p>
          </table:table-cell>
          <table:table-cell office:value-type="float" office:value="607901" calcext:value-type="float">
            <text:p>607901</text:p>
          </table:table-cell>
          <table:table-cell office:value-type="float" office:value="2449037" calcext:value-type="float">
            <text:p>244903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729179.333333" calcext:value-type="float">
            <text:p>6729179.333333</text:p>
          </table:table-cell>
          <table:table-cell office:value-type="float" office:value="118358383" calcext:value-type="float">
            <text:p>118358383</text:p>
          </table:table-cell>
          <table:table-cell office:value-type="float" office:value="612817563.333333" calcext:value-type="float">
            <text:p>612817563.333333</text:p>
          </table:table-cell>
          <table:table-cell/>
          <table:table-cell table:formula="of:=[.C115]/3400000000" office:value-type="float" office:value="0.00197917039215676" calcext:value-type="float">
            <text:p>0.0019791704</text:p>
          </table:table-cell>
          <table:table-cell table:formula="of:=[.D115]/3400000000" office:value-type="float" office:value="0.0348112891176471" calcext:value-type="float">
            <text:p>0.0348112891</text:p>
          </table:table-cell>
          <table:table-cell table:formula="of:=[.E115]/3400000000" office:value-type="float" office:value="0.180240459803921" calcext:value-type="float">
            <text:p>0.1802404598</text:p>
          </table:table-cell>
          <table:table-cell table:number-columns-repeated="2"/>
          <table:table-cell office:value-type="float" office:value="127901.666667" calcext:value-type="float">
            <text:p>127901.666667</text:p>
          </table:table-cell>
          <table:table-cell office:value-type="float" office:value="609334.666667" calcext:value-type="float">
            <text:p>609334.666667</text:p>
          </table:table-cell>
          <table:table-cell office:value-type="float" office:value="2714070.333333" calcext:value-type="float">
            <text:p>2714070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828810.666667" calcext:value-type="float">
            <text:p>5828810.666667</text:p>
          </table:table-cell>
          <table:table-cell office:value-type="float" office:value="116367011.333333" calcext:value-type="float">
            <text:p>116367011.333333</text:p>
          </table:table-cell>
          <table:table-cell office:value-type="float" office:value="608447327.666667" calcext:value-type="float">
            <text:p>608447327.666667</text:p>
          </table:table-cell>
          <table:table-cell/>
          <table:table-cell table:formula="of:=[.C116]/3400000000" office:value-type="float" office:value="0.00171435607843147" calcext:value-type="float">
            <text:p>0.0017143561</text:p>
          </table:table-cell>
          <table:table-cell table:formula="of:=[.D116]/3400000000" office:value-type="float" office:value="0.0342255915686274" calcext:value-type="float">
            <text:p>0.0342255916</text:p>
          </table:table-cell>
          <table:table-cell table:formula="of:=[.E116]/3400000000" office:value-type="float" office:value="0.178955096372549" calcext:value-type="float">
            <text:p>0.1789550964</text:p>
          </table:table-cell>
          <table:table-cell table:number-columns-repeated="2"/>
          <table:table-cell office:value-type="float" office:value="110519.333333" calcext:value-type="float">
            <text:p>110519.333333</text:p>
          </table:table-cell>
          <table:table-cell office:value-type="float" office:value="656111" calcext:value-type="float">
            <text:p>656111</text:p>
          </table:table-cell>
          <table:table-cell office:value-type="float" office:value="2720672.333333" calcext:value-type="float">
            <text:p>2720672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736867.666667" calcext:value-type="float">
            <text:p>5736867.666667</text:p>
          </table:table-cell>
          <table:table-cell office:value-type="float" office:value="116001570.666667" calcext:value-type="float">
            <text:p>116001570.666667</text:p>
          </table:table-cell>
          <table:table-cell office:value-type="float" office:value="609020085.333333" calcext:value-type="float">
            <text:p>609020085.333333</text:p>
          </table:table-cell>
          <table:table-cell/>
          <table:table-cell table:formula="of:=[.C117]/3400000000" office:value-type="float" office:value="0.00168731401960794" calcext:value-type="float">
            <text:p>0.001687314</text:p>
          </table:table-cell>
          <table:table-cell table:formula="of:=[.D117]/3400000000" office:value-type="float" office:value="0.0341181090196079" calcext:value-type="float">
            <text:p>0.034118109</text:p>
          </table:table-cell>
          <table:table-cell table:formula="of:=[.E117]/3400000000" office:value-type="float" office:value="0.179123554509804" calcext:value-type="float">
            <text:p>0.1791235545</text:p>
          </table:table-cell>
          <table:table-cell table:number-columns-repeated="2"/>
          <table:table-cell office:value-type="float" office:value="109771.666667" calcext:value-type="float">
            <text:p>109771.666667</text:p>
          </table:table-cell>
          <table:table-cell office:value-type="float" office:value="613369" calcext:value-type="float">
            <text:p>613369</text:p>
          </table:table-cell>
          <table:table-cell office:value-type="float" office:value="2678380.666667" calcext:value-type="float">
            <text:p>2678380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33048.666667" calcext:value-type="float">
            <text:p>5533048.666667</text:p>
          </table:table-cell>
          <table:table-cell office:value-type="float" office:value="117603669" calcext:value-type="float">
            <text:p>117603669</text:p>
          </table:table-cell>
          <table:table-cell office:value-type="float" office:value="610934285" calcext:value-type="float">
            <text:p>610934285</text:p>
          </table:table-cell>
          <table:table-cell/>
          <table:table-cell table:formula="of:=[.C118]/3400000000" office:value-type="float" office:value="0.00162736725490206" calcext:value-type="float">
            <text:p>0.0016273673</text:p>
          </table:table-cell>
          <table:table-cell table:formula="of:=[.D118]/3400000000" office:value-type="float" office:value="0.0345893144117647" calcext:value-type="float">
            <text:p>0.0345893144</text:p>
          </table:table-cell>
          <table:table-cell table:formula="of:=[.E118]/3400000000" office:value-type="float" office:value="0.179686554411765" calcext:value-type="float">
            <text:p>0.1796865544</text:p>
          </table:table-cell>
          <table:table-cell table:number-columns-repeated="2"/>
          <table:table-cell office:value-type="float" office:value="111351" calcext:value-type="float">
            <text:p>111351</text:p>
          </table:table-cell>
          <table:table-cell office:value-type="float" office:value="621880.333333" calcext:value-type="float">
            <text:p>621880.333333</text:p>
          </table:table-cell>
          <table:table-cell office:value-type="float" office:value="2709361.666667" calcext:value-type="float">
            <text:p>2709361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382018.333333" calcext:value-type="float">
            <text:p>6382018.333333</text:p>
          </table:table-cell>
          <table:table-cell office:value-type="float" office:value="119681870" calcext:value-type="float">
            <text:p>119681870</text:p>
          </table:table-cell>
          <table:table-cell office:value-type="float" office:value="619296819.333333" calcext:value-type="float">
            <text:p>619296819.333333</text:p>
          </table:table-cell>
          <table:table-cell/>
          <table:table-cell table:formula="of:=[.C119]/3400000000" office:value-type="float" office:value="0.00187706421568618" calcext:value-type="float">
            <text:p>0.0018770642</text:p>
          </table:table-cell>
          <table:table-cell table:formula="of:=[.D119]/3400000000" office:value-type="float" office:value="0.03520055" calcext:value-type="float">
            <text:p>0.03520055</text:p>
          </table:table-cell>
          <table:table-cell table:formula="of:=[.E119]/3400000000" office:value-type="float" office:value="0.182146123333333" calcext:value-type="float">
            <text:p>0.1821461233</text:p>
          </table:table-cell>
          <table:table-cell table:number-columns-repeated="2"/>
          <table:table-cell office:value-type="float" office:value="110698.666667" calcext:value-type="float">
            <text:p>110698.666667</text:p>
          </table:table-cell>
          <table:table-cell office:value-type="float" office:value="653198.666667" calcext:value-type="float">
            <text:p>653198.666667</text:p>
          </table:table-cell>
          <table:table-cell office:value-type="float" office:value="2584328.333333" calcext:value-type="float">
            <text:p>2584328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240044" calcext:value-type="float">
            <text:p>6240044</text:p>
          </table:table-cell>
          <table:table-cell office:value-type="float" office:value="114485833.333333" calcext:value-type="float">
            <text:p>114485833.333333</text:p>
          </table:table-cell>
          <table:table-cell office:value-type="float" office:value="610136091.666667" calcext:value-type="float">
            <text:p>610136091.666667</text:p>
          </table:table-cell>
          <table:table-cell/>
          <table:table-cell table:formula="of:=[.C120]/3400000000" office:value-type="float" office:value="0.00183530705882353" calcext:value-type="float">
            <text:p>0.0018353071</text:p>
          </table:table-cell>
          <table:table-cell table:formula="of:=[.D120]/3400000000" office:value-type="float" office:value="0.0336723039215685" calcext:value-type="float">
            <text:p>0.0336723039</text:p>
          </table:table-cell>
          <table:table-cell table:formula="of:=[.E120]/3400000000" office:value-type="float" office:value="0.179451791666667" calcext:value-type="float">
            <text:p>0.1794517917</text:p>
          </table:table-cell>
          <table:table-cell table:number-columns-repeated="2"/>
          <table:table-cell office:value-type="float" office:value="110963" calcext:value-type="float">
            <text:p>110963</text:p>
          </table:table-cell>
          <table:table-cell office:value-type="float" office:value="611298.666667" calcext:value-type="float">
            <text:p>611298.666667</text:p>
          </table:table-cell>
          <table:table-cell office:value-type="float" office:value="2680219.333333" calcext:value-type="float">
            <text:p>2680219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355959.333333" calcext:value-type="float">
            <text:p>5355959.333333</text:p>
          </table:table-cell>
          <table:table-cell office:value-type="float" office:value="115241227" calcext:value-type="float">
            <text:p>115241227</text:p>
          </table:table-cell>
          <table:table-cell office:value-type="float" office:value="612758883.333333" calcext:value-type="float">
            <text:p>612758883.333333</text:p>
          </table:table-cell>
          <table:table-cell/>
          <table:table-cell table:formula="of:=[.C121]/3400000000" office:value-type="float" office:value="0.00157528215686265" calcext:value-type="float">
            <text:p>0.0015752822</text:p>
          </table:table-cell>
          <table:table-cell table:formula="of:=[.D121]/3400000000" office:value-type="float" office:value="0.0338944785294118" calcext:value-type="float">
            <text:p>0.0338944785</text:p>
          </table:table-cell>
          <table:table-cell table:formula="of:=[.E121]/3400000000" office:value-type="float" office:value="0.180223200980392" calcext:value-type="float">
            <text:p>0.180223201</text:p>
          </table:table-cell>
          <table:table-cell table:number-columns-repeated="2"/>
          <table:table-cell office:value-type="float" office:value="110960" calcext:value-type="float">
            <text:p>110960</text:p>
          </table:table-cell>
          <table:table-cell office:value-type="float" office:value="620897.666667" calcext:value-type="float">
            <text:p>620897.666667</text:p>
          </table:table-cell>
          <table:table-cell office:value-type="float" office:value="3135382" calcext:value-type="float">
            <text:p>313538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10018" calcext:value-type="float">
            <text:p>5210018</text:p>
          </table:table-cell>
          <table:table-cell office:value-type="float" office:value="113569784" calcext:value-type="float">
            <text:p>113569784</text:p>
          </table:table-cell>
          <table:table-cell office:value-type="float" office:value="609011298" calcext:value-type="float">
            <text:p>609011298</text:p>
          </table:table-cell>
          <table:table-cell/>
          <table:table-cell table:formula="of:=[.C122]/3400000000" office:value-type="float" office:value="0.00153235823529412" calcext:value-type="float">
            <text:p>0.0015323582</text:p>
          </table:table-cell>
          <table:table-cell table:formula="of:=[.D122]/3400000000" office:value-type="float" office:value="0.0334028776470588" calcext:value-type="float">
            <text:p>0.0334028776</text:p>
          </table:table-cell>
          <table:table-cell table:formula="of:=[.E122]/3400000000" office:value-type="float" office:value="0.17912097" calcext:value-type="float">
            <text:p>0.17912097</text:p>
          </table:table-cell>
          <table:table-cell table:number-columns-repeated="2"/>
          <table:table-cell office:value-type="float" office:value="109999.666667" calcext:value-type="float">
            <text:p>109999.666667</text:p>
          </table:table-cell>
          <table:table-cell office:value-type="float" office:value="660649.666667" calcext:value-type="float">
            <text:p>660649.666667</text:p>
          </table:table-cell>
          <table:table-cell office:value-type="float" office:value="3172619.666667" calcext:value-type="float">
            <text:p>3172619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778433.666667" calcext:value-type="float">
            <text:p>5778433.666667</text:p>
          </table:table-cell>
          <table:table-cell office:value-type="float" office:value="115496710" calcext:value-type="float">
            <text:p>115496710</text:p>
          </table:table-cell>
          <table:table-cell office:value-type="float" office:value="602642686.333333" calcext:value-type="float">
            <text:p>602642686.333333</text:p>
          </table:table-cell>
          <table:table-cell/>
          <table:table-cell table:formula="of:=[.C123]/3400000000" office:value-type="float" office:value="0.00169953931372559" calcext:value-type="float">
            <text:p>0.0016995393</text:p>
          </table:table-cell>
          <table:table-cell table:formula="of:=[.D123]/3400000000" office:value-type="float" office:value="0.0339696205882353" calcext:value-type="float">
            <text:p>0.0339696206</text:p>
          </table:table-cell>
          <table:table-cell table:formula="of:=[.E123]/3400000000" office:value-type="float" office:value="0.177247848921569" calcext:value-type="float">
            <text:p>0.1772478489</text:p>
          </table:table-cell>
          <table:table-cell table:number-columns-repeated="2"/>
          <table:table-cell office:value-type="float" office:value="110218.333333" calcext:value-type="float">
            <text:p>110218.333333</text:p>
          </table:table-cell>
          <table:table-cell office:value-type="float" office:value="715987" calcext:value-type="float">
            <text:p>715987</text:p>
          </table:table-cell>
          <table:table-cell office:value-type="float" office:value="2391249.333333" calcext:value-type="float">
            <text:p>2391249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292606" calcext:value-type="float">
            <text:p>5292606</text:p>
          </table:table-cell>
          <table:table-cell office:value-type="float" office:value="115145747.666667" calcext:value-type="float">
            <text:p>115145747.666667</text:p>
          </table:table-cell>
          <table:table-cell office:value-type="float" office:value="607439236" calcext:value-type="float">
            <text:p>607439236</text:p>
          </table:table-cell>
          <table:table-cell/>
          <table:table-cell table:formula="of:=[.C124]/3400000000" office:value-type="float" office:value="0.00155664882352941" calcext:value-type="float">
            <text:p>0.0015566488</text:p>
          </table:table-cell>
          <table:table-cell table:formula="of:=[.D124]/3400000000" office:value-type="float" office:value="0.0338663963725491" calcext:value-type="float">
            <text:p>0.0338663964</text:p>
          </table:table-cell>
          <table:table-cell table:formula="of:=[.E124]/3400000000" office:value-type="float" office:value="0.178658598823529" calcext:value-type="float">
            <text:p>0.1786585988</text:p>
          </table:table-cell>
          <table:table-cell table:number-columns-repeated="2"/>
          <table:table-cell office:value-type="float" office:value="114910.666667" calcext:value-type="float">
            <text:p>114910.666667</text:p>
          </table:table-cell>
          <table:table-cell office:value-type="float" office:value="723595.666667" calcext:value-type="float">
            <text:p>723595.666667</text:p>
          </table:table-cell>
          <table:table-cell office:value-type="float" office:value="2340585.333333" calcext:value-type="float">
            <text:p>2340585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6289332.666667" calcext:value-type="float">
            <text:p>6289332.666667</text:p>
          </table:table-cell>
          <table:table-cell office:value-type="float" office:value="113515754" calcext:value-type="float">
            <text:p>113515754</text:p>
          </table:table-cell>
          <table:table-cell office:value-type="float" office:value="616654643.666667" calcext:value-type="float">
            <text:p>616654643.666667</text:p>
          </table:table-cell>
          <table:table-cell/>
          <table:table-cell table:formula="of:=[.C125]/3400000000" office:value-type="float" office:value="0.00184980372549029" calcext:value-type="float">
            <text:p>0.0018498037</text:p>
          </table:table-cell>
          <table:table-cell table:formula="of:=[.D125]/3400000000" office:value-type="float" office:value="0.0333869864705882" calcext:value-type="float">
            <text:p>0.0333869865</text:p>
          </table:table-cell>
          <table:table-cell table:formula="of:=[.E125]/3400000000" office:value-type="float" office:value="0.181369012843137" calcext:value-type="float">
            <text:p>0.1813690128</text:p>
          </table:table-cell>
          <table:table-cell table:number-columns-repeated="2"/>
          <table:table-cell office:value-type="float" office:value="110150.333333" calcext:value-type="float">
            <text:p>110150.333333</text:p>
          </table:table-cell>
          <table:table-cell office:value-type="float" office:value="610584.333333" calcext:value-type="float">
            <text:p>610584.333333</text:p>
          </table:table-cell>
          <table:table-cell office:value-type="float" office:value="2619767" calcext:value-type="float">
            <text:p>26197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849440.333333" calcext:value-type="float">
            <text:p>5849440.333333</text:p>
          </table:table-cell>
          <table:table-cell office:value-type="float" office:value="113051165.333333" calcext:value-type="float">
            <text:p>113051165.333333</text:p>
          </table:table-cell>
          <table:table-cell office:value-type="float" office:value="605996820.666667" calcext:value-type="float">
            <text:p>605996820.666667</text:p>
          </table:table-cell>
          <table:table-cell/>
          <table:table-cell table:formula="of:=[.C126]/3400000000" office:value-type="float" office:value="0.00172042362745088" calcext:value-type="float">
            <text:p>0.0017204236</text:p>
          </table:table-cell>
          <table:table-cell table:formula="of:=[.D126]/3400000000" office:value-type="float" office:value="0.0332503427450979" calcext:value-type="float">
            <text:p>0.0332503427</text:p>
          </table:table-cell>
          <table:table-cell table:formula="of:=[.E126]/3400000000" office:value-type="float" office:value="0.178234359019608" calcext:value-type="float">
            <text:p>0.178234359</text:p>
          </table:table-cell>
          <table:table-cell table:number-columns-repeated="2"/>
          <table:table-cell office:value-type="float" office:value="115178" calcext:value-type="float">
            <text:p>115178</text:p>
          </table:table-cell>
          <table:table-cell office:value-type="float" office:value="613405.333333" calcext:value-type="float">
            <text:p>613405.333333</text:p>
          </table:table-cell>
          <table:table-cell office:value-type="float" office:value="2482465.666667" calcext:value-type="float">
            <text:p>2482465.6666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864375" calcext:value-type="float">
            <text:p>5864375</text:p>
          </table:table-cell>
          <table:table-cell office:value-type="float" office:value="114962808.666667" calcext:value-type="float">
            <text:p>114962808.666667</text:p>
          </table:table-cell>
          <table:table-cell office:value-type="float" office:value="607396309.333333" calcext:value-type="float">
            <text:p>607396309.333333</text:p>
          </table:table-cell>
          <table:table-cell/>
          <table:table-cell table:formula="of:=[.C127]/3400000000" office:value-type="float" office:value="0.00172481617647059" calcext:value-type="float">
            <text:p>0.0017248162</text:p>
          </table:table-cell>
          <table:table-cell table:formula="of:=[.D127]/3400000000" office:value-type="float" office:value="0.0338125907843138" calcext:value-type="float">
            <text:p>0.0338125908</text:p>
          </table:table-cell>
          <table:table-cell table:formula="of:=[.E127]/3400000000" office:value-type="float" office:value="0.178645973333333" calcext:value-type="float">
            <text:p>0.1786459733</text:p>
          </table:table-cell>
          <table:table-cell table:number-columns-repeated="2"/>
          <table:table-cell office:value-type="float" office:value="110856" calcext:value-type="float">
            <text:p>110856</text:p>
          </table:table-cell>
          <table:table-cell office:value-type="float" office:value="612340" calcext:value-type="float">
            <text:p>612340</text:p>
          </table:table-cell>
          <table:table-cell office:value-type="float" office:value="2808775.333333" calcext:value-type="float">
            <text:p>2808775.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550493.666667" calcext:value-type="float">
            <text:p>5550493.666667</text:p>
          </table:table-cell>
          <table:table-cell office:value-type="float" office:value="114658586.333333" calcext:value-type="float">
            <text:p>114658586.333333</text:p>
          </table:table-cell>
          <table:table-cell office:value-type="float" office:value="603365198.333333" calcext:value-type="float">
            <text:p>603365198.333333</text:p>
          </table:table-cell>
          <table:table-cell/>
          <table:table-cell table:formula="of:=[.C128]/3400000000" office:value-type="float" office:value="0.001632498137255" calcext:value-type="float">
            <text:p>0.0016324981</text:p>
          </table:table-cell>
          <table:table-cell table:formula="of:=[.D128]/3400000000" office:value-type="float" office:value="0.0337231136274509" calcext:value-type="float">
            <text:p>0.0337231136</text:p>
          </table:table-cell>
          <table:table-cell table:formula="of:=[.E128]/3400000000" office:value-type="float" office:value="0.17746035245098" calcext:value-type="float">
            <text:p>0.1774603525</text:p>
          </table:table-cell>
          <table:table-cell table:number-columns-repeated="2"/>
          <table:table-cell office:value-type="float" office:value="112640.666667" calcext:value-type="float">
            <text:p>112640.666667</text:p>
          </table:table-cell>
          <table:table-cell office:value-type="float" office:value="615066.333333" calcext:value-type="float">
            <text:p>615066.333333</text:p>
          </table:table-cell>
          <table:table-cell office:value-type="float" office:value="2664796" calcext:value-type="float">
            <text:p>266479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355221.333333" calcext:value-type="float">
            <text:p>5355221.333333</text:p>
          </table:table-cell>
          <table:table-cell office:value-type="float" office:value="113221816.666667" calcext:value-type="float">
            <text:p>113221816.666667</text:p>
          </table:table-cell>
          <table:table-cell office:value-type="float" office:value="627919575.333333" calcext:value-type="float">
            <text:p>627919575.333333</text:p>
          </table:table-cell>
          <table:table-cell/>
          <table:table-cell table:formula="of:=[.C129]/3400000000" office:value-type="float" office:value="0.00157506509803912" calcext:value-type="float">
            <text:p>0.0015750651</text:p>
          </table:table-cell>
          <table:table-cell table:formula="of:=[.D129]/3400000000" office:value-type="float" office:value="0.0333005343137256" calcext:value-type="float">
            <text:p>0.0333005343</text:p>
          </table:table-cell>
          <table:table-cell table:formula="of:=[.E129]/3400000000" office:value-type="float" office:value="0.184682228039216" calcext:value-type="float">
            <text:p>0.184682228</text:p>
          </table:table-cell>
          <table:table-cell table:number-columns-repeated="2"/>
          <table:table-cell office:value-type="float" office:value="110471.333333" calcext:value-type="float">
            <text:p>110471.333333</text:p>
          </table:table-cell>
          <table:table-cell office:value-type="float" office:value="614679" calcext:value-type="float">
            <text:p>614679</text:p>
          </table:table-cell>
          <table:table-cell office:value-type="float" office:value="2552208.333333" calcext:value-type="float">
            <text:p>2552208.3333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G</text:p>
          </table:table-cell>
          <table:table-cell/>
          <table:table-cell table:formula="of:=AVERAGE([.C2:.C129])/1000000" office:value-type="float" office:value="5.67305204947917" calcext:value-type="float">
            <text:p>5.6730520495</text:p>
          </table:table-cell>
          <table:table-cell table:formula="of:=AVERAGE([.D2:.D129])/1000000" office:value-type="float" office:value="116.389703604167" calcext:value-type="float">
            <text:p>116.3897036042</text:p>
          </table:table-cell>
          <table:table-cell table:formula="of:=AVERAGE([.E2:.E129])/1000000" office:value-type="float" office:value="614.008923200521" calcext:value-type="float">
            <text:p>614.0089232005</text:p>
          </table:table-cell>
          <table:table-cell/>
          <table:table-cell table:style-name="Default" table:formula="of:=AVERAGE([.G2:.G129])" office:value-type="float" office:value="0.00166854472043505" calcext:value-type="float">
            <text:p>0.0016685447</text:p>
          </table:table-cell>
          <table:table-cell table:style-name="Default" table:formula="of:=AVERAGE([.H2:.H129])" office:value-type="float" office:value="0.0342322657659314" calcext:value-type="float">
            <text:p>0.0342322658</text:p>
          </table:table-cell>
          <table:table-cell table:style-name="Default" table:formula="of:=AVERAGE([.I2:.I129])" office:value-type="float" office:value="0.180590859764859" calcext:value-type="float">
            <text:p>0.1805908598</text:p>
          </table:table-cell>
          <table:table-cell table:number-columns-repeated="2"/>
          <table:table-cell table:style-name="ce6" table:formula="of:=AVERAGE([.L2:.L129])/1000000" office:value-type="float" office:value="0.114405445312484" calcext:value-type="float">
            <text:p>0.1144054453</text:p>
          </table:table-cell>
          <table:table-cell table:style-name="ce6" table:formula="of:=AVERAGE([.M2:.M129])/1000000" office:value-type="float" office:value="0.632016367187531" calcext:value-type="float">
            <text:p>0.6320163672</text:p>
          </table:table-cell>
          <table:table-cell table:style-name="ce6" table:formula="of:=AVERAGE([.N2:.N129])/1000000" office:value-type="float" office:value="2.56224299999995" calcext:value-type="float">
            <text:p>2.5622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DEV</text:p>
          </table:table-cell>
          <table:table-cell/>
          <table:table-cell table:style-name="ce6" table:formula="of:=STDEV([.C2:.C129])/1000000" office:value-type="float" office:value="0.672515246071552" calcext:value-type="float">
            <text:p>0.6725152461</text:p>
          </table:table-cell>
          <table:table-cell table:style-name="ce6" table:formula="of:=STDEV([.D2:.D129])/1000000" office:value-type="float" office:value="3.65155012682727" calcext:value-type="float">
            <text:p>3.6515501268</text:p>
          </table:table-cell>
          <table:table-cell table:style-name="ce6" table:formula="of:=STDEV([.E2:.E129])/1000000" office:value-type="float" office:value="12.7142535149525" calcext:value-type="float">
            <text:p>12.714253515</text:p>
          </table:table-cell>
          <table:table-cell/>
          <table:table-cell table:formula="of:=STDEV([.G2:.G129])" office:value-type="float" office:value="0.000197798601785751" calcext:value-type="float">
            <text:p>0.0001977986</text:p>
          </table:table-cell>
          <table:table-cell table:formula="of:=STDEV([.H2:.H129])" office:value-type="float" office:value="0.00107398533141978" calcext:value-type="float">
            <text:p>0.0010739853</text:p>
          </table:table-cell>
          <table:table-cell table:formula="of:=STDEV([.I2:.I129])" office:value-type="float" office:value="0.00373948632792721" calcext:value-type="float">
            <text:p>0.0037394863</text:p>
          </table:table-cell>
          <table:table-cell table:number-columns-repeated="2"/>
          <table:table-cell table:style-name="ce6" table:formula="of:=STDEV([.L2:.L129])/1000000" office:value-type="float" office:value="0.0142365226469123" calcext:value-type="float">
            <text:p>0.0142365226</text:p>
          </table:table-cell>
          <table:table-cell table:style-name="ce6" table:formula="of:=STDEV([.M2:.M129])/1000000" office:value-type="float" office:value="0.0295835434677101" calcext:value-type="float">
            <text:p>0.0295835435</text:p>
          </table:table-cell>
          <table:table-cell table:style-name="ce6" table:formula="of:=STDEV([.N2:.N129])/1000000" office:value-type="float" office:value="0.20663475022398" calcext:value-type="float">
            <text:p>0.2066347502</text:p>
          </table:table-cell>
          <table:table-cell table:number-columns-repeated="4"/>
        </table:table-row>
      </table:table>
      <table:table table:name="ECDSA-correct" table:style-name="ta1">
        <table:table-column table:style-name="co1" table:number-columns-repeated="10" table:default-cell-style-name="Default"/>
        <table:table-row table:style-name="ro2">
          <table:table-cell table:number-columns-repeated="2"/>
          <table:table-cell office:value-type="string" calcext:value-type="string">
            <text:p>CYC-SIG-1</text:p>
          </table:table-cell>
          <table:table-cell office:value-type="string" calcext:value-type="string">
            <text:p>CYC-SIG-2</text:p>
          </table:table-cell>
          <table:table-cell office:value-type="string" calcext:value-type="string">
            <text:p>CYC-SIG-3</text:p>
          </table:table-cell>
          <table:table-cell table:number-columns-repeated="2"/>
          <table:table-cell office:value-type="string" calcext:value-type="string">
            <text:p>CYC-VER-1</text:p>
          </table:table-cell>
          <table:table-cell office:value-type="string" calcext:value-type="string">
            <text:p>CYC-VER-2</text:p>
          </table:table-cell>
          <table:table-cell office:value-type="string" calcext:value-type="string">
            <text:p>CYC-VER-3</text:p>
          </table:table-cell>
        </table:table-row>
        <table:table-row table:style-name="ro2">
          <table:table-cell table:number-columns-repeated="2"/>
          <table:table-cell office:value-type="float" office:value="1228180.666667" calcext:value-type="float">
            <text:p>1228180.666667</text:p>
          </table:table-cell>
          <table:table-cell table:style-name="ce4" office:value-type="float" office:value="4032674" calcext:value-type="float">
            <text:p>4032674</text:p>
          </table:table-cell>
          <table:table-cell office:value-type="float" office:value="8153179.333333" calcext:value-type="float">
            <text:p>8153179.333333</text:p>
          </table:table-cell>
          <table:table-cell table:number-columns-repeated="2"/>
          <table:table-cell office:value-type="float" office:value="2368996.666667" calcext:value-type="float">
            <text:p>2368996.666667</text:p>
          </table:table-cell>
          <table:table-cell office:value-type="float" office:value="4843259.333333" calcext:value-type="float">
            <text:p>4843259.333333</text:p>
          </table:table-cell>
          <table:table-cell office:value-type="float" office:value="6788313.666667" calcext:value-type="float">
            <text:p>6788313.666667</text:p>
          </table:table-cell>
        </table:table-row>
        <table:table-row table:style-name="ro2">
          <table:table-cell table:number-columns-repeated="2"/>
          <table:table-cell office:value-type="float" office:value="1737643.333333" calcext:value-type="float">
            <text:p>1737643.333333</text:p>
          </table:table-cell>
          <table:table-cell office:value-type="float" office:value="2341322.666667" calcext:value-type="float">
            <text:p>2341322.666667</text:p>
          </table:table-cell>
          <table:table-cell office:value-type="float" office:value="5023909.333333" calcext:value-type="float">
            <text:p>5023909.333333</text:p>
          </table:table-cell>
          <table:table-cell table:number-columns-repeated="2"/>
          <table:table-cell office:value-type="float" office:value="1145084" calcext:value-type="float">
            <text:p>1145084</text:p>
          </table:table-cell>
          <table:table-cell office:value-type="float" office:value="2661171.333333" calcext:value-type="float">
            <text:p>2661171.333333</text:p>
          </table:table-cell>
          <table:table-cell office:value-type="float" office:value="6069415.333333" calcext:value-type="float">
            <text:p>6069415.333333</text:p>
          </table:table-cell>
        </table:table-row>
        <table:table-row table:style-name="ro2">
          <table:table-cell table:number-columns-repeated="2"/>
          <table:table-cell office:value-type="float" office:value="1027579.666667" calcext:value-type="float">
            <text:p>1027579.666667</text:p>
          </table:table-cell>
          <table:table-cell office:value-type="float" office:value="2121862.666667" calcext:value-type="float">
            <text:p>2121862.666667</text:p>
          </table:table-cell>
          <table:table-cell office:value-type="float" office:value="4354441" calcext:value-type="float">
            <text:p>4354441</text:p>
          </table:table-cell>
          <table:table-cell table:number-columns-repeated="2"/>
          <table:table-cell office:value-type="float" office:value="1103408.333333" calcext:value-type="float">
            <text:p>1103408.333333</text:p>
          </table:table-cell>
          <table:table-cell office:value-type="float" office:value="2372635" calcext:value-type="float">
            <text:p>2372635</text:p>
          </table:table-cell>
          <table:table-cell office:value-type="float" office:value="5848858.333333" calcext:value-type="float">
            <text:p>5848858.333333</text:p>
          </table:table-cell>
        </table:table-row>
        <table:table-row table:style-name="ro2">
          <table:table-cell table:number-columns-repeated="2"/>
          <table:table-cell office:value-type="float" office:value="1223491.333333" calcext:value-type="float">
            <text:p>1223491.333333</text:p>
          </table:table-cell>
          <table:table-cell office:value-type="float" office:value="2042009.333333" calcext:value-type="float">
            <text:p>2042009.333333</text:p>
          </table:table-cell>
          <table:table-cell office:value-type="float" office:value="3942518" calcext:value-type="float">
            <text:p>3942518</text:p>
          </table:table-cell>
          <table:table-cell table:number-columns-repeated="2"/>
          <table:table-cell office:value-type="float" office:value="1231507.333333" calcext:value-type="float">
            <text:p>1231507.333333</text:p>
          </table:table-cell>
          <table:table-cell office:value-type="float" office:value="2438495.333333" calcext:value-type="float">
            <text:p>2438495.333333</text:p>
          </table:table-cell>
          <table:table-cell office:value-type="float" office:value="4562289.333333" calcext:value-type="float">
            <text:p>4562289.333333</text:p>
          </table:table-cell>
        </table:table-row>
        <table:table-row table:style-name="ro2">
          <table:table-cell table:number-columns-repeated="2"/>
          <table:table-cell office:value-type="float" office:value="902420.333333" calcext:value-type="float">
            <text:p>902420.333333</text:p>
          </table:table-cell>
          <table:table-cell office:value-type="float" office:value="3002873.666667" calcext:value-type="float">
            <text:p>3002873.666667</text:p>
          </table:table-cell>
          <table:table-cell office:value-type="float" office:value="4062424.333333" calcext:value-type="float">
            <text:p>4062424.333333</text:p>
          </table:table-cell>
          <table:table-cell table:number-columns-repeated="2"/>
          <table:table-cell office:value-type="float" office:value="1043695" calcext:value-type="float">
            <text:p>1043695</text:p>
          </table:table-cell>
          <table:table-cell office:value-type="float" office:value="2544813" calcext:value-type="float">
            <text:p>2544813</text:p>
          </table:table-cell>
          <table:table-cell office:value-type="float" office:value="5300688.666667" calcext:value-type="float">
            <text:p>5300688.666667</text:p>
          </table:table-cell>
        </table:table-row>
        <table:table-row table:style-name="ro2">
          <table:table-cell table:number-columns-repeated="2"/>
          <table:table-cell office:value-type="float" office:value="878644.333333" calcext:value-type="float">
            <text:p>878644.333333</text:p>
          </table:table-cell>
          <table:table-cell office:value-type="float" office:value="2192296.333333" calcext:value-type="float">
            <text:p>2192296.333333</text:p>
          </table:table-cell>
          <table:table-cell office:value-type="float" office:value="4037196.666667" calcext:value-type="float">
            <text:p>4037196.666667</text:p>
          </table:table-cell>
          <table:table-cell table:number-columns-repeated="2"/>
          <table:table-cell office:value-type="float" office:value="1830566.666667" calcext:value-type="float">
            <text:p>1830566.666667</text:p>
          </table:table-cell>
          <table:table-cell office:value-type="float" office:value="2689016.666667" calcext:value-type="float">
            <text:p>2689016.666667</text:p>
          </table:table-cell>
          <table:table-cell office:value-type="float" office:value="5035945.666667" calcext:value-type="float">
            <text:p>5035945.666667</text:p>
          </table:table-cell>
        </table:table-row>
        <table:table-row table:style-name="ro2">
          <table:table-cell table:number-columns-repeated="2"/>
          <table:table-cell office:value-type="float" office:value="844195.666667" calcext:value-type="float">
            <text:p>844195.666667</text:p>
          </table:table-cell>
          <table:table-cell office:value-type="float" office:value="3633546" calcext:value-type="float">
            <text:p>3633546</text:p>
          </table:table-cell>
          <table:table-cell office:value-type="float" office:value="4040959.333333" calcext:value-type="float">
            <text:p>4040959.333333</text:p>
          </table:table-cell>
          <table:table-cell table:number-columns-repeated="2"/>
          <table:table-cell office:value-type="float" office:value="1981821.666667" calcext:value-type="float">
            <text:p>1981821.666667</text:p>
          </table:table-cell>
          <table:table-cell office:value-type="float" office:value="2201220" calcext:value-type="float">
            <text:p>2201220</text:p>
          </table:table-cell>
          <table:table-cell office:value-type="float" office:value="4585084.666667" calcext:value-type="float">
            <text:p>4585084.666667</text:p>
          </table:table-cell>
        </table:table-row>
        <table:table-row table:style-name="ro2">
          <table:table-cell table:number-columns-repeated="2"/>
          <table:table-cell office:value-type="float" office:value="893223" calcext:value-type="float">
            <text:p>893223</text:p>
          </table:table-cell>
          <table:table-cell office:value-type="float" office:value="1957224" calcext:value-type="float">
            <text:p>1957224</text:p>
          </table:table-cell>
          <table:table-cell office:value-type="float" office:value="4152218.666667" calcext:value-type="float">
            <text:p>4152218.666667</text:p>
          </table:table-cell>
          <table:table-cell table:number-columns-repeated="2"/>
          <table:table-cell office:value-type="float" office:value="977725" calcext:value-type="float">
            <text:p>977725</text:p>
          </table:table-cell>
          <table:table-cell office:value-type="float" office:value="2212441" calcext:value-type="float">
            <text:p>2212441</text:p>
          </table:table-cell>
          <table:table-cell office:value-type="float" office:value="4521780.333333" calcext:value-type="float">
            <text:p>4521780.333333</text:p>
          </table:table-cell>
        </table:table-row>
        <table:table-row table:style-name="ro2">
          <table:table-cell table:number-columns-repeated="2"/>
          <table:table-cell office:value-type="float" office:value="849652" calcext:value-type="float">
            <text:p>849652</text:p>
          </table:table-cell>
          <table:table-cell office:value-type="float" office:value="1922468.666667" calcext:value-type="float">
            <text:p>1922468.666667</text:p>
          </table:table-cell>
          <table:table-cell office:value-type="float" office:value="4127934.666667" calcext:value-type="float">
            <text:p>4127934.666667</text:p>
          </table:table-cell>
          <table:table-cell table:number-columns-repeated="2"/>
          <table:table-cell office:value-type="float" office:value="940064.333333" calcext:value-type="float">
            <text:p>940064.333333</text:p>
          </table:table-cell>
          <table:table-cell office:value-type="float" office:value="2163378.333333" calcext:value-type="float">
            <text:p>2163378.333333</text:p>
          </table:table-cell>
          <table:table-cell office:value-type="float" office:value="4561114.333333" calcext:value-type="float">
            <text:p>4561114.333333</text:p>
          </table:table-cell>
        </table:table-row>
        <table:table-row table:style-name="ro2">
          <table:table-cell table:number-columns-repeated="2"/>
          <table:table-cell office:value-type="float" office:value="1339591.333333" calcext:value-type="float">
            <text:p>1339591.333333</text:p>
          </table:table-cell>
          <table:table-cell office:value-type="float" office:value="1942247.333333" calcext:value-type="float">
            <text:p>1942247.333333</text:p>
          </table:table-cell>
          <table:table-cell office:value-type="float" office:value="4265984.333333" calcext:value-type="float">
            <text:p>4265984.333333</text:p>
          </table:table-cell>
          <table:table-cell table:number-columns-repeated="2"/>
          <table:table-cell office:value-type="float" office:value="973935.666667" calcext:value-type="float">
            <text:p>973935.666667</text:p>
          </table:table-cell>
          <table:table-cell office:value-type="float" office:value="2224977.333333" calcext:value-type="float">
            <text:p>2224977.333333</text:p>
          </table:table-cell>
          <table:table-cell office:value-type="float" office:value="4458941.333333" calcext:value-type="float">
            <text:p>4458941.333333</text:p>
          </table:table-cell>
        </table:table-row>
        <table:table-row table:style-name="ro2">
          <table:table-cell table:number-columns-repeated="2"/>
          <table:table-cell office:value-type="float" office:value="849383" calcext:value-type="float">
            <text:p>849383</text:p>
          </table:table-cell>
          <table:table-cell office:value-type="float" office:value="1997526.666667" calcext:value-type="float">
            <text:p>1997526.666667</text:p>
          </table:table-cell>
          <table:table-cell office:value-type="float" office:value="4361684.333333" calcext:value-type="float">
            <text:p>4361684.333333</text:p>
          </table:table-cell>
          <table:table-cell table:number-columns-repeated="2"/>
          <table:table-cell office:value-type="float" office:value="977770.666667" calcext:value-type="float">
            <text:p>977770.666667</text:p>
          </table:table-cell>
          <table:table-cell office:value-type="float" office:value="2340526.666667" calcext:value-type="float">
            <text:p>2340526.666667</text:p>
          </table:table-cell>
          <table:table-cell office:value-type="float" office:value="4464958.333333" calcext:value-type="float">
            <text:p>4464958.333333</text:p>
          </table:table-cell>
        </table:table-row>
        <table:table-row table:style-name="ro2">
          <table:table-cell table:number-columns-repeated="2"/>
          <table:table-cell office:value-type="float" office:value="861537.666667" calcext:value-type="float">
            <text:p>861537.666667</text:p>
          </table:table-cell>
          <table:table-cell office:value-type="float" office:value="1995781" calcext:value-type="float">
            <text:p>1995781</text:p>
          </table:table-cell>
          <table:table-cell office:value-type="float" office:value="4000993" calcext:value-type="float">
            <text:p>4000993</text:p>
          </table:table-cell>
          <table:table-cell table:number-columns-repeated="2"/>
          <table:table-cell office:value-type="float" office:value="991297.666667" calcext:value-type="float">
            <text:p>991297.666667</text:p>
          </table:table-cell>
          <table:table-cell office:value-type="float" office:value="2247480.666667" calcext:value-type="float">
            <text:p>2247480.666667</text:p>
          </table:table-cell>
          <table:table-cell office:value-type="float" office:value="4530324.333333" calcext:value-type="float">
            <text:p>4530324.333333</text:p>
          </table:table-cell>
        </table:table-row>
        <table:table-row table:style-name="ro2">
          <table:table-cell table:number-columns-repeated="2"/>
          <table:table-cell office:value-type="float" office:value="844297.333333" calcext:value-type="float">
            <text:p>844297.333333</text:p>
          </table:table-cell>
          <table:table-cell office:value-type="float" office:value="1917046.666667" calcext:value-type="float">
            <text:p>1917046.666667</text:p>
          </table:table-cell>
          <table:table-cell office:value-type="float" office:value="4084805.333333" calcext:value-type="float">
            <text:p>4084805.333333</text:p>
          </table:table-cell>
          <table:table-cell table:number-columns-repeated="2"/>
          <table:table-cell office:value-type="float" office:value="932655" calcext:value-type="float">
            <text:p>932655</text:p>
          </table:table-cell>
          <table:table-cell office:value-type="float" office:value="2231965" calcext:value-type="float">
            <text:p>2231965</text:p>
          </table:table-cell>
          <table:table-cell office:value-type="float" office:value="4519692.666667" calcext:value-type="float">
            <text:p>4519692.666667</text:p>
          </table:table-cell>
        </table:table-row>
        <table:table-row table:style-name="ro2">
          <table:table-cell table:number-columns-repeated="2"/>
          <table:table-cell office:value-type="float" office:value="865650" calcext:value-type="float">
            <text:p>865650</text:p>
          </table:table-cell>
          <table:table-cell office:value-type="float" office:value="1944694" calcext:value-type="float">
            <text:p>1944694</text:p>
          </table:table-cell>
          <table:table-cell office:value-type="float" office:value="4096196.666667" calcext:value-type="float">
            <text:p>4096196.666667</text:p>
          </table:table-cell>
          <table:table-cell table:number-columns-repeated="2"/>
          <table:table-cell office:value-type="float" office:value="938664.666667" calcext:value-type="float">
            <text:p>938664.666667</text:p>
          </table:table-cell>
          <table:table-cell office:value-type="float" office:value="2167507.666667" calcext:value-type="float">
            <text:p>2167507.666667</text:p>
          </table:table-cell>
          <table:table-cell office:value-type="float" office:value="4543038.333333" calcext:value-type="float">
            <text:p>4543038.333333</text:p>
          </table:table-cell>
        </table:table-row>
        <table:table-row table:style-name="ro2">
          <table:table-cell table:number-columns-repeated="2"/>
          <table:table-cell office:value-type="float" office:value="845788.333333" calcext:value-type="float">
            <text:p>845788.333333</text:p>
          </table:table-cell>
          <table:table-cell office:value-type="float" office:value="1976846.333333" calcext:value-type="float">
            <text:p>1976846.333333</text:p>
          </table:table-cell>
          <table:table-cell office:value-type="float" office:value="4238524.666667" calcext:value-type="float">
            <text:p>4238524.666667</text:p>
          </table:table-cell>
          <table:table-cell table:number-columns-repeated="2"/>
          <table:table-cell office:value-type="float" office:value="936601.333333" calcext:value-type="float">
            <text:p>936601.333333</text:p>
          </table:table-cell>
          <table:table-cell office:value-type="float" office:value="2225258" calcext:value-type="float">
            <text:p>2225258</text:p>
          </table:table-cell>
          <table:table-cell office:value-type="float" office:value="4483750.666667" calcext:value-type="float">
            <text:p>4483750.666667</text:p>
          </table:table-cell>
        </table:table-row>
        <table:table-row table:style-name="ro2">
          <table:table-cell table:number-columns-repeated="2"/>
          <table:table-cell office:value-type="float" office:value="845141.666667" calcext:value-type="float">
            <text:p>845141.666667</text:p>
          </table:table-cell>
          <table:table-cell office:value-type="float" office:value="2154950.666667" calcext:value-type="float">
            <text:p>2154950.666667</text:p>
          </table:table-cell>
          <table:table-cell office:value-type="float" office:value="3962797.666667" calcext:value-type="float">
            <text:p>3962797.666667</text:p>
          </table:table-cell>
          <table:table-cell table:number-columns-repeated="2"/>
          <table:table-cell office:value-type="float" office:value="943991.666667" calcext:value-type="float">
            <text:p>943991.666667</text:p>
          </table:table-cell>
          <table:table-cell office:value-type="float" office:value="2196631.333333" calcext:value-type="float">
            <text:p>2196631.333333</text:p>
          </table:table-cell>
          <table:table-cell office:value-type="float" office:value="4506370.333333" calcext:value-type="float">
            <text:p>4506370.333333</text:p>
          </table:table-cell>
        </table:table-row>
        <table:table-row table:style-name="ro2">
          <table:table-cell table:number-columns-repeated="2"/>
          <table:table-cell office:value-type="float" office:value="846613.333333" calcext:value-type="float">
            <text:p>846613.333333</text:p>
          </table:table-cell>
          <table:table-cell office:value-type="float" office:value="1992403.333333" calcext:value-type="float">
            <text:p>1992403.333333</text:p>
          </table:table-cell>
          <table:table-cell office:value-type="float" office:value="3966412" calcext:value-type="float">
            <text:p>3966412</text:p>
          </table:table-cell>
          <table:table-cell table:number-columns-repeated="2"/>
          <table:table-cell office:value-type="float" office:value="966741" calcext:value-type="float">
            <text:p>966741</text:p>
          </table:table-cell>
          <table:table-cell office:value-type="float" office:value="2182196.333333" calcext:value-type="float">
            <text:p>2182196.333333</text:p>
          </table:table-cell>
          <table:table-cell office:value-type="float" office:value="4594221.333333" calcext:value-type="float">
            <text:p>4594221.333333</text:p>
          </table:table-cell>
        </table:table-row>
        <table:table-row table:style-name="ro2">
          <table:table-cell table:number-columns-repeated="2"/>
          <table:table-cell office:value-type="float" office:value="915669.666667" calcext:value-type="float">
            <text:p>915669.666667</text:p>
          </table:table-cell>
          <table:table-cell office:value-type="float" office:value="1997129" calcext:value-type="float">
            <text:p>1997129</text:p>
          </table:table-cell>
          <table:table-cell office:value-type="float" office:value="4013059" calcext:value-type="float">
            <text:p>4013059</text:p>
          </table:table-cell>
          <table:table-cell table:number-columns-repeated="2"/>
          <table:table-cell office:value-type="float" office:value="932145.333333" calcext:value-type="float">
            <text:p>932145.333333</text:p>
          </table:table-cell>
          <table:table-cell office:value-type="float" office:value="2177577" calcext:value-type="float">
            <text:p>2177577</text:p>
          </table:table-cell>
          <table:table-cell office:value-type="float" office:value="4487194" calcext:value-type="float">
            <text:p>4487194</text:p>
          </table:table-cell>
        </table:table-row>
        <table:table-row table:style-name="ro2">
          <table:table-cell table:number-columns-repeated="2"/>
          <table:table-cell office:value-type="float" office:value="842081" calcext:value-type="float">
            <text:p>842081</text:p>
          </table:table-cell>
          <table:table-cell office:value-type="float" office:value="2000951" calcext:value-type="float">
            <text:p>2000951</text:p>
          </table:table-cell>
          <table:table-cell office:value-type="float" office:value="4026317.666667" calcext:value-type="float">
            <text:p>4026317.666667</text:p>
          </table:table-cell>
          <table:table-cell table:number-columns-repeated="2"/>
          <table:table-cell office:value-type="float" office:value="964106" calcext:value-type="float">
            <text:p>964106</text:p>
          </table:table-cell>
          <table:table-cell office:value-type="float" office:value="2203146" calcext:value-type="float">
            <text:p>2203146</text:p>
          </table:table-cell>
          <table:table-cell office:value-type="float" office:value="4513725" calcext:value-type="float">
            <text:p>4513725</text:p>
          </table:table-cell>
        </table:table-row>
        <table:table-row table:style-name="ro2">
          <table:table-cell table:number-columns-repeated="2"/>
          <table:table-cell office:value-type="float" office:value="851333" calcext:value-type="float">
            <text:p>851333</text:p>
          </table:table-cell>
          <table:table-cell office:value-type="float" office:value="1985462" calcext:value-type="float">
            <text:p>1985462</text:p>
          </table:table-cell>
          <table:table-cell office:value-type="float" office:value="4007973.333333" calcext:value-type="float">
            <text:p>4007973.333333</text:p>
          </table:table-cell>
          <table:table-cell table:number-columns-repeated="2"/>
          <table:table-cell office:value-type="float" office:value="943921.333333" calcext:value-type="float">
            <text:p>943921.333333</text:p>
          </table:table-cell>
          <table:table-cell office:value-type="float" office:value="2220231.666667" calcext:value-type="float">
            <text:p>2220231.666667</text:p>
          </table:table-cell>
          <table:table-cell office:value-type="float" office:value="4481897.333333" calcext:value-type="float">
            <text:p>4481897.333333</text:p>
          </table:table-cell>
        </table:table-row>
        <table:table-row table:style-name="ro2">
          <table:table-cell table:number-columns-repeated="2"/>
          <table:table-cell office:value-type="float" office:value="893440" calcext:value-type="float">
            <text:p>893440</text:p>
          </table:table-cell>
          <table:table-cell office:value-type="float" office:value="2040617" calcext:value-type="float">
            <text:p>2040617</text:p>
          </table:table-cell>
          <table:table-cell office:value-type="float" office:value="3999263" calcext:value-type="float">
            <text:p>3999263</text:p>
          </table:table-cell>
          <table:table-cell table:number-columns-repeated="2"/>
          <table:table-cell office:value-type="float" office:value="932558" calcext:value-type="float">
            <text:p>932558</text:p>
          </table:table-cell>
          <table:table-cell office:value-type="float" office:value="2229491" calcext:value-type="float">
            <text:p>2229491</text:p>
          </table:table-cell>
          <table:table-cell office:value-type="float" office:value="4497078.666667" calcext:value-type="float">
            <text:p>4497078.666667</text:p>
          </table:table-cell>
        </table:table-row>
        <table:table-row table:style-name="ro2">
          <table:table-cell table:number-columns-repeated="2"/>
          <table:table-cell office:value-type="float" office:value="854334" calcext:value-type="float">
            <text:p>854334</text:p>
          </table:table-cell>
          <table:table-cell office:value-type="float" office:value="1995188.666667" calcext:value-type="float">
            <text:p>1995188.666667</text:p>
          </table:table-cell>
          <table:table-cell office:value-type="float" office:value="4262283.666667" calcext:value-type="float">
            <text:p>4262283.666667</text:p>
          </table:table-cell>
          <table:table-cell table:number-columns-repeated="2"/>
          <table:table-cell office:value-type="float" office:value="993052.666667" calcext:value-type="float">
            <text:p>993052.666667</text:p>
          </table:table-cell>
          <table:table-cell office:value-type="float" office:value="2311046" calcext:value-type="float">
            <text:p>2311046</text:p>
          </table:table-cell>
          <table:table-cell office:value-type="float" office:value="4700403.666667" calcext:value-type="float">
            <text:p>4700403.666667</text:p>
          </table:table-cell>
        </table:table-row>
        <table:table-row table:style-name="ro2">
          <table:table-cell table:number-columns-repeated="2"/>
          <table:table-cell office:value-type="float" office:value="882250.666667" calcext:value-type="float">
            <text:p>882250.666667</text:p>
          </table:table-cell>
          <table:table-cell office:value-type="float" office:value="1941067.666667" calcext:value-type="float">
            <text:p>1941067.666667</text:p>
          </table:table-cell>
          <table:table-cell office:value-type="float" office:value="4088038.666667" calcext:value-type="float">
            <text:p>4088038.666667</text:p>
          </table:table-cell>
          <table:table-cell table:number-columns-repeated="2"/>
          <table:table-cell office:value-type="float" office:value="982929.333333" calcext:value-type="float">
            <text:p>982929.333333</text:p>
          </table:table-cell>
          <table:table-cell office:value-type="float" office:value="2160807.666667" calcext:value-type="float">
            <text:p>2160807.666667</text:p>
          </table:table-cell>
          <table:table-cell office:value-type="float" office:value="4445211.666667" calcext:value-type="float">
            <text:p>4445211.666667</text:p>
          </table:table-cell>
        </table:table-row>
        <table:table-row table:style-name="ro2">
          <table:table-cell table:number-columns-repeated="2"/>
          <table:table-cell office:value-type="float" office:value="845917.666667" calcext:value-type="float">
            <text:p>845917.666667</text:p>
          </table:table-cell>
          <table:table-cell office:value-type="float" office:value="1904807" calcext:value-type="float">
            <text:p>1904807</text:p>
          </table:table-cell>
          <table:table-cell office:value-type="float" office:value="4020039.333333" calcext:value-type="float">
            <text:p>4020039.333333</text:p>
          </table:table-cell>
          <table:table-cell table:number-columns-repeated="2"/>
          <table:table-cell office:value-type="float" office:value="936518" calcext:value-type="float">
            <text:p>936518</text:p>
          </table:table-cell>
          <table:table-cell office:value-type="float" office:value="2194198.333333" calcext:value-type="float">
            <text:p>2194198.333333</text:p>
          </table:table-cell>
          <table:table-cell office:value-type="float" office:value="4733287.666667" calcext:value-type="float">
            <text:p>4733287.666667</text:p>
          </table:table-cell>
        </table:table-row>
        <table:table-row table:style-name="ro2">
          <table:table-cell table:number-columns-repeated="2"/>
          <table:table-cell office:value-type="float" office:value="895134" calcext:value-type="float">
            <text:p>895134</text:p>
          </table:table-cell>
          <table:table-cell office:value-type="float" office:value="2220543" calcext:value-type="float">
            <text:p>2220543</text:p>
          </table:table-cell>
          <table:table-cell office:value-type="float" office:value="4031978" calcext:value-type="float">
            <text:p>4031978</text:p>
          </table:table-cell>
          <table:table-cell table:number-columns-repeated="2"/>
          <table:table-cell office:value-type="float" office:value="970854.333333" calcext:value-type="float">
            <text:p>970854.333333</text:p>
          </table:table-cell>
          <table:table-cell office:value-type="float" office:value="2167509.333333" calcext:value-type="float">
            <text:p>2167509.333333</text:p>
          </table:table-cell>
          <table:table-cell office:value-type="float" office:value="4573371.666667" calcext:value-type="float">
            <text:p>4573371.666667</text:p>
          </table:table-cell>
        </table:table-row>
        <table:table-row table:style-name="ro2">
          <table:table-cell table:number-columns-repeated="2"/>
          <table:table-cell office:value-type="float" office:value="853191.333333" calcext:value-type="float">
            <text:p>853191.333333</text:p>
          </table:table-cell>
          <table:table-cell office:value-type="float" office:value="1916395.333333" calcext:value-type="float">
            <text:p>1916395.333333</text:p>
          </table:table-cell>
          <table:table-cell office:value-type="float" office:value="4066853.666667" calcext:value-type="float">
            <text:p>4066853.666667</text:p>
          </table:table-cell>
          <table:table-cell table:number-columns-repeated="2"/>
          <table:table-cell office:value-type="float" office:value="938313.333333" calcext:value-type="float">
            <text:p>938313.333333</text:p>
          </table:table-cell>
          <table:table-cell office:value-type="float" office:value="2154060" calcext:value-type="float">
            <text:p>2154060</text:p>
          </table:table-cell>
          <table:table-cell office:value-type="float" office:value="4465356" calcext:value-type="float">
            <text:p>4465356</text:p>
          </table:table-cell>
        </table:table-row>
        <table:table-row table:style-name="ro2">
          <table:table-cell table:number-columns-repeated="2"/>
          <table:table-cell office:value-type="float" office:value="847125.666667" calcext:value-type="float">
            <text:p>847125.666667</text:p>
          </table:table-cell>
          <table:table-cell office:value-type="float" office:value="1919610" calcext:value-type="float">
            <text:p>1919610</text:p>
          </table:table-cell>
          <table:table-cell office:value-type="float" office:value="4042645" calcext:value-type="float">
            <text:p>4042645</text:p>
          </table:table-cell>
          <table:table-cell table:number-columns-repeated="2"/>
          <table:table-cell office:value-type="float" office:value="936033.333333" calcext:value-type="float">
            <text:p>936033.333333</text:p>
          </table:table-cell>
          <table:table-cell office:value-type="float" office:value="2229178" calcext:value-type="float">
            <text:p>2229178</text:p>
          </table:table-cell>
          <table:table-cell office:value-type="float" office:value="4485294" calcext:value-type="float">
            <text:p>4485294</text:p>
          </table:table-cell>
        </table:table-row>
        <table:table-row table:style-name="ro2">
          <table:table-cell table:number-columns-repeated="2"/>
          <table:table-cell office:value-type="float" office:value="875460" calcext:value-type="float">
            <text:p>875460</text:p>
          </table:table-cell>
          <table:table-cell office:value-type="float" office:value="1951400" calcext:value-type="float">
            <text:p>1951400</text:p>
          </table:table-cell>
          <table:table-cell office:value-type="float" office:value="4149221.333333" calcext:value-type="float">
            <text:p>4149221.333333</text:p>
          </table:table-cell>
          <table:table-cell table:number-columns-repeated="2"/>
          <table:table-cell office:value-type="float" office:value="937032.666667" calcext:value-type="float">
            <text:p>937032.666667</text:p>
          </table:table-cell>
          <table:table-cell office:value-type="float" office:value="2304752.333333" calcext:value-type="float">
            <text:p>2304752.333333</text:p>
          </table:table-cell>
          <table:table-cell office:value-type="float" office:value="4483344.333333" calcext:value-type="float">
            <text:p>4483344.333333</text:p>
          </table:table-cell>
        </table:table-row>
        <table:table-row table:style-name="ro2">
          <table:table-cell table:number-columns-repeated="2"/>
          <table:table-cell office:value-type="float" office:value="1352076.333333" calcext:value-type="float">
            <text:p>1352076.333333</text:p>
          </table:table-cell>
          <table:table-cell office:value-type="float" office:value="2060577" calcext:value-type="float">
            <text:p>2060577</text:p>
          </table:table-cell>
          <table:table-cell office:value-type="float" office:value="4112964.333333" calcext:value-type="float">
            <text:p>4112964.333333</text:p>
          </table:table-cell>
          <table:table-cell table:number-columns-repeated="2"/>
          <table:table-cell office:value-type="float" office:value="937216.666667" calcext:value-type="float">
            <text:p>937216.666667</text:p>
          </table:table-cell>
          <table:table-cell office:value-type="float" office:value="2195737" calcext:value-type="float">
            <text:p>2195737</text:p>
          </table:table-cell>
          <table:table-cell office:value-type="float" office:value="4503185.333333" calcext:value-type="float">
            <text:p>4503185.333333</text:p>
          </table:table-cell>
        </table:table-row>
        <table:table-row table:style-name="ro2">
          <table:table-cell table:number-columns-repeated="2"/>
          <table:table-cell office:value-type="float" office:value="866396.333333" calcext:value-type="float">
            <text:p>866396.333333</text:p>
          </table:table-cell>
          <table:table-cell office:value-type="float" office:value="2085041.333333" calcext:value-type="float">
            <text:p>2085041.333333</text:p>
          </table:table-cell>
          <table:table-cell office:value-type="float" office:value="4075812.666667" calcext:value-type="float">
            <text:p>4075812.666667</text:p>
          </table:table-cell>
          <table:table-cell table:number-columns-repeated="2"/>
          <table:table-cell office:value-type="float" office:value="1019595.666667" calcext:value-type="float">
            <text:p>1019595.666667</text:p>
          </table:table-cell>
          <table:table-cell office:value-type="float" office:value="2234959.666667" calcext:value-type="float">
            <text:p>2234959.666667</text:p>
          </table:table-cell>
          <table:table-cell office:value-type="float" office:value="4470949.666667" calcext:value-type="float">
            <text:p>4470949.666667</text:p>
          </table:table-cell>
        </table:table-row>
        <table:table-row table:style-name="ro2">
          <table:table-cell table:number-columns-repeated="2"/>
          <table:table-cell office:value-type="float" office:value="909021.333333" calcext:value-type="float">
            <text:p>909021.333333</text:p>
          </table:table-cell>
          <table:table-cell office:value-type="float" office:value="1991901.333333" calcext:value-type="float">
            <text:p>1991901.333333</text:p>
          </table:table-cell>
          <table:table-cell office:value-type="float" office:value="4074217" calcext:value-type="float">
            <text:p>4074217</text:p>
          </table:table-cell>
          <table:table-cell table:number-columns-repeated="2"/>
          <table:table-cell office:value-type="float" office:value="1055728" calcext:value-type="float">
            <text:p>1055728</text:p>
          </table:table-cell>
          <table:table-cell office:value-type="float" office:value="2159867.666667" calcext:value-type="float">
            <text:p>2159867.666667</text:p>
          </table:table-cell>
          <table:table-cell office:value-type="float" office:value="4609956.666667" calcext:value-type="float">
            <text:p>4609956.666667</text:p>
          </table:table-cell>
        </table:table-row>
        <table:table-row table:style-name="ro2">
          <table:table-cell table:number-columns-repeated="2"/>
          <table:table-cell office:value-type="float" office:value="847140.333333" calcext:value-type="float">
            <text:p>847140.333333</text:p>
          </table:table-cell>
          <table:table-cell office:value-type="float" office:value="1916718.333333" calcext:value-type="float">
            <text:p>1916718.333333</text:p>
          </table:table-cell>
          <table:table-cell office:value-type="float" office:value="3966838" calcext:value-type="float">
            <text:p>3966838</text:p>
          </table:table-cell>
          <table:table-cell table:number-columns-repeated="2"/>
          <table:table-cell office:value-type="float" office:value="939708.333333" calcext:value-type="float">
            <text:p>939708.333333</text:p>
          </table:table-cell>
          <table:table-cell office:value-type="float" office:value="2167045" calcext:value-type="float">
            <text:p>2167045</text:p>
          </table:table-cell>
          <table:table-cell office:value-type="float" office:value="4451272.333333" calcext:value-type="float">
            <text:p>4451272.333333</text:p>
          </table:table-cell>
        </table:table-row>
        <table:table-row table:style-name="ro2">
          <table:table-cell table:number-columns-repeated="2"/>
          <table:table-cell office:value-type="float" office:value="854271" calcext:value-type="float">
            <text:p>854271</text:p>
          </table:table-cell>
          <table:table-cell office:value-type="float" office:value="2148503.666667" calcext:value-type="float">
            <text:p>2148503.666667</text:p>
          </table:table-cell>
          <table:table-cell office:value-type="float" office:value="4016789" calcext:value-type="float">
            <text:p>4016789</text:p>
          </table:table-cell>
          <table:table-cell table:number-columns-repeated="2"/>
          <table:table-cell office:value-type="float" office:value="948737" calcext:value-type="float">
            <text:p>948737</text:p>
          </table:table-cell>
          <table:table-cell office:value-type="float" office:value="2156589.333333" calcext:value-type="float">
            <text:p>2156589.333333</text:p>
          </table:table-cell>
          <table:table-cell office:value-type="float" office:value="4626846" calcext:value-type="float">
            <text:p>4626846</text:p>
          </table:table-cell>
        </table:table-row>
        <table:table-row table:style-name="ro2">
          <table:table-cell table:number-columns-repeated="2"/>
          <table:table-cell office:value-type="float" office:value="848571" calcext:value-type="float">
            <text:p>848571</text:p>
          </table:table-cell>
          <table:table-cell office:value-type="float" office:value="1910546" calcext:value-type="float">
            <text:p>1910546</text:p>
          </table:table-cell>
          <table:table-cell office:value-type="float" office:value="4077643" calcext:value-type="float">
            <text:p>4077643</text:p>
          </table:table-cell>
          <table:table-cell table:number-columns-repeated="2"/>
          <table:table-cell office:value-type="float" office:value="945151.333333" calcext:value-type="float">
            <text:p>945151.333333</text:p>
          </table:table-cell>
          <table:table-cell office:value-type="float" office:value="2246266.666667" calcext:value-type="float">
            <text:p>2246266.666667</text:p>
          </table:table-cell>
          <table:table-cell office:value-type="float" office:value="4563624.666667" calcext:value-type="float">
            <text:p>4563624.666667</text:p>
          </table:table-cell>
        </table:table-row>
        <table:table-row table:style-name="ro2">
          <table:table-cell table:number-columns-repeated="2"/>
          <table:table-cell office:value-type="float" office:value="901415.333333" calcext:value-type="float">
            <text:p>901415.333333</text:p>
          </table:table-cell>
          <table:table-cell office:value-type="float" office:value="2019451" calcext:value-type="float">
            <text:p>2019451</text:p>
          </table:table-cell>
          <table:table-cell office:value-type="float" office:value="4115934.333333" calcext:value-type="float">
            <text:p>4115934.333333</text:p>
          </table:table-cell>
          <table:table-cell table:number-columns-repeated="2"/>
          <table:table-cell office:value-type="float" office:value="981725.666667" calcext:value-type="float">
            <text:p>981725.666667</text:p>
          </table:table-cell>
          <table:table-cell office:value-type="float" office:value="2198469" calcext:value-type="float">
            <text:p>2198469</text:p>
          </table:table-cell>
          <table:table-cell office:value-type="float" office:value="4471677.333333" calcext:value-type="float">
            <text:p>4471677.333333</text:p>
          </table:table-cell>
        </table:table-row>
        <table:table-row table:style-name="ro2">
          <table:table-cell table:number-columns-repeated="2"/>
          <table:table-cell office:value-type="float" office:value="843209.666667" calcext:value-type="float">
            <text:p>843209.666667</text:p>
          </table:table-cell>
          <table:table-cell office:value-type="float" office:value="1906087.333333" calcext:value-type="float">
            <text:p>1906087.333333</text:p>
          </table:table-cell>
          <table:table-cell office:value-type="float" office:value="4052825.666667" calcext:value-type="float">
            <text:p>4052825.666667</text:p>
          </table:table-cell>
          <table:table-cell table:number-columns-repeated="2"/>
          <table:table-cell office:value-type="float" office:value="937239.333333" calcext:value-type="float">
            <text:p>937239.333333</text:p>
          </table:table-cell>
          <table:table-cell office:value-type="float" office:value="2224372" calcext:value-type="float">
            <text:p>2224372</text:p>
          </table:table-cell>
          <table:table-cell office:value-type="float" office:value="4487006" calcext:value-type="float">
            <text:p>4487006</text:p>
          </table:table-cell>
        </table:table-row>
        <table:table-row table:style-name="ro2">
          <table:table-cell table:number-columns-repeated="2"/>
          <table:table-cell office:value-type="float" office:value="895368" calcext:value-type="float">
            <text:p>895368</text:p>
          </table:table-cell>
          <table:table-cell office:value-type="float" office:value="1911773.666667" calcext:value-type="float">
            <text:p>1911773.666667</text:p>
          </table:table-cell>
          <table:table-cell office:value-type="float" office:value="4073694.666667" calcext:value-type="float">
            <text:p>4073694.666667</text:p>
          </table:table-cell>
          <table:table-cell table:number-columns-repeated="2"/>
          <table:table-cell office:value-type="float" office:value="960257.333333" calcext:value-type="float">
            <text:p>960257.333333</text:p>
          </table:table-cell>
          <table:table-cell office:value-type="float" office:value="2164615.333333" calcext:value-type="float">
            <text:p>2164615.333333</text:p>
          </table:table-cell>
          <table:table-cell office:value-type="float" office:value="4520004.333333" calcext:value-type="float">
            <text:p>4520004.333333</text:p>
          </table:table-cell>
        </table:table-row>
        <table:table-row table:style-name="ro2">
          <table:table-cell table:number-columns-repeated="2"/>
          <table:table-cell office:value-type="float" office:value="845698" calcext:value-type="float">
            <text:p>845698</text:p>
          </table:table-cell>
          <table:table-cell office:value-type="float" office:value="1918320.333333" calcext:value-type="float">
            <text:p>1918320.333333</text:p>
          </table:table-cell>
          <table:table-cell office:value-type="float" office:value="4034241" calcext:value-type="float">
            <text:p>4034241</text:p>
          </table:table-cell>
          <table:table-cell table:number-columns-repeated="2"/>
          <table:table-cell office:value-type="float" office:value="988953.666667" calcext:value-type="float">
            <text:p>988953.666667</text:p>
          </table:table-cell>
          <table:table-cell office:value-type="float" office:value="2217432.333333" calcext:value-type="float">
            <text:p>2217432.333333</text:p>
          </table:table-cell>
          <table:table-cell office:value-type="float" office:value="4491708.666667" calcext:value-type="float">
            <text:p>4491708.666667</text:p>
          </table:table-cell>
        </table:table-row>
        <table:table-row table:style-name="ro2">
          <table:table-cell table:number-columns-repeated="2"/>
          <table:table-cell office:value-type="float" office:value="845840.666667" calcext:value-type="float">
            <text:p>845840.666667</text:p>
          </table:table-cell>
          <table:table-cell office:value-type="float" office:value="1931285" calcext:value-type="float">
            <text:p>1931285</text:p>
          </table:table-cell>
          <table:table-cell office:value-type="float" office:value="4103455.333333" calcext:value-type="float">
            <text:p>4103455.333333</text:p>
          </table:table-cell>
          <table:table-cell table:number-columns-repeated="2"/>
          <table:table-cell office:value-type="float" office:value="943412.666667" calcext:value-type="float">
            <text:p>943412.666667</text:p>
          </table:table-cell>
          <table:table-cell office:value-type="float" office:value="2214177" calcext:value-type="float">
            <text:p>2214177</text:p>
          </table:table-cell>
          <table:table-cell office:value-type="float" office:value="4500414.666667" calcext:value-type="float">
            <text:p>4500414.666667</text:p>
          </table:table-cell>
        </table:table-row>
        <table:table-row table:style-name="ro2">
          <table:table-cell table:number-columns-repeated="2"/>
          <table:table-cell office:value-type="float" office:value="896230.333333" calcext:value-type="float">
            <text:p>896230.333333</text:p>
          </table:table-cell>
          <table:table-cell office:value-type="float" office:value="1922557" calcext:value-type="float">
            <text:p>1922557</text:p>
          </table:table-cell>
          <table:table-cell office:value-type="float" office:value="4028838" calcext:value-type="float">
            <text:p>4028838</text:p>
          </table:table-cell>
          <table:table-cell table:number-columns-repeated="2"/>
          <table:table-cell office:value-type="float" office:value="933794.333333" calcext:value-type="float">
            <text:p>933794.333333</text:p>
          </table:table-cell>
          <table:table-cell office:value-type="float" office:value="2191943" calcext:value-type="float">
            <text:p>2191943</text:p>
          </table:table-cell>
          <table:table-cell office:value-type="float" office:value="4397815.333333" calcext:value-type="float">
            <text:p>4397815.333333</text:p>
          </table:table-cell>
        </table:table-row>
        <table:table-row table:style-name="ro2">
          <table:table-cell table:number-columns-repeated="2"/>
          <table:table-cell office:value-type="float" office:value="856237.666667" calcext:value-type="float">
            <text:p>856237.666667</text:p>
          </table:table-cell>
          <table:table-cell office:value-type="float" office:value="1938474.333333" calcext:value-type="float">
            <text:p>1938474.333333</text:p>
          </table:table-cell>
          <table:table-cell office:value-type="float" office:value="4091104" calcext:value-type="float">
            <text:p>4091104</text:p>
          </table:table-cell>
          <table:table-cell table:number-columns-repeated="2"/>
          <table:table-cell office:value-type="float" office:value="1001311.333333" calcext:value-type="float">
            <text:p>1001311.333333</text:p>
          </table:table-cell>
          <table:table-cell office:value-type="float" office:value="2184408.333333" calcext:value-type="float">
            <text:p>2184408.333333</text:p>
          </table:table-cell>
          <table:table-cell office:value-type="float" office:value="4553033" calcext:value-type="float">
            <text:p>4553033</text:p>
          </table:table-cell>
        </table:table-row>
        <table:table-row table:style-name="ro2">
          <table:table-cell table:number-columns-repeated="2"/>
          <table:table-cell office:value-type="float" office:value="846443.333333" calcext:value-type="float">
            <text:p>846443.333333</text:p>
          </table:table-cell>
          <table:table-cell office:value-type="float" office:value="1968375" calcext:value-type="float">
            <text:p>1968375</text:p>
          </table:table-cell>
          <table:table-cell office:value-type="float" office:value="4011476" calcext:value-type="float">
            <text:p>4011476</text:p>
          </table:table-cell>
          <table:table-cell table:number-columns-repeated="2"/>
          <table:table-cell office:value-type="float" office:value="961307.333333" calcext:value-type="float">
            <text:p>961307.333333</text:p>
          </table:table-cell>
          <table:table-cell office:value-type="float" office:value="2249664" calcext:value-type="float">
            <text:p>2249664</text:p>
          </table:table-cell>
          <table:table-cell office:value-type="float" office:value="4624370.666667" calcext:value-type="float">
            <text:p>4624370.666667</text:p>
          </table:table-cell>
        </table:table-row>
        <table:table-row table:style-name="ro2">
          <table:table-cell table:number-columns-repeated="2"/>
          <table:table-cell office:value-type="float" office:value="856060.666667" calcext:value-type="float">
            <text:p>856060.666667</text:p>
          </table:table-cell>
          <table:table-cell office:value-type="float" office:value="2015431.333333" calcext:value-type="float">
            <text:p>2015431.333333</text:p>
          </table:table-cell>
          <table:table-cell office:value-type="float" office:value="4130532.333333" calcext:value-type="float">
            <text:p>4130532.333333</text:p>
          </table:table-cell>
          <table:table-cell table:number-columns-repeated="2"/>
          <table:table-cell office:value-type="float" office:value="977938.666667" calcext:value-type="float">
            <text:p>977938.666667</text:p>
          </table:table-cell>
          <table:table-cell office:value-type="float" office:value="2191911" calcext:value-type="float">
            <text:p>2191911</text:p>
          </table:table-cell>
          <table:table-cell office:value-type="float" office:value="4564374.666667" calcext:value-type="float">
            <text:p>4564374.666667</text:p>
          </table:table-cell>
        </table:table-row>
        <table:table-row table:style-name="ro2">
          <table:table-cell table:number-columns-repeated="2"/>
          <table:table-cell office:value-type="float" office:value="846699" calcext:value-type="float">
            <text:p>846699</text:p>
          </table:table-cell>
          <table:table-cell office:value-type="float" office:value="1953791" calcext:value-type="float">
            <text:p>1953791</text:p>
          </table:table-cell>
          <table:table-cell office:value-type="float" office:value="4122598" calcext:value-type="float">
            <text:p>4122598</text:p>
          </table:table-cell>
          <table:table-cell table:number-columns-repeated="2"/>
          <table:table-cell office:value-type="float" office:value="1008859.666667" calcext:value-type="float">
            <text:p>1008859.666667</text:p>
          </table:table-cell>
          <table:table-cell office:value-type="float" office:value="2236798.333333" calcext:value-type="float">
            <text:p>2236798.333333</text:p>
          </table:table-cell>
          <table:table-cell office:value-type="float" office:value="4470172.666667" calcext:value-type="float">
            <text:p>4470172.666667</text:p>
          </table:table-cell>
        </table:table-row>
        <table:table-row table:style-name="ro2">
          <table:table-cell table:number-columns-repeated="2"/>
          <table:table-cell office:value-type="float" office:value="842254.666667" calcext:value-type="float">
            <text:p>842254.666667</text:p>
          </table:table-cell>
          <table:table-cell office:value-type="float" office:value="1960902.666667" calcext:value-type="float">
            <text:p>1960902.666667</text:p>
          </table:table-cell>
          <table:table-cell office:value-type="float" office:value="4034303" calcext:value-type="float">
            <text:p>4034303</text:p>
          </table:table-cell>
          <table:table-cell table:number-columns-repeated="2"/>
          <table:table-cell office:value-type="float" office:value="964516.333333" calcext:value-type="float">
            <text:p>964516.333333</text:p>
          </table:table-cell>
          <table:table-cell office:value-type="float" office:value="2216922" calcext:value-type="float">
            <text:p>2216922</text:p>
          </table:table-cell>
          <table:table-cell office:value-type="float" office:value="4779530" calcext:value-type="float">
            <text:p>4779530</text:p>
          </table:table-cell>
        </table:table-row>
        <table:table-row table:style-name="ro2">
          <table:table-cell table:number-columns-repeated="2"/>
          <table:table-cell office:value-type="float" office:value="840906.666667" calcext:value-type="float">
            <text:p>840906.666667</text:p>
          </table:table-cell>
          <table:table-cell office:value-type="float" office:value="2007707.333333" calcext:value-type="float">
            <text:p>2007707.333333</text:p>
          </table:table-cell>
          <table:table-cell office:value-type="float" office:value="4044159" calcext:value-type="float">
            <text:p>4044159</text:p>
          </table:table-cell>
          <table:table-cell table:number-columns-repeated="2"/>
          <table:table-cell office:value-type="float" office:value="940650.333333" calcext:value-type="float">
            <text:p>940650.333333</text:p>
          </table:table-cell>
          <table:table-cell office:value-type="float" office:value="2294361.333333" calcext:value-type="float">
            <text:p>2294361.333333</text:p>
          </table:table-cell>
          <table:table-cell office:value-type="float" office:value="4467502.666667" calcext:value-type="float">
            <text:p>4467502.666667</text:p>
          </table:table-cell>
        </table:table-row>
        <table:table-row table:style-name="ro2">
          <table:table-cell table:number-columns-repeated="2"/>
          <table:table-cell office:value-type="float" office:value="843491" calcext:value-type="float">
            <text:p>843491</text:p>
          </table:table-cell>
          <table:table-cell office:value-type="float" office:value="1947458.333333" calcext:value-type="float">
            <text:p>1947458.333333</text:p>
          </table:table-cell>
          <table:table-cell office:value-type="float" office:value="4314681.333333" calcext:value-type="float">
            <text:p>4314681.333333</text:p>
          </table:table-cell>
          <table:table-cell table:number-columns-repeated="2"/>
          <table:table-cell office:value-type="float" office:value="937653" calcext:value-type="float">
            <text:p>937653</text:p>
          </table:table-cell>
          <table:table-cell office:value-type="float" office:value="2272198.333333" calcext:value-type="float">
            <text:p>2272198.333333</text:p>
          </table:table-cell>
          <table:table-cell office:value-type="float" office:value="4618898" calcext:value-type="float">
            <text:p>4618898</text:p>
          </table:table-cell>
        </table:table-row>
        <table:table-row table:style-name="ro2">
          <table:table-cell table:number-columns-repeated="2"/>
          <table:table-cell office:value-type="float" office:value="850511" calcext:value-type="float">
            <text:p>850511</text:p>
          </table:table-cell>
          <table:table-cell office:value-type="float" office:value="1914709" calcext:value-type="float">
            <text:p>1914709</text:p>
          </table:table-cell>
          <table:table-cell office:value-type="float" office:value="3995694.333333" calcext:value-type="float">
            <text:p>3995694.333333</text:p>
          </table:table-cell>
          <table:table-cell table:number-columns-repeated="2"/>
          <table:table-cell office:value-type="float" office:value="994307.333333" calcext:value-type="float">
            <text:p>994307.333333</text:p>
          </table:table-cell>
          <table:table-cell office:value-type="float" office:value="2262265.333333" calcext:value-type="float">
            <text:p>2262265.333333</text:p>
          </table:table-cell>
          <table:table-cell office:value-type="float" office:value="4549543.333333" calcext:value-type="float">
            <text:p>4549543.333333</text:p>
          </table:table-cell>
        </table:table-row>
        <table:table-row table:style-name="ro2">
          <table:table-cell table:number-columns-repeated="2"/>
          <table:table-cell office:value-type="float" office:value="911391.666667" calcext:value-type="float">
            <text:p>911391.666667</text:p>
          </table:table-cell>
          <table:table-cell office:value-type="float" office:value="1967542.333333" calcext:value-type="float">
            <text:p>1967542.333333</text:p>
          </table:table-cell>
          <table:table-cell office:value-type="float" office:value="4037138.666667" calcext:value-type="float">
            <text:p>4037138.666667</text:p>
          </table:table-cell>
          <table:table-cell table:number-columns-repeated="2"/>
          <table:table-cell office:value-type="float" office:value="935456.333333" calcext:value-type="float">
            <text:p>935456.333333</text:p>
          </table:table-cell>
          <table:table-cell office:value-type="float" office:value="2256837.333333" calcext:value-type="float">
            <text:p>2256837.333333</text:p>
          </table:table-cell>
          <table:table-cell office:value-type="float" office:value="4534572.666667" calcext:value-type="float">
            <text:p>4534572.666667</text:p>
          </table:table-cell>
        </table:table-row>
        <table:table-row table:style-name="ro2">
          <table:table-cell table:number-columns-repeated="2"/>
          <table:table-cell office:value-type="float" office:value="849253.333333" calcext:value-type="float">
            <text:p>849253.333333</text:p>
          </table:table-cell>
          <table:table-cell office:value-type="float" office:value="1935812.666667" calcext:value-type="float">
            <text:p>1935812.666667</text:p>
          </table:table-cell>
          <table:table-cell office:value-type="float" office:value="4014132" calcext:value-type="float">
            <text:p>4014132</text:p>
          </table:table-cell>
          <table:table-cell table:number-columns-repeated="2"/>
          <table:table-cell office:value-type="float" office:value="936388.333333" calcext:value-type="float">
            <text:p>936388.333333</text:p>
          </table:table-cell>
          <table:table-cell office:value-type="float" office:value="2201889" calcext:value-type="float">
            <text:p>2201889</text:p>
          </table:table-cell>
          <table:table-cell office:value-type="float" office:value="4483009" calcext:value-type="float">
            <text:p>4483009</text:p>
          </table:table-cell>
        </table:table-row>
        <table:table-row table:style-name="ro2">
          <table:table-cell table:number-columns-repeated="2"/>
          <table:table-cell office:value-type="float" office:value="866961" calcext:value-type="float">
            <text:p>866961</text:p>
          </table:table-cell>
          <table:table-cell office:value-type="float" office:value="1965046.333333" calcext:value-type="float">
            <text:p>1965046.333333</text:p>
          </table:table-cell>
          <table:table-cell office:value-type="float" office:value="4149114.666667" calcext:value-type="float">
            <text:p>4149114.666667</text:p>
          </table:table-cell>
          <table:table-cell table:number-columns-repeated="2"/>
          <table:table-cell office:value-type="float" office:value="939492.666667" calcext:value-type="float">
            <text:p>939492.666667</text:p>
          </table:table-cell>
          <table:table-cell office:value-type="float" office:value="2301608" calcext:value-type="float">
            <text:p>2301608</text:p>
          </table:table-cell>
          <table:table-cell office:value-type="float" office:value="4561707.333333" calcext:value-type="float">
            <text:p>4561707.333333</text:p>
          </table:table-cell>
        </table:table-row>
        <table:table-row table:style-name="ro2">
          <table:table-cell table:number-columns-repeated="2"/>
          <table:table-cell office:value-type="float" office:value="895586.333333" calcext:value-type="float">
            <text:p>895586.333333</text:p>
          </table:table-cell>
          <table:table-cell office:value-type="float" office:value="1971103.333333" calcext:value-type="float">
            <text:p>1971103.333333</text:p>
          </table:table-cell>
          <table:table-cell office:value-type="float" office:value="4110169.666667" calcext:value-type="float">
            <text:p>4110169.666667</text:p>
          </table:table-cell>
          <table:table-cell table:number-columns-repeated="2"/>
          <table:table-cell office:value-type="float" office:value="984376" calcext:value-type="float">
            <text:p>984376</text:p>
          </table:table-cell>
          <table:table-cell office:value-type="float" office:value="2303639.666667" calcext:value-type="float">
            <text:p>2303639.666667</text:p>
          </table:table-cell>
          <table:table-cell office:value-type="float" office:value="4462439" calcext:value-type="float">
            <text:p>4462439</text:p>
          </table:table-cell>
        </table:table-row>
        <table:table-row table:style-name="ro2">
          <table:table-cell table:number-columns-repeated="2"/>
          <table:table-cell office:value-type="float" office:value="891835.666667" calcext:value-type="float">
            <text:p>891835.666667</text:p>
          </table:table-cell>
          <table:table-cell office:value-type="float" office:value="1949274" calcext:value-type="float">
            <text:p>1949274</text:p>
          </table:table-cell>
          <table:table-cell office:value-type="float" office:value="4267930.666667" calcext:value-type="float">
            <text:p>4267930.666667</text:p>
          </table:table-cell>
          <table:table-cell table:number-columns-repeated="2"/>
          <table:table-cell office:value-type="float" office:value="937274.666667" calcext:value-type="float">
            <text:p>937274.666667</text:p>
          </table:table-cell>
          <table:table-cell office:value-type="float" office:value="2195052.333333" calcext:value-type="float">
            <text:p>2195052.333333</text:p>
          </table:table-cell>
          <table:table-cell office:value-type="float" office:value="4505366.333333" calcext:value-type="float">
            <text:p>4505366.333333</text:p>
          </table:table-cell>
        </table:table-row>
        <table:table-row table:style-name="ro2">
          <table:table-cell table:number-columns-repeated="2"/>
          <table:table-cell office:value-type="float" office:value="845436.333333" calcext:value-type="float">
            <text:p>845436.333333</text:p>
          </table:table-cell>
          <table:table-cell office:value-type="float" office:value="1994276.666667" calcext:value-type="float">
            <text:p>1994276.666667</text:p>
          </table:table-cell>
          <table:table-cell office:value-type="float" office:value="4016378.333333" calcext:value-type="float">
            <text:p>4016378.333333</text:p>
          </table:table-cell>
          <table:table-cell table:number-columns-repeated="2"/>
          <table:table-cell office:value-type="float" office:value="943390.666667" calcext:value-type="float">
            <text:p>943390.666667</text:p>
          </table:table-cell>
          <table:table-cell office:value-type="float" office:value="2165803.333333" calcext:value-type="float">
            <text:p>2165803.333333</text:p>
          </table:table-cell>
          <table:table-cell office:value-type="float" office:value="4519534" calcext:value-type="float">
            <text:p>4519534</text:p>
          </table:table-cell>
        </table:table-row>
        <table:table-row table:style-name="ro2">
          <table:table-cell table:number-columns-repeated="2"/>
          <table:table-cell office:value-type="float" office:value="844842.333333" calcext:value-type="float">
            <text:p>844842.333333</text:p>
          </table:table-cell>
          <table:table-cell office:value-type="float" office:value="1907654.666667" calcext:value-type="float">
            <text:p>1907654.666667</text:p>
          </table:table-cell>
          <table:table-cell office:value-type="float" office:value="4081700.333333" calcext:value-type="float">
            <text:p>4081700.333333</text:p>
          </table:table-cell>
          <table:table-cell table:number-columns-repeated="2"/>
          <table:table-cell office:value-type="float" office:value="972456.666667" calcext:value-type="float">
            <text:p>972456.666667</text:p>
          </table:table-cell>
          <table:table-cell office:value-type="float" office:value="2158813.666667" calcext:value-type="float">
            <text:p>2158813.666667</text:p>
          </table:table-cell>
          <table:table-cell office:value-type="float" office:value="4545842" calcext:value-type="float">
            <text:p>4545842</text:p>
          </table:table-cell>
        </table:table-row>
        <table:table-row table:style-name="ro2">
          <table:table-cell table:number-columns-repeated="2"/>
          <table:table-cell office:value-type="float" office:value="874795" calcext:value-type="float">
            <text:p>874795</text:p>
          </table:table-cell>
          <table:table-cell office:value-type="float" office:value="2009159.333333" calcext:value-type="float">
            <text:p>2009159.333333</text:p>
          </table:table-cell>
          <table:table-cell office:value-type="float" office:value="4009760.333333" calcext:value-type="float">
            <text:p>4009760.333333</text:p>
          </table:table-cell>
          <table:table-cell table:number-columns-repeated="2"/>
          <table:table-cell office:value-type="float" office:value="942943.666667" calcext:value-type="float">
            <text:p>942943.666667</text:p>
          </table:table-cell>
          <table:table-cell office:value-type="float" office:value="2240616.666667" calcext:value-type="float">
            <text:p>2240616.666667</text:p>
          </table:table-cell>
          <table:table-cell office:value-type="float" office:value="4535836.333333" calcext:value-type="float">
            <text:p>4535836.333333</text:p>
          </table:table-cell>
        </table:table-row>
        <table:table-row table:style-name="ro2">
          <table:table-cell table:number-columns-repeated="2"/>
          <table:table-cell office:value-type="float" office:value="850357.333333" calcext:value-type="float">
            <text:p>850357.333333</text:p>
          </table:table-cell>
          <table:table-cell office:value-type="float" office:value="1963831" calcext:value-type="float">
            <text:p>1963831</text:p>
          </table:table-cell>
          <table:table-cell office:value-type="float" office:value="4028275" calcext:value-type="float">
            <text:p>4028275</text:p>
          </table:table-cell>
          <table:table-cell table:number-columns-repeated="2"/>
          <table:table-cell office:value-type="float" office:value="957303.333333" calcext:value-type="float">
            <text:p>957303.333333</text:p>
          </table:table-cell>
          <table:table-cell office:value-type="float" office:value="2327005.666667" calcext:value-type="float">
            <text:p>2327005.666667</text:p>
          </table:table-cell>
          <table:table-cell office:value-type="float" office:value="4739561" calcext:value-type="float">
            <text:p>4739561</text:p>
          </table:table-cell>
        </table:table-row>
        <table:table-row table:style-name="ro2">
          <table:table-cell table:number-columns-repeated="2"/>
          <table:table-cell office:value-type="float" office:value="876584.666667" calcext:value-type="float">
            <text:p>876584.666667</text:p>
          </table:table-cell>
          <table:table-cell office:value-type="float" office:value="1948377" calcext:value-type="float">
            <text:p>1948377</text:p>
          </table:table-cell>
          <table:table-cell office:value-type="float" office:value="6839725.666667" calcext:value-type="float">
            <text:p>6839725.666667</text:p>
          </table:table-cell>
          <table:table-cell table:number-columns-repeated="2"/>
          <table:table-cell office:value-type="float" office:value="955973.666667" calcext:value-type="float">
            <text:p>955973.666667</text:p>
          </table:table-cell>
          <table:table-cell office:value-type="float" office:value="2896754.666667" calcext:value-type="float">
            <text:p>2896754.666667</text:p>
          </table:table-cell>
          <table:table-cell office:value-type="float" office:value="4483148.333333" calcext:value-type="float">
            <text:p>4483148.333333</text:p>
          </table:table-cell>
        </table:table-row>
        <table:table-row table:style-name="ro2">
          <table:table-cell table:number-columns-repeated="2"/>
          <table:table-cell office:value-type="float" office:value="846670" calcext:value-type="float">
            <text:p>846670</text:p>
          </table:table-cell>
          <table:table-cell office:value-type="float" office:value="1948540" calcext:value-type="float">
            <text:p>1948540</text:p>
          </table:table-cell>
          <table:table-cell office:value-type="float" office:value="4289748.333333" calcext:value-type="float">
            <text:p>4289748.333333</text:p>
          </table:table-cell>
          <table:table-cell table:number-columns-repeated="2"/>
          <table:table-cell office:value-type="float" office:value="941245.666667" calcext:value-type="float">
            <text:p>941245.666667</text:p>
          </table:table-cell>
          <table:table-cell office:value-type="float" office:value="2218338" calcext:value-type="float">
            <text:p>2218338</text:p>
          </table:table-cell>
          <table:table-cell office:value-type="float" office:value="4900160.333333" calcext:value-type="float">
            <text:p>4900160.333333</text:p>
          </table:table-cell>
        </table:table-row>
        <table:table-row table:style-name="ro2">
          <table:table-cell table:number-columns-repeated="2"/>
          <table:table-cell office:value-type="float" office:value="845691" calcext:value-type="float">
            <text:p>845691</text:p>
          </table:table-cell>
          <table:table-cell office:value-type="float" office:value="1984046.666667" calcext:value-type="float">
            <text:p>1984046.666667</text:p>
          </table:table-cell>
          <table:table-cell office:value-type="float" office:value="4522781.333333" calcext:value-type="float">
            <text:p>4522781.333333</text:p>
          </table:table-cell>
          <table:table-cell table:number-columns-repeated="2"/>
          <table:table-cell office:value-type="float" office:value="979864" calcext:value-type="float">
            <text:p>979864</text:p>
          </table:table-cell>
          <table:table-cell office:value-type="float" office:value="2235953.333333" calcext:value-type="float">
            <text:p>2235953.333333</text:p>
          </table:table-cell>
          <table:table-cell office:value-type="float" office:value="4561705" calcext:value-type="float">
            <text:p>4561705</text:p>
          </table:table-cell>
        </table:table-row>
        <table:table-row table:style-name="ro2">
          <table:table-cell table:number-columns-repeated="2"/>
          <table:table-cell office:value-type="float" office:value="846180.333333" calcext:value-type="float">
            <text:p>846180.333333</text:p>
          </table:table-cell>
          <table:table-cell office:value-type="float" office:value="1978788.333333" calcext:value-type="float">
            <text:p>1978788.333333</text:p>
          </table:table-cell>
          <table:table-cell office:value-type="float" office:value="7913630" calcext:value-type="float">
            <text:p>7913630</text:p>
          </table:table-cell>
          <table:table-cell table:number-columns-repeated="2"/>
          <table:table-cell office:value-type="float" office:value="958105" calcext:value-type="float">
            <text:p>958105</text:p>
          </table:table-cell>
          <table:table-cell office:value-type="float" office:value="2221798" calcext:value-type="float">
            <text:p>2221798</text:p>
          </table:table-cell>
          <table:table-cell office:value-type="float" office:value="4517371.333333" calcext:value-type="float">
            <text:p>4517371.333333</text:p>
          </table:table-cell>
        </table:table-row>
        <table:table-row table:style-name="ro2">
          <table:table-cell table:number-columns-repeated="2"/>
          <table:table-cell office:value-type="float" office:value="851288.333333" calcext:value-type="float">
            <text:p>851288.333333</text:p>
          </table:table-cell>
          <table:table-cell office:value-type="float" office:value="1971878.666667" calcext:value-type="float">
            <text:p>1971878.666667</text:p>
          </table:table-cell>
          <table:table-cell office:value-type="float" office:value="4577142.666667" calcext:value-type="float">
            <text:p>4577142.666667</text:p>
          </table:table-cell>
          <table:table-cell table:number-columns-repeated="2"/>
          <table:table-cell office:value-type="float" office:value="981535.333333" calcext:value-type="float">
            <text:p>981535.333333</text:p>
          </table:table-cell>
          <table:table-cell office:value-type="float" office:value="2159213.333333" calcext:value-type="float">
            <text:p>2159213.333333</text:p>
          </table:table-cell>
          <table:table-cell office:value-type="float" office:value="4535698" calcext:value-type="float">
            <text:p>4535698</text:p>
          </table:table-cell>
        </table:table-row>
        <table:table-row table:style-name="ro2">
          <table:table-cell table:number-columns-repeated="2"/>
          <table:table-cell office:value-type="float" office:value="847984.666667" calcext:value-type="float">
            <text:p>847984.666667</text:p>
          </table:table-cell>
          <table:table-cell office:value-type="float" office:value="1907829.666667" calcext:value-type="float">
            <text:p>1907829.666667</text:p>
          </table:table-cell>
          <table:table-cell office:value-type="float" office:value="4176307.333333" calcext:value-type="float">
            <text:p>4176307.333333</text:p>
          </table:table-cell>
          <table:table-cell table:number-columns-repeated="2"/>
          <table:table-cell office:value-type="float" office:value="929217.333333" calcext:value-type="float">
            <text:p>929217.333333</text:p>
          </table:table-cell>
          <table:table-cell office:value-type="float" office:value="2161368" calcext:value-type="float">
            <text:p>2161368</text:p>
          </table:table-cell>
          <table:table-cell office:value-type="float" office:value="4496135.333333" calcext:value-type="float">
            <text:p>4496135.333333</text:p>
          </table:table-cell>
        </table:table-row>
        <table:table-row table:style-name="ro2">
          <table:table-cell table:number-columns-repeated="2"/>
          <table:table-cell office:value-type="float" office:value="884295.666667" calcext:value-type="float">
            <text:p>884295.666667</text:p>
          </table:table-cell>
          <table:table-cell office:value-type="float" office:value="1902141" calcext:value-type="float">
            <text:p>1902141</text:p>
          </table:table-cell>
          <table:table-cell office:value-type="float" office:value="4019138" calcext:value-type="float">
            <text:p>4019138</text:p>
          </table:table-cell>
          <table:table-cell table:number-columns-repeated="2"/>
          <table:table-cell office:value-type="float" office:value="936999" calcext:value-type="float">
            <text:p>936999</text:p>
          </table:table-cell>
          <table:table-cell office:value-type="float" office:value="2239374.333333" calcext:value-type="float">
            <text:p>2239374.333333</text:p>
          </table:table-cell>
          <table:table-cell office:value-type="float" office:value="4398800" calcext:value-type="float">
            <text:p>4398800</text:p>
          </table:table-cell>
        </table:table-row>
        <table:table-row table:style-name="ro2">
          <table:table-cell table:number-columns-repeated="2"/>
          <table:table-cell office:value-type="float" office:value="897414.333333" calcext:value-type="float">
            <text:p>897414.333333</text:p>
          </table:table-cell>
          <table:table-cell office:value-type="float" office:value="2041162.666667" calcext:value-type="float">
            <text:p>2041162.666667</text:p>
          </table:table-cell>
          <table:table-cell office:value-type="float" office:value="4453855" calcext:value-type="float">
            <text:p>4453855</text:p>
          </table:table-cell>
          <table:table-cell table:number-columns-repeated="2"/>
          <table:table-cell office:value-type="float" office:value="940132" calcext:value-type="float">
            <text:p>940132</text:p>
          </table:table-cell>
          <table:table-cell office:value-type="float" office:value="2250184" calcext:value-type="float">
            <text:p>2250184</text:p>
          </table:table-cell>
          <table:table-cell office:value-type="float" office:value="4564399.666667" calcext:value-type="float">
            <text:p>4564399.666667</text:p>
          </table:table-cell>
        </table:table-row>
        <table:table-row table:style-name="ro2">
          <table:table-cell table:number-columns-repeated="2"/>
          <table:table-cell office:value-type="float" office:value="881098" calcext:value-type="float">
            <text:p>881098</text:p>
          </table:table-cell>
          <table:table-cell office:value-type="float" office:value="1984893" calcext:value-type="float">
            <text:p>1984893</text:p>
          </table:table-cell>
          <table:table-cell office:value-type="float" office:value="4166563.666667" calcext:value-type="float">
            <text:p>4166563.666667</text:p>
          </table:table-cell>
          <table:table-cell table:number-columns-repeated="2"/>
          <table:table-cell office:value-type="float" office:value="945685.666667" calcext:value-type="float">
            <text:p>945685.666667</text:p>
          </table:table-cell>
          <table:table-cell office:value-type="float" office:value="2248052" calcext:value-type="float">
            <text:p>2248052</text:p>
          </table:table-cell>
          <table:table-cell office:value-type="float" office:value="4521660" calcext:value-type="float">
            <text:p>4521660</text:p>
          </table:table-cell>
        </table:table-row>
        <table:table-row table:style-name="ro2">
          <table:table-cell table:number-columns-repeated="2"/>
          <table:table-cell office:value-type="float" office:value="847296" calcext:value-type="float">
            <text:p>847296</text:p>
          </table:table-cell>
          <table:table-cell office:value-type="float" office:value="2049441" calcext:value-type="float">
            <text:p>2049441</text:p>
          </table:table-cell>
          <table:table-cell office:value-type="float" office:value="4291325.666667" calcext:value-type="float">
            <text:p>4291325.666667</text:p>
          </table:table-cell>
          <table:table-cell table:number-columns-repeated="2"/>
          <table:table-cell office:value-type="float" office:value="981646.333333" calcext:value-type="float">
            <text:p>981646.333333</text:p>
          </table:table-cell>
          <table:table-cell office:value-type="float" office:value="2180195.666667" calcext:value-type="float">
            <text:p>2180195.666667</text:p>
          </table:table-cell>
          <table:table-cell office:value-type="float" office:value="4721173" calcext:value-type="float">
            <text:p>4721173</text:p>
          </table:table-cell>
        </table:table-row>
        <table:table-row table:style-name="ro2">
          <table:table-cell table:number-columns-repeated="2"/>
          <table:table-cell office:value-type="float" office:value="840581.666667" calcext:value-type="float">
            <text:p>840581.666667</text:p>
          </table:table-cell>
          <table:table-cell office:value-type="float" office:value="1973057.666667" calcext:value-type="float">
            <text:p>1973057.666667</text:p>
          </table:table-cell>
          <table:table-cell office:value-type="float" office:value="4227283.666667" calcext:value-type="float">
            <text:p>4227283.666667</text:p>
          </table:table-cell>
          <table:table-cell table:number-columns-repeated="2"/>
          <table:table-cell office:value-type="float" office:value="943908" calcext:value-type="float">
            <text:p>943908</text:p>
          </table:table-cell>
          <table:table-cell office:value-type="float" office:value="2170773.333333" calcext:value-type="float">
            <text:p>2170773.333333</text:p>
          </table:table-cell>
          <table:table-cell office:value-type="float" office:value="4639311.666667" calcext:value-type="float">
            <text:p>4639311.666667</text:p>
          </table:table-cell>
        </table:table-row>
        <table:table-row table:style-name="ro2">
          <table:table-cell table:number-columns-repeated="2"/>
          <table:table-cell office:value-type="float" office:value="843346" calcext:value-type="float">
            <text:p>843346</text:p>
          </table:table-cell>
          <table:table-cell office:value-type="float" office:value="1979891" calcext:value-type="float">
            <text:p>1979891</text:p>
          </table:table-cell>
          <table:table-cell office:value-type="float" office:value="4371415" calcext:value-type="float">
            <text:p>4371415</text:p>
          </table:table-cell>
          <table:table-cell table:number-columns-repeated="2"/>
          <table:table-cell office:value-type="float" office:value="994136.333333" calcext:value-type="float">
            <text:p>994136.333333</text:p>
          </table:table-cell>
          <table:table-cell office:value-type="float" office:value="2237594" calcext:value-type="float">
            <text:p>2237594</text:p>
          </table:table-cell>
          <table:table-cell office:value-type="float" office:value="4440779" calcext:value-type="float">
            <text:p>4440779</text:p>
          </table:table-cell>
        </table:table-row>
        <table:table-row table:style-name="ro2">
          <table:table-cell table:number-columns-repeated="2"/>
          <table:table-cell office:value-type="float" office:value="911023" calcext:value-type="float">
            <text:p>911023</text:p>
          </table:table-cell>
          <table:table-cell office:value-type="float" office:value="1923014" calcext:value-type="float">
            <text:p>1923014</text:p>
          </table:table-cell>
          <table:table-cell office:value-type="float" office:value="4423754.333333" calcext:value-type="float">
            <text:p>4423754.333333</text:p>
          </table:table-cell>
          <table:table-cell table:number-columns-repeated="2"/>
          <table:table-cell office:value-type="float" office:value="936310" calcext:value-type="float">
            <text:p>936310</text:p>
          </table:table-cell>
          <table:table-cell office:value-type="float" office:value="2149233" calcext:value-type="float">
            <text:p>2149233</text:p>
          </table:table-cell>
          <table:table-cell office:value-type="float" office:value="4508513.666667" calcext:value-type="float">
            <text:p>4508513.666667</text:p>
          </table:table-cell>
        </table:table-row>
        <table:table-row table:style-name="ro2">
          <table:table-cell table:number-columns-repeated="2"/>
          <table:table-cell office:value-type="float" office:value="879474.666667" calcext:value-type="float">
            <text:p>879474.666667</text:p>
          </table:table-cell>
          <table:table-cell office:value-type="float" office:value="1984654" calcext:value-type="float">
            <text:p>1984654</text:p>
          </table:table-cell>
          <table:table-cell office:value-type="float" office:value="4555254" calcext:value-type="float">
            <text:p>4555254</text:p>
          </table:table-cell>
          <table:table-cell table:number-columns-repeated="2"/>
          <table:table-cell office:value-type="float" office:value="986229" calcext:value-type="float">
            <text:p>986229</text:p>
          </table:table-cell>
          <table:table-cell office:value-type="float" office:value="2292034" calcext:value-type="float">
            <text:p>2292034</text:p>
          </table:table-cell>
          <table:table-cell office:value-type="float" office:value="4515414.666667" calcext:value-type="float">
            <text:p>4515414.666667</text:p>
          </table:table-cell>
        </table:table-row>
        <table:table-row table:style-name="ro2">
          <table:table-cell table:number-columns-repeated="2"/>
          <table:table-cell office:value-type="float" office:value="847728.333333" calcext:value-type="float">
            <text:p>847728.333333</text:p>
          </table:table-cell>
          <table:table-cell office:value-type="float" office:value="1909809.666667" calcext:value-type="float">
            <text:p>1909809.666667</text:p>
          </table:table-cell>
          <table:table-cell office:value-type="float" office:value="4069501.666667" calcext:value-type="float">
            <text:p>4069501.666667</text:p>
          </table:table-cell>
          <table:table-cell table:number-columns-repeated="2"/>
          <table:table-cell office:value-type="float" office:value="979818.666667" calcext:value-type="float">
            <text:p>979818.666667</text:p>
          </table:table-cell>
          <table:table-cell office:value-type="float" office:value="2234554.333333" calcext:value-type="float">
            <text:p>2234554.333333</text:p>
          </table:table-cell>
          <table:table-cell office:value-type="float" office:value="4633120" calcext:value-type="float">
            <text:p>4633120</text:p>
          </table:table-cell>
        </table:table-row>
        <table:table-row table:style-name="ro2">
          <table:table-cell table:number-columns-repeated="2"/>
          <table:table-cell office:value-type="float" office:value="844246" calcext:value-type="float">
            <text:p>844246</text:p>
          </table:table-cell>
          <table:table-cell office:value-type="float" office:value="1901987.333333" calcext:value-type="float">
            <text:p>1901987.333333</text:p>
          </table:table-cell>
          <table:table-cell office:value-type="float" office:value="4085663.666667" calcext:value-type="float">
            <text:p>4085663.666667</text:p>
          </table:table-cell>
          <table:table-cell table:number-columns-repeated="2"/>
          <table:table-cell office:value-type="float" office:value="951697.333333" calcext:value-type="float">
            <text:p>951697.333333</text:p>
          </table:table-cell>
          <table:table-cell office:value-type="float" office:value="2201655" calcext:value-type="float">
            <text:p>2201655</text:p>
          </table:table-cell>
          <table:table-cell office:value-type="float" office:value="4511303.666667" calcext:value-type="float">
            <text:p>4511303.666667</text:p>
          </table:table-cell>
        </table:table-row>
        <table:table-row table:style-name="ro2">
          <table:table-cell table:number-columns-repeated="2"/>
          <table:table-cell office:value-type="float" office:value="919642" calcext:value-type="float">
            <text:p>919642</text:p>
          </table:table-cell>
          <table:table-cell office:value-type="float" office:value="1950977.333333" calcext:value-type="float">
            <text:p>1950977.333333</text:p>
          </table:table-cell>
          <table:table-cell office:value-type="float" office:value="4104783.666667" calcext:value-type="float">
            <text:p>4104783.666667</text:p>
          </table:table-cell>
          <table:table-cell table:number-columns-repeated="2"/>
          <table:table-cell office:value-type="float" office:value="991975.666667" calcext:value-type="float">
            <text:p>991975.666667</text:p>
          </table:table-cell>
          <table:table-cell office:value-type="float" office:value="2295419.333333" calcext:value-type="float">
            <text:p>2295419.333333</text:p>
          </table:table-cell>
          <table:table-cell office:value-type="float" office:value="4574474.666667" calcext:value-type="float">
            <text:p>4574474.666667</text:p>
          </table:table-cell>
        </table:table-row>
        <table:table-row table:style-name="ro2">
          <table:table-cell table:number-columns-repeated="2"/>
          <table:table-cell office:value-type="float" office:value="892512.666667" calcext:value-type="float">
            <text:p>892512.666667</text:p>
          </table:table-cell>
          <table:table-cell office:value-type="float" office:value="1950158.333333" calcext:value-type="float">
            <text:p>1950158.333333</text:p>
          </table:table-cell>
          <table:table-cell office:value-type="float" office:value="4125452.333333" calcext:value-type="float">
            <text:p>4125452.333333</text:p>
          </table:table-cell>
          <table:table-cell table:number-columns-repeated="2"/>
          <table:table-cell office:value-type="float" office:value="935468.666667" calcext:value-type="float">
            <text:p>935468.666667</text:p>
          </table:table-cell>
          <table:table-cell office:value-type="float" office:value="2230049.666667" calcext:value-type="float">
            <text:p>2230049.666667</text:p>
          </table:table-cell>
          <table:table-cell office:value-type="float" office:value="4476956" calcext:value-type="float">
            <text:p>4476956</text:p>
          </table:table-cell>
        </table:table-row>
        <table:table-row table:style-name="ro2">
          <table:table-cell table:number-columns-repeated="2"/>
          <table:table-cell office:value-type="float" office:value="859138.666667" calcext:value-type="float">
            <text:p>859138.666667</text:p>
          </table:table-cell>
          <table:table-cell office:value-type="float" office:value="2084801" calcext:value-type="float">
            <text:p>2084801</text:p>
          </table:table-cell>
          <table:table-cell office:value-type="float" office:value="4231136" calcext:value-type="float">
            <text:p>4231136</text:p>
          </table:table-cell>
          <table:table-cell table:number-columns-repeated="2"/>
          <table:table-cell office:value-type="float" office:value="936741.333333" calcext:value-type="float">
            <text:p>936741.333333</text:p>
          </table:table-cell>
          <table:table-cell office:value-type="float" office:value="2178745.333333" calcext:value-type="float">
            <text:p>2178745.333333</text:p>
          </table:table-cell>
          <table:table-cell office:value-type="float" office:value="4937342.333333" calcext:value-type="float">
            <text:p>4937342.333333</text:p>
          </table:table-cell>
        </table:table-row>
        <table:table-row table:style-name="ro2">
          <table:table-cell table:number-columns-repeated="2"/>
          <table:table-cell office:value-type="float" office:value="845446.666667" calcext:value-type="float">
            <text:p>845446.666667</text:p>
          </table:table-cell>
          <table:table-cell office:value-type="float" office:value="1915973.333333" calcext:value-type="float">
            <text:p>1915973.333333</text:p>
          </table:table-cell>
          <table:table-cell office:value-type="float" office:value="4068969.333333" calcext:value-type="float">
            <text:p>4068969.333333</text:p>
          </table:table-cell>
          <table:table-cell table:number-columns-repeated="2"/>
          <table:table-cell office:value-type="float" office:value="938209.333333" calcext:value-type="float">
            <text:p>938209.333333</text:p>
          </table:table-cell>
          <table:table-cell office:value-type="float" office:value="2198860" calcext:value-type="float">
            <text:p>2198860</text:p>
          </table:table-cell>
          <table:table-cell office:value-type="float" office:value="4513863.333333" calcext:value-type="float">
            <text:p>4513863.333333</text:p>
          </table:table-cell>
        </table:table-row>
        <table:table-row table:style-name="ro2">
          <table:table-cell table:number-columns-repeated="2"/>
          <table:table-cell office:value-type="float" office:value="840514.666667" calcext:value-type="float">
            <text:p>840514.666667</text:p>
          </table:table-cell>
          <table:table-cell office:value-type="float" office:value="2006832" calcext:value-type="float">
            <text:p>2006832</text:p>
          </table:table-cell>
          <table:table-cell office:value-type="float" office:value="4070159" calcext:value-type="float">
            <text:p>4070159</text:p>
          </table:table-cell>
          <table:table-cell table:number-columns-repeated="2"/>
          <table:table-cell office:value-type="float" office:value="943305" calcext:value-type="float">
            <text:p>943305</text:p>
          </table:table-cell>
          <table:table-cell office:value-type="float" office:value="2290194.666667" calcext:value-type="float">
            <text:p>2290194.666667</text:p>
          </table:table-cell>
          <table:table-cell office:value-type="float" office:value="4600231.666667" calcext:value-type="float">
            <text:p>4600231.666667</text:p>
          </table:table-cell>
        </table:table-row>
        <table:table-row table:style-name="ro2">
          <table:table-cell table:number-columns-repeated="2"/>
          <table:table-cell office:value-type="float" office:value="884720.666667" calcext:value-type="float">
            <text:p>884720.666667</text:p>
          </table:table-cell>
          <table:table-cell office:value-type="float" office:value="1940820.666667" calcext:value-type="float">
            <text:p>1940820.666667</text:p>
          </table:table-cell>
          <table:table-cell office:value-type="float" office:value="3992374.333333" calcext:value-type="float">
            <text:p>3992374.333333</text:p>
          </table:table-cell>
          <table:table-cell table:number-columns-repeated="2"/>
          <table:table-cell office:value-type="float" office:value="932568.666667" calcext:value-type="float">
            <text:p>932568.666667</text:p>
          </table:table-cell>
          <table:table-cell office:value-type="float" office:value="2274895.333333" calcext:value-type="float">
            <text:p>2274895.333333</text:p>
          </table:table-cell>
          <table:table-cell office:value-type="float" office:value="4457872.666667" calcext:value-type="float">
            <text:p>4457872.666667</text:p>
          </table:table-cell>
        </table:table-row>
        <table:table-row table:style-name="ro2">
          <table:table-cell table:number-columns-repeated="2"/>
          <table:table-cell office:value-type="float" office:value="890569.666667" calcext:value-type="float">
            <text:p>890569.666667</text:p>
          </table:table-cell>
          <table:table-cell office:value-type="float" office:value="2009678.666667" calcext:value-type="float">
            <text:p>2009678.666667</text:p>
          </table:table-cell>
          <table:table-cell office:value-type="float" office:value="4236166" calcext:value-type="float">
            <text:p>4236166</text:p>
          </table:table-cell>
          <table:table-cell table:number-columns-repeated="2"/>
          <table:table-cell office:value-type="float" office:value="985467.333333" calcext:value-type="float">
            <text:p>985467.333333</text:p>
          </table:table-cell>
          <table:table-cell office:value-type="float" office:value="2269139" calcext:value-type="float">
            <text:p>2269139</text:p>
          </table:table-cell>
          <table:table-cell office:value-type="float" office:value="4668243.333333" calcext:value-type="float">
            <text:p>4668243.333333</text:p>
          </table:table-cell>
        </table:table-row>
        <table:table-row table:style-name="ro2">
          <table:table-cell table:number-columns-repeated="2"/>
          <table:table-cell office:value-type="float" office:value="882839.333333" calcext:value-type="float">
            <text:p>882839.333333</text:p>
          </table:table-cell>
          <table:table-cell office:value-type="float" office:value="2060239" calcext:value-type="float">
            <text:p>2060239</text:p>
          </table:table-cell>
          <table:table-cell office:value-type="float" office:value="5255528" calcext:value-type="float">
            <text:p>5255528</text:p>
          </table:table-cell>
          <table:table-cell table:number-columns-repeated="2"/>
          <table:table-cell office:value-type="float" office:value="981588.333333" calcext:value-type="float">
            <text:p>981588.333333</text:p>
          </table:table-cell>
          <table:table-cell office:value-type="float" office:value="2167192.666667" calcext:value-type="float">
            <text:p>2167192.666667</text:p>
          </table:table-cell>
          <table:table-cell office:value-type="float" office:value="4613786.333333" calcext:value-type="float">
            <text:p>4613786.333333</text:p>
          </table:table-cell>
        </table:table-row>
        <table:table-row table:style-name="ro2">
          <table:table-cell table:number-columns-repeated="2"/>
          <table:table-cell office:value-type="float" office:value="845127.333333" calcext:value-type="float">
            <text:p>845127.333333</text:p>
          </table:table-cell>
          <table:table-cell office:value-type="float" office:value="1994884.333333" calcext:value-type="float">
            <text:p>1994884.333333</text:p>
          </table:table-cell>
          <table:table-cell office:value-type="float" office:value="4476794" calcext:value-type="float">
            <text:p>4476794</text:p>
          </table:table-cell>
          <table:table-cell table:number-columns-repeated="2"/>
          <table:table-cell office:value-type="float" office:value="993982.333333" calcext:value-type="float">
            <text:p>993982.333333</text:p>
          </table:table-cell>
          <table:table-cell office:value-type="float" office:value="2493617.666667" calcext:value-type="float">
            <text:p>2493617.666667</text:p>
          </table:table-cell>
          <table:table-cell office:value-type="float" office:value="4627027.333333" calcext:value-type="float">
            <text:p>4627027.333333</text:p>
          </table:table-cell>
        </table:table-row>
        <table:table-row table:style-name="ro2">
          <table:table-cell table:number-columns-repeated="2"/>
          <table:table-cell office:value-type="float" office:value="875792.666667" calcext:value-type="float">
            <text:p>875792.666667</text:p>
          </table:table-cell>
          <table:table-cell office:value-type="float" office:value="1951786.333333" calcext:value-type="float">
            <text:p>1951786.333333</text:p>
          </table:table-cell>
          <table:table-cell office:value-type="float" office:value="4313164" calcext:value-type="float">
            <text:p>4313164</text:p>
          </table:table-cell>
          <table:table-cell table:number-columns-repeated="2"/>
          <table:table-cell office:value-type="float" office:value="962200.333333" calcext:value-type="float">
            <text:p>962200.333333</text:p>
          </table:table-cell>
          <table:table-cell office:value-type="float" office:value="2207365" calcext:value-type="float">
            <text:p>2207365</text:p>
          </table:table-cell>
          <table:table-cell office:value-type="float" office:value="4498702" calcext:value-type="float">
            <text:p>4498702</text:p>
          </table:table-cell>
        </table:table-row>
        <table:table-row table:style-name="ro2">
          <table:table-cell table:number-columns-repeated="2"/>
          <table:table-cell office:value-type="float" office:value="853258" calcext:value-type="float">
            <text:p>853258</text:p>
          </table:table-cell>
          <table:table-cell office:value-type="float" office:value="1922178.666667" calcext:value-type="float">
            <text:p>1922178.666667</text:p>
          </table:table-cell>
          <table:table-cell office:value-type="float" office:value="4608535.333333" calcext:value-type="float">
            <text:p>4608535.333333</text:p>
          </table:table-cell>
          <table:table-cell table:number-columns-repeated="2"/>
          <table:table-cell office:value-type="float" office:value="986268" calcext:value-type="float">
            <text:p>986268</text:p>
          </table:table-cell>
          <table:table-cell office:value-type="float" office:value="2214071" calcext:value-type="float">
            <text:p>2214071</text:p>
          </table:table-cell>
          <table:table-cell office:value-type="float" office:value="4618815.666667" calcext:value-type="float">
            <text:p>4618815.666667</text:p>
          </table:table-cell>
        </table:table-row>
        <table:table-row table:style-name="ro2">
          <table:table-cell table:number-columns-repeated="2"/>
          <table:table-cell office:value-type="float" office:value="839360.333333" calcext:value-type="float">
            <text:p>839360.333333</text:p>
          </table:table-cell>
          <table:table-cell office:value-type="float" office:value="1956903.666667" calcext:value-type="float">
            <text:p>1956903.666667</text:p>
          </table:table-cell>
          <table:table-cell office:value-type="float" office:value="4646979.333333" calcext:value-type="float">
            <text:p>4646979.333333</text:p>
          </table:table-cell>
          <table:table-cell table:number-columns-repeated="2"/>
          <table:table-cell office:value-type="float" office:value="938930" calcext:value-type="float">
            <text:p>938930</text:p>
          </table:table-cell>
          <table:table-cell office:value-type="float" office:value="2172477.666667" calcext:value-type="float">
            <text:p>2172477.666667</text:p>
          </table:table-cell>
          <table:table-cell office:value-type="float" office:value="4517264.666667" calcext:value-type="float">
            <text:p>4517264.666667</text:p>
          </table:table-cell>
        </table:table-row>
        <table:table-row table:style-name="ro2">
          <table:table-cell table:number-columns-repeated="2"/>
          <table:table-cell office:value-type="float" office:value="859506.333333" calcext:value-type="float">
            <text:p>859506.333333</text:p>
          </table:table-cell>
          <table:table-cell office:value-type="float" office:value="1929430" calcext:value-type="float">
            <text:p>1929430</text:p>
          </table:table-cell>
          <table:table-cell office:value-type="float" office:value="4533181" calcext:value-type="float">
            <text:p>4533181</text:p>
          </table:table-cell>
          <table:table-cell table:number-columns-repeated="2"/>
          <table:table-cell office:value-type="float" office:value="942749" calcext:value-type="float">
            <text:p>942749</text:p>
          </table:table-cell>
          <table:table-cell office:value-type="float" office:value="2239695" calcext:value-type="float">
            <text:p>2239695</text:p>
          </table:table-cell>
          <table:table-cell office:value-type="float" office:value="4489499" calcext:value-type="float">
            <text:p>4489499</text:p>
          </table:table-cell>
        </table:table-row>
        <table:table-row table:style-name="ro2">
          <table:table-cell table:number-columns-repeated="2"/>
          <table:table-cell office:value-type="float" office:value="884606" calcext:value-type="float">
            <text:p>884606</text:p>
          </table:table-cell>
          <table:table-cell office:value-type="float" office:value="1905813.333333" calcext:value-type="float">
            <text:p>1905813.333333</text:p>
          </table:table-cell>
          <table:table-cell office:value-type="float" office:value="5007030.333333" calcext:value-type="float">
            <text:p>5007030.333333</text:p>
          </table:table-cell>
          <table:table-cell table:number-columns-repeated="2"/>
          <table:table-cell office:value-type="float" office:value="969965.333333" calcext:value-type="float">
            <text:p>969965.333333</text:p>
          </table:table-cell>
          <table:table-cell office:value-type="float" office:value="2172548.333333" calcext:value-type="float">
            <text:p>2172548.333333</text:p>
          </table:table-cell>
          <table:table-cell office:value-type="float" office:value="4523667.666667" calcext:value-type="float">
            <text:p>4523667.666667</text:p>
          </table:table-cell>
        </table:table-row>
        <table:table-row table:style-name="ro2">
          <table:table-cell table:number-columns-repeated="2"/>
          <table:table-cell office:value-type="float" office:value="925559.666667" calcext:value-type="float">
            <text:p>925559.666667</text:p>
          </table:table-cell>
          <table:table-cell office:value-type="float" office:value="2010418" calcext:value-type="float">
            <text:p>2010418</text:p>
          </table:table-cell>
          <table:table-cell office:value-type="float" office:value="5056346.333333" calcext:value-type="float">
            <text:p>5056346.333333</text:p>
          </table:table-cell>
          <table:table-cell table:number-columns-repeated="2"/>
          <table:table-cell office:value-type="float" office:value="936951" calcext:value-type="float">
            <text:p>936951</text:p>
          </table:table-cell>
          <table:table-cell office:value-type="float" office:value="2151571.333333" calcext:value-type="float">
            <text:p>2151571.333333</text:p>
          </table:table-cell>
          <table:table-cell office:value-type="float" office:value="4516559.333333" calcext:value-type="float">
            <text:p>4516559.333333</text:p>
          </table:table-cell>
        </table:table-row>
        <table:table-row table:style-name="ro2">
          <table:table-cell table:number-columns-repeated="2"/>
          <table:table-cell office:value-type="float" office:value="878585.666667" calcext:value-type="float">
            <text:p>878585.666667</text:p>
          </table:table-cell>
          <table:table-cell office:value-type="float" office:value="1965448" calcext:value-type="float">
            <text:p>1965448</text:p>
          </table:table-cell>
          <table:table-cell office:value-type="float" office:value="4552324" calcext:value-type="float">
            <text:p>4552324</text:p>
          </table:table-cell>
          <table:table-cell table:number-columns-repeated="2"/>
          <table:table-cell office:value-type="float" office:value="1021716.333333" calcext:value-type="float">
            <text:p>1021716.333333</text:p>
          </table:table-cell>
          <table:table-cell office:value-type="float" office:value="2163173" calcext:value-type="float">
            <text:p>2163173</text:p>
          </table:table-cell>
          <table:table-cell office:value-type="float" office:value="4548232.333333" calcext:value-type="float">
            <text:p>4548232.333333</text:p>
          </table:table-cell>
        </table:table-row>
        <table:table-row table:style-name="ro2">
          <table:table-cell table:number-columns-repeated="2"/>
          <table:table-cell office:value-type="float" office:value="843927.666667" calcext:value-type="float">
            <text:p>843927.666667</text:p>
          </table:table-cell>
          <table:table-cell office:value-type="float" office:value="1986123.333333" calcext:value-type="float">
            <text:p>1986123.333333</text:p>
          </table:table-cell>
          <table:table-cell office:value-type="float" office:value="4222272.666667" calcext:value-type="float">
            <text:p>4222272.666667</text:p>
          </table:table-cell>
          <table:table-cell table:number-columns-repeated="2"/>
          <table:table-cell office:value-type="float" office:value="1119831" calcext:value-type="float">
            <text:p>1119831</text:p>
          </table:table-cell>
          <table:table-cell office:value-type="float" office:value="2193355.333333" calcext:value-type="float">
            <text:p>2193355.333333</text:p>
          </table:table-cell>
          <table:table-cell office:value-type="float" office:value="4576782.333333" calcext:value-type="float">
            <text:p>4576782.333333</text:p>
          </table:table-cell>
        </table:table-row>
        <table:table-row table:style-name="ro2">
          <table:table-cell table:number-columns-repeated="2"/>
          <table:table-cell office:value-type="float" office:value="897908.666667" calcext:value-type="float">
            <text:p>897908.666667</text:p>
          </table:table-cell>
          <table:table-cell office:value-type="float" office:value="1981911" calcext:value-type="float">
            <text:p>1981911</text:p>
          </table:table-cell>
          <table:table-cell office:value-type="float" office:value="4905110.666667" calcext:value-type="float">
            <text:p>4905110.666667</text:p>
          </table:table-cell>
          <table:table-cell table:number-columns-repeated="2"/>
          <table:table-cell office:value-type="float" office:value="943085.666667" calcext:value-type="float">
            <text:p>943085.666667</text:p>
          </table:table-cell>
          <table:table-cell office:value-type="float" office:value="2151770.666667" calcext:value-type="float">
            <text:p>2151770.666667</text:p>
          </table:table-cell>
          <table:table-cell office:value-type="float" office:value="4483833.333333" calcext:value-type="float">
            <text:p>4483833.333333</text:p>
          </table:table-cell>
        </table:table-row>
        <table:table-row table:style-name="ro2">
          <table:table-cell table:number-columns-repeated="2"/>
          <table:table-cell office:value-type="float" office:value="849486.333333" calcext:value-type="float">
            <text:p>849486.333333</text:p>
          </table:table-cell>
          <table:table-cell office:value-type="float" office:value="1988012" calcext:value-type="float">
            <text:p>1988012</text:p>
          </table:table-cell>
          <table:table-cell office:value-type="float" office:value="4864405.666667" calcext:value-type="float">
            <text:p>4864405.666667</text:p>
          </table:table-cell>
          <table:table-cell table:number-columns-repeated="2"/>
          <table:table-cell office:value-type="float" office:value="970750.666667" calcext:value-type="float">
            <text:p>970750.666667</text:p>
          </table:table-cell>
          <table:table-cell office:value-type="float" office:value="2212037.666667" calcext:value-type="float">
            <text:p>2212037.666667</text:p>
          </table:table-cell>
          <table:table-cell office:value-type="float" office:value="4495369.666667" calcext:value-type="float">
            <text:p>4495369.666667</text:p>
          </table:table-cell>
        </table:table-row>
        <table:table-row table:style-name="ro2">
          <table:table-cell table:number-columns-repeated="2"/>
          <table:table-cell office:value-type="float" office:value="894629.666667" calcext:value-type="float">
            <text:p>894629.666667</text:p>
          </table:table-cell>
          <table:table-cell office:value-type="float" office:value="2008014.666667" calcext:value-type="float">
            <text:p>2008014.666667</text:p>
          </table:table-cell>
          <table:table-cell office:value-type="float" office:value="5142345.333333" calcext:value-type="float">
            <text:p>5142345.333333</text:p>
          </table:table-cell>
          <table:table-cell table:number-columns-repeated="2"/>
          <table:table-cell office:value-type="float" office:value="930225.333333" calcext:value-type="float">
            <text:p>930225.333333</text:p>
          </table:table-cell>
          <table:table-cell office:value-type="float" office:value="2168368.333333" calcext:value-type="float">
            <text:p>2168368.333333</text:p>
          </table:table-cell>
          <table:table-cell office:value-type="float" office:value="4737867.666667" calcext:value-type="float">
            <text:p>4737867.666667</text:p>
          </table:table-cell>
        </table:table-row>
        <table:table-row table:style-name="ro2">
          <table:table-cell table:number-columns-repeated="2"/>
          <table:table-cell office:value-type="float" office:value="845438.333333" calcext:value-type="float">
            <text:p>845438.333333</text:p>
          </table:table-cell>
          <table:table-cell office:value-type="float" office:value="1972312.666667" calcext:value-type="float">
            <text:p>1972312.666667</text:p>
          </table:table-cell>
          <table:table-cell office:value-type="float" office:value="4370076.666667" calcext:value-type="float">
            <text:p>4370076.666667</text:p>
          </table:table-cell>
          <table:table-cell table:number-columns-repeated="2"/>
          <table:table-cell office:value-type="float" office:value="1033475.666667" calcext:value-type="float">
            <text:p>1033475.666667</text:p>
          </table:table-cell>
          <table:table-cell office:value-type="float" office:value="2172791.333333" calcext:value-type="float">
            <text:p>2172791.333333</text:p>
          </table:table-cell>
          <table:table-cell office:value-type="float" office:value="4530734" calcext:value-type="float">
            <text:p>4530734</text:p>
          </table:table-cell>
        </table:table-row>
        <table:table-row table:style-name="ro2">
          <table:table-cell table:number-columns-repeated="2"/>
          <table:table-cell office:value-type="float" office:value="847709.333333" calcext:value-type="float">
            <text:p>847709.333333</text:p>
          </table:table-cell>
          <table:table-cell office:value-type="float" office:value="1978460.666667" calcext:value-type="float">
            <text:p>1978460.666667</text:p>
          </table:table-cell>
          <table:table-cell office:value-type="float" office:value="4978754" calcext:value-type="float">
            <text:p>4978754</text:p>
          </table:table-cell>
          <table:table-cell table:number-columns-repeated="2"/>
          <table:table-cell office:value-type="float" office:value="983073" calcext:value-type="float">
            <text:p>983073</text:p>
          </table:table-cell>
          <table:table-cell office:value-type="float" office:value="2143572" calcext:value-type="float">
            <text:p>2143572</text:p>
          </table:table-cell>
          <table:table-cell office:value-type="float" office:value="4659818" calcext:value-type="float">
            <text:p>4659818</text:p>
          </table:table-cell>
        </table:table-row>
        <table:table-row table:style-name="ro2">
          <table:table-cell table:number-columns-repeated="2"/>
          <table:table-cell office:value-type="float" office:value="891098.333333" calcext:value-type="float">
            <text:p>891098.333333</text:p>
          </table:table-cell>
          <table:table-cell office:value-type="float" office:value="1990156.333333" calcext:value-type="float">
            <text:p>1990156.333333</text:p>
          </table:table-cell>
          <table:table-cell office:value-type="float" office:value="4215453" calcext:value-type="float">
            <text:p>4215453</text:p>
          </table:table-cell>
          <table:table-cell table:number-columns-repeated="2"/>
          <table:table-cell office:value-type="float" office:value="954859.666667" calcext:value-type="float">
            <text:p>954859.666667</text:p>
          </table:table-cell>
          <table:table-cell office:value-type="float" office:value="2199538.666667" calcext:value-type="float">
            <text:p>2199538.666667</text:p>
          </table:table-cell>
          <table:table-cell office:value-type="float" office:value="4525512.333333" calcext:value-type="float">
            <text:p>4525512.333333</text:p>
          </table:table-cell>
        </table:table-row>
        <table:table-row table:style-name="ro2">
          <table:table-cell table:number-columns-repeated="2"/>
          <table:table-cell office:value-type="float" office:value="870314" calcext:value-type="float">
            <text:p>870314</text:p>
          </table:table-cell>
          <table:table-cell office:value-type="float" office:value="1893029.666667" calcext:value-type="float">
            <text:p>1893029.666667</text:p>
          </table:table-cell>
          <table:table-cell office:value-type="float" office:value="4225302.666667" calcext:value-type="float">
            <text:p>4225302.666667</text:p>
          </table:table-cell>
          <table:table-cell table:number-columns-repeated="2"/>
          <table:table-cell office:value-type="float" office:value="1031733.666667" calcext:value-type="float">
            <text:p>1031733.666667</text:p>
          </table:table-cell>
          <table:table-cell office:value-type="float" office:value="2308229" calcext:value-type="float">
            <text:p>2308229</text:p>
          </table:table-cell>
          <table:table-cell office:value-type="float" office:value="4412789.333333" calcext:value-type="float">
            <text:p>4412789.333333</text:p>
          </table:table-cell>
        </table:table-row>
        <table:table-row table:style-name="ro2">
          <table:table-cell table:number-columns-repeated="2"/>
          <table:table-cell office:value-type="float" office:value="976373.666667" calcext:value-type="float">
            <text:p>976373.666667</text:p>
          </table:table-cell>
          <table:table-cell office:value-type="float" office:value="1973331" calcext:value-type="float">
            <text:p>1973331</text:p>
          </table:table-cell>
          <table:table-cell office:value-type="float" office:value="5256408.666667" calcext:value-type="float">
            <text:p>5256408.666667</text:p>
          </table:table-cell>
          <table:table-cell table:number-columns-repeated="2"/>
          <table:table-cell office:value-type="float" office:value="971129" calcext:value-type="float">
            <text:p>971129</text:p>
          </table:table-cell>
          <table:table-cell office:value-type="float" office:value="2161314" calcext:value-type="float">
            <text:p>2161314</text:p>
          </table:table-cell>
          <table:table-cell office:value-type="float" office:value="4562003.333333" calcext:value-type="float">
            <text:p>4562003.333333</text:p>
          </table:table-cell>
        </table:table-row>
        <table:table-row table:style-name="ro2">
          <table:table-cell table:number-columns-repeated="2"/>
          <table:table-cell office:value-type="float" office:value="892141.333333" calcext:value-type="float">
            <text:p>892141.333333</text:p>
          </table:table-cell>
          <table:table-cell office:value-type="float" office:value="1913098" calcext:value-type="float">
            <text:p>1913098</text:p>
          </table:table-cell>
          <table:table-cell office:value-type="float" office:value="4279557.333333" calcext:value-type="float">
            <text:p>4279557.333333</text:p>
          </table:table-cell>
          <table:table-cell table:number-columns-repeated="2"/>
          <table:table-cell office:value-type="float" office:value="961739.666667" calcext:value-type="float">
            <text:p>961739.666667</text:p>
          </table:table-cell>
          <table:table-cell office:value-type="float" office:value="2200893" calcext:value-type="float">
            <text:p>2200893</text:p>
          </table:table-cell>
          <table:table-cell office:value-type="float" office:value="4491911" calcext:value-type="float">
            <text:p>4491911</text:p>
          </table:table-cell>
        </table:table-row>
        <table:table-row table:style-name="ro2">
          <table:table-cell table:number-columns-repeated="2"/>
          <table:table-cell office:value-type="float" office:value="843359.666667" calcext:value-type="float">
            <text:p>843359.666667</text:p>
          </table:table-cell>
          <table:table-cell office:value-type="float" office:value="1993901.333333" calcext:value-type="float">
            <text:p>1993901.333333</text:p>
          </table:table-cell>
          <table:table-cell office:value-type="float" office:value="4261375.333333" calcext:value-type="float">
            <text:p>4261375.333333</text:p>
          </table:table-cell>
          <table:table-cell table:number-columns-repeated="2"/>
          <table:table-cell office:value-type="float" office:value="936123.666667" calcext:value-type="float">
            <text:p>936123.666667</text:p>
          </table:table-cell>
          <table:table-cell office:value-type="float" office:value="2195814" calcext:value-type="float">
            <text:p>2195814</text:p>
          </table:table-cell>
          <table:table-cell office:value-type="float" office:value="4465544.666667" calcext:value-type="float">
            <text:p>4465544.666667</text:p>
          </table:table-cell>
        </table:table-row>
        <table:table-row table:style-name="ro2">
          <table:table-cell table:number-columns-repeated="2"/>
          <table:table-cell office:value-type="float" office:value="846277" calcext:value-type="float">
            <text:p>846277</text:p>
          </table:table-cell>
          <table:table-cell office:value-type="float" office:value="1971596.666667" calcext:value-type="float">
            <text:p>1971596.666667</text:p>
          </table:table-cell>
          <table:table-cell office:value-type="float" office:value="4250197" calcext:value-type="float">
            <text:p>4250197</text:p>
          </table:table-cell>
          <table:table-cell table:number-columns-repeated="2"/>
          <table:table-cell office:value-type="float" office:value="935306.666667" calcext:value-type="float">
            <text:p>935306.666667</text:p>
          </table:table-cell>
          <table:table-cell office:value-type="float" office:value="2259717.333333" calcext:value-type="float">
            <text:p>2259717.333333</text:p>
          </table:table-cell>
          <table:table-cell office:value-type="float" office:value="4490845.333333" calcext:value-type="float">
            <text:p>4490845.333333</text:p>
          </table:table-cell>
        </table:table-row>
        <table:table-row table:style-name="ro2">
          <table:table-cell table:number-columns-repeated="2"/>
          <table:table-cell office:value-type="float" office:value="848312.666667" calcext:value-type="float">
            <text:p>848312.666667</text:p>
          </table:table-cell>
          <table:table-cell office:value-type="float" office:value="1971200.666667" calcext:value-type="float">
            <text:p>1971200.666667</text:p>
          </table:table-cell>
          <table:table-cell office:value-type="float" office:value="5233297.333333" calcext:value-type="float">
            <text:p>5233297.333333</text:p>
          </table:table-cell>
          <table:table-cell table:number-columns-repeated="2"/>
          <table:table-cell office:value-type="float" office:value="940888" calcext:value-type="float">
            <text:p>940888</text:p>
          </table:table-cell>
          <table:table-cell office:value-type="float" office:value="2185302.666667" calcext:value-type="float">
            <text:p>2185302.666667</text:p>
          </table:table-cell>
          <table:table-cell office:value-type="float" office:value="4401201" calcext:value-type="float">
            <text:p>4401201</text:p>
          </table:table-cell>
        </table:table-row>
        <table:table-row table:style-name="ro2">
          <table:table-cell table:number-columns-repeated="2"/>
          <table:table-cell office:value-type="float" office:value="897980.333333" calcext:value-type="float">
            <text:p>897980.333333</text:p>
          </table:table-cell>
          <table:table-cell office:value-type="float" office:value="1971625" calcext:value-type="float">
            <text:p>1971625</text:p>
          </table:table-cell>
          <table:table-cell office:value-type="float" office:value="4231881" calcext:value-type="float">
            <text:p>4231881</text:p>
          </table:table-cell>
          <table:table-cell table:number-columns-repeated="2"/>
          <table:table-cell office:value-type="float" office:value="961109" calcext:value-type="float">
            <text:p>961109</text:p>
          </table:table-cell>
          <table:table-cell office:value-type="float" office:value="2201360.333333" calcext:value-type="float">
            <text:p>2201360.333333</text:p>
          </table:table-cell>
          <table:table-cell office:value-type="float" office:value="4470157.333333" calcext:value-type="float">
            <text:p>4470157.333333</text:p>
          </table:table-cell>
        </table:table-row>
        <table:table-row table:style-name="ro2">
          <table:table-cell table:number-columns-repeated="2"/>
          <table:table-cell office:value-type="float" office:value="904637.666667" calcext:value-type="float">
            <text:p>904637.666667</text:p>
          </table:table-cell>
          <table:table-cell office:value-type="float" office:value="2117893.333333" calcext:value-type="float">
            <text:p>2117893.333333</text:p>
          </table:table-cell>
          <table:table-cell office:value-type="float" office:value="4213408" calcext:value-type="float">
            <text:p>4213408</text:p>
          </table:table-cell>
          <table:table-cell table:number-columns-repeated="2"/>
          <table:table-cell office:value-type="float" office:value="938332.666667" calcext:value-type="float">
            <text:p>938332.666667</text:p>
          </table:table-cell>
          <table:table-cell office:value-type="float" office:value="2199767" calcext:value-type="float">
            <text:p>2199767</text:p>
          </table:table-cell>
          <table:table-cell office:value-type="float" office:value="4516726" calcext:value-type="float">
            <text:p>4516726</text:p>
          </table:table-cell>
        </table:table-row>
        <table:table-row table:style-name="ro2">
          <table:table-cell table:number-columns-repeated="2"/>
          <table:table-cell office:value-type="float" office:value="878295.333333" calcext:value-type="float">
            <text:p>878295.333333</text:p>
          </table:table-cell>
          <table:table-cell office:value-type="float" office:value="1958553.666667" calcext:value-type="float">
            <text:p>1958553.666667</text:p>
          </table:table-cell>
          <table:table-cell office:value-type="float" office:value="4309315" calcext:value-type="float">
            <text:p>4309315</text:p>
          </table:table-cell>
          <table:table-cell table:number-columns-repeated="2"/>
          <table:table-cell office:value-type="float" office:value="941738.666667" calcext:value-type="float">
            <text:p>941738.666667</text:p>
          </table:table-cell>
          <table:table-cell office:value-type="float" office:value="2248294.333333" calcext:value-type="float">
            <text:p>2248294.333333</text:p>
          </table:table-cell>
          <table:table-cell office:value-type="float" office:value="4403498.333333" calcext:value-type="float">
            <text:p>4403498.333333</text:p>
          </table:table-cell>
        </table:table-row>
        <table:table-row table:style-name="ro2">
          <table:table-cell table:number-columns-repeated="2"/>
          <table:table-cell office:value-type="float" office:value="848909" calcext:value-type="float">
            <text:p>848909</text:p>
          </table:table-cell>
          <table:table-cell office:value-type="float" office:value="1995937.333333" calcext:value-type="float">
            <text:p>1995937.333333</text:p>
          </table:table-cell>
          <table:table-cell office:value-type="float" office:value="4307445.333333" calcext:value-type="float">
            <text:p>4307445.333333</text:p>
          </table:table-cell>
          <table:table-cell table:number-columns-repeated="2"/>
          <table:table-cell office:value-type="float" office:value="935640.666667" calcext:value-type="float">
            <text:p>935640.666667</text:p>
          </table:table-cell>
          <table:table-cell office:value-type="float" office:value="2239060" calcext:value-type="float">
            <text:p>2239060</text:p>
          </table:table-cell>
          <table:table-cell office:value-type="float" office:value="4506213.333333" calcext:value-type="float">
            <text:p>4506213.333333</text:p>
          </table:table-cell>
        </table:table-row>
        <table:table-row table:style-name="ro2">
          <table:table-cell table:number-columns-repeated="2"/>
          <table:table-cell office:value-type="float" office:value="848197.666667" calcext:value-type="float">
            <text:p>848197.666667</text:p>
          </table:table-cell>
          <table:table-cell office:value-type="float" office:value="2202194" calcext:value-type="float">
            <text:p>2202194</text:p>
          </table:table-cell>
          <table:table-cell office:value-type="float" office:value="4229359.333333" calcext:value-type="float">
            <text:p>4229359.333333</text:p>
          </table:table-cell>
          <table:table-cell table:number-columns-repeated="2"/>
          <table:table-cell office:value-type="float" office:value="931108" calcext:value-type="float">
            <text:p>931108</text:p>
          </table:table-cell>
          <table:table-cell office:value-type="float" office:value="2239398.666667" calcext:value-type="float">
            <text:p>2239398.666667</text:p>
          </table:table-cell>
          <table:table-cell office:value-type="float" office:value="4541252" calcext:value-type="float">
            <text:p>4541252</text:p>
          </table:table-cell>
        </table:table-row>
        <table:table-row table:style-name="ro2">
          <table:table-cell table:number-columns-repeated="2"/>
          <table:table-cell office:value-type="float" office:value="887266.666667" calcext:value-type="float">
            <text:p>887266.666667</text:p>
          </table:table-cell>
          <table:table-cell office:value-type="float" office:value="1937568.666667" calcext:value-type="float">
            <text:p>1937568.666667</text:p>
          </table:table-cell>
          <table:table-cell office:value-type="float" office:value="4202270.333333" calcext:value-type="float">
            <text:p>4202270.333333</text:p>
          </table:table-cell>
          <table:table-cell table:number-columns-repeated="2"/>
          <table:table-cell office:value-type="float" office:value="951338.333333" calcext:value-type="float">
            <text:p>951338.333333</text:p>
          </table:table-cell>
          <table:table-cell office:value-type="float" office:value="2184194.333333" calcext:value-type="float">
            <text:p>2184194.333333</text:p>
          </table:table-cell>
          <table:table-cell office:value-type="float" office:value="4588475" calcext:value-type="float">
            <text:p>4588475</text:p>
          </table:table-cell>
        </table:table-row>
        <table:table-row table:style-name="ro2">
          <table:table-cell table:number-columns-repeated="2"/>
          <table:table-cell office:value-type="float" office:value="880032" calcext:value-type="float">
            <text:p>880032</text:p>
          </table:table-cell>
          <table:table-cell office:value-type="float" office:value="2034937" calcext:value-type="float">
            <text:p>2034937</text:p>
          </table:table-cell>
          <table:table-cell office:value-type="float" office:value="4210930" calcext:value-type="float">
            <text:p>4210930</text:p>
          </table:table-cell>
          <table:table-cell table:number-columns-repeated="2"/>
          <table:table-cell office:value-type="float" office:value="979469" calcext:value-type="float">
            <text:p>979469</text:p>
          </table:table-cell>
          <table:table-cell office:value-type="float" office:value="2202300.666667" calcext:value-type="float">
            <text:p>2202300.666667</text:p>
          </table:table-cell>
          <table:table-cell office:value-type="float" office:value="4440815.666667" calcext:value-type="float">
            <text:p>4440815.666667</text:p>
          </table:table-cell>
        </table:table-row>
        <table:table-row table:style-name="ro2">
          <table:table-cell table:number-columns-repeated="2"/>
          <table:table-cell office:value-type="float" office:value="854420.333333" calcext:value-type="float">
            <text:p>854420.333333</text:p>
          </table:table-cell>
          <table:table-cell office:value-type="float" office:value="3173533.333333" calcext:value-type="float">
            <text:p>3173533.333333</text:p>
          </table:table-cell>
          <table:table-cell office:value-type="float" office:value="4241781.333333" calcext:value-type="float">
            <text:p>4241781.333333</text:p>
          </table:table-cell>
          <table:table-cell table:number-columns-repeated="2"/>
          <table:table-cell office:value-type="float" office:value="996160" calcext:value-type="float">
            <text:p>996160</text:p>
          </table:table-cell>
          <table:table-cell office:value-type="float" office:value="2173797.666667" calcext:value-type="float">
            <text:p>2173797.666667</text:p>
          </table:table-cell>
          <table:table-cell office:value-type="float" office:value="4541071.333333" calcext:value-type="float">
            <text:p>4541071.333333</text:p>
          </table:table-cell>
        </table:table-row>
        <table:table-row table:style-name="ro2">
          <table:table-cell table:number-columns-repeated="2"/>
          <table:table-cell office:value-type="float" office:value="883053.333333" calcext:value-type="float">
            <text:p>883053.333333</text:p>
          </table:table-cell>
          <table:table-cell office:value-type="float" office:value="1960343" calcext:value-type="float">
            <text:p>1960343</text:p>
          </table:table-cell>
          <table:table-cell office:value-type="float" office:value="4832781" calcext:value-type="float">
            <text:p>4832781</text:p>
          </table:table-cell>
          <table:table-cell table:number-columns-repeated="2"/>
          <table:table-cell office:value-type="float" office:value="940336.333333" calcext:value-type="float">
            <text:p>940336.333333</text:p>
          </table:table-cell>
          <table:table-cell office:value-type="float" office:value="2226131.333333" calcext:value-type="float">
            <text:p>2226131.333333</text:p>
          </table:table-cell>
          <table:table-cell office:value-type="float" office:value="4470356.333333" calcext:value-type="float">
            <text:p>4470356.333333</text:p>
          </table:table-cell>
        </table:table-row>
        <table:table-row table:style-name="ro2">
          <table:table-cell table:number-columns-repeated="2"/>
          <table:table-cell office:value-type="float" office:value="886436.666667" calcext:value-type="float">
            <text:p>886436.666667</text:p>
          </table:table-cell>
          <table:table-cell office:value-type="float" office:value="2199001.666667" calcext:value-type="float">
            <text:p>2199001.666667</text:p>
          </table:table-cell>
          <table:table-cell office:value-type="float" office:value="4288895.666667" calcext:value-type="float">
            <text:p>4288895.666667</text:p>
          </table:table-cell>
          <table:table-cell table:number-columns-repeated="2"/>
          <table:table-cell office:value-type="float" office:value="930451.333333" calcext:value-type="float">
            <text:p>930451.333333</text:p>
          </table:table-cell>
          <table:table-cell office:value-type="float" office:value="2316642.666667" calcext:value-type="float">
            <text:p>2316642.666667</text:p>
          </table:table-cell>
          <table:table-cell office:value-type="float" office:value="4402586" calcext:value-type="float">
            <text:p>4402586</text:p>
          </table:table-cell>
        </table:table-row>
        <table:table-row table:style-name="ro2">
          <table:table-cell table:number-columns-repeated="2"/>
          <table:table-cell office:value-type="float" office:value="912991.666667" calcext:value-type="float">
            <text:p>912991.666667</text:p>
          </table:table-cell>
          <table:table-cell office:value-type="float" office:value="1983219" calcext:value-type="float">
            <text:p>1983219</text:p>
          </table:table-cell>
          <table:table-cell office:value-type="float" office:value="5158519" calcext:value-type="float">
            <text:p>5158519</text:p>
          </table:table-cell>
          <table:table-cell table:number-columns-repeated="2"/>
          <table:table-cell office:value-type="float" office:value="1035002.333333" calcext:value-type="float">
            <text:p>1035002.333333</text:p>
          </table:table-cell>
          <table:table-cell office:value-type="float" office:value="2232987.333333" calcext:value-type="float">
            <text:p>2232987.333333</text:p>
          </table:table-cell>
          <table:table-cell office:value-type="float" office:value="4564226" calcext:value-type="float">
            <text:p>4564226</text:p>
          </table:table-cell>
        </table:table-row>
        <table:table-row table:style-name="ro2">
          <table:table-cell table:number-columns-repeated="2"/>
          <table:table-cell office:value-type="float" office:value="844773.666667" calcext:value-type="float">
            <text:p>844773.666667</text:p>
          </table:table-cell>
          <table:table-cell office:value-type="float" office:value="1955565" calcext:value-type="float">
            <text:p>1955565</text:p>
          </table:table-cell>
          <table:table-cell office:value-type="float" office:value="4259938.333333" calcext:value-type="float">
            <text:p>4259938.333333</text:p>
          </table:table-cell>
          <table:table-cell table:number-columns-repeated="2"/>
          <table:table-cell office:value-type="float" office:value="936889.666667" calcext:value-type="float">
            <text:p>936889.666667</text:p>
          </table:table-cell>
          <table:table-cell office:value-type="float" office:value="2163674.666667" calcext:value-type="float">
            <text:p>2163674.666667</text:p>
          </table:table-cell>
          <table:table-cell office:value-type="float" office:value="4467948.333333" calcext:value-type="float">
            <text:p>4467948.333333</text:p>
          </table:table-cell>
        </table:table-row>
        <table:table-row table:style-name="ro2">
          <table:table-cell table:number-columns-repeated="2"/>
          <table:table-cell office:value-type="float" office:value="850631.666667" calcext:value-type="float">
            <text:p>850631.666667</text:p>
          </table:table-cell>
          <table:table-cell office:value-type="float" office:value="1955356.333333" calcext:value-type="float">
            <text:p>1955356.333333</text:p>
          </table:table-cell>
          <table:table-cell office:value-type="float" office:value="4347271" calcext:value-type="float">
            <text:p>4347271</text:p>
          </table:table-cell>
          <table:table-cell table:number-columns-repeated="2"/>
          <table:table-cell office:value-type="float" office:value="935737.333333" calcext:value-type="float">
            <text:p>935737.333333</text:p>
          </table:table-cell>
          <table:table-cell office:value-type="float" office:value="2199994" calcext:value-type="float">
            <text:p>2199994</text:p>
          </table:table-cell>
          <table:table-cell office:value-type="float" office:value="4477456.333333" calcext:value-type="float">
            <text:p>4477456.333333</text:p>
          </table:table-cell>
        </table:table-row>
        <table:table-row table:style-name="ro2">
          <table:table-cell table:number-columns-repeated="2"/>
          <table:table-cell office:value-type="float" office:value="893510.666667" calcext:value-type="float">
            <text:p>893510.666667</text:p>
          </table:table-cell>
          <table:table-cell office:value-type="float" office:value="1906419.666667" calcext:value-type="float">
            <text:p>1906419.666667</text:p>
          </table:table-cell>
          <table:table-cell office:value-type="float" office:value="4245334" calcext:value-type="float">
            <text:p>4245334</text:p>
          </table:table-cell>
          <table:table-cell table:number-columns-repeated="2"/>
          <table:table-cell office:value-type="float" office:value="970270" calcext:value-type="float">
            <text:p>970270</text:p>
          </table:table-cell>
          <table:table-cell office:value-type="float" office:value="2198238.666667" calcext:value-type="float">
            <text:p>2198238.666667</text:p>
          </table:table-cell>
          <table:table-cell office:value-type="float" office:value="4690131.333333" calcext:value-type="float">
            <text:p>4690131.333333</text:p>
          </table:table-cell>
        </table:table-row>
        <table:table-row table:style-name="ro2">
          <table:table-cell table:number-columns-repeated="2"/>
          <table:table-cell office:value-type="float" office:value="845572" calcext:value-type="float">
            <text:p>845572</text:p>
          </table:table-cell>
          <table:table-cell office:value-type="float" office:value="1970594.666667" calcext:value-type="float">
            <text:p>1970594.666667</text:p>
          </table:table-cell>
          <table:table-cell office:value-type="float" office:value="4229804.333333" calcext:value-type="float">
            <text:p>4229804.333333</text:p>
          </table:table-cell>
          <table:table-cell table:number-columns-repeated="2"/>
          <table:table-cell office:value-type="float" office:value="942935.333333" calcext:value-type="float">
            <text:p>942935.333333</text:p>
          </table:table-cell>
          <table:table-cell office:value-type="float" office:value="2193108.333333" calcext:value-type="float">
            <text:p>2193108.333333</text:p>
          </table:table-cell>
          <table:table-cell office:value-type="float" office:value="4448789.333333" calcext:value-type="float">
            <text:p>4448789.333333</text:p>
          </table:table-cell>
        </table:table-row>
        <table:table-row table:style-name="ro2">
          <table:table-cell table:number-columns-repeated="2"/>
          <table:table-cell office:value-type="float" office:value="847475" calcext:value-type="float">
            <text:p>847475</text:p>
          </table:table-cell>
          <table:table-cell office:value-type="float" office:value="1987067.666667" calcext:value-type="float">
            <text:p>1987067.666667</text:p>
          </table:table-cell>
          <table:table-cell office:value-type="float" office:value="4239277.333333" calcext:value-type="float">
            <text:p>4239277.333333</text:p>
          </table:table-cell>
          <table:table-cell table:number-columns-repeated="2"/>
          <table:table-cell office:value-type="float" office:value="948762.666667" calcext:value-type="float">
            <text:p>948762.666667</text:p>
          </table:table-cell>
          <table:table-cell office:value-type="float" office:value="2259906.666667" calcext:value-type="float">
            <text:p>2259906.666667</text:p>
          </table:table-cell>
          <table:table-cell office:value-type="float" office:value="4573370" calcext:value-type="float">
            <text:p>4573370</text:p>
          </table:table-cell>
        </table:table-row>
        <table:table-row table:style-name="ro2">
          <table:table-cell table:number-columns-repeated="2"/>
          <table:table-cell office:value-type="float" office:value="907055" calcext:value-type="float">
            <text:p>907055</text:p>
          </table:table-cell>
          <table:table-cell office:value-type="float" office:value="1949664.333333" calcext:value-type="float">
            <text:p>1949664.333333</text:p>
          </table:table-cell>
          <table:table-cell office:value-type="float" office:value="4349188" calcext:value-type="float">
            <text:p>4349188</text:p>
          </table:table-cell>
          <table:table-cell table:number-columns-repeated="2"/>
          <table:table-cell office:value-type="float" office:value="966913.333333" calcext:value-type="float">
            <text:p>966913.333333</text:p>
          </table:table-cell>
          <table:table-cell office:value-type="float" office:value="2232260.333333" calcext:value-type="float">
            <text:p>2232260.333333</text:p>
          </table:table-cell>
          <table:table-cell office:value-type="float" office:value="4530616.666667" calcext:value-type="float">
            <text:p>4530616.666667</text:p>
          </table:table-cell>
        </table:table-row>
        <table:table-row table:style-name="ro2">
          <table:table-cell table:number-columns-repeated="2"/>
          <table:table-cell office:value-type="float" office:value="844548" calcext:value-type="float">
            <text:p>844548</text:p>
          </table:table-cell>
          <table:table-cell office:value-type="float" office:value="1983812.333333" calcext:value-type="float">
            <text:p>1983812.333333</text:p>
          </table:table-cell>
          <table:table-cell office:value-type="float" office:value="4256508.333333" calcext:value-type="float">
            <text:p>4256508.333333</text:p>
          </table:table-cell>
          <table:table-cell table:number-columns-repeated="2"/>
          <table:table-cell office:value-type="float" office:value="943206.333333" calcext:value-type="float">
            <text:p>943206.333333</text:p>
          </table:table-cell>
          <table:table-cell office:value-type="float" office:value="2316060.666667" calcext:value-type="float">
            <text:p>2316060.666667</text:p>
          </table:table-cell>
          <table:table-cell office:value-type="float" office:value="4559644" calcext:value-type="float">
            <text:p>4559644</text:p>
          </table:table-cell>
        </table:table-row>
        <table:table-row table:style-name="ro2">
          <table:table-cell table:number-columns-repeated="2"/>
          <table:table-cell office:value-type="float" office:value="898240.333333" calcext:value-type="float">
            <text:p>898240.333333</text:p>
          </table:table-cell>
          <table:table-cell office:value-type="float" office:value="1938969.666667" calcext:value-type="float">
            <text:p>1938969.666667</text:p>
          </table:table-cell>
          <table:table-cell office:value-type="float" office:value="4112452.666667" calcext:value-type="float">
            <text:p>4112452.666667</text:p>
          </table:table-cell>
          <table:table-cell table:number-columns-repeated="2"/>
          <table:table-cell office:value-type="float" office:value="944722" calcext:value-type="float">
            <text:p>944722</text:p>
          </table:table-cell>
          <table:table-cell office:value-type="float" office:value="2158429.666667" calcext:value-type="float">
            <text:p>2158429.666667</text:p>
          </table:table-cell>
          <table:table-cell office:value-type="float" office:value="4479644.333333" calcext:value-type="float">
            <text:p>4479644.333333</text:p>
          </table:table-cell>
        </table:table-row>
        <table:table-row table:style-name="ro2">
          <table:table-cell table:number-columns-repeated="2"/>
          <table:table-cell office:value-type="float" office:value="1015011.666667" calcext:value-type="float">
            <text:p>1015011.666667</text:p>
          </table:table-cell>
          <table:table-cell office:value-type="float" office:value="1936099.666667" calcext:value-type="float">
            <text:p>1936099.666667</text:p>
          </table:table-cell>
          <table:table-cell office:value-type="float" office:value="4074900.333333" calcext:value-type="float">
            <text:p>4074900.333333</text:p>
          </table:table-cell>
          <table:table-cell table:number-columns-repeated="2"/>
          <table:table-cell office:value-type="float" office:value="940250.333333" calcext:value-type="float">
            <text:p>940250.333333</text:p>
          </table:table-cell>
          <table:table-cell office:value-type="float" office:value="2172470" calcext:value-type="float">
            <text:p>2172470</text:p>
          </table:table-cell>
          <table:table-cell office:value-type="float" office:value="4461831" calcext:value-type="float">
            <text:p>4461831</text:p>
          </table:table-cell>
        </table:table-row>
        <table:table-row table:style-name="ro2">
          <table:table-cell table:number-columns-repeated="2"/>
          <table:table-cell office:value-type="float" office:value="839362.666667" calcext:value-type="float">
            <text:p>839362.666667</text:p>
          </table:table-cell>
          <table:table-cell office:value-type="float" office:value="2013206.666667" calcext:value-type="float">
            <text:p>2013206.666667</text:p>
          </table:table-cell>
          <table:table-cell office:value-type="float" office:value="4231563" calcext:value-type="float">
            <text:p>4231563</text:p>
          </table:table-cell>
          <table:table-cell table:number-columns-repeated="2"/>
          <table:table-cell office:value-type="float" office:value="942109.666667" calcext:value-type="float">
            <text:p>942109.666667</text:p>
          </table:table-cell>
          <table:table-cell office:value-type="float" office:value="2209843.333333" calcext:value-type="float">
            <text:p>2209843.333333</text:p>
          </table:table-cell>
          <table:table-cell office:value-type="float" office:value="4689244" calcext:value-type="float">
            <text:p>4689244</text:p>
          </table:table-cell>
        </table:table-row>
        <table:table-row table:style-name="ro2">
          <table:table-cell table:number-columns-repeated="2"/>
          <table:table-cell office:value-type="float" office:value="850852.333333" calcext:value-type="float">
            <text:p>850852.333333</text:p>
          </table:table-cell>
          <table:table-cell office:value-type="float" office:value="1901729" calcext:value-type="float">
            <text:p>1901729</text:p>
          </table:table-cell>
          <table:table-cell office:value-type="float" office:value="4279210.666667" calcext:value-type="float">
            <text:p>4279210.666667</text:p>
          </table:table-cell>
          <table:table-cell table:number-columns-repeated="2"/>
          <table:table-cell office:value-type="float" office:value="949401.333333" calcext:value-type="float">
            <text:p>949401.333333</text:p>
          </table:table-cell>
          <table:table-cell office:value-type="float" office:value="2306876" calcext:value-type="float">
            <text:p>2306876</text:p>
          </table:table-cell>
          <table:table-cell office:value-type="float" office:value="4612688.666667" calcext:value-type="float">
            <text:p>4612688.666667</text:p>
          </table:table-cell>
        </table:table-row>
        <table:table-row table:style-name="ro2">
          <table:table-cell table:number-columns-repeated="2"/>
          <table:table-cell office:value-type="float" office:value="844223" calcext:value-type="float">
            <text:p>844223</text:p>
          </table:table-cell>
          <table:table-cell office:value-type="float" office:value="2010979.333333" calcext:value-type="float">
            <text:p>2010979.333333</text:p>
          </table:table-cell>
          <table:table-cell office:value-type="float" office:value="4095691.666667" calcext:value-type="float">
            <text:p>4095691.666667</text:p>
          </table:table-cell>
          <table:table-cell table:number-columns-repeated="2"/>
          <table:table-cell office:value-type="float" office:value="937423.333333" calcext:value-type="float">
            <text:p>937423.333333</text:p>
          </table:table-cell>
          <table:table-cell office:value-type="float" office:value="2159431" calcext:value-type="float">
            <text:p>2159431</text:p>
          </table:table-cell>
          <table:table-cell office:value-type="float" office:value="4478500.666667" calcext:value-type="float">
            <text:p>4478500.666667</text:p>
          </table:table-cell>
        </table:table-row>
        <table:table-row table:style-name="ro2">
          <table:table-cell table:number-columns-repeated="2"/>
          <table:table-cell office:value-type="float" office:value="852183.666667" calcext:value-type="float">
            <text:p>852183.666667</text:p>
          </table:table-cell>
          <table:table-cell office:value-type="float" office:value="1950730" calcext:value-type="float">
            <text:p>1950730</text:p>
          </table:table-cell>
          <table:table-cell office:value-type="float" office:value="4147620.666667" calcext:value-type="float">
            <text:p>4147620.666667</text:p>
          </table:table-cell>
          <table:table-cell table:number-columns-repeated="2"/>
          <table:table-cell office:value-type="float" office:value="944888" calcext:value-type="float">
            <text:p>944888</text:p>
          </table:table-cell>
          <table:table-cell office:value-type="float" office:value="2175757.333333" calcext:value-type="float">
            <text:p>2175757.333333</text:p>
          </table:table-cell>
          <table:table-cell office:value-type="float" office:value="4463324.333333" calcext:value-type="float">
            <text:p>4463324.333333</text:p>
          </table:table-cell>
        </table:table-row>
        <table:table-row table:style-name="ro2">
          <table:table-cell table:number-columns-repeated="2"/>
          <table:table-cell office:value-type="float" office:value="842040" calcext:value-type="float">
            <text:p>842040</text:p>
          </table:table-cell>
          <table:table-cell office:value-type="float" office:value="2074718.666667" calcext:value-type="float">
            <text:p>2074718.666667</text:p>
          </table:table-cell>
          <table:table-cell office:value-type="float" office:value="4196319" calcext:value-type="float">
            <text:p>4196319</text:p>
          </table:table-cell>
          <table:table-cell table:number-columns-repeated="2"/>
          <table:table-cell office:value-type="float" office:value="952603.333333" calcext:value-type="float">
            <text:p>952603.333333</text:p>
          </table:table-cell>
          <table:table-cell office:value-type="float" office:value="2739336.333333" calcext:value-type="float">
            <text:p>2739336.333333</text:p>
          </table:table-cell>
          <table:table-cell office:value-type="float" office:value="4604429.333333" calcext:value-type="float">
            <text:p>4604429.333333</text:p>
          </table:table-cell>
        </table:table-row>
        <table:table-row table:style-name="ro2">
          <table:table-cell table:number-columns-repeated="2"/>
          <table:table-cell office:value-type="float" office:value="847804.333333" calcext:value-type="float">
            <text:p>847804.333333</text:p>
          </table:table-cell>
          <table:table-cell office:value-type="float" office:value="1908677" calcext:value-type="float">
            <text:p>1908677</text:p>
          </table:table-cell>
          <table:table-cell office:value-type="float" office:value="4212324.333333" calcext:value-type="float">
            <text:p>4212324.333333</text:p>
          </table:table-cell>
          <table:table-cell table:number-columns-repeated="2"/>
          <table:table-cell office:value-type="float" office:value="1078197.666667" calcext:value-type="float">
            <text:p>1078197.666667</text:p>
          </table:table-cell>
          <table:table-cell office:value-type="float" office:value="2162534" calcext:value-type="float">
            <text:p>2162534</text:p>
          </table:table-cell>
          <table:table-cell office:value-type="float" office:value="4488621.666667" calcext:value-type="float">
            <text:p>4488621.66666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2" table:formula="of:=AVERAGE([.C2:.C129])/1000000" office:value-type="float" office:value="0.888889341145852" calcext:value-type="float">
            <text:p>0.8888893411</text:p>
          </table:table-cell>
          <table:table-cell table:style-name="ce2" table:formula="of:=AVERAGE([.D2:.D129])/1000000" office:value-type="float" office:value="2.02874729427084" calcext:value-type="float">
            <text:p>2.0287472943</text:p>
          </table:table-cell>
          <table:table-cell table:style-name="ce2" table:formula="of:=AVERAGE([.E2:.E129])/1000000" office:value-type="float" office:value="4.34174071614581" calcext:value-type="float">
            <text:p>4.3417407161</text:p>
          </table:table-cell>
          <table:table-cell table:number-columns-repeated="2"/>
          <table:table-cell table:style-name="ce2" table:formula="of:=AVERAGE([.H2:.H129])/1000000" office:value-type="float" office:value="0.99224176302082" calcext:value-type="float">
            <text:p>0.992241763</text:p>
          </table:table-cell>
          <table:table-cell table:style-name="ce2" table:formula="of:=AVERAGE([.I2:.I129])/1000000" office:value-type="float" office:value="2.25942881249997" calcext:value-type="float">
            <text:p>2.2594288125</text:p>
          </table:table-cell>
          <table:table-cell table:style-name="ce2" table:formula="of:=AVERAGE([.J2:.J129])/1000000" office:value-type="float" office:value="4.58818567708331" calcext:value-type="float">
            <text:p>4.5881856771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/>
          <table:table-cell table:style-name="ce2" table:formula="of:=STDEV([.C2:.C129])/1000000" office:value-type="float" office:value="0.110084235864348" calcext:value-type="float">
            <text:p>0.1100842359</text:p>
          </table:table-cell>
          <table:table-cell table:style-name="ce2" table:formula="of:=STDEV([.D2:.D129])/1000000" office:value-type="float" office:value="0.277461517197867" calcext:value-type="float">
            <text:p>0.2774615172</text:p>
          </table:table-cell>
          <table:table-cell table:style-name="ce2" table:formula="of:=STDEV([.E2:.E129])/1000000" office:value-type="float" office:value="0.60010731857632" calcext:value-type="float">
            <text:p>0.6001073186</text:p>
          </table:table-cell>
          <table:table-cell table:style-name="ce2" table:number-columns-repeated="2"/>
          <table:table-cell table:style-name="ce2" table:formula="of:=STDEV([.H2:.H129])/1000000" office:value-type="float" office:value="0.175539221870926" calcext:value-type="float">
            <text:p>0.1755392219</text:p>
          </table:table-cell>
          <table:table-cell table:style-name="ce2" table:formula="of:=STDEV([.I2:.I129])/1000000" office:value-type="float" office:value="0.25621804718161" calcext:value-type="float">
            <text:p>0.2562180472</text:p>
          </table:table-cell>
          <table:table-cell table:style-name="ce2" table:formula="of:=STDEV([.J2:.J129])/1000000" office:value-type="float" office:value="0.289484087336001" calcext:value-type="float">
            <text:p>0.2894840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6:51:12.604088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41:40.600526337</meta:creation-date>
    <dc:date>2017-02-20T18:11:05.104372497</dc:date>
    <meta:editing-duration>P1DT4H17M58S</meta:editing-duration>
    <meta:editing-cycles>41</meta:editing-cycles>
    <meta:generator>LibreOffice/5.1.4.2$Linux_X86_64 LibreOffice_project/10m0$Build-2</meta:generator>
    <meta:document-statistic meta:table-count="9" meta:cell-count="16472" meta:object-count="0"/>
  </office:meta>
</office:document-meta>
</file>